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0099"/>
      <style:text-properties fo:color="#ffffff"/>
    </style:style>
    <style:style style:name="ce2" style:family="table-cell" style:parent-style-name="Default">
      <style:table-cell-properties fo:background-color="#000099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006600"/>
    </style:style>
    <style:style style:name="ce5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Default"/>
        <table:table-row table:style-name="ro1">
          <table:table-cell/>
          <table:table-cell office:value-type="string" calcext:value-type="string">
            <text:p>serve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se1</text:p>
          </table:table-cell>
          <table:table-cell table:number-columns-repeated="4"/>
          <table:table-cell office:value-type="string" calcext:value-type="string">
            <text:p>sse2</text:p>
          </table:table-cell>
          <table:table-cell table:number-columns-repeated="4"/>
          <table:table-cell office:value-type="string" calcext:value-type="string">
            <text:p>sse1s</text:p>
          </table:table-cell>
          <table:table-cell table:number-columns-repeated="4"/>
          <table:table-cell office:value-type="string" calcext:value-type="string">
            <text:p>ws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00 ms</text:p>
          </table:table-cell>
          <table:table-cell office:value-type="string" calcext:value-type="string">
            <text:p>500ms</text:p>
          </table:table-cell>
          <table:table-cell office:value-type="string" calcext:value-type="string">
            <text:p>1000ms</text:p>
          </table:table-cell>
          <table:table-cell office:value-type="string" calcext:value-type="string">
            <text:p>5000ms</text:p>
          </table:table-cell>
          <table:table-cell/>
          <table:table-cell office:value-type="string" calcext:value-type="string">
            <text:p>100 ms</text:p>
          </table:table-cell>
          <table:table-cell office:value-type="string" calcext:value-type="string">
            <text:p>500ms</text:p>
          </table:table-cell>
          <table:table-cell office:value-type="string" calcext:value-type="string">
            <text:p>1000ms</text:p>
          </table:table-cell>
          <table:table-cell office:value-type="string" calcext:value-type="string">
            <text:p>5000ms</text:p>
          </table:table-cell>
          <table:table-cell/>
          <table:table-cell office:value-type="string" calcext:value-type="string">
            <text:p>100 ms</text:p>
          </table:table-cell>
          <table:table-cell office:value-type="string" calcext:value-type="string">
            <text:p>500ms</text:p>
          </table:table-cell>
          <table:table-cell office:value-type="string" calcext:value-type="string">
            <text:p>1000ms</text:p>
          </table:table-cell>
          <table:table-cell office:value-type="string" calcext:value-type="string">
            <text:p>5000ms</text:p>
          </table:table-cell>
          <table:table-cell/>
          <table:table-cell office:value-type="string" calcext:value-type="string">
            <text:p>100 ms</text:p>
          </table:table-cell>
          <table:table-cell office:value-type="string" calcext:value-type="string">
            <text:p>500ms</text:p>
          </table:table-cell>
          <table:table-cell office:value-type="string" calcext:value-type="string">
            <text:p>1000ms</text:p>
          </table:table-cell>
          <table:table-cell office:value-type="string" calcext:value-type="string">
            <text:p>5000ms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294" calcext:value-type="float">
            <text:p>3294</text:p>
          </table:table-cell>
          <table:table-cell office:value-type="float" office:value="1568" calcext:value-type="float">
            <text:p>1568</text:p>
          </table:table-cell>
          <table:table-cell office:value-type="float" office:value="1380" calcext:value-type="float">
            <text:p>1380</text:p>
          </table:table-cell>
          <table:table-cell office:value-type="float" office:value="1737" calcext:value-type="float">
            <text:p>1737</text:p>
          </table:table-cell>
          <table:table-cell office:value-type="float" office:value="1" calcext:value-type="float">
            <text:p>1</text:p>
          </table:table-cell>
          <table:table-cell office:value-type="float" office:value="647" calcext:value-type="float">
            <text:p>647</text:p>
          </table:table-cell>
          <table:table-cell office:value-type="float" office:value="555" calcext:value-type="float">
            <text:p>555</text:p>
          </table:table-cell>
          <table:table-cell office:value-type="float" office:value="597" calcext:value-type="float">
            <text:p>597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float" office:value="11081" calcext:value-type="float">
            <text:p>11081</text:p>
          </table:table-cell>
          <table:table-cell office:value-type="float" office:value="5868" calcext:value-type="float">
            <text:p>5868</text:p>
          </table:table-cell>
          <table:table-cell office:value-type="float" office:value="4210" calcext:value-type="float">
            <text:p>4210</text:p>
          </table:table-cell>
          <table:table-cell office:value-type="float" office:value="3106" calcext:value-type="float">
            <text:p>3106</text:p>
          </table:table-cell>
          <table:table-cell/>
          <table:table-cell office:value-type="float" office:value="558" calcext:value-type="float">
            <text:p>558</text:p>
          </table:table-cell>
          <table:table-cell office:value-type="float" office:value="514" calcext:value-type="float">
            <text:p>514</text:p>
          </table:table-cell>
          <table:table-cell office:value-type="float" office:value="644" calcext:value-type="float">
            <text:p>644</text:p>
          </table:table-cell>
          <table:table-cell office:value-type="float" office:value="662" calcext:value-type="float">
            <text:p>66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810" calcext:value-type="float">
            <text:p>2810</text:p>
          </table:table-cell>
          <table:table-cell office:value-type="float" office:value="657" calcext:value-type="float">
            <text:p>657</text:p>
          </table:table-cell>
          <table:table-cell office:value-type="float" office:value="1080" calcext:value-type="float">
            <text:p>1080</text:p>
          </table:table-cell>
          <table:table-cell office:value-type="float" office:value="615" calcext:value-type="float">
            <text:p>615</text:p>
          </table:table-cell>
          <table:table-cell office:value-type="float" office:value="2" calcext:value-type="float">
            <text:p>2</text:p>
          </table:table-cell>
          <table:table-cell office:value-type="float" office:value="559" calcext:value-type="float">
            <text:p>559</text:p>
          </table:table-cell>
          <table:table-cell office:value-type="float" office:value="461" calcext:value-type="float">
            <text:p>461</text:p>
          </table:table-cell>
          <table:table-cell office:value-type="float" office:value="723" calcext:value-type="float">
            <text:p>72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1675" calcext:value-type="float">
            <text:p>11675</text:p>
          </table:table-cell>
          <table:table-cell office:value-type="float" office:value="5287" calcext:value-type="float">
            <text:p>5287</text:p>
          </table:table-cell>
          <table:table-cell office:value-type="float" office:value="1839" calcext:value-type="float">
            <text:p>1839</text:p>
          </table:table-cell>
          <table:table-cell office:value-type="float" office:value="710" calcext:value-type="float">
            <text:p>710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463" calcext:value-type="float">
            <text:p>463</text:p>
          </table:table-cell>
          <table:table-cell office:value-type="float" office:value="770" calcext:value-type="float">
            <text:p>770</text:p>
          </table:table-cell>
          <table:table-cell office:value-type="float" office:value="616" calcext:value-type="float">
            <text:p>61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722" calcext:value-type="float">
            <text:p>2722</text:p>
          </table:table-cell>
          <table:table-cell office:value-type="float" office:value="1174" calcext:value-type="float">
            <text:p>1174</text:p>
          </table:table-cell>
          <table:table-cell office:value-type="float" office:value="485" calcext:value-type="float">
            <text:p>485</text:p>
          </table:table-cell>
          <table:table-cell office:value-type="float" office:value="943" calcext:value-type="float">
            <text:p>943</text:p>
          </table:table-cell>
          <table:table-cell office:value-type="float" office:value="3" calcext:value-type="float">
            <text:p>3</text:p>
          </table:table-cell>
          <table:table-cell office:value-type="float" office:value="467" calcext:value-type="float">
            <text:p>467</text:p>
          </table:table-cell>
          <table:table-cell office:value-type="float" office:value="476" calcext:value-type="float">
            <text:p>476</text:p>
          </table:table-cell>
          <table:table-cell office:value-type="float" office:value="514" calcext:value-type="float">
            <text:p>514</text:p>
          </table:table-cell>
          <table:table-cell office:value-type="float" office:value="471" calcext:value-type="float">
            <text:p>471</text:p>
          </table:table-cell>
          <table:table-cell/>
          <table:table-cell office:value-type="float" office:value="10736" calcext:value-type="float">
            <text:p>10736</text:p>
          </table:table-cell>
          <table:table-cell office:value-type="float" office:value="4803" calcext:value-type="float">
            <text:p>4803</text:p>
          </table:table-cell>
          <table:table-cell office:value-type="float" office:value="4323" calcext:value-type="float">
            <text:p>4323</text:p>
          </table:table-cell>
          <table:table-cell office:value-type="float" office:value="1115" calcext:value-type="float">
            <text:p>1115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486" calcext:value-type="float">
            <text:p>486</text:p>
          </table:table-cell>
          <table:table-cell office:value-type="float" office:value="463" calcext:value-type="float">
            <text:p>463</text:p>
          </table:table-cell>
          <table:table-cell office:value-type="float" office:value="633" calcext:value-type="float">
            <text:p>63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631" calcext:value-type="float">
            <text:p>3631</text:p>
          </table:table-cell>
          <table:table-cell office:value-type="float" office:value="2094" calcext:value-type="float">
            <text:p>2094</text:p>
          </table:table-cell>
          <table:table-cell office:value-type="float" office:value="506" calcext:value-type="float">
            <text:p>506</text:p>
          </table:table-cell>
          <table:table-cell office:value-type="float" office:value="522" calcext:value-type="float">
            <text:p>522</text:p>
          </table:table-cell>
          <table:table-cell office:value-type="float" office:value="4" calcext:value-type="float">
            <text:p>4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537" calcext:value-type="float">
            <text:p>537</text:p>
          </table:table-cell>
          <table:table-cell office:value-type="float" office:value="1341" calcext:value-type="float">
            <text:p>1341</text:p>
          </table:table-cell>
          <table:table-cell/>
          <table:table-cell office:value-type="float" office:value="11102" calcext:value-type="float">
            <text:p>11102</text:p>
          </table:table-cell>
          <table:table-cell office:value-type="float" office:value="6432" calcext:value-type="float">
            <text:p>6432</text:p>
          </table:table-cell>
          <table:table-cell office:value-type="float" office:value="3710" calcext:value-type="float">
            <text:p>3710</text:p>
          </table:table-cell>
          <table:table-cell office:value-type="float" office:value="530" calcext:value-type="float">
            <text:p>530</text:p>
          </table:table-cell>
          <table:table-cell/>
          <table:table-cell office:value-type="float" office:value="491" calcext:value-type="float">
            <text:p>491</text:p>
          </table:table-cell>
          <table:table-cell office:value-type="float" office:value="489" calcext:value-type="float">
            <text:p>489</text:p>
          </table:table-cell>
          <table:table-cell office:value-type="float" office:value="614" calcext:value-type="float">
            <text:p>614</text:p>
          </table:table-cell>
          <table:table-cell office:value-type="float" office:value="651" calcext:value-type="float">
            <text:p>65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007" calcext:value-type="float">
            <text:p>3007</text:p>
          </table:table-cell>
          <table:table-cell office:value-type="float" office:value="611" calcext:value-type="float">
            <text:p>611</text:p>
          </table:table-cell>
          <table:table-cell office:value-type="float" office:value="555" calcext:value-type="float">
            <text:p>555</text:p>
          </table:table-cell>
          <table:table-cell office:value-type="float" office:value="949" calcext:value-type="float">
            <text:p>949</text:p>
          </table:table-cell>
          <table:table-cell office:value-type="float" office:value="5" calcext:value-type="float">
            <text:p>5</text:p>
          </table:table-cell>
          <table:table-cell office:value-type="float" office:value="566" calcext:value-type="float">
            <text:p>566</text:p>
          </table:table-cell>
          <table:table-cell office:value-type="float" office:value="506" calcext:value-type="float">
            <text:p>506</text:p>
          </table:table-cell>
          <table:table-cell office:value-type="float" office:value="591" calcext:value-type="float">
            <text:p>591</text:p>
          </table:table-cell>
          <table:table-cell office:value-type="float" office:value="509" calcext:value-type="float">
            <text:p>509</text:p>
          </table:table-cell>
          <table:table-cell/>
          <table:table-cell office:value-type="float" office:value="10918" calcext:value-type="float">
            <text:p>10918</text:p>
          </table:table-cell>
          <table:table-cell office:value-type="float" office:value="2948" calcext:value-type="float">
            <text:p>2948</text:p>
          </table:table-cell>
          <table:table-cell office:value-type="float" office:value="2256" calcext:value-type="float">
            <text:p>2256</text:p>
          </table:table-cell>
          <table:table-cell office:value-type="float" office:value="1124" calcext:value-type="float">
            <text:p>1124</text:p>
          </table:table-cell>
          <table:table-cell/>
          <table:table-cell office:value-type="float" office:value="568" calcext:value-type="float">
            <text:p>568</text:p>
          </table:table-cell>
          <table:table-cell office:value-type="float" office:value="511" calcext:value-type="float">
            <text:p>511</text:p>
          </table:table-cell>
          <table:table-cell office:value-type="float" office:value="517" calcext:value-type="float">
            <text:p>517</text:p>
          </table:table-cell>
          <table:table-cell office:value-type="float" office:value="772" calcext:value-type="float">
            <text:p>77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204" calcext:value-type="float">
            <text:p>3204</text:p>
          </table:table-cell>
          <table:table-cell office:value-type="float" office:value="586" calcext:value-type="float">
            <text:p>586</text:p>
          </table:table-cell>
          <table:table-cell office:value-type="float" office:value="476" calcext:value-type="float">
            <text:p>476</text:p>
          </table:table-cell>
          <table:table-cell office:value-type="float" office:value="454" calcext:value-type="float">
            <text:p>454</text:p>
          </table:table-cell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547" calcext:value-type="float">
            <text:p>547</text:p>
          </table:table-cell>
          <table:table-cell office:value-type="float" office:value="512" calcext:value-type="float">
            <text:p>512</text:p>
          </table:table-cell>
          <table:table-cell office:value-type="float" office:value="525" calcext:value-type="float">
            <text:p>525</text:p>
          </table:table-cell>
          <table:table-cell/>
          <table:table-cell office:value-type="float" office:value="11451" calcext:value-type="float">
            <text:p>11451</text:p>
          </table:table-cell>
          <table:table-cell office:value-type="float" office:value="7845" calcext:value-type="float">
            <text:p>7845</text:p>
          </table:table-cell>
          <table:table-cell office:value-type="float" office:value="1874" calcext:value-type="float">
            <text:p>1874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float" office:value="516" calcext:value-type="float">
            <text:p>516</text:p>
          </table:table-cell>
          <table:table-cell office:value-type="float" office:value="560" calcext:value-type="float">
            <text:p>560</text:p>
          </table:table-cell>
          <table:table-cell office:value-type="float" office:value="458" calcext:value-type="float">
            <text:p>45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529" calcext:value-type="float">
            <text:p>4529</text:p>
          </table:table-cell>
          <table:table-cell office:value-type="float" office:value="518" calcext:value-type="float">
            <text:p>518</text:p>
          </table:table-cell>
          <table:table-cell office:value-type="float" office:value="906" calcext:value-type="float">
            <text:p>906</text:p>
          </table:table-cell>
          <table:table-cell office:value-type="float" office:value="1357" calcext:value-type="float">
            <text:p>1357</text:p>
          </table:table-cell>
          <table:table-cell office:value-type="float" office:value="7" calcext:value-type="float">
            <text:p>7</text:p>
          </table:table-cell>
          <table:table-cell office:value-type="float" office:value="534" calcext:value-type="float">
            <text:p>534</text:p>
          </table:table-cell>
          <table:table-cell office:value-type="float" office:value="526" calcext:value-type="float">
            <text:p>526</text:p>
          </table:table-cell>
          <table:table-cell office:value-type="float" office:value="519" calcext:value-type="float">
            <text:p>519</text:p>
          </table:table-cell>
          <table:table-cell office:value-type="float" office:value="886" calcext:value-type="float">
            <text:p>886</text:p>
          </table:table-cell>
          <table:table-cell/>
          <table:table-cell office:value-type="float" office:value="11350" calcext:value-type="float">
            <text:p>11350</text:p>
          </table:table-cell>
          <table:table-cell office:value-type="float" office:value="2860" calcext:value-type="float">
            <text:p>2860</text:p>
          </table:table-cell>
          <table:table-cell office:value-type="float" office:value="1350" calcext:value-type="float">
            <text:p>1350</text:p>
          </table:table-cell>
          <table:table-cell office:value-type="float" office:value="954" calcext:value-type="float">
            <text:p>954</text:p>
          </table:table-cell>
          <table:table-cell/>
          <table:table-cell office:value-type="float" office:value="678" calcext:value-type="float">
            <text:p>678</text:p>
          </table:table-cell>
          <table:table-cell office:value-type="float" office:value="536" calcext:value-type="float">
            <text:p>536</text:p>
          </table:table-cell>
          <table:table-cell office:value-type="float" office:value="584" calcext:value-type="float">
            <text:p>584</text:p>
          </table:table-cell>
          <table:table-cell office:value-type="float" office:value="705" calcext:value-type="float">
            <text:p>70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436" calcext:value-type="float">
            <text:p>3436</text:p>
          </table:table-cell>
          <table:table-cell office:value-type="float" office:value="597" calcext:value-type="float">
            <text:p>597</text:p>
          </table:table-cell>
          <table:table-cell office:value-type="float" office:value="558" calcext:value-type="float">
            <text:p>558</text:p>
          </table:table-cell>
          <table:table-cell office:value-type="float" office:value="488" calcext:value-type="float">
            <text:p>488</text:p>
          </table:table-cell>
          <table:table-cell office:value-type="float" office:value="8" calcext:value-type="float">
            <text:p>8</text:p>
          </table:table-cell>
          <table:table-cell office:value-type="float" office:value="514" calcext:value-type="float">
            <text:p>514</text:p>
          </table:table-cell>
          <table:table-cell office:value-type="float" office:value="537" calcext:value-type="float">
            <text:p>537</text:p>
          </table:table-cell>
          <table:table-cell office:value-type="float" office:value="560" calcext:value-type="float">
            <text:p>560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1663" calcext:value-type="float">
            <text:p>11663</text:p>
          </table:table-cell>
          <table:table-cell office:value-type="float" office:value="2781" calcext:value-type="float">
            <text:p>2781</text:p>
          </table:table-cell>
          <table:table-cell office:value-type="float" office:value="899" calcext:value-type="float">
            <text:p>899</text:p>
          </table:table-cell>
          <table:table-cell office:value-type="float" office:value="701" calcext:value-type="float">
            <text:p>701</text:p>
          </table:table-cell>
          <table:table-cell/>
          <table:table-cell office:value-type="float" office:value="787" calcext:value-type="float">
            <text:p>787</text:p>
          </table:table-cell>
          <table:table-cell office:value-type="float" office:value="534" calcext:value-type="float">
            <text:p>534</text:p>
          </table:table-cell>
          <table:table-cell office:value-type="float" office:value="516" calcext:value-type="float">
            <text:p>516</text:p>
          </table:table-cell>
          <table:table-cell office:value-type="float" office:value="499" calcext:value-type="float">
            <text:p>49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815" calcext:value-type="float">
            <text:p>3815</text:p>
          </table:table-cell>
          <table:table-cell office:value-type="float" office:value="522" calcext:value-type="float">
            <text:p>522</text:p>
          </table:table-cell>
          <table:table-cell office:value-type="float" office:value="544" calcext:value-type="float">
            <text:p>544</text:p>
          </table:table-cell>
          <table:table-cell office:value-type="float" office:value="944" calcext:value-type="float">
            <text:p>944</text:p>
          </table:table-cell>
          <table:table-cell office:value-type="float" office:value="9" calcext:value-type="float">
            <text:p>9</text:p>
          </table:table-cell>
          <table:table-cell office:value-type="float" office:value="477" calcext:value-type="float">
            <text:p>477</text:p>
          </table:table-cell>
          <table:table-cell office:value-type="float" office:value="446" calcext:value-type="float">
            <text:p>446</text:p>
          </table:table-cell>
          <table:table-cell office:value-type="float" office:value="484" calcext:value-type="float">
            <text:p>484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11644" calcext:value-type="float">
            <text:p>11644</text:p>
          </table:table-cell>
          <table:table-cell office:value-type="float" office:value="5934" calcext:value-type="float">
            <text:p>5934</text:p>
          </table:table-cell>
          <table:table-cell office:value-type="float" office:value="567" calcext:value-type="float">
            <text:p>567</text:p>
          </table:table-cell>
          <table:table-cell office:value-type="float" office:value="992" calcext:value-type="float">
            <text:p>992</text:p>
          </table:table-cell>
          <table:table-cell/>
          <table:table-cell office:value-type="float" office:value="698" calcext:value-type="float">
            <text:p>698</text:p>
          </table:table-cell>
          <table:table-cell office:value-type="float" office:value="557" calcext:value-type="float">
            <text:p>557</text:p>
          </table:table-cell>
          <table:table-cell office:value-type="float" office:value="530" calcext:value-type="float">
            <text:p>530</text:p>
          </table:table-cell>
          <table:table-cell office:value-type="float" office:value="638" calcext:value-type="float">
            <text:p>63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932" calcext:value-type="float">
            <text:p>3932</text:p>
          </table:table-cell>
          <table:table-cell office:value-type="float" office:value="533" calcext:value-type="float">
            <text:p>533</text:p>
          </table:table-cell>
          <table:table-cell office:value-type="float" office:value="447" calcext:value-type="float">
            <text:p>447</text:p>
          </table:table-cell>
          <table:table-cell office:value-type="float" office:value="534" calcext:value-type="float">
            <text:p>534</text:p>
          </table:table-cell>
          <table:table-cell office:value-type="float" office:value="10" calcext:value-type="float">
            <text:p>10</text:p>
          </table:table-cell>
          <table:table-cell office:value-type="float" office:value="523" calcext:value-type="float">
            <text:p>523</text:p>
          </table:table-cell>
          <table:table-cell office:value-type="float" office:value="458" calcext:value-type="float">
            <text:p>458</text:p>
          </table:table-cell>
          <table:table-cell office:value-type="float" office:value="611" calcext:value-type="float">
            <text:p>611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1971" calcext:value-type="float">
            <text:p>11971</text:p>
          </table:table-cell>
          <table:table-cell office:value-type="float" office:value="5932" calcext:value-type="float">
            <text:p>5932</text:p>
          </table:table-cell>
          <table:table-cell office:value-type="float" office:value="1114" calcext:value-type="float">
            <text:p>1114</text:p>
          </table:table-cell>
          <table:table-cell office:value-type="float" office:value="735" calcext:value-type="float">
            <text:p>735</text:p>
          </table:table-cell>
          <table:table-cell/>
          <table:table-cell office:value-type="float" office:value="607" calcext:value-type="float">
            <text:p>607</text:p>
          </table:table-cell>
          <table:table-cell office:value-type="float" office:value="460" calcext:value-type="float">
            <text:p>460</text:p>
          </table:table-cell>
          <table:table-cell office:value-type="float" office:value="555" calcext:value-type="float">
            <text:p>555</text:p>
          </table:table-cell>
          <table:table-cell office:value-type="float" office:value="759" calcext:value-type="float">
            <text:p>75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160" calcext:value-type="float">
            <text:p>4160</text:p>
          </table:table-cell>
          <table:table-cell office:value-type="float" office:value="458" calcext:value-type="float">
            <text:p>458</text:p>
          </table:table-cell>
          <table:table-cell office:value-type="float" office:value="494" calcext:value-type="float">
            <text:p>494</text:p>
          </table:table-cell>
          <table:table-cell office:value-type="float" office:value="980" calcext:value-type="float">
            <text:p>980</text:p>
          </table:table-cell>
          <table:table-cell office:value-type="float" office:value="11" calcext:value-type="float">
            <text:p>11</text:p>
          </table:table-cell>
          <table:table-cell office:value-type="float" office:value="485" calcext:value-type="float">
            <text:p>485</text:p>
          </table:table-cell>
          <table:table-cell office:value-type="float" office:value="469" calcext:value-type="float">
            <text:p>469</text:p>
          </table:table-cell>
          <table:table-cell office:value-type="float" office:value="510" calcext:value-type="float">
            <text:p>51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11885" calcext:value-type="float">
            <text:p>11885</text:p>
          </table:table-cell>
          <table:table-cell office:value-type="float" office:value="5448" calcext:value-type="float">
            <text:p>5448</text:p>
          </table:table-cell>
          <table:table-cell office:value-type="float" office:value="659" calcext:value-type="float">
            <text:p>659</text:p>
          </table:table-cell>
          <table:table-cell office:value-type="float" office:value="1141" calcext:value-type="float">
            <text:p>1141</text:p>
          </table:table-cell>
          <table:table-cell/>
          <table:table-cell office:value-type="float" office:value="515" calcext:value-type="float">
            <text:p>515</text:p>
          </table:table-cell>
          <table:table-cell office:value-type="float" office:value="511" calcext:value-type="float">
            <text:p>511</text:p>
          </table:table-cell>
          <table:table-cell office:value-type="float" office:value="679" calcext:value-type="float">
            <text:p>679</text:p>
          </table:table-cell>
          <table:table-cell office:value-type="float" office:value="776" calcext:value-type="float">
            <text:p>77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474" calcext:value-type="float">
            <text:p>5474</text:p>
          </table:table-cell>
          <table:table-cell office:value-type="float" office:value="477" calcext:value-type="float">
            <text:p>477</text:p>
          </table:table-cell>
          <table:table-cell office:value-type="float" office:value="598" calcext:value-type="float">
            <text:p>598</text:p>
          </table:table-cell>
          <table:table-cell office:value-type="float" office:value="460" calcext:value-type="float">
            <text:p>460</text:p>
          </table:table-cell>
          <table:table-cell office:value-type="float" office:value="12" calcext:value-type="float">
            <text:p>12</text:p>
          </table:table-cell>
          <table:table-cell office:value-type="float" office:value="457" calcext:value-type="float">
            <text:p>457</text:p>
          </table:table-cell>
          <table:table-cell office:value-type="float" office:value="488" calcext:value-type="float">
            <text:p>488</text:p>
          </table:table-cell>
          <table:table-cell office:value-type="float" office:value="555" calcext:value-type="float">
            <text:p>555</text:p>
          </table:table-cell>
          <table:table-cell office:value-type="float" office:value="536" calcext:value-type="float">
            <text:p>536</text:p>
          </table:table-cell>
          <table:table-cell/>
          <table:table-cell office:value-type="float" office:value="13982" calcext:value-type="float">
            <text:p>13982</text:p>
          </table:table-cell>
          <table:table-cell office:value-type="float" office:value="3870" calcext:value-type="float">
            <text:p>3870</text:p>
          </table:table-cell>
          <table:table-cell office:value-type="float" office:value="479" calcext:value-type="float">
            <text:p>479</text:p>
          </table:table-cell>
          <table:table-cell office:value-type="float" office:value="666" calcext:value-type="float">
            <text:p>666</text:p>
          </table:table-cell>
          <table:table-cell/>
          <table:table-cell office:value-type="float" office:value="518" calcext:value-type="float">
            <text:p>518</text:p>
          </table:table-cell>
          <table:table-cell office:value-type="float" office:value="514" calcext:value-type="float">
            <text:p>514</text:p>
          </table:table-cell>
          <table:table-cell office:value-type="float" office:value="602" calcext:value-type="float">
            <text:p>602</text:p>
          </table:table-cell>
          <table:table-cell office:value-type="float" office:value="458" calcext:value-type="float">
            <text:p>45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953" calcext:value-type="float">
            <text:p>5953</text:p>
          </table:table-cell>
          <table:table-cell office:value-type="float" office:value="597" calcext:value-type="float">
            <text:p>597</text:p>
          </table:table-cell>
          <table:table-cell office:value-type="float" office:value="1031" calcext:value-type="float">
            <text:p>1031</text:p>
          </table:table-cell>
          <table:table-cell office:value-type="float" office:value="1014" calcext:value-type="float">
            <text:p>1014</text:p>
          </table:table-cell>
          <table:table-cell office:value-type="float" office:value="13" calcext:value-type="float">
            <text:p>13</text:p>
          </table:table-cell>
          <table:table-cell office:value-type="float" office:value="479" calcext:value-type="float">
            <text:p>479</text:p>
          </table:table-cell>
          <table:table-cell office:value-type="float" office:value="523" calcext:value-type="float">
            <text:p>523</text:p>
          </table:table-cell>
          <table:table-cell office:value-type="float" office:value="443" calcext:value-type="float">
            <text:p>443</text:p>
          </table:table-cell>
          <table:table-cell office:value-type="float" office:value="546" calcext:value-type="float">
            <text:p>546</text:p>
          </table:table-cell>
          <table:table-cell/>
          <table:table-cell office:value-type="float" office:value="13896" calcext:value-type="float">
            <text:p>13896</text:p>
          </table:table-cell>
          <table:table-cell office:value-type="float" office:value="5889" calcext:value-type="float">
            <text:p>5889</text:p>
          </table:table-cell>
          <table:table-cell office:value-type="float" office:value="707" calcext:value-type="float">
            <text:p>707</text:p>
          </table:table-cell>
          <table:table-cell office:value-type="float" office:value="1092" calcext:value-type="float">
            <text:p>1092</text:p>
          </table:table-cell>
          <table:table-cell/>
          <table:table-cell office:value-type="float" office:value="449" calcext:value-type="float">
            <text:p>449</text:p>
          </table:table-cell>
          <table:table-cell office:value-type="float" office:value="511" calcext:value-type="float">
            <text:p>511</text:p>
          </table:table-cell>
          <table:table-cell office:value-type="float" office:value="907" calcext:value-type="float">
            <text:p>907</text:p>
          </table:table-cell>
          <table:table-cell office:value-type="float" office:value="1017" calcext:value-type="float">
            <text:p>101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668" calcext:value-type="float">
            <text:p>4668</text:p>
          </table:table-cell>
          <table:table-cell office:value-type="float" office:value="483" calcext:value-type="float">
            <text:p>483</text:p>
          </table:table-cell>
          <table:table-cell office:value-type="float" office:value="462" calcext:value-type="float">
            <text:p>462</text:p>
          </table:table-cell>
          <table:table-cell office:value-type="float" office:value="493" calcext:value-type="float">
            <text:p>493</text:p>
          </table:table-cell>
          <table:table-cell office:value-type="float" office:value="14" calcext:value-type="float">
            <text:p>14</text:p>
          </table:table-cell>
          <table:table-cell office:value-type="float" office:value="469" calcext:value-type="float">
            <text:p>469</text:p>
          </table:table-cell>
          <table:table-cell office:value-type="float" office:value="508" calcext:value-type="float">
            <text:p>508</text:p>
          </table:table-cell>
          <table:table-cell office:value-type="float" office:value="523" calcext:value-type="float">
            <text:p>523</text:p>
          </table:table-cell>
          <table:table-cell office:value-type="float" office:value="472" calcext:value-type="float">
            <text:p>472</text:p>
          </table:table-cell>
          <table:table-cell/>
          <table:table-cell office:value-type="float" office:value="14279" calcext:value-type="float">
            <text:p>14279</text:p>
          </table:table-cell>
          <table:table-cell office:value-type="float" office:value="3438" calcext:value-type="float">
            <text:p>3438</text:p>
          </table:table-cell>
          <table:table-cell office:value-type="float" office:value="630" calcext:value-type="float">
            <text:p>630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443" calcext:value-type="float">
            <text:p>443</text:p>
          </table:table-cell>
          <table:table-cell office:value-type="float" office:value="505" calcext:value-type="float">
            <text:p>505</text:p>
          </table:table-cell>
          <table:table-cell office:value-type="float" office:value="518" calcext:value-type="float">
            <text:p>518</text:p>
          </table:table-cell>
          <table:table-cell office:value-type="float" office:value="503" calcext:value-type="float">
            <text:p>50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981" calcext:value-type="float">
            <text:p>4981</text:p>
          </table:table-cell>
          <table:table-cell office:value-type="float" office:value="1013" calcext:value-type="float">
            <text:p>1013</text:p>
          </table:table-cell>
          <table:table-cell office:value-type="float" office:value="563" calcext:value-type="float">
            <text:p>563</text:p>
          </table:table-cell>
          <table:table-cell office:value-type="float" office:value="921" calcext:value-type="float">
            <text:p>921</text:p>
          </table:table-cell>
          <table:table-cell office:value-type="float" office:value="15" calcext:value-type="float">
            <text:p>15</text:p>
          </table:table-cell>
          <table:table-cell office:value-type="float" office:value="489" calcext:value-type="float">
            <text:p>489</text:p>
          </table:table-cell>
          <table:table-cell office:value-type="float" office:value="519" calcext:value-type="float">
            <text:p>519</text:p>
          </table:table-cell>
          <table:table-cell office:value-type="float" office:value="497" calcext:value-type="float">
            <text:p>497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193" calcext:value-type="float">
            <text:p>14193</text:p>
          </table:table-cell>
          <table:table-cell office:value-type="float" office:value="3872" calcext:value-type="float">
            <text:p>3872</text:p>
          </table:table-cell>
          <table:table-cell office:value-type="float" office:value="552" calcext:value-type="float">
            <text:p>552</text:p>
          </table:table-cell>
          <table:table-cell office:value-type="float" office:value="1128" calcext:value-type="float">
            <text:p>1128</text:p>
          </table:table-cell>
          <table:table-cell/>
          <table:table-cell office:value-type="float" office:value="487" calcext:value-type="float">
            <text:p>487</text:p>
          </table:table-cell>
          <table:table-cell office:value-type="float" office:value="550" calcext:value-type="float">
            <text:p>550</text:p>
          </table:table-cell>
          <table:table-cell office:value-type="float" office:value="569" calcext:value-type="float">
            <text:p>569</text:p>
          </table:table-cell>
          <table:table-cell office:value-type="float" office:value="644" calcext:value-type="float">
            <text:p>64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194" calcext:value-type="float">
            <text:p>6194</text:p>
          </table:table-cell>
          <table:table-cell office:value-type="float" office:value="525" calcext:value-type="float">
            <text:p>525</text:p>
          </table:table-cell>
          <table:table-cell office:value-type="float" office:value="500" calcext:value-type="float">
            <text:p>500</text:p>
          </table:table-cell>
          <table:table-cell office:value-type="float" office:value="529" calcext:value-type="float">
            <text:p>529</text:p>
          </table:table-cell>
          <table:table-cell office:value-type="float" office:value="16" calcext:value-type="float">
            <text:p>16</text:p>
          </table:table-cell>
          <table:table-cell office:value-type="float" office:value="433" calcext:value-type="float">
            <text:p>433</text:p>
          </table:table-cell>
          <table:table-cell office:value-type="float" office:value="534" calcext:value-type="float">
            <text:p>534</text:p>
          </table:table-cell>
          <table:table-cell office:value-type="float" office:value="650" calcext:value-type="float">
            <text:p>650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4575" calcext:value-type="float">
            <text:p>14575</text:p>
          </table:table-cell>
          <table:table-cell office:value-type="float" office:value="3387" calcext:value-type="float">
            <text:p>3387</text:p>
          </table:table-cell>
          <table:table-cell office:value-type="float" office:value="1086" calcext:value-type="float">
            <text:p>1086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468" calcext:value-type="float">
            <text:p>468</text:p>
          </table:table-cell>
          <table:table-cell office:value-type="float" office:value="555" calcext:value-type="float">
            <text:p>555</text:p>
          </table:table-cell>
          <table:table-cell office:value-type="float" office:value="1263" calcext:value-type="float">
            <text:p>1263</text:p>
          </table:table-cell>
          <table:table-cell office:value-type="float" office:value="658" calcext:value-type="float">
            <text:p>65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685" calcext:value-type="float">
            <text:p>6685</text:p>
          </table:table-cell>
          <table:table-cell office:value-type="float" office:value="617" calcext:value-type="float">
            <text:p>617</text:p>
          </table:table-cell>
          <table:table-cell office:value-type="float" office:value="537" calcext:value-type="float">
            <text:p>537</text:p>
          </table:table-cell>
          <table:table-cell office:value-type="float" office:value="1921" calcext:value-type="float">
            <text:p>1921</text:p>
          </table:table-cell>
          <table:table-cell office:value-type="float" office:value="17" calcext:value-type="float">
            <text:p>17</text:p>
          </table:table-cell>
          <table:table-cell office:value-type="float" office:value="497" calcext:value-type="float">
            <text:p>497</text:p>
          </table:table-cell>
          <table:table-cell office:value-type="float" office:value="544" calcext:value-type="float">
            <text:p>544</text:p>
          </table:table-cell>
          <table:table-cell office:value-type="float" office:value="572" calcext:value-type="float">
            <text:p>572</text:p>
          </table:table-cell>
          <table:table-cell office:value-type="float" office:value="515" calcext:value-type="float">
            <text:p>515</text:p>
          </table:table-cell>
          <table:table-cell/>
          <table:table-cell office:value-type="float" office:value="14488" calcext:value-type="float">
            <text:p>14488</text:p>
          </table:table-cell>
          <table:table-cell office:value-type="float" office:value="2885" calcext:value-type="float">
            <text:p>2885</text:p>
          </table:table-cell>
          <table:table-cell office:value-type="float" office:value="604" calcext:value-type="float">
            <text:p>604</text:p>
          </table:table-cell>
          <table:table-cell office:value-type="float" office:value="1168" calcext:value-type="float">
            <text:p>1168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546" calcext:value-type="float">
            <text:p>546</text:p>
          </table:table-cell>
          <table:table-cell office:value-type="float" office:value="725" calcext:value-type="float">
            <text:p>725</text:p>
          </table:table-cell>
          <table:table-cell office:value-type="float" office:value="779" calcext:value-type="float">
            <text:p>77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901" calcext:value-type="float">
            <text:p>6901</text:p>
          </table:table-cell>
          <table:table-cell office:value-type="float" office:value="527" calcext:value-type="float">
            <text:p>527</text:p>
          </table:table-cell>
          <table:table-cell office:value-type="float" office:value="435" calcext:value-type="float">
            <text:p>435</text:p>
          </table:table-cell>
          <table:table-cell office:value-type="float" office:value="487" calcext:value-type="float">
            <text:p>487</text:p>
          </table:table-cell>
          <table:table-cell office:value-type="float" office:value="18" calcext:value-type="float">
            <text:p>18</text:p>
          </table:table-cell>
          <table:table-cell office:value-type="float" office:value="445" calcext:value-type="float">
            <text:p>445</text:p>
          </table:table-cell>
          <table:table-cell office:value-type="float" office:value="448" calcext:value-type="float">
            <text:p>448</text:p>
          </table:table-cell>
          <table:table-cell office:value-type="float" office:value="494" calcext:value-type="float">
            <text:p>494</text:p>
          </table:table-cell>
          <table:table-cell office:value-type="float" office:value="533" calcext:value-type="float">
            <text:p>533</text:p>
          </table:table-cell>
          <table:table-cell/>
          <table:table-cell office:value-type="float" office:value="14791" calcext:value-type="float">
            <text:p>14791</text:p>
          </table:table-cell>
          <table:table-cell office:value-type="float" office:value="3397" calcext:value-type="float">
            <text:p>3397</text:p>
          </table:table-cell>
          <table:table-cell office:value-type="float" office:value="520" calcext:value-type="float">
            <text:p>520</text:p>
          </table:table-cell>
          <table:table-cell office:value-type="float" office:value="567" calcext:value-type="float">
            <text:p>567</text:p>
          </table:table-cell>
          <table:table-cell/>
          <table:table-cell office:value-type="float" office:value="492" calcext:value-type="float">
            <text:p>492</text:p>
          </table:table-cell>
          <table:table-cell office:value-type="float" office:value="456" calcext:value-type="float">
            <text:p>456</text:p>
          </table:table-cell>
          <table:table-cell office:value-type="float" office:value="520" calcext:value-type="float">
            <text:p>520</text:p>
          </table:table-cell>
          <table:table-cell office:value-type="float" office:value="463" calcext:value-type="float">
            <text:p>46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001" calcext:value-type="float">
            <text:p>7001</text:p>
          </table:table-cell>
          <table:table-cell office:value-type="float" office:value="430" calcext:value-type="float">
            <text:p>430</text:p>
          </table:table-cell>
          <table:table-cell office:value-type="float" office:value="888" calcext:value-type="float">
            <text:p>88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94" calcext:value-type="float">
            <text:p>494</text:p>
          </table:table-cell>
          <table:table-cell office:value-type="float" office:value="567" calcext:value-type="float">
            <text:p>567</text:p>
          </table:table-cell>
          <table:table-cell office:value-type="float" office:value="621" calcext:value-type="float">
            <text:p>621</text:p>
          </table:table-cell>
          <table:table-cell office:value-type="float" office:value="444" calcext:value-type="float">
            <text:p>444</text:p>
          </table:table-cell>
          <table:table-cell/>
          <table:table-cell office:value-type="float" office:value="14707" calcext:value-type="float">
            <text:p>14707</text:p>
          </table:table-cell>
          <table:table-cell office:value-type="float" office:value="2406" calcext:value-type="float">
            <text:p>2406</text:p>
          </table:table-cell>
          <table:table-cell office:value-type="float" office:value="511" calcext:value-type="float">
            <text:p>511</text:p>
          </table:table-cell>
          <table:table-cell office:value-type="float" office:value="1166" calcext:value-type="float">
            <text:p>1166</text:p>
          </table:table-cell>
          <table:table-cell/>
          <table:table-cell office:value-type="float" office:value="443" calcext:value-type="float">
            <text:p>443</text:p>
          </table:table-cell>
          <table:table-cell office:value-type="float" office:value="511" calcext:value-type="float">
            <text:p>511</text:p>
          </table:table-cell>
          <table:table-cell office:value-type="float" office:value="556" calcext:value-type="float">
            <text:p>556</text:p>
          </table:table-cell>
          <table:table-cell office:value-type="float" office:value="482" calcext:value-type="float">
            <text:p>482</text:p>
          </table:table-cell>
          <table:table-cell table:number-columns-repeated="1004"/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456" calcext:value-type="float">
            <text:p>456</text:p>
          </table:table-cell>
          <table:table-cell office:value-type="float" office:value="475" calcext:value-type="float">
            <text:p>475</text:p>
          </table:table-cell>
          <table:table-cell office:value-type="float" office:value="542" calcext:value-type="float">
            <text:p>542</text:p>
          </table:table-cell>
          <table:table-cell office:value-type="float" office:value="464" calcext:value-type="float">
            <text:p>464</text:p>
          </table:table-cell>
          <table:table-cell table:number-columns-repeated="6"/>
          <table:table-cell office:value-type="float" office:value="627" calcext:value-type="float">
            <text:p>627</text:p>
          </table:table-cell>
          <table:table-cell office:value-type="float" office:value="507" calcext:value-type="float">
            <text:p>507</text:p>
          </table:table-cell>
          <table:table-cell office:value-type="float" office:value="691" calcext:value-type="float">
            <text:p>691</text:p>
          </table:table-cell>
          <table:table-cell office:value-type="float" office:value="504" calcext:value-type="float">
            <text:p>50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2" table:formula="of:=AVERAGE([.B4:.B23])" office:value-type="float" office:value="4547.21052631579" calcext:value-type="float">
            <text:p>4547.2105263158</text:p>
          </table:table-cell>
          <table:table-cell table:style-name="ce2" table:formula="of:=AVERAGE([.C4:.C23])" office:value-type="float" office:value="736.157894736842" calcext:value-type="float">
            <text:p>736.1578947368</text:p>
          </table:table-cell>
          <table:table-cell table:style-name="ce2" table:formula="of:=AVERAGE([.D4:.D23])" office:value-type="float" office:value="655" calcext:value-type="float">
            <text:p>655</text:p>
          </table:table-cell>
          <table:table-cell table:style-name="ce2" table:formula="of:=AVERAGE([.E4:.E23])" office:value-type="float" office:value="852.666666666667" calcext:value-type="float">
            <text:p>852.6666666667</text:p>
          </table:table-cell>
          <table:table-cell table:style-name="ce4" table:formula="of:=AVERAGE([.B25:.E25])" office:value-type="float" office:value="1697.75877192982" calcext:value-type="float">
            <text:p>1697.7587719298</text:p>
          </table:table-cell>
          <table:table-cell table:style-name="ce2" table:formula="of:=AVERAGE([.G4:.G23])" office:value-type="float" office:value="505.3" calcext:value-type="float">
            <text:p>505.3</text:p>
          </table:table-cell>
          <table:table-cell table:style-name="ce2" table:formula="of:=AVERAGE([.H4:.H23])" office:value-type="float" office:value="503.65" calcext:value-type="float">
            <text:p>503.65</text:p>
          </table:table-cell>
          <table:table-cell table:style-name="ce2" table:formula="of:=AVERAGE([.I4:.I23])" office:value-type="float" office:value="552.75" calcext:value-type="float">
            <text:p>552.75</text:p>
          </table:table-cell>
          <table:table-cell table:style-name="ce2" table:formula="of:=AVERAGE([.J4:.J23])" office:value-type="float" office:value="562.55" calcext:value-type="float">
            <text:p>562.55</text:p>
          </table:table-cell>
          <table:table-cell table:style-name="ce4" table:formula="of:=AVERAGE([.G25:.J25])" office:value-type="float" office:value="531.0625" calcext:value-type="float">
            <text:p>531.0625</text:p>
          </table:table-cell>
          <table:table-cell table:style-name="ce2" table:formula="of:=AVERAGE([.L4:.L23])" office:value-type="float" office:value="12651.9473684211" calcext:value-type="float">
            <text:p>12651.9473684211</text:p>
          </table:table-cell>
          <table:table-cell table:style-name="ce2" table:formula="of:=AVERAGE([.M4:.M23])" office:value-type="float" office:value="4488.52631578947" calcext:value-type="float">
            <text:p>4488.5263157895</text:p>
          </table:table-cell>
          <table:table-cell table:style-name="ce2" table:formula="of:=AVERAGE([.N4:.N23])" office:value-type="float" office:value="1467.89473684211" calcext:value-type="float">
            <text:p>1467.8947368421</text:p>
          </table:table-cell>
          <table:table-cell table:style-name="ce2" table:formula="of:=AVERAGE([.O4:.O23])" office:value-type="float" office:value="981.894736842105" calcext:value-type="float">
            <text:p>981.8947368421</text:p>
          </table:table-cell>
          <table:table-cell table:style-name="ce4" table:formula="of:=AVERAGE([.L25:.O25])" office:value-type="float" office:value="4897.56578947368" calcext:value-type="float">
            <text:p>4897.5657894737</text:p>
          </table:table-cell>
          <table:table-cell table:style-name="ce2" table:formula="of:=AVERAGE([.Q4:.Q23])" office:value-type="float" office:value="557.45" calcext:value-type="float">
            <text:p>557.45</text:p>
          </table:table-cell>
          <table:table-cell table:style-name="ce2" table:formula="of:=AVERAGE([.R4:.R23])" office:value-type="float" office:value="511.6" calcext:value-type="float">
            <text:p>511.6</text:p>
          </table:table-cell>
          <table:table-cell table:style-name="ce2" table:formula="of:=AVERAGE([.S4:.S23])" office:value-type="float" office:value="639.15" calcext:value-type="float">
            <text:p>639.15</text:p>
          </table:table-cell>
          <table:table-cell table:style-name="ce2" table:formula="of:=AVERAGE([.T4:.T23])" office:value-type="float" office:value="633.85" calcext:value-type="float">
            <text:p>633.85</text:p>
          </table:table-cell>
          <table:table-cell table:style-name="ce4" table:formula="of:=AVERAGE([.Q25:.T25])" office:value-type="float" office:value="585.5125" calcext:value-type="float">
            <text:p>585.5125</text:p>
          </table:table-cell>
          <table:table-cell table:style-name="ce3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ca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se1</text:p>
          </table:table-cell>
          <table:table-cell table:number-columns-repeated="4"/>
          <table:table-cell office:value-type="string" calcext:value-type="string">
            <text:p>sse2</text:p>
          </table:table-cell>
          <table:table-cell table:number-columns-repeated="4"/>
          <table:table-cell office:value-type="string" calcext:value-type="string">
            <text:p>sse1s</text:p>
          </table:table-cell>
          <table:table-cell table:number-columns-repeated="4"/>
          <table:table-cell office:value-type="string" calcext:value-type="string">
            <text:p>ws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00 ms</text:p>
          </table:table-cell>
          <table:table-cell office:value-type="string" calcext:value-type="string">
            <text:p>500ms</text:p>
          </table:table-cell>
          <table:table-cell office:value-type="string" calcext:value-type="string">
            <text:p>1000ms</text:p>
          </table:table-cell>
          <table:table-cell office:value-type="string" calcext:value-type="string">
            <text:p>5000ms</text:p>
          </table:table-cell>
          <table:table-cell/>
          <table:table-cell office:value-type="string" calcext:value-type="string">
            <text:p>100 ms</text:p>
          </table:table-cell>
          <table:table-cell office:value-type="string" calcext:value-type="string">
            <text:p>500ms</text:p>
          </table:table-cell>
          <table:table-cell office:value-type="string" calcext:value-type="string">
            <text:p>1000ms</text:p>
          </table:table-cell>
          <table:table-cell office:value-type="string" calcext:value-type="string">
            <text:p>5000ms</text:p>
          </table:table-cell>
          <table:table-cell/>
          <table:table-cell office:value-type="string" calcext:value-type="string">
            <text:p>100 ms</text:p>
          </table:table-cell>
          <table:table-cell office:value-type="string" calcext:value-type="string">
            <text:p>500ms</text:p>
          </table:table-cell>
          <table:table-cell office:value-type="string" calcext:value-type="string">
            <text:p>1000ms</text:p>
          </table:table-cell>
          <table:table-cell office:value-type="string" calcext:value-type="string">
            <text:p>5000ms</text:p>
          </table:table-cell>
          <table:table-cell/>
          <table:table-cell office:value-type="string" calcext:value-type="string">
            <text:p>100 ms</text:p>
          </table:table-cell>
          <table:table-cell office:value-type="string" calcext:value-type="string">
            <text:p>500ms</text:p>
          </table:table-cell>
          <table:table-cell office:value-type="string" calcext:value-type="string">
            <text:p>1000ms</text:p>
          </table:table-cell>
          <table:table-cell office:value-type="string" calcext:value-type="string">
            <text:p>5000ms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float" office:value="233" calcext:value-type="float">
            <text:p>233</text:p>
          </table:table-cell>
          <table:table-cell office:value-type="float" office:value="140" calcext:value-type="float">
            <text:p>140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61" calcext:value-type="float">
            <text:p>161</text:p>
          </table:table-cell>
          <table:table-cell office:value-type="float" office:value="195" calcext:value-type="float">
            <text:p>195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33" calcext:value-type="float">
            <text:p>33</text:p>
          </table:table-cell>
          <table:table-cell office:value-type="float" office:value="86" calcext:value-type="float">
            <text:p>86</text:p>
          </table:table-cell>
          <table:table-cell office:value-type="float" office:value="116" calcext:value-type="float">
            <text:p>11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128" calcext:value-type="float">
            <text:p>128</text:p>
          </table:table-cell>
          <table:table-cell office:value-type="float" office:value="57" calcext:value-type="float">
            <text:p>57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91" calcext:value-type="float">
            <text:p>91</text:p>
          </table:table-cell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office:value-type="float" office:value="536" calcext:value-type="float">
            <text:p>536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158" calcext:value-type="float">
            <text:p>158</text:p>
          </table:table-cell>
          <table:table-cell office:value-type="float" office:value="382" calcext:value-type="float">
            <text:p>38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80" calcext:value-type="float">
            <text:p>280</text:p>
          </table:table-cell>
          <table:table-cell office:value-type="float" office:value="84" calcext:value-type="float">
            <text:p>84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01" calcext:value-type="float">
            <text:p>101</text:p>
          </table:table-cell>
          <table:table-cell office:value-type="float" office:value="120" calcext:value-type="float">
            <text:p>120</text:p>
          </table:table-cell>
          <table:table-cell office:value-type="float" office:value="279" calcext:value-type="float">
            <text:p>27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84" calcext:value-type="float">
            <text:p>84</text:p>
          </table:table-cell>
          <table:table-cell office:value-type="float" office:value="389" calcext:value-type="float">
            <text:p>389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402" calcext:value-type="float">
            <text:p>402</text:p>
          </table:table-cell>
          <table:table-cell office:value-type="float" office:value="107" calcext:value-type="float">
            <text:p>107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141" calcext:value-type="float">
            <text:p>141</text:p>
          </table:table-cell>
          <table:table-cell office:value-type="float" office:value="214" calcext:value-type="float">
            <text:p>214</text:p>
          </table:table-cell>
          <table:table-cell office:value-type="float" office:value="182" calcext:value-type="float">
            <text:p>182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73" calcext:value-type="float">
            <text:p>73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131" calcext:value-type="float">
            <text:p>131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126" calcext:value-type="float">
            <text:p>126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8" calcext:value-type="float">
            <text:p>108</text:p>
          </table:table-cell>
          <table:table-cell office:value-type="float" office:value="85" calcext:value-type="float">
            <text:p>85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385" calcext:value-type="float">
            <text:p>385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111" calcext:value-type="float">
            <text:p>111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7" calcext:value-type="float">
            <text:p>97</text:p>
          </table:table-cell>
          <table:table-cell office:value-type="float" office:value="101" calcext:value-type="float">
            <text:p>101</text:p>
          </table:table-cell>
          <table:table-cell office:value-type="float" office:value="104" calcext:value-type="float">
            <text:p>10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59" calcext:value-type="float">
            <text:p>659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276" calcext:value-type="float">
            <text:p>276</text:p>
          </table:table-cell>
          <table:table-cell office:value-type="float" office:value="132" calcext:value-type="float">
            <text:p>132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59" calcext:value-type="float">
            <text:p>259</text:p>
          </table:table-cell>
          <table:table-cell office:value-type="float" office:value="277" calcext:value-type="float">
            <text:p>277</text:p>
          </table:table-cell>
          <table:table-cell office:value-type="float" office:value="114" calcext:value-type="float">
            <text:p>11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63" calcext:value-type="float">
            <text:p>263</text:p>
          </table:table-cell>
          <table:table-cell office:value-type="float" office:value="186" calcext:value-type="float">
            <text:p>186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144" calcext:value-type="float">
            <text:p>144</text:p>
          </table:table-cell>
          <table:table-cell office:value-type="float" office:value="52" calcext:value-type="float">
            <text:p>52</text:p>
          </table:table-cell>
          <table:table-cell office:value-type="float" office:value="909" calcext:value-type="float">
            <text:p>90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282" calcext:value-type="float">
            <text:p>28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08" calcext:value-type="float">
            <text:p>108</text:p>
          </table:table-cell>
          <table:table-cell office:value-type="float" office:value="268" calcext:value-type="float">
            <text:p>268</text:p>
          </table:table-cell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198" calcext:value-type="float">
            <text:p>198</text:p>
          </table:table-cell>
          <table:table-cell office:value-type="float" office:value="417" calcext:value-type="float">
            <text:p>41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7" calcext:value-type="float">
            <text:p>117</text:p>
          </table:table-cell>
          <table:table-cell office:value-type="float" office:value="401" calcext:value-type="float">
            <text:p>401</text:p>
          </table:table-cell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103" calcext:value-type="float">
            <text:p>103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97" calcext:value-type="float">
            <text:p>97</text:p>
          </table:table-cell>
          <table:table-cell office:value-type="float" office:value="92" calcext:value-type="float">
            <text:p>9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4" calcext:value-type="float">
            <text:p>274</text:p>
          </table:table-cell>
          <table:table-cell office:value-type="float" office:value="69" calcext:value-type="float">
            <text:p>69</text:p>
          </table:table-cell>
          <table:table-cell office:value-type="float" office:value="129" calcext:value-type="float">
            <text:p>129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563" calcext:value-type="float">
            <text:p>563</text:p>
          </table:table-cell>
          <table:table-cell office:value-type="float" office:value="108" calcext:value-type="float">
            <text:p>108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83" calcext:value-type="float">
            <text:p>83</text:p>
          </table:table-cell>
          <table:table-cell office:value-type="float" office:value="274" calcext:value-type="float">
            <text:p>274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301" calcext:value-type="float">
            <text:p>301</text:p>
          </table:table-cell>
          <table:table-cell office:value-type="float" office:value="104" calcext:value-type="float">
            <text:p>10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143" calcext:value-type="float">
            <text:p>143</text:p>
          </table:table-cell>
          <table:table-cell office:value-type="float" office:value="94" calcext:value-type="float">
            <text:p>94</text:p>
          </table:table-cell>
          <table:table-cell office:value-type="float" office:value="147" calcext:value-type="float">
            <text:p>147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221" calcext:value-type="float">
            <text:p>221</text:p>
          </table:table-cell>
          <table:table-cell office:value-type="float" office:value="133" calcext:value-type="float">
            <text:p>133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86" calcext:value-type="float">
            <text:p>86</text:p>
          </table:table-cell>
          <table:table-cell office:value-type="float" office:value="46" calcext:value-type="float">
            <text:p>46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office:value-type="float" office:value="99" calcext:value-type="float">
            <text:p>9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115" calcext:value-type="float">
            <text:p>115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114" calcext:value-type="float">
            <text:p>114</text:p>
          </table:table-cell>
          <table:table-cell office:value-type="float" office:value="607" calcext:value-type="float">
            <text:p>607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8" calcext:value-type="float">
            <text:p>98</text:p>
          </table:table-cell>
          <table:table-cell office:value-type="float" office:value="1653" calcext:value-type="float">
            <text:p>1653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office:value-type="float" office:value="116" calcext:value-type="float">
            <text:p>11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143" calcext:value-type="float">
            <text:p>143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75" calcext:value-type="float">
            <text:p>75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13" calcext:value-type="float">
            <text:p>113</text:p>
          </table:table-cell>
          <table:table-cell office:value-type="float" office:value="667" calcext:value-type="float">
            <text:p>667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287" calcext:value-type="float">
            <text:p>28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294" calcext:value-type="float">
            <text:p>294</text:p>
          </table:table-cell>
          <table:table-cell office:value-type="float" office:value="102" calcext:value-type="float">
            <text:p>102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272" calcext:value-type="float">
            <text:p>272</text:p>
          </table:table-cell>
          <table:table-cell office:value-type="float" office:value="121" calcext:value-type="float">
            <text:p>121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02" calcext:value-type="float">
            <text:p>102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114" calcext:value-type="float">
            <text:p>114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53" calcext:value-type="float">
            <text:p>153</text:p>
          </table:table-cell>
          <table:table-cell office:value-type="float" office:value="128" calcext:value-type="float">
            <text:p>128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15" calcext:value-type="float">
            <text:p>115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111" calcext:value-type="float">
            <text:p>111</text:p>
          </table:table-cell>
          <table:table-cell office:value-type="float" office:value="134" calcext:value-type="float">
            <text:p>134</text:p>
          </table:table-cell>
          <table:table-cell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  <table:table-cell office:value-type="float" office:value="64" calcext:value-type="float">
            <text:p>64</text:p>
          </table:table-cell>
          <table:table-cell office:value-type="float" office:value="162" calcext:value-type="float">
            <text:p>162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98" calcext:value-type="float">
            <text:p>398</text:p>
          </table:table-cell>
          <table:table-cell office:value-type="float" office:value="64" calcext:value-type="float">
            <text:p>64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277" calcext:value-type="float">
            <text:p>277</text:p>
          </table:table-cell>
          <table:table-cell office:value-type="float" office:value="56" calcext:value-type="float">
            <text:p>56</text:p>
          </table:table-cell>
          <table:table-cell office:value-type="float" office:value="87" calcext:value-type="float">
            <text:p>8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06" calcext:value-type="float">
            <text:p>106</text:p>
          </table:table-cell>
          <table:table-cell office:value-type="float" office:value="137" calcext:value-type="float">
            <text:p>137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107" calcext:value-type="float">
            <text:p>107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391" calcext:value-type="float">
            <text:p>391</text:p>
          </table:table-cell>
          <table:table-cell office:value-type="float" office:value="84" calcext:value-type="float">
            <text:p>84</text:p>
          </table:table-cell>
          <table:table-cell office:value-type="float" office:value="104" calcext:value-type="float">
            <text:p>10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267" calcext:value-type="float">
            <text:p>267</text:p>
          </table:table-cell>
          <table:table-cell office:value-type="float" office:value="160" calcext:value-type="float">
            <text:p>160</text:p>
          </table:table-cell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office:value-type="float" office:value="113" calcext:value-type="float">
            <text:p>113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46" calcext:value-type="float">
            <text:p>46</text:p>
          </table:table-cell>
          <table:table-cell office:value-type="float" office:value="107" calcext:value-type="float">
            <text:p>107</text:p>
          </table:table-cell>
          <table:table-cell office:value-type="float" office:value="121" calcext:value-type="float">
            <text:p>12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382" calcext:value-type="float">
            <text:p>382</text:p>
          </table:table-cell>
          <table:table-cell office:value-type="float" office:value="81" calcext:value-type="float">
            <text:p>81</text:p>
          </table:table-cell>
          <table:table-cell office:value-type="float" office:value="112" calcext:value-type="float">
            <text:p>112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01" calcext:value-type="float">
            <text:p>201</text:p>
          </table:table-cell>
          <table:table-cell office:value-type="float" office:value="118" calcext:value-type="float">
            <text:p>118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215" calcext:value-type="float">
            <text:p>215</text:p>
          </table:table-cell>
          <table:table-cell office:value-type="float" office:value="2443" calcext:value-type="float">
            <text:p>244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87" calcext:value-type="float">
            <text:p>187</text:p>
          </table:table-cell>
          <table:table-cell office:value-type="float" office:value="283" calcext:value-type="float">
            <text:p>283</text:p>
          </table:table-cell>
          <table:table-cell office:value-type="float" office:value="140" calcext:value-type="float">
            <text:p>14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2" table:formula="of:=AVERAGE([.B30:.B49])" office:value-type="float" office:value="64" calcext:value-type="float">
            <text:p>64</text:p>
          </table:table-cell>
          <table:table-cell table:style-name="ce2" table:formula="of:=AVERAGE([.C30:.C49])" office:value-type="float" office:value="155.8" calcext:value-type="float">
            <text:p>155.8</text:p>
          </table:table-cell>
          <table:table-cell table:style-name="ce2" table:formula="of:=AVERAGE([.D30:.D49])" office:value-type="float" office:value="123.9" calcext:value-type="float">
            <text:p>123.9</text:p>
          </table:table-cell>
          <table:table-cell table:style-name="ce2" table:formula="of:=AVERAGE([.E30:.E49])" office:value-type="float" office:value="111.75" calcext:value-type="float">
            <text:p>111.75</text:p>
          </table:table-cell>
          <table:table-cell table:style-name="ce4" table:formula="of:=AVERAGE([.B51:.E51])" office:value-type="float" office:value="113.8625" calcext:value-type="float">
            <text:p>113.8625</text:p>
          </table:table-cell>
          <table:table-cell table:style-name="ce2" table:formula="of:=AVERAGE([.G30:.G49])" office:value-type="float" office:value="62.75" calcext:value-type="float">
            <text:p>62.75</text:p>
          </table:table-cell>
          <table:table-cell table:style-name="ce2" table:formula="of:=AVERAGE([.H30:.H49])" office:value-type="float" office:value="198.25" calcext:value-type="float">
            <text:p>198.25</text:p>
          </table:table-cell>
          <table:table-cell table:style-name="ce2" table:formula="of:=AVERAGE([.I30:.I49])" office:value-type="float" office:value="133.65" calcext:value-type="float">
            <text:p>133.65</text:p>
          </table:table-cell>
          <table:table-cell table:style-name="ce2" table:formula="of:=AVERAGE([.J30:.J49])" office:value-type="float" office:value="131.2" calcext:value-type="float">
            <text:p>131.2</text:p>
          </table:table-cell>
          <table:table-cell table:style-name="ce4" table:formula="of:=AVERAGE([.G51:.J51])" office:value-type="float" office:value="131.4625" calcext:value-type="float">
            <text:p>131.4625</text:p>
          </table:table-cell>
          <table:table-cell table:style-name="ce2" table:formula="of:=AVERAGE([.L30:.L49])" office:value-type="float" office:value="89.55" calcext:value-type="float">
            <text:p>89.55</text:p>
          </table:table-cell>
          <table:table-cell table:style-name="ce2" table:formula="of:=AVERAGE([.M30:.M49])" office:value-type="float" office:value="128.85" calcext:value-type="float">
            <text:p>128.85</text:p>
          </table:table-cell>
          <table:table-cell table:style-name="ce2" table:formula="of:=AVERAGE([.N30:.N49])" office:value-type="float" office:value="269.85" calcext:value-type="float">
            <text:p>269.85</text:p>
          </table:table-cell>
          <table:table-cell table:style-name="ce2" table:formula="of:=AVERAGE([.O30:.O49])" office:value-type="float" office:value="333.45" calcext:value-type="float">
            <text:p>333.45</text:p>
          </table:table-cell>
          <table:table-cell table:style-name="ce4" table:formula="of:=AVERAGE([.L51:.O51])" office:value-type="float" office:value="205.425" calcext:value-type="float">
            <text:p>205.425</text:p>
          </table:table-cell>
          <table:table-cell table:style-name="ce2" table:formula="of:=AVERAGE([.Q30:.Q49])" office:value-type="float" office:value="50.85" calcext:value-type="float">
            <text:p>50.85</text:p>
          </table:table-cell>
          <table:table-cell table:style-name="ce2" table:formula="of:=AVERAGE([.R30:.R49])" office:value-type="float" office:value="111.7" calcext:value-type="float">
            <text:p>111.7</text:p>
          </table:table-cell>
          <table:table-cell table:style-name="ce2" table:formula="of:=AVERAGE([.S30:.S49])" office:value-type="float" office:value="109.55" calcext:value-type="float">
            <text:p>109.55</text:p>
          </table:table-cell>
          <table:table-cell table:style-name="ce2" table:formula="of:=AVERAGE([.T30:.T49])" office:value-type="float" office:value="143.1" calcext:value-type="float">
            <text:p>143.1</text:p>
          </table:table-cell>
          <table:table-cell table:style-name="ce4" table:formula="of:=AVERAGE([.Q51:.T51])" office:value-type="float" office:value="103.8" calcext:value-type="float">
            <text:p>103.8</text:p>
          </table:table-cell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o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se1</text:p>
          </table:table-cell>
          <table:table-cell table:number-columns-repeated="4"/>
          <table:table-cell office:value-type="string" calcext:value-type="string">
            <text:p>ss2</text:p>
          </table:table-cell>
          <table:table-cell table:number-columns-repeated="3"/>
          <table:table-cell office:value-type="string" calcext:value-type="string">
            <text:p>sses</text:p>
          </table:table-cell>
          <table:table-cell table:number-columns-repeated="3"/>
          <table:table-cell office:value-type="string" calcext:value-type="string">
            <text:p>ws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.9" calcext:value-type="float">
            <text:p>10.9</text:p>
          </table:table-cell>
          <table:table-cell office:value-type="float" office:value="26.2" calcext:value-type="float">
            <text:p>26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6.2" calcext:value-type="float">
            <text:p>6.2</text:p>
          </table:table-cell>
          <table:table-cell office:value-type="float" office:value="14.4" calcext:value-type="float">
            <text:p>14.4</text:p>
          </table:table-cell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14.4" calcext:value-type="float">
            <text:p>14.4</text:p>
          </table:table-cell>
          <table:table-cell office:value-type="float" office:value="21.8" calcext:value-type="float">
            <text:p>21.8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1.8" calcext:value-type="float">
            <text:p>11.8</text:p>
          </table:table-cell>
          <table:table-cell office:value-type="float" office:value="16.2" calcext:value-type="float">
            <text:p>16.2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3" calcext:value-type="float">
            <text:p>2.3</text:p>
          </table:table-cell>
          <table:table-cell office:value-type="float" office:value="11.9" calcext:value-type="float">
            <text:p>11.9</text:p>
          </table:table-cell>
          <table:table-cell office:value-type="float" office:value="23.8" calcext:value-type="float">
            <text:p>23.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8.3" calcext:value-type="float">
            <text:p>8.3</text:p>
          </table:table-cell>
          <table:table-cell office:value-type="float" office:value="12.9" calcext:value-type="float">
            <text:p>12.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.8" calcext:value-type="float">
            <text:p>12.8</text:p>
          </table:table-cell>
          <table:table-cell office:value-type="float" office:value="22.8" calcext:value-type="float">
            <text:p>22.8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 office:value-type="float" office:value="10.2" calcext:value-type="float">
            <text:p>10.2</text:p>
          </table:table-cell>
          <table:table-cell office:value-type="float" office:value="18.4" calcext:value-type="float">
            <text:p>18.4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3" calcext:value-type="float">
            <text:p>2.3</text:p>
          </table:table-cell>
          <table:table-cell office:value-type="float" office:value="10.2" calcext:value-type="float">
            <text:p>10.2</text:p>
          </table:table-cell>
          <table:table-cell office:value-type="float" office:value="21.5" calcext:value-type="float">
            <text:p>21.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</text:p>
          </table:table-cell>
          <table:table-cell office:value-type="float" office:value="6.6" calcext:value-type="float">
            <text:p>6.6</text:p>
          </table:table-cell>
          <table:table-cell office:value-type="float" office:value="14.8" calcext:value-type="float">
            <text:p>14.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.9" calcext:value-type="float">
            <text:p>12.9</text:p>
          </table:table-cell>
          <table:table-cell office:value-type="float" office:value="24.1" calcext:value-type="float">
            <text:p>24.1</text:p>
          </table:table-cell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</text:p>
          </table:table-cell>
          <table:table-cell office:value-type="float" office:value="10.5" calcext:value-type="float">
            <text:p>10.5</text:p>
          </table:table-cell>
          <table:table-cell office:value-type="float" office:value="21.3" calcext:value-type="float">
            <text:p>21.3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6" calcext:value-type="float">
            <text:p>2.6</text:p>
          </table:table-cell>
          <table:table-cell office:value-type="float" office:value="10.8" calcext:value-type="float">
            <text:p>10.8</text:p>
          </table:table-cell>
          <table:table-cell office:value-type="float" office:value="22.8" calcext:value-type="float">
            <text:p>22.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office:value-type="float" office:value="8.9" calcext:value-type="float">
            <text:p>8.9</text:p>
          </table:table-cell>
          <table:table-cell office:value-type="float" office:value="12.5" calcext:value-type="float">
            <text:p>12.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.8" calcext:value-type="float">
            <text:p>11.8</text:p>
          </table:table-cell>
          <table:table-cell office:value-type="float" office:value="22.2" calcext:value-type="float">
            <text:p>22.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.8</text:p>
          </table:table-cell>
          <table:table-cell office:value-type="float" office:value="18.5" calcext:value-type="float">
            <text:p>18.5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6" calcext:value-type="float">
            <text:p>2.6</text:p>
          </table:table-cell>
          <table:table-cell office:value-type="float" office:value="12.3" calcext:value-type="float">
            <text:p>12.3</text:p>
          </table:table-cell>
          <table:table-cell office:value-type="float" office:value="25.2" calcext:value-type="float">
            <text:p>25.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3" calcext:value-type="float">
            <text:p>1.3</text:p>
          </table:table-cell>
          <table:table-cell office:value-type="float" office:value="6.5" calcext:value-type="float">
            <text:p>6.5</text:p>
          </table:table-cell>
          <table:table-cell office:value-type="float" office:value="15.1" calcext:value-type="float">
            <text:p>15.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.4" calcext:value-type="float">
            <text:p>13.4</text:p>
          </table:table-cell>
          <table:table-cell office:value-type="float" office:value="25.1" calcext:value-type="float">
            <text:p>25.1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office:value-type="float" office:value="8.2" calcext:value-type="float">
            <text:p>8.2</text:p>
          </table:table-cell>
          <table:table-cell office:value-type="float" office:value="16.2" calcext:value-type="float">
            <text:p>16.2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Rata-rata</text:p>
          </table:table-cell>
          <table:table-cell table:style-name="ce2" table:formula="of:=AVERAGE([.B56:.B61])" office:value-type="float" office:value="2.13333333333333" calcext:value-type="float">
            <text:p>2.1333333333</text:p>
          </table:table-cell>
          <table:table-cell table:style-name="ce2" table:formula="of:=AVERAGE([.C56:.C61])" office:value-type="float" office:value="10.1833333333333" calcext:value-type="float">
            <text:p>10.1833333333</text:p>
          </table:table-cell>
          <table:table-cell table:style-name="ce2" table:formula="of:=AVERAGE([.D56:.D61])" office:value-type="float" office:value="21.5833333333333" calcext:value-type="float">
            <text:p>21.5833333333</text:p>
          </table:table-cell>
          <table:table-cell table:style-name="ce3"/>
          <table:table-cell table:style-name="ce1" office:value-type="string" calcext:value-type="string">
            <text:p>Rata-rata</text:p>
          </table:table-cell>
          <table:table-cell table:style-name="ce2" table:formula="of:=AVERAGE([.G56:.G61])" office:value-type="float" office:value="1.3" calcext:value-type="float">
            <text:p>1.3</text:p>
          </table:table-cell>
          <table:table-cell table:style-name="ce2" table:formula="of:=AVERAGE([.H56:.H61])" office:value-type="float" office:value="6.91666666666667" calcext:value-type="float">
            <text:p>6.9166666667</text:p>
          </table:table-cell>
          <table:table-cell table:style-name="ce2" table:formula="of:=AVERAGE([.I56:.I61])" office:value-type="float" office:value="13.2833333333333" calcext:value-type="float">
            <text:p>13.2833333333</text:p>
          </table:table-cell>
          <table:table-cell table:style-name="ce1" office:value-type="string" calcext:value-type="string">
            <text:p>Rata-rata</text:p>
          </table:table-cell>
          <table:table-cell table:style-name="ce2" table:formula="of:=AVERAGE([.K56:.K61])" office:value-type="float" office:value="2.26666666666667" calcext:value-type="float">
            <text:p>2.2666666667</text:p>
          </table:table-cell>
          <table:table-cell table:style-name="ce2" table:formula="of:=AVERAGE([.L56:.L61])" office:value-type="float" office:value="11.7166666666667" calcext:value-type="float">
            <text:p>11.7166666667</text:p>
          </table:table-cell>
          <table:table-cell table:style-name="ce2" table:formula="of:=AVERAGE([.M56:.M61])" office:value-type="float" office:value="21" calcext:value-type="float">
            <text:p>21</text:p>
          </table:table-cell>
          <table:table-cell table:style-name="ce1" office:value-type="string" calcext:value-type="string">
            <text:p>Rata-rata</text:p>
          </table:table-cell>
          <table:table-cell table:style-name="ce2" table:formula="of:=AVERAGE([.O56:.O61])" office:value-type="float" office:value="1.68333333333333" calcext:value-type="float">
            <text:p>1.6833333333</text:p>
          </table:table-cell>
          <table:table-cell table:style-name="ce2" table:formula="of:=AVERAGE([.P56:.P61])" office:value-type="float" office:value="9.25" calcext:value-type="float">
            <text:p>9.25</text:p>
          </table:table-cell>
          <table:table-cell table:style-name="ce2" table:formula="of:=AVERAGE([.Q56:.Q61])" office:value-type="float" office:value="16.7666666666667" calcext:value-type="float">
            <text:p>16.7666666667</text:p>
          </table:table-cell>
          <table:table-cell table:number-columns-repeated="1007"/>
        </table:table-row>
      </table:table>
      <table:table table:name="Sheet2" table:style-name="ta1">
        <table:table-column table:style-name="co1" table:number-columns-repeated="24" table:default-cell-style-name="Default"/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lokal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sse1</text:p>
          </table:table-cell>
          <table:table-cell table:number-columns-repeated="5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sse1s</text:p>
          </table:table-cell>
          <table:table-cell table:number-columns-repeated="5"/>
          <table:table-cell office:value-type="string" calcext:value-type="string">
            <text:p>ws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100 ms</text:p>
          </table:table-cell>
          <table:table-cell table:style-name="ce5" office:value-type="string" calcext:value-type="string">
            <text:p>500ms</text:p>
          </table:table-cell>
          <table:table-cell table:style-name="ce5" office:value-type="string" calcext:value-type="string">
            <text:p>1000ms</text:p>
          </table:table-cell>
          <table:table-cell table:style-name="ce5" office:value-type="string" calcext:value-type="string">
            <text:p>5000ms</text:p>
          </table:table-cell>
          <table:table-cell/>
          <table:table-cell table:style-name="ce5"/>
          <table:table-cell table:style-name="ce5" office:value-type="string" calcext:value-type="string">
            <text:p>100 ms</text:p>
          </table:table-cell>
          <table:table-cell table:style-name="ce5" office:value-type="string" calcext:value-type="string">
            <text:p>500ms</text:p>
          </table:table-cell>
          <table:table-cell table:style-name="ce5" office:value-type="string" calcext:value-type="string">
            <text:p>1000ms</text:p>
          </table:table-cell>
          <table:table-cell table:style-name="ce5" office:value-type="string" calcext:value-type="string">
            <text:p>5000ms</text:p>
          </table:table-cell>
          <table:table-cell/>
          <table:table-cell table:style-name="ce5"/>
          <table:table-cell table:style-name="ce5" office:value-type="string" calcext:value-type="string">
            <text:p>100 ms</text:p>
          </table:table-cell>
          <table:table-cell table:style-name="ce5" office:value-type="string" calcext:value-type="string">
            <text:p>500ms</text:p>
          </table:table-cell>
          <table:table-cell table:style-name="ce5" office:value-type="string" calcext:value-type="string">
            <text:p>1000ms</text:p>
          </table:table-cell>
          <table:table-cell table:style-name="ce5" office:value-type="string" calcext:value-type="string">
            <text:p>5000ms</text:p>
          </table:table-cell>
          <table:table-cell/>
          <table:table-cell table:style-name="ce5"/>
          <table:table-cell table:style-name="ce5" office:value-type="string" calcext:value-type="string">
            <text:p>100 ms</text:p>
          </table:table-cell>
          <table:table-cell table:style-name="ce5" office:value-type="string" calcext:value-type="string">
            <text:p>500ms</text:p>
          </table:table-cell>
          <table:table-cell table:style-name="ce5" office:value-type="string" calcext:value-type="string">
            <text:p>1000ms</text:p>
          </table:table-cell>
          <table:table-cell table:style-name="ce5" office:value-type="string" calcext:value-type="string">
            <text:p>5000ms</text:p>
          </table:table-cell>
          <table:table-cell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54" calcext:value-type="float">
            <text:p>154</text:p>
          </table:table-cell>
          <table:table-cell table:style-name="ce5" office:value-type="float" office:value="166" calcext:value-type="float">
            <text:p>166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4" calcext:value-type="float">
            <text:p>9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194" calcext:value-type="float">
            <text:p>194</text:p>
          </table:table-cell>
          <table:table-cell table:style-name="ce5" office:value-type="float" office:value="112" calcext:value-type="float">
            <text:p>112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394" calcext:value-type="float">
            <text:p>394</text:p>
          </table:table-cell>
          <table:table-cell table:style-name="ce5" office:value-type="float" office:value="183" calcext:value-type="float">
            <text:p>183</text:p>
          </table:table-cell>
          <table:table-cell table:style-name="ce5" office:value-type="float" office:value="111" calcext:value-type="float">
            <text:p>111</text:p>
          </table:table-cell>
          <table:table-cell table:style-name="ce5" office:value-type="float" office:value="185" calcext:value-type="float">
            <text:p>185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57" calcext:value-type="float">
            <text:p>57</text:p>
          </table:table-cell>
          <table:table-cell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96" calcext:value-type="float">
            <text:p>96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120" calcext:value-type="float">
            <text:p>120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229" calcext:value-type="float">
            <text:p>229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306" calcext:value-type="float">
            <text:p>306</text:p>
          </table:table-cell>
          <table:table-cell table:style-name="ce5" office:value-type="float" office:value="244" calcext:value-type="float">
            <text:p>244</text:p>
          </table:table-cell>
          <table:table-cell table:style-name="ce5" office:value-type="float" office:value="228" calcext:value-type="float">
            <text:p>228</text:p>
          </table:table-cell>
          <table:table-cell table:style-name="ce5" office:value-type="float" office:value="101" calcext:value-type="float">
            <text:p>10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192" calcext:value-type="float">
            <text:p>192</text:p>
          </table:table-cell>
          <table:table-cell table:style-name="ce5" office:value-type="float" office:value="91" calcext:value-type="float">
            <text:p>91</text:p>
          </table:table-cell>
          <table:table-cell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130" calcext:value-type="float">
            <text:p>130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210" calcext:value-type="float">
            <text:p>21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45" calcext:value-type="float">
            <text:p>45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137" calcext:value-type="float">
            <text:p>137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117" calcext:value-type="float">
            <text:p>117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217" calcext:value-type="float">
            <text:p>217</text:p>
          </table:table-cell>
          <table:table-cell table:style-name="ce5" office:value-type="float" office:value="95" calcext:value-type="float">
            <text:p>95</text:p>
          </table:table-cell>
          <table:table-cell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04" calcext:value-type="float">
            <text:p>104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44" calcext:value-type="float">
            <text:p>44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143" calcext:value-type="float">
            <text:p>143</text:p>
          </table:table-cell>
          <table:table-cell table:style-name="ce5" office:value-type="float" office:value="211" calcext:value-type="float">
            <text:p>211</text:p>
          </table:table-cell>
          <table:table-cell table:style-name="ce5" office:value-type="float" office:value="63" calcext:value-type="float">
            <text:p>63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83" calcext:value-type="float">
            <text:p>283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222" calcext:value-type="float">
            <text:p>222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206" calcext:value-type="float">
            <text:p>206</text:p>
          </table:table-cell>
          <table:table-cell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115" calcext:value-type="float">
            <text:p>115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61" calcext:value-type="float">
            <text:p>61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159" calcext:value-type="float">
            <text:p>159</text:p>
          </table:table-cell>
          <table:table-cell table:style-name="ce5" office:value-type="float" office:value="234" calcext:value-type="float">
            <text:p>234</text:p>
          </table:table-cell>
          <table:table-cell table:style-name="ce5" office:value-type="float" office:value="93" calcext:value-type="float">
            <text:p>93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159" calcext:value-type="float">
            <text:p>159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109" calcext:value-type="float">
            <text:p>109</text:p>
          </table:table-cell>
          <table:table-cell table:style-name="ce5" office:value-type="float" office:value="1264" calcext:value-type="float">
            <text:p>1264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223" calcext:value-type="float">
            <text:p>223</text:p>
          </table:table-cell>
          <table:table-cell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215" calcext:value-type="float">
            <text:p>215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float" office:value="82" calcext:value-type="float">
            <text:p>82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292" calcext:value-type="float">
            <text:p>292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float" office:value="114" calcext:value-type="float">
            <text:p>114</text:p>
          </table:table-cell>
          <table:table-cell table:style-name="ce5" office:value-type="float" office:value="217" calcext:value-type="float">
            <text:p>217</text:p>
          </table:table-cell>
          <table:table-cell table:style-name="ce5" office:value-type="float" office:value="71" calcext:value-type="float">
            <text:p>71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39" calcext:value-type="float">
            <text:p>39</text:p>
          </table:table-cell>
          <table:table-cell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230" calcext:value-type="float">
            <text:p>230</text:p>
          </table:table-cell>
          <table:table-cell table:style-name="ce5" office:value-type="float" office:value="119" calcext:value-type="float">
            <text:p>119</text:p>
          </table:table-cell>
          <table:table-cell table:style-name="ce5" office:value-type="float" office:value="96" calcext:value-type="float">
            <text:p>96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115" calcext:value-type="float">
            <text:p>115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193" calcext:value-type="float">
            <text:p>193</text:p>
          </table:table-cell>
          <table:table-cell table:style-name="ce5" office:value-type="float" office:value="156" calcext:value-type="float">
            <text:p>156</text:p>
          </table:table-cell>
          <table:table-cell table:style-name="ce5" office:value-type="float" office:value="85" calcext:value-type="float">
            <text:p>85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209" calcext:value-type="float">
            <text:p>209</text:p>
          </table:table-cell>
          <table:table-cell table:style-name="ce5" office:value-type="float" office:value="57" calcext:value-type="float">
            <text:p>57</text:p>
          </table:table-cell>
          <table:table-cell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236" calcext:value-type="float">
            <text:p>236</text:p>
          </table:table-cell>
          <table:table-cell table:style-name="ce5" office:value-type="float" office:value="118" calcext:value-type="float">
            <text:p>118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96" calcext:value-type="float">
            <text:p>96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float" office:value="221" calcext:value-type="float">
            <text:p>221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106" calcext:value-type="float">
            <text:p>106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91" calcext:value-type="float">
            <text:p>91</text:p>
          </table:table-cell>
          <table:table-cell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234" calcext:value-type="float">
            <text:p>234</text:p>
          </table:table-cell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104" calcext:value-type="float">
            <text:p>104</text:p>
          </table:table-cell>
          <table:table-cell table:style-name="ce5" office:value-type="float" office:value="229" calcext:value-type="float">
            <text:p>229</text:p>
          </table:table-cell>
          <table:table-cell table:style-name="ce5" office:value-type="float" office:value="239" calcext:value-type="float">
            <text:p>239</text:p>
          </table:table-cell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36" calcext:value-type="float">
            <text:p>136</text:p>
          </table:table-cell>
          <table:table-cell table:style-name="ce5" office:value-type="float" office:value="108" calcext:value-type="float">
            <text:p>108</text:p>
          </table:table-cell>
          <table:table-cell table:style-name="ce5" office:value-type="float" office:value="119" calcext:value-type="float">
            <text:p>119</text:p>
          </table:table-cell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206" calcext:value-type="float">
            <text:p>206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95" calcext:value-type="float">
            <text:p>95</text:p>
          </table:table-cell>
          <table:table-cell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47" calcext:value-type="float">
            <text:p>47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26" calcext:value-type="float">
            <text:p>126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172" calcext:value-type="float">
            <text:p>172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227" calcext:value-type="float">
            <text:p>227</text:p>
          </table:table-cell>
          <table:table-cell table:style-name="ce5" office:value-type="float" office:value="1764" calcext:value-type="float">
            <text:p>1764</text:p>
          </table:table-cell>
          <table:table-cell table:style-name="ce5" office:value-type="float" office:value="225" calcext:value-type="float">
            <text:p>225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218" calcext:value-type="float">
            <text:p>218</text:p>
          </table:table-cell>
          <table:table-cell table:style-name="ce5" office:value-type="float" office:value="179" calcext:value-type="float">
            <text:p>179</text:p>
          </table:table-cell>
          <table:table-cell table:style-name="ce5" office:value-type="float" office:value="206" calcext:value-type="float">
            <text:p>206</text:p>
          </table:table-cell>
          <table:table-cell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65" calcext:value-type="float">
            <text:p>65</text:p>
          </table:table-cell>
          <table:table-cell/>
          <table:table-cell table:style-name="ce5" office:value-type="float" office:value="11" calcext:value-type="float">
            <text:p>11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100" calcext:value-type="float">
            <text:p>100</text:p>
          </table:table-cell>
          <table:table-cell/>
          <table:table-cell table:style-name="ce5" office:value-type="float" office:value="11" calcext:value-type="float">
            <text:p>11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782" calcext:value-type="float">
            <text:p>782</text:p>
          </table:table-cell>
          <table:table-cell table:style-name="ce5" office:value-type="float" office:value="178" calcext:value-type="float">
            <text:p>178</text:p>
          </table:table-cell>
          <table:table-cell/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201" calcext:value-type="float">
            <text:p>201</text:p>
          </table:table-cell>
          <table:table-cell table:style-name="ce5" office:value-type="float" office:value="223" calcext:value-type="float">
            <text:p>223</text:p>
          </table:table-cell>
          <table:table-cell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107" calcext:value-type="float">
            <text:p>107</text:p>
          </table:table-cell>
          <table:table-cell table:style-name="ce5" office:value-type="float" office:value="230" calcext:value-type="float">
            <text:p>230</text:p>
          </table:table-cell>
          <table:table-cell table:style-name="ce5" office:value-type="float" office:value="85" calcext:value-type="float">
            <text:p>85</text:p>
          </table:table-cell>
          <table:table-cell/>
          <table:table-cell table:style-name="ce5" office:value-type="float" office:value="12" calcext:value-type="float">
            <text:p>12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223" calcext:value-type="float">
            <text:p>223</text:p>
          </table:table-cell>
          <table:table-cell table:style-name="ce5" office:value-type="float" office:value="111" calcext:value-type="float">
            <text:p>111</text:p>
          </table:table-cell>
          <table:table-cell table:style-name="ce5" office:value-type="float" office:value="103" calcext:value-type="float">
            <text:p>103</text:p>
          </table:table-cell>
          <table:table-cell/>
          <table:table-cell table:style-name="ce5" office:value-type="float" office:value="12" calcext:value-type="float">
            <text:p>12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171" calcext:value-type="float">
            <text:p>171</text:p>
          </table:table-cell>
          <table:table-cell table:number-columns-repeated="2" table:style-name="ce5" office:value-type="float" office:value="75" calcext:value-type="float">
            <text:p>75</text:p>
          </table:table-cell>
          <table:table-cell/>
          <table:table-cell table:style-name="ce5" office:value-type="float" office:value="12" calcext:value-type="float">
            <text:p>12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43" calcext:value-type="float">
            <text:p>43</text:p>
          </table:table-cell>
          <table:table-cell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111" calcext:value-type="float">
            <text:p>111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100" calcext:value-type="float">
            <text:p>100</text:p>
          </table:table-cell>
          <table:table-cell/>
          <table:table-cell table:style-name="ce5" office:value-type="float" office:value="13" calcext:value-type="float">
            <text:p>13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229" calcext:value-type="float">
            <text:p>229</text:p>
          </table:table-cell>
          <table:table-cell table:style-name="ce5" office:value-type="float" office:value="222" calcext:value-type="float">
            <text:p>222</text:p>
          </table:table-cell>
          <table:table-cell table:style-name="ce5" office:value-type="float" office:value="119" calcext:value-type="float">
            <text:p>119</text:p>
          </table:table-cell>
          <table:table-cell/>
          <table:table-cell table:style-name="ce5" office:value-type="float" office:value="13" calcext:value-type="float">
            <text:p>13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106" calcext:value-type="float">
            <text:p>106</text:p>
          </table:table-cell>
          <table:table-cell table:style-name="ce5" office:value-type="float" office:value="89" calcext:value-type="float">
            <text:p>89</text:p>
          </table:table-cell>
          <table:table-cell/>
          <table:table-cell table:style-name="ce5" office:value-type="float" office:value="13" calcext:value-type="float">
            <text:p>1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63" calcext:value-type="float">
            <text:p>63</text:p>
          </table:table-cell>
          <table:table-cell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5" office:value-type="float" office:value="205" calcext:value-type="float">
            <text:p>205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121" calcext:value-type="float">
            <text:p>121</text:p>
          </table:table-cell>
          <table:table-cell/>
          <table:table-cell table:style-name="ce5" office:value-type="float" office:value="14" calcext:value-type="float">
            <text:p>14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240" calcext:value-type="float">
            <text:p>240</text:p>
          </table:table-cell>
          <table:table-cell/>
          <table:table-cell table:style-name="ce5" office:value-type="float" office:value="14" calcext:value-type="float">
            <text:p>14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04" calcext:value-type="float">
            <text:p>104</text:p>
          </table:table-cell>
          <table:table-cell table:style-name="ce5" office:value-type="float" office:value="205" calcext:value-type="float">
            <text:p>205</text:p>
          </table:table-cell>
          <table:table-cell table:style-name="ce5" office:value-type="float" office:value="108" calcext:value-type="float">
            <text:p>108</text:p>
          </table:table-cell>
          <table:table-cell/>
          <table:table-cell table:style-name="ce5" office:value-type="float" office:value="14" calcext:value-type="float">
            <text:p>14</text:p>
          </table:table-cell>
          <table:table-cell table:number-columns-repeated="2" table:style-name="ce5" office:value-type="float" office:value="76" calcext:value-type="float">
            <text:p>76</text:p>
          </table:table-cell>
          <table:table-cell table:style-name="ce5" office:value-type="float" office:value="108" calcext:value-type="float">
            <text:p>108</text:p>
          </table:table-cell>
          <table:table-cell table:style-name="ce5" office:value-type="float" office:value="81" calcext:value-type="float">
            <text:p>81</text:p>
          </table:table-cell>
          <table:table-cell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office:value-type="float" office:value="118" calcext:value-type="float">
            <text:p>118</text:p>
          </table:table-cell>
          <table:table-cell table:style-name="ce5" office:value-type="float" office:value="222" calcext:value-type="float">
            <text:p>222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138" calcext:value-type="float">
            <text:p>138</text:p>
          </table:table-cell>
          <table:table-cell/>
          <table:table-cell table:style-name="ce5" office:value-type="float" office:value="15" calcext:value-type="float">
            <text:p>15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55" calcext:value-type="float">
            <text:p>55</text:p>
          </table:table-cell>
          <table:table-cell/>
          <table:table-cell table:style-name="ce5" office:value-type="float" office:value="15" calcext:value-type="float">
            <text:p>15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230" calcext:value-type="float">
            <text:p>230</text:p>
          </table:table-cell>
          <table:table-cell table:style-name="ce5" office:value-type="float" office:value="135" calcext:value-type="float">
            <text:p>135</text:p>
          </table:table-cell>
          <table:table-cell/>
          <table:table-cell table:style-name="ce5" office:value-type="float" office:value="15" calcext:value-type="float">
            <text:p>15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104" calcext:value-type="float">
            <text:p>104</text:p>
          </table:table-cell>
          <table:table-cell table:style-name="ce5" office:value-type="float" office:value="99" calcext:value-type="float">
            <text:p>99</text:p>
          </table:table-cell>
          <table:table-cell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234" calcext:value-type="float">
            <text:p>234</text:p>
          </table:table-cell>
          <table:table-cell table:style-name="ce5" office:value-type="float" office:value="223" calcext:value-type="float">
            <text:p>223</text:p>
          </table:table-cell>
          <table:table-cell table:style-name="ce5" office:value-type="float" office:value="81" calcext:value-type="float">
            <text:p>81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104" calcext:value-type="float">
            <text:p>104</text:p>
          </table:table-cell>
          <table:table-cell table:style-name="ce5" office:value-type="float" office:value="73" calcext:value-type="float">
            <text:p>73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197" calcext:value-type="float">
            <text:p>197</text:p>
          </table:table-cell>
          <table:table-cell table:style-name="ce5" office:value-type="float" office:value="253" calcext:value-type="float">
            <text:p>253</text:p>
          </table:table-cell>
          <table:table-cell table:style-name="ce5" office:value-type="float" office:value="229" calcext:value-type="float">
            <text:p>229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107" calcext:value-type="float">
            <text:p>107</text:p>
          </table:table-cell>
          <table:table-cell table:style-name="ce5" office:value-type="float" office:value="220" calcext:value-type="float">
            <text:p>220</text:p>
          </table:table-cell>
          <table:table-cell table:style-name="ce5" office:value-type="float" office:value="209" calcext:value-type="float">
            <text:p>209</text:p>
          </table:table-cell>
          <table:table-cell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5" office:value-type="float" office:value="93" calcext:value-type="float">
            <text:p>93</text:p>
          </table:table-cell>
          <table:table-cell table:number-columns-repeated="2" table:style-name="ce5" office:value-type="float" office:value="53" calcext:value-type="float">
            <text:p>53</text:p>
          </table:table-cell>
          <table:table-cell table:style-name="ce5" office:value-type="float" office:value="90" calcext:value-type="float">
            <text:p>90</text:p>
          </table:table-cell>
          <table:table-cell/>
          <table:table-cell table:style-name="ce5" office:value-type="float" office:value="17" calcext:value-type="float">
            <text:p>17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float" office:value="216" calcext:value-type="float">
            <text:p>216</text:p>
          </table:table-cell>
          <table:table-cell table:style-name="ce5" office:value-type="float" office:value="90" calcext:value-type="float">
            <text:p>90</text:p>
          </table:table-cell>
          <table:table-cell/>
          <table:table-cell table:style-name="ce5" office:value-type="float" office:value="17" calcext:value-type="float">
            <text:p>17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209" calcext:value-type="float">
            <text:p>209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float" office:value="165" calcext:value-type="float">
            <text:p>165</text:p>
          </table:table-cell>
          <table:table-cell/>
          <table:table-cell table:style-name="ce5" office:value-type="float" office:value="17" calcext:value-type="float">
            <text:p>17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222" calcext:value-type="float">
            <text:p>222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1397" calcext:value-type="float">
            <text:p>1397</text:p>
          </table:table-cell>
          <table:table-cell table:style-name="ce5" office:value-type="float" office:value="91" calcext:value-type="float">
            <text:p>91</text:p>
          </table:table-cell>
          <table:table-cell/>
          <table:table-cell table:style-name="ce5" office:value-type="float" office:value="18" calcext:value-type="float">
            <text:p>18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111" calcext:value-type="float">
            <text:p>111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193" calcext:value-type="float">
            <text:p>193</text:p>
          </table:table-cell>
          <table:table-cell/>
          <table:table-cell table:style-name="ce5" office:value-type="float" office:value="18" calcext:value-type="float">
            <text:p>18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199" calcext:value-type="float">
            <text:p>199</text:p>
          </table:table-cell>
          <table:table-cell table:style-name="ce5" office:value-type="float" office:value="80" calcext:value-type="float">
            <text:p>80</text:p>
          </table:table-cell>
          <table:table-cell/>
          <table:table-cell table:style-name="ce5" office:value-type="float" office:value="18" calcext:value-type="float">
            <text:p>18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12" calcext:value-type="float">
            <text:p>212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46" calcext:value-type="float">
            <text:p>46</text:p>
          </table:table-cell>
          <table:table-cell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411" calcext:value-type="float">
            <text:p>411</text:p>
          </table:table-cell>
          <table:table-cell table:style-name="ce5" office:value-type="float" office:value="105" calcext:value-type="float">
            <text:p>105</text:p>
          </table:table-cell>
          <table:table-cell/>
          <table:table-cell table:style-name="ce5" office:value-type="float" office:value="19" calcext:value-type="float">
            <text:p>19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125" calcext:value-type="float">
            <text:p>125</text:p>
          </table:table-cell>
          <table:table-cell/>
          <table:table-cell table:style-name="ce5" office:value-type="float" office:value="19" calcext:value-type="float">
            <text:p>19</text:p>
          </table:table-cell>
          <table:table-cell table:style-name="ce5" office:value-type="float" office:value="109" calcext:value-type="float">
            <text:p>109</text:p>
          </table:table-cell>
          <table:table-cell table:style-name="ce5" office:value-type="float" office:value="234" calcext:value-type="float">
            <text:p>234</text:p>
          </table:table-cell>
          <table:table-cell table:style-name="ce5" office:value-type="float" office:value="134" calcext:value-type="float">
            <text:p>134</text:p>
          </table:table-cell>
          <table:table-cell table:style-name="ce5" office:value-type="float" office:value="194" calcext:value-type="float">
            <text:p>194</text:p>
          </table:table-cell>
          <table:table-cell/>
          <table:table-cell table:style-name="ce5" office:value-type="float" office:value="19" calcext:value-type="float">
            <text:p>19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67" calcext:value-type="float">
            <text:p>67</text:p>
          </table:table-cell>
          <table:table-cell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113" calcext:value-type="float">
            <text:p>113</text:p>
          </table:table-cell>
          <table:table-cell table:style-name="ce5" office:value-type="float" office:value="218" calcext:value-type="float">
            <text:p>218</text:p>
          </table:table-cell>
          <table:table-cell table:style-name="ce5" office:value-type="float" office:value="216" calcext:value-type="float">
            <text:p>216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212" calcext:value-type="float">
            <text:p>212</text:p>
          </table:table-cell>
          <table:table-cell table:style-name="ce5" office:value-type="float" office:value="98" calcext:value-type="float">
            <text:p>98</text:p>
          </table:table-cell>
          <table:table-cell table:style-name="ce5" office:value-type="float" office:value="229" calcext:value-type="float">
            <text:p>229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112" calcext:value-type="float">
            <text:p>112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215" calcext:value-type="float">
            <text:p>215</text:p>
          </table:table-cell>
          <table:table-cell table:style-name="ce5" office:value-type="float" office:value="84" calcext:value-type="float">
            <text:p>84</text:p>
          </table:table-cell>
          <table:table-cell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228" calcext:value-type="float">
            <text:p>228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243" calcext:value-type="float">
            <text:p>243</text:p>
          </table:table-cell>
          <table:table-cell/>
          <table:table-cell table:style-name="ce5" office:value-type="float" office:value="21" calcext:value-type="float">
            <text:p>2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223" calcext:value-type="float">
            <text:p>223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float" office:value="62" calcext:value-type="float">
            <text:p>62</text:p>
          </table:table-cell>
          <table:table-cell/>
          <table:table-cell table:style-name="ce5" office:value-type="float" office:value="21" calcext:value-type="float">
            <text:p>21</text:p>
          </table:table-cell>
          <table:table-cell table:style-name="ce5" office:value-type="float" office:value="114" calcext:value-type="float">
            <text:p>114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136" calcext:value-type="float">
            <text:p>136</text:p>
          </table:table-cell>
          <table:table-cell/>
          <table:table-cell table:style-name="ce5" office:value-type="float" office:value="21" calcext:value-type="float">
            <text:p>21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201" calcext:value-type="float">
            <text:p>201</text:p>
          </table:table-cell>
          <table:table-cell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54" calcext:value-type="float">
            <text:p>54</text:p>
          </table:table-cell>
          <table:table-cell/>
          <table:table-cell table:style-name="ce5" office:value-type="float" office:value="22" calcext:value-type="float">
            <text:p>22</text:p>
          </table:table-cell>
          <table:table-cell table:style-name="ce5" office:value-type="float" office:value="109" calcext:value-type="float">
            <text:p>109</text:p>
          </table:table-cell>
          <table:table-cell table:style-name="ce5" office:value-type="float" office:value="237" calcext:value-type="float">
            <text:p>237</text:p>
          </table:table-cell>
          <table:table-cell table:style-name="ce5" office:value-type="float" office:value="234" calcext:value-type="float">
            <text:p>234</text:p>
          </table:table-cell>
          <table:table-cell table:style-name="ce5" office:value-type="float" office:value="78" calcext:value-type="float">
            <text:p>78</text:p>
          </table:table-cell>
          <table:table-cell/>
          <table:table-cell table:style-name="ce5" office:value-type="float" office:value="22" calcext:value-type="float">
            <text:p>22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108" calcext:value-type="float">
            <text:p>108</text:p>
          </table:table-cell>
          <table:table-cell table:style-name="ce5" office:value-type="float" office:value="232" calcext:value-type="float">
            <text:p>232</text:p>
          </table:table-cell>
          <table:table-cell/>
          <table:table-cell table:style-name="ce5" office:value-type="float" office:value="22" calcext:value-type="float">
            <text:p>2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213" calcext:value-type="float">
            <text:p>213</text:p>
          </table:table-cell>
          <table:table-cell/>
        </table:table-row>
        <table:table-row table:style-name="ro1">
          <table:table-cell table:number-columns-repeated="2" table:style-name="ce5" office:value-type="float" office:value="23" calcext:value-type="float">
            <text:p>23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96" calcext:value-type="float">
            <text:p>96</text:p>
          </table:table-cell>
          <table:table-cell table:style-name="ce5" office:value-type="float" office:value="93" calcext:value-type="float">
            <text:p>93</text:p>
          </table:table-cell>
          <table:table-cell/>
          <table:table-cell table:style-name="ce5" office:value-type="float" office:value="23" calcext:value-type="float">
            <text:p>23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93" calcext:value-type="float">
            <text:p>93</text:p>
          </table:table-cell>
          <table:table-cell/>
          <table:table-cell table:style-name="ce5" office:value-type="float" office:value="23" calcext:value-type="float">
            <text:p>23</text:p>
          </table:table-cell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float" office:value="218" calcext:value-type="float">
            <text:p>218</text:p>
          </table:table-cell>
          <table:table-cell table:style-name="ce5" office:value-type="float" office:value="165" calcext:value-type="float">
            <text:p>165</text:p>
          </table:table-cell>
          <table:table-cell/>
          <table:table-cell table:style-name="ce5" office:value-type="float" office:value="23" calcext:value-type="float">
            <text:p>23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5" office:value-type="float" office:value="111" calcext:value-type="float">
            <text:p>111</text:p>
          </table:table-cell>
          <table:table-cell table:style-name="ce5" office:value-type="float" office:value="114" calcext:value-type="float">
            <text:p>114</text:p>
          </table:table-cell>
          <table:table-cell table:style-name="ce5" office:value-type="float" office:value="210" calcext:value-type="float">
            <text:p>210</text:p>
          </table:table-cell>
          <table:table-cell table:style-name="ce5" office:value-type="float" office:value="92" calcext:value-type="float">
            <text:p>92</text:p>
          </table:table-cell>
          <table:table-cell/>
          <table:table-cell table:style-name="ce5" office:value-type="float" office:value="24" calcext:value-type="float">
            <text:p>24</text:p>
          </table:table-cell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110" calcext:value-type="float">
            <text:p>110</text:p>
          </table:table-cell>
          <table:table-cell/>
          <table:table-cell table:style-name="ce5" office:value-type="float" office:value="24" calcext:value-type="float">
            <text:p>24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111" calcext:value-type="float">
            <text:p>111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81" calcext:value-type="float">
            <text:p>81</text:p>
          </table:table-cell>
          <table:table-cell/>
          <table:table-cell table:style-name="ce5" office:value-type="float" office:value="24" calcext:value-type="float">
            <text:p>24</text:p>
          </table:table-cell>
          <table:table-cell table:style-name="ce5" office:value-type="float" office:value="111" calcext:value-type="float">
            <text:p>111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208" calcext:value-type="float">
            <text:p>208</text:p>
          </table:table-cell>
          <table:table-cell table:style-name="ce5" office:value-type="float" office:value="53" calcext:value-type="float">
            <text:p>53</text:p>
          </table:table-cell>
          <table:table-cell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32" calcext:value-type="float">
            <text:p>132</text:p>
          </table:table-cell>
          <table:table-cell table:style-name="ce5" office:value-type="float" office:value="144" calcext:value-type="float">
            <text:p>144</text:p>
          </table:table-cell>
          <table:table-cell table:style-name="ce5" office:value-type="float" office:value="311" calcext:value-type="float">
            <text:p>311</text:p>
          </table:table-cell>
          <table:table-cell/>
          <table:table-cell table:style-name="ce5" office:value-type="float" office:value="25" calcext:value-type="float">
            <text:p>25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216" calcext:value-type="float">
            <text:p>216</text:p>
          </table:table-cell>
          <table:table-cell/>
          <table:table-cell table:style-name="ce5" office:value-type="float" office:value="25" calcext:value-type="float">
            <text:p>25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98" calcext:value-type="float">
            <text:p>98</text:p>
          </table:table-cell>
          <table:table-cell/>
          <table:table-cell table:style-name="ce5" office:value-type="float" office:value="25" calcext:value-type="float">
            <text:p>25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193" calcext:value-type="float">
            <text:p>193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70" calcext:value-type="float">
            <text:p>70</text:p>
          </table:table-cell>
          <table:table-cell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160" calcext:value-type="float">
            <text:p>16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840" calcext:value-type="float">
            <text:p>840</text:p>
          </table:table-cell>
          <table:table-cell/>
          <table:table-cell table:style-name="ce5" office:value-type="float" office:value="26" calcext:value-type="float">
            <text:p>26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104" calcext:value-type="float">
            <text:p>104</text:p>
          </table:table-cell>
          <table:table-cell table:style-name="ce5" office:value-type="float" office:value="226" calcext:value-type="float">
            <text:p>226</text:p>
          </table:table-cell>
          <table:table-cell table:style-name="ce5" office:value-type="float" office:value="233" calcext:value-type="float">
            <text:p>233</text:p>
          </table:table-cell>
          <table:table-cell/>
          <table:table-cell table:style-name="ce5" office:value-type="float" office:value="26" calcext:value-type="float">
            <text:p>26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float" office:value="225" calcext:value-type="float">
            <text:p>225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200" calcext:value-type="float">
            <text:p>200</text:p>
          </table:table-cell>
          <table:table-cell/>
          <table:table-cell table:style-name="ce5" office:value-type="float" office:value="26" calcext:value-type="float">
            <text:p>26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05" calcext:value-type="float">
            <text:p>205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88" calcext:value-type="float">
            <text:p>88</text:p>
          </table:table-cell>
          <table:table-cell/>
        </table:table-row>
        <table:table-row table:style-name="ro1">
          <table:table-cell table:style-name="ce5" office:value-type="float" office:value="27" calcext:value-type="float">
            <text:p>27</text:p>
          </table:table-cell>
          <table:table-cell table:style-name="ce5" office:value-type="float" office:value="114" calcext:value-type="float">
            <text:p>114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146" calcext:value-type="float">
            <text:p>146</text:p>
          </table:table-cell>
          <table:table-cell/>
          <table:table-cell table:style-name="ce5" office:value-type="float" office:value="27" calcext:value-type="float">
            <text:p>27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float" office:value="117" calcext:value-type="float">
            <text:p>117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59" calcext:value-type="float">
            <text:p>59</text:p>
          </table:table-cell>
          <table:table-cell/>
          <table:table-cell table:style-name="ce5" office:value-type="float" office:value="27" calcext:value-type="float">
            <text:p>27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230" calcext:value-type="float">
            <text:p>230</text:p>
          </table:table-cell>
          <table:table-cell table:style-name="ce5" office:value-type="float" office:value="211" calcext:value-type="float">
            <text:p>211</text:p>
          </table:table-cell>
          <table:table-cell table:style-name="ce5" office:value-type="float" office:value="134" calcext:value-type="float">
            <text:p>134</text:p>
          </table:table-cell>
          <table:table-cell/>
          <table:table-cell table:style-name="ce5" office:value-type="float" office:value="27" calcext:value-type="float">
            <text:p>27</text:p>
          </table:table-cell>
          <table:table-cell table:style-name="ce5" office:value-type="float" office:value="108" calcext:value-type="float">
            <text:p>108</text:p>
          </table:table-cell>
          <table:table-cell table:style-name="ce5" office:value-type="float" office:value="218" calcext:value-type="float">
            <text:p>218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105" calcext:value-type="float">
            <text:p>105</text:p>
          </table:table-cell>
          <table:table-cell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float" office:value="58" calcext:value-type="float">
            <text:p>58</text:p>
          </table:table-cell>
          <table:table-cell/>
          <table:table-cell table:style-name="ce5" office:value-type="float" office:value="28" calcext:value-type="float">
            <text:p>28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29" calcext:value-type="float">
            <text:p>129</text:p>
          </table:table-cell>
          <table:table-cell table:style-name="ce5" office:value-type="float" office:value="275" calcext:value-type="float">
            <text:p>275</text:p>
          </table:table-cell>
          <table:table-cell table:style-name="ce5" office:value-type="float" office:value="82" calcext:value-type="float">
            <text:p>82</text:p>
          </table:table-cell>
          <table:table-cell/>
          <table:table-cell table:style-name="ce5" office:value-type="float" office:value="28" calcext:value-type="float">
            <text:p>28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75" calcext:value-type="float">
            <text:p>175</text:p>
          </table:table-cell>
          <table:table-cell table:style-name="ce5" office:value-type="float" office:value="233" calcext:value-type="float">
            <text:p>233</text:p>
          </table:table-cell>
          <table:table-cell table:style-name="ce5" office:value-type="float" office:value="235" calcext:value-type="float">
            <text:p>235</text:p>
          </table:table-cell>
          <table:table-cell/>
          <table:table-cell table:style-name="ce5" office:value-type="float" office:value="28" calcext:value-type="float">
            <text:p>28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201" calcext:value-type="float">
            <text:p>201</text:p>
          </table:table-cell>
          <table:table-cell table:style-name="ce5" office:value-type="float" office:value="217" calcext:value-type="float">
            <text:p>217</text:p>
          </table:table-cell>
          <table:table-cell/>
        </table:table-row>
        <table:table-row table:style-name="ro1">
          <table:table-cell table:style-name="ce5" office:value-type="float" office:value="29" calcext:value-type="float">
            <text:p>29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15" calcext:value-type="float">
            <text:p>215</text:p>
          </table:table-cell>
          <table:table-cell table:style-name="ce5" office:value-type="float" office:value="229" calcext:value-type="float">
            <text:p>229</text:p>
          </table:table-cell>
          <table:table-cell table:style-name="ce5" office:value-type="float" office:value="87" calcext:value-type="float">
            <text:p>87</text:p>
          </table:table-cell>
          <table:table-cell/>
          <table:table-cell table:style-name="ce5" office:value-type="float" office:value="29" calcext:value-type="float">
            <text:p>29</text:p>
          </table:table-cell>
          <table:table-cell table:style-name="ce5" office:value-type="float" office:value="126" calcext:value-type="float">
            <text:p>126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232" calcext:value-type="float">
            <text:p>232</text:p>
          </table:table-cell>
          <table:table-cell table:style-name="ce5" office:value-type="float" office:value="96" calcext:value-type="float">
            <text:p>96</text:p>
          </table:table-cell>
          <table:table-cell/>
          <table:table-cell table:style-name="ce5" office:value-type="float" office:value="29" calcext:value-type="float">
            <text:p>29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168" calcext:value-type="float">
            <text:p>168</text:p>
          </table:table-cell>
          <table:table-cell/>
          <table:table-cell table:style-name="ce5" office:value-type="float" office:value="29" calcext:value-type="float">
            <text:p>29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36" calcext:value-type="float">
            <text:p>36</text:p>
          </table:table-cell>
          <table:table-cell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101" calcext:value-type="float">
            <text:p>101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228" calcext:value-type="float">
            <text:p>228</text:p>
          </table:table-cell>
          <table:table-cell table:style-name="ce5" office:value-type="float" office:value="324" calcext:value-type="float">
            <text:p>324</text:p>
          </table:table-cell>
          <table:table-cell table:style-name="ce5" office:value-type="float" office:value="202" calcext:value-type="float">
            <text:p>202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109" calcext:value-type="float">
            <text:p>109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86" calcext:value-type="float">
            <text:p>86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5" office:value-type="float" office:value="114" calcext:value-type="float">
            <text:p>114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58" calcext:value-type="float">
            <text:p>58</text:p>
          </table:table-cell>
          <table:table-cell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110" calcext:value-type="float">
            <text:p>110</text:p>
          </table:table-cell>
          <table:table-cell/>
          <table:table-cell table:style-name="ce5" office:value-type="float" office:value="31" calcext:value-type="float">
            <text:p>31</text:p>
          </table:table-cell>
          <table:table-cell table:style-name="ce5" office:value-type="float" office:value="126" calcext:value-type="float">
            <text:p>126</text:p>
          </table:table-cell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220" calcext:value-type="float">
            <text:p>220</text:p>
          </table:table-cell>
          <table:table-cell/>
          <table:table-cell table:style-name="ce5" office:value-type="float" office:value="31" calcext:value-type="float">
            <text:p>3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131" calcext:value-type="float">
            <text:p>131</text:p>
          </table:table-cell>
          <table:table-cell table:style-name="ce5" office:value-type="float" office:value="98" calcext:value-type="float">
            <text:p>98</text:p>
          </table:table-cell>
          <table:table-cell/>
          <table:table-cell table:style-name="ce5" office:value-type="float" office:value="31" calcext:value-type="float">
            <text:p>3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273" calcext:value-type="float">
            <text:p>273</text:p>
          </table:table-cell>
          <table:table-cell table:style-name="ce5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107" calcext:value-type="float">
            <text:p>107</text:p>
          </table:table-cell>
          <table:table-cell table:style-name="ce5" office:value-type="float" office:value="223" calcext:value-type="float">
            <text:p>223</text:p>
          </table:table-cell>
          <table:table-cell/>
          <table:table-cell table:style-name="ce5" office:value-type="float" office:value="32" calcext:value-type="float">
            <text:p>32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51" calcext:value-type="float">
            <text:p>51</text:p>
          </table:table-cell>
          <table:table-cell/>
          <table:table-cell table:style-name="ce5" office:value-type="float" office:value="32" calcext:value-type="float">
            <text:p>32</text:p>
          </table:table-cell>
          <table:table-cell table:style-name="ce5" office:value-type="float" office:value="139" calcext:value-type="float">
            <text:p>139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228" calcext:value-type="float">
            <text:p>228</text:p>
          </table:table-cell>
          <table:table-cell table:style-name="ce5" office:value-type="float" office:value="120" calcext:value-type="float">
            <text:p>120</text:p>
          </table:table-cell>
          <table:table-cell/>
          <table:table-cell table:style-name="ce5" office:value-type="float" office:value="32" calcext:value-type="float">
            <text:p>32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106" calcext:value-type="float">
            <text:p>106</text:p>
          </table:table-cell>
          <table:table-cell table:style-name="ce5" office:value-type="float" office:value="92" calcext:value-type="float">
            <text:p>92</text:p>
          </table:table-cell>
          <table:table-cell/>
        </table:table-row>
        <table:table-row table:style-name="ro1">
          <table:table-cell table:style-name="ce5" office:value-type="float" office:value="33" calcext:value-type="float">
            <text:p>33</text:p>
          </table:table-cell>
          <table:table-cell table:style-name="ce5" office:value-type="float" office:value="131" calcext:value-type="float">
            <text:p>131</text:p>
          </table:table-cell>
          <table:table-cell table:style-name="ce5" office:value-type="float" office:value="210" calcext:value-type="float">
            <text:p>210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145" calcext:value-type="float">
            <text:p>145</text:p>
          </table:table-cell>
          <table:table-cell/>
          <table:table-cell table:style-name="ce5" office:value-type="float" office:value="33" calcext:value-type="float">
            <text:p>33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68" calcext:value-type="float">
            <text:p>68</text:p>
          </table:table-cell>
          <table:table-cell/>
          <table:table-cell table:style-name="ce5" office:value-type="float" office:value="33" calcext:value-type="float">
            <text:p>33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196" calcext:value-type="float">
            <text:p>196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139" calcext:value-type="float">
            <text:p>139</text:p>
          </table:table-cell>
          <table:table-cell/>
          <table:table-cell table:style-name="ce5" office:value-type="float" office:value="33" calcext:value-type="float">
            <text:p>33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float" office:value="219" calcext:value-type="float">
            <text:p>219</text:p>
          </table:table-cell>
          <table:table-cell table:style-name="ce5" office:value-type="float" office:value="202" calcext:value-type="float">
            <text:p>202</text:p>
          </table:table-cell>
          <table:table-cell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1257" calcext:value-type="float">
            <text:p>1257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61" calcext:value-type="float">
            <text:p>61</text:p>
          </table:table-cell>
          <table:table-cell/>
          <table:table-cell table:style-name="ce5" office:value-type="float" office:value="34" calcext:value-type="float">
            <text:p>34</text:p>
          </table:table-cell>
          <table:table-cell table:style-name="ce5" office:value-type="float" office:value="131" calcext:value-type="float">
            <text:p>131</text:p>
          </table:table-cell>
          <table:table-cell table:style-name="ce5" office:value-type="float" office:value="173" calcext:value-type="float">
            <text:p>173</text:p>
          </table:table-cell>
          <table:table-cell table:style-name="ce5" office:value-type="float" office:value="215" calcext:value-type="float">
            <text:p>215</text:p>
          </table:table-cell>
          <table:table-cell table:style-name="ce5" office:value-type="float" office:value="84" calcext:value-type="float">
            <text:p>84</text:p>
          </table:table-cell>
          <table:table-cell/>
          <table:table-cell table:style-name="ce5" office:value-type="float" office:value="34" calcext:value-type="float">
            <text:p>3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18" calcext:value-type="float">
            <text:p>118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50" calcext:value-type="float">
            <text:p>50</text:p>
          </table:table-cell>
          <table:table-cell/>
          <table:table-cell table:style-name="ce5" office:value-type="float" office:value="34" calcext:value-type="float">
            <text:p>34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224" calcext:value-type="float">
            <text:p>224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220" calcext:value-type="float">
            <text:p>220</text:p>
          </table:table-cell>
          <table:table-cell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5" office:value-type="float" office:value="126" calcext:value-type="float">
            <text:p>126</text:p>
          </table:table-cell>
          <table:table-cell table:style-name="ce5" office:value-type="float" office:value="267" calcext:value-type="float">
            <text:p>267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79" calcext:value-type="float">
            <text:p>79</text:p>
          </table:table-cell>
          <table:table-cell/>
          <table:table-cell table:style-name="ce5" office:value-type="float" office:value="35" calcext:value-type="float">
            <text:p>35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108" calcext:value-type="float">
            <text:p>108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102" calcext:value-type="float">
            <text:p>102</text:p>
          </table:table-cell>
          <table:table-cell/>
          <table:table-cell table:style-name="ce5" office:value-type="float" office:value="35" calcext:value-type="float">
            <text:p>35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220" calcext:value-type="float">
            <text:p>220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float" office:value="289" calcext:value-type="float">
            <text:p>289</text:p>
          </table:table-cell>
          <table:table-cell/>
          <table:table-cell table:style-name="ce5" office:value-type="float" office:value="35" calcext:value-type="float">
            <text:p>3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11" calcext:value-type="float">
            <text:p>211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52" calcext:value-type="float">
            <text:p>52</text:p>
          </table:table-cell>
          <table:table-cell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5" office:value-type="float" office:value="246" calcext:value-type="float">
            <text:p>246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210" calcext:value-type="float">
            <text:p>210</text:p>
          </table:table-cell>
          <table:table-cell table:style-name="ce5" office:value-type="float" office:value="100" calcext:value-type="float">
            <text:p>100</text:p>
          </table:table-cell>
          <table:table-cell/>
          <table:table-cell table:style-name="ce5" office:value-type="float" office:value="36" calcext:value-type="float">
            <text:p>36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116" calcext:value-type="float">
            <text:p>116</text:p>
          </table:table-cell>
          <table:table-cell/>
          <table:table-cell table:style-name="ce5" office:value-type="float" office:value="36" calcext:value-type="float">
            <text:p>36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232" calcext:value-type="float">
            <text:p>232</text:p>
          </table:table-cell>
          <table:table-cell table:style-name="ce5" office:value-type="float" office:value="221" calcext:value-type="float">
            <text:p>221</text:p>
          </table:table-cell>
          <table:table-cell table:style-name="ce5" office:value-type="float" office:value="111" calcext:value-type="float">
            <text:p>111</text:p>
          </table:table-cell>
          <table:table-cell/>
          <table:table-cell table:style-name="ce5" office:value-type="float" office:value="36" calcext:value-type="float">
            <text:p>36</text:p>
          </table:table-cell>
          <table:table-cell table:style-name="ce5" office:value-type="float" office:value="127" calcext:value-type="float">
            <text:p>127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83" calcext:value-type="float">
            <text:p>83</text:p>
          </table:table-cell>
          <table:table-cell/>
        </table:table-row>
        <table:table-row table:style-name="ro1">
          <table:table-cell table:style-name="ce5" office:value-type="float" office:value="37" calcext:value-type="float">
            <text:p>37</text:p>
          </table:table-cell>
          <table:table-cell table:style-name="ce5" office:value-type="float" office:value="160" calcext:value-type="float">
            <text:p>160</text:p>
          </table:table-cell>
          <table:table-cell table:style-name="ce5" office:value-type="float" office:value="115" calcext:value-type="float">
            <text:p>115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float" office:value="114" calcext:value-type="float">
            <text:p>114</text:p>
          </table:table-cell>
          <table:table-cell/>
          <table:table-cell table:style-name="ce5" office:value-type="float" office:value="37" calcext:value-type="float">
            <text:p>37</text:p>
          </table:table-cell>
          <table:table-cell table:style-name="ce5" office:value-type="float" office:value="141" calcext:value-type="float">
            <text:p>141</text:p>
          </table:table-cell>
          <table:table-cell table:style-name="ce5" office:value-type="float" office:value="132" calcext:value-type="float">
            <text:p>132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223" calcext:value-type="float">
            <text:p>223</text:p>
          </table:table-cell>
          <table:table-cell/>
          <table:table-cell table:style-name="ce5" office:value-type="float" office:value="37" calcext:value-type="float">
            <text:p>37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160" calcext:value-type="float">
            <text:p>160</text:p>
          </table:table-cell>
          <table:table-cell table:style-name="ce5" office:value-type="float" office:value="1317" calcext:value-type="float">
            <text:p>1317</text:p>
          </table:table-cell>
          <table:table-cell/>
          <table:table-cell table:style-name="ce5" office:value-type="float" office:value="37" calcext:value-type="float">
            <text:p>37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212" calcext:value-type="float">
            <text:p>212</text:p>
          </table:table-cell>
          <table:table-cell table:style-name="ce5" office:value-type="float" office:value="79" calcext:value-type="float">
            <text:p>79</text:p>
          </table:table-cell>
          <table:table-cell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5" office:value-type="float" office:value="158" calcext:value-type="float">
            <text:p>158</text:p>
          </table:table-cell>
          <table:table-cell table:style-name="ce5" office:value-type="float" office:value="144" calcext:value-type="float">
            <text:p>144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226" calcext:value-type="float">
            <text:p>226</text:p>
          </table:table-cell>
          <table:table-cell/>
          <table:table-cell table:style-name="ce5" office:value-type="float" office:value="38" calcext:value-type="float">
            <text:p>38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221" calcext:value-type="float">
            <text:p>221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float" office:value="50" calcext:value-type="float">
            <text:p>50</text:p>
          </table:table-cell>
          <table:table-cell/>
          <table:table-cell table:style-name="ce5" office:value-type="float" office:value="38" calcext:value-type="float">
            <text:p>38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208" calcext:value-type="float">
            <text:p>208</text:p>
          </table:table-cell>
          <table:table-cell/>
          <table:table-cell table:style-name="ce5" office:value-type="float" office:value="38" calcext:value-type="float">
            <text:p>38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105" calcext:value-type="float">
            <text:p>105</text:p>
          </table:table-cell>
          <table:table-cell/>
        </table:table-row>
        <table:table-row table:style-name="ro1">
          <table:table-cell table:style-name="ce5" office:value-type="float" office:value="39" calcext:value-type="float">
            <text:p>39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165" calcext:value-type="float">
            <text:p>165</text:p>
          </table:table-cell>
          <table:table-cell/>
          <table:table-cell table:style-name="ce5" office:value-type="float" office:value="39" calcext:value-type="float">
            <text:p>39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35" calcext:value-type="float">
            <text:p>235</text:p>
          </table:table-cell>
          <table:table-cell table:style-name="ce5" office:value-type="float" office:value="232" calcext:value-type="float">
            <text:p>232</text:p>
          </table:table-cell>
          <table:table-cell table:style-name="ce5" office:value-type="float" office:value="69" calcext:value-type="float">
            <text:p>69</text:p>
          </table:table-cell>
          <table:table-cell/>
          <table:table-cell table:style-name="ce5" office:value-type="float" office:value="39" calcext:value-type="float">
            <text:p>39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115" calcext:value-type="float">
            <text:p>115</text:p>
          </table:table-cell>
          <table:table-cell table:style-name="ce5" office:value-type="float" office:value="138" calcext:value-type="float">
            <text:p>138</text:p>
          </table:table-cell>
          <table:table-cell/>
          <table:table-cell table:style-name="ce5" office:value-type="float" office:value="39" calcext:value-type="float">
            <text:p>39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205" calcext:value-type="float">
            <text:p>205</text:p>
          </table:table-cell>
          <table:table-cell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59" calcext:value-type="float">
            <text:p>59</text:p>
          </table:table-cell>
          <table:table-cell/>
          <table:table-cell table:style-name="ce5" office:value-type="float" office:value="40" calcext:value-type="float">
            <text:p>40</text:p>
          </table:table-cell>
          <table:table-cell table:style-name="ce5" office:value-type="float" office:value="145" calcext:value-type="float">
            <text:p>145</text:p>
          </table:table-cell>
          <table:table-cell table:style-name="ce5" office:value-type="float" office:value="117" calcext:value-type="float">
            <text:p>117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88" calcext:value-type="float">
            <text:p>88</text:p>
          </table:table-cell>
          <table:table-cell/>
          <table:table-cell table:style-name="ce5" office:value-type="float" office:value="40" calcext:value-type="float">
            <text:p>40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106" calcext:value-type="float">
            <text:p>106</text:p>
          </table:table-cell>
          <table:table-cell table:style-name="ce5" office:value-type="float" office:value="218" calcext:value-type="float">
            <text:p>218</text:p>
          </table:table-cell>
          <table:table-cell table:style-name="ce5" office:value-type="float" office:value="53" calcext:value-type="float">
            <text:p>53</text:p>
          </table:table-cell>
          <table:table-cell/>
          <table:table-cell table:style-name="ce5" office:value-type="float" office:value="40" calcext:value-type="float">
            <text:p>40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223" calcext:value-type="float">
            <text:p>223</text:p>
          </table:table-cell>
          <table:table-cell/>
        </table:table-row>
        <table:table-row table:style-name="ro1">
          <table:table-cell table:style-name="ce5" office:value-type="float" office:value="41" calcext:value-type="float">
            <text:p>41</text:p>
          </table:table-cell>
          <table:table-cell table:style-name="ce5" office:value-type="float" office:value="159" calcext:value-type="float">
            <text:p>159</text:p>
          </table:table-cell>
          <table:table-cell table:style-name="ce5" office:value-type="float" office:value="109" calcext:value-type="float">
            <text:p>109</text:p>
          </table:table-cell>
          <table:table-cell table:style-name="ce5" office:value-type="float" office:value="119" calcext:value-type="float">
            <text:p>119</text:p>
          </table:table-cell>
          <table:table-cell table:style-name="ce5" office:value-type="float" office:value="82" calcext:value-type="float">
            <text:p>82</text:p>
          </table:table-cell>
          <table:table-cell/>
          <table:table-cell table:style-name="ce5" office:value-type="float" office:value="41" calcext:value-type="float">
            <text:p>41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105" calcext:value-type="float">
            <text:p>105</text:p>
          </table:table-cell>
          <table:table-cell/>
          <table:table-cell table:style-name="ce5" office:value-type="float" office:value="41" calcext:value-type="float">
            <text:p>41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199" calcext:value-type="float">
            <text:p>199</text:p>
          </table:table-cell>
          <table:table-cell table:style-name="ce5" office:value-type="float" office:value="239" calcext:value-type="float">
            <text:p>239</text:p>
          </table:table-cell>
          <table:table-cell table:style-name="ce5" office:value-type="float" office:value="72" calcext:value-type="float">
            <text:p>72</text:p>
          </table:table-cell>
          <table:table-cell/>
          <table:table-cell table:style-name="ce5" office:value-type="float" office:value="41" calcext:value-type="float">
            <text:p>41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182" calcext:value-type="float">
            <text:p>182</text:p>
          </table:table-cell>
          <table:table-cell table:style-name="ce5" office:value-type="float" office:value="207" calcext:value-type="float">
            <text:p>207</text:p>
          </table:table-cell>
          <table:table-cell table:style-name="ce5" office:value-type="float" office:value="43" calcext:value-type="float">
            <text:p>43</text:p>
          </table:table-cell>
          <table:table-cell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221" calcext:value-type="float">
            <text:p>221</text:p>
          </table:table-cell>
          <table:table-cell table:style-name="ce5" office:value-type="float" office:value="234" calcext:value-type="float">
            <text:p>234</text:p>
          </table:table-cell>
          <table:table-cell table:style-name="ce5" office:value-type="float" office:value="103" calcext:value-type="float">
            <text:p>103</text:p>
          </table:table-cell>
          <table:table-cell/>
          <table:table-cell table:style-name="ce5" office:value-type="float" office:value="42" calcext:value-type="float">
            <text:p>42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209" calcext:value-type="float">
            <text:p>209</text:p>
          </table:table-cell>
          <table:table-cell/>
          <table:table-cell table:style-name="ce5" office:value-type="float" office:value="42" calcext:value-type="float">
            <text:p>42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1591" calcext:value-type="float">
            <text:p>1591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88" calcext:value-type="float">
            <text:p>88</text:p>
          </table:table-cell>
          <table:table-cell/>
          <table:table-cell table:style-name="ce5" office:value-type="float" office:value="42" calcext:value-type="float">
            <text:p>42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155" calcext:value-type="float">
            <text:p>155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59" calcext:value-type="float">
            <text:p>59</text:p>
          </table:table-cell>
          <table:table-cell/>
        </table:table-row>
        <table:table-row table:style-name="ro1">
          <table:table-cell table:style-name="ce5" office:value-type="float" office:value="43" calcext:value-type="float">
            <text:p>43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120" calcext:value-type="float">
            <text:p>120</text:p>
          </table:table-cell>
          <table:table-cell/>
          <table:table-cell table:style-name="ce5" office:value-type="float" office:value="43" calcext:value-type="float">
            <text:p>43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225" calcext:value-type="float">
            <text:p>225</text:p>
          </table:table-cell>
          <table:table-cell table:style-name="ce5" office:value-type="float" office:value="226" calcext:value-type="float">
            <text:p>226</text:p>
          </table:table-cell>
          <table:table-cell/>
          <table:table-cell table:style-name="ce5" office:value-type="float" office:value="43" calcext:value-type="float">
            <text:p>43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1104" calcext:value-type="float">
            <text:p>1104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float" office:value="106" calcext:value-type="float">
            <text:p>106</text:p>
          </table:table-cell>
          <table:table-cell/>
          <table:table-cell table:style-name="ce5" office:value-type="float" office:value="43" calcext:value-type="float">
            <text:p>43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205" calcext:value-type="float">
            <text:p>205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81" calcext:value-type="float">
            <text:p>81</text:p>
          </table:table-cell>
          <table:table-cell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262" calcext:value-type="float">
            <text:p>262</text:p>
          </table:table-cell>
          <table:table-cell table:style-name="ce5" office:value-type="float" office:value="179" calcext:value-type="float">
            <text:p>179</text:p>
          </table:table-cell>
          <table:table-cell table:style-name="ce5" office:value-type="float" office:value="230" calcext:value-type="float">
            <text:p>230</text:p>
          </table:table-cell>
          <table:table-cell/>
          <table:table-cell table:style-name="ce5" office:value-type="float" office:value="44" calcext:value-type="float">
            <text:p>44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114" calcext:value-type="float">
            <text:p>114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53" calcext:value-type="float">
            <text:p>53</text:p>
          </table:table-cell>
          <table:table-cell/>
          <table:table-cell table:style-name="ce5" office:value-type="float" office:value="44" calcext:value-type="float">
            <text:p>4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20" calcext:value-type="float">
            <text:p>620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float" office:value="210" calcext:value-type="float">
            <text:p>210</text:p>
          </table:table-cell>
          <table:table-cell/>
          <table:table-cell table:number-columns-repeated="2" table:style-name="ce5" office:value-type="float" office:value="44" calcext:value-type="float">
            <text:p>44</text:p>
          </table:table-cell>
          <table:table-cell table:style-name="ce5" office:value-type="float" office:value="218" calcext:value-type="float">
            <text:p>218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98" calcext:value-type="float">
            <text:p>98</text:p>
          </table:table-cell>
          <table:table-cell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5" office:value-type="float" office:value="151" calcext:value-type="float">
            <text:p>151</text:p>
          </table:table-cell>
          <table:table-cell table:style-name="ce5" office:value-type="float" office:value="104" calcext:value-type="float">
            <text:p>104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256" calcext:value-type="float">
            <text:p>256</text:p>
          </table:table-cell>
          <table:table-cell/>
          <table:table-cell table:style-name="ce5" office:value-type="float" office:value="45" calcext:value-type="float">
            <text:p>45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126" calcext:value-type="float">
            <text:p>126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71" calcext:value-type="float">
            <text:p>71</text:p>
          </table:table-cell>
          <table:table-cell/>
          <table:table-cell table:style-name="ce5" office:value-type="float" office:value="45" calcext:value-type="float">
            <text:p>45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479" calcext:value-type="float">
            <text:p>479</text:p>
          </table:table-cell>
          <table:table-cell table:style-name="ce5" office:value-type="float" office:value="232" calcext:value-type="float">
            <text:p>232</text:p>
          </table:table-cell>
          <table:table-cell table:style-name="ce5" office:value-type="float" office:value="148" calcext:value-type="float">
            <text:p>148</text:p>
          </table:table-cell>
          <table:table-cell/>
          <table:table-cell table:style-name="ce5" office:value-type="float" office:value="45" calcext:value-type="float">
            <text:p>45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109" calcext:value-type="float">
            <text:p>109</text:p>
          </table:table-cell>
          <table:table-cell table:style-name="ce5" office:value-type="float" office:value="209" calcext:value-type="float">
            <text:p>209</text:p>
          </table:table-cell>
          <table:table-cell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213" calcext:value-type="float">
            <text:p>213</text:p>
          </table:table-cell>
          <table:table-cell table:style-name="ce5" office:value-type="float" office:value="227" calcext:value-type="float">
            <text:p>227</text:p>
          </table:table-cell>
          <table:table-cell table:style-name="ce5" office:value-type="float" office:value="81" calcext:value-type="float">
            <text:p>81</text:p>
          </table:table-cell>
          <table:table-cell/>
          <table:table-cell table:style-name="ce5" office:value-type="float" office:value="46" calcext:value-type="float">
            <text:p>46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216" calcext:value-type="float">
            <text:p>216</text:p>
          </table:table-cell>
          <table:table-cell table:style-name="ce5" office:value-type="float" office:value="107" calcext:value-type="float">
            <text:p>107</text:p>
          </table:table-cell>
          <table:table-cell table:style-name="ce5" office:value-type="float" office:value="91" calcext:value-type="float">
            <text:p>91</text:p>
          </table:table-cell>
          <table:table-cell/>
          <table:table-cell table:style-name="ce5" office:value-type="float" office:value="46" calcext:value-type="float">
            <text:p>46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145" calcext:value-type="float">
            <text:p>145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57" calcext:value-type="float">
            <text:p>57</text:p>
          </table:table-cell>
          <table:table-cell/>
          <table:table-cell table:style-name="ce5" office:value-type="float" office:value="46" calcext:value-type="float">
            <text:p>46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8" calcext:value-type="float">
            <text:p>28</text:p>
          </table:table-cell>
          <table:table-cell/>
        </table:table-row>
        <table:table-row table:style-name="ro1">
          <table:table-cell table:style-name="ce5" office:value-type="float" office:value="47" calcext:value-type="float">
            <text:p>47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89" calcext:value-type="float">
            <text:p>89</text:p>
          </table:table-cell>
          <table:table-cell/>
          <table:table-cell table:style-name="ce5" office:value-type="float" office:value="47" calcext:value-type="float">
            <text:p>47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228" calcext:value-type="float">
            <text:p>228</text:p>
          </table:table-cell>
          <table:table-cell table:style-name="ce5" office:value-type="float" office:value="218" calcext:value-type="float">
            <text:p>218</text:p>
          </table:table-cell>
          <table:table-cell table:style-name="ce5" office:value-type="float" office:value="106" calcext:value-type="float">
            <text:p>106</text:p>
          </table:table-cell>
          <table:table-cell/>
          <table:table-cell table:style-name="ce5" office:value-type="float" office:value="47" calcext:value-type="float">
            <text:p>47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3" calcext:value-type="float">
            <text:p>73</text:p>
          </table:table-cell>
          <table:table-cell/>
          <table:table-cell table:style-name="ce5" office:value-type="float" office:value="47" calcext:value-type="float">
            <text:p>47</text:p>
          </table:table-cell>
          <table:table-cell table:number-columns-repeated="2" table:style-name="ce5" office:value-type="float" office:value="58" calcext:value-type="float">
            <text:p>58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45" calcext:value-type="float">
            <text:p>45</text:p>
          </table:table-cell>
          <table:table-cell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106" calcext:value-type="float">
            <text:p>106</text:p>
          </table:table-cell>
          <table:table-cell/>
          <table:table-cell table:style-name="ce5" office:value-type="float" office:value="48" calcext:value-type="float">
            <text:p>48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123" calcext:value-type="float">
            <text:p>123</text:p>
          </table:table-cell>
          <table:table-cell/>
          <table:table-cell table:style-name="ce5" office:value-type="float" office:value="48" calcext:value-type="float">
            <text:p>48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117" calcext:value-type="float">
            <text:p>117</text:p>
          </table:table-cell>
          <table:table-cell table:style-name="ce5" office:value-type="float" office:value="202" calcext:value-type="float">
            <text:p>202</text:p>
          </table:table-cell>
          <table:table-cell table:style-name="ce5" office:value-type="float" office:value="95" calcext:value-type="float">
            <text:p>95</text:p>
          </table:table-cell>
          <table:table-cell/>
          <table:table-cell table:style-name="ce5" office:value-type="float" office:value="48" calcext:value-type="float">
            <text:p>48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66" calcext:value-type="float">
            <text:p>66</text:p>
          </table:table-cell>
          <table:table-cell/>
        </table:table-row>
        <table:table-row table:style-name="ro1">
          <table:table-cell table:style-name="ce5" office:value-type="float" office:value="49" calcext:value-type="float">
            <text:p>49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float" office:value="106" calcext:value-type="float">
            <text:p>106</text:p>
          </table:table-cell>
          <table:table-cell table:style-name="ce5" office:value-type="float" office:value="128" calcext:value-type="float">
            <text:p>128</text:p>
          </table:table-cell>
          <table:table-cell/>
          <table:table-cell table:style-name="ce5" office:value-type="float" office:value="49" calcext:value-type="float">
            <text:p>49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230" calcext:value-type="float">
            <text:p>230</text:p>
          </table:table-cell>
          <table:table-cell/>
          <table:table-cell table:style-name="ce5" office:value-type="float" office:value="49" calcext:value-type="float">
            <text:p>49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114" calcext:value-type="float">
            <text:p>114</text:p>
          </table:table-cell>
          <table:table-cell table:style-name="ce5" office:value-type="float" office:value="141" calcext:value-type="float">
            <text:p>141</text:p>
          </table:table-cell>
          <table:table-cell table:style-name="ce5" office:value-type="float" office:value="109" calcext:value-type="float">
            <text:p>109</text:p>
          </table:table-cell>
          <table:table-cell/>
          <table:table-cell table:style-name="ce5" office:value-type="float" office:value="49" calcext:value-type="float">
            <text:p>49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84" calcext:value-type="float">
            <text:p>84</text:p>
          </table:table-cell>
          <table:table-cell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117" calcext:value-type="float">
            <text:p>117</text:p>
          </table:table-cell>
          <table:table-cell table:style-name="ce5" office:value-type="float" office:value="220" calcext:value-type="float">
            <text:p>220</text:p>
          </table:table-cell>
          <table:table-cell table:style-name="ce5" office:value-type="float" office:value="38" calcext:value-type="float">
            <text:p>38</text:p>
          </table:table-cell>
          <table:table-cell/>
          <table:table-cell table:style-name="ce5" office:value-type="float" office:value="50" calcext:value-type="float">
            <text:p>50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90" calcext:value-type="float">
            <text:p>90</text:p>
          </table:table-cell>
          <table:table-cell/>
          <table:table-cell table:style-name="ce5" office:value-type="float" office:value="50" calcext:value-type="float">
            <text:p>50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215" calcext:value-type="float">
            <text:p>215</text:p>
          </table:table-cell>
          <table:table-cell/>
          <table:table-cell table:style-name="ce5" office:value-type="float" office:value="50" calcext:value-type="float">
            <text:p>5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float" office:value="217" calcext:value-type="float">
            <text:p>217</text:p>
          </table:table-cell>
          <table:table-cell table:style-name="ce5" office:value-type="float" office:value="101" calcext:value-type="float">
            <text:p>101</text:p>
          </table:table-cell>
          <table:table-cell/>
        </table:table-row>
        <table:table-row table:style-name="ro1">
          <table:table-cell table:style-name="ce5" office:value-type="string" calcext:value-type="string">
            <text:p>Rata-rata</text:p>
          </table:table-cell>
          <table:table-cell table:style-name="ce5" table:formula="of:=AVERAGE([.B5:.B54])" office:value-type="float" office:value="75.72" calcext:value-type="float">
            <text:p>75.72</text:p>
          </table:table-cell>
          <table:table-cell table:style-name="ce5" table:formula="of:=AVERAGE([.C5:.C54])" office:value-type="float" office:value="146.52" calcext:value-type="float">
            <text:p>146.52</text:p>
          </table:table-cell>
          <table:table-cell table:style-name="ce5" table:formula="of:=AVERAGE([.D5:.D54])" office:value-type="float" office:value="147.32" calcext:value-type="float">
            <text:p>147.32</text:p>
          </table:table-cell>
          <table:table-cell table:style-name="ce5" table:formula="of:=AVERAGE([.E5:.E54])" office:value-type="float" office:value="133.16" calcext:value-type="float">
            <text:p>133.16</text:p>
          </table:table-cell>
          <table:table-cell table:formula="of:=AVERAGE([.B55:.E55])" office:value-type="float" office:value="125.68" calcext:value-type="float">
            <text:p>125.68</text:p>
          </table:table-cell>
          <table:table-cell table:style-name="ce5" office:value-type="string" calcext:value-type="string">
            <text:p>Rata-rata</text:p>
          </table:table-cell>
          <table:table-cell table:style-name="ce5" table:formula="of:=AVERAGE([.H5:.H54])" office:value-type="float" office:value="64.56" calcext:value-type="float">
            <text:p>64.56</text:p>
          </table:table-cell>
          <table:table-cell table:style-name="ce5" table:formula="of:=AVERAGE([.I5:.I54])" office:value-type="float" office:value="133.44" calcext:value-type="float">
            <text:p>133.44</text:p>
          </table:table-cell>
          <table:table-cell table:style-name="ce5" table:formula="of:=AVERAGE([.J5:.J54])" office:value-type="float" office:value="129.94" calcext:value-type="float">
            <text:p>129.94</text:p>
          </table:table-cell>
          <table:table-cell table:style-name="ce5" table:formula="of:=AVERAGE([.K5:.K54])" office:value-type="float" office:value="130.28" calcext:value-type="float">
            <text:p>130.28</text:p>
          </table:table-cell>
          <table:table-cell table:formula="of:=AVERAGE([.H55:.K55])" office:value-type="float" office:value="114.555" calcext:value-type="float">
            <text:p>114.555</text:p>
          </table:table-cell>
          <table:table-cell table:style-name="ce5" office:value-type="string" calcext:value-type="string">
            <text:p>Rata-rata</text:p>
          </table:table-cell>
          <table:table-cell table:style-name="ce5" table:formula="of:=AVERAGE([.N5:.N54])" office:value-type="float" office:value="79.76" calcext:value-type="float">
            <text:p>79.76</text:p>
          </table:table-cell>
          <table:table-cell table:style-name="ce5" table:formula="of:=AVERAGE([.O5:.O54])" office:value-type="float" office:value="199.32" calcext:value-type="float">
            <text:p>199.32</text:p>
          </table:table-cell>
          <table:table-cell table:style-name="ce5" table:formula="of:=AVERAGE([.P5:.P54])" office:value-type="float" office:value="181.38" calcext:value-type="float">
            <text:p>181.38</text:p>
          </table:table-cell>
          <table:table-cell table:style-name="ce5" table:formula="of:=AVERAGE([.Q5:.Q54])" office:value-type="float" office:value="181.82" calcext:value-type="float">
            <text:p>181.82</text:p>
          </table:table-cell>
          <table:table-cell table:formula="of:=AVERAGE([.N55:.Q55])" office:value-type="float" office:value="160.57" calcext:value-type="float">
            <text:p>160.57</text:p>
          </table:table-cell>
          <table:table-cell table:style-name="ce5" office:value-type="string" calcext:value-type="string">
            <text:p>Rata-rata</text:p>
          </table:table-cell>
          <table:table-cell table:style-name="ce5" table:formula="of:=AVERAGE([.T5:.T54])" office:value-type="float" office:value="48.4" calcext:value-type="float">
            <text:p>48.4</text:p>
          </table:table-cell>
          <table:table-cell table:style-name="ce5" table:formula="of:=AVERAGE([.U5:.U54])" office:value-type="float" office:value="104.02" calcext:value-type="float">
            <text:p>104.02</text:p>
          </table:table-cell>
          <table:table-cell table:style-name="ce5" table:formula="of:=AVERAGE([.V5:.V54])" office:value-type="float" office:value="108.64" calcext:value-type="float">
            <text:p>108.64</text:p>
          </table:table-cell>
          <table:table-cell table:style-name="ce5" table:formula="of:=AVERAGE([.W5:.W54])" office:value-type="float" office:value="106.54" calcext:value-type="float">
            <text:p>106.54</text:p>
          </table:table-cell>
          <table:table-cell table:formula="of:=AVERAGE([.T55:.W55])" office:value-type="float" office:value="91.9" calcext:value-type="float">
            <text:p>91.9</text:p>
          </table:table-cell>
        </table:table-row>
        <table:table-row table:style-name="ro1" table:number-rows-repeated="3">
          <table:table-cell table:number-columns-repeated="24"/>
        </table:table-row>
        <table:table-row table:style-name="ro1">
          <table:table-cell/>
          <table:table-cell office:value-type="string" calcext:value-type="string">
            <text:p>serveo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sse1</text:p>
          </table:table-cell>
          <table:table-cell table:number-columns-repeated="5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sse1s</text:p>
          </table:table-cell>
          <table:table-cell table:number-columns-repeated="5"/>
          <table:table-cell office:value-type="string" calcext:value-type="string">
            <text:p>w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0 ms</text:p>
          </table:table-cell>
          <table:table-cell office:value-type="string" calcext:value-type="string">
            <text:p>500ms</text:p>
          </table:table-cell>
          <table:table-cell office:value-type="string" calcext:value-type="string">
            <text:p>1000ms</text:p>
          </table:table-cell>
          <table:table-cell office:value-type="string" calcext:value-type="string">
            <text:p>5000ms</text:p>
          </table:table-cell>
          <table:table-cell table:number-columns-repeated="2"/>
          <table:table-cell office:value-type="string" calcext:value-type="string">
            <text:p>100 ms</text:p>
          </table:table-cell>
          <table:table-cell office:value-type="string" calcext:value-type="string">
            <text:p>500ms</text:p>
          </table:table-cell>
          <table:table-cell office:value-type="string" calcext:value-type="string">
            <text:p>1000ms</text:p>
          </table:table-cell>
          <table:table-cell office:value-type="string" calcext:value-type="string">
            <text:p>5000ms</text:p>
          </table:table-cell>
          <table:table-cell table:number-columns-repeated="2"/>
          <table:table-cell office:value-type="string" calcext:value-type="string">
            <text:p>100 ms</text:p>
          </table:table-cell>
          <table:table-cell office:value-type="string" calcext:value-type="string">
            <text:p>500ms</text:p>
          </table:table-cell>
          <table:table-cell office:value-type="string" calcext:value-type="string">
            <text:p>1000ms</text:p>
          </table:table-cell>
          <table:table-cell office:value-type="string" calcext:value-type="string">
            <text:p>5000ms</text:p>
          </table:table-cell>
          <table:table-cell table:number-columns-repeated="2"/>
          <table:table-cell office:value-type="string" calcext:value-type="string">
            <text:p>100 ms</text:p>
          </table:table-cell>
          <table:table-cell office:value-type="string" calcext:value-type="string">
            <text:p>500ms</text:p>
          </table:table-cell>
          <table:table-cell office:value-type="string" calcext:value-type="string">
            <text:p>1000ms</text:p>
          </table:table-cell>
          <table:table-cell office:value-type="string" calcext:value-type="string">
            <text:p>5000m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2410" calcext:value-type="float">
            <text:p>24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56" calcext:value-type="float">
            <text:p>556</text:p>
          </table:table-cell>
          <table:table-cell office:value-type="float" office:value="549" calcext:value-type="float">
            <text:p>549</text:p>
          </table:table-cell>
          <table:table-cell office:value-type="float" office:value="527" calcext:value-type="float">
            <text:p>527</text:p>
          </table:table-cell>
          <table:table-cell office:value-type="float" office:value="873" calcext:value-type="float">
            <text:p>87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208" calcext:value-type="float">
            <text:p>320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56" calcext:value-type="float">
            <text:p>556</text:p>
          </table:table-cell>
          <table:table-cell office:value-type="float" office:value="503" calcext:value-type="float">
            <text:p>503</text:p>
          </table:table-cell>
          <table:table-cell office:value-type="float" office:value="595" calcext:value-type="float">
            <text:p>595</text:p>
          </table:table-cell>
          <table:table-cell office:value-type="float" office:value="585" calcext:value-type="float">
            <text:p>58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14" calcext:value-type="float">
            <text:p>4914</text:p>
          </table:table-cell>
          <table:table-cell office:value-type="float" office:value="1955" calcext:value-type="float">
            <text:p>1955</text:p>
          </table:table-cell>
          <table:table-cell office:value-type="float" office:value="826" calcext:value-type="float">
            <text:p>826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68" calcext:value-type="float">
            <text:p>468</text:p>
          </table:table-cell>
          <table:table-cell office:value-type="float" office:value="1961" calcext:value-type="float">
            <text:p>1961</text:p>
          </table:table-cell>
          <table:table-cell office:value-type="float" office:value="584" calcext:value-type="float">
            <text:p>584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893" calcext:value-type="float">
            <text:p>16893</text:p>
          </table:table-cell>
          <table:table-cell office:value-type="float" office:value="5056" calcext:value-type="float">
            <text:p>5056</text:p>
          </table:table-cell>
          <table:table-cell office:value-type="float" office:value="3898" calcext:value-type="float">
            <text:p>3898</text:p>
          </table:table-cell>
          <table:table-cell office:value-type="float" office:value="543" calcext:value-type="float">
            <text:p>5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70" calcext:value-type="float">
            <text:p>470</text:p>
          </table:table-cell>
          <table:table-cell office:value-type="float" office:value="503" calcext:value-type="float">
            <text:p>503</text:p>
          </table:table-cell>
          <table:table-cell office:value-type="float" office:value="518" calcext:value-type="float">
            <text:p>518</text:p>
          </table:table-cell>
          <table:table-cell office:value-type="float" office:value="1935" calcext:value-type="float">
            <text:p>193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34" calcext:value-type="float">
            <text:p>5034</text:p>
          </table:table-cell>
          <table:table-cell office:value-type="float" office:value="1496" calcext:value-type="float">
            <text:p>1496</text:p>
          </table:table-cell>
          <table:table-cell office:value-type="float" office:value="1849" calcext:value-type="float">
            <text:p>1849</text:p>
          </table:table-cell>
          <table:table-cell office:value-type="float" office:value="1018" calcext:value-type="float">
            <text:p>101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42" calcext:value-type="float">
            <text:p>442</text:p>
          </table:table-cell>
          <table:table-cell office:value-type="float" office:value="1471" calcext:value-type="float">
            <text:p>1471</text:p>
          </table:table-cell>
          <table:table-cell office:value-type="float" office:value="519" calcext:value-type="float">
            <text:p>519</text:p>
          </table:table-cell>
          <table:table-cell office:value-type="float" office:value="603" calcext:value-type="float">
            <text:p>60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942" calcext:value-type="float">
            <text:p>16942</text:p>
          </table:table-cell>
          <table:table-cell office:value-type="float" office:value="4172" calcext:value-type="float">
            <text:p>4172</text:p>
          </table:table-cell>
          <table:table-cell office:value-type="float" office:value="1509" calcext:value-type="float">
            <text:p>1509</text:p>
          </table:table-cell>
          <table:table-cell office:value-type="float" office:value="966" calcext:value-type="float">
            <text:p>96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12" calcext:value-type="float">
            <text:p>412</text:p>
          </table:table-cell>
          <table:table-cell office:value-type="float" office:value="504" calcext:value-type="float">
            <text:p>504</text:p>
          </table:table-cell>
          <table:table-cell office:value-type="float" office:value="439" calcext:value-type="float">
            <text:p>439</text:p>
          </table:table-cell>
          <table:table-cell office:value-type="float" office:value="621" calcext:value-type="float">
            <text:p>62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54" calcext:value-type="float">
            <text:p>3754</text:p>
          </table:table-cell>
          <table:table-cell office:value-type="float" office:value="1075" calcext:value-type="float">
            <text:p>1075</text:p>
          </table:table-cell>
          <table:table-cell office:value-type="float" office:value="641" calcext:value-type="float">
            <text:p>641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67" calcext:value-type="float">
            <text:p>467</text:p>
          </table:table-cell>
          <table:table-cell office:value-type="float" office:value="979" calcext:value-type="float">
            <text:p>979</text:p>
          </table:table-cell>
          <table:table-cell office:value-type="float" office:value="542" calcext:value-type="float">
            <text:p>542</text:p>
          </table:table-cell>
          <table:table-cell office:value-type="float" office:value="564" calcext:value-type="float">
            <text:p>56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054" calcext:value-type="float">
            <text:p>16054</text:p>
          </table:table-cell>
          <table:table-cell office:value-type="float" office:value="2184" calcext:value-type="float">
            <text:p>2184</text:p>
          </table:table-cell>
          <table:table-cell office:value-type="float" office:value="3056" calcext:value-type="float">
            <text:p>3056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26" calcext:value-type="float">
            <text:p>426</text:p>
          </table:table-cell>
          <table:table-cell office:value-type="float" office:value="507" calcext:value-type="float">
            <text:p>507</text:p>
          </table:table-cell>
          <table:table-cell office:value-type="float" office:value="483" calcext:value-type="float">
            <text:p>483</text:p>
          </table:table-cell>
          <table:table-cell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29" calcext:value-type="float">
            <text:p>4129</text:p>
          </table:table-cell>
          <table:table-cell office:value-type="float" office:value="1592" calcext:value-type="float">
            <text:p>1592</text:p>
          </table:table-cell>
          <table:table-cell office:value-type="float" office:value="562" calcext:value-type="float">
            <text:p>562</text:p>
          </table:table-cell>
          <table:table-cell office:value-type="float" office:value="839" calcext:value-type="float">
            <text:p>83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89" calcext:value-type="float">
            <text:p>489</text:p>
          </table:table-cell>
          <table:table-cell office:value-type="float" office:value="763" calcext:value-type="float">
            <text:p>763</text:p>
          </table:table-cell>
          <table:table-cell office:value-type="float" office:value="548" calcext:value-type="float">
            <text:p>548</text:p>
          </table:table-cell>
          <table:table-cell office:value-type="float" office:value="739" calcext:value-type="float">
            <text:p>73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497" calcext:value-type="float">
            <text:p>16497</text:p>
          </table:table-cell>
          <table:table-cell office:value-type="float" office:value="2286" calcext:value-type="float">
            <text:p>2286</text:p>
          </table:table-cell>
          <table:table-cell office:value-type="float" office:value="1533" calcext:value-type="float">
            <text:p>1533</text:p>
          </table:table-cell>
          <table:table-cell office:value-type="float" office:value="1020" calcext:value-type="float">
            <text:p>102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32" calcext:value-type="float">
            <text:p>432</text:p>
          </table:table-cell>
          <table:table-cell office:value-type="float" office:value="449" calcext:value-type="float">
            <text:p>449</text:p>
          </table:table-cell>
          <table:table-cell office:value-type="float" office:value="481" calcext:value-type="float">
            <text:p>481</text:p>
          </table:table-cell>
          <table:table-cell office:value-type="float" office:value="452" calcext:value-type="float">
            <text:p>45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47" calcext:value-type="float">
            <text:p>4047</text:p>
          </table:table-cell>
          <table:table-cell office:value-type="float" office:value="1079" calcext:value-type="float">
            <text:p>1079</text:p>
          </table:table-cell>
          <table:table-cell office:value-type="float" office:value="488" calcext:value-type="float">
            <text:p>488</text:p>
          </table:table-cell>
          <table:table-cell office:value-type="float" office:value="662" calcext:value-type="float">
            <text:p>66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51" calcext:value-type="float">
            <text:p>451</text:p>
          </table:table-cell>
          <table:table-cell office:value-type="float" office:value="490" calcext:value-type="float">
            <text:p>490</text:p>
          </table:table-cell>
          <table:table-cell office:value-type="float" office:value="488" calcext:value-type="float">
            <text:p>488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6425" calcext:value-type="float">
            <text:p>16425</text:p>
          </table:table-cell>
          <table:table-cell office:value-type="float" office:value="530" calcext:value-type="float">
            <text:p>530</text:p>
          </table:table-cell>
          <table:table-cell office:value-type="float" office:value="1662" calcext:value-type="float">
            <text:p>1662</text:p>
          </table:table-cell>
          <table:table-cell office:value-type="float" office:value="612" calcext:value-type="float">
            <text:p>61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36" calcext:value-type="float">
            <text:p>536</text:p>
          </table:table-cell>
          <table:table-cell office:value-type="float" office:value="514" calcext:value-type="float">
            <text:p>514</text:p>
          </table:table-cell>
          <table:table-cell office:value-type="float" office:value="819" calcext:value-type="float">
            <text:p>819</text:p>
          </table:table-cell>
          <table:table-cell office:value-type="float" office:value="472" calcext:value-type="float">
            <text:p>47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89" calcext:value-type="float">
            <text:p>4489</text:p>
          </table:table-cell>
          <table:table-cell office:value-type="float" office:value="600" calcext:value-type="float">
            <text:p>600</text:p>
          </table:table-cell>
          <table:table-cell office:value-type="float" office:value="510" calcext:value-type="float">
            <text:p>510</text:p>
          </table:table-cell>
          <table:table-cell office:value-type="float" office:value="1083" calcext:value-type="float">
            <text:p>108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64" calcext:value-type="float">
            <text:p>464</text:p>
          </table:table-cell>
          <table:table-cell office:value-type="float" office:value="510" calcext:value-type="float">
            <text:p>510</text:p>
          </table:table-cell>
          <table:table-cell office:value-type="float" office:value="1412" calcext:value-type="float">
            <text:p>1412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6865" calcext:value-type="float">
            <text:p>16865</text:p>
          </table:table-cell>
          <table:table-cell office:value-type="float" office:value="7400" calcext:value-type="float">
            <text:p>7400</text:p>
          </table:table-cell>
          <table:table-cell office:value-type="float" office:value="1276" calcext:value-type="float">
            <text:p>1276</text:p>
          </table:table-cell>
          <table:table-cell office:value-type="float" office:value="1139" calcext:value-type="float">
            <text:p>113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57" calcext:value-type="float">
            <text:p>457</text:p>
          </table:table-cell>
          <table:table-cell office:value-type="float" office:value="525" calcext:value-type="float">
            <text:p>525</text:p>
          </table:table-cell>
          <table:table-cell office:value-type="float" office:value="437" calcext:value-type="float">
            <text:p>437</text:p>
          </table:table-cell>
          <table:table-cell office:value-type="float" office:value="478" calcext:value-type="float">
            <text:p>47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156" calcext:value-type="float">
            <text:p>7156</text:p>
          </table:table-cell>
          <table:table-cell office:value-type="float" office:value="591" calcext:value-type="float">
            <text:p>591</text:p>
          </table:table-cell>
          <table:table-cell office:value-type="float" office:value="635" calcext:value-type="float">
            <text:p>635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63" calcext:value-type="float">
            <text:p>463</text:p>
          </table:table-cell>
          <table:table-cell office:value-type="float" office:value="509" calcext:value-type="float">
            <text:p>509</text:p>
          </table:table-cell>
          <table:table-cell office:value-type="float" office:value="723" calcext:value-type="float">
            <text:p>72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783" calcext:value-type="float">
            <text:p>16783</text:p>
          </table:table-cell>
          <table:table-cell office:value-type="float" office:value="6412" calcext:value-type="float">
            <text:p>6412</text:p>
          </table:table-cell>
          <table:table-cell office:value-type="float" office:value="6290" calcext:value-type="float">
            <text:p>6290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35" calcext:value-type="float">
            <text:p>435</text:p>
          </table:table-cell>
          <table:table-cell office:value-type="float" office:value="503" calcext:value-type="float">
            <text:p>503</text:p>
          </table:table-cell>
          <table:table-cell office:value-type="float" office:value="455" calcext:value-type="float">
            <text:p>455</text:p>
          </table:table-cell>
          <table:table-cell office:value-type="float" office:value="403" calcext:value-type="float">
            <text:p>40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74" calcext:value-type="float">
            <text:p>7074</text:p>
          </table:table-cell>
          <table:table-cell office:value-type="float" office:value="503" calcext:value-type="float">
            <text:p>503</text:p>
          </table:table-cell>
          <table:table-cell office:value-type="float" office:value="1478" calcext:value-type="float">
            <text:p>1478</text:p>
          </table:table-cell>
          <table:table-cell office:value-type="float" office:value="926" calcext:value-type="float">
            <text:p>92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71" calcext:value-type="float">
            <text:p>471</text:p>
          </table:table-cell>
          <table:table-cell office:value-type="float" office:value="522" calcext:value-type="float">
            <text:p>522</text:p>
          </table:table-cell>
          <table:table-cell office:value-type="float" office:value="458" calcext:value-type="float">
            <text:p>458</text:p>
          </table:table-cell>
          <table:table-cell office:value-type="float" office:value="1938" calcext:value-type="float">
            <text:p>193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7187" calcext:value-type="float">
            <text:p>17187</text:p>
          </table:table-cell>
          <table:table-cell office:value-type="float" office:value="5117" calcext:value-type="float">
            <text:p>5117</text:p>
          </table:table-cell>
          <table:table-cell office:value-type="float" office:value="889" calcext:value-type="float">
            <text:p>889</text:p>
          </table:table-cell>
          <table:table-cell office:value-type="float" office:value="970" calcext:value-type="float">
            <text:p>97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39" calcext:value-type="float">
            <text:p>439</text:p>
          </table:table-cell>
          <table:table-cell office:value-type="float" office:value="503" calcext:value-type="float">
            <text:p>503</text:p>
          </table:table-cell>
          <table:table-cell office:value-type="float" office:value="685" calcext:value-type="float">
            <text:p>685</text:p>
          </table:table-cell>
          <table:table-cell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87" calcext:value-type="float">
            <text:p>5587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531" calcext:value-type="float">
            <text:p>53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50" calcext:value-type="float">
            <text:p>450</text:p>
          </table:table-cell>
          <table:table-cell office:value-type="float" office:value="534" calcext:value-type="float">
            <text:p>534</text:p>
          </table:table-cell>
          <table:table-cell office:value-type="float" office:value="769" calcext:value-type="float">
            <text:p>769</text:p>
          </table:table-cell>
          <table:table-cell office:value-type="float" office:value="537" calcext:value-type="float">
            <text:p>53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7105" calcext:value-type="float">
            <text:p>17105</text:p>
          </table:table-cell>
          <table:table-cell office:value-type="float" office:value="5636" calcext:value-type="float">
            <text:p>5636</text:p>
          </table:table-cell>
          <table:table-cell office:value-type="float" office:value="542" calcext:value-type="float">
            <text:p>542</text:p>
          </table:table-cell>
          <table:table-cell office:value-type="float" office:value="581" calcext:value-type="float">
            <text:p>58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09" calcext:value-type="float">
            <text:p>409</text:p>
          </table:table-cell>
          <table:table-cell office:value-type="float" office:value="462" calcext:value-type="float">
            <text:p>462</text:p>
          </table:table-cell>
          <table:table-cell office:value-type="float" office:value="607" calcext:value-type="float">
            <text:p>607</text:p>
          </table:table-cell>
          <table:table-cell office:value-type="float" office:value="642" calcext:value-type="float">
            <text:p>64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505" calcext:value-type="float">
            <text:p>5505</text:p>
          </table:table-cell>
          <table:table-cell office:value-type="float" office:value="526" calcext:value-type="float">
            <text:p>526</text:p>
          </table:table-cell>
          <table:table-cell office:value-type="float" office:value="708" calcext:value-type="float">
            <text:p>708</text:p>
          </table:table-cell>
          <table:table-cell office:value-type="float" office:value="1078" calcext:value-type="float">
            <text:p>107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72" calcext:value-type="float">
            <text:p>472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7486" calcext:value-type="float">
            <text:p>17486</text:p>
          </table:table-cell>
          <table:table-cell office:value-type="float" office:value="3231" calcext:value-type="float">
            <text:p>3231</text:p>
          </table:table-cell>
          <table:table-cell office:value-type="float" office:value="545" calcext:value-type="float">
            <text:p>545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45" calcext:value-type="float">
            <text:p>445</text:p>
          </table:table-cell>
          <table:table-cell office:value-type="float" office:value="502" calcext:value-type="float">
            <text:p>502</text:p>
          </table:table-cell>
          <table:table-cell office:value-type="float" office:value="529" calcext:value-type="float">
            <text:p>529</text:p>
          </table:table-cell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422" calcext:value-type="float">
            <text:p>5422</text:p>
          </table:table-cell>
          <table:table-cell office:value-type="float" office:value="537" calcext:value-type="float">
            <text:p>537</text:p>
          </table:table-cell>
          <table:table-cell office:value-type="float" office:value="644" calcext:value-type="float">
            <text:p>644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74" calcext:value-type="float">
            <text:p>474</text:p>
          </table:table-cell>
          <table:table-cell office:value-type="float" office:value="557" calcext:value-type="float">
            <text:p>557</text:p>
          </table:table-cell>
          <table:table-cell office:value-type="float" office:value="528" calcext:value-type="float">
            <text:p>528</text:p>
          </table:table-cell>
          <table:table-cell office:value-type="float" office:value="466" calcext:value-type="float">
            <text:p>46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7405" calcext:value-type="float">
            <text:p>17405</text:p>
          </table:table-cell>
          <table:table-cell office:value-type="float" office:value="3746" calcext:value-type="float">
            <text:p>3746</text:p>
          </table:table-cell>
          <table:table-cell office:value-type="float" office:value="465" calcext:value-type="float">
            <text:p>465</text:p>
          </table:table-cell>
          <table:table-cell office:value-type="float" office:value="615" calcext:value-type="float">
            <text:p>61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46" calcext:value-type="float">
            <text:p>446</text:p>
          </table:table-cell>
          <table:table-cell office:value-type="float" office:value="504" calcext:value-type="float">
            <text:p>504</text:p>
          </table:table-cell>
          <table:table-cell office:value-type="float" office:value="758" calcext:value-type="float">
            <text:p>758</text:p>
          </table:table-cell>
          <table:table-cell office:value-type="float" office:value="466" calcext:value-type="float">
            <text:p>46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577" calcext:value-type="float">
            <text:p>5577</text:p>
          </table:table-cell>
          <table:table-cell office:value-type="float" office:value="556" calcext:value-type="float">
            <text:p>556</text:p>
          </table:table-cell>
          <table:table-cell office:value-type="float" office:value="548" calcext:value-type="float">
            <text:p>548</text:p>
          </table:table-cell>
          <table:table-cell office:value-type="float" office:value="1196" calcext:value-type="float">
            <text:p>119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85" calcext:value-type="float">
            <text:p>485</text:p>
          </table:table-cell>
          <table:table-cell office:value-type="float" office:value="467" calcext:value-type="float">
            <text:p>467</text:p>
          </table:table-cell>
          <table:table-cell office:value-type="float" office:value="837" calcext:value-type="float">
            <text:p>837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8102" calcext:value-type="float">
            <text:p>18102</text:p>
          </table:table-cell>
          <table:table-cell office:value-type="float" office:value="3345" calcext:value-type="float">
            <text:p>3345</text:p>
          </table:table-cell>
          <table:table-cell office:value-type="float" office:value="491" calcext:value-type="float">
            <text:p>491</text:p>
          </table:table-cell>
          <table:table-cell office:value-type="float" office:value="1068" calcext:value-type="float">
            <text:p>106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49" calcext:value-type="float">
            <text:p>449</text:p>
          </table:table-cell>
          <table:table-cell office:value-type="float" office:value="504" calcext:value-type="float">
            <text:p>504</text:p>
          </table:table-cell>
          <table:table-cell office:value-type="float" office:value="474" calcext:value-type="float">
            <text:p>474</text:p>
          </table:table-cell>
          <table:table-cell office:value-type="float" office:value="491" calcext:value-type="float">
            <text:p>49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88" calcext:value-type="float">
            <text:p>5488</text:p>
          </table:table-cell>
          <table:table-cell office:value-type="float" office:value="459" calcext:value-type="float">
            <text:p>459</text:p>
          </table:table-cell>
          <table:table-cell office:value-type="float" office:value="470" calcext:value-type="float">
            <text:p>470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78" calcext:value-type="float">
            <text:p>478</text:p>
          </table:table-cell>
          <table:table-cell office:value-type="float" office:value="514" calcext:value-type="float">
            <text:p>514</text:p>
          </table:table-cell>
          <table:table-cell office:value-type="float" office:value="512" calcext:value-type="float">
            <text:p>512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8022" calcext:value-type="float">
            <text:p>18022</text:p>
          </table:table-cell>
          <table:table-cell office:value-type="float" office:value="5856" calcext:value-type="float">
            <text:p>5856</text:p>
          </table:table-cell>
          <table:table-cell office:value-type="float" office:value="1026" calcext:value-type="float">
            <text:p>102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54" calcext:value-type="float">
            <text:p>454</text:p>
          </table:table-cell>
          <table:table-cell office:value-type="float" office:value="510" calcext:value-type="float">
            <text:p>510</text:p>
          </table:table-cell>
          <table:table-cell office:value-type="float" office:value="498" calcext:value-type="float">
            <text:p>498</text:p>
          </table:table-cell>
          <table:table-cell office:value-type="float" office:value="405" calcext:value-type="float">
            <text:p>40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998" calcext:value-type="float">
            <text:p>5998</text:p>
          </table:table-cell>
          <table:table-cell office:value-type="float" office:value="515" calcext:value-type="float">
            <text:p>515</text:p>
          </table:table-cell>
          <table:table-cell office:value-type="float" office:value="487" calcext:value-type="float">
            <text:p>487</text:p>
          </table:table-cell>
          <table:table-cell office:value-type="float" office:value="2987" calcext:value-type="float">
            <text:p>298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85" calcext:value-type="float">
            <text:p>485</text:p>
          </table:table-cell>
          <table:table-cell office:value-type="float" office:value="538" calcext:value-type="float">
            <text:p>538</text:p>
          </table:table-cell>
          <table:table-cell office:value-type="float" office:value="503" calcext:value-type="float">
            <text:p>503</text:p>
          </table:table-cell>
          <table:table-cell office:value-type="float" office:value="525" calcext:value-type="float">
            <text:p>52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8018" calcext:value-type="float">
            <text:p>18018</text:p>
          </table:table-cell>
          <table:table-cell office:value-type="float" office:value="2959" calcext:value-type="float">
            <text:p>2959</text:p>
          </table:table-cell>
          <table:table-cell office:value-type="float" office:value="465" calcext:value-type="float">
            <text:p>465</text:p>
          </table:table-cell>
          <table:table-cell office:value-type="float" office:value="841" calcext:value-type="float">
            <text:p>84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54" calcext:value-type="float">
            <text:p>454</text:p>
          </table:table-cell>
          <table:table-cell office:value-type="float" office:value="520" calcext:value-type="float">
            <text:p>520</text:p>
          </table:table-cell>
          <table:table-cell office:value-type="float" office:value="419" calcext:value-type="float">
            <text:p>419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911" calcext:value-type="float">
            <text:p>7911</text:p>
          </table:table-cell>
          <table:table-cell office:value-type="float" office:value="1101" calcext:value-type="float">
            <text:p>1101</text:p>
          </table:table-cell>
          <table:table-cell office:value-type="float" office:value="1133" calcext:value-type="float">
            <text:p>1133</text:p>
          </table:table-cell>
          <table:table-cell office:value-type="float" office:value="469" calcext:value-type="float">
            <text:p>46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35" calcext:value-type="float">
            <text:p>435</text:p>
          </table:table-cell>
          <table:table-cell office:value-type="float" office:value="1517" calcext:value-type="float">
            <text:p>1517</text:p>
          </table:table-cell>
          <table:table-cell office:value-type="float" office:value="706" calcext:value-type="float">
            <text:p>706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9934" calcext:value-type="float">
            <text:p>19934</text:p>
          </table:table-cell>
          <table:table-cell office:value-type="float" office:value="3471" calcext:value-type="float">
            <text:p>3471</text:p>
          </table:table-cell>
          <table:table-cell/>
          <table:table-cell office:value-type="float" office:value="512" calcext:value-type="float">
            <text:p>5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56" calcext:value-type="float">
            <text:p>456</text:p>
          </table:table-cell>
          <table:table-cell office:value-type="float" office:value="427" calcext:value-type="float">
            <text:p>427</text:p>
          </table:table-cell>
          <table:table-cell office:value-type="float" office:value="438" calcext:value-type="float">
            <text:p>438</text:p>
          </table:table-cell>
          <table:table-cell office:value-type="float" office:value="435" calcext:value-type="float">
            <text:p>43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300" calcext:value-type="float">
            <text:p>8300</text:p>
          </table:table-cell>
          <table:table-cell office:value-type="float" office:value="616" calcext:value-type="float">
            <text:p>616</text:p>
          </table:table-cell>
          <table:table-cell office:value-type="float" office:value="746" calcext:value-type="float">
            <text:p>74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491" calcext:value-type="float">
            <text:p>491</text:p>
          </table:table-cell>
          <table:table-cell office:value-type="float" office:value="1024" calcext:value-type="float">
            <text:p>1024</text:p>
          </table:table-cell>
          <table:table-cell office:value-type="float" office:value="2011" calcext:value-type="float">
            <text:p>2011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0229" calcext:value-type="float">
            <text:p>20229</text:p>
          </table:table-cell>
          <table:table-cell office:value-type="float" office:value="3083" calcext:value-type="float">
            <text:p>3083</text:p>
          </table:table-cell>
          <table:table-cell office:value-type="float" office:value="485" calcext:value-type="float">
            <text:p>485</text:p>
          </table:table-cell>
          <table:table-cell office:value-type="float" office:value="1011" calcext:value-type="float">
            <text:p>101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58" calcext:value-type="float">
            <text:p>458</text:p>
          </table:table-cell>
          <table:table-cell office:value-type="float" office:value="503" calcext:value-type="float">
            <text:p>503</text:p>
          </table:table-cell>
          <table:table-cell office:value-type="float" office:value="528" calcext:value-type="float">
            <text:p>528</text:p>
          </table:table-cell>
          <table:table-cell office:value-type="float" office:value="458" calcext:value-type="float">
            <text:p>45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417" calcext:value-type="float">
            <text:p>6417</text:p>
          </table:table-cell>
          <table:table-cell office:value-type="float" office:value="626" calcext:value-type="float">
            <text:p>626</text:p>
          </table:table-cell>
          <table:table-cell office:value-type="float" office:value="454" calcext:value-type="float">
            <text:p>45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438" calcext:value-type="float">
            <text:p>438</text:p>
          </table:table-cell>
          <table:table-cell office:value-type="float" office:value="817" calcext:value-type="float">
            <text:p>817</text:p>
          </table:table-cell>
          <table:table-cell office:value-type="float" office:value="2396" calcext:value-type="float">
            <text:p>2396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8340" calcext:value-type="float">
            <text:p>18340</text:p>
          </table:table-cell>
          <table:table-cell office:value-type="float" office:value="2593" calcext:value-type="float">
            <text:p>2593</text:p>
          </table:table-cell>
          <table:table-cell office:value-type="float" office:value="508" calcext:value-type="float">
            <text:p>508</text:p>
          </table:table-cell>
          <table:table-cell office:value-type="float" office:value="820" calcext:value-type="float">
            <text:p>82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63" calcext:value-type="float">
            <text:p>463</text:p>
          </table:table-cell>
          <table:table-cell office:value-type="float" office:value="503" calcext:value-type="float">
            <text:p>503</text:p>
          </table:table-cell>
          <table:table-cell office:value-type="float" office:value="520" calcext:value-type="float">
            <text:p>520</text:p>
          </table:table-cell>
          <table:table-cell office:value-type="float" office:value="470" calcext:value-type="float">
            <text:p>47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817" calcext:value-type="float">
            <text:p>6817</text:p>
          </table:table-cell>
          <table:table-cell office:value-type="float" office:value="518" calcext:value-type="float">
            <text:p>518</text:p>
          </table:table-cell>
          <table:table-cell office:value-type="float" office:value="496" calcext:value-type="float">
            <text:p>496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96" calcext:value-type="float">
            <text:p>496</text:p>
          </table:table-cell>
          <table:table-cell office:value-type="float" office:value="544" calcext:value-type="float">
            <text:p>544</text:p>
          </table:table-cell>
          <table:table-cell office:value-type="float" office:value="1402" calcext:value-type="float">
            <text:p>1402</text:p>
          </table:table-cell>
          <table:table-cell office:value-type="float" office:value="1007" calcext:value-type="float">
            <text:p>100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8748" calcext:value-type="float">
            <text:p>18748</text:p>
          </table:table-cell>
          <table:table-cell office:value-type="float" office:value="2190" calcext:value-type="float">
            <text:p>2190</text:p>
          </table:table-cell>
          <table:table-cell office:value-type="float" office:value="559" calcext:value-type="float">
            <text:p>559</text:p>
          </table:table-cell>
          <table:table-cell office:value-type="float" office:value="959" calcext:value-type="float">
            <text:p>95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13" calcext:value-type="float">
            <text:p>413</text:p>
          </table:table-cell>
          <table:table-cell office:value-type="float" office:value="504" calcext:value-type="float">
            <text:p>504</text:p>
          </table:table-cell>
          <table:table-cell office:value-type="float" office:value="824" calcext:value-type="float">
            <text:p>824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729" calcext:value-type="float">
            <text:p>6729</text:p>
          </table:table-cell>
          <table:table-cell office:value-type="float" office:value="531" calcext:value-type="float">
            <text:p>531</text:p>
          </table:table-cell>
          <table:table-cell office:value-type="float" office:value="515" calcext:value-type="float">
            <text:p>51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36" calcext:value-type="float">
            <text:p>436</text:p>
          </table:table-cell>
          <table:table-cell office:value-type="float" office:value="575" calcext:value-type="float">
            <text:p>575</text:p>
          </table:table-cell>
          <table:table-cell office:value-type="float" office:value="512" calcext:value-type="float">
            <text:p>512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8666" calcext:value-type="float">
            <text:p>18666</text:p>
          </table:table-cell>
          <table:table-cell office:value-type="float" office:value="2701" calcext:value-type="float">
            <text:p>2701</text:p>
          </table:table-cell>
          <table:table-cell office:value-type="float" office:value="1050" calcext:value-type="float">
            <text:p>1050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66" calcext:value-type="float">
            <text:p>466</text:p>
          </table:table-cell>
          <table:table-cell office:value-type="float" office:value="506" calcext:value-type="float">
            <text:p>506</text:p>
          </table:table-cell>
          <table:table-cell office:value-type="float" office:value="426" calcext:value-type="float">
            <text:p>426</text:p>
          </table:table-cell>
          <table:table-cell office:value-type="float" office:value="422" calcext:value-type="float">
            <text:p>42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126" calcext:value-type="float">
            <text:p>7126</text:p>
          </table:table-cell>
          <table:table-cell office:value-type="float" office:value="542" calcext:value-type="float">
            <text:p>542</text:p>
          </table:table-cell>
          <table:table-cell office:value-type="float" office:value="639" calcext:value-type="float">
            <text:p>639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01" calcext:value-type="float">
            <text:p>501</text:p>
          </table:table-cell>
          <table:table-cell office:value-type="float" office:value="897" calcext:value-type="float">
            <text:p>897</text:p>
          </table:table-cell>
          <table:table-cell office:value-type="float" office:value="581" calcext:value-type="float">
            <text:p>581</text:p>
          </table:table-cell>
          <table:table-cell office:value-type="float" office:value="531" calcext:value-type="float">
            <text:p>53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9043" calcext:value-type="float">
            <text:p>19043</text:p>
          </table:table-cell>
          <table:table-cell office:value-type="float" office:value="1803" calcext:value-type="float">
            <text:p>1803</text:p>
          </table:table-cell>
          <table:table-cell office:value-type="float" office:value="668" calcext:value-type="float">
            <text:p>668</text:p>
          </table:table-cell>
          <table:table-cell office:value-type="float" office:value="996" calcext:value-type="float">
            <text:p>99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409" calcext:value-type="float">
            <text:p>409</text:p>
          </table:table-cell>
          <table:table-cell office:value-type="float" office:value="503" calcext:value-type="float">
            <text:p>503</text:p>
          </table:table-cell>
          <table:table-cell office:value-type="float" office:value="461" calcext:value-type="float">
            <text:p>461</text:p>
          </table:table-cell>
          <table:table-cell office:value-type="float" office:value="529" calcext:value-type="float">
            <text:p>529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253" calcext:value-type="float">
            <text:p>9253</text:p>
          </table:table-cell>
          <table:table-cell office:value-type="float" office:value="446" calcext:value-type="float">
            <text:p>446</text:p>
          </table:table-cell>
          <table:table-cell office:value-type="float" office:value="1081" calcext:value-type="float">
            <text:p>108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496" calcext:value-type="float">
            <text:p>496</text:p>
          </table:table-cell>
          <table:table-cell office:value-type="float" office:value="604" calcext:value-type="float">
            <text:p>604</text:p>
          </table:table-cell>
          <table:table-cell office:value-type="float" office:value="467" calcext:value-type="float">
            <text:p>467</text:p>
          </table:table-cell>
          <table:table-cell office:value-type="float" office:value="732" calcext:value-type="float">
            <text:p>73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8957" calcext:value-type="float">
            <text:p>18957</text:p>
          </table:table-cell>
          <table:table-cell office:value-type="float" office:value="2321" calcext:value-type="float">
            <text:p>2321</text:p>
          </table:table-cell>
          <table:table-cell office:value-type="float" office:value="587" calcext:value-type="float">
            <text:p>587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73" calcext:value-type="float">
            <text:p>473</text:p>
          </table:table-cell>
          <table:table-cell office:value-type="float" office:value="501" calcext:value-type="float">
            <text:p>501</text:p>
          </table:table-cell>
          <table:table-cell office:value-type="float" office:value="477" calcext:value-type="float">
            <text:p>477</text:p>
          </table:table-cell>
          <table:table-cell office:value-type="float" office:value="448" calcext:value-type="float">
            <text:p>44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534" calcext:value-type="float">
            <text:p>9534</text:p>
          </table:table-cell>
          <table:table-cell office:value-type="float" office:value="466" calcext:value-type="float">
            <text:p>466</text:p>
          </table:table-cell>
          <table:table-cell office:value-type="float" office:value="688" calcext:value-type="float">
            <text:p>688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438" calcext:value-type="float">
            <text:p>438</text:p>
          </table:table-cell>
          <table:table-cell office:value-type="float" office:value="10810" calcext:value-type="float">
            <text:p>10810</text:p>
          </table:table-cell>
          <table:table-cell office:value-type="float" office:value="599" calcext:value-type="float">
            <text:p>599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9364" calcext:value-type="float">
            <text:p>19364</text:p>
          </table:table-cell>
          <table:table-cell office:value-type="float" office:value="1917" calcext:value-type="float">
            <text:p>1917</text:p>
          </table:table-cell>
          <table:table-cell office:value-type="float" office:value="536" calcext:value-type="float">
            <text:p>536</text:p>
          </table:table-cell>
          <table:table-cell office:value-type="float" office:value="1047" calcext:value-type="float">
            <text:p>104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412" calcext:value-type="float">
            <text:p>412</text:p>
          </table:table-cell>
          <table:table-cell office:value-type="float" office:value="513" calcext:value-type="float">
            <text:p>513</text:p>
          </table:table-cell>
          <table:table-cell office:value-type="float" office:value="817" calcext:value-type="float">
            <text:p>817</text:p>
          </table:table-cell>
          <table:table-cell office:value-type="float" office:value="483" calcext:value-type="float">
            <text:p>48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440" calcext:value-type="float">
            <text:p>7440</text:p>
          </table:table-cell>
          <table:table-cell office:value-type="float" office:value="479" calcext:value-type="float">
            <text:p>479</text:p>
          </table:table-cell>
          <table:table-cell office:value-type="float" office:value="611" calcext:value-type="float">
            <text:p>61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509" calcext:value-type="float">
            <text:p>509</text:p>
          </table:table-cell>
          <table:table-cell office:value-type="float" office:value="10460" calcext:value-type="float">
            <text:p>10460</text:p>
          </table:table-cell>
          <table:table-cell office:value-type="float" office:value="3013" calcext:value-type="float">
            <text:p>3013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9283" calcext:value-type="float">
            <text:p>19283</text:p>
          </table:table-cell>
          <table:table-cell office:value-type="float" office:value="2647" calcext:value-type="float">
            <text:p>2647</text:p>
          </table:table-cell>
          <table:table-cell office:value-type="float" office:value="736" calcext:value-type="float">
            <text:p>736</text:p>
          </table:table-cell>
          <table:table-cell office:value-type="float" office:value="781" calcext:value-type="float">
            <text:p>78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80" calcext:value-type="float">
            <text:p>480</text:p>
          </table:table-cell>
          <table:table-cell office:value-type="float" office:value="525" calcext:value-type="float">
            <text:p>525</text:p>
          </table:table-cell>
          <table:table-cell office:value-type="float" office:value="420" calcext:value-type="float">
            <text:p>420</text:p>
          </table:table-cell>
          <table:table-cell office:value-type="float" office:value="685" calcext:value-type="float">
            <text:p>68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852" calcext:value-type="float">
            <text:p>7852</text:p>
          </table:table-cell>
          <table:table-cell office:value-type="float" office:value="491" calcext:value-type="float">
            <text:p>491</text:p>
          </table:table-cell>
          <table:table-cell office:value-type="float" office:value="1144" calcext:value-type="float">
            <text:p>114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440" calcext:value-type="float">
            <text:p>440</text:p>
          </table:table-cell>
          <table:table-cell office:value-type="float" office:value="9979" calcext:value-type="float">
            <text:p>9979</text:p>
          </table:table-cell>
          <table:table-cell office:value-type="float" office:value="2020" calcext:value-type="float">
            <text:p>2020</text:p>
          </table:table-cell>
          <table:table-cell office:value-type="float" office:value="682" calcext:value-type="float">
            <text:p>68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9668" calcext:value-type="float">
            <text:p>19668</text:p>
          </table:table-cell>
          <table:table-cell office:value-type="float" office:value="1158" calcext:value-type="float">
            <text:p>1158</text:p>
          </table:table-cell>
          <table:table-cell office:value-type="float" office:value="471" calcext:value-type="float">
            <text:p>471</text:p>
          </table:table-cell>
          <table:table-cell office:value-type="float" office:value="944" calcext:value-type="float">
            <text:p>94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10" calcext:value-type="float">
            <text:p>410</text:p>
          </table:table-cell>
          <table:table-cell office:value-type="float" office:value="501" calcext:value-type="float">
            <text:p>501</text:p>
          </table:table-cell>
          <table:table-cell office:value-type="float" office:value="458" calcext:value-type="float">
            <text:p>458</text:p>
          </table:table-cell>
          <table:table-cell office:value-type="float" office:value="491" calcext:value-type="float">
            <text:p>49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768" calcext:value-type="float">
            <text:p>7768</text:p>
          </table:table-cell>
          <table:table-cell office:value-type="float" office:value="502" calcext:value-type="float">
            <text:p>502</text:p>
          </table:table-cell>
          <table:table-cell office:value-type="float" office:value="762" calcext:value-type="float">
            <text:p>76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501" calcext:value-type="float">
            <text:p>501</text:p>
          </table:table-cell>
          <table:table-cell office:value-type="float" office:value="9485" calcext:value-type="float">
            <text:p>9485</text:p>
          </table:table-cell>
          <table:table-cell office:value-type="float" office:value="1027" calcext:value-type="float">
            <text:p>1027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9583" calcext:value-type="float">
            <text:p>19583</text:p>
          </table:table-cell>
          <table:table-cell office:value-type="float" office:value="1260" calcext:value-type="float">
            <text:p>1260</text:p>
          </table:table-cell>
          <table:table-cell office:value-type="float" office:value="991" calcext:value-type="float">
            <text:p>991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95" calcext:value-type="float">
            <text:p>495</text:p>
          </table:table-cell>
          <table:table-cell office:value-type="float" office:value="433" calcext:value-type="float">
            <text:p>433</text:p>
          </table:table-cell>
          <table:table-cell office:value-type="float" office:value="473" calcext:value-type="float">
            <text:p>473</text:p>
          </table:table-cell>
          <table:table-cell office:value-type="float" office:value="392" calcext:value-type="float">
            <text:p>39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266" calcext:value-type="float">
            <text:p>8266</text:p>
          </table:table-cell>
          <table:table-cell office:value-type="float" office:value="927" calcext:value-type="float">
            <text:p>927</text:p>
          </table:table-cell>
          <table:table-cell office:value-type="float" office:value="468" calcext:value-type="float">
            <text:p>468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439" calcext:value-type="float">
            <text:p>439</text:p>
          </table:table-cell>
          <table:table-cell office:value-type="float" office:value="8993" calcext:value-type="float">
            <text:p>8993</text:p>
          </table:table-cell>
          <table:table-cell office:value-type="float" office:value="667" calcext:value-type="float">
            <text:p>667</text:p>
          </table:table-cell>
          <table:table-cell office:value-type="float" office:value="819" calcext:value-type="float">
            <text:p>81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2984" calcext:value-type="float">
            <text:p>22984</text:p>
          </table:table-cell>
          <table:table-cell office:value-type="float" office:value="2771" calcext:value-type="float">
            <text:p>2771</text:p>
          </table:table-cell>
          <table:table-cell office:value-type="float" office:value="516" calcext:value-type="float">
            <text:p>516</text:p>
          </table:table-cell>
          <table:table-cell office:value-type="float" office:value="981" calcext:value-type="float">
            <text:p>98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12" calcext:value-type="float">
            <text:p>412</text:p>
          </table:table-cell>
          <table:table-cell office:value-type="float" office:value="502" calcext:value-type="float">
            <text:p>502</text:p>
          </table:table-cell>
          <table:table-cell office:value-type="float" office:value="504" calcext:value-type="float">
            <text:p>504</text:p>
          </table:table-cell>
          <table:table-cell office:value-type="float" office:value="425" calcext:value-type="float">
            <text:p>42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582" calcext:value-type="float">
            <text:p>10582</text:p>
          </table:table-cell>
          <table:table-cell office:value-type="float" office:value="447" calcext:value-type="float">
            <text:p>447</text:p>
          </table:table-cell>
          <table:table-cell office:value-type="float" office:value="1111" calcext:value-type="float">
            <text:p>111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38" calcext:value-type="float">
            <text:p>538</text:p>
          </table:table-cell>
          <table:table-cell office:value-type="float" office:value="8499" calcext:value-type="float">
            <text:p>8499</text:p>
          </table:table-cell>
          <table:table-cell office:value-type="float" office:value="586" calcext:value-type="float">
            <text:p>586</text:p>
          </table:table-cell>
          <table:table-cell office:value-type="float" office:value="549" calcext:value-type="float">
            <text:p>54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2906" calcext:value-type="float">
            <text:p>22906</text:p>
          </table:table-cell>
          <table:table-cell office:value-type="float" office:value="1376" calcext:value-type="float">
            <text:p>1376</text:p>
          </table:table-cell>
          <table:table-cell office:value-type="float" office:value="550" calcext:value-type="float">
            <text:p>550</text:p>
          </table:table-cell>
          <table:table-cell office:value-type="float" office:value="3675" calcext:value-type="float">
            <text:p>367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12" calcext:value-type="float">
            <text:p>412</text:p>
          </table:table-cell>
          <table:table-cell office:value-type="float" office:value="502" calcext:value-type="float">
            <text:p>502</text:p>
          </table:table-cell>
          <table:table-cell office:value-type="float" office:value="424" calcext:value-type="float">
            <text:p>424</text:p>
          </table:table-cell>
          <table:table-cell office:value-type="float" office:value="448" calcext:value-type="float">
            <text:p>44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673" calcext:value-type="float">
            <text:p>8673</text:p>
          </table:table-cell>
          <table:table-cell office:value-type="float" office:value="533" calcext:value-type="float">
            <text:p>533</text:p>
          </table:table-cell>
          <table:table-cell office:value-type="float" office:value="627" calcext:value-type="float">
            <text:p>627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453" calcext:value-type="float">
            <text:p>453</text:p>
          </table:table-cell>
          <table:table-cell office:value-type="float" office:value="8010" calcext:value-type="float">
            <text:p>8010</text:p>
          </table:table-cell>
          <table:table-cell office:value-type="float" office:value="547" calcext:value-type="float">
            <text:p>547</text:p>
          </table:table-cell>
          <table:table-cell office:value-type="float" office:value="549" calcext:value-type="float">
            <text:p>54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0399" calcext:value-type="float">
            <text:p>20399</text:p>
          </table:table-cell>
          <table:table-cell office:value-type="float" office:value="2887" calcext:value-type="float">
            <text:p>2887</text:p>
          </table:table-cell>
          <table:table-cell office:value-type="float" office:value="550" calcext:value-type="float">
            <text:p>550</text:p>
          </table:table-cell>
          <table:table-cell office:value-type="float" office:value="541" calcext:value-type="float">
            <text:p>54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91" calcext:value-type="float">
            <text:p>491</text:p>
          </table:table-cell>
          <table:table-cell office:value-type="float" office:value="452" calcext:value-type="float">
            <text:p>452</text:p>
          </table:table-cell>
          <table:table-cell office:value-type="float" office:value="441" calcext:value-type="float">
            <text:p>441</text:p>
          </table:table-cell>
          <table:table-cell office:value-type="float" office:value="567" calcext:value-type="float">
            <text:p>567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592" calcext:value-type="float">
            <text:p>8592</text:p>
          </table:table-cell>
          <table:table-cell office:value-type="float" office:value="549" calcext:value-type="float">
            <text:p>549</text:p>
          </table:table-cell>
          <table:table-cell office:value-type="float" office:value="551" calcext:value-type="float">
            <text:p>55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523" calcext:value-type="float">
            <text:p>523</text:p>
          </table:table-cell>
          <table:table-cell office:value-type="float" office:value="7518" calcext:value-type="float">
            <text:p>7518</text:p>
          </table:table-cell>
          <table:table-cell office:value-type="float" office:value="636" calcext:value-type="float">
            <text:p>636</text:p>
          </table:table-cell>
          <table:table-cell office:value-type="float" office:value="482" calcext:value-type="float">
            <text:p>48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0307" calcext:value-type="float">
            <text:p>20307</text:p>
          </table:table-cell>
          <table:table-cell office:value-type="float" office:value="987" calcext:value-type="float">
            <text:p>987</text:p>
          </table:table-cell>
          <table:table-cell office:value-type="float" office:value="489" calcext:value-type="float">
            <text:p>489</text:p>
          </table:table-cell>
          <table:table-cell office:value-type="float" office:value="982" calcext:value-type="float">
            <text:p>98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16" calcext:value-type="float">
            <text:p>416</text:p>
          </table:table-cell>
          <table:table-cell office:value-type="float" office:value="515" calcext:value-type="float">
            <text:p>515</text:p>
          </table:table-cell>
          <table:table-cell office:value-type="float" office:value="465" calcext:value-type="float">
            <text:p>465</text:p>
          </table:table-cell>
          <table:table-cell office:value-type="float" office:value="506" calcext:value-type="float">
            <text:p>506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990" calcext:value-type="float">
            <text:p>8990</text:p>
          </table:table-cell>
          <table:table-cell office:value-type="float" office:value="461" calcext:value-type="float">
            <text:p>461</text:p>
          </table:table-cell>
          <table:table-cell office:value-type="float" office:value="470" calcext:value-type="float">
            <text:p>470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492" calcext:value-type="float">
            <text:p>492</text:p>
          </table:table-cell>
          <table:table-cell office:value-type="float" office:value="7024" calcext:value-type="float">
            <text:p>7024</text:p>
          </table:table-cell>
          <table:table-cell office:value-type="float" office:value="664" calcext:value-type="float">
            <text:p>664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0609" calcext:value-type="float">
            <text:p>20609</text:p>
          </table:table-cell>
          <table:table-cell office:value-type="float" office:value="1496" calcext:value-type="float">
            <text:p>1496</text:p>
          </table:table-cell>
          <table:table-cell office:value-type="float" office:value="514" calcext:value-type="float">
            <text:p>514</text:p>
          </table:table-cell>
          <table:table-cell office:value-type="float" office:value="556" calcext:value-type="float">
            <text:p>55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422" calcext:value-type="float">
            <text:p>422</text:p>
          </table:table-cell>
          <table:table-cell office:value-type="float" office:value="522" calcext:value-type="float">
            <text:p>522</text:p>
          </table:table-cell>
          <table:table-cell office:value-type="float" office:value="491" calcext:value-type="float">
            <text:p>491</text:p>
          </table:table-cell>
          <table:table-cell office:value-type="float" office:value="603" calcext:value-type="float">
            <text:p>603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903" calcext:value-type="float">
            <text:p>8903</text:p>
          </table:table-cell>
          <table:table-cell office:value-type="float" office:value="470" calcext:value-type="float">
            <text:p>470</text:p>
          </table:table-cell>
          <table:table-cell office:value-type="float" office:value="493" calcext:value-type="float">
            <text:p>49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3174" calcext:value-type="float">
            <text:p>3174</text:p>
          </table:table-cell>
          <table:table-cell office:value-type="float" office:value="6530" calcext:value-type="float">
            <text:p>6530</text:p>
          </table:table-cell>
          <table:table-cell office:value-type="float" office:value="597" calcext:value-type="float">
            <text:p>597</text:p>
          </table:table-cell>
          <table:table-cell office:value-type="float" office:value="602" calcext:value-type="float">
            <text:p>60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522" calcext:value-type="float">
            <text:p>20522</text:p>
          </table:table-cell>
          <table:table-cell office:value-type="float" office:value="1106" calcext:value-type="float">
            <text:p>1106</text:p>
          </table:table-cell>
          <table:table-cell office:value-type="float" office:value="969" calcext:value-type="float">
            <text:p>969</text:p>
          </table:table-cell>
          <table:table-cell office:value-type="float" office:value="1003" calcext:value-type="float">
            <text:p>100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41" calcext:value-type="float">
            <text:p>541</text:p>
          </table:table-cell>
          <table:table-cell office:value-type="float" office:value="526" calcext:value-type="float">
            <text:p>526</text:p>
          </table:table-cell>
          <table:table-cell office:value-type="float" office:value="407" calcext:value-type="float">
            <text:p>407</text:p>
          </table:table-cell>
          <table:table-cell office:value-type="float" office:value="415" calcext:value-type="float">
            <text:p>41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297" calcext:value-type="float">
            <text:p>9297</text:p>
          </table:table-cell>
          <table:table-cell office:value-type="float" office:value="481" calcext:value-type="float">
            <text:p>481</text:p>
          </table:table-cell>
          <table:table-cell office:value-type="float" office:value="518" calcext:value-type="float">
            <text:p>518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091" calcext:value-type="float">
            <text:p>3091</text:p>
          </table:table-cell>
          <table:table-cell office:value-type="float" office:value="6037" calcext:value-type="float">
            <text:p>6037</text:p>
          </table:table-cell>
          <table:table-cell office:value-type="float" office:value="526" calcext:value-type="float">
            <text:p>526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0920" calcext:value-type="float">
            <text:p>20920</text:p>
          </table:table-cell>
          <table:table-cell office:value-type="float" office:value="614" calcext:value-type="float">
            <text:p>614</text:p>
          </table:table-cell>
          <table:table-cell office:value-type="float" office:value="465" calcext:value-type="float">
            <text:p>465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460" calcext:value-type="float">
            <text:p>460</text:p>
          </table:table-cell>
          <table:table-cell office:value-type="float" office:value="432" calcext:value-type="float">
            <text:p>432</text:p>
          </table:table-cell>
          <table:table-cell office:value-type="float" office:value="437" calcext:value-type="float">
            <text:p>437</text:p>
          </table:table-cell>
          <table:table-cell office:value-type="float" office:value="424" calcext:value-type="float">
            <text:p>424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211" calcext:value-type="float">
            <text:p>9211</text:p>
          </table:table-cell>
          <table:table-cell office:value-type="float" office:value="447" calcext:value-type="float">
            <text:p>447</text:p>
          </table:table-cell>
          <table:table-cell office:value-type="float" office:value="1360" calcext:value-type="float">
            <text:p>1360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3003" calcext:value-type="float">
            <text:p>3003</text:p>
          </table:table-cell>
          <table:table-cell office:value-type="float" office:value="5541" calcext:value-type="float">
            <text:p>5541</text:p>
          </table:table-cell>
          <table:table-cell office:value-type="float" office:value="730" calcext:value-type="float">
            <text:p>730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0831" calcext:value-type="float">
            <text:p>20831</text:p>
          </table:table-cell>
          <table:table-cell office:value-type="float" office:value="628" calcext:value-type="float">
            <text:p>628</text:p>
          </table:table-cell>
          <table:table-cell office:value-type="float" office:value="483" calcext:value-type="float">
            <text:p>483</text:p>
          </table:table-cell>
          <table:table-cell office:value-type="float" office:value="1038" calcext:value-type="float">
            <text:p>103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519" calcext:value-type="float">
            <text:p>519</text:p>
          </table:table-cell>
          <table:table-cell office:value-type="float" office:value="504" calcext:value-type="float">
            <text:p>504</text:p>
          </table:table-cell>
          <table:table-cell office:value-type="float" office:value="459" calcext:value-type="float">
            <text:p>459</text:p>
          </table:table-cell>
          <table:table-cell office:value-type="float" office:value="471" calcext:value-type="float">
            <text:p>47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417" calcext:value-type="float">
            <text:p>12417</text:p>
          </table:table-cell>
          <table:table-cell office:value-type="float" office:value="506" calcext:value-type="float">
            <text:p>506</text:p>
          </table:table-cell>
          <table:table-cell office:value-type="float" office:value="971" calcext:value-type="float">
            <text:p>97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909" calcext:value-type="float">
            <text:p>2909</text:p>
          </table:table-cell>
          <table:table-cell office:value-type="float" office:value="5046" calcext:value-type="float">
            <text:p>5046</text:p>
          </table:table-cell>
          <table:table-cell office:value-type="float" office:value="464" calcext:value-type="float">
            <text:p>464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1124" calcext:value-type="float">
            <text:p>21124</text:p>
          </table:table-cell>
          <table:table-cell office:value-type="float" office:value="544" calcext:value-type="float">
            <text:p>544</text:p>
          </table:table-cell>
          <table:table-cell office:value-type="float" office:value="515" calcext:value-type="float">
            <text:p>515</text:p>
          </table:table-cell>
          <table:table-cell office:value-type="float" office:value="626" calcext:value-type="float">
            <text:p>62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51" calcext:value-type="float">
            <text:p>451</text:p>
          </table:table-cell>
          <table:table-cell office:value-type="float" office:value="503" calcext:value-type="float">
            <text:p>503</text:p>
          </table:table-cell>
          <table:table-cell office:value-type="float" office:value="484" calcext:value-type="float">
            <text:p>484</text:p>
          </table:table-cell>
          <table:table-cell office:value-type="float" office:value="572" calcext:value-type="float">
            <text:p>572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535" calcext:value-type="float">
            <text:p>12535</text:p>
          </table:table-cell>
          <table:table-cell office:value-type="float" office:value="520" calcext:value-type="float">
            <text:p>520</text:p>
          </table:table-cell>
          <table:table-cell office:value-type="float" office:value="588" calcext:value-type="float">
            <text:p>588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2816" calcext:value-type="float">
            <text:p>2816</text:p>
          </table:table-cell>
          <table:table-cell office:value-type="float" office:value="4551" calcext:value-type="float">
            <text:p>4551</text:p>
          </table:table-cell>
          <table:table-cell office:value-type="float" office:value="492" calcext:value-type="float">
            <text:p>492</text:p>
          </table:table-cell>
          <table:table-cell office:value-type="float" office:value="482" calcext:value-type="float">
            <text:p>48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1038" calcext:value-type="float">
            <text:p>21038</text:p>
          </table:table-cell>
          <table:table-cell office:value-type="float" office:value="558" calcext:value-type="float">
            <text:p>558</text:p>
          </table:table-cell>
          <table:table-cell office:value-type="float" office:value="534" calcext:value-type="float">
            <text:p>534</text:p>
          </table:table-cell>
          <table:table-cell office:value-type="float" office:value="1072" calcext:value-type="float">
            <text:p>107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531" calcext:value-type="float">
            <text:p>531</text:p>
          </table:table-cell>
          <table:table-cell office:value-type="float" office:value="502" calcext:value-type="float">
            <text:p>502</text:p>
          </table:table-cell>
          <table:table-cell office:value-type="float" office:value="1002" calcext:value-type="float">
            <text:p>1002</text:p>
          </table:table-cell>
          <table:table-cell office:value-type="float" office:value="665" calcext:value-type="float">
            <text:p>665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120" calcext:value-type="float">
            <text:p>10120</text:p>
          </table:table-cell>
          <table:table-cell office:value-type="float" office:value="533" calcext:value-type="float">
            <text:p>533</text:p>
          </table:table-cell>
          <table:table-cell office:value-type="float" office:value="510" calcext:value-type="float">
            <text:p>510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2729" calcext:value-type="float">
            <text:p>2729</text:p>
          </table:table-cell>
          <table:table-cell office:value-type="float" office:value="4054" calcext:value-type="float">
            <text:p>4054</text:p>
          </table:table-cell>
          <table:table-cell office:value-type="float" office:value="632" calcext:value-type="float">
            <text:p>632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1343" calcext:value-type="float">
            <text:p>21343</text:p>
          </table:table-cell>
          <table:table-cell office:value-type="float" office:value="570" calcext:value-type="float">
            <text:p>570</text:p>
          </table:table-cell>
          <table:table-cell office:value-type="float" office:value="742" calcext:value-type="float">
            <text:p>742</text:p>
          </table:table-cell>
          <table:table-cell office:value-type="float" office:value="476" calcext:value-type="float">
            <text:p>476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458" calcext:value-type="float">
            <text:p>458</text:p>
          </table:table-cell>
          <table:table-cell office:value-type="float" office:value="504" calcext:value-type="float">
            <text:p>504</text:p>
          </table:table-cell>
          <table:table-cell office:value-type="float" office:value="948" calcext:value-type="float">
            <text:p>948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31" calcext:value-type="float">
            <text:p>10031</text:p>
          </table:table-cell>
          <table:table-cell office:value-type="float" office:value="946" calcext:value-type="float">
            <text:p>946</text:p>
          </table:table-cell>
          <table:table-cell office:value-type="float" office:value="739" calcext:value-type="float">
            <text:p>739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2639" calcext:value-type="float">
            <text:p>2639</text:p>
          </table:table-cell>
          <table:table-cell office:value-type="float" office:value="3562" calcext:value-type="float">
            <text:p>3562</text:p>
          </table:table-cell>
          <table:table-cell office:value-type="float" office:value="623" calcext:value-type="float">
            <text:p>623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1260" calcext:value-type="float">
            <text:p>21260</text:p>
          </table:table-cell>
          <table:table-cell office:value-type="float" office:value="475" calcext:value-type="float">
            <text:p>475</text:p>
          </table:table-cell>
          <table:table-cell office:value-type="float" office:value="971" calcext:value-type="float">
            <text:p>971</text:p>
          </table:table-cell>
          <table:table-cell office:value-type="float" office:value="1013" calcext:value-type="float">
            <text:p>1013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516" calcext:value-type="float">
            <text:p>516</text:p>
          </table:table-cell>
          <table:table-cell office:value-type="float" office:value="504" calcext:value-type="float">
            <text:p>504</text:p>
          </table:table-cell>
          <table:table-cell office:value-type="float" office:value="868" calcext:value-type="float">
            <text:p>868</text:p>
          </table:table-cell>
          <table:table-cell office:value-type="float" office:value="522" calcext:value-type="float">
            <text:p>522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330" calcext:value-type="float">
            <text:p>10330</text:p>
          </table:table-cell>
          <table:table-cell office:value-type="float" office:value="457" calcext:value-type="float">
            <text:p>457</text:p>
          </table:table-cell>
          <table:table-cell office:value-type="float" office:value="446" calcext:value-type="float">
            <text:p>446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2545" calcext:value-type="float">
            <text:p>2545</text:p>
          </table:table-cell>
          <table:table-cell office:value-type="float" office:value="3068" calcext:value-type="float">
            <text:p>3068</text:p>
          </table:table-cell>
          <table:table-cell office:value-type="float" office:value="557" calcext:value-type="float">
            <text:p>557</text:p>
          </table:table-cell>
          <table:table-cell office:value-type="float" office:value="533" calcext:value-type="float">
            <text:p>53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5144" calcext:value-type="float">
            <text:p>25144</text:p>
          </table:table-cell>
          <table:table-cell office:value-type="float" office:value="1001" calcext:value-type="float">
            <text:p>1001</text:p>
          </table:table-cell>
          <table:table-cell office:value-type="float" office:value="505" calcext:value-type="float">
            <text:p>505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433" calcext:value-type="float">
            <text:p>433</text:p>
          </table:table-cell>
          <table:table-cell office:value-type="float" office:value="508" calcext:value-type="float">
            <text:p>508</text:p>
          </table:table-cell>
          <table:table-cell office:value-type="float" office:value="1815" calcext:value-type="float">
            <text:p>1815</text:p>
          </table:table-cell>
          <table:table-cell office:value-type="float" office:value="443" calcext:value-type="float">
            <text:p>443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248" calcext:value-type="float">
            <text:p>10248</text:p>
          </table:table-cell>
          <table:table-cell office:value-type="float" office:value="670" calcext:value-type="float">
            <text:p>670</text:p>
          </table:table-cell>
          <table:table-cell office:value-type="float" office:value="1094" calcext:value-type="float">
            <text:p>1094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451" calcext:value-type="float">
            <text:p>2451</text:p>
          </table:table-cell>
          <table:table-cell office:value-type="float" office:value="2572" calcext:value-type="float">
            <text:p>2572</text:p>
          </table:table-cell>
          <table:table-cell office:value-type="float" office:value="568" calcext:value-type="float">
            <text:p>568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5058" calcext:value-type="float">
            <text:p>25058</text:p>
          </table:table-cell>
          <table:table-cell office:value-type="float" office:value="924" calcext:value-type="float">
            <text:p>924</text:p>
          </table:table-cell>
          <table:table-cell office:value-type="float" office:value="528" calcext:value-type="float">
            <text:p>528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36" calcext:value-type="float">
            <text:p>436</text:p>
          </table:table-cell>
          <table:table-cell office:value-type="float" office:value="513" calcext:value-type="float">
            <text:p>513</text:p>
          </table:table-cell>
          <table:table-cell office:value-type="float" office:value="830" calcext:value-type="float">
            <text:p>830</text:p>
          </table:table-cell>
          <table:table-cell office:value-type="float" office:value="438" calcext:value-type="float">
            <text:p>438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655" calcext:value-type="float">
            <text:p>13655</text:p>
          </table:table-cell>
          <table:table-cell office:value-type="float" office:value="476" calcext:value-type="float">
            <text:p>476</text:p>
          </table:table-cell>
          <table:table-cell office:value-type="float" office:value="712" calcext:value-type="float">
            <text:p>712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2359" calcext:value-type="float">
            <text:p>2359</text:p>
          </table:table-cell>
          <table:table-cell office:value-type="float" office:value="2076" calcext:value-type="float">
            <text:p>2076</text:p>
          </table:table-cell>
          <table:table-cell office:value-type="float" office:value="593" calcext:value-type="float">
            <text:p>593</text:p>
          </table:table-cell>
          <table:table-cell office:value-type="float" office:value="467" calcext:value-type="float">
            <text:p>46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2175" calcext:value-type="float">
            <text:p>22175</text:p>
          </table:table-cell>
          <table:table-cell office:value-type="float" office:value="493" calcext:value-type="float">
            <text:p>493</text:p>
          </table:table-cell>
          <table:table-cell office:value-type="float" office:value="554" calcext:value-type="float">
            <text:p>554</text:p>
          </table:table-cell>
          <table:table-cell office:value-type="float" office:value="547" calcext:value-type="float">
            <text:p>54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544" calcext:value-type="float">
            <text:p>544</text:p>
          </table:table-cell>
          <table:table-cell office:value-type="float" office:value="455" calcext:value-type="float">
            <text:p>455</text:p>
          </table:table-cell>
          <table:table-cell office:value-type="float" office:value="423" calcext:value-type="float">
            <text:p>423</text:p>
          </table:table-cell>
          <table:table-cell office:value-type="float" office:value="473" calcext:value-type="float">
            <text:p>473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564" calcext:value-type="float">
            <text:p>10564</text:p>
          </table:table-cell>
          <table:table-cell office:value-type="float" office:value="513" calcext:value-type="float">
            <text:p>513</text:p>
          </table:table-cell>
          <table:table-cell office:value-type="float" office:value="631" calcext:value-type="float">
            <text:p>631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2265" calcext:value-type="float">
            <text:p>2265</text:p>
          </table:table-cell>
          <table:table-cell office:value-type="float" office:value="1642" calcext:value-type="float">
            <text:p>1642</text:p>
          </table:table-cell>
          <table:table-cell office:value-type="float" office:value="535" calcext:value-type="float">
            <text:p>535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2091" calcext:value-type="float">
            <text:p>22091</text:p>
          </table:table-cell>
          <table:table-cell office:value-type="float" office:value="520" calcext:value-type="float">
            <text:p>520</text:p>
          </table:table-cell>
          <table:table-cell office:value-type="float" office:value="471" calcext:value-type="float">
            <text:p>471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495" calcext:value-type="float">
            <text:p>495</text:p>
          </table:table-cell>
          <table:table-cell office:value-type="float" office:value="502" calcext:value-type="float">
            <text:p>502</text:p>
          </table:table-cell>
          <table:table-cell office:value-type="float" office:value="453" calcext:value-type="float">
            <text:p>453</text:p>
          </table:table-cell>
          <table:table-cell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048" calcext:value-type="float">
            <text:p>14048</text:p>
          </table:table-cell>
          <table:table-cell office:value-type="float" office:value="500" calcext:value-type="float">
            <text:p>500</text:p>
          </table:table-cell>
          <table:table-cell office:value-type="float" office:value="553" calcext:value-type="float">
            <text:p>55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170" calcext:value-type="float">
            <text:p>2170</text:p>
          </table:table-cell>
          <table:table-cell office:value-type="float" office:value="1147" calcext:value-type="float">
            <text:p>1147</text:p>
          </table:table-cell>
          <table:table-cell office:value-type="float" office:value="627" calcext:value-type="float">
            <text:p>627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22468" calcext:value-type="float">
            <text:p>22468</text:p>
          </table:table-cell>
          <table:table-cell office:value-type="float" office:value="536" calcext:value-type="float">
            <text:p>536</text:p>
          </table:table-cell>
          <table:table-cell office:value-type="float" office:value="1911" calcext:value-type="float">
            <text:p>1911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435" calcext:value-type="float">
            <text:p>435</text:p>
          </table:table-cell>
          <table:table-cell office:value-type="float" office:value="446" calcext:value-type="float">
            <text:p>446</text:p>
          </table:table-cell>
          <table:table-cell office:value-type="float" office:value="682" calcext:value-type="float">
            <text:p>682</text:p>
          </table:table-cell>
          <table:table-cell office:value-type="float" office:value="813" calcext:value-type="float">
            <text:p>813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963" calcext:value-type="float">
            <text:p>10963</text:p>
          </table:table-cell>
          <table:table-cell office:value-type="float" office:value="494" calcext:value-type="float">
            <text:p>494</text:p>
          </table:table-cell>
          <table:table-cell office:value-type="float" office:value="476" calcext:value-type="float">
            <text:p>476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2075" calcext:value-type="float">
            <text:p>2075</text:p>
          </table:table-cell>
          <table:table-cell office:value-type="float" office:value="1017" calcext:value-type="float">
            <text:p>1017</text:p>
          </table:table-cell>
          <table:table-cell office:value-type="float" office:value="479" calcext:value-type="float">
            <text:p>479</text:p>
          </table:table-cell>
          <table:table-cell office:value-type="float" office:value="525" calcext:value-type="float">
            <text:p>525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2381" calcext:value-type="float">
            <text:p>22381</text:p>
          </table:table-cell>
          <table:table-cell office:value-type="float" office:value="552" calcext:value-type="float">
            <text:p>552</text:p>
          </table:table-cell>
          <table:table-cell office:value-type="float" office:value="1218" calcext:value-type="float">
            <text:p>1218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454" calcext:value-type="float">
            <text:p>454</text:p>
          </table:table-cell>
          <table:table-cell office:value-type="float" office:value="502" calcext:value-type="float">
            <text:p>502</text:p>
          </table:table-cell>
          <table:table-cell office:value-type="float" office:value="603" calcext:value-type="float">
            <text:p>603</text:p>
          </table:table-cell>
          <table:table-cell office:value-type="float" office:value="446" calcext:value-type="float">
            <text:p>446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370" calcext:value-type="float">
            <text:p>11370</text:p>
          </table:table-cell>
          <table:table-cell office:value-type="float" office:value="526" calcext:value-type="float">
            <text:p>526</text:p>
          </table:table-cell>
          <table:table-cell office:value-type="float" office:value="518" calcext:value-type="float">
            <text:p>518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982" calcext:value-type="float">
            <text:p>1982</text:p>
          </table:table-cell>
          <table:table-cell office:value-type="float" office:value="745" calcext:value-type="float">
            <text:p>745</text:p>
          </table:table-cell>
          <table:table-cell office:value-type="float" office:value="500" calcext:value-type="float">
            <text:p>500</text:p>
          </table:table-cell>
          <table:table-cell office:value-type="float" office:value="728" calcext:value-type="float">
            <text:p>72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3081" calcext:value-type="float">
            <text:p>23081</text:p>
          </table:table-cell>
          <table:table-cell office:value-type="float" office:value="564" calcext:value-type="float">
            <text:p>564</text:p>
          </table:table-cell>
          <table:table-cell office:value-type="float" office:value="833" calcext:value-type="float">
            <text:p>83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529" calcext:value-type="float">
            <text:p>529</text:p>
          </table:table-cell>
          <table:table-cell office:value-type="float" office:value="502" calcext:value-type="float">
            <text:p>502</text:p>
          </table:table-cell>
          <table:table-cell office:value-type="float" office:value="526" calcext:value-type="float">
            <text:p>526</text:p>
          </table:table-cell>
          <table:table-cell office:value-type="float" office:value="441" calcext:value-type="float">
            <text:p>44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280" calcext:value-type="float">
            <text:p>11280</text:p>
          </table:table-cell>
          <table:table-cell office:value-type="float" office:value="448" calcext:value-type="float">
            <text:p>448</text:p>
          </table:table-cell>
          <table:table-cell office:value-type="float" office:value="1238" calcext:value-type="float">
            <text:p>1238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1887" calcext:value-type="float">
            <text:p>1887</text:p>
          </table:table-cell>
          <table:table-cell office:value-type="float" office:value="561" calcext:value-type="float">
            <text:p>561</text:p>
          </table:table-cell>
          <table:table-cell office:value-type="float" office:value="523" calcext:value-type="float">
            <text:p>523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2995" calcext:value-type="float">
            <text:p>22995</text:p>
          </table:table-cell>
          <table:table-cell office:value-type="float" office:value="462" calcext:value-type="float">
            <text:p>462</text:p>
          </table:table-cell>
          <table:table-cell office:value-type="float" office:value="473" calcext:value-type="float">
            <text:p>473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441" calcext:value-type="float">
            <text:p>441</text:p>
          </table:table-cell>
          <table:table-cell office:value-type="float" office:value="505" calcext:value-type="float">
            <text:p>505</text:p>
          </table:table-cell>
          <table:table-cell office:value-type="float" office:value="448" calcext:value-type="float">
            <text:p>448</text:p>
          </table:table-cell>
          <table:table-cell office:value-type="float" office:value="452" calcext:value-type="float">
            <text:p>452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675" calcext:value-type="float">
            <text:p>11675</text:p>
          </table:table-cell>
          <table:table-cell office:value-type="float" office:value="566" calcext:value-type="float">
            <text:p>566</text:p>
          </table:table-cell>
          <table:table-cell office:value-type="float" office:value="853" calcext:value-type="float">
            <text:p>853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1793" calcext:value-type="float">
            <text:p>1793</text:p>
          </table:table-cell>
          <table:table-cell office:value-type="float" office:value="476" calcext:value-type="float">
            <text:p>476</text:p>
          </table:table-cell>
          <table:table-cell office:value-type="float" office:value="636" calcext:value-type="float">
            <text:p>636</text:p>
          </table:table-cell>
          <table:table-cell office:value-type="float" office:value="469" calcext:value-type="float">
            <text:p>46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3008" calcext:value-type="float">
            <text:p>23008</text:p>
          </table:table-cell>
          <table:table-cell office:value-type="float" office:value="515" calcext:value-type="float">
            <text:p>515</text:p>
          </table:table-cell>
          <table:table-cell office:value-type="float" office:value="490" calcext:value-type="float">
            <text:p>49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412" calcext:value-type="float">
            <text:p>412</text:p>
          </table:table-cell>
          <table:table-cell office:value-type="float" office:value="502" calcext:value-type="float">
            <text:p>502</text:p>
          </table:table-cell>
          <table:table-cell office:value-type="float" office:value="466" calcext:value-type="float">
            <text:p>466</text:p>
          </table:table-cell>
          <table:table-cell office:value-type="float" office:value="475" calcext:value-type="float">
            <text:p>475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989" calcext:value-type="float">
            <text:p>14989</text:p>
          </table:table-cell>
          <table:table-cell office:value-type="float" office:value="450" calcext:value-type="float">
            <text:p>450</text:p>
          </table:table-cell>
          <table:table-cell office:value-type="float" office:value="459" calcext:value-type="float">
            <text:p>459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1698" calcext:value-type="float">
            <text:p>1698</text:p>
          </table:table-cell>
          <table:table-cell office:value-type="float" office:value="483" calcext:value-type="float">
            <text:p>483</text:p>
          </table:table-cell>
          <table:table-cell office:value-type="float" office:value="656" calcext:value-type="float">
            <text:p>656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2929" calcext:value-type="float">
            <text:p>22929</text:p>
          </table:table-cell>
          <table:table-cell office:value-type="float" office:value="504" calcext:value-type="float">
            <text:p>504</text:p>
          </table:table-cell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432" calcext:value-type="float">
            <text:p>432</text:p>
          </table:table-cell>
          <table:table-cell office:value-type="float" office:value="505" calcext:value-type="float">
            <text:p>505</text:p>
          </table:table-cell>
          <table:table-cell office:value-type="float" office:value="495" calcext:value-type="float">
            <text:p>495</text:p>
          </table:table-cell>
          <table:table-cell office:value-type="float" office:value="492" calcext:value-type="float">
            <text:p>492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093" calcext:value-type="float">
            <text:p>12093</text:p>
          </table:table-cell>
          <table:table-cell office:value-type="float" office:value="985" calcext:value-type="float">
            <text:p>985</text:p>
          </table:table-cell>
          <table:table-cell office:value-type="float" office:value="486" calcext:value-type="float">
            <text:p>486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1602" calcext:value-type="float">
            <text:p>1602</text:p>
          </table:table-cell>
          <table:table-cell office:value-type="float" office:value="487" calcext:value-type="float">
            <text:p>487</text:p>
          </table:table-cell>
          <table:table-cell office:value-type="float" office:value="583" calcext:value-type="float">
            <text:p>583</text:p>
          </table:table-cell>
          <table:table-cell office:value-type="float" office:value="513" calcext:value-type="float">
            <text:p>51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7328" calcext:value-type="float">
            <text:p>27328</text:p>
          </table:table-cell>
          <table:table-cell office:value-type="float" office:value="518" calcext:value-type="float">
            <text:p>518</text:p>
          </table:table-cell>
          <table:table-cell office:value-type="float" office:value="722" calcext:value-type="float">
            <text:p>722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417" calcext:value-type="float">
            <text:p>417</text:p>
          </table:table-cell>
          <table:table-cell office:value-type="float" office:value="517" calcext:value-type="float">
            <text:p>517</text:p>
          </table:table-cell>
          <table:table-cell office:value-type="float" office:value="512" calcext:value-type="float">
            <text:p>512</text:p>
          </table:table-cell>
          <table:table-cell office:value-type="float" office:value="513" calcext:value-type="float">
            <text:p>51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004" calcext:value-type="float">
            <text:p>12004</text:p>
          </table:table-cell>
          <table:table-cell/>
          <table:table-cell office:value-type="float" office:value="519" calcext:value-type="float">
            <text:p>519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507" calcext:value-type="float">
            <text:p>1507</text:p>
          </table:table-cell>
          <table:table-cell office:value-type="float" office:value="502" calcext:value-type="float">
            <text:p>502</text:p>
          </table:table-cell>
          <table:table-cell office:value-type="float" office:value="517" calcext:value-type="float">
            <text:p>517</text:p>
          </table:table-cell>
          <table:table-cell office:value-type="float" office:value="529" calcext:value-type="float">
            <text:p>52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7240" calcext:value-type="float">
            <text:p>27240</text:p>
          </table:table-cell>
          <table:table-cell office:value-type="float" office:value="528" calcext:value-type="float">
            <text:p>528</text:p>
          </table:table-cell>
          <table:table-cell office:value-type="float" office:value="971" calcext:value-type="float">
            <text:p>97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413" calcext:value-type="float">
            <text:p>413</text:p>
          </table:table-cell>
          <table:table-cell office:value-type="float" office:value="428" calcext:value-type="float">
            <text:p>428</text:p>
          </table:table-cell>
          <table:table-cell office:value-type="float" office:value="747" calcext:value-type="float">
            <text:p>747</text:p>
          </table:table-cell>
          <table:table-cell office:value-type="float" office:value="530" calcext:value-type="float">
            <text:p>530</text:p>
          </table:table-cell>
          <table:table-cell/>
        </table:table-row>
        <table:table-row table:style-name="ro1">
          <table:table-cell/>
          <table:table-cell table:formula="of:=AVERAGE([.B62:.B111])" office:value-type="float" office:value="8574.63265306122" calcext:value-type="float">
            <text:p>8574.6326530612</text:p>
          </table:table-cell>
          <table:table-cell table:formula="of:=AVERAGE([.C62:.C111])" office:value-type="float" office:value="649.041666666667" calcext:value-type="float">
            <text:p>649.0416666667</text:p>
          </table:table-cell>
          <table:table-cell table:formula="of:=AVERAGE([.D62:.D111])" office:value-type="float" office:value="745.102040816327" calcext:value-type="float">
            <text:p>745.1020408163</text:p>
          </table:table-cell>
          <table:table-cell table:formula="of:=AVERAGE([.E62:.E111])" office:value-type="float" office:value="1001.375" calcext:value-type="float">
            <text:p>1001.375</text:p>
          </table:table-cell>
          <table:table-cell table:formula="of:=AVERAGE([.B112:.E112])" office:value-type="float" office:value="2742.53784013605" calcext:value-type="float">
            <text:p>2742.5378401361</text:p>
          </table:table-cell>
          <table:table-cell office:value-type="string" calcext:value-type="string">
            <text:p>Rata-rata</text:p>
          </table:table-cell>
          <table:table-cell table:formula="of:=AVERAGE([.H62:.H111])" office:value-type="float" office:value="1188.72" calcext:value-type="float">
            <text:p>1188.72</text:p>
          </table:table-cell>
          <table:table-cell table:formula="of:=AVERAGE([.I62:.I111])" office:value-type="float" office:value="2955.24" calcext:value-type="float">
            <text:p>2955.24</text:p>
          </table:table-cell>
          <table:table-cell table:formula="of:=AVERAGE([.J62:.J111])" office:value-type="float" office:value="762.56" calcext:value-type="float">
            <text:p>762.56</text:p>
          </table:table-cell>
          <table:table-cell table:formula="of:=AVERAGE([.K62:.K111])" office:value-type="float" office:value="600.84" calcext:value-type="float">
            <text:p>600.84</text:p>
          </table:table-cell>
          <table:table-cell table:formula="of:=AVERAGE([.H112:.K112])" office:value-type="float" office:value="1376.84" calcext:value-type="float">
            <text:p>1376.84</text:p>
          </table:table-cell>
          <table:table-cell office:value-type="string" calcext:value-type="string">
            <text:p>Rata-rata</text:p>
          </table:table-cell>
          <table:table-cell table:formula="of:=AVERAGE([.N62:.N111])" office:value-type="float" office:value="20239.5918367347" calcext:value-type="float">
            <text:p>20239.5918367347</text:p>
          </table:table-cell>
          <table:table-cell table:formula="of:=AVERAGE([.O62:.O111])" office:value-type="float" office:value="2126.59183673469" calcext:value-type="float">
            <text:p>2126.5918367347</text:p>
          </table:table-cell>
          <table:table-cell table:formula="of:=AVERAGE([.P62:.P111])" office:value-type="float" office:value="973.416666666667" calcext:value-type="float">
            <text:p>973.4166666667</text:p>
          </table:table-cell>
          <table:table-cell table:formula="of:=AVERAGE([.Q62:.Q111])" office:value-type="float" office:value="907.878048780488" calcext:value-type="float">
            <text:p>907.8780487805</text:p>
          </table:table-cell>
          <table:table-cell table:formula="of:=AVERAGE([.N112:.Q112])" office:value-type="float" office:value="6061.86959722914" calcext:value-type="float">
            <text:p>6061.8695972291</text:p>
          </table:table-cell>
          <table:table-cell office:value-type="string" calcext:value-type="string">
            <text:p>Rata-rata</text:p>
          </table:table-cell>
          <table:table-cell table:formula="of:=AVERAGE([.T62:.T111])" office:value-type="float" office:value="456.5" calcext:value-type="float">
            <text:p>456.5</text:p>
          </table:table-cell>
          <table:table-cell table:formula="of:=AVERAGE([.U62:.U111])" office:value-type="float" office:value="495.7" calcext:value-type="float">
            <text:p>495.7</text:p>
          </table:table-cell>
          <table:table-cell table:formula="of:=AVERAGE([.V62:.V111])" office:value-type="float" office:value="579.38" calcext:value-type="float">
            <text:p>579.38</text:p>
          </table:table-cell>
          <table:table-cell table:formula="of:=AVERAGE([.W62:.W111])" office:value-type="float" office:value="532.24" calcext:value-type="float">
            <text:p>532.24</text:p>
          </table:table-cell>
          <table:table-cell table:formula="of:=AVERAGE([.T112:.W112])" office:value-type="float" office:value="515.955" calcext:value-type="float">
            <text:p>515.955</text:p>
          </table:table-cell>
        </table:table-row>
        <table:table-row table:style-name="ro1" table:number-rows-repeated="87">
          <table:table-cell table:number-columns-repeated="24"/>
        </table:table-row>
        <table:table-row table:style-name="ro1">
          <table:table-cell/>
          <table:table-cell office:value-type="string" calcext:value-type="string">
            <text:p>Dashboard.vue?98fa:206 4914</text:p>
          </table:table-cell>
          <table:table-cell office:value-type="string" calcext:value-type="string">
            <text:p>Dashboard.vue?98fa:206 1955</text:p>
          </table:table-cell>
          <table:table-cell office:value-type="float" office:value="2004" calcext:value-type="float">
            <text:p>2004</text:p>
          </table:table-cell>
          <table:table-cell office:value-type="float" office:value="2410" calcext:value-type="float">
            <text:p>2410</text:p>
          </table:table-cell>
          <table:table-cell/>
          <table:table-cell office:value-type="string" calcext:value-type="string">
            <text:p>Dashboard.vue?98fa:207 556</text:p>
          </table:table-cell>
          <table:table-cell office:value-type="float" office:value="549" calcext:value-type="float">
            <text:p>549</text:p>
          </table:table-cell>
          <table:table-cell office:value-type="float" office:value="527" calcext:value-type="float">
            <text:p>527</text:p>
          </table:table-cell>
          <table:table-cell office:value-type="float" office:value="873" calcext:value-type="float">
            <text:p>873</text:p>
          </table:table-cell>
          <table:table-cell/>
          <table:table-cell office:value-type="string" calcext:value-type="string">
            <text:p>Dashboard.vue?98fa:207 16893</text:p>
          </table:table-cell>
          <table:table-cell office:value-type="float" office:value="5056" calcext:value-type="float">
            <text:p>5056</text:p>
          </table:table-cell>
          <table:table-cell office:value-type="float" office:value="3898" calcext:value-type="float">
            <text:p>3898</text:p>
          </table:table-cell>
          <table:table-cell office:value-type="float" office:value="3208" calcext:value-type="float">
            <text:p>3208</text:p>
          </table:table-cell>
          <table:table-cell/>
          <table:table-cell office:value-type="float" office:value="556" calcext:value-type="float">
            <text:p>556</text:p>
          </table:table-cell>
          <table:table-cell office:value-type="float" office:value="503" calcext:value-type="float">
            <text:p>503</text:p>
          </table:table-cell>
          <table:table-cell office:value-type="float" office:value="595" calcext:value-type="float">
            <text:p>595</text:p>
          </table:table-cell>
          <table:table-cell office:value-type="float" office:value="585" calcext:value-type="float">
            <text:p>5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7 2019-06-19T06:43:57.286Z</text:p>
          </table:table-cell>
          <table:table-cell office:value-type="string" calcext:value-type="string">
            <text:p>Dashboard.vue?98fa:207 2019-06-19T06:08:51.702Z</text:p>
          </table:table-cell>
          <table:table-cell office:value-type="string" calcext:value-type="string">
            <text:p>Dashboard.vue?98fa:207 2019-06-19T06:15:12.076Z</text:p>
          </table:table-cell>
          <table:table-cell office:value-type="string" calcext:value-type="string">
            <text:p>Dashboard.vue?98fa:208 2019-06-19T07:00:23.960Z</text:p>
          </table:table-cell>
          <table:table-cell/>
          <table:table-cell office:value-type="string" calcext:value-type="string">
            <text:p>Dashboard.vue?98fa:208 2019-06-19T07:20:09.803Z</text:p>
          </table:table-cell>
          <table:table-cell office:value-type="string" calcext:value-type="string">
            <text:p>Dashboard.vue?98fa:208 2019-06-19T07:18:06.027Z</text:p>
          </table:table-cell>
          <table:table-cell office:value-type="string" calcext:value-type="string">
            <text:p>Dashboard.vue?98fa:208 2019-06-19T07:05:09.885Z</text:p>
          </table:table-cell>
          <table:table-cell office:value-type="string" calcext:value-type="string">
            <text:p>Dashboard.vue?98fa:208 2019-06-19T07:07:45.009Z</text:p>
          </table:table-cell>
          <table:table-cell/>
          <table:table-cell office:value-type="string" calcext:value-type="string">
            <text:p>Dashboard.vue?98fa:208 2019-06-19T07:49:37.540Z</text:p>
          </table:table-cell>
          <table:table-cell office:value-type="string" calcext:value-type="string">
            <text:p>Dashboard.vue?98fa:208 2019-06-19T07:46:14.682Z</text:p>
          </table:table-cell>
          <table:table-cell office:value-type="string" calcext:value-type="string">
            <text:p>Dashboard.vue?98fa:208 2019-06-19T07:41:53.491Z</text:p>
          </table:table-cell>
          <table:table-cell office:value-type="string" calcext:value-type="string">
            <text:p>Dashboard.vue?98fa:208 2019-06-19T07:55:27.164Z</text:p>
          </table:table-cell>
          <table:table-cell/>
          <table:table-cell office:value-type="string" calcext:value-type="string">
            <text:p>Dashboard.vue?98fa:208 2019-06-19T07:38:27.553Z</text:p>
          </table:table-cell>
          <table:table-cell office:value-type="string" calcext:value-type="string">
            <text:p>Dashboard.vue?98fa:208 2019-06-19T07:36:34.059Z</text:p>
          </table:table-cell>
          <table:table-cell office:value-type="string" calcext:value-type="string">
            <text:p>Dashboard.vue?98fa:208 2019-06-19T07:23:37.616Z</text:p>
          </table:table-cell>
          <table:table-cell office:value-type="string" calcext:value-type="string">
            <text:p>Dashboard.vue?98fa:208 2019-06-19T07:27:39.598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4 tumpukan yang belum diterima : 49</text:p>
          </table:table-cell>
          <table:table-cell office:value-type="string" calcext:value-type="string">
            <text:p>Dashboard.vue?98fa:206 1496</text:p>
          </table:table-cell>
          <table:table-cell office:value-type="string" calcext:value-type="string">
            <text:p>Dashboard.vue?98fa:206 826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Dashboard.vue?98fa:207 468</text:p>
          </table:table-cell>
          <table:table-cell office:value-type="string" calcext:value-type="string">
            <text:p>Dashboard.vue?98fa:207 1961</text:p>
          </table:table-cell>
          <table:table-cell office:value-type="string" calcext:value-type="string">
            <text:p>Dashboard.vue?98fa:207 584</text:p>
          </table:table-cell>
          <table:table-cell office:value-type="string" calcext:value-type="string">
            <text:p>Dashboard.vue?98fa:207 499</text:p>
          </table:table-cell>
          <table:table-cell/>
          <table:table-cell office:value-type="string" calcext:value-type="string">
            <text:p>Dashboard.vue?98fa:215 tumpukan yang belum diterima : 49</text:p>
          </table:table-cell>
          <table:table-cell office:value-type="string" calcext:value-type="string">
            <text:p>Dashboard.vue?98fa:207 4172</text:p>
          </table:table-cell>
          <table:table-cell office:value-type="string" calcext:value-type="string">
            <text:p>Dashboard.vue?98fa:207 1509</text:p>
          </table:table-cell>
          <table:table-cell office:value-type="string" calcext:value-type="string">
            <text:p>Dashboard.vue?98fa:207 543</text:p>
          </table:table-cell>
          <table:table-cell/>
          <table:table-cell office:value-type="string" calcext:value-type="string">
            <text:p>Dashboard.vue?98fa:207 470</text:p>
          </table:table-cell>
          <table:table-cell office:value-type="string" calcext:value-type="string">
            <text:p>Dashboard.vue?98fa:207 503</text:p>
          </table:table-cell>
          <table:table-cell office:value-type="string" calcext:value-type="string">
            <text:p>Dashboard.vue?98fa:207 518</text:p>
          </table:table-cell>
          <table:table-cell office:value-type="float" office:value="1935" calcext:value-type="float">
            <text:p>19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5 (49) ["2019-06-19T06:43:57.187Z", "2019-06-19T06:43:57.386Z", "2019-06-19T06:43:57.485Z", "2019-06-19T06:43:57.586Z", "2019-06-19T06:43:57.686Z", "2019-06-19T06:43:57.786Z", "2019-06-19T06:43:57.886Z", "2019-06-19T06:43:57.986Z", "2019-06-19T06:43:58.086Z", "2019-06-19T06:43:58.186Z", "2019-06-19T06:43:58.286Z", "2019-06-19T06:43:58.386Z", "2019-06-19T06:43:58.486Z", "2019-06-19T06:43:58.586Z", "2019-06-19T06:43:58.686Z", "2019-06-19T06:43:58.786Z", "2019-06-19T06:43:58.886Z", "2019-06-19T06:43:58.986Z", "2019-06-19T06:43:59.086Z", "2019-06-19T06:43:59.186Z", "2019-06-19T06:43:59.285Z", "2019-06-19T06:43:59.386Z", "2019-06-19T06:43:59.486Z", "2019-06-19T06:43:59.586Z", "2019-06-19T06:43:59.686Z", "2019-06-19T06:43:59.786Z", "2019-06-19T06:43:59.886Z", "2019-06-19T06:43:59.986Z", "2019-06-19T06:44:00.086Z", "2019-06-19T06:44:00.186Z", "2019-06-19T06:44:00.286Z", "2019-06-19T06:44:00.3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office:value-type="string" calcext:value-type="string">
            <text:p>Dashboard.vue?98fa:207 2019-06-19T06:08:52.202Z</text:p>
          </table:table-cell>
          <table:table-cell office:value-type="string" calcext:value-type="string">
            <text:p>Dashboard.vue?98fa:207 2019-06-19T06:15:14.076Z</text:p>
          </table:table-cell>
          <table:table-cell office:value-type="string" calcext:value-type="string">
            <text:p>Dashboard.vue?98fa:208 2019-06-19T07:00:28.960Z</text:p>
          </table:table-cell>
          <table:table-cell/>
          <table:table-cell office:value-type="string" calcext:value-type="string">
            <text:p>Dashboard.vue?98fa:208 2019-06-19T07:20:09.903Z</text:p>
          </table:table-cell>
          <table:table-cell office:value-type="string" calcext:value-type="string">
            <text:p>Dashboard.vue?98fa:208 2019-06-19T07:18:06.527Z</text:p>
          </table:table-cell>
          <table:table-cell office:value-type="string" calcext:value-type="string">
            <text:p>Dashboard.vue?98fa:208 2019-06-19T07:05:10.886Z</text:p>
          </table:table-cell>
          <table:table-cell office:value-type="string" calcext:value-type="string">
            <text:p>Dashboard.vue?98fa:208 2019-06-19T07:07:50.009Z</text:p>
          </table:table-cell>
          <table:table-cell/>
          <table:table-cell office:value-type="string" calcext:value-type="string">
            <text:p>Dashboard.vue?98fa:216 (49) ["2019-06-19T07:49:37.440Z", "2019-06-19T07:49:37.641Z", "2019-06-19T07:49:37.740Z", "2019-06-19T07:49:37.841Z", "2019-06-19T07:49:37.940Z", "2019-06-19T07:49:38.040Z", "2019-06-19T07:49:38.141Z", "2019-06-19T07:49:38.240Z", "2019-06-19T07:49:38.340Z", "2019-06-19T07:49:38.440Z", "2019-06-19T07:49:38.540Z", "2019-06-19T07:49:38.640Z", "2019-06-19T07:49:38.740Z", "2019-06-19T07:49:38.840Z", "2019-06-19T07:49:38.940Z", "2019-06-19T07:49:39.040Z", "2019-06-19T07:49:39.141Z", "2019-06-19T07:49:39.241Z", "2019-06-19T07:49:39.340Z", "2019-06-19T07:49:39.441Z", "2019-06-19T07:49:39.540Z", "2019-06-19T07:49:39.641Z", "2019-06-19T07:49:39.740Z", "2019-06-19T07:49:39.840Z", "2019-06-19T07:49:39.940Z", "2019-06-19T07:49:40.040Z", "2019-06-19T07:49:40.140Z", "2019-06-19T07:49:40.241Z", "2019-06-19T07:49:40.340Z", "2019-06-19T07:49:40.440Z", "2019-06-19T07:49:40.5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office:value-type="string" calcext:value-type="string">
            <text:p>Dashboard.vue?98fa:208 2019-06-19T07:46:16.183Z</text:p>
          </table:table-cell>
          <table:table-cell office:value-type="string" calcext:value-type="string">
            <text:p>Dashboard.vue?98fa:208 2019-06-19T07:41:56.491Z</text:p>
          </table:table-cell>
          <table:table-cell office:value-type="string" calcext:value-type="string">
            <text:p>Dashboard.vue?98fa:208 2019-06-19T07:55:32.164Z</text:p>
          </table:table-cell>
          <table:table-cell/>
          <table:table-cell office:value-type="string" calcext:value-type="string">
            <text:p>Dashboard.vue?98fa:208 2019-06-19T07:38:27.653Z</text:p>
          </table:table-cell>
          <table:table-cell office:value-type="string" calcext:value-type="string">
            <text:p>Dashboard.vue?98fa:208 2019-06-19T07:36:34.559Z</text:p>
          </table:table-cell>
          <table:table-cell office:value-type="string" calcext:value-type="string">
            <text:p>Dashboard.vue?98fa:208 2019-06-19T07:23:38.615Z</text:p>
          </table:table-cell>
          <table:table-cell office:value-type="string" calcext:value-type="string">
            <text:p>Dashboard.vue?98fa:208 2019-06-19T07:27:44.598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6 5034</text:p>
          </table:table-cell>
          <table:table-cell office:value-type="string" calcext:value-type="string">
            <text:p>Dashboard.vue?98fa:206 1075</text:p>
          </table:table-cell>
          <table:table-cell office:value-type="string" calcext:value-type="string">
            <text:p>Dashboard.vue?98fa:206 1849</text:p>
          </table:table-cell>
          <table:table-cell office:value-type="string" calcext:value-type="string">
            <text:p>Dashboard.vue?98fa:207 1018</text:p>
          </table:table-cell>
          <table:table-cell/>
          <table:table-cell office:value-type="string" calcext:value-type="string">
            <text:p>Dashboard.vue?98fa:207 442</text:p>
          </table:table-cell>
          <table:table-cell office:value-type="string" calcext:value-type="string">
            <text:p>Dashboard.vue?98fa:207 1471</text:p>
          </table:table-cell>
          <table:table-cell office:value-type="string" calcext:value-type="string">
            <text:p>Dashboard.vue?98fa:207 519</text:p>
          </table:table-cell>
          <table:table-cell office:value-type="string" calcext:value-type="string">
            <text:p>Dashboard.vue?98fa:207 603</text:p>
          </table:table-cell>
          <table:table-cell/>
          <table:table-cell office:value-type="string" calcext:value-type="string">
            <text:p>Dashboard.vue?98fa:207 16942</text:p>
          </table:table-cell>
          <table:table-cell office:value-type="string" calcext:value-type="string">
            <text:p>Dashboard.vue?98fa:207 2184</text:p>
          </table:table-cell>
          <table:table-cell office:value-type="string" calcext:value-type="string">
            <text:p>Dashboard.vue?98fa:207 3056</text:p>
          </table:table-cell>
          <table:table-cell office:value-type="string" calcext:value-type="string">
            <text:p>Dashboard.vue?98fa:207 966</text:p>
          </table:table-cell>
          <table:table-cell/>
          <table:table-cell office:value-type="string" calcext:value-type="string">
            <text:p>Dashboard.vue?98fa:207 412</text:p>
          </table:table-cell>
          <table:table-cell office:value-type="string" calcext:value-type="string">
            <text:p>Dashboard.vue?98fa:207 504</text:p>
          </table:table-cell>
          <table:table-cell office:value-type="string" calcext:value-type="string">
            <text:p>Dashboard.vue?98fa:207 439</text:p>
          </table:table-cell>
          <table:table-cell office:value-type="string" calcext:value-type="string">
            <text:p>Dashboard.vue?98fa:207 62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7 2019-06-19T06:43:57.386Z</text:p>
          </table:table-cell>
          <table:table-cell office:value-type="string" calcext:value-type="string">
            <text:p>Dashboard.vue?98fa:207 2019-06-19T06:08:53.202Z</text:p>
          </table:table-cell>
          <table:table-cell office:value-type="string" calcext:value-type="string">
            <text:p>Dashboard.vue?98fa:207 2019-06-19T06:15:13.076Z</text:p>
          </table:table-cell>
          <table:table-cell office:value-type="string" calcext:value-type="string">
            <text:p>Dashboard.vue?98fa:208 2019-06-19T07:00:33.960Z</text:p>
          </table:table-cell>
          <table:table-cell/>
          <table:table-cell office:value-type="string" calcext:value-type="string">
            <text:p>Dashboard.vue?98fa:208 2019-06-19T07:20:10.004Z</text:p>
          </table:table-cell>
          <table:table-cell office:value-type="string" calcext:value-type="string">
            <text:p>Dashboard.vue?98fa:208 2019-06-19T07:18:07.028Z</text:p>
          </table:table-cell>
          <table:table-cell office:value-type="string" calcext:value-type="string">
            <text:p>Dashboard.vue?98fa:208 2019-06-19T07:05:11.885Z</text:p>
          </table:table-cell>
          <table:table-cell office:value-type="string" calcext:value-type="string">
            <text:p>Dashboard.vue?98fa:208 2019-06-19T07:07:55.009Z</text:p>
          </table:table-cell>
          <table:table-cell/>
          <table:table-cell office:value-type="string" calcext:value-type="string">
            <text:p>Dashboard.vue?98fa:208 2019-06-19T07:49:37.641Z</text:p>
          </table:table-cell>
          <table:table-cell office:value-type="string" calcext:value-type="string">
            <text:p>Dashboard.vue?98fa:208 2019-06-19T07:46:18.183Z</text:p>
          </table:table-cell>
          <table:table-cell office:value-type="string" calcext:value-type="string">
            <text:p>Dashboard.vue?98fa:208 2019-06-19T07:41:55.490Z</text:p>
          </table:table-cell>
          <table:table-cell office:value-type="string" calcext:value-type="string">
            <text:p>Dashboard.vue?98fa:208 2019-06-19T07:55:37.164Z</text:p>
          </table:table-cell>
          <table:table-cell/>
          <table:table-cell office:value-type="string" calcext:value-type="string">
            <text:p>Dashboard.vue?98fa:208 2019-06-19T07:38:27.753Z</text:p>
          </table:table-cell>
          <table:table-cell office:value-type="string" calcext:value-type="string">
            <text:p>Dashboard.vue?98fa:208 2019-06-19T07:36:35.058Z</text:p>
          </table:table-cell>
          <table:table-cell office:value-type="string" calcext:value-type="string">
            <text:p>Dashboard.vue?98fa:208 2019-06-19T07:23:39.615Z</text:p>
          </table:table-cell>
          <table:table-cell office:value-type="string" calcext:value-type="string">
            <text:p>Dashboard.vue?98fa:208 2019-06-19T07:27:49.598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4 tumpukan yang belum diterima : 48</text:p>
          </table:table-cell>
          <table:table-cell office:value-type="string" calcext:value-type="string">
            <text:p>Dashboard.vue?98fa:206 1592</text:p>
          </table:table-cell>
          <table:table-cell office:value-type="string" calcext:value-type="string">
            <text:p>Dashboard.vue?98fa:206 641</text:p>
          </table:table-cell>
          <table:table-cell office:value-type="string" calcext:value-type="string">
            <text:p>Dashboard.vue?98fa:207 644</text:p>
          </table:table-cell>
          <table:table-cell/>
          <table:table-cell office:value-type="string" calcext:value-type="string">
            <text:p>Dashboard.vue?98fa:207 467</text:p>
          </table:table-cell>
          <table:table-cell office:value-type="string" calcext:value-type="string">
            <text:p>Dashboard.vue?98fa:207 979</text:p>
          </table:table-cell>
          <table:table-cell office:value-type="string" calcext:value-type="string">
            <text:p>Dashboard.vue?98fa:207 542</text:p>
          </table:table-cell>
          <table:table-cell office:value-type="string" calcext:value-type="string">
            <text:p>Dashboard.vue?98fa:207 564</text:p>
          </table:table-cell>
          <table:table-cell/>
          <table:table-cell office:value-type="string" calcext:value-type="string">
            <text:p>Dashboard.vue?98fa:215 tumpukan yang belum diterima : 48</text:p>
          </table:table-cell>
          <table:table-cell office:value-type="string" calcext:value-type="string">
            <text:p>Dashboard.vue?98fa:207 2286</text:p>
          </table:table-cell>
          <table:table-cell office:value-type="string" calcext:value-type="string">
            <text:p>Dashboard.vue?98fa:207 1533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string" calcext:value-type="string">
            <text:p>Dashboard.vue?98fa:207 426</text:p>
          </table:table-cell>
          <table:table-cell office:value-type="string" calcext:value-type="string">
            <text:p>Dashboard.vue?98fa:207 507</text:p>
          </table:table-cell>
          <table:table-cell office:value-type="string" calcext:value-type="string">
            <text:p>Dashboard.vue?98fa:207 483</text:p>
          </table:table-cell>
          <table:table-cell office:value-type="string" calcext:value-type="string">
            <text:p>Dashboard.vue?98fa:207 5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5 (48) ["2019-06-19T06:43:57.187Z", "2019-06-19T06:43:57.485Z", "2019-06-19T06:43:57.586Z", "2019-06-19T06:43:57.686Z", "2019-06-19T06:43:57.786Z", "2019-06-19T06:43:57.886Z", "2019-06-19T06:43:57.986Z", "2019-06-19T06:43:58.086Z", "2019-06-19T06:43:58.186Z", "2019-06-19T06:43:58.286Z", "2019-06-19T06:43:58.386Z", "2019-06-19T06:43:58.486Z", "2019-06-19T06:43:58.586Z", "2019-06-19T06:43:58.686Z", "2019-06-19T06:43:58.786Z", "2019-06-19T06:43:58.886Z", "2019-06-19T06:43:58.986Z", "2019-06-19T06:43:59.086Z", "2019-06-19T06:43:59.186Z", "2019-06-19T06:43:59.285Z", "2019-06-19T06:43:59.386Z", "2019-06-19T06:43:59.486Z", "2019-06-19T06:43:59.586Z", "2019-06-19T06:43:59.686Z", "2019-06-19T06:43:59.786Z", "2019-06-19T06:43:59.886Z", "2019-06-19T06:43:59.986Z", "2019-06-19T06:44:00.086Z", "2019-06-19T06:44:00.186Z", "2019-06-19T06:44:00.286Z", "2019-06-19T06:44:00.3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office:value-type="string" calcext:value-type="string">
            <text:p>Dashboard.vue?98fa:207 2019-06-19T06:08:52.702Z</text:p>
          </table:table-cell>
          <table:table-cell office:value-type="string" calcext:value-type="string">
            <text:p>Dashboard.vue?98fa:207 2019-06-19T06:15:15.075Z</text:p>
          </table:table-cell>
          <table:table-cell office:value-type="string" calcext:value-type="string">
            <text:p>Dashboard.vue?98fa:208 2019-06-19T07:00:38.960Z</text:p>
          </table:table-cell>
          <table:table-cell/>
          <table:table-cell office:value-type="string" calcext:value-type="string">
            <text:p>Dashboard.vue?98fa:208 2019-06-19T07:20:10.103Z</text:p>
          </table:table-cell>
          <table:table-cell office:value-type="string" calcext:value-type="string">
            <text:p>Dashboard.vue?98fa:208 2019-06-19T07:18:07.527Z</text:p>
          </table:table-cell>
          <table:table-cell office:value-type="string" calcext:value-type="string">
            <text:p>Dashboard.vue?98fa:208 2019-06-19T07:05:12.886Z</text:p>
          </table:table-cell>
          <table:table-cell office:value-type="string" calcext:value-type="string">
            <text:p>Dashboard.vue?98fa:208 2019-06-19T07:08:00.009Z</text:p>
          </table:table-cell>
          <table:table-cell/>
          <table:table-cell office:value-type="string" calcext:value-type="string">
            <text:p>Dashboard.vue?98fa:216 (48) ["2019-06-19T07:49:37.440Z", "2019-06-19T07:49:37.740Z", "2019-06-19T07:49:37.841Z", "2019-06-19T07:49:37.940Z", "2019-06-19T07:49:38.040Z", "2019-06-19T07:49:38.141Z", "2019-06-19T07:49:38.240Z", "2019-06-19T07:49:38.340Z", "2019-06-19T07:49:38.440Z", "2019-06-19T07:49:38.540Z", "2019-06-19T07:49:38.640Z", "2019-06-19T07:49:38.740Z", "2019-06-19T07:49:38.840Z", "2019-06-19T07:49:38.940Z", "2019-06-19T07:49:39.040Z", "2019-06-19T07:49:39.141Z", "2019-06-19T07:49:39.241Z", "2019-06-19T07:49:39.340Z", "2019-06-19T07:49:39.441Z", "2019-06-19T07:49:39.540Z", "2019-06-19T07:49:39.641Z", "2019-06-19T07:49:39.740Z", "2019-06-19T07:49:39.840Z", "2019-06-19T07:49:39.940Z", "2019-06-19T07:49:40.040Z", "2019-06-19T07:49:40.140Z", "2019-06-19T07:49:40.241Z", "2019-06-19T07:49:40.340Z", "2019-06-19T07:49:40.440Z", "2019-06-19T07:49:40.5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office:value-type="string" calcext:value-type="string">
            <text:p>Dashboard.vue?98fa:208 2019-06-19T07:46:18.682Z</text:p>
          </table:table-cell>
          <table:table-cell office:value-type="string" calcext:value-type="string">
            <text:p>Dashboard.vue?98fa:208 2019-06-19T07:41:57.491Z</text:p>
          </table:table-cell>
          <table:table-cell office:value-type="string" calcext:value-type="string">
            <text:p>Dashboard.vue?98fa:208 2019-06-19T07:55:42.164Z</text:p>
          </table:table-cell>
          <table:table-cell/>
          <table:table-cell office:value-type="string" calcext:value-type="string">
            <text:p>Dashboard.vue?98fa:208 2019-06-19T07:38:27.853Z</text:p>
          </table:table-cell>
          <table:table-cell office:value-type="string" calcext:value-type="string">
            <text:p>Dashboard.vue?98fa:208 2019-06-19T07:36:35.558Z</text:p>
          </table:table-cell>
          <table:table-cell office:value-type="string" calcext:value-type="string">
            <text:p>Dashboard.vue?98fa:208 2019-06-19T07:23:40.615Z</text:p>
          </table:table-cell>
          <table:table-cell office:value-type="string" calcext:value-type="string">
            <text:p>Dashboard.vue?98fa:208 2019-06-19T07:27:54.599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6 3754</text:p>
          </table:table-cell>
          <table:table-cell office:value-type="string" calcext:value-type="string">
            <text:p>Dashboard.vue?98fa:206 1079</text:p>
          </table:table-cell>
          <table:table-cell office:value-type="string" calcext:value-type="string">
            <text:p>Dashboard.vue?98fa:206 562</text:p>
          </table:table-cell>
          <table:table-cell office:value-type="string" calcext:value-type="string">
            <text:p>Dashboard.vue?98fa:207 839</text:p>
          </table:table-cell>
          <table:table-cell/>
          <table:table-cell office:value-type="string" calcext:value-type="string">
            <text:p>Dashboard.vue?98fa:207 489</text:p>
          </table:table-cell>
          <table:table-cell office:value-type="string" calcext:value-type="string">
            <text:p>Dashboard.vue?98fa:207 763</text:p>
          </table:table-cell>
          <table:table-cell office:value-type="string" calcext:value-type="string">
            <text:p>Dashboard.vue?98fa:207 548</text:p>
          </table:table-cell>
          <table:table-cell office:value-type="string" calcext:value-type="string">
            <text:p>Dashboard.vue?98fa:207 739</text:p>
          </table:table-cell>
          <table:table-cell/>
          <table:table-cell office:value-type="string" calcext:value-type="string">
            <text:p>Dashboard.vue?98fa:207 16054</text:p>
          </table:table-cell>
          <table:table-cell office:value-type="string" calcext:value-type="string">
            <text:p>Dashboard.vue?98fa:207 5303</text:p>
          </table:table-cell>
          <table:table-cell office:value-type="string" calcext:value-type="string">
            <text:p>Dashboard.vue?98fa:207 1662</text:p>
          </table:table-cell>
          <table:table-cell office:value-type="string" calcext:value-type="string">
            <text:p>Dashboard.vue?98fa:207 1020</text:p>
          </table:table-cell>
          <table:table-cell/>
          <table:table-cell office:value-type="string" calcext:value-type="string">
            <text:p>Dashboard.vue?98fa:207 432</text:p>
          </table:table-cell>
          <table:table-cell office:value-type="string" calcext:value-type="string">
            <text:p>Dashboard.vue?98fa:207 449</text:p>
          </table:table-cell>
          <table:table-cell office:value-type="string" calcext:value-type="string">
            <text:p>Dashboard.vue?98fa:207 481</text:p>
          </table:table-cell>
          <table:table-cell office:value-type="string" calcext:value-type="string">
            <text:p>Dashboard.vue?98fa:207 45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7 2019-06-19T06:43:58.686Z</text:p>
          </table:table-cell>
          <table:table-cell office:value-type="string" calcext:value-type="string">
            <text:p>Dashboard.vue?98fa:207 2019-06-19T06:08:53.709Z</text:p>
          </table:table-cell>
          <table:table-cell office:value-type="string" calcext:value-type="string">
            <text:p>Dashboard.vue?98fa:207 2019-06-19T06:15:16.076Z</text:p>
          </table:table-cell>
          <table:table-cell office:value-type="string" calcext:value-type="string">
            <text:p>Dashboard.vue?98fa:208 2019-06-19T07:00:43.960Z</text:p>
          </table:table-cell>
          <table:table-cell/>
          <table:table-cell office:value-type="string" calcext:value-type="string">
            <text:p>Dashboard.vue?98fa:208 2019-06-19T07:20:10.203Z</text:p>
          </table:table-cell>
          <table:table-cell office:value-type="string" calcext:value-type="string">
            <text:p>Dashboard.vue?98fa:208 2019-06-19T07:18:08.028Z</text:p>
          </table:table-cell>
          <table:table-cell office:value-type="string" calcext:value-type="string">
            <text:p>Dashboard.vue?98fa:208 2019-06-19T07:05:13.886Z</text:p>
          </table:table-cell>
          <table:table-cell office:value-type="string" calcext:value-type="string">
            <text:p>Dashboard.vue?98fa:208 2019-06-19T07:08:05.009Z</text:p>
          </table:table-cell>
          <table:table-cell/>
          <table:table-cell office:value-type="string" calcext:value-type="string">
            <text:p>Dashboard.vue?98fa:208 2019-06-19T07:49:38.540Z</text:p>
          </table:table-cell>
          <table:table-cell office:value-type="string" calcext:value-type="string">
            <text:p>Dashboard.vue?98fa:208 2019-06-19T07:46:15.683Z</text:p>
          </table:table-cell>
          <table:table-cell office:value-type="string" calcext:value-type="string">
            <text:p>Dashboard.vue?98fa:208 2019-06-19T07:41:58.490Z</text:p>
          </table:table-cell>
          <table:table-cell office:value-type="string" calcext:value-type="string">
            <text:p>Dashboard.vue?98fa:208 2019-06-19T07:55:47.164Z</text:p>
          </table:table-cell>
          <table:table-cell/>
          <table:table-cell office:value-type="string" calcext:value-type="string">
            <text:p>Dashboard.vue?98fa:208 2019-06-19T07:38:27.953Z</text:p>
          </table:table-cell>
          <table:table-cell office:value-type="string" calcext:value-type="string">
            <text:p>Dashboard.vue?98fa:208 2019-06-19T07:36:36.058Z</text:p>
          </table:table-cell>
          <table:table-cell office:value-type="string" calcext:value-type="string">
            <text:p>Dashboard.vue?98fa:208 2019-06-19T07:23:41.615Z</text:p>
          </table:table-cell>
          <table:table-cell office:value-type="string" calcext:value-type="string">
            <text:p>Dashboard.vue?98fa:208 2019-06-19T07:27:59.599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4 tumpukan yang belum diterima : 47</text:p>
          </table:table-cell>
          <table:table-cell office:value-type="string" calcext:value-type="string">
            <text:p>Dashboard.vue?98fa:206 600</text:p>
          </table:table-cell>
          <table:table-cell office:value-type="string" calcext:value-type="string">
            <text:p>Dashboard.vue?98fa:206 488</text:p>
          </table:table-cell>
          <table:table-cell office:value-type="string" calcext:value-type="string">
            <text:p>Dashboard.vue?98fa:207 662</text:p>
          </table:table-cell>
          <table:table-cell/>
          <table:table-cell office:value-type="string" calcext:value-type="string">
            <text:p>Dashboard.vue?98fa:207 451</text:p>
          </table:table-cell>
          <table:table-cell office:value-type="string" calcext:value-type="string">
            <text:p>Dashboard.vue?98fa:207 490</text:p>
          </table:table-cell>
          <table:table-cell office:value-type="string" calcext:value-type="string">
            <text:p>Dashboard.vue?98fa:207 488</text:p>
          </table:table-cell>
          <table:table-cell office:value-type="string" calcext:value-type="string">
            <text:p>Dashboard.vue?98fa:207 464</text:p>
          </table:table-cell>
          <table:table-cell/>
          <table:table-cell office:value-type="string" calcext:value-type="string">
            <text:p>Dashboard.vue?98fa:215 tumpukan yang belum diterima : 47</text:p>
          </table:table-cell>
          <table:table-cell office:value-type="string" calcext:value-type="string">
            <text:p>Dashboard.vue?98fa:207 7400</text:p>
          </table:table-cell>
          <table:table-cell office:value-type="string" calcext:value-type="string">
            <text:p>Dashboard.vue?98fa:207 1276</text:p>
          </table:table-cell>
          <table:table-cell office:value-type="string" calcext:value-type="string">
            <text:p>Dashboard.vue?98fa:207 612</text:p>
          </table:table-cell>
          <table:table-cell/>
          <table:table-cell office:value-type="string" calcext:value-type="string">
            <text:p>Dashboard.vue?98fa:207 536</text:p>
          </table:table-cell>
          <table:table-cell office:value-type="string" calcext:value-type="string">
            <text:p>Dashboard.vue?98fa:207 514</text:p>
          </table:table-cell>
          <table:table-cell office:value-type="string" calcext:value-type="string">
            <text:p>Dashboard.vue?98fa:207 819</text:p>
          </table:table-cell>
          <table:table-cell office:value-type="string" calcext:value-type="string">
            <text:p>Dashboard.vue?98fa:207 47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5 (47) ["2019-06-19T06:43:57.187Z", "2019-06-19T06:43:57.485Z", "2019-06-19T06:43:57.586Z", "2019-06-19T06:43:57.686Z", "2019-06-19T06:43:57.786Z", "2019-06-19T06:43:57.886Z", "2019-06-19T06:43:57.986Z", "2019-06-19T06:43:58.086Z", "2019-06-19T06:43:58.186Z", "2019-06-19T06:43:58.286Z", "2019-06-19T06:43:58.386Z", "2019-06-19T06:43:58.486Z", "2019-06-19T06:43:58.586Z", "2019-06-19T06:43:58.786Z", "2019-06-19T06:43:58.886Z", "2019-06-19T06:43:58.986Z", "2019-06-19T06:43:59.086Z", "2019-06-19T06:43:59.186Z", "2019-06-19T06:43:59.285Z", "2019-06-19T06:43:59.386Z", "2019-06-19T06:43:59.486Z", "2019-06-19T06:43:59.586Z", "2019-06-19T06:43:59.686Z", "2019-06-19T06:43:59.786Z", "2019-06-19T06:43:59.886Z", "2019-06-19T06:43:59.986Z", "2019-06-19T06:44:00.086Z", "2019-06-19T06:44:00.186Z", "2019-06-19T06:44:00.286Z", "2019-06-19T06:44:00.3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office:value-type="string" calcext:value-type="string">
            <text:p>Dashboard.vue?98fa:207 2019-06-19T06:08:54.202Z</text:p>
          </table:table-cell>
          <table:table-cell office:value-type="string" calcext:value-type="string">
            <text:p>Dashboard.vue?98fa:207 2019-06-19T06:15:17.076Z</text:p>
          </table:table-cell>
          <table:table-cell office:value-type="string" calcext:value-type="string">
            <text:p>Dashboard.vue?98fa:208 2019-06-19T07:00:48.960Z</text:p>
          </table:table-cell>
          <table:table-cell/>
          <table:table-cell office:value-type="string" calcext:value-type="string">
            <text:p>Dashboard.vue?98fa:208 2019-06-19T07:20:10.303Z</text:p>
          </table:table-cell>
          <table:table-cell office:value-type="string" calcext:value-type="string">
            <text:p>Dashboard.vue?98fa:208 2019-06-19T07:18:08.527Z</text:p>
          </table:table-cell>
          <table:table-cell office:value-type="string" calcext:value-type="string">
            <text:p>Dashboard.vue?98fa:208 2019-06-19T07:05:14.886Z</text:p>
          </table:table-cell>
          <table:table-cell office:value-type="string" calcext:value-type="string">
            <text:p>Dashboard.vue?98fa:208 2019-06-19T07:08:10.009Z</text:p>
          </table:table-cell>
          <table:table-cell/>
          <table:table-cell office:value-type="string" calcext:value-type="string">
            <text:p>Dashboard.vue?98fa:216 (47) ["2019-06-19T07:49:37.440Z", "2019-06-19T07:49:37.740Z", "2019-06-19T07:49:37.841Z", "2019-06-19T07:49:37.940Z", "2019-06-19T07:49:38.040Z", "2019-06-19T07:49:38.141Z", "2019-06-19T07:49:38.240Z", "2019-06-19T07:49:38.340Z", "2019-06-19T07:49:38.440Z", "2019-06-19T07:49:38.640Z", "2019-06-19T07:49:38.740Z", "2019-06-19T07:49:38.840Z", "2019-06-19T07:49:38.940Z", "2019-06-19T07:49:39.040Z", "2019-06-19T07:49:39.141Z", "2019-06-19T07:49:39.241Z", "2019-06-19T07:49:39.340Z", "2019-06-19T07:49:39.441Z", "2019-06-19T07:49:39.540Z", "2019-06-19T07:49:39.641Z", "2019-06-19T07:49:39.740Z", "2019-06-19T07:49:39.840Z", "2019-06-19T07:49:39.940Z", "2019-06-19T07:49:40.040Z", "2019-06-19T07:49:40.140Z", "2019-06-19T07:49:40.241Z", "2019-06-19T07:49:40.340Z", "2019-06-19T07:49:40.440Z", "2019-06-19T07:49:40.5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office:value-type="string" calcext:value-type="string">
            <text:p>Dashboard.vue?98fa:208 2019-06-19T07:46:14.183Z</text:p>
          </table:table-cell>
          <table:table-cell office:value-type="string" calcext:value-type="string">
            <text:p>Dashboard.vue?98fa:208 2019-06-19T07:41:59.490Z</text:p>
          </table:table-cell>
          <table:table-cell office:value-type="string" calcext:value-type="string">
            <text:p>Dashboard.vue?98fa:208 2019-06-19T07:55:52.164Z</text:p>
          </table:table-cell>
          <table:table-cell/>
          <table:table-cell office:value-type="string" calcext:value-type="string">
            <text:p>Dashboard.vue?98fa:208 2019-06-19T07:38:28.053Z</text:p>
          </table:table-cell>
          <table:table-cell office:value-type="string" calcext:value-type="string">
            <text:p>Dashboard.vue?98fa:208 2019-06-19T07:36:36.559Z</text:p>
          </table:table-cell>
          <table:table-cell office:value-type="string" calcext:value-type="string">
            <text:p>Dashboard.vue?98fa:208 2019-06-19T07:23:42.615Z</text:p>
          </table:table-cell>
          <table:table-cell office:value-type="string" calcext:value-type="string">
            <text:p>Dashboard.vue?98fa:208 2019-06-19T07:28:04.599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6 4129</text:p>
          </table:table-cell>
          <table:table-cell office:value-type="string" calcext:value-type="string">
            <text:p>Dashboard.vue?98fa:206 591</text:p>
          </table:table-cell>
          <table:table-cell office:value-type="string" calcext:value-type="string">
            <text:p>Dashboard.vue?98fa:206 510</text:p>
          </table:table-cell>
          <table:table-cell office:value-type="string" calcext:value-type="string">
            <text:p>Dashboard.vue?98fa:207 1083</text:p>
          </table:table-cell>
          <table:table-cell/>
          <table:table-cell office:value-type="string" calcext:value-type="string">
            <text:p>Dashboard.vue?98fa:207 464</text:p>
          </table:table-cell>
          <table:table-cell office:value-type="string" calcext:value-type="string">
            <text:p>Dashboard.vue?98fa:207 510</text:p>
          </table:table-cell>
          <table:table-cell office:value-type="string" calcext:value-type="string">
            <text:p>Dashboard.vue?98fa:207 1412</text:p>
          </table:table-cell>
          <table:table-cell office:value-type="string" calcext:value-type="string">
            <text:p>Dashboard.vue?98fa:207 483</text:p>
          </table:table-cell>
          <table:table-cell/>
          <table:table-cell office:value-type="string" calcext:value-type="string">
            <text:p>Dashboard.vue?98fa:207 16497</text:p>
          </table:table-cell>
          <table:table-cell office:value-type="string" calcext:value-type="string">
            <text:p>Dashboard.vue?98fa:207 6412</text:p>
          </table:table-cell>
          <table:table-cell office:value-type="string" calcext:value-type="string">
            <text:p>Dashboard.vue?98fa:207 6290</text:p>
          </table:table-cell>
          <table:table-cell office:value-type="string" calcext:value-type="string">
            <text:p>Dashboard.vue?98fa:207 1139</text:p>
          </table:table-cell>
          <table:table-cell/>
          <table:table-cell office:value-type="string" calcext:value-type="string">
            <text:p>Dashboard.vue?98fa:207 457</text:p>
          </table:table-cell>
          <table:table-cell office:value-type="string" calcext:value-type="string">
            <text:p>Dashboard.vue?98fa:207 525</text:p>
          </table:table-cell>
          <table:table-cell office:value-type="string" calcext:value-type="string">
            <text:p>Dashboard.vue?98fa:207 437</text:p>
          </table:table-cell>
          <table:table-cell office:value-type="string" calcext:value-type="string">
            <text:p>Dashboard.vue?98fa:207 47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7 2019-06-19T06:43:58.786Z</text:p>
          </table:table-cell>
          <table:table-cell office:value-type="string" calcext:value-type="string">
            <text:p>Dashboard.vue?98fa:207 2019-06-19T06:08:54.703Z</text:p>
          </table:table-cell>
          <table:table-cell office:value-type="string" calcext:value-type="string">
            <text:p>Dashboard.vue?98fa:207 2019-06-19T06:15:18.076Z</text:p>
          </table:table-cell>
          <table:table-cell office:value-type="string" calcext:value-type="string">
            <text:p>Dashboard.vue?98fa:208 2019-06-19T07:00:53.960Z</text:p>
          </table:table-cell>
          <table:table-cell/>
          <table:table-cell office:value-type="string" calcext:value-type="string">
            <text:p>Dashboard.vue?98fa:208 2019-06-19T07:20:10.403Z</text:p>
          </table:table-cell>
          <table:table-cell office:value-type="string" calcext:value-type="string">
            <text:p>Dashboard.vue?98fa:208 2019-06-19T07:18:09.032Z</text:p>
          </table:table-cell>
          <table:table-cell office:value-type="string" calcext:value-type="string">
            <text:p>Dashboard.vue?98fa:208 2019-06-19T07:05:15.886Z</text:p>
          </table:table-cell>
          <table:table-cell office:value-type="string" calcext:value-type="string">
            <text:p>Dashboard.vue?98fa:208 2019-06-19T07:08:15.009Z</text:p>
          </table:table-cell>
          <table:table-cell/>
          <table:table-cell office:value-type="string" calcext:value-type="string">
            <text:p>Dashboard.vue?98fa:208 2019-06-19T07:49:38.640Z</text:p>
          </table:table-cell>
          <table:table-cell office:value-type="string" calcext:value-type="string">
            <text:p>Dashboard.vue?98fa:208 2019-06-19T07:46:15.183Z</text:p>
          </table:table-cell>
          <table:table-cell office:value-type="string" calcext:value-type="string">
            <text:p>Dashboard.vue?98fa:208 2019-06-19T07:41:54.491Z</text:p>
          </table:table-cell>
          <table:table-cell office:value-type="string" calcext:value-type="string">
            <text:p>Dashboard.vue?98fa:208 2019-06-19T07:55:57.164Z</text:p>
          </table:table-cell>
          <table:table-cell/>
          <table:table-cell office:value-type="string" calcext:value-type="string">
            <text:p>Dashboard.vue?98fa:208 2019-06-19T07:38:28.153Z</text:p>
          </table:table-cell>
          <table:table-cell office:value-type="string" calcext:value-type="string">
            <text:p>Dashboard.vue?98fa:208 2019-06-19T07:36:37.059Z</text:p>
          </table:table-cell>
          <table:table-cell office:value-type="string" calcext:value-type="string">
            <text:p>Dashboard.vue?98fa:208 2019-06-19T07:23:43.615Z</text:p>
          </table:table-cell>
          <table:table-cell office:value-type="string" calcext:value-type="string">
            <text:p>Dashboard.vue?98fa:208 2019-06-19T07:28:09.599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4 tumpukan yang belum diterima : 46</text:p>
          </table:table-cell>
          <table:table-cell office:value-type="string" calcext:value-type="string">
            <text:p>Dashboard.vue?98fa:206 503</text:p>
          </table:table-cell>
          <table:table-cell office:value-type="string" calcext:value-type="string">
            <text:p>Dashboard.vue?98fa:206 635</text:p>
          </table:table-cell>
          <table:table-cell office:value-type="string" calcext:value-type="string">
            <text:p>Dashboard.vue?98fa:207 595</text:p>
          </table:table-cell>
          <table:table-cell/>
          <table:table-cell office:value-type="string" calcext:value-type="string">
            <text:p>Dashboard.vue?98fa:207 463</text:p>
          </table:table-cell>
          <table:table-cell office:value-type="string" calcext:value-type="string">
            <text:p>Dashboard.vue?98fa:207 509</text:p>
          </table:table-cell>
          <table:table-cell office:value-type="string" calcext:value-type="string">
            <text:p>Dashboard.vue?98fa:207 723</text:p>
          </table:table-cell>
          <table:table-cell office:value-type="string" calcext:value-type="string">
            <text:p>Dashboard.vue?98fa:207 504</text:p>
          </table:table-cell>
          <table:table-cell/>
          <table:table-cell office:value-type="string" calcext:value-type="string">
            <text:p>Dashboard.vue?98fa:215 tumpukan yang belum diterima : 46</text:p>
          </table:table-cell>
          <table:table-cell office:value-type="string" calcext:value-type="string">
            <text:p>Dashboard.vue?98fa:207 5117</text:p>
          </table:table-cell>
          <table:table-cell office:value-type="string" calcext:value-type="string">
            <text:p>Dashboard.vue?98fa:207 889</text:p>
          </table:table-cell>
          <table:table-cell office:value-type="string" calcext:value-type="string">
            <text:p>Dashboard.vue?98fa:207 464</text:p>
          </table:table-cell>
          <table:table-cell/>
          <table:table-cell office:value-type="string" calcext:value-type="string">
            <text:p>Dashboard.vue?98fa:207 435</text:p>
          </table:table-cell>
          <table:table-cell office:value-type="string" calcext:value-type="string">
            <text:p>Dashboard.vue?98fa:207 503</text:p>
          </table:table-cell>
          <table:table-cell office:value-type="string" calcext:value-type="string">
            <text:p>Dashboard.vue?98fa:207 455</text:p>
          </table:table-cell>
          <table:table-cell office:value-type="string" calcext:value-type="string">
            <text:p>Dashboard.vue?98fa:207 40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5 (46) ["2019-06-19T06:43:57.187Z", "2019-06-19T06:43:57.485Z", "2019-06-19T06:43:57.586Z", "2019-06-19T06:43:57.686Z", "2019-06-19T06:43:57.786Z", "2019-06-19T06:43:57.886Z", "2019-06-19T06:43:57.986Z", "2019-06-19T06:43:58.086Z", "2019-06-19T06:43:58.186Z", "2019-06-19T06:43:58.286Z", "2019-06-19T06:43:58.386Z", "2019-06-19T06:43:58.486Z", "2019-06-19T06:43:58.586Z", "2019-06-19T06:43:58.886Z", "2019-06-19T06:43:58.986Z", "2019-06-19T06:43:59.086Z", "2019-06-19T06:43:59.186Z", "2019-06-19T06:43:59.285Z", "2019-06-19T06:43:59.386Z", "2019-06-19T06:43:59.486Z", "2019-06-19T06:43:59.586Z", "2019-06-19T06:43:59.686Z", "2019-06-19T06:43:59.786Z", "2019-06-19T06:43:59.886Z", "2019-06-19T06:43:59.986Z", "2019-06-19T06:44:00.086Z", "2019-06-19T06:44:00.186Z", "2019-06-19T06:44:00.286Z", "2019-06-19T06:44:00.3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office:value-type="string" calcext:value-type="string">
            <text:p>Dashboard.vue?98fa:207 2019-06-19T06:08:55.203Z</text:p>
          </table:table-cell>
          <table:table-cell office:value-type="string" calcext:value-type="string">
            <text:p>Dashboard.vue?98fa:207 2019-06-19T06:15:19.076Z</text:p>
          </table:table-cell>
          <table:table-cell office:value-type="string" calcext:value-type="string">
            <text:p>Dashboard.vue?98fa:208 2019-06-19T07:00:58.960Z</text:p>
          </table:table-cell>
          <table:table-cell/>
          <table:table-cell office:value-type="string" calcext:value-type="string">
            <text:p>Dashboard.vue?98fa:208 2019-06-19T07:20:10.504Z</text:p>
          </table:table-cell>
          <table:table-cell office:value-type="string" calcext:value-type="string">
            <text:p>Dashboard.vue?98fa:208 2019-06-19T07:18:09.528Z</text:p>
          </table:table-cell>
          <table:table-cell office:value-type="string" calcext:value-type="string">
            <text:p>Dashboard.vue?98fa:208 2019-06-19T07:05:16.885Z</text:p>
          </table:table-cell>
          <table:table-cell office:value-type="string" calcext:value-type="string">
            <text:p>Dashboard.vue?98fa:208 2019-06-19T07:08:20.009Z</text:p>
          </table:table-cell>
          <table:table-cell/>
          <table:table-cell office:value-type="string" calcext:value-type="string">
            <text:p>Dashboard.vue?98fa:216 (46) ["2019-06-19T07:49:37.440Z", "2019-06-19T07:49:37.740Z", "2019-06-19T07:49:37.841Z", "2019-06-19T07:49:37.940Z", "2019-06-19T07:49:38.040Z", "2019-06-19T07:49:38.141Z", "2019-06-19T07:49:38.240Z", "2019-06-19T07:49:38.340Z", "2019-06-19T07:49:38.440Z", "2019-06-19T07:49:38.740Z", "2019-06-19T07:49:38.840Z", "2019-06-19T07:49:38.940Z", "2019-06-19T07:49:39.040Z", "2019-06-19T07:49:39.141Z", "2019-06-19T07:49:39.241Z", "2019-06-19T07:49:39.340Z", "2019-06-19T07:49:39.441Z", "2019-06-19T07:49:39.540Z", "2019-06-19T07:49:39.641Z", "2019-06-19T07:49:39.740Z", "2019-06-19T07:49:39.840Z", "2019-06-19T07:49:39.940Z", "2019-06-19T07:49:40.040Z", "2019-06-19T07:49:40.140Z", "2019-06-19T07:49:40.241Z", "2019-06-19T07:49:40.340Z", "2019-06-19T07:49:40.440Z", "2019-06-19T07:49:40.5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office:value-type="string" calcext:value-type="string">
            <text:p>Dashboard.vue?98fa:208 2019-06-19T07:46:17.183Z</text:p>
          </table:table-cell>
          <table:table-cell office:value-type="string" calcext:value-type="string">
            <text:p>Dashboard.vue?98fa:208 2019-06-19T07:42:00.491Z</text:p>
          </table:table-cell>
          <table:table-cell office:value-type="string" calcext:value-type="string">
            <text:p>Dashboard.vue?98fa:208 2019-06-19T07:56:02.164Z</text:p>
          </table:table-cell>
          <table:table-cell/>
          <table:table-cell office:value-type="string" calcext:value-type="string">
            <text:p>Dashboard.vue?98fa:208 2019-06-19T07:38:28.253Z</text:p>
          </table:table-cell>
          <table:table-cell office:value-type="string" calcext:value-type="string">
            <text:p>Dashboard.vue?98fa:208 2019-06-19T07:36:37.559Z</text:p>
          </table:table-cell>
          <table:table-cell office:value-type="string" calcext:value-type="string">
            <text:p>Dashboard.vue?98fa:208 2019-06-19T07:23:44.616Z</text:p>
          </table:table-cell>
          <table:table-cell office:value-type="string" calcext:value-type="string">
            <text:p>Dashboard.vue?98fa:208 2019-06-19T07:28:14.598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6 4047</text:p>
          </table:table-cell>
          <table:table-cell office:value-type="string" calcext:value-type="string">
            <text:p>Dashboard.vue?98fa:206 447</text:p>
          </table:table-cell>
          <table:table-cell office:value-type="string" calcext:value-type="string">
            <text:p>Dashboard.vue?98fa:206 1478</text:p>
          </table:table-cell>
          <table:table-cell office:value-type="float" office:value="926" calcext:value-type="float">
            <text:p>926</text:p>
          </table:table-cell>
          <table:table-cell/>
          <table:table-cell office:value-type="string" calcext:value-type="string">
            <text:p>Dashboard.vue?98fa:207 471</text:p>
          </table:table-cell>
          <table:table-cell office:value-type="string" calcext:value-type="string">
            <text:p>Dashboard.vue?98fa:207 522</text:p>
          </table:table-cell>
          <table:table-cell office:value-type="string" calcext:value-type="string">
            <text:p>Dashboard.vue?98fa:207 458</text:p>
          </table:table-cell>
          <table:table-cell office:value-type="string" calcext:value-type="string">
            <text:p>Dashboard.vue?98fa:207 1938</text:p>
          </table:table-cell>
          <table:table-cell/>
          <table:table-cell office:value-type="string" calcext:value-type="string">
            <text:p>Dashboard.vue?98fa:207 16425</text:p>
          </table:table-cell>
          <table:table-cell office:value-type="string" calcext:value-type="string">
            <text:p>Dashboard.vue?98fa:207 5636</text:p>
          </table:table-cell>
          <table:table-cell office:value-type="string" calcext:value-type="string">
            <text:p>Dashboard.vue?98fa:207 542</text:p>
          </table:table-cell>
          <table:table-cell office:value-type="string" calcext:value-type="string">
            <text:p>Dashboard.vue?98fa:207 970</text:p>
          </table:table-cell>
          <table:table-cell/>
          <table:table-cell office:value-type="string" calcext:value-type="string">
            <text:p>Dashboard.vue?98fa:207 439</text:p>
          </table:table-cell>
          <table:table-cell office:value-type="string" calcext:value-type="string">
            <text:p>Dashboard.vue?98fa:207 503</text:p>
          </table:table-cell>
          <table:table-cell office:value-type="string" calcext:value-type="string">
            <text:p>Dashboard.vue?98fa:207 685</text:p>
          </table:table-cell>
          <table:table-cell office:value-type="string" calcext:value-type="string">
            <text:p>Dashboard.vue?98fa:207 4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7 2019-06-19T06:43:58.886Z</text:p>
          </table:table-cell>
          <table:table-cell office:value-type="string" calcext:value-type="string">
            <text:p>Dashboard.vue?98fa:207 2019-06-19T06:08:55.702Z</text:p>
          </table:table-cell>
          <table:table-cell office:value-type="string" calcext:value-type="string">
            <text:p>Dashboard.vue?98fa:207 2019-06-19T06:15:20.075Z</text:p>
          </table:table-cell>
          <table:table-cell office:value-type="string" calcext:value-type="string">
            <text:p>Dashboard.vue?98fa:208 2019-06-19T07:01:03.960Z</text:p>
          </table:table-cell>
          <table:table-cell/>
          <table:table-cell office:value-type="string" calcext:value-type="string">
            <text:p>Dashboard.vue?98fa:208 2019-06-19T07:20:10.603Z</text:p>
          </table:table-cell>
          <table:table-cell office:value-type="string" calcext:value-type="string">
            <text:p>Dashboard.vue?98fa:208 2019-06-19T07:18:10.028Z</text:p>
          </table:table-cell>
          <table:table-cell office:value-type="string" calcext:value-type="string">
            <text:p>Dashboard.vue?98fa:208 2019-06-19T07:05:17.885Z</text:p>
          </table:table-cell>
          <table:table-cell office:value-type="string" calcext:value-type="string">
            <text:p>Dashboard.vue?98fa:208 2019-06-19T07:08:25.009Z</text:p>
          </table:table-cell>
          <table:table-cell/>
          <table:table-cell office:value-type="string" calcext:value-type="string">
            <text:p>Dashboard.vue?98fa:208 2019-06-19T07:49:38.740Z</text:p>
          </table:table-cell>
          <table:table-cell office:value-type="string" calcext:value-type="string">
            <text:p>Dashboard.vue?98fa:208 2019-06-19T07:46:16.682Z</text:p>
          </table:table-cell>
          <table:table-cell office:value-type="string" calcext:value-type="string">
            <text:p>Dashboard.vue?98fa:208 2019-06-19T07:42:01.491Z</text:p>
          </table:table-cell>
          <table:table-cell office:value-type="string" calcext:value-type="string">
            <text:p>Dashboard.vue?98fa:208 2019-06-19T07:56:07.164Z</text:p>
          </table:table-cell>
          <table:table-cell/>
          <table:table-cell office:value-type="string" calcext:value-type="string">
            <text:p>Dashboard.vue?98fa:208 2019-06-19T07:38:28.353Z</text:p>
          </table:table-cell>
          <table:table-cell office:value-type="string" calcext:value-type="string">
            <text:p>Dashboard.vue?98fa:208 2019-06-19T07:36:38.059Z</text:p>
          </table:table-cell>
          <table:table-cell office:value-type="string" calcext:value-type="string">
            <text:p>Dashboard.vue?98fa:208 2019-06-19T07:23:45.615Z</text:p>
          </table:table-cell>
          <table:table-cell office:value-type="string" calcext:value-type="string">
            <text:p>Dashboard.vue?98fa:208 2019-06-19T07:28:19.599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4 tumpukan yang belum diterima : 45</text:p>
          </table:table-cell>
          <table:table-cell office:value-type="string" calcext:value-type="string">
            <text:p>Dashboard.vue?98fa:206 526</text:p>
          </table:table-cell>
          <table:table-cell office:value-type="string" calcext:value-type="string">
            <text:p>Dashboard.vue?98fa:206 708</text:p>
          </table:table-cell>
          <table:table-cell office:value-type="string" calcext:value-type="string">
            <text:p>Dashboard.vue?98fa:207 531</text:p>
          </table:table-cell>
          <table:table-cell/>
          <table:table-cell office:value-type="string" calcext:value-type="string">
            <text:p>Dashboard.vue?98fa:207 450</text:p>
          </table:table-cell>
          <table:table-cell office:value-type="string" calcext:value-type="string">
            <text:p>Dashboard.vue?98fa:207 534</text:p>
          </table:table-cell>
          <table:table-cell office:value-type="string" calcext:value-type="string">
            <text:p>Dashboard.vue?98fa:207 769</text:p>
          </table:table-cell>
          <table:table-cell office:value-type="string" calcext:value-type="string">
            <text:p>Dashboard.vue?98fa:207 537</text:p>
          </table:table-cell>
          <table:table-cell/>
          <table:table-cell office:value-type="string" calcext:value-type="string">
            <text:p>Dashboard.vue?98fa:215 tumpukan yang belum diterima : 45</text:p>
          </table:table-cell>
          <table:table-cell office:value-type="string" calcext:value-type="string">
            <text:p>Dashboard.vue?98fa:207 3231</text:p>
          </table:table-cell>
          <table:table-cell office:value-type="string" calcext:value-type="string">
            <text:p>Dashboard.vue?98fa:207 545</text:p>
          </table:table-cell>
          <table:table-cell office:value-type="string" calcext:value-type="string">
            <text:p>Dashboard.vue?98fa:207 581</text:p>
          </table:table-cell>
          <table:table-cell/>
          <table:table-cell office:value-type="string" calcext:value-type="string">
            <text:p>Dashboard.vue?98fa:207 409</text:p>
          </table:table-cell>
          <table:table-cell office:value-type="string" calcext:value-type="string">
            <text:p>Dashboard.vue?98fa:207 462</text:p>
          </table:table-cell>
          <table:table-cell office:value-type="string" calcext:value-type="string">
            <text:p>Dashboard.vue?98fa:207 607</text:p>
          </table:table-cell>
          <table:table-cell office:value-type="string" calcext:value-type="string">
            <text:p>Dashboard.vue?98fa:207 6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5 (45) ["2019-06-19T06:43:57.187Z", "2019-06-19T06:43:57.485Z", "2019-06-19T06:43:57.586Z", "2019-06-19T06:43:57.686Z", "2019-06-19T06:43:57.786Z", "2019-06-19T06:43:57.886Z", "2019-06-19T06:43:57.986Z", "2019-06-19T06:43:58.086Z", "2019-06-19T06:43:58.186Z", "2019-06-19T06:43:58.286Z", "2019-06-19T06:43:58.386Z", "2019-06-19T06:43:58.486Z", "2019-06-19T06:43:58.586Z", "2019-06-19T06:43:58.986Z", "2019-06-19T06:43:59.086Z", "2019-06-19T06:43:59.186Z", "2019-06-19T06:43:59.285Z", "2019-06-19T06:43:59.386Z", "2019-06-19T06:43:59.486Z", "2019-06-19T06:43:59.586Z", "2019-06-19T06:43:59.686Z", "2019-06-19T06:43:59.786Z", "2019-06-19T06:43:59.886Z", "2019-06-19T06:43:59.986Z", "2019-06-19T06:44:00.086Z", "2019-06-19T06:44:00.186Z", "2019-06-19T06:44:00.286Z", "2019-06-19T06:44:00.3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office:value-type="string" calcext:value-type="string">
            <text:p>Dashboard.vue?98fa:207 2019-06-19T06:08:56.202Z</text:p>
          </table:table-cell>
          <table:table-cell office:value-type="string" calcext:value-type="string">
            <text:p>Dashboard.vue?98fa:207 2019-06-19T06:15:22.076Z</text:p>
          </table:table-cell>
          <table:table-cell office:value-type="string" calcext:value-type="string">
            <text:p>Dashboard.vue?98fa:208 2019-06-19T07:01:08.960Z</text:p>
          </table:table-cell>
          <table:table-cell/>
          <table:table-cell office:value-type="string" calcext:value-type="string">
            <text:p>Dashboard.vue?98fa:208 2019-06-19T07:20:10.703Z</text:p>
          </table:table-cell>
          <table:table-cell office:value-type="string" calcext:value-type="string">
            <text:p>Dashboard.vue?98fa:208 2019-06-19T07:18:10.528Z</text:p>
          </table:table-cell>
          <table:table-cell office:value-type="string" calcext:value-type="string">
            <text:p>Dashboard.vue?98fa:208 2019-06-19T07:05:18.886Z</text:p>
          </table:table-cell>
          <table:table-cell office:value-type="string" calcext:value-type="string">
            <text:p>Dashboard.vue?98fa:208 2019-06-19T07:08:30.010Z</text:p>
          </table:table-cell>
          <table:table-cell/>
          <table:table-cell office:value-type="string" calcext:value-type="string">
            <text:p>Dashboard.vue?98fa:216 (45) ["2019-06-19T07:49:37.440Z", "2019-06-19T07:49:37.740Z", "2019-06-19T07:49:37.841Z", "2019-06-19T07:49:37.940Z", "2019-06-19T07:49:38.040Z", "2019-06-19T07:49:38.141Z", "2019-06-19T07:49:38.240Z", "2019-06-19T07:49:38.340Z", "2019-06-19T07:49:38.440Z", "2019-06-19T07:49:38.840Z", "2019-06-19T07:49:38.940Z", "2019-06-19T07:49:39.040Z", "2019-06-19T07:49:39.141Z", "2019-06-19T07:49:39.241Z", "2019-06-19T07:49:39.340Z", "2019-06-19T07:49:39.441Z", "2019-06-19T07:49:39.540Z", "2019-06-19T07:49:39.641Z", "2019-06-19T07:49:39.740Z", "2019-06-19T07:49:39.840Z", "2019-06-19T07:49:39.940Z", "2019-06-19T07:49:40.040Z", "2019-06-19T07:49:40.140Z", "2019-06-19T07:49:40.241Z", "2019-06-19T07:49:40.340Z", "2019-06-19T07:49:40.440Z", "2019-06-19T07:49:40.5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office:value-type="string" calcext:value-type="string">
            <text:p>Dashboard.vue?98fa:208 2019-06-19T07:46:19.683Z</text:p>
          </table:table-cell>
          <table:table-cell office:value-type="string" calcext:value-type="string">
            <text:p>Dashboard.vue?98fa:208 2019-06-19T07:42:02.491Z</text:p>
          </table:table-cell>
          <table:table-cell office:value-type="string" calcext:value-type="string">
            <text:p>Dashboard.vue?98fa:208 2019-06-19T07:56:12.164Z</text:p>
          </table:table-cell>
          <table:table-cell/>
          <table:table-cell office:value-type="string" calcext:value-type="string">
            <text:p>Dashboard.vue?98fa:208 2019-06-19T07:38:28.453Z</text:p>
          </table:table-cell>
          <table:table-cell office:value-type="string" calcext:value-type="string">
            <text:p>Dashboard.vue?98fa:208 2019-06-19T07:36:38.559Z</text:p>
          </table:table-cell>
          <table:table-cell office:value-type="string" calcext:value-type="string">
            <text:p>Dashboard.vue?98fa:208 2019-06-19T07:23:46.615Z</text:p>
          </table:table-cell>
          <table:table-cell office:value-type="string" calcext:value-type="string">
            <text:p>Dashboard.vue?98fa:208 2019-06-19T07:28:24.598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6 4489</text:p>
          </table:table-cell>
          <table:table-cell office:value-type="string" calcext:value-type="string">
            <text:p>Dashboard.vue?98fa:206 537</text:p>
          </table:table-cell>
          <table:table-cell office:value-type="string" calcext:value-type="string">
            <text:p>Dashboard.vue?98fa:206 644</text:p>
          </table:table-cell>
          <table:table-cell office:value-type="string" calcext:value-type="string">
            <text:p>Dashboard.vue?98fa:207 1078</text:p>
          </table:table-cell>
          <table:table-cell/>
          <table:table-cell office:value-type="string" calcext:value-type="string">
            <text:p>Dashboard.vue?98fa:207 472</text:p>
          </table:table-cell>
          <table:table-cell office:value-type="string" calcext:value-type="string">
            <text:p>Dashboard.vue?98fa:207 545</text:p>
          </table:table-cell>
          <table:table-cell office:value-type="string" calcext:value-type="string">
            <text:p>Dashboard.vue?98fa:207 506</text:p>
          </table:table-cell>
          <table:table-cell office:value-type="string" calcext:value-type="string">
            <text:p>Dashboard.vue?98fa:207 742</text:p>
          </table:table-cell>
          <table:table-cell/>
          <table:table-cell office:value-type="string" calcext:value-type="string">
            <text:p>Dashboard.vue?98fa:207 16865</text:p>
          </table:table-cell>
          <table:table-cell office:value-type="string" calcext:value-type="string">
            <text:p>Dashboard.vue?98fa:207 3746</text:p>
          </table:table-cell>
          <table:table-cell office:value-type="string" calcext:value-type="string">
            <text:p>Dashboard.vue?98fa:207 465</text:p>
          </table:table-cell>
          <table:table-cell office:value-type="string" calcext:value-type="string">
            <text:p>Dashboard.vue?98fa:207 1008</text:p>
          </table:table-cell>
          <table:table-cell/>
          <table:table-cell office:value-type="string" calcext:value-type="string">
            <text:p>Dashboard.vue?98fa:207 445</text:p>
          </table:table-cell>
          <table:table-cell office:value-type="string" calcext:value-type="string">
            <text:p>Dashboard.vue?98fa:207 502</text:p>
          </table:table-cell>
          <table:table-cell office:value-type="string" calcext:value-type="string">
            <text:p>Dashboard.vue?98fa:207 529</text:p>
          </table:table-cell>
          <table:table-cell office:value-type="string" calcext:value-type="string">
            <text:p>Dashboard.vue?98fa:207 45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7 2019-06-19T06:43:58.986Z</text:p>
          </table:table-cell>
          <table:table-cell office:value-type="string" calcext:value-type="string">
            <text:p>Dashboard.vue?98fa:207 2019-06-19T06:08:56.702Z</text:p>
          </table:table-cell>
          <table:table-cell office:value-type="string" calcext:value-type="string">
            <text:p>Dashboard.vue?98fa:207 2019-06-19T06:15:23.076Z</text:p>
          </table:table-cell>
          <table:table-cell office:value-type="string" calcext:value-type="string">
            <text:p>Dashboard.vue?98fa:208 2019-06-19T07:01:13.960Z</text:p>
          </table:table-cell>
          <table:table-cell/>
          <table:table-cell office:value-type="string" calcext:value-type="string">
            <text:p>Dashboard.vue?98fa:208 2019-06-19T07:20:10.803Z</text:p>
          </table:table-cell>
          <table:table-cell office:value-type="string" calcext:value-type="string">
            <text:p>Dashboard.vue?98fa:208 2019-06-19T07:18:11.028Z</text:p>
          </table:table-cell>
          <table:table-cell office:value-type="string" calcext:value-type="string">
            <text:p>Dashboard.vue?98fa:208 2019-06-19T07:05:19.885Z</text:p>
          </table:table-cell>
          <table:table-cell office:value-type="string" calcext:value-type="string">
            <text:p>Dashboard.vue?98fa:208 2019-06-19T07:08:35.009Z</text:p>
          </table:table-cell>
          <table:table-cell/>
          <table:table-cell office:value-type="string" calcext:value-type="string">
            <text:p>Dashboard.vue?98fa:208 2019-06-19T07:49:38.840Z</text:p>
          </table:table-cell>
          <table:table-cell office:value-type="string" calcext:value-type="string">
            <text:p>Dashboard.vue?98fa:208 2019-06-19T07:46:19.183Z</text:p>
          </table:table-cell>
          <table:table-cell office:value-type="string" calcext:value-type="string">
            <text:p>Dashboard.vue?98fa:208 2019-06-19T07:42:03.490Z</text:p>
          </table:table-cell>
          <table:table-cell office:value-type="string" calcext:value-type="string">
            <text:p>Dashboard.vue?98fa:208 2019-06-19T07:56:17.164Z</text:p>
          </table:table-cell>
          <table:table-cell/>
          <table:table-cell office:value-type="string" calcext:value-type="string">
            <text:p>Dashboard.vue?98fa:208 2019-06-19T07:38:28.553Z</text:p>
          </table:table-cell>
          <table:table-cell office:value-type="string" calcext:value-type="string">
            <text:p>Dashboard.vue?98fa:208 2019-06-19T07:36:39.059Z</text:p>
          </table:table-cell>
          <table:table-cell office:value-type="string" calcext:value-type="string">
            <text:p>Dashboard.vue?98fa:208 2019-06-19T07:23:47.615Z</text:p>
          </table:table-cell>
          <table:table-cell office:value-type="string" calcext:value-type="string">
            <text:p>Dashboard.vue?98fa:208 2019-06-19T07:28:29.598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4 tumpukan yang belum diterima : 44</text:p>
          </table:table-cell>
          <table:table-cell office:value-type="string" calcext:value-type="string">
            <text:p>Dashboard.vue?98fa:206 556</text:p>
          </table:table-cell>
          <table:table-cell office:value-type="string" calcext:value-type="string">
            <text:p>Dashboard.vue?98fa:206 548</text:p>
          </table:table-cell>
          <table:table-cell office:value-type="string" calcext:value-type="string">
            <text:p>Dashboard.vue?98fa:207 594</text:p>
          </table:table-cell>
          <table:table-cell/>
          <table:table-cell office:value-type="string" calcext:value-type="string">
            <text:p>Dashboard.vue?98fa:207 474</text:p>
          </table:table-cell>
          <table:table-cell office:value-type="string" calcext:value-type="string">
            <text:p>Dashboard.vue?98fa:207 557</text:p>
          </table:table-cell>
          <table:table-cell office:value-type="string" calcext:value-type="string">
            <text:p>Dashboard.vue?98fa:207 528</text:p>
          </table:table-cell>
          <table:table-cell office:value-type="string" calcext:value-type="string">
            <text:p>Dashboard.vue?98fa:207 466</text:p>
          </table:table-cell>
          <table:table-cell/>
          <table:table-cell office:value-type="string" calcext:value-type="string">
            <text:p>Dashboard.vue?98fa:215 tumpukan yang belum diterima : 44</text:p>
          </table:table-cell>
          <table:table-cell office:value-type="string" calcext:value-type="string">
            <text:p>Dashboard.vue?98fa:207 3345</text:p>
          </table:table-cell>
          <table:table-cell office:value-type="string" calcext:value-type="string">
            <text:p>Dashboard.vue?98fa:207 491</text:p>
          </table:table-cell>
          <table:table-cell office:value-type="string" calcext:value-type="string">
            <text:p>Dashboard.vue?98fa:207 615</text:p>
          </table:table-cell>
          <table:table-cell/>
          <table:table-cell office:value-type="string" calcext:value-type="string">
            <text:p>Dashboard.vue?98fa:207 446</text:p>
          </table:table-cell>
          <table:table-cell office:value-type="string" calcext:value-type="string">
            <text:p>Dashboard.vue?98fa:207 504</text:p>
          </table:table-cell>
          <table:table-cell office:value-type="string" calcext:value-type="string">
            <text:p>Dashboard.vue?98fa:207 758</text:p>
          </table:table-cell>
          <table:table-cell office:value-type="string" calcext:value-type="string">
            <text:p>Dashboard.vue?98fa:207 4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5 (44) ["2019-06-19T06:43:57.187Z", "2019-06-19T06:43:57.485Z", "2019-06-19T06:43:57.586Z", "2019-06-19T06:43:57.686Z", "2019-06-19T06:43:57.786Z", "2019-06-19T06:43:57.886Z", "2019-06-19T06:43:57.986Z", "2019-06-19T06:43:58.086Z", "2019-06-19T06:43:58.186Z", "2019-06-19T06:43:58.286Z", "2019-06-19T06:43:58.386Z", "2019-06-19T06:43:58.486Z", "2019-06-19T06:43:58.586Z", "2019-06-19T06:43:59.086Z", "2019-06-19T06:43:59.186Z", "2019-06-19T06:43:59.285Z", "2019-06-19T06:43:59.386Z", "2019-06-19T06:43:59.486Z", "2019-06-19T06:43:59.586Z", "2019-06-19T06:43:59.686Z", "2019-06-19T06:43:59.786Z", "2019-06-19T06:43:59.886Z", "2019-06-19T06:43:59.986Z", "2019-06-19T06:44:00.086Z", "2019-06-19T06:44:00.186Z", "2019-06-19T06:44:00.286Z", "2019-06-19T06:44:00.3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office:value-type="string" calcext:value-type="string">
            <text:p>Dashboard.vue?98fa:207 2019-06-19T06:08:57.202Z</text:p>
          </table:table-cell>
          <table:table-cell office:value-type="string" calcext:value-type="string">
            <text:p>Dashboard.vue?98fa:207 2019-06-19T06:15:24.075Z</text:p>
          </table:table-cell>
          <table:table-cell office:value-type="string" calcext:value-type="string">
            <text:p>Dashboard.vue?98fa:208 2019-06-19T07:01:18.960Z</text:p>
          </table:table-cell>
          <table:table-cell/>
          <table:table-cell office:value-type="string" calcext:value-type="string">
            <text:p>Dashboard.vue?98fa:208 2019-06-19T07:20:10.903Z</text:p>
          </table:table-cell>
          <table:table-cell office:value-type="string" calcext:value-type="string">
            <text:p>Dashboard.vue?98fa:208 2019-06-19T07:18:11.528Z</text:p>
          </table:table-cell>
          <table:table-cell office:value-type="string" calcext:value-type="string">
            <text:p>Dashboard.vue?98fa:208 2019-06-19T07:05:20.886Z</text:p>
          </table:table-cell>
          <table:table-cell office:value-type="string" calcext:value-type="string">
            <text:p>Dashboard.vue?98fa:208 2019-06-19T07:08:40.009Z</text:p>
          </table:table-cell>
          <table:table-cell/>
          <table:table-cell office:value-type="string" calcext:value-type="string">
            <text:p>Dashboard.vue?98fa:216 (44) ["2019-06-19T07:49:37.440Z", "2019-06-19T07:49:37.740Z", "2019-06-19T07:49:37.841Z", "2019-06-19T07:49:37.940Z", "2019-06-19T07:49:38.040Z", "2019-06-19T07:49:38.141Z", "2019-06-19T07:49:38.240Z", "2019-06-19T07:49:38.340Z", "2019-06-19T07:49:38.440Z", "2019-06-19T07:49:38.940Z", "2019-06-19T07:49:39.040Z", "2019-06-19T07:49:39.141Z", "2019-06-19T07:49:39.241Z", "2019-06-19T07:49:39.340Z", "2019-06-19T07:49:39.441Z", "2019-06-19T07:49:39.540Z", "2019-06-19T07:49:39.641Z", "2019-06-19T07:49:39.740Z", "2019-06-19T07:49:39.840Z", "2019-06-19T07:49:39.940Z", "2019-06-19T07:49:40.040Z", "2019-06-19T07:49:40.140Z", "2019-06-19T07:49:40.241Z", "2019-06-19T07:49:40.340Z", "2019-06-19T07:49:40.440Z", "2019-06-19T07:49:40.5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office:value-type="string" calcext:value-type="string">
            <text:p>Dashboard.vue?98fa:208 2019-06-19T07:46:20.183Z</text:p>
          </table:table-cell>
          <table:table-cell office:value-type="string" calcext:value-type="string">
            <text:p>Dashboard.vue?98fa:208 2019-06-19T07:42:04.491Z</text:p>
          </table:table-cell>
          <table:table-cell office:value-type="string" calcext:value-type="string">
            <text:p>Dashboard.vue?98fa:208 2019-06-19T07:56:22.164Z</text:p>
          </table:table-cell>
          <table:table-cell/>
          <table:table-cell office:value-type="string" calcext:value-type="string">
            <text:p>Dashboard.vue?98fa:208 2019-06-19T07:38:28.653Z</text:p>
          </table:table-cell>
          <table:table-cell office:value-type="string" calcext:value-type="string">
            <text:p>Dashboard.vue?98fa:208 2019-06-19T07:36:39.558Z</text:p>
          </table:table-cell>
          <table:table-cell office:value-type="string" calcext:value-type="string">
            <text:p>Dashboard.vue?98fa:208 2019-06-19T07:23:48.615Z</text:p>
          </table:table-cell>
          <table:table-cell office:value-type="string" calcext:value-type="string">
            <text:p>Dashboard.vue?98fa:208 2019-06-19T07:28:34.599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6 7156</text:p>
          </table:table-cell>
          <table:table-cell office:value-type="string" calcext:value-type="string">
            <text:p>Dashboard.vue?98fa:206 459</text:p>
          </table:table-cell>
          <table:table-cell office:value-type="string" calcext:value-type="string">
            <text:p>Dashboard.vue?98fa:206 470</text:p>
          </table:table-cell>
          <table:table-cell office:value-type="string" calcext:value-type="string">
            <text:p>Dashboard.vue?98fa:207 1196</text:p>
          </table:table-cell>
          <table:table-cell/>
          <table:table-cell office:value-type="string" calcext:value-type="string">
            <text:p>Dashboard.vue?98fa:207 485</text:p>
          </table:table-cell>
          <table:table-cell office:value-type="string" calcext:value-type="string">
            <text:p>Dashboard.vue?98fa:207 467</text:p>
          </table:table-cell>
          <table:table-cell office:value-type="string" calcext:value-type="string">
            <text:p>Dashboard.vue?98fa:207 837</text:p>
          </table:table-cell>
          <table:table-cell office:value-type="string" calcext:value-type="string">
            <text:p>Dashboard.vue?98fa:207 489</text:p>
          </table:table-cell>
          <table:table-cell/>
          <table:table-cell office:value-type="string" calcext:value-type="string">
            <text:p>Dashboard.vue?98fa:207 16783</text:p>
          </table:table-cell>
          <table:table-cell office:value-type="string" calcext:value-type="string">
            <text:p>Dashboard.vue?98fa:207 5856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Dashboard.vue?98fa:207 1068</text:p>
          </table:table-cell>
          <table:table-cell/>
          <table:table-cell office:value-type="string" calcext:value-type="string">
            <text:p>Dashboard.vue?98fa:207 449</text:p>
          </table:table-cell>
          <table:table-cell office:value-type="string" calcext:value-type="string">
            <text:p>Dashboard.vue?98fa:207 504</text:p>
          </table:table-cell>
          <table:table-cell office:value-type="string" calcext:value-type="string">
            <text:p>Dashboard.vue?98fa:207 474</text:p>
          </table:table-cell>
          <table:table-cell office:value-type="string" calcext:value-type="string">
            <text:p>Dashboard.vue?98fa:207 49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7 2019-06-19T06:43:57.485Z</text:p>
          </table:table-cell>
          <table:table-cell office:value-type="string" calcext:value-type="string">
            <text:p>Dashboard.vue?98fa:207 2019-06-19T06:08:57.702Z</text:p>
          </table:table-cell>
          <table:table-cell office:value-type="string" calcext:value-type="string">
            <text:p>Dashboard.vue?98fa:207 2019-06-19T06:15:25.076Z</text:p>
          </table:table-cell>
          <table:table-cell office:value-type="string" calcext:value-type="string">
            <text:p>Dashboard.vue?98fa:208 2019-06-19T07:01:23.961Z</text:p>
          </table:table-cell>
          <table:table-cell/>
          <table:table-cell office:value-type="string" calcext:value-type="string">
            <text:p>Dashboard.vue?98fa:208 2019-06-19T07:20:11.003Z</text:p>
          </table:table-cell>
          <table:table-cell office:value-type="string" calcext:value-type="string">
            <text:p>Dashboard.vue?98fa:208 2019-06-19T07:18:12.028Z</text:p>
          </table:table-cell>
          <table:table-cell office:value-type="string" calcext:value-type="string">
            <text:p>Dashboard.vue?98fa:208 2019-06-19T07:05:21.886Z</text:p>
          </table:table-cell>
          <table:table-cell office:value-type="string" calcext:value-type="string">
            <text:p>Dashboard.vue?98fa:208 2019-06-19T07:08:45.009Z</text:p>
          </table:table-cell>
          <table:table-cell/>
          <table:table-cell office:value-type="string" calcext:value-type="string">
            <text:p>Dashboard.vue?98fa:208 2019-06-19T07:49:38.940Z</text:p>
          </table:table-cell>
          <table:table-cell office:value-type="string" calcext:value-type="string">
            <text:p>Dashboard.vue?98fa:208 2019-06-19T07:46:17.683Z</text:p>
          </table:table-cell>
          <table:table-cell office:value-type="string" calcext:value-type="string">
            <text:p>Dashboard.vue?98fa:208 2019-06-19T07:42:05.491Z</text:p>
          </table:table-cell>
          <table:table-cell office:value-type="string" calcext:value-type="string">
            <text:p>Dashboard.vue?98fa:208 2019-06-19T07:56:27.165Z</text:p>
          </table:table-cell>
          <table:table-cell/>
          <table:table-cell office:value-type="string" calcext:value-type="string">
            <text:p>Dashboard.vue?98fa:208 2019-06-19T07:38:28.753Z</text:p>
          </table:table-cell>
          <table:table-cell office:value-type="string" calcext:value-type="string">
            <text:p>Dashboard.vue?98fa:208 2019-06-19T07:36:40.058Z</text:p>
          </table:table-cell>
          <table:table-cell office:value-type="string" calcext:value-type="string">
            <text:p>Dashboard.vue?98fa:208 2019-06-19T07:23:49.615Z</text:p>
          </table:table-cell>
          <table:table-cell office:value-type="string" calcext:value-type="string">
            <text:p>Dashboard.vue?98fa:208 2019-06-19T07:28:39.598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4 tumpukan yang belum diterima : 43</text:p>
          </table:table-cell>
          <table:table-cell office:value-type="string" calcext:value-type="string">
            <text:p>Dashboard.vue?98fa:206 515</text:p>
          </table:table-cell>
          <table:table-cell office:value-type="string" calcext:value-type="string">
            <text:p>Dashboard.vue?98fa:206 487</text:p>
          </table:table-cell>
          <table:table-cell office:value-type="string" calcext:value-type="string">
            <text:p>Dashboard.vue?98fa:207 486</text:p>
          </table:table-cell>
          <table:table-cell/>
          <table:table-cell office:value-type="string" calcext:value-type="string">
            <text:p>Dashboard.vue?98fa:207 478</text:p>
          </table:table-cell>
          <table:table-cell office:value-type="string" calcext:value-type="string">
            <text:p>Dashboard.vue?98fa:207 514</text:p>
          </table:table-cell>
          <table:table-cell office:value-type="string" calcext:value-type="string">
            <text:p>Dashboard.vue?98fa:207 512</text:p>
          </table:table-cell>
          <table:table-cell office:value-type="string" calcext:value-type="string">
            <text:p>Dashboard.vue?98fa:207 506</text:p>
          </table:table-cell>
          <table:table-cell/>
          <table:table-cell office:value-type="string" calcext:value-type="string">
            <text:p>Dashboard.vue?98fa:215 tumpukan yang belum diterima : 43</text:p>
          </table:table-cell>
          <table:table-cell office:value-type="string" calcext:value-type="string">
            <text:p>Dashboard.vue?98fa:207 2959</text:p>
          </table:table-cell>
          <table:table-cell office:value-type="string" calcext:value-type="string">
            <text:p>Dashboard.vue?98fa:207 465</text:p>
          </table:table-cell>
          <table:table-cell office:value-type="string" calcext:value-type="string">
            <text:p>Dashboard.vue?98fa:207 461</text:p>
          </table:table-cell>
          <table:table-cell/>
          <table:table-cell office:value-type="string" calcext:value-type="string">
            <text:p>Dashboard.vue?98fa:207 454</text:p>
          </table:table-cell>
          <table:table-cell office:value-type="string" calcext:value-type="string">
            <text:p>Dashboard.vue?98fa:207 510</text:p>
          </table:table-cell>
          <table:table-cell office:value-type="string" calcext:value-type="string">
            <text:p>Dashboard.vue?98fa:207 498</text:p>
          </table:table-cell>
          <table:table-cell office:value-type="string" calcext:value-type="string">
            <text:p>Dashboard.vue?98fa:207 4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5 (43) ["2019-06-19T06:43:57.187Z", "2019-06-19T06:43:57.586Z", "2019-06-19T06:43:57.686Z", "2019-06-19T06:43:57.786Z", "2019-06-19T06:43:57.886Z", "2019-06-19T06:43:57.986Z", "2019-06-19T06:43:58.086Z", "2019-06-19T06:43:58.186Z", "2019-06-19T06:43:58.286Z", "2019-06-19T06:43:58.386Z", "2019-06-19T06:43:58.486Z", "2019-06-19T06:43:58.586Z", "2019-06-19T06:43:59.086Z", "2019-06-19T06:43:59.186Z", "2019-06-19T06:43:59.285Z", "2019-06-19T06:43:59.386Z", "2019-06-19T06:43:59.486Z", "2019-06-19T06:43:59.586Z", "2019-06-19T06:43:59.686Z", "2019-06-19T06:43:59.786Z", "2019-06-19T06:43:59.886Z", "2019-06-19T06:43:59.986Z", "2019-06-19T06:44:00.086Z", "2019-06-19T06:44:00.186Z", "2019-06-19T06:44:00.286Z", "2019-06-19T06:44:00.3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office:value-type="string" calcext:value-type="string">
            <text:p>Dashboard.vue?98fa:207 2019-06-19T06:08:58.202Z</text:p>
          </table:table-cell>
          <table:table-cell office:value-type="string" calcext:value-type="string">
            <text:p>Dashboard.vue?98fa:207 2019-06-19T06:15:26.075Z</text:p>
          </table:table-cell>
          <table:table-cell office:value-type="string" calcext:value-type="string">
            <text:p>Dashboard.vue?98fa:208 2019-06-19T07:01:28.960Z</text:p>
          </table:table-cell>
          <table:table-cell/>
          <table:table-cell office:value-type="string" calcext:value-type="string">
            <text:p>Dashboard.vue?98fa:208 2019-06-19T07:20:11.103Z</text:p>
          </table:table-cell>
          <table:table-cell office:value-type="string" calcext:value-type="string">
            <text:p>Dashboard.vue?98fa:208 2019-06-19T07:18:12.527Z</text:p>
          </table:table-cell>
          <table:table-cell office:value-type="string" calcext:value-type="string">
            <text:p>Dashboard.vue?98fa:208 2019-06-19T07:05:22.886Z</text:p>
          </table:table-cell>
          <table:table-cell office:value-type="string" calcext:value-type="string">
            <text:p>Dashboard.vue?98fa:208 2019-06-19T07:08:50.009Z</text:p>
          </table:table-cell>
          <table:table-cell/>
          <table:table-cell office:value-type="string" calcext:value-type="string">
            <text:p>Dashboard.vue?98fa:216 (43) ["2019-06-19T07:49:37.440Z", "2019-06-19T07:49:37.740Z", "2019-06-19T07:49:37.841Z", "2019-06-19T07:49:37.940Z", "2019-06-19T07:49:38.040Z", "2019-06-19T07:49:38.141Z", "2019-06-19T07:49:38.240Z", "2019-06-19T07:49:38.340Z", "2019-06-19T07:49:38.440Z", "2019-06-19T07:49:39.040Z", "2019-06-19T07:49:39.141Z", "2019-06-19T07:49:39.241Z", "2019-06-19T07:49:39.340Z", "2019-06-19T07:49:39.441Z", "2019-06-19T07:49:39.540Z", "2019-06-19T07:49:39.641Z", "2019-06-19T07:49:39.740Z", "2019-06-19T07:49:39.840Z", "2019-06-19T07:49:39.940Z", "2019-06-19T07:49:40.040Z", "2019-06-19T07:49:40.140Z", "2019-06-19T07:49:40.241Z", "2019-06-19T07:49:40.340Z", "2019-06-19T07:49:40.440Z", "2019-06-19T07:49:40.5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office:value-type="string" calcext:value-type="string">
            <text:p>Dashboard.vue?98fa:208 2019-06-19T07:46:21.183Z</text:p>
          </table:table-cell>
          <table:table-cell office:value-type="string" calcext:value-type="string">
            <text:p>Dashboard.vue?98fa:208 2019-06-19T07:42:07.490Z</text:p>
          </table:table-cell>
          <table:table-cell office:value-type="string" calcext:value-type="string">
            <text:p>Dashboard.vue?98fa:208 2019-06-19T07:56:32.164Z</text:p>
          </table:table-cell>
          <table:table-cell/>
          <table:table-cell office:value-type="string" calcext:value-type="string">
            <text:p>Dashboard.vue?98fa:208 2019-06-19T07:38:28.852Z</text:p>
          </table:table-cell>
          <table:table-cell office:value-type="string" calcext:value-type="string">
            <text:p>Dashboard.vue?98fa:208 2019-06-19T07:36:40.558Z</text:p>
          </table:table-cell>
          <table:table-cell office:value-type="string" calcext:value-type="string">
            <text:p>Dashboard.vue?98fa:208 2019-06-19T07:23:50.616Z</text:p>
          </table:table-cell>
          <table:table-cell office:value-type="string" calcext:value-type="string">
            <text:p>Dashboard.vue?98fa:208 2019-06-19T07:28:44.599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6 7074</text:p>
          </table:table-cell>
          <table:table-cell office:value-type="string" calcext:value-type="string">
            <text:p>Dashboard.vue?98fa:206 1101</text:p>
          </table:table-cell>
          <table:table-cell office:value-type="string" calcext:value-type="string">
            <text:p>Dashboard.vue?98fa:206 1133</text:p>
          </table:table-cell>
          <table:table-cell office:value-type="string" calcext:value-type="string">
            <text:p>Dashboard.vue?98fa:207 2987</text:p>
          </table:table-cell>
          <table:table-cell/>
          <table:table-cell office:value-type="string" calcext:value-type="string">
            <text:p>Dashboard.vue?98fa:207 485</text:p>
          </table:table-cell>
          <table:table-cell office:value-type="string" calcext:value-type="string">
            <text:p>Dashboard.vue?98fa:207 538</text:p>
          </table:table-cell>
          <table:table-cell office:value-type="string" calcext:value-type="string">
            <text:p>Dashboard.vue?98fa:207 503</text:p>
          </table:table-cell>
          <table:table-cell office:value-type="string" calcext:value-type="string">
            <text:p>Dashboard.vue?98fa:207 525</text:p>
          </table:table-cell>
          <table:table-cell/>
          <table:table-cell office:value-type="string" calcext:value-type="string">
            <text:p>Dashboard.vue?98fa:207 17187</text:p>
          </table:table-cell>
          <table:table-cell office:value-type="string" calcext:value-type="string">
            <text:p>Dashboard.vue?98fa:207 3471</text:p>
          </table:table-cell>
          <table:table-cell office:value-type="string" calcext:value-type="string">
            <text:p>Dashboard.vue?98fa:207 485</text:p>
          </table:table-cell>
          <table:table-cell office:value-type="string" calcext:value-type="string">
            <text:p>Dashboard.vue?98fa:207 841</text:p>
          </table:table-cell>
          <table:table-cell/>
          <table:table-cell office:value-type="string" calcext:value-type="string">
            <text:p>Dashboard.vue?98fa:207 454</text:p>
          </table:table-cell>
          <table:table-cell office:value-type="string" calcext:value-type="string">
            <text:p>Dashboard.vue?98fa:207 520</text:p>
          </table:table-cell>
          <table:table-cell office:value-type="string" calcext:value-type="string">
            <text:p>Dashboard.vue?98fa:207 419</text:p>
          </table:table-cell>
          <table:table-cell office:value-type="string" calcext:value-type="string">
            <text:p>Dashboard.vue?98fa:207 4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7 2019-06-19T06:43:57.586Z</text:p>
          </table:table-cell>
          <table:table-cell office:value-type="string" calcext:value-type="string">
            <text:p>Dashboard.vue?98fa:207 2019-06-19T06:08:58.702Z</text:p>
          </table:table-cell>
          <table:table-cell office:value-type="string" calcext:value-type="string">
            <text:p>Dashboard.vue?98fa:207 2019-06-19T06:15:27.075Z</text:p>
          </table:table-cell>
          <table:table-cell office:value-type="string" calcext:value-type="string">
            <text:p>Dashboard.vue?98fa:208 2019-06-19T07:01:38.960Z</text:p>
          </table:table-cell>
          <table:table-cell/>
          <table:table-cell office:value-type="string" calcext:value-type="string">
            <text:p>Dashboard.vue?98fa:208 2019-06-19T07:20:11.204Z</text:p>
          </table:table-cell>
          <table:table-cell office:value-type="string" calcext:value-type="string">
            <text:p>Dashboard.vue?98fa:208 2019-06-19T07:18:13.027Z</text:p>
          </table:table-cell>
          <table:table-cell office:value-type="string" calcext:value-type="string">
            <text:p>Dashboard.vue?98fa:208 2019-06-19T07:05:23.886Z</text:p>
          </table:table-cell>
          <table:table-cell office:value-type="string" calcext:value-type="string">
            <text:p>Dashboard.vue?98fa:208 2019-06-19T07:08:55.009Z</text:p>
          </table:table-cell>
          <table:table-cell/>
          <table:table-cell office:value-type="string" calcext:value-type="string">
            <text:p>Dashboard.vue?98fa:208 2019-06-19T07:49:39.040Z</text:p>
          </table:table-cell>
          <table:table-cell office:value-type="string" calcext:value-type="string">
            <text:p>Dashboard.vue?98fa:208 2019-06-19T07:46:20.683Z</text:p>
          </table:table-cell>
          <table:table-cell office:value-type="string" calcext:value-type="string">
            <text:p>Dashboard.vue?98fa:208 2019-06-19T07:42:08.491Z</text:p>
          </table:table-cell>
          <table:table-cell office:value-type="string" calcext:value-type="string">
            <text:p>Dashboard.vue?98fa:208 2019-06-19T07:56:37.164Z</text:p>
          </table:table-cell>
          <table:table-cell/>
          <table:table-cell office:value-type="string" calcext:value-type="string">
            <text:p>Dashboard.vue?98fa:208 2019-06-19T07:38:28.953Z</text:p>
          </table:table-cell>
          <table:table-cell office:value-type="string" calcext:value-type="string">
            <text:p>Dashboard.vue?98fa:208 2019-06-19T07:36:41.058Z</text:p>
          </table:table-cell>
          <table:table-cell office:value-type="string" calcext:value-type="string">
            <text:p>Dashboard.vue?98fa:208 2019-06-19T07:23:51.616Z</text:p>
          </table:table-cell>
          <table:table-cell office:value-type="string" calcext:value-type="string">
            <text:p>Dashboard.vue?98fa:208 2019-06-19T07:28:49.598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4 tumpukan yang belum diterima : 42</text:p>
          </table:table-cell>
          <table:table-cell office:value-type="string" calcext:value-type="string">
            <text:p>Dashboard.vue?98fa:206 616</text:p>
          </table:table-cell>
          <table:table-cell office:value-type="string" calcext:value-type="string">
            <text:p>Dashboard.vue?98fa:206 746</text:p>
          </table:table-cell>
          <table:table-cell office:value-type="string" calcext:value-type="string">
            <text:p>Dashboard.vue?98fa:207 469</text:p>
          </table:table-cell>
          <table:table-cell/>
          <table:table-cell office:value-type="string" calcext:value-type="string">
            <text:p>Dashboard.vue?98fa:207 435</text:p>
          </table:table-cell>
          <table:table-cell office:value-type="string" calcext:value-type="string">
            <text:p>Dashboard.vue?98fa:207 1517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Dashboard.vue?98fa:207 542</text:p>
          </table:table-cell>
          <table:table-cell/>
          <table:table-cell office:value-type="string" calcext:value-type="string">
            <text:p>Dashboard.vue?98fa:215 tumpukan yang belum diterima : 42</text:p>
          </table:table-cell>
          <table:table-cell office:value-type="string" calcext:value-type="string">
            <text:p>Dashboard.vue?98fa:207 3083</text:p>
          </table:table-cell>
          <table:table-cell office:value-type="string" calcext:value-type="string">
            <text:p>Dashboard.vue?98fa:207 508</text:p>
          </table:table-cell>
          <table:table-cell office:value-type="string" calcext:value-type="string">
            <text:p>Dashboard.vue?98fa:207 512</text:p>
          </table:table-cell>
          <table:table-cell/>
          <table:table-cell office:value-type="string" calcext:value-type="string">
            <text:p>Dashboard.vue?98fa:207 456</text:p>
          </table:table-cell>
          <table:table-cell office:value-type="string" calcext:value-type="string">
            <text:p>Dashboard.vue?98fa:207 427</text:p>
          </table:table-cell>
          <table:table-cell office:value-type="string" calcext:value-type="string">
            <text:p>Dashboard.vue?98fa:207 438</text:p>
          </table:table-cell>
          <table:table-cell office:value-type="string" calcext:value-type="string">
            <text:p>Dashboard.vue?98fa:207 4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5 (42) ["2019-06-19T06:43:57.187Z", "2019-06-19T06:43:57.686Z", "2019-06-19T06:43:57.786Z", "2019-06-19T06:43:57.886Z", "2019-06-19T06:43:57.986Z", "2019-06-19T06:43:58.086Z", "2019-06-19T06:43:58.186Z", "2019-06-19T06:43:58.286Z", "2019-06-19T06:43:58.386Z", "2019-06-19T06:43:58.486Z", "2019-06-19T06:43:58.586Z", "2019-06-19T06:43:59.086Z", "2019-06-19T06:43:59.186Z", "2019-06-19T06:43:59.285Z", "2019-06-19T06:43:59.386Z", "2019-06-19T06:43:59.486Z", "2019-06-19T06:43:59.586Z", "2019-06-19T06:43:59.686Z", "2019-06-19T06:43:59.786Z", "2019-06-19T06:43:59.886Z", "2019-06-19T06:43:59.986Z", "2019-06-19T06:44:00.086Z", "2019-06-19T06:44:00.186Z", "2019-06-19T06:44:00.286Z", "2019-06-19T06:44:00.3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office:value-type="string" calcext:value-type="string">
            <text:p>Dashboard.vue?98fa:207 2019-06-19T06:08:59.202Z</text:p>
          </table:table-cell>
          <table:table-cell office:value-type="string" calcext:value-type="string">
            <text:p>Dashboard.vue?98fa:207 2019-06-19T06:15:28.076Z</text:p>
          </table:table-cell>
          <table:table-cell office:value-type="string" calcext:value-type="string">
            <text:p>Dashboard.vue?98fa:208 2019-06-19T07:01:43.960Z</text:p>
          </table:table-cell>
          <table:table-cell/>
          <table:table-cell office:value-type="string" calcext:value-type="string">
            <text:p>Dashboard.vue?98fa:208 2019-06-19T07:20:11.303Z</text:p>
          </table:table-cell>
          <table:table-cell office:value-type="string" calcext:value-type="string">
            <text:p>Dashboard.vue?98fa:208 2019-06-19T07:18:13.527Z</text:p>
          </table:table-cell>
          <table:table-cell office:value-type="string" calcext:value-type="string">
            <text:p>Dashboard.vue?98fa:208 2019-06-19T07:05:24.886Z</text:p>
          </table:table-cell>
          <table:table-cell office:value-type="string" calcext:value-type="string">
            <text:p>Dashboard.vue?98fa:208 2019-06-19T07:09:00.009Z</text:p>
          </table:table-cell>
          <table:table-cell/>
          <table:table-cell office:value-type="string" calcext:value-type="string">
            <text:p>Dashboard.vue?98fa:216 (42) ["2019-06-19T07:49:37.440Z", "2019-06-19T07:49:37.740Z", "2019-06-19T07:49:37.841Z", "2019-06-19T07:49:37.940Z", "2019-06-19T07:49:38.040Z", "2019-06-19T07:49:38.141Z", "2019-06-19T07:49:38.240Z", "2019-06-19T07:49:38.340Z", "2019-06-19T07:49:38.440Z", "2019-06-19T07:49:39.141Z", "2019-06-19T07:49:39.241Z", "2019-06-19T07:49:39.340Z", "2019-06-19T07:49:39.441Z", "2019-06-19T07:49:39.540Z", "2019-06-19T07:49:39.641Z", "2019-06-19T07:49:39.740Z", "2019-06-19T07:49:39.840Z", "2019-06-19T07:49:39.940Z", "2019-06-19T07:49:40.040Z", "2019-06-19T07:49:40.140Z", "2019-06-19T07:49:40.241Z", "2019-06-19T07:49:40.340Z", "2019-06-19T07:49:40.440Z", "2019-06-19T07:49:40.5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office:value-type="string" calcext:value-type="string">
            <text:p>Dashboard.vue?98fa:208 2019-06-19T07:46:21.683Z</text:p>
          </table:table-cell>
          <table:table-cell office:value-type="string" calcext:value-type="string">
            <text:p>Dashboard.vue?98fa:208 2019-06-19T07:42:09.491Z</text:p>
          </table:table-cell>
          <table:table-cell office:value-type="string" calcext:value-type="string">
            <text:p>Dashboard.vue?98fa:208 2019-06-19T07:56:42.164Z</text:p>
          </table:table-cell>
          <table:table-cell/>
          <table:table-cell office:value-type="string" calcext:value-type="string">
            <text:p>Dashboard.vue?98fa:208 2019-06-19T07:38:29.052Z</text:p>
          </table:table-cell>
          <table:table-cell office:value-type="string" calcext:value-type="string">
            <text:p>Dashboard.vue?98fa:208 2019-06-19T07:36:41.559Z</text:p>
          </table:table-cell>
          <table:table-cell office:value-type="string" calcext:value-type="string">
            <text:p>Dashboard.vue?98fa:208 2019-06-19T07:23:52.615Z</text:p>
          </table:table-cell>
          <table:table-cell office:value-type="string" calcext:value-type="string">
            <text:p>Dashboard.vue?98fa:208 2019-06-19T07:28:54.598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6 5587</text:p>
          </table:table-cell>
          <table:table-cell office:value-type="string" calcext:value-type="string">
            <text:p>Dashboard.vue?98fa:206 626</text:p>
          </table:table-cell>
          <table:table-cell office:value-type="string" calcext:value-type="string">
            <text:p>Dashboard.vue?98fa:206 454</text:p>
          </table:table-cell>
          <table:table-cell table:number-columns-repeated="2"/>
          <table:table-cell office:value-type="string" calcext:value-type="string">
            <text:p>Dashboard.vue?98fa:207 491</text:p>
          </table:table-cell>
          <table:table-cell office:value-type="string" calcext:value-type="string">
            <text:p>Dashboard.vue?98fa:207 1024</text:p>
          </table:table-cell>
          <table:table-cell office:value-type="string" calcext:value-type="string">
            <text:p>Dashboard.vue?98fa:207 2011</text:p>
          </table:table-cell>
          <table:table-cell office:value-type="string" calcext:value-type="string">
            <text:p>Dashboard.vue?98fa:207 563</text:p>
          </table:table-cell>
          <table:table-cell/>
          <table:table-cell office:value-type="string" calcext:value-type="string">
            <text:p>Dashboard.vue?98fa:207 17105</text:p>
          </table:table-cell>
          <table:table-cell office:value-type="string" calcext:value-type="string">
            <text:p>Dashboard.vue?98fa:207 2593</text:p>
          </table:table-cell>
          <table:table-cell office:value-type="string" calcext:value-type="string">
            <text:p>Dashboard.vue?98fa:207 559</text:p>
          </table:table-cell>
          <table:table-cell office:value-type="float" office:value="1011" calcext:value-type="float">
            <text:p>1011</text:p>
          </table:table-cell>
          <table:table-cell/>
          <table:table-cell office:value-type="string" calcext:value-type="string">
            <text:p>Dashboard.vue?98fa:207 458</text:p>
          </table:table-cell>
          <table:table-cell office:value-type="string" calcext:value-type="string">
            <text:p>Dashboard.vue?98fa:207 503</text:p>
          </table:table-cell>
          <table:table-cell office:value-type="string" calcext:value-type="string">
            <text:p>Dashboard.vue?98fa:207 528</text:p>
          </table:table-cell>
          <table:table-cell office:value-type="string" calcext:value-type="string">
            <text:p>Dashboard.vue?98fa:207 4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7 2019-06-19T06:43:59.086Z</text:p>
          </table:table-cell>
          <table:table-cell office:value-type="string" calcext:value-type="string">
            <text:p>Dashboard.vue?98fa:207 2019-06-19T06:08:59.703Z</text:p>
          </table:table-cell>
          <table:table-cell office:value-type="string" calcext:value-type="string">
            <text:p>Dashboard.vue?98fa:207 2019-06-19T06:15:29.075Z</text:p>
          </table:table-cell>
          <table:table-cell table:number-columns-repeated="2"/>
          <table:table-cell office:value-type="string" calcext:value-type="string">
            <text:p>Dashboard.vue?98fa:208 2019-06-19T07:20:11.403Z</text:p>
          </table:table-cell>
          <table:table-cell office:value-type="string" calcext:value-type="string">
            <text:p>Dashboard.vue?98fa:208 2019-06-19T07:18:14.028Z</text:p>
          </table:table-cell>
          <table:table-cell office:value-type="string" calcext:value-type="string">
            <text:p>Dashboard.vue?98fa:208 2019-06-19T07:05:25.885Z</text:p>
          </table:table-cell>
          <table:table-cell office:value-type="string" calcext:value-type="string">
            <text:p>Dashboard.vue?98fa:208 2019-06-19T07:09:05.009Z</text:p>
          </table:table-cell>
          <table:table-cell/>
          <table:table-cell office:value-type="string" calcext:value-type="string">
            <text:p>Dashboard.vue?98fa:208 2019-06-19T07:49:39.141Z</text:p>
          </table:table-cell>
          <table:table-cell office:value-type="string" calcext:value-type="string">
            <text:p>Dashboard.vue?98fa:208 2019-06-19T07:46:22.183Z</text:p>
          </table:table-cell>
          <table:table-cell office:value-type="string" calcext:value-type="string">
            <text:p>Dashboard.vue?98fa:208 2019-06-19T07:42:10.491Z</text:p>
          </table:table-cell>
          <table:table-cell office:value-type="string" calcext:value-type="string">
            <text:p>Dashboard.vue?98fa:208 2019-06-19T07:56:47.164Z</text:p>
          </table:table-cell>
          <table:table-cell/>
          <table:table-cell office:value-type="string" calcext:value-type="string">
            <text:p>Dashboard.vue?98fa:208 2019-06-19T07:38:29.153Z</text:p>
          </table:table-cell>
          <table:table-cell office:value-type="string" calcext:value-type="string">
            <text:p>Dashboard.vue?98fa:208 2019-06-19T07:36:42.059Z</text:p>
          </table:table-cell>
          <table:table-cell office:value-type="string" calcext:value-type="string">
            <text:p>Dashboard.vue?98fa:208 2019-06-19T07:23:53.615Z</text:p>
          </table:table-cell>
          <table:table-cell office:value-type="string" calcext:value-type="string">
            <text:p>Dashboard.vue?98fa:208 2019-06-19T07:28:59.598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4 tumpukan yang belum diterima : 41</text:p>
          </table:table-cell>
          <table:table-cell office:value-type="string" calcext:value-type="string">
            <text:p>Dashboard.vue?98fa:206 518</text:p>
          </table:table-cell>
          <table:table-cell office:value-type="string" calcext:value-type="string">
            <text:p>Dashboard.vue?98fa:206 496</text:p>
          </table:table-cell>
          <table:table-cell table:number-columns-repeated="2"/>
          <table:table-cell office:value-type="string" calcext:value-type="string">
            <text:p>Dashboard.vue?98fa:207 438</text:p>
          </table:table-cell>
          <table:table-cell office:value-type="string" calcext:value-type="string">
            <text:p>Dashboard.vue?98fa:207 817</text:p>
          </table:table-cell>
          <table:table-cell office:value-type="string" calcext:value-type="string">
            <text:p>Dashboard.vue?98fa:207 2396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string" calcext:value-type="string">
            <text:p>Dashboard.vue?98fa:215 tumpukan yang belum diterima : 41</text:p>
          </table:table-cell>
          <table:table-cell office:value-type="string" calcext:value-type="string">
            <text:p>Dashboard.vue?98fa:207 2190</text:p>
          </table:table-cell>
          <table:table-cell office:value-type="string" calcext:value-type="string">
            <text:p>Dashboard.vue?98fa:207 1050</text:p>
          </table:table-cell>
          <table:table-cell office:value-type="string" calcext:value-type="string">
            <text:p>Dashboard.vue?98fa:207 820</text:p>
          </table:table-cell>
          <table:table-cell/>
          <table:table-cell office:value-type="string" calcext:value-type="string">
            <text:p>Dashboard.vue?98fa:207 463</text:p>
          </table:table-cell>
          <table:table-cell office:value-type="string" calcext:value-type="string">
            <text:p>Dashboard.vue?98fa:207 503</text:p>
          </table:table-cell>
          <table:table-cell office:value-type="string" calcext:value-type="string">
            <text:p>Dashboard.vue?98fa:207 520</text:p>
          </table:table-cell>
          <table:table-cell office:value-type="string" calcext:value-type="string">
            <text:p>Dashboard.vue?98fa:207 47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5 (41) ["2019-06-19T06:43:57.187Z", "2019-06-19T06:43:57.686Z", "2019-06-19T06:43:57.786Z", "2019-06-19T06:43:57.886Z", "2019-06-19T06:43:57.986Z", "2019-06-19T06:43:58.086Z", "2019-06-19T06:43:58.186Z", "2019-06-19T06:43:58.286Z", "2019-06-19T06:43:58.386Z", "2019-06-19T06:43:58.486Z", "2019-06-19T06:43:58.586Z", "2019-06-19T06:43:59.186Z", "2019-06-19T06:43:59.285Z", "2019-06-19T06:43:59.386Z", "2019-06-19T06:43:59.486Z", "2019-06-19T06:43:59.586Z", "2019-06-19T06:43:59.686Z", "2019-06-19T06:43:59.786Z", "2019-06-19T06:43:59.886Z", "2019-06-19T06:43:59.986Z", "2019-06-19T06:44:00.086Z", "2019-06-19T06:44:00.186Z", "2019-06-19T06:44:00.286Z", "2019-06-19T06:44:00.3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office:value-type="string" calcext:value-type="string">
            <text:p>Dashboard.vue?98fa:207 2019-06-19T06:09:00.203Z</text:p>
          </table:table-cell>
          <table:table-cell office:value-type="string" calcext:value-type="string">
            <text:p>Dashboard.vue?98fa:207 2019-06-19T06:15:30.075Z</text:p>
          </table:table-cell>
          <table:table-cell table:number-columns-repeated="2"/>
          <table:table-cell office:value-type="string" calcext:value-type="string">
            <text:p>Dashboard.vue?98fa:208 2019-06-19T07:20:11.503Z</text:p>
          </table:table-cell>
          <table:table-cell office:value-type="string" calcext:value-type="string">
            <text:p>Dashboard.vue?98fa:208 2019-06-19T07:18:14.527Z</text:p>
          </table:table-cell>
          <table:table-cell office:value-type="string" calcext:value-type="string">
            <text:p>Dashboard.vue?98fa:208 2019-06-19T07:05:26.885Z</text:p>
          </table:table-cell>
          <table:table-cell office:value-type="string" calcext:value-type="string">
            <text:p>Dashboard.vue?98fa:208 2019-06-19T07:09:10.009Z</text:p>
          </table:table-cell>
          <table:table-cell/>
          <table:table-cell office:value-type="string" calcext:value-type="string">
            <text:p>Dashboard.vue?98fa:216 (41) ["2019-06-19T07:49:37.440Z", "2019-06-19T07:49:37.740Z", "2019-06-19T07:49:37.841Z", "2019-06-19T07:49:37.940Z", "2019-06-19T07:49:38.040Z", "2019-06-19T07:49:38.141Z", "2019-06-19T07:49:38.240Z", "2019-06-19T07:49:38.340Z", "2019-06-19T07:49:38.440Z", "2019-06-19T07:49:39.241Z", "2019-06-19T07:49:39.340Z", "2019-06-19T07:49:39.441Z", "2019-06-19T07:49:39.540Z", "2019-06-19T07:49:39.641Z", "2019-06-19T07:49:39.740Z", "2019-06-19T07:49:39.840Z", "2019-06-19T07:49:39.940Z", "2019-06-19T07:49:40.040Z", "2019-06-19T07:49:40.140Z", "2019-06-19T07:49:40.241Z", "2019-06-19T07:49:40.340Z", "2019-06-19T07:49:40.440Z", "2019-06-19T07:49:40.5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office:value-type="string" calcext:value-type="string">
            <text:p>Dashboard.vue?98fa:208 2019-06-19T07:46:23.183Z</text:p>
          </table:table-cell>
          <table:table-cell office:value-type="string" calcext:value-type="string">
            <text:p>Dashboard.vue?98fa:208 2019-06-19T07:42:11.491Z</text:p>
          </table:table-cell>
          <table:table-cell office:value-type="string" calcext:value-type="string">
            <text:p>Dashboard.vue?98fa:208 2019-06-19T07:56:52.164Z</text:p>
          </table:table-cell>
          <table:table-cell/>
          <table:table-cell office:value-type="string" calcext:value-type="string">
            <text:p>Dashboard.vue?98fa:208 2019-06-19T07:38:29.253Z</text:p>
          </table:table-cell>
          <table:table-cell office:value-type="string" calcext:value-type="string">
            <text:p>Dashboard.vue?98fa:208 2019-06-19T07:36:42.559Z</text:p>
          </table:table-cell>
          <table:table-cell office:value-type="string" calcext:value-type="string">
            <text:p>Dashboard.vue?98fa:208 2019-06-19T07:23:54.615Z</text:p>
          </table:table-cell>
          <table:table-cell office:value-type="string" calcext:value-type="string">
            <text:p>Dashboard.vue?98fa:208 2019-06-19T07:29:04.598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6 5505</text:p>
          </table:table-cell>
          <table:table-cell office:value-type="string" calcext:value-type="string">
            <text:p>Dashboard.vue?98fa:206 531</text:p>
          </table:table-cell>
          <table:table-cell office:value-type="string" calcext:value-type="string">
            <text:p>Dashboard.vue?98fa:206 515</text:p>
          </table:table-cell>
          <table:table-cell table:number-columns-repeated="2"/>
          <table:table-cell office:value-type="string" calcext:value-type="string">
            <text:p>Dashboard.vue?98fa:207 496</text:p>
          </table:table-cell>
          <table:table-cell office:value-type="string" calcext:value-type="string">
            <text:p>Dashboard.vue?98fa:207 544</text:p>
          </table:table-cell>
          <table:table-cell office:value-type="string" calcext:value-type="string">
            <text:p>Dashboard.vue?98fa:207 1402</text:p>
          </table:table-cell>
          <table:table-cell office:value-type="string" calcext:value-type="string">
            <text:p>Dashboard.vue?98fa:207 1007</text:p>
          </table:table-cell>
          <table:table-cell/>
          <table:table-cell office:value-type="string" calcext:value-type="string">
            <text:p>Dashboard.vue?98fa:207 17486</text:p>
          </table:table-cell>
          <table:table-cell office:value-type="string" calcext:value-type="string">
            <text:p>Dashboard.vue?98fa:207 2701</text:p>
          </table:table-cell>
          <table:table-cell office:value-type="string" calcext:value-type="string">
            <text:p>Dashboard.vue?98fa:207 668</text:p>
          </table:table-cell>
          <table:table-cell office:value-type="string" calcext:value-type="string">
            <text:p>Dashboard.vue?98fa:207 959</text:p>
          </table:table-cell>
          <table:table-cell/>
          <table:table-cell office:value-type="string" calcext:value-type="string">
            <text:p>Dashboard.vue?98fa:207 413</text:p>
          </table:table-cell>
          <table:table-cell office:value-type="string" calcext:value-type="string">
            <text:p>Dashboard.vue?98fa:207 504</text:p>
          </table:table-cell>
          <table:table-cell office:value-type="string" calcext:value-type="string">
            <text:p>Dashboard.vue?98fa:207 824</text:p>
          </table:table-cell>
          <table:table-cell office:value-type="string" calcext:value-type="string">
            <text:p>Dashboard.vue?98fa:207 8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7 2019-06-19T06:43:59.186Z</text:p>
          </table:table-cell>
          <table:table-cell office:value-type="string" calcext:value-type="string">
            <text:p>Dashboard.vue?98fa:207 2019-06-19T06:09:00.703Z</text:p>
          </table:table-cell>
          <table:table-cell office:value-type="string" calcext:value-type="string">
            <text:p>Dashboard.vue?98fa:207 2019-06-19T06:15:31.076Z</text:p>
          </table:table-cell>
          <table:table-cell table:number-columns-repeated="2"/>
          <table:table-cell office:value-type="string" calcext:value-type="string">
            <text:p>Dashboard.vue?98fa:208 2019-06-19T07:20:11.603Z</text:p>
          </table:table-cell>
          <table:table-cell office:value-type="string" calcext:value-type="string">
            <text:p>Dashboard.vue?98fa:208 2019-06-19T07:18:15.028Z</text:p>
          </table:table-cell>
          <table:table-cell office:value-type="string" calcext:value-type="string">
            <text:p>Dashboard.vue?98fa:208 2019-06-19T07:05:27.886Z</text:p>
          </table:table-cell>
          <table:table-cell office:value-type="string" calcext:value-type="string">
            <text:p>Dashboard.vue?98fa:208 2019-06-19T07:09:15.009Z</text:p>
          </table:table-cell>
          <table:table-cell/>
          <table:table-cell office:value-type="string" calcext:value-type="string">
            <text:p>Dashboard.vue?98fa:208 2019-06-19T07:49:39.241Z</text:p>
          </table:table-cell>
          <table:table-cell office:value-type="string" calcext:value-type="string">
            <text:p>Dashboard.vue?98fa:208 2019-06-19T07:46:22.683Z</text:p>
          </table:table-cell>
          <table:table-cell office:value-type="string" calcext:value-type="string">
            <text:p>Dashboard.vue?98fa:208 2019-06-19T07:42:12.490Z</text:p>
          </table:table-cell>
          <table:table-cell office:value-type="string" calcext:value-type="string">
            <text:p>Dashboard.vue?98fa:208 2019-06-19T07:56:57.165Z</text:p>
          </table:table-cell>
          <table:table-cell/>
          <table:table-cell office:value-type="string" calcext:value-type="string">
            <text:p>Dashboard.vue?98fa:208 2019-06-19T07:38:29.352Z</text:p>
          </table:table-cell>
          <table:table-cell office:value-type="string" calcext:value-type="string">
            <text:p>Dashboard.vue?98fa:208 2019-06-19T07:36:43.058Z</text:p>
          </table:table-cell>
          <table:table-cell office:value-type="string" calcext:value-type="string">
            <text:p>Dashboard.vue?98fa:208 2019-06-19T07:23:55.615Z</text:p>
          </table:table-cell>
          <table:table-cell office:value-type="string" calcext:value-type="string">
            <text:p>Dashboard.vue?98fa:208 2019-06-19T07:29:09.598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4 tumpukan yang belum diterima : 40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Dashboard.vue?98fa:206 639</text:p>
          </table:table-cell>
          <table:table-cell table:number-columns-repeated="2"/>
          <table:table-cell office:value-type="string" calcext:value-type="string">
            <text:p>Dashboard.vue?98fa:207 436</text:p>
          </table:table-cell>
          <table:table-cell office:value-type="string" calcext:value-type="string">
            <text:p>Dashboard.vue?98fa:207 575</text:p>
          </table:table-cell>
          <table:table-cell office:value-type="string" calcext:value-type="string">
            <text:p>Dashboard.vue?98fa:207 512</text:p>
          </table:table-cell>
          <table:table-cell office:value-type="string" calcext:value-type="string">
            <text:p>Dashboard.vue?98fa:207 598</text:p>
          </table:table-cell>
          <table:table-cell/>
          <table:table-cell office:value-type="string" calcext:value-type="string">
            <text:p>Dashboard.vue?98fa:215 tumpukan yang belum diterima : 40</text:p>
          </table:table-cell>
          <table:table-cell office:value-type="string" calcext:value-type="string">
            <text:p>Dashboard.vue?98fa:207 1803</text:p>
          </table:table-cell>
          <table:table-cell office:value-type="string" calcext:value-type="string">
            <text:p>Dashboard.vue?98fa:207 587</text:p>
          </table:table-cell>
          <table:table-cell office:value-type="string" calcext:value-type="string">
            <text:p>Dashboard.vue?98fa:207 464</text:p>
          </table:table-cell>
          <table:table-cell/>
          <table:table-cell office:value-type="string" calcext:value-type="string">
            <text:p>Dashboard.vue?98fa:207 466</text:p>
          </table:table-cell>
          <table:table-cell office:value-type="string" calcext:value-type="string">
            <text:p>Dashboard.vue?98fa:207 506</text:p>
          </table:table-cell>
          <table:table-cell office:value-type="string" calcext:value-type="string">
            <text:p>Dashboard.vue?98fa:207 426</text:p>
          </table:table-cell>
          <table:table-cell office:value-type="string" calcext:value-type="string">
            <text:p>Dashboard.vue?98fa:207 42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5 (40) ["2019-06-19T06:43:57.187Z", "2019-06-19T06:43:57.686Z", "2019-06-19T06:43:57.786Z", "2019-06-19T06:43:57.886Z", "2019-06-19T06:43:57.986Z", "2019-06-19T06:43:58.086Z", "2019-06-19T06:43:58.186Z", "2019-06-19T06:43:58.286Z", "2019-06-19T06:43:58.386Z", "2019-06-19T06:43:58.486Z", "2019-06-19T06:43:58.586Z", "2019-06-19T06:43:59.285Z", "2019-06-19T06:43:59.386Z", "2019-06-19T06:43:59.486Z", "2019-06-19T06:43:59.586Z", "2019-06-19T06:43:59.686Z", "2019-06-19T06:43:59.786Z", "2019-06-19T06:43:59.886Z", "2019-06-19T06:43:59.986Z", "2019-06-19T06:44:00.086Z", "2019-06-19T06:44:00.186Z", "2019-06-19T06:44:00.286Z", "2019-06-19T06:44:00.3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office:value-type="string" calcext:value-type="string">
            <text:p>Dashboard.vue?98fa:207 2019-06-19T06:09:01.203Z</text:p>
          </table:table-cell>
          <table:table-cell office:value-type="string" calcext:value-type="string">
            <text:p>Dashboard.vue?98fa:207 2019-06-19T06:15:32.076Z</text:p>
          </table:table-cell>
          <table:table-cell table:number-columns-repeated="2"/>
          <table:table-cell office:value-type="string" calcext:value-type="string">
            <text:p>Dashboard.vue?98fa:208 2019-06-19T07:20:11.703Z</text:p>
          </table:table-cell>
          <table:table-cell office:value-type="string" calcext:value-type="string">
            <text:p>Dashboard.vue?98fa:208 2019-06-19T07:18:15.527Z</text:p>
          </table:table-cell>
          <table:table-cell office:value-type="string" calcext:value-type="string">
            <text:p>Dashboard.vue?98fa:208 2019-06-19T07:05:28.886Z</text:p>
          </table:table-cell>
          <table:table-cell office:value-type="string" calcext:value-type="string">
            <text:p>Dashboard.vue?98fa:208 2019-06-19T07:09:20.009Z</text:p>
          </table:table-cell>
          <table:table-cell/>
          <table:table-cell office:value-type="string" calcext:value-type="string">
            <text:p>Dashboard.vue?98fa:216 (40) ["2019-06-19T07:49:37.440Z", "2019-06-19T07:49:37.740Z", "2019-06-19T07:49:37.841Z", "2019-06-19T07:49:37.940Z", "2019-06-19T07:49:38.040Z", "2019-06-19T07:49:38.141Z", "2019-06-19T07:49:38.240Z", "2019-06-19T07:49:38.340Z", "2019-06-19T07:49:38.440Z", "2019-06-19T07:49:39.340Z", "2019-06-19T07:49:39.441Z", "2019-06-19T07:49:39.540Z", "2019-06-19T07:49:39.641Z", "2019-06-19T07:49:39.740Z", "2019-06-19T07:49:39.840Z", "2019-06-19T07:49:39.940Z", "2019-06-19T07:49:40.040Z", "2019-06-19T07:49:40.140Z", "2019-06-19T07:49:40.241Z", "2019-06-19T07:49:40.340Z", "2019-06-19T07:49:40.440Z", "2019-06-19T07:49:40.5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office:value-type="string" calcext:value-type="string">
            <text:p>Dashboard.vue?98fa:208 2019-06-19T07:46:24.182Z</text:p>
          </table:table-cell>
          <table:table-cell office:value-type="string" calcext:value-type="string">
            <text:p>Dashboard.vue?98fa:208 2019-06-19T07:42:13.491Z</text:p>
          </table:table-cell>
          <table:table-cell office:value-type="string" calcext:value-type="string">
            <text:p>Dashboard.vue?98fa:208 2019-06-19T07:57:02.164Z</text:p>
          </table:table-cell>
          <table:table-cell/>
          <table:table-cell office:value-type="string" calcext:value-type="string">
            <text:p>Dashboard.vue?98fa:208 2019-06-19T07:38:29.453Z</text:p>
          </table:table-cell>
          <table:table-cell office:value-type="string" calcext:value-type="string">
            <text:p>Dashboard.vue?98fa:208 2019-06-19T07:36:43.558Z</text:p>
          </table:table-cell>
          <table:table-cell office:value-type="string" calcext:value-type="string">
            <text:p>Dashboard.vue?98fa:208 2019-06-19T07:23:56.615Z</text:p>
          </table:table-cell>
          <table:table-cell office:value-type="string" calcext:value-type="string">
            <text:p>Dashboard.vue?98fa:208 2019-06-19T07:29:14.598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6 5422</text:p>
          </table:table-cell>
          <table:table-cell office:value-type="string" calcext:value-type="string">
            <text:p>Dashboard.vue?98fa:206 446</text:p>
          </table:table-cell>
          <table:table-cell office:value-type="string" calcext:value-type="string">
            <text:p>Dashboard.vue?98fa:206 1081</text:p>
          </table:table-cell>
          <table:table-cell table:number-columns-repeated="2"/>
          <table:table-cell office:value-type="string" calcext:value-type="string">
            <text:p>Dashboard.vue?98fa:207 501</text:p>
          </table:table-cell>
          <table:table-cell office:value-type="string" calcext:value-type="string">
            <text:p>Dashboard.vue?98fa:207 897</text:p>
          </table:table-cell>
          <table:table-cell office:value-type="string" calcext:value-type="string">
            <text:p>Dashboard.vue?98fa:207 581</text:p>
          </table:table-cell>
          <table:table-cell office:value-type="string" calcext:value-type="string">
            <text:p>Dashboard.vue?98fa:207 531</text:p>
          </table:table-cell>
          <table:table-cell/>
          <table:table-cell office:value-type="string" calcext:value-type="string">
            <text:p>Dashboard.vue?98fa:207 17405</text:p>
          </table:table-cell>
          <table:table-cell office:value-type="string" calcext:value-type="string">
            <text:p>Dashboard.vue?98fa:207 2321</text:p>
          </table:table-cell>
          <table:table-cell office:value-type="string" calcext:value-type="string">
            <text:p>Dashboard.vue?98fa:207 536</text:p>
          </table:table-cell>
          <table:table-cell office:value-type="string" calcext:value-type="string">
            <text:p>Dashboard.vue?98fa:207 996</text:p>
          </table:table-cell>
          <table:table-cell/>
          <table:table-cell office:value-type="string" calcext:value-type="string">
            <text:p>Dashboard.vue?98fa:207 409</text:p>
          </table:table-cell>
          <table:table-cell office:value-type="string" calcext:value-type="string">
            <text:p>Dashboard.vue?98fa:207 503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Dashboard.vue?98fa:207 5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7 2019-06-19T06:43:59.285Z</text:p>
          </table:table-cell>
          <table:table-cell office:value-type="string" calcext:value-type="string">
            <text:p>Dashboard.vue?98fa:207 2019-06-19T06:09:01.702Z</text:p>
          </table:table-cell>
          <table:table-cell office:value-type="string" calcext:value-type="string">
            <text:p>Dashboard.vue?98fa:207 2019-06-19T06:15:33.076Z</text:p>
          </table:table-cell>
          <table:table-cell table:number-columns-repeated="2"/>
          <table:table-cell office:value-type="string" calcext:value-type="string">
            <text:p>Dashboard.vue?98fa:208 2019-06-19T07:20:11.803Z</text:p>
          </table:table-cell>
          <table:table-cell office:value-type="string" calcext:value-type="string">
            <text:p>Dashboard.vue?98fa:208 2019-06-19T07:18:16.027Z</text:p>
          </table:table-cell>
          <table:table-cell office:value-type="string" calcext:value-type="string">
            <text:p>Dashboard.vue?98fa:208 2019-06-19T07:05:29.885Z</text:p>
          </table:table-cell>
          <table:table-cell office:value-type="string" calcext:value-type="string">
            <text:p>Dashboard.vue?98fa:208 2019-06-19T07:09:25.009Z</text:p>
          </table:table-cell>
          <table:table-cell/>
          <table:table-cell office:value-type="string" calcext:value-type="string">
            <text:p>Dashboard.vue?98fa:208 2019-06-19T07:49:39.340Z</text:p>
          </table:table-cell>
          <table:table-cell office:value-type="string" calcext:value-type="string">
            <text:p>Dashboard.vue?98fa:208 2019-06-19T07:46:23.683Z</text:p>
          </table:table-cell>
          <table:table-cell office:value-type="string" calcext:value-type="string">
            <text:p>Dashboard.vue?98fa:208 2019-06-19T07:42:14.491Z</text:p>
          </table:table-cell>
          <table:table-cell office:value-type="string" calcext:value-type="string">
            <text:p>Dashboard.vue?98fa:208 2019-06-19T07:57:07.164Z</text:p>
          </table:table-cell>
          <table:table-cell/>
          <table:table-cell office:value-type="string" calcext:value-type="string">
            <text:p>Dashboard.vue?98fa:208 2019-06-19T07:38:29.555Z</text:p>
          </table:table-cell>
          <table:table-cell office:value-type="string" calcext:value-type="string">
            <text:p>Dashboard.vue?98fa:208 2019-06-19T07:36:44.059Z</text:p>
          </table:table-cell>
          <table:table-cell office:value-type="string" calcext:value-type="string">
            <text:p>Dashboard.vue?98fa:208 2019-06-19T07:23:57.616Z</text:p>
          </table:table-cell>
          <table:table-cell office:value-type="string" calcext:value-type="string">
            <text:p>Dashboard.vue?98fa:208 2019-06-19T07:29:19.598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4 tumpukan yang belum diterima : 39</text:p>
          </table:table-cell>
          <table:table-cell office:value-type="string" calcext:value-type="string">
            <text:p>Dashboard.vue?98fa:206 466</text:p>
          </table:table-cell>
          <table:table-cell office:value-type="string" calcext:value-type="string">
            <text:p>Dashboard.vue?98fa:206 688</text:p>
          </table:table-cell>
          <table:table-cell table:number-columns-repeated="2"/>
          <table:table-cell office:value-type="string" calcext:value-type="string">
            <text:p>Dashboard.vue?98fa:207 496</text:p>
          </table:table-cell>
          <table:table-cell office:value-type="string" calcext:value-type="string">
            <text:p>Dashboard.vue?98fa:207 604</text:p>
          </table:table-cell>
          <table:table-cell office:value-type="string" calcext:value-type="string">
            <text:p>Dashboard.vue?98fa:207 467</text:p>
          </table:table-cell>
          <table:table-cell office:value-type="string" calcext:value-type="string">
            <text:p>Dashboard.vue?98fa:207 732</text:p>
          </table:table-cell>
          <table:table-cell/>
          <table:table-cell office:value-type="string" calcext:value-type="string">
            <text:p>Dashboard.vue?98fa:215 tumpukan yang belum diterima : 39</text:p>
          </table:table-cell>
          <table:table-cell office:value-type="string" calcext:value-type="string">
            <text:p>Dashboard.vue?98fa:207 1917</text:p>
          </table:table-cell>
          <table:table-cell office:value-type="string" calcext:value-type="string">
            <text:p>Dashboard.vue?98fa:207 736</text:p>
          </table:table-cell>
          <table:table-cell office:value-type="string" calcext:value-type="string">
            <text:p>Dashboard.vue?98fa:207 583</text:p>
          </table:table-cell>
          <table:table-cell/>
          <table:table-cell office:value-type="string" calcext:value-type="string">
            <text:p>Dashboard.vue?98fa:207 473</text:p>
          </table:table-cell>
          <table:table-cell office:value-type="string" calcext:value-type="string">
            <text:p>Dashboard.vue?98fa:207 501</text:p>
          </table:table-cell>
          <table:table-cell office:value-type="string" calcext:value-type="string">
            <text:p>Dashboard.vue?98fa:207 477</text:p>
          </table:table-cell>
          <table:table-cell office:value-type="string" calcext:value-type="string">
            <text:p>Dashboard.vue?98fa:207 4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5 (39) ["2019-06-19T06:43:57.187Z", "2019-06-19T06:43:57.686Z", "2019-06-19T06:43:57.786Z", "2019-06-19T06:43:57.886Z", "2019-06-19T06:43:57.986Z", "2019-06-19T06:43:58.086Z", "2019-06-19T06:43:58.186Z", "2019-06-19T06:43:58.286Z", "2019-06-19T06:43:58.386Z", "2019-06-19T06:43:58.486Z", "2019-06-19T06:43:58.586Z", "2019-06-19T06:43:59.386Z", "2019-06-19T06:43:59.486Z", "2019-06-19T06:43:59.586Z", "2019-06-19T06:43:59.686Z", "2019-06-19T06:43:59.786Z", "2019-06-19T06:43:59.886Z", "2019-06-19T06:43:59.986Z", "2019-06-19T06:44:00.086Z", "2019-06-19T06:44:00.186Z", "2019-06-19T06:44:00.286Z", "2019-06-19T06:44:00.3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office:value-type="string" calcext:value-type="string">
            <text:p>Dashboard.vue?98fa:207 2019-06-19T06:09:02.202Z</text:p>
          </table:table-cell>
          <table:table-cell office:value-type="string" calcext:value-type="string">
            <text:p>Dashboard.vue?98fa:207 2019-06-19T06:15:34.075Z</text:p>
          </table:table-cell>
          <table:table-cell table:number-columns-repeated="2"/>
          <table:table-cell office:value-type="string" calcext:value-type="string">
            <text:p>Dashboard.vue?98fa:208 2019-06-19T07:20:11.911Z</text:p>
          </table:table-cell>
          <table:table-cell office:value-type="string" calcext:value-type="string">
            <text:p>Dashboard.vue?98fa:208 2019-06-19T07:18:16.527Z</text:p>
          </table:table-cell>
          <table:table-cell office:value-type="string" calcext:value-type="string">
            <text:p>Dashboard.vue?98fa:208 2019-06-19T07:05:30.886Z</text:p>
          </table:table-cell>
          <table:table-cell office:value-type="string" calcext:value-type="string">
            <text:p>Dashboard.vue?98fa:208 2019-06-19T07:09:30.009Z</text:p>
          </table:table-cell>
          <table:table-cell/>
          <table:table-cell office:value-type="string" calcext:value-type="string">
            <text:p>Dashboard.vue?98fa:216 (39) ["2019-06-19T07:49:37.440Z", "2019-06-19T07:49:37.740Z", "2019-06-19T07:49:37.841Z", "2019-06-19T07:49:37.940Z", "2019-06-19T07:49:38.040Z", "2019-06-19T07:49:38.141Z", "2019-06-19T07:49:38.240Z", "2019-06-19T07:49:38.340Z", "2019-06-19T07:49:38.440Z", "2019-06-19T07:49:39.441Z", "2019-06-19T07:49:39.540Z", "2019-06-19T07:49:39.641Z", "2019-06-19T07:49:39.740Z", "2019-06-19T07:49:39.840Z", "2019-06-19T07:49:39.940Z", "2019-06-19T07:49:40.040Z", "2019-06-19T07:49:40.140Z", "2019-06-19T07:49:40.241Z", "2019-06-19T07:49:40.340Z", "2019-06-19T07:49:40.440Z", "2019-06-19T07:49:40.5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office:value-type="string" calcext:value-type="string">
            <text:p>Dashboard.vue?98fa:208 2019-06-19T07:46:24.683Z</text:p>
          </table:table-cell>
          <table:table-cell office:value-type="string" calcext:value-type="string">
            <text:p>Dashboard.vue?98fa:208 2019-06-19T07:42:15.490Z</text:p>
          </table:table-cell>
          <table:table-cell office:value-type="string" calcext:value-type="string">
            <text:p>Dashboard.vue?98fa:208 2019-06-19T07:57:12.164Z</text:p>
          </table:table-cell>
          <table:table-cell/>
          <table:table-cell office:value-type="string" calcext:value-type="string">
            <text:p>Dashboard.vue?98fa:208 2019-06-19T07:38:29.652Z</text:p>
          </table:table-cell>
          <table:table-cell office:value-type="string" calcext:value-type="string">
            <text:p>Dashboard.vue?98fa:208 2019-06-19T07:36:44.559Z</text:p>
          </table:table-cell>
          <table:table-cell office:value-type="string" calcext:value-type="string">
            <text:p>Dashboard.vue?98fa:208 2019-06-19T07:23:58.615Z</text:p>
          </table:table-cell>
          <table:table-cell office:value-type="string" calcext:value-type="string">
            <text:p>Dashboard.vue?98fa:208 2019-06-19T07:29:24.598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6 5577</text:p>
          </table:table-cell>
          <table:table-cell office:value-type="string" calcext:value-type="string">
            <text:p>Dashboard.vue?98fa:206 479</text:p>
          </table:table-cell>
          <table:table-cell office:value-type="string" calcext:value-type="string">
            <text:p>Dashboard.vue?98fa:206 611</text:p>
          </table:table-cell>
          <table:table-cell table:number-columns-repeated="2"/>
          <table:table-cell office:value-type="string" calcext:value-type="string">
            <text:p>Dashboard.vue?98fa:207 438</text:p>
          </table:table-cell>
          <table:table-cell office:value-type="string" calcext:value-type="string">
            <text:p>Dashboard.vue?98fa:207 10810</text:p>
          </table:table-cell>
          <table:table-cell office:value-type="string" calcext:value-type="string">
            <text:p>Dashboard.vue?98fa:207 599</text:p>
          </table:table-cell>
          <table:table-cell office:value-type="string" calcext:value-type="string">
            <text:p>Dashboard.vue?98fa:207 456</text:p>
          </table:table-cell>
          <table:table-cell/>
          <table:table-cell office:value-type="string" calcext:value-type="string">
            <text:p>Dashboard.vue?98fa:207 18102</text:p>
          </table:table-cell>
          <table:table-cell office:value-type="string" calcext:value-type="string">
            <text:p>Dashboard.vue?98fa:207 2647</text:p>
          </table:table-cell>
          <table:table-cell office:value-type="string" calcext:value-type="string">
            <text:p>Dashboard.vue?98fa:207 471</text:p>
          </table:table-cell>
          <table:table-cell office:value-type="string" calcext:value-type="string">
            <text:p>Dashboard.vue?98fa:207 1047</text:p>
          </table:table-cell>
          <table:table-cell/>
          <table:table-cell office:value-type="string" calcext:value-type="string">
            <text:p>Dashboard.vue?98fa:207 412</text:p>
          </table:table-cell>
          <table:table-cell office:value-type="string" calcext:value-type="string">
            <text:p>Dashboard.vue?98fa:207 513</text:p>
          </table:table-cell>
          <table:table-cell office:value-type="string" calcext:value-type="string">
            <text:p>Dashboard.vue?98fa:207 817</text:p>
          </table:table-cell>
          <table:table-cell office:value-type="string" calcext:value-type="string">
            <text:p>Dashboard.vue?98fa:207 4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7 2019-06-19T06:43:59.386Z</text:p>
          </table:table-cell>
          <table:table-cell office:value-type="string" calcext:value-type="string">
            <text:p>Dashboard.vue?98fa:207 2019-06-19T06:09:02.702Z</text:p>
          </table:table-cell>
          <table:table-cell office:value-type="string" calcext:value-type="string">
            <text:p>Dashboard.vue?98fa:207 2019-06-19T06:15:35.075Z</text:p>
          </table:table-cell>
          <table:table-cell table:number-columns-repeated="2"/>
          <table:table-cell office:value-type="string" calcext:value-type="string">
            <text:p>Dashboard.vue?98fa:208 2019-06-19T07:20:12.003Z</text:p>
          </table:table-cell>
          <table:table-cell office:value-type="string" calcext:value-type="string">
            <text:p>Dashboard.vue?98fa:208 2019-06-19T07:18:17.028Z</text:p>
          </table:table-cell>
          <table:table-cell office:value-type="string" calcext:value-type="string">
            <text:p>Dashboard.vue?98fa:208 2019-06-19T07:05:31.886Z</text:p>
          </table:table-cell>
          <table:table-cell office:value-type="string" calcext:value-type="string">
            <text:p>Dashboard.vue?98fa:208 2019-06-19T07:09:35.009Z</text:p>
          </table:table-cell>
          <table:table-cell/>
          <table:table-cell office:value-type="string" calcext:value-type="string">
            <text:p>Dashboard.vue?98fa:208 2019-06-19T07:49:39.441Z</text:p>
          </table:table-cell>
          <table:table-cell office:value-type="string" calcext:value-type="string">
            <text:p>Dashboard.vue?98fa:208 2019-06-19T07:46:25.183Z</text:p>
          </table:table-cell>
          <table:table-cell office:value-type="string" calcext:value-type="string">
            <text:p>Dashboard.vue?98fa:208 2019-06-19T07:42:16.491Z</text:p>
          </table:table-cell>
          <table:table-cell office:value-type="string" calcext:value-type="string">
            <text:p>Dashboard.vue?98fa:208 2019-06-19T07:57:17.164Z</text:p>
          </table:table-cell>
          <table:table-cell/>
          <table:table-cell office:value-type="string" calcext:value-type="string">
            <text:p>Dashboard.vue?98fa:208 2019-06-19T07:38:29.753Z</text:p>
          </table:table-cell>
          <table:table-cell office:value-type="string" calcext:value-type="string">
            <text:p>Dashboard.vue?98fa:208 2019-06-19T07:36:45.059Z</text:p>
          </table:table-cell>
          <table:table-cell office:value-type="string" calcext:value-type="string">
            <text:p>Dashboard.vue?98fa:208 2019-06-19T07:23:59.615Z</text:p>
          </table:table-cell>
          <table:table-cell office:value-type="string" calcext:value-type="string">
            <text:p>Dashboard.vue?98fa:208 2019-06-19T07:29:29.598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4 tumpukan yang belum diterima : 38</text:p>
          </table:table-cell>
          <table:table-cell office:value-type="string" calcext:value-type="string">
            <text:p>Dashboard.vue?98fa:206 491</text:p>
          </table:table-cell>
          <table:table-cell office:value-type="string" calcext:value-type="string">
            <text:p>Dashboard.vue?98fa:206 1144</text:p>
          </table:table-cell>
          <table:table-cell table:number-columns-repeated="2"/>
          <table:table-cell office:value-type="string" calcext:value-type="string">
            <text:p>Dashboard.vue?98fa:207 509</text:p>
          </table:table-cell>
          <table:table-cell office:value-type="string" calcext:value-type="string">
            <text:p>Dashboard.vue?98fa:207 10460</text:p>
          </table:table-cell>
          <table:table-cell office:value-type="string" calcext:value-type="string">
            <text:p>Dashboard.vue?98fa:207 3013</text:p>
          </table:table-cell>
          <table:table-cell office:value-type="string" calcext:value-type="string">
            <text:p>Dashboard.vue?98fa:207 505</text:p>
          </table:table-cell>
          <table:table-cell/>
          <table:table-cell office:value-type="string" calcext:value-type="string">
            <text:p>Dashboard.vue?98fa:215 tumpukan yang belum diterima : 38</text:p>
          </table:table-cell>
          <table:table-cell office:value-type="string" calcext:value-type="string">
            <text:p>Dashboard.vue?98fa:207 1158</text:p>
          </table:table-cell>
          <table:table-cell office:value-type="string" calcext:value-type="string">
            <text:p>Dashboard.vue?98fa:207 991</text:p>
          </table:table-cell>
          <table:table-cell office:value-type="string" calcext:value-type="string">
            <text:p>Dashboard.vue?98fa:207 781</text:p>
          </table:table-cell>
          <table:table-cell/>
          <table:table-cell office:value-type="string" calcext:value-type="string">
            <text:p>Dashboard.vue?98fa:207 480</text:p>
          </table:table-cell>
          <table:table-cell office:value-type="string" calcext:value-type="string">
            <text:p>Dashboard.vue?98fa:207 525</text:p>
          </table:table-cell>
          <table:table-cell office:value-type="string" calcext:value-type="string">
            <text:p>Dashboard.vue?98fa:207 420</text:p>
          </table:table-cell>
          <table:table-cell office:value-type="string" calcext:value-type="string">
            <text:p>Dashboard.vue?98fa:207 6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5 (38) ["2019-06-19T06:43:57.187Z", "2019-06-19T06:43:57.686Z", "2019-06-19T06:43:57.786Z", "2019-06-19T06:43:57.886Z", "2019-06-19T06:43:57.986Z", "2019-06-19T06:43:58.086Z", "2019-06-19T06:43:58.186Z", "2019-06-19T06:43:58.286Z", "2019-06-19T06:43:58.386Z", "2019-06-19T06:43:58.486Z", "2019-06-19T06:43:58.586Z", "2019-06-19T06:43:59.486Z", "2019-06-19T06:43:59.586Z", "2019-06-19T06:43:59.686Z", "2019-06-19T06:43:59.786Z", "2019-06-19T06:43:59.886Z", "2019-06-19T06:43:59.986Z", "2019-06-19T06:44:00.086Z", "2019-06-19T06:44:00.186Z", "2019-06-19T06:44:00.286Z", "2019-06-19T06:44:00.3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office:value-type="string" calcext:value-type="string">
            <text:p>Dashboard.vue?98fa:207 2019-06-19T06:09:03.202Z</text:p>
          </table:table-cell>
          <table:table-cell office:value-type="string" calcext:value-type="string">
            <text:p>Dashboard.vue?98fa:207 2019-06-19T06:15:36.075Z</text:p>
          </table:table-cell>
          <table:table-cell table:number-columns-repeated="2"/>
          <table:table-cell office:value-type="string" calcext:value-type="string">
            <text:p>Dashboard.vue?98fa:208 2019-06-19T07:20:12.113Z</text:p>
          </table:table-cell>
          <table:table-cell office:value-type="string" calcext:value-type="string">
            <text:p>Dashboard.vue?98fa:208 2019-06-19T07:18:17.534Z</text:p>
          </table:table-cell>
          <table:table-cell office:value-type="string" calcext:value-type="string">
            <text:p>Dashboard.vue?98fa:208 2019-06-19T07:05:32.886Z</text:p>
          </table:table-cell>
          <table:table-cell office:value-type="string" calcext:value-type="string">
            <text:p>Dashboard.vue?98fa:208 2019-06-19T07:09:40.009Z</text:p>
          </table:table-cell>
          <table:table-cell/>
          <table:table-cell office:value-type="string" calcext:value-type="string">
            <text:p>Dashboard.vue?98fa:216 (38) ["2019-06-19T07:49:37.440Z", "2019-06-19T07:49:37.740Z", "2019-06-19T07:49:37.841Z", "2019-06-19T07:49:37.940Z", "2019-06-19T07:49:38.040Z", "2019-06-19T07:49:38.141Z", "2019-06-19T07:49:38.240Z", "2019-06-19T07:49:38.340Z", "2019-06-19T07:49:38.440Z", "2019-06-19T07:49:39.540Z", "2019-06-19T07:49:39.641Z", "2019-06-19T07:49:39.740Z", "2019-06-19T07:49:39.840Z", "2019-06-19T07:49:39.940Z", "2019-06-19T07:49:40.040Z", "2019-06-19T07:49:40.140Z", "2019-06-19T07:49:40.241Z", "2019-06-19T07:49:40.340Z", "2019-06-19T07:49:40.440Z", "2019-06-19T07:49:40.5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office:value-type="string" calcext:value-type="string">
            <text:p>Dashboard.vue?98fa:208 2019-06-19T07:46:26.683Z</text:p>
          </table:table-cell>
          <table:table-cell office:value-type="string" calcext:value-type="string">
            <text:p>Dashboard.vue?98fa:208 2019-06-19T07:42:17.491Z</text:p>
          </table:table-cell>
          <table:table-cell office:value-type="string" calcext:value-type="string">
            <text:p>Dashboard.vue?98fa:208 2019-06-19T07:57:22.164Z</text:p>
          </table:table-cell>
          <table:table-cell/>
          <table:table-cell office:value-type="string" calcext:value-type="string">
            <text:p>Dashboard.vue?98fa:208 2019-06-19T07:38:29.853Z</text:p>
          </table:table-cell>
          <table:table-cell office:value-type="string" calcext:value-type="string">
            <text:p>Dashboard.vue?98fa:208 2019-06-19T07:36:45.559Z</text:p>
          </table:table-cell>
          <table:table-cell office:value-type="string" calcext:value-type="string">
            <text:p>Dashboard.vue?98fa:208 2019-06-19T07:24:00.615Z</text:p>
          </table:table-cell>
          <table:table-cell office:value-type="string" calcext:value-type="string">
            <text:p>Dashboard.vue?98fa:208 2019-06-19T07:29:34.599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6 5488</text:p>
          </table:table-cell>
          <table:table-cell office:value-type="string" calcext:value-type="string">
            <text:p>Dashboard.vue?98fa:206 502</text:p>
          </table:table-cell>
          <table:table-cell office:value-type="string" calcext:value-type="string">
            <text:p>Dashboard.vue?98fa:206 762</text:p>
          </table:table-cell>
          <table:table-cell table:number-columns-repeated="2"/>
          <table:table-cell office:value-type="string" calcext:value-type="string">
            <text:p>Dashboard.vue?98fa:207 440</text:p>
          </table:table-cell>
          <table:table-cell office:value-type="string" calcext:value-type="string">
            <text:p>Dashboard.vue?98fa:207 9979</text:p>
          </table:table-cell>
          <table:table-cell office:value-type="string" calcext:value-type="string">
            <text:p>Dashboard.vue?98fa:207 2020</text:p>
          </table:table-cell>
          <table:table-cell office:value-type="string" calcext:value-type="string">
            <text:p>Dashboard.vue?98fa:207 682</text:p>
          </table:table-cell>
          <table:table-cell/>
          <table:table-cell office:value-type="string" calcext:value-type="string">
            <text:p>Dashboard.vue?98fa:207 18022</text:p>
          </table:table-cell>
          <table:table-cell office:value-type="string" calcext:value-type="string">
            <text:p>Dashboard.vue?98fa:207 1260</text:p>
          </table:table-cell>
          <table:table-cell office:value-type="string" calcext:value-type="string">
            <text:p>Dashboard.vue?98fa:207 516</text:p>
          </table:table-cell>
          <table:table-cell office:value-type="string" calcext:value-type="string">
            <text:p>Dashboard.vue?98fa:207 944</text:p>
          </table:table-cell>
          <table:table-cell/>
          <table:table-cell office:value-type="string" calcext:value-type="string">
            <text:p>Dashboard.vue?98fa:207 410</text:p>
          </table:table-cell>
          <table:table-cell office:value-type="string" calcext:value-type="string">
            <text:p>Dashboard.vue?98fa:207 501</text:p>
          </table:table-cell>
          <table:table-cell office:value-type="string" calcext:value-type="string">
            <text:p>Dashboard.vue?98fa:207 458</text:p>
          </table:table-cell>
          <table:table-cell office:value-type="string" calcext:value-type="string">
            <text:p>Dashboard.vue?98fa:207 49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7 2019-06-19T06:43:59.486Z</text:p>
          </table:table-cell>
          <table:table-cell office:value-type="string" calcext:value-type="string">
            <text:p>Dashboard.vue?98fa:207 2019-06-19T06:09:03.706Z</text:p>
          </table:table-cell>
          <table:table-cell office:value-type="string" calcext:value-type="string">
            <text:p>Dashboard.vue?98fa:207 2019-06-19T06:15:37.075Z</text:p>
          </table:table-cell>
          <table:table-cell table:number-columns-repeated="2"/>
          <table:table-cell office:value-type="string" calcext:value-type="string">
            <text:p>Dashboard.vue?98fa:208 2019-06-19T07:20:12.203Z</text:p>
          </table:table-cell>
          <table:table-cell office:value-type="string" calcext:value-type="string">
            <text:p>Dashboard.vue?98fa:208 2019-06-19T07:18:18.027Z</text:p>
          </table:table-cell>
          <table:table-cell office:value-type="string" calcext:value-type="string">
            <text:p>Dashboard.vue?98fa:208 2019-06-19T07:05:33.886Z</text:p>
          </table:table-cell>
          <table:table-cell office:value-type="string" calcext:value-type="string">
            <text:p>Dashboard.vue?98fa:208 2019-06-19T07:09:45.010Z</text:p>
          </table:table-cell>
          <table:table-cell/>
          <table:table-cell office:value-type="string" calcext:value-type="string">
            <text:p>Dashboard.vue?98fa:208 2019-06-19T07:49:39.540Z</text:p>
          </table:table-cell>
          <table:table-cell office:value-type="string" calcext:value-type="string">
            <text:p>Dashboard.vue?98fa:208 2019-06-19T07:46:27.183Z</text:p>
          </table:table-cell>
          <table:table-cell office:value-type="string" calcext:value-type="string">
            <text:p>Dashboard.vue?98fa:208 2019-06-19T07:42:18.500Z</text:p>
          </table:table-cell>
          <table:table-cell office:value-type="string" calcext:value-type="string">
            <text:p>Dashboard.vue?98fa:208 2019-06-19T07:57:27.164Z</text:p>
          </table:table-cell>
          <table:table-cell/>
          <table:table-cell office:value-type="string" calcext:value-type="string">
            <text:p>Dashboard.vue?98fa:208 2019-06-19T07:38:29.953Z</text:p>
          </table:table-cell>
          <table:table-cell office:value-type="string" calcext:value-type="string">
            <text:p>Dashboard.vue?98fa:208 2019-06-19T07:36:46.058Z</text:p>
          </table:table-cell>
          <table:table-cell office:value-type="string" calcext:value-type="string">
            <text:p>Dashboard.vue?98fa:208 2019-06-19T07:24:01.615Z</text:p>
          </table:table-cell>
          <table:table-cell office:value-type="string" calcext:value-type="string">
            <text:p>Dashboard.vue?98fa:208 2019-06-19T07:29:39.598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4 tumpukan yang belum diterima : 37</text:p>
          </table:table-cell>
          <table:table-cell office:value-type="string" calcext:value-type="string">
            <text:p>Dashboard.vue?98fa:206 927</text:p>
          </table:table-cell>
          <table:table-cell office:value-type="string" calcext:value-type="string">
            <text:p>Dashboard.vue?98fa:206 468</text:p>
          </table:table-cell>
          <table:table-cell table:number-columns-repeated="2"/>
          <table:table-cell office:value-type="string" calcext:value-type="string">
            <text:p>Dashboard.vue?98fa:207 501</text:p>
          </table:table-cell>
          <table:table-cell office:value-type="string" calcext:value-type="string">
            <text:p>Dashboard.vue?98fa:207 9485</text:p>
          </table:table-cell>
          <table:table-cell office:value-type="string" calcext:value-type="string">
            <text:p>Dashboard.vue?98fa:207 1027</text:p>
          </table:table-cell>
          <table:table-cell office:value-type="string" calcext:value-type="string">
            <text:p>Dashboard.vue?98fa:207 598</text:p>
          </table:table-cell>
          <table:table-cell/>
          <table:table-cell office:value-type="string" calcext:value-type="string">
            <text:p>Dashboard.vue?98fa:215 tumpukan yang belum diterima : 37</text:p>
          </table:table-cell>
          <table:table-cell office:value-type="string" calcext:value-type="string">
            <text:p>Dashboard.vue?98fa:207 2771</text:p>
          </table:table-cell>
          <table:table-cell office:value-type="string" calcext:value-type="string">
            <text:p>Dashboard.vue?98fa:207 550</text:p>
          </table:table-cell>
          <table:table-cell office:value-type="string" calcext:value-type="string">
            <text:p>Dashboard.vue?98fa:207 480</text:p>
          </table:table-cell>
          <table:table-cell/>
          <table:table-cell office:value-type="string" calcext:value-type="string">
            <text:p>Dashboard.vue?98fa:207 495</text:p>
          </table:table-cell>
          <table:table-cell office:value-type="string" calcext:value-type="string">
            <text:p>Dashboard.vue?98fa:207 433</text:p>
          </table:table-cell>
          <table:table-cell office:value-type="string" calcext:value-type="string">
            <text:p>Dashboard.vue?98fa:207 473</text:p>
          </table:table-cell>
          <table:table-cell office:value-type="string" calcext:value-type="string">
            <text:p>Dashboard.vue?98fa:207 39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5 (37) ["2019-06-19T06:43:57.187Z", "2019-06-19T06:43:57.686Z", "2019-06-19T06:43:57.786Z", "2019-06-19T06:43:57.886Z", "2019-06-19T06:43:57.986Z", "2019-06-19T06:43:58.086Z", "2019-06-19T06:43:58.186Z", "2019-06-19T06:43:58.286Z", "2019-06-19T06:43:58.386Z", "2019-06-19T06:43:58.486Z", "2019-06-19T06:43:58.586Z", "2019-06-19T06:43:59.586Z", "2019-06-19T06:43:59.686Z", "2019-06-19T06:43:59.786Z", "2019-06-19T06:43:59.886Z", "2019-06-19T06:43:59.986Z", "2019-06-19T06:44:00.086Z", "2019-06-19T06:44:00.186Z", "2019-06-19T06:44:00.286Z", "2019-06-19T06:44:00.3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office:value-type="string" calcext:value-type="string">
            <text:p>Dashboard.vue?98fa:207 2019-06-19T06:09:04.202Z</text:p>
          </table:table-cell>
          <table:table-cell office:value-type="string" calcext:value-type="string">
            <text:p>Dashboard.vue?98fa:207 2019-06-19T06:15:38.076Z</text:p>
          </table:table-cell>
          <table:table-cell table:number-columns-repeated="2"/>
          <table:table-cell office:value-type="string" calcext:value-type="string">
            <text:p>Dashboard.vue?98fa:208 2019-06-19T07:20:12.315Z</text:p>
          </table:table-cell>
          <table:table-cell office:value-type="string" calcext:value-type="string">
            <text:p>Dashboard.vue?98fa:208 2019-06-19T07:18:18.527Z</text:p>
          </table:table-cell>
          <table:table-cell office:value-type="string" calcext:value-type="string">
            <text:p>Dashboard.vue?98fa:208 2019-06-19T07:05:34.886Z</text:p>
          </table:table-cell>
          <table:table-cell office:value-type="string" calcext:value-type="string">
            <text:p>Dashboard.vue?98fa:208 2019-06-19T07:09:50.009Z</text:p>
          </table:table-cell>
          <table:table-cell/>
          <table:table-cell office:value-type="string" calcext:value-type="string">
            <text:p>Dashboard.vue?98fa:216 (37) ["2019-06-19T07:49:37.440Z", "2019-06-19T07:49:37.740Z", "2019-06-19T07:49:37.841Z", "2019-06-19T07:49:37.940Z", "2019-06-19T07:49:38.040Z", "2019-06-19T07:49:38.141Z", "2019-06-19T07:49:38.240Z", "2019-06-19T07:49:38.340Z", "2019-06-19T07:49:38.440Z", "2019-06-19T07:49:39.641Z", "2019-06-19T07:49:39.740Z", "2019-06-19T07:49:39.840Z", "2019-06-19T07:49:39.940Z", "2019-06-19T07:49:40.040Z", "2019-06-19T07:49:40.140Z", "2019-06-19T07:49:40.241Z", "2019-06-19T07:49:40.340Z", "2019-06-19T07:49:40.440Z", "2019-06-19T07:49:40.5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office:value-type="string" calcext:value-type="string">
            <text:p>Dashboard.vue?98fa:208 2019-06-19T07:46:25.683Z</text:p>
          </table:table-cell>
          <table:table-cell office:value-type="string" calcext:value-type="string">
            <text:p>Dashboard.vue?98fa:208 2019-06-19T07:42:19.491Z</text:p>
          </table:table-cell>
          <table:table-cell office:value-type="string" calcext:value-type="string">
            <text:p>Dashboard.vue?98fa:208 2019-06-19T07:57:32.164Z</text:p>
          </table:table-cell>
          <table:table-cell/>
          <table:table-cell office:value-type="string" calcext:value-type="string">
            <text:p>Dashboard.vue?98fa:208 2019-06-19T07:38:30.053Z</text:p>
          </table:table-cell>
          <table:table-cell office:value-type="string" calcext:value-type="string">
            <text:p>Dashboard.vue?98fa:208 2019-06-19T07:36:46.572Z</text:p>
          </table:table-cell>
          <table:table-cell office:value-type="string" calcext:value-type="string">
            <text:p>Dashboard.vue?98fa:208 2019-06-19T07:24:02.615Z</text:p>
          </table:table-cell>
          <table:table-cell office:value-type="string" calcext:value-type="string">
            <text:p>Dashboard.vue?98fa:208 2019-06-19T07:29:44.599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6 5998</text:p>
          </table:table-cell>
          <table:table-cell office:value-type="string" calcext:value-type="string">
            <text:p>Dashboard.vue?98fa:206 447</text:p>
          </table:table-cell>
          <table:table-cell office:value-type="string" calcext:value-type="string">
            <text:p>Dashboard.vue?98fa:206 1111</text:p>
          </table:table-cell>
          <table:table-cell table:number-columns-repeated="2"/>
          <table:table-cell office:value-type="string" calcext:value-type="string">
            <text:p>Dashboard.vue?98fa:207 439</text:p>
          </table:table-cell>
          <table:table-cell office:value-type="string" calcext:value-type="string">
            <text:p>Dashboard.vue?98fa:207 8993</text:p>
          </table:table-cell>
          <table:table-cell office:value-type="string" calcext:value-type="string">
            <text:p>Dashboard.vue?98fa:207 667</text:p>
          </table:table-cell>
          <table:table-cell office:value-type="string" calcext:value-type="string">
            <text:p>Dashboard.vue?98fa:207 819</text:p>
          </table:table-cell>
          <table:table-cell/>
          <table:table-cell office:value-type="string" calcext:value-type="string">
            <text:p>Dashboard.vue?98fa:207 18018</text:p>
          </table:table-cell>
          <table:table-cell office:value-type="string" calcext:value-type="string">
            <text:p>Dashboard.vue?98fa:207 1376</text:p>
          </table:table-cell>
          <table:table-cell office:value-type="string" calcext:value-type="string">
            <text:p>Dashboard.vue?98fa:207 550</text:p>
          </table:table-cell>
          <table:table-cell office:value-type="string" calcext:value-type="string">
            <text:p>Dashboard.vue?98fa:207 981</text:p>
          </table:table-cell>
          <table:table-cell/>
          <table:table-cell office:value-type="string" calcext:value-type="string">
            <text:p>Dashboard.vue?98fa:207 412</text:p>
          </table:table-cell>
          <table:table-cell office:value-type="string" calcext:value-type="string">
            <text:p>Dashboard.vue?98fa:207 502</text:p>
          </table:table-cell>
          <table:table-cell office:value-type="string" calcext:value-type="string">
            <text:p>Dashboard.vue?98fa:207 504</text:p>
          </table:table-cell>
          <table:table-cell office:value-type="string" calcext:value-type="string">
            <text:p>Dashboard.vue?98fa:207 4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7 2019-06-19T06:43:59.586Z</text:p>
          </table:table-cell>
          <table:table-cell office:value-type="string" calcext:value-type="string">
            <text:p>Dashboard.vue?98fa:207 2019-06-19T06:09:04.702Z</text:p>
          </table:table-cell>
          <table:table-cell office:value-type="string" calcext:value-type="string">
            <text:p>Dashboard.vue?98fa:207 2019-06-19T06:15:39.076Z</text:p>
          </table:table-cell>
          <table:table-cell table:number-columns-repeated="2"/>
          <table:table-cell office:value-type="string" calcext:value-type="string">
            <text:p>Dashboard.vue?98fa:208 2019-06-19T07:20:12.403Z</text:p>
          </table:table-cell>
          <table:table-cell office:value-type="string" calcext:value-type="string">
            <text:p>Dashboard.vue?98fa:208 2019-06-19T07:18:19.027Z</text:p>
          </table:table-cell>
          <table:table-cell office:value-type="string" calcext:value-type="string">
            <text:p>Dashboard.vue?98fa:208 2019-06-19T07:05:35.886Z</text:p>
          </table:table-cell>
          <table:table-cell office:value-type="string" calcext:value-type="string">
            <text:p>Dashboard.vue?98fa:208 2019-06-19T07:09:55.009Z</text:p>
          </table:table-cell>
          <table:table-cell/>
          <table:table-cell office:value-type="string" calcext:value-type="string">
            <text:p>Dashboard.vue?98fa:208 2019-06-19T07:49:39.641Z</text:p>
          </table:table-cell>
          <table:table-cell office:value-type="string" calcext:value-type="string">
            <text:p>Dashboard.vue?98fa:208 2019-06-19T07:46:27.682Z</text:p>
          </table:table-cell>
          <table:table-cell office:value-type="string" calcext:value-type="string">
            <text:p>Dashboard.vue?98fa:208 2019-06-19T07:42:20.491Z</text:p>
          </table:table-cell>
          <table:table-cell office:value-type="string" calcext:value-type="string">
            <text:p>Dashboard.vue?98fa:208 2019-06-19T07:57:37.165Z</text:p>
          </table:table-cell>
          <table:table-cell/>
          <table:table-cell office:value-type="string" calcext:value-type="string">
            <text:p>Dashboard.vue?98fa:208 2019-06-19T07:38:30.152Z</text:p>
          </table:table-cell>
          <table:table-cell office:value-type="string" calcext:value-type="string">
            <text:p>Dashboard.vue?98fa:208 2019-06-19T07:36:47.059Z</text:p>
          </table:table-cell>
          <table:table-cell office:value-type="string" calcext:value-type="string">
            <text:p>Dashboard.vue?98fa:208 2019-06-19T07:24:03.615Z</text:p>
          </table:table-cell>
          <table:table-cell office:value-type="string" calcext:value-type="string">
            <text:p>Dashboard.vue?98fa:208 2019-06-19T07:29:49.599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4 tumpukan yang belum diterima : 36</text:p>
          </table:table-cell>
          <table:table-cell office:value-type="string" calcext:value-type="string">
            <text:p>Dashboard.vue?98fa:206 533</text:p>
          </table:table-cell>
          <table:table-cell office:value-type="string" calcext:value-type="string">
            <text:p>Dashboard.vue?98fa:206 627</text:p>
          </table:table-cell>
          <table:table-cell table:number-columns-repeated="2"/>
          <table:table-cell office:value-type="string" calcext:value-type="string">
            <text:p>Dashboard.vue?98fa:207 538</text:p>
          </table:table-cell>
          <table:table-cell office:value-type="string" calcext:value-type="string">
            <text:p>Dashboard.vue?98fa:207 8499</text:p>
          </table:table-cell>
          <table:table-cell office:value-type="string" calcext:value-type="string">
            <text:p>Dashboard.vue?98fa:207 586</text:p>
          </table:table-cell>
          <table:table-cell office:value-type="string" calcext:value-type="string">
            <text:p>Dashboard.vue?98fa:207 549</text:p>
          </table:table-cell>
          <table:table-cell/>
          <table:table-cell office:value-type="string" calcext:value-type="string">
            <text:p>Dashboard.vue?98fa:215 tumpukan yang belum diterima : 36</text:p>
          </table:table-cell>
          <table:table-cell office:value-type="string" calcext:value-type="string">
            <text:p>Dashboard.vue?98fa:207 2887</text:p>
          </table:table-cell>
          <table:table-cell office:value-type="string" calcext:value-type="string">
            <text:p>Dashboard.vue?98fa:207 489</text:p>
          </table:table-cell>
          <table:table-cell office:value-type="string" calcext:value-type="string">
            <text:p>Dashboard.vue?98fa:207 3675</text:p>
          </table:table-cell>
          <table:table-cell/>
          <table:table-cell office:value-type="string" calcext:value-type="string">
            <text:p>Dashboard.vue?98fa:207 412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Dashboard.vue?98fa:207 424</text:p>
          </table:table-cell>
          <table:table-cell office:value-type="string" calcext:value-type="string">
            <text:p>Dashboard.vue?98fa:207 4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5 (36) ["2019-06-19T06:43:57.187Z", "2019-06-19T06:43:57.686Z", "2019-06-19T06:43:57.786Z", "2019-06-19T06:43:57.886Z", "2019-06-19T06:43:57.986Z", "2019-06-19T06:43:58.086Z", "2019-06-19T06:43:58.186Z", "2019-06-19T06:43:58.286Z", "2019-06-19T06:43:58.386Z", "2019-06-19T06:43:58.486Z", "2019-06-19T06:43:58.586Z", "2019-06-19T06:43:59.686Z", "2019-06-19T06:43:59.786Z", "2019-06-19T06:43:59.886Z", "2019-06-19T06:43:59.986Z", "2019-06-19T06:44:00.086Z", "2019-06-19T06:44:00.186Z", "2019-06-19T06:44:00.286Z", "2019-06-19T06:44:00.3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office:value-type="string" calcext:value-type="string">
            <text:p>Dashboard.vue?98fa:207 2019-06-19T06:09:05.206Z</text:p>
          </table:table-cell>
          <table:table-cell office:value-type="string" calcext:value-type="string">
            <text:p>Dashboard.vue?98fa:207 2019-06-19T06:15:40.075Z</text:p>
          </table:table-cell>
          <table:table-cell table:number-columns-repeated="2"/>
          <table:table-cell office:value-type="string" calcext:value-type="string">
            <text:p>Dashboard.vue?98fa:208 2019-06-19T07:20:12.504Z</text:p>
          </table:table-cell>
          <table:table-cell office:value-type="string" calcext:value-type="string">
            <text:p>Dashboard.vue?98fa:208 2019-06-19T07:18:19.527Z</text:p>
          </table:table-cell>
          <table:table-cell office:value-type="string" calcext:value-type="string">
            <text:p>Dashboard.vue?98fa:208 2019-06-19T07:05:36.886Z</text:p>
          </table:table-cell>
          <table:table-cell office:value-type="string" calcext:value-type="string">
            <text:p>Dashboard.vue?98fa:208 2019-06-19T07:10:00.009Z</text:p>
          </table:table-cell>
          <table:table-cell/>
          <table:table-cell office:value-type="string" calcext:value-type="string">
            <text:p>Dashboard.vue?98fa:216 (36) ["2019-06-19T07:49:37.440Z", "2019-06-19T07:49:37.740Z", "2019-06-19T07:49:37.841Z", "2019-06-19T07:49:37.940Z", "2019-06-19T07:49:38.040Z", "2019-06-19T07:49:38.141Z", "2019-06-19T07:49:38.240Z", "2019-06-19T07:49:38.340Z", "2019-06-19T07:49:38.440Z", "2019-06-19T07:49:39.740Z", "2019-06-19T07:49:39.840Z", "2019-06-19T07:49:39.940Z", "2019-06-19T07:49:40.040Z", "2019-06-19T07:49:40.140Z", "2019-06-19T07:49:40.241Z", "2019-06-19T07:49:40.340Z", "2019-06-19T07:49:40.440Z", "2019-06-19T07:49:40.5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office:value-type="string" calcext:value-type="string">
            <text:p>Dashboard.vue?98fa:208 2019-06-19T07:46:26.183Z</text:p>
          </table:table-cell>
          <table:table-cell office:value-type="string" calcext:value-type="string">
            <text:p>Dashboard.vue?98fa:208 2019-06-19T07:42:21.491Z</text:p>
          </table:table-cell>
          <table:table-cell office:value-type="string" calcext:value-type="string">
            <text:p>Dashboard.vue?98fa:208 2019-06-19T07:57:47.164Z</text:p>
          </table:table-cell>
          <table:table-cell/>
          <table:table-cell office:value-type="string" calcext:value-type="string">
            <text:p>Dashboard.vue?98fa:208 2019-06-19T07:38:30.252Z</text:p>
          </table:table-cell>
          <table:table-cell office:value-type="string" calcext:value-type="string">
            <text:p>Dashboard.vue?98fa:208 2019-06-19T07:36:47.559Z</text:p>
          </table:table-cell>
          <table:table-cell office:value-type="string" calcext:value-type="string">
            <text:p>Dashboard.vue?98fa:208 2019-06-19T07:24:04.616Z</text:p>
          </table:table-cell>
          <table:table-cell office:value-type="string" calcext:value-type="string">
            <text:p>Dashboard.vue?98fa:208 2019-06-19T07:29:54.598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6 7911</text:p>
          </table:table-cell>
          <table:table-cell office:value-type="string" calcext:value-type="string">
            <text:p>Dashboard.vue?98fa:206 549</text:p>
          </table:table-cell>
          <table:table-cell office:value-type="string" calcext:value-type="string">
            <text:p>Dashboard.vue?98fa:206 551</text:p>
          </table:table-cell>
          <table:table-cell table:number-columns-repeated="2"/>
          <table:table-cell office:value-type="string" calcext:value-type="string">
            <text:p>Dashboard.vue?98fa:207 453</text:p>
          </table:table-cell>
          <table:table-cell office:value-type="string" calcext:value-type="string">
            <text:p>Dashboard.vue?98fa:207 8010</text:p>
          </table:table-cell>
          <table:table-cell office:value-type="string" calcext:value-type="string">
            <text:p>Dashboard.vue?98fa:207 547</text:p>
          </table:table-cell>
          <table:table-cell office:value-type="string" calcext:value-type="string">
            <text:p>Dashboard.vue?98fa:207 549</text:p>
          </table:table-cell>
          <table:table-cell/>
          <table:table-cell office:value-type="string" calcext:value-type="string">
            <text:p>Dashboard.vue?98fa:207 19934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Dashboard.vue?98fa:207 514</text:p>
          </table:table-cell>
          <table:table-cell office:value-type="string" calcext:value-type="string">
            <text:p>Dashboard.vue?98fa:207 541</text:p>
          </table:table-cell>
          <table:table-cell/>
          <table:table-cell office:value-type="string" calcext:value-type="string">
            <text:p>Dashboard.vue?98fa:207 491</text:p>
          </table:table-cell>
          <table:table-cell office:value-type="string" calcext:value-type="string">
            <text:p>Dashboard.vue?98fa:207 452</text:p>
          </table:table-cell>
          <table:table-cell office:value-type="string" calcext:value-type="string">
            <text:p>Dashboard.vue?98fa:207 441</text:p>
          </table:table-cell>
          <table:table-cell office:value-type="string" calcext:value-type="string">
            <text:p>Dashboard.vue?98fa:207 56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7 2019-06-19T06:43:57.686Z</text:p>
          </table:table-cell>
          <table:table-cell office:value-type="string" calcext:value-type="string">
            <text:p>Dashboard.vue?98fa:207 2019-06-19T06:09:05.702Z</text:p>
          </table:table-cell>
          <table:table-cell office:value-type="string" calcext:value-type="string">
            <text:p>Dashboard.vue?98fa:207 2019-06-19T06:15:41.075Z</text:p>
          </table:table-cell>
          <table:table-cell table:number-columns-repeated="2"/>
          <table:table-cell office:value-type="string" calcext:value-type="string">
            <text:p>Dashboard.vue?98fa:208 2019-06-19T07:20:12.604Z</text:p>
          </table:table-cell>
          <table:table-cell office:value-type="string" calcext:value-type="string">
            <text:p>Dashboard.vue?98fa:208 2019-06-19T07:18:20.028Z</text:p>
          </table:table-cell>
          <table:table-cell office:value-type="string" calcext:value-type="string">
            <text:p>Dashboard.vue?98fa:208 2019-06-19T07:05:37.886Z</text:p>
          </table:table-cell>
          <table:table-cell office:value-type="string" calcext:value-type="string">
            <text:p>Dashboard.vue?98fa:208 2019-06-19T07:10:05.009Z</text:p>
          </table:table-cell>
          <table:table-cell/>
          <table:table-cell office:value-type="string" calcext:value-type="string">
            <text:p>Dashboard.vue?98fa:208 2019-06-19T07:49:37.740Z</text:p>
          </table:table-cell>
          <table:table-cell office:value-type="string" calcext:value-type="string">
            <text:p>Dashboard.vue?98fa:208 2019-06-19T07:46:28.683Z</text:p>
          </table:table-cell>
          <table:table-cell office:value-type="string" calcext:value-type="string">
            <text:p>Dashboard.vue?98fa:208 2019-06-19T07:42:22.491Z</text:p>
          </table:table-cell>
          <table:table-cell office:value-type="string" calcext:value-type="string">
            <text:p>Dashboard.vue?98fa:208 2019-06-19T07:57:52.164Z</text:p>
          </table:table-cell>
          <table:table-cell/>
          <table:table-cell office:value-type="string" calcext:value-type="string">
            <text:p>Dashboard.vue?98fa:208 2019-06-19T07:38:30.353Z</text:p>
          </table:table-cell>
          <table:table-cell office:value-type="string" calcext:value-type="string">
            <text:p>Dashboard.vue?98fa:208 2019-06-19T07:36:48.058Z</text:p>
          </table:table-cell>
          <table:table-cell office:value-type="string" calcext:value-type="string">
            <text:p>Dashboard.vue?98fa:208 2019-06-19T07:24:05.616Z</text:p>
          </table:table-cell>
          <table:table-cell office:value-type="string" calcext:value-type="string">
            <text:p>Dashboard.vue?98fa:208 2019-06-19T07:29:59.599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4 tumpukan yang belum diterima : 35</text:p>
          </table:table-cell>
          <table:table-cell office:value-type="string" calcext:value-type="string">
            <text:p>Dashboard.vue?98fa:206 461</text:p>
          </table:table-cell>
          <table:table-cell office:value-type="string" calcext:value-type="string">
            <text:p>Dashboard.vue?98fa:206 470</text:p>
          </table:table-cell>
          <table:table-cell table:number-columns-repeated="2"/>
          <table:table-cell office:value-type="string" calcext:value-type="string">
            <text:p>Dashboard.vue?98fa:207 523</text:p>
          </table:table-cell>
          <table:table-cell office:value-type="string" calcext:value-type="string">
            <text:p>Dashboard.vue?98fa:207 7518</text:p>
          </table:table-cell>
          <table:table-cell office:value-type="string" calcext:value-type="string">
            <text:p>Dashboard.vue?98fa:207 636</text:p>
          </table:table-cell>
          <table:table-cell office:value-type="string" calcext:value-type="string">
            <text:p>Dashboard.vue?98fa:207 482</text:p>
          </table:table-cell>
          <table:table-cell/>
          <table:table-cell office:value-type="string" calcext:value-type="string">
            <text:p>Dashboard.vue?98fa:215 tumpukan yang belum diterima : 35</text:p>
          </table:table-cell>
          <table:table-cell office:value-type="string" calcext:value-type="string">
            <text:p>Dashboard.vue?98fa:207 1496</text:p>
          </table:table-cell>
          <table:table-cell office:value-type="string" calcext:value-type="string">
            <text:p>Dashboard.vue?98fa:207 969</text:p>
          </table:table-cell>
          <table:table-cell office:value-type="string" calcext:value-type="string">
            <text:p>Dashboard.vue?98fa:207 982</text:p>
          </table:table-cell>
          <table:table-cell/>
          <table:table-cell office:value-type="string" calcext:value-type="string">
            <text:p>Dashboard.vue?98fa:207 416</text:p>
          </table:table-cell>
          <table:table-cell office:value-type="string" calcext:value-type="string">
            <text:p>Dashboard.vue?98fa:207 515</text:p>
          </table:table-cell>
          <table:table-cell office:value-type="string" calcext:value-type="string">
            <text:p>Dashboard.vue?98fa:207 465</text:p>
          </table:table-cell>
          <table:table-cell office:value-type="string" calcext:value-type="string">
            <text:p>Dashboard.vue?98fa:207 5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5 (35) ["2019-06-19T06:43:57.187Z", "2019-06-19T06:43:57.786Z", "2019-06-19T06:43:57.886Z", "2019-06-19T06:43:57.986Z", "2019-06-19T06:43:58.086Z", "2019-06-19T06:43:58.186Z", "2019-06-19T06:43:58.286Z", "2019-06-19T06:43:58.386Z", "2019-06-19T06:43:58.486Z", "2019-06-19T06:43:58.586Z", "2019-06-19T06:43:59.686Z", "2019-06-19T06:43:59.786Z", "2019-06-19T06:43:59.886Z", "2019-06-19T06:43:59.986Z", "2019-06-19T06:44:00.086Z", "2019-06-19T06:44:00.186Z", "2019-06-19T06:44:00.286Z", "2019-06-19T06:44:00.3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office:value-type="string" calcext:value-type="string">
            <text:p>Dashboard.vue?98fa:207 2019-06-19T06:09:06.202Z</text:p>
          </table:table-cell>
          <table:table-cell office:value-type="string" calcext:value-type="string">
            <text:p>Dashboard.vue?98fa:207 2019-06-19T06:15:42.075Z</text:p>
          </table:table-cell>
          <table:table-cell table:number-columns-repeated="2"/>
          <table:table-cell office:value-type="string" calcext:value-type="string">
            <text:p>Dashboard.vue?98fa:208 2019-06-19T07:20:12.704Z</text:p>
          </table:table-cell>
          <table:table-cell office:value-type="string" calcext:value-type="string">
            <text:p>Dashboard.vue?98fa:208 2019-06-19T07:18:20.527Z</text:p>
          </table:table-cell>
          <table:table-cell office:value-type="string" calcext:value-type="string">
            <text:p>Dashboard.vue?98fa:208 2019-06-19T07:05:38.886Z</text:p>
          </table:table-cell>
          <table:table-cell office:value-type="string" calcext:value-type="string">
            <text:p>Dashboard.vue?98fa:208 2019-06-19T07:10:10.009Z</text:p>
          </table:table-cell>
          <table:table-cell/>
          <table:table-cell office:value-type="string" calcext:value-type="string">
            <text:p>Dashboard.vue?98fa:216 (35) ["2019-06-19T07:49:37.440Z", "2019-06-19T07:49:37.841Z", "2019-06-19T07:49:37.940Z", "2019-06-19T07:49:38.040Z", "2019-06-19T07:49:38.141Z", "2019-06-19T07:49:38.240Z", "2019-06-19T07:49:38.340Z", "2019-06-19T07:49:38.440Z", "2019-06-19T07:49:39.740Z", "2019-06-19T07:49:39.840Z", "2019-06-19T07:49:39.940Z", "2019-06-19T07:49:40.040Z", "2019-06-19T07:49:40.140Z", "2019-06-19T07:49:40.241Z", "2019-06-19T07:49:40.340Z", "2019-06-19T07:49:40.440Z", "2019-06-19T07:49:40.5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office:value-type="string" calcext:value-type="string">
            <text:p>Dashboard.vue?98fa:208 2019-06-19T07:46:28.182Z</text:p>
          </table:table-cell>
          <table:table-cell office:value-type="string" calcext:value-type="string">
            <text:p>Dashboard.vue?98fa:208 2019-06-19T07:42:23.497Z</text:p>
          </table:table-cell>
          <table:table-cell office:value-type="string" calcext:value-type="string">
            <text:p>Dashboard.vue?98fa:208 2019-06-19T07:57:57.164Z</text:p>
          </table:table-cell>
          <table:table-cell/>
          <table:table-cell office:value-type="string" calcext:value-type="string">
            <text:p>Dashboard.vue?98fa:208 2019-06-19T07:38:30.453Z</text:p>
          </table:table-cell>
          <table:table-cell office:value-type="string" calcext:value-type="string">
            <text:p>Dashboard.vue?98fa:208 2019-06-19T07:36:48.559Z</text:p>
          </table:table-cell>
          <table:table-cell office:value-type="string" calcext:value-type="string">
            <text:p>Dashboard.vue?98fa:208 2019-06-19T07:24:06.616Z</text:p>
          </table:table-cell>
          <table:table-cell office:value-type="string" calcext:value-type="string">
            <text:p>Dashboard.vue?98fa:208 2019-06-19T07:30:04.598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6 8300</text:p>
          </table:table-cell>
          <table:table-cell office:value-type="string" calcext:value-type="string">
            <text:p>Dashboard.vue?98fa:206 470</text:p>
          </table:table-cell>
          <table:table-cell office:value-type="string" calcext:value-type="string">
            <text:p>Dashboard.vue?98fa:206 493</text:p>
          </table:table-cell>
          <table:table-cell table:number-columns-repeated="2"/>
          <table:table-cell office:value-type="string" calcext:value-type="string">
            <text:p>Dashboard.vue?98fa:207 492</text:p>
          </table:table-cell>
          <table:table-cell office:value-type="string" calcext:value-type="string">
            <text:p>Dashboard.vue?98fa:207 7024</text:p>
          </table:table-cell>
          <table:table-cell office:value-type="string" calcext:value-type="string">
            <text:p>Dashboard.vue?98fa:207 664</text:p>
          </table:table-cell>
          <table:table-cell office:value-type="string" calcext:value-type="string">
            <text:p>Dashboard.vue?98fa:207 689</text:p>
          </table:table-cell>
          <table:table-cell/>
          <table:table-cell office:value-type="string" calcext:value-type="string">
            <text:p>Dashboard.vue?98fa:207 20229</text:p>
          </table:table-cell>
          <table:table-cell office:value-type="string" calcext:value-type="string">
            <text:p>Dashboard.vue?98fa:207 1106</text:p>
          </table:table-cell>
          <table:table-cell office:value-type="string" calcext:value-type="string">
            <text:p>Dashboard.vue?98fa:207 465</text:p>
          </table:table-cell>
          <table:table-cell office:value-type="string" calcext:value-type="string">
            <text:p>Dashboard.vue?98fa:207 556</text:p>
          </table:table-cell>
          <table:table-cell/>
          <table:table-cell office:value-type="string" calcext:value-type="string">
            <text:p>Dashboard.vue?98fa:207 422</text:p>
          </table:table-cell>
          <table:table-cell office:value-type="string" calcext:value-type="string">
            <text:p>Dashboard.vue?98fa:207 522</text:p>
          </table:table-cell>
          <table:table-cell office:value-type="string" calcext:value-type="string">
            <text:p>Dashboard.vue?98fa:207 491</text:p>
          </table:table-cell>
          <table:table-cell office:value-type="string" calcext:value-type="string">
            <text:p>Dashboard.vue?98fa:207 60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7 2019-06-19T06:43:57.786Z</text:p>
          </table:table-cell>
          <table:table-cell office:value-type="string" calcext:value-type="string">
            <text:p>Dashboard.vue?98fa:207 2019-06-19T06:09:06.702Z</text:p>
          </table:table-cell>
          <table:table-cell office:value-type="string" calcext:value-type="string">
            <text:p>Dashboard.vue?98fa:207 2019-06-19T06:15:43.075Z</text:p>
          </table:table-cell>
          <table:table-cell table:number-columns-repeated="2"/>
          <table:table-cell office:value-type="string" calcext:value-type="string">
            <text:p>Dashboard.vue?98fa:208 2019-06-19T07:20:12.804Z</text:p>
          </table:table-cell>
          <table:table-cell office:value-type="string" calcext:value-type="string">
            <text:p>Dashboard.vue?98fa:208 2019-06-19T07:18:21.028Z</text:p>
          </table:table-cell>
          <table:table-cell office:value-type="string" calcext:value-type="string">
            <text:p>Dashboard.vue?98fa:208 2019-06-19T07:05:39.885Z</text:p>
          </table:table-cell>
          <table:table-cell office:value-type="string" calcext:value-type="string">
            <text:p>Dashboard.vue?98fa:208 2019-06-19T07:10:15.009Z</text:p>
          </table:table-cell>
          <table:table-cell/>
          <table:table-cell office:value-type="string" calcext:value-type="string">
            <text:p>Dashboard.vue?98fa:208 2019-06-19T07:49:37.841Z</text:p>
          </table:table-cell>
          <table:table-cell office:value-type="string" calcext:value-type="string">
            <text:p>Dashboard.vue?98fa:208 2019-06-19T07:46:29.183Z</text:p>
          </table:table-cell>
          <table:table-cell office:value-type="string" calcext:value-type="string">
            <text:p>Dashboard.vue?98fa:208 2019-06-19T07:42:24.491Z</text:p>
          </table:table-cell>
          <table:table-cell office:value-type="string" calcext:value-type="string">
            <text:p>Dashboard.vue?98fa:208 2019-06-19T07:58:02.165Z</text:p>
          </table:table-cell>
          <table:table-cell/>
          <table:table-cell office:value-type="string" calcext:value-type="string">
            <text:p>Dashboard.vue?98fa:208 2019-06-19T07:38:30.561Z</text:p>
          </table:table-cell>
          <table:table-cell office:value-type="string" calcext:value-type="string">
            <text:p>Dashboard.vue?98fa:208 2019-06-19T07:36:49.058Z</text:p>
          </table:table-cell>
          <table:table-cell office:value-type="string" calcext:value-type="string">
            <text:p>Dashboard.vue?98fa:208 2019-06-19T07:24:07.615Z</text:p>
          </table:table-cell>
          <table:table-cell office:value-type="string" calcext:value-type="string">
            <text:p>Dashboard.vue?98fa:208 2019-06-19T07:30:09.598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4 tumpukan yang belum diterima : 34</text:p>
          </table:table-cell>
          <table:table-cell office:value-type="string" calcext:value-type="string">
            <text:p>Dashboard.vue?98fa:206 481</text:p>
          </table:table-cell>
          <table:table-cell office:value-type="string" calcext:value-type="string">
            <text:p>Dashboard.vue?98fa:206 518</text:p>
          </table:table-cell>
          <table:table-cell table:number-columns-repeated="2"/>
          <table:table-cell office:value-type="string" calcext:value-type="string">
            <text:p>Dashboard.vue?98fa:207 3174</text:p>
          </table:table-cell>
          <table:table-cell office:value-type="string" calcext:value-type="string">
            <text:p>Dashboard.vue?98fa:207 6530</text:p>
          </table:table-cell>
          <table:table-cell office:value-type="string" calcext:value-type="string">
            <text:p>Dashboard.vue?98fa:207 597</text:p>
          </table:table-cell>
          <table:table-cell office:value-type="string" calcext:value-type="string">
            <text:p>Dashboard.vue?98fa:207 602</text:p>
          </table:table-cell>
          <table:table-cell/>
          <table:table-cell office:value-type="string" calcext:value-type="string">
            <text:p>Dashboard.vue?98fa:215 tumpukan yang belum diterima : 34</text:p>
          </table:table-cell>
          <table:table-cell office:value-type="string" calcext:value-type="string">
            <text:p>Dashboard.vue?98fa:207 614</text:p>
          </table:table-cell>
          <table:table-cell office:value-type="string" calcext:value-type="string">
            <text:p>Dashboard.vue?98fa:207 483</text:p>
          </table:table-cell>
          <table:table-cell office:value-type="string" calcext:value-type="string">
            <text:p>Dashboard.vue?98fa:207 1003</text:p>
          </table:table-cell>
          <table:table-cell/>
          <table:table-cell office:value-type="string" calcext:value-type="string">
            <text:p>Dashboard.vue?98fa:207 541</text:p>
          </table:table-cell>
          <table:table-cell office:value-type="string" calcext:value-type="string">
            <text:p>Dashboard.vue?98fa:207 526</text:p>
          </table:table-cell>
          <table:table-cell office:value-type="string" calcext:value-type="string">
            <text:p>Dashboard.vue?98fa:207 407</text:p>
          </table:table-cell>
          <table:table-cell office:value-type="string" calcext:value-type="string">
            <text:p>Dashboard.vue?98fa:207 4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5 (34) ["2019-06-19T06:43:57.187Z", "2019-06-19T06:43:57.886Z", "2019-06-19T06:43:57.986Z", "2019-06-19T06:43:58.086Z", "2019-06-19T06:43:58.186Z", "2019-06-19T06:43:58.286Z", "2019-06-19T06:43:58.386Z", "2019-06-19T06:43:58.486Z", "2019-06-19T06:43:58.586Z", "2019-06-19T06:43:59.686Z", "2019-06-19T06:43:59.786Z", "2019-06-19T06:43:59.886Z", "2019-06-19T06:43:59.986Z", "2019-06-19T06:44:00.086Z", "2019-06-19T06:44:00.186Z", "2019-06-19T06:44:00.286Z", "2019-06-19T06:44:00.3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office:value-type="string" calcext:value-type="string">
            <text:p>Dashboard.vue?98fa:207 2019-06-19T06:09:07.203Z</text:p>
          </table:table-cell>
          <table:table-cell office:value-type="string" calcext:value-type="string">
            <text:p>Dashboard.vue?98fa:207 2019-06-19T06:15:44.076Z</text:p>
          </table:table-cell>
          <table:table-cell table:number-columns-repeated="2"/>
          <table:table-cell office:value-type="string" calcext:value-type="string">
            <text:p>Dashboard.vue?98fa:208 2019-06-19T07:20:12.903Z</text:p>
          </table:table-cell>
          <table:table-cell office:value-type="string" calcext:value-type="string">
            <text:p>Dashboard.vue?98fa:208 2019-06-19T07:18:21.527Z</text:p>
          </table:table-cell>
          <table:table-cell office:value-type="string" calcext:value-type="string">
            <text:p>Dashboard.vue?98fa:208 2019-06-19T07:05:40.886Z</text:p>
          </table:table-cell>
          <table:table-cell office:value-type="string" calcext:value-type="string">
            <text:p>Dashboard.vue?98fa:208 2019-06-19T07:10:20.010Z</text:p>
          </table:table-cell>
          <table:table-cell/>
          <table:table-cell office:value-type="string" calcext:value-type="string">
            <text:p>Dashboard.vue?98fa:216 (34) ["2019-06-19T07:49:37.440Z", "2019-06-19T07:49:37.940Z", "2019-06-19T07:49:38.040Z", "2019-06-19T07:49:38.141Z", "2019-06-19T07:49:38.240Z", "2019-06-19T07:49:38.340Z", "2019-06-19T07:49:38.440Z", "2019-06-19T07:49:39.740Z", "2019-06-19T07:49:39.840Z", "2019-06-19T07:49:39.940Z", "2019-06-19T07:49:40.040Z", "2019-06-19T07:49:40.140Z", "2019-06-19T07:49:40.241Z", "2019-06-19T07:49:40.340Z", "2019-06-19T07:49:40.440Z", "2019-06-19T07:49:40.5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office:value-type="string" calcext:value-type="string">
            <text:p>Dashboard.vue?98fa:208 2019-06-19T07:46:29.687Z</text:p>
          </table:table-cell>
          <table:table-cell office:value-type="string" calcext:value-type="string">
            <text:p>Dashboard.vue?98fa:208 2019-06-19T07:42:25.490Z</text:p>
          </table:table-cell>
          <table:table-cell office:value-type="string" calcext:value-type="string">
            <text:p>Dashboard.vue?98fa:208 2019-06-19T07:58:07.164Z</text:p>
          </table:table-cell>
          <table:table-cell/>
          <table:table-cell office:value-type="string" calcext:value-type="string">
            <text:p>Dashboard.vue?98fa:208 2019-06-19T07:38:30.653Z</text:p>
          </table:table-cell>
          <table:table-cell office:value-type="string" calcext:value-type="string">
            <text:p>Dashboard.vue?98fa:208 2019-06-19T07:36:49.559Z</text:p>
          </table:table-cell>
          <table:table-cell office:value-type="string" calcext:value-type="string">
            <text:p>Dashboard.vue?98fa:208 2019-06-19T07:24:08.616Z</text:p>
          </table:table-cell>
          <table:table-cell office:value-type="string" calcext:value-type="string">
            <text:p>Dashboard.vue?98fa:208 2019-06-19T07:30:14.598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6 6417</text:p>
          </table:table-cell>
          <table:table-cell office:value-type="string" calcext:value-type="string">
            <text:p>Dashboard.vue?98fa:206 447</text:p>
          </table:table-cell>
          <table:table-cell office:value-type="string" calcext:value-type="string">
            <text:p>Dashboard.vue?98fa:206 1360</text:p>
          </table:table-cell>
          <table:table-cell table:number-columns-repeated="2"/>
          <table:table-cell office:value-type="string" calcext:value-type="string">
            <text:p>Dashboard.vue?98fa:215 tumpukan yang belum diterima : 18</text:p>
          </table:table-cell>
          <table:table-cell office:value-type="string" calcext:value-type="string">
            <text:p>Dashboard.vue?98fa:207 6037</text:p>
          </table:table-cell>
          <table:table-cell office:value-type="string" calcext:value-type="string">
            <text:p>Dashboard.vue?98fa:207 526</text:p>
          </table:table-cell>
          <table:table-cell office:value-type="string" calcext:value-type="string">
            <text:p>Dashboard.vue?98fa:207 561</text:p>
          </table:table-cell>
          <table:table-cell/>
          <table:table-cell office:value-type="string" calcext:value-type="string">
            <text:p>Dashboard.vue?98fa:207 18340</text:p>
          </table:table-cell>
          <table:table-cell office:value-type="string" calcext:value-type="string">
            <text:p>Dashboard.vue?98fa:207 628</text:p>
          </table:table-cell>
          <table:table-cell office:value-type="string" calcext:value-type="string">
            <text:p>Dashboard.vue?98fa:207 515</text:p>
          </table:table-cell>
          <table:table-cell office:value-type="string" calcext:value-type="string">
            <text:p>Dashboard.vue?98fa:207 592</text:p>
          </table:table-cell>
          <table:table-cell/>
          <table:table-cell office:value-type="string" calcext:value-type="string">
            <text:p>Dashboard.vue?98fa:207 460</text:p>
          </table:table-cell>
          <table:table-cell office:value-type="string" calcext:value-type="string">
            <text:p>Dashboard.vue?98fa:207 432</text:p>
          </table:table-cell>
          <table:table-cell office:value-type="string" calcext:value-type="string">
            <text:p>Dashboard.vue?98fa:207 437</text:p>
          </table:table-cell>
          <table:table-cell office:value-type="string" calcext:value-type="string">
            <text:p>Dashboard.vue?98fa:207 4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7 2019-06-19T06:43:59.686Z</text:p>
          </table:table-cell>
          <table:table-cell office:value-type="string" calcext:value-type="string">
            <text:p>Dashboard.vue?98fa:207 2019-06-19T06:09:07.702Z</text:p>
          </table:table-cell>
          <table:table-cell office:value-type="string" calcext:value-type="string">
            <text:p>Dashboard.vue?98fa:207 2019-06-19T06:15:45.076Z</text:p>
          </table:table-cell>
          <table:table-cell table:number-columns-repeated="2"/>
          <table:table-cell office:value-type="string" calcext:value-type="string">
            <text:p>Dashboard.vue?98fa:216 (18) ["2019-06-19T07:20:13.003Z", "2019-06-19T07:20:13.103Z", "2019-06-19T07:20:13.204Z", "2019-06-19T07:20:13.304Z", "2019-06-19T07:20:13.403Z", "2019-06-19T07:20:13.503Z", "2019-06-19T07:20:13.604Z", "2019-06-19T07:20:13.703Z", "2019-06-19T07:20:13.803Z", "2019-06-19T07:20:13.903Z", "2019-06-19T07:20:14.004Z", "2019-06-19T07:20:14.103Z", "2019-06-19T07:20:14.204Z", "2019-06-19T07:20:14.303Z", "2019-06-19T07:20:14.403Z", "2019-06-19T07:20:14.503Z", "2019-06-19T07:20:14.604Z", "2019-06-19T07:20:14.704Z"]</text:p>
          </table:table-cell>
          <table:table-cell office:value-type="string" calcext:value-type="string">
            <text:p>Dashboard.vue?98fa:208 2019-06-19T07:18:22.027Z</text:p>
          </table:table-cell>
          <table:table-cell office:value-type="string" calcext:value-type="string">
            <text:p>Dashboard.vue?98fa:208 2019-06-19T07:05:41.886Z</text:p>
          </table:table-cell>
          <table:table-cell office:value-type="string" calcext:value-type="string">
            <text:p>Dashboard.vue?98fa:208 2019-06-19T07:10:25.009Z</text:p>
          </table:table-cell>
          <table:table-cell/>
          <table:table-cell office:value-type="string" calcext:value-type="string">
            <text:p>Dashboard.vue?98fa:208 2019-06-19T07:49:39.740Z</text:p>
          </table:table-cell>
          <table:table-cell office:value-type="string" calcext:value-type="string">
            <text:p>Dashboard.vue?98fa:208 2019-06-19T07:46:30.183Z</text:p>
          </table:table-cell>
          <table:table-cell office:value-type="string" calcext:value-type="string">
            <text:p>Dashboard.vue?98fa:208 2019-06-19T07:42:26.490Z</text:p>
          </table:table-cell>
          <table:table-cell office:value-type="string" calcext:value-type="string">
            <text:p>Dashboard.vue?98fa:208 2019-06-19T07:58:12.165Z</text:p>
          </table:table-cell>
          <table:table-cell/>
          <table:table-cell office:value-type="string" calcext:value-type="string">
            <text:p>Dashboard.vue?98fa:208 2019-06-19T07:38:30.753Z</text:p>
          </table:table-cell>
          <table:table-cell office:value-type="string" calcext:value-type="string">
            <text:p>Dashboard.vue?98fa:208 2019-06-19T07:36:50.059Z</text:p>
          </table:table-cell>
          <table:table-cell office:value-type="string" calcext:value-type="string">
            <text:p>Dashboard.vue?98fa:208 2019-06-19T07:24:09.615Z</text:p>
          </table:table-cell>
          <table:table-cell office:value-type="string" calcext:value-type="string">
            <text:p>Dashboard.vue?98fa:208 2019-06-19T07:30:19.599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4 tumpukan yang belum diterima : 33</text:p>
          </table:table-cell>
          <table:table-cell office:value-type="string" calcext:value-type="string">
            <text:p>Dashboard.vue?98fa:206 506</text:p>
          </table:table-cell>
          <table:table-cell office:value-type="string" calcext:value-type="string">
            <text:p>Dashboard.vue?98fa:206 971</text:p>
          </table:table-cell>
          <table:table-cell table:number-columns-repeated="2"/>
          <table:table-cell office:value-type="string" calcext:value-type="string">
            <text:p>Dashboard.vue?98fa:207 3091</text:p>
          </table:table-cell>
          <table:table-cell office:value-type="string" calcext:value-type="string">
            <text:p>Dashboard.vue?98fa:207 5541</text:p>
          </table:table-cell>
          <table:table-cell office:value-type="string" calcext:value-type="string">
            <text:p>Dashboard.vue?98fa:207 730</text:p>
          </table:table-cell>
          <table:table-cell office:value-type="string" calcext:value-type="string">
            <text:p>Dashboard.vue?98fa:207 738</text:p>
          </table:table-cell>
          <table:table-cell/>
          <table:table-cell office:value-type="string" calcext:value-type="string">
            <text:p>Dashboard.vue?98fa:215 tumpukan yang belum diterima : 33</text:p>
          </table:table-cell>
          <table:table-cell office:value-type="string" calcext:value-type="string">
            <text:p>Dashboard.vue?98fa:207 544</text:p>
          </table:table-cell>
          <table:table-cell office:value-type="string" calcext:value-type="string">
            <text:p>Dashboard.vue?98fa:207 534</text:p>
          </table:table-cell>
          <table:table-cell office:value-type="string" calcext:value-type="string">
            <text:p>Dashboard.vue?98fa:207 1038</text:p>
          </table:table-cell>
          <table:table-cell/>
          <table:table-cell office:value-type="string" calcext:value-type="string">
            <text:p>Dashboard.vue?98fa:207 519</text:p>
          </table:table-cell>
          <table:table-cell office:value-type="string" calcext:value-type="string">
            <text:p>Dashboard.vue?98fa:207 504</text:p>
          </table:table-cell>
          <table:table-cell office:value-type="string" calcext:value-type="string">
            <text:p>Dashboard.vue?98fa:207 459</text:p>
          </table:table-cell>
          <table:table-cell office:value-type="string" calcext:value-type="string">
            <text:p>Dashboard.vue?98fa:207 4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5 (33) ["2019-06-19T06:43:57.187Z", "2019-06-19T06:43:57.886Z", "2019-06-19T06:43:57.986Z", "2019-06-19T06:43:58.086Z", "2019-06-19T06:43:58.186Z", "2019-06-19T06:43:58.286Z", "2019-06-19T06:43:58.386Z", "2019-06-19T06:43:58.486Z", "2019-06-19T06:43:58.586Z", "2019-06-19T06:43:59.786Z", "2019-06-19T06:43:59.886Z", "2019-06-19T06:43:59.986Z", "2019-06-19T06:44:00.086Z", "2019-06-19T06:44:00.186Z", "2019-06-19T06:44:00.286Z", "2019-06-19T06:44:00.3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office:value-type="string" calcext:value-type="string">
            <text:p>Dashboard.vue?98fa:207 2019-06-19T06:09:08.202Z</text:p>
          </table:table-cell>
          <table:table-cell office:value-type="string" calcext:value-type="string">
            <text:p>Dashboard.vue?98fa:207 2019-06-19T06:15:46.082Z</text:p>
          </table:table-cell>
          <table:table-cell table:number-columns-repeated="2"/>
          <table:table-cell office:value-type="string" calcext:value-type="string">
            <text:p>Dashboard.vue?98fa:208 2019-06-19T07:20:13.003Z</text:p>
          </table:table-cell>
          <table:table-cell office:value-type="string" calcext:value-type="string">
            <text:p>Dashboard.vue?98fa:208 2019-06-19T07:18:22.527Z</text:p>
          </table:table-cell>
          <table:table-cell office:value-type="string" calcext:value-type="string">
            <text:p>Dashboard.vue?98fa:208 2019-06-19T07:05:42.886Z</text:p>
          </table:table-cell>
          <table:table-cell office:value-type="string" calcext:value-type="string">
            <text:p>Dashboard.vue?98fa:208 2019-06-19T07:10:30.009Z</text:p>
          </table:table-cell>
          <table:table-cell/>
          <table:table-cell office:value-type="string" calcext:value-type="string">
            <text:p>Dashboard.vue?98fa:216 (33) ["2019-06-19T07:49:37.440Z", "2019-06-19T07:49:37.940Z", "2019-06-19T07:49:38.040Z", "2019-06-19T07:49:38.141Z", "2019-06-19T07:49:38.240Z", "2019-06-19T07:49:38.340Z", "2019-06-19T07:49:38.440Z", "2019-06-19T07:49:39.840Z", "2019-06-19T07:49:39.940Z", "2019-06-19T07:49:40.040Z", "2019-06-19T07:49:40.140Z", "2019-06-19T07:49:40.241Z", "2019-06-19T07:49:40.340Z", "2019-06-19T07:49:40.440Z", "2019-06-19T07:49:40.5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office:value-type="string" calcext:value-type="string">
            <text:p>Dashboard.vue?98fa:208 2019-06-19T07:46:30.682Z</text:p>
          </table:table-cell>
          <table:table-cell office:value-type="string" calcext:value-type="string">
            <text:p>Dashboard.vue?98fa:208 2019-06-19T07:42:27.491Z</text:p>
          </table:table-cell>
          <table:table-cell office:value-type="string" calcext:value-type="string">
            <text:p>Dashboard.vue?98fa:208 2019-06-19T07:58:17.164Z</text:p>
          </table:table-cell>
          <table:table-cell/>
          <table:table-cell office:value-type="string" calcext:value-type="string">
            <text:p>Dashboard.vue?98fa:208 2019-06-19T07:38:30.861Z</text:p>
          </table:table-cell>
          <table:table-cell office:value-type="string" calcext:value-type="string">
            <text:p>Dashboard.vue?98fa:208 2019-06-19T07:36:50.558Z</text:p>
          </table:table-cell>
          <table:table-cell office:value-type="string" calcext:value-type="string">
            <text:p>Dashboard.vue?98fa:208 2019-06-19T07:24:10.616Z</text:p>
          </table:table-cell>
          <table:table-cell office:value-type="string" calcext:value-type="string">
            <text:p>Dashboard.vue?98fa:208 2019-06-19T07:30:24.598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6 6817</text:p>
          </table:table-cell>
          <table:table-cell office:value-type="string" calcext:value-type="string">
            <text:p>Dashboard.vue?98fa:206 520</text:p>
          </table:table-cell>
          <table:table-cell office:value-type="string" calcext:value-type="string">
            <text:p>Dashboard.vue?98fa:206 588</text:p>
          </table:table-cell>
          <table:table-cell table:number-columns-repeated="2"/>
          <table:table-cell office:value-type="string" calcext:value-type="string">
            <text:p>Dashboard.vue?98fa:215 tumpukan yang belum diterima : 17</text:p>
          </table:table-cell>
          <table:table-cell office:value-type="string" calcext:value-type="string">
            <text:p>Dashboard.vue?98fa:207 5046</text:p>
          </table:table-cell>
          <table:table-cell office:value-type="string" calcext:value-type="string">
            <text:p>Dashboard.vue?98fa:207 464</text:p>
          </table:table-cell>
          <table:table-cell office:value-type="string" calcext:value-type="string">
            <text:p>Dashboard.vue?98fa:207 463</text:p>
          </table:table-cell>
          <table:table-cell/>
          <table:table-cell office:value-type="string" calcext:value-type="string">
            <text:p>Dashboard.vue?98fa:207 18748</text:p>
          </table:table-cell>
          <table:table-cell office:value-type="string" calcext:value-type="string">
            <text:p>Dashboard.vue?98fa:207 558</text:p>
          </table:table-cell>
          <table:table-cell office:value-type="string" calcext:value-type="string">
            <text:p>Dashboard.vue?98fa:207 742</text:p>
          </table:table-cell>
          <table:table-cell office:value-type="string" calcext:value-type="string">
            <text:p>Dashboard.vue?98fa:207 626</text:p>
          </table:table-cell>
          <table:table-cell/>
          <table:table-cell office:value-type="string" calcext:value-type="string">
            <text:p>Dashboard.vue?98fa:207 451</text:p>
          </table:table-cell>
          <table:table-cell office:value-type="string" calcext:value-type="string">
            <text:p>Dashboard.vue?98fa:207 503</text:p>
          </table:table-cell>
          <table:table-cell office:value-type="string" calcext:value-type="string">
            <text:p>Dashboard.vue?98fa:207 484</text:p>
          </table:table-cell>
          <table:table-cell office:value-type="string" calcext:value-type="string">
            <text:p>Dashboard.vue?98fa:207 57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7 2019-06-19T06:43:59.786Z</text:p>
          </table:table-cell>
          <table:table-cell office:value-type="string" calcext:value-type="string">
            <text:p>Dashboard.vue?98fa:207 2019-06-19T06:09:08.702Z</text:p>
          </table:table-cell>
          <table:table-cell office:value-type="string" calcext:value-type="string">
            <text:p>Dashboard.vue?98fa:207 2019-06-19T06:15:47.077Z</text:p>
          </table:table-cell>
          <table:table-cell table:number-columns-repeated="2"/>
          <table:table-cell office:value-type="string" calcext:value-type="string">
            <text:p>Dashboard.vue?98fa:216 (17) ["2019-06-19T07:20:13.103Z", "2019-06-19T07:20:13.204Z", "2019-06-19T07:20:13.304Z", "2019-06-19T07:20:13.403Z", "2019-06-19T07:20:13.503Z", "2019-06-19T07:20:13.604Z", "2019-06-19T07:20:13.703Z", "2019-06-19T07:20:13.803Z", "2019-06-19T07:20:13.903Z", "2019-06-19T07:20:14.004Z", "2019-06-19T07:20:14.103Z", "2019-06-19T07:20:14.204Z", "2019-06-19T07:20:14.303Z", "2019-06-19T07:20:14.403Z", "2019-06-19T07:20:14.503Z", "2019-06-19T07:20:14.604Z", "2019-06-19T07:20:14.704Z"]</text:p>
          </table:table-cell>
          <table:table-cell office:value-type="string" calcext:value-type="string">
            <text:p>Dashboard.vue?98fa:208 2019-06-19T07:18:23.027Z</text:p>
          </table:table-cell>
          <table:table-cell office:value-type="string" calcext:value-type="string">
            <text:p>Dashboard.vue?98fa:208 2019-06-19T07:05:43.886Z</text:p>
          </table:table-cell>
          <table:table-cell office:value-type="string" calcext:value-type="string">
            <text:p>Dashboard.vue?98fa:208 2019-06-19T07:10:35.009Z</text:p>
          </table:table-cell>
          <table:table-cell/>
          <table:table-cell office:value-type="string" calcext:value-type="string">
            <text:p>Dashboard.vue?98fa:208 2019-06-19T07:49:39.840Z</text:p>
          </table:table-cell>
          <table:table-cell office:value-type="string" calcext:value-type="string">
            <text:p>Dashboard.vue?98fa:208 2019-06-19T07:46:31.182Z</text:p>
          </table:table-cell>
          <table:table-cell office:value-type="string" calcext:value-type="string">
            <text:p>Dashboard.vue?98fa:208 2019-06-19T07:42:28.491Z</text:p>
          </table:table-cell>
          <table:table-cell office:value-type="string" calcext:value-type="string">
            <text:p>Dashboard.vue?98fa:208 2019-06-19T07:58:22.164Z</text:p>
          </table:table-cell>
          <table:table-cell/>
          <table:table-cell office:value-type="string" calcext:value-type="string">
            <text:p>Dashboard.vue?98fa:208 2019-06-19T07:38:30.952Z</text:p>
          </table:table-cell>
          <table:table-cell office:value-type="string" calcext:value-type="string">
            <text:p>Dashboard.vue?98fa:208 2019-06-19T07:36:51.058Z</text:p>
          </table:table-cell>
          <table:table-cell office:value-type="string" calcext:value-type="string">
            <text:p>Dashboard.vue?98fa:208 2019-06-19T07:24:11.615Z</text:p>
          </table:table-cell>
          <table:table-cell office:value-type="string" calcext:value-type="string">
            <text:p>Dashboard.vue?98fa:208 2019-06-19T07:30:29.598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4 tumpukan yang belum diterima : 32</text:p>
          </table:table-cell>
          <table:table-cell office:value-type="string" calcext:value-type="string">
            <text:p>Dashboard.vue?98fa:206 533</text:p>
          </table:table-cell>
          <table:table-cell office:value-type="string" calcext:value-type="string">
            <text:p>Dashboard.vue?98fa:206 510</text:p>
          </table:table-cell>
          <table:table-cell table:number-columns-repeated="2"/>
          <table:table-cell office:value-type="string" calcext:value-type="string">
            <text:p>Dashboard.vue?98fa:207 3003</text:p>
          </table:table-cell>
          <table:table-cell office:value-type="string" calcext:value-type="string">
            <text:p>Dashboard.vue?98fa:207 4551</text:p>
          </table:table-cell>
          <table:table-cell office:value-type="string" calcext:value-type="string">
            <text:p>Dashboard.vue?98fa:207 492</text:p>
          </table:table-cell>
          <table:table-cell office:value-type="string" calcext:value-type="string">
            <text:p>Dashboard.vue?98fa:207 482</text:p>
          </table:table-cell>
          <table:table-cell/>
          <table:table-cell office:value-type="string" calcext:value-type="string">
            <text:p>Dashboard.vue?98fa:215 tumpukan yang belum diterima : 32</text:p>
          </table:table-cell>
          <table:table-cell office:value-type="string" calcext:value-type="string">
            <text:p>Dashboard.vue?98fa:207 570</text:p>
          </table:table-cell>
          <table:table-cell office:value-type="string" calcext:value-type="string">
            <text:p>Dashboard.vue?98fa:207 971</text:p>
          </table:table-cell>
          <table:table-cell office:value-type="string" calcext:value-type="string">
            <text:p>Dashboard.vue?98fa:207 1072</text:p>
          </table:table-cell>
          <table:table-cell/>
          <table:table-cell office:value-type="string" calcext:value-type="string">
            <text:p>Dashboard.vue?98fa:207 531</text:p>
          </table:table-cell>
          <table:table-cell office:value-type="string" calcext:value-type="string">
            <text:p>Dashboard.vue?98fa:207 502</text:p>
          </table:table-cell>
          <table:table-cell office:value-type="string" calcext:value-type="string">
            <text:p>Dashboard.vue?98fa:207 1002</text:p>
          </table:table-cell>
          <table:table-cell office:value-type="string" calcext:value-type="string">
            <text:p>Dashboard.vue?98fa:207 66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5 (32) ["2019-06-19T06:43:57.187Z", "2019-06-19T06:43:57.886Z", "2019-06-19T06:43:57.986Z", "2019-06-19T06:43:58.086Z", "2019-06-19T06:43:58.186Z", "2019-06-19T06:43:58.286Z", "2019-06-19T06:43:58.386Z", "2019-06-19T06:43:58.486Z", "2019-06-19T06:43:58.586Z", "2019-06-19T06:43:59.886Z", "2019-06-19T06:43:59.986Z", "2019-06-19T06:44:00.086Z", "2019-06-19T06:44:00.186Z", "2019-06-19T06:44:00.286Z", "2019-06-19T06:44:00.3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office:value-type="string" calcext:value-type="string">
            <text:p>Dashboard.vue?98fa:207 2019-06-19T06:09:09.203Z</text:p>
          </table:table-cell>
          <table:table-cell office:value-type="string" calcext:value-type="string">
            <text:p>Dashboard.vue?98fa:207 2019-06-19T06:15:48.076Z</text:p>
          </table:table-cell>
          <table:table-cell table:number-columns-repeated="2"/>
          <table:table-cell office:value-type="string" calcext:value-type="string">
            <text:p>Dashboard.vue?98fa:208 2019-06-19T07:20:13.103Z</text:p>
          </table:table-cell>
          <table:table-cell office:value-type="string" calcext:value-type="string">
            <text:p>Dashboard.vue?98fa:208 2019-06-19T07:18:23.527Z</text:p>
          </table:table-cell>
          <table:table-cell office:value-type="string" calcext:value-type="string">
            <text:p>Dashboard.vue?98fa:208 2019-06-19T07:05:44.886Z</text:p>
          </table:table-cell>
          <table:table-cell office:value-type="string" calcext:value-type="string">
            <text:p>Dashboard.vue?98fa:208 2019-06-19T07:10:40.009Z</text:p>
          </table:table-cell>
          <table:table-cell/>
          <table:table-cell office:value-type="string" calcext:value-type="string">
            <text:p>Dashboard.vue?98fa:216 (32) ["2019-06-19T07:49:37.440Z", "2019-06-19T07:49:37.940Z", "2019-06-19T07:49:38.040Z", "2019-06-19T07:49:38.141Z", "2019-06-19T07:49:38.240Z", "2019-06-19T07:49:38.340Z", "2019-06-19T07:49:38.440Z", "2019-06-19T07:49:39.940Z", "2019-06-19T07:49:40.040Z", "2019-06-19T07:49:40.140Z", "2019-06-19T07:49:40.241Z", "2019-06-19T07:49:40.340Z", "2019-06-19T07:49:40.440Z", "2019-06-19T07:49:40.5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office:value-type="string" calcext:value-type="string">
            <text:p>Dashboard.vue?98fa:208 2019-06-19T07:46:31.683Z</text:p>
          </table:table-cell>
          <table:table-cell office:value-type="string" calcext:value-type="string">
            <text:p>Dashboard.vue?98fa:208 2019-06-19T07:42:29.490Z</text:p>
          </table:table-cell>
          <table:table-cell office:value-type="string" calcext:value-type="string">
            <text:p>Dashboard.vue?98fa:208 2019-06-19T07:58:27.164Z</text:p>
          </table:table-cell>
          <table:table-cell/>
          <table:table-cell office:value-type="string" calcext:value-type="string">
            <text:p>Dashboard.vue?98fa:208 2019-06-19T07:38:31.053Z</text:p>
          </table:table-cell>
          <table:table-cell office:value-type="string" calcext:value-type="string">
            <text:p>Dashboard.vue?98fa:208 2019-06-19T07:36:51.559Z</text:p>
          </table:table-cell>
          <table:table-cell office:value-type="string" calcext:value-type="string">
            <text:p>Dashboard.vue?98fa:208 2019-06-19T07:24:12.615Z</text:p>
          </table:table-cell>
          <table:table-cell office:value-type="string" calcext:value-type="string">
            <text:p>Dashboard.vue?98fa:208 2019-06-19T07:30:34.598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6 6729</text:p>
          </table:table-cell>
          <table:table-cell office:value-type="string" calcext:value-type="string">
            <text:p>Dashboard.vue?98fa:206 946</text:p>
          </table:table-cell>
          <table:table-cell office:value-type="string" calcext:value-type="string">
            <text:p>Dashboard.vue?98fa:206 739</text:p>
          </table:table-cell>
          <table:table-cell table:number-columns-repeated="2"/>
          <table:table-cell office:value-type="string" calcext:value-type="string">
            <text:p>Dashboard.vue?98fa:215 tumpukan yang belum diterima : 16</text:p>
          </table:table-cell>
          <table:table-cell office:value-type="string" calcext:value-type="string">
            <text:p>Dashboard.vue?98fa:207 4054</text:p>
          </table:table-cell>
          <table:table-cell office:value-type="string" calcext:value-type="string">
            <text:p>Dashboard.vue?98fa:207 632</text:p>
          </table:table-cell>
          <table:table-cell office:value-type="string" calcext:value-type="string">
            <text:p>Dashboard.vue?98fa:207 510</text:p>
          </table:table-cell>
          <table:table-cell/>
          <table:table-cell office:value-type="string" calcext:value-type="string">
            <text:p>Dashboard.vue?98fa:207 18666</text:p>
          </table:table-cell>
          <table:table-cell office:value-type="string" calcext:value-type="string">
            <text:p>Dashboard.vue?98fa:207 475</text:p>
          </table:table-cell>
          <table:table-cell office:value-type="string" calcext:value-type="string">
            <text:p>Dashboard.vue?98fa:207 505</text:p>
          </table:table-cell>
          <table:table-cell office:value-type="string" calcext:value-type="string">
            <text:p>Dashboard.vue?98fa:207 476</text:p>
          </table:table-cell>
          <table:table-cell/>
          <table:table-cell office:value-type="string" calcext:value-type="string">
            <text:p>Dashboard.vue?98fa:207 458</text:p>
          </table:table-cell>
          <table:table-cell office:value-type="string" calcext:value-type="string">
            <text:p>Dashboard.vue?98fa:207 504</text:p>
          </table:table-cell>
          <table:table-cell office:value-type="string" calcext:value-type="string">
            <text:p>Dashboard.vue?98fa:207 948</text:p>
          </table:table-cell>
          <table:table-cell office:value-type="string" calcext:value-type="string">
            <text:p>Dashboard.vue?98fa:207 60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7 2019-06-19T06:43:59.886Z</text:p>
          </table:table-cell>
          <table:table-cell office:value-type="string" calcext:value-type="string">
            <text:p>Dashboard.vue?98fa:207 2019-06-19T06:09:09.702Z</text:p>
          </table:table-cell>
          <table:table-cell office:value-type="string" calcext:value-type="string">
            <text:p>Dashboard.vue?98fa:207 2019-06-19T06:15:49.075Z</text:p>
          </table:table-cell>
          <table:table-cell table:number-columns-repeated="2"/>
          <table:table-cell office:value-type="string" calcext:value-type="string">
            <text:p>Dashboard.vue?98fa:216 (16) ["2019-06-19T07:20:13.204Z", "2019-06-19T07:20:13.304Z", "2019-06-19T07:20:13.403Z", "2019-06-19T07:20:13.503Z", "2019-06-19T07:20:13.604Z", "2019-06-19T07:20:13.703Z", "2019-06-19T07:20:13.803Z", "2019-06-19T07:20:13.903Z", "2019-06-19T07:20:14.004Z", "2019-06-19T07:20:14.103Z", "2019-06-19T07:20:14.204Z", "2019-06-19T07:20:14.303Z", "2019-06-19T07:20:14.403Z", "2019-06-19T07:20:14.503Z", "2019-06-19T07:20:14.604Z", "2019-06-19T07:20:14.704Z"]</text:p>
          </table:table-cell>
          <table:table-cell office:value-type="string" calcext:value-type="string">
            <text:p>Dashboard.vue?98fa:208 2019-06-19T07:18:24.028Z</text:p>
          </table:table-cell>
          <table:table-cell office:value-type="string" calcext:value-type="string">
            <text:p>Dashboard.vue?98fa:208 2019-06-19T07:05:45.886Z</text:p>
          </table:table-cell>
          <table:table-cell office:value-type="string" calcext:value-type="string">
            <text:p>Dashboard.vue?98fa:208 2019-06-19T07:10:45.009Z</text:p>
          </table:table-cell>
          <table:table-cell/>
          <table:table-cell office:value-type="string" calcext:value-type="string">
            <text:p>Dashboard.vue?98fa:208 2019-06-19T07:49:39.940Z</text:p>
          </table:table-cell>
          <table:table-cell office:value-type="string" calcext:value-type="string">
            <text:p>Dashboard.vue?98fa:208 2019-06-19T07:46:32.183Z</text:p>
          </table:table-cell>
          <table:table-cell office:value-type="string" calcext:value-type="string">
            <text:p>Dashboard.vue?98fa:208 2019-06-19T07:42:30.490Z</text:p>
          </table:table-cell>
          <table:table-cell office:value-type="string" calcext:value-type="string">
            <text:p>Dashboard.vue?98fa:208 2019-06-19T07:58:32.164Z</text:p>
          </table:table-cell>
          <table:table-cell/>
          <table:table-cell office:value-type="string" calcext:value-type="string">
            <text:p>Dashboard.vue?98fa:208 2019-06-19T07:38:31.153Z</text:p>
          </table:table-cell>
          <table:table-cell office:value-type="string" calcext:value-type="string">
            <text:p>Dashboard.vue?98fa:208 2019-06-19T07:36:52.059Z</text:p>
          </table:table-cell>
          <table:table-cell office:value-type="string" calcext:value-type="string">
            <text:p>Dashboard.vue?98fa:208 2019-06-19T07:24:13.615Z</text:p>
          </table:table-cell>
          <table:table-cell office:value-type="string" calcext:value-type="string">
            <text:p>Dashboard.vue?98fa:208 2019-06-19T07:30:39.598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4 tumpukan yang belum diterima : 31</text:p>
          </table:table-cell>
          <table:table-cell office:value-type="string" calcext:value-type="string">
            <text:p>Dashboard.vue?98fa:206 457</text:p>
          </table:table-cell>
          <table:table-cell office:value-type="string" calcext:value-type="string">
            <text:p>Dashboard.vue?98fa:206 446</text:p>
          </table:table-cell>
          <table:table-cell table:number-columns-repeated="2"/>
          <table:table-cell office:value-type="string" calcext:value-type="string">
            <text:p>Dashboard.vue?98fa:207 2909</text:p>
          </table:table-cell>
          <table:table-cell office:value-type="string" calcext:value-type="string">
            <text:p>Dashboard.vue?98fa:207 3562</text:p>
          </table:table-cell>
          <table:table-cell office:value-type="string" calcext:value-type="string">
            <text:p>Dashboard.vue?98fa:207 623</text:p>
          </table:table-cell>
          <table:table-cell office:value-type="string" calcext:value-type="string">
            <text:p>Dashboard.vue?98fa:207 521</text:p>
          </table:table-cell>
          <table:table-cell/>
          <table:table-cell office:value-type="string" calcext:value-type="string">
            <text:p>Dashboard.vue?98fa:215 tumpukan yang belum diterima : 31</text:p>
          </table:table-cell>
          <table:table-cell office:value-type="string" calcext:value-type="string">
            <text:p>Dashboard.vue?98fa:207 1001</text:p>
          </table:table-cell>
          <table:table-cell office:value-type="string" calcext:value-type="string">
            <text:p>Dashboard.vue?98fa:207 528</text:p>
          </table:table-cell>
          <table:table-cell office:value-type="string" calcext:value-type="string">
            <text:p>Dashboard.vue?98fa:207 1013</text:p>
          </table:table-cell>
          <table:table-cell/>
          <table:table-cell office:value-type="string" calcext:value-type="string">
            <text:p>Dashboard.vue?98fa:207 516</text:p>
          </table:table-cell>
          <table:table-cell office:value-type="string" calcext:value-type="string">
            <text:p>Dashboard.vue?98fa:207 504</text:p>
          </table:table-cell>
          <table:table-cell office:value-type="string" calcext:value-type="string">
            <text:p>Dashboard.vue?98fa:207 868</text:p>
          </table:table-cell>
          <table:table-cell office:value-type="string" calcext:value-type="string">
            <text:p>Dashboard.vue?98fa:207 52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5 (31) ["2019-06-19T06:43:57.187Z", "2019-06-19T06:43:57.886Z", "2019-06-19T06:43:57.986Z", "2019-06-19T06:43:58.086Z", "2019-06-19T06:43:58.186Z", "2019-06-19T06:43:58.286Z", "2019-06-19T06:43:58.386Z", "2019-06-19T06:43:58.486Z", "2019-06-19T06:43:58.586Z", "2019-06-19T06:43:59.986Z", "2019-06-19T06:44:00.086Z", "2019-06-19T06:44:00.186Z", "2019-06-19T06:44:00.286Z", "2019-06-19T06:44:00.3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office:value-type="string" calcext:value-type="string">
            <text:p>Dashboard.vue?98fa:207 2019-06-19T06:09:10.202Z</text:p>
          </table:table-cell>
          <table:table-cell office:value-type="string" calcext:value-type="string">
            <text:p>Dashboard.vue?98fa:207 2019-06-19T06:15:50.075Z</text:p>
          </table:table-cell>
          <table:table-cell table:number-columns-repeated="2"/>
          <table:table-cell office:value-type="string" calcext:value-type="string">
            <text:p>Dashboard.vue?98fa:208 2019-06-19T07:20:13.204Z</text:p>
          </table:table-cell>
          <table:table-cell office:value-type="string" calcext:value-type="string">
            <text:p>Dashboard.vue?98fa:208 2019-06-19T07:18:24.527Z</text:p>
          </table:table-cell>
          <table:table-cell office:value-type="string" calcext:value-type="string">
            <text:p>Dashboard.vue?98fa:208 2019-06-19T07:05:46.886Z</text:p>
          </table:table-cell>
          <table:table-cell office:value-type="string" calcext:value-type="string">
            <text:p>Dashboard.vue?98fa:208 2019-06-19T07:10:50.009Z</text:p>
          </table:table-cell>
          <table:table-cell/>
          <table:table-cell office:value-type="string" calcext:value-type="string">
            <text:p>Dashboard.vue?98fa:216 (31) ["2019-06-19T07:49:37.440Z", "2019-06-19T07:49:37.940Z", "2019-06-19T07:49:38.040Z", "2019-06-19T07:49:38.141Z", "2019-06-19T07:49:38.240Z", "2019-06-19T07:49:38.340Z", "2019-06-19T07:49:38.440Z", "2019-06-19T07:49:40.040Z", "2019-06-19T07:49:40.140Z", "2019-06-19T07:49:40.241Z", "2019-06-19T07:49:40.340Z", "2019-06-19T07:49:40.440Z", "2019-06-19T07:49:40.5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office:value-type="string" calcext:value-type="string">
            <text:p>Dashboard.vue?98fa:208 2019-06-19T07:46:32.682Z</text:p>
          </table:table-cell>
          <table:table-cell office:value-type="string" calcext:value-type="string">
            <text:p>Dashboard.vue?98fa:208 2019-06-19T07:42:31.491Z</text:p>
          </table:table-cell>
          <table:table-cell office:value-type="string" calcext:value-type="string">
            <text:p>Dashboard.vue?98fa:208 2019-06-19T07:58:37.164Z</text:p>
          </table:table-cell>
          <table:table-cell/>
          <table:table-cell office:value-type="string" calcext:value-type="string">
            <text:p>Dashboard.vue?98fa:208 2019-06-19T07:38:31.253Z</text:p>
          </table:table-cell>
          <table:table-cell office:value-type="string" calcext:value-type="string">
            <text:p>Dashboard.vue?98fa:208 2019-06-19T07:36:52.558Z</text:p>
          </table:table-cell>
          <table:table-cell office:value-type="string" calcext:value-type="string">
            <text:p>Dashboard.vue?98fa:208 2019-06-19T07:24:14.616Z</text:p>
          </table:table-cell>
          <table:table-cell office:value-type="string" calcext:value-type="string">
            <text:p>Dashboard.vue?98fa:208 2019-06-19T07:30:44.598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6 7126</text:p>
          </table:table-cell>
          <table:table-cell office:value-type="string" calcext:value-type="string">
            <text:p>Dashboard.vue?98fa:206 670</text:p>
          </table:table-cell>
          <table:table-cell office:value-type="string" calcext:value-type="string">
            <text:p>Dashboard.vue?98fa:206 1094</text:p>
          </table:table-cell>
          <table:table-cell table:number-columns-repeated="2"/>
          <table:table-cell office:value-type="string" calcext:value-type="string">
            <text:p>Dashboard.vue?98fa:215 tumpukan yang belum diterima : 15</text:p>
          </table:table-cell>
          <table:table-cell office:value-type="string" calcext:value-type="string">
            <text:p>Dashboard.vue?98fa:207 3068</text:p>
          </table:table-cell>
          <table:table-cell office:value-type="string" calcext:value-type="string">
            <text:p>Dashboard.vue?98fa:207 557</text:p>
          </table:table-cell>
          <table:table-cell office:value-type="string" calcext:value-type="string">
            <text:p>Dashboard.vue?98fa:207 533</text:p>
          </table:table-cell>
          <table:table-cell/>
          <table:table-cell office:value-type="string" calcext:value-type="string">
            <text:p>Dashboard.vue?98fa:207 19043</text:p>
          </table:table-cell>
          <table:table-cell office:value-type="string" calcext:value-type="string">
            <text:p>Dashboard.vue?98fa:207 924</text:p>
          </table:table-cell>
          <table:table-cell office:value-type="string" calcext:value-type="string">
            <text:p>Dashboard.vue?98fa:207 554</text:p>
          </table:table-cell>
          <table:table-cell office:value-type="string" calcext:value-type="string">
            <text:p>Dashboard.vue?98fa:207 511</text:p>
          </table:table-cell>
          <table:table-cell/>
          <table:table-cell office:value-type="string" calcext:value-type="string">
            <text:p>Dashboard.vue?98fa:207 433</text:p>
          </table:table-cell>
          <table:table-cell office:value-type="string" calcext:value-type="string">
            <text:p>Dashboard.vue?98fa:207 508</text:p>
          </table:table-cell>
          <table:table-cell office:value-type="string" calcext:value-type="string">
            <text:p>Dashboard.vue?98fa:207 1815</text:p>
          </table:table-cell>
          <table:table-cell office:value-type="string" calcext:value-type="string">
            <text:p>Dashboard.vue?98fa:207 4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7 2019-06-19T06:43:59.986Z</text:p>
          </table:table-cell>
          <table:table-cell office:value-type="string" calcext:value-type="string">
            <text:p>Dashboard.vue?98fa:207 2019-06-19T06:09:10.702Z</text:p>
          </table:table-cell>
          <table:table-cell office:value-type="string" calcext:value-type="string">
            <text:p>Dashboard.vue?98fa:207 2019-06-19T06:15:51.076Z</text:p>
          </table:table-cell>
          <table:table-cell table:number-columns-repeated="2"/>
          <table:table-cell office:value-type="string" calcext:value-type="string">
            <text:p>Dashboard.vue?98fa:216 (15) ["2019-06-19T07:20:13.304Z", "2019-06-19T07:20:13.403Z", "2019-06-19T07:20:13.503Z", "2019-06-19T07:20:13.604Z", "2019-06-19T07:20:13.703Z", "2019-06-19T07:20:13.803Z", "2019-06-19T07:20:13.903Z", "2019-06-19T07:20:14.004Z", "2019-06-19T07:20:14.103Z", "2019-06-19T07:20:14.204Z", "2019-06-19T07:20:14.303Z", "2019-06-19T07:20:14.403Z", "2019-06-19T07:20:14.503Z", "2019-06-19T07:20:14.604Z", "2019-06-19T07:20:14.704Z"]</text:p>
          </table:table-cell>
          <table:table-cell office:value-type="string" calcext:value-type="string">
            <text:p>Dashboard.vue?98fa:208 2019-06-19T07:18:25.027Z</text:p>
          </table:table-cell>
          <table:table-cell office:value-type="string" calcext:value-type="string">
            <text:p>Dashboard.vue?98fa:208 2019-06-19T07:05:47.892Z</text:p>
          </table:table-cell>
          <table:table-cell office:value-type="string" calcext:value-type="string">
            <text:p>Dashboard.vue?98fa:208 2019-06-19T07:10:55.009Z</text:p>
          </table:table-cell>
          <table:table-cell/>
          <table:table-cell office:value-type="string" calcext:value-type="string">
            <text:p>Dashboard.vue?98fa:208 2019-06-19T07:49:40.040Z</text:p>
          </table:table-cell>
          <table:table-cell office:value-type="string" calcext:value-type="string">
            <text:p>Dashboard.vue?98fa:208 2019-06-19T07:46:33.183Z</text:p>
          </table:table-cell>
          <table:table-cell office:value-type="string" calcext:value-type="string">
            <text:p>Dashboard.vue?98fa:208 2019-06-19T07:42:32.490Z</text:p>
          </table:table-cell>
          <table:table-cell office:value-type="string" calcext:value-type="string">
            <text:p>Dashboard.vue?98fa:208 2019-06-19T07:58:42.164Z</text:p>
          </table:table-cell>
          <table:table-cell/>
          <table:table-cell office:value-type="string" calcext:value-type="string">
            <text:p>Dashboard.vue?98fa:208 2019-06-19T07:38:31.353Z</text:p>
          </table:table-cell>
          <table:table-cell office:value-type="string" calcext:value-type="string">
            <text:p>Dashboard.vue?98fa:208 2019-06-19T07:36:53.059Z</text:p>
          </table:table-cell>
          <table:table-cell office:value-type="string" calcext:value-type="string">
            <text:p>Dashboard.vue?98fa:208 2019-06-19T07:24:15.615Z</text:p>
          </table:table-cell>
          <table:table-cell office:value-type="string" calcext:value-type="string">
            <text:p>Dashboard.vue?98fa:208 2019-06-19T07:30:49.599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4 tumpukan yang belum diterima : 30</text:p>
          </table:table-cell>
          <table:table-cell office:value-type="string" calcext:value-type="string">
            <text:p>Dashboard.vue?98fa:206 476</text:p>
          </table:table-cell>
          <table:table-cell office:value-type="string" calcext:value-type="string">
            <text:p>Dashboard.vue?98fa:206 712</text:p>
          </table:table-cell>
          <table:table-cell table:number-columns-repeated="2"/>
          <table:table-cell office:value-type="string" calcext:value-type="string">
            <text:p>Dashboard.vue?98fa:207 2816</text:p>
          </table:table-cell>
          <table:table-cell office:value-type="string" calcext:value-type="string">
            <text:p>Dashboard.vue?98fa:207 2572</text:p>
          </table:table-cell>
          <table:table-cell office:value-type="string" calcext:value-type="string">
            <text:p>Dashboard.vue?98fa:207 568</text:p>
          </table:table-cell>
          <table:table-cell office:value-type="string" calcext:value-type="string">
            <text:p>Dashboard.vue?98fa:207 560</text:p>
          </table:table-cell>
          <table:table-cell/>
          <table:table-cell office:value-type="string" calcext:value-type="string">
            <text:p>Dashboard.vue?98fa:215 tumpukan yang belum diterima : 30</text:p>
          </table:table-cell>
          <table:table-cell office:value-type="string" calcext:value-type="string">
            <text:p>Dashboard.vue?98fa:207 493</text:p>
          </table:table-cell>
          <table:table-cell office:value-type="string" calcext:value-type="string">
            <text:p>Dashboard.vue?98fa:207 471</text:p>
          </table:table-cell>
          <table:table-cell office:value-type="string" calcext:value-type="string">
            <text:p>Dashboard.vue?98fa:207 939</text:p>
          </table:table-cell>
          <table:table-cell/>
          <table:table-cell office:value-type="string" calcext:value-type="string">
            <text:p>Dashboard.vue?98fa:207 436</text:p>
          </table:table-cell>
          <table:table-cell office:value-type="string" calcext:value-type="string">
            <text:p>Dashboard.vue?98fa:207 513</text:p>
          </table:table-cell>
          <table:table-cell office:value-type="string" calcext:value-type="string">
            <text:p>Dashboard.vue?98fa:207 830</text:p>
          </table:table-cell>
          <table:table-cell office:value-type="string" calcext:value-type="string">
            <text:p>Dashboard.vue?98fa:207 4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5 (30) ["2019-06-19T06:43:57.187Z", "2019-06-19T06:43:57.886Z", "2019-06-19T06:43:57.986Z", "2019-06-19T06:43:58.086Z", "2019-06-19T06:43:58.186Z", "2019-06-19T06:43:58.286Z", "2019-06-19T06:43:58.386Z", "2019-06-19T06:43:58.486Z", "2019-06-19T06:43:58.586Z", "2019-06-19T06:44:00.086Z", "2019-06-19T06:44:00.186Z", "2019-06-19T06:44:00.286Z", "2019-06-19T06:44:00.3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office:value-type="string" calcext:value-type="string">
            <text:p>Dashboard.vue?98fa:207 2019-06-19T06:09:11.203Z</text:p>
          </table:table-cell>
          <table:table-cell office:value-type="string" calcext:value-type="string">
            <text:p>Dashboard.vue?98fa:207 2019-06-19T06:15:52.075Z</text:p>
          </table:table-cell>
          <table:table-cell table:number-columns-repeated="2"/>
          <table:table-cell office:value-type="string" calcext:value-type="string">
            <text:p>Dashboard.vue?98fa:208 2019-06-19T07:20:13.304Z</text:p>
          </table:table-cell>
          <table:table-cell office:value-type="string" calcext:value-type="string">
            <text:p>Dashboard.vue?98fa:208 2019-06-19T07:18:25.527Z</text:p>
          </table:table-cell>
          <table:table-cell office:value-type="string" calcext:value-type="string">
            <text:p>Dashboard.vue?98fa:208 2019-06-19T07:05:48.885Z</text:p>
          </table:table-cell>
          <table:table-cell office:value-type="string" calcext:value-type="string">
            <text:p>Dashboard.vue?98fa:208 2019-06-19T07:11:00.009Z</text:p>
          </table:table-cell>
          <table:table-cell/>
          <table:table-cell office:value-type="string" calcext:value-type="string">
            <text:p>Dashboard.vue?98fa:216 (30) ["2019-06-19T07:49:37.440Z", "2019-06-19T07:49:37.940Z", "2019-06-19T07:49:38.040Z", "2019-06-19T07:49:38.141Z", "2019-06-19T07:49:38.240Z", "2019-06-19T07:49:38.340Z", "2019-06-19T07:49:38.440Z", "2019-06-19T07:49:40.140Z", "2019-06-19T07:49:40.241Z", "2019-06-19T07:49:40.340Z", "2019-06-19T07:49:40.440Z", "2019-06-19T07:49:40.5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office:value-type="string" calcext:value-type="string">
            <text:p>Dashboard.vue?98fa:208 2019-06-19T07:46:33.700Z</text:p>
          </table:table-cell>
          <table:table-cell office:value-type="string" calcext:value-type="string">
            <text:p>Dashboard.vue?98fa:208 2019-06-19T07:42:33.491Z</text:p>
          </table:table-cell>
          <table:table-cell office:value-type="string" calcext:value-type="string">
            <text:p>Dashboard.vue?98fa:208 2019-06-19T07:58:47.164Z</text:p>
          </table:table-cell>
          <table:table-cell/>
          <table:table-cell office:value-type="string" calcext:value-type="string">
            <text:p>Dashboard.vue?98fa:208 2019-06-19T07:38:31.453Z</text:p>
          </table:table-cell>
          <table:table-cell office:value-type="string" calcext:value-type="string">
            <text:p>Dashboard.vue?98fa:208 2019-06-19T07:36:53.558Z</text:p>
          </table:table-cell>
          <table:table-cell office:value-type="string" calcext:value-type="string">
            <text:p>Dashboard.vue?98fa:208 2019-06-19T07:24:16.615Z</text:p>
          </table:table-cell>
          <table:table-cell office:value-type="string" calcext:value-type="string">
            <text:p>Dashboard.vue?98fa:208 2019-06-19T07:30:54.605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6 9253</text:p>
          </table:table-cell>
          <table:table-cell office:value-type="string" calcext:value-type="string">
            <text:p>Dashboard.vue?98fa:206 513</text:p>
          </table:table-cell>
          <table:table-cell office:value-type="string" calcext:value-type="string">
            <text:p>Dashboard.vue?98fa:206 631</text:p>
          </table:table-cell>
          <table:table-cell table:number-columns-repeated="2"/>
          <table:table-cell office:value-type="string" calcext:value-type="string">
            <text:p>Dashboard.vue?98fa:215 tumpukan yang belum diterima : 14</text:p>
          </table:table-cell>
          <table:table-cell office:value-type="string" calcext:value-type="string">
            <text:p>Dashboard.vue?98fa:207 2076</text:p>
          </table:table-cell>
          <table:table-cell office:value-type="string" calcext:value-type="string">
            <text:p>Dashboard.vue?98fa:207 593</text:p>
          </table:table-cell>
          <table:table-cell office:value-type="string" calcext:value-type="string">
            <text:p>Dashboard.vue?98fa:207 467</text:p>
          </table:table-cell>
          <table:table-cell/>
          <table:table-cell office:value-type="string" calcext:value-type="string">
            <text:p>Dashboard.vue?98fa:207 18957</text:p>
          </table:table-cell>
          <table:table-cell office:value-type="string" calcext:value-type="string">
            <text:p>Dashboard.vue?98fa:207 520</text:p>
          </table:table-cell>
          <table:table-cell office:value-type="string" calcext:value-type="string">
            <text:p>Dashboard.vue?98fa:207 1911</text:p>
          </table:table-cell>
          <table:table-cell office:value-type="float" office:value="547" calcext:value-type="float">
            <text:p>547</text:p>
          </table:table-cell>
          <table:table-cell/>
          <table:table-cell office:value-type="string" calcext:value-type="string">
            <text:p>Dashboard.vue?98fa:207 544</text:p>
          </table:table-cell>
          <table:table-cell office:value-type="string" calcext:value-type="string">
            <text:p>Dashboard.vue?98fa:207 455</text:p>
          </table:table-cell>
          <table:table-cell office:value-type="string" calcext:value-type="string">
            <text:p>Dashboard.vue?98fa:207 423</text:p>
          </table:table-cell>
          <table:table-cell office:value-type="string" calcext:value-type="string">
            <text:p>Dashboard.vue?98fa:207 4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7 2019-06-19T06:43:57.886Z</text:p>
          </table:table-cell>
          <table:table-cell office:value-type="string" calcext:value-type="string">
            <text:p>Dashboard.vue?98fa:207 2019-06-19T06:09:11.702Z</text:p>
          </table:table-cell>
          <table:table-cell office:value-type="string" calcext:value-type="string">
            <text:p>Dashboard.vue?98fa:207 2019-06-19T06:15:53.075Z</text:p>
          </table:table-cell>
          <table:table-cell table:number-columns-repeated="2"/>
          <table:table-cell office:value-type="string" calcext:value-type="string">
            <text:p>Dashboard.vue?98fa:216 (14) ["2019-06-19T07:20:13.403Z", "2019-06-19T07:20:13.503Z", "2019-06-19T07:20:13.604Z", "2019-06-19T07:20:13.703Z", "2019-06-19T07:20:13.803Z", "2019-06-19T07:20:13.903Z", "2019-06-19T07:20:14.004Z", "2019-06-19T07:20:14.103Z", "2019-06-19T07:20:14.204Z", "2019-06-19T07:20:14.303Z", "2019-06-19T07:20:14.403Z", "2019-06-19T07:20:14.503Z", "2019-06-19T07:20:14.604Z", "2019-06-19T07:20:14.704Z"]</text:p>
          </table:table-cell>
          <table:table-cell office:value-type="string" calcext:value-type="string">
            <text:p>Dashboard.vue?98fa:208 2019-06-19T07:18:26.027Z</text:p>
          </table:table-cell>
          <table:table-cell office:value-type="string" calcext:value-type="string">
            <text:p>Dashboard.vue?98fa:208 2019-06-19T07:05:49.886Z</text:p>
          </table:table-cell>
          <table:table-cell office:value-type="string" calcext:value-type="string">
            <text:p>Dashboard.vue?98fa:208 2019-06-19T07:11:05.009Z</text:p>
          </table:table-cell>
          <table:table-cell/>
          <table:table-cell office:value-type="string" calcext:value-type="string">
            <text:p>Dashboard.vue?98fa:208 2019-06-19T07:49:40.140Z</text:p>
          </table:table-cell>
          <table:table-cell office:value-type="string" calcext:value-type="string">
            <text:p>Dashboard.vue?98fa:208 2019-06-19T07:46:34.182Z</text:p>
          </table:table-cell>
          <table:table-cell office:value-type="string" calcext:value-type="string">
            <text:p>Dashboard.vue?98fa:208 2019-06-19T07:42:34.490Z</text:p>
          </table:table-cell>
          <table:table-cell office:value-type="string" calcext:value-type="string">
            <text:p>Dashboard.vue?98fa:208 2019-06-19T07:58:52.164Z</text:p>
          </table:table-cell>
          <table:table-cell/>
          <table:table-cell office:value-type="string" calcext:value-type="string">
            <text:p>Dashboard.vue?98fa:208 2019-06-19T07:38:31.553Z</text:p>
          </table:table-cell>
          <table:table-cell office:value-type="string" calcext:value-type="string">
            <text:p>Dashboard.vue?98fa:208 2019-06-19T07:36:54.059Z</text:p>
          </table:table-cell>
          <table:table-cell office:value-type="string" calcext:value-type="string">
            <text:p>Dashboard.vue?98fa:208 2019-06-19T07:24:17.615Z</text:p>
          </table:table-cell>
          <table:table-cell office:value-type="string" calcext:value-type="string">
            <text:p>Dashboard.vue?98fa:208 2019-06-19T07:30:59.598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4 tumpukan yang belum diterima : 29</text:p>
          </table:table-cell>
          <table:table-cell office:value-type="string" calcext:value-type="string">
            <text:p>Dashboard.vue?98fa:206 500</text:p>
          </table:table-cell>
          <table:table-cell office:value-type="string" calcext:value-type="string">
            <text:p>Dashboard.vue?98fa:206 553</text:p>
          </table:table-cell>
          <table:table-cell table:number-columns-repeated="2"/>
          <table:table-cell office:value-type="string" calcext:value-type="string">
            <text:p>Dashboard.vue?98fa:207 2729</text:p>
          </table:table-cell>
          <table:table-cell office:value-type="string" calcext:value-type="string">
            <text:p>Dashboard.vue?98fa:207 1642</text:p>
          </table:table-cell>
          <table:table-cell office:value-type="string" calcext:value-type="string">
            <text:p>Dashboard.vue?98fa:207 535</text:p>
          </table:table-cell>
          <table:table-cell office:value-type="string" calcext:value-type="string">
            <text:p>Dashboard.vue?98fa:207 487</text:p>
          </table:table-cell>
          <table:table-cell/>
          <table:table-cell office:value-type="string" calcext:value-type="string">
            <text:p>Dashboard.vue?98fa:215 tumpukan yang belum diterima : 29</text:p>
          </table:table-cell>
          <table:table-cell office:value-type="string" calcext:value-type="string">
            <text:p>Dashboard.vue?98fa:207 536</text:p>
          </table:table-cell>
          <table:table-cell office:value-type="string" calcext:value-type="string">
            <text:p>Dashboard.vue?98fa:207 1218</text:p>
          </table:table-cell>
          <table:table-cell table:number-columns-repeated="2"/>
          <table:table-cell office:value-type="string" calcext:value-type="string">
            <text:p>Dashboard.vue?98fa:207 495</text:p>
          </table:table-cell>
          <table:table-cell office:value-type="string" calcext:value-type="string">
            <text:p>Dashboard.vue?98fa:207 502</text:p>
          </table:table-cell>
          <table:table-cell office:value-type="string" calcext:value-type="string">
            <text:p>Dashboard.vue?98fa:207 453</text:p>
          </table:table-cell>
          <table:table-cell office:value-type="string" calcext:value-type="string">
            <text:p>Dashboard.vue?98fa:207 48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5 (29) ["2019-06-19T06:43:57.187Z", "2019-06-19T06:43:57.986Z", "2019-06-19T06:43:58.086Z", "2019-06-19T06:43:58.186Z", "2019-06-19T06:43:58.286Z", "2019-06-19T06:43:58.386Z", "2019-06-19T06:43:58.486Z", "2019-06-19T06:43:58.586Z", "2019-06-19T06:44:00.086Z", "2019-06-19T06:44:00.186Z", "2019-06-19T06:44:00.286Z", "2019-06-19T06:44:00.3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office:value-type="string" calcext:value-type="string">
            <text:p>Dashboard.vue?98fa:207 2019-06-19T06:09:12.202Z</text:p>
          </table:table-cell>
          <table:table-cell office:value-type="string" calcext:value-type="string">
            <text:p>Dashboard.vue?98fa:207 2019-06-19T06:15:54.075Z</text:p>
          </table:table-cell>
          <table:table-cell table:number-columns-repeated="2"/>
          <table:table-cell office:value-type="string" calcext:value-type="string">
            <text:p>Dashboard.vue?98fa:208 2019-06-19T07:20:13.403Z</text:p>
          </table:table-cell>
          <table:table-cell office:value-type="string" calcext:value-type="string">
            <text:p>Dashboard.vue?98fa:208 2019-06-19T07:18:26.527Z</text:p>
          </table:table-cell>
          <table:table-cell office:value-type="string" calcext:value-type="string">
            <text:p>Dashboard.vue?98fa:208 2019-06-19T07:05:50.885Z</text:p>
          </table:table-cell>
          <table:table-cell office:value-type="string" calcext:value-type="string">
            <text:p>Dashboard.vue?98fa:208 2019-06-19T07:11:10.009Z</text:p>
          </table:table-cell>
          <table:table-cell/>
          <table:table-cell office:value-type="string" calcext:value-type="string">
            <text:p>Dashboard.vue?98fa:216 (29) ["2019-06-19T07:49:37.440Z", "2019-06-19T07:49:37.940Z", "2019-06-19T07:49:38.040Z", "2019-06-19T07:49:38.141Z", "2019-06-19T07:49:38.240Z", "2019-06-19T07:49:38.340Z", "2019-06-19T07:49:38.440Z", "2019-06-19T07:49:40.241Z", "2019-06-19T07:49:40.340Z", "2019-06-19T07:49:40.440Z", "2019-06-19T07:49:40.5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office:value-type="string" calcext:value-type="string">
            <text:p>Dashboard.vue?98fa:208 2019-06-19T07:46:34.683Z</text:p>
          </table:table-cell>
          <table:table-cell office:value-type="string" calcext:value-type="string">
            <text:p>Dashboard.vue?98fa:208 2019-06-19T07:42:35.490Z</text:p>
          </table:table-cell>
          <table:table-cell table:number-columns-repeated="2"/>
          <table:table-cell office:value-type="string" calcext:value-type="string">
            <text:p>Dashboard.vue?98fa:208 2019-06-19T07:38:31.653Z</text:p>
          </table:table-cell>
          <table:table-cell office:value-type="string" calcext:value-type="string">
            <text:p>Dashboard.vue?98fa:208 2019-06-19T07:36:54.559Z</text:p>
          </table:table-cell>
          <table:table-cell office:value-type="string" calcext:value-type="string">
            <text:p>Dashboard.vue?98fa:208 2019-06-19T07:24:18.616Z</text:p>
          </table:table-cell>
          <table:table-cell office:value-type="string" calcext:value-type="string">
            <text:p>Dashboard.vue?98fa:208 2019-06-19T07:31:04.599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6 9534</text:p>
          </table:table-cell>
          <table:table-cell office:value-type="string" calcext:value-type="string">
            <text:p>Dashboard.vue?98fa:206 494</text:p>
          </table:table-cell>
          <table:table-cell office:value-type="string" calcext:value-type="string">
            <text:p>Dashboard.vue?98fa:206 476</text:p>
          </table:table-cell>
          <table:table-cell table:number-columns-repeated="2"/>
          <table:table-cell office:value-type="string" calcext:value-type="string">
            <text:p>Dashboard.vue?98fa:215 tumpukan yang belum diterima : 13</text:p>
          </table:table-cell>
          <table:table-cell office:value-type="string" calcext:value-type="string">
            <text:p>Dashboard.vue?98fa:207 1147</text:p>
          </table:table-cell>
          <table:table-cell office:value-type="string" calcext:value-type="string">
            <text:p>Dashboard.vue?98fa:207 627</text:p>
          </table:table-cell>
          <table:table-cell office:value-type="string" calcext:value-type="string">
            <text:p>Dashboard.vue?98fa:207 504</text:p>
          </table:table-cell>
          <table:table-cell/>
          <table:table-cell office:value-type="string" calcext:value-type="string">
            <text:p>Dashboard.vue?98fa:207 19364</text:p>
          </table:table-cell>
          <table:table-cell office:value-type="string" calcext:value-type="string">
            <text:p>Dashboard.vue?98fa:207 552</text:p>
          </table:table-cell>
          <table:table-cell office:value-type="string" calcext:value-type="string">
            <text:p>Dashboard.vue?98fa:207 833</text:p>
          </table:table-cell>
          <table:table-cell table:number-columns-repeated="2"/>
          <table:table-cell office:value-type="string" calcext:value-type="string">
            <text:p>Dashboard.vue?98fa:207 435</text:p>
          </table:table-cell>
          <table:table-cell office:value-type="string" calcext:value-type="string">
            <text:p>Dashboard.vue?98fa:207 446</text:p>
          </table:table-cell>
          <table:table-cell office:value-type="string" calcext:value-type="string">
            <text:p>Dashboard.vue?98fa:207 682</text:p>
          </table:table-cell>
          <table:table-cell office:value-type="string" calcext:value-type="string">
            <text:p>Dashboard.vue?98fa:207 8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7 2019-06-19T06:43:57.986Z</text:p>
          </table:table-cell>
          <table:table-cell office:value-type="string" calcext:value-type="string">
            <text:p>Dashboard.vue?98fa:207 2019-06-19T06:09:12.715Z</text:p>
          </table:table-cell>
          <table:table-cell office:value-type="string" calcext:value-type="string">
            <text:p>Dashboard.vue?98fa:207 2019-06-19T06:15:55.075Z</text:p>
          </table:table-cell>
          <table:table-cell table:number-columns-repeated="2"/>
          <table:table-cell office:value-type="string" calcext:value-type="string">
            <text:p>Dashboard.vue?98fa:216 (13) ["2019-06-19T07:20:13.503Z", "2019-06-19T07:20:13.604Z", "2019-06-19T07:20:13.703Z", "2019-06-19T07:20:13.803Z", "2019-06-19T07:20:13.903Z", "2019-06-19T07:20:14.004Z", "2019-06-19T07:20:14.103Z", "2019-06-19T07:20:14.204Z", "2019-06-19T07:20:14.303Z", "2019-06-19T07:20:14.403Z", "2019-06-19T07:20:14.503Z", "2019-06-19T07:20:14.604Z", "2019-06-19T07:20:14.704Z"]</text:p>
          </table:table-cell>
          <table:table-cell office:value-type="string" calcext:value-type="string">
            <text:p>Dashboard.vue?98fa:208 2019-06-19T07:18:27.027Z</text:p>
          </table:table-cell>
          <table:table-cell office:value-type="string" calcext:value-type="string">
            <text:p>Dashboard.vue?98fa:208 2019-06-19T07:05:51.886Z</text:p>
          </table:table-cell>
          <table:table-cell office:value-type="string" calcext:value-type="string">
            <text:p>Dashboard.vue?98fa:208 2019-06-19T07:11:15.009Z</text:p>
          </table:table-cell>
          <table:table-cell/>
          <table:table-cell office:value-type="string" calcext:value-type="string">
            <text:p>Dashboard.vue?98fa:208 2019-06-19T07:49:40.241Z</text:p>
          </table:table-cell>
          <table:table-cell office:value-type="string" calcext:value-type="string">
            <text:p>Dashboard.vue?98fa:208 2019-06-19T07:46:35.183Z</text:p>
          </table:table-cell>
          <table:table-cell office:value-type="string" calcext:value-type="string">
            <text:p>Dashboard.vue?98fa:208 2019-06-19T07:42:36.490Z</text:p>
          </table:table-cell>
          <table:table-cell table:number-columns-repeated="2"/>
          <table:table-cell office:value-type="string" calcext:value-type="string">
            <text:p>Dashboard.vue?98fa:208 2019-06-19T07:38:31.759Z</text:p>
          </table:table-cell>
          <table:table-cell office:value-type="string" calcext:value-type="string">
            <text:p>Dashboard.vue?98fa:208 2019-06-19T07:36:55.058Z</text:p>
          </table:table-cell>
          <table:table-cell office:value-type="string" calcext:value-type="string">
            <text:p>Dashboard.vue?98fa:208 2019-06-19T07:24:19.615Z</text:p>
          </table:table-cell>
          <table:table-cell office:value-type="string" calcext:value-type="string">
            <text:p>Dashboard.vue?98fa:208 2019-06-19T07:31:09.599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4 tumpukan yang belum diterima : 28</text:p>
          </table:table-cell>
          <table:table-cell office:value-type="string" calcext:value-type="string">
            <text:p>Dashboard.vue?98fa:206 526</text:p>
          </table:table-cell>
          <table:table-cell office:value-type="string" calcext:value-type="string">
            <text:p>Dashboard.vue?98fa:206 518</text:p>
          </table:table-cell>
          <table:table-cell table:number-columns-repeated="2"/>
          <table:table-cell office:value-type="string" calcext:value-type="string">
            <text:p>Dashboard.vue?98fa:207 2639</text:p>
          </table:table-cell>
          <table:table-cell office:value-type="string" calcext:value-type="string">
            <text:p>Dashboard.vue?98fa:207 1017</text:p>
          </table:table-cell>
          <table:table-cell office:value-type="string" calcext:value-type="string">
            <text:p>Dashboard.vue?98fa:207 479</text:p>
          </table:table-cell>
          <table:table-cell office:value-type="string" calcext:value-type="string">
            <text:p>Dashboard.vue?98fa:207 525</text:p>
          </table:table-cell>
          <table:table-cell/>
          <table:table-cell office:value-type="string" calcext:value-type="string">
            <text:p>Dashboard.vue?98fa:215 tumpukan yang belum diterima : 28</text:p>
          </table:table-cell>
          <table:table-cell office:value-type="string" calcext:value-type="string">
            <text:p>Dashboard.vue?98fa:207 564</text:p>
          </table:table-cell>
          <table:table-cell office:value-type="string" calcext:value-type="string">
            <text:p>Dashboard.vue?98fa:207 473</text:p>
          </table:table-cell>
          <table:table-cell table:number-columns-repeated="2"/>
          <table:table-cell office:value-type="string" calcext:value-type="string">
            <text:p>Dashboard.vue?98fa:207 454</text:p>
          </table:table-cell>
          <table:table-cell office:value-type="string" calcext:value-type="string">
            <text:p>Dashboard.vue?98fa:207 502</text:p>
          </table:table-cell>
          <table:table-cell office:value-type="string" calcext:value-type="string">
            <text:p>Dashboard.vue?98fa:207 603</text:p>
          </table:table-cell>
          <table:table-cell office:value-type="string" calcext:value-type="string">
            <text:p>Dashboard.vue?98fa:207 44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5 (28) ["2019-06-19T06:43:57.187Z", "2019-06-19T06:43:58.086Z", "2019-06-19T06:43:58.186Z", "2019-06-19T06:43:58.286Z", "2019-06-19T06:43:58.386Z", "2019-06-19T06:43:58.486Z", "2019-06-19T06:43:58.586Z", "2019-06-19T06:44:00.086Z", "2019-06-19T06:44:00.186Z", "2019-06-19T06:44:00.286Z", "2019-06-19T06:44:00.3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office:value-type="string" calcext:value-type="string">
            <text:p>Dashboard.vue?98fa:207 2019-06-19T06:09:13.203Z</text:p>
          </table:table-cell>
          <table:table-cell office:value-type="string" calcext:value-type="string">
            <text:p>Dashboard.vue?98fa:207 2019-06-19T06:15:56.076Z</text:p>
          </table:table-cell>
          <table:table-cell table:number-columns-repeated="2"/>
          <table:table-cell office:value-type="string" calcext:value-type="string">
            <text:p>Dashboard.vue?98fa:208 2019-06-19T07:20:13.503Z</text:p>
          </table:table-cell>
          <table:table-cell office:value-type="string" calcext:value-type="string">
            <text:p>Dashboard.vue?98fa:208 2019-06-19T07:18:27.528Z</text:p>
          </table:table-cell>
          <table:table-cell office:value-type="string" calcext:value-type="string">
            <text:p>Dashboard.vue?98fa:208 2019-06-19T07:05:52.886Z</text:p>
          </table:table-cell>
          <table:table-cell office:value-type="string" calcext:value-type="string">
            <text:p>Dashboard.vue?98fa:208 2019-06-19T07:11:20.009Z</text:p>
          </table:table-cell>
          <table:table-cell/>
          <table:table-cell office:value-type="string" calcext:value-type="string">
            <text:p>Dashboard.vue?98fa:216 (28) ["2019-06-19T07:49:37.440Z", "2019-06-19T07:49:37.940Z", "2019-06-19T07:49:38.040Z", "2019-06-19T07:49:38.141Z", "2019-06-19T07:49:38.240Z", "2019-06-19T07:49:38.340Z", "2019-06-19T07:49:38.440Z", "2019-06-19T07:49:40.340Z", "2019-06-19T07:49:40.440Z", "2019-06-19T07:49:40.5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office:value-type="string" calcext:value-type="string">
            <text:p>Dashboard.vue?98fa:208 2019-06-19T07:46:35.683Z</text:p>
          </table:table-cell>
          <table:table-cell office:value-type="string" calcext:value-type="string">
            <text:p>Dashboard.vue?98fa:208 2019-06-19T07:42:37.491Z</text:p>
          </table:table-cell>
          <table:table-cell table:number-columns-repeated="2"/>
          <table:table-cell office:value-type="string" calcext:value-type="string">
            <text:p>Dashboard.vue?98fa:208 2019-06-19T07:38:31.853Z</text:p>
          </table:table-cell>
          <table:table-cell office:value-type="string" calcext:value-type="string">
            <text:p>Dashboard.vue?98fa:208 2019-06-19T07:36:55.559Z</text:p>
          </table:table-cell>
          <table:table-cell office:value-type="string" calcext:value-type="string">
            <text:p>Dashboard.vue?98fa:208 2019-06-19T07:24:20.616Z</text:p>
          </table:table-cell>
          <table:table-cell office:value-type="string" calcext:value-type="string">
            <text:p>Dashboard.vue?98fa:208 2019-06-19T07:31:14.598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6 7440</text:p>
          </table:table-cell>
          <table:table-cell office:value-type="string" calcext:value-type="string">
            <text:p>Dashboard.vue?98fa:206 448</text:p>
          </table:table-cell>
          <table:table-cell office:value-type="string" calcext:value-type="string">
            <text:p>Dashboard.vue?98fa:206 1238</text:p>
          </table:table-cell>
          <table:table-cell table:number-columns-repeated="2"/>
          <table:table-cell office:value-type="string" calcext:value-type="string">
            <text:p>Dashboard.vue?98fa:215 tumpukan yang belum diterima : 12</text:p>
          </table:table-cell>
          <table:table-cell office:value-type="string" calcext:value-type="string">
            <text:p>Dashboard.vue?98fa:207 745</text:p>
          </table:table-cell>
          <table:table-cell office:value-type="string" calcext:value-type="string">
            <text:p>Dashboard.vue?98fa:207 500</text:p>
          </table:table-cell>
          <table:table-cell office:value-type="string" calcext:value-type="string">
            <text:p>Dashboard.vue?98fa:207 728</text:p>
          </table:table-cell>
          <table:table-cell/>
          <table:table-cell office:value-type="string" calcext:value-type="string">
            <text:p>Dashboard.vue?98fa:207 19283</text:p>
          </table:table-cell>
          <table:table-cell office:value-type="string" calcext:value-type="string">
            <text:p>Dashboard.vue?98fa:207 462</text:p>
          </table:table-cell>
          <table:table-cell office:value-type="float" office:value="490" calcext:value-type="float">
            <text:p>490</text:p>
          </table:table-cell>
          <table:table-cell table:number-columns-repeated="2"/>
          <table:table-cell office:value-type="string" calcext:value-type="string">
            <text:p>Dashboard.vue?98fa:207 529</text:p>
          </table:table-cell>
          <table:table-cell office:value-type="string" calcext:value-type="string">
            <text:p>Dashboard.vue?98fa:207 502</text:p>
          </table:table-cell>
          <table:table-cell office:value-type="string" calcext:value-type="string">
            <text:p>Dashboard.vue?98fa:207 526</text:p>
          </table:table-cell>
          <table:table-cell office:value-type="string" calcext:value-type="string">
            <text:p>Dashboard.vue?98fa:207 44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7 2019-06-19T06:44:00.086Z</text:p>
          </table:table-cell>
          <table:table-cell office:value-type="string" calcext:value-type="string">
            <text:p>Dashboard.vue?98fa:207 2019-06-19T06:09:13.702Z</text:p>
          </table:table-cell>
          <table:table-cell office:value-type="string" calcext:value-type="string">
            <text:p>Dashboard.vue?98fa:207 2019-06-19T06:15:57.076Z</text:p>
          </table:table-cell>
          <table:table-cell table:number-columns-repeated="2"/>
          <table:table-cell office:value-type="string" calcext:value-type="string">
            <text:p>Dashboard.vue?98fa:216 (12) ["2019-06-19T07:20:13.604Z", "2019-06-19T07:20:13.703Z", "2019-06-19T07:20:13.803Z", "2019-06-19T07:20:13.903Z", "2019-06-19T07:20:14.004Z", "2019-06-19T07:20:14.103Z", "2019-06-19T07:20:14.204Z", "2019-06-19T07:20:14.303Z", "2019-06-19T07:20:14.403Z", "2019-06-19T07:20:14.503Z", "2019-06-19T07:20:14.604Z", "2019-06-19T07:20:14.704Z"]</text:p>
          </table:table-cell>
          <table:table-cell office:value-type="string" calcext:value-type="string">
            <text:p>Dashboard.vue?98fa:208 2019-06-19T07:18:28.115Z</text:p>
          </table:table-cell>
          <table:table-cell office:value-type="string" calcext:value-type="string">
            <text:p>Dashboard.vue?98fa:208 2019-06-19T07:05:53.886Z</text:p>
          </table:table-cell>
          <table:table-cell office:value-type="string" calcext:value-type="string">
            <text:p>Dashboard.vue?98fa:208 2019-06-19T07:11:25.009Z</text:p>
          </table:table-cell>
          <table:table-cell/>
          <table:table-cell office:value-type="string" calcext:value-type="string">
            <text:p>Dashboard.vue?98fa:208 2019-06-19T07:49:40.340Z</text:p>
          </table:table-cell>
          <table:table-cell office:value-type="string" calcext:value-type="string">
            <text:p>Dashboard.vue?98fa:208 2019-06-19T07:46:36.183Z</text:p>
          </table:table-cell>
          <table:table-cell office:value-type="string" calcext:value-type="string">
            <text:p>Dashboard.vue?98fa:208 2019-06-19T07:42:38.490Z</text:p>
          </table:table-cell>
          <table:table-cell table:number-columns-repeated="2"/>
          <table:table-cell office:value-type="string" calcext:value-type="string">
            <text:p>Dashboard.vue?98fa:208 2019-06-19T07:38:31.952Z</text:p>
          </table:table-cell>
          <table:table-cell office:value-type="string" calcext:value-type="string">
            <text:p>Dashboard.vue?98fa:208 2019-06-19T07:36:56.059Z</text:p>
          </table:table-cell>
          <table:table-cell office:value-type="string" calcext:value-type="string">
            <text:p>Dashboard.vue?98fa:208 2019-06-19T07:24:21.615Z</text:p>
          </table:table-cell>
          <table:table-cell office:value-type="string" calcext:value-type="string">
            <text:p>Dashboard.vue?98fa:208 2019-06-19T07:31:19.599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4 tumpukan yang belum diterima : 27</text:p>
          </table:table-cell>
          <table:table-cell office:value-type="string" calcext:value-type="string">
            <text:p>Dashboard.vue?98fa:206 566</text:p>
          </table:table-cell>
          <table:table-cell office:value-type="string" calcext:value-type="string">
            <text:p>Dashboard.vue?98fa:206 853</text:p>
          </table:table-cell>
          <table:table-cell table:number-columns-repeated="2"/>
          <table:table-cell office:value-type="string" calcext:value-type="string">
            <text:p>Dashboard.vue?98fa:207 2545</text:p>
          </table:table-cell>
          <table:table-cell office:value-type="string" calcext:value-type="string">
            <text:p>Dashboard.vue?98fa:207 561</text:p>
          </table:table-cell>
          <table:table-cell office:value-type="string" calcext:value-type="string">
            <text:p>Dashboard.vue?98fa:207 523</text:p>
          </table:table-cell>
          <table:table-cell office:value-type="string" calcext:value-type="string">
            <text:p>Dashboard.vue?98fa:207 560</text:p>
          </table:table-cell>
          <table:table-cell/>
          <table:table-cell office:value-type="string" calcext:value-type="string">
            <text:p>Dashboard.vue?98fa:215 tumpukan yang belum diterima : 27</text:p>
          </table:table-cell>
          <table:table-cell office:value-type="string" calcext:value-type="string">
            <text:p>Dashboard.vue?98fa:207 515</text:p>
          </table:table-cell>
          <table:table-cell office:value-type="string" calcext:value-type="string">
            <text:p>Dashboard.vue?98fa:207 512</text:p>
          </table:table-cell>
          <table:table-cell table:number-columns-repeated="2"/>
          <table:table-cell office:value-type="string" calcext:value-type="string">
            <text:p>Dashboard.vue?98fa:215 tumpukan yang belum diterima : 5</text:p>
          </table:table-cell>
          <table:table-cell office:value-type="string" calcext:value-type="string">
            <text:p>Dashboard.vue?98fa:207 505</text:p>
          </table:table-cell>
          <table:table-cell office:value-type="string" calcext:value-type="string">
            <text:p>Dashboard.vue?98fa:207 448</text:p>
          </table:table-cell>
          <table:table-cell office:value-type="string" calcext:value-type="string">
            <text:p>Dashboard.vue?98fa:207 45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5 (27) ["2019-06-19T06:43:57.187Z", "2019-06-19T06:43:58.086Z", "2019-06-19T06:43:58.186Z", "2019-06-19T06:43:58.286Z", "2019-06-19T06:43:58.386Z", "2019-06-19T06:43:58.486Z", "2019-06-19T06:43:58.586Z", "2019-06-19T06:44:00.186Z", "2019-06-19T06:44:00.286Z", "2019-06-19T06:44:00.3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office:value-type="string" calcext:value-type="string">
            <text:p>Dashboard.vue?98fa:207 2019-06-19T06:09:14.202Z</text:p>
          </table:table-cell>
          <table:table-cell office:value-type="string" calcext:value-type="string">
            <text:p>Dashboard.vue?98fa:207 2019-06-19T06:15:58.076Z</text:p>
          </table:table-cell>
          <table:table-cell table:number-columns-repeated="2"/>
          <table:table-cell office:value-type="string" calcext:value-type="string">
            <text:p>Dashboard.vue?98fa:208 2019-06-19T07:20:13.604Z</text:p>
          </table:table-cell>
          <table:table-cell office:value-type="string" calcext:value-type="string">
            <text:p>Dashboard.vue?98fa:208 2019-06-19T07:18:28.527Z</text:p>
          </table:table-cell>
          <table:table-cell office:value-type="string" calcext:value-type="string">
            <text:p>Dashboard.vue?98fa:208 2019-06-19T07:05:54.886Z</text:p>
          </table:table-cell>
          <table:table-cell office:value-type="string" calcext:value-type="string">
            <text:p>Dashboard.vue?98fa:208 2019-06-19T07:11:30.009Z</text:p>
          </table:table-cell>
          <table:table-cell/>
          <table:table-cell office:value-type="string" calcext:value-type="string">
            <text:p>Dashboard.vue?98fa:216 (27) ["2019-06-19T07:49:37.440Z", "2019-06-19T07:49:37.940Z", "2019-06-19T07:49:38.040Z", "2019-06-19T07:49:38.141Z", "2019-06-19T07:49:38.240Z", "2019-06-19T07:49:38.340Z", "2019-06-19T07:49:38.440Z", "2019-06-19T07:49:40.440Z", "2019-06-19T07:49:40.5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office:value-type="string" calcext:value-type="string">
            <text:p>Dashboard.vue?98fa:208 2019-06-19T07:46:36.682Z</text:p>
          </table:table-cell>
          <table:table-cell office:value-type="string" calcext:value-type="string">
            <text:p>Dashboard.vue?98fa:208 2019-06-19T07:42:39.491Z</text:p>
          </table:table-cell>
          <table:table-cell table:number-columns-repeated="2"/>
          <table:table-cell office:value-type="string" calcext:value-type="string">
            <text:p>Dashboard.vue?98fa:216 (5) ["2019-06-19T07:38:32.053Z", "2019-06-19T07:38:32.154Z", "2019-06-19T07:38:32.253Z", "2019-06-19T07:38:32.353Z", "2019-06-19T07:38:32.453Z"]</text:p>
          </table:table-cell>
          <table:table-cell office:value-type="string" calcext:value-type="string">
            <text:p>Dashboard.vue?98fa:208 2019-06-19T07:36:56.559Z</text:p>
          </table:table-cell>
          <table:table-cell office:value-type="string" calcext:value-type="string">
            <text:p>Dashboard.vue?98fa:208 2019-06-19T07:24:22.615Z</text:p>
          </table:table-cell>
          <table:table-cell office:value-type="string" calcext:value-type="string">
            <text:p>Dashboard.vue?98fa:208 2019-06-19T07:31:24.598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6 7852</text:p>
          </table:table-cell>
          <table:table-cell office:value-type="string" calcext:value-type="string">
            <text:p>Dashboard.vue?98fa:206 450</text:p>
          </table:table-cell>
          <table:table-cell office:value-type="string" calcext:value-type="string">
            <text:p>Dashboard.vue?98fa:206 459</text:p>
          </table:table-cell>
          <table:table-cell table:number-columns-repeated="2"/>
          <table:table-cell office:value-type="string" calcext:value-type="string">
            <text:p>Dashboard.vue?98fa:215 tumpukan yang belum diterima : 11</text:p>
          </table:table-cell>
          <table:table-cell office:value-type="string" calcext:value-type="string">
            <text:p>Dashboard.vue?98fa:207 476</text:p>
          </table:table-cell>
          <table:table-cell office:value-type="string" calcext:value-type="string">
            <text:p>Dashboard.vue?98fa:207 636</text:p>
          </table:table-cell>
          <table:table-cell office:value-type="string" calcext:value-type="string">
            <text:p>Dashboard.vue?98fa:207 469</text:p>
          </table:table-cell>
          <table:table-cell/>
          <table:table-cell office:value-type="string" calcext:value-type="string">
            <text:p>Dashboard.vue?98fa:207 19668</text:p>
          </table:table-cell>
          <table:table-cell office:value-type="string" calcext:value-type="string">
            <text:p>Dashboard.vue?98fa:207 504</text:p>
          </table:table-cell>
          <table:table-cell office:value-type="string" calcext:value-type="string">
            <text:p>Dashboard.vue?98fa:207 722</text:p>
          </table:table-cell>
          <table:table-cell table:number-columns-repeated="2"/>
          <table:table-cell office:value-type="string" calcext:value-type="string">
            <text:p>Dashboard.vue?98fa:207 441</text:p>
          </table:table-cell>
          <table:table-cell office:value-type="string" calcext:value-type="string">
            <text:p>Dashboard.vue?98fa:207 502</text:p>
          </table:table-cell>
          <table:table-cell office:value-type="string" calcext:value-type="string">
            <text:p>Dashboard.vue?98fa:207 466</text:p>
          </table:table-cell>
          <table:table-cell office:value-type="string" calcext:value-type="string">
            <text:p>Dashboard.vue?98fa:207 4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7 2019-06-19T06:44:00.186Z</text:p>
          </table:table-cell>
          <table:table-cell office:value-type="string" calcext:value-type="string">
            <text:p>Dashboard.vue?98fa:207 2019-06-19T06:09:14.702Z</text:p>
          </table:table-cell>
          <table:table-cell office:value-type="string" calcext:value-type="string">
            <text:p>Dashboard.vue?98fa:207 2019-06-19T06:15:59.076Z</text:p>
          </table:table-cell>
          <table:table-cell table:number-columns-repeated="2"/>
          <table:table-cell office:value-type="string" calcext:value-type="string">
            <text:p>Dashboard.vue?98fa:216 (11) ["2019-06-19T07:20:13.703Z", "2019-06-19T07:20:13.803Z", "2019-06-19T07:20:13.903Z", "2019-06-19T07:20:14.004Z", "2019-06-19T07:20:14.103Z", "2019-06-19T07:20:14.204Z", "2019-06-19T07:20:14.303Z", "2019-06-19T07:20:14.403Z", "2019-06-19T07:20:14.503Z", "2019-06-19T07:20:14.604Z", "2019-06-19T07:20:14.704Z"]</text:p>
          </table:table-cell>
          <table:table-cell office:value-type="string" calcext:value-type="string">
            <text:p>Dashboard.vue?98fa:208 2019-06-19T07:18:29.027Z</text:p>
          </table:table-cell>
          <table:table-cell office:value-type="string" calcext:value-type="string">
            <text:p>Dashboard.vue?98fa:208 2019-06-19T07:05:55.886Z</text:p>
          </table:table-cell>
          <table:table-cell office:value-type="string" calcext:value-type="string">
            <text:p>Dashboard.vue?98fa:208 2019-06-19T07:11:35.009Z</text:p>
          </table:table-cell>
          <table:table-cell/>
          <table:table-cell office:value-type="string" calcext:value-type="string">
            <text:p>Dashboard.vue?98fa:208 2019-06-19T07:49:40.440Z</text:p>
          </table:table-cell>
          <table:table-cell office:value-type="string" calcext:value-type="string">
            <text:p>Dashboard.vue?98fa:208 2019-06-19T07:46:37.182Z</text:p>
          </table:table-cell>
          <table:table-cell office:value-type="string" calcext:value-type="string">
            <text:p>Dashboard.vue?98fa:208 2019-06-19T07:42:40.490Z</text:p>
          </table:table-cell>
          <table:table-cell table:number-columns-repeated="2"/>
          <table:table-cell office:value-type="string" calcext:value-type="string">
            <text:p>Dashboard.vue?98fa:208 2019-06-19T07:38:32.053Z</text:p>
          </table:table-cell>
          <table:table-cell office:value-type="string" calcext:value-type="string">
            <text:p>Dashboard.vue?98fa:208 2019-06-19T07:36:57.059Z</text:p>
          </table:table-cell>
          <table:table-cell office:value-type="string" calcext:value-type="string">
            <text:p>Dashboard.vue?98fa:208 2019-06-19T07:24:23.615Z</text:p>
          </table:table-cell>
          <table:table-cell office:value-type="string" calcext:value-type="string">
            <text:p>Dashboard.vue?98fa:208 2019-06-19T07:31:29.599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4 tumpukan yang belum diterima : 26</text:p>
          </table:table-cell>
          <table:table-cell office:value-type="string" calcext:value-type="string">
            <text:p>Dashboard.vue?98fa:206 985</text:p>
          </table:table-cell>
          <table:table-cell office:value-type="string" calcext:value-type="string">
            <text:p>Dashboard.vue?98fa:206 486</text:p>
          </table:table-cell>
          <table:table-cell table:number-columns-repeated="2"/>
          <table:table-cell office:value-type="string" calcext:value-type="string">
            <text:p>Dashboard.vue?98fa:207 2451</text:p>
          </table:table-cell>
          <table:table-cell office:value-type="string" calcext:value-type="string">
            <text:p>Dashboard.vue?98fa:207 483</text:p>
          </table:table-cell>
          <table:table-cell office:value-type="string" calcext:value-type="string">
            <text:p>Dashboard.vue?98fa:207 656</text:p>
          </table:table-cell>
          <table:table-cell office:value-type="string" calcext:value-type="string">
            <text:p>Dashboard.vue?98fa:207 578</text:p>
          </table:table-cell>
          <table:table-cell/>
          <table:table-cell office:value-type="string" calcext:value-type="string">
            <text:p>Dashboard.vue?98fa:215 tumpukan yang belum diterima : 26</text:p>
          </table:table-cell>
          <table:table-cell office:value-type="string" calcext:value-type="string">
            <text:p>Dashboard.vue?98fa:207 518</text:p>
          </table:table-cell>
          <table:table-cell office:value-type="string" calcext:value-type="string">
            <text:p>Dashboard.vue?98fa:207 971</text:p>
          </table:table-cell>
          <table:table-cell table:number-columns-repeated="2"/>
          <table:table-cell office:value-type="string" calcext:value-type="string">
            <text:p>Dashboard.vue?98fa:215 tumpukan yang belum diterima : 4</text:p>
          </table:table-cell>
          <table:table-cell office:value-type="string" calcext:value-type="string">
            <text:p>Dashboard.vue?98fa:207 505</text:p>
          </table:table-cell>
          <table:table-cell office:value-type="string" calcext:value-type="string">
            <text:p>Dashboard.vue?98fa:207 495</text:p>
          </table:table-cell>
          <table:table-cell office:value-type="string" calcext:value-type="string">
            <text:p>Dashboard.vue?98fa:207 49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5 (26) ["2019-06-19T06:43:57.187Z", "2019-06-19T06:43:58.086Z", "2019-06-19T06:43:58.186Z", "2019-06-19T06:43:58.286Z", "2019-06-19T06:43:58.386Z", "2019-06-19T06:43:58.486Z", "2019-06-19T06:43:58.586Z", "2019-06-19T06:44:00.286Z", "2019-06-19T06:44:00.3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office:value-type="string" calcext:value-type="string">
            <text:p>Dashboard.vue?98fa:207 2019-06-19T06:09:15.203Z</text:p>
          </table:table-cell>
          <table:table-cell office:value-type="string" calcext:value-type="string">
            <text:p>Dashboard.vue?98fa:207 2019-06-19T06:16:00.076Z</text:p>
          </table:table-cell>
          <table:table-cell table:number-columns-repeated="2"/>
          <table:table-cell office:value-type="string" calcext:value-type="string">
            <text:p>Dashboard.vue?98fa:208 2019-06-19T07:20:13.703Z</text:p>
          </table:table-cell>
          <table:table-cell office:value-type="string" calcext:value-type="string">
            <text:p>Dashboard.vue?98fa:208 2019-06-19T07:18:29.527Z</text:p>
          </table:table-cell>
          <table:table-cell office:value-type="string" calcext:value-type="string">
            <text:p>Dashboard.vue?98fa:208 2019-06-19T07:05:56.886Z</text:p>
          </table:table-cell>
          <table:table-cell office:value-type="string" calcext:value-type="string">
            <text:p>Dashboard.vue?98fa:208 2019-06-19T07:11:40.009Z</text:p>
          </table:table-cell>
          <table:table-cell/>
          <table:table-cell office:value-type="string" calcext:value-type="string">
            <text:p>Dashboard.vue?98fa:216 (26) ["2019-06-19T07:49:37.440Z", "2019-06-19T07:49:37.940Z", "2019-06-19T07:49:38.040Z", "2019-06-19T07:49:38.141Z", "2019-06-19T07:49:38.240Z", "2019-06-19T07:49:38.340Z", "2019-06-19T07:49:38.440Z", "2019-06-19T07:49:40.5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office:value-type="string" calcext:value-type="string">
            <text:p>Dashboard.vue?98fa:208 2019-06-19T07:46:37.683Z</text:p>
          </table:table-cell>
          <table:table-cell office:value-type="string" calcext:value-type="string">
            <text:p>Dashboard.vue?98fa:208 2019-06-19T07:42:41.490Z</text:p>
          </table:table-cell>
          <table:table-cell table:number-columns-repeated="2"/>
          <table:table-cell office:value-type="string" calcext:value-type="string">
            <text:p>Dashboard.vue?98fa:216 (4) ["2019-06-19T07:38:32.154Z", "2019-06-19T07:38:32.253Z", "2019-06-19T07:38:32.353Z", "2019-06-19T07:38:32.453Z"]</text:p>
          </table:table-cell>
          <table:table-cell office:value-type="string" calcext:value-type="string">
            <text:p>Dashboard.vue?98fa:208 2019-06-19T07:36:57.559Z</text:p>
          </table:table-cell>
          <table:table-cell office:value-type="string" calcext:value-type="string">
            <text:p>Dashboard.vue?98fa:208 2019-06-19T07:24:24.615Z</text:p>
          </table:table-cell>
          <table:table-cell office:value-type="string" calcext:value-type="string">
            <text:p>Dashboard.vue?98fa:208 2019-06-19T07:31:34.599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6 7768</text:p>
          </table:table-cell>
          <table:table-cell/>
          <table:table-cell office:value-type="string" calcext:value-type="string">
            <text:p>Dashboard.vue?98fa:206 519</text:p>
          </table:table-cell>
          <table:table-cell table:number-columns-repeated="2"/>
          <table:table-cell office:value-type="string" calcext:value-type="string">
            <text:p>Dashboard.vue?98fa:215 tumpukan yang belum diterima : 10</text:p>
          </table:table-cell>
          <table:table-cell office:value-type="string" calcext:value-type="string">
            <text:p>Dashboard.vue?98fa:207 487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Dashboard.vue?98fa:207 513</text:p>
          </table:table-cell>
          <table:table-cell/>
          <table:table-cell office:value-type="string" calcext:value-type="string">
            <text:p>Dashboard.vue?98fa:207 19583</text:p>
          </table:table-cell>
          <table:table-cell table:number-columns-repeated="2" office:value-type="string" calcext:value-type="string">
            <text:p>Dashboard.vue?98fa:215 tumpukan yang belum diterima : 2</text:p>
          </table:table-cell>
          <table:table-cell table:number-columns-repeated="2"/>
          <table:table-cell office:value-type="string" calcext:value-type="string">
            <text:p>Dashboard.vue?98fa:207 412</text:p>
          </table:table-cell>
          <table:table-cell office:value-type="string" calcext:value-type="string">
            <text:p>Dashboard.vue?98fa:207 517</text:p>
          </table:table-cell>
          <table:table-cell office:value-type="string" calcext:value-type="string">
            <text:p>Dashboard.vue?98fa:207 512</text:p>
          </table:table-cell>
          <table:table-cell office:value-type="string" calcext:value-type="string">
            <text:p>Dashboard.vue?98fa:207 5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7 2019-06-19T06:44:00.286Z</text:p>
          </table:table-cell>
          <table:table-cell/>
          <table:table-cell office:value-type="string" calcext:value-type="string">
            <text:p>Dashboard.vue?98fa:207 2019-06-19T06:16:01.075Z</text:p>
          </table:table-cell>
          <table:table-cell table:number-columns-repeated="2"/>
          <table:table-cell office:value-type="string" calcext:value-type="string">
            <text:p>Dashboard.vue?98fa:216 (10) ["2019-06-19T07:20:13.803Z", "2019-06-19T07:20:13.903Z", "2019-06-19T07:20:14.004Z", "2019-06-19T07:20:14.103Z", "2019-06-19T07:20:14.204Z", "2019-06-19T07:20:14.303Z", "2019-06-19T07:20:14.403Z", "2019-06-19T07:20:14.503Z", "2019-06-19T07:20:14.604Z", "2019-06-19T07:20:14.704Z"]</text:p>
          </table:table-cell>
          <table:table-cell office:value-type="string" calcext:value-type="string">
            <text:p>Dashboard.vue?98fa:208 2019-06-19T07:18:30.027Z</text:p>
          </table:table-cell>
          <table:table-cell office:value-type="string" calcext:value-type="string">
            <text:p>Dashboard.vue?98fa:208 2019-06-19T07:05:57.885Z</text:p>
          </table:table-cell>
          <table:table-cell office:value-type="string" calcext:value-type="string">
            <text:p>Dashboard.vue?98fa:208 2019-06-19T07:11:45.009Z</text:p>
          </table:table-cell>
          <table:table-cell/>
          <table:table-cell office:value-type="string" calcext:value-type="string">
            <text:p>Dashboard.vue?98fa:208 2019-06-19T07:49:40.540Z</text:p>
          </table:table-cell>
          <table:table-cell office:value-type="string" calcext:value-type="string">
            <text:p>Dashboard.vue?98fa:216 (2) ["2019-06-19T07:46:13.683Z", "2019-06-19T07:46:38.182Z"]</text:p>
          </table:table-cell>
          <table:table-cell office:value-type="string" calcext:value-type="string">
            <text:p>Dashboard.vue?98fa:216 (2) ["2019-06-19T07:41:52.491Z", "2019-06-19T07:42:06.491Z"]</text:p>
          </table:table-cell>
          <table:table-cell table:number-columns-repeated="2"/>
          <table:table-cell office:value-type="string" calcext:value-type="string">
            <text:p>Dashboard.vue?98fa:208 2019-06-19T07:38:32.154Z</text:p>
          </table:table-cell>
          <table:table-cell office:value-type="string" calcext:value-type="string">
            <text:p>Dashboard.vue?98fa:208 2019-06-19T07:36:58.059Z</text:p>
          </table:table-cell>
          <table:table-cell office:value-type="string" calcext:value-type="string">
            <text:p>Dashboard.vue?98fa:208 2019-06-19T07:24:25.615Z</text:p>
          </table:table-cell>
          <table:table-cell office:value-type="string" calcext:value-type="string">
            <text:p>Dashboard.vue?98fa:208 2019-06-19T07:31:39.598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4 tumpukan yang belum diterima : 25</text:p>
          </table:table-cell>
          <table:table-cell office:value-type="string" calcext:value-type="string">
            <text:p>tumpukan yang belum diterima : 2</text:p>
          </table:table-cell>
          <table:table-cell office:value-type="string" calcext:value-type="string">
            <text:p>tumpukan yang belum diterima : 1</text:p>
          </table:table-cell>
          <table:table-cell table:number-columns-repeated="2"/>
          <table:table-cell office:value-type="string" calcext:value-type="string">
            <text:p>Dashboard.vue?98fa:207 2359</text:p>
          </table:table-cell>
          <table:table-cell office:value-type="string" calcext:value-type="string">
            <text:p>Dashboard.vue?98fa:207 502</text:p>
          </table:table-cell>
          <table:table-cell office:value-type="string" calcext:value-type="string">
            <text:p>Dashboard.vue?98fa:207 517</text:p>
          </table:table-cell>
          <table:table-cell office:value-type="string" calcext:value-type="string">
            <text:p>Dashboard.vue?98fa:207 529</text:p>
          </table:table-cell>
          <table:table-cell/>
          <table:table-cell office:value-type="string" calcext:value-type="string">
            <text:p>Dashboard.vue?98fa:215 tumpukan yang belum diterima : 25</text:p>
          </table:table-cell>
          <table:table-cell office:value-type="string" calcext:value-type="string">
            <text:p>Dashboard.vue?98fa:207 528</text:p>
          </table:table-cell>
          <table:table-cell table:number-columns-repeated="3"/>
          <table:table-cell office:value-type="string" calcext:value-type="string">
            <text:p>Dashboard.vue?98fa:215 tumpukan yang belum diterima : 3</text:p>
          </table:table-cell>
          <table:table-cell office:value-type="string" calcext:value-type="string">
            <text:p>Dashboard.vue?98fa:215 tumpukan yang belum diterima : 1</text:p>
          </table:table-cell>
          <table:table-cell office:value-type="string" calcext:value-type="string">
            <text:p>Dashboard.vue?98fa:207 747</text:p>
          </table:table-cell>
          <table:table-cell office:value-type="string" calcext:value-type="string">
            <text:p>Dashboard.vue?98fa:207 53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5 (25) ["2019-06-19T06:43:57.187Z", "2019-06-19T06:43:58.086Z", "2019-06-19T06:43:58.186Z", "2019-06-19T06:43:58.286Z", "2019-06-19T06:43:58.386Z", "2019-06-19T06:43:58.486Z", "2019-06-19T06:43:58.586Z", "2019-06-19T06:44:00.3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office:value-type="string" calcext:value-type="string">
            <text:p>Dashboard.vue?98fa:215 ["2019-06-19T06:08:51.202Z", “2019-06-19T06:09:15.703Z”]</text:p>
          </table:table-cell>
          <table:table-cell office:value-type="string" calcext:value-type="string">
            <text:p>Dashboard.vue?98fa:215 ["2019-06-19T06:15:21.076Z"]</text:p>
          </table:table-cell>
          <table:table-cell table:number-columns-repeated="2"/>
          <table:table-cell office:value-type="string" calcext:value-type="string">
            <text:p>Dashboard.vue?98fa:208 2019-06-19T07:20:13.803Z</text:p>
          </table:table-cell>
          <table:table-cell office:value-type="string" calcext:value-type="string">
            <text:p>Dashboard.vue?98fa:208 2019-06-19T07:18:30.528Z</text:p>
          </table:table-cell>
          <table:table-cell office:value-type="string" calcext:value-type="string">
            <text:p>Dashboard.vue?98fa:208 2019-06-19T07:05:58.886Z</text:p>
          </table:table-cell>
          <table:table-cell office:value-type="string" calcext:value-type="string">
            <text:p>Dashboard.vue?98fa:208 2019-06-19T07:11:50.009Z</text:p>
          </table:table-cell>
          <table:table-cell/>
          <table:table-cell office:value-type="string" calcext:value-type="string">
            <text:p>Dashboard.vue?98fa:216 (25) ["2019-06-19T07:49:37.440Z", "2019-06-19T07:49:37.940Z", "2019-06-19T07:49:38.040Z", "2019-06-19T07:49:38.141Z", "2019-06-19T07:49:38.240Z", "2019-06-19T07:49:38.340Z", "2019-06-19T07:49:38.4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office:value-type="string" calcext:value-type="string">
            <text:p>Dashboard.vue?98fa:208 2019-06-19T07:46:38.182Z</text:p>
          </table:table-cell>
          <table:table-cell table:number-columns-repeated="3"/>
          <table:table-cell office:value-type="string" calcext:value-type="string">
            <text:p>Dashboard.vue?98fa:216 (3) ["2019-06-19T07:38:32.253Z", "2019-06-19T07:38:32.353Z", "2019-06-19T07:38:32.453Z"]</text:p>
          </table:table-cell>
          <table:table-cell office:value-type="string" calcext:value-type="string">
            <text:p>Dashboard.vue?98fa:216 ["2019-06-19T07:36:58.559Z"]</text:p>
          </table:table-cell>
          <table:table-cell office:value-type="string" calcext:value-type="string">
            <text:p>Dashboard.vue?98fa:208 2019-06-19T07:24:26.616Z</text:p>
          </table:table-cell>
          <table:table-cell office:value-type="string" calcext:value-type="string">
            <text:p>Dashboard.vue?98fa:208 2019-06-19T07:31:44.598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6 8266</text:p>
          </table:table-cell>
          <table:table-cell table:number-columns-repeated="4"/>
          <table:table-cell office:value-type="string" calcext:value-type="string">
            <text:p>Dashboard.vue?98fa:215 tumpukan yang belum diterima : 9</text:p>
          </table:table-cell>
          <table:table-cell table:number-columns-repeated="3" office:value-type="string" calcext:value-type="string">
            <text:p>Dashboard.vue?98fa:215 tumpukan yang belum diterima : 0</text:p>
          </table:table-cell>
          <table:table-cell/>
          <table:table-cell office:value-type="string" calcext:value-type="string">
            <text:p>Dashboard.vue?98fa:207 22984</text:p>
          </table:table-cell>
          <table:table-cell office:value-type="string" calcext:value-type="string">
            <text:p>Dashboard.vue?98fa:215 tumpukan yang belum diterima : 1</text:p>
          </table:table-cell>
          <table:table-cell table:number-columns-repeated="3"/>
          <table:table-cell office:value-type="string" calcext:value-type="string">
            <text:p>Dashboard.vue?98fa:207 432</text:p>
          </table:table-cell>
          <table:table-cell office:value-type="string" calcext:value-type="string">
            <text:p>Dashboard.vue?98fa:207 428</text:p>
          </table:table-cell>
          <table:table-cell table:number-columns-repeated="2" office:value-type="string" calcext:value-type="string">
            <text:p>Dashboard.vue?98fa:215 tumpukan yang belum diterima : 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07 2019-06-19T06:44:00.386Z</text:p>
          </table:table-cell>
          <table:table-cell table:number-columns-repeated="4"/>
          <table:table-cell office:value-type="string" calcext:value-type="string">
            <text:p>Dashboard.vue?98fa:216 (9) ["2019-06-19T07:20:13.903Z", "2019-06-19T07:20:14.004Z", "2019-06-19T07:20:14.103Z", "2019-06-19T07:20:14.204Z", "2019-06-19T07:20:14.303Z", "2019-06-19T07:20:14.403Z", "2019-06-19T07:20:14.503Z", "2019-06-19T07:20:14.604Z", "2019-06-19T07:20:14.704Z"]</text:p>
          </table:table-cell>
          <table:table-cell table:number-columns-repeated="3" office:value-type="string" calcext:value-type="string">
            <text:p>Dashboard.vue?98fa:216 []</text:p>
          </table:table-cell>
          <table:table-cell/>
          <table:table-cell office:value-type="string" calcext:value-type="string">
            <text:p>Dashboard.vue?98fa:208 2019-06-19T07:49:37.940Z</text:p>
          </table:table-cell>
          <table:table-cell office:value-type="string" calcext:value-type="string">
            <text:p>Dashboard.vue?98fa:216 ["2019-06-19T07:46:13.683Z"]</text:p>
          </table:table-cell>
          <table:table-cell table:number-columns-repeated="3"/>
          <table:table-cell office:value-type="string" calcext:value-type="string">
            <text:p>Dashboard.vue?98fa:208 2019-06-19T07:38:32.253Z</text:p>
          </table:table-cell>
          <table:table-cell office:value-type="string" calcext:value-type="string">
            <text:p>Dashboard.vue?98fa:208 2019-06-19T07:36:58.559Z</text:p>
          </table:table-cell>
          <table:table-cell table:number-columns-repeated="2" office:value-type="string" calcext:value-type="string">
            <text:p>Dashboard.vue?98fa:216 [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shboard.vue?98fa:214 tumpukan yang belum diterima : 24</text:p>
          </table:table-cell>
          <table:table-cell table:number-columns-repeated="4"/>
          <table:table-cell office:value-type="string" calcext:value-type="string">
            <text:p>Dashboard.vue?98fa:207 2265</text:p>
          </table:table-cell>
          <table:table-cell table:number-columns-repeated="4"/>
          <table:table-cell office:value-type="string" calcext:value-type="string">
            <text:p>Dashboard.vue?98fa:215 tumpukan yang belum diterima : 24</text:p>
          </table:table-cell>
          <table:table-cell table:number-columns-repeated="4"/>
          <table:table-cell office:value-type="string" calcext:value-type="string">
            <text:p>Dashboard.vue?98fa:215 tumpukan yang belum diterima : 2</text:p>
          </table:table-cell>
          <table:table-cell office:value-type="string" calcext:value-type="string">
            <text:p>Dashboard.vue?98fa:215 tumpukan yang belum diterima : 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ashboard.vue?98fa:215 (24) ["2019-06-19T06:43:57.187Z", "2019-06-19T06:43:58.086Z", "2019-06-19T06:43:58.186Z", "2019-06-19T06:43:58.286Z", "2019-06-19T06:43:58.386Z", "2019-06-19T06:43:58.486Z", "2019-06-19T06:43:58.5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table:number-columns-repeated="4"/>
          <table:table-cell office:value-type="string" calcext:value-type="string">
            <text:p>Dashboard.vue?98fa:208 2019-06-19T07:20:13.903Z</text:p>
          </table:table-cell>
          <table:table-cell table:number-columns-repeated="4"/>
          <table:table-cell office:value-type="string" calcext:value-type="string">
            <text:p>Dashboard.vue?98fa:216 (24) ["2019-06-19T07:49:37.440Z", "2019-06-19T07:49:38.040Z", "2019-06-19T07:49:38.141Z", "2019-06-19T07:49:38.240Z", "2019-06-19T07:49:38.340Z", "2019-06-19T07:49:38.4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table:number-columns-repeated="4"/>
          <table:table-cell office:value-type="string" calcext:value-type="string">
            <text:p>Dashboard.vue?98fa:216 (2) ["2019-06-19T07:38:32.353Z", "2019-06-19T07:38:32.453Z"]</text:p>
          </table:table-cell>
          <table:table-cell office:value-type="string" calcext:value-type="string">
            <text:p>Dashboard.vue?98fa:216 [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ashboard.vue?98fa:206 10582</text:p>
          </table:table-cell>
          <table:table-cell table:number-columns-repeated="4"/>
          <table:table-cell office:value-type="string" calcext:value-type="string">
            <text:p>Dashboard.vue?98fa:215 tumpukan yang belum diterima : 8</text:p>
          </table:table-cell>
          <table:table-cell table:number-columns-repeated="4"/>
          <table:table-cell office:value-type="string" calcext:value-type="string">
            <text:p>Dashboard.vue?98fa:207 22906</text:p>
          </table:table-cell>
          <table:table-cell table:number-columns-repeated="4"/>
          <table:table-cell office:value-type="string" calcext:value-type="string">
            <text:p>Dashboard.vue?98fa:207 41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shboard.vue?98fa:207 2019-06-19T06:43:58.086Z</text:p>
          </table:table-cell>
          <table:table-cell table:number-columns-repeated="4"/>
          <table:table-cell office:value-type="string" calcext:value-type="string">
            <text:p>Dashboard.vue?98fa:216 (8) ["2019-06-19T07:20:14.004Z", "2019-06-19T07:20:14.103Z", "2019-06-19T07:20:14.204Z", "2019-06-19T07:20:14.303Z", "2019-06-19T07:20:14.403Z", "2019-06-19T07:20:14.503Z", "2019-06-19T07:20:14.604Z", "2019-06-19T07:20:14.704Z"]</text:p>
          </table:table-cell>
          <table:table-cell table:number-columns-repeated="4"/>
          <table:table-cell office:value-type="string" calcext:value-type="string">
            <text:p>Dashboard.vue?98fa:208 2019-06-19T07:49:38.040Z</text:p>
          </table:table-cell>
          <table:table-cell table:number-columns-repeated="4"/>
          <table:table-cell office:value-type="string" calcext:value-type="string">
            <text:p>Dashboard.vue?98fa:208 2019-06-19T07:38:32.353Z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shboard.vue?98fa:214 tumpukan yang belum diterima : 23</text:p>
          </table:table-cell>
          <table:table-cell table:number-columns-repeated="4"/>
          <table:table-cell office:value-type="string" calcext:value-type="string">
            <text:p>Dashboard.vue?98fa:207 2170</text:p>
          </table:table-cell>
          <table:table-cell table:number-columns-repeated="4"/>
          <table:table-cell office:value-type="string" calcext:value-type="string">
            <text:p>Dashboard.vue?98fa:215 tumpukan yang belum diterima : 23</text:p>
          </table:table-cell>
          <table:table-cell table:number-columns-repeated="4"/>
          <table:table-cell office:value-type="string" calcext:value-type="string">
            <text:p>Dashboard.vue?98fa:215 tumpukan yang belum diterima : 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shboard.vue?98fa:215 (23) ["2019-06-19T06:43:57.187Z", "2019-06-19T06:43:58.186Z", "2019-06-19T06:43:58.286Z", "2019-06-19T06:43:58.386Z", "2019-06-19T06:43:58.486Z", "2019-06-19T06:43:58.586Z", "2019-06-19T06:44:00.4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table:number-columns-repeated="4"/>
          <table:table-cell office:value-type="string" calcext:value-type="string">
            <text:p>Dashboard.vue?98fa:208 2019-06-19T07:20:14.004Z</text:p>
          </table:table-cell>
          <table:table-cell table:number-columns-repeated="4"/>
          <table:table-cell office:value-type="string" calcext:value-type="string">
            <text:p>Dashboard.vue?98fa:216 (23) ["2019-06-19T07:49:37.440Z", "2019-06-19T07:49:38.141Z", "2019-06-19T07:49:38.240Z", "2019-06-19T07:49:38.340Z", "2019-06-19T07:49:38.440Z", "2019-06-19T07:49:40.641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table:number-columns-repeated="4"/>
          <table:table-cell office:value-type="string" calcext:value-type="string">
            <text:p>Dashboard.vue?98fa:216 ["2019-06-19T07:38:32.453Z"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shboard.vue?98fa:206 8673</text:p>
          </table:table-cell>
          <table:table-cell table:number-columns-repeated="4"/>
          <table:table-cell office:value-type="string" calcext:value-type="string">
            <text:p>Dashboard.vue?98fa:215 tumpukan yang belum diterima : 7</text:p>
          </table:table-cell>
          <table:table-cell table:number-columns-repeated="4"/>
          <table:table-cell office:value-type="string" calcext:value-type="string">
            <text:p>Dashboard.vue?98fa:207 20399</text:p>
          </table:table-cell>
          <table:table-cell table:number-columns-repeated="4"/>
          <table:table-cell office:value-type="string" calcext:value-type="string">
            <text:p>Dashboard.vue?98fa:207 41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shboard.vue?98fa:207 2019-06-19T06:44:00.486Z</text:p>
          </table:table-cell>
          <table:table-cell table:number-columns-repeated="4"/>
          <table:table-cell office:value-type="string" calcext:value-type="string">
            <text:p>Dashboard.vue?98fa:216 (7) ["2019-06-19T07:20:14.103Z", "2019-06-19T07:20:14.204Z", "2019-06-19T07:20:14.303Z", "2019-06-19T07:20:14.403Z", "2019-06-19T07:20:14.503Z", "2019-06-19T07:20:14.604Z", "2019-06-19T07:20:14.704Z"]</text:p>
          </table:table-cell>
          <table:table-cell table:number-columns-repeated="4"/>
          <table:table-cell office:value-type="string" calcext:value-type="string">
            <text:p>Dashboard.vue?98fa:208 2019-06-19T07:49:40.641Z</text:p>
          </table:table-cell>
          <table:table-cell table:number-columns-repeated="4"/>
          <table:table-cell office:value-type="string" calcext:value-type="string">
            <text:p>Dashboard.vue?98fa:208 2019-06-19T07:38:32.453Z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shboard.vue?98fa:214 tumpukan yang belum diterima : 22</text:p>
          </table:table-cell>
          <table:table-cell table:number-columns-repeated="4"/>
          <table:table-cell office:value-type="string" calcext:value-type="string">
            <text:p>Dashboard.vue?98fa:207 2075</text:p>
          </table:table-cell>
          <table:table-cell table:number-columns-repeated="4"/>
          <table:table-cell office:value-type="string" calcext:value-type="string">
            <text:p>Dashboard.vue?98fa:215 tumpukan yang belum diterima : 22</text:p>
          </table:table-cell>
          <table:table-cell table:number-columns-repeated="4"/>
          <table:table-cell office:value-type="string" calcext:value-type="string">
            <text:p>Dashboard.vue?98fa:215 tumpukan yang belum diterima : 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shboard.vue?98fa:215 (22) ["2019-06-19T06:43:57.187Z", "2019-06-19T06:43:58.186Z", "2019-06-19T06:43:58.286Z", "2019-06-19T06:43:58.386Z", "2019-06-19T06:43:58.486Z", "2019-06-19T06:43:58.586Z", "2019-06-19T06:44:00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table:number-columns-repeated="4"/>
          <table:table-cell office:value-type="string" calcext:value-type="string">
            <text:p>Dashboard.vue?98fa:208 2019-06-19T07:20:14.103Z</text:p>
          </table:table-cell>
          <table:table-cell table:number-columns-repeated="4"/>
          <table:table-cell office:value-type="string" calcext:value-type="string">
            <text:p>Dashboard.vue?98fa:216 (22) ["2019-06-19T07:49:37.440Z", "2019-06-19T07:49:38.141Z", "2019-06-19T07:49:38.240Z", "2019-06-19T07:49:38.340Z", "2019-06-19T07:49:38.440Z", "2019-06-19T07:49:40.7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table:number-columns-repeated="4"/>
          <table:table-cell office:value-type="string" calcext:value-type="string">
            <text:p>Dashboard.vue?98fa:216 [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shboard.vue?98fa:206 8592</text:p>
          </table:table-cell>
          <table:table-cell table:number-columns-repeated="4"/>
          <table:table-cell office:value-type="string" calcext:value-type="string">
            <text:p>Dashboard.vue?98fa:215 tumpukan yang belum diterima : 6</text:p>
          </table:table-cell>
          <table:table-cell table:number-columns-repeated="4"/>
          <table:table-cell office:value-type="string" calcext:value-type="string">
            <text:p>Dashboard.vue?98fa:207 2030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07 2019-06-19T06:44:00.586Z</text:p>
          </table:table-cell>
          <table:table-cell table:number-columns-repeated="4"/>
          <table:table-cell office:value-type="string" calcext:value-type="string">
            <text:p>Dashboard.vue?98fa:216 (6) ["2019-06-19T07:20:14.204Z", "2019-06-19T07:20:14.303Z", "2019-06-19T07:20:14.403Z", "2019-06-19T07:20:14.503Z", "2019-06-19T07:20:14.604Z", "2019-06-19T07:20:14.704Z"]</text:p>
          </table:table-cell>
          <table:table-cell table:number-columns-repeated="4"/>
          <table:table-cell office:value-type="string" calcext:value-type="string">
            <text:p>Dashboard.vue?98fa:208 2019-06-19T07:49:40.740Z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14 tumpukan yang belum diterima : 21</text:p>
          </table:table-cell>
          <table:table-cell table:number-columns-repeated="4"/>
          <table:table-cell office:value-type="string" calcext:value-type="string">
            <text:p>Dashboard.vue?98fa:207 1982</text:p>
          </table:table-cell>
          <table:table-cell table:number-columns-repeated="4"/>
          <table:table-cell office:value-type="string" calcext:value-type="string">
            <text:p>Dashboard.vue?98fa:215 tumpukan yang belum diterima : 2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15 (21) ["2019-06-19T06:43:57.187Z", "2019-06-19T06:43:58.186Z", "2019-06-19T06:43:58.286Z", "2019-06-19T06:43:58.386Z", "2019-06-19T06:43:58.486Z", "2019-06-19T06:43:58.586Z", "2019-06-19T06:44:00.6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table:number-columns-repeated="4"/>
          <table:table-cell office:value-type="string" calcext:value-type="string">
            <text:p>Dashboard.vue?98fa:208 2019-06-19T07:20:14.204Z</text:p>
          </table:table-cell>
          <table:table-cell table:number-columns-repeated="4"/>
          <table:table-cell office:value-type="string" calcext:value-type="string">
            <text:p>Dashboard.vue?98fa:216 (21) ["2019-06-19T07:49:37.440Z", "2019-06-19T07:49:38.141Z", "2019-06-19T07:49:38.240Z", "2019-06-19T07:49:38.340Z", "2019-06-19T07:49:38.440Z", "2019-06-19T07:49:40.8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06 8990</text:p>
          </table:table-cell>
          <table:table-cell table:number-columns-repeated="4"/>
          <table:table-cell office:value-type="string" calcext:value-type="string">
            <text:p>Dashboard.vue?98fa:215 tumpukan yang belum diterima : 5</text:p>
          </table:table-cell>
          <table:table-cell table:number-columns-repeated="4"/>
          <table:table-cell office:value-type="string" calcext:value-type="string">
            <text:p>Dashboard.vue?98fa:207 2060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07 2019-06-19T06:44:00.686Z</text:p>
          </table:table-cell>
          <table:table-cell table:number-columns-repeated="4"/>
          <table:table-cell office:value-type="string" calcext:value-type="string">
            <text:p>Dashboard.vue?98fa:216 (5) ["2019-06-19T07:20:14.303Z", "2019-06-19T07:20:14.403Z", "2019-06-19T07:20:14.503Z", "2019-06-19T07:20:14.604Z", "2019-06-19T07:20:14.704Z"]</text:p>
          </table:table-cell>
          <table:table-cell table:number-columns-repeated="4"/>
          <table:table-cell office:value-type="string" calcext:value-type="string">
            <text:p>Dashboard.vue?98fa:208 2019-06-19T07:49:40.840Z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14 tumpukan yang belum diterima : 20</text:p>
          </table:table-cell>
          <table:table-cell table:number-columns-repeated="4"/>
          <table:table-cell office:value-type="string" calcext:value-type="string">
            <text:p>Dashboard.vue?98fa:207 1887</text:p>
          </table:table-cell>
          <table:table-cell table:number-columns-repeated="4"/>
          <table:table-cell office:value-type="string" calcext:value-type="string">
            <text:p>Dashboard.vue?98fa:215 tumpukan yang belum diterima : 2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15 (20) ["2019-06-19T06:43:57.187Z", "2019-06-19T06:43:58.186Z", "2019-06-19T06:43:58.286Z", "2019-06-19T06:43:58.386Z", "2019-06-19T06:43:58.486Z", "2019-06-19T06:43:58.586Z", "2019-06-19T06:44:00.7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table:number-columns-repeated="4"/>
          <table:table-cell office:value-type="string" calcext:value-type="string">
            <text:p>Dashboard.vue?98fa:208 2019-06-19T07:20:14.303Z</text:p>
          </table:table-cell>
          <table:table-cell table:number-columns-repeated="4"/>
          <table:table-cell office:value-type="string" calcext:value-type="string">
            <text:p>Dashboard.vue?98fa:216 (20) ["2019-06-19T07:49:37.440Z", "2019-06-19T07:49:38.141Z", "2019-06-19T07:49:38.240Z", "2019-06-19T07:49:38.340Z", "2019-06-19T07:49:38.440Z", "2019-06-19T07:49:40.9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06 8903</text:p>
          </table:table-cell>
          <table:table-cell table:number-columns-repeated="4"/>
          <table:table-cell office:value-type="string" calcext:value-type="string">
            <text:p>Dashboard.vue?98fa:215 tumpukan yang belum diterima : 4</text:p>
          </table:table-cell>
          <table:table-cell table:number-columns-repeated="4"/>
          <table:table-cell office:value-type="string" calcext:value-type="string">
            <text:p>Dashboard.vue?98fa:207 2052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07 2019-06-19T06:44:00.786Z</text:p>
          </table:table-cell>
          <table:table-cell table:number-columns-repeated="4"/>
          <table:table-cell office:value-type="string" calcext:value-type="string">
            <text:p>Dashboard.vue?98fa:216 (4) ["2019-06-19T07:20:14.403Z", "2019-06-19T07:20:14.503Z", "2019-06-19T07:20:14.604Z", "2019-06-19T07:20:14.704Z"]</text:p>
          </table:table-cell>
          <table:table-cell table:number-columns-repeated="4"/>
          <table:table-cell office:value-type="string" calcext:value-type="string">
            <text:p>Dashboard.vue?98fa:208 2019-06-19T07:49:40.940Z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14 tumpukan yang belum diterima : 19</text:p>
          </table:table-cell>
          <table:table-cell table:number-columns-repeated="4"/>
          <table:table-cell office:value-type="string" calcext:value-type="string">
            <text:p>Dashboard.vue?98fa:207 1793</text:p>
          </table:table-cell>
          <table:table-cell table:number-columns-repeated="4"/>
          <table:table-cell office:value-type="string" calcext:value-type="string">
            <text:p>Dashboard.vue?98fa:215 tumpukan yang belum diterima : 1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15 (19) ["2019-06-19T06:43:57.187Z", "2019-06-19T06:43:58.186Z", "2019-06-19T06:43:58.286Z", "2019-06-19T06:43:58.386Z", "2019-06-19T06:43:58.486Z", "2019-06-19T06:43:58.586Z", "2019-06-19T06:44:00.8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table:number-columns-repeated="4"/>
          <table:table-cell office:value-type="string" calcext:value-type="string">
            <text:p>Dashboard.vue?98fa:208 2019-06-19T07:20:14.403Z</text:p>
          </table:table-cell>
          <table:table-cell table:number-columns-repeated="4"/>
          <table:table-cell office:value-type="string" calcext:value-type="string">
            <text:p>Dashboard.vue?98fa:216 (19) ["2019-06-19T07:49:37.440Z", "2019-06-19T07:49:38.141Z", "2019-06-19T07:49:38.240Z", "2019-06-19T07:49:38.340Z", "2019-06-19T07:49:38.440Z", "2019-06-19T07:49:41.0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06 9297</text:p>
          </table:table-cell>
          <table:table-cell table:number-columns-repeated="4"/>
          <table:table-cell office:value-type="string" calcext:value-type="string">
            <text:p>Dashboard.vue?98fa:215 tumpukan yang belum diterima : 3</text:p>
          </table:table-cell>
          <table:table-cell table:number-columns-repeated="4"/>
          <table:table-cell office:value-type="string" calcext:value-type="string">
            <text:p>Dashboard.vue?98fa:207 2092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07 2019-06-19T06:44:00.886Z</text:p>
          </table:table-cell>
          <table:table-cell table:number-columns-repeated="4"/>
          <table:table-cell office:value-type="string" calcext:value-type="string">
            <text:p>Dashboard.vue?98fa:216 (3) ["2019-06-19T07:20:14.503Z", "2019-06-19T07:20:14.604Z", "2019-06-19T07:20:14.704Z"]</text:p>
          </table:table-cell>
          <table:table-cell table:number-columns-repeated="4"/>
          <table:table-cell office:value-type="string" calcext:value-type="string">
            <text:p>Dashboard.vue?98fa:208 2019-06-19T07:49:41.040Z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14 tumpukan yang belum diterima : 18</text:p>
          </table:table-cell>
          <table:table-cell table:number-columns-repeated="4"/>
          <table:table-cell office:value-type="string" calcext:value-type="string">
            <text:p>Dashboard.vue?98fa:207 1698</text:p>
          </table:table-cell>
          <table:table-cell table:number-columns-repeated="4"/>
          <table:table-cell office:value-type="string" calcext:value-type="string">
            <text:p>Dashboard.vue?98fa:215 tumpukan yang belum diterima : 1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15 (18) ["2019-06-19T06:43:57.187Z", "2019-06-19T06:43:58.186Z", "2019-06-19T06:43:58.286Z", "2019-06-19T06:43:58.386Z", "2019-06-19T06:43:58.486Z", "2019-06-19T06:43:58.586Z", "2019-06-19T06:44:00.9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table:number-columns-repeated="4"/>
          <table:table-cell office:value-type="string" calcext:value-type="string">
            <text:p>Dashboard.vue?98fa:208 2019-06-19T07:20:14.503Z</text:p>
          </table:table-cell>
          <table:table-cell table:number-columns-repeated="4"/>
          <table:table-cell office:value-type="string" calcext:value-type="string">
            <text:p>Dashboard.vue?98fa:216 (18) ["2019-06-19T07:49:37.440Z", "2019-06-19T07:49:38.141Z", "2019-06-19T07:49:38.240Z", "2019-06-19T07:49:38.340Z", "2019-06-19T07:49:38.440Z", "2019-06-19T07:49:41.1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06 9211</text:p>
          </table:table-cell>
          <table:table-cell table:number-columns-repeated="4"/>
          <table:table-cell office:value-type="string" calcext:value-type="string">
            <text:p>Dashboard.vue?98fa:215 tumpukan yang belum diterima : 2</text:p>
          </table:table-cell>
          <table:table-cell table:number-columns-repeated="4"/>
          <table:table-cell office:value-type="string" calcext:value-type="string">
            <text:p>Dashboard.vue?98fa:207 2083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07 2019-06-19T06:44:00.986Z</text:p>
          </table:table-cell>
          <table:table-cell table:number-columns-repeated="4"/>
          <table:table-cell office:value-type="string" calcext:value-type="string">
            <text:p>Dashboard.vue?98fa:216 (2) ["2019-06-19T07:20:14.604Z", "2019-06-19T07:20:14.704Z"]</text:p>
          </table:table-cell>
          <table:table-cell table:number-columns-repeated="4"/>
          <table:table-cell office:value-type="string" calcext:value-type="string">
            <text:p>Dashboard.vue?98fa:208 2019-06-19T07:49:41.140Z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14 tumpukan yang belum diterima : 17</text:p>
          </table:table-cell>
          <table:table-cell table:number-columns-repeated="4"/>
          <table:table-cell office:value-type="string" calcext:value-type="string">
            <text:p>Dashboard.vue?98fa:207 1602</text:p>
          </table:table-cell>
          <table:table-cell table:number-columns-repeated="4"/>
          <table:table-cell office:value-type="string" calcext:value-type="string">
            <text:p>Dashboard.vue?98fa:215 tumpukan yang belum diterima : 1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15 (17) ["2019-06-19T06:43:57.187Z", "2019-06-19T06:43:58.186Z", "2019-06-19T06:43:58.286Z", "2019-06-19T06:43:58.386Z", "2019-06-19T06:43:58.486Z", "2019-06-19T06:43:58.5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table:number-columns-repeated="4"/>
          <table:table-cell office:value-type="string" calcext:value-type="string">
            <text:p>Dashboard.vue?98fa:208 2019-06-19T07:20:14.604Z</text:p>
          </table:table-cell>
          <table:table-cell table:number-columns-repeated="4"/>
          <table:table-cell office:value-type="string" calcext:value-type="string">
            <text:p>Dashboard.vue?98fa:216 (17) ["2019-06-19T07:49:37.440Z", "2019-06-19T07:49:38.141Z", "2019-06-19T07:49:38.240Z", "2019-06-19T07:49:38.340Z", "2019-06-19T07:49:38.440Z", "2019-06-19T07:49:41.2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06 12417</text:p>
          </table:table-cell>
          <table:table-cell table:number-columns-repeated="4"/>
          <table:table-cell office:value-type="string" calcext:value-type="string">
            <text:p>Dashboard.vue?98fa:215 tumpukan yang belum diterima : 1</text:p>
          </table:table-cell>
          <table:table-cell table:number-columns-repeated="4"/>
          <table:table-cell office:value-type="string" calcext:value-type="string">
            <text:p>Dashboard.vue?98fa:207 2112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07 2019-06-19T06:43:58.286Z</text:p>
          </table:table-cell>
          <table:table-cell table:number-columns-repeated="4"/>
          <table:table-cell office:value-type="string" calcext:value-type="string">
            <text:p>Dashboard.vue?98fa:216 ["2019-06-19T07:20:14.704Z"]</text:p>
          </table:table-cell>
          <table:table-cell table:number-columns-repeated="4"/>
          <table:table-cell office:value-type="string" calcext:value-type="string">
            <text:p>Dashboard.vue?98fa:208 2019-06-19T07:49:41.240Z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14 tumpukan yang belum diterima : 16</text:p>
          </table:table-cell>
          <table:table-cell table:number-columns-repeated="4"/>
          <table:table-cell office:value-type="string" calcext:value-type="string">
            <text:p>Dashboard.vue?98fa:207 1507</text:p>
          </table:table-cell>
          <table:table-cell table:number-columns-repeated="4"/>
          <table:table-cell office:value-type="string" calcext:value-type="string">
            <text:p>Dashboard.vue?98fa:215 tumpukan yang belum diterima : 1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15 (16) ["2019-06-19T06:43:57.187Z", "2019-06-19T06:43:58.186Z", "2019-06-19T06:43:58.386Z", "2019-06-19T06:43:58.486Z", "2019-06-19T06:43:58.5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table:number-columns-repeated="4"/>
          <table:table-cell office:value-type="string" calcext:value-type="string">
            <text:p>Dashboard.vue?98fa:208 2019-06-19T07:20:14.704Z</text:p>
          </table:table-cell>
          <table:table-cell table:number-columns-repeated="4"/>
          <table:table-cell office:value-type="string" calcext:value-type="string">
            <text:p>Dashboard.vue?98fa:216 (16) ["2019-06-19T07:49:37.440Z", "2019-06-19T07:49:38.141Z", "2019-06-19T07:49:38.240Z", "2019-06-19T07:49:38.340Z", "2019-06-19T07:49:38.440Z", "2019-06-19T07:49:41.341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06 12535</text:p>
          </table:table-cell>
          <table:table-cell table:number-columns-repeated="4"/>
          <table:table-cell office:value-type="string" calcext:value-type="string">
            <text:p>Dashboard.vue?98fa:215 tumpukan yang belum diterima : 0</text:p>
          </table:table-cell>
          <table:table-cell table:number-columns-repeated="4"/>
          <table:table-cell office:value-type="string" calcext:value-type="string">
            <text:p>Dashboard.vue?98fa:207 2103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07 2019-06-19T06:43:58.186Z</text:p>
          </table:table-cell>
          <table:table-cell table:number-columns-repeated="4"/>
          <table:table-cell office:value-type="string" calcext:value-type="string">
            <text:p>Dashboard.vue?98fa:216 []</text:p>
          </table:table-cell>
          <table:table-cell table:number-columns-repeated="4"/>
          <table:table-cell office:value-type="string" calcext:value-type="string">
            <text:p>Dashboard.vue?98fa:208 2019-06-19T07:49:41.341Z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14 tumpukan yang belum diterima : 15</text:p>
          </table:table-cell>
          <table:table-cell table:number-columns-repeated="9"/>
          <table:table-cell office:value-type="string" calcext:value-type="string">
            <text:p>Dashboard.vue?98fa:215 tumpukan yang belum diterima : 1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15 (15) ["2019-06-19T06:43:57.187Z", "2019-06-19T06:43:58.386Z", "2019-06-19T06:43:58.486Z", "2019-06-19T06:43:58.586Z", "2019-06-19T06:44:01.0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table:number-columns-repeated="9"/>
          <table:table-cell office:value-type="string" calcext:value-type="string">
            <text:p>Dashboard.vue?98fa:216 (15) ["2019-06-19T07:49:37.440Z", "2019-06-19T07:49:38.141Z", "2019-06-19T07:49:38.240Z", "2019-06-19T07:49:38.340Z", "2019-06-19T07:49:38.440Z", "2019-06-19T07:49:41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06 10120</text:p>
          </table:table-cell>
          <table:table-cell table:number-columns-repeated="9"/>
          <table:table-cell office:value-type="string" calcext:value-type="string">
            <text:p>Dashboard.vue?98fa:207 2134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07 2019-06-19T06:44:01.086Z</text:p>
          </table:table-cell>
          <table:table-cell table:number-columns-repeated="9"/>
          <table:table-cell office:value-type="string" calcext:value-type="string">
            <text:p>Dashboard.vue?98fa:208 2019-06-19T07:49:41.440Z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14 tumpukan yang belum diterima : 14</text:p>
          </table:table-cell>
          <table:table-cell table:number-columns-repeated="9"/>
          <table:table-cell office:value-type="string" calcext:value-type="string">
            <text:p>Dashboard.vue?98fa:215 tumpukan yang belum diterima : 1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15 (14) ["2019-06-19T06:43:57.187Z", "2019-06-19T06:43:58.386Z", "2019-06-19T06:43:58.486Z", "2019-06-19T06:43:58.586Z", "2019-06-19T06:44:01.185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table:number-columns-repeated="9"/>
          <table:table-cell office:value-type="string" calcext:value-type="string">
            <text:p>Dashboard.vue?98fa:216 (14) ["2019-06-19T07:49:37.440Z", "2019-06-19T07:49:38.141Z", "2019-06-19T07:49:38.240Z", "2019-06-19T07:49:38.340Z", "2019-06-19T07:49:38.440Z", "2019-06-19T07:49:41.5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06 10031</text:p>
          </table:table-cell>
          <table:table-cell table:number-columns-repeated="9"/>
          <table:table-cell office:value-type="string" calcext:value-type="string">
            <text:p>Dashboard.vue?98fa:207 2126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07 2019-06-19T06:44:01.185Z</text:p>
          </table:table-cell>
          <table:table-cell table:number-columns-repeated="9"/>
          <table:table-cell office:value-type="string" calcext:value-type="string">
            <text:p>Dashboard.vue?98fa:208 2019-06-19T07:49:41.540Z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14 tumpukan yang belum diterima : 13</text:p>
          </table:table-cell>
          <table:table-cell table:number-columns-repeated="9"/>
          <table:table-cell office:value-type="string" calcext:value-type="string">
            <text:p>Dashboard.vue?98fa:215 tumpukan yang belum diterima : 1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15 (13) ["2019-06-19T06:43:57.187Z", "2019-06-19T06:43:58.386Z", "2019-06-19T06:43:58.486Z", "2019-06-19T06:43:58.586Z", "2019-06-19T06:44:01.2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table:number-columns-repeated="9"/>
          <table:table-cell office:value-type="string" calcext:value-type="string">
            <text:p>Dashboard.vue?98fa:216 (13) ["2019-06-19T07:49:37.440Z", "2019-06-19T07:49:38.141Z", "2019-06-19T07:49:38.240Z", "2019-06-19T07:49:38.340Z", "2019-06-19T07:49:38.4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06 10330</text:p>
          </table:table-cell>
          <table:table-cell table:number-columns-repeated="9"/>
          <table:table-cell office:value-type="string" calcext:value-type="string">
            <text:p>Dashboard.vue?98fa:207 2514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07 2019-06-19T06:44:01.286Z</text:p>
          </table:table-cell>
          <table:table-cell table:number-columns-repeated="9"/>
          <table:table-cell office:value-type="string" calcext:value-type="string">
            <text:p>Dashboard.vue?98fa:208 2019-06-19T07:49:38.141Z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14 tumpukan yang belum diterima : 12</text:p>
          </table:table-cell>
          <table:table-cell table:number-columns-repeated="9"/>
          <table:table-cell office:value-type="string" calcext:value-type="string">
            <text:p>Dashboard.vue?98fa:215 tumpukan yang belum diterima : 1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15 (12) ["2019-06-19T06:43:57.187Z", "2019-06-19T06:43:58.386Z", "2019-06-19T06:43:58.486Z", "2019-06-19T06:43:58.586Z", "2019-06-19T06:44:01.385Z", "2019-06-19T06:44:01.486Z", "2019-06-19T06:44:01.586Z", "2019-06-19T06:44:01.686Z", "2019-06-19T06:44:01.786Z", "2019-06-19T06:44:01.886Z", "2019-06-19T06:44:01.986Z", "2019-06-19T06:44:02.086Z"]</text:p>
          </table:table-cell>
          <table:table-cell table:number-columns-repeated="9"/>
          <table:table-cell office:value-type="string" calcext:value-type="string">
            <text:p>Dashboard.vue?98fa:216 (12) ["2019-06-19T07:49:37.440Z", "2019-06-19T07:49:38.240Z", "2019-06-19T07:49:38.340Z", "2019-06-19T07:49:38.4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06 10248</text:p>
          </table:table-cell>
          <table:table-cell table:number-columns-repeated="9"/>
          <table:table-cell office:value-type="string" calcext:value-type="string">
            <text:p>Dashboard.vue?98fa:207 2505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07 2019-06-19T06:44:01.385Z</text:p>
          </table:table-cell>
          <table:table-cell table:number-columns-repeated="9"/>
          <table:table-cell office:value-type="string" calcext:value-type="string">
            <text:p>Dashboard.vue?98fa:208 2019-06-19T07:49:38.240Z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14 tumpukan yang belum diterima : 11</text:p>
          </table:table-cell>
          <table:table-cell table:number-columns-repeated="9"/>
          <table:table-cell office:value-type="string" calcext:value-type="string">
            <text:p>Dashboard.vue?98fa:215 tumpukan yang belum diterima : 1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15 (11) ["2019-06-19T06:43:57.187Z", "2019-06-19T06:43:58.386Z", "2019-06-19T06:43:58.486Z", "2019-06-19T06:43:58.586Z", "2019-06-19T06:44:01.486Z", "2019-06-19T06:44:01.586Z", "2019-06-19T06:44:01.686Z", "2019-06-19T06:44:01.786Z", "2019-06-19T06:44:01.886Z", "2019-06-19T06:44:01.986Z", "2019-06-19T06:44:02.086Z"]</text:p>
          </table:table-cell>
          <table:table-cell table:number-columns-repeated="9"/>
          <table:table-cell office:value-type="string" calcext:value-type="string">
            <text:p>Dashboard.vue?98fa:216 (11) ["2019-06-19T07:49:37.440Z", "2019-06-19T07:49:38.340Z", "2019-06-19T07:49:38.440Z", "2019-06-19T07:49:41.640Z", "2019-06-19T07:49:41.740Z", "2019-06-19T07:49:41.840Z", "2019-06-19T07:49:41.940Z", "2019-06-19T07:49:42.041Z", "2019-06-19T07:49:42.140Z", "2019-06-19T07:49:42.240Z", "2019-06-19T07:49:42.340Z"]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06 13655</text:p>
          </table:table-cell>
          <table:table-cell table:number-columns-repeated="9"/>
          <table:table-cell office:value-type="string" calcext:value-type="string">
            <text:p>Dashboard.vue?98fa:207 2217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07 2019-06-19T06:43:58.386Z</text:p>
          </table:table-cell>
          <table:table-cell table:number-columns-repeated="9"/>
          <table:table-cell office:value-type="string" calcext:value-type="string">
            <text:p>Dashboard.vue?98fa:208 2019-06-19T07:49:41.640Z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14 tumpukan yang belum diterima : 10</text:p>
          </table:table-cell>
          <table:table-cell table:number-columns-repeated="9"/>
          <table:table-cell office:value-type="string" calcext:value-type="string">
            <text:p>Dashboard.vue?98fa:215 tumpukan yang belum diterima : 1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15 (10) ["2019-06-19T06:43:57.187Z", "2019-06-19T06:43:58.486Z", "2019-06-19T06:43:58.586Z", "2019-06-19T06:44:01.486Z", "2019-06-19T06:44:01.586Z", "2019-06-19T06:44:01.686Z", "2019-06-19T06:44:01.786Z", "2019-06-19T06:44:01.886Z", "2019-06-19T06:44:01.986Z", "2019-06-19T06:44:02.086Z"]</text:p>
          </table:table-cell>
          <table:table-cell table:number-columns-repeated="9"/>
          <table:table-cell office:value-type="string" calcext:value-type="string">
            <text:p>Dashboard.vue?98fa:216 (10) ["2019-06-19T07:49:37.440Z", "2019-06-19T07:49:38.340Z", "2019-06-19T07:49:38.440Z", "2019-06-19T07:49:41.740Z", "2019-06-19T07:49:41.840Z", "2019-06-19T07:49:41.940Z", "2019-06-19T07:49:42.041Z", "2019-06-19T07:49:42.140Z", "2019-06-19T07:49:42.240Z", "2019-06-19T07:49:42.340Z"]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06 10564</text:p>
          </table:table-cell>
          <table:table-cell table:number-columns-repeated="9"/>
          <table:table-cell office:value-type="string" calcext:value-type="string">
            <text:p>Dashboard.vue?98fa:207 2209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07 2019-06-19T06:44:01.486Z</text:p>
          </table:table-cell>
          <table:table-cell table:number-columns-repeated="9"/>
          <table:table-cell office:value-type="string" calcext:value-type="string">
            <text:p>Dashboard.vue?98fa:208 2019-06-19T07:49:41.740Z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14 tumpukan yang belum diterima : 9</text:p>
          </table:table-cell>
          <table:table-cell table:number-columns-repeated="9"/>
          <table:table-cell office:value-type="string" calcext:value-type="string">
            <text:p>Dashboard.vue?98fa:215 tumpukan yang belum diterima : 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15 (9) ["2019-06-19T06:43:57.187Z", "2019-06-19T06:43:58.486Z", "2019-06-19T06:43:58.586Z", "2019-06-19T06:44:01.586Z", "2019-06-19T06:44:01.686Z", "2019-06-19T06:44:01.786Z", "2019-06-19T06:44:01.886Z", "2019-06-19T06:44:01.986Z", "2019-06-19T06:44:02.086Z"]</text:p>
          </table:table-cell>
          <table:table-cell table:number-columns-repeated="9"/>
          <table:table-cell office:value-type="string" calcext:value-type="string">
            <text:p>Dashboard.vue?98fa:216 (9) ["2019-06-19T07:49:37.440Z", "2019-06-19T07:49:38.340Z", "2019-06-19T07:49:38.440Z", "2019-06-19T07:49:41.840Z", "2019-06-19T07:49:41.940Z", "2019-06-19T07:49:42.041Z", "2019-06-19T07:49:42.140Z", "2019-06-19T07:49:42.240Z", "2019-06-19T07:49:42.340Z"]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06 14048</text:p>
          </table:table-cell>
          <table:table-cell table:number-columns-repeated="9"/>
          <table:table-cell office:value-type="string" calcext:value-type="string">
            <text:p>Dashboard.vue?98fa:207 2246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07 2019-06-19T06:43:58.486Z</text:p>
          </table:table-cell>
          <table:table-cell table:number-columns-repeated="9"/>
          <table:table-cell office:value-type="string" calcext:value-type="string">
            <text:p>Dashboard.vue?98fa:208 2019-06-19T07:49:41.840Z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14 tumpukan yang belum diterima : 8</text:p>
          </table:table-cell>
          <table:table-cell table:number-columns-repeated="9"/>
          <table:table-cell office:value-type="string" calcext:value-type="string">
            <text:p>Dashboard.vue?98fa:215 tumpukan yang belum diterima : 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15 (8) ["2019-06-19T06:43:57.187Z", "2019-06-19T06:43:58.586Z", "2019-06-19T06:44:01.586Z", "2019-06-19T06:44:01.686Z", "2019-06-19T06:44:01.786Z", "2019-06-19T06:44:01.886Z", "2019-06-19T06:44:01.986Z", "2019-06-19T06:44:02.086Z"]</text:p>
          </table:table-cell>
          <table:table-cell table:number-columns-repeated="9"/>
          <table:table-cell office:value-type="string" calcext:value-type="string">
            <text:p>Dashboard.vue?98fa:216 (8) ["2019-06-19T07:49:37.440Z", "2019-06-19T07:49:38.340Z", "2019-06-19T07:49:38.440Z", "2019-06-19T07:49:41.940Z", "2019-06-19T07:49:42.041Z", "2019-06-19T07:49:42.140Z", "2019-06-19T07:49:42.240Z", "2019-06-19T07:49:42.340Z"]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06 10963</text:p>
          </table:table-cell>
          <table:table-cell table:number-columns-repeated="9"/>
          <table:table-cell office:value-type="string" calcext:value-type="string">
            <text:p>Dashboard.vue?98fa:207 2238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07 2019-06-19T06:44:01.586Z</text:p>
          </table:table-cell>
          <table:table-cell table:number-columns-repeated="9"/>
          <table:table-cell office:value-type="string" calcext:value-type="string">
            <text:p>Dashboard.vue?98fa:208 2019-06-19T07:49:41.940Z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14 tumpukan yang belum diterima : 7</text:p>
          </table:table-cell>
          <table:table-cell table:number-columns-repeated="9"/>
          <table:table-cell office:value-type="string" calcext:value-type="string">
            <text:p>Dashboard.vue?98fa:215 tumpukan yang belum diterima : 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15 (7) ["2019-06-19T06:43:57.187Z", "2019-06-19T06:43:58.586Z", "2019-06-19T06:44:01.686Z", "2019-06-19T06:44:01.786Z", "2019-06-19T06:44:01.886Z", "2019-06-19T06:44:01.986Z", "2019-06-19T06:44:02.086Z"]</text:p>
          </table:table-cell>
          <table:table-cell table:number-columns-repeated="9"/>
          <table:table-cell office:value-type="string" calcext:value-type="string">
            <text:p>Dashboard.vue?98fa:216 (7) ["2019-06-19T07:49:37.440Z", "2019-06-19T07:49:38.340Z", "2019-06-19T07:49:38.440Z", "2019-06-19T07:49:42.041Z", "2019-06-19T07:49:42.140Z", "2019-06-19T07:49:42.240Z", "2019-06-19T07:49:42.340Z"]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06 11370</text:p>
          </table:table-cell>
          <table:table-cell table:number-columns-repeated="9"/>
          <table:table-cell office:value-type="string" calcext:value-type="string">
            <text:p>Dashboard.vue?98fa:207 2308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07 2019-06-19T06:44:01.686Z</text:p>
          </table:table-cell>
          <table:table-cell table:number-columns-repeated="9"/>
          <table:table-cell office:value-type="string" calcext:value-type="string">
            <text:p>Dashboard.vue?98fa:208 2019-06-19T07:49:42.041Z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14 tumpukan yang belum diterima : 6</text:p>
          </table:table-cell>
          <table:table-cell table:number-columns-repeated="9"/>
          <table:table-cell office:value-type="string" calcext:value-type="string">
            <text:p>Dashboard.vue?98fa:215 tumpukan yang belum diterima : 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15 (6) ["2019-06-19T06:43:57.187Z", "2019-06-19T06:43:58.586Z", "2019-06-19T06:44:01.786Z", "2019-06-19T06:44:01.886Z", "2019-06-19T06:44:01.986Z", "2019-06-19T06:44:02.086Z"]</text:p>
          </table:table-cell>
          <table:table-cell table:number-columns-repeated="9"/>
          <table:table-cell office:value-type="string" calcext:value-type="string">
            <text:p>Dashboard.vue?98fa:216 (6) ["2019-06-19T07:49:37.440Z", "2019-06-19T07:49:38.340Z", "2019-06-19T07:49:38.440Z", "2019-06-19T07:49:42.140Z", "2019-06-19T07:49:42.240Z", "2019-06-19T07:49:42.340Z"]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06 11280</text:p>
          </table:table-cell>
          <table:table-cell table:number-columns-repeated="9"/>
          <table:table-cell office:value-type="string" calcext:value-type="string">
            <text:p>Dashboard.vue?98fa:207 2299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07 2019-06-19T06:44:01.786Z</text:p>
          </table:table-cell>
          <table:table-cell table:number-columns-repeated="9"/>
          <table:table-cell office:value-type="string" calcext:value-type="string">
            <text:p>Dashboard.vue?98fa:208 2019-06-19T07:49:42.140Z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14 tumpukan yang belum diterima : 5</text:p>
          </table:table-cell>
          <table:table-cell table:number-columns-repeated="9"/>
          <table:table-cell office:value-type="string" calcext:value-type="string">
            <text:p>Dashboard.vue?98fa:215 tumpukan yang belum diterima : 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15 (5) ["2019-06-19T06:43:57.187Z", "2019-06-19T06:43:58.586Z", "2019-06-19T06:44:01.886Z", "2019-06-19T06:44:01.986Z", "2019-06-19T06:44:02.086Z"]</text:p>
          </table:table-cell>
          <table:table-cell table:number-columns-repeated="9"/>
          <table:table-cell office:value-type="string" calcext:value-type="string">
            <text:p>Dashboard.vue?98fa:216 (5) ["2019-06-19T07:49:37.440Z", "2019-06-19T07:49:38.340Z", "2019-06-19T07:49:38.440Z", "2019-06-19T07:49:42.240Z", "2019-06-19T07:49:42.340Z"]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06 11675</text:p>
          </table:table-cell>
          <table:table-cell table:number-columns-repeated="9"/>
          <table:table-cell office:value-type="string" calcext:value-type="string">
            <text:p>Dashboard.vue?98fa:207 2300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07 2019-06-19T06:44:01.886Z</text:p>
          </table:table-cell>
          <table:table-cell table:number-columns-repeated="9"/>
          <table:table-cell office:value-type="string" calcext:value-type="string">
            <text:p>Dashboard.vue?98fa:208 2019-06-19T07:49:42.240Z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14 tumpukan yang belum diterima : 4</text:p>
          </table:table-cell>
          <table:table-cell table:number-columns-repeated="9"/>
          <table:table-cell office:value-type="string" calcext:value-type="string">
            <text:p>Dashboard.vue?98fa:215 tumpukan yang belum diterima : 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15 (4) ["2019-06-19T06:43:57.187Z", "2019-06-19T06:43:58.586Z", "2019-06-19T06:44:01.986Z", "2019-06-19T06:44:02.086Z"]</text:p>
          </table:table-cell>
          <table:table-cell table:number-columns-repeated="9"/>
          <table:table-cell office:value-type="string" calcext:value-type="string">
            <text:p>Dashboard.vue?98fa:216 (4) ["2019-06-19T07:49:37.440Z", "2019-06-19T07:49:38.340Z", "2019-06-19T07:49:38.440Z", "2019-06-19T07:49:42.340Z"]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06 14989</text:p>
          </table:table-cell>
          <table:table-cell table:number-columns-repeated="9"/>
          <table:table-cell office:value-type="string" calcext:value-type="string">
            <text:p>Dashboard.vue?98fa:207 2292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07 2019-06-19T06:43:58.586Z</text:p>
          </table:table-cell>
          <table:table-cell table:number-columns-repeated="9"/>
          <table:table-cell office:value-type="string" calcext:value-type="string">
            <text:p>Dashboard.vue?98fa:208 2019-06-19T07:49:42.340Z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14 tumpukan yang belum diterima : 3</text:p>
          </table:table-cell>
          <table:table-cell table:number-columns-repeated="9"/>
          <table:table-cell office:value-type="string" calcext:value-type="string">
            <text:p>Dashboard.vue?98fa:215 tumpukan yang belum diterima : 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15 (3) ["2019-06-19T06:43:57.187Z", "2019-06-19T06:44:01.986Z", "2019-06-19T06:44:02.086Z"]</text:p>
          </table:table-cell>
          <table:table-cell table:number-columns-repeated="9"/>
          <table:table-cell office:value-type="string" calcext:value-type="string">
            <text:p>Dashboard.vue?98fa:216 (3) ["2019-06-19T07:49:37.440Z", "2019-06-19T07:49:38.340Z", "2019-06-19T07:49:38.440Z"]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06 12093</text:p>
          </table:table-cell>
          <table:table-cell table:number-columns-repeated="9"/>
          <table:table-cell office:value-type="string" calcext:value-type="string">
            <text:p>Dashboard.vue?98fa:207 2732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07 2019-06-19T06:44:01.986Z</text:p>
          </table:table-cell>
          <table:table-cell table:number-columns-repeated="9"/>
          <table:table-cell office:value-type="string" calcext:value-type="string">
            <text:p>Dashboard.vue?98fa:208 2019-06-19T07:49:38.340Z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14 tumpukan yang belum diterima : 2</text:p>
          </table:table-cell>
          <table:table-cell table:number-columns-repeated="9"/>
          <table:table-cell office:value-type="string" calcext:value-type="string">
            <text:p>Dashboard.vue?98fa:215 tumpukan yang belum diterima : 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15 (2) ["2019-06-19T06:43:57.187Z", "2019-06-19T06:44:02.086Z"]</text:p>
          </table:table-cell>
          <table:table-cell table:number-columns-repeated="9"/>
          <table:table-cell office:value-type="string" calcext:value-type="string">
            <text:p>Dashboard.vue?98fa:216 (2) ["2019-06-19T07:49:37.440Z", "2019-06-19T07:49:38.440Z"]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06 12004</text:p>
          </table:table-cell>
          <table:table-cell table:number-columns-repeated="9"/>
          <table:table-cell office:value-type="string" calcext:value-type="string">
            <text:p>Dashboard.vue?98fa:207 2724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07 2019-06-19T06:44:02.086Z</text:p>
          </table:table-cell>
          <table:table-cell table:number-columns-repeated="9"/>
          <table:table-cell office:value-type="string" calcext:value-type="string">
            <text:p>Dashboard.vue?98fa:208 2019-06-19T07:49:38.440Z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14 tumpukan yang belum diterima : 1</text:p>
          </table:table-cell>
          <table:table-cell table:number-columns-repeated="9"/>
          <table:table-cell office:value-type="string" calcext:value-type="string">
            <text:p>Dashboard.vue?98fa:215 tumpukan yang belum diterima : 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hboard.vue?98fa:215 ["2019-06-19T06:43:57.187Z"]</text:p>
          </table:table-cell>
          <table:table-cell table:number-columns-repeated="9"/>
          <table:table-cell office:value-type="string" calcext:value-type="string">
            <text:p>Dashboard.vue?98fa:216 ["2019-06-19T07:49:37.440Z"]</text:p>
          </table:table-cell>
          <table:table-cell table:number-columns-repeated="12"/>
        </table:table-row>
      </table:table>
      <table:table table:name="Sheet3" table:style-name="ta1">
        <office:forms form:automatic-focus="false" form:apply-design-mode="false"/>
        <table:table-column table:style-name="co1" table:number-columns-repeated="28" table:default-cell-style-name="Default"/>
        <table:table-row table:style-name="ro1">
          <table:table-cell table:number-columns-repeated="28"/>
        </table:table-row>
        <table:table-row table:style-name="ro1">
          <table:table-cell/>
          <table:table-cell office:value-type="string" calcext:value-type="string">
            <text:p>Internet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sse1</text:p>
          </table:table-cell>
          <table:table-cell table:number-columns-repeated="6"/>
          <table:table-cell office:value-type="string" calcext:value-type="string">
            <text:p>sse2</text:p>
          </table:table-cell>
          <table:table-cell table:number-columns-repeated="6"/>
          <table:table-cell office:value-type="string" calcext:value-type="string">
            <text:p>sse1s</text:p>
          </table:table-cell>
          <table:table-cell table:number-columns-repeated="6"/>
          <table:table-cell office:value-type="string" calcext:value-type="string">
            <text:p>w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00 ms</text:p>
          </table:table-cell>
          <table:table-cell office:value-type="string" calcext:value-type="string">
            <text:p>50 ms</text:p>
          </table:table-cell>
          <table:table-cell office:value-type="string" calcext:value-type="string">
            <text:p>10 ms</text:p>
          </table:table-cell>
          <table:table-cell office:value-type="string" calcext:value-type="string">
            <text:p>5 ms</text:p>
          </table:table-cell>
          <table:table-cell office:value-type="string" calcext:value-type="string">
            <text:p>1 ms</text:p>
          </table:table-cell>
          <table:table-cell office:value-type="string" calcext:value-type="string">
            <text:p>0 ms</text:p>
          </table:table-cell>
          <table:table-cell/>
          <table:table-cell office:value-type="string" calcext:value-type="string">
            <text:p>100 ms</text:p>
          </table:table-cell>
          <table:table-cell office:value-type="string" calcext:value-type="string">
            <text:p>50 ms</text:p>
          </table:table-cell>
          <table:table-cell office:value-type="string" calcext:value-type="string">
            <text:p>10 ms</text:p>
          </table:table-cell>
          <table:table-cell office:value-type="string" calcext:value-type="string">
            <text:p>5 ms</text:p>
          </table:table-cell>
          <table:table-cell office:value-type="string" calcext:value-type="string">
            <text:p>1 ms</text:p>
          </table:table-cell>
          <table:table-cell office:value-type="string" calcext:value-type="string">
            <text:p>0 ms</text:p>
          </table:table-cell>
          <table:table-cell/>
          <table:table-cell office:value-type="string" calcext:value-type="string">
            <text:p>100 ms</text:p>
          </table:table-cell>
          <table:table-cell office:value-type="string" calcext:value-type="string">
            <text:p>50 ms</text:p>
          </table:table-cell>
          <table:table-cell office:value-type="string" calcext:value-type="string">
            <text:p>10 ms</text:p>
          </table:table-cell>
          <table:table-cell office:value-type="string" calcext:value-type="string">
            <text:p>5 ms</text:p>
          </table:table-cell>
          <table:table-cell office:value-type="string" calcext:value-type="string">
            <text:p>1 ms</text:p>
          </table:table-cell>
          <table:table-cell office:value-type="string" calcext:value-type="string">
            <text:p>0 ms</text:p>
          </table:table-cell>
          <table:table-cell/>
          <table:table-cell office:value-type="string" calcext:value-type="string">
            <text:p>100 ms</text:p>
          </table:table-cell>
          <table:table-cell office:value-type="string" calcext:value-type="string">
            <text:p>50 ms</text:p>
          </table:table-cell>
          <table:table-cell office:value-type="string" calcext:value-type="string">
            <text:p>10 ms</text:p>
          </table:table-cell>
          <table:table-cell office:value-type="string" calcext:value-type="string">
            <text:p>5 ms</text:p>
          </table:table-cell>
          <table:table-cell office:value-type="string" calcext:value-type="string">
            <text:p>1 ms</text:p>
          </table:table-cell>
          <table:table-cell office:value-type="string" calcext:value-type="string">
            <text:p>0 m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7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7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7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7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7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7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7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7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7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7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7"/>
        </table:table-row>
        <table:table-row table:style-name="ro1">
          <table:table-cell table:number-columns-repeated="28"/>
        </table:table-row>
        <table:table-row table:style-name="ro1">
          <table:table-cell/>
          <table:table-cell office:value-type="string" calcext:value-type="string">
            <text:p>Lokal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sse1</text:p>
          </table:table-cell>
          <table:table-cell table:number-columns-repeated="6"/>
          <table:table-cell office:value-type="string" calcext:value-type="string">
            <text:p>sse2</text:p>
          </table:table-cell>
          <table:table-cell table:number-columns-repeated="6"/>
          <table:table-cell office:value-type="string" calcext:value-type="string">
            <text:p>sse1s</text:p>
          </table:table-cell>
          <table:table-cell table:number-columns-repeated="6"/>
          <table:table-cell office:value-type="string" calcext:value-type="string">
            <text:p>w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00 ms</text:p>
          </table:table-cell>
          <table:table-cell office:value-type="string" calcext:value-type="string">
            <text:p>50 ms</text:p>
          </table:table-cell>
          <table:table-cell office:value-type="string" calcext:value-type="string">
            <text:p>10 ms</text:p>
          </table:table-cell>
          <table:table-cell office:value-type="string" calcext:value-type="string">
            <text:p>5 ms</text:p>
          </table:table-cell>
          <table:table-cell office:value-type="string" calcext:value-type="string">
            <text:p>1 ms</text:p>
          </table:table-cell>
          <table:table-cell office:value-type="string" calcext:value-type="string">
            <text:p>0 ms</text:p>
          </table:table-cell>
          <table:table-cell/>
          <table:table-cell office:value-type="string" calcext:value-type="string">
            <text:p>100 ms</text:p>
          </table:table-cell>
          <table:table-cell office:value-type="string" calcext:value-type="string">
            <text:p>50 ms</text:p>
          </table:table-cell>
          <table:table-cell office:value-type="string" calcext:value-type="string">
            <text:p>10 ms</text:p>
          </table:table-cell>
          <table:table-cell office:value-type="string" calcext:value-type="string">
            <text:p>5 ms</text:p>
          </table:table-cell>
          <table:table-cell office:value-type="string" calcext:value-type="string">
            <text:p>1 ms</text:p>
          </table:table-cell>
          <table:table-cell office:value-type="string" calcext:value-type="string">
            <text:p>0 ms</text:p>
          </table:table-cell>
          <table:table-cell/>
          <table:table-cell office:value-type="string" calcext:value-type="string">
            <text:p>100 ms</text:p>
          </table:table-cell>
          <table:table-cell office:value-type="string" calcext:value-type="string">
            <text:p>50 ms</text:p>
          </table:table-cell>
          <table:table-cell office:value-type="string" calcext:value-type="string">
            <text:p>10 ms</text:p>
          </table:table-cell>
          <table:table-cell office:value-type="string" calcext:value-type="string">
            <text:p>5 ms</text:p>
          </table:table-cell>
          <table:table-cell office:value-type="string" calcext:value-type="string">
            <text:p>1 ms</text:p>
          </table:table-cell>
          <table:table-cell office:value-type="string" calcext:value-type="string">
            <text:p>0 ms</text:p>
          </table:table-cell>
          <table:table-cell/>
          <table:table-cell office:value-type="string" calcext:value-type="string">
            <text:p>100 ms</text:p>
          </table:table-cell>
          <table:table-cell office:value-type="string" calcext:value-type="string">
            <text:p>50 ms</text:p>
          </table:table-cell>
          <table:table-cell office:value-type="string" calcext:value-type="string">
            <text:p>10 ms</text:p>
          </table:table-cell>
          <table:table-cell office:value-type="string" calcext:value-type="string">
            <text:p>5 ms</text:p>
          </table:table-cell>
          <table:table-cell office:value-type="string" calcext:value-type="string">
            <text:p>1 ms</text:p>
          </table:table-cell>
          <table:table-cell office:value-type="string" calcext:value-type="string">
            <text:p>0 m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7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7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7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7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7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7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7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7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7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7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7"/>
        </table:table-row>
        <table:table-row table:style-name="ro1" table:number-rows-repeated="190">
          <table:table-cell table:number-columns-repeated="28"/>
        </table:table-row>
        <table:table-row table:style-name="ro1">
          <table:table-cell/>
          <table:table-cell office:value-type="string" calcext:value-type="string">
            <text:p>Internet</text:p>
          </table:table-cell>
          <table:table-cell table:number-columns-repeated="26"/>
        </table:table-row>
        <table:table-row table:style-name="ro1">
          <table:table-cell/>
          <table:table-cell office:value-type="float" office:value="4695" calcext:value-type="float">
            <text:p>4695</text:p>
          </table:table-cell>
          <table:table-cell office:value-type="float" office:value="9214" calcext:value-type="float">
            <text:p>9214</text:p>
          </table:table-cell>
          <table:table-cell office:value-type="float" office:value="19065" calcext:value-type="float">
            <text:p>19065</text:p>
          </table:table-cell>
          <table:table-cell office:value-type="float" office:value="17519" calcext:value-type="float">
            <text:p>17519</text:p>
          </table:table-cell>
          <table:table-cell office:value-type="float" office:value="17084" calcext:value-type="float">
            <text:p>17084</text:p>
          </table:table-cell>
          <table:table-cell office:value-type="float" office:value="18320" calcext:value-type="float">
            <text:p>18320</text:p>
          </table:table-cell>
          <table:table-cell/>
          <table:table-cell office:value-type="float" office:value="633" calcext:value-type="float">
            <text:p>633</text:p>
          </table:table-cell>
          <table:table-cell table:number-columns-repeated="2" office:value-type="float" office:value="760" calcext:value-type="float">
            <text:p>760</text:p>
          </table:table-cell>
          <table:table-cell office:value-type="float" office:value="792" calcext:value-type="float">
            <text:p>792</text:p>
          </table:table-cell>
          <table:table-cell office:value-type="float" office:value="796" calcext:value-type="float">
            <text:p>796</text:p>
          </table:table-cell>
          <table:table-cell office:value-type="float" office:value="682" calcext:value-type="float">
            <text:p>682</text:p>
          </table:table-cell>
          <table:table-cell/>
          <table:table-cell office:value-type="float" office:value="33771" calcext:value-type="float">
            <text:p>33771</text:p>
          </table:table-cell>
          <table:table-cell office:value-type="float" office:value="40587" calcext:value-type="float">
            <text:p>40587</text:p>
          </table:table-cell>
          <table:table-cell office:value-type="float" office:value="52885" calcext:value-type="float">
            <text:p>52885</text:p>
          </table:table-cell>
          <table:table-cell office:value-type="float" office:value="47931" calcext:value-type="float">
            <text:p>47931</text:p>
          </table:table-cell>
          <table:table-cell office:value-type="float" office:value="49057" calcext:value-type="float">
            <text:p>49057</text:p>
          </table:table-cell>
          <table:table-cell office:value-type="float" office:value="54320" calcext:value-type="float">
            <text:p>54320</text:p>
          </table:table-cell>
          <table:table-cell/>
          <table:table-cell office:value-type="float" office:value="587" calcext:value-type="float">
            <text:p>587</text:p>
          </table:table-cell>
          <table:table-cell office:value-type="float" office:value="692" calcext:value-type="float">
            <text:p>692</text:p>
          </table:table-cell>
          <table:table-cell office:value-type="float" office:value="580" calcext:value-type="float">
            <text:p>580</text:p>
          </table:table-cell>
          <table:table-cell office:value-type="float" office:value="698" calcext:value-type="float">
            <text:p>698</text:p>
          </table:table-cell>
          <table:table-cell office:value-type="float" office:value="654" calcext:value-type="float">
            <text:p>654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/>
          <table:table-cell office:value-type="string" calcext:value-type="string">
            <text:p>Dashboard.vue:212 2019-07-23T13:19:23.770Z</text:p>
          </table:table-cell>
          <table:table-cell office:value-type="string" calcext:value-type="string">
            <text:p>Dashboard.vue:212 2019-07-23T13:25:38.324Z</text:p>
          </table:table-cell>
          <table:table-cell office:value-type="string" calcext:value-type="string">
            <text:p>Dashboard.vue:212 2019-07-23T13:29:03.871Z</text:p>
          </table:table-cell>
          <table:table-cell office:value-type="string" calcext:value-type="string">
            <text:p>Dashboard.vue:212 2019-07-23T13:32:40.511Z</text:p>
          </table:table-cell>
          <table:table-cell office:value-type="string" calcext:value-type="string">
            <text:p>Dashboard.vue:212 2019-07-23T13:35:03.708Z</text:p>
          </table:table-cell>
          <table:table-cell office:value-type="string" calcext:value-type="string">
            <text:p>Dashboard.vue:212 2019-07-23T13:38:37.341Z</text:p>
          </table:table-cell>
          <table:table-cell/>
          <table:table-cell office:value-type="string" calcext:value-type="string">
            <text:p>Dashboard.vue:212 2019-07-23T13:42:18.163Z</text:p>
          </table:table-cell>
          <table:table-cell office:value-type="string" calcext:value-type="string">
            <text:p>Dashboard.vue:212 2019-07-23T13:43:06.795Z</text:p>
          </table:table-cell>
          <table:table-cell office:value-type="string" calcext:value-type="string">
            <text:p>Dashboard.vue:212 2019-07-23T13:43:53.754Z</text:p>
          </table:table-cell>
          <table:table-cell office:value-type="string" calcext:value-type="string">
            <text:p>Dashboard.vue:212 2019-07-23T13:44:45.902Z</text:p>
          </table:table-cell>
          <table:table-cell office:value-type="string" calcext:value-type="string">
            <text:p>Dashboard.vue:212 2019-07-23T13:45:33.205Z</text:p>
          </table:table-cell>
          <table:table-cell office:value-type="string" calcext:value-type="string">
            <text:p>Dashboard.vue:212 2019-07-23T13:46:20.427Z</text:p>
          </table:table-cell>
          <table:table-cell/>
          <table:table-cell office:value-type="string" calcext:value-type="string">
            <text:p>Dashboard.vue:212 2019-07-23T12:44:11.605Z</text:p>
          </table:table-cell>
          <table:table-cell office:value-type="string" calcext:value-type="string">
            <text:p>Dashboard.vue:212 2019-07-23T12:50:46.298Z</text:p>
          </table:table-cell>
          <table:table-cell office:value-type="string" calcext:value-type="string">
            <text:p>Dashboard.vue:212 2019-07-23T13:00:01.094Z</text:p>
          </table:table-cell>
          <table:table-cell office:value-type="string" calcext:value-type="string">
            <text:p>Dashboard.vue:212 2019-07-23T13:06:31.275Z</text:p>
          </table:table-cell>
          <table:table-cell office:value-type="string" calcext:value-type="string">
            <text:p>Dashboard.vue:212 2019-07-23T13:12:57.227Z</text:p>
          </table:table-cell>
          <table:table-cell office:value-type="string" calcext:value-type="string">
            <text:p>Dashboard.vue:212 2019-07-23T13:21:35.225Z</text:p>
          </table:table-cell>
          <table:table-cell/>
          <table:table-cell office:value-type="string" calcext:value-type="string">
            <text:p>Dashboard.vue:212 2019-07-23T12:20:17.453Z</text:p>
          </table:table-cell>
          <table:table-cell office:value-type="string" calcext:value-type="string">
            <text:p>Dashboard.vue:212 2019-07-23T12:24:11.266Z</text:p>
          </table:table-cell>
          <table:table-cell office:value-type="string" calcext:value-type="string">
            <text:p>Dashboard.vue:212 2019-07-23T12:25:07.041Z</text:p>
          </table:table-cell>
          <table:table-cell office:value-type="string" calcext:value-type="string">
            <text:p>Dashboard.vue:212 2019-07-23T12:25:58.373Z</text:p>
          </table:table-cell>
          <table:table-cell office:value-type="string" calcext:value-type="string">
            <text:p>Dashboard.vue:212 2019-07-23T12:26:34.211Z</text:p>
          </table:table-cell>
          <table:table-cell office:value-type="string" calcext:value-type="string">
            <text:p>Dashboard.vue:212 2019-07-23T12:27:08.235Z</text:p>
          </table:table-cell>
        </table:table-row>
        <table:table-row table:style-name="ro1">
          <table:table-cell/>
          <table:table-cell office:value-type="string" calcext:value-type="string">
            <text:p>Dashboard.vue:211 4108</text:p>
          </table:table-cell>
          <table:table-cell table:number-columns-repeated="5" office:value-type="string" calcext:value-type="string">
            <text:p>Dashboard.vue:219 tumpukan yang belum diterima : 49</text:p>
          </table:table-cell>
          <table:table-cell/>
          <table:table-cell office:value-type="string" calcext:value-type="string">
            <text:p>Dashboard.vue:211 675</text:p>
          </table:table-cell>
          <table:table-cell office:value-type="string" calcext:value-type="string">
            <text:p>Dashboard.vue:211 722</text:p>
          </table:table-cell>
          <table:table-cell table:number-columns-repeated="4" office:value-type="string" calcext:value-type="string">
            <text:p>Dashboard.vue:219 tumpukan yang belum diterima : 49</text:p>
          </table:table-cell>
          <table:table-cell/>
          <table:table-cell table:number-columns-repeated="6" office:value-type="string" calcext:value-type="string">
            <text:p>Dashboard.vue:219 tumpukan yang belum diterima : 49</text:p>
          </table:table-cell>
          <table:table-cell/>
          <table:table-cell office:value-type="string" calcext:value-type="string">
            <text:p>Dashboard.vue:211 525</text:p>
          </table:table-cell>
          <table:table-cell office:value-type="string" calcext:value-type="string">
            <text:p>Dashboard.vue:211 662</text:p>
          </table:table-cell>
          <table:table-cell table:number-columns-repeated="4" office:value-type="string" calcext:value-type="string">
            <text:p>Dashboard.vue:219 tumpukan yang belum diterima : 49</text:p>
          </table:table-cell>
        </table:table-row>
        <table:table-row table:style-name="ro1">
          <table:table-cell/>
          <table:table-cell office:value-type="string" calcext:value-type="string">
            <text:p>Dashboard.vue:212 2019-07-23T13:19:24.971Z</text:p>
          </table:table-cell>
          <table:table-cell office:value-type="string" calcext:value-type="string">
            <text:p>Dashboard.vue:220 (49) ["2019-07-23T13:25:38.275Z", "2019-07-23T13:25:38.374Z", "2019-07-23T13:25:38.424Z", "2019-07-23T13:25:38.474Z", "2019-07-23T13:25:38.524Z", "2019-07-23T13:25:38.574Z", "2019-07-23T13:25:38.624Z", "2019-07-23T13:25:38.674Z", "2019-07-23T13:25:38.724Z", "2019-07-23T13:25:38.774Z", "2019-07-23T13:25:38.824Z", "2019-07-23T13:25:38.874Z", "2019-07-23T13:25:38.924Z", "2019-07-23T13:25:38.975Z", "2019-07-23T13:25:39.024Z", "2019-07-23T13:25:39.074Z", "2019-07-23T13:25:39.124Z", "2019-07-23T13:25:39.173Z", "2019-07-23T13:25:39.224Z", "2019-07-23T13:25:39.274Z", "2019-07-23T13:25:39.324Z", "2019-07-23T13:25:39.375Z", "2019-07-23T13:25:39.424Z", "2019-07-23T13:25:39.474Z", "2019-07-23T13:25:39.525Z", "2019-07-23T13:25:39.574Z", "2019-07-23T13:25:39.624Z", "2019-07-23T13:25:39.674Z", "2019-07-23T13:25:39.724Z", "2019-07-23T13:25:39.775Z", "2019-07-23T13:25:39.824Z", "2019-07-23T13:25:39.874Z", "2019-07-23T13:25:39.924Z", "2019-07-23T13:25:39.975Z", "2019-07-23T13:25:40.024Z", "2019-07-23T13:25:40.073Z", "2019-07-23T13:25:40.124Z", "2019-07-23T13:25:40.174Z", "2019-07-23T13:25:40.224Z", "2019-07-23T13:25:40.274Z", "2019-07-23T13:25:40.325Z", "2019-07-23T13:25:40.375Z", "2019-07-23T13:25:40.424Z", "2019-07-23T13:25:40.475Z", "2019-07-23T13:25:40.524Z", "2019-07-23T13:25:40.574Z", "2019-07-23T13:25:40.624Z", "2019-07-23T13:25:40.674Z", "2019-07-23T13:25:40.724Z"]</text:p>
          </table:table-cell>
          <table:table-cell office:value-type="string" calcext:value-type="string">
            <text:p>Dashboard.vue:220 (49) ["2019-07-23T13:29:03.861Z", "2019-07-23T13:29:03.880Z", "2019-07-23T13:29:03.890Z", "2019-07-23T13:29:03.900Z", "2019-07-23T13:29:03.910Z", "2019-07-23T13:29:03.920Z", "2019-07-23T13:29:03.930Z", "2019-07-23T13:29:03.941Z", "2019-07-23T13:29:03.950Z", "2019-07-23T13:29:03.960Z", "2019-07-23T13:29:03.971Z", "2019-07-23T13:29:03.981Z", "2019-07-23T13:29:03.991Z", "2019-07-23T13:29:04.001Z", "2019-07-23T13:29:04.011Z", "2019-07-23T13:29:04.020Z", "2019-07-23T13:29:04.030Z", "2019-07-23T13:29:04.040Z", "2019-07-23T13:29:04.051Z", "2019-07-23T13:29:04.060Z", "2019-07-23T13:29:04.071Z", "2019-07-23T13:29:04.080Z", "2019-07-23T13:29:04.091Z", "2019-07-23T13:29:04.101Z", "2019-07-23T13:29:04.111Z", "2019-07-23T13:29:04.120Z", "2019-07-23T13:29:04.131Z", "2019-07-23T13:29:04.141Z", "2019-07-23T13:29:04.151Z", "2019-07-23T13:29:04.161Z", "2019-07-23T13:29:04.171Z", "2019-07-23T13:29:04.181Z", "2019-07-23T13:29:04.190Z", "2019-07-23T13:29:04.201Z", "2019-07-23T13:29:04.210Z", "2019-07-23T13:29:04.220Z", "2019-07-23T13:29:04.231Z", "2019-07-23T13:29:04.240Z", "2019-07-23T13:29:04.251Z", "2019-07-23T13:29:04.260Z", "2019-07-23T13:29:04.270Z", "2019-07-23T13:29:04.281Z", "2019-07-23T13:29:04.291Z", "2019-07-23T13:29:04.301Z", "2019-07-23T13:29:04.311Z", "2019-07-23T13:29:04.320Z", "2019-07-23T13:29:04.331Z", "2019-07-23T13:29:04.340Z", "2019-07-23T13:29:04.350Z"]</text:p>
          </table:table-cell>
          <table:table-cell office:value-type="string" calcext:value-type="string">
            <text:p>Dashboard.vue:220 (49) ["2019-07-23T13:32:40.507Z", "2019-07-23T13:32:40.516Z", "2019-07-23T13:32:40.521Z", "2019-07-23T13:32:40.526Z", "2019-07-23T13:32:40.531Z", "2019-07-23T13:32:40.535Z", "2019-07-23T13:32:40.541Z", "2019-07-23T13:32:40.546Z", "2019-07-23T13:32:40.551Z", "2019-07-23T13:32:40.556Z", "2019-07-23T13:32:40.561Z", "2019-07-23T13:32:40.566Z", "2019-07-23T13:32:40.571Z", "2019-07-23T13:32:40.576Z", "2019-07-23T13:32:40.581Z", "2019-07-23T13:32:40.585Z", "2019-07-23T13:32:40.591Z", "2019-07-23T13:32:40.596Z", "2019-07-23T13:32:40.600Z", "2019-07-23T13:32:40.606Z", "2019-07-23T13:32:40.611Z", "2019-07-23T13:32:40.615Z", "2019-07-23T13:32:40.620Z", "2019-07-23T13:32:40.625Z", "2019-07-23T13:32:40.631Z", "2019-07-23T13:32:40.636Z", "2019-07-23T13:32:40.641Z", "2019-07-23T13:32:40.646Z", "2019-07-23T13:32:40.651Z", "2019-07-23T13:32:40.656Z", "2019-07-23T13:32:40.661Z", "2019-07-23T13:32:40.665Z", "2019-07-23T13:32:40.671Z", "2019-07-23T13:32:40.676Z", "2019-07-23T13:32:40.681Z", "2019-07-23T13:32:40.686Z", "2019-07-23T13:32:40.690Z", "2019-07-23T13:32:40.700Z", "2019-07-23T13:32:40.703Z", "2019-07-23T13:32:40.707Z", "2019-07-23T13:32:40.711Z", "2019-07-23T13:32:40.716Z", "2019-07-23T13:32:40.722Z", "2019-07-23T13:32:40.726Z", "2019-07-23T13:32:40.730Z", "2019-07-23T13:32:40.736Z", "2019-07-23T13:32:40.741Z", "2019-07-23T13:32:40.745Z", "2019-07-23T13:32:40.750Z"]</text:p>
          </table:table-cell>
          <table:table-cell office:value-type="string" calcext:value-type="string">
            <text:p>Dashboard.vue:220 (49) ["2019-07-23T13:35:03.700Z", "2019-07-23T13:35:03.704Z", "2019-07-23T13:35:03.711Z", "2019-07-23T13:35:03.715Z", "2019-07-23T13:35:03.720Z", "2019-07-23T13:35:03.723Z", "2019-07-23T13:35:03.727Z", "2019-07-23T13:35:03.731Z", "2019-07-23T13:35:03.735Z", "2019-07-23T13:35:03.739Z", "2019-07-23T13:35:03.743Z", "2019-07-23T13:35:03.747Z", "2019-07-23T13:35:03.751Z", "2019-07-23T13:35:03.755Z", "2019-07-23T13:35:03.759Z", "2019-07-23T13:35:03.763Z", "2019-07-23T13:35:03.767Z", "2019-07-23T13:35:03.771Z", "2019-07-23T13:35:03.775Z", "2019-07-23T13:35:03.779Z", "2019-07-23T13:35:03.783Z", "2019-07-23T13:35:03.787Z", "2019-07-23T13:35:03.791Z", "2019-07-23T13:35:03.795Z", "2019-07-23T13:35:03.799Z", "2019-07-23T13:35:03.803Z", "2019-07-23T13:35:03.807Z", "2019-07-23T13:35:03.811Z", "2019-07-23T13:35:03.815Z", "2019-07-23T13:35:03.819Z", "2019-07-23T13:35:03.824Z", "2019-07-23T13:35:03.827Z", "2019-07-23T13:35:03.831Z", "2019-07-23T13:35:03.835Z", "2019-07-23T13:35:03.839Z", "2019-07-23T13:35:03.843Z", "2019-07-23T13:35:03.847Z", "2019-07-23T13:35:03.851Z", "2019-07-23T13:35:03.855Z", "2019-07-23T13:35:03.859Z", "2019-07-23T13:35:03.863Z", "2019-07-23T13:35:03.867Z", "2019-07-23T13:35:03.871Z", "2019-07-23T13:35:03.875Z", "2019-07-23T13:35:03.879Z", "2019-07-23T13:35:03.883Z", "2019-07-23T13:35:03.887Z", "2019-07-23T13:35:03.891Z", "2019-07-23T13:35:03.895Z"]</text:p>
          </table:table-cell>
          <table:table-cell office:value-type="string" calcext:value-type="string">
            <text:p>Dashboard.vue:220 (49) ["2019-07-23T13:38:37.339Z", "2019-07-23T13:38:37.346Z", "2019-07-23T13:38:37.349Z", "2019-07-23T13:38:37.352Z", "2019-07-23T13:38:37.362Z", "2019-07-23T13:38:37.364Z", "2019-07-23T13:38:37.368Z", "2019-07-23T13:38:37.372Z", "2019-07-23T13:38:37.376Z", "2019-07-23T13:38:37.380Z", "2019-07-23T13:38:37.384Z", "2019-07-23T13:38:37.388Z", "2019-07-23T13:38:37.392Z", "2019-07-23T13:38:37.396Z", "2019-07-23T13:38:37.400Z", "2019-07-23T13:38:37.405Z", "2019-07-23T13:38:37.408Z", "2019-07-23T13:38:37.412Z", "2019-07-23T13:38:37.419Z", "2019-07-23T13:38:37.421Z", "2019-07-23T13:38:37.424Z", "2019-07-23T13:38:37.428Z", "2019-07-23T13:38:37.432Z", "2019-07-23T13:38:37.436Z", "2019-07-23T13:38:37.443Z", "2019-07-23T13:38:37.445Z", "2019-07-23T13:38:37.448Z", "2019-07-23T13:38:37.452Z", "2019-07-23T13:38:37.456Z", "2019-07-23T13:38:37.461Z", "2019-07-23T13:38:37.465Z", "2019-07-23T13:38:37.468Z", "2019-07-23T13:38:37.473Z", "2019-07-23T13:38:37.476Z", "2019-07-23T13:38:37.480Z", "2019-07-23T13:38:37.484Z", "2019-07-23T13:38:37.489Z", "2019-07-23T13:38:37.492Z", "2019-07-23T13:38:37.496Z", "2019-07-23T13:38:37.500Z", "2019-07-23T13:38:37.504Z", "2019-07-23T13:38:37.509Z", "2019-07-23T13:38:37.518Z", "2019-07-23T13:38:37.520Z", "2019-07-23T13:38:37.526Z", "2019-07-23T13:38:37.528Z", "2019-07-23T13:38:37.533Z", "2019-07-23T13:38:37.537Z", "2019-07-23T13:38:37.541Z"]</text:p>
          </table:table-cell>
          <table:table-cell/>
          <table:table-cell office:value-type="string" calcext:value-type="string">
            <text:p>Dashboard.vue:212 2019-07-23T13:42:18.263Z</text:p>
          </table:table-cell>
          <table:table-cell office:value-type="string" calcext:value-type="string">
            <text:p>Dashboard.vue:212 2019-07-23T13:43:06.844Z</text:p>
          </table:table-cell>
          <table:table-cell office:value-type="string" calcext:value-type="string">
            <text:p>Dashboard.vue:220 (49) ["2019-07-23T13:43:53.764Z", "2019-07-23T13:43:53.774Z", "2019-07-23T13:43:53.784Z", "2019-07-23T13:43:53.794Z", "2019-07-23T13:43:53.804Z", "2019-07-23T13:43:53.813Z", "2019-07-23T13:43:53.824Z", "2019-07-23T13:43:53.834Z", "2019-07-23T13:43:53.844Z", "2019-07-23T13:43:53.854Z", "2019-07-23T13:43:53.864Z", "2019-07-23T13:43:53.874Z", "2019-07-23T13:43:53.884Z", "2019-07-23T13:43:53.894Z", "2019-07-23T13:43:53.904Z", "2019-07-23T13:43:53.914Z", "2019-07-23T13:43:53.924Z", "2019-07-23T13:43:53.934Z", "2019-07-23T13:43:53.944Z", "2019-07-23T13:43:53.954Z", "2019-07-23T13:43:53.964Z", "2019-07-23T13:43:53.974Z", "2019-07-23T13:43:53.984Z", "2019-07-23T13:43:53.994Z", "2019-07-23T13:43:54.004Z", "2019-07-23T13:43:54.014Z", "2019-07-23T13:43:54.024Z", "2019-07-23T13:43:54.034Z", "2019-07-23T13:43:54.044Z", "2019-07-23T13:43:54.054Z", "2019-07-23T13:43:54.063Z", "2019-07-23T13:43:54.074Z", "2019-07-23T13:43:54.084Z", "2019-07-23T13:43:54.093Z", "2019-07-23T13:43:54.103Z", "2019-07-23T13:43:54.114Z", "2019-07-23T13:43:54.124Z", "2019-07-23T13:43:54.134Z", "2019-07-23T13:43:54.143Z", "2019-07-23T13:43:54.154Z", "2019-07-23T13:43:54.164Z", "2019-07-23T13:43:54.174Z", "2019-07-23T13:43:54.184Z", "2019-07-23T13:43:54.194Z", "2019-07-23T13:43:54.204Z", "2019-07-23T13:43:54.214Z", "2019-07-23T13:43:54.223Z", "2019-07-23T13:43:54.233Z", "2019-07-23T13:43:54.244Z"]</text:p>
          </table:table-cell>
          <table:table-cell office:value-type="string" calcext:value-type="string">
            <text:p>Dashboard.vue:220 (49) ["2019-07-23T13:44:45.909Z", "2019-07-23T13:44:45.913Z", "2019-07-23T13:44:45.917Z", "2019-07-23T13:44:45.922Z", "2019-07-23T13:44:45.927Z", "2019-07-23T13:44:45.931Z", "2019-07-23T13:44:45.937Z", "2019-07-23T13:44:45.942Z", "2019-07-23T13:44:45.947Z", "2019-07-23T13:44:45.951Z", "2019-07-23T13:44:45.957Z", "2019-07-23T13:44:45.961Z", "2019-07-23T13:44:45.966Z", "2019-07-23T13:44:45.972Z", "2019-07-23T13:44:45.977Z", "2019-07-23T13:44:45.982Z", "2019-07-23T13:44:45.987Z", "2019-07-23T13:44:45.992Z", "2019-07-23T13:44:45.996Z", "2019-07-23T13:44:46.001Z", "2019-07-23T13:44:46.007Z", "2019-07-23T13:44:46.012Z", "2019-07-23T13:44:46.017Z", "2019-07-23T13:44:46.021Z", "2019-07-23T13:44:46.026Z", "2019-07-23T13:44:46.032Z", "2019-07-23T13:44:46.037Z", "2019-07-23T13:44:46.042Z", "2019-07-23T13:44:46.047Z", "2019-07-23T13:44:46.052Z", "2019-07-23T13:44:46.057Z", "2019-07-23T13:44:46.062Z", "2019-07-23T13:44:46.067Z", "2019-07-23T13:44:46.071Z", "2019-07-23T13:44:46.076Z", "2019-07-23T13:44:46.082Z", "2019-07-23T13:44:46.087Z", "2019-07-23T13:44:46.092Z", "2019-07-23T13:44:46.096Z", "2019-07-23T13:44:46.102Z", "2019-07-23T13:44:46.107Z", "2019-07-23T13:44:46.111Z", "2019-07-23T13:44:46.116Z", "2019-07-23T13:44:46.122Z", "2019-07-23T13:44:46.126Z", "2019-07-23T13:44:46.132Z", "2019-07-23T13:44:46.136Z", "2019-07-23T13:44:46.143Z", "2019-07-23T13:44:46.147Z"]</text:p>
          </table:table-cell>
          <table:table-cell office:value-type="string" calcext:value-type="string">
            <text:p>Dashboard.vue:220 (49) ["2019-07-23T13:45:33.209Z", "2019-07-23T13:45:33.212Z", "2019-07-23T13:45:33.215Z", "2019-07-23T13:45:33.219Z", "2019-07-23T13:45:33.224Z", "2019-07-23T13:45:33.230Z", "2019-07-23T13:45:33.233Z", "2019-07-23T13:45:33.236Z", "2019-07-23T13:45:33.240Z", "2019-07-23T13:45:33.243Z", "2019-07-23T13:45:33.248Z", "2019-07-23T13:45:33.251Z", "2019-07-23T13:45:33.255Z", "2019-07-23T13:45:33.261Z", "2019-07-23T13:45:33.263Z", "2019-07-23T13:45:33.267Z", "2019-07-23T13:45:33.272Z", "2019-07-23T13:45:33.276Z", "2019-07-23T13:45:33.281Z", "2019-07-23T13:45:33.283Z", "2019-07-23T13:45:33.287Z", "2019-07-23T13:45:33.291Z", "2019-07-23T13:45:33.295Z", "2019-07-23T13:45:33.298Z", "2019-07-23T13:45:33.303Z", "2019-07-23T13:45:33.307Z", "2019-07-23T13:45:33.311Z", "2019-07-23T13:45:33.315Z", "2019-07-23T13:45:33.319Z", "2019-07-23T13:45:33.323Z", "2019-07-23T13:45:33.327Z", "2019-07-23T13:45:33.330Z", "2019-07-23T13:45:33.335Z", "2019-07-23T13:45:33.339Z", "2019-07-23T13:45:33.343Z", "2019-07-23T13:45:33.346Z", "2019-07-23T13:45:33.351Z", "2019-07-23T13:45:33.355Z", "2019-07-23T13:45:33.358Z", "2019-07-23T13:45:33.363Z", "2019-07-23T13:45:33.367Z", "2019-07-23T13:45:33.371Z", "2019-07-23T13:45:33.375Z", "2019-07-23T13:45:33.379Z", "2019-07-23T13:45:33.383Z", "2019-07-23T13:45:33.387Z", "2019-07-23T13:45:33.391Z", "2019-07-23T13:45:33.395Z", "2019-07-23T13:45:33.399Z"]</text:p>
          </table:table-cell>
          <table:table-cell office:value-type="string" calcext:value-type="string">
            <text:p>Dashboard.vue:220 (49) ["2019-07-23T13:46:20.430Z", "2019-07-23T13:46:20.434Z", "2019-07-23T13:46:20.437Z", "2019-07-23T13:46:20.440Z", "2019-07-23T13:46:20.444Z", "2019-07-23T13:46:20.447Z", "2019-07-23T13:46:20.452Z", "2019-07-23T13:46:20.456Z", "2019-07-23T13:46:20.460Z", "2019-07-23T13:46:20.465Z", "2019-07-23T13:46:20.468Z", "2019-07-23T13:46:20.472Z", "2019-07-23T13:46:20.476Z", "2019-07-23T13:46:20.480Z", "2019-07-23T13:46:20.484Z", "2019-07-23T13:46:20.487Z", "2019-07-23T13:46:20.491Z", "2019-07-23T13:46:20.496Z", "2019-07-23T13:46:20.500Z", "2019-07-23T13:46:20.504Z", "2019-07-23T13:46:20.508Z", "2019-07-23T13:46:20.512Z", "2019-07-23T13:46:20.516Z", "2019-07-23T13:46:20.520Z", "2019-07-23T13:46:20.524Z", "2019-07-23T13:46:20.528Z", "2019-07-23T13:46:20.532Z", "2019-07-23T13:46:20.535Z", "2019-07-23T13:46:20.539Z", "2019-07-23T13:46:20.544Z", "2019-07-23T13:46:20.548Z", "2019-07-23T13:46:20.551Z", "2019-07-23T13:46:20.556Z", "2019-07-23T13:46:20.559Z", "2019-07-23T13:46:20.564Z", "2019-07-23T13:46:20.568Z", "2019-07-23T13:46:20.573Z", "2019-07-23T13:46:20.576Z", "2019-07-23T13:46:20.580Z", "2019-07-23T13:46:20.584Z", "2019-07-23T13:46:20.587Z", "2019-07-23T13:46:20.591Z", "2019-07-23T13:46:20.596Z", "2019-07-23T13:46:20.599Z", "2019-07-23T13:46:20.604Z", "2019-07-23T13:46:20.608Z", "2019-07-23T13:46:20.613Z", "2019-07-23T13:46:20.616Z", "2019-07-23T13:46:20.622Z"]</text:p>
          </table:table-cell>
          <table:table-cell/>
          <table:table-cell office:value-type="string" calcext:value-type="string">
            <text:p>Dashboard.vue:220 (49) ["2019-07-23T12:44:11.405Z", "2019-07-23T12:44:11.505Z", "2019-07-23T12:44:11.705Z", "2019-07-23T12:44:11.805Z", "2019-07-23T12:44:11.906Z", "2019-07-23T12:44:12.005Z", "2019-07-23T12:44:12.105Z", "2019-07-23T12:44:12.205Z", "2019-07-23T12:44:12.305Z", "2019-07-23T12:44:12.405Z", "2019-07-23T12:44:12.505Z", "2019-07-23T12:44:12.605Z", "2019-07-23T12:44:12.705Z", "2019-07-23T12:44:12.805Z", "2019-07-23T12:44:12.905Z", "2019-07-23T12:44:13.005Z", "2019-07-23T12:44:13.105Z", "2019-07-23T12:44:13.205Z", "2019-07-23T12:44:13.305Z", "2019-07-23T12:44:13.405Z", "2019-07-23T12:44:13.505Z", "2019-07-23T12:44:13.605Z", "2019-07-23T12:44:13.705Z", "2019-07-23T12:44:13.805Z", "2019-07-23T12:44:13.905Z", "2019-07-23T12:44:14.005Z", "2019-07-23T12:44:14.105Z", "2019-07-23T12:44:14.205Z", "2019-07-23T12:44:14.305Z", "2019-07-23T12:44:14.405Z", "2019-07-23T12:44:14.505Z", "2019-07-23T12:44:14.605Z", "2019-07-23T12:44:14.705Z", "2019-07-23T12:44:14.805Z", "2019-07-23T12:44:14.905Z", "2019-07-23T12:44:15.005Z", "2019-07-23T12:44:15.105Z", "2019-07-23T12:44:15.205Z", "2019-07-23T12:44:15.305Z", "2019-07-23T12:44:15.405Z", "2019-07-23T12:44:15.505Z", "2019-07-23T12:44:15.605Z", "2019-07-23T12:44:15.705Z", "2019-07-23T12:44:15.805Z", "2019-07-23T12:44:15.904Z", "2019-07-23T12:44:16.005Z", "2019-07-23T12:44:16.105Z", "2019-07-23T12:44:16.205Z", "2019-07-23T12:44:16.305Z"]</text:p>
          </table:table-cell>
          <table:table-cell office:value-type="string" calcext:value-type="string">
            <text:p>Dashboard.vue:220 (49) ["2019-07-23T12:50:46.248Z", "2019-07-23T12:50:46.347Z", "2019-07-23T12:50:46.397Z", "2019-07-23T12:50:46.447Z", "2019-07-23T12:50:46.498Z", "2019-07-23T12:50:46.548Z", "2019-07-23T12:50:46.597Z", "2019-07-23T12:50:46.647Z", "2019-07-23T12:50:46.697Z", "2019-07-23T12:50:46.748Z", "2019-07-23T12:50:46.797Z", "2019-07-23T12:50:46.847Z", "2019-07-23T12:50:46.898Z", "2019-07-23T12:50:46.948Z", "2019-07-23T12:50:46.998Z", "2019-07-23T12:50:47.047Z", "2019-07-23T12:50:47.098Z", "2019-07-23T12:50:47.147Z", "2019-07-23T12:50:47.198Z", "2019-07-23T12:50:47.248Z", "2019-07-23T12:50:47.297Z", "2019-07-23T12:50:47.347Z", "2019-07-23T12:50:47.398Z", "2019-07-23T12:50:47.447Z", "2019-07-23T12:50:47.497Z", "2019-07-23T12:50:47.548Z", "2019-07-23T12:50:47.598Z", "2019-07-23T12:50:47.648Z", "2019-07-23T12:50:47.697Z", "2019-07-23T12:50:47.747Z", "2019-07-23T12:50:47.797Z", "2019-07-23T12:50:47.847Z", "2019-07-23T12:50:47.897Z", "2019-07-23T12:50:47.947Z", "2019-07-23T12:50:47.997Z", "2019-07-23T12:50:48.048Z", "2019-07-23T12:50:48.097Z", "2019-07-23T12:50:48.147Z", "2019-07-23T12:50:48.197Z", "2019-07-23T12:50:48.247Z", "2019-07-23T12:50:48.297Z", "2019-07-23T12:50:48.347Z", "2019-07-23T12:50:48.398Z", "2019-07-23T12:50:48.448Z", "2019-07-23T12:50:48.497Z", "2019-07-23T12:50:48.548Z", "2019-07-23T12:50:48.597Z", "2019-07-23T12:50:48.648Z", "2019-07-23T12:50:48.698Z"]</text:p>
          </table:table-cell>
          <table:table-cell office:value-type="string" calcext:value-type="string">
            <text:p>Dashboard.vue:220 (49) ["2019-07-23T13:00:01.075Z", "2019-07-23T13:00:01.084Z", "2019-07-23T13:00:01.104Z", "2019-07-23T13:00:01.115Z", "2019-07-23T13:00:01.125Z", "2019-07-23T13:00:01.134Z", "2019-07-23T13:00:01.144Z", "2019-07-23T13:00:01.155Z", "2019-07-23T13:00:01.164Z", "2019-07-23T13:00:01.174Z", "2019-07-23T13:00:01.184Z", "2019-07-23T13:00:01.194Z", "2019-07-23T13:00:01.205Z", "2019-07-23T13:00:01.214Z", "2019-07-23T13:00:01.224Z", "2019-07-23T13:00:01.234Z", "2019-07-23T13:00:01.244Z", "2019-07-23T13:00:01.255Z", "2019-07-23T13:00:01.265Z", "2019-07-23T13:00:01.274Z", "2019-07-23T13:00:01.284Z", "2019-07-23T13:00:01.294Z", "2019-07-23T13:00:01.304Z", "2019-07-23T13:00:01.314Z", "2019-07-23T13:00:01.324Z", "2019-07-23T13:00:01.334Z", "2019-07-23T13:00:01.344Z", "2019-07-23T13:00:01.355Z", "2019-07-23T13:00:01.364Z", "2019-07-23T13:00:01.375Z", "2019-07-23T13:00:01.384Z", "2019-07-23T13:00:01.394Z", "2019-07-23T13:00:01.404Z", "2019-07-23T13:00:01.414Z", "2019-07-23T13:00:01.425Z", "2019-07-23T13:00:01.435Z", "2019-07-23T13:00:01.444Z", "2019-07-23T13:00:01.454Z", "2019-07-23T13:00:01.464Z", "2019-07-23T13:00:01.474Z", "2019-07-23T13:00:01.484Z", "2019-07-23T13:00:01.495Z", "2019-07-23T13:00:01.504Z", "2019-07-23T13:00:01.514Z", "2019-07-23T13:00:01.524Z", "2019-07-23T13:00:01.535Z", "2019-07-23T13:00:01.544Z", "2019-07-23T13:00:01.554Z", "2019-07-23T13:00:01.565Z"]</text:p>
          </table:table-cell>
          <table:table-cell office:value-type="string" calcext:value-type="string">
            <text:p>Dashboard.vue:220 (49) ["2019-07-23T13:06:31.270Z", "2019-07-23T13:06:31.281Z", "2019-07-23T13:06:31.284Z", "2019-07-23T13:06:31.289Z", "2019-07-23T13:06:31.296Z", "2019-07-23T13:06:31.299Z", "2019-07-23T13:06:31.305Z", "2019-07-23T13:06:31.309Z", "2019-07-23T13:06:31.314Z", "2019-07-23T13:06:31.319Z", "2019-07-23T13:06:31.326Z", "2019-07-23T13:06:31.329Z", "2019-07-23T13:06:31.334Z", "2019-07-23T13:06:31.339Z", "2019-07-23T13:06:31.344Z", "2019-07-23T13:06:31.350Z", "2019-07-23T13:06:31.354Z", "2019-07-23T13:06:31.359Z", "2019-07-23T13:06:31.364Z", "2019-07-23T13:06:31.370Z", "2019-07-23T13:06:31.374Z", "2019-07-23T13:06:31.379Z", "2019-07-23T13:06:31.384Z", "2019-07-23T13:06:31.389Z", "2019-07-23T13:06:31.395Z", "2019-07-23T13:06:31.399Z", "2019-07-23T13:06:31.404Z", "2019-07-23T13:06:31.409Z", "2019-07-23T13:06:31.413Z", "2019-07-23T13:06:31.418Z", "2019-07-23T13:06:31.424Z", "2019-07-23T13:06:31.429Z", "2019-07-23T13:06:31.434Z", "2019-07-23T13:06:31.444Z", "2019-07-23T13:06:31.445Z", "2019-07-23T13:06:31.450Z", "2019-07-23T13:06:31.456Z", "2019-07-23T13:06:31.460Z", "2019-07-23T13:06:31.464Z", "2019-07-23T13:06:31.469Z", "2019-07-23T13:06:31.474Z", "2019-07-23T13:06:31.479Z", "2019-07-23T13:06:31.484Z", "2019-07-23T13:06:31.489Z", "2019-07-23T13:06:31.494Z", "2019-07-23T13:06:31.499Z", "2019-07-23T13:06:31.504Z", "2019-07-23T13:06:31.510Z", "2019-07-23T13:06:31.514Z"]</text:p>
          </table:table-cell>
          <table:table-cell office:value-type="string" calcext:value-type="string">
            <text:p>Dashboard.vue:220 (49) ["2019-07-23T13:12:57.222Z", "2019-07-23T13:12:57.231Z", "2019-07-23T13:12:57.235Z", "2019-07-23T13:12:57.239Z", "2019-07-23T13:12:57.242Z", "2019-07-23T13:12:57.247Z", "2019-07-23T13:12:57.250Z", "2019-07-23T13:12:57.254Z", "2019-07-23T13:12:57.258Z", "2019-07-23T13:12:57.261Z", "2019-07-23T13:12:57.269Z", "2019-07-23T13:12:57.274Z", "2019-07-23T13:12:57.278Z", "2019-07-23T13:12:57.282Z", "2019-07-23T13:12:57.288Z", "2019-07-23T13:12:57.290Z", "2019-07-23T13:12:57.294Z", "2019-07-23T13:12:57.298Z", "2019-07-23T13:12:57.302Z", "2019-07-23T13:12:57.306Z", "2019-07-23T13:12:57.311Z", "2019-07-23T13:12:57.316Z", "2019-07-23T13:12:57.320Z", "2019-07-23T13:12:57.324Z", "2019-07-23T13:12:57.328Z", "2019-07-23T13:12:57.332Z", "2019-07-23T13:12:57.334Z", "2019-07-23T13:12:57.338Z", "2019-07-23T13:12:57.343Z", "2019-07-23T13:12:57.346Z", "2019-07-23T13:12:57.350Z", "2019-07-23T13:12:57.355Z", "2019-07-23T13:12:57.358Z", "2019-07-23T13:12:57.364Z", "2019-07-23T13:12:57.366Z", "2019-07-23T13:12:57.370Z", "2019-07-23T13:12:57.374Z", "2019-07-23T13:12:57.379Z", "2019-07-23T13:12:57.381Z", "2019-07-23T13:12:57.386Z", "2019-07-23T13:12:57.390Z", "2019-07-23T13:12:57.393Z", "2019-07-23T13:12:57.399Z", "2019-07-23T13:12:57.402Z", "2019-07-23T13:12:57.407Z", "2019-07-23T13:12:57.409Z", "2019-07-23T13:12:57.420Z", "2019-07-23T13:12:57.426Z", "2019-07-23T13:12:57.430Z"]</text:p>
          </table:table-cell>
          <table:table-cell office:value-type="string" calcext:value-type="string">
            <text:p>Dashboard.vue:220 (49) ["2019-07-23T13:21:35.218Z", "2019-07-23T13:21:35.222Z", "2019-07-23T13:21:35.228Z", "2019-07-23T13:21:35.232Z", "2019-07-23T13:21:35.235Z", "2019-07-23T13:21:35.240Z", "2019-07-23T13:21:35.243Z", "2019-07-23T13:21:35.248Z", "2019-07-23T13:21:35.251Z", "2019-07-23T13:21:35.255Z", "2019-07-23T13:21:35.259Z", "2019-07-23T13:21:35.264Z", "2019-07-23T13:21:35.267Z", "2019-07-23T13:21:35.271Z", "2019-07-23T13:21:35.275Z", "2019-07-23T13:21:35.279Z", "2019-07-23T13:21:35.284Z", "2019-07-23T13:21:35.288Z", "2019-07-23T13:21:35.291Z", "2019-07-23T13:21:35.296Z", "2019-07-23T13:21:35.299Z", "2019-07-23T13:21:35.303Z", "2019-07-23T13:21:35.307Z", "2019-07-23T13:21:35.312Z", "2019-07-23T13:21:35.315Z", "2019-07-23T13:21:35.319Z", "2019-07-23T13:21:35.323Z", "2019-07-23T13:21:35.327Z", "2019-07-23T13:21:35.331Z", "2019-07-23T13:21:35.336Z", "2019-07-23T13:21:35.339Z", "2019-07-23T13:21:35.343Z", "2019-07-23T13:21:35.347Z", "2019-07-23T13:21:35.352Z", "2019-07-23T13:21:35.356Z", "2019-07-23T13:21:35.360Z", "2019-07-23T13:21:35.364Z", "2019-07-23T13:21:35.367Z", "2019-07-23T13:21:35.371Z", "2019-07-23T13:21:35.376Z", "2019-07-23T13:21:35.380Z", "2019-07-23T13:21:35.383Z", "2019-07-23T13:21:35.387Z", "2019-07-23T13:21:35.392Z", "2019-07-23T13:21:35.395Z", "2019-07-23T13:21:35.400Z", "2019-07-23T13:21:35.404Z", "2019-07-23T13:21:35.407Z", "2019-07-23T13:21:35.412Z"]</text:p>
          </table:table-cell>
          <table:table-cell/>
          <table:table-cell office:value-type="string" calcext:value-type="string">
            <text:p>Dashboard.vue:212 2019-07-23T12:20:17.553Z</text:p>
          </table:table-cell>
          <table:table-cell office:value-type="string" calcext:value-type="string">
            <text:p>Dashboard.vue:212 2019-07-23T12:24:11.316Z</text:p>
          </table:table-cell>
          <table:table-cell office:value-type="string" calcext:value-type="string">
            <text:p>Dashboard.vue:220 (49) ["2019-07-23T12:25:07.051Z", "2019-07-23T12:25:07.061Z", "2019-07-23T12:25:07.071Z", "2019-07-23T12:25:07.081Z", "2019-07-23T12:25:07.092Z", "2019-07-23T12:25:07.101Z", "2019-07-23T12:25:07.111Z", "2019-07-23T12:25:07.121Z", "2019-07-23T12:25:07.131Z", "2019-07-23T12:25:07.141Z", "2019-07-23T12:25:07.151Z", "2019-07-23T12:25:07.161Z", "2019-07-23T12:25:07.171Z", "2019-07-23T12:25:07.181Z", "2019-07-23T12:25:07.191Z", "2019-07-23T12:25:07.202Z", "2019-07-23T12:25:07.211Z", "2019-07-23T12:25:07.221Z", "2019-07-23T12:25:07.232Z", "2019-07-23T12:25:07.241Z", "2019-07-23T12:25:07.251Z", "2019-07-23T12:25:07.261Z", "2019-07-23T12:25:07.271Z", "2019-07-23T12:25:07.281Z", "2019-07-23T12:25:07.291Z", "2019-07-23T12:25:07.301Z", "2019-07-23T12:25:07.312Z", "2019-07-23T12:25:07.321Z", "2019-07-23T12:25:07.331Z", "2019-07-23T12:25:07.341Z", "2019-07-23T12:25:07.351Z", "2019-07-23T12:25:07.361Z", "2019-07-23T12:25:07.372Z", "2019-07-23T12:25:07.381Z", "2019-07-23T12:25:07.391Z", "2019-07-23T12:25:07.402Z", "2019-07-23T12:25:07.411Z", "2019-07-23T12:25:07.421Z", "2019-07-23T12:25:07.431Z", "2019-07-23T12:25:07.441Z", "2019-07-23T12:25:07.452Z", "2019-07-23T12:25:07.461Z", "2019-07-23T12:25:07.471Z", "2019-07-23T12:25:07.481Z", "2019-07-23T12:25:07.491Z", "2019-07-23T12:25:07.501Z", "2019-07-23T12:25:07.512Z", "2019-07-23T12:25:07.521Z", "2019-07-23T12:25:07.532Z"]</text:p>
          </table:table-cell>
          <table:table-cell office:value-type="string" calcext:value-type="string">
            <text:p>Dashboard.vue:220 (49) ["2019-07-23T12:25:58.377Z", "2019-07-23T12:25:58.382Z", "2019-07-23T12:25:58.387Z", "2019-07-23T12:25:58.393Z", "2019-07-23T12:25:58.397Z", "2019-07-23T12:25:58.403Z", "2019-07-23T12:25:58.408Z", "2019-07-23T12:25:58.413Z", "2019-07-23T12:25:58.417Z", "2019-07-23T12:25:58.422Z", "2019-07-23T12:25:58.427Z", "2019-07-23T12:25:58.433Z", "2019-07-23T12:25:58.437Z", "2019-07-23T12:25:58.442Z", "2019-07-23T12:25:58.447Z", "2019-07-23T12:25:58.453Z", "2019-07-23T12:25:58.458Z", "2019-07-23T12:25:58.462Z", "2019-07-23T12:25:58.468Z", "2019-07-23T12:25:58.472Z", "2019-07-23T12:25:58.478Z", "2019-07-23T12:25:58.482Z", "2019-07-23T12:25:58.487Z", "2019-07-23T12:25:58.492Z", "2019-07-23T12:25:58.498Z", "2019-07-23T12:25:58.502Z", "2019-07-23T12:25:58.507Z", "2019-07-23T12:25:58.513Z", "2019-07-23T12:25:58.517Z", "2019-07-23T12:25:58.523Z", "2019-07-23T12:25:58.527Z", "2019-07-23T12:25:58.532Z", "2019-07-23T12:25:58.537Z", "2019-07-23T12:25:58.543Z", "2019-07-23T12:25:58.548Z", "2019-07-23T12:25:58.552Z", "2019-07-23T12:25:58.557Z", "2019-07-23T12:25:58.562Z", "2019-07-23T12:25:58.567Z", "2019-07-23T12:25:58.572Z", "2019-07-23T12:25:58.577Z", "2019-07-23T12:25:58.582Z", "2019-07-23T12:25:58.588Z", "2019-07-23T12:25:58.592Z", "2019-07-23T12:25:58.597Z", "2019-07-23T12:25:58.602Z", "2019-07-23T12:25:58.608Z", "2019-07-23T12:25:58.613Z", "2019-07-23T12:25:58.618Z"]</text:p>
          </table:table-cell>
          <table:table-cell office:value-type="string" calcext:value-type="string">
            <text:p>Dashboard.vue:220 (49) ["2019-07-23T12:26:34.212Z", "2019-07-23T12:26:34.212Z", "2019-07-23T12:26:34.214Z", "2019-07-23T12:26:34.218Z", "2019-07-23T12:26:34.221Z", "2019-07-23T12:26:34.226Z", "2019-07-23T12:26:34.230Z", "2019-07-23T12:26:34.233Z", "2019-07-23T12:26:34.238Z", "2019-07-23T12:26:34.241Z", "2019-07-23T12:26:34.246Z", "2019-07-23T12:26:34.250Z", "2019-07-23T12:26:34.254Z", "2019-07-23T12:26:34.258Z", "2019-07-23T12:26:34.261Z", "2019-07-23T12:26:34.266Z", "2019-07-23T12:26:34.270Z", "2019-07-23T12:26:34.274Z", "2019-07-23T12:26:34.278Z", "2019-07-23T12:26:34.282Z", "2019-07-23T12:26:34.286Z", "2019-07-23T12:26:34.290Z", "2019-07-23T12:26:34.294Z", "2019-07-23T12:26:34.297Z", "2019-07-23T12:26:34.302Z", "2019-07-23T12:26:34.306Z", "2019-07-23T12:26:34.309Z", "2019-07-23T12:26:34.313Z", "2019-07-23T12:26:34.318Z", "2019-07-23T12:26:34.322Z", "2019-07-23T12:26:34.326Z", "2019-07-23T12:26:34.329Z", "2019-07-23T12:26:34.333Z", "2019-07-23T12:26:34.337Z", "2019-07-23T12:26:34.342Z", "2019-07-23T12:26:34.346Z", "2019-07-23T12:26:34.350Z", "2019-07-23T12:26:34.354Z", "2019-07-23T12:26:34.357Z", "2019-07-23T12:26:34.361Z", "2019-07-23T12:26:34.366Z", "2019-07-23T12:26:34.369Z", "2019-07-23T12:26:34.373Z", "2019-07-23T12:26:34.378Z", "2019-07-23T12:26:34.382Z", "2019-07-23T12:26:34.386Z", "2019-07-23T12:26:34.390Z", "2019-07-23T12:26:34.393Z", "2019-07-23T12:26:34.398Z"]</text:p>
          </table:table-cell>
          <table:table-cell office:value-type="string" calcext:value-type="string">
            <text:p>Dashboard.vue:220 (49) ["2019-07-23T12:27:08.236Z", "2019-07-23T12:27:08.237Z", "2019-07-23T12:27:08.239Z", "2019-07-23T12:27:08.243Z", "2019-07-23T12:27:08.247Z", "2019-07-23T12:27:08.251Z", "2019-07-23T12:27:08.255Z", "2019-07-23T12:27:08.258Z", "2019-07-23T12:27:08.262Z", "2019-07-23T12:27:08.267Z", "2019-07-23T12:27:08.271Z", "2019-07-23T12:27:08.275Z", "2019-07-23T12:27:08.278Z", "2019-07-23T12:27:08.282Z", "2019-07-23T12:27:08.286Z", "2019-07-23T12:27:08.290Z", "2019-07-23T12:27:08.295Z", "2019-07-23T12:27:08.299Z", "2019-07-23T12:27:08.303Z", "2019-07-23T12:27:08.306Z", "2019-07-23T12:27:08.310Z", "2019-07-23T12:27:08.314Z", "2019-07-23T12:27:08.318Z", "2019-07-23T12:27:08.323Z", "2019-07-23T12:27:08.327Z", "2019-07-23T12:27:08.331Z", "2019-07-23T12:27:08.334Z", "2019-07-23T12:27:08.339Z", "2019-07-23T12:27:08.342Z", "2019-07-23T12:27:08.346Z", "2019-07-23T12:27:08.350Z", "2019-07-23T12:27:08.354Z", "2019-07-23T12:27:08.359Z", "2019-07-23T12:27:08.362Z", "2019-07-23T12:27:08.366Z", "2019-07-23T12:27:08.370Z", "2019-07-23T12:27:08.375Z", "2019-07-23T12:27:08.379Z", "2019-07-23T12:27:08.382Z", "2019-07-23T12:27:08.387Z", "2019-07-23T12:27:08.391Z", "2019-07-23T12:27:08.395Z", "2019-07-23T12:27:08.399Z", "2019-07-23T12:27:08.402Z", "2019-07-23T12:27:08.406Z", "2019-07-23T12:27:08.410Z", "2019-07-23T12:27:08.415Z", "2019-07-23T12:27:08.418Z", "2019-07-23T12:27:08.422Z"]</text:p>
          </table:table-cell>
        </table:table-row>
        <table:table-row table:style-name="ro1">
          <table:table-cell/>
          <table:table-cell office:value-type="string" calcext:value-type="string">
            <text:p>Dashboard.vue:219 tumpukan yang belum diterima : 48</text:p>
          </table:table-cell>
          <table:table-cell office:value-type="string" calcext:value-type="string">
            <text:p>Dashboard.vue:211 9269</text:p>
          </table:table-cell>
          <table:table-cell office:value-type="string" calcext:value-type="string">
            <text:p>Dashboard.vue:211 19260</text:p>
          </table:table-cell>
          <table:table-cell office:value-type="string" calcext:value-type="string">
            <text:p>Dashboard.vue:211 18137</text:p>
          </table:table-cell>
          <table:table-cell office:value-type="string" calcext:value-type="string">
            <text:p>Dashboard.vue:211 17682</text:p>
          </table:table-cell>
          <table:table-cell office:value-type="string" calcext:value-type="string">
            <text:p>Dashboard.vue:211 18542</text:p>
          </table:table-cell>
          <table:table-cell/>
          <table:table-cell office:value-type="string" calcext:value-type="string">
            <text:p>Dashboard.vue:211 708</text:p>
          </table:table-cell>
          <table:table-cell office:value-type="string" calcext:value-type="string">
            <text:p>Dashboard.vue:211 776</text:p>
          </table:table-cell>
          <table:table-cell office:value-type="string" calcext:value-type="string">
            <text:p>Dashboard.vue:211 762</text:p>
          </table:table-cell>
          <table:table-cell office:value-type="string" calcext:value-type="string">
            <text:p>Dashboard.vue:211 1341</text:p>
          </table:table-cell>
          <table:table-cell office:value-type="string" calcext:value-type="string">
            <text:p>Dashboard.vue:211 805</text:p>
          </table:table-cell>
          <table:table-cell office:value-type="string" calcext:value-type="string">
            <text:p>Dashboard.vue:211 692</text:p>
          </table:table-cell>
          <table:table-cell/>
          <table:table-cell office:value-type="string" calcext:value-type="string">
            <text:p>Dashboard.vue:211 32661</text:p>
          </table:table-cell>
          <table:table-cell office:value-type="string" calcext:value-type="string">
            <text:p>Dashboard.vue:211 39885</text:p>
          </table:table-cell>
          <table:table-cell office:value-type="string" calcext:value-type="string">
            <text:p>Dashboard.vue:211 53179</text:p>
          </table:table-cell>
          <table:table-cell office:value-type="string" calcext:value-type="string">
            <text:p>Dashboard.vue:211 47953</text:p>
          </table:table-cell>
          <table:table-cell office:value-type="string" calcext:value-type="string">
            <text:p>Dashboard.vue:211 49638</text:p>
          </table:table-cell>
          <table:table-cell office:value-type="string" calcext:value-type="string">
            <text:p>Dashboard.vue:211 54829</text:p>
          </table:table-cell>
          <table:table-cell/>
          <table:table-cell office:value-type="string" calcext:value-type="string">
            <text:p>Dashboard.vue:211 641</text:p>
          </table:table-cell>
          <table:table-cell office:value-type="string" calcext:value-type="string">
            <text:p>Dashboard.vue:211 631</text:p>
          </table:table-cell>
          <table:table-cell office:value-type="string" calcext:value-type="string">
            <text:p>Dashboard.vue:211 598</text:p>
          </table:table-cell>
          <table:table-cell office:value-type="string" calcext:value-type="string">
            <text:p>Dashboard.vue:211 708</text:p>
          </table:table-cell>
          <table:table-cell office:value-type="string" calcext:value-type="string">
            <text:p>Dashboard.vue:211 678</text:p>
          </table:table-cell>
          <table:table-cell office:value-type="string" calcext:value-type="string">
            <text:p>Dashboard.vue:211 991</text:p>
          </table:table-cell>
        </table:table-row>
        <table:table-row table:style-name="ro1">
          <table:table-cell/>
          <table:table-cell office:value-type="string" calcext:value-type="string">
            <text:p>Dashboard.vue:220 (48) ["2019-07-23T13:19:23.671Z", "2019-07-23T13:19:23.870Z", "2019-07-23T13:19:23.972Z", "2019-07-23T13:19:24.070Z", "2019-07-23T13:19:24.171Z", "2019-07-23T13:19:24.271Z", "2019-07-23T13:19:24.370Z", "2019-07-23T13:19:24.470Z", "2019-07-23T13:19:24.571Z", "2019-07-23T13:19:24.671Z", "2019-07-23T13:19:24.771Z", "2019-07-23T13:19:24.871Z", "2019-07-23T13:19:25.070Z", "2019-07-23T13:19:25.171Z", "2019-07-23T13:19:25.271Z", "2019-07-23T13:19:25.371Z", "2019-07-23T13:19:25.470Z", "2019-07-23T13:19:25.571Z", "2019-07-23T13:19:25.671Z", "2019-07-23T13:19:25.770Z", "2019-07-23T13:19:25.870Z", "2019-07-23T13:19:25.970Z", "2019-07-23T13:19:26.070Z", "2019-07-23T13:19:26.171Z", "2019-07-23T13:19:26.270Z", "2019-07-23T13:19:26.371Z", "2019-07-23T13:19:26.470Z", "2019-07-23T13:19:26.570Z", "2019-07-23T13:19:26.671Z", "2019-07-23T13:19:26.771Z", "2019-07-23T13:19:26.872Z", "2019-07-23T13:19:26.971Z", "2019-07-23T13:19:27.070Z", "2019-07-23T13:19:27.171Z", "2019-07-23T13:19:27.271Z", "2019-07-23T13:19:27.370Z", "2019-07-23T13:19:27.470Z", "2019-07-23T13:19:27.571Z", "2019-07-23T13:19:27.671Z", "2019-07-23T13:19:27.770Z", "2019-07-23T13:19:27.871Z", "2019-07-23T13:19:27.971Z", "2019-07-23T13:19:28.070Z", "2019-07-23T13:19:28.171Z", "2019-07-23T13:19:28.271Z", "2019-07-23T13:19:28.370Z", "2019-07-23T13:19:28.481Z", "2019-07-23T13:19:28.571Z"]</text:p>
          </table:table-cell>
          <table:table-cell office:value-type="string" calcext:value-type="string">
            <text:p>Dashboard.vue:212 2019-07-23T13:25:38.374Z</text:p>
          </table:table-cell>
          <table:table-cell office:value-type="string" calcext:value-type="string">
            <text:p>Dashboard.vue:212 2019-07-23T13:29:03.880Z</text:p>
          </table:table-cell>
          <table:table-cell office:value-type="string" calcext:value-type="string">
            <text:p>Dashboard.vue:212 2019-07-23T13:32:40.516Z</text:p>
          </table:table-cell>
          <table:table-cell office:value-type="string" calcext:value-type="string">
            <text:p>Dashboard.vue:212 2019-07-23T13:35:03.711Z</text:p>
          </table:table-cell>
          <table:table-cell office:value-type="string" calcext:value-type="string">
            <text:p>Dashboard.vue:212 2019-07-23T13:38:37.346Z</text:p>
          </table:table-cell>
          <table:table-cell/>
          <table:table-cell office:value-type="string" calcext:value-type="string">
            <text:p>Dashboard.vue:212 2019-07-23T13:42:18.363Z</text:p>
          </table:table-cell>
          <table:table-cell office:value-type="string" calcext:value-type="string">
            <text:p>Dashboard.vue:212 2019-07-23T13:43:06.895Z</text:p>
          </table:table-cell>
          <table:table-cell office:value-type="string" calcext:value-type="string">
            <text:p>Dashboard.vue:212 2019-07-23T13:43:53.764Z</text:p>
          </table:table-cell>
          <table:table-cell office:value-type="string" calcext:value-type="string">
            <text:p>Dashboard.vue:212 2019-07-23T13:44:45.909Z</text:p>
          </table:table-cell>
          <table:table-cell office:value-type="string" calcext:value-type="string">
            <text:p>Dashboard.vue:212 2019-07-23T13:45:33.209Z</text:p>
          </table:table-cell>
          <table:table-cell office:value-type="string" calcext:value-type="string">
            <text:p>Dashboard.vue:212 2019-07-23T13:46:20.430Z</text:p>
          </table:table-cell>
          <table:table-cell/>
          <table:table-cell office:value-type="string" calcext:value-type="string">
            <text:p>Dashboard.vue:212 2019-07-23T12:44:13.405Z</text:p>
          </table:table-cell>
          <table:table-cell office:value-type="string" calcext:value-type="string">
            <text:p>Dashboard.vue:212 2019-07-23T12:50:47.598Z</text:p>
          </table:table-cell>
          <table:table-cell office:value-type="string" calcext:value-type="string">
            <text:p>Dashboard.vue:212 2019-07-23T13:00:01.104Z</text:p>
          </table:table-cell>
          <table:table-cell office:value-type="string" calcext:value-type="string">
            <text:p>Dashboard.vue:212 2019-07-23T13:06:31.281Z</text:p>
          </table:table-cell>
          <table:table-cell office:value-type="string" calcext:value-type="string">
            <text:p>Dashboard.vue:212 2019-07-23T13:12:57.231Z</text:p>
          </table:table-cell>
          <table:table-cell office:value-type="string" calcext:value-type="string">
            <text:p>Dashboard.vue:212 2019-07-23T13:21:35.228Z</text:p>
          </table:table-cell>
          <table:table-cell/>
          <table:table-cell office:value-type="string" calcext:value-type="string">
            <text:p>Dashboard.vue:212 2019-07-23T12:20:17.653Z</text:p>
          </table:table-cell>
          <table:table-cell office:value-type="string" calcext:value-type="string">
            <text:p>Dashboard.vue:212 2019-07-23T12:24:11.366Z</text:p>
          </table:table-cell>
          <table:table-cell office:value-type="string" calcext:value-type="string">
            <text:p>Dashboard.vue:212 2019-07-23T12:25:07.051Z</text:p>
          </table:table-cell>
          <table:table-cell office:value-type="string" calcext:value-type="string">
            <text:p>Dashboard.vue:212 2019-07-23T12:25:58.377Z</text:p>
          </table:table-cell>
          <table:table-cell office:value-type="string" calcext:value-type="string">
            <text:p>Dashboard.vue:212 2019-07-23T12:26:34.212Z</text:p>
          </table:table-cell>
          <table:table-cell office:value-type="string" calcext:value-type="string">
            <text:p>Dashboard.vue:212 2019-07-23T12:27:08.236Z</text:p>
          </table:table-cell>
        </table:table-row>
        <table:table-row table:style-name="ro1">
          <table:table-cell/>
          <table:table-cell office:value-type="string" calcext:value-type="string">
            <text:p>Dashboard.vue:211 4655</text:p>
          </table:table-cell>
          <table:table-cell table:number-columns-repeated="5" office:value-type="string" calcext:value-type="string">
            <text:p>Dashboard.vue:219 tumpukan yang belum diterima : 48</text:p>
          </table:table-cell>
          <table:table-cell/>
          <table:table-cell office:value-type="string" calcext:value-type="string">
            <text:p>Dashboard.vue:211 618</text:p>
          </table:table-cell>
          <table:table-cell office:value-type="string" calcext:value-type="string">
            <text:p>Dashboard.vue:211 733</text:p>
          </table:table-cell>
          <table:table-cell table:number-columns-repeated="4" office:value-type="string" calcext:value-type="string">
            <text:p>Dashboard.vue:219 tumpukan yang belum diterima : 48</text:p>
          </table:table-cell>
          <table:table-cell/>
          <table:table-cell table:number-columns-repeated="6" office:value-type="string" calcext:value-type="string">
            <text:p>Dashboard.vue:219 tumpukan yang belum diterima : 48</text:p>
          </table:table-cell>
          <table:table-cell/>
          <table:table-cell office:value-type="string" calcext:value-type="string">
            <text:p>Dashboard.vue:211 555</text:p>
          </table:table-cell>
          <table:table-cell office:value-type="string" calcext:value-type="string">
            <text:p>Dashboard.vue:211 587</text:p>
          </table:table-cell>
          <table:table-cell table:number-columns-repeated="2" office:value-type="string" calcext:value-type="string">
            <text:p>Dashboard.vue:219 tumpukan yang belum diterima : 48</text:p>
          </table:table-cell>
          <table:table-cell office:value-type="string" calcext:value-type="string">
            <text:p>Dashboard.vue:211 678</text:p>
          </table:table-cell>
          <table:table-cell office:value-type="string" calcext:value-type="string">
            <text:p>Dashboard.vue:219 tumpukan yang belum diterima : 48</text:p>
          </table:table-cell>
        </table:table-row>
        <table:table-row table:style-name="ro1">
          <table:table-cell/>
          <table:table-cell office:value-type="string" calcext:value-type="string">
            <text:p>Dashboard.vue:212 2019-07-23T13:19:24.871Z</text:p>
          </table:table-cell>
          <table:table-cell office:value-type="string" calcext:value-type="string">
            <text:p>Dashboard.vue:220 (48) ["2019-07-23T13:25:38.275Z", "2019-07-23T13:25:38.424Z", "2019-07-23T13:25:38.474Z", "2019-07-23T13:25:38.524Z", "2019-07-23T13:25:38.574Z", "2019-07-23T13:25:38.624Z", "2019-07-23T13:25:38.674Z", "2019-07-23T13:25:38.724Z", "2019-07-23T13:25:38.774Z", "2019-07-23T13:25:38.824Z", "2019-07-23T13:25:38.874Z", "2019-07-23T13:25:38.924Z", "2019-07-23T13:25:38.975Z", "2019-07-23T13:25:39.024Z", "2019-07-23T13:25:39.074Z", "2019-07-23T13:25:39.124Z", "2019-07-23T13:25:39.173Z", "2019-07-23T13:25:39.224Z", "2019-07-23T13:25:39.274Z", "2019-07-23T13:25:39.324Z", "2019-07-23T13:25:39.375Z", "2019-07-23T13:25:39.424Z", "2019-07-23T13:25:39.474Z", "2019-07-23T13:25:39.525Z", "2019-07-23T13:25:39.574Z", "2019-07-23T13:25:39.624Z", "2019-07-23T13:25:39.674Z", "2019-07-23T13:25:39.724Z", "2019-07-23T13:25:39.775Z", "2019-07-23T13:25:39.824Z", "2019-07-23T13:25:39.874Z", "2019-07-23T13:25:39.924Z", "2019-07-23T13:25:39.975Z", "2019-07-23T13:25:40.024Z", "2019-07-23T13:25:40.073Z", "2019-07-23T13:25:40.124Z", "2019-07-23T13:25:40.174Z", "2019-07-23T13:25:40.224Z", "2019-07-23T13:25:40.274Z", "2019-07-23T13:25:40.325Z", "2019-07-23T13:25:40.375Z", "2019-07-23T13:25:40.424Z", "2019-07-23T13:25:40.475Z", "2019-07-23T13:25:40.524Z", "2019-07-23T13:25:40.574Z", "2019-07-23T13:25:40.624Z", "2019-07-23T13:25:40.674Z", "2019-07-23T13:25:40.724Z"]</text:p>
          </table:table-cell>
          <table:table-cell office:value-type="string" calcext:value-type="string">
            <text:p>Dashboard.vue:220 (48) ["2019-07-23T13:29:03.861Z", "2019-07-23T13:29:03.890Z", "2019-07-23T13:29:03.900Z", "2019-07-23T13:29:03.910Z", "2019-07-23T13:29:03.920Z", "2019-07-23T13:29:03.930Z", "2019-07-23T13:29:03.941Z", "2019-07-23T13:29:03.950Z", "2019-07-23T13:29:03.960Z", "2019-07-23T13:29:03.971Z", "2019-07-23T13:29:03.981Z", "2019-07-23T13:29:03.991Z", "2019-07-23T13:29:04.001Z", "2019-07-23T13:29:04.011Z", "2019-07-23T13:29:04.020Z", "2019-07-23T13:29:04.030Z", "2019-07-23T13:29:04.040Z", "2019-07-23T13:29:04.051Z", "2019-07-23T13:29:04.060Z", "2019-07-23T13:29:04.071Z", "2019-07-23T13:29:04.080Z", "2019-07-23T13:29:04.091Z", "2019-07-23T13:29:04.101Z", "2019-07-23T13:29:04.111Z", "2019-07-23T13:29:04.120Z", "2019-07-23T13:29:04.131Z", "2019-07-23T13:29:04.141Z", "2019-07-23T13:29:04.151Z", "2019-07-23T13:29:04.161Z", "2019-07-23T13:29:04.171Z", "2019-07-23T13:29:04.181Z", "2019-07-23T13:29:04.190Z", "2019-07-23T13:29:04.201Z", "2019-07-23T13:29:04.210Z", "2019-07-23T13:29:04.220Z", "2019-07-23T13:29:04.231Z", "2019-07-23T13:29:04.240Z", "2019-07-23T13:29:04.251Z", "2019-07-23T13:29:04.260Z", "2019-07-23T13:29:04.270Z", "2019-07-23T13:29:04.281Z", "2019-07-23T13:29:04.291Z", "2019-07-23T13:29:04.301Z", "2019-07-23T13:29:04.311Z", "2019-07-23T13:29:04.320Z", "2019-07-23T13:29:04.331Z", "2019-07-23T13:29:04.340Z", "2019-07-23T13:29:04.350Z"]</text:p>
          </table:table-cell>
          <table:table-cell office:value-type="string" calcext:value-type="string">
            <text:p>Dashboard.vue:220 (48) ["2019-07-23T13:32:40.507Z", "2019-07-23T13:32:40.521Z", "2019-07-23T13:32:40.526Z", "2019-07-23T13:32:40.531Z", "2019-07-23T13:32:40.535Z", "2019-07-23T13:32:40.541Z", "2019-07-23T13:32:40.546Z", "2019-07-23T13:32:40.551Z", "2019-07-23T13:32:40.556Z", "2019-07-23T13:32:40.561Z", "2019-07-23T13:32:40.566Z", "2019-07-23T13:32:40.571Z", "2019-07-23T13:32:40.576Z", "2019-07-23T13:32:40.581Z", "2019-07-23T13:32:40.585Z", "2019-07-23T13:32:40.591Z", "2019-07-23T13:32:40.596Z", "2019-07-23T13:32:40.600Z", "2019-07-23T13:32:40.606Z", "2019-07-23T13:32:40.611Z", "2019-07-23T13:32:40.615Z", "2019-07-23T13:32:40.620Z", "2019-07-23T13:32:40.625Z", "2019-07-23T13:32:40.631Z", "2019-07-23T13:32:40.636Z", "2019-07-23T13:32:40.641Z", "2019-07-23T13:32:40.646Z", "2019-07-23T13:32:40.651Z", "2019-07-23T13:32:40.656Z", "2019-07-23T13:32:40.661Z", "2019-07-23T13:32:40.665Z", "2019-07-23T13:32:40.671Z", "2019-07-23T13:32:40.676Z", "2019-07-23T13:32:40.681Z", "2019-07-23T13:32:40.686Z", "2019-07-23T13:32:40.690Z", "2019-07-23T13:32:40.700Z", "2019-07-23T13:32:40.703Z", "2019-07-23T13:32:40.707Z", "2019-07-23T13:32:40.711Z", "2019-07-23T13:32:40.716Z", "2019-07-23T13:32:40.722Z", "2019-07-23T13:32:40.726Z", "2019-07-23T13:32:40.730Z", "2019-07-23T13:32:40.736Z", "2019-07-23T13:32:40.741Z", "2019-07-23T13:32:40.745Z", "2019-07-23T13:32:40.750Z"]</text:p>
          </table:table-cell>
          <table:table-cell office:value-type="string" calcext:value-type="string">
            <text:p>Dashboard.vue:220 (48) ["2019-07-23T13:35:03.700Z", "2019-07-23T13:35:03.704Z", "2019-07-23T13:35:03.715Z", "2019-07-23T13:35:03.720Z", "2019-07-23T13:35:03.723Z", "2019-07-23T13:35:03.727Z", "2019-07-23T13:35:03.731Z", "2019-07-23T13:35:03.735Z", "2019-07-23T13:35:03.739Z", "2019-07-23T13:35:03.743Z", "2019-07-23T13:35:03.747Z", "2019-07-23T13:35:03.751Z", "2019-07-23T13:35:03.755Z", "2019-07-23T13:35:03.759Z", "2019-07-23T13:35:03.763Z", "2019-07-23T13:35:03.767Z", "2019-07-23T13:35:03.771Z", "2019-07-23T13:35:03.775Z", "2019-07-23T13:35:03.779Z", "2019-07-23T13:35:03.783Z", "2019-07-23T13:35:03.787Z", "2019-07-23T13:35:03.791Z", "2019-07-23T13:35:03.795Z", "2019-07-23T13:35:03.799Z", "2019-07-23T13:35:03.803Z", "2019-07-23T13:35:03.807Z", "2019-07-23T13:35:03.811Z", "2019-07-23T13:35:03.815Z", "2019-07-23T13:35:03.819Z", "2019-07-23T13:35:03.824Z", "2019-07-23T13:35:03.827Z", "2019-07-23T13:35:03.831Z", "2019-07-23T13:35:03.835Z", "2019-07-23T13:35:03.839Z", "2019-07-23T13:35:03.843Z", "2019-07-23T13:35:03.847Z", "2019-07-23T13:35:03.851Z", "2019-07-23T13:35:03.855Z", "2019-07-23T13:35:03.859Z", "2019-07-23T13:35:03.863Z", "2019-07-23T13:35:03.867Z", "2019-07-23T13:35:03.871Z", "2019-07-23T13:35:03.875Z", "2019-07-23T13:35:03.879Z", "2019-07-23T13:35:03.883Z", "2019-07-23T13:35:03.887Z", "2019-07-23T13:35:03.891Z", "2019-07-23T13:35:03.895Z"]</text:p>
          </table:table-cell>
          <table:table-cell office:value-type="string" calcext:value-type="string">
            <text:p>Dashboard.vue:220 (48) ["2019-07-23T13:38:37.339Z", "2019-07-23T13:38:37.349Z", "2019-07-23T13:38:37.352Z", "2019-07-23T13:38:37.362Z", "2019-07-23T13:38:37.364Z", "2019-07-23T13:38:37.368Z", "2019-07-23T13:38:37.372Z", "2019-07-23T13:38:37.376Z", "2019-07-23T13:38:37.380Z", "2019-07-23T13:38:37.384Z", "2019-07-23T13:38:37.388Z", "2019-07-23T13:38:37.392Z", "2019-07-23T13:38:37.396Z", "2019-07-23T13:38:37.400Z", "2019-07-23T13:38:37.405Z", "2019-07-23T13:38:37.408Z", "2019-07-23T13:38:37.412Z", "2019-07-23T13:38:37.419Z", "2019-07-23T13:38:37.421Z", "2019-07-23T13:38:37.424Z", "2019-07-23T13:38:37.428Z", "2019-07-23T13:38:37.432Z", "2019-07-23T13:38:37.436Z", "2019-07-23T13:38:37.443Z", "2019-07-23T13:38:37.445Z", "2019-07-23T13:38:37.448Z", "2019-07-23T13:38:37.452Z", "2019-07-23T13:38:37.456Z", "2019-07-23T13:38:37.461Z", "2019-07-23T13:38:37.465Z", "2019-07-23T13:38:37.468Z", "2019-07-23T13:38:37.473Z", "2019-07-23T13:38:37.476Z", "2019-07-23T13:38:37.480Z", "2019-07-23T13:38:37.484Z", "2019-07-23T13:38:37.489Z", "2019-07-23T13:38:37.492Z", "2019-07-23T13:38:37.496Z", "2019-07-23T13:38:37.500Z", "2019-07-23T13:38:37.504Z", "2019-07-23T13:38:37.509Z", "2019-07-23T13:38:37.518Z", "2019-07-23T13:38:37.520Z", "2019-07-23T13:38:37.526Z", "2019-07-23T13:38:37.528Z", "2019-07-23T13:38:37.533Z", "2019-07-23T13:38:37.537Z", "2019-07-23T13:38:37.541Z"]</text:p>
          </table:table-cell>
          <table:table-cell/>
          <table:table-cell office:value-type="string" calcext:value-type="string">
            <text:p>Dashboard.vue:212 2019-07-23T13:42:18.462Z</text:p>
          </table:table-cell>
          <table:table-cell office:value-type="string" calcext:value-type="string">
            <text:p>Dashboard.vue:212 2019-07-23T13:43:06.944Z</text:p>
          </table:table-cell>
          <table:table-cell office:value-type="string" calcext:value-type="string">
            <text:p>Dashboard.vue:220 (48) ["2019-07-23T13:43:53.774Z", "2019-07-23T13:43:53.784Z", "2019-07-23T13:43:53.794Z", "2019-07-23T13:43:53.804Z", "2019-07-23T13:43:53.813Z", "2019-07-23T13:43:53.824Z", "2019-07-23T13:43:53.834Z", "2019-07-23T13:43:53.844Z", "2019-07-23T13:43:53.854Z", "2019-07-23T13:43:53.864Z", "2019-07-23T13:43:53.874Z", "2019-07-23T13:43:53.884Z", "2019-07-23T13:43:53.894Z", "2019-07-23T13:43:53.904Z", "2019-07-23T13:43:53.914Z", "2019-07-23T13:43:53.924Z", "2019-07-23T13:43:53.934Z", "2019-07-23T13:43:53.944Z", "2019-07-23T13:43:53.954Z", "2019-07-23T13:43:53.964Z", "2019-07-23T13:43:53.974Z", "2019-07-23T13:43:53.984Z", "2019-07-23T13:43:53.994Z", "2019-07-23T13:43:54.004Z", "2019-07-23T13:43:54.014Z", "2019-07-23T13:43:54.024Z", "2019-07-23T13:43:54.034Z", "2019-07-23T13:43:54.044Z", "2019-07-23T13:43:54.054Z", "2019-07-23T13:43:54.063Z", "2019-07-23T13:43:54.074Z", "2019-07-23T13:43:54.084Z", "2019-07-23T13:43:54.093Z", "2019-07-23T13:43:54.103Z", "2019-07-23T13:43:54.114Z", "2019-07-23T13:43:54.124Z", "2019-07-23T13:43:54.134Z", "2019-07-23T13:43:54.143Z", "2019-07-23T13:43:54.154Z", "2019-07-23T13:43:54.164Z", "2019-07-23T13:43:54.174Z", "2019-07-23T13:43:54.184Z", "2019-07-23T13:43:54.194Z", "2019-07-23T13:43:54.204Z", "2019-07-23T13:43:54.214Z", "2019-07-23T13:43:54.223Z", "2019-07-23T13:43:54.233Z", "2019-07-23T13:43:54.244Z"]</text:p>
          </table:table-cell>
          <table:table-cell office:value-type="string" calcext:value-type="string">
            <text:p>Dashboard.vue:220 (48) ["2019-07-23T13:44:45.913Z", "2019-07-23T13:44:45.917Z", "2019-07-23T13:44:45.922Z", "2019-07-23T13:44:45.927Z", "2019-07-23T13:44:45.931Z", "2019-07-23T13:44:45.937Z", "2019-07-23T13:44:45.942Z", "2019-07-23T13:44:45.947Z", "2019-07-23T13:44:45.951Z", "2019-07-23T13:44:45.957Z", "2019-07-23T13:44:45.961Z", "2019-07-23T13:44:45.966Z", "2019-07-23T13:44:45.972Z", "2019-07-23T13:44:45.977Z", "2019-07-23T13:44:45.982Z", "2019-07-23T13:44:45.987Z", "2019-07-23T13:44:45.992Z", "2019-07-23T13:44:45.996Z", "2019-07-23T13:44:46.001Z", "2019-07-23T13:44:46.007Z", "2019-07-23T13:44:46.012Z", "2019-07-23T13:44:46.017Z", "2019-07-23T13:44:46.021Z", "2019-07-23T13:44:46.026Z", "2019-07-23T13:44:46.032Z", "2019-07-23T13:44:46.037Z", "2019-07-23T13:44:46.042Z", "2019-07-23T13:44:46.047Z", "2019-07-23T13:44:46.052Z", "2019-07-23T13:44:46.057Z", "2019-07-23T13:44:46.062Z", "2019-07-23T13:44:46.067Z", "2019-07-23T13:44:46.071Z", "2019-07-23T13:44:46.076Z", "2019-07-23T13:44:46.082Z", "2019-07-23T13:44:46.087Z", "2019-07-23T13:44:46.092Z", "2019-07-23T13:44:46.096Z", "2019-07-23T13:44:46.102Z", "2019-07-23T13:44:46.107Z", "2019-07-23T13:44:46.111Z", "2019-07-23T13:44:46.116Z", "2019-07-23T13:44:46.122Z", "2019-07-23T13:44:46.126Z", "2019-07-23T13:44:46.132Z", "2019-07-23T13:44:46.136Z", "2019-07-23T13:44:46.143Z", "2019-07-23T13:44:46.147Z"]</text:p>
          </table:table-cell>
          <table:table-cell office:value-type="string" calcext:value-type="string">
            <text:p>Dashboard.vue:220 (48) ["2019-07-23T13:45:33.212Z", "2019-07-23T13:45:33.215Z", "2019-07-23T13:45:33.219Z", "2019-07-23T13:45:33.224Z", "2019-07-23T13:45:33.230Z", "2019-07-23T13:45:33.233Z", "2019-07-23T13:45:33.236Z", "2019-07-23T13:45:33.240Z", "2019-07-23T13:45:33.243Z", "2019-07-23T13:45:33.248Z", "2019-07-23T13:45:33.251Z", "2019-07-23T13:45:33.255Z", "2019-07-23T13:45:33.261Z", "2019-07-23T13:45:33.263Z", "2019-07-23T13:45:33.267Z", "2019-07-23T13:45:33.272Z", "2019-07-23T13:45:33.276Z", "2019-07-23T13:45:33.281Z", "2019-07-23T13:45:33.283Z", "2019-07-23T13:45:33.287Z", "2019-07-23T13:45:33.291Z", "2019-07-23T13:45:33.295Z", "2019-07-23T13:45:33.298Z", "2019-07-23T13:45:33.303Z", "2019-07-23T13:45:33.307Z", "2019-07-23T13:45:33.311Z", "2019-07-23T13:45:33.315Z", "2019-07-23T13:45:33.319Z", "2019-07-23T13:45:33.323Z", "2019-07-23T13:45:33.327Z", "2019-07-23T13:45:33.330Z", "2019-07-23T13:45:33.335Z", "2019-07-23T13:45:33.339Z", "2019-07-23T13:45:33.343Z", "2019-07-23T13:45:33.346Z", "2019-07-23T13:45:33.351Z", "2019-07-23T13:45:33.355Z", "2019-07-23T13:45:33.358Z", "2019-07-23T13:45:33.363Z", "2019-07-23T13:45:33.367Z", "2019-07-23T13:45:33.371Z", "2019-07-23T13:45:33.375Z", "2019-07-23T13:45:33.379Z", "2019-07-23T13:45:33.383Z", "2019-07-23T13:45:33.387Z", "2019-07-23T13:45:33.391Z", "2019-07-23T13:45:33.395Z", "2019-07-23T13:45:33.399Z"]</text:p>
          </table:table-cell>
          <table:table-cell office:value-type="string" calcext:value-type="string">
            <text:p>Dashboard.vue:220 (48) ["2019-07-23T13:46:20.434Z", "2019-07-23T13:46:20.437Z", "2019-07-23T13:46:20.440Z", "2019-07-23T13:46:20.444Z", "2019-07-23T13:46:20.447Z", "2019-07-23T13:46:20.452Z", "2019-07-23T13:46:20.456Z", "2019-07-23T13:46:20.460Z", "2019-07-23T13:46:20.465Z", "2019-07-23T13:46:20.468Z", "2019-07-23T13:46:20.472Z", "2019-07-23T13:46:20.476Z", "2019-07-23T13:46:20.480Z", "2019-07-23T13:46:20.484Z", "2019-07-23T13:46:20.487Z", "2019-07-23T13:46:20.491Z", "2019-07-23T13:46:20.496Z", "2019-07-23T13:46:20.500Z", "2019-07-23T13:46:20.504Z", "2019-07-23T13:46:20.508Z", "2019-07-23T13:46:20.512Z", "2019-07-23T13:46:20.516Z", "2019-07-23T13:46:20.520Z", "2019-07-23T13:46:20.524Z", "2019-07-23T13:46:20.528Z", "2019-07-23T13:46:20.532Z", "2019-07-23T13:46:20.535Z", "2019-07-23T13:46:20.539Z", "2019-07-23T13:46:20.544Z", "2019-07-23T13:46:20.548Z", "2019-07-23T13:46:20.551Z", "2019-07-23T13:46:20.556Z", "2019-07-23T13:46:20.559Z", "2019-07-23T13:46:20.564Z", "2019-07-23T13:46:20.568Z", "2019-07-23T13:46:20.573Z", "2019-07-23T13:46:20.576Z", "2019-07-23T13:46:20.580Z", "2019-07-23T13:46:20.584Z", "2019-07-23T13:46:20.587Z", "2019-07-23T13:46:20.591Z", "2019-07-23T13:46:20.596Z", "2019-07-23T13:46:20.599Z", "2019-07-23T13:46:20.604Z", "2019-07-23T13:46:20.608Z", "2019-07-23T13:46:20.613Z", "2019-07-23T13:46:20.616Z", "2019-07-23T13:46:20.622Z"]</text:p>
          </table:table-cell>
          <table:table-cell/>
          <table:table-cell office:value-type="string" calcext:value-type="string">
            <text:p>Dashboard.vue:220 (48) ["2019-07-23T12:44:11.405Z", "2019-07-23T12:44:11.505Z", "2019-07-23T12:44:11.705Z", "2019-07-23T12:44:11.805Z", "2019-07-23T12:44:11.906Z", "2019-07-23T12:44:12.005Z", "2019-07-23T12:44:12.105Z", "2019-07-23T12:44:12.205Z", "2019-07-23T12:44:12.305Z", "2019-07-23T12:44:12.405Z", "2019-07-23T12:44:12.505Z", "2019-07-23T12:44:12.605Z", "2019-07-23T12:44:12.705Z", "2019-07-23T12:44:12.805Z", "2019-07-23T12:44:12.905Z", "2019-07-23T12:44:13.005Z", "2019-07-23T12:44:13.105Z", "2019-07-23T12:44:13.205Z", "2019-07-23T12:44:13.305Z", "2019-07-23T12:44:13.505Z", "2019-07-23T12:44:13.605Z", "2019-07-23T12:44:13.705Z", "2019-07-23T12:44:13.805Z", "2019-07-23T12:44:13.905Z", "2019-07-23T12:44:14.005Z", "2019-07-23T12:44:14.105Z", "2019-07-23T12:44:14.205Z", "2019-07-23T12:44:14.305Z", "2019-07-23T12:44:14.405Z", "2019-07-23T12:44:14.505Z", "2019-07-23T12:44:14.605Z", "2019-07-23T12:44:14.705Z", "2019-07-23T12:44:14.805Z", "2019-07-23T12:44:14.905Z", "2019-07-23T12:44:15.005Z", "2019-07-23T12:44:15.105Z", "2019-07-23T12:44:15.205Z", "2019-07-23T12:44:15.305Z", "2019-07-23T12:44:15.405Z", "2019-07-23T12:44:15.505Z", "2019-07-23T12:44:15.605Z", "2019-07-23T12:44:15.705Z", "2019-07-23T12:44:15.805Z", "2019-07-23T12:44:15.904Z", "2019-07-23T12:44:16.005Z", "2019-07-23T12:44:16.105Z", "2019-07-23T12:44:16.205Z", "2019-07-23T12:44:16.305Z"]</text:p>
          </table:table-cell>
          <table:table-cell office:value-type="string" calcext:value-type="string">
            <text:p>Dashboard.vue:220 (48) ["2019-07-23T12:50:46.248Z", "2019-07-23T12:50:46.347Z", "2019-07-23T12:50:46.397Z", "2019-07-23T12:50:46.447Z", "2019-07-23T12:50:46.498Z", "2019-07-23T12:50:46.548Z", "2019-07-23T12:50:46.597Z", "2019-07-23T12:50:46.647Z", "2019-07-23T12:50:46.697Z", "2019-07-23T12:50:46.748Z", "2019-07-23T12:50:46.797Z", "2019-07-23T12:50:46.847Z", "2019-07-23T12:50:46.898Z", "2019-07-23T12:50:46.948Z", "2019-07-23T12:50:46.998Z", "2019-07-23T12:50:47.047Z", "2019-07-23T12:50:47.098Z", "2019-07-23T12:50:47.147Z", "2019-07-23T12:50:47.198Z", "2019-07-23T12:50:47.248Z", "2019-07-23T12:50:47.297Z", "2019-07-23T12:50:47.347Z", "2019-07-23T12:50:47.398Z", "2019-07-23T12:50:47.447Z", "2019-07-23T12:50:47.497Z", "2019-07-23T12:50:47.548Z", "2019-07-23T12:50:47.648Z", "2019-07-23T12:50:47.697Z", "2019-07-23T12:50:47.747Z", "2019-07-23T12:50:47.797Z", "2019-07-23T12:50:47.847Z", "2019-07-23T12:50:47.897Z", "2019-07-23T12:50:47.947Z", "2019-07-23T12:50:47.997Z", "2019-07-23T12:50:48.048Z", "2019-07-23T12:50:48.097Z", "2019-07-23T12:50:48.147Z", "2019-07-23T12:50:48.197Z", "2019-07-23T12:50:48.247Z", "2019-07-23T12:50:48.297Z", "2019-07-23T12:50:48.347Z", "2019-07-23T12:50:48.398Z", "2019-07-23T12:50:48.448Z", "2019-07-23T12:50:48.497Z", "2019-07-23T12:50:48.548Z", "2019-07-23T12:50:48.597Z", "2019-07-23T12:50:48.648Z", "2019-07-23T12:50:48.698Z"]</text:p>
          </table:table-cell>
          <table:table-cell office:value-type="string" calcext:value-type="string">
            <text:p>Dashboard.vue:220 (48) ["2019-07-23T13:00:01.075Z", "2019-07-23T13:00:01.084Z", "2019-07-23T13:00:01.115Z", "2019-07-23T13:00:01.125Z", "2019-07-23T13:00:01.134Z", "2019-07-23T13:00:01.144Z", "2019-07-23T13:00:01.155Z", "2019-07-23T13:00:01.164Z", "2019-07-23T13:00:01.174Z", "2019-07-23T13:00:01.184Z", "2019-07-23T13:00:01.194Z", "2019-07-23T13:00:01.205Z", "2019-07-23T13:00:01.214Z", "2019-07-23T13:00:01.224Z", "2019-07-23T13:00:01.234Z", "2019-07-23T13:00:01.244Z", "2019-07-23T13:00:01.255Z", "2019-07-23T13:00:01.265Z", "2019-07-23T13:00:01.274Z", "2019-07-23T13:00:01.284Z", "2019-07-23T13:00:01.294Z", "2019-07-23T13:00:01.304Z", "2019-07-23T13:00:01.314Z", "2019-07-23T13:00:01.324Z", "2019-07-23T13:00:01.334Z", "2019-07-23T13:00:01.344Z", "2019-07-23T13:00:01.355Z", "2019-07-23T13:00:01.364Z", "2019-07-23T13:00:01.375Z", "2019-07-23T13:00:01.384Z", "2019-07-23T13:00:01.394Z", "2019-07-23T13:00:01.404Z", "2019-07-23T13:00:01.414Z", "2019-07-23T13:00:01.425Z", "2019-07-23T13:00:01.435Z", "2019-07-23T13:00:01.444Z", "2019-07-23T13:00:01.454Z", "2019-07-23T13:00:01.464Z", "2019-07-23T13:00:01.474Z", "2019-07-23T13:00:01.484Z", "2019-07-23T13:00:01.495Z", "2019-07-23T13:00:01.504Z", "2019-07-23T13:00:01.514Z", "2019-07-23T13:00:01.524Z", "2019-07-23T13:00:01.535Z", "2019-07-23T13:00:01.544Z", "2019-07-23T13:00:01.554Z", "2019-07-23T13:00:01.565Z"]</text:p>
          </table:table-cell>
          <table:table-cell office:value-type="string" calcext:value-type="string">
            <text:p>Dashboard.vue:220 (48) ["2019-07-23T13:06:31.270Z", "2019-07-23T13:06:31.284Z", "2019-07-23T13:06:31.289Z", "2019-07-23T13:06:31.296Z", "2019-07-23T13:06:31.299Z", "2019-07-23T13:06:31.305Z", "2019-07-23T13:06:31.309Z", "2019-07-23T13:06:31.314Z", "2019-07-23T13:06:31.319Z", "2019-07-23T13:06:31.326Z", "2019-07-23T13:06:31.329Z", "2019-07-23T13:06:31.334Z", "2019-07-23T13:06:31.339Z", "2019-07-23T13:06:31.344Z", "2019-07-23T13:06:31.350Z", "2019-07-23T13:06:31.354Z", "2019-07-23T13:06:31.359Z", "2019-07-23T13:06:31.364Z", "2019-07-23T13:06:31.370Z", "2019-07-23T13:06:31.374Z", "2019-07-23T13:06:31.379Z", "2019-07-23T13:06:31.384Z", "2019-07-23T13:06:31.389Z", "2019-07-23T13:06:31.395Z", "2019-07-23T13:06:31.399Z", "2019-07-23T13:06:31.404Z", "2019-07-23T13:06:31.409Z", "2019-07-23T13:06:31.413Z", "2019-07-23T13:06:31.418Z", "2019-07-23T13:06:31.424Z", "2019-07-23T13:06:31.429Z", "2019-07-23T13:06:31.434Z", "2019-07-23T13:06:31.444Z", "2019-07-23T13:06:31.445Z", "2019-07-23T13:06:31.450Z", "2019-07-23T13:06:31.456Z", "2019-07-23T13:06:31.460Z", "2019-07-23T13:06:31.464Z", "2019-07-23T13:06:31.469Z", "2019-07-23T13:06:31.474Z", "2019-07-23T13:06:31.479Z", "2019-07-23T13:06:31.484Z", "2019-07-23T13:06:31.489Z", "2019-07-23T13:06:31.494Z", "2019-07-23T13:06:31.499Z", "2019-07-23T13:06:31.504Z", "2019-07-23T13:06:31.510Z", "2019-07-23T13:06:31.514Z"]</text:p>
          </table:table-cell>
          <table:table-cell office:value-type="string" calcext:value-type="string">
            <text:p>Dashboard.vue:220 (48) ["2019-07-23T13:12:57.222Z", "2019-07-23T13:12:57.235Z", "2019-07-23T13:12:57.239Z", "2019-07-23T13:12:57.242Z", "2019-07-23T13:12:57.247Z", "2019-07-23T13:12:57.250Z", "2019-07-23T13:12:57.254Z", "2019-07-23T13:12:57.258Z", "2019-07-23T13:12:57.261Z", "2019-07-23T13:12:57.269Z", "2019-07-23T13:12:57.274Z", "2019-07-23T13:12:57.278Z", "2019-07-23T13:12:57.282Z", "2019-07-23T13:12:57.288Z", "2019-07-23T13:12:57.290Z", "2019-07-23T13:12:57.294Z", "2019-07-23T13:12:57.298Z", "2019-07-23T13:12:57.302Z", "2019-07-23T13:12:57.306Z", "2019-07-23T13:12:57.311Z", "2019-07-23T13:12:57.316Z", "2019-07-23T13:12:57.320Z", "2019-07-23T13:12:57.324Z", "2019-07-23T13:12:57.328Z", "2019-07-23T13:12:57.332Z", "2019-07-23T13:12:57.334Z", "2019-07-23T13:12:57.338Z", "2019-07-23T13:12:57.343Z", "2019-07-23T13:12:57.346Z", "2019-07-23T13:12:57.350Z", "2019-07-23T13:12:57.355Z", "2019-07-23T13:12:57.358Z", "2019-07-23T13:12:57.364Z", "2019-07-23T13:12:57.366Z", "2019-07-23T13:12:57.370Z", "2019-07-23T13:12:57.374Z", "2019-07-23T13:12:57.379Z", "2019-07-23T13:12:57.381Z", "2019-07-23T13:12:57.386Z", "2019-07-23T13:12:57.390Z", "2019-07-23T13:12:57.393Z", "2019-07-23T13:12:57.399Z", "2019-07-23T13:12:57.402Z", "2019-07-23T13:12:57.407Z", "2019-07-23T13:12:57.409Z", "2019-07-23T13:12:57.420Z", "2019-07-23T13:12:57.426Z", "2019-07-23T13:12:57.430Z"]</text:p>
          </table:table-cell>
          <table:table-cell office:value-type="string" calcext:value-type="string">
            <text:p>Dashboard.vue:220 (48) ["2019-07-23T13:21:35.218Z", "2019-07-23T13:21:35.222Z", "2019-07-23T13:21:35.232Z", "2019-07-23T13:21:35.235Z", "2019-07-23T13:21:35.240Z", "2019-07-23T13:21:35.243Z", "2019-07-23T13:21:35.248Z", "2019-07-23T13:21:35.251Z", "2019-07-23T13:21:35.255Z", "2019-07-23T13:21:35.259Z", "2019-07-23T13:21:35.264Z", "2019-07-23T13:21:35.267Z", "2019-07-23T13:21:35.271Z", "2019-07-23T13:21:35.275Z", "2019-07-23T13:21:35.279Z", "2019-07-23T13:21:35.284Z", "2019-07-23T13:21:35.288Z", "2019-07-23T13:21:35.291Z", "2019-07-23T13:21:35.296Z", "2019-07-23T13:21:35.299Z", "2019-07-23T13:21:35.303Z", "2019-07-23T13:21:35.307Z", "2019-07-23T13:21:35.312Z", "2019-07-23T13:21:35.315Z", "2019-07-23T13:21:35.319Z", "2019-07-23T13:21:35.323Z", "2019-07-23T13:21:35.327Z", "2019-07-23T13:21:35.331Z", "2019-07-23T13:21:35.336Z", "2019-07-23T13:21:35.339Z", "2019-07-23T13:21:35.343Z", "2019-07-23T13:21:35.347Z", "2019-07-23T13:21:35.352Z", "2019-07-23T13:21:35.356Z", "2019-07-23T13:21:35.360Z", "2019-07-23T13:21:35.364Z", "2019-07-23T13:21:35.367Z", "2019-07-23T13:21:35.371Z", "2019-07-23T13:21:35.376Z", "2019-07-23T13:21:35.380Z", "2019-07-23T13:21:35.383Z", "2019-07-23T13:21:35.387Z", "2019-07-23T13:21:35.392Z", "2019-07-23T13:21:35.395Z", "2019-07-23T13:21:35.400Z", "2019-07-23T13:21:35.404Z", "2019-07-23T13:21:35.407Z", "2019-07-23T13:21:35.412Z"]</text:p>
          </table:table-cell>
          <table:table-cell/>
          <table:table-cell office:value-type="string" calcext:value-type="string">
            <text:p>Dashboard.vue:212 2019-07-23T12:20:17.753Z</text:p>
          </table:table-cell>
          <table:table-cell office:value-type="string" calcext:value-type="string">
            <text:p>Dashboard.vue:212 2019-07-23T12:24:11.416Z</text:p>
          </table:table-cell>
          <table:table-cell office:value-type="string" calcext:value-type="string">
            <text:p>Dashboard.vue:220 (48) ["2019-07-23T12:25:07.061Z", "2019-07-23T12:25:07.071Z", "2019-07-23T12:25:07.081Z", "2019-07-23T12:25:07.092Z", "2019-07-23T12:25:07.101Z", "2019-07-23T12:25:07.111Z", "2019-07-23T12:25:07.121Z", "2019-07-23T12:25:07.131Z", "2019-07-23T12:25:07.141Z", "2019-07-23T12:25:07.151Z", "2019-07-23T12:25:07.161Z", "2019-07-23T12:25:07.171Z", "2019-07-23T12:25:07.181Z", "2019-07-23T12:25:07.191Z", "2019-07-23T12:25:07.202Z", "2019-07-23T12:25:07.211Z", "2019-07-23T12:25:07.221Z", "2019-07-23T12:25:07.232Z", "2019-07-23T12:25:07.241Z", "2019-07-23T12:25:07.251Z", "2019-07-23T12:25:07.261Z", "2019-07-23T12:25:07.271Z", "2019-07-23T12:25:07.281Z", "2019-07-23T12:25:07.291Z", "2019-07-23T12:25:07.301Z", "2019-07-23T12:25:07.312Z", "2019-07-23T12:25:07.321Z", "2019-07-23T12:25:07.331Z", "2019-07-23T12:25:07.341Z", "2019-07-23T12:25:07.351Z", "2019-07-23T12:25:07.361Z", "2019-07-23T12:25:07.372Z", "2019-07-23T12:25:07.381Z", "2019-07-23T12:25:07.391Z", "2019-07-23T12:25:07.402Z", "2019-07-23T12:25:07.411Z", "2019-07-23T12:25:07.421Z", "2019-07-23T12:25:07.431Z", "2019-07-23T12:25:07.441Z", "2019-07-23T12:25:07.452Z", "2019-07-23T12:25:07.461Z", "2019-07-23T12:25:07.471Z", "2019-07-23T12:25:07.481Z", "2019-07-23T12:25:07.491Z", "2019-07-23T12:25:07.501Z", "2019-07-23T12:25:07.512Z", "2019-07-23T12:25:07.521Z", "2019-07-23T12:25:07.532Z"]</text:p>
          </table:table-cell>
          <table:table-cell office:value-type="string" calcext:value-type="string">
            <text:p>Dashboard.vue:220 (48) ["2019-07-23T12:25:58.382Z", "2019-07-23T12:25:58.387Z", "2019-07-23T12:25:58.393Z", "2019-07-23T12:25:58.397Z", "2019-07-23T12:25:58.403Z", "2019-07-23T12:25:58.408Z", "2019-07-23T12:25:58.413Z", "2019-07-23T12:25:58.417Z", "2019-07-23T12:25:58.422Z", "2019-07-23T12:25:58.427Z", "2019-07-23T12:25:58.433Z", "2019-07-23T12:25:58.437Z", "2019-07-23T12:25:58.442Z", "2019-07-23T12:25:58.447Z", "2019-07-23T12:25:58.453Z", "2019-07-23T12:25:58.458Z", "2019-07-23T12:25:58.462Z", "2019-07-23T12:25:58.468Z", "2019-07-23T12:25:58.472Z", "2019-07-23T12:25:58.478Z", "2019-07-23T12:25:58.482Z", "2019-07-23T12:25:58.487Z", "2019-07-23T12:25:58.492Z", "2019-07-23T12:25:58.498Z", "2019-07-23T12:25:58.502Z", "2019-07-23T12:25:58.507Z", "2019-07-23T12:25:58.513Z", "2019-07-23T12:25:58.517Z", "2019-07-23T12:25:58.523Z", "2019-07-23T12:25:58.527Z", "2019-07-23T12:25:58.532Z", "2019-07-23T12:25:58.537Z", "2019-07-23T12:25:58.543Z", "2019-07-23T12:25:58.548Z", "2019-07-23T12:25:58.552Z", "2019-07-23T12:25:58.557Z", "2019-07-23T12:25:58.562Z", "2019-07-23T12:25:58.567Z", "2019-07-23T12:25:58.572Z", "2019-07-23T12:25:58.577Z", "2019-07-23T12:25:58.582Z", "2019-07-23T12:25:58.588Z", "2019-07-23T12:25:58.592Z", "2019-07-23T12:25:58.597Z", "2019-07-23T12:25:58.602Z", "2019-07-23T12:25:58.608Z", "2019-07-23T12:25:58.613Z", "2019-07-23T12:25:58.618Z"]</text:p>
          </table:table-cell>
          <table:table-cell office:value-type="string" calcext:value-type="string">
            <text:p>Dashboard.vue:212 2019-07-23T12:26:34.212Z</text:p>
          </table:table-cell>
          <table:table-cell office:value-type="string" calcext:value-type="string">
            <text:p>Dashboard.vue:220 (48) ["2019-07-23T12:27:08.237Z", "2019-07-23T12:27:08.239Z", "2019-07-23T12:27:08.243Z", "2019-07-23T12:27:08.247Z", "2019-07-23T12:27:08.251Z", "2019-07-23T12:27:08.255Z", "2019-07-23T12:27:08.258Z", "2019-07-23T12:27:08.262Z", "2019-07-23T12:27:08.267Z", "2019-07-23T12:27:08.271Z", "2019-07-23T12:27:08.275Z", "2019-07-23T12:27:08.278Z", "2019-07-23T12:27:08.282Z", "2019-07-23T12:27:08.286Z", "2019-07-23T12:27:08.290Z", "2019-07-23T12:27:08.295Z", "2019-07-23T12:27:08.299Z", "2019-07-23T12:27:08.303Z", "2019-07-23T12:27:08.306Z", "2019-07-23T12:27:08.310Z", "2019-07-23T12:27:08.314Z", "2019-07-23T12:27:08.318Z", "2019-07-23T12:27:08.323Z", "2019-07-23T12:27:08.327Z", "2019-07-23T12:27:08.331Z", "2019-07-23T12:27:08.334Z", "2019-07-23T12:27:08.339Z", "2019-07-23T12:27:08.342Z", "2019-07-23T12:27:08.346Z", "2019-07-23T12:27:08.350Z", "2019-07-23T12:27:08.354Z", "2019-07-23T12:27:08.359Z", "2019-07-23T12:27:08.362Z", "2019-07-23T12:27:08.366Z", "2019-07-23T12:27:08.370Z", "2019-07-23T12:27:08.375Z", "2019-07-23T12:27:08.379Z", "2019-07-23T12:27:08.382Z", "2019-07-23T12:27:08.387Z", "2019-07-23T12:27:08.391Z", "2019-07-23T12:27:08.395Z", "2019-07-23T12:27:08.399Z", "2019-07-23T12:27:08.402Z", "2019-07-23T12:27:08.406Z", "2019-07-23T12:27:08.410Z", "2019-07-23T12:27:08.415Z", "2019-07-23T12:27:08.418Z", "2019-07-23T12:27:08.422Z"]</text:p>
          </table:table-cell>
        </table:table-row>
        <table:table-row table:style-name="ro1">
          <table:table-cell/>
          <table:table-cell office:value-type="string" calcext:value-type="string">
            <text:p>Dashboard.vue:219 tumpukan yang belum diterima : 47</text:p>
          </table:table-cell>
          <table:table-cell office:value-type="string" calcext:value-type="string">
            <text:p>Dashboard.vue:211 8833</text:p>
          </table:table-cell>
          <table:table-cell office:value-type="string" calcext:value-type="string">
            <text:p>Dashboard.vue:211 19763</text:p>
          </table:table-cell>
          <table:table-cell office:value-type="string" calcext:value-type="string">
            <text:p>Dashboard.vue:211 18166</text:p>
          </table:table-cell>
          <table:table-cell office:value-type="string" calcext:value-type="string">
            <text:p>Dashboard.vue:211 17817</text:p>
          </table:table-cell>
          <table:table-cell office:value-type="string" calcext:value-type="string">
            <text:p>Dashboard.vue:211 18561</text:p>
          </table:table-cell>
          <table:table-cell/>
          <table:table-cell office:value-type="string" calcext:value-type="string">
            <text:p>Dashboard.vue:211 644</text:p>
          </table:table-cell>
          <table:table-cell office:value-type="string" calcext:value-type="string">
            <text:p>Dashboard.vue:211 692</text:p>
          </table:table-cell>
          <table:table-cell office:value-type="string" calcext:value-type="string">
            <text:p>Dashboard.vue:211 1082</text:p>
          </table:table-cell>
          <table:table-cell office:value-type="string" calcext:value-type="string">
            <text:p>Dashboard.vue:211 1344</text:p>
          </table:table-cell>
          <table:table-cell office:value-type="string" calcext:value-type="string">
            <text:p>Dashboard.vue:211 1378</text:p>
          </table:table-cell>
          <table:table-cell office:value-type="string" calcext:value-type="string">
            <text:p>Dashboard.vue:211 787</text:p>
          </table:table-cell>
          <table:table-cell/>
          <table:table-cell office:value-type="string" calcext:value-type="string">
            <text:p>Dashboard.vue:211 32574</text:p>
          </table:table-cell>
          <table:table-cell office:value-type="string" calcext:value-type="string">
            <text:p>Dashboard.vue:211 39931</text:p>
          </table:table-cell>
          <table:table-cell office:value-type="string" calcext:value-type="string">
            <text:p>Dashboard.vue:211 54067</text:p>
          </table:table-cell>
          <table:table-cell office:value-type="string" calcext:value-type="string">
            <text:p>Dashboard.vue:211 48432</text:p>
          </table:table-cell>
          <table:table-cell office:value-type="string" calcext:value-type="string">
            <text:p>Dashboard.vue:211 50231</text:p>
          </table:table-cell>
          <table:table-cell office:value-type="string" calcext:value-type="string">
            <text:p>Dashboard.vue:211 54843</text:p>
          </table:table-cell>
          <table:table-cell/>
          <table:table-cell office:value-type="string" calcext:value-type="string">
            <text:p>Dashboard.vue:211 1000</text:p>
          </table:table-cell>
          <table:table-cell office:value-type="string" calcext:value-type="string">
            <text:p>Dashboard.vue:211 1205</text:p>
          </table:table-cell>
          <table:table-cell office:value-type="string" calcext:value-type="string">
            <text:p>Dashboard.vue:211 644</text:p>
          </table:table-cell>
          <table:table-cell office:value-type="string" calcext:value-type="string">
            <text:p>Dashboard.vue:211 893</text:p>
          </table:table-cell>
          <table:table-cell office:value-type="string" calcext:value-type="string">
            <text:p>Dashboard.vue:219 tumpukan yang belum diterima : 47</text:p>
          </table:table-cell>
          <table:table-cell office:value-type="string" calcext:value-type="string">
            <text:p>Dashboard.vue:211 1181</text:p>
          </table:table-cell>
        </table:table-row>
        <table:table-row table:style-name="ro1">
          <table:table-cell/>
          <table:table-cell office:value-type="string" calcext:value-type="string">
            <text:p>Dashboard.vue:220 (47) ["2019-07-23T13:19:23.671Z", "2019-07-23T13:19:23.870Z", "2019-07-23T13:19:23.972Z", "2019-07-23T13:19:24.070Z", "2019-07-23T13:19:24.171Z", "2019-07-23T13:19:24.271Z", "2019-07-23T13:19:24.370Z", "2019-07-23T13:19:24.470Z", "2019-07-23T13:19:24.571Z", "2019-07-23T13:19:24.671Z", "2019-07-23T13:19:24.771Z", "2019-07-23T13:19:25.070Z", "2019-07-23T13:19:25.171Z", "2019-07-23T13:19:25.271Z", "2019-07-23T13:19:25.371Z", "2019-07-23T13:19:25.470Z", "2019-07-23T13:19:25.571Z", "2019-07-23T13:19:25.671Z", "2019-07-23T13:19:25.770Z", "2019-07-23T13:19:25.870Z", "2019-07-23T13:19:25.970Z", "2019-07-23T13:19:26.070Z", "2019-07-23T13:19:26.171Z", "2019-07-23T13:19:26.270Z", "2019-07-23T13:19:26.371Z", "2019-07-23T13:19:26.470Z", "2019-07-23T13:19:26.570Z", "2019-07-23T13:19:26.671Z", "2019-07-23T13:19:26.771Z", "2019-07-23T13:19:26.872Z", "2019-07-23T13:19:26.971Z", "2019-07-23T13:19:27.070Z", "2019-07-23T13:19:27.171Z", "2019-07-23T13:19:27.271Z", "2019-07-23T13:19:27.370Z", "2019-07-23T13:19:27.470Z", "2019-07-23T13:19:27.571Z", "2019-07-23T13:19:27.671Z", "2019-07-23T13:19:27.770Z", "2019-07-23T13:19:27.871Z", "2019-07-23T13:19:27.971Z", "2019-07-23T13:19:28.070Z", "2019-07-23T13:19:28.171Z", "2019-07-23T13:19:28.271Z", "2019-07-23T13:19:28.370Z", "2019-07-23T13:19:28.481Z", "2019-07-23T13:19:28.571Z"]</text:p>
          </table:table-cell>
          <table:table-cell office:value-type="string" calcext:value-type="string">
            <text:p>Dashboard.vue:212 2019-07-23T13:25:39.474Z</text:p>
          </table:table-cell>
          <table:table-cell office:value-type="string" calcext:value-type="string">
            <text:p>Dashboard.vue:212 2019-07-23T13:29:03.890Z</text:p>
          </table:table-cell>
          <table:table-cell office:value-type="string" calcext:value-type="string">
            <text:p>Dashboard.vue:212 2019-07-23T13:32:40.521Z</text:p>
          </table:table-cell>
          <table:table-cell office:value-type="string" calcext:value-type="string">
            <text:p>Dashboard.vue:212 2019-07-23T13:35:03.704Z</text:p>
          </table:table-cell>
          <table:table-cell office:value-type="string" calcext:value-type="string">
            <text:p>Dashboard.vue:212 2019-07-23T13:38:37.349Z</text:p>
          </table:table-cell>
          <table:table-cell/>
          <table:table-cell office:value-type="string" calcext:value-type="string">
            <text:p>Dashboard.vue:212 2019-07-23T13:42:18.563Z</text:p>
          </table:table-cell>
          <table:table-cell office:value-type="string" calcext:value-type="string">
            <text:p>Dashboard.vue:212 2019-07-23T13:43:06.994Z</text:p>
          </table:table-cell>
          <table:table-cell office:value-type="string" calcext:value-type="string">
            <text:p>Dashboard.vue:212 2019-07-23T13:43:53.774Z</text:p>
          </table:table-cell>
          <table:table-cell office:value-type="string" calcext:value-type="string">
            <text:p>Dashboard.vue:212 2019-07-23T13:44:45.913Z</text:p>
          </table:table-cell>
          <table:table-cell office:value-type="string" calcext:value-type="string">
            <text:p>Dashboard.vue:212 2019-07-23T13:45:33.212Z</text:p>
          </table:table-cell>
          <table:table-cell office:value-type="string" calcext:value-type="string">
            <text:p>Dashboard.vue:212 2019-07-23T13:46:20.434Z</text:p>
          </table:table-cell>
          <table:table-cell/>
          <table:table-cell office:value-type="string" calcext:value-type="string">
            <text:p>Dashboard.vue:212 2019-07-23T12:44:13.505Z</text:p>
          </table:table-cell>
          <table:table-cell office:value-type="string" calcext:value-type="string">
            <text:p>Dashboard.vue:212 2019-07-23T12:50:47.648Z</text:p>
          </table:table-cell>
          <table:table-cell office:value-type="string" calcext:value-type="string">
            <text:p>Dashboard.vue:212 2019-07-23T13:00:01.115Z</text:p>
          </table:table-cell>
          <table:table-cell office:value-type="string" calcext:value-type="string">
            <text:p>Dashboard.vue:212 2019-07-23T13:06:31.289Z</text:p>
          </table:table-cell>
          <table:table-cell office:value-type="string" calcext:value-type="string">
            <text:p>Dashboard.vue:212 2019-07-23T13:12:57.235Z</text:p>
          </table:table-cell>
          <table:table-cell office:value-type="string" calcext:value-type="string">
            <text:p>Dashboard.vue:212 2019-07-23T13:21:35.232Z</text:p>
          </table:table-cell>
          <table:table-cell/>
          <table:table-cell office:value-type="string" calcext:value-type="string">
            <text:p>Dashboard.vue:212 2019-07-23T12:20:17.853Z</text:p>
          </table:table-cell>
          <table:table-cell office:value-type="string" calcext:value-type="string">
            <text:p>Dashboard.vue:212 2019-07-23T12:24:11.466Z</text:p>
          </table:table-cell>
          <table:table-cell office:value-type="string" calcext:value-type="string">
            <text:p>Dashboard.vue:212 2019-07-23T12:25:07.061Z</text:p>
          </table:table-cell>
          <table:table-cell office:value-type="string" calcext:value-type="string">
            <text:p>Dashboard.vue:212 2019-07-23T12:25:58.382Z</text:p>
          </table:table-cell>
          <table:table-cell office:value-type="string" calcext:value-type="string">
            <text:p>Dashboard.vue:220 (47) ["2019-07-23T12:26:34.214Z", "2019-07-23T12:26:34.218Z", "2019-07-23T12:26:34.221Z", "2019-07-23T12:26:34.226Z", "2019-07-23T12:26:34.230Z", "2019-07-23T12:26:34.233Z", "2019-07-23T12:26:34.238Z", "2019-07-23T12:26:34.241Z", "2019-07-23T12:26:34.246Z", "2019-07-23T12:26:34.250Z", "2019-07-23T12:26:34.254Z", "2019-07-23T12:26:34.258Z", "2019-07-23T12:26:34.261Z", "2019-07-23T12:26:34.266Z", "2019-07-23T12:26:34.270Z", "2019-07-23T12:26:34.274Z", "2019-07-23T12:26:34.278Z", "2019-07-23T12:26:34.282Z", "2019-07-23T12:26:34.286Z", "2019-07-23T12:26:34.290Z", "2019-07-23T12:26:34.294Z", "2019-07-23T12:26:34.297Z", "2019-07-23T12:26:34.302Z", "2019-07-23T12:26:34.306Z", "2019-07-23T12:26:34.309Z", "2019-07-23T12:26:34.313Z", "2019-07-23T12:26:34.318Z", "2019-07-23T12:26:34.322Z", "2019-07-23T12:26:34.326Z", "2019-07-23T12:26:34.329Z", "2019-07-23T12:26:34.333Z", "2019-07-23T12:26:34.337Z", "2019-07-23T12:26:34.342Z", "2019-07-23T12:26:34.346Z", "2019-07-23T12:26:34.350Z", "2019-07-23T12:26:34.354Z", "2019-07-23T12:26:34.357Z", "2019-07-23T12:26:34.361Z", "2019-07-23T12:26:34.366Z", "2019-07-23T12:26:34.369Z", "2019-07-23T12:26:34.373Z", "2019-07-23T12:26:34.378Z", "2019-07-23T12:26:34.382Z", "2019-07-23T12:26:34.386Z", "2019-07-23T12:26:34.390Z", "2019-07-23T12:26:34.393Z", "2019-07-23T12:26:34.398Z"]</text:p>
          </table:table-cell>
          <table:table-cell office:value-type="string" calcext:value-type="string">
            <text:p>Dashboard.vue:212 2019-07-23T12:27:08.237Z</text:p>
          </table:table-cell>
        </table:table-row>
        <table:table-row table:style-name="ro1">
          <table:table-cell/>
          <table:table-cell office:value-type="string" calcext:value-type="string">
            <text:p>Dashboard.vue:211 5856</text:p>
          </table:table-cell>
          <table:table-cell table:number-columns-repeated="5" office:value-type="string" calcext:value-type="string">
            <text:p>Dashboard.vue:219 tumpukan yang belum diterima : 47</text:p>
          </table:table-cell>
          <table:table-cell/>
          <table:table-cell office:value-type="string" calcext:value-type="string">
            <text:p>Dashboard.vue:211 656</text:p>
          </table:table-cell>
          <table:table-cell office:value-type="string" calcext:value-type="string">
            <text:p>Dashboard.vue:211 647</text:p>
          </table:table-cell>
          <table:table-cell table:number-columns-repeated="4" office:value-type="string" calcext:value-type="string">
            <text:p>Dashboard.vue:219 tumpukan yang belum diterima : 47</text:p>
          </table:table-cell>
          <table:table-cell/>
          <table:table-cell table:number-columns-repeated="6" office:value-type="string" calcext:value-type="string">
            <text:p>Dashboard.vue:219 tumpukan yang belum diterima : 47</text:p>
          </table:table-cell>
          <table:table-cell/>
          <table:table-cell office:value-type="string" calcext:value-type="string">
            <text:p>Dashboard.vue:211 924</text:p>
          </table:table-cell>
          <table:table-cell office:value-type="string" calcext:value-type="string">
            <text:p>Dashboard.vue:211 1167</text:p>
          </table:table-cell>
          <table:table-cell table:number-columns-repeated="4" office:value-type="string" calcext:value-type="string">
            <text:p>Dashboard.vue:219 tumpukan yang belum diterima : 47</text:p>
          </table:table-cell>
        </table:table-row>
        <table:table-row table:style-name="ro1">
          <table:table-cell/>
          <table:table-cell office:value-type="string" calcext:value-type="string">
            <text:p>Dashboard.vue:212 2019-07-23T13:19:23.870Z</text:p>
          </table:table-cell>
          <table:table-cell office:value-type="string" calcext:value-type="string">
            <text:p>Dashboard.vue:220 (47) ["2019-07-23T13:25:38.275Z", "2019-07-23T13:25:38.424Z", "2019-07-23T13:25:38.474Z", "2019-07-23T13:25:38.524Z", "2019-07-23T13:25:38.574Z", "2019-07-23T13:25:38.624Z", "2019-07-23T13:25:38.674Z", "2019-07-23T13:25:38.724Z", "2019-07-23T13:25:38.774Z", "2019-07-23T13:25:38.824Z", "2019-07-23T13:25:38.874Z", "2019-07-23T13:25:38.924Z", "2019-07-23T13:25:38.975Z", "2019-07-23T13:25:39.024Z", "2019-07-23T13:25:39.074Z", "2019-07-23T13:25:39.124Z", "2019-07-23T13:25:39.173Z", "2019-07-23T13:25:39.224Z", "2019-07-23T13:25:39.274Z", "2019-07-23T13:25:39.324Z", "2019-07-23T13:25:39.375Z", "2019-07-23T13:25:39.424Z", "2019-07-23T13:25:39.525Z", "2019-07-23T13:25:39.574Z", "2019-07-23T13:25:39.624Z", "2019-07-23T13:25:39.674Z", "2019-07-23T13:25:39.724Z", "2019-07-23T13:25:39.775Z", "2019-07-23T13:25:39.824Z", "2019-07-23T13:25:39.874Z", "2019-07-23T13:25:39.924Z", "2019-07-23T13:25:39.975Z", "2019-07-23T13:25:40.024Z", "2019-07-23T13:25:40.073Z", "2019-07-23T13:25:40.124Z", "2019-07-23T13:25:40.174Z", "2019-07-23T13:25:40.224Z", "2019-07-23T13:25:40.274Z", "2019-07-23T13:25:40.325Z", "2019-07-23T13:25:40.375Z", "2019-07-23T13:25:40.424Z", "2019-07-23T13:25:40.475Z", "2019-07-23T13:25:40.524Z", "2019-07-23T13:25:40.574Z", "2019-07-23T13:25:40.624Z", "2019-07-23T13:25:40.674Z", "2019-07-23T13:25:40.724Z"]</text:p>
          </table:table-cell>
          <table:table-cell office:value-type="string" calcext:value-type="string">
            <text:p>Dashboard.vue:220 (47) ["2019-07-23T13:29:03.861Z", "2019-07-23T13:29:03.900Z", "2019-07-23T13:29:03.910Z", "2019-07-23T13:29:03.920Z", "2019-07-23T13:29:03.930Z", "2019-07-23T13:29:03.941Z", "2019-07-23T13:29:03.950Z", "2019-07-23T13:29:03.960Z", "2019-07-23T13:29:03.971Z", "2019-07-23T13:29:03.981Z", "2019-07-23T13:29:03.991Z", "2019-07-23T13:29:04.001Z", "2019-07-23T13:29:04.011Z", "2019-07-23T13:29:04.020Z", "2019-07-23T13:29:04.030Z", "2019-07-23T13:29:04.040Z", "2019-07-23T13:29:04.051Z", "2019-07-23T13:29:04.060Z", "2019-07-23T13:29:04.071Z", "2019-07-23T13:29:04.080Z", "2019-07-23T13:29:04.091Z", "2019-07-23T13:29:04.101Z", "2019-07-23T13:29:04.111Z", "2019-07-23T13:29:04.120Z", "2019-07-23T13:29:04.131Z", "2019-07-23T13:29:04.141Z", "2019-07-23T13:29:04.151Z", "2019-07-23T13:29:04.161Z", "2019-07-23T13:29:04.171Z", "2019-07-23T13:29:04.181Z", "2019-07-23T13:29:04.190Z", "2019-07-23T13:29:04.201Z", "2019-07-23T13:29:04.210Z", "2019-07-23T13:29:04.220Z", "2019-07-23T13:29:04.231Z", "2019-07-23T13:29:04.240Z", "2019-07-23T13:29:04.251Z", "2019-07-23T13:29:04.260Z", "2019-07-23T13:29:04.270Z", "2019-07-23T13:29:04.281Z", "2019-07-23T13:29:04.291Z", "2019-07-23T13:29:04.301Z", "2019-07-23T13:29:04.311Z", "2019-07-23T13:29:04.320Z", "2019-07-23T13:29:04.331Z", "2019-07-23T13:29:04.340Z", "2019-07-23T13:29:04.350Z"]</text:p>
          </table:table-cell>
          <table:table-cell office:value-type="string" calcext:value-type="string">
            <text:p>Dashboard.vue:220 (47) ["2019-07-23T13:32:40.507Z", "2019-07-23T13:32:40.526Z", "2019-07-23T13:32:40.531Z", "2019-07-23T13:32:40.535Z", "2019-07-23T13:32:40.541Z", "2019-07-23T13:32:40.546Z", "2019-07-23T13:32:40.551Z", "2019-07-23T13:32:40.556Z", "2019-07-23T13:32:40.561Z", "2019-07-23T13:32:40.566Z", "2019-07-23T13:32:40.571Z", "2019-07-23T13:32:40.576Z", "2019-07-23T13:32:40.581Z", "2019-07-23T13:32:40.585Z", "2019-07-23T13:32:40.591Z", "2019-07-23T13:32:40.596Z", "2019-07-23T13:32:40.600Z", "2019-07-23T13:32:40.606Z", "2019-07-23T13:32:40.611Z", "2019-07-23T13:32:40.615Z", "2019-07-23T13:32:40.620Z", "2019-07-23T13:32:40.625Z", "2019-07-23T13:32:40.631Z", "2019-07-23T13:32:40.636Z", "2019-07-23T13:32:40.641Z", "2019-07-23T13:32:40.646Z", "2019-07-23T13:32:40.651Z", "2019-07-23T13:32:40.656Z", "2019-07-23T13:32:40.661Z", "2019-07-23T13:32:40.665Z", "2019-07-23T13:32:40.671Z", "2019-07-23T13:32:40.676Z", "2019-07-23T13:32:40.681Z", "2019-07-23T13:32:40.686Z", "2019-07-23T13:32:40.690Z", "2019-07-23T13:32:40.700Z", "2019-07-23T13:32:40.703Z", "2019-07-23T13:32:40.707Z", "2019-07-23T13:32:40.711Z", "2019-07-23T13:32:40.716Z", "2019-07-23T13:32:40.722Z", "2019-07-23T13:32:40.726Z", "2019-07-23T13:32:40.730Z", "2019-07-23T13:32:40.736Z", "2019-07-23T13:32:40.741Z", "2019-07-23T13:32:40.745Z", "2019-07-23T13:32:40.750Z"]</text:p>
          </table:table-cell>
          <table:table-cell office:value-type="string" calcext:value-type="string">
            <text:p>Dashboard.vue:220 (47) ["2019-07-23T13:35:03.700Z", "2019-07-23T13:35:03.715Z", "2019-07-23T13:35:03.720Z", "2019-07-23T13:35:03.723Z", "2019-07-23T13:35:03.727Z", "2019-07-23T13:35:03.731Z", "2019-07-23T13:35:03.735Z", "2019-07-23T13:35:03.739Z", "2019-07-23T13:35:03.743Z", "2019-07-23T13:35:03.747Z", "2019-07-23T13:35:03.751Z", "2019-07-23T13:35:03.755Z", "2019-07-23T13:35:03.759Z", "2019-07-23T13:35:03.763Z", "2019-07-23T13:35:03.767Z", "2019-07-23T13:35:03.771Z", "2019-07-23T13:35:03.775Z", "2019-07-23T13:35:03.779Z", "2019-07-23T13:35:03.783Z", "2019-07-23T13:35:03.787Z", "2019-07-23T13:35:03.791Z", "2019-07-23T13:35:03.795Z", "2019-07-23T13:35:03.799Z", "2019-07-23T13:35:03.803Z", "2019-07-23T13:35:03.807Z", "2019-07-23T13:35:03.811Z", "2019-07-23T13:35:03.815Z", "2019-07-23T13:35:03.819Z", "2019-07-23T13:35:03.824Z", "2019-07-23T13:35:03.827Z", "2019-07-23T13:35:03.831Z", "2019-07-23T13:35:03.835Z", "2019-07-23T13:35:03.839Z", "2019-07-23T13:35:03.843Z", "2019-07-23T13:35:03.847Z", "2019-07-23T13:35:03.851Z", "2019-07-23T13:35:03.855Z", "2019-07-23T13:35:03.859Z", "2019-07-23T13:35:03.863Z", "2019-07-23T13:35:03.867Z", "2019-07-23T13:35:03.871Z", "2019-07-23T13:35:03.875Z", "2019-07-23T13:35:03.879Z", "2019-07-23T13:35:03.883Z", "2019-07-23T13:35:03.887Z", "2019-07-23T13:35:03.891Z", "2019-07-23T13:35:03.895Z"]</text:p>
          </table:table-cell>
          <table:table-cell office:value-type="string" calcext:value-type="string">
            <text:p>Dashboard.vue:220 (47) ["2019-07-23T13:38:37.339Z", "2019-07-23T13:38:37.352Z", "2019-07-23T13:38:37.362Z", "2019-07-23T13:38:37.364Z", "2019-07-23T13:38:37.368Z", "2019-07-23T13:38:37.372Z", "2019-07-23T13:38:37.376Z", "2019-07-23T13:38:37.380Z", "2019-07-23T13:38:37.384Z", "2019-07-23T13:38:37.388Z", "2019-07-23T13:38:37.392Z", "2019-07-23T13:38:37.396Z", "2019-07-23T13:38:37.400Z", "2019-07-23T13:38:37.405Z", "2019-07-23T13:38:37.408Z", "2019-07-23T13:38:37.412Z", "2019-07-23T13:38:37.419Z", "2019-07-23T13:38:37.421Z", "2019-07-23T13:38:37.424Z", "2019-07-23T13:38:37.428Z", "2019-07-23T13:38:37.432Z", "2019-07-23T13:38:37.436Z", "2019-07-23T13:38:37.443Z", "2019-07-23T13:38:37.445Z", "2019-07-23T13:38:37.448Z", "2019-07-23T13:38:37.452Z", "2019-07-23T13:38:37.456Z", "2019-07-23T13:38:37.461Z", "2019-07-23T13:38:37.465Z", "2019-07-23T13:38:37.468Z", "2019-07-23T13:38:37.473Z", "2019-07-23T13:38:37.476Z", "2019-07-23T13:38:37.480Z", "2019-07-23T13:38:37.484Z", "2019-07-23T13:38:37.489Z", "2019-07-23T13:38:37.492Z", "2019-07-23T13:38:37.496Z", "2019-07-23T13:38:37.500Z", "2019-07-23T13:38:37.504Z", "2019-07-23T13:38:37.509Z", "2019-07-23T13:38:37.518Z", "2019-07-23T13:38:37.520Z", "2019-07-23T13:38:37.526Z", "2019-07-23T13:38:37.528Z", "2019-07-23T13:38:37.533Z", "2019-07-23T13:38:37.537Z", "2019-07-23T13:38:37.541Z"]</text:p>
          </table:table-cell>
          <table:table-cell/>
          <table:table-cell office:value-type="string" calcext:value-type="string">
            <text:p>Dashboard.vue:212 2019-07-23T13:42:18.662Z</text:p>
          </table:table-cell>
          <table:table-cell office:value-type="string" calcext:value-type="string">
            <text:p>Dashboard.vue:212 2019-07-23T13:43:07.044Z</text:p>
          </table:table-cell>
          <table:table-cell office:value-type="string" calcext:value-type="string">
            <text:p>Dashboard.vue:220 (47) ["2019-07-23T13:43:53.784Z", "2019-07-23T13:43:53.794Z", "2019-07-23T13:43:53.804Z", "2019-07-23T13:43:53.813Z", "2019-07-23T13:43:53.824Z", "2019-07-23T13:43:53.834Z", "2019-07-23T13:43:53.844Z", "2019-07-23T13:43:53.854Z", "2019-07-23T13:43:53.864Z", "2019-07-23T13:43:53.874Z", "2019-07-23T13:43:53.884Z", "2019-07-23T13:43:53.894Z", "2019-07-23T13:43:53.904Z", "2019-07-23T13:43:53.914Z", "2019-07-23T13:43:53.924Z", "2019-07-23T13:43:53.934Z", "2019-07-23T13:43:53.944Z", "2019-07-23T13:43:53.954Z", "2019-07-23T13:43:53.964Z", "2019-07-23T13:43:53.974Z", "2019-07-23T13:43:53.984Z", "2019-07-23T13:43:53.994Z", "2019-07-23T13:43:54.004Z", "2019-07-23T13:43:54.014Z", "2019-07-23T13:43:54.024Z", "2019-07-23T13:43:54.034Z", "2019-07-23T13:43:54.044Z", "2019-07-23T13:43:54.054Z", "2019-07-23T13:43:54.063Z", "2019-07-23T13:43:54.074Z", "2019-07-23T13:43:54.084Z", "2019-07-23T13:43:54.093Z", "2019-07-23T13:43:54.103Z", "2019-07-23T13:43:54.114Z", "2019-07-23T13:43:54.124Z", "2019-07-23T13:43:54.134Z", "2019-07-23T13:43:54.143Z", "2019-07-23T13:43:54.154Z", "2019-07-23T13:43:54.164Z", "2019-07-23T13:43:54.174Z", "2019-07-23T13:43:54.184Z", "2019-07-23T13:43:54.194Z", "2019-07-23T13:43:54.204Z", "2019-07-23T13:43:54.214Z", "2019-07-23T13:43:54.223Z", "2019-07-23T13:43:54.233Z", "2019-07-23T13:43:54.244Z"]</text:p>
          </table:table-cell>
          <table:table-cell office:value-type="string" calcext:value-type="string">
            <text:p>Dashboard.vue:220 (47) ["2019-07-23T13:44:45.917Z", "2019-07-23T13:44:45.922Z", "2019-07-23T13:44:45.927Z", "2019-07-23T13:44:45.931Z", "2019-07-23T13:44:45.937Z", "2019-07-23T13:44:45.942Z", "2019-07-23T13:44:45.947Z", "2019-07-23T13:44:45.951Z", "2019-07-23T13:44:45.957Z", "2019-07-23T13:44:45.961Z", "2019-07-23T13:44:45.966Z", "2019-07-23T13:44:45.972Z", "2019-07-23T13:44:45.977Z", "2019-07-23T13:44:45.982Z", "2019-07-23T13:44:45.987Z", "2019-07-23T13:44:45.992Z", "2019-07-23T13:44:45.996Z", "2019-07-23T13:44:46.001Z", "2019-07-23T13:44:46.007Z", "2019-07-23T13:44:46.012Z", "2019-07-23T13:44:46.017Z", "2019-07-23T13:44:46.021Z", "2019-07-23T13:44:46.026Z", "2019-07-23T13:44:46.032Z", "2019-07-23T13:44:46.037Z", "2019-07-23T13:44:46.042Z", "2019-07-23T13:44:46.047Z", "2019-07-23T13:44:46.052Z", "2019-07-23T13:44:46.057Z", "2019-07-23T13:44:46.062Z", "2019-07-23T13:44:46.067Z", "2019-07-23T13:44:46.071Z", "2019-07-23T13:44:46.076Z", "2019-07-23T13:44:46.082Z", "2019-07-23T13:44:46.087Z", "2019-07-23T13:44:46.092Z", "2019-07-23T13:44:46.096Z", "2019-07-23T13:44:46.102Z", "2019-07-23T13:44:46.107Z", "2019-07-23T13:44:46.111Z", "2019-07-23T13:44:46.116Z", "2019-07-23T13:44:46.122Z", "2019-07-23T13:44:46.126Z", "2019-07-23T13:44:46.132Z", "2019-07-23T13:44:46.136Z", "2019-07-23T13:44:46.143Z", "2019-07-23T13:44:46.147Z"]</text:p>
          </table:table-cell>
          <table:table-cell office:value-type="string" calcext:value-type="string">
            <text:p>Dashboard.vue:220 (47) ["2019-07-23T13:45:33.215Z", "2019-07-23T13:45:33.219Z", "2019-07-23T13:45:33.224Z", "2019-07-23T13:45:33.230Z", "2019-07-23T13:45:33.233Z", "2019-07-23T13:45:33.236Z", "2019-07-23T13:45:33.240Z", "2019-07-23T13:45:33.243Z", "2019-07-23T13:45:33.248Z", "2019-07-23T13:45:33.251Z", "2019-07-23T13:45:33.255Z", "2019-07-23T13:45:33.261Z", "2019-07-23T13:45:33.263Z", "2019-07-23T13:45:33.267Z", "2019-07-23T13:45:33.272Z", "2019-07-23T13:45:33.276Z", "2019-07-23T13:45:33.281Z", "2019-07-23T13:45:33.283Z", "2019-07-23T13:45:33.287Z", "2019-07-23T13:45:33.291Z", "2019-07-23T13:45:33.295Z", "2019-07-23T13:45:33.298Z", "2019-07-23T13:45:33.303Z", "2019-07-23T13:45:33.307Z", "2019-07-23T13:45:33.311Z", "2019-07-23T13:45:33.315Z", "2019-07-23T13:45:33.319Z", "2019-07-23T13:45:33.323Z", "2019-07-23T13:45:33.327Z", "2019-07-23T13:45:33.330Z", "2019-07-23T13:45:33.335Z", "2019-07-23T13:45:33.339Z", "2019-07-23T13:45:33.343Z", "2019-07-23T13:45:33.346Z", "2019-07-23T13:45:33.351Z", "2019-07-23T13:45:33.355Z", "2019-07-23T13:45:33.358Z", "2019-07-23T13:45:33.363Z", "2019-07-23T13:45:33.367Z", "2019-07-23T13:45:33.371Z", "2019-07-23T13:45:33.375Z", "2019-07-23T13:45:33.379Z", "2019-07-23T13:45:33.383Z", "2019-07-23T13:45:33.387Z", "2019-07-23T13:45:33.391Z", "2019-07-23T13:45:33.395Z", "2019-07-23T13:45:33.399Z"]</text:p>
          </table:table-cell>
          <table:table-cell office:value-type="string" calcext:value-type="string">
            <text:p>Dashboard.vue:220 (47) ["2019-07-23T13:46:20.437Z", "2019-07-23T13:46:20.440Z", "2019-07-23T13:46:20.444Z", "2019-07-23T13:46:20.447Z", "2019-07-23T13:46:20.452Z", "2019-07-23T13:46:20.456Z", "2019-07-23T13:46:20.460Z", "2019-07-23T13:46:20.465Z", "2019-07-23T13:46:20.468Z", "2019-07-23T13:46:20.472Z", "2019-07-23T13:46:20.476Z", "2019-07-23T13:46:20.480Z", "2019-07-23T13:46:20.484Z", "2019-07-23T13:46:20.487Z", "2019-07-23T13:46:20.491Z", "2019-07-23T13:46:20.496Z", "2019-07-23T13:46:20.500Z", "2019-07-23T13:46:20.504Z", "2019-07-23T13:46:20.508Z", "2019-07-23T13:46:20.512Z", "2019-07-23T13:46:20.516Z", "2019-07-23T13:46:20.520Z", "2019-07-23T13:46:20.524Z", "2019-07-23T13:46:20.528Z", "2019-07-23T13:46:20.532Z", "2019-07-23T13:46:20.535Z", "2019-07-23T13:46:20.539Z", "2019-07-23T13:46:20.544Z", "2019-07-23T13:46:20.548Z", "2019-07-23T13:46:20.551Z", "2019-07-23T13:46:20.556Z", "2019-07-23T13:46:20.559Z", "2019-07-23T13:46:20.564Z", "2019-07-23T13:46:20.568Z", "2019-07-23T13:46:20.573Z", "2019-07-23T13:46:20.576Z", "2019-07-23T13:46:20.580Z", "2019-07-23T13:46:20.584Z", "2019-07-23T13:46:20.587Z", "2019-07-23T13:46:20.591Z", "2019-07-23T13:46:20.596Z", "2019-07-23T13:46:20.599Z", "2019-07-23T13:46:20.604Z", "2019-07-23T13:46:20.608Z", "2019-07-23T13:46:20.613Z", "2019-07-23T13:46:20.616Z", "2019-07-23T13:46:20.622Z"]</text:p>
          </table:table-cell>
          <table:table-cell/>
          <table:table-cell office:value-type="string" calcext:value-type="string">
            <text:p>Dashboard.vue:220 (47) ["2019-07-23T12:44:11.405Z", "2019-07-23T12:44:11.505Z", "2019-07-23T12:44:11.705Z", "2019-07-23T12:44:11.805Z", "2019-07-23T12:44:11.906Z", "2019-07-23T12:44:12.005Z", "2019-07-23T12:44:12.105Z", "2019-07-23T12:44:12.205Z", "2019-07-23T12:44:12.305Z", "2019-07-23T12:44:12.405Z", "2019-07-23T12:44:12.505Z", "2019-07-23T12:44:12.605Z", "2019-07-23T12:44:12.705Z", "2019-07-23T12:44:12.805Z", "2019-07-23T12:44:12.905Z", "2019-07-23T12:44:13.005Z", "2019-07-23T12:44:13.105Z", "2019-07-23T12:44:13.205Z", "2019-07-23T12:44:13.305Z", "2019-07-23T12:44:13.605Z", "2019-07-23T12:44:13.705Z", "2019-07-23T12:44:13.805Z", "2019-07-23T12:44:13.905Z", "2019-07-23T12:44:14.005Z", "2019-07-23T12:44:14.105Z", "2019-07-23T12:44:14.205Z", "2019-07-23T12:44:14.305Z", "2019-07-23T12:44:14.405Z", "2019-07-23T12:44:14.505Z", "2019-07-23T12:44:14.605Z", "2019-07-23T12:44:14.705Z", "2019-07-23T12:44:14.805Z", "2019-07-23T12:44:14.905Z", "2019-07-23T12:44:15.005Z", "2019-07-23T12:44:15.105Z", "2019-07-23T12:44:15.205Z", "2019-07-23T12:44:15.305Z", "2019-07-23T12:44:15.405Z", "2019-07-23T12:44:15.505Z", "2019-07-23T12:44:15.605Z", "2019-07-23T12:44:15.705Z", "2019-07-23T12:44:15.805Z", "2019-07-23T12:44:15.904Z", "2019-07-23T12:44:16.005Z", "2019-07-23T12:44:16.105Z", "2019-07-23T12:44:16.205Z", "2019-07-23T12:44:16.305Z"]</text:p>
          </table:table-cell>
          <table:table-cell office:value-type="string" calcext:value-type="string">
            <text:p>Dashboard.vue:220 (47) ["2019-07-23T12:50:46.248Z", "2019-07-23T12:50:46.347Z", "2019-07-23T12:50:46.397Z", "2019-07-23T12:50:46.447Z", "2019-07-23T12:50:46.498Z", "2019-07-23T12:50:46.548Z", "2019-07-23T12:50:46.597Z", "2019-07-23T12:50:46.647Z", "2019-07-23T12:50:46.697Z", "2019-07-23T12:50:46.748Z", "2019-07-23T12:50:46.797Z", "2019-07-23T12:50:46.847Z", "2019-07-23T12:50:46.898Z", "2019-07-23T12:50:46.948Z", "2019-07-23T12:50:46.998Z", "2019-07-23T12:50:47.047Z", "2019-07-23T12:50:47.098Z", "2019-07-23T12:50:47.147Z", "2019-07-23T12:50:47.198Z", "2019-07-23T12:50:47.248Z", "2019-07-23T12:50:47.297Z", "2019-07-23T12:50:47.347Z", "2019-07-23T12:50:47.398Z", "2019-07-23T12:50:47.447Z", "2019-07-23T12:50:47.497Z", "2019-07-23T12:50:47.548Z", "2019-07-23T12:50:47.697Z", "2019-07-23T12:50:47.747Z", "2019-07-23T12:50:47.797Z", "2019-07-23T12:50:47.847Z", "2019-07-23T12:50:47.897Z", "2019-07-23T12:50:47.947Z", "2019-07-23T12:50:47.997Z", "2019-07-23T12:50:48.048Z", "2019-07-23T12:50:48.097Z", "2019-07-23T12:50:48.147Z", "2019-07-23T12:50:48.197Z", "2019-07-23T12:50:48.247Z", "2019-07-23T12:50:48.297Z", "2019-07-23T12:50:48.347Z", "2019-07-23T12:50:48.398Z", "2019-07-23T12:50:48.448Z", "2019-07-23T12:50:48.497Z", "2019-07-23T12:50:48.548Z", "2019-07-23T12:50:48.597Z", "2019-07-23T12:50:48.648Z", "2019-07-23T12:50:48.698Z"]</text:p>
          </table:table-cell>
          <table:table-cell office:value-type="string" calcext:value-type="string">
            <text:p>Dashboard.vue:220 (47) ["2019-07-23T13:00:01.075Z", "2019-07-23T13:00:01.084Z", "2019-07-23T13:00:01.125Z", "2019-07-23T13:00:01.134Z", "2019-07-23T13:00:01.144Z", "2019-07-23T13:00:01.155Z", "2019-07-23T13:00:01.164Z", "2019-07-23T13:00:01.174Z", "2019-07-23T13:00:01.184Z", "2019-07-23T13:00:01.194Z", "2019-07-23T13:00:01.205Z", "2019-07-23T13:00:01.214Z", "2019-07-23T13:00:01.224Z", "2019-07-23T13:00:01.234Z", "2019-07-23T13:00:01.244Z", "2019-07-23T13:00:01.255Z", "2019-07-23T13:00:01.265Z", "2019-07-23T13:00:01.274Z", "2019-07-23T13:00:01.284Z", "2019-07-23T13:00:01.294Z", "2019-07-23T13:00:01.304Z", "2019-07-23T13:00:01.314Z", "2019-07-23T13:00:01.324Z", "2019-07-23T13:00:01.334Z", "2019-07-23T13:00:01.344Z", "2019-07-23T13:00:01.355Z", "2019-07-23T13:00:01.364Z", "2019-07-23T13:00:01.375Z", "2019-07-23T13:00:01.384Z", "2019-07-23T13:00:01.394Z", "2019-07-23T13:00:01.404Z", "2019-07-23T13:00:01.414Z", "2019-07-23T13:00:01.425Z", "2019-07-23T13:00:01.435Z", "2019-07-23T13:00:01.444Z", "2019-07-23T13:00:01.454Z", "2019-07-23T13:00:01.464Z", "2019-07-23T13:00:01.474Z", "2019-07-23T13:00:01.484Z", "2019-07-23T13:00:01.495Z", "2019-07-23T13:00:01.504Z", "2019-07-23T13:00:01.514Z", "2019-07-23T13:00:01.524Z", "2019-07-23T13:00:01.535Z", "2019-07-23T13:00:01.544Z", "2019-07-23T13:00:01.554Z", "2019-07-23T13:00:01.565Z"]</text:p>
          </table:table-cell>
          <table:table-cell office:value-type="string" calcext:value-type="string">
            <text:p>Dashboard.vue:220 (47) ["2019-07-23T13:06:31.270Z", "2019-07-23T13:06:31.284Z", "2019-07-23T13:06:31.296Z", "2019-07-23T13:06:31.299Z", "2019-07-23T13:06:31.305Z", "2019-07-23T13:06:31.309Z", "2019-07-23T13:06:31.314Z", "2019-07-23T13:06:31.319Z", "2019-07-23T13:06:31.326Z", "2019-07-23T13:06:31.329Z", "2019-07-23T13:06:31.334Z", "2019-07-23T13:06:31.339Z", "2019-07-23T13:06:31.344Z", "2019-07-23T13:06:31.350Z", "2019-07-23T13:06:31.354Z", "2019-07-23T13:06:31.359Z", "2019-07-23T13:06:31.364Z", "2019-07-23T13:06:31.370Z", "2019-07-23T13:06:31.374Z", "2019-07-23T13:06:31.379Z", "2019-07-23T13:06:31.384Z", "2019-07-23T13:06:31.389Z", "2019-07-23T13:06:31.395Z", "2019-07-23T13:06:31.399Z", "2019-07-23T13:06:31.404Z", "2019-07-23T13:06:31.409Z", "2019-07-23T13:06:31.413Z", "2019-07-23T13:06:31.418Z", "2019-07-23T13:06:31.424Z", "2019-07-23T13:06:31.429Z", "2019-07-23T13:06:31.434Z", "2019-07-23T13:06:31.444Z", "2019-07-23T13:06:31.445Z", "2019-07-23T13:06:31.450Z", "2019-07-23T13:06:31.456Z", "2019-07-23T13:06:31.460Z", "2019-07-23T13:06:31.464Z", "2019-07-23T13:06:31.469Z", "2019-07-23T13:06:31.474Z", "2019-07-23T13:06:31.479Z", "2019-07-23T13:06:31.484Z", "2019-07-23T13:06:31.489Z", "2019-07-23T13:06:31.494Z", "2019-07-23T13:06:31.499Z", "2019-07-23T13:06:31.504Z", "2019-07-23T13:06:31.510Z", "2019-07-23T13:06:31.514Z"]</text:p>
          </table:table-cell>
          <table:table-cell office:value-type="string" calcext:value-type="string">
            <text:p>Dashboard.vue:220 (47) ["2019-07-23T13:12:57.222Z", "2019-07-23T13:12:57.239Z", "2019-07-23T13:12:57.242Z", "2019-07-23T13:12:57.247Z", "2019-07-23T13:12:57.250Z", "2019-07-23T13:12:57.254Z", "2019-07-23T13:12:57.258Z", "2019-07-23T13:12:57.261Z", "2019-07-23T13:12:57.269Z", "2019-07-23T13:12:57.274Z", "2019-07-23T13:12:57.278Z", "2019-07-23T13:12:57.282Z", "2019-07-23T13:12:57.288Z", "2019-07-23T13:12:57.290Z", "2019-07-23T13:12:57.294Z", "2019-07-23T13:12:57.298Z", "2019-07-23T13:12:57.302Z", "2019-07-23T13:12:57.306Z", "2019-07-23T13:12:57.311Z", "2019-07-23T13:12:57.316Z", "2019-07-23T13:12:57.320Z", "2019-07-23T13:12:57.324Z", "2019-07-23T13:12:57.328Z", "2019-07-23T13:12:57.332Z", "2019-07-23T13:12:57.334Z", "2019-07-23T13:12:57.338Z", "2019-07-23T13:12:57.343Z", "2019-07-23T13:12:57.346Z", "2019-07-23T13:12:57.350Z", "2019-07-23T13:12:57.355Z", "2019-07-23T13:12:57.358Z", "2019-07-23T13:12:57.364Z", "2019-07-23T13:12:57.366Z", "2019-07-23T13:12:57.370Z", "2019-07-23T13:12:57.374Z", "2019-07-23T13:12:57.379Z", "2019-07-23T13:12:57.381Z", "2019-07-23T13:12:57.386Z", "2019-07-23T13:12:57.390Z", "2019-07-23T13:12:57.393Z", "2019-07-23T13:12:57.399Z", "2019-07-23T13:12:57.402Z", "2019-07-23T13:12:57.407Z", "2019-07-23T13:12:57.409Z", "2019-07-23T13:12:57.420Z", "2019-07-23T13:12:57.426Z", "2019-07-23T13:12:57.430Z"]</text:p>
          </table:table-cell>
          <table:table-cell office:value-type="string" calcext:value-type="string">
            <text:p>Dashboard.vue:220 (47) ["2019-07-23T13:21:35.218Z", "2019-07-23T13:21:35.222Z", "2019-07-23T13:21:35.235Z", "2019-07-23T13:21:35.240Z", "2019-07-23T13:21:35.243Z", "2019-07-23T13:21:35.248Z", "2019-07-23T13:21:35.251Z", "2019-07-23T13:21:35.255Z", "2019-07-23T13:21:35.259Z", "2019-07-23T13:21:35.264Z", "2019-07-23T13:21:35.267Z", "2019-07-23T13:21:35.271Z", "2019-07-23T13:21:35.275Z", "2019-07-23T13:21:35.279Z", "2019-07-23T13:21:35.284Z", "2019-07-23T13:21:35.288Z", "2019-07-23T13:21:35.291Z", "2019-07-23T13:21:35.296Z", "2019-07-23T13:21:35.299Z", "2019-07-23T13:21:35.303Z", "2019-07-23T13:21:35.307Z", "2019-07-23T13:21:35.312Z", "2019-07-23T13:21:35.315Z", "2019-07-23T13:21:35.319Z", "2019-07-23T13:21:35.323Z", "2019-07-23T13:21:35.327Z", "2019-07-23T13:21:35.331Z", "2019-07-23T13:21:35.336Z", "2019-07-23T13:21:35.339Z", "2019-07-23T13:21:35.343Z", "2019-07-23T13:21:35.347Z", "2019-07-23T13:21:35.352Z", "2019-07-23T13:21:35.356Z", "2019-07-23T13:21:35.360Z", "2019-07-23T13:21:35.364Z", "2019-07-23T13:21:35.367Z", "2019-07-23T13:21:35.371Z", "2019-07-23T13:21:35.376Z", "2019-07-23T13:21:35.380Z", "2019-07-23T13:21:35.383Z", "2019-07-23T13:21:35.387Z", "2019-07-23T13:21:35.392Z", "2019-07-23T13:21:35.395Z", "2019-07-23T13:21:35.400Z", "2019-07-23T13:21:35.404Z", "2019-07-23T13:21:35.407Z", "2019-07-23T13:21:35.412Z"]</text:p>
          </table:table-cell>
          <table:table-cell/>
          <table:table-cell office:value-type="string" calcext:value-type="string">
            <text:p>Dashboard.vue:212 2019-07-23T12:20:17.953Z</text:p>
          </table:table-cell>
          <table:table-cell office:value-type="string" calcext:value-type="string">
            <text:p>Dashboard.vue:212 2019-07-23T12:24:11.516Z</text:p>
          </table:table-cell>
          <table:table-cell office:value-type="string" calcext:value-type="string">
            <text:p>Dashboard.vue:220 (47) ["2019-07-23T12:25:07.071Z", "2019-07-23T12:25:07.081Z", "2019-07-23T12:25:07.092Z", "2019-07-23T12:25:07.101Z", "2019-07-23T12:25:07.111Z", "2019-07-23T12:25:07.121Z", "2019-07-23T12:25:07.131Z", "2019-07-23T12:25:07.141Z", "2019-07-23T12:25:07.151Z", "2019-07-23T12:25:07.161Z", "2019-07-23T12:25:07.171Z", "2019-07-23T12:25:07.181Z", "2019-07-23T12:25:07.191Z", "2019-07-23T12:25:07.202Z", "2019-07-23T12:25:07.211Z", "2019-07-23T12:25:07.221Z", "2019-07-23T12:25:07.232Z", "2019-07-23T12:25:07.241Z", "2019-07-23T12:25:07.251Z", "2019-07-23T12:25:07.261Z", "2019-07-23T12:25:07.271Z", "2019-07-23T12:25:07.281Z", "2019-07-23T12:25:07.291Z", "2019-07-23T12:25:07.301Z", "2019-07-23T12:25:07.312Z", "2019-07-23T12:25:07.321Z", "2019-07-23T12:25:07.331Z", "2019-07-23T12:25:07.341Z", "2019-07-23T12:25:07.351Z", "2019-07-23T12:25:07.361Z", "2019-07-23T12:25:07.372Z", "2019-07-23T12:25:07.381Z", "2019-07-23T12:25:07.391Z", "2019-07-23T12:25:07.402Z", "2019-07-23T12:25:07.411Z", "2019-07-23T12:25:07.421Z", "2019-07-23T12:25:07.431Z", "2019-07-23T12:25:07.441Z", "2019-07-23T12:25:07.452Z", "2019-07-23T12:25:07.461Z", "2019-07-23T12:25:07.471Z", "2019-07-23T12:25:07.481Z", "2019-07-23T12:25:07.491Z", "2019-07-23T12:25:07.501Z", "2019-07-23T12:25:07.512Z", "2019-07-23T12:25:07.521Z", "2019-07-23T12:25:07.532Z"]</text:p>
          </table:table-cell>
          <table:table-cell office:value-type="string" calcext:value-type="string">
            <text:p>Dashboard.vue:220 (47) ["2019-07-23T12:25:58.387Z", "2019-07-23T12:25:58.393Z", "2019-07-23T12:25:58.397Z", "2019-07-23T12:25:58.403Z", "2019-07-23T12:25:58.408Z", "2019-07-23T12:25:58.413Z", "2019-07-23T12:25:58.417Z", "2019-07-23T12:25:58.422Z", "2019-07-23T12:25:58.427Z", "2019-07-23T12:25:58.433Z", "2019-07-23T12:25:58.437Z", "2019-07-23T12:25:58.442Z", "2019-07-23T12:25:58.447Z", "2019-07-23T12:25:58.453Z", "2019-07-23T12:25:58.458Z", "2019-07-23T12:25:58.462Z", "2019-07-23T12:25:58.468Z", "2019-07-23T12:25:58.472Z", "2019-07-23T12:25:58.478Z", "2019-07-23T12:25:58.482Z", "2019-07-23T12:25:58.487Z", "2019-07-23T12:25:58.492Z", "2019-07-23T12:25:58.498Z", "2019-07-23T12:25:58.502Z", "2019-07-23T12:25:58.507Z", "2019-07-23T12:25:58.513Z", "2019-07-23T12:25:58.517Z", "2019-07-23T12:25:58.523Z", "2019-07-23T12:25:58.527Z", "2019-07-23T12:25:58.532Z", "2019-07-23T12:25:58.537Z", "2019-07-23T12:25:58.543Z", "2019-07-23T12:25:58.548Z", "2019-07-23T12:25:58.552Z", "2019-07-23T12:25:58.557Z", "2019-07-23T12:25:58.562Z", "2019-07-23T12:25:58.567Z", "2019-07-23T12:25:58.572Z", "2019-07-23T12:25:58.577Z", "2019-07-23T12:25:58.582Z", "2019-07-23T12:25:58.588Z", "2019-07-23T12:25:58.592Z", "2019-07-23T12:25:58.597Z", "2019-07-23T12:25:58.602Z", "2019-07-23T12:25:58.608Z", "2019-07-23T12:25:58.613Z", "2019-07-23T12:25:58.618Z"]</text:p>
          </table:table-cell>
          <table:table-cell office:value-type="string" calcext:value-type="string">
            <text:p>Dashboard.vue:220 (47) ["2019-07-23T12:26:34.214Z", "2019-07-23T12:26:34.218Z", "2019-07-23T12:26:34.221Z", "2019-07-23T12:26:34.226Z", "2019-07-23T12:26:34.230Z", "2019-07-23T12:26:34.233Z", "2019-07-23T12:26:34.238Z", "2019-07-23T12:26:34.241Z", "2019-07-23T12:26:34.246Z", "2019-07-23T12:26:34.250Z", "2019-07-23T12:26:34.254Z", "2019-07-23T12:26:34.258Z", "2019-07-23T12:26:34.261Z", "2019-07-23T12:26:34.266Z", "2019-07-23T12:26:34.270Z", "2019-07-23T12:26:34.274Z", "2019-07-23T12:26:34.278Z", "2019-07-23T12:26:34.282Z", "2019-07-23T12:26:34.286Z", "2019-07-23T12:26:34.290Z", "2019-07-23T12:26:34.294Z", "2019-07-23T12:26:34.297Z", "2019-07-23T12:26:34.302Z", "2019-07-23T12:26:34.306Z", "2019-07-23T12:26:34.309Z", "2019-07-23T12:26:34.313Z", "2019-07-23T12:26:34.318Z", "2019-07-23T12:26:34.322Z", "2019-07-23T12:26:34.326Z", "2019-07-23T12:26:34.329Z", "2019-07-23T12:26:34.333Z", "2019-07-23T12:26:34.337Z", "2019-07-23T12:26:34.342Z", "2019-07-23T12:26:34.346Z", "2019-07-23T12:26:34.350Z", "2019-07-23T12:26:34.354Z", "2019-07-23T12:26:34.357Z", "2019-07-23T12:26:34.361Z", "2019-07-23T12:26:34.366Z", "2019-07-23T12:26:34.369Z", "2019-07-23T12:26:34.373Z", "2019-07-23T12:26:34.378Z", "2019-07-23T12:26:34.382Z", "2019-07-23T12:26:34.386Z", "2019-07-23T12:26:34.390Z", "2019-07-23T12:26:34.393Z", "2019-07-23T12:26:34.398Z"]</text:p>
          </table:table-cell>
          <table:table-cell office:value-type="string" calcext:value-type="string">
            <text:p>Dashboard.vue:220 (47) ["2019-07-23T12:27:08.239Z", "2019-07-23T12:27:08.243Z", "2019-07-23T12:27:08.247Z", "2019-07-23T12:27:08.251Z", "2019-07-23T12:27:08.255Z", "2019-07-23T12:27:08.258Z", "2019-07-23T12:27:08.262Z", "2019-07-23T12:27:08.267Z", "2019-07-23T12:27:08.271Z", "2019-07-23T12:27:08.275Z", "2019-07-23T12:27:08.278Z", "2019-07-23T12:27:08.282Z", "2019-07-23T12:27:08.286Z", "2019-07-23T12:27:08.290Z", "2019-07-23T12:27:08.295Z", "2019-07-23T12:27:08.299Z", "2019-07-23T12:27:08.303Z", "2019-07-23T12:27:08.306Z", "2019-07-23T12:27:08.310Z", "2019-07-23T12:27:08.314Z", "2019-07-23T12:27:08.318Z", "2019-07-23T12:27:08.323Z", "2019-07-23T12:27:08.327Z", "2019-07-23T12:27:08.331Z", "2019-07-23T12:27:08.334Z", "2019-07-23T12:27:08.339Z", "2019-07-23T12:27:08.342Z", "2019-07-23T12:27:08.346Z", "2019-07-23T12:27:08.350Z", "2019-07-23T12:27:08.354Z", "2019-07-23T12:27:08.359Z", "2019-07-23T12:27:08.362Z", "2019-07-23T12:27:08.366Z", "2019-07-23T12:27:08.370Z", "2019-07-23T12:27:08.375Z", "2019-07-23T12:27:08.379Z", "2019-07-23T12:27:08.382Z", "2019-07-23T12:27:08.387Z", "2019-07-23T12:27:08.391Z", "2019-07-23T12:27:08.395Z", "2019-07-23T12:27:08.399Z", "2019-07-23T12:27:08.402Z", "2019-07-23T12:27:08.406Z", "2019-07-23T12:27:08.410Z", "2019-07-23T12:27:08.415Z", "2019-07-23T12:27:08.418Z", "2019-07-23T12:27:08.422Z"]</text:p>
          </table:table-cell>
        </table:table-row>
        <table:table-row table:style-name="ro1">
          <table:table-cell/>
          <table:table-cell office:value-type="string" calcext:value-type="string">
            <text:p>Dashboard.vue:219 tumpukan yang belum diterima : 46</text:p>
          </table:table-cell>
          <table:table-cell office:value-type="string" calcext:value-type="string">
            <text:p>Dashboard.vue:211 8899</text:p>
          </table:table-cell>
          <table:table-cell office:value-type="string" calcext:value-type="string">
            <text:p>Dashboard.vue:211 19776</text:p>
          </table:table-cell>
          <table:table-cell office:value-type="string" calcext:value-type="string">
            <text:p>Dashboard.vue:211 18726</text:p>
          </table:table-cell>
          <table:table-cell office:value-type="string" calcext:value-type="string">
            <text:p>Dashboard.vue:211 18290</text:p>
          </table:table-cell>
          <table:table-cell office:value-type="string" calcext:value-type="string">
            <text:p>Dashboard.vue:211 18575</text:p>
          </table:table-cell>
          <table:table-cell/>
          <table:table-cell office:value-type="string" calcext:value-type="string">
            <text:p>Dashboard.vue:211 684</text:p>
          </table:table-cell>
          <table:table-cell office:value-type="string" calcext:value-type="string">
            <text:p>Dashboard.vue:211 663</text:p>
          </table:table-cell>
          <table:table-cell office:value-type="string" calcext:value-type="string">
            <text:p>Dashboard.vue:211 1096</text:p>
          </table:table-cell>
          <table:table-cell office:value-type="string" calcext:value-type="string">
            <text:p>Dashboard.vue:211 1347</text:p>
          </table:table-cell>
          <table:table-cell office:value-type="string" calcext:value-type="string">
            <text:p>Dashboard.vue:211 1392</text:p>
          </table:table-cell>
          <table:table-cell office:value-type="string" calcext:value-type="string">
            <text:p>Dashboard.vue:211 790</text:p>
          </table:table-cell>
          <table:table-cell/>
          <table:table-cell office:value-type="string" calcext:value-type="string">
            <text:p>Dashboard.vue:211 33307</text:p>
          </table:table-cell>
          <table:table-cell office:value-type="string" calcext:value-type="string">
            <text:p>Dashboard.vue:211 40476</text:p>
          </table:table-cell>
          <table:table-cell office:value-type="string" calcext:value-type="string">
            <text:p>Dashboard.vue:211 54312</text:p>
          </table:table-cell>
          <table:table-cell office:value-type="string" calcext:value-type="string">
            <text:p>Dashboard.vue:211 48511</text:p>
          </table:table-cell>
          <table:table-cell office:value-type="string" calcext:value-type="string">
            <text:p>Dashboard.vue:211 50247</text:p>
          </table:table-cell>
          <table:table-cell office:value-type="string" calcext:value-type="string">
            <text:p>Dashboard.vue:211 55847</text:p>
          </table:table-cell>
          <table:table-cell/>
          <table:table-cell office:value-type="string" calcext:value-type="string">
            <text:p>Dashboard.vue:211 832</text:p>
          </table:table-cell>
          <table:table-cell office:value-type="string" calcext:value-type="string">
            <text:p>Dashboard.vue:211 1125</text:p>
          </table:table-cell>
          <table:table-cell office:value-type="string" calcext:value-type="string">
            <text:p>Dashboard.vue:211 647</text:p>
          </table:table-cell>
          <table:table-cell office:value-type="string" calcext:value-type="string">
            <text:p>Dashboard.vue:211 907</text:p>
          </table:table-cell>
          <table:table-cell office:value-type="string" calcext:value-type="string">
            <text:p>Dashboard.vue:211 1016</text:p>
          </table:table-cell>
          <table:table-cell office:value-type="string" calcext:value-type="string">
            <text:p>Dashboard.vue:211 1188</text:p>
          </table:table-cell>
        </table:table-row>
        <table:table-row table:style-name="ro1">
          <table:table-cell/>
          <table:table-cell office:value-type="string" calcext:value-type="string">
            <text:p>Dashboard.vue:220 (46) ["2019-07-23T13:19:23.671Z", "2019-07-23T13:19:23.972Z", "2019-07-23T13:19:24.070Z", "2019-07-23T13:19:24.171Z", "2019-07-23T13:19:24.271Z", "2019-07-23T13:19:24.370Z", "2019-07-23T13:19:24.470Z", "2019-07-23T13:19:24.571Z", "2019-07-23T13:19:24.671Z", "2019-07-23T13:19:24.771Z", "2019-07-23T13:19:25.070Z", "2019-07-23T13:19:25.171Z", "2019-07-23T13:19:25.271Z", "2019-07-23T13:19:25.371Z", "2019-07-23T13:19:25.470Z", "2019-07-23T13:19:25.571Z", "2019-07-23T13:19:25.671Z", "2019-07-23T13:19:25.770Z", "2019-07-23T13:19:25.870Z", "2019-07-23T13:19:25.970Z", "2019-07-23T13:19:26.070Z", "2019-07-23T13:19:26.171Z", "2019-07-23T13:19:26.270Z", "2019-07-23T13:19:26.371Z", "2019-07-23T13:19:26.470Z", "2019-07-23T13:19:26.570Z", "2019-07-23T13:19:26.671Z", "2019-07-23T13:19:26.771Z", "2019-07-23T13:19:26.872Z", "2019-07-23T13:19:26.971Z", "2019-07-23T13:19:27.070Z", "2019-07-23T13:19:27.171Z", "2019-07-23T13:19:27.271Z", "2019-07-23T13:19:27.370Z", "2019-07-23T13:19:27.470Z", "2019-07-23T13:19:27.571Z", "2019-07-23T13:19:27.671Z", "2019-07-23T13:19:27.770Z", "2019-07-23T13:19:27.871Z", "2019-07-23T13:19:27.971Z", "2019-07-23T13:19:28.070Z", "2019-07-23T13:19:28.171Z", "2019-07-23T13:19:28.271Z", "2019-07-23T13:19:28.370Z", "2019-07-23T13:19:28.481Z", "2019-07-23T13:19:28.571Z"]</text:p>
          </table:table-cell>
          <table:table-cell office:value-type="string" calcext:value-type="string">
            <text:p>Dashboard.vue:212 2019-07-23T13:25:39.424Z</text:p>
          </table:table-cell>
          <table:table-cell office:value-type="string" calcext:value-type="string">
            <text:p>Dashboard.vue:212 2019-07-23T13:29:03.900Z</text:p>
          </table:table-cell>
          <table:table-cell office:value-type="string" calcext:value-type="string">
            <text:p>Dashboard.vue:212 2019-07-23T13:32:40.526Z</text:p>
          </table:table-cell>
          <table:table-cell office:value-type="string" calcext:value-type="string">
            <text:p>Dashboard.vue:212 2019-07-23T13:35:03.715Z</text:p>
          </table:table-cell>
          <table:table-cell office:value-type="string" calcext:value-type="string">
            <text:p>Dashboard.vue:212 2019-07-23T13:38:37.352Z</text:p>
          </table:table-cell>
          <table:table-cell/>
          <table:table-cell office:value-type="string" calcext:value-type="string">
            <text:p>Dashboard.vue:212 2019-07-23T13:42:18.763Z</text:p>
          </table:table-cell>
          <table:table-cell office:value-type="string" calcext:value-type="string">
            <text:p>Dashboard.vue:212 2019-07-23T13:43:07.094Z</text:p>
          </table:table-cell>
          <table:table-cell office:value-type="string" calcext:value-type="string">
            <text:p>Dashboard.vue:212 2019-07-23T13:43:53.784Z</text:p>
          </table:table-cell>
          <table:table-cell office:value-type="string" calcext:value-type="string">
            <text:p>Dashboard.vue:212 2019-07-23T13:44:45.917Z</text:p>
          </table:table-cell>
          <table:table-cell office:value-type="string" calcext:value-type="string">
            <text:p>Dashboard.vue:212 2019-07-23T13:45:33.215Z</text:p>
          </table:table-cell>
          <table:table-cell office:value-type="string" calcext:value-type="string">
            <text:p>Dashboard.vue:212 2019-07-23T13:46:20.437Z</text:p>
          </table:table-cell>
          <table:table-cell/>
          <table:table-cell office:value-type="string" calcext:value-type="string">
            <text:p>Dashboard.vue:212 2019-07-23T12:44:13.705Z</text:p>
          </table:table-cell>
          <table:table-cell office:value-type="string" calcext:value-type="string">
            <text:p>Dashboard.vue:212 2019-07-23T12:50:47.747Z</text:p>
          </table:table-cell>
          <table:table-cell office:value-type="string" calcext:value-type="string">
            <text:p>Dashboard.vue:212 2019-07-23T13:00:01.125Z</text:p>
          </table:table-cell>
          <table:table-cell office:value-type="string" calcext:value-type="string">
            <text:p>Dashboard.vue:212 2019-07-23T13:06:31.284Z</text:p>
          </table:table-cell>
          <table:table-cell office:value-type="string" calcext:value-type="string">
            <text:p>Dashboard.vue:212 2019-07-23T13:12:57.239Z</text:p>
          </table:table-cell>
          <table:table-cell office:value-type="string" calcext:value-type="string">
            <text:p>Dashboard.vue:212 2019-07-23T13:21:35.235Z</text:p>
          </table:table-cell>
          <table:table-cell/>
          <table:table-cell office:value-type="string" calcext:value-type="string">
            <text:p>Dashboard.vue:212 2019-07-23T12:20:18.054Z</text:p>
          </table:table-cell>
          <table:table-cell office:value-type="string" calcext:value-type="string">
            <text:p>Dashboard.vue:212 2019-07-23T12:24:11.565Z</text:p>
          </table:table-cell>
          <table:table-cell office:value-type="string" calcext:value-type="string">
            <text:p>Dashboard.vue:212 2019-07-23T12:25:07.071Z</text:p>
          </table:table-cell>
          <table:table-cell office:value-type="string" calcext:value-type="string">
            <text:p>Dashboard.vue:212 2019-07-23T12:25:58.387Z</text:p>
          </table:table-cell>
          <table:table-cell office:value-type="string" calcext:value-type="string">
            <text:p>Dashboard.vue:212 2019-07-23T12:26:34.214Z</text:p>
          </table:table-cell>
          <table:table-cell office:value-type="string" calcext:value-type="string">
            <text:p>Dashboard.vue:212 2019-07-23T12:27:08.239Z</text:p>
          </table:table-cell>
        </table:table-row>
        <table:table-row table:style-name="ro1">
          <table:table-cell/>
          <table:table-cell office:value-type="string" calcext:value-type="string">
            <text:p>Dashboard.vue:211 4823</text:p>
          </table:table-cell>
          <table:table-cell table:number-columns-repeated="5" office:value-type="string" calcext:value-type="string">
            <text:p>Dashboard.vue:219 tumpukan yang belum diterima : 46</text:p>
          </table:table-cell>
          <table:table-cell/>
          <table:table-cell office:value-type="string" calcext:value-type="string">
            <text:p>Dashboard.vue:211 597</text:p>
          </table:table-cell>
          <table:table-cell office:value-type="string" calcext:value-type="string">
            <text:p>Dashboard.vue:211 621</text:p>
          </table:table-cell>
          <table:table-cell table:number-columns-repeated="4" office:value-type="string" calcext:value-type="string">
            <text:p>Dashboard.vue:219 tumpukan yang belum diterima : 46</text:p>
          </table:table-cell>
          <table:table-cell/>
          <table:table-cell table:number-columns-repeated="6" office:value-type="string" calcext:value-type="string">
            <text:p>Dashboard.vue:219 tumpukan yang belum diterima : 46</text:p>
          </table:table-cell>
          <table:table-cell/>
          <table:table-cell office:value-type="string" calcext:value-type="string">
            <text:p>Dashboard.vue:211 757</text:p>
          </table:table-cell>
          <table:table-cell office:value-type="string" calcext:value-type="string">
            <text:p>Dashboard.vue:211 1312</text:p>
          </table:table-cell>
          <table:table-cell table:number-columns-repeated="4" office:value-type="string" calcext:value-type="string">
            <text:p>Dashboard.vue:219 tumpukan yang belum diterima : 46</text:p>
          </table:table-cell>
        </table:table-row>
        <table:table-row table:style-name="ro1">
          <table:table-cell/>
          <table:table-cell office:value-type="string" calcext:value-type="string">
            <text:p>Dashboard.vue:212 2019-07-23T13:19:25.070Z</text:p>
          </table:table-cell>
          <table:table-cell office:value-type="string" calcext:value-type="string">
            <text:p>Dashboard.vue:220 (46) ["2019-07-23T13:25:38.275Z", "2019-07-23T13:25:38.424Z", "2019-07-23T13:25:38.474Z", "2019-07-23T13:25:38.524Z", "2019-07-23T13:25:38.574Z", "2019-07-23T13:25:38.624Z", "2019-07-23T13:25:38.674Z", "2019-07-23T13:25:38.724Z", "2019-07-23T13:25:38.774Z", "2019-07-23T13:25:38.824Z", "2019-07-23T13:25:38.874Z", "2019-07-23T13:25:38.924Z", "2019-07-23T13:25:38.975Z", "2019-07-23T13:25:39.024Z", "2019-07-23T13:25:39.074Z", "2019-07-23T13:25:39.124Z", "2019-07-23T13:25:39.173Z", "2019-07-23T13:25:39.224Z", "2019-07-23T13:25:39.274Z", "2019-07-23T13:25:39.324Z", "2019-07-23T13:25:39.375Z", "2019-07-23T13:25:39.525Z", "2019-07-23T13:25:39.574Z", "2019-07-23T13:25:39.624Z", "2019-07-23T13:25:39.674Z", "2019-07-23T13:25:39.724Z", "2019-07-23T13:25:39.775Z", "2019-07-23T13:25:39.824Z", "2019-07-23T13:25:39.874Z", "2019-07-23T13:25:39.924Z", "2019-07-23T13:25:39.975Z", "2019-07-23T13:25:40.024Z", "2019-07-23T13:25:40.073Z", "2019-07-23T13:25:40.124Z", "2019-07-23T13:25:40.174Z", "2019-07-23T13:25:40.224Z", "2019-07-23T13:25:40.274Z", "2019-07-23T13:25:40.325Z", "2019-07-23T13:25:40.375Z", "2019-07-23T13:25:40.424Z", "2019-07-23T13:25:40.475Z", "2019-07-23T13:25:40.524Z", "2019-07-23T13:25:40.574Z", "2019-07-23T13:25:40.624Z", "2019-07-23T13:25:40.674Z", "2019-07-23T13:25:40.724Z"]</text:p>
          </table:table-cell>
          <table:table-cell office:value-type="string" calcext:value-type="string">
            <text:p>Dashboard.vue:220 (46) ["2019-07-23T13:29:03.861Z", "2019-07-23T13:29:03.910Z", "2019-07-23T13:29:03.920Z", "2019-07-23T13:29:03.930Z", "2019-07-23T13:29:03.941Z", "2019-07-23T13:29:03.950Z", "2019-07-23T13:29:03.960Z", "2019-07-23T13:29:03.971Z", "2019-07-23T13:29:03.981Z", "2019-07-23T13:29:03.991Z", "2019-07-23T13:29:04.001Z", "2019-07-23T13:29:04.011Z", "2019-07-23T13:29:04.020Z", "2019-07-23T13:29:04.030Z", "2019-07-23T13:29:04.040Z", "2019-07-23T13:29:04.051Z", "2019-07-23T13:29:04.060Z", "2019-07-23T13:29:04.071Z", "2019-07-23T13:29:04.080Z", "2019-07-23T13:29:04.091Z", "2019-07-23T13:29:04.101Z", "2019-07-23T13:29:04.111Z", "2019-07-23T13:29:04.120Z", "2019-07-23T13:29:04.131Z", "2019-07-23T13:29:04.141Z", "2019-07-23T13:29:04.151Z", "2019-07-23T13:29:04.161Z", "2019-07-23T13:29:04.171Z", "2019-07-23T13:29:04.181Z", "2019-07-23T13:29:04.190Z", "2019-07-23T13:29:04.201Z", "2019-07-23T13:29:04.210Z", "2019-07-23T13:29:04.220Z", "2019-07-23T13:29:04.231Z", "2019-07-23T13:29:04.240Z", "2019-07-23T13:29:04.251Z", "2019-07-23T13:29:04.260Z", "2019-07-23T13:29:04.270Z", "2019-07-23T13:29:04.281Z", "2019-07-23T13:29:04.291Z", "2019-07-23T13:29:04.301Z", "2019-07-23T13:29:04.311Z", "2019-07-23T13:29:04.320Z", "2019-07-23T13:29:04.331Z", "2019-07-23T13:29:04.340Z", "2019-07-23T13:29:04.350Z"]</text:p>
          </table:table-cell>
          <table:table-cell office:value-type="string" calcext:value-type="string">
            <text:p>Dashboard.vue:220 (46) ["2019-07-23T13:32:40.507Z", "2019-07-23T13:32:40.531Z", "2019-07-23T13:32:40.535Z", "2019-07-23T13:32:40.541Z", "2019-07-23T13:32:40.546Z", "2019-07-23T13:32:40.551Z", "2019-07-23T13:32:40.556Z", "2019-07-23T13:32:40.561Z", "2019-07-23T13:32:40.566Z", "2019-07-23T13:32:40.571Z", "2019-07-23T13:32:40.576Z", "2019-07-23T13:32:40.581Z", "2019-07-23T13:32:40.585Z", "2019-07-23T13:32:40.591Z", "2019-07-23T13:32:40.596Z", "2019-07-23T13:32:40.600Z", "2019-07-23T13:32:40.606Z", "2019-07-23T13:32:40.611Z", "2019-07-23T13:32:40.615Z", "2019-07-23T13:32:40.620Z", "2019-07-23T13:32:40.625Z", "2019-07-23T13:32:40.631Z", "2019-07-23T13:32:40.636Z", "2019-07-23T13:32:40.641Z", "2019-07-23T13:32:40.646Z", "2019-07-23T13:32:40.651Z", "2019-07-23T13:32:40.656Z", "2019-07-23T13:32:40.661Z", "2019-07-23T13:32:40.665Z", "2019-07-23T13:32:40.671Z", "2019-07-23T13:32:40.676Z", "2019-07-23T13:32:40.681Z", "2019-07-23T13:32:40.686Z", "2019-07-23T13:32:40.690Z", "2019-07-23T13:32:40.700Z", "2019-07-23T13:32:40.703Z", "2019-07-23T13:32:40.707Z", "2019-07-23T13:32:40.711Z", "2019-07-23T13:32:40.716Z", "2019-07-23T13:32:40.722Z", "2019-07-23T13:32:40.726Z", "2019-07-23T13:32:40.730Z", "2019-07-23T13:32:40.736Z", "2019-07-23T13:32:40.741Z", "2019-07-23T13:32:40.745Z", "2019-07-23T13:32:40.750Z"]</text:p>
          </table:table-cell>
          <table:table-cell office:value-type="string" calcext:value-type="string">
            <text:p>Dashboard.vue:220 (46) ["2019-07-23T13:35:03.700Z", "2019-07-23T13:35:03.720Z", "2019-07-23T13:35:03.723Z", "2019-07-23T13:35:03.727Z", "2019-07-23T13:35:03.731Z", "2019-07-23T13:35:03.735Z", "2019-07-23T13:35:03.739Z", "2019-07-23T13:35:03.743Z", "2019-07-23T13:35:03.747Z", "2019-07-23T13:35:03.751Z", "2019-07-23T13:35:03.755Z", "2019-07-23T13:35:03.759Z", "2019-07-23T13:35:03.763Z", "2019-07-23T13:35:03.767Z", "2019-07-23T13:35:03.771Z", "2019-07-23T13:35:03.775Z", "2019-07-23T13:35:03.779Z", "2019-07-23T13:35:03.783Z", "2019-07-23T13:35:03.787Z", "2019-07-23T13:35:03.791Z", "2019-07-23T13:35:03.795Z", "2019-07-23T13:35:03.799Z", "2019-07-23T13:35:03.803Z", "2019-07-23T13:35:03.807Z", "2019-07-23T13:35:03.811Z", "2019-07-23T13:35:03.815Z", "2019-07-23T13:35:03.819Z", "2019-07-23T13:35:03.824Z", "2019-07-23T13:35:03.827Z", "2019-07-23T13:35:03.831Z", "2019-07-23T13:35:03.835Z", "2019-07-23T13:35:03.839Z", "2019-07-23T13:35:03.843Z", "2019-07-23T13:35:03.847Z", "2019-07-23T13:35:03.851Z", "2019-07-23T13:35:03.855Z", "2019-07-23T13:35:03.859Z", "2019-07-23T13:35:03.863Z", "2019-07-23T13:35:03.867Z", "2019-07-23T13:35:03.871Z", "2019-07-23T13:35:03.875Z", "2019-07-23T13:35:03.879Z", "2019-07-23T13:35:03.883Z", "2019-07-23T13:35:03.887Z", "2019-07-23T13:35:03.891Z", "2019-07-23T13:35:03.895Z"]</text:p>
          </table:table-cell>
          <table:table-cell office:value-type="string" calcext:value-type="string">
            <text:p>Dashboard.vue:220 (46) ["2019-07-23T13:38:37.339Z", "2019-07-23T13:38:37.362Z", "2019-07-23T13:38:37.364Z", "2019-07-23T13:38:37.368Z", "2019-07-23T13:38:37.372Z", "2019-07-23T13:38:37.376Z", "2019-07-23T13:38:37.380Z", "2019-07-23T13:38:37.384Z", "2019-07-23T13:38:37.388Z", "2019-07-23T13:38:37.392Z", "2019-07-23T13:38:37.396Z", "2019-07-23T13:38:37.400Z", "2019-07-23T13:38:37.405Z", "2019-07-23T13:38:37.408Z", "2019-07-23T13:38:37.412Z", "2019-07-23T13:38:37.419Z", "2019-07-23T13:38:37.421Z", "2019-07-23T13:38:37.424Z", "2019-07-23T13:38:37.428Z", "2019-07-23T13:38:37.432Z", "2019-07-23T13:38:37.436Z", "2019-07-23T13:38:37.443Z", "2019-07-23T13:38:37.445Z", "2019-07-23T13:38:37.448Z", "2019-07-23T13:38:37.452Z", "2019-07-23T13:38:37.456Z", "2019-07-23T13:38:37.461Z", "2019-07-23T13:38:37.465Z", "2019-07-23T13:38:37.468Z", "2019-07-23T13:38:37.473Z", "2019-07-23T13:38:37.476Z", "2019-07-23T13:38:37.480Z", "2019-07-23T13:38:37.484Z", "2019-07-23T13:38:37.489Z", "2019-07-23T13:38:37.492Z", "2019-07-23T13:38:37.496Z", "2019-07-23T13:38:37.500Z", "2019-07-23T13:38:37.504Z", "2019-07-23T13:38:37.509Z", "2019-07-23T13:38:37.518Z", "2019-07-23T13:38:37.520Z", "2019-07-23T13:38:37.526Z", "2019-07-23T13:38:37.528Z", "2019-07-23T13:38:37.533Z", "2019-07-23T13:38:37.537Z", "2019-07-23T13:38:37.541Z"]</text:p>
          </table:table-cell>
          <table:table-cell/>
          <table:table-cell office:value-type="string" calcext:value-type="string">
            <text:p>Dashboard.vue:212 2019-07-23T13:42:18.863Z</text:p>
          </table:table-cell>
          <table:table-cell office:value-type="string" calcext:value-type="string">
            <text:p>Dashboard.vue:212 2019-07-23T13:43:07.144Z</text:p>
          </table:table-cell>
          <table:table-cell office:value-type="string" calcext:value-type="string">
            <text:p>Dashboard.vue:220 (46) ["2019-07-23T13:43:53.794Z", "2019-07-23T13:43:53.804Z", "2019-07-23T13:43:53.813Z", "2019-07-23T13:43:53.824Z", "2019-07-23T13:43:53.834Z", "2019-07-23T13:43:53.844Z", "2019-07-23T13:43:53.854Z", "2019-07-23T13:43:53.864Z", "2019-07-23T13:43:53.874Z", "2019-07-23T13:43:53.884Z", "2019-07-23T13:43:53.894Z", "2019-07-23T13:43:53.904Z", "2019-07-23T13:43:53.914Z", "2019-07-23T13:43:53.924Z", "2019-07-23T13:43:53.934Z", "2019-07-23T13:43:53.944Z", "2019-07-23T13:43:53.954Z", "2019-07-23T13:43:53.964Z", "2019-07-23T13:43:53.974Z", "2019-07-23T13:43:53.984Z", "2019-07-23T13:43:53.994Z", "2019-07-23T13:43:54.004Z", "2019-07-23T13:43:54.014Z", "2019-07-23T13:43:54.024Z", "2019-07-23T13:43:54.034Z", "2019-07-23T13:43:54.044Z", "2019-07-23T13:43:54.054Z", "2019-07-23T13:43:54.063Z", "2019-07-23T13:43:54.074Z", "2019-07-23T13:43:54.084Z", "2019-07-23T13:43:54.093Z", "2019-07-23T13:43:54.103Z", "2019-07-23T13:43:54.114Z", "2019-07-23T13:43:54.124Z", "2019-07-23T13:43:54.134Z", "2019-07-23T13:43:54.143Z", "2019-07-23T13:43:54.154Z", "2019-07-23T13:43:54.164Z", "2019-07-23T13:43:54.174Z", "2019-07-23T13:43:54.184Z", "2019-07-23T13:43:54.194Z", "2019-07-23T13:43:54.204Z", "2019-07-23T13:43:54.214Z", "2019-07-23T13:43:54.223Z", "2019-07-23T13:43:54.233Z", "2019-07-23T13:43:54.244Z"]</text:p>
          </table:table-cell>
          <table:table-cell office:value-type="string" calcext:value-type="string">
            <text:p>Dashboard.vue:220 (46) ["2019-07-23T13:44:45.922Z", "2019-07-23T13:44:45.927Z", "2019-07-23T13:44:45.931Z", "2019-07-23T13:44:45.937Z", "2019-07-23T13:44:45.942Z", "2019-07-23T13:44:45.947Z", "2019-07-23T13:44:45.951Z", "2019-07-23T13:44:45.957Z", "2019-07-23T13:44:45.961Z", "2019-07-23T13:44:45.966Z", "2019-07-23T13:44:45.972Z", "2019-07-23T13:44:45.977Z", "2019-07-23T13:44:45.982Z", "2019-07-23T13:44:45.987Z", "2019-07-23T13:44:45.992Z", "2019-07-23T13:44:45.996Z", "2019-07-23T13:44:46.001Z", "2019-07-23T13:44:46.007Z", "2019-07-23T13:44:46.012Z", "2019-07-23T13:44:46.017Z", "2019-07-23T13:44:46.021Z", "2019-07-23T13:44:46.026Z", "2019-07-23T13:44:46.032Z", "2019-07-23T13:44:46.037Z", "2019-07-23T13:44:46.042Z", "2019-07-23T13:44:46.047Z", "2019-07-23T13:44:46.052Z", "2019-07-23T13:44:46.057Z", "2019-07-23T13:44:46.062Z", "2019-07-23T13:44:46.067Z", "2019-07-23T13:44:46.071Z", "2019-07-23T13:44:46.076Z", "2019-07-23T13:44:46.082Z", "2019-07-23T13:44:46.087Z", "2019-07-23T13:44:46.092Z", "2019-07-23T13:44:46.096Z", "2019-07-23T13:44:46.102Z", "2019-07-23T13:44:46.107Z", "2019-07-23T13:44:46.111Z", "2019-07-23T13:44:46.116Z", "2019-07-23T13:44:46.122Z", "2019-07-23T13:44:46.126Z", "2019-07-23T13:44:46.132Z", "2019-07-23T13:44:46.136Z", "2019-07-23T13:44:46.143Z", "2019-07-23T13:44:46.147Z"]</text:p>
          </table:table-cell>
          <table:table-cell office:value-type="string" calcext:value-type="string">
            <text:p>Dashboard.vue:220 (46) ["2019-07-23T13:45:33.219Z", "2019-07-23T13:45:33.224Z", "2019-07-23T13:45:33.230Z", "2019-07-23T13:45:33.233Z", "2019-07-23T13:45:33.236Z", "2019-07-23T13:45:33.240Z", "2019-07-23T13:45:33.243Z", "2019-07-23T13:45:33.248Z", "2019-07-23T13:45:33.251Z", "2019-07-23T13:45:33.255Z", "2019-07-23T13:45:33.261Z", "2019-07-23T13:45:33.263Z", "2019-07-23T13:45:33.267Z", "2019-07-23T13:45:33.272Z", "2019-07-23T13:45:33.276Z", "2019-07-23T13:45:33.281Z", "2019-07-23T13:45:33.283Z", "2019-07-23T13:45:33.287Z", "2019-07-23T13:45:33.291Z", "2019-07-23T13:45:33.295Z", "2019-07-23T13:45:33.298Z", "2019-07-23T13:45:33.303Z", "2019-07-23T13:45:33.307Z", "2019-07-23T13:45:33.311Z", "2019-07-23T13:45:33.315Z", "2019-07-23T13:45:33.319Z", "2019-07-23T13:45:33.323Z", "2019-07-23T13:45:33.327Z", "2019-07-23T13:45:33.330Z", "2019-07-23T13:45:33.335Z", "2019-07-23T13:45:33.339Z", "2019-07-23T13:45:33.343Z", "2019-07-23T13:45:33.346Z", "2019-07-23T13:45:33.351Z", "2019-07-23T13:45:33.355Z", "2019-07-23T13:45:33.358Z", "2019-07-23T13:45:33.363Z", "2019-07-23T13:45:33.367Z", "2019-07-23T13:45:33.371Z", "2019-07-23T13:45:33.375Z", "2019-07-23T13:45:33.379Z", "2019-07-23T13:45:33.383Z", "2019-07-23T13:45:33.387Z", "2019-07-23T13:45:33.391Z", "2019-07-23T13:45:33.395Z", "2019-07-23T13:45:33.399Z"]</text:p>
          </table:table-cell>
          <table:table-cell office:value-type="string" calcext:value-type="string">
            <text:p>Dashboard.vue:220 (46) ["2019-07-23T13:46:20.440Z", "2019-07-23T13:46:20.444Z", "2019-07-23T13:46:20.447Z", "2019-07-23T13:46:20.452Z", "2019-07-23T13:46:20.456Z", "2019-07-23T13:46:20.460Z", "2019-07-23T13:46:20.465Z", "2019-07-23T13:46:20.468Z", "2019-07-23T13:46:20.472Z", "2019-07-23T13:46:20.476Z", "2019-07-23T13:46:20.480Z", "2019-07-23T13:46:20.484Z", "2019-07-23T13:46:20.487Z", "2019-07-23T13:46:20.491Z", "2019-07-23T13:46:20.496Z", "2019-07-23T13:46:20.500Z", "2019-07-23T13:46:20.504Z", "2019-07-23T13:46:20.508Z", "2019-07-23T13:46:20.512Z", "2019-07-23T13:46:20.516Z", "2019-07-23T13:46:20.520Z", "2019-07-23T13:46:20.524Z", "2019-07-23T13:46:20.528Z", "2019-07-23T13:46:20.532Z", "2019-07-23T13:46:20.535Z", "2019-07-23T13:46:20.539Z", "2019-07-23T13:46:20.544Z", "2019-07-23T13:46:20.548Z", "2019-07-23T13:46:20.551Z", "2019-07-23T13:46:20.556Z", "2019-07-23T13:46:20.559Z", "2019-07-23T13:46:20.564Z", "2019-07-23T13:46:20.568Z", "2019-07-23T13:46:20.573Z", "2019-07-23T13:46:20.576Z", "2019-07-23T13:46:20.580Z", "2019-07-23T13:46:20.584Z", "2019-07-23T13:46:20.587Z", "2019-07-23T13:46:20.591Z", "2019-07-23T13:46:20.596Z", "2019-07-23T13:46:20.599Z", "2019-07-23T13:46:20.604Z", "2019-07-23T13:46:20.608Z", "2019-07-23T13:46:20.613Z", "2019-07-23T13:46:20.616Z", "2019-07-23T13:46:20.622Z"]</text:p>
          </table:table-cell>
          <table:table-cell/>
          <table:table-cell office:value-type="string" calcext:value-type="string">
            <text:p>Dashboard.vue:220 (46) ["2019-07-23T12:44:11.405Z", "2019-07-23T12:44:11.505Z", "2019-07-23T12:44:11.705Z", "2019-07-23T12:44:11.805Z", "2019-07-23T12:44:11.906Z", "2019-07-23T12:44:12.005Z", "2019-07-23T12:44:12.105Z", "2019-07-23T12:44:12.205Z", "2019-07-23T12:44:12.305Z", "2019-07-23T12:44:12.405Z", "2019-07-23T12:44:12.505Z", "2019-07-23T12:44:12.605Z", "2019-07-23T12:44:12.705Z", "2019-07-23T12:44:12.805Z", "2019-07-23T12:44:12.905Z", "2019-07-23T12:44:13.005Z", "2019-07-23T12:44:13.105Z", "2019-07-23T12:44:13.205Z", "2019-07-23T12:44:13.305Z", "2019-07-23T12:44:13.605Z", "2019-07-23T12:44:13.805Z", "2019-07-23T12:44:13.905Z", "2019-07-23T12:44:14.005Z", "2019-07-23T12:44:14.105Z", "2019-07-23T12:44:14.205Z", "2019-07-23T12:44:14.305Z", "2019-07-23T12:44:14.405Z", "2019-07-23T12:44:14.505Z", "2019-07-23T12:44:14.605Z", "2019-07-23T12:44:14.705Z", "2019-07-23T12:44:14.805Z", "2019-07-23T12:44:14.905Z", "2019-07-23T12:44:15.005Z", "2019-07-23T12:44:15.105Z", "2019-07-23T12:44:15.205Z", "2019-07-23T12:44:15.305Z", "2019-07-23T12:44:15.405Z", "2019-07-23T12:44:15.505Z", "2019-07-23T12:44:15.605Z", "2019-07-23T12:44:15.705Z", "2019-07-23T12:44:15.805Z", "2019-07-23T12:44:15.904Z", "2019-07-23T12:44:16.005Z", "2019-07-23T12:44:16.105Z", "2019-07-23T12:44:16.205Z", "2019-07-23T12:44:16.305Z"]</text:p>
          </table:table-cell>
          <table:table-cell office:value-type="string" calcext:value-type="string">
            <text:p>Dashboard.vue:220 (46) ["2019-07-23T12:50:46.248Z", "2019-07-23T12:50:46.347Z", "2019-07-23T12:50:46.397Z", "2019-07-23T12:50:46.447Z", "2019-07-23T12:50:46.498Z", "2019-07-23T12:50:46.548Z", "2019-07-23T12:50:46.597Z", "2019-07-23T12:50:46.647Z", "2019-07-23T12:50:46.697Z", "2019-07-23T12:50:46.748Z", "2019-07-23T12:50:46.797Z", "2019-07-23T12:50:46.847Z", "2019-07-23T12:50:46.898Z", "2019-07-23T12:50:46.948Z", "2019-07-23T12:50:46.998Z", "2019-07-23T12:50:47.047Z", "2019-07-23T12:50:47.098Z", "2019-07-23T12:50:47.147Z", "2019-07-23T12:50:47.198Z", "2019-07-23T12:50:47.248Z", "2019-07-23T12:50:47.297Z", "2019-07-23T12:50:47.347Z", "2019-07-23T12:50:47.398Z", "2019-07-23T12:50:47.447Z", "2019-07-23T12:50:47.497Z", "2019-07-23T12:50:47.548Z", "2019-07-23T12:50:47.697Z", "2019-07-23T12:50:47.797Z", "2019-07-23T12:50:47.847Z", "2019-07-23T12:50:47.897Z", "2019-07-23T12:50:47.947Z", "2019-07-23T12:50:47.997Z", "2019-07-23T12:50:48.048Z", "2019-07-23T12:50:48.097Z", "2019-07-23T12:50:48.147Z", "2019-07-23T12:50:48.197Z", "2019-07-23T12:50:48.247Z", "2019-07-23T12:50:48.297Z", "2019-07-23T12:50:48.347Z", "2019-07-23T12:50:48.398Z", "2019-07-23T12:50:48.448Z", "2019-07-23T12:50:48.497Z", "2019-07-23T12:50:48.548Z", "2019-07-23T12:50:48.597Z", "2019-07-23T12:50:48.648Z", "2019-07-23T12:50:48.698Z"]</text:p>
          </table:table-cell>
          <table:table-cell office:value-type="string" calcext:value-type="string">
            <text:p>Dashboard.vue:220 (46) ["2019-07-23T13:00:01.075Z", "2019-07-23T13:00:01.084Z", "2019-07-23T13:00:01.134Z", "2019-07-23T13:00:01.144Z", "2019-07-23T13:00:01.155Z", "2019-07-23T13:00:01.164Z", "2019-07-23T13:00:01.174Z", "2019-07-23T13:00:01.184Z", "2019-07-23T13:00:01.194Z", "2019-07-23T13:00:01.205Z", "2019-07-23T13:00:01.214Z", "2019-07-23T13:00:01.224Z", "2019-07-23T13:00:01.234Z", "2019-07-23T13:00:01.244Z", "2019-07-23T13:00:01.255Z", "2019-07-23T13:00:01.265Z", "2019-07-23T13:00:01.274Z", "2019-07-23T13:00:01.284Z", "2019-07-23T13:00:01.294Z", "2019-07-23T13:00:01.304Z", "2019-07-23T13:00:01.314Z", "2019-07-23T13:00:01.324Z", "2019-07-23T13:00:01.334Z", "2019-07-23T13:00:01.344Z", "2019-07-23T13:00:01.355Z", "2019-07-23T13:00:01.364Z", "2019-07-23T13:00:01.375Z", "2019-07-23T13:00:01.384Z", "2019-07-23T13:00:01.394Z", "2019-07-23T13:00:01.404Z", "2019-07-23T13:00:01.414Z", "2019-07-23T13:00:01.425Z", "2019-07-23T13:00:01.435Z", "2019-07-23T13:00:01.444Z", "2019-07-23T13:00:01.454Z", "2019-07-23T13:00:01.464Z", "2019-07-23T13:00:01.474Z", "2019-07-23T13:00:01.484Z", "2019-07-23T13:00:01.495Z", "2019-07-23T13:00:01.504Z", "2019-07-23T13:00:01.514Z", "2019-07-23T13:00:01.524Z", "2019-07-23T13:00:01.535Z", "2019-07-23T13:00:01.544Z", "2019-07-23T13:00:01.554Z", "2019-07-23T13:00:01.565Z"]</text:p>
          </table:table-cell>
          <table:table-cell office:value-type="string" calcext:value-type="string">
            <text:p>Dashboard.vue:220 (46) ["2019-07-23T13:06:31.270Z", "2019-07-23T13:06:31.296Z", "2019-07-23T13:06:31.299Z", "2019-07-23T13:06:31.305Z", "2019-07-23T13:06:31.309Z", "2019-07-23T13:06:31.314Z", "2019-07-23T13:06:31.319Z", "2019-07-23T13:06:31.326Z", "2019-07-23T13:06:31.329Z", "2019-07-23T13:06:31.334Z", "2019-07-23T13:06:31.339Z", "2019-07-23T13:06:31.344Z", "2019-07-23T13:06:31.350Z", "2019-07-23T13:06:31.354Z", "2019-07-23T13:06:31.359Z", "2019-07-23T13:06:31.364Z", "2019-07-23T13:06:31.370Z", "2019-07-23T13:06:31.374Z", "2019-07-23T13:06:31.379Z", "2019-07-23T13:06:31.384Z", "2019-07-23T13:06:31.389Z", "2019-07-23T13:06:31.395Z", "2019-07-23T13:06:31.399Z", "2019-07-23T13:06:31.404Z", "2019-07-23T13:06:31.409Z", "2019-07-23T13:06:31.413Z", "2019-07-23T13:06:31.418Z", "2019-07-23T13:06:31.424Z", "2019-07-23T13:06:31.429Z", "2019-07-23T13:06:31.434Z", "2019-07-23T13:06:31.444Z", "2019-07-23T13:06:31.445Z", "2019-07-23T13:06:31.450Z", "2019-07-23T13:06:31.456Z", "2019-07-23T13:06:31.460Z", "2019-07-23T13:06:31.464Z", "2019-07-23T13:06:31.469Z", "2019-07-23T13:06:31.474Z", "2019-07-23T13:06:31.479Z", "2019-07-23T13:06:31.484Z", "2019-07-23T13:06:31.489Z", "2019-07-23T13:06:31.494Z", "2019-07-23T13:06:31.499Z", "2019-07-23T13:06:31.504Z", "2019-07-23T13:06:31.510Z", "2019-07-23T13:06:31.514Z"]</text:p>
          </table:table-cell>
          <table:table-cell office:value-type="string" calcext:value-type="string">
            <text:p>Dashboard.vue:220 (46) ["2019-07-23T13:12:57.222Z", "2019-07-23T13:12:57.242Z", "2019-07-23T13:12:57.247Z", "2019-07-23T13:12:57.250Z", "2019-07-23T13:12:57.254Z", "2019-07-23T13:12:57.258Z", "2019-07-23T13:12:57.261Z", "2019-07-23T13:12:57.269Z", "2019-07-23T13:12:57.274Z", "2019-07-23T13:12:57.278Z", "2019-07-23T13:12:57.282Z", "2019-07-23T13:12:57.288Z", "2019-07-23T13:12:57.290Z", "2019-07-23T13:12:57.294Z", "2019-07-23T13:12:57.298Z", "2019-07-23T13:12:57.302Z", "2019-07-23T13:12:57.306Z", "2019-07-23T13:12:57.311Z", "2019-07-23T13:12:57.316Z", "2019-07-23T13:12:57.320Z", "2019-07-23T13:12:57.324Z", "2019-07-23T13:12:57.328Z", "2019-07-23T13:12:57.332Z", "2019-07-23T13:12:57.334Z", "2019-07-23T13:12:57.338Z", "2019-07-23T13:12:57.343Z", "2019-07-23T13:12:57.346Z", "2019-07-23T13:12:57.350Z", "2019-07-23T13:12:57.355Z", "2019-07-23T13:12:57.358Z", "2019-07-23T13:12:57.364Z", "2019-07-23T13:12:57.366Z", "2019-07-23T13:12:57.370Z", "2019-07-23T13:12:57.374Z", "2019-07-23T13:12:57.379Z", "2019-07-23T13:12:57.381Z", "2019-07-23T13:12:57.386Z", "2019-07-23T13:12:57.390Z", "2019-07-23T13:12:57.393Z", "2019-07-23T13:12:57.399Z", "2019-07-23T13:12:57.402Z", "2019-07-23T13:12:57.407Z", "2019-07-23T13:12:57.409Z", "2019-07-23T13:12:57.420Z", "2019-07-23T13:12:57.426Z", "2019-07-23T13:12:57.430Z"]</text:p>
          </table:table-cell>
          <table:table-cell office:value-type="string" calcext:value-type="string">
            <text:p>Dashboard.vue:220 (46) ["2019-07-23T13:21:35.218Z", "2019-07-23T13:21:35.222Z", "2019-07-23T13:21:35.240Z", "2019-07-23T13:21:35.243Z", "2019-07-23T13:21:35.248Z", "2019-07-23T13:21:35.251Z", "2019-07-23T13:21:35.255Z", "2019-07-23T13:21:35.259Z", "2019-07-23T13:21:35.264Z", "2019-07-23T13:21:35.267Z", "2019-07-23T13:21:35.271Z", "2019-07-23T13:21:35.275Z", "2019-07-23T13:21:35.279Z", "2019-07-23T13:21:35.284Z", "2019-07-23T13:21:35.288Z", "2019-07-23T13:21:35.291Z", "2019-07-23T13:21:35.296Z", "2019-07-23T13:21:35.299Z", "2019-07-23T13:21:35.303Z", "2019-07-23T13:21:35.307Z", "2019-07-23T13:21:35.312Z", "2019-07-23T13:21:35.315Z", "2019-07-23T13:21:35.319Z", "2019-07-23T13:21:35.323Z", "2019-07-23T13:21:35.327Z", "2019-07-23T13:21:35.331Z", "2019-07-23T13:21:35.336Z", "2019-07-23T13:21:35.339Z", "2019-07-23T13:21:35.343Z", "2019-07-23T13:21:35.347Z", "2019-07-23T13:21:35.352Z", "2019-07-23T13:21:35.356Z", "2019-07-23T13:21:35.360Z", "2019-07-23T13:21:35.364Z", "2019-07-23T13:21:35.367Z", "2019-07-23T13:21:35.371Z", "2019-07-23T13:21:35.376Z", "2019-07-23T13:21:35.380Z", "2019-07-23T13:21:35.383Z", "2019-07-23T13:21:35.387Z", "2019-07-23T13:21:35.392Z", "2019-07-23T13:21:35.395Z", "2019-07-23T13:21:35.400Z", "2019-07-23T13:21:35.404Z", "2019-07-23T13:21:35.407Z", "2019-07-23T13:21:35.412Z"]</text:p>
          </table:table-cell>
          <table:table-cell/>
          <table:table-cell office:value-type="string" calcext:value-type="string">
            <text:p>Dashboard.vue:212 2019-07-23T12:20:18.153Z</text:p>
          </table:table-cell>
          <table:table-cell office:value-type="string" calcext:value-type="string">
            <text:p>Dashboard.vue:212 2019-07-23T12:24:11.616Z</text:p>
          </table:table-cell>
          <table:table-cell office:value-type="string" calcext:value-type="string">
            <text:p>Dashboard.vue:220 (46) ["2019-07-23T12:25:07.081Z", "2019-07-23T12:25:07.092Z", "2019-07-23T12:25:07.101Z", "2019-07-23T12:25:07.111Z", "2019-07-23T12:25:07.121Z", "2019-07-23T12:25:07.131Z", "2019-07-23T12:25:07.141Z", "2019-07-23T12:25:07.151Z", "2019-07-23T12:25:07.161Z", "2019-07-23T12:25:07.171Z", "2019-07-23T12:25:07.181Z", "2019-07-23T12:25:07.191Z", "2019-07-23T12:25:07.202Z", "2019-07-23T12:25:07.211Z", "2019-07-23T12:25:07.221Z", "2019-07-23T12:25:07.232Z", "2019-07-23T12:25:07.241Z", "2019-07-23T12:25:07.251Z", "2019-07-23T12:25:07.261Z", "2019-07-23T12:25:07.271Z", "2019-07-23T12:25:07.281Z", "2019-07-23T12:25:07.291Z", "2019-07-23T12:25:07.301Z", "2019-07-23T12:25:07.312Z", "2019-07-23T12:25:07.321Z", "2019-07-23T12:25:07.331Z", "2019-07-23T12:25:07.341Z", "2019-07-23T12:25:07.351Z", "2019-07-23T12:25:07.361Z", "2019-07-23T12:25:07.372Z", "2019-07-23T12:25:07.381Z", "2019-07-23T12:25:07.391Z", "2019-07-23T12:25:07.402Z", "2019-07-23T12:25:07.411Z", "2019-07-23T12:25:07.421Z", "2019-07-23T12:25:07.431Z", "2019-07-23T12:25:07.441Z", "2019-07-23T12:25:07.452Z", "2019-07-23T12:25:07.461Z", "2019-07-23T12:25:07.471Z", "2019-07-23T12:25:07.481Z", "2019-07-23T12:25:07.491Z", "2019-07-23T12:25:07.501Z", "2019-07-23T12:25:07.512Z", "2019-07-23T12:25:07.521Z", "2019-07-23T12:25:07.532Z"]</text:p>
          </table:table-cell>
          <table:table-cell office:value-type="string" calcext:value-type="string">
            <text:p>Dashboard.vue:220 (46) ["2019-07-23T12:25:58.393Z", "2019-07-23T12:25:58.397Z", "2019-07-23T12:25:58.403Z", "2019-07-23T12:25:58.408Z", "2019-07-23T12:25:58.413Z", "2019-07-23T12:25:58.417Z", "2019-07-23T12:25:58.422Z", "2019-07-23T12:25:58.427Z", "2019-07-23T12:25:58.433Z", "2019-07-23T12:25:58.437Z", "2019-07-23T12:25:58.442Z", "2019-07-23T12:25:58.447Z", "2019-07-23T12:25:58.453Z", "2019-07-23T12:25:58.458Z", "2019-07-23T12:25:58.462Z", "2019-07-23T12:25:58.468Z", "2019-07-23T12:25:58.472Z", "2019-07-23T12:25:58.478Z", "2019-07-23T12:25:58.482Z", "2019-07-23T12:25:58.487Z", "2019-07-23T12:25:58.492Z", "2019-07-23T12:25:58.498Z", "2019-07-23T12:25:58.502Z", "2019-07-23T12:25:58.507Z", "2019-07-23T12:25:58.513Z", "2019-07-23T12:25:58.517Z", "2019-07-23T12:25:58.523Z", "2019-07-23T12:25:58.527Z", "2019-07-23T12:25:58.532Z", "2019-07-23T12:25:58.537Z", "2019-07-23T12:25:58.543Z", "2019-07-23T12:25:58.548Z", "2019-07-23T12:25:58.552Z", "2019-07-23T12:25:58.557Z", "2019-07-23T12:25:58.562Z", "2019-07-23T12:25:58.567Z", "2019-07-23T12:25:58.572Z", "2019-07-23T12:25:58.577Z", "2019-07-23T12:25:58.582Z", "2019-07-23T12:25:58.588Z", "2019-07-23T12:25:58.592Z", "2019-07-23T12:25:58.597Z", "2019-07-23T12:25:58.602Z", "2019-07-23T12:25:58.608Z", "2019-07-23T12:25:58.613Z", "2019-07-23T12:25:58.618Z"]</text:p>
          </table:table-cell>
          <table:table-cell office:value-type="string" calcext:value-type="string">
            <text:p>Dashboard.vue:220 (46) ["2019-07-23T12:26:34.218Z", "2019-07-23T12:26:34.221Z", "2019-07-23T12:26:34.226Z", "2019-07-23T12:26:34.230Z", "2019-07-23T12:26:34.233Z", "2019-07-23T12:26:34.238Z", "2019-07-23T12:26:34.241Z", "2019-07-23T12:26:34.246Z", "2019-07-23T12:26:34.250Z", "2019-07-23T12:26:34.254Z", "2019-07-23T12:26:34.258Z", "2019-07-23T12:26:34.261Z", "2019-07-23T12:26:34.266Z", "2019-07-23T12:26:34.270Z", "2019-07-23T12:26:34.274Z", "2019-07-23T12:26:34.278Z", "2019-07-23T12:26:34.282Z", "2019-07-23T12:26:34.286Z", "2019-07-23T12:26:34.290Z", "2019-07-23T12:26:34.294Z", "2019-07-23T12:26:34.297Z", "2019-07-23T12:26:34.302Z", "2019-07-23T12:26:34.306Z", "2019-07-23T12:26:34.309Z", "2019-07-23T12:26:34.313Z", "2019-07-23T12:26:34.318Z", "2019-07-23T12:26:34.322Z", "2019-07-23T12:26:34.326Z", "2019-07-23T12:26:34.329Z", "2019-07-23T12:26:34.333Z", "2019-07-23T12:26:34.337Z", "2019-07-23T12:26:34.342Z", "2019-07-23T12:26:34.346Z", "2019-07-23T12:26:34.350Z", "2019-07-23T12:26:34.354Z", "2019-07-23T12:26:34.357Z", "2019-07-23T12:26:34.361Z", "2019-07-23T12:26:34.366Z", "2019-07-23T12:26:34.369Z", "2019-07-23T12:26:34.373Z", "2019-07-23T12:26:34.378Z", "2019-07-23T12:26:34.382Z", "2019-07-23T12:26:34.386Z", "2019-07-23T12:26:34.390Z", "2019-07-23T12:26:34.393Z", "2019-07-23T12:26:34.398Z"]</text:p>
          </table:table-cell>
          <table:table-cell office:value-type="string" calcext:value-type="string">
            <text:p>Dashboard.vue:220 (46) ["2019-07-23T12:27:08.243Z", "2019-07-23T12:27:08.247Z", "2019-07-23T12:27:08.251Z", "2019-07-23T12:27:08.255Z", "2019-07-23T12:27:08.258Z", "2019-07-23T12:27:08.262Z", "2019-07-23T12:27:08.267Z", "2019-07-23T12:27:08.271Z", "2019-07-23T12:27:08.275Z", "2019-07-23T12:27:08.278Z", "2019-07-23T12:27:08.282Z", "2019-07-23T12:27:08.286Z", "2019-07-23T12:27:08.290Z", "2019-07-23T12:27:08.295Z", "2019-07-23T12:27:08.299Z", "2019-07-23T12:27:08.303Z", "2019-07-23T12:27:08.306Z", "2019-07-23T12:27:08.310Z", "2019-07-23T12:27:08.314Z", "2019-07-23T12:27:08.318Z", "2019-07-23T12:27:08.323Z", "2019-07-23T12:27:08.327Z", "2019-07-23T12:27:08.331Z", "2019-07-23T12:27:08.334Z", "2019-07-23T12:27:08.339Z", "2019-07-23T12:27:08.342Z", "2019-07-23T12:27:08.346Z", "2019-07-23T12:27:08.350Z", "2019-07-23T12:27:08.354Z", "2019-07-23T12:27:08.359Z", "2019-07-23T12:27:08.362Z", "2019-07-23T12:27:08.366Z", "2019-07-23T12:27:08.370Z", "2019-07-23T12:27:08.375Z", "2019-07-23T12:27:08.379Z", "2019-07-23T12:27:08.382Z", "2019-07-23T12:27:08.387Z", "2019-07-23T12:27:08.391Z", "2019-07-23T12:27:08.395Z", "2019-07-23T12:27:08.399Z", "2019-07-23T12:27:08.402Z", "2019-07-23T12:27:08.406Z", "2019-07-23T12:27:08.410Z", "2019-07-23T12:27:08.415Z", "2019-07-23T12:27:08.418Z", "2019-07-23T12:27:08.422Z"]</text:p>
          </table:table-cell>
        </table:table-row>
        <table:table-row table:style-name="ro1">
          <table:table-cell/>
          <table:table-cell office:value-type="string" calcext:value-type="string">
            <text:p>Dashboard.vue:219 tumpukan yang belum diterima : 45</text:p>
          </table:table-cell>
          <table:table-cell office:value-type="string" calcext:value-type="string">
            <text:p>Dashboard.vue:211 9292</text:p>
          </table:table-cell>
          <table:table-cell office:value-type="string" calcext:value-type="string">
            <text:p>Dashboard.vue:211 20310</text:p>
          </table:table-cell>
          <table:table-cell office:value-type="string" calcext:value-type="string">
            <text:p>Dashboard.vue:211 18771</text:p>
          </table:table-cell>
          <table:table-cell office:value-type="string" calcext:value-type="string">
            <text:p>Dashboard.vue:211 18313</text:p>
          </table:table-cell>
          <table:table-cell office:value-type="string" calcext:value-type="string">
            <text:p>Dashboard.vue:211 18708</text:p>
          </table:table-cell>
          <table:table-cell/>
          <table:table-cell office:value-type="string" calcext:value-type="string">
            <text:p>Dashboard.vue:211 685</text:p>
          </table:table-cell>
          <table:table-cell office:value-type="string" calcext:value-type="string">
            <text:p>Dashboard.vue:211 579</text:p>
          </table:table-cell>
          <table:table-cell office:value-type="string" calcext:value-type="string">
            <text:p>Dashboard.vue:211 1103</text:p>
          </table:table-cell>
          <table:table-cell office:value-type="string" calcext:value-type="string">
            <text:p>Dashboard.vue:211 1351</text:p>
          </table:table-cell>
          <table:table-cell office:value-type="string" calcext:value-type="string">
            <text:p>Dashboard.vue:211 1397</text:p>
          </table:table-cell>
          <table:table-cell office:value-type="string" calcext:value-type="string">
            <text:p>Dashboard.vue:211 794</text:p>
          </table:table-cell>
          <table:table-cell/>
          <table:table-cell office:value-type="string" calcext:value-type="string">
            <text:p>Dashboard.vue:211 33428</text:p>
          </table:table-cell>
          <table:table-cell office:value-type="string" calcext:value-type="string">
            <text:p>Dashboard.vue:211 40539</text:p>
          </table:table-cell>
          <table:table-cell office:value-type="string" calcext:value-type="string">
            <text:p>Dashboard.vue:211 54647</text:p>
          </table:table-cell>
          <table:table-cell office:value-type="string" calcext:value-type="string">
            <text:p>Dashboard.vue:211 49119</text:p>
          </table:table-cell>
          <table:table-cell office:value-type="string" calcext:value-type="string">
            <text:p>Dashboard.vue:211 50854</text:p>
          </table:table-cell>
          <table:table-cell office:value-type="string" calcext:value-type="string">
            <text:p>Dashboard.vue:211 55860</text:p>
          </table:table-cell>
          <table:table-cell/>
          <table:table-cell office:value-type="string" calcext:value-type="string">
            <text:p>Dashboard.vue:211 843</text:p>
          </table:table-cell>
          <table:table-cell office:value-type="string" calcext:value-type="string">
            <text:p>Dashboard.vue:211 1272</text:p>
          </table:table-cell>
          <table:table-cell office:value-type="string" calcext:value-type="string">
            <text:p>Dashboard.vue:211 647</text:p>
          </table:table-cell>
          <table:table-cell office:value-type="string" calcext:value-type="string">
            <text:p>Dashboard.vue:211 908</text:p>
          </table:table-cell>
          <table:table-cell office:value-type="string" calcext:value-type="string">
            <text:p>Dashboard.vue:211 1022</text:p>
          </table:table-cell>
          <table:table-cell office:value-type="string" calcext:value-type="string">
            <text:p>Dashboard.vue:211 1191</text:p>
          </table:table-cell>
        </table:table-row>
        <table:table-row table:style-name="ro1">
          <table:table-cell/>
          <table:table-cell office:value-type="string" calcext:value-type="string">
            <text:p>Dashboard.vue:220 (45) ["2019-07-23T13:19:23.671Z", "2019-07-23T13:19:23.972Z", "2019-07-23T13:19:24.070Z", "2019-07-23T13:19:24.171Z", "2019-07-23T13:19:24.271Z", "2019-07-23T13:19:24.370Z", "2019-07-23T13:19:24.470Z", "2019-07-23T13:19:24.571Z", "2019-07-23T13:19:24.671Z", "2019-07-23T13:19:24.771Z", "2019-07-23T13:19:25.171Z", "2019-07-23T13:19:25.271Z", "2019-07-23T13:19:25.371Z", "2019-07-23T13:19:25.470Z", "2019-07-23T13:19:25.571Z", "2019-07-23T13:19:25.671Z", "2019-07-23T13:19:25.770Z", "2019-07-23T13:19:25.870Z", "2019-07-23T13:19:25.970Z", "2019-07-23T13:19:26.070Z", "2019-07-23T13:19:26.171Z", "2019-07-23T13:19:26.270Z", "2019-07-23T13:19:26.371Z", "2019-07-23T13:19:26.470Z", "2019-07-23T13:19:26.570Z", "2019-07-23T13:19:26.671Z", "2019-07-23T13:19:26.771Z", "2019-07-23T13:19:26.872Z", "2019-07-23T13:19:26.971Z", "2019-07-23T13:19:27.070Z", "2019-07-23T13:19:27.171Z", "2019-07-23T13:19:27.271Z", "2019-07-23T13:19:27.370Z", "2019-07-23T13:19:27.470Z", "2019-07-23T13:19:27.571Z", "2019-07-23T13:19:27.671Z", "2019-07-23T13:19:27.770Z", "2019-07-23T13:19:27.871Z", "2019-07-23T13:19:27.971Z", "2019-07-23T13:19:28.070Z", "2019-07-23T13:19:28.171Z", "2019-07-23T13:19:28.271Z", "2019-07-23T13:19:28.370Z", "2019-07-23T13:19:28.481Z", "2019-07-23T13:19:28.571Z"]</text:p>
          </table:table-cell>
          <table:table-cell office:value-type="string" calcext:value-type="string">
            <text:p>Dashboard.vue:212 2019-07-23T13:25:39.525Z</text:p>
          </table:table-cell>
          <table:table-cell office:value-type="string" calcext:value-type="string">
            <text:p>Dashboard.vue:212 2019-07-23T13:29:03.910Z</text:p>
          </table:table-cell>
          <table:table-cell office:value-type="string" calcext:value-type="string">
            <text:p>Dashboard.vue:212 2019-07-23T13:32:40.531Z</text:p>
          </table:table-cell>
          <table:table-cell office:value-type="string" calcext:value-type="string">
            <text:p>Dashboard.vue:212 2019-07-23T13:35:03.720Z</text:p>
          </table:table-cell>
          <table:table-cell office:value-type="string" calcext:value-type="string">
            <text:p>Dashboard.vue:212 2019-07-23T13:38:37.362Z</text:p>
          </table:table-cell>
          <table:table-cell/>
          <table:table-cell office:value-type="string" calcext:value-type="string">
            <text:p>Dashboard.vue:212 2019-07-23T13:42:18.963Z</text:p>
          </table:table-cell>
          <table:table-cell office:value-type="string" calcext:value-type="string">
            <text:p>Dashboard.vue:212 2019-07-23T13:43:07.194Z</text:p>
          </table:table-cell>
          <table:table-cell office:value-type="string" calcext:value-type="string">
            <text:p>Dashboard.vue:212 2019-07-23T13:43:53.794Z</text:p>
          </table:table-cell>
          <table:table-cell office:value-type="string" calcext:value-type="string">
            <text:p>Dashboard.vue:212 2019-07-23T13:44:45.922Z</text:p>
          </table:table-cell>
          <table:table-cell office:value-type="string" calcext:value-type="string">
            <text:p>Dashboard.vue:212 2019-07-23T13:45:33.219Z</text:p>
          </table:table-cell>
          <table:table-cell office:value-type="string" calcext:value-type="string">
            <text:p>Dashboard.vue:212 2019-07-23T13:46:20.440Z</text:p>
          </table:table-cell>
          <table:table-cell/>
          <table:table-cell office:value-type="string" calcext:value-type="string">
            <text:p>Dashboard.vue:212 2019-07-23T12:44:13.605Z</text:p>
          </table:table-cell>
          <table:table-cell office:value-type="string" calcext:value-type="string">
            <text:p>Dashboard.vue:212 2019-07-23T12:50:47.697Z</text:p>
          </table:table-cell>
          <table:table-cell office:value-type="string" calcext:value-type="string">
            <text:p>Dashboard.vue:212 2019-07-23T13:00:01.134Z</text:p>
          </table:table-cell>
          <table:table-cell office:value-type="string" calcext:value-type="string">
            <text:p>Dashboard.vue:212 2019-07-23T13:06:31.299Z</text:p>
          </table:table-cell>
          <table:table-cell office:value-type="string" calcext:value-type="string">
            <text:p>Dashboard.vue:212 2019-07-23T13:12:57.242Z</text:p>
          </table:table-cell>
          <table:table-cell office:value-type="string" calcext:value-type="string">
            <text:p>Dashboard.vue:212 2019-07-23T13:21:35.240Z</text:p>
          </table:table-cell>
          <table:table-cell/>
          <table:table-cell office:value-type="string" calcext:value-type="string">
            <text:p>Dashboard.vue:212 2019-07-23T12:20:18.253Z</text:p>
          </table:table-cell>
          <table:table-cell office:value-type="string" calcext:value-type="string">
            <text:p>Dashboard.vue:212 2019-07-23T12:24:11.666Z</text:p>
          </table:table-cell>
          <table:table-cell office:value-type="string" calcext:value-type="string">
            <text:p>Dashboard.vue:212 2019-07-23T12:25:07.081Z</text:p>
          </table:table-cell>
          <table:table-cell office:value-type="string" calcext:value-type="string">
            <text:p>Dashboard.vue:212 2019-07-23T12:25:58.393Z</text:p>
          </table:table-cell>
          <table:table-cell office:value-type="string" calcext:value-type="string">
            <text:p>Dashboard.vue:212 2019-07-23T12:26:34.218Z</text:p>
          </table:table-cell>
          <table:table-cell office:value-type="string" calcext:value-type="string">
            <text:p>Dashboard.vue:212 2019-07-23T12:27:08.243Z</text:p>
          </table:table-cell>
        </table:table-row>
        <table:table-row table:style-name="ro1">
          <table:table-cell/>
          <table:table-cell office:value-type="string" calcext:value-type="string">
            <text:p>Dashboard.vue:211 5173</text:p>
          </table:table-cell>
          <table:table-cell table:number-columns-repeated="5" office:value-type="string" calcext:value-type="string">
            <text:p>Dashboard.vue:219 tumpukan yang belum diterima : 45</text:p>
          </table:table-cell>
          <table:table-cell/>
          <table:table-cell office:value-type="string" calcext:value-type="string">
            <text:p>Dashboard.vue:211 597</text:p>
          </table:table-cell>
          <table:table-cell office:value-type="string" calcext:value-type="string">
            <text:p>Dashboard.vue:211 598</text:p>
          </table:table-cell>
          <table:table-cell table:number-columns-repeated="4" office:value-type="string" calcext:value-type="string">
            <text:p>Dashboard.vue:219 tumpukan yang belum diterima : 45</text:p>
          </table:table-cell>
          <table:table-cell/>
          <table:table-cell table:number-columns-repeated="6" office:value-type="string" calcext:value-type="string">
            <text:p>Dashboard.vue:219 tumpukan yang belum diterima : 45</text:p>
          </table:table-cell>
          <table:table-cell/>
          <table:table-cell office:value-type="string" calcext:value-type="string">
            <text:p>Dashboard.vue:211 748</text:p>
          </table:table-cell>
          <table:table-cell office:value-type="string" calcext:value-type="string">
            <text:p>Dashboard.vue:211 1232</text:p>
          </table:table-cell>
          <table:table-cell table:number-columns-repeated="4" office:value-type="string" calcext:value-type="string">
            <text:p>Dashboard.vue:219 tumpukan yang belum diterima : 45</text:p>
          </table:table-cell>
        </table:table-row>
        <table:table-row table:style-name="ro1">
          <table:table-cell/>
          <table:table-cell office:value-type="string" calcext:value-type="string">
            <text:p>Dashboard.vue:212 2019-07-23T13:19:25.171Z</text:p>
          </table:table-cell>
          <table:table-cell office:value-type="string" calcext:value-type="string">
            <text:p>Dashboard.vue:220 (45) ["2019-07-23T13:25:38.275Z", "2019-07-23T13:25:38.424Z", "2019-07-23T13:25:38.474Z", "2019-07-23T13:25:38.524Z", "2019-07-23T13:25:38.574Z", "2019-07-23T13:25:38.624Z", "2019-07-23T13:25:38.674Z", "2019-07-23T13:25:38.724Z", "2019-07-23T13:25:38.774Z", "2019-07-23T13:25:38.824Z", "2019-07-23T13:25:38.874Z", "2019-07-23T13:25:38.924Z", "2019-07-23T13:25:38.975Z", "2019-07-23T13:25:39.024Z", "2019-07-23T13:25:39.074Z", "2019-07-23T13:25:39.124Z", "2019-07-23T13:25:39.173Z", "2019-07-23T13:25:39.224Z", "2019-07-23T13:25:39.274Z", "2019-07-23T13:25:39.324Z", "2019-07-23T13:25:39.375Z", "2019-07-23T13:25:39.574Z", "2019-07-23T13:25:39.624Z", "2019-07-23T13:25:39.674Z", "2019-07-23T13:25:39.724Z", "2019-07-23T13:25:39.775Z", "2019-07-23T13:25:39.824Z", "2019-07-23T13:25:39.874Z", "2019-07-23T13:25:39.924Z", "2019-07-23T13:25:39.975Z", "2019-07-23T13:25:40.024Z", "2019-07-23T13:25:40.073Z", "2019-07-23T13:25:40.124Z", "2019-07-23T13:25:40.174Z", "2019-07-23T13:25:40.224Z", "2019-07-23T13:25:40.274Z", "2019-07-23T13:25:40.325Z", "2019-07-23T13:25:40.375Z", "2019-07-23T13:25:40.424Z", "2019-07-23T13:25:40.475Z", "2019-07-23T13:25:40.524Z", "2019-07-23T13:25:40.574Z", "2019-07-23T13:25:40.624Z", "2019-07-23T13:25:40.674Z", "2019-07-23T13:25:40.724Z"]</text:p>
          </table:table-cell>
          <table:table-cell office:value-type="string" calcext:value-type="string">
            <text:p>Dashboard.vue:220 (45) ["2019-07-23T13:29:03.861Z", "2019-07-23T13:29:03.920Z", "2019-07-23T13:29:03.930Z", "2019-07-23T13:29:03.941Z", "2019-07-23T13:29:03.950Z", "2019-07-23T13:29:03.960Z", "2019-07-23T13:29:03.971Z", "2019-07-23T13:29:03.981Z", "2019-07-23T13:29:03.991Z", "2019-07-23T13:29:04.001Z", "2019-07-23T13:29:04.011Z", "2019-07-23T13:29:04.020Z", "2019-07-23T13:29:04.030Z", "2019-07-23T13:29:04.040Z", "2019-07-23T13:29:04.051Z", "2019-07-23T13:29:04.060Z", "2019-07-23T13:29:04.071Z", "2019-07-23T13:29:04.080Z", "2019-07-23T13:29:04.091Z", "2019-07-23T13:29:04.101Z", "2019-07-23T13:29:04.111Z", "2019-07-23T13:29:04.120Z", "2019-07-23T13:29:04.131Z", "2019-07-23T13:29:04.141Z", "2019-07-23T13:29:04.151Z", "2019-07-23T13:29:04.161Z", "2019-07-23T13:29:04.171Z", "2019-07-23T13:29:04.181Z", "2019-07-23T13:29:04.190Z", "2019-07-23T13:29:04.201Z", "2019-07-23T13:29:04.210Z", "2019-07-23T13:29:04.220Z", "2019-07-23T13:29:04.231Z", "2019-07-23T13:29:04.240Z", "2019-07-23T13:29:04.251Z", "2019-07-23T13:29:04.260Z", "2019-07-23T13:29:04.270Z", "2019-07-23T13:29:04.281Z", "2019-07-23T13:29:04.291Z", "2019-07-23T13:29:04.301Z", "2019-07-23T13:29:04.311Z", "2019-07-23T13:29:04.320Z", "2019-07-23T13:29:04.331Z", "2019-07-23T13:29:04.340Z", "2019-07-23T13:29:04.350Z"]</text:p>
          </table:table-cell>
          <table:table-cell office:value-type="string" calcext:value-type="string">
            <text:p>Dashboard.vue:220 (45) ["2019-07-23T13:32:40.507Z", "2019-07-23T13:32:40.535Z", "2019-07-23T13:32:40.541Z", "2019-07-23T13:32:40.546Z", "2019-07-23T13:32:40.551Z", "2019-07-23T13:32:40.556Z", "2019-07-23T13:32:40.561Z", "2019-07-23T13:32:40.566Z", "2019-07-23T13:32:40.571Z", "2019-07-23T13:32:40.576Z", "2019-07-23T13:32:40.581Z", "2019-07-23T13:32:40.585Z", "2019-07-23T13:32:40.591Z", "2019-07-23T13:32:40.596Z", "2019-07-23T13:32:40.600Z", "2019-07-23T13:32:40.606Z", "2019-07-23T13:32:40.611Z", "2019-07-23T13:32:40.615Z", "2019-07-23T13:32:40.620Z", "2019-07-23T13:32:40.625Z", "2019-07-23T13:32:40.631Z", "2019-07-23T13:32:40.636Z", "2019-07-23T13:32:40.641Z", "2019-07-23T13:32:40.646Z", "2019-07-23T13:32:40.651Z", "2019-07-23T13:32:40.656Z", "2019-07-23T13:32:40.661Z", "2019-07-23T13:32:40.665Z", "2019-07-23T13:32:40.671Z", "2019-07-23T13:32:40.676Z", "2019-07-23T13:32:40.681Z", "2019-07-23T13:32:40.686Z", "2019-07-23T13:32:40.690Z", "2019-07-23T13:32:40.700Z", "2019-07-23T13:32:40.703Z", "2019-07-23T13:32:40.707Z", "2019-07-23T13:32:40.711Z", "2019-07-23T13:32:40.716Z", "2019-07-23T13:32:40.722Z", "2019-07-23T13:32:40.726Z", "2019-07-23T13:32:40.730Z", "2019-07-23T13:32:40.736Z", "2019-07-23T13:32:40.741Z", "2019-07-23T13:32:40.745Z", "2019-07-23T13:32:40.750Z"]</text:p>
          </table:table-cell>
          <table:table-cell office:value-type="string" calcext:value-type="string">
            <text:p>Dashboard.vue:220 (45) ["2019-07-23T13:35:03.700Z", "2019-07-23T13:35:03.723Z", "2019-07-23T13:35:03.727Z", "2019-07-23T13:35:03.731Z", "2019-07-23T13:35:03.735Z", "2019-07-23T13:35:03.739Z", "2019-07-23T13:35:03.743Z", "2019-07-23T13:35:03.747Z", "2019-07-23T13:35:03.751Z", "2019-07-23T13:35:03.755Z", "2019-07-23T13:35:03.759Z", "2019-07-23T13:35:03.763Z", "2019-07-23T13:35:03.767Z", "2019-07-23T13:35:03.771Z", "2019-07-23T13:35:03.775Z", "2019-07-23T13:35:03.779Z", "2019-07-23T13:35:03.783Z", "2019-07-23T13:35:03.787Z", "2019-07-23T13:35:03.791Z", "2019-07-23T13:35:03.795Z", "2019-07-23T13:35:03.799Z", "2019-07-23T13:35:03.803Z", "2019-07-23T13:35:03.807Z", "2019-07-23T13:35:03.811Z", "2019-07-23T13:35:03.815Z", "2019-07-23T13:35:03.819Z", "2019-07-23T13:35:03.824Z", "2019-07-23T13:35:03.827Z", "2019-07-23T13:35:03.831Z", "2019-07-23T13:35:03.835Z", "2019-07-23T13:35:03.839Z", "2019-07-23T13:35:03.843Z", "2019-07-23T13:35:03.847Z", "2019-07-23T13:35:03.851Z", "2019-07-23T13:35:03.855Z", "2019-07-23T13:35:03.859Z", "2019-07-23T13:35:03.863Z", "2019-07-23T13:35:03.867Z", "2019-07-23T13:35:03.871Z", "2019-07-23T13:35:03.875Z", "2019-07-23T13:35:03.879Z", "2019-07-23T13:35:03.883Z", "2019-07-23T13:35:03.887Z", "2019-07-23T13:35:03.891Z", "2019-07-23T13:35:03.895Z"]</text:p>
          </table:table-cell>
          <table:table-cell office:value-type="string" calcext:value-type="string">
            <text:p>Dashboard.vue:220 (45) ["2019-07-23T13:38:37.339Z", "2019-07-23T13:38:37.364Z", "2019-07-23T13:38:37.368Z", "2019-07-23T13:38:37.372Z", "2019-07-23T13:38:37.376Z", "2019-07-23T13:38:37.380Z", "2019-07-23T13:38:37.384Z", "2019-07-23T13:38:37.388Z", "2019-07-23T13:38:37.392Z", "2019-07-23T13:38:37.396Z", "2019-07-23T13:38:37.400Z", "2019-07-23T13:38:37.405Z", "2019-07-23T13:38:37.408Z", "2019-07-23T13:38:37.412Z", "2019-07-23T13:38:37.419Z", "2019-07-23T13:38:37.421Z", "2019-07-23T13:38:37.424Z", "2019-07-23T13:38:37.428Z", "2019-07-23T13:38:37.432Z", "2019-07-23T13:38:37.436Z", "2019-07-23T13:38:37.443Z", "2019-07-23T13:38:37.445Z", "2019-07-23T13:38:37.448Z", "2019-07-23T13:38:37.452Z", "2019-07-23T13:38:37.456Z", "2019-07-23T13:38:37.461Z", "2019-07-23T13:38:37.465Z", "2019-07-23T13:38:37.468Z", "2019-07-23T13:38:37.473Z", "2019-07-23T13:38:37.476Z", "2019-07-23T13:38:37.480Z", "2019-07-23T13:38:37.484Z", "2019-07-23T13:38:37.489Z", "2019-07-23T13:38:37.492Z", "2019-07-23T13:38:37.496Z", "2019-07-23T13:38:37.500Z", "2019-07-23T13:38:37.504Z", "2019-07-23T13:38:37.509Z", "2019-07-23T13:38:37.518Z", "2019-07-23T13:38:37.520Z", "2019-07-23T13:38:37.526Z", "2019-07-23T13:38:37.528Z", "2019-07-23T13:38:37.533Z", "2019-07-23T13:38:37.537Z", "2019-07-23T13:38:37.541Z"]</text:p>
          </table:table-cell>
          <table:table-cell/>
          <table:table-cell office:value-type="string" calcext:value-type="string">
            <text:p>Dashboard.vue:212 2019-07-23T13:42:19.063Z</text:p>
          </table:table-cell>
          <table:table-cell office:value-type="string" calcext:value-type="string">
            <text:p>Dashboard.vue:212 2019-07-23T13:43:07.244Z</text:p>
          </table:table-cell>
          <table:table-cell office:value-type="string" calcext:value-type="string">
            <text:p>Dashboard.vue:220 (45) ["2019-07-23T13:43:53.804Z", "2019-07-23T13:43:53.813Z", "2019-07-23T13:43:53.824Z", "2019-07-23T13:43:53.834Z", "2019-07-23T13:43:53.844Z", "2019-07-23T13:43:53.854Z", "2019-07-23T13:43:53.864Z", "2019-07-23T13:43:53.874Z", "2019-07-23T13:43:53.884Z", "2019-07-23T13:43:53.894Z", "2019-07-23T13:43:53.904Z", "2019-07-23T13:43:53.914Z", "2019-07-23T13:43:53.924Z", "2019-07-23T13:43:53.934Z", "2019-07-23T13:43:53.944Z", "2019-07-23T13:43:53.954Z", "2019-07-23T13:43:53.964Z", "2019-07-23T13:43:53.974Z", "2019-07-23T13:43:53.984Z", "2019-07-23T13:43:53.994Z", "2019-07-23T13:43:54.004Z", "2019-07-23T13:43:54.014Z", "2019-07-23T13:43:54.024Z", "2019-07-23T13:43:54.034Z", "2019-07-23T13:43:54.044Z", "2019-07-23T13:43:54.054Z", "2019-07-23T13:43:54.063Z", "2019-07-23T13:43:54.074Z", "2019-07-23T13:43:54.084Z", "2019-07-23T13:43:54.093Z", "2019-07-23T13:43:54.103Z", "2019-07-23T13:43:54.114Z", "2019-07-23T13:43:54.124Z", "2019-07-23T13:43:54.134Z", "2019-07-23T13:43:54.143Z", "2019-07-23T13:43:54.154Z", "2019-07-23T13:43:54.164Z", "2019-07-23T13:43:54.174Z", "2019-07-23T13:43:54.184Z", "2019-07-23T13:43:54.194Z", "2019-07-23T13:43:54.204Z", "2019-07-23T13:43:54.214Z", "2019-07-23T13:43:54.223Z", "2019-07-23T13:43:54.233Z", "2019-07-23T13:43:54.244Z"]</text:p>
          </table:table-cell>
          <table:table-cell office:value-type="string" calcext:value-type="string">
            <text:p>Dashboard.vue:220 (45) ["2019-07-23T13:44:45.927Z", "2019-07-23T13:44:45.931Z", "2019-07-23T13:44:45.937Z", "2019-07-23T13:44:45.942Z", "2019-07-23T13:44:45.947Z", "2019-07-23T13:44:45.951Z", "2019-07-23T13:44:45.957Z", "2019-07-23T13:44:45.961Z", "2019-07-23T13:44:45.966Z", "2019-07-23T13:44:45.972Z", "2019-07-23T13:44:45.977Z", "2019-07-23T13:44:45.982Z", "2019-07-23T13:44:45.987Z", "2019-07-23T13:44:45.992Z", "2019-07-23T13:44:45.996Z", "2019-07-23T13:44:46.001Z", "2019-07-23T13:44:46.007Z", "2019-07-23T13:44:46.012Z", "2019-07-23T13:44:46.017Z", "2019-07-23T13:44:46.021Z", "2019-07-23T13:44:46.026Z", "2019-07-23T13:44:46.032Z", "2019-07-23T13:44:46.037Z", "2019-07-23T13:44:46.042Z", "2019-07-23T13:44:46.047Z", "2019-07-23T13:44:46.052Z", "2019-07-23T13:44:46.057Z", "2019-07-23T13:44:46.062Z", "2019-07-23T13:44:46.067Z", "2019-07-23T13:44:46.071Z", "2019-07-23T13:44:46.076Z", "2019-07-23T13:44:46.082Z", "2019-07-23T13:44:46.087Z", "2019-07-23T13:44:46.092Z", "2019-07-23T13:44:46.096Z", "2019-07-23T13:44:46.102Z", "2019-07-23T13:44:46.107Z", "2019-07-23T13:44:46.111Z", "2019-07-23T13:44:46.116Z", "2019-07-23T13:44:46.122Z", "2019-07-23T13:44:46.126Z", "2019-07-23T13:44:46.132Z", "2019-07-23T13:44:46.136Z", "2019-07-23T13:44:46.143Z", "2019-07-23T13:44:46.147Z"]</text:p>
          </table:table-cell>
          <table:table-cell office:value-type="string" calcext:value-type="string">
            <text:p>Dashboard.vue:220 (45) ["2019-07-23T13:45:33.224Z", "2019-07-23T13:45:33.230Z", "2019-07-23T13:45:33.233Z", "2019-07-23T13:45:33.236Z", "2019-07-23T13:45:33.240Z", "2019-07-23T13:45:33.243Z", "2019-07-23T13:45:33.248Z", "2019-07-23T13:45:33.251Z", "2019-07-23T13:45:33.255Z", "2019-07-23T13:45:33.261Z", "2019-07-23T13:45:33.263Z", "2019-07-23T13:45:33.267Z", "2019-07-23T13:45:33.272Z", "2019-07-23T13:45:33.276Z", "2019-07-23T13:45:33.281Z", "2019-07-23T13:45:33.283Z", "2019-07-23T13:45:33.287Z", "2019-07-23T13:45:33.291Z", "2019-07-23T13:45:33.295Z", "2019-07-23T13:45:33.298Z", "2019-07-23T13:45:33.303Z", "2019-07-23T13:45:33.307Z", "2019-07-23T13:45:33.311Z", "2019-07-23T13:45:33.315Z", "2019-07-23T13:45:33.319Z", "2019-07-23T13:45:33.323Z", "2019-07-23T13:45:33.327Z", "2019-07-23T13:45:33.330Z", "2019-07-23T13:45:33.335Z", "2019-07-23T13:45:33.339Z", "2019-07-23T13:45:33.343Z", "2019-07-23T13:45:33.346Z", "2019-07-23T13:45:33.351Z", "2019-07-23T13:45:33.355Z", "2019-07-23T13:45:33.358Z", "2019-07-23T13:45:33.363Z", "2019-07-23T13:45:33.367Z", "2019-07-23T13:45:33.371Z", "2019-07-23T13:45:33.375Z", "2019-07-23T13:45:33.379Z", "2019-07-23T13:45:33.383Z", "2019-07-23T13:45:33.387Z", "2019-07-23T13:45:33.391Z", "2019-07-23T13:45:33.395Z", "2019-07-23T13:45:33.399Z"]</text:p>
          </table:table-cell>
          <table:table-cell office:value-type="string" calcext:value-type="string">
            <text:p>Dashboard.vue:220 (45) ["2019-07-23T13:46:20.444Z", "2019-07-23T13:46:20.447Z", "2019-07-23T13:46:20.452Z", "2019-07-23T13:46:20.456Z", "2019-07-23T13:46:20.460Z", "2019-07-23T13:46:20.465Z", "2019-07-23T13:46:20.468Z", "2019-07-23T13:46:20.472Z", "2019-07-23T13:46:20.476Z", "2019-07-23T13:46:20.480Z", "2019-07-23T13:46:20.484Z", "2019-07-23T13:46:20.487Z", "2019-07-23T13:46:20.491Z", "2019-07-23T13:46:20.496Z", "2019-07-23T13:46:20.500Z", "2019-07-23T13:46:20.504Z", "2019-07-23T13:46:20.508Z", "2019-07-23T13:46:20.512Z", "2019-07-23T13:46:20.516Z", "2019-07-23T13:46:20.520Z", "2019-07-23T13:46:20.524Z", "2019-07-23T13:46:20.528Z", "2019-07-23T13:46:20.532Z", "2019-07-23T13:46:20.535Z", "2019-07-23T13:46:20.539Z", "2019-07-23T13:46:20.544Z", "2019-07-23T13:46:20.548Z", "2019-07-23T13:46:20.551Z", "2019-07-23T13:46:20.556Z", "2019-07-23T13:46:20.559Z", "2019-07-23T13:46:20.564Z", "2019-07-23T13:46:20.568Z", "2019-07-23T13:46:20.573Z", "2019-07-23T13:46:20.576Z", "2019-07-23T13:46:20.580Z", "2019-07-23T13:46:20.584Z", "2019-07-23T13:46:20.587Z", "2019-07-23T13:46:20.591Z", "2019-07-23T13:46:20.596Z", "2019-07-23T13:46:20.599Z", "2019-07-23T13:46:20.604Z", "2019-07-23T13:46:20.608Z", "2019-07-23T13:46:20.613Z", "2019-07-23T13:46:20.616Z", "2019-07-23T13:46:20.622Z"]</text:p>
          </table:table-cell>
          <table:table-cell/>
          <table:table-cell office:value-type="string" calcext:value-type="string">
            <text:p>Dashboard.vue:220 (45) ["2019-07-23T12:44:11.405Z", "2019-07-23T12:44:11.505Z", "2019-07-23T12:44:11.705Z", "2019-07-23T12:44:11.805Z", "2019-07-23T12:44:11.906Z", "2019-07-23T12:44:12.005Z", "2019-07-23T12:44:12.105Z", "2019-07-23T12:44:12.205Z", "2019-07-23T12:44:12.305Z", "2019-07-23T12:44:12.405Z", "2019-07-23T12:44:12.505Z", "2019-07-23T12:44:12.605Z", "2019-07-23T12:44:12.705Z", "2019-07-23T12:44:12.805Z", "2019-07-23T12:44:12.905Z", "2019-07-23T12:44:13.005Z", "2019-07-23T12:44:13.105Z", "2019-07-23T12:44:13.205Z", "2019-07-23T12:44:13.305Z", "2019-07-23T12:44:13.805Z", "2019-07-23T12:44:13.905Z", "2019-07-23T12:44:14.005Z", "2019-07-23T12:44:14.105Z", "2019-07-23T12:44:14.205Z", "2019-07-23T12:44:14.305Z", "2019-07-23T12:44:14.405Z", "2019-07-23T12:44:14.505Z", "2019-07-23T12:44:14.605Z", "2019-07-23T12:44:14.705Z", "2019-07-23T12:44:14.805Z", "2019-07-23T12:44:14.905Z", "2019-07-23T12:44:15.005Z", "2019-07-23T12:44:15.105Z", "2019-07-23T12:44:15.205Z", "2019-07-23T12:44:15.305Z", "2019-07-23T12:44:15.405Z", "2019-07-23T12:44:15.505Z", "2019-07-23T12:44:15.605Z", "2019-07-23T12:44:15.705Z", "2019-07-23T12:44:15.805Z", "2019-07-23T12:44:15.904Z", "2019-07-23T12:44:16.005Z", "2019-07-23T12:44:16.105Z", "2019-07-23T12:44:16.205Z", "2019-07-23T12:44:16.305Z"]</text:p>
          </table:table-cell>
          <table:table-cell office:value-type="string" calcext:value-type="string">
            <text:p>Dashboard.vue:220 (45) ["2019-07-23T12:50:46.248Z", "2019-07-23T12:50:46.347Z", "2019-07-23T12:50:46.397Z", "2019-07-23T12:50:46.447Z", "2019-07-23T12:50:46.498Z", "2019-07-23T12:50:46.548Z", "2019-07-23T12:50:46.597Z", "2019-07-23T12:50:46.647Z", "2019-07-23T12:50:46.697Z", "2019-07-23T12:50:46.748Z", "2019-07-23T12:50:46.797Z", "2019-07-23T12:50:46.847Z", "2019-07-23T12:50:46.898Z", "2019-07-23T12:50:46.948Z", "2019-07-23T12:50:46.998Z", "2019-07-23T12:50:47.047Z", "2019-07-23T12:50:47.098Z", "2019-07-23T12:50:47.147Z", "2019-07-23T12:50:47.198Z", "2019-07-23T12:50:47.248Z", "2019-07-23T12:50:47.297Z", "2019-07-23T12:50:47.347Z", "2019-07-23T12:50:47.398Z", "2019-07-23T12:50:47.447Z", "2019-07-23T12:50:47.497Z", "2019-07-23T12:50:47.548Z", "2019-07-23T12:50:47.797Z", "2019-07-23T12:50:47.847Z", "2019-07-23T12:50:47.897Z", "2019-07-23T12:50:47.947Z", "2019-07-23T12:50:47.997Z", "2019-07-23T12:50:48.048Z", "2019-07-23T12:50:48.097Z", "2019-07-23T12:50:48.147Z", "2019-07-23T12:50:48.197Z", "2019-07-23T12:50:48.247Z", "2019-07-23T12:50:48.297Z", "2019-07-23T12:50:48.347Z", "2019-07-23T12:50:48.398Z", "2019-07-23T12:50:48.448Z", "2019-07-23T12:50:48.497Z", "2019-07-23T12:50:48.548Z", "2019-07-23T12:50:48.597Z", "2019-07-23T12:50:48.648Z", "2019-07-23T12:50:48.698Z"]</text:p>
          </table:table-cell>
          <table:table-cell office:value-type="string" calcext:value-type="string">
            <text:p>Dashboard.vue:220 (45) ["2019-07-23T13:00:01.075Z", "2019-07-23T13:00:01.084Z", "2019-07-23T13:00:01.144Z", "2019-07-23T13:00:01.155Z", "2019-07-23T13:00:01.164Z", "2019-07-23T13:00:01.174Z", "2019-07-23T13:00:01.184Z", "2019-07-23T13:00:01.194Z", "2019-07-23T13:00:01.205Z", "2019-07-23T13:00:01.214Z", "2019-07-23T13:00:01.224Z", "2019-07-23T13:00:01.234Z", "2019-07-23T13:00:01.244Z", "2019-07-23T13:00:01.255Z", "2019-07-23T13:00:01.265Z", "2019-07-23T13:00:01.274Z", "2019-07-23T13:00:01.284Z", "2019-07-23T13:00:01.294Z", "2019-07-23T13:00:01.304Z", "2019-07-23T13:00:01.314Z", "2019-07-23T13:00:01.324Z", "2019-07-23T13:00:01.334Z", "2019-07-23T13:00:01.344Z", "2019-07-23T13:00:01.355Z", "2019-07-23T13:00:01.364Z", "2019-07-23T13:00:01.375Z", "2019-07-23T13:00:01.384Z", "2019-07-23T13:00:01.394Z", "2019-07-23T13:00:01.404Z", "2019-07-23T13:00:01.414Z", "2019-07-23T13:00:01.425Z", "2019-07-23T13:00:01.435Z", "2019-07-23T13:00:01.444Z", "2019-07-23T13:00:01.454Z", "2019-07-23T13:00:01.464Z", "2019-07-23T13:00:01.474Z", "2019-07-23T13:00:01.484Z", "2019-07-23T13:00:01.495Z", "2019-07-23T13:00:01.504Z", "2019-07-23T13:00:01.514Z", "2019-07-23T13:00:01.524Z", "2019-07-23T13:00:01.535Z", "2019-07-23T13:00:01.544Z", "2019-07-23T13:00:01.554Z", "2019-07-23T13:00:01.565Z"]</text:p>
          </table:table-cell>
          <table:table-cell office:value-type="string" calcext:value-type="string">
            <text:p>Dashboard.vue:220 (45) ["2019-07-23T13:06:31.270Z", "2019-07-23T13:06:31.296Z", "2019-07-23T13:06:31.305Z", "2019-07-23T13:06:31.309Z", "2019-07-23T13:06:31.314Z", "2019-07-23T13:06:31.319Z", "2019-07-23T13:06:31.326Z", "2019-07-23T13:06:31.329Z", "2019-07-23T13:06:31.334Z", "2019-07-23T13:06:31.339Z", "2019-07-23T13:06:31.344Z", "2019-07-23T13:06:31.350Z", "2019-07-23T13:06:31.354Z", "2019-07-23T13:06:31.359Z", "2019-07-23T13:06:31.364Z", "2019-07-23T13:06:31.370Z", "2019-07-23T13:06:31.374Z", "2019-07-23T13:06:31.379Z", "2019-07-23T13:06:31.384Z", "2019-07-23T13:06:31.389Z", "2019-07-23T13:06:31.395Z", "2019-07-23T13:06:31.399Z", "2019-07-23T13:06:31.404Z", "2019-07-23T13:06:31.409Z", "2019-07-23T13:06:31.413Z", "2019-07-23T13:06:31.418Z", "2019-07-23T13:06:31.424Z", "2019-07-23T13:06:31.429Z", "2019-07-23T13:06:31.434Z", "2019-07-23T13:06:31.444Z", "2019-07-23T13:06:31.445Z", "2019-07-23T13:06:31.450Z", "2019-07-23T13:06:31.456Z", "2019-07-23T13:06:31.460Z", "2019-07-23T13:06:31.464Z", "2019-07-23T13:06:31.469Z", "2019-07-23T13:06:31.474Z", "2019-07-23T13:06:31.479Z", "2019-07-23T13:06:31.484Z", "2019-07-23T13:06:31.489Z", "2019-07-23T13:06:31.494Z", "2019-07-23T13:06:31.499Z", "2019-07-23T13:06:31.504Z", "2019-07-23T13:06:31.510Z", "2019-07-23T13:06:31.514Z"]</text:p>
          </table:table-cell>
          <table:table-cell office:value-type="string" calcext:value-type="string">
            <text:p>Dashboard.vue:220 (45) ["2019-07-23T13:12:57.222Z", "2019-07-23T13:12:57.247Z", "2019-07-23T13:12:57.250Z", "2019-07-23T13:12:57.254Z", "2019-07-23T13:12:57.258Z", "2019-07-23T13:12:57.261Z", "2019-07-23T13:12:57.269Z", "2019-07-23T13:12:57.274Z", "2019-07-23T13:12:57.278Z", "2019-07-23T13:12:57.282Z", "2019-07-23T13:12:57.288Z", "2019-07-23T13:12:57.290Z", "2019-07-23T13:12:57.294Z", "2019-07-23T13:12:57.298Z", "2019-07-23T13:12:57.302Z", "2019-07-23T13:12:57.306Z", "2019-07-23T13:12:57.311Z", "2019-07-23T13:12:57.316Z", "2019-07-23T13:12:57.320Z", "2019-07-23T13:12:57.324Z", "2019-07-23T13:12:57.328Z", "2019-07-23T13:12:57.332Z", "2019-07-23T13:12:57.334Z", "2019-07-23T13:12:57.338Z", "2019-07-23T13:12:57.343Z", "2019-07-23T13:12:57.346Z", "2019-07-23T13:12:57.350Z", "2019-07-23T13:12:57.355Z", "2019-07-23T13:12:57.358Z", "2019-07-23T13:12:57.364Z", "2019-07-23T13:12:57.366Z", "2019-07-23T13:12:57.370Z", "2019-07-23T13:12:57.374Z", "2019-07-23T13:12:57.379Z", "2019-07-23T13:12:57.381Z", "2019-07-23T13:12:57.386Z", "2019-07-23T13:12:57.390Z", "2019-07-23T13:12:57.393Z", "2019-07-23T13:12:57.399Z", "2019-07-23T13:12:57.402Z", "2019-07-23T13:12:57.407Z", "2019-07-23T13:12:57.409Z", "2019-07-23T13:12:57.420Z", "2019-07-23T13:12:57.426Z", "2019-07-23T13:12:57.430Z"]</text:p>
          </table:table-cell>
          <table:table-cell office:value-type="string" calcext:value-type="string">
            <text:p>Dashboard.vue:220 (45) ["2019-07-23T13:21:35.218Z", "2019-07-23T13:21:35.222Z", "2019-07-23T13:21:35.243Z", "2019-07-23T13:21:35.248Z", "2019-07-23T13:21:35.251Z", "2019-07-23T13:21:35.255Z", "2019-07-23T13:21:35.259Z", "2019-07-23T13:21:35.264Z", "2019-07-23T13:21:35.267Z", "2019-07-23T13:21:35.271Z", "2019-07-23T13:21:35.275Z", "2019-07-23T13:21:35.279Z", "2019-07-23T13:21:35.284Z", "2019-07-23T13:21:35.288Z", "2019-07-23T13:21:35.291Z", "2019-07-23T13:21:35.296Z", "2019-07-23T13:21:35.299Z", "2019-07-23T13:21:35.303Z", "2019-07-23T13:21:35.307Z", "2019-07-23T13:21:35.312Z", "2019-07-23T13:21:35.315Z", "2019-07-23T13:21:35.319Z", "2019-07-23T13:21:35.323Z", "2019-07-23T13:21:35.327Z", "2019-07-23T13:21:35.331Z", "2019-07-23T13:21:35.336Z", "2019-07-23T13:21:35.339Z", "2019-07-23T13:21:35.343Z", "2019-07-23T13:21:35.347Z", "2019-07-23T13:21:35.352Z", "2019-07-23T13:21:35.356Z", "2019-07-23T13:21:35.360Z", "2019-07-23T13:21:35.364Z", "2019-07-23T13:21:35.367Z", "2019-07-23T13:21:35.371Z", "2019-07-23T13:21:35.376Z", "2019-07-23T13:21:35.380Z", "2019-07-23T13:21:35.383Z", "2019-07-23T13:21:35.387Z", "2019-07-23T13:21:35.392Z", "2019-07-23T13:21:35.395Z", "2019-07-23T13:21:35.400Z", "2019-07-23T13:21:35.404Z", "2019-07-23T13:21:35.407Z", "2019-07-23T13:21:35.412Z"]</text:p>
          </table:table-cell>
          <table:table-cell/>
          <table:table-cell office:value-type="string" calcext:value-type="string">
            <text:p>Dashboard.vue:212 2019-07-23T12:20:18.354Z</text:p>
          </table:table-cell>
          <table:table-cell office:value-type="string" calcext:value-type="string">
            <text:p>Dashboard.vue:212 2019-07-23T12:24:11.716Z</text:p>
          </table:table-cell>
          <table:table-cell office:value-type="string" calcext:value-type="string">
            <text:p>Dashboard.vue:220 (45) ["2019-07-23T12:25:07.092Z", "2019-07-23T12:25:07.101Z", "2019-07-23T12:25:07.111Z", "2019-07-23T12:25:07.121Z", "2019-07-23T12:25:07.131Z", "2019-07-23T12:25:07.141Z", "2019-07-23T12:25:07.151Z", "2019-07-23T12:25:07.161Z", "2019-07-23T12:25:07.171Z", "2019-07-23T12:25:07.181Z", "2019-07-23T12:25:07.191Z", "2019-07-23T12:25:07.202Z", "2019-07-23T12:25:07.211Z", "2019-07-23T12:25:07.221Z", "2019-07-23T12:25:07.232Z", "2019-07-23T12:25:07.241Z", "2019-07-23T12:25:07.251Z", "2019-07-23T12:25:07.261Z", "2019-07-23T12:25:07.271Z", "2019-07-23T12:25:07.281Z", "2019-07-23T12:25:07.291Z", "2019-07-23T12:25:07.301Z", "2019-07-23T12:25:07.312Z", "2019-07-23T12:25:07.321Z", "2019-07-23T12:25:07.331Z", "2019-07-23T12:25:07.341Z", "2019-07-23T12:25:07.351Z", "2019-07-23T12:25:07.361Z", "2019-07-23T12:25:07.372Z", "2019-07-23T12:25:07.381Z", "2019-07-23T12:25:07.391Z", "2019-07-23T12:25:07.402Z", "2019-07-23T12:25:07.411Z", "2019-07-23T12:25:07.421Z", "2019-07-23T12:25:07.431Z", "2019-07-23T12:25:07.441Z", "2019-07-23T12:25:07.452Z", "2019-07-23T12:25:07.461Z", "2019-07-23T12:25:07.471Z", "2019-07-23T12:25:07.481Z", "2019-07-23T12:25:07.491Z", "2019-07-23T12:25:07.501Z", "2019-07-23T12:25:07.512Z", "2019-07-23T12:25:07.521Z", "2019-07-23T12:25:07.532Z"]</text:p>
          </table:table-cell>
          <table:table-cell office:value-type="string" calcext:value-type="string">
            <text:p>Dashboard.vue:220 (45) ["2019-07-23T12:25:58.397Z", "2019-07-23T12:25:58.403Z", "2019-07-23T12:25:58.408Z", "2019-07-23T12:25:58.413Z", "2019-07-23T12:25:58.417Z", "2019-07-23T12:25:58.422Z", "2019-07-23T12:25:58.427Z", "2019-07-23T12:25:58.433Z", "2019-07-23T12:25:58.437Z", "2019-07-23T12:25:58.442Z", "2019-07-23T12:25:58.447Z", "2019-07-23T12:25:58.453Z", "2019-07-23T12:25:58.458Z", "2019-07-23T12:25:58.462Z", "2019-07-23T12:25:58.468Z", "2019-07-23T12:25:58.472Z", "2019-07-23T12:25:58.478Z", "2019-07-23T12:25:58.482Z", "2019-07-23T12:25:58.487Z", "2019-07-23T12:25:58.492Z", "2019-07-23T12:25:58.498Z", "2019-07-23T12:25:58.502Z", "2019-07-23T12:25:58.507Z", "2019-07-23T12:25:58.513Z", "2019-07-23T12:25:58.517Z", "2019-07-23T12:25:58.523Z", "2019-07-23T12:25:58.527Z", "2019-07-23T12:25:58.532Z", "2019-07-23T12:25:58.537Z", "2019-07-23T12:25:58.543Z", "2019-07-23T12:25:58.548Z", "2019-07-23T12:25:58.552Z", "2019-07-23T12:25:58.557Z", "2019-07-23T12:25:58.562Z", "2019-07-23T12:25:58.567Z", "2019-07-23T12:25:58.572Z", "2019-07-23T12:25:58.577Z", "2019-07-23T12:25:58.582Z", "2019-07-23T12:25:58.588Z", "2019-07-23T12:25:58.592Z", "2019-07-23T12:25:58.597Z", "2019-07-23T12:25:58.602Z", "2019-07-23T12:25:58.608Z", "2019-07-23T12:25:58.613Z", "2019-07-23T12:25:58.618Z"]</text:p>
          </table:table-cell>
          <table:table-cell office:value-type="string" calcext:value-type="string">
            <text:p>Dashboard.vue:220 (45) ["2019-07-23T12:26:34.221Z", "2019-07-23T12:26:34.226Z", "2019-07-23T12:26:34.230Z", "2019-07-23T12:26:34.233Z", "2019-07-23T12:26:34.238Z", "2019-07-23T12:26:34.241Z", "2019-07-23T12:26:34.246Z", "2019-07-23T12:26:34.250Z", "2019-07-23T12:26:34.254Z", "2019-07-23T12:26:34.258Z", "2019-07-23T12:26:34.261Z", "2019-07-23T12:26:34.266Z", "2019-07-23T12:26:34.270Z", "2019-07-23T12:26:34.274Z", "2019-07-23T12:26:34.278Z", "2019-07-23T12:26:34.282Z", "2019-07-23T12:26:34.286Z", "2019-07-23T12:26:34.290Z", "2019-07-23T12:26:34.294Z", "2019-07-23T12:26:34.297Z", "2019-07-23T12:26:34.302Z", "2019-07-23T12:26:34.306Z", "2019-07-23T12:26:34.309Z", "2019-07-23T12:26:34.313Z", "2019-07-23T12:26:34.318Z", "2019-07-23T12:26:34.322Z", "2019-07-23T12:26:34.326Z", "2019-07-23T12:26:34.329Z", "2019-07-23T12:26:34.333Z", "2019-07-23T12:26:34.337Z", "2019-07-23T12:26:34.342Z", "2019-07-23T12:26:34.346Z", "2019-07-23T12:26:34.350Z", "2019-07-23T12:26:34.354Z", "2019-07-23T12:26:34.357Z", "2019-07-23T12:26:34.361Z", "2019-07-23T12:26:34.366Z", "2019-07-23T12:26:34.369Z", "2019-07-23T12:26:34.373Z", "2019-07-23T12:26:34.378Z", "2019-07-23T12:26:34.382Z", "2019-07-23T12:26:34.386Z", "2019-07-23T12:26:34.390Z", "2019-07-23T12:26:34.393Z", "2019-07-23T12:26:34.398Z"]</text:p>
          </table:table-cell>
          <table:table-cell office:value-type="string" calcext:value-type="string">
            <text:p>Dashboard.vue:220 (45) ["2019-07-23T12:27:08.247Z", "2019-07-23T12:27:08.251Z", "2019-07-23T12:27:08.255Z", "2019-07-23T12:27:08.258Z", "2019-07-23T12:27:08.262Z", "2019-07-23T12:27:08.267Z", "2019-07-23T12:27:08.271Z", "2019-07-23T12:27:08.275Z", "2019-07-23T12:27:08.278Z", "2019-07-23T12:27:08.282Z", "2019-07-23T12:27:08.286Z", "2019-07-23T12:27:08.290Z", "2019-07-23T12:27:08.295Z", "2019-07-23T12:27:08.299Z", "2019-07-23T12:27:08.303Z", "2019-07-23T12:27:08.306Z", "2019-07-23T12:27:08.310Z", "2019-07-23T12:27:08.314Z", "2019-07-23T12:27:08.318Z", "2019-07-23T12:27:08.323Z", "2019-07-23T12:27:08.327Z", "2019-07-23T12:27:08.331Z", "2019-07-23T12:27:08.334Z", "2019-07-23T12:27:08.339Z", "2019-07-23T12:27:08.342Z", "2019-07-23T12:27:08.346Z", "2019-07-23T12:27:08.350Z", "2019-07-23T12:27:08.354Z", "2019-07-23T12:27:08.359Z", "2019-07-23T12:27:08.362Z", "2019-07-23T12:27:08.366Z", "2019-07-23T12:27:08.370Z", "2019-07-23T12:27:08.375Z", "2019-07-23T12:27:08.379Z", "2019-07-23T12:27:08.382Z", "2019-07-23T12:27:08.387Z", "2019-07-23T12:27:08.391Z", "2019-07-23T12:27:08.395Z", "2019-07-23T12:27:08.399Z", "2019-07-23T12:27:08.402Z", "2019-07-23T12:27:08.406Z", "2019-07-23T12:27:08.410Z", "2019-07-23T12:27:08.415Z", "2019-07-23T12:27:08.418Z", "2019-07-23T12:27:08.422Z"]</text:p>
          </table:table-cell>
        </table:table-row>
        <table:table-row table:style-name="ro1">
          <table:table-cell/>
          <table:table-cell office:value-type="string" calcext:value-type="string">
            <text:p>Dashboard.vue:219 tumpukan yang belum diterima : 44</text:p>
          </table:table-cell>
          <table:table-cell office:value-type="string" calcext:value-type="string">
            <text:p>Dashboard.vue:211 9260</text:p>
          </table:table-cell>
          <table:table-cell office:value-type="string" calcext:value-type="string">
            <text:p>Dashboard.vue:211 20331</text:p>
          </table:table-cell>
          <table:table-cell office:value-type="string" calcext:value-type="string">
            <text:p>Dashboard.vue:211 19351</text:p>
          </table:table-cell>
          <table:table-cell office:value-type="string" calcext:value-type="string">
            <text:p>Dashboard.vue:211 18886</text:p>
          </table:table-cell>
          <table:table-cell office:value-type="string" calcext:value-type="string">
            <text:p>Dashboard.vue:211 18782</text:p>
          </table:table-cell>
          <table:table-cell/>
          <table:table-cell office:value-type="string" calcext:value-type="string">
            <text:p>Dashboard.vue:211 581</text:p>
          </table:table-cell>
          <table:table-cell office:value-type="string" calcext:value-type="string">
            <text:p>Dashboard.vue:211 606</text:p>
          </table:table-cell>
          <table:table-cell office:value-type="string" calcext:value-type="string">
            <text:p>Dashboard.vue:211 1106</text:p>
          </table:table-cell>
          <table:table-cell office:value-type="string" calcext:value-type="string">
            <text:p>Dashboard.vue:211 1352</text:p>
          </table:table-cell>
          <table:table-cell office:value-type="string" calcext:value-type="string">
            <text:p>Dashboard.vue:211 1405</text:p>
          </table:table-cell>
          <table:table-cell office:value-type="string" calcext:value-type="string">
            <text:p>Dashboard.vue:211 798</text:p>
          </table:table-cell>
          <table:table-cell/>
          <table:table-cell office:value-type="string" calcext:value-type="string">
            <text:p>Dashboard.vue:211 33932</text:p>
          </table:table-cell>
          <table:table-cell office:value-type="string" calcext:value-type="string">
            <text:p>Dashboard.vue:211 41108</text:p>
          </table:table-cell>
          <table:table-cell office:value-type="string" calcext:value-type="string">
            <text:p>Dashboard.vue:211 55526</text:p>
          </table:table-cell>
          <table:table-cell office:value-type="string" calcext:value-type="string">
            <text:p>Dashboard.vue:211 49343</text:p>
          </table:table-cell>
          <table:table-cell office:value-type="string" calcext:value-type="string">
            <text:p>Dashboard.vue:211 50868</text:p>
          </table:table-cell>
          <table:table-cell office:value-type="string" calcext:value-type="string">
            <text:p>Dashboard.vue:211 56321</text:p>
          </table:table-cell>
          <table:table-cell/>
          <table:table-cell office:value-type="string" calcext:value-type="string">
            <text:p>Dashboard.vue:211 655</text:p>
          </table:table-cell>
          <table:table-cell office:value-type="string" calcext:value-type="string">
            <text:p>Dashboard.vue:211 1188</text:p>
          </table:table-cell>
          <table:table-cell office:value-type="string" calcext:value-type="string">
            <text:p>Dashboard.vue:211 655</text:p>
          </table:table-cell>
          <table:table-cell office:value-type="string" calcext:value-type="string">
            <text:p>Dashboard.vue:211 912</text:p>
          </table:table-cell>
          <table:table-cell office:value-type="string" calcext:value-type="string">
            <text:p>Dashboard.vue:211 1026</text:p>
          </table:table-cell>
          <table:table-cell office:value-type="string" calcext:value-type="string">
            <text:p>Dashboard.vue:211 1194</text:p>
          </table:table-cell>
        </table:table-row>
        <table:table-row table:style-name="ro1">
          <table:table-cell/>
          <table:table-cell office:value-type="string" calcext:value-type="string">
            <text:p>Dashboard.vue:220 (44) ["2019-07-23T13:19:23.671Z", "2019-07-23T13:19:23.972Z", "2019-07-23T13:19:24.070Z", "2019-07-23T13:19:24.171Z", "2019-07-23T13:19:24.271Z", "2019-07-23T13:19:24.370Z", "2019-07-23T13:19:24.470Z", "2019-07-23T13:19:24.571Z", "2019-07-23T13:19:24.671Z", "2019-07-23T13:19:24.771Z", "2019-07-23T13:19:25.271Z", "2019-07-23T13:19:25.371Z", "2019-07-23T13:19:25.470Z", "2019-07-23T13:19:25.571Z", "2019-07-23T13:19:25.671Z", "2019-07-23T13:19:25.770Z", "2019-07-23T13:19:25.870Z", "2019-07-23T13:19:25.970Z", "2019-07-23T13:19:26.070Z", "2019-07-23T13:19:26.171Z", "2019-07-23T13:19:26.270Z", "2019-07-23T13:19:26.371Z", "2019-07-23T13:19:26.470Z", "2019-07-23T13:19:26.570Z", "2019-07-23T13:19:26.671Z", "2019-07-23T13:19:26.771Z", "2019-07-23T13:19:26.872Z", "2019-07-23T13:19:26.971Z", "2019-07-23T13:19:27.070Z", "2019-07-23T13:19:27.171Z", "2019-07-23T13:19:27.271Z", "2019-07-23T13:19:27.370Z", "2019-07-23T13:19:27.470Z", "2019-07-23T13:19:27.571Z", "2019-07-23T13:19:27.671Z", "2019-07-23T13:19:27.770Z", "2019-07-23T13:19:27.871Z", "2019-07-23T13:19:27.971Z", "2019-07-23T13:19:28.070Z", "2019-07-23T13:19:28.171Z", "2019-07-23T13:19:28.271Z", "2019-07-23T13:19:28.370Z", "2019-07-23T13:19:28.481Z", "2019-07-23T13:19:28.571Z"]</text:p>
          </table:table-cell>
          <table:table-cell office:value-type="string" calcext:value-type="string">
            <text:p>Dashboard.vue:212 2019-07-23T13:25:39.574Z</text:p>
          </table:table-cell>
          <table:table-cell office:value-type="string" calcext:value-type="string">
            <text:p>Dashboard.vue:212 2019-07-23T13:29:03.920Z</text:p>
          </table:table-cell>
          <table:table-cell office:value-type="string" calcext:value-type="string">
            <text:p>Dashboard.vue:212 2019-07-23T13:32:40.535Z</text:p>
          </table:table-cell>
          <table:table-cell office:value-type="string" calcext:value-type="string">
            <text:p>Dashboard.vue:212 2019-07-23T13:35:03.731Z</text:p>
          </table:table-cell>
          <table:table-cell office:value-type="string" calcext:value-type="string">
            <text:p>Dashboard.vue:212 2019-07-23T13:38:37.364Z</text:p>
          </table:table-cell>
          <table:table-cell/>
          <table:table-cell office:value-type="string" calcext:value-type="string">
            <text:p>Dashboard.vue:212 2019-07-23T13:42:19.163Z</text:p>
          </table:table-cell>
          <table:table-cell office:value-type="string" calcext:value-type="string">
            <text:p>Dashboard.vue:212 2019-07-23T13:43:07.294Z</text:p>
          </table:table-cell>
          <table:table-cell office:value-type="string" calcext:value-type="string">
            <text:p>Dashboard.vue:212 2019-07-23T13:43:53.804Z</text:p>
          </table:table-cell>
          <table:table-cell office:value-type="string" calcext:value-type="string">
            <text:p>Dashboard.vue:212 2019-07-23T13:44:45.927Z</text:p>
          </table:table-cell>
          <table:table-cell office:value-type="string" calcext:value-type="string">
            <text:p>Dashboard.vue:212 2019-07-23T13:45:33.224Z</text:p>
          </table:table-cell>
          <table:table-cell office:value-type="string" calcext:value-type="string">
            <text:p>Dashboard.vue:212 2019-07-23T13:46:20.444Z</text:p>
          </table:table-cell>
          <table:table-cell/>
          <table:table-cell office:value-type="string" calcext:value-type="string">
            <text:p>Dashboard.vue:212 2019-07-23T12:44:13.805Z</text:p>
          </table:table-cell>
          <table:table-cell office:value-type="string" calcext:value-type="string">
            <text:p>Dashboard.vue:212 2019-07-23T12:50:47.797Z</text:p>
          </table:table-cell>
          <table:table-cell office:value-type="string" calcext:value-type="string">
            <text:p>Dashboard.vue:212 2019-07-23T13:00:01.144Z</text:p>
          </table:table-cell>
          <table:table-cell office:value-type="string" calcext:value-type="string">
            <text:p>Dashboard.vue:212 2019-07-23T13:06:31.296Z</text:p>
          </table:table-cell>
          <table:table-cell office:value-type="string" calcext:value-type="string">
            <text:p>Dashboard.vue:212 2019-07-23T13:12:57.247Z</text:p>
          </table:table-cell>
          <table:table-cell office:value-type="string" calcext:value-type="string">
            <text:p>Dashboard.vue:212 2019-07-23T13:21:35.243Z</text:p>
          </table:table-cell>
          <table:table-cell/>
          <table:table-cell office:value-type="string" calcext:value-type="string">
            <text:p>Dashboard.vue:212 2019-07-23T12:20:18.453Z</text:p>
          </table:table-cell>
          <table:table-cell office:value-type="string" calcext:value-type="string">
            <text:p>Dashboard.vue:212 2019-07-23T12:24:11.766Z</text:p>
          </table:table-cell>
          <table:table-cell office:value-type="string" calcext:value-type="string">
            <text:p>Dashboard.vue:212 2019-07-23T12:25:07.092Z</text:p>
          </table:table-cell>
          <table:table-cell office:value-type="string" calcext:value-type="string">
            <text:p>Dashboard.vue:212 2019-07-23T12:25:58.397Z</text:p>
          </table:table-cell>
          <table:table-cell office:value-type="string" calcext:value-type="string">
            <text:p>Dashboard.vue:212 2019-07-23T12:26:34.221Z</text:p>
          </table:table-cell>
          <table:table-cell office:value-type="string" calcext:value-type="string">
            <text:p>Dashboard.vue:212 2019-07-23T12:27:08.247Z</text:p>
          </table:table-cell>
        </table:table-row>
        <table:table-row table:style-name="ro1">
          <table:table-cell/>
          <table:table-cell office:value-type="string" calcext:value-type="string">
            <text:p>Dashboard.vue:211 5384</text:p>
          </table:table-cell>
          <table:table-cell table:number-columns-repeated="5" office:value-type="string" calcext:value-type="string">
            <text:p>Dashboard.vue:219 tumpukan yang belum diterima : 44</text:p>
          </table:table-cell>
          <table:table-cell/>
          <table:table-cell office:value-type="string" calcext:value-type="string">
            <text:p>Dashboard.vue:211 762</text:p>
          </table:table-cell>
          <table:table-cell office:value-type="string" calcext:value-type="string">
            <text:p>Dashboard.vue:211 570</text:p>
          </table:table-cell>
          <table:table-cell table:number-columns-repeated="4" office:value-type="string" calcext:value-type="string">
            <text:p>Dashboard.vue:219 tumpukan yang belum diterima : 44</text:p>
          </table:table-cell>
          <table:table-cell/>
          <table:table-cell table:number-columns-repeated="6" office:value-type="string" calcext:value-type="string">
            <text:p>Dashboard.vue:219 tumpukan yang belum diterima : 44</text:p>
          </table:table-cell>
          <table:table-cell/>
          <table:table-cell office:value-type="string" calcext:value-type="string">
            <text:p>Dashboard.vue:211 693</text:p>
          </table:table-cell>
          <table:table-cell office:value-type="string" calcext:value-type="string">
            <text:p>Dashboard.vue:211 1146</text:p>
          </table:table-cell>
          <table:table-cell table:number-columns-repeated="4" office:value-type="string" calcext:value-type="string">
            <text:p>Dashboard.vue:219 tumpukan yang belum diterima : 44</text:p>
          </table:table-cell>
        </table:table-row>
        <table:table-row table:style-name="ro1">
          <table:table-cell/>
          <table:table-cell office:value-type="string" calcext:value-type="string">
            <text:p>Dashboard.vue:212 2019-07-23T13:19:25.271Z</text:p>
          </table:table-cell>
          <table:table-cell office:value-type="string" calcext:value-type="string">
            <text:p>Dashboard.vue:220 (44) ["2019-07-23T13:25:38.275Z", "2019-07-23T13:25:38.424Z", "2019-07-23T13:25:38.474Z", "2019-07-23T13:25:38.524Z", "2019-07-23T13:25:38.574Z", "2019-07-23T13:25:38.624Z", "2019-07-23T13:25:38.674Z", "2019-07-23T13:25:38.724Z", "2019-07-23T13:25:38.774Z", "2019-07-23T13:25:38.824Z", "2019-07-23T13:25:38.874Z", "2019-07-23T13:25:38.924Z", "2019-07-23T13:25:38.975Z", "2019-07-23T13:25:39.024Z", "2019-07-23T13:25:39.074Z", "2019-07-23T13:25:39.124Z", "2019-07-23T13:25:39.173Z", "2019-07-23T13:25:39.224Z", "2019-07-23T13:25:39.274Z", "2019-07-23T13:25:39.324Z", "2019-07-23T13:25:39.375Z", "2019-07-23T13:25:39.624Z", "2019-07-23T13:25:39.674Z", "2019-07-23T13:25:39.724Z", "2019-07-23T13:25:39.775Z", "2019-07-23T13:25:39.824Z", "2019-07-23T13:25:39.874Z", "2019-07-23T13:25:39.924Z", "2019-07-23T13:25:39.975Z", "2019-07-23T13:25:40.024Z", "2019-07-23T13:25:40.073Z", "2019-07-23T13:25:40.124Z", "2019-07-23T13:25:40.174Z", "2019-07-23T13:25:40.224Z", "2019-07-23T13:25:40.274Z", "2019-07-23T13:25:40.325Z", "2019-07-23T13:25:40.375Z", "2019-07-23T13:25:40.424Z", "2019-07-23T13:25:40.475Z", "2019-07-23T13:25:40.524Z", "2019-07-23T13:25:40.574Z", "2019-07-23T13:25:40.624Z", "2019-07-23T13:25:40.674Z", "2019-07-23T13:25:40.724Z"]</text:p>
          </table:table-cell>
          <table:table-cell office:value-type="string" calcext:value-type="string">
            <text:p>Dashboard.vue:220 (44) ["2019-07-23T13:29:03.861Z", "2019-07-23T13:29:03.930Z", "2019-07-23T13:29:03.941Z", "2019-07-23T13:29:03.950Z", "2019-07-23T13:29:03.960Z", "2019-07-23T13:29:03.971Z", "2019-07-23T13:29:03.981Z", "2019-07-23T13:29:03.991Z", "2019-07-23T13:29:04.001Z", "2019-07-23T13:29:04.011Z", "2019-07-23T13:29:04.020Z", "2019-07-23T13:29:04.030Z", "2019-07-23T13:29:04.040Z", "2019-07-23T13:29:04.051Z", "2019-07-23T13:29:04.060Z", "2019-07-23T13:29:04.071Z", "2019-07-23T13:29:04.080Z", "2019-07-23T13:29:04.091Z", "2019-07-23T13:29:04.101Z", "2019-07-23T13:29:04.111Z", "2019-07-23T13:29:04.120Z", "2019-07-23T13:29:04.131Z", "2019-07-23T13:29:04.141Z", "2019-07-23T13:29:04.151Z", "2019-07-23T13:29:04.161Z", "2019-07-23T13:29:04.171Z", "2019-07-23T13:29:04.181Z", "2019-07-23T13:29:04.190Z", "2019-07-23T13:29:04.201Z", "2019-07-23T13:29:04.210Z", "2019-07-23T13:29:04.220Z", "2019-07-23T13:29:04.231Z", "2019-07-23T13:29:04.240Z", "2019-07-23T13:29:04.251Z", "2019-07-23T13:29:04.260Z", "2019-07-23T13:29:04.270Z", "2019-07-23T13:29:04.281Z", "2019-07-23T13:29:04.291Z", "2019-07-23T13:29:04.301Z", "2019-07-23T13:29:04.311Z", "2019-07-23T13:29:04.320Z", "2019-07-23T13:29:04.331Z", "2019-07-23T13:29:04.340Z", "2019-07-23T13:29:04.350Z"]</text:p>
          </table:table-cell>
          <table:table-cell office:value-type="string" calcext:value-type="string">
            <text:p>Dashboard.vue:220 (44) ["2019-07-23T13:32:40.507Z", "2019-07-23T13:32:40.541Z", "2019-07-23T13:32:40.546Z", "2019-07-23T13:32:40.551Z", "2019-07-23T13:32:40.556Z", "2019-07-23T13:32:40.561Z", "2019-07-23T13:32:40.566Z", "2019-07-23T13:32:40.571Z", "2019-07-23T13:32:40.576Z", "2019-07-23T13:32:40.581Z", "2019-07-23T13:32:40.585Z", "2019-07-23T13:32:40.591Z", "2019-07-23T13:32:40.596Z", "2019-07-23T13:32:40.600Z", "2019-07-23T13:32:40.606Z", "2019-07-23T13:32:40.611Z", "2019-07-23T13:32:40.615Z", "2019-07-23T13:32:40.620Z", "2019-07-23T13:32:40.625Z", "2019-07-23T13:32:40.631Z", "2019-07-23T13:32:40.636Z", "2019-07-23T13:32:40.641Z", "2019-07-23T13:32:40.646Z", "2019-07-23T13:32:40.651Z", "2019-07-23T13:32:40.656Z", "2019-07-23T13:32:40.661Z", "2019-07-23T13:32:40.665Z", "2019-07-23T13:32:40.671Z", "2019-07-23T13:32:40.676Z", "2019-07-23T13:32:40.681Z", "2019-07-23T13:32:40.686Z", "2019-07-23T13:32:40.690Z", "2019-07-23T13:32:40.700Z", "2019-07-23T13:32:40.703Z", "2019-07-23T13:32:40.707Z", "2019-07-23T13:32:40.711Z", "2019-07-23T13:32:40.716Z", "2019-07-23T13:32:40.722Z", "2019-07-23T13:32:40.726Z", "2019-07-23T13:32:40.730Z", "2019-07-23T13:32:40.736Z", "2019-07-23T13:32:40.741Z", "2019-07-23T13:32:40.745Z", "2019-07-23T13:32:40.750Z"]</text:p>
          </table:table-cell>
          <table:table-cell office:value-type="string" calcext:value-type="string">
            <text:p>Dashboard.vue:220 (44) ["2019-07-23T13:35:03.700Z", "2019-07-23T13:35:03.723Z", "2019-07-23T13:35:03.727Z", "2019-07-23T13:35:03.735Z", "2019-07-23T13:35:03.739Z", "2019-07-23T13:35:03.743Z", "2019-07-23T13:35:03.747Z", "2019-07-23T13:35:03.751Z", "2019-07-23T13:35:03.755Z", "2019-07-23T13:35:03.759Z", "2019-07-23T13:35:03.763Z", "2019-07-23T13:35:03.767Z", "2019-07-23T13:35:03.771Z", "2019-07-23T13:35:03.775Z", "2019-07-23T13:35:03.779Z", "2019-07-23T13:35:03.783Z", "2019-07-23T13:35:03.787Z", "2019-07-23T13:35:03.791Z", "2019-07-23T13:35:03.795Z", "2019-07-23T13:35:03.799Z", "2019-07-23T13:35:03.803Z", "2019-07-23T13:35:03.807Z", "2019-07-23T13:35:03.811Z", "2019-07-23T13:35:03.815Z", "2019-07-23T13:35:03.819Z", "2019-07-23T13:35:03.824Z", "2019-07-23T13:35:03.827Z", "2019-07-23T13:35:03.831Z", "2019-07-23T13:35:03.835Z", "2019-07-23T13:35:03.839Z", "2019-07-23T13:35:03.843Z", "2019-07-23T13:35:03.847Z", "2019-07-23T13:35:03.851Z", "2019-07-23T13:35:03.855Z", "2019-07-23T13:35:03.859Z", "2019-07-23T13:35:03.863Z", "2019-07-23T13:35:03.867Z", "2019-07-23T13:35:03.871Z", "2019-07-23T13:35:03.875Z", "2019-07-23T13:35:03.879Z", "2019-07-23T13:35:03.883Z", "2019-07-23T13:35:03.887Z", "2019-07-23T13:35:03.891Z", "2019-07-23T13:35:03.895Z"]</text:p>
          </table:table-cell>
          <table:table-cell office:value-type="string" calcext:value-type="string">
            <text:p>Dashboard.vue:220 (44) ["2019-07-23T13:38:37.339Z", "2019-07-23T13:38:37.368Z", "2019-07-23T13:38:37.372Z", "2019-07-23T13:38:37.376Z", "2019-07-23T13:38:37.380Z", "2019-07-23T13:38:37.384Z", "2019-07-23T13:38:37.388Z", "2019-07-23T13:38:37.392Z", "2019-07-23T13:38:37.396Z", "2019-07-23T13:38:37.400Z", "2019-07-23T13:38:37.405Z", "2019-07-23T13:38:37.408Z", "2019-07-23T13:38:37.412Z", "2019-07-23T13:38:37.419Z", "2019-07-23T13:38:37.421Z", "2019-07-23T13:38:37.424Z", "2019-07-23T13:38:37.428Z", "2019-07-23T13:38:37.432Z", "2019-07-23T13:38:37.436Z", "2019-07-23T13:38:37.443Z", "2019-07-23T13:38:37.445Z", "2019-07-23T13:38:37.448Z", "2019-07-23T13:38:37.452Z", "2019-07-23T13:38:37.456Z", "2019-07-23T13:38:37.461Z", "2019-07-23T13:38:37.465Z", "2019-07-23T13:38:37.468Z", "2019-07-23T13:38:37.473Z", "2019-07-23T13:38:37.476Z", "2019-07-23T13:38:37.480Z", "2019-07-23T13:38:37.484Z", "2019-07-23T13:38:37.489Z", "2019-07-23T13:38:37.492Z", "2019-07-23T13:38:37.496Z", "2019-07-23T13:38:37.500Z", "2019-07-23T13:38:37.504Z", "2019-07-23T13:38:37.509Z", "2019-07-23T13:38:37.518Z", "2019-07-23T13:38:37.520Z", "2019-07-23T13:38:37.526Z", "2019-07-23T13:38:37.528Z", "2019-07-23T13:38:37.533Z", "2019-07-23T13:38:37.537Z", "2019-07-23T13:38:37.541Z"]</text:p>
          </table:table-cell>
          <table:table-cell/>
          <table:table-cell office:value-type="string" calcext:value-type="string">
            <text:p>Dashboard.vue:212 2019-07-23T13:42:19.263Z</text:p>
          </table:table-cell>
          <table:table-cell office:value-type="string" calcext:value-type="string">
            <text:p>Dashboard.vue:212 2019-07-23T13:43:07.344Z</text:p>
          </table:table-cell>
          <table:table-cell office:value-type="string" calcext:value-type="string">
            <text:p>Dashboard.vue:220 (44) ["2019-07-23T13:43:53.813Z", "2019-07-23T13:43:53.824Z", "2019-07-23T13:43:53.834Z", "2019-07-23T13:43:53.844Z", "2019-07-23T13:43:53.854Z", "2019-07-23T13:43:53.864Z", "2019-07-23T13:43:53.874Z", "2019-07-23T13:43:53.884Z", "2019-07-23T13:43:53.894Z", "2019-07-23T13:43:53.904Z", "2019-07-23T13:43:53.914Z", "2019-07-23T13:43:53.924Z", "2019-07-23T13:43:53.934Z", "2019-07-23T13:43:53.944Z", "2019-07-23T13:43:53.954Z", "2019-07-23T13:43:53.964Z", "2019-07-23T13:43:53.974Z", "2019-07-23T13:43:53.984Z", "2019-07-23T13:43:53.994Z", "2019-07-23T13:43:54.004Z", "2019-07-23T13:43:54.014Z", "2019-07-23T13:43:54.024Z", "2019-07-23T13:43:54.034Z", "2019-07-23T13:43:54.044Z", "2019-07-23T13:43:54.054Z", "2019-07-23T13:43:54.063Z", "2019-07-23T13:43:54.074Z", "2019-07-23T13:43:54.084Z", "2019-07-23T13:43:54.093Z", "2019-07-23T13:43:54.103Z", "2019-07-23T13:43:54.114Z", "2019-07-23T13:43:54.124Z", "2019-07-23T13:43:54.134Z", "2019-07-23T13:43:54.143Z", "2019-07-23T13:43:54.154Z", "2019-07-23T13:43:54.164Z", "2019-07-23T13:43:54.174Z", "2019-07-23T13:43:54.184Z", "2019-07-23T13:43:54.194Z", "2019-07-23T13:43:54.204Z", "2019-07-23T13:43:54.214Z", "2019-07-23T13:43:54.223Z", "2019-07-23T13:43:54.233Z", "2019-07-23T13:43:54.244Z"]</text:p>
          </table:table-cell>
          <table:table-cell office:value-type="string" calcext:value-type="string">
            <text:p>Dashboard.vue:220 (44) ["2019-07-23T13:44:45.931Z", "2019-07-23T13:44:45.937Z", "2019-07-23T13:44:45.942Z", "2019-07-23T13:44:45.947Z", "2019-07-23T13:44:45.951Z", "2019-07-23T13:44:45.957Z", "2019-07-23T13:44:45.961Z", "2019-07-23T13:44:45.966Z", "2019-07-23T13:44:45.972Z", "2019-07-23T13:44:45.977Z", "2019-07-23T13:44:45.982Z", "2019-07-23T13:44:45.987Z", "2019-07-23T13:44:45.992Z", "2019-07-23T13:44:45.996Z", "2019-07-23T13:44:46.001Z", "2019-07-23T13:44:46.007Z", "2019-07-23T13:44:46.012Z", "2019-07-23T13:44:46.017Z", "2019-07-23T13:44:46.021Z", "2019-07-23T13:44:46.026Z", "2019-07-23T13:44:46.032Z", "2019-07-23T13:44:46.037Z", "2019-07-23T13:44:46.042Z", "2019-07-23T13:44:46.047Z", "2019-07-23T13:44:46.052Z", "2019-07-23T13:44:46.057Z", "2019-07-23T13:44:46.062Z", "2019-07-23T13:44:46.067Z", "2019-07-23T13:44:46.071Z", "2019-07-23T13:44:46.076Z", "2019-07-23T13:44:46.082Z", "2019-07-23T13:44:46.087Z", "2019-07-23T13:44:46.092Z", "2019-07-23T13:44:46.096Z", "2019-07-23T13:44:46.102Z", "2019-07-23T13:44:46.107Z", "2019-07-23T13:44:46.111Z", "2019-07-23T13:44:46.116Z", "2019-07-23T13:44:46.122Z", "2019-07-23T13:44:46.126Z", "2019-07-23T13:44:46.132Z", "2019-07-23T13:44:46.136Z", "2019-07-23T13:44:46.143Z", "2019-07-23T13:44:46.147Z"]</text:p>
          </table:table-cell>
          <table:table-cell office:value-type="string" calcext:value-type="string">
            <text:p>Dashboard.vue:220 (44) ["2019-07-23T13:45:33.230Z", "2019-07-23T13:45:33.233Z", "2019-07-23T13:45:33.236Z", "2019-07-23T13:45:33.240Z", "2019-07-23T13:45:33.243Z", "2019-07-23T13:45:33.248Z", "2019-07-23T13:45:33.251Z", "2019-07-23T13:45:33.255Z", "2019-07-23T13:45:33.261Z", "2019-07-23T13:45:33.263Z", "2019-07-23T13:45:33.267Z", "2019-07-23T13:45:33.272Z", "2019-07-23T13:45:33.276Z", "2019-07-23T13:45:33.281Z", "2019-07-23T13:45:33.283Z", "2019-07-23T13:45:33.287Z", "2019-07-23T13:45:33.291Z", "2019-07-23T13:45:33.295Z", "2019-07-23T13:45:33.298Z", "2019-07-23T13:45:33.303Z", "2019-07-23T13:45:33.307Z", "2019-07-23T13:45:33.311Z", "2019-07-23T13:45:33.315Z", "2019-07-23T13:45:33.319Z", "2019-07-23T13:45:33.323Z", "2019-07-23T13:45:33.327Z", "2019-07-23T13:45:33.330Z", "2019-07-23T13:45:33.335Z", "2019-07-23T13:45:33.339Z", "2019-07-23T13:45:33.343Z", "2019-07-23T13:45:33.346Z", "2019-07-23T13:45:33.351Z", "2019-07-23T13:45:33.355Z", "2019-07-23T13:45:33.358Z", "2019-07-23T13:45:33.363Z", "2019-07-23T13:45:33.367Z", "2019-07-23T13:45:33.371Z", "2019-07-23T13:45:33.375Z", "2019-07-23T13:45:33.379Z", "2019-07-23T13:45:33.383Z", "2019-07-23T13:45:33.387Z", "2019-07-23T13:45:33.391Z", "2019-07-23T13:45:33.395Z", "2019-07-23T13:45:33.399Z"]</text:p>
          </table:table-cell>
          <table:table-cell office:value-type="string" calcext:value-type="string">
            <text:p>Dashboard.vue:220 (44) ["2019-07-23T13:46:20.447Z", "2019-07-23T13:46:20.452Z", "2019-07-23T13:46:20.456Z", "2019-07-23T13:46:20.460Z", "2019-07-23T13:46:20.465Z", "2019-07-23T13:46:20.468Z", "2019-07-23T13:46:20.472Z", "2019-07-23T13:46:20.476Z", "2019-07-23T13:46:20.480Z", "2019-07-23T13:46:20.484Z", "2019-07-23T13:46:20.487Z", "2019-07-23T13:46:20.491Z", "2019-07-23T13:46:20.496Z", "2019-07-23T13:46:20.500Z", "2019-07-23T13:46:20.504Z", "2019-07-23T13:46:20.508Z", "2019-07-23T13:46:20.512Z", "2019-07-23T13:46:20.516Z", "2019-07-23T13:46:20.520Z", "2019-07-23T13:46:20.524Z", "2019-07-23T13:46:20.528Z", "2019-07-23T13:46:20.532Z", "2019-07-23T13:46:20.535Z", "2019-07-23T13:46:20.539Z", "2019-07-23T13:46:20.544Z", "2019-07-23T13:46:20.548Z", "2019-07-23T13:46:20.551Z", "2019-07-23T13:46:20.556Z", "2019-07-23T13:46:20.559Z", "2019-07-23T13:46:20.564Z", "2019-07-23T13:46:20.568Z", "2019-07-23T13:46:20.573Z", "2019-07-23T13:46:20.576Z", "2019-07-23T13:46:20.580Z", "2019-07-23T13:46:20.584Z", "2019-07-23T13:46:20.587Z", "2019-07-23T13:46:20.591Z", "2019-07-23T13:46:20.596Z", "2019-07-23T13:46:20.599Z", "2019-07-23T13:46:20.604Z", "2019-07-23T13:46:20.608Z", "2019-07-23T13:46:20.613Z", "2019-07-23T13:46:20.616Z", "2019-07-23T13:46:20.622Z"]</text:p>
          </table:table-cell>
          <table:table-cell/>
          <table:table-cell office:value-type="string" calcext:value-type="string">
            <text:p>Dashboard.vue:220 (44) ["2019-07-23T12:44:11.405Z", "2019-07-23T12:44:11.505Z", "2019-07-23T12:44:11.705Z", "2019-07-23T12:44:11.805Z", "2019-07-23T12:44:11.906Z", "2019-07-23T12:44:12.005Z", "2019-07-23T12:44:12.105Z", "2019-07-23T12:44:12.205Z", "2019-07-23T12:44:12.305Z", "2019-07-23T12:44:12.405Z", "2019-07-23T12:44:12.505Z", "2019-07-23T12:44:12.605Z", "2019-07-23T12:44:12.705Z", "2019-07-23T12:44:12.805Z", "2019-07-23T12:44:12.905Z", "2019-07-23T12:44:13.005Z", "2019-07-23T12:44:13.105Z", "2019-07-23T12:44:13.205Z", "2019-07-23T12:44:13.305Z", "2019-07-23T12:44:13.905Z", "2019-07-23T12:44:14.005Z", "2019-07-23T12:44:14.105Z", "2019-07-23T12:44:14.205Z", "2019-07-23T12:44:14.305Z", "2019-07-23T12:44:14.405Z", "2019-07-23T12:44:14.505Z", "2019-07-23T12:44:14.605Z", "2019-07-23T12:44:14.705Z", "2019-07-23T12:44:14.805Z", "2019-07-23T12:44:14.905Z", "2019-07-23T12:44:15.005Z", "2019-07-23T12:44:15.105Z", "2019-07-23T12:44:15.205Z", "2019-07-23T12:44:15.305Z", "2019-07-23T12:44:15.405Z", "2019-07-23T12:44:15.505Z", "2019-07-23T12:44:15.605Z", "2019-07-23T12:44:15.705Z", "2019-07-23T12:44:15.805Z", "2019-07-23T12:44:15.904Z", "2019-07-23T12:44:16.005Z", "2019-07-23T12:44:16.105Z", "2019-07-23T12:44:16.205Z", "2019-07-23T12:44:16.305Z"]</text:p>
          </table:table-cell>
          <table:table-cell office:value-type="string" calcext:value-type="string">
            <text:p>Dashboard.vue:220 (44) ["2019-07-23T12:50:46.248Z", "2019-07-23T12:50:46.347Z", "2019-07-23T12:50:46.397Z", "2019-07-23T12:50:46.447Z", "2019-07-23T12:50:46.498Z", "2019-07-23T12:50:46.548Z", "2019-07-23T12:50:46.597Z", "2019-07-23T12:50:46.647Z", "2019-07-23T12:50:46.697Z", "2019-07-23T12:50:46.748Z", "2019-07-23T12:50:46.797Z", "2019-07-23T12:50:46.847Z", "2019-07-23T12:50:46.898Z", "2019-07-23T12:50:46.948Z", "2019-07-23T12:50:46.998Z", "2019-07-23T12:50:47.047Z", "2019-07-23T12:50:47.098Z", "2019-07-23T12:50:47.147Z", "2019-07-23T12:50:47.198Z", "2019-07-23T12:50:47.248Z", "2019-07-23T12:50:47.297Z", "2019-07-23T12:50:47.347Z", "2019-07-23T12:50:47.398Z", "2019-07-23T12:50:47.447Z", "2019-07-23T12:50:47.497Z", "2019-07-23T12:50:47.548Z", "2019-07-23T12:50:47.847Z", "2019-07-23T12:50:47.897Z", "2019-07-23T12:50:47.947Z", "2019-07-23T12:50:47.997Z", "2019-07-23T12:50:48.048Z", "2019-07-23T12:50:48.097Z", "2019-07-23T12:50:48.147Z", "2019-07-23T12:50:48.197Z", "2019-07-23T12:50:48.247Z", "2019-07-23T12:50:48.297Z", "2019-07-23T12:50:48.347Z", "2019-07-23T12:50:48.398Z", "2019-07-23T12:50:48.448Z", "2019-07-23T12:50:48.497Z", "2019-07-23T12:50:48.548Z", "2019-07-23T12:50:48.597Z", "2019-07-23T12:50:48.648Z", "2019-07-23T12:50:48.698Z"]</text:p>
          </table:table-cell>
          <table:table-cell office:value-type="string" calcext:value-type="string">
            <text:p>Dashboard.vue:220 (44) ["2019-07-23T13:00:01.075Z", "2019-07-23T13:00:01.084Z", "2019-07-23T13:00:01.155Z", "2019-07-23T13:00:01.164Z", "2019-07-23T13:00:01.174Z", "2019-07-23T13:00:01.184Z", "2019-07-23T13:00:01.194Z", "2019-07-23T13:00:01.205Z", "2019-07-23T13:00:01.214Z", "2019-07-23T13:00:01.224Z", "2019-07-23T13:00:01.234Z", "2019-07-23T13:00:01.244Z", "2019-07-23T13:00:01.255Z", "2019-07-23T13:00:01.265Z", "2019-07-23T13:00:01.274Z", "2019-07-23T13:00:01.284Z", "2019-07-23T13:00:01.294Z", "2019-07-23T13:00:01.304Z", "2019-07-23T13:00:01.314Z", "2019-07-23T13:00:01.324Z", "2019-07-23T13:00:01.334Z", "2019-07-23T13:00:01.344Z", "2019-07-23T13:00:01.355Z", "2019-07-23T13:00:01.364Z", "2019-07-23T13:00:01.375Z", "2019-07-23T13:00:01.384Z", "2019-07-23T13:00:01.394Z", "2019-07-23T13:00:01.404Z", "2019-07-23T13:00:01.414Z", "2019-07-23T13:00:01.425Z", "2019-07-23T13:00:01.435Z", "2019-07-23T13:00:01.444Z", "2019-07-23T13:00:01.454Z", "2019-07-23T13:00:01.464Z", "2019-07-23T13:00:01.474Z", "2019-07-23T13:00:01.484Z", "2019-07-23T13:00:01.495Z", "2019-07-23T13:00:01.504Z", "2019-07-23T13:00:01.514Z", "2019-07-23T13:00:01.524Z", "2019-07-23T13:00:01.535Z", "2019-07-23T13:00:01.544Z", "2019-07-23T13:00:01.554Z", "2019-07-23T13:00:01.565Z"]</text:p>
          </table:table-cell>
          <table:table-cell office:value-type="string" calcext:value-type="string">
            <text:p>Dashboard.vue:220 (44) ["2019-07-23T13:06:31.270Z", "2019-07-23T13:06:31.305Z", "2019-07-23T13:06:31.309Z", "2019-07-23T13:06:31.314Z", "2019-07-23T13:06:31.319Z", "2019-07-23T13:06:31.326Z", "2019-07-23T13:06:31.329Z", "2019-07-23T13:06:31.334Z", "2019-07-23T13:06:31.339Z", "2019-07-23T13:06:31.344Z", "2019-07-23T13:06:31.350Z", "2019-07-23T13:06:31.354Z", "2019-07-23T13:06:31.359Z", "2019-07-23T13:06:31.364Z", "2019-07-23T13:06:31.370Z", "2019-07-23T13:06:31.374Z", "2019-07-23T13:06:31.379Z", "2019-07-23T13:06:31.384Z", "2019-07-23T13:06:31.389Z", "2019-07-23T13:06:31.395Z", "2019-07-23T13:06:31.399Z", "2019-07-23T13:06:31.404Z", "2019-07-23T13:06:31.409Z", "2019-07-23T13:06:31.413Z", "2019-07-23T13:06:31.418Z", "2019-07-23T13:06:31.424Z", "2019-07-23T13:06:31.429Z", "2019-07-23T13:06:31.434Z", "2019-07-23T13:06:31.444Z", "2019-07-23T13:06:31.445Z", "2019-07-23T13:06:31.450Z", "2019-07-23T13:06:31.456Z", "2019-07-23T13:06:31.460Z", "2019-07-23T13:06:31.464Z", "2019-07-23T13:06:31.469Z", "2019-07-23T13:06:31.474Z", "2019-07-23T13:06:31.479Z", "2019-07-23T13:06:31.484Z", "2019-07-23T13:06:31.489Z", "2019-07-23T13:06:31.494Z", "2019-07-23T13:06:31.499Z", "2019-07-23T13:06:31.504Z", "2019-07-23T13:06:31.510Z", "2019-07-23T13:06:31.514Z"]</text:p>
          </table:table-cell>
          <table:table-cell office:value-type="string" calcext:value-type="string">
            <text:p>Dashboard.vue:220 (44) ["2019-07-23T13:12:57.222Z", "2019-07-23T13:12:57.250Z", "2019-07-23T13:12:57.254Z", "2019-07-23T13:12:57.258Z", "2019-07-23T13:12:57.261Z", "2019-07-23T13:12:57.269Z", "2019-07-23T13:12:57.274Z", "2019-07-23T13:12:57.278Z", "2019-07-23T13:12:57.282Z", "2019-07-23T13:12:57.288Z", "2019-07-23T13:12:57.290Z", "2019-07-23T13:12:57.294Z", "2019-07-23T13:12:57.298Z", "2019-07-23T13:12:57.302Z", "2019-07-23T13:12:57.306Z", "2019-07-23T13:12:57.311Z", "2019-07-23T13:12:57.316Z", "2019-07-23T13:12:57.320Z", "2019-07-23T13:12:57.324Z", "2019-07-23T13:12:57.328Z", "2019-07-23T13:12:57.332Z", "2019-07-23T13:12:57.334Z", "2019-07-23T13:12:57.338Z", "2019-07-23T13:12:57.343Z", "2019-07-23T13:12:57.346Z", "2019-07-23T13:12:57.350Z", "2019-07-23T13:12:57.355Z", "2019-07-23T13:12:57.358Z", "2019-07-23T13:12:57.364Z", "2019-07-23T13:12:57.366Z", "2019-07-23T13:12:57.370Z", "2019-07-23T13:12:57.374Z", "2019-07-23T13:12:57.379Z", "2019-07-23T13:12:57.381Z", "2019-07-23T13:12:57.386Z", "2019-07-23T13:12:57.390Z", "2019-07-23T13:12:57.393Z", "2019-07-23T13:12:57.399Z", "2019-07-23T13:12:57.402Z", "2019-07-23T13:12:57.407Z", "2019-07-23T13:12:57.409Z", "2019-07-23T13:12:57.420Z", "2019-07-23T13:12:57.426Z", "2019-07-23T13:12:57.430Z"]</text:p>
          </table:table-cell>
          <table:table-cell office:value-type="string" calcext:value-type="string">
            <text:p>Dashboard.vue:220 (44) ["2019-07-23T13:21:35.218Z", "2019-07-23T13:21:35.222Z", "2019-07-23T13:21:35.248Z", "2019-07-23T13:21:35.251Z", "2019-07-23T13:21:35.255Z", "2019-07-23T13:21:35.259Z", "2019-07-23T13:21:35.264Z", "2019-07-23T13:21:35.267Z", "2019-07-23T13:21:35.271Z", "2019-07-23T13:21:35.275Z", "2019-07-23T13:21:35.279Z", "2019-07-23T13:21:35.284Z", "2019-07-23T13:21:35.288Z", "2019-07-23T13:21:35.291Z", "2019-07-23T13:21:35.296Z", "2019-07-23T13:21:35.299Z", "2019-07-23T13:21:35.303Z", "2019-07-23T13:21:35.307Z", "2019-07-23T13:21:35.312Z", "2019-07-23T13:21:35.315Z", "2019-07-23T13:21:35.319Z", "2019-07-23T13:21:35.323Z", "2019-07-23T13:21:35.327Z", "2019-07-23T13:21:35.331Z", "2019-07-23T13:21:35.336Z", "2019-07-23T13:21:35.339Z", "2019-07-23T13:21:35.343Z", "2019-07-23T13:21:35.347Z", "2019-07-23T13:21:35.352Z", "2019-07-23T13:21:35.356Z", "2019-07-23T13:21:35.360Z", "2019-07-23T13:21:35.364Z", "2019-07-23T13:21:35.367Z", "2019-07-23T13:21:35.371Z", "2019-07-23T13:21:35.376Z", "2019-07-23T13:21:35.380Z", "2019-07-23T13:21:35.383Z", "2019-07-23T13:21:35.387Z", "2019-07-23T13:21:35.392Z", "2019-07-23T13:21:35.395Z", "2019-07-23T13:21:35.400Z", "2019-07-23T13:21:35.404Z", "2019-07-23T13:21:35.407Z", "2019-07-23T13:21:35.412Z"]</text:p>
          </table:table-cell>
          <table:table-cell/>
          <table:table-cell office:value-type="string" calcext:value-type="string">
            <text:p>Dashboard.vue:212 2019-07-23T12:20:18.553Z</text:p>
          </table:table-cell>
          <table:table-cell office:value-type="string" calcext:value-type="string">
            <text:p>Dashboard.vue:212 2019-07-23T12:24:11.815Z</text:p>
          </table:table-cell>
          <table:table-cell office:value-type="string" calcext:value-type="string">
            <text:p>Dashboard.vue:220 (44) ["2019-07-23T12:25:07.101Z", "2019-07-23T12:25:07.111Z", "2019-07-23T12:25:07.121Z", "2019-07-23T12:25:07.131Z", "2019-07-23T12:25:07.141Z", "2019-07-23T12:25:07.151Z", "2019-07-23T12:25:07.161Z", "2019-07-23T12:25:07.171Z", "2019-07-23T12:25:07.181Z", "2019-07-23T12:25:07.191Z", "2019-07-23T12:25:07.202Z", "2019-07-23T12:25:07.211Z", "2019-07-23T12:25:07.221Z", "2019-07-23T12:25:07.232Z", "2019-07-23T12:25:07.241Z", "2019-07-23T12:25:07.251Z", "2019-07-23T12:25:07.261Z", "2019-07-23T12:25:07.271Z", "2019-07-23T12:25:07.281Z", "2019-07-23T12:25:07.291Z", "2019-07-23T12:25:07.301Z", "2019-07-23T12:25:07.312Z", "2019-07-23T12:25:07.321Z", "2019-07-23T12:25:07.331Z", "2019-07-23T12:25:07.341Z", "2019-07-23T12:25:07.351Z", "2019-07-23T12:25:07.361Z", "2019-07-23T12:25:07.372Z", "2019-07-23T12:25:07.381Z", "2019-07-23T12:25:07.391Z", "2019-07-23T12:25:07.402Z", "2019-07-23T12:25:07.411Z", "2019-07-23T12:25:07.421Z", "2019-07-23T12:25:07.431Z", "2019-07-23T12:25:07.441Z", "2019-07-23T12:25:07.452Z", "2019-07-23T12:25:07.461Z", "2019-07-23T12:25:07.471Z", "2019-07-23T12:25:07.481Z", "2019-07-23T12:25:07.491Z", "2019-07-23T12:25:07.501Z", "2019-07-23T12:25:07.512Z", "2019-07-23T12:25:07.521Z", "2019-07-23T12:25:07.532Z"]</text:p>
          </table:table-cell>
          <table:table-cell office:value-type="string" calcext:value-type="string">
            <text:p>Dashboard.vue:220 (44) ["2019-07-23T12:25:58.403Z", "2019-07-23T12:25:58.408Z", "2019-07-23T12:25:58.413Z", "2019-07-23T12:25:58.417Z", "2019-07-23T12:25:58.422Z", "2019-07-23T12:25:58.427Z", "2019-07-23T12:25:58.433Z", "2019-07-23T12:25:58.437Z", "2019-07-23T12:25:58.442Z", "2019-07-23T12:25:58.447Z", "2019-07-23T12:25:58.453Z", "2019-07-23T12:25:58.458Z", "2019-07-23T12:25:58.462Z", "2019-07-23T12:25:58.468Z", "2019-07-23T12:25:58.472Z", "2019-07-23T12:25:58.478Z", "2019-07-23T12:25:58.482Z", "2019-07-23T12:25:58.487Z", "2019-07-23T12:25:58.492Z", "2019-07-23T12:25:58.498Z", "2019-07-23T12:25:58.502Z", "2019-07-23T12:25:58.507Z", "2019-07-23T12:25:58.513Z", "2019-07-23T12:25:58.517Z", "2019-07-23T12:25:58.523Z", "2019-07-23T12:25:58.527Z", "2019-07-23T12:25:58.532Z", "2019-07-23T12:25:58.537Z", "2019-07-23T12:25:58.543Z", "2019-07-23T12:25:58.548Z", "2019-07-23T12:25:58.552Z", "2019-07-23T12:25:58.557Z", "2019-07-23T12:25:58.562Z", "2019-07-23T12:25:58.567Z", "2019-07-23T12:25:58.572Z", "2019-07-23T12:25:58.577Z", "2019-07-23T12:25:58.582Z", "2019-07-23T12:25:58.588Z", "2019-07-23T12:25:58.592Z", "2019-07-23T12:25:58.597Z", "2019-07-23T12:25:58.602Z", "2019-07-23T12:25:58.608Z", "2019-07-23T12:25:58.613Z", "2019-07-23T12:25:58.618Z"]</text:p>
          </table:table-cell>
          <table:table-cell office:value-type="string" calcext:value-type="string">
            <text:p>Dashboard.vue:220 (44) ["2019-07-23T12:26:34.226Z", "2019-07-23T12:26:34.230Z", "2019-07-23T12:26:34.233Z", "2019-07-23T12:26:34.238Z", "2019-07-23T12:26:34.241Z", "2019-07-23T12:26:34.246Z", "2019-07-23T12:26:34.250Z", "2019-07-23T12:26:34.254Z", "2019-07-23T12:26:34.258Z", "2019-07-23T12:26:34.261Z", "2019-07-23T12:26:34.266Z", "2019-07-23T12:26:34.270Z", "2019-07-23T12:26:34.274Z", "2019-07-23T12:26:34.278Z", "2019-07-23T12:26:34.282Z", "2019-07-23T12:26:34.286Z", "2019-07-23T12:26:34.290Z", "2019-07-23T12:26:34.294Z", "2019-07-23T12:26:34.297Z", "2019-07-23T12:26:34.302Z", "2019-07-23T12:26:34.306Z", "2019-07-23T12:26:34.309Z", "2019-07-23T12:26:34.313Z", "2019-07-23T12:26:34.318Z", "2019-07-23T12:26:34.322Z", "2019-07-23T12:26:34.326Z", "2019-07-23T12:26:34.329Z", "2019-07-23T12:26:34.333Z", "2019-07-23T12:26:34.337Z", "2019-07-23T12:26:34.342Z", "2019-07-23T12:26:34.346Z", "2019-07-23T12:26:34.350Z", "2019-07-23T12:26:34.354Z", "2019-07-23T12:26:34.357Z", "2019-07-23T12:26:34.361Z", "2019-07-23T12:26:34.366Z", "2019-07-23T12:26:34.369Z", "2019-07-23T12:26:34.373Z", "2019-07-23T12:26:34.378Z", "2019-07-23T12:26:34.382Z", "2019-07-23T12:26:34.386Z", "2019-07-23T12:26:34.390Z", "2019-07-23T12:26:34.393Z", "2019-07-23T12:26:34.398Z"]</text:p>
          </table:table-cell>
          <table:table-cell office:value-type="string" calcext:value-type="string">
            <text:p>Dashboard.vue:220 (44) ["2019-07-23T12:27:08.251Z", "2019-07-23T12:27:08.255Z", "2019-07-23T12:27:08.258Z", "2019-07-23T12:27:08.262Z", "2019-07-23T12:27:08.267Z", "2019-07-23T12:27:08.271Z", "2019-07-23T12:27:08.275Z", "2019-07-23T12:27:08.278Z", "2019-07-23T12:27:08.282Z", "2019-07-23T12:27:08.286Z", "2019-07-23T12:27:08.290Z", "2019-07-23T12:27:08.295Z", "2019-07-23T12:27:08.299Z", "2019-07-23T12:27:08.303Z", "2019-07-23T12:27:08.306Z", "2019-07-23T12:27:08.310Z", "2019-07-23T12:27:08.314Z", "2019-07-23T12:27:08.318Z", "2019-07-23T12:27:08.323Z", "2019-07-23T12:27:08.327Z", "2019-07-23T12:27:08.331Z", "2019-07-23T12:27:08.334Z", "2019-07-23T12:27:08.339Z", "2019-07-23T12:27:08.342Z", "2019-07-23T12:27:08.346Z", "2019-07-23T12:27:08.350Z", "2019-07-23T12:27:08.354Z", "2019-07-23T12:27:08.359Z", "2019-07-23T12:27:08.362Z", "2019-07-23T12:27:08.366Z", "2019-07-23T12:27:08.370Z", "2019-07-23T12:27:08.375Z", "2019-07-23T12:27:08.379Z", "2019-07-23T12:27:08.382Z", "2019-07-23T12:27:08.387Z", "2019-07-23T12:27:08.391Z", "2019-07-23T12:27:08.395Z", "2019-07-23T12:27:08.399Z", "2019-07-23T12:27:08.402Z", "2019-07-23T12:27:08.406Z", "2019-07-23T12:27:08.410Z", "2019-07-23T12:27:08.415Z", "2019-07-23T12:27:08.418Z", "2019-07-23T12:27:08.422Z"]</text:p>
          </table:table-cell>
        </table:table-row>
        <table:table-row table:style-name="ro1">
          <table:table-cell/>
          <table:table-cell office:value-type="string" calcext:value-type="string">
            <text:p>Dashboard.vue:219 tumpukan yang belum diterima : 43</text:p>
          </table:table-cell>
          <table:table-cell office:value-type="string" calcext:value-type="string">
            <text:p>Dashboard.vue:211 9659</text:p>
          </table:table-cell>
          <table:table-cell office:value-type="string" calcext:value-type="string">
            <text:p>Dashboard.vue:211 20917</text:p>
          </table:table-cell>
          <table:table-cell office:value-type="string" calcext:value-type="string">
            <text:p>Dashboard.vue:211 19365</text:p>
          </table:table-cell>
          <table:table-cell office:value-type="string" calcext:value-type="string">
            <text:p>Dashboard.vue:211 18970</text:p>
          </table:table-cell>
          <table:table-cell office:value-type="string" calcext:value-type="string">
            <text:p>Dashboard.vue:211 20031</text:p>
          </table:table-cell>
          <table:table-cell/>
          <table:table-cell office:value-type="string" calcext:value-type="string">
            <text:p>Dashboard.vue:211 683</text:p>
          </table:table-cell>
          <table:table-cell office:value-type="string" calcext:value-type="string">
            <text:p>Dashboard.vue:211 547</text:p>
          </table:table-cell>
          <table:table-cell office:value-type="string" calcext:value-type="string">
            <text:p>Dashboard.vue:211 1110</text:p>
          </table:table-cell>
          <table:table-cell office:value-type="string" calcext:value-type="string">
            <text:p>Dashboard.vue:211 1354</text:p>
          </table:table-cell>
          <table:table-cell office:value-type="string" calcext:value-type="string">
            <text:p>Dashboard.vue:211 1410</text:p>
          </table:table-cell>
          <table:table-cell office:value-type="string" calcext:value-type="string">
            <text:p>Dashboard.vue:211 802</text:p>
          </table:table-cell>
          <table:table-cell/>
          <table:table-cell office:value-type="string" calcext:value-type="string">
            <text:p>Dashboard.vue:211 33749</text:p>
          </table:table-cell>
          <table:table-cell office:value-type="string" calcext:value-type="string">
            <text:p>Dashboard.vue:211 41073</text:p>
          </table:table-cell>
          <table:table-cell office:value-type="string" calcext:value-type="string">
            <text:p>Dashboard.vue:211 55531</text:p>
          </table:table-cell>
          <table:table-cell office:value-type="string" calcext:value-type="string">
            <text:p>Dashboard.vue:211 49712</text:p>
          </table:table-cell>
          <table:table-cell office:value-type="string" calcext:value-type="string">
            <text:p>Dashboard.vue:211 51460</text:p>
          </table:table-cell>
          <table:table-cell office:value-type="string" calcext:value-type="string">
            <text:p>Dashboard.vue:211 56563</text:p>
          </table:table-cell>
          <table:table-cell/>
          <table:table-cell office:value-type="string" calcext:value-type="string">
            <text:p>Dashboard.vue:211 610</text:p>
          </table:table-cell>
          <table:table-cell office:value-type="string" calcext:value-type="string">
            <text:p>Dashboard.vue:211 1100</text:p>
          </table:table-cell>
          <table:table-cell office:value-type="string" calcext:value-type="string">
            <text:p>Dashboard.vue:211 869</text:p>
          </table:table-cell>
          <table:table-cell office:value-type="string" calcext:value-type="string">
            <text:p>Dashboard.vue:211 916</text:p>
          </table:table-cell>
          <table:table-cell office:value-type="string" calcext:value-type="string">
            <text:p>Dashboard.vue:211 1028</text:p>
          </table:table-cell>
          <table:table-cell office:value-type="string" calcext:value-type="string">
            <text:p>Dashboard.vue:211 1198</text:p>
          </table:table-cell>
        </table:table-row>
        <table:table-row table:style-name="ro1">
          <table:table-cell/>
          <table:table-cell office:value-type="string" calcext:value-type="string">
            <text:p>Dashboard.vue:220 (43) ["2019-07-23T13:19:23.671Z", "2019-07-23T13:19:23.972Z", "2019-07-23T13:19:24.070Z", "2019-07-23T13:19:24.171Z", "2019-07-23T13:19:24.271Z", "2019-07-23T13:19:24.370Z", "2019-07-23T13:19:24.470Z", "2019-07-23T13:19:24.571Z", "2019-07-23T13:19:24.671Z", "2019-07-23T13:19:24.771Z", "2019-07-23T13:19:25.371Z", "2019-07-23T13:19:25.470Z", "2019-07-23T13:19:25.571Z", "2019-07-23T13:19:25.671Z", "2019-07-23T13:19:25.770Z", "2019-07-23T13:19:25.870Z", "2019-07-23T13:19:25.970Z", "2019-07-23T13:19:26.070Z", "2019-07-23T13:19:26.171Z", "2019-07-23T13:19:26.270Z", "2019-07-23T13:19:26.371Z", "2019-07-23T13:19:26.470Z", "2019-07-23T13:19:26.570Z", "2019-07-23T13:19:26.671Z", "2019-07-23T13:19:26.771Z", "2019-07-23T13:19:26.872Z", "2019-07-23T13:19:26.971Z", "2019-07-23T13:19:27.070Z", "2019-07-23T13:19:27.171Z", "2019-07-23T13:19:27.271Z", "2019-07-23T13:19:27.370Z", "2019-07-23T13:19:27.470Z", "2019-07-23T13:19:27.571Z", "2019-07-23T13:19:27.671Z", "2019-07-23T13:19:27.770Z", "2019-07-23T13:19:27.871Z", "2019-07-23T13:19:27.971Z", "2019-07-23T13:19:28.070Z", "2019-07-23T13:19:28.171Z", "2019-07-23T13:19:28.271Z", "2019-07-23T13:19:28.370Z", "2019-07-23T13:19:28.481Z", "2019-07-23T13:19:28.571Z"]</text:p>
          </table:table-cell>
          <table:table-cell office:value-type="string" calcext:value-type="string">
            <text:p>Dashboard.vue:212 2019-07-23T13:25:39.674Z</text:p>
          </table:table-cell>
          <table:table-cell office:value-type="string" calcext:value-type="string">
            <text:p>Dashboard.vue:212 2019-07-23T13:29:03.930Z</text:p>
          </table:table-cell>
          <table:table-cell office:value-type="string" calcext:value-type="string">
            <text:p>Dashboard.vue:212 2019-07-23T13:32:40.541Z</text:p>
          </table:table-cell>
          <table:table-cell office:value-type="string" calcext:value-type="string">
            <text:p>Dashboard.vue:212 2019-07-23T13:35:03.723Z</text:p>
          </table:table-cell>
          <table:table-cell office:value-type="string" calcext:value-type="string">
            <text:p>Dashboard.vue:212 2019-07-23T13:38:37.372Z</text:p>
          </table:table-cell>
          <table:table-cell/>
          <table:table-cell office:value-type="string" calcext:value-type="string">
            <text:p>Dashboard.vue:212 2019-07-23T13:42:19.363Z</text:p>
          </table:table-cell>
          <table:table-cell office:value-type="string" calcext:value-type="string">
            <text:p>Dashboard.vue:212 2019-07-23T13:43:07.395Z</text:p>
          </table:table-cell>
          <table:table-cell office:value-type="string" calcext:value-type="string">
            <text:p>Dashboard.vue:212 2019-07-23T13:43:53.813Z</text:p>
          </table:table-cell>
          <table:table-cell office:value-type="string" calcext:value-type="string">
            <text:p>Dashboard.vue:212 2019-07-23T13:44:45.931Z</text:p>
          </table:table-cell>
          <table:table-cell office:value-type="string" calcext:value-type="string">
            <text:p>Dashboard.vue:212 2019-07-23T13:45:33.230Z</text:p>
          </table:table-cell>
          <table:table-cell office:value-type="string" calcext:value-type="string">
            <text:p>Dashboard.vue:212 2019-07-23T13:46:20.447Z</text:p>
          </table:table-cell>
          <table:table-cell/>
          <table:table-cell office:value-type="string" calcext:value-type="string">
            <text:p>Dashboard.vue:212 2019-07-23T12:44:14.005Z</text:p>
          </table:table-cell>
          <table:table-cell office:value-type="string" calcext:value-type="string">
            <text:p>Dashboard.vue:212 2019-07-23T12:50:47.847Z</text:p>
          </table:table-cell>
          <table:table-cell office:value-type="string" calcext:value-type="string">
            <text:p>Dashboard.vue:212 2019-07-23T13:00:01.155Z</text:p>
          </table:table-cell>
          <table:table-cell office:value-type="string" calcext:value-type="string">
            <text:p>Dashboard.vue:212 2019-07-23T13:06:31.305Z</text:p>
          </table:table-cell>
          <table:table-cell office:value-type="string" calcext:value-type="string">
            <text:p>Dashboard.vue:212 2019-07-23T13:12:57.250Z</text:p>
          </table:table-cell>
          <table:table-cell office:value-type="string" calcext:value-type="string">
            <text:p>Dashboard.vue:212 2019-07-23T13:21:35.248Z</text:p>
          </table:table-cell>
          <table:table-cell/>
          <table:table-cell office:value-type="string" calcext:value-type="string">
            <text:p>Dashboard.vue:212 2019-07-23T12:20:18.653Z</text:p>
          </table:table-cell>
          <table:table-cell office:value-type="string" calcext:value-type="string">
            <text:p>Dashboard.vue:212 2019-07-23T12:24:11.866Z</text:p>
          </table:table-cell>
          <table:table-cell office:value-type="string" calcext:value-type="string">
            <text:p>Dashboard.vue:212 2019-07-23T12:25:07.101Z</text:p>
          </table:table-cell>
          <table:table-cell office:value-type="string" calcext:value-type="string">
            <text:p>Dashboard.vue:212 2019-07-23T12:25:58.403Z</text:p>
          </table:table-cell>
          <table:table-cell office:value-type="string" calcext:value-type="string">
            <text:p>Dashboard.vue:212 2019-07-23T12:26:34.226Z</text:p>
          </table:table-cell>
          <table:table-cell office:value-type="string" calcext:value-type="string">
            <text:p>Dashboard.vue:212 2019-07-23T12:27:08.251Z</text:p>
          </table:table-cell>
        </table:table-row>
        <table:table-row table:style-name="ro1">
          <table:table-cell/>
          <table:table-cell office:value-type="string" calcext:value-type="string">
            <text:p>Dashboard.vue:211 5552</text:p>
          </table:table-cell>
          <table:table-cell table:number-columns-repeated="5" office:value-type="string" calcext:value-type="string">
            <text:p>Dashboard.vue:219 tumpukan yang belum diterima : 43</text:p>
          </table:table-cell>
          <table:table-cell/>
          <table:table-cell office:value-type="string" calcext:value-type="string">
            <text:p>Dashboard.vue:211 596</text:p>
          </table:table-cell>
          <table:table-cell office:value-type="string" calcext:value-type="string">
            <text:p>Dashboard.vue:211 703</text:p>
          </table:table-cell>
          <table:table-cell table:number-columns-repeated="4" office:value-type="string" calcext:value-type="string">
            <text:p>Dashboard.vue:219 tumpukan yang belum diterima : 43</text:p>
          </table:table-cell>
          <table:table-cell/>
          <table:table-cell table:number-columns-repeated="6" office:value-type="string" calcext:value-type="string">
            <text:p>Dashboard.vue:219 tumpukan yang belum diterima : 43</text:p>
          </table:table-cell>
          <table:table-cell/>
          <table:table-cell office:value-type="string" calcext:value-type="string">
            <text:p>Dashboard.vue:211 557</text:p>
          </table:table-cell>
          <table:table-cell office:value-type="string" calcext:value-type="string">
            <text:p>Dashboard.vue:211 1066</text:p>
          </table:table-cell>
          <table:table-cell table:number-columns-repeated="4" office:value-type="string" calcext:value-type="string">
            <text:p>Dashboard.vue:219 tumpukan yang belum diterima : 43</text:p>
          </table:table-cell>
        </table:table-row>
        <table:table-row table:style-name="ro1">
          <table:table-cell/>
          <table:table-cell office:value-type="string" calcext:value-type="string">
            <text:p>Dashboard.vue:212 2019-07-23T13:19:25.371Z</text:p>
          </table:table-cell>
          <table:table-cell office:value-type="string" calcext:value-type="string">
            <text:p>Dashboard.vue:220 (43) ["2019-07-23T13:25:38.275Z", "2019-07-23T13:25:38.424Z", "2019-07-23T13:25:38.474Z", "2019-07-23T13:25:38.524Z", "2019-07-23T13:25:38.574Z", "2019-07-23T13:25:38.624Z", "2019-07-23T13:25:38.674Z", "2019-07-23T13:25:38.724Z", "2019-07-23T13:25:38.774Z", "2019-07-23T13:25:38.824Z", "2019-07-23T13:25:38.874Z", "2019-07-23T13:25:38.924Z", "2019-07-23T13:25:38.975Z", "2019-07-23T13:25:39.024Z", "2019-07-23T13:25:39.074Z", "2019-07-23T13:25:39.124Z", "2019-07-23T13:25:39.173Z", "2019-07-23T13:25:39.224Z", "2019-07-23T13:25:39.274Z", "2019-07-23T13:25:39.324Z", "2019-07-23T13:25:39.375Z", "2019-07-23T13:25:39.624Z", "2019-07-23T13:25:39.724Z", "2019-07-23T13:25:39.775Z", "2019-07-23T13:25:39.824Z", "2019-07-23T13:25:39.874Z", "2019-07-23T13:25:39.924Z", "2019-07-23T13:25:39.975Z", "2019-07-23T13:25:40.024Z", "2019-07-23T13:25:40.073Z", "2019-07-23T13:25:40.124Z", "2019-07-23T13:25:40.174Z", "2019-07-23T13:25:40.224Z", "2019-07-23T13:25:40.274Z", "2019-07-23T13:25:40.325Z", "2019-07-23T13:25:40.375Z", "2019-07-23T13:25:40.424Z", "2019-07-23T13:25:40.475Z", "2019-07-23T13:25:40.524Z", "2019-07-23T13:25:40.574Z", "2019-07-23T13:25:40.624Z", "2019-07-23T13:25:40.674Z", "2019-07-23T13:25:40.724Z"]</text:p>
          </table:table-cell>
          <table:table-cell office:value-type="string" calcext:value-type="string">
            <text:p>Dashboard.vue:220 (43) ["2019-07-23T13:29:03.861Z", "2019-07-23T13:29:03.941Z", "2019-07-23T13:29:03.950Z", "2019-07-23T13:29:03.960Z", "2019-07-23T13:29:03.971Z", "2019-07-23T13:29:03.981Z", "2019-07-23T13:29:03.991Z", "2019-07-23T13:29:04.001Z", "2019-07-23T13:29:04.011Z", "2019-07-23T13:29:04.020Z", "2019-07-23T13:29:04.030Z", "2019-07-23T13:29:04.040Z", "2019-07-23T13:29:04.051Z", "2019-07-23T13:29:04.060Z", "2019-07-23T13:29:04.071Z", "2019-07-23T13:29:04.080Z", "2019-07-23T13:29:04.091Z", "2019-07-23T13:29:04.101Z", "2019-07-23T13:29:04.111Z", "2019-07-23T13:29:04.120Z", "2019-07-23T13:29:04.131Z", "2019-07-23T13:29:04.141Z", "2019-07-23T13:29:04.151Z", "2019-07-23T13:29:04.161Z", "2019-07-23T13:29:04.171Z", "2019-07-23T13:29:04.181Z", "2019-07-23T13:29:04.190Z", "2019-07-23T13:29:04.201Z", "2019-07-23T13:29:04.210Z", "2019-07-23T13:29:04.220Z", "2019-07-23T13:29:04.231Z", "2019-07-23T13:29:04.240Z", "2019-07-23T13:29:04.251Z", "2019-07-23T13:29:04.260Z", "2019-07-23T13:29:04.270Z", "2019-07-23T13:29:04.281Z", "2019-07-23T13:29:04.291Z", "2019-07-23T13:29:04.301Z", "2019-07-23T13:29:04.311Z", "2019-07-23T13:29:04.320Z", "2019-07-23T13:29:04.331Z", "2019-07-23T13:29:04.340Z", "2019-07-23T13:29:04.350Z"]</text:p>
          </table:table-cell>
          <table:table-cell office:value-type="string" calcext:value-type="string">
            <text:p>Dashboard.vue:220 (43) ["2019-07-23T13:32:40.507Z", "2019-07-23T13:32:40.546Z", "2019-07-23T13:32:40.551Z", "2019-07-23T13:32:40.556Z", "2019-07-23T13:32:40.561Z", "2019-07-23T13:32:40.566Z", "2019-07-23T13:32:40.571Z", "2019-07-23T13:32:40.576Z", "2019-07-23T13:32:40.581Z", "2019-07-23T13:32:40.585Z", "2019-07-23T13:32:40.591Z", "2019-07-23T13:32:40.596Z", "2019-07-23T13:32:40.600Z", "2019-07-23T13:32:40.606Z", "2019-07-23T13:32:40.611Z", "2019-07-23T13:32:40.615Z", "2019-07-23T13:32:40.620Z", "2019-07-23T13:32:40.625Z", "2019-07-23T13:32:40.631Z", "2019-07-23T13:32:40.636Z", "2019-07-23T13:32:40.641Z", "2019-07-23T13:32:40.646Z", "2019-07-23T13:32:40.651Z", "2019-07-23T13:32:40.656Z", "2019-07-23T13:32:40.661Z", "2019-07-23T13:32:40.665Z", "2019-07-23T13:32:40.671Z", "2019-07-23T13:32:40.676Z", "2019-07-23T13:32:40.681Z", "2019-07-23T13:32:40.686Z", "2019-07-23T13:32:40.690Z", "2019-07-23T13:32:40.700Z", "2019-07-23T13:32:40.703Z", "2019-07-23T13:32:40.707Z", "2019-07-23T13:32:40.711Z", "2019-07-23T13:32:40.716Z", "2019-07-23T13:32:40.722Z", "2019-07-23T13:32:40.726Z", "2019-07-23T13:32:40.730Z", "2019-07-23T13:32:40.736Z", "2019-07-23T13:32:40.741Z", "2019-07-23T13:32:40.745Z", "2019-07-23T13:32:40.750Z"]</text:p>
          </table:table-cell>
          <table:table-cell office:value-type="string" calcext:value-type="string">
            <text:p>Dashboard.vue:220 (43) ["2019-07-23T13:35:03.700Z", "2019-07-23T13:35:03.727Z", "2019-07-23T13:35:03.735Z", "2019-07-23T13:35:03.739Z", "2019-07-23T13:35:03.743Z", "2019-07-23T13:35:03.747Z", "2019-07-23T13:35:03.751Z", "2019-07-23T13:35:03.755Z", "2019-07-23T13:35:03.759Z", "2019-07-23T13:35:03.763Z", "2019-07-23T13:35:03.767Z", "2019-07-23T13:35:03.771Z", "2019-07-23T13:35:03.775Z", "2019-07-23T13:35:03.779Z", "2019-07-23T13:35:03.783Z", "2019-07-23T13:35:03.787Z", "2019-07-23T13:35:03.791Z", "2019-07-23T13:35:03.795Z", "2019-07-23T13:35:03.799Z", "2019-07-23T13:35:03.803Z", "2019-07-23T13:35:03.807Z", "2019-07-23T13:35:03.811Z", "2019-07-23T13:35:03.815Z", "2019-07-23T13:35:03.819Z", "2019-07-23T13:35:03.824Z", "2019-07-23T13:35:03.827Z", "2019-07-23T13:35:03.831Z", "2019-07-23T13:35:03.835Z", "2019-07-23T13:35:03.839Z", "2019-07-23T13:35:03.843Z", "2019-07-23T13:35:03.847Z", "2019-07-23T13:35:03.851Z", "2019-07-23T13:35:03.855Z", "2019-07-23T13:35:03.859Z", "2019-07-23T13:35:03.863Z", "2019-07-23T13:35:03.867Z", "2019-07-23T13:35:03.871Z", "2019-07-23T13:35:03.875Z", "2019-07-23T13:35:03.879Z", "2019-07-23T13:35:03.883Z", "2019-07-23T13:35:03.887Z", "2019-07-23T13:35:03.891Z", "2019-07-23T13:35:03.895Z"]</text:p>
          </table:table-cell>
          <table:table-cell office:value-type="string" calcext:value-type="string">
            <text:p>Dashboard.vue:220 (43) ["2019-07-23T13:38:37.339Z", "2019-07-23T13:38:37.368Z", "2019-07-23T13:38:37.376Z", "2019-07-23T13:38:37.380Z", "2019-07-23T13:38:37.384Z", "2019-07-23T13:38:37.388Z", "2019-07-23T13:38:37.392Z", "2019-07-23T13:38:37.396Z", "2019-07-23T13:38:37.400Z", "2019-07-23T13:38:37.405Z", "2019-07-23T13:38:37.408Z", "2019-07-23T13:38:37.412Z", "2019-07-23T13:38:37.419Z", "2019-07-23T13:38:37.421Z", "2019-07-23T13:38:37.424Z", "2019-07-23T13:38:37.428Z", "2019-07-23T13:38:37.432Z", "2019-07-23T13:38:37.436Z", "2019-07-23T13:38:37.443Z", "2019-07-23T13:38:37.445Z", "2019-07-23T13:38:37.448Z", "2019-07-23T13:38:37.452Z", "2019-07-23T13:38:37.456Z", "2019-07-23T13:38:37.461Z", "2019-07-23T13:38:37.465Z", "2019-07-23T13:38:37.468Z", "2019-07-23T13:38:37.473Z", "2019-07-23T13:38:37.476Z", "2019-07-23T13:38:37.480Z", "2019-07-23T13:38:37.484Z", "2019-07-23T13:38:37.489Z", "2019-07-23T13:38:37.492Z", "2019-07-23T13:38:37.496Z", "2019-07-23T13:38:37.500Z", "2019-07-23T13:38:37.504Z", "2019-07-23T13:38:37.509Z", "2019-07-23T13:38:37.518Z", "2019-07-23T13:38:37.520Z", "2019-07-23T13:38:37.526Z", "2019-07-23T13:38:37.528Z", "2019-07-23T13:38:37.533Z", "2019-07-23T13:38:37.537Z", "2019-07-23T13:38:37.541Z"]</text:p>
          </table:table-cell>
          <table:table-cell/>
          <table:table-cell office:value-type="string" calcext:value-type="string">
            <text:p>Dashboard.vue:212 2019-07-23T13:42:19.469Z</text:p>
          </table:table-cell>
          <table:table-cell office:value-type="string" calcext:value-type="string">
            <text:p>Dashboard.vue:212 2019-07-23T13:43:07.444Z</text:p>
          </table:table-cell>
          <table:table-cell office:value-type="string" calcext:value-type="string">
            <text:p>Dashboard.vue:220 (43) ["2019-07-23T13:43:53.824Z", "2019-07-23T13:43:53.834Z", "2019-07-23T13:43:53.844Z", "2019-07-23T13:43:53.854Z", "2019-07-23T13:43:53.864Z", "2019-07-23T13:43:53.874Z", "2019-07-23T13:43:53.884Z", "2019-07-23T13:43:53.894Z", "2019-07-23T13:43:53.904Z", "2019-07-23T13:43:53.914Z", "2019-07-23T13:43:53.924Z", "2019-07-23T13:43:53.934Z", "2019-07-23T13:43:53.944Z", "2019-07-23T13:43:53.954Z", "2019-07-23T13:43:53.964Z", "2019-07-23T13:43:53.974Z", "2019-07-23T13:43:53.984Z", "2019-07-23T13:43:53.994Z", "2019-07-23T13:43:54.004Z", "2019-07-23T13:43:54.014Z", "2019-07-23T13:43:54.024Z", "2019-07-23T13:43:54.034Z", "2019-07-23T13:43:54.044Z", "2019-07-23T13:43:54.054Z", "2019-07-23T13:43:54.063Z", "2019-07-23T13:43:54.074Z", "2019-07-23T13:43:54.084Z", "2019-07-23T13:43:54.093Z", "2019-07-23T13:43:54.103Z", "2019-07-23T13:43:54.114Z", "2019-07-23T13:43:54.124Z", "2019-07-23T13:43:54.134Z", "2019-07-23T13:43:54.143Z", "2019-07-23T13:43:54.154Z", "2019-07-23T13:43:54.164Z", "2019-07-23T13:43:54.174Z", "2019-07-23T13:43:54.184Z", "2019-07-23T13:43:54.194Z", "2019-07-23T13:43:54.204Z", "2019-07-23T13:43:54.214Z", "2019-07-23T13:43:54.223Z", "2019-07-23T13:43:54.233Z", "2019-07-23T13:43:54.244Z"]</text:p>
          </table:table-cell>
          <table:table-cell office:value-type="string" calcext:value-type="string">
            <text:p>Dashboard.vue:220 (43) ["2019-07-23T13:44:45.937Z", "2019-07-23T13:44:45.942Z", "2019-07-23T13:44:45.947Z", "2019-07-23T13:44:45.951Z", "2019-07-23T13:44:45.957Z", "2019-07-23T13:44:45.961Z", "2019-07-23T13:44:45.966Z", "2019-07-23T13:44:45.972Z", "2019-07-23T13:44:45.977Z", "2019-07-23T13:44:45.982Z", "2019-07-23T13:44:45.987Z", "2019-07-23T13:44:45.992Z", "2019-07-23T13:44:45.996Z", "2019-07-23T13:44:46.001Z", "2019-07-23T13:44:46.007Z", "2019-07-23T13:44:46.012Z", "2019-07-23T13:44:46.017Z", "2019-07-23T13:44:46.021Z", "2019-07-23T13:44:46.026Z", "2019-07-23T13:44:46.032Z", "2019-07-23T13:44:46.037Z", "2019-07-23T13:44:46.042Z", "2019-07-23T13:44:46.047Z", "2019-07-23T13:44:46.052Z", "2019-07-23T13:44:46.057Z", "2019-07-23T13:44:46.062Z", "2019-07-23T13:44:46.067Z", "2019-07-23T13:44:46.071Z", "2019-07-23T13:44:46.076Z", "2019-07-23T13:44:46.082Z", "2019-07-23T13:44:46.087Z", "2019-07-23T13:44:46.092Z", "2019-07-23T13:44:46.096Z", "2019-07-23T13:44:46.102Z", "2019-07-23T13:44:46.107Z", "2019-07-23T13:44:46.111Z", "2019-07-23T13:44:46.116Z", "2019-07-23T13:44:46.122Z", "2019-07-23T13:44:46.126Z", "2019-07-23T13:44:46.132Z", "2019-07-23T13:44:46.136Z", "2019-07-23T13:44:46.143Z", "2019-07-23T13:44:46.147Z"]</text:p>
          </table:table-cell>
          <table:table-cell office:value-type="string" calcext:value-type="string">
            <text:p>Dashboard.vue:220 (43) ["2019-07-23T13:45:33.233Z", "2019-07-23T13:45:33.236Z", "2019-07-23T13:45:33.240Z", "2019-07-23T13:45:33.243Z", "2019-07-23T13:45:33.248Z", "2019-07-23T13:45:33.251Z", "2019-07-23T13:45:33.255Z", "2019-07-23T13:45:33.261Z", "2019-07-23T13:45:33.263Z", "2019-07-23T13:45:33.267Z", "2019-07-23T13:45:33.272Z", "2019-07-23T13:45:33.276Z", "2019-07-23T13:45:33.281Z", "2019-07-23T13:45:33.283Z", "2019-07-23T13:45:33.287Z", "2019-07-23T13:45:33.291Z", "2019-07-23T13:45:33.295Z", "2019-07-23T13:45:33.298Z", "2019-07-23T13:45:33.303Z", "2019-07-23T13:45:33.307Z", "2019-07-23T13:45:33.311Z", "2019-07-23T13:45:33.315Z", "2019-07-23T13:45:33.319Z", "2019-07-23T13:45:33.323Z", "2019-07-23T13:45:33.327Z", "2019-07-23T13:45:33.330Z", "2019-07-23T13:45:33.335Z", "2019-07-23T13:45:33.339Z", "2019-07-23T13:45:33.343Z", "2019-07-23T13:45:33.346Z", "2019-07-23T13:45:33.351Z", "2019-07-23T13:45:33.355Z", "2019-07-23T13:45:33.358Z", "2019-07-23T13:45:33.363Z", "2019-07-23T13:45:33.367Z", "2019-07-23T13:45:33.371Z", "2019-07-23T13:45:33.375Z", "2019-07-23T13:45:33.379Z", "2019-07-23T13:45:33.383Z", "2019-07-23T13:45:33.387Z", "2019-07-23T13:45:33.391Z", "2019-07-23T13:45:33.395Z", "2019-07-23T13:45:33.399Z"]</text:p>
          </table:table-cell>
          <table:table-cell office:value-type="string" calcext:value-type="string">
            <text:p>Dashboard.vue:220 (43) ["2019-07-23T13:46:20.452Z", "2019-07-23T13:46:20.456Z", "2019-07-23T13:46:20.460Z", "2019-07-23T13:46:20.465Z", "2019-07-23T13:46:20.468Z", "2019-07-23T13:46:20.472Z", "2019-07-23T13:46:20.476Z", "2019-07-23T13:46:20.480Z", "2019-07-23T13:46:20.484Z", "2019-07-23T13:46:20.487Z", "2019-07-23T13:46:20.491Z", "2019-07-23T13:46:20.496Z", "2019-07-23T13:46:20.500Z", "2019-07-23T13:46:20.504Z", "2019-07-23T13:46:20.508Z", "2019-07-23T13:46:20.512Z", "2019-07-23T13:46:20.516Z", "2019-07-23T13:46:20.520Z", "2019-07-23T13:46:20.524Z", "2019-07-23T13:46:20.528Z", "2019-07-23T13:46:20.532Z", "2019-07-23T13:46:20.535Z", "2019-07-23T13:46:20.539Z", "2019-07-23T13:46:20.544Z", "2019-07-23T13:46:20.548Z", "2019-07-23T13:46:20.551Z", "2019-07-23T13:46:20.556Z", "2019-07-23T13:46:20.559Z", "2019-07-23T13:46:20.564Z", "2019-07-23T13:46:20.568Z", "2019-07-23T13:46:20.573Z", "2019-07-23T13:46:20.576Z", "2019-07-23T13:46:20.580Z", "2019-07-23T13:46:20.584Z", "2019-07-23T13:46:20.587Z", "2019-07-23T13:46:20.591Z", "2019-07-23T13:46:20.596Z", "2019-07-23T13:46:20.599Z", "2019-07-23T13:46:20.604Z", "2019-07-23T13:46:20.608Z", "2019-07-23T13:46:20.613Z", "2019-07-23T13:46:20.616Z", "2019-07-23T13:46:20.622Z"]</text:p>
          </table:table-cell>
          <table:table-cell/>
          <table:table-cell office:value-type="string" calcext:value-type="string">
            <text:p>Dashboard.vue:220 (43) ["2019-07-23T12:44:11.405Z", "2019-07-23T12:44:11.505Z", "2019-07-23T12:44:11.705Z", "2019-07-23T12:44:11.805Z", "2019-07-23T12:44:11.906Z", "2019-07-23T12:44:12.005Z", "2019-07-23T12:44:12.105Z", "2019-07-23T12:44:12.205Z", "2019-07-23T12:44:12.305Z", "2019-07-23T12:44:12.405Z", "2019-07-23T12:44:12.505Z", "2019-07-23T12:44:12.605Z", "2019-07-23T12:44:12.705Z", "2019-07-23T12:44:12.805Z", "2019-07-23T12:44:12.905Z", "2019-07-23T12:44:13.005Z", "2019-07-23T12:44:13.105Z", "2019-07-23T12:44:13.205Z", "2019-07-23T12:44:13.305Z", "2019-07-23T12:44:13.905Z", "2019-07-23T12:44:14.105Z", "2019-07-23T12:44:14.205Z", "2019-07-23T12:44:14.305Z", "2019-07-23T12:44:14.405Z", "2019-07-23T12:44:14.505Z", "2019-07-23T12:44:14.605Z", "2019-07-23T12:44:14.705Z", "2019-07-23T12:44:14.805Z", "2019-07-23T12:44:14.905Z", "2019-07-23T12:44:15.005Z", "2019-07-23T12:44:15.105Z", "2019-07-23T12:44:15.205Z", "2019-07-23T12:44:15.305Z", "2019-07-23T12:44:15.405Z", "2019-07-23T12:44:15.505Z", "2019-07-23T12:44:15.605Z", "2019-07-23T12:44:15.705Z", "2019-07-23T12:44:15.805Z", "2019-07-23T12:44:15.904Z", "2019-07-23T12:44:16.005Z", "2019-07-23T12:44:16.105Z", "2019-07-23T12:44:16.205Z", "2019-07-23T12:44:16.305Z"]</text:p>
          </table:table-cell>
          <table:table-cell office:value-type="string" calcext:value-type="string">
            <text:p>Dashboard.vue:220 (43) ["2019-07-23T12:50:46.248Z", "2019-07-23T12:50:46.347Z", "2019-07-23T12:50:46.397Z", "2019-07-23T12:50:46.447Z", "2019-07-23T12:50:46.498Z", "2019-07-23T12:50:46.548Z", "2019-07-23T12:50:46.597Z", "2019-07-23T12:50:46.647Z", "2019-07-23T12:50:46.697Z", "2019-07-23T12:50:46.748Z", "2019-07-23T12:50:46.797Z", "2019-07-23T12:50:46.847Z", "2019-07-23T12:50:46.898Z", "2019-07-23T12:50:46.948Z", "2019-07-23T12:50:46.998Z", "2019-07-23T12:50:47.047Z", "2019-07-23T12:50:47.098Z", "2019-07-23T12:50:47.147Z", "2019-07-23T12:50:47.198Z", "2019-07-23T12:50:47.248Z", "2019-07-23T12:50:47.297Z", "2019-07-23T12:50:47.347Z", "2019-07-23T12:50:47.398Z", "2019-07-23T12:50:47.447Z", "2019-07-23T12:50:47.497Z", "2019-07-23T12:50:47.548Z", "2019-07-23T12:50:47.897Z", "2019-07-23T12:50:47.947Z", "2019-07-23T12:50:47.997Z", "2019-07-23T12:50:48.048Z", "2019-07-23T12:50:48.097Z", "2019-07-23T12:50:48.147Z", "2019-07-23T12:50:48.197Z", "2019-07-23T12:50:48.247Z", "2019-07-23T12:50:48.297Z", "2019-07-23T12:50:48.347Z", "2019-07-23T12:50:48.398Z", "2019-07-23T12:50:48.448Z", "2019-07-23T12:50:48.497Z", "2019-07-23T12:50:48.548Z", "2019-07-23T12:50:48.597Z", "2019-07-23T12:50:48.648Z", "2019-07-23T12:50:48.698Z"]</text:p>
          </table:table-cell>
          <table:table-cell office:value-type="string" calcext:value-type="string">
            <text:p>Dashboard.vue:220 (43) ["2019-07-23T13:00:01.075Z", "2019-07-23T13:00:01.084Z", "2019-07-23T13:00:01.164Z", "2019-07-23T13:00:01.174Z", "2019-07-23T13:00:01.184Z", "2019-07-23T13:00:01.194Z", "2019-07-23T13:00:01.205Z", "2019-07-23T13:00:01.214Z", "2019-07-23T13:00:01.224Z", "2019-07-23T13:00:01.234Z", "2019-07-23T13:00:01.244Z", "2019-07-23T13:00:01.255Z", "2019-07-23T13:00:01.265Z", "2019-07-23T13:00:01.274Z", "2019-07-23T13:00:01.284Z", "2019-07-23T13:00:01.294Z", "2019-07-23T13:00:01.304Z", "2019-07-23T13:00:01.314Z", "2019-07-23T13:00:01.324Z", "2019-07-23T13:00:01.334Z", "2019-07-23T13:00:01.344Z", "2019-07-23T13:00:01.355Z", "2019-07-23T13:00:01.364Z", "2019-07-23T13:00:01.375Z", "2019-07-23T13:00:01.384Z", "2019-07-23T13:00:01.394Z", "2019-07-23T13:00:01.404Z", "2019-07-23T13:00:01.414Z", "2019-07-23T13:00:01.425Z", "2019-07-23T13:00:01.435Z", "2019-07-23T13:00:01.444Z", "2019-07-23T13:00:01.454Z", "2019-07-23T13:00:01.464Z", "2019-07-23T13:00:01.474Z", "2019-07-23T13:00:01.484Z", "2019-07-23T13:00:01.495Z", "2019-07-23T13:00:01.504Z", "2019-07-23T13:00:01.514Z", "2019-07-23T13:00:01.524Z", "2019-07-23T13:00:01.535Z", "2019-07-23T13:00:01.544Z", "2019-07-23T13:00:01.554Z", "2019-07-23T13:00:01.565Z"]</text:p>
          </table:table-cell>
          <table:table-cell office:value-type="string" calcext:value-type="string">
            <text:p>Dashboard.vue:220 (43) ["2019-07-23T13:06:31.270Z", "2019-07-23T13:06:31.309Z", "2019-07-23T13:06:31.314Z", "2019-07-23T13:06:31.319Z", "2019-07-23T13:06:31.326Z", "2019-07-23T13:06:31.329Z", "2019-07-23T13:06:31.334Z", "2019-07-23T13:06:31.339Z", "2019-07-23T13:06:31.344Z", "2019-07-23T13:06:31.350Z", "2019-07-23T13:06:31.354Z", "2019-07-23T13:06:31.359Z", "2019-07-23T13:06:31.364Z", "2019-07-23T13:06:31.370Z", "2019-07-23T13:06:31.374Z", "2019-07-23T13:06:31.379Z", "2019-07-23T13:06:31.384Z", "2019-07-23T13:06:31.389Z", "2019-07-23T13:06:31.395Z", "2019-07-23T13:06:31.399Z", "2019-07-23T13:06:31.404Z", "2019-07-23T13:06:31.409Z", "2019-07-23T13:06:31.413Z", "2019-07-23T13:06:31.418Z", "2019-07-23T13:06:31.424Z", "2019-07-23T13:06:31.429Z", "2019-07-23T13:06:31.434Z", "2019-07-23T13:06:31.444Z", "2019-07-23T13:06:31.445Z", "2019-07-23T13:06:31.450Z", "2019-07-23T13:06:31.456Z", "2019-07-23T13:06:31.460Z", "2019-07-23T13:06:31.464Z", "2019-07-23T13:06:31.469Z", "2019-07-23T13:06:31.474Z", "2019-07-23T13:06:31.479Z", "2019-07-23T13:06:31.484Z", "2019-07-23T13:06:31.489Z", "2019-07-23T13:06:31.494Z", "2019-07-23T13:06:31.499Z", "2019-07-23T13:06:31.504Z", "2019-07-23T13:06:31.510Z", "2019-07-23T13:06:31.514Z"]</text:p>
          </table:table-cell>
          <table:table-cell office:value-type="string" calcext:value-type="string">
            <text:p>Dashboard.vue:220 (43) ["2019-07-23T13:12:57.222Z", "2019-07-23T13:12:57.254Z", "2019-07-23T13:12:57.258Z", "2019-07-23T13:12:57.261Z", "2019-07-23T13:12:57.269Z", "2019-07-23T13:12:57.274Z", "2019-07-23T13:12:57.278Z", "2019-07-23T13:12:57.282Z", "2019-07-23T13:12:57.288Z", "2019-07-23T13:12:57.290Z", "2019-07-23T13:12:57.294Z", "2019-07-23T13:12:57.298Z", "2019-07-23T13:12:57.302Z", "2019-07-23T13:12:57.306Z", "2019-07-23T13:12:57.311Z", "2019-07-23T13:12:57.316Z", "2019-07-23T13:12:57.320Z", "2019-07-23T13:12:57.324Z", "2019-07-23T13:12:57.328Z", "2019-07-23T13:12:57.332Z", "2019-07-23T13:12:57.334Z", "2019-07-23T13:12:57.338Z", "2019-07-23T13:12:57.343Z", "2019-07-23T13:12:57.346Z", "2019-07-23T13:12:57.350Z", "2019-07-23T13:12:57.355Z", "2019-07-23T13:12:57.358Z", "2019-07-23T13:12:57.364Z", "2019-07-23T13:12:57.366Z", "2019-07-23T13:12:57.370Z", "2019-07-23T13:12:57.374Z", "2019-07-23T13:12:57.379Z", "2019-07-23T13:12:57.381Z", "2019-07-23T13:12:57.386Z", "2019-07-23T13:12:57.390Z", "2019-07-23T13:12:57.393Z", "2019-07-23T13:12:57.399Z", "2019-07-23T13:12:57.402Z", "2019-07-23T13:12:57.407Z", "2019-07-23T13:12:57.409Z", "2019-07-23T13:12:57.420Z", "2019-07-23T13:12:57.426Z", "2019-07-23T13:12:57.430Z"]</text:p>
          </table:table-cell>
          <table:table-cell office:value-type="string" calcext:value-type="string">
            <text:p>Dashboard.vue:220 (43) ["2019-07-23T13:21:35.218Z", "2019-07-23T13:21:35.222Z", "2019-07-23T13:21:35.251Z", "2019-07-23T13:21:35.255Z", "2019-07-23T13:21:35.259Z", "2019-07-23T13:21:35.264Z", "2019-07-23T13:21:35.267Z", "2019-07-23T13:21:35.271Z", "2019-07-23T13:21:35.275Z", "2019-07-23T13:21:35.279Z", "2019-07-23T13:21:35.284Z", "2019-07-23T13:21:35.288Z", "2019-07-23T13:21:35.291Z", "2019-07-23T13:21:35.296Z", "2019-07-23T13:21:35.299Z", "2019-07-23T13:21:35.303Z", "2019-07-23T13:21:35.307Z", "2019-07-23T13:21:35.312Z", "2019-07-23T13:21:35.315Z", "2019-07-23T13:21:35.319Z", "2019-07-23T13:21:35.323Z", "2019-07-23T13:21:35.327Z", "2019-07-23T13:21:35.331Z", "2019-07-23T13:21:35.336Z", "2019-07-23T13:21:35.339Z", "2019-07-23T13:21:35.343Z", "2019-07-23T13:21:35.347Z", "2019-07-23T13:21:35.352Z", "2019-07-23T13:21:35.356Z", "2019-07-23T13:21:35.360Z", "2019-07-23T13:21:35.364Z", "2019-07-23T13:21:35.367Z", "2019-07-23T13:21:35.371Z", "2019-07-23T13:21:35.376Z", "2019-07-23T13:21:35.380Z", "2019-07-23T13:21:35.383Z", "2019-07-23T13:21:35.387Z", "2019-07-23T13:21:35.392Z", "2019-07-23T13:21:35.395Z", "2019-07-23T13:21:35.400Z", "2019-07-23T13:21:35.404Z", "2019-07-23T13:21:35.407Z", "2019-07-23T13:21:35.412Z"]</text:p>
          </table:table-cell>
          <table:table-cell/>
          <table:table-cell office:value-type="string" calcext:value-type="string">
            <text:p>Dashboard.vue:212 2019-07-23T12:20:18.753Z</text:p>
          </table:table-cell>
          <table:table-cell office:value-type="string" calcext:value-type="string">
            <text:p>Dashboard.vue:212 2019-07-23T12:24:11.915Z</text:p>
          </table:table-cell>
          <table:table-cell office:value-type="string" calcext:value-type="string">
            <text:p>Dashboard.vue:220 (43) ["2019-07-23T12:25:07.111Z", "2019-07-23T12:25:07.121Z", "2019-07-23T12:25:07.131Z", "2019-07-23T12:25:07.141Z", "2019-07-23T12:25:07.151Z", "2019-07-23T12:25:07.161Z", "2019-07-23T12:25:07.171Z", "2019-07-23T12:25:07.181Z", "2019-07-23T12:25:07.191Z", "2019-07-23T12:25:07.202Z", "2019-07-23T12:25:07.211Z", "2019-07-23T12:25:07.221Z", "2019-07-23T12:25:07.232Z", "2019-07-23T12:25:07.241Z", "2019-07-23T12:25:07.251Z", "2019-07-23T12:25:07.261Z", "2019-07-23T12:25:07.271Z", "2019-07-23T12:25:07.281Z", "2019-07-23T12:25:07.291Z", "2019-07-23T12:25:07.301Z", "2019-07-23T12:25:07.312Z", "2019-07-23T12:25:07.321Z", "2019-07-23T12:25:07.331Z", "2019-07-23T12:25:07.341Z", "2019-07-23T12:25:07.351Z", "2019-07-23T12:25:07.361Z", "2019-07-23T12:25:07.372Z", "2019-07-23T12:25:07.381Z", "2019-07-23T12:25:07.391Z", "2019-07-23T12:25:07.402Z", "2019-07-23T12:25:07.411Z", "2019-07-23T12:25:07.421Z", "2019-07-23T12:25:07.431Z", "2019-07-23T12:25:07.441Z", "2019-07-23T12:25:07.452Z", "2019-07-23T12:25:07.461Z", "2019-07-23T12:25:07.471Z", "2019-07-23T12:25:07.481Z", "2019-07-23T12:25:07.491Z", "2019-07-23T12:25:07.501Z", "2019-07-23T12:25:07.512Z", "2019-07-23T12:25:07.521Z", "2019-07-23T12:25:07.532Z"]</text:p>
          </table:table-cell>
          <table:table-cell office:value-type="string" calcext:value-type="string">
            <text:p>Dashboard.vue:220 (43) ["2019-07-23T12:25:58.408Z", "2019-07-23T12:25:58.413Z", "2019-07-23T12:25:58.417Z", "2019-07-23T12:25:58.422Z", "2019-07-23T12:25:58.427Z", "2019-07-23T12:25:58.433Z", "2019-07-23T12:25:58.437Z", "2019-07-23T12:25:58.442Z", "2019-07-23T12:25:58.447Z", "2019-07-23T12:25:58.453Z", "2019-07-23T12:25:58.458Z", "2019-07-23T12:25:58.462Z", "2019-07-23T12:25:58.468Z", "2019-07-23T12:25:58.472Z", "2019-07-23T12:25:58.478Z", "2019-07-23T12:25:58.482Z", "2019-07-23T12:25:58.487Z", "2019-07-23T12:25:58.492Z", "2019-07-23T12:25:58.498Z", "2019-07-23T12:25:58.502Z", "2019-07-23T12:25:58.507Z", "2019-07-23T12:25:58.513Z", "2019-07-23T12:25:58.517Z", "2019-07-23T12:25:58.523Z", "2019-07-23T12:25:58.527Z", "2019-07-23T12:25:58.532Z", "2019-07-23T12:25:58.537Z", "2019-07-23T12:25:58.543Z", "2019-07-23T12:25:58.548Z", "2019-07-23T12:25:58.552Z", "2019-07-23T12:25:58.557Z", "2019-07-23T12:25:58.562Z", "2019-07-23T12:25:58.567Z", "2019-07-23T12:25:58.572Z", "2019-07-23T12:25:58.577Z", "2019-07-23T12:25:58.582Z", "2019-07-23T12:25:58.588Z", "2019-07-23T12:25:58.592Z", "2019-07-23T12:25:58.597Z", "2019-07-23T12:25:58.602Z", "2019-07-23T12:25:58.608Z", "2019-07-23T12:25:58.613Z", "2019-07-23T12:25:58.618Z"]</text:p>
          </table:table-cell>
          <table:table-cell office:value-type="string" calcext:value-type="string">
            <text:p>Dashboard.vue:220 (43) ["2019-07-23T12:26:34.230Z", "2019-07-23T12:26:34.233Z", "2019-07-23T12:26:34.238Z", "2019-07-23T12:26:34.241Z", "2019-07-23T12:26:34.246Z", "2019-07-23T12:26:34.250Z", "2019-07-23T12:26:34.254Z", "2019-07-23T12:26:34.258Z", "2019-07-23T12:26:34.261Z", "2019-07-23T12:26:34.266Z", "2019-07-23T12:26:34.270Z", "2019-07-23T12:26:34.274Z", "2019-07-23T12:26:34.278Z", "2019-07-23T12:26:34.282Z", "2019-07-23T12:26:34.286Z", "2019-07-23T12:26:34.290Z", "2019-07-23T12:26:34.294Z", "2019-07-23T12:26:34.297Z", "2019-07-23T12:26:34.302Z", "2019-07-23T12:26:34.306Z", "2019-07-23T12:26:34.309Z", "2019-07-23T12:26:34.313Z", "2019-07-23T12:26:34.318Z", "2019-07-23T12:26:34.322Z", "2019-07-23T12:26:34.326Z", "2019-07-23T12:26:34.329Z", "2019-07-23T12:26:34.333Z", "2019-07-23T12:26:34.337Z", "2019-07-23T12:26:34.342Z", "2019-07-23T12:26:34.346Z", "2019-07-23T12:26:34.350Z", "2019-07-23T12:26:34.354Z", "2019-07-23T12:26:34.357Z", "2019-07-23T12:26:34.361Z", "2019-07-23T12:26:34.366Z", "2019-07-23T12:26:34.369Z", "2019-07-23T12:26:34.373Z", "2019-07-23T12:26:34.378Z", "2019-07-23T12:26:34.382Z", "2019-07-23T12:26:34.386Z", "2019-07-23T12:26:34.390Z", "2019-07-23T12:26:34.393Z", "2019-07-23T12:26:34.398Z"]</text:p>
          </table:table-cell>
          <table:table-cell office:value-type="string" calcext:value-type="string">
            <text:p>Dashboard.vue:220 (43) ["2019-07-23T12:27:08.255Z", "2019-07-23T12:27:08.258Z", "2019-07-23T12:27:08.262Z", "2019-07-23T12:27:08.267Z", "2019-07-23T12:27:08.271Z", "2019-07-23T12:27:08.275Z", "2019-07-23T12:27:08.278Z", "2019-07-23T12:27:08.282Z", "2019-07-23T12:27:08.286Z", "2019-07-23T12:27:08.290Z", "2019-07-23T12:27:08.295Z", "2019-07-23T12:27:08.299Z", "2019-07-23T12:27:08.303Z", "2019-07-23T12:27:08.306Z", "2019-07-23T12:27:08.310Z", "2019-07-23T12:27:08.314Z", "2019-07-23T12:27:08.318Z", "2019-07-23T12:27:08.323Z", "2019-07-23T12:27:08.327Z", "2019-07-23T12:27:08.331Z", "2019-07-23T12:27:08.334Z", "2019-07-23T12:27:08.339Z", "2019-07-23T12:27:08.342Z", "2019-07-23T12:27:08.346Z", "2019-07-23T12:27:08.350Z", "2019-07-23T12:27:08.354Z", "2019-07-23T12:27:08.359Z", "2019-07-23T12:27:08.362Z", "2019-07-23T12:27:08.366Z", "2019-07-23T12:27:08.370Z", "2019-07-23T12:27:08.375Z", "2019-07-23T12:27:08.379Z", "2019-07-23T12:27:08.382Z", "2019-07-23T12:27:08.387Z", "2019-07-23T12:27:08.391Z", "2019-07-23T12:27:08.395Z", "2019-07-23T12:27:08.399Z", "2019-07-23T12:27:08.402Z", "2019-07-23T12:27:08.406Z", "2019-07-23T12:27:08.410Z", "2019-07-23T12:27:08.415Z", "2019-07-23T12:27:08.418Z", "2019-07-23T12:27:08.422Z"]</text:p>
          </table:table-cell>
        </table:table-row>
        <table:table-row table:style-name="ro1">
          <table:table-cell/>
          <table:table-cell office:value-type="string" calcext:value-type="string">
            <text:p>Dashboard.vue:219 tumpukan yang belum diterima : 42</text:p>
          </table:table-cell>
          <table:table-cell office:value-type="string" calcext:value-type="string">
            <text:p>Dashboard.vue:211 9771</text:p>
          </table:table-cell>
          <table:table-cell office:value-type="string" calcext:value-type="string">
            <text:p>Dashboard.vue:211 20939</text:p>
          </table:table-cell>
          <table:table-cell office:value-type="string" calcext:value-type="string">
            <text:p>Dashboard.vue:211 20302</text:p>
          </table:table-cell>
          <table:table-cell office:value-type="string" calcext:value-type="string">
            <text:p>Dashboard.vue:211 19502</text:p>
          </table:table-cell>
          <table:table-cell office:value-type="string" calcext:value-type="string">
            <text:p>Dashboard.vue:211 20071</text:p>
          </table:table-cell>
          <table:table-cell/>
          <table:table-cell office:value-type="string" calcext:value-type="string">
            <text:p>Dashboard.vue:211 589</text:p>
          </table:table-cell>
          <table:table-cell office:value-type="string" calcext:value-type="string">
            <text:p>Dashboard.vue:211 671</text:p>
          </table:table-cell>
          <table:table-cell office:value-type="string" calcext:value-type="string">
            <text:p>Dashboard.vue:211 1111</text:p>
          </table:table-cell>
          <table:table-cell office:value-type="string" calcext:value-type="string">
            <text:p>Dashboard.vue:211 1354</text:p>
          </table:table-cell>
          <table:table-cell office:value-type="string" calcext:value-type="string">
            <text:p>Dashboard.vue:211 1418</text:p>
          </table:table-cell>
          <table:table-cell office:value-type="string" calcext:value-type="string">
            <text:p>Dashboard.vue:211 804</text:p>
          </table:table-cell>
          <table:table-cell/>
          <table:table-cell office:value-type="string" calcext:value-type="string">
            <text:p>Dashboard.vue:211 34543</text:p>
          </table:table-cell>
          <table:table-cell office:value-type="string" calcext:value-type="string">
            <text:p>Dashboard.vue:211 41637</text:p>
          </table:table-cell>
          <table:table-cell office:value-type="string" calcext:value-type="string">
            <text:p>Dashboard.vue:211 55892</text:p>
          </table:table-cell>
          <table:table-cell office:value-type="string" calcext:value-type="string">
            <text:p>Dashboard.vue:211 49724</text:p>
          </table:table-cell>
          <table:table-cell office:value-type="string" calcext:value-type="string">
            <text:p>Dashboard.vue:211 51475</text:p>
          </table:table-cell>
          <table:table-cell office:value-type="string" calcext:value-type="string">
            <text:p>Dashboard.vue:211 56957</text:p>
          </table:table-cell>
          <table:table-cell/>
          <table:table-cell office:value-type="string" calcext:value-type="string">
            <text:p>Dashboard.vue:211 616</text:p>
          </table:table-cell>
          <table:table-cell office:value-type="string" calcext:value-type="string">
            <text:p>Dashboard.vue:211 1141</text:p>
          </table:table-cell>
          <table:table-cell office:value-type="string" calcext:value-type="string">
            <text:p>Dashboard.vue:211 909</text:p>
          </table:table-cell>
          <table:table-cell office:value-type="string" calcext:value-type="string">
            <text:p>Dashboard.vue:211 925</text:p>
          </table:table-cell>
          <table:table-cell office:value-type="string" calcext:value-type="string">
            <text:p>Dashboard.vue:211 1030</text:p>
          </table:table-cell>
          <table:table-cell office:value-type="string" calcext:value-type="string">
            <text:p>Dashboard.vue:211 1200</text:p>
          </table:table-cell>
        </table:table-row>
        <table:table-row table:style-name="ro1">
          <table:table-cell/>
          <table:table-cell office:value-type="string" calcext:value-type="string">
            <text:p>Dashboard.vue:220 (42) ["2019-07-23T13:19:23.671Z", "2019-07-23T13:19:23.972Z", "2019-07-23T13:19:24.070Z", "2019-07-23T13:19:24.171Z", "2019-07-23T13:19:24.271Z", "2019-07-23T13:19:24.370Z", "2019-07-23T13:19:24.470Z", "2019-07-23T13:19:24.571Z", "2019-07-23T13:19:24.671Z", "2019-07-23T13:19:24.771Z", "2019-07-23T13:19:25.470Z", "2019-07-23T13:19:25.571Z", "2019-07-23T13:19:25.671Z", "2019-07-23T13:19:25.770Z", "2019-07-23T13:19:25.870Z", "2019-07-23T13:19:25.970Z", "2019-07-23T13:19:26.070Z", "2019-07-23T13:19:26.171Z", "2019-07-23T13:19:26.270Z", "2019-07-23T13:19:26.371Z", "2019-07-23T13:19:26.470Z", "2019-07-23T13:19:26.570Z", "2019-07-23T13:19:26.671Z", "2019-07-23T13:19:26.771Z", "2019-07-23T13:19:26.872Z", "2019-07-23T13:19:26.971Z", "2019-07-23T13:19:27.070Z", "2019-07-23T13:19:27.171Z", "2019-07-23T13:19:27.271Z", "2019-07-23T13:19:27.370Z", "2019-07-23T13:19:27.470Z", "2019-07-23T13:19:27.571Z", "2019-07-23T13:19:27.671Z", "2019-07-23T13:19:27.770Z", "2019-07-23T13:19:27.871Z", "2019-07-23T13:19:27.971Z", "2019-07-23T13:19:28.070Z", "2019-07-23T13:19:28.171Z", "2019-07-23T13:19:28.271Z", "2019-07-23T13:19:28.370Z", "2019-07-23T13:19:28.481Z", "2019-07-23T13:19:28.571Z"]</text:p>
          </table:table-cell>
          <table:table-cell office:value-type="string" calcext:value-type="string">
            <text:p>Dashboard.vue:212 2019-07-23T13:25:39.624Z</text:p>
          </table:table-cell>
          <table:table-cell office:value-type="string" calcext:value-type="string">
            <text:p>Dashboard.vue:212 2019-07-23T13:29:03.941Z</text:p>
          </table:table-cell>
          <table:table-cell office:value-type="string" calcext:value-type="string">
            <text:p>Dashboard.vue:212 2019-07-23T13:32:40.546Z</text:p>
          </table:table-cell>
          <table:table-cell office:value-type="string" calcext:value-type="string">
            <text:p>Dashboard.vue:212 2019-07-23T13:35:03.727Z</text:p>
          </table:table-cell>
          <table:table-cell office:value-type="string" calcext:value-type="string">
            <text:p>Dashboard.vue:212 2019-07-23T13:38:37.368Z</text:p>
          </table:table-cell>
          <table:table-cell/>
          <table:table-cell office:value-type="string" calcext:value-type="string">
            <text:p>Dashboard.vue:212 2019-07-23T13:42:19.562Z</text:p>
          </table:table-cell>
          <table:table-cell office:value-type="string" calcext:value-type="string">
            <text:p>Dashboard.vue:212 2019-07-23T13:43:07.494Z</text:p>
          </table:table-cell>
          <table:table-cell office:value-type="string" calcext:value-type="string">
            <text:p>Dashboard.vue:212 2019-07-23T13:43:53.824Z</text:p>
          </table:table-cell>
          <table:table-cell office:value-type="string" calcext:value-type="string">
            <text:p>Dashboard.vue:212 2019-07-23T13:44:45.937Z</text:p>
          </table:table-cell>
          <table:table-cell office:value-type="string" calcext:value-type="string">
            <text:p>Dashboard.vue:212 2019-07-23T13:45:33.233Z</text:p>
          </table:table-cell>
          <table:table-cell office:value-type="string" calcext:value-type="string">
            <text:p>Dashboard.vue:212 2019-07-23T13:46:20.452Z</text:p>
          </table:table-cell>
          <table:table-cell/>
          <table:table-cell office:value-type="string" calcext:value-type="string">
            <text:p>Dashboard.vue:212 2019-07-23T12:44:14.105Z</text:p>
          </table:table-cell>
          <table:table-cell office:value-type="string" calcext:value-type="string">
            <text:p>Dashboard.vue:212 2019-07-23T12:50:47.897Z</text:p>
          </table:table-cell>
          <table:table-cell office:value-type="string" calcext:value-type="string">
            <text:p>Dashboard.vue:212 2019-07-23T13:00:01.164Z</text:p>
          </table:table-cell>
          <table:table-cell office:value-type="string" calcext:value-type="string">
            <text:p>Dashboard.vue:212 2019-07-23T13:06:31.309Z</text:p>
          </table:table-cell>
          <table:table-cell office:value-type="string" calcext:value-type="string">
            <text:p>Dashboard.vue:212 2019-07-23T13:12:57.254Z</text:p>
          </table:table-cell>
          <table:table-cell office:value-type="string" calcext:value-type="string">
            <text:p>Dashboard.vue:212 2019-07-23T13:21:35.251Z</text:p>
          </table:table-cell>
          <table:table-cell/>
          <table:table-cell office:value-type="string" calcext:value-type="string">
            <text:p>Dashboard.vue:212 2019-07-23T12:20:18.863Z</text:p>
          </table:table-cell>
          <table:table-cell office:value-type="string" calcext:value-type="string">
            <text:p>Dashboard.vue:212 2019-07-23T12:24:12.022Z</text:p>
          </table:table-cell>
          <table:table-cell office:value-type="string" calcext:value-type="string">
            <text:p>Dashboard.vue:212 2019-07-23T12:25:07.111Z</text:p>
          </table:table-cell>
          <table:table-cell office:value-type="string" calcext:value-type="string">
            <text:p>Dashboard.vue:212 2019-07-23T12:25:58.408Z</text:p>
          </table:table-cell>
          <table:table-cell office:value-type="string" calcext:value-type="string">
            <text:p>Dashboard.vue:212 2019-07-23T12:26:34.230Z</text:p>
          </table:table-cell>
          <table:table-cell office:value-type="string" calcext:value-type="string">
            <text:p>Dashboard.vue:212 2019-07-23T12:27:08.255Z</text:p>
          </table:table-cell>
        </table:table-row>
        <table:table-row table:style-name="ro1">
          <table:table-cell/>
          <table:table-cell office:value-type="string" calcext:value-type="string">
            <text:p>Dashboard.vue:211 7001</text:p>
          </table:table-cell>
          <table:table-cell table:number-columns-repeated="5" office:value-type="string" calcext:value-type="string">
            <text:p>Dashboard.vue:219 tumpukan yang belum diterima : 42</text:p>
          </table:table-cell>
          <table:table-cell/>
          <table:table-cell office:value-type="string" calcext:value-type="string">
            <text:p>Dashboard.vue:211 788</text:p>
          </table:table-cell>
          <table:table-cell office:value-type="string" calcext:value-type="string">
            <text:p>Dashboard.vue:211 642</text:p>
          </table:table-cell>
          <table:table-cell table:number-columns-repeated="4" office:value-type="string" calcext:value-type="string">
            <text:p>Dashboard.vue:219 tumpukan yang belum diterima : 42</text:p>
          </table:table-cell>
          <table:table-cell/>
          <table:table-cell table:number-columns-repeated="6" office:value-type="string" calcext:value-type="string">
            <text:p>Dashboard.vue:219 tumpukan yang belum diterima : 42</text:p>
          </table:table-cell>
          <table:table-cell/>
          <table:table-cell office:value-type="string" calcext:value-type="string">
            <text:p>Dashboard.vue:211 538</text:p>
          </table:table-cell>
          <table:table-cell office:value-type="string" calcext:value-type="string">
            <text:p>Dashboard.vue:211 1116</text:p>
          </table:table-cell>
          <table:table-cell table:number-columns-repeated="4" office:value-type="string" calcext:value-type="string">
            <text:p>Dashboard.vue:219 tumpukan yang belum diterima : 42</text:p>
          </table:table-cell>
        </table:table-row>
        <table:table-row table:style-name="ro1">
          <table:table-cell/>
          <table:table-cell office:value-type="string" calcext:value-type="string">
            <text:p>Dashboard.vue:212 2019-07-23T13:19:23.972Z</text:p>
          </table:table-cell>
          <table:table-cell office:value-type="string" calcext:value-type="string">
            <text:p>Dashboard.vue:220 (42) ["2019-07-23T13:25:38.275Z", "2019-07-23T13:25:38.424Z", "2019-07-23T13:25:38.474Z", "2019-07-23T13:25:38.524Z", "2019-07-23T13:25:38.574Z", "2019-07-23T13:25:38.624Z", "2019-07-23T13:25:38.674Z", "2019-07-23T13:25:38.724Z", "2019-07-23T13:25:38.774Z", "2019-07-23T13:25:38.824Z", "2019-07-23T13:25:38.874Z", "2019-07-23T13:25:38.924Z", "2019-07-23T13:25:38.975Z", "2019-07-23T13:25:39.024Z", "2019-07-23T13:25:39.074Z", "2019-07-23T13:25:39.124Z", "2019-07-23T13:25:39.173Z", "2019-07-23T13:25:39.224Z", "2019-07-23T13:25:39.274Z", "2019-07-23T13:25:39.324Z", "2019-07-23T13:25:39.375Z", "2019-07-23T13:25:39.724Z", "2019-07-23T13:25:39.775Z", "2019-07-23T13:25:39.824Z", "2019-07-23T13:25:39.874Z", "2019-07-23T13:25:39.924Z", "2019-07-23T13:25:39.975Z", "2019-07-23T13:25:40.024Z", "2019-07-23T13:25:40.073Z", "2019-07-23T13:25:40.124Z", "2019-07-23T13:25:40.174Z", "2019-07-23T13:25:40.224Z", "2019-07-23T13:25:40.274Z", "2019-07-23T13:25:40.325Z", "2019-07-23T13:25:40.375Z", "2019-07-23T13:25:40.424Z", "2019-07-23T13:25:40.475Z", "2019-07-23T13:25:40.524Z", "2019-07-23T13:25:40.574Z", "2019-07-23T13:25:40.624Z", "2019-07-23T13:25:40.674Z", "2019-07-23T13:25:40.724Z"]</text:p>
          </table:table-cell>
          <table:table-cell office:value-type="string" calcext:value-type="string">
            <text:p>Dashboard.vue:220 (42) ["2019-07-23T13:29:03.861Z", "2019-07-23T13:29:03.950Z", "2019-07-23T13:29:03.960Z", "2019-07-23T13:29:03.971Z", "2019-07-23T13:29:03.981Z", "2019-07-23T13:29:03.991Z", "2019-07-23T13:29:04.001Z", "2019-07-23T13:29:04.011Z", "2019-07-23T13:29:04.020Z", "2019-07-23T13:29:04.030Z", "2019-07-23T13:29:04.040Z", "2019-07-23T13:29:04.051Z", "2019-07-23T13:29:04.060Z", "2019-07-23T13:29:04.071Z", "2019-07-23T13:29:04.080Z", "2019-07-23T13:29:04.091Z", "2019-07-23T13:29:04.101Z", "2019-07-23T13:29:04.111Z", "2019-07-23T13:29:04.120Z", "2019-07-23T13:29:04.131Z", "2019-07-23T13:29:04.141Z", "2019-07-23T13:29:04.151Z", "2019-07-23T13:29:04.161Z", "2019-07-23T13:29:04.171Z", "2019-07-23T13:29:04.181Z", "2019-07-23T13:29:04.190Z", "2019-07-23T13:29:04.201Z", "2019-07-23T13:29:04.210Z", "2019-07-23T13:29:04.220Z", "2019-07-23T13:29:04.231Z", "2019-07-23T13:29:04.240Z", "2019-07-23T13:29:04.251Z", "2019-07-23T13:29:04.260Z", "2019-07-23T13:29:04.270Z", "2019-07-23T13:29:04.281Z", "2019-07-23T13:29:04.291Z", "2019-07-23T13:29:04.301Z", "2019-07-23T13:29:04.311Z", "2019-07-23T13:29:04.320Z", "2019-07-23T13:29:04.331Z", "2019-07-23T13:29:04.340Z", "2019-07-23T13:29:04.350Z"]</text:p>
          </table:table-cell>
          <table:table-cell office:value-type="string" calcext:value-type="string">
            <text:p>Dashboard.vue:220 (42) ["2019-07-23T13:32:40.507Z", "2019-07-23T13:32:40.551Z", "2019-07-23T13:32:40.556Z", "2019-07-23T13:32:40.561Z", "2019-07-23T13:32:40.566Z", "2019-07-23T13:32:40.571Z", "2019-07-23T13:32:40.576Z", "2019-07-23T13:32:40.581Z", "2019-07-23T13:32:40.585Z", "2019-07-23T13:32:40.591Z", "2019-07-23T13:32:40.596Z", "2019-07-23T13:32:40.600Z", "2019-07-23T13:32:40.606Z", "2019-07-23T13:32:40.611Z", "2019-07-23T13:32:40.615Z", "2019-07-23T13:32:40.620Z", "2019-07-23T13:32:40.625Z", "2019-07-23T13:32:40.631Z", "2019-07-23T13:32:40.636Z", "2019-07-23T13:32:40.641Z", "2019-07-23T13:32:40.646Z", "2019-07-23T13:32:40.651Z", "2019-07-23T13:32:40.656Z", "2019-07-23T13:32:40.661Z", "2019-07-23T13:32:40.665Z", "2019-07-23T13:32:40.671Z", "2019-07-23T13:32:40.676Z", "2019-07-23T13:32:40.681Z", "2019-07-23T13:32:40.686Z", "2019-07-23T13:32:40.690Z", "2019-07-23T13:32:40.700Z", "2019-07-23T13:32:40.703Z", "2019-07-23T13:32:40.707Z", "2019-07-23T13:32:40.711Z", "2019-07-23T13:32:40.716Z", "2019-07-23T13:32:40.722Z", "2019-07-23T13:32:40.726Z", "2019-07-23T13:32:40.730Z", "2019-07-23T13:32:40.736Z", "2019-07-23T13:32:40.741Z", "2019-07-23T13:32:40.745Z", "2019-07-23T13:32:40.750Z"]</text:p>
          </table:table-cell>
          <table:table-cell office:value-type="string" calcext:value-type="string">
            <text:p>Dashboard.vue:220 (42) ["2019-07-23T13:35:03.700Z", "2019-07-23T13:35:03.735Z", "2019-07-23T13:35:03.739Z", "2019-07-23T13:35:03.743Z", "2019-07-23T13:35:03.747Z", "2019-07-23T13:35:03.751Z", "2019-07-23T13:35:03.755Z", "2019-07-23T13:35:03.759Z", "2019-07-23T13:35:03.763Z", "2019-07-23T13:35:03.767Z", "2019-07-23T13:35:03.771Z", "2019-07-23T13:35:03.775Z", "2019-07-23T13:35:03.779Z", "2019-07-23T13:35:03.783Z", "2019-07-23T13:35:03.787Z", "2019-07-23T13:35:03.791Z", "2019-07-23T13:35:03.795Z", "2019-07-23T13:35:03.799Z", "2019-07-23T13:35:03.803Z", "2019-07-23T13:35:03.807Z", "2019-07-23T13:35:03.811Z", "2019-07-23T13:35:03.815Z", "2019-07-23T13:35:03.819Z", "2019-07-23T13:35:03.824Z", "2019-07-23T13:35:03.827Z", "2019-07-23T13:35:03.831Z", "2019-07-23T13:35:03.835Z", "2019-07-23T13:35:03.839Z", "2019-07-23T13:35:03.843Z", "2019-07-23T13:35:03.847Z", "2019-07-23T13:35:03.851Z", "2019-07-23T13:35:03.855Z", "2019-07-23T13:35:03.859Z", "2019-07-23T13:35:03.863Z", "2019-07-23T13:35:03.867Z", "2019-07-23T13:35:03.871Z", "2019-07-23T13:35:03.875Z", "2019-07-23T13:35:03.879Z", "2019-07-23T13:35:03.883Z", "2019-07-23T13:35:03.887Z", "2019-07-23T13:35:03.891Z", "2019-07-23T13:35:03.895Z"]</text:p>
          </table:table-cell>
          <table:table-cell office:value-type="string" calcext:value-type="string">
            <text:p>Dashboard.vue:220 (42) ["2019-07-23T13:38:37.339Z", "2019-07-23T13:38:37.376Z", "2019-07-23T13:38:37.380Z", "2019-07-23T13:38:37.384Z", "2019-07-23T13:38:37.388Z", "2019-07-23T13:38:37.392Z", "2019-07-23T13:38:37.396Z", "2019-07-23T13:38:37.400Z", "2019-07-23T13:38:37.405Z", "2019-07-23T13:38:37.408Z", "2019-07-23T13:38:37.412Z", "2019-07-23T13:38:37.419Z", "2019-07-23T13:38:37.421Z", "2019-07-23T13:38:37.424Z", "2019-07-23T13:38:37.428Z", "2019-07-23T13:38:37.432Z", "2019-07-23T13:38:37.436Z", "2019-07-23T13:38:37.443Z", "2019-07-23T13:38:37.445Z", "2019-07-23T13:38:37.448Z", "2019-07-23T13:38:37.452Z", "2019-07-23T13:38:37.456Z", "2019-07-23T13:38:37.461Z", "2019-07-23T13:38:37.465Z", "2019-07-23T13:38:37.468Z", "2019-07-23T13:38:37.473Z", "2019-07-23T13:38:37.476Z", "2019-07-23T13:38:37.480Z", "2019-07-23T13:38:37.484Z", "2019-07-23T13:38:37.489Z", "2019-07-23T13:38:37.492Z", "2019-07-23T13:38:37.496Z", "2019-07-23T13:38:37.500Z", "2019-07-23T13:38:37.504Z", "2019-07-23T13:38:37.509Z", "2019-07-23T13:38:37.518Z", "2019-07-23T13:38:37.520Z", "2019-07-23T13:38:37.526Z", "2019-07-23T13:38:37.528Z", "2019-07-23T13:38:37.533Z", "2019-07-23T13:38:37.537Z", "2019-07-23T13:38:37.541Z"]</text:p>
          </table:table-cell>
          <table:table-cell/>
          <table:table-cell office:value-type="string" calcext:value-type="string">
            <text:p>Dashboard.vue:212 2019-07-23T13:42:19.671Z</text:p>
          </table:table-cell>
          <table:table-cell office:value-type="string" calcext:value-type="string">
            <text:p>Dashboard.vue:212 2019-07-23T13:43:07.544Z</text:p>
          </table:table-cell>
          <table:table-cell office:value-type="string" calcext:value-type="string">
            <text:p>Dashboard.vue:220 (42) ["2019-07-23T13:43:53.834Z", "2019-07-23T13:43:53.844Z", "2019-07-23T13:43:53.854Z", "2019-07-23T13:43:53.864Z", "2019-07-23T13:43:53.874Z", "2019-07-23T13:43:53.884Z", "2019-07-23T13:43:53.894Z", "2019-07-23T13:43:53.904Z", "2019-07-23T13:43:53.914Z", "2019-07-23T13:43:53.924Z", "2019-07-23T13:43:53.934Z", "2019-07-23T13:43:53.944Z", "2019-07-23T13:43:53.954Z", "2019-07-23T13:43:53.964Z", "2019-07-23T13:43:53.974Z", "2019-07-23T13:43:53.984Z", "2019-07-23T13:43:53.994Z", "2019-07-23T13:43:54.004Z", "2019-07-23T13:43:54.014Z", "2019-07-23T13:43:54.024Z", "2019-07-23T13:43:54.034Z", "2019-07-23T13:43:54.044Z", "2019-07-23T13:43:54.054Z", "2019-07-23T13:43:54.063Z", "2019-07-23T13:43:54.074Z", "2019-07-23T13:43:54.084Z", "2019-07-23T13:43:54.093Z", "2019-07-23T13:43:54.103Z", "2019-07-23T13:43:54.114Z", "2019-07-23T13:43:54.124Z", "2019-07-23T13:43:54.134Z", "2019-07-23T13:43:54.143Z", "2019-07-23T13:43:54.154Z", "2019-07-23T13:43:54.164Z", "2019-07-23T13:43:54.174Z", "2019-07-23T13:43:54.184Z", "2019-07-23T13:43:54.194Z", "2019-07-23T13:43:54.204Z", "2019-07-23T13:43:54.214Z", "2019-07-23T13:43:54.223Z", "2019-07-23T13:43:54.233Z", "2019-07-23T13:43:54.244Z"]</text:p>
          </table:table-cell>
          <table:table-cell office:value-type="string" calcext:value-type="string">
            <text:p>Dashboard.vue:220 (42) ["2019-07-23T13:44:45.942Z", "2019-07-23T13:44:45.947Z", "2019-07-23T13:44:45.951Z", "2019-07-23T13:44:45.957Z", "2019-07-23T13:44:45.961Z", "2019-07-23T13:44:45.966Z", "2019-07-23T13:44:45.972Z", "2019-07-23T13:44:45.977Z", "2019-07-23T13:44:45.982Z", "2019-07-23T13:44:45.987Z", "2019-07-23T13:44:45.992Z", "2019-07-23T13:44:45.996Z", "2019-07-23T13:44:46.001Z", "2019-07-23T13:44:46.007Z", "2019-07-23T13:44:46.012Z", "2019-07-23T13:44:46.017Z", "2019-07-23T13:44:46.021Z", "2019-07-23T13:44:46.026Z", "2019-07-23T13:44:46.032Z", "2019-07-23T13:44:46.037Z", "2019-07-23T13:44:46.042Z", "2019-07-23T13:44:46.047Z", "2019-07-23T13:44:46.052Z", "2019-07-23T13:44:46.057Z", "2019-07-23T13:44:46.062Z", "2019-07-23T13:44:46.067Z", "2019-07-23T13:44:46.071Z", "2019-07-23T13:44:46.076Z", "2019-07-23T13:44:46.082Z", "2019-07-23T13:44:46.087Z", "2019-07-23T13:44:46.092Z", "2019-07-23T13:44:46.096Z", "2019-07-23T13:44:46.102Z", "2019-07-23T13:44:46.107Z", "2019-07-23T13:44:46.111Z", "2019-07-23T13:44:46.116Z", "2019-07-23T13:44:46.122Z", "2019-07-23T13:44:46.126Z", "2019-07-23T13:44:46.132Z", "2019-07-23T13:44:46.136Z", "2019-07-23T13:44:46.143Z", "2019-07-23T13:44:46.147Z"]</text:p>
          </table:table-cell>
          <table:table-cell office:value-type="string" calcext:value-type="string">
            <text:p>Dashboard.vue:220 (42) ["2019-07-23T13:45:33.236Z", "2019-07-23T13:45:33.240Z", "2019-07-23T13:45:33.243Z", "2019-07-23T13:45:33.248Z", "2019-07-23T13:45:33.251Z", "2019-07-23T13:45:33.255Z", "2019-07-23T13:45:33.261Z", "2019-07-23T13:45:33.263Z", "2019-07-23T13:45:33.267Z", "2019-07-23T13:45:33.272Z", "2019-07-23T13:45:33.276Z", "2019-07-23T13:45:33.281Z", "2019-07-23T13:45:33.283Z", "2019-07-23T13:45:33.287Z", "2019-07-23T13:45:33.291Z", "2019-07-23T13:45:33.295Z", "2019-07-23T13:45:33.298Z", "2019-07-23T13:45:33.303Z", "2019-07-23T13:45:33.307Z", "2019-07-23T13:45:33.311Z", "2019-07-23T13:45:33.315Z", "2019-07-23T13:45:33.319Z", "2019-07-23T13:45:33.323Z", "2019-07-23T13:45:33.327Z", "2019-07-23T13:45:33.330Z", "2019-07-23T13:45:33.335Z", "2019-07-23T13:45:33.339Z", "2019-07-23T13:45:33.343Z", "2019-07-23T13:45:33.346Z", "2019-07-23T13:45:33.351Z", "2019-07-23T13:45:33.355Z", "2019-07-23T13:45:33.358Z", "2019-07-23T13:45:33.363Z", "2019-07-23T13:45:33.367Z", "2019-07-23T13:45:33.371Z", "2019-07-23T13:45:33.375Z", "2019-07-23T13:45:33.379Z", "2019-07-23T13:45:33.383Z", "2019-07-23T13:45:33.387Z", "2019-07-23T13:45:33.391Z", "2019-07-23T13:45:33.395Z", "2019-07-23T13:45:33.399Z"]</text:p>
          </table:table-cell>
          <table:table-cell office:value-type="string" calcext:value-type="string">
            <text:p>Dashboard.vue:220 (42) ["2019-07-23T13:46:20.456Z", "2019-07-23T13:46:20.460Z", "2019-07-23T13:46:20.465Z", "2019-07-23T13:46:20.468Z", "2019-07-23T13:46:20.472Z", "2019-07-23T13:46:20.476Z", "2019-07-23T13:46:20.480Z", "2019-07-23T13:46:20.484Z", "2019-07-23T13:46:20.487Z", "2019-07-23T13:46:20.491Z", "2019-07-23T13:46:20.496Z", "2019-07-23T13:46:20.500Z", "2019-07-23T13:46:20.504Z", "2019-07-23T13:46:20.508Z", "2019-07-23T13:46:20.512Z", "2019-07-23T13:46:20.516Z", "2019-07-23T13:46:20.520Z", "2019-07-23T13:46:20.524Z", "2019-07-23T13:46:20.528Z", "2019-07-23T13:46:20.532Z", "2019-07-23T13:46:20.535Z", "2019-07-23T13:46:20.539Z", "2019-07-23T13:46:20.544Z", "2019-07-23T13:46:20.548Z", "2019-07-23T13:46:20.551Z", "2019-07-23T13:46:20.556Z", "2019-07-23T13:46:20.559Z", "2019-07-23T13:46:20.564Z", "2019-07-23T13:46:20.568Z", "2019-07-23T13:46:20.573Z", "2019-07-23T13:46:20.576Z", "2019-07-23T13:46:20.580Z", "2019-07-23T13:46:20.584Z", "2019-07-23T13:46:20.587Z", "2019-07-23T13:46:20.591Z", "2019-07-23T13:46:20.596Z", "2019-07-23T13:46:20.599Z", "2019-07-23T13:46:20.604Z", "2019-07-23T13:46:20.608Z", "2019-07-23T13:46:20.613Z", "2019-07-23T13:46:20.616Z", "2019-07-23T13:46:20.622Z"]</text:p>
          </table:table-cell>
          <table:table-cell/>
          <table:table-cell office:value-type="string" calcext:value-type="string">
            <text:p>Dashboard.vue:220 (42) ["2019-07-23T12:44:11.405Z", "2019-07-23T12:44:11.505Z", "2019-07-23T12:44:11.705Z", "2019-07-23T12:44:11.805Z", "2019-07-23T12:44:11.906Z", "2019-07-23T12:44:12.005Z", "2019-07-23T12:44:12.105Z", "2019-07-23T12:44:12.205Z", "2019-07-23T12:44:12.305Z", "2019-07-23T12:44:12.405Z", "2019-07-23T12:44:12.505Z", "2019-07-23T12:44:12.605Z", "2019-07-23T12:44:12.705Z", "2019-07-23T12:44:12.805Z", "2019-07-23T12:44:12.905Z", "2019-07-23T12:44:13.005Z", "2019-07-23T12:44:13.105Z", "2019-07-23T12:44:13.205Z", "2019-07-23T12:44:13.305Z", "2019-07-23T12:44:13.905Z", "2019-07-23T12:44:14.205Z", "2019-07-23T12:44:14.305Z", "2019-07-23T12:44:14.405Z", "2019-07-23T12:44:14.505Z", "2019-07-23T12:44:14.605Z", "2019-07-23T12:44:14.705Z", "2019-07-23T12:44:14.805Z", "2019-07-23T12:44:14.905Z", "2019-07-23T12:44:15.005Z", "2019-07-23T12:44:15.105Z", "2019-07-23T12:44:15.205Z", "2019-07-23T12:44:15.305Z", "2019-07-23T12:44:15.405Z", "2019-07-23T12:44:15.505Z", "2019-07-23T12:44:15.605Z", "2019-07-23T12:44:15.705Z", "2019-07-23T12:44:15.805Z", "2019-07-23T12:44:15.904Z", "2019-07-23T12:44:16.005Z", "2019-07-23T12:44:16.105Z", "2019-07-23T12:44:16.205Z", "2019-07-23T12:44:16.305Z"]</text:p>
          </table:table-cell>
          <table:table-cell office:value-type="string" calcext:value-type="string">
            <text:p>Dashboard.vue:220 (42) ["2019-07-23T12:50:46.248Z", "2019-07-23T12:50:46.347Z", "2019-07-23T12:50:46.397Z", "2019-07-23T12:50:46.447Z", "2019-07-23T12:50:46.498Z", "2019-07-23T12:50:46.548Z", "2019-07-23T12:50:46.597Z", "2019-07-23T12:50:46.647Z", "2019-07-23T12:50:46.697Z", "2019-07-23T12:50:46.748Z", "2019-07-23T12:50:46.797Z", "2019-07-23T12:50:46.847Z", "2019-07-23T12:50:46.898Z", "2019-07-23T12:50:46.948Z", "2019-07-23T12:50:46.998Z", "2019-07-23T12:50:47.047Z", "2019-07-23T12:50:47.098Z", "2019-07-23T12:50:47.147Z", "2019-07-23T12:50:47.198Z", "2019-07-23T12:50:47.248Z", "2019-07-23T12:50:47.297Z", "2019-07-23T12:50:47.347Z", "2019-07-23T12:50:47.398Z", "2019-07-23T12:50:47.447Z", "2019-07-23T12:50:47.497Z", "2019-07-23T12:50:47.548Z", "2019-07-23T12:50:47.947Z", "2019-07-23T12:50:47.997Z", "2019-07-23T12:50:48.048Z", "2019-07-23T12:50:48.097Z", "2019-07-23T12:50:48.147Z", "2019-07-23T12:50:48.197Z", "2019-07-23T12:50:48.247Z", "2019-07-23T12:50:48.297Z", "2019-07-23T12:50:48.347Z", "2019-07-23T12:50:48.398Z", "2019-07-23T12:50:48.448Z", "2019-07-23T12:50:48.497Z", "2019-07-23T12:50:48.548Z", "2019-07-23T12:50:48.597Z", "2019-07-23T12:50:48.648Z", "2019-07-23T12:50:48.698Z"]</text:p>
          </table:table-cell>
          <table:table-cell office:value-type="string" calcext:value-type="string">
            <text:p>Dashboard.vue:220 (42) ["2019-07-23T13:00:01.075Z", "2019-07-23T13:00:01.084Z", "2019-07-23T13:00:01.174Z", "2019-07-23T13:00:01.184Z", "2019-07-23T13:00:01.194Z", "2019-07-23T13:00:01.205Z", "2019-07-23T13:00:01.214Z", "2019-07-23T13:00:01.224Z", "2019-07-23T13:00:01.234Z", "2019-07-23T13:00:01.244Z", "2019-07-23T13:00:01.255Z", "2019-07-23T13:00:01.265Z", "2019-07-23T13:00:01.274Z", "2019-07-23T13:00:01.284Z", "2019-07-23T13:00:01.294Z", "2019-07-23T13:00:01.304Z", "2019-07-23T13:00:01.314Z", "2019-07-23T13:00:01.324Z", "2019-07-23T13:00:01.334Z", "2019-07-23T13:00:01.344Z", "2019-07-23T13:00:01.355Z", "2019-07-23T13:00:01.364Z", "2019-07-23T13:00:01.375Z", "2019-07-23T13:00:01.384Z", "2019-07-23T13:00:01.394Z", "2019-07-23T13:00:01.404Z", "2019-07-23T13:00:01.414Z", "2019-07-23T13:00:01.425Z", "2019-07-23T13:00:01.435Z", "2019-07-23T13:00:01.444Z", "2019-07-23T13:00:01.454Z", "2019-07-23T13:00:01.464Z", "2019-07-23T13:00:01.474Z", "2019-07-23T13:00:01.484Z", "2019-07-23T13:00:01.495Z", "2019-07-23T13:00:01.504Z", "2019-07-23T13:00:01.514Z", "2019-07-23T13:00:01.524Z", "2019-07-23T13:00:01.535Z", "2019-07-23T13:00:01.544Z", "2019-07-23T13:00:01.554Z", "2019-07-23T13:00:01.565Z"]</text:p>
          </table:table-cell>
          <table:table-cell office:value-type="string" calcext:value-type="string">
            <text:p>Dashboard.vue:220 (42) ["2019-07-23T13:06:31.270Z", "2019-07-23T13:06:31.314Z", "2019-07-23T13:06:31.319Z", "2019-07-23T13:06:31.326Z", "2019-07-23T13:06:31.329Z", "2019-07-23T13:06:31.334Z", "2019-07-23T13:06:31.339Z", "2019-07-23T13:06:31.344Z", "2019-07-23T13:06:31.350Z", "2019-07-23T13:06:31.354Z", "2019-07-23T13:06:31.359Z", "2019-07-23T13:06:31.364Z", "2019-07-23T13:06:31.370Z", "2019-07-23T13:06:31.374Z", "2019-07-23T13:06:31.379Z", "2019-07-23T13:06:31.384Z", "2019-07-23T13:06:31.389Z", "2019-07-23T13:06:31.395Z", "2019-07-23T13:06:31.399Z", "2019-07-23T13:06:31.404Z", "2019-07-23T13:06:31.409Z", "2019-07-23T13:06:31.413Z", "2019-07-23T13:06:31.418Z", "2019-07-23T13:06:31.424Z", "2019-07-23T13:06:31.429Z", "2019-07-23T13:06:31.434Z", "2019-07-23T13:06:31.444Z", "2019-07-23T13:06:31.445Z", "2019-07-23T13:06:31.450Z", "2019-07-23T13:06:31.456Z", "2019-07-23T13:06:31.460Z", "2019-07-23T13:06:31.464Z", "2019-07-23T13:06:31.469Z", "2019-07-23T13:06:31.474Z", "2019-07-23T13:06:31.479Z", "2019-07-23T13:06:31.484Z", "2019-07-23T13:06:31.489Z", "2019-07-23T13:06:31.494Z", "2019-07-23T13:06:31.499Z", "2019-07-23T13:06:31.504Z", "2019-07-23T13:06:31.510Z", "2019-07-23T13:06:31.514Z"]</text:p>
          </table:table-cell>
          <table:table-cell office:value-type="string" calcext:value-type="string">
            <text:p>Dashboard.vue:220 (42) ["2019-07-23T13:12:57.222Z", "2019-07-23T13:12:57.258Z", "2019-07-23T13:12:57.261Z", "2019-07-23T13:12:57.269Z", "2019-07-23T13:12:57.274Z", "2019-07-23T13:12:57.278Z", "2019-07-23T13:12:57.282Z", "2019-07-23T13:12:57.288Z", "2019-07-23T13:12:57.290Z", "2019-07-23T13:12:57.294Z", "2019-07-23T13:12:57.298Z", "2019-07-23T13:12:57.302Z", "2019-07-23T13:12:57.306Z", "2019-07-23T13:12:57.311Z", "2019-07-23T13:12:57.316Z", "2019-07-23T13:12:57.320Z", "2019-07-23T13:12:57.324Z", "2019-07-23T13:12:57.328Z", "2019-07-23T13:12:57.332Z", "2019-07-23T13:12:57.334Z", "2019-07-23T13:12:57.338Z", "2019-07-23T13:12:57.343Z", "2019-07-23T13:12:57.346Z", "2019-07-23T13:12:57.350Z", "2019-07-23T13:12:57.355Z", "2019-07-23T13:12:57.358Z", "2019-07-23T13:12:57.364Z", "2019-07-23T13:12:57.366Z", "2019-07-23T13:12:57.370Z", "2019-07-23T13:12:57.374Z", "2019-07-23T13:12:57.379Z", "2019-07-23T13:12:57.381Z", "2019-07-23T13:12:57.386Z", "2019-07-23T13:12:57.390Z", "2019-07-23T13:12:57.393Z", "2019-07-23T13:12:57.399Z", "2019-07-23T13:12:57.402Z", "2019-07-23T13:12:57.407Z", "2019-07-23T13:12:57.409Z", "2019-07-23T13:12:57.420Z", "2019-07-23T13:12:57.426Z", "2019-07-23T13:12:57.430Z"]</text:p>
          </table:table-cell>
          <table:table-cell office:value-type="string" calcext:value-type="string">
            <text:p>Dashboard.vue:220 (42) ["2019-07-23T13:21:35.218Z", "2019-07-23T13:21:35.222Z", "2019-07-23T13:21:35.255Z", "2019-07-23T13:21:35.259Z", "2019-07-23T13:21:35.264Z", "2019-07-23T13:21:35.267Z", "2019-07-23T13:21:35.271Z", "2019-07-23T13:21:35.275Z", "2019-07-23T13:21:35.279Z", "2019-07-23T13:21:35.284Z", "2019-07-23T13:21:35.288Z", "2019-07-23T13:21:35.291Z", "2019-07-23T13:21:35.296Z", "2019-07-23T13:21:35.299Z", "2019-07-23T13:21:35.303Z", "2019-07-23T13:21:35.307Z", "2019-07-23T13:21:35.312Z", "2019-07-23T13:21:35.315Z", "2019-07-23T13:21:35.319Z", "2019-07-23T13:21:35.323Z", "2019-07-23T13:21:35.327Z", "2019-07-23T13:21:35.331Z", "2019-07-23T13:21:35.336Z", "2019-07-23T13:21:35.339Z", "2019-07-23T13:21:35.343Z", "2019-07-23T13:21:35.347Z", "2019-07-23T13:21:35.352Z", "2019-07-23T13:21:35.356Z", "2019-07-23T13:21:35.360Z", "2019-07-23T13:21:35.364Z", "2019-07-23T13:21:35.367Z", "2019-07-23T13:21:35.371Z", "2019-07-23T13:21:35.376Z", "2019-07-23T13:21:35.380Z", "2019-07-23T13:21:35.383Z", "2019-07-23T13:21:35.387Z", "2019-07-23T13:21:35.392Z", "2019-07-23T13:21:35.395Z", "2019-07-23T13:21:35.400Z", "2019-07-23T13:21:35.404Z", "2019-07-23T13:21:35.407Z", "2019-07-23T13:21:35.412Z"]</text:p>
          </table:table-cell>
          <table:table-cell/>
          <table:table-cell office:value-type="string" calcext:value-type="string">
            <text:p>Dashboard.vue:212 2019-07-23T12:20:18.953Z</text:p>
          </table:table-cell>
          <table:table-cell office:value-type="string" calcext:value-type="string">
            <text:p>Dashboard.vue:212 2019-07-23T12:24:12.066Z</text:p>
          </table:table-cell>
          <table:table-cell office:value-type="string" calcext:value-type="string">
            <text:p>Dashboard.vue:220 (42) ["2019-07-23T12:25:07.121Z", "2019-07-23T12:25:07.131Z", "2019-07-23T12:25:07.141Z", "2019-07-23T12:25:07.151Z", "2019-07-23T12:25:07.161Z", "2019-07-23T12:25:07.171Z", "2019-07-23T12:25:07.181Z", "2019-07-23T12:25:07.191Z", "2019-07-23T12:25:07.202Z", "2019-07-23T12:25:07.211Z", "2019-07-23T12:25:07.221Z", "2019-07-23T12:25:07.232Z", "2019-07-23T12:25:07.241Z", "2019-07-23T12:25:07.251Z", "2019-07-23T12:25:07.261Z", "2019-07-23T12:25:07.271Z", "2019-07-23T12:25:07.281Z", "2019-07-23T12:25:07.291Z", "2019-07-23T12:25:07.301Z", "2019-07-23T12:25:07.312Z", "2019-07-23T12:25:07.321Z", "2019-07-23T12:25:07.331Z", "2019-07-23T12:25:07.341Z", "2019-07-23T12:25:07.351Z", "2019-07-23T12:25:07.361Z", "2019-07-23T12:25:07.372Z", "2019-07-23T12:25:07.381Z", "2019-07-23T12:25:07.391Z", "2019-07-23T12:25:07.402Z", "2019-07-23T12:25:07.411Z", "2019-07-23T12:25:07.421Z", "2019-07-23T12:25:07.431Z", "2019-07-23T12:25:07.441Z", "2019-07-23T12:25:07.452Z", "2019-07-23T12:25:07.461Z", "2019-07-23T12:25:07.471Z", "2019-07-23T12:25:07.481Z", "2019-07-23T12:25:07.491Z", "2019-07-23T12:25:07.501Z", "2019-07-23T12:25:07.512Z", "2019-07-23T12:25:07.521Z", "2019-07-23T12:25:07.532Z"]</text:p>
          </table:table-cell>
          <table:table-cell office:value-type="string" calcext:value-type="string">
            <text:p>Dashboard.vue:220 (42) ["2019-07-23T12:25:58.413Z", "2019-07-23T12:25:58.417Z", "2019-07-23T12:25:58.422Z", "2019-07-23T12:25:58.427Z", "2019-07-23T12:25:58.433Z", "2019-07-23T12:25:58.437Z", "2019-07-23T12:25:58.442Z", "2019-07-23T12:25:58.447Z", "2019-07-23T12:25:58.453Z", "2019-07-23T12:25:58.458Z", "2019-07-23T12:25:58.462Z", "2019-07-23T12:25:58.468Z", "2019-07-23T12:25:58.472Z", "2019-07-23T12:25:58.478Z", "2019-07-23T12:25:58.482Z", "2019-07-23T12:25:58.487Z", "2019-07-23T12:25:58.492Z", "2019-07-23T12:25:58.498Z", "2019-07-23T12:25:58.502Z", "2019-07-23T12:25:58.507Z", "2019-07-23T12:25:58.513Z", "2019-07-23T12:25:58.517Z", "2019-07-23T12:25:58.523Z", "2019-07-23T12:25:58.527Z", "2019-07-23T12:25:58.532Z", "2019-07-23T12:25:58.537Z", "2019-07-23T12:25:58.543Z", "2019-07-23T12:25:58.548Z", "2019-07-23T12:25:58.552Z", "2019-07-23T12:25:58.557Z", "2019-07-23T12:25:58.562Z", "2019-07-23T12:25:58.567Z", "2019-07-23T12:25:58.572Z", "2019-07-23T12:25:58.577Z", "2019-07-23T12:25:58.582Z", "2019-07-23T12:25:58.588Z", "2019-07-23T12:25:58.592Z", "2019-07-23T12:25:58.597Z", "2019-07-23T12:25:58.602Z", "2019-07-23T12:25:58.608Z", "2019-07-23T12:25:58.613Z", "2019-07-23T12:25:58.618Z"]</text:p>
          </table:table-cell>
          <table:table-cell office:value-type="string" calcext:value-type="string">
            <text:p>Dashboard.vue:220 (42) ["2019-07-23T12:26:34.233Z", "2019-07-23T12:26:34.238Z", "2019-07-23T12:26:34.241Z", "2019-07-23T12:26:34.246Z", "2019-07-23T12:26:34.250Z", "2019-07-23T12:26:34.254Z", "2019-07-23T12:26:34.258Z", "2019-07-23T12:26:34.261Z", "2019-07-23T12:26:34.266Z", "2019-07-23T12:26:34.270Z", "2019-07-23T12:26:34.274Z", "2019-07-23T12:26:34.278Z", "2019-07-23T12:26:34.282Z", "2019-07-23T12:26:34.286Z", "2019-07-23T12:26:34.290Z", "2019-07-23T12:26:34.294Z", "2019-07-23T12:26:34.297Z", "2019-07-23T12:26:34.302Z", "2019-07-23T12:26:34.306Z", "2019-07-23T12:26:34.309Z", "2019-07-23T12:26:34.313Z", "2019-07-23T12:26:34.318Z", "2019-07-23T12:26:34.322Z", "2019-07-23T12:26:34.326Z", "2019-07-23T12:26:34.329Z", "2019-07-23T12:26:34.333Z", "2019-07-23T12:26:34.337Z", "2019-07-23T12:26:34.342Z", "2019-07-23T12:26:34.346Z", "2019-07-23T12:26:34.350Z", "2019-07-23T12:26:34.354Z", "2019-07-23T12:26:34.357Z", "2019-07-23T12:26:34.361Z", "2019-07-23T12:26:34.366Z", "2019-07-23T12:26:34.369Z", "2019-07-23T12:26:34.373Z", "2019-07-23T12:26:34.378Z", "2019-07-23T12:26:34.382Z", "2019-07-23T12:26:34.386Z", "2019-07-23T12:26:34.390Z", "2019-07-23T12:26:34.393Z", "2019-07-23T12:26:34.398Z"]</text:p>
          </table:table-cell>
          <table:table-cell office:value-type="string" calcext:value-type="string">
            <text:p>Dashboard.vue:220 (42) ["2019-07-23T12:27:08.258Z", "2019-07-23T12:27:08.262Z", "2019-07-23T12:27:08.267Z", "2019-07-23T12:27:08.271Z", "2019-07-23T12:27:08.275Z", "2019-07-23T12:27:08.278Z", "2019-07-23T12:27:08.282Z", "2019-07-23T12:27:08.286Z", "2019-07-23T12:27:08.290Z", "2019-07-23T12:27:08.295Z", "2019-07-23T12:27:08.299Z", "2019-07-23T12:27:08.303Z", "2019-07-23T12:27:08.306Z", "2019-07-23T12:27:08.310Z", "2019-07-23T12:27:08.314Z", "2019-07-23T12:27:08.318Z", "2019-07-23T12:27:08.323Z", "2019-07-23T12:27:08.327Z", "2019-07-23T12:27:08.331Z", "2019-07-23T12:27:08.334Z", "2019-07-23T12:27:08.339Z", "2019-07-23T12:27:08.342Z", "2019-07-23T12:27:08.346Z", "2019-07-23T12:27:08.350Z", "2019-07-23T12:27:08.354Z", "2019-07-23T12:27:08.359Z", "2019-07-23T12:27:08.362Z", "2019-07-23T12:27:08.366Z", "2019-07-23T12:27:08.370Z", "2019-07-23T12:27:08.375Z", "2019-07-23T12:27:08.379Z", "2019-07-23T12:27:08.382Z", "2019-07-23T12:27:08.387Z", "2019-07-23T12:27:08.391Z", "2019-07-23T12:27:08.395Z", "2019-07-23T12:27:08.399Z", "2019-07-23T12:27:08.402Z", "2019-07-23T12:27:08.406Z", "2019-07-23T12:27:08.410Z", "2019-07-23T12:27:08.415Z", "2019-07-23T12:27:08.418Z", "2019-07-23T12:27:08.422Z"]</text:p>
          </table:table-cell>
        </table:table-row>
        <table:table-row table:style-name="ro1">
          <table:table-cell/>
          <table:table-cell office:value-type="string" calcext:value-type="string">
            <text:p>Dashboard.vue:219 tumpukan yang belum diterima : 41</text:p>
          </table:table-cell>
          <table:table-cell office:value-type="string" calcext:value-type="string">
            <text:p>Dashboard.vue:211 10322</text:p>
          </table:table-cell>
          <table:table-cell office:value-type="string" calcext:value-type="string">
            <text:p>Dashboard.vue:211 21447</text:p>
          </table:table-cell>
          <table:table-cell office:value-type="string" calcext:value-type="string">
            <text:p>Dashboard.vue:211 20600</text:p>
          </table:table-cell>
          <table:table-cell office:value-type="string" calcext:value-type="string">
            <text:p>Dashboard.vue:211 19542</text:p>
          </table:table-cell>
          <table:table-cell office:value-type="string" calcext:value-type="string">
            <text:p>Dashboard.vue:211 20695</text:p>
          </table:table-cell>
          <table:table-cell/>
          <table:table-cell office:value-type="string" calcext:value-type="string">
            <text:p>Dashboard.vue:211 709</text:p>
          </table:table-cell>
          <table:table-cell office:value-type="string" calcext:value-type="string">
            <text:p>Dashboard.vue:211 625</text:p>
          </table:table-cell>
          <table:table-cell office:value-type="string" calcext:value-type="string">
            <text:p>Dashboard.vue:211 1109</text:p>
          </table:table-cell>
          <table:table-cell office:value-type="string" calcext:value-type="string">
            <text:p>Dashboard.vue:211 1360</text:p>
          </table:table-cell>
          <table:table-cell office:value-type="string" calcext:value-type="string">
            <text:p>Dashboard.vue:211 1422</text:p>
          </table:table-cell>
          <table:table-cell office:value-type="string" calcext:value-type="string">
            <text:p>Dashboard.vue:211 808</text:p>
          </table:table-cell>
          <table:table-cell/>
          <table:table-cell office:value-type="string" calcext:value-type="string">
            <text:p>Dashboard.vue:211 34756</text:p>
          </table:table-cell>
          <table:table-cell office:value-type="string" calcext:value-type="string">
            <text:p>Dashboard.vue:211 41611</text:p>
          </table:table-cell>
          <table:table-cell office:value-type="string" calcext:value-type="string">
            <text:p>Dashboard.vue:211 55903</text:p>
          </table:table-cell>
          <table:table-cell office:value-type="string" calcext:value-type="string">
            <text:p>Dashboard.vue:211 50345</text:p>
          </table:table-cell>
          <table:table-cell office:value-type="string" calcext:value-type="string">
            <text:p>Dashboard.vue:211 52055</text:p>
          </table:table-cell>
          <table:table-cell office:value-type="string" calcext:value-type="string">
            <text:p>Dashboard.vue:211 57464</text:p>
          </table:table-cell>
          <table:table-cell/>
          <table:table-cell office:value-type="string" calcext:value-type="string">
            <text:p>Dashboard.vue:211 616</text:p>
          </table:table-cell>
          <table:table-cell office:value-type="string" calcext:value-type="string">
            <text:p>Dashboard.vue:211 1076</text:p>
          </table:table-cell>
          <table:table-cell office:value-type="string" calcext:value-type="string">
            <text:p>Dashboard.vue:211 943</text:p>
          </table:table-cell>
          <table:table-cell office:value-type="string" calcext:value-type="string">
            <text:p>Dashboard.vue:211 1065</text:p>
          </table:table-cell>
          <table:table-cell office:value-type="string" calcext:value-type="string">
            <text:p>Dashboard.vue:211 1034</text:p>
          </table:table-cell>
          <table:table-cell office:value-type="string" calcext:value-type="string">
            <text:p>Dashboard.vue:211 1204</text:p>
          </table:table-cell>
        </table:table-row>
        <table:table-row table:style-name="ro1">
          <table:table-cell/>
          <table:table-cell office:value-type="string" calcext:value-type="string">
            <text:p>Dashboard.vue:220 (41) ["2019-07-23T13:19:23.671Z", "2019-07-23T13:19:24.070Z", "2019-07-23T13:19:24.171Z", "2019-07-23T13:19:24.271Z", "2019-07-23T13:19:24.370Z", "2019-07-23T13:19:24.470Z", "2019-07-23T13:19:24.571Z", "2019-07-23T13:19:24.671Z", "2019-07-23T13:19:24.771Z", "2019-07-23T13:19:25.470Z", "2019-07-23T13:19:25.571Z", "2019-07-23T13:19:25.671Z", "2019-07-23T13:19:25.770Z", "2019-07-23T13:19:25.870Z", "2019-07-23T13:19:25.970Z", "2019-07-23T13:19:26.070Z", "2019-07-23T13:19:26.171Z", "2019-07-23T13:19:26.270Z", "2019-07-23T13:19:26.371Z", "2019-07-23T13:19:26.470Z", "2019-07-23T13:19:26.570Z", "2019-07-23T13:19:26.671Z", "2019-07-23T13:19:26.771Z", "2019-07-23T13:19:26.872Z", "2019-07-23T13:19:26.971Z", "2019-07-23T13:19:27.070Z", "2019-07-23T13:19:27.171Z", "2019-07-23T13:19:27.271Z", "2019-07-23T13:19:27.370Z", "2019-07-23T13:19:27.470Z", "2019-07-23T13:19:27.571Z", "2019-07-23T13:19:27.671Z", "2019-07-23T13:19:27.770Z", "2019-07-23T13:19:27.871Z", "2019-07-23T13:19:27.971Z", "2019-07-23T13:19:28.070Z", "2019-07-23T13:19:28.171Z", "2019-07-23T13:19:28.271Z", "2019-07-23T13:19:28.370Z", "2019-07-23T13:19:28.481Z", "2019-07-23T13:19:28.571Z"]</text:p>
          </table:table-cell>
          <table:table-cell office:value-type="string" calcext:value-type="string">
            <text:p>Dashboard.vue:212 2019-07-23T13:25:39.724Z</text:p>
          </table:table-cell>
          <table:table-cell office:value-type="string" calcext:value-type="string">
            <text:p>Dashboard.vue:212 2019-07-23T13:29:03.950Z</text:p>
          </table:table-cell>
          <table:table-cell office:value-type="string" calcext:value-type="string">
            <text:p>Dashboard.vue:212 2019-07-23T13:32:40.551Z</text:p>
          </table:table-cell>
          <table:table-cell office:value-type="string" calcext:value-type="string">
            <text:p>Dashboard.vue:212 2019-07-23T13:35:03.735Z</text:p>
          </table:table-cell>
          <table:table-cell office:value-type="string" calcext:value-type="string">
            <text:p>Dashboard.vue:212 2019-07-23T13:38:37.376Z</text:p>
          </table:table-cell>
          <table:table-cell/>
          <table:table-cell office:value-type="string" calcext:value-type="string">
            <text:p>Dashboard.vue:212 2019-07-23T13:42:19.763Z</text:p>
          </table:table-cell>
          <table:table-cell office:value-type="string" calcext:value-type="string">
            <text:p>Dashboard.vue:212 2019-07-23T13:43:07.596Z</text:p>
          </table:table-cell>
          <table:table-cell office:value-type="string" calcext:value-type="string">
            <text:p>Dashboard.vue:212 2019-07-23T13:43:53.834Z</text:p>
          </table:table-cell>
          <table:table-cell office:value-type="string" calcext:value-type="string">
            <text:p>Dashboard.vue:212 2019-07-23T13:44:45.942Z</text:p>
          </table:table-cell>
          <table:table-cell office:value-type="string" calcext:value-type="string">
            <text:p>Dashboard.vue:212 2019-07-23T13:45:33.236Z</text:p>
          </table:table-cell>
          <table:table-cell office:value-type="string" calcext:value-type="string">
            <text:p>Dashboard.vue:212 2019-07-23T13:46:20.456Z</text:p>
          </table:table-cell>
          <table:table-cell/>
          <table:table-cell office:value-type="string" calcext:value-type="string">
            <text:p>Dashboard.vue:212 2019-07-23T12:44:13.905Z</text:p>
          </table:table-cell>
          <table:table-cell office:value-type="string" calcext:value-type="string">
            <text:p>Dashboard.vue:212 2019-07-23T12:50:47.947Z</text:p>
          </table:table-cell>
          <table:table-cell office:value-type="string" calcext:value-type="string">
            <text:p>Dashboard.vue:212 2019-07-23T13:00:01.174Z</text:p>
          </table:table-cell>
          <table:table-cell office:value-type="string" calcext:value-type="string">
            <text:p>Dashboard.vue:212 2019-07-23T13:06:31.319Z</text:p>
          </table:table-cell>
          <table:table-cell office:value-type="string" calcext:value-type="string">
            <text:p>Dashboard.vue:212 2019-07-23T13:12:57.258Z</text:p>
          </table:table-cell>
          <table:table-cell office:value-type="string" calcext:value-type="string">
            <text:p>Dashboard.vue:212 2019-07-23T13:21:35.255Z</text:p>
          </table:table-cell>
          <table:table-cell/>
          <table:table-cell office:value-type="string" calcext:value-type="string">
            <text:p>Dashboard.vue:212 2019-07-23T12:20:19.052Z</text:p>
          </table:table-cell>
          <table:table-cell office:value-type="string" calcext:value-type="string">
            <text:p>Dashboard.vue:212 2019-07-23T12:24:12.116Z</text:p>
          </table:table-cell>
          <table:table-cell office:value-type="string" calcext:value-type="string">
            <text:p>Dashboard.vue:212 2019-07-23T12:25:07.121Z</text:p>
          </table:table-cell>
          <table:table-cell office:value-type="string" calcext:value-type="string">
            <text:p>Dashboard.vue:212 2019-07-23T12:25:58.413Z</text:p>
          </table:table-cell>
          <table:table-cell office:value-type="string" calcext:value-type="string">
            <text:p>Dashboard.vue:212 2019-07-23T12:26:34.233Z</text:p>
          </table:table-cell>
          <table:table-cell office:value-type="string" calcext:value-type="string">
            <text:p>Dashboard.vue:212 2019-07-23T12:27:08.258Z</text:p>
          </table:table-cell>
        </table:table-row>
        <table:table-row table:style-name="ro1">
          <table:table-cell/>
          <table:table-cell office:value-type="string" calcext:value-type="string">
            <text:p>Dashboard.vue:211 6081</text:p>
          </table:table-cell>
          <table:table-cell table:number-columns-repeated="5" office:value-type="string" calcext:value-type="string">
            <text:p>Dashboard.vue:219 tumpukan yang belum diterima : 41</text:p>
          </table:table-cell>
          <table:table-cell/>
          <table:table-cell office:value-type="string" calcext:value-type="string">
            <text:p>Dashboard.vue:211 1001</text:p>
          </table:table-cell>
          <table:table-cell office:value-type="string" calcext:value-type="string">
            <text:p>Dashboard.vue:211 593</text:p>
          </table:table-cell>
          <table:table-cell table:number-columns-repeated="4" office:value-type="string" calcext:value-type="string">
            <text:p>Dashboard.vue:219 tumpukan yang belum diterima : 41</text:p>
          </table:table-cell>
          <table:table-cell/>
          <table:table-cell table:number-columns-repeated="6" office:value-type="string" calcext:value-type="string">
            <text:p>Dashboard.vue:219 tumpukan yang belum diterima : 41</text:p>
          </table:table-cell>
          <table:table-cell/>
          <table:table-cell office:value-type="string" calcext:value-type="string">
            <text:p>Dashboard.vue:211 522</text:p>
          </table:table-cell>
          <table:table-cell office:value-type="string" calcext:value-type="string">
            <text:p>Dashboard.vue:211 1032</text:p>
          </table:table-cell>
          <table:table-cell table:number-columns-repeated="4" office:value-type="string" calcext:value-type="string">
            <text:p>Dashboard.vue:219 tumpukan yang belum diterima : 41</text:p>
          </table:table-cell>
        </table:table-row>
        <table:table-row table:style-name="ro1">
          <table:table-cell/>
          <table:table-cell office:value-type="string" calcext:value-type="string">
            <text:p>Dashboard.vue:212 2019-07-23T13:19:25.470Z</text:p>
          </table:table-cell>
          <table:table-cell office:value-type="string" calcext:value-type="string">
            <text:p>Dashboard.vue:220 (41) ["2019-07-23T13:25:38.275Z", "2019-07-23T13:25:38.424Z", "2019-07-23T13:25:38.474Z", "2019-07-23T13:25:38.524Z", "2019-07-23T13:25:38.574Z", "2019-07-23T13:25:38.624Z", "2019-07-23T13:25:38.674Z", "2019-07-23T13:25:38.724Z", "2019-07-23T13:25:38.774Z", "2019-07-23T13:25:38.824Z", "2019-07-23T13:25:38.874Z", "2019-07-23T13:25:38.924Z", "2019-07-23T13:25:38.975Z", "2019-07-23T13:25:39.024Z", "2019-07-23T13:25:39.074Z", "2019-07-23T13:25:39.124Z", "2019-07-23T13:25:39.173Z", "2019-07-23T13:25:39.224Z", "2019-07-23T13:25:39.274Z", "2019-07-23T13:25:39.324Z", "2019-07-23T13:25:39.375Z", "2019-07-23T13:25:39.775Z", "2019-07-23T13:25:39.824Z", "2019-07-23T13:25:39.874Z", "2019-07-23T13:25:39.924Z", "2019-07-23T13:25:39.975Z", "2019-07-23T13:25:40.024Z", "2019-07-23T13:25:40.073Z", "2019-07-23T13:25:40.124Z", "2019-07-23T13:25:40.174Z", "2019-07-23T13:25:40.224Z", "2019-07-23T13:25:40.274Z", "2019-07-23T13:25:40.325Z", "2019-07-23T13:25:40.375Z", "2019-07-23T13:25:40.424Z", "2019-07-23T13:25:40.475Z", "2019-07-23T13:25:40.524Z", "2019-07-23T13:25:40.574Z", "2019-07-23T13:25:40.624Z", "2019-07-23T13:25:40.674Z", "2019-07-23T13:25:40.724Z"]</text:p>
          </table:table-cell>
          <table:table-cell office:value-type="string" calcext:value-type="string">
            <text:p>Dashboard.vue:220 (41) ["2019-07-23T13:29:03.861Z", "2019-07-23T13:29:03.960Z", "2019-07-23T13:29:03.971Z", "2019-07-23T13:29:03.981Z", "2019-07-23T13:29:03.991Z", "2019-07-23T13:29:04.001Z", "2019-07-23T13:29:04.011Z", "2019-07-23T13:29:04.020Z", "2019-07-23T13:29:04.030Z", "2019-07-23T13:29:04.040Z", "2019-07-23T13:29:04.051Z", "2019-07-23T13:29:04.060Z", "2019-07-23T13:29:04.071Z", "2019-07-23T13:29:04.080Z", "2019-07-23T13:29:04.091Z", "2019-07-23T13:29:04.101Z", "2019-07-23T13:29:04.111Z", "2019-07-23T13:29:04.120Z", "2019-07-23T13:29:04.131Z", "2019-07-23T13:29:04.141Z", "2019-07-23T13:29:04.151Z", "2019-07-23T13:29:04.161Z", "2019-07-23T13:29:04.171Z", "2019-07-23T13:29:04.181Z", "2019-07-23T13:29:04.190Z", "2019-07-23T13:29:04.201Z", "2019-07-23T13:29:04.210Z", "2019-07-23T13:29:04.220Z", "2019-07-23T13:29:04.231Z", "2019-07-23T13:29:04.240Z", "2019-07-23T13:29:04.251Z", "2019-07-23T13:29:04.260Z", "2019-07-23T13:29:04.270Z", "2019-07-23T13:29:04.281Z", "2019-07-23T13:29:04.291Z", "2019-07-23T13:29:04.301Z", "2019-07-23T13:29:04.311Z", "2019-07-23T13:29:04.320Z", "2019-07-23T13:29:04.331Z", "2019-07-23T13:29:04.340Z", "2019-07-23T13:29:04.350Z"]</text:p>
          </table:table-cell>
          <table:table-cell office:value-type="string" calcext:value-type="string">
            <text:p>Dashboard.vue:220 (41) ["2019-07-23T13:32:40.507Z", "2019-07-23T13:32:40.556Z", "2019-07-23T13:32:40.561Z", "2019-07-23T13:32:40.566Z", "2019-07-23T13:32:40.571Z", "2019-07-23T13:32:40.576Z", "2019-07-23T13:32:40.581Z", "2019-07-23T13:32:40.585Z", "2019-07-23T13:32:40.591Z", "2019-07-23T13:32:40.596Z", "2019-07-23T13:32:40.600Z", "2019-07-23T13:32:40.606Z", "2019-07-23T13:32:40.611Z", "2019-07-23T13:32:40.615Z", "2019-07-23T13:32:40.620Z", "2019-07-23T13:32:40.625Z", "2019-07-23T13:32:40.631Z", "2019-07-23T13:32:40.636Z", "2019-07-23T13:32:40.641Z", "2019-07-23T13:32:40.646Z", "2019-07-23T13:32:40.651Z", "2019-07-23T13:32:40.656Z", "2019-07-23T13:32:40.661Z", "2019-07-23T13:32:40.665Z", "2019-07-23T13:32:40.671Z", "2019-07-23T13:32:40.676Z", "2019-07-23T13:32:40.681Z", "2019-07-23T13:32:40.686Z", "2019-07-23T13:32:40.690Z", "2019-07-23T13:32:40.700Z", "2019-07-23T13:32:40.703Z", "2019-07-23T13:32:40.707Z", "2019-07-23T13:32:40.711Z", "2019-07-23T13:32:40.716Z", "2019-07-23T13:32:40.722Z", "2019-07-23T13:32:40.726Z", "2019-07-23T13:32:40.730Z", "2019-07-23T13:32:40.736Z", "2019-07-23T13:32:40.741Z", "2019-07-23T13:32:40.745Z", "2019-07-23T13:32:40.750Z"]</text:p>
          </table:table-cell>
          <table:table-cell office:value-type="string" calcext:value-type="string">
            <text:p>Dashboard.vue:220 (41) ["2019-07-23T13:35:03.700Z", "2019-07-23T13:35:03.739Z", "2019-07-23T13:35:03.743Z", "2019-07-23T13:35:03.747Z", "2019-07-23T13:35:03.751Z", "2019-07-23T13:35:03.755Z", "2019-07-23T13:35:03.759Z", "2019-07-23T13:35:03.763Z", "2019-07-23T13:35:03.767Z", "2019-07-23T13:35:03.771Z", "2019-07-23T13:35:03.775Z", "2019-07-23T13:35:03.779Z", "2019-07-23T13:35:03.783Z", "2019-07-23T13:35:03.787Z", "2019-07-23T13:35:03.791Z", "2019-07-23T13:35:03.795Z", "2019-07-23T13:35:03.799Z", "2019-07-23T13:35:03.803Z", "2019-07-23T13:35:03.807Z", "2019-07-23T13:35:03.811Z", "2019-07-23T13:35:03.815Z", "2019-07-23T13:35:03.819Z", "2019-07-23T13:35:03.824Z", "2019-07-23T13:35:03.827Z", "2019-07-23T13:35:03.831Z", "2019-07-23T13:35:03.835Z", "2019-07-23T13:35:03.839Z", "2019-07-23T13:35:03.843Z", "2019-07-23T13:35:03.847Z", "2019-07-23T13:35:03.851Z", "2019-07-23T13:35:03.855Z", "2019-07-23T13:35:03.859Z", "2019-07-23T13:35:03.863Z", "2019-07-23T13:35:03.867Z", "2019-07-23T13:35:03.871Z", "2019-07-23T13:35:03.875Z", "2019-07-23T13:35:03.879Z", "2019-07-23T13:35:03.883Z", "2019-07-23T13:35:03.887Z", "2019-07-23T13:35:03.891Z", "2019-07-23T13:35:03.895Z"]</text:p>
          </table:table-cell>
          <table:table-cell office:value-type="string" calcext:value-type="string">
            <text:p>Dashboard.vue:220 (41) ["2019-07-23T13:38:37.339Z", "2019-07-23T13:38:37.380Z", "2019-07-23T13:38:37.384Z", "2019-07-23T13:38:37.388Z", "2019-07-23T13:38:37.392Z", "2019-07-23T13:38:37.396Z", "2019-07-23T13:38:37.400Z", "2019-07-23T13:38:37.405Z", "2019-07-23T13:38:37.408Z", "2019-07-23T13:38:37.412Z", "2019-07-23T13:38:37.419Z", "2019-07-23T13:38:37.421Z", "2019-07-23T13:38:37.424Z", "2019-07-23T13:38:37.428Z", "2019-07-23T13:38:37.432Z", "2019-07-23T13:38:37.436Z", "2019-07-23T13:38:37.443Z", "2019-07-23T13:38:37.445Z", "2019-07-23T13:38:37.448Z", "2019-07-23T13:38:37.452Z", "2019-07-23T13:38:37.456Z", "2019-07-23T13:38:37.461Z", "2019-07-23T13:38:37.465Z", "2019-07-23T13:38:37.468Z", "2019-07-23T13:38:37.473Z", "2019-07-23T13:38:37.476Z", "2019-07-23T13:38:37.480Z", "2019-07-23T13:38:37.484Z", "2019-07-23T13:38:37.489Z", "2019-07-23T13:38:37.492Z", "2019-07-23T13:38:37.496Z", "2019-07-23T13:38:37.500Z", "2019-07-23T13:38:37.504Z", "2019-07-23T13:38:37.509Z", "2019-07-23T13:38:37.518Z", "2019-07-23T13:38:37.520Z", "2019-07-23T13:38:37.526Z", "2019-07-23T13:38:37.528Z", "2019-07-23T13:38:37.533Z", "2019-07-23T13:38:37.537Z", "2019-07-23T13:38:37.541Z"]</text:p>
          </table:table-cell>
          <table:table-cell/>
          <table:table-cell office:value-type="string" calcext:value-type="string">
            <text:p>Dashboard.vue:212 2019-07-23T13:42:19.863Z</text:p>
          </table:table-cell>
          <table:table-cell office:value-type="string" calcext:value-type="string">
            <text:p>Dashboard.vue:212 2019-07-23T13:43:07.644Z</text:p>
          </table:table-cell>
          <table:table-cell office:value-type="string" calcext:value-type="string">
            <text:p>Dashboard.vue:220 (41) ["2019-07-23T13:43:53.844Z", "2019-07-23T13:43:53.854Z", "2019-07-23T13:43:53.864Z", "2019-07-23T13:43:53.874Z", "2019-07-23T13:43:53.884Z", "2019-07-23T13:43:53.894Z", "2019-07-23T13:43:53.904Z", "2019-07-23T13:43:53.914Z", "2019-07-23T13:43:53.924Z", "2019-07-23T13:43:53.934Z", "2019-07-23T13:43:53.944Z", "2019-07-23T13:43:53.954Z", "2019-07-23T13:43:53.964Z", "2019-07-23T13:43:53.974Z", "2019-07-23T13:43:53.984Z", "2019-07-23T13:43:53.994Z", "2019-07-23T13:43:54.004Z", "2019-07-23T13:43:54.014Z", "2019-07-23T13:43:54.024Z", "2019-07-23T13:43:54.034Z", "2019-07-23T13:43:54.044Z", "2019-07-23T13:43:54.054Z", "2019-07-23T13:43:54.063Z", "2019-07-23T13:43:54.074Z", "2019-07-23T13:43:54.084Z", "2019-07-23T13:43:54.093Z", "2019-07-23T13:43:54.103Z", "2019-07-23T13:43:54.114Z", "2019-07-23T13:43:54.124Z", "2019-07-23T13:43:54.134Z", "2019-07-23T13:43:54.143Z", "2019-07-23T13:43:54.154Z", "2019-07-23T13:43:54.164Z", "2019-07-23T13:43:54.174Z", "2019-07-23T13:43:54.184Z", "2019-07-23T13:43:54.194Z", "2019-07-23T13:43:54.204Z", "2019-07-23T13:43:54.214Z", "2019-07-23T13:43:54.223Z", "2019-07-23T13:43:54.233Z", "2019-07-23T13:43:54.244Z"]</text:p>
          </table:table-cell>
          <table:table-cell office:value-type="string" calcext:value-type="string">
            <text:p>Dashboard.vue:220 (41) ["2019-07-23T13:44:45.947Z", "2019-07-23T13:44:45.951Z", "2019-07-23T13:44:45.957Z", "2019-07-23T13:44:45.961Z", "2019-07-23T13:44:45.966Z", "2019-07-23T13:44:45.972Z", "2019-07-23T13:44:45.977Z", "2019-07-23T13:44:45.982Z", "2019-07-23T13:44:45.987Z", "2019-07-23T13:44:45.992Z", "2019-07-23T13:44:45.996Z", "2019-07-23T13:44:46.001Z", "2019-07-23T13:44:46.007Z", "2019-07-23T13:44:46.012Z", "2019-07-23T13:44:46.017Z", "2019-07-23T13:44:46.021Z", "2019-07-23T13:44:46.026Z", "2019-07-23T13:44:46.032Z", "2019-07-23T13:44:46.037Z", "2019-07-23T13:44:46.042Z", "2019-07-23T13:44:46.047Z", "2019-07-23T13:44:46.052Z", "2019-07-23T13:44:46.057Z", "2019-07-23T13:44:46.062Z", "2019-07-23T13:44:46.067Z", "2019-07-23T13:44:46.071Z", "2019-07-23T13:44:46.076Z", "2019-07-23T13:44:46.082Z", "2019-07-23T13:44:46.087Z", "2019-07-23T13:44:46.092Z", "2019-07-23T13:44:46.096Z", "2019-07-23T13:44:46.102Z", "2019-07-23T13:44:46.107Z", "2019-07-23T13:44:46.111Z", "2019-07-23T13:44:46.116Z", "2019-07-23T13:44:46.122Z", "2019-07-23T13:44:46.126Z", "2019-07-23T13:44:46.132Z", "2019-07-23T13:44:46.136Z", "2019-07-23T13:44:46.143Z", "2019-07-23T13:44:46.147Z"]</text:p>
          </table:table-cell>
          <table:table-cell office:value-type="string" calcext:value-type="string">
            <text:p>Dashboard.vue:220 (41) ["2019-07-23T13:45:33.240Z", "2019-07-23T13:45:33.243Z", "2019-07-23T13:45:33.248Z", "2019-07-23T13:45:33.251Z", "2019-07-23T13:45:33.255Z", "2019-07-23T13:45:33.261Z", "2019-07-23T13:45:33.263Z", "2019-07-23T13:45:33.267Z", "2019-07-23T13:45:33.272Z", "2019-07-23T13:45:33.276Z", "2019-07-23T13:45:33.281Z", "2019-07-23T13:45:33.283Z", "2019-07-23T13:45:33.287Z", "2019-07-23T13:45:33.291Z", "2019-07-23T13:45:33.295Z", "2019-07-23T13:45:33.298Z", "2019-07-23T13:45:33.303Z", "2019-07-23T13:45:33.307Z", "2019-07-23T13:45:33.311Z", "2019-07-23T13:45:33.315Z", "2019-07-23T13:45:33.319Z", "2019-07-23T13:45:33.323Z", "2019-07-23T13:45:33.327Z", "2019-07-23T13:45:33.330Z", "2019-07-23T13:45:33.335Z", "2019-07-23T13:45:33.339Z", "2019-07-23T13:45:33.343Z", "2019-07-23T13:45:33.346Z", "2019-07-23T13:45:33.351Z", "2019-07-23T13:45:33.355Z", "2019-07-23T13:45:33.358Z", "2019-07-23T13:45:33.363Z", "2019-07-23T13:45:33.367Z", "2019-07-23T13:45:33.371Z", "2019-07-23T13:45:33.375Z", "2019-07-23T13:45:33.379Z", "2019-07-23T13:45:33.383Z", "2019-07-23T13:45:33.387Z", "2019-07-23T13:45:33.391Z", "2019-07-23T13:45:33.395Z", "2019-07-23T13:45:33.399Z"]</text:p>
          </table:table-cell>
          <table:table-cell office:value-type="string" calcext:value-type="string">
            <text:p>Dashboard.vue:220 (41) ["2019-07-23T13:46:20.460Z", "2019-07-23T13:46:20.465Z", "2019-07-23T13:46:20.468Z", "2019-07-23T13:46:20.472Z", "2019-07-23T13:46:20.476Z", "2019-07-23T13:46:20.480Z", "2019-07-23T13:46:20.484Z", "2019-07-23T13:46:20.487Z", "2019-07-23T13:46:20.491Z", "2019-07-23T13:46:20.496Z", "2019-07-23T13:46:20.500Z", "2019-07-23T13:46:20.504Z", "2019-07-23T13:46:20.508Z", "2019-07-23T13:46:20.512Z", "2019-07-23T13:46:20.516Z", "2019-07-23T13:46:20.520Z", "2019-07-23T13:46:20.524Z", "2019-07-23T13:46:20.528Z", "2019-07-23T13:46:20.532Z", "2019-07-23T13:46:20.535Z", "2019-07-23T13:46:20.539Z", "2019-07-23T13:46:20.544Z", "2019-07-23T13:46:20.548Z", "2019-07-23T13:46:20.551Z", "2019-07-23T13:46:20.556Z", "2019-07-23T13:46:20.559Z", "2019-07-23T13:46:20.564Z", "2019-07-23T13:46:20.568Z", "2019-07-23T13:46:20.573Z", "2019-07-23T13:46:20.576Z", "2019-07-23T13:46:20.580Z", "2019-07-23T13:46:20.584Z", "2019-07-23T13:46:20.587Z", "2019-07-23T13:46:20.591Z", "2019-07-23T13:46:20.596Z", "2019-07-23T13:46:20.599Z", "2019-07-23T13:46:20.604Z", "2019-07-23T13:46:20.608Z", "2019-07-23T13:46:20.613Z", "2019-07-23T13:46:20.616Z", "2019-07-23T13:46:20.622Z"]</text:p>
          </table:table-cell>
          <table:table-cell/>
          <table:table-cell office:value-type="string" calcext:value-type="string">
            <text:p>Dashboard.vue:220 (41) ["2019-07-23T12:44:11.405Z", "2019-07-23T12:44:11.505Z", "2019-07-23T12:44:11.705Z", "2019-07-23T12:44:11.805Z", "2019-07-23T12:44:11.906Z", "2019-07-23T12:44:12.005Z", "2019-07-23T12:44:12.105Z", "2019-07-23T12:44:12.205Z", "2019-07-23T12:44:12.305Z", "2019-07-23T12:44:12.405Z", "2019-07-23T12:44:12.505Z", "2019-07-23T12:44:12.605Z", "2019-07-23T12:44:12.705Z", "2019-07-23T12:44:12.805Z", "2019-07-23T12:44:12.905Z", "2019-07-23T12:44:13.005Z", "2019-07-23T12:44:13.105Z", "2019-07-23T12:44:13.205Z", "2019-07-23T12:44:13.305Z", "2019-07-23T12:44:14.205Z", "2019-07-23T12:44:14.305Z", "2019-07-23T12:44:14.405Z", "2019-07-23T12:44:14.505Z", "2019-07-23T12:44:14.605Z", "2019-07-23T12:44:14.705Z", "2019-07-23T12:44:14.805Z", "2019-07-23T12:44:14.905Z", "2019-07-23T12:44:15.005Z", "2019-07-23T12:44:15.105Z", "2019-07-23T12:44:15.205Z", "2019-07-23T12:44:15.305Z", "2019-07-23T12:44:15.405Z", "2019-07-23T12:44:15.505Z", "2019-07-23T12:44:15.605Z", "2019-07-23T12:44:15.705Z", "2019-07-23T12:44:15.805Z", "2019-07-23T12:44:15.904Z", "2019-07-23T12:44:16.005Z", "2019-07-23T12:44:16.105Z", "2019-07-23T12:44:16.205Z", "2019-07-23T12:44:16.305Z"]</text:p>
          </table:table-cell>
          <table:table-cell office:value-type="string" calcext:value-type="string">
            <text:p>Dashboard.vue:220 (41) ["2019-07-23T12:50:46.248Z", "2019-07-23T12:50:46.347Z", "2019-07-23T12:50:46.397Z", "2019-07-23T12:50:46.447Z", "2019-07-23T12:50:46.498Z", "2019-07-23T12:50:46.548Z", "2019-07-23T12:50:46.597Z", "2019-07-23T12:50:46.647Z", "2019-07-23T12:50:46.697Z", "2019-07-23T12:50:46.748Z", "2019-07-23T12:50:46.797Z", "2019-07-23T12:50:46.847Z", "2019-07-23T12:50:46.898Z", "2019-07-23T12:50:46.948Z", "2019-07-23T12:50:46.998Z", "2019-07-23T12:50:47.047Z", "2019-07-23T12:50:47.098Z", "2019-07-23T12:50:47.147Z", "2019-07-23T12:50:47.198Z", "2019-07-23T12:50:47.248Z", "2019-07-23T12:50:47.297Z", "2019-07-23T12:50:47.347Z", "2019-07-23T12:50:47.398Z", "2019-07-23T12:50:47.447Z", "2019-07-23T12:50:47.497Z", "2019-07-23T12:50:47.548Z", "2019-07-23T12:50:47.997Z", "2019-07-23T12:50:48.048Z", "2019-07-23T12:50:48.097Z", "2019-07-23T12:50:48.147Z", "2019-07-23T12:50:48.197Z", "2019-07-23T12:50:48.247Z", "2019-07-23T12:50:48.297Z", "2019-07-23T12:50:48.347Z", "2019-07-23T12:50:48.398Z", "2019-07-23T12:50:48.448Z", "2019-07-23T12:50:48.497Z", "2019-07-23T12:50:48.548Z", "2019-07-23T12:50:48.597Z", "2019-07-23T12:50:48.648Z", "2019-07-23T12:50:48.698Z"]</text:p>
          </table:table-cell>
          <table:table-cell office:value-type="string" calcext:value-type="string">
            <text:p>Dashboard.vue:220 (41) ["2019-07-23T13:00:01.075Z", "2019-07-23T13:00:01.084Z", "2019-07-23T13:00:01.184Z", "2019-07-23T13:00:01.194Z", "2019-07-23T13:00:01.205Z", "2019-07-23T13:00:01.214Z", "2019-07-23T13:00:01.224Z", "2019-07-23T13:00:01.234Z", "2019-07-23T13:00:01.244Z", "2019-07-23T13:00:01.255Z", "2019-07-23T13:00:01.265Z", "2019-07-23T13:00:01.274Z", "2019-07-23T13:00:01.284Z", "2019-07-23T13:00:01.294Z", "2019-07-23T13:00:01.304Z", "2019-07-23T13:00:01.314Z", "2019-07-23T13:00:01.324Z", "2019-07-23T13:00:01.334Z", "2019-07-23T13:00:01.344Z", "2019-07-23T13:00:01.355Z", "2019-07-23T13:00:01.364Z", "2019-07-23T13:00:01.375Z", "2019-07-23T13:00:01.384Z", "2019-07-23T13:00:01.394Z", "2019-07-23T13:00:01.404Z", "2019-07-23T13:00:01.414Z", "2019-07-23T13:00:01.425Z", "2019-07-23T13:00:01.435Z", "2019-07-23T13:00:01.444Z", "2019-07-23T13:00:01.454Z", "2019-07-23T13:00:01.464Z", "2019-07-23T13:00:01.474Z", "2019-07-23T13:00:01.484Z", "2019-07-23T13:00:01.495Z", "2019-07-23T13:00:01.504Z", "2019-07-23T13:00:01.514Z", "2019-07-23T13:00:01.524Z", "2019-07-23T13:00:01.535Z", "2019-07-23T13:00:01.544Z", "2019-07-23T13:00:01.554Z", "2019-07-23T13:00:01.565Z"]</text:p>
          </table:table-cell>
          <table:table-cell office:value-type="string" calcext:value-type="string">
            <text:p>Dashboard.vue:220 (41) ["2019-07-23T13:06:31.270Z", "2019-07-23T13:06:31.314Z", "2019-07-23T13:06:31.326Z", "2019-07-23T13:06:31.329Z", "2019-07-23T13:06:31.334Z", "2019-07-23T13:06:31.339Z", "2019-07-23T13:06:31.344Z", "2019-07-23T13:06:31.350Z", "2019-07-23T13:06:31.354Z", "2019-07-23T13:06:31.359Z", "2019-07-23T13:06:31.364Z", "2019-07-23T13:06:31.370Z", "2019-07-23T13:06:31.374Z", "2019-07-23T13:06:31.379Z", "2019-07-23T13:06:31.384Z", "2019-07-23T13:06:31.389Z", "2019-07-23T13:06:31.395Z", "2019-07-23T13:06:31.399Z", "2019-07-23T13:06:31.404Z", "2019-07-23T13:06:31.409Z", "2019-07-23T13:06:31.413Z", "2019-07-23T13:06:31.418Z", "2019-07-23T13:06:31.424Z", "2019-07-23T13:06:31.429Z", "2019-07-23T13:06:31.434Z", "2019-07-23T13:06:31.444Z", "2019-07-23T13:06:31.445Z", "2019-07-23T13:06:31.450Z", "2019-07-23T13:06:31.456Z", "2019-07-23T13:06:31.460Z", "2019-07-23T13:06:31.464Z", "2019-07-23T13:06:31.469Z", "2019-07-23T13:06:31.474Z", "2019-07-23T13:06:31.479Z", "2019-07-23T13:06:31.484Z", "2019-07-23T13:06:31.489Z", "2019-07-23T13:06:31.494Z", "2019-07-23T13:06:31.499Z", "2019-07-23T13:06:31.504Z", "2019-07-23T13:06:31.510Z", "2019-07-23T13:06:31.514Z"]</text:p>
          </table:table-cell>
          <table:table-cell office:value-type="string" calcext:value-type="string">
            <text:p>Dashboard.vue:220 (41) ["2019-07-23T13:12:57.222Z", "2019-07-23T13:12:57.261Z", "2019-07-23T13:12:57.269Z", "2019-07-23T13:12:57.274Z", "2019-07-23T13:12:57.278Z", "2019-07-23T13:12:57.282Z", "2019-07-23T13:12:57.288Z", "2019-07-23T13:12:57.290Z", "2019-07-23T13:12:57.294Z", "2019-07-23T13:12:57.298Z", "2019-07-23T13:12:57.302Z", "2019-07-23T13:12:57.306Z", "2019-07-23T13:12:57.311Z", "2019-07-23T13:12:57.316Z", "2019-07-23T13:12:57.320Z", "2019-07-23T13:12:57.324Z", "2019-07-23T13:12:57.328Z", "2019-07-23T13:12:57.332Z", "2019-07-23T13:12:57.334Z", "2019-07-23T13:12:57.338Z", "2019-07-23T13:12:57.343Z", "2019-07-23T13:12:57.346Z", "2019-07-23T13:12:57.350Z", "2019-07-23T13:12:57.355Z", "2019-07-23T13:12:57.358Z", "2019-07-23T13:12:57.364Z", "2019-07-23T13:12:57.366Z", "2019-07-23T13:12:57.370Z", "2019-07-23T13:12:57.374Z", "2019-07-23T13:12:57.379Z", "2019-07-23T13:12:57.381Z", "2019-07-23T13:12:57.386Z", "2019-07-23T13:12:57.390Z", "2019-07-23T13:12:57.393Z", "2019-07-23T13:12:57.399Z", "2019-07-23T13:12:57.402Z", "2019-07-23T13:12:57.407Z", "2019-07-23T13:12:57.409Z", "2019-07-23T13:12:57.420Z", "2019-07-23T13:12:57.426Z", "2019-07-23T13:12:57.430Z"]</text:p>
          </table:table-cell>
          <table:table-cell office:value-type="string" calcext:value-type="string">
            <text:p>Dashboard.vue:220 (41) ["2019-07-23T13:21:35.218Z", "2019-07-23T13:21:35.222Z", "2019-07-23T13:21:35.259Z", "2019-07-23T13:21:35.264Z", "2019-07-23T13:21:35.267Z", "2019-07-23T13:21:35.271Z", "2019-07-23T13:21:35.275Z", "2019-07-23T13:21:35.279Z", "2019-07-23T13:21:35.284Z", "2019-07-23T13:21:35.288Z", "2019-07-23T13:21:35.291Z", "2019-07-23T13:21:35.296Z", "2019-07-23T13:21:35.299Z", "2019-07-23T13:21:35.303Z", "2019-07-23T13:21:35.307Z", "2019-07-23T13:21:35.312Z", "2019-07-23T13:21:35.315Z", "2019-07-23T13:21:35.319Z", "2019-07-23T13:21:35.323Z", "2019-07-23T13:21:35.327Z", "2019-07-23T13:21:35.331Z", "2019-07-23T13:21:35.336Z", "2019-07-23T13:21:35.339Z", "2019-07-23T13:21:35.343Z", "2019-07-23T13:21:35.347Z", "2019-07-23T13:21:35.352Z", "2019-07-23T13:21:35.356Z", "2019-07-23T13:21:35.360Z", "2019-07-23T13:21:35.364Z", "2019-07-23T13:21:35.367Z", "2019-07-23T13:21:35.371Z", "2019-07-23T13:21:35.376Z", "2019-07-23T13:21:35.380Z", "2019-07-23T13:21:35.383Z", "2019-07-23T13:21:35.387Z", "2019-07-23T13:21:35.392Z", "2019-07-23T13:21:35.395Z", "2019-07-23T13:21:35.400Z", "2019-07-23T13:21:35.404Z", "2019-07-23T13:21:35.407Z", "2019-07-23T13:21:35.412Z"]</text:p>
          </table:table-cell>
          <table:table-cell/>
          <table:table-cell office:value-type="string" calcext:value-type="string">
            <text:p>Dashboard.vue:212 2019-07-23T12:20:19.153Z</text:p>
          </table:table-cell>
          <table:table-cell office:value-type="string" calcext:value-type="string">
            <text:p>Dashboard.vue:212 2019-07-23T12:24:12.166Z</text:p>
          </table:table-cell>
          <table:table-cell office:value-type="string" calcext:value-type="string">
            <text:p>Dashboard.vue:220 (41) ["2019-07-23T12:25:07.131Z", "2019-07-23T12:25:07.141Z", "2019-07-23T12:25:07.151Z", "2019-07-23T12:25:07.161Z", "2019-07-23T12:25:07.171Z", "2019-07-23T12:25:07.181Z", "2019-07-23T12:25:07.191Z", "2019-07-23T12:25:07.202Z", "2019-07-23T12:25:07.211Z", "2019-07-23T12:25:07.221Z", "2019-07-23T12:25:07.232Z", "2019-07-23T12:25:07.241Z", "2019-07-23T12:25:07.251Z", "2019-07-23T12:25:07.261Z", "2019-07-23T12:25:07.271Z", "2019-07-23T12:25:07.281Z", "2019-07-23T12:25:07.291Z", "2019-07-23T12:25:07.301Z", "2019-07-23T12:25:07.312Z", "2019-07-23T12:25:07.321Z", "2019-07-23T12:25:07.331Z", "2019-07-23T12:25:07.341Z", "2019-07-23T12:25:07.351Z", "2019-07-23T12:25:07.361Z", "2019-07-23T12:25:07.372Z", "2019-07-23T12:25:07.381Z", "2019-07-23T12:25:07.391Z", "2019-07-23T12:25:07.402Z", "2019-07-23T12:25:07.411Z", "2019-07-23T12:25:07.421Z", "2019-07-23T12:25:07.431Z", "2019-07-23T12:25:07.441Z", "2019-07-23T12:25:07.452Z", "2019-07-23T12:25:07.461Z", "2019-07-23T12:25:07.471Z", "2019-07-23T12:25:07.481Z", "2019-07-23T12:25:07.491Z", "2019-07-23T12:25:07.501Z", "2019-07-23T12:25:07.512Z", "2019-07-23T12:25:07.521Z", "2019-07-23T12:25:07.532Z"]</text:p>
          </table:table-cell>
          <table:table-cell office:value-type="string" calcext:value-type="string">
            <text:p>Dashboard.vue:220 (41) ["2019-07-23T12:25:58.417Z", "2019-07-23T12:25:58.422Z", "2019-07-23T12:25:58.427Z", "2019-07-23T12:25:58.433Z", "2019-07-23T12:25:58.437Z", "2019-07-23T12:25:58.442Z", "2019-07-23T12:25:58.447Z", "2019-07-23T12:25:58.453Z", "2019-07-23T12:25:58.458Z", "2019-07-23T12:25:58.462Z", "2019-07-23T12:25:58.468Z", "2019-07-23T12:25:58.472Z", "2019-07-23T12:25:58.478Z", "2019-07-23T12:25:58.482Z", "2019-07-23T12:25:58.487Z", "2019-07-23T12:25:58.492Z", "2019-07-23T12:25:58.498Z", "2019-07-23T12:25:58.502Z", "2019-07-23T12:25:58.507Z", "2019-07-23T12:25:58.513Z", "2019-07-23T12:25:58.517Z", "2019-07-23T12:25:58.523Z", "2019-07-23T12:25:58.527Z", "2019-07-23T12:25:58.532Z", "2019-07-23T12:25:58.537Z", "2019-07-23T12:25:58.543Z", "2019-07-23T12:25:58.548Z", "2019-07-23T12:25:58.552Z", "2019-07-23T12:25:58.557Z", "2019-07-23T12:25:58.562Z", "2019-07-23T12:25:58.567Z", "2019-07-23T12:25:58.572Z", "2019-07-23T12:25:58.577Z", "2019-07-23T12:25:58.582Z", "2019-07-23T12:25:58.588Z", "2019-07-23T12:25:58.592Z", "2019-07-23T12:25:58.597Z", "2019-07-23T12:25:58.602Z", "2019-07-23T12:25:58.608Z", "2019-07-23T12:25:58.613Z", "2019-07-23T12:25:58.618Z"]</text:p>
          </table:table-cell>
          <table:table-cell office:value-type="string" calcext:value-type="string">
            <text:p>Dashboard.vue:220 (41) ["2019-07-23T12:26:34.238Z", "2019-07-23T12:26:34.241Z", "2019-07-23T12:26:34.246Z", "2019-07-23T12:26:34.250Z", "2019-07-23T12:26:34.254Z", "2019-07-23T12:26:34.258Z", "2019-07-23T12:26:34.261Z", "2019-07-23T12:26:34.266Z", "2019-07-23T12:26:34.270Z", "2019-07-23T12:26:34.274Z", "2019-07-23T12:26:34.278Z", "2019-07-23T12:26:34.282Z", "2019-07-23T12:26:34.286Z", "2019-07-23T12:26:34.290Z", "2019-07-23T12:26:34.294Z", "2019-07-23T12:26:34.297Z", "2019-07-23T12:26:34.302Z", "2019-07-23T12:26:34.306Z", "2019-07-23T12:26:34.309Z", "2019-07-23T12:26:34.313Z", "2019-07-23T12:26:34.318Z", "2019-07-23T12:26:34.322Z", "2019-07-23T12:26:34.326Z", "2019-07-23T12:26:34.329Z", "2019-07-23T12:26:34.333Z", "2019-07-23T12:26:34.337Z", "2019-07-23T12:26:34.342Z", "2019-07-23T12:26:34.346Z", "2019-07-23T12:26:34.350Z", "2019-07-23T12:26:34.354Z", "2019-07-23T12:26:34.357Z", "2019-07-23T12:26:34.361Z", "2019-07-23T12:26:34.366Z", "2019-07-23T12:26:34.369Z", "2019-07-23T12:26:34.373Z", "2019-07-23T12:26:34.378Z", "2019-07-23T12:26:34.382Z", "2019-07-23T12:26:34.386Z", "2019-07-23T12:26:34.390Z", "2019-07-23T12:26:34.393Z", "2019-07-23T12:26:34.398Z"]</text:p>
          </table:table-cell>
          <table:table-cell office:value-type="string" calcext:value-type="string">
            <text:p>Dashboard.vue:220 (41) ["2019-07-23T12:27:08.262Z", "2019-07-23T12:27:08.267Z", "2019-07-23T12:27:08.271Z", "2019-07-23T12:27:08.275Z", "2019-07-23T12:27:08.278Z", "2019-07-23T12:27:08.282Z", "2019-07-23T12:27:08.286Z", "2019-07-23T12:27:08.290Z", "2019-07-23T12:27:08.295Z", "2019-07-23T12:27:08.299Z", "2019-07-23T12:27:08.303Z", "2019-07-23T12:27:08.306Z", "2019-07-23T12:27:08.310Z", "2019-07-23T12:27:08.314Z", "2019-07-23T12:27:08.318Z", "2019-07-23T12:27:08.323Z", "2019-07-23T12:27:08.327Z", "2019-07-23T12:27:08.331Z", "2019-07-23T12:27:08.334Z", "2019-07-23T12:27:08.339Z", "2019-07-23T12:27:08.342Z", "2019-07-23T12:27:08.346Z", "2019-07-23T12:27:08.350Z", "2019-07-23T12:27:08.354Z", "2019-07-23T12:27:08.359Z", "2019-07-23T12:27:08.362Z", "2019-07-23T12:27:08.366Z", "2019-07-23T12:27:08.370Z", "2019-07-23T12:27:08.375Z", "2019-07-23T12:27:08.379Z", "2019-07-23T12:27:08.382Z", "2019-07-23T12:27:08.387Z", "2019-07-23T12:27:08.391Z", "2019-07-23T12:27:08.395Z", "2019-07-23T12:27:08.399Z", "2019-07-23T12:27:08.402Z", "2019-07-23T12:27:08.406Z", "2019-07-23T12:27:08.410Z", "2019-07-23T12:27:08.415Z", "2019-07-23T12:27:08.418Z", "2019-07-23T12:27:08.422Z"]</text:p>
          </table:table-cell>
        </table:table-row>
        <table:table-row table:style-name="ro1">
          <table:table-cell/>
          <table:table-cell office:value-type="string" calcext:value-type="string">
            <text:p>Dashboard.vue:219 tumpukan yang belum diterima : 40</text:p>
          </table:table-cell>
          <table:table-cell office:value-type="string" calcext:value-type="string">
            <text:p>Dashboard.vue:211 10288</text:p>
          </table:table-cell>
          <table:table-cell office:value-type="string" calcext:value-type="string">
            <text:p>Dashboard.vue:211 21454</text:p>
          </table:table-cell>
          <table:table-cell office:value-type="string" calcext:value-type="string">
            <text:p>Dashboard.vue:211 20959</text:p>
          </table:table-cell>
          <table:table-cell office:value-type="string" calcext:value-type="string">
            <text:p>Dashboard.vue:211 20121</text:p>
          </table:table-cell>
          <table:table-cell office:value-type="string" calcext:value-type="string">
            <text:p>Dashboard.vue:211 20772</text:p>
          </table:table-cell>
          <table:table-cell/>
          <table:table-cell office:value-type="string" calcext:value-type="string">
            <text:p>Dashboard.vue:211 914</text:p>
          </table:table-cell>
          <table:table-cell office:value-type="string" calcext:value-type="string">
            <text:p>Dashboard.vue:211 622</text:p>
          </table:table-cell>
          <table:table-cell office:value-type="string" calcext:value-type="string">
            <text:p>Dashboard.vue:211 1107</text:p>
          </table:table-cell>
          <table:table-cell office:value-type="string" calcext:value-type="string">
            <text:p>Dashboard.vue:211 1361</text:p>
          </table:table-cell>
          <table:table-cell office:value-type="string" calcext:value-type="string">
            <text:p>Dashboard.vue:211 1682</text:p>
          </table:table-cell>
          <table:table-cell office:value-type="string" calcext:value-type="string">
            <text:p>Dashboard.vue:211 1089</text:p>
          </table:table-cell>
          <table:table-cell/>
          <table:table-cell office:value-type="string" calcext:value-type="string">
            <text:p>Dashboard.vue:211 35990</text:p>
          </table:table-cell>
          <table:table-cell office:value-type="string" calcext:value-type="string">
            <text:p>Dashboard.vue:211 42177</text:p>
          </table:table-cell>
          <table:table-cell office:value-type="string" calcext:value-type="string">
            <text:p>Dashboard.vue:211 56440</text:p>
          </table:table-cell>
          <table:table-cell office:value-type="string" calcext:value-type="string">
            <text:p>Dashboard.vue:211 50370</text:p>
          </table:table-cell>
          <table:table-cell office:value-type="string" calcext:value-type="string">
            <text:p>Dashboard.vue:211 52079</text:p>
          </table:table-cell>
          <table:table-cell office:value-type="string" calcext:value-type="string">
            <text:p>Dashboard.vue:211 57973</text:p>
          </table:table-cell>
          <table:table-cell/>
          <table:table-cell office:value-type="string" calcext:value-type="string">
            <text:p>Dashboard.vue:211 614</text:p>
          </table:table-cell>
          <table:table-cell office:value-type="string" calcext:value-type="string">
            <text:p>Dashboard.vue:211 998</text:p>
          </table:table-cell>
          <table:table-cell office:value-type="string" calcext:value-type="string">
            <text:p>Dashboard.vue:211 942</text:p>
          </table:table-cell>
          <table:table-cell office:value-type="string" calcext:value-type="string">
            <text:p>Dashboard.vue:211 1068</text:p>
          </table:table-cell>
          <table:table-cell office:value-type="string" calcext:value-type="string">
            <text:p>Dashboard.vue:211 1038</text:p>
          </table:table-cell>
          <table:table-cell office:value-type="string" calcext:value-type="string">
            <text:p>Dashboard.vue:211 1207</text:p>
          </table:table-cell>
        </table:table-row>
        <table:table-row table:style-name="ro1">
          <table:table-cell/>
          <table:table-cell office:value-type="string" calcext:value-type="string">
            <text:p>Dashboard.vue:220 (40) ["2019-07-23T13:19:23.671Z", "2019-07-23T13:19:24.070Z", "2019-07-23T13:19:24.171Z", "2019-07-23T13:19:24.271Z", "2019-07-23T13:19:24.370Z", "2019-07-23T13:19:24.470Z", "2019-07-23T13:19:24.571Z", "2019-07-23T13:19:24.671Z", "2019-07-23T13:19:24.771Z", "2019-07-23T13:19:25.571Z", "2019-07-23T13:19:25.671Z", "2019-07-23T13:19:25.770Z", "2019-07-23T13:19:25.870Z", "2019-07-23T13:19:25.970Z", "2019-07-23T13:19:26.070Z", "2019-07-23T13:19:26.171Z", "2019-07-23T13:19:26.270Z", "2019-07-23T13:19:26.371Z", "2019-07-23T13:19:26.470Z", "2019-07-23T13:19:26.570Z", "2019-07-23T13:19:26.671Z", "2019-07-23T13:19:26.771Z", "2019-07-23T13:19:26.872Z", "2019-07-23T13:19:26.971Z", "2019-07-23T13:19:27.070Z", "2019-07-23T13:19:27.171Z", "2019-07-23T13:19:27.271Z", "2019-07-23T13:19:27.370Z", "2019-07-23T13:19:27.470Z", "2019-07-23T13:19:27.571Z", "2019-07-23T13:19:27.671Z", "2019-07-23T13:19:27.770Z", "2019-07-23T13:19:27.871Z", "2019-07-23T13:19:27.971Z", "2019-07-23T13:19:28.070Z", "2019-07-23T13:19:28.171Z", "2019-07-23T13:19:28.271Z", "2019-07-23T13:19:28.370Z", "2019-07-23T13:19:28.481Z", "2019-07-23T13:19:28.571Z"]</text:p>
          </table:table-cell>
          <table:table-cell office:value-type="string" calcext:value-type="string">
            <text:p>Dashboard.vue:212 2019-07-23T13:25:39.775Z</text:p>
          </table:table-cell>
          <table:table-cell office:value-type="string" calcext:value-type="string">
            <text:p>Dashboard.vue:212 2019-07-23T13:29:03.960Z</text:p>
          </table:table-cell>
          <table:table-cell office:value-type="string" calcext:value-type="string">
            <text:p>Dashboard.vue:212 2019-07-23T13:32:40.556Z</text:p>
          </table:table-cell>
          <table:table-cell office:value-type="string" calcext:value-type="string">
            <text:p>Dashboard.vue:212 2019-07-23T13:35:03.739Z</text:p>
          </table:table-cell>
          <table:table-cell office:value-type="string" calcext:value-type="string">
            <text:p>Dashboard.vue:212 2019-07-23T13:38:37.380Z</text:p>
          </table:table-cell>
          <table:table-cell/>
          <table:table-cell office:value-type="string" calcext:value-type="string">
            <text:p>Dashboard.vue:212 2019-07-23T13:42:19.963Z</text:p>
          </table:table-cell>
          <table:table-cell office:value-type="string" calcext:value-type="string">
            <text:p>Dashboard.vue:212 2019-07-23T13:43:07.699Z</text:p>
          </table:table-cell>
          <table:table-cell office:value-type="string" calcext:value-type="string">
            <text:p>Dashboard.vue:212 2019-07-23T13:43:53.844Z</text:p>
          </table:table-cell>
          <table:table-cell office:value-type="string" calcext:value-type="string">
            <text:p>Dashboard.vue:212 2019-07-23T13:44:45.947Z</text:p>
          </table:table-cell>
          <table:table-cell office:value-type="string" calcext:value-type="string">
            <text:p>Dashboard.vue:212 2019-07-23T13:45:33.240Z</text:p>
          </table:table-cell>
          <table:table-cell office:value-type="string" calcext:value-type="string">
            <text:p>Dashboard.vue:212 2019-07-23T13:46:20.460Z</text:p>
          </table:table-cell>
          <table:table-cell/>
          <table:table-cell office:value-type="string" calcext:value-type="string">
            <text:p>Dashboard.vue:212 2019-07-23T12:44:14.205Z</text:p>
          </table:table-cell>
          <table:table-cell office:value-type="string" calcext:value-type="string">
            <text:p>Dashboard.vue:212 2019-07-23T12:50:47.997Z</text:p>
          </table:table-cell>
          <table:table-cell office:value-type="string" calcext:value-type="string">
            <text:p>Dashboard.vue:212 2019-07-23T13:00:01.194Z</text:p>
          </table:table-cell>
          <table:table-cell office:value-type="string" calcext:value-type="string">
            <text:p>Dashboard.vue:212 2019-07-23T13:06:31.314Z</text:p>
          </table:table-cell>
          <table:table-cell office:value-type="string" calcext:value-type="string">
            <text:p>Dashboard.vue:212 2019-07-23T13:12:57.261Z</text:p>
          </table:table-cell>
          <table:table-cell office:value-type="string" calcext:value-type="string">
            <text:p>Dashboard.vue:212 2019-07-23T13:21:35.259Z</text:p>
          </table:table-cell>
          <table:table-cell/>
          <table:table-cell office:value-type="string" calcext:value-type="string">
            <text:p>Dashboard.vue:212 2019-07-23T12:20:19.261Z</text:p>
          </table:table-cell>
          <table:table-cell office:value-type="string" calcext:value-type="string">
            <text:p>Dashboard.vue:212 2019-07-23T12:24:12.215Z</text:p>
          </table:table-cell>
          <table:table-cell office:value-type="string" calcext:value-type="string">
            <text:p>Dashboard.vue:212 2019-07-23T12:25:07.131Z</text:p>
          </table:table-cell>
          <table:table-cell office:value-type="string" calcext:value-type="string">
            <text:p>Dashboard.vue:212 2019-07-23T12:25:58.417Z</text:p>
          </table:table-cell>
          <table:table-cell office:value-type="string" calcext:value-type="string">
            <text:p>Dashboard.vue:212 2019-07-23T12:26:34.238Z</text:p>
          </table:table-cell>
          <table:table-cell office:value-type="string" calcext:value-type="string">
            <text:p>Dashboard.vue:212 2019-07-23T12:27:08.262Z</text:p>
          </table:table-cell>
        </table:table-row>
        <table:table-row table:style-name="ro1">
          <table:table-cell/>
          <table:table-cell office:value-type="string" calcext:value-type="string">
            <text:p>Dashboard.vue:211 6002</text:p>
          </table:table-cell>
          <table:table-cell table:number-columns-repeated="5" office:value-type="string" calcext:value-type="string">
            <text:p>Dashboard.vue:219 tumpukan yang belum diterima : 40</text:p>
          </table:table-cell>
          <table:table-cell/>
          <table:table-cell office:value-type="string" calcext:value-type="string">
            <text:p>Dashboard.vue:211 936</text:p>
          </table:table-cell>
          <table:table-cell office:value-type="string" calcext:value-type="string">
            <text:p>Dashboard.vue:211 592</text:p>
          </table:table-cell>
          <table:table-cell table:number-columns-repeated="4" office:value-type="string" calcext:value-type="string">
            <text:p>Dashboard.vue:219 tumpukan yang belum diterima : 40</text:p>
          </table:table-cell>
          <table:table-cell/>
          <table:table-cell table:number-columns-repeated="6" office:value-type="string" calcext:value-type="string">
            <text:p>Dashboard.vue:219 tumpukan yang belum diterima : 40</text:p>
          </table:table-cell>
          <table:table-cell/>
          <table:table-cell office:value-type="string" calcext:value-type="string">
            <text:p>Dashboard.vue:211 533</text:p>
          </table:table-cell>
          <table:table-cell office:value-type="string" calcext:value-type="string">
            <text:p>Dashboard.vue:211 957</text:p>
          </table:table-cell>
          <table:table-cell table:number-columns-repeated="4" office:value-type="string" calcext:value-type="string">
            <text:p>Dashboard.vue:219 tumpukan yang belum diterima : 40</text:p>
          </table:table-cell>
        </table:table-row>
        <table:table-row table:style-name="ro1">
          <table:table-cell/>
          <table:table-cell office:value-type="string" calcext:value-type="string">
            <text:p>Dashboard.vue:212 2019-07-23T13:19:25.571Z</text:p>
          </table:table-cell>
          <table:table-cell office:value-type="string" calcext:value-type="string">
            <text:p>Dashboard.vue:220 (40) ["2019-07-23T13:25:38.275Z", "2019-07-23T13:25:38.424Z", "2019-07-23T13:25:38.474Z", "2019-07-23T13:25:38.524Z", "2019-07-23T13:25:38.574Z", "2019-07-23T13:25:38.624Z", "2019-07-23T13:25:38.674Z", "2019-07-23T13:25:38.724Z", "2019-07-23T13:25:38.774Z", "2019-07-23T13:25:38.824Z", "2019-07-23T13:25:38.874Z", "2019-07-23T13:25:38.924Z", "2019-07-23T13:25:38.975Z", "2019-07-23T13:25:39.024Z", "2019-07-23T13:25:39.074Z", "2019-07-23T13:25:39.124Z", "2019-07-23T13:25:39.173Z", "2019-07-23T13:25:39.224Z", "2019-07-23T13:25:39.274Z", "2019-07-23T13:25:39.324Z", "2019-07-23T13:25:39.375Z", "2019-07-23T13:25:39.824Z", "2019-07-23T13:25:39.874Z", "2019-07-23T13:25:39.924Z", "2019-07-23T13:25:39.975Z", "2019-07-23T13:25:40.024Z", "2019-07-23T13:25:40.073Z", "2019-07-23T13:25:40.124Z", "2019-07-23T13:25:40.174Z", "2019-07-23T13:25:40.224Z", "2019-07-23T13:25:40.274Z", "2019-07-23T13:25:40.325Z", "2019-07-23T13:25:40.375Z", "2019-07-23T13:25:40.424Z", "2019-07-23T13:25:40.475Z", "2019-07-23T13:25:40.524Z", "2019-07-23T13:25:40.574Z", "2019-07-23T13:25:40.624Z", "2019-07-23T13:25:40.674Z", "2019-07-23T13:25:40.724Z"]</text:p>
          </table:table-cell>
          <table:table-cell office:value-type="string" calcext:value-type="string">
            <text:p>Dashboard.vue:220 (40) ["2019-07-23T13:29:03.861Z", "2019-07-23T13:29:03.971Z", "2019-07-23T13:29:03.981Z", "2019-07-23T13:29:03.991Z", "2019-07-23T13:29:04.001Z", "2019-07-23T13:29:04.011Z", "2019-07-23T13:29:04.020Z", "2019-07-23T13:29:04.030Z", "2019-07-23T13:29:04.040Z", "2019-07-23T13:29:04.051Z", "2019-07-23T13:29:04.060Z", "2019-07-23T13:29:04.071Z", "2019-07-23T13:29:04.080Z", "2019-07-23T13:29:04.091Z", "2019-07-23T13:29:04.101Z", "2019-07-23T13:29:04.111Z", "2019-07-23T13:29:04.120Z", "2019-07-23T13:29:04.131Z", "2019-07-23T13:29:04.141Z", "2019-07-23T13:29:04.151Z", "2019-07-23T13:29:04.161Z", "2019-07-23T13:29:04.171Z", "2019-07-23T13:29:04.181Z", "2019-07-23T13:29:04.190Z", "2019-07-23T13:29:04.201Z", "2019-07-23T13:29:04.210Z", "2019-07-23T13:29:04.220Z", "2019-07-23T13:29:04.231Z", "2019-07-23T13:29:04.240Z", "2019-07-23T13:29:04.251Z", "2019-07-23T13:29:04.260Z", "2019-07-23T13:29:04.270Z", "2019-07-23T13:29:04.281Z", "2019-07-23T13:29:04.291Z", "2019-07-23T13:29:04.301Z", "2019-07-23T13:29:04.311Z", "2019-07-23T13:29:04.320Z", "2019-07-23T13:29:04.331Z", "2019-07-23T13:29:04.340Z", "2019-07-23T13:29:04.350Z"]</text:p>
          </table:table-cell>
          <table:table-cell office:value-type="string" calcext:value-type="string">
            <text:p>Dashboard.vue:220 (40) ["2019-07-23T13:32:40.507Z", "2019-07-23T13:32:40.561Z", "2019-07-23T13:32:40.566Z", "2019-07-23T13:32:40.571Z", "2019-07-23T13:32:40.576Z", "2019-07-23T13:32:40.581Z", "2019-07-23T13:32:40.585Z", "2019-07-23T13:32:40.591Z", "2019-07-23T13:32:40.596Z", "2019-07-23T13:32:40.600Z", "2019-07-23T13:32:40.606Z", "2019-07-23T13:32:40.611Z", "2019-07-23T13:32:40.615Z", "2019-07-23T13:32:40.620Z", "2019-07-23T13:32:40.625Z", "2019-07-23T13:32:40.631Z", "2019-07-23T13:32:40.636Z", "2019-07-23T13:32:40.641Z", "2019-07-23T13:32:40.646Z", "2019-07-23T13:32:40.651Z", "2019-07-23T13:32:40.656Z", "2019-07-23T13:32:40.661Z", "2019-07-23T13:32:40.665Z", "2019-07-23T13:32:40.671Z", "2019-07-23T13:32:40.676Z", "2019-07-23T13:32:40.681Z", "2019-07-23T13:32:40.686Z", "2019-07-23T13:32:40.690Z", "2019-07-23T13:32:40.700Z", "2019-07-23T13:32:40.703Z", "2019-07-23T13:32:40.707Z", "2019-07-23T13:32:40.711Z", "2019-07-23T13:32:40.716Z", "2019-07-23T13:32:40.722Z", "2019-07-23T13:32:40.726Z", "2019-07-23T13:32:40.730Z", "2019-07-23T13:32:40.736Z", "2019-07-23T13:32:40.741Z", "2019-07-23T13:32:40.745Z", "2019-07-23T13:32:40.750Z"]</text:p>
          </table:table-cell>
          <table:table-cell office:value-type="string" calcext:value-type="string">
            <text:p>Dashboard.vue:220 (40) ["2019-07-23T13:35:03.700Z", "2019-07-23T13:35:03.743Z", "2019-07-23T13:35:03.747Z", "2019-07-23T13:35:03.751Z", "2019-07-23T13:35:03.755Z", "2019-07-23T13:35:03.759Z", "2019-07-23T13:35:03.763Z", "2019-07-23T13:35:03.767Z", "2019-07-23T13:35:03.771Z", "2019-07-23T13:35:03.775Z", "2019-07-23T13:35:03.779Z", "2019-07-23T13:35:03.783Z", "2019-07-23T13:35:03.787Z", "2019-07-23T13:35:03.791Z", "2019-07-23T13:35:03.795Z", "2019-07-23T13:35:03.799Z", "2019-07-23T13:35:03.803Z", "2019-07-23T13:35:03.807Z", "2019-07-23T13:35:03.811Z", "2019-07-23T13:35:03.815Z", "2019-07-23T13:35:03.819Z", "2019-07-23T13:35:03.824Z", "2019-07-23T13:35:03.827Z", "2019-07-23T13:35:03.831Z", "2019-07-23T13:35:03.835Z", "2019-07-23T13:35:03.839Z", "2019-07-23T13:35:03.843Z", "2019-07-23T13:35:03.847Z", "2019-07-23T13:35:03.851Z", "2019-07-23T13:35:03.855Z", "2019-07-23T13:35:03.859Z", "2019-07-23T13:35:03.863Z", "2019-07-23T13:35:03.867Z", "2019-07-23T13:35:03.871Z", "2019-07-23T13:35:03.875Z", "2019-07-23T13:35:03.879Z", "2019-07-23T13:35:03.883Z", "2019-07-23T13:35:03.887Z", "2019-07-23T13:35:03.891Z", "2019-07-23T13:35:03.895Z"]</text:p>
          </table:table-cell>
          <table:table-cell office:value-type="string" calcext:value-type="string">
            <text:p>Dashboard.vue:220 (40) ["2019-07-23T13:38:37.339Z", "2019-07-23T13:38:37.384Z", "2019-07-23T13:38:37.388Z", "2019-07-23T13:38:37.392Z", "2019-07-23T13:38:37.396Z", "2019-07-23T13:38:37.400Z", "2019-07-23T13:38:37.405Z", "2019-07-23T13:38:37.408Z", "2019-07-23T13:38:37.412Z", "2019-07-23T13:38:37.419Z", "2019-07-23T13:38:37.421Z", "2019-07-23T13:38:37.424Z", "2019-07-23T13:38:37.428Z", "2019-07-23T13:38:37.432Z", "2019-07-23T13:38:37.436Z", "2019-07-23T13:38:37.443Z", "2019-07-23T13:38:37.445Z", "2019-07-23T13:38:37.448Z", "2019-07-23T13:38:37.452Z", "2019-07-23T13:38:37.456Z", "2019-07-23T13:38:37.461Z", "2019-07-23T13:38:37.465Z", "2019-07-23T13:38:37.468Z", "2019-07-23T13:38:37.473Z", "2019-07-23T13:38:37.476Z", "2019-07-23T13:38:37.480Z", "2019-07-23T13:38:37.484Z", "2019-07-23T13:38:37.489Z", "2019-07-23T13:38:37.492Z", "2019-07-23T13:38:37.496Z", "2019-07-23T13:38:37.500Z", "2019-07-23T13:38:37.504Z", "2019-07-23T13:38:37.509Z", "2019-07-23T13:38:37.518Z", "2019-07-23T13:38:37.520Z", "2019-07-23T13:38:37.526Z", "2019-07-23T13:38:37.528Z", "2019-07-23T13:38:37.533Z", "2019-07-23T13:38:37.537Z", "2019-07-23T13:38:37.541Z"]</text:p>
          </table:table-cell>
          <table:table-cell/>
          <table:table-cell office:value-type="string" calcext:value-type="string">
            <text:p>Dashboard.vue:212 2019-07-23T13:42:20.062Z</text:p>
          </table:table-cell>
          <table:table-cell office:value-type="string" calcext:value-type="string">
            <text:p>Dashboard.vue:212 2019-07-23T13:43:07.744Z</text:p>
          </table:table-cell>
          <table:table-cell office:value-type="string" calcext:value-type="string">
            <text:p>Dashboard.vue:220 (40) ["2019-07-23T13:43:53.854Z", "2019-07-23T13:43:53.864Z", "2019-07-23T13:43:53.874Z", "2019-07-23T13:43:53.884Z", "2019-07-23T13:43:53.894Z", "2019-07-23T13:43:53.904Z", "2019-07-23T13:43:53.914Z", "2019-07-23T13:43:53.924Z", "2019-07-23T13:43:53.934Z", "2019-07-23T13:43:53.944Z", "2019-07-23T13:43:53.954Z", "2019-07-23T13:43:53.964Z", "2019-07-23T13:43:53.974Z", "2019-07-23T13:43:53.984Z", "2019-07-23T13:43:53.994Z", "2019-07-23T13:43:54.004Z", "2019-07-23T13:43:54.014Z", "2019-07-23T13:43:54.024Z", "2019-07-23T13:43:54.034Z", "2019-07-23T13:43:54.044Z", "2019-07-23T13:43:54.054Z", "2019-07-23T13:43:54.063Z", "2019-07-23T13:43:54.074Z", "2019-07-23T13:43:54.084Z", "2019-07-23T13:43:54.093Z", "2019-07-23T13:43:54.103Z", "2019-07-23T13:43:54.114Z", "2019-07-23T13:43:54.124Z", "2019-07-23T13:43:54.134Z", "2019-07-23T13:43:54.143Z", "2019-07-23T13:43:54.154Z", "2019-07-23T13:43:54.164Z", "2019-07-23T13:43:54.174Z", "2019-07-23T13:43:54.184Z", "2019-07-23T13:43:54.194Z", "2019-07-23T13:43:54.204Z", "2019-07-23T13:43:54.214Z", "2019-07-23T13:43:54.223Z", "2019-07-23T13:43:54.233Z", "2019-07-23T13:43:54.244Z"]</text:p>
          </table:table-cell>
          <table:table-cell office:value-type="string" calcext:value-type="string">
            <text:p>Dashboard.vue:220 (40) ["2019-07-23T13:44:45.951Z", "2019-07-23T13:44:45.957Z", "2019-07-23T13:44:45.961Z", "2019-07-23T13:44:45.966Z", "2019-07-23T13:44:45.972Z", "2019-07-23T13:44:45.977Z", "2019-07-23T13:44:45.982Z", "2019-07-23T13:44:45.987Z", "2019-07-23T13:44:45.992Z", "2019-07-23T13:44:45.996Z", "2019-07-23T13:44:46.001Z", "2019-07-23T13:44:46.007Z", "2019-07-23T13:44:46.012Z", "2019-07-23T13:44:46.017Z", "2019-07-23T13:44:46.021Z", "2019-07-23T13:44:46.026Z", "2019-07-23T13:44:46.032Z", "2019-07-23T13:44:46.037Z", "2019-07-23T13:44:46.042Z", "2019-07-23T13:44:46.047Z", "2019-07-23T13:44:46.052Z", "2019-07-23T13:44:46.057Z", "2019-07-23T13:44:46.062Z", "2019-07-23T13:44:46.067Z", "2019-07-23T13:44:46.071Z", "2019-07-23T13:44:46.076Z", "2019-07-23T13:44:46.082Z", "2019-07-23T13:44:46.087Z", "2019-07-23T13:44:46.092Z", "2019-07-23T13:44:46.096Z", "2019-07-23T13:44:46.102Z", "2019-07-23T13:44:46.107Z", "2019-07-23T13:44:46.111Z", "2019-07-23T13:44:46.116Z", "2019-07-23T13:44:46.122Z", "2019-07-23T13:44:46.126Z", "2019-07-23T13:44:46.132Z", "2019-07-23T13:44:46.136Z", "2019-07-23T13:44:46.143Z", "2019-07-23T13:44:46.147Z"]</text:p>
          </table:table-cell>
          <table:table-cell office:value-type="string" calcext:value-type="string">
            <text:p>Dashboard.vue:220 (40) ["2019-07-23T13:45:33.243Z", "2019-07-23T13:45:33.248Z", "2019-07-23T13:45:33.251Z", "2019-07-23T13:45:33.255Z", "2019-07-23T13:45:33.261Z", "2019-07-23T13:45:33.263Z", "2019-07-23T13:45:33.267Z", "2019-07-23T13:45:33.272Z", "2019-07-23T13:45:33.276Z", "2019-07-23T13:45:33.281Z", "2019-07-23T13:45:33.283Z", "2019-07-23T13:45:33.287Z", "2019-07-23T13:45:33.291Z", "2019-07-23T13:45:33.295Z", "2019-07-23T13:45:33.298Z", "2019-07-23T13:45:33.303Z", "2019-07-23T13:45:33.307Z", "2019-07-23T13:45:33.311Z", "2019-07-23T13:45:33.315Z", "2019-07-23T13:45:33.319Z", "2019-07-23T13:45:33.323Z", "2019-07-23T13:45:33.327Z", "2019-07-23T13:45:33.330Z", "2019-07-23T13:45:33.335Z", "2019-07-23T13:45:33.339Z", "2019-07-23T13:45:33.343Z", "2019-07-23T13:45:33.346Z", "2019-07-23T13:45:33.351Z", "2019-07-23T13:45:33.355Z", "2019-07-23T13:45:33.358Z", "2019-07-23T13:45:33.363Z", "2019-07-23T13:45:33.367Z", "2019-07-23T13:45:33.371Z", "2019-07-23T13:45:33.375Z", "2019-07-23T13:45:33.379Z", "2019-07-23T13:45:33.383Z", "2019-07-23T13:45:33.387Z", "2019-07-23T13:45:33.391Z", "2019-07-23T13:45:33.395Z", "2019-07-23T13:45:33.399Z"]</text:p>
          </table:table-cell>
          <table:table-cell office:value-type="string" calcext:value-type="string">
            <text:p>Dashboard.vue:220 (40) ["2019-07-23T13:46:20.465Z", "2019-07-23T13:46:20.468Z", "2019-07-23T13:46:20.472Z", "2019-07-23T13:46:20.476Z", "2019-07-23T13:46:20.480Z", "2019-07-23T13:46:20.484Z", "2019-07-23T13:46:20.487Z", "2019-07-23T13:46:20.491Z", "2019-07-23T13:46:20.496Z", "2019-07-23T13:46:20.500Z", "2019-07-23T13:46:20.504Z", "2019-07-23T13:46:20.508Z", "2019-07-23T13:46:20.512Z", "2019-07-23T13:46:20.516Z", "2019-07-23T13:46:20.520Z", "2019-07-23T13:46:20.524Z", "2019-07-23T13:46:20.528Z", "2019-07-23T13:46:20.532Z", "2019-07-23T13:46:20.535Z", "2019-07-23T13:46:20.539Z", "2019-07-23T13:46:20.544Z", "2019-07-23T13:46:20.548Z", "2019-07-23T13:46:20.551Z", "2019-07-23T13:46:20.556Z", "2019-07-23T13:46:20.559Z", "2019-07-23T13:46:20.564Z", "2019-07-23T13:46:20.568Z", "2019-07-23T13:46:20.573Z", "2019-07-23T13:46:20.576Z", "2019-07-23T13:46:20.580Z", "2019-07-23T13:46:20.584Z", "2019-07-23T13:46:20.587Z", "2019-07-23T13:46:20.591Z", "2019-07-23T13:46:20.596Z", "2019-07-23T13:46:20.599Z", "2019-07-23T13:46:20.604Z", "2019-07-23T13:46:20.608Z", "2019-07-23T13:46:20.613Z", "2019-07-23T13:46:20.616Z", "2019-07-23T13:46:20.622Z"]</text:p>
          </table:table-cell>
          <table:table-cell/>
          <table:table-cell office:value-type="string" calcext:value-type="string">
            <text:p>Dashboard.vue:220 (40) ["2019-07-23T12:44:11.405Z", "2019-07-23T12:44:11.505Z", "2019-07-23T12:44:11.705Z", "2019-07-23T12:44:11.805Z", "2019-07-23T12:44:11.906Z", "2019-07-23T12:44:12.005Z", "2019-07-23T12:44:12.105Z", "2019-07-23T12:44:12.205Z", "2019-07-23T12:44:12.305Z", "2019-07-23T12:44:12.405Z", "2019-07-23T12:44:12.505Z", "2019-07-23T12:44:12.605Z", "2019-07-23T12:44:12.705Z", "2019-07-23T12:44:12.805Z", "2019-07-23T12:44:12.905Z", "2019-07-23T12:44:13.005Z", "2019-07-23T12:44:13.105Z", "2019-07-23T12:44:13.205Z", "2019-07-23T12:44:13.305Z", "2019-07-23T12:44:14.305Z", "2019-07-23T12:44:14.405Z", "2019-07-23T12:44:14.505Z", "2019-07-23T12:44:14.605Z", "2019-07-23T12:44:14.705Z", "2019-07-23T12:44:14.805Z", "2019-07-23T12:44:14.905Z", "2019-07-23T12:44:15.005Z", "2019-07-23T12:44:15.105Z", "2019-07-23T12:44:15.205Z", "2019-07-23T12:44:15.305Z", "2019-07-23T12:44:15.405Z", "2019-07-23T12:44:15.505Z", "2019-07-23T12:44:15.605Z", "2019-07-23T12:44:15.705Z", "2019-07-23T12:44:15.805Z", "2019-07-23T12:44:15.904Z", "2019-07-23T12:44:16.005Z", "2019-07-23T12:44:16.105Z", "2019-07-23T12:44:16.205Z", "2019-07-23T12:44:16.305Z"]</text:p>
          </table:table-cell>
          <table:table-cell office:value-type="string" calcext:value-type="string">
            <text:p>Dashboard.vue:220 (40) ["2019-07-23T12:50:46.248Z", "2019-07-23T12:50:46.347Z", "2019-07-23T12:50:46.397Z", "2019-07-23T12:50:46.447Z", "2019-07-23T12:50:46.498Z", "2019-07-23T12:50:46.548Z", "2019-07-23T12:50:46.597Z", "2019-07-23T12:50:46.647Z", "2019-07-23T12:50:46.697Z", "2019-07-23T12:50:46.748Z", "2019-07-23T12:50:46.797Z", "2019-07-23T12:50:46.847Z", "2019-07-23T12:50:46.898Z", "2019-07-23T12:50:46.948Z", "2019-07-23T12:50:46.998Z", "2019-07-23T12:50:47.047Z", "2019-07-23T12:50:47.098Z", "2019-07-23T12:50:47.147Z", "2019-07-23T12:50:47.198Z", "2019-07-23T12:50:47.248Z", "2019-07-23T12:50:47.297Z", "2019-07-23T12:50:47.347Z", "2019-07-23T12:50:47.398Z", "2019-07-23T12:50:47.447Z", "2019-07-23T12:50:47.497Z", "2019-07-23T12:50:47.548Z", "2019-07-23T12:50:48.048Z", "2019-07-23T12:50:48.097Z", "2019-07-23T12:50:48.147Z", "2019-07-23T12:50:48.197Z", "2019-07-23T12:50:48.247Z", "2019-07-23T12:50:48.297Z", "2019-07-23T12:50:48.347Z", "2019-07-23T12:50:48.398Z", "2019-07-23T12:50:48.448Z", "2019-07-23T12:50:48.497Z", "2019-07-23T12:50:48.548Z", "2019-07-23T12:50:48.597Z", "2019-07-23T12:50:48.648Z", "2019-07-23T12:50:48.698Z"]</text:p>
          </table:table-cell>
          <table:table-cell office:value-type="string" calcext:value-type="string">
            <text:p>Dashboard.vue:220 (40) ["2019-07-23T13:00:01.075Z", "2019-07-23T13:00:01.084Z", "2019-07-23T13:00:01.184Z", "2019-07-23T13:00:01.205Z", "2019-07-23T13:00:01.214Z", "2019-07-23T13:00:01.224Z", "2019-07-23T13:00:01.234Z", "2019-07-23T13:00:01.244Z", "2019-07-23T13:00:01.255Z", "2019-07-23T13:00:01.265Z", "2019-07-23T13:00:01.274Z", "2019-07-23T13:00:01.284Z", "2019-07-23T13:00:01.294Z", "2019-07-23T13:00:01.304Z", "2019-07-23T13:00:01.314Z", "2019-07-23T13:00:01.324Z", "2019-07-23T13:00:01.334Z", "2019-07-23T13:00:01.344Z", "2019-07-23T13:00:01.355Z", "2019-07-23T13:00:01.364Z", "2019-07-23T13:00:01.375Z", "2019-07-23T13:00:01.384Z", "2019-07-23T13:00:01.394Z", "2019-07-23T13:00:01.404Z", "2019-07-23T13:00:01.414Z", "2019-07-23T13:00:01.425Z", "2019-07-23T13:00:01.435Z", "2019-07-23T13:00:01.444Z", "2019-07-23T13:00:01.454Z", "2019-07-23T13:00:01.464Z", "2019-07-23T13:00:01.474Z", "2019-07-23T13:00:01.484Z", "2019-07-23T13:00:01.495Z", "2019-07-23T13:00:01.504Z", "2019-07-23T13:00:01.514Z", "2019-07-23T13:00:01.524Z", "2019-07-23T13:00:01.535Z", "2019-07-23T13:00:01.544Z", "2019-07-23T13:00:01.554Z", "2019-07-23T13:00:01.565Z"]</text:p>
          </table:table-cell>
          <table:table-cell office:value-type="string" calcext:value-type="string">
            <text:p>Dashboard.vue:220 (40) ["2019-07-23T13:06:31.270Z", "2019-07-23T13:06:31.326Z", "2019-07-23T13:06:31.329Z", "2019-07-23T13:06:31.334Z", "2019-07-23T13:06:31.339Z", "2019-07-23T13:06:31.344Z", "2019-07-23T13:06:31.350Z", "2019-07-23T13:06:31.354Z", "2019-07-23T13:06:31.359Z", "2019-07-23T13:06:31.364Z", "2019-07-23T13:06:31.370Z", "2019-07-23T13:06:31.374Z", "2019-07-23T13:06:31.379Z", "2019-07-23T13:06:31.384Z", "2019-07-23T13:06:31.389Z", "2019-07-23T13:06:31.395Z", "2019-07-23T13:06:31.399Z", "2019-07-23T13:06:31.404Z", "2019-07-23T13:06:31.409Z", "2019-07-23T13:06:31.413Z", "2019-07-23T13:06:31.418Z", "2019-07-23T13:06:31.424Z", "2019-07-23T13:06:31.429Z", "2019-07-23T13:06:31.434Z", "2019-07-23T13:06:31.444Z", "2019-07-23T13:06:31.445Z", "2019-07-23T13:06:31.450Z", "2019-07-23T13:06:31.456Z", "2019-07-23T13:06:31.460Z", "2019-07-23T13:06:31.464Z", "2019-07-23T13:06:31.469Z", "2019-07-23T13:06:31.474Z", "2019-07-23T13:06:31.479Z", "2019-07-23T13:06:31.484Z", "2019-07-23T13:06:31.489Z", "2019-07-23T13:06:31.494Z", "2019-07-23T13:06:31.499Z", "2019-07-23T13:06:31.504Z", "2019-07-23T13:06:31.510Z", "2019-07-23T13:06:31.514Z"]</text:p>
          </table:table-cell>
          <table:table-cell office:value-type="string" calcext:value-type="string">
            <text:p>Dashboard.vue:220 (40) ["2019-07-23T13:12:57.222Z", "2019-07-23T13:12:57.269Z", "2019-07-23T13:12:57.274Z", "2019-07-23T13:12:57.278Z", "2019-07-23T13:12:57.282Z", "2019-07-23T13:12:57.288Z", "2019-07-23T13:12:57.290Z", "2019-07-23T13:12:57.294Z", "2019-07-23T13:12:57.298Z", "2019-07-23T13:12:57.302Z", "2019-07-23T13:12:57.306Z", "2019-07-23T13:12:57.311Z", "2019-07-23T13:12:57.316Z", "2019-07-23T13:12:57.320Z", "2019-07-23T13:12:57.324Z", "2019-07-23T13:12:57.328Z", "2019-07-23T13:12:57.332Z", "2019-07-23T13:12:57.334Z", "2019-07-23T13:12:57.338Z", "2019-07-23T13:12:57.343Z", "2019-07-23T13:12:57.346Z", "2019-07-23T13:12:57.350Z", "2019-07-23T13:12:57.355Z", "2019-07-23T13:12:57.358Z", "2019-07-23T13:12:57.364Z", "2019-07-23T13:12:57.366Z", "2019-07-23T13:12:57.370Z", "2019-07-23T13:12:57.374Z", "2019-07-23T13:12:57.379Z", "2019-07-23T13:12:57.381Z", "2019-07-23T13:12:57.386Z", "2019-07-23T13:12:57.390Z", "2019-07-23T13:12:57.393Z", "2019-07-23T13:12:57.399Z", "2019-07-23T13:12:57.402Z", "2019-07-23T13:12:57.407Z", "2019-07-23T13:12:57.409Z", "2019-07-23T13:12:57.420Z", "2019-07-23T13:12:57.426Z", "2019-07-23T13:12:57.430Z"]</text:p>
          </table:table-cell>
          <table:table-cell office:value-type="string" calcext:value-type="string">
            <text:p>Dashboard.vue:220 (40) ["2019-07-23T13:21:35.218Z", "2019-07-23T13:21:35.222Z", "2019-07-23T13:21:35.264Z", "2019-07-23T13:21:35.267Z", "2019-07-23T13:21:35.271Z", "2019-07-23T13:21:35.275Z", "2019-07-23T13:21:35.279Z", "2019-07-23T13:21:35.284Z", "2019-07-23T13:21:35.288Z", "2019-07-23T13:21:35.291Z", "2019-07-23T13:21:35.296Z", "2019-07-23T13:21:35.299Z", "2019-07-23T13:21:35.303Z", "2019-07-23T13:21:35.307Z", "2019-07-23T13:21:35.312Z", "2019-07-23T13:21:35.315Z", "2019-07-23T13:21:35.319Z", "2019-07-23T13:21:35.323Z", "2019-07-23T13:21:35.327Z", "2019-07-23T13:21:35.331Z", "2019-07-23T13:21:35.336Z", "2019-07-23T13:21:35.339Z", "2019-07-23T13:21:35.343Z", "2019-07-23T13:21:35.347Z", "2019-07-23T13:21:35.352Z", "2019-07-23T13:21:35.356Z", "2019-07-23T13:21:35.360Z", "2019-07-23T13:21:35.364Z", "2019-07-23T13:21:35.367Z", "2019-07-23T13:21:35.371Z", "2019-07-23T13:21:35.376Z", "2019-07-23T13:21:35.380Z", "2019-07-23T13:21:35.383Z", "2019-07-23T13:21:35.387Z", "2019-07-23T13:21:35.392Z", "2019-07-23T13:21:35.395Z", "2019-07-23T13:21:35.400Z", "2019-07-23T13:21:35.404Z", "2019-07-23T13:21:35.407Z", "2019-07-23T13:21:35.412Z"]</text:p>
          </table:table-cell>
          <table:table-cell/>
          <table:table-cell office:value-type="string" calcext:value-type="string">
            <text:p>Dashboard.vue:212 2019-07-23T12:20:19.353Z</text:p>
          </table:table-cell>
          <table:table-cell office:value-type="string" calcext:value-type="string">
            <text:p>Dashboard.vue:212 2019-07-23T12:24:12.265Z</text:p>
          </table:table-cell>
          <table:table-cell office:value-type="string" calcext:value-type="string">
            <text:p>Dashboard.vue:220 (40) ["2019-07-23T12:25:07.141Z", "2019-07-23T12:25:07.151Z", "2019-07-23T12:25:07.161Z", "2019-07-23T12:25:07.171Z", "2019-07-23T12:25:07.181Z", "2019-07-23T12:25:07.191Z", "2019-07-23T12:25:07.202Z", "2019-07-23T12:25:07.211Z", "2019-07-23T12:25:07.221Z", "2019-07-23T12:25:07.232Z", "2019-07-23T12:25:07.241Z", "2019-07-23T12:25:07.251Z", "2019-07-23T12:25:07.261Z", "2019-07-23T12:25:07.271Z", "2019-07-23T12:25:07.281Z", "2019-07-23T12:25:07.291Z", "2019-07-23T12:25:07.301Z", "2019-07-23T12:25:07.312Z", "2019-07-23T12:25:07.321Z", "2019-07-23T12:25:07.331Z", "2019-07-23T12:25:07.341Z", "2019-07-23T12:25:07.351Z", "2019-07-23T12:25:07.361Z", "2019-07-23T12:25:07.372Z", "2019-07-23T12:25:07.381Z", "2019-07-23T12:25:07.391Z", "2019-07-23T12:25:07.402Z", "2019-07-23T12:25:07.411Z", "2019-07-23T12:25:07.421Z", "2019-07-23T12:25:07.431Z", "2019-07-23T12:25:07.441Z", "2019-07-23T12:25:07.452Z", "2019-07-23T12:25:07.461Z", "2019-07-23T12:25:07.471Z", "2019-07-23T12:25:07.481Z", "2019-07-23T12:25:07.491Z", "2019-07-23T12:25:07.501Z", "2019-07-23T12:25:07.512Z", "2019-07-23T12:25:07.521Z", "2019-07-23T12:25:07.532Z"]</text:p>
          </table:table-cell>
          <table:table-cell office:value-type="string" calcext:value-type="string">
            <text:p>Dashboard.vue:220 (40) ["2019-07-23T12:25:58.422Z", "2019-07-23T12:25:58.427Z", "2019-07-23T12:25:58.433Z", "2019-07-23T12:25:58.437Z", "2019-07-23T12:25:58.442Z", "2019-07-23T12:25:58.447Z", "2019-07-23T12:25:58.453Z", "2019-07-23T12:25:58.458Z", "2019-07-23T12:25:58.462Z", "2019-07-23T12:25:58.468Z", "2019-07-23T12:25:58.472Z", "2019-07-23T12:25:58.478Z", "2019-07-23T12:25:58.482Z", "2019-07-23T12:25:58.487Z", "2019-07-23T12:25:58.492Z", "2019-07-23T12:25:58.498Z", "2019-07-23T12:25:58.502Z", "2019-07-23T12:25:58.507Z", "2019-07-23T12:25:58.513Z", "2019-07-23T12:25:58.517Z", "2019-07-23T12:25:58.523Z", "2019-07-23T12:25:58.527Z", "2019-07-23T12:25:58.532Z", "2019-07-23T12:25:58.537Z", "2019-07-23T12:25:58.543Z", "2019-07-23T12:25:58.548Z", "2019-07-23T12:25:58.552Z", "2019-07-23T12:25:58.557Z", "2019-07-23T12:25:58.562Z", "2019-07-23T12:25:58.567Z", "2019-07-23T12:25:58.572Z", "2019-07-23T12:25:58.577Z", "2019-07-23T12:25:58.582Z", "2019-07-23T12:25:58.588Z", "2019-07-23T12:25:58.592Z", "2019-07-23T12:25:58.597Z", "2019-07-23T12:25:58.602Z", "2019-07-23T12:25:58.608Z", "2019-07-23T12:25:58.613Z", "2019-07-23T12:25:58.618Z"]</text:p>
          </table:table-cell>
          <table:table-cell office:value-type="string" calcext:value-type="string">
            <text:p>Dashboard.vue:220 (40) ["2019-07-23T12:26:34.241Z", "2019-07-23T12:26:34.246Z", "2019-07-23T12:26:34.250Z", "2019-07-23T12:26:34.254Z", "2019-07-23T12:26:34.258Z", "2019-07-23T12:26:34.261Z", "2019-07-23T12:26:34.266Z", "2019-07-23T12:26:34.270Z", "2019-07-23T12:26:34.274Z", "2019-07-23T12:26:34.278Z", "2019-07-23T12:26:34.282Z", "2019-07-23T12:26:34.286Z", "2019-07-23T12:26:34.290Z", "2019-07-23T12:26:34.294Z", "2019-07-23T12:26:34.297Z", "2019-07-23T12:26:34.302Z", "2019-07-23T12:26:34.306Z", "2019-07-23T12:26:34.309Z", "2019-07-23T12:26:34.313Z", "2019-07-23T12:26:34.318Z", "2019-07-23T12:26:34.322Z", "2019-07-23T12:26:34.326Z", "2019-07-23T12:26:34.329Z", "2019-07-23T12:26:34.333Z", "2019-07-23T12:26:34.337Z", "2019-07-23T12:26:34.342Z", "2019-07-23T12:26:34.346Z", "2019-07-23T12:26:34.350Z", "2019-07-23T12:26:34.354Z", "2019-07-23T12:26:34.357Z", "2019-07-23T12:26:34.361Z", "2019-07-23T12:26:34.366Z", "2019-07-23T12:26:34.369Z", "2019-07-23T12:26:34.373Z", "2019-07-23T12:26:34.378Z", "2019-07-23T12:26:34.382Z", "2019-07-23T12:26:34.386Z", "2019-07-23T12:26:34.390Z", "2019-07-23T12:26:34.393Z", "2019-07-23T12:26:34.398Z"]</text:p>
          </table:table-cell>
          <table:table-cell office:value-type="string" calcext:value-type="string">
            <text:p>Dashboard.vue:220 (40) ["2019-07-23T12:27:08.267Z", "2019-07-23T12:27:08.271Z", "2019-07-23T12:27:08.275Z", "2019-07-23T12:27:08.278Z", "2019-07-23T12:27:08.282Z", "2019-07-23T12:27:08.286Z", "2019-07-23T12:27:08.290Z", "2019-07-23T12:27:08.295Z", "2019-07-23T12:27:08.299Z", "2019-07-23T12:27:08.303Z", "2019-07-23T12:27:08.306Z", "2019-07-23T12:27:08.310Z", "2019-07-23T12:27:08.314Z", "2019-07-23T12:27:08.318Z", "2019-07-23T12:27:08.323Z", "2019-07-23T12:27:08.327Z", "2019-07-23T12:27:08.331Z", "2019-07-23T12:27:08.334Z", "2019-07-23T12:27:08.339Z", "2019-07-23T12:27:08.342Z", "2019-07-23T12:27:08.346Z", "2019-07-23T12:27:08.350Z", "2019-07-23T12:27:08.354Z", "2019-07-23T12:27:08.359Z", "2019-07-23T12:27:08.362Z", "2019-07-23T12:27:08.366Z", "2019-07-23T12:27:08.370Z", "2019-07-23T12:27:08.375Z", "2019-07-23T12:27:08.379Z", "2019-07-23T12:27:08.382Z", "2019-07-23T12:27:08.387Z", "2019-07-23T12:27:08.391Z", "2019-07-23T12:27:08.395Z", "2019-07-23T12:27:08.399Z", "2019-07-23T12:27:08.402Z", "2019-07-23T12:27:08.406Z", "2019-07-23T12:27:08.410Z", "2019-07-23T12:27:08.415Z", "2019-07-23T12:27:08.418Z", "2019-07-23T12:27:08.422Z"]</text:p>
          </table:table-cell>
        </table:table-row>
        <table:table-row table:style-name="ro1">
          <table:table-cell/>
          <table:table-cell office:value-type="string" calcext:value-type="string">
            <text:p>Dashboard.vue:219 tumpukan yang belum diterima : 39</text:p>
          </table:table-cell>
          <table:table-cell office:value-type="string" calcext:value-type="string">
            <text:p>Dashboard.vue:211 10957</text:p>
          </table:table-cell>
          <table:table-cell office:value-type="string" calcext:value-type="string">
            <text:p>Dashboard.vue:211 22099</text:p>
          </table:table-cell>
          <table:table-cell office:value-type="string" calcext:value-type="string">
            <text:p>Dashboard.vue:211 21040</text:p>
          </table:table-cell>
          <table:table-cell office:value-type="string" calcext:value-type="string">
            <text:p>Dashboard.vue:211 20156</text:p>
          </table:table-cell>
          <table:table-cell office:value-type="string" calcext:value-type="string">
            <text:p>Dashboard.vue:211 21351</text:p>
          </table:table-cell>
          <table:table-cell/>
          <table:table-cell office:value-type="string" calcext:value-type="string">
            <text:p>Dashboard.vue:211 846</text:p>
          </table:table-cell>
          <table:table-cell office:value-type="string" calcext:value-type="string">
            <text:p>Dashboard.vue:211 1149</text:p>
          </table:table-cell>
          <table:table-cell office:value-type="string" calcext:value-type="string">
            <text:p>Dashboard.vue:211 1104</text:p>
          </table:table-cell>
          <table:table-cell office:value-type="string" calcext:value-type="string">
            <text:p>Dashboard.vue:211 1363</text:p>
          </table:table-cell>
          <table:table-cell office:value-type="string" calcext:value-type="string">
            <text:p>Dashboard.vue:211 1686</text:p>
          </table:table-cell>
          <table:table-cell office:value-type="string" calcext:value-type="string">
            <text:p>Dashboard.vue:211 1093</text:p>
          </table:table-cell>
          <table:table-cell/>
          <table:table-cell office:value-type="string" calcext:value-type="string">
            <text:p>Dashboard.vue:211 36394</text:p>
          </table:table-cell>
          <table:table-cell office:value-type="string" calcext:value-type="string">
            <text:p>Dashboard.vue:211 42894</text:p>
          </table:table-cell>
          <table:table-cell office:value-type="string" calcext:value-type="string">
            <text:p>Dashboard.vue:211 56510</text:p>
          </table:table-cell>
          <table:table-cell office:value-type="string" calcext:value-type="string">
            <text:p>Dashboard.vue:211 50915</text:p>
          </table:table-cell>
          <table:table-cell office:value-type="string" calcext:value-type="string">
            <text:p>Dashboard.vue:211 52655</text:p>
          </table:table-cell>
          <table:table-cell office:value-type="string" calcext:value-type="string">
            <text:p>Dashboard.vue:211 57987</text:p>
          </table:table-cell>
          <table:table-cell/>
          <table:table-cell office:value-type="string" calcext:value-type="string">
            <text:p>Dashboard.vue:211 616</text:p>
          </table:table-cell>
          <table:table-cell office:value-type="string" calcext:value-type="string">
            <text:p>Dashboard.vue:211 911</text:p>
          </table:table-cell>
          <table:table-cell office:value-type="string" calcext:value-type="string">
            <text:p>Dashboard.vue:211 1553</text:p>
          </table:table-cell>
          <table:table-cell office:value-type="string" calcext:value-type="string">
            <text:p>Dashboard.vue:211 1122</text:p>
          </table:table-cell>
          <table:table-cell office:value-type="string" calcext:value-type="string">
            <text:p>Dashboard.vue:211 1043</text:p>
          </table:table-cell>
          <table:table-cell office:value-type="string" calcext:value-type="string">
            <text:p>Dashboard.vue:211 1460</text:p>
          </table:table-cell>
        </table:table-row>
        <table:table-row table:style-name="ro1">
          <table:table-cell/>
          <table:table-cell office:value-type="string" calcext:value-type="string">
            <text:p>Dashboard.vue:220 (39) ["2019-07-23T13:19:23.671Z", "2019-07-23T13:19:24.070Z", "2019-07-23T13:19:24.171Z", "2019-07-23T13:19:24.271Z", "2019-07-23T13:19:24.370Z", "2019-07-23T13:19:24.470Z", "2019-07-23T13:19:24.571Z", "2019-07-23T13:19:24.671Z", "2019-07-23T13:19:24.771Z", "2019-07-23T13:19:25.671Z", "2019-07-23T13:19:25.770Z", "2019-07-23T13:19:25.870Z", "2019-07-23T13:19:25.970Z", "2019-07-23T13:19:26.070Z", "2019-07-23T13:19:26.171Z", "2019-07-23T13:19:26.270Z", "2019-07-23T13:19:26.371Z", "2019-07-23T13:19:26.470Z", "2019-07-23T13:19:26.570Z", "2019-07-23T13:19:26.671Z", "2019-07-23T13:19:26.771Z", "2019-07-23T13:19:26.872Z", "2019-07-23T13:19:26.971Z", "2019-07-23T13:19:27.070Z", "2019-07-23T13:19:27.171Z", "2019-07-23T13:19:27.271Z", "2019-07-23T13:19:27.370Z", "2019-07-23T13:19:27.470Z", "2019-07-23T13:19:27.571Z", "2019-07-23T13:19:27.671Z", "2019-07-23T13:19:27.770Z", "2019-07-23T13:19:27.871Z", "2019-07-23T13:19:27.971Z", "2019-07-23T13:19:28.070Z", "2019-07-23T13:19:28.171Z", "2019-07-23T13:19:28.271Z", "2019-07-23T13:19:28.370Z", "2019-07-23T13:19:28.481Z", "2019-07-23T13:19:28.571Z"]</text:p>
          </table:table-cell>
          <table:table-cell office:value-type="string" calcext:value-type="string">
            <text:p>Dashboard.vue:212 2019-07-23T13:25:39.824Z</text:p>
          </table:table-cell>
          <table:table-cell office:value-type="string" calcext:value-type="string">
            <text:p>Dashboard.vue:212 2019-07-23T13:29:03.971Z</text:p>
          </table:table-cell>
          <table:table-cell office:value-type="string" calcext:value-type="string">
            <text:p>Dashboard.vue:212 2019-07-23T13:32:40.561Z</text:p>
          </table:table-cell>
          <table:table-cell office:value-type="string" calcext:value-type="string">
            <text:p>Dashboard.vue:212 2019-07-23T13:35:03.743Z</text:p>
          </table:table-cell>
          <table:table-cell office:value-type="string" calcext:value-type="string">
            <text:p>Dashboard.vue:212 2019-07-23T13:38:37.384Z</text:p>
          </table:table-cell>
          <table:table-cell/>
          <table:table-cell office:value-type="string" calcext:value-type="string">
            <text:p>Dashboard.vue:212 2019-07-23T13:42:20.163Z</text:p>
          </table:table-cell>
          <table:table-cell office:value-type="string" calcext:value-type="string">
            <text:p>Dashboard.vue:212 2019-07-23T13:43:07.794Z</text:p>
          </table:table-cell>
          <table:table-cell office:value-type="string" calcext:value-type="string">
            <text:p>Dashboard.vue:212 2019-07-23T13:43:53.854Z</text:p>
          </table:table-cell>
          <table:table-cell office:value-type="string" calcext:value-type="string">
            <text:p>Dashboard.vue:212 2019-07-23T13:44:45.951Z</text:p>
          </table:table-cell>
          <table:table-cell office:value-type="string" calcext:value-type="string">
            <text:p>Dashboard.vue:212 2019-07-23T13:45:33.243Z</text:p>
          </table:table-cell>
          <table:table-cell office:value-type="string" calcext:value-type="string">
            <text:p>Dashboard.vue:212 2019-07-23T13:46:20.465Z</text:p>
          </table:table-cell>
          <table:table-cell/>
          <table:table-cell office:value-type="string" calcext:value-type="string">
            <text:p>Dashboard.vue:212 2019-07-23T12:44:14.305Z</text:p>
          </table:table-cell>
          <table:table-cell office:value-type="string" calcext:value-type="string">
            <text:p>Dashboard.vue:212 2019-07-23T12:50:48.048Z</text:p>
          </table:table-cell>
          <table:table-cell office:value-type="string" calcext:value-type="string">
            <text:p>Dashboard.vue:212 2019-07-23T13:00:01.184Z</text:p>
          </table:table-cell>
          <table:table-cell office:value-type="string" calcext:value-type="string">
            <text:p>Dashboard.vue:212 2019-07-23T13:06:31.326Z</text:p>
          </table:table-cell>
          <table:table-cell office:value-type="string" calcext:value-type="string">
            <text:p>Dashboard.vue:212 2019-07-23T13:12:57.269Z</text:p>
          </table:table-cell>
          <table:table-cell office:value-type="string" calcext:value-type="string">
            <text:p>Dashboard.vue:212 2019-07-23T13:21:35.264Z</text:p>
          </table:table-cell>
          <table:table-cell/>
          <table:table-cell office:value-type="string" calcext:value-type="string">
            <text:p>Dashboard.vue:212 2019-07-23T12:20:19.453Z</text:p>
          </table:table-cell>
          <table:table-cell office:value-type="string" calcext:value-type="string">
            <text:p>Dashboard.vue:212 2019-07-23T12:24:12.316Z</text:p>
          </table:table-cell>
          <table:table-cell office:value-type="string" calcext:value-type="string">
            <text:p>Dashboard.vue:212 2019-07-23T12:25:07.141Z</text:p>
          </table:table-cell>
          <table:table-cell office:value-type="string" calcext:value-type="string">
            <text:p>Dashboard.vue:212 2019-07-23T12:25:58.422Z</text:p>
          </table:table-cell>
          <table:table-cell office:value-type="string" calcext:value-type="string">
            <text:p>Dashboard.vue:212 2019-07-23T12:26:34.241Z</text:p>
          </table:table-cell>
          <table:table-cell office:value-type="string" calcext:value-type="string">
            <text:p>Dashboard.vue:212 2019-07-23T12:27:08.267Z</text:p>
          </table:table-cell>
        </table:table-row>
        <table:table-row table:style-name="ro1">
          <table:table-cell/>
          <table:table-cell office:value-type="string" calcext:value-type="string">
            <text:p>Dashboard.vue:211 8937</text:p>
          </table:table-cell>
          <table:table-cell table:number-columns-repeated="5" office:value-type="string" calcext:value-type="string">
            <text:p>Dashboard.vue:219 tumpukan yang belum diterima : 39</text:p>
          </table:table-cell>
          <table:table-cell/>
          <table:table-cell office:value-type="string" calcext:value-type="string">
            <text:p>Dashboard.vue:211 759</text:p>
          </table:table-cell>
          <table:table-cell office:value-type="string" calcext:value-type="string">
            <text:p>Dashboard.vue:211 1100</text:p>
          </table:table-cell>
          <table:table-cell table:number-columns-repeated="4" office:value-type="string" calcext:value-type="string">
            <text:p>Dashboard.vue:219 tumpukan yang belum diterima : 39</text:p>
          </table:table-cell>
          <table:table-cell/>
          <table:table-cell table:number-columns-repeated="6" office:value-type="string" calcext:value-type="string">
            <text:p>Dashboard.vue:219 tumpukan yang belum diterima : 39</text:p>
          </table:table-cell>
          <table:table-cell/>
          <table:table-cell office:value-type="string" calcext:value-type="string">
            <text:p>Dashboard.vue:211 530</text:p>
          </table:table-cell>
          <table:table-cell office:value-type="string" calcext:value-type="string">
            <text:p>Dashboard.vue:211 868</text:p>
          </table:table-cell>
          <table:table-cell table:number-columns-repeated="4" office:value-type="string" calcext:value-type="string">
            <text:p>Dashboard.vue:219 tumpukan yang belum diterima : 39</text:p>
          </table:table-cell>
        </table:table-row>
        <table:table-row table:style-name="ro1">
          <table:table-cell/>
          <table:table-cell office:value-type="string" calcext:value-type="string">
            <text:p>Dashboard.vue:212 2019-07-23T13:19:24.070Z</text:p>
          </table:table-cell>
          <table:table-cell office:value-type="string" calcext:value-type="string">
            <text:p>Dashboard.vue:220 (39) ["2019-07-23T13:25:38.275Z", "2019-07-23T13:25:38.424Z", "2019-07-23T13:25:38.474Z", "2019-07-23T13:25:38.524Z", "2019-07-23T13:25:38.574Z", "2019-07-23T13:25:38.624Z", "2019-07-23T13:25:38.674Z", "2019-07-23T13:25:38.724Z", "2019-07-23T13:25:38.774Z", "2019-07-23T13:25:38.824Z", "2019-07-23T13:25:38.874Z", "2019-07-23T13:25:38.924Z", "2019-07-23T13:25:38.975Z", "2019-07-23T13:25:39.024Z", "2019-07-23T13:25:39.074Z", "2019-07-23T13:25:39.124Z", "2019-07-23T13:25:39.173Z", "2019-07-23T13:25:39.224Z", "2019-07-23T13:25:39.274Z", "2019-07-23T13:25:39.324Z", "2019-07-23T13:25:39.375Z", "2019-07-23T13:25:39.874Z", "2019-07-23T13:25:39.924Z", "2019-07-23T13:25:39.975Z", "2019-07-23T13:25:40.024Z", "2019-07-23T13:25:40.073Z", "2019-07-23T13:25:40.124Z", "2019-07-23T13:25:40.174Z", "2019-07-23T13:25:40.224Z", "2019-07-23T13:25:40.274Z", "2019-07-23T13:25:40.325Z", "2019-07-23T13:25:40.375Z", "2019-07-23T13:25:40.424Z", "2019-07-23T13:25:40.475Z", "2019-07-23T13:25:40.524Z", "2019-07-23T13:25:40.574Z", "2019-07-23T13:25:40.624Z", "2019-07-23T13:25:40.674Z", "2019-07-23T13:25:40.724Z"]</text:p>
          </table:table-cell>
          <table:table-cell office:value-type="string" calcext:value-type="string">
            <text:p>Dashboard.vue:220 (39) ["2019-07-23T13:29:03.861Z", "2019-07-23T13:29:03.981Z", "2019-07-23T13:29:03.991Z", "2019-07-23T13:29:04.001Z", "2019-07-23T13:29:04.011Z", "2019-07-23T13:29:04.020Z", "2019-07-23T13:29:04.030Z", "2019-07-23T13:29:04.040Z", "2019-07-23T13:29:04.051Z", "2019-07-23T13:29:04.060Z", "2019-07-23T13:29:04.071Z", "2019-07-23T13:29:04.080Z", "2019-07-23T13:29:04.091Z", "2019-07-23T13:29:04.101Z", "2019-07-23T13:29:04.111Z", "2019-07-23T13:29:04.120Z", "2019-07-23T13:29:04.131Z", "2019-07-23T13:29:04.141Z", "2019-07-23T13:29:04.151Z", "2019-07-23T13:29:04.161Z", "2019-07-23T13:29:04.171Z", "2019-07-23T13:29:04.181Z", "2019-07-23T13:29:04.190Z", "2019-07-23T13:29:04.201Z", "2019-07-23T13:29:04.210Z", "2019-07-23T13:29:04.220Z", "2019-07-23T13:29:04.231Z", "2019-07-23T13:29:04.240Z", "2019-07-23T13:29:04.251Z", "2019-07-23T13:29:04.260Z", "2019-07-23T13:29:04.270Z", "2019-07-23T13:29:04.281Z", "2019-07-23T13:29:04.291Z", "2019-07-23T13:29:04.301Z", "2019-07-23T13:29:04.311Z", "2019-07-23T13:29:04.320Z", "2019-07-23T13:29:04.331Z", "2019-07-23T13:29:04.340Z", "2019-07-23T13:29:04.350Z"]</text:p>
          </table:table-cell>
          <table:table-cell office:value-type="string" calcext:value-type="string">
            <text:p>Dashboard.vue:220 (39) ["2019-07-23T13:32:40.507Z", "2019-07-23T13:32:40.566Z", "2019-07-23T13:32:40.571Z", "2019-07-23T13:32:40.576Z", "2019-07-23T13:32:40.581Z", "2019-07-23T13:32:40.585Z", "2019-07-23T13:32:40.591Z", "2019-07-23T13:32:40.596Z", "2019-07-23T13:32:40.600Z", "2019-07-23T13:32:40.606Z", "2019-07-23T13:32:40.611Z", "2019-07-23T13:32:40.615Z", "2019-07-23T13:32:40.620Z", "2019-07-23T13:32:40.625Z", "2019-07-23T13:32:40.631Z", "2019-07-23T13:32:40.636Z", "2019-07-23T13:32:40.641Z", "2019-07-23T13:32:40.646Z", "2019-07-23T13:32:40.651Z", "2019-07-23T13:32:40.656Z", "2019-07-23T13:32:40.661Z", "2019-07-23T13:32:40.665Z", "2019-07-23T13:32:40.671Z", "2019-07-23T13:32:40.676Z", "2019-07-23T13:32:40.681Z", "2019-07-23T13:32:40.686Z", "2019-07-23T13:32:40.690Z", "2019-07-23T13:32:40.700Z", "2019-07-23T13:32:40.703Z", "2019-07-23T13:32:40.707Z", "2019-07-23T13:32:40.711Z", "2019-07-23T13:32:40.716Z", "2019-07-23T13:32:40.722Z", "2019-07-23T13:32:40.726Z", "2019-07-23T13:32:40.730Z", "2019-07-23T13:32:40.736Z", "2019-07-23T13:32:40.741Z", "2019-07-23T13:32:40.745Z", "2019-07-23T13:32:40.750Z"]</text:p>
          </table:table-cell>
          <table:table-cell office:value-type="string" calcext:value-type="string">
            <text:p>Dashboard.vue:220 (39) ["2019-07-23T13:35:03.700Z", "2019-07-23T13:35:03.747Z", "2019-07-23T13:35:03.751Z", "2019-07-23T13:35:03.755Z", "2019-07-23T13:35:03.759Z", "2019-07-23T13:35:03.763Z", "2019-07-23T13:35:03.767Z", "2019-07-23T13:35:03.771Z", "2019-07-23T13:35:03.775Z", "2019-07-23T13:35:03.779Z", "2019-07-23T13:35:03.783Z", "2019-07-23T13:35:03.787Z", "2019-07-23T13:35:03.791Z", "2019-07-23T13:35:03.795Z", "2019-07-23T13:35:03.799Z", "2019-07-23T13:35:03.803Z", "2019-07-23T13:35:03.807Z", "2019-07-23T13:35:03.811Z", "2019-07-23T13:35:03.815Z", "2019-07-23T13:35:03.819Z", "2019-07-23T13:35:03.824Z", "2019-07-23T13:35:03.827Z", "2019-07-23T13:35:03.831Z", "2019-07-23T13:35:03.835Z", "2019-07-23T13:35:03.839Z", "2019-07-23T13:35:03.843Z", "2019-07-23T13:35:03.847Z", "2019-07-23T13:35:03.851Z", "2019-07-23T13:35:03.855Z", "2019-07-23T13:35:03.859Z", "2019-07-23T13:35:03.863Z", "2019-07-23T13:35:03.867Z", "2019-07-23T13:35:03.871Z", "2019-07-23T13:35:03.875Z", "2019-07-23T13:35:03.879Z", "2019-07-23T13:35:03.883Z", "2019-07-23T13:35:03.887Z", "2019-07-23T13:35:03.891Z", "2019-07-23T13:35:03.895Z"]</text:p>
          </table:table-cell>
          <table:table-cell office:value-type="string" calcext:value-type="string">
            <text:p>Dashboard.vue:220 (39) ["2019-07-23T13:38:37.339Z", "2019-07-23T13:38:37.388Z", "2019-07-23T13:38:37.392Z", "2019-07-23T13:38:37.396Z", "2019-07-23T13:38:37.400Z", "2019-07-23T13:38:37.405Z", "2019-07-23T13:38:37.408Z", "2019-07-23T13:38:37.412Z", "2019-07-23T13:38:37.419Z", "2019-07-23T13:38:37.421Z", "2019-07-23T13:38:37.424Z", "2019-07-23T13:38:37.428Z", "2019-07-23T13:38:37.432Z", "2019-07-23T13:38:37.436Z", "2019-07-23T13:38:37.443Z", "2019-07-23T13:38:37.445Z", "2019-07-23T13:38:37.448Z", "2019-07-23T13:38:37.452Z", "2019-07-23T13:38:37.456Z", "2019-07-23T13:38:37.461Z", "2019-07-23T13:38:37.465Z", "2019-07-23T13:38:37.468Z", "2019-07-23T13:38:37.473Z", "2019-07-23T13:38:37.476Z", "2019-07-23T13:38:37.480Z", "2019-07-23T13:38:37.484Z", "2019-07-23T13:38:37.489Z", "2019-07-23T13:38:37.492Z", "2019-07-23T13:38:37.496Z", "2019-07-23T13:38:37.500Z", "2019-07-23T13:38:37.504Z", "2019-07-23T13:38:37.509Z", "2019-07-23T13:38:37.518Z", "2019-07-23T13:38:37.520Z", "2019-07-23T13:38:37.526Z", "2019-07-23T13:38:37.528Z", "2019-07-23T13:38:37.533Z", "2019-07-23T13:38:37.537Z", "2019-07-23T13:38:37.541Z"]</text:p>
          </table:table-cell>
          <table:table-cell/>
          <table:table-cell office:value-type="string" calcext:value-type="string">
            <text:p>Dashboard.vue:212 2019-07-23T13:42:20.262Z</text:p>
          </table:table-cell>
          <table:table-cell office:value-type="string" calcext:value-type="string">
            <text:p>Dashboard.vue:212 2019-07-23T13:43:07.851Z</text:p>
          </table:table-cell>
          <table:table-cell office:value-type="string" calcext:value-type="string">
            <text:p>Dashboard.vue:220 (39) ["2019-07-23T13:43:53.864Z", "2019-07-23T13:43:53.874Z", "2019-07-23T13:43:53.884Z", "2019-07-23T13:43:53.894Z", "2019-07-23T13:43:53.904Z", "2019-07-23T13:43:53.914Z", "2019-07-23T13:43:53.924Z", "2019-07-23T13:43:53.934Z", "2019-07-23T13:43:53.944Z", "2019-07-23T13:43:53.954Z", "2019-07-23T13:43:53.964Z", "2019-07-23T13:43:53.974Z", "2019-07-23T13:43:53.984Z", "2019-07-23T13:43:53.994Z", "2019-07-23T13:43:54.004Z", "2019-07-23T13:43:54.014Z", "2019-07-23T13:43:54.024Z", "2019-07-23T13:43:54.034Z", "2019-07-23T13:43:54.044Z", "2019-07-23T13:43:54.054Z", "2019-07-23T13:43:54.063Z", "2019-07-23T13:43:54.074Z", "2019-07-23T13:43:54.084Z", "2019-07-23T13:43:54.093Z", "2019-07-23T13:43:54.103Z", "2019-07-23T13:43:54.114Z", "2019-07-23T13:43:54.124Z", "2019-07-23T13:43:54.134Z", "2019-07-23T13:43:54.143Z", "2019-07-23T13:43:54.154Z", "2019-07-23T13:43:54.164Z", "2019-07-23T13:43:54.174Z", "2019-07-23T13:43:54.184Z", "2019-07-23T13:43:54.194Z", "2019-07-23T13:43:54.204Z", "2019-07-23T13:43:54.214Z", "2019-07-23T13:43:54.223Z", "2019-07-23T13:43:54.233Z", "2019-07-23T13:43:54.244Z"]</text:p>
          </table:table-cell>
          <table:table-cell office:value-type="string" calcext:value-type="string">
            <text:p>Dashboard.vue:220 (39) ["2019-07-23T13:44:45.957Z", "2019-07-23T13:44:45.961Z", "2019-07-23T13:44:45.966Z", "2019-07-23T13:44:45.972Z", "2019-07-23T13:44:45.977Z", "2019-07-23T13:44:45.982Z", "2019-07-23T13:44:45.987Z", "2019-07-23T13:44:45.992Z", "2019-07-23T13:44:45.996Z", "2019-07-23T13:44:46.001Z", "2019-07-23T13:44:46.007Z", "2019-07-23T13:44:46.012Z", "2019-07-23T13:44:46.017Z", "2019-07-23T13:44:46.021Z", "2019-07-23T13:44:46.026Z", "2019-07-23T13:44:46.032Z", "2019-07-23T13:44:46.037Z", "2019-07-23T13:44:46.042Z", "2019-07-23T13:44:46.047Z", "2019-07-23T13:44:46.052Z", "2019-07-23T13:44:46.057Z", "2019-07-23T13:44:46.062Z", "2019-07-23T13:44:46.067Z", "2019-07-23T13:44:46.071Z", "2019-07-23T13:44:46.076Z", "2019-07-23T13:44:46.082Z", "2019-07-23T13:44:46.087Z", "2019-07-23T13:44:46.092Z", "2019-07-23T13:44:46.096Z", "2019-07-23T13:44:46.102Z", "2019-07-23T13:44:46.107Z", "2019-07-23T13:44:46.111Z", "2019-07-23T13:44:46.116Z", "2019-07-23T13:44:46.122Z", "2019-07-23T13:44:46.126Z", "2019-07-23T13:44:46.132Z", "2019-07-23T13:44:46.136Z", "2019-07-23T13:44:46.143Z", "2019-07-23T13:44:46.147Z"]</text:p>
          </table:table-cell>
          <table:table-cell office:value-type="string" calcext:value-type="string">
            <text:p>Dashboard.vue:220 (39) ["2019-07-23T13:45:33.248Z", "2019-07-23T13:45:33.251Z", "2019-07-23T13:45:33.255Z", "2019-07-23T13:45:33.261Z", "2019-07-23T13:45:33.263Z", "2019-07-23T13:45:33.267Z", "2019-07-23T13:45:33.272Z", "2019-07-23T13:45:33.276Z", "2019-07-23T13:45:33.281Z", "2019-07-23T13:45:33.283Z", "2019-07-23T13:45:33.287Z", "2019-07-23T13:45:33.291Z", "2019-07-23T13:45:33.295Z", "2019-07-23T13:45:33.298Z", "2019-07-23T13:45:33.303Z", "2019-07-23T13:45:33.307Z", "2019-07-23T13:45:33.311Z", "2019-07-23T13:45:33.315Z", "2019-07-23T13:45:33.319Z", "2019-07-23T13:45:33.323Z", "2019-07-23T13:45:33.327Z", "2019-07-23T13:45:33.330Z", "2019-07-23T13:45:33.335Z", "2019-07-23T13:45:33.339Z", "2019-07-23T13:45:33.343Z", "2019-07-23T13:45:33.346Z", "2019-07-23T13:45:33.351Z", "2019-07-23T13:45:33.355Z", "2019-07-23T13:45:33.358Z", "2019-07-23T13:45:33.363Z", "2019-07-23T13:45:33.367Z", "2019-07-23T13:45:33.371Z", "2019-07-23T13:45:33.375Z", "2019-07-23T13:45:33.379Z", "2019-07-23T13:45:33.383Z", "2019-07-23T13:45:33.387Z", "2019-07-23T13:45:33.391Z", "2019-07-23T13:45:33.395Z", "2019-07-23T13:45:33.399Z"]</text:p>
          </table:table-cell>
          <table:table-cell office:value-type="string" calcext:value-type="string">
            <text:p>Dashboard.vue:220 (39) ["2019-07-23T13:46:20.468Z", "2019-07-23T13:46:20.472Z", "2019-07-23T13:46:20.476Z", "2019-07-23T13:46:20.480Z", "2019-07-23T13:46:20.484Z", "2019-07-23T13:46:20.487Z", "2019-07-23T13:46:20.491Z", "2019-07-23T13:46:20.496Z", "2019-07-23T13:46:20.500Z", "2019-07-23T13:46:20.504Z", "2019-07-23T13:46:20.508Z", "2019-07-23T13:46:20.512Z", "2019-07-23T13:46:20.516Z", "2019-07-23T13:46:20.520Z", "2019-07-23T13:46:20.524Z", "2019-07-23T13:46:20.528Z", "2019-07-23T13:46:20.532Z", "2019-07-23T13:46:20.535Z", "2019-07-23T13:46:20.539Z", "2019-07-23T13:46:20.544Z", "2019-07-23T13:46:20.548Z", "2019-07-23T13:46:20.551Z", "2019-07-23T13:46:20.556Z", "2019-07-23T13:46:20.559Z", "2019-07-23T13:46:20.564Z", "2019-07-23T13:46:20.568Z", "2019-07-23T13:46:20.573Z", "2019-07-23T13:46:20.576Z", "2019-07-23T13:46:20.580Z", "2019-07-23T13:46:20.584Z", "2019-07-23T13:46:20.587Z", "2019-07-23T13:46:20.591Z", "2019-07-23T13:46:20.596Z", "2019-07-23T13:46:20.599Z", "2019-07-23T13:46:20.604Z", "2019-07-23T13:46:20.608Z", "2019-07-23T13:46:20.613Z", "2019-07-23T13:46:20.616Z", "2019-07-23T13:46:20.622Z"]</text:p>
          </table:table-cell>
          <table:table-cell/>
          <table:table-cell office:value-type="string" calcext:value-type="string">
            <text:p>Dashboard.vue:220 (39) ["2019-07-23T12:44:11.405Z", "2019-07-23T12:44:11.505Z", "2019-07-23T12:44:11.705Z", "2019-07-23T12:44:11.805Z", "2019-07-23T12:44:11.906Z", "2019-07-23T12:44:12.005Z", "2019-07-23T12:44:12.105Z", "2019-07-23T12:44:12.205Z", "2019-07-23T12:44:12.305Z", "2019-07-23T12:44:12.405Z", "2019-07-23T12:44:12.505Z", "2019-07-23T12:44:12.605Z", "2019-07-23T12:44:12.705Z", "2019-07-23T12:44:12.805Z", "2019-07-23T12:44:12.905Z", "2019-07-23T12:44:13.005Z", "2019-07-23T12:44:13.105Z", "2019-07-23T12:44:13.205Z", "2019-07-23T12:44:13.305Z", "2019-07-23T12:44:14.405Z", "2019-07-23T12:44:14.505Z", "2019-07-23T12:44:14.605Z", "2019-07-23T12:44:14.705Z", "2019-07-23T12:44:14.805Z", "2019-07-23T12:44:14.905Z", "2019-07-23T12:44:15.005Z", "2019-07-23T12:44:15.105Z", "2019-07-23T12:44:15.205Z", "2019-07-23T12:44:15.305Z", "2019-07-23T12:44:15.405Z", "2019-07-23T12:44:15.505Z", "2019-07-23T12:44:15.605Z", "2019-07-23T12:44:15.705Z", "2019-07-23T12:44:15.805Z", "2019-07-23T12:44:15.904Z", "2019-07-23T12:44:16.005Z", "2019-07-23T12:44:16.105Z", "2019-07-23T12:44:16.205Z", "2019-07-23T12:44:16.305Z"]</text:p>
          </table:table-cell>
          <table:table-cell office:value-type="string" calcext:value-type="string">
            <text:p>Dashboard.vue:220 (39) ["2019-07-23T12:50:46.248Z", "2019-07-23T12:50:46.347Z", "2019-07-23T12:50:46.397Z", "2019-07-23T12:50:46.447Z", "2019-07-23T12:50:46.498Z", "2019-07-23T12:50:46.548Z", "2019-07-23T12:50:46.597Z", "2019-07-23T12:50:46.647Z", "2019-07-23T12:50:46.697Z", "2019-07-23T12:50:46.748Z", "2019-07-23T12:50:46.797Z", "2019-07-23T12:50:46.847Z", "2019-07-23T12:50:46.898Z", "2019-07-23T12:50:46.948Z", "2019-07-23T12:50:46.998Z", "2019-07-23T12:50:47.047Z", "2019-07-23T12:50:47.098Z", "2019-07-23T12:50:47.147Z", "2019-07-23T12:50:47.198Z", "2019-07-23T12:50:47.248Z", "2019-07-23T12:50:47.297Z", "2019-07-23T12:50:47.347Z", "2019-07-23T12:50:47.398Z", "2019-07-23T12:50:47.447Z", "2019-07-23T12:50:47.497Z", "2019-07-23T12:50:47.548Z", "2019-07-23T12:50:48.097Z", "2019-07-23T12:50:48.147Z", "2019-07-23T12:50:48.197Z", "2019-07-23T12:50:48.247Z", "2019-07-23T12:50:48.297Z", "2019-07-23T12:50:48.347Z", "2019-07-23T12:50:48.398Z", "2019-07-23T12:50:48.448Z", "2019-07-23T12:50:48.497Z", "2019-07-23T12:50:48.548Z", "2019-07-23T12:50:48.597Z", "2019-07-23T12:50:48.648Z", "2019-07-23T12:50:48.698Z"]</text:p>
          </table:table-cell>
          <table:table-cell office:value-type="string" calcext:value-type="string">
            <text:p>Dashboard.vue:220 (39) ["2019-07-23T13:00:01.075Z", "2019-07-23T13:00:01.084Z", "2019-07-23T13:00:01.205Z", "2019-07-23T13:00:01.214Z", "2019-07-23T13:00:01.224Z", "2019-07-23T13:00:01.234Z", "2019-07-23T13:00:01.244Z", "2019-07-23T13:00:01.255Z", "2019-07-23T13:00:01.265Z", "2019-07-23T13:00:01.274Z", "2019-07-23T13:00:01.284Z", "2019-07-23T13:00:01.294Z", "2019-07-23T13:00:01.304Z", "2019-07-23T13:00:01.314Z", "2019-07-23T13:00:01.324Z", "2019-07-23T13:00:01.334Z", "2019-07-23T13:00:01.344Z", "2019-07-23T13:00:01.355Z", "2019-07-23T13:00:01.364Z", "2019-07-23T13:00:01.375Z", "2019-07-23T13:00:01.384Z", "2019-07-23T13:00:01.394Z", "2019-07-23T13:00:01.404Z", "2019-07-23T13:00:01.414Z", "2019-07-23T13:00:01.425Z", "2019-07-23T13:00:01.435Z", "2019-07-23T13:00:01.444Z", "2019-07-23T13:00:01.454Z", "2019-07-23T13:00:01.464Z", "2019-07-23T13:00:01.474Z", "2019-07-23T13:00:01.484Z", "2019-07-23T13:00:01.495Z", "2019-07-23T13:00:01.504Z", "2019-07-23T13:00:01.514Z", "2019-07-23T13:00:01.524Z", "2019-07-23T13:00:01.535Z", "2019-07-23T13:00:01.544Z", "2019-07-23T13:00:01.554Z", "2019-07-23T13:00:01.565Z"]</text:p>
          </table:table-cell>
          <table:table-cell office:value-type="string" calcext:value-type="string">
            <text:p>Dashboard.vue:220 (39) ["2019-07-23T13:06:31.270Z", "2019-07-23T13:06:31.329Z", "2019-07-23T13:06:31.334Z", "2019-07-23T13:06:31.339Z", "2019-07-23T13:06:31.344Z", "2019-07-23T13:06:31.350Z", "2019-07-23T13:06:31.354Z", "2019-07-23T13:06:31.359Z", "2019-07-23T13:06:31.364Z", "2019-07-23T13:06:31.370Z", "2019-07-23T13:06:31.374Z", "2019-07-23T13:06:31.379Z", "2019-07-23T13:06:31.384Z", "2019-07-23T13:06:31.389Z", "2019-07-23T13:06:31.395Z", "2019-07-23T13:06:31.399Z", "2019-07-23T13:06:31.404Z", "2019-07-23T13:06:31.409Z", "2019-07-23T13:06:31.413Z", "2019-07-23T13:06:31.418Z", "2019-07-23T13:06:31.424Z", "2019-07-23T13:06:31.429Z", "2019-07-23T13:06:31.434Z", "2019-07-23T13:06:31.444Z", "2019-07-23T13:06:31.445Z", "2019-07-23T13:06:31.450Z", "2019-07-23T13:06:31.456Z", "2019-07-23T13:06:31.460Z", "2019-07-23T13:06:31.464Z", "2019-07-23T13:06:31.469Z", "2019-07-23T13:06:31.474Z", "2019-07-23T13:06:31.479Z", "2019-07-23T13:06:31.484Z", "2019-07-23T13:06:31.489Z", "2019-07-23T13:06:31.494Z", "2019-07-23T13:06:31.499Z", "2019-07-23T13:06:31.504Z", "2019-07-23T13:06:31.510Z", "2019-07-23T13:06:31.514Z"]</text:p>
          </table:table-cell>
          <table:table-cell office:value-type="string" calcext:value-type="string">
            <text:p>Dashboard.vue:220 (39) ["2019-07-23T13:12:57.222Z", "2019-07-23T13:12:57.274Z", "2019-07-23T13:12:57.278Z", "2019-07-23T13:12:57.282Z", "2019-07-23T13:12:57.288Z", "2019-07-23T13:12:57.290Z", "2019-07-23T13:12:57.294Z", "2019-07-23T13:12:57.298Z", "2019-07-23T13:12:57.302Z", "2019-07-23T13:12:57.306Z", "2019-07-23T13:12:57.311Z", "2019-07-23T13:12:57.316Z", "2019-07-23T13:12:57.320Z", "2019-07-23T13:12:57.324Z", "2019-07-23T13:12:57.328Z", "2019-07-23T13:12:57.332Z", "2019-07-23T13:12:57.334Z", "2019-07-23T13:12:57.338Z", "2019-07-23T13:12:57.343Z", "2019-07-23T13:12:57.346Z", "2019-07-23T13:12:57.350Z", "2019-07-23T13:12:57.355Z", "2019-07-23T13:12:57.358Z", "2019-07-23T13:12:57.364Z", "2019-07-23T13:12:57.366Z", "2019-07-23T13:12:57.370Z", "2019-07-23T13:12:57.374Z", "2019-07-23T13:12:57.379Z", "2019-07-23T13:12:57.381Z", "2019-07-23T13:12:57.386Z", "2019-07-23T13:12:57.390Z", "2019-07-23T13:12:57.393Z", "2019-07-23T13:12:57.399Z", "2019-07-23T13:12:57.402Z", "2019-07-23T13:12:57.407Z", "2019-07-23T13:12:57.409Z", "2019-07-23T13:12:57.420Z", "2019-07-23T13:12:57.426Z", "2019-07-23T13:12:57.430Z"]</text:p>
          </table:table-cell>
          <table:table-cell office:value-type="string" calcext:value-type="string">
            <text:p>Dashboard.vue:220 (39) ["2019-07-23T13:21:35.218Z", "2019-07-23T13:21:35.222Z", "2019-07-23T13:21:35.267Z", "2019-07-23T13:21:35.271Z", "2019-07-23T13:21:35.275Z", "2019-07-23T13:21:35.279Z", "2019-07-23T13:21:35.284Z", "2019-07-23T13:21:35.288Z", "2019-07-23T13:21:35.291Z", "2019-07-23T13:21:35.296Z", "2019-07-23T13:21:35.299Z", "2019-07-23T13:21:35.303Z", "2019-07-23T13:21:35.307Z", "2019-07-23T13:21:35.312Z", "2019-07-23T13:21:35.315Z", "2019-07-23T13:21:35.319Z", "2019-07-23T13:21:35.323Z", "2019-07-23T13:21:35.327Z", "2019-07-23T13:21:35.331Z", "2019-07-23T13:21:35.336Z", "2019-07-23T13:21:35.339Z", "2019-07-23T13:21:35.343Z", "2019-07-23T13:21:35.347Z", "2019-07-23T13:21:35.352Z", "2019-07-23T13:21:35.356Z", "2019-07-23T13:21:35.360Z", "2019-07-23T13:21:35.364Z", "2019-07-23T13:21:35.367Z", "2019-07-23T13:21:35.371Z", "2019-07-23T13:21:35.376Z", "2019-07-23T13:21:35.380Z", "2019-07-23T13:21:35.383Z", "2019-07-23T13:21:35.387Z", "2019-07-23T13:21:35.392Z", "2019-07-23T13:21:35.395Z", "2019-07-23T13:21:35.400Z", "2019-07-23T13:21:35.404Z", "2019-07-23T13:21:35.407Z", "2019-07-23T13:21:35.412Z"]</text:p>
          </table:table-cell>
          <table:table-cell/>
          <table:table-cell office:value-type="string" calcext:value-type="string">
            <text:p>Dashboard.vue:212 2019-07-23T12:20:19.553Z</text:p>
          </table:table-cell>
          <table:table-cell office:value-type="string" calcext:value-type="string">
            <text:p>Dashboard.vue:212 2019-07-23T12:24:12.365Z</text:p>
          </table:table-cell>
          <table:table-cell office:value-type="string" calcext:value-type="string">
            <text:p>Dashboard.vue:220 (39) ["2019-07-23T12:25:07.151Z", "2019-07-23T12:25:07.161Z", "2019-07-23T12:25:07.171Z", "2019-07-23T12:25:07.181Z", "2019-07-23T12:25:07.191Z", "2019-07-23T12:25:07.202Z", "2019-07-23T12:25:07.211Z", "2019-07-23T12:25:07.221Z", "2019-07-23T12:25:07.232Z", "2019-07-23T12:25:07.241Z", "2019-07-23T12:25:07.251Z", "2019-07-23T12:25:07.261Z", "2019-07-23T12:25:07.271Z", "2019-07-23T12:25:07.281Z", "2019-07-23T12:25:07.291Z", "2019-07-23T12:25:07.301Z", "2019-07-23T12:25:07.312Z", "2019-07-23T12:25:07.321Z", "2019-07-23T12:25:07.331Z", "2019-07-23T12:25:07.341Z", "2019-07-23T12:25:07.351Z", "2019-07-23T12:25:07.361Z", "2019-07-23T12:25:07.372Z", "2019-07-23T12:25:07.381Z", "2019-07-23T12:25:07.391Z", "2019-07-23T12:25:07.402Z", "2019-07-23T12:25:07.411Z", "2019-07-23T12:25:07.421Z", "2019-07-23T12:25:07.431Z", "2019-07-23T12:25:07.441Z", "2019-07-23T12:25:07.452Z", "2019-07-23T12:25:07.461Z", "2019-07-23T12:25:07.471Z", "2019-07-23T12:25:07.481Z", "2019-07-23T12:25:07.491Z", "2019-07-23T12:25:07.501Z", "2019-07-23T12:25:07.512Z", "2019-07-23T12:25:07.521Z", "2019-07-23T12:25:07.532Z"]</text:p>
          </table:table-cell>
          <table:table-cell office:value-type="string" calcext:value-type="string">
            <text:p>Dashboard.vue:220 (39) ["2019-07-23T12:25:58.427Z", "2019-07-23T12:25:58.433Z", "2019-07-23T12:25:58.437Z", "2019-07-23T12:25:58.442Z", "2019-07-23T12:25:58.447Z", "2019-07-23T12:25:58.453Z", "2019-07-23T12:25:58.458Z", "2019-07-23T12:25:58.462Z", "2019-07-23T12:25:58.468Z", "2019-07-23T12:25:58.472Z", "2019-07-23T12:25:58.478Z", "2019-07-23T12:25:58.482Z", "2019-07-23T12:25:58.487Z", "2019-07-23T12:25:58.492Z", "2019-07-23T12:25:58.498Z", "2019-07-23T12:25:58.502Z", "2019-07-23T12:25:58.507Z", "2019-07-23T12:25:58.513Z", "2019-07-23T12:25:58.517Z", "2019-07-23T12:25:58.523Z", "2019-07-23T12:25:58.527Z", "2019-07-23T12:25:58.532Z", "2019-07-23T12:25:58.537Z", "2019-07-23T12:25:58.543Z", "2019-07-23T12:25:58.548Z", "2019-07-23T12:25:58.552Z", "2019-07-23T12:25:58.557Z", "2019-07-23T12:25:58.562Z", "2019-07-23T12:25:58.567Z", "2019-07-23T12:25:58.572Z", "2019-07-23T12:25:58.577Z", "2019-07-23T12:25:58.582Z", "2019-07-23T12:25:58.588Z", "2019-07-23T12:25:58.592Z", "2019-07-23T12:25:58.597Z", "2019-07-23T12:25:58.602Z", "2019-07-23T12:25:58.608Z", "2019-07-23T12:25:58.613Z", "2019-07-23T12:25:58.618Z"]</text:p>
          </table:table-cell>
          <table:table-cell office:value-type="string" calcext:value-type="string">
            <text:p>Dashboard.vue:220 (39) ["2019-07-23T12:26:34.246Z", "2019-07-23T12:26:34.250Z", "2019-07-23T12:26:34.254Z", "2019-07-23T12:26:34.258Z", "2019-07-23T12:26:34.261Z", "2019-07-23T12:26:34.266Z", "2019-07-23T12:26:34.270Z", "2019-07-23T12:26:34.274Z", "2019-07-23T12:26:34.278Z", "2019-07-23T12:26:34.282Z", "2019-07-23T12:26:34.286Z", "2019-07-23T12:26:34.290Z", "2019-07-23T12:26:34.294Z", "2019-07-23T12:26:34.297Z", "2019-07-23T12:26:34.302Z", "2019-07-23T12:26:34.306Z", "2019-07-23T12:26:34.309Z", "2019-07-23T12:26:34.313Z", "2019-07-23T12:26:34.318Z", "2019-07-23T12:26:34.322Z", "2019-07-23T12:26:34.326Z", "2019-07-23T12:26:34.329Z", "2019-07-23T12:26:34.333Z", "2019-07-23T12:26:34.337Z", "2019-07-23T12:26:34.342Z", "2019-07-23T12:26:34.346Z", "2019-07-23T12:26:34.350Z", "2019-07-23T12:26:34.354Z", "2019-07-23T12:26:34.357Z", "2019-07-23T12:26:34.361Z", "2019-07-23T12:26:34.366Z", "2019-07-23T12:26:34.369Z", "2019-07-23T12:26:34.373Z", "2019-07-23T12:26:34.378Z", "2019-07-23T12:26:34.382Z", "2019-07-23T12:26:34.386Z", "2019-07-23T12:26:34.390Z", "2019-07-23T12:26:34.393Z", "2019-07-23T12:26:34.398Z"]</text:p>
          </table:table-cell>
          <table:table-cell office:value-type="string" calcext:value-type="string">
            <text:p>Dashboard.vue:220 (39) ["2019-07-23T12:27:08.271Z", "2019-07-23T12:27:08.275Z", "2019-07-23T12:27:08.278Z", "2019-07-23T12:27:08.282Z", "2019-07-23T12:27:08.286Z", "2019-07-23T12:27:08.290Z", "2019-07-23T12:27:08.295Z", "2019-07-23T12:27:08.299Z", "2019-07-23T12:27:08.303Z", "2019-07-23T12:27:08.306Z", "2019-07-23T12:27:08.310Z", "2019-07-23T12:27:08.314Z", "2019-07-23T12:27:08.318Z", "2019-07-23T12:27:08.323Z", "2019-07-23T12:27:08.327Z", "2019-07-23T12:27:08.331Z", "2019-07-23T12:27:08.334Z", "2019-07-23T12:27:08.339Z", "2019-07-23T12:27:08.342Z", "2019-07-23T12:27:08.346Z", "2019-07-23T12:27:08.350Z", "2019-07-23T12:27:08.354Z", "2019-07-23T12:27:08.359Z", "2019-07-23T12:27:08.362Z", "2019-07-23T12:27:08.366Z", "2019-07-23T12:27:08.370Z", "2019-07-23T12:27:08.375Z", "2019-07-23T12:27:08.379Z", "2019-07-23T12:27:08.382Z", "2019-07-23T12:27:08.387Z", "2019-07-23T12:27:08.391Z", "2019-07-23T12:27:08.395Z", "2019-07-23T12:27:08.399Z", "2019-07-23T12:27:08.402Z", "2019-07-23T12:27:08.406Z", "2019-07-23T12:27:08.410Z", "2019-07-23T12:27:08.415Z", "2019-07-23T12:27:08.418Z", "2019-07-23T12:27:08.422Z"]</text:p>
          </table:table-cell>
        </table:table-row>
        <table:table-row table:style-name="ro1">
          <table:table-cell/>
          <table:table-cell office:value-type="string" calcext:value-type="string">
            <text:p>Dashboard.vue:219 tumpukan yang belum diterima : 38</text:p>
          </table:table-cell>
          <table:table-cell office:value-type="string" calcext:value-type="string">
            <text:p>Dashboard.vue:211 10924</text:p>
          </table:table-cell>
          <table:table-cell office:value-type="string" calcext:value-type="string">
            <text:p>Dashboard.vue:211 22158</text:p>
          </table:table-cell>
          <table:table-cell office:value-type="string" calcext:value-type="string">
            <text:p>Dashboard.vue:211 22381</text:p>
          </table:table-cell>
          <table:table-cell office:value-type="string" calcext:value-type="string">
            <text:p>Dashboard.vue:211 21067</text:p>
          </table:table-cell>
          <table:table-cell office:value-type="string" calcext:value-type="string">
            <text:p>Dashboard.vue:211 21367</text:p>
          </table:table-cell>
          <table:table-cell/>
          <table:table-cell office:value-type="string" calcext:value-type="string">
            <text:p>Dashboard.vue:211 666</text:p>
          </table:table-cell>
          <table:table-cell office:value-type="string" calcext:value-type="string">
            <text:p>Dashboard.vue:211 1064</text:p>
          </table:table-cell>
          <table:table-cell office:value-type="string" calcext:value-type="string">
            <text:p>Dashboard.vue:211 1101</text:p>
          </table:table-cell>
          <table:table-cell office:value-type="string" calcext:value-type="string">
            <text:p>Dashboard.vue:211 1365</text:p>
          </table:table-cell>
          <table:table-cell office:value-type="string" calcext:value-type="string">
            <text:p>Dashboard.vue:211 1691</text:p>
          </table:table-cell>
          <table:table-cell office:value-type="string" calcext:value-type="string">
            <text:p>Dashboard.vue:211 1098</text:p>
          </table:table-cell>
          <table:table-cell/>
          <table:table-cell office:value-type="string" calcext:value-type="string">
            <text:p>Dashboard.vue:211 36308</text:p>
          </table:table-cell>
          <table:table-cell office:value-type="string" calcext:value-type="string">
            <text:p>Dashboard.vue:211 42816</text:p>
          </table:table-cell>
          <table:table-cell office:value-type="string" calcext:value-type="string">
            <text:p>Dashboard.vue:211 57177</text:p>
          </table:table-cell>
          <table:table-cell office:value-type="string" calcext:value-type="string">
            <text:p>Dashboard.vue:211 50929</text:p>
          </table:table-cell>
          <table:table-cell office:value-type="string" calcext:value-type="string">
            <text:p>Dashboard.vue:211 52666</text:p>
          </table:table-cell>
          <table:table-cell office:value-type="string" calcext:value-type="string">
            <text:p>Dashboard.vue:211 58349</text:p>
          </table:table-cell>
          <table:table-cell/>
          <table:table-cell office:value-type="string" calcext:value-type="string">
            <text:p>Dashboard.vue:211 640</text:p>
          </table:table-cell>
          <table:table-cell office:value-type="string" calcext:value-type="string">
            <text:p>Dashboard.vue:211 825</text:p>
          </table:table-cell>
          <table:table-cell office:value-type="string" calcext:value-type="string">
            <text:p>Dashboard.vue:211 1551</text:p>
          </table:table-cell>
          <table:table-cell office:value-type="string" calcext:value-type="string">
            <text:p>Dashboard.vue:211 1124</text:p>
          </table:table-cell>
          <table:table-cell office:value-type="string" calcext:value-type="string">
            <text:p>Dashboard.vue:211 1045</text:p>
          </table:table-cell>
          <table:table-cell office:value-type="string" calcext:value-type="string">
            <text:p>Dashboard.vue:211 1463</text:p>
          </table:table-cell>
        </table:table-row>
        <table:table-row table:style-name="ro1">
          <table:table-cell/>
          <table:table-cell office:value-type="string" calcext:value-type="string">
            <text:p>Dashboard.vue:220 (38) ["2019-07-23T13:19:23.671Z", "2019-07-23T13:19:24.171Z", "2019-07-23T13:19:24.271Z", "2019-07-23T13:19:24.370Z", "2019-07-23T13:19:24.470Z", "2019-07-23T13:19:24.571Z", "2019-07-23T13:19:24.671Z", "2019-07-23T13:19:24.771Z", "2019-07-23T13:19:25.671Z", "2019-07-23T13:19:25.770Z", "2019-07-23T13:19:25.870Z", "2019-07-23T13:19:25.970Z", "2019-07-23T13:19:26.070Z", "2019-07-23T13:19:26.171Z", "2019-07-23T13:19:26.270Z", "2019-07-23T13:19:26.371Z", "2019-07-23T13:19:26.470Z", "2019-07-23T13:19:26.570Z", "2019-07-23T13:19:26.671Z", "2019-07-23T13:19:26.771Z", "2019-07-23T13:19:26.872Z", "2019-07-23T13:19:26.971Z", "2019-07-23T13:19:27.070Z", "2019-07-23T13:19:27.171Z", "2019-07-23T13:19:27.271Z", "2019-07-23T13:19:27.370Z", "2019-07-23T13:19:27.470Z", "2019-07-23T13:19:27.571Z", "2019-07-23T13:19:27.671Z", "2019-07-23T13:19:27.770Z", "2019-07-23T13:19:27.871Z", "2019-07-23T13:19:27.971Z", "2019-07-23T13:19:28.070Z", "2019-07-23T13:19:28.171Z", "2019-07-23T13:19:28.271Z", "2019-07-23T13:19:28.370Z", "2019-07-23T13:19:28.481Z", "2019-07-23T13:19:28.571Z"]</text:p>
          </table:table-cell>
          <table:table-cell office:value-type="string" calcext:value-type="string">
            <text:p>Dashboard.vue:212 2019-07-23T13:25:39.874Z</text:p>
          </table:table-cell>
          <table:table-cell office:value-type="string" calcext:value-type="string">
            <text:p>Dashboard.vue:212 2019-07-23T13:29:03.981Z</text:p>
          </table:table-cell>
          <table:table-cell office:value-type="string" calcext:value-type="string">
            <text:p>Dashboard.vue:212 2019-07-23T13:32:40.566Z</text:p>
          </table:table-cell>
          <table:table-cell office:value-type="string" calcext:value-type="string">
            <text:p>Dashboard.vue:212 2019-07-23T13:35:03.751Z</text:p>
          </table:table-cell>
          <table:table-cell office:value-type="string" calcext:value-type="string">
            <text:p>Dashboard.vue:212 2019-07-23T13:38:37.388Z</text:p>
          </table:table-cell>
          <table:table-cell/>
          <table:table-cell office:value-type="string" calcext:value-type="string">
            <text:p>Dashboard.vue:212 2019-07-23T13:42:20.363Z</text:p>
          </table:table-cell>
          <table:table-cell office:value-type="string" calcext:value-type="string">
            <text:p>Dashboard.vue:212 2019-07-23T13:43:07.894Z</text:p>
          </table:table-cell>
          <table:table-cell office:value-type="string" calcext:value-type="string">
            <text:p>Dashboard.vue:212 2019-07-23T13:43:53.864Z</text:p>
          </table:table-cell>
          <table:table-cell office:value-type="string" calcext:value-type="string">
            <text:p>Dashboard.vue:212 2019-07-23T13:44:45.957Z</text:p>
          </table:table-cell>
          <table:table-cell office:value-type="string" calcext:value-type="string">
            <text:p>Dashboard.vue:212 2019-07-23T13:45:33.248Z</text:p>
          </table:table-cell>
          <table:table-cell office:value-type="string" calcext:value-type="string">
            <text:p>Dashboard.vue:212 2019-07-23T13:46:20.468Z</text:p>
          </table:table-cell>
          <table:table-cell/>
          <table:table-cell office:value-type="string" calcext:value-type="string">
            <text:p>Dashboard.vue:212 2019-07-23T12:44:14.405Z</text:p>
          </table:table-cell>
          <table:table-cell office:value-type="string" calcext:value-type="string">
            <text:p>Dashboard.vue:212 2019-07-23T12:50:48.147Z</text:p>
          </table:table-cell>
          <table:table-cell office:value-type="string" calcext:value-type="string">
            <text:p>Dashboard.vue:212 2019-07-23T13:00:01.205Z</text:p>
          </table:table-cell>
          <table:table-cell office:value-type="string" calcext:value-type="string">
            <text:p>Dashboard.vue:212 2019-07-23T13:06:31.329Z</text:p>
          </table:table-cell>
          <table:table-cell office:value-type="string" calcext:value-type="string">
            <text:p>Dashboard.vue:212 2019-07-23T13:12:57.274Z</text:p>
          </table:table-cell>
          <table:table-cell office:value-type="string" calcext:value-type="string">
            <text:p>Dashboard.vue:212 2019-07-23T13:21:35.267Z</text:p>
          </table:table-cell>
          <table:table-cell/>
          <table:table-cell office:value-type="string" calcext:value-type="string">
            <text:p>Dashboard.vue:212 2019-07-23T12:20:19.653Z</text:p>
          </table:table-cell>
          <table:table-cell office:value-type="string" calcext:value-type="string">
            <text:p>Dashboard.vue:212 2019-07-23T12:24:12.416Z</text:p>
          </table:table-cell>
          <table:table-cell office:value-type="string" calcext:value-type="string">
            <text:p>Dashboard.vue:212 2019-07-23T12:25:07.151Z</text:p>
          </table:table-cell>
          <table:table-cell office:value-type="string" calcext:value-type="string">
            <text:p>Dashboard.vue:212 2019-07-23T12:25:58.427Z</text:p>
          </table:table-cell>
          <table:table-cell office:value-type="string" calcext:value-type="string">
            <text:p>Dashboard.vue:212 2019-07-23T12:26:34.246Z</text:p>
          </table:table-cell>
          <table:table-cell office:value-type="string" calcext:value-type="string">
            <text:p>Dashboard.vue:212 2019-07-23T12:27:08.271Z</text:p>
          </table:table-cell>
        </table:table-row>
        <table:table-row table:style-name="ro1">
          <table:table-cell/>
          <table:table-cell office:value-type="string" calcext:value-type="string">
            <text:p>Dashboard.vue:211 7352</text:p>
          </table:table-cell>
          <table:table-cell table:number-columns-repeated="5" office:value-type="string" calcext:value-type="string">
            <text:p>Dashboard.vue:219 tumpukan yang belum diterima : 38</text:p>
          </table:table-cell>
          <table:table-cell/>
          <table:table-cell office:value-type="string" calcext:value-type="string">
            <text:p>Dashboard.vue:211 561</text:p>
          </table:table-cell>
          <table:table-cell office:value-type="string" calcext:value-type="string">
            <text:p>Dashboard.vue:211 1016</text:p>
          </table:table-cell>
          <table:table-cell table:number-columns-repeated="4" office:value-type="string" calcext:value-type="string">
            <text:p>Dashboard.vue:219 tumpukan yang belum diterima : 38</text:p>
          </table:table-cell>
          <table:table-cell/>
          <table:table-cell table:number-columns-repeated="6" office:value-type="string" calcext:value-type="string">
            <text:p>Dashboard.vue:219 tumpukan yang belum diterima : 38</text:p>
          </table:table-cell>
          <table:table-cell/>
          <table:table-cell office:value-type="string" calcext:value-type="string">
            <text:p>Dashboard.vue:211 548</text:p>
          </table:table-cell>
          <table:table-cell office:value-type="string" calcext:value-type="string">
            <text:p>Dashboard.vue:211 781</text:p>
          </table:table-cell>
          <table:table-cell table:number-columns-repeated="4" office:value-type="string" calcext:value-type="string">
            <text:p>Dashboard.vue:219 tumpukan yang belum diterima : 38</text:p>
          </table:table-cell>
        </table:table-row>
        <table:table-row table:style-name="ro1">
          <table:table-cell/>
          <table:table-cell office:value-type="string" calcext:value-type="string">
            <text:p>Dashboard.vue:212 2019-07-23T13:19:25.671Z</text:p>
          </table:table-cell>
          <table:table-cell office:value-type="string" calcext:value-type="string">
            <text:p>Dashboard.vue:220 (38) ["2019-07-23T13:25:38.275Z", "2019-07-23T13:25:38.424Z", "2019-07-23T13:25:38.474Z", "2019-07-23T13:25:38.524Z", "2019-07-23T13:25:38.574Z", "2019-07-23T13:25:38.624Z", "2019-07-23T13:25:38.674Z", "2019-07-23T13:25:38.724Z", "2019-07-23T13:25:38.774Z", "2019-07-23T13:25:38.824Z", "2019-07-23T13:25:38.874Z", "2019-07-23T13:25:38.924Z", "2019-07-23T13:25:38.975Z", "2019-07-23T13:25:39.024Z", "2019-07-23T13:25:39.074Z", "2019-07-23T13:25:39.124Z", "2019-07-23T13:25:39.173Z", "2019-07-23T13:25:39.224Z", "2019-07-23T13:25:39.274Z", "2019-07-23T13:25:39.324Z", "2019-07-23T13:25:39.375Z", "2019-07-23T13:25:39.924Z", "2019-07-23T13:25:39.975Z", "2019-07-23T13:25:40.024Z", "2019-07-23T13:25:40.073Z", "2019-07-23T13:25:40.124Z", "2019-07-23T13:25:40.174Z", "2019-07-23T13:25:40.224Z", "2019-07-23T13:25:40.274Z", "2019-07-23T13:25:40.325Z", "2019-07-23T13:25:40.375Z", "2019-07-23T13:25:40.424Z", "2019-07-23T13:25:40.475Z", "2019-07-23T13:25:40.524Z", "2019-07-23T13:25:40.574Z", "2019-07-23T13:25:40.624Z", "2019-07-23T13:25:40.674Z", "2019-07-23T13:25:40.724Z"]</text:p>
          </table:table-cell>
          <table:table-cell office:value-type="string" calcext:value-type="string">
            <text:p>Dashboard.vue:220 (38) ["2019-07-23T13:29:03.861Z", "2019-07-23T13:29:03.991Z", "2019-07-23T13:29:04.001Z", "2019-07-23T13:29:04.011Z", "2019-07-23T13:29:04.020Z", "2019-07-23T13:29:04.030Z", "2019-07-23T13:29:04.040Z", "2019-07-23T13:29:04.051Z", "2019-07-23T13:29:04.060Z", "2019-07-23T13:29:04.071Z", "2019-07-23T13:29:04.080Z", "2019-07-23T13:29:04.091Z", "2019-07-23T13:29:04.101Z", "2019-07-23T13:29:04.111Z", "2019-07-23T13:29:04.120Z", "2019-07-23T13:29:04.131Z", "2019-07-23T13:29:04.141Z", "2019-07-23T13:29:04.151Z", "2019-07-23T13:29:04.161Z", "2019-07-23T13:29:04.171Z", "2019-07-23T13:29:04.181Z", "2019-07-23T13:29:04.190Z", "2019-07-23T13:29:04.201Z", "2019-07-23T13:29:04.210Z", "2019-07-23T13:29:04.220Z", "2019-07-23T13:29:04.231Z", "2019-07-23T13:29:04.240Z", "2019-07-23T13:29:04.251Z", "2019-07-23T13:29:04.260Z", "2019-07-23T13:29:04.270Z", "2019-07-23T13:29:04.281Z", "2019-07-23T13:29:04.291Z", "2019-07-23T13:29:04.301Z", "2019-07-23T13:29:04.311Z", "2019-07-23T13:29:04.320Z", "2019-07-23T13:29:04.331Z", "2019-07-23T13:29:04.340Z", "2019-07-23T13:29:04.350Z"]</text:p>
          </table:table-cell>
          <table:table-cell office:value-type="string" calcext:value-type="string">
            <text:p>Dashboard.vue:220 (38) ["2019-07-23T13:32:40.507Z", "2019-07-23T13:32:40.571Z", "2019-07-23T13:32:40.576Z", "2019-07-23T13:32:40.581Z", "2019-07-23T13:32:40.585Z", "2019-07-23T13:32:40.591Z", "2019-07-23T13:32:40.596Z", "2019-07-23T13:32:40.600Z", "2019-07-23T13:32:40.606Z", "2019-07-23T13:32:40.611Z", "2019-07-23T13:32:40.615Z", "2019-07-23T13:32:40.620Z", "2019-07-23T13:32:40.625Z", "2019-07-23T13:32:40.631Z", "2019-07-23T13:32:40.636Z", "2019-07-23T13:32:40.641Z", "2019-07-23T13:32:40.646Z", "2019-07-23T13:32:40.651Z", "2019-07-23T13:32:40.656Z", "2019-07-23T13:32:40.661Z", "2019-07-23T13:32:40.665Z", "2019-07-23T13:32:40.671Z", "2019-07-23T13:32:40.676Z", "2019-07-23T13:32:40.681Z", "2019-07-23T13:32:40.686Z", "2019-07-23T13:32:40.690Z", "2019-07-23T13:32:40.700Z", "2019-07-23T13:32:40.703Z", "2019-07-23T13:32:40.707Z", "2019-07-23T13:32:40.711Z", "2019-07-23T13:32:40.716Z", "2019-07-23T13:32:40.722Z", "2019-07-23T13:32:40.726Z", "2019-07-23T13:32:40.730Z", "2019-07-23T13:32:40.736Z", "2019-07-23T13:32:40.741Z", "2019-07-23T13:32:40.745Z", "2019-07-23T13:32:40.750Z"]</text:p>
          </table:table-cell>
          <table:table-cell office:value-type="string" calcext:value-type="string">
            <text:p>Dashboard.vue:220 (38) ["2019-07-23T13:35:03.700Z", "2019-07-23T13:35:03.747Z", "2019-07-23T13:35:03.755Z", "2019-07-23T13:35:03.759Z", "2019-07-23T13:35:03.763Z", "2019-07-23T13:35:03.767Z", "2019-07-23T13:35:03.771Z", "2019-07-23T13:35:03.775Z", "2019-07-23T13:35:03.779Z", "2019-07-23T13:35:03.783Z", "2019-07-23T13:35:03.787Z", "2019-07-23T13:35:03.791Z", "2019-07-23T13:35:03.795Z", "2019-07-23T13:35:03.799Z", "2019-07-23T13:35:03.803Z", "2019-07-23T13:35:03.807Z", "2019-07-23T13:35:03.811Z", "2019-07-23T13:35:03.815Z", "2019-07-23T13:35:03.819Z", "2019-07-23T13:35:03.824Z", "2019-07-23T13:35:03.827Z", "2019-07-23T13:35:03.831Z", "2019-07-23T13:35:03.835Z", "2019-07-23T13:35:03.839Z", "2019-07-23T13:35:03.843Z", "2019-07-23T13:35:03.847Z", "2019-07-23T13:35:03.851Z", "2019-07-23T13:35:03.855Z", "2019-07-23T13:35:03.859Z", "2019-07-23T13:35:03.863Z", "2019-07-23T13:35:03.867Z", "2019-07-23T13:35:03.871Z", "2019-07-23T13:35:03.875Z", "2019-07-23T13:35:03.879Z", "2019-07-23T13:35:03.883Z", "2019-07-23T13:35:03.887Z", "2019-07-23T13:35:03.891Z", "2019-07-23T13:35:03.895Z"]</text:p>
          </table:table-cell>
          <table:table-cell office:value-type="string" calcext:value-type="string">
            <text:p>Dashboard.vue:220 (38) ["2019-07-23T13:38:37.339Z", "2019-07-23T13:38:37.392Z", "2019-07-23T13:38:37.396Z", "2019-07-23T13:38:37.400Z", "2019-07-23T13:38:37.405Z", "2019-07-23T13:38:37.408Z", "2019-07-23T13:38:37.412Z", "2019-07-23T13:38:37.419Z", "2019-07-23T13:38:37.421Z", "2019-07-23T13:38:37.424Z", "2019-07-23T13:38:37.428Z", "2019-07-23T13:38:37.432Z", "2019-07-23T13:38:37.436Z", "2019-07-23T13:38:37.443Z", "2019-07-23T13:38:37.445Z", "2019-07-23T13:38:37.448Z", "2019-07-23T13:38:37.452Z", "2019-07-23T13:38:37.456Z", "2019-07-23T13:38:37.461Z", "2019-07-23T13:38:37.465Z", "2019-07-23T13:38:37.468Z", "2019-07-23T13:38:37.473Z", "2019-07-23T13:38:37.476Z", "2019-07-23T13:38:37.480Z", "2019-07-23T13:38:37.484Z", "2019-07-23T13:38:37.489Z", "2019-07-23T13:38:37.492Z", "2019-07-23T13:38:37.496Z", "2019-07-23T13:38:37.500Z", "2019-07-23T13:38:37.504Z", "2019-07-23T13:38:37.509Z", "2019-07-23T13:38:37.518Z", "2019-07-23T13:38:37.520Z", "2019-07-23T13:38:37.526Z", "2019-07-23T13:38:37.528Z", "2019-07-23T13:38:37.533Z", "2019-07-23T13:38:37.537Z", "2019-07-23T13:38:37.541Z"]</text:p>
          </table:table-cell>
          <table:table-cell/>
          <table:table-cell office:value-type="string" calcext:value-type="string">
            <text:p>Dashboard.vue:212 2019-07-23T13:42:20.483Z</text:p>
          </table:table-cell>
          <table:table-cell office:value-type="string" calcext:value-type="string">
            <text:p>Dashboard.vue:212 2019-07-23T13:43:07.947Z</text:p>
          </table:table-cell>
          <table:table-cell office:value-type="string" calcext:value-type="string">
            <text:p>Dashboard.vue:220 (38) ["2019-07-23T13:43:53.874Z", "2019-07-23T13:43:53.884Z", "2019-07-23T13:43:53.894Z", "2019-07-23T13:43:53.904Z", "2019-07-23T13:43:53.914Z", "2019-07-23T13:43:53.924Z", "2019-07-23T13:43:53.934Z", "2019-07-23T13:43:53.944Z", "2019-07-23T13:43:53.954Z", "2019-07-23T13:43:53.964Z", "2019-07-23T13:43:53.974Z", "2019-07-23T13:43:53.984Z", "2019-07-23T13:43:53.994Z", "2019-07-23T13:43:54.004Z", "2019-07-23T13:43:54.014Z", "2019-07-23T13:43:54.024Z", "2019-07-23T13:43:54.034Z", "2019-07-23T13:43:54.044Z", "2019-07-23T13:43:54.054Z", "2019-07-23T13:43:54.063Z", "2019-07-23T13:43:54.074Z", "2019-07-23T13:43:54.084Z", "2019-07-23T13:43:54.093Z", "2019-07-23T13:43:54.103Z", "2019-07-23T13:43:54.114Z", "2019-07-23T13:43:54.124Z", "2019-07-23T13:43:54.134Z", "2019-07-23T13:43:54.143Z", "2019-07-23T13:43:54.154Z", "2019-07-23T13:43:54.164Z", "2019-07-23T13:43:54.174Z", "2019-07-23T13:43:54.184Z", "2019-07-23T13:43:54.194Z", "2019-07-23T13:43:54.204Z", "2019-07-23T13:43:54.214Z", "2019-07-23T13:43:54.223Z", "2019-07-23T13:43:54.233Z", "2019-07-23T13:43:54.244Z"]</text:p>
          </table:table-cell>
          <table:table-cell office:value-type="string" calcext:value-type="string">
            <text:p>Dashboard.vue:220 (38) ["2019-07-23T13:44:45.961Z", "2019-07-23T13:44:45.966Z", "2019-07-23T13:44:45.972Z", "2019-07-23T13:44:45.977Z", "2019-07-23T13:44:45.982Z", "2019-07-23T13:44:45.987Z", "2019-07-23T13:44:45.992Z", "2019-07-23T13:44:45.996Z", "2019-07-23T13:44:46.001Z", "2019-07-23T13:44:46.007Z", "2019-07-23T13:44:46.012Z", "2019-07-23T13:44:46.017Z", "2019-07-23T13:44:46.021Z", "2019-07-23T13:44:46.026Z", "2019-07-23T13:44:46.032Z", "2019-07-23T13:44:46.037Z", "2019-07-23T13:44:46.042Z", "2019-07-23T13:44:46.047Z", "2019-07-23T13:44:46.052Z", "2019-07-23T13:44:46.057Z", "2019-07-23T13:44:46.062Z", "2019-07-23T13:44:46.067Z", "2019-07-23T13:44:46.071Z", "2019-07-23T13:44:46.076Z", "2019-07-23T13:44:46.082Z", "2019-07-23T13:44:46.087Z", "2019-07-23T13:44:46.092Z", "2019-07-23T13:44:46.096Z", "2019-07-23T13:44:46.102Z", "2019-07-23T13:44:46.107Z", "2019-07-23T13:44:46.111Z", "2019-07-23T13:44:46.116Z", "2019-07-23T13:44:46.122Z", "2019-07-23T13:44:46.126Z", "2019-07-23T13:44:46.132Z", "2019-07-23T13:44:46.136Z", "2019-07-23T13:44:46.143Z", "2019-07-23T13:44:46.147Z"]</text:p>
          </table:table-cell>
          <table:table-cell office:value-type="string" calcext:value-type="string">
            <text:p>Dashboard.vue:220 (38) ["2019-07-23T13:45:33.251Z", "2019-07-23T13:45:33.255Z", "2019-07-23T13:45:33.261Z", "2019-07-23T13:45:33.263Z", "2019-07-23T13:45:33.267Z", "2019-07-23T13:45:33.272Z", "2019-07-23T13:45:33.276Z", "2019-07-23T13:45:33.281Z", "2019-07-23T13:45:33.283Z", "2019-07-23T13:45:33.287Z", "2019-07-23T13:45:33.291Z", "2019-07-23T13:45:33.295Z", "2019-07-23T13:45:33.298Z", "2019-07-23T13:45:33.303Z", "2019-07-23T13:45:33.307Z", "2019-07-23T13:45:33.311Z", "2019-07-23T13:45:33.315Z", "2019-07-23T13:45:33.319Z", "2019-07-23T13:45:33.323Z", "2019-07-23T13:45:33.327Z", "2019-07-23T13:45:33.330Z", "2019-07-23T13:45:33.335Z", "2019-07-23T13:45:33.339Z", "2019-07-23T13:45:33.343Z", "2019-07-23T13:45:33.346Z", "2019-07-23T13:45:33.351Z", "2019-07-23T13:45:33.355Z", "2019-07-23T13:45:33.358Z", "2019-07-23T13:45:33.363Z", "2019-07-23T13:45:33.367Z", "2019-07-23T13:45:33.371Z", "2019-07-23T13:45:33.375Z", "2019-07-23T13:45:33.379Z", "2019-07-23T13:45:33.383Z", "2019-07-23T13:45:33.387Z", "2019-07-23T13:45:33.391Z", "2019-07-23T13:45:33.395Z", "2019-07-23T13:45:33.399Z"]</text:p>
          </table:table-cell>
          <table:table-cell office:value-type="string" calcext:value-type="string">
            <text:p>Dashboard.vue:220 (38) ["2019-07-23T13:46:20.472Z", "2019-07-23T13:46:20.476Z", "2019-07-23T13:46:20.480Z", "2019-07-23T13:46:20.484Z", "2019-07-23T13:46:20.487Z", "2019-07-23T13:46:20.491Z", "2019-07-23T13:46:20.496Z", "2019-07-23T13:46:20.500Z", "2019-07-23T13:46:20.504Z", "2019-07-23T13:46:20.508Z", "2019-07-23T13:46:20.512Z", "2019-07-23T13:46:20.516Z", "2019-07-23T13:46:20.520Z", "2019-07-23T13:46:20.524Z", "2019-07-23T13:46:20.528Z", "2019-07-23T13:46:20.532Z", "2019-07-23T13:46:20.535Z", "2019-07-23T13:46:20.539Z", "2019-07-23T13:46:20.544Z", "2019-07-23T13:46:20.548Z", "2019-07-23T13:46:20.551Z", "2019-07-23T13:46:20.556Z", "2019-07-23T13:46:20.559Z", "2019-07-23T13:46:20.564Z", "2019-07-23T13:46:20.568Z", "2019-07-23T13:46:20.573Z", "2019-07-23T13:46:20.576Z", "2019-07-23T13:46:20.580Z", "2019-07-23T13:46:20.584Z", "2019-07-23T13:46:20.587Z", "2019-07-23T13:46:20.591Z", "2019-07-23T13:46:20.596Z", "2019-07-23T13:46:20.599Z", "2019-07-23T13:46:20.604Z", "2019-07-23T13:46:20.608Z", "2019-07-23T13:46:20.613Z", "2019-07-23T13:46:20.616Z", "2019-07-23T13:46:20.622Z"]</text:p>
          </table:table-cell>
          <table:table-cell/>
          <table:table-cell office:value-type="string" calcext:value-type="string">
            <text:p>Dashboard.vue:220 (38) ["2019-07-23T12:44:11.405Z", "2019-07-23T12:44:11.505Z", "2019-07-23T12:44:11.705Z", "2019-07-23T12:44:11.805Z", "2019-07-23T12:44:11.906Z", "2019-07-23T12:44:12.005Z", "2019-07-23T12:44:12.105Z", "2019-07-23T12:44:12.205Z", "2019-07-23T12:44:12.305Z", "2019-07-23T12:44:12.405Z", "2019-07-23T12:44:12.505Z", "2019-07-23T12:44:12.605Z", "2019-07-23T12:44:12.705Z", "2019-07-23T12:44:12.805Z", "2019-07-23T12:44:12.905Z", "2019-07-23T12:44:13.005Z", "2019-07-23T12:44:13.105Z", "2019-07-23T12:44:13.205Z", "2019-07-23T12:44:13.305Z", "2019-07-23T12:44:14.505Z", "2019-07-23T12:44:14.605Z", "2019-07-23T12:44:14.705Z", "2019-07-23T12:44:14.805Z", "2019-07-23T12:44:14.905Z", "2019-07-23T12:44:15.005Z", "2019-07-23T12:44:15.105Z", "2019-07-23T12:44:15.205Z", "2019-07-23T12:44:15.305Z", "2019-07-23T12:44:15.405Z", "2019-07-23T12:44:15.505Z", "2019-07-23T12:44:15.605Z", "2019-07-23T12:44:15.705Z", "2019-07-23T12:44:15.805Z", "2019-07-23T12:44:15.904Z", "2019-07-23T12:44:16.005Z", "2019-07-23T12:44:16.105Z", "2019-07-23T12:44:16.205Z", "2019-07-23T12:44:16.305Z"]</text:p>
          </table:table-cell>
          <table:table-cell office:value-type="string" calcext:value-type="string">
            <text:p>Dashboard.vue:220 (38) ["2019-07-23T12:50:46.248Z", "2019-07-23T12:50:46.347Z", "2019-07-23T12:50:46.397Z", "2019-07-23T12:50:46.447Z", "2019-07-23T12:50:46.498Z", "2019-07-23T12:50:46.548Z", "2019-07-23T12:50:46.597Z", "2019-07-23T12:50:46.647Z", "2019-07-23T12:50:46.697Z", "2019-07-23T12:50:46.748Z", "2019-07-23T12:50:46.797Z", "2019-07-23T12:50:46.847Z", "2019-07-23T12:50:46.898Z", "2019-07-23T12:50:46.948Z", "2019-07-23T12:50:46.998Z", "2019-07-23T12:50:47.047Z", "2019-07-23T12:50:47.098Z", "2019-07-23T12:50:47.147Z", "2019-07-23T12:50:47.198Z", "2019-07-23T12:50:47.248Z", "2019-07-23T12:50:47.297Z", "2019-07-23T12:50:47.347Z", "2019-07-23T12:50:47.398Z", "2019-07-23T12:50:47.447Z", "2019-07-23T12:50:47.497Z", "2019-07-23T12:50:47.548Z", "2019-07-23T12:50:48.097Z", "2019-07-23T12:50:48.197Z", "2019-07-23T12:50:48.247Z", "2019-07-23T12:50:48.297Z", "2019-07-23T12:50:48.347Z", "2019-07-23T12:50:48.398Z", "2019-07-23T12:50:48.448Z", "2019-07-23T12:50:48.497Z", "2019-07-23T12:50:48.548Z", "2019-07-23T12:50:48.597Z", "2019-07-23T12:50:48.648Z", "2019-07-23T12:50:48.698Z"]</text:p>
          </table:table-cell>
          <table:table-cell office:value-type="string" calcext:value-type="string">
            <text:p>Dashboard.vue:220 (38) ["2019-07-23T13:00:01.075Z", "2019-07-23T13:00:01.084Z", "2019-07-23T13:00:01.214Z", "2019-07-23T13:00:01.224Z", "2019-07-23T13:00:01.234Z", "2019-07-23T13:00:01.244Z", "2019-07-23T13:00:01.255Z", "2019-07-23T13:00:01.265Z", "2019-07-23T13:00:01.274Z", "2019-07-23T13:00:01.284Z", "2019-07-23T13:00:01.294Z", "2019-07-23T13:00:01.304Z", "2019-07-23T13:00:01.314Z", "2019-07-23T13:00:01.324Z", "2019-07-23T13:00:01.334Z", "2019-07-23T13:00:01.344Z", "2019-07-23T13:00:01.355Z", "2019-07-23T13:00:01.364Z", "2019-07-23T13:00:01.375Z", "2019-07-23T13:00:01.384Z", "2019-07-23T13:00:01.394Z", "2019-07-23T13:00:01.404Z", "2019-07-23T13:00:01.414Z", "2019-07-23T13:00:01.425Z", "2019-07-23T13:00:01.435Z", "2019-07-23T13:00:01.444Z", "2019-07-23T13:00:01.454Z", "2019-07-23T13:00:01.464Z", "2019-07-23T13:00:01.474Z", "2019-07-23T13:00:01.484Z", "2019-07-23T13:00:01.495Z", "2019-07-23T13:00:01.504Z", "2019-07-23T13:00:01.514Z", "2019-07-23T13:00:01.524Z", "2019-07-23T13:00:01.535Z", "2019-07-23T13:00:01.544Z", "2019-07-23T13:00:01.554Z", "2019-07-23T13:00:01.565Z"]</text:p>
          </table:table-cell>
          <table:table-cell office:value-type="string" calcext:value-type="string">
            <text:p>Dashboard.vue:220 (38) ["2019-07-23T13:06:31.270Z", "2019-07-23T13:06:31.334Z", "2019-07-23T13:06:31.339Z", "2019-07-23T13:06:31.344Z", "2019-07-23T13:06:31.350Z", "2019-07-23T13:06:31.354Z", "2019-07-23T13:06:31.359Z", "2019-07-23T13:06:31.364Z", "2019-07-23T13:06:31.370Z", "2019-07-23T13:06:31.374Z", "2019-07-23T13:06:31.379Z", "2019-07-23T13:06:31.384Z", "2019-07-23T13:06:31.389Z", "2019-07-23T13:06:31.395Z", "2019-07-23T13:06:31.399Z", "2019-07-23T13:06:31.404Z", "2019-07-23T13:06:31.409Z", "2019-07-23T13:06:31.413Z", "2019-07-23T13:06:31.418Z", "2019-07-23T13:06:31.424Z", "2019-07-23T13:06:31.429Z", "2019-07-23T13:06:31.434Z", "2019-07-23T13:06:31.444Z", "2019-07-23T13:06:31.445Z", "2019-07-23T13:06:31.450Z", "2019-07-23T13:06:31.456Z", "2019-07-23T13:06:31.460Z", "2019-07-23T13:06:31.464Z", "2019-07-23T13:06:31.469Z", "2019-07-23T13:06:31.474Z", "2019-07-23T13:06:31.479Z", "2019-07-23T13:06:31.484Z", "2019-07-23T13:06:31.489Z", "2019-07-23T13:06:31.494Z", "2019-07-23T13:06:31.499Z", "2019-07-23T13:06:31.504Z", "2019-07-23T13:06:31.510Z", "2019-07-23T13:06:31.514Z"]</text:p>
          </table:table-cell>
          <table:table-cell office:value-type="string" calcext:value-type="string">
            <text:p>Dashboard.vue:220 (38) ["2019-07-23T13:12:57.222Z", "2019-07-23T13:12:57.278Z", "2019-07-23T13:12:57.282Z", "2019-07-23T13:12:57.288Z", "2019-07-23T13:12:57.290Z", "2019-07-23T13:12:57.294Z", "2019-07-23T13:12:57.298Z", "2019-07-23T13:12:57.302Z", "2019-07-23T13:12:57.306Z", "2019-07-23T13:12:57.311Z", "2019-07-23T13:12:57.316Z", "2019-07-23T13:12:57.320Z", "2019-07-23T13:12:57.324Z", "2019-07-23T13:12:57.328Z", "2019-07-23T13:12:57.332Z", "2019-07-23T13:12:57.334Z", "2019-07-23T13:12:57.338Z", "2019-07-23T13:12:57.343Z", "2019-07-23T13:12:57.346Z", "2019-07-23T13:12:57.350Z", "2019-07-23T13:12:57.355Z", "2019-07-23T13:12:57.358Z", "2019-07-23T13:12:57.364Z", "2019-07-23T13:12:57.366Z", "2019-07-23T13:12:57.370Z", "2019-07-23T13:12:57.374Z", "2019-07-23T13:12:57.379Z", "2019-07-23T13:12:57.381Z", "2019-07-23T13:12:57.386Z", "2019-07-23T13:12:57.390Z", "2019-07-23T13:12:57.393Z", "2019-07-23T13:12:57.399Z", "2019-07-23T13:12:57.402Z", "2019-07-23T13:12:57.407Z", "2019-07-23T13:12:57.409Z", "2019-07-23T13:12:57.420Z", "2019-07-23T13:12:57.426Z", "2019-07-23T13:12:57.430Z"]</text:p>
          </table:table-cell>
          <table:table-cell office:value-type="string" calcext:value-type="string">
            <text:p>Dashboard.vue:220 (38) ["2019-07-23T13:21:35.218Z", "2019-07-23T13:21:35.222Z", "2019-07-23T13:21:35.271Z", "2019-07-23T13:21:35.275Z", "2019-07-23T13:21:35.279Z", "2019-07-23T13:21:35.284Z", "2019-07-23T13:21:35.288Z", "2019-07-23T13:21:35.291Z", "2019-07-23T13:21:35.296Z", "2019-07-23T13:21:35.299Z", "2019-07-23T13:21:35.303Z", "2019-07-23T13:21:35.307Z", "2019-07-23T13:21:35.312Z", "2019-07-23T13:21:35.315Z", "2019-07-23T13:21:35.319Z", "2019-07-23T13:21:35.323Z", "2019-07-23T13:21:35.327Z", "2019-07-23T13:21:35.331Z", "2019-07-23T13:21:35.336Z", "2019-07-23T13:21:35.339Z", "2019-07-23T13:21:35.343Z", "2019-07-23T13:21:35.347Z", "2019-07-23T13:21:35.352Z", "2019-07-23T13:21:35.356Z", "2019-07-23T13:21:35.360Z", "2019-07-23T13:21:35.364Z", "2019-07-23T13:21:35.367Z", "2019-07-23T13:21:35.371Z", "2019-07-23T13:21:35.376Z", "2019-07-23T13:21:35.380Z", "2019-07-23T13:21:35.383Z", "2019-07-23T13:21:35.387Z", "2019-07-23T13:21:35.392Z", "2019-07-23T13:21:35.395Z", "2019-07-23T13:21:35.400Z", "2019-07-23T13:21:35.404Z", "2019-07-23T13:21:35.407Z", "2019-07-23T13:21:35.412Z"]</text:p>
          </table:table-cell>
          <table:table-cell/>
          <table:table-cell office:value-type="string" calcext:value-type="string">
            <text:p>Dashboard.vue:212 2019-07-23T12:20:19.752Z</text:p>
          </table:table-cell>
          <table:table-cell office:value-type="string" calcext:value-type="string">
            <text:p>Dashboard.vue:212 2019-07-23T12:24:12.465Z</text:p>
          </table:table-cell>
          <table:table-cell office:value-type="string" calcext:value-type="string">
            <text:p>Dashboard.vue:220 (38) ["2019-07-23T12:25:07.161Z", "2019-07-23T12:25:07.171Z", "2019-07-23T12:25:07.181Z", "2019-07-23T12:25:07.191Z", "2019-07-23T12:25:07.202Z", "2019-07-23T12:25:07.211Z", "2019-07-23T12:25:07.221Z", "2019-07-23T12:25:07.232Z", "2019-07-23T12:25:07.241Z", "2019-07-23T12:25:07.251Z", "2019-07-23T12:25:07.261Z", "2019-07-23T12:25:07.271Z", "2019-07-23T12:25:07.281Z", "2019-07-23T12:25:07.291Z", "2019-07-23T12:25:07.301Z", "2019-07-23T12:25:07.312Z", "2019-07-23T12:25:07.321Z", "2019-07-23T12:25:07.331Z", "2019-07-23T12:25:07.341Z", "2019-07-23T12:25:07.351Z", "2019-07-23T12:25:07.361Z", "2019-07-23T12:25:07.372Z", "2019-07-23T12:25:07.381Z", "2019-07-23T12:25:07.391Z", "2019-07-23T12:25:07.402Z", "2019-07-23T12:25:07.411Z", "2019-07-23T12:25:07.421Z", "2019-07-23T12:25:07.431Z", "2019-07-23T12:25:07.441Z", "2019-07-23T12:25:07.452Z", "2019-07-23T12:25:07.461Z", "2019-07-23T12:25:07.471Z", "2019-07-23T12:25:07.481Z", "2019-07-23T12:25:07.491Z", "2019-07-23T12:25:07.501Z", "2019-07-23T12:25:07.512Z", "2019-07-23T12:25:07.521Z", "2019-07-23T12:25:07.532Z"]</text:p>
          </table:table-cell>
          <table:table-cell office:value-type="string" calcext:value-type="string">
            <text:p>Dashboard.vue:220 (38) ["2019-07-23T12:25:58.433Z", "2019-07-23T12:25:58.437Z", "2019-07-23T12:25:58.442Z", "2019-07-23T12:25:58.447Z", "2019-07-23T12:25:58.453Z", "2019-07-23T12:25:58.458Z", "2019-07-23T12:25:58.462Z", "2019-07-23T12:25:58.468Z", "2019-07-23T12:25:58.472Z", "2019-07-23T12:25:58.478Z", "2019-07-23T12:25:58.482Z", "2019-07-23T12:25:58.487Z", "2019-07-23T12:25:58.492Z", "2019-07-23T12:25:58.498Z", "2019-07-23T12:25:58.502Z", "2019-07-23T12:25:58.507Z", "2019-07-23T12:25:58.513Z", "2019-07-23T12:25:58.517Z", "2019-07-23T12:25:58.523Z", "2019-07-23T12:25:58.527Z", "2019-07-23T12:25:58.532Z", "2019-07-23T12:25:58.537Z", "2019-07-23T12:25:58.543Z", "2019-07-23T12:25:58.548Z", "2019-07-23T12:25:58.552Z", "2019-07-23T12:25:58.557Z", "2019-07-23T12:25:58.562Z", "2019-07-23T12:25:58.567Z", "2019-07-23T12:25:58.572Z", "2019-07-23T12:25:58.577Z", "2019-07-23T12:25:58.582Z", "2019-07-23T12:25:58.588Z", "2019-07-23T12:25:58.592Z", "2019-07-23T12:25:58.597Z", "2019-07-23T12:25:58.602Z", "2019-07-23T12:25:58.608Z", "2019-07-23T12:25:58.613Z", "2019-07-23T12:25:58.618Z"]</text:p>
          </table:table-cell>
          <table:table-cell office:value-type="string" calcext:value-type="string">
            <text:p>Dashboard.vue:220 (38) ["2019-07-23T12:26:34.250Z", "2019-07-23T12:26:34.254Z", "2019-07-23T12:26:34.258Z", "2019-07-23T12:26:34.261Z", "2019-07-23T12:26:34.266Z", "2019-07-23T12:26:34.270Z", "2019-07-23T12:26:34.274Z", "2019-07-23T12:26:34.278Z", "2019-07-23T12:26:34.282Z", "2019-07-23T12:26:34.286Z", "2019-07-23T12:26:34.290Z", "2019-07-23T12:26:34.294Z", "2019-07-23T12:26:34.297Z", "2019-07-23T12:26:34.302Z", "2019-07-23T12:26:34.306Z", "2019-07-23T12:26:34.309Z", "2019-07-23T12:26:34.313Z", "2019-07-23T12:26:34.318Z", "2019-07-23T12:26:34.322Z", "2019-07-23T12:26:34.326Z", "2019-07-23T12:26:34.329Z", "2019-07-23T12:26:34.333Z", "2019-07-23T12:26:34.337Z", "2019-07-23T12:26:34.342Z", "2019-07-23T12:26:34.346Z", "2019-07-23T12:26:34.350Z", "2019-07-23T12:26:34.354Z", "2019-07-23T12:26:34.357Z", "2019-07-23T12:26:34.361Z", "2019-07-23T12:26:34.366Z", "2019-07-23T12:26:34.369Z", "2019-07-23T12:26:34.373Z", "2019-07-23T12:26:34.378Z", "2019-07-23T12:26:34.382Z", "2019-07-23T12:26:34.386Z", "2019-07-23T12:26:34.390Z", "2019-07-23T12:26:34.393Z", "2019-07-23T12:26:34.398Z"]</text:p>
          </table:table-cell>
          <table:table-cell office:value-type="string" calcext:value-type="string">
            <text:p>Dashboard.vue:220 (38) ["2019-07-23T12:27:08.275Z", "2019-07-23T12:27:08.278Z", "2019-07-23T12:27:08.282Z", "2019-07-23T12:27:08.286Z", "2019-07-23T12:27:08.290Z", "2019-07-23T12:27:08.295Z", "2019-07-23T12:27:08.299Z", "2019-07-23T12:27:08.303Z", "2019-07-23T12:27:08.306Z", "2019-07-23T12:27:08.310Z", "2019-07-23T12:27:08.314Z", "2019-07-23T12:27:08.318Z", "2019-07-23T12:27:08.323Z", "2019-07-23T12:27:08.327Z", "2019-07-23T12:27:08.331Z", "2019-07-23T12:27:08.334Z", "2019-07-23T12:27:08.339Z", "2019-07-23T12:27:08.342Z", "2019-07-23T12:27:08.346Z", "2019-07-23T12:27:08.350Z", "2019-07-23T12:27:08.354Z", "2019-07-23T12:27:08.359Z", "2019-07-23T12:27:08.362Z", "2019-07-23T12:27:08.366Z", "2019-07-23T12:27:08.370Z", "2019-07-23T12:27:08.375Z", "2019-07-23T12:27:08.379Z", "2019-07-23T12:27:08.382Z", "2019-07-23T12:27:08.387Z", "2019-07-23T12:27:08.391Z", "2019-07-23T12:27:08.395Z", "2019-07-23T12:27:08.399Z", "2019-07-23T12:27:08.402Z", "2019-07-23T12:27:08.406Z", "2019-07-23T12:27:08.410Z", "2019-07-23T12:27:08.415Z", "2019-07-23T12:27:08.418Z", "2019-07-23T12:27:08.422Z"]</text:p>
          </table:table-cell>
        </table:table-row>
        <table:table-row table:style-name="ro1">
          <table:table-cell/>
          <table:table-cell office:value-type="string" calcext:value-type="string">
            <text:p>Dashboard.vue:219 tumpukan yang belum diterima : 37</text:p>
          </table:table-cell>
          <table:table-cell office:value-type="string" calcext:value-type="string">
            <text:p>Dashboard.vue:211 13036</text:p>
          </table:table-cell>
          <table:table-cell office:value-type="string" calcext:value-type="string">
            <text:p>Dashboard.vue:211 22683</text:p>
          </table:table-cell>
          <table:table-cell office:value-type="string" calcext:value-type="string">
            <text:p>Dashboard.vue:211 22400</text:p>
          </table:table-cell>
          <table:table-cell office:value-type="string" calcext:value-type="string">
            <text:p>Dashboard.vue:211 21093</text:p>
          </table:table-cell>
          <table:table-cell office:value-type="string" calcext:value-type="string">
            <text:p>Dashboard.vue:211 21959</text:p>
          </table:table-cell>
          <table:table-cell/>
          <table:table-cell office:value-type="string" calcext:value-type="string">
            <text:p>Dashboard.vue:211 687</text:p>
          </table:table-cell>
          <table:table-cell office:value-type="string" calcext:value-type="string">
            <text:p>Dashboard.vue:211 973</text:p>
          </table:table-cell>
          <table:table-cell office:value-type="string" calcext:value-type="string">
            <text:p>Dashboard.vue:211 1099</text:p>
          </table:table-cell>
          <table:table-cell office:value-type="string" calcext:value-type="string">
            <text:p>Dashboard.vue:211 1367</text:p>
          </table:table-cell>
          <table:table-cell office:value-type="string" calcext:value-type="string">
            <text:p>Dashboard.vue:211 1697</text:p>
          </table:table-cell>
          <table:table-cell office:value-type="string" calcext:value-type="string">
            <text:p>Dashboard.vue:211 1103</text:p>
          </table:table-cell>
          <table:table-cell/>
          <table:table-cell office:value-type="string" calcext:value-type="string">
            <text:p>Dashboard.vue:211 39024</text:p>
          </table:table-cell>
          <table:table-cell office:value-type="string" calcext:value-type="string">
            <text:p>Dashboard.vue:211 43089</text:p>
          </table:table-cell>
          <table:table-cell office:value-type="string" calcext:value-type="string">
            <text:p>Dashboard.vue:211 57190</text:p>
          </table:table-cell>
          <table:table-cell office:value-type="string" calcext:value-type="string">
            <text:p>Dashboard.vue:211 51967</text:p>
          </table:table-cell>
          <table:table-cell office:value-type="string" calcext:value-type="string">
            <text:p>Dashboard.vue:211 54294</text:p>
          </table:table-cell>
          <table:table-cell office:value-type="string" calcext:value-type="string">
            <text:p>Dashboard.vue:211 58605</text:p>
          </table:table-cell>
          <table:table-cell/>
          <table:table-cell office:value-type="string" calcext:value-type="string">
            <text:p>Dashboard.vue:211 517</text:p>
          </table:table-cell>
          <table:table-cell office:value-type="string" calcext:value-type="string">
            <text:p>Dashboard.vue:211 735</text:p>
          </table:table-cell>
          <table:table-cell office:value-type="string" calcext:value-type="string">
            <text:p>Dashboard.vue:211 1549</text:p>
          </table:table-cell>
          <table:table-cell office:value-type="string" calcext:value-type="string">
            <text:p>Dashboard.vue:211 1124</text:p>
          </table:table-cell>
          <table:table-cell office:value-type="string" calcext:value-type="string">
            <text:p>Dashboard.vue:211 1048</text:p>
          </table:table-cell>
          <table:table-cell office:value-type="string" calcext:value-type="string">
            <text:p>Dashboard.vue:211 1467</text:p>
          </table:table-cell>
        </table:table-row>
        <table:table-row table:style-name="ro1">
          <table:table-cell/>
          <table:table-cell office:value-type="string" calcext:value-type="string">
            <text:p>Dashboard.vue:220 (37) ["2019-07-23T13:19:23.671Z", "2019-07-23T13:19:24.171Z", "2019-07-23T13:19:24.271Z", "2019-07-23T13:19:24.370Z", "2019-07-23T13:19:24.470Z", "2019-07-23T13:19:24.571Z", "2019-07-23T13:19:24.671Z", "2019-07-23T13:19:24.771Z", "2019-07-23T13:19:25.770Z", "2019-07-23T13:19:25.870Z", "2019-07-23T13:19:25.970Z", "2019-07-23T13:19:26.070Z", "2019-07-23T13:19:26.171Z", "2019-07-23T13:19:26.270Z", "2019-07-23T13:19:26.371Z", "2019-07-23T13:19:26.470Z", "2019-07-23T13:19:26.570Z", "2019-07-23T13:19:26.671Z", "2019-07-23T13:19:26.771Z", "2019-07-23T13:19:26.872Z", "2019-07-23T13:19:26.971Z", "2019-07-23T13:19:27.070Z", "2019-07-23T13:19:27.171Z", "2019-07-23T13:19:27.271Z", "2019-07-23T13:19:27.370Z", "2019-07-23T13:19:27.470Z", "2019-07-23T13:19:27.571Z", "2019-07-23T13:19:27.671Z", "2019-07-23T13:19:27.770Z", "2019-07-23T13:19:27.871Z", "2019-07-23T13:19:27.971Z", "2019-07-23T13:19:28.070Z", "2019-07-23T13:19:28.171Z", "2019-07-23T13:19:28.271Z", "2019-07-23T13:19:28.370Z", "2019-07-23T13:19:28.481Z", "2019-07-23T13:19:28.571Z"]</text:p>
          </table:table-cell>
          <table:table-cell office:value-type="string" calcext:value-type="string">
            <text:p>Dashboard.vue:212 2019-07-23T13:25:38.424Z</text:p>
          </table:table-cell>
          <table:table-cell office:value-type="string" calcext:value-type="string">
            <text:p>Dashboard.vue:212 2019-07-23T13:29:03.991Z</text:p>
          </table:table-cell>
          <table:table-cell office:value-type="string" calcext:value-type="string">
            <text:p>Dashboard.vue:212 2019-07-23T13:32:40.571Z</text:p>
          </table:table-cell>
          <table:table-cell office:value-type="string" calcext:value-type="string">
            <text:p>Dashboard.vue:212 2019-07-23T13:35:03.747Z</text:p>
          </table:table-cell>
          <table:table-cell office:value-type="string" calcext:value-type="string">
            <text:p>Dashboard.vue:212 2019-07-23T13:38:37.392Z</text:p>
          </table:table-cell>
          <table:table-cell/>
          <table:table-cell office:value-type="string" calcext:value-type="string">
            <text:p>Dashboard.vue:212 2019-07-23T13:42:20.562Z</text:p>
          </table:table-cell>
          <table:table-cell office:value-type="string" calcext:value-type="string">
            <text:p>Dashboard.vue:212 2019-07-23T13:43:07.995Z</text:p>
          </table:table-cell>
          <table:table-cell office:value-type="string" calcext:value-type="string">
            <text:p>Dashboard.vue:212 2019-07-23T13:43:53.874Z</text:p>
          </table:table-cell>
          <table:table-cell office:value-type="string" calcext:value-type="string">
            <text:p>Dashboard.vue:212 2019-07-23T13:44:45.961Z</text:p>
          </table:table-cell>
          <table:table-cell office:value-type="string" calcext:value-type="string">
            <text:p>Dashboard.vue:212 2019-07-23T13:45:33.251Z</text:p>
          </table:table-cell>
          <table:table-cell office:value-type="string" calcext:value-type="string">
            <text:p>Dashboard.vue:212 2019-07-23T13:46:20.472Z</text:p>
          </table:table-cell>
          <table:table-cell/>
          <table:table-cell office:value-type="string" calcext:value-type="string">
            <text:p>Dashboard.vue:212 2019-07-23T12:44:11.705Z</text:p>
          </table:table-cell>
          <table:table-cell office:value-type="string" calcext:value-type="string">
            <text:p>Dashboard.vue:212 2019-07-23T12:50:48.097Z</text:p>
          </table:table-cell>
          <table:table-cell office:value-type="string" calcext:value-type="string">
            <text:p>Dashboard.vue:212 2019-07-23T13:00:01.214Z</text:p>
          </table:table-cell>
          <table:table-cell office:value-type="string" calcext:value-type="string">
            <text:p>Dashboard.vue:212 2019-07-23T13:06:31.339Z</text:p>
          </table:table-cell>
          <table:table-cell office:value-type="string" calcext:value-type="string">
            <text:p>Dashboard.vue:212 2019-07-23T13:12:57.278Z</text:p>
          </table:table-cell>
          <table:table-cell office:value-type="string" calcext:value-type="string">
            <text:p>Dashboard.vue:212 2019-07-23T13:21:35.271Z</text:p>
          </table:table-cell>
          <table:table-cell/>
          <table:table-cell office:value-type="string" calcext:value-type="string">
            <text:p>Dashboard.vue:212 2019-07-23T12:20:19.853Z</text:p>
          </table:table-cell>
          <table:table-cell office:value-type="string" calcext:value-type="string">
            <text:p>Dashboard.vue:212 2019-07-23T12:24:12.516Z</text:p>
          </table:table-cell>
          <table:table-cell office:value-type="string" calcext:value-type="string">
            <text:p>Dashboard.vue:212 2019-07-23T12:25:07.161Z</text:p>
          </table:table-cell>
          <table:table-cell office:value-type="string" calcext:value-type="string">
            <text:p>Dashboard.vue:212 2019-07-23T12:25:58.433Z</text:p>
          </table:table-cell>
          <table:table-cell office:value-type="string" calcext:value-type="string">
            <text:p>Dashboard.vue:212 2019-07-23T12:26:34.250Z</text:p>
          </table:table-cell>
          <table:table-cell office:value-type="string" calcext:value-type="string">
            <text:p>Dashboard.vue:212 2019-07-23T12:27:08.275Z</text:p>
          </table:table-cell>
        </table:table-row>
        <table:table-row table:style-name="ro1">
          <table:table-cell/>
          <table:table-cell office:value-type="string" calcext:value-type="string">
            <text:p>Dashboard.vue:211 7518</text:p>
          </table:table-cell>
          <table:table-cell table:number-columns-repeated="5" office:value-type="string" calcext:value-type="string">
            <text:p>Dashboard.vue:219 tumpukan yang belum diterima : 37</text:p>
          </table:table-cell>
          <table:table-cell/>
          <table:table-cell office:value-type="string" calcext:value-type="string">
            <text:p>Dashboard.vue:211 612</text:p>
          </table:table-cell>
          <table:table-cell office:value-type="string" calcext:value-type="string">
            <text:p>Dashboard.vue:211 992</text:p>
          </table:table-cell>
          <table:table-cell table:number-columns-repeated="4" office:value-type="string" calcext:value-type="string">
            <text:p>Dashboard.vue:219 tumpukan yang belum diterima : 37</text:p>
          </table:table-cell>
          <table:table-cell/>
          <table:table-cell table:number-columns-repeated="6" office:value-type="string" calcext:value-type="string">
            <text:p>Dashboard.vue:219 tumpukan yang belum diterima : 37</text:p>
          </table:table-cell>
          <table:table-cell/>
          <table:table-cell office:value-type="string" calcext:value-type="string">
            <text:p>Dashboard.vue:211 784</text:p>
          </table:table-cell>
          <table:table-cell office:value-type="string" calcext:value-type="string">
            <text:p>Dashboard.vue:211 865</text:p>
          </table:table-cell>
          <table:table-cell table:number-columns-repeated="4" office:value-type="string" calcext:value-type="string">
            <text:p>Dashboard.vue:219 tumpukan yang belum diterima : 37</text:p>
          </table:table-cell>
        </table:table-row>
        <table:table-row table:style-name="ro1">
          <table:table-cell/>
          <table:table-cell office:value-type="string" calcext:value-type="string">
            <text:p>Dashboard.vue:212 2019-07-23T13:19:25.870Z</text:p>
          </table:table-cell>
          <table:table-cell office:value-type="string" calcext:value-type="string">
            <text:p>Dashboard.vue:220 (37) ["2019-07-23T13:25:38.275Z", "2019-07-23T13:25:38.474Z", "2019-07-23T13:25:38.524Z", "2019-07-23T13:25:38.574Z", "2019-07-23T13:25:38.624Z", "2019-07-23T13:25:38.674Z", "2019-07-23T13:25:38.724Z", "2019-07-23T13:25:38.774Z", "2019-07-23T13:25:38.824Z", "2019-07-23T13:25:38.874Z", "2019-07-23T13:25:38.924Z", "2019-07-23T13:25:38.975Z", "2019-07-23T13:25:39.024Z", "2019-07-23T13:25:39.074Z", "2019-07-23T13:25:39.124Z", "2019-07-23T13:25:39.173Z", "2019-07-23T13:25:39.224Z", "2019-07-23T13:25:39.274Z", "2019-07-23T13:25:39.324Z", "2019-07-23T13:25:39.375Z", "2019-07-23T13:25:39.924Z", "2019-07-23T13:25:39.975Z", "2019-07-23T13:25:40.024Z", "2019-07-23T13:25:40.073Z", "2019-07-23T13:25:40.124Z", "2019-07-23T13:25:40.174Z", "2019-07-23T13:25:40.224Z", "2019-07-23T13:25:40.274Z", "2019-07-23T13:25:40.325Z", "2019-07-23T13:25:40.375Z", "2019-07-23T13:25:40.424Z", "2019-07-23T13:25:40.475Z", "2019-07-23T13:25:40.524Z", "2019-07-23T13:25:40.574Z", "2019-07-23T13:25:40.624Z", "2019-07-23T13:25:40.674Z", "2019-07-23T13:25:40.724Z"]</text:p>
          </table:table-cell>
          <table:table-cell office:value-type="string" calcext:value-type="string">
            <text:p>Dashboard.vue:220 (37) ["2019-07-23T13:29:03.861Z", "2019-07-23T13:29:04.001Z", "2019-07-23T13:29:04.011Z", "2019-07-23T13:29:04.020Z", "2019-07-23T13:29:04.030Z", "2019-07-23T13:29:04.040Z", "2019-07-23T13:29:04.051Z", "2019-07-23T13:29:04.060Z", "2019-07-23T13:29:04.071Z", "2019-07-23T13:29:04.080Z", "2019-07-23T13:29:04.091Z", "2019-07-23T13:29:04.101Z", "2019-07-23T13:29:04.111Z", "2019-07-23T13:29:04.120Z", "2019-07-23T13:29:04.131Z", "2019-07-23T13:29:04.141Z", "2019-07-23T13:29:04.151Z", "2019-07-23T13:29:04.161Z", "2019-07-23T13:29:04.171Z", "2019-07-23T13:29:04.181Z", "2019-07-23T13:29:04.190Z", "2019-07-23T13:29:04.201Z", "2019-07-23T13:29:04.210Z", "2019-07-23T13:29:04.220Z", "2019-07-23T13:29:04.231Z", "2019-07-23T13:29:04.240Z", "2019-07-23T13:29:04.251Z", "2019-07-23T13:29:04.260Z", "2019-07-23T13:29:04.270Z", "2019-07-23T13:29:04.281Z", "2019-07-23T13:29:04.291Z", "2019-07-23T13:29:04.301Z", "2019-07-23T13:29:04.311Z", "2019-07-23T13:29:04.320Z", "2019-07-23T13:29:04.331Z", "2019-07-23T13:29:04.340Z", "2019-07-23T13:29:04.350Z"]</text:p>
          </table:table-cell>
          <table:table-cell office:value-type="string" calcext:value-type="string">
            <text:p>Dashboard.vue:220 (37) ["2019-07-23T13:32:40.507Z", "2019-07-23T13:32:40.576Z", "2019-07-23T13:32:40.581Z", "2019-07-23T13:32:40.585Z", "2019-07-23T13:32:40.591Z", "2019-07-23T13:32:40.596Z", "2019-07-23T13:32:40.600Z", "2019-07-23T13:32:40.606Z", "2019-07-23T13:32:40.611Z", "2019-07-23T13:32:40.615Z", "2019-07-23T13:32:40.620Z", "2019-07-23T13:32:40.625Z", "2019-07-23T13:32:40.631Z", "2019-07-23T13:32:40.636Z", "2019-07-23T13:32:40.641Z", "2019-07-23T13:32:40.646Z", "2019-07-23T13:32:40.651Z", "2019-07-23T13:32:40.656Z", "2019-07-23T13:32:40.661Z", "2019-07-23T13:32:40.665Z", "2019-07-23T13:32:40.671Z", "2019-07-23T13:32:40.676Z", "2019-07-23T13:32:40.681Z", "2019-07-23T13:32:40.686Z", "2019-07-23T13:32:40.690Z", "2019-07-23T13:32:40.700Z", "2019-07-23T13:32:40.703Z", "2019-07-23T13:32:40.707Z", "2019-07-23T13:32:40.711Z", "2019-07-23T13:32:40.716Z", "2019-07-23T13:32:40.722Z", "2019-07-23T13:32:40.726Z", "2019-07-23T13:32:40.730Z", "2019-07-23T13:32:40.736Z", "2019-07-23T13:32:40.741Z", "2019-07-23T13:32:40.745Z", "2019-07-23T13:32:40.750Z"]</text:p>
          </table:table-cell>
          <table:table-cell office:value-type="string" calcext:value-type="string">
            <text:p>Dashboard.vue:220 (37) ["2019-07-23T13:35:03.700Z", "2019-07-23T13:35:03.755Z", "2019-07-23T13:35:03.759Z", "2019-07-23T13:35:03.763Z", "2019-07-23T13:35:03.767Z", "2019-07-23T13:35:03.771Z", "2019-07-23T13:35:03.775Z", "2019-07-23T13:35:03.779Z", "2019-07-23T13:35:03.783Z", "2019-07-23T13:35:03.787Z", "2019-07-23T13:35:03.791Z", "2019-07-23T13:35:03.795Z", "2019-07-23T13:35:03.799Z", "2019-07-23T13:35:03.803Z", "2019-07-23T13:35:03.807Z", "2019-07-23T13:35:03.811Z", "2019-07-23T13:35:03.815Z", "2019-07-23T13:35:03.819Z", "2019-07-23T13:35:03.824Z", "2019-07-23T13:35:03.827Z", "2019-07-23T13:35:03.831Z", "2019-07-23T13:35:03.835Z", "2019-07-23T13:35:03.839Z", "2019-07-23T13:35:03.843Z", "2019-07-23T13:35:03.847Z", "2019-07-23T13:35:03.851Z", "2019-07-23T13:35:03.855Z", "2019-07-23T13:35:03.859Z", "2019-07-23T13:35:03.863Z", "2019-07-23T13:35:03.867Z", "2019-07-23T13:35:03.871Z", "2019-07-23T13:35:03.875Z", "2019-07-23T13:35:03.879Z", "2019-07-23T13:35:03.883Z", "2019-07-23T13:35:03.887Z", "2019-07-23T13:35:03.891Z", "2019-07-23T13:35:03.895Z"]</text:p>
          </table:table-cell>
          <table:table-cell office:value-type="string" calcext:value-type="string">
            <text:p>Dashboard.vue:220 (37) ["2019-07-23T13:38:37.339Z", "2019-07-23T13:38:37.396Z", "2019-07-23T13:38:37.400Z", "2019-07-23T13:38:37.405Z", "2019-07-23T13:38:37.408Z", "2019-07-23T13:38:37.412Z", "2019-07-23T13:38:37.419Z", "2019-07-23T13:38:37.421Z", "2019-07-23T13:38:37.424Z", "2019-07-23T13:38:37.428Z", "2019-07-23T13:38:37.432Z", "2019-07-23T13:38:37.436Z", "2019-07-23T13:38:37.443Z", "2019-07-23T13:38:37.445Z", "2019-07-23T13:38:37.448Z", "2019-07-23T13:38:37.452Z", "2019-07-23T13:38:37.456Z", "2019-07-23T13:38:37.461Z", "2019-07-23T13:38:37.465Z", "2019-07-23T13:38:37.468Z", "2019-07-23T13:38:37.473Z", "2019-07-23T13:38:37.476Z", "2019-07-23T13:38:37.480Z", "2019-07-23T13:38:37.484Z", "2019-07-23T13:38:37.489Z", "2019-07-23T13:38:37.492Z", "2019-07-23T13:38:37.496Z", "2019-07-23T13:38:37.500Z", "2019-07-23T13:38:37.504Z", "2019-07-23T13:38:37.509Z", "2019-07-23T13:38:37.518Z", "2019-07-23T13:38:37.520Z", "2019-07-23T13:38:37.526Z", "2019-07-23T13:38:37.528Z", "2019-07-23T13:38:37.533Z", "2019-07-23T13:38:37.537Z", "2019-07-23T13:38:37.541Z"]</text:p>
          </table:table-cell>
          <table:table-cell/>
          <table:table-cell office:value-type="string" calcext:value-type="string">
            <text:p>Dashboard.vue:212 2019-07-23T13:42:20.662Z</text:p>
          </table:table-cell>
          <table:table-cell office:value-type="string" calcext:value-type="string">
            <text:p>Dashboard.vue:212 2019-07-23T13:43:08.044Z</text:p>
          </table:table-cell>
          <table:table-cell office:value-type="string" calcext:value-type="string">
            <text:p>Dashboard.vue:220 (37) ["2019-07-23T13:43:53.884Z", "2019-07-23T13:43:53.894Z", "2019-07-23T13:43:53.904Z", "2019-07-23T13:43:53.914Z", "2019-07-23T13:43:53.924Z", "2019-07-23T13:43:53.934Z", "2019-07-23T13:43:53.944Z", "2019-07-23T13:43:53.954Z", "2019-07-23T13:43:53.964Z", "2019-07-23T13:43:53.974Z", "2019-07-23T13:43:53.984Z", "2019-07-23T13:43:53.994Z", "2019-07-23T13:43:54.004Z", "2019-07-23T13:43:54.014Z", "2019-07-23T13:43:54.024Z", "2019-07-23T13:43:54.034Z", "2019-07-23T13:43:54.044Z", "2019-07-23T13:43:54.054Z", "2019-07-23T13:43:54.063Z", "2019-07-23T13:43:54.074Z", "2019-07-23T13:43:54.084Z", "2019-07-23T13:43:54.093Z", "2019-07-23T13:43:54.103Z", "2019-07-23T13:43:54.114Z", "2019-07-23T13:43:54.124Z", "2019-07-23T13:43:54.134Z", "2019-07-23T13:43:54.143Z", "2019-07-23T13:43:54.154Z", "2019-07-23T13:43:54.164Z", "2019-07-23T13:43:54.174Z", "2019-07-23T13:43:54.184Z", "2019-07-23T13:43:54.194Z", "2019-07-23T13:43:54.204Z", "2019-07-23T13:43:54.214Z", "2019-07-23T13:43:54.223Z", "2019-07-23T13:43:54.233Z", "2019-07-23T13:43:54.244Z"]</text:p>
          </table:table-cell>
          <table:table-cell office:value-type="string" calcext:value-type="string">
            <text:p>Dashboard.vue:220 (37) ["2019-07-23T13:44:45.966Z", "2019-07-23T13:44:45.972Z", "2019-07-23T13:44:45.977Z", "2019-07-23T13:44:45.982Z", "2019-07-23T13:44:45.987Z", "2019-07-23T13:44:45.992Z", "2019-07-23T13:44:45.996Z", "2019-07-23T13:44:46.001Z", "2019-07-23T13:44:46.007Z", "2019-07-23T13:44:46.012Z", "2019-07-23T13:44:46.017Z", "2019-07-23T13:44:46.021Z", "2019-07-23T13:44:46.026Z", "2019-07-23T13:44:46.032Z", "2019-07-23T13:44:46.037Z", "2019-07-23T13:44:46.042Z", "2019-07-23T13:44:46.047Z", "2019-07-23T13:44:46.052Z", "2019-07-23T13:44:46.057Z", "2019-07-23T13:44:46.062Z", "2019-07-23T13:44:46.067Z", "2019-07-23T13:44:46.071Z", "2019-07-23T13:44:46.076Z", "2019-07-23T13:44:46.082Z", "2019-07-23T13:44:46.087Z", "2019-07-23T13:44:46.092Z", "2019-07-23T13:44:46.096Z", "2019-07-23T13:44:46.102Z", "2019-07-23T13:44:46.107Z", "2019-07-23T13:44:46.111Z", "2019-07-23T13:44:46.116Z", "2019-07-23T13:44:46.122Z", "2019-07-23T13:44:46.126Z", "2019-07-23T13:44:46.132Z", "2019-07-23T13:44:46.136Z", "2019-07-23T13:44:46.143Z", "2019-07-23T13:44:46.147Z"]</text:p>
          </table:table-cell>
          <table:table-cell office:value-type="string" calcext:value-type="string">
            <text:p>Dashboard.vue:220 (37) ["2019-07-23T13:45:33.255Z", "2019-07-23T13:45:33.261Z", "2019-07-23T13:45:33.263Z", "2019-07-23T13:45:33.267Z", "2019-07-23T13:45:33.272Z", "2019-07-23T13:45:33.276Z", "2019-07-23T13:45:33.281Z", "2019-07-23T13:45:33.283Z", "2019-07-23T13:45:33.287Z", "2019-07-23T13:45:33.291Z", "2019-07-23T13:45:33.295Z", "2019-07-23T13:45:33.298Z", "2019-07-23T13:45:33.303Z", "2019-07-23T13:45:33.307Z", "2019-07-23T13:45:33.311Z", "2019-07-23T13:45:33.315Z", "2019-07-23T13:45:33.319Z", "2019-07-23T13:45:33.323Z", "2019-07-23T13:45:33.327Z", "2019-07-23T13:45:33.330Z", "2019-07-23T13:45:33.335Z", "2019-07-23T13:45:33.339Z", "2019-07-23T13:45:33.343Z", "2019-07-23T13:45:33.346Z", "2019-07-23T13:45:33.351Z", "2019-07-23T13:45:33.355Z", "2019-07-23T13:45:33.358Z", "2019-07-23T13:45:33.363Z", "2019-07-23T13:45:33.367Z", "2019-07-23T13:45:33.371Z", "2019-07-23T13:45:33.375Z", "2019-07-23T13:45:33.379Z", "2019-07-23T13:45:33.383Z", "2019-07-23T13:45:33.387Z", "2019-07-23T13:45:33.391Z", "2019-07-23T13:45:33.395Z", "2019-07-23T13:45:33.399Z"]</text:p>
          </table:table-cell>
          <table:table-cell office:value-type="string" calcext:value-type="string">
            <text:p>Dashboard.vue:220 (37) ["2019-07-23T13:46:20.476Z", "2019-07-23T13:46:20.480Z", "2019-07-23T13:46:20.484Z", "2019-07-23T13:46:20.487Z", "2019-07-23T13:46:20.491Z", "2019-07-23T13:46:20.496Z", "2019-07-23T13:46:20.500Z", "2019-07-23T13:46:20.504Z", "2019-07-23T13:46:20.508Z", "2019-07-23T13:46:20.512Z", "2019-07-23T13:46:20.516Z", "2019-07-23T13:46:20.520Z", "2019-07-23T13:46:20.524Z", "2019-07-23T13:46:20.528Z", "2019-07-23T13:46:20.532Z", "2019-07-23T13:46:20.535Z", "2019-07-23T13:46:20.539Z", "2019-07-23T13:46:20.544Z", "2019-07-23T13:46:20.548Z", "2019-07-23T13:46:20.551Z", "2019-07-23T13:46:20.556Z", "2019-07-23T13:46:20.559Z", "2019-07-23T13:46:20.564Z", "2019-07-23T13:46:20.568Z", "2019-07-23T13:46:20.573Z", "2019-07-23T13:46:20.576Z", "2019-07-23T13:46:20.580Z", "2019-07-23T13:46:20.584Z", "2019-07-23T13:46:20.587Z", "2019-07-23T13:46:20.591Z", "2019-07-23T13:46:20.596Z", "2019-07-23T13:46:20.599Z", "2019-07-23T13:46:20.604Z", "2019-07-23T13:46:20.608Z", "2019-07-23T13:46:20.613Z", "2019-07-23T13:46:20.616Z", "2019-07-23T13:46:20.622Z"]</text:p>
          </table:table-cell>
          <table:table-cell/>
          <table:table-cell office:value-type="string" calcext:value-type="string">
            <text:p>Dashboard.vue:220 (37) ["2019-07-23T12:44:11.405Z", "2019-07-23T12:44:11.505Z", "2019-07-23T12:44:11.805Z", "2019-07-23T12:44:11.906Z", "2019-07-23T12:44:12.005Z", "2019-07-23T12:44:12.105Z", "2019-07-23T12:44:12.205Z", "2019-07-23T12:44:12.305Z", "2019-07-23T12:44:12.405Z", "2019-07-23T12:44:12.505Z", "2019-07-23T12:44:12.605Z", "2019-07-23T12:44:12.705Z", "2019-07-23T12:44:12.805Z", "2019-07-23T12:44:12.905Z", "2019-07-23T12:44:13.005Z", "2019-07-23T12:44:13.105Z", "2019-07-23T12:44:13.205Z", "2019-07-23T12:44:13.305Z", "2019-07-23T12:44:14.505Z", "2019-07-23T12:44:14.605Z", "2019-07-23T12:44:14.705Z", "2019-07-23T12:44:14.805Z", "2019-07-23T12:44:14.905Z", "2019-07-23T12:44:15.005Z", "2019-07-23T12:44:15.105Z", "2019-07-23T12:44:15.205Z", "2019-07-23T12:44:15.305Z", "2019-07-23T12:44:15.405Z", "2019-07-23T12:44:15.505Z", "2019-07-23T12:44:15.605Z", "2019-07-23T12:44:15.705Z", "2019-07-23T12:44:15.805Z", "2019-07-23T12:44:15.904Z", "2019-07-23T12:44:16.005Z", "2019-07-23T12:44:16.105Z", "2019-07-23T12:44:16.205Z", "2019-07-23T12:44:16.305Z"]</text:p>
          </table:table-cell>
          <table:table-cell office:value-type="string" calcext:value-type="string">
            <text:p>Dashboard.vue:220 (37) ["2019-07-23T12:50:46.248Z", "2019-07-23T12:50:46.347Z", "2019-07-23T12:50:46.397Z", "2019-07-23T12:50:46.447Z", "2019-07-23T12:50:46.498Z", "2019-07-23T12:50:46.548Z", "2019-07-23T12:50:46.597Z", "2019-07-23T12:50:46.647Z", "2019-07-23T12:50:46.697Z", "2019-07-23T12:50:46.748Z", "2019-07-23T12:50:46.797Z", "2019-07-23T12:50:46.847Z", "2019-07-23T12:50:46.898Z", "2019-07-23T12:50:46.948Z", "2019-07-23T12:50:46.998Z", "2019-07-23T12:50:47.047Z", "2019-07-23T12:50:47.098Z", "2019-07-23T12:50:47.147Z", "2019-07-23T12:50:47.198Z", "2019-07-23T12:50:47.248Z", "2019-07-23T12:50:47.297Z", "2019-07-23T12:50:47.347Z", "2019-07-23T12:50:47.398Z", "2019-07-23T12:50:47.447Z", "2019-07-23T12:50:47.497Z", "2019-07-23T12:50:47.548Z", "2019-07-23T12:50:48.197Z", "2019-07-23T12:50:48.247Z", "2019-07-23T12:50:48.297Z", "2019-07-23T12:50:48.347Z", "2019-07-23T12:50:48.398Z", "2019-07-23T12:50:48.448Z", "2019-07-23T12:50:48.497Z", "2019-07-23T12:50:48.548Z", "2019-07-23T12:50:48.597Z", "2019-07-23T12:50:48.648Z", "2019-07-23T12:50:48.698Z"]</text:p>
          </table:table-cell>
          <table:table-cell office:value-type="string" calcext:value-type="string">
            <text:p>Dashboard.vue:220 (37) ["2019-07-23T13:00:01.075Z", "2019-07-23T13:00:01.084Z", "2019-07-23T13:00:01.224Z", "2019-07-23T13:00:01.234Z", "2019-07-23T13:00:01.244Z", "2019-07-23T13:00:01.255Z", "2019-07-23T13:00:01.265Z", "2019-07-23T13:00:01.274Z", "2019-07-23T13:00:01.284Z", "2019-07-23T13:00:01.294Z", "2019-07-23T13:00:01.304Z", "2019-07-23T13:00:01.314Z", "2019-07-23T13:00:01.324Z", "2019-07-23T13:00:01.334Z", "2019-07-23T13:00:01.344Z", "2019-07-23T13:00:01.355Z", "2019-07-23T13:00:01.364Z", "2019-07-23T13:00:01.375Z", "2019-07-23T13:00:01.384Z", "2019-07-23T13:00:01.394Z", "2019-07-23T13:00:01.404Z", "2019-07-23T13:00:01.414Z", "2019-07-23T13:00:01.425Z", "2019-07-23T13:00:01.435Z", "2019-07-23T13:00:01.444Z", "2019-07-23T13:00:01.454Z", "2019-07-23T13:00:01.464Z", "2019-07-23T13:00:01.474Z", "2019-07-23T13:00:01.484Z", "2019-07-23T13:00:01.495Z", "2019-07-23T13:00:01.504Z", "2019-07-23T13:00:01.514Z", "2019-07-23T13:00:01.524Z", "2019-07-23T13:00:01.535Z", "2019-07-23T13:00:01.544Z", "2019-07-23T13:00:01.554Z", "2019-07-23T13:00:01.565Z"]</text:p>
          </table:table-cell>
          <table:table-cell office:value-type="string" calcext:value-type="string">
            <text:p>Dashboard.vue:220 (37) ["2019-07-23T13:06:31.270Z", "2019-07-23T13:06:31.334Z", "2019-07-23T13:06:31.344Z", "2019-07-23T13:06:31.350Z", "2019-07-23T13:06:31.354Z", "2019-07-23T13:06:31.359Z", "2019-07-23T13:06:31.364Z", "2019-07-23T13:06:31.370Z", "2019-07-23T13:06:31.374Z", "2019-07-23T13:06:31.379Z", "2019-07-23T13:06:31.384Z", "2019-07-23T13:06:31.389Z", "2019-07-23T13:06:31.395Z", "2019-07-23T13:06:31.399Z", "2019-07-23T13:06:31.404Z", "2019-07-23T13:06:31.409Z", "2019-07-23T13:06:31.413Z", "2019-07-23T13:06:31.418Z", "2019-07-23T13:06:31.424Z", "2019-07-23T13:06:31.429Z", "2019-07-23T13:06:31.434Z", "2019-07-23T13:06:31.444Z", "2019-07-23T13:06:31.445Z", "2019-07-23T13:06:31.450Z", "2019-07-23T13:06:31.456Z", "2019-07-23T13:06:31.460Z", "2019-07-23T13:06:31.464Z", "2019-07-23T13:06:31.469Z", "2019-07-23T13:06:31.474Z", "2019-07-23T13:06:31.479Z", "2019-07-23T13:06:31.484Z", "2019-07-23T13:06:31.489Z", "2019-07-23T13:06:31.494Z", "2019-07-23T13:06:31.499Z", "2019-07-23T13:06:31.504Z", "2019-07-23T13:06:31.510Z", "2019-07-23T13:06:31.514Z"]</text:p>
          </table:table-cell>
          <table:table-cell office:value-type="string" calcext:value-type="string">
            <text:p>Dashboard.vue:220 (37) ["2019-07-23T13:12:57.222Z", "2019-07-23T13:12:57.282Z", "2019-07-23T13:12:57.288Z", "2019-07-23T13:12:57.290Z", "2019-07-23T13:12:57.294Z", "2019-07-23T13:12:57.298Z", "2019-07-23T13:12:57.302Z", "2019-07-23T13:12:57.306Z", "2019-07-23T13:12:57.311Z", "2019-07-23T13:12:57.316Z", "2019-07-23T13:12:57.320Z", "2019-07-23T13:12:57.324Z", "2019-07-23T13:12:57.328Z", "2019-07-23T13:12:57.332Z", "2019-07-23T13:12:57.334Z", "2019-07-23T13:12:57.338Z", "2019-07-23T13:12:57.343Z", "2019-07-23T13:12:57.346Z", "2019-07-23T13:12:57.350Z", "2019-07-23T13:12:57.355Z", "2019-07-23T13:12:57.358Z", "2019-07-23T13:12:57.364Z", "2019-07-23T13:12:57.366Z", "2019-07-23T13:12:57.370Z", "2019-07-23T13:12:57.374Z", "2019-07-23T13:12:57.379Z", "2019-07-23T13:12:57.381Z", "2019-07-23T13:12:57.386Z", "2019-07-23T13:12:57.390Z", "2019-07-23T13:12:57.393Z", "2019-07-23T13:12:57.399Z", "2019-07-23T13:12:57.402Z", "2019-07-23T13:12:57.407Z", "2019-07-23T13:12:57.409Z", "2019-07-23T13:12:57.420Z", "2019-07-23T13:12:57.426Z", "2019-07-23T13:12:57.430Z"]</text:p>
          </table:table-cell>
          <table:table-cell office:value-type="string" calcext:value-type="string">
            <text:p>Dashboard.vue:220 (37) ["2019-07-23T13:21:35.218Z", "2019-07-23T13:21:35.222Z", "2019-07-23T13:21:35.275Z", "2019-07-23T13:21:35.279Z", "2019-07-23T13:21:35.284Z", "2019-07-23T13:21:35.288Z", "2019-07-23T13:21:35.291Z", "2019-07-23T13:21:35.296Z", "2019-07-23T13:21:35.299Z", "2019-07-23T13:21:35.303Z", "2019-07-23T13:21:35.307Z", "2019-07-23T13:21:35.312Z", "2019-07-23T13:21:35.315Z", "2019-07-23T13:21:35.319Z", "2019-07-23T13:21:35.323Z", "2019-07-23T13:21:35.327Z", "2019-07-23T13:21:35.331Z", "2019-07-23T13:21:35.336Z", "2019-07-23T13:21:35.339Z", "2019-07-23T13:21:35.343Z", "2019-07-23T13:21:35.347Z", "2019-07-23T13:21:35.352Z", "2019-07-23T13:21:35.356Z", "2019-07-23T13:21:35.360Z", "2019-07-23T13:21:35.364Z", "2019-07-23T13:21:35.367Z", "2019-07-23T13:21:35.371Z", "2019-07-23T13:21:35.376Z", "2019-07-23T13:21:35.380Z", "2019-07-23T13:21:35.383Z", "2019-07-23T13:21:35.387Z", "2019-07-23T13:21:35.392Z", "2019-07-23T13:21:35.395Z", "2019-07-23T13:21:35.400Z", "2019-07-23T13:21:35.404Z", "2019-07-23T13:21:35.407Z", "2019-07-23T13:21:35.412Z"]</text:p>
          </table:table-cell>
          <table:table-cell/>
          <table:table-cell office:value-type="string" calcext:value-type="string">
            <text:p>Dashboard.vue:212 2019-07-23T12:20:19.953Z</text:p>
          </table:table-cell>
          <table:table-cell office:value-type="string" calcext:value-type="string">
            <text:p>Dashboard.vue:212 2019-07-23T12:24:12.566Z</text:p>
          </table:table-cell>
          <table:table-cell office:value-type="string" calcext:value-type="string">
            <text:p>Dashboard.vue:220 (37) ["2019-07-23T12:25:07.171Z", "2019-07-23T12:25:07.181Z", "2019-07-23T12:25:07.191Z", "2019-07-23T12:25:07.202Z", "2019-07-23T12:25:07.211Z", "2019-07-23T12:25:07.221Z", "2019-07-23T12:25:07.232Z", "2019-07-23T12:25:07.241Z", "2019-07-23T12:25:07.251Z", "2019-07-23T12:25:07.261Z", "2019-07-23T12:25:07.271Z", "2019-07-23T12:25:07.281Z", "2019-07-23T12:25:07.291Z", "2019-07-23T12:25:07.301Z", "2019-07-23T12:25:07.312Z", "2019-07-23T12:25:07.321Z", "2019-07-23T12:25:07.331Z", "2019-07-23T12:25:07.341Z", "2019-07-23T12:25:07.351Z", "2019-07-23T12:25:07.361Z", "2019-07-23T12:25:07.372Z", "2019-07-23T12:25:07.381Z", "2019-07-23T12:25:07.391Z", "2019-07-23T12:25:07.402Z", "2019-07-23T12:25:07.411Z", "2019-07-23T12:25:07.421Z", "2019-07-23T12:25:07.431Z", "2019-07-23T12:25:07.441Z", "2019-07-23T12:25:07.452Z", "2019-07-23T12:25:07.461Z", "2019-07-23T12:25:07.471Z", "2019-07-23T12:25:07.481Z", "2019-07-23T12:25:07.491Z", "2019-07-23T12:25:07.501Z", "2019-07-23T12:25:07.512Z", "2019-07-23T12:25:07.521Z", "2019-07-23T12:25:07.532Z"]</text:p>
          </table:table-cell>
          <table:table-cell office:value-type="string" calcext:value-type="string">
            <text:p>Dashboard.vue:220 (37) ["2019-07-23T12:25:58.437Z", "2019-07-23T12:25:58.442Z", "2019-07-23T12:25:58.447Z", "2019-07-23T12:25:58.453Z", "2019-07-23T12:25:58.458Z", "2019-07-23T12:25:58.462Z", "2019-07-23T12:25:58.468Z", "2019-07-23T12:25:58.472Z", "2019-07-23T12:25:58.478Z", "2019-07-23T12:25:58.482Z", "2019-07-23T12:25:58.487Z", "2019-07-23T12:25:58.492Z", "2019-07-23T12:25:58.498Z", "2019-07-23T12:25:58.502Z", "2019-07-23T12:25:58.507Z", "2019-07-23T12:25:58.513Z", "2019-07-23T12:25:58.517Z", "2019-07-23T12:25:58.523Z", "2019-07-23T12:25:58.527Z", "2019-07-23T12:25:58.532Z", "2019-07-23T12:25:58.537Z", "2019-07-23T12:25:58.543Z", "2019-07-23T12:25:58.548Z", "2019-07-23T12:25:58.552Z", "2019-07-23T12:25:58.557Z", "2019-07-23T12:25:58.562Z", "2019-07-23T12:25:58.567Z", "2019-07-23T12:25:58.572Z", "2019-07-23T12:25:58.577Z", "2019-07-23T12:25:58.582Z", "2019-07-23T12:25:58.588Z", "2019-07-23T12:25:58.592Z", "2019-07-23T12:25:58.597Z", "2019-07-23T12:25:58.602Z", "2019-07-23T12:25:58.608Z", "2019-07-23T12:25:58.613Z", "2019-07-23T12:25:58.618Z"]</text:p>
          </table:table-cell>
          <table:table-cell office:value-type="string" calcext:value-type="string">
            <text:p>Dashboard.vue:220 (37) ["2019-07-23T12:26:34.254Z", "2019-07-23T12:26:34.258Z", "2019-07-23T12:26:34.261Z", "2019-07-23T12:26:34.266Z", "2019-07-23T12:26:34.270Z", "2019-07-23T12:26:34.274Z", "2019-07-23T12:26:34.278Z", "2019-07-23T12:26:34.282Z", "2019-07-23T12:26:34.286Z", "2019-07-23T12:26:34.290Z", "2019-07-23T12:26:34.294Z", "2019-07-23T12:26:34.297Z", "2019-07-23T12:26:34.302Z", "2019-07-23T12:26:34.306Z", "2019-07-23T12:26:34.309Z", "2019-07-23T12:26:34.313Z", "2019-07-23T12:26:34.318Z", "2019-07-23T12:26:34.322Z", "2019-07-23T12:26:34.326Z", "2019-07-23T12:26:34.329Z", "2019-07-23T12:26:34.333Z", "2019-07-23T12:26:34.337Z", "2019-07-23T12:26:34.342Z", "2019-07-23T12:26:34.346Z", "2019-07-23T12:26:34.350Z", "2019-07-23T12:26:34.354Z", "2019-07-23T12:26:34.357Z", "2019-07-23T12:26:34.361Z", "2019-07-23T12:26:34.366Z", "2019-07-23T12:26:34.369Z", "2019-07-23T12:26:34.373Z", "2019-07-23T12:26:34.378Z", "2019-07-23T12:26:34.382Z", "2019-07-23T12:26:34.386Z", "2019-07-23T12:26:34.390Z", "2019-07-23T12:26:34.393Z", "2019-07-23T12:26:34.398Z"]</text:p>
          </table:table-cell>
          <table:table-cell office:value-type="string" calcext:value-type="string">
            <text:p>Dashboard.vue:220 (37) ["2019-07-23T12:27:08.278Z", "2019-07-23T12:27:08.282Z", "2019-07-23T12:27:08.286Z", "2019-07-23T12:27:08.290Z", "2019-07-23T12:27:08.295Z", "2019-07-23T12:27:08.299Z", "2019-07-23T12:27:08.303Z", "2019-07-23T12:27:08.306Z", "2019-07-23T12:27:08.310Z", "2019-07-23T12:27:08.314Z", "2019-07-23T12:27:08.318Z", "2019-07-23T12:27:08.323Z", "2019-07-23T12:27:08.327Z", "2019-07-23T12:27:08.331Z", "2019-07-23T12:27:08.334Z", "2019-07-23T12:27:08.339Z", "2019-07-23T12:27:08.342Z", "2019-07-23T12:27:08.346Z", "2019-07-23T12:27:08.350Z", "2019-07-23T12:27:08.354Z", "2019-07-23T12:27:08.359Z", "2019-07-23T12:27:08.362Z", "2019-07-23T12:27:08.366Z", "2019-07-23T12:27:08.370Z", "2019-07-23T12:27:08.375Z", "2019-07-23T12:27:08.379Z", "2019-07-23T12:27:08.382Z", "2019-07-23T12:27:08.387Z", "2019-07-23T12:27:08.391Z", "2019-07-23T12:27:08.395Z", "2019-07-23T12:27:08.399Z", "2019-07-23T12:27:08.402Z", "2019-07-23T12:27:08.406Z", "2019-07-23T12:27:08.410Z", "2019-07-23T12:27:08.415Z", "2019-07-23T12:27:08.418Z", "2019-07-23T12:27:08.422Z"]</text:p>
          </table:table-cell>
        </table:table-row>
        <table:table-row table:style-name="ro1">
          <table:table-cell/>
          <table:table-cell office:value-type="string" calcext:value-type="string">
            <text:p>Dashboard.vue:219 tumpukan yang belum diterima : 36</text:p>
          </table:table-cell>
          <table:table-cell office:value-type="string" calcext:value-type="string">
            <text:p>Dashboard.vue:211 13210</text:p>
          </table:table-cell>
          <table:table-cell office:value-type="string" calcext:value-type="string">
            <text:p>Dashboard.vue:211 22717</text:p>
          </table:table-cell>
          <table:table-cell office:value-type="string" calcext:value-type="string">
            <text:p>Dashboard.vue:211 22405</text:p>
          </table:table-cell>
          <table:table-cell office:value-type="string" calcext:value-type="string">
            <text:p>Dashboard.vue:211 21679</text:p>
          </table:table-cell>
          <table:table-cell office:value-type="string" calcext:value-type="string">
            <text:p>Dashboard.vue:211 21973</text:p>
          </table:table-cell>
          <table:table-cell/>
          <table:table-cell office:value-type="string" calcext:value-type="string">
            <text:p>Dashboard.vue:211 743</text:p>
          </table:table-cell>
          <table:table-cell office:value-type="string" calcext:value-type="string">
            <text:p>Dashboard.vue:211 948</text:p>
          </table:table-cell>
          <table:table-cell office:value-type="string" calcext:value-type="string">
            <text:p>Dashboard.vue:211 1098</text:p>
          </table:table-cell>
          <table:table-cell office:value-type="string" calcext:value-type="string">
            <text:p>Dashboard.vue:211 1577</text:p>
          </table:table-cell>
          <table:table-cell office:value-type="string" calcext:value-type="string">
            <text:p>Dashboard.vue:211 1700</text:p>
          </table:table-cell>
          <table:table-cell office:value-type="string" calcext:value-type="string">
            <text:p>Dashboard.vue:211 1107</text:p>
          </table:table-cell>
          <table:table-cell/>
          <table:table-cell office:value-type="string" calcext:value-type="string">
            <text:p>Dashboard.vue:211 38934</text:p>
          </table:table-cell>
          <table:table-cell office:value-type="string" calcext:value-type="string">
            <text:p>Dashboard.vue:211 43370</text:p>
          </table:table-cell>
          <table:table-cell office:value-type="string" calcext:value-type="string">
            <text:p>Dashboard.vue:211 57967</text:p>
          </table:table-cell>
          <table:table-cell office:value-type="string" calcext:value-type="string">
            <text:p>Dashboard.vue:211 51990</text:p>
          </table:table-cell>
          <table:table-cell office:value-type="string" calcext:value-type="string">
            <text:p>Dashboard.vue:211 54308</text:p>
          </table:table-cell>
          <table:table-cell office:value-type="string" calcext:value-type="string">
            <text:p>Dashboard.vue:211 58955</text:p>
          </table:table-cell>
          <table:table-cell/>
          <table:table-cell office:value-type="string" calcext:value-type="string">
            <text:p>Dashboard.vue:211 691</text:p>
          </table:table-cell>
          <table:table-cell office:value-type="string" calcext:value-type="string">
            <text:p>Dashboard.vue:211 826</text:p>
          </table:table-cell>
          <table:table-cell office:value-type="string" calcext:value-type="string">
            <text:p>Dashboard.vue:211 1548</text:p>
          </table:table-cell>
          <table:table-cell office:value-type="string" calcext:value-type="string">
            <text:p>Dashboard.vue:211 1127</text:p>
          </table:table-cell>
          <table:table-cell office:value-type="string" calcext:value-type="string">
            <text:p>Dashboard.vue:211 1050</text:p>
          </table:table-cell>
          <table:table-cell office:value-type="string" calcext:value-type="string">
            <text:p>Dashboard.vue:211 1474</text:p>
          </table:table-cell>
        </table:table-row>
        <table:table-row table:style-name="ro1">
          <table:table-cell/>
          <table:table-cell office:value-type="string" calcext:value-type="string">
            <text:p>Dashboard.vue:220 (36) ["2019-07-23T13:19:23.671Z", "2019-07-23T13:19:24.171Z", "2019-07-23T13:19:24.271Z", "2019-07-23T13:19:24.370Z", "2019-07-23T13:19:24.470Z", "2019-07-23T13:19:24.571Z", "2019-07-23T13:19:24.671Z", "2019-07-23T13:19:24.771Z", "2019-07-23T13:19:25.770Z", "2019-07-23T13:19:25.970Z", "2019-07-23T13:19:26.070Z", "2019-07-23T13:19:26.171Z", "2019-07-23T13:19:26.270Z", "2019-07-23T13:19:26.371Z", "2019-07-23T13:19:26.470Z", "2019-07-23T13:19:26.570Z", "2019-07-23T13:19:26.671Z", "2019-07-23T13:19:26.771Z", "2019-07-23T13:19:26.872Z", "2019-07-23T13:19:26.971Z", "2019-07-23T13:19:27.070Z", "2019-07-23T13:19:27.171Z", "2019-07-23T13:19:27.271Z", "2019-07-23T13:19:27.370Z", "2019-07-23T13:19:27.470Z", "2019-07-23T13:19:27.571Z", "2019-07-23T13:19:27.671Z", "2019-07-23T13:19:27.770Z", "2019-07-23T13:19:27.871Z", "2019-07-23T13:19:27.971Z", "2019-07-23T13:19:28.070Z", "2019-07-23T13:19:28.171Z", "2019-07-23T13:19:28.271Z", "2019-07-23T13:19:28.370Z", "2019-07-23T13:19:28.481Z", "2019-07-23T13:19:28.571Z"]</text:p>
          </table:table-cell>
          <table:table-cell office:value-type="string" calcext:value-type="string">
            <text:p>Dashboard.vue:212 2019-07-23T13:25:38.474Z</text:p>
          </table:table-cell>
          <table:table-cell office:value-type="string" calcext:value-type="string">
            <text:p>Dashboard.vue:212 2019-07-23T13:29:04.001Z</text:p>
          </table:table-cell>
          <table:table-cell office:value-type="string" calcext:value-type="string">
            <text:p>Dashboard.vue:212 2019-07-23T13:32:40.576Z</text:p>
          </table:table-cell>
          <table:table-cell office:value-type="string" calcext:value-type="string">
            <text:p>Dashboard.vue:212 2019-07-23T13:35:03.755Z</text:p>
          </table:table-cell>
          <table:table-cell office:value-type="string" calcext:value-type="string">
            <text:p>Dashboard.vue:212 2019-07-23T13:38:37.396Z</text:p>
          </table:table-cell>
          <table:table-cell/>
          <table:table-cell office:value-type="string" calcext:value-type="string">
            <text:p>Dashboard.vue:212 2019-07-23T13:42:20.766Z</text:p>
          </table:table-cell>
          <table:table-cell office:value-type="string" calcext:value-type="string">
            <text:p>Dashboard.vue:212 2019-07-23T13:43:08.094Z</text:p>
          </table:table-cell>
          <table:table-cell office:value-type="string" calcext:value-type="string">
            <text:p>Dashboard.vue:212 2019-07-23T13:43:53.884Z</text:p>
          </table:table-cell>
          <table:table-cell office:value-type="string" calcext:value-type="string">
            <text:p>Dashboard.vue:212 2019-07-23T13:44:45.966Z</text:p>
          </table:table-cell>
          <table:table-cell office:value-type="string" calcext:value-type="string">
            <text:p>Dashboard.vue:212 2019-07-23T13:45:33.255Z</text:p>
          </table:table-cell>
          <table:table-cell office:value-type="string" calcext:value-type="string">
            <text:p>Dashboard.vue:212 2019-07-23T13:46:20.476Z</text:p>
          </table:table-cell>
          <table:table-cell/>
          <table:table-cell office:value-type="string" calcext:value-type="string">
            <text:p>Dashboard.vue:212 2019-07-23T12:44:11.805Z</text:p>
          </table:table-cell>
          <table:table-cell office:value-type="string" calcext:value-type="string">
            <text:p>Dashboard.vue:212 2019-07-23T12:50:48.197Z</text:p>
          </table:table-cell>
          <table:table-cell office:value-type="string" calcext:value-type="string">
            <text:p>Dashboard.vue:212 2019-07-23T13:00:01.234Z</text:p>
          </table:table-cell>
          <table:table-cell office:value-type="string" calcext:value-type="string">
            <text:p>Dashboard.vue:212 2019-07-23T13:06:31.334Z</text:p>
          </table:table-cell>
          <table:table-cell office:value-type="string" calcext:value-type="string">
            <text:p>Dashboard.vue:212 2019-07-23T13:12:57.282Z</text:p>
          </table:table-cell>
          <table:table-cell office:value-type="string" calcext:value-type="string">
            <text:p>Dashboard.vue:212 2019-07-23T13:21:35.275Z</text:p>
          </table:table-cell>
          <table:table-cell/>
          <table:table-cell office:value-type="string" calcext:value-type="string">
            <text:p>Dashboard.vue:212 2019-07-23T12:20:20.053Z</text:p>
          </table:table-cell>
          <table:table-cell office:value-type="string" calcext:value-type="string">
            <text:p>Dashboard.vue:212 2019-07-23T12:24:12.616Z</text:p>
          </table:table-cell>
          <table:table-cell office:value-type="string" calcext:value-type="string">
            <text:p>Dashboard.vue:212 2019-07-23T12:25:07.171Z</text:p>
          </table:table-cell>
          <table:table-cell office:value-type="string" calcext:value-type="string">
            <text:p>Dashboard.vue:212 2019-07-23T12:25:58.437Z</text:p>
          </table:table-cell>
          <table:table-cell office:value-type="string" calcext:value-type="string">
            <text:p>Dashboard.vue:212 2019-07-23T12:26:34.254Z</text:p>
          </table:table-cell>
          <table:table-cell office:value-type="string" calcext:value-type="string">
            <text:p>Dashboard.vue:212 2019-07-23T12:27:08.278Z</text:p>
          </table:table-cell>
        </table:table-row>
        <table:table-row table:style-name="ro1">
          <table:table-cell/>
          <table:table-cell office:value-type="string" calcext:value-type="string">
            <text:p>Dashboard.vue:211 7644</text:p>
          </table:table-cell>
          <table:table-cell table:number-columns-repeated="5" office:value-type="string" calcext:value-type="string">
            <text:p>Dashboard.vue:219 tumpukan yang belum diterima : 36</text:p>
          </table:table-cell>
          <table:table-cell/>
          <table:table-cell office:value-type="string" calcext:value-type="string">
            <text:p>Dashboard.vue:211 635</text:p>
          </table:table-cell>
          <table:table-cell office:value-type="string" calcext:value-type="string">
            <text:p>Dashboard.vue:211 965</text:p>
          </table:table-cell>
          <table:table-cell table:number-columns-repeated="4" office:value-type="string" calcext:value-type="string">
            <text:p>Dashboard.vue:219 tumpukan yang belum diterima : 36</text:p>
          </table:table-cell>
          <table:table-cell/>
          <table:table-cell table:number-columns-repeated="6" office:value-type="string" calcext:value-type="string">
            <text:p>Dashboard.vue:219 tumpukan yang belum diterima : 36</text:p>
          </table:table-cell>
          <table:table-cell/>
          <table:table-cell office:value-type="string" calcext:value-type="string">
            <text:p>Dashboard.vue:211 597</text:p>
          </table:table-cell>
          <table:table-cell office:value-type="string" calcext:value-type="string">
            <text:p>Dashboard.vue:211 783</text:p>
          </table:table-cell>
          <table:table-cell table:number-columns-repeated="4" office:value-type="string" calcext:value-type="string">
            <text:p>Dashboard.vue:219 tumpukan yang belum diterima : 36</text:p>
          </table:table-cell>
        </table:table-row>
        <table:table-row table:style-name="ro1">
          <table:table-cell/>
          <table:table-cell office:value-type="string" calcext:value-type="string">
            <text:p>Dashboard.vue:212 2019-07-23T13:19:25.770Z</text:p>
          </table:table-cell>
          <table:table-cell office:value-type="string" calcext:value-type="string">
            <text:p>Dashboard.vue:220 (36) ["2019-07-23T13:25:38.275Z", "2019-07-23T13:25:38.524Z", "2019-07-23T13:25:38.574Z", "2019-07-23T13:25:38.624Z", "2019-07-23T13:25:38.674Z", "2019-07-23T13:25:38.724Z", "2019-07-23T13:25:38.774Z", "2019-07-23T13:25:38.824Z", "2019-07-23T13:25:38.874Z", "2019-07-23T13:25:38.924Z", "2019-07-23T13:25:38.975Z", "2019-07-23T13:25:39.024Z", "2019-07-23T13:25:39.074Z", "2019-07-23T13:25:39.124Z", "2019-07-23T13:25:39.173Z", "2019-07-23T13:25:39.224Z", "2019-07-23T13:25:39.274Z", "2019-07-23T13:25:39.324Z", "2019-07-23T13:25:39.375Z", "2019-07-23T13:25:39.924Z", "2019-07-23T13:25:39.975Z", "2019-07-23T13:25:40.024Z", "2019-07-23T13:25:40.073Z", "2019-07-23T13:25:40.124Z", "2019-07-23T13:25:40.174Z", "2019-07-23T13:25:40.224Z", "2019-07-23T13:25:40.274Z", "2019-07-23T13:25:40.325Z", "2019-07-23T13:25:40.375Z", "2019-07-23T13:25:40.424Z", "2019-07-23T13:25:40.475Z", "2019-07-23T13:25:40.524Z", "2019-07-23T13:25:40.574Z", "2019-07-23T13:25:40.624Z", "2019-07-23T13:25:40.674Z", "2019-07-23T13:25:40.724Z"]</text:p>
          </table:table-cell>
          <table:table-cell office:value-type="string" calcext:value-type="string">
            <text:p>Dashboard.vue:220 (36) ["2019-07-23T13:29:03.861Z", "2019-07-23T13:29:04.011Z", "2019-07-23T13:29:04.020Z", "2019-07-23T13:29:04.030Z", "2019-07-23T13:29:04.040Z", "2019-07-23T13:29:04.051Z", "2019-07-23T13:29:04.060Z", "2019-07-23T13:29:04.071Z", "2019-07-23T13:29:04.080Z", "2019-07-23T13:29:04.091Z", "2019-07-23T13:29:04.101Z", "2019-07-23T13:29:04.111Z", "2019-07-23T13:29:04.120Z", "2019-07-23T13:29:04.131Z", "2019-07-23T13:29:04.141Z", "2019-07-23T13:29:04.151Z", "2019-07-23T13:29:04.161Z", "2019-07-23T13:29:04.171Z", "2019-07-23T13:29:04.181Z", "2019-07-23T13:29:04.190Z", "2019-07-23T13:29:04.201Z", "2019-07-23T13:29:04.210Z", "2019-07-23T13:29:04.220Z", "2019-07-23T13:29:04.231Z", "2019-07-23T13:29:04.240Z", "2019-07-23T13:29:04.251Z", "2019-07-23T13:29:04.260Z", "2019-07-23T13:29:04.270Z", "2019-07-23T13:29:04.281Z", "2019-07-23T13:29:04.291Z", "2019-07-23T13:29:04.301Z", "2019-07-23T13:29:04.311Z", "2019-07-23T13:29:04.320Z", "2019-07-23T13:29:04.331Z", "2019-07-23T13:29:04.340Z", "2019-07-23T13:29:04.350Z"]</text:p>
          </table:table-cell>
          <table:table-cell office:value-type="string" calcext:value-type="string">
            <text:p>Dashboard.vue:220 (36) ["2019-07-23T13:32:40.507Z", "2019-07-23T13:32:40.581Z", "2019-07-23T13:32:40.585Z", "2019-07-23T13:32:40.591Z", "2019-07-23T13:32:40.596Z", "2019-07-23T13:32:40.600Z", "2019-07-23T13:32:40.606Z", "2019-07-23T13:32:40.611Z", "2019-07-23T13:32:40.615Z", "2019-07-23T13:32:40.620Z", "2019-07-23T13:32:40.625Z", "2019-07-23T13:32:40.631Z", "2019-07-23T13:32:40.636Z", "2019-07-23T13:32:40.641Z", "2019-07-23T13:32:40.646Z", "2019-07-23T13:32:40.651Z", "2019-07-23T13:32:40.656Z", "2019-07-23T13:32:40.661Z", "2019-07-23T13:32:40.665Z", "2019-07-23T13:32:40.671Z", "2019-07-23T13:32:40.676Z", "2019-07-23T13:32:40.681Z", "2019-07-23T13:32:40.686Z", "2019-07-23T13:32:40.690Z", "2019-07-23T13:32:40.700Z", "2019-07-23T13:32:40.703Z", "2019-07-23T13:32:40.707Z", "2019-07-23T13:32:40.711Z", "2019-07-23T13:32:40.716Z", "2019-07-23T13:32:40.722Z", "2019-07-23T13:32:40.726Z", "2019-07-23T13:32:40.730Z", "2019-07-23T13:32:40.736Z", "2019-07-23T13:32:40.741Z", "2019-07-23T13:32:40.745Z", "2019-07-23T13:32:40.750Z"]</text:p>
          </table:table-cell>
          <table:table-cell office:value-type="string" calcext:value-type="string">
            <text:p>Dashboard.vue:220 (36) ["2019-07-23T13:35:03.700Z", "2019-07-23T13:35:03.759Z", "2019-07-23T13:35:03.763Z", "2019-07-23T13:35:03.767Z", "2019-07-23T13:35:03.771Z", "2019-07-23T13:35:03.775Z", "2019-07-23T13:35:03.779Z", "2019-07-23T13:35:03.783Z", "2019-07-23T13:35:03.787Z", "2019-07-23T13:35:03.791Z", "2019-07-23T13:35:03.795Z", "2019-07-23T13:35:03.799Z", "2019-07-23T13:35:03.803Z", "2019-07-23T13:35:03.807Z", "2019-07-23T13:35:03.811Z", "2019-07-23T13:35:03.815Z", "2019-07-23T13:35:03.819Z", "2019-07-23T13:35:03.824Z", "2019-07-23T13:35:03.827Z", "2019-07-23T13:35:03.831Z", "2019-07-23T13:35:03.835Z", "2019-07-23T13:35:03.839Z", "2019-07-23T13:35:03.843Z", "2019-07-23T13:35:03.847Z", "2019-07-23T13:35:03.851Z", "2019-07-23T13:35:03.855Z", "2019-07-23T13:35:03.859Z", "2019-07-23T13:35:03.863Z", "2019-07-23T13:35:03.867Z", "2019-07-23T13:35:03.871Z", "2019-07-23T13:35:03.875Z", "2019-07-23T13:35:03.879Z", "2019-07-23T13:35:03.883Z", "2019-07-23T13:35:03.887Z", "2019-07-23T13:35:03.891Z", "2019-07-23T13:35:03.895Z"]</text:p>
          </table:table-cell>
          <table:table-cell office:value-type="string" calcext:value-type="string">
            <text:p>Dashboard.vue:220 (36) ["2019-07-23T13:38:37.339Z", "2019-07-23T13:38:37.400Z", "2019-07-23T13:38:37.405Z", "2019-07-23T13:38:37.408Z", "2019-07-23T13:38:37.412Z", "2019-07-23T13:38:37.419Z", "2019-07-23T13:38:37.421Z", "2019-07-23T13:38:37.424Z", "2019-07-23T13:38:37.428Z", "2019-07-23T13:38:37.432Z", "2019-07-23T13:38:37.436Z", "2019-07-23T13:38:37.443Z", "2019-07-23T13:38:37.445Z", "2019-07-23T13:38:37.448Z", "2019-07-23T13:38:37.452Z", "2019-07-23T13:38:37.456Z", "2019-07-23T13:38:37.461Z", "2019-07-23T13:38:37.465Z", "2019-07-23T13:38:37.468Z", "2019-07-23T13:38:37.473Z", "2019-07-23T13:38:37.476Z", "2019-07-23T13:38:37.480Z", "2019-07-23T13:38:37.484Z", "2019-07-23T13:38:37.489Z", "2019-07-23T13:38:37.492Z", "2019-07-23T13:38:37.496Z", "2019-07-23T13:38:37.500Z", "2019-07-23T13:38:37.504Z", "2019-07-23T13:38:37.509Z", "2019-07-23T13:38:37.518Z", "2019-07-23T13:38:37.520Z", "2019-07-23T13:38:37.526Z", "2019-07-23T13:38:37.528Z", "2019-07-23T13:38:37.533Z", "2019-07-23T13:38:37.537Z", "2019-07-23T13:38:37.541Z"]</text:p>
          </table:table-cell>
          <table:table-cell/>
          <table:table-cell office:value-type="string" calcext:value-type="string">
            <text:p>Dashboard.vue:212 2019-07-23T13:42:20.886Z</text:p>
          </table:table-cell>
          <table:table-cell office:value-type="string" calcext:value-type="string">
            <text:p>Dashboard.vue:212 2019-07-23T13:43:08.144Z</text:p>
          </table:table-cell>
          <table:table-cell office:value-type="string" calcext:value-type="string">
            <text:p>Dashboard.vue:220 (36) ["2019-07-23T13:43:53.894Z", "2019-07-23T13:43:53.904Z", "2019-07-23T13:43:53.914Z", "2019-07-23T13:43:53.924Z", "2019-07-23T13:43:53.934Z", "2019-07-23T13:43:53.944Z", "2019-07-23T13:43:53.954Z", "2019-07-23T13:43:53.964Z", "2019-07-23T13:43:53.974Z", "2019-07-23T13:43:53.984Z", "2019-07-23T13:43:53.994Z", "2019-07-23T13:43:54.004Z", "2019-07-23T13:43:54.014Z", "2019-07-23T13:43:54.024Z", "2019-07-23T13:43:54.034Z", "2019-07-23T13:43:54.044Z", "2019-07-23T13:43:54.054Z", "2019-07-23T13:43:54.063Z", "2019-07-23T13:43:54.074Z", "2019-07-23T13:43:54.084Z", "2019-07-23T13:43:54.093Z", "2019-07-23T13:43:54.103Z", "2019-07-23T13:43:54.114Z", "2019-07-23T13:43:54.124Z", "2019-07-23T13:43:54.134Z", "2019-07-23T13:43:54.143Z", "2019-07-23T13:43:54.154Z", "2019-07-23T13:43:54.164Z", "2019-07-23T13:43:54.174Z", "2019-07-23T13:43:54.184Z", "2019-07-23T13:43:54.194Z", "2019-07-23T13:43:54.204Z", "2019-07-23T13:43:54.214Z", "2019-07-23T13:43:54.223Z", "2019-07-23T13:43:54.233Z", "2019-07-23T13:43:54.244Z"]</text:p>
          </table:table-cell>
          <table:table-cell office:value-type="string" calcext:value-type="string">
            <text:p>Dashboard.vue:220 (36) ["2019-07-23T13:44:45.972Z", "2019-07-23T13:44:45.977Z", "2019-07-23T13:44:45.982Z", "2019-07-23T13:44:45.987Z", "2019-07-23T13:44:45.992Z", "2019-07-23T13:44:45.996Z", "2019-07-23T13:44:46.001Z", "2019-07-23T13:44:46.007Z", "2019-07-23T13:44:46.012Z", "2019-07-23T13:44:46.017Z", "2019-07-23T13:44:46.021Z", "2019-07-23T13:44:46.026Z", "2019-07-23T13:44:46.032Z", "2019-07-23T13:44:46.037Z", "2019-07-23T13:44:46.042Z", "2019-07-23T13:44:46.047Z", "2019-07-23T13:44:46.052Z", "2019-07-23T13:44:46.057Z", "2019-07-23T13:44:46.062Z", "2019-07-23T13:44:46.067Z", "2019-07-23T13:44:46.071Z", "2019-07-23T13:44:46.076Z", "2019-07-23T13:44:46.082Z", "2019-07-23T13:44:46.087Z", "2019-07-23T13:44:46.092Z", "2019-07-23T13:44:46.096Z", "2019-07-23T13:44:46.102Z", "2019-07-23T13:44:46.107Z", "2019-07-23T13:44:46.111Z", "2019-07-23T13:44:46.116Z", "2019-07-23T13:44:46.122Z", "2019-07-23T13:44:46.126Z", "2019-07-23T13:44:46.132Z", "2019-07-23T13:44:46.136Z", "2019-07-23T13:44:46.143Z", "2019-07-23T13:44:46.147Z"]</text:p>
          </table:table-cell>
          <table:table-cell office:value-type="string" calcext:value-type="string">
            <text:p>Dashboard.vue:220 (36) ["2019-07-23T13:45:33.261Z", "2019-07-23T13:45:33.263Z", "2019-07-23T13:45:33.267Z", "2019-07-23T13:45:33.272Z", "2019-07-23T13:45:33.276Z", "2019-07-23T13:45:33.281Z", "2019-07-23T13:45:33.283Z", "2019-07-23T13:45:33.287Z", "2019-07-23T13:45:33.291Z", "2019-07-23T13:45:33.295Z", "2019-07-23T13:45:33.298Z", "2019-07-23T13:45:33.303Z", "2019-07-23T13:45:33.307Z", "2019-07-23T13:45:33.311Z", "2019-07-23T13:45:33.315Z", "2019-07-23T13:45:33.319Z", "2019-07-23T13:45:33.323Z", "2019-07-23T13:45:33.327Z", "2019-07-23T13:45:33.330Z", "2019-07-23T13:45:33.335Z", "2019-07-23T13:45:33.339Z", "2019-07-23T13:45:33.343Z", "2019-07-23T13:45:33.346Z", "2019-07-23T13:45:33.351Z", "2019-07-23T13:45:33.355Z", "2019-07-23T13:45:33.358Z", "2019-07-23T13:45:33.363Z", "2019-07-23T13:45:33.367Z", "2019-07-23T13:45:33.371Z", "2019-07-23T13:45:33.375Z", "2019-07-23T13:45:33.379Z", "2019-07-23T13:45:33.383Z", "2019-07-23T13:45:33.387Z", "2019-07-23T13:45:33.391Z", "2019-07-23T13:45:33.395Z", "2019-07-23T13:45:33.399Z"]</text:p>
          </table:table-cell>
          <table:table-cell office:value-type="string" calcext:value-type="string">
            <text:p>Dashboard.vue:220 (36) ["2019-07-23T13:46:20.480Z", "2019-07-23T13:46:20.484Z", "2019-07-23T13:46:20.487Z", "2019-07-23T13:46:20.491Z", "2019-07-23T13:46:20.496Z", "2019-07-23T13:46:20.500Z", "2019-07-23T13:46:20.504Z", "2019-07-23T13:46:20.508Z", "2019-07-23T13:46:20.512Z", "2019-07-23T13:46:20.516Z", "2019-07-23T13:46:20.520Z", "2019-07-23T13:46:20.524Z", "2019-07-23T13:46:20.528Z", "2019-07-23T13:46:20.532Z", "2019-07-23T13:46:20.535Z", "2019-07-23T13:46:20.539Z", "2019-07-23T13:46:20.544Z", "2019-07-23T13:46:20.548Z", "2019-07-23T13:46:20.551Z", "2019-07-23T13:46:20.556Z", "2019-07-23T13:46:20.559Z", "2019-07-23T13:46:20.564Z", "2019-07-23T13:46:20.568Z", "2019-07-23T13:46:20.573Z", "2019-07-23T13:46:20.576Z", "2019-07-23T13:46:20.580Z", "2019-07-23T13:46:20.584Z", "2019-07-23T13:46:20.587Z", "2019-07-23T13:46:20.591Z", "2019-07-23T13:46:20.596Z", "2019-07-23T13:46:20.599Z", "2019-07-23T13:46:20.604Z", "2019-07-23T13:46:20.608Z", "2019-07-23T13:46:20.613Z", "2019-07-23T13:46:20.616Z", "2019-07-23T13:46:20.622Z"]</text:p>
          </table:table-cell>
          <table:table-cell/>
          <table:table-cell office:value-type="string" calcext:value-type="string">
            <text:p>Dashboard.vue:220 (36) ["2019-07-23T12:44:11.405Z", "2019-07-23T12:44:11.505Z", "2019-07-23T12:44:11.906Z", "2019-07-23T12:44:12.005Z", "2019-07-23T12:44:12.105Z", "2019-07-23T12:44:12.205Z", "2019-07-23T12:44:12.305Z", "2019-07-23T12:44:12.405Z", "2019-07-23T12:44:12.505Z", "2019-07-23T12:44:12.605Z", "2019-07-23T12:44:12.705Z", "2019-07-23T12:44:12.805Z", "2019-07-23T12:44:12.905Z", "2019-07-23T12:44:13.005Z", "2019-07-23T12:44:13.105Z", "2019-07-23T12:44:13.205Z", "2019-07-23T12:44:13.305Z", "2019-07-23T12:44:14.505Z", "2019-07-23T12:44:14.605Z", "2019-07-23T12:44:14.705Z", "2019-07-23T12:44:14.805Z", "2019-07-23T12:44:14.905Z", "2019-07-23T12:44:15.005Z", "2019-07-23T12:44:15.105Z", "2019-07-23T12:44:15.205Z", "2019-07-23T12:44:15.305Z", "2019-07-23T12:44:15.405Z", "2019-07-23T12:44:15.505Z", "2019-07-23T12:44:15.605Z", "2019-07-23T12:44:15.705Z", "2019-07-23T12:44:15.805Z", "2019-07-23T12:44:15.904Z", "2019-07-23T12:44:16.005Z", "2019-07-23T12:44:16.105Z", "2019-07-23T12:44:16.205Z", "2019-07-23T12:44:16.305Z"]</text:p>
          </table:table-cell>
          <table:table-cell office:value-type="string" calcext:value-type="string">
            <text:p>Dashboard.vue:220 (36) ["2019-07-23T12:50:46.248Z", "2019-07-23T12:50:46.347Z", "2019-07-23T12:50:46.397Z", "2019-07-23T12:50:46.447Z", "2019-07-23T12:50:46.498Z", "2019-07-23T12:50:46.548Z", "2019-07-23T12:50:46.597Z", "2019-07-23T12:50:46.647Z", "2019-07-23T12:50:46.697Z", "2019-07-23T12:50:46.748Z", "2019-07-23T12:50:46.797Z", "2019-07-23T12:50:46.847Z", "2019-07-23T12:50:46.898Z", "2019-07-23T12:50:46.948Z", "2019-07-23T12:50:46.998Z", "2019-07-23T12:50:47.047Z", "2019-07-23T12:50:47.098Z", "2019-07-23T12:50:47.147Z", "2019-07-23T12:50:47.198Z", "2019-07-23T12:50:47.248Z", "2019-07-23T12:50:47.297Z", "2019-07-23T12:50:47.347Z", "2019-07-23T12:50:47.398Z", "2019-07-23T12:50:47.447Z", "2019-07-23T12:50:47.497Z", "2019-07-23T12:50:47.548Z", "2019-07-23T12:50:48.247Z", "2019-07-23T12:50:48.297Z", "2019-07-23T12:50:48.347Z", "2019-07-23T12:50:48.398Z", "2019-07-23T12:50:48.448Z", "2019-07-23T12:50:48.497Z", "2019-07-23T12:50:48.548Z", "2019-07-23T12:50:48.597Z", "2019-07-23T12:50:48.648Z", "2019-07-23T12:50:48.698Z"]</text:p>
          </table:table-cell>
          <table:table-cell office:value-type="string" calcext:value-type="string">
            <text:p>Dashboard.vue:220 (36) ["2019-07-23T13:00:01.075Z", "2019-07-23T13:00:01.084Z", "2019-07-23T13:00:01.224Z", "2019-07-23T13:00:01.244Z", "2019-07-23T13:00:01.255Z", "2019-07-23T13:00:01.265Z", "2019-07-23T13:00:01.274Z", "2019-07-23T13:00:01.284Z", "2019-07-23T13:00:01.294Z", "2019-07-23T13:00:01.304Z", "2019-07-23T13:00:01.314Z", "2019-07-23T13:00:01.324Z", "2019-07-23T13:00:01.334Z", "2019-07-23T13:00:01.344Z", "2019-07-23T13:00:01.355Z", "2019-07-23T13:00:01.364Z", "2019-07-23T13:00:01.375Z", "2019-07-23T13:00:01.384Z", "2019-07-23T13:00:01.394Z", "2019-07-23T13:00:01.404Z", "2019-07-23T13:00:01.414Z", "2019-07-23T13:00:01.425Z", "2019-07-23T13:00:01.435Z", "2019-07-23T13:00:01.444Z", "2019-07-23T13:00:01.454Z", "2019-07-23T13:00:01.464Z", "2019-07-23T13:00:01.474Z", "2019-07-23T13:00:01.484Z", "2019-07-23T13:00:01.495Z", "2019-07-23T13:00:01.504Z", "2019-07-23T13:00:01.514Z", "2019-07-23T13:00:01.524Z", "2019-07-23T13:00:01.535Z", "2019-07-23T13:00:01.544Z", "2019-07-23T13:00:01.554Z", "2019-07-23T13:00:01.565Z"]</text:p>
          </table:table-cell>
          <table:table-cell office:value-type="string" calcext:value-type="string">
            <text:p>Dashboard.vue:220 (36) ["2019-07-23T13:06:31.270Z", "2019-07-23T13:06:31.344Z", "2019-07-23T13:06:31.350Z", "2019-07-23T13:06:31.354Z", "2019-07-23T13:06:31.359Z", "2019-07-23T13:06:31.364Z", "2019-07-23T13:06:31.370Z", "2019-07-23T13:06:31.374Z", "2019-07-23T13:06:31.379Z", "2019-07-23T13:06:31.384Z", "2019-07-23T13:06:31.389Z", "2019-07-23T13:06:31.395Z", "2019-07-23T13:06:31.399Z", "2019-07-23T13:06:31.404Z", "2019-07-23T13:06:31.409Z", "2019-07-23T13:06:31.413Z", "2019-07-23T13:06:31.418Z", "2019-07-23T13:06:31.424Z", "2019-07-23T13:06:31.429Z", "2019-07-23T13:06:31.434Z", "2019-07-23T13:06:31.444Z", "2019-07-23T13:06:31.445Z", "2019-07-23T13:06:31.450Z", "2019-07-23T13:06:31.456Z", "2019-07-23T13:06:31.460Z", "2019-07-23T13:06:31.464Z", "2019-07-23T13:06:31.469Z", "2019-07-23T13:06:31.474Z", "2019-07-23T13:06:31.479Z", "2019-07-23T13:06:31.484Z", "2019-07-23T13:06:31.489Z", "2019-07-23T13:06:31.494Z", "2019-07-23T13:06:31.499Z", "2019-07-23T13:06:31.504Z", "2019-07-23T13:06:31.510Z", "2019-07-23T13:06:31.514Z"]</text:p>
          </table:table-cell>
          <table:table-cell office:value-type="string" calcext:value-type="string">
            <text:p>Dashboard.vue:220 (36) ["2019-07-23T13:12:57.222Z", "2019-07-23T13:12:57.288Z", "2019-07-23T13:12:57.290Z", "2019-07-23T13:12:57.294Z", "2019-07-23T13:12:57.298Z", "2019-07-23T13:12:57.302Z", "2019-07-23T13:12:57.306Z", "2019-07-23T13:12:57.311Z", "2019-07-23T13:12:57.316Z", "2019-07-23T13:12:57.320Z", "2019-07-23T13:12:57.324Z", "2019-07-23T13:12:57.328Z", "2019-07-23T13:12:57.332Z", "2019-07-23T13:12:57.334Z", "2019-07-23T13:12:57.338Z", "2019-07-23T13:12:57.343Z", "2019-07-23T13:12:57.346Z", "2019-07-23T13:12:57.350Z", "2019-07-23T13:12:57.355Z", "2019-07-23T13:12:57.358Z", "2019-07-23T13:12:57.364Z", "2019-07-23T13:12:57.366Z", "2019-07-23T13:12:57.370Z", "2019-07-23T13:12:57.374Z", "2019-07-23T13:12:57.379Z", "2019-07-23T13:12:57.381Z", "2019-07-23T13:12:57.386Z", "2019-07-23T13:12:57.390Z", "2019-07-23T13:12:57.393Z", "2019-07-23T13:12:57.399Z", "2019-07-23T13:12:57.402Z", "2019-07-23T13:12:57.407Z", "2019-07-23T13:12:57.409Z", "2019-07-23T13:12:57.420Z", "2019-07-23T13:12:57.426Z", "2019-07-23T13:12:57.430Z"]</text:p>
          </table:table-cell>
          <table:table-cell office:value-type="string" calcext:value-type="string">
            <text:p>Dashboard.vue:220 (36) ["2019-07-23T13:21:35.218Z", "2019-07-23T13:21:35.222Z", "2019-07-23T13:21:35.279Z", "2019-07-23T13:21:35.284Z", "2019-07-23T13:21:35.288Z", "2019-07-23T13:21:35.291Z", "2019-07-23T13:21:35.296Z", "2019-07-23T13:21:35.299Z", "2019-07-23T13:21:35.303Z", "2019-07-23T13:21:35.307Z", "2019-07-23T13:21:35.312Z", "2019-07-23T13:21:35.315Z", "2019-07-23T13:21:35.319Z", "2019-07-23T13:21:35.323Z", "2019-07-23T13:21:35.327Z", "2019-07-23T13:21:35.331Z", "2019-07-23T13:21:35.336Z", "2019-07-23T13:21:35.339Z", "2019-07-23T13:21:35.343Z", "2019-07-23T13:21:35.347Z", "2019-07-23T13:21:35.352Z", "2019-07-23T13:21:35.356Z", "2019-07-23T13:21:35.360Z", "2019-07-23T13:21:35.364Z", "2019-07-23T13:21:35.367Z", "2019-07-23T13:21:35.371Z", "2019-07-23T13:21:35.376Z", "2019-07-23T13:21:35.380Z", "2019-07-23T13:21:35.383Z", "2019-07-23T13:21:35.387Z", "2019-07-23T13:21:35.392Z", "2019-07-23T13:21:35.395Z", "2019-07-23T13:21:35.400Z", "2019-07-23T13:21:35.404Z", "2019-07-23T13:21:35.407Z", "2019-07-23T13:21:35.412Z"]</text:p>
          </table:table-cell>
          <table:table-cell/>
          <table:table-cell office:value-type="string" calcext:value-type="string">
            <text:p>Dashboard.vue:212 2019-07-23T12:20:20.153Z</text:p>
          </table:table-cell>
          <table:table-cell office:value-type="string" calcext:value-type="string">
            <text:p>Dashboard.vue:212 2019-07-23T12:24:12.666Z</text:p>
          </table:table-cell>
          <table:table-cell office:value-type="string" calcext:value-type="string">
            <text:p>Dashboard.vue:220 (36) ["2019-07-23T12:25:07.181Z", "2019-07-23T12:25:07.191Z", "2019-07-23T12:25:07.202Z", "2019-07-23T12:25:07.211Z", "2019-07-23T12:25:07.221Z", "2019-07-23T12:25:07.232Z", "2019-07-23T12:25:07.241Z", "2019-07-23T12:25:07.251Z", "2019-07-23T12:25:07.261Z", "2019-07-23T12:25:07.271Z", "2019-07-23T12:25:07.281Z", "2019-07-23T12:25:07.291Z", "2019-07-23T12:25:07.301Z", "2019-07-23T12:25:07.312Z", "2019-07-23T12:25:07.321Z", "2019-07-23T12:25:07.331Z", "2019-07-23T12:25:07.341Z", "2019-07-23T12:25:07.351Z", "2019-07-23T12:25:07.361Z", "2019-07-23T12:25:07.372Z", "2019-07-23T12:25:07.381Z", "2019-07-23T12:25:07.391Z", "2019-07-23T12:25:07.402Z", "2019-07-23T12:25:07.411Z", "2019-07-23T12:25:07.421Z", "2019-07-23T12:25:07.431Z", "2019-07-23T12:25:07.441Z", "2019-07-23T12:25:07.452Z", "2019-07-23T12:25:07.461Z", "2019-07-23T12:25:07.471Z", "2019-07-23T12:25:07.481Z", "2019-07-23T12:25:07.491Z", "2019-07-23T12:25:07.501Z", "2019-07-23T12:25:07.512Z", "2019-07-23T12:25:07.521Z", "2019-07-23T12:25:07.532Z"]</text:p>
          </table:table-cell>
          <table:table-cell office:value-type="string" calcext:value-type="string">
            <text:p>Dashboard.vue:220 (36) ["2019-07-23T12:25:58.442Z", "2019-07-23T12:25:58.447Z", "2019-07-23T12:25:58.453Z", "2019-07-23T12:25:58.458Z", "2019-07-23T12:25:58.462Z", "2019-07-23T12:25:58.468Z", "2019-07-23T12:25:58.472Z", "2019-07-23T12:25:58.478Z", "2019-07-23T12:25:58.482Z", "2019-07-23T12:25:58.487Z", "2019-07-23T12:25:58.492Z", "2019-07-23T12:25:58.498Z", "2019-07-23T12:25:58.502Z", "2019-07-23T12:25:58.507Z", "2019-07-23T12:25:58.513Z", "2019-07-23T12:25:58.517Z", "2019-07-23T12:25:58.523Z", "2019-07-23T12:25:58.527Z", "2019-07-23T12:25:58.532Z", "2019-07-23T12:25:58.537Z", "2019-07-23T12:25:58.543Z", "2019-07-23T12:25:58.548Z", "2019-07-23T12:25:58.552Z", "2019-07-23T12:25:58.557Z", "2019-07-23T12:25:58.562Z", "2019-07-23T12:25:58.567Z", "2019-07-23T12:25:58.572Z", "2019-07-23T12:25:58.577Z", "2019-07-23T12:25:58.582Z", "2019-07-23T12:25:58.588Z", "2019-07-23T12:25:58.592Z", "2019-07-23T12:25:58.597Z", "2019-07-23T12:25:58.602Z", "2019-07-23T12:25:58.608Z", "2019-07-23T12:25:58.613Z", "2019-07-23T12:25:58.618Z"]</text:p>
          </table:table-cell>
          <table:table-cell office:value-type="string" calcext:value-type="string">
            <text:p>Dashboard.vue:220 (36) ["2019-07-23T12:26:34.258Z", "2019-07-23T12:26:34.261Z", "2019-07-23T12:26:34.266Z", "2019-07-23T12:26:34.270Z", "2019-07-23T12:26:34.274Z", "2019-07-23T12:26:34.278Z", "2019-07-23T12:26:34.282Z", "2019-07-23T12:26:34.286Z", "2019-07-23T12:26:34.290Z", "2019-07-23T12:26:34.294Z", "2019-07-23T12:26:34.297Z", "2019-07-23T12:26:34.302Z", "2019-07-23T12:26:34.306Z", "2019-07-23T12:26:34.309Z", "2019-07-23T12:26:34.313Z", "2019-07-23T12:26:34.318Z", "2019-07-23T12:26:34.322Z", "2019-07-23T12:26:34.326Z", "2019-07-23T12:26:34.329Z", "2019-07-23T12:26:34.333Z", "2019-07-23T12:26:34.337Z", "2019-07-23T12:26:34.342Z", "2019-07-23T12:26:34.346Z", "2019-07-23T12:26:34.350Z", "2019-07-23T12:26:34.354Z", "2019-07-23T12:26:34.357Z", "2019-07-23T12:26:34.361Z", "2019-07-23T12:26:34.366Z", "2019-07-23T12:26:34.369Z", "2019-07-23T12:26:34.373Z", "2019-07-23T12:26:34.378Z", "2019-07-23T12:26:34.382Z", "2019-07-23T12:26:34.386Z", "2019-07-23T12:26:34.390Z", "2019-07-23T12:26:34.393Z", "2019-07-23T12:26:34.398Z"]</text:p>
          </table:table-cell>
          <table:table-cell office:value-type="string" calcext:value-type="string">
            <text:p>Dashboard.vue:220 (36) ["2019-07-23T12:27:08.282Z", "2019-07-23T12:27:08.286Z", "2019-07-23T12:27:08.290Z", "2019-07-23T12:27:08.295Z", "2019-07-23T12:27:08.299Z", "2019-07-23T12:27:08.303Z", "2019-07-23T12:27:08.306Z", "2019-07-23T12:27:08.310Z", "2019-07-23T12:27:08.314Z", "2019-07-23T12:27:08.318Z", "2019-07-23T12:27:08.323Z", "2019-07-23T12:27:08.327Z", "2019-07-23T12:27:08.331Z", "2019-07-23T12:27:08.334Z", "2019-07-23T12:27:08.339Z", "2019-07-23T12:27:08.342Z", "2019-07-23T12:27:08.346Z", "2019-07-23T12:27:08.350Z", "2019-07-23T12:27:08.354Z", "2019-07-23T12:27:08.359Z", "2019-07-23T12:27:08.362Z", "2019-07-23T12:27:08.366Z", "2019-07-23T12:27:08.370Z", "2019-07-23T12:27:08.375Z", "2019-07-23T12:27:08.379Z", "2019-07-23T12:27:08.382Z", "2019-07-23T12:27:08.387Z", "2019-07-23T12:27:08.391Z", "2019-07-23T12:27:08.395Z", "2019-07-23T12:27:08.399Z", "2019-07-23T12:27:08.402Z", "2019-07-23T12:27:08.406Z", "2019-07-23T12:27:08.410Z", "2019-07-23T12:27:08.415Z", "2019-07-23T12:27:08.418Z", "2019-07-23T12:27:08.422Z"]</text:p>
          </table:table-cell>
        </table:table-row>
        <table:table-row table:style-name="ro1">
          <table:table-cell/>
          <table:table-cell office:value-type="string" calcext:value-type="string">
            <text:p>Dashboard.vue:219 tumpukan yang belum diterima : 35</text:p>
          </table:table-cell>
          <table:table-cell office:value-type="string" calcext:value-type="string">
            <text:p>Dashboard.vue:211 12077</text:p>
          </table:table-cell>
          <table:table-cell office:value-type="string" calcext:value-type="string">
            <text:p>Dashboard.vue:211 23281</text:p>
          </table:table-cell>
          <table:table-cell office:value-type="string" calcext:value-type="string">
            <text:p>Dashboard.vue:211 22618</text:p>
          </table:table-cell>
          <table:table-cell office:value-type="string" calcext:value-type="string">
            <text:p>Dashboard.vue:211 21878</text:p>
          </table:table-cell>
          <table:table-cell office:value-type="string" calcext:value-type="string">
            <text:p>Dashboard.vue:211 22558</text:p>
          </table:table-cell>
          <table:table-cell/>
          <table:table-cell office:value-type="string" calcext:value-type="string">
            <text:p>Dashboard.vue:211 566</text:p>
          </table:table-cell>
          <table:table-cell office:value-type="string" calcext:value-type="string">
            <text:p>Dashboard.vue:211 915</text:p>
          </table:table-cell>
          <table:table-cell office:value-type="string" calcext:value-type="string">
            <text:p>Dashboard.vue:211 1095</text:p>
          </table:table-cell>
          <table:table-cell office:value-type="string" calcext:value-type="string">
            <text:p>Dashboard.vue:211 1579</text:p>
          </table:table-cell>
          <table:table-cell office:value-type="string" calcext:value-type="string">
            <text:p>Dashboard.vue:211 1703</text:p>
          </table:table-cell>
          <table:table-cell office:value-type="string" calcext:value-type="string">
            <text:p>Dashboard.vue:211 1112</text:p>
          </table:table-cell>
          <table:table-cell/>
          <table:table-cell office:value-type="string" calcext:value-type="string">
            <text:p>Dashboard.vue:211 36489</text:p>
          </table:table-cell>
          <table:table-cell office:value-type="string" calcext:value-type="string">
            <text:p>Dashboard.vue:211 43341</text:p>
          </table:table-cell>
          <table:table-cell office:value-type="string" calcext:value-type="string">
            <text:p>Dashboard.vue:211 58050</text:p>
          </table:table-cell>
          <table:table-cell office:value-type="string" calcext:value-type="string">
            <text:p>Dashboard.vue:211 52678</text:p>
          </table:table-cell>
          <table:table-cell office:value-type="string" calcext:value-type="string">
            <text:p>Dashboard.vue:211 54898</text:p>
          </table:table-cell>
          <table:table-cell office:value-type="string" calcext:value-type="string">
            <text:p>Dashboard.vue:211 59796</text:p>
          </table:table-cell>
          <table:table-cell/>
          <table:table-cell office:value-type="string" calcext:value-type="string">
            <text:p>Dashboard.vue:211 519</text:p>
          </table:table-cell>
          <table:table-cell office:value-type="string" calcext:value-type="string">
            <text:p>Dashboard.vue:211 738</text:p>
          </table:table-cell>
          <table:table-cell office:value-type="string" calcext:value-type="string">
            <text:p>Dashboard.vue:211 1545</text:p>
          </table:table-cell>
          <table:table-cell office:value-type="string" calcext:value-type="string">
            <text:p>Dashboard.vue:211 1129</text:p>
          </table:table-cell>
          <table:table-cell office:value-type="string" calcext:value-type="string">
            <text:p>Dashboard.vue:211 1167</text:p>
          </table:table-cell>
          <table:table-cell office:value-type="string" calcext:value-type="string">
            <text:p>Dashboard.vue:211 1477</text:p>
          </table:table-cell>
        </table:table-row>
        <table:table-row table:style-name="ro1">
          <table:table-cell/>
          <table:table-cell office:value-type="string" calcext:value-type="string">
            <text:p>Dashboard.vue:220 (35) ["2019-07-23T13:19:23.671Z", "2019-07-23T13:19:24.171Z", "2019-07-23T13:19:24.271Z", "2019-07-23T13:19:24.370Z", "2019-07-23T13:19:24.470Z", "2019-07-23T13:19:24.571Z", "2019-07-23T13:19:24.671Z", "2019-07-23T13:19:24.771Z", "2019-07-23T13:19:25.970Z", "2019-07-23T13:19:26.070Z", "2019-07-23T13:19:26.171Z", "2019-07-23T13:19:26.270Z", "2019-07-23T13:19:26.371Z", "2019-07-23T13:19:26.470Z", "2019-07-23T13:19:26.570Z", "2019-07-23T13:19:26.671Z", "2019-07-23T13:19:26.771Z", "2019-07-23T13:19:26.872Z", "2019-07-23T13:19:26.971Z", "2019-07-23T13:19:27.070Z", "2019-07-23T13:19:27.171Z", "2019-07-23T13:19:27.271Z", "2019-07-23T13:19:27.370Z", "2019-07-23T13:19:27.470Z", "2019-07-23T13:19:27.571Z", "2019-07-23T13:19:27.671Z", "2019-07-23T13:19:27.770Z", "2019-07-23T13:19:27.871Z", "2019-07-23T13:19:27.971Z", "2019-07-23T13:19:28.070Z", "2019-07-23T13:19:28.171Z", "2019-07-23T13:19:28.271Z", "2019-07-23T13:19:28.370Z", "2019-07-23T13:19:28.481Z", "2019-07-23T13:19:28.571Z"]</text:p>
          </table:table-cell>
          <table:table-cell office:value-type="string" calcext:value-type="string">
            <text:p>Dashboard.vue:212 2019-07-23T13:25:39.975Z</text:p>
          </table:table-cell>
          <table:table-cell office:value-type="string" calcext:value-type="string">
            <text:p>Dashboard.vue:212 2019-07-23T13:29:04.011Z</text:p>
          </table:table-cell>
          <table:table-cell office:value-type="string" calcext:value-type="string">
            <text:p>Dashboard.vue:212 2019-07-23T13:32:40.581Z</text:p>
          </table:table-cell>
          <table:table-cell office:value-type="string" calcext:value-type="string">
            <text:p>Dashboard.vue:212 2019-07-23T13:35:03.759Z</text:p>
          </table:table-cell>
          <table:table-cell office:value-type="string" calcext:value-type="string">
            <text:p>Dashboard.vue:212 2019-07-23T13:38:37.405Z</text:p>
          </table:table-cell>
          <table:table-cell/>
          <table:table-cell office:value-type="string" calcext:value-type="string">
            <text:p>Dashboard.vue:212 2019-07-23T13:42:20.962Z</text:p>
          </table:table-cell>
          <table:table-cell office:value-type="string" calcext:value-type="string">
            <text:p>Dashboard.vue:212 2019-07-23T13:43:08.200Z</text:p>
          </table:table-cell>
          <table:table-cell office:value-type="string" calcext:value-type="string">
            <text:p>Dashboard.vue:212 2019-07-23T13:43:53.894Z</text:p>
          </table:table-cell>
          <table:table-cell office:value-type="string" calcext:value-type="string">
            <text:p>Dashboard.vue:212 2019-07-23T13:44:45.972Z</text:p>
          </table:table-cell>
          <table:table-cell office:value-type="string" calcext:value-type="string">
            <text:p>Dashboard.vue:212 2019-07-23T13:45:33.261Z</text:p>
          </table:table-cell>
          <table:table-cell office:value-type="string" calcext:value-type="string">
            <text:p>Dashboard.vue:212 2019-07-23T13:46:20.480Z</text:p>
          </table:table-cell>
          <table:table-cell/>
          <table:table-cell office:value-type="string" calcext:value-type="string">
            <text:p>Dashboard.vue:212 2019-07-23T12:44:14.505Z</text:p>
          </table:table-cell>
          <table:table-cell office:value-type="string" calcext:value-type="string">
            <text:p>Dashboard.vue:212 2019-07-23T12:50:48.247Z</text:p>
          </table:table-cell>
          <table:table-cell office:value-type="string" calcext:value-type="string">
            <text:p>Dashboard.vue:212 2019-07-23T13:00:01.224Z</text:p>
          </table:table-cell>
          <table:table-cell office:value-type="string" calcext:value-type="string">
            <text:p>Dashboard.vue:212 2019-07-23T13:06:31.344Z</text:p>
          </table:table-cell>
          <table:table-cell office:value-type="string" calcext:value-type="string">
            <text:p>Dashboard.vue:212 2019-07-23T13:12:57.288Z</text:p>
          </table:table-cell>
          <table:table-cell office:value-type="string" calcext:value-type="string">
            <text:p>Dashboard.vue:212 2019-07-23T13:21:35.279Z</text:p>
          </table:table-cell>
          <table:table-cell/>
          <table:table-cell office:value-type="string" calcext:value-type="string">
            <text:p>Dashboard.vue:212 2019-07-23T12:20:20.253Z</text:p>
          </table:table-cell>
          <table:table-cell office:value-type="string" calcext:value-type="string">
            <text:p>Dashboard.vue:212 2019-07-23T12:24:12.716Z</text:p>
          </table:table-cell>
          <table:table-cell office:value-type="string" calcext:value-type="string">
            <text:p>Dashboard.vue:212 2019-07-23T12:25:07.181Z</text:p>
          </table:table-cell>
          <table:table-cell office:value-type="string" calcext:value-type="string">
            <text:p>Dashboard.vue:212 2019-07-23T12:25:58.442Z</text:p>
          </table:table-cell>
          <table:table-cell office:value-type="string" calcext:value-type="string">
            <text:p>Dashboard.vue:212 2019-07-23T12:26:34.258Z</text:p>
          </table:table-cell>
          <table:table-cell office:value-type="string" calcext:value-type="string">
            <text:p>Dashboard.vue:212 2019-07-23T12:27:08.282Z</text:p>
          </table:table-cell>
        </table:table-row>
        <table:table-row table:style-name="ro1">
          <table:table-cell/>
          <table:table-cell office:value-type="string" calcext:value-type="string">
            <text:p>Dashboard.vue:211 9831</text:p>
          </table:table-cell>
          <table:table-cell table:number-columns-repeated="5" office:value-type="string" calcext:value-type="string">
            <text:p>Dashboard.vue:219 tumpukan yang belum diterima : 35</text:p>
          </table:table-cell>
          <table:table-cell/>
          <table:table-cell office:value-type="string" calcext:value-type="string">
            <text:p>Dashboard.vue:211 609</text:p>
          </table:table-cell>
          <table:table-cell office:value-type="string" calcext:value-type="string">
            <text:p>Dashboard.vue:211 873</text:p>
          </table:table-cell>
          <table:table-cell table:number-columns-repeated="4" office:value-type="string" calcext:value-type="string">
            <text:p>Dashboard.vue:219 tumpukan yang belum diterima : 35</text:p>
          </table:table-cell>
          <table:table-cell/>
          <table:table-cell table:number-columns-repeated="6" office:value-type="string" calcext:value-type="string">
            <text:p>Dashboard.vue:219 tumpukan yang belum diterima : 35</text:p>
          </table:table-cell>
          <table:table-cell/>
          <table:table-cell office:value-type="string" calcext:value-type="string">
            <text:p>Dashboard.vue:211 640</text:p>
          </table:table-cell>
          <table:table-cell office:value-type="string" calcext:value-type="string">
            <text:p>Dashboard.vue:211 694</text:p>
          </table:table-cell>
          <table:table-cell table:number-columns-repeated="4" office:value-type="string" calcext:value-type="string">
            <text:p>Dashboard.vue:219 tumpukan yang belum diterima : 35</text:p>
          </table:table-cell>
        </table:table-row>
        <table:table-row table:style-name="ro1">
          <table:table-cell/>
          <table:table-cell office:value-type="string" calcext:value-type="string">
            <text:p>Dashboard.vue:212 2019-07-23T13:19:24.171Z</text:p>
          </table:table-cell>
          <table:table-cell office:value-type="string" calcext:value-type="string">
            <text:p>Dashboard.vue:220 (35) ["2019-07-23T13:25:38.275Z", "2019-07-23T13:25:38.524Z", "2019-07-23T13:25:38.574Z", "2019-07-23T13:25:38.624Z", "2019-07-23T13:25:38.674Z", "2019-07-23T13:25:38.724Z", "2019-07-23T13:25:38.774Z", "2019-07-23T13:25:38.824Z", "2019-07-23T13:25:38.874Z", "2019-07-23T13:25:38.924Z", "2019-07-23T13:25:38.975Z", "2019-07-23T13:25:39.024Z", "2019-07-23T13:25:39.074Z", "2019-07-23T13:25:39.124Z", "2019-07-23T13:25:39.173Z", "2019-07-23T13:25:39.224Z", "2019-07-23T13:25:39.274Z", "2019-07-23T13:25:39.324Z", "2019-07-23T13:25:39.375Z", "2019-07-23T13:25:39.924Z", "2019-07-23T13:25:40.024Z", "2019-07-23T13:25:40.073Z", "2019-07-23T13:25:40.124Z", "2019-07-23T13:25:40.174Z", "2019-07-23T13:25:40.224Z", "2019-07-23T13:25:40.274Z", "2019-07-23T13:25:40.325Z", "2019-07-23T13:25:40.375Z", "2019-07-23T13:25:40.424Z", "2019-07-23T13:25:40.475Z", "2019-07-23T13:25:40.524Z", "2019-07-23T13:25:40.574Z", "2019-07-23T13:25:40.624Z", "2019-07-23T13:25:40.674Z", "2019-07-23T13:25:40.724Z"]</text:p>
          </table:table-cell>
          <table:table-cell office:value-type="string" calcext:value-type="string">
            <text:p>Dashboard.vue:220 (35) ["2019-07-23T13:29:03.861Z", "2019-07-23T13:29:04.020Z", "2019-07-23T13:29:04.030Z", "2019-07-23T13:29:04.040Z", "2019-07-23T13:29:04.051Z", "2019-07-23T13:29:04.060Z", "2019-07-23T13:29:04.071Z", "2019-07-23T13:29:04.080Z", "2019-07-23T13:29:04.091Z", "2019-07-23T13:29:04.101Z", "2019-07-23T13:29:04.111Z", "2019-07-23T13:29:04.120Z", "2019-07-23T13:29:04.131Z", "2019-07-23T13:29:04.141Z", "2019-07-23T13:29:04.151Z", "2019-07-23T13:29:04.161Z", "2019-07-23T13:29:04.171Z", "2019-07-23T13:29:04.181Z", "2019-07-23T13:29:04.190Z", "2019-07-23T13:29:04.201Z", "2019-07-23T13:29:04.210Z", "2019-07-23T13:29:04.220Z", "2019-07-23T13:29:04.231Z", "2019-07-23T13:29:04.240Z", "2019-07-23T13:29:04.251Z", "2019-07-23T13:29:04.260Z", "2019-07-23T13:29:04.270Z", "2019-07-23T13:29:04.281Z", "2019-07-23T13:29:04.291Z", "2019-07-23T13:29:04.301Z", "2019-07-23T13:29:04.311Z", "2019-07-23T13:29:04.320Z", "2019-07-23T13:29:04.331Z", "2019-07-23T13:29:04.340Z", "2019-07-23T13:29:04.350Z"]</text:p>
          </table:table-cell>
          <table:table-cell office:value-type="string" calcext:value-type="string">
            <text:p>Dashboard.vue:220 (35) ["2019-07-23T13:32:40.507Z", "2019-07-23T13:32:40.585Z", "2019-07-23T13:32:40.591Z", "2019-07-23T13:32:40.596Z", "2019-07-23T13:32:40.600Z", "2019-07-23T13:32:40.606Z", "2019-07-23T13:32:40.611Z", "2019-07-23T13:32:40.615Z", "2019-07-23T13:32:40.620Z", "2019-07-23T13:32:40.625Z", "2019-07-23T13:32:40.631Z", "2019-07-23T13:32:40.636Z", "2019-07-23T13:32:40.641Z", "2019-07-23T13:32:40.646Z", "2019-07-23T13:32:40.651Z", "2019-07-23T13:32:40.656Z", "2019-07-23T13:32:40.661Z", "2019-07-23T13:32:40.665Z", "2019-07-23T13:32:40.671Z", "2019-07-23T13:32:40.676Z", "2019-07-23T13:32:40.681Z", "2019-07-23T13:32:40.686Z", "2019-07-23T13:32:40.690Z", "2019-07-23T13:32:40.700Z", "2019-07-23T13:32:40.703Z", "2019-07-23T13:32:40.707Z", "2019-07-23T13:32:40.711Z", "2019-07-23T13:32:40.716Z", "2019-07-23T13:32:40.722Z", "2019-07-23T13:32:40.726Z", "2019-07-23T13:32:40.730Z", "2019-07-23T13:32:40.736Z", "2019-07-23T13:32:40.741Z", "2019-07-23T13:32:40.745Z", "2019-07-23T13:32:40.750Z"]</text:p>
          </table:table-cell>
          <table:table-cell office:value-type="string" calcext:value-type="string">
            <text:p>Dashboard.vue:220 (35) ["2019-07-23T13:35:03.700Z", "2019-07-23T13:35:03.763Z", "2019-07-23T13:35:03.767Z", "2019-07-23T13:35:03.771Z", "2019-07-23T13:35:03.775Z", "2019-07-23T13:35:03.779Z", "2019-07-23T13:35:03.783Z", "2019-07-23T13:35:03.787Z", "2019-07-23T13:35:03.791Z", "2019-07-23T13:35:03.795Z", "2019-07-23T13:35:03.799Z", "2019-07-23T13:35:03.803Z", "2019-07-23T13:35:03.807Z", "2019-07-23T13:35:03.811Z", "2019-07-23T13:35:03.815Z", "2019-07-23T13:35:03.819Z", "2019-07-23T13:35:03.824Z", "2019-07-23T13:35:03.827Z", "2019-07-23T13:35:03.831Z", "2019-07-23T13:35:03.835Z", "2019-07-23T13:35:03.839Z", "2019-07-23T13:35:03.843Z", "2019-07-23T13:35:03.847Z", "2019-07-23T13:35:03.851Z", "2019-07-23T13:35:03.855Z", "2019-07-23T13:35:03.859Z", "2019-07-23T13:35:03.863Z", "2019-07-23T13:35:03.867Z", "2019-07-23T13:35:03.871Z", "2019-07-23T13:35:03.875Z", "2019-07-23T13:35:03.879Z", "2019-07-23T13:35:03.883Z", "2019-07-23T13:35:03.887Z", "2019-07-23T13:35:03.891Z", "2019-07-23T13:35:03.895Z"]</text:p>
          </table:table-cell>
          <table:table-cell office:value-type="string" calcext:value-type="string">
            <text:p>Dashboard.vue:220 (35) ["2019-07-23T13:38:37.339Z", "2019-07-23T13:38:37.400Z", "2019-07-23T13:38:37.408Z", "2019-07-23T13:38:37.412Z", "2019-07-23T13:38:37.419Z", "2019-07-23T13:38:37.421Z", "2019-07-23T13:38:37.424Z", "2019-07-23T13:38:37.428Z", "2019-07-23T13:38:37.432Z", "2019-07-23T13:38:37.436Z", "2019-07-23T13:38:37.443Z", "2019-07-23T13:38:37.445Z", "2019-07-23T13:38:37.448Z", "2019-07-23T13:38:37.452Z", "2019-07-23T13:38:37.456Z", "2019-07-23T13:38:37.461Z", "2019-07-23T13:38:37.465Z", "2019-07-23T13:38:37.468Z", "2019-07-23T13:38:37.473Z", "2019-07-23T13:38:37.476Z", "2019-07-23T13:38:37.480Z", "2019-07-23T13:38:37.484Z", "2019-07-23T13:38:37.489Z", "2019-07-23T13:38:37.492Z", "2019-07-23T13:38:37.496Z", "2019-07-23T13:38:37.500Z", "2019-07-23T13:38:37.504Z", "2019-07-23T13:38:37.509Z", "2019-07-23T13:38:37.518Z", "2019-07-23T13:38:37.520Z", "2019-07-23T13:38:37.526Z", "2019-07-23T13:38:37.528Z", "2019-07-23T13:38:37.533Z", "2019-07-23T13:38:37.537Z", "2019-07-23T13:38:37.541Z"]</text:p>
          </table:table-cell>
          <table:table-cell/>
          <table:table-cell office:value-type="string" calcext:value-type="string">
            <text:p>Dashboard.vue:212 2019-07-23T13:42:21.062Z</text:p>
          </table:table-cell>
          <table:table-cell office:value-type="string" calcext:value-type="string">
            <text:p>Dashboard.vue:212 2019-07-23T13:43:08.248Z</text:p>
          </table:table-cell>
          <table:table-cell office:value-type="string" calcext:value-type="string">
            <text:p>Dashboard.vue:220 (35) ["2019-07-23T13:43:53.904Z", "2019-07-23T13:43:53.914Z", "2019-07-23T13:43:53.924Z", "2019-07-23T13:43:53.934Z", "2019-07-23T13:43:53.944Z", "2019-07-23T13:43:53.954Z", "2019-07-23T13:43:53.964Z", "2019-07-23T13:43:53.974Z", "2019-07-23T13:43:53.984Z", "2019-07-23T13:43:53.994Z", "2019-07-23T13:43:54.004Z", "2019-07-23T13:43:54.014Z", "2019-07-23T13:43:54.024Z", "2019-07-23T13:43:54.034Z", "2019-07-23T13:43:54.044Z", "2019-07-23T13:43:54.054Z", "2019-07-23T13:43:54.063Z", "2019-07-23T13:43:54.074Z", "2019-07-23T13:43:54.084Z", "2019-07-23T13:43:54.093Z", "2019-07-23T13:43:54.103Z", "2019-07-23T13:43:54.114Z", "2019-07-23T13:43:54.124Z", "2019-07-23T13:43:54.134Z", "2019-07-23T13:43:54.143Z", "2019-07-23T13:43:54.154Z", "2019-07-23T13:43:54.164Z", "2019-07-23T13:43:54.174Z", "2019-07-23T13:43:54.184Z", "2019-07-23T13:43:54.194Z", "2019-07-23T13:43:54.204Z", "2019-07-23T13:43:54.214Z", "2019-07-23T13:43:54.223Z", "2019-07-23T13:43:54.233Z", "2019-07-23T13:43:54.244Z"]</text:p>
          </table:table-cell>
          <table:table-cell office:value-type="string" calcext:value-type="string">
            <text:p>Dashboard.vue:220 (35) ["2019-07-23T13:44:45.977Z", "2019-07-23T13:44:45.982Z", "2019-07-23T13:44:45.987Z", "2019-07-23T13:44:45.992Z", "2019-07-23T13:44:45.996Z", "2019-07-23T13:44:46.001Z", "2019-07-23T13:44:46.007Z", "2019-07-23T13:44:46.012Z", "2019-07-23T13:44:46.017Z", "2019-07-23T13:44:46.021Z", "2019-07-23T13:44:46.026Z", "2019-07-23T13:44:46.032Z", "2019-07-23T13:44:46.037Z", "2019-07-23T13:44:46.042Z", "2019-07-23T13:44:46.047Z", "2019-07-23T13:44:46.052Z", "2019-07-23T13:44:46.057Z", "2019-07-23T13:44:46.062Z", "2019-07-23T13:44:46.067Z", "2019-07-23T13:44:46.071Z", "2019-07-23T13:44:46.076Z", "2019-07-23T13:44:46.082Z", "2019-07-23T13:44:46.087Z", "2019-07-23T13:44:46.092Z", "2019-07-23T13:44:46.096Z", "2019-07-23T13:44:46.102Z", "2019-07-23T13:44:46.107Z", "2019-07-23T13:44:46.111Z", "2019-07-23T13:44:46.116Z", "2019-07-23T13:44:46.122Z", "2019-07-23T13:44:46.126Z", "2019-07-23T13:44:46.132Z", "2019-07-23T13:44:46.136Z", "2019-07-23T13:44:46.143Z", "2019-07-23T13:44:46.147Z"]</text:p>
          </table:table-cell>
          <table:table-cell office:value-type="string" calcext:value-type="string">
            <text:p>Dashboard.vue:220 (35) ["2019-07-23T13:45:33.263Z", "2019-07-23T13:45:33.267Z", "2019-07-23T13:45:33.272Z", "2019-07-23T13:45:33.276Z", "2019-07-23T13:45:33.281Z", "2019-07-23T13:45:33.283Z", "2019-07-23T13:45:33.287Z", "2019-07-23T13:45:33.291Z", "2019-07-23T13:45:33.295Z", "2019-07-23T13:45:33.298Z", "2019-07-23T13:45:33.303Z", "2019-07-23T13:45:33.307Z", "2019-07-23T13:45:33.311Z", "2019-07-23T13:45:33.315Z", "2019-07-23T13:45:33.319Z", "2019-07-23T13:45:33.323Z", "2019-07-23T13:45:33.327Z", "2019-07-23T13:45:33.330Z", "2019-07-23T13:45:33.335Z", "2019-07-23T13:45:33.339Z", "2019-07-23T13:45:33.343Z", "2019-07-23T13:45:33.346Z", "2019-07-23T13:45:33.351Z", "2019-07-23T13:45:33.355Z", "2019-07-23T13:45:33.358Z", "2019-07-23T13:45:33.363Z", "2019-07-23T13:45:33.367Z", "2019-07-23T13:45:33.371Z", "2019-07-23T13:45:33.375Z", "2019-07-23T13:45:33.379Z", "2019-07-23T13:45:33.383Z", "2019-07-23T13:45:33.387Z", "2019-07-23T13:45:33.391Z", "2019-07-23T13:45:33.395Z", "2019-07-23T13:45:33.399Z"]</text:p>
          </table:table-cell>
          <table:table-cell office:value-type="string" calcext:value-type="string">
            <text:p>Dashboard.vue:220 (35) ["2019-07-23T13:46:20.484Z", "2019-07-23T13:46:20.487Z", "2019-07-23T13:46:20.491Z", "2019-07-23T13:46:20.496Z", "2019-07-23T13:46:20.500Z", "2019-07-23T13:46:20.504Z", "2019-07-23T13:46:20.508Z", "2019-07-23T13:46:20.512Z", "2019-07-23T13:46:20.516Z", "2019-07-23T13:46:20.520Z", "2019-07-23T13:46:20.524Z", "2019-07-23T13:46:20.528Z", "2019-07-23T13:46:20.532Z", "2019-07-23T13:46:20.535Z", "2019-07-23T13:46:20.539Z", "2019-07-23T13:46:20.544Z", "2019-07-23T13:46:20.548Z", "2019-07-23T13:46:20.551Z", "2019-07-23T13:46:20.556Z", "2019-07-23T13:46:20.559Z", "2019-07-23T13:46:20.564Z", "2019-07-23T13:46:20.568Z", "2019-07-23T13:46:20.573Z", "2019-07-23T13:46:20.576Z", "2019-07-23T13:46:20.580Z", "2019-07-23T13:46:20.584Z", "2019-07-23T13:46:20.587Z", "2019-07-23T13:46:20.591Z", "2019-07-23T13:46:20.596Z", "2019-07-23T13:46:20.599Z", "2019-07-23T13:46:20.604Z", "2019-07-23T13:46:20.608Z", "2019-07-23T13:46:20.613Z", "2019-07-23T13:46:20.616Z", "2019-07-23T13:46:20.622Z"]</text:p>
          </table:table-cell>
          <table:table-cell/>
          <table:table-cell office:value-type="string" calcext:value-type="string">
            <text:p>Dashboard.vue:220 (35) ["2019-07-23T12:44:11.405Z", "2019-07-23T12:44:11.505Z", "2019-07-23T12:44:11.906Z", "2019-07-23T12:44:12.005Z", "2019-07-23T12:44:12.105Z", "2019-07-23T12:44:12.205Z", "2019-07-23T12:44:12.305Z", "2019-07-23T12:44:12.405Z", "2019-07-23T12:44:12.505Z", "2019-07-23T12:44:12.605Z", "2019-07-23T12:44:12.705Z", "2019-07-23T12:44:12.805Z", "2019-07-23T12:44:12.905Z", "2019-07-23T12:44:13.005Z", "2019-07-23T12:44:13.105Z", "2019-07-23T12:44:13.205Z", "2019-07-23T12:44:13.305Z", "2019-07-23T12:44:14.605Z", "2019-07-23T12:44:14.705Z", "2019-07-23T12:44:14.805Z", "2019-07-23T12:44:14.905Z", "2019-07-23T12:44:15.005Z", "2019-07-23T12:44:15.105Z", "2019-07-23T12:44:15.205Z", "2019-07-23T12:44:15.305Z", "2019-07-23T12:44:15.405Z", "2019-07-23T12:44:15.505Z", "2019-07-23T12:44:15.605Z", "2019-07-23T12:44:15.705Z", "2019-07-23T12:44:15.805Z", "2019-07-23T12:44:15.904Z", "2019-07-23T12:44:16.005Z", "2019-07-23T12:44:16.105Z", "2019-07-23T12:44:16.205Z", "2019-07-23T12:44:16.305Z"]</text:p>
          </table:table-cell>
          <table:table-cell office:value-type="string" calcext:value-type="string">
            <text:p>Dashboard.vue:220 (35) ["2019-07-23T12:50:46.248Z", "2019-07-23T12:50:46.347Z", "2019-07-23T12:50:46.397Z", "2019-07-23T12:50:46.447Z", "2019-07-23T12:50:46.498Z", "2019-07-23T12:50:46.548Z", "2019-07-23T12:50:46.597Z", "2019-07-23T12:50:46.647Z", "2019-07-23T12:50:46.697Z", "2019-07-23T12:50:46.748Z", "2019-07-23T12:50:46.797Z", "2019-07-23T12:50:46.847Z", "2019-07-23T12:50:46.898Z", "2019-07-23T12:50:46.948Z", "2019-07-23T12:50:46.998Z", "2019-07-23T12:50:47.047Z", "2019-07-23T12:50:47.098Z", "2019-07-23T12:50:47.147Z", "2019-07-23T12:50:47.198Z", "2019-07-23T12:50:47.248Z", "2019-07-23T12:50:47.297Z", "2019-07-23T12:50:47.347Z", "2019-07-23T12:50:47.398Z", "2019-07-23T12:50:47.447Z", "2019-07-23T12:50:47.497Z", "2019-07-23T12:50:47.548Z", "2019-07-23T12:50:48.297Z", "2019-07-23T12:50:48.347Z", "2019-07-23T12:50:48.398Z", "2019-07-23T12:50:48.448Z", "2019-07-23T12:50:48.497Z", "2019-07-23T12:50:48.548Z", "2019-07-23T12:50:48.597Z", "2019-07-23T12:50:48.648Z", "2019-07-23T12:50:48.698Z"]</text:p>
          </table:table-cell>
          <table:table-cell office:value-type="string" calcext:value-type="string">
            <text:p>Dashboard.vue:220 (35) ["2019-07-23T13:00:01.075Z", "2019-07-23T13:00:01.084Z", "2019-07-23T13:00:01.244Z", "2019-07-23T13:00:01.255Z", "2019-07-23T13:00:01.265Z", "2019-07-23T13:00:01.274Z", "2019-07-23T13:00:01.284Z", "2019-07-23T13:00:01.294Z", "2019-07-23T13:00:01.304Z", "2019-07-23T13:00:01.314Z", "2019-07-23T13:00:01.324Z", "2019-07-23T13:00:01.334Z", "2019-07-23T13:00:01.344Z", "2019-07-23T13:00:01.355Z", "2019-07-23T13:00:01.364Z", "2019-07-23T13:00:01.375Z", "2019-07-23T13:00:01.384Z", "2019-07-23T13:00:01.394Z", "2019-07-23T13:00:01.404Z", "2019-07-23T13:00:01.414Z", "2019-07-23T13:00:01.425Z", "2019-07-23T13:00:01.435Z", "2019-07-23T13:00:01.444Z", "2019-07-23T13:00:01.454Z", "2019-07-23T13:00:01.464Z", "2019-07-23T13:00:01.474Z", "2019-07-23T13:00:01.484Z", "2019-07-23T13:00:01.495Z", "2019-07-23T13:00:01.504Z", "2019-07-23T13:00:01.514Z", "2019-07-23T13:00:01.524Z", "2019-07-23T13:00:01.535Z", "2019-07-23T13:00:01.544Z", "2019-07-23T13:00:01.554Z", "2019-07-23T13:00:01.565Z"]</text:p>
          </table:table-cell>
          <table:table-cell office:value-type="string" calcext:value-type="string">
            <text:p>Dashboard.vue:220 (35) ["2019-07-23T13:06:31.270Z", "2019-07-23T13:06:31.350Z", "2019-07-23T13:06:31.354Z", "2019-07-23T13:06:31.359Z", "2019-07-23T13:06:31.364Z", "2019-07-23T13:06:31.370Z", "2019-07-23T13:06:31.374Z", "2019-07-23T13:06:31.379Z", "2019-07-23T13:06:31.384Z", "2019-07-23T13:06:31.389Z", "2019-07-23T13:06:31.395Z", "2019-07-23T13:06:31.399Z", "2019-07-23T13:06:31.404Z", "2019-07-23T13:06:31.409Z", "2019-07-23T13:06:31.413Z", "2019-07-23T13:06:31.418Z", "2019-07-23T13:06:31.424Z", "2019-07-23T13:06:31.429Z", "2019-07-23T13:06:31.434Z", "2019-07-23T13:06:31.444Z", "2019-07-23T13:06:31.445Z", "2019-07-23T13:06:31.450Z", "2019-07-23T13:06:31.456Z", "2019-07-23T13:06:31.460Z", "2019-07-23T13:06:31.464Z", "2019-07-23T13:06:31.469Z", "2019-07-23T13:06:31.474Z", "2019-07-23T13:06:31.479Z", "2019-07-23T13:06:31.484Z", "2019-07-23T13:06:31.489Z", "2019-07-23T13:06:31.494Z", "2019-07-23T13:06:31.499Z", "2019-07-23T13:06:31.504Z", "2019-07-23T13:06:31.510Z", "2019-07-23T13:06:31.514Z"]</text:p>
          </table:table-cell>
          <table:table-cell office:value-type="string" calcext:value-type="string">
            <text:p>Dashboard.vue:220 (35) ["2019-07-23T13:12:57.222Z", "2019-07-23T13:12:57.290Z", "2019-07-23T13:12:57.294Z", "2019-07-23T13:12:57.298Z", "2019-07-23T13:12:57.302Z", "2019-07-23T13:12:57.306Z", "2019-07-23T13:12:57.311Z", "2019-07-23T13:12:57.316Z", "2019-07-23T13:12:57.320Z", "2019-07-23T13:12:57.324Z", "2019-07-23T13:12:57.328Z", "2019-07-23T13:12:57.332Z", "2019-07-23T13:12:57.334Z", "2019-07-23T13:12:57.338Z", "2019-07-23T13:12:57.343Z", "2019-07-23T13:12:57.346Z", "2019-07-23T13:12:57.350Z", "2019-07-23T13:12:57.355Z", "2019-07-23T13:12:57.358Z", "2019-07-23T13:12:57.364Z", "2019-07-23T13:12:57.366Z", "2019-07-23T13:12:57.370Z", "2019-07-23T13:12:57.374Z", "2019-07-23T13:12:57.379Z", "2019-07-23T13:12:57.381Z", "2019-07-23T13:12:57.386Z", "2019-07-23T13:12:57.390Z", "2019-07-23T13:12:57.393Z", "2019-07-23T13:12:57.399Z", "2019-07-23T13:12:57.402Z", "2019-07-23T13:12:57.407Z", "2019-07-23T13:12:57.409Z", "2019-07-23T13:12:57.420Z", "2019-07-23T13:12:57.426Z", "2019-07-23T13:12:57.430Z"]</text:p>
          </table:table-cell>
          <table:table-cell office:value-type="string" calcext:value-type="string">
            <text:p>Dashboard.vue:220 (35) ["2019-07-23T13:21:35.218Z", "2019-07-23T13:21:35.222Z", "2019-07-23T13:21:35.284Z", "2019-07-23T13:21:35.288Z", "2019-07-23T13:21:35.291Z", "2019-07-23T13:21:35.296Z", "2019-07-23T13:21:35.299Z", "2019-07-23T13:21:35.303Z", "2019-07-23T13:21:35.307Z", "2019-07-23T13:21:35.312Z", "2019-07-23T13:21:35.315Z", "2019-07-23T13:21:35.319Z", "2019-07-23T13:21:35.323Z", "2019-07-23T13:21:35.327Z", "2019-07-23T13:21:35.331Z", "2019-07-23T13:21:35.336Z", "2019-07-23T13:21:35.339Z", "2019-07-23T13:21:35.343Z", "2019-07-23T13:21:35.347Z", "2019-07-23T13:21:35.352Z", "2019-07-23T13:21:35.356Z", "2019-07-23T13:21:35.360Z", "2019-07-23T13:21:35.364Z", "2019-07-23T13:21:35.367Z", "2019-07-23T13:21:35.371Z", "2019-07-23T13:21:35.376Z", "2019-07-23T13:21:35.380Z", "2019-07-23T13:21:35.383Z", "2019-07-23T13:21:35.387Z", "2019-07-23T13:21:35.392Z", "2019-07-23T13:21:35.395Z", "2019-07-23T13:21:35.400Z", "2019-07-23T13:21:35.404Z", "2019-07-23T13:21:35.407Z", "2019-07-23T13:21:35.412Z"]</text:p>
          </table:table-cell>
          <table:table-cell/>
          <table:table-cell office:value-type="string" calcext:value-type="string">
            <text:p>Dashboard.vue:212 2019-07-23T12:20:20.353Z</text:p>
          </table:table-cell>
          <table:table-cell office:value-type="string" calcext:value-type="string">
            <text:p>Dashboard.vue:212 2019-07-23T12:24:12.766Z</text:p>
          </table:table-cell>
          <table:table-cell office:value-type="string" calcext:value-type="string">
            <text:p>Dashboard.vue:220 (35) ["2019-07-23T12:25:07.191Z", "2019-07-23T12:25:07.202Z", "2019-07-23T12:25:07.211Z", "2019-07-23T12:25:07.221Z", "2019-07-23T12:25:07.232Z", "2019-07-23T12:25:07.241Z", "2019-07-23T12:25:07.251Z", "2019-07-23T12:25:07.261Z", "2019-07-23T12:25:07.271Z", "2019-07-23T12:25:07.281Z", "2019-07-23T12:25:07.291Z", "2019-07-23T12:25:07.301Z", "2019-07-23T12:25:07.312Z", "2019-07-23T12:25:07.321Z", "2019-07-23T12:25:07.331Z", "2019-07-23T12:25:07.341Z", "2019-07-23T12:25:07.351Z", "2019-07-23T12:25:07.361Z", "2019-07-23T12:25:07.372Z", "2019-07-23T12:25:07.381Z", "2019-07-23T12:25:07.391Z", "2019-07-23T12:25:07.402Z", "2019-07-23T12:25:07.411Z", "2019-07-23T12:25:07.421Z", "2019-07-23T12:25:07.431Z", "2019-07-23T12:25:07.441Z", "2019-07-23T12:25:07.452Z", "2019-07-23T12:25:07.461Z", "2019-07-23T12:25:07.471Z", "2019-07-23T12:25:07.481Z", "2019-07-23T12:25:07.491Z", "2019-07-23T12:25:07.501Z", "2019-07-23T12:25:07.512Z", "2019-07-23T12:25:07.521Z", "2019-07-23T12:25:07.532Z"]</text:p>
          </table:table-cell>
          <table:table-cell office:value-type="string" calcext:value-type="string">
            <text:p>Dashboard.vue:220 (35) ["2019-07-23T12:25:58.447Z", "2019-07-23T12:25:58.453Z", "2019-07-23T12:25:58.458Z", "2019-07-23T12:25:58.462Z", "2019-07-23T12:25:58.468Z", "2019-07-23T12:25:58.472Z", "2019-07-23T12:25:58.478Z", "2019-07-23T12:25:58.482Z", "2019-07-23T12:25:58.487Z", "2019-07-23T12:25:58.492Z", "2019-07-23T12:25:58.498Z", "2019-07-23T12:25:58.502Z", "2019-07-23T12:25:58.507Z", "2019-07-23T12:25:58.513Z", "2019-07-23T12:25:58.517Z", "2019-07-23T12:25:58.523Z", "2019-07-23T12:25:58.527Z", "2019-07-23T12:25:58.532Z", "2019-07-23T12:25:58.537Z", "2019-07-23T12:25:58.543Z", "2019-07-23T12:25:58.548Z", "2019-07-23T12:25:58.552Z", "2019-07-23T12:25:58.557Z", "2019-07-23T12:25:58.562Z", "2019-07-23T12:25:58.567Z", "2019-07-23T12:25:58.572Z", "2019-07-23T12:25:58.577Z", "2019-07-23T12:25:58.582Z", "2019-07-23T12:25:58.588Z", "2019-07-23T12:25:58.592Z", "2019-07-23T12:25:58.597Z", "2019-07-23T12:25:58.602Z", "2019-07-23T12:25:58.608Z", "2019-07-23T12:25:58.613Z", "2019-07-23T12:25:58.618Z"]</text:p>
          </table:table-cell>
          <table:table-cell office:value-type="string" calcext:value-type="string">
            <text:p>Dashboard.vue:220 (35) ["2019-07-23T12:26:34.261Z", "2019-07-23T12:26:34.266Z", "2019-07-23T12:26:34.270Z", "2019-07-23T12:26:34.274Z", "2019-07-23T12:26:34.278Z", "2019-07-23T12:26:34.282Z", "2019-07-23T12:26:34.286Z", "2019-07-23T12:26:34.290Z", "2019-07-23T12:26:34.294Z", "2019-07-23T12:26:34.297Z", "2019-07-23T12:26:34.302Z", "2019-07-23T12:26:34.306Z", "2019-07-23T12:26:34.309Z", "2019-07-23T12:26:34.313Z", "2019-07-23T12:26:34.318Z", "2019-07-23T12:26:34.322Z", "2019-07-23T12:26:34.326Z", "2019-07-23T12:26:34.329Z", "2019-07-23T12:26:34.333Z", "2019-07-23T12:26:34.337Z", "2019-07-23T12:26:34.342Z", "2019-07-23T12:26:34.346Z", "2019-07-23T12:26:34.350Z", "2019-07-23T12:26:34.354Z", "2019-07-23T12:26:34.357Z", "2019-07-23T12:26:34.361Z", "2019-07-23T12:26:34.366Z", "2019-07-23T12:26:34.369Z", "2019-07-23T12:26:34.373Z", "2019-07-23T12:26:34.378Z", "2019-07-23T12:26:34.382Z", "2019-07-23T12:26:34.386Z", "2019-07-23T12:26:34.390Z", "2019-07-23T12:26:34.393Z", "2019-07-23T12:26:34.398Z"]</text:p>
          </table:table-cell>
          <table:table-cell office:value-type="string" calcext:value-type="string">
            <text:p>Dashboard.vue:220 (35) ["2019-07-23T12:27:08.286Z", "2019-07-23T12:27:08.290Z", "2019-07-23T12:27:08.295Z", "2019-07-23T12:27:08.299Z", "2019-07-23T12:27:08.303Z", "2019-07-23T12:27:08.306Z", "2019-07-23T12:27:08.310Z", "2019-07-23T12:27:08.314Z", "2019-07-23T12:27:08.318Z", "2019-07-23T12:27:08.323Z", "2019-07-23T12:27:08.327Z", "2019-07-23T12:27:08.331Z", "2019-07-23T12:27:08.334Z", "2019-07-23T12:27:08.339Z", "2019-07-23T12:27:08.342Z", "2019-07-23T12:27:08.346Z", "2019-07-23T12:27:08.350Z", "2019-07-23T12:27:08.354Z", "2019-07-23T12:27:08.359Z", "2019-07-23T12:27:08.362Z", "2019-07-23T12:27:08.366Z", "2019-07-23T12:27:08.370Z", "2019-07-23T12:27:08.375Z", "2019-07-23T12:27:08.379Z", "2019-07-23T12:27:08.382Z", "2019-07-23T12:27:08.387Z", "2019-07-23T12:27:08.391Z", "2019-07-23T12:27:08.395Z", "2019-07-23T12:27:08.399Z", "2019-07-23T12:27:08.402Z", "2019-07-23T12:27:08.406Z", "2019-07-23T12:27:08.410Z", "2019-07-23T12:27:08.415Z", "2019-07-23T12:27:08.418Z", "2019-07-23T12:27:08.422Z"]</text:p>
          </table:table-cell>
        </table:table-row>
        <table:table-row table:style-name="ro1">
          <table:table-cell/>
          <table:table-cell office:value-type="string" calcext:value-type="string">
            <text:p>Dashboard.vue:219 tumpukan yang belum diterima : 34</text:p>
          </table:table-cell>
          <table:table-cell office:value-type="string" calcext:value-type="string">
            <text:p>Dashboard.vue:211 12210</text:p>
          </table:table-cell>
          <table:table-cell office:value-type="string" calcext:value-type="string">
            <text:p>Dashboard.vue:211 23309</text:p>
          </table:table-cell>
          <table:table-cell office:value-type="string" calcext:value-type="string">
            <text:p>Dashboard.vue:211 22975</text:p>
          </table:table-cell>
          <table:table-cell office:value-type="string" calcext:value-type="string">
            <text:p>Dashboard.vue:211 23718</text:p>
          </table:table-cell>
          <table:table-cell office:value-type="string" calcext:value-type="string">
            <text:p>Dashboard.vue:211 22577</text:p>
          </table:table-cell>
          <table:table-cell/>
          <table:table-cell office:value-type="string" calcext:value-type="string">
            <text:p>Dashboard.vue:211 587</text:p>
          </table:table-cell>
          <table:table-cell office:value-type="string" calcext:value-type="string">
            <text:p>Dashboard.vue:211 834</text:p>
          </table:table-cell>
          <table:table-cell office:value-type="string" calcext:value-type="string">
            <text:p>Dashboard.vue:211 1092</text:p>
          </table:table-cell>
          <table:table-cell office:value-type="string" calcext:value-type="string">
            <text:p>Dashboard.vue:211 1581</text:p>
          </table:table-cell>
          <table:table-cell office:value-type="string" calcext:value-type="string">
            <text:p>Dashboard.vue:211 1709</text:p>
          </table:table-cell>
          <table:table-cell office:value-type="string" calcext:value-type="string">
            <text:p>Dashboard.vue:211 1168</text:p>
          </table:table-cell>
          <table:table-cell/>
          <table:table-cell office:value-type="string" calcext:value-type="string">
            <text:p>Dashboard.vue:211 36405</text:p>
          </table:table-cell>
          <table:table-cell office:value-type="string" calcext:value-type="string">
            <text:p>Dashboard.vue:211 43886</text:p>
          </table:table-cell>
          <table:table-cell office:value-type="string" calcext:value-type="string">
            <text:p>Dashboard.vue:211 58645</text:p>
          </table:table-cell>
          <table:table-cell office:value-type="string" calcext:value-type="string">
            <text:p>Dashboard.vue:211 52688</text:p>
          </table:table-cell>
          <table:table-cell office:value-type="string" calcext:value-type="string">
            <text:p>Dashboard.vue:211 54926</text:p>
          </table:table-cell>
          <table:table-cell office:value-type="string" calcext:value-type="string">
            <text:p>Dashboard.vue:211 59817</text:p>
          </table:table-cell>
          <table:table-cell/>
          <table:table-cell office:value-type="string" calcext:value-type="string">
            <text:p>Dashboard.vue:211 650</text:p>
          </table:table-cell>
          <table:table-cell office:value-type="string" calcext:value-type="string">
            <text:p>Dashboard.vue:211 651</text:p>
          </table:table-cell>
          <table:table-cell office:value-type="string" calcext:value-type="string">
            <text:p>Dashboard.vue:211 1542</text:p>
          </table:table-cell>
          <table:table-cell office:value-type="string" calcext:value-type="string">
            <text:p>Dashboard.vue:211 1130</text:p>
          </table:table-cell>
          <table:table-cell office:value-type="string" calcext:value-type="string">
            <text:p>Dashboard.vue:211 1171</text:p>
          </table:table-cell>
          <table:table-cell office:value-type="string" calcext:value-type="string">
            <text:p>Dashboard.vue:211 1479</text:p>
          </table:table-cell>
        </table:table-row>
        <table:table-row table:style-name="ro1">
          <table:table-cell/>
          <table:table-cell office:value-type="string" calcext:value-type="string">
            <text:p>Dashboard.vue:220 (34) ["2019-07-23T13:19:23.671Z", "2019-07-23T13:19:24.271Z", "2019-07-23T13:19:24.370Z", "2019-07-23T13:19:24.470Z", "2019-07-23T13:19:24.571Z", "2019-07-23T13:19:24.671Z", "2019-07-23T13:19:24.771Z", "2019-07-23T13:19:25.970Z", "2019-07-23T13:19:26.070Z", "2019-07-23T13:19:26.171Z", "2019-07-23T13:19:26.270Z", "2019-07-23T13:19:26.371Z", "2019-07-23T13:19:26.470Z", "2019-07-23T13:19:26.570Z", "2019-07-23T13:19:26.671Z", "2019-07-23T13:19:26.771Z", "2019-07-23T13:19:26.872Z", "2019-07-23T13:19:26.971Z", "2019-07-23T13:19:27.070Z", "2019-07-23T13:19:27.171Z", "2019-07-23T13:19:27.271Z", "2019-07-23T13:19:27.370Z", "2019-07-23T13:19:27.470Z", "2019-07-23T13:19:27.571Z", "2019-07-23T13:19:27.671Z", "2019-07-23T13:19:27.770Z", "2019-07-23T13:19:27.871Z", "2019-07-23T13:19:27.971Z", "2019-07-23T13:19:28.070Z", "2019-07-23T13:19:28.171Z", "2019-07-23T13:19:28.271Z", "2019-07-23T13:19:28.370Z", "2019-07-23T13:19:28.481Z", "2019-07-23T13:19:28.571Z"]</text:p>
          </table:table-cell>
          <table:table-cell office:value-type="string" calcext:value-type="string">
            <text:p>Dashboard.vue:212 2019-07-23T13:25:39.924Z</text:p>
          </table:table-cell>
          <table:table-cell office:value-type="string" calcext:value-type="string">
            <text:p>Dashboard.vue:212 2019-07-23T13:29:04.020Z</text:p>
          </table:table-cell>
          <table:table-cell office:value-type="string" calcext:value-type="string">
            <text:p>Dashboard.vue:212 2019-07-23T13:32:40.585Z</text:p>
          </table:table-cell>
          <table:table-cell office:value-type="string" calcext:value-type="string">
            <text:p>Dashboard.vue:212 2019-07-23T13:35:03.763Z</text:p>
          </table:table-cell>
          <table:table-cell office:value-type="string" calcext:value-type="string">
            <text:p>Dashboard.vue:212 2019-07-23T13:38:37.400Z</text:p>
          </table:table-cell>
          <table:table-cell/>
          <table:table-cell office:value-type="string" calcext:value-type="string">
            <text:p>Dashboard.vue:212 2019-07-23T13:42:21.163Z</text:p>
          </table:table-cell>
          <table:table-cell office:value-type="string" calcext:value-type="string">
            <text:p>Dashboard.vue:212 2019-07-23T13:43:08.294Z</text:p>
          </table:table-cell>
          <table:table-cell office:value-type="string" calcext:value-type="string">
            <text:p>Dashboard.vue:212 2019-07-23T13:43:53.904Z</text:p>
          </table:table-cell>
          <table:table-cell office:value-type="string" calcext:value-type="string">
            <text:p>Dashboard.vue:212 2019-07-23T13:44:45.977Z</text:p>
          </table:table-cell>
          <table:table-cell office:value-type="string" calcext:value-type="string">
            <text:p>Dashboard.vue:212 2019-07-23T13:45:33.263Z</text:p>
          </table:table-cell>
          <table:table-cell office:value-type="string" calcext:value-type="string">
            <text:p>Dashboard.vue:212 2019-07-23T13:46:20.484Z</text:p>
          </table:table-cell>
          <table:table-cell/>
          <table:table-cell office:value-type="string" calcext:value-type="string">
            <text:p>Dashboard.vue:212 2019-07-23T12:44:14.605Z</text:p>
          </table:table-cell>
          <table:table-cell office:value-type="string" calcext:value-type="string">
            <text:p>Dashboard.vue:212 2019-07-23T12:50:48.297Z</text:p>
          </table:table-cell>
          <table:table-cell office:value-type="string" calcext:value-type="string">
            <text:p>Dashboard.vue:212 2019-07-23T13:00:01.244Z</text:p>
          </table:table-cell>
          <table:table-cell office:value-type="string" calcext:value-type="string">
            <text:p>Dashboard.vue:212 2019-07-23T13:06:31.350Z</text:p>
          </table:table-cell>
          <table:table-cell office:value-type="string" calcext:value-type="string">
            <text:p>Dashboard.vue:212 2019-07-23T13:12:57.290Z</text:p>
          </table:table-cell>
          <table:table-cell office:value-type="string" calcext:value-type="string">
            <text:p>Dashboard.vue:212 2019-07-23T13:21:35.284Z</text:p>
          </table:table-cell>
          <table:table-cell/>
          <table:table-cell office:value-type="string" calcext:value-type="string">
            <text:p>Dashboard.vue:212 2019-07-23T12:20:20.453Z</text:p>
          </table:table-cell>
          <table:table-cell office:value-type="string" calcext:value-type="string">
            <text:p>Dashboard.vue:212 2019-07-23T12:24:12.815Z</text:p>
          </table:table-cell>
          <table:table-cell office:value-type="string" calcext:value-type="string">
            <text:p>Dashboard.vue:212 2019-07-23T12:25:07.191Z</text:p>
          </table:table-cell>
          <table:table-cell office:value-type="string" calcext:value-type="string">
            <text:p>Dashboard.vue:212 2019-07-23T12:25:58.447Z</text:p>
          </table:table-cell>
          <table:table-cell office:value-type="string" calcext:value-type="string">
            <text:p>Dashboard.vue:212 2019-07-23T12:26:34.261Z</text:p>
          </table:table-cell>
          <table:table-cell office:value-type="string" calcext:value-type="string">
            <text:p>Dashboard.vue:212 2019-07-23T12:27:08.286Z</text:p>
          </table:table-cell>
        </table:table-row>
        <table:table-row table:style-name="ro1">
          <table:table-cell/>
          <table:table-cell office:value-type="string" calcext:value-type="string">
            <text:p>Dashboard.vue:211 8051</text:p>
          </table:table-cell>
          <table:table-cell table:number-columns-repeated="5" office:value-type="string" calcext:value-type="string">
            <text:p>Dashboard.vue:219 tumpukan yang belum diterima : 34</text:p>
          </table:table-cell>
          <table:table-cell/>
          <table:table-cell office:value-type="string" calcext:value-type="string">
            <text:p>Dashboard.vue:211 570</text:p>
          </table:table-cell>
          <table:table-cell office:value-type="string" calcext:value-type="string">
            <text:p>Dashboard.vue:211 784</text:p>
          </table:table-cell>
          <table:table-cell table:number-columns-repeated="4" office:value-type="string" calcext:value-type="string">
            <text:p>Dashboard.vue:219 tumpukan yang belum diterima : 34</text:p>
          </table:table-cell>
          <table:table-cell/>
          <table:table-cell table:number-columns-repeated="6" office:value-type="string" calcext:value-type="string">
            <text:p>Dashboard.vue:219 tumpukan yang belum diterima : 34</text:p>
          </table:table-cell>
          <table:table-cell/>
          <table:table-cell office:value-type="string" calcext:value-type="string">
            <text:p>Dashboard.vue:211 565</text:p>
          </table:table-cell>
          <table:table-cell office:value-type="string" calcext:value-type="string">
            <text:p>Dashboard.vue:211 686</text:p>
          </table:table-cell>
          <table:table-cell table:number-columns-repeated="4" office:value-type="string" calcext:value-type="string">
            <text:p>Dashboard.vue:219 tumpukan yang belum diterima : 34</text:p>
          </table:table-cell>
        </table:table-row>
        <table:table-row table:style-name="ro1">
          <table:table-cell/>
          <table:table-cell office:value-type="string" calcext:value-type="string">
            <text:p>Dashboard.vue:212 2019-07-23T13:19:25.970Z</text:p>
          </table:table-cell>
          <table:table-cell office:value-type="string" calcext:value-type="string">
            <text:p>Dashboard.vue:220 (34) ["2019-07-23T13:25:38.275Z", "2019-07-23T13:25:38.524Z", "2019-07-23T13:25:38.574Z", "2019-07-23T13:25:38.624Z", "2019-07-23T13:25:38.674Z", "2019-07-23T13:25:38.724Z", "2019-07-23T13:25:38.774Z", "2019-07-23T13:25:38.824Z", "2019-07-23T13:25:38.874Z", "2019-07-23T13:25:38.924Z", "2019-07-23T13:25:38.975Z", "2019-07-23T13:25:39.024Z", "2019-07-23T13:25:39.074Z", "2019-07-23T13:25:39.124Z", "2019-07-23T13:25:39.173Z", "2019-07-23T13:25:39.224Z", "2019-07-23T13:25:39.274Z", "2019-07-23T13:25:39.324Z", "2019-07-23T13:25:39.375Z", "2019-07-23T13:25:40.024Z", "2019-07-23T13:25:40.073Z", "2019-07-23T13:25:40.124Z", "2019-07-23T13:25:40.174Z", "2019-07-23T13:25:40.224Z", "2019-07-23T13:25:40.274Z", "2019-07-23T13:25:40.325Z", "2019-07-23T13:25:40.375Z", "2019-07-23T13:25:40.424Z", "2019-07-23T13:25:40.475Z", "2019-07-23T13:25:40.524Z", "2019-07-23T13:25:40.574Z", "2019-07-23T13:25:40.624Z", "2019-07-23T13:25:40.674Z", "2019-07-23T13:25:40.724Z"]</text:p>
          </table:table-cell>
          <table:table-cell office:value-type="string" calcext:value-type="string">
            <text:p>Dashboard.vue:220 (34) ["2019-07-23T13:29:03.861Z", "2019-07-23T13:29:04.030Z", "2019-07-23T13:29:04.040Z", "2019-07-23T13:29:04.051Z", "2019-07-23T13:29:04.060Z", "2019-07-23T13:29:04.071Z", "2019-07-23T13:29:04.080Z", "2019-07-23T13:29:04.091Z", "2019-07-23T13:29:04.101Z", "2019-07-23T13:29:04.111Z", "2019-07-23T13:29:04.120Z", "2019-07-23T13:29:04.131Z", "2019-07-23T13:29:04.141Z", "2019-07-23T13:29:04.151Z", "2019-07-23T13:29:04.161Z", "2019-07-23T13:29:04.171Z", "2019-07-23T13:29:04.181Z", "2019-07-23T13:29:04.190Z", "2019-07-23T13:29:04.201Z", "2019-07-23T13:29:04.210Z", "2019-07-23T13:29:04.220Z", "2019-07-23T13:29:04.231Z", "2019-07-23T13:29:04.240Z", "2019-07-23T13:29:04.251Z", "2019-07-23T13:29:04.260Z", "2019-07-23T13:29:04.270Z", "2019-07-23T13:29:04.281Z", "2019-07-23T13:29:04.291Z", "2019-07-23T13:29:04.301Z", "2019-07-23T13:29:04.311Z", "2019-07-23T13:29:04.320Z", "2019-07-23T13:29:04.331Z", "2019-07-23T13:29:04.340Z", "2019-07-23T13:29:04.350Z"]</text:p>
          </table:table-cell>
          <table:table-cell office:value-type="string" calcext:value-type="string">
            <text:p>Dashboard.vue:220 (34) ["2019-07-23T13:32:40.507Z", "2019-07-23T13:32:40.591Z", "2019-07-23T13:32:40.596Z", "2019-07-23T13:32:40.600Z", "2019-07-23T13:32:40.606Z", "2019-07-23T13:32:40.611Z", "2019-07-23T13:32:40.615Z", "2019-07-23T13:32:40.620Z", "2019-07-23T13:32:40.625Z", "2019-07-23T13:32:40.631Z", "2019-07-23T13:32:40.636Z", "2019-07-23T13:32:40.641Z", "2019-07-23T13:32:40.646Z", "2019-07-23T13:32:40.651Z", "2019-07-23T13:32:40.656Z", "2019-07-23T13:32:40.661Z", "2019-07-23T13:32:40.665Z", "2019-07-23T13:32:40.671Z", "2019-07-23T13:32:40.676Z", "2019-07-23T13:32:40.681Z", "2019-07-23T13:32:40.686Z", "2019-07-23T13:32:40.690Z", "2019-07-23T13:32:40.700Z", "2019-07-23T13:32:40.703Z", "2019-07-23T13:32:40.707Z", "2019-07-23T13:32:40.711Z", "2019-07-23T13:32:40.716Z", "2019-07-23T13:32:40.722Z", "2019-07-23T13:32:40.726Z", "2019-07-23T13:32:40.730Z", "2019-07-23T13:32:40.736Z", "2019-07-23T13:32:40.741Z", "2019-07-23T13:32:40.745Z", "2019-07-23T13:32:40.750Z"]</text:p>
          </table:table-cell>
          <table:table-cell office:value-type="string" calcext:value-type="string">
            <text:p>Dashboard.vue:220 (34) ["2019-07-23T13:35:03.700Z", "2019-07-23T13:35:03.767Z", "2019-07-23T13:35:03.771Z", "2019-07-23T13:35:03.775Z", "2019-07-23T13:35:03.779Z", "2019-07-23T13:35:03.783Z", "2019-07-23T13:35:03.787Z", "2019-07-23T13:35:03.791Z", "2019-07-23T13:35:03.795Z", "2019-07-23T13:35:03.799Z", "2019-07-23T13:35:03.803Z", "2019-07-23T13:35:03.807Z", "2019-07-23T13:35:03.811Z", "2019-07-23T13:35:03.815Z", "2019-07-23T13:35:03.819Z", "2019-07-23T13:35:03.824Z", "2019-07-23T13:35:03.827Z", "2019-07-23T13:35:03.831Z", "2019-07-23T13:35:03.835Z", "2019-07-23T13:35:03.839Z", "2019-07-23T13:35:03.843Z", "2019-07-23T13:35:03.847Z", "2019-07-23T13:35:03.851Z", "2019-07-23T13:35:03.855Z", "2019-07-23T13:35:03.859Z", "2019-07-23T13:35:03.863Z", "2019-07-23T13:35:03.867Z", "2019-07-23T13:35:03.871Z", "2019-07-23T13:35:03.875Z", "2019-07-23T13:35:03.879Z", "2019-07-23T13:35:03.883Z", "2019-07-23T13:35:03.887Z", "2019-07-23T13:35:03.891Z", "2019-07-23T13:35:03.895Z"]</text:p>
          </table:table-cell>
          <table:table-cell office:value-type="string" calcext:value-type="string">
            <text:p>Dashboard.vue:220 (34) ["2019-07-23T13:38:37.339Z", "2019-07-23T13:38:37.408Z", "2019-07-23T13:38:37.412Z", "2019-07-23T13:38:37.419Z", "2019-07-23T13:38:37.421Z", "2019-07-23T13:38:37.424Z", "2019-07-23T13:38:37.428Z", "2019-07-23T13:38:37.432Z", "2019-07-23T13:38:37.436Z", "2019-07-23T13:38:37.443Z", "2019-07-23T13:38:37.445Z", "2019-07-23T13:38:37.448Z", "2019-07-23T13:38:37.452Z", "2019-07-23T13:38:37.456Z", "2019-07-23T13:38:37.461Z", "2019-07-23T13:38:37.465Z", "2019-07-23T13:38:37.468Z", "2019-07-23T13:38:37.473Z", "2019-07-23T13:38:37.476Z", "2019-07-23T13:38:37.480Z", "2019-07-23T13:38:37.484Z", "2019-07-23T13:38:37.489Z", "2019-07-23T13:38:37.492Z", "2019-07-23T13:38:37.496Z", "2019-07-23T13:38:37.500Z", "2019-07-23T13:38:37.504Z", "2019-07-23T13:38:37.509Z", "2019-07-23T13:38:37.518Z", "2019-07-23T13:38:37.520Z", "2019-07-23T13:38:37.526Z", "2019-07-23T13:38:37.528Z", "2019-07-23T13:38:37.533Z", "2019-07-23T13:38:37.537Z", "2019-07-23T13:38:37.541Z"]</text:p>
          </table:table-cell>
          <table:table-cell/>
          <table:table-cell office:value-type="string" calcext:value-type="string">
            <text:p>Dashboard.vue:212 2019-07-23T13:42:21.263Z</text:p>
          </table:table-cell>
          <table:table-cell office:value-type="string" calcext:value-type="string">
            <text:p>Dashboard.vue:212 2019-07-23T13:43:08.350Z</text:p>
          </table:table-cell>
          <table:table-cell office:value-type="string" calcext:value-type="string">
            <text:p>Dashboard.vue:220 (34) ["2019-07-23T13:43:53.914Z", "2019-07-23T13:43:53.924Z", "2019-07-23T13:43:53.934Z", "2019-07-23T13:43:53.944Z", "2019-07-23T13:43:53.954Z", "2019-07-23T13:43:53.964Z", "2019-07-23T13:43:53.974Z", "2019-07-23T13:43:53.984Z", "2019-07-23T13:43:53.994Z", "2019-07-23T13:43:54.004Z", "2019-07-23T13:43:54.014Z", "2019-07-23T13:43:54.024Z", "2019-07-23T13:43:54.034Z", "2019-07-23T13:43:54.044Z", "2019-07-23T13:43:54.054Z", "2019-07-23T13:43:54.063Z", "2019-07-23T13:43:54.074Z", "2019-07-23T13:43:54.084Z", "2019-07-23T13:43:54.093Z", "2019-07-23T13:43:54.103Z", "2019-07-23T13:43:54.114Z", "2019-07-23T13:43:54.124Z", "2019-07-23T13:43:54.134Z", "2019-07-23T13:43:54.143Z", "2019-07-23T13:43:54.154Z", "2019-07-23T13:43:54.164Z", "2019-07-23T13:43:54.174Z", "2019-07-23T13:43:54.184Z", "2019-07-23T13:43:54.194Z", "2019-07-23T13:43:54.204Z", "2019-07-23T13:43:54.214Z", "2019-07-23T13:43:54.223Z", "2019-07-23T13:43:54.233Z", "2019-07-23T13:43:54.244Z"]</text:p>
          </table:table-cell>
          <table:table-cell office:value-type="string" calcext:value-type="string">
            <text:p>Dashboard.vue:220 (34) ["2019-07-23T13:44:45.982Z", "2019-07-23T13:44:45.987Z", "2019-07-23T13:44:45.992Z", "2019-07-23T13:44:45.996Z", "2019-07-23T13:44:46.001Z", "2019-07-23T13:44:46.007Z", "2019-07-23T13:44:46.012Z", "2019-07-23T13:44:46.017Z", "2019-07-23T13:44:46.021Z", "2019-07-23T13:44:46.026Z", "2019-07-23T13:44:46.032Z", "2019-07-23T13:44:46.037Z", "2019-07-23T13:44:46.042Z", "2019-07-23T13:44:46.047Z", "2019-07-23T13:44:46.052Z", "2019-07-23T13:44:46.057Z", "2019-07-23T13:44:46.062Z", "2019-07-23T13:44:46.067Z", "2019-07-23T13:44:46.071Z", "2019-07-23T13:44:46.076Z", "2019-07-23T13:44:46.082Z", "2019-07-23T13:44:46.087Z", "2019-07-23T13:44:46.092Z", "2019-07-23T13:44:46.096Z", "2019-07-23T13:44:46.102Z", "2019-07-23T13:44:46.107Z", "2019-07-23T13:44:46.111Z", "2019-07-23T13:44:46.116Z", "2019-07-23T13:44:46.122Z", "2019-07-23T13:44:46.126Z", "2019-07-23T13:44:46.132Z", "2019-07-23T13:44:46.136Z", "2019-07-23T13:44:46.143Z", "2019-07-23T13:44:46.147Z"]</text:p>
          </table:table-cell>
          <table:table-cell office:value-type="string" calcext:value-type="string">
            <text:p>Dashboard.vue:220 (34) ["2019-07-23T13:45:33.267Z", "2019-07-23T13:45:33.272Z", "2019-07-23T13:45:33.276Z", "2019-07-23T13:45:33.281Z", "2019-07-23T13:45:33.283Z", "2019-07-23T13:45:33.287Z", "2019-07-23T13:45:33.291Z", "2019-07-23T13:45:33.295Z", "2019-07-23T13:45:33.298Z", "2019-07-23T13:45:33.303Z", "2019-07-23T13:45:33.307Z", "2019-07-23T13:45:33.311Z", "2019-07-23T13:45:33.315Z", "2019-07-23T13:45:33.319Z", "2019-07-23T13:45:33.323Z", "2019-07-23T13:45:33.327Z", "2019-07-23T13:45:33.330Z", "2019-07-23T13:45:33.335Z", "2019-07-23T13:45:33.339Z", "2019-07-23T13:45:33.343Z", "2019-07-23T13:45:33.346Z", "2019-07-23T13:45:33.351Z", "2019-07-23T13:45:33.355Z", "2019-07-23T13:45:33.358Z", "2019-07-23T13:45:33.363Z", "2019-07-23T13:45:33.367Z", "2019-07-23T13:45:33.371Z", "2019-07-23T13:45:33.375Z", "2019-07-23T13:45:33.379Z", "2019-07-23T13:45:33.383Z", "2019-07-23T13:45:33.387Z", "2019-07-23T13:45:33.391Z", "2019-07-23T13:45:33.395Z", "2019-07-23T13:45:33.399Z"]</text:p>
          </table:table-cell>
          <table:table-cell office:value-type="string" calcext:value-type="string">
            <text:p>Dashboard.vue:220 (34) ["2019-07-23T13:46:20.487Z", "2019-07-23T13:46:20.491Z", "2019-07-23T13:46:20.496Z", "2019-07-23T13:46:20.500Z", "2019-07-23T13:46:20.504Z", "2019-07-23T13:46:20.508Z", "2019-07-23T13:46:20.512Z", "2019-07-23T13:46:20.516Z", "2019-07-23T13:46:20.520Z", "2019-07-23T13:46:20.524Z", "2019-07-23T13:46:20.528Z", "2019-07-23T13:46:20.532Z", "2019-07-23T13:46:20.535Z", "2019-07-23T13:46:20.539Z", "2019-07-23T13:46:20.544Z", "2019-07-23T13:46:20.548Z", "2019-07-23T13:46:20.551Z", "2019-07-23T13:46:20.556Z", "2019-07-23T13:46:20.559Z", "2019-07-23T13:46:20.564Z", "2019-07-23T13:46:20.568Z", "2019-07-23T13:46:20.573Z", "2019-07-23T13:46:20.576Z", "2019-07-23T13:46:20.580Z", "2019-07-23T13:46:20.584Z", "2019-07-23T13:46:20.587Z", "2019-07-23T13:46:20.591Z", "2019-07-23T13:46:20.596Z", "2019-07-23T13:46:20.599Z", "2019-07-23T13:46:20.604Z", "2019-07-23T13:46:20.608Z", "2019-07-23T13:46:20.613Z", "2019-07-23T13:46:20.616Z", "2019-07-23T13:46:20.622Z"]</text:p>
          </table:table-cell>
          <table:table-cell/>
          <table:table-cell office:value-type="string" calcext:value-type="string">
            <text:p>Dashboard.vue:220 (34) ["2019-07-23T12:44:11.405Z", "2019-07-23T12:44:11.505Z", "2019-07-23T12:44:11.906Z", "2019-07-23T12:44:12.005Z", "2019-07-23T12:44:12.105Z", "2019-07-23T12:44:12.205Z", "2019-07-23T12:44:12.305Z", "2019-07-23T12:44:12.405Z", "2019-07-23T12:44:12.505Z", "2019-07-23T12:44:12.605Z", "2019-07-23T12:44:12.705Z", "2019-07-23T12:44:12.805Z", "2019-07-23T12:44:12.905Z", "2019-07-23T12:44:13.005Z", "2019-07-23T12:44:13.105Z", "2019-07-23T12:44:13.205Z", "2019-07-23T12:44:13.305Z", "2019-07-23T12:44:14.705Z", "2019-07-23T12:44:14.805Z", "2019-07-23T12:44:14.905Z", "2019-07-23T12:44:15.005Z", "2019-07-23T12:44:15.105Z", "2019-07-23T12:44:15.205Z", "2019-07-23T12:44:15.305Z", "2019-07-23T12:44:15.405Z", "2019-07-23T12:44:15.505Z", "2019-07-23T12:44:15.605Z", "2019-07-23T12:44:15.705Z", "2019-07-23T12:44:15.805Z", "2019-07-23T12:44:15.904Z", "2019-07-23T12:44:16.005Z", "2019-07-23T12:44:16.105Z", "2019-07-23T12:44:16.205Z", "2019-07-23T12:44:16.305Z"]</text:p>
          </table:table-cell>
          <table:table-cell office:value-type="string" calcext:value-type="string">
            <text:p>Dashboard.vue:220 (34) ["2019-07-23T12:50:46.248Z", "2019-07-23T12:50:46.347Z", "2019-07-23T12:50:46.397Z", "2019-07-23T12:50:46.447Z", "2019-07-23T12:50:46.498Z", "2019-07-23T12:50:46.548Z", "2019-07-23T12:50:46.597Z", "2019-07-23T12:50:46.647Z", "2019-07-23T12:50:46.697Z", "2019-07-23T12:50:46.748Z", "2019-07-23T12:50:46.797Z", "2019-07-23T12:50:46.847Z", "2019-07-23T12:50:46.898Z", "2019-07-23T12:50:46.948Z", "2019-07-23T12:50:46.998Z", "2019-07-23T12:50:47.047Z", "2019-07-23T12:50:47.098Z", "2019-07-23T12:50:47.147Z", "2019-07-23T12:50:47.198Z", "2019-07-23T12:50:47.248Z", "2019-07-23T12:50:47.297Z", "2019-07-23T12:50:47.347Z", "2019-07-23T12:50:47.398Z", "2019-07-23T12:50:47.447Z", "2019-07-23T12:50:47.497Z", "2019-07-23T12:50:47.548Z", "2019-07-23T12:50:48.347Z", "2019-07-23T12:50:48.398Z", "2019-07-23T12:50:48.448Z", "2019-07-23T12:50:48.497Z", "2019-07-23T12:50:48.548Z", "2019-07-23T12:50:48.597Z", "2019-07-23T12:50:48.648Z", "2019-07-23T12:50:48.698Z"]</text:p>
          </table:table-cell>
          <table:table-cell office:value-type="string" calcext:value-type="string">
            <text:p>Dashboard.vue:220 (34) ["2019-07-23T13:00:01.075Z", "2019-07-23T13:00:01.084Z", "2019-07-23T13:00:01.255Z", "2019-07-23T13:00:01.265Z", "2019-07-23T13:00:01.274Z", "2019-07-23T13:00:01.284Z", "2019-07-23T13:00:01.294Z", "2019-07-23T13:00:01.304Z", "2019-07-23T13:00:01.314Z", "2019-07-23T13:00:01.324Z", "2019-07-23T13:00:01.334Z", "2019-07-23T13:00:01.344Z", "2019-07-23T13:00:01.355Z", "2019-07-23T13:00:01.364Z", "2019-07-23T13:00:01.375Z", "2019-07-23T13:00:01.384Z", "2019-07-23T13:00:01.394Z", "2019-07-23T13:00:01.404Z", "2019-07-23T13:00:01.414Z", "2019-07-23T13:00:01.425Z", "2019-07-23T13:00:01.435Z", "2019-07-23T13:00:01.444Z", "2019-07-23T13:00:01.454Z", "2019-07-23T13:00:01.464Z", "2019-07-23T13:00:01.474Z", "2019-07-23T13:00:01.484Z", "2019-07-23T13:00:01.495Z", "2019-07-23T13:00:01.504Z", "2019-07-23T13:00:01.514Z", "2019-07-23T13:00:01.524Z", "2019-07-23T13:00:01.535Z", "2019-07-23T13:00:01.544Z", "2019-07-23T13:00:01.554Z", "2019-07-23T13:00:01.565Z"]</text:p>
          </table:table-cell>
          <table:table-cell office:value-type="string" calcext:value-type="string">
            <text:p>Dashboard.vue:220 (34) ["2019-07-23T13:06:31.270Z", "2019-07-23T13:06:31.354Z", "2019-07-23T13:06:31.359Z", "2019-07-23T13:06:31.364Z", "2019-07-23T13:06:31.370Z", "2019-07-23T13:06:31.374Z", "2019-07-23T13:06:31.379Z", "2019-07-23T13:06:31.384Z", "2019-07-23T13:06:31.389Z", "2019-07-23T13:06:31.395Z", "2019-07-23T13:06:31.399Z", "2019-07-23T13:06:31.404Z", "2019-07-23T13:06:31.409Z", "2019-07-23T13:06:31.413Z", "2019-07-23T13:06:31.418Z", "2019-07-23T13:06:31.424Z", "2019-07-23T13:06:31.429Z", "2019-07-23T13:06:31.434Z", "2019-07-23T13:06:31.444Z", "2019-07-23T13:06:31.445Z", "2019-07-23T13:06:31.450Z", "2019-07-23T13:06:31.456Z", "2019-07-23T13:06:31.460Z", "2019-07-23T13:06:31.464Z", "2019-07-23T13:06:31.469Z", "2019-07-23T13:06:31.474Z", "2019-07-23T13:06:31.479Z", "2019-07-23T13:06:31.484Z", "2019-07-23T13:06:31.489Z", "2019-07-23T13:06:31.494Z", "2019-07-23T13:06:31.499Z", "2019-07-23T13:06:31.504Z", "2019-07-23T13:06:31.510Z", "2019-07-23T13:06:31.514Z"]</text:p>
          </table:table-cell>
          <table:table-cell office:value-type="string" calcext:value-type="string">
            <text:p>Dashboard.vue:220 (34) ["2019-07-23T13:12:57.222Z", "2019-07-23T13:12:57.294Z", "2019-07-23T13:12:57.298Z", "2019-07-23T13:12:57.302Z", "2019-07-23T13:12:57.306Z", "2019-07-23T13:12:57.311Z", "2019-07-23T13:12:57.316Z", "2019-07-23T13:12:57.320Z", "2019-07-23T13:12:57.324Z", "2019-07-23T13:12:57.328Z", "2019-07-23T13:12:57.332Z", "2019-07-23T13:12:57.334Z", "2019-07-23T13:12:57.338Z", "2019-07-23T13:12:57.343Z", "2019-07-23T13:12:57.346Z", "2019-07-23T13:12:57.350Z", "2019-07-23T13:12:57.355Z", "2019-07-23T13:12:57.358Z", "2019-07-23T13:12:57.364Z", "2019-07-23T13:12:57.366Z", "2019-07-23T13:12:57.370Z", "2019-07-23T13:12:57.374Z", "2019-07-23T13:12:57.379Z", "2019-07-23T13:12:57.381Z", "2019-07-23T13:12:57.386Z", "2019-07-23T13:12:57.390Z", "2019-07-23T13:12:57.393Z", "2019-07-23T13:12:57.399Z", "2019-07-23T13:12:57.402Z", "2019-07-23T13:12:57.407Z", "2019-07-23T13:12:57.409Z", "2019-07-23T13:12:57.420Z", "2019-07-23T13:12:57.426Z", "2019-07-23T13:12:57.430Z"]</text:p>
          </table:table-cell>
          <table:table-cell office:value-type="string" calcext:value-type="string">
            <text:p>Dashboard.vue:220 (34) ["2019-07-23T13:21:35.218Z", "2019-07-23T13:21:35.222Z", "2019-07-23T13:21:35.288Z", "2019-07-23T13:21:35.291Z", "2019-07-23T13:21:35.296Z", "2019-07-23T13:21:35.299Z", "2019-07-23T13:21:35.303Z", "2019-07-23T13:21:35.307Z", "2019-07-23T13:21:35.312Z", "2019-07-23T13:21:35.315Z", "2019-07-23T13:21:35.319Z", "2019-07-23T13:21:35.323Z", "2019-07-23T13:21:35.327Z", "2019-07-23T13:21:35.331Z", "2019-07-23T13:21:35.336Z", "2019-07-23T13:21:35.339Z", "2019-07-23T13:21:35.343Z", "2019-07-23T13:21:35.347Z", "2019-07-23T13:21:35.352Z", "2019-07-23T13:21:35.356Z", "2019-07-23T13:21:35.360Z", "2019-07-23T13:21:35.364Z", "2019-07-23T13:21:35.367Z", "2019-07-23T13:21:35.371Z", "2019-07-23T13:21:35.376Z", "2019-07-23T13:21:35.380Z", "2019-07-23T13:21:35.383Z", "2019-07-23T13:21:35.387Z", "2019-07-23T13:21:35.392Z", "2019-07-23T13:21:35.395Z", "2019-07-23T13:21:35.400Z", "2019-07-23T13:21:35.404Z", "2019-07-23T13:21:35.407Z", "2019-07-23T13:21:35.412Z"]</text:p>
          </table:table-cell>
          <table:table-cell/>
          <table:table-cell office:value-type="string" calcext:value-type="string">
            <text:p>Dashboard.vue:212 2019-07-23T12:20:20.553Z</text:p>
          </table:table-cell>
          <table:table-cell office:value-type="string" calcext:value-type="string">
            <text:p>Dashboard.vue:212 2019-07-23T12:24:12.866Z</text:p>
          </table:table-cell>
          <table:table-cell office:value-type="string" calcext:value-type="string">
            <text:p>Dashboard.vue:220 (34) ["2019-07-23T12:25:07.202Z", "2019-07-23T12:25:07.211Z", "2019-07-23T12:25:07.221Z", "2019-07-23T12:25:07.232Z", "2019-07-23T12:25:07.241Z", "2019-07-23T12:25:07.251Z", "2019-07-23T12:25:07.261Z", "2019-07-23T12:25:07.271Z", "2019-07-23T12:25:07.281Z", "2019-07-23T12:25:07.291Z", "2019-07-23T12:25:07.301Z", "2019-07-23T12:25:07.312Z", "2019-07-23T12:25:07.321Z", "2019-07-23T12:25:07.331Z", "2019-07-23T12:25:07.341Z", "2019-07-23T12:25:07.351Z", "2019-07-23T12:25:07.361Z", "2019-07-23T12:25:07.372Z", "2019-07-23T12:25:07.381Z", "2019-07-23T12:25:07.391Z", "2019-07-23T12:25:07.402Z", "2019-07-23T12:25:07.411Z", "2019-07-23T12:25:07.421Z", "2019-07-23T12:25:07.431Z", "2019-07-23T12:25:07.441Z", "2019-07-23T12:25:07.452Z", "2019-07-23T12:25:07.461Z", "2019-07-23T12:25:07.471Z", "2019-07-23T12:25:07.481Z", "2019-07-23T12:25:07.491Z", "2019-07-23T12:25:07.501Z", "2019-07-23T12:25:07.512Z", "2019-07-23T12:25:07.521Z", "2019-07-23T12:25:07.532Z"]</text:p>
          </table:table-cell>
          <table:table-cell office:value-type="string" calcext:value-type="string">
            <text:p>Dashboard.vue:220 (34) ["2019-07-23T12:25:58.453Z", "2019-07-23T12:25:58.458Z", "2019-07-23T12:25:58.462Z", "2019-07-23T12:25:58.468Z", "2019-07-23T12:25:58.472Z", "2019-07-23T12:25:58.478Z", "2019-07-23T12:25:58.482Z", "2019-07-23T12:25:58.487Z", "2019-07-23T12:25:58.492Z", "2019-07-23T12:25:58.498Z", "2019-07-23T12:25:58.502Z", "2019-07-23T12:25:58.507Z", "2019-07-23T12:25:58.513Z", "2019-07-23T12:25:58.517Z", "2019-07-23T12:25:58.523Z", "2019-07-23T12:25:58.527Z", "2019-07-23T12:25:58.532Z", "2019-07-23T12:25:58.537Z", "2019-07-23T12:25:58.543Z", "2019-07-23T12:25:58.548Z", "2019-07-23T12:25:58.552Z", "2019-07-23T12:25:58.557Z", "2019-07-23T12:25:58.562Z", "2019-07-23T12:25:58.567Z", "2019-07-23T12:25:58.572Z", "2019-07-23T12:25:58.577Z", "2019-07-23T12:25:58.582Z", "2019-07-23T12:25:58.588Z", "2019-07-23T12:25:58.592Z", "2019-07-23T12:25:58.597Z", "2019-07-23T12:25:58.602Z", "2019-07-23T12:25:58.608Z", "2019-07-23T12:25:58.613Z", "2019-07-23T12:25:58.618Z"]</text:p>
          </table:table-cell>
          <table:table-cell office:value-type="string" calcext:value-type="string">
            <text:p>Dashboard.vue:220 (34) ["2019-07-23T12:26:34.266Z", "2019-07-23T12:26:34.270Z", "2019-07-23T12:26:34.274Z", "2019-07-23T12:26:34.278Z", "2019-07-23T12:26:34.282Z", "2019-07-23T12:26:34.286Z", "2019-07-23T12:26:34.290Z", "2019-07-23T12:26:34.294Z", "2019-07-23T12:26:34.297Z", "2019-07-23T12:26:34.302Z", "2019-07-23T12:26:34.306Z", "2019-07-23T12:26:34.309Z", "2019-07-23T12:26:34.313Z", "2019-07-23T12:26:34.318Z", "2019-07-23T12:26:34.322Z", "2019-07-23T12:26:34.326Z", "2019-07-23T12:26:34.329Z", "2019-07-23T12:26:34.333Z", "2019-07-23T12:26:34.337Z", "2019-07-23T12:26:34.342Z", "2019-07-23T12:26:34.346Z", "2019-07-23T12:26:34.350Z", "2019-07-23T12:26:34.354Z", "2019-07-23T12:26:34.357Z", "2019-07-23T12:26:34.361Z", "2019-07-23T12:26:34.366Z", "2019-07-23T12:26:34.369Z", "2019-07-23T12:26:34.373Z", "2019-07-23T12:26:34.378Z", "2019-07-23T12:26:34.382Z", "2019-07-23T12:26:34.386Z", "2019-07-23T12:26:34.390Z", "2019-07-23T12:26:34.393Z", "2019-07-23T12:26:34.398Z"]</text:p>
          </table:table-cell>
          <table:table-cell office:value-type="string" calcext:value-type="string">
            <text:p>Dashboard.vue:220 (34) ["2019-07-23T12:27:08.290Z", "2019-07-23T12:27:08.295Z", "2019-07-23T12:27:08.299Z", "2019-07-23T12:27:08.303Z", "2019-07-23T12:27:08.306Z", "2019-07-23T12:27:08.310Z", "2019-07-23T12:27:08.314Z", "2019-07-23T12:27:08.318Z", "2019-07-23T12:27:08.323Z", "2019-07-23T12:27:08.327Z", "2019-07-23T12:27:08.331Z", "2019-07-23T12:27:08.334Z", "2019-07-23T12:27:08.339Z", "2019-07-23T12:27:08.342Z", "2019-07-23T12:27:08.346Z", "2019-07-23T12:27:08.350Z", "2019-07-23T12:27:08.354Z", "2019-07-23T12:27:08.359Z", "2019-07-23T12:27:08.362Z", "2019-07-23T12:27:08.366Z", "2019-07-23T12:27:08.370Z", "2019-07-23T12:27:08.375Z", "2019-07-23T12:27:08.379Z", "2019-07-23T12:27:08.382Z", "2019-07-23T12:27:08.387Z", "2019-07-23T12:27:08.391Z", "2019-07-23T12:27:08.395Z", "2019-07-23T12:27:08.399Z", "2019-07-23T12:27:08.402Z", "2019-07-23T12:27:08.406Z", "2019-07-23T12:27:08.410Z", "2019-07-23T12:27:08.415Z", "2019-07-23T12:27:08.418Z", "2019-07-23T12:27:08.422Z"]</text:p>
          </table:table-cell>
        </table:table-row>
        <table:table-row table:style-name="ro1">
          <table:table-cell/>
          <table:table-cell office:value-type="string" calcext:value-type="string">
            <text:p>Dashboard.vue:219 tumpukan yang belum diterima : 33</text:p>
          </table:table-cell>
          <table:table-cell office:value-type="string" calcext:value-type="string">
            <text:p>Dashboard.vue:211 12615</text:p>
          </table:table-cell>
          <table:table-cell office:value-type="string" calcext:value-type="string">
            <text:p>Dashboard.vue:211 23888</text:p>
          </table:table-cell>
          <table:table-cell office:value-type="string" calcext:value-type="string">
            <text:p>Dashboard.vue:211 23002</text:p>
          </table:table-cell>
          <table:table-cell office:value-type="string" calcext:value-type="string">
            <text:p>Dashboard.vue:211 23729</text:p>
          </table:table-cell>
          <table:table-cell office:value-type="string" calcext:value-type="string">
            <text:p>Dashboard.vue:211 23577</text:p>
          </table:table-cell>
          <table:table-cell/>
          <table:table-cell office:value-type="string" calcext:value-type="string">
            <text:p>Dashboard.vue:211 755</text:p>
          </table:table-cell>
          <table:table-cell office:value-type="string" calcext:value-type="string">
            <text:p>Dashboard.vue:211 746</text:p>
          </table:table-cell>
          <table:table-cell office:value-type="string" calcext:value-type="string">
            <text:p>Dashboard.vue:211 1089</text:p>
          </table:table-cell>
          <table:table-cell office:value-type="string" calcext:value-type="string">
            <text:p>Dashboard.vue:211 1584</text:p>
          </table:table-cell>
          <table:table-cell office:value-type="string" calcext:value-type="string">
            <text:p>Dashboard.vue:211 1711</text:p>
          </table:table-cell>
          <table:table-cell office:value-type="string" calcext:value-type="string">
            <text:p>Dashboard.vue:211 1171</text:p>
          </table:table-cell>
          <table:table-cell/>
          <table:table-cell office:value-type="string" calcext:value-type="string">
            <text:p>Dashboard.vue:211 36894</text:p>
          </table:table-cell>
          <table:table-cell office:value-type="string" calcext:value-type="string">
            <text:p>Dashboard.vue:211 43848</text:p>
          </table:table-cell>
          <table:table-cell office:value-type="string" calcext:value-type="string">
            <text:p>Dashboard.vue:211 58753</text:p>
          </table:table-cell>
          <table:table-cell office:value-type="string" calcext:value-type="string">
            <text:p>Dashboard.vue:211 53338</text:p>
          </table:table-cell>
          <table:table-cell office:value-type="string" calcext:value-type="string">
            <text:p>Dashboard.vue:211 55497</text:p>
          </table:table-cell>
          <table:table-cell office:value-type="string" calcext:value-type="string">
            <text:p>Dashboard.vue:211 60405</text:p>
          </table:table-cell>
          <table:table-cell/>
          <table:table-cell office:value-type="string" calcext:value-type="string">
            <text:p>Dashboard.vue:211 672</text:p>
          </table:table-cell>
          <table:table-cell office:value-type="string" calcext:value-type="string">
            <text:p>Dashboard.vue:211 656</text:p>
          </table:table-cell>
          <table:table-cell office:value-type="string" calcext:value-type="string">
            <text:p>Dashboard.vue:211 1540</text:p>
          </table:table-cell>
          <table:table-cell office:value-type="string" calcext:value-type="string">
            <text:p>Dashboard.vue:211 1130</text:p>
          </table:table-cell>
          <table:table-cell office:value-type="string" calcext:value-type="string">
            <text:p>Dashboard.vue:211 1175</text:p>
          </table:table-cell>
          <table:table-cell office:value-type="string" calcext:value-type="string">
            <text:p>Dashboard.vue:211 1481</text:p>
          </table:table-cell>
        </table:table-row>
        <table:table-row table:style-name="ro1">
          <table:table-cell/>
          <table:table-cell office:value-type="string" calcext:value-type="string">
            <text:p>Dashboard.vue:220 (33) ["2019-07-23T13:19:23.671Z", "2019-07-23T13:19:24.271Z", "2019-07-23T13:19:24.370Z", "2019-07-23T13:19:24.470Z", "2019-07-23T13:19:24.571Z", "2019-07-23T13:19:24.671Z", "2019-07-23T13:19:24.771Z", "2019-07-23T13:19:26.070Z", "2019-07-23T13:19:26.171Z", "2019-07-23T13:19:26.270Z", "2019-07-23T13:19:26.371Z", "2019-07-23T13:19:26.470Z", "2019-07-23T13:19:26.570Z", "2019-07-23T13:19:26.671Z", "2019-07-23T13:19:26.771Z", "2019-07-23T13:19:26.872Z", "2019-07-23T13:19:26.971Z", "2019-07-23T13:19:27.070Z", "2019-07-23T13:19:27.171Z", "2019-07-23T13:19:27.271Z", "2019-07-23T13:19:27.370Z", "2019-07-23T13:19:27.470Z", "2019-07-23T13:19:27.571Z", "2019-07-23T13:19:27.671Z", "2019-07-23T13:19:27.770Z", "2019-07-23T13:19:27.871Z", "2019-07-23T13:19:27.971Z", "2019-07-23T13:19:28.070Z", "2019-07-23T13:19:28.171Z", "2019-07-23T13:19:28.271Z", "2019-07-23T13:19:28.370Z", "2019-07-23T13:19:28.481Z", "2019-07-23T13:19:28.571Z"]</text:p>
          </table:table-cell>
          <table:table-cell office:value-type="string" calcext:value-type="string">
            <text:p>Dashboard.vue:212 2019-07-23T13:25:40.024Z</text:p>
          </table:table-cell>
          <table:table-cell office:value-type="string" calcext:value-type="string">
            <text:p>Dashboard.vue:212 2019-07-23T13:29:04.030Z</text:p>
          </table:table-cell>
          <table:table-cell office:value-type="string" calcext:value-type="string">
            <text:p>Dashboard.vue:212 2019-07-23T13:32:40.591Z</text:p>
          </table:table-cell>
          <table:table-cell office:value-type="string" calcext:value-type="string">
            <text:p>Dashboard.vue:212 2019-07-23T13:35:03.767Z</text:p>
          </table:table-cell>
          <table:table-cell office:value-type="string" calcext:value-type="string">
            <text:p>Dashboard.vue:212 2019-07-23T13:38:37.408Z</text:p>
          </table:table-cell>
          <table:table-cell/>
          <table:table-cell office:value-type="string" calcext:value-type="string">
            <text:p>Dashboard.vue:212 2019-07-23T13:42:21.363Z</text:p>
          </table:table-cell>
          <table:table-cell office:value-type="string" calcext:value-type="string">
            <text:p>Dashboard.vue:212 2019-07-23T13:43:08.394Z</text:p>
          </table:table-cell>
          <table:table-cell office:value-type="string" calcext:value-type="string">
            <text:p>Dashboard.vue:212 2019-07-23T13:43:53.914Z</text:p>
          </table:table-cell>
          <table:table-cell office:value-type="string" calcext:value-type="string">
            <text:p>Dashboard.vue:212 2019-07-23T13:44:45.982Z</text:p>
          </table:table-cell>
          <table:table-cell office:value-type="string" calcext:value-type="string">
            <text:p>Dashboard.vue:212 2019-07-23T13:45:33.267Z</text:p>
          </table:table-cell>
          <table:table-cell office:value-type="string" calcext:value-type="string">
            <text:p>Dashboard.vue:212 2019-07-23T13:46:20.487Z</text:p>
          </table:table-cell>
          <table:table-cell/>
          <table:table-cell office:value-type="string" calcext:value-type="string">
            <text:p>Dashboard.vue:212 2019-07-23T12:44:14.705Z</text:p>
          </table:table-cell>
          <table:table-cell office:value-type="string" calcext:value-type="string">
            <text:p>Dashboard.vue:212 2019-07-23T12:50:48.347Z</text:p>
          </table:table-cell>
          <table:table-cell office:value-type="string" calcext:value-type="string">
            <text:p>Dashboard.vue:212 2019-07-23T13:00:01.255Z</text:p>
          </table:table-cell>
          <table:table-cell office:value-type="string" calcext:value-type="string">
            <text:p>Dashboard.vue:212 2019-07-23T13:06:31.359Z</text:p>
          </table:table-cell>
          <table:table-cell office:value-type="string" calcext:value-type="string">
            <text:p>Dashboard.vue:212 2019-07-23T13:12:57.294Z</text:p>
          </table:table-cell>
          <table:table-cell office:value-type="string" calcext:value-type="string">
            <text:p>Dashboard.vue:212 2019-07-23T13:21:35.288Z</text:p>
          </table:table-cell>
          <table:table-cell/>
          <table:table-cell office:value-type="string" calcext:value-type="string">
            <text:p>Dashboard.vue:212 2019-07-23T12:20:20.653Z</text:p>
          </table:table-cell>
          <table:table-cell office:value-type="string" calcext:value-type="string">
            <text:p>Dashboard.vue:212 2019-07-23T12:24:12.916Z</text:p>
          </table:table-cell>
          <table:table-cell office:value-type="string" calcext:value-type="string">
            <text:p>Dashboard.vue:212 2019-07-23T12:25:07.202Z</text:p>
          </table:table-cell>
          <table:table-cell office:value-type="string" calcext:value-type="string">
            <text:p>Dashboard.vue:212 2019-07-23T12:25:58.453Z</text:p>
          </table:table-cell>
          <table:table-cell office:value-type="string" calcext:value-type="string">
            <text:p>Dashboard.vue:212 2019-07-23T12:26:34.266Z</text:p>
          </table:table-cell>
          <table:table-cell office:value-type="string" calcext:value-type="string">
            <text:p>Dashboard.vue:212 2019-07-23T12:27:08.290Z</text:p>
          </table:table-cell>
        </table:table-row>
        <table:table-row table:style-name="ro1">
          <table:table-cell/>
          <table:table-cell office:value-type="string" calcext:value-type="string">
            <text:p>Dashboard.vue:211 8578</text:p>
          </table:table-cell>
          <table:table-cell table:number-columns-repeated="5" office:value-type="string" calcext:value-type="string">
            <text:p>Dashboard.vue:219 tumpukan yang belum diterima : 33</text:p>
          </table:table-cell>
          <table:table-cell/>
          <table:table-cell office:value-type="string" calcext:value-type="string">
            <text:p>Dashboard.vue:211 671</text:p>
          </table:table-cell>
          <table:table-cell office:value-type="string" calcext:value-type="string">
            <text:p>Dashboard.vue:211 702</text:p>
          </table:table-cell>
          <table:table-cell table:number-columns-repeated="4" office:value-type="string" calcext:value-type="string">
            <text:p>Dashboard.vue:219 tumpukan yang belum diterima : 33</text:p>
          </table:table-cell>
          <table:table-cell/>
          <table:table-cell table:number-columns-repeated="6" office:value-type="string" calcext:value-type="string">
            <text:p>Dashboard.vue:219 tumpukan yang belum diterima : 33</text:p>
          </table:table-cell>
          <table:table-cell/>
          <table:table-cell office:value-type="string" calcext:value-type="string">
            <text:p>Dashboard.vue:211 576</text:p>
          </table:table-cell>
          <table:table-cell office:value-type="string" calcext:value-type="string">
            <text:p>Dashboard.vue:211 615</text:p>
          </table:table-cell>
          <table:table-cell table:number-columns-repeated="4" office:value-type="string" calcext:value-type="string">
            <text:p>Dashboard.vue:219 tumpukan yang belum diterima : 33</text:p>
          </table:table-cell>
        </table:table-row>
        <table:table-row table:style-name="ro1">
          <table:table-cell/>
          <table:table-cell office:value-type="string" calcext:value-type="string">
            <text:p>Dashboard.vue:212 2019-07-23T13:19:26.171Z</text:p>
          </table:table-cell>
          <table:table-cell office:value-type="string" calcext:value-type="string">
            <text:p>Dashboard.vue:220 (33) ["2019-07-23T13:25:38.275Z", "2019-07-23T13:25:38.524Z", "2019-07-23T13:25:38.574Z", "2019-07-23T13:25:38.624Z", "2019-07-23T13:25:38.674Z", "2019-07-23T13:25:38.724Z", "2019-07-23T13:25:38.774Z", "2019-07-23T13:25:38.824Z", "2019-07-23T13:25:38.874Z", "2019-07-23T13:25:38.924Z", "2019-07-23T13:25:38.975Z", "2019-07-23T13:25:39.024Z", "2019-07-23T13:25:39.074Z", "2019-07-23T13:25:39.124Z", "2019-07-23T13:25:39.173Z", "2019-07-23T13:25:39.224Z", "2019-07-23T13:25:39.274Z", "2019-07-23T13:25:39.324Z", "2019-07-23T13:25:39.375Z", "2019-07-23T13:25:40.073Z", "2019-07-23T13:25:40.124Z", "2019-07-23T13:25:40.174Z", "2019-07-23T13:25:40.224Z", "2019-07-23T13:25:40.274Z", "2019-07-23T13:25:40.325Z", "2019-07-23T13:25:40.375Z", "2019-07-23T13:25:40.424Z", "2019-07-23T13:25:40.475Z", "2019-07-23T13:25:40.524Z", "2019-07-23T13:25:40.574Z", "2019-07-23T13:25:40.624Z", "2019-07-23T13:25:40.674Z", "2019-07-23T13:25:40.724Z"]</text:p>
          </table:table-cell>
          <table:table-cell office:value-type="string" calcext:value-type="string">
            <text:p>Dashboard.vue:220 (33) ["2019-07-23T13:29:03.861Z", "2019-07-23T13:29:04.040Z", "2019-07-23T13:29:04.051Z", "2019-07-23T13:29:04.060Z", "2019-07-23T13:29:04.071Z", "2019-07-23T13:29:04.080Z", "2019-07-23T13:29:04.091Z", "2019-07-23T13:29:04.101Z", "2019-07-23T13:29:04.111Z", "2019-07-23T13:29:04.120Z", "2019-07-23T13:29:04.131Z", "2019-07-23T13:29:04.141Z", "2019-07-23T13:29:04.151Z", "2019-07-23T13:29:04.161Z", "2019-07-23T13:29:04.171Z", "2019-07-23T13:29:04.181Z", "2019-07-23T13:29:04.190Z", "2019-07-23T13:29:04.201Z", "2019-07-23T13:29:04.210Z", "2019-07-23T13:29:04.220Z", "2019-07-23T13:29:04.231Z", "2019-07-23T13:29:04.240Z", "2019-07-23T13:29:04.251Z", "2019-07-23T13:29:04.260Z", "2019-07-23T13:29:04.270Z", "2019-07-23T13:29:04.281Z", "2019-07-23T13:29:04.291Z", "2019-07-23T13:29:04.301Z", "2019-07-23T13:29:04.311Z", "2019-07-23T13:29:04.320Z", "2019-07-23T13:29:04.331Z", "2019-07-23T13:29:04.340Z", "2019-07-23T13:29:04.350Z"]</text:p>
          </table:table-cell>
          <table:table-cell office:value-type="string" calcext:value-type="string">
            <text:p>Dashboard.vue:220 (33) ["2019-07-23T13:32:40.507Z", "2019-07-23T13:32:40.596Z", "2019-07-23T13:32:40.600Z", "2019-07-23T13:32:40.606Z", "2019-07-23T13:32:40.611Z", "2019-07-23T13:32:40.615Z", "2019-07-23T13:32:40.620Z", "2019-07-23T13:32:40.625Z", "2019-07-23T13:32:40.631Z", "2019-07-23T13:32:40.636Z", "2019-07-23T13:32:40.641Z", "2019-07-23T13:32:40.646Z", "2019-07-23T13:32:40.651Z", "2019-07-23T13:32:40.656Z", "2019-07-23T13:32:40.661Z", "2019-07-23T13:32:40.665Z", "2019-07-23T13:32:40.671Z", "2019-07-23T13:32:40.676Z", "2019-07-23T13:32:40.681Z", "2019-07-23T13:32:40.686Z", "2019-07-23T13:32:40.690Z", "2019-07-23T13:32:40.700Z", "2019-07-23T13:32:40.703Z", "2019-07-23T13:32:40.707Z", "2019-07-23T13:32:40.711Z", "2019-07-23T13:32:40.716Z", "2019-07-23T13:32:40.722Z", "2019-07-23T13:32:40.726Z", "2019-07-23T13:32:40.730Z", "2019-07-23T13:32:40.736Z", "2019-07-23T13:32:40.741Z", "2019-07-23T13:32:40.745Z", "2019-07-23T13:32:40.750Z"]</text:p>
          </table:table-cell>
          <table:table-cell office:value-type="string" calcext:value-type="string">
            <text:p>Dashboard.vue:220 (33) ["2019-07-23T13:35:03.700Z", "2019-07-23T13:35:03.771Z", "2019-07-23T13:35:03.775Z", "2019-07-23T13:35:03.779Z", "2019-07-23T13:35:03.783Z", "2019-07-23T13:35:03.787Z", "2019-07-23T13:35:03.791Z", "2019-07-23T13:35:03.795Z", "2019-07-23T13:35:03.799Z", "2019-07-23T13:35:03.803Z", "2019-07-23T13:35:03.807Z", "2019-07-23T13:35:03.811Z", "2019-07-23T13:35:03.815Z", "2019-07-23T13:35:03.819Z", "2019-07-23T13:35:03.824Z", "2019-07-23T13:35:03.827Z", "2019-07-23T13:35:03.831Z", "2019-07-23T13:35:03.835Z", "2019-07-23T13:35:03.839Z", "2019-07-23T13:35:03.843Z", "2019-07-23T13:35:03.847Z", "2019-07-23T13:35:03.851Z", "2019-07-23T13:35:03.855Z", "2019-07-23T13:35:03.859Z", "2019-07-23T13:35:03.863Z", "2019-07-23T13:35:03.867Z", "2019-07-23T13:35:03.871Z", "2019-07-23T13:35:03.875Z", "2019-07-23T13:35:03.879Z", "2019-07-23T13:35:03.883Z", "2019-07-23T13:35:03.887Z", "2019-07-23T13:35:03.891Z", "2019-07-23T13:35:03.895Z"]</text:p>
          </table:table-cell>
          <table:table-cell office:value-type="string" calcext:value-type="string">
            <text:p>Dashboard.vue:220 (33) ["2019-07-23T13:38:37.339Z", "2019-07-23T13:38:37.412Z", "2019-07-23T13:38:37.419Z", "2019-07-23T13:38:37.421Z", "2019-07-23T13:38:37.424Z", "2019-07-23T13:38:37.428Z", "2019-07-23T13:38:37.432Z", "2019-07-23T13:38:37.436Z", "2019-07-23T13:38:37.443Z", "2019-07-23T13:38:37.445Z", "2019-07-23T13:38:37.448Z", "2019-07-23T13:38:37.452Z", "2019-07-23T13:38:37.456Z", "2019-07-23T13:38:37.461Z", "2019-07-23T13:38:37.465Z", "2019-07-23T13:38:37.468Z", "2019-07-23T13:38:37.473Z", "2019-07-23T13:38:37.476Z", "2019-07-23T13:38:37.480Z", "2019-07-23T13:38:37.484Z", "2019-07-23T13:38:37.489Z", "2019-07-23T13:38:37.492Z", "2019-07-23T13:38:37.496Z", "2019-07-23T13:38:37.500Z", "2019-07-23T13:38:37.504Z", "2019-07-23T13:38:37.509Z", "2019-07-23T13:38:37.518Z", "2019-07-23T13:38:37.520Z", "2019-07-23T13:38:37.526Z", "2019-07-23T13:38:37.528Z", "2019-07-23T13:38:37.533Z", "2019-07-23T13:38:37.537Z", "2019-07-23T13:38:37.541Z"]</text:p>
          </table:table-cell>
          <table:table-cell/>
          <table:table-cell office:value-type="string" calcext:value-type="string">
            <text:p>Dashboard.vue:212 2019-07-23T13:42:21.463Z</text:p>
          </table:table-cell>
          <table:table-cell office:value-type="string" calcext:value-type="string">
            <text:p>Dashboard.vue:212 2019-07-23T13:43:08.444Z</text:p>
          </table:table-cell>
          <table:table-cell office:value-type="string" calcext:value-type="string">
            <text:p>Dashboard.vue:220 (33) ["2019-07-23T13:43:53.924Z", "2019-07-23T13:43:53.934Z", "2019-07-23T13:43:53.944Z", "2019-07-23T13:43:53.954Z", "2019-07-23T13:43:53.964Z", "2019-07-23T13:43:53.974Z", "2019-07-23T13:43:53.984Z", "2019-07-23T13:43:53.994Z", "2019-07-23T13:43:54.004Z", "2019-07-23T13:43:54.014Z", "2019-07-23T13:43:54.024Z", "2019-07-23T13:43:54.034Z", "2019-07-23T13:43:54.044Z", "2019-07-23T13:43:54.054Z", "2019-07-23T13:43:54.063Z", "2019-07-23T13:43:54.074Z", "2019-07-23T13:43:54.084Z", "2019-07-23T13:43:54.093Z", "2019-07-23T13:43:54.103Z", "2019-07-23T13:43:54.114Z", "2019-07-23T13:43:54.124Z", "2019-07-23T13:43:54.134Z", "2019-07-23T13:43:54.143Z", "2019-07-23T13:43:54.154Z", "2019-07-23T13:43:54.164Z", "2019-07-23T13:43:54.174Z", "2019-07-23T13:43:54.184Z", "2019-07-23T13:43:54.194Z", "2019-07-23T13:43:54.204Z", "2019-07-23T13:43:54.214Z", "2019-07-23T13:43:54.223Z", "2019-07-23T13:43:54.233Z", "2019-07-23T13:43:54.244Z"]</text:p>
          </table:table-cell>
          <table:table-cell office:value-type="string" calcext:value-type="string">
            <text:p>Dashboard.vue:220 (33) ["2019-07-23T13:44:45.987Z", "2019-07-23T13:44:45.992Z", "2019-07-23T13:44:45.996Z", "2019-07-23T13:44:46.001Z", "2019-07-23T13:44:46.007Z", "2019-07-23T13:44:46.012Z", "2019-07-23T13:44:46.017Z", "2019-07-23T13:44:46.021Z", "2019-07-23T13:44:46.026Z", "2019-07-23T13:44:46.032Z", "2019-07-23T13:44:46.037Z", "2019-07-23T13:44:46.042Z", "2019-07-23T13:44:46.047Z", "2019-07-23T13:44:46.052Z", "2019-07-23T13:44:46.057Z", "2019-07-23T13:44:46.062Z", "2019-07-23T13:44:46.067Z", "2019-07-23T13:44:46.071Z", "2019-07-23T13:44:46.076Z", "2019-07-23T13:44:46.082Z", "2019-07-23T13:44:46.087Z", "2019-07-23T13:44:46.092Z", "2019-07-23T13:44:46.096Z", "2019-07-23T13:44:46.102Z", "2019-07-23T13:44:46.107Z", "2019-07-23T13:44:46.111Z", "2019-07-23T13:44:46.116Z", "2019-07-23T13:44:46.122Z", "2019-07-23T13:44:46.126Z", "2019-07-23T13:44:46.132Z", "2019-07-23T13:44:46.136Z", "2019-07-23T13:44:46.143Z", "2019-07-23T13:44:46.147Z"]</text:p>
          </table:table-cell>
          <table:table-cell office:value-type="string" calcext:value-type="string">
            <text:p>Dashboard.vue:220 (33) ["2019-07-23T13:45:33.272Z", "2019-07-23T13:45:33.276Z", "2019-07-23T13:45:33.281Z", "2019-07-23T13:45:33.283Z", "2019-07-23T13:45:33.287Z", "2019-07-23T13:45:33.291Z", "2019-07-23T13:45:33.295Z", "2019-07-23T13:45:33.298Z", "2019-07-23T13:45:33.303Z", "2019-07-23T13:45:33.307Z", "2019-07-23T13:45:33.311Z", "2019-07-23T13:45:33.315Z", "2019-07-23T13:45:33.319Z", "2019-07-23T13:45:33.323Z", "2019-07-23T13:45:33.327Z", "2019-07-23T13:45:33.330Z", "2019-07-23T13:45:33.335Z", "2019-07-23T13:45:33.339Z", "2019-07-23T13:45:33.343Z", "2019-07-23T13:45:33.346Z", "2019-07-23T13:45:33.351Z", "2019-07-23T13:45:33.355Z", "2019-07-23T13:45:33.358Z", "2019-07-23T13:45:33.363Z", "2019-07-23T13:45:33.367Z", "2019-07-23T13:45:33.371Z", "2019-07-23T13:45:33.375Z", "2019-07-23T13:45:33.379Z", "2019-07-23T13:45:33.383Z", "2019-07-23T13:45:33.387Z", "2019-07-23T13:45:33.391Z", "2019-07-23T13:45:33.395Z", "2019-07-23T13:45:33.399Z"]</text:p>
          </table:table-cell>
          <table:table-cell office:value-type="string" calcext:value-type="string">
            <text:p>Dashboard.vue:220 (33) ["2019-07-23T13:46:20.491Z", "2019-07-23T13:46:20.496Z", "2019-07-23T13:46:20.500Z", "2019-07-23T13:46:20.504Z", "2019-07-23T13:46:20.508Z", "2019-07-23T13:46:20.512Z", "2019-07-23T13:46:20.516Z", "2019-07-23T13:46:20.520Z", "2019-07-23T13:46:20.524Z", "2019-07-23T13:46:20.528Z", "2019-07-23T13:46:20.532Z", "2019-07-23T13:46:20.535Z", "2019-07-23T13:46:20.539Z", "2019-07-23T13:46:20.544Z", "2019-07-23T13:46:20.548Z", "2019-07-23T13:46:20.551Z", "2019-07-23T13:46:20.556Z", "2019-07-23T13:46:20.559Z", "2019-07-23T13:46:20.564Z", "2019-07-23T13:46:20.568Z", "2019-07-23T13:46:20.573Z", "2019-07-23T13:46:20.576Z", "2019-07-23T13:46:20.580Z", "2019-07-23T13:46:20.584Z", "2019-07-23T13:46:20.587Z", "2019-07-23T13:46:20.591Z", "2019-07-23T13:46:20.596Z", "2019-07-23T13:46:20.599Z", "2019-07-23T13:46:20.604Z", "2019-07-23T13:46:20.608Z", "2019-07-23T13:46:20.613Z", "2019-07-23T13:46:20.616Z", "2019-07-23T13:46:20.622Z"]</text:p>
          </table:table-cell>
          <table:table-cell/>
          <table:table-cell office:value-type="string" calcext:value-type="string">
            <text:p>Dashboard.vue:220 (33) ["2019-07-23T12:44:11.405Z", "2019-07-23T12:44:11.505Z", "2019-07-23T12:44:11.906Z", "2019-07-23T12:44:12.005Z", "2019-07-23T12:44:12.105Z", "2019-07-23T12:44:12.205Z", "2019-07-23T12:44:12.305Z", "2019-07-23T12:44:12.405Z", "2019-07-23T12:44:12.505Z", "2019-07-23T12:44:12.605Z", "2019-07-23T12:44:12.705Z", "2019-07-23T12:44:12.805Z", "2019-07-23T12:44:12.905Z", "2019-07-23T12:44:13.005Z", "2019-07-23T12:44:13.105Z", "2019-07-23T12:44:13.205Z", "2019-07-23T12:44:13.305Z", "2019-07-23T12:44:14.805Z", "2019-07-23T12:44:14.905Z", "2019-07-23T12:44:15.005Z", "2019-07-23T12:44:15.105Z", "2019-07-23T12:44:15.205Z", "2019-07-23T12:44:15.305Z", "2019-07-23T12:44:15.405Z", "2019-07-23T12:44:15.505Z", "2019-07-23T12:44:15.605Z", "2019-07-23T12:44:15.705Z", "2019-07-23T12:44:15.805Z", "2019-07-23T12:44:15.904Z", "2019-07-23T12:44:16.005Z", "2019-07-23T12:44:16.105Z", "2019-07-23T12:44:16.205Z", "2019-07-23T12:44:16.305Z"]</text:p>
          </table:table-cell>
          <table:table-cell office:value-type="string" calcext:value-type="string">
            <text:p>Dashboard.vue:220 (33) ["2019-07-23T12:50:46.248Z", "2019-07-23T12:50:46.347Z", "2019-07-23T12:50:46.397Z", "2019-07-23T12:50:46.447Z", "2019-07-23T12:50:46.498Z", "2019-07-23T12:50:46.548Z", "2019-07-23T12:50:46.597Z", "2019-07-23T12:50:46.647Z", "2019-07-23T12:50:46.697Z", "2019-07-23T12:50:46.748Z", "2019-07-23T12:50:46.797Z", "2019-07-23T12:50:46.847Z", "2019-07-23T12:50:46.898Z", "2019-07-23T12:50:46.948Z", "2019-07-23T12:50:46.998Z", "2019-07-23T12:50:47.047Z", "2019-07-23T12:50:47.098Z", "2019-07-23T12:50:47.147Z", "2019-07-23T12:50:47.198Z", "2019-07-23T12:50:47.248Z", "2019-07-23T12:50:47.297Z", "2019-07-23T12:50:47.347Z", "2019-07-23T12:50:47.398Z", "2019-07-23T12:50:47.447Z", "2019-07-23T12:50:47.497Z", "2019-07-23T12:50:47.548Z", "2019-07-23T12:50:48.398Z", "2019-07-23T12:50:48.448Z", "2019-07-23T12:50:48.497Z", "2019-07-23T12:50:48.548Z", "2019-07-23T12:50:48.597Z", "2019-07-23T12:50:48.648Z", "2019-07-23T12:50:48.698Z"]</text:p>
          </table:table-cell>
          <table:table-cell office:value-type="string" calcext:value-type="string">
            <text:p>Dashboard.vue:220 (33) ["2019-07-23T13:00:01.075Z", "2019-07-23T13:00:01.084Z", "2019-07-23T13:00:01.265Z", "2019-07-23T13:00:01.274Z", "2019-07-23T13:00:01.284Z", "2019-07-23T13:00:01.294Z", "2019-07-23T13:00:01.304Z", "2019-07-23T13:00:01.314Z", "2019-07-23T13:00:01.324Z", "2019-07-23T13:00:01.334Z", "2019-07-23T13:00:01.344Z", "2019-07-23T13:00:01.355Z", "2019-07-23T13:00:01.364Z", "2019-07-23T13:00:01.375Z", "2019-07-23T13:00:01.384Z", "2019-07-23T13:00:01.394Z", "2019-07-23T13:00:01.404Z", "2019-07-23T13:00:01.414Z", "2019-07-23T13:00:01.425Z", "2019-07-23T13:00:01.435Z", "2019-07-23T13:00:01.444Z", "2019-07-23T13:00:01.454Z", "2019-07-23T13:00:01.464Z", "2019-07-23T13:00:01.474Z", "2019-07-23T13:00:01.484Z", "2019-07-23T13:00:01.495Z", "2019-07-23T13:00:01.504Z", "2019-07-23T13:00:01.514Z", "2019-07-23T13:00:01.524Z", "2019-07-23T13:00:01.535Z", "2019-07-23T13:00:01.544Z", "2019-07-23T13:00:01.554Z", "2019-07-23T13:00:01.565Z"]</text:p>
          </table:table-cell>
          <table:table-cell office:value-type="string" calcext:value-type="string">
            <text:p>Dashboard.vue:220 (33) ["2019-07-23T13:06:31.270Z", "2019-07-23T13:06:31.354Z", "2019-07-23T13:06:31.364Z", "2019-07-23T13:06:31.370Z", "2019-07-23T13:06:31.374Z", "2019-07-23T13:06:31.379Z", "2019-07-23T13:06:31.384Z", "2019-07-23T13:06:31.389Z", "2019-07-23T13:06:31.395Z", "2019-07-23T13:06:31.399Z", "2019-07-23T13:06:31.404Z", "2019-07-23T13:06:31.409Z", "2019-07-23T13:06:31.413Z", "2019-07-23T13:06:31.418Z", "2019-07-23T13:06:31.424Z", "2019-07-23T13:06:31.429Z", "2019-07-23T13:06:31.434Z", "2019-07-23T13:06:31.444Z", "2019-07-23T13:06:31.445Z", "2019-07-23T13:06:31.450Z", "2019-07-23T13:06:31.456Z", "2019-07-23T13:06:31.460Z", "2019-07-23T13:06:31.464Z", "2019-07-23T13:06:31.469Z", "2019-07-23T13:06:31.474Z", "2019-07-23T13:06:31.479Z", "2019-07-23T13:06:31.484Z", "2019-07-23T13:06:31.489Z", "2019-07-23T13:06:31.494Z", "2019-07-23T13:06:31.499Z", "2019-07-23T13:06:31.504Z", "2019-07-23T13:06:31.510Z", "2019-07-23T13:06:31.514Z"]</text:p>
          </table:table-cell>
          <table:table-cell office:value-type="string" calcext:value-type="string">
            <text:p>Dashboard.vue:220 (33) ["2019-07-23T13:12:57.222Z", "2019-07-23T13:12:57.298Z", "2019-07-23T13:12:57.302Z", "2019-07-23T13:12:57.306Z", "2019-07-23T13:12:57.311Z", "2019-07-23T13:12:57.316Z", "2019-07-23T13:12:57.320Z", "2019-07-23T13:12:57.324Z", "2019-07-23T13:12:57.328Z", "2019-07-23T13:12:57.332Z", "2019-07-23T13:12:57.334Z", "2019-07-23T13:12:57.338Z", "2019-07-23T13:12:57.343Z", "2019-07-23T13:12:57.346Z", "2019-07-23T13:12:57.350Z", "2019-07-23T13:12:57.355Z", "2019-07-23T13:12:57.358Z", "2019-07-23T13:12:57.364Z", "2019-07-23T13:12:57.366Z", "2019-07-23T13:12:57.370Z", "2019-07-23T13:12:57.374Z", "2019-07-23T13:12:57.379Z", "2019-07-23T13:12:57.381Z", "2019-07-23T13:12:57.386Z", "2019-07-23T13:12:57.390Z", "2019-07-23T13:12:57.393Z", "2019-07-23T13:12:57.399Z", "2019-07-23T13:12:57.402Z", "2019-07-23T13:12:57.407Z", "2019-07-23T13:12:57.409Z", "2019-07-23T13:12:57.420Z", "2019-07-23T13:12:57.426Z", "2019-07-23T13:12:57.430Z"]</text:p>
          </table:table-cell>
          <table:table-cell office:value-type="string" calcext:value-type="string">
            <text:p>Dashboard.vue:220 (33) ["2019-07-23T13:21:35.218Z", "2019-07-23T13:21:35.222Z", "2019-07-23T13:21:35.291Z", "2019-07-23T13:21:35.296Z", "2019-07-23T13:21:35.299Z", "2019-07-23T13:21:35.303Z", "2019-07-23T13:21:35.307Z", "2019-07-23T13:21:35.312Z", "2019-07-23T13:21:35.315Z", "2019-07-23T13:21:35.319Z", "2019-07-23T13:21:35.323Z", "2019-07-23T13:21:35.327Z", "2019-07-23T13:21:35.331Z", "2019-07-23T13:21:35.336Z", "2019-07-23T13:21:35.339Z", "2019-07-23T13:21:35.343Z", "2019-07-23T13:21:35.347Z", "2019-07-23T13:21:35.352Z", "2019-07-23T13:21:35.356Z", "2019-07-23T13:21:35.360Z", "2019-07-23T13:21:35.364Z", "2019-07-23T13:21:35.367Z", "2019-07-23T13:21:35.371Z", "2019-07-23T13:21:35.376Z", "2019-07-23T13:21:35.380Z", "2019-07-23T13:21:35.383Z", "2019-07-23T13:21:35.387Z", "2019-07-23T13:21:35.392Z", "2019-07-23T13:21:35.395Z", "2019-07-23T13:21:35.400Z", "2019-07-23T13:21:35.404Z", "2019-07-23T13:21:35.407Z", "2019-07-23T13:21:35.412Z"]</text:p>
          </table:table-cell>
          <table:table-cell/>
          <table:table-cell office:value-type="string" calcext:value-type="string">
            <text:p>Dashboard.vue:212 2019-07-23T12:20:20.755Z</text:p>
          </table:table-cell>
          <table:table-cell office:value-type="string" calcext:value-type="string">
            <text:p>Dashboard.vue:212 2019-07-23T12:24:12.972Z</text:p>
          </table:table-cell>
          <table:table-cell office:value-type="string" calcext:value-type="string">
            <text:p>Dashboard.vue:220 (33) ["2019-07-23T12:25:07.211Z", "2019-07-23T12:25:07.221Z", "2019-07-23T12:25:07.232Z", "2019-07-23T12:25:07.241Z", "2019-07-23T12:25:07.251Z", "2019-07-23T12:25:07.261Z", "2019-07-23T12:25:07.271Z", "2019-07-23T12:25:07.281Z", "2019-07-23T12:25:07.291Z", "2019-07-23T12:25:07.301Z", "2019-07-23T12:25:07.312Z", "2019-07-23T12:25:07.321Z", "2019-07-23T12:25:07.331Z", "2019-07-23T12:25:07.341Z", "2019-07-23T12:25:07.351Z", "2019-07-23T12:25:07.361Z", "2019-07-23T12:25:07.372Z", "2019-07-23T12:25:07.381Z", "2019-07-23T12:25:07.391Z", "2019-07-23T12:25:07.402Z", "2019-07-23T12:25:07.411Z", "2019-07-23T12:25:07.421Z", "2019-07-23T12:25:07.431Z", "2019-07-23T12:25:07.441Z", "2019-07-23T12:25:07.452Z", "2019-07-23T12:25:07.461Z", "2019-07-23T12:25:07.471Z", "2019-07-23T12:25:07.481Z", "2019-07-23T12:25:07.491Z", "2019-07-23T12:25:07.501Z", "2019-07-23T12:25:07.512Z", "2019-07-23T12:25:07.521Z", "2019-07-23T12:25:07.532Z"]</text:p>
          </table:table-cell>
          <table:table-cell office:value-type="string" calcext:value-type="string">
            <text:p>Dashboard.vue:220 (33) ["2019-07-23T12:25:58.458Z", "2019-07-23T12:25:58.462Z", "2019-07-23T12:25:58.468Z", "2019-07-23T12:25:58.472Z", "2019-07-23T12:25:58.478Z", "2019-07-23T12:25:58.482Z", "2019-07-23T12:25:58.487Z", "2019-07-23T12:25:58.492Z", "2019-07-23T12:25:58.498Z", "2019-07-23T12:25:58.502Z", "2019-07-23T12:25:58.507Z", "2019-07-23T12:25:58.513Z", "2019-07-23T12:25:58.517Z", "2019-07-23T12:25:58.523Z", "2019-07-23T12:25:58.527Z", "2019-07-23T12:25:58.532Z", "2019-07-23T12:25:58.537Z", "2019-07-23T12:25:58.543Z", "2019-07-23T12:25:58.548Z", "2019-07-23T12:25:58.552Z", "2019-07-23T12:25:58.557Z", "2019-07-23T12:25:58.562Z", "2019-07-23T12:25:58.567Z", "2019-07-23T12:25:58.572Z", "2019-07-23T12:25:58.577Z", "2019-07-23T12:25:58.582Z", "2019-07-23T12:25:58.588Z", "2019-07-23T12:25:58.592Z", "2019-07-23T12:25:58.597Z", "2019-07-23T12:25:58.602Z", "2019-07-23T12:25:58.608Z", "2019-07-23T12:25:58.613Z", "2019-07-23T12:25:58.618Z"]</text:p>
          </table:table-cell>
          <table:table-cell office:value-type="string" calcext:value-type="string">
            <text:p>Dashboard.vue:220 (33) ["2019-07-23T12:26:34.270Z", "2019-07-23T12:26:34.274Z", "2019-07-23T12:26:34.278Z", "2019-07-23T12:26:34.282Z", "2019-07-23T12:26:34.286Z", "2019-07-23T12:26:34.290Z", "2019-07-23T12:26:34.294Z", "2019-07-23T12:26:34.297Z", "2019-07-23T12:26:34.302Z", "2019-07-23T12:26:34.306Z", "2019-07-23T12:26:34.309Z", "2019-07-23T12:26:34.313Z", "2019-07-23T12:26:34.318Z", "2019-07-23T12:26:34.322Z", "2019-07-23T12:26:34.326Z", "2019-07-23T12:26:34.329Z", "2019-07-23T12:26:34.333Z", "2019-07-23T12:26:34.337Z", "2019-07-23T12:26:34.342Z", "2019-07-23T12:26:34.346Z", "2019-07-23T12:26:34.350Z", "2019-07-23T12:26:34.354Z", "2019-07-23T12:26:34.357Z", "2019-07-23T12:26:34.361Z", "2019-07-23T12:26:34.366Z", "2019-07-23T12:26:34.369Z", "2019-07-23T12:26:34.373Z", "2019-07-23T12:26:34.378Z", "2019-07-23T12:26:34.382Z", "2019-07-23T12:26:34.386Z", "2019-07-23T12:26:34.390Z", "2019-07-23T12:26:34.393Z", "2019-07-23T12:26:34.398Z"]</text:p>
          </table:table-cell>
          <table:table-cell office:value-type="string" calcext:value-type="string">
            <text:p>Dashboard.vue:220 (33) ["2019-07-23T12:27:08.295Z", "2019-07-23T12:27:08.299Z", "2019-07-23T12:27:08.303Z", "2019-07-23T12:27:08.306Z", "2019-07-23T12:27:08.310Z", "2019-07-23T12:27:08.314Z", "2019-07-23T12:27:08.318Z", "2019-07-23T12:27:08.323Z", "2019-07-23T12:27:08.327Z", "2019-07-23T12:27:08.331Z", "2019-07-23T12:27:08.334Z", "2019-07-23T12:27:08.339Z", "2019-07-23T12:27:08.342Z", "2019-07-23T12:27:08.346Z", "2019-07-23T12:27:08.350Z", "2019-07-23T12:27:08.354Z", "2019-07-23T12:27:08.359Z", "2019-07-23T12:27:08.362Z", "2019-07-23T12:27:08.366Z", "2019-07-23T12:27:08.370Z", "2019-07-23T12:27:08.375Z", "2019-07-23T12:27:08.379Z", "2019-07-23T12:27:08.382Z", "2019-07-23T12:27:08.387Z", "2019-07-23T12:27:08.391Z", "2019-07-23T12:27:08.395Z", "2019-07-23T12:27:08.399Z", "2019-07-23T12:27:08.402Z", "2019-07-23T12:27:08.406Z", "2019-07-23T12:27:08.410Z", "2019-07-23T12:27:08.415Z", "2019-07-23T12:27:08.418Z", "2019-07-23T12:27:08.422Z"]</text:p>
          </table:table-cell>
        </table:table-row>
        <table:table-row table:style-name="ro1">
          <table:table-cell/>
          <table:table-cell office:value-type="string" calcext:value-type="string">
            <text:p>Dashboard.vue:219 tumpukan yang belum diterima : 32</text:p>
          </table:table-cell>
          <table:table-cell office:value-type="string" calcext:value-type="string">
            <text:p>Dashboard.vue:211 12737</text:p>
          </table:table-cell>
          <table:table-cell office:value-type="string" calcext:value-type="string">
            <text:p>Dashboard.vue:211 23890</text:p>
          </table:table-cell>
          <table:table-cell office:value-type="string" calcext:value-type="string">
            <text:p>Dashboard.vue:211 23601</text:p>
          </table:table-cell>
          <table:table-cell office:value-type="string" calcext:value-type="string">
            <text:p>Dashboard.vue:211 24023</text:p>
          </table:table-cell>
          <table:table-cell office:value-type="string" calcext:value-type="string">
            <text:p>Dashboard.vue:211 23593</text:p>
          </table:table-cell>
          <table:table-cell/>
          <table:table-cell office:value-type="string" calcext:value-type="string">
            <text:p>Dashboard.vue:211 873</text:p>
          </table:table-cell>
          <table:table-cell office:value-type="string" calcext:value-type="string">
            <text:p>Dashboard.vue:211 659</text:p>
          </table:table-cell>
          <table:table-cell office:value-type="string" calcext:value-type="string">
            <text:p>Dashboard.vue:211 1085</text:p>
          </table:table-cell>
          <table:table-cell office:value-type="string" calcext:value-type="string">
            <text:p>Dashboard.vue:211 1591</text:p>
          </table:table-cell>
          <table:table-cell office:value-type="string" calcext:value-type="string">
            <text:p>Dashboard.vue:211 1712</text:p>
          </table:table-cell>
          <table:table-cell office:value-type="string" calcext:value-type="string">
            <text:p>Dashboard.vue:211 1173</text:p>
          </table:table-cell>
          <table:table-cell/>
          <table:table-cell office:value-type="string" calcext:value-type="string">
            <text:p>Dashboard.vue:211 36813</text:p>
          </table:table-cell>
          <table:table-cell office:value-type="string" calcext:value-type="string">
            <text:p>Dashboard.vue:211 44994</text:p>
          </table:table-cell>
          <table:table-cell office:value-type="string" calcext:value-type="string">
            <text:p>Dashboard.vue:211 59240</text:p>
          </table:table-cell>
          <table:table-cell office:value-type="string" calcext:value-type="string">
            <text:p>Dashboard.vue:211 53365</text:p>
          </table:table-cell>
          <table:table-cell office:value-type="string" calcext:value-type="string">
            <text:p>Dashboard.vue:211 55511</text:p>
          </table:table-cell>
          <table:table-cell office:value-type="string" calcext:value-type="string">
            <text:p>Dashboard.vue:211 60602</text:p>
          </table:table-cell>
          <table:table-cell/>
          <table:table-cell office:value-type="string" calcext:value-type="string">
            <text:p>Dashboard.vue:211 658</text:p>
          </table:table-cell>
          <table:table-cell office:value-type="string" calcext:value-type="string">
            <text:p>Dashboard.vue:211 647</text:p>
          </table:table-cell>
          <table:table-cell office:value-type="string" calcext:value-type="string">
            <text:p>Dashboard.vue:211 1537</text:p>
          </table:table-cell>
          <table:table-cell office:value-type="string" calcext:value-type="string">
            <text:p>Dashboard.vue:211 1130</text:p>
          </table:table-cell>
          <table:table-cell office:value-type="string" calcext:value-type="string">
            <text:p>Dashboard.vue:211 1177</text:p>
          </table:table-cell>
          <table:table-cell office:value-type="string" calcext:value-type="string">
            <text:p>Dashboard.vue:211 1484</text:p>
          </table:table-cell>
        </table:table-row>
        <table:table-row table:style-name="ro1">
          <table:table-cell/>
          <table:table-cell office:value-type="string" calcext:value-type="string">
            <text:p>Dashboard.vue:220 (32) ["2019-07-23T13:19:23.671Z", "2019-07-23T13:19:24.271Z", "2019-07-23T13:19:24.370Z", "2019-07-23T13:19:24.470Z", "2019-07-23T13:19:24.571Z", "2019-07-23T13:19:24.671Z", "2019-07-23T13:19:24.771Z", "2019-07-23T13:19:26.070Z", "2019-07-23T13:19:26.270Z", "2019-07-23T13:19:26.371Z", "2019-07-23T13:19:26.470Z", "2019-07-23T13:19:26.570Z", "2019-07-23T13:19:26.671Z", "2019-07-23T13:19:26.771Z", "2019-07-23T13:19:26.872Z", "2019-07-23T13:19:26.971Z", "2019-07-23T13:19:27.070Z", "2019-07-23T13:19:27.171Z", "2019-07-23T13:19:27.271Z", "2019-07-23T13:19:27.370Z", "2019-07-23T13:19:27.470Z", "2019-07-23T13:19:27.571Z", "2019-07-23T13:19:27.671Z", "2019-07-23T13:19:27.770Z", "2019-07-23T13:19:27.871Z", "2019-07-23T13:19:27.971Z", "2019-07-23T13:19:28.070Z", "2019-07-23T13:19:28.171Z", "2019-07-23T13:19:28.271Z", "2019-07-23T13:19:28.370Z", "2019-07-23T13:19:28.481Z", "2019-07-23T13:19:28.571Z"]</text:p>
          </table:table-cell>
          <table:table-cell office:value-type="string" calcext:value-type="string">
            <text:p>Dashboard.vue:212 2019-07-23T13:25:40.073Z</text:p>
          </table:table-cell>
          <table:table-cell office:value-type="string" calcext:value-type="string">
            <text:p>Dashboard.vue:212 2019-07-23T13:29:04.051Z</text:p>
          </table:table-cell>
          <table:table-cell office:value-type="string" calcext:value-type="string">
            <text:p>Dashboard.vue:212 2019-07-23T13:32:40.596Z</text:p>
          </table:table-cell>
          <table:table-cell office:value-type="string" calcext:value-type="string">
            <text:p>Dashboard.vue:212 2019-07-23T13:35:03.775Z</text:p>
          </table:table-cell>
          <table:table-cell office:value-type="string" calcext:value-type="string">
            <text:p>Dashboard.vue:212 2019-07-23T13:38:37.412Z</text:p>
          </table:table-cell>
          <table:table-cell/>
          <table:table-cell office:value-type="string" calcext:value-type="string">
            <text:p>Dashboard.vue:212 2019-07-23T13:42:21.562Z</text:p>
          </table:table-cell>
          <table:table-cell office:value-type="string" calcext:value-type="string">
            <text:p>Dashboard.vue:212 2019-07-23T13:43:08.494Z</text:p>
          </table:table-cell>
          <table:table-cell office:value-type="string" calcext:value-type="string">
            <text:p>Dashboard.vue:212 2019-07-23T13:43:53.924Z</text:p>
          </table:table-cell>
          <table:table-cell office:value-type="string" calcext:value-type="string">
            <text:p>Dashboard.vue:212 2019-07-23T13:44:45.987Z</text:p>
          </table:table-cell>
          <table:table-cell office:value-type="string" calcext:value-type="string">
            <text:p>Dashboard.vue:212 2019-07-23T13:45:33.272Z</text:p>
          </table:table-cell>
          <table:table-cell office:value-type="string" calcext:value-type="string">
            <text:p>Dashboard.vue:212 2019-07-23T13:46:20.491Z</text:p>
          </table:table-cell>
          <table:table-cell/>
          <table:table-cell office:value-type="string" calcext:value-type="string">
            <text:p>Dashboard.vue:212 2019-07-23T12:44:14.805Z</text:p>
          </table:table-cell>
          <table:table-cell office:value-type="string" calcext:value-type="string">
            <text:p>Dashboard.vue:212 2019-07-23T12:50:48.448Z</text:p>
          </table:table-cell>
          <table:table-cell office:value-type="string" calcext:value-type="string">
            <text:p>Dashboard.vue:212 2019-07-23T13:00:01.265Z</text:p>
          </table:table-cell>
          <table:table-cell office:value-type="string" calcext:value-type="string">
            <text:p>Dashboard.vue:212 2019-07-23T13:06:31.354Z</text:p>
          </table:table-cell>
          <table:table-cell office:value-type="string" calcext:value-type="string">
            <text:p>Dashboard.vue:212 2019-07-23T13:12:57.298Z</text:p>
          </table:table-cell>
          <table:table-cell office:value-type="string" calcext:value-type="string">
            <text:p>Dashboard.vue:212 2019-07-23T13:21:35.291Z</text:p>
          </table:table-cell>
          <table:table-cell/>
          <table:table-cell office:value-type="string" calcext:value-type="string">
            <text:p>Dashboard.vue:212 2019-07-23T12:20:20.853Z</text:p>
          </table:table-cell>
          <table:table-cell office:value-type="string" calcext:value-type="string">
            <text:p>Dashboard.vue:212 2019-07-23T12:24:13.015Z</text:p>
          </table:table-cell>
          <table:table-cell office:value-type="string" calcext:value-type="string">
            <text:p>Dashboard.vue:212 2019-07-23T12:25:07.211Z</text:p>
          </table:table-cell>
          <table:table-cell office:value-type="string" calcext:value-type="string">
            <text:p>Dashboard.vue:212 2019-07-23T12:25:58.458Z</text:p>
          </table:table-cell>
          <table:table-cell office:value-type="string" calcext:value-type="string">
            <text:p>Dashboard.vue:212 2019-07-23T12:26:34.270Z</text:p>
          </table:table-cell>
          <table:table-cell office:value-type="string" calcext:value-type="string">
            <text:p>Dashboard.vue:212 2019-07-23T12:27:08.295Z</text:p>
          </table:table-cell>
        </table:table-row>
        <table:table-row table:style-name="ro1">
          <table:table-cell/>
          <table:table-cell office:value-type="string" calcext:value-type="string">
            <text:p>Dashboard.vue:211 8700</text:p>
          </table:table-cell>
          <table:table-cell table:number-columns-repeated="5" office:value-type="string" calcext:value-type="string">
            <text:p>Dashboard.vue:219 tumpukan yang belum diterima : 32</text:p>
          </table:table-cell>
          <table:table-cell/>
          <table:table-cell office:value-type="string" calcext:value-type="string">
            <text:p>Dashboard.vue:211 829</text:p>
          </table:table-cell>
          <table:table-cell office:value-type="string" calcext:value-type="string">
            <text:p>Dashboard.vue:211 632</text:p>
          </table:table-cell>
          <table:table-cell table:number-columns-repeated="4" office:value-type="string" calcext:value-type="string">
            <text:p>Dashboard.vue:219 tumpukan yang belum diterima : 32</text:p>
          </table:table-cell>
          <table:table-cell/>
          <table:table-cell table:number-columns-repeated="6" office:value-type="string" calcext:value-type="string">
            <text:p>Dashboard.vue:219 tumpukan yang belum diterima : 32</text:p>
          </table:table-cell>
          <table:table-cell/>
          <table:table-cell office:value-type="string" calcext:value-type="string">
            <text:p>Dashboard.vue:211 581</text:p>
          </table:table-cell>
          <table:table-cell office:value-type="string" calcext:value-type="string">
            <text:p>Dashboard.vue:211 602</text:p>
          </table:table-cell>
          <table:table-cell table:number-columns-repeated="4" office:value-type="string" calcext:value-type="string">
            <text:p>Dashboard.vue:219 tumpukan yang belum diterima : 32</text:p>
          </table:table-cell>
        </table:table-row>
        <table:table-row table:style-name="ro1">
          <table:table-cell/>
          <table:table-cell office:value-type="string" calcext:value-type="string">
            <text:p>Dashboard.vue:212 2019-07-23T13:19:26.070Z</text:p>
          </table:table-cell>
          <table:table-cell office:value-type="string" calcext:value-type="string">
            <text:p>Dashboard.vue:220 (32) ["2019-07-23T13:25:38.275Z", "2019-07-23T13:25:38.524Z", "2019-07-23T13:25:38.574Z", "2019-07-23T13:25:38.624Z", "2019-07-23T13:25:38.674Z", "2019-07-23T13:25:38.724Z", "2019-07-23T13:25:38.774Z", "2019-07-23T13:25:38.824Z", "2019-07-23T13:25:38.874Z", "2019-07-23T13:25:38.924Z", "2019-07-23T13:25:38.975Z", "2019-07-23T13:25:39.024Z", "2019-07-23T13:25:39.074Z", "2019-07-23T13:25:39.124Z", "2019-07-23T13:25:39.173Z", "2019-07-23T13:25:39.224Z", "2019-07-23T13:25:39.274Z", "2019-07-23T13:25:39.324Z", "2019-07-23T13:25:39.375Z", "2019-07-23T13:25:40.124Z", "2019-07-23T13:25:40.174Z", "2019-07-23T13:25:40.224Z", "2019-07-23T13:25:40.274Z", "2019-07-23T13:25:40.325Z", "2019-07-23T13:25:40.375Z", "2019-07-23T13:25:40.424Z", "2019-07-23T13:25:40.475Z", "2019-07-23T13:25:40.524Z", "2019-07-23T13:25:40.574Z", "2019-07-23T13:25:40.624Z", "2019-07-23T13:25:40.674Z", "2019-07-23T13:25:40.724Z"]</text:p>
          </table:table-cell>
          <table:table-cell office:value-type="string" calcext:value-type="string">
            <text:p>Dashboard.vue:220 (32) ["2019-07-23T13:29:03.861Z", "2019-07-23T13:29:04.040Z", "2019-07-23T13:29:04.060Z", "2019-07-23T13:29:04.071Z", "2019-07-23T13:29:04.080Z", "2019-07-23T13:29:04.091Z", "2019-07-23T13:29:04.101Z", "2019-07-23T13:29:04.111Z", "2019-07-23T13:29:04.120Z", "2019-07-23T13:29:04.131Z", "2019-07-23T13:29:04.141Z", "2019-07-23T13:29:04.151Z", "2019-07-23T13:29:04.161Z", "2019-07-23T13:29:04.171Z", "2019-07-23T13:29:04.181Z", "2019-07-23T13:29:04.190Z", "2019-07-23T13:29:04.201Z", "2019-07-23T13:29:04.210Z", "2019-07-23T13:29:04.220Z", "2019-07-23T13:29:04.231Z", "2019-07-23T13:29:04.240Z", "2019-07-23T13:29:04.251Z", "2019-07-23T13:29:04.260Z", "2019-07-23T13:29:04.270Z", "2019-07-23T13:29:04.281Z", "2019-07-23T13:29:04.291Z", "2019-07-23T13:29:04.301Z", "2019-07-23T13:29:04.311Z", "2019-07-23T13:29:04.320Z", "2019-07-23T13:29:04.331Z", "2019-07-23T13:29:04.340Z", "2019-07-23T13:29:04.350Z"]</text:p>
          </table:table-cell>
          <table:table-cell office:value-type="string" calcext:value-type="string">
            <text:p>Dashboard.vue:220 (32) ["2019-07-23T13:32:40.507Z", "2019-07-23T13:32:40.600Z", "2019-07-23T13:32:40.606Z", "2019-07-23T13:32:40.611Z", "2019-07-23T13:32:40.615Z", "2019-07-23T13:32:40.620Z", "2019-07-23T13:32:40.625Z", "2019-07-23T13:32:40.631Z", "2019-07-23T13:32:40.636Z", "2019-07-23T13:32:40.641Z", "2019-07-23T13:32:40.646Z", "2019-07-23T13:32:40.651Z", "2019-07-23T13:32:40.656Z", "2019-07-23T13:32:40.661Z", "2019-07-23T13:32:40.665Z", "2019-07-23T13:32:40.671Z", "2019-07-23T13:32:40.676Z", "2019-07-23T13:32:40.681Z", "2019-07-23T13:32:40.686Z", "2019-07-23T13:32:40.690Z", "2019-07-23T13:32:40.700Z", "2019-07-23T13:32:40.703Z", "2019-07-23T13:32:40.707Z", "2019-07-23T13:32:40.711Z", "2019-07-23T13:32:40.716Z", "2019-07-23T13:32:40.722Z", "2019-07-23T13:32:40.726Z", "2019-07-23T13:32:40.730Z", "2019-07-23T13:32:40.736Z", "2019-07-23T13:32:40.741Z", "2019-07-23T13:32:40.745Z", "2019-07-23T13:32:40.750Z"]</text:p>
          </table:table-cell>
          <table:table-cell office:value-type="string" calcext:value-type="string">
            <text:p>Dashboard.vue:220 (32) ["2019-07-23T13:35:03.700Z", "2019-07-23T13:35:03.771Z", "2019-07-23T13:35:03.779Z", "2019-07-23T13:35:03.783Z", "2019-07-23T13:35:03.787Z", "2019-07-23T13:35:03.791Z", "2019-07-23T13:35:03.795Z", "2019-07-23T13:35:03.799Z", "2019-07-23T13:35:03.803Z", "2019-07-23T13:35:03.807Z", "2019-07-23T13:35:03.811Z", "2019-07-23T13:35:03.815Z", "2019-07-23T13:35:03.819Z", "2019-07-23T13:35:03.824Z", "2019-07-23T13:35:03.827Z", "2019-07-23T13:35:03.831Z", "2019-07-23T13:35:03.835Z", "2019-07-23T13:35:03.839Z", "2019-07-23T13:35:03.843Z", "2019-07-23T13:35:03.847Z", "2019-07-23T13:35:03.851Z", "2019-07-23T13:35:03.855Z", "2019-07-23T13:35:03.859Z", "2019-07-23T13:35:03.863Z", "2019-07-23T13:35:03.867Z", "2019-07-23T13:35:03.871Z", "2019-07-23T13:35:03.875Z", "2019-07-23T13:35:03.879Z", "2019-07-23T13:35:03.883Z", "2019-07-23T13:35:03.887Z", "2019-07-23T13:35:03.891Z", "2019-07-23T13:35:03.895Z"]</text:p>
          </table:table-cell>
          <table:table-cell office:value-type="string" calcext:value-type="string">
            <text:p>Dashboard.vue:220 (32) ["2019-07-23T13:38:37.339Z", "2019-07-23T13:38:37.419Z", "2019-07-23T13:38:37.421Z", "2019-07-23T13:38:37.424Z", "2019-07-23T13:38:37.428Z", "2019-07-23T13:38:37.432Z", "2019-07-23T13:38:37.436Z", "2019-07-23T13:38:37.443Z", "2019-07-23T13:38:37.445Z", "2019-07-23T13:38:37.448Z", "2019-07-23T13:38:37.452Z", "2019-07-23T13:38:37.456Z", "2019-07-23T13:38:37.461Z", "2019-07-23T13:38:37.465Z", "2019-07-23T13:38:37.468Z", "2019-07-23T13:38:37.473Z", "2019-07-23T13:38:37.476Z", "2019-07-23T13:38:37.480Z", "2019-07-23T13:38:37.484Z", "2019-07-23T13:38:37.489Z", "2019-07-23T13:38:37.492Z", "2019-07-23T13:38:37.496Z", "2019-07-23T13:38:37.500Z", "2019-07-23T13:38:37.504Z", "2019-07-23T13:38:37.509Z", "2019-07-23T13:38:37.518Z", "2019-07-23T13:38:37.520Z", "2019-07-23T13:38:37.526Z", "2019-07-23T13:38:37.528Z", "2019-07-23T13:38:37.533Z", "2019-07-23T13:38:37.537Z", "2019-07-23T13:38:37.541Z"]</text:p>
          </table:table-cell>
          <table:table-cell/>
          <table:table-cell office:value-type="string" calcext:value-type="string">
            <text:p>Dashboard.vue:212 2019-07-23T13:42:21.663Z</text:p>
          </table:table-cell>
          <table:table-cell office:value-type="string" calcext:value-type="string">
            <text:p>Dashboard.vue:212 2019-07-23T13:43:08.544Z</text:p>
          </table:table-cell>
          <table:table-cell office:value-type="string" calcext:value-type="string">
            <text:p>Dashboard.vue:220 (32) ["2019-07-23T13:43:53.934Z", "2019-07-23T13:43:53.944Z", "2019-07-23T13:43:53.954Z", "2019-07-23T13:43:53.964Z", "2019-07-23T13:43:53.974Z", "2019-07-23T13:43:53.984Z", "2019-07-23T13:43:53.994Z", "2019-07-23T13:43:54.004Z", "2019-07-23T13:43:54.014Z", "2019-07-23T13:43:54.024Z", "2019-07-23T13:43:54.034Z", "2019-07-23T13:43:54.044Z", "2019-07-23T13:43:54.054Z", "2019-07-23T13:43:54.063Z", "2019-07-23T13:43:54.074Z", "2019-07-23T13:43:54.084Z", "2019-07-23T13:43:54.093Z", "2019-07-23T13:43:54.103Z", "2019-07-23T13:43:54.114Z", "2019-07-23T13:43:54.124Z", "2019-07-23T13:43:54.134Z", "2019-07-23T13:43:54.143Z", "2019-07-23T13:43:54.154Z", "2019-07-23T13:43:54.164Z", "2019-07-23T13:43:54.174Z", "2019-07-23T13:43:54.184Z", "2019-07-23T13:43:54.194Z", "2019-07-23T13:43:54.204Z", "2019-07-23T13:43:54.214Z", "2019-07-23T13:43:54.223Z", "2019-07-23T13:43:54.233Z", "2019-07-23T13:43:54.244Z"]</text:p>
          </table:table-cell>
          <table:table-cell office:value-type="string" calcext:value-type="string">
            <text:p>Dashboard.vue:220 (32) ["2019-07-23T13:44:45.992Z", "2019-07-23T13:44:45.996Z", "2019-07-23T13:44:46.001Z", "2019-07-23T13:44:46.007Z", "2019-07-23T13:44:46.012Z", "2019-07-23T13:44:46.017Z", "2019-07-23T13:44:46.021Z", "2019-07-23T13:44:46.026Z", "2019-07-23T13:44:46.032Z", "2019-07-23T13:44:46.037Z", "2019-07-23T13:44:46.042Z", "2019-07-23T13:44:46.047Z", "2019-07-23T13:44:46.052Z", "2019-07-23T13:44:46.057Z", "2019-07-23T13:44:46.062Z", "2019-07-23T13:44:46.067Z", "2019-07-23T13:44:46.071Z", "2019-07-23T13:44:46.076Z", "2019-07-23T13:44:46.082Z", "2019-07-23T13:44:46.087Z", "2019-07-23T13:44:46.092Z", "2019-07-23T13:44:46.096Z", "2019-07-23T13:44:46.102Z", "2019-07-23T13:44:46.107Z", "2019-07-23T13:44:46.111Z", "2019-07-23T13:44:46.116Z", "2019-07-23T13:44:46.122Z", "2019-07-23T13:44:46.126Z", "2019-07-23T13:44:46.132Z", "2019-07-23T13:44:46.136Z", "2019-07-23T13:44:46.143Z", "2019-07-23T13:44:46.147Z"]</text:p>
          </table:table-cell>
          <table:table-cell office:value-type="string" calcext:value-type="string">
            <text:p>Dashboard.vue:220 (32) ["2019-07-23T13:45:33.276Z", "2019-07-23T13:45:33.281Z", "2019-07-23T13:45:33.283Z", "2019-07-23T13:45:33.287Z", "2019-07-23T13:45:33.291Z", "2019-07-23T13:45:33.295Z", "2019-07-23T13:45:33.298Z", "2019-07-23T13:45:33.303Z", "2019-07-23T13:45:33.307Z", "2019-07-23T13:45:33.311Z", "2019-07-23T13:45:33.315Z", "2019-07-23T13:45:33.319Z", "2019-07-23T13:45:33.323Z", "2019-07-23T13:45:33.327Z", "2019-07-23T13:45:33.330Z", "2019-07-23T13:45:33.335Z", "2019-07-23T13:45:33.339Z", "2019-07-23T13:45:33.343Z", "2019-07-23T13:45:33.346Z", "2019-07-23T13:45:33.351Z", "2019-07-23T13:45:33.355Z", "2019-07-23T13:45:33.358Z", "2019-07-23T13:45:33.363Z", "2019-07-23T13:45:33.367Z", "2019-07-23T13:45:33.371Z", "2019-07-23T13:45:33.375Z", "2019-07-23T13:45:33.379Z", "2019-07-23T13:45:33.383Z", "2019-07-23T13:45:33.387Z", "2019-07-23T13:45:33.391Z", "2019-07-23T13:45:33.395Z", "2019-07-23T13:45:33.399Z"]</text:p>
          </table:table-cell>
          <table:table-cell office:value-type="string" calcext:value-type="string">
            <text:p>Dashboard.vue:220 (32) ["2019-07-23T13:46:20.496Z", "2019-07-23T13:46:20.500Z", "2019-07-23T13:46:20.504Z", "2019-07-23T13:46:20.508Z", "2019-07-23T13:46:20.512Z", "2019-07-23T13:46:20.516Z", "2019-07-23T13:46:20.520Z", "2019-07-23T13:46:20.524Z", "2019-07-23T13:46:20.528Z", "2019-07-23T13:46:20.532Z", "2019-07-23T13:46:20.535Z", "2019-07-23T13:46:20.539Z", "2019-07-23T13:46:20.544Z", "2019-07-23T13:46:20.548Z", "2019-07-23T13:46:20.551Z", "2019-07-23T13:46:20.556Z", "2019-07-23T13:46:20.559Z", "2019-07-23T13:46:20.564Z", "2019-07-23T13:46:20.568Z", "2019-07-23T13:46:20.573Z", "2019-07-23T13:46:20.576Z", "2019-07-23T13:46:20.580Z", "2019-07-23T13:46:20.584Z", "2019-07-23T13:46:20.587Z", "2019-07-23T13:46:20.591Z", "2019-07-23T13:46:20.596Z", "2019-07-23T13:46:20.599Z", "2019-07-23T13:46:20.604Z", "2019-07-23T13:46:20.608Z", "2019-07-23T13:46:20.613Z", "2019-07-23T13:46:20.616Z", "2019-07-23T13:46:20.622Z"]</text:p>
          </table:table-cell>
          <table:table-cell/>
          <table:table-cell office:value-type="string" calcext:value-type="string">
            <text:p>Dashboard.vue:220 (32) ["2019-07-23T12:44:11.405Z", "2019-07-23T12:44:11.505Z", "2019-07-23T12:44:11.906Z", "2019-07-23T12:44:12.005Z", "2019-07-23T12:44:12.105Z", "2019-07-23T12:44:12.205Z", "2019-07-23T12:44:12.305Z", "2019-07-23T12:44:12.405Z", "2019-07-23T12:44:12.505Z", "2019-07-23T12:44:12.605Z", "2019-07-23T12:44:12.705Z", "2019-07-23T12:44:12.805Z", "2019-07-23T12:44:12.905Z", "2019-07-23T12:44:13.005Z", "2019-07-23T12:44:13.105Z", "2019-07-23T12:44:13.205Z", "2019-07-23T12:44:13.305Z", "2019-07-23T12:44:14.905Z", "2019-07-23T12:44:15.005Z", "2019-07-23T12:44:15.105Z", "2019-07-23T12:44:15.205Z", "2019-07-23T12:44:15.305Z", "2019-07-23T12:44:15.405Z", "2019-07-23T12:44:15.505Z", "2019-07-23T12:44:15.605Z", "2019-07-23T12:44:15.705Z", "2019-07-23T12:44:15.805Z", "2019-07-23T12:44:15.904Z", "2019-07-23T12:44:16.005Z", "2019-07-23T12:44:16.105Z", "2019-07-23T12:44:16.205Z", "2019-07-23T12:44:16.305Z"]</text:p>
          </table:table-cell>
          <table:table-cell office:value-type="string" calcext:value-type="string">
            <text:p>Dashboard.vue:220 (32) ["2019-07-23T12:50:46.248Z", "2019-07-23T12:50:46.347Z", "2019-07-23T12:50:46.397Z", "2019-07-23T12:50:46.447Z", "2019-07-23T12:50:46.498Z", "2019-07-23T12:50:46.548Z", "2019-07-23T12:50:46.597Z", "2019-07-23T12:50:46.647Z", "2019-07-23T12:50:46.697Z", "2019-07-23T12:50:46.748Z", "2019-07-23T12:50:46.797Z", "2019-07-23T12:50:46.847Z", "2019-07-23T12:50:46.898Z", "2019-07-23T12:50:46.948Z", "2019-07-23T12:50:46.998Z", "2019-07-23T12:50:47.047Z", "2019-07-23T12:50:47.098Z", "2019-07-23T12:50:47.147Z", "2019-07-23T12:50:47.198Z", "2019-07-23T12:50:47.248Z", "2019-07-23T12:50:47.297Z", "2019-07-23T12:50:47.347Z", "2019-07-23T12:50:47.398Z", "2019-07-23T12:50:47.447Z", "2019-07-23T12:50:47.497Z", "2019-07-23T12:50:47.548Z", "2019-07-23T12:50:48.398Z", "2019-07-23T12:50:48.497Z", "2019-07-23T12:50:48.548Z", "2019-07-23T12:50:48.597Z", "2019-07-23T12:50:48.648Z", "2019-07-23T12:50:48.698Z"]</text:p>
          </table:table-cell>
          <table:table-cell office:value-type="string" calcext:value-type="string">
            <text:p>Dashboard.vue:220 (32) ["2019-07-23T13:00:01.075Z", "2019-07-23T13:00:01.084Z", "2019-07-23T13:00:01.274Z", "2019-07-23T13:00:01.284Z", "2019-07-23T13:00:01.294Z", "2019-07-23T13:00:01.304Z", "2019-07-23T13:00:01.314Z", "2019-07-23T13:00:01.324Z", "2019-07-23T13:00:01.334Z", "2019-07-23T13:00:01.344Z", "2019-07-23T13:00:01.355Z", "2019-07-23T13:00:01.364Z", "2019-07-23T13:00:01.375Z", "2019-07-23T13:00:01.384Z", "2019-07-23T13:00:01.394Z", "2019-07-23T13:00:01.404Z", "2019-07-23T13:00:01.414Z", "2019-07-23T13:00:01.425Z", "2019-07-23T13:00:01.435Z", "2019-07-23T13:00:01.444Z", "2019-07-23T13:00:01.454Z", "2019-07-23T13:00:01.464Z", "2019-07-23T13:00:01.474Z", "2019-07-23T13:00:01.484Z", "2019-07-23T13:00:01.495Z", "2019-07-23T13:00:01.504Z", "2019-07-23T13:00:01.514Z", "2019-07-23T13:00:01.524Z", "2019-07-23T13:00:01.535Z", "2019-07-23T13:00:01.544Z", "2019-07-23T13:00:01.554Z", "2019-07-23T13:00:01.565Z"]</text:p>
          </table:table-cell>
          <table:table-cell office:value-type="string" calcext:value-type="string">
            <text:p>Dashboard.vue:220 (32) ["2019-07-23T13:06:31.270Z", "2019-07-23T13:06:31.364Z", "2019-07-23T13:06:31.370Z", "2019-07-23T13:06:31.374Z", "2019-07-23T13:06:31.379Z", "2019-07-23T13:06:31.384Z", "2019-07-23T13:06:31.389Z", "2019-07-23T13:06:31.395Z", "2019-07-23T13:06:31.399Z", "2019-07-23T13:06:31.404Z", "2019-07-23T13:06:31.409Z", "2019-07-23T13:06:31.413Z", "2019-07-23T13:06:31.418Z", "2019-07-23T13:06:31.424Z", "2019-07-23T13:06:31.429Z", "2019-07-23T13:06:31.434Z", "2019-07-23T13:06:31.444Z", "2019-07-23T13:06:31.445Z", "2019-07-23T13:06:31.450Z", "2019-07-23T13:06:31.456Z", "2019-07-23T13:06:31.460Z", "2019-07-23T13:06:31.464Z", "2019-07-23T13:06:31.469Z", "2019-07-23T13:06:31.474Z", "2019-07-23T13:06:31.479Z", "2019-07-23T13:06:31.484Z", "2019-07-23T13:06:31.489Z", "2019-07-23T13:06:31.494Z", "2019-07-23T13:06:31.499Z", "2019-07-23T13:06:31.504Z", "2019-07-23T13:06:31.510Z", "2019-07-23T13:06:31.514Z"]</text:p>
          </table:table-cell>
          <table:table-cell office:value-type="string" calcext:value-type="string">
            <text:p>Dashboard.vue:220 (32) ["2019-07-23T13:12:57.222Z", "2019-07-23T13:12:57.302Z", "2019-07-23T13:12:57.306Z", "2019-07-23T13:12:57.311Z", "2019-07-23T13:12:57.316Z", "2019-07-23T13:12:57.320Z", "2019-07-23T13:12:57.324Z", "2019-07-23T13:12:57.328Z", "2019-07-23T13:12:57.332Z", "2019-07-23T13:12:57.334Z", "2019-07-23T13:12:57.338Z", "2019-07-23T13:12:57.343Z", "2019-07-23T13:12:57.346Z", "2019-07-23T13:12:57.350Z", "2019-07-23T13:12:57.355Z", "2019-07-23T13:12:57.358Z", "2019-07-23T13:12:57.364Z", "2019-07-23T13:12:57.366Z", "2019-07-23T13:12:57.370Z", "2019-07-23T13:12:57.374Z", "2019-07-23T13:12:57.379Z", "2019-07-23T13:12:57.381Z", "2019-07-23T13:12:57.386Z", "2019-07-23T13:12:57.390Z", "2019-07-23T13:12:57.393Z", "2019-07-23T13:12:57.399Z", "2019-07-23T13:12:57.402Z", "2019-07-23T13:12:57.407Z", "2019-07-23T13:12:57.409Z", "2019-07-23T13:12:57.420Z", "2019-07-23T13:12:57.426Z", "2019-07-23T13:12:57.430Z"]</text:p>
          </table:table-cell>
          <table:table-cell office:value-type="string" calcext:value-type="string">
            <text:p>Dashboard.vue:220 (32) ["2019-07-23T13:21:35.218Z", "2019-07-23T13:21:35.222Z", "2019-07-23T13:21:35.296Z", "2019-07-23T13:21:35.299Z", "2019-07-23T13:21:35.303Z", "2019-07-23T13:21:35.307Z", "2019-07-23T13:21:35.312Z", "2019-07-23T13:21:35.315Z", "2019-07-23T13:21:35.319Z", "2019-07-23T13:21:35.323Z", "2019-07-23T13:21:35.327Z", "2019-07-23T13:21:35.331Z", "2019-07-23T13:21:35.336Z", "2019-07-23T13:21:35.339Z", "2019-07-23T13:21:35.343Z", "2019-07-23T13:21:35.347Z", "2019-07-23T13:21:35.352Z", "2019-07-23T13:21:35.356Z", "2019-07-23T13:21:35.360Z", "2019-07-23T13:21:35.364Z", "2019-07-23T13:21:35.367Z", "2019-07-23T13:21:35.371Z", "2019-07-23T13:21:35.376Z", "2019-07-23T13:21:35.380Z", "2019-07-23T13:21:35.383Z", "2019-07-23T13:21:35.387Z", "2019-07-23T13:21:35.392Z", "2019-07-23T13:21:35.395Z", "2019-07-23T13:21:35.400Z", "2019-07-23T13:21:35.404Z", "2019-07-23T13:21:35.407Z", "2019-07-23T13:21:35.412Z"]</text:p>
          </table:table-cell>
          <table:table-cell/>
          <table:table-cell office:value-type="string" calcext:value-type="string">
            <text:p>Dashboard.vue:212 2019-07-23T12:20:20.953Z</text:p>
          </table:table-cell>
          <table:table-cell office:value-type="string" calcext:value-type="string">
            <text:p>Dashboard.vue:212 2019-07-23T12:24:13.067Z</text:p>
          </table:table-cell>
          <table:table-cell office:value-type="string" calcext:value-type="string">
            <text:p>Dashboard.vue:220 (32) ["2019-07-23T12:25:07.221Z", "2019-07-23T12:25:07.232Z", "2019-07-23T12:25:07.241Z", "2019-07-23T12:25:07.251Z", "2019-07-23T12:25:07.261Z", "2019-07-23T12:25:07.271Z", "2019-07-23T12:25:07.281Z", "2019-07-23T12:25:07.291Z", "2019-07-23T12:25:07.301Z", "2019-07-23T12:25:07.312Z", "2019-07-23T12:25:07.321Z", "2019-07-23T12:25:07.331Z", "2019-07-23T12:25:07.341Z", "2019-07-23T12:25:07.351Z", "2019-07-23T12:25:07.361Z", "2019-07-23T12:25:07.372Z", "2019-07-23T12:25:07.381Z", "2019-07-23T12:25:07.391Z", "2019-07-23T12:25:07.402Z", "2019-07-23T12:25:07.411Z", "2019-07-23T12:25:07.421Z", "2019-07-23T12:25:07.431Z", "2019-07-23T12:25:07.441Z", "2019-07-23T12:25:07.452Z", "2019-07-23T12:25:07.461Z", "2019-07-23T12:25:07.471Z", "2019-07-23T12:25:07.481Z", "2019-07-23T12:25:07.491Z", "2019-07-23T12:25:07.501Z", "2019-07-23T12:25:07.512Z", "2019-07-23T12:25:07.521Z", "2019-07-23T12:25:07.532Z"]</text:p>
          </table:table-cell>
          <table:table-cell office:value-type="string" calcext:value-type="string">
            <text:p>Dashboard.vue:220 (32) ["2019-07-23T12:25:58.462Z", "2019-07-23T12:25:58.468Z", "2019-07-23T12:25:58.472Z", "2019-07-23T12:25:58.478Z", "2019-07-23T12:25:58.482Z", "2019-07-23T12:25:58.487Z", "2019-07-23T12:25:58.492Z", "2019-07-23T12:25:58.498Z", "2019-07-23T12:25:58.502Z", "2019-07-23T12:25:58.507Z", "2019-07-23T12:25:58.513Z", "2019-07-23T12:25:58.517Z", "2019-07-23T12:25:58.523Z", "2019-07-23T12:25:58.527Z", "2019-07-23T12:25:58.532Z", "2019-07-23T12:25:58.537Z", "2019-07-23T12:25:58.543Z", "2019-07-23T12:25:58.548Z", "2019-07-23T12:25:58.552Z", "2019-07-23T12:25:58.557Z", "2019-07-23T12:25:58.562Z", "2019-07-23T12:25:58.567Z", "2019-07-23T12:25:58.572Z", "2019-07-23T12:25:58.577Z", "2019-07-23T12:25:58.582Z", "2019-07-23T12:25:58.588Z", "2019-07-23T12:25:58.592Z", "2019-07-23T12:25:58.597Z", "2019-07-23T12:25:58.602Z", "2019-07-23T12:25:58.608Z", "2019-07-23T12:25:58.613Z", "2019-07-23T12:25:58.618Z"]</text:p>
          </table:table-cell>
          <table:table-cell office:value-type="string" calcext:value-type="string">
            <text:p>Dashboard.vue:220 (32) ["2019-07-23T12:26:34.274Z", "2019-07-23T12:26:34.278Z", "2019-07-23T12:26:34.282Z", "2019-07-23T12:26:34.286Z", "2019-07-23T12:26:34.290Z", "2019-07-23T12:26:34.294Z", "2019-07-23T12:26:34.297Z", "2019-07-23T12:26:34.302Z", "2019-07-23T12:26:34.306Z", "2019-07-23T12:26:34.309Z", "2019-07-23T12:26:34.313Z", "2019-07-23T12:26:34.318Z", "2019-07-23T12:26:34.322Z", "2019-07-23T12:26:34.326Z", "2019-07-23T12:26:34.329Z", "2019-07-23T12:26:34.333Z", "2019-07-23T12:26:34.337Z", "2019-07-23T12:26:34.342Z", "2019-07-23T12:26:34.346Z", "2019-07-23T12:26:34.350Z", "2019-07-23T12:26:34.354Z", "2019-07-23T12:26:34.357Z", "2019-07-23T12:26:34.361Z", "2019-07-23T12:26:34.366Z", "2019-07-23T12:26:34.369Z", "2019-07-23T12:26:34.373Z", "2019-07-23T12:26:34.378Z", "2019-07-23T12:26:34.382Z", "2019-07-23T12:26:34.386Z", "2019-07-23T12:26:34.390Z", "2019-07-23T12:26:34.393Z", "2019-07-23T12:26:34.398Z"]</text:p>
          </table:table-cell>
          <table:table-cell office:value-type="string" calcext:value-type="string">
            <text:p>Dashboard.vue:220 (32) ["2019-07-23T12:27:08.299Z", "2019-07-23T12:27:08.303Z", "2019-07-23T12:27:08.306Z", "2019-07-23T12:27:08.310Z", "2019-07-23T12:27:08.314Z", "2019-07-23T12:27:08.318Z", "2019-07-23T12:27:08.323Z", "2019-07-23T12:27:08.327Z", "2019-07-23T12:27:08.331Z", "2019-07-23T12:27:08.334Z", "2019-07-23T12:27:08.339Z", "2019-07-23T12:27:08.342Z", "2019-07-23T12:27:08.346Z", "2019-07-23T12:27:08.350Z", "2019-07-23T12:27:08.354Z", "2019-07-23T12:27:08.359Z", "2019-07-23T12:27:08.362Z", "2019-07-23T12:27:08.366Z", "2019-07-23T12:27:08.370Z", "2019-07-23T12:27:08.375Z", "2019-07-23T12:27:08.379Z", "2019-07-23T12:27:08.382Z", "2019-07-23T12:27:08.387Z", "2019-07-23T12:27:08.391Z", "2019-07-23T12:27:08.395Z", "2019-07-23T12:27:08.399Z", "2019-07-23T12:27:08.402Z", "2019-07-23T12:27:08.406Z", "2019-07-23T12:27:08.410Z", "2019-07-23T12:27:08.415Z", "2019-07-23T12:27:08.418Z", "2019-07-23T12:27:08.422Z"]</text:p>
          </table:table-cell>
        </table:table-row>
        <table:table-row table:style-name="ro1">
          <table:table-cell/>
          <table:table-cell office:value-type="string" calcext:value-type="string">
            <text:p>Dashboard.vue:219 tumpukan yang belum diterima : 31</text:p>
          </table:table-cell>
          <table:table-cell office:value-type="string" calcext:value-type="string">
            <text:p>Dashboard.vue:211 13301</text:p>
          </table:table-cell>
          <table:table-cell office:value-type="string" calcext:value-type="string">
            <text:p>Dashboard.vue:211 25112</text:p>
          </table:table-cell>
          <table:table-cell office:value-type="string" calcext:value-type="string">
            <text:p>Dashboard.vue:211 23615</text:p>
          </table:table-cell>
          <table:table-cell office:value-type="string" calcext:value-type="string">
            <text:p>Dashboard.vue:211 24040</text:p>
          </table:table-cell>
          <table:table-cell office:value-type="string" calcext:value-type="string">
            <text:p>Dashboard.vue:211 24141</text:p>
          </table:table-cell>
          <table:table-cell/>
          <table:table-cell office:value-type="string" calcext:value-type="string">
            <text:p>Dashboard.vue:211 729</text:p>
          </table:table-cell>
          <table:table-cell office:value-type="string" calcext:value-type="string">
            <text:p>Dashboard.vue:211 589</text:p>
          </table:table-cell>
          <table:table-cell office:value-type="string" calcext:value-type="string">
            <text:p>Dashboard.vue:211 1081</text:p>
          </table:table-cell>
          <table:table-cell office:value-type="string" calcext:value-type="string">
            <text:p>Dashboard.vue:211 1598</text:p>
          </table:table-cell>
          <table:table-cell office:value-type="string" calcext:value-type="string">
            <text:p>Dashboard.vue:211 1714</text:p>
          </table:table-cell>
          <table:table-cell office:value-type="string" calcext:value-type="string">
            <text:p>Dashboard.vue:211 1174</text:p>
          </table:table-cell>
          <table:table-cell/>
          <table:table-cell office:value-type="string" calcext:value-type="string">
            <text:p>Dashboard.vue:211 37330</text:p>
          </table:table-cell>
          <table:table-cell office:value-type="string" calcext:value-type="string">
            <text:p>Dashboard.vue:211 45057</text:p>
          </table:table-cell>
          <table:table-cell office:value-type="string" calcext:value-type="string">
            <text:p>Dashboard.vue:211 59367</text:p>
          </table:table-cell>
          <table:table-cell office:value-type="string" calcext:value-type="string">
            <text:p>Dashboard.vue:211 53936</text:p>
          </table:table-cell>
          <table:table-cell office:value-type="string" calcext:value-type="string">
            <text:p>Dashboard.vue:211 56121</text:p>
          </table:table-cell>
          <table:table-cell office:value-type="string" calcext:value-type="string">
            <text:p>Dashboard.vue:211 61197</text:p>
          </table:table-cell>
          <table:table-cell/>
          <table:table-cell office:value-type="string" calcext:value-type="string">
            <text:p>Dashboard.vue:211 499</text:p>
          </table:table-cell>
          <table:table-cell office:value-type="string" calcext:value-type="string">
            <text:p>Dashboard.vue:211 559</text:p>
          </table:table-cell>
          <table:table-cell office:value-type="string" calcext:value-type="string">
            <text:p>Dashboard.vue:211 1534</text:p>
          </table:table-cell>
          <table:table-cell office:value-type="string" calcext:value-type="string">
            <text:p>Dashboard.vue:211 1325</text:p>
          </table:table-cell>
          <table:table-cell office:value-type="string" calcext:value-type="string">
            <text:p>Dashboard.vue:211 1180</text:p>
          </table:table-cell>
          <table:table-cell office:value-type="string" calcext:value-type="string">
            <text:p>Dashboard.vue:211 1487</text:p>
          </table:table-cell>
        </table:table-row>
        <table:table-row table:style-name="ro1">
          <table:table-cell/>
          <table:table-cell office:value-type="string" calcext:value-type="string">
            <text:p>Dashboard.vue:220 (31) ["2019-07-23T13:19:23.671Z", "2019-07-23T13:19:24.271Z", "2019-07-23T13:19:24.370Z", "2019-07-23T13:19:24.470Z", "2019-07-23T13:19:24.571Z", "2019-07-23T13:19:24.671Z", "2019-07-23T13:19:24.771Z", "2019-07-23T13:19:26.270Z", "2019-07-23T13:19:26.371Z", "2019-07-23T13:19:26.470Z", "2019-07-23T13:19:26.570Z", "2019-07-23T13:19:26.671Z", "2019-07-23T13:19:26.771Z", "2019-07-23T13:19:26.872Z", "2019-07-23T13:19:26.971Z", "2019-07-23T13:19:27.070Z", "2019-07-23T13:19:27.171Z", "2019-07-23T13:19:27.271Z", "2019-07-23T13:19:27.370Z", "2019-07-23T13:19:27.470Z", "2019-07-23T13:19:27.571Z", "2019-07-23T13:19:27.671Z", "2019-07-23T13:19:27.770Z", "2019-07-23T13:19:27.871Z", "2019-07-23T13:19:27.971Z", "2019-07-23T13:19:28.070Z", "2019-07-23T13:19:28.171Z", "2019-07-23T13:19:28.271Z", "2019-07-23T13:19:28.370Z", "2019-07-23T13:19:28.481Z", "2019-07-23T13:19:28.571Z"]</text:p>
          </table:table-cell>
          <table:table-cell office:value-type="string" calcext:value-type="string">
            <text:p>Dashboard.vue:212 2019-07-23T13:25:40.124Z</text:p>
          </table:table-cell>
          <table:table-cell office:value-type="string" calcext:value-type="string">
            <text:p>Dashboard.vue:212 2019-07-23T13:29:04.071Z</text:p>
          </table:table-cell>
          <table:table-cell office:value-type="string" calcext:value-type="string">
            <text:p>Dashboard.vue:212 2019-07-23T13:32:40.600Z</text:p>
          </table:table-cell>
          <table:table-cell office:value-type="string" calcext:value-type="string">
            <text:p>Dashboard.vue:212 2019-07-23T13:35:03.771Z</text:p>
          </table:table-cell>
          <table:table-cell office:value-type="string" calcext:value-type="string">
            <text:p>Dashboard.vue:212 2019-07-23T13:38:37.421Z</text:p>
          </table:table-cell>
          <table:table-cell/>
          <table:table-cell office:value-type="string" calcext:value-type="string">
            <text:p>Dashboard.vue:212 2019-07-23T13:42:21.770Z</text:p>
          </table:table-cell>
          <table:table-cell office:value-type="string" calcext:value-type="string">
            <text:p>Dashboard.vue:212 2019-07-23T13:43:08.594Z</text:p>
          </table:table-cell>
          <table:table-cell office:value-type="string" calcext:value-type="string">
            <text:p>Dashboard.vue:212 2019-07-23T13:43:53.934Z</text:p>
          </table:table-cell>
          <table:table-cell office:value-type="string" calcext:value-type="string">
            <text:p>Dashboard.vue:212 2019-07-23T13:44:45.992Z</text:p>
          </table:table-cell>
          <table:table-cell office:value-type="string" calcext:value-type="string">
            <text:p>Dashboard.vue:212 2019-07-23T13:45:33.276Z</text:p>
          </table:table-cell>
          <table:table-cell office:value-type="string" calcext:value-type="string">
            <text:p>Dashboard.vue:212 2019-07-23T13:46:20.496Z</text:p>
          </table:table-cell>
          <table:table-cell/>
          <table:table-cell office:value-type="string" calcext:value-type="string">
            <text:p>Dashboard.vue:212 2019-07-23T12:44:14.905Z</text:p>
          </table:table-cell>
          <table:table-cell office:value-type="string" calcext:value-type="string">
            <text:p>Dashboard.vue:212 2019-07-23T12:50:48.398Z</text:p>
          </table:table-cell>
          <table:table-cell office:value-type="string" calcext:value-type="string">
            <text:p>Dashboard.vue:212 2019-07-23T13:00:01.274Z</text:p>
          </table:table-cell>
          <table:table-cell office:value-type="string" calcext:value-type="string">
            <text:p>Dashboard.vue:212 2019-07-23T13:06:31.364Z</text:p>
          </table:table-cell>
          <table:table-cell office:value-type="string" calcext:value-type="string">
            <text:p>Dashboard.vue:212 2019-07-23T13:12:57.302Z</text:p>
          </table:table-cell>
          <table:table-cell office:value-type="string" calcext:value-type="string">
            <text:p>Dashboard.vue:212 2019-07-23T13:21:35.296Z</text:p>
          </table:table-cell>
          <table:table-cell/>
          <table:table-cell office:value-type="string" calcext:value-type="string">
            <text:p>Dashboard.vue:212 2019-07-23T12:20:21.053Z</text:p>
          </table:table-cell>
          <table:table-cell office:value-type="string" calcext:value-type="string">
            <text:p>Dashboard.vue:212 2019-07-23T12:24:13.116Z</text:p>
          </table:table-cell>
          <table:table-cell office:value-type="string" calcext:value-type="string">
            <text:p>Dashboard.vue:212 2019-07-23T12:25:07.221Z</text:p>
          </table:table-cell>
          <table:table-cell office:value-type="string" calcext:value-type="string">
            <text:p>Dashboard.vue:212 2019-07-23T12:25:58.462Z</text:p>
          </table:table-cell>
          <table:table-cell office:value-type="string" calcext:value-type="string">
            <text:p>Dashboard.vue:212 2019-07-23T12:26:34.274Z</text:p>
          </table:table-cell>
          <table:table-cell office:value-type="string" calcext:value-type="string">
            <text:p>Dashboard.vue:212 2019-07-23T12:27:08.299Z</text:p>
          </table:table-cell>
        </table:table-row>
        <table:table-row table:style-name="ro1">
          <table:table-cell/>
          <table:table-cell office:value-type="string" calcext:value-type="string">
            <text:p>Dashboard.vue:211 9159</text:p>
          </table:table-cell>
          <table:table-cell table:number-columns-repeated="5" office:value-type="string" calcext:value-type="string">
            <text:p>Dashboard.vue:219 tumpukan yang belum diterima : 31</text:p>
          </table:table-cell>
          <table:table-cell/>
          <table:table-cell office:value-type="string" calcext:value-type="string">
            <text:p>Dashboard.vue:211 951</text:p>
          </table:table-cell>
          <table:table-cell office:value-type="string" calcext:value-type="string">
            <text:p>Dashboard.vue:211 747</text:p>
          </table:table-cell>
          <table:table-cell table:number-columns-repeated="4" office:value-type="string" calcext:value-type="string">
            <text:p>Dashboard.vue:219 tumpukan yang belum diterima : 31</text:p>
          </table:table-cell>
          <table:table-cell/>
          <table:table-cell table:number-columns-repeated="6" office:value-type="string" calcext:value-type="string">
            <text:p>Dashboard.vue:219 tumpukan yang belum diterima : 31</text:p>
          </table:table-cell>
          <table:table-cell/>
          <table:table-cell office:value-type="string" calcext:value-type="string">
            <text:p>Dashboard.vue:211 563</text:p>
          </table:table-cell>
          <table:table-cell office:value-type="string" calcext:value-type="string">
            <text:p>Dashboard.vue:211 790</text:p>
          </table:table-cell>
          <table:table-cell table:number-columns-repeated="4" office:value-type="string" calcext:value-type="string">
            <text:p>Dashboard.vue:219 tumpukan yang belum diterima : 31</text:p>
          </table:table-cell>
        </table:table-row>
        <table:table-row table:style-name="ro1">
          <table:table-cell/>
          <table:table-cell office:value-type="string" calcext:value-type="string">
            <text:p>Dashboard.vue:212 2019-07-23T13:19:26.270Z</text:p>
          </table:table-cell>
          <table:table-cell office:value-type="string" calcext:value-type="string">
            <text:p>Dashboard.vue:220 (31) ["2019-07-23T13:25:38.275Z", "2019-07-23T13:25:38.524Z", "2019-07-23T13:25:38.574Z", "2019-07-23T13:25:38.624Z", "2019-07-23T13:25:38.674Z", "2019-07-23T13:25:38.724Z", "2019-07-23T13:25:38.774Z", "2019-07-23T13:25:38.824Z", "2019-07-23T13:25:38.874Z", "2019-07-23T13:25:38.924Z", "2019-07-23T13:25:38.975Z", "2019-07-23T13:25:39.024Z", "2019-07-23T13:25:39.074Z", "2019-07-23T13:25:39.124Z", "2019-07-23T13:25:39.173Z", "2019-07-23T13:25:39.224Z", "2019-07-23T13:25:39.274Z", "2019-07-23T13:25:39.324Z", "2019-07-23T13:25:39.375Z", "2019-07-23T13:25:40.174Z", "2019-07-23T13:25:40.224Z", "2019-07-23T13:25:40.274Z", "2019-07-23T13:25:40.325Z", "2019-07-23T13:25:40.375Z", "2019-07-23T13:25:40.424Z", "2019-07-23T13:25:40.475Z", "2019-07-23T13:25:40.524Z", "2019-07-23T13:25:40.574Z", "2019-07-23T13:25:40.624Z", "2019-07-23T13:25:40.674Z", "2019-07-23T13:25:40.724Z"]</text:p>
          </table:table-cell>
          <table:table-cell office:value-type="string" calcext:value-type="string">
            <text:p>Dashboard.vue:220 (31) ["2019-07-23T13:29:03.861Z", "2019-07-23T13:29:04.040Z", "2019-07-23T13:29:04.060Z", "2019-07-23T13:29:04.080Z", "2019-07-23T13:29:04.091Z", "2019-07-23T13:29:04.101Z", "2019-07-23T13:29:04.111Z", "2019-07-23T13:29:04.120Z", "2019-07-23T13:29:04.131Z", "2019-07-23T13:29:04.141Z", "2019-07-23T13:29:04.151Z", "2019-07-23T13:29:04.161Z", "2019-07-23T13:29:04.171Z", "2019-07-23T13:29:04.181Z", "2019-07-23T13:29:04.190Z", "2019-07-23T13:29:04.201Z", "2019-07-23T13:29:04.210Z", "2019-07-23T13:29:04.220Z", "2019-07-23T13:29:04.231Z", "2019-07-23T13:29:04.240Z", "2019-07-23T13:29:04.251Z", "2019-07-23T13:29:04.260Z", "2019-07-23T13:29:04.270Z", "2019-07-23T13:29:04.281Z", "2019-07-23T13:29:04.291Z", "2019-07-23T13:29:04.301Z", "2019-07-23T13:29:04.311Z", "2019-07-23T13:29:04.320Z", "2019-07-23T13:29:04.331Z", "2019-07-23T13:29:04.340Z", "2019-07-23T13:29:04.350Z"]</text:p>
          </table:table-cell>
          <table:table-cell office:value-type="string" calcext:value-type="string">
            <text:p>Dashboard.vue:220 (31) ["2019-07-23T13:32:40.507Z", "2019-07-23T13:32:40.606Z", "2019-07-23T13:32:40.611Z", "2019-07-23T13:32:40.615Z", "2019-07-23T13:32:40.620Z", "2019-07-23T13:32:40.625Z", "2019-07-23T13:32:40.631Z", "2019-07-23T13:32:40.636Z", "2019-07-23T13:32:40.641Z", "2019-07-23T13:32:40.646Z", "2019-07-23T13:32:40.651Z", "2019-07-23T13:32:40.656Z", "2019-07-23T13:32:40.661Z", "2019-07-23T13:32:40.665Z", "2019-07-23T13:32:40.671Z", "2019-07-23T13:32:40.676Z", "2019-07-23T13:32:40.681Z", "2019-07-23T13:32:40.686Z", "2019-07-23T13:32:40.690Z", "2019-07-23T13:32:40.700Z", "2019-07-23T13:32:40.703Z", "2019-07-23T13:32:40.707Z", "2019-07-23T13:32:40.711Z", "2019-07-23T13:32:40.716Z", "2019-07-23T13:32:40.722Z", "2019-07-23T13:32:40.726Z", "2019-07-23T13:32:40.730Z", "2019-07-23T13:32:40.736Z", "2019-07-23T13:32:40.741Z", "2019-07-23T13:32:40.745Z", "2019-07-23T13:32:40.750Z"]</text:p>
          </table:table-cell>
          <table:table-cell office:value-type="string" calcext:value-type="string">
            <text:p>Dashboard.vue:220 (31) ["2019-07-23T13:35:03.700Z", "2019-07-23T13:35:03.779Z", "2019-07-23T13:35:03.783Z", "2019-07-23T13:35:03.787Z", "2019-07-23T13:35:03.791Z", "2019-07-23T13:35:03.795Z", "2019-07-23T13:35:03.799Z", "2019-07-23T13:35:03.803Z", "2019-07-23T13:35:03.807Z", "2019-07-23T13:35:03.811Z", "2019-07-23T13:35:03.815Z", "2019-07-23T13:35:03.819Z", "2019-07-23T13:35:03.824Z", "2019-07-23T13:35:03.827Z", "2019-07-23T13:35:03.831Z", "2019-07-23T13:35:03.835Z", "2019-07-23T13:35:03.839Z", "2019-07-23T13:35:03.843Z", "2019-07-23T13:35:03.847Z", "2019-07-23T13:35:03.851Z", "2019-07-23T13:35:03.855Z", "2019-07-23T13:35:03.859Z", "2019-07-23T13:35:03.863Z", "2019-07-23T13:35:03.867Z", "2019-07-23T13:35:03.871Z", "2019-07-23T13:35:03.875Z", "2019-07-23T13:35:03.879Z", "2019-07-23T13:35:03.883Z", "2019-07-23T13:35:03.887Z", "2019-07-23T13:35:03.891Z", "2019-07-23T13:35:03.895Z"]</text:p>
          </table:table-cell>
          <table:table-cell office:value-type="string" calcext:value-type="string">
            <text:p>Dashboard.vue:220 (31) ["2019-07-23T13:38:37.339Z", "2019-07-23T13:38:37.419Z", "2019-07-23T13:38:37.424Z", "2019-07-23T13:38:37.428Z", "2019-07-23T13:38:37.432Z", "2019-07-23T13:38:37.436Z", "2019-07-23T13:38:37.443Z", "2019-07-23T13:38:37.445Z", "2019-07-23T13:38:37.448Z", "2019-07-23T13:38:37.452Z", "2019-07-23T13:38:37.456Z", "2019-07-23T13:38:37.461Z", "2019-07-23T13:38:37.465Z", "2019-07-23T13:38:37.468Z", "2019-07-23T13:38:37.473Z", "2019-07-23T13:38:37.476Z", "2019-07-23T13:38:37.480Z", "2019-07-23T13:38:37.484Z", "2019-07-23T13:38:37.489Z", "2019-07-23T13:38:37.492Z", "2019-07-23T13:38:37.496Z", "2019-07-23T13:38:37.500Z", "2019-07-23T13:38:37.504Z", "2019-07-23T13:38:37.509Z", "2019-07-23T13:38:37.518Z", "2019-07-23T13:38:37.520Z", "2019-07-23T13:38:37.526Z", "2019-07-23T13:38:37.528Z", "2019-07-23T13:38:37.533Z", "2019-07-23T13:38:37.537Z", "2019-07-23T13:38:37.541Z"]</text:p>
          </table:table-cell>
          <table:table-cell/>
          <table:table-cell office:value-type="string" calcext:value-type="string">
            <text:p>Dashboard.vue:212 2019-07-23T13:42:21.862Z</text:p>
          </table:table-cell>
          <table:table-cell office:value-type="string" calcext:value-type="string">
            <text:p>Dashboard.vue:212 2019-07-23T13:43:08.644Z</text:p>
          </table:table-cell>
          <table:table-cell office:value-type="string" calcext:value-type="string">
            <text:p>Dashboard.vue:220 (31) ["2019-07-23T13:43:53.944Z", "2019-07-23T13:43:53.954Z", "2019-07-23T13:43:53.964Z", "2019-07-23T13:43:53.974Z", "2019-07-23T13:43:53.984Z", "2019-07-23T13:43:53.994Z", "2019-07-23T13:43:54.004Z", "2019-07-23T13:43:54.014Z", "2019-07-23T13:43:54.024Z", "2019-07-23T13:43:54.034Z", "2019-07-23T13:43:54.044Z", "2019-07-23T13:43:54.054Z", "2019-07-23T13:43:54.063Z", "2019-07-23T13:43:54.074Z", "2019-07-23T13:43:54.084Z", "2019-07-23T13:43:54.093Z", "2019-07-23T13:43:54.103Z", "2019-07-23T13:43:54.114Z", "2019-07-23T13:43:54.124Z", "2019-07-23T13:43:54.134Z", "2019-07-23T13:43:54.143Z", "2019-07-23T13:43:54.154Z", "2019-07-23T13:43:54.164Z", "2019-07-23T13:43:54.174Z", "2019-07-23T13:43:54.184Z", "2019-07-23T13:43:54.194Z", "2019-07-23T13:43:54.204Z", "2019-07-23T13:43:54.214Z", "2019-07-23T13:43:54.223Z", "2019-07-23T13:43:54.233Z", "2019-07-23T13:43:54.244Z"]</text:p>
          </table:table-cell>
          <table:table-cell office:value-type="string" calcext:value-type="string">
            <text:p>Dashboard.vue:220 (31) ["2019-07-23T13:44:45.996Z", "2019-07-23T13:44:46.001Z", "2019-07-23T13:44:46.007Z", "2019-07-23T13:44:46.012Z", "2019-07-23T13:44:46.017Z", "2019-07-23T13:44:46.021Z", "2019-07-23T13:44:46.026Z", "2019-07-23T13:44:46.032Z", "2019-07-23T13:44:46.037Z", "2019-07-23T13:44:46.042Z", "2019-07-23T13:44:46.047Z", "2019-07-23T13:44:46.052Z", "2019-07-23T13:44:46.057Z", "2019-07-23T13:44:46.062Z", "2019-07-23T13:44:46.067Z", "2019-07-23T13:44:46.071Z", "2019-07-23T13:44:46.076Z", "2019-07-23T13:44:46.082Z", "2019-07-23T13:44:46.087Z", "2019-07-23T13:44:46.092Z", "2019-07-23T13:44:46.096Z", "2019-07-23T13:44:46.102Z", "2019-07-23T13:44:46.107Z", "2019-07-23T13:44:46.111Z", "2019-07-23T13:44:46.116Z", "2019-07-23T13:44:46.122Z", "2019-07-23T13:44:46.126Z", "2019-07-23T13:44:46.132Z", "2019-07-23T13:44:46.136Z", "2019-07-23T13:44:46.143Z", "2019-07-23T13:44:46.147Z"]</text:p>
          </table:table-cell>
          <table:table-cell office:value-type="string" calcext:value-type="string">
            <text:p>Dashboard.vue:220 (31) ["2019-07-23T13:45:33.281Z", "2019-07-23T13:45:33.283Z", "2019-07-23T13:45:33.287Z", "2019-07-23T13:45:33.291Z", "2019-07-23T13:45:33.295Z", "2019-07-23T13:45:33.298Z", "2019-07-23T13:45:33.303Z", "2019-07-23T13:45:33.307Z", "2019-07-23T13:45:33.311Z", "2019-07-23T13:45:33.315Z", "2019-07-23T13:45:33.319Z", "2019-07-23T13:45:33.323Z", "2019-07-23T13:45:33.327Z", "2019-07-23T13:45:33.330Z", "2019-07-23T13:45:33.335Z", "2019-07-23T13:45:33.339Z", "2019-07-23T13:45:33.343Z", "2019-07-23T13:45:33.346Z", "2019-07-23T13:45:33.351Z", "2019-07-23T13:45:33.355Z", "2019-07-23T13:45:33.358Z", "2019-07-23T13:45:33.363Z", "2019-07-23T13:45:33.367Z", "2019-07-23T13:45:33.371Z", "2019-07-23T13:45:33.375Z", "2019-07-23T13:45:33.379Z", "2019-07-23T13:45:33.383Z", "2019-07-23T13:45:33.387Z", "2019-07-23T13:45:33.391Z", "2019-07-23T13:45:33.395Z", "2019-07-23T13:45:33.399Z"]</text:p>
          </table:table-cell>
          <table:table-cell office:value-type="string" calcext:value-type="string">
            <text:p>Dashboard.vue:220 (31) ["2019-07-23T13:46:20.500Z", "2019-07-23T13:46:20.504Z", "2019-07-23T13:46:20.508Z", "2019-07-23T13:46:20.512Z", "2019-07-23T13:46:20.516Z", "2019-07-23T13:46:20.520Z", "2019-07-23T13:46:20.524Z", "2019-07-23T13:46:20.528Z", "2019-07-23T13:46:20.532Z", "2019-07-23T13:46:20.535Z", "2019-07-23T13:46:20.539Z", "2019-07-23T13:46:20.544Z", "2019-07-23T13:46:20.548Z", "2019-07-23T13:46:20.551Z", "2019-07-23T13:46:20.556Z", "2019-07-23T13:46:20.559Z", "2019-07-23T13:46:20.564Z", "2019-07-23T13:46:20.568Z", "2019-07-23T13:46:20.573Z", "2019-07-23T13:46:20.576Z", "2019-07-23T13:46:20.580Z", "2019-07-23T13:46:20.584Z", "2019-07-23T13:46:20.587Z", "2019-07-23T13:46:20.591Z", "2019-07-23T13:46:20.596Z", "2019-07-23T13:46:20.599Z", "2019-07-23T13:46:20.604Z", "2019-07-23T13:46:20.608Z", "2019-07-23T13:46:20.613Z", "2019-07-23T13:46:20.616Z", "2019-07-23T13:46:20.622Z"]</text:p>
          </table:table-cell>
          <table:table-cell/>
          <table:table-cell office:value-type="string" calcext:value-type="string">
            <text:p>Dashboard.vue:220 (31) ["2019-07-23T12:44:11.405Z", "2019-07-23T12:44:11.505Z", "2019-07-23T12:44:11.906Z", "2019-07-23T12:44:12.005Z", "2019-07-23T12:44:12.105Z", "2019-07-23T12:44:12.205Z", "2019-07-23T12:44:12.305Z", "2019-07-23T12:44:12.405Z", "2019-07-23T12:44:12.505Z", "2019-07-23T12:44:12.605Z", "2019-07-23T12:44:12.705Z", "2019-07-23T12:44:12.805Z", "2019-07-23T12:44:12.905Z", "2019-07-23T12:44:13.005Z", "2019-07-23T12:44:13.105Z", "2019-07-23T12:44:13.205Z", "2019-07-23T12:44:13.305Z", "2019-07-23T12:44:15.005Z", "2019-07-23T12:44:15.105Z", "2019-07-23T12:44:15.205Z", "2019-07-23T12:44:15.305Z", "2019-07-23T12:44:15.405Z", "2019-07-23T12:44:15.505Z", "2019-07-23T12:44:15.605Z", "2019-07-23T12:44:15.705Z", "2019-07-23T12:44:15.805Z", "2019-07-23T12:44:15.904Z", "2019-07-23T12:44:16.005Z", "2019-07-23T12:44:16.105Z", "2019-07-23T12:44:16.205Z", "2019-07-23T12:44:16.305Z"]</text:p>
          </table:table-cell>
          <table:table-cell office:value-type="string" calcext:value-type="string">
            <text:p>Dashboard.vue:220 (31) ["2019-07-23T12:50:46.248Z", "2019-07-23T12:50:46.347Z", "2019-07-23T12:50:46.397Z", "2019-07-23T12:50:46.447Z", "2019-07-23T12:50:46.498Z", "2019-07-23T12:50:46.548Z", "2019-07-23T12:50:46.597Z", "2019-07-23T12:50:46.647Z", "2019-07-23T12:50:46.697Z", "2019-07-23T12:50:46.748Z", "2019-07-23T12:50:46.797Z", "2019-07-23T12:50:46.847Z", "2019-07-23T12:50:46.898Z", "2019-07-23T12:50:46.948Z", "2019-07-23T12:50:46.998Z", "2019-07-23T12:50:47.047Z", "2019-07-23T12:50:47.098Z", "2019-07-23T12:50:47.147Z", "2019-07-23T12:50:47.198Z", "2019-07-23T12:50:47.248Z", "2019-07-23T12:50:47.297Z", "2019-07-23T12:50:47.347Z", "2019-07-23T12:50:47.398Z", "2019-07-23T12:50:47.447Z", "2019-07-23T12:50:47.497Z", "2019-07-23T12:50:47.548Z", "2019-07-23T12:50:48.497Z", "2019-07-23T12:50:48.548Z", "2019-07-23T12:50:48.597Z", "2019-07-23T12:50:48.648Z", "2019-07-23T12:50:48.698Z"]</text:p>
          </table:table-cell>
          <table:table-cell office:value-type="string" calcext:value-type="string">
            <text:p>Dashboard.vue:220 (31) ["2019-07-23T13:00:01.075Z", "2019-07-23T13:00:01.084Z", "2019-07-23T13:00:01.284Z", "2019-07-23T13:00:01.294Z", "2019-07-23T13:00:01.304Z", "2019-07-23T13:00:01.314Z", "2019-07-23T13:00:01.324Z", "2019-07-23T13:00:01.334Z", "2019-07-23T13:00:01.344Z", "2019-07-23T13:00:01.355Z", "2019-07-23T13:00:01.364Z", "2019-07-23T13:00:01.375Z", "2019-07-23T13:00:01.384Z", "2019-07-23T13:00:01.394Z", "2019-07-23T13:00:01.404Z", "2019-07-23T13:00:01.414Z", "2019-07-23T13:00:01.425Z", "2019-07-23T13:00:01.435Z", "2019-07-23T13:00:01.444Z", "2019-07-23T13:00:01.454Z", "2019-07-23T13:00:01.464Z", "2019-07-23T13:00:01.474Z", "2019-07-23T13:00:01.484Z", "2019-07-23T13:00:01.495Z", "2019-07-23T13:00:01.504Z", "2019-07-23T13:00:01.514Z", "2019-07-23T13:00:01.524Z", "2019-07-23T13:00:01.535Z", "2019-07-23T13:00:01.544Z", "2019-07-23T13:00:01.554Z", "2019-07-23T13:00:01.565Z"]</text:p>
          </table:table-cell>
          <table:table-cell office:value-type="string" calcext:value-type="string">
            <text:p>Dashboard.vue:220 (31) ["2019-07-23T13:06:31.270Z", "2019-07-23T13:06:31.370Z", "2019-07-23T13:06:31.374Z", "2019-07-23T13:06:31.379Z", "2019-07-23T13:06:31.384Z", "2019-07-23T13:06:31.389Z", "2019-07-23T13:06:31.395Z", "2019-07-23T13:06:31.399Z", "2019-07-23T13:06:31.404Z", "2019-07-23T13:06:31.409Z", "2019-07-23T13:06:31.413Z", "2019-07-23T13:06:31.418Z", "2019-07-23T13:06:31.424Z", "2019-07-23T13:06:31.429Z", "2019-07-23T13:06:31.434Z", "2019-07-23T13:06:31.444Z", "2019-07-23T13:06:31.445Z", "2019-07-23T13:06:31.450Z", "2019-07-23T13:06:31.456Z", "2019-07-23T13:06:31.460Z", "2019-07-23T13:06:31.464Z", "2019-07-23T13:06:31.469Z", "2019-07-23T13:06:31.474Z", "2019-07-23T13:06:31.479Z", "2019-07-23T13:06:31.484Z", "2019-07-23T13:06:31.489Z", "2019-07-23T13:06:31.494Z", "2019-07-23T13:06:31.499Z", "2019-07-23T13:06:31.504Z", "2019-07-23T13:06:31.510Z", "2019-07-23T13:06:31.514Z"]</text:p>
          </table:table-cell>
          <table:table-cell office:value-type="string" calcext:value-type="string">
            <text:p>Dashboard.vue:220 (31) ["2019-07-23T13:12:57.222Z", "2019-07-23T13:12:57.306Z", "2019-07-23T13:12:57.311Z", "2019-07-23T13:12:57.316Z", "2019-07-23T13:12:57.320Z", "2019-07-23T13:12:57.324Z", "2019-07-23T13:12:57.328Z", "2019-07-23T13:12:57.332Z", "2019-07-23T13:12:57.334Z", "2019-07-23T13:12:57.338Z", "2019-07-23T13:12:57.343Z", "2019-07-23T13:12:57.346Z", "2019-07-23T13:12:57.350Z", "2019-07-23T13:12:57.355Z", "2019-07-23T13:12:57.358Z", "2019-07-23T13:12:57.364Z", "2019-07-23T13:12:57.366Z", "2019-07-23T13:12:57.370Z", "2019-07-23T13:12:57.374Z", "2019-07-23T13:12:57.379Z", "2019-07-23T13:12:57.381Z", "2019-07-23T13:12:57.386Z", "2019-07-23T13:12:57.390Z", "2019-07-23T13:12:57.393Z", "2019-07-23T13:12:57.399Z", "2019-07-23T13:12:57.402Z", "2019-07-23T13:12:57.407Z", "2019-07-23T13:12:57.409Z", "2019-07-23T13:12:57.420Z", "2019-07-23T13:12:57.426Z", "2019-07-23T13:12:57.430Z"]</text:p>
          </table:table-cell>
          <table:table-cell office:value-type="string" calcext:value-type="string">
            <text:p>Dashboard.vue:220 (31) ["2019-07-23T13:21:35.218Z", "2019-07-23T13:21:35.222Z", "2019-07-23T13:21:35.299Z", "2019-07-23T13:21:35.303Z", "2019-07-23T13:21:35.307Z", "2019-07-23T13:21:35.312Z", "2019-07-23T13:21:35.315Z", "2019-07-23T13:21:35.319Z", "2019-07-23T13:21:35.323Z", "2019-07-23T13:21:35.327Z", "2019-07-23T13:21:35.331Z", "2019-07-23T13:21:35.336Z", "2019-07-23T13:21:35.339Z", "2019-07-23T13:21:35.343Z", "2019-07-23T13:21:35.347Z", "2019-07-23T13:21:35.352Z", "2019-07-23T13:21:35.356Z", "2019-07-23T13:21:35.360Z", "2019-07-23T13:21:35.364Z", "2019-07-23T13:21:35.367Z", "2019-07-23T13:21:35.371Z", "2019-07-23T13:21:35.376Z", "2019-07-23T13:21:35.380Z", "2019-07-23T13:21:35.383Z", "2019-07-23T13:21:35.387Z", "2019-07-23T13:21:35.392Z", "2019-07-23T13:21:35.395Z", "2019-07-23T13:21:35.400Z", "2019-07-23T13:21:35.404Z", "2019-07-23T13:21:35.407Z", "2019-07-23T13:21:35.412Z"]</text:p>
          </table:table-cell>
          <table:table-cell/>
          <table:table-cell office:value-type="string" calcext:value-type="string">
            <text:p>Dashboard.vue:212 2019-07-23T12:20:21.156Z</text:p>
          </table:table-cell>
          <table:table-cell office:value-type="string" calcext:value-type="string">
            <text:p>Dashboard.vue:212 2019-07-23T12:24:13.173Z</text:p>
          </table:table-cell>
          <table:table-cell office:value-type="string" calcext:value-type="string">
            <text:p>Dashboard.vue:220 (31) ["2019-07-23T12:25:07.232Z", "2019-07-23T12:25:07.241Z", "2019-07-23T12:25:07.251Z", "2019-07-23T12:25:07.261Z", "2019-07-23T12:25:07.271Z", "2019-07-23T12:25:07.281Z", "2019-07-23T12:25:07.291Z", "2019-07-23T12:25:07.301Z", "2019-07-23T12:25:07.312Z", "2019-07-23T12:25:07.321Z", "2019-07-23T12:25:07.331Z", "2019-07-23T12:25:07.341Z", "2019-07-23T12:25:07.351Z", "2019-07-23T12:25:07.361Z", "2019-07-23T12:25:07.372Z", "2019-07-23T12:25:07.381Z", "2019-07-23T12:25:07.391Z", "2019-07-23T12:25:07.402Z", "2019-07-23T12:25:07.411Z", "2019-07-23T12:25:07.421Z", "2019-07-23T12:25:07.431Z", "2019-07-23T12:25:07.441Z", "2019-07-23T12:25:07.452Z", "2019-07-23T12:25:07.461Z", "2019-07-23T12:25:07.471Z", "2019-07-23T12:25:07.481Z", "2019-07-23T12:25:07.491Z", "2019-07-23T12:25:07.501Z", "2019-07-23T12:25:07.512Z", "2019-07-23T12:25:07.521Z", "2019-07-23T12:25:07.532Z"]</text:p>
          </table:table-cell>
          <table:table-cell office:value-type="string" calcext:value-type="string">
            <text:p>Dashboard.vue:220 (31) ["2019-07-23T12:25:58.468Z", "2019-07-23T12:25:58.472Z", "2019-07-23T12:25:58.478Z", "2019-07-23T12:25:58.482Z", "2019-07-23T12:25:58.487Z", "2019-07-23T12:25:58.492Z", "2019-07-23T12:25:58.498Z", "2019-07-23T12:25:58.502Z", "2019-07-23T12:25:58.507Z", "2019-07-23T12:25:58.513Z", "2019-07-23T12:25:58.517Z", "2019-07-23T12:25:58.523Z", "2019-07-23T12:25:58.527Z", "2019-07-23T12:25:58.532Z", "2019-07-23T12:25:58.537Z", "2019-07-23T12:25:58.543Z", "2019-07-23T12:25:58.548Z", "2019-07-23T12:25:58.552Z", "2019-07-23T12:25:58.557Z", "2019-07-23T12:25:58.562Z", "2019-07-23T12:25:58.567Z", "2019-07-23T12:25:58.572Z", "2019-07-23T12:25:58.577Z", "2019-07-23T12:25:58.582Z", "2019-07-23T12:25:58.588Z", "2019-07-23T12:25:58.592Z", "2019-07-23T12:25:58.597Z", "2019-07-23T12:25:58.602Z", "2019-07-23T12:25:58.608Z", "2019-07-23T12:25:58.613Z", "2019-07-23T12:25:58.618Z"]</text:p>
          </table:table-cell>
          <table:table-cell office:value-type="string" calcext:value-type="string">
            <text:p>Dashboard.vue:220 (31) ["2019-07-23T12:26:34.278Z", "2019-07-23T12:26:34.282Z", "2019-07-23T12:26:34.286Z", "2019-07-23T12:26:34.290Z", "2019-07-23T12:26:34.294Z", "2019-07-23T12:26:34.297Z", "2019-07-23T12:26:34.302Z", "2019-07-23T12:26:34.306Z", "2019-07-23T12:26:34.309Z", "2019-07-23T12:26:34.313Z", "2019-07-23T12:26:34.318Z", "2019-07-23T12:26:34.322Z", "2019-07-23T12:26:34.326Z", "2019-07-23T12:26:34.329Z", "2019-07-23T12:26:34.333Z", "2019-07-23T12:26:34.337Z", "2019-07-23T12:26:34.342Z", "2019-07-23T12:26:34.346Z", "2019-07-23T12:26:34.350Z", "2019-07-23T12:26:34.354Z", "2019-07-23T12:26:34.357Z", "2019-07-23T12:26:34.361Z", "2019-07-23T12:26:34.366Z", "2019-07-23T12:26:34.369Z", "2019-07-23T12:26:34.373Z", "2019-07-23T12:26:34.378Z", "2019-07-23T12:26:34.382Z", "2019-07-23T12:26:34.386Z", "2019-07-23T12:26:34.390Z", "2019-07-23T12:26:34.393Z", "2019-07-23T12:26:34.398Z"]</text:p>
          </table:table-cell>
          <table:table-cell office:value-type="string" calcext:value-type="string">
            <text:p>Dashboard.vue:220 (31) ["2019-07-23T12:27:08.303Z", "2019-07-23T12:27:08.306Z", "2019-07-23T12:27:08.310Z", "2019-07-23T12:27:08.314Z", "2019-07-23T12:27:08.318Z", "2019-07-23T12:27:08.323Z", "2019-07-23T12:27:08.327Z", "2019-07-23T12:27:08.331Z", "2019-07-23T12:27:08.334Z", "2019-07-23T12:27:08.339Z", "2019-07-23T12:27:08.342Z", "2019-07-23T12:27:08.346Z", "2019-07-23T12:27:08.350Z", "2019-07-23T12:27:08.354Z", "2019-07-23T12:27:08.359Z", "2019-07-23T12:27:08.362Z", "2019-07-23T12:27:08.366Z", "2019-07-23T12:27:08.370Z", "2019-07-23T12:27:08.375Z", "2019-07-23T12:27:08.379Z", "2019-07-23T12:27:08.382Z", "2019-07-23T12:27:08.387Z", "2019-07-23T12:27:08.391Z", "2019-07-23T12:27:08.395Z", "2019-07-23T12:27:08.399Z", "2019-07-23T12:27:08.402Z", "2019-07-23T12:27:08.406Z", "2019-07-23T12:27:08.410Z", "2019-07-23T12:27:08.415Z", "2019-07-23T12:27:08.418Z", "2019-07-23T12:27:08.422Z"]</text:p>
          </table:table-cell>
        </table:table-row>
        <table:table-row table:style-name="ro1">
          <table:table-cell/>
          <table:table-cell office:value-type="string" calcext:value-type="string">
            <text:p>Dashboard.vue:219 tumpukan yang belum diterima : 30</text:p>
          </table:table-cell>
          <table:table-cell office:value-type="string" calcext:value-type="string">
            <text:p>Dashboard.vue:211 13270</text:p>
          </table:table-cell>
          <table:table-cell office:value-type="string" calcext:value-type="string">
            <text:p>Dashboard.vue:211 25143</text:p>
          </table:table-cell>
          <table:table-cell office:value-type="string" calcext:value-type="string">
            <text:p>Dashboard.vue:211 24131</text:p>
          </table:table-cell>
          <table:table-cell office:value-type="string" calcext:value-type="string">
            <text:p>Dashboard.vue:211 24161</text:p>
          </table:table-cell>
          <table:table-cell office:value-type="string" calcext:value-type="string">
            <text:p>Dashboard.vue:211 24164</text:p>
          </table:table-cell>
          <table:table-cell/>
          <table:table-cell office:value-type="string" calcext:value-type="string">
            <text:p>Dashboard.vue:211 858</text:p>
          </table:table-cell>
          <table:table-cell office:value-type="string" calcext:value-type="string">
            <text:p>Dashboard.vue:219 tumpukan yang belum diterima : 12</text:p>
          </table:table-cell>
          <table:table-cell office:value-type="string" calcext:value-type="string">
            <text:p>Dashboard.vue:211 1077</text:p>
          </table:table-cell>
          <table:table-cell office:value-type="string" calcext:value-type="string">
            <text:p>Dashboard.vue:211 1603</text:p>
          </table:table-cell>
          <table:table-cell office:value-type="string" calcext:value-type="string">
            <text:p>Dashboard.vue:211 1716</text:p>
          </table:table-cell>
          <table:table-cell office:value-type="string" calcext:value-type="string">
            <text:p>Dashboard.vue:211 1177</text:p>
          </table:table-cell>
          <table:table-cell/>
          <table:table-cell office:value-type="string" calcext:value-type="string">
            <text:p>Dashboard.vue:211 37263</text:p>
          </table:table-cell>
          <table:table-cell office:value-type="string" calcext:value-type="string">
            <text:p>Dashboard.vue:211 45462</text:p>
          </table:table-cell>
          <table:table-cell office:value-type="string" calcext:value-type="string">
            <text:p>Dashboard.vue:211 59831</text:p>
          </table:table-cell>
          <table:table-cell office:value-type="string" calcext:value-type="string">
            <text:p>Dashboard.vue:211 53946</text:p>
          </table:table-cell>
          <table:table-cell office:value-type="string" calcext:value-type="string">
            <text:p>Dashboard.vue:211 56133</text:p>
          </table:table-cell>
          <table:table-cell office:value-type="string" calcext:value-type="string">
            <text:p>Dashboard.vue:211 61251</text:p>
          </table:table-cell>
          <table:table-cell/>
          <table:table-cell office:value-type="string" calcext:value-type="string">
            <text:p>Dashboard.vue:211 501</text:p>
          </table:table-cell>
          <table:table-cell office:value-type="string" calcext:value-type="string">
            <text:p>Dashboard.vue:219 tumpukan yang belum diterima : 12</text:p>
          </table:table-cell>
          <table:table-cell office:value-type="string" calcext:value-type="string">
            <text:p>Dashboard.vue:211 1531</text:p>
          </table:table-cell>
          <table:table-cell office:value-type="string" calcext:value-type="string">
            <text:p>Dashboard.vue:211 1325</text:p>
          </table:table-cell>
          <table:table-cell office:value-type="string" calcext:value-type="string">
            <text:p>Dashboard.vue:211 1185</text:p>
          </table:table-cell>
          <table:table-cell office:value-type="string" calcext:value-type="string">
            <text:p>Dashboard.vue:211 1629</text:p>
          </table:table-cell>
        </table:table-row>
        <table:table-row table:style-name="ro1">
          <table:table-cell/>
          <table:table-cell office:value-type="string" calcext:value-type="string">
            <text:p>Dashboard.vue:220 (30) ["2019-07-23T13:19:23.671Z", "2019-07-23T13:19:24.271Z", "2019-07-23T13:19:24.370Z", "2019-07-23T13:19:24.470Z", "2019-07-23T13:19:24.571Z", "2019-07-23T13:19:24.671Z", "2019-07-23T13:19:24.771Z", "2019-07-23T13:19:26.371Z", "2019-07-23T13:19:26.470Z", "2019-07-23T13:19:26.570Z", "2019-07-23T13:19:26.671Z", "2019-07-23T13:19:26.771Z", "2019-07-23T13:19:26.872Z", "2019-07-23T13:19:26.971Z", "2019-07-23T13:19:27.070Z", "2019-07-23T13:19:27.171Z", "2019-07-23T13:19:27.271Z", "2019-07-23T13:19:27.370Z", "2019-07-23T13:19:27.470Z", "2019-07-23T13:19:27.571Z", "2019-07-23T13:19:27.671Z", "2019-07-23T13:19:27.770Z", "2019-07-23T13:19:27.871Z", "2019-07-23T13:19:27.971Z", "2019-07-23T13:19:28.070Z", "2019-07-23T13:19:28.171Z", "2019-07-23T13:19:28.271Z", "2019-07-23T13:19:28.370Z", "2019-07-23T13:19:28.481Z", "2019-07-23T13:19:28.571Z"]</text:p>
          </table:table-cell>
          <table:table-cell office:value-type="string" calcext:value-type="string">
            <text:p>Dashboard.vue:212 2019-07-23T13:25:40.174Z</text:p>
          </table:table-cell>
          <table:table-cell office:value-type="string" calcext:value-type="string">
            <text:p>Dashboard.vue:212 2019-07-23T13:29:04.060Z</text:p>
          </table:table-cell>
          <table:table-cell office:value-type="string" calcext:value-type="string">
            <text:p>Dashboard.vue:212 2019-07-23T13:32:40.606Z</text:p>
          </table:table-cell>
          <table:table-cell office:value-type="string" calcext:value-type="string">
            <text:p>Dashboard.vue:212 2019-07-23T13:35:03.779Z</text:p>
          </table:table-cell>
          <table:table-cell office:value-type="string" calcext:value-type="string">
            <text:p>Dashboard.vue:212 2019-07-23T13:38:37.419Z</text:p>
          </table:table-cell>
          <table:table-cell/>
          <table:table-cell office:value-type="string" calcext:value-type="string">
            <text:p>Dashboard.vue:212 2019-07-23T13:42:21.962Z</text:p>
          </table:table-cell>
          <table:table-cell office:value-type="string" calcext:value-type="string">
            <text:p>Dashboard.vue:220 (12) ["2019-07-23T13:43:08.694Z", "2019-07-23T13:43:08.745Z", "2019-07-23T13:43:08.795Z", "2019-07-23T13:43:08.844Z", "2019-07-23T13:43:08.894Z", "2019-07-23T13:43:08.990Z", "2019-07-23T13:43:08.995Z", "2019-07-23T13:43:09.050Z", "2019-07-23T13:43:09.094Z", "2019-07-23T13:43:09.167Z", "2019-07-23T13:43:09.194Z", "2019-07-23T13:43:09.244Z"]</text:p>
          </table:table-cell>
          <table:table-cell office:value-type="string" calcext:value-type="string">
            <text:p>Dashboard.vue:212 2019-07-23T13:43:53.944Z</text:p>
          </table:table-cell>
          <table:table-cell office:value-type="string" calcext:value-type="string">
            <text:p>Dashboard.vue:212 2019-07-23T13:44:45.996Z</text:p>
          </table:table-cell>
          <table:table-cell office:value-type="string" calcext:value-type="string">
            <text:p>Dashboard.vue:212 2019-07-23T13:45:33.281Z</text:p>
          </table:table-cell>
          <table:table-cell office:value-type="string" calcext:value-type="string">
            <text:p>Dashboard.vue:212 2019-07-23T13:46:20.500Z</text:p>
          </table:table-cell>
          <table:table-cell/>
          <table:table-cell office:value-type="string" calcext:value-type="string">
            <text:p>Dashboard.vue:212 2019-07-23T12:44:15.005Z</text:p>
          </table:table-cell>
          <table:table-cell office:value-type="string" calcext:value-type="string">
            <text:p>Dashboard.vue:212 2019-07-23T12:50:48.497Z</text:p>
          </table:table-cell>
          <table:table-cell office:value-type="string" calcext:value-type="string">
            <text:p>Dashboard.vue:212 2019-07-23T13:00:01.284Z</text:p>
          </table:table-cell>
          <table:table-cell office:value-type="string" calcext:value-type="string">
            <text:p>Dashboard.vue:212 2019-07-23T13:06:31.370Z</text:p>
          </table:table-cell>
          <table:table-cell office:value-type="string" calcext:value-type="string">
            <text:p>Dashboard.vue:212 2019-07-23T13:12:57.306Z</text:p>
          </table:table-cell>
          <table:table-cell office:value-type="string" calcext:value-type="string">
            <text:p>Dashboard.vue:212 2019-07-23T13:21:35.299Z</text:p>
          </table:table-cell>
          <table:table-cell/>
          <table:table-cell office:value-type="string" calcext:value-type="string">
            <text:p>Dashboard.vue:212 2019-07-23T12:20:21.253Z</text:p>
          </table:table-cell>
          <table:table-cell office:value-type="string" calcext:value-type="string">
            <text:p>Dashboard.vue:220 (12) ["2019-07-23T12:24:13.257Z", "2019-07-23T12:24:13.266Z", "2019-07-23T12:24:13.316Z", "2019-07-23T12:24:13.366Z", "2019-07-23T12:24:13.416Z", "2019-07-23T12:24:13.471Z", "2019-07-23T12:24:13.515Z", "2019-07-23T12:24:13.571Z", "2019-07-23T12:24:13.615Z", "2019-07-23T12:24:13.681Z", "2019-07-23T12:24:13.716Z", "2019-07-23T12:24:13.765Z"]</text:p>
          </table:table-cell>
          <table:table-cell office:value-type="string" calcext:value-type="string">
            <text:p>Dashboard.vue:212 2019-07-23T12:25:07.232Z</text:p>
          </table:table-cell>
          <table:table-cell office:value-type="string" calcext:value-type="string">
            <text:p>Dashboard.vue:212 2019-07-23T12:25:58.468Z</text:p>
          </table:table-cell>
          <table:table-cell office:value-type="string" calcext:value-type="string">
            <text:p>Dashboard.vue:212 2019-07-23T12:26:34.278Z</text:p>
          </table:table-cell>
          <table:table-cell office:value-type="string" calcext:value-type="string">
            <text:p>Dashboard.vue:212 2019-07-23T12:27:08.303Z</text:p>
          </table:table-cell>
        </table:table-row>
        <table:table-row table:style-name="ro1">
          <table:table-cell/>
          <table:table-cell office:value-type="string" calcext:value-type="string">
            <text:p>Dashboard.vue:211 9085</text:p>
          </table:table-cell>
          <table:table-cell table:number-columns-repeated="5" office:value-type="string" calcext:value-type="string">
            <text:p>Dashboard.vue:219 tumpukan yang belum diterima : 30</text:p>
          </table:table-cell>
          <table:table-cell/>
          <table:table-cell office:value-type="string" calcext:value-type="string">
            <text:p>Dashboard.vue:211 813</text:p>
          </table:table-cell>
          <table:table-cell office:value-type="string" calcext:value-type="string">
            <text:p>Dashboard.vue:211 717</text:p>
          </table:table-cell>
          <table:table-cell table:number-columns-repeated="4" office:value-type="string" calcext:value-type="string">
            <text:p>Dashboard.vue:219 tumpukan yang belum diterima : 30</text:p>
          </table:table-cell>
          <table:table-cell/>
          <table:table-cell table:number-columns-repeated="6" office:value-type="string" calcext:value-type="string">
            <text:p>Dashboard.vue:219 tumpukan yang belum diterima : 30</text:p>
          </table:table-cell>
          <table:table-cell/>
          <table:table-cell office:value-type="string" calcext:value-type="string">
            <text:p>Dashboard.vue:211 593</text:p>
          </table:table-cell>
          <table:table-cell office:value-type="string" calcext:value-type="string">
            <text:p>Dashboard.vue:211 720</text:p>
          </table:table-cell>
          <table:table-cell table:number-columns-repeated="4" office:value-type="string" calcext:value-type="string">
            <text:p>Dashboard.vue:219 tumpukan yang belum diterima : 30</text:p>
          </table:table-cell>
        </table:table-row>
        <table:table-row table:style-name="ro1">
          <table:table-cell/>
          <table:table-cell office:value-type="string" calcext:value-type="string">
            <text:p>Dashboard.vue:212 2019-07-23T13:19:26.371Z</text:p>
          </table:table-cell>
          <table:table-cell office:value-type="string" calcext:value-type="string">
            <text:p>Dashboard.vue:220 (30) ["2019-07-23T13:25:38.275Z", "2019-07-23T13:25:38.524Z", "2019-07-23T13:25:38.574Z", "2019-07-23T13:25:38.624Z", "2019-07-23T13:25:38.674Z", "2019-07-23T13:25:38.724Z", "2019-07-23T13:25:38.774Z", "2019-07-23T13:25:38.824Z", "2019-07-23T13:25:38.874Z", "2019-07-23T13:25:38.924Z", "2019-07-23T13:25:38.975Z", "2019-07-23T13:25:39.024Z", "2019-07-23T13:25:39.074Z", "2019-07-23T13:25:39.124Z", "2019-07-23T13:25:39.173Z", "2019-07-23T13:25:39.224Z", "2019-07-23T13:25:39.274Z", "2019-07-23T13:25:39.324Z", "2019-07-23T13:25:39.375Z", "2019-07-23T13:25:40.224Z", "2019-07-23T13:25:40.274Z", "2019-07-23T13:25:40.325Z", "2019-07-23T13:25:40.375Z", "2019-07-23T13:25:40.424Z", "2019-07-23T13:25:40.475Z", "2019-07-23T13:25:40.524Z", "2019-07-23T13:25:40.574Z", "2019-07-23T13:25:40.624Z", "2019-07-23T13:25:40.674Z", "2019-07-23T13:25:40.724Z"]</text:p>
          </table:table-cell>
          <table:table-cell office:value-type="string" calcext:value-type="string">
            <text:p>Dashboard.vue:220 (30) ["2019-07-23T13:29:03.861Z", "2019-07-23T13:29:04.040Z", "2019-07-23T13:29:04.080Z", "2019-07-23T13:29:04.091Z", "2019-07-23T13:29:04.101Z", "2019-07-23T13:29:04.111Z", "2019-07-23T13:29:04.120Z", "2019-07-23T13:29:04.131Z", "2019-07-23T13:29:04.141Z", "2019-07-23T13:29:04.151Z", "2019-07-23T13:29:04.161Z", "2019-07-23T13:29:04.171Z", "2019-07-23T13:29:04.181Z", "2019-07-23T13:29:04.190Z", "2019-07-23T13:29:04.201Z", "2019-07-23T13:29:04.210Z", "2019-07-23T13:29:04.220Z", "2019-07-23T13:29:04.231Z", "2019-07-23T13:29:04.240Z", "2019-07-23T13:29:04.251Z", "2019-07-23T13:29:04.260Z", "2019-07-23T13:29:04.270Z", "2019-07-23T13:29:04.281Z", "2019-07-23T13:29:04.291Z", "2019-07-23T13:29:04.301Z", "2019-07-23T13:29:04.311Z", "2019-07-23T13:29:04.320Z", "2019-07-23T13:29:04.331Z", "2019-07-23T13:29:04.340Z", "2019-07-23T13:29:04.350Z"]</text:p>
          </table:table-cell>
          <table:table-cell office:value-type="string" calcext:value-type="string">
            <text:p>Dashboard.vue:220 (30) ["2019-07-23T13:32:40.507Z", "2019-07-23T13:32:40.611Z", "2019-07-23T13:32:40.615Z", "2019-07-23T13:32:40.620Z", "2019-07-23T13:32:40.625Z", "2019-07-23T13:32:40.631Z", "2019-07-23T13:32:40.636Z", "2019-07-23T13:32:40.641Z", "2019-07-23T13:32:40.646Z", "2019-07-23T13:32:40.651Z", "2019-07-23T13:32:40.656Z", "2019-07-23T13:32:40.661Z", "2019-07-23T13:32:40.665Z", "2019-07-23T13:32:40.671Z", "2019-07-23T13:32:40.676Z", "2019-07-23T13:32:40.681Z", "2019-07-23T13:32:40.686Z", "2019-07-23T13:32:40.690Z", "2019-07-23T13:32:40.700Z", "2019-07-23T13:32:40.703Z", "2019-07-23T13:32:40.707Z", "2019-07-23T13:32:40.711Z", "2019-07-23T13:32:40.716Z", "2019-07-23T13:32:40.722Z", "2019-07-23T13:32:40.726Z", "2019-07-23T13:32:40.730Z", "2019-07-23T13:32:40.736Z", "2019-07-23T13:32:40.741Z", "2019-07-23T13:32:40.745Z", "2019-07-23T13:32:40.750Z"]</text:p>
          </table:table-cell>
          <table:table-cell office:value-type="string" calcext:value-type="string">
            <text:p>Dashboard.vue:220 (30) ["2019-07-23T13:35:03.700Z", "2019-07-23T13:35:03.783Z", "2019-07-23T13:35:03.787Z", "2019-07-23T13:35:03.791Z", "2019-07-23T13:35:03.795Z", "2019-07-23T13:35:03.799Z", "2019-07-23T13:35:03.803Z", "2019-07-23T13:35:03.807Z", "2019-07-23T13:35:03.811Z", "2019-07-23T13:35:03.815Z", "2019-07-23T13:35:03.819Z", "2019-07-23T13:35:03.824Z", "2019-07-23T13:35:03.827Z", "2019-07-23T13:35:03.831Z", "2019-07-23T13:35:03.835Z", "2019-07-23T13:35:03.839Z", "2019-07-23T13:35:03.843Z", "2019-07-23T13:35:03.847Z", "2019-07-23T13:35:03.851Z", "2019-07-23T13:35:03.855Z", "2019-07-23T13:35:03.859Z", "2019-07-23T13:35:03.863Z", "2019-07-23T13:35:03.867Z", "2019-07-23T13:35:03.871Z", "2019-07-23T13:35:03.875Z", "2019-07-23T13:35:03.879Z", "2019-07-23T13:35:03.883Z", "2019-07-23T13:35:03.887Z", "2019-07-23T13:35:03.891Z", "2019-07-23T13:35:03.895Z"]</text:p>
          </table:table-cell>
          <table:table-cell office:value-type="string" calcext:value-type="string">
            <text:p>Dashboard.vue:220 (30) ["2019-07-23T13:38:37.339Z", "2019-07-23T13:38:37.424Z", "2019-07-23T13:38:37.428Z", "2019-07-23T13:38:37.432Z", "2019-07-23T13:38:37.436Z", "2019-07-23T13:38:37.443Z", "2019-07-23T13:38:37.445Z", "2019-07-23T13:38:37.448Z", "2019-07-23T13:38:37.452Z", "2019-07-23T13:38:37.456Z", "2019-07-23T13:38:37.461Z", "2019-07-23T13:38:37.465Z", "2019-07-23T13:38:37.468Z", "2019-07-23T13:38:37.473Z", "2019-07-23T13:38:37.476Z", "2019-07-23T13:38:37.480Z", "2019-07-23T13:38:37.484Z", "2019-07-23T13:38:37.489Z", "2019-07-23T13:38:37.492Z", "2019-07-23T13:38:37.496Z", "2019-07-23T13:38:37.500Z", "2019-07-23T13:38:37.504Z", "2019-07-23T13:38:37.509Z", "2019-07-23T13:38:37.518Z", "2019-07-23T13:38:37.520Z", "2019-07-23T13:38:37.526Z", "2019-07-23T13:38:37.528Z", "2019-07-23T13:38:37.533Z", "2019-07-23T13:38:37.537Z", "2019-07-23T13:38:37.541Z"]</text:p>
          </table:table-cell>
          <table:table-cell/>
          <table:table-cell office:value-type="string" calcext:value-type="string">
            <text:p>Dashboard.vue:212 2019-07-23T13:42:22.063Z</text:p>
          </table:table-cell>
          <table:table-cell office:value-type="string" calcext:value-type="string">
            <text:p>Dashboard.vue:212 2019-07-23T13:43:08.694Z</text:p>
          </table:table-cell>
          <table:table-cell office:value-type="string" calcext:value-type="string">
            <text:p>Dashboard.vue:220 (30) ["2019-07-23T13:43:53.954Z", "2019-07-23T13:43:53.964Z", "2019-07-23T13:43:53.974Z", "2019-07-23T13:43:53.984Z", "2019-07-23T13:43:53.994Z", "2019-07-23T13:43:54.004Z", "2019-07-23T13:43:54.014Z", "2019-07-23T13:43:54.024Z", "2019-07-23T13:43:54.034Z", "2019-07-23T13:43:54.044Z", "2019-07-23T13:43:54.054Z", "2019-07-23T13:43:54.063Z", "2019-07-23T13:43:54.074Z", "2019-07-23T13:43:54.084Z", "2019-07-23T13:43:54.093Z", "2019-07-23T13:43:54.103Z", "2019-07-23T13:43:54.114Z", "2019-07-23T13:43:54.124Z", "2019-07-23T13:43:54.134Z", "2019-07-23T13:43:54.143Z", "2019-07-23T13:43:54.154Z", "2019-07-23T13:43:54.164Z", "2019-07-23T13:43:54.174Z", "2019-07-23T13:43:54.184Z", "2019-07-23T13:43:54.194Z", "2019-07-23T13:43:54.204Z", "2019-07-23T13:43:54.214Z", "2019-07-23T13:43:54.223Z", "2019-07-23T13:43:54.233Z", "2019-07-23T13:43:54.244Z"]</text:p>
          </table:table-cell>
          <table:table-cell office:value-type="string" calcext:value-type="string">
            <text:p>Dashboard.vue:220 (30) ["2019-07-23T13:44:46.001Z", "2019-07-23T13:44:46.007Z", "2019-07-23T13:44:46.012Z", "2019-07-23T13:44:46.017Z", "2019-07-23T13:44:46.021Z", "2019-07-23T13:44:46.026Z", "2019-07-23T13:44:46.032Z", "2019-07-23T13:44:46.037Z", "2019-07-23T13:44:46.042Z", "2019-07-23T13:44:46.047Z", "2019-07-23T13:44:46.052Z", "2019-07-23T13:44:46.057Z", "2019-07-23T13:44:46.062Z", "2019-07-23T13:44:46.067Z", "2019-07-23T13:44:46.071Z", "2019-07-23T13:44:46.076Z", "2019-07-23T13:44:46.082Z", "2019-07-23T13:44:46.087Z", "2019-07-23T13:44:46.092Z", "2019-07-23T13:44:46.096Z", "2019-07-23T13:44:46.102Z", "2019-07-23T13:44:46.107Z", "2019-07-23T13:44:46.111Z", "2019-07-23T13:44:46.116Z", "2019-07-23T13:44:46.122Z", "2019-07-23T13:44:46.126Z", "2019-07-23T13:44:46.132Z", "2019-07-23T13:44:46.136Z", "2019-07-23T13:44:46.143Z", "2019-07-23T13:44:46.147Z"]</text:p>
          </table:table-cell>
          <table:table-cell office:value-type="string" calcext:value-type="string">
            <text:p>Dashboard.vue:220 (30) ["2019-07-23T13:45:33.283Z", "2019-07-23T13:45:33.287Z", "2019-07-23T13:45:33.291Z", "2019-07-23T13:45:33.295Z", "2019-07-23T13:45:33.298Z", "2019-07-23T13:45:33.303Z", "2019-07-23T13:45:33.307Z", "2019-07-23T13:45:33.311Z", "2019-07-23T13:45:33.315Z", "2019-07-23T13:45:33.319Z", "2019-07-23T13:45:33.323Z", "2019-07-23T13:45:33.327Z", "2019-07-23T13:45:33.330Z", "2019-07-23T13:45:33.335Z", "2019-07-23T13:45:33.339Z", "2019-07-23T13:45:33.343Z", "2019-07-23T13:45:33.346Z", "2019-07-23T13:45:33.351Z", "2019-07-23T13:45:33.355Z", "2019-07-23T13:45:33.358Z", "2019-07-23T13:45:33.363Z", "2019-07-23T13:45:33.367Z", "2019-07-23T13:45:33.371Z", "2019-07-23T13:45:33.375Z", "2019-07-23T13:45:33.379Z", "2019-07-23T13:45:33.383Z", "2019-07-23T13:45:33.387Z", "2019-07-23T13:45:33.391Z", "2019-07-23T13:45:33.395Z", "2019-07-23T13:45:33.399Z"]</text:p>
          </table:table-cell>
          <table:table-cell office:value-type="string" calcext:value-type="string">
            <text:p>Dashboard.vue:220 (30) ["2019-07-23T13:46:20.504Z", "2019-07-23T13:46:20.508Z", "2019-07-23T13:46:20.512Z", "2019-07-23T13:46:20.516Z", "2019-07-23T13:46:20.520Z", "2019-07-23T13:46:20.524Z", "2019-07-23T13:46:20.528Z", "2019-07-23T13:46:20.532Z", "2019-07-23T13:46:20.535Z", "2019-07-23T13:46:20.539Z", "2019-07-23T13:46:20.544Z", "2019-07-23T13:46:20.548Z", "2019-07-23T13:46:20.551Z", "2019-07-23T13:46:20.556Z", "2019-07-23T13:46:20.559Z", "2019-07-23T13:46:20.564Z", "2019-07-23T13:46:20.568Z", "2019-07-23T13:46:20.573Z", "2019-07-23T13:46:20.576Z", "2019-07-23T13:46:20.580Z", "2019-07-23T13:46:20.584Z", "2019-07-23T13:46:20.587Z", "2019-07-23T13:46:20.591Z", "2019-07-23T13:46:20.596Z", "2019-07-23T13:46:20.599Z", "2019-07-23T13:46:20.604Z", "2019-07-23T13:46:20.608Z", "2019-07-23T13:46:20.613Z", "2019-07-23T13:46:20.616Z", "2019-07-23T13:46:20.622Z"]</text:p>
          </table:table-cell>
          <table:table-cell/>
          <table:table-cell office:value-type="string" calcext:value-type="string">
            <text:p>Dashboard.vue:220 (30) ["2019-07-23T12:44:11.405Z", "2019-07-23T12:44:11.505Z", "2019-07-23T12:44:11.906Z", "2019-07-23T12:44:12.005Z", "2019-07-23T12:44:12.105Z", "2019-07-23T12:44:12.205Z", "2019-07-23T12:44:12.305Z", "2019-07-23T12:44:12.405Z", "2019-07-23T12:44:12.505Z", "2019-07-23T12:44:12.605Z", "2019-07-23T12:44:12.705Z", "2019-07-23T12:44:12.805Z", "2019-07-23T12:44:12.905Z", "2019-07-23T12:44:13.005Z", "2019-07-23T12:44:13.105Z", "2019-07-23T12:44:13.205Z", "2019-07-23T12:44:13.305Z", "2019-07-23T12:44:15.105Z", "2019-07-23T12:44:15.205Z", "2019-07-23T12:44:15.305Z", "2019-07-23T12:44:15.405Z", "2019-07-23T12:44:15.505Z", "2019-07-23T12:44:15.605Z", "2019-07-23T12:44:15.705Z", "2019-07-23T12:44:15.805Z", "2019-07-23T12:44:15.904Z", "2019-07-23T12:44:16.005Z", "2019-07-23T12:44:16.105Z", "2019-07-23T12:44:16.205Z", "2019-07-23T12:44:16.305Z"]</text:p>
          </table:table-cell>
          <table:table-cell office:value-type="string" calcext:value-type="string">
            <text:p>Dashboard.vue:220 (30) ["2019-07-23T12:50:46.248Z", "2019-07-23T12:50:46.347Z", "2019-07-23T12:50:46.397Z", "2019-07-23T12:50:46.447Z", "2019-07-23T12:50:46.498Z", "2019-07-23T12:50:46.548Z", "2019-07-23T12:50:46.597Z", "2019-07-23T12:50:46.647Z", "2019-07-23T12:50:46.697Z", "2019-07-23T12:50:46.748Z", "2019-07-23T12:50:46.797Z", "2019-07-23T12:50:46.847Z", "2019-07-23T12:50:46.898Z", "2019-07-23T12:50:46.948Z", "2019-07-23T12:50:46.998Z", "2019-07-23T12:50:47.047Z", "2019-07-23T12:50:47.098Z", "2019-07-23T12:50:47.147Z", "2019-07-23T12:50:47.198Z", "2019-07-23T12:50:47.248Z", "2019-07-23T12:50:47.297Z", "2019-07-23T12:50:47.347Z", "2019-07-23T12:50:47.398Z", "2019-07-23T12:50:47.447Z", "2019-07-23T12:50:47.497Z", "2019-07-23T12:50:47.548Z", "2019-07-23T12:50:48.548Z", "2019-07-23T12:50:48.597Z", "2019-07-23T12:50:48.648Z", "2019-07-23T12:50:48.698Z"]</text:p>
          </table:table-cell>
          <table:table-cell office:value-type="string" calcext:value-type="string">
            <text:p>Dashboard.vue:220 (30) ["2019-07-23T13:00:01.075Z", "2019-07-23T13:00:01.084Z", "2019-07-23T13:00:01.294Z", "2019-07-23T13:00:01.304Z", "2019-07-23T13:00:01.314Z", "2019-07-23T13:00:01.324Z", "2019-07-23T13:00:01.334Z", "2019-07-23T13:00:01.344Z", "2019-07-23T13:00:01.355Z", "2019-07-23T13:00:01.364Z", "2019-07-23T13:00:01.375Z", "2019-07-23T13:00:01.384Z", "2019-07-23T13:00:01.394Z", "2019-07-23T13:00:01.404Z", "2019-07-23T13:00:01.414Z", "2019-07-23T13:00:01.425Z", "2019-07-23T13:00:01.435Z", "2019-07-23T13:00:01.444Z", "2019-07-23T13:00:01.454Z", "2019-07-23T13:00:01.464Z", "2019-07-23T13:00:01.474Z", "2019-07-23T13:00:01.484Z", "2019-07-23T13:00:01.495Z", "2019-07-23T13:00:01.504Z", "2019-07-23T13:00:01.514Z", "2019-07-23T13:00:01.524Z", "2019-07-23T13:00:01.535Z", "2019-07-23T13:00:01.544Z", "2019-07-23T13:00:01.554Z", "2019-07-23T13:00:01.565Z"]</text:p>
          </table:table-cell>
          <table:table-cell office:value-type="string" calcext:value-type="string">
            <text:p>Dashboard.vue:220 (30) ["2019-07-23T13:06:31.270Z", "2019-07-23T13:06:31.374Z", "2019-07-23T13:06:31.379Z", "2019-07-23T13:06:31.384Z", "2019-07-23T13:06:31.389Z", "2019-07-23T13:06:31.395Z", "2019-07-23T13:06:31.399Z", "2019-07-23T13:06:31.404Z", "2019-07-23T13:06:31.409Z", "2019-07-23T13:06:31.413Z", "2019-07-23T13:06:31.418Z", "2019-07-23T13:06:31.424Z", "2019-07-23T13:06:31.429Z", "2019-07-23T13:06:31.434Z", "2019-07-23T13:06:31.444Z", "2019-07-23T13:06:31.445Z", "2019-07-23T13:06:31.450Z", "2019-07-23T13:06:31.456Z", "2019-07-23T13:06:31.460Z", "2019-07-23T13:06:31.464Z", "2019-07-23T13:06:31.469Z", "2019-07-23T13:06:31.474Z", "2019-07-23T13:06:31.479Z", "2019-07-23T13:06:31.484Z", "2019-07-23T13:06:31.489Z", "2019-07-23T13:06:31.494Z", "2019-07-23T13:06:31.499Z", "2019-07-23T13:06:31.504Z", "2019-07-23T13:06:31.510Z", "2019-07-23T13:06:31.514Z"]</text:p>
          </table:table-cell>
          <table:table-cell office:value-type="string" calcext:value-type="string">
            <text:p>Dashboard.vue:220 (30) ["2019-07-23T13:12:57.222Z", "2019-07-23T13:12:57.311Z", "2019-07-23T13:12:57.316Z", "2019-07-23T13:12:57.320Z", "2019-07-23T13:12:57.324Z", "2019-07-23T13:12:57.328Z", "2019-07-23T13:12:57.332Z", "2019-07-23T13:12:57.334Z", "2019-07-23T13:12:57.338Z", "2019-07-23T13:12:57.343Z", "2019-07-23T13:12:57.346Z", "2019-07-23T13:12:57.350Z", "2019-07-23T13:12:57.355Z", "2019-07-23T13:12:57.358Z", "2019-07-23T13:12:57.364Z", "2019-07-23T13:12:57.366Z", "2019-07-23T13:12:57.370Z", "2019-07-23T13:12:57.374Z", "2019-07-23T13:12:57.379Z", "2019-07-23T13:12:57.381Z", "2019-07-23T13:12:57.386Z", "2019-07-23T13:12:57.390Z", "2019-07-23T13:12:57.393Z", "2019-07-23T13:12:57.399Z", "2019-07-23T13:12:57.402Z", "2019-07-23T13:12:57.407Z", "2019-07-23T13:12:57.409Z", "2019-07-23T13:12:57.420Z", "2019-07-23T13:12:57.426Z", "2019-07-23T13:12:57.430Z"]</text:p>
          </table:table-cell>
          <table:table-cell office:value-type="string" calcext:value-type="string">
            <text:p>Dashboard.vue:220 (30) ["2019-07-23T13:21:35.218Z", "2019-07-23T13:21:35.222Z", "2019-07-23T13:21:35.303Z", "2019-07-23T13:21:35.307Z", "2019-07-23T13:21:35.312Z", "2019-07-23T13:21:35.315Z", "2019-07-23T13:21:35.319Z", "2019-07-23T13:21:35.323Z", "2019-07-23T13:21:35.327Z", "2019-07-23T13:21:35.331Z", "2019-07-23T13:21:35.336Z", "2019-07-23T13:21:35.339Z", "2019-07-23T13:21:35.343Z", "2019-07-23T13:21:35.347Z", "2019-07-23T13:21:35.352Z", "2019-07-23T13:21:35.356Z", "2019-07-23T13:21:35.360Z", "2019-07-23T13:21:35.364Z", "2019-07-23T13:21:35.367Z", "2019-07-23T13:21:35.371Z", "2019-07-23T13:21:35.376Z", "2019-07-23T13:21:35.380Z", "2019-07-23T13:21:35.383Z", "2019-07-23T13:21:35.387Z", "2019-07-23T13:21:35.392Z", "2019-07-23T13:21:35.395Z", "2019-07-23T13:21:35.400Z", "2019-07-23T13:21:35.404Z", "2019-07-23T13:21:35.407Z", "2019-07-23T13:21:35.412Z"]</text:p>
          </table:table-cell>
          <table:table-cell/>
          <table:table-cell office:value-type="string" calcext:value-type="string">
            <text:p>Dashboard.vue:212 2019-07-23T12:20:21.353Z</text:p>
          </table:table-cell>
          <table:table-cell office:value-type="string" calcext:value-type="string">
            <text:p>Dashboard.vue:212 2019-07-23T12:24:13.257Z</text:p>
          </table:table-cell>
          <table:table-cell office:value-type="string" calcext:value-type="string">
            <text:p>Dashboard.vue:220 (30) ["2019-07-23T12:25:07.241Z", "2019-07-23T12:25:07.251Z", "2019-07-23T12:25:07.261Z", "2019-07-23T12:25:07.271Z", "2019-07-23T12:25:07.281Z", "2019-07-23T12:25:07.291Z", "2019-07-23T12:25:07.301Z", "2019-07-23T12:25:07.312Z", "2019-07-23T12:25:07.321Z", "2019-07-23T12:25:07.331Z", "2019-07-23T12:25:07.341Z", "2019-07-23T12:25:07.351Z", "2019-07-23T12:25:07.361Z", "2019-07-23T12:25:07.372Z", "2019-07-23T12:25:07.381Z", "2019-07-23T12:25:07.391Z", "2019-07-23T12:25:07.402Z", "2019-07-23T12:25:07.411Z", "2019-07-23T12:25:07.421Z", "2019-07-23T12:25:07.431Z", "2019-07-23T12:25:07.441Z", "2019-07-23T12:25:07.452Z", "2019-07-23T12:25:07.461Z", "2019-07-23T12:25:07.471Z", "2019-07-23T12:25:07.481Z", "2019-07-23T12:25:07.491Z", "2019-07-23T12:25:07.501Z", "2019-07-23T12:25:07.512Z", "2019-07-23T12:25:07.521Z", "2019-07-23T12:25:07.532Z"]</text:p>
          </table:table-cell>
          <table:table-cell office:value-type="string" calcext:value-type="string">
            <text:p>Dashboard.vue:220 (30) ["2019-07-23T12:25:58.472Z", "2019-07-23T12:25:58.478Z", "2019-07-23T12:25:58.482Z", "2019-07-23T12:25:58.487Z", "2019-07-23T12:25:58.492Z", "2019-07-23T12:25:58.498Z", "2019-07-23T12:25:58.502Z", "2019-07-23T12:25:58.507Z", "2019-07-23T12:25:58.513Z", "2019-07-23T12:25:58.517Z", "2019-07-23T12:25:58.523Z", "2019-07-23T12:25:58.527Z", "2019-07-23T12:25:58.532Z", "2019-07-23T12:25:58.537Z", "2019-07-23T12:25:58.543Z", "2019-07-23T12:25:58.548Z", "2019-07-23T12:25:58.552Z", "2019-07-23T12:25:58.557Z", "2019-07-23T12:25:58.562Z", "2019-07-23T12:25:58.567Z", "2019-07-23T12:25:58.572Z", "2019-07-23T12:25:58.577Z", "2019-07-23T12:25:58.582Z", "2019-07-23T12:25:58.588Z", "2019-07-23T12:25:58.592Z", "2019-07-23T12:25:58.597Z", "2019-07-23T12:25:58.602Z", "2019-07-23T12:25:58.608Z", "2019-07-23T12:25:58.613Z", "2019-07-23T12:25:58.618Z"]</text:p>
          </table:table-cell>
          <table:table-cell office:value-type="string" calcext:value-type="string">
            <text:p>Dashboard.vue:220 (30) ["2019-07-23T12:26:34.282Z", "2019-07-23T12:26:34.286Z", "2019-07-23T12:26:34.290Z", "2019-07-23T12:26:34.294Z", "2019-07-23T12:26:34.297Z", "2019-07-23T12:26:34.302Z", "2019-07-23T12:26:34.306Z", "2019-07-23T12:26:34.309Z", "2019-07-23T12:26:34.313Z", "2019-07-23T12:26:34.318Z", "2019-07-23T12:26:34.322Z", "2019-07-23T12:26:34.326Z", "2019-07-23T12:26:34.329Z", "2019-07-23T12:26:34.333Z", "2019-07-23T12:26:34.337Z", "2019-07-23T12:26:34.342Z", "2019-07-23T12:26:34.346Z", "2019-07-23T12:26:34.350Z", "2019-07-23T12:26:34.354Z", "2019-07-23T12:26:34.357Z", "2019-07-23T12:26:34.361Z", "2019-07-23T12:26:34.366Z", "2019-07-23T12:26:34.369Z", "2019-07-23T12:26:34.373Z", "2019-07-23T12:26:34.378Z", "2019-07-23T12:26:34.382Z", "2019-07-23T12:26:34.386Z", "2019-07-23T12:26:34.390Z", "2019-07-23T12:26:34.393Z", "2019-07-23T12:26:34.398Z"]</text:p>
          </table:table-cell>
          <table:table-cell office:value-type="string" calcext:value-type="string">
            <text:p>Dashboard.vue:220 (30) ["2019-07-23T12:27:08.306Z", "2019-07-23T12:27:08.310Z", "2019-07-23T12:27:08.314Z", "2019-07-23T12:27:08.318Z", "2019-07-23T12:27:08.323Z", "2019-07-23T12:27:08.327Z", "2019-07-23T12:27:08.331Z", "2019-07-23T12:27:08.334Z", "2019-07-23T12:27:08.339Z", "2019-07-23T12:27:08.342Z", "2019-07-23T12:27:08.346Z", "2019-07-23T12:27:08.350Z", "2019-07-23T12:27:08.354Z", "2019-07-23T12:27:08.359Z", "2019-07-23T12:27:08.362Z", "2019-07-23T12:27:08.366Z", "2019-07-23T12:27:08.370Z", "2019-07-23T12:27:08.375Z", "2019-07-23T12:27:08.379Z", "2019-07-23T12:27:08.382Z", "2019-07-23T12:27:08.387Z", "2019-07-23T12:27:08.391Z", "2019-07-23T12:27:08.395Z", "2019-07-23T12:27:08.399Z", "2019-07-23T12:27:08.402Z", "2019-07-23T12:27:08.406Z", "2019-07-23T12:27:08.410Z", "2019-07-23T12:27:08.415Z", "2019-07-23T12:27:08.418Z", "2019-07-23T12:27:08.422Z"]</text:p>
          </table:table-cell>
        </table:table-row>
        <table:table-row table:style-name="ro1">
          <table:table-cell/>
          <table:table-cell office:value-type="string" calcext:value-type="string">
            <text:p>Dashboard.vue:219 tumpukan yang belum diterima : 29</text:p>
          </table:table-cell>
          <table:table-cell office:value-type="string" calcext:value-type="string">
            <text:p>Dashboard.vue:211 13421</text:p>
          </table:table-cell>
          <table:table-cell office:value-type="string" calcext:value-type="string">
            <text:p>Dashboard.vue:211 25716</text:p>
          </table:table-cell>
          <table:table-cell office:value-type="string" calcext:value-type="string">
            <text:p>Dashboard.vue:211 24150</text:p>
          </table:table-cell>
          <table:table-cell office:value-type="string" calcext:value-type="string">
            <text:p>Dashboard.vue:211 24196</text:p>
          </table:table-cell>
          <table:table-cell office:value-type="string" calcext:value-type="string">
            <text:p>Dashboard.vue:211 24793</text:p>
          </table:table-cell>
          <table:table-cell/>
          <table:table-cell office:value-type="string" calcext:value-type="string">
            <text:p>Dashboard.vue:211 721</text:p>
          </table:table-cell>
          <table:table-cell office:value-type="string" calcext:value-type="string">
            <text:p>Dashboard.vue:219 tumpukan yang belum diterima : 11</text:p>
          </table:table-cell>
          <table:table-cell office:value-type="string" calcext:value-type="string">
            <text:p>Dashboard.vue:211 1074</text:p>
          </table:table-cell>
          <table:table-cell office:value-type="string" calcext:value-type="string">
            <text:p>Dashboard.vue:211 1603</text:p>
          </table:table-cell>
          <table:table-cell office:value-type="string" calcext:value-type="string">
            <text:p>Dashboard.vue:211 1719</text:p>
          </table:table-cell>
          <table:table-cell office:value-type="string" calcext:value-type="string">
            <text:p>Dashboard.vue:211 1179</text:p>
          </table:table-cell>
          <table:table-cell/>
          <table:table-cell office:value-type="string" calcext:value-type="string">
            <text:p>Dashboard.vue:211 37949</text:p>
          </table:table-cell>
          <table:table-cell office:value-type="string" calcext:value-type="string">
            <text:p>Dashboard.vue:211 45420</text:p>
          </table:table-cell>
          <table:table-cell office:value-type="string" calcext:value-type="string">
            <text:p>Dashboard.vue:211 60057</text:p>
          </table:table-cell>
          <table:table-cell office:value-type="string" calcext:value-type="string">
            <text:p>Dashboard.vue:211 54572</text:p>
          </table:table-cell>
          <table:table-cell office:value-type="string" calcext:value-type="string">
            <text:p>Dashboard.vue:211 56721</text:p>
          </table:table-cell>
          <table:table-cell office:value-type="string" calcext:value-type="string">
            <text:p>Dashboard.vue:211 61819</text:p>
          </table:table-cell>
          <table:table-cell/>
          <table:table-cell office:value-type="string" calcext:value-type="string">
            <text:p>Dashboard.vue:211 514</text:p>
          </table:table-cell>
          <table:table-cell office:value-type="string" calcext:value-type="string">
            <text:p>Dashboard.vue:219 tumpukan yang belum diterima : 11</text:p>
          </table:table-cell>
          <table:table-cell office:value-type="string" calcext:value-type="string">
            <text:p>Dashboard.vue:211 1531</text:p>
          </table:table-cell>
          <table:table-cell office:value-type="string" calcext:value-type="string">
            <text:p>Dashboard.vue:211 1326</text:p>
          </table:table-cell>
          <table:table-cell office:value-type="string" calcext:value-type="string">
            <text:p>Dashboard.vue:211 1187</text:p>
          </table:table-cell>
          <table:table-cell office:value-type="string" calcext:value-type="string">
            <text:p>Dashboard.vue:211 1631</text:p>
          </table:table-cell>
        </table:table-row>
        <table:table-row table:style-name="ro1">
          <table:table-cell/>
          <table:table-cell office:value-type="string" calcext:value-type="string">
            <text:p>Dashboard.vue:220 (29) ["2019-07-23T13:19:23.671Z", "2019-07-23T13:19:24.271Z", "2019-07-23T13:19:24.370Z", "2019-07-23T13:19:24.470Z", "2019-07-23T13:19:24.571Z", "2019-07-23T13:19:24.671Z", "2019-07-23T13:19:24.771Z", "2019-07-23T13:19:26.470Z", "2019-07-23T13:19:26.570Z", "2019-07-23T13:19:26.671Z", "2019-07-23T13:19:26.771Z", "2019-07-23T13:19:26.872Z", "2019-07-23T13:19:26.971Z", "2019-07-23T13:19:27.070Z", "2019-07-23T13:19:27.171Z", "2019-07-23T13:19:27.271Z", "2019-07-23T13:19:27.370Z", "2019-07-23T13:19:27.470Z", "2019-07-23T13:19:27.571Z", "2019-07-23T13:19:27.671Z", "2019-07-23T13:19:27.770Z", "2019-07-23T13:19:27.871Z", "2019-07-23T13:19:27.971Z", "2019-07-23T13:19:28.070Z", "2019-07-23T13:19:28.171Z", "2019-07-23T13:19:28.271Z", "2019-07-23T13:19:28.370Z", "2019-07-23T13:19:28.481Z", "2019-07-23T13:19:28.571Z"]</text:p>
          </table:table-cell>
          <table:table-cell office:value-type="string" calcext:value-type="string">
            <text:p>Dashboard.vue:212 2019-07-23T13:25:40.274Z</text:p>
          </table:table-cell>
          <table:table-cell office:value-type="string" calcext:value-type="string">
            <text:p>Dashboard.vue:212 2019-07-23T13:29:04.040Z</text:p>
          </table:table-cell>
          <table:table-cell office:value-type="string" calcext:value-type="string">
            <text:p>Dashboard.vue:212 2019-07-23T13:32:40.611Z</text:p>
          </table:table-cell>
          <table:table-cell office:value-type="string" calcext:value-type="string">
            <text:p>Dashboard.vue:212 2019-07-23T13:35:03.783Z</text:p>
          </table:table-cell>
          <table:table-cell office:value-type="string" calcext:value-type="string">
            <text:p>Dashboard.vue:212 2019-07-23T13:38:37.424Z</text:p>
          </table:table-cell>
          <table:table-cell/>
          <table:table-cell office:value-type="string" calcext:value-type="string">
            <text:p>Dashboard.vue:212 2019-07-23T13:42:22.162Z</text:p>
          </table:table-cell>
          <table:table-cell office:value-type="string" calcext:value-type="string">
            <text:p>Dashboard.vue:220 (11) ["2019-07-23T13:43:08.745Z", "2019-07-23T13:43:08.795Z", "2019-07-23T13:43:08.844Z", "2019-07-23T13:43:08.894Z", "2019-07-23T13:43:08.990Z", "2019-07-23T13:43:08.995Z", "2019-07-23T13:43:09.050Z", "2019-07-23T13:43:09.094Z", "2019-07-23T13:43:09.167Z", "2019-07-23T13:43:09.194Z", "2019-07-23T13:43:09.244Z"]</text:p>
          </table:table-cell>
          <table:table-cell office:value-type="string" calcext:value-type="string">
            <text:p>Dashboard.vue:212 2019-07-23T13:43:53.954Z</text:p>
          </table:table-cell>
          <table:table-cell office:value-type="string" calcext:value-type="string">
            <text:p>Dashboard.vue:212 2019-07-23T13:44:46.001Z</text:p>
          </table:table-cell>
          <table:table-cell office:value-type="string" calcext:value-type="string">
            <text:p>Dashboard.vue:212 2019-07-23T13:45:33.283Z</text:p>
          </table:table-cell>
          <table:table-cell office:value-type="string" calcext:value-type="string">
            <text:p>Dashboard.vue:212 2019-07-23T13:46:20.504Z</text:p>
          </table:table-cell>
          <table:table-cell/>
          <table:table-cell office:value-type="string" calcext:value-type="string">
            <text:p>Dashboard.vue:212 2019-07-23T12:44:15.205Z</text:p>
          </table:table-cell>
          <table:table-cell office:value-type="string" calcext:value-type="string">
            <text:p>Dashboard.vue:212 2019-07-23T12:50:48.548Z</text:p>
          </table:table-cell>
          <table:table-cell office:value-type="string" calcext:value-type="string">
            <text:p>Dashboard.vue:212 2019-07-23T13:00:01.294Z</text:p>
          </table:table-cell>
          <table:table-cell office:value-type="string" calcext:value-type="string">
            <text:p>Dashboard.vue:212 2019-07-23T13:06:31.374Z</text:p>
          </table:table-cell>
          <table:table-cell office:value-type="string" calcext:value-type="string">
            <text:p>Dashboard.vue:212 2019-07-23T13:12:57.311Z</text:p>
          </table:table-cell>
          <table:table-cell office:value-type="string" calcext:value-type="string">
            <text:p>Dashboard.vue:212 2019-07-23T13:21:35.303Z</text:p>
          </table:table-cell>
          <table:table-cell/>
          <table:table-cell office:value-type="string" calcext:value-type="string">
            <text:p>Dashboard.vue:212 2019-07-23T12:20:21.453Z</text:p>
          </table:table-cell>
          <table:table-cell office:value-type="string" calcext:value-type="string">
            <text:p>Dashboard.vue:220 (11) ["2019-07-23T12:24:13.266Z", "2019-07-23T12:24:13.316Z", "2019-07-23T12:24:13.366Z", "2019-07-23T12:24:13.416Z", "2019-07-23T12:24:13.471Z", "2019-07-23T12:24:13.515Z", "2019-07-23T12:24:13.571Z", "2019-07-23T12:24:13.615Z", "2019-07-23T12:24:13.681Z", "2019-07-23T12:24:13.716Z", "2019-07-23T12:24:13.765Z"]</text:p>
          </table:table-cell>
          <table:table-cell office:value-type="string" calcext:value-type="string">
            <text:p>Dashboard.vue:212 2019-07-23T12:25:07.241Z</text:p>
          </table:table-cell>
          <table:table-cell office:value-type="string" calcext:value-type="string">
            <text:p>Dashboard.vue:212 2019-07-23T12:25:58.472Z</text:p>
          </table:table-cell>
          <table:table-cell office:value-type="string" calcext:value-type="string">
            <text:p>Dashboard.vue:212 2019-07-23T12:26:34.282Z</text:p>
          </table:table-cell>
          <table:table-cell office:value-type="string" calcext:value-type="string">
            <text:p>Dashboard.vue:212 2019-07-23T12:27:08.306Z</text:p>
          </table:table-cell>
        </table:table-row>
        <table:table-row table:style-name="ro1">
          <table:table-cell/>
          <table:table-cell office:value-type="string" calcext:value-type="string">
            <text:p>Dashboard.vue:211 9613</text:p>
          </table:table-cell>
          <table:table-cell table:number-columns-repeated="5" office:value-type="string" calcext:value-type="string">
            <text:p>Dashboard.vue:219 tumpukan yang belum diterima : 29</text:p>
          </table:table-cell>
          <table:table-cell/>
          <table:table-cell office:value-type="string" calcext:value-type="string">
            <text:p>Dashboard.vue:211 629</text:p>
          </table:table-cell>
          <table:table-cell office:value-type="string" calcext:value-type="string">
            <text:p>Dashboard.vue:211 677</text:p>
          </table:table-cell>
          <table:table-cell table:number-columns-repeated="4" office:value-type="string" calcext:value-type="string">
            <text:p>Dashboard.vue:219 tumpukan yang belum diterima : 29</text:p>
          </table:table-cell>
          <table:table-cell/>
          <table:table-cell table:number-columns-repeated="6" office:value-type="string" calcext:value-type="string">
            <text:p>Dashboard.vue:219 tumpukan yang belum diterima : 29</text:p>
          </table:table-cell>
          <table:table-cell/>
          <table:table-cell office:value-type="string" calcext:value-type="string">
            <text:p>Dashboard.vue:211 506</text:p>
          </table:table-cell>
          <table:table-cell office:value-type="string" calcext:value-type="string">
            <text:p>Dashboard.vue:211 757</text:p>
          </table:table-cell>
          <table:table-cell table:number-columns-repeated="4" office:value-type="string" calcext:value-type="string">
            <text:p>Dashboard.vue:219 tumpukan yang belum diterima : 29</text:p>
          </table:table-cell>
        </table:table-row>
        <table:table-row table:style-name="ro1">
          <table:table-cell/>
          <table:table-cell office:value-type="string" calcext:value-type="string">
            <text:p>Dashboard.vue:212 2019-07-23T13:19:26.470Z</text:p>
          </table:table-cell>
          <table:table-cell office:value-type="string" calcext:value-type="string">
            <text:p>Dashboard.vue:220 (29) ["2019-07-23T13:25:38.275Z", "2019-07-23T13:25:38.524Z", "2019-07-23T13:25:38.574Z", "2019-07-23T13:25:38.624Z", "2019-07-23T13:25:38.674Z", "2019-07-23T13:25:38.724Z", "2019-07-23T13:25:38.774Z", "2019-07-23T13:25:38.824Z", "2019-07-23T13:25:38.874Z", "2019-07-23T13:25:38.924Z", "2019-07-23T13:25:38.975Z", "2019-07-23T13:25:39.024Z", "2019-07-23T13:25:39.074Z", "2019-07-23T13:25:39.124Z", "2019-07-23T13:25:39.173Z", "2019-07-23T13:25:39.224Z", "2019-07-23T13:25:39.274Z", "2019-07-23T13:25:39.324Z", "2019-07-23T13:25:39.375Z", "2019-07-23T13:25:40.224Z", "2019-07-23T13:25:40.325Z", "2019-07-23T13:25:40.375Z", "2019-07-23T13:25:40.424Z", "2019-07-23T13:25:40.475Z", "2019-07-23T13:25:40.524Z", "2019-07-23T13:25:40.574Z", "2019-07-23T13:25:40.624Z", "2019-07-23T13:25:40.674Z", "2019-07-23T13:25:40.724Z"]</text:p>
          </table:table-cell>
          <table:table-cell office:value-type="string" calcext:value-type="string">
            <text:p>Dashboard.vue:220 (29) ["2019-07-23T13:29:03.861Z", "2019-07-23T13:29:04.080Z", "2019-07-23T13:29:04.091Z", "2019-07-23T13:29:04.101Z", "2019-07-23T13:29:04.111Z", "2019-07-23T13:29:04.120Z", "2019-07-23T13:29:04.131Z", "2019-07-23T13:29:04.141Z", "2019-07-23T13:29:04.151Z", "2019-07-23T13:29:04.161Z", "2019-07-23T13:29:04.171Z", "2019-07-23T13:29:04.181Z", "2019-07-23T13:29:04.190Z", "2019-07-23T13:29:04.201Z", "2019-07-23T13:29:04.210Z", "2019-07-23T13:29:04.220Z", "2019-07-23T13:29:04.231Z", "2019-07-23T13:29:04.240Z", "2019-07-23T13:29:04.251Z", "2019-07-23T13:29:04.260Z", "2019-07-23T13:29:04.270Z", "2019-07-23T13:29:04.281Z", "2019-07-23T13:29:04.291Z", "2019-07-23T13:29:04.301Z", "2019-07-23T13:29:04.311Z", "2019-07-23T13:29:04.320Z", "2019-07-23T13:29:04.331Z", "2019-07-23T13:29:04.340Z", "2019-07-23T13:29:04.350Z"]</text:p>
          </table:table-cell>
          <table:table-cell office:value-type="string" calcext:value-type="string">
            <text:p>Dashboard.vue:220 (29) ["2019-07-23T13:32:40.507Z", "2019-07-23T13:32:40.615Z", "2019-07-23T13:32:40.620Z", "2019-07-23T13:32:40.625Z", "2019-07-23T13:32:40.631Z", "2019-07-23T13:32:40.636Z", "2019-07-23T13:32:40.641Z", "2019-07-23T13:32:40.646Z", "2019-07-23T13:32:40.651Z", "2019-07-23T13:32:40.656Z", "2019-07-23T13:32:40.661Z", "2019-07-23T13:32:40.665Z", "2019-07-23T13:32:40.671Z", "2019-07-23T13:32:40.676Z", "2019-07-23T13:32:40.681Z", "2019-07-23T13:32:40.686Z", "2019-07-23T13:32:40.690Z", "2019-07-23T13:32:40.700Z", "2019-07-23T13:32:40.703Z", "2019-07-23T13:32:40.707Z", "2019-07-23T13:32:40.711Z", "2019-07-23T13:32:40.716Z", "2019-07-23T13:32:40.722Z", "2019-07-23T13:32:40.726Z", "2019-07-23T13:32:40.730Z", "2019-07-23T13:32:40.736Z", "2019-07-23T13:32:40.741Z", "2019-07-23T13:32:40.745Z", "2019-07-23T13:32:40.750Z"]</text:p>
          </table:table-cell>
          <table:table-cell office:value-type="string" calcext:value-type="string">
            <text:p>Dashboard.vue:220 (29) ["2019-07-23T13:35:03.700Z", "2019-07-23T13:35:03.787Z", "2019-07-23T13:35:03.791Z", "2019-07-23T13:35:03.795Z", "2019-07-23T13:35:03.799Z", "2019-07-23T13:35:03.803Z", "2019-07-23T13:35:03.807Z", "2019-07-23T13:35:03.811Z", "2019-07-23T13:35:03.815Z", "2019-07-23T13:35:03.819Z", "2019-07-23T13:35:03.824Z", "2019-07-23T13:35:03.827Z", "2019-07-23T13:35:03.831Z", "2019-07-23T13:35:03.835Z", "2019-07-23T13:35:03.839Z", "2019-07-23T13:35:03.843Z", "2019-07-23T13:35:03.847Z", "2019-07-23T13:35:03.851Z", "2019-07-23T13:35:03.855Z", "2019-07-23T13:35:03.859Z", "2019-07-23T13:35:03.863Z", "2019-07-23T13:35:03.867Z", "2019-07-23T13:35:03.871Z", "2019-07-23T13:35:03.875Z", "2019-07-23T13:35:03.879Z", "2019-07-23T13:35:03.883Z", "2019-07-23T13:35:03.887Z", "2019-07-23T13:35:03.891Z", "2019-07-23T13:35:03.895Z"]</text:p>
          </table:table-cell>
          <table:table-cell office:value-type="string" calcext:value-type="string">
            <text:p>Dashboard.vue:220 (29) ["2019-07-23T13:38:37.339Z", "2019-07-23T13:38:37.428Z", "2019-07-23T13:38:37.432Z", "2019-07-23T13:38:37.436Z", "2019-07-23T13:38:37.443Z", "2019-07-23T13:38:37.445Z", "2019-07-23T13:38:37.448Z", "2019-07-23T13:38:37.452Z", "2019-07-23T13:38:37.456Z", "2019-07-23T13:38:37.461Z", "2019-07-23T13:38:37.465Z", "2019-07-23T13:38:37.468Z", "2019-07-23T13:38:37.473Z", "2019-07-23T13:38:37.476Z", "2019-07-23T13:38:37.480Z", "2019-07-23T13:38:37.484Z", "2019-07-23T13:38:37.489Z", "2019-07-23T13:38:37.492Z", "2019-07-23T13:38:37.496Z", "2019-07-23T13:38:37.500Z", "2019-07-23T13:38:37.504Z", "2019-07-23T13:38:37.509Z", "2019-07-23T13:38:37.518Z", "2019-07-23T13:38:37.520Z", "2019-07-23T13:38:37.526Z", "2019-07-23T13:38:37.528Z", "2019-07-23T13:38:37.533Z", "2019-07-23T13:38:37.537Z", "2019-07-23T13:38:37.541Z"]</text:p>
          </table:table-cell>
          <table:table-cell/>
          <table:table-cell office:value-type="string" calcext:value-type="string">
            <text:p>Dashboard.vue:212 2019-07-23T13:42:22.263Z</text:p>
          </table:table-cell>
          <table:table-cell office:value-type="string" calcext:value-type="string">
            <text:p>Dashboard.vue:212 2019-07-23T13:43:08.745Z</text:p>
          </table:table-cell>
          <table:table-cell office:value-type="string" calcext:value-type="string">
            <text:p>Dashboard.vue:220 (29) ["2019-07-23T13:43:53.964Z", "2019-07-23T13:43:53.974Z", "2019-07-23T13:43:53.984Z", "2019-07-23T13:43:53.994Z", "2019-07-23T13:43:54.004Z", "2019-07-23T13:43:54.014Z", "2019-07-23T13:43:54.024Z", "2019-07-23T13:43:54.034Z", "2019-07-23T13:43:54.044Z", "2019-07-23T13:43:54.054Z", "2019-07-23T13:43:54.063Z", "2019-07-23T13:43:54.074Z", "2019-07-23T13:43:54.084Z", "2019-07-23T13:43:54.093Z", "2019-07-23T13:43:54.103Z", "2019-07-23T13:43:54.114Z", "2019-07-23T13:43:54.124Z", "2019-07-23T13:43:54.134Z", "2019-07-23T13:43:54.143Z", "2019-07-23T13:43:54.154Z", "2019-07-23T13:43:54.164Z", "2019-07-23T13:43:54.174Z", "2019-07-23T13:43:54.184Z", "2019-07-23T13:43:54.194Z", "2019-07-23T13:43:54.204Z", "2019-07-23T13:43:54.214Z", "2019-07-23T13:43:54.223Z", "2019-07-23T13:43:54.233Z", "2019-07-23T13:43:54.244Z"]</text:p>
          </table:table-cell>
          <table:table-cell office:value-type="string" calcext:value-type="string">
            <text:p>Dashboard.vue:220 (29) ["2019-07-23T13:44:46.007Z", "2019-07-23T13:44:46.012Z", "2019-07-23T13:44:46.017Z", "2019-07-23T13:44:46.021Z", "2019-07-23T13:44:46.026Z", "2019-07-23T13:44:46.032Z", "2019-07-23T13:44:46.037Z", "2019-07-23T13:44:46.042Z", "2019-07-23T13:44:46.047Z", "2019-07-23T13:44:46.052Z", "2019-07-23T13:44:46.057Z", "2019-07-23T13:44:46.062Z", "2019-07-23T13:44:46.067Z", "2019-07-23T13:44:46.071Z", "2019-07-23T13:44:46.076Z", "2019-07-23T13:44:46.082Z", "2019-07-23T13:44:46.087Z", "2019-07-23T13:44:46.092Z", "2019-07-23T13:44:46.096Z", "2019-07-23T13:44:46.102Z", "2019-07-23T13:44:46.107Z", "2019-07-23T13:44:46.111Z", "2019-07-23T13:44:46.116Z", "2019-07-23T13:44:46.122Z", "2019-07-23T13:44:46.126Z", "2019-07-23T13:44:46.132Z", "2019-07-23T13:44:46.136Z", "2019-07-23T13:44:46.143Z", "2019-07-23T13:44:46.147Z"]</text:p>
          </table:table-cell>
          <table:table-cell office:value-type="string" calcext:value-type="string">
            <text:p>Dashboard.vue:220 (29) ["2019-07-23T13:45:33.287Z", "2019-07-23T13:45:33.291Z", "2019-07-23T13:45:33.295Z", "2019-07-23T13:45:33.298Z", "2019-07-23T13:45:33.303Z", "2019-07-23T13:45:33.307Z", "2019-07-23T13:45:33.311Z", "2019-07-23T13:45:33.315Z", "2019-07-23T13:45:33.319Z", "2019-07-23T13:45:33.323Z", "2019-07-23T13:45:33.327Z", "2019-07-23T13:45:33.330Z", "2019-07-23T13:45:33.335Z", "2019-07-23T13:45:33.339Z", "2019-07-23T13:45:33.343Z", "2019-07-23T13:45:33.346Z", "2019-07-23T13:45:33.351Z", "2019-07-23T13:45:33.355Z", "2019-07-23T13:45:33.358Z", "2019-07-23T13:45:33.363Z", "2019-07-23T13:45:33.367Z", "2019-07-23T13:45:33.371Z", "2019-07-23T13:45:33.375Z", "2019-07-23T13:45:33.379Z", "2019-07-23T13:45:33.383Z", "2019-07-23T13:45:33.387Z", "2019-07-23T13:45:33.391Z", "2019-07-23T13:45:33.395Z", "2019-07-23T13:45:33.399Z"]</text:p>
          </table:table-cell>
          <table:table-cell office:value-type="string" calcext:value-type="string">
            <text:p>Dashboard.vue:220 (29) ["2019-07-23T13:46:20.508Z", "2019-07-23T13:46:20.512Z", "2019-07-23T13:46:20.516Z", "2019-07-23T13:46:20.520Z", "2019-07-23T13:46:20.524Z", "2019-07-23T13:46:20.528Z", "2019-07-23T13:46:20.532Z", "2019-07-23T13:46:20.535Z", "2019-07-23T13:46:20.539Z", "2019-07-23T13:46:20.544Z", "2019-07-23T13:46:20.548Z", "2019-07-23T13:46:20.551Z", "2019-07-23T13:46:20.556Z", "2019-07-23T13:46:20.559Z", "2019-07-23T13:46:20.564Z", "2019-07-23T13:46:20.568Z", "2019-07-23T13:46:20.573Z", "2019-07-23T13:46:20.576Z", "2019-07-23T13:46:20.580Z", "2019-07-23T13:46:20.584Z", "2019-07-23T13:46:20.587Z", "2019-07-23T13:46:20.591Z", "2019-07-23T13:46:20.596Z", "2019-07-23T13:46:20.599Z", "2019-07-23T13:46:20.604Z", "2019-07-23T13:46:20.608Z", "2019-07-23T13:46:20.613Z", "2019-07-23T13:46:20.616Z", "2019-07-23T13:46:20.622Z"]</text:p>
          </table:table-cell>
          <table:table-cell/>
          <table:table-cell office:value-type="string" calcext:value-type="string">
            <text:p>Dashboard.vue:220 (29) ["2019-07-23T12:44:11.405Z", "2019-07-23T12:44:11.505Z", "2019-07-23T12:44:11.906Z", "2019-07-23T12:44:12.005Z", "2019-07-23T12:44:12.105Z", "2019-07-23T12:44:12.205Z", "2019-07-23T12:44:12.305Z", "2019-07-23T12:44:12.405Z", "2019-07-23T12:44:12.505Z", "2019-07-23T12:44:12.605Z", "2019-07-23T12:44:12.705Z", "2019-07-23T12:44:12.805Z", "2019-07-23T12:44:12.905Z", "2019-07-23T12:44:13.005Z", "2019-07-23T12:44:13.105Z", "2019-07-23T12:44:13.205Z", "2019-07-23T12:44:13.305Z", "2019-07-23T12:44:15.105Z", "2019-07-23T12:44:15.305Z", "2019-07-23T12:44:15.405Z", "2019-07-23T12:44:15.505Z", "2019-07-23T12:44:15.605Z", "2019-07-23T12:44:15.705Z", "2019-07-23T12:44:15.805Z", "2019-07-23T12:44:15.904Z", "2019-07-23T12:44:16.005Z", "2019-07-23T12:44:16.105Z", "2019-07-23T12:44:16.205Z", "2019-07-23T12:44:16.305Z"]</text:p>
          </table:table-cell>
          <table:table-cell office:value-type="string" calcext:value-type="string">
            <text:p>Dashboard.vue:220 (29) ["2019-07-23T12:50:46.248Z", "2019-07-23T12:50:46.347Z", "2019-07-23T12:50:46.397Z", "2019-07-23T12:50:46.447Z", "2019-07-23T12:50:46.498Z", "2019-07-23T12:50:46.548Z", "2019-07-23T12:50:46.597Z", "2019-07-23T12:50:46.647Z", "2019-07-23T12:50:46.697Z", "2019-07-23T12:50:46.748Z", "2019-07-23T12:50:46.797Z", "2019-07-23T12:50:46.847Z", "2019-07-23T12:50:46.898Z", "2019-07-23T12:50:46.948Z", "2019-07-23T12:50:46.998Z", "2019-07-23T12:50:47.047Z", "2019-07-23T12:50:47.098Z", "2019-07-23T12:50:47.147Z", "2019-07-23T12:50:47.198Z", "2019-07-23T12:50:47.248Z", "2019-07-23T12:50:47.297Z", "2019-07-23T12:50:47.347Z", "2019-07-23T12:50:47.398Z", "2019-07-23T12:50:47.447Z", "2019-07-23T12:50:47.497Z", "2019-07-23T12:50:47.548Z", "2019-07-23T12:50:48.597Z", "2019-07-23T12:50:48.648Z", "2019-07-23T12:50:48.698Z"]</text:p>
          </table:table-cell>
          <table:table-cell office:value-type="string" calcext:value-type="string">
            <text:p>Dashboard.vue:220 (29) ["2019-07-23T13:00:01.075Z", "2019-07-23T13:00:01.084Z", "2019-07-23T13:00:01.304Z", "2019-07-23T13:00:01.314Z", "2019-07-23T13:00:01.324Z", "2019-07-23T13:00:01.334Z", "2019-07-23T13:00:01.344Z", "2019-07-23T13:00:01.355Z", "2019-07-23T13:00:01.364Z", "2019-07-23T13:00:01.375Z", "2019-07-23T13:00:01.384Z", "2019-07-23T13:00:01.394Z", "2019-07-23T13:00:01.404Z", "2019-07-23T13:00:01.414Z", "2019-07-23T13:00:01.425Z", "2019-07-23T13:00:01.435Z", "2019-07-23T13:00:01.444Z", "2019-07-23T13:00:01.454Z", "2019-07-23T13:00:01.464Z", "2019-07-23T13:00:01.474Z", "2019-07-23T13:00:01.484Z", "2019-07-23T13:00:01.495Z", "2019-07-23T13:00:01.504Z", "2019-07-23T13:00:01.514Z", "2019-07-23T13:00:01.524Z", "2019-07-23T13:00:01.535Z", "2019-07-23T13:00:01.544Z", "2019-07-23T13:00:01.554Z", "2019-07-23T13:00:01.565Z"]</text:p>
          </table:table-cell>
          <table:table-cell office:value-type="string" calcext:value-type="string">
            <text:p>Dashboard.vue:220 (29) ["2019-07-23T13:06:31.270Z", "2019-07-23T13:06:31.379Z", "2019-07-23T13:06:31.384Z", "2019-07-23T13:06:31.389Z", "2019-07-23T13:06:31.395Z", "2019-07-23T13:06:31.399Z", "2019-07-23T13:06:31.404Z", "2019-07-23T13:06:31.409Z", "2019-07-23T13:06:31.413Z", "2019-07-23T13:06:31.418Z", "2019-07-23T13:06:31.424Z", "2019-07-23T13:06:31.429Z", "2019-07-23T13:06:31.434Z", "2019-07-23T13:06:31.444Z", "2019-07-23T13:06:31.445Z", "2019-07-23T13:06:31.450Z", "2019-07-23T13:06:31.456Z", "2019-07-23T13:06:31.460Z", "2019-07-23T13:06:31.464Z", "2019-07-23T13:06:31.469Z", "2019-07-23T13:06:31.474Z", "2019-07-23T13:06:31.479Z", "2019-07-23T13:06:31.484Z", "2019-07-23T13:06:31.489Z", "2019-07-23T13:06:31.494Z", "2019-07-23T13:06:31.499Z", "2019-07-23T13:06:31.504Z", "2019-07-23T13:06:31.510Z", "2019-07-23T13:06:31.514Z"]</text:p>
          </table:table-cell>
          <table:table-cell office:value-type="string" calcext:value-type="string">
            <text:p>Dashboard.vue:220 (29) ["2019-07-23T13:12:57.222Z", "2019-07-23T13:12:57.316Z", "2019-07-23T13:12:57.320Z", "2019-07-23T13:12:57.324Z", "2019-07-23T13:12:57.328Z", "2019-07-23T13:12:57.332Z", "2019-07-23T13:12:57.334Z", "2019-07-23T13:12:57.338Z", "2019-07-23T13:12:57.343Z", "2019-07-23T13:12:57.346Z", "2019-07-23T13:12:57.350Z", "2019-07-23T13:12:57.355Z", "2019-07-23T13:12:57.358Z", "2019-07-23T13:12:57.364Z", "2019-07-23T13:12:57.366Z", "2019-07-23T13:12:57.370Z", "2019-07-23T13:12:57.374Z", "2019-07-23T13:12:57.379Z", "2019-07-23T13:12:57.381Z", "2019-07-23T13:12:57.386Z", "2019-07-23T13:12:57.390Z", "2019-07-23T13:12:57.393Z", "2019-07-23T13:12:57.399Z", "2019-07-23T13:12:57.402Z", "2019-07-23T13:12:57.407Z", "2019-07-23T13:12:57.409Z", "2019-07-23T13:12:57.420Z", "2019-07-23T13:12:57.426Z", "2019-07-23T13:12:57.430Z"]</text:p>
          </table:table-cell>
          <table:table-cell office:value-type="string" calcext:value-type="string">
            <text:p>Dashboard.vue:220 (29) ["2019-07-23T13:21:35.218Z", "2019-07-23T13:21:35.222Z", "2019-07-23T13:21:35.307Z", "2019-07-23T13:21:35.312Z", "2019-07-23T13:21:35.315Z", "2019-07-23T13:21:35.319Z", "2019-07-23T13:21:35.323Z", "2019-07-23T13:21:35.327Z", "2019-07-23T13:21:35.331Z", "2019-07-23T13:21:35.336Z", "2019-07-23T13:21:35.339Z", "2019-07-23T13:21:35.343Z", "2019-07-23T13:21:35.347Z", "2019-07-23T13:21:35.352Z", "2019-07-23T13:21:35.356Z", "2019-07-23T13:21:35.360Z", "2019-07-23T13:21:35.364Z", "2019-07-23T13:21:35.367Z", "2019-07-23T13:21:35.371Z", "2019-07-23T13:21:35.376Z", "2019-07-23T13:21:35.380Z", "2019-07-23T13:21:35.383Z", "2019-07-23T13:21:35.387Z", "2019-07-23T13:21:35.392Z", "2019-07-23T13:21:35.395Z", "2019-07-23T13:21:35.400Z", "2019-07-23T13:21:35.404Z", "2019-07-23T13:21:35.407Z", "2019-07-23T13:21:35.412Z"]</text:p>
          </table:table-cell>
          <table:table-cell/>
          <table:table-cell office:value-type="string" calcext:value-type="string">
            <text:p>Dashboard.vue:212 2019-07-23T12:20:21.559Z</text:p>
          </table:table-cell>
          <table:table-cell office:value-type="string" calcext:value-type="string">
            <text:p>Dashboard.vue:212 2019-07-23T12:24:13.266Z</text:p>
          </table:table-cell>
          <table:table-cell office:value-type="string" calcext:value-type="string">
            <text:p>Dashboard.vue:220 (29) ["2019-07-23T12:25:07.251Z", "2019-07-23T12:25:07.261Z", "2019-07-23T12:25:07.271Z", "2019-07-23T12:25:07.281Z", "2019-07-23T12:25:07.291Z", "2019-07-23T12:25:07.301Z", "2019-07-23T12:25:07.312Z", "2019-07-23T12:25:07.321Z", "2019-07-23T12:25:07.331Z", "2019-07-23T12:25:07.341Z", "2019-07-23T12:25:07.351Z", "2019-07-23T12:25:07.361Z", "2019-07-23T12:25:07.372Z", "2019-07-23T12:25:07.381Z", "2019-07-23T12:25:07.391Z", "2019-07-23T12:25:07.402Z", "2019-07-23T12:25:07.411Z", "2019-07-23T12:25:07.421Z", "2019-07-23T12:25:07.431Z", "2019-07-23T12:25:07.441Z", "2019-07-23T12:25:07.452Z", "2019-07-23T12:25:07.461Z", "2019-07-23T12:25:07.471Z", "2019-07-23T12:25:07.481Z", "2019-07-23T12:25:07.491Z", "2019-07-23T12:25:07.501Z", "2019-07-23T12:25:07.512Z", "2019-07-23T12:25:07.521Z", "2019-07-23T12:25:07.532Z"]</text:p>
          </table:table-cell>
          <table:table-cell office:value-type="string" calcext:value-type="string">
            <text:p>Dashboard.vue:220 (29) ["2019-07-23T12:25:58.478Z", "2019-07-23T12:25:58.482Z", "2019-07-23T12:25:58.487Z", "2019-07-23T12:25:58.492Z", "2019-07-23T12:25:58.498Z", "2019-07-23T12:25:58.502Z", "2019-07-23T12:25:58.507Z", "2019-07-23T12:25:58.513Z", "2019-07-23T12:25:58.517Z", "2019-07-23T12:25:58.523Z", "2019-07-23T12:25:58.527Z", "2019-07-23T12:25:58.532Z", "2019-07-23T12:25:58.537Z", "2019-07-23T12:25:58.543Z", "2019-07-23T12:25:58.548Z", "2019-07-23T12:25:58.552Z", "2019-07-23T12:25:58.557Z", "2019-07-23T12:25:58.562Z", "2019-07-23T12:25:58.567Z", "2019-07-23T12:25:58.572Z", "2019-07-23T12:25:58.577Z", "2019-07-23T12:25:58.582Z", "2019-07-23T12:25:58.588Z", "2019-07-23T12:25:58.592Z", "2019-07-23T12:25:58.597Z", "2019-07-23T12:25:58.602Z", "2019-07-23T12:25:58.608Z", "2019-07-23T12:25:58.613Z", "2019-07-23T12:25:58.618Z"]</text:p>
          </table:table-cell>
          <table:table-cell office:value-type="string" calcext:value-type="string">
            <text:p>Dashboard.vue:220 (29) ["2019-07-23T12:26:34.286Z", "2019-07-23T12:26:34.290Z", "2019-07-23T12:26:34.294Z", "2019-07-23T12:26:34.297Z", "2019-07-23T12:26:34.302Z", "2019-07-23T12:26:34.306Z", "2019-07-23T12:26:34.309Z", "2019-07-23T12:26:34.313Z", "2019-07-23T12:26:34.318Z", "2019-07-23T12:26:34.322Z", "2019-07-23T12:26:34.326Z", "2019-07-23T12:26:34.329Z", "2019-07-23T12:26:34.333Z", "2019-07-23T12:26:34.337Z", "2019-07-23T12:26:34.342Z", "2019-07-23T12:26:34.346Z", "2019-07-23T12:26:34.350Z", "2019-07-23T12:26:34.354Z", "2019-07-23T12:26:34.357Z", "2019-07-23T12:26:34.361Z", "2019-07-23T12:26:34.366Z", "2019-07-23T12:26:34.369Z", "2019-07-23T12:26:34.373Z", "2019-07-23T12:26:34.378Z", "2019-07-23T12:26:34.382Z", "2019-07-23T12:26:34.386Z", "2019-07-23T12:26:34.390Z", "2019-07-23T12:26:34.393Z", "2019-07-23T12:26:34.398Z"]</text:p>
          </table:table-cell>
          <table:table-cell office:value-type="string" calcext:value-type="string">
            <text:p>Dashboard.vue:220 (29) ["2019-07-23T12:27:08.310Z", "2019-07-23T12:27:08.314Z", "2019-07-23T12:27:08.318Z", "2019-07-23T12:27:08.323Z", "2019-07-23T12:27:08.327Z", "2019-07-23T12:27:08.331Z", "2019-07-23T12:27:08.334Z", "2019-07-23T12:27:08.339Z", "2019-07-23T12:27:08.342Z", "2019-07-23T12:27:08.346Z", "2019-07-23T12:27:08.350Z", "2019-07-23T12:27:08.354Z", "2019-07-23T12:27:08.359Z", "2019-07-23T12:27:08.362Z", "2019-07-23T12:27:08.366Z", "2019-07-23T12:27:08.370Z", "2019-07-23T12:27:08.375Z", "2019-07-23T12:27:08.379Z", "2019-07-23T12:27:08.382Z", "2019-07-23T12:27:08.387Z", "2019-07-23T12:27:08.391Z", "2019-07-23T12:27:08.395Z", "2019-07-23T12:27:08.399Z", "2019-07-23T12:27:08.402Z", "2019-07-23T12:27:08.406Z", "2019-07-23T12:27:08.410Z", "2019-07-23T12:27:08.415Z", "2019-07-23T12:27:08.418Z", "2019-07-23T12:27:08.422Z"]</text:p>
          </table:table-cell>
        </table:table-row>
        <table:table-row table:style-name="ro1">
          <table:table-cell/>
          <table:table-cell office:value-type="string" calcext:value-type="string">
            <text:p>Dashboard.vue:219 tumpukan yang belum diterima : 28</text:p>
          </table:table-cell>
          <table:table-cell office:value-type="string" calcext:value-type="string">
            <text:p>Dashboard.vue:211 13514</text:p>
          </table:table-cell>
          <table:table-cell office:value-type="string" calcext:value-type="string">
            <text:p>Dashboard.vue:211 25705</text:p>
          </table:table-cell>
          <table:table-cell office:value-type="string" calcext:value-type="string">
            <text:p>Dashboard.vue:211 24788</text:p>
          </table:table-cell>
          <table:table-cell office:value-type="string" calcext:value-type="string">
            <text:p>Dashboard.vue:211 24779</text:p>
          </table:table-cell>
          <table:table-cell office:value-type="string" calcext:value-type="string">
            <text:p>Dashboard.vue:211 24801</text:p>
          </table:table-cell>
          <table:table-cell/>
          <table:table-cell office:value-type="string" calcext:value-type="string">
            <text:p>Dashboard.vue:211 718</text:p>
          </table:table-cell>
          <table:table-cell office:value-type="string" calcext:value-type="string">
            <text:p>Dashboard.vue:219 tumpukan yang belum diterima : 10</text:p>
          </table:table-cell>
          <table:table-cell office:value-type="string" calcext:value-type="string">
            <text:p>Dashboard.vue:211 1070</text:p>
          </table:table-cell>
          <table:table-cell office:value-type="string" calcext:value-type="string">
            <text:p>Dashboard.vue:211 1608</text:p>
          </table:table-cell>
          <table:table-cell office:value-type="string" calcext:value-type="string">
            <text:p>Dashboard.vue:211 1722</text:p>
          </table:table-cell>
          <table:table-cell office:value-type="string" calcext:value-type="string">
            <text:p>Dashboard.vue:211 1182</text:p>
          </table:table-cell>
          <table:table-cell/>
          <table:table-cell office:value-type="string" calcext:value-type="string">
            <text:p>Dashboard.vue:211 38127</text:p>
          </table:table-cell>
          <table:table-cell office:value-type="string" calcext:value-type="string">
            <text:p>Dashboard.vue:211 46072</text:p>
          </table:table-cell>
          <table:table-cell office:value-type="string" calcext:value-type="string">
            <text:p>Dashboard.vue:211 60426</text:p>
          </table:table-cell>
          <table:table-cell office:value-type="string" calcext:value-type="string">
            <text:p>Dashboard.vue:211 54585</text:p>
          </table:table-cell>
          <table:table-cell office:value-type="string" calcext:value-type="string">
            <text:p>Dashboard.vue:211 56730</text:p>
          </table:table-cell>
          <table:table-cell office:value-type="string" calcext:value-type="string">
            <text:p>Dashboard.vue:211 61833</text:p>
          </table:table-cell>
          <table:table-cell/>
          <table:table-cell office:value-type="string" calcext:value-type="string">
            <text:p>Dashboard.vue:211 671</text:p>
          </table:table-cell>
          <table:table-cell office:value-type="string" calcext:value-type="string">
            <text:p>Dashboard.vue:219 tumpukan yang belum diterima : 10</text:p>
          </table:table-cell>
          <table:table-cell office:value-type="string" calcext:value-type="string">
            <text:p>Dashboard.vue:211 1528</text:p>
          </table:table-cell>
          <table:table-cell office:value-type="string" calcext:value-type="string">
            <text:p>Dashboard.vue:211 1327</text:p>
          </table:table-cell>
          <table:table-cell office:value-type="string" calcext:value-type="string">
            <text:p>Dashboard.vue:211 1190</text:p>
          </table:table-cell>
          <table:table-cell office:value-type="string" calcext:value-type="string">
            <text:p>Dashboard.vue:211 1632</text:p>
          </table:table-cell>
        </table:table-row>
        <table:table-row table:style-name="ro1">
          <table:table-cell/>
          <table:table-cell office:value-type="string" calcext:value-type="string">
            <text:p>Dashboard.vue:220 (28) ["2019-07-23T13:19:23.671Z", "2019-07-23T13:19:24.271Z", "2019-07-23T13:19:24.370Z", "2019-07-23T13:19:24.470Z", "2019-07-23T13:19:24.571Z", "2019-07-23T13:19:24.671Z", "2019-07-23T13:19:24.771Z", "2019-07-23T13:19:26.570Z", "2019-07-23T13:19:26.671Z", "2019-07-23T13:19:26.771Z", "2019-07-23T13:19:26.872Z", "2019-07-23T13:19:26.971Z", "2019-07-23T13:19:27.070Z", "2019-07-23T13:19:27.171Z", "2019-07-23T13:19:27.271Z", "2019-07-23T13:19:27.370Z", "2019-07-23T13:19:27.470Z", "2019-07-23T13:19:27.571Z", "2019-07-23T13:19:27.671Z", "2019-07-23T13:19:27.770Z", "2019-07-23T13:19:27.871Z", "2019-07-23T13:19:27.971Z", "2019-07-23T13:19:28.070Z", "2019-07-23T13:19:28.171Z", "2019-07-23T13:19:28.271Z", "2019-07-23T13:19:28.370Z", "2019-07-23T13:19:28.481Z", "2019-07-23T13:19:28.571Z"]</text:p>
          </table:table-cell>
          <table:table-cell office:value-type="string" calcext:value-type="string">
            <text:p>Dashboard.vue:212 2019-07-23T13:25:40.224Z</text:p>
          </table:table-cell>
          <table:table-cell office:value-type="string" calcext:value-type="string">
            <text:p>Dashboard.vue:212 2019-07-23T13:29:04.080Z</text:p>
          </table:table-cell>
          <table:table-cell office:value-type="string" calcext:value-type="string">
            <text:p>Dashboard.vue:212 2019-07-23T13:32:40.615Z</text:p>
          </table:table-cell>
          <table:table-cell office:value-type="string" calcext:value-type="string">
            <text:p>Dashboard.vue:212 2019-07-23T13:35:03.787Z</text:p>
          </table:table-cell>
          <table:table-cell office:value-type="string" calcext:value-type="string">
            <text:p>Dashboard.vue:212 2019-07-23T13:38:37.428Z</text:p>
          </table:table-cell>
          <table:table-cell/>
          <table:table-cell office:value-type="string" calcext:value-type="string">
            <text:p>Dashboard.vue:212 2019-07-23T13:42:22.363Z</text:p>
          </table:table-cell>
          <table:table-cell office:value-type="string" calcext:value-type="string">
            <text:p>Dashboard.vue:220 (10) ["2019-07-23T13:43:08.795Z", "2019-07-23T13:43:08.844Z", "2019-07-23T13:43:08.894Z", "2019-07-23T13:43:08.990Z", "2019-07-23T13:43:08.995Z", "2019-07-23T13:43:09.050Z", "2019-07-23T13:43:09.094Z", "2019-07-23T13:43:09.167Z", "2019-07-23T13:43:09.194Z", "2019-07-23T13:43:09.244Z"]</text:p>
          </table:table-cell>
          <table:table-cell office:value-type="string" calcext:value-type="string">
            <text:p>Dashboard.vue:212 2019-07-23T13:43:53.964Z</text:p>
          </table:table-cell>
          <table:table-cell office:value-type="string" calcext:value-type="string">
            <text:p>Dashboard.vue:212 2019-07-23T13:44:46.007Z</text:p>
          </table:table-cell>
          <table:table-cell office:value-type="string" calcext:value-type="string">
            <text:p>Dashboard.vue:212 2019-07-23T13:45:33.287Z</text:p>
          </table:table-cell>
          <table:table-cell office:value-type="string" calcext:value-type="string">
            <text:p>Dashboard.vue:212 2019-07-23T13:46:20.508Z</text:p>
          </table:table-cell>
          <table:table-cell/>
          <table:table-cell office:value-type="string" calcext:value-type="string">
            <text:p>Dashboard.vue:212 2019-07-23T12:44:15.105Z</text:p>
          </table:table-cell>
          <table:table-cell office:value-type="string" calcext:value-type="string">
            <text:p>Dashboard.vue:212 2019-07-23T12:50:48.597Z</text:p>
          </table:table-cell>
          <table:table-cell office:value-type="string" calcext:value-type="string">
            <text:p>Dashboard.vue:212 2019-07-23T13:00:01.304Z</text:p>
          </table:table-cell>
          <table:table-cell office:value-type="string" calcext:value-type="string">
            <text:p>Dashboard.vue:212 2019-07-23T13:06:31.379Z</text:p>
          </table:table-cell>
          <table:table-cell office:value-type="string" calcext:value-type="string">
            <text:p>Dashboard.vue:212 2019-07-23T13:12:57.316Z</text:p>
          </table:table-cell>
          <table:table-cell office:value-type="string" calcext:value-type="string">
            <text:p>Dashboard.vue:212 2019-07-23T13:21:35.307Z</text:p>
          </table:table-cell>
          <table:table-cell/>
          <table:table-cell office:value-type="string" calcext:value-type="string">
            <text:p>Dashboard.vue:212 2019-07-23T12:20:21.653Z</text:p>
          </table:table-cell>
          <table:table-cell office:value-type="string" calcext:value-type="string">
            <text:p>Dashboard.vue:220 (10) ["2019-07-23T12:24:13.316Z", "2019-07-23T12:24:13.366Z", "2019-07-23T12:24:13.416Z", "2019-07-23T12:24:13.471Z", "2019-07-23T12:24:13.515Z", "2019-07-23T12:24:13.571Z", "2019-07-23T12:24:13.615Z", "2019-07-23T12:24:13.681Z", "2019-07-23T12:24:13.716Z", "2019-07-23T12:24:13.765Z"]</text:p>
          </table:table-cell>
          <table:table-cell office:value-type="string" calcext:value-type="string">
            <text:p>Dashboard.vue:212 2019-07-23T12:25:07.251Z</text:p>
          </table:table-cell>
          <table:table-cell office:value-type="string" calcext:value-type="string">
            <text:p>Dashboard.vue:212 2019-07-23T12:25:58.478Z</text:p>
          </table:table-cell>
          <table:table-cell office:value-type="string" calcext:value-type="string">
            <text:p>Dashboard.vue:212 2019-07-23T12:26:34.286Z</text:p>
          </table:table-cell>
          <table:table-cell office:value-type="string" calcext:value-type="string">
            <text:p>Dashboard.vue:212 2019-07-23T12:27:08.310Z</text:p>
          </table:table-cell>
        </table:table-row>
        <table:table-row table:style-name="ro1">
          <table:table-cell/>
          <table:table-cell office:value-type="string" calcext:value-type="string">
            <text:p>Dashboard.vue:211 11727</text:p>
          </table:table-cell>
          <table:table-cell table:number-columns-repeated="5" office:value-type="string" calcext:value-type="string">
            <text:p>Dashboard.vue:219 tumpukan yang belum diterima : 28</text:p>
          </table:table-cell>
          <table:table-cell/>
          <table:table-cell office:value-type="string" calcext:value-type="string">
            <text:p>Dashboard.vue:219 tumpukan yang belum diterima : 7</text:p>
          </table:table-cell>
          <table:table-cell office:value-type="string" calcext:value-type="string">
            <text:p>Dashboard.vue:211 634</text:p>
          </table:table-cell>
          <table:table-cell table:number-columns-repeated="4" office:value-type="string" calcext:value-type="string">
            <text:p>Dashboard.vue:219 tumpukan yang belum diterima : 28</text:p>
          </table:table-cell>
          <table:table-cell/>
          <table:table-cell table:number-columns-repeated="6" office:value-type="string" calcext:value-type="string">
            <text:p>Dashboard.vue:219 tumpukan yang belum diterima : 28</text:p>
          </table:table-cell>
          <table:table-cell/>
          <table:table-cell office:value-type="string" calcext:value-type="string">
            <text:p>Dashboard.vue:211 581</text:p>
          </table:table-cell>
          <table:table-cell office:value-type="string" calcext:value-type="string">
            <text:p>Dashboard.vue:211 716</text:p>
          </table:table-cell>
          <table:table-cell table:number-columns-repeated="4" office:value-type="string" calcext:value-type="string">
            <text:p>Dashboard.vue:219 tumpukan yang belum diterima : 28</text:p>
          </table:table-cell>
        </table:table-row>
        <table:table-row table:style-name="ro1">
          <table:table-cell/>
          <table:table-cell office:value-type="string" calcext:value-type="string">
            <text:p>Dashboard.vue:212 2019-07-23T13:19:24.370Z</text:p>
          </table:table-cell>
          <table:table-cell office:value-type="string" calcext:value-type="string">
            <text:p>Dashboard.vue:220 (28) ["2019-07-23T13:25:38.275Z", "2019-07-23T13:25:38.524Z", "2019-07-23T13:25:38.574Z", "2019-07-23T13:25:38.624Z", "2019-07-23T13:25:38.674Z", "2019-07-23T13:25:38.724Z", "2019-07-23T13:25:38.774Z", "2019-07-23T13:25:38.824Z", "2019-07-23T13:25:38.874Z", "2019-07-23T13:25:38.924Z", "2019-07-23T13:25:38.975Z", "2019-07-23T13:25:39.024Z", "2019-07-23T13:25:39.074Z", "2019-07-23T13:25:39.124Z", "2019-07-23T13:25:39.173Z", "2019-07-23T13:25:39.224Z", "2019-07-23T13:25:39.274Z", "2019-07-23T13:25:39.324Z", "2019-07-23T13:25:39.375Z", "2019-07-23T13:25:40.325Z", "2019-07-23T13:25:40.375Z", "2019-07-23T13:25:40.424Z", "2019-07-23T13:25:40.475Z", "2019-07-23T13:25:40.524Z", "2019-07-23T13:25:40.574Z", "2019-07-23T13:25:40.624Z", "2019-07-23T13:25:40.674Z", "2019-07-23T13:25:40.724Z"]</text:p>
          </table:table-cell>
          <table:table-cell office:value-type="string" calcext:value-type="string">
            <text:p>Dashboard.vue:220 (28) ["2019-07-23T13:29:03.861Z", "2019-07-23T13:29:04.091Z", "2019-07-23T13:29:04.101Z", "2019-07-23T13:29:04.111Z", "2019-07-23T13:29:04.120Z", "2019-07-23T13:29:04.131Z", "2019-07-23T13:29:04.141Z", "2019-07-23T13:29:04.151Z", "2019-07-23T13:29:04.161Z", "2019-07-23T13:29:04.171Z", "2019-07-23T13:29:04.181Z", "2019-07-23T13:29:04.190Z", "2019-07-23T13:29:04.201Z", "2019-07-23T13:29:04.210Z", "2019-07-23T13:29:04.220Z", "2019-07-23T13:29:04.231Z", "2019-07-23T13:29:04.240Z", "2019-07-23T13:29:04.251Z", "2019-07-23T13:29:04.260Z", "2019-07-23T13:29:04.270Z", "2019-07-23T13:29:04.281Z", "2019-07-23T13:29:04.291Z", "2019-07-23T13:29:04.301Z", "2019-07-23T13:29:04.311Z", "2019-07-23T13:29:04.320Z", "2019-07-23T13:29:04.331Z", "2019-07-23T13:29:04.340Z", "2019-07-23T13:29:04.350Z"]</text:p>
          </table:table-cell>
          <table:table-cell office:value-type="string" calcext:value-type="string">
            <text:p>Dashboard.vue:220 (28) ["2019-07-23T13:32:40.507Z", "2019-07-23T13:32:40.620Z", "2019-07-23T13:32:40.625Z", "2019-07-23T13:32:40.631Z", "2019-07-23T13:32:40.636Z", "2019-07-23T13:32:40.641Z", "2019-07-23T13:32:40.646Z", "2019-07-23T13:32:40.651Z", "2019-07-23T13:32:40.656Z", "2019-07-23T13:32:40.661Z", "2019-07-23T13:32:40.665Z", "2019-07-23T13:32:40.671Z", "2019-07-23T13:32:40.676Z", "2019-07-23T13:32:40.681Z", "2019-07-23T13:32:40.686Z", "2019-07-23T13:32:40.690Z", "2019-07-23T13:32:40.700Z", "2019-07-23T13:32:40.703Z", "2019-07-23T13:32:40.707Z", "2019-07-23T13:32:40.711Z", "2019-07-23T13:32:40.716Z", "2019-07-23T13:32:40.722Z", "2019-07-23T13:32:40.726Z", "2019-07-23T13:32:40.730Z", "2019-07-23T13:32:40.736Z", "2019-07-23T13:32:40.741Z", "2019-07-23T13:32:40.745Z", "2019-07-23T13:32:40.750Z"]</text:p>
          </table:table-cell>
          <table:table-cell office:value-type="string" calcext:value-type="string">
            <text:p>Dashboard.vue:220 (28) ["2019-07-23T13:35:03.700Z", "2019-07-23T13:35:03.791Z", "2019-07-23T13:35:03.795Z", "2019-07-23T13:35:03.799Z", "2019-07-23T13:35:03.803Z", "2019-07-23T13:35:03.807Z", "2019-07-23T13:35:03.811Z", "2019-07-23T13:35:03.815Z", "2019-07-23T13:35:03.819Z", "2019-07-23T13:35:03.824Z", "2019-07-23T13:35:03.827Z", "2019-07-23T13:35:03.831Z", "2019-07-23T13:35:03.835Z", "2019-07-23T13:35:03.839Z", "2019-07-23T13:35:03.843Z", "2019-07-23T13:35:03.847Z", "2019-07-23T13:35:03.851Z", "2019-07-23T13:35:03.855Z", "2019-07-23T13:35:03.859Z", "2019-07-23T13:35:03.863Z", "2019-07-23T13:35:03.867Z", "2019-07-23T13:35:03.871Z", "2019-07-23T13:35:03.875Z", "2019-07-23T13:35:03.879Z", "2019-07-23T13:35:03.883Z", "2019-07-23T13:35:03.887Z", "2019-07-23T13:35:03.891Z", "2019-07-23T13:35:03.895Z"]</text:p>
          </table:table-cell>
          <table:table-cell office:value-type="string" calcext:value-type="string">
            <text:p>Dashboard.vue:220 (28) ["2019-07-23T13:38:37.339Z", "2019-07-23T13:38:37.432Z", "2019-07-23T13:38:37.436Z", "2019-07-23T13:38:37.443Z", "2019-07-23T13:38:37.445Z", "2019-07-23T13:38:37.448Z", "2019-07-23T13:38:37.452Z", "2019-07-23T13:38:37.456Z", "2019-07-23T13:38:37.461Z", "2019-07-23T13:38:37.465Z", "2019-07-23T13:38:37.468Z", "2019-07-23T13:38:37.473Z", "2019-07-23T13:38:37.476Z", "2019-07-23T13:38:37.480Z", "2019-07-23T13:38:37.484Z", "2019-07-23T13:38:37.489Z", "2019-07-23T13:38:37.492Z", "2019-07-23T13:38:37.496Z", "2019-07-23T13:38:37.500Z", "2019-07-23T13:38:37.504Z", "2019-07-23T13:38:37.509Z", "2019-07-23T13:38:37.518Z", "2019-07-23T13:38:37.520Z", "2019-07-23T13:38:37.526Z", "2019-07-23T13:38:37.528Z", "2019-07-23T13:38:37.533Z", "2019-07-23T13:38:37.537Z", "2019-07-23T13:38:37.541Z"]</text:p>
          </table:table-cell>
          <table:table-cell/>
          <table:table-cell office:value-type="string" calcext:value-type="string">
            <text:p>Dashboard.vue:220 (7) ["2019-07-23T13:42:22.462Z", "2019-07-23T13:42:22.562Z", "2019-07-23T13:42:22.670Z", "2019-07-23T13:42:22.762Z", "2019-07-23T13:42:22.863Z", "2019-07-23T13:42:22.963Z", "2019-07-23T13:42:23.063Z"]</text:p>
          </table:table-cell>
          <table:table-cell office:value-type="string" calcext:value-type="string">
            <text:p>Dashboard.vue:212 2019-07-23T13:43:08.795Z</text:p>
          </table:table-cell>
          <table:table-cell office:value-type="string" calcext:value-type="string">
            <text:p>Dashboard.vue:220 (28) ["2019-07-23T13:43:53.974Z", "2019-07-23T13:43:53.984Z", "2019-07-23T13:43:53.994Z", "2019-07-23T13:43:54.004Z", "2019-07-23T13:43:54.014Z", "2019-07-23T13:43:54.024Z", "2019-07-23T13:43:54.034Z", "2019-07-23T13:43:54.044Z", "2019-07-23T13:43:54.054Z", "2019-07-23T13:43:54.063Z", "2019-07-23T13:43:54.074Z", "2019-07-23T13:43:54.084Z", "2019-07-23T13:43:54.093Z", "2019-07-23T13:43:54.103Z", "2019-07-23T13:43:54.114Z", "2019-07-23T13:43:54.124Z", "2019-07-23T13:43:54.134Z", "2019-07-23T13:43:54.143Z", "2019-07-23T13:43:54.154Z", "2019-07-23T13:43:54.164Z", "2019-07-23T13:43:54.174Z", "2019-07-23T13:43:54.184Z", "2019-07-23T13:43:54.194Z", "2019-07-23T13:43:54.204Z", "2019-07-23T13:43:54.214Z", "2019-07-23T13:43:54.223Z", "2019-07-23T13:43:54.233Z", "2019-07-23T13:43:54.244Z"]</text:p>
          </table:table-cell>
          <table:table-cell office:value-type="string" calcext:value-type="string">
            <text:p>Dashboard.vue:220 (28) ["2019-07-23T13:44:46.012Z", "2019-07-23T13:44:46.017Z", "2019-07-23T13:44:46.021Z", "2019-07-23T13:44:46.026Z", "2019-07-23T13:44:46.032Z", "2019-07-23T13:44:46.037Z", "2019-07-23T13:44:46.042Z", "2019-07-23T13:44:46.047Z", "2019-07-23T13:44:46.052Z", "2019-07-23T13:44:46.057Z", "2019-07-23T13:44:46.062Z", "2019-07-23T13:44:46.067Z", "2019-07-23T13:44:46.071Z", "2019-07-23T13:44:46.076Z", "2019-07-23T13:44:46.082Z", "2019-07-23T13:44:46.087Z", "2019-07-23T13:44:46.092Z", "2019-07-23T13:44:46.096Z", "2019-07-23T13:44:46.102Z", "2019-07-23T13:44:46.107Z", "2019-07-23T13:44:46.111Z", "2019-07-23T13:44:46.116Z", "2019-07-23T13:44:46.122Z", "2019-07-23T13:44:46.126Z", "2019-07-23T13:44:46.132Z", "2019-07-23T13:44:46.136Z", "2019-07-23T13:44:46.143Z", "2019-07-23T13:44:46.147Z"]</text:p>
          </table:table-cell>
          <table:table-cell office:value-type="string" calcext:value-type="string">
            <text:p>Dashboard.vue:220 (28) ["2019-07-23T13:45:33.291Z", "2019-07-23T13:45:33.295Z", "2019-07-23T13:45:33.298Z", "2019-07-23T13:45:33.303Z", "2019-07-23T13:45:33.307Z", "2019-07-23T13:45:33.311Z", "2019-07-23T13:45:33.315Z", "2019-07-23T13:45:33.319Z", "2019-07-23T13:45:33.323Z", "2019-07-23T13:45:33.327Z", "2019-07-23T13:45:33.330Z", "2019-07-23T13:45:33.335Z", "2019-07-23T13:45:33.339Z", "2019-07-23T13:45:33.343Z", "2019-07-23T13:45:33.346Z", "2019-07-23T13:45:33.351Z", "2019-07-23T13:45:33.355Z", "2019-07-23T13:45:33.358Z", "2019-07-23T13:45:33.363Z", "2019-07-23T13:45:33.367Z", "2019-07-23T13:45:33.371Z", "2019-07-23T13:45:33.375Z", "2019-07-23T13:45:33.379Z", "2019-07-23T13:45:33.383Z", "2019-07-23T13:45:33.387Z", "2019-07-23T13:45:33.391Z", "2019-07-23T13:45:33.395Z", "2019-07-23T13:45:33.399Z"]</text:p>
          </table:table-cell>
          <table:table-cell office:value-type="string" calcext:value-type="string">
            <text:p>Dashboard.vue:220 (28) ["2019-07-23T13:46:20.512Z", "2019-07-23T13:46:20.516Z", "2019-07-23T13:46:20.520Z", "2019-07-23T13:46:20.524Z", "2019-07-23T13:46:20.528Z", "2019-07-23T13:46:20.532Z", "2019-07-23T13:46:20.535Z", "2019-07-23T13:46:20.539Z", "2019-07-23T13:46:20.544Z", "2019-07-23T13:46:20.548Z", "2019-07-23T13:46:20.551Z", "2019-07-23T13:46:20.556Z", "2019-07-23T13:46:20.559Z", "2019-07-23T13:46:20.564Z", "2019-07-23T13:46:20.568Z", "2019-07-23T13:46:20.573Z", "2019-07-23T13:46:20.576Z", "2019-07-23T13:46:20.580Z", "2019-07-23T13:46:20.584Z", "2019-07-23T13:46:20.587Z", "2019-07-23T13:46:20.591Z", "2019-07-23T13:46:20.596Z", "2019-07-23T13:46:20.599Z", "2019-07-23T13:46:20.604Z", "2019-07-23T13:46:20.608Z", "2019-07-23T13:46:20.613Z", "2019-07-23T13:46:20.616Z", "2019-07-23T13:46:20.622Z"]</text:p>
          </table:table-cell>
          <table:table-cell/>
          <table:table-cell office:value-type="string" calcext:value-type="string">
            <text:p>Dashboard.vue:220 (28) ["2019-07-23T12:44:11.405Z", "2019-07-23T12:44:11.505Z", "2019-07-23T12:44:11.906Z", "2019-07-23T12:44:12.005Z", "2019-07-23T12:44:12.105Z", "2019-07-23T12:44:12.205Z", "2019-07-23T12:44:12.305Z", "2019-07-23T12:44:12.405Z", "2019-07-23T12:44:12.505Z", "2019-07-23T12:44:12.605Z", "2019-07-23T12:44:12.705Z", "2019-07-23T12:44:12.805Z", "2019-07-23T12:44:12.905Z", "2019-07-23T12:44:13.005Z", "2019-07-23T12:44:13.105Z", "2019-07-23T12:44:13.205Z", "2019-07-23T12:44:13.305Z", "2019-07-23T12:44:15.305Z", "2019-07-23T12:44:15.405Z", "2019-07-23T12:44:15.505Z", "2019-07-23T12:44:15.605Z", "2019-07-23T12:44:15.705Z", "2019-07-23T12:44:15.805Z", "2019-07-23T12:44:15.904Z", "2019-07-23T12:44:16.005Z", "2019-07-23T12:44:16.105Z", "2019-07-23T12:44:16.205Z", "2019-07-23T12:44:16.305Z"]</text:p>
          </table:table-cell>
          <table:table-cell office:value-type="string" calcext:value-type="string">
            <text:p>Dashboard.vue:220 (28) ["2019-07-23T12:50:46.248Z", "2019-07-23T12:50:46.347Z", "2019-07-23T12:50:46.397Z", "2019-07-23T12:50:46.447Z", "2019-07-23T12:50:46.498Z", "2019-07-23T12:50:46.548Z", "2019-07-23T12:50:46.597Z", "2019-07-23T12:50:46.647Z", "2019-07-23T12:50:46.697Z", "2019-07-23T12:50:46.748Z", "2019-07-23T12:50:46.797Z", "2019-07-23T12:50:46.847Z", "2019-07-23T12:50:46.898Z", "2019-07-23T12:50:46.948Z", "2019-07-23T12:50:46.998Z", "2019-07-23T12:50:47.047Z", "2019-07-23T12:50:47.098Z", "2019-07-23T12:50:47.147Z", "2019-07-23T12:50:47.198Z", "2019-07-23T12:50:47.248Z", "2019-07-23T12:50:47.297Z", "2019-07-23T12:50:47.347Z", "2019-07-23T12:50:47.398Z", "2019-07-23T12:50:47.447Z", "2019-07-23T12:50:47.497Z", "2019-07-23T12:50:47.548Z", "2019-07-23T12:50:48.648Z", "2019-07-23T12:50:48.698Z"]</text:p>
          </table:table-cell>
          <table:table-cell office:value-type="string" calcext:value-type="string">
            <text:p>Dashboard.vue:220 (28) ["2019-07-23T13:00:01.075Z", "2019-07-23T13:00:01.084Z", "2019-07-23T13:00:01.314Z", "2019-07-23T13:00:01.324Z", "2019-07-23T13:00:01.334Z", "2019-07-23T13:00:01.344Z", "2019-07-23T13:00:01.355Z", "2019-07-23T13:00:01.364Z", "2019-07-23T13:00:01.375Z", "2019-07-23T13:00:01.384Z", "2019-07-23T13:00:01.394Z", "2019-07-23T13:00:01.404Z", "2019-07-23T13:00:01.414Z", "2019-07-23T13:00:01.425Z", "2019-07-23T13:00:01.435Z", "2019-07-23T13:00:01.444Z", "2019-07-23T13:00:01.454Z", "2019-07-23T13:00:01.464Z", "2019-07-23T13:00:01.474Z", "2019-07-23T13:00:01.484Z", "2019-07-23T13:00:01.495Z", "2019-07-23T13:00:01.504Z", "2019-07-23T13:00:01.514Z", "2019-07-23T13:00:01.524Z", "2019-07-23T13:00:01.535Z", "2019-07-23T13:00:01.544Z", "2019-07-23T13:00:01.554Z", "2019-07-23T13:00:01.565Z"]</text:p>
          </table:table-cell>
          <table:table-cell office:value-type="string" calcext:value-type="string">
            <text:p>Dashboard.vue:220 (28) ["2019-07-23T13:06:31.270Z", "2019-07-23T13:06:31.384Z", "2019-07-23T13:06:31.389Z", "2019-07-23T13:06:31.395Z", "2019-07-23T13:06:31.399Z", "2019-07-23T13:06:31.404Z", "2019-07-23T13:06:31.409Z", "2019-07-23T13:06:31.413Z", "2019-07-23T13:06:31.418Z", "2019-07-23T13:06:31.424Z", "2019-07-23T13:06:31.429Z", "2019-07-23T13:06:31.434Z", "2019-07-23T13:06:31.444Z", "2019-07-23T13:06:31.445Z", "2019-07-23T13:06:31.450Z", "2019-07-23T13:06:31.456Z", "2019-07-23T13:06:31.460Z", "2019-07-23T13:06:31.464Z", "2019-07-23T13:06:31.469Z", "2019-07-23T13:06:31.474Z", "2019-07-23T13:06:31.479Z", "2019-07-23T13:06:31.484Z", "2019-07-23T13:06:31.489Z", "2019-07-23T13:06:31.494Z", "2019-07-23T13:06:31.499Z", "2019-07-23T13:06:31.504Z", "2019-07-23T13:06:31.510Z", "2019-07-23T13:06:31.514Z"]</text:p>
          </table:table-cell>
          <table:table-cell office:value-type="string" calcext:value-type="string">
            <text:p>Dashboard.vue:220 (28) ["2019-07-23T13:12:57.222Z", "2019-07-23T13:12:57.320Z", "2019-07-23T13:12:57.324Z", "2019-07-23T13:12:57.328Z", "2019-07-23T13:12:57.332Z", "2019-07-23T13:12:57.334Z", "2019-07-23T13:12:57.338Z", "2019-07-23T13:12:57.343Z", "2019-07-23T13:12:57.346Z", "2019-07-23T13:12:57.350Z", "2019-07-23T13:12:57.355Z", "2019-07-23T13:12:57.358Z", "2019-07-23T13:12:57.364Z", "2019-07-23T13:12:57.366Z", "2019-07-23T13:12:57.370Z", "2019-07-23T13:12:57.374Z", "2019-07-23T13:12:57.379Z", "2019-07-23T13:12:57.381Z", "2019-07-23T13:12:57.386Z", "2019-07-23T13:12:57.390Z", "2019-07-23T13:12:57.393Z", "2019-07-23T13:12:57.399Z", "2019-07-23T13:12:57.402Z", "2019-07-23T13:12:57.407Z", "2019-07-23T13:12:57.409Z", "2019-07-23T13:12:57.420Z", "2019-07-23T13:12:57.426Z", "2019-07-23T13:12:57.430Z"]</text:p>
          </table:table-cell>
          <table:table-cell office:value-type="string" calcext:value-type="string">
            <text:p>Dashboard.vue:220 (28) ["2019-07-23T13:21:35.218Z", "2019-07-23T13:21:35.222Z", "2019-07-23T13:21:35.312Z", "2019-07-23T13:21:35.315Z", "2019-07-23T13:21:35.319Z", "2019-07-23T13:21:35.323Z", "2019-07-23T13:21:35.327Z", "2019-07-23T13:21:35.331Z", "2019-07-23T13:21:35.336Z", "2019-07-23T13:21:35.339Z", "2019-07-23T13:21:35.343Z", "2019-07-23T13:21:35.347Z", "2019-07-23T13:21:35.352Z", "2019-07-23T13:21:35.356Z", "2019-07-23T13:21:35.360Z", "2019-07-23T13:21:35.364Z", "2019-07-23T13:21:35.367Z", "2019-07-23T13:21:35.371Z", "2019-07-23T13:21:35.376Z", "2019-07-23T13:21:35.380Z", "2019-07-23T13:21:35.383Z", "2019-07-23T13:21:35.387Z", "2019-07-23T13:21:35.392Z", "2019-07-23T13:21:35.395Z", "2019-07-23T13:21:35.400Z", "2019-07-23T13:21:35.404Z", "2019-07-23T13:21:35.407Z", "2019-07-23T13:21:35.412Z"]</text:p>
          </table:table-cell>
          <table:table-cell/>
          <table:table-cell office:value-type="string" calcext:value-type="string">
            <text:p>Dashboard.vue:212 2019-07-23T12:20:21.759Z</text:p>
          </table:table-cell>
          <table:table-cell office:value-type="string" calcext:value-type="string">
            <text:p>Dashboard.vue:212 2019-07-23T12:24:13.316Z</text:p>
          </table:table-cell>
          <table:table-cell office:value-type="string" calcext:value-type="string">
            <text:p>Dashboard.vue:220 (28) ["2019-07-23T12:25:07.261Z", "2019-07-23T12:25:07.271Z", "2019-07-23T12:25:07.281Z", "2019-07-23T12:25:07.291Z", "2019-07-23T12:25:07.301Z", "2019-07-23T12:25:07.312Z", "2019-07-23T12:25:07.321Z", "2019-07-23T12:25:07.331Z", "2019-07-23T12:25:07.341Z", "2019-07-23T12:25:07.351Z", "2019-07-23T12:25:07.361Z", "2019-07-23T12:25:07.372Z", "2019-07-23T12:25:07.381Z", "2019-07-23T12:25:07.391Z", "2019-07-23T12:25:07.402Z", "2019-07-23T12:25:07.411Z", "2019-07-23T12:25:07.421Z", "2019-07-23T12:25:07.431Z", "2019-07-23T12:25:07.441Z", "2019-07-23T12:25:07.452Z", "2019-07-23T12:25:07.461Z", "2019-07-23T12:25:07.471Z", "2019-07-23T12:25:07.481Z", "2019-07-23T12:25:07.491Z", "2019-07-23T12:25:07.501Z", "2019-07-23T12:25:07.512Z", "2019-07-23T12:25:07.521Z", "2019-07-23T12:25:07.532Z"]</text:p>
          </table:table-cell>
          <table:table-cell office:value-type="string" calcext:value-type="string">
            <text:p>Dashboard.vue:220 (28) ["2019-07-23T12:25:58.482Z", "2019-07-23T12:25:58.487Z", "2019-07-23T12:25:58.492Z", "2019-07-23T12:25:58.498Z", "2019-07-23T12:25:58.502Z", "2019-07-23T12:25:58.507Z", "2019-07-23T12:25:58.513Z", "2019-07-23T12:25:58.517Z", "2019-07-23T12:25:58.523Z", "2019-07-23T12:25:58.527Z", "2019-07-23T12:25:58.532Z", "2019-07-23T12:25:58.537Z", "2019-07-23T12:25:58.543Z", "2019-07-23T12:25:58.548Z", "2019-07-23T12:25:58.552Z", "2019-07-23T12:25:58.557Z", "2019-07-23T12:25:58.562Z", "2019-07-23T12:25:58.567Z", "2019-07-23T12:25:58.572Z", "2019-07-23T12:25:58.577Z", "2019-07-23T12:25:58.582Z", "2019-07-23T12:25:58.588Z", "2019-07-23T12:25:58.592Z", "2019-07-23T12:25:58.597Z", "2019-07-23T12:25:58.602Z", "2019-07-23T12:25:58.608Z", "2019-07-23T12:25:58.613Z", "2019-07-23T12:25:58.618Z"]</text:p>
          </table:table-cell>
          <table:table-cell office:value-type="string" calcext:value-type="string">
            <text:p>Dashboard.vue:220 (28) ["2019-07-23T12:26:34.290Z", "2019-07-23T12:26:34.294Z", "2019-07-23T12:26:34.297Z", "2019-07-23T12:26:34.302Z", "2019-07-23T12:26:34.306Z", "2019-07-23T12:26:34.309Z", "2019-07-23T12:26:34.313Z", "2019-07-23T12:26:34.318Z", "2019-07-23T12:26:34.322Z", "2019-07-23T12:26:34.326Z", "2019-07-23T12:26:34.329Z", "2019-07-23T12:26:34.333Z", "2019-07-23T12:26:34.337Z", "2019-07-23T12:26:34.342Z", "2019-07-23T12:26:34.346Z", "2019-07-23T12:26:34.350Z", "2019-07-23T12:26:34.354Z", "2019-07-23T12:26:34.357Z", "2019-07-23T12:26:34.361Z", "2019-07-23T12:26:34.366Z", "2019-07-23T12:26:34.369Z", "2019-07-23T12:26:34.373Z", "2019-07-23T12:26:34.378Z", "2019-07-23T12:26:34.382Z", "2019-07-23T12:26:34.386Z", "2019-07-23T12:26:34.390Z", "2019-07-23T12:26:34.393Z", "2019-07-23T12:26:34.398Z"]</text:p>
          </table:table-cell>
          <table:table-cell office:value-type="string" calcext:value-type="string">
            <text:p>Dashboard.vue:220 (28) ["2019-07-23T12:27:08.314Z", "2019-07-23T12:27:08.318Z", "2019-07-23T12:27:08.323Z", "2019-07-23T12:27:08.327Z", "2019-07-23T12:27:08.331Z", "2019-07-23T12:27:08.334Z", "2019-07-23T12:27:08.339Z", "2019-07-23T12:27:08.342Z", "2019-07-23T12:27:08.346Z", "2019-07-23T12:27:08.350Z", "2019-07-23T12:27:08.354Z", "2019-07-23T12:27:08.359Z", "2019-07-23T12:27:08.362Z", "2019-07-23T12:27:08.366Z", "2019-07-23T12:27:08.370Z", "2019-07-23T12:27:08.375Z", "2019-07-23T12:27:08.379Z", "2019-07-23T12:27:08.382Z", "2019-07-23T12:27:08.387Z", "2019-07-23T12:27:08.391Z", "2019-07-23T12:27:08.395Z", "2019-07-23T12:27:08.399Z", "2019-07-23T12:27:08.402Z", "2019-07-23T12:27:08.406Z", "2019-07-23T12:27:08.410Z", "2019-07-23T12:27:08.415Z", "2019-07-23T12:27:08.418Z", "2019-07-23T12:27:08.422Z"]</text:p>
          </table:table-cell>
        </table:table-row>
        <table:table-row table:style-name="ro1">
          <table:table-cell/>
          <table:table-cell office:value-type="string" calcext:value-type="string">
            <text:p>Dashboard.vue:219 tumpukan yang belum diterima : 27</text:p>
          </table:table-cell>
          <table:table-cell office:value-type="string" calcext:value-type="string">
            <text:p>Dashboard.vue:211 14129</text:p>
          </table:table-cell>
          <table:table-cell office:value-type="string" calcext:value-type="string">
            <text:p>Dashboard.vue:211 26273</text:p>
          </table:table-cell>
          <table:table-cell office:value-type="string" calcext:value-type="string">
            <text:p>Dashboard.vue:211 24805</text:p>
          </table:table-cell>
          <table:table-cell office:value-type="string" calcext:value-type="string">
            <text:p>Dashboard.vue:211 24812</text:p>
          </table:table-cell>
          <table:table-cell office:value-type="string" calcext:value-type="string">
            <text:p>Dashboard.vue:211 25336</text:p>
          </table:table-cell>
          <table:table-cell/>
          <table:table-cell office:value-type="string" calcext:value-type="string">
            <text:p>Dashboard.vue:211 687</text:p>
          </table:table-cell>
          <table:table-cell office:value-type="string" calcext:value-type="string">
            <text:p>Dashboard.vue:219 tumpukan yang belum diterima : 9</text:p>
          </table:table-cell>
          <table:table-cell office:value-type="string" calcext:value-type="string">
            <text:p>Dashboard.vue:211 1067</text:p>
          </table:table-cell>
          <table:table-cell office:value-type="string" calcext:value-type="string">
            <text:p>Dashboard.vue:211 1609</text:p>
          </table:table-cell>
          <table:table-cell office:value-type="string" calcext:value-type="string">
            <text:p>Dashboard.vue:211 1723</text:p>
          </table:table-cell>
          <table:table-cell office:value-type="string" calcext:value-type="string">
            <text:p>Dashboard.vue:211 1183</text:p>
          </table:table-cell>
          <table:table-cell/>
          <table:table-cell office:value-type="string" calcext:value-type="string">
            <text:p>Dashboard.vue:211 38537</text:p>
          </table:table-cell>
          <table:table-cell office:value-type="string" calcext:value-type="string">
            <text:p>Dashboard.vue:211 46198</text:p>
          </table:table-cell>
          <table:table-cell office:value-type="string" calcext:value-type="string">
            <text:p>Dashboard.vue:211 60427</text:p>
          </table:table-cell>
          <table:table-cell office:value-type="string" calcext:value-type="string">
            <text:p>Dashboard.vue:211 55607</text:p>
          </table:table-cell>
          <table:table-cell office:value-type="string" calcext:value-type="string">
            <text:p>Dashboard.vue:211 57357</text:p>
          </table:table-cell>
          <table:table-cell office:value-type="string" calcext:value-type="string">
            <text:p>Dashboard.vue:211 62396</text:p>
          </table:table-cell>
          <table:table-cell/>
          <table:table-cell office:value-type="string" calcext:value-type="string">
            <text:p>Dashboard.vue:211 509</text:p>
          </table:table-cell>
          <table:table-cell office:value-type="string" calcext:value-type="string">
            <text:p>Dashboard.vue:219 tumpukan yang belum diterima : 9</text:p>
          </table:table-cell>
          <table:table-cell office:value-type="string" calcext:value-type="string">
            <text:p>Dashboard.vue:211 1529</text:p>
          </table:table-cell>
          <table:table-cell office:value-type="string" calcext:value-type="string">
            <text:p>Dashboard.vue:211 1329</text:p>
          </table:table-cell>
          <table:table-cell office:value-type="string" calcext:value-type="string">
            <text:p>Dashboard.vue:211 1195</text:p>
          </table:table-cell>
          <table:table-cell office:value-type="string" calcext:value-type="string">
            <text:p>Dashboard.vue:211 1636</text:p>
          </table:table-cell>
        </table:table-row>
        <table:table-row table:style-name="ro1">
          <table:table-cell/>
          <table:table-cell office:value-type="string" calcext:value-type="string">
            <text:p>Dashboard.vue:220 (27) ["2019-07-23T13:19:23.671Z", "2019-07-23T13:19:24.271Z", "2019-07-23T13:19:24.470Z", "2019-07-23T13:19:24.571Z", "2019-07-23T13:19:24.671Z", "2019-07-23T13:19:24.771Z", "2019-07-23T13:19:26.570Z", "2019-07-23T13:19:26.671Z", "2019-07-23T13:19:26.771Z", "2019-07-23T13:19:26.872Z", "2019-07-23T13:19:26.971Z", "2019-07-23T13:19:27.070Z", "2019-07-23T13:19:27.171Z", "2019-07-23T13:19:27.271Z", "2019-07-23T13:19:27.370Z", "2019-07-23T13:19:27.470Z", "2019-07-23T13:19:27.571Z", "2019-07-23T13:19:27.671Z", "2019-07-23T13:19:27.770Z", "2019-07-23T13:19:27.871Z", "2019-07-23T13:19:27.971Z", "2019-07-23T13:19:28.070Z", "2019-07-23T13:19:28.171Z", "2019-07-23T13:19:28.271Z", "2019-07-23T13:19:28.370Z", "2019-07-23T13:19:28.481Z", "2019-07-23T13:19:28.571Z"]</text:p>
          </table:table-cell>
          <table:table-cell office:value-type="string" calcext:value-type="string">
            <text:p>Dashboard.vue:212 2019-07-23T13:25:40.325Z</text:p>
          </table:table-cell>
          <table:table-cell office:value-type="string" calcext:value-type="string">
            <text:p>Dashboard.vue:212 2019-07-23T13:29:04.101Z</text:p>
          </table:table-cell>
          <table:table-cell office:value-type="string" calcext:value-type="string">
            <text:p>Dashboard.vue:212 2019-07-23T13:32:40.620Z</text:p>
          </table:table-cell>
          <table:table-cell office:value-type="string" calcext:value-type="string">
            <text:p>Dashboard.vue:212 2019-07-23T13:35:03.791Z</text:p>
          </table:table-cell>
          <table:table-cell office:value-type="string" calcext:value-type="string">
            <text:p>Dashboard.vue:212 2019-07-23T13:38:37.436Z</text:p>
          </table:table-cell>
          <table:table-cell/>
          <table:table-cell office:value-type="string" calcext:value-type="string">
            <text:p>Dashboard.vue:212 2019-07-23T13:42:22.462Z</text:p>
          </table:table-cell>
          <table:table-cell office:value-type="string" calcext:value-type="string">
            <text:p>Dashboard.vue:220 (9) ["2019-07-23T13:43:08.844Z", "2019-07-23T13:43:08.894Z", "2019-07-23T13:43:08.990Z", "2019-07-23T13:43:08.995Z", "2019-07-23T13:43:09.050Z", "2019-07-23T13:43:09.094Z", "2019-07-23T13:43:09.167Z", "2019-07-23T13:43:09.194Z", "2019-07-23T13:43:09.244Z"]</text:p>
          </table:table-cell>
          <table:table-cell office:value-type="string" calcext:value-type="string">
            <text:p>Dashboard.vue:212 2019-07-23T13:43:53.974Z</text:p>
          </table:table-cell>
          <table:table-cell office:value-type="string" calcext:value-type="string">
            <text:p>Dashboard.vue:212 2019-07-23T13:44:46.012Z</text:p>
          </table:table-cell>
          <table:table-cell office:value-type="string" calcext:value-type="string">
            <text:p>Dashboard.vue:212 2019-07-23T13:45:33.291Z</text:p>
          </table:table-cell>
          <table:table-cell office:value-type="string" calcext:value-type="string">
            <text:p>Dashboard.vue:212 2019-07-23T13:46:20.512Z</text:p>
          </table:table-cell>
          <table:table-cell/>
          <table:table-cell office:value-type="string" calcext:value-type="string">
            <text:p>Dashboard.vue:212 2019-07-23T12:44:15.305Z</text:p>
          </table:table-cell>
          <table:table-cell office:value-type="string" calcext:value-type="string">
            <text:p>Dashboard.vue:212 2019-07-23T12:50:48.648Z</text:p>
          </table:table-cell>
          <table:table-cell office:value-type="string" calcext:value-type="string">
            <text:p>Dashboard.vue:212 2019-07-23T13:00:01.314Z</text:p>
          </table:table-cell>
          <table:table-cell office:value-type="string" calcext:value-type="string">
            <text:p>Dashboard.vue:212 2019-07-23T13:06:31.384Z</text:p>
          </table:table-cell>
          <table:table-cell office:value-type="string" calcext:value-type="string">
            <text:p>Dashboard.vue:212 2019-07-23T13:12:57.320Z</text:p>
          </table:table-cell>
          <table:table-cell office:value-type="string" calcext:value-type="string">
            <text:p>Dashboard.vue:212 2019-07-23T13:21:35.312Z</text:p>
          </table:table-cell>
          <table:table-cell/>
          <table:table-cell office:value-type="string" calcext:value-type="string">
            <text:p>Dashboard.vue:212 2019-07-23T12:20:21.853Z</text:p>
          </table:table-cell>
          <table:table-cell office:value-type="string" calcext:value-type="string">
            <text:p>Dashboard.vue:220 (9) ["2019-07-23T12:24:13.366Z", "2019-07-23T12:24:13.416Z", "2019-07-23T12:24:13.471Z", "2019-07-23T12:24:13.515Z", "2019-07-23T12:24:13.571Z", "2019-07-23T12:24:13.615Z", "2019-07-23T12:24:13.681Z", "2019-07-23T12:24:13.716Z", "2019-07-23T12:24:13.765Z"]</text:p>
          </table:table-cell>
          <table:table-cell office:value-type="string" calcext:value-type="string">
            <text:p>Dashboard.vue:212 2019-07-23T12:25:07.261Z</text:p>
          </table:table-cell>
          <table:table-cell office:value-type="string" calcext:value-type="string">
            <text:p>Dashboard.vue:212 2019-07-23T12:25:58.482Z</text:p>
          </table:table-cell>
          <table:table-cell office:value-type="string" calcext:value-type="string">
            <text:p>Dashboard.vue:212 2019-07-23T12:26:34.290Z</text:p>
          </table:table-cell>
          <table:table-cell office:value-type="string" calcext:value-type="string">
            <text:p>Dashboard.vue:212 2019-07-23T12:27:08.314Z</text:p>
          </table:table-cell>
        </table:table-row>
        <table:table-row table:style-name="ro1">
          <table:table-cell/>
          <table:table-cell office:value-type="string" calcext:value-type="string">
            <text:p>Dashboard.vue:211 10947</text:p>
          </table:table-cell>
          <table:table-cell table:number-columns-repeated="5" office:value-type="string" calcext:value-type="string">
            <text:p>Dashboard.vue:219 tumpukan yang belum diterima : 27</text:p>
          </table:table-cell>
          <table:table-cell/>
          <table:table-cell office:value-type="string" calcext:value-type="string">
            <text:p>Dashboard.vue:219 tumpukan yang belum diterima : 6</text:p>
          </table:table-cell>
          <table:table-cell office:value-type="string" calcext:value-type="string">
            <text:p>Dashboard.vue:211 640</text:p>
          </table:table-cell>
          <table:table-cell table:number-columns-repeated="4" office:value-type="string" calcext:value-type="string">
            <text:p>Dashboard.vue:219 tumpukan yang belum diterima : 27</text:p>
          </table:table-cell>
          <table:table-cell/>
          <table:table-cell table:number-columns-repeated="6" office:value-type="string" calcext:value-type="string">
            <text:p>Dashboard.vue:219 tumpukan yang belum diterima : 27</text:p>
          </table:table-cell>
          <table:table-cell/>
          <table:table-cell office:value-type="string" calcext:value-type="string">
            <text:p>Dashboard.vue:219 tumpukan yang belum diterima : 5</text:p>
          </table:table-cell>
          <table:table-cell office:value-type="string" calcext:value-type="string">
            <text:p>Dashboard.vue:211 704</text:p>
          </table:table-cell>
          <table:table-cell table:number-columns-repeated="4" office:value-type="string" calcext:value-type="string">
            <text:p>Dashboard.vue:219 tumpukan yang belum diterima : 27</text:p>
          </table:table-cell>
        </table:table-row>
        <table:table-row table:style-name="ro1">
          <table:table-cell/>
          <table:table-cell office:value-type="string" calcext:value-type="string">
            <text:p>Dashboard.vue:212 2019-07-23T13:19:26.570Z</text:p>
          </table:table-cell>
          <table:table-cell office:value-type="string" calcext:value-type="string">
            <text:p>Dashboard.vue:220 (27) ["2019-07-23T13:25:38.275Z", "2019-07-23T13:25:38.524Z", "2019-07-23T13:25:38.574Z", "2019-07-23T13:25:38.624Z", "2019-07-23T13:25:38.674Z", "2019-07-23T13:25:38.724Z", "2019-07-23T13:25:38.774Z", "2019-07-23T13:25:38.824Z", "2019-07-23T13:25:38.874Z", "2019-07-23T13:25:38.924Z", "2019-07-23T13:25:38.975Z", "2019-07-23T13:25:39.024Z", "2019-07-23T13:25:39.074Z", "2019-07-23T13:25:39.124Z", "2019-07-23T13:25:39.173Z", "2019-07-23T13:25:39.224Z", "2019-07-23T13:25:39.274Z", "2019-07-23T13:25:39.324Z", "2019-07-23T13:25:39.375Z", "2019-07-23T13:25:40.375Z", "2019-07-23T13:25:40.424Z", "2019-07-23T13:25:40.475Z", "2019-07-23T13:25:40.524Z", "2019-07-23T13:25:40.574Z", "2019-07-23T13:25:40.624Z", "2019-07-23T13:25:40.674Z", "2019-07-23T13:25:40.724Z"]</text:p>
          </table:table-cell>
          <table:table-cell office:value-type="string" calcext:value-type="string">
            <text:p>Dashboard.vue:220 (27) ["2019-07-23T13:29:03.861Z", "2019-07-23T13:29:04.091Z", "2019-07-23T13:29:04.111Z", "2019-07-23T13:29:04.120Z", "2019-07-23T13:29:04.131Z", "2019-07-23T13:29:04.141Z", "2019-07-23T13:29:04.151Z", "2019-07-23T13:29:04.161Z", "2019-07-23T13:29:04.171Z", "2019-07-23T13:29:04.181Z", "2019-07-23T13:29:04.190Z", "2019-07-23T13:29:04.201Z", "2019-07-23T13:29:04.210Z", "2019-07-23T13:29:04.220Z", "2019-07-23T13:29:04.231Z", "2019-07-23T13:29:04.240Z", "2019-07-23T13:29:04.251Z", "2019-07-23T13:29:04.260Z", "2019-07-23T13:29:04.270Z", "2019-07-23T13:29:04.281Z", "2019-07-23T13:29:04.291Z", "2019-07-23T13:29:04.301Z", "2019-07-23T13:29:04.311Z", "2019-07-23T13:29:04.320Z", "2019-07-23T13:29:04.331Z", "2019-07-23T13:29:04.340Z", "2019-07-23T13:29:04.350Z"]</text:p>
          </table:table-cell>
          <table:table-cell office:value-type="string" calcext:value-type="string">
            <text:p>Dashboard.vue:220 (27) ["2019-07-23T13:32:40.507Z", "2019-07-23T13:32:40.625Z", "2019-07-23T13:32:40.631Z", "2019-07-23T13:32:40.636Z", "2019-07-23T13:32:40.641Z", "2019-07-23T13:32:40.646Z", "2019-07-23T13:32:40.651Z", "2019-07-23T13:32:40.656Z", "2019-07-23T13:32:40.661Z", "2019-07-23T13:32:40.665Z", "2019-07-23T13:32:40.671Z", "2019-07-23T13:32:40.676Z", "2019-07-23T13:32:40.681Z", "2019-07-23T13:32:40.686Z", "2019-07-23T13:32:40.690Z", "2019-07-23T13:32:40.700Z", "2019-07-23T13:32:40.703Z", "2019-07-23T13:32:40.707Z", "2019-07-23T13:32:40.711Z", "2019-07-23T13:32:40.716Z", "2019-07-23T13:32:40.722Z", "2019-07-23T13:32:40.726Z", "2019-07-23T13:32:40.730Z", "2019-07-23T13:32:40.736Z", "2019-07-23T13:32:40.741Z", "2019-07-23T13:32:40.745Z", "2019-07-23T13:32:40.750Z"]</text:p>
          </table:table-cell>
          <table:table-cell office:value-type="string" calcext:value-type="string">
            <text:p>Dashboard.vue:220 (27) ["2019-07-23T13:35:03.700Z", "2019-07-23T13:35:03.795Z", "2019-07-23T13:35:03.799Z", "2019-07-23T13:35:03.803Z", "2019-07-23T13:35:03.807Z", "2019-07-23T13:35:03.811Z", "2019-07-23T13:35:03.815Z", "2019-07-23T13:35:03.819Z", "2019-07-23T13:35:03.824Z", "2019-07-23T13:35:03.827Z", "2019-07-23T13:35:03.831Z", "2019-07-23T13:35:03.835Z", "2019-07-23T13:35:03.839Z", "2019-07-23T13:35:03.843Z", "2019-07-23T13:35:03.847Z", "2019-07-23T13:35:03.851Z", "2019-07-23T13:35:03.855Z", "2019-07-23T13:35:03.859Z", "2019-07-23T13:35:03.863Z", "2019-07-23T13:35:03.867Z", "2019-07-23T13:35:03.871Z", "2019-07-23T13:35:03.875Z", "2019-07-23T13:35:03.879Z", "2019-07-23T13:35:03.883Z", "2019-07-23T13:35:03.887Z", "2019-07-23T13:35:03.891Z", "2019-07-23T13:35:03.895Z"]</text:p>
          </table:table-cell>
          <table:table-cell office:value-type="string" calcext:value-type="string">
            <text:p>Dashboard.vue:220 (27) ["2019-07-23T13:38:37.339Z", "2019-07-23T13:38:37.432Z", "2019-07-23T13:38:37.443Z", "2019-07-23T13:38:37.445Z", "2019-07-23T13:38:37.448Z", "2019-07-23T13:38:37.452Z", "2019-07-23T13:38:37.456Z", "2019-07-23T13:38:37.461Z", "2019-07-23T13:38:37.465Z", "2019-07-23T13:38:37.468Z", "2019-07-23T13:38:37.473Z", "2019-07-23T13:38:37.476Z", "2019-07-23T13:38:37.480Z", "2019-07-23T13:38:37.484Z", "2019-07-23T13:38:37.489Z", "2019-07-23T13:38:37.492Z", "2019-07-23T13:38:37.496Z", "2019-07-23T13:38:37.500Z", "2019-07-23T13:38:37.504Z", "2019-07-23T13:38:37.509Z", "2019-07-23T13:38:37.518Z", "2019-07-23T13:38:37.520Z", "2019-07-23T13:38:37.526Z", "2019-07-23T13:38:37.528Z", "2019-07-23T13:38:37.533Z", "2019-07-23T13:38:37.537Z", "2019-07-23T13:38:37.541Z"]</text:p>
          </table:table-cell>
          <table:table-cell/>
          <table:table-cell office:value-type="string" calcext:value-type="string">
            <text:p>Dashboard.vue:220 (6) ["2019-07-23T13:42:22.562Z", "2019-07-23T13:42:22.670Z", "2019-07-23T13:42:22.762Z", "2019-07-23T13:42:22.863Z", "2019-07-23T13:42:22.963Z", "2019-07-23T13:42:23.063Z"]</text:p>
          </table:table-cell>
          <table:table-cell office:value-type="string" calcext:value-type="string">
            <text:p>Dashboard.vue:212 2019-07-23T13:43:08.844Z</text:p>
          </table:table-cell>
          <table:table-cell office:value-type="string" calcext:value-type="string">
            <text:p>Dashboard.vue:220 (27) ["2019-07-23T13:43:53.984Z", "2019-07-23T13:43:53.994Z", "2019-07-23T13:43:54.004Z", "2019-07-23T13:43:54.014Z", "2019-07-23T13:43:54.024Z", "2019-07-23T13:43:54.034Z", "2019-07-23T13:43:54.044Z", "2019-07-23T13:43:54.054Z", "2019-07-23T13:43:54.063Z", "2019-07-23T13:43:54.074Z", "2019-07-23T13:43:54.084Z", "2019-07-23T13:43:54.093Z", "2019-07-23T13:43:54.103Z", "2019-07-23T13:43:54.114Z", "2019-07-23T13:43:54.124Z", "2019-07-23T13:43:54.134Z", "2019-07-23T13:43:54.143Z", "2019-07-23T13:43:54.154Z", "2019-07-23T13:43:54.164Z", "2019-07-23T13:43:54.174Z", "2019-07-23T13:43:54.184Z", "2019-07-23T13:43:54.194Z", "2019-07-23T13:43:54.204Z", "2019-07-23T13:43:54.214Z", "2019-07-23T13:43:54.223Z", "2019-07-23T13:43:54.233Z", "2019-07-23T13:43:54.244Z"]</text:p>
          </table:table-cell>
          <table:table-cell office:value-type="string" calcext:value-type="string">
            <text:p>Dashboard.vue:220 (27) ["2019-07-23T13:44:46.017Z", "2019-07-23T13:44:46.021Z", "2019-07-23T13:44:46.026Z", "2019-07-23T13:44:46.032Z", "2019-07-23T13:44:46.037Z", "2019-07-23T13:44:46.042Z", "2019-07-23T13:44:46.047Z", "2019-07-23T13:44:46.052Z", "2019-07-23T13:44:46.057Z", "2019-07-23T13:44:46.062Z", "2019-07-23T13:44:46.067Z", "2019-07-23T13:44:46.071Z", "2019-07-23T13:44:46.076Z", "2019-07-23T13:44:46.082Z", "2019-07-23T13:44:46.087Z", "2019-07-23T13:44:46.092Z", "2019-07-23T13:44:46.096Z", "2019-07-23T13:44:46.102Z", "2019-07-23T13:44:46.107Z", "2019-07-23T13:44:46.111Z", "2019-07-23T13:44:46.116Z", "2019-07-23T13:44:46.122Z", "2019-07-23T13:44:46.126Z", "2019-07-23T13:44:46.132Z", "2019-07-23T13:44:46.136Z", "2019-07-23T13:44:46.143Z", "2019-07-23T13:44:46.147Z"]</text:p>
          </table:table-cell>
          <table:table-cell office:value-type="string" calcext:value-type="string">
            <text:p>Dashboard.vue:220 (27) ["2019-07-23T13:45:33.295Z", "2019-07-23T13:45:33.298Z", "2019-07-23T13:45:33.303Z", "2019-07-23T13:45:33.307Z", "2019-07-23T13:45:33.311Z", "2019-07-23T13:45:33.315Z", "2019-07-23T13:45:33.319Z", "2019-07-23T13:45:33.323Z", "2019-07-23T13:45:33.327Z", "2019-07-23T13:45:33.330Z", "2019-07-23T13:45:33.335Z", "2019-07-23T13:45:33.339Z", "2019-07-23T13:45:33.343Z", "2019-07-23T13:45:33.346Z", "2019-07-23T13:45:33.351Z", "2019-07-23T13:45:33.355Z", "2019-07-23T13:45:33.358Z", "2019-07-23T13:45:33.363Z", "2019-07-23T13:45:33.367Z", "2019-07-23T13:45:33.371Z", "2019-07-23T13:45:33.375Z", "2019-07-23T13:45:33.379Z", "2019-07-23T13:45:33.383Z", "2019-07-23T13:45:33.387Z", "2019-07-23T13:45:33.391Z", "2019-07-23T13:45:33.395Z", "2019-07-23T13:45:33.399Z"]</text:p>
          </table:table-cell>
          <table:table-cell office:value-type="string" calcext:value-type="string">
            <text:p>Dashboard.vue:220 (27) ["2019-07-23T13:46:20.516Z", "2019-07-23T13:46:20.520Z", "2019-07-23T13:46:20.524Z", "2019-07-23T13:46:20.528Z", "2019-07-23T13:46:20.532Z", "2019-07-23T13:46:20.535Z", "2019-07-23T13:46:20.539Z", "2019-07-23T13:46:20.544Z", "2019-07-23T13:46:20.548Z", "2019-07-23T13:46:20.551Z", "2019-07-23T13:46:20.556Z", "2019-07-23T13:46:20.559Z", "2019-07-23T13:46:20.564Z", "2019-07-23T13:46:20.568Z", "2019-07-23T13:46:20.573Z", "2019-07-23T13:46:20.576Z", "2019-07-23T13:46:20.580Z", "2019-07-23T13:46:20.584Z", "2019-07-23T13:46:20.587Z", "2019-07-23T13:46:20.591Z", "2019-07-23T13:46:20.596Z", "2019-07-23T13:46:20.599Z", "2019-07-23T13:46:20.604Z", "2019-07-23T13:46:20.608Z", "2019-07-23T13:46:20.613Z", "2019-07-23T13:46:20.616Z", "2019-07-23T13:46:20.622Z"]</text:p>
          </table:table-cell>
          <table:table-cell/>
          <table:table-cell office:value-type="string" calcext:value-type="string">
            <text:p>Dashboard.vue:220 (27) ["2019-07-23T12:44:11.405Z", "2019-07-23T12:44:11.505Z", "2019-07-23T12:44:11.906Z", "2019-07-23T12:44:12.005Z", "2019-07-23T12:44:12.105Z", "2019-07-23T12:44:12.205Z", "2019-07-23T12:44:12.305Z", "2019-07-23T12:44:12.405Z", "2019-07-23T12:44:12.505Z", "2019-07-23T12:44:12.605Z", "2019-07-23T12:44:12.705Z", "2019-07-23T12:44:12.805Z", "2019-07-23T12:44:12.905Z", "2019-07-23T12:44:13.005Z", "2019-07-23T12:44:13.105Z", "2019-07-23T12:44:13.205Z", "2019-07-23T12:44:13.305Z", "2019-07-23T12:44:15.405Z", "2019-07-23T12:44:15.505Z", "2019-07-23T12:44:15.605Z", "2019-07-23T12:44:15.705Z", "2019-07-23T12:44:15.805Z", "2019-07-23T12:44:15.904Z", "2019-07-23T12:44:16.005Z", "2019-07-23T12:44:16.105Z", "2019-07-23T12:44:16.205Z", "2019-07-23T12:44:16.305Z"]</text:p>
          </table:table-cell>
          <table:table-cell office:value-type="string" calcext:value-type="string">
            <text:p>Dashboard.vue:220 (27) ["2019-07-23T12:50:46.248Z", "2019-07-23T12:50:46.347Z", "2019-07-23T12:50:46.397Z", "2019-07-23T12:50:46.447Z", "2019-07-23T12:50:46.498Z", "2019-07-23T12:50:46.548Z", "2019-07-23T12:50:46.597Z", "2019-07-23T12:50:46.647Z", "2019-07-23T12:50:46.697Z", "2019-07-23T12:50:46.748Z", "2019-07-23T12:50:46.797Z", "2019-07-23T12:50:46.847Z", "2019-07-23T12:50:46.898Z", "2019-07-23T12:50:46.948Z", "2019-07-23T12:50:46.998Z", "2019-07-23T12:50:47.047Z", "2019-07-23T12:50:47.098Z", "2019-07-23T12:50:47.147Z", "2019-07-23T12:50:47.198Z", "2019-07-23T12:50:47.248Z", "2019-07-23T12:50:47.297Z", "2019-07-23T12:50:47.347Z", "2019-07-23T12:50:47.398Z", "2019-07-23T12:50:47.447Z", "2019-07-23T12:50:47.497Z", "2019-07-23T12:50:47.548Z", "2019-07-23T12:50:48.698Z"]</text:p>
          </table:table-cell>
          <table:table-cell office:value-type="string" calcext:value-type="string">
            <text:p>Dashboard.vue:220 (27) ["2019-07-23T13:00:01.075Z", "2019-07-23T13:00:01.084Z", "2019-07-23T13:00:01.324Z", "2019-07-23T13:00:01.334Z", "2019-07-23T13:00:01.344Z", "2019-07-23T13:00:01.355Z", "2019-07-23T13:00:01.364Z", "2019-07-23T13:00:01.375Z", "2019-07-23T13:00:01.384Z", "2019-07-23T13:00:01.394Z", "2019-07-23T13:00:01.404Z", "2019-07-23T13:00:01.414Z", "2019-07-23T13:00:01.425Z", "2019-07-23T13:00:01.435Z", "2019-07-23T13:00:01.444Z", "2019-07-23T13:00:01.454Z", "2019-07-23T13:00:01.464Z", "2019-07-23T13:00:01.474Z", "2019-07-23T13:00:01.484Z", "2019-07-23T13:00:01.495Z", "2019-07-23T13:00:01.504Z", "2019-07-23T13:00:01.514Z", "2019-07-23T13:00:01.524Z", "2019-07-23T13:00:01.535Z", "2019-07-23T13:00:01.544Z", "2019-07-23T13:00:01.554Z", "2019-07-23T13:00:01.565Z"]</text:p>
          </table:table-cell>
          <table:table-cell office:value-type="string" calcext:value-type="string">
            <text:p>Dashboard.vue:220 (27) ["2019-07-23T13:06:31.270Z", "2019-07-23T13:06:31.389Z", "2019-07-23T13:06:31.395Z", "2019-07-23T13:06:31.399Z", "2019-07-23T13:06:31.404Z", "2019-07-23T13:06:31.409Z", "2019-07-23T13:06:31.413Z", "2019-07-23T13:06:31.418Z", "2019-07-23T13:06:31.424Z", "2019-07-23T13:06:31.429Z", "2019-07-23T13:06:31.434Z", "2019-07-23T13:06:31.444Z", "2019-07-23T13:06:31.445Z", "2019-07-23T13:06:31.450Z", "2019-07-23T13:06:31.456Z", "2019-07-23T13:06:31.460Z", "2019-07-23T13:06:31.464Z", "2019-07-23T13:06:31.469Z", "2019-07-23T13:06:31.474Z", "2019-07-23T13:06:31.479Z", "2019-07-23T13:06:31.484Z", "2019-07-23T13:06:31.489Z", "2019-07-23T13:06:31.494Z", "2019-07-23T13:06:31.499Z", "2019-07-23T13:06:31.504Z", "2019-07-23T13:06:31.510Z", "2019-07-23T13:06:31.514Z"]</text:p>
          </table:table-cell>
          <table:table-cell office:value-type="string" calcext:value-type="string">
            <text:p>Dashboard.vue:220 (27) ["2019-07-23T13:12:57.222Z", "2019-07-23T13:12:57.324Z", "2019-07-23T13:12:57.328Z", "2019-07-23T13:12:57.332Z", "2019-07-23T13:12:57.334Z", "2019-07-23T13:12:57.338Z", "2019-07-23T13:12:57.343Z", "2019-07-23T13:12:57.346Z", "2019-07-23T13:12:57.350Z", "2019-07-23T13:12:57.355Z", "2019-07-23T13:12:57.358Z", "2019-07-23T13:12:57.364Z", "2019-07-23T13:12:57.366Z", "2019-07-23T13:12:57.370Z", "2019-07-23T13:12:57.374Z", "2019-07-23T13:12:57.379Z", "2019-07-23T13:12:57.381Z", "2019-07-23T13:12:57.386Z", "2019-07-23T13:12:57.390Z", "2019-07-23T13:12:57.393Z", "2019-07-23T13:12:57.399Z", "2019-07-23T13:12:57.402Z", "2019-07-23T13:12:57.407Z", "2019-07-23T13:12:57.409Z", "2019-07-23T13:12:57.420Z", "2019-07-23T13:12:57.426Z", "2019-07-23T13:12:57.430Z"]</text:p>
          </table:table-cell>
          <table:table-cell office:value-type="string" calcext:value-type="string">
            <text:p>Dashboard.vue:220 (27) ["2019-07-23T13:21:35.218Z", "2019-07-23T13:21:35.222Z", "2019-07-23T13:21:35.315Z", "2019-07-23T13:21:35.319Z", "2019-07-23T13:21:35.323Z", "2019-07-23T13:21:35.327Z", "2019-07-23T13:21:35.331Z", "2019-07-23T13:21:35.336Z", "2019-07-23T13:21:35.339Z", "2019-07-23T13:21:35.343Z", "2019-07-23T13:21:35.347Z", "2019-07-23T13:21:35.352Z", "2019-07-23T13:21:35.356Z", "2019-07-23T13:21:35.360Z", "2019-07-23T13:21:35.364Z", "2019-07-23T13:21:35.367Z", "2019-07-23T13:21:35.371Z", "2019-07-23T13:21:35.376Z", "2019-07-23T13:21:35.380Z", "2019-07-23T13:21:35.383Z", "2019-07-23T13:21:35.387Z", "2019-07-23T13:21:35.392Z", "2019-07-23T13:21:35.395Z", "2019-07-23T13:21:35.400Z", "2019-07-23T13:21:35.404Z", "2019-07-23T13:21:35.407Z", "2019-07-23T13:21:35.412Z"]</text:p>
          </table:table-cell>
          <table:table-cell/>
          <table:table-cell office:value-type="string" calcext:value-type="string">
            <text:p>Dashboard.vue:220 (5) ["2019-07-23T12:20:21.954Z", "2019-07-23T12:20:22.053Z", "2019-07-23T12:20:22.153Z", "2019-07-23T12:20:22.253Z", "2019-07-23T12:20:22.353Z"]</text:p>
          </table:table-cell>
          <table:table-cell office:value-type="string" calcext:value-type="string">
            <text:p>Dashboard.vue:212 2019-07-23T12:24:13.366Z</text:p>
          </table:table-cell>
          <table:table-cell office:value-type="string" calcext:value-type="string">
            <text:p>Dashboard.vue:220 (27) ["2019-07-23T12:25:07.271Z", "2019-07-23T12:25:07.281Z", "2019-07-23T12:25:07.291Z", "2019-07-23T12:25:07.301Z", "2019-07-23T12:25:07.312Z", "2019-07-23T12:25:07.321Z", "2019-07-23T12:25:07.331Z", "2019-07-23T12:25:07.341Z", "2019-07-23T12:25:07.351Z", "2019-07-23T12:25:07.361Z", "2019-07-23T12:25:07.372Z", "2019-07-23T12:25:07.381Z", "2019-07-23T12:25:07.391Z", "2019-07-23T12:25:07.402Z", "2019-07-23T12:25:07.411Z", "2019-07-23T12:25:07.421Z", "2019-07-23T12:25:07.431Z", "2019-07-23T12:25:07.441Z", "2019-07-23T12:25:07.452Z", "2019-07-23T12:25:07.461Z", "2019-07-23T12:25:07.471Z", "2019-07-23T12:25:07.481Z", "2019-07-23T12:25:07.491Z", "2019-07-23T12:25:07.501Z", "2019-07-23T12:25:07.512Z", "2019-07-23T12:25:07.521Z", "2019-07-23T12:25:07.532Z"]</text:p>
          </table:table-cell>
          <table:table-cell office:value-type="string" calcext:value-type="string">
            <text:p>Dashboard.vue:220 (27) ["2019-07-23T12:25:58.487Z", "2019-07-23T12:25:58.492Z", "2019-07-23T12:25:58.498Z", "2019-07-23T12:25:58.502Z", "2019-07-23T12:25:58.507Z", "2019-07-23T12:25:58.513Z", "2019-07-23T12:25:58.517Z", "2019-07-23T12:25:58.523Z", "2019-07-23T12:25:58.527Z", "2019-07-23T12:25:58.532Z", "2019-07-23T12:25:58.537Z", "2019-07-23T12:25:58.543Z", "2019-07-23T12:25:58.548Z", "2019-07-23T12:25:58.552Z", "2019-07-23T12:25:58.557Z", "2019-07-23T12:25:58.562Z", "2019-07-23T12:25:58.567Z", "2019-07-23T12:25:58.572Z", "2019-07-23T12:25:58.577Z", "2019-07-23T12:25:58.582Z", "2019-07-23T12:25:58.588Z", "2019-07-23T12:25:58.592Z", "2019-07-23T12:25:58.597Z", "2019-07-23T12:25:58.602Z", "2019-07-23T12:25:58.608Z", "2019-07-23T12:25:58.613Z", "2019-07-23T12:25:58.618Z"]</text:p>
          </table:table-cell>
          <table:table-cell office:value-type="string" calcext:value-type="string">
            <text:p>Dashboard.vue:220 (27) ["2019-07-23T12:26:34.294Z", "2019-07-23T12:26:34.297Z", "2019-07-23T12:26:34.302Z", "2019-07-23T12:26:34.306Z", "2019-07-23T12:26:34.309Z", "2019-07-23T12:26:34.313Z", "2019-07-23T12:26:34.318Z", "2019-07-23T12:26:34.322Z", "2019-07-23T12:26:34.326Z", "2019-07-23T12:26:34.329Z", "2019-07-23T12:26:34.333Z", "2019-07-23T12:26:34.337Z", "2019-07-23T12:26:34.342Z", "2019-07-23T12:26:34.346Z", "2019-07-23T12:26:34.350Z", "2019-07-23T12:26:34.354Z", "2019-07-23T12:26:34.357Z", "2019-07-23T12:26:34.361Z", "2019-07-23T12:26:34.366Z", "2019-07-23T12:26:34.369Z", "2019-07-23T12:26:34.373Z", "2019-07-23T12:26:34.378Z", "2019-07-23T12:26:34.382Z", "2019-07-23T12:26:34.386Z", "2019-07-23T12:26:34.390Z", "2019-07-23T12:26:34.393Z", "2019-07-23T12:26:34.398Z"]</text:p>
          </table:table-cell>
          <table:table-cell office:value-type="string" calcext:value-type="string">
            <text:p>Dashboard.vue:220 (27) ["2019-07-23T12:27:08.318Z", "2019-07-23T12:27:08.323Z", "2019-07-23T12:27:08.327Z", "2019-07-23T12:27:08.331Z", "2019-07-23T12:27:08.334Z", "2019-07-23T12:27:08.339Z", "2019-07-23T12:27:08.342Z", "2019-07-23T12:27:08.346Z", "2019-07-23T12:27:08.350Z", "2019-07-23T12:27:08.354Z", "2019-07-23T12:27:08.359Z", "2019-07-23T12:27:08.362Z", "2019-07-23T12:27:08.366Z", "2019-07-23T12:27:08.370Z", "2019-07-23T12:27:08.375Z", "2019-07-23T12:27:08.379Z", "2019-07-23T12:27:08.382Z", "2019-07-23T12:27:08.387Z", "2019-07-23T12:27:08.391Z", "2019-07-23T12:27:08.395Z", "2019-07-23T12:27:08.399Z", "2019-07-23T12:27:08.402Z", "2019-07-23T12:27:08.406Z", "2019-07-23T12:27:08.410Z", "2019-07-23T12:27:08.415Z", "2019-07-23T12:27:08.418Z", "2019-07-23T12:27:08.422Z"]</text:p>
          </table:table-cell>
        </table:table-row>
        <table:table-row table:style-name="ro1">
          <table:table-cell/>
          <table:table-cell office:value-type="string" calcext:value-type="string">
            <text:p>Dashboard.vue:219 tumpukan yang belum diterima : 26</text:p>
          </table:table-cell>
          <table:table-cell office:value-type="string" calcext:value-type="string">
            <text:p>Dashboard.vue:211 14982</text:p>
          </table:table-cell>
          <table:table-cell office:value-type="string" calcext:value-type="string">
            <text:p>Dashboard.vue:211 26316</text:p>
          </table:table-cell>
          <table:table-cell office:value-type="string" calcext:value-type="string">
            <text:p>Dashboard.vue:211 25392</text:p>
          </table:table-cell>
          <table:table-cell office:value-type="string" calcext:value-type="string">
            <text:p>Dashboard.vue:211 25527</text:p>
          </table:table-cell>
          <table:table-cell office:value-type="string" calcext:value-type="string">
            <text:p>Dashboard.vue:211 25602</text:p>
          </table:table-cell>
          <table:table-cell/>
          <table:table-cell office:value-type="string" calcext:value-type="string">
            <text:p>Dashboard.vue:211 650</text:p>
          </table:table-cell>
          <table:table-cell office:value-type="string" calcext:value-type="string">
            <text:p>Dashboard.vue:219 tumpukan yang belum diterima : 8</text:p>
          </table:table-cell>
          <table:table-cell office:value-type="string" calcext:value-type="string">
            <text:p>Dashboard.vue:211 1066</text:p>
          </table:table-cell>
          <table:table-cell office:value-type="string" calcext:value-type="string">
            <text:p>Dashboard.vue:211 1611</text:p>
          </table:table-cell>
          <table:table-cell office:value-type="string" calcext:value-type="string">
            <text:p>Dashboard.vue:211 1726</text:p>
          </table:table-cell>
          <table:table-cell office:value-type="string" calcext:value-type="string">
            <text:p>Dashboard.vue:211 1187</text:p>
          </table:table-cell>
          <table:table-cell/>
          <table:table-cell office:value-type="string" calcext:value-type="string">
            <text:p>Dashboard.vue:211 38446</text:p>
          </table:table-cell>
          <table:table-cell office:value-type="string" calcext:value-type="string">
            <text:p>Dashboard.vue:211 46577</text:p>
          </table:table-cell>
          <table:table-cell office:value-type="string" calcext:value-type="string">
            <text:p>Dashboard.vue:211 61037</text:p>
          </table:table-cell>
          <table:table-cell office:value-type="string" calcext:value-type="string">
            <text:p>Dashboard.vue:211 55615</text:p>
          </table:table-cell>
          <table:table-cell office:value-type="string" calcext:value-type="string">
            <text:p>Dashboard.vue:211 57368</text:p>
          </table:table-cell>
          <table:table-cell office:value-type="string" calcext:value-type="string">
            <text:p>Dashboard.vue:211 62523</text:p>
          </table:table-cell>
          <table:table-cell/>
          <table:table-cell office:value-type="string" calcext:value-type="string">
            <text:p>Dashboard.vue:211 586</text:p>
          </table:table-cell>
          <table:table-cell office:value-type="string" calcext:value-type="string">
            <text:p>Dashboard.vue:219 tumpukan yang belum diterima : 8</text:p>
          </table:table-cell>
          <table:table-cell office:value-type="string" calcext:value-type="string">
            <text:p>Dashboard.vue:211 1528</text:p>
          </table:table-cell>
          <table:table-cell office:value-type="string" calcext:value-type="string">
            <text:p>Dashboard.vue:211 1333</text:p>
          </table:table-cell>
          <table:table-cell office:value-type="string" calcext:value-type="string">
            <text:p>Dashboard.vue:211 1198</text:p>
          </table:table-cell>
          <table:table-cell office:value-type="string" calcext:value-type="string">
            <text:p>Dashboard.vue:211 1639</text:p>
          </table:table-cell>
        </table:table-row>
        <table:table-row table:style-name="ro1">
          <table:table-cell/>
          <table:table-cell office:value-type="string" calcext:value-type="string">
            <text:p>Dashboard.vue:220 (26) ["2019-07-23T13:19:23.671Z", "2019-07-23T13:19:24.271Z", "2019-07-23T13:19:24.470Z", "2019-07-23T13:19:24.571Z", "2019-07-23T13:19:24.671Z", "2019-07-23T13:19:24.771Z", "2019-07-23T13:19:26.671Z", "2019-07-23T13:19:26.771Z", "2019-07-23T13:19:26.872Z", "2019-07-23T13:19:26.971Z", "2019-07-23T13:19:27.070Z", "2019-07-23T13:19:27.171Z", "2019-07-23T13:19:27.271Z", "2019-07-23T13:19:27.370Z", "2019-07-23T13:19:27.470Z", "2019-07-23T13:19:27.571Z", "2019-07-23T13:19:27.671Z", "2019-07-23T13:19:27.770Z", "2019-07-23T13:19:27.871Z", "2019-07-23T13:19:27.971Z", "2019-07-23T13:19:28.070Z", "2019-07-23T13:19:28.171Z", "2019-07-23T13:19:28.271Z", "2019-07-23T13:19:28.370Z", "2019-07-23T13:19:28.481Z", "2019-07-23T13:19:28.571Z"]</text:p>
          </table:table-cell>
          <table:table-cell office:value-type="string" calcext:value-type="string">
            <text:p>Dashboard.vue:212 2019-07-23T13:25:40.375Z</text:p>
          </table:table-cell>
          <table:table-cell office:value-type="string" calcext:value-type="string">
            <text:p>Dashboard.vue:212 2019-07-23T13:29:04.091Z</text:p>
          </table:table-cell>
          <table:table-cell office:value-type="string" calcext:value-type="string">
            <text:p>Dashboard.vue:212 2019-07-23T13:32:40.625Z</text:p>
          </table:table-cell>
          <table:table-cell office:value-type="string" calcext:value-type="string">
            <text:p>Dashboard.vue:212 2019-07-23T13:35:03.799Z</text:p>
          </table:table-cell>
          <table:table-cell office:value-type="string" calcext:value-type="string">
            <text:p>Dashboard.vue:212 2019-07-23T13:38:37.432Z</text:p>
          </table:table-cell>
          <table:table-cell/>
          <table:table-cell office:value-type="string" calcext:value-type="string">
            <text:p>Dashboard.vue:212 2019-07-23T13:42:22.562Z</text:p>
          </table:table-cell>
          <table:table-cell office:value-type="string" calcext:value-type="string">
            <text:p>Dashboard.vue:220 (8) ["2019-07-23T13:43:08.894Z", "2019-07-23T13:43:08.990Z", "2019-07-23T13:43:08.995Z", "2019-07-23T13:43:09.050Z", "2019-07-23T13:43:09.094Z", "2019-07-23T13:43:09.167Z", "2019-07-23T13:43:09.194Z", "2019-07-23T13:43:09.244Z"]</text:p>
          </table:table-cell>
          <table:table-cell office:value-type="string" calcext:value-type="string">
            <text:p>Dashboard.vue:212 2019-07-23T13:43:53.984Z</text:p>
          </table:table-cell>
          <table:table-cell office:value-type="string" calcext:value-type="string">
            <text:p>Dashboard.vue:212 2019-07-23T13:44:46.017Z</text:p>
          </table:table-cell>
          <table:table-cell office:value-type="string" calcext:value-type="string">
            <text:p>Dashboard.vue:212 2019-07-23T13:45:33.295Z</text:p>
          </table:table-cell>
          <table:table-cell office:value-type="string" calcext:value-type="string">
            <text:p>Dashboard.vue:212 2019-07-23T13:46:20.516Z</text:p>
          </table:table-cell>
          <table:table-cell/>
          <table:table-cell office:value-type="string" calcext:value-type="string">
            <text:p>Dashboard.vue:212 2019-07-23T12:44:15.405Z</text:p>
          </table:table-cell>
          <table:table-cell office:value-type="string" calcext:value-type="string">
            <text:p>Dashboard.vue:212 2019-07-23T12:50:48.698Z</text:p>
          </table:table-cell>
          <table:table-cell office:value-type="string" calcext:value-type="string">
            <text:p>Dashboard.vue:212 2019-07-23T13:00:01.324Z</text:p>
          </table:table-cell>
          <table:table-cell office:value-type="string" calcext:value-type="string">
            <text:p>Dashboard.vue:212 2019-07-23T13:06:31.389Z</text:p>
          </table:table-cell>
          <table:table-cell office:value-type="string" calcext:value-type="string">
            <text:p>Dashboard.vue:212 2019-07-23T13:12:57.324Z</text:p>
          </table:table-cell>
          <table:table-cell office:value-type="string" calcext:value-type="string">
            <text:p>Dashboard.vue:212 2019-07-23T13:21:35.315Z</text:p>
          </table:table-cell>
          <table:table-cell/>
          <table:table-cell office:value-type="string" calcext:value-type="string">
            <text:p>Dashboard.vue:212 2019-07-23T12:20:21.954Z</text:p>
          </table:table-cell>
          <table:table-cell office:value-type="string" calcext:value-type="string">
            <text:p>Dashboard.vue:220 (8) ["2019-07-23T12:24:13.416Z", "2019-07-23T12:24:13.471Z", "2019-07-23T12:24:13.515Z", "2019-07-23T12:24:13.571Z", "2019-07-23T12:24:13.615Z", "2019-07-23T12:24:13.681Z", "2019-07-23T12:24:13.716Z", "2019-07-23T12:24:13.765Z"]</text:p>
          </table:table-cell>
          <table:table-cell office:value-type="string" calcext:value-type="string">
            <text:p>Dashboard.vue:212 2019-07-23T12:25:07.271Z</text:p>
          </table:table-cell>
          <table:table-cell office:value-type="string" calcext:value-type="string">
            <text:p>Dashboard.vue:212 2019-07-23T12:25:58.487Z</text:p>
          </table:table-cell>
          <table:table-cell office:value-type="string" calcext:value-type="string">
            <text:p>Dashboard.vue:212 2019-07-23T12:26:34.294Z</text:p>
          </table:table-cell>
          <table:table-cell office:value-type="string" calcext:value-type="string">
            <text:p>Dashboard.vue:212 2019-07-23T12:27:08.318Z</text:p>
          </table:table-cell>
        </table:table-row>
        <table:table-row table:style-name="ro1">
          <table:table-cell/>
          <table:table-cell office:value-type="string" calcext:value-type="string">
            <text:p>Dashboard.vue:211 10857</text:p>
          </table:table-cell>
          <table:table-cell table:number-columns-repeated="5" office:value-type="string" calcext:value-type="string">
            <text:p>Dashboard.vue:219 tumpukan yang belum diterima : 26</text:p>
          </table:table-cell>
          <table:table-cell/>
          <table:table-cell office:value-type="string" calcext:value-type="string">
            <text:p>Dashboard.vue:219 tumpukan yang belum diterima : 5</text:p>
          </table:table-cell>
          <table:table-cell office:value-type="string" calcext:value-type="string">
            <text:p>Dashboard.vue:211 600</text:p>
          </table:table-cell>
          <table:table-cell table:number-columns-repeated="4" office:value-type="string" calcext:value-type="string">
            <text:p>Dashboard.vue:219 tumpukan yang belum diterima : 26</text:p>
          </table:table-cell>
          <table:table-cell/>
          <table:table-cell table:number-columns-repeated="6" office:value-type="string" calcext:value-type="string">
            <text:p>Dashboard.vue:219 tumpukan yang belum diterima : 26</text:p>
          </table:table-cell>
          <table:table-cell/>
          <table:table-cell office:value-type="string" calcext:value-type="string">
            <text:p>Dashboard.vue:219 tumpukan yang belum diterima : 4</text:p>
          </table:table-cell>
          <table:table-cell office:value-type="string" calcext:value-type="string">
            <text:p>Dashboard.vue:211 1307</text:p>
          </table:table-cell>
          <table:table-cell table:number-columns-repeated="4" office:value-type="string" calcext:value-type="string">
            <text:p>Dashboard.vue:219 tumpukan yang belum diterima : 26</text:p>
          </table:table-cell>
        </table:table-row>
        <table:table-row table:style-name="ro1">
          <table:table-cell/>
          <table:table-cell office:value-type="string" calcext:value-type="string">
            <text:p>Dashboard.vue:212 2019-07-23T13:19:26.671Z</text:p>
          </table:table-cell>
          <table:table-cell office:value-type="string" calcext:value-type="string">
            <text:p>Dashboard.vue:220 (26) ["2019-07-23T13:25:38.275Z", "2019-07-23T13:25:38.524Z", "2019-07-23T13:25:38.574Z", "2019-07-23T13:25:38.624Z", "2019-07-23T13:25:38.674Z", "2019-07-23T13:25:38.724Z", "2019-07-23T13:25:38.774Z", "2019-07-23T13:25:38.824Z", "2019-07-23T13:25:38.874Z", "2019-07-23T13:25:38.924Z", "2019-07-23T13:25:38.975Z", "2019-07-23T13:25:39.024Z", "2019-07-23T13:25:39.074Z", "2019-07-23T13:25:39.124Z", "2019-07-23T13:25:39.173Z", "2019-07-23T13:25:39.224Z", "2019-07-23T13:25:39.274Z", "2019-07-23T13:25:39.324Z", "2019-07-23T13:25:39.375Z", "2019-07-23T13:25:40.424Z", "2019-07-23T13:25:40.475Z", "2019-07-23T13:25:40.524Z", "2019-07-23T13:25:40.574Z", "2019-07-23T13:25:40.624Z", "2019-07-23T13:25:40.674Z", "2019-07-23T13:25:40.724Z"]</text:p>
          </table:table-cell>
          <table:table-cell office:value-type="string" calcext:value-type="string">
            <text:p>Dashboard.vue:220 (26) ["2019-07-23T13:29:03.861Z", "2019-07-23T13:29:04.111Z", "2019-07-23T13:29:04.120Z", "2019-07-23T13:29:04.131Z", "2019-07-23T13:29:04.141Z", "2019-07-23T13:29:04.151Z", "2019-07-23T13:29:04.161Z", "2019-07-23T13:29:04.171Z", "2019-07-23T13:29:04.181Z", "2019-07-23T13:29:04.190Z", "2019-07-23T13:29:04.201Z", "2019-07-23T13:29:04.210Z", "2019-07-23T13:29:04.220Z", "2019-07-23T13:29:04.231Z", "2019-07-23T13:29:04.240Z", "2019-07-23T13:29:04.251Z", "2019-07-23T13:29:04.260Z", "2019-07-23T13:29:04.270Z", "2019-07-23T13:29:04.281Z", "2019-07-23T13:29:04.291Z", "2019-07-23T13:29:04.301Z", "2019-07-23T13:29:04.311Z", "2019-07-23T13:29:04.320Z", "2019-07-23T13:29:04.331Z", "2019-07-23T13:29:04.340Z", "2019-07-23T13:29:04.350Z"]</text:p>
          </table:table-cell>
          <table:table-cell office:value-type="string" calcext:value-type="string">
            <text:p>Dashboard.vue:220 (26) ["2019-07-23T13:32:40.507Z", "2019-07-23T13:32:40.631Z", "2019-07-23T13:32:40.636Z", "2019-07-23T13:32:40.641Z", "2019-07-23T13:32:40.646Z", "2019-07-23T13:32:40.651Z", "2019-07-23T13:32:40.656Z", "2019-07-23T13:32:40.661Z", "2019-07-23T13:32:40.665Z", "2019-07-23T13:32:40.671Z", "2019-07-23T13:32:40.676Z", "2019-07-23T13:32:40.681Z", "2019-07-23T13:32:40.686Z", "2019-07-23T13:32:40.690Z", "2019-07-23T13:32:40.700Z", "2019-07-23T13:32:40.703Z", "2019-07-23T13:32:40.707Z", "2019-07-23T13:32:40.711Z", "2019-07-23T13:32:40.716Z", "2019-07-23T13:32:40.722Z", "2019-07-23T13:32:40.726Z", "2019-07-23T13:32:40.730Z", "2019-07-23T13:32:40.736Z", "2019-07-23T13:32:40.741Z", "2019-07-23T13:32:40.745Z", "2019-07-23T13:32:40.750Z"]</text:p>
          </table:table-cell>
          <table:table-cell office:value-type="string" calcext:value-type="string">
            <text:p>Dashboard.vue:220 (26) ["2019-07-23T13:35:03.700Z", "2019-07-23T13:35:03.795Z", "2019-07-23T13:35:03.803Z", "2019-07-23T13:35:03.807Z", "2019-07-23T13:35:03.811Z", "2019-07-23T13:35:03.815Z", "2019-07-23T13:35:03.819Z", "2019-07-23T13:35:03.824Z", "2019-07-23T13:35:03.827Z", "2019-07-23T13:35:03.831Z", "2019-07-23T13:35:03.835Z", "2019-07-23T13:35:03.839Z", "2019-07-23T13:35:03.843Z", "2019-07-23T13:35:03.847Z", "2019-07-23T13:35:03.851Z", "2019-07-23T13:35:03.855Z", "2019-07-23T13:35:03.859Z", "2019-07-23T13:35:03.863Z", "2019-07-23T13:35:03.867Z", "2019-07-23T13:35:03.871Z", "2019-07-23T13:35:03.875Z", "2019-07-23T13:35:03.879Z", "2019-07-23T13:35:03.883Z", "2019-07-23T13:35:03.887Z", "2019-07-23T13:35:03.891Z", "2019-07-23T13:35:03.895Z"]</text:p>
          </table:table-cell>
          <table:table-cell office:value-type="string" calcext:value-type="string">
            <text:p>Dashboard.vue:220 (26) ["2019-07-23T13:38:37.339Z", "2019-07-23T13:38:37.443Z", "2019-07-23T13:38:37.445Z", "2019-07-23T13:38:37.448Z", "2019-07-23T13:38:37.452Z", "2019-07-23T13:38:37.456Z", "2019-07-23T13:38:37.461Z", "2019-07-23T13:38:37.465Z", "2019-07-23T13:38:37.468Z", "2019-07-23T13:38:37.473Z", "2019-07-23T13:38:37.476Z", "2019-07-23T13:38:37.480Z", "2019-07-23T13:38:37.484Z", "2019-07-23T13:38:37.489Z", "2019-07-23T13:38:37.492Z", "2019-07-23T13:38:37.496Z", "2019-07-23T13:38:37.500Z", "2019-07-23T13:38:37.504Z", "2019-07-23T13:38:37.509Z", "2019-07-23T13:38:37.518Z", "2019-07-23T13:38:37.520Z", "2019-07-23T13:38:37.526Z", "2019-07-23T13:38:37.528Z", "2019-07-23T13:38:37.533Z", "2019-07-23T13:38:37.537Z", "2019-07-23T13:38:37.541Z"]</text:p>
          </table:table-cell>
          <table:table-cell/>
          <table:table-cell office:value-type="string" calcext:value-type="string">
            <text:p>Dashboard.vue:220 (5) ["2019-07-23T13:42:22.670Z", "2019-07-23T13:42:22.762Z", "2019-07-23T13:42:22.863Z", "2019-07-23T13:42:22.963Z", "2019-07-23T13:42:23.063Z"]</text:p>
          </table:table-cell>
          <table:table-cell office:value-type="string" calcext:value-type="string">
            <text:p>Dashboard.vue:212 2019-07-23T13:43:08.894Z</text:p>
          </table:table-cell>
          <table:table-cell office:value-type="string" calcext:value-type="string">
            <text:p>Dashboard.vue:220 (26) ["2019-07-23T13:43:53.994Z", "2019-07-23T13:43:54.004Z", "2019-07-23T13:43:54.014Z", "2019-07-23T13:43:54.024Z", "2019-07-23T13:43:54.034Z", "2019-07-23T13:43:54.044Z", "2019-07-23T13:43:54.054Z", "2019-07-23T13:43:54.063Z", "2019-07-23T13:43:54.074Z", "2019-07-23T13:43:54.084Z", "2019-07-23T13:43:54.093Z", "2019-07-23T13:43:54.103Z", "2019-07-23T13:43:54.114Z", "2019-07-23T13:43:54.124Z", "2019-07-23T13:43:54.134Z", "2019-07-23T13:43:54.143Z", "2019-07-23T13:43:54.154Z", "2019-07-23T13:43:54.164Z", "2019-07-23T13:43:54.174Z", "2019-07-23T13:43:54.184Z", "2019-07-23T13:43:54.194Z", "2019-07-23T13:43:54.204Z", "2019-07-23T13:43:54.214Z", "2019-07-23T13:43:54.223Z", "2019-07-23T13:43:54.233Z", "2019-07-23T13:43:54.244Z"]</text:p>
          </table:table-cell>
          <table:table-cell office:value-type="string" calcext:value-type="string">
            <text:p>Dashboard.vue:220 (26) ["2019-07-23T13:44:46.021Z", "2019-07-23T13:44:46.026Z", "2019-07-23T13:44:46.032Z", "2019-07-23T13:44:46.037Z", "2019-07-23T13:44:46.042Z", "2019-07-23T13:44:46.047Z", "2019-07-23T13:44:46.052Z", "2019-07-23T13:44:46.057Z", "2019-07-23T13:44:46.062Z", "2019-07-23T13:44:46.067Z", "2019-07-23T13:44:46.071Z", "2019-07-23T13:44:46.076Z", "2019-07-23T13:44:46.082Z", "2019-07-23T13:44:46.087Z", "2019-07-23T13:44:46.092Z", "2019-07-23T13:44:46.096Z", "2019-07-23T13:44:46.102Z", "2019-07-23T13:44:46.107Z", "2019-07-23T13:44:46.111Z", "2019-07-23T13:44:46.116Z", "2019-07-23T13:44:46.122Z", "2019-07-23T13:44:46.126Z", "2019-07-23T13:44:46.132Z", "2019-07-23T13:44:46.136Z", "2019-07-23T13:44:46.143Z", "2019-07-23T13:44:46.147Z"]</text:p>
          </table:table-cell>
          <table:table-cell office:value-type="string" calcext:value-type="string">
            <text:p>Dashboard.vue:220 (26) ["2019-07-23T13:45:33.298Z", "2019-07-23T13:45:33.303Z", "2019-07-23T13:45:33.307Z", "2019-07-23T13:45:33.311Z", "2019-07-23T13:45:33.315Z", "2019-07-23T13:45:33.319Z", "2019-07-23T13:45:33.323Z", "2019-07-23T13:45:33.327Z", "2019-07-23T13:45:33.330Z", "2019-07-23T13:45:33.335Z", "2019-07-23T13:45:33.339Z", "2019-07-23T13:45:33.343Z", "2019-07-23T13:45:33.346Z", "2019-07-23T13:45:33.351Z", "2019-07-23T13:45:33.355Z", "2019-07-23T13:45:33.358Z", "2019-07-23T13:45:33.363Z", "2019-07-23T13:45:33.367Z", "2019-07-23T13:45:33.371Z", "2019-07-23T13:45:33.375Z", "2019-07-23T13:45:33.379Z", "2019-07-23T13:45:33.383Z", "2019-07-23T13:45:33.387Z", "2019-07-23T13:45:33.391Z", "2019-07-23T13:45:33.395Z", "2019-07-23T13:45:33.399Z"]</text:p>
          </table:table-cell>
          <table:table-cell office:value-type="string" calcext:value-type="string">
            <text:p>Dashboard.vue:220 (26) ["2019-07-23T13:46:20.520Z", "2019-07-23T13:46:20.524Z", "2019-07-23T13:46:20.528Z", "2019-07-23T13:46:20.532Z", "2019-07-23T13:46:20.535Z", "2019-07-23T13:46:20.539Z", "2019-07-23T13:46:20.544Z", "2019-07-23T13:46:20.548Z", "2019-07-23T13:46:20.551Z", "2019-07-23T13:46:20.556Z", "2019-07-23T13:46:20.559Z", "2019-07-23T13:46:20.564Z", "2019-07-23T13:46:20.568Z", "2019-07-23T13:46:20.573Z", "2019-07-23T13:46:20.576Z", "2019-07-23T13:46:20.580Z", "2019-07-23T13:46:20.584Z", "2019-07-23T13:46:20.587Z", "2019-07-23T13:46:20.591Z", "2019-07-23T13:46:20.596Z", "2019-07-23T13:46:20.599Z", "2019-07-23T13:46:20.604Z", "2019-07-23T13:46:20.608Z", "2019-07-23T13:46:20.613Z", "2019-07-23T13:46:20.616Z", "2019-07-23T13:46:20.622Z"]</text:p>
          </table:table-cell>
          <table:table-cell/>
          <table:table-cell office:value-type="string" calcext:value-type="string">
            <text:p>Dashboard.vue:220 (26) ["2019-07-23T12:44:11.405Z", "2019-07-23T12:44:11.505Z", "2019-07-23T12:44:11.906Z", "2019-07-23T12:44:12.005Z", "2019-07-23T12:44:12.105Z", "2019-07-23T12:44:12.205Z", "2019-07-23T12:44:12.305Z", "2019-07-23T12:44:12.405Z", "2019-07-23T12:44:12.505Z", "2019-07-23T12:44:12.605Z", "2019-07-23T12:44:12.705Z", "2019-07-23T12:44:12.805Z", "2019-07-23T12:44:12.905Z", "2019-07-23T12:44:13.005Z", "2019-07-23T12:44:13.105Z", "2019-07-23T12:44:13.205Z", "2019-07-23T12:44:13.305Z", "2019-07-23T12:44:15.505Z", "2019-07-23T12:44:15.605Z", "2019-07-23T12:44:15.705Z", "2019-07-23T12:44:15.805Z", "2019-07-23T12:44:15.904Z", "2019-07-23T12:44:16.005Z", "2019-07-23T12:44:16.105Z", "2019-07-23T12:44:16.205Z", "2019-07-23T12:44:16.305Z"]</text:p>
          </table:table-cell>
          <table:table-cell office:value-type="string" calcext:value-type="string">
            <text:p>Dashboard.vue:220 (26) ["2019-07-23T12:50:46.248Z", "2019-07-23T12:50:46.347Z", "2019-07-23T12:50:46.397Z", "2019-07-23T12:50:46.447Z", "2019-07-23T12:50:46.498Z", "2019-07-23T12:50:46.548Z", "2019-07-23T12:50:46.597Z", "2019-07-23T12:50:46.647Z", "2019-07-23T12:50:46.697Z", "2019-07-23T12:50:46.748Z", "2019-07-23T12:50:46.797Z", "2019-07-23T12:50:46.847Z", "2019-07-23T12:50:46.898Z", "2019-07-23T12:50:46.948Z", "2019-07-23T12:50:46.998Z", "2019-07-23T12:50:47.047Z", "2019-07-23T12:50:47.098Z", "2019-07-23T12:50:47.147Z", "2019-07-23T12:50:47.198Z", "2019-07-23T12:50:47.248Z", "2019-07-23T12:50:47.297Z", "2019-07-23T12:50:47.347Z", "2019-07-23T12:50:47.398Z", "2019-07-23T12:50:47.447Z", "2019-07-23T12:50:47.497Z", "2019-07-23T12:50:47.548Z"]</text:p>
          </table:table-cell>
          <table:table-cell office:value-type="string" calcext:value-type="string">
            <text:p>Dashboard.vue:220 (26) ["2019-07-23T13:00:01.075Z", "2019-07-23T13:00:01.084Z", "2019-07-23T13:00:01.334Z", "2019-07-23T13:00:01.344Z", "2019-07-23T13:00:01.355Z", "2019-07-23T13:00:01.364Z", "2019-07-23T13:00:01.375Z", "2019-07-23T13:00:01.384Z", "2019-07-23T13:00:01.394Z", "2019-07-23T13:00:01.404Z", "2019-07-23T13:00:01.414Z", "2019-07-23T13:00:01.425Z", "2019-07-23T13:00:01.435Z", "2019-07-23T13:00:01.444Z", "2019-07-23T13:00:01.454Z", "2019-07-23T13:00:01.464Z", "2019-07-23T13:00:01.474Z", "2019-07-23T13:00:01.484Z", "2019-07-23T13:00:01.495Z", "2019-07-23T13:00:01.504Z", "2019-07-23T13:00:01.514Z", "2019-07-23T13:00:01.524Z", "2019-07-23T13:00:01.535Z", "2019-07-23T13:00:01.544Z", "2019-07-23T13:00:01.554Z", "2019-07-23T13:00:01.565Z"]</text:p>
          </table:table-cell>
          <table:table-cell office:value-type="string" calcext:value-type="string">
            <text:p>Dashboard.vue:220 (26) ["2019-07-23T13:06:31.270Z", "2019-07-23T13:06:31.395Z", "2019-07-23T13:06:31.399Z", "2019-07-23T13:06:31.404Z", "2019-07-23T13:06:31.409Z", "2019-07-23T13:06:31.413Z", "2019-07-23T13:06:31.418Z", "2019-07-23T13:06:31.424Z", "2019-07-23T13:06:31.429Z", "2019-07-23T13:06:31.434Z", "2019-07-23T13:06:31.444Z", "2019-07-23T13:06:31.445Z", "2019-07-23T13:06:31.450Z", "2019-07-23T13:06:31.456Z", "2019-07-23T13:06:31.460Z", "2019-07-23T13:06:31.464Z", "2019-07-23T13:06:31.469Z", "2019-07-23T13:06:31.474Z", "2019-07-23T13:06:31.479Z", "2019-07-23T13:06:31.484Z", "2019-07-23T13:06:31.489Z", "2019-07-23T13:06:31.494Z", "2019-07-23T13:06:31.499Z", "2019-07-23T13:06:31.504Z", "2019-07-23T13:06:31.510Z", "2019-07-23T13:06:31.514Z"]</text:p>
          </table:table-cell>
          <table:table-cell office:value-type="string" calcext:value-type="string">
            <text:p>Dashboard.vue:220 (26) ["2019-07-23T13:12:57.222Z", "2019-07-23T13:12:57.328Z", "2019-07-23T13:12:57.332Z", "2019-07-23T13:12:57.334Z", "2019-07-23T13:12:57.338Z", "2019-07-23T13:12:57.343Z", "2019-07-23T13:12:57.346Z", "2019-07-23T13:12:57.350Z", "2019-07-23T13:12:57.355Z", "2019-07-23T13:12:57.358Z", "2019-07-23T13:12:57.364Z", "2019-07-23T13:12:57.366Z", "2019-07-23T13:12:57.370Z", "2019-07-23T13:12:57.374Z", "2019-07-23T13:12:57.379Z", "2019-07-23T13:12:57.381Z", "2019-07-23T13:12:57.386Z", "2019-07-23T13:12:57.390Z", "2019-07-23T13:12:57.393Z", "2019-07-23T13:12:57.399Z", "2019-07-23T13:12:57.402Z", "2019-07-23T13:12:57.407Z", "2019-07-23T13:12:57.409Z", "2019-07-23T13:12:57.420Z", "2019-07-23T13:12:57.426Z", "2019-07-23T13:12:57.430Z"]</text:p>
          </table:table-cell>
          <table:table-cell office:value-type="string" calcext:value-type="string">
            <text:p>Dashboard.vue:220 (26) ["2019-07-23T13:21:35.218Z", "2019-07-23T13:21:35.222Z", "2019-07-23T13:21:35.319Z", "2019-07-23T13:21:35.323Z", "2019-07-23T13:21:35.327Z", "2019-07-23T13:21:35.331Z", "2019-07-23T13:21:35.336Z", "2019-07-23T13:21:35.339Z", "2019-07-23T13:21:35.343Z", "2019-07-23T13:21:35.347Z", "2019-07-23T13:21:35.352Z", "2019-07-23T13:21:35.356Z", "2019-07-23T13:21:35.360Z", "2019-07-23T13:21:35.364Z", "2019-07-23T13:21:35.367Z", "2019-07-23T13:21:35.371Z", "2019-07-23T13:21:35.376Z", "2019-07-23T13:21:35.380Z", "2019-07-23T13:21:35.383Z", "2019-07-23T13:21:35.387Z", "2019-07-23T13:21:35.392Z", "2019-07-23T13:21:35.395Z", "2019-07-23T13:21:35.400Z", "2019-07-23T13:21:35.404Z", "2019-07-23T13:21:35.407Z", "2019-07-23T13:21:35.412Z"]</text:p>
          </table:table-cell>
          <table:table-cell/>
          <table:table-cell office:value-type="string" calcext:value-type="string">
            <text:p>Dashboard.vue:220 (4) ["2019-07-23T12:20:22.053Z", "2019-07-23T12:20:22.153Z", "2019-07-23T12:20:22.253Z", "2019-07-23T12:20:22.353Z"]</text:p>
          </table:table-cell>
          <table:table-cell office:value-type="string" calcext:value-type="string">
            <text:p>Dashboard.vue:212 2019-07-23T12:24:13.416Z</text:p>
          </table:table-cell>
          <table:table-cell office:value-type="string" calcext:value-type="string">
            <text:p>Dashboard.vue:220 (26) ["2019-07-23T12:25:07.281Z", "2019-07-23T12:25:07.291Z", "2019-07-23T12:25:07.301Z", "2019-07-23T12:25:07.312Z", "2019-07-23T12:25:07.321Z", "2019-07-23T12:25:07.331Z", "2019-07-23T12:25:07.341Z", "2019-07-23T12:25:07.351Z", "2019-07-23T12:25:07.361Z", "2019-07-23T12:25:07.372Z", "2019-07-23T12:25:07.381Z", "2019-07-23T12:25:07.391Z", "2019-07-23T12:25:07.402Z", "2019-07-23T12:25:07.411Z", "2019-07-23T12:25:07.421Z", "2019-07-23T12:25:07.431Z", "2019-07-23T12:25:07.441Z", "2019-07-23T12:25:07.452Z", "2019-07-23T12:25:07.461Z", "2019-07-23T12:25:07.471Z", "2019-07-23T12:25:07.481Z", "2019-07-23T12:25:07.491Z", "2019-07-23T12:25:07.501Z", "2019-07-23T12:25:07.512Z", "2019-07-23T12:25:07.521Z", "2019-07-23T12:25:07.532Z"]</text:p>
          </table:table-cell>
          <table:table-cell office:value-type="string" calcext:value-type="string">
            <text:p>Dashboard.vue:220 (26) ["2019-07-23T12:25:58.492Z", "2019-07-23T12:25:58.498Z", "2019-07-23T12:25:58.502Z", "2019-07-23T12:25:58.507Z", "2019-07-23T12:25:58.513Z", "2019-07-23T12:25:58.517Z", "2019-07-23T12:25:58.523Z", "2019-07-23T12:25:58.527Z", "2019-07-23T12:25:58.532Z", "2019-07-23T12:25:58.537Z", "2019-07-23T12:25:58.543Z", "2019-07-23T12:25:58.548Z", "2019-07-23T12:25:58.552Z", "2019-07-23T12:25:58.557Z", "2019-07-23T12:25:58.562Z", "2019-07-23T12:25:58.567Z", "2019-07-23T12:25:58.572Z", "2019-07-23T12:25:58.577Z", "2019-07-23T12:25:58.582Z", "2019-07-23T12:25:58.588Z", "2019-07-23T12:25:58.592Z", "2019-07-23T12:25:58.597Z", "2019-07-23T12:25:58.602Z", "2019-07-23T12:25:58.608Z", "2019-07-23T12:25:58.613Z", "2019-07-23T12:25:58.618Z"]</text:p>
          </table:table-cell>
          <table:table-cell office:value-type="string" calcext:value-type="string">
            <text:p>Dashboard.vue:220 (26) ["2019-07-23T12:26:34.297Z", "2019-07-23T12:26:34.302Z", "2019-07-23T12:26:34.306Z", "2019-07-23T12:26:34.309Z", "2019-07-23T12:26:34.313Z", "2019-07-23T12:26:34.318Z", "2019-07-23T12:26:34.322Z", "2019-07-23T12:26:34.326Z", "2019-07-23T12:26:34.329Z", "2019-07-23T12:26:34.333Z", "2019-07-23T12:26:34.337Z", "2019-07-23T12:26:34.342Z", "2019-07-23T12:26:34.346Z", "2019-07-23T12:26:34.350Z", "2019-07-23T12:26:34.354Z", "2019-07-23T12:26:34.357Z", "2019-07-23T12:26:34.361Z", "2019-07-23T12:26:34.366Z", "2019-07-23T12:26:34.369Z", "2019-07-23T12:26:34.373Z", "2019-07-23T12:26:34.378Z", "2019-07-23T12:26:34.382Z", "2019-07-23T12:26:34.386Z", "2019-07-23T12:26:34.390Z", "2019-07-23T12:26:34.393Z", "2019-07-23T12:26:34.398Z"]</text:p>
          </table:table-cell>
          <table:table-cell office:value-type="string" calcext:value-type="string">
            <text:p>Dashboard.vue:220 (26) ["2019-07-23T12:27:08.323Z", "2019-07-23T12:27:08.327Z", "2019-07-23T12:27:08.331Z", "2019-07-23T12:27:08.334Z", "2019-07-23T12:27:08.339Z", "2019-07-23T12:27:08.342Z", "2019-07-23T12:27:08.346Z", "2019-07-23T12:27:08.350Z", "2019-07-23T12:27:08.354Z", "2019-07-23T12:27:08.359Z", "2019-07-23T12:27:08.362Z", "2019-07-23T12:27:08.366Z", "2019-07-23T12:27:08.370Z", "2019-07-23T12:27:08.375Z", "2019-07-23T12:27:08.379Z", "2019-07-23T12:27:08.382Z", "2019-07-23T12:27:08.387Z", "2019-07-23T12:27:08.391Z", "2019-07-23T12:27:08.395Z", "2019-07-23T12:27:08.399Z", "2019-07-23T12:27:08.402Z", "2019-07-23T12:27:08.406Z", "2019-07-23T12:27:08.410Z", "2019-07-23T12:27:08.415Z", "2019-07-23T12:27:08.418Z", "2019-07-23T12:27:08.422Z"]</text:p>
          </table:table-cell>
        </table:table-row>
        <table:table-row table:style-name="ro1">
          <table:table-cell/>
          <table:table-cell office:value-type="string" calcext:value-type="string">
            <text:p>Dashboard.vue:219 tumpukan yang belum diterima : 25</text:p>
          </table:table-cell>
          <table:table-cell office:value-type="string" calcext:value-type="string">
            <text:p>Dashboard.vue:211 14954</text:p>
          </table:table-cell>
          <table:table-cell office:value-type="string" calcext:value-type="string">
            <text:p>Dashboard.vue:211 26875</text:p>
          </table:table-cell>
          <table:table-cell office:value-type="string" calcext:value-type="string">
            <text:p>Dashboard.vue:211 25414</text:p>
          </table:table-cell>
          <table:table-cell office:value-type="string" calcext:value-type="string">
            <text:p>Dashboard.vue:211 25544</text:p>
          </table:table-cell>
          <table:table-cell office:value-type="string" calcext:value-type="string">
            <text:p>Dashboard.vue:211 25956</text:p>
          </table:table-cell>
          <table:table-cell/>
          <table:table-cell office:value-type="string" calcext:value-type="string">
            <text:p>Dashboard.vue:211 551</text:p>
          </table:table-cell>
          <table:table-cell office:value-type="string" calcext:value-type="string">
            <text:p>Dashboard.vue:219 tumpukan yang belum diterima : 7</text:p>
          </table:table-cell>
          <table:table-cell office:value-type="string" calcext:value-type="string">
            <text:p>Dashboard.vue:211 1062</text:p>
          </table:table-cell>
          <table:table-cell office:value-type="string" calcext:value-type="string">
            <text:p>Dashboard.vue:211 1613</text:p>
          </table:table-cell>
          <table:table-cell office:value-type="string" calcext:value-type="string">
            <text:p>Dashboard.vue:211 1728</text:p>
          </table:table-cell>
          <table:table-cell office:value-type="string" calcext:value-type="string">
            <text:p>Dashboard.vue:211 1225</text:p>
          </table:table-cell>
          <table:table-cell/>
          <table:table-cell office:value-type="string" calcext:value-type="string">
            <text:p>Dashboard.vue:211 42561</text:p>
          </table:table-cell>
          <table:table-cell office:value-type="string" calcext:value-type="string">
            <text:p>Dashboard.vue:211 49140</text:p>
          </table:table-cell>
          <table:table-cell office:value-type="string" calcext:value-type="string">
            <text:p>Dashboard.vue:211 61031</text:p>
          </table:table-cell>
          <table:table-cell office:value-type="string" calcext:value-type="string">
            <text:p>Dashboard.vue:211 56413</text:p>
          </table:table-cell>
          <table:table-cell office:value-type="string" calcext:value-type="string">
            <text:p>Dashboard.vue:211 57862</text:p>
          </table:table-cell>
          <table:table-cell office:value-type="string" calcext:value-type="string">
            <text:p>Dashboard.vue:211 63955</text:p>
          </table:table-cell>
          <table:table-cell/>
          <table:table-cell office:value-type="string" calcext:value-type="string">
            <text:p>Dashboard.vue:211 511</text:p>
          </table:table-cell>
          <table:table-cell office:value-type="string" calcext:value-type="string">
            <text:p>Dashboard.vue:219 tumpukan yang belum diterima : 7</text:p>
          </table:table-cell>
          <table:table-cell office:value-type="string" calcext:value-type="string">
            <text:p>Dashboard.vue:211 1525</text:p>
          </table:table-cell>
          <table:table-cell office:value-type="string" calcext:value-type="string">
            <text:p>Dashboard.vue:211 1333</text:p>
          </table:table-cell>
          <table:table-cell office:value-type="string" calcext:value-type="string">
            <text:p>Dashboard.vue:211 1202</text:p>
          </table:table-cell>
          <table:table-cell office:value-type="string" calcext:value-type="string">
            <text:p>Dashboard.vue:211 1640</text:p>
          </table:table-cell>
        </table:table-row>
        <table:table-row table:style-name="ro1">
          <table:table-cell/>
          <table:table-cell office:value-type="string" calcext:value-type="string">
            <text:p>Dashboard.vue:220 (25) ["2019-07-23T13:19:23.671Z", "2019-07-23T13:19:24.271Z", "2019-07-23T13:19:24.470Z", "2019-07-23T13:19:24.571Z", "2019-07-23T13:19:24.671Z", "2019-07-23T13:19:24.771Z", "2019-07-23T13:19:26.771Z", "2019-07-23T13:19:26.872Z", "2019-07-23T13:19:26.971Z", "2019-07-23T13:19:27.070Z", "2019-07-23T13:19:27.171Z", "2019-07-23T13:19:27.271Z", "2019-07-23T13:19:27.370Z", "2019-07-23T13:19:27.470Z", "2019-07-23T13:19:27.571Z", "2019-07-23T13:19:27.671Z", "2019-07-23T13:19:27.770Z", "2019-07-23T13:19:27.871Z", "2019-07-23T13:19:27.971Z", "2019-07-23T13:19:28.070Z", "2019-07-23T13:19:28.171Z", "2019-07-23T13:19:28.271Z", "2019-07-23T13:19:28.370Z", "2019-07-23T13:19:28.481Z", "2019-07-23T13:19:28.571Z"]</text:p>
          </table:table-cell>
          <table:table-cell office:value-type="string" calcext:value-type="string">
            <text:p>Dashboard.vue:212 2019-07-23T13:25:40.424Z</text:p>
          </table:table-cell>
          <table:table-cell office:value-type="string" calcext:value-type="string">
            <text:p>Dashboard.vue:212 2019-07-23T13:29:04.111Z</text:p>
          </table:table-cell>
          <table:table-cell office:value-type="string" calcext:value-type="string">
            <text:p>Dashboard.vue:212 2019-07-23T13:32:40.631Z</text:p>
          </table:table-cell>
          <table:table-cell office:value-type="string" calcext:value-type="string">
            <text:p>Dashboard.vue:212 2019-07-23T13:35:03.795Z</text:p>
          </table:table-cell>
          <table:table-cell office:value-type="string" calcext:value-type="string">
            <text:p>Dashboard.vue:212 2019-07-23T13:38:37.443Z</text:p>
          </table:table-cell>
          <table:table-cell/>
          <table:table-cell office:value-type="string" calcext:value-type="string">
            <text:p>Dashboard.vue:212 2019-07-23T13:42:22.670Z</text:p>
          </table:table-cell>
          <table:table-cell office:value-type="string" calcext:value-type="string">
            <text:p>Dashboard.vue:220 (7) ["2019-07-23T13:43:08.990Z", "2019-07-23T13:43:08.995Z", "2019-07-23T13:43:09.050Z", "2019-07-23T13:43:09.094Z", "2019-07-23T13:43:09.167Z", "2019-07-23T13:43:09.194Z", "2019-07-23T13:43:09.244Z"]</text:p>
          </table:table-cell>
          <table:table-cell office:value-type="string" calcext:value-type="string">
            <text:p>Dashboard.vue:212 2019-07-23T13:43:53.994Z</text:p>
          </table:table-cell>
          <table:table-cell office:value-type="string" calcext:value-type="string">
            <text:p>Dashboard.vue:212 2019-07-23T13:44:46.021Z</text:p>
          </table:table-cell>
          <table:table-cell office:value-type="string" calcext:value-type="string">
            <text:p>Dashboard.vue:212 2019-07-23T13:45:33.298Z</text:p>
          </table:table-cell>
          <table:table-cell office:value-type="string" calcext:value-type="string">
            <text:p>Dashboard.vue:212 2019-07-23T13:46:20.520Z</text:p>
          </table:table-cell>
          <table:table-cell/>
          <table:table-cell office:value-type="string" calcext:value-type="string">
            <text:p>Dashboard.vue:212 2019-07-23T12:44:11.906Z</text:p>
          </table:table-cell>
          <table:table-cell office:value-type="string" calcext:value-type="string">
            <text:p>Dashboard.vue:212 2019-07-23T12:50:46.347Z</text:p>
          </table:table-cell>
          <table:table-cell office:value-type="string" calcext:value-type="string">
            <text:p>Dashboard.vue:212 2019-07-23T13:00:01.344Z</text:p>
          </table:table-cell>
          <table:table-cell office:value-type="string" calcext:value-type="string">
            <text:p>Dashboard.vue:212 2019-07-23T13:06:31.395Z</text:p>
          </table:table-cell>
          <table:table-cell office:value-type="string" calcext:value-type="string">
            <text:p>Dashboard.vue:212 2019-07-23T13:12:57.328Z</text:p>
          </table:table-cell>
          <table:table-cell office:value-type="string" calcext:value-type="string">
            <text:p>Dashboard.vue:212 2019-07-23T13:21:35.319Z</text:p>
          </table:table-cell>
          <table:table-cell/>
          <table:table-cell office:value-type="string" calcext:value-type="string">
            <text:p>Dashboard.vue:212 2019-07-23T12:20:22.053Z</text:p>
          </table:table-cell>
          <table:table-cell office:value-type="string" calcext:value-type="string">
            <text:p>Dashboard.vue:220 (7) ["2019-07-23T12:24:13.471Z", "2019-07-23T12:24:13.515Z", "2019-07-23T12:24:13.571Z", "2019-07-23T12:24:13.615Z", "2019-07-23T12:24:13.681Z", "2019-07-23T12:24:13.716Z", "2019-07-23T12:24:13.765Z"]</text:p>
          </table:table-cell>
          <table:table-cell office:value-type="string" calcext:value-type="string">
            <text:p>Dashboard.vue:212 2019-07-23T12:25:07.281Z</text:p>
          </table:table-cell>
          <table:table-cell office:value-type="string" calcext:value-type="string">
            <text:p>Dashboard.vue:212 2019-07-23T12:25:58.492Z</text:p>
          </table:table-cell>
          <table:table-cell office:value-type="string" calcext:value-type="string">
            <text:p>Dashboard.vue:212 2019-07-23T12:26:34.297Z</text:p>
          </table:table-cell>
          <table:table-cell office:value-type="string" calcext:value-type="string">
            <text:p>Dashboard.vue:212 2019-07-23T12:27:08.323Z</text:p>
          </table:table-cell>
        </table:table-row>
        <table:table-row table:style-name="ro1">
          <table:table-cell/>
          <table:table-cell office:value-type="string" calcext:value-type="string">
            <text:p>Dashboard.vue:211 10768</text:p>
          </table:table-cell>
          <table:table-cell table:number-columns-repeated="5" office:value-type="string" calcext:value-type="string">
            <text:p>Dashboard.vue:219 tumpukan yang belum diterima : 25</text:p>
          </table:table-cell>
          <table:table-cell/>
          <table:table-cell office:value-type="string" calcext:value-type="string">
            <text:p>Dashboard.vue:219 tumpukan yang belum diterima : 4</text:p>
          </table:table-cell>
          <table:table-cell office:value-type="string" calcext:value-type="string">
            <text:p>Dashboard.vue:211 585</text:p>
          </table:table-cell>
          <table:table-cell table:number-columns-repeated="4" office:value-type="string" calcext:value-type="string">
            <text:p>Dashboard.vue:219 tumpukan yang belum diterima : 25</text:p>
          </table:table-cell>
          <table:table-cell/>
          <table:table-cell table:number-columns-repeated="6" office:value-type="string" calcext:value-type="string">
            <text:p>Dashboard.vue:219 tumpukan yang belum diterima : 25</text:p>
          </table:table-cell>
          <table:table-cell/>
          <table:table-cell office:value-type="string" calcext:value-type="string">
            <text:p>Dashboard.vue:219 tumpukan yang belum diterima : 3</text:p>
          </table:table-cell>
          <table:table-cell office:value-type="string" calcext:value-type="string">
            <text:p>Dashboard.vue:211 1264</text:p>
          </table:table-cell>
          <table:table-cell table:number-columns-repeated="4" office:value-type="string" calcext:value-type="string">
            <text:p>Dashboard.vue:219 tumpukan yang belum diterima : 25</text:p>
          </table:table-cell>
        </table:table-row>
        <table:table-row table:style-name="ro1">
          <table:table-cell/>
          <table:table-cell office:value-type="string" calcext:value-type="string">
            <text:p>Dashboard.vue:212 2019-07-23T13:19:26.771Z</text:p>
          </table:table-cell>
          <table:table-cell office:value-type="string" calcext:value-type="string">
            <text:p>Dashboard.vue:220 (25) ["2019-07-23T13:25:38.275Z", "2019-07-23T13:25:38.524Z", "2019-07-23T13:25:38.574Z", "2019-07-23T13:25:38.624Z", "2019-07-23T13:25:38.674Z", "2019-07-23T13:25:38.724Z", "2019-07-23T13:25:38.774Z", "2019-07-23T13:25:38.824Z", "2019-07-23T13:25:38.874Z", "2019-07-23T13:25:38.924Z", "2019-07-23T13:25:38.975Z", "2019-07-23T13:25:39.024Z", "2019-07-23T13:25:39.074Z", "2019-07-23T13:25:39.124Z", "2019-07-23T13:25:39.173Z", "2019-07-23T13:25:39.224Z", "2019-07-23T13:25:39.274Z", "2019-07-23T13:25:39.324Z", "2019-07-23T13:25:39.375Z", "2019-07-23T13:25:40.475Z", "2019-07-23T13:25:40.524Z", "2019-07-23T13:25:40.574Z", "2019-07-23T13:25:40.624Z", "2019-07-23T13:25:40.674Z", "2019-07-23T13:25:40.724Z"]</text:p>
          </table:table-cell>
          <table:table-cell office:value-type="string" calcext:value-type="string">
            <text:p>Dashboard.vue:220 (25) ["2019-07-23T13:29:03.861Z", "2019-07-23T13:29:04.120Z", "2019-07-23T13:29:04.131Z", "2019-07-23T13:29:04.141Z", "2019-07-23T13:29:04.151Z", "2019-07-23T13:29:04.161Z", "2019-07-23T13:29:04.171Z", "2019-07-23T13:29:04.181Z", "2019-07-23T13:29:04.190Z", "2019-07-23T13:29:04.201Z", "2019-07-23T13:29:04.210Z", "2019-07-23T13:29:04.220Z", "2019-07-23T13:29:04.231Z", "2019-07-23T13:29:04.240Z", "2019-07-23T13:29:04.251Z", "2019-07-23T13:29:04.260Z", "2019-07-23T13:29:04.270Z", "2019-07-23T13:29:04.281Z", "2019-07-23T13:29:04.291Z", "2019-07-23T13:29:04.301Z", "2019-07-23T13:29:04.311Z", "2019-07-23T13:29:04.320Z", "2019-07-23T13:29:04.331Z", "2019-07-23T13:29:04.340Z", "2019-07-23T13:29:04.350Z"]</text:p>
          </table:table-cell>
          <table:table-cell office:value-type="string" calcext:value-type="string">
            <text:p>Dashboard.vue:220 (25) ["2019-07-23T13:32:40.507Z", "2019-07-23T13:32:40.636Z", "2019-07-23T13:32:40.641Z", "2019-07-23T13:32:40.646Z", "2019-07-23T13:32:40.651Z", "2019-07-23T13:32:40.656Z", "2019-07-23T13:32:40.661Z", "2019-07-23T13:32:40.665Z", "2019-07-23T13:32:40.671Z", "2019-07-23T13:32:40.676Z", "2019-07-23T13:32:40.681Z", "2019-07-23T13:32:40.686Z", "2019-07-23T13:32:40.690Z", "2019-07-23T13:32:40.700Z", "2019-07-23T13:32:40.703Z", "2019-07-23T13:32:40.707Z", "2019-07-23T13:32:40.711Z", "2019-07-23T13:32:40.716Z", "2019-07-23T13:32:40.722Z", "2019-07-23T13:32:40.726Z", "2019-07-23T13:32:40.730Z", "2019-07-23T13:32:40.736Z", "2019-07-23T13:32:40.741Z", "2019-07-23T13:32:40.745Z", "2019-07-23T13:32:40.750Z"]</text:p>
          </table:table-cell>
          <table:table-cell office:value-type="string" calcext:value-type="string">
            <text:p>Dashboard.vue:220 (25) ["2019-07-23T13:35:03.700Z", "2019-07-23T13:35:03.803Z", "2019-07-23T13:35:03.807Z", "2019-07-23T13:35:03.811Z", "2019-07-23T13:35:03.815Z", "2019-07-23T13:35:03.819Z", "2019-07-23T13:35:03.824Z", "2019-07-23T13:35:03.827Z", "2019-07-23T13:35:03.831Z", "2019-07-23T13:35:03.835Z", "2019-07-23T13:35:03.839Z", "2019-07-23T13:35:03.843Z", "2019-07-23T13:35:03.847Z", "2019-07-23T13:35:03.851Z", "2019-07-23T13:35:03.855Z", "2019-07-23T13:35:03.859Z", "2019-07-23T13:35:03.863Z", "2019-07-23T13:35:03.867Z", "2019-07-23T13:35:03.871Z", "2019-07-23T13:35:03.875Z", "2019-07-23T13:35:03.879Z", "2019-07-23T13:35:03.883Z", "2019-07-23T13:35:03.887Z", "2019-07-23T13:35:03.891Z", "2019-07-23T13:35:03.895Z"]</text:p>
          </table:table-cell>
          <table:table-cell office:value-type="string" calcext:value-type="string">
            <text:p>Dashboard.vue:220 (25) ["2019-07-23T13:38:37.339Z", "2019-07-23T13:38:37.445Z", "2019-07-23T13:38:37.448Z", "2019-07-23T13:38:37.452Z", "2019-07-23T13:38:37.456Z", "2019-07-23T13:38:37.461Z", "2019-07-23T13:38:37.465Z", "2019-07-23T13:38:37.468Z", "2019-07-23T13:38:37.473Z", "2019-07-23T13:38:37.476Z", "2019-07-23T13:38:37.480Z", "2019-07-23T13:38:37.484Z", "2019-07-23T13:38:37.489Z", "2019-07-23T13:38:37.492Z", "2019-07-23T13:38:37.496Z", "2019-07-23T13:38:37.500Z", "2019-07-23T13:38:37.504Z", "2019-07-23T13:38:37.509Z", "2019-07-23T13:38:37.518Z", "2019-07-23T13:38:37.520Z", "2019-07-23T13:38:37.526Z", "2019-07-23T13:38:37.528Z", "2019-07-23T13:38:37.533Z", "2019-07-23T13:38:37.537Z", "2019-07-23T13:38:37.541Z"]</text:p>
          </table:table-cell>
          <table:table-cell/>
          <table:table-cell office:value-type="string" calcext:value-type="string">
            <text:p>Dashboard.vue:220 (4) ["2019-07-23T13:42:22.762Z", "2019-07-23T13:42:22.863Z", "2019-07-23T13:42:22.963Z", "2019-07-23T13:42:23.063Z"]</text:p>
          </table:table-cell>
          <table:table-cell office:value-type="string" calcext:value-type="string">
            <text:p>Dashboard.vue:212 2019-07-23T13:43:08.990Z</text:p>
          </table:table-cell>
          <table:table-cell office:value-type="string" calcext:value-type="string">
            <text:p>Dashboard.vue:220 (25) ["2019-07-23T13:43:54.004Z", "2019-07-23T13:43:54.014Z", "2019-07-23T13:43:54.024Z", "2019-07-23T13:43:54.034Z", "2019-07-23T13:43:54.044Z", "2019-07-23T13:43:54.054Z", "2019-07-23T13:43:54.063Z", "2019-07-23T13:43:54.074Z", "2019-07-23T13:43:54.084Z", "2019-07-23T13:43:54.093Z", "2019-07-23T13:43:54.103Z", "2019-07-23T13:43:54.114Z", "2019-07-23T13:43:54.124Z", "2019-07-23T13:43:54.134Z", "2019-07-23T13:43:54.143Z", "2019-07-23T13:43:54.154Z", "2019-07-23T13:43:54.164Z", "2019-07-23T13:43:54.174Z", "2019-07-23T13:43:54.184Z", "2019-07-23T13:43:54.194Z", "2019-07-23T13:43:54.204Z", "2019-07-23T13:43:54.214Z", "2019-07-23T13:43:54.223Z", "2019-07-23T13:43:54.233Z", "2019-07-23T13:43:54.244Z"]</text:p>
          </table:table-cell>
          <table:table-cell office:value-type="string" calcext:value-type="string">
            <text:p>Dashboard.vue:220 (25) ["2019-07-23T13:44:46.026Z", "2019-07-23T13:44:46.032Z", "2019-07-23T13:44:46.037Z", "2019-07-23T13:44:46.042Z", "2019-07-23T13:44:46.047Z", "2019-07-23T13:44:46.052Z", "2019-07-23T13:44:46.057Z", "2019-07-23T13:44:46.062Z", "2019-07-23T13:44:46.067Z", "2019-07-23T13:44:46.071Z", "2019-07-23T13:44:46.076Z", "2019-07-23T13:44:46.082Z", "2019-07-23T13:44:46.087Z", "2019-07-23T13:44:46.092Z", "2019-07-23T13:44:46.096Z", "2019-07-23T13:44:46.102Z", "2019-07-23T13:44:46.107Z", "2019-07-23T13:44:46.111Z", "2019-07-23T13:44:46.116Z", "2019-07-23T13:44:46.122Z", "2019-07-23T13:44:46.126Z", "2019-07-23T13:44:46.132Z", "2019-07-23T13:44:46.136Z", "2019-07-23T13:44:46.143Z", "2019-07-23T13:44:46.147Z"]</text:p>
          </table:table-cell>
          <table:table-cell office:value-type="string" calcext:value-type="string">
            <text:p>Dashboard.vue:220 (25) ["2019-07-23T13:45:33.303Z", "2019-07-23T13:45:33.307Z", "2019-07-23T13:45:33.311Z", "2019-07-23T13:45:33.315Z", "2019-07-23T13:45:33.319Z", "2019-07-23T13:45:33.323Z", "2019-07-23T13:45:33.327Z", "2019-07-23T13:45:33.330Z", "2019-07-23T13:45:33.335Z", "2019-07-23T13:45:33.339Z", "2019-07-23T13:45:33.343Z", "2019-07-23T13:45:33.346Z", "2019-07-23T13:45:33.351Z", "2019-07-23T13:45:33.355Z", "2019-07-23T13:45:33.358Z", "2019-07-23T13:45:33.363Z", "2019-07-23T13:45:33.367Z", "2019-07-23T13:45:33.371Z", "2019-07-23T13:45:33.375Z", "2019-07-23T13:45:33.379Z", "2019-07-23T13:45:33.383Z", "2019-07-23T13:45:33.387Z", "2019-07-23T13:45:33.391Z", "2019-07-23T13:45:33.395Z", "2019-07-23T13:45:33.399Z"]</text:p>
          </table:table-cell>
          <table:table-cell office:value-type="string" calcext:value-type="string">
            <text:p>Dashboard.vue:220 (25) ["2019-07-23T13:46:20.524Z", "2019-07-23T13:46:20.528Z", "2019-07-23T13:46:20.532Z", "2019-07-23T13:46:20.535Z", "2019-07-23T13:46:20.539Z", "2019-07-23T13:46:20.544Z", "2019-07-23T13:46:20.548Z", "2019-07-23T13:46:20.551Z", "2019-07-23T13:46:20.556Z", "2019-07-23T13:46:20.559Z", "2019-07-23T13:46:20.564Z", "2019-07-23T13:46:20.568Z", "2019-07-23T13:46:20.573Z", "2019-07-23T13:46:20.576Z", "2019-07-23T13:46:20.580Z", "2019-07-23T13:46:20.584Z", "2019-07-23T13:46:20.587Z", "2019-07-23T13:46:20.591Z", "2019-07-23T13:46:20.596Z", "2019-07-23T13:46:20.599Z", "2019-07-23T13:46:20.604Z", "2019-07-23T13:46:20.608Z", "2019-07-23T13:46:20.613Z", "2019-07-23T13:46:20.616Z", "2019-07-23T13:46:20.622Z"]</text:p>
          </table:table-cell>
          <table:table-cell/>
          <table:table-cell office:value-type="string" calcext:value-type="string">
            <text:p>Dashboard.vue:220 (25) ["2019-07-23T12:44:11.405Z", "2019-07-23T12:44:11.505Z", "2019-07-23T12:44:12.005Z", "2019-07-23T12:44:12.105Z", "2019-07-23T12:44:12.205Z", "2019-07-23T12:44:12.305Z", "2019-07-23T12:44:12.405Z", "2019-07-23T12:44:12.505Z", "2019-07-23T12:44:12.605Z", "2019-07-23T12:44:12.705Z", "2019-07-23T12:44:12.805Z", "2019-07-23T12:44:12.905Z", "2019-07-23T12:44:13.005Z", "2019-07-23T12:44:13.105Z", "2019-07-23T12:44:13.205Z", "2019-07-23T12:44:13.305Z", "2019-07-23T12:44:15.505Z", "2019-07-23T12:44:15.605Z", "2019-07-23T12:44:15.705Z", "2019-07-23T12:44:15.805Z", "2019-07-23T12:44:15.904Z", "2019-07-23T12:44:16.005Z", "2019-07-23T12:44:16.105Z", "2019-07-23T12:44:16.205Z", "2019-07-23T12:44:16.305Z"]</text:p>
          </table:table-cell>
          <table:table-cell office:value-type="string" calcext:value-type="string">
            <text:p>Dashboard.vue:220 (25) ["2019-07-23T12:50:46.248Z", "2019-07-23T12:50:46.397Z", "2019-07-23T12:50:46.447Z", "2019-07-23T12:50:46.498Z", "2019-07-23T12:50:46.548Z", "2019-07-23T12:50:46.597Z", "2019-07-23T12:50:46.647Z", "2019-07-23T12:50:46.697Z", "2019-07-23T12:50:46.748Z", "2019-07-23T12:50:46.797Z", "2019-07-23T12:50:46.847Z", "2019-07-23T12:50:46.898Z", "2019-07-23T12:50:46.948Z", "2019-07-23T12:50:46.998Z", "2019-07-23T12:50:47.047Z", "2019-07-23T12:50:47.098Z", "2019-07-23T12:50:47.147Z", "2019-07-23T12:50:47.198Z", "2019-07-23T12:50:47.248Z", "2019-07-23T12:50:47.297Z", "2019-07-23T12:50:47.347Z", "2019-07-23T12:50:47.398Z", "2019-07-23T12:50:47.447Z", "2019-07-23T12:50:47.497Z", "2019-07-23T12:50:47.548Z"]</text:p>
          </table:table-cell>
          <table:table-cell office:value-type="string" calcext:value-type="string">
            <text:p>Dashboard.vue:220 (25) ["2019-07-23T13:00:01.075Z", "2019-07-23T13:00:01.084Z", "2019-07-23T13:00:01.334Z", "2019-07-23T13:00:01.355Z", "2019-07-23T13:00:01.364Z", "2019-07-23T13:00:01.375Z", "2019-07-23T13:00:01.384Z", "2019-07-23T13:00:01.394Z", "2019-07-23T13:00:01.404Z", "2019-07-23T13:00:01.414Z", "2019-07-23T13:00:01.425Z", "2019-07-23T13:00:01.435Z", "2019-07-23T13:00:01.444Z", "2019-07-23T13:00:01.454Z", "2019-07-23T13:00:01.464Z", "2019-07-23T13:00:01.474Z", "2019-07-23T13:00:01.484Z", "2019-07-23T13:00:01.495Z", "2019-07-23T13:00:01.504Z", "2019-07-23T13:00:01.514Z", "2019-07-23T13:00:01.524Z", "2019-07-23T13:00:01.535Z", "2019-07-23T13:00:01.544Z", "2019-07-23T13:00:01.554Z", "2019-07-23T13:00:01.565Z"]</text:p>
          </table:table-cell>
          <table:table-cell office:value-type="string" calcext:value-type="string">
            <text:p>Dashboard.vue:220 (25) ["2019-07-23T13:06:31.270Z", "2019-07-23T13:06:31.399Z", "2019-07-23T13:06:31.404Z", "2019-07-23T13:06:31.409Z", "2019-07-23T13:06:31.413Z", "2019-07-23T13:06:31.418Z", "2019-07-23T13:06:31.424Z", "2019-07-23T13:06:31.429Z", "2019-07-23T13:06:31.434Z", "2019-07-23T13:06:31.444Z", "2019-07-23T13:06:31.445Z", "2019-07-23T13:06:31.450Z", "2019-07-23T13:06:31.456Z", "2019-07-23T13:06:31.460Z", "2019-07-23T13:06:31.464Z", "2019-07-23T13:06:31.469Z", "2019-07-23T13:06:31.474Z", "2019-07-23T13:06:31.479Z", "2019-07-23T13:06:31.484Z", "2019-07-23T13:06:31.489Z", "2019-07-23T13:06:31.494Z", "2019-07-23T13:06:31.499Z", "2019-07-23T13:06:31.504Z", "2019-07-23T13:06:31.510Z", "2019-07-23T13:06:31.514Z"]</text:p>
          </table:table-cell>
          <table:table-cell office:value-type="string" calcext:value-type="string">
            <text:p>Dashboard.vue:220 (25) ["2019-07-23T13:12:57.222Z", "2019-07-23T13:12:57.332Z", "2019-07-23T13:12:57.334Z", "2019-07-23T13:12:57.338Z", "2019-07-23T13:12:57.343Z", "2019-07-23T13:12:57.346Z", "2019-07-23T13:12:57.350Z", "2019-07-23T13:12:57.355Z", "2019-07-23T13:12:57.358Z", "2019-07-23T13:12:57.364Z", "2019-07-23T13:12:57.366Z", "2019-07-23T13:12:57.370Z", "2019-07-23T13:12:57.374Z", "2019-07-23T13:12:57.379Z", "2019-07-23T13:12:57.381Z", "2019-07-23T13:12:57.386Z", "2019-07-23T13:12:57.390Z", "2019-07-23T13:12:57.393Z", "2019-07-23T13:12:57.399Z", "2019-07-23T13:12:57.402Z", "2019-07-23T13:12:57.407Z", "2019-07-23T13:12:57.409Z", "2019-07-23T13:12:57.420Z", "2019-07-23T13:12:57.426Z", "2019-07-23T13:12:57.430Z"]</text:p>
          </table:table-cell>
          <table:table-cell office:value-type="string" calcext:value-type="string">
            <text:p>Dashboard.vue:220 (25) ["2019-07-23T13:21:35.218Z", "2019-07-23T13:21:35.222Z", "2019-07-23T13:21:35.323Z", "2019-07-23T13:21:35.327Z", "2019-07-23T13:21:35.331Z", "2019-07-23T13:21:35.336Z", "2019-07-23T13:21:35.339Z", "2019-07-23T13:21:35.343Z", "2019-07-23T13:21:35.347Z", "2019-07-23T13:21:35.352Z", "2019-07-23T13:21:35.356Z", "2019-07-23T13:21:35.360Z", "2019-07-23T13:21:35.364Z", "2019-07-23T13:21:35.367Z", "2019-07-23T13:21:35.371Z", "2019-07-23T13:21:35.376Z", "2019-07-23T13:21:35.380Z", "2019-07-23T13:21:35.383Z", "2019-07-23T13:21:35.387Z", "2019-07-23T13:21:35.392Z", "2019-07-23T13:21:35.395Z", "2019-07-23T13:21:35.400Z", "2019-07-23T13:21:35.404Z", "2019-07-23T13:21:35.407Z", "2019-07-23T13:21:35.412Z"]</text:p>
          </table:table-cell>
          <table:table-cell/>
          <table:table-cell office:value-type="string" calcext:value-type="string">
            <text:p>Dashboard.vue:220 (3) ["2019-07-23T12:20:22.153Z", "2019-07-23T12:20:22.253Z", "2019-07-23T12:20:22.353Z"]</text:p>
          </table:table-cell>
          <table:table-cell office:value-type="string" calcext:value-type="string">
            <text:p>Dashboard.vue:212 2019-07-23T12:24:13.471Z</text:p>
          </table:table-cell>
          <table:table-cell office:value-type="string" calcext:value-type="string">
            <text:p>Dashboard.vue:220 (25) ["2019-07-23T12:25:07.291Z", "2019-07-23T12:25:07.301Z", "2019-07-23T12:25:07.312Z", "2019-07-23T12:25:07.321Z", "2019-07-23T12:25:07.331Z", "2019-07-23T12:25:07.341Z", "2019-07-23T12:25:07.351Z", "2019-07-23T12:25:07.361Z", "2019-07-23T12:25:07.372Z", "2019-07-23T12:25:07.381Z", "2019-07-23T12:25:07.391Z", "2019-07-23T12:25:07.402Z", "2019-07-23T12:25:07.411Z", "2019-07-23T12:25:07.421Z", "2019-07-23T12:25:07.431Z", "2019-07-23T12:25:07.441Z", "2019-07-23T12:25:07.452Z", "2019-07-23T12:25:07.461Z", "2019-07-23T12:25:07.471Z", "2019-07-23T12:25:07.481Z", "2019-07-23T12:25:07.491Z", "2019-07-23T12:25:07.501Z", "2019-07-23T12:25:07.512Z", "2019-07-23T12:25:07.521Z", "2019-07-23T12:25:07.532Z"]</text:p>
          </table:table-cell>
          <table:table-cell office:value-type="string" calcext:value-type="string">
            <text:p>Dashboard.vue:220 (25) ["2019-07-23T12:25:58.498Z", "2019-07-23T12:25:58.502Z", "2019-07-23T12:25:58.507Z", "2019-07-23T12:25:58.513Z", "2019-07-23T12:25:58.517Z", "2019-07-23T12:25:58.523Z", "2019-07-23T12:25:58.527Z", "2019-07-23T12:25:58.532Z", "2019-07-23T12:25:58.537Z", "2019-07-23T12:25:58.543Z", "2019-07-23T12:25:58.548Z", "2019-07-23T12:25:58.552Z", "2019-07-23T12:25:58.557Z", "2019-07-23T12:25:58.562Z", "2019-07-23T12:25:58.567Z", "2019-07-23T12:25:58.572Z", "2019-07-23T12:25:58.577Z", "2019-07-23T12:25:58.582Z", "2019-07-23T12:25:58.588Z", "2019-07-23T12:25:58.592Z", "2019-07-23T12:25:58.597Z", "2019-07-23T12:25:58.602Z", "2019-07-23T12:25:58.608Z", "2019-07-23T12:25:58.613Z", "2019-07-23T12:25:58.618Z"]</text:p>
          </table:table-cell>
          <table:table-cell office:value-type="string" calcext:value-type="string">
            <text:p>Dashboard.vue:220 (25) ["2019-07-23T12:26:34.302Z", "2019-07-23T12:26:34.306Z", "2019-07-23T12:26:34.309Z", "2019-07-23T12:26:34.313Z", "2019-07-23T12:26:34.318Z", "2019-07-23T12:26:34.322Z", "2019-07-23T12:26:34.326Z", "2019-07-23T12:26:34.329Z", "2019-07-23T12:26:34.333Z", "2019-07-23T12:26:34.337Z", "2019-07-23T12:26:34.342Z", "2019-07-23T12:26:34.346Z", "2019-07-23T12:26:34.350Z", "2019-07-23T12:26:34.354Z", "2019-07-23T12:26:34.357Z", "2019-07-23T12:26:34.361Z", "2019-07-23T12:26:34.366Z", "2019-07-23T12:26:34.369Z", "2019-07-23T12:26:34.373Z", "2019-07-23T12:26:34.378Z", "2019-07-23T12:26:34.382Z", "2019-07-23T12:26:34.386Z", "2019-07-23T12:26:34.390Z", "2019-07-23T12:26:34.393Z", "2019-07-23T12:26:34.398Z"]</text:p>
          </table:table-cell>
          <table:table-cell office:value-type="string" calcext:value-type="string">
            <text:p>Dashboard.vue:220 (25) ["2019-07-23T12:27:08.327Z", "2019-07-23T12:27:08.331Z", "2019-07-23T12:27:08.334Z", "2019-07-23T12:27:08.339Z", "2019-07-23T12:27:08.342Z", "2019-07-23T12:27:08.346Z", "2019-07-23T12:27:08.350Z", "2019-07-23T12:27:08.354Z", "2019-07-23T12:27:08.359Z", "2019-07-23T12:27:08.362Z", "2019-07-23T12:27:08.366Z", "2019-07-23T12:27:08.370Z", "2019-07-23T12:27:08.375Z", "2019-07-23T12:27:08.379Z", "2019-07-23T12:27:08.382Z", "2019-07-23T12:27:08.387Z", "2019-07-23T12:27:08.391Z", "2019-07-23T12:27:08.395Z", "2019-07-23T12:27:08.399Z", "2019-07-23T12:27:08.402Z", "2019-07-23T12:27:08.406Z", "2019-07-23T12:27:08.410Z", "2019-07-23T12:27:08.415Z", "2019-07-23T12:27:08.418Z", "2019-07-23T12:27:08.422Z"]</text:p>
          </table:table-cell>
        </table:table-row>
        <table:table-row table:style-name="ro1">
          <table:table-cell/>
          <table:table-cell office:value-type="string" calcext:value-type="string">
            <text:p>Dashboard.vue:219 tumpukan yang belum diterima : 24</text:p>
          </table:table-cell>
          <table:table-cell office:value-type="string" calcext:value-type="string">
            <text:p>Dashboard.vue:211 15100</text:p>
          </table:table-cell>
          <table:table-cell office:value-type="string" calcext:value-type="string">
            <text:p>Dashboard.vue:211 26885</text:p>
          </table:table-cell>
          <table:table-cell office:value-type="string" calcext:value-type="string">
            <text:p>Dashboard.vue:211 26406</text:p>
          </table:table-cell>
          <table:table-cell office:value-type="string" calcext:value-type="string">
            <text:p>Dashboard.vue:211 26185</text:p>
          </table:table-cell>
          <table:table-cell office:value-type="string" calcext:value-type="string">
            <text:p>Dashboard.vue:211 26204</text:p>
          </table:table-cell>
          <table:table-cell/>
          <table:table-cell office:value-type="string" calcext:value-type="string">
            <text:p>Dashboard.vue:211 735</text:p>
          </table:table-cell>
          <table:table-cell office:value-type="string" calcext:value-type="string">
            <text:p>Dashboard.vue:219 tumpukan yang belum diterima : 6</text:p>
          </table:table-cell>
          <table:table-cell office:value-type="string" calcext:value-type="string">
            <text:p>Dashboard.vue:211 1112</text:p>
          </table:table-cell>
          <table:table-cell office:value-type="string" calcext:value-type="string">
            <text:p>Dashboard.vue:211 1613</text:p>
          </table:table-cell>
          <table:table-cell office:value-type="string" calcext:value-type="string">
            <text:p>Dashboard.vue:211 1729</text:p>
          </table:table-cell>
          <table:table-cell office:value-type="string" calcext:value-type="string">
            <text:p>Dashboard.vue:211 1227</text:p>
          </table:table-cell>
          <table:table-cell/>
          <table:table-cell office:value-type="string" calcext:value-type="string">
            <text:p>Dashboard.vue:211 38976</text:p>
          </table:table-cell>
          <table:table-cell office:value-type="string" calcext:value-type="string">
            <text:p>Dashboard.vue:211 49469</text:p>
          </table:table-cell>
          <table:table-cell office:value-type="string" calcext:value-type="string">
            <text:p>Dashboard.vue:211 61758</text:p>
          </table:table-cell>
          <table:table-cell office:value-type="string" calcext:value-type="string">
            <text:p>Dashboard.vue:211 56423</text:p>
          </table:table-cell>
          <table:table-cell office:value-type="string" calcext:value-type="string">
            <text:p>Dashboard.vue:211 57874</text:p>
          </table:table-cell>
          <table:table-cell office:value-type="string" calcext:value-type="string">
            <text:p>Dashboard.vue:211 63969</text:p>
          </table:table-cell>
          <table:table-cell/>
          <table:table-cell office:value-type="string" calcext:value-type="string">
            <text:p>Dashboard.vue:211 605</text:p>
          </table:table-cell>
          <table:table-cell office:value-type="string" calcext:value-type="string">
            <text:p>Dashboard.vue:219 tumpukan yang belum diterima : 6</text:p>
          </table:table-cell>
          <table:table-cell office:value-type="string" calcext:value-type="string">
            <text:p>Dashboard.vue:211 1520</text:p>
          </table:table-cell>
          <table:table-cell office:value-type="string" calcext:value-type="string">
            <text:p>Dashboard.vue:211 1335</text:p>
          </table:table-cell>
          <table:table-cell office:value-type="string" calcext:value-type="string">
            <text:p>Dashboard.vue:211 1205</text:p>
          </table:table-cell>
          <table:table-cell office:value-type="string" calcext:value-type="string">
            <text:p>Dashboard.vue:211 1641</text:p>
          </table:table-cell>
        </table:table-row>
        <table:table-row table:style-name="ro1">
          <table:table-cell/>
          <table:table-cell office:value-type="string" calcext:value-type="string">
            <text:p>Dashboard.vue:220 (24) ["2019-07-23T13:19:23.671Z", "2019-07-23T13:19:24.271Z", "2019-07-23T13:19:24.470Z", "2019-07-23T13:19:24.571Z", "2019-07-23T13:19:24.671Z", "2019-07-23T13:19:24.771Z", "2019-07-23T13:19:26.872Z", "2019-07-23T13:19:26.971Z", "2019-07-23T13:19:27.070Z", "2019-07-23T13:19:27.171Z", "2019-07-23T13:19:27.271Z", "2019-07-23T13:19:27.370Z", "2019-07-23T13:19:27.470Z", "2019-07-23T13:19:27.571Z", "2019-07-23T13:19:27.671Z", "2019-07-23T13:19:27.770Z", "2019-07-23T13:19:27.871Z", "2019-07-23T13:19:27.971Z", "2019-07-23T13:19:28.070Z", "2019-07-23T13:19:28.171Z", "2019-07-23T13:19:28.271Z", "2019-07-23T13:19:28.370Z", "2019-07-23T13:19:28.481Z", "2019-07-23T13:19:28.571Z"]</text:p>
          </table:table-cell>
          <table:table-cell office:value-type="string" calcext:value-type="string">
            <text:p>Dashboard.vue:212 2019-07-23T13:25:40.475Z</text:p>
          </table:table-cell>
          <table:table-cell office:value-type="string" calcext:value-type="string">
            <text:p>Dashboard.vue:212 2019-07-23T13:29:04.120Z</text:p>
          </table:table-cell>
          <table:table-cell office:value-type="string" calcext:value-type="string">
            <text:p>Dashboard.vue:212 2019-07-23T13:32:40.636Z</text:p>
          </table:table-cell>
          <table:table-cell office:value-type="string" calcext:value-type="string">
            <text:p>Dashboard.vue:212 2019-07-23T13:35:03.807Z</text:p>
          </table:table-cell>
          <table:table-cell office:value-type="string" calcext:value-type="string">
            <text:p>Dashboard.vue:212 2019-07-23T13:38:37.445Z</text:p>
          </table:table-cell>
          <table:table-cell/>
          <table:table-cell office:value-type="string" calcext:value-type="string">
            <text:p>Dashboard.vue:212 2019-07-23T13:42:22.762Z</text:p>
          </table:table-cell>
          <table:table-cell office:value-type="string" calcext:value-type="string">
            <text:p>Dashboard.vue:220 (6) ["2019-07-23T13:43:08.995Z", "2019-07-23T13:43:09.050Z", "2019-07-23T13:43:09.094Z", "2019-07-23T13:43:09.167Z", "2019-07-23T13:43:09.194Z", "2019-07-23T13:43:09.244Z"]</text:p>
          </table:table-cell>
          <table:table-cell office:value-type="string" calcext:value-type="string">
            <text:p>Dashboard.vue:212 2019-07-23T13:43:54.004Z</text:p>
          </table:table-cell>
          <table:table-cell office:value-type="string" calcext:value-type="string">
            <text:p>Dashboard.vue:212 2019-07-23T13:44:46.026Z</text:p>
          </table:table-cell>
          <table:table-cell office:value-type="string" calcext:value-type="string">
            <text:p>Dashboard.vue:212 2019-07-23T13:45:33.303Z</text:p>
          </table:table-cell>
          <table:table-cell office:value-type="string" calcext:value-type="string">
            <text:p>Dashboard.vue:212 2019-07-23T13:46:20.524Z</text:p>
          </table:table-cell>
          <table:table-cell/>
          <table:table-cell office:value-type="string" calcext:value-type="string">
            <text:p>Dashboard.vue:212 2019-07-23T12:44:15.505Z</text:p>
          </table:table-cell>
          <table:table-cell office:value-type="string" calcext:value-type="string">
            <text:p>Dashboard.vue:212 2019-07-23T12:50:46.397Z</text:p>
          </table:table-cell>
          <table:table-cell office:value-type="string" calcext:value-type="string">
            <text:p>Dashboard.vue:212 2019-07-23T13:00:01.334Z</text:p>
          </table:table-cell>
          <table:table-cell office:value-type="string" calcext:value-type="string">
            <text:p>Dashboard.vue:212 2019-07-23T13:06:31.399Z</text:p>
          </table:table-cell>
          <table:table-cell office:value-type="string" calcext:value-type="string">
            <text:p>Dashboard.vue:212 2019-07-23T13:12:57.332Z</text:p>
          </table:table-cell>
          <table:table-cell office:value-type="string" calcext:value-type="string">
            <text:p>Dashboard.vue:212 2019-07-23T13:21:35.323Z</text:p>
          </table:table-cell>
          <table:table-cell/>
          <table:table-cell office:value-type="string" calcext:value-type="string">
            <text:p>Dashboard.vue:212 2019-07-23T12:20:22.153Z</text:p>
          </table:table-cell>
          <table:table-cell office:value-type="string" calcext:value-type="string">
            <text:p>Dashboard.vue:220 (6) ["2019-07-23T12:24:13.515Z", "2019-07-23T12:24:13.571Z", "2019-07-23T12:24:13.615Z", "2019-07-23T12:24:13.681Z", "2019-07-23T12:24:13.716Z", "2019-07-23T12:24:13.765Z"]</text:p>
          </table:table-cell>
          <table:table-cell office:value-type="string" calcext:value-type="string">
            <text:p>Dashboard.vue:212 2019-07-23T12:25:07.291Z</text:p>
          </table:table-cell>
          <table:table-cell office:value-type="string" calcext:value-type="string">
            <text:p>Dashboard.vue:212 2019-07-23T12:25:58.498Z</text:p>
          </table:table-cell>
          <table:table-cell office:value-type="string" calcext:value-type="string">
            <text:p>Dashboard.vue:212 2019-07-23T12:26:34.302Z</text:p>
          </table:table-cell>
          <table:table-cell office:value-type="string" calcext:value-type="string">
            <text:p>Dashboard.vue:212 2019-07-23T12:27:08.327Z</text:p>
          </table:table-cell>
        </table:table-row>
        <table:table-row table:style-name="ro1">
          <table:table-cell/>
          <table:table-cell office:value-type="string" calcext:value-type="string">
            <text:p>Dashboard.vue:211 13457</text:p>
          </table:table-cell>
          <table:table-cell table:number-columns-repeated="5" office:value-type="string" calcext:value-type="string">
            <text:p>Dashboard.vue:219 tumpukan yang belum diterima : 24</text:p>
          </table:table-cell>
          <table:table-cell/>
          <table:table-cell office:value-type="string" calcext:value-type="string">
            <text:p>Dashboard.vue:219 tumpukan yang belum diterima : 3</text:p>
          </table:table-cell>
          <table:table-cell office:value-type="string" calcext:value-type="string">
            <text:p>Dashboard.vue:211 587</text:p>
          </table:table-cell>
          <table:table-cell table:number-columns-repeated="4" office:value-type="string" calcext:value-type="string">
            <text:p>Dashboard.vue:219 tumpukan yang belum diterima : 24</text:p>
          </table:table-cell>
          <table:table-cell/>
          <table:table-cell table:number-columns-repeated="6" office:value-type="string" calcext:value-type="string">
            <text:p>Dashboard.vue:219 tumpukan yang belum diterima : 24</text:p>
          </table:table-cell>
          <table:table-cell/>
          <table:table-cell office:value-type="string" calcext:value-type="string">
            <text:p>Dashboard.vue:219 tumpukan yang belum diterima : 2</text:p>
          </table:table-cell>
          <table:table-cell office:value-type="string" calcext:value-type="string">
            <text:p>Dashboard.vue:211 1228</text:p>
          </table:table-cell>
          <table:table-cell table:number-columns-repeated="4" office:value-type="string" calcext:value-type="string">
            <text:p>Dashboard.vue:219 tumpukan yang belum diterima : 24</text:p>
          </table:table-cell>
        </table:table-row>
        <table:table-row table:style-name="ro1">
          <table:table-cell/>
          <table:table-cell office:value-type="string" calcext:value-type="string">
            <text:p>Dashboard.vue:212 2019-07-23T13:19:24.271Z</text:p>
          </table:table-cell>
          <table:table-cell office:value-type="string" calcext:value-type="string">
            <text:p>Dashboard.vue:220 (24) ["2019-07-23T13:25:38.275Z", "2019-07-23T13:25:38.524Z", "2019-07-23T13:25:38.574Z", "2019-07-23T13:25:38.624Z", "2019-07-23T13:25:38.674Z", "2019-07-23T13:25:38.724Z", "2019-07-23T13:25:38.774Z", "2019-07-23T13:25:38.824Z", "2019-07-23T13:25:38.874Z", "2019-07-23T13:25:38.924Z", "2019-07-23T13:25:38.975Z", "2019-07-23T13:25:39.024Z", "2019-07-23T13:25:39.074Z", "2019-07-23T13:25:39.124Z", "2019-07-23T13:25:39.173Z", "2019-07-23T13:25:39.224Z", "2019-07-23T13:25:39.274Z", "2019-07-23T13:25:39.324Z", "2019-07-23T13:25:39.375Z", "2019-07-23T13:25:40.524Z", "2019-07-23T13:25:40.574Z", "2019-07-23T13:25:40.624Z", "2019-07-23T13:25:40.674Z", "2019-07-23T13:25:40.724Z"]</text:p>
          </table:table-cell>
          <table:table-cell office:value-type="string" calcext:value-type="string">
            <text:p>Dashboard.vue:220 (24) ["2019-07-23T13:29:03.861Z", "2019-07-23T13:29:04.131Z", "2019-07-23T13:29:04.141Z", "2019-07-23T13:29:04.151Z", "2019-07-23T13:29:04.161Z", "2019-07-23T13:29:04.171Z", "2019-07-23T13:29:04.181Z", "2019-07-23T13:29:04.190Z", "2019-07-23T13:29:04.201Z", "2019-07-23T13:29:04.210Z", "2019-07-23T13:29:04.220Z", "2019-07-23T13:29:04.231Z", "2019-07-23T13:29:04.240Z", "2019-07-23T13:29:04.251Z", "2019-07-23T13:29:04.260Z", "2019-07-23T13:29:04.270Z", "2019-07-23T13:29:04.281Z", "2019-07-23T13:29:04.291Z", "2019-07-23T13:29:04.301Z", "2019-07-23T13:29:04.311Z", "2019-07-23T13:29:04.320Z", "2019-07-23T13:29:04.331Z", "2019-07-23T13:29:04.340Z", "2019-07-23T13:29:04.350Z"]</text:p>
          </table:table-cell>
          <table:table-cell office:value-type="string" calcext:value-type="string">
            <text:p>Dashboard.vue:220 (24) ["2019-07-23T13:32:40.507Z", "2019-07-23T13:32:40.641Z", "2019-07-23T13:32:40.646Z", "2019-07-23T13:32:40.651Z", "2019-07-23T13:32:40.656Z", "2019-07-23T13:32:40.661Z", "2019-07-23T13:32:40.665Z", "2019-07-23T13:32:40.671Z", "2019-07-23T13:32:40.676Z", "2019-07-23T13:32:40.681Z", "2019-07-23T13:32:40.686Z", "2019-07-23T13:32:40.690Z", "2019-07-23T13:32:40.700Z", "2019-07-23T13:32:40.703Z", "2019-07-23T13:32:40.707Z", "2019-07-23T13:32:40.711Z", "2019-07-23T13:32:40.716Z", "2019-07-23T13:32:40.722Z", "2019-07-23T13:32:40.726Z", "2019-07-23T13:32:40.730Z", "2019-07-23T13:32:40.736Z", "2019-07-23T13:32:40.741Z", "2019-07-23T13:32:40.745Z", "2019-07-23T13:32:40.750Z"]</text:p>
          </table:table-cell>
          <table:table-cell office:value-type="string" calcext:value-type="string">
            <text:p>Dashboard.vue:220 (24) ["2019-07-23T13:35:03.700Z", "2019-07-23T13:35:03.803Z", "2019-07-23T13:35:03.811Z", "2019-07-23T13:35:03.815Z", "2019-07-23T13:35:03.819Z", "2019-07-23T13:35:03.824Z", "2019-07-23T13:35:03.827Z", "2019-07-23T13:35:03.831Z", "2019-07-23T13:35:03.835Z", "2019-07-23T13:35:03.839Z", "2019-07-23T13:35:03.843Z", "2019-07-23T13:35:03.847Z", "2019-07-23T13:35:03.851Z", "2019-07-23T13:35:03.855Z", "2019-07-23T13:35:03.859Z", "2019-07-23T13:35:03.863Z", "2019-07-23T13:35:03.867Z", "2019-07-23T13:35:03.871Z", "2019-07-23T13:35:03.875Z", "2019-07-23T13:35:03.879Z", "2019-07-23T13:35:03.883Z", "2019-07-23T13:35:03.887Z", "2019-07-23T13:35:03.891Z", "2019-07-23T13:35:03.895Z"]</text:p>
          </table:table-cell>
          <table:table-cell office:value-type="string" calcext:value-type="string">
            <text:p>Dashboard.vue:220 (24) ["2019-07-23T13:38:37.339Z", "2019-07-23T13:38:37.448Z", "2019-07-23T13:38:37.452Z", "2019-07-23T13:38:37.456Z", "2019-07-23T13:38:37.461Z", "2019-07-23T13:38:37.465Z", "2019-07-23T13:38:37.468Z", "2019-07-23T13:38:37.473Z", "2019-07-23T13:38:37.476Z", "2019-07-23T13:38:37.480Z", "2019-07-23T13:38:37.484Z", "2019-07-23T13:38:37.489Z", "2019-07-23T13:38:37.492Z", "2019-07-23T13:38:37.496Z", "2019-07-23T13:38:37.500Z", "2019-07-23T13:38:37.504Z", "2019-07-23T13:38:37.509Z", "2019-07-23T13:38:37.518Z", "2019-07-23T13:38:37.520Z", "2019-07-23T13:38:37.526Z", "2019-07-23T13:38:37.528Z", "2019-07-23T13:38:37.533Z", "2019-07-23T13:38:37.537Z", "2019-07-23T13:38:37.541Z"]</text:p>
          </table:table-cell>
          <table:table-cell/>
          <table:table-cell office:value-type="string" calcext:value-type="string">
            <text:p>Dashboard.vue:220 (3) ["2019-07-23T13:42:22.863Z", "2019-07-23T13:42:22.963Z", "2019-07-23T13:42:23.063Z"]</text:p>
          </table:table-cell>
          <table:table-cell office:value-type="string" calcext:value-type="string">
            <text:p>Dashboard.vue:212 2019-07-23T13:43:08.995Z</text:p>
          </table:table-cell>
          <table:table-cell office:value-type="string" calcext:value-type="string">
            <text:p>Dashboard.vue:220 (24) ["2019-07-23T13:43:54.014Z", "2019-07-23T13:43:54.024Z", "2019-07-23T13:43:54.034Z", "2019-07-23T13:43:54.044Z", "2019-07-23T13:43:54.054Z", "2019-07-23T13:43:54.063Z", "2019-07-23T13:43:54.074Z", "2019-07-23T13:43:54.084Z", "2019-07-23T13:43:54.093Z", "2019-07-23T13:43:54.103Z", "2019-07-23T13:43:54.114Z", "2019-07-23T13:43:54.124Z", "2019-07-23T13:43:54.134Z", "2019-07-23T13:43:54.143Z", "2019-07-23T13:43:54.154Z", "2019-07-23T13:43:54.164Z", "2019-07-23T13:43:54.174Z", "2019-07-23T13:43:54.184Z", "2019-07-23T13:43:54.194Z", "2019-07-23T13:43:54.204Z", "2019-07-23T13:43:54.214Z", "2019-07-23T13:43:54.223Z", "2019-07-23T13:43:54.233Z", "2019-07-23T13:43:54.244Z"]</text:p>
          </table:table-cell>
          <table:table-cell office:value-type="string" calcext:value-type="string">
            <text:p>Dashboard.vue:220 (24) ["2019-07-23T13:44:46.032Z", "2019-07-23T13:44:46.037Z", "2019-07-23T13:44:46.042Z", "2019-07-23T13:44:46.047Z", "2019-07-23T13:44:46.052Z", "2019-07-23T13:44:46.057Z", "2019-07-23T13:44:46.062Z", "2019-07-23T13:44:46.067Z", "2019-07-23T13:44:46.071Z", "2019-07-23T13:44:46.076Z", "2019-07-23T13:44:46.082Z", "2019-07-23T13:44:46.087Z", "2019-07-23T13:44:46.092Z", "2019-07-23T13:44:46.096Z", "2019-07-23T13:44:46.102Z", "2019-07-23T13:44:46.107Z", "2019-07-23T13:44:46.111Z", "2019-07-23T13:44:46.116Z", "2019-07-23T13:44:46.122Z", "2019-07-23T13:44:46.126Z", "2019-07-23T13:44:46.132Z", "2019-07-23T13:44:46.136Z", "2019-07-23T13:44:46.143Z", "2019-07-23T13:44:46.147Z"]</text:p>
          </table:table-cell>
          <table:table-cell office:value-type="string" calcext:value-type="string">
            <text:p>Dashboard.vue:220 (24) ["2019-07-23T13:45:33.307Z", "2019-07-23T13:45:33.311Z", "2019-07-23T13:45:33.315Z", "2019-07-23T13:45:33.319Z", "2019-07-23T13:45:33.323Z", "2019-07-23T13:45:33.327Z", "2019-07-23T13:45:33.330Z", "2019-07-23T13:45:33.335Z", "2019-07-23T13:45:33.339Z", "2019-07-23T13:45:33.343Z", "2019-07-23T13:45:33.346Z", "2019-07-23T13:45:33.351Z", "2019-07-23T13:45:33.355Z", "2019-07-23T13:45:33.358Z", "2019-07-23T13:45:33.363Z", "2019-07-23T13:45:33.367Z", "2019-07-23T13:45:33.371Z", "2019-07-23T13:45:33.375Z", "2019-07-23T13:45:33.379Z", "2019-07-23T13:45:33.383Z", "2019-07-23T13:45:33.387Z", "2019-07-23T13:45:33.391Z", "2019-07-23T13:45:33.395Z", "2019-07-23T13:45:33.399Z"]</text:p>
          </table:table-cell>
          <table:table-cell office:value-type="string" calcext:value-type="string">
            <text:p>Dashboard.vue:220 (24) ["2019-07-23T13:46:20.528Z", "2019-07-23T13:46:20.532Z", "2019-07-23T13:46:20.535Z", "2019-07-23T13:46:20.539Z", "2019-07-23T13:46:20.544Z", "2019-07-23T13:46:20.548Z", "2019-07-23T13:46:20.551Z", "2019-07-23T13:46:20.556Z", "2019-07-23T13:46:20.559Z", "2019-07-23T13:46:20.564Z", "2019-07-23T13:46:20.568Z", "2019-07-23T13:46:20.573Z", "2019-07-23T13:46:20.576Z", "2019-07-23T13:46:20.580Z", "2019-07-23T13:46:20.584Z", "2019-07-23T13:46:20.587Z", "2019-07-23T13:46:20.591Z", "2019-07-23T13:46:20.596Z", "2019-07-23T13:46:20.599Z", "2019-07-23T13:46:20.604Z", "2019-07-23T13:46:20.608Z", "2019-07-23T13:46:20.613Z", "2019-07-23T13:46:20.616Z", "2019-07-23T13:46:20.622Z"]</text:p>
          </table:table-cell>
          <table:table-cell/>
          <table:table-cell office:value-type="string" calcext:value-type="string">
            <text:p>Dashboard.vue:220 (24) ["2019-07-23T12:44:11.405Z", "2019-07-23T12:44:11.505Z", "2019-07-23T12:44:12.005Z", "2019-07-23T12:44:12.105Z", "2019-07-23T12:44:12.205Z", "2019-07-23T12:44:12.305Z", "2019-07-23T12:44:12.405Z", "2019-07-23T12:44:12.505Z", "2019-07-23T12:44:12.605Z", "2019-07-23T12:44:12.705Z", "2019-07-23T12:44:12.805Z", "2019-07-23T12:44:12.905Z", "2019-07-23T12:44:13.005Z", "2019-07-23T12:44:13.105Z", "2019-07-23T12:44:13.205Z", "2019-07-23T12:44:13.305Z", "2019-07-23T12:44:15.605Z", "2019-07-23T12:44:15.705Z", "2019-07-23T12:44:15.805Z", "2019-07-23T12:44:15.904Z", "2019-07-23T12:44:16.005Z", "2019-07-23T12:44:16.105Z", "2019-07-23T12:44:16.205Z", "2019-07-23T12:44:16.305Z"]</text:p>
          </table:table-cell>
          <table:table-cell office:value-type="string" calcext:value-type="string">
            <text:p>Dashboard.vue:220 (24) ["2019-07-23T12:50:46.248Z", "2019-07-23T12:50:46.447Z", "2019-07-23T12:50:46.498Z", "2019-07-23T12:50:46.548Z", "2019-07-23T12:50:46.597Z", "2019-07-23T12:50:46.647Z", "2019-07-23T12:50:46.697Z", "2019-07-23T12:50:46.748Z", "2019-07-23T12:50:46.797Z", "2019-07-23T12:50:46.847Z", "2019-07-23T12:50:46.898Z", "2019-07-23T12:50:46.948Z", "2019-07-23T12:50:46.998Z", "2019-07-23T12:50:47.047Z", "2019-07-23T12:50:47.098Z", "2019-07-23T12:50:47.147Z", "2019-07-23T12:50:47.198Z", "2019-07-23T12:50:47.248Z", "2019-07-23T12:50:47.297Z", "2019-07-23T12:50:47.347Z", "2019-07-23T12:50:47.398Z", "2019-07-23T12:50:47.447Z", "2019-07-23T12:50:47.497Z", "2019-07-23T12:50:47.548Z"]</text:p>
          </table:table-cell>
          <table:table-cell office:value-type="string" calcext:value-type="string">
            <text:p>Dashboard.vue:220 (24) ["2019-07-23T13:00:01.075Z", "2019-07-23T13:00:01.084Z", "2019-07-23T13:00:01.355Z", "2019-07-23T13:00:01.364Z", "2019-07-23T13:00:01.375Z", "2019-07-23T13:00:01.384Z", "2019-07-23T13:00:01.394Z", "2019-07-23T13:00:01.404Z", "2019-07-23T13:00:01.414Z", "2019-07-23T13:00:01.425Z", "2019-07-23T13:00:01.435Z", "2019-07-23T13:00:01.444Z", "2019-07-23T13:00:01.454Z", "2019-07-23T13:00:01.464Z", "2019-07-23T13:00:01.474Z", "2019-07-23T13:00:01.484Z", "2019-07-23T13:00:01.495Z", "2019-07-23T13:00:01.504Z", "2019-07-23T13:00:01.514Z", "2019-07-23T13:00:01.524Z", "2019-07-23T13:00:01.535Z", "2019-07-23T13:00:01.544Z", "2019-07-23T13:00:01.554Z", "2019-07-23T13:00:01.565Z"]</text:p>
          </table:table-cell>
          <table:table-cell office:value-type="string" calcext:value-type="string">
            <text:p>Dashboard.vue:220 (24) ["2019-07-23T13:06:31.270Z", "2019-07-23T13:06:31.404Z", "2019-07-23T13:06:31.409Z", "2019-07-23T13:06:31.413Z", "2019-07-23T13:06:31.418Z", "2019-07-23T13:06:31.424Z", "2019-07-23T13:06:31.429Z", "2019-07-23T13:06:31.434Z", "2019-07-23T13:06:31.444Z", "2019-07-23T13:06:31.445Z", "2019-07-23T13:06:31.450Z", "2019-07-23T13:06:31.456Z", "2019-07-23T13:06:31.460Z", "2019-07-23T13:06:31.464Z", "2019-07-23T13:06:31.469Z", "2019-07-23T13:06:31.474Z", "2019-07-23T13:06:31.479Z", "2019-07-23T13:06:31.484Z", "2019-07-23T13:06:31.489Z", "2019-07-23T13:06:31.494Z", "2019-07-23T13:06:31.499Z", "2019-07-23T13:06:31.504Z", "2019-07-23T13:06:31.510Z", "2019-07-23T13:06:31.514Z"]</text:p>
          </table:table-cell>
          <table:table-cell office:value-type="string" calcext:value-type="string">
            <text:p>Dashboard.vue:220 (24) ["2019-07-23T13:12:57.222Z", "2019-07-23T13:12:57.334Z", "2019-07-23T13:12:57.338Z", "2019-07-23T13:12:57.343Z", "2019-07-23T13:12:57.346Z", "2019-07-23T13:12:57.350Z", "2019-07-23T13:12:57.355Z", "2019-07-23T13:12:57.358Z", "2019-07-23T13:12:57.364Z", "2019-07-23T13:12:57.366Z", "2019-07-23T13:12:57.370Z", "2019-07-23T13:12:57.374Z", "2019-07-23T13:12:57.379Z", "2019-07-23T13:12:57.381Z", "2019-07-23T13:12:57.386Z", "2019-07-23T13:12:57.390Z", "2019-07-23T13:12:57.393Z", "2019-07-23T13:12:57.399Z", "2019-07-23T13:12:57.402Z", "2019-07-23T13:12:57.407Z", "2019-07-23T13:12:57.409Z", "2019-07-23T13:12:57.420Z", "2019-07-23T13:12:57.426Z", "2019-07-23T13:12:57.430Z"]</text:p>
          </table:table-cell>
          <table:table-cell office:value-type="string" calcext:value-type="string">
            <text:p>Dashboard.vue:220 (24) ["2019-07-23T13:21:35.218Z", "2019-07-23T13:21:35.222Z", "2019-07-23T13:21:35.327Z", "2019-07-23T13:21:35.331Z", "2019-07-23T13:21:35.336Z", "2019-07-23T13:21:35.339Z", "2019-07-23T13:21:35.343Z", "2019-07-23T13:21:35.347Z", "2019-07-23T13:21:35.352Z", "2019-07-23T13:21:35.356Z", "2019-07-23T13:21:35.360Z", "2019-07-23T13:21:35.364Z", "2019-07-23T13:21:35.367Z", "2019-07-23T13:21:35.371Z", "2019-07-23T13:21:35.376Z", "2019-07-23T13:21:35.380Z", "2019-07-23T13:21:35.383Z", "2019-07-23T13:21:35.387Z", "2019-07-23T13:21:35.392Z", "2019-07-23T13:21:35.395Z", "2019-07-23T13:21:35.400Z", "2019-07-23T13:21:35.404Z", "2019-07-23T13:21:35.407Z", "2019-07-23T13:21:35.412Z"]</text:p>
          </table:table-cell>
          <table:table-cell/>
          <table:table-cell office:value-type="string" calcext:value-type="string">
            <text:p>Dashboard.vue:220 (2) ["2019-07-23T12:20:22.253Z", "2019-07-23T12:20:22.353Z"]</text:p>
          </table:table-cell>
          <table:table-cell office:value-type="string" calcext:value-type="string">
            <text:p>Dashboard.vue:212 2019-07-23T12:24:13.515Z</text:p>
          </table:table-cell>
          <table:table-cell office:value-type="string" calcext:value-type="string">
            <text:p>Dashboard.vue:220 (24) ["2019-07-23T12:25:07.301Z", "2019-07-23T12:25:07.312Z", "2019-07-23T12:25:07.321Z", "2019-07-23T12:25:07.331Z", "2019-07-23T12:25:07.341Z", "2019-07-23T12:25:07.351Z", "2019-07-23T12:25:07.361Z", "2019-07-23T12:25:07.372Z", "2019-07-23T12:25:07.381Z", "2019-07-23T12:25:07.391Z", "2019-07-23T12:25:07.402Z", "2019-07-23T12:25:07.411Z", "2019-07-23T12:25:07.421Z", "2019-07-23T12:25:07.431Z", "2019-07-23T12:25:07.441Z", "2019-07-23T12:25:07.452Z", "2019-07-23T12:25:07.461Z", "2019-07-23T12:25:07.471Z", "2019-07-23T12:25:07.481Z", "2019-07-23T12:25:07.491Z", "2019-07-23T12:25:07.501Z", "2019-07-23T12:25:07.512Z", "2019-07-23T12:25:07.521Z", "2019-07-23T12:25:07.532Z"]</text:p>
          </table:table-cell>
          <table:table-cell office:value-type="string" calcext:value-type="string">
            <text:p>Dashboard.vue:220 (24) ["2019-07-23T12:25:58.502Z", "2019-07-23T12:25:58.507Z", "2019-07-23T12:25:58.513Z", "2019-07-23T12:25:58.517Z", "2019-07-23T12:25:58.523Z", "2019-07-23T12:25:58.527Z", "2019-07-23T12:25:58.532Z", "2019-07-23T12:25:58.537Z", "2019-07-23T12:25:58.543Z", "2019-07-23T12:25:58.548Z", "2019-07-23T12:25:58.552Z", "2019-07-23T12:25:58.557Z", "2019-07-23T12:25:58.562Z", "2019-07-23T12:25:58.567Z", "2019-07-23T12:25:58.572Z", "2019-07-23T12:25:58.577Z", "2019-07-23T12:25:58.582Z", "2019-07-23T12:25:58.588Z", "2019-07-23T12:25:58.592Z", "2019-07-23T12:25:58.597Z", "2019-07-23T12:25:58.602Z", "2019-07-23T12:25:58.608Z", "2019-07-23T12:25:58.613Z", "2019-07-23T12:25:58.618Z"]</text:p>
          </table:table-cell>
          <table:table-cell office:value-type="string" calcext:value-type="string">
            <text:p>Dashboard.vue:220 (24) ["2019-07-23T12:26:34.306Z", "2019-07-23T12:26:34.309Z", "2019-07-23T12:26:34.313Z", "2019-07-23T12:26:34.318Z", "2019-07-23T12:26:34.322Z", "2019-07-23T12:26:34.326Z", "2019-07-23T12:26:34.329Z", "2019-07-23T12:26:34.333Z", "2019-07-23T12:26:34.337Z", "2019-07-23T12:26:34.342Z", "2019-07-23T12:26:34.346Z", "2019-07-23T12:26:34.350Z", "2019-07-23T12:26:34.354Z", "2019-07-23T12:26:34.357Z", "2019-07-23T12:26:34.361Z", "2019-07-23T12:26:34.366Z", "2019-07-23T12:26:34.369Z", "2019-07-23T12:26:34.373Z", "2019-07-23T12:26:34.378Z", "2019-07-23T12:26:34.382Z", "2019-07-23T12:26:34.386Z", "2019-07-23T12:26:34.390Z", "2019-07-23T12:26:34.393Z", "2019-07-23T12:26:34.398Z"]</text:p>
          </table:table-cell>
          <table:table-cell office:value-type="string" calcext:value-type="string">
            <text:p>Dashboard.vue:220 (24) ["2019-07-23T12:27:08.331Z", "2019-07-23T12:27:08.334Z", "2019-07-23T12:27:08.339Z", "2019-07-23T12:27:08.342Z", "2019-07-23T12:27:08.346Z", "2019-07-23T12:27:08.350Z", "2019-07-23T12:27:08.354Z", "2019-07-23T12:27:08.359Z", "2019-07-23T12:27:08.362Z", "2019-07-23T12:27:08.366Z", "2019-07-23T12:27:08.370Z", "2019-07-23T12:27:08.375Z", "2019-07-23T12:27:08.379Z", "2019-07-23T12:27:08.382Z", "2019-07-23T12:27:08.387Z", "2019-07-23T12:27:08.391Z", "2019-07-23T12:27:08.395Z", "2019-07-23T12:27:08.399Z", "2019-07-23T12:27:08.402Z", "2019-07-23T12:27:08.406Z", "2019-07-23T12:27:08.410Z", "2019-07-23T12:27:08.415Z", "2019-07-23T12:27:08.418Z", "2019-07-23T12:27:08.422Z"]</text:p>
          </table:table-cell>
        </table:table-row>
        <table:table-row table:style-name="ro1">
          <table:table-cell/>
          <table:table-cell office:value-type="string" calcext:value-type="string">
            <text:p>Dashboard.vue:219 tumpukan yang belum diterima : 23</text:p>
          </table:table-cell>
          <table:table-cell office:value-type="string" calcext:value-type="string">
            <text:p>Dashboard.vue:211 15567</text:p>
          </table:table-cell>
          <table:table-cell office:value-type="string" calcext:value-type="string">
            <text:p>Dashboard.vue:211 27460</text:p>
          </table:table-cell>
          <table:table-cell office:value-type="string" calcext:value-type="string">
            <text:p>Dashboard.vue:211 26430</text:p>
          </table:table-cell>
          <table:table-cell office:value-type="string" calcext:value-type="string">
            <text:p>Dashboard.vue:211 26232</text:p>
          </table:table-cell>
          <table:table-cell office:value-type="string" calcext:value-type="string">
            <text:p>Dashboard.vue:211 26556</text:p>
          </table:table-cell>
          <table:table-cell/>
          <table:table-cell office:value-type="string" calcext:value-type="string">
            <text:p>Dashboard.vue:211 648</text:p>
          </table:table-cell>
          <table:table-cell office:value-type="string" calcext:value-type="string">
            <text:p>Dashboard.vue:219 tumpukan yang belum diterima : 5</text:p>
          </table:table-cell>
          <table:table-cell office:value-type="string" calcext:value-type="string">
            <text:p>Dashboard.vue:211 1109</text:p>
          </table:table-cell>
          <table:table-cell office:value-type="string" calcext:value-type="string">
            <text:p>Dashboard.vue:211 1683</text:p>
          </table:table-cell>
          <table:table-cell office:value-type="string" calcext:value-type="string">
            <text:p>Dashboard.vue:211 1732</text:p>
          </table:table-cell>
          <table:table-cell office:value-type="string" calcext:value-type="string">
            <text:p>Dashboard.vue:211 1229</text:p>
          </table:table-cell>
          <table:table-cell/>
          <table:table-cell office:value-type="string" calcext:value-type="string">
            <text:p>Dashboard.vue:211 39477</text:p>
          </table:table-cell>
          <table:table-cell office:value-type="string" calcext:value-type="string">
            <text:p>Dashboard.vue:211 49430</text:p>
          </table:table-cell>
          <table:table-cell office:value-type="string" calcext:value-type="string">
            <text:p>Dashboard.vue:211 61753</text:p>
          </table:table-cell>
          <table:table-cell office:value-type="string" calcext:value-type="string">
            <text:p>Dashboard.vue:211 57118</text:p>
          </table:table-cell>
          <table:table-cell office:value-type="string" calcext:value-type="string">
            <text:p>Dashboard.vue:211 58540</text:p>
          </table:table-cell>
          <table:table-cell office:value-type="string" calcext:value-type="string">
            <text:p>Dashboard.vue:211 63975</text:p>
          </table:table-cell>
          <table:table-cell/>
          <table:table-cell office:value-type="string" calcext:value-type="string">
            <text:p>Dashboard.vue:211 514</text:p>
          </table:table-cell>
          <table:table-cell office:value-type="string" calcext:value-type="string">
            <text:p>Dashboard.vue:219 tumpukan yang belum diterima : 5</text:p>
          </table:table-cell>
          <table:table-cell office:value-type="string" calcext:value-type="string">
            <text:p>Dashboard.vue:211 1518</text:p>
          </table:table-cell>
          <table:table-cell office:value-type="string" calcext:value-type="string">
            <text:p>Dashboard.vue:211 1336</text:p>
          </table:table-cell>
          <table:table-cell office:value-type="string" calcext:value-type="string">
            <text:p>Dashboard.vue:211 1208</text:p>
          </table:table-cell>
          <table:table-cell office:value-type="string" calcext:value-type="string">
            <text:p>Dashboard.vue:211 1643</text:p>
          </table:table-cell>
        </table:table-row>
        <table:table-row table:style-name="ro1">
          <table:table-cell/>
          <table:table-cell office:value-type="string" calcext:value-type="string">
            <text:p>Dashboard.vue:220 (23) ["2019-07-23T13:19:23.671Z", "2019-07-23T13:19:24.470Z", "2019-07-23T13:19:24.571Z", "2019-07-23T13:19:24.671Z", "2019-07-23T13:19:24.771Z", "2019-07-23T13:19:26.872Z", "2019-07-23T13:19:26.971Z", "2019-07-23T13:19:27.070Z", "2019-07-23T13:19:27.171Z", "2019-07-23T13:19:27.271Z", "2019-07-23T13:19:27.370Z", "2019-07-23T13:19:27.470Z", "2019-07-23T13:19:27.571Z", "2019-07-23T13:19:27.671Z", "2019-07-23T13:19:27.770Z", "2019-07-23T13:19:27.871Z", "2019-07-23T13:19:27.971Z", "2019-07-23T13:19:28.070Z", "2019-07-23T13:19:28.171Z", "2019-07-23T13:19:28.271Z", "2019-07-23T13:19:28.370Z", "2019-07-23T13:19:28.481Z", "2019-07-23T13:19:28.571Z"]</text:p>
          </table:table-cell>
          <table:table-cell office:value-type="string" calcext:value-type="string">
            <text:p>Dashboard.vue:212 2019-07-23T13:25:40.524Z</text:p>
          </table:table-cell>
          <table:table-cell office:value-type="string" calcext:value-type="string">
            <text:p>Dashboard.vue:212 2019-07-23T13:29:04.131Z</text:p>
          </table:table-cell>
          <table:table-cell office:value-type="string" calcext:value-type="string">
            <text:p>Dashboard.vue:212 2019-07-23T13:32:40.641Z</text:p>
          </table:table-cell>
          <table:table-cell office:value-type="string" calcext:value-type="string">
            <text:p>Dashboard.vue:212 2019-07-23T13:35:03.803Z</text:p>
          </table:table-cell>
          <table:table-cell office:value-type="string" calcext:value-type="string">
            <text:p>Dashboard.vue:212 2019-07-23T13:38:37.448Z</text:p>
          </table:table-cell>
          <table:table-cell/>
          <table:table-cell office:value-type="string" calcext:value-type="string">
            <text:p>Dashboard.vue:212 2019-07-23T13:42:22.863Z</text:p>
          </table:table-cell>
          <table:table-cell office:value-type="string" calcext:value-type="string">
            <text:p>Dashboard.vue:220 (5) ["2019-07-23T13:43:09.050Z", "2019-07-23T13:43:09.094Z", "2019-07-23T13:43:09.167Z", "2019-07-23T13:43:09.194Z", "2019-07-23T13:43:09.244Z"]</text:p>
          </table:table-cell>
          <table:table-cell office:value-type="string" calcext:value-type="string">
            <text:p>Dashboard.vue:212 2019-07-23T13:43:54.014Z</text:p>
          </table:table-cell>
          <table:table-cell office:value-type="string" calcext:value-type="string">
            <text:p>Dashboard.vue:212 2019-07-23T13:44:46.032Z</text:p>
          </table:table-cell>
          <table:table-cell office:value-type="string" calcext:value-type="string">
            <text:p>Dashboard.vue:212 2019-07-23T13:45:33.307Z</text:p>
          </table:table-cell>
          <table:table-cell office:value-type="string" calcext:value-type="string">
            <text:p>Dashboard.vue:212 2019-07-23T13:46:20.528Z</text:p>
          </table:table-cell>
          <table:table-cell/>
          <table:table-cell office:value-type="string" calcext:value-type="string">
            <text:p>Dashboard.vue:212 2019-07-23T12:44:15.605Z</text:p>
          </table:table-cell>
          <table:table-cell office:value-type="string" calcext:value-type="string">
            <text:p>Dashboard.vue:212 2019-07-23T12:50:46.447Z</text:p>
          </table:table-cell>
          <table:table-cell office:value-type="string" calcext:value-type="string">
            <text:p>Dashboard.vue:212 2019-07-23T13:00:01.355Z</text:p>
          </table:table-cell>
          <table:table-cell office:value-type="string" calcext:value-type="string">
            <text:p>Dashboard.vue:212 2019-07-23T13:06:31.409Z</text:p>
          </table:table-cell>
          <table:table-cell office:value-type="string" calcext:value-type="string">
            <text:p>Dashboard.vue:212 2019-07-23T13:12:57.334Z</text:p>
          </table:table-cell>
          <table:table-cell office:value-type="string" calcext:value-type="string">
            <text:p>Dashboard.vue:212 2019-07-23T13:21:35.327Z</text:p>
          </table:table-cell>
          <table:table-cell/>
          <table:table-cell office:value-type="string" calcext:value-type="string">
            <text:p>Dashboard.vue:212 2019-07-23T12:20:22.253Z</text:p>
          </table:table-cell>
          <table:table-cell office:value-type="string" calcext:value-type="string">
            <text:p>Dashboard.vue:220 (5) ["2019-07-23T12:24:13.571Z", "2019-07-23T12:24:13.615Z", "2019-07-23T12:24:13.681Z", "2019-07-23T12:24:13.716Z", "2019-07-23T12:24:13.765Z"]</text:p>
          </table:table-cell>
          <table:table-cell office:value-type="string" calcext:value-type="string">
            <text:p>Dashboard.vue:212 2019-07-23T12:25:07.301Z</text:p>
          </table:table-cell>
          <table:table-cell office:value-type="string" calcext:value-type="string">
            <text:p>Dashboard.vue:212 2019-07-23T12:25:58.502Z</text:p>
          </table:table-cell>
          <table:table-cell office:value-type="string" calcext:value-type="string">
            <text:p>Dashboard.vue:212 2019-07-23T12:26:34.306Z</text:p>
          </table:table-cell>
          <table:table-cell office:value-type="string" calcext:value-type="string">
            <text:p>Dashboard.vue:212 2019-07-23T12:27:08.331Z</text:p>
          </table:table-cell>
        </table:table-row>
        <table:table-row table:style-name="ro1">
          <table:table-cell/>
          <table:table-cell office:value-type="string" calcext:value-type="string">
            <text:p>Dashboard.vue:211 11357</text:p>
          </table:table-cell>
          <table:table-cell table:number-columns-repeated="5" office:value-type="string" calcext:value-type="string">
            <text:p>Dashboard.vue:219 tumpukan yang belum diterima : 23</text:p>
          </table:table-cell>
          <table:table-cell/>
          <table:table-cell office:value-type="string" calcext:value-type="string">
            <text:p>Dashboard.vue:219 tumpukan yang belum diterima : 2</text:p>
          </table:table-cell>
          <table:table-cell office:value-type="string" calcext:value-type="string">
            <text:p>Dashboard.vue:211 596</text:p>
          </table:table-cell>
          <table:table-cell table:number-columns-repeated="4" office:value-type="string" calcext:value-type="string">
            <text:p>Dashboard.vue:219 tumpukan yang belum diterima : 23</text:p>
          </table:table-cell>
          <table:table-cell/>
          <table:table-cell table:number-columns-repeated="6" office:value-type="string" calcext:value-type="string">
            <text:p>Dashboard.vue:219 tumpukan yang belum diterima : 23</text:p>
          </table:table-cell>
          <table:table-cell/>
          <table:table-cell office:value-type="string" calcext:value-type="string">
            <text:p>Dashboard.vue:219 tumpukan yang belum diterima : 1</text:p>
          </table:table-cell>
          <table:table-cell office:value-type="string" calcext:value-type="string">
            <text:p>Dashboard.vue:211 1181</text:p>
          </table:table-cell>
          <table:table-cell table:number-columns-repeated="4" office:value-type="string" calcext:value-type="string">
            <text:p>Dashboard.vue:219 tumpukan yang belum diterima : 23</text:p>
          </table:table-cell>
        </table:table-row>
        <table:table-row table:style-name="ro1">
          <table:table-cell/>
          <table:table-cell office:value-type="string" calcext:value-type="string">
            <text:p>Dashboard.vue:212 2019-07-23T13:19:26.872Z</text:p>
          </table:table-cell>
          <table:table-cell office:value-type="string" calcext:value-type="string">
            <text:p>Dashboard.vue:220 (23) ["2019-07-23T13:25:38.275Z", "2019-07-23T13:25:38.524Z", "2019-07-23T13:25:38.574Z", "2019-07-23T13:25:38.624Z", "2019-07-23T13:25:38.674Z", "2019-07-23T13:25:38.724Z", "2019-07-23T13:25:38.774Z", "2019-07-23T13:25:38.824Z", "2019-07-23T13:25:38.874Z", "2019-07-23T13:25:38.924Z", "2019-07-23T13:25:38.975Z", "2019-07-23T13:25:39.024Z", "2019-07-23T13:25:39.074Z", "2019-07-23T13:25:39.124Z", "2019-07-23T13:25:39.173Z", "2019-07-23T13:25:39.224Z", "2019-07-23T13:25:39.274Z", "2019-07-23T13:25:39.324Z", "2019-07-23T13:25:39.375Z", "2019-07-23T13:25:40.574Z", "2019-07-23T13:25:40.624Z", "2019-07-23T13:25:40.674Z", "2019-07-23T13:25:40.724Z"]</text:p>
          </table:table-cell>
          <table:table-cell office:value-type="string" calcext:value-type="string">
            <text:p>Dashboard.vue:220 (23) ["2019-07-23T13:29:03.861Z", "2019-07-23T13:29:04.141Z", "2019-07-23T13:29:04.151Z", "2019-07-23T13:29:04.161Z", "2019-07-23T13:29:04.171Z", "2019-07-23T13:29:04.181Z", "2019-07-23T13:29:04.190Z", "2019-07-23T13:29:04.201Z", "2019-07-23T13:29:04.210Z", "2019-07-23T13:29:04.220Z", "2019-07-23T13:29:04.231Z", "2019-07-23T13:29:04.240Z", "2019-07-23T13:29:04.251Z", "2019-07-23T13:29:04.260Z", "2019-07-23T13:29:04.270Z", "2019-07-23T13:29:04.281Z", "2019-07-23T13:29:04.291Z", "2019-07-23T13:29:04.301Z", "2019-07-23T13:29:04.311Z", "2019-07-23T13:29:04.320Z", "2019-07-23T13:29:04.331Z", "2019-07-23T13:29:04.340Z", "2019-07-23T13:29:04.350Z"]</text:p>
          </table:table-cell>
          <table:table-cell office:value-type="string" calcext:value-type="string">
            <text:p>Dashboard.vue:220 (23) ["2019-07-23T13:32:40.507Z", "2019-07-23T13:32:40.646Z", "2019-07-23T13:32:40.651Z", "2019-07-23T13:32:40.656Z", "2019-07-23T13:32:40.661Z", "2019-07-23T13:32:40.665Z", "2019-07-23T13:32:40.671Z", "2019-07-23T13:32:40.676Z", "2019-07-23T13:32:40.681Z", "2019-07-23T13:32:40.686Z", "2019-07-23T13:32:40.690Z", "2019-07-23T13:32:40.700Z", "2019-07-23T13:32:40.703Z", "2019-07-23T13:32:40.707Z", "2019-07-23T13:32:40.711Z", "2019-07-23T13:32:40.716Z", "2019-07-23T13:32:40.722Z", "2019-07-23T13:32:40.726Z", "2019-07-23T13:32:40.730Z", "2019-07-23T13:32:40.736Z", "2019-07-23T13:32:40.741Z", "2019-07-23T13:32:40.745Z", "2019-07-23T13:32:40.750Z"]</text:p>
          </table:table-cell>
          <table:table-cell office:value-type="string" calcext:value-type="string">
            <text:p>Dashboard.vue:220 (23) ["2019-07-23T13:35:03.700Z", "2019-07-23T13:35:03.811Z", "2019-07-23T13:35:03.815Z", "2019-07-23T13:35:03.819Z", "2019-07-23T13:35:03.824Z", "2019-07-23T13:35:03.827Z", "2019-07-23T13:35:03.831Z", "2019-07-23T13:35:03.835Z", "2019-07-23T13:35:03.839Z", "2019-07-23T13:35:03.843Z", "2019-07-23T13:35:03.847Z", "2019-07-23T13:35:03.851Z", "2019-07-23T13:35:03.855Z", "2019-07-23T13:35:03.859Z", "2019-07-23T13:35:03.863Z", "2019-07-23T13:35:03.867Z", "2019-07-23T13:35:03.871Z", "2019-07-23T13:35:03.875Z", "2019-07-23T13:35:03.879Z", "2019-07-23T13:35:03.883Z", "2019-07-23T13:35:03.887Z", "2019-07-23T13:35:03.891Z", "2019-07-23T13:35:03.895Z"]</text:p>
          </table:table-cell>
          <table:table-cell office:value-type="string" calcext:value-type="string">
            <text:p>Dashboard.vue:220 (23) ["2019-07-23T13:38:37.339Z", "2019-07-23T13:38:37.452Z", "2019-07-23T13:38:37.456Z", "2019-07-23T13:38:37.461Z", "2019-07-23T13:38:37.465Z", "2019-07-23T13:38:37.468Z", "2019-07-23T13:38:37.473Z", "2019-07-23T13:38:37.476Z", "2019-07-23T13:38:37.480Z", "2019-07-23T13:38:37.484Z", "2019-07-23T13:38:37.489Z", "2019-07-23T13:38:37.492Z", "2019-07-23T13:38:37.496Z", "2019-07-23T13:38:37.500Z", "2019-07-23T13:38:37.504Z", "2019-07-23T13:38:37.509Z", "2019-07-23T13:38:37.518Z", "2019-07-23T13:38:37.520Z", "2019-07-23T13:38:37.526Z", "2019-07-23T13:38:37.528Z", "2019-07-23T13:38:37.533Z", "2019-07-23T13:38:37.537Z", "2019-07-23T13:38:37.541Z"]</text:p>
          </table:table-cell>
          <table:table-cell/>
          <table:table-cell office:value-type="string" calcext:value-type="string">
            <text:p>Dashboard.vue:220 (2) ["2019-07-23T13:42:22.963Z", "2019-07-23T13:42:23.063Z"]</text:p>
          </table:table-cell>
          <table:table-cell office:value-type="string" calcext:value-type="string">
            <text:p>Dashboard.vue:212 2019-07-23T13:43:09.050Z</text:p>
          </table:table-cell>
          <table:table-cell office:value-type="string" calcext:value-type="string">
            <text:p>Dashboard.vue:220 (23) ["2019-07-23T13:43:54.024Z", "2019-07-23T13:43:54.034Z", "2019-07-23T13:43:54.044Z", "2019-07-23T13:43:54.054Z", "2019-07-23T13:43:54.063Z", "2019-07-23T13:43:54.074Z", "2019-07-23T13:43:54.084Z", "2019-07-23T13:43:54.093Z", "2019-07-23T13:43:54.103Z", "2019-07-23T13:43:54.114Z", "2019-07-23T13:43:54.124Z", "2019-07-23T13:43:54.134Z", "2019-07-23T13:43:54.143Z", "2019-07-23T13:43:54.154Z", "2019-07-23T13:43:54.164Z", "2019-07-23T13:43:54.174Z", "2019-07-23T13:43:54.184Z", "2019-07-23T13:43:54.194Z", "2019-07-23T13:43:54.204Z", "2019-07-23T13:43:54.214Z", "2019-07-23T13:43:54.223Z", "2019-07-23T13:43:54.233Z", "2019-07-23T13:43:54.244Z"]</text:p>
          </table:table-cell>
          <table:table-cell office:value-type="string" calcext:value-type="string">
            <text:p>Dashboard.vue:220 (23) ["2019-07-23T13:44:46.037Z", "2019-07-23T13:44:46.042Z", "2019-07-23T13:44:46.047Z", "2019-07-23T13:44:46.052Z", "2019-07-23T13:44:46.057Z", "2019-07-23T13:44:46.062Z", "2019-07-23T13:44:46.067Z", "2019-07-23T13:44:46.071Z", "2019-07-23T13:44:46.076Z", "2019-07-23T13:44:46.082Z", "2019-07-23T13:44:46.087Z", "2019-07-23T13:44:46.092Z", "2019-07-23T13:44:46.096Z", "2019-07-23T13:44:46.102Z", "2019-07-23T13:44:46.107Z", "2019-07-23T13:44:46.111Z", "2019-07-23T13:44:46.116Z", "2019-07-23T13:44:46.122Z", "2019-07-23T13:44:46.126Z", "2019-07-23T13:44:46.132Z", "2019-07-23T13:44:46.136Z", "2019-07-23T13:44:46.143Z", "2019-07-23T13:44:46.147Z"]</text:p>
          </table:table-cell>
          <table:table-cell office:value-type="string" calcext:value-type="string">
            <text:p>Dashboard.vue:220 (23) ["2019-07-23T13:45:33.311Z", "2019-07-23T13:45:33.315Z", "2019-07-23T13:45:33.319Z", "2019-07-23T13:45:33.323Z", "2019-07-23T13:45:33.327Z", "2019-07-23T13:45:33.330Z", "2019-07-23T13:45:33.335Z", "2019-07-23T13:45:33.339Z", "2019-07-23T13:45:33.343Z", "2019-07-23T13:45:33.346Z", "2019-07-23T13:45:33.351Z", "2019-07-23T13:45:33.355Z", "2019-07-23T13:45:33.358Z", "2019-07-23T13:45:33.363Z", "2019-07-23T13:45:33.367Z", "2019-07-23T13:45:33.371Z", "2019-07-23T13:45:33.375Z", "2019-07-23T13:45:33.379Z", "2019-07-23T13:45:33.383Z", "2019-07-23T13:45:33.387Z", "2019-07-23T13:45:33.391Z", "2019-07-23T13:45:33.395Z", "2019-07-23T13:45:33.399Z"]</text:p>
          </table:table-cell>
          <table:table-cell office:value-type="string" calcext:value-type="string">
            <text:p>Dashboard.vue:220 (23) ["2019-07-23T13:46:20.532Z", "2019-07-23T13:46:20.535Z", "2019-07-23T13:46:20.539Z", "2019-07-23T13:46:20.544Z", "2019-07-23T13:46:20.548Z", "2019-07-23T13:46:20.551Z", "2019-07-23T13:46:20.556Z", "2019-07-23T13:46:20.559Z", "2019-07-23T13:46:20.564Z", "2019-07-23T13:46:20.568Z", "2019-07-23T13:46:20.573Z", "2019-07-23T13:46:20.576Z", "2019-07-23T13:46:20.580Z", "2019-07-23T13:46:20.584Z", "2019-07-23T13:46:20.587Z", "2019-07-23T13:46:20.591Z", "2019-07-23T13:46:20.596Z", "2019-07-23T13:46:20.599Z", "2019-07-23T13:46:20.604Z", "2019-07-23T13:46:20.608Z", "2019-07-23T13:46:20.613Z", "2019-07-23T13:46:20.616Z", "2019-07-23T13:46:20.622Z"]</text:p>
          </table:table-cell>
          <table:table-cell/>
          <table:table-cell office:value-type="string" calcext:value-type="string">
            <text:p>Dashboard.vue:220 (23) ["2019-07-23T12:44:11.405Z", "2019-07-23T12:44:11.505Z", "2019-07-23T12:44:12.005Z", "2019-07-23T12:44:12.105Z", "2019-07-23T12:44:12.205Z", "2019-07-23T12:44:12.305Z", "2019-07-23T12:44:12.405Z", "2019-07-23T12:44:12.505Z", "2019-07-23T12:44:12.605Z", "2019-07-23T12:44:12.705Z", "2019-07-23T12:44:12.805Z", "2019-07-23T12:44:12.905Z", "2019-07-23T12:44:13.005Z", "2019-07-23T12:44:13.105Z", "2019-07-23T12:44:13.205Z", "2019-07-23T12:44:13.305Z", "2019-07-23T12:44:15.705Z", "2019-07-23T12:44:15.805Z", "2019-07-23T12:44:15.904Z", "2019-07-23T12:44:16.005Z", "2019-07-23T12:44:16.105Z", "2019-07-23T12:44:16.205Z", "2019-07-23T12:44:16.305Z"]</text:p>
          </table:table-cell>
          <table:table-cell office:value-type="string" calcext:value-type="string">
            <text:p>Dashboard.vue:220 (23) ["2019-07-23T12:50:46.248Z", "2019-07-23T12:50:46.498Z", "2019-07-23T12:50:46.548Z", "2019-07-23T12:50:46.597Z", "2019-07-23T12:50:46.647Z", "2019-07-23T12:50:46.697Z", "2019-07-23T12:50:46.748Z", "2019-07-23T12:50:46.797Z", "2019-07-23T12:50:46.847Z", "2019-07-23T12:50:46.898Z", "2019-07-23T12:50:46.948Z", "2019-07-23T12:50:46.998Z", "2019-07-23T12:50:47.047Z", "2019-07-23T12:50:47.098Z", "2019-07-23T12:50:47.147Z", "2019-07-23T12:50:47.198Z", "2019-07-23T12:50:47.248Z", "2019-07-23T12:50:47.297Z", "2019-07-23T12:50:47.347Z", "2019-07-23T12:50:47.398Z", "2019-07-23T12:50:47.447Z", "2019-07-23T12:50:47.497Z", "2019-07-23T12:50:47.548Z"]</text:p>
          </table:table-cell>
          <table:table-cell office:value-type="string" calcext:value-type="string">
            <text:p>Dashboard.vue:220 (23) ["2019-07-23T13:00:01.075Z", "2019-07-23T13:00:01.084Z", "2019-07-23T13:00:01.364Z", "2019-07-23T13:00:01.375Z", "2019-07-23T13:00:01.384Z", "2019-07-23T13:00:01.394Z", "2019-07-23T13:00:01.404Z", "2019-07-23T13:00:01.414Z", "2019-07-23T13:00:01.425Z", "2019-07-23T13:00:01.435Z", "2019-07-23T13:00:01.444Z", "2019-07-23T13:00:01.454Z", "2019-07-23T13:00:01.464Z", "2019-07-23T13:00:01.474Z", "2019-07-23T13:00:01.484Z", "2019-07-23T13:00:01.495Z", "2019-07-23T13:00:01.504Z", "2019-07-23T13:00:01.514Z", "2019-07-23T13:00:01.524Z", "2019-07-23T13:00:01.535Z", "2019-07-23T13:00:01.544Z", "2019-07-23T13:00:01.554Z", "2019-07-23T13:00:01.565Z"]</text:p>
          </table:table-cell>
          <table:table-cell office:value-type="string" calcext:value-type="string">
            <text:p>Dashboard.vue:220 (23) ["2019-07-23T13:06:31.270Z", "2019-07-23T13:06:31.404Z", "2019-07-23T13:06:31.413Z", "2019-07-23T13:06:31.418Z", "2019-07-23T13:06:31.424Z", "2019-07-23T13:06:31.429Z", "2019-07-23T13:06:31.434Z", "2019-07-23T13:06:31.444Z", "2019-07-23T13:06:31.445Z", "2019-07-23T13:06:31.450Z", "2019-07-23T13:06:31.456Z", "2019-07-23T13:06:31.460Z", "2019-07-23T13:06:31.464Z", "2019-07-23T13:06:31.469Z", "2019-07-23T13:06:31.474Z", "2019-07-23T13:06:31.479Z", "2019-07-23T13:06:31.484Z", "2019-07-23T13:06:31.489Z", "2019-07-23T13:06:31.494Z", "2019-07-23T13:06:31.499Z", "2019-07-23T13:06:31.504Z", "2019-07-23T13:06:31.510Z", "2019-07-23T13:06:31.514Z"]</text:p>
          </table:table-cell>
          <table:table-cell office:value-type="string" calcext:value-type="string">
            <text:p>Dashboard.vue:220 (23) ["2019-07-23T13:12:57.222Z", "2019-07-23T13:12:57.338Z", "2019-07-23T13:12:57.343Z", "2019-07-23T13:12:57.346Z", "2019-07-23T13:12:57.350Z", "2019-07-23T13:12:57.355Z", "2019-07-23T13:12:57.358Z", "2019-07-23T13:12:57.364Z", "2019-07-23T13:12:57.366Z", "2019-07-23T13:12:57.370Z", "2019-07-23T13:12:57.374Z", "2019-07-23T13:12:57.379Z", "2019-07-23T13:12:57.381Z", "2019-07-23T13:12:57.386Z", "2019-07-23T13:12:57.390Z", "2019-07-23T13:12:57.393Z", "2019-07-23T13:12:57.399Z", "2019-07-23T13:12:57.402Z", "2019-07-23T13:12:57.407Z", "2019-07-23T13:12:57.409Z", "2019-07-23T13:12:57.420Z", "2019-07-23T13:12:57.426Z", "2019-07-23T13:12:57.430Z"]</text:p>
          </table:table-cell>
          <table:table-cell office:value-type="string" calcext:value-type="string">
            <text:p>Dashboard.vue:220 (23) ["2019-07-23T13:21:35.218Z", "2019-07-23T13:21:35.222Z", "2019-07-23T13:21:35.331Z", "2019-07-23T13:21:35.336Z", "2019-07-23T13:21:35.339Z", "2019-07-23T13:21:35.343Z", "2019-07-23T13:21:35.347Z", "2019-07-23T13:21:35.352Z", "2019-07-23T13:21:35.356Z", "2019-07-23T13:21:35.360Z", "2019-07-23T13:21:35.364Z", "2019-07-23T13:21:35.367Z", "2019-07-23T13:21:35.371Z", "2019-07-23T13:21:35.376Z", "2019-07-23T13:21:35.380Z", "2019-07-23T13:21:35.383Z", "2019-07-23T13:21:35.387Z", "2019-07-23T13:21:35.392Z", "2019-07-23T13:21:35.395Z", "2019-07-23T13:21:35.400Z", "2019-07-23T13:21:35.404Z", "2019-07-23T13:21:35.407Z", "2019-07-23T13:21:35.412Z"]</text:p>
          </table:table-cell>
          <table:table-cell/>
          <table:table-cell office:value-type="string" calcext:value-type="string">
            <text:p>Dashboard.vue:220 ["2019-07-23T12:20:22.353Z"]</text:p>
          </table:table-cell>
          <table:table-cell office:value-type="string" calcext:value-type="string">
            <text:p>Dashboard.vue:212 2019-07-23T12:24:13.571Z</text:p>
          </table:table-cell>
          <table:table-cell office:value-type="string" calcext:value-type="string">
            <text:p>Dashboard.vue:220 (23) ["2019-07-23T12:25:07.312Z", "2019-07-23T12:25:07.321Z", "2019-07-23T12:25:07.331Z", "2019-07-23T12:25:07.341Z", "2019-07-23T12:25:07.351Z", "2019-07-23T12:25:07.361Z", "2019-07-23T12:25:07.372Z", "2019-07-23T12:25:07.381Z", "2019-07-23T12:25:07.391Z", "2019-07-23T12:25:07.402Z", "2019-07-23T12:25:07.411Z", "2019-07-23T12:25:07.421Z", "2019-07-23T12:25:07.431Z", "2019-07-23T12:25:07.441Z", "2019-07-23T12:25:07.452Z", "2019-07-23T12:25:07.461Z", "2019-07-23T12:25:07.471Z", "2019-07-23T12:25:07.481Z", "2019-07-23T12:25:07.491Z", "2019-07-23T12:25:07.501Z", "2019-07-23T12:25:07.512Z", "2019-07-23T12:25:07.521Z", "2019-07-23T12:25:07.532Z"]</text:p>
          </table:table-cell>
          <table:table-cell office:value-type="string" calcext:value-type="string">
            <text:p>Dashboard.vue:220 (23) ["2019-07-23T12:25:58.507Z", "2019-07-23T12:25:58.513Z", "2019-07-23T12:25:58.517Z", "2019-07-23T12:25:58.523Z", "2019-07-23T12:25:58.527Z", "2019-07-23T12:25:58.532Z", "2019-07-23T12:25:58.537Z", "2019-07-23T12:25:58.543Z", "2019-07-23T12:25:58.548Z", "2019-07-23T12:25:58.552Z", "2019-07-23T12:25:58.557Z", "2019-07-23T12:25:58.562Z", "2019-07-23T12:25:58.567Z", "2019-07-23T12:25:58.572Z", "2019-07-23T12:25:58.577Z", "2019-07-23T12:25:58.582Z", "2019-07-23T12:25:58.588Z", "2019-07-23T12:25:58.592Z", "2019-07-23T12:25:58.597Z", "2019-07-23T12:25:58.602Z", "2019-07-23T12:25:58.608Z", "2019-07-23T12:25:58.613Z", "2019-07-23T12:25:58.618Z"]</text:p>
          </table:table-cell>
          <table:table-cell office:value-type="string" calcext:value-type="string">
            <text:p>Dashboard.vue:220 (23) ["2019-07-23T12:26:34.309Z", "2019-07-23T12:26:34.313Z", "2019-07-23T12:26:34.318Z", "2019-07-23T12:26:34.322Z", "2019-07-23T12:26:34.326Z", "2019-07-23T12:26:34.329Z", "2019-07-23T12:26:34.333Z", "2019-07-23T12:26:34.337Z", "2019-07-23T12:26:34.342Z", "2019-07-23T12:26:34.346Z", "2019-07-23T12:26:34.350Z", "2019-07-23T12:26:34.354Z", "2019-07-23T12:26:34.357Z", "2019-07-23T12:26:34.361Z", "2019-07-23T12:26:34.366Z", "2019-07-23T12:26:34.369Z", "2019-07-23T12:26:34.373Z", "2019-07-23T12:26:34.378Z", "2019-07-23T12:26:34.382Z", "2019-07-23T12:26:34.386Z", "2019-07-23T12:26:34.390Z", "2019-07-23T12:26:34.393Z", "2019-07-23T12:26:34.398Z"]</text:p>
          </table:table-cell>
          <table:table-cell office:value-type="string" calcext:value-type="string">
            <text:p>Dashboard.vue:220 (23) ["2019-07-23T12:27:08.334Z", "2019-07-23T12:27:08.339Z", "2019-07-23T12:27:08.342Z", "2019-07-23T12:27:08.346Z", "2019-07-23T12:27:08.350Z", "2019-07-23T12:27:08.354Z", "2019-07-23T12:27:08.359Z", "2019-07-23T12:27:08.362Z", "2019-07-23T12:27:08.366Z", "2019-07-23T12:27:08.370Z", "2019-07-23T12:27:08.375Z", "2019-07-23T12:27:08.379Z", "2019-07-23T12:27:08.382Z", "2019-07-23T12:27:08.387Z", "2019-07-23T12:27:08.391Z", "2019-07-23T12:27:08.395Z", "2019-07-23T12:27:08.399Z", "2019-07-23T12:27:08.402Z", "2019-07-23T12:27:08.406Z", "2019-07-23T12:27:08.410Z", "2019-07-23T12:27:08.415Z", "2019-07-23T12:27:08.418Z", "2019-07-23T12:27:08.422Z"]</text:p>
          </table:table-cell>
        </table:table-row>
        <table:table-row table:style-name="ro1">
          <table:table-cell/>
          <table:table-cell office:value-type="string" calcext:value-type="string">
            <text:p>Dashboard.vue:219 tumpukan yang belum diterima : 22</text:p>
          </table:table-cell>
          <table:table-cell office:value-type="string" calcext:value-type="string">
            <text:p>Dashboard.vue:211 15528</text:p>
          </table:table-cell>
          <table:table-cell office:value-type="string" calcext:value-type="string">
            <text:p>Dashboard.vue:211 27473</text:p>
          </table:table-cell>
          <table:table-cell office:value-type="string" calcext:value-type="string">
            <text:p>Dashboard.vue:211 27025</text:p>
          </table:table-cell>
          <table:table-cell office:value-type="string" calcext:value-type="string">
            <text:p>Dashboard.vue:211 26791</text:p>
          </table:table-cell>
          <table:table-cell office:value-type="string" calcext:value-type="string">
            <text:p>Dashboard.vue:211 26812</text:p>
          </table:table-cell>
          <table:table-cell/>
          <table:table-cell office:value-type="string" calcext:value-type="string">
            <text:p>Dashboard.vue:211 578</text:p>
          </table:table-cell>
          <table:table-cell office:value-type="string" calcext:value-type="string">
            <text:p>Dashboard.vue:219 tumpukan yang belum diterima : 4</text:p>
          </table:table-cell>
          <table:table-cell office:value-type="string" calcext:value-type="string">
            <text:p>Dashboard.vue:211 1108</text:p>
          </table:table-cell>
          <table:table-cell office:value-type="string" calcext:value-type="string">
            <text:p>Dashboard.vue:211 1686</text:p>
          </table:table-cell>
          <table:table-cell office:value-type="string" calcext:value-type="string">
            <text:p>Dashboard.vue:211 1736</text:p>
          </table:table-cell>
          <table:table-cell office:value-type="string" calcext:value-type="string">
            <text:p>Dashboard.vue:211 1233</text:p>
          </table:table-cell>
          <table:table-cell/>
          <table:table-cell office:value-type="string" calcext:value-type="string">
            <text:p>Dashboard.vue:211 43088</text:p>
          </table:table-cell>
          <table:table-cell office:value-type="string" calcext:value-type="string">
            <text:p>Dashboard.vue:211 50324</text:p>
          </table:table-cell>
          <table:table-cell office:value-type="string" calcext:value-type="string">
            <text:p>Dashboard.vue:211 62419</text:p>
          </table:table-cell>
          <table:table-cell office:value-type="string" calcext:value-type="string">
            <text:p>Dashboard.vue:211 57138</text:p>
          </table:table-cell>
          <table:table-cell office:value-type="string" calcext:value-type="string">
            <text:p>Dashboard.vue:211 58549</text:p>
          </table:table-cell>
          <table:table-cell office:value-type="string" calcext:value-type="string">
            <text:p>Dashboard.vue:211 64146</text:p>
          </table:table-cell>
          <table:table-cell/>
          <table:table-cell office:value-type="string" calcext:value-type="string">
            <text:p>Dashboard.vue:211 742</text:p>
          </table:table-cell>
          <table:table-cell office:value-type="string" calcext:value-type="string">
            <text:p>Dashboard.vue:219 tumpukan yang belum diterima : 4</text:p>
          </table:table-cell>
          <table:table-cell office:value-type="string" calcext:value-type="string">
            <text:p>Dashboard.vue:211 1514</text:p>
          </table:table-cell>
          <table:table-cell office:value-type="string" calcext:value-type="string">
            <text:p>Dashboard.vue:211 1339</text:p>
          </table:table-cell>
          <table:table-cell office:value-type="string" calcext:value-type="string">
            <text:p>Dashboard.vue:211 1210</text:p>
          </table:table-cell>
          <table:table-cell office:value-type="string" calcext:value-type="string">
            <text:p>Dashboard.vue:211 1647</text:p>
          </table:table-cell>
        </table:table-row>
        <table:table-row table:style-name="ro1">
          <table:table-cell/>
          <table:table-cell office:value-type="string" calcext:value-type="string">
            <text:p>Dashboard.vue:220 (22) ["2019-07-23T13:19:23.671Z", "2019-07-23T13:19:24.470Z", "2019-07-23T13:19:24.571Z", "2019-07-23T13:19:24.671Z", "2019-07-23T13:19:24.771Z", "2019-07-23T13:19:26.971Z", "2019-07-23T13:19:27.070Z", "2019-07-23T13:19:27.171Z", "2019-07-23T13:19:27.271Z", "2019-07-23T13:19:27.370Z", "2019-07-23T13:19:27.470Z", "2019-07-23T13:19:27.571Z", "2019-07-23T13:19:27.671Z", "2019-07-23T13:19:27.770Z", "2019-07-23T13:19:27.871Z", "2019-07-23T13:19:27.971Z", "2019-07-23T13:19:28.070Z", "2019-07-23T13:19:28.171Z", "2019-07-23T13:19:28.271Z", "2019-07-23T13:19:28.370Z", "2019-07-23T13:19:28.481Z", "2019-07-23T13:19:28.571Z"]</text:p>
          </table:table-cell>
          <table:table-cell office:value-type="string" calcext:value-type="string">
            <text:p>Dashboard.vue:212 2019-07-23T13:25:40.574Z</text:p>
          </table:table-cell>
          <table:table-cell office:value-type="string" calcext:value-type="string">
            <text:p>Dashboard.vue:212 2019-07-23T13:29:04.141Z</text:p>
          </table:table-cell>
          <table:table-cell office:value-type="string" calcext:value-type="string">
            <text:p>Dashboard.vue:212 2019-07-23T13:32:40.646Z</text:p>
          </table:table-cell>
          <table:table-cell office:value-type="string" calcext:value-type="string">
            <text:p>Dashboard.vue:212 2019-07-23T13:35:03.815Z</text:p>
          </table:table-cell>
          <table:table-cell office:value-type="string" calcext:value-type="string">
            <text:p>Dashboard.vue:212 2019-07-23T13:38:37.452Z</text:p>
          </table:table-cell>
          <table:table-cell/>
          <table:table-cell office:value-type="string" calcext:value-type="string">
            <text:p>Dashboard.vue:212 2019-07-23T13:42:22.963Z</text:p>
          </table:table-cell>
          <table:table-cell office:value-type="string" calcext:value-type="string">
            <text:p>Dashboard.vue:220 (4) ["2019-07-23T13:43:09.094Z", "2019-07-23T13:43:09.167Z", "2019-07-23T13:43:09.194Z", "2019-07-23T13:43:09.244Z"]</text:p>
          </table:table-cell>
          <table:table-cell office:value-type="string" calcext:value-type="string">
            <text:p>Dashboard.vue:212 2019-07-23T13:43:54.024Z</text:p>
          </table:table-cell>
          <table:table-cell office:value-type="string" calcext:value-type="string">
            <text:p>Dashboard.vue:212 2019-07-23T13:44:46.037Z</text:p>
          </table:table-cell>
          <table:table-cell office:value-type="string" calcext:value-type="string">
            <text:p>Dashboard.vue:212 2019-07-23T13:45:33.311Z</text:p>
          </table:table-cell>
          <table:table-cell office:value-type="string" calcext:value-type="string">
            <text:p>Dashboard.vue:212 2019-07-23T13:46:20.532Z</text:p>
          </table:table-cell>
          <table:table-cell/>
          <table:table-cell office:value-type="string" calcext:value-type="string">
            <text:p>Dashboard.vue:212 2019-07-23T12:44:12.005Z</text:p>
          </table:table-cell>
          <table:table-cell office:value-type="string" calcext:value-type="string">
            <text:p>Dashboard.vue:212 2019-07-23T12:50:46.498Z</text:p>
          </table:table-cell>
          <table:table-cell office:value-type="string" calcext:value-type="string">
            <text:p>Dashboard.vue:212 2019-07-23T13:00:01.364Z</text:p>
          </table:table-cell>
          <table:table-cell office:value-type="string" calcext:value-type="string">
            <text:p>Dashboard.vue:212 2019-07-23T13:06:31.404Z</text:p>
          </table:table-cell>
          <table:table-cell office:value-type="string" calcext:value-type="string">
            <text:p>Dashboard.vue:212 2019-07-23T13:12:57.338Z</text:p>
          </table:table-cell>
          <table:table-cell office:value-type="string" calcext:value-type="string">
            <text:p>Dashboard.vue:212 2019-07-23T13:21:35.331Z</text:p>
          </table:table-cell>
          <table:table-cell/>
          <table:table-cell office:value-type="string" calcext:value-type="string">
            <text:p>Dashboard.vue:212 2019-07-23T12:20:22.353Z</text:p>
          </table:table-cell>
          <table:table-cell office:value-type="string" calcext:value-type="string">
            <text:p>Dashboard.vue:220 (4) ["2019-07-23T12:24:13.615Z", "2019-07-23T12:24:13.681Z", "2019-07-23T12:24:13.716Z", "2019-07-23T12:24:13.765Z"]</text:p>
          </table:table-cell>
          <table:table-cell office:value-type="string" calcext:value-type="string">
            <text:p>Dashboard.vue:212 2019-07-23T12:25:07.312Z</text:p>
          </table:table-cell>
          <table:table-cell office:value-type="string" calcext:value-type="string">
            <text:p>Dashboard.vue:212 2019-07-23T12:25:58.507Z</text:p>
          </table:table-cell>
          <table:table-cell office:value-type="string" calcext:value-type="string">
            <text:p>Dashboard.vue:212 2019-07-23T12:26:34.309Z</text:p>
          </table:table-cell>
          <table:table-cell office:value-type="string" calcext:value-type="string">
            <text:p>Dashboard.vue:212 2019-07-23T12:27:08.334Z</text:p>
          </table:table-cell>
        </table:table-row>
        <table:table-row table:style-name="ro1">
          <table:table-cell/>
          <table:table-cell office:value-type="string" calcext:value-type="string">
            <text:p>Dashboard.vue:211 12384</text:p>
          </table:table-cell>
          <table:table-cell table:number-columns-repeated="5" office:value-type="string" calcext:value-type="string">
            <text:p>Dashboard.vue:219 tumpukan yang belum diterima : 22</text:p>
          </table:table-cell>
          <table:table-cell/>
          <table:table-cell office:value-type="string" calcext:value-type="string">
            <text:p>Dashboard.vue:219 tumpukan yang belum diterima : 1</text:p>
          </table:table-cell>
          <table:table-cell office:value-type="string" calcext:value-type="string">
            <text:p>Dashboard.vue:211 587</text:p>
          </table:table-cell>
          <table:table-cell table:number-columns-repeated="4" office:value-type="string" calcext:value-type="string">
            <text:p>Dashboard.vue:219 tumpukan yang belum diterima : 22</text:p>
          </table:table-cell>
          <table:table-cell/>
          <table:table-cell table:number-columns-repeated="6" office:value-type="string" calcext:value-type="string">
            <text:p>Dashboard.vue:219 tumpukan yang belum diterima : 22</text:p>
          </table:table-cell>
          <table:table-cell/>
          <table:table-cell office:value-type="string" calcext:value-type="string">
            <text:p>Dashboard.vue:219 tumpukan yang belum diterima : 0</text:p>
          </table:table-cell>
          <table:table-cell office:value-type="string" calcext:value-type="string">
            <text:p>Dashboard.vue:211 1144</text:p>
          </table:table-cell>
          <table:table-cell table:number-columns-repeated="4" office:value-type="string" calcext:value-type="string">
            <text:p>Dashboard.vue:219 tumpukan yang belum diterima : 22</text:p>
          </table:table-cell>
        </table:table-row>
        <table:table-row table:style-name="ro1">
          <table:table-cell/>
          <table:table-cell office:value-type="string" calcext:value-type="string">
            <text:p>Dashboard.vue:212 2019-07-23T13:19:26.971Z</text:p>
          </table:table-cell>
          <table:table-cell office:value-type="string" calcext:value-type="string">
            <text:p>Dashboard.vue:220 (22) ["2019-07-23T13:25:38.275Z", "2019-07-23T13:25:38.524Z", "2019-07-23T13:25:38.574Z", "2019-07-23T13:25:38.624Z", "2019-07-23T13:25:38.674Z", "2019-07-23T13:25:38.724Z", "2019-07-23T13:25:38.774Z", "2019-07-23T13:25:38.824Z", "2019-07-23T13:25:38.874Z", "2019-07-23T13:25:38.924Z", "2019-07-23T13:25:38.975Z", "2019-07-23T13:25:39.024Z", "2019-07-23T13:25:39.074Z", "2019-07-23T13:25:39.124Z", "2019-07-23T13:25:39.173Z", "2019-07-23T13:25:39.224Z", "2019-07-23T13:25:39.274Z", "2019-07-23T13:25:39.324Z", "2019-07-23T13:25:39.375Z", "2019-07-23T13:25:40.624Z", "2019-07-23T13:25:40.674Z", "2019-07-23T13:25:40.724Z"]</text:p>
          </table:table-cell>
          <table:table-cell office:value-type="string" calcext:value-type="string">
            <text:p>Dashboard.vue:220 (22) ["2019-07-23T13:29:03.861Z", "2019-07-23T13:29:04.151Z", "2019-07-23T13:29:04.161Z", "2019-07-23T13:29:04.171Z", "2019-07-23T13:29:04.181Z", "2019-07-23T13:29:04.190Z", "2019-07-23T13:29:04.201Z", "2019-07-23T13:29:04.210Z", "2019-07-23T13:29:04.220Z", "2019-07-23T13:29:04.231Z", "2019-07-23T13:29:04.240Z", "2019-07-23T13:29:04.251Z", "2019-07-23T13:29:04.260Z", "2019-07-23T13:29:04.270Z", "2019-07-23T13:29:04.281Z", "2019-07-23T13:29:04.291Z", "2019-07-23T13:29:04.301Z", "2019-07-23T13:29:04.311Z", "2019-07-23T13:29:04.320Z", "2019-07-23T13:29:04.331Z", "2019-07-23T13:29:04.340Z", "2019-07-23T13:29:04.350Z"]</text:p>
          </table:table-cell>
          <table:table-cell office:value-type="string" calcext:value-type="string">
            <text:p>Dashboard.vue:220 (22) ["2019-07-23T13:32:40.507Z", "2019-07-23T13:32:40.651Z", "2019-07-23T13:32:40.656Z", "2019-07-23T13:32:40.661Z", "2019-07-23T13:32:40.665Z", "2019-07-23T13:32:40.671Z", "2019-07-23T13:32:40.676Z", "2019-07-23T13:32:40.681Z", "2019-07-23T13:32:40.686Z", "2019-07-23T13:32:40.690Z", "2019-07-23T13:32:40.700Z", "2019-07-23T13:32:40.703Z", "2019-07-23T13:32:40.707Z", "2019-07-23T13:32:40.711Z", "2019-07-23T13:32:40.716Z", "2019-07-23T13:32:40.722Z", "2019-07-23T13:32:40.726Z", "2019-07-23T13:32:40.730Z", "2019-07-23T13:32:40.736Z", "2019-07-23T13:32:40.741Z", "2019-07-23T13:32:40.745Z", "2019-07-23T13:32:40.750Z"]</text:p>
          </table:table-cell>
          <table:table-cell office:value-type="string" calcext:value-type="string">
            <text:p>Dashboard.vue:220 (22) ["2019-07-23T13:35:03.700Z", "2019-07-23T13:35:03.811Z", "2019-07-23T13:35:03.819Z", "2019-07-23T13:35:03.824Z", "2019-07-23T13:35:03.827Z", "2019-07-23T13:35:03.831Z", "2019-07-23T13:35:03.835Z", "2019-07-23T13:35:03.839Z", "2019-07-23T13:35:03.843Z", "2019-07-23T13:35:03.847Z", "2019-07-23T13:35:03.851Z", "2019-07-23T13:35:03.855Z", "2019-07-23T13:35:03.859Z", "2019-07-23T13:35:03.863Z", "2019-07-23T13:35:03.867Z", "2019-07-23T13:35:03.871Z", "2019-07-23T13:35:03.875Z", "2019-07-23T13:35:03.879Z", "2019-07-23T13:35:03.883Z", "2019-07-23T13:35:03.887Z", "2019-07-23T13:35:03.891Z", "2019-07-23T13:35:03.895Z"]</text:p>
          </table:table-cell>
          <table:table-cell office:value-type="string" calcext:value-type="string">
            <text:p>Dashboard.vue:220 (22) ["2019-07-23T13:38:37.339Z", "2019-07-23T13:38:37.456Z", "2019-07-23T13:38:37.461Z", "2019-07-23T13:38:37.465Z", "2019-07-23T13:38:37.468Z", "2019-07-23T13:38:37.473Z", "2019-07-23T13:38:37.476Z", "2019-07-23T13:38:37.480Z", "2019-07-23T13:38:37.484Z", "2019-07-23T13:38:37.489Z", "2019-07-23T13:38:37.492Z", "2019-07-23T13:38:37.496Z", "2019-07-23T13:38:37.500Z", "2019-07-23T13:38:37.504Z", "2019-07-23T13:38:37.509Z", "2019-07-23T13:38:37.518Z", "2019-07-23T13:38:37.520Z", "2019-07-23T13:38:37.526Z", "2019-07-23T13:38:37.528Z", "2019-07-23T13:38:37.533Z", "2019-07-23T13:38:37.537Z", "2019-07-23T13:38:37.541Z"]</text:p>
          </table:table-cell>
          <table:table-cell/>
          <table:table-cell office:value-type="string" calcext:value-type="string">
            <text:p>Dashboard.vue:220 ["2019-07-23T13:42:23.063Z"]</text:p>
          </table:table-cell>
          <table:table-cell office:value-type="string" calcext:value-type="string">
            <text:p>Dashboard.vue:212 2019-07-23T13:43:09.094Z</text:p>
          </table:table-cell>
          <table:table-cell office:value-type="string" calcext:value-type="string">
            <text:p>Dashboard.vue:220 (22) ["2019-07-23T13:43:54.034Z", "2019-07-23T13:43:54.044Z", "2019-07-23T13:43:54.054Z", "2019-07-23T13:43:54.063Z", "2019-07-23T13:43:54.074Z", "2019-07-23T13:43:54.084Z", "2019-07-23T13:43:54.093Z", "2019-07-23T13:43:54.103Z", "2019-07-23T13:43:54.114Z", "2019-07-23T13:43:54.124Z", "2019-07-23T13:43:54.134Z", "2019-07-23T13:43:54.143Z", "2019-07-23T13:43:54.154Z", "2019-07-23T13:43:54.164Z", "2019-07-23T13:43:54.174Z", "2019-07-23T13:43:54.184Z", "2019-07-23T13:43:54.194Z", "2019-07-23T13:43:54.204Z", "2019-07-23T13:43:54.214Z", "2019-07-23T13:43:54.223Z", "2019-07-23T13:43:54.233Z", "2019-07-23T13:43:54.244Z"]</text:p>
          </table:table-cell>
          <table:table-cell office:value-type="string" calcext:value-type="string">
            <text:p>Dashboard.vue:220 (22) ["2019-07-23T13:44:46.042Z", "2019-07-23T13:44:46.047Z", "2019-07-23T13:44:46.052Z", "2019-07-23T13:44:46.057Z", "2019-07-23T13:44:46.062Z", "2019-07-23T13:44:46.067Z", "2019-07-23T13:44:46.071Z", "2019-07-23T13:44:46.076Z", "2019-07-23T13:44:46.082Z", "2019-07-23T13:44:46.087Z", "2019-07-23T13:44:46.092Z", "2019-07-23T13:44:46.096Z", "2019-07-23T13:44:46.102Z", "2019-07-23T13:44:46.107Z", "2019-07-23T13:44:46.111Z", "2019-07-23T13:44:46.116Z", "2019-07-23T13:44:46.122Z", "2019-07-23T13:44:46.126Z", "2019-07-23T13:44:46.132Z", "2019-07-23T13:44:46.136Z", "2019-07-23T13:44:46.143Z", "2019-07-23T13:44:46.147Z"]</text:p>
          </table:table-cell>
          <table:table-cell office:value-type="string" calcext:value-type="string">
            <text:p>Dashboard.vue:220 (22) ["2019-07-23T13:45:33.315Z", "2019-07-23T13:45:33.319Z", "2019-07-23T13:45:33.323Z", "2019-07-23T13:45:33.327Z", "2019-07-23T13:45:33.330Z", "2019-07-23T13:45:33.335Z", "2019-07-23T13:45:33.339Z", "2019-07-23T13:45:33.343Z", "2019-07-23T13:45:33.346Z", "2019-07-23T13:45:33.351Z", "2019-07-23T13:45:33.355Z", "2019-07-23T13:45:33.358Z", "2019-07-23T13:45:33.363Z", "2019-07-23T13:45:33.367Z", "2019-07-23T13:45:33.371Z", "2019-07-23T13:45:33.375Z", "2019-07-23T13:45:33.379Z", "2019-07-23T13:45:33.383Z", "2019-07-23T13:45:33.387Z", "2019-07-23T13:45:33.391Z", "2019-07-23T13:45:33.395Z", "2019-07-23T13:45:33.399Z"]</text:p>
          </table:table-cell>
          <table:table-cell office:value-type="string" calcext:value-type="string">
            <text:p>Dashboard.vue:220 (22) ["2019-07-23T13:46:20.535Z", "2019-07-23T13:46:20.539Z", "2019-07-23T13:46:20.544Z", "2019-07-23T13:46:20.548Z", "2019-07-23T13:46:20.551Z", "2019-07-23T13:46:20.556Z", "2019-07-23T13:46:20.559Z", "2019-07-23T13:46:20.564Z", "2019-07-23T13:46:20.568Z", "2019-07-23T13:46:20.573Z", "2019-07-23T13:46:20.576Z", "2019-07-23T13:46:20.580Z", "2019-07-23T13:46:20.584Z", "2019-07-23T13:46:20.587Z", "2019-07-23T13:46:20.591Z", "2019-07-23T13:46:20.596Z", "2019-07-23T13:46:20.599Z", "2019-07-23T13:46:20.604Z", "2019-07-23T13:46:20.608Z", "2019-07-23T13:46:20.613Z", "2019-07-23T13:46:20.616Z", "2019-07-23T13:46:20.622Z"]</text:p>
          </table:table-cell>
          <table:table-cell/>
          <table:table-cell office:value-type="string" calcext:value-type="string">
            <text:p>Dashboard.vue:220 (22) ["2019-07-23T12:44:11.405Z", "2019-07-23T12:44:11.505Z", "2019-07-23T12:44:12.105Z", "2019-07-23T12:44:12.205Z", "2019-07-23T12:44:12.305Z", "2019-07-23T12:44:12.405Z", "2019-07-23T12:44:12.505Z", "2019-07-23T12:44:12.605Z", "2019-07-23T12:44:12.705Z", "2019-07-23T12:44:12.805Z", "2019-07-23T12:44:12.905Z", "2019-07-23T12:44:13.005Z", "2019-07-23T12:44:13.105Z", "2019-07-23T12:44:13.205Z", "2019-07-23T12:44:13.305Z", "2019-07-23T12:44:15.705Z", "2019-07-23T12:44:15.805Z", "2019-07-23T12:44:15.904Z", "2019-07-23T12:44:16.005Z", "2019-07-23T12:44:16.105Z", "2019-07-23T12:44:16.205Z", "2019-07-23T12:44:16.305Z"]</text:p>
          </table:table-cell>
          <table:table-cell office:value-type="string" calcext:value-type="string">
            <text:p>Dashboard.vue:220 (22) ["2019-07-23T12:50:46.248Z", "2019-07-23T12:50:46.548Z", "2019-07-23T12:50:46.597Z", "2019-07-23T12:50:46.647Z", "2019-07-23T12:50:46.697Z", "2019-07-23T12:50:46.748Z", "2019-07-23T12:50:46.797Z", "2019-07-23T12:50:46.847Z", "2019-07-23T12:50:46.898Z", "2019-07-23T12:50:46.948Z", "2019-07-23T12:50:46.998Z", "2019-07-23T12:50:47.047Z", "2019-07-23T12:50:47.098Z", "2019-07-23T12:50:47.147Z", "2019-07-23T12:50:47.198Z", "2019-07-23T12:50:47.248Z", "2019-07-23T12:50:47.297Z", "2019-07-23T12:50:47.347Z", "2019-07-23T12:50:47.398Z", "2019-07-23T12:50:47.447Z", "2019-07-23T12:50:47.497Z", "2019-07-23T12:50:47.548Z"]</text:p>
          </table:table-cell>
          <table:table-cell office:value-type="string" calcext:value-type="string">
            <text:p>Dashboard.vue:220 (22) ["2019-07-23T13:00:01.075Z", "2019-07-23T13:00:01.084Z", "2019-07-23T13:00:01.375Z", "2019-07-23T13:00:01.384Z", "2019-07-23T13:00:01.394Z", "2019-07-23T13:00:01.404Z", "2019-07-23T13:00:01.414Z", "2019-07-23T13:00:01.425Z", "2019-07-23T13:00:01.435Z", "2019-07-23T13:00:01.444Z", "2019-07-23T13:00:01.454Z", "2019-07-23T13:00:01.464Z", "2019-07-23T13:00:01.474Z", "2019-07-23T13:00:01.484Z", "2019-07-23T13:00:01.495Z", "2019-07-23T13:00:01.504Z", "2019-07-23T13:00:01.514Z", "2019-07-23T13:00:01.524Z", "2019-07-23T13:00:01.535Z", "2019-07-23T13:00:01.544Z", "2019-07-23T13:00:01.554Z", "2019-07-23T13:00:01.565Z"]</text:p>
          </table:table-cell>
          <table:table-cell office:value-type="string" calcext:value-type="string">
            <text:p>Dashboard.vue:220 (22) ["2019-07-23T13:06:31.270Z", "2019-07-23T13:06:31.413Z", "2019-07-23T13:06:31.418Z", "2019-07-23T13:06:31.424Z", "2019-07-23T13:06:31.429Z", "2019-07-23T13:06:31.434Z", "2019-07-23T13:06:31.444Z", "2019-07-23T13:06:31.445Z", "2019-07-23T13:06:31.450Z", "2019-07-23T13:06:31.456Z", "2019-07-23T13:06:31.460Z", "2019-07-23T13:06:31.464Z", "2019-07-23T13:06:31.469Z", "2019-07-23T13:06:31.474Z", "2019-07-23T13:06:31.479Z", "2019-07-23T13:06:31.484Z", "2019-07-23T13:06:31.489Z", "2019-07-23T13:06:31.494Z", "2019-07-23T13:06:31.499Z", "2019-07-23T13:06:31.504Z", "2019-07-23T13:06:31.510Z", "2019-07-23T13:06:31.514Z"]</text:p>
          </table:table-cell>
          <table:table-cell office:value-type="string" calcext:value-type="string">
            <text:p>Dashboard.vue:220 (22) ["2019-07-23T13:12:57.222Z", "2019-07-23T13:12:57.343Z", "2019-07-23T13:12:57.346Z", "2019-07-23T13:12:57.350Z", "2019-07-23T13:12:57.355Z", "2019-07-23T13:12:57.358Z", "2019-07-23T13:12:57.364Z", "2019-07-23T13:12:57.366Z", "2019-07-23T13:12:57.370Z", "2019-07-23T13:12:57.374Z", "2019-07-23T13:12:57.379Z", "2019-07-23T13:12:57.381Z", "2019-07-23T13:12:57.386Z", "2019-07-23T13:12:57.390Z", "2019-07-23T13:12:57.393Z", "2019-07-23T13:12:57.399Z", "2019-07-23T13:12:57.402Z", "2019-07-23T13:12:57.407Z", "2019-07-23T13:12:57.409Z", "2019-07-23T13:12:57.420Z", "2019-07-23T13:12:57.426Z", "2019-07-23T13:12:57.430Z"]</text:p>
          </table:table-cell>
          <table:table-cell office:value-type="string" calcext:value-type="string">
            <text:p>Dashboard.vue:220 (22) ["2019-07-23T13:21:35.218Z", "2019-07-23T13:21:35.222Z", "2019-07-23T13:21:35.336Z", "2019-07-23T13:21:35.339Z", "2019-07-23T13:21:35.343Z", "2019-07-23T13:21:35.347Z", "2019-07-23T13:21:35.352Z", "2019-07-23T13:21:35.356Z", "2019-07-23T13:21:35.360Z", "2019-07-23T13:21:35.364Z", "2019-07-23T13:21:35.367Z", "2019-07-23T13:21:35.371Z", "2019-07-23T13:21:35.376Z", "2019-07-23T13:21:35.380Z", "2019-07-23T13:21:35.383Z", "2019-07-23T13:21:35.387Z", "2019-07-23T13:21:35.392Z", "2019-07-23T13:21:35.395Z", "2019-07-23T13:21:35.400Z", "2019-07-23T13:21:35.404Z", "2019-07-23T13:21:35.407Z", "2019-07-23T13:21:35.412Z"]</text:p>
          </table:table-cell>
          <table:table-cell table:number-columns-repeated="2"/>
          <table:table-cell office:value-type="string" calcext:value-type="string">
            <text:p>Dashboard.vue:212 2019-07-23T12:24:13.615Z</text:p>
          </table:table-cell>
          <table:table-cell office:value-type="string" calcext:value-type="string">
            <text:p>Dashboard.vue:220 (22) ["2019-07-23T12:25:07.321Z", "2019-07-23T12:25:07.331Z", "2019-07-23T12:25:07.341Z", "2019-07-23T12:25:07.351Z", "2019-07-23T12:25:07.361Z", "2019-07-23T12:25:07.372Z", "2019-07-23T12:25:07.381Z", "2019-07-23T12:25:07.391Z", "2019-07-23T12:25:07.402Z", "2019-07-23T12:25:07.411Z", "2019-07-23T12:25:07.421Z", "2019-07-23T12:25:07.431Z", "2019-07-23T12:25:07.441Z", "2019-07-23T12:25:07.452Z", "2019-07-23T12:25:07.461Z", "2019-07-23T12:25:07.471Z", "2019-07-23T12:25:07.481Z", "2019-07-23T12:25:07.491Z", "2019-07-23T12:25:07.501Z", "2019-07-23T12:25:07.512Z", "2019-07-23T12:25:07.521Z", "2019-07-23T12:25:07.532Z"]</text:p>
          </table:table-cell>
          <table:table-cell office:value-type="string" calcext:value-type="string">
            <text:p>Dashboard.vue:220 (22) ["2019-07-23T12:25:58.513Z", "2019-07-23T12:25:58.517Z", "2019-07-23T12:25:58.523Z", "2019-07-23T12:25:58.527Z", "2019-07-23T12:25:58.532Z", "2019-07-23T12:25:58.537Z", "2019-07-23T12:25:58.543Z", "2019-07-23T12:25:58.548Z", "2019-07-23T12:25:58.552Z", "2019-07-23T12:25:58.557Z", "2019-07-23T12:25:58.562Z", "2019-07-23T12:25:58.567Z", "2019-07-23T12:25:58.572Z", "2019-07-23T12:25:58.577Z", "2019-07-23T12:25:58.582Z", "2019-07-23T12:25:58.588Z", "2019-07-23T12:25:58.592Z", "2019-07-23T12:25:58.597Z", "2019-07-23T12:25:58.602Z", "2019-07-23T12:25:58.608Z", "2019-07-23T12:25:58.613Z", "2019-07-23T12:25:58.618Z"]</text:p>
          </table:table-cell>
          <table:table-cell office:value-type="string" calcext:value-type="string">
            <text:p>Dashboard.vue:220 (22) ["2019-07-23T12:26:34.313Z", "2019-07-23T12:26:34.318Z", "2019-07-23T12:26:34.322Z", "2019-07-23T12:26:34.326Z", "2019-07-23T12:26:34.329Z", "2019-07-23T12:26:34.333Z", "2019-07-23T12:26:34.337Z", "2019-07-23T12:26:34.342Z", "2019-07-23T12:26:34.346Z", "2019-07-23T12:26:34.350Z", "2019-07-23T12:26:34.354Z", "2019-07-23T12:26:34.357Z", "2019-07-23T12:26:34.361Z", "2019-07-23T12:26:34.366Z", "2019-07-23T12:26:34.369Z", "2019-07-23T12:26:34.373Z", "2019-07-23T12:26:34.378Z", "2019-07-23T12:26:34.382Z", "2019-07-23T12:26:34.386Z", "2019-07-23T12:26:34.390Z", "2019-07-23T12:26:34.393Z", "2019-07-23T12:26:34.398Z"]</text:p>
          </table:table-cell>
          <table:table-cell office:value-type="string" calcext:value-type="string">
            <text:p>Dashboard.vue:220 (22) ["2019-07-23T12:27:08.339Z", "2019-07-23T12:27:08.342Z", "2019-07-23T12:27:08.346Z", "2019-07-23T12:27:08.350Z", "2019-07-23T12:27:08.354Z", "2019-07-23T12:27:08.359Z", "2019-07-23T12:27:08.362Z", "2019-07-23T12:27:08.366Z", "2019-07-23T12:27:08.370Z", "2019-07-23T12:27:08.375Z", "2019-07-23T12:27:08.379Z", "2019-07-23T12:27:08.382Z", "2019-07-23T12:27:08.387Z", "2019-07-23T12:27:08.391Z", "2019-07-23T12:27:08.395Z", "2019-07-23T12:27:08.399Z", "2019-07-23T12:27:08.402Z", "2019-07-23T12:27:08.406Z", "2019-07-23T12:27:08.410Z", "2019-07-23T12:27:08.415Z", "2019-07-23T12:27:08.418Z", "2019-07-23T12:27:08.422Z"]</text:p>
          </table:table-cell>
        </table:table-row>
        <table:table-row table:style-name="ro1">
          <table:table-cell/>
          <table:table-cell office:value-type="string" calcext:value-type="string">
            <text:p>Dashboard.vue:219 tumpukan yang belum diterima : 21</text:p>
          </table:table-cell>
          <table:table-cell office:value-type="string" calcext:value-type="string">
            <text:p>Dashboard.vue:211 16084</text:p>
          </table:table-cell>
          <table:table-cell office:value-type="string" calcext:value-type="string">
            <text:p>Dashboard.vue:211 28058</text:p>
          </table:table-cell>
          <table:table-cell office:value-type="string" calcext:value-type="string">
            <text:p>Dashboard.vue:211 27056</text:p>
          </table:table-cell>
          <table:table-cell office:value-type="string" calcext:value-type="string">
            <text:p>Dashboard.vue:211 26831</text:p>
          </table:table-cell>
          <table:table-cell office:value-type="string" calcext:value-type="string">
            <text:p>Dashboard.vue:211 27315</text:p>
          </table:table-cell>
          <table:table-cell/>
          <table:table-cell office:value-type="string" calcext:value-type="string">
            <text:p>Dashboard.vue:211 533</text:p>
          </table:table-cell>
          <table:table-cell office:value-type="string" calcext:value-type="string">
            <text:p>Dashboard.vue:219 tumpukan yang belum diterima : 3</text:p>
          </table:table-cell>
          <table:table-cell office:value-type="string" calcext:value-type="string">
            <text:p>Dashboard.vue:211 1106</text:p>
          </table:table-cell>
          <table:table-cell office:value-type="string" calcext:value-type="string">
            <text:p>Dashboard.vue:211 1686</text:p>
          </table:table-cell>
          <table:table-cell office:value-type="string" calcext:value-type="string">
            <text:p>Dashboard.vue:211 1737</text:p>
          </table:table-cell>
          <table:table-cell office:value-type="string" calcext:value-type="string">
            <text:p>Dashboard.vue:211 1237</text:p>
          </table:table-cell>
          <table:table-cell/>
          <table:table-cell office:value-type="string" calcext:value-type="string">
            <text:p>Dashboard.vue:211 39921</text:p>
          </table:table-cell>
          <table:table-cell office:value-type="string" calcext:value-type="string">
            <text:p>Dashboard.vue:211 50286</text:p>
          </table:table-cell>
          <table:table-cell office:value-type="string" calcext:value-type="string">
            <text:p>Dashboard.vue:211 62423</text:p>
          </table:table-cell>
          <table:table-cell office:value-type="string" calcext:value-type="string">
            <text:p>Dashboard.vue:211 57791</text:p>
          </table:table-cell>
          <table:table-cell office:value-type="string" calcext:value-type="string">
            <text:p>Dashboard.vue:211 59138</text:p>
          </table:table-cell>
          <table:table-cell office:value-type="string" calcext:value-type="string">
            <text:p>Dashboard.vue:211 64642</text:p>
          </table:table-cell>
          <table:table-cell table:number-columns-repeated="2"/>
          <table:table-cell office:value-type="string" calcext:value-type="string">
            <text:p>Dashboard.vue:219 tumpukan yang belum diterima : 3</text:p>
          </table:table-cell>
          <table:table-cell office:value-type="string" calcext:value-type="string">
            <text:p>Dashboard.vue:211 1511</text:p>
          </table:table-cell>
          <table:table-cell office:value-type="string" calcext:value-type="string">
            <text:p>Dashboard.vue:211 1339</text:p>
          </table:table-cell>
          <table:table-cell office:value-type="string" calcext:value-type="string">
            <text:p>Dashboard.vue:211 1213</text:p>
          </table:table-cell>
          <table:table-cell office:value-type="string" calcext:value-type="string">
            <text:p>Dashboard.vue:211 1648</text:p>
          </table:table-cell>
        </table:table-row>
        <table:table-row table:style-name="ro1">
          <table:table-cell/>
          <table:table-cell office:value-type="string" calcext:value-type="string">
            <text:p>Dashboard.vue:220 (21) ["2019-07-23T13:19:23.671Z", "2019-07-23T13:19:24.470Z", "2019-07-23T13:19:24.571Z", "2019-07-23T13:19:24.671Z", "2019-07-23T13:19:24.771Z", "2019-07-23T13:19:27.070Z", "2019-07-23T13:19:27.171Z", "2019-07-23T13:19:27.271Z", "2019-07-23T13:19:27.370Z", "2019-07-23T13:19:27.470Z", "2019-07-23T13:19:27.571Z", "2019-07-23T13:19:27.671Z", "2019-07-23T13:19:27.770Z", "2019-07-23T13:19:27.871Z", "2019-07-23T13:19:27.971Z", "2019-07-23T13:19:28.070Z", "2019-07-23T13:19:28.171Z", "2019-07-23T13:19:28.271Z", "2019-07-23T13:19:28.370Z", "2019-07-23T13:19:28.481Z", "2019-07-23T13:19:28.571Z"]</text:p>
          </table:table-cell>
          <table:table-cell office:value-type="string" calcext:value-type="string">
            <text:p>Dashboard.vue:212 2019-07-23T13:25:40.674Z</text:p>
          </table:table-cell>
          <table:table-cell office:value-type="string" calcext:value-type="string">
            <text:p>Dashboard.vue:212 2019-07-23T13:29:04.161Z</text:p>
          </table:table-cell>
          <table:table-cell office:value-type="string" calcext:value-type="string">
            <text:p>Dashboard.vue:212 2019-07-23T13:32:40.651Z</text:p>
          </table:table-cell>
          <table:table-cell office:value-type="string" calcext:value-type="string">
            <text:p>Dashboard.vue:212 2019-07-23T13:35:03.811Z</text:p>
          </table:table-cell>
          <table:table-cell office:value-type="string" calcext:value-type="string">
            <text:p>Dashboard.vue:212 2019-07-23T13:38:37.461Z</text:p>
          </table:table-cell>
          <table:table-cell/>
          <table:table-cell office:value-type="string" calcext:value-type="string">
            <text:p>Dashboard.vue:212 2019-07-23T13:42:23.063Z</text:p>
          </table:table-cell>
          <table:table-cell office:value-type="string" calcext:value-type="string">
            <text:p>Dashboard.vue:220 (3) ["2019-07-23T13:43:09.167Z", "2019-07-23T13:43:09.194Z", "2019-07-23T13:43:09.244Z"]</text:p>
          </table:table-cell>
          <table:table-cell office:value-type="string" calcext:value-type="string">
            <text:p>Dashboard.vue:212 2019-07-23T13:43:54.034Z</text:p>
          </table:table-cell>
          <table:table-cell office:value-type="string" calcext:value-type="string">
            <text:p>Dashboard.vue:212 2019-07-23T13:44:46.042Z</text:p>
          </table:table-cell>
          <table:table-cell office:value-type="string" calcext:value-type="string">
            <text:p>Dashboard.vue:212 2019-07-23T13:45:33.315Z</text:p>
          </table:table-cell>
          <table:table-cell office:value-type="string" calcext:value-type="string">
            <text:p>Dashboard.vue:212 2019-07-23T13:46:20.535Z</text:p>
          </table:table-cell>
          <table:table-cell/>
          <table:table-cell office:value-type="string" calcext:value-type="string">
            <text:p>Dashboard.vue:212 2019-07-23T12:44:15.805Z</text:p>
          </table:table-cell>
          <table:table-cell office:value-type="string" calcext:value-type="string">
            <text:p>Dashboard.vue:212 2019-07-23T12:50:46.548Z</text:p>
          </table:table-cell>
          <table:table-cell office:value-type="string" calcext:value-type="string">
            <text:p>Dashboard.vue:212 2019-07-23T13:00:01.375Z</text:p>
          </table:table-cell>
          <table:table-cell office:value-type="string" calcext:value-type="string">
            <text:p>Dashboard.vue:212 2019-07-23T13:06:31.413Z</text:p>
          </table:table-cell>
          <table:table-cell office:value-type="string" calcext:value-type="string">
            <text:p>Dashboard.vue:212 2019-07-23T13:12:57.343Z</text:p>
          </table:table-cell>
          <table:table-cell office:value-type="string" calcext:value-type="string">
            <text:p>Dashboard.vue:212 2019-07-23T13:21:35.336Z</text:p>
          </table:table-cell>
          <table:table-cell table:number-columns-repeated="2"/>
          <table:table-cell office:value-type="string" calcext:value-type="string">
            <text:p>Dashboard.vue:220 (3) ["2019-07-23T12:24:13.681Z", "2019-07-23T12:24:13.716Z", "2019-07-23T12:24:13.765Z"]</text:p>
          </table:table-cell>
          <table:table-cell office:value-type="string" calcext:value-type="string">
            <text:p>Dashboard.vue:212 2019-07-23T12:25:07.321Z</text:p>
          </table:table-cell>
          <table:table-cell office:value-type="string" calcext:value-type="string">
            <text:p>Dashboard.vue:212 2019-07-23T12:25:58.513Z</text:p>
          </table:table-cell>
          <table:table-cell office:value-type="string" calcext:value-type="string">
            <text:p>Dashboard.vue:212 2019-07-23T12:26:34.313Z</text:p>
          </table:table-cell>
          <table:table-cell office:value-type="string" calcext:value-type="string">
            <text:p>Dashboard.vue:212 2019-07-23T12:27:08.339Z</text:p>
          </table:table-cell>
        </table:table-row>
        <table:table-row table:style-name="ro1">
          <table:table-cell/>
          <table:table-cell office:value-type="string" calcext:value-type="string">
            <text:p>Dashboard.vue:211 12199</text:p>
          </table:table-cell>
          <table:table-cell table:number-columns-repeated="5" office:value-type="string" calcext:value-type="string">
            <text:p>Dashboard.vue:219 tumpukan yang belum diterima : 21</text:p>
          </table:table-cell>
          <table:table-cell/>
          <table:table-cell office:value-type="string" calcext:value-type="string">
            <text:p>Dashboard.vue:219 tumpukan yang belum diterima : 0</text:p>
          </table:table-cell>
          <table:table-cell office:value-type="string" calcext:value-type="string">
            <text:p>Dashboard.vue:211 626</text:p>
          </table:table-cell>
          <table:table-cell table:number-columns-repeated="4" office:value-type="string" calcext:value-type="string">
            <text:p>Dashboard.vue:219 tumpukan yang belum diterima : 21</text:p>
          </table:table-cell>
          <table:table-cell/>
          <table:table-cell table:number-columns-repeated="6" office:value-type="string" calcext:value-type="string">
            <text:p>Dashboard.vue:219 tumpukan yang belum diterima : 21</text:p>
          </table:table-cell>
          <table:table-cell table:number-columns-repeated="2"/>
          <table:table-cell office:value-type="string" calcext:value-type="string">
            <text:p>Dashboard.vue:211 1084</text:p>
          </table:table-cell>
          <table:table-cell table:number-columns-repeated="4" office:value-type="string" calcext:value-type="string">
            <text:p>Dashboard.vue:219 tumpukan yang belum diterima : 21</text:p>
          </table:table-cell>
        </table:table-row>
        <table:table-row table:style-name="ro1">
          <table:table-cell/>
          <table:table-cell office:value-type="string" calcext:value-type="string">
            <text:p>Dashboard.vue:212 2019-07-23T13:19:27.171Z</text:p>
          </table:table-cell>
          <table:table-cell office:value-type="string" calcext:value-type="string">
            <text:p>Dashboard.vue:220 (21) ["2019-07-23T13:25:38.275Z", "2019-07-23T13:25:38.524Z", "2019-07-23T13:25:38.574Z", "2019-07-23T13:25:38.624Z", "2019-07-23T13:25:38.674Z", "2019-07-23T13:25:38.724Z", "2019-07-23T13:25:38.774Z", "2019-07-23T13:25:38.824Z", "2019-07-23T13:25:38.874Z", "2019-07-23T13:25:38.924Z", "2019-07-23T13:25:38.975Z", "2019-07-23T13:25:39.024Z", "2019-07-23T13:25:39.074Z", "2019-07-23T13:25:39.124Z", "2019-07-23T13:25:39.173Z", "2019-07-23T13:25:39.224Z", "2019-07-23T13:25:39.274Z", "2019-07-23T13:25:39.324Z", "2019-07-23T13:25:39.375Z", "2019-07-23T13:25:40.624Z", "2019-07-23T13:25:40.724Z"]</text:p>
          </table:table-cell>
          <table:table-cell office:value-type="string" calcext:value-type="string">
            <text:p>Dashboard.vue:220 (21) ["2019-07-23T13:29:03.861Z", "2019-07-23T13:29:04.151Z", "2019-07-23T13:29:04.171Z", "2019-07-23T13:29:04.181Z", "2019-07-23T13:29:04.190Z", "2019-07-23T13:29:04.201Z", "2019-07-23T13:29:04.210Z", "2019-07-23T13:29:04.220Z", "2019-07-23T13:29:04.231Z", "2019-07-23T13:29:04.240Z", "2019-07-23T13:29:04.251Z", "2019-07-23T13:29:04.260Z", "2019-07-23T13:29:04.270Z", "2019-07-23T13:29:04.281Z", "2019-07-23T13:29:04.291Z", "2019-07-23T13:29:04.301Z", "2019-07-23T13:29:04.311Z", "2019-07-23T13:29:04.320Z", "2019-07-23T13:29:04.331Z", "2019-07-23T13:29:04.340Z", "2019-07-23T13:29:04.350Z"]</text:p>
          </table:table-cell>
          <table:table-cell office:value-type="string" calcext:value-type="string">
            <text:p>Dashboard.vue:220 (21) ["2019-07-23T13:32:40.507Z", "2019-07-23T13:32:40.656Z", "2019-07-23T13:32:40.661Z", "2019-07-23T13:32:40.665Z", "2019-07-23T13:32:40.671Z", "2019-07-23T13:32:40.676Z", "2019-07-23T13:32:40.681Z", "2019-07-23T13:32:40.686Z", "2019-07-23T13:32:40.690Z", "2019-07-23T13:32:40.700Z", "2019-07-23T13:32:40.703Z", "2019-07-23T13:32:40.707Z", "2019-07-23T13:32:40.711Z", "2019-07-23T13:32:40.716Z", "2019-07-23T13:32:40.722Z", "2019-07-23T13:32:40.726Z", "2019-07-23T13:32:40.730Z", "2019-07-23T13:32:40.736Z", "2019-07-23T13:32:40.741Z", "2019-07-23T13:32:40.745Z", "2019-07-23T13:32:40.750Z"]</text:p>
          </table:table-cell>
          <table:table-cell office:value-type="string" calcext:value-type="string">
            <text:p>Dashboard.vue:220 (21) ["2019-07-23T13:35:03.700Z", "2019-07-23T13:35:03.819Z", "2019-07-23T13:35:03.824Z", "2019-07-23T13:35:03.827Z", "2019-07-23T13:35:03.831Z", "2019-07-23T13:35:03.835Z", "2019-07-23T13:35:03.839Z", "2019-07-23T13:35:03.843Z", "2019-07-23T13:35:03.847Z", "2019-07-23T13:35:03.851Z", "2019-07-23T13:35:03.855Z", "2019-07-23T13:35:03.859Z", "2019-07-23T13:35:03.863Z", "2019-07-23T13:35:03.867Z", "2019-07-23T13:35:03.871Z", "2019-07-23T13:35:03.875Z", "2019-07-23T13:35:03.879Z", "2019-07-23T13:35:03.883Z", "2019-07-23T13:35:03.887Z", "2019-07-23T13:35:03.891Z", "2019-07-23T13:35:03.895Z"]</text:p>
          </table:table-cell>
          <table:table-cell office:value-type="string" calcext:value-type="string">
            <text:p>Dashboard.vue:220 (21) ["2019-07-23T13:38:37.339Z", "2019-07-23T13:38:37.456Z", "2019-07-23T13:38:37.465Z", "2019-07-23T13:38:37.468Z", "2019-07-23T13:38:37.473Z", "2019-07-23T13:38:37.476Z", "2019-07-23T13:38:37.480Z", "2019-07-23T13:38:37.484Z", "2019-07-23T13:38:37.489Z", "2019-07-23T13:38:37.492Z", "2019-07-23T13:38:37.496Z", "2019-07-23T13:38:37.500Z", "2019-07-23T13:38:37.504Z", "2019-07-23T13:38:37.509Z", "2019-07-23T13:38:37.518Z", "2019-07-23T13:38:37.520Z", "2019-07-23T13:38:37.526Z", "2019-07-23T13:38:37.528Z", "2019-07-23T13:38:37.533Z", "2019-07-23T13:38:37.537Z", "2019-07-23T13:38:37.541Z"]</text:p>
          </table:table-cell>
          <table:table-cell/>
          <table:table-cell office:value-type="string" calcext:value-type="string">
            <text:p>Dashboard.vue:220 []</text:p>
          </table:table-cell>
          <table:table-cell office:value-type="string" calcext:value-type="string">
            <text:p>Dashboard.vue:212 2019-07-23T13:43:09.167Z</text:p>
          </table:table-cell>
          <table:table-cell office:value-type="string" calcext:value-type="string">
            <text:p>Dashboard.vue:220 (21) ["2019-07-23T13:43:54.044Z", "2019-07-23T13:43:54.054Z", "2019-07-23T13:43:54.063Z", "2019-07-23T13:43:54.074Z", "2019-07-23T13:43:54.084Z", "2019-07-23T13:43:54.093Z", "2019-07-23T13:43:54.103Z", "2019-07-23T13:43:54.114Z", "2019-07-23T13:43:54.124Z", "2019-07-23T13:43:54.134Z", "2019-07-23T13:43:54.143Z", "2019-07-23T13:43:54.154Z", "2019-07-23T13:43:54.164Z", "2019-07-23T13:43:54.174Z", "2019-07-23T13:43:54.184Z", "2019-07-23T13:43:54.194Z", "2019-07-23T13:43:54.204Z", "2019-07-23T13:43:54.214Z", "2019-07-23T13:43:54.223Z", "2019-07-23T13:43:54.233Z", "2019-07-23T13:43:54.244Z"]</text:p>
          </table:table-cell>
          <table:table-cell office:value-type="string" calcext:value-type="string">
            <text:p>Dashboard.vue:220 (21) ["2019-07-23T13:44:46.047Z", "2019-07-23T13:44:46.052Z", "2019-07-23T13:44:46.057Z", "2019-07-23T13:44:46.062Z", "2019-07-23T13:44:46.067Z", "2019-07-23T13:44:46.071Z", "2019-07-23T13:44:46.076Z", "2019-07-23T13:44:46.082Z", "2019-07-23T13:44:46.087Z", "2019-07-23T13:44:46.092Z", "2019-07-23T13:44:46.096Z", "2019-07-23T13:44:46.102Z", "2019-07-23T13:44:46.107Z", "2019-07-23T13:44:46.111Z", "2019-07-23T13:44:46.116Z", "2019-07-23T13:44:46.122Z", "2019-07-23T13:44:46.126Z", "2019-07-23T13:44:46.132Z", "2019-07-23T13:44:46.136Z", "2019-07-23T13:44:46.143Z", "2019-07-23T13:44:46.147Z"]</text:p>
          </table:table-cell>
          <table:table-cell office:value-type="string" calcext:value-type="string">
            <text:p>Dashboard.vue:220 (21) ["2019-07-23T13:45:33.319Z", "2019-07-23T13:45:33.323Z", "2019-07-23T13:45:33.327Z", "2019-07-23T13:45:33.330Z", "2019-07-23T13:45:33.335Z", "2019-07-23T13:45:33.339Z", "2019-07-23T13:45:33.343Z", "2019-07-23T13:45:33.346Z", "2019-07-23T13:45:33.351Z", "2019-07-23T13:45:33.355Z", "2019-07-23T13:45:33.358Z", "2019-07-23T13:45:33.363Z", "2019-07-23T13:45:33.367Z", "2019-07-23T13:45:33.371Z", "2019-07-23T13:45:33.375Z", "2019-07-23T13:45:33.379Z", "2019-07-23T13:45:33.383Z", "2019-07-23T13:45:33.387Z", "2019-07-23T13:45:33.391Z", "2019-07-23T13:45:33.395Z", "2019-07-23T13:45:33.399Z"]</text:p>
          </table:table-cell>
          <table:table-cell office:value-type="string" calcext:value-type="string">
            <text:p>Dashboard.vue:220 (21) ["2019-07-23T13:46:20.539Z", "2019-07-23T13:46:20.544Z", "2019-07-23T13:46:20.548Z", "2019-07-23T13:46:20.551Z", "2019-07-23T13:46:20.556Z", "2019-07-23T13:46:20.559Z", "2019-07-23T13:46:20.564Z", "2019-07-23T13:46:20.568Z", "2019-07-23T13:46:20.573Z", "2019-07-23T13:46:20.576Z", "2019-07-23T13:46:20.580Z", "2019-07-23T13:46:20.584Z", "2019-07-23T13:46:20.587Z", "2019-07-23T13:46:20.591Z", "2019-07-23T13:46:20.596Z", "2019-07-23T13:46:20.599Z", "2019-07-23T13:46:20.604Z", "2019-07-23T13:46:20.608Z", "2019-07-23T13:46:20.613Z", "2019-07-23T13:46:20.616Z", "2019-07-23T13:46:20.622Z"]</text:p>
          </table:table-cell>
          <table:table-cell/>
          <table:table-cell office:value-type="string" calcext:value-type="string">
            <text:p>Dashboard.vue:220 (21) ["2019-07-23T12:44:11.405Z", "2019-07-23T12:44:11.505Z", "2019-07-23T12:44:12.105Z", "2019-07-23T12:44:12.205Z", "2019-07-23T12:44:12.305Z", "2019-07-23T12:44:12.405Z", "2019-07-23T12:44:12.505Z", "2019-07-23T12:44:12.605Z", "2019-07-23T12:44:12.705Z", "2019-07-23T12:44:12.805Z", "2019-07-23T12:44:12.905Z", "2019-07-23T12:44:13.005Z", "2019-07-23T12:44:13.105Z", "2019-07-23T12:44:13.205Z", "2019-07-23T12:44:13.305Z", "2019-07-23T12:44:15.705Z", "2019-07-23T12:44:15.904Z", "2019-07-23T12:44:16.005Z", "2019-07-23T12:44:16.105Z", "2019-07-23T12:44:16.205Z", "2019-07-23T12:44:16.305Z"]</text:p>
          </table:table-cell>
          <table:table-cell office:value-type="string" calcext:value-type="string">
            <text:p>Dashboard.vue:220 (21) ["2019-07-23T12:50:46.248Z", "2019-07-23T12:50:46.597Z", "2019-07-23T12:50:46.647Z", "2019-07-23T12:50:46.697Z", "2019-07-23T12:50:46.748Z", "2019-07-23T12:50:46.797Z", "2019-07-23T12:50:46.847Z", "2019-07-23T12:50:46.898Z", "2019-07-23T12:50:46.948Z", "2019-07-23T12:50:46.998Z", "2019-07-23T12:50:47.047Z", "2019-07-23T12:50:47.098Z", "2019-07-23T12:50:47.147Z", "2019-07-23T12:50:47.198Z", "2019-07-23T12:50:47.248Z", "2019-07-23T12:50:47.297Z", "2019-07-23T12:50:47.347Z", "2019-07-23T12:50:47.398Z", "2019-07-23T12:50:47.447Z", "2019-07-23T12:50:47.497Z", "2019-07-23T12:50:47.548Z"]</text:p>
          </table:table-cell>
          <table:table-cell office:value-type="string" calcext:value-type="string">
            <text:p>Dashboard.vue:220 (21) ["2019-07-23T13:00:01.075Z", "2019-07-23T13:00:01.084Z", "2019-07-23T13:00:01.384Z", "2019-07-23T13:00:01.394Z", "2019-07-23T13:00:01.404Z", "2019-07-23T13:00:01.414Z", "2019-07-23T13:00:01.425Z", "2019-07-23T13:00:01.435Z", "2019-07-23T13:00:01.444Z", "2019-07-23T13:00:01.454Z", "2019-07-23T13:00:01.464Z", "2019-07-23T13:00:01.474Z", "2019-07-23T13:00:01.484Z", "2019-07-23T13:00:01.495Z", "2019-07-23T13:00:01.504Z", "2019-07-23T13:00:01.514Z", "2019-07-23T13:00:01.524Z", "2019-07-23T13:00:01.535Z", "2019-07-23T13:00:01.544Z", "2019-07-23T13:00:01.554Z", "2019-07-23T13:00:01.565Z"]</text:p>
          </table:table-cell>
          <table:table-cell office:value-type="string" calcext:value-type="string">
            <text:p>Dashboard.vue:220 (21) ["2019-07-23T13:06:31.270Z", "2019-07-23T13:06:31.418Z", "2019-07-23T13:06:31.424Z", "2019-07-23T13:06:31.429Z", "2019-07-23T13:06:31.434Z", "2019-07-23T13:06:31.444Z", "2019-07-23T13:06:31.445Z", "2019-07-23T13:06:31.450Z", "2019-07-23T13:06:31.456Z", "2019-07-23T13:06:31.460Z", "2019-07-23T13:06:31.464Z", "2019-07-23T13:06:31.469Z", "2019-07-23T13:06:31.474Z", "2019-07-23T13:06:31.479Z", "2019-07-23T13:06:31.484Z", "2019-07-23T13:06:31.489Z", "2019-07-23T13:06:31.494Z", "2019-07-23T13:06:31.499Z", "2019-07-23T13:06:31.504Z", "2019-07-23T13:06:31.510Z", "2019-07-23T13:06:31.514Z"]</text:p>
          </table:table-cell>
          <table:table-cell office:value-type="string" calcext:value-type="string">
            <text:p>Dashboard.vue:220 (21) ["2019-07-23T13:12:57.222Z", "2019-07-23T13:12:57.346Z", "2019-07-23T13:12:57.350Z", "2019-07-23T13:12:57.355Z", "2019-07-23T13:12:57.358Z", "2019-07-23T13:12:57.364Z", "2019-07-23T13:12:57.366Z", "2019-07-23T13:12:57.370Z", "2019-07-23T13:12:57.374Z", "2019-07-23T13:12:57.379Z", "2019-07-23T13:12:57.381Z", "2019-07-23T13:12:57.386Z", "2019-07-23T13:12:57.390Z", "2019-07-23T13:12:57.393Z", "2019-07-23T13:12:57.399Z", "2019-07-23T13:12:57.402Z", "2019-07-23T13:12:57.407Z", "2019-07-23T13:12:57.409Z", "2019-07-23T13:12:57.420Z", "2019-07-23T13:12:57.426Z", "2019-07-23T13:12:57.430Z"]</text:p>
          </table:table-cell>
          <table:table-cell office:value-type="string" calcext:value-type="string">
            <text:p>Dashboard.vue:220 (21) ["2019-07-23T13:21:35.218Z", "2019-07-23T13:21:35.222Z", "2019-07-23T13:21:35.339Z", "2019-07-23T13:21:35.343Z", "2019-07-23T13:21:35.347Z", "2019-07-23T13:21:35.352Z", "2019-07-23T13:21:35.356Z", "2019-07-23T13:21:35.360Z", "2019-07-23T13:21:35.364Z", "2019-07-23T13:21:35.367Z", "2019-07-23T13:21:35.371Z", "2019-07-23T13:21:35.376Z", "2019-07-23T13:21:35.380Z", "2019-07-23T13:21:35.383Z", "2019-07-23T13:21:35.387Z", "2019-07-23T13:21:35.392Z", "2019-07-23T13:21:35.395Z", "2019-07-23T13:21:35.400Z", "2019-07-23T13:21:35.404Z", "2019-07-23T13:21:35.407Z", "2019-07-23T13:21:35.412Z"]</text:p>
          </table:table-cell>
          <table:table-cell table:number-columns-repeated="2"/>
          <table:table-cell office:value-type="string" calcext:value-type="string">
            <text:p>Dashboard.vue:212 2019-07-23T12:24:13.681Z</text:p>
          </table:table-cell>
          <table:table-cell office:value-type="string" calcext:value-type="string">
            <text:p>Dashboard.vue:220 (21) ["2019-07-23T12:25:07.331Z", "2019-07-23T12:25:07.341Z", "2019-07-23T12:25:07.351Z", "2019-07-23T12:25:07.361Z", "2019-07-23T12:25:07.372Z", "2019-07-23T12:25:07.381Z", "2019-07-23T12:25:07.391Z", "2019-07-23T12:25:07.402Z", "2019-07-23T12:25:07.411Z", "2019-07-23T12:25:07.421Z", "2019-07-23T12:25:07.431Z", "2019-07-23T12:25:07.441Z", "2019-07-23T12:25:07.452Z", "2019-07-23T12:25:07.461Z", "2019-07-23T12:25:07.471Z", "2019-07-23T12:25:07.481Z", "2019-07-23T12:25:07.491Z", "2019-07-23T12:25:07.501Z", "2019-07-23T12:25:07.512Z", "2019-07-23T12:25:07.521Z", "2019-07-23T12:25:07.532Z"]</text:p>
          </table:table-cell>
          <table:table-cell office:value-type="string" calcext:value-type="string">
            <text:p>Dashboard.vue:220 (21) ["2019-07-23T12:25:58.517Z", "2019-07-23T12:25:58.523Z", "2019-07-23T12:25:58.527Z", "2019-07-23T12:25:58.532Z", "2019-07-23T12:25:58.537Z", "2019-07-23T12:25:58.543Z", "2019-07-23T12:25:58.548Z", "2019-07-23T12:25:58.552Z", "2019-07-23T12:25:58.557Z", "2019-07-23T12:25:58.562Z", "2019-07-23T12:25:58.567Z", "2019-07-23T12:25:58.572Z", "2019-07-23T12:25:58.577Z", "2019-07-23T12:25:58.582Z", "2019-07-23T12:25:58.588Z", "2019-07-23T12:25:58.592Z", "2019-07-23T12:25:58.597Z", "2019-07-23T12:25:58.602Z", "2019-07-23T12:25:58.608Z", "2019-07-23T12:25:58.613Z", "2019-07-23T12:25:58.618Z"]</text:p>
          </table:table-cell>
          <table:table-cell office:value-type="string" calcext:value-type="string">
            <text:p>Dashboard.vue:220 (21) ["2019-07-23T12:26:34.318Z", "2019-07-23T12:26:34.322Z", "2019-07-23T12:26:34.326Z", "2019-07-23T12:26:34.329Z", "2019-07-23T12:26:34.333Z", "2019-07-23T12:26:34.337Z", "2019-07-23T12:26:34.342Z", "2019-07-23T12:26:34.346Z", "2019-07-23T12:26:34.350Z", "2019-07-23T12:26:34.354Z", "2019-07-23T12:26:34.357Z", "2019-07-23T12:26:34.361Z", "2019-07-23T12:26:34.366Z", "2019-07-23T12:26:34.369Z", "2019-07-23T12:26:34.373Z", "2019-07-23T12:26:34.378Z", "2019-07-23T12:26:34.382Z", "2019-07-23T12:26:34.386Z", "2019-07-23T12:26:34.390Z", "2019-07-23T12:26:34.393Z", "2019-07-23T12:26:34.398Z"]</text:p>
          </table:table-cell>
          <table:table-cell office:value-type="string" calcext:value-type="string">
            <text:p>Dashboard.vue:220 (21) ["2019-07-23T12:27:08.342Z", "2019-07-23T12:27:08.346Z", "2019-07-23T12:27:08.350Z", "2019-07-23T12:27:08.354Z", "2019-07-23T12:27:08.359Z", "2019-07-23T12:27:08.362Z", "2019-07-23T12:27:08.366Z", "2019-07-23T12:27:08.370Z", "2019-07-23T12:27:08.375Z", "2019-07-23T12:27:08.379Z", "2019-07-23T12:27:08.382Z", "2019-07-23T12:27:08.387Z", "2019-07-23T12:27:08.391Z", "2019-07-23T12:27:08.395Z", "2019-07-23T12:27:08.399Z", "2019-07-23T12:27:08.402Z", "2019-07-23T12:27:08.406Z", "2019-07-23T12:27:08.410Z", "2019-07-23T12:27:08.415Z", "2019-07-23T12:27:08.418Z", "2019-07-23T12:27:08.422Z"]</text:p>
          </table:table-cell>
        </table:table-row>
        <table:table-row table:style-name="ro1">
          <table:table-cell/>
          <table:table-cell office:value-type="string" calcext:value-type="string">
            <text:p>Dashboard.vue:219 tumpukan yang belum diterima : 20</text:p>
          </table:table-cell>
          <table:table-cell office:value-type="string" calcext:value-type="string">
            <text:p>Dashboard.vue:211 16797</text:p>
          </table:table-cell>
          <table:table-cell office:value-type="string" calcext:value-type="string">
            <text:p>Dashboard.vue:211 28087</text:p>
          </table:table-cell>
          <table:table-cell office:value-type="string" calcext:value-type="string">
            <text:p>Dashboard.vue:211 27654</text:p>
          </table:table-cell>
          <table:table-cell office:value-type="string" calcext:value-type="string">
            <text:p>Dashboard.vue:211 27451</text:p>
          </table:table-cell>
          <table:table-cell office:value-type="string" calcext:value-type="string">
            <text:p>Dashboard.vue:211 27523</text:p>
          </table:table-cell>
          <table:table-cell table:number-columns-repeated="2"/>
          <table:table-cell office:value-type="string" calcext:value-type="string">
            <text:p>Dashboard.vue:219 tumpukan yang belum diterima : 2</text:p>
          </table:table-cell>
          <table:table-cell office:value-type="string" calcext:value-type="string">
            <text:p>Dashboard.vue:211 1109</text:p>
          </table:table-cell>
          <table:table-cell office:value-type="string" calcext:value-type="string">
            <text:p>Dashboard.vue:211 1685</text:p>
          </table:table-cell>
          <table:table-cell office:value-type="string" calcext:value-type="string">
            <text:p>Dashboard.vue:211 1738</text:p>
          </table:table-cell>
          <table:table-cell office:value-type="string" calcext:value-type="string">
            <text:p>Dashboard.vue:211 1242</text:p>
          </table:table-cell>
          <table:table-cell/>
          <table:table-cell office:value-type="string" calcext:value-type="string">
            <text:p>Dashboard.vue:211 40033</text:p>
          </table:table-cell>
          <table:table-cell office:value-type="string" calcext:value-type="string">
            <text:p>Dashboard.vue:211 50923</text:p>
          </table:table-cell>
          <table:table-cell office:value-type="string" calcext:value-type="string">
            <text:p>Dashboard.vue:211 63757</text:p>
          </table:table-cell>
          <table:table-cell office:value-type="string" calcext:value-type="string">
            <text:p>Dashboard.vue:211 57813</text:p>
          </table:table-cell>
          <table:table-cell office:value-type="string" calcext:value-type="string">
            <text:p>Dashboard.vue:211 59149</text:p>
          </table:table-cell>
          <table:table-cell office:value-type="string" calcext:value-type="string">
            <text:p>Dashboard.vue:211 64722</text:p>
          </table:table-cell>
          <table:table-cell table:number-columns-repeated="2"/>
          <table:table-cell office:value-type="string" calcext:value-type="string">
            <text:p>Dashboard.vue:219 tumpukan yang belum diterima : 2</text:p>
          </table:table-cell>
          <table:table-cell office:value-type="string" calcext:value-type="string">
            <text:p>Dashboard.vue:211 1507</text:p>
          </table:table-cell>
          <table:table-cell office:value-type="string" calcext:value-type="string">
            <text:p>Dashboard.vue:211 1344</text:p>
          </table:table-cell>
          <table:table-cell office:value-type="string" calcext:value-type="string">
            <text:p>Dashboard.vue:211 1214</text:p>
          </table:table-cell>
          <table:table-cell office:value-type="string" calcext:value-type="string">
            <text:p>Dashboard.vue:211 1652</text:p>
          </table:table-cell>
        </table:table-row>
        <table:table-row table:style-name="ro1">
          <table:table-cell/>
          <table:table-cell office:value-type="string" calcext:value-type="string">
            <text:p>Dashboard.vue:220 (20) ["2019-07-23T13:19:23.671Z", "2019-07-23T13:19:24.470Z", "2019-07-23T13:19:24.571Z", "2019-07-23T13:19:24.671Z", "2019-07-23T13:19:24.771Z", "2019-07-23T13:19:27.070Z", "2019-07-23T13:19:27.271Z", "2019-07-23T13:19:27.370Z", "2019-07-23T13:19:27.470Z", "2019-07-23T13:19:27.571Z", "2019-07-23T13:19:27.671Z", "2019-07-23T13:19:27.770Z", "2019-07-23T13:19:27.871Z", "2019-07-23T13:19:27.971Z", "2019-07-23T13:19:28.070Z", "2019-07-23T13:19:28.171Z", "2019-07-23T13:19:28.271Z", "2019-07-23T13:19:28.370Z", "2019-07-23T13:19:28.481Z", "2019-07-23T13:19:28.571Z"]</text:p>
          </table:table-cell>
          <table:table-cell office:value-type="string" calcext:value-type="string">
            <text:p>Dashboard.vue:212 2019-07-23T13:25:40.624Z</text:p>
          </table:table-cell>
          <table:table-cell office:value-type="string" calcext:value-type="string">
            <text:p>Dashboard.vue:212 2019-07-23T13:29:04.151Z</text:p>
          </table:table-cell>
          <table:table-cell office:value-type="string" calcext:value-type="string">
            <text:p>Dashboard.vue:212 2019-07-23T13:32:40.656Z</text:p>
          </table:table-cell>
          <table:table-cell office:value-type="string" calcext:value-type="string">
            <text:p>Dashboard.vue:212 2019-07-23T13:35:03.824Z</text:p>
          </table:table-cell>
          <table:table-cell office:value-type="string" calcext:value-type="string">
            <text:p>Dashboard.vue:212 2019-07-23T13:38:37.456Z</text:p>
          </table:table-cell>
          <table:table-cell table:number-columns-repeated="2"/>
          <table:table-cell office:value-type="string" calcext:value-type="string">
            <text:p>Dashboard.vue:220 (2) ["2019-07-23T13:43:09.194Z", "2019-07-23T13:43:09.244Z"]</text:p>
          </table:table-cell>
          <table:table-cell office:value-type="string" calcext:value-type="string">
            <text:p>Dashboard.vue:212 2019-07-23T13:43:54.044Z</text:p>
          </table:table-cell>
          <table:table-cell office:value-type="string" calcext:value-type="string">
            <text:p>Dashboard.vue:212 2019-07-23T13:44:46.047Z</text:p>
          </table:table-cell>
          <table:table-cell office:value-type="string" calcext:value-type="string">
            <text:p>Dashboard.vue:212 2019-07-23T13:45:33.319Z</text:p>
          </table:table-cell>
          <table:table-cell office:value-type="string" calcext:value-type="string">
            <text:p>Dashboard.vue:212 2019-07-23T13:46:20.539Z</text:p>
          </table:table-cell>
          <table:table-cell/>
          <table:table-cell office:value-type="string" calcext:value-type="string">
            <text:p>Dashboard.vue:212 2019-07-23T12:44:15.705Z</text:p>
          </table:table-cell>
          <table:table-cell office:value-type="string" calcext:value-type="string">
            <text:p>Dashboard.vue:212 2019-07-23T12:50:46.597Z</text:p>
          </table:table-cell>
          <table:table-cell office:value-type="string" calcext:value-type="string">
            <text:p>Dashboard.vue:212 2019-07-23T13:00:01.384Z</text:p>
          </table:table-cell>
          <table:table-cell office:value-type="string" calcext:value-type="string">
            <text:p>Dashboard.vue:212 2019-07-23T13:06:31.418Z</text:p>
          </table:table-cell>
          <table:table-cell office:value-type="string" calcext:value-type="string">
            <text:p>Dashboard.vue:212 2019-07-23T13:12:57.346Z</text:p>
          </table:table-cell>
          <table:table-cell office:value-type="string" calcext:value-type="string">
            <text:p>Dashboard.vue:212 2019-07-23T13:21:35.339Z</text:p>
          </table:table-cell>
          <table:table-cell table:number-columns-repeated="2"/>
          <table:table-cell office:value-type="string" calcext:value-type="string">
            <text:p>Dashboard.vue:220 (2) ["2019-07-23T12:24:13.716Z", "2019-07-23T12:24:13.765Z"]</text:p>
          </table:table-cell>
          <table:table-cell office:value-type="string" calcext:value-type="string">
            <text:p>Dashboard.vue:212 2019-07-23T12:25:07.331Z</text:p>
          </table:table-cell>
          <table:table-cell office:value-type="string" calcext:value-type="string">
            <text:p>Dashboard.vue:212 2019-07-23T12:25:58.517Z</text:p>
          </table:table-cell>
          <table:table-cell office:value-type="string" calcext:value-type="string">
            <text:p>Dashboard.vue:212 2019-07-23T12:26:34.318Z</text:p>
          </table:table-cell>
          <table:table-cell office:value-type="string" calcext:value-type="string">
            <text:p>Dashboard.vue:212 2019-07-23T12:27:08.342Z</text:p>
          </table:table-cell>
        </table:table-row>
        <table:table-row table:style-name="ro1">
          <table:table-cell/>
          <table:table-cell office:value-type="string" calcext:value-type="string">
            <text:p>Dashboard.vue:211 12311</text:p>
          </table:table-cell>
          <table:table-cell table:number-columns-repeated="5" office:value-type="string" calcext:value-type="string">
            <text:p>Dashboard.vue:219 tumpukan yang belum diterima : 20</text:p>
          </table:table-cell>
          <table:table-cell table:number-columns-repeated="2"/>
          <table:table-cell office:value-type="string" calcext:value-type="string">
            <text:p>Dashboard.vue:211 609</text:p>
          </table:table-cell>
          <table:table-cell table:number-columns-repeated="4" office:value-type="string" calcext:value-type="string">
            <text:p>Dashboard.vue:219 tumpukan yang belum diterima : 20</text:p>
          </table:table-cell>
          <table:table-cell/>
          <table:table-cell table:number-columns-repeated="6" office:value-type="string" calcext:value-type="string">
            <text:p>Dashboard.vue:219 tumpukan yang belum diterima : 20</text:p>
          </table:table-cell>
          <table:table-cell table:number-columns-repeated="2"/>
          <table:table-cell office:value-type="string" calcext:value-type="string">
            <text:p>Dashboard.vue:211 1826</text:p>
          </table:table-cell>
          <table:table-cell table:number-columns-repeated="4" office:value-type="string" calcext:value-type="string">
            <text:p>Dashboard.vue:219 tumpukan yang belum diterima : 20</text:p>
          </table:table-cell>
        </table:table-row>
        <table:table-row table:style-name="ro1">
          <table:table-cell/>
          <table:table-cell office:value-type="string" calcext:value-type="string">
            <text:p>Dashboard.vue:212 2019-07-23T13:19:27.070Z</text:p>
          </table:table-cell>
          <table:table-cell office:value-type="string" calcext:value-type="string">
            <text:p>Dashboard.vue:220 (20) ["2019-07-23T13:25:38.275Z", "2019-07-23T13:25:38.524Z", "2019-07-23T13:25:38.574Z", "2019-07-23T13:25:38.624Z", "2019-07-23T13:25:38.674Z", "2019-07-23T13:25:38.724Z", "2019-07-23T13:25:38.774Z", "2019-07-23T13:25:38.824Z", "2019-07-23T13:25:38.874Z", "2019-07-23T13:25:38.924Z", "2019-07-23T13:25:38.975Z", "2019-07-23T13:25:39.024Z", "2019-07-23T13:25:39.074Z", "2019-07-23T13:25:39.124Z", "2019-07-23T13:25:39.173Z", "2019-07-23T13:25:39.224Z", "2019-07-23T13:25:39.274Z", "2019-07-23T13:25:39.324Z", "2019-07-23T13:25:39.375Z", "2019-07-23T13:25:40.724Z"]</text:p>
          </table:table-cell>
          <table:table-cell office:value-type="string" calcext:value-type="string">
            <text:p>Dashboard.vue:220 (20) ["2019-07-23T13:29:03.861Z", "2019-07-23T13:29:04.171Z", "2019-07-23T13:29:04.181Z", "2019-07-23T13:29:04.190Z", "2019-07-23T13:29:04.201Z", "2019-07-23T13:29:04.210Z", "2019-07-23T13:29:04.220Z", "2019-07-23T13:29:04.231Z", "2019-07-23T13:29:04.240Z", "2019-07-23T13:29:04.251Z", "2019-07-23T13:29:04.260Z", "2019-07-23T13:29:04.270Z", "2019-07-23T13:29:04.281Z", "2019-07-23T13:29:04.291Z", "2019-07-23T13:29:04.301Z", "2019-07-23T13:29:04.311Z", "2019-07-23T13:29:04.320Z", "2019-07-23T13:29:04.331Z", "2019-07-23T13:29:04.340Z", "2019-07-23T13:29:04.350Z"]</text:p>
          </table:table-cell>
          <table:table-cell office:value-type="string" calcext:value-type="string">
            <text:p>Dashboard.vue:220 (20) ["2019-07-23T13:32:40.507Z", "2019-07-23T13:32:40.661Z", "2019-07-23T13:32:40.665Z", "2019-07-23T13:32:40.671Z", "2019-07-23T13:32:40.676Z", "2019-07-23T13:32:40.681Z", "2019-07-23T13:32:40.686Z", "2019-07-23T13:32:40.690Z", "2019-07-23T13:32:40.700Z", "2019-07-23T13:32:40.703Z", "2019-07-23T13:32:40.707Z", "2019-07-23T13:32:40.711Z", "2019-07-23T13:32:40.716Z", "2019-07-23T13:32:40.722Z", "2019-07-23T13:32:40.726Z", "2019-07-23T13:32:40.730Z", "2019-07-23T13:32:40.736Z", "2019-07-23T13:32:40.741Z", "2019-07-23T13:32:40.745Z", "2019-07-23T13:32:40.750Z"]</text:p>
          </table:table-cell>
          <table:table-cell office:value-type="string" calcext:value-type="string">
            <text:p>Dashboard.vue:220 (20) ["2019-07-23T13:35:03.700Z", "2019-07-23T13:35:03.819Z", "2019-07-23T13:35:03.827Z", "2019-07-23T13:35:03.831Z", "2019-07-23T13:35:03.835Z", "2019-07-23T13:35:03.839Z", "2019-07-23T13:35:03.843Z", "2019-07-23T13:35:03.847Z", "2019-07-23T13:35:03.851Z", "2019-07-23T13:35:03.855Z", "2019-07-23T13:35:03.859Z", "2019-07-23T13:35:03.863Z", "2019-07-23T13:35:03.867Z", "2019-07-23T13:35:03.871Z", "2019-07-23T13:35:03.875Z", "2019-07-23T13:35:03.879Z", "2019-07-23T13:35:03.883Z", "2019-07-23T13:35:03.887Z", "2019-07-23T13:35:03.891Z", "2019-07-23T13:35:03.895Z"]</text:p>
          </table:table-cell>
          <table:table-cell office:value-type="string" calcext:value-type="string">
            <text:p>Dashboard.vue:220 (20) ["2019-07-23T13:38:37.339Z", "2019-07-23T13:38:37.465Z", "2019-07-23T13:38:37.468Z", "2019-07-23T13:38:37.473Z", "2019-07-23T13:38:37.476Z", "2019-07-23T13:38:37.480Z", "2019-07-23T13:38:37.484Z", "2019-07-23T13:38:37.489Z", "2019-07-23T13:38:37.492Z", "2019-07-23T13:38:37.496Z", "2019-07-23T13:38:37.500Z", "2019-07-23T13:38:37.504Z", "2019-07-23T13:38:37.509Z", "2019-07-23T13:38:37.518Z", "2019-07-23T13:38:37.520Z", "2019-07-23T13:38:37.526Z", "2019-07-23T13:38:37.528Z", "2019-07-23T13:38:37.533Z", "2019-07-23T13:38:37.537Z", "2019-07-23T13:38:37.541Z"]</text:p>
          </table:table-cell>
          <table:table-cell table:number-columns-repeated="2"/>
          <table:table-cell office:value-type="string" calcext:value-type="string">
            <text:p>Dashboard.vue:212 2019-07-23T13:43:09.194Z</text:p>
          </table:table-cell>
          <table:table-cell office:value-type="string" calcext:value-type="string">
            <text:p>Dashboard.vue:220 (20) ["2019-07-23T13:43:54.054Z", "2019-07-23T13:43:54.063Z", "2019-07-23T13:43:54.074Z", "2019-07-23T13:43:54.084Z", "2019-07-23T13:43:54.093Z", "2019-07-23T13:43:54.103Z", "2019-07-23T13:43:54.114Z", "2019-07-23T13:43:54.124Z", "2019-07-23T13:43:54.134Z", "2019-07-23T13:43:54.143Z", "2019-07-23T13:43:54.154Z", "2019-07-23T13:43:54.164Z", "2019-07-23T13:43:54.174Z", "2019-07-23T13:43:54.184Z", "2019-07-23T13:43:54.194Z", "2019-07-23T13:43:54.204Z", "2019-07-23T13:43:54.214Z", "2019-07-23T13:43:54.223Z", "2019-07-23T13:43:54.233Z", "2019-07-23T13:43:54.244Z"]</text:p>
          </table:table-cell>
          <table:table-cell office:value-type="string" calcext:value-type="string">
            <text:p>Dashboard.vue:220 (20) ["2019-07-23T13:44:46.052Z", "2019-07-23T13:44:46.057Z", "2019-07-23T13:44:46.062Z", "2019-07-23T13:44:46.067Z", "2019-07-23T13:44:46.071Z", "2019-07-23T13:44:46.076Z", "2019-07-23T13:44:46.082Z", "2019-07-23T13:44:46.087Z", "2019-07-23T13:44:46.092Z", "2019-07-23T13:44:46.096Z", "2019-07-23T13:44:46.102Z", "2019-07-23T13:44:46.107Z", "2019-07-23T13:44:46.111Z", "2019-07-23T13:44:46.116Z", "2019-07-23T13:44:46.122Z", "2019-07-23T13:44:46.126Z", "2019-07-23T13:44:46.132Z", "2019-07-23T13:44:46.136Z", "2019-07-23T13:44:46.143Z", "2019-07-23T13:44:46.147Z"]</text:p>
          </table:table-cell>
          <table:table-cell office:value-type="string" calcext:value-type="string">
            <text:p>Dashboard.vue:220 (20) ["2019-07-23T13:45:33.323Z", "2019-07-23T13:45:33.327Z", "2019-07-23T13:45:33.330Z", "2019-07-23T13:45:33.335Z", "2019-07-23T13:45:33.339Z", "2019-07-23T13:45:33.343Z", "2019-07-23T13:45:33.346Z", "2019-07-23T13:45:33.351Z", "2019-07-23T13:45:33.355Z", "2019-07-23T13:45:33.358Z", "2019-07-23T13:45:33.363Z", "2019-07-23T13:45:33.367Z", "2019-07-23T13:45:33.371Z", "2019-07-23T13:45:33.375Z", "2019-07-23T13:45:33.379Z", "2019-07-23T13:45:33.383Z", "2019-07-23T13:45:33.387Z", "2019-07-23T13:45:33.391Z", "2019-07-23T13:45:33.395Z", "2019-07-23T13:45:33.399Z"]</text:p>
          </table:table-cell>
          <table:table-cell office:value-type="string" calcext:value-type="string">
            <text:p>Dashboard.vue:220 (20) ["2019-07-23T13:46:20.544Z", "2019-07-23T13:46:20.548Z", "2019-07-23T13:46:20.551Z", "2019-07-23T13:46:20.556Z", "2019-07-23T13:46:20.559Z", "2019-07-23T13:46:20.564Z", "2019-07-23T13:46:20.568Z", "2019-07-23T13:46:20.573Z", "2019-07-23T13:46:20.576Z", "2019-07-23T13:46:20.580Z", "2019-07-23T13:46:20.584Z", "2019-07-23T13:46:20.587Z", "2019-07-23T13:46:20.591Z", "2019-07-23T13:46:20.596Z", "2019-07-23T13:46:20.599Z", "2019-07-23T13:46:20.604Z", "2019-07-23T13:46:20.608Z", "2019-07-23T13:46:20.613Z", "2019-07-23T13:46:20.616Z", "2019-07-23T13:46:20.622Z"]</text:p>
          </table:table-cell>
          <table:table-cell/>
          <table:table-cell office:value-type="string" calcext:value-type="string">
            <text:p>Dashboard.vue:220 (20) ["2019-07-23T12:44:11.405Z", "2019-07-23T12:44:11.505Z", "2019-07-23T12:44:12.105Z", "2019-07-23T12:44:12.205Z", "2019-07-23T12:44:12.305Z", "2019-07-23T12:44:12.405Z", "2019-07-23T12:44:12.505Z", "2019-07-23T12:44:12.605Z", "2019-07-23T12:44:12.705Z", "2019-07-23T12:44:12.805Z", "2019-07-23T12:44:12.905Z", "2019-07-23T12:44:13.005Z", "2019-07-23T12:44:13.105Z", "2019-07-23T12:44:13.205Z", "2019-07-23T12:44:13.305Z", "2019-07-23T12:44:15.904Z", "2019-07-23T12:44:16.005Z", "2019-07-23T12:44:16.105Z", "2019-07-23T12:44:16.205Z", "2019-07-23T12:44:16.305Z"]</text:p>
          </table:table-cell>
          <table:table-cell office:value-type="string" calcext:value-type="string">
            <text:p>Dashboard.vue:220 (20) ["2019-07-23T12:50:46.248Z", "2019-07-23T12:50:46.647Z", "2019-07-23T12:50:46.697Z", "2019-07-23T12:50:46.748Z", "2019-07-23T12:50:46.797Z", "2019-07-23T12:50:46.847Z", "2019-07-23T12:50:46.898Z", "2019-07-23T12:50:46.948Z", "2019-07-23T12:50:46.998Z", "2019-07-23T12:50:47.047Z", "2019-07-23T12:50:47.098Z", "2019-07-23T12:50:47.147Z", "2019-07-23T12:50:47.198Z", "2019-07-23T12:50:47.248Z", "2019-07-23T12:50:47.297Z", "2019-07-23T12:50:47.347Z", "2019-07-23T12:50:47.398Z", "2019-07-23T12:50:47.447Z", "2019-07-23T12:50:47.497Z", "2019-07-23T12:50:47.548Z"]</text:p>
          </table:table-cell>
          <table:table-cell office:value-type="string" calcext:value-type="string">
            <text:p>Dashboard.vue:220 (20) ["2019-07-23T13:00:01.075Z", "2019-07-23T13:00:01.084Z", "2019-07-23T13:00:01.394Z", "2019-07-23T13:00:01.404Z", "2019-07-23T13:00:01.414Z", "2019-07-23T13:00:01.425Z", "2019-07-23T13:00:01.435Z", "2019-07-23T13:00:01.444Z", "2019-07-23T13:00:01.454Z", "2019-07-23T13:00:01.464Z", "2019-07-23T13:00:01.474Z", "2019-07-23T13:00:01.484Z", "2019-07-23T13:00:01.495Z", "2019-07-23T13:00:01.504Z", "2019-07-23T13:00:01.514Z", "2019-07-23T13:00:01.524Z", "2019-07-23T13:00:01.535Z", "2019-07-23T13:00:01.544Z", "2019-07-23T13:00:01.554Z", "2019-07-23T13:00:01.565Z"]</text:p>
          </table:table-cell>
          <table:table-cell office:value-type="string" calcext:value-type="string">
            <text:p>Dashboard.vue:220 (20) ["2019-07-23T13:06:31.270Z", "2019-07-23T13:06:31.424Z", "2019-07-23T13:06:31.429Z", "2019-07-23T13:06:31.434Z", "2019-07-23T13:06:31.444Z", "2019-07-23T13:06:31.445Z", "2019-07-23T13:06:31.450Z", "2019-07-23T13:06:31.456Z", "2019-07-23T13:06:31.460Z", "2019-07-23T13:06:31.464Z", "2019-07-23T13:06:31.469Z", "2019-07-23T13:06:31.474Z", "2019-07-23T13:06:31.479Z", "2019-07-23T13:06:31.484Z", "2019-07-23T13:06:31.489Z", "2019-07-23T13:06:31.494Z", "2019-07-23T13:06:31.499Z", "2019-07-23T13:06:31.504Z", "2019-07-23T13:06:31.510Z", "2019-07-23T13:06:31.514Z"]</text:p>
          </table:table-cell>
          <table:table-cell office:value-type="string" calcext:value-type="string">
            <text:p>Dashboard.vue:220 (20) ["2019-07-23T13:12:57.222Z", "2019-07-23T13:12:57.350Z", "2019-07-23T13:12:57.355Z", "2019-07-23T13:12:57.358Z", "2019-07-23T13:12:57.364Z", "2019-07-23T13:12:57.366Z", "2019-07-23T13:12:57.370Z", "2019-07-23T13:12:57.374Z", "2019-07-23T13:12:57.379Z", "2019-07-23T13:12:57.381Z", "2019-07-23T13:12:57.386Z", "2019-07-23T13:12:57.390Z", "2019-07-23T13:12:57.393Z", "2019-07-23T13:12:57.399Z", "2019-07-23T13:12:57.402Z", "2019-07-23T13:12:57.407Z", "2019-07-23T13:12:57.409Z", "2019-07-23T13:12:57.420Z", "2019-07-23T13:12:57.426Z", "2019-07-23T13:12:57.430Z"]</text:p>
          </table:table-cell>
          <table:table-cell office:value-type="string" calcext:value-type="string">
            <text:p>Dashboard.vue:220 (20) ["2019-07-23T13:21:35.218Z", "2019-07-23T13:21:35.222Z", "2019-07-23T13:21:35.343Z", "2019-07-23T13:21:35.347Z", "2019-07-23T13:21:35.352Z", "2019-07-23T13:21:35.356Z", "2019-07-23T13:21:35.360Z", "2019-07-23T13:21:35.364Z", "2019-07-23T13:21:35.367Z", "2019-07-23T13:21:35.371Z", "2019-07-23T13:21:35.376Z", "2019-07-23T13:21:35.380Z", "2019-07-23T13:21:35.383Z", "2019-07-23T13:21:35.387Z", "2019-07-23T13:21:35.392Z", "2019-07-23T13:21:35.395Z", "2019-07-23T13:21:35.400Z", "2019-07-23T13:21:35.404Z", "2019-07-23T13:21:35.407Z", "2019-07-23T13:21:35.412Z"]</text:p>
          </table:table-cell>
          <table:table-cell table:number-columns-repeated="2"/>
          <table:table-cell office:value-type="string" calcext:value-type="string">
            <text:p>Dashboard.vue:212 2019-07-23T12:24:13.716Z</text:p>
          </table:table-cell>
          <table:table-cell office:value-type="string" calcext:value-type="string">
            <text:p>Dashboard.vue:220 (20) ["2019-07-23T12:25:07.341Z", "2019-07-23T12:25:07.351Z", "2019-07-23T12:25:07.361Z", "2019-07-23T12:25:07.372Z", "2019-07-23T12:25:07.381Z", "2019-07-23T12:25:07.391Z", "2019-07-23T12:25:07.402Z", "2019-07-23T12:25:07.411Z", "2019-07-23T12:25:07.421Z", "2019-07-23T12:25:07.431Z", "2019-07-23T12:25:07.441Z", "2019-07-23T12:25:07.452Z", "2019-07-23T12:25:07.461Z", "2019-07-23T12:25:07.471Z", "2019-07-23T12:25:07.481Z", "2019-07-23T12:25:07.491Z", "2019-07-23T12:25:07.501Z", "2019-07-23T12:25:07.512Z", "2019-07-23T12:25:07.521Z", "2019-07-23T12:25:07.532Z"]</text:p>
          </table:table-cell>
          <table:table-cell office:value-type="string" calcext:value-type="string">
            <text:p>Dashboard.vue:220 (20) ["2019-07-23T12:25:58.523Z", "2019-07-23T12:25:58.527Z", "2019-07-23T12:25:58.532Z", "2019-07-23T12:25:58.537Z", "2019-07-23T12:25:58.543Z", "2019-07-23T12:25:58.548Z", "2019-07-23T12:25:58.552Z", "2019-07-23T12:25:58.557Z", "2019-07-23T12:25:58.562Z", "2019-07-23T12:25:58.567Z", "2019-07-23T12:25:58.572Z", "2019-07-23T12:25:58.577Z", "2019-07-23T12:25:58.582Z", "2019-07-23T12:25:58.588Z", "2019-07-23T12:25:58.592Z", "2019-07-23T12:25:58.597Z", "2019-07-23T12:25:58.602Z", "2019-07-23T12:25:58.608Z", "2019-07-23T12:25:58.613Z", "2019-07-23T12:25:58.618Z"]</text:p>
          </table:table-cell>
          <table:table-cell office:value-type="string" calcext:value-type="string">
            <text:p>Dashboard.vue:220 (20) ["2019-07-23T12:26:34.322Z", "2019-07-23T12:26:34.326Z", "2019-07-23T12:26:34.329Z", "2019-07-23T12:26:34.333Z", "2019-07-23T12:26:34.337Z", "2019-07-23T12:26:34.342Z", "2019-07-23T12:26:34.346Z", "2019-07-23T12:26:34.350Z", "2019-07-23T12:26:34.354Z", "2019-07-23T12:26:34.357Z", "2019-07-23T12:26:34.361Z", "2019-07-23T12:26:34.366Z", "2019-07-23T12:26:34.369Z", "2019-07-23T12:26:34.373Z", "2019-07-23T12:26:34.378Z", "2019-07-23T12:26:34.382Z", "2019-07-23T12:26:34.386Z", "2019-07-23T12:26:34.390Z", "2019-07-23T12:26:34.393Z", "2019-07-23T12:26:34.398Z"]</text:p>
          </table:table-cell>
          <table:table-cell office:value-type="string" calcext:value-type="string">
            <text:p>Dashboard.vue:220 (20) ["2019-07-23T12:27:08.346Z", "2019-07-23T12:27:08.350Z", "2019-07-23T12:27:08.354Z", "2019-07-23T12:27:08.359Z", "2019-07-23T12:27:08.362Z", "2019-07-23T12:27:08.366Z", "2019-07-23T12:27:08.370Z", "2019-07-23T12:27:08.375Z", "2019-07-23T12:27:08.379Z", "2019-07-23T12:27:08.382Z", "2019-07-23T12:27:08.387Z", "2019-07-23T12:27:08.391Z", "2019-07-23T12:27:08.395Z", "2019-07-23T12:27:08.399Z", "2019-07-23T12:27:08.402Z", "2019-07-23T12:27:08.406Z", "2019-07-23T12:27:08.410Z", "2019-07-23T12:27:08.415Z", "2019-07-23T12:27:08.418Z", "2019-07-23T12:27:08.422Z"]</text:p>
          </table:table-cell>
        </table:table-row>
        <table:table-row table:style-name="ro1">
          <table:table-cell/>
          <table:table-cell office:value-type="string" calcext:value-type="string">
            <text:p>Dashboard.vue:219 tumpukan yang belum diterima : 19</text:p>
          </table:table-cell>
          <table:table-cell office:value-type="string" calcext:value-type="string">
            <text:p>Dashboard.vue:211 16715</text:p>
          </table:table-cell>
          <table:table-cell office:value-type="string" calcext:value-type="string">
            <text:p>Dashboard.vue:211 28699</text:p>
          </table:table-cell>
          <table:table-cell office:value-type="string" calcext:value-type="string">
            <text:p>Dashboard.vue:211 28378</text:p>
          </table:table-cell>
          <table:table-cell office:value-type="string" calcext:value-type="string">
            <text:p>Dashboard.vue:211 27467</text:p>
          </table:table-cell>
          <table:table-cell office:value-type="string" calcext:value-type="string">
            <text:p>Dashboard.vue:211 27973</text:p>
          </table:table-cell>
          <table:table-cell table:number-columns-repeated="2"/>
          <table:table-cell office:value-type="string" calcext:value-type="string">
            <text:p>Dashboard.vue:219 tumpukan yang belum diterima : 1</text:p>
          </table:table-cell>
          <table:table-cell office:value-type="string" calcext:value-type="string">
            <text:p>Dashboard.vue:211 1107</text:p>
          </table:table-cell>
          <table:table-cell office:value-type="string" calcext:value-type="string">
            <text:p>Dashboard.vue:211 1687</text:p>
          </table:table-cell>
          <table:table-cell office:value-type="string" calcext:value-type="string">
            <text:p>Dashboard.vue:211 1741</text:p>
          </table:table-cell>
          <table:table-cell office:value-type="string" calcext:value-type="string">
            <text:p>Dashboard.vue:211 1247</text:p>
          </table:table-cell>
          <table:table-cell/>
          <table:table-cell office:value-type="string" calcext:value-type="string">
            <text:p>Dashboard.vue:211 40407</text:p>
          </table:table-cell>
          <table:table-cell office:value-type="string" calcext:value-type="string">
            <text:p>Dashboard.vue:211 50954</text:p>
          </table:table-cell>
          <table:table-cell office:value-type="string" calcext:value-type="string">
            <text:p>Dashboard.vue:211 63751</text:p>
          </table:table-cell>
          <table:table-cell office:value-type="string" calcext:value-type="string">
            <text:p>Dashboard.vue:211 58402</text:p>
          </table:table-cell>
          <table:table-cell office:value-type="string" calcext:value-type="string">
            <text:p>Dashboard.vue:211 59739</text:p>
          </table:table-cell>
          <table:table-cell office:value-type="string" calcext:value-type="string">
            <text:p>Dashboard.vue:211 65366</text:p>
          </table:table-cell>
          <table:table-cell table:number-columns-repeated="2"/>
          <table:table-cell office:value-type="string" calcext:value-type="string">
            <text:p>Dashboard.vue:219 tumpukan yang belum diterima : 1</text:p>
          </table:table-cell>
          <table:table-cell office:value-type="string" calcext:value-type="string">
            <text:p>Dashboard.vue:211 1503</text:p>
          </table:table-cell>
          <table:table-cell office:value-type="string" calcext:value-type="string">
            <text:p>Dashboard.vue:211 1344</text:p>
          </table:table-cell>
          <table:table-cell office:value-type="string" calcext:value-type="string">
            <text:p>Dashboard.vue:211 1216</text:p>
          </table:table-cell>
          <table:table-cell office:value-type="string" calcext:value-type="string">
            <text:p>Dashboard.vue:211 1654</text:p>
          </table:table-cell>
        </table:table-row>
        <table:table-row table:style-name="ro1">
          <table:table-cell/>
          <table:table-cell office:value-type="string" calcext:value-type="string">
            <text:p>Dashboard.vue:220 (19) ["2019-07-23T13:19:23.671Z", "2019-07-23T13:19:24.470Z", "2019-07-23T13:19:24.571Z", "2019-07-23T13:19:24.671Z", "2019-07-23T13:19:24.771Z", "2019-07-23T13:19:27.271Z", "2019-07-23T13:19:27.370Z", "2019-07-23T13:19:27.470Z", "2019-07-23T13:19:27.571Z", "2019-07-23T13:19:27.671Z", "2019-07-23T13:19:27.770Z", "2019-07-23T13:19:27.871Z", "2019-07-23T13:19:27.971Z", "2019-07-23T13:19:28.070Z", "2019-07-23T13:19:28.171Z", "2019-07-23T13:19:28.271Z", "2019-07-23T13:19:28.370Z", "2019-07-23T13:19:28.481Z", "2019-07-23T13:19:28.571Z"]</text:p>
          </table:table-cell>
          <table:table-cell office:value-type="string" calcext:value-type="string">
            <text:p>Dashboard.vue:212 2019-07-23T13:25:40.724Z</text:p>
          </table:table-cell>
          <table:table-cell office:value-type="string" calcext:value-type="string">
            <text:p>Dashboard.vue:212 2019-07-23T13:29:04.171Z</text:p>
          </table:table-cell>
          <table:table-cell office:value-type="string" calcext:value-type="string">
            <text:p>Dashboard.vue:212 2019-07-23T13:32:40.661Z</text:p>
          </table:table-cell>
          <table:table-cell office:value-type="string" calcext:value-type="string">
            <text:p>Dashboard.vue:212 2019-07-23T13:35:03.819Z</text:p>
          </table:table-cell>
          <table:table-cell office:value-type="string" calcext:value-type="string">
            <text:p>Dashboard.vue:212 2019-07-23T13:38:37.465Z</text:p>
          </table:table-cell>
          <table:table-cell table:number-columns-repeated="2"/>
          <table:table-cell office:value-type="string" calcext:value-type="string">
            <text:p>Dashboard.vue:220 ["2019-07-23T13:43:09.244Z"]</text:p>
          </table:table-cell>
          <table:table-cell office:value-type="string" calcext:value-type="string">
            <text:p>Dashboard.vue:212 2019-07-23T13:43:54.054Z</text:p>
          </table:table-cell>
          <table:table-cell office:value-type="string" calcext:value-type="string">
            <text:p>Dashboard.vue:212 2019-07-23T13:44:46.052Z</text:p>
          </table:table-cell>
          <table:table-cell office:value-type="string" calcext:value-type="string">
            <text:p>Dashboard.vue:212 2019-07-23T13:45:33.323Z</text:p>
          </table:table-cell>
          <table:table-cell office:value-type="string" calcext:value-type="string">
            <text:p>Dashboard.vue:212 2019-07-23T13:46:20.544Z</text:p>
          </table:table-cell>
          <table:table-cell/>
          <table:table-cell office:value-type="string" calcext:value-type="string">
            <text:p>Dashboard.vue:212 2019-07-23T12:44:15.904Z</text:p>
          </table:table-cell>
          <table:table-cell office:value-type="string" calcext:value-type="string">
            <text:p>Dashboard.vue:212 2019-07-23T12:50:46.647Z</text:p>
          </table:table-cell>
          <table:table-cell office:value-type="string" calcext:value-type="string">
            <text:p>Dashboard.vue:212 2019-07-23T13:00:01.404Z</text:p>
          </table:table-cell>
          <table:table-cell office:value-type="string" calcext:value-type="string">
            <text:p>Dashboard.vue:212 2019-07-23T13:06:31.424Z</text:p>
          </table:table-cell>
          <table:table-cell office:value-type="string" calcext:value-type="string">
            <text:p>Dashboard.vue:212 2019-07-23T13:12:57.350Z</text:p>
          </table:table-cell>
          <table:table-cell office:value-type="string" calcext:value-type="string">
            <text:p>Dashboard.vue:212 2019-07-23T13:21:35.343Z</text:p>
          </table:table-cell>
          <table:table-cell table:number-columns-repeated="2"/>
          <table:table-cell office:value-type="string" calcext:value-type="string">
            <text:p>Dashboard.vue:220 ["2019-07-23T12:24:13.765Z"]</text:p>
          </table:table-cell>
          <table:table-cell office:value-type="string" calcext:value-type="string">
            <text:p>Dashboard.vue:212 2019-07-23T12:25:07.341Z</text:p>
          </table:table-cell>
          <table:table-cell office:value-type="string" calcext:value-type="string">
            <text:p>Dashboard.vue:212 2019-07-23T12:25:58.523Z</text:p>
          </table:table-cell>
          <table:table-cell office:value-type="string" calcext:value-type="string">
            <text:p>Dashboard.vue:212 2019-07-23T12:26:34.322Z</text:p>
          </table:table-cell>
          <table:table-cell office:value-type="string" calcext:value-type="string">
            <text:p>Dashboard.vue:212 2019-07-23T12:27:08.346Z</text:p>
          </table:table-cell>
        </table:table-row>
        <table:table-row table:style-name="ro1">
          <table:table-cell/>
          <table:table-cell office:value-type="string" calcext:value-type="string">
            <text:p>Dashboard.vue:211 15128</text:p>
          </table:table-cell>
          <table:table-cell table:number-columns-repeated="5" office:value-type="string" calcext:value-type="string">
            <text:p>Dashboard.vue:219 tumpukan yang belum diterima : 19</text:p>
          </table:table-cell>
          <table:table-cell table:number-columns-repeated="2"/>
          <table:table-cell office:value-type="string" calcext:value-type="string">
            <text:p>Dashboard.vue:211 597</text:p>
          </table:table-cell>
          <table:table-cell table:number-columns-repeated="4" office:value-type="string" calcext:value-type="string">
            <text:p>Dashboard.vue:219 tumpukan yang belum diterima : 19</text:p>
          </table:table-cell>
          <table:table-cell/>
          <table:table-cell table:number-columns-repeated="6" office:value-type="string" calcext:value-type="string">
            <text:p>Dashboard.vue:219 tumpukan yang belum diterima : 19</text:p>
          </table:table-cell>
          <table:table-cell table:number-columns-repeated="2"/>
          <table:table-cell office:value-type="string" calcext:value-type="string">
            <text:p>Dashboard.vue:211 1784</text:p>
          </table:table-cell>
          <table:table-cell table:number-columns-repeated="4" office:value-type="string" calcext:value-type="string">
            <text:p>Dashboard.vue:219 tumpukan yang belum diterima : 19</text:p>
          </table:table-cell>
        </table:table-row>
        <table:table-row table:style-name="ro1">
          <table:table-cell/>
          <table:table-cell office:value-type="string" calcext:value-type="string">
            <text:p>Dashboard.vue:212 2019-07-23T13:19:24.470Z</text:p>
          </table:table-cell>
          <table:table-cell office:value-type="string" calcext:value-type="string">
            <text:p>Dashboard.vue:220 (19) ["2019-07-23T13:25:38.275Z", "2019-07-23T13:25:38.524Z", "2019-07-23T13:25:38.574Z", "2019-07-23T13:25:38.624Z", "2019-07-23T13:25:38.674Z", "2019-07-23T13:25:38.724Z", "2019-07-23T13:25:38.774Z", "2019-07-23T13:25:38.824Z", "2019-07-23T13:25:38.874Z", "2019-07-23T13:25:38.924Z", "2019-07-23T13:25:38.975Z", "2019-07-23T13:25:39.024Z", "2019-07-23T13:25:39.074Z", "2019-07-23T13:25:39.124Z", "2019-07-23T13:25:39.173Z", "2019-07-23T13:25:39.224Z", "2019-07-23T13:25:39.274Z", "2019-07-23T13:25:39.324Z", "2019-07-23T13:25:39.375Z"]</text:p>
          </table:table-cell>
          <table:table-cell office:value-type="string" calcext:value-type="string">
            <text:p>Dashboard.vue:220 (19) ["2019-07-23T13:29:03.861Z", "2019-07-23T13:29:04.181Z", "2019-07-23T13:29:04.190Z", "2019-07-23T13:29:04.201Z", "2019-07-23T13:29:04.210Z", "2019-07-23T13:29:04.220Z", "2019-07-23T13:29:04.231Z", "2019-07-23T13:29:04.240Z", "2019-07-23T13:29:04.251Z", "2019-07-23T13:29:04.260Z", "2019-07-23T13:29:04.270Z", "2019-07-23T13:29:04.281Z", "2019-07-23T13:29:04.291Z", "2019-07-23T13:29:04.301Z", "2019-07-23T13:29:04.311Z", "2019-07-23T13:29:04.320Z", "2019-07-23T13:29:04.331Z", "2019-07-23T13:29:04.340Z", "2019-07-23T13:29:04.350Z"]</text:p>
          </table:table-cell>
          <table:table-cell office:value-type="string" calcext:value-type="string">
            <text:p>Dashboard.vue:220 (19) ["2019-07-23T13:32:40.507Z", "2019-07-23T13:32:40.665Z", "2019-07-23T13:32:40.671Z", "2019-07-23T13:32:40.676Z", "2019-07-23T13:32:40.681Z", "2019-07-23T13:32:40.686Z", "2019-07-23T13:32:40.690Z", "2019-07-23T13:32:40.700Z", "2019-07-23T13:32:40.703Z", "2019-07-23T13:32:40.707Z", "2019-07-23T13:32:40.711Z", "2019-07-23T13:32:40.716Z", "2019-07-23T13:32:40.722Z", "2019-07-23T13:32:40.726Z", "2019-07-23T13:32:40.730Z", "2019-07-23T13:32:40.736Z", "2019-07-23T13:32:40.741Z", "2019-07-23T13:32:40.745Z", "2019-07-23T13:32:40.750Z"]</text:p>
          </table:table-cell>
          <table:table-cell office:value-type="string" calcext:value-type="string">
            <text:p>Dashboard.vue:220 (19) ["2019-07-23T13:35:03.700Z", "2019-07-23T13:35:03.827Z", "2019-07-23T13:35:03.831Z", "2019-07-23T13:35:03.835Z", "2019-07-23T13:35:03.839Z", "2019-07-23T13:35:03.843Z", "2019-07-23T13:35:03.847Z", "2019-07-23T13:35:03.851Z", "2019-07-23T13:35:03.855Z", "2019-07-23T13:35:03.859Z", "2019-07-23T13:35:03.863Z", "2019-07-23T13:35:03.867Z", "2019-07-23T13:35:03.871Z", "2019-07-23T13:35:03.875Z", "2019-07-23T13:35:03.879Z", "2019-07-23T13:35:03.883Z", "2019-07-23T13:35:03.887Z", "2019-07-23T13:35:03.891Z", "2019-07-23T13:35:03.895Z"]</text:p>
          </table:table-cell>
          <table:table-cell office:value-type="string" calcext:value-type="string">
            <text:p>Dashboard.vue:220 (19) ["2019-07-23T13:38:37.339Z", "2019-07-23T13:38:37.468Z", "2019-07-23T13:38:37.473Z", "2019-07-23T13:38:37.476Z", "2019-07-23T13:38:37.480Z", "2019-07-23T13:38:37.484Z", "2019-07-23T13:38:37.489Z", "2019-07-23T13:38:37.492Z", "2019-07-23T13:38:37.496Z", "2019-07-23T13:38:37.500Z", "2019-07-23T13:38:37.504Z", "2019-07-23T13:38:37.509Z", "2019-07-23T13:38:37.518Z", "2019-07-23T13:38:37.520Z", "2019-07-23T13:38:37.526Z", "2019-07-23T13:38:37.528Z", "2019-07-23T13:38:37.533Z", "2019-07-23T13:38:37.537Z", "2019-07-23T13:38:37.541Z"]</text:p>
          </table:table-cell>
          <table:table-cell table:number-columns-repeated="2"/>
          <table:table-cell office:value-type="string" calcext:value-type="string">
            <text:p>Dashboard.vue:212 2019-07-23T13:43:09.244Z</text:p>
          </table:table-cell>
          <table:table-cell office:value-type="string" calcext:value-type="string">
            <text:p>Dashboard.vue:220 (19) ["2019-07-23T13:43:54.063Z", "2019-07-23T13:43:54.074Z", "2019-07-23T13:43:54.084Z", "2019-07-23T13:43:54.093Z", "2019-07-23T13:43:54.103Z", "2019-07-23T13:43:54.114Z", "2019-07-23T13:43:54.124Z", "2019-07-23T13:43:54.134Z", "2019-07-23T13:43:54.143Z", "2019-07-23T13:43:54.154Z", "2019-07-23T13:43:54.164Z", "2019-07-23T13:43:54.174Z", "2019-07-23T13:43:54.184Z", "2019-07-23T13:43:54.194Z", "2019-07-23T13:43:54.204Z", "2019-07-23T13:43:54.214Z", "2019-07-23T13:43:54.223Z", "2019-07-23T13:43:54.233Z", "2019-07-23T13:43:54.244Z"]</text:p>
          </table:table-cell>
          <table:table-cell office:value-type="string" calcext:value-type="string">
            <text:p>Dashboard.vue:220 (19) ["2019-07-23T13:44:46.057Z", "2019-07-23T13:44:46.062Z", "2019-07-23T13:44:46.067Z", "2019-07-23T13:44:46.071Z", "2019-07-23T13:44:46.076Z", "2019-07-23T13:44:46.082Z", "2019-07-23T13:44:46.087Z", "2019-07-23T13:44:46.092Z", "2019-07-23T13:44:46.096Z", "2019-07-23T13:44:46.102Z", "2019-07-23T13:44:46.107Z", "2019-07-23T13:44:46.111Z", "2019-07-23T13:44:46.116Z", "2019-07-23T13:44:46.122Z", "2019-07-23T13:44:46.126Z", "2019-07-23T13:44:46.132Z", "2019-07-23T13:44:46.136Z", "2019-07-23T13:44:46.143Z", "2019-07-23T13:44:46.147Z"]</text:p>
          </table:table-cell>
          <table:table-cell office:value-type="string" calcext:value-type="string">
            <text:p>Dashboard.vue:220 (19) ["2019-07-23T13:45:33.327Z", "2019-07-23T13:45:33.330Z", "2019-07-23T13:45:33.335Z", "2019-07-23T13:45:33.339Z", "2019-07-23T13:45:33.343Z", "2019-07-23T13:45:33.346Z", "2019-07-23T13:45:33.351Z", "2019-07-23T13:45:33.355Z", "2019-07-23T13:45:33.358Z", "2019-07-23T13:45:33.363Z", "2019-07-23T13:45:33.367Z", "2019-07-23T13:45:33.371Z", "2019-07-23T13:45:33.375Z", "2019-07-23T13:45:33.379Z", "2019-07-23T13:45:33.383Z", "2019-07-23T13:45:33.387Z", "2019-07-23T13:45:33.391Z", "2019-07-23T13:45:33.395Z", "2019-07-23T13:45:33.399Z"]</text:p>
          </table:table-cell>
          <table:table-cell office:value-type="string" calcext:value-type="string">
            <text:p>Dashboard.vue:220 (19) ["2019-07-23T13:46:20.548Z", "2019-07-23T13:46:20.551Z", "2019-07-23T13:46:20.556Z", "2019-07-23T13:46:20.559Z", "2019-07-23T13:46:20.564Z", "2019-07-23T13:46:20.568Z", "2019-07-23T13:46:20.573Z", "2019-07-23T13:46:20.576Z", "2019-07-23T13:46:20.580Z", "2019-07-23T13:46:20.584Z", "2019-07-23T13:46:20.587Z", "2019-07-23T13:46:20.591Z", "2019-07-23T13:46:20.596Z", "2019-07-23T13:46:20.599Z", "2019-07-23T13:46:20.604Z", "2019-07-23T13:46:20.608Z", "2019-07-23T13:46:20.613Z", "2019-07-23T13:46:20.616Z", "2019-07-23T13:46:20.622Z"]</text:p>
          </table:table-cell>
          <table:table-cell/>
          <table:table-cell office:value-type="string" calcext:value-type="string">
            <text:p>Dashboard.vue:220 (19) ["2019-07-23T12:44:11.405Z", "2019-07-23T12:44:11.505Z", "2019-07-23T12:44:12.105Z", "2019-07-23T12:44:12.205Z", "2019-07-23T12:44:12.305Z", "2019-07-23T12:44:12.405Z", "2019-07-23T12:44:12.505Z", "2019-07-23T12:44:12.605Z", "2019-07-23T12:44:12.705Z", "2019-07-23T12:44:12.805Z", "2019-07-23T12:44:12.905Z", "2019-07-23T12:44:13.005Z", "2019-07-23T12:44:13.105Z", "2019-07-23T12:44:13.205Z", "2019-07-23T12:44:13.305Z", "2019-07-23T12:44:16.005Z", "2019-07-23T12:44:16.105Z", "2019-07-23T12:44:16.205Z", "2019-07-23T12:44:16.305Z"]</text:p>
          </table:table-cell>
          <table:table-cell office:value-type="string" calcext:value-type="string">
            <text:p>Dashboard.vue:220 (19) ["2019-07-23T12:50:46.248Z", "2019-07-23T12:50:46.697Z", "2019-07-23T12:50:46.748Z", "2019-07-23T12:50:46.797Z", "2019-07-23T12:50:46.847Z", "2019-07-23T12:50:46.898Z", "2019-07-23T12:50:46.948Z", "2019-07-23T12:50:46.998Z", "2019-07-23T12:50:47.047Z", "2019-07-23T12:50:47.098Z", "2019-07-23T12:50:47.147Z", "2019-07-23T12:50:47.198Z", "2019-07-23T12:50:47.248Z", "2019-07-23T12:50:47.297Z", "2019-07-23T12:50:47.347Z", "2019-07-23T12:50:47.398Z", "2019-07-23T12:50:47.447Z", "2019-07-23T12:50:47.497Z", "2019-07-23T12:50:47.548Z"]</text:p>
          </table:table-cell>
          <table:table-cell office:value-type="string" calcext:value-type="string">
            <text:p>Dashboard.vue:220 (19) ["2019-07-23T13:00:01.075Z", "2019-07-23T13:00:01.084Z", "2019-07-23T13:00:01.394Z", "2019-07-23T13:00:01.414Z", "2019-07-23T13:00:01.425Z", "2019-07-23T13:00:01.435Z", "2019-07-23T13:00:01.444Z", "2019-07-23T13:00:01.454Z", "2019-07-23T13:00:01.464Z", "2019-07-23T13:00:01.474Z", "2019-07-23T13:00:01.484Z", "2019-07-23T13:00:01.495Z", "2019-07-23T13:00:01.504Z", "2019-07-23T13:00:01.514Z", "2019-07-23T13:00:01.524Z", "2019-07-23T13:00:01.535Z", "2019-07-23T13:00:01.544Z", "2019-07-23T13:00:01.554Z", "2019-07-23T13:00:01.565Z"]</text:p>
          </table:table-cell>
          <table:table-cell office:value-type="string" calcext:value-type="string">
            <text:p>Dashboard.vue:220 (19) ["2019-07-23T13:06:31.270Z", "2019-07-23T13:06:31.429Z", "2019-07-23T13:06:31.434Z", "2019-07-23T13:06:31.444Z", "2019-07-23T13:06:31.445Z", "2019-07-23T13:06:31.450Z", "2019-07-23T13:06:31.456Z", "2019-07-23T13:06:31.460Z", "2019-07-23T13:06:31.464Z", "2019-07-23T13:06:31.469Z", "2019-07-23T13:06:31.474Z", "2019-07-23T13:06:31.479Z", "2019-07-23T13:06:31.484Z", "2019-07-23T13:06:31.489Z", "2019-07-23T13:06:31.494Z", "2019-07-23T13:06:31.499Z", "2019-07-23T13:06:31.504Z", "2019-07-23T13:06:31.510Z", "2019-07-23T13:06:31.514Z"]</text:p>
          </table:table-cell>
          <table:table-cell office:value-type="string" calcext:value-type="string">
            <text:p>Dashboard.vue:220 (19) ["2019-07-23T13:12:57.222Z", "2019-07-23T13:12:57.355Z", "2019-07-23T13:12:57.358Z", "2019-07-23T13:12:57.364Z", "2019-07-23T13:12:57.366Z", "2019-07-23T13:12:57.370Z", "2019-07-23T13:12:57.374Z", "2019-07-23T13:12:57.379Z", "2019-07-23T13:12:57.381Z", "2019-07-23T13:12:57.386Z", "2019-07-23T13:12:57.390Z", "2019-07-23T13:12:57.393Z", "2019-07-23T13:12:57.399Z", "2019-07-23T13:12:57.402Z", "2019-07-23T13:12:57.407Z", "2019-07-23T13:12:57.409Z", "2019-07-23T13:12:57.420Z", "2019-07-23T13:12:57.426Z", "2019-07-23T13:12:57.430Z"]</text:p>
          </table:table-cell>
          <table:table-cell office:value-type="string" calcext:value-type="string">
            <text:p>Dashboard.vue:220 (19) ["2019-07-23T13:21:35.218Z", "2019-07-23T13:21:35.222Z", "2019-07-23T13:21:35.347Z", "2019-07-23T13:21:35.352Z", "2019-07-23T13:21:35.356Z", "2019-07-23T13:21:35.360Z", "2019-07-23T13:21:35.364Z", "2019-07-23T13:21:35.367Z", "2019-07-23T13:21:35.371Z", "2019-07-23T13:21:35.376Z", "2019-07-23T13:21:35.380Z", "2019-07-23T13:21:35.383Z", "2019-07-23T13:21:35.387Z", "2019-07-23T13:21:35.392Z", "2019-07-23T13:21:35.395Z", "2019-07-23T13:21:35.400Z", "2019-07-23T13:21:35.404Z", "2019-07-23T13:21:35.407Z", "2019-07-23T13:21:35.412Z"]</text:p>
          </table:table-cell>
          <table:table-cell table:number-columns-repeated="2"/>
          <table:table-cell office:value-type="string" calcext:value-type="string">
            <text:p>Dashboard.vue:212 2019-07-23T12:24:13.765Z</text:p>
          </table:table-cell>
          <table:table-cell office:value-type="string" calcext:value-type="string">
            <text:p>Dashboard.vue:220 (19) ["2019-07-23T12:25:07.351Z", "2019-07-23T12:25:07.361Z", "2019-07-23T12:25:07.372Z", "2019-07-23T12:25:07.381Z", "2019-07-23T12:25:07.391Z", "2019-07-23T12:25:07.402Z", "2019-07-23T12:25:07.411Z", "2019-07-23T12:25:07.421Z", "2019-07-23T12:25:07.431Z", "2019-07-23T12:25:07.441Z", "2019-07-23T12:25:07.452Z", "2019-07-23T12:25:07.461Z", "2019-07-23T12:25:07.471Z", "2019-07-23T12:25:07.481Z", "2019-07-23T12:25:07.491Z", "2019-07-23T12:25:07.501Z", "2019-07-23T12:25:07.512Z", "2019-07-23T12:25:07.521Z", "2019-07-23T12:25:07.532Z"]</text:p>
          </table:table-cell>
          <table:table-cell office:value-type="string" calcext:value-type="string">
            <text:p>Dashboard.vue:220 (19) ["2019-07-23T12:25:58.527Z", "2019-07-23T12:25:58.532Z", "2019-07-23T12:25:58.537Z", "2019-07-23T12:25:58.543Z", "2019-07-23T12:25:58.548Z", "2019-07-23T12:25:58.552Z", "2019-07-23T12:25:58.557Z", "2019-07-23T12:25:58.562Z", "2019-07-23T12:25:58.567Z", "2019-07-23T12:25:58.572Z", "2019-07-23T12:25:58.577Z", "2019-07-23T12:25:58.582Z", "2019-07-23T12:25:58.588Z", "2019-07-23T12:25:58.592Z", "2019-07-23T12:25:58.597Z", "2019-07-23T12:25:58.602Z", "2019-07-23T12:25:58.608Z", "2019-07-23T12:25:58.613Z", "2019-07-23T12:25:58.618Z"]</text:p>
          </table:table-cell>
          <table:table-cell office:value-type="string" calcext:value-type="string">
            <text:p>Dashboard.vue:220 (19) ["2019-07-23T12:26:34.326Z", "2019-07-23T12:26:34.329Z", "2019-07-23T12:26:34.333Z", "2019-07-23T12:26:34.337Z", "2019-07-23T12:26:34.342Z", "2019-07-23T12:26:34.346Z", "2019-07-23T12:26:34.350Z", "2019-07-23T12:26:34.354Z", "2019-07-23T12:26:34.357Z", "2019-07-23T12:26:34.361Z", "2019-07-23T12:26:34.366Z", "2019-07-23T12:26:34.369Z", "2019-07-23T12:26:34.373Z", "2019-07-23T12:26:34.378Z", "2019-07-23T12:26:34.382Z", "2019-07-23T12:26:34.386Z", "2019-07-23T12:26:34.390Z", "2019-07-23T12:26:34.393Z", "2019-07-23T12:26:34.398Z"]</text:p>
          </table:table-cell>
          <table:table-cell office:value-type="string" calcext:value-type="string">
            <text:p>Dashboard.vue:220 (19) ["2019-07-23T12:27:08.350Z", "2019-07-23T12:27:08.354Z", "2019-07-23T12:27:08.359Z", "2019-07-23T12:27:08.362Z", "2019-07-23T12:27:08.366Z", "2019-07-23T12:27:08.370Z", "2019-07-23T12:27:08.375Z", "2019-07-23T12:27:08.379Z", "2019-07-23T12:27:08.382Z", "2019-07-23T12:27:08.387Z", "2019-07-23T12:27:08.391Z", "2019-07-23T12:27:08.395Z", "2019-07-23T12:27:08.399Z", "2019-07-23T12:27:08.402Z", "2019-07-23T12:27:08.406Z", "2019-07-23T12:27:08.410Z", "2019-07-23T12:27:08.415Z", "2019-07-23T12:27:08.418Z", "2019-07-23T12:27:08.422Z"]</text:p>
          </table:table-cell>
        </table:table-row>
        <table:table-row table:style-name="ro1">
          <table:table-cell/>
          <table:table-cell office:value-type="string" calcext:value-type="string">
            <text:p>Dashboard.vue:219 tumpukan yang belum diterima : 18</text:p>
          </table:table-cell>
          <table:table-cell office:value-type="string" calcext:value-type="string">
            <text:p>Dashboard.vue:211 19364</text:p>
          </table:table-cell>
          <table:table-cell office:value-type="string" calcext:value-type="string">
            <text:p>Dashboard.vue:211 28750</text:p>
          </table:table-cell>
          <table:table-cell office:value-type="string" calcext:value-type="string">
            <text:p>Dashboard.vue:211 28390</text:p>
          </table:table-cell>
          <table:table-cell office:value-type="string" calcext:value-type="string">
            <text:p>Dashboard.vue:211 28020</text:p>
          </table:table-cell>
          <table:table-cell office:value-type="string" calcext:value-type="string">
            <text:p>Dashboard.vue:211 27981</text:p>
          </table:table-cell>
          <table:table-cell table:number-columns-repeated="2"/>
          <table:table-cell office:value-type="string" calcext:value-type="string">
            <text:p>Dashboard.vue:219 tumpukan yang belum diterima : 0</text:p>
          </table:table-cell>
          <table:table-cell office:value-type="string" calcext:value-type="string">
            <text:p>Dashboard.vue:211 1106</text:p>
          </table:table-cell>
          <table:table-cell office:value-type="string" calcext:value-type="string">
            <text:p>Dashboard.vue:211 1687</text:p>
          </table:table-cell>
          <table:table-cell office:value-type="string" calcext:value-type="string">
            <text:p>Dashboard.vue:211 1744</text:p>
          </table:table-cell>
          <table:table-cell office:value-type="string" calcext:value-type="string">
            <text:p>Dashboard.vue:211 1253</text:p>
          </table:table-cell>
          <table:table-cell/>
          <table:table-cell office:value-type="string" calcext:value-type="string">
            <text:p>Dashboard.vue:211 40318</text:p>
          </table:table-cell>
          <table:table-cell office:value-type="string" calcext:value-type="string">
            <text:p>Dashboard.vue:211 51417</text:p>
          </table:table-cell>
          <table:table-cell office:value-type="string" calcext:value-type="string">
            <text:p>Dashboard.vue:211 63769</text:p>
          </table:table-cell>
          <table:table-cell office:value-type="string" calcext:value-type="string">
            <text:p>Dashboard.vue:211 58411</text:p>
          </table:table-cell>
          <table:table-cell office:value-type="string" calcext:value-type="string">
            <text:p>Dashboard.vue:211 59746</text:p>
          </table:table-cell>
          <table:table-cell office:value-type="string" calcext:value-type="string">
            <text:p>Dashboard.vue:211 65564</text:p>
          </table:table-cell>
          <table:table-cell table:number-columns-repeated="2"/>
          <table:table-cell office:value-type="string" calcext:value-type="string">
            <text:p>Dashboard.vue:219 tumpukan yang belum diterima : 0</text:p>
          </table:table-cell>
          <table:table-cell office:value-type="string" calcext:value-type="string">
            <text:p>Dashboard.vue:211 1500</text:p>
          </table:table-cell>
          <table:table-cell office:value-type="string" calcext:value-type="string">
            <text:p>Dashboard.vue:211 1348</text:p>
          </table:table-cell>
          <table:table-cell office:value-type="string" calcext:value-type="string">
            <text:p>Dashboard.vue:211 1217</text:p>
          </table:table-cell>
          <table:table-cell office:value-type="string" calcext:value-type="string">
            <text:p>Dashboard.vue:211 1657</text:p>
          </table:table-cell>
        </table:table-row>
        <table:table-row table:style-name="ro1">
          <table:table-cell/>
          <table:table-cell office:value-type="string" calcext:value-type="string">
            <text:p>Dashboard.vue:220 (18) ["2019-07-23T13:19:23.671Z", "2019-07-23T13:19:24.571Z", "2019-07-23T13:19:24.671Z", "2019-07-23T13:19:24.771Z", "2019-07-23T13:19:27.271Z", "2019-07-23T13:19:27.370Z", "2019-07-23T13:19:27.470Z", "2019-07-23T13:19:27.571Z", "2019-07-23T13:19:27.671Z", "2019-07-23T13:19:27.770Z", "2019-07-23T13:19:27.871Z", "2019-07-23T13:19:27.971Z", "2019-07-23T13:19:28.070Z", "2019-07-23T13:19:28.171Z", "2019-07-23T13:19:28.271Z", "2019-07-23T13:19:28.370Z", "2019-07-23T13:19:28.481Z", "2019-07-23T13:19:28.571Z"]</text:p>
          </table:table-cell>
          <table:table-cell office:value-type="string" calcext:value-type="string">
            <text:p>Dashboard.vue:212 2019-07-23T13:25:38.574Z</text:p>
          </table:table-cell>
          <table:table-cell office:value-type="string" calcext:value-type="string">
            <text:p>Dashboard.vue:212 2019-07-23T13:29:04.181Z</text:p>
          </table:table-cell>
          <table:table-cell office:value-type="string" calcext:value-type="string">
            <text:p>Dashboard.vue:212 2019-07-23T13:32:40.665Z</text:p>
          </table:table-cell>
          <table:table-cell office:value-type="string" calcext:value-type="string">
            <text:p>Dashboard.vue:212 2019-07-23T13:35:03.827Z</text:p>
          </table:table-cell>
          <table:table-cell office:value-type="string" calcext:value-type="string">
            <text:p>Dashboard.vue:212 2019-07-23T13:38:37.468Z</text:p>
          </table:table-cell>
          <table:table-cell table:number-columns-repeated="2"/>
          <table:table-cell office:value-type="string" calcext:value-type="string">
            <text:p>Dashboard.vue:220 []</text:p>
          </table:table-cell>
          <table:table-cell office:value-type="string" calcext:value-type="string">
            <text:p>Dashboard.vue:212 2019-07-23T13:43:54.063Z</text:p>
          </table:table-cell>
          <table:table-cell office:value-type="string" calcext:value-type="string">
            <text:p>Dashboard.vue:212 2019-07-23T13:44:46.057Z</text:p>
          </table:table-cell>
          <table:table-cell office:value-type="string" calcext:value-type="string">
            <text:p>Dashboard.vue:212 2019-07-23T13:45:33.327Z</text:p>
          </table:table-cell>
          <table:table-cell office:value-type="string" calcext:value-type="string">
            <text:p>Dashboard.vue:212 2019-07-23T13:46:20.548Z</text:p>
          </table:table-cell>
          <table:table-cell/>
          <table:table-cell office:value-type="string" calcext:value-type="string">
            <text:p>Dashboard.vue:212 2019-07-23T12:44:16.005Z</text:p>
          </table:table-cell>
          <table:table-cell office:value-type="string" calcext:value-type="string">
            <text:p>Dashboard.vue:212 2019-07-23T12:50:46.748Z</text:p>
          </table:table-cell>
          <table:table-cell office:value-type="string" calcext:value-type="string">
            <text:p>Dashboard.vue:212 2019-07-23T13:00:01.394Z</text:p>
          </table:table-cell>
          <table:table-cell office:value-type="string" calcext:value-type="string">
            <text:p>Dashboard.vue:212 2019-07-23T13:06:31.429Z</text:p>
          </table:table-cell>
          <table:table-cell office:value-type="string" calcext:value-type="string">
            <text:p>Dashboard.vue:212 2019-07-23T13:12:57.355Z</text:p>
          </table:table-cell>
          <table:table-cell office:value-type="string" calcext:value-type="string">
            <text:p>Dashboard.vue:212 2019-07-23T13:21:35.347Z</text:p>
          </table:table-cell>
          <table:table-cell table:number-columns-repeated="2"/>
          <table:table-cell office:value-type="string" calcext:value-type="string">
            <text:p>Dashboard.vue:220 []</text:p>
          </table:table-cell>
          <table:table-cell office:value-type="string" calcext:value-type="string">
            <text:p>Dashboard.vue:212 2019-07-23T12:25:07.351Z</text:p>
          </table:table-cell>
          <table:table-cell office:value-type="string" calcext:value-type="string">
            <text:p>Dashboard.vue:212 2019-07-23T12:25:58.527Z</text:p>
          </table:table-cell>
          <table:table-cell office:value-type="string" calcext:value-type="string">
            <text:p>Dashboard.vue:212 2019-07-23T12:26:34.326Z</text:p>
          </table:table-cell>
          <table:table-cell office:value-type="string" calcext:value-type="string">
            <text:p>Dashboard.vue:212 2019-07-23T12:27:08.350Z</text:p>
          </table:table-cell>
        </table:table-row>
        <table:table-row table:style-name="ro1">
          <table:table-cell/>
          <table:table-cell office:value-type="string" calcext:value-type="string">
            <text:p>Dashboard.vue:211 12335</text:p>
          </table:table-cell>
          <table:table-cell table:number-columns-repeated="5" office:value-type="string" calcext:value-type="string">
            <text:p>Dashboard.vue:219 tumpukan yang belum diterima : 18</text:p>
          </table:table-cell>
          <table:table-cell table:number-columns-repeated="3"/>
          <table:table-cell table:number-columns-repeated="4" office:value-type="string" calcext:value-type="string">
            <text:p>Dashboard.vue:219 tumpukan yang belum diterima : 18</text:p>
          </table:table-cell>
          <table:table-cell/>
          <table:table-cell table:number-columns-repeated="6" office:value-type="string" calcext:value-type="string">
            <text:p>Dashboard.vue:219 tumpukan yang belum diterima : 18</text:p>
          </table:table-cell>
          <table:table-cell table:number-columns-repeated="3"/>
          <table:table-cell table:number-columns-repeated="4" office:value-type="string" calcext:value-type="string">
            <text:p>Dashboard.vue:219 tumpukan yang belum diterima : 18</text:p>
          </table:table-cell>
        </table:table-row>
        <table:table-row table:style-name="ro1">
          <table:table-cell/>
          <table:table-cell office:value-type="string" calcext:value-type="string">
            <text:p>Dashboard.vue:212 2019-07-23T13:19:27.271Z</text:p>
          </table:table-cell>
          <table:table-cell office:value-type="string" calcext:value-type="string">
            <text:p>Dashboard.vue:220 (18) ["2019-07-23T13:25:38.275Z", "2019-07-23T13:25:38.524Z", "2019-07-23T13:25:38.624Z", "2019-07-23T13:25:38.674Z", "2019-07-23T13:25:38.724Z", "2019-07-23T13:25:38.774Z", "2019-07-23T13:25:38.824Z", "2019-07-23T13:25:38.874Z", "2019-07-23T13:25:38.924Z", "2019-07-23T13:25:38.975Z", "2019-07-23T13:25:39.024Z", "2019-07-23T13:25:39.074Z", "2019-07-23T13:25:39.124Z", "2019-07-23T13:25:39.173Z", "2019-07-23T13:25:39.224Z", "2019-07-23T13:25:39.274Z", "2019-07-23T13:25:39.324Z", "2019-07-23T13:25:39.375Z"]</text:p>
          </table:table-cell>
          <table:table-cell office:value-type="string" calcext:value-type="string">
            <text:p>Dashboard.vue:220 (18) ["2019-07-23T13:29:03.861Z", "2019-07-23T13:29:04.190Z", "2019-07-23T13:29:04.201Z", "2019-07-23T13:29:04.210Z", "2019-07-23T13:29:04.220Z", "2019-07-23T13:29:04.231Z", "2019-07-23T13:29:04.240Z", "2019-07-23T13:29:04.251Z", "2019-07-23T13:29:04.260Z", "2019-07-23T13:29:04.270Z", "2019-07-23T13:29:04.281Z", "2019-07-23T13:29:04.291Z", "2019-07-23T13:29:04.301Z", "2019-07-23T13:29:04.311Z", "2019-07-23T13:29:04.320Z", "2019-07-23T13:29:04.331Z", "2019-07-23T13:29:04.340Z", "2019-07-23T13:29:04.350Z"]</text:p>
          </table:table-cell>
          <table:table-cell office:value-type="string" calcext:value-type="string">
            <text:p>Dashboard.vue:220 (18) ["2019-07-23T13:32:40.507Z", "2019-07-23T13:32:40.671Z", "2019-07-23T13:32:40.676Z", "2019-07-23T13:32:40.681Z", "2019-07-23T13:32:40.686Z", "2019-07-23T13:32:40.690Z", "2019-07-23T13:32:40.700Z", "2019-07-23T13:32:40.703Z", "2019-07-23T13:32:40.707Z", "2019-07-23T13:32:40.711Z", "2019-07-23T13:32:40.716Z", "2019-07-23T13:32:40.722Z", "2019-07-23T13:32:40.726Z", "2019-07-23T13:32:40.730Z", "2019-07-23T13:32:40.736Z", "2019-07-23T13:32:40.741Z", "2019-07-23T13:32:40.745Z", "2019-07-23T13:32:40.750Z"]</text:p>
          </table:table-cell>
          <table:table-cell office:value-type="string" calcext:value-type="string">
            <text:p>Dashboard.vue:220 (18) ["2019-07-23T13:35:03.700Z", "2019-07-23T13:35:03.831Z", "2019-07-23T13:35:03.835Z", "2019-07-23T13:35:03.839Z", "2019-07-23T13:35:03.843Z", "2019-07-23T13:35:03.847Z", "2019-07-23T13:35:03.851Z", "2019-07-23T13:35:03.855Z", "2019-07-23T13:35:03.859Z", "2019-07-23T13:35:03.863Z", "2019-07-23T13:35:03.867Z", "2019-07-23T13:35:03.871Z", "2019-07-23T13:35:03.875Z", "2019-07-23T13:35:03.879Z", "2019-07-23T13:35:03.883Z", "2019-07-23T13:35:03.887Z", "2019-07-23T13:35:03.891Z", "2019-07-23T13:35:03.895Z"]</text:p>
          </table:table-cell>
          <table:table-cell office:value-type="string" calcext:value-type="string">
            <text:p>Dashboard.vue:220 (18) ["2019-07-23T13:38:37.339Z", "2019-07-23T13:38:37.473Z", "2019-07-23T13:38:37.476Z", "2019-07-23T13:38:37.480Z", "2019-07-23T13:38:37.484Z", "2019-07-23T13:38:37.489Z", "2019-07-23T13:38:37.492Z", "2019-07-23T13:38:37.496Z", "2019-07-23T13:38:37.500Z", "2019-07-23T13:38:37.504Z", "2019-07-23T13:38:37.509Z", "2019-07-23T13:38:37.518Z", "2019-07-23T13:38:37.520Z", "2019-07-23T13:38:37.526Z", "2019-07-23T13:38:37.528Z", "2019-07-23T13:38:37.533Z", "2019-07-23T13:38:37.537Z", "2019-07-23T13:38:37.541Z"]</text:p>
          </table:table-cell>
          <table:table-cell table:number-columns-repeated="3"/>
          <table:table-cell office:value-type="string" calcext:value-type="string">
            <text:p>Dashboard.vue:220 (18) ["2019-07-23T13:43:54.074Z", "2019-07-23T13:43:54.084Z", "2019-07-23T13:43:54.093Z", "2019-07-23T13:43:54.103Z", "2019-07-23T13:43:54.114Z", "2019-07-23T13:43:54.124Z", "2019-07-23T13:43:54.134Z", "2019-07-23T13:43:54.143Z", "2019-07-23T13:43:54.154Z", "2019-07-23T13:43:54.164Z", "2019-07-23T13:43:54.174Z", "2019-07-23T13:43:54.184Z", "2019-07-23T13:43:54.194Z", "2019-07-23T13:43:54.204Z", "2019-07-23T13:43:54.214Z", "2019-07-23T13:43:54.223Z", "2019-07-23T13:43:54.233Z", "2019-07-23T13:43:54.244Z"]</text:p>
          </table:table-cell>
          <table:table-cell office:value-type="string" calcext:value-type="string">
            <text:p>Dashboard.vue:220 (18) ["2019-07-23T13:44:46.062Z", "2019-07-23T13:44:46.067Z", "2019-07-23T13:44:46.071Z", "2019-07-23T13:44:46.076Z", "2019-07-23T13:44:46.082Z", "2019-07-23T13:44:46.087Z", "2019-07-23T13:44:46.092Z", "2019-07-23T13:44:46.096Z", "2019-07-23T13:44:46.102Z", "2019-07-23T13:44:46.107Z", "2019-07-23T13:44:46.111Z", "2019-07-23T13:44:46.116Z", "2019-07-23T13:44:46.122Z", "2019-07-23T13:44:46.126Z", "2019-07-23T13:44:46.132Z", "2019-07-23T13:44:46.136Z", "2019-07-23T13:44:46.143Z", "2019-07-23T13:44:46.147Z"]</text:p>
          </table:table-cell>
          <table:table-cell office:value-type="string" calcext:value-type="string">
            <text:p>Dashboard.vue:220 (18) ["2019-07-23T13:45:33.330Z", "2019-07-23T13:45:33.335Z", "2019-07-23T13:45:33.339Z", "2019-07-23T13:45:33.343Z", "2019-07-23T13:45:33.346Z", "2019-07-23T13:45:33.351Z", "2019-07-23T13:45:33.355Z", "2019-07-23T13:45:33.358Z", "2019-07-23T13:45:33.363Z", "2019-07-23T13:45:33.367Z", "2019-07-23T13:45:33.371Z", "2019-07-23T13:45:33.375Z", "2019-07-23T13:45:33.379Z", "2019-07-23T13:45:33.383Z", "2019-07-23T13:45:33.387Z", "2019-07-23T13:45:33.391Z", "2019-07-23T13:45:33.395Z", "2019-07-23T13:45:33.399Z"]</text:p>
          </table:table-cell>
          <table:table-cell office:value-type="string" calcext:value-type="string">
            <text:p>Dashboard.vue:220 (18) ["2019-07-23T13:46:20.551Z", "2019-07-23T13:46:20.556Z", "2019-07-23T13:46:20.559Z", "2019-07-23T13:46:20.564Z", "2019-07-23T13:46:20.568Z", "2019-07-23T13:46:20.573Z", "2019-07-23T13:46:20.576Z", "2019-07-23T13:46:20.580Z", "2019-07-23T13:46:20.584Z", "2019-07-23T13:46:20.587Z", "2019-07-23T13:46:20.591Z", "2019-07-23T13:46:20.596Z", "2019-07-23T13:46:20.599Z", "2019-07-23T13:46:20.604Z", "2019-07-23T13:46:20.608Z", "2019-07-23T13:46:20.613Z", "2019-07-23T13:46:20.616Z", "2019-07-23T13:46:20.622Z"]</text:p>
          </table:table-cell>
          <table:table-cell/>
          <table:table-cell office:value-type="string" calcext:value-type="string">
            <text:p>Dashboard.vue:220 (18) ["2019-07-23T12:44:11.405Z", "2019-07-23T12:44:11.505Z", "2019-07-23T12:44:12.105Z", "2019-07-23T12:44:12.205Z", "2019-07-23T12:44:12.305Z", "2019-07-23T12:44:12.405Z", "2019-07-23T12:44:12.505Z", "2019-07-23T12:44:12.605Z", "2019-07-23T12:44:12.705Z", "2019-07-23T12:44:12.805Z", "2019-07-23T12:44:12.905Z", "2019-07-23T12:44:13.005Z", "2019-07-23T12:44:13.105Z", "2019-07-23T12:44:13.205Z", "2019-07-23T12:44:13.305Z", "2019-07-23T12:44:16.105Z", "2019-07-23T12:44:16.205Z", "2019-07-23T12:44:16.305Z"]</text:p>
          </table:table-cell>
          <table:table-cell office:value-type="string" calcext:value-type="string">
            <text:p>Dashboard.vue:220 (18) ["2019-07-23T12:50:46.248Z", "2019-07-23T12:50:46.697Z", "2019-07-23T12:50:46.797Z", "2019-07-23T12:50:46.847Z", "2019-07-23T12:50:46.898Z", "2019-07-23T12:50:46.948Z", "2019-07-23T12:50:46.998Z", "2019-07-23T12:50:47.047Z", "2019-07-23T12:50:47.098Z", "2019-07-23T12:50:47.147Z", "2019-07-23T12:50:47.198Z", "2019-07-23T12:50:47.248Z", "2019-07-23T12:50:47.297Z", "2019-07-23T12:50:47.347Z", "2019-07-23T12:50:47.398Z", "2019-07-23T12:50:47.447Z", "2019-07-23T12:50:47.497Z", "2019-07-23T12:50:47.548Z"]</text:p>
          </table:table-cell>
          <table:table-cell office:value-type="string" calcext:value-type="string">
            <text:p>Dashboard.vue:220 (18) ["2019-07-23T13:00:01.075Z", "2019-07-23T13:00:01.084Z", "2019-07-23T13:00:01.414Z", "2019-07-23T13:00:01.425Z", "2019-07-23T13:00:01.435Z", "2019-07-23T13:00:01.444Z", "2019-07-23T13:00:01.454Z", "2019-07-23T13:00:01.464Z", "2019-07-23T13:00:01.474Z", "2019-07-23T13:00:01.484Z", "2019-07-23T13:00:01.495Z", "2019-07-23T13:00:01.504Z", "2019-07-23T13:00:01.514Z", "2019-07-23T13:00:01.524Z", "2019-07-23T13:00:01.535Z", "2019-07-23T13:00:01.544Z", "2019-07-23T13:00:01.554Z", "2019-07-23T13:00:01.565Z"]</text:p>
          </table:table-cell>
          <table:table-cell office:value-type="string" calcext:value-type="string">
            <text:p>Dashboard.vue:220 (18) ["2019-07-23T13:06:31.270Z", "2019-07-23T13:06:31.434Z", "2019-07-23T13:06:31.444Z", "2019-07-23T13:06:31.445Z", "2019-07-23T13:06:31.450Z", "2019-07-23T13:06:31.456Z", "2019-07-23T13:06:31.460Z", "2019-07-23T13:06:31.464Z", "2019-07-23T13:06:31.469Z", "2019-07-23T13:06:31.474Z", "2019-07-23T13:06:31.479Z", "2019-07-23T13:06:31.484Z", "2019-07-23T13:06:31.489Z", "2019-07-23T13:06:31.494Z", "2019-07-23T13:06:31.499Z", "2019-07-23T13:06:31.504Z", "2019-07-23T13:06:31.510Z", "2019-07-23T13:06:31.514Z"]</text:p>
          </table:table-cell>
          <table:table-cell office:value-type="string" calcext:value-type="string">
            <text:p>Dashboard.vue:220 (18) ["2019-07-23T13:12:57.222Z", "2019-07-23T13:12:57.358Z", "2019-07-23T13:12:57.364Z", "2019-07-23T13:12:57.366Z", "2019-07-23T13:12:57.370Z", "2019-07-23T13:12:57.374Z", "2019-07-23T13:12:57.379Z", "2019-07-23T13:12:57.381Z", "2019-07-23T13:12:57.386Z", "2019-07-23T13:12:57.390Z", "2019-07-23T13:12:57.393Z", "2019-07-23T13:12:57.399Z", "2019-07-23T13:12:57.402Z", "2019-07-23T13:12:57.407Z", "2019-07-23T13:12:57.409Z", "2019-07-23T13:12:57.420Z", "2019-07-23T13:12:57.426Z", "2019-07-23T13:12:57.430Z"]</text:p>
          </table:table-cell>
          <table:table-cell office:value-type="string" calcext:value-type="string">
            <text:p>Dashboard.vue:220 (18) ["2019-07-23T13:21:35.218Z", "2019-07-23T13:21:35.222Z", "2019-07-23T13:21:35.352Z", "2019-07-23T13:21:35.356Z", "2019-07-23T13:21:35.360Z", "2019-07-23T13:21:35.364Z", "2019-07-23T13:21:35.367Z", "2019-07-23T13:21:35.371Z", "2019-07-23T13:21:35.376Z", "2019-07-23T13:21:35.380Z", "2019-07-23T13:21:35.383Z", "2019-07-23T13:21:35.387Z", "2019-07-23T13:21:35.392Z", "2019-07-23T13:21:35.395Z", "2019-07-23T13:21:35.400Z", "2019-07-23T13:21:35.404Z", "2019-07-23T13:21:35.407Z", "2019-07-23T13:21:35.412Z"]</text:p>
          </table:table-cell>
          <table:table-cell table:number-columns-repeated="3"/>
          <table:table-cell office:value-type="string" calcext:value-type="string">
            <text:p>Dashboard.vue:220 (18) ["2019-07-23T12:25:07.361Z", "2019-07-23T12:25:07.372Z", "2019-07-23T12:25:07.381Z", "2019-07-23T12:25:07.391Z", "2019-07-23T12:25:07.402Z", "2019-07-23T12:25:07.411Z", "2019-07-23T12:25:07.421Z", "2019-07-23T12:25:07.431Z", "2019-07-23T12:25:07.441Z", "2019-07-23T12:25:07.452Z", "2019-07-23T12:25:07.461Z", "2019-07-23T12:25:07.471Z", "2019-07-23T12:25:07.481Z", "2019-07-23T12:25:07.491Z", "2019-07-23T12:25:07.501Z", "2019-07-23T12:25:07.512Z", "2019-07-23T12:25:07.521Z", "2019-07-23T12:25:07.532Z"]</text:p>
          </table:table-cell>
          <table:table-cell office:value-type="string" calcext:value-type="string">
            <text:p>Dashboard.vue:220 (18) ["2019-07-23T12:25:58.532Z", "2019-07-23T12:25:58.537Z", "2019-07-23T12:25:58.543Z", "2019-07-23T12:25:58.548Z", "2019-07-23T12:25:58.552Z", "2019-07-23T12:25:58.557Z", "2019-07-23T12:25:58.562Z", "2019-07-23T12:25:58.567Z", "2019-07-23T12:25:58.572Z", "2019-07-23T12:25:58.577Z", "2019-07-23T12:25:58.582Z", "2019-07-23T12:25:58.588Z", "2019-07-23T12:25:58.592Z", "2019-07-23T12:25:58.597Z", "2019-07-23T12:25:58.602Z", "2019-07-23T12:25:58.608Z", "2019-07-23T12:25:58.613Z", "2019-07-23T12:25:58.618Z"]</text:p>
          </table:table-cell>
          <table:table-cell office:value-type="string" calcext:value-type="string">
            <text:p>Dashboard.vue:220 (18) ["2019-07-23T12:26:34.329Z", "2019-07-23T12:26:34.333Z", "2019-07-23T12:26:34.337Z", "2019-07-23T12:26:34.342Z", "2019-07-23T12:26:34.346Z", "2019-07-23T12:26:34.350Z", "2019-07-23T12:26:34.354Z", "2019-07-23T12:26:34.357Z", "2019-07-23T12:26:34.361Z", "2019-07-23T12:26:34.366Z", "2019-07-23T12:26:34.369Z", "2019-07-23T12:26:34.373Z", "2019-07-23T12:26:34.378Z", "2019-07-23T12:26:34.382Z", "2019-07-23T12:26:34.386Z", "2019-07-23T12:26:34.390Z", "2019-07-23T12:26:34.393Z", "2019-07-23T12:26:34.398Z"]</text:p>
          </table:table-cell>
          <table:table-cell office:value-type="string" calcext:value-type="string">
            <text:p>Dashboard.vue:220 (18) ["2019-07-23T12:27:08.354Z", "2019-07-23T12:27:08.359Z", "2019-07-23T12:27:08.362Z", "2019-07-23T12:27:08.366Z", "2019-07-23T12:27:08.370Z", "2019-07-23T12:27:08.375Z", "2019-07-23T12:27:08.379Z", "2019-07-23T12:27:08.382Z", "2019-07-23T12:27:08.387Z", "2019-07-23T12:27:08.391Z", "2019-07-23T12:27:08.395Z", "2019-07-23T12:27:08.399Z", "2019-07-23T12:27:08.402Z", "2019-07-23T12:27:08.406Z", "2019-07-23T12:27:08.410Z", "2019-07-23T12:27:08.415Z", "2019-07-23T12:27:08.418Z", "2019-07-23T12:27:08.422Z"]</text:p>
          </table:table-cell>
        </table:table-row>
        <table:table-row table:style-name="ro1">
          <table:table-cell/>
          <table:table-cell office:value-type="string" calcext:value-type="string">
            <text:p>Dashboard.vue:219 tumpukan yang belum diterima : 17</text:p>
          </table:table-cell>
          <table:table-cell office:value-type="string" calcext:value-type="string">
            <text:p>Dashboard.vue:211 19427</text:p>
          </table:table-cell>
          <table:table-cell office:value-type="string" calcext:value-type="string">
            <text:p>Dashboard.vue:211 29295</text:p>
          </table:table-cell>
          <table:table-cell office:value-type="string" calcext:value-type="string">
            <text:p>Dashboard.vue:211 28675</text:p>
          </table:table-cell>
          <table:table-cell office:value-type="string" calcext:value-type="string">
            <text:p>Dashboard.vue:211 28030</text:p>
          </table:table-cell>
          <table:table-cell office:value-type="string" calcext:value-type="string">
            <text:p>Dashboard.vue:211 28598</text:p>
          </table:table-cell>
          <table:table-cell table:number-columns-repeated="3"/>
          <table:table-cell office:value-type="string" calcext:value-type="string">
            <text:p>Dashboard.vue:211 1101</text:p>
          </table:table-cell>
          <table:table-cell office:value-type="string" calcext:value-type="string">
            <text:p>Dashboard.vue:211 1687</text:p>
          </table:table-cell>
          <table:table-cell office:value-type="string" calcext:value-type="string">
            <text:p>Dashboard.vue:211 1746</text:p>
          </table:table-cell>
          <table:table-cell office:value-type="string" calcext:value-type="string">
            <text:p>Dashboard.vue:211 1259</text:p>
          </table:table-cell>
          <table:table-cell/>
          <table:table-cell office:value-type="string" calcext:value-type="string">
            <text:p>Dashboard.vue:211 40825</text:p>
          </table:table-cell>
          <table:table-cell office:value-type="string" calcext:value-type="string">
            <text:p>Dashboard.vue:211 51482</text:p>
          </table:table-cell>
          <table:table-cell office:value-type="string" calcext:value-type="string">
            <text:p>Dashboard.vue:211 63761</text:p>
          </table:table-cell>
          <table:table-cell office:value-type="string" calcext:value-type="string">
            <text:p>Dashboard.vue:211 59010</text:p>
          </table:table-cell>
          <table:table-cell office:value-type="string" calcext:value-type="string">
            <text:p>Dashboard.vue:211 60345</text:p>
          </table:table-cell>
          <table:table-cell office:value-type="string" calcext:value-type="string">
            <text:p>Dashboard.vue:211 66083</text:p>
          </table:table-cell>
          <table:table-cell table:number-columns-repeated="3"/>
          <table:table-cell office:value-type="string" calcext:value-type="string">
            <text:p>Dashboard.vue:211 1496</text:p>
          </table:table-cell>
          <table:table-cell office:value-type="string" calcext:value-type="string">
            <text:p>Dashboard.vue:211 1349</text:p>
          </table:table-cell>
          <table:table-cell office:value-type="string" calcext:value-type="string">
            <text:p>Dashboard.vue:211 1222</text:p>
          </table:table-cell>
          <table:table-cell office:value-type="string" calcext:value-type="string">
            <text:p>Dashboard.vue:211 1658</text:p>
          </table:table-cell>
        </table:table-row>
        <table:table-row table:style-name="ro1">
          <table:table-cell/>
          <table:table-cell office:value-type="string" calcext:value-type="string">
            <text:p>Dashboard.vue:220 (17) ["2019-07-23T13:19:23.671Z", "2019-07-23T13:19:24.571Z", "2019-07-23T13:19:24.671Z", "2019-07-23T13:19:24.771Z", "2019-07-23T13:19:27.370Z", "2019-07-23T13:19:27.470Z", "2019-07-23T13:19:27.571Z", "2019-07-23T13:19:27.671Z", "2019-07-23T13:19:27.770Z", "2019-07-23T13:19:27.871Z", "2019-07-23T13:19:27.971Z", "2019-07-23T13:19:28.070Z", "2019-07-23T13:19:28.171Z", "2019-07-23T13:19:28.271Z", "2019-07-23T13:19:28.370Z", "2019-07-23T13:19:28.481Z", "2019-07-23T13:19:28.571Z"]</text:p>
          </table:table-cell>
          <table:table-cell office:value-type="string" calcext:value-type="string">
            <text:p>Dashboard.vue:212 2019-07-23T13:25:38.524Z</text:p>
          </table:table-cell>
          <table:table-cell office:value-type="string" calcext:value-type="string">
            <text:p>Dashboard.vue:212 2019-07-23T13:29:04.190Z</text:p>
          </table:table-cell>
          <table:table-cell office:value-type="string" calcext:value-type="string">
            <text:p>Dashboard.vue:212 2019-07-23T13:32:40.671Z</text:p>
          </table:table-cell>
          <table:table-cell office:value-type="string" calcext:value-type="string">
            <text:p>Dashboard.vue:212 2019-07-23T13:35:03.831Z</text:p>
          </table:table-cell>
          <table:table-cell office:value-type="string" calcext:value-type="string">
            <text:p>Dashboard.vue:212 2019-07-23T13:38:37.473Z</text:p>
          </table:table-cell>
          <table:table-cell table:number-columns-repeated="3"/>
          <table:table-cell office:value-type="string" calcext:value-type="string">
            <text:p>Dashboard.vue:212 2019-07-23T13:43:54.074Z</text:p>
          </table:table-cell>
          <table:table-cell office:value-type="string" calcext:value-type="string">
            <text:p>Dashboard.vue:212 2019-07-23T13:44:46.062Z</text:p>
          </table:table-cell>
          <table:table-cell office:value-type="string" calcext:value-type="string">
            <text:p>Dashboard.vue:212 2019-07-23T13:45:33.330Z</text:p>
          </table:table-cell>
          <table:table-cell office:value-type="string" calcext:value-type="string">
            <text:p>Dashboard.vue:212 2019-07-23T13:46:20.551Z</text:p>
          </table:table-cell>
          <table:table-cell/>
          <table:table-cell office:value-type="string" calcext:value-type="string">
            <text:p>Dashboard.vue:212 2019-07-23T12:44:16.105Z</text:p>
          </table:table-cell>
          <table:table-cell office:value-type="string" calcext:value-type="string">
            <text:p>Dashboard.vue:212 2019-07-23T12:50:46.697Z</text:p>
          </table:table-cell>
          <table:table-cell office:value-type="string" calcext:value-type="string">
            <text:p>Dashboard.vue:212 2019-07-23T13:00:01.414Z</text:p>
          </table:table-cell>
          <table:table-cell office:value-type="string" calcext:value-type="string">
            <text:p>Dashboard.vue:212 2019-07-23T13:06:31.434Z</text:p>
          </table:table-cell>
          <table:table-cell office:value-type="string" calcext:value-type="string">
            <text:p>Dashboard.vue:212 2019-07-23T13:12:57.358Z</text:p>
          </table:table-cell>
          <table:table-cell office:value-type="string" calcext:value-type="string">
            <text:p>Dashboard.vue:212 2019-07-23T13:21:35.352Z</text:p>
          </table:table-cell>
          <table:table-cell table:number-columns-repeated="3"/>
          <table:table-cell office:value-type="string" calcext:value-type="string">
            <text:p>Dashboard.vue:212 2019-07-23T12:25:07.361Z</text:p>
          </table:table-cell>
          <table:table-cell office:value-type="string" calcext:value-type="string">
            <text:p>Dashboard.vue:212 2019-07-23T12:25:58.532Z</text:p>
          </table:table-cell>
          <table:table-cell office:value-type="string" calcext:value-type="string">
            <text:p>Dashboard.vue:212 2019-07-23T12:26:34.329Z</text:p>
          </table:table-cell>
          <table:table-cell office:value-type="string" calcext:value-type="string">
            <text:p>Dashboard.vue:212 2019-07-23T12:27:08.354Z</text:p>
          </table:table-cell>
        </table:table-row>
        <table:table-row table:style-name="ro1">
          <table:table-cell/>
          <table:table-cell office:value-type="string" calcext:value-type="string">
            <text:p>Dashboard.vue:211 13832</text:p>
          </table:table-cell>
          <table:table-cell table:number-columns-repeated="5" office:value-type="string" calcext:value-type="string">
            <text:p>Dashboard.vue:219 tumpukan yang belum diterima : 17</text:p>
          </table:table-cell>
          <table:table-cell table:number-columns-repeated="3"/>
          <table:table-cell table:number-columns-repeated="4" office:value-type="string" calcext:value-type="string">
            <text:p>Dashboard.vue:219 tumpukan yang belum diterima : 17</text:p>
          </table:table-cell>
          <table:table-cell/>
          <table:table-cell table:number-columns-repeated="6" office:value-type="string" calcext:value-type="string">
            <text:p>Dashboard.vue:219 tumpukan yang belum diterima : 17</text:p>
          </table:table-cell>
          <table:table-cell table:number-columns-repeated="3"/>
          <table:table-cell table:number-columns-repeated="4" office:value-type="string" calcext:value-type="string">
            <text:p>Dashboard.vue:219 tumpukan yang belum diterima : 17</text:p>
          </table:table-cell>
        </table:table-row>
        <table:table-row table:style-name="ro1">
          <table:table-cell/>
          <table:table-cell office:value-type="string" calcext:value-type="string">
            <text:p>Dashboard.vue:212 2019-07-23T13:19:27.370Z</text:p>
          </table:table-cell>
          <table:table-cell office:value-type="string" calcext:value-type="string">
            <text:p>Dashboard.vue:220 (17) ["2019-07-23T13:25:38.275Z", "2019-07-23T13:25:38.624Z", "2019-07-23T13:25:38.674Z", "2019-07-23T13:25:38.724Z", "2019-07-23T13:25:38.774Z", "2019-07-23T13:25:38.824Z", "2019-07-23T13:25:38.874Z", "2019-07-23T13:25:38.924Z", "2019-07-23T13:25:38.975Z", "2019-07-23T13:25:39.024Z", "2019-07-23T13:25:39.074Z", "2019-07-23T13:25:39.124Z", "2019-07-23T13:25:39.173Z", "2019-07-23T13:25:39.224Z", "2019-07-23T13:25:39.274Z", "2019-07-23T13:25:39.324Z", "2019-07-23T13:25:39.375Z"]</text:p>
          </table:table-cell>
          <table:table-cell office:value-type="string" calcext:value-type="string">
            <text:p>Dashboard.vue:220 (17) ["2019-07-23T13:29:03.861Z", "2019-07-23T13:29:04.201Z", "2019-07-23T13:29:04.210Z", "2019-07-23T13:29:04.220Z", "2019-07-23T13:29:04.231Z", "2019-07-23T13:29:04.240Z", "2019-07-23T13:29:04.251Z", "2019-07-23T13:29:04.260Z", "2019-07-23T13:29:04.270Z", "2019-07-23T13:29:04.281Z", "2019-07-23T13:29:04.291Z", "2019-07-23T13:29:04.301Z", "2019-07-23T13:29:04.311Z", "2019-07-23T13:29:04.320Z", "2019-07-23T13:29:04.331Z", "2019-07-23T13:29:04.340Z", "2019-07-23T13:29:04.350Z"]</text:p>
          </table:table-cell>
          <table:table-cell office:value-type="string" calcext:value-type="string">
            <text:p>Dashboard.vue:220 (17) ["2019-07-23T13:32:40.507Z", "2019-07-23T13:32:40.676Z", "2019-07-23T13:32:40.681Z", "2019-07-23T13:32:40.686Z", "2019-07-23T13:32:40.690Z", "2019-07-23T13:32:40.700Z", "2019-07-23T13:32:40.703Z", "2019-07-23T13:32:40.707Z", "2019-07-23T13:32:40.711Z", "2019-07-23T13:32:40.716Z", "2019-07-23T13:32:40.722Z", "2019-07-23T13:32:40.726Z", "2019-07-23T13:32:40.730Z", "2019-07-23T13:32:40.736Z", "2019-07-23T13:32:40.741Z", "2019-07-23T13:32:40.745Z", "2019-07-23T13:32:40.750Z"]</text:p>
          </table:table-cell>
          <table:table-cell office:value-type="string" calcext:value-type="string">
            <text:p>Dashboard.vue:220 (17) ["2019-07-23T13:35:03.700Z", "2019-07-23T13:35:03.835Z", "2019-07-23T13:35:03.839Z", "2019-07-23T13:35:03.843Z", "2019-07-23T13:35:03.847Z", "2019-07-23T13:35:03.851Z", "2019-07-23T13:35:03.855Z", "2019-07-23T13:35:03.859Z", "2019-07-23T13:35:03.863Z", "2019-07-23T13:35:03.867Z", "2019-07-23T13:35:03.871Z", "2019-07-23T13:35:03.875Z", "2019-07-23T13:35:03.879Z", "2019-07-23T13:35:03.883Z", "2019-07-23T13:35:03.887Z", "2019-07-23T13:35:03.891Z", "2019-07-23T13:35:03.895Z"]</text:p>
          </table:table-cell>
          <table:table-cell office:value-type="string" calcext:value-type="string">
            <text:p>Dashboard.vue:220 (17) ["2019-07-23T13:38:37.339Z", "2019-07-23T13:38:37.476Z", "2019-07-23T13:38:37.480Z", "2019-07-23T13:38:37.484Z", "2019-07-23T13:38:37.489Z", "2019-07-23T13:38:37.492Z", "2019-07-23T13:38:37.496Z", "2019-07-23T13:38:37.500Z", "2019-07-23T13:38:37.504Z", "2019-07-23T13:38:37.509Z", "2019-07-23T13:38:37.518Z", "2019-07-23T13:38:37.520Z", "2019-07-23T13:38:37.526Z", "2019-07-23T13:38:37.528Z", "2019-07-23T13:38:37.533Z", "2019-07-23T13:38:37.537Z", "2019-07-23T13:38:37.541Z"]</text:p>
          </table:table-cell>
          <table:table-cell table:number-columns-repeated="3"/>
          <table:table-cell office:value-type="string" calcext:value-type="string">
            <text:p>Dashboard.vue:220 (17) ["2019-07-23T13:43:54.084Z", "2019-07-23T13:43:54.093Z", "2019-07-23T13:43:54.103Z", "2019-07-23T13:43:54.114Z", "2019-07-23T13:43:54.124Z", "2019-07-23T13:43:54.134Z", "2019-07-23T13:43:54.143Z", "2019-07-23T13:43:54.154Z", "2019-07-23T13:43:54.164Z", "2019-07-23T13:43:54.174Z", "2019-07-23T13:43:54.184Z", "2019-07-23T13:43:54.194Z", "2019-07-23T13:43:54.204Z", "2019-07-23T13:43:54.214Z", "2019-07-23T13:43:54.223Z", "2019-07-23T13:43:54.233Z", "2019-07-23T13:43:54.244Z"]</text:p>
          </table:table-cell>
          <table:table-cell office:value-type="string" calcext:value-type="string">
            <text:p>Dashboard.vue:220 (17) ["2019-07-23T13:44:46.067Z", "2019-07-23T13:44:46.071Z", "2019-07-23T13:44:46.076Z", "2019-07-23T13:44:46.082Z", "2019-07-23T13:44:46.087Z", "2019-07-23T13:44:46.092Z", "2019-07-23T13:44:46.096Z", "2019-07-23T13:44:46.102Z", "2019-07-23T13:44:46.107Z", "2019-07-23T13:44:46.111Z", "2019-07-23T13:44:46.116Z", "2019-07-23T13:44:46.122Z", "2019-07-23T13:44:46.126Z", "2019-07-23T13:44:46.132Z", "2019-07-23T13:44:46.136Z", "2019-07-23T13:44:46.143Z", "2019-07-23T13:44:46.147Z"]</text:p>
          </table:table-cell>
          <table:table-cell office:value-type="string" calcext:value-type="string">
            <text:p>Dashboard.vue:220 (17) ["2019-07-23T13:45:33.335Z", "2019-07-23T13:45:33.339Z", "2019-07-23T13:45:33.343Z", "2019-07-23T13:45:33.346Z", "2019-07-23T13:45:33.351Z", "2019-07-23T13:45:33.355Z", "2019-07-23T13:45:33.358Z", "2019-07-23T13:45:33.363Z", "2019-07-23T13:45:33.367Z", "2019-07-23T13:45:33.371Z", "2019-07-23T13:45:33.375Z", "2019-07-23T13:45:33.379Z", "2019-07-23T13:45:33.383Z", "2019-07-23T13:45:33.387Z", "2019-07-23T13:45:33.391Z", "2019-07-23T13:45:33.395Z", "2019-07-23T13:45:33.399Z"]</text:p>
          </table:table-cell>
          <table:table-cell office:value-type="string" calcext:value-type="string">
            <text:p>Dashboard.vue:220 (17) ["2019-07-23T13:46:20.556Z", "2019-07-23T13:46:20.559Z", "2019-07-23T13:46:20.564Z", "2019-07-23T13:46:20.568Z", "2019-07-23T13:46:20.573Z", "2019-07-23T13:46:20.576Z", "2019-07-23T13:46:20.580Z", "2019-07-23T13:46:20.584Z", "2019-07-23T13:46:20.587Z", "2019-07-23T13:46:20.591Z", "2019-07-23T13:46:20.596Z", "2019-07-23T13:46:20.599Z", "2019-07-23T13:46:20.604Z", "2019-07-23T13:46:20.608Z", "2019-07-23T13:46:20.613Z", "2019-07-23T13:46:20.616Z", "2019-07-23T13:46:20.622Z"]</text:p>
          </table:table-cell>
          <table:table-cell/>
          <table:table-cell office:value-type="string" calcext:value-type="string">
            <text:p>Dashboard.vue:220 (17) ["2019-07-23T12:44:11.405Z", "2019-07-23T12:44:11.505Z", "2019-07-23T12:44:12.105Z", "2019-07-23T12:44:12.205Z", "2019-07-23T12:44:12.305Z", "2019-07-23T12:44:12.405Z", "2019-07-23T12:44:12.505Z", "2019-07-23T12:44:12.605Z", "2019-07-23T12:44:12.705Z", "2019-07-23T12:44:12.805Z", "2019-07-23T12:44:12.905Z", "2019-07-23T12:44:13.005Z", "2019-07-23T12:44:13.105Z", "2019-07-23T12:44:13.205Z", "2019-07-23T12:44:13.305Z", "2019-07-23T12:44:16.205Z", "2019-07-23T12:44:16.305Z"]</text:p>
          </table:table-cell>
          <table:table-cell office:value-type="string" calcext:value-type="string">
            <text:p>Dashboard.vue:220 (17) ["2019-07-23T12:50:46.248Z", "2019-07-23T12:50:46.797Z", "2019-07-23T12:50:46.847Z", "2019-07-23T12:50:46.898Z", "2019-07-23T12:50:46.948Z", "2019-07-23T12:50:46.998Z", "2019-07-23T12:50:47.047Z", "2019-07-23T12:50:47.098Z", "2019-07-23T12:50:47.147Z", "2019-07-23T12:50:47.198Z", "2019-07-23T12:50:47.248Z", "2019-07-23T12:50:47.297Z", "2019-07-23T12:50:47.347Z", "2019-07-23T12:50:47.398Z", "2019-07-23T12:50:47.447Z", "2019-07-23T12:50:47.497Z", "2019-07-23T12:50:47.548Z"]</text:p>
          </table:table-cell>
          <table:table-cell office:value-type="string" calcext:value-type="string">
            <text:p>Dashboard.vue:220 (17) ["2019-07-23T13:00:01.075Z", "2019-07-23T13:00:01.084Z", "2019-07-23T13:00:01.425Z", "2019-07-23T13:00:01.435Z", "2019-07-23T13:00:01.444Z", "2019-07-23T13:00:01.454Z", "2019-07-23T13:00:01.464Z", "2019-07-23T13:00:01.474Z", "2019-07-23T13:00:01.484Z", "2019-07-23T13:00:01.495Z", "2019-07-23T13:00:01.504Z", "2019-07-23T13:00:01.514Z", "2019-07-23T13:00:01.524Z", "2019-07-23T13:00:01.535Z", "2019-07-23T13:00:01.544Z", "2019-07-23T13:00:01.554Z", "2019-07-23T13:00:01.565Z"]</text:p>
          </table:table-cell>
          <table:table-cell office:value-type="string" calcext:value-type="string">
            <text:p>Dashboard.vue:220 (17) ["2019-07-23T13:06:31.270Z", "2019-07-23T13:06:31.444Z", "2019-07-23T13:06:31.445Z", "2019-07-23T13:06:31.450Z", "2019-07-23T13:06:31.456Z", "2019-07-23T13:06:31.460Z", "2019-07-23T13:06:31.464Z", "2019-07-23T13:06:31.469Z", "2019-07-23T13:06:31.474Z", "2019-07-23T13:06:31.479Z", "2019-07-23T13:06:31.484Z", "2019-07-23T13:06:31.489Z", "2019-07-23T13:06:31.494Z", "2019-07-23T13:06:31.499Z", "2019-07-23T13:06:31.504Z", "2019-07-23T13:06:31.510Z", "2019-07-23T13:06:31.514Z"]</text:p>
          </table:table-cell>
          <table:table-cell office:value-type="string" calcext:value-type="string">
            <text:p>Dashboard.vue:220 (17) ["2019-07-23T13:12:57.222Z", "2019-07-23T13:12:57.364Z", "2019-07-23T13:12:57.366Z", "2019-07-23T13:12:57.370Z", "2019-07-23T13:12:57.374Z", "2019-07-23T13:12:57.379Z", "2019-07-23T13:12:57.381Z", "2019-07-23T13:12:57.386Z", "2019-07-23T13:12:57.390Z", "2019-07-23T13:12:57.393Z", "2019-07-23T13:12:57.399Z", "2019-07-23T13:12:57.402Z", "2019-07-23T13:12:57.407Z", "2019-07-23T13:12:57.409Z", "2019-07-23T13:12:57.420Z", "2019-07-23T13:12:57.426Z", "2019-07-23T13:12:57.430Z"]</text:p>
          </table:table-cell>
          <table:table-cell office:value-type="string" calcext:value-type="string">
            <text:p>Dashboard.vue:220 (17) ["2019-07-23T13:21:35.218Z", "2019-07-23T13:21:35.222Z", "2019-07-23T13:21:35.356Z", "2019-07-23T13:21:35.360Z", "2019-07-23T13:21:35.364Z", "2019-07-23T13:21:35.367Z", "2019-07-23T13:21:35.371Z", "2019-07-23T13:21:35.376Z", "2019-07-23T13:21:35.380Z", "2019-07-23T13:21:35.383Z", "2019-07-23T13:21:35.387Z", "2019-07-23T13:21:35.392Z", "2019-07-23T13:21:35.395Z", "2019-07-23T13:21:35.400Z", "2019-07-23T13:21:35.404Z", "2019-07-23T13:21:35.407Z", "2019-07-23T13:21:35.412Z"]</text:p>
          </table:table-cell>
          <table:table-cell table:number-columns-repeated="3"/>
          <table:table-cell office:value-type="string" calcext:value-type="string">
            <text:p>Dashboard.vue:220 (17) ["2019-07-23T12:25:07.372Z", "2019-07-23T12:25:07.381Z", "2019-07-23T12:25:07.391Z", "2019-07-23T12:25:07.402Z", "2019-07-23T12:25:07.411Z", "2019-07-23T12:25:07.421Z", "2019-07-23T12:25:07.431Z", "2019-07-23T12:25:07.441Z", "2019-07-23T12:25:07.452Z", "2019-07-23T12:25:07.461Z", "2019-07-23T12:25:07.471Z", "2019-07-23T12:25:07.481Z", "2019-07-23T12:25:07.491Z", "2019-07-23T12:25:07.501Z", "2019-07-23T12:25:07.512Z", "2019-07-23T12:25:07.521Z", "2019-07-23T12:25:07.532Z"]</text:p>
          </table:table-cell>
          <table:table-cell office:value-type="string" calcext:value-type="string">
            <text:p>Dashboard.vue:220 (17) ["2019-07-23T12:25:58.537Z", "2019-07-23T12:25:58.543Z", "2019-07-23T12:25:58.548Z", "2019-07-23T12:25:58.552Z", "2019-07-23T12:25:58.557Z", "2019-07-23T12:25:58.562Z", "2019-07-23T12:25:58.567Z", "2019-07-23T12:25:58.572Z", "2019-07-23T12:25:58.577Z", "2019-07-23T12:25:58.582Z", "2019-07-23T12:25:58.588Z", "2019-07-23T12:25:58.592Z", "2019-07-23T12:25:58.597Z", "2019-07-23T12:25:58.602Z", "2019-07-23T12:25:58.608Z", "2019-07-23T12:25:58.613Z", "2019-07-23T12:25:58.618Z"]</text:p>
          </table:table-cell>
          <table:table-cell office:value-type="string" calcext:value-type="string">
            <text:p>Dashboard.vue:220 (17) ["2019-07-23T12:26:34.333Z", "2019-07-23T12:26:34.337Z", "2019-07-23T12:26:34.342Z", "2019-07-23T12:26:34.346Z", "2019-07-23T12:26:34.350Z", "2019-07-23T12:26:34.354Z", "2019-07-23T12:26:34.357Z", "2019-07-23T12:26:34.361Z", "2019-07-23T12:26:34.366Z", "2019-07-23T12:26:34.369Z", "2019-07-23T12:26:34.373Z", "2019-07-23T12:26:34.378Z", "2019-07-23T12:26:34.382Z", "2019-07-23T12:26:34.386Z", "2019-07-23T12:26:34.390Z", "2019-07-23T12:26:34.393Z", "2019-07-23T12:26:34.398Z"]</text:p>
          </table:table-cell>
          <table:table-cell office:value-type="string" calcext:value-type="string">
            <text:p>Dashboard.vue:220 (17) ["2019-07-23T12:27:08.359Z", "2019-07-23T12:27:08.362Z", "2019-07-23T12:27:08.366Z", "2019-07-23T12:27:08.370Z", "2019-07-23T12:27:08.375Z", "2019-07-23T12:27:08.379Z", "2019-07-23T12:27:08.382Z", "2019-07-23T12:27:08.387Z", "2019-07-23T12:27:08.391Z", "2019-07-23T12:27:08.395Z", "2019-07-23T12:27:08.399Z", "2019-07-23T12:27:08.402Z", "2019-07-23T12:27:08.406Z", "2019-07-23T12:27:08.410Z", "2019-07-23T12:27:08.415Z", "2019-07-23T12:27:08.418Z", "2019-07-23T12:27:08.422Z"]</text:p>
          </table:table-cell>
        </table:table-row>
        <table:table-row table:style-name="ro1">
          <table:table-cell/>
          <table:table-cell office:value-type="string" calcext:value-type="string">
            <text:p>Dashboard.vue:219 tumpukan yang belum diterima : 16</text:p>
          </table:table-cell>
          <table:table-cell office:value-type="string" calcext:value-type="string">
            <text:p>Dashboard.vue:211 20006</text:p>
          </table:table-cell>
          <table:table-cell office:value-type="string" calcext:value-type="string">
            <text:p>Dashboard.vue:211 29297</text:p>
          </table:table-cell>
          <table:table-cell office:value-type="string" calcext:value-type="string">
            <text:p>Dashboard.vue:211 29047</text:p>
          </table:table-cell>
          <table:table-cell office:value-type="string" calcext:value-type="string">
            <text:p>Dashboard.vue:211 29171</text:p>
          </table:table-cell>
          <table:table-cell office:value-type="string" calcext:value-type="string">
            <text:p>Dashboard.vue:211 29345</text:p>
          </table:table-cell>
          <table:table-cell table:number-columns-repeated="3"/>
          <table:table-cell office:value-type="string" calcext:value-type="string">
            <text:p>Dashboard.vue:211 1096</text:p>
          </table:table-cell>
          <table:table-cell office:value-type="string" calcext:value-type="string">
            <text:p>Dashboard.vue:211 1957</text:p>
          </table:table-cell>
          <table:table-cell office:value-type="string" calcext:value-type="string">
            <text:p>Dashboard.vue:211 1894</text:p>
          </table:table-cell>
          <table:table-cell office:value-type="string" calcext:value-type="string">
            <text:p>Dashboard.vue:211 1261</text:p>
          </table:table-cell>
          <table:table-cell/>
          <table:table-cell office:value-type="string" calcext:value-type="string">
            <text:p>Dashboard.vue:211 40734</text:p>
          </table:table-cell>
          <table:table-cell office:value-type="string" calcext:value-type="string">
            <text:p>Dashboard.vue:211 52098</text:p>
          </table:table-cell>
          <table:table-cell office:value-type="string" calcext:value-type="string">
            <text:p>Dashboard.vue:211 64397</text:p>
          </table:table-cell>
          <table:table-cell office:value-type="string" calcext:value-type="string">
            <text:p>Dashboard.vue:211 59016</text:p>
          </table:table-cell>
          <table:table-cell office:value-type="string" calcext:value-type="string">
            <text:p>Dashboard.vue:211 60354</text:p>
          </table:table-cell>
          <table:table-cell office:value-type="string" calcext:value-type="string">
            <text:p>Dashboard.vue:211 66091</text:p>
          </table:table-cell>
          <table:table-cell table:number-columns-repeated="3"/>
          <table:table-cell office:value-type="string" calcext:value-type="string">
            <text:p>Dashboard.vue:211 1490</text:p>
          </table:table-cell>
          <table:table-cell office:value-type="string" calcext:value-type="string">
            <text:p>Dashboard.vue:211 1354</text:p>
          </table:table-cell>
          <table:table-cell office:value-type="string" calcext:value-type="string">
            <text:p>Dashboard.vue:211 1225</text:p>
          </table:table-cell>
          <table:table-cell office:value-type="string" calcext:value-type="string">
            <text:p>Dashboard.vue:211 1658</text:p>
          </table:table-cell>
        </table:table-row>
        <table:table-row table:style-name="ro1">
          <table:table-cell/>
          <table:table-cell office:value-type="string" calcext:value-type="string">
            <text:p>Dashboard.vue:220 (16) ["2019-07-23T13:19:23.671Z", "2019-07-23T13:19:24.571Z", "2019-07-23T13:19:24.671Z", "2019-07-23T13:19:24.771Z", "2019-07-23T13:19:27.470Z", "2019-07-23T13:19:27.571Z", "2019-07-23T13:19:27.671Z", "2019-07-23T13:19:27.770Z", "2019-07-23T13:19:27.871Z", "2019-07-23T13:19:27.971Z", "2019-07-23T13:19:28.070Z", "2019-07-23T13:19:28.171Z", "2019-07-23T13:19:28.271Z", "2019-07-23T13:19:28.370Z", "2019-07-23T13:19:28.481Z", "2019-07-23T13:19:28.571Z"]</text:p>
          </table:table-cell>
          <table:table-cell office:value-type="string" calcext:value-type="string">
            <text:p>Dashboard.vue:212 2019-07-23T13:25:38.624Z</text:p>
          </table:table-cell>
          <table:table-cell office:value-type="string" calcext:value-type="string">
            <text:p>Dashboard.vue:212 2019-07-23T13:29:04.201Z</text:p>
          </table:table-cell>
          <table:table-cell office:value-type="string" calcext:value-type="string">
            <text:p>Dashboard.vue:212 2019-07-23T13:32:40.676Z</text:p>
          </table:table-cell>
          <table:table-cell office:value-type="string" calcext:value-type="string">
            <text:p>Dashboard.vue:212 2019-07-23T13:35:03.839Z</text:p>
          </table:table-cell>
          <table:table-cell office:value-type="string" calcext:value-type="string">
            <text:p>Dashboard.vue:212 2019-07-23T13:38:37.480Z</text:p>
          </table:table-cell>
          <table:table-cell table:number-columns-repeated="3"/>
          <table:table-cell office:value-type="string" calcext:value-type="string">
            <text:p>Dashboard.vue:212 2019-07-23T13:43:54.084Z</text:p>
          </table:table-cell>
          <table:table-cell office:value-type="string" calcext:value-type="string">
            <text:p>Dashboard.vue:212 2019-07-23T13:44:46.067Z</text:p>
          </table:table-cell>
          <table:table-cell office:value-type="string" calcext:value-type="string">
            <text:p>Dashboard.vue:212 2019-07-23T13:45:33.335Z</text:p>
          </table:table-cell>
          <table:table-cell office:value-type="string" calcext:value-type="string">
            <text:p>Dashboard.vue:212 2019-07-23T13:46:20.556Z</text:p>
          </table:table-cell>
          <table:table-cell/>
          <table:table-cell office:value-type="string" calcext:value-type="string">
            <text:p>Dashboard.vue:212 2019-07-23T12:44:16.205Z</text:p>
          </table:table-cell>
          <table:table-cell office:value-type="string" calcext:value-type="string">
            <text:p>Dashboard.vue:212 2019-07-23T12:50:46.847Z</text:p>
          </table:table-cell>
          <table:table-cell office:value-type="string" calcext:value-type="string">
            <text:p>Dashboard.vue:212 2019-07-23T13:00:01.425Z</text:p>
          </table:table-cell>
          <table:table-cell office:value-type="string" calcext:value-type="string">
            <text:p>Dashboard.vue:212 2019-07-23T13:06:31.444Z</text:p>
          </table:table-cell>
          <table:table-cell office:value-type="string" calcext:value-type="string">
            <text:p>Dashboard.vue:212 2019-07-23T13:12:57.364Z</text:p>
          </table:table-cell>
          <table:table-cell office:value-type="string" calcext:value-type="string">
            <text:p>Dashboard.vue:212 2019-07-23T13:21:35.356Z</text:p>
          </table:table-cell>
          <table:table-cell table:number-columns-repeated="3"/>
          <table:table-cell office:value-type="string" calcext:value-type="string">
            <text:p>Dashboard.vue:212 2019-07-23T12:25:07.372Z</text:p>
          </table:table-cell>
          <table:table-cell office:value-type="string" calcext:value-type="string">
            <text:p>Dashboard.vue:212 2019-07-23T12:25:58.537Z</text:p>
          </table:table-cell>
          <table:table-cell office:value-type="string" calcext:value-type="string">
            <text:p>Dashboard.vue:212 2019-07-23T12:26:34.333Z</text:p>
          </table:table-cell>
          <table:table-cell office:value-type="string" calcext:value-type="string">
            <text:p>Dashboard.vue:212 2019-07-23T12:27:08.359Z</text:p>
          </table:table-cell>
        </table:table-row>
        <table:table-row table:style-name="ro1">
          <table:table-cell/>
          <table:table-cell office:value-type="string" calcext:value-type="string">
            <text:p>Dashboard.vue:211 13744</text:p>
          </table:table-cell>
          <table:table-cell table:number-columns-repeated="5" office:value-type="string" calcext:value-type="string">
            <text:p>Dashboard.vue:219 tumpukan yang belum diterima : 16</text:p>
          </table:table-cell>
          <table:table-cell table:number-columns-repeated="3"/>
          <table:table-cell table:number-columns-repeated="4" office:value-type="string" calcext:value-type="string">
            <text:p>Dashboard.vue:219 tumpukan yang belum diterima : 16</text:p>
          </table:table-cell>
          <table:table-cell/>
          <table:table-cell table:number-columns-repeated="6" office:value-type="string" calcext:value-type="string">
            <text:p>Dashboard.vue:219 tumpukan yang belum diterima : 16</text:p>
          </table:table-cell>
          <table:table-cell table:number-columns-repeated="3"/>
          <table:table-cell table:number-columns-repeated="4" office:value-type="string" calcext:value-type="string">
            <text:p>Dashboard.vue:219 tumpukan yang belum diterima : 16</text:p>
          </table:table-cell>
        </table:table-row>
        <table:table-row table:style-name="ro1">
          <table:table-cell/>
          <table:table-cell office:value-type="string" calcext:value-type="string">
            <text:p>Dashboard.vue:212 2019-07-23T13:19:27.470Z</text:p>
          </table:table-cell>
          <table:table-cell office:value-type="string" calcext:value-type="string">
            <text:p>Dashboard.vue:220 (16) ["2019-07-23T13:25:38.275Z", "2019-07-23T13:25:38.674Z", "2019-07-23T13:25:38.724Z", "2019-07-23T13:25:38.774Z", "2019-07-23T13:25:38.824Z", "2019-07-23T13:25:38.874Z", "2019-07-23T13:25:38.924Z", "2019-07-23T13:25:38.975Z", "2019-07-23T13:25:39.024Z", "2019-07-23T13:25:39.074Z", "2019-07-23T13:25:39.124Z", "2019-07-23T13:25:39.173Z", "2019-07-23T13:25:39.224Z", "2019-07-23T13:25:39.274Z", "2019-07-23T13:25:39.324Z", "2019-07-23T13:25:39.375Z"]</text:p>
          </table:table-cell>
          <table:table-cell office:value-type="string" calcext:value-type="string">
            <text:p>Dashboard.vue:220 (16) ["2019-07-23T13:29:03.861Z", "2019-07-23T13:29:04.210Z", "2019-07-23T13:29:04.220Z", "2019-07-23T13:29:04.231Z", "2019-07-23T13:29:04.240Z", "2019-07-23T13:29:04.251Z", "2019-07-23T13:29:04.260Z", "2019-07-23T13:29:04.270Z", "2019-07-23T13:29:04.281Z", "2019-07-23T13:29:04.291Z", "2019-07-23T13:29:04.301Z", "2019-07-23T13:29:04.311Z", "2019-07-23T13:29:04.320Z", "2019-07-23T13:29:04.331Z", "2019-07-23T13:29:04.340Z", "2019-07-23T13:29:04.350Z"]</text:p>
          </table:table-cell>
          <table:table-cell office:value-type="string" calcext:value-type="string">
            <text:p>Dashboard.vue:220 (16) ["2019-07-23T13:32:40.507Z", "2019-07-23T13:32:40.681Z", "2019-07-23T13:32:40.686Z", "2019-07-23T13:32:40.690Z", "2019-07-23T13:32:40.700Z", "2019-07-23T13:32:40.703Z", "2019-07-23T13:32:40.707Z", "2019-07-23T13:32:40.711Z", "2019-07-23T13:32:40.716Z", "2019-07-23T13:32:40.722Z", "2019-07-23T13:32:40.726Z", "2019-07-23T13:32:40.730Z", "2019-07-23T13:32:40.736Z", "2019-07-23T13:32:40.741Z", "2019-07-23T13:32:40.745Z", "2019-07-23T13:32:40.750Z"]</text:p>
          </table:table-cell>
          <table:table-cell office:value-type="string" calcext:value-type="string">
            <text:p>Dashboard.vue:220 (16) ["2019-07-23T13:35:03.700Z", "2019-07-23T13:35:03.835Z", "2019-07-23T13:35:03.843Z", "2019-07-23T13:35:03.847Z", "2019-07-23T13:35:03.851Z", "2019-07-23T13:35:03.855Z", "2019-07-23T13:35:03.859Z", "2019-07-23T13:35:03.863Z", "2019-07-23T13:35:03.867Z", "2019-07-23T13:35:03.871Z", "2019-07-23T13:35:03.875Z", "2019-07-23T13:35:03.879Z", "2019-07-23T13:35:03.883Z", "2019-07-23T13:35:03.887Z", "2019-07-23T13:35:03.891Z", "2019-07-23T13:35:03.895Z"]</text:p>
          </table:table-cell>
          <table:table-cell office:value-type="string" calcext:value-type="string">
            <text:p>Dashboard.vue:220 (16) ["2019-07-23T13:38:37.339Z", "2019-07-23T13:38:37.476Z", "2019-07-23T13:38:37.484Z", "2019-07-23T13:38:37.489Z", "2019-07-23T13:38:37.492Z", "2019-07-23T13:38:37.496Z", "2019-07-23T13:38:37.500Z", "2019-07-23T13:38:37.504Z", "2019-07-23T13:38:37.509Z", "2019-07-23T13:38:37.518Z", "2019-07-23T13:38:37.520Z", "2019-07-23T13:38:37.526Z", "2019-07-23T13:38:37.528Z", "2019-07-23T13:38:37.533Z", "2019-07-23T13:38:37.537Z", "2019-07-23T13:38:37.541Z"]</text:p>
          </table:table-cell>
          <table:table-cell table:number-columns-repeated="3"/>
          <table:table-cell office:value-type="string" calcext:value-type="string">
            <text:p>Dashboard.vue:220 (16) ["2019-07-23T13:43:54.093Z", "2019-07-23T13:43:54.103Z", "2019-07-23T13:43:54.114Z", "2019-07-23T13:43:54.124Z", "2019-07-23T13:43:54.134Z", "2019-07-23T13:43:54.143Z", "2019-07-23T13:43:54.154Z", "2019-07-23T13:43:54.164Z", "2019-07-23T13:43:54.174Z", "2019-07-23T13:43:54.184Z", "2019-07-23T13:43:54.194Z", "2019-07-23T13:43:54.204Z", "2019-07-23T13:43:54.214Z", "2019-07-23T13:43:54.223Z", "2019-07-23T13:43:54.233Z", "2019-07-23T13:43:54.244Z"]</text:p>
          </table:table-cell>
          <table:table-cell office:value-type="string" calcext:value-type="string">
            <text:p>Dashboard.vue:220 (16) ["2019-07-23T13:44:46.071Z", "2019-07-23T13:44:46.076Z", "2019-07-23T13:44:46.082Z", "2019-07-23T13:44:46.087Z", "2019-07-23T13:44:46.092Z", "2019-07-23T13:44:46.096Z", "2019-07-23T13:44:46.102Z", "2019-07-23T13:44:46.107Z", "2019-07-23T13:44:46.111Z", "2019-07-23T13:44:46.116Z", "2019-07-23T13:44:46.122Z", "2019-07-23T13:44:46.126Z", "2019-07-23T13:44:46.132Z", "2019-07-23T13:44:46.136Z", "2019-07-23T13:44:46.143Z", "2019-07-23T13:44:46.147Z"]</text:p>
          </table:table-cell>
          <table:table-cell office:value-type="string" calcext:value-type="string">
            <text:p>Dashboard.vue:220 (16) ["2019-07-23T13:45:33.339Z", "2019-07-23T13:45:33.343Z", "2019-07-23T13:45:33.346Z", "2019-07-23T13:45:33.351Z", "2019-07-23T13:45:33.355Z", "2019-07-23T13:45:33.358Z", "2019-07-23T13:45:33.363Z", "2019-07-23T13:45:33.367Z", "2019-07-23T13:45:33.371Z", "2019-07-23T13:45:33.375Z", "2019-07-23T13:45:33.379Z", "2019-07-23T13:45:33.383Z", "2019-07-23T13:45:33.387Z", "2019-07-23T13:45:33.391Z", "2019-07-23T13:45:33.395Z", "2019-07-23T13:45:33.399Z"]</text:p>
          </table:table-cell>
          <table:table-cell office:value-type="string" calcext:value-type="string">
            <text:p>Dashboard.vue:220 (16) ["2019-07-23T13:46:20.559Z", "2019-07-23T13:46:20.564Z", "2019-07-23T13:46:20.568Z", "2019-07-23T13:46:20.573Z", "2019-07-23T13:46:20.576Z", "2019-07-23T13:46:20.580Z", "2019-07-23T13:46:20.584Z", "2019-07-23T13:46:20.587Z", "2019-07-23T13:46:20.591Z", "2019-07-23T13:46:20.596Z", "2019-07-23T13:46:20.599Z", "2019-07-23T13:46:20.604Z", "2019-07-23T13:46:20.608Z", "2019-07-23T13:46:20.613Z", "2019-07-23T13:46:20.616Z", "2019-07-23T13:46:20.622Z"]</text:p>
          </table:table-cell>
          <table:table-cell/>
          <table:table-cell office:value-type="string" calcext:value-type="string">
            <text:p>Dashboard.vue:220 (16) ["2019-07-23T12:44:11.405Z", "2019-07-23T12:44:11.505Z", "2019-07-23T12:44:12.105Z", "2019-07-23T12:44:12.205Z", "2019-07-23T12:44:12.305Z", "2019-07-23T12:44:12.405Z", "2019-07-23T12:44:12.505Z", "2019-07-23T12:44:12.605Z", "2019-07-23T12:44:12.705Z", "2019-07-23T12:44:12.805Z", "2019-07-23T12:44:12.905Z", "2019-07-23T12:44:13.005Z", "2019-07-23T12:44:13.105Z", "2019-07-23T12:44:13.205Z", "2019-07-23T12:44:13.305Z", "2019-07-23T12:44:16.305Z"]</text:p>
          </table:table-cell>
          <table:table-cell office:value-type="string" calcext:value-type="string">
            <text:p>Dashboard.vue:220 (16) ["2019-07-23T12:50:46.248Z", "2019-07-23T12:50:46.797Z", "2019-07-23T12:50:46.898Z", "2019-07-23T12:50:46.948Z", "2019-07-23T12:50:46.998Z", "2019-07-23T12:50:47.047Z", "2019-07-23T12:50:47.098Z", "2019-07-23T12:50:47.147Z", "2019-07-23T12:50:47.198Z", "2019-07-23T12:50:47.248Z", "2019-07-23T12:50:47.297Z", "2019-07-23T12:50:47.347Z", "2019-07-23T12:50:47.398Z", "2019-07-23T12:50:47.447Z", "2019-07-23T12:50:47.497Z", "2019-07-23T12:50:47.548Z"]</text:p>
          </table:table-cell>
          <table:table-cell office:value-type="string" calcext:value-type="string">
            <text:p>Dashboard.vue:220 (16) ["2019-07-23T13:00:01.075Z", "2019-07-23T13:00:01.084Z", "2019-07-23T13:00:01.435Z", "2019-07-23T13:00:01.444Z", "2019-07-23T13:00:01.454Z", "2019-07-23T13:00:01.464Z", "2019-07-23T13:00:01.474Z", "2019-07-23T13:00:01.484Z", "2019-07-23T13:00:01.495Z", "2019-07-23T13:00:01.504Z", "2019-07-23T13:00:01.514Z", "2019-07-23T13:00:01.524Z", "2019-07-23T13:00:01.535Z", "2019-07-23T13:00:01.544Z", "2019-07-23T13:00:01.554Z", "2019-07-23T13:00:01.565Z"]</text:p>
          </table:table-cell>
          <table:table-cell office:value-type="string" calcext:value-type="string">
            <text:p>Dashboard.vue:220 (16) ["2019-07-23T13:06:31.270Z", "2019-07-23T13:06:31.445Z", "2019-07-23T13:06:31.450Z", "2019-07-23T13:06:31.456Z", "2019-07-23T13:06:31.460Z", "2019-07-23T13:06:31.464Z", "2019-07-23T13:06:31.469Z", "2019-07-23T13:06:31.474Z", "2019-07-23T13:06:31.479Z", "2019-07-23T13:06:31.484Z", "2019-07-23T13:06:31.489Z", "2019-07-23T13:06:31.494Z", "2019-07-23T13:06:31.499Z", "2019-07-23T13:06:31.504Z", "2019-07-23T13:06:31.510Z", "2019-07-23T13:06:31.514Z"]</text:p>
          </table:table-cell>
          <table:table-cell office:value-type="string" calcext:value-type="string">
            <text:p>Dashboard.vue:220 (16) ["2019-07-23T13:12:57.222Z", "2019-07-23T13:12:57.366Z", "2019-07-23T13:12:57.370Z", "2019-07-23T13:12:57.374Z", "2019-07-23T13:12:57.379Z", "2019-07-23T13:12:57.381Z", "2019-07-23T13:12:57.386Z", "2019-07-23T13:12:57.390Z", "2019-07-23T13:12:57.393Z", "2019-07-23T13:12:57.399Z", "2019-07-23T13:12:57.402Z", "2019-07-23T13:12:57.407Z", "2019-07-23T13:12:57.409Z", "2019-07-23T13:12:57.420Z", "2019-07-23T13:12:57.426Z", "2019-07-23T13:12:57.430Z"]</text:p>
          </table:table-cell>
          <table:table-cell office:value-type="string" calcext:value-type="string">
            <text:p>Dashboard.vue:220 (16) ["2019-07-23T13:21:35.218Z", "2019-07-23T13:21:35.222Z", "2019-07-23T13:21:35.360Z", "2019-07-23T13:21:35.364Z", "2019-07-23T13:21:35.367Z", "2019-07-23T13:21:35.371Z", "2019-07-23T13:21:35.376Z", "2019-07-23T13:21:35.380Z", "2019-07-23T13:21:35.383Z", "2019-07-23T13:21:35.387Z", "2019-07-23T13:21:35.392Z", "2019-07-23T13:21:35.395Z", "2019-07-23T13:21:35.400Z", "2019-07-23T13:21:35.404Z", "2019-07-23T13:21:35.407Z", "2019-07-23T13:21:35.412Z"]</text:p>
          </table:table-cell>
          <table:table-cell table:number-columns-repeated="3"/>
          <table:table-cell office:value-type="string" calcext:value-type="string">
            <text:p>Dashboard.vue:220 (16) ["2019-07-23T12:25:07.381Z", "2019-07-23T12:25:07.391Z", "2019-07-23T12:25:07.402Z", "2019-07-23T12:25:07.411Z", "2019-07-23T12:25:07.421Z", "2019-07-23T12:25:07.431Z", "2019-07-23T12:25:07.441Z", "2019-07-23T12:25:07.452Z", "2019-07-23T12:25:07.461Z", "2019-07-23T12:25:07.471Z", "2019-07-23T12:25:07.481Z", "2019-07-23T12:25:07.491Z", "2019-07-23T12:25:07.501Z", "2019-07-23T12:25:07.512Z", "2019-07-23T12:25:07.521Z", "2019-07-23T12:25:07.532Z"]</text:p>
          </table:table-cell>
          <table:table-cell office:value-type="string" calcext:value-type="string">
            <text:p>Dashboard.vue:220 (16) ["2019-07-23T12:25:58.543Z", "2019-07-23T12:25:58.548Z", "2019-07-23T12:25:58.552Z", "2019-07-23T12:25:58.557Z", "2019-07-23T12:25:58.562Z", "2019-07-23T12:25:58.567Z", "2019-07-23T12:25:58.572Z", "2019-07-23T12:25:58.577Z", "2019-07-23T12:25:58.582Z", "2019-07-23T12:25:58.588Z", "2019-07-23T12:25:58.592Z", "2019-07-23T12:25:58.597Z", "2019-07-23T12:25:58.602Z", "2019-07-23T12:25:58.608Z", "2019-07-23T12:25:58.613Z", "2019-07-23T12:25:58.618Z"]</text:p>
          </table:table-cell>
          <table:table-cell office:value-type="string" calcext:value-type="string">
            <text:p>Dashboard.vue:220 (16) ["2019-07-23T12:26:34.337Z", "2019-07-23T12:26:34.342Z", "2019-07-23T12:26:34.346Z", "2019-07-23T12:26:34.350Z", "2019-07-23T12:26:34.354Z", "2019-07-23T12:26:34.357Z", "2019-07-23T12:26:34.361Z", "2019-07-23T12:26:34.366Z", "2019-07-23T12:26:34.369Z", "2019-07-23T12:26:34.373Z", "2019-07-23T12:26:34.378Z", "2019-07-23T12:26:34.382Z", "2019-07-23T12:26:34.386Z", "2019-07-23T12:26:34.390Z", "2019-07-23T12:26:34.393Z", "2019-07-23T12:26:34.398Z"]</text:p>
          </table:table-cell>
          <table:table-cell office:value-type="string" calcext:value-type="string">
            <text:p>Dashboard.vue:220 (16) ["2019-07-23T12:27:08.362Z", "2019-07-23T12:27:08.366Z", "2019-07-23T12:27:08.370Z", "2019-07-23T12:27:08.375Z", "2019-07-23T12:27:08.379Z", "2019-07-23T12:27:08.382Z", "2019-07-23T12:27:08.387Z", "2019-07-23T12:27:08.391Z", "2019-07-23T12:27:08.395Z", "2019-07-23T12:27:08.399Z", "2019-07-23T12:27:08.402Z", "2019-07-23T12:27:08.406Z", "2019-07-23T12:27:08.410Z", "2019-07-23T12:27:08.415Z", "2019-07-23T12:27:08.418Z", "2019-07-23T12:27:08.422Z"]</text:p>
          </table:table-cell>
        </table:table-row>
        <table:table-row table:style-name="ro1">
          <table:table-cell/>
          <table:table-cell office:value-type="string" calcext:value-type="string">
            <text:p>Dashboard.vue:219 tumpukan yang belum diterima : 15</text:p>
          </table:table-cell>
          <table:table-cell office:value-type="string" calcext:value-type="string">
            <text:p>Dashboard.vue:211 20042</text:p>
          </table:table-cell>
          <table:table-cell office:value-type="string" calcext:value-type="string">
            <text:p>Dashboard.vue:211 29890</text:p>
          </table:table-cell>
          <table:table-cell office:value-type="string" calcext:value-type="string">
            <text:p>Dashboard.vue:211 29277</text:p>
          </table:table-cell>
          <table:table-cell office:value-type="string" calcext:value-type="string">
            <text:p>Dashboard.vue:211 29189</text:p>
          </table:table-cell>
          <table:table-cell office:value-type="string" calcext:value-type="string">
            <text:p>Dashboard.vue:211 29388</text:p>
          </table:table-cell>
          <table:table-cell table:number-columns-repeated="3"/>
          <table:table-cell office:value-type="string" calcext:value-type="string">
            <text:p>Dashboard.vue:211 1093</text:p>
          </table:table-cell>
          <table:table-cell office:value-type="string" calcext:value-type="string">
            <text:p>Dashboard.vue:211 1961</text:p>
          </table:table-cell>
          <table:table-cell office:value-type="string" calcext:value-type="string">
            <text:p>Dashboard.vue:211 1894</text:p>
          </table:table-cell>
          <table:table-cell office:value-type="string" calcext:value-type="string">
            <text:p>Dashboard.vue:211 1266</text:p>
          </table:table-cell>
          <table:table-cell/>
          <table:table-cell office:value-type="string" calcext:value-type="string">
            <text:p>Dashboard.vue:211 41258</text:p>
          </table:table-cell>
          <table:table-cell office:value-type="string" calcext:value-type="string">
            <text:p>Dashboard.vue:211 52261</text:p>
          </table:table-cell>
          <table:table-cell office:value-type="string" calcext:value-type="string">
            <text:p>Dashboard.vue:211 64505</text:p>
          </table:table-cell>
          <table:table-cell office:value-type="string" calcext:value-type="string">
            <text:p>Dashboard.vue:211 59603</text:p>
          </table:table-cell>
          <table:table-cell office:value-type="string" calcext:value-type="string">
            <text:p>Dashboard.vue:211 61099</text:p>
          </table:table-cell>
          <table:table-cell office:value-type="string" calcext:value-type="string">
            <text:p>Dashboard.vue:211 66277</text:p>
          </table:table-cell>
          <table:table-cell table:number-columns-repeated="3"/>
          <table:table-cell office:value-type="string" calcext:value-type="string">
            <text:p>Dashboard.vue:211 1487</text:p>
          </table:table-cell>
          <table:table-cell office:value-type="string" calcext:value-type="string">
            <text:p>Dashboard.vue:211 1353</text:p>
          </table:table-cell>
          <table:table-cell office:value-type="string" calcext:value-type="string">
            <text:p>Dashboard.vue:211 1227</text:p>
          </table:table-cell>
          <table:table-cell office:value-type="string" calcext:value-type="string">
            <text:p>Dashboard.vue:211 1660</text:p>
          </table:table-cell>
        </table:table-row>
        <table:table-row table:style-name="ro1">
          <table:table-cell/>
          <table:table-cell office:value-type="string" calcext:value-type="string">
            <text:p>Dashboard.vue:220 (15) ["2019-07-23T13:19:23.671Z", "2019-07-23T13:19:24.571Z", "2019-07-23T13:19:24.671Z", "2019-07-23T13:19:24.771Z", "2019-07-23T13:19:27.571Z", "2019-07-23T13:19:27.671Z", "2019-07-23T13:19:27.770Z", "2019-07-23T13:19:27.871Z", "2019-07-23T13:19:27.971Z", "2019-07-23T13:19:28.070Z", "2019-07-23T13:19:28.171Z", "2019-07-23T13:19:28.271Z", "2019-07-23T13:19:28.370Z", "2019-07-23T13:19:28.481Z", "2019-07-23T13:19:28.571Z"]</text:p>
          </table:table-cell>
          <table:table-cell office:value-type="string" calcext:value-type="string">
            <text:p>Dashboard.vue:212 2019-07-23T13:25:38.674Z</text:p>
          </table:table-cell>
          <table:table-cell office:value-type="string" calcext:value-type="string">
            <text:p>Dashboard.vue:212 2019-07-23T13:29:04.210Z</text:p>
          </table:table-cell>
          <table:table-cell office:value-type="string" calcext:value-type="string">
            <text:p>Dashboard.vue:212 2019-07-23T13:32:40.681Z</text:p>
          </table:table-cell>
          <table:table-cell office:value-type="string" calcext:value-type="string">
            <text:p>Dashboard.vue:212 2019-07-23T13:35:03.835Z</text:p>
          </table:table-cell>
          <table:table-cell office:value-type="string" calcext:value-type="string">
            <text:p>Dashboard.vue:212 2019-07-23T13:38:37.476Z</text:p>
          </table:table-cell>
          <table:table-cell table:number-columns-repeated="3"/>
          <table:table-cell office:value-type="string" calcext:value-type="string">
            <text:p>Dashboard.vue:212 2019-07-23T13:43:54.093Z</text:p>
          </table:table-cell>
          <table:table-cell office:value-type="string" calcext:value-type="string">
            <text:p>Dashboard.vue:212 2019-07-23T13:44:46.071Z</text:p>
          </table:table-cell>
          <table:table-cell office:value-type="string" calcext:value-type="string">
            <text:p>Dashboard.vue:212 2019-07-23T13:45:33.339Z</text:p>
          </table:table-cell>
          <table:table-cell office:value-type="string" calcext:value-type="string">
            <text:p>Dashboard.vue:212 2019-07-23T13:46:20.559Z</text:p>
          </table:table-cell>
          <table:table-cell/>
          <table:table-cell office:value-type="string" calcext:value-type="string">
            <text:p>Dashboard.vue:212 2019-07-23T12:44:16.305Z</text:p>
          </table:table-cell>
          <table:table-cell office:value-type="string" calcext:value-type="string">
            <text:p>Dashboard.vue:212 2019-07-23T12:50:46.797Z</text:p>
          </table:table-cell>
          <table:table-cell office:value-type="string" calcext:value-type="string">
            <text:p>Dashboard.vue:212 2019-07-23T13:00:01.435Z</text:p>
          </table:table-cell>
          <table:table-cell office:value-type="string" calcext:value-type="string">
            <text:p>Dashboard.vue:212 2019-07-23T13:06:31.445Z</text:p>
          </table:table-cell>
          <table:table-cell office:value-type="string" calcext:value-type="string">
            <text:p>Dashboard.vue:212 2019-07-23T13:12:57.366Z</text:p>
          </table:table-cell>
          <table:table-cell office:value-type="string" calcext:value-type="string">
            <text:p>Dashboard.vue:212 2019-07-23T13:21:35.360Z</text:p>
          </table:table-cell>
          <table:table-cell table:number-columns-repeated="3"/>
          <table:table-cell office:value-type="string" calcext:value-type="string">
            <text:p>Dashboard.vue:212 2019-07-23T12:25:07.381Z</text:p>
          </table:table-cell>
          <table:table-cell office:value-type="string" calcext:value-type="string">
            <text:p>Dashboard.vue:212 2019-07-23T12:25:58.543Z</text:p>
          </table:table-cell>
          <table:table-cell office:value-type="string" calcext:value-type="string">
            <text:p>Dashboard.vue:212 2019-07-23T12:26:34.337Z</text:p>
          </table:table-cell>
          <table:table-cell office:value-type="string" calcext:value-type="string">
            <text:p>Dashboard.vue:212 2019-07-23T12:27:08.362Z</text:p>
          </table:table-cell>
        </table:table-row>
        <table:table-row table:style-name="ro1">
          <table:table-cell/>
          <table:table-cell office:value-type="string" calcext:value-type="string">
            <text:p>Dashboard.vue:211 13660</text:p>
          </table:table-cell>
          <table:table-cell table:number-columns-repeated="5" office:value-type="string" calcext:value-type="string">
            <text:p>Dashboard.vue:219 tumpukan yang belum diterima : 15</text:p>
          </table:table-cell>
          <table:table-cell table:number-columns-repeated="3"/>
          <table:table-cell table:number-columns-repeated="4" office:value-type="string" calcext:value-type="string">
            <text:p>Dashboard.vue:219 tumpukan yang belum diterima : 15</text:p>
          </table:table-cell>
          <table:table-cell/>
          <table:table-cell table:number-columns-repeated="6" office:value-type="string" calcext:value-type="string">
            <text:p>Dashboard.vue:219 tumpukan yang belum diterima : 15</text:p>
          </table:table-cell>
          <table:table-cell table:number-columns-repeated="3"/>
          <table:table-cell table:number-columns-repeated="4" office:value-type="string" calcext:value-type="string">
            <text:p>Dashboard.vue:219 tumpukan yang belum diterima : 15</text:p>
          </table:table-cell>
        </table:table-row>
        <table:table-row table:style-name="ro1">
          <table:table-cell/>
          <table:table-cell office:value-type="string" calcext:value-type="string">
            <text:p>Dashboard.vue:212 2019-07-23T13:19:27.571Z</text:p>
          </table:table-cell>
          <table:table-cell office:value-type="string" calcext:value-type="string">
            <text:p>Dashboard.vue:220 (15) ["2019-07-23T13:25:38.275Z", "2019-07-23T13:25:38.724Z", "2019-07-23T13:25:38.774Z", "2019-07-23T13:25:38.824Z", "2019-07-23T13:25:38.874Z", "2019-07-23T13:25:38.924Z", "2019-07-23T13:25:38.975Z", "2019-07-23T13:25:39.024Z", "2019-07-23T13:25:39.074Z", "2019-07-23T13:25:39.124Z", "2019-07-23T13:25:39.173Z", "2019-07-23T13:25:39.224Z", "2019-07-23T13:25:39.274Z", "2019-07-23T13:25:39.324Z", "2019-07-23T13:25:39.375Z"]</text:p>
          </table:table-cell>
          <table:table-cell office:value-type="string" calcext:value-type="string">
            <text:p>Dashboard.vue:220 (15) ["2019-07-23T13:29:03.861Z", "2019-07-23T13:29:04.220Z", "2019-07-23T13:29:04.231Z", "2019-07-23T13:29:04.240Z", "2019-07-23T13:29:04.251Z", "2019-07-23T13:29:04.260Z", "2019-07-23T13:29:04.270Z", "2019-07-23T13:29:04.281Z", "2019-07-23T13:29:04.291Z", "2019-07-23T13:29:04.301Z", "2019-07-23T13:29:04.311Z", "2019-07-23T13:29:04.320Z", "2019-07-23T13:29:04.331Z", "2019-07-23T13:29:04.340Z", "2019-07-23T13:29:04.350Z"]</text:p>
          </table:table-cell>
          <table:table-cell office:value-type="string" calcext:value-type="string">
            <text:p>Dashboard.vue:220 (15) ["2019-07-23T13:32:40.507Z", "2019-07-23T13:32:40.686Z", "2019-07-23T13:32:40.690Z", "2019-07-23T13:32:40.700Z", "2019-07-23T13:32:40.703Z", "2019-07-23T13:32:40.707Z", "2019-07-23T13:32:40.711Z", "2019-07-23T13:32:40.716Z", "2019-07-23T13:32:40.722Z", "2019-07-23T13:32:40.726Z", "2019-07-23T13:32:40.730Z", "2019-07-23T13:32:40.736Z", "2019-07-23T13:32:40.741Z", "2019-07-23T13:32:40.745Z", "2019-07-23T13:32:40.750Z"]</text:p>
          </table:table-cell>
          <table:table-cell office:value-type="string" calcext:value-type="string">
            <text:p>Dashboard.vue:220 (15) ["2019-07-23T13:35:03.700Z", "2019-07-23T13:35:03.843Z", "2019-07-23T13:35:03.847Z", "2019-07-23T13:35:03.851Z", "2019-07-23T13:35:03.855Z", "2019-07-23T13:35:03.859Z", "2019-07-23T13:35:03.863Z", "2019-07-23T13:35:03.867Z", "2019-07-23T13:35:03.871Z", "2019-07-23T13:35:03.875Z", "2019-07-23T13:35:03.879Z", "2019-07-23T13:35:03.883Z", "2019-07-23T13:35:03.887Z", "2019-07-23T13:35:03.891Z", "2019-07-23T13:35:03.895Z"]</text:p>
          </table:table-cell>
          <table:table-cell office:value-type="string" calcext:value-type="string">
            <text:p>Dashboard.vue:220 (15) ["2019-07-23T13:38:37.339Z", "2019-07-23T13:38:37.484Z", "2019-07-23T13:38:37.489Z", "2019-07-23T13:38:37.492Z", "2019-07-23T13:38:37.496Z", "2019-07-23T13:38:37.500Z", "2019-07-23T13:38:37.504Z", "2019-07-23T13:38:37.509Z", "2019-07-23T13:38:37.518Z", "2019-07-23T13:38:37.520Z", "2019-07-23T13:38:37.526Z", "2019-07-23T13:38:37.528Z", "2019-07-23T13:38:37.533Z", "2019-07-23T13:38:37.537Z", "2019-07-23T13:38:37.541Z"]</text:p>
          </table:table-cell>
          <table:table-cell table:number-columns-repeated="3"/>
          <table:table-cell office:value-type="string" calcext:value-type="string">
            <text:p>Dashboard.vue:220 (15) ["2019-07-23T13:43:54.103Z", "2019-07-23T13:43:54.114Z", "2019-07-23T13:43:54.124Z", "2019-07-23T13:43:54.134Z", "2019-07-23T13:43:54.143Z", "2019-07-23T13:43:54.154Z", "2019-07-23T13:43:54.164Z", "2019-07-23T13:43:54.174Z", "2019-07-23T13:43:54.184Z", "2019-07-23T13:43:54.194Z", "2019-07-23T13:43:54.204Z", "2019-07-23T13:43:54.214Z", "2019-07-23T13:43:54.223Z", "2019-07-23T13:43:54.233Z", "2019-07-23T13:43:54.244Z"]</text:p>
          </table:table-cell>
          <table:table-cell office:value-type="string" calcext:value-type="string">
            <text:p>Dashboard.vue:220 (15) ["2019-07-23T13:44:46.076Z", "2019-07-23T13:44:46.082Z", "2019-07-23T13:44:46.087Z", "2019-07-23T13:44:46.092Z", "2019-07-23T13:44:46.096Z", "2019-07-23T13:44:46.102Z", "2019-07-23T13:44:46.107Z", "2019-07-23T13:44:46.111Z", "2019-07-23T13:44:46.116Z", "2019-07-23T13:44:46.122Z", "2019-07-23T13:44:46.126Z", "2019-07-23T13:44:46.132Z", "2019-07-23T13:44:46.136Z", "2019-07-23T13:44:46.143Z", "2019-07-23T13:44:46.147Z"]</text:p>
          </table:table-cell>
          <table:table-cell office:value-type="string" calcext:value-type="string">
            <text:p>Dashboard.vue:220 (15) ["2019-07-23T13:45:33.343Z", "2019-07-23T13:45:33.346Z", "2019-07-23T13:45:33.351Z", "2019-07-23T13:45:33.355Z", "2019-07-23T13:45:33.358Z", "2019-07-23T13:45:33.363Z", "2019-07-23T13:45:33.367Z", "2019-07-23T13:45:33.371Z", "2019-07-23T13:45:33.375Z", "2019-07-23T13:45:33.379Z", "2019-07-23T13:45:33.383Z", "2019-07-23T13:45:33.387Z", "2019-07-23T13:45:33.391Z", "2019-07-23T13:45:33.395Z", "2019-07-23T13:45:33.399Z"]</text:p>
          </table:table-cell>
          <table:table-cell office:value-type="string" calcext:value-type="string">
            <text:p>Dashboard.vue:220 (15) ["2019-07-23T13:46:20.564Z", "2019-07-23T13:46:20.568Z", "2019-07-23T13:46:20.573Z", "2019-07-23T13:46:20.576Z", "2019-07-23T13:46:20.580Z", "2019-07-23T13:46:20.584Z", "2019-07-23T13:46:20.587Z", "2019-07-23T13:46:20.591Z", "2019-07-23T13:46:20.596Z", "2019-07-23T13:46:20.599Z", "2019-07-23T13:46:20.604Z", "2019-07-23T13:46:20.608Z", "2019-07-23T13:46:20.613Z", "2019-07-23T13:46:20.616Z", "2019-07-23T13:46:20.622Z"]</text:p>
          </table:table-cell>
          <table:table-cell/>
          <table:table-cell office:value-type="string" calcext:value-type="string">
            <text:p>Dashboard.vue:220 (15) ["2019-07-23T12:44:11.405Z", "2019-07-23T12:44:11.505Z", "2019-07-23T12:44:12.105Z", "2019-07-23T12:44:12.205Z", "2019-07-23T12:44:12.305Z", "2019-07-23T12:44:12.405Z", "2019-07-23T12:44:12.505Z", "2019-07-23T12:44:12.605Z", "2019-07-23T12:44:12.705Z", "2019-07-23T12:44:12.805Z", "2019-07-23T12:44:12.905Z", "2019-07-23T12:44:13.005Z", "2019-07-23T12:44:13.105Z", "2019-07-23T12:44:13.205Z", "2019-07-23T12:44:13.305Z"]</text:p>
          </table:table-cell>
          <table:table-cell office:value-type="string" calcext:value-type="string">
            <text:p>Dashboard.vue:220 (15) ["2019-07-23T12:50:46.248Z", "2019-07-23T12:50:46.898Z", "2019-07-23T12:50:46.948Z", "2019-07-23T12:50:46.998Z", "2019-07-23T12:50:47.047Z", "2019-07-23T12:50:47.098Z", "2019-07-23T12:50:47.147Z", "2019-07-23T12:50:47.198Z", "2019-07-23T12:50:47.248Z", "2019-07-23T12:50:47.297Z", "2019-07-23T12:50:47.347Z", "2019-07-23T12:50:47.398Z", "2019-07-23T12:50:47.447Z", "2019-07-23T12:50:47.497Z", "2019-07-23T12:50:47.548Z"]</text:p>
          </table:table-cell>
          <table:table-cell office:value-type="string" calcext:value-type="string">
            <text:p>Dashboard.vue:220 (15) ["2019-07-23T13:00:01.075Z", "2019-07-23T13:00:01.084Z", "2019-07-23T13:00:01.444Z", "2019-07-23T13:00:01.454Z", "2019-07-23T13:00:01.464Z", "2019-07-23T13:00:01.474Z", "2019-07-23T13:00:01.484Z", "2019-07-23T13:00:01.495Z", "2019-07-23T13:00:01.504Z", "2019-07-23T13:00:01.514Z", "2019-07-23T13:00:01.524Z", "2019-07-23T13:00:01.535Z", "2019-07-23T13:00:01.544Z", "2019-07-23T13:00:01.554Z", "2019-07-23T13:00:01.565Z"]</text:p>
          </table:table-cell>
          <table:table-cell office:value-type="string" calcext:value-type="string">
            <text:p>Dashboard.vue:220 (15) ["2019-07-23T13:06:31.270Z", "2019-07-23T13:06:31.450Z", "2019-07-23T13:06:31.456Z", "2019-07-23T13:06:31.460Z", "2019-07-23T13:06:31.464Z", "2019-07-23T13:06:31.469Z", "2019-07-23T13:06:31.474Z", "2019-07-23T13:06:31.479Z", "2019-07-23T13:06:31.484Z", "2019-07-23T13:06:31.489Z", "2019-07-23T13:06:31.494Z", "2019-07-23T13:06:31.499Z", "2019-07-23T13:06:31.504Z", "2019-07-23T13:06:31.510Z", "2019-07-23T13:06:31.514Z"]</text:p>
          </table:table-cell>
          <table:table-cell office:value-type="string" calcext:value-type="string">
            <text:p>Dashboard.vue:220 (15) ["2019-07-23T13:12:57.222Z", "2019-07-23T13:12:57.370Z", "2019-07-23T13:12:57.374Z", "2019-07-23T13:12:57.379Z", "2019-07-23T13:12:57.381Z", "2019-07-23T13:12:57.386Z", "2019-07-23T13:12:57.390Z", "2019-07-23T13:12:57.393Z", "2019-07-23T13:12:57.399Z", "2019-07-23T13:12:57.402Z", "2019-07-23T13:12:57.407Z", "2019-07-23T13:12:57.409Z", "2019-07-23T13:12:57.420Z", "2019-07-23T13:12:57.426Z", "2019-07-23T13:12:57.430Z"]</text:p>
          </table:table-cell>
          <table:table-cell office:value-type="string" calcext:value-type="string">
            <text:p>Dashboard.vue:220 (15) ["2019-07-23T13:21:35.218Z", "2019-07-23T13:21:35.222Z", "2019-07-23T13:21:35.364Z", "2019-07-23T13:21:35.367Z", "2019-07-23T13:21:35.371Z", "2019-07-23T13:21:35.376Z", "2019-07-23T13:21:35.380Z", "2019-07-23T13:21:35.383Z", "2019-07-23T13:21:35.387Z", "2019-07-23T13:21:35.392Z", "2019-07-23T13:21:35.395Z", "2019-07-23T13:21:35.400Z", "2019-07-23T13:21:35.404Z", "2019-07-23T13:21:35.407Z", "2019-07-23T13:21:35.412Z"]</text:p>
          </table:table-cell>
          <table:table-cell table:number-columns-repeated="3"/>
          <table:table-cell office:value-type="string" calcext:value-type="string">
            <text:p>Dashboard.vue:220 (15) ["2019-07-23T12:25:07.391Z", "2019-07-23T12:25:07.402Z", "2019-07-23T12:25:07.411Z", "2019-07-23T12:25:07.421Z", "2019-07-23T12:25:07.431Z", "2019-07-23T12:25:07.441Z", "2019-07-23T12:25:07.452Z", "2019-07-23T12:25:07.461Z", "2019-07-23T12:25:07.471Z", "2019-07-23T12:25:07.481Z", "2019-07-23T12:25:07.491Z", "2019-07-23T12:25:07.501Z", "2019-07-23T12:25:07.512Z", "2019-07-23T12:25:07.521Z", "2019-07-23T12:25:07.532Z"]</text:p>
          </table:table-cell>
          <table:table-cell office:value-type="string" calcext:value-type="string">
            <text:p>Dashboard.vue:220 (15) ["2019-07-23T12:25:58.548Z", "2019-07-23T12:25:58.552Z", "2019-07-23T12:25:58.557Z", "2019-07-23T12:25:58.562Z", "2019-07-23T12:25:58.567Z", "2019-07-23T12:25:58.572Z", "2019-07-23T12:25:58.577Z", "2019-07-23T12:25:58.582Z", "2019-07-23T12:25:58.588Z", "2019-07-23T12:25:58.592Z", "2019-07-23T12:25:58.597Z", "2019-07-23T12:25:58.602Z", "2019-07-23T12:25:58.608Z", "2019-07-23T12:25:58.613Z", "2019-07-23T12:25:58.618Z"]</text:p>
          </table:table-cell>
          <table:table-cell office:value-type="string" calcext:value-type="string">
            <text:p>Dashboard.vue:220 (15) ["2019-07-23T12:26:34.342Z", "2019-07-23T12:26:34.346Z", "2019-07-23T12:26:34.350Z", "2019-07-23T12:26:34.354Z", "2019-07-23T12:26:34.357Z", "2019-07-23T12:26:34.361Z", "2019-07-23T12:26:34.366Z", "2019-07-23T12:26:34.369Z", "2019-07-23T12:26:34.373Z", "2019-07-23T12:26:34.378Z", "2019-07-23T12:26:34.382Z", "2019-07-23T12:26:34.386Z", "2019-07-23T12:26:34.390Z", "2019-07-23T12:26:34.393Z", "2019-07-23T12:26:34.398Z"]</text:p>
          </table:table-cell>
          <table:table-cell office:value-type="string" calcext:value-type="string">
            <text:p>Dashboard.vue:220 (15) ["2019-07-23T12:27:08.366Z", "2019-07-23T12:27:08.370Z", "2019-07-23T12:27:08.375Z", "2019-07-23T12:27:08.379Z", "2019-07-23T12:27:08.382Z", "2019-07-23T12:27:08.387Z", "2019-07-23T12:27:08.391Z", "2019-07-23T12:27:08.395Z", "2019-07-23T12:27:08.399Z", "2019-07-23T12:27:08.402Z", "2019-07-23T12:27:08.406Z", "2019-07-23T12:27:08.410Z", "2019-07-23T12:27:08.415Z", "2019-07-23T12:27:08.418Z", "2019-07-23T12:27:08.422Z"]</text:p>
          </table:table-cell>
        </table:table-row>
        <table:table-row table:style-name="ro1">
          <table:table-cell/>
          <table:table-cell office:value-type="string" calcext:value-type="string">
            <text:p>Dashboard.vue:219 tumpukan yang belum diterima : 14</text:p>
          </table:table-cell>
          <table:table-cell office:value-type="string" calcext:value-type="string">
            <text:p>Dashboard.vue:211 20450</text:p>
          </table:table-cell>
          <table:table-cell office:value-type="string" calcext:value-type="string">
            <text:p>Dashboard.vue:211 29892</text:p>
          </table:table-cell>
          <table:table-cell office:value-type="string" calcext:value-type="string">
            <text:p>Dashboard.vue:211 30401</text:p>
          </table:table-cell>
          <table:table-cell office:value-type="string" calcext:value-type="string">
            <text:p>Dashboard.vue:211 29843</text:p>
          </table:table-cell>
          <table:table-cell office:value-type="string" calcext:value-type="string">
            <text:p>Dashboard.vue:211 29421</text:p>
          </table:table-cell>
          <table:table-cell table:number-columns-repeated="3"/>
          <table:table-cell office:value-type="string" calcext:value-type="string">
            <text:p>Dashboard.vue:211 1091</text:p>
          </table:table-cell>
          <table:table-cell office:value-type="string" calcext:value-type="string">
            <text:p>Dashboard.vue:211 1961</text:p>
          </table:table-cell>
          <table:table-cell office:value-type="string" calcext:value-type="string">
            <text:p>Dashboard.vue:211 1896</text:p>
          </table:table-cell>
          <table:table-cell office:value-type="string" calcext:value-type="string">
            <text:p>Dashboard.vue:211 1270</text:p>
          </table:table-cell>
          <table:table-cell/>
          <table:table-cell office:value-type="string" calcext:value-type="string">
            <text:p>Dashboard.vue:211 45466</text:p>
          </table:table-cell>
          <table:table-cell office:value-type="string" calcext:value-type="string">
            <text:p>Dashboard.vue:211 52944</text:p>
          </table:table-cell>
          <table:table-cell office:value-type="string" calcext:value-type="string">
            <text:p>Dashboard.vue:211 65555</text:p>
          </table:table-cell>
          <table:table-cell office:value-type="string" calcext:value-type="string">
            <text:p>Dashboard.vue:211 59605</text:p>
          </table:table-cell>
          <table:table-cell office:value-type="string" calcext:value-type="string">
            <text:p>Dashboard.vue:211 61505</text:p>
          </table:table-cell>
          <table:table-cell office:value-type="string" calcext:value-type="string">
            <text:p>Dashboard.vue:211 66291</text:p>
          </table:table-cell>
          <table:table-cell table:number-columns-repeated="3"/>
          <table:table-cell office:value-type="string" calcext:value-type="string">
            <text:p>Dashboard.vue:211 1484</text:p>
          </table:table-cell>
          <table:table-cell office:value-type="string" calcext:value-type="string">
            <text:p>Dashboard.vue:211 1354</text:p>
          </table:table-cell>
          <table:table-cell office:value-type="string" calcext:value-type="string">
            <text:p>Dashboard.vue:211 1228</text:p>
          </table:table-cell>
          <table:table-cell office:value-type="string" calcext:value-type="string">
            <text:p>Dashboard.vue:211 1662</text:p>
          </table:table-cell>
        </table:table-row>
        <table:table-row table:style-name="ro1">
          <table:table-cell/>
          <table:table-cell office:value-type="string" calcext:value-type="string">
            <text:p>Dashboard.vue:220 (14) ["2019-07-23T13:19:23.671Z", "2019-07-23T13:19:24.571Z", "2019-07-23T13:19:24.671Z", "2019-07-23T13:19:24.771Z", "2019-07-23T13:19:27.671Z", "2019-07-23T13:19:27.770Z", "2019-07-23T13:19:27.871Z", "2019-07-23T13:19:27.971Z", "2019-07-23T13:19:28.070Z", "2019-07-23T13:19:28.171Z", "2019-07-23T13:19:28.271Z", "2019-07-23T13:19:28.370Z", "2019-07-23T13:19:28.481Z", "2019-07-23T13:19:28.571Z"]</text:p>
          </table:table-cell>
          <table:table-cell office:value-type="string" calcext:value-type="string">
            <text:p>Dashboard.vue:212 2019-07-23T13:25:38.774Z</text:p>
          </table:table-cell>
          <table:table-cell office:value-type="string" calcext:value-type="string">
            <text:p>Dashboard.vue:212 2019-07-23T13:29:04.220Z</text:p>
          </table:table-cell>
          <table:table-cell office:value-type="string" calcext:value-type="string">
            <text:p>Dashboard.vue:212 2019-07-23T13:32:40.686Z</text:p>
          </table:table-cell>
          <table:table-cell office:value-type="string" calcext:value-type="string">
            <text:p>Dashboard.vue:212 2019-07-23T13:35:03.847Z</text:p>
          </table:table-cell>
          <table:table-cell office:value-type="string" calcext:value-type="string">
            <text:p>Dashboard.vue:212 2019-07-23T13:38:37.484Z</text:p>
          </table:table-cell>
          <table:table-cell table:number-columns-repeated="3"/>
          <table:table-cell office:value-type="string" calcext:value-type="string">
            <text:p>Dashboard.vue:212 2019-07-23T13:43:54.103Z</text:p>
          </table:table-cell>
          <table:table-cell office:value-type="string" calcext:value-type="string">
            <text:p>Dashboard.vue:212 2019-07-23T13:44:46.076Z</text:p>
          </table:table-cell>
          <table:table-cell office:value-type="string" calcext:value-type="string">
            <text:p>Dashboard.vue:212 2019-07-23T13:45:33.343Z</text:p>
          </table:table-cell>
          <table:table-cell office:value-type="string" calcext:value-type="string">
            <text:p>Dashboard.vue:212 2019-07-23T13:46:20.564Z</text:p>
          </table:table-cell>
          <table:table-cell/>
          <table:table-cell office:value-type="string" calcext:value-type="string">
            <text:p>Dashboard.vue:212 2019-07-23T12:44:12.105Z</text:p>
          </table:table-cell>
          <table:table-cell office:value-type="string" calcext:value-type="string">
            <text:p>Dashboard.vue:212 2019-07-23T12:50:46.948Z</text:p>
          </table:table-cell>
          <table:table-cell office:value-type="string" calcext:value-type="string">
            <text:p>Dashboard.vue:212 2019-07-23T13:00:01.444Z</text:p>
          </table:table-cell>
          <table:table-cell office:value-type="string" calcext:value-type="string">
            <text:p>Dashboard.vue:212 2019-07-23T13:06:31.456Z</text:p>
          </table:table-cell>
          <table:table-cell office:value-type="string" calcext:value-type="string">
            <text:p>Dashboard.vue:212 2019-07-23T13:12:57.370Z</text:p>
          </table:table-cell>
          <table:table-cell office:value-type="string" calcext:value-type="string">
            <text:p>Dashboard.vue:212 2019-07-23T13:21:35.364Z</text:p>
          </table:table-cell>
          <table:table-cell table:number-columns-repeated="3"/>
          <table:table-cell office:value-type="string" calcext:value-type="string">
            <text:p>Dashboard.vue:212 2019-07-23T12:25:07.391Z</text:p>
          </table:table-cell>
          <table:table-cell office:value-type="string" calcext:value-type="string">
            <text:p>Dashboard.vue:212 2019-07-23T12:25:58.548Z</text:p>
          </table:table-cell>
          <table:table-cell office:value-type="string" calcext:value-type="string">
            <text:p>Dashboard.vue:212 2019-07-23T12:26:34.342Z</text:p>
          </table:table-cell>
          <table:table-cell office:value-type="string" calcext:value-type="string">
            <text:p>Dashboard.vue:212 2019-07-23T12:27:08.366Z</text:p>
          </table:table-cell>
        </table:table-row>
        <table:table-row table:style-name="ro1">
          <table:table-cell/>
          <table:table-cell office:value-type="string" calcext:value-type="string">
            <text:p>Dashboard.vue:211 16937</text:p>
          </table:table-cell>
          <table:table-cell table:number-columns-repeated="5" office:value-type="string" calcext:value-type="string">
            <text:p>Dashboard.vue:219 tumpukan yang belum diterima : 14</text:p>
          </table:table-cell>
          <table:table-cell table:number-columns-repeated="3"/>
          <table:table-cell table:number-columns-repeated="4" office:value-type="string" calcext:value-type="string">
            <text:p>Dashboard.vue:219 tumpukan yang belum diterima : 14</text:p>
          </table:table-cell>
          <table:table-cell/>
          <table:table-cell table:number-columns-repeated="6" office:value-type="string" calcext:value-type="string">
            <text:p>Dashboard.vue:219 tumpukan yang belum diterima : 14</text:p>
          </table:table-cell>
          <table:table-cell table:number-columns-repeated="3"/>
          <table:table-cell table:number-columns-repeated="4" office:value-type="string" calcext:value-type="string">
            <text:p>Dashboard.vue:219 tumpukan yang belum diterima : 14</text:p>
          </table:table-cell>
        </table:table-row>
        <table:table-row table:style-name="ro1">
          <table:table-cell/>
          <table:table-cell office:value-type="string" calcext:value-type="string">
            <text:p>Dashboard.vue:212 2019-07-23T13:19:24.571Z</text:p>
          </table:table-cell>
          <table:table-cell office:value-type="string" calcext:value-type="string">
            <text:p>Dashboard.vue:220 (14) ["2019-07-23T13:25:38.275Z", "2019-07-23T13:25:38.724Z", "2019-07-23T13:25:38.824Z", "2019-07-23T13:25:38.874Z", "2019-07-23T13:25:38.924Z", "2019-07-23T13:25:38.975Z", "2019-07-23T13:25:39.024Z", "2019-07-23T13:25:39.074Z", "2019-07-23T13:25:39.124Z", "2019-07-23T13:25:39.173Z", "2019-07-23T13:25:39.224Z", "2019-07-23T13:25:39.274Z", "2019-07-23T13:25:39.324Z", "2019-07-23T13:25:39.375Z"]</text:p>
          </table:table-cell>
          <table:table-cell office:value-type="string" calcext:value-type="string">
            <text:p>Dashboard.vue:220 (14) ["2019-07-23T13:29:03.861Z", "2019-07-23T13:29:04.231Z", "2019-07-23T13:29:04.240Z", "2019-07-23T13:29:04.251Z", "2019-07-23T13:29:04.260Z", "2019-07-23T13:29:04.270Z", "2019-07-23T13:29:04.281Z", "2019-07-23T13:29:04.291Z", "2019-07-23T13:29:04.301Z", "2019-07-23T13:29:04.311Z", "2019-07-23T13:29:04.320Z", "2019-07-23T13:29:04.331Z", "2019-07-23T13:29:04.340Z", "2019-07-23T13:29:04.350Z"]</text:p>
          </table:table-cell>
          <table:table-cell office:value-type="string" calcext:value-type="string">
            <text:p>Dashboard.vue:220 (14) ["2019-07-23T13:32:40.507Z", "2019-07-23T13:32:40.690Z", "2019-07-23T13:32:40.700Z", "2019-07-23T13:32:40.703Z", "2019-07-23T13:32:40.707Z", "2019-07-23T13:32:40.711Z", "2019-07-23T13:32:40.716Z", "2019-07-23T13:32:40.722Z", "2019-07-23T13:32:40.726Z", "2019-07-23T13:32:40.730Z", "2019-07-23T13:32:40.736Z", "2019-07-23T13:32:40.741Z", "2019-07-23T13:32:40.745Z", "2019-07-23T13:32:40.750Z"]</text:p>
          </table:table-cell>
          <table:table-cell office:value-type="string" calcext:value-type="string">
            <text:p>Dashboard.vue:220 (14) ["2019-07-23T13:35:03.700Z", "2019-07-23T13:35:03.843Z", "2019-07-23T13:35:03.851Z", "2019-07-23T13:35:03.855Z", "2019-07-23T13:35:03.859Z", "2019-07-23T13:35:03.863Z", "2019-07-23T13:35:03.867Z", "2019-07-23T13:35:03.871Z", "2019-07-23T13:35:03.875Z", "2019-07-23T13:35:03.879Z", "2019-07-23T13:35:03.883Z", "2019-07-23T13:35:03.887Z", "2019-07-23T13:35:03.891Z", "2019-07-23T13:35:03.895Z"]</text:p>
          </table:table-cell>
          <table:table-cell office:value-type="string" calcext:value-type="string">
            <text:p>Dashboard.vue:220 (14) ["2019-07-23T13:38:37.339Z", "2019-07-23T13:38:37.489Z", "2019-07-23T13:38:37.492Z", "2019-07-23T13:38:37.496Z", "2019-07-23T13:38:37.500Z", "2019-07-23T13:38:37.504Z", "2019-07-23T13:38:37.509Z", "2019-07-23T13:38:37.518Z", "2019-07-23T13:38:37.520Z", "2019-07-23T13:38:37.526Z", "2019-07-23T13:38:37.528Z", "2019-07-23T13:38:37.533Z", "2019-07-23T13:38:37.537Z", "2019-07-23T13:38:37.541Z"]</text:p>
          </table:table-cell>
          <table:table-cell table:number-columns-repeated="3"/>
          <table:table-cell office:value-type="string" calcext:value-type="string">
            <text:p>Dashboard.vue:220 (14) ["2019-07-23T13:43:54.114Z", "2019-07-23T13:43:54.124Z", "2019-07-23T13:43:54.134Z", "2019-07-23T13:43:54.143Z", "2019-07-23T13:43:54.154Z", "2019-07-23T13:43:54.164Z", "2019-07-23T13:43:54.174Z", "2019-07-23T13:43:54.184Z", "2019-07-23T13:43:54.194Z", "2019-07-23T13:43:54.204Z", "2019-07-23T13:43:54.214Z", "2019-07-23T13:43:54.223Z", "2019-07-23T13:43:54.233Z", "2019-07-23T13:43:54.244Z"]</text:p>
          </table:table-cell>
          <table:table-cell office:value-type="string" calcext:value-type="string">
            <text:p>Dashboard.vue:220 (14) ["2019-07-23T13:44:46.082Z", "2019-07-23T13:44:46.087Z", "2019-07-23T13:44:46.092Z", "2019-07-23T13:44:46.096Z", "2019-07-23T13:44:46.102Z", "2019-07-23T13:44:46.107Z", "2019-07-23T13:44:46.111Z", "2019-07-23T13:44:46.116Z", "2019-07-23T13:44:46.122Z", "2019-07-23T13:44:46.126Z", "2019-07-23T13:44:46.132Z", "2019-07-23T13:44:46.136Z", "2019-07-23T13:44:46.143Z", "2019-07-23T13:44:46.147Z"]</text:p>
          </table:table-cell>
          <table:table-cell office:value-type="string" calcext:value-type="string">
            <text:p>Dashboard.vue:220 (14) ["2019-07-23T13:45:33.346Z", "2019-07-23T13:45:33.351Z", "2019-07-23T13:45:33.355Z", "2019-07-23T13:45:33.358Z", "2019-07-23T13:45:33.363Z", "2019-07-23T13:45:33.367Z", "2019-07-23T13:45:33.371Z", "2019-07-23T13:45:33.375Z", "2019-07-23T13:45:33.379Z", "2019-07-23T13:45:33.383Z", "2019-07-23T13:45:33.387Z", "2019-07-23T13:45:33.391Z", "2019-07-23T13:45:33.395Z", "2019-07-23T13:45:33.399Z"]</text:p>
          </table:table-cell>
          <table:table-cell office:value-type="string" calcext:value-type="string">
            <text:p>Dashboard.vue:220 (14) ["2019-07-23T13:46:20.568Z", "2019-07-23T13:46:20.573Z", "2019-07-23T13:46:20.576Z", "2019-07-23T13:46:20.580Z", "2019-07-23T13:46:20.584Z", "2019-07-23T13:46:20.587Z", "2019-07-23T13:46:20.591Z", "2019-07-23T13:46:20.596Z", "2019-07-23T13:46:20.599Z", "2019-07-23T13:46:20.604Z", "2019-07-23T13:46:20.608Z", "2019-07-23T13:46:20.613Z", "2019-07-23T13:46:20.616Z", "2019-07-23T13:46:20.622Z"]</text:p>
          </table:table-cell>
          <table:table-cell/>
          <table:table-cell office:value-type="string" calcext:value-type="string">
            <text:p>Dashboard.vue:220 (14) ["2019-07-23T12:44:11.405Z", "2019-07-23T12:44:11.505Z", "2019-07-23T12:44:12.205Z", "2019-07-23T12:44:12.305Z", "2019-07-23T12:44:12.405Z", "2019-07-23T12:44:12.505Z", "2019-07-23T12:44:12.605Z", "2019-07-23T12:44:12.705Z", "2019-07-23T12:44:12.805Z", "2019-07-23T12:44:12.905Z", "2019-07-23T12:44:13.005Z", "2019-07-23T12:44:13.105Z", "2019-07-23T12:44:13.205Z", "2019-07-23T12:44:13.305Z"]</text:p>
          </table:table-cell>
          <table:table-cell office:value-type="string" calcext:value-type="string">
            <text:p>Dashboard.vue:220 (14) ["2019-07-23T12:50:46.248Z", "2019-07-23T12:50:46.898Z", "2019-07-23T12:50:46.998Z", "2019-07-23T12:50:47.047Z", "2019-07-23T12:50:47.098Z", "2019-07-23T12:50:47.147Z", "2019-07-23T12:50:47.198Z", "2019-07-23T12:50:47.248Z", "2019-07-23T12:50:47.297Z", "2019-07-23T12:50:47.347Z", "2019-07-23T12:50:47.398Z", "2019-07-23T12:50:47.447Z", "2019-07-23T12:50:47.497Z", "2019-07-23T12:50:47.548Z"]</text:p>
          </table:table-cell>
          <table:table-cell office:value-type="string" calcext:value-type="string">
            <text:p>Dashboard.vue:220 (14) ["2019-07-23T13:00:01.075Z", "2019-07-23T13:00:01.084Z", "2019-07-23T13:00:01.454Z", "2019-07-23T13:00:01.464Z", "2019-07-23T13:00:01.474Z", "2019-07-23T13:00:01.484Z", "2019-07-23T13:00:01.495Z", "2019-07-23T13:00:01.504Z", "2019-07-23T13:00:01.514Z", "2019-07-23T13:00:01.524Z", "2019-07-23T13:00:01.535Z", "2019-07-23T13:00:01.544Z", "2019-07-23T13:00:01.554Z", "2019-07-23T13:00:01.565Z"]</text:p>
          </table:table-cell>
          <table:table-cell office:value-type="string" calcext:value-type="string">
            <text:p>Dashboard.vue:220 (14) ["2019-07-23T13:06:31.270Z", "2019-07-23T13:06:31.450Z", "2019-07-23T13:06:31.460Z", "2019-07-23T13:06:31.464Z", "2019-07-23T13:06:31.469Z", "2019-07-23T13:06:31.474Z", "2019-07-23T13:06:31.479Z", "2019-07-23T13:06:31.484Z", "2019-07-23T13:06:31.489Z", "2019-07-23T13:06:31.494Z", "2019-07-23T13:06:31.499Z", "2019-07-23T13:06:31.504Z", "2019-07-23T13:06:31.510Z", "2019-07-23T13:06:31.514Z"]</text:p>
          </table:table-cell>
          <table:table-cell office:value-type="string" calcext:value-type="string">
            <text:p>Dashboard.vue:220 (14) ["2019-07-23T13:12:57.222Z", "2019-07-23T13:12:57.374Z", "2019-07-23T13:12:57.379Z", "2019-07-23T13:12:57.381Z", "2019-07-23T13:12:57.386Z", "2019-07-23T13:12:57.390Z", "2019-07-23T13:12:57.393Z", "2019-07-23T13:12:57.399Z", "2019-07-23T13:12:57.402Z", "2019-07-23T13:12:57.407Z", "2019-07-23T13:12:57.409Z", "2019-07-23T13:12:57.420Z", "2019-07-23T13:12:57.426Z", "2019-07-23T13:12:57.430Z"]</text:p>
          </table:table-cell>
          <table:table-cell office:value-type="string" calcext:value-type="string">
            <text:p>Dashboard.vue:220 (14) ["2019-07-23T13:21:35.218Z", "2019-07-23T13:21:35.222Z", "2019-07-23T13:21:35.367Z", "2019-07-23T13:21:35.371Z", "2019-07-23T13:21:35.376Z", "2019-07-23T13:21:35.380Z", "2019-07-23T13:21:35.383Z", "2019-07-23T13:21:35.387Z", "2019-07-23T13:21:35.392Z", "2019-07-23T13:21:35.395Z", "2019-07-23T13:21:35.400Z", "2019-07-23T13:21:35.404Z", "2019-07-23T13:21:35.407Z", "2019-07-23T13:21:35.412Z"]</text:p>
          </table:table-cell>
          <table:table-cell table:number-columns-repeated="3"/>
          <table:table-cell office:value-type="string" calcext:value-type="string">
            <text:p>Dashboard.vue:220 (14) ["2019-07-23T12:25:07.402Z", "2019-07-23T12:25:07.411Z", "2019-07-23T12:25:07.421Z", "2019-07-23T12:25:07.431Z", "2019-07-23T12:25:07.441Z", "2019-07-23T12:25:07.452Z", "2019-07-23T12:25:07.461Z", "2019-07-23T12:25:07.471Z", "2019-07-23T12:25:07.481Z", "2019-07-23T12:25:07.491Z", "2019-07-23T12:25:07.501Z", "2019-07-23T12:25:07.512Z", "2019-07-23T12:25:07.521Z", "2019-07-23T12:25:07.532Z"]</text:p>
          </table:table-cell>
          <table:table-cell office:value-type="string" calcext:value-type="string">
            <text:p>Dashboard.vue:220 (14) ["2019-07-23T12:25:58.552Z", "2019-07-23T12:25:58.557Z", "2019-07-23T12:25:58.562Z", "2019-07-23T12:25:58.567Z", "2019-07-23T12:25:58.572Z", "2019-07-23T12:25:58.577Z", "2019-07-23T12:25:58.582Z", "2019-07-23T12:25:58.588Z", "2019-07-23T12:25:58.592Z", "2019-07-23T12:25:58.597Z", "2019-07-23T12:25:58.602Z", "2019-07-23T12:25:58.608Z", "2019-07-23T12:25:58.613Z", "2019-07-23T12:25:58.618Z"]</text:p>
          </table:table-cell>
          <table:table-cell office:value-type="string" calcext:value-type="string">
            <text:p>Dashboard.vue:220 (14) ["2019-07-23T12:26:34.346Z", "2019-07-23T12:26:34.350Z", "2019-07-23T12:26:34.354Z", "2019-07-23T12:26:34.357Z", "2019-07-23T12:26:34.361Z", "2019-07-23T12:26:34.366Z", "2019-07-23T12:26:34.369Z", "2019-07-23T12:26:34.373Z", "2019-07-23T12:26:34.378Z", "2019-07-23T12:26:34.382Z", "2019-07-23T12:26:34.386Z", "2019-07-23T12:26:34.390Z", "2019-07-23T12:26:34.393Z", "2019-07-23T12:26:34.398Z"]</text:p>
          </table:table-cell>
          <table:table-cell office:value-type="string" calcext:value-type="string">
            <text:p>Dashboard.vue:220 (14) ["2019-07-23T12:27:08.370Z", "2019-07-23T12:27:08.375Z", "2019-07-23T12:27:08.379Z", "2019-07-23T12:27:08.382Z", "2019-07-23T12:27:08.387Z", "2019-07-23T12:27:08.391Z", "2019-07-23T12:27:08.395Z", "2019-07-23T12:27:08.399Z", "2019-07-23T12:27:08.402Z", "2019-07-23T12:27:08.406Z", "2019-07-23T12:27:08.410Z", "2019-07-23T12:27:08.415Z", "2019-07-23T12:27:08.418Z", "2019-07-23T12:27:08.422Z"]</text:p>
          </table:table-cell>
        </table:table-row>
        <table:table-row table:style-name="ro1">
          <table:table-cell/>
          <table:table-cell office:value-type="string" calcext:value-type="string">
            <text:p>Dashboard.vue:219 tumpukan yang belum diterima : 13</text:p>
          </table:table-cell>
          <table:table-cell office:value-type="string" calcext:value-type="string">
            <text:p>Dashboard.vue:211 20514</text:p>
          </table:table-cell>
          <table:table-cell office:value-type="string" calcext:value-type="string">
            <text:p>Dashboard.vue:211 31044</text:p>
          </table:table-cell>
          <table:table-cell office:value-type="string" calcext:value-type="string">
            <text:p>Dashboard.vue:211 30400</text:p>
          </table:table-cell>
          <table:table-cell office:value-type="string" calcext:value-type="string">
            <text:p>Dashboard.vue:211 29932</text:p>
          </table:table-cell>
          <table:table-cell office:value-type="string" calcext:value-type="string">
            <text:p>Dashboard.vue:211 30010</text:p>
          </table:table-cell>
          <table:table-cell table:number-columns-repeated="3"/>
          <table:table-cell office:value-type="string" calcext:value-type="string">
            <text:p>Dashboard.vue:211 1087</text:p>
          </table:table-cell>
          <table:table-cell office:value-type="string" calcext:value-type="string">
            <text:p>Dashboard.vue:211 1961</text:p>
          </table:table-cell>
          <table:table-cell office:value-type="string" calcext:value-type="string">
            <text:p>Dashboard.vue:211 1899</text:p>
          </table:table-cell>
          <table:table-cell office:value-type="string" calcext:value-type="string">
            <text:p>Dashboard.vue:211 1276</text:p>
          </table:table-cell>
          <table:table-cell/>
          <table:table-cell office:value-type="string" calcext:value-type="string">
            <text:p>Dashboard.vue:211 45968</text:p>
          </table:table-cell>
          <table:table-cell office:value-type="string" calcext:value-type="string">
            <text:p>Dashboard.vue:211 53004</text:p>
          </table:table-cell>
          <table:table-cell office:value-type="string" calcext:value-type="string">
            <text:p>Dashboard.vue:211 65559</text:p>
          </table:table-cell>
          <table:table-cell office:value-type="string" calcext:value-type="string">
            <text:p>Dashboard.vue:211 60232</text:p>
          </table:table-cell>
          <table:table-cell office:value-type="string" calcext:value-type="string">
            <text:p>Dashboard.vue:211 62115</text:p>
          </table:table-cell>
          <table:table-cell office:value-type="string" calcext:value-type="string">
            <text:p>Dashboard.vue:211 66880</text:p>
          </table:table-cell>
          <table:table-cell table:number-columns-repeated="3"/>
          <table:table-cell office:value-type="string" calcext:value-type="string">
            <text:p>Dashboard.vue:211 1479</text:p>
          </table:table-cell>
          <table:table-cell office:value-type="string" calcext:value-type="string">
            <text:p>Dashboard.vue:211 1355</text:p>
          </table:table-cell>
          <table:table-cell office:value-type="string" calcext:value-type="string">
            <text:p>Dashboard.vue:211 1229</text:p>
          </table:table-cell>
          <table:table-cell office:value-type="string" calcext:value-type="string">
            <text:p>Dashboard.vue:211 1868</text:p>
          </table:table-cell>
        </table:table-row>
        <table:table-row table:style-name="ro1">
          <table:table-cell/>
          <table:table-cell office:value-type="string" calcext:value-type="string">
            <text:p>Dashboard.vue:220 (13) ["2019-07-23T13:19:23.671Z", "2019-07-23T13:19:24.671Z", "2019-07-23T13:19:24.771Z", "2019-07-23T13:19:27.671Z", "2019-07-23T13:19:27.770Z", "2019-07-23T13:19:27.871Z", "2019-07-23T13:19:27.971Z", "2019-07-23T13:19:28.070Z", "2019-07-23T13:19:28.171Z", "2019-07-23T13:19:28.271Z", "2019-07-23T13:19:28.370Z", "2019-07-23T13:19:28.481Z", "2019-07-23T13:19:28.571Z"]</text:p>
          </table:table-cell>
          <table:table-cell office:value-type="string" calcext:value-type="string">
            <text:p>Dashboard.vue:212 2019-07-23T13:25:38.724Z</text:p>
          </table:table-cell>
          <table:table-cell office:value-type="string" calcext:value-type="string">
            <text:p>Dashboard.vue:212 2019-07-23T13:29:04.240Z</text:p>
          </table:table-cell>
          <table:table-cell office:value-type="string" calcext:value-type="string">
            <text:p>Dashboard.vue:212 2019-07-23T13:32:40.700Z</text:p>
          </table:table-cell>
          <table:table-cell office:value-type="string" calcext:value-type="string">
            <text:p>Dashboard.vue:212 2019-07-23T13:35:03.843Z</text:p>
          </table:table-cell>
          <table:table-cell office:value-type="string" calcext:value-type="string">
            <text:p>Dashboard.vue:212 2019-07-23T13:38:37.489Z</text:p>
          </table:table-cell>
          <table:table-cell table:number-columns-repeated="3"/>
          <table:table-cell office:value-type="string" calcext:value-type="string">
            <text:p>Dashboard.vue:212 2019-07-23T13:43:54.114Z</text:p>
          </table:table-cell>
          <table:table-cell office:value-type="string" calcext:value-type="string">
            <text:p>Dashboard.vue:212 2019-07-23T13:44:46.082Z</text:p>
          </table:table-cell>
          <table:table-cell office:value-type="string" calcext:value-type="string">
            <text:p>Dashboard.vue:212 2019-07-23T13:45:33.346Z</text:p>
          </table:table-cell>
          <table:table-cell office:value-type="string" calcext:value-type="string">
            <text:p>Dashboard.vue:212 2019-07-23T13:46:20.568Z</text:p>
          </table:table-cell>
          <table:table-cell/>
          <table:table-cell office:value-type="string" calcext:value-type="string">
            <text:p>Dashboard.vue:212 2019-07-23T12:44:12.305Z</text:p>
          </table:table-cell>
          <table:table-cell office:value-type="string" calcext:value-type="string">
            <text:p>Dashboard.vue:212 2019-07-23T12:50:46.898Z</text:p>
          </table:table-cell>
          <table:table-cell office:value-type="string" calcext:value-type="string">
            <text:p>Dashboard.vue:212 2019-07-23T13:00:01.454Z</text:p>
          </table:table-cell>
          <table:table-cell office:value-type="string" calcext:value-type="string">
            <text:p>Dashboard.vue:212 2019-07-23T13:06:31.450Z</text:p>
          </table:table-cell>
          <table:table-cell office:value-type="string" calcext:value-type="string">
            <text:p>Dashboard.vue:212 2019-07-23T13:12:57.374Z</text:p>
          </table:table-cell>
          <table:table-cell office:value-type="string" calcext:value-type="string">
            <text:p>Dashboard.vue:212 2019-07-23T13:21:35.367Z</text:p>
          </table:table-cell>
          <table:table-cell table:number-columns-repeated="3"/>
          <table:table-cell office:value-type="string" calcext:value-type="string">
            <text:p>Dashboard.vue:212 2019-07-23T12:25:07.402Z</text:p>
          </table:table-cell>
          <table:table-cell office:value-type="string" calcext:value-type="string">
            <text:p>Dashboard.vue:212 2019-07-23T12:25:58.552Z</text:p>
          </table:table-cell>
          <table:table-cell office:value-type="string" calcext:value-type="string">
            <text:p>Dashboard.vue:212 2019-07-23T12:26:34.346Z</text:p>
          </table:table-cell>
          <table:table-cell office:value-type="string" calcext:value-type="string">
            <text:p>Dashboard.vue:212 2019-07-23T12:27:08.370Z</text:p>
          </table:table-cell>
        </table:table-row>
        <table:table-row table:style-name="ro1">
          <table:table-cell/>
          <table:table-cell office:value-type="string" calcext:value-type="string">
            <text:p>Dashboard.vue:211 13901</text:p>
          </table:table-cell>
          <table:table-cell table:number-columns-repeated="5" office:value-type="string" calcext:value-type="string">
            <text:p>Dashboard.vue:219 tumpukan yang belum diterima : 13</text:p>
          </table:table-cell>
          <table:table-cell table:number-columns-repeated="3"/>
          <table:table-cell table:number-columns-repeated="4" office:value-type="string" calcext:value-type="string">
            <text:p>Dashboard.vue:219 tumpukan yang belum diterima : 13</text:p>
          </table:table-cell>
          <table:table-cell/>
          <table:table-cell table:number-columns-repeated="6" office:value-type="string" calcext:value-type="string">
            <text:p>Dashboard.vue:219 tumpukan yang belum diterima : 13</text:p>
          </table:table-cell>
          <table:table-cell table:number-columns-repeated="3"/>
          <table:table-cell table:number-columns-repeated="4" office:value-type="string" calcext:value-type="string">
            <text:p>Dashboard.vue:219 tumpukan yang belum diterima : 13</text:p>
          </table:table-cell>
        </table:table-row>
        <table:table-row table:style-name="ro1">
          <table:table-cell/>
          <table:table-cell office:value-type="string" calcext:value-type="string">
            <text:p>Dashboard.vue:212 2019-07-23T13:19:27.671Z</text:p>
          </table:table-cell>
          <table:table-cell office:value-type="string" calcext:value-type="string">
            <text:p>Dashboard.vue:220 (13) ["2019-07-23T13:25:38.275Z", "2019-07-23T13:25:38.824Z", "2019-07-23T13:25:38.874Z", "2019-07-23T13:25:38.924Z", "2019-07-23T13:25:38.975Z", "2019-07-23T13:25:39.024Z", "2019-07-23T13:25:39.074Z", "2019-07-23T13:25:39.124Z", "2019-07-23T13:25:39.173Z", "2019-07-23T13:25:39.224Z", "2019-07-23T13:25:39.274Z", "2019-07-23T13:25:39.324Z", "2019-07-23T13:25:39.375Z"]</text:p>
          </table:table-cell>
          <table:table-cell office:value-type="string" calcext:value-type="string">
            <text:p>Dashboard.vue:220 (13) ["2019-07-23T13:29:03.861Z", "2019-07-23T13:29:04.231Z", "2019-07-23T13:29:04.251Z", "2019-07-23T13:29:04.260Z", "2019-07-23T13:29:04.270Z", "2019-07-23T13:29:04.281Z", "2019-07-23T13:29:04.291Z", "2019-07-23T13:29:04.301Z", "2019-07-23T13:29:04.311Z", "2019-07-23T13:29:04.320Z", "2019-07-23T13:29:04.331Z", "2019-07-23T13:29:04.340Z", "2019-07-23T13:29:04.350Z"]</text:p>
          </table:table-cell>
          <table:table-cell office:value-type="string" calcext:value-type="string">
            <text:p>Dashboard.vue:220 (13) ["2019-07-23T13:32:40.507Z", "2019-07-23T13:32:40.690Z", "2019-07-23T13:32:40.703Z", "2019-07-23T13:32:40.707Z", "2019-07-23T13:32:40.711Z", "2019-07-23T13:32:40.716Z", "2019-07-23T13:32:40.722Z", "2019-07-23T13:32:40.726Z", "2019-07-23T13:32:40.730Z", "2019-07-23T13:32:40.736Z", "2019-07-23T13:32:40.741Z", "2019-07-23T13:32:40.745Z", "2019-07-23T13:32:40.750Z"]</text:p>
          </table:table-cell>
          <table:table-cell office:value-type="string" calcext:value-type="string">
            <text:p>Dashboard.vue:220 (13) ["2019-07-23T13:35:03.700Z", "2019-07-23T13:35:03.851Z", "2019-07-23T13:35:03.855Z", "2019-07-23T13:35:03.859Z", "2019-07-23T13:35:03.863Z", "2019-07-23T13:35:03.867Z", "2019-07-23T13:35:03.871Z", "2019-07-23T13:35:03.875Z", "2019-07-23T13:35:03.879Z", "2019-07-23T13:35:03.883Z", "2019-07-23T13:35:03.887Z", "2019-07-23T13:35:03.891Z", "2019-07-23T13:35:03.895Z"]</text:p>
          </table:table-cell>
          <table:table-cell office:value-type="string" calcext:value-type="string">
            <text:p>Dashboard.vue:220 (13) ["2019-07-23T13:38:37.339Z", "2019-07-23T13:38:37.492Z", "2019-07-23T13:38:37.496Z", "2019-07-23T13:38:37.500Z", "2019-07-23T13:38:37.504Z", "2019-07-23T13:38:37.509Z", "2019-07-23T13:38:37.518Z", "2019-07-23T13:38:37.520Z", "2019-07-23T13:38:37.526Z", "2019-07-23T13:38:37.528Z", "2019-07-23T13:38:37.533Z", "2019-07-23T13:38:37.537Z", "2019-07-23T13:38:37.541Z"]</text:p>
          </table:table-cell>
          <table:table-cell table:number-columns-repeated="3"/>
          <table:table-cell office:value-type="string" calcext:value-type="string">
            <text:p>Dashboard.vue:220 (13) ["2019-07-23T13:43:54.124Z", "2019-07-23T13:43:54.134Z", "2019-07-23T13:43:54.143Z", "2019-07-23T13:43:54.154Z", "2019-07-23T13:43:54.164Z", "2019-07-23T13:43:54.174Z", "2019-07-23T13:43:54.184Z", "2019-07-23T13:43:54.194Z", "2019-07-23T13:43:54.204Z", "2019-07-23T13:43:54.214Z", "2019-07-23T13:43:54.223Z", "2019-07-23T13:43:54.233Z", "2019-07-23T13:43:54.244Z"]</text:p>
          </table:table-cell>
          <table:table-cell office:value-type="string" calcext:value-type="string">
            <text:p>Dashboard.vue:220 (13) ["2019-07-23T13:44:46.087Z", "2019-07-23T13:44:46.092Z", "2019-07-23T13:44:46.096Z", "2019-07-23T13:44:46.102Z", "2019-07-23T13:44:46.107Z", "2019-07-23T13:44:46.111Z", "2019-07-23T13:44:46.116Z", "2019-07-23T13:44:46.122Z", "2019-07-23T13:44:46.126Z", "2019-07-23T13:44:46.132Z", "2019-07-23T13:44:46.136Z", "2019-07-23T13:44:46.143Z", "2019-07-23T13:44:46.147Z"]</text:p>
          </table:table-cell>
          <table:table-cell office:value-type="string" calcext:value-type="string">
            <text:p>Dashboard.vue:220 (13) ["2019-07-23T13:45:33.351Z", "2019-07-23T13:45:33.355Z", "2019-07-23T13:45:33.358Z", "2019-07-23T13:45:33.363Z", "2019-07-23T13:45:33.367Z", "2019-07-23T13:45:33.371Z", "2019-07-23T13:45:33.375Z", "2019-07-23T13:45:33.379Z", "2019-07-23T13:45:33.383Z", "2019-07-23T13:45:33.387Z", "2019-07-23T13:45:33.391Z", "2019-07-23T13:45:33.395Z", "2019-07-23T13:45:33.399Z"]</text:p>
          </table:table-cell>
          <table:table-cell office:value-type="string" calcext:value-type="string">
            <text:p>Dashboard.vue:220 (13) ["2019-07-23T13:46:20.573Z", "2019-07-23T13:46:20.576Z", "2019-07-23T13:46:20.580Z", "2019-07-23T13:46:20.584Z", "2019-07-23T13:46:20.587Z", "2019-07-23T13:46:20.591Z", "2019-07-23T13:46:20.596Z", "2019-07-23T13:46:20.599Z", "2019-07-23T13:46:20.604Z", "2019-07-23T13:46:20.608Z", "2019-07-23T13:46:20.613Z", "2019-07-23T13:46:20.616Z", "2019-07-23T13:46:20.622Z"]</text:p>
          </table:table-cell>
          <table:table-cell/>
          <table:table-cell office:value-type="string" calcext:value-type="string">
            <text:p>Dashboard.vue:220 (13) ["2019-07-23T12:44:11.405Z", "2019-07-23T12:44:11.505Z", "2019-07-23T12:44:12.205Z", "2019-07-23T12:44:12.405Z", "2019-07-23T12:44:12.505Z", "2019-07-23T12:44:12.605Z", "2019-07-23T12:44:12.705Z", "2019-07-23T12:44:12.805Z", "2019-07-23T12:44:12.905Z", "2019-07-23T12:44:13.005Z", "2019-07-23T12:44:13.105Z", "2019-07-23T12:44:13.205Z", "2019-07-23T12:44:13.305Z"]</text:p>
          </table:table-cell>
          <table:table-cell office:value-type="string" calcext:value-type="string">
            <text:p>Dashboard.vue:220 (13) ["2019-07-23T12:50:46.248Z", "2019-07-23T12:50:46.998Z", "2019-07-23T12:50:47.047Z", "2019-07-23T12:50:47.098Z", "2019-07-23T12:50:47.147Z", "2019-07-23T12:50:47.198Z", "2019-07-23T12:50:47.248Z", "2019-07-23T12:50:47.297Z", "2019-07-23T12:50:47.347Z", "2019-07-23T12:50:47.398Z", "2019-07-23T12:50:47.447Z", "2019-07-23T12:50:47.497Z", "2019-07-23T12:50:47.548Z"]</text:p>
          </table:table-cell>
          <table:table-cell office:value-type="string" calcext:value-type="string">
            <text:p>Dashboard.vue:220 (13) ["2019-07-23T13:00:01.075Z", "2019-07-23T13:00:01.084Z", "2019-07-23T13:00:01.464Z", "2019-07-23T13:00:01.474Z", "2019-07-23T13:00:01.484Z", "2019-07-23T13:00:01.495Z", "2019-07-23T13:00:01.504Z", "2019-07-23T13:00:01.514Z", "2019-07-23T13:00:01.524Z", "2019-07-23T13:00:01.535Z", "2019-07-23T13:00:01.544Z", "2019-07-23T13:00:01.554Z", "2019-07-23T13:00:01.565Z"]</text:p>
          </table:table-cell>
          <table:table-cell office:value-type="string" calcext:value-type="string">
            <text:p>Dashboard.vue:220 (13) ["2019-07-23T13:06:31.270Z", "2019-07-23T13:06:31.460Z", "2019-07-23T13:06:31.464Z", "2019-07-23T13:06:31.469Z", "2019-07-23T13:06:31.474Z", "2019-07-23T13:06:31.479Z", "2019-07-23T13:06:31.484Z", "2019-07-23T13:06:31.489Z", "2019-07-23T13:06:31.494Z", "2019-07-23T13:06:31.499Z", "2019-07-23T13:06:31.504Z", "2019-07-23T13:06:31.510Z", "2019-07-23T13:06:31.514Z"]</text:p>
          </table:table-cell>
          <table:table-cell office:value-type="string" calcext:value-type="string">
            <text:p>Dashboard.vue:220 (13) ["2019-07-23T13:12:57.222Z", "2019-07-23T13:12:57.379Z", "2019-07-23T13:12:57.381Z", "2019-07-23T13:12:57.386Z", "2019-07-23T13:12:57.390Z", "2019-07-23T13:12:57.393Z", "2019-07-23T13:12:57.399Z", "2019-07-23T13:12:57.402Z", "2019-07-23T13:12:57.407Z", "2019-07-23T13:12:57.409Z", "2019-07-23T13:12:57.420Z", "2019-07-23T13:12:57.426Z", "2019-07-23T13:12:57.430Z"]</text:p>
          </table:table-cell>
          <table:table-cell office:value-type="string" calcext:value-type="string">
            <text:p>Dashboard.vue:220 (13) ["2019-07-23T13:21:35.218Z", "2019-07-23T13:21:35.222Z", "2019-07-23T13:21:35.371Z", "2019-07-23T13:21:35.376Z", "2019-07-23T13:21:35.380Z", "2019-07-23T13:21:35.383Z", "2019-07-23T13:21:35.387Z", "2019-07-23T13:21:35.392Z", "2019-07-23T13:21:35.395Z", "2019-07-23T13:21:35.400Z", "2019-07-23T13:21:35.404Z", "2019-07-23T13:21:35.407Z", "2019-07-23T13:21:35.412Z"]</text:p>
          </table:table-cell>
          <table:table-cell table:number-columns-repeated="3"/>
          <table:table-cell office:value-type="string" calcext:value-type="string">
            <text:p>Dashboard.vue:220 (13) ["2019-07-23T12:25:07.411Z", "2019-07-23T12:25:07.421Z", "2019-07-23T12:25:07.431Z", "2019-07-23T12:25:07.441Z", "2019-07-23T12:25:07.452Z", "2019-07-23T12:25:07.461Z", "2019-07-23T12:25:07.471Z", "2019-07-23T12:25:07.481Z", "2019-07-23T12:25:07.491Z", "2019-07-23T12:25:07.501Z", "2019-07-23T12:25:07.512Z", "2019-07-23T12:25:07.521Z", "2019-07-23T12:25:07.532Z"]</text:p>
          </table:table-cell>
          <table:table-cell office:value-type="string" calcext:value-type="string">
            <text:p>Dashboard.vue:220 (13) ["2019-07-23T12:25:58.557Z", "2019-07-23T12:25:58.562Z", "2019-07-23T12:25:58.567Z", "2019-07-23T12:25:58.572Z", "2019-07-23T12:25:58.577Z", "2019-07-23T12:25:58.582Z", "2019-07-23T12:25:58.588Z", "2019-07-23T12:25:58.592Z", "2019-07-23T12:25:58.597Z", "2019-07-23T12:25:58.602Z", "2019-07-23T12:25:58.608Z", "2019-07-23T12:25:58.613Z", "2019-07-23T12:25:58.618Z"]</text:p>
          </table:table-cell>
          <table:table-cell office:value-type="string" calcext:value-type="string">
            <text:p>Dashboard.vue:220 (13) ["2019-07-23T12:26:34.350Z", "2019-07-23T12:26:34.354Z", "2019-07-23T12:26:34.357Z", "2019-07-23T12:26:34.361Z", "2019-07-23T12:26:34.366Z", "2019-07-23T12:26:34.369Z", "2019-07-23T12:26:34.373Z", "2019-07-23T12:26:34.378Z", "2019-07-23T12:26:34.382Z", "2019-07-23T12:26:34.386Z", "2019-07-23T12:26:34.390Z", "2019-07-23T12:26:34.393Z", "2019-07-23T12:26:34.398Z"]</text:p>
          </table:table-cell>
          <table:table-cell office:value-type="string" calcext:value-type="string">
            <text:p>Dashboard.vue:220 (13) ["2019-07-23T12:27:08.375Z", "2019-07-23T12:27:08.379Z", "2019-07-23T12:27:08.382Z", "2019-07-23T12:27:08.387Z", "2019-07-23T12:27:08.391Z", "2019-07-23T12:27:08.395Z", "2019-07-23T12:27:08.399Z", "2019-07-23T12:27:08.402Z", "2019-07-23T12:27:08.406Z", "2019-07-23T12:27:08.410Z", "2019-07-23T12:27:08.415Z", "2019-07-23T12:27:08.418Z", "2019-07-23T12:27:08.422Z"]</text:p>
          </table:table-cell>
        </table:table-row>
        <table:table-row table:style-name="ro1">
          <table:table-cell/>
          <table:table-cell office:value-type="string" calcext:value-type="string">
            <text:p>Dashboard.vue:219 tumpukan yang belum diterima : 12</text:p>
          </table:table-cell>
          <table:table-cell office:value-type="string" calcext:value-type="string">
            <text:p>Dashboard.vue:211 20955</text:p>
          </table:table-cell>
          <table:table-cell office:value-type="string" calcext:value-type="string">
            <text:p>Dashboard.vue:211 31611</text:p>
          </table:table-cell>
          <table:table-cell office:value-type="string" calcext:value-type="string">
            <text:p>Dashboard.vue:211 30419</text:p>
          </table:table-cell>
          <table:table-cell office:value-type="string" calcext:value-type="string">
            <text:p>Dashboard.vue:211 31208</text:p>
          </table:table-cell>
          <table:table-cell office:value-type="string" calcext:value-type="string">
            <text:p>Dashboard.vue:211 30037</text:p>
          </table:table-cell>
          <table:table-cell table:number-columns-repeated="3"/>
          <table:table-cell office:value-type="string" calcext:value-type="string">
            <text:p>Dashboard.vue:211 1083</text:p>
          </table:table-cell>
          <table:table-cell office:value-type="string" calcext:value-type="string">
            <text:p>Dashboard.vue:211 1961</text:p>
          </table:table-cell>
          <table:table-cell office:value-type="string" calcext:value-type="string">
            <text:p>Dashboard.vue:211 1900</text:p>
          </table:table-cell>
          <table:table-cell office:value-type="string" calcext:value-type="string">
            <text:p>Dashboard.vue:211 1277</text:p>
          </table:table-cell>
          <table:table-cell/>
          <table:table-cell office:value-type="string" calcext:value-type="string">
            <text:p>Dashboard.vue:211 46077</text:p>
          </table:table-cell>
          <table:table-cell office:value-type="string" calcext:value-type="string">
            <text:p>Dashboard.vue:211 53711</text:p>
          </table:table-cell>
          <table:table-cell office:value-type="string" calcext:value-type="string">
            <text:p>Dashboard.vue:211 65724</text:p>
          </table:table-cell>
          <table:table-cell office:value-type="string" calcext:value-type="string">
            <text:p>Dashboard.vue:211 60239</text:p>
          </table:table-cell>
          <table:table-cell office:value-type="string" calcext:value-type="string">
            <text:p>Dashboard.vue:211 62124</text:p>
          </table:table-cell>
          <table:table-cell office:value-type="string" calcext:value-type="string">
            <text:p>Dashboard.vue:211 66890</text:p>
          </table:table-cell>
          <table:table-cell table:number-columns-repeated="3"/>
          <table:table-cell office:value-type="string" calcext:value-type="string">
            <text:p>Dashboard.vue:211 1477</text:p>
          </table:table-cell>
          <table:table-cell office:value-type="string" calcext:value-type="string">
            <text:p>Dashboard.vue:211 1357</text:p>
          </table:table-cell>
          <table:table-cell office:value-type="string" calcext:value-type="string">
            <text:p>Dashboard.vue:211 1233</text:p>
          </table:table-cell>
          <table:table-cell office:value-type="string" calcext:value-type="string">
            <text:p>Dashboard.vue:211 1868</text:p>
          </table:table-cell>
        </table:table-row>
        <table:table-row table:style-name="ro1">
          <table:table-cell/>
          <table:table-cell office:value-type="string" calcext:value-type="string">
            <text:p>Dashboard.vue:220 (12) ["2019-07-23T13:19:23.671Z", "2019-07-23T13:19:24.671Z", "2019-07-23T13:19:24.771Z", "2019-07-23T13:19:27.770Z", "2019-07-23T13:19:27.871Z", "2019-07-23T13:19:27.971Z", "2019-07-23T13:19:28.070Z", "2019-07-23T13:19:28.171Z", "2019-07-23T13:19:28.271Z", "2019-07-23T13:19:28.370Z", "2019-07-23T13:19:28.481Z", "2019-07-23T13:19:28.571Z"]</text:p>
          </table:table-cell>
          <table:table-cell office:value-type="string" calcext:value-type="string">
            <text:p>Dashboard.vue:212 2019-07-23T13:25:38.874Z</text:p>
          </table:table-cell>
          <table:table-cell office:value-type="string" calcext:value-type="string">
            <text:p>Dashboard.vue:212 2019-07-23T13:29:04.231Z</text:p>
          </table:table-cell>
          <table:table-cell office:value-type="string" calcext:value-type="string">
            <text:p>Dashboard.vue:212 2019-07-23T13:32:40.690Z</text:p>
          </table:table-cell>
          <table:table-cell office:value-type="string" calcext:value-type="string">
            <text:p>Dashboard.vue:212 2019-07-23T13:35:03.851Z</text:p>
          </table:table-cell>
          <table:table-cell office:value-type="string" calcext:value-type="string">
            <text:p>Dashboard.vue:212 2019-07-23T13:38:37.492Z</text:p>
          </table:table-cell>
          <table:table-cell table:number-columns-repeated="3"/>
          <table:table-cell office:value-type="string" calcext:value-type="string">
            <text:p>Dashboard.vue:212 2019-07-23T13:43:54.124Z</text:p>
          </table:table-cell>
          <table:table-cell office:value-type="string" calcext:value-type="string">
            <text:p>Dashboard.vue:212 2019-07-23T13:44:46.087Z</text:p>
          </table:table-cell>
          <table:table-cell office:value-type="string" calcext:value-type="string">
            <text:p>Dashboard.vue:212 2019-07-23T13:45:33.351Z</text:p>
          </table:table-cell>
          <table:table-cell office:value-type="string" calcext:value-type="string">
            <text:p>Dashboard.vue:212 2019-07-23T13:46:20.573Z</text:p>
          </table:table-cell>
          <table:table-cell/>
          <table:table-cell office:value-type="string" calcext:value-type="string">
            <text:p>Dashboard.vue:212 2019-07-23T12:44:12.205Z</text:p>
          </table:table-cell>
          <table:table-cell office:value-type="string" calcext:value-type="string">
            <text:p>Dashboard.vue:212 2019-07-23T12:50:46.998Z</text:p>
          </table:table-cell>
          <table:table-cell office:value-type="string" calcext:value-type="string">
            <text:p>Dashboard.vue:212 2019-07-23T13:00:01.464Z</text:p>
          </table:table-cell>
          <table:table-cell office:value-type="string" calcext:value-type="string">
            <text:p>Dashboard.vue:212 2019-07-23T13:06:31.460Z</text:p>
          </table:table-cell>
          <table:table-cell office:value-type="string" calcext:value-type="string">
            <text:p>Dashboard.vue:212 2019-07-23T13:12:57.379Z</text:p>
          </table:table-cell>
          <table:table-cell office:value-type="string" calcext:value-type="string">
            <text:p>Dashboard.vue:212 2019-07-23T13:21:35.371Z</text:p>
          </table:table-cell>
          <table:table-cell table:number-columns-repeated="3"/>
          <table:table-cell office:value-type="string" calcext:value-type="string">
            <text:p>Dashboard.vue:212 2019-07-23T12:25:07.411Z</text:p>
          </table:table-cell>
          <table:table-cell office:value-type="string" calcext:value-type="string">
            <text:p>Dashboard.vue:212 2019-07-23T12:25:58.557Z</text:p>
          </table:table-cell>
          <table:table-cell office:value-type="string" calcext:value-type="string">
            <text:p>Dashboard.vue:212 2019-07-23T12:26:34.350Z</text:p>
          </table:table-cell>
          <table:table-cell office:value-type="string" calcext:value-type="string">
            <text:p>Dashboard.vue:212 2019-07-23T12:27:08.375Z</text:p>
          </table:table-cell>
        </table:table-row>
        <table:table-row table:style-name="ro1">
          <table:table-cell/>
          <table:table-cell office:value-type="string" calcext:value-type="string">
            <text:p>Dashboard.vue:211 14046</text:p>
          </table:table-cell>
          <table:table-cell table:number-columns-repeated="5" office:value-type="string" calcext:value-type="string">
            <text:p>Dashboard.vue:219 tumpukan yang belum diterima : 12</text:p>
          </table:table-cell>
          <table:table-cell table:number-columns-repeated="3"/>
          <table:table-cell table:number-columns-repeated="4" office:value-type="string" calcext:value-type="string">
            <text:p>Dashboard.vue:219 tumpukan yang belum diterima : 12</text:p>
          </table:table-cell>
          <table:table-cell/>
          <table:table-cell table:number-columns-repeated="6" office:value-type="string" calcext:value-type="string">
            <text:p>Dashboard.vue:219 tumpukan yang belum diterima : 12</text:p>
          </table:table-cell>
          <table:table-cell table:number-columns-repeated="3"/>
          <table:table-cell table:number-columns-repeated="4" office:value-type="string" calcext:value-type="string">
            <text:p>Dashboard.vue:219 tumpukan yang belum diterima : 12</text:p>
          </table:table-cell>
        </table:table-row>
        <table:table-row table:style-name="ro1">
          <table:table-cell/>
          <table:table-cell office:value-type="string" calcext:value-type="string">
            <text:p>Dashboard.vue:212 2019-07-23T13:19:27.770Z</text:p>
          </table:table-cell>
          <table:table-cell office:value-type="string" calcext:value-type="string">
            <text:p>Dashboard.vue:220 (12) ["2019-07-23T13:25:38.275Z", "2019-07-23T13:25:38.824Z", "2019-07-23T13:25:38.924Z", "2019-07-23T13:25:38.975Z", "2019-07-23T13:25:39.024Z", "2019-07-23T13:25:39.074Z", "2019-07-23T13:25:39.124Z", "2019-07-23T13:25:39.173Z", "2019-07-23T13:25:39.224Z", "2019-07-23T13:25:39.274Z", "2019-07-23T13:25:39.324Z", "2019-07-23T13:25:39.375Z"]</text:p>
          </table:table-cell>
          <table:table-cell office:value-type="string" calcext:value-type="string">
            <text:p>Dashboard.vue:220 (12) ["2019-07-23T13:29:03.861Z", "2019-07-23T13:29:04.251Z", "2019-07-23T13:29:04.260Z", "2019-07-23T13:29:04.270Z", "2019-07-23T13:29:04.281Z", "2019-07-23T13:29:04.291Z", "2019-07-23T13:29:04.301Z", "2019-07-23T13:29:04.311Z", "2019-07-23T13:29:04.320Z", "2019-07-23T13:29:04.331Z", "2019-07-23T13:29:04.340Z", "2019-07-23T13:29:04.350Z"]</text:p>
          </table:table-cell>
          <table:table-cell office:value-type="string" calcext:value-type="string">
            <text:p>Dashboard.vue:220 (12) ["2019-07-23T13:32:40.507Z", "2019-07-23T13:32:40.703Z", "2019-07-23T13:32:40.707Z", "2019-07-23T13:32:40.711Z", "2019-07-23T13:32:40.716Z", "2019-07-23T13:32:40.722Z", "2019-07-23T13:32:40.726Z", "2019-07-23T13:32:40.730Z", "2019-07-23T13:32:40.736Z", "2019-07-23T13:32:40.741Z", "2019-07-23T13:32:40.745Z", "2019-07-23T13:32:40.750Z"]</text:p>
          </table:table-cell>
          <table:table-cell office:value-type="string" calcext:value-type="string">
            <text:p>Dashboard.vue:220 (12) ["2019-07-23T13:35:03.700Z", "2019-07-23T13:35:03.855Z", "2019-07-23T13:35:03.859Z", "2019-07-23T13:35:03.863Z", "2019-07-23T13:35:03.867Z", "2019-07-23T13:35:03.871Z", "2019-07-23T13:35:03.875Z", "2019-07-23T13:35:03.879Z", "2019-07-23T13:35:03.883Z", "2019-07-23T13:35:03.887Z", "2019-07-23T13:35:03.891Z", "2019-07-23T13:35:03.895Z"]</text:p>
          </table:table-cell>
          <table:table-cell office:value-type="string" calcext:value-type="string">
            <text:p>Dashboard.vue:220 (12) ["2019-07-23T13:38:37.339Z", "2019-07-23T13:38:37.496Z", "2019-07-23T13:38:37.500Z", "2019-07-23T13:38:37.504Z", "2019-07-23T13:38:37.509Z", "2019-07-23T13:38:37.518Z", "2019-07-23T13:38:37.520Z", "2019-07-23T13:38:37.526Z", "2019-07-23T13:38:37.528Z", "2019-07-23T13:38:37.533Z", "2019-07-23T13:38:37.537Z", "2019-07-23T13:38:37.541Z"]</text:p>
          </table:table-cell>
          <table:table-cell table:number-columns-repeated="3"/>
          <table:table-cell office:value-type="string" calcext:value-type="string">
            <text:p>Dashboard.vue:220 (12) ["2019-07-23T13:43:54.134Z", "2019-07-23T13:43:54.143Z", "2019-07-23T13:43:54.154Z", "2019-07-23T13:43:54.164Z", "2019-07-23T13:43:54.174Z", "2019-07-23T13:43:54.184Z", "2019-07-23T13:43:54.194Z", "2019-07-23T13:43:54.204Z", "2019-07-23T13:43:54.214Z", "2019-07-23T13:43:54.223Z", "2019-07-23T13:43:54.233Z", "2019-07-23T13:43:54.244Z"]</text:p>
          </table:table-cell>
          <table:table-cell office:value-type="string" calcext:value-type="string">
            <text:p>Dashboard.vue:220 (12) ["2019-07-23T13:44:46.092Z", "2019-07-23T13:44:46.096Z", "2019-07-23T13:44:46.102Z", "2019-07-23T13:44:46.107Z", "2019-07-23T13:44:46.111Z", "2019-07-23T13:44:46.116Z", "2019-07-23T13:44:46.122Z", "2019-07-23T13:44:46.126Z", "2019-07-23T13:44:46.132Z", "2019-07-23T13:44:46.136Z", "2019-07-23T13:44:46.143Z", "2019-07-23T13:44:46.147Z"]</text:p>
          </table:table-cell>
          <table:table-cell office:value-type="string" calcext:value-type="string">
            <text:p>Dashboard.vue:220 (12) ["2019-07-23T13:45:33.355Z", "2019-07-23T13:45:33.358Z", "2019-07-23T13:45:33.363Z", "2019-07-23T13:45:33.367Z", "2019-07-23T13:45:33.371Z", "2019-07-23T13:45:33.375Z", "2019-07-23T13:45:33.379Z", "2019-07-23T13:45:33.383Z", "2019-07-23T13:45:33.387Z", "2019-07-23T13:45:33.391Z", "2019-07-23T13:45:33.395Z", "2019-07-23T13:45:33.399Z"]</text:p>
          </table:table-cell>
          <table:table-cell office:value-type="string" calcext:value-type="string">
            <text:p>Dashboard.vue:220 (12) ["2019-07-23T13:46:20.576Z", "2019-07-23T13:46:20.580Z", "2019-07-23T13:46:20.584Z", "2019-07-23T13:46:20.587Z", "2019-07-23T13:46:20.591Z", "2019-07-23T13:46:20.596Z", "2019-07-23T13:46:20.599Z", "2019-07-23T13:46:20.604Z", "2019-07-23T13:46:20.608Z", "2019-07-23T13:46:20.613Z", "2019-07-23T13:46:20.616Z", "2019-07-23T13:46:20.622Z"]</text:p>
          </table:table-cell>
          <table:table-cell/>
          <table:table-cell office:value-type="string" calcext:value-type="string">
            <text:p>Dashboard.vue:220 (12) ["2019-07-23T12:44:11.405Z", "2019-07-23T12:44:11.505Z", "2019-07-23T12:44:12.405Z", "2019-07-23T12:44:12.505Z", "2019-07-23T12:44:12.605Z", "2019-07-23T12:44:12.705Z", "2019-07-23T12:44:12.805Z", "2019-07-23T12:44:12.905Z", "2019-07-23T12:44:13.005Z", "2019-07-23T12:44:13.105Z", "2019-07-23T12:44:13.205Z", "2019-07-23T12:44:13.305Z"]</text:p>
          </table:table-cell>
          <table:table-cell office:value-type="string" calcext:value-type="string">
            <text:p>Dashboard.vue:220 (12) ["2019-07-23T12:50:46.248Z", "2019-07-23T12:50:47.047Z", "2019-07-23T12:50:47.098Z", "2019-07-23T12:50:47.147Z", "2019-07-23T12:50:47.198Z", "2019-07-23T12:50:47.248Z", "2019-07-23T12:50:47.297Z", "2019-07-23T12:50:47.347Z", "2019-07-23T12:50:47.398Z", "2019-07-23T12:50:47.447Z", "2019-07-23T12:50:47.497Z", "2019-07-23T12:50:47.548Z"]</text:p>
          </table:table-cell>
          <table:table-cell office:value-type="string" calcext:value-type="string">
            <text:p>Dashboard.vue:220 (12) ["2019-07-23T13:00:01.075Z", "2019-07-23T13:00:01.084Z", "2019-07-23T13:00:01.474Z", "2019-07-23T13:00:01.484Z", "2019-07-23T13:00:01.495Z", "2019-07-23T13:00:01.504Z", "2019-07-23T13:00:01.514Z", "2019-07-23T13:00:01.524Z", "2019-07-23T13:00:01.535Z", "2019-07-23T13:00:01.544Z", "2019-07-23T13:00:01.554Z", "2019-07-23T13:00:01.565Z"]</text:p>
          </table:table-cell>
          <table:table-cell office:value-type="string" calcext:value-type="string">
            <text:p>Dashboard.vue:220 (12) ["2019-07-23T13:06:31.270Z", "2019-07-23T13:06:31.464Z", "2019-07-23T13:06:31.469Z", "2019-07-23T13:06:31.474Z", "2019-07-23T13:06:31.479Z", "2019-07-23T13:06:31.484Z", "2019-07-23T13:06:31.489Z", "2019-07-23T13:06:31.494Z", "2019-07-23T13:06:31.499Z", "2019-07-23T13:06:31.504Z", "2019-07-23T13:06:31.510Z", "2019-07-23T13:06:31.514Z"]</text:p>
          </table:table-cell>
          <table:table-cell office:value-type="string" calcext:value-type="string">
            <text:p>Dashboard.vue:220 (12) ["2019-07-23T13:12:57.222Z", "2019-07-23T13:12:57.381Z", "2019-07-23T13:12:57.386Z", "2019-07-23T13:12:57.390Z", "2019-07-23T13:12:57.393Z", "2019-07-23T13:12:57.399Z", "2019-07-23T13:12:57.402Z", "2019-07-23T13:12:57.407Z", "2019-07-23T13:12:57.409Z", "2019-07-23T13:12:57.420Z", "2019-07-23T13:12:57.426Z", "2019-07-23T13:12:57.430Z"]</text:p>
          </table:table-cell>
          <table:table-cell office:value-type="string" calcext:value-type="string">
            <text:p>Dashboard.vue:220 (12) ["2019-07-23T13:21:35.218Z", "2019-07-23T13:21:35.222Z", "2019-07-23T13:21:35.376Z", "2019-07-23T13:21:35.380Z", "2019-07-23T13:21:35.383Z", "2019-07-23T13:21:35.387Z", "2019-07-23T13:21:35.392Z", "2019-07-23T13:21:35.395Z", "2019-07-23T13:21:35.400Z", "2019-07-23T13:21:35.404Z", "2019-07-23T13:21:35.407Z", "2019-07-23T13:21:35.412Z"]</text:p>
          </table:table-cell>
          <table:table-cell table:number-columns-repeated="3"/>
          <table:table-cell office:value-type="string" calcext:value-type="string">
            <text:p>Dashboard.vue:220 (12) ["2019-07-23T12:25:07.421Z", "2019-07-23T12:25:07.431Z", "2019-07-23T12:25:07.441Z", "2019-07-23T12:25:07.452Z", "2019-07-23T12:25:07.461Z", "2019-07-23T12:25:07.471Z", "2019-07-23T12:25:07.481Z", "2019-07-23T12:25:07.491Z", "2019-07-23T12:25:07.501Z", "2019-07-23T12:25:07.512Z", "2019-07-23T12:25:07.521Z", "2019-07-23T12:25:07.532Z"]</text:p>
          </table:table-cell>
          <table:table-cell office:value-type="string" calcext:value-type="string">
            <text:p>Dashboard.vue:220 (12) ["2019-07-23T12:25:58.562Z", "2019-07-23T12:25:58.567Z", "2019-07-23T12:25:58.572Z", "2019-07-23T12:25:58.577Z", "2019-07-23T12:25:58.582Z", "2019-07-23T12:25:58.588Z", "2019-07-23T12:25:58.592Z", "2019-07-23T12:25:58.597Z", "2019-07-23T12:25:58.602Z", "2019-07-23T12:25:58.608Z", "2019-07-23T12:25:58.613Z", "2019-07-23T12:25:58.618Z"]</text:p>
          </table:table-cell>
          <table:table-cell office:value-type="string" calcext:value-type="string">
            <text:p>Dashboard.vue:220 (12) ["2019-07-23T12:26:34.354Z", "2019-07-23T12:26:34.357Z", "2019-07-23T12:26:34.361Z", "2019-07-23T12:26:34.366Z", "2019-07-23T12:26:34.369Z", "2019-07-23T12:26:34.373Z", "2019-07-23T12:26:34.378Z", "2019-07-23T12:26:34.382Z", "2019-07-23T12:26:34.386Z", "2019-07-23T12:26:34.390Z", "2019-07-23T12:26:34.393Z", "2019-07-23T12:26:34.398Z"]</text:p>
          </table:table-cell>
          <table:table-cell office:value-type="string" calcext:value-type="string">
            <text:p>Dashboard.vue:220 (12) ["2019-07-23T12:27:08.379Z", "2019-07-23T12:27:08.382Z", "2019-07-23T12:27:08.387Z", "2019-07-23T12:27:08.391Z", "2019-07-23T12:27:08.395Z", "2019-07-23T12:27:08.399Z", "2019-07-23T12:27:08.402Z", "2019-07-23T12:27:08.406Z", "2019-07-23T12:27:08.410Z", "2019-07-23T12:27:08.415Z", "2019-07-23T12:27:08.418Z", "2019-07-23T12:27:08.422Z"]</text:p>
          </table:table-cell>
        </table:table-row>
        <table:table-row table:style-name="ro1">
          <table:table-cell/>
          <table:table-cell office:value-type="string" calcext:value-type="string">
            <text:p>Dashboard.vue:219 tumpukan yang belum diterima : 11</text:p>
          </table:table-cell>
          <table:table-cell office:value-type="string" calcext:value-type="string">
            <text:p>Dashboard.vue:211 21066</text:p>
          </table:table-cell>
          <table:table-cell office:value-type="string" calcext:value-type="string">
            <text:p>Dashboard.vue:211 31602</text:p>
          </table:table-cell>
          <table:table-cell office:value-type="string" calcext:value-type="string">
            <text:p>Dashboard.vue:211 31046</text:p>
          </table:table-cell>
          <table:table-cell office:value-type="string" calcext:value-type="string">
            <text:p>Dashboard.vue:211 31216</text:p>
          </table:table-cell>
          <table:table-cell office:value-type="string" calcext:value-type="string">
            <text:p>Dashboard.vue:211 30616</text:p>
          </table:table-cell>
          <table:table-cell table:number-columns-repeated="3"/>
          <table:table-cell office:value-type="string" calcext:value-type="string">
            <text:p>Dashboard.vue:211 1079</text:p>
          </table:table-cell>
          <table:table-cell office:value-type="string" calcext:value-type="string">
            <text:p>Dashboard.vue:211 1961</text:p>
          </table:table-cell>
          <table:table-cell office:value-type="string" calcext:value-type="string">
            <text:p>Dashboard.vue:211 1902</text:p>
          </table:table-cell>
          <table:table-cell office:value-type="string" calcext:value-type="string">
            <text:p>Dashboard.vue:211 1278</text:p>
          </table:table-cell>
          <table:table-cell/>
          <table:table-cell office:value-type="string" calcext:value-type="string">
            <text:p>Dashboard.vue:211 46689</text:p>
          </table:table-cell>
          <table:table-cell office:value-type="string" calcext:value-type="string">
            <text:p>Dashboard.vue:211 53679</text:p>
          </table:table-cell>
          <table:table-cell office:value-type="string" calcext:value-type="string">
            <text:p>Dashboard.vue:211 65735</text:p>
          </table:table-cell>
          <table:table-cell office:value-type="string" calcext:value-type="string">
            <text:p>Dashboard.vue:211 60821</text:p>
          </table:table-cell>
          <table:table-cell office:value-type="string" calcext:value-type="string">
            <text:p>Dashboard.vue:211 62800</text:p>
          </table:table-cell>
          <table:table-cell office:value-type="string" calcext:value-type="string">
            <text:p>Dashboard.vue:211 67381</text:p>
          </table:table-cell>
          <table:table-cell table:number-columns-repeated="3"/>
          <table:table-cell office:value-type="string" calcext:value-type="string">
            <text:p>Dashboard.vue:211 1471</text:p>
          </table:table-cell>
          <table:table-cell office:value-type="string" calcext:value-type="string">
            <text:p>Dashboard.vue:211 1356</text:p>
          </table:table-cell>
          <table:table-cell office:value-type="string" calcext:value-type="string">
            <text:p>Dashboard.vue:211 1234</text:p>
          </table:table-cell>
          <table:table-cell office:value-type="string" calcext:value-type="string">
            <text:p>Dashboard.vue:211 1869</text:p>
          </table:table-cell>
        </table:table-row>
        <table:table-row table:style-name="ro1">
          <table:table-cell/>
          <table:table-cell office:value-type="string" calcext:value-type="string">
            <text:p>Dashboard.vue:220 (11) ["2019-07-23T13:19:23.671Z", "2019-07-23T13:19:24.671Z", "2019-07-23T13:19:24.771Z", "2019-07-23T13:19:27.871Z", "2019-07-23T13:19:27.971Z", "2019-07-23T13:19:28.070Z", "2019-07-23T13:19:28.171Z", "2019-07-23T13:19:28.271Z", "2019-07-23T13:19:28.370Z", "2019-07-23T13:19:28.481Z", "2019-07-23T13:19:28.571Z"]</text:p>
          </table:table-cell>
          <table:table-cell office:value-type="string" calcext:value-type="string">
            <text:p>Dashboard.vue:212 2019-07-23T13:25:38.824Z</text:p>
          </table:table-cell>
          <table:table-cell office:value-type="string" calcext:value-type="string">
            <text:p>Dashboard.vue:212 2019-07-23T13:29:04.251Z</text:p>
          </table:table-cell>
          <table:table-cell office:value-type="string" calcext:value-type="string">
            <text:p>Dashboard.vue:212 2019-07-23T13:32:40.703Z</text:p>
          </table:table-cell>
          <table:table-cell office:value-type="string" calcext:value-type="string">
            <text:p>Dashboard.vue:212 2019-07-23T13:35:03.855Z</text:p>
          </table:table-cell>
          <table:table-cell office:value-type="string" calcext:value-type="string">
            <text:p>Dashboard.vue:212 2019-07-23T13:38:37.496Z</text:p>
          </table:table-cell>
          <table:table-cell table:number-columns-repeated="3"/>
          <table:table-cell office:value-type="string" calcext:value-type="string">
            <text:p>Dashboard.vue:212 2019-07-23T13:43:54.134Z</text:p>
          </table:table-cell>
          <table:table-cell office:value-type="string" calcext:value-type="string">
            <text:p>Dashboard.vue:212 2019-07-23T13:44:46.092Z</text:p>
          </table:table-cell>
          <table:table-cell office:value-type="string" calcext:value-type="string">
            <text:p>Dashboard.vue:212 2019-07-23T13:45:33.355Z</text:p>
          </table:table-cell>
          <table:table-cell office:value-type="string" calcext:value-type="string">
            <text:p>Dashboard.vue:212 2019-07-23T13:46:20.576Z</text:p>
          </table:table-cell>
          <table:table-cell/>
          <table:table-cell office:value-type="string" calcext:value-type="string">
            <text:p>Dashboard.vue:212 2019-07-23T12:44:12.405Z</text:p>
          </table:table-cell>
          <table:table-cell office:value-type="string" calcext:value-type="string">
            <text:p>Dashboard.vue:212 2019-07-23T12:50:47.047Z</text:p>
          </table:table-cell>
          <table:table-cell office:value-type="string" calcext:value-type="string">
            <text:p>Dashboard.vue:212 2019-07-23T13:00:01.474Z</text:p>
          </table:table-cell>
          <table:table-cell office:value-type="string" calcext:value-type="string">
            <text:p>Dashboard.vue:212 2019-07-23T13:06:31.464Z</text:p>
          </table:table-cell>
          <table:table-cell office:value-type="string" calcext:value-type="string">
            <text:p>Dashboard.vue:212 2019-07-23T13:12:57.381Z</text:p>
          </table:table-cell>
          <table:table-cell office:value-type="string" calcext:value-type="string">
            <text:p>Dashboard.vue:212 2019-07-23T13:21:35.376Z</text:p>
          </table:table-cell>
          <table:table-cell table:number-columns-repeated="3"/>
          <table:table-cell office:value-type="string" calcext:value-type="string">
            <text:p>Dashboard.vue:212 2019-07-23T12:25:07.421Z</text:p>
          </table:table-cell>
          <table:table-cell office:value-type="string" calcext:value-type="string">
            <text:p>Dashboard.vue:212 2019-07-23T12:25:58.562Z</text:p>
          </table:table-cell>
          <table:table-cell office:value-type="string" calcext:value-type="string">
            <text:p>Dashboard.vue:212 2019-07-23T12:26:34.354Z</text:p>
          </table:table-cell>
          <table:table-cell office:value-type="string" calcext:value-type="string">
            <text:p>Dashboard.vue:212 2019-07-23T12:27:08.379Z</text:p>
          </table:table-cell>
        </table:table-row>
        <table:table-row table:style-name="ro1">
          <table:table-cell/>
          <table:table-cell office:value-type="string" calcext:value-type="string">
            <text:p>Dashboard.vue:211 17540</text:p>
          </table:table-cell>
          <table:table-cell table:number-columns-repeated="5" office:value-type="string" calcext:value-type="string">
            <text:p>Dashboard.vue:219 tumpukan yang belum diterima : 11</text:p>
          </table:table-cell>
          <table:table-cell table:number-columns-repeated="3"/>
          <table:table-cell table:number-columns-repeated="4" office:value-type="string" calcext:value-type="string">
            <text:p>Dashboard.vue:219 tumpukan yang belum diterima : 11</text:p>
          </table:table-cell>
          <table:table-cell/>
          <table:table-cell table:number-columns-repeated="6" office:value-type="string" calcext:value-type="string">
            <text:p>Dashboard.vue:219 tumpukan yang belum diterima : 11</text:p>
          </table:table-cell>
          <table:table-cell table:number-columns-repeated="3"/>
          <table:table-cell table:number-columns-repeated="4" office:value-type="string" calcext:value-type="string">
            <text:p>Dashboard.vue:219 tumpukan yang belum diterima : 11</text:p>
          </table:table-cell>
        </table:table-row>
        <table:table-row table:style-name="ro1">
          <table:table-cell/>
          <table:table-cell office:value-type="string" calcext:value-type="string">
            <text:p>Dashboard.vue:212 2019-07-23T13:19:24.671Z</text:p>
          </table:table-cell>
          <table:table-cell office:value-type="string" calcext:value-type="string">
            <text:p>Dashboard.vue:220 (11) ["2019-07-23T13:25:38.275Z", "2019-07-23T13:25:38.924Z", "2019-07-23T13:25:38.975Z", "2019-07-23T13:25:39.024Z", "2019-07-23T13:25:39.074Z", "2019-07-23T13:25:39.124Z", "2019-07-23T13:25:39.173Z", "2019-07-23T13:25:39.224Z", "2019-07-23T13:25:39.274Z", "2019-07-23T13:25:39.324Z", "2019-07-23T13:25:39.375Z"]</text:p>
          </table:table-cell>
          <table:table-cell office:value-type="string" calcext:value-type="string">
            <text:p>Dashboard.vue:220 (11) ["2019-07-23T13:29:03.861Z", "2019-07-23T13:29:04.260Z", "2019-07-23T13:29:04.270Z", "2019-07-23T13:29:04.281Z", "2019-07-23T13:29:04.291Z", "2019-07-23T13:29:04.301Z", "2019-07-23T13:29:04.311Z", "2019-07-23T13:29:04.320Z", "2019-07-23T13:29:04.331Z", "2019-07-23T13:29:04.340Z", "2019-07-23T13:29:04.350Z"]</text:p>
          </table:table-cell>
          <table:table-cell office:value-type="string" calcext:value-type="string">
            <text:p>Dashboard.vue:220 (11) ["2019-07-23T13:32:40.507Z", "2019-07-23T13:32:40.707Z", "2019-07-23T13:32:40.711Z", "2019-07-23T13:32:40.716Z", "2019-07-23T13:32:40.722Z", "2019-07-23T13:32:40.726Z", "2019-07-23T13:32:40.730Z", "2019-07-23T13:32:40.736Z", "2019-07-23T13:32:40.741Z", "2019-07-23T13:32:40.745Z", "2019-07-23T13:32:40.750Z"]</text:p>
          </table:table-cell>
          <table:table-cell office:value-type="string" calcext:value-type="string">
            <text:p>Dashboard.vue:220 (11) ["2019-07-23T13:35:03.700Z", "2019-07-23T13:35:03.859Z", "2019-07-23T13:35:03.863Z", "2019-07-23T13:35:03.867Z", "2019-07-23T13:35:03.871Z", "2019-07-23T13:35:03.875Z", "2019-07-23T13:35:03.879Z", "2019-07-23T13:35:03.883Z", "2019-07-23T13:35:03.887Z", "2019-07-23T13:35:03.891Z", "2019-07-23T13:35:03.895Z"]</text:p>
          </table:table-cell>
          <table:table-cell office:value-type="string" calcext:value-type="string">
            <text:p>Dashboard.vue:220 (11) ["2019-07-23T13:38:37.339Z", "2019-07-23T13:38:37.500Z", "2019-07-23T13:38:37.504Z", "2019-07-23T13:38:37.509Z", "2019-07-23T13:38:37.518Z", "2019-07-23T13:38:37.520Z", "2019-07-23T13:38:37.526Z", "2019-07-23T13:38:37.528Z", "2019-07-23T13:38:37.533Z", "2019-07-23T13:38:37.537Z", "2019-07-23T13:38:37.541Z"]</text:p>
          </table:table-cell>
          <table:table-cell table:number-columns-repeated="3"/>
          <table:table-cell office:value-type="string" calcext:value-type="string">
            <text:p>Dashboard.vue:220 (11) ["2019-07-23T13:43:54.143Z", "2019-07-23T13:43:54.154Z", "2019-07-23T13:43:54.164Z", "2019-07-23T13:43:54.174Z", "2019-07-23T13:43:54.184Z", "2019-07-23T13:43:54.194Z", "2019-07-23T13:43:54.204Z", "2019-07-23T13:43:54.214Z", "2019-07-23T13:43:54.223Z", "2019-07-23T13:43:54.233Z", "2019-07-23T13:43:54.244Z"]</text:p>
          </table:table-cell>
          <table:table-cell office:value-type="string" calcext:value-type="string">
            <text:p>Dashboard.vue:220 (11) ["2019-07-23T13:44:46.096Z", "2019-07-23T13:44:46.102Z", "2019-07-23T13:44:46.107Z", "2019-07-23T13:44:46.111Z", "2019-07-23T13:44:46.116Z", "2019-07-23T13:44:46.122Z", "2019-07-23T13:44:46.126Z", "2019-07-23T13:44:46.132Z", "2019-07-23T13:44:46.136Z", "2019-07-23T13:44:46.143Z", "2019-07-23T13:44:46.147Z"]</text:p>
          </table:table-cell>
          <table:table-cell office:value-type="string" calcext:value-type="string">
            <text:p>Dashboard.vue:220 (11) ["2019-07-23T13:45:33.358Z", "2019-07-23T13:45:33.363Z", "2019-07-23T13:45:33.367Z", "2019-07-23T13:45:33.371Z", "2019-07-23T13:45:33.375Z", "2019-07-23T13:45:33.379Z", "2019-07-23T13:45:33.383Z", "2019-07-23T13:45:33.387Z", "2019-07-23T13:45:33.391Z", "2019-07-23T13:45:33.395Z", "2019-07-23T13:45:33.399Z"]</text:p>
          </table:table-cell>
          <table:table-cell office:value-type="string" calcext:value-type="string">
            <text:p>Dashboard.vue:220 (11) ["2019-07-23T13:46:20.580Z", "2019-07-23T13:46:20.584Z", "2019-07-23T13:46:20.587Z", "2019-07-23T13:46:20.591Z", "2019-07-23T13:46:20.596Z", "2019-07-23T13:46:20.599Z", "2019-07-23T13:46:20.604Z", "2019-07-23T13:46:20.608Z", "2019-07-23T13:46:20.613Z", "2019-07-23T13:46:20.616Z", "2019-07-23T13:46:20.622Z"]</text:p>
          </table:table-cell>
          <table:table-cell/>
          <table:table-cell office:value-type="string" calcext:value-type="string">
            <text:p>Dashboard.vue:220 (11) ["2019-07-23T12:44:11.405Z", "2019-07-23T12:44:11.505Z", "2019-07-23T12:44:12.505Z", "2019-07-23T12:44:12.605Z", "2019-07-23T12:44:12.705Z", "2019-07-23T12:44:12.805Z", "2019-07-23T12:44:12.905Z", "2019-07-23T12:44:13.005Z", "2019-07-23T12:44:13.105Z", "2019-07-23T12:44:13.205Z", "2019-07-23T12:44:13.305Z"]</text:p>
          </table:table-cell>
          <table:table-cell office:value-type="string" calcext:value-type="string">
            <text:p>Dashboard.vue:220 (11) ["2019-07-23T12:50:46.248Z", "2019-07-23T12:50:47.098Z", "2019-07-23T12:50:47.147Z", "2019-07-23T12:50:47.198Z", "2019-07-23T12:50:47.248Z", "2019-07-23T12:50:47.297Z", "2019-07-23T12:50:47.347Z", "2019-07-23T12:50:47.398Z", "2019-07-23T12:50:47.447Z", "2019-07-23T12:50:47.497Z", "2019-07-23T12:50:47.548Z"]</text:p>
          </table:table-cell>
          <table:table-cell office:value-type="string" calcext:value-type="string">
            <text:p>Dashboard.vue:220 (11) ["2019-07-23T13:00:01.075Z", "2019-07-23T13:00:01.084Z", "2019-07-23T13:00:01.484Z", "2019-07-23T13:00:01.495Z", "2019-07-23T13:00:01.504Z", "2019-07-23T13:00:01.514Z", "2019-07-23T13:00:01.524Z", "2019-07-23T13:00:01.535Z", "2019-07-23T13:00:01.544Z", "2019-07-23T13:00:01.554Z", "2019-07-23T13:00:01.565Z"]</text:p>
          </table:table-cell>
          <table:table-cell office:value-type="string" calcext:value-type="string">
            <text:p>Dashboard.vue:220 (11) ["2019-07-23T13:06:31.270Z", "2019-07-23T13:06:31.469Z", "2019-07-23T13:06:31.474Z", "2019-07-23T13:06:31.479Z", "2019-07-23T13:06:31.484Z", "2019-07-23T13:06:31.489Z", "2019-07-23T13:06:31.494Z", "2019-07-23T13:06:31.499Z", "2019-07-23T13:06:31.504Z", "2019-07-23T13:06:31.510Z", "2019-07-23T13:06:31.514Z"]</text:p>
          </table:table-cell>
          <table:table-cell office:value-type="string" calcext:value-type="string">
            <text:p>Dashboard.vue:220 (11) ["2019-07-23T13:12:57.222Z", "2019-07-23T13:12:57.386Z", "2019-07-23T13:12:57.390Z", "2019-07-23T13:12:57.393Z", "2019-07-23T13:12:57.399Z", "2019-07-23T13:12:57.402Z", "2019-07-23T13:12:57.407Z", "2019-07-23T13:12:57.409Z", "2019-07-23T13:12:57.420Z", "2019-07-23T13:12:57.426Z", "2019-07-23T13:12:57.430Z"]</text:p>
          </table:table-cell>
          <table:table-cell office:value-type="string" calcext:value-type="string">
            <text:p>Dashboard.vue:220 (11) ["2019-07-23T13:21:35.218Z", "2019-07-23T13:21:35.222Z", "2019-07-23T13:21:35.380Z", "2019-07-23T13:21:35.383Z", "2019-07-23T13:21:35.387Z", "2019-07-23T13:21:35.392Z", "2019-07-23T13:21:35.395Z", "2019-07-23T13:21:35.400Z", "2019-07-23T13:21:35.404Z", "2019-07-23T13:21:35.407Z", "2019-07-23T13:21:35.412Z"]</text:p>
          </table:table-cell>
          <table:table-cell table:number-columns-repeated="3"/>
          <table:table-cell office:value-type="string" calcext:value-type="string">
            <text:p>Dashboard.vue:220 (11) ["2019-07-23T12:25:07.431Z", "2019-07-23T12:25:07.441Z", "2019-07-23T12:25:07.452Z", "2019-07-23T12:25:07.461Z", "2019-07-23T12:25:07.471Z", "2019-07-23T12:25:07.481Z", "2019-07-23T12:25:07.491Z", "2019-07-23T12:25:07.501Z", "2019-07-23T12:25:07.512Z", "2019-07-23T12:25:07.521Z", "2019-07-23T12:25:07.532Z"]</text:p>
          </table:table-cell>
          <table:table-cell office:value-type="string" calcext:value-type="string">
            <text:p>Dashboard.vue:220 (11) ["2019-07-23T12:25:58.567Z", "2019-07-23T12:25:58.572Z", "2019-07-23T12:25:58.577Z", "2019-07-23T12:25:58.582Z", "2019-07-23T12:25:58.588Z", "2019-07-23T12:25:58.592Z", "2019-07-23T12:25:58.597Z", "2019-07-23T12:25:58.602Z", "2019-07-23T12:25:58.608Z", "2019-07-23T12:25:58.613Z", "2019-07-23T12:25:58.618Z"]</text:p>
          </table:table-cell>
          <table:table-cell office:value-type="string" calcext:value-type="string">
            <text:p>Dashboard.vue:220 (11) ["2019-07-23T12:26:34.357Z", "2019-07-23T12:26:34.361Z", "2019-07-23T12:26:34.366Z", "2019-07-23T12:26:34.369Z", "2019-07-23T12:26:34.373Z", "2019-07-23T12:26:34.378Z", "2019-07-23T12:26:34.382Z", "2019-07-23T12:26:34.386Z", "2019-07-23T12:26:34.390Z", "2019-07-23T12:26:34.393Z", "2019-07-23T12:26:34.398Z"]</text:p>
          </table:table-cell>
          <table:table-cell office:value-type="string" calcext:value-type="string">
            <text:p>Dashboard.vue:220 (11) ["2019-07-23T12:27:08.382Z", "2019-07-23T12:27:08.387Z", "2019-07-23T12:27:08.391Z", "2019-07-23T12:27:08.395Z", "2019-07-23T12:27:08.399Z", "2019-07-23T12:27:08.402Z", "2019-07-23T12:27:08.406Z", "2019-07-23T12:27:08.410Z", "2019-07-23T12:27:08.415Z", "2019-07-23T12:27:08.418Z", "2019-07-23T12:27:08.422Z"]</text:p>
          </table:table-cell>
        </table:table-row>
        <table:table-row table:style-name="ro1">
          <table:table-cell/>
          <table:table-cell office:value-type="string" calcext:value-type="string">
            <text:p>Dashboard.vue:219 tumpukan yang belum diterima : 10</text:p>
          </table:table-cell>
          <table:table-cell office:value-type="string" calcext:value-type="string">
            <text:p>Dashboard.vue:211 21518</text:p>
          </table:table-cell>
          <table:table-cell office:value-type="string" calcext:value-type="string">
            <text:p>Dashboard.vue:211 32509</text:p>
          </table:table-cell>
          <table:table-cell office:value-type="string" calcext:value-type="string">
            <text:p>Dashboard.vue:211 31148</text:p>
          </table:table-cell>
          <table:table-cell office:value-type="string" calcext:value-type="string">
            <text:p>Dashboard.vue:211 31247</text:p>
          </table:table-cell>
          <table:table-cell office:value-type="string" calcext:value-type="string">
            <text:p>Dashboard.vue:211 30645</text:p>
          </table:table-cell>
          <table:table-cell table:number-columns-repeated="3"/>
          <table:table-cell office:value-type="string" calcext:value-type="string">
            <text:p>Dashboard.vue:211 1076</text:p>
          </table:table-cell>
          <table:table-cell office:value-type="string" calcext:value-type="string">
            <text:p>Dashboard.vue:211 1963</text:p>
          </table:table-cell>
          <table:table-cell office:value-type="string" calcext:value-type="string">
            <text:p>Dashboard.vue:211 1905</text:p>
          </table:table-cell>
          <table:table-cell office:value-type="string" calcext:value-type="string">
            <text:p>Dashboard.vue:211 1282</text:p>
          </table:table-cell>
          <table:table-cell/>
          <table:table-cell office:value-type="string" calcext:value-type="string">
            <text:p>Dashboard.vue:211 46605</text:p>
          </table:table-cell>
          <table:table-cell office:value-type="string" calcext:value-type="string">
            <text:p>Dashboard.vue:211 53707</text:p>
          </table:table-cell>
          <table:table-cell office:value-type="string" calcext:value-type="string">
            <text:p>Dashboard.vue:211 66178</text:p>
          </table:table-cell>
          <table:table-cell office:value-type="string" calcext:value-type="string">
            <text:p>Dashboard.vue:211 60827</text:p>
          </table:table-cell>
          <table:table-cell office:value-type="string" calcext:value-type="string">
            <text:p>Dashboard.vue:211 62812</text:p>
          </table:table-cell>
          <table:table-cell office:value-type="string" calcext:value-type="string">
            <text:p>Dashboard.vue:211 67393</text:p>
          </table:table-cell>
          <table:table-cell table:number-columns-repeated="3"/>
          <table:table-cell office:value-type="string" calcext:value-type="string">
            <text:p>Dashboard.vue:211 1469</text:p>
          </table:table-cell>
          <table:table-cell office:value-type="string" calcext:value-type="string">
            <text:p>Dashboard.vue:211 1356</text:p>
          </table:table-cell>
          <table:table-cell office:value-type="string" calcext:value-type="string">
            <text:p>Dashboard.vue:211 1237</text:p>
          </table:table-cell>
          <table:table-cell office:value-type="string" calcext:value-type="string">
            <text:p>Dashboard.vue:211 1872</text:p>
          </table:table-cell>
        </table:table-row>
        <table:table-row table:style-name="ro1">
          <table:table-cell/>
          <table:table-cell office:value-type="string" calcext:value-type="string">
            <text:p>Dashboard.vue:220 (10) ["2019-07-23T13:19:23.671Z", "2019-07-23T13:19:24.771Z", "2019-07-23T13:19:27.871Z", "2019-07-23T13:19:27.971Z", "2019-07-23T13:19:28.070Z", "2019-07-23T13:19:28.171Z", "2019-07-23T13:19:28.271Z", "2019-07-23T13:19:28.370Z", "2019-07-23T13:19:28.481Z", "2019-07-23T13:19:28.571Z"]</text:p>
          </table:table-cell>
          <table:table-cell office:value-type="string" calcext:value-type="string">
            <text:p>Dashboard.vue:212 2019-07-23T13:25:38.924Z</text:p>
          </table:table-cell>
          <table:table-cell office:value-type="string" calcext:value-type="string">
            <text:p>Dashboard.vue:212 2019-07-23T13:29:04.260Z</text:p>
          </table:table-cell>
          <table:table-cell office:value-type="string" calcext:value-type="string">
            <text:p>Dashboard.vue:212 2019-07-23T13:32:40.707Z</text:p>
          </table:table-cell>
          <table:table-cell office:value-type="string" calcext:value-type="string">
            <text:p>Dashboard.vue:212 2019-07-23T13:35:03.863Z</text:p>
          </table:table-cell>
          <table:table-cell office:value-type="string" calcext:value-type="string">
            <text:p>Dashboard.vue:212 2019-07-23T13:38:37.504Z</text:p>
          </table:table-cell>
          <table:table-cell table:number-columns-repeated="3"/>
          <table:table-cell office:value-type="string" calcext:value-type="string">
            <text:p>Dashboard.vue:212 2019-07-23T13:43:54.143Z</text:p>
          </table:table-cell>
          <table:table-cell office:value-type="string" calcext:value-type="string">
            <text:p>Dashboard.vue:212 2019-07-23T13:44:46.096Z</text:p>
          </table:table-cell>
          <table:table-cell office:value-type="string" calcext:value-type="string">
            <text:p>Dashboard.vue:212 2019-07-23T13:45:33.358Z</text:p>
          </table:table-cell>
          <table:table-cell office:value-type="string" calcext:value-type="string">
            <text:p>Dashboard.vue:212 2019-07-23T13:46:20.580Z</text:p>
          </table:table-cell>
          <table:table-cell/>
          <table:table-cell office:value-type="string" calcext:value-type="string">
            <text:p>Dashboard.vue:212 2019-07-23T12:44:12.505Z</text:p>
          </table:table-cell>
          <table:table-cell office:value-type="string" calcext:value-type="string">
            <text:p>Dashboard.vue:212 2019-07-23T12:50:47.098Z</text:p>
          </table:table-cell>
          <table:table-cell office:value-type="string" calcext:value-type="string">
            <text:p>Dashboard.vue:212 2019-07-23T13:00:01.484Z</text:p>
          </table:table-cell>
          <table:table-cell office:value-type="string" calcext:value-type="string">
            <text:p>Dashboard.vue:212 2019-07-23T13:06:31.469Z</text:p>
          </table:table-cell>
          <table:table-cell office:value-type="string" calcext:value-type="string">
            <text:p>Dashboard.vue:212 2019-07-23T13:12:57.386Z</text:p>
          </table:table-cell>
          <table:table-cell office:value-type="string" calcext:value-type="string">
            <text:p>Dashboard.vue:212 2019-07-23T13:21:35.380Z</text:p>
          </table:table-cell>
          <table:table-cell table:number-columns-repeated="3"/>
          <table:table-cell office:value-type="string" calcext:value-type="string">
            <text:p>Dashboard.vue:212 2019-07-23T12:25:07.431Z</text:p>
          </table:table-cell>
          <table:table-cell office:value-type="string" calcext:value-type="string">
            <text:p>Dashboard.vue:212 2019-07-23T12:25:58.567Z</text:p>
          </table:table-cell>
          <table:table-cell office:value-type="string" calcext:value-type="string">
            <text:p>Dashboard.vue:212 2019-07-23T12:26:34.357Z</text:p>
          </table:table-cell>
          <table:table-cell office:value-type="string" calcext:value-type="string">
            <text:p>Dashboard.vue:212 2019-07-23T12:27:08.382Z</text:p>
          </table:table-cell>
        </table:table-row>
        <table:table-row table:style-name="ro1">
          <table:table-cell/>
          <table:table-cell office:value-type="string" calcext:value-type="string">
            <text:p>Dashboard.vue:211 14764</text:p>
          </table:table-cell>
          <table:table-cell table:number-columns-repeated="5" office:value-type="string" calcext:value-type="string">
            <text:p>Dashboard.vue:219 tumpukan yang belum diterima : 10</text:p>
          </table:table-cell>
          <table:table-cell table:number-columns-repeated="3"/>
          <table:table-cell table:number-columns-repeated="4" office:value-type="string" calcext:value-type="string">
            <text:p>Dashboard.vue:219 tumpukan yang belum diterima : 10</text:p>
          </table:table-cell>
          <table:table-cell/>
          <table:table-cell table:number-columns-repeated="6" office:value-type="string" calcext:value-type="string">
            <text:p>Dashboard.vue:219 tumpukan yang belum diterima : 10</text:p>
          </table:table-cell>
          <table:table-cell table:number-columns-repeated="3"/>
          <table:table-cell table:number-columns-repeated="4" office:value-type="string" calcext:value-type="string">
            <text:p>Dashboard.vue:219 tumpukan yang belum diterima : 10</text:p>
          </table:table-cell>
        </table:table-row>
        <table:table-row table:style-name="ro1">
          <table:table-cell/>
          <table:table-cell office:value-type="string" calcext:value-type="string">
            <text:p>Dashboard.vue:212 2019-07-23T13:19:27.871Z</text:p>
          </table:table-cell>
          <table:table-cell office:value-type="string" calcext:value-type="string">
            <text:p>Dashboard.vue:220 (10) ["2019-07-23T13:25:38.275Z", "2019-07-23T13:25:38.975Z", "2019-07-23T13:25:39.024Z", "2019-07-23T13:25:39.074Z", "2019-07-23T13:25:39.124Z", "2019-07-23T13:25:39.173Z", "2019-07-23T13:25:39.224Z", "2019-07-23T13:25:39.274Z", "2019-07-23T13:25:39.324Z", "2019-07-23T13:25:39.375Z"]</text:p>
          </table:table-cell>
          <table:table-cell office:value-type="string" calcext:value-type="string">
            <text:p>Dashboard.vue:220 (10) ["2019-07-23T13:29:03.861Z", "2019-07-23T13:29:04.270Z", "2019-07-23T13:29:04.281Z", "2019-07-23T13:29:04.291Z", "2019-07-23T13:29:04.301Z", "2019-07-23T13:29:04.311Z", "2019-07-23T13:29:04.320Z", "2019-07-23T13:29:04.331Z", "2019-07-23T13:29:04.340Z", "2019-07-23T13:29:04.350Z"]</text:p>
          </table:table-cell>
          <table:table-cell office:value-type="string" calcext:value-type="string">
            <text:p>Dashboard.vue:220 (10) ["2019-07-23T13:32:40.507Z", "2019-07-23T13:32:40.711Z", "2019-07-23T13:32:40.716Z", "2019-07-23T13:32:40.722Z", "2019-07-23T13:32:40.726Z", "2019-07-23T13:32:40.730Z", "2019-07-23T13:32:40.736Z", "2019-07-23T13:32:40.741Z", "2019-07-23T13:32:40.745Z", "2019-07-23T13:32:40.750Z"]</text:p>
          </table:table-cell>
          <table:table-cell office:value-type="string" calcext:value-type="string">
            <text:p>Dashboard.vue:220 (10) ["2019-07-23T13:35:03.700Z", "2019-07-23T13:35:03.859Z", "2019-07-23T13:35:03.867Z", "2019-07-23T13:35:03.871Z", "2019-07-23T13:35:03.875Z", "2019-07-23T13:35:03.879Z", "2019-07-23T13:35:03.883Z", "2019-07-23T13:35:03.887Z", "2019-07-23T13:35:03.891Z", "2019-07-23T13:35:03.895Z"]</text:p>
          </table:table-cell>
          <table:table-cell office:value-type="string" calcext:value-type="string">
            <text:p>Dashboard.vue:220 (10) ["2019-07-23T13:38:37.339Z", "2019-07-23T13:38:37.500Z", "2019-07-23T13:38:37.509Z", "2019-07-23T13:38:37.518Z", "2019-07-23T13:38:37.520Z", "2019-07-23T13:38:37.526Z", "2019-07-23T13:38:37.528Z", "2019-07-23T13:38:37.533Z", "2019-07-23T13:38:37.537Z", "2019-07-23T13:38:37.541Z"]</text:p>
          </table:table-cell>
          <table:table-cell table:number-columns-repeated="3"/>
          <table:table-cell office:value-type="string" calcext:value-type="string">
            <text:p>Dashboard.vue:220 (10) ["2019-07-23T13:43:54.154Z", "2019-07-23T13:43:54.164Z", "2019-07-23T13:43:54.174Z", "2019-07-23T13:43:54.184Z", "2019-07-23T13:43:54.194Z", "2019-07-23T13:43:54.204Z", "2019-07-23T13:43:54.214Z", "2019-07-23T13:43:54.223Z", "2019-07-23T13:43:54.233Z", "2019-07-23T13:43:54.244Z"]</text:p>
          </table:table-cell>
          <table:table-cell office:value-type="string" calcext:value-type="string">
            <text:p>Dashboard.vue:220 (10) ["2019-07-23T13:44:46.102Z", "2019-07-23T13:44:46.107Z", "2019-07-23T13:44:46.111Z", "2019-07-23T13:44:46.116Z", "2019-07-23T13:44:46.122Z", "2019-07-23T13:44:46.126Z", "2019-07-23T13:44:46.132Z", "2019-07-23T13:44:46.136Z", "2019-07-23T13:44:46.143Z", "2019-07-23T13:44:46.147Z"]</text:p>
          </table:table-cell>
          <table:table-cell office:value-type="string" calcext:value-type="string">
            <text:p>Dashboard.vue:220 (10) ["2019-07-23T13:45:33.363Z", "2019-07-23T13:45:33.367Z", "2019-07-23T13:45:33.371Z", "2019-07-23T13:45:33.375Z", "2019-07-23T13:45:33.379Z", "2019-07-23T13:45:33.383Z", "2019-07-23T13:45:33.387Z", "2019-07-23T13:45:33.391Z", "2019-07-23T13:45:33.395Z", "2019-07-23T13:45:33.399Z"]</text:p>
          </table:table-cell>
          <table:table-cell office:value-type="string" calcext:value-type="string">
            <text:p>Dashboard.vue:220 (10) ["2019-07-23T13:46:20.584Z", "2019-07-23T13:46:20.587Z", "2019-07-23T13:46:20.591Z", "2019-07-23T13:46:20.596Z", "2019-07-23T13:46:20.599Z", "2019-07-23T13:46:20.604Z", "2019-07-23T13:46:20.608Z", "2019-07-23T13:46:20.613Z", "2019-07-23T13:46:20.616Z", "2019-07-23T13:46:20.622Z"]</text:p>
          </table:table-cell>
          <table:table-cell/>
          <table:table-cell office:value-type="string" calcext:value-type="string">
            <text:p>Dashboard.vue:220 (10) ["2019-07-23T12:44:11.405Z", "2019-07-23T12:44:11.505Z", "2019-07-23T12:44:12.605Z", "2019-07-23T12:44:12.705Z", "2019-07-23T12:44:12.805Z", "2019-07-23T12:44:12.905Z", "2019-07-23T12:44:13.005Z", "2019-07-23T12:44:13.105Z", "2019-07-23T12:44:13.205Z", "2019-07-23T12:44:13.305Z"]</text:p>
          </table:table-cell>
          <table:table-cell office:value-type="string" calcext:value-type="string">
            <text:p>Dashboard.vue:220 (10) ["2019-07-23T12:50:46.248Z", "2019-07-23T12:50:47.147Z", "2019-07-23T12:50:47.198Z", "2019-07-23T12:50:47.248Z", "2019-07-23T12:50:47.297Z", "2019-07-23T12:50:47.347Z", "2019-07-23T12:50:47.398Z", "2019-07-23T12:50:47.447Z", "2019-07-23T12:50:47.497Z", "2019-07-23T12:50:47.548Z"]</text:p>
          </table:table-cell>
          <table:table-cell office:value-type="string" calcext:value-type="string">
            <text:p>Dashboard.vue:220 (10) ["2019-07-23T13:00:01.075Z", "2019-07-23T13:00:01.084Z", "2019-07-23T13:00:01.495Z", "2019-07-23T13:00:01.504Z", "2019-07-23T13:00:01.514Z", "2019-07-23T13:00:01.524Z", "2019-07-23T13:00:01.535Z", "2019-07-23T13:00:01.544Z", "2019-07-23T13:00:01.554Z", "2019-07-23T13:00:01.565Z"]</text:p>
          </table:table-cell>
          <table:table-cell office:value-type="string" calcext:value-type="string">
            <text:p>Dashboard.vue:220 (10) ["2019-07-23T13:06:31.270Z", "2019-07-23T13:06:31.474Z", "2019-07-23T13:06:31.479Z", "2019-07-23T13:06:31.484Z", "2019-07-23T13:06:31.489Z", "2019-07-23T13:06:31.494Z", "2019-07-23T13:06:31.499Z", "2019-07-23T13:06:31.504Z", "2019-07-23T13:06:31.510Z", "2019-07-23T13:06:31.514Z"]</text:p>
          </table:table-cell>
          <table:table-cell office:value-type="string" calcext:value-type="string">
            <text:p>Dashboard.vue:220 (10) ["2019-07-23T13:12:57.222Z", "2019-07-23T13:12:57.390Z", "2019-07-23T13:12:57.393Z", "2019-07-23T13:12:57.399Z", "2019-07-23T13:12:57.402Z", "2019-07-23T13:12:57.407Z", "2019-07-23T13:12:57.409Z", "2019-07-23T13:12:57.420Z", "2019-07-23T13:12:57.426Z", "2019-07-23T13:12:57.430Z"]</text:p>
          </table:table-cell>
          <table:table-cell office:value-type="string" calcext:value-type="string">
            <text:p>Dashboard.vue:220 (10) ["2019-07-23T13:21:35.218Z", "2019-07-23T13:21:35.222Z", "2019-07-23T13:21:35.383Z", "2019-07-23T13:21:35.387Z", "2019-07-23T13:21:35.392Z", "2019-07-23T13:21:35.395Z", "2019-07-23T13:21:35.400Z", "2019-07-23T13:21:35.404Z", "2019-07-23T13:21:35.407Z", "2019-07-23T13:21:35.412Z"]</text:p>
          </table:table-cell>
          <table:table-cell table:number-columns-repeated="3"/>
          <table:table-cell office:value-type="string" calcext:value-type="string">
            <text:p>Dashboard.vue:220 (10) ["2019-07-23T12:25:07.441Z", "2019-07-23T12:25:07.452Z", "2019-07-23T12:25:07.461Z", "2019-07-23T12:25:07.471Z", "2019-07-23T12:25:07.481Z", "2019-07-23T12:25:07.491Z", "2019-07-23T12:25:07.501Z", "2019-07-23T12:25:07.512Z", "2019-07-23T12:25:07.521Z", "2019-07-23T12:25:07.532Z"]</text:p>
          </table:table-cell>
          <table:table-cell office:value-type="string" calcext:value-type="string">
            <text:p>Dashboard.vue:220 (10) ["2019-07-23T12:25:58.572Z", "2019-07-23T12:25:58.577Z", "2019-07-23T12:25:58.582Z", "2019-07-23T12:25:58.588Z", "2019-07-23T12:25:58.592Z", "2019-07-23T12:25:58.597Z", "2019-07-23T12:25:58.602Z", "2019-07-23T12:25:58.608Z", "2019-07-23T12:25:58.613Z", "2019-07-23T12:25:58.618Z"]</text:p>
          </table:table-cell>
          <table:table-cell office:value-type="string" calcext:value-type="string">
            <text:p>Dashboard.vue:220 (10) ["2019-07-23T12:26:34.361Z", "2019-07-23T12:26:34.366Z", "2019-07-23T12:26:34.369Z", "2019-07-23T12:26:34.373Z", "2019-07-23T12:26:34.378Z", "2019-07-23T12:26:34.382Z", "2019-07-23T12:26:34.386Z", "2019-07-23T12:26:34.390Z", "2019-07-23T12:26:34.393Z", "2019-07-23T12:26:34.398Z"]</text:p>
          </table:table-cell>
          <table:table-cell office:value-type="string" calcext:value-type="string">
            <text:p>Dashboard.vue:220 (10) ["2019-07-23T12:27:08.387Z", "2019-07-23T12:27:08.391Z", "2019-07-23T12:27:08.395Z", "2019-07-23T12:27:08.399Z", "2019-07-23T12:27:08.402Z", "2019-07-23T12:27:08.406Z", "2019-07-23T12:27:08.410Z", "2019-07-23T12:27:08.415Z", "2019-07-23T12:27:08.418Z", "2019-07-23T12:27:08.422Z"]</text:p>
          </table:table-cell>
        </table:table-row>
        <table:table-row table:style-name="ro1">
          <table:table-cell/>
          <table:table-cell office:value-type="string" calcext:value-type="string">
            <text:p>Dashboard.vue:219 tumpukan yang belum diterima : 9</text:p>
          </table:table-cell>
          <table:table-cell office:value-type="string" calcext:value-type="string">
            <text:p>Dashboard.vue:211 21507</text:p>
          </table:table-cell>
          <table:table-cell office:value-type="string" calcext:value-type="string">
            <text:p>Dashboard.vue:211 32800</text:p>
          </table:table-cell>
          <table:table-cell office:value-type="string" calcext:value-type="string">
            <text:p>Dashboard.vue:211 31670</text:p>
          </table:table-cell>
          <table:table-cell office:value-type="string" calcext:value-type="string">
            <text:p>Dashboard.vue:211 31392</text:p>
          </table:table-cell>
          <table:table-cell office:value-type="string" calcext:value-type="string">
            <text:p>Dashboard.vue:211 31472</text:p>
          </table:table-cell>
          <table:table-cell table:number-columns-repeated="3"/>
          <table:table-cell office:value-type="string" calcext:value-type="string">
            <text:p>Dashboard.vue:211 1070</text:p>
          </table:table-cell>
          <table:table-cell office:value-type="string" calcext:value-type="string">
            <text:p>Dashboard.vue:211 1963</text:p>
          </table:table-cell>
          <table:table-cell office:value-type="string" calcext:value-type="string">
            <text:p>Dashboard.vue:211 1906</text:p>
          </table:table-cell>
          <table:table-cell office:value-type="string" calcext:value-type="string">
            <text:p>Dashboard.vue:211 1284</text:p>
          </table:table-cell>
          <table:table-cell/>
          <table:table-cell office:value-type="string" calcext:value-type="string">
            <text:p>Dashboard.vue:211 46879</text:p>
          </table:table-cell>
          <table:table-cell office:value-type="string" calcext:value-type="string">
            <text:p>Dashboard.vue:211 54261</text:p>
          </table:table-cell>
          <table:table-cell office:value-type="string" calcext:value-type="string">
            <text:p>Dashboard.vue:211 66409</text:p>
          </table:table-cell>
          <table:table-cell office:value-type="string" calcext:value-type="string">
            <text:p>Dashboard.vue:211 61598</text:p>
          </table:table-cell>
          <table:table-cell office:value-type="string" calcext:value-type="string">
            <text:p>Dashboard.vue:211 63373</text:p>
          </table:table-cell>
          <table:table-cell office:value-type="string" calcext:value-type="string">
            <text:p>Dashboard.vue:211 68060</text:p>
          </table:table-cell>
          <table:table-cell table:number-columns-repeated="3"/>
          <table:table-cell office:value-type="string" calcext:value-type="string">
            <text:p>Dashboard.vue:211 1463</text:p>
          </table:table-cell>
          <table:table-cell office:value-type="string" calcext:value-type="string">
            <text:p>Dashboard.vue:211 1481</text:p>
          </table:table-cell>
          <table:table-cell office:value-type="string" calcext:value-type="string">
            <text:p>Dashboard.vue:211 1238</text:p>
          </table:table-cell>
          <table:table-cell office:value-type="string" calcext:value-type="string">
            <text:p>Dashboard.vue:211 1871</text:p>
          </table:table-cell>
        </table:table-row>
        <table:table-row table:style-name="ro1">
          <table:table-cell/>
          <table:table-cell office:value-type="string" calcext:value-type="string">
            <text:p>Dashboard.vue:220 (9) ["2019-07-23T13:19:23.671Z", "2019-07-23T13:19:24.771Z", "2019-07-23T13:19:27.971Z", "2019-07-23T13:19:28.070Z", "2019-07-23T13:19:28.171Z", "2019-07-23T13:19:28.271Z", "2019-07-23T13:19:28.370Z", "2019-07-23T13:19:28.481Z", "2019-07-23T13:19:28.571Z"]</text:p>
          </table:table-cell>
          <table:table-cell office:value-type="string" calcext:value-type="string">
            <text:p>Dashboard.vue:212 2019-07-23T13:25:38.975Z</text:p>
          </table:table-cell>
          <table:table-cell office:value-type="string" calcext:value-type="string">
            <text:p>Dashboard.vue:212 2019-07-23T13:29:04.270Z</text:p>
          </table:table-cell>
          <table:table-cell office:value-type="string" calcext:value-type="string">
            <text:p>Dashboard.vue:212 2019-07-23T13:32:40.711Z</text:p>
          </table:table-cell>
          <table:table-cell office:value-type="string" calcext:value-type="string">
            <text:p>Dashboard.vue:212 2019-07-23T13:35:03.859Z</text:p>
          </table:table-cell>
          <table:table-cell office:value-type="string" calcext:value-type="string">
            <text:p>Dashboard.vue:212 2019-07-23T13:38:37.500Z</text:p>
          </table:table-cell>
          <table:table-cell table:number-columns-repeated="3"/>
          <table:table-cell office:value-type="string" calcext:value-type="string">
            <text:p>Dashboard.vue:212 2019-07-23T13:43:54.154Z</text:p>
          </table:table-cell>
          <table:table-cell office:value-type="string" calcext:value-type="string">
            <text:p>Dashboard.vue:212 2019-07-23T13:44:46.102Z</text:p>
          </table:table-cell>
          <table:table-cell office:value-type="string" calcext:value-type="string">
            <text:p>Dashboard.vue:212 2019-07-23T13:45:33.363Z</text:p>
          </table:table-cell>
          <table:table-cell office:value-type="string" calcext:value-type="string">
            <text:p>Dashboard.vue:212 2019-07-23T13:46:20.584Z</text:p>
          </table:table-cell>
          <table:table-cell/>
          <table:table-cell office:value-type="string" calcext:value-type="string">
            <text:p>Dashboard.vue:212 2019-07-23T12:44:12.605Z</text:p>
          </table:table-cell>
          <table:table-cell office:value-type="string" calcext:value-type="string">
            <text:p>Dashboard.vue:212 2019-07-23T12:50:47.147Z</text:p>
          </table:table-cell>
          <table:table-cell office:value-type="string" calcext:value-type="string">
            <text:p>Dashboard.vue:212 2019-07-23T13:00:01.495Z</text:p>
          </table:table-cell>
          <table:table-cell office:value-type="string" calcext:value-type="string">
            <text:p>Dashboard.vue:212 2019-07-23T13:06:31.474Z</text:p>
          </table:table-cell>
          <table:table-cell office:value-type="string" calcext:value-type="string">
            <text:p>Dashboard.vue:212 2019-07-23T13:12:57.390Z</text:p>
          </table:table-cell>
          <table:table-cell office:value-type="string" calcext:value-type="string">
            <text:p>Dashboard.vue:212 2019-07-23T13:21:35.383Z</text:p>
          </table:table-cell>
          <table:table-cell table:number-columns-repeated="3"/>
          <table:table-cell office:value-type="string" calcext:value-type="string">
            <text:p>Dashboard.vue:212 2019-07-23T12:25:07.441Z</text:p>
          </table:table-cell>
          <table:table-cell office:value-type="string" calcext:value-type="string">
            <text:p>Dashboard.vue:212 2019-07-23T12:25:58.572Z</text:p>
          </table:table-cell>
          <table:table-cell office:value-type="string" calcext:value-type="string">
            <text:p>Dashboard.vue:212 2019-07-23T12:26:34.361Z</text:p>
          </table:table-cell>
          <table:table-cell office:value-type="string" calcext:value-type="string">
            <text:p>Dashboard.vue:212 2019-07-23T12:27:08.387Z</text:p>
          </table:table-cell>
        </table:table-row>
        <table:table-row table:style-name="ro1">
          <table:table-cell/>
          <table:table-cell office:value-type="string" calcext:value-type="string">
            <text:p>Dashboard.vue:211 14831</text:p>
          </table:table-cell>
          <table:table-cell table:number-columns-repeated="5" office:value-type="string" calcext:value-type="string">
            <text:p>Dashboard.vue:219 tumpukan yang belum diterima : 9</text:p>
          </table:table-cell>
          <table:table-cell table:number-columns-repeated="3"/>
          <table:table-cell table:number-columns-repeated="4" office:value-type="string" calcext:value-type="string">
            <text:p>Dashboard.vue:219 tumpukan yang belum diterima : 9</text:p>
          </table:table-cell>
          <table:table-cell/>
          <table:table-cell table:number-columns-repeated="6" office:value-type="string" calcext:value-type="string">
            <text:p>Dashboard.vue:219 tumpukan yang belum diterima : 9</text:p>
          </table:table-cell>
          <table:table-cell table:number-columns-repeated="3"/>
          <table:table-cell table:number-columns-repeated="4" office:value-type="string" calcext:value-type="string">
            <text:p>Dashboard.vue:219 tumpukan yang belum diterima : 9</text:p>
          </table:table-cell>
        </table:table-row>
        <table:table-row table:style-name="ro1">
          <table:table-cell/>
          <table:table-cell office:value-type="string" calcext:value-type="string">
            <text:p>Dashboard.vue:212 2019-07-23T13:19:27.971Z</text:p>
          </table:table-cell>
          <table:table-cell office:value-type="string" calcext:value-type="string">
            <text:p>Dashboard.vue:220 (9) ["2019-07-23T13:25:38.275Z", "2019-07-23T13:25:39.024Z", "2019-07-23T13:25:39.074Z", "2019-07-23T13:25:39.124Z", "2019-07-23T13:25:39.173Z", "2019-07-23T13:25:39.224Z", "2019-07-23T13:25:39.274Z", "2019-07-23T13:25:39.324Z", "2019-07-23T13:25:39.375Z"]</text:p>
          </table:table-cell>
          <table:table-cell office:value-type="string" calcext:value-type="string">
            <text:p>Dashboard.vue:220 (9) ["2019-07-23T13:29:03.861Z", "2019-07-23T13:29:04.281Z", "2019-07-23T13:29:04.291Z", "2019-07-23T13:29:04.301Z", "2019-07-23T13:29:04.311Z", "2019-07-23T13:29:04.320Z", "2019-07-23T13:29:04.331Z", "2019-07-23T13:29:04.340Z", "2019-07-23T13:29:04.350Z"]</text:p>
          </table:table-cell>
          <table:table-cell office:value-type="string" calcext:value-type="string">
            <text:p>Dashboard.vue:220 (9) ["2019-07-23T13:32:40.507Z", "2019-07-23T13:32:40.716Z", "2019-07-23T13:32:40.722Z", "2019-07-23T13:32:40.726Z", "2019-07-23T13:32:40.730Z", "2019-07-23T13:32:40.736Z", "2019-07-23T13:32:40.741Z", "2019-07-23T13:32:40.745Z", "2019-07-23T13:32:40.750Z"]</text:p>
          </table:table-cell>
          <table:table-cell office:value-type="string" calcext:value-type="string">
            <text:p>Dashboard.vue:220 (9) ["2019-07-23T13:35:03.700Z", "2019-07-23T13:35:03.867Z", "2019-07-23T13:35:03.871Z", "2019-07-23T13:35:03.875Z", "2019-07-23T13:35:03.879Z", "2019-07-23T13:35:03.883Z", "2019-07-23T13:35:03.887Z", "2019-07-23T13:35:03.891Z", "2019-07-23T13:35:03.895Z"]</text:p>
          </table:table-cell>
          <table:table-cell office:value-type="string" calcext:value-type="string">
            <text:p>Dashboard.vue:220 (9) ["2019-07-23T13:38:37.339Z", "2019-07-23T13:38:37.509Z", "2019-07-23T13:38:37.518Z", "2019-07-23T13:38:37.520Z", "2019-07-23T13:38:37.526Z", "2019-07-23T13:38:37.528Z", "2019-07-23T13:38:37.533Z", "2019-07-23T13:38:37.537Z", "2019-07-23T13:38:37.541Z"]</text:p>
          </table:table-cell>
          <table:table-cell table:number-columns-repeated="3"/>
          <table:table-cell office:value-type="string" calcext:value-type="string">
            <text:p>Dashboard.vue:220 (9) ["2019-07-23T13:43:54.164Z", "2019-07-23T13:43:54.174Z", "2019-07-23T13:43:54.184Z", "2019-07-23T13:43:54.194Z", "2019-07-23T13:43:54.204Z", "2019-07-23T13:43:54.214Z", "2019-07-23T13:43:54.223Z", "2019-07-23T13:43:54.233Z", "2019-07-23T13:43:54.244Z"]</text:p>
          </table:table-cell>
          <table:table-cell office:value-type="string" calcext:value-type="string">
            <text:p>Dashboard.vue:220 (9) ["2019-07-23T13:44:46.107Z", "2019-07-23T13:44:46.111Z", "2019-07-23T13:44:46.116Z", "2019-07-23T13:44:46.122Z", "2019-07-23T13:44:46.126Z", "2019-07-23T13:44:46.132Z", "2019-07-23T13:44:46.136Z", "2019-07-23T13:44:46.143Z", "2019-07-23T13:44:46.147Z"]</text:p>
          </table:table-cell>
          <table:table-cell office:value-type="string" calcext:value-type="string">
            <text:p>Dashboard.vue:220 (9) ["2019-07-23T13:45:33.367Z", "2019-07-23T13:45:33.371Z", "2019-07-23T13:45:33.375Z", "2019-07-23T13:45:33.379Z", "2019-07-23T13:45:33.383Z", "2019-07-23T13:45:33.387Z", "2019-07-23T13:45:33.391Z", "2019-07-23T13:45:33.395Z", "2019-07-23T13:45:33.399Z"]</text:p>
          </table:table-cell>
          <table:table-cell office:value-type="string" calcext:value-type="string">
            <text:p>Dashboard.vue:220 (9) ["2019-07-23T13:46:20.587Z", "2019-07-23T13:46:20.591Z", "2019-07-23T13:46:20.596Z", "2019-07-23T13:46:20.599Z", "2019-07-23T13:46:20.604Z", "2019-07-23T13:46:20.608Z", "2019-07-23T13:46:20.613Z", "2019-07-23T13:46:20.616Z", "2019-07-23T13:46:20.622Z"]</text:p>
          </table:table-cell>
          <table:table-cell/>
          <table:table-cell office:value-type="string" calcext:value-type="string">
            <text:p>Dashboard.vue:220 (9) ["2019-07-23T12:44:11.405Z", "2019-07-23T12:44:11.505Z", "2019-07-23T12:44:12.705Z", "2019-07-23T12:44:12.805Z", "2019-07-23T12:44:12.905Z", "2019-07-23T12:44:13.005Z", "2019-07-23T12:44:13.105Z", "2019-07-23T12:44:13.205Z", "2019-07-23T12:44:13.305Z"]</text:p>
          </table:table-cell>
          <table:table-cell office:value-type="string" calcext:value-type="string">
            <text:p>Dashboard.vue:220 (9) ["2019-07-23T12:50:46.248Z", "2019-07-23T12:50:47.198Z", "2019-07-23T12:50:47.248Z", "2019-07-23T12:50:47.297Z", "2019-07-23T12:50:47.347Z", "2019-07-23T12:50:47.398Z", "2019-07-23T12:50:47.447Z", "2019-07-23T12:50:47.497Z", "2019-07-23T12:50:47.548Z"]</text:p>
          </table:table-cell>
          <table:table-cell office:value-type="string" calcext:value-type="string">
            <text:p>Dashboard.vue:220 (9) ["2019-07-23T13:00:01.075Z", "2019-07-23T13:00:01.084Z", "2019-07-23T13:00:01.504Z", "2019-07-23T13:00:01.514Z", "2019-07-23T13:00:01.524Z", "2019-07-23T13:00:01.535Z", "2019-07-23T13:00:01.544Z", "2019-07-23T13:00:01.554Z", "2019-07-23T13:00:01.565Z"]</text:p>
          </table:table-cell>
          <table:table-cell office:value-type="string" calcext:value-type="string">
            <text:p>Dashboard.vue:220 (9) ["2019-07-23T13:06:31.270Z", "2019-07-23T13:06:31.479Z", "2019-07-23T13:06:31.484Z", "2019-07-23T13:06:31.489Z", "2019-07-23T13:06:31.494Z", "2019-07-23T13:06:31.499Z", "2019-07-23T13:06:31.504Z", "2019-07-23T13:06:31.510Z", "2019-07-23T13:06:31.514Z"]</text:p>
          </table:table-cell>
          <table:table-cell office:value-type="string" calcext:value-type="string">
            <text:p>Dashboard.vue:220 (9) ["2019-07-23T13:12:57.222Z", "2019-07-23T13:12:57.393Z", "2019-07-23T13:12:57.399Z", "2019-07-23T13:12:57.402Z", "2019-07-23T13:12:57.407Z", "2019-07-23T13:12:57.409Z", "2019-07-23T13:12:57.420Z", "2019-07-23T13:12:57.426Z", "2019-07-23T13:12:57.430Z"]</text:p>
          </table:table-cell>
          <table:table-cell office:value-type="string" calcext:value-type="string">
            <text:p>Dashboard.vue:220 (9) ["2019-07-23T13:21:35.218Z", "2019-07-23T13:21:35.222Z", "2019-07-23T13:21:35.387Z", "2019-07-23T13:21:35.392Z", "2019-07-23T13:21:35.395Z", "2019-07-23T13:21:35.400Z", "2019-07-23T13:21:35.404Z", "2019-07-23T13:21:35.407Z", "2019-07-23T13:21:35.412Z"]</text:p>
          </table:table-cell>
          <table:table-cell table:number-columns-repeated="3"/>
          <table:table-cell office:value-type="string" calcext:value-type="string">
            <text:p>Dashboard.vue:220 (9) ["2019-07-23T12:25:07.452Z", "2019-07-23T12:25:07.461Z", "2019-07-23T12:25:07.471Z", "2019-07-23T12:25:07.481Z", "2019-07-23T12:25:07.491Z", "2019-07-23T12:25:07.501Z", "2019-07-23T12:25:07.512Z", "2019-07-23T12:25:07.521Z", "2019-07-23T12:25:07.532Z"]</text:p>
          </table:table-cell>
          <table:table-cell office:value-type="string" calcext:value-type="string">
            <text:p>Dashboard.vue:220 (9) ["2019-07-23T12:25:58.577Z", "2019-07-23T12:25:58.582Z", "2019-07-23T12:25:58.588Z", "2019-07-23T12:25:58.592Z", "2019-07-23T12:25:58.597Z", "2019-07-23T12:25:58.602Z", "2019-07-23T12:25:58.608Z", "2019-07-23T12:25:58.613Z", "2019-07-23T12:25:58.618Z"]</text:p>
          </table:table-cell>
          <table:table-cell office:value-type="string" calcext:value-type="string">
            <text:p>Dashboard.vue:220 (9) ["2019-07-23T12:26:34.366Z", "2019-07-23T12:26:34.369Z", "2019-07-23T12:26:34.373Z", "2019-07-23T12:26:34.378Z", "2019-07-23T12:26:34.382Z", "2019-07-23T12:26:34.386Z", "2019-07-23T12:26:34.390Z", "2019-07-23T12:26:34.393Z", "2019-07-23T12:26:34.398Z"]</text:p>
          </table:table-cell>
          <table:table-cell office:value-type="string" calcext:value-type="string">
            <text:p>Dashboard.vue:220 (9) ["2019-07-23T12:27:08.391Z", "2019-07-23T12:27:08.395Z", "2019-07-23T12:27:08.399Z", "2019-07-23T12:27:08.402Z", "2019-07-23T12:27:08.406Z", "2019-07-23T12:27:08.410Z", "2019-07-23T12:27:08.415Z", "2019-07-23T12:27:08.418Z", "2019-07-23T12:27:08.422Z"]</text:p>
          </table:table-cell>
        </table:table-row>
        <table:table-row table:style-name="ro1">
          <table:table-cell/>
          <table:table-cell office:value-type="string" calcext:value-type="string">
            <text:p>Dashboard.vue:219 tumpukan yang belum diterima : 8</text:p>
          </table:table-cell>
          <table:table-cell office:value-type="string" calcext:value-type="string">
            <text:p>Dashboard.vue:211 22049</text:p>
          </table:table-cell>
          <table:table-cell office:value-type="string" calcext:value-type="string">
            <text:p>Dashboard.vue:211 33096</text:p>
          </table:table-cell>
          <table:table-cell office:value-type="string" calcext:value-type="string">
            <text:p>Dashboard.vue:211 32212</text:p>
          </table:table-cell>
          <table:table-cell office:value-type="string" calcext:value-type="string">
            <text:p>Dashboard.vue:211 31860</text:p>
          </table:table-cell>
          <table:table-cell office:value-type="string" calcext:value-type="string">
            <text:p>Dashboard.vue:211 31463</text:p>
          </table:table-cell>
          <table:table-cell table:number-columns-repeated="3"/>
          <table:table-cell office:value-type="string" calcext:value-type="string">
            <text:p>Dashboard.vue:211 1065</text:p>
          </table:table-cell>
          <table:table-cell office:value-type="string" calcext:value-type="string">
            <text:p>Dashboard.vue:211 1963</text:p>
          </table:table-cell>
          <table:table-cell office:value-type="string" calcext:value-type="string">
            <text:p>Dashboard.vue:211 1906</text:p>
          </table:table-cell>
          <table:table-cell office:value-type="string" calcext:value-type="string">
            <text:p>Dashboard.vue:211 1287</text:p>
          </table:table-cell>
          <table:table-cell/>
          <table:table-cell office:value-type="string" calcext:value-type="string">
            <text:p>Dashboard.vue:211 47081</text:p>
          </table:table-cell>
          <table:table-cell office:value-type="string" calcext:value-type="string">
            <text:p>Dashboard.vue:211 54191</text:p>
          </table:table-cell>
          <table:table-cell office:value-type="string" calcext:value-type="string">
            <text:p>Dashboard.vue:211 66785</text:p>
          </table:table-cell>
          <table:table-cell office:value-type="string" calcext:value-type="string">
            <text:p>Dashboard.vue:211 61861</text:p>
          </table:table-cell>
          <table:table-cell office:value-type="string" calcext:value-type="string">
            <text:p>Dashboard.vue:211 63390</text:p>
          </table:table-cell>
          <table:table-cell office:value-type="string" calcext:value-type="string">
            <text:p>Dashboard.vue:211 68289</text:p>
          </table:table-cell>
          <table:table-cell table:number-columns-repeated="3"/>
          <table:table-cell office:value-type="string" calcext:value-type="string">
            <text:p>Dashboard.vue:211 1457</text:p>
          </table:table-cell>
          <table:table-cell office:value-type="string" calcext:value-type="string">
            <text:p>Dashboard.vue:211 1483</text:p>
          </table:table-cell>
          <table:table-cell office:value-type="string" calcext:value-type="string">
            <text:p>Dashboard.vue:211 1239</text:p>
          </table:table-cell>
          <table:table-cell office:value-type="string" calcext:value-type="string">
            <text:p>Dashboard.vue:211 1873</text:p>
          </table:table-cell>
        </table:table-row>
        <table:table-row table:style-name="ro1">
          <table:table-cell/>
          <table:table-cell office:value-type="string" calcext:value-type="string">
            <text:p>Dashboard.vue:220 (8) ["2019-07-23T13:19:23.671Z", "2019-07-23T13:19:24.771Z", "2019-07-23T13:19:28.070Z", "2019-07-23T13:19:28.171Z", "2019-07-23T13:19:28.271Z", "2019-07-23T13:19:28.370Z", "2019-07-23T13:19:28.481Z", "2019-07-23T13:19:28.571Z"]</text:p>
          </table:table-cell>
          <table:table-cell office:value-type="string" calcext:value-type="string">
            <text:p>Dashboard.vue:212 2019-07-23T13:25:39.024Z</text:p>
          </table:table-cell>
          <table:table-cell office:value-type="string" calcext:value-type="string">
            <text:p>Dashboard.vue:212 2019-07-23T13:29:04.281Z</text:p>
          </table:table-cell>
          <table:table-cell office:value-type="string" calcext:value-type="string">
            <text:p>Dashboard.vue:212 2019-07-23T13:32:40.716Z</text:p>
          </table:table-cell>
          <table:table-cell office:value-type="string" calcext:value-type="string">
            <text:p>Dashboard.vue:212 2019-07-23T13:35:03.867Z</text:p>
          </table:table-cell>
          <table:table-cell office:value-type="string" calcext:value-type="string">
            <text:p>Dashboard.vue:212 2019-07-23T13:38:37.518Z</text:p>
          </table:table-cell>
          <table:table-cell table:number-columns-repeated="3"/>
          <table:table-cell office:value-type="string" calcext:value-type="string">
            <text:p>Dashboard.vue:212 2019-07-23T13:43:54.164Z</text:p>
          </table:table-cell>
          <table:table-cell office:value-type="string" calcext:value-type="string">
            <text:p>Dashboard.vue:212 2019-07-23T13:44:46.107Z</text:p>
          </table:table-cell>
          <table:table-cell office:value-type="string" calcext:value-type="string">
            <text:p>Dashboard.vue:212 2019-07-23T13:45:33.367Z</text:p>
          </table:table-cell>
          <table:table-cell office:value-type="string" calcext:value-type="string">
            <text:p>Dashboard.vue:212 2019-07-23T13:46:20.587Z</text:p>
          </table:table-cell>
          <table:table-cell/>
          <table:table-cell office:value-type="string" calcext:value-type="string">
            <text:p>Dashboard.vue:212 2019-07-23T12:44:12.705Z</text:p>
          </table:table-cell>
          <table:table-cell office:value-type="string" calcext:value-type="string">
            <text:p>Dashboard.vue:212 2019-07-23T12:50:47.248Z</text:p>
          </table:table-cell>
          <table:table-cell office:value-type="string" calcext:value-type="string">
            <text:p>Dashboard.vue:212 2019-07-23T13:00:01.504Z</text:p>
          </table:table-cell>
          <table:table-cell office:value-type="string" calcext:value-type="string">
            <text:p>Dashboard.vue:212 2019-07-23T13:06:31.479Z</text:p>
          </table:table-cell>
          <table:table-cell office:value-type="string" calcext:value-type="string">
            <text:p>Dashboard.vue:212 2019-07-23T13:12:57.393Z</text:p>
          </table:table-cell>
          <table:table-cell office:value-type="string" calcext:value-type="string">
            <text:p>Dashboard.vue:212 2019-07-23T13:21:35.387Z</text:p>
          </table:table-cell>
          <table:table-cell table:number-columns-repeated="3"/>
          <table:table-cell office:value-type="string" calcext:value-type="string">
            <text:p>Dashboard.vue:212 2019-07-23T12:25:07.452Z</text:p>
          </table:table-cell>
          <table:table-cell office:value-type="string" calcext:value-type="string">
            <text:p>Dashboard.vue:212 2019-07-23T12:25:58.577Z</text:p>
          </table:table-cell>
          <table:table-cell office:value-type="string" calcext:value-type="string">
            <text:p>Dashboard.vue:212 2019-07-23T12:26:34.366Z</text:p>
          </table:table-cell>
          <table:table-cell office:value-type="string" calcext:value-type="string">
            <text:p>Dashboard.vue:212 2019-07-23T12:27:08.391Z</text:p>
          </table:table-cell>
        </table:table-row>
        <table:table-row table:style-name="ro1">
          <table:table-cell/>
          <table:table-cell office:value-type="string" calcext:value-type="string">
            <text:p>Dashboard.vue:211 15184</text:p>
          </table:table-cell>
          <table:table-cell table:number-columns-repeated="5" office:value-type="string" calcext:value-type="string">
            <text:p>Dashboard.vue:219 tumpukan yang belum diterima : 8</text:p>
          </table:table-cell>
          <table:table-cell table:number-columns-repeated="3"/>
          <table:table-cell table:number-columns-repeated="4" office:value-type="string" calcext:value-type="string">
            <text:p>Dashboard.vue:219 tumpukan yang belum diterima : 8</text:p>
          </table:table-cell>
          <table:table-cell/>
          <table:table-cell table:number-columns-repeated="6" office:value-type="string" calcext:value-type="string">
            <text:p>Dashboard.vue:219 tumpukan yang belum diterima : 8</text:p>
          </table:table-cell>
          <table:table-cell table:number-columns-repeated="3"/>
          <table:table-cell table:number-columns-repeated="4" office:value-type="string" calcext:value-type="string">
            <text:p>Dashboard.vue:219 tumpukan yang belum diterima : 8</text:p>
          </table:table-cell>
        </table:table-row>
        <table:table-row table:style-name="ro1">
          <table:table-cell/>
          <table:table-cell office:value-type="string" calcext:value-type="string">
            <text:p>Dashboard.vue:212 2019-07-23T13:19:28.070Z</text:p>
          </table:table-cell>
          <table:table-cell office:value-type="string" calcext:value-type="string">
            <text:p>Dashboard.vue:220 (8) ["2019-07-23T13:25:38.275Z", "2019-07-23T13:25:39.074Z", "2019-07-23T13:25:39.124Z", "2019-07-23T13:25:39.173Z", "2019-07-23T13:25:39.224Z", "2019-07-23T13:25:39.274Z", "2019-07-23T13:25:39.324Z", "2019-07-23T13:25:39.375Z"]</text:p>
          </table:table-cell>
          <table:table-cell office:value-type="string" calcext:value-type="string">
            <text:p>Dashboard.vue:220 (8) ["2019-07-23T13:29:03.861Z", "2019-07-23T13:29:04.291Z", "2019-07-23T13:29:04.301Z", "2019-07-23T13:29:04.311Z", "2019-07-23T13:29:04.320Z", "2019-07-23T13:29:04.331Z", "2019-07-23T13:29:04.340Z", "2019-07-23T13:29:04.350Z"]</text:p>
          </table:table-cell>
          <table:table-cell office:value-type="string" calcext:value-type="string">
            <text:p>Dashboard.vue:220 (8) ["2019-07-23T13:32:40.507Z", "2019-07-23T13:32:40.722Z", "2019-07-23T13:32:40.726Z", "2019-07-23T13:32:40.730Z", "2019-07-23T13:32:40.736Z", "2019-07-23T13:32:40.741Z", "2019-07-23T13:32:40.745Z", "2019-07-23T13:32:40.750Z"]</text:p>
          </table:table-cell>
          <table:table-cell office:value-type="string" calcext:value-type="string">
            <text:p>Dashboard.vue:220 (8) ["2019-07-23T13:35:03.700Z", "2019-07-23T13:35:03.871Z", "2019-07-23T13:35:03.875Z", "2019-07-23T13:35:03.879Z", "2019-07-23T13:35:03.883Z", "2019-07-23T13:35:03.887Z", "2019-07-23T13:35:03.891Z", "2019-07-23T13:35:03.895Z"]</text:p>
          </table:table-cell>
          <table:table-cell office:value-type="string" calcext:value-type="string">
            <text:p>Dashboard.vue:220 (8) ["2019-07-23T13:38:37.339Z", "2019-07-23T13:38:37.509Z", "2019-07-23T13:38:37.520Z", "2019-07-23T13:38:37.526Z", "2019-07-23T13:38:37.528Z", "2019-07-23T13:38:37.533Z", "2019-07-23T13:38:37.537Z", "2019-07-23T13:38:37.541Z"]</text:p>
          </table:table-cell>
          <table:table-cell table:number-columns-repeated="3"/>
          <table:table-cell office:value-type="string" calcext:value-type="string">
            <text:p>Dashboard.vue:220 (8) ["2019-07-23T13:43:54.174Z", "2019-07-23T13:43:54.184Z", "2019-07-23T13:43:54.194Z", "2019-07-23T13:43:54.204Z", "2019-07-23T13:43:54.214Z", "2019-07-23T13:43:54.223Z", "2019-07-23T13:43:54.233Z", "2019-07-23T13:43:54.244Z"]</text:p>
          </table:table-cell>
          <table:table-cell office:value-type="string" calcext:value-type="string">
            <text:p>Dashboard.vue:220 (8) ["2019-07-23T13:44:46.111Z", "2019-07-23T13:44:46.116Z", "2019-07-23T13:44:46.122Z", "2019-07-23T13:44:46.126Z", "2019-07-23T13:44:46.132Z", "2019-07-23T13:44:46.136Z", "2019-07-23T13:44:46.143Z", "2019-07-23T13:44:46.147Z"]</text:p>
          </table:table-cell>
          <table:table-cell office:value-type="string" calcext:value-type="string">
            <text:p>Dashboard.vue:220 (8) ["2019-07-23T13:45:33.371Z", "2019-07-23T13:45:33.375Z", "2019-07-23T13:45:33.379Z", "2019-07-23T13:45:33.383Z", "2019-07-23T13:45:33.387Z", "2019-07-23T13:45:33.391Z", "2019-07-23T13:45:33.395Z", "2019-07-23T13:45:33.399Z"]</text:p>
          </table:table-cell>
          <table:table-cell office:value-type="string" calcext:value-type="string">
            <text:p>Dashboard.vue:220 (8) ["2019-07-23T13:46:20.591Z", "2019-07-23T13:46:20.596Z", "2019-07-23T13:46:20.599Z", "2019-07-23T13:46:20.604Z", "2019-07-23T13:46:20.608Z", "2019-07-23T13:46:20.613Z", "2019-07-23T13:46:20.616Z", "2019-07-23T13:46:20.622Z"]</text:p>
          </table:table-cell>
          <table:table-cell/>
          <table:table-cell office:value-type="string" calcext:value-type="string">
            <text:p>Dashboard.vue:220 (8) ["2019-07-23T12:44:11.405Z", "2019-07-23T12:44:11.505Z", "2019-07-23T12:44:12.805Z", "2019-07-23T12:44:12.905Z", "2019-07-23T12:44:13.005Z", "2019-07-23T12:44:13.105Z", "2019-07-23T12:44:13.205Z", "2019-07-23T12:44:13.305Z"]</text:p>
          </table:table-cell>
          <table:table-cell office:value-type="string" calcext:value-type="string">
            <text:p>Dashboard.vue:220 (8) ["2019-07-23T12:50:46.248Z", "2019-07-23T12:50:47.198Z", "2019-07-23T12:50:47.297Z", "2019-07-23T12:50:47.347Z", "2019-07-23T12:50:47.398Z", "2019-07-23T12:50:47.447Z", "2019-07-23T12:50:47.497Z", "2019-07-23T12:50:47.548Z"]</text:p>
          </table:table-cell>
          <table:table-cell office:value-type="string" calcext:value-type="string">
            <text:p>Dashboard.vue:220 (8) ["2019-07-23T13:00:01.075Z", "2019-07-23T13:00:01.084Z", "2019-07-23T13:00:01.514Z", "2019-07-23T13:00:01.524Z", "2019-07-23T13:00:01.535Z", "2019-07-23T13:00:01.544Z", "2019-07-23T13:00:01.554Z", "2019-07-23T13:00:01.565Z"]</text:p>
          </table:table-cell>
          <table:table-cell office:value-type="string" calcext:value-type="string">
            <text:p>Dashboard.vue:220 (8) ["2019-07-23T13:06:31.270Z", "2019-07-23T13:06:31.484Z", "2019-07-23T13:06:31.489Z", "2019-07-23T13:06:31.494Z", "2019-07-23T13:06:31.499Z", "2019-07-23T13:06:31.504Z", "2019-07-23T13:06:31.510Z", "2019-07-23T13:06:31.514Z"]</text:p>
          </table:table-cell>
          <table:table-cell office:value-type="string" calcext:value-type="string">
            <text:p>Dashboard.vue:220 (8) ["2019-07-23T13:12:57.222Z", "2019-07-23T13:12:57.399Z", "2019-07-23T13:12:57.402Z", "2019-07-23T13:12:57.407Z", "2019-07-23T13:12:57.409Z", "2019-07-23T13:12:57.420Z", "2019-07-23T13:12:57.426Z", "2019-07-23T13:12:57.430Z"]</text:p>
          </table:table-cell>
          <table:table-cell office:value-type="string" calcext:value-type="string">
            <text:p>Dashboard.vue:220 (8) ["2019-07-23T13:21:35.218Z", "2019-07-23T13:21:35.222Z", "2019-07-23T13:21:35.392Z", "2019-07-23T13:21:35.395Z", "2019-07-23T13:21:35.400Z", "2019-07-23T13:21:35.404Z", "2019-07-23T13:21:35.407Z", "2019-07-23T13:21:35.412Z"]</text:p>
          </table:table-cell>
          <table:table-cell table:number-columns-repeated="3"/>
          <table:table-cell office:value-type="string" calcext:value-type="string">
            <text:p>Dashboard.vue:220 (8) ["2019-07-23T12:25:07.461Z", "2019-07-23T12:25:07.471Z", "2019-07-23T12:25:07.481Z", "2019-07-23T12:25:07.491Z", "2019-07-23T12:25:07.501Z", "2019-07-23T12:25:07.512Z", "2019-07-23T12:25:07.521Z", "2019-07-23T12:25:07.532Z"]</text:p>
          </table:table-cell>
          <table:table-cell office:value-type="string" calcext:value-type="string">
            <text:p>Dashboard.vue:220 (8) ["2019-07-23T12:25:58.582Z", "2019-07-23T12:25:58.588Z", "2019-07-23T12:25:58.592Z", "2019-07-23T12:25:58.597Z", "2019-07-23T12:25:58.602Z", "2019-07-23T12:25:58.608Z", "2019-07-23T12:25:58.613Z", "2019-07-23T12:25:58.618Z"]</text:p>
          </table:table-cell>
          <table:table-cell office:value-type="string" calcext:value-type="string">
            <text:p>Dashboard.vue:220 (8) ["2019-07-23T12:26:34.369Z", "2019-07-23T12:26:34.373Z", "2019-07-23T12:26:34.378Z", "2019-07-23T12:26:34.382Z", "2019-07-23T12:26:34.386Z", "2019-07-23T12:26:34.390Z", "2019-07-23T12:26:34.393Z", "2019-07-23T12:26:34.398Z"]</text:p>
          </table:table-cell>
          <table:table-cell office:value-type="string" calcext:value-type="string">
            <text:p>Dashboard.vue:220 (8) ["2019-07-23T12:27:08.395Z", "2019-07-23T12:27:08.399Z", "2019-07-23T12:27:08.402Z", "2019-07-23T12:27:08.406Z", "2019-07-23T12:27:08.410Z", "2019-07-23T12:27:08.415Z", "2019-07-23T12:27:08.418Z", "2019-07-23T12:27:08.422Z"]</text:p>
          </table:table-cell>
        </table:table-row>
        <table:table-row table:style-name="ro1">
          <table:table-cell/>
          <table:table-cell office:value-type="string" calcext:value-type="string">
            <text:p>Dashboard.vue:219 tumpukan yang belum diterima : 7</text:p>
          </table:table-cell>
          <table:table-cell office:value-type="string" calcext:value-type="string">
            <text:p>Dashboard.vue:211 22031</text:p>
          </table:table-cell>
          <table:table-cell office:value-type="string" calcext:value-type="string">
            <text:p>Dashboard.vue:211 33287</text:p>
          </table:table-cell>
          <table:table-cell office:value-type="string" calcext:value-type="string">
            <text:p>Dashboard.vue:211 32412</text:p>
          </table:table-cell>
          <table:table-cell office:value-type="string" calcext:value-type="string">
            <text:p>Dashboard.vue:211 32109</text:p>
          </table:table-cell>
          <table:table-cell office:value-type="string" calcext:value-type="string">
            <text:p>Dashboard.vue:211 31873</text:p>
          </table:table-cell>
          <table:table-cell table:number-columns-repeated="3"/>
          <table:table-cell office:value-type="string" calcext:value-type="string">
            <text:p>Dashboard.vue:211 1060</text:p>
          </table:table-cell>
          <table:table-cell office:value-type="string" calcext:value-type="string">
            <text:p>Dashboard.vue:211 1966</text:p>
          </table:table-cell>
          <table:table-cell office:value-type="string" calcext:value-type="string">
            <text:p>Dashboard.vue:211 1909</text:p>
          </table:table-cell>
          <table:table-cell office:value-type="string" calcext:value-type="string">
            <text:p>Dashboard.vue:211 1289</text:p>
          </table:table-cell>
          <table:table-cell/>
          <table:table-cell office:value-type="string" calcext:value-type="string">
            <text:p>Dashboard.vue:211 47214</text:p>
          </table:table-cell>
          <table:table-cell office:value-type="string" calcext:value-type="string">
            <text:p>Dashboard.vue:211 54818</text:p>
          </table:table-cell>
          <table:table-cell office:value-type="string" calcext:value-type="string">
            <text:p>Dashboard.vue:211 67517</text:p>
          </table:table-cell>
          <table:table-cell office:value-type="string" calcext:value-type="string">
            <text:p>Dashboard.vue:211 61866</text:p>
          </table:table-cell>
          <table:table-cell office:value-type="string" calcext:value-type="string">
            <text:p>Dashboard.vue:211 63985</text:p>
          </table:table-cell>
          <table:table-cell office:value-type="string" calcext:value-type="string">
            <text:p>Dashboard.vue:211 68667</text:p>
          </table:table-cell>
          <table:table-cell table:number-columns-repeated="3"/>
          <table:table-cell office:value-type="string" calcext:value-type="string">
            <text:p>Dashboard.vue:211 1454</text:p>
          </table:table-cell>
          <table:table-cell office:value-type="string" calcext:value-type="string">
            <text:p>Dashboard.vue:211 1483</text:p>
          </table:table-cell>
          <table:table-cell office:value-type="string" calcext:value-type="string">
            <text:p>Dashboard.vue:211 1241</text:p>
          </table:table-cell>
          <table:table-cell office:value-type="string" calcext:value-type="string">
            <text:p>Dashboard.vue:211 1874</text:p>
          </table:table-cell>
        </table:table-row>
        <table:table-row table:style-name="ro1">
          <table:table-cell/>
          <table:table-cell office:value-type="string" calcext:value-type="string">
            <text:p>Dashboard.vue:220 (7) ["2019-07-23T13:19:23.671Z", "2019-07-23T13:19:24.771Z", "2019-07-23T13:19:28.171Z", "2019-07-23T13:19:28.271Z", "2019-07-23T13:19:28.370Z", "2019-07-23T13:19:28.481Z", "2019-07-23T13:19:28.571Z"]</text:p>
          </table:table-cell>
          <table:table-cell office:value-type="string" calcext:value-type="string">
            <text:p>Dashboard.vue:212 2019-07-23T13:25:39.074Z</text:p>
          </table:table-cell>
          <table:table-cell office:value-type="string" calcext:value-type="string">
            <text:p>Dashboard.vue:212 2019-07-23T13:29:04.291Z</text:p>
          </table:table-cell>
          <table:table-cell office:value-type="string" calcext:value-type="string">
            <text:p>Dashboard.vue:212 2019-07-23T13:32:40.722Z</text:p>
          </table:table-cell>
          <table:table-cell office:value-type="string" calcext:value-type="string">
            <text:p>Dashboard.vue:212 2019-07-23T13:35:03.871Z</text:p>
          </table:table-cell>
          <table:table-cell office:value-type="string" calcext:value-type="string">
            <text:p>Dashboard.vue:212 2019-07-23T13:38:37.509Z</text:p>
          </table:table-cell>
          <table:table-cell table:number-columns-repeated="3"/>
          <table:table-cell office:value-type="string" calcext:value-type="string">
            <text:p>Dashboard.vue:212 2019-07-23T13:43:54.174Z</text:p>
          </table:table-cell>
          <table:table-cell office:value-type="string" calcext:value-type="string">
            <text:p>Dashboard.vue:212 2019-07-23T13:44:46.111Z</text:p>
          </table:table-cell>
          <table:table-cell office:value-type="string" calcext:value-type="string">
            <text:p>Dashboard.vue:212 2019-07-23T13:45:33.371Z</text:p>
          </table:table-cell>
          <table:table-cell office:value-type="string" calcext:value-type="string">
            <text:p>Dashboard.vue:212 2019-07-23T13:46:20.591Z</text:p>
          </table:table-cell>
          <table:table-cell/>
          <table:table-cell office:value-type="string" calcext:value-type="string">
            <text:p>Dashboard.vue:212 2019-07-23T12:44:12.805Z</text:p>
          </table:table-cell>
          <table:table-cell office:value-type="string" calcext:value-type="string">
            <text:p>Dashboard.vue:212 2019-07-23T12:50:47.198Z</text:p>
          </table:table-cell>
          <table:table-cell office:value-type="string" calcext:value-type="string">
            <text:p>Dashboard.vue:212 2019-07-23T13:00:01.514Z</text:p>
          </table:table-cell>
          <table:table-cell office:value-type="string" calcext:value-type="string">
            <text:p>Dashboard.vue:212 2019-07-23T13:06:31.484Z</text:p>
          </table:table-cell>
          <table:table-cell office:value-type="string" calcext:value-type="string">
            <text:p>Dashboard.vue:212 2019-07-23T13:12:57.399Z</text:p>
          </table:table-cell>
          <table:table-cell office:value-type="string" calcext:value-type="string">
            <text:p>Dashboard.vue:212 2019-07-23T13:21:35.392Z</text:p>
          </table:table-cell>
          <table:table-cell table:number-columns-repeated="3"/>
          <table:table-cell office:value-type="string" calcext:value-type="string">
            <text:p>Dashboard.vue:212 2019-07-23T12:25:07.461Z</text:p>
          </table:table-cell>
          <table:table-cell office:value-type="string" calcext:value-type="string">
            <text:p>Dashboard.vue:212 2019-07-23T12:25:58.582Z</text:p>
          </table:table-cell>
          <table:table-cell office:value-type="string" calcext:value-type="string">
            <text:p>Dashboard.vue:212 2019-07-23T12:26:34.369Z</text:p>
          </table:table-cell>
          <table:table-cell office:value-type="string" calcext:value-type="string">
            <text:p>Dashboard.vue:212 2019-07-23T12:27:08.395Z</text:p>
          </table:table-cell>
        </table:table-row>
        <table:table-row table:style-name="ro1">
          <table:table-cell/>
          <table:table-cell office:value-type="string" calcext:value-type="string">
            <text:p>Dashboard.vue:211 18493</text:p>
          </table:table-cell>
          <table:table-cell table:number-columns-repeated="5" office:value-type="string" calcext:value-type="string">
            <text:p>Dashboard.vue:219 tumpukan yang belum diterima : 7</text:p>
          </table:table-cell>
          <table:table-cell table:number-columns-repeated="3"/>
          <table:table-cell table:number-columns-repeated="4" office:value-type="string" calcext:value-type="string">
            <text:p>Dashboard.vue:219 tumpukan yang belum diterima : 7</text:p>
          </table:table-cell>
          <table:table-cell/>
          <table:table-cell table:number-columns-repeated="6" office:value-type="string" calcext:value-type="string">
            <text:p>Dashboard.vue:219 tumpukan yang belum diterima : 7</text:p>
          </table:table-cell>
          <table:table-cell table:number-columns-repeated="3"/>
          <table:table-cell table:number-columns-repeated="4" office:value-type="string" calcext:value-type="string">
            <text:p>Dashboard.vue:219 tumpukan yang belum diterima : 7</text:p>
          </table:table-cell>
        </table:table-row>
        <table:table-row table:style-name="ro1">
          <table:table-cell/>
          <table:table-cell office:value-type="string" calcext:value-type="string">
            <text:p>Dashboard.vue:212 2019-07-23T13:19:24.771Z</text:p>
          </table:table-cell>
          <table:table-cell office:value-type="string" calcext:value-type="string">
            <text:p>Dashboard.vue:220 (7) ["2019-07-23T13:25:38.275Z", "2019-07-23T13:25:39.124Z", "2019-07-23T13:25:39.173Z", "2019-07-23T13:25:39.224Z", "2019-07-23T13:25:39.274Z", "2019-07-23T13:25:39.324Z", "2019-07-23T13:25:39.375Z"]</text:p>
          </table:table-cell>
          <table:table-cell office:value-type="string" calcext:value-type="string">
            <text:p>Dashboard.vue:220 (7) ["2019-07-23T13:29:03.861Z", "2019-07-23T13:29:04.301Z", "2019-07-23T13:29:04.311Z", "2019-07-23T13:29:04.320Z", "2019-07-23T13:29:04.331Z", "2019-07-23T13:29:04.340Z", "2019-07-23T13:29:04.350Z"]</text:p>
          </table:table-cell>
          <table:table-cell office:value-type="string" calcext:value-type="string">
            <text:p>Dashboard.vue:220 (7) ["2019-07-23T13:32:40.507Z", "2019-07-23T13:32:40.726Z", "2019-07-23T13:32:40.730Z", "2019-07-23T13:32:40.736Z", "2019-07-23T13:32:40.741Z", "2019-07-23T13:32:40.745Z", "2019-07-23T13:32:40.750Z"]</text:p>
          </table:table-cell>
          <table:table-cell office:value-type="string" calcext:value-type="string">
            <text:p>Dashboard.vue:220 (7) ["2019-07-23T13:35:03.700Z", "2019-07-23T13:35:03.875Z", "2019-07-23T13:35:03.879Z", "2019-07-23T13:35:03.883Z", "2019-07-23T13:35:03.887Z", "2019-07-23T13:35:03.891Z", "2019-07-23T13:35:03.895Z"]</text:p>
          </table:table-cell>
          <table:table-cell office:value-type="string" calcext:value-type="string">
            <text:p>Dashboard.vue:220 (7) ["2019-07-23T13:38:37.339Z", "2019-07-23T13:38:37.520Z", "2019-07-23T13:38:37.526Z", "2019-07-23T13:38:37.528Z", "2019-07-23T13:38:37.533Z", "2019-07-23T13:38:37.537Z", "2019-07-23T13:38:37.541Z"]</text:p>
          </table:table-cell>
          <table:table-cell table:number-columns-repeated="3"/>
          <table:table-cell office:value-type="string" calcext:value-type="string">
            <text:p>Dashboard.vue:220 (7) ["2019-07-23T13:43:54.184Z", "2019-07-23T13:43:54.194Z", "2019-07-23T13:43:54.204Z", "2019-07-23T13:43:54.214Z", "2019-07-23T13:43:54.223Z", "2019-07-23T13:43:54.233Z", "2019-07-23T13:43:54.244Z"]</text:p>
          </table:table-cell>
          <table:table-cell office:value-type="string" calcext:value-type="string">
            <text:p>Dashboard.vue:220 (7) ["2019-07-23T13:44:46.116Z", "2019-07-23T13:44:46.122Z", "2019-07-23T13:44:46.126Z", "2019-07-23T13:44:46.132Z", "2019-07-23T13:44:46.136Z", "2019-07-23T13:44:46.143Z", "2019-07-23T13:44:46.147Z"]</text:p>
          </table:table-cell>
          <table:table-cell office:value-type="string" calcext:value-type="string">
            <text:p>Dashboard.vue:220 (7) ["2019-07-23T13:45:33.375Z", "2019-07-23T13:45:33.379Z", "2019-07-23T13:45:33.383Z", "2019-07-23T13:45:33.387Z", "2019-07-23T13:45:33.391Z", "2019-07-23T13:45:33.395Z", "2019-07-23T13:45:33.399Z"]</text:p>
          </table:table-cell>
          <table:table-cell office:value-type="string" calcext:value-type="string">
            <text:p>Dashboard.vue:220 (7) ["2019-07-23T13:46:20.596Z", "2019-07-23T13:46:20.599Z", "2019-07-23T13:46:20.604Z", "2019-07-23T13:46:20.608Z", "2019-07-23T13:46:20.613Z", "2019-07-23T13:46:20.616Z", "2019-07-23T13:46:20.622Z"]</text:p>
          </table:table-cell>
          <table:table-cell/>
          <table:table-cell office:value-type="string" calcext:value-type="string">
            <text:p>Dashboard.vue:220 (7) ["2019-07-23T12:44:11.405Z", "2019-07-23T12:44:11.505Z", "2019-07-23T12:44:12.905Z", "2019-07-23T12:44:13.005Z", "2019-07-23T12:44:13.105Z", "2019-07-23T12:44:13.205Z", "2019-07-23T12:44:13.305Z"]</text:p>
          </table:table-cell>
          <table:table-cell office:value-type="string" calcext:value-type="string">
            <text:p>Dashboard.vue:220 (7) ["2019-07-23T12:50:46.248Z", "2019-07-23T12:50:47.297Z", "2019-07-23T12:50:47.347Z", "2019-07-23T12:50:47.398Z", "2019-07-23T12:50:47.447Z", "2019-07-23T12:50:47.497Z", "2019-07-23T12:50:47.548Z"]</text:p>
          </table:table-cell>
          <table:table-cell office:value-type="string" calcext:value-type="string">
            <text:p>Dashboard.vue:220 (7) ["2019-07-23T13:00:01.075Z", "2019-07-23T13:00:01.084Z", "2019-07-23T13:00:01.524Z", "2019-07-23T13:00:01.535Z", "2019-07-23T13:00:01.544Z", "2019-07-23T13:00:01.554Z", "2019-07-23T13:00:01.565Z"]</text:p>
          </table:table-cell>
          <table:table-cell office:value-type="string" calcext:value-type="string">
            <text:p>Dashboard.vue:220 (7) ["2019-07-23T13:06:31.270Z", "2019-07-23T13:06:31.489Z", "2019-07-23T13:06:31.494Z", "2019-07-23T13:06:31.499Z", "2019-07-23T13:06:31.504Z", "2019-07-23T13:06:31.510Z", "2019-07-23T13:06:31.514Z"]</text:p>
          </table:table-cell>
          <table:table-cell office:value-type="string" calcext:value-type="string">
            <text:p>Dashboard.vue:220 (7) ["2019-07-23T13:12:57.222Z", "2019-07-23T13:12:57.402Z", "2019-07-23T13:12:57.407Z", "2019-07-23T13:12:57.409Z", "2019-07-23T13:12:57.420Z", "2019-07-23T13:12:57.426Z", "2019-07-23T13:12:57.430Z"]</text:p>
          </table:table-cell>
          <table:table-cell office:value-type="string" calcext:value-type="string">
            <text:p>Dashboard.vue:220 (7) ["2019-07-23T13:21:35.218Z", "2019-07-23T13:21:35.222Z", "2019-07-23T13:21:35.395Z", "2019-07-23T13:21:35.400Z", "2019-07-23T13:21:35.404Z", "2019-07-23T13:21:35.407Z", "2019-07-23T13:21:35.412Z"]</text:p>
          </table:table-cell>
          <table:table-cell table:number-columns-repeated="3"/>
          <table:table-cell office:value-type="string" calcext:value-type="string">
            <text:p>Dashboard.vue:220 (7) ["2019-07-23T12:25:07.471Z", "2019-07-23T12:25:07.481Z", "2019-07-23T12:25:07.491Z", "2019-07-23T12:25:07.501Z", "2019-07-23T12:25:07.512Z", "2019-07-23T12:25:07.521Z", "2019-07-23T12:25:07.532Z"]</text:p>
          </table:table-cell>
          <table:table-cell office:value-type="string" calcext:value-type="string">
            <text:p>Dashboard.vue:220 (7) ["2019-07-23T12:25:58.588Z", "2019-07-23T12:25:58.592Z", "2019-07-23T12:25:58.597Z", "2019-07-23T12:25:58.602Z", "2019-07-23T12:25:58.608Z", "2019-07-23T12:25:58.613Z", "2019-07-23T12:25:58.618Z"]</text:p>
          </table:table-cell>
          <table:table-cell office:value-type="string" calcext:value-type="string">
            <text:p>Dashboard.vue:220 (7) ["2019-07-23T12:26:34.373Z", "2019-07-23T12:26:34.378Z", "2019-07-23T12:26:34.382Z", "2019-07-23T12:26:34.386Z", "2019-07-23T12:26:34.390Z", "2019-07-23T12:26:34.393Z", "2019-07-23T12:26:34.398Z"]</text:p>
          </table:table-cell>
          <table:table-cell office:value-type="string" calcext:value-type="string">
            <text:p>Dashboard.vue:220 (7) ["2019-07-23T12:27:08.399Z", "2019-07-23T12:27:08.402Z", "2019-07-23T12:27:08.406Z", "2019-07-23T12:27:08.410Z", "2019-07-23T12:27:08.415Z", "2019-07-23T12:27:08.418Z", "2019-07-23T12:27:08.422Z"]</text:p>
          </table:table-cell>
        </table:table-row>
        <table:table-row table:style-name="ro1">
          <table:table-cell/>
          <table:table-cell office:value-type="string" calcext:value-type="string">
            <text:p>Dashboard.vue:219 tumpukan yang belum diterima : 6</text:p>
          </table:table-cell>
          <table:table-cell office:value-type="string" calcext:value-type="string">
            <text:p>Dashboard.vue:211 22567</text:p>
          </table:table-cell>
          <table:table-cell office:value-type="string" calcext:value-type="string">
            <text:p>Dashboard.vue:211 33793</text:p>
          </table:table-cell>
          <table:table-cell office:value-type="string" calcext:value-type="string">
            <text:p>Dashboard.vue:211 32422</text:p>
          </table:table-cell>
          <table:table-cell office:value-type="string" calcext:value-type="string">
            <text:p>Dashboard.vue:211 32924</text:p>
          </table:table-cell>
          <table:table-cell office:value-type="string" calcext:value-type="string">
            <text:p>Dashboard.vue:211 32060</text:p>
          </table:table-cell>
          <table:table-cell table:number-columns-repeated="3"/>
          <table:table-cell office:value-type="string" calcext:value-type="string">
            <text:p>Dashboard.vue:211 1057</text:p>
          </table:table-cell>
          <table:table-cell office:value-type="string" calcext:value-type="string">
            <text:p>Dashboard.vue:211 1968</text:p>
          </table:table-cell>
          <table:table-cell office:value-type="string" calcext:value-type="string">
            <text:p>Dashboard.vue:211 1910</text:p>
          </table:table-cell>
          <table:table-cell office:value-type="string" calcext:value-type="string">
            <text:p>Dashboard.vue:211 1291</text:p>
          </table:table-cell>
          <table:table-cell/>
          <table:table-cell office:value-type="string" calcext:value-type="string">
            <text:p>Dashboard.vue:211 48136</text:p>
          </table:table-cell>
          <table:table-cell office:value-type="string" calcext:value-type="string">
            <text:p>Dashboard.vue:211 54728</text:p>
          </table:table-cell>
          <table:table-cell office:value-type="string" calcext:value-type="string">
            <text:p>Dashboard.vue:211 67518</text:p>
          </table:table-cell>
          <table:table-cell office:value-type="string" calcext:value-type="string">
            <text:p>Dashboard.vue:211 62467</text:p>
          </table:table-cell>
          <table:table-cell office:value-type="string" calcext:value-type="string">
            <text:p>Dashboard.vue:211 63997</text:p>
          </table:table-cell>
          <table:table-cell office:value-type="string" calcext:value-type="string">
            <text:p>Dashboard.vue:211 68679</text:p>
          </table:table-cell>
          <table:table-cell table:number-columns-repeated="3"/>
          <table:table-cell office:value-type="string" calcext:value-type="string">
            <text:p>Dashboard.vue:211 1450</text:p>
          </table:table-cell>
          <table:table-cell office:value-type="string" calcext:value-type="string">
            <text:p>Dashboard.vue:211 1483</text:p>
          </table:table-cell>
          <table:table-cell office:value-type="string" calcext:value-type="string">
            <text:p>Dashboard.vue:211 1243</text:p>
          </table:table-cell>
          <table:table-cell office:value-type="string" calcext:value-type="string">
            <text:p>Dashboard.vue:211 1876</text:p>
          </table:table-cell>
        </table:table-row>
        <table:table-row table:style-name="ro1">
          <table:table-cell/>
          <table:table-cell office:value-type="string" calcext:value-type="string">
            <text:p>Dashboard.vue:220 (6) ["2019-07-23T13:19:23.671Z", "2019-07-23T13:19:28.171Z", "2019-07-23T13:19:28.271Z", "2019-07-23T13:19:28.370Z", "2019-07-23T13:19:28.481Z", "2019-07-23T13:19:28.571Z"]</text:p>
          </table:table-cell>
          <table:table-cell office:value-type="string" calcext:value-type="string">
            <text:p>Dashboard.vue:212 2019-07-23T13:25:39.124Z</text:p>
          </table:table-cell>
          <table:table-cell office:value-type="string" calcext:value-type="string">
            <text:p>Dashboard.vue:212 2019-07-23T13:29:04.301Z</text:p>
          </table:table-cell>
          <table:table-cell office:value-type="string" calcext:value-type="string">
            <text:p>Dashboard.vue:212 2019-07-23T13:32:40.726Z</text:p>
          </table:table-cell>
          <table:table-cell office:value-type="string" calcext:value-type="string">
            <text:p>Dashboard.vue:212 2019-07-23T13:35:03.875Z</text:p>
          </table:table-cell>
          <table:table-cell office:value-type="string" calcext:value-type="string">
            <text:p>Dashboard.vue:212 2019-07-23T13:38:37.526Z</text:p>
          </table:table-cell>
          <table:table-cell table:number-columns-repeated="3"/>
          <table:table-cell office:value-type="string" calcext:value-type="string">
            <text:p>Dashboard.vue:212 2019-07-23T13:43:54.184Z</text:p>
          </table:table-cell>
          <table:table-cell office:value-type="string" calcext:value-type="string">
            <text:p>Dashboard.vue:212 2019-07-23T13:44:46.116Z</text:p>
          </table:table-cell>
          <table:table-cell office:value-type="string" calcext:value-type="string">
            <text:p>Dashboard.vue:212 2019-07-23T13:45:33.375Z</text:p>
          </table:table-cell>
          <table:table-cell office:value-type="string" calcext:value-type="string">
            <text:p>Dashboard.vue:212 2019-07-23T13:46:20.596Z</text:p>
          </table:table-cell>
          <table:table-cell/>
          <table:table-cell office:value-type="string" calcext:value-type="string">
            <text:p>Dashboard.vue:212 2019-07-23T12:44:12.905Z</text:p>
          </table:table-cell>
          <table:table-cell office:value-type="string" calcext:value-type="string">
            <text:p>Dashboard.vue:212 2019-07-23T12:50:47.297Z</text:p>
          </table:table-cell>
          <table:table-cell office:value-type="string" calcext:value-type="string">
            <text:p>Dashboard.vue:212 2019-07-23T13:00:01.524Z</text:p>
          </table:table-cell>
          <table:table-cell office:value-type="string" calcext:value-type="string">
            <text:p>Dashboard.vue:212 2019-07-23T13:06:31.489Z</text:p>
          </table:table-cell>
          <table:table-cell office:value-type="string" calcext:value-type="string">
            <text:p>Dashboard.vue:212 2019-07-23T13:12:57.402Z</text:p>
          </table:table-cell>
          <table:table-cell office:value-type="string" calcext:value-type="string">
            <text:p>Dashboard.vue:212 2019-07-23T13:21:35.395Z</text:p>
          </table:table-cell>
          <table:table-cell table:number-columns-repeated="3"/>
          <table:table-cell office:value-type="string" calcext:value-type="string">
            <text:p>Dashboard.vue:212 2019-07-23T12:25:07.471Z</text:p>
          </table:table-cell>
          <table:table-cell office:value-type="string" calcext:value-type="string">
            <text:p>Dashboard.vue:212 2019-07-23T12:25:58.588Z</text:p>
          </table:table-cell>
          <table:table-cell office:value-type="string" calcext:value-type="string">
            <text:p>Dashboard.vue:212 2019-07-23T12:26:34.373Z</text:p>
          </table:table-cell>
          <table:table-cell office:value-type="string" calcext:value-type="string">
            <text:p>Dashboard.vue:212 2019-07-23T12:27:08.399Z</text:p>
          </table:table-cell>
        </table:table-row>
        <table:table-row table:style-name="ro1">
          <table:table-cell/>
          <table:table-cell office:value-type="string" calcext:value-type="string">
            <text:p>Dashboard.vue:211 15458</text:p>
          </table:table-cell>
          <table:table-cell table:number-columns-repeated="5" office:value-type="string" calcext:value-type="string">
            <text:p>Dashboard.vue:219 tumpukan yang belum diterima : 6</text:p>
          </table:table-cell>
          <table:table-cell table:number-columns-repeated="3"/>
          <table:table-cell table:number-columns-repeated="4" office:value-type="string" calcext:value-type="string">
            <text:p>Dashboard.vue:219 tumpukan yang belum diterima : 6</text:p>
          </table:table-cell>
          <table:table-cell/>
          <table:table-cell table:number-columns-repeated="6" office:value-type="string" calcext:value-type="string">
            <text:p>Dashboard.vue:219 tumpukan yang belum diterima : 6</text:p>
          </table:table-cell>
          <table:table-cell table:number-columns-repeated="3"/>
          <table:table-cell table:number-columns-repeated="4" office:value-type="string" calcext:value-type="string">
            <text:p>Dashboard.vue:219 tumpukan yang belum diterima : 6</text:p>
          </table:table-cell>
        </table:table-row>
        <table:table-row table:style-name="ro1">
          <table:table-cell/>
          <table:table-cell office:value-type="string" calcext:value-type="string">
            <text:p>Dashboard.vue:212 2019-07-23T13:19:28.171Z</text:p>
          </table:table-cell>
          <table:table-cell office:value-type="string" calcext:value-type="string">
            <text:p>Dashboard.vue:220 (6) ["2019-07-23T13:25:38.275Z", "2019-07-23T13:25:39.173Z", "2019-07-23T13:25:39.224Z", "2019-07-23T13:25:39.274Z", "2019-07-23T13:25:39.324Z", "2019-07-23T13:25:39.375Z"]</text:p>
          </table:table-cell>
          <table:table-cell office:value-type="string" calcext:value-type="string">
            <text:p>Dashboard.vue:220 (6) ["2019-07-23T13:29:03.861Z", "2019-07-23T13:29:04.311Z", "2019-07-23T13:29:04.320Z", "2019-07-23T13:29:04.331Z", "2019-07-23T13:29:04.340Z", "2019-07-23T13:29:04.350Z"]</text:p>
          </table:table-cell>
          <table:table-cell office:value-type="string" calcext:value-type="string">
            <text:p>Dashboard.vue:220 (6) ["2019-07-23T13:32:40.507Z", "2019-07-23T13:32:40.730Z", "2019-07-23T13:32:40.736Z", "2019-07-23T13:32:40.741Z", "2019-07-23T13:32:40.745Z", "2019-07-23T13:32:40.750Z"]</text:p>
          </table:table-cell>
          <table:table-cell office:value-type="string" calcext:value-type="string">
            <text:p>Dashboard.vue:220 (6) ["2019-07-23T13:35:03.700Z", "2019-07-23T13:35:03.879Z", "2019-07-23T13:35:03.883Z", "2019-07-23T13:35:03.887Z", "2019-07-23T13:35:03.891Z", "2019-07-23T13:35:03.895Z"]</text:p>
          </table:table-cell>
          <table:table-cell office:value-type="string" calcext:value-type="string">
            <text:p>Dashboard.vue:220 (6) ["2019-07-23T13:38:37.339Z", "2019-07-23T13:38:37.520Z", "2019-07-23T13:38:37.528Z", "2019-07-23T13:38:37.533Z", "2019-07-23T13:38:37.537Z", "2019-07-23T13:38:37.541Z"]</text:p>
          </table:table-cell>
          <table:table-cell table:number-columns-repeated="3"/>
          <table:table-cell office:value-type="string" calcext:value-type="string">
            <text:p>Dashboard.vue:220 (6) ["2019-07-23T13:43:54.194Z", "2019-07-23T13:43:54.204Z", "2019-07-23T13:43:54.214Z", "2019-07-23T13:43:54.223Z", "2019-07-23T13:43:54.233Z", "2019-07-23T13:43:54.244Z"]</text:p>
          </table:table-cell>
          <table:table-cell office:value-type="string" calcext:value-type="string">
            <text:p>Dashboard.vue:220 (6) ["2019-07-23T13:44:46.122Z", "2019-07-23T13:44:46.126Z", "2019-07-23T13:44:46.132Z", "2019-07-23T13:44:46.136Z", "2019-07-23T13:44:46.143Z", "2019-07-23T13:44:46.147Z"]</text:p>
          </table:table-cell>
          <table:table-cell office:value-type="string" calcext:value-type="string">
            <text:p>Dashboard.vue:220 (6) ["2019-07-23T13:45:33.379Z", "2019-07-23T13:45:33.383Z", "2019-07-23T13:45:33.387Z", "2019-07-23T13:45:33.391Z", "2019-07-23T13:45:33.395Z", "2019-07-23T13:45:33.399Z"]</text:p>
          </table:table-cell>
          <table:table-cell office:value-type="string" calcext:value-type="string">
            <text:p>Dashboard.vue:220 (6) ["2019-07-23T13:46:20.599Z", "2019-07-23T13:46:20.604Z", "2019-07-23T13:46:20.608Z", "2019-07-23T13:46:20.613Z", "2019-07-23T13:46:20.616Z", "2019-07-23T13:46:20.622Z"]</text:p>
          </table:table-cell>
          <table:table-cell/>
          <table:table-cell office:value-type="string" calcext:value-type="string">
            <text:p>Dashboard.vue:220 (6) ["2019-07-23T12:44:11.405Z", "2019-07-23T12:44:11.505Z", "2019-07-23T12:44:13.005Z", "2019-07-23T12:44:13.105Z", "2019-07-23T12:44:13.205Z", "2019-07-23T12:44:13.305Z"]</text:p>
          </table:table-cell>
          <table:table-cell office:value-type="string" calcext:value-type="string">
            <text:p>Dashboard.vue:220 (6) ["2019-07-23T12:50:46.248Z", "2019-07-23T12:50:47.347Z", "2019-07-23T12:50:47.398Z", "2019-07-23T12:50:47.447Z", "2019-07-23T12:50:47.497Z", "2019-07-23T12:50:47.548Z"]</text:p>
          </table:table-cell>
          <table:table-cell office:value-type="string" calcext:value-type="string">
            <text:p>Dashboard.vue:220 (6) ["2019-07-23T13:00:01.075Z", "2019-07-23T13:00:01.084Z", "2019-07-23T13:00:01.535Z", "2019-07-23T13:00:01.544Z", "2019-07-23T13:00:01.554Z", "2019-07-23T13:00:01.565Z"]</text:p>
          </table:table-cell>
          <table:table-cell office:value-type="string" calcext:value-type="string">
            <text:p>Dashboard.vue:220 (6) ["2019-07-23T13:06:31.270Z", "2019-07-23T13:06:31.494Z", "2019-07-23T13:06:31.499Z", "2019-07-23T13:06:31.504Z", "2019-07-23T13:06:31.510Z", "2019-07-23T13:06:31.514Z"]</text:p>
          </table:table-cell>
          <table:table-cell office:value-type="string" calcext:value-type="string">
            <text:p>Dashboard.vue:220 (6) ["2019-07-23T13:12:57.222Z", "2019-07-23T13:12:57.407Z", "2019-07-23T13:12:57.409Z", "2019-07-23T13:12:57.420Z", "2019-07-23T13:12:57.426Z", "2019-07-23T13:12:57.430Z"]</text:p>
          </table:table-cell>
          <table:table-cell office:value-type="string" calcext:value-type="string">
            <text:p>Dashboard.vue:220 (6) ["2019-07-23T13:21:35.218Z", "2019-07-23T13:21:35.222Z", "2019-07-23T13:21:35.400Z", "2019-07-23T13:21:35.404Z", "2019-07-23T13:21:35.407Z", "2019-07-23T13:21:35.412Z"]</text:p>
          </table:table-cell>
          <table:table-cell table:number-columns-repeated="3"/>
          <table:table-cell office:value-type="string" calcext:value-type="string">
            <text:p>Dashboard.vue:220 (6) ["2019-07-23T12:25:07.481Z", "2019-07-23T12:25:07.491Z", "2019-07-23T12:25:07.501Z", "2019-07-23T12:25:07.512Z", "2019-07-23T12:25:07.521Z", "2019-07-23T12:25:07.532Z"]</text:p>
          </table:table-cell>
          <table:table-cell office:value-type="string" calcext:value-type="string">
            <text:p>Dashboard.vue:220 (6) ["2019-07-23T12:25:58.592Z", "2019-07-23T12:25:58.597Z", "2019-07-23T12:25:58.602Z", "2019-07-23T12:25:58.608Z", "2019-07-23T12:25:58.613Z", "2019-07-23T12:25:58.618Z"]</text:p>
          </table:table-cell>
          <table:table-cell office:value-type="string" calcext:value-type="string">
            <text:p>Dashboard.vue:220 (6) ["2019-07-23T12:26:34.378Z", "2019-07-23T12:26:34.382Z", "2019-07-23T12:26:34.386Z", "2019-07-23T12:26:34.390Z", "2019-07-23T12:26:34.393Z", "2019-07-23T12:26:34.398Z"]</text:p>
          </table:table-cell>
          <table:table-cell office:value-type="string" calcext:value-type="string">
            <text:p>Dashboard.vue:220 (6) ["2019-07-23T12:27:08.402Z", "2019-07-23T12:27:08.406Z", "2019-07-23T12:27:08.410Z", "2019-07-23T12:27:08.415Z", "2019-07-23T12:27:08.418Z", "2019-07-23T12:27:08.422Z"]</text:p>
          </table:table-cell>
        </table:table-row>
        <table:table-row table:style-name="ro1">
          <table:table-cell/>
          <table:table-cell office:value-type="string" calcext:value-type="string">
            <text:p>Dashboard.vue:219 tumpukan yang belum diterima : 5</text:p>
          </table:table-cell>
          <table:table-cell office:value-type="string" calcext:value-type="string">
            <text:p>Dashboard.vue:211 22558</text:p>
          </table:table-cell>
          <table:table-cell office:value-type="string" calcext:value-type="string">
            <text:p>Dashboard.vue:211 33795</text:p>
          </table:table-cell>
          <table:table-cell office:value-type="string" calcext:value-type="string">
            <text:p>Dashboard.vue:211 33119</text:p>
          </table:table-cell>
          <table:table-cell office:value-type="string" calcext:value-type="string">
            <text:p>Dashboard.vue:211 32936</text:p>
          </table:table-cell>
          <table:table-cell office:value-type="string" calcext:value-type="string">
            <text:p>Dashboard.vue:211 32580</text:p>
          </table:table-cell>
          <table:table-cell table:number-columns-repeated="3"/>
          <table:table-cell office:value-type="string" calcext:value-type="string">
            <text:p>Dashboard.vue:211 1052</text:p>
          </table:table-cell>
          <table:table-cell office:value-type="string" calcext:value-type="string">
            <text:p>Dashboard.vue:211 1968</text:p>
          </table:table-cell>
          <table:table-cell office:value-type="string" calcext:value-type="string">
            <text:p>Dashboard.vue:211 1911</text:p>
          </table:table-cell>
          <table:table-cell office:value-type="string" calcext:value-type="string">
            <text:p>Dashboard.vue:211 1293</text:p>
          </table:table-cell>
          <table:table-cell/>
          <table:table-cell office:value-type="string" calcext:value-type="string">
            <text:p>Dashboard.vue:211 48048</text:p>
          </table:table-cell>
          <table:table-cell office:value-type="string" calcext:value-type="string">
            <text:p>Dashboard.vue:211 55823</text:p>
          </table:table-cell>
          <table:table-cell office:value-type="string" calcext:value-type="string">
            <text:p>Dashboard.vue:211 67578</text:p>
          </table:table-cell>
          <table:table-cell office:value-type="string" calcext:value-type="string">
            <text:p>Dashboard.vue:211 62473</text:p>
          </table:table-cell>
          <table:table-cell office:value-type="string" calcext:value-type="string">
            <text:p>Dashboard.vue:211 64606</text:p>
          </table:table-cell>
          <table:table-cell office:value-type="string" calcext:value-type="string">
            <text:p>Dashboard.vue:211 69293</text:p>
          </table:table-cell>
          <table:table-cell table:number-columns-repeated="3"/>
          <table:table-cell office:value-type="string" calcext:value-type="string">
            <text:p>Dashboard.vue:211 1445</text:p>
          </table:table-cell>
          <table:table-cell office:value-type="string" calcext:value-type="string">
            <text:p>Dashboard.vue:211 1485</text:p>
          </table:table-cell>
          <table:table-cell office:value-type="string" calcext:value-type="string">
            <text:p>Dashboard.vue:211 1349</text:p>
          </table:table-cell>
          <table:table-cell office:value-type="string" calcext:value-type="string">
            <text:p>Dashboard.vue:211 1879</text:p>
          </table:table-cell>
        </table:table-row>
        <table:table-row table:style-name="ro1">
          <table:table-cell/>
          <table:table-cell office:value-type="string" calcext:value-type="string">
            <text:p>Dashboard.vue:220 (5) ["2019-07-23T13:19:23.671Z", "2019-07-23T13:19:28.271Z", "2019-07-23T13:19:28.370Z", "2019-07-23T13:19:28.481Z", "2019-07-23T13:19:28.571Z"]</text:p>
          </table:table-cell>
          <table:table-cell office:value-type="string" calcext:value-type="string">
            <text:p>Dashboard.vue:212 2019-07-23T13:25:39.173Z</text:p>
          </table:table-cell>
          <table:table-cell office:value-type="string" calcext:value-type="string">
            <text:p>Dashboard.vue:212 2019-07-23T13:29:04.311Z</text:p>
          </table:table-cell>
          <table:table-cell office:value-type="string" calcext:value-type="string">
            <text:p>Dashboard.vue:212 2019-07-23T13:32:40.730Z</text:p>
          </table:table-cell>
          <table:table-cell office:value-type="string" calcext:value-type="string">
            <text:p>Dashboard.vue:212 2019-07-23T13:35:03.879Z</text:p>
          </table:table-cell>
          <table:table-cell office:value-type="string" calcext:value-type="string">
            <text:p>Dashboard.vue:212 2019-07-23T13:38:37.520Z</text:p>
          </table:table-cell>
          <table:table-cell table:number-columns-repeated="3"/>
          <table:table-cell office:value-type="string" calcext:value-type="string">
            <text:p>Dashboard.vue:212 2019-07-23T13:43:54.194Z</text:p>
          </table:table-cell>
          <table:table-cell office:value-type="string" calcext:value-type="string">
            <text:p>Dashboard.vue:212 2019-07-23T13:44:46.122Z</text:p>
          </table:table-cell>
          <table:table-cell office:value-type="string" calcext:value-type="string">
            <text:p>Dashboard.vue:212 2019-07-23T13:45:33.379Z</text:p>
          </table:table-cell>
          <table:table-cell office:value-type="string" calcext:value-type="string">
            <text:p>Dashboard.vue:212 2019-07-23T13:46:20.599Z</text:p>
          </table:table-cell>
          <table:table-cell/>
          <table:table-cell office:value-type="string" calcext:value-type="string">
            <text:p>Dashboard.vue:212 2019-07-23T12:44:13.005Z</text:p>
          </table:table-cell>
          <table:table-cell office:value-type="string" calcext:value-type="string">
            <text:p>Dashboard.vue:212 2019-07-23T12:50:47.347Z</text:p>
          </table:table-cell>
          <table:table-cell office:value-type="string" calcext:value-type="string">
            <text:p>Dashboard.vue:212 2019-07-23T13:00:01.544Z</text:p>
          </table:table-cell>
          <table:table-cell office:value-type="string" calcext:value-type="string">
            <text:p>Dashboard.vue:212 2019-07-23T13:06:31.494Z</text:p>
          </table:table-cell>
          <table:table-cell office:value-type="string" calcext:value-type="string">
            <text:p>Dashboard.vue:212 2019-07-23T13:12:57.407Z</text:p>
          </table:table-cell>
          <table:table-cell office:value-type="string" calcext:value-type="string">
            <text:p>Dashboard.vue:212 2019-07-23T13:21:35.400Z</text:p>
          </table:table-cell>
          <table:table-cell table:number-columns-repeated="3"/>
          <table:table-cell office:value-type="string" calcext:value-type="string">
            <text:p>Dashboard.vue:212 2019-07-23T12:25:07.481Z</text:p>
          </table:table-cell>
          <table:table-cell office:value-type="string" calcext:value-type="string">
            <text:p>Dashboard.vue:212 2019-07-23T12:25:58.592Z</text:p>
          </table:table-cell>
          <table:table-cell office:value-type="string" calcext:value-type="string">
            <text:p>Dashboard.vue:212 2019-07-23T12:26:34.378Z</text:p>
          </table:table-cell>
          <table:table-cell office:value-type="string" calcext:value-type="string">
            <text:p>Dashboard.vue:212 2019-07-23T12:27:08.402Z</text:p>
          </table:table-cell>
        </table:table-row>
        <table:table-row table:style-name="ro1">
          <table:table-cell/>
          <table:table-cell office:value-type="string" calcext:value-type="string">
            <text:p>Dashboard.vue:211 15796</text:p>
          </table:table-cell>
          <table:table-cell table:number-columns-repeated="5" office:value-type="string" calcext:value-type="string">
            <text:p>Dashboard.vue:219 tumpukan yang belum diterima : 5</text:p>
          </table:table-cell>
          <table:table-cell table:number-columns-repeated="3"/>
          <table:table-cell table:number-columns-repeated="4" office:value-type="string" calcext:value-type="string">
            <text:p>Dashboard.vue:219 tumpukan yang belum diterima : 5</text:p>
          </table:table-cell>
          <table:table-cell/>
          <table:table-cell table:number-columns-repeated="6" office:value-type="string" calcext:value-type="string">
            <text:p>Dashboard.vue:219 tumpukan yang belum diterima : 5</text:p>
          </table:table-cell>
          <table:table-cell table:number-columns-repeated="3"/>
          <table:table-cell table:number-columns-repeated="4" office:value-type="string" calcext:value-type="string">
            <text:p>Dashboard.vue:219 tumpukan yang belum diterima : 5</text:p>
          </table:table-cell>
        </table:table-row>
        <table:table-row table:style-name="ro1">
          <table:table-cell/>
          <table:table-cell office:value-type="string" calcext:value-type="string">
            <text:p>Dashboard.vue:212 2019-07-23T13:19:28.271Z</text:p>
          </table:table-cell>
          <table:table-cell office:value-type="string" calcext:value-type="string">
            <text:p>Dashboard.vue:220 (5) ["2019-07-23T13:25:38.275Z", "2019-07-23T13:25:39.224Z", "2019-07-23T13:25:39.274Z", "2019-07-23T13:25:39.324Z", "2019-07-23T13:25:39.375Z"]</text:p>
          </table:table-cell>
          <table:table-cell office:value-type="string" calcext:value-type="string">
            <text:p>Dashboard.vue:220 (5) ["2019-07-23T13:29:03.861Z", "2019-07-23T13:29:04.320Z", "2019-07-23T13:29:04.331Z", "2019-07-23T13:29:04.340Z", "2019-07-23T13:29:04.350Z"]</text:p>
          </table:table-cell>
          <table:table-cell office:value-type="string" calcext:value-type="string">
            <text:p>Dashboard.vue:220 (5) ["2019-07-23T13:32:40.507Z", "2019-07-23T13:32:40.736Z", "2019-07-23T13:32:40.741Z", "2019-07-23T13:32:40.745Z", "2019-07-23T13:32:40.750Z"]</text:p>
          </table:table-cell>
          <table:table-cell office:value-type="string" calcext:value-type="string">
            <text:p>Dashboard.vue:220 (5) ["2019-07-23T13:35:03.700Z", "2019-07-23T13:35:03.883Z", "2019-07-23T13:35:03.887Z", "2019-07-23T13:35:03.891Z", "2019-07-23T13:35:03.895Z"]</text:p>
          </table:table-cell>
          <table:table-cell office:value-type="string" calcext:value-type="string">
            <text:p>Dashboard.vue:220 (5) ["2019-07-23T13:38:37.339Z", "2019-07-23T13:38:37.528Z", "2019-07-23T13:38:37.533Z", "2019-07-23T13:38:37.537Z", "2019-07-23T13:38:37.541Z"]</text:p>
          </table:table-cell>
          <table:table-cell table:number-columns-repeated="3"/>
          <table:table-cell office:value-type="string" calcext:value-type="string">
            <text:p>Dashboard.vue:220 (5) ["2019-07-23T13:43:54.204Z", "2019-07-23T13:43:54.214Z", "2019-07-23T13:43:54.223Z", "2019-07-23T13:43:54.233Z", "2019-07-23T13:43:54.244Z"]</text:p>
          </table:table-cell>
          <table:table-cell office:value-type="string" calcext:value-type="string">
            <text:p>Dashboard.vue:220 (5) ["2019-07-23T13:44:46.126Z", "2019-07-23T13:44:46.132Z", "2019-07-23T13:44:46.136Z", "2019-07-23T13:44:46.143Z", "2019-07-23T13:44:46.147Z"]</text:p>
          </table:table-cell>
          <table:table-cell office:value-type="string" calcext:value-type="string">
            <text:p>Dashboard.vue:220 (5) ["2019-07-23T13:45:33.383Z", "2019-07-23T13:45:33.387Z", "2019-07-23T13:45:33.391Z", "2019-07-23T13:45:33.395Z", "2019-07-23T13:45:33.399Z"]</text:p>
          </table:table-cell>
          <table:table-cell office:value-type="string" calcext:value-type="string">
            <text:p>Dashboard.vue:220 (5) ["2019-07-23T13:46:20.604Z", "2019-07-23T13:46:20.608Z", "2019-07-23T13:46:20.613Z", "2019-07-23T13:46:20.616Z", "2019-07-23T13:46:20.622Z"]</text:p>
          </table:table-cell>
          <table:table-cell/>
          <table:table-cell office:value-type="string" calcext:value-type="string">
            <text:p>Dashboard.vue:220 (5) ["2019-07-23T12:44:11.405Z", "2019-07-23T12:44:11.505Z", "2019-07-23T12:44:13.105Z", "2019-07-23T12:44:13.205Z", "2019-07-23T12:44:13.305Z"]</text:p>
          </table:table-cell>
          <table:table-cell office:value-type="string" calcext:value-type="string">
            <text:p>Dashboard.vue:220 (5) ["2019-07-23T12:50:46.248Z", "2019-07-23T12:50:47.398Z", "2019-07-23T12:50:47.447Z", "2019-07-23T12:50:47.497Z", "2019-07-23T12:50:47.548Z"]</text:p>
          </table:table-cell>
          <table:table-cell office:value-type="string" calcext:value-type="string">
            <text:p>Dashboard.vue:220 (5) ["2019-07-23T13:00:01.075Z", "2019-07-23T13:00:01.084Z", "2019-07-23T13:00:01.535Z", "2019-07-23T13:00:01.554Z", "2019-07-23T13:00:01.565Z"]</text:p>
          </table:table-cell>
          <table:table-cell office:value-type="string" calcext:value-type="string">
            <text:p>Dashboard.vue:220 (5) ["2019-07-23T13:06:31.270Z", "2019-07-23T13:06:31.499Z", "2019-07-23T13:06:31.504Z", "2019-07-23T13:06:31.510Z", "2019-07-23T13:06:31.514Z"]</text:p>
          </table:table-cell>
          <table:table-cell office:value-type="string" calcext:value-type="string">
            <text:p>Dashboard.vue:220 (5) ["2019-07-23T13:12:57.222Z", "2019-07-23T13:12:57.409Z", "2019-07-23T13:12:57.420Z", "2019-07-23T13:12:57.426Z", "2019-07-23T13:12:57.430Z"]</text:p>
          </table:table-cell>
          <table:table-cell office:value-type="string" calcext:value-type="string">
            <text:p>Dashboard.vue:220 (5) ["2019-07-23T13:21:35.218Z", "2019-07-23T13:21:35.222Z", "2019-07-23T13:21:35.404Z", "2019-07-23T13:21:35.407Z", "2019-07-23T13:21:35.412Z"]</text:p>
          </table:table-cell>
          <table:table-cell table:number-columns-repeated="3"/>
          <table:table-cell office:value-type="string" calcext:value-type="string">
            <text:p>Dashboard.vue:220 (5) ["2019-07-23T12:25:07.491Z", "2019-07-23T12:25:07.501Z", "2019-07-23T12:25:07.512Z", "2019-07-23T12:25:07.521Z", "2019-07-23T12:25:07.532Z"]</text:p>
          </table:table-cell>
          <table:table-cell office:value-type="string" calcext:value-type="string">
            <text:p>Dashboard.vue:220 (5) ["2019-07-23T12:25:58.597Z", "2019-07-23T12:25:58.602Z", "2019-07-23T12:25:58.608Z", "2019-07-23T12:25:58.613Z", "2019-07-23T12:25:58.618Z"]</text:p>
          </table:table-cell>
          <table:table-cell office:value-type="string" calcext:value-type="string">
            <text:p>Dashboard.vue:220 (5) ["2019-07-23T12:26:34.382Z", "2019-07-23T12:26:34.386Z", "2019-07-23T12:26:34.390Z", "2019-07-23T12:26:34.393Z", "2019-07-23T12:26:34.398Z"]</text:p>
          </table:table-cell>
          <table:table-cell office:value-type="string" calcext:value-type="string">
            <text:p>Dashboard.vue:220 (5) ["2019-07-23T12:27:08.406Z", "2019-07-23T12:27:08.410Z", "2019-07-23T12:27:08.415Z", "2019-07-23T12:27:08.418Z", "2019-07-23T12:27:08.422Z"]</text:p>
          </table:table-cell>
        </table:table-row>
        <table:table-row table:style-name="ro1">
          <table:table-cell/>
          <table:table-cell office:value-type="string" calcext:value-type="string">
            <text:p>Dashboard.vue:219 tumpukan yang belum diterima : 4</text:p>
          </table:table-cell>
          <table:table-cell office:value-type="string" calcext:value-type="string">
            <text:p>Dashboard.vue:211 23053</text:p>
          </table:table-cell>
          <table:table-cell office:value-type="string" calcext:value-type="string">
            <text:p>Dashboard.vue:211 34837</text:p>
          </table:table-cell>
          <table:table-cell office:value-type="string" calcext:value-type="string">
            <text:p>Dashboard.vue:211 33172</text:p>
          </table:table-cell>
          <table:table-cell office:value-type="string" calcext:value-type="string">
            <text:p>Dashboard.vue:211 33223</text:p>
          </table:table-cell>
          <table:table-cell office:value-type="string" calcext:value-type="string">
            <text:p>Dashboard.vue:211 32579</text:p>
          </table:table-cell>
          <table:table-cell table:number-columns-repeated="3"/>
          <table:table-cell office:value-type="string" calcext:value-type="string">
            <text:p>Dashboard.vue:211 1047</text:p>
          </table:table-cell>
          <table:table-cell office:value-type="string" calcext:value-type="string">
            <text:p>Dashboard.vue:211 1971</text:p>
          </table:table-cell>
          <table:table-cell office:value-type="string" calcext:value-type="string">
            <text:p>Dashboard.vue:211 1912</text:p>
          </table:table-cell>
          <table:table-cell office:value-type="string" calcext:value-type="string">
            <text:p>Dashboard.vue:211 1292</text:p>
          </table:table-cell>
          <table:table-cell/>
          <table:table-cell office:value-type="string" calcext:value-type="string">
            <text:p>Dashboard.vue:211 47955</text:p>
          </table:table-cell>
          <table:table-cell office:value-type="string" calcext:value-type="string">
            <text:p>Dashboard.vue:211 55851</text:p>
          </table:table-cell>
          <table:table-cell office:value-type="string" calcext:value-type="string">
            <text:p>Dashboard.vue:211 68171</text:p>
          </table:table-cell>
          <table:table-cell office:value-type="string" calcext:value-type="string">
            <text:p>Dashboard.vue:211 63272</text:p>
          </table:table-cell>
          <table:table-cell office:value-type="string" calcext:value-type="string">
            <text:p>Dashboard.vue:211 64620</text:p>
          </table:table-cell>
          <table:table-cell office:value-type="string" calcext:value-type="string">
            <text:p>Dashboard.vue:211 69309</text:p>
          </table:table-cell>
          <table:table-cell table:number-columns-repeated="3"/>
          <table:table-cell office:value-type="string" calcext:value-type="string">
            <text:p>Dashboard.vue:211 1440</text:p>
          </table:table-cell>
          <table:table-cell office:value-type="string" calcext:value-type="string">
            <text:p>Dashboard.vue:211 1485</text:p>
          </table:table-cell>
          <table:table-cell office:value-type="string" calcext:value-type="string">
            <text:p>Dashboard.vue:211 1351</text:p>
          </table:table-cell>
          <table:table-cell office:value-type="string" calcext:value-type="string">
            <text:p>Dashboard.vue:211 1881</text:p>
          </table:table-cell>
        </table:table-row>
        <table:table-row table:style-name="ro1">
          <table:table-cell/>
          <table:table-cell office:value-type="string" calcext:value-type="string">
            <text:p>Dashboard.vue:220 (4) ["2019-07-23T13:19:23.671Z", "2019-07-23T13:19:28.370Z", "2019-07-23T13:19:28.481Z", "2019-07-23T13:19:28.571Z"]</text:p>
          </table:table-cell>
          <table:table-cell office:value-type="string" calcext:value-type="string">
            <text:p>Dashboard.vue:212 2019-07-23T13:25:39.274Z</text:p>
          </table:table-cell>
          <table:table-cell office:value-type="string" calcext:value-type="string">
            <text:p>Dashboard.vue:212 2019-07-23T13:29:04.331Z</text:p>
          </table:table-cell>
          <table:table-cell office:value-type="string" calcext:value-type="string">
            <text:p>Dashboard.vue:212 2019-07-23T13:32:40.736Z</text:p>
          </table:table-cell>
          <table:table-cell office:value-type="string" calcext:value-type="string">
            <text:p>Dashboard.vue:212 2019-07-23T13:35:03.883Z</text:p>
          </table:table-cell>
          <table:table-cell office:value-type="string" calcext:value-type="string">
            <text:p>Dashboard.vue:212 2019-07-23T13:38:37.528Z</text:p>
          </table:table-cell>
          <table:table-cell table:number-columns-repeated="3"/>
          <table:table-cell office:value-type="string" calcext:value-type="string">
            <text:p>Dashboard.vue:212 2019-07-23T13:43:54.204Z</text:p>
          </table:table-cell>
          <table:table-cell office:value-type="string" calcext:value-type="string">
            <text:p>Dashboard.vue:212 2019-07-23T13:44:46.126Z</text:p>
          </table:table-cell>
          <table:table-cell office:value-type="string" calcext:value-type="string">
            <text:p>Dashboard.vue:212 2019-07-23T13:45:33.383Z</text:p>
          </table:table-cell>
          <table:table-cell office:value-type="string" calcext:value-type="string">
            <text:p>Dashboard.vue:212 2019-07-23T13:46:20.604Z</text:p>
          </table:table-cell>
          <table:table-cell/>
          <table:table-cell office:value-type="string" calcext:value-type="string">
            <text:p>Dashboard.vue:212 2019-07-23T12:44:13.105Z</text:p>
          </table:table-cell>
          <table:table-cell office:value-type="string" calcext:value-type="string">
            <text:p>Dashboard.vue:212 2019-07-23T12:50:47.398Z</text:p>
          </table:table-cell>
          <table:table-cell office:value-type="string" calcext:value-type="string">
            <text:p>Dashboard.vue:212 2019-07-23T13:00:01.535Z</text:p>
          </table:table-cell>
          <table:table-cell office:value-type="string" calcext:value-type="string">
            <text:p>Dashboard.vue:212 2019-07-23T13:06:31.499Z</text:p>
          </table:table-cell>
          <table:table-cell office:value-type="string" calcext:value-type="string">
            <text:p>Dashboard.vue:212 2019-07-23T13:12:57.409Z</text:p>
          </table:table-cell>
          <table:table-cell office:value-type="string" calcext:value-type="string">
            <text:p>Dashboard.vue:212 2019-07-23T13:21:35.404Z</text:p>
          </table:table-cell>
          <table:table-cell table:number-columns-repeated="3"/>
          <table:table-cell office:value-type="string" calcext:value-type="string">
            <text:p>Dashboard.vue:212 2019-07-23T12:25:07.491Z</text:p>
          </table:table-cell>
          <table:table-cell office:value-type="string" calcext:value-type="string">
            <text:p>Dashboard.vue:212 2019-07-23T12:25:58.597Z</text:p>
          </table:table-cell>
          <table:table-cell office:value-type="string" calcext:value-type="string">
            <text:p>Dashboard.vue:212 2019-07-23T12:26:34.382Z</text:p>
          </table:table-cell>
          <table:table-cell office:value-type="string" calcext:value-type="string">
            <text:p>Dashboard.vue:212 2019-07-23T12:27:08.406Z</text:p>
          </table:table-cell>
        </table:table-row>
        <table:table-row table:style-name="ro1">
          <table:table-cell/>
          <table:table-cell office:value-type="string" calcext:value-type="string">
            <text:p>Dashboard.vue:211 15903</text:p>
          </table:table-cell>
          <table:table-cell table:number-columns-repeated="5" office:value-type="string" calcext:value-type="string">
            <text:p>Dashboard.vue:219 tumpukan yang belum diterima : 4</text:p>
          </table:table-cell>
          <table:table-cell table:number-columns-repeated="3"/>
          <table:table-cell table:number-columns-repeated="4" office:value-type="string" calcext:value-type="string">
            <text:p>Dashboard.vue:219 tumpukan yang belum diterima : 4</text:p>
          </table:table-cell>
          <table:table-cell/>
          <table:table-cell table:number-columns-repeated="6" office:value-type="string" calcext:value-type="string">
            <text:p>Dashboard.vue:219 tumpukan yang belum diterima : 4</text:p>
          </table:table-cell>
          <table:table-cell table:number-columns-repeated="3"/>
          <table:table-cell table:number-columns-repeated="4" office:value-type="string" calcext:value-type="string">
            <text:p>Dashboard.vue:219 tumpukan yang belum diterima : 4</text:p>
          </table:table-cell>
        </table:table-row>
        <table:table-row table:style-name="ro1">
          <table:table-cell/>
          <table:table-cell office:value-type="string" calcext:value-type="string">
            <text:p>Dashboard.vue:212 2019-07-23T13:19:28.370Z</text:p>
          </table:table-cell>
          <table:table-cell office:value-type="string" calcext:value-type="string">
            <text:p>Dashboard.vue:220 (4) ["2019-07-23T13:25:38.275Z", "2019-07-23T13:25:39.224Z", "2019-07-23T13:25:39.324Z", "2019-07-23T13:25:39.375Z"]</text:p>
          </table:table-cell>
          <table:table-cell office:value-type="string" calcext:value-type="string">
            <text:p>Dashboard.vue:220 (4) ["2019-07-23T13:29:03.861Z", "2019-07-23T13:29:04.320Z", "2019-07-23T13:29:04.340Z", "2019-07-23T13:29:04.350Z"]</text:p>
          </table:table-cell>
          <table:table-cell office:value-type="string" calcext:value-type="string">
            <text:p>Dashboard.vue:220 (4) ["2019-07-23T13:32:40.507Z", "2019-07-23T13:32:40.741Z", "2019-07-23T13:32:40.745Z", "2019-07-23T13:32:40.750Z"]</text:p>
          </table:table-cell>
          <table:table-cell office:value-type="string" calcext:value-type="string">
            <text:p>Dashboard.vue:220 (4) ["2019-07-23T13:35:03.700Z", "2019-07-23T13:35:03.887Z", "2019-07-23T13:35:03.891Z", "2019-07-23T13:35:03.895Z"]</text:p>
          </table:table-cell>
          <table:table-cell office:value-type="string" calcext:value-type="string">
            <text:p>Dashboard.vue:220 (4) ["2019-07-23T13:38:37.339Z", "2019-07-23T13:38:37.533Z", "2019-07-23T13:38:37.537Z", "2019-07-23T13:38:37.541Z"]</text:p>
          </table:table-cell>
          <table:table-cell table:number-columns-repeated="3"/>
          <table:table-cell office:value-type="string" calcext:value-type="string">
            <text:p>Dashboard.vue:220 (4) ["2019-07-23T13:43:54.214Z", "2019-07-23T13:43:54.223Z", "2019-07-23T13:43:54.233Z", "2019-07-23T13:43:54.244Z"]</text:p>
          </table:table-cell>
          <table:table-cell office:value-type="string" calcext:value-type="string">
            <text:p>Dashboard.vue:220 (4) ["2019-07-23T13:44:46.132Z", "2019-07-23T13:44:46.136Z", "2019-07-23T13:44:46.143Z", "2019-07-23T13:44:46.147Z"]</text:p>
          </table:table-cell>
          <table:table-cell office:value-type="string" calcext:value-type="string">
            <text:p>Dashboard.vue:220 (4) ["2019-07-23T13:45:33.387Z", "2019-07-23T13:45:33.391Z", "2019-07-23T13:45:33.395Z", "2019-07-23T13:45:33.399Z"]</text:p>
          </table:table-cell>
          <table:table-cell office:value-type="string" calcext:value-type="string">
            <text:p>Dashboard.vue:220 (4) ["2019-07-23T13:46:20.608Z", "2019-07-23T13:46:20.613Z", "2019-07-23T13:46:20.616Z", "2019-07-23T13:46:20.622Z"]</text:p>
          </table:table-cell>
          <table:table-cell/>
          <table:table-cell office:value-type="string" calcext:value-type="string">
            <text:p>Dashboard.vue:220 (4) ["2019-07-23T12:44:11.405Z", "2019-07-23T12:44:11.505Z", "2019-07-23T12:44:13.205Z", "2019-07-23T12:44:13.305Z"]</text:p>
          </table:table-cell>
          <table:table-cell office:value-type="string" calcext:value-type="string">
            <text:p>Dashboard.vue:220 (4) ["2019-07-23T12:50:46.248Z", "2019-07-23T12:50:47.447Z", "2019-07-23T12:50:47.497Z", "2019-07-23T12:50:47.548Z"]</text:p>
          </table:table-cell>
          <table:table-cell office:value-type="string" calcext:value-type="string">
            <text:p>Dashboard.vue:220 (4) ["2019-07-23T13:00:01.075Z", "2019-07-23T13:00:01.084Z", "2019-07-23T13:00:01.554Z", "2019-07-23T13:00:01.565Z"]</text:p>
          </table:table-cell>
          <table:table-cell office:value-type="string" calcext:value-type="string">
            <text:p>Dashboard.vue:220 (4) ["2019-07-23T13:06:31.270Z", "2019-07-23T13:06:31.504Z", "2019-07-23T13:06:31.510Z", "2019-07-23T13:06:31.514Z"]</text:p>
          </table:table-cell>
          <table:table-cell office:value-type="string" calcext:value-type="string">
            <text:p>Dashboard.vue:220 (4) ["2019-07-23T13:12:57.222Z", "2019-07-23T13:12:57.420Z", "2019-07-23T13:12:57.426Z", "2019-07-23T13:12:57.430Z"]</text:p>
          </table:table-cell>
          <table:table-cell office:value-type="string" calcext:value-type="string">
            <text:p>Dashboard.vue:220 (4) ["2019-07-23T13:21:35.218Z", "2019-07-23T13:21:35.222Z", "2019-07-23T13:21:35.407Z", "2019-07-23T13:21:35.412Z"]</text:p>
          </table:table-cell>
          <table:table-cell table:number-columns-repeated="3"/>
          <table:table-cell office:value-type="string" calcext:value-type="string">
            <text:p>Dashboard.vue:220 (4) ["2019-07-23T12:25:07.501Z", "2019-07-23T12:25:07.512Z", "2019-07-23T12:25:07.521Z", "2019-07-23T12:25:07.532Z"]</text:p>
          </table:table-cell>
          <table:table-cell office:value-type="string" calcext:value-type="string">
            <text:p>Dashboard.vue:220 (4) ["2019-07-23T12:25:58.602Z", "2019-07-23T12:25:58.608Z", "2019-07-23T12:25:58.613Z", "2019-07-23T12:25:58.618Z"]</text:p>
          </table:table-cell>
          <table:table-cell office:value-type="string" calcext:value-type="string">
            <text:p>Dashboard.vue:220 (4) ["2019-07-23T12:26:34.386Z", "2019-07-23T12:26:34.390Z", "2019-07-23T12:26:34.393Z", "2019-07-23T12:26:34.398Z"]</text:p>
          </table:table-cell>
          <table:table-cell office:value-type="string" calcext:value-type="string">
            <text:p>Dashboard.vue:220 (4) ["2019-07-23T12:27:08.410Z", "2019-07-23T12:27:08.415Z", "2019-07-23T12:27:08.418Z", "2019-07-23T12:27:08.422Z"]</text:p>
          </table:table-cell>
        </table:table-row>
        <table:table-row table:style-name="ro1">
          <table:table-cell/>
          <table:table-cell office:value-type="string" calcext:value-type="string">
            <text:p>Dashboard.vue:219 tumpukan yang belum diterima : 3</text:p>
          </table:table-cell>
          <table:table-cell office:value-type="string" calcext:value-type="string">
            <text:p>Dashboard.vue:211 23117</text:p>
          </table:table-cell>
          <table:table-cell office:value-type="string" calcext:value-type="string">
            <text:p>Dashboard.vue:211 35465</text:p>
          </table:table-cell>
          <table:table-cell office:value-type="string" calcext:value-type="string">
            <text:p>Dashboard.vue:211 33624</text:p>
          </table:table-cell>
          <table:table-cell office:value-type="string" calcext:value-type="string">
            <text:p>Dashboard.vue:211 33221</text:p>
          </table:table-cell>
          <table:table-cell office:value-type="string" calcext:value-type="string">
            <text:p>Dashboard.vue:211 33279</text:p>
          </table:table-cell>
          <table:table-cell table:number-columns-repeated="3"/>
          <table:table-cell office:value-type="string" calcext:value-type="string">
            <text:p>Dashboard.vue:211 1042</text:p>
          </table:table-cell>
          <table:table-cell office:value-type="string" calcext:value-type="string">
            <text:p>Dashboard.vue:211 1971</text:p>
          </table:table-cell>
          <table:table-cell office:value-type="string" calcext:value-type="string">
            <text:p>Dashboard.vue:211 1912</text:p>
          </table:table-cell>
          <table:table-cell office:value-type="string" calcext:value-type="string">
            <text:p>Dashboard.vue:211 1292</text:p>
          </table:table-cell>
          <table:table-cell/>
          <table:table-cell office:value-type="string" calcext:value-type="string">
            <text:p>Dashboard.vue:211 48556</text:p>
          </table:table-cell>
          <table:table-cell office:value-type="string" calcext:value-type="string">
            <text:p>Dashboard.vue:211 56037</text:p>
          </table:table-cell>
          <table:table-cell office:value-type="string" calcext:value-type="string">
            <text:p>Dashboard.vue:211 68296</text:p>
          </table:table-cell>
          <table:table-cell office:value-type="string" calcext:value-type="string">
            <text:p>Dashboard.vue:211 63281</text:p>
          </table:table-cell>
          <table:table-cell office:value-type="string" calcext:value-type="string">
            <text:p>Dashboard.vue:211 65219</text:p>
          </table:table-cell>
          <table:table-cell office:value-type="string" calcext:value-type="string">
            <text:p>Dashboard.vue:211 69877</text:p>
          </table:table-cell>
          <table:table-cell table:number-columns-repeated="3"/>
          <table:table-cell office:value-type="string" calcext:value-type="string">
            <text:p>Dashboard.vue:211 1699</text:p>
          </table:table-cell>
          <table:table-cell office:value-type="string" calcext:value-type="string">
            <text:p>Dashboard.vue:211 1485</text:p>
          </table:table-cell>
          <table:table-cell office:value-type="string" calcext:value-type="string">
            <text:p>Dashboard.vue:211 1354</text:p>
          </table:table-cell>
          <table:table-cell office:value-type="string" calcext:value-type="string">
            <text:p>Dashboard.vue:211 1882</text:p>
          </table:table-cell>
        </table:table-row>
        <table:table-row table:style-name="ro1">
          <table:table-cell/>
          <table:table-cell office:value-type="string" calcext:value-type="string">
            <text:p>Dashboard.vue:220 (3) ["2019-07-23T13:19:23.671Z", "2019-07-23T13:19:28.481Z", "2019-07-23T13:19:28.571Z"]</text:p>
          </table:table-cell>
          <table:table-cell office:value-type="string" calcext:value-type="string">
            <text:p>Dashboard.vue:212 2019-07-23T13:25:39.224Z</text:p>
          </table:table-cell>
          <table:table-cell office:value-type="string" calcext:value-type="string">
            <text:p>Dashboard.vue:212 2019-07-23T13:29:04.320Z</text:p>
          </table:table-cell>
          <table:table-cell office:value-type="string" calcext:value-type="string">
            <text:p>Dashboard.vue:212 2019-07-23T13:32:40.741Z</text:p>
          </table:table-cell>
          <table:table-cell office:value-type="string" calcext:value-type="string">
            <text:p>Dashboard.vue:212 2019-07-23T13:35:03.891Z</text:p>
          </table:table-cell>
          <table:table-cell office:value-type="string" calcext:value-type="string">
            <text:p>Dashboard.vue:212 2019-07-23T13:38:37.537Z</text:p>
          </table:table-cell>
          <table:table-cell table:number-columns-repeated="3"/>
          <table:table-cell office:value-type="string" calcext:value-type="string">
            <text:p>Dashboard.vue:212 2019-07-23T13:43:54.214Z</text:p>
          </table:table-cell>
          <table:table-cell office:value-type="string" calcext:value-type="string">
            <text:p>Dashboard.vue:212 2019-07-23T13:44:46.132Z</text:p>
          </table:table-cell>
          <table:table-cell office:value-type="string" calcext:value-type="string">
            <text:p>Dashboard.vue:212 2019-07-23T13:45:33.387Z</text:p>
          </table:table-cell>
          <table:table-cell office:value-type="string" calcext:value-type="string">
            <text:p>Dashboard.vue:212 2019-07-23T13:46:20.608Z</text:p>
          </table:table-cell>
          <table:table-cell/>
          <table:table-cell office:value-type="string" calcext:value-type="string">
            <text:p>Dashboard.vue:212 2019-07-23T12:44:13.205Z</text:p>
          </table:table-cell>
          <table:table-cell office:value-type="string" calcext:value-type="string">
            <text:p>Dashboard.vue:212 2019-07-23T12:50:47.447Z</text:p>
          </table:table-cell>
          <table:table-cell office:value-type="string" calcext:value-type="string">
            <text:p>Dashboard.vue:212 2019-07-23T13:00:01.554Z</text:p>
          </table:table-cell>
          <table:table-cell office:value-type="string" calcext:value-type="string">
            <text:p>Dashboard.vue:212 2019-07-23T13:06:31.504Z</text:p>
          </table:table-cell>
          <table:table-cell office:value-type="string" calcext:value-type="string">
            <text:p>Dashboard.vue:212 2019-07-23T13:12:57.420Z</text:p>
          </table:table-cell>
          <table:table-cell office:value-type="string" calcext:value-type="string">
            <text:p>Dashboard.vue:212 2019-07-23T13:21:35.407Z</text:p>
          </table:table-cell>
          <table:table-cell table:number-columns-repeated="3"/>
          <table:table-cell office:value-type="string" calcext:value-type="string">
            <text:p>Dashboard.vue:212 2019-07-23T12:25:07.501Z</text:p>
          </table:table-cell>
          <table:table-cell office:value-type="string" calcext:value-type="string">
            <text:p>Dashboard.vue:212 2019-07-23T12:25:58.602Z</text:p>
          </table:table-cell>
          <table:table-cell office:value-type="string" calcext:value-type="string">
            <text:p>Dashboard.vue:212 2019-07-23T12:26:34.386Z</text:p>
          </table:table-cell>
          <table:table-cell office:value-type="string" calcext:value-type="string">
            <text:p>Dashboard.vue:212 2019-07-23T12:27:08.410Z</text:p>
          </table:table-cell>
        </table:table-row>
        <table:table-row table:style-name="ro1">
          <table:table-cell/>
          <table:table-cell office:value-type="string" calcext:value-type="string">
            <text:p>Dashboard.vue:211 16612</text:p>
          </table:table-cell>
          <table:table-cell table:number-columns-repeated="5" office:value-type="string" calcext:value-type="string">
            <text:p>Dashboard.vue:219 tumpukan yang belum diterima : 3</text:p>
          </table:table-cell>
          <table:table-cell table:number-columns-repeated="3"/>
          <table:table-cell table:number-columns-repeated="4" office:value-type="string" calcext:value-type="string">
            <text:p>Dashboard.vue:219 tumpukan yang belum diterima : 3</text:p>
          </table:table-cell>
          <table:table-cell/>
          <table:table-cell table:number-columns-repeated="6" office:value-type="string" calcext:value-type="string">
            <text:p>Dashboard.vue:219 tumpukan yang belum diterima : 3</text:p>
          </table:table-cell>
          <table:table-cell table:number-columns-repeated="3"/>
          <table:table-cell table:number-columns-repeated="4" office:value-type="string" calcext:value-type="string">
            <text:p>Dashboard.vue:219 tumpukan yang belum diterima : 3</text:p>
          </table:table-cell>
        </table:table-row>
        <table:table-row table:style-name="ro1">
          <table:table-cell/>
          <table:table-cell office:value-type="string" calcext:value-type="string">
            <text:p>Dashboard.vue:212 2019-07-23T13:19:28.481Z</text:p>
          </table:table-cell>
          <table:table-cell office:value-type="string" calcext:value-type="string">
            <text:p>Dashboard.vue:220 (3) ["2019-07-23T13:25:38.275Z", "2019-07-23T13:25:39.324Z", "2019-07-23T13:25:39.375Z"]</text:p>
          </table:table-cell>
          <table:table-cell office:value-type="string" calcext:value-type="string">
            <text:p>Dashboard.vue:220 (3) ["2019-07-23T13:29:03.861Z", "2019-07-23T13:29:04.340Z", "2019-07-23T13:29:04.350Z"]</text:p>
          </table:table-cell>
          <table:table-cell office:value-type="string" calcext:value-type="string">
            <text:p>Dashboard.vue:220 (3) ["2019-07-23T13:32:40.507Z", "2019-07-23T13:32:40.745Z", "2019-07-23T13:32:40.750Z"]</text:p>
          </table:table-cell>
          <table:table-cell office:value-type="string" calcext:value-type="string">
            <text:p>Dashboard.vue:220 (3) ["2019-07-23T13:35:03.700Z", "2019-07-23T13:35:03.887Z", "2019-07-23T13:35:03.895Z"]</text:p>
          </table:table-cell>
          <table:table-cell office:value-type="string" calcext:value-type="string">
            <text:p>Dashboard.vue:220 (3) ["2019-07-23T13:38:37.339Z", "2019-07-23T13:38:37.533Z", "2019-07-23T13:38:37.541Z"]</text:p>
          </table:table-cell>
          <table:table-cell table:number-columns-repeated="3"/>
          <table:table-cell office:value-type="string" calcext:value-type="string">
            <text:p>Dashboard.vue:220 (3) ["2019-07-23T13:43:54.223Z", "2019-07-23T13:43:54.233Z", "2019-07-23T13:43:54.244Z"]</text:p>
          </table:table-cell>
          <table:table-cell office:value-type="string" calcext:value-type="string">
            <text:p>Dashboard.vue:220 (3) ["2019-07-23T13:44:46.136Z", "2019-07-23T13:44:46.143Z", "2019-07-23T13:44:46.147Z"]</text:p>
          </table:table-cell>
          <table:table-cell office:value-type="string" calcext:value-type="string">
            <text:p>Dashboard.vue:220 (3) ["2019-07-23T13:45:33.391Z", "2019-07-23T13:45:33.395Z", "2019-07-23T13:45:33.399Z"]</text:p>
          </table:table-cell>
          <table:table-cell office:value-type="string" calcext:value-type="string">
            <text:p>Dashboard.vue:220 (3) ["2019-07-23T13:46:20.613Z", "2019-07-23T13:46:20.616Z", "2019-07-23T13:46:20.622Z"]</text:p>
          </table:table-cell>
          <table:table-cell/>
          <table:table-cell office:value-type="string" calcext:value-type="string">
            <text:p>Dashboard.vue:220 (3) ["2019-07-23T12:44:11.405Z", "2019-07-23T12:44:11.505Z", "2019-07-23T12:44:13.305Z"]</text:p>
          </table:table-cell>
          <table:table-cell office:value-type="string" calcext:value-type="string">
            <text:p>Dashboard.vue:220 (3) ["2019-07-23T12:50:46.248Z", "2019-07-23T12:50:47.497Z", "2019-07-23T12:50:47.548Z"]</text:p>
          </table:table-cell>
          <table:table-cell office:value-type="string" calcext:value-type="string">
            <text:p>Dashboard.vue:220 (3) ["2019-07-23T13:00:01.075Z", "2019-07-23T13:00:01.084Z", "2019-07-23T13:00:01.565Z"]</text:p>
          </table:table-cell>
          <table:table-cell office:value-type="string" calcext:value-type="string">
            <text:p>Dashboard.vue:220 (3) ["2019-07-23T13:06:31.270Z", "2019-07-23T13:06:31.510Z", "2019-07-23T13:06:31.514Z"]</text:p>
          </table:table-cell>
          <table:table-cell office:value-type="string" calcext:value-type="string">
            <text:p>Dashboard.vue:220 (3) ["2019-07-23T13:12:57.222Z", "2019-07-23T13:12:57.426Z", "2019-07-23T13:12:57.430Z"]</text:p>
          </table:table-cell>
          <table:table-cell office:value-type="string" calcext:value-type="string">
            <text:p>Dashboard.vue:220 (3) ["2019-07-23T13:21:35.218Z", "2019-07-23T13:21:35.222Z", "2019-07-23T13:21:35.412Z"]</text:p>
          </table:table-cell>
          <table:table-cell table:number-columns-repeated="3"/>
          <table:table-cell office:value-type="string" calcext:value-type="string">
            <text:p>Dashboard.vue:220 (3) ["2019-07-23T12:25:07.512Z", "2019-07-23T12:25:07.521Z", "2019-07-23T12:25:07.532Z"]</text:p>
          </table:table-cell>
          <table:table-cell office:value-type="string" calcext:value-type="string">
            <text:p>Dashboard.vue:220 (3) ["2019-07-23T12:25:58.608Z", "2019-07-23T12:25:58.613Z", "2019-07-23T12:25:58.618Z"]</text:p>
          </table:table-cell>
          <table:table-cell office:value-type="string" calcext:value-type="string">
            <text:p>Dashboard.vue:220 (3) ["2019-07-23T12:26:34.390Z", "2019-07-23T12:26:34.393Z", "2019-07-23T12:26:34.398Z"]</text:p>
          </table:table-cell>
          <table:table-cell office:value-type="string" calcext:value-type="string">
            <text:p>Dashboard.vue:220 (3) ["2019-07-23T12:27:08.415Z", "2019-07-23T12:27:08.418Z", "2019-07-23T12:27:08.422Z"]</text:p>
          </table:table-cell>
        </table:table-row>
        <table:table-row table:style-name="ro1">
          <table:table-cell/>
          <table:table-cell office:value-type="string" calcext:value-type="string">
            <text:p>Dashboard.vue:219 tumpukan yang belum diterima : 2</text:p>
          </table:table-cell>
          <table:table-cell office:value-type="string" calcext:value-type="string">
            <text:p>Dashboard.vue:211 23626</text:p>
          </table:table-cell>
          <table:table-cell office:value-type="string" calcext:value-type="string">
            <text:p>Dashboard.vue:211 35472</text:p>
          </table:table-cell>
          <table:table-cell office:value-type="string" calcext:value-type="string">
            <text:p>Dashboard.vue:211 33690</text:p>
          </table:table-cell>
          <table:table-cell office:value-type="string" calcext:value-type="string">
            <text:p>Dashboard.vue:211 33942</text:p>
          </table:table-cell>
          <table:table-cell office:value-type="string" calcext:value-type="string">
            <text:p>Dashboard.vue:211 33796</text:p>
          </table:table-cell>
          <table:table-cell table:number-columns-repeated="3"/>
          <table:table-cell office:value-type="string" calcext:value-type="string">
            <text:p>Dashboard.vue:211 1040</text:p>
          </table:table-cell>
          <table:table-cell office:value-type="string" calcext:value-type="string">
            <text:p>Dashboard.vue:211 1983</text:p>
          </table:table-cell>
          <table:table-cell office:value-type="string" calcext:value-type="string">
            <text:p>Dashboard.vue:211 1914</text:p>
          </table:table-cell>
          <table:table-cell office:value-type="string" calcext:value-type="string">
            <text:p>Dashboard.vue:211 1294</text:p>
          </table:table-cell>
          <table:table-cell/>
          <table:table-cell office:value-type="string" calcext:value-type="string">
            <text:p>Dashboard.vue:211 48517</text:p>
          </table:table-cell>
          <table:table-cell office:value-type="string" calcext:value-type="string">
            <text:p>Dashboard.vue:211 56343</text:p>
          </table:table-cell>
          <table:table-cell office:value-type="string" calcext:value-type="string">
            <text:p>Dashboard.vue:211 68898</text:p>
          </table:table-cell>
          <table:table-cell office:value-type="string" calcext:value-type="string">
            <text:p>Dashboard.vue:211 63630</text:p>
          </table:table-cell>
          <table:table-cell office:value-type="string" calcext:value-type="string">
            <text:p>Dashboard.vue:211 65228</text:p>
          </table:table-cell>
          <table:table-cell office:value-type="string" calcext:value-type="string">
            <text:p>Dashboard.vue:211 69886</text:p>
          </table:table-cell>
          <table:table-cell table:number-columns-repeated="3"/>
          <table:table-cell office:value-type="string" calcext:value-type="string">
            <text:p>Dashboard.vue:211 1693</text:p>
          </table:table-cell>
          <table:table-cell office:value-type="string" calcext:value-type="string">
            <text:p>Dashboard.vue:211 1485</text:p>
          </table:table-cell>
          <table:table-cell office:value-type="string" calcext:value-type="string">
            <text:p>Dashboard.vue:211 1356</text:p>
          </table:table-cell>
          <table:table-cell office:value-type="string" calcext:value-type="string">
            <text:p>Dashboard.vue:211 1881</text:p>
          </table:table-cell>
        </table:table-row>
        <table:table-row table:style-name="ro1">
          <table:table-cell/>
          <table:table-cell office:value-type="string" calcext:value-type="string">
            <text:p>Dashboard.vue:220 (2) ["2019-07-23T13:19:23.671Z", "2019-07-23T13:19:28.571Z"]</text:p>
          </table:table-cell>
          <table:table-cell office:value-type="string" calcext:value-type="string">
            <text:p>Dashboard.vue:212 2019-07-23T13:25:39.324Z</text:p>
          </table:table-cell>
          <table:table-cell office:value-type="string" calcext:value-type="string">
            <text:p>Dashboard.vue:212 2019-07-23T13:29:04.340Z</text:p>
          </table:table-cell>
          <table:table-cell office:value-type="string" calcext:value-type="string">
            <text:p>Dashboard.vue:212 2019-07-23T13:32:40.745Z</text:p>
          </table:table-cell>
          <table:table-cell office:value-type="string" calcext:value-type="string">
            <text:p>Dashboard.vue:212 2019-07-23T13:35:03.895Z</text:p>
          </table:table-cell>
          <table:table-cell office:value-type="string" calcext:value-type="string">
            <text:p>Dashboard.vue:212 2019-07-23T13:38:37.533Z</text:p>
          </table:table-cell>
          <table:table-cell table:number-columns-repeated="3"/>
          <table:table-cell office:value-type="string" calcext:value-type="string">
            <text:p>Dashboard.vue:212 2019-07-23T13:43:54.223Z</text:p>
          </table:table-cell>
          <table:table-cell office:value-type="string" calcext:value-type="string">
            <text:p>Dashboard.vue:212 2019-07-23T13:44:46.136Z</text:p>
          </table:table-cell>
          <table:table-cell office:value-type="string" calcext:value-type="string">
            <text:p>Dashboard.vue:212 2019-07-23T13:45:33.391Z</text:p>
          </table:table-cell>
          <table:table-cell office:value-type="string" calcext:value-type="string">
            <text:p>Dashboard.vue:212 2019-07-23T13:46:20.613Z</text:p>
          </table:table-cell>
          <table:table-cell/>
          <table:table-cell office:value-type="string" calcext:value-type="string">
            <text:p>Dashboard.vue:212 2019-07-23T12:44:13.305Z</text:p>
          </table:table-cell>
          <table:table-cell office:value-type="string" calcext:value-type="string">
            <text:p>Dashboard.vue:212 2019-07-23T12:50:47.548Z</text:p>
          </table:table-cell>
          <table:table-cell office:value-type="string" calcext:value-type="string">
            <text:p>Dashboard.vue:212 2019-07-23T13:00:01.565Z</text:p>
          </table:table-cell>
          <table:table-cell office:value-type="string" calcext:value-type="string">
            <text:p>Dashboard.vue:212 2019-07-23T13:06:31.510Z</text:p>
          </table:table-cell>
          <table:table-cell office:value-type="string" calcext:value-type="string">
            <text:p>Dashboard.vue:212 2019-07-23T13:12:57.426Z</text:p>
          </table:table-cell>
          <table:table-cell office:value-type="string" calcext:value-type="string">
            <text:p>Dashboard.vue:212 2019-07-23T13:21:35.412Z</text:p>
          </table:table-cell>
          <table:table-cell table:number-columns-repeated="3"/>
          <table:table-cell office:value-type="string" calcext:value-type="string">
            <text:p>Dashboard.vue:212 2019-07-23T12:25:07.512Z</text:p>
          </table:table-cell>
          <table:table-cell office:value-type="string" calcext:value-type="string">
            <text:p>Dashboard.vue:212 2019-07-23T12:25:58.608Z</text:p>
          </table:table-cell>
          <table:table-cell office:value-type="string" calcext:value-type="string">
            <text:p>Dashboard.vue:212 2019-07-23T12:26:34.390Z</text:p>
          </table:table-cell>
          <table:table-cell office:value-type="string" calcext:value-type="string">
            <text:p>Dashboard.vue:212 2019-07-23T12:27:08.415Z</text:p>
          </table:table-cell>
        </table:table-row>
        <table:table-row table:style-name="ro1">
          <table:table-cell/>
          <table:table-cell office:value-type="string" calcext:value-type="string">
            <text:p>Dashboard.vue:211 16536</text:p>
          </table:table-cell>
          <table:table-cell table:number-columns-repeated="5" office:value-type="string" calcext:value-type="string">
            <text:p>Dashboard.vue:219 tumpukan yang belum diterima : 2</text:p>
          </table:table-cell>
          <table:table-cell table:number-columns-repeated="3"/>
          <table:table-cell table:number-columns-repeated="4" office:value-type="string" calcext:value-type="string">
            <text:p>Dashboard.vue:219 tumpukan yang belum diterima : 2</text:p>
          </table:table-cell>
          <table:table-cell/>
          <table:table-cell table:number-columns-repeated="6" office:value-type="string" calcext:value-type="string">
            <text:p>Dashboard.vue:219 tumpukan yang belum diterima : 2</text:p>
          </table:table-cell>
          <table:table-cell table:number-columns-repeated="3"/>
          <table:table-cell table:number-columns-repeated="4" office:value-type="string" calcext:value-type="string">
            <text:p>Dashboard.vue:219 tumpukan yang belum diterima : 2</text:p>
          </table:table-cell>
        </table:table-row>
        <table:table-row table:style-name="ro1">
          <table:table-cell/>
          <table:table-cell office:value-type="string" calcext:value-type="string">
            <text:p>Dashboard.vue:212 2019-07-23T13:19:28.571Z</text:p>
          </table:table-cell>
          <table:table-cell office:value-type="string" calcext:value-type="string">
            <text:p>Dashboard.vue:220 (2) ["2019-07-23T13:25:38.275Z", "2019-07-23T13:25:39.375Z"]</text:p>
          </table:table-cell>
          <table:table-cell office:value-type="string" calcext:value-type="string">
            <text:p>Dashboard.vue:220 (2) ["2019-07-23T13:29:03.861Z", "2019-07-23T13:29:04.350Z"]</text:p>
          </table:table-cell>
          <table:table-cell office:value-type="string" calcext:value-type="string">
            <text:p>Dashboard.vue:220 (2) ["2019-07-23T13:32:40.507Z", "2019-07-23T13:32:40.750Z"]</text:p>
          </table:table-cell>
          <table:table-cell office:value-type="string" calcext:value-type="string">
            <text:p>Dashboard.vue:220 (2) ["2019-07-23T13:35:03.700Z", "2019-07-23T13:35:03.887Z"]</text:p>
          </table:table-cell>
          <table:table-cell office:value-type="string" calcext:value-type="string">
            <text:p>Dashboard.vue:220 (2) ["2019-07-23T13:38:37.339Z", "2019-07-23T13:38:37.541Z"]</text:p>
          </table:table-cell>
          <table:table-cell table:number-columns-repeated="3"/>
          <table:table-cell office:value-type="string" calcext:value-type="string">
            <text:p>Dashboard.vue:220 (2) ["2019-07-23T13:43:54.233Z", "2019-07-23T13:43:54.244Z"]</text:p>
          </table:table-cell>
          <table:table-cell office:value-type="string" calcext:value-type="string">
            <text:p>Dashboard.vue:220 (2) ["2019-07-23T13:44:46.143Z", "2019-07-23T13:44:46.147Z"]</text:p>
          </table:table-cell>
          <table:table-cell office:value-type="string" calcext:value-type="string">
            <text:p>Dashboard.vue:220 (2) ["2019-07-23T13:45:33.395Z", "2019-07-23T13:45:33.399Z"]</text:p>
          </table:table-cell>
          <table:table-cell office:value-type="string" calcext:value-type="string">
            <text:p>Dashboard.vue:220 (2) ["2019-07-23T13:46:20.616Z", "2019-07-23T13:46:20.622Z"]</text:p>
          </table:table-cell>
          <table:table-cell/>
          <table:table-cell office:value-type="string" calcext:value-type="string">
            <text:p>Dashboard.vue:220 (2) ["2019-07-23T12:44:11.405Z", "2019-07-23T12:44:11.505Z"]</text:p>
          </table:table-cell>
          <table:table-cell office:value-type="string" calcext:value-type="string">
            <text:p>Dashboard.vue:220 (2) ["2019-07-23T12:50:46.248Z", "2019-07-23T12:50:47.497Z"]</text:p>
          </table:table-cell>
          <table:table-cell office:value-type="string" calcext:value-type="string">
            <text:p>Dashboard.vue:220 (2) ["2019-07-23T13:00:01.075Z", "2019-07-23T13:00:01.084Z"]</text:p>
          </table:table-cell>
          <table:table-cell office:value-type="string" calcext:value-type="string">
            <text:p>Dashboard.vue:220 (2) ["2019-07-23T13:06:31.270Z", "2019-07-23T13:06:31.514Z"]</text:p>
          </table:table-cell>
          <table:table-cell office:value-type="string" calcext:value-type="string">
            <text:p>Dashboard.vue:220 (2) ["2019-07-23T13:12:57.222Z", "2019-07-23T13:12:57.430Z"]</text:p>
          </table:table-cell>
          <table:table-cell office:value-type="string" calcext:value-type="string">
            <text:p>Dashboard.vue:220 (2) ["2019-07-23T13:21:35.218Z", "2019-07-23T13:21:35.222Z"]</text:p>
          </table:table-cell>
          <table:table-cell table:number-columns-repeated="3"/>
          <table:table-cell office:value-type="string" calcext:value-type="string">
            <text:p>Dashboard.vue:220 (2) ["2019-07-23T12:25:07.521Z", "2019-07-23T12:25:07.532Z"]</text:p>
          </table:table-cell>
          <table:table-cell office:value-type="string" calcext:value-type="string">
            <text:p>Dashboard.vue:220 (2) ["2019-07-23T12:25:58.613Z", "2019-07-23T12:25:58.618Z"]</text:p>
          </table:table-cell>
          <table:table-cell office:value-type="string" calcext:value-type="string">
            <text:p>Dashboard.vue:220 (2) ["2019-07-23T12:26:34.393Z", "2019-07-23T12:26:34.398Z"]</text:p>
          </table:table-cell>
          <table:table-cell office:value-type="string" calcext:value-type="string">
            <text:p>Dashboard.vue:220 (2) ["2019-07-23T12:27:08.418Z", "2019-07-23T12:27:08.422Z"]</text:p>
          </table:table-cell>
        </table:table-row>
        <table:table-row table:style-name="ro1">
          <table:table-cell/>
          <table:table-cell office:value-type="string" calcext:value-type="string">
            <text:p>Dashboard.vue:219 tumpukan yang belum diterima : 1</text:p>
          </table:table-cell>
          <table:table-cell office:value-type="string" calcext:value-type="string">
            <text:p>Dashboard.vue:211 24087</text:p>
          </table:table-cell>
          <table:table-cell office:value-type="string" calcext:value-type="string">
            <text:p>Dashboard.vue:211 35865</text:p>
          </table:table-cell>
          <table:table-cell office:value-type="string" calcext:value-type="string">
            <text:p>Dashboard.vue:211 34302</text:p>
          </table:table-cell>
          <table:table-cell office:value-type="string" calcext:value-type="string">
            <text:p>Dashboard.vue:211 33968</text:p>
          </table:table-cell>
          <table:table-cell office:value-type="string" calcext:value-type="string">
            <text:p>Dashboard.vue:211 33803</text:p>
          </table:table-cell>
          <table:table-cell table:number-columns-repeated="3"/>
          <table:table-cell office:value-type="string" calcext:value-type="string">
            <text:p>Dashboard.vue:211 1034</text:p>
          </table:table-cell>
          <table:table-cell office:value-type="string" calcext:value-type="string">
            <text:p>Dashboard.vue:211 1981</text:p>
          </table:table-cell>
          <table:table-cell office:value-type="string" calcext:value-type="string">
            <text:p>Dashboard.vue:211 1915</text:p>
          </table:table-cell>
          <table:table-cell office:value-type="string" calcext:value-type="string">
            <text:p>Dashboard.vue:211 1296</text:p>
          </table:table-cell>
          <table:table-cell/>
          <table:table-cell office:value-type="string" calcext:value-type="string">
            <text:p>Dashboard.vue:211 52095</text:p>
          </table:table-cell>
          <table:table-cell office:value-type="string" calcext:value-type="string">
            <text:p>Dashboard.vue:211 56575</text:p>
          </table:table-cell>
          <table:table-cell office:value-type="string" calcext:value-type="string">
            <text:p>Dashboard.vue:211 69495</text:p>
          </table:table-cell>
          <table:table-cell office:value-type="string" calcext:value-type="string">
            <text:p>Dashboard.vue:211 63639</text:p>
          </table:table-cell>
          <table:table-cell office:value-type="string" calcext:value-type="string">
            <text:p>Dashboard.vue:211 65828</text:p>
          </table:table-cell>
          <table:table-cell office:value-type="string" calcext:value-type="string">
            <text:p>Dashboard.vue:211 70695</text:p>
          </table:table-cell>
          <table:table-cell table:number-columns-repeated="3"/>
          <table:table-cell office:value-type="string" calcext:value-type="string">
            <text:p>Dashboard.vue:211 1690</text:p>
          </table:table-cell>
          <table:table-cell office:value-type="string" calcext:value-type="string">
            <text:p>Dashboard.vue:211 1485</text:p>
          </table:table-cell>
          <table:table-cell office:value-type="string" calcext:value-type="string">
            <text:p>Dashboard.vue:211 1358</text:p>
          </table:table-cell>
          <table:table-cell office:value-type="string" calcext:value-type="string">
            <text:p>Dashboard.vue:211 1885</text:p>
          </table:table-cell>
        </table:table-row>
        <table:table-row table:style-name="ro1">
          <table:table-cell/>
          <table:table-cell office:value-type="string" calcext:value-type="string">
            <text:p>Dashboard.vue:220 ["2019-07-23T13:19:23.671Z"]</text:p>
          </table:table-cell>
          <table:table-cell office:value-type="string" calcext:value-type="string">
            <text:p>Dashboard.vue:212 2019-07-23T13:25:39.375Z</text:p>
          </table:table-cell>
          <table:table-cell office:value-type="string" calcext:value-type="string">
            <text:p>Dashboard.vue:212 2019-07-23T13:29:04.350Z</text:p>
          </table:table-cell>
          <table:table-cell office:value-type="string" calcext:value-type="string">
            <text:p>Dashboard.vue:212 2019-07-23T13:32:40.750Z</text:p>
          </table:table-cell>
          <table:table-cell office:value-type="string" calcext:value-type="string">
            <text:p>Dashboard.vue:212 2019-07-23T13:35:03.887Z</text:p>
          </table:table-cell>
          <table:table-cell office:value-type="string" calcext:value-type="string">
            <text:p>Dashboard.vue:212 2019-07-23T13:38:37.541Z</text:p>
          </table:table-cell>
          <table:table-cell table:number-columns-repeated="3"/>
          <table:table-cell office:value-type="string" calcext:value-type="string">
            <text:p>Dashboard.vue:212 2019-07-23T13:43:54.233Z</text:p>
          </table:table-cell>
          <table:table-cell office:value-type="string" calcext:value-type="string">
            <text:p>Dashboard.vue:212 2019-07-23T13:44:46.143Z</text:p>
          </table:table-cell>
          <table:table-cell office:value-type="string" calcext:value-type="string">
            <text:p>Dashboard.vue:212 2019-07-23T13:45:33.395Z</text:p>
          </table:table-cell>
          <table:table-cell office:value-type="string" calcext:value-type="string">
            <text:p>Dashboard.vue:212 2019-07-23T13:46:20.616Z</text:p>
          </table:table-cell>
          <table:table-cell/>
          <table:table-cell office:value-type="string" calcext:value-type="string">
            <text:p>Dashboard.vue:212 2019-07-23T12:44:11.505Z</text:p>
          </table:table-cell>
          <table:table-cell office:value-type="string" calcext:value-type="string">
            <text:p>Dashboard.vue:212 2019-07-23T12:50:47.497Z</text:p>
          </table:table-cell>
          <table:table-cell office:value-type="string" calcext:value-type="string">
            <text:p>Dashboard.vue:212 2019-07-23T13:00:01.084Z</text:p>
          </table:table-cell>
          <table:table-cell office:value-type="string" calcext:value-type="string">
            <text:p>Dashboard.vue:212 2019-07-23T13:06:31.514Z</text:p>
          </table:table-cell>
          <table:table-cell office:value-type="string" calcext:value-type="string">
            <text:p>Dashboard.vue:212 2019-07-23T13:12:57.430Z</text:p>
          </table:table-cell>
          <table:table-cell office:value-type="string" calcext:value-type="string">
            <text:p>Dashboard.vue:212 2019-07-23T13:21:35.222Z</text:p>
          </table:table-cell>
          <table:table-cell table:number-columns-repeated="3"/>
          <table:table-cell office:value-type="string" calcext:value-type="string">
            <text:p>Dashboard.vue:212 2019-07-23T12:25:07.521Z</text:p>
          </table:table-cell>
          <table:table-cell office:value-type="string" calcext:value-type="string">
            <text:p>Dashboard.vue:212 2019-07-23T12:25:58.613Z</text:p>
          </table:table-cell>
          <table:table-cell office:value-type="string" calcext:value-type="string">
            <text:p>Dashboard.vue:212 2019-07-23T12:26:34.393Z</text:p>
          </table:table-cell>
          <table:table-cell office:value-type="string" calcext:value-type="string">
            <text:p>Dashboard.vue:212 2019-07-23T12:27:08.418Z</text:p>
          </table:table-cell>
        </table:table-row>
        <table:table-row table:style-name="ro1">
          <table:table-cell table:number-columns-repeated="2"/>
          <table:table-cell table:number-columns-repeated="5" office:value-type="string" calcext:value-type="string">
            <text:p>Dashboard.vue:219 tumpukan yang belum diterima : 1</text:p>
          </table:table-cell>
          <table:table-cell table:number-columns-repeated="3"/>
          <table:table-cell table:number-columns-repeated="4" office:value-type="string" calcext:value-type="string">
            <text:p>Dashboard.vue:219 tumpukan yang belum diterima : 1</text:p>
          </table:table-cell>
          <table:table-cell/>
          <table:table-cell table:number-columns-repeated="5" office:value-type="string" calcext:value-type="string">
            <text:p>Dashboard.vue:219 tumpukan yang belum diterima : 1</text:p>
          </table:table-cell>
          <table:table-cell table:number-columns-repeated="4"/>
          <table:table-cell table:number-columns-repeated="4" office:value-type="string" calcext:value-type="string">
            <text:p>Dashboard.vue:219 tumpukan yang belum diterima : 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shboard.vue:220 ["2019-07-23T13:25:38.275Z"]</text:p>
          </table:table-cell>
          <table:table-cell office:value-type="string" calcext:value-type="string">
            <text:p>Dashboard.vue:220 ["2019-07-23T13:29:03.861Z"]</text:p>
          </table:table-cell>
          <table:table-cell office:value-type="string" calcext:value-type="string">
            <text:p>Dashboard.vue:220 ["2019-07-23T13:32:40.507Z"]</text:p>
          </table:table-cell>
          <table:table-cell office:value-type="string" calcext:value-type="string">
            <text:p>Dashboard.vue:220 ["2019-07-23T13:35:03.700Z"]</text:p>
          </table:table-cell>
          <table:table-cell office:value-type="string" calcext:value-type="string">
            <text:p>Dashboard.vue:220 ["2019-07-23T13:38:37.339Z"]</text:p>
          </table:table-cell>
          <table:table-cell table:number-columns-repeated="3"/>
          <table:table-cell office:value-type="string" calcext:value-type="string">
            <text:p>Dashboard.vue:220 ["2019-07-23T13:43:54.244Z"]</text:p>
          </table:table-cell>
          <table:table-cell office:value-type="string" calcext:value-type="string">
            <text:p>Dashboard.vue:220 ["2019-07-23T13:44:46.147Z"]</text:p>
          </table:table-cell>
          <table:table-cell office:value-type="string" calcext:value-type="string">
            <text:p>Dashboard.vue:220 ["2019-07-23T13:45:33.399Z"]</text:p>
          </table:table-cell>
          <table:table-cell office:value-type="string" calcext:value-type="string">
            <text:p>Dashboard.vue:220 ["2019-07-23T13:46:20.622Z"]</text:p>
          </table:table-cell>
          <table:table-cell/>
          <table:table-cell office:value-type="string" calcext:value-type="string">
            <text:p>Dashboard.vue:220 ["2019-07-23T12:44:11.405Z"]</text:p>
          </table:table-cell>
          <table:table-cell office:value-type="string" calcext:value-type="string">
            <text:p>Dashboard.vue:220 ["2019-07-23T12:50:46.248Z"]</text:p>
          </table:table-cell>
          <table:table-cell office:value-type="string" calcext:value-type="string">
            <text:p>Dashboard.vue:220 ["2019-07-23T13:00:01.075Z"]</text:p>
          </table:table-cell>
          <table:table-cell office:value-type="string" calcext:value-type="string">
            <text:p>Dashboard.vue:220 ["2019-07-23T13:06:31.270Z"]</text:p>
          </table:table-cell>
          <table:table-cell office:value-type="string" calcext:value-type="string">
            <text:p>Dashboard.vue:220 ["2019-07-23T13:12:57.222Z"]</text:p>
          </table:table-cell>
          <table:table-cell table:number-columns-repeated="4"/>
          <table:table-cell office:value-type="string" calcext:value-type="string">
            <text:p>Dashboard.vue:220 ["2019-07-23T12:25:07.532Z"]</text:p>
          </table:table-cell>
          <table:table-cell office:value-type="string" calcext:value-type="string">
            <text:p>Dashboard.vue:220 ["2019-07-23T12:25:58.618Z"]</text:p>
          </table:table-cell>
          <table:table-cell office:value-type="string" calcext:value-type="string">
            <text:p>Dashboard.vue:220 ["2019-07-23T12:26:34.398Z"]</text:p>
          </table:table-cell>
          <table:table-cell office:value-type="string" calcext:value-type="string">
            <text:p>Dashboard.vue:220 ["2019-07-23T12:27:08.422Z"]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Dashboard.vue:211 1029</text:p>
          </table:table-cell>
          <table:table-cell office:value-type="string" calcext:value-type="string">
            <text:p>Dashboard.vue:211 1983</text:p>
          </table:table-cell>
          <table:table-cell office:value-type="string" calcext:value-type="string">
            <text:p>Dashboard.vue:211 1915</text:p>
          </table:table-cell>
          <table:table-cell office:value-type="string" calcext:value-type="string">
            <text:p>Dashboard.vue:211 1293</text:p>
          </table:table-cell>
          <table:table-cell table:number-columns-repeated="2"/>
          <table:table-cell office:value-type="string" calcext:value-type="string">
            <text:p>Dashboard.vue:211 58235</text:p>
          </table:table-cell>
          <table:table-cell table:number-columns-repeated="7"/>
          <table:table-cell office:value-type="string" calcext:value-type="string">
            <text:p>Dashboard.vue:211 1685</text:p>
          </table:table-cell>
          <table:table-cell office:value-type="string" calcext:value-type="string">
            <text:p>Dashboard.vue:211 1484</text:p>
          </table:table-cell>
          <table:table-cell office:value-type="string" calcext:value-type="string">
            <text:p>Dashboard.vue:211 1358</text:p>
          </table:table-cell>
          <table:table-cell office:value-type="string" calcext:value-type="string">
            <text:p>Dashboard.vue:211 1885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Dashboard.vue:212 2019-07-23T13:43:54.244Z</text:p>
          </table:table-cell>
          <table:table-cell office:value-type="string" calcext:value-type="string">
            <text:p>Dashboard.vue:212 2019-07-23T13:44:46.147Z</text:p>
          </table:table-cell>
          <table:table-cell office:value-type="string" calcext:value-type="string">
            <text:p>Dashboard.vue:212 2019-07-23T13:45:33.399Z</text:p>
          </table:table-cell>
          <table:table-cell office:value-type="string" calcext:value-type="string">
            <text:p>Dashboard.vue:212 2019-07-23T13:46:20.622Z</text:p>
          </table:table-cell>
          <table:table-cell table:number-columns-repeated="2"/>
          <table:table-cell office:value-type="string" calcext:value-type="string">
            <text:p>Dashboard.vue:212 2019-07-23T12:50:46.248Z</text:p>
          </table:table-cell>
          <table:table-cell table:number-columns-repeated="7"/>
          <table:table-cell office:value-type="string" calcext:value-type="string">
            <text:p>Dashboard.vue:212 2019-07-23T12:25:07.532Z</text:p>
          </table:table-cell>
          <table:table-cell office:value-type="string" calcext:value-type="string">
            <text:p>Dashboard.vue:212 2019-07-23T12:25:58.618Z</text:p>
          </table:table-cell>
          <table:table-cell office:value-type="string" calcext:value-type="string">
            <text:p>Dashboard.vue:212 2019-07-23T12:26:34.398Z</text:p>
          </table:table-cell>
          <table:table-cell office:value-type="string" calcext:value-type="string">
            <text:p>Dashboard.vue:212 2019-07-23T12:27:08.422Z</text:p>
          </table:table-cell>
        </table:table-row>
        <table:table-row table:style-name="ro1">
          <table:table-cell table:number-columns-repeated="10"/>
          <table:table-cell table:number-columns-repeated="4" office:value-type="string" calcext:value-type="string">
            <text:p>Dashboard.vue:219 tumpukan yang belum diterima : 0</text:p>
          </table:table-cell>
          <table:table-cell table:number-columns-repeated="2"/>
          <table:table-cell office:value-type="string" calcext:value-type="string">
            <text:p>Dashboard.vue:219 tumpukan yang belum diterima : 0</text:p>
          </table:table-cell>
          <table:table-cell table:number-columns-repeated="7"/>
          <table:table-cell table:number-columns-repeated="4" office:value-type="string" calcext:value-type="string">
            <text:p>Dashboard.vue:219 tumpukan yang belum diterima : 0</text:p>
          </table:table-cell>
        </table:table-row>
        <table:table-row table:style-name="ro1">
          <table:table-cell table:number-columns-repeated="10"/>
          <table:table-cell table:number-columns-repeated="4" office:value-type="string" calcext:value-type="string">
            <text:p>Dashboard.vue:220 []</text:p>
          </table:table-cell>
          <table:table-cell table:number-columns-repeated="2"/>
          <table:table-cell office:value-type="string" calcext:value-type="string">
            <text:p>Dashboard.vue:220 []</text:p>
          </table:table-cell>
          <table:table-cell table:number-columns-repeated="7"/>
          <table:table-cell table:number-columns-repeated="2" office:value-type="string" calcext:value-type="string">
            <text:p>Dashboard.vue:220 []</text:p>
          </table:table-cell>
          <table:table-cell/>
          <table:table-cell office:value-type="string" calcext:value-type="string">
            <text:p>Dashboard.vue:220 []</text:p>
          </table:table-cell>
        </table:table-row>
        <table:table-row table:style-name="ro1" table:number-rows-repeated="9">
          <table:table-cell table:number-columns-repeated="28"/>
        </table:table-row>
        <table:table-row table:style-name="ro1">
          <table:table-cell/>
          <table:table-cell office:value-type="string" calcext:value-type="string">
            <text:p>Lokal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float" office:value="281" calcext:value-type="float">
            <text:p>281</text:p>
          </table:table-cell>
          <table:table-cell office:value-type="float" office:value="238" calcext:value-type="float">
            <text:p>238</text:p>
          </table:table-cell>
          <table:table-cell office:value-type="float" office:value="210" calcext:value-type="float">
            <text:p>210</text:p>
          </table:table-cell>
          <table:table-cell office:value-type="float" office:value="389" calcext:value-type="float">
            <text:p>389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163" calcext:value-type="float">
            <text:p>163</text:p>
          </table:table-cell>
          <table:table-cell office:value-type="float" office:value="305" calcext:value-type="float">
            <text:p>305</text:p>
          </table:table-cell>
          <table:table-cell office:value-type="float" office:value="248" calcext:value-type="float">
            <text:p>248</text:p>
          </table:table-cell>
          <table:table-cell office:value-type="float" office:value="311" calcext:value-type="float">
            <text:p>311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268" calcext:value-type="float">
            <text:p>268</text:p>
          </table:table-cell>
          <table:table-cell office:value-type="float" office:value="191" calcext:value-type="float">
            <text:p>191</text:p>
          </table:table-cell>
          <table:table-cell office:value-type="float" office:value="424" calcext:value-type="float">
            <text:p>424</text:p>
          </table:table-cell>
          <table:table-cell office:value-type="float" office:value="503" calcext:value-type="float">
            <text:p>503</text:p>
          </table:table-cell>
          <table:table-cell office:value-type="float" office:value="407" calcext:value-type="float">
            <text:p>407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170" calcext:value-type="float">
            <text:p>170</text:p>
          </table:table-cell>
          <table:table-cell office:value-type="float" office:value="146" calcext:value-type="float">
            <text:p>146</text:p>
          </table:table-cell>
          <table:table-cell office:value-type="float" office:value="117" calcext:value-type="float">
            <text:p>117</text:p>
          </table:table-cell>
          <table:table-cell office:value-type="float" office:value="245" calcext:value-type="float">
            <text:p>245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/>
          <table:table-cell office:value-type="string" calcext:value-type="string">
            <text:p>Dashboard.vue:212 2019-07-23T14:18:28.044Z</text:p>
          </table:table-cell>
          <table:table-cell office:value-type="string" calcext:value-type="string">
            <text:p>Dashboard.vue:212 2019-07-23T14:20:07.658Z</text:p>
          </table:table-cell>
          <table:table-cell office:value-type="string" calcext:value-type="string">
            <text:p>Dashboard.vue:212 2019-07-23T14:20:37.806Z</text:p>
          </table:table-cell>
          <table:table-cell office:value-type="string" calcext:value-type="string">
            <text:p>Dashboard.vue:212 2019-07-23T14:21:14.100Z</text:p>
          </table:table-cell>
          <table:table-cell office:value-type="string" calcext:value-type="string">
            <text:p>Dashboard.vue:212 2019-07-23T14:21:50.148Z</text:p>
          </table:table-cell>
          <table:table-cell office:value-type="string" calcext:value-type="string">
            <text:p>Dashboard.vue:212 2019-07-23T14:22:25.359Z</text:p>
          </table:table-cell>
          <table:table-cell/>
          <table:table-cell office:value-type="string" calcext:value-type="string">
            <text:p>Dashboard.vue:212 2019-07-23T14:29:28.011Z</text:p>
          </table:table-cell>
          <table:table-cell office:value-type="string" calcext:value-type="string">
            <text:p>Dashboard.vue:212 2019-07-23T14:30:08.080Z</text:p>
          </table:table-cell>
          <table:table-cell office:value-type="string" calcext:value-type="string">
            <text:p>Dashboard.vue:212 2019-07-23T14:30:57.488Z</text:p>
          </table:table-cell>
          <table:table-cell office:value-type="string" calcext:value-type="string">
            <text:p>Dashboard.vue:212 2019-07-23T14:31:39.770Z</text:p>
          </table:table-cell>
          <table:table-cell office:value-type="string" calcext:value-type="string">
            <text:p>Dashboard.vue:212 2019-07-23T14:32:17.358Z</text:p>
          </table:table-cell>
          <table:table-cell office:value-type="string" calcext:value-type="string">
            <text:p>Dashboard.vue:212 2019-07-23T14:32:59.084Z</text:p>
          </table:table-cell>
          <table:table-cell/>
          <table:table-cell office:value-type="string" calcext:value-type="string">
            <text:p>Dashboard.vue:212 2019-07-23T14:12:48.162Z</text:p>
          </table:table-cell>
          <table:table-cell office:value-type="string" calcext:value-type="string">
            <text:p>Dashboard.vue:212 2019-07-23T14:13:23.822Z</text:p>
          </table:table-cell>
          <table:table-cell office:value-type="string" calcext:value-type="string">
            <text:p>Dashboard.vue:212 2019-07-23T14:13:52.357Z</text:p>
          </table:table-cell>
          <table:table-cell office:value-type="string" calcext:value-type="string">
            <text:p>Dashboard.vue:212 2019-07-23T14:14:23.860Z</text:p>
          </table:table-cell>
          <table:table-cell office:value-type="string" calcext:value-type="string">
            <text:p>Dashboard.vue:212 2019-07-23T14:15:16.619Z</text:p>
          </table:table-cell>
          <table:table-cell office:value-type="string" calcext:value-type="string">
            <text:p>Dashboard.vue:212 2019-07-23T14:16:01.974Z</text:p>
          </table:table-cell>
          <table:table-cell/>
          <table:table-cell office:value-type="string" calcext:value-type="string">
            <text:p>Dashboard.vue:212 2019-07-23T14:08:22.970Z</text:p>
          </table:table-cell>
          <table:table-cell office:value-type="string" calcext:value-type="string">
            <text:p>Dashboard.vue:212 2019-07-23T14:09:23.864Z</text:p>
          </table:table-cell>
          <table:table-cell office:value-type="string" calcext:value-type="string">
            <text:p>Dashboard.vue:212 2019-07-23T14:09:57.685Z</text:p>
          </table:table-cell>
          <table:table-cell office:value-type="string" calcext:value-type="string">
            <text:p>Dashboard.vue:212 2019-07-23T14:10:54.661Z</text:p>
          </table:table-cell>
          <table:table-cell office:value-type="string" calcext:value-type="string">
            <text:p>Dashboard.vue:212 2019-07-23T14:11:26.464Z</text:p>
          </table:table-cell>
          <table:table-cell office:value-type="string" calcext:value-type="string">
            <text:p>Dashboard.vue:212 2019-07-23T14:12:02.100Z</text:p>
          </table:table-cell>
        </table:table-row>
        <table:table-row table:style-name="ro1">
          <table:table-cell/>
          <table:table-cell office:value-type="string" calcext:value-type="string">
            <text:p>Dashboard.vue:212 98</text:p>
          </table:table-cell>
          <table:table-cell office:value-type="string" calcext:value-type="string">
            <text:p>Dashboard.vue:212 275</text:p>
          </table:table-cell>
          <table:table-cell office:value-type="string" calcext:value-type="string">
            <text:p>Dashboard.vue:212 255</text:p>
          </table:table-cell>
          <table:table-cell office:value-type="string" calcext:value-type="string">
            <text:p>Dashboard.vue:212 212</text:p>
          </table:table-cell>
          <table:table-cell office:value-type="string" calcext:value-type="string">
            <text:p>Dashboard.vue:219 tumpukan yang belum diterima : 49</text:p>
          </table:table-cell>
          <table:table-cell office:value-type="string" calcext:value-type="string">
            <text:p>Dashboard.vue:212 253</text:p>
          </table:table-cell>
          <table:table-cell/>
          <table:table-cell office:value-type="string" calcext:value-type="string">
            <text:p>Dashboard.vue:212 213</text:p>
          </table:table-cell>
          <table:table-cell office:value-type="string" calcext:value-type="string">
            <text:p>Dashboard.vue:212 125</text:p>
          </table:table-cell>
          <table:table-cell office:value-type="string" calcext:value-type="string">
            <text:p>Dashboard.vue:212 666</text:p>
          </table:table-cell>
          <table:table-cell office:value-type="string" calcext:value-type="string">
            <text:p>Dashboard.vue:212 258</text:p>
          </table:table-cell>
          <table:table-cell office:value-type="string" calcext:value-type="string">
            <text:p>Dashboard.vue:219 tumpukan yang belum diterima : 49</text:p>
          </table:table-cell>
          <table:table-cell office:value-type="string" calcext:value-type="string">
            <text:p>Dashboard.vue:212 211</text:p>
          </table:table-cell>
          <table:table-cell/>
          <table:table-cell office:value-type="string" calcext:value-type="string">
            <text:p>Dashboard.vue:212 207</text:p>
          </table:table-cell>
          <table:table-cell office:value-type="string" calcext:value-type="string">
            <text:p>Dashboard.vue:212 231</text:p>
          </table:table-cell>
          <table:table-cell office:value-type="string" calcext:value-type="string">
            <text:p>Dashboard.vue:212 192</text:p>
          </table:table-cell>
          <table:table-cell table:number-columns-repeated="3" office:value-type="string" calcext:value-type="string">
            <text:p>Dashboard.vue:219 tumpukan yang belum diterima : 49</text:p>
          </table:table-cell>
          <table:table-cell/>
          <table:table-cell office:value-type="string" calcext:value-type="string">
            <text:p>Dashboard.vue:212 182</text:p>
          </table:table-cell>
          <table:table-cell office:value-type="string" calcext:value-type="string">
            <text:p>Dashboard.vue:212 177</text:p>
          </table:table-cell>
          <table:table-cell office:value-type="string" calcext:value-type="string">
            <text:p>Dashboard.vue:212 175</text:p>
          </table:table-cell>
          <table:table-cell office:value-type="string" calcext:value-type="string">
            <text:p>Dashboard.vue:212 127</text:p>
          </table:table-cell>
          <table:table-cell table:number-columns-repeated="2" office:value-type="string" calcext:value-type="string">
            <text:p>Dashboard.vue:219 tumpukan yang belum diterima : 49</text:p>
          </table:table-cell>
        </table:table-row>
        <table:table-row table:style-name="ro1">
          <table:table-cell/>
          <table:table-cell office:value-type="string" calcext:value-type="string">
            <text:p>Dashboard.vue:212 2019-07-23T14:18:28.144Z</text:p>
          </table:table-cell>
          <table:table-cell office:value-type="string" calcext:value-type="string">
            <text:p>Dashboard.vue:212 2019-07-23T14:20:07.710Z</text:p>
          </table:table-cell>
          <table:table-cell office:value-type="string" calcext:value-type="string">
            <text:p>Dashboard.vue:212 2019-07-23T14:20:37.815Z</text:p>
          </table:table-cell>
          <table:table-cell office:value-type="string" calcext:value-type="string">
            <text:p>Dashboard.vue:212 2019-07-23T14:21:14.105Z</text:p>
          </table:table-cell>
          <table:table-cell office:value-type="string" calcext:value-type="string">
            <text:p>Dashboard.vue:220 (49) ["2019-07-23T14:21:50.152Z", "2019-07-23T14:21:50.156Z", "2019-07-23T14:21:50.158Z", "2019-07-23T14:21:50.162Z", "2019-07-23T14:21:50.168Z", "2019-07-23T14:21:50.171Z", "2019-07-23T14:21:50.175Z", "2019-07-23T14:21:50.179Z", "2019-07-23T14:21:50.183Z", "2019-07-23T14:21:50.187Z", "2019-07-23T14:21:50.191Z", "2019-07-23T14:21:50.195Z", "2019-07-23T14:21:50.203Z", "2019-07-23T14:21:50.225Z", "2019-07-23T14:21:50.234Z", "2019-07-23T14:21:50.242Z", "2019-07-23T14:21:50.243Z", "2019-07-23T14:21:50.250Z", "2019-07-23T14:21:50.253Z", "2019-07-23T14:21:50.255Z", "2019-07-23T14:21:50.258Z", "2019-07-23T14:21:50.263Z", "2019-07-23T14:21:50.267Z", "2019-07-23T14:21:50.271Z", "2019-07-23T14:21:50.275Z", "2019-07-23T14:21:50.280Z", "2019-07-23T14:21:50.283Z", "2019-07-23T14:21:50.290Z", "2019-07-23T14:21:50.295Z", "2019-07-23T14:21:50.299Z", "2019-07-23T14:21:50.304Z", "2019-07-23T14:21:50.307Z", "2019-07-23T14:21:50.311Z", "2019-07-23T14:21:50.317Z", "2019-07-23T14:21:50.318Z", "2019-07-23T14:21:50.323Z", "2019-07-23T14:21:50.328Z", "2019-07-23T14:21:50.332Z", "2019-07-23T14:21:50.337Z", "2019-07-23T14:21:50.339Z", "2019-07-23T14:21:50.344Z", "2019-07-23T14:21:50.347Z", "2019-07-23T14:21:50.355Z", "2019-07-23T14:21:50.365Z", "2019-07-23T14:21:50.370Z", "2019-07-23T14:21:50.377Z", "2019-07-23T14:21:50.381Z", "2019-07-23T14:21:50.388Z", "2019-07-23T14:21:50.390Z"]</text:p>
          </table:table-cell>
          <table:table-cell office:value-type="string" calcext:value-type="string">
            <text:p>Dashboard.vue:212 2019-07-23T14:22:25.364Z</text:p>
          </table:table-cell>
          <table:table-cell/>
          <table:table-cell office:value-type="string" calcext:value-type="string">
            <text:p>Dashboard.vue:212 2019-07-23T14:29:28.111Z</text:p>
          </table:table-cell>
          <table:table-cell office:value-type="string" calcext:value-type="string">
            <text:p>Dashboard.vue:212 2019-07-23T14:30:08.130Z</text:p>
          </table:table-cell>
          <table:table-cell office:value-type="string" calcext:value-type="string">
            <text:p>Dashboard.vue:212 2019-07-23T14:30:57.499Z</text:p>
          </table:table-cell>
          <table:table-cell office:value-type="string" calcext:value-type="string">
            <text:p>Dashboard.vue:212 2019-07-23T14:31:39.775Z</text:p>
          </table:table-cell>
          <table:table-cell office:value-type="string" calcext:value-type="string">
            <text:p>Dashboard.vue:220 (49) ["2019-07-23T14:32:17.361Z", "2019-07-23T14:32:17.365Z", "2019-07-23T14:32:17.367Z", "2019-07-23T14:32:17.371Z", "2019-07-23T14:32:17.375Z", "2019-07-23T14:32:17.379Z", "2019-07-23T14:32:17.383Z", "2019-07-23T14:32:17.387Z", "2019-07-23T14:32:17.393Z", "2019-07-23T14:32:17.395Z", "2019-07-23T14:32:17.399Z", "2019-07-23T14:32:17.403Z", "2019-07-23T14:32:17.407Z", "2019-07-23T14:32:17.412Z", "2019-07-23T14:32:17.417Z", "2019-07-23T14:32:17.424Z", "2019-07-23T14:32:17.428Z", "2019-07-23T14:32:17.431Z", "2019-07-23T14:32:17.435Z", "2019-07-23T14:32:17.448Z", "2019-07-23T14:32:17.456Z", "2019-07-23T14:32:17.471Z", "2019-07-23T14:32:17.476Z", "2019-07-23T14:32:17.495Z", "2019-07-23T14:32:17.500Z", "2019-07-23T14:32:17.505Z", "2019-07-23T14:32:17.514Z", "2019-07-23T14:32:17.517Z", "2019-07-23T14:32:17.519Z", "2019-07-23T14:32:17.524Z", "2019-07-23T14:32:17.527Z", "2019-07-23T14:32:17.531Z", "2019-07-23T14:32:17.535Z", "2019-07-23T14:32:17.539Z", "2019-07-23T14:32:17.544Z", "2019-07-23T14:32:17.558Z", "2019-07-23T14:32:17.570Z", "2019-07-23T14:32:17.580Z", "2019-07-23T14:32:17.585Z", "2019-07-23T14:32:17.587Z", "2019-07-23T14:32:17.594Z", "2019-07-23T14:32:17.598Z", "2019-07-23T14:32:17.602Z", "2019-07-23T14:32:17.604Z", "2019-07-23T14:32:17.616Z", "2019-07-23T14:32:17.620Z", "2019-07-23T14:32:17.626Z", "2019-07-23T14:32:17.629Z", "2019-07-23T14:32:17.631Z"]</text:p>
          </table:table-cell>
          <table:table-cell office:value-type="string" calcext:value-type="string">
            <text:p>Dashboard.vue:212 2019-07-23T14:32:59.088Z</text:p>
          </table:table-cell>
          <table:table-cell/>
          <table:table-cell office:value-type="string" calcext:value-type="string">
            <text:p>Dashboard.vue:212 2019-07-23T14:12:48.262Z</text:p>
          </table:table-cell>
          <table:table-cell office:value-type="string" calcext:value-type="string">
            <text:p>Dashboard.vue:212 2019-07-23T14:13:23.872Z</text:p>
          </table:table-cell>
          <table:table-cell office:value-type="string" calcext:value-type="string">
            <text:p>Dashboard.vue:212 2019-07-23T14:13:52.365Z</text:p>
          </table:table-cell>
          <table:table-cell office:value-type="string" calcext:value-type="string">
            <text:p>Dashboard.vue:220 (49) ["2019-07-23T14:14:23.826Z", "2019-07-23T14:14:23.830Z", "2019-07-23T14:14:23.836Z", "2019-07-23T14:14:23.841Z", "2019-07-23T14:14:23.846Z", "2019-07-23T14:14:23.851Z", "2019-07-23T14:14:23.855Z", "2019-07-23T14:14:23.865Z", "2019-07-23T14:14:23.870Z", "2019-07-23T14:14:23.875Z", "2019-07-23T14:14:23.880Z", "2019-07-23T14:14:23.886Z", "2019-07-23T14:14:23.891Z", "2019-07-23T14:14:23.895Z", "2019-07-23T14:14:23.900Z", "2019-07-23T14:14:23.906Z", "2019-07-23T14:14:23.911Z", "2019-07-23T14:14:23.916Z", "2019-07-23T14:14:23.920Z", "2019-07-23T14:14:23.925Z", "2019-07-23T14:14:23.931Z", "2019-07-23T14:14:23.936Z", "2019-07-23T14:14:23.941Z", "2019-07-23T14:14:23.945Z", "2019-07-23T14:14:23.950Z", "2019-07-23T14:14:23.955Z", "2019-07-23T14:14:23.961Z", "2019-07-23T14:14:23.966Z", "2019-07-23T14:14:23.971Z", "2019-07-23T14:14:23.976Z", "2019-07-23T14:14:23.981Z", "2019-07-23T14:14:23.985Z", "2019-07-23T14:14:23.991Z", "2019-07-23T14:14:23.995Z", "2019-07-23T14:14:24.003Z", "2019-07-23T14:14:24.006Z", "2019-07-23T14:14:24.010Z", "2019-07-23T14:14:24.015Z", "2019-07-23T14:14:24.021Z", "2019-07-23T14:14:24.026Z", "2019-07-23T14:14:24.031Z", "2019-07-23T14:14:24.038Z", "2019-07-23T14:14:24.047Z", "2019-07-23T14:14:24.057Z", "2019-07-23T14:14:24.063Z", "2019-07-23T14:14:24.066Z", "2019-07-23T14:14:24.085Z", "2019-07-23T14:14:24.090Z", "2019-07-23T14:14:24.095Z"]</text:p>
          </table:table-cell>
          <table:table-cell office:value-type="string" calcext:value-type="string">
            <text:p>Dashboard.vue:220 (49) ["2019-07-23T14:15:16.611Z", "2019-07-23T14:15:16.614Z", "2019-07-23T14:15:16.622Z", "2019-07-23T14:15:16.625Z", "2019-07-23T14:15:16.633Z", "2019-07-23T14:15:16.635Z", "2019-07-23T14:15:16.638Z", "2019-07-23T14:15:16.641Z", "2019-07-23T14:15:16.645Z", "2019-07-23T14:15:16.649Z", "2019-07-23T14:15:16.656Z", "2019-07-23T14:15:16.658Z", "2019-07-23T14:15:16.661Z", "2019-07-23T14:15:16.664Z", "2019-07-23T14:15:16.669Z", "2019-07-23T14:15:16.673Z", "2019-07-23T14:15:16.677Z", "2019-07-23T14:15:16.681Z", "2019-07-23T14:15:16.685Z", "2019-07-23T14:15:16.689Z", "2019-07-23T14:15:16.693Z", "2019-07-23T14:15:16.697Z", "2019-07-23T14:15:16.702Z", "2019-07-23T14:15:16.704Z", "2019-07-23T14:15:16.709Z", "2019-07-23T14:15:16.713Z", "2019-07-23T14:15:16.718Z", "2019-07-23T14:15:16.721Z", "2019-07-23T14:15:16.725Z", "2019-07-23T14:15:16.729Z", "2019-07-23T14:15:16.733Z", "2019-07-23T14:15:16.739Z", "2019-07-23T14:15:16.747Z", "2019-07-23T14:15:16.760Z", "2019-07-23T14:15:16.764Z", "2019-07-23T14:15:16.765Z", "2019-07-23T14:15:16.769Z", "2019-07-23T14:15:16.773Z", "2019-07-23T14:15:16.778Z", "2019-07-23T14:15:16.781Z", "2019-07-23T14:15:16.785Z", "2019-07-23T14:15:16.789Z", "2019-07-23T14:15:16.793Z", "2019-07-23T14:15:16.798Z", "2019-07-23T14:15:16.802Z", "2019-07-23T14:15:16.806Z", "2019-07-23T14:15:16.811Z", "2019-07-23T14:15:16.819Z", "2019-07-23T14:15:16.824Z"]</text:p>
          </table:table-cell>
          <table:table-cell office:value-type="string" calcext:value-type="string">
            <text:p>Dashboard.vue:220 (49) ["2019-07-23T14:16:01.944Z", "2019-07-23T14:16:01.946Z", "2019-07-23T14:16:01.951Z", "2019-07-23T14:16:01.954Z", "2019-07-23T14:16:01.959Z", "2019-07-23T14:16:01.962Z", "2019-07-23T14:16:01.966Z", "2019-07-23T14:16:01.970Z", "2019-07-23T14:16:01.978Z", "2019-07-23T14:16:01.983Z", "2019-07-23T14:16:01.986Z", "2019-07-23T14:16:01.990Z", "2019-07-23T14:16:01.994Z", "2019-07-23T14:16:01.998Z", "2019-07-23T14:16:02.002Z", "2019-07-23T14:16:02.007Z", "2019-07-23T14:16:02.010Z", "2019-07-23T14:16:02.014Z", "2019-07-23T14:16:02.019Z", "2019-07-23T14:16:02.022Z", "2019-07-23T14:16:02.026Z", "2019-07-23T14:16:02.030Z", "2019-07-23T14:16:02.034Z", "2019-07-23T14:16:02.039Z", "2019-07-23T14:16:02.043Z", "2019-07-23T14:16:02.047Z", "2019-07-23T14:16:02.050Z", "2019-07-23T14:16:02.054Z", "2019-07-23T14:16:02.058Z", "2019-07-23T14:16:02.063Z", "2019-07-23T14:16:02.068Z", "2019-07-23T14:16:02.071Z", "2019-07-23T14:16:02.077Z", "2019-07-23T14:16:02.079Z", "2019-07-23T14:16:02.087Z", "2019-07-23T14:16:02.095Z", "2019-07-23T14:16:02.098Z", "2019-07-23T14:16:02.104Z", "2019-07-23T14:16:02.108Z", "2019-07-23T14:16:02.110Z", "2019-07-23T14:16:02.120Z", "2019-07-23T14:16:02.123Z", "2019-07-23T14:16:02.128Z", "2019-07-23T14:16:02.131Z", "2019-07-23T14:16:02.138Z", "2019-07-23T14:16:02.150Z", "2019-07-23T14:16:02.169Z", "2019-07-23T14:16:02.175Z", "2019-07-23T14:16:02.178Z"]</text:p>
          </table:table-cell>
          <table:table-cell/>
          <table:table-cell office:value-type="string" calcext:value-type="string">
            <text:p>Dashboard.vue:212 2019-07-23T14:08:23.069Z</text:p>
          </table:table-cell>
          <table:table-cell office:value-type="string" calcext:value-type="string">
            <text:p>Dashboard.vue:212 2019-07-23T14:09:23.914Z</text:p>
          </table:table-cell>
          <table:table-cell office:value-type="string" calcext:value-type="string">
            <text:p>Dashboard.vue:212 2019-07-23T14:09:57.694Z</text:p>
          </table:table-cell>
          <table:table-cell office:value-type="string" calcext:value-type="string">
            <text:p>Dashboard.vue:212 2019-07-23T14:10:54.666Z</text:p>
          </table:table-cell>
          <table:table-cell office:value-type="string" calcext:value-type="string">
            <text:p>Dashboard.vue:220 (49) ["2019-07-23T14:11:26.466Z", "2019-07-23T14:11:26.467Z", "2019-07-23T14:11:26.468Z", "2019-07-23T14:11:26.472Z", "2019-07-23T14:11:26.476Z", "2019-07-23T14:11:26.480Z", "2019-07-23T14:11:26.484Z", "2019-07-23T14:11:26.488Z", "2019-07-23T14:11:26.492Z", "2019-07-23T14:11:26.496Z", "2019-07-23T14:11:26.500Z", "2019-07-23T14:11:26.504Z", "2019-07-23T14:11:26.508Z", "2019-07-23T14:11:26.512Z", "2019-07-23T14:11:26.516Z", "2019-07-23T14:11:26.520Z", "2019-07-23T14:11:26.524Z", "2019-07-23T14:11:26.528Z", "2019-07-23T14:11:26.532Z", "2019-07-23T14:11:26.536Z", "2019-07-23T14:11:26.539Z", "2019-07-23T14:11:26.544Z", "2019-07-23T14:11:26.548Z", "2019-07-23T14:11:26.552Z", "2019-07-23T14:11:26.556Z", "2019-07-23T14:11:26.560Z", "2019-07-23T14:11:26.564Z", "2019-07-23T14:11:26.568Z", "2019-07-23T14:11:26.572Z", "2019-07-23T14:11:26.576Z", "2019-07-23T14:11:26.580Z", "2019-07-23T14:11:26.584Z", "2019-07-23T14:11:26.588Z", "2019-07-23T14:11:26.592Z", "2019-07-23T14:11:26.596Z", "2019-07-23T14:11:26.600Z", "2019-07-23T14:11:26.604Z", "2019-07-23T14:11:26.608Z", "2019-07-23T14:11:26.612Z", "2019-07-23T14:11:26.616Z", "2019-07-23T14:11:26.620Z", "2019-07-23T14:11:26.624Z", "2019-07-23T14:11:26.628Z", "2019-07-23T14:11:26.632Z", "2019-07-23T14:11:26.636Z", "2019-07-23T14:11:26.640Z", "2019-07-23T14:11:26.644Z", "2019-07-23T14:11:26.648Z", "2019-07-23T14:11:26.652Z"]</text:p>
          </table:table-cell>
          <table:table-cell office:value-type="string" calcext:value-type="string">
            <text:p>Dashboard.vue:220 (49) ["2019-07-23T14:12:02.101Z", "2019-07-23T14:12:02.103Z", "2019-07-23T14:12:02.105Z", "2019-07-23T14:12:02.109Z", "2019-07-23T14:12:02.114Z", "2019-07-23T14:12:02.118Z", "2019-07-23T14:12:02.122Z", "2019-07-23T14:12:02.126Z", "2019-07-23T14:12:02.130Z", "2019-07-23T14:12:02.134Z", "2019-07-23T14:12:02.138Z", "2019-07-23T14:12:02.142Z", "2019-07-23T14:12:02.146Z", "2019-07-23T14:12:02.149Z", "2019-07-23T14:12:02.154Z", "2019-07-23T14:12:02.158Z", "2019-07-23T14:12:02.161Z", "2019-07-23T14:12:02.166Z", "2019-07-23T14:12:02.170Z", "2019-07-23T14:12:02.174Z", "2019-07-23T14:12:02.177Z", "2019-07-23T14:12:02.182Z", "2019-07-23T14:12:02.186Z", "2019-07-23T14:12:02.189Z", "2019-07-23T14:12:02.193Z", "2019-07-23T14:12:02.198Z", "2019-07-23T14:12:02.202Z", "2019-07-23T14:12:02.206Z", "2019-07-23T14:12:02.210Z", "2019-07-23T14:12:02.213Z", "2019-07-23T14:12:02.217Z", "2019-07-23T14:12:02.222Z", "2019-07-23T14:12:02.225Z", "2019-07-23T14:12:02.230Z", "2019-07-23T14:12:02.233Z", "2019-07-23T14:12:02.237Z", "2019-07-23T14:12:02.242Z", "2019-07-23T14:12:02.245Z", "2019-07-23T14:12:02.250Z", "2019-07-23T14:12:02.254Z", "2019-07-23T14:12:02.258Z", "2019-07-23T14:12:02.262Z", "2019-07-23T14:12:02.265Z", "2019-07-23T14:12:02.270Z", "2019-07-23T14:12:02.274Z", "2019-07-23T14:12:02.278Z", "2019-07-23T14:12:02.282Z", "2019-07-23T14:12:02.285Z", "2019-07-23T14:12:02.290Z"]</text:p>
          </table:table-cell>
        </table:table-row>
        <table:table-row table:style-name="ro1">
          <table:table-cell/>
          <table:table-cell office:value-type="string" calcext:value-type="string">
            <text:p>Dashboard.vue:212 33</text:p>
          </table:table-cell>
          <table:table-cell office:value-type="string" calcext:value-type="string">
            <text:p>Dashboard.vue:212 242</text:p>
          </table:table-cell>
          <table:table-cell office:value-type="string" calcext:value-type="string">
            <text:p>Dashboard.vue:212 257</text:p>
          </table:table-cell>
          <table:table-cell office:value-type="string" calcext:value-type="string">
            <text:p>Dashboard.vue:212 226</text:p>
          </table:table-cell>
          <table:table-cell office:value-type="string" calcext:value-type="string">
            <text:p>Dashboard.vue:212 367</text:p>
          </table:table-cell>
          <table:table-cell office:value-type="string" calcext:value-type="string">
            <text:p>Dashboard.vue:219 tumpukan yang belum diterima : 48</text:p>
          </table:table-cell>
          <table:table-cell/>
          <table:table-cell office:value-type="string" calcext:value-type="string">
            <text:p>Dashboard.vue:212 136</text:p>
          </table:table-cell>
          <table:table-cell office:value-type="string" calcext:value-type="string">
            <text:p>Dashboard.vue:212 131</text:p>
          </table:table-cell>
          <table:table-cell office:value-type="string" calcext:value-type="string">
            <text:p>Dashboard.vue:219 tumpukan yang belum diterima : 48</text:p>
          </table:table-cell>
          <table:table-cell office:value-type="string" calcext:value-type="string">
            <text:p>Dashboard.vue:212 554</text:p>
          </table:table-cell>
          <table:table-cell office:value-type="string" calcext:value-type="string">
            <text:p>Dashboard.vue:212 343</text:p>
          </table:table-cell>
          <table:table-cell office:value-type="string" calcext:value-type="string">
            <text:p>Dashboard.vue:212 265</text:p>
          </table:table-cell>
          <table:table-cell/>
          <table:table-cell office:value-type="string" calcext:value-type="string">
            <text:p>Dashboard.vue:212 275</text:p>
          </table:table-cell>
          <table:table-cell office:value-type="string" calcext:value-type="string">
            <text:p>Dashboard.vue:212 368</text:p>
          </table:table-cell>
          <table:table-cell office:value-type="string" calcext:value-type="string">
            <text:p>Dashboard.vue:212 299</text:p>
          </table:table-cell>
          <table:table-cell office:value-type="string" calcext:value-type="string">
            <text:p>Dashboard.vue:212 322</text:p>
          </table:table-cell>
          <table:table-cell office:value-type="string" calcext:value-type="string">
            <text:p>Dashboard.vue:212 391</text:p>
          </table:table-cell>
          <table:table-cell office:value-type="string" calcext:value-type="string">
            <text:p>Dashboard.vue:212 325</text:p>
          </table:table-cell>
          <table:table-cell/>
          <table:table-cell office:value-type="string" calcext:value-type="string">
            <text:p>Dashboard.vue:212 241</text:p>
          </table:table-cell>
          <table:table-cell office:value-type="string" calcext:value-type="string">
            <text:p>Dashboard.vue:212 139</text:p>
          </table:table-cell>
          <table:table-cell office:value-type="string" calcext:value-type="string">
            <text:p>Dashboard.vue:212 204</text:p>
          </table:table-cell>
          <table:table-cell office:value-type="string" calcext:value-type="string">
            <text:p>Dashboard.vue:212 184</text:p>
          </table:table-cell>
          <table:table-cell office:value-type="string" calcext:value-type="string">
            <text:p>Dashboard.vue:212 281</text:p>
          </table:table-cell>
          <table:table-cell office:value-type="string" calcext:value-type="string">
            <text:p>Dashboard.vue:212 296</text:p>
          </table:table-cell>
        </table:table-row>
        <table:table-row table:style-name="ro1">
          <table:table-cell/>
          <table:table-cell office:value-type="string" calcext:value-type="string">
            <text:p>Dashboard.vue:212 2019-07-23T14:18:28.253Z</text:p>
          </table:table-cell>
          <table:table-cell office:value-type="string" calcext:value-type="string">
            <text:p>Dashboard.vue:212 2019-07-23T14:20:07.757Z</text:p>
          </table:table-cell>
          <table:table-cell office:value-type="string" calcext:value-type="string">
            <text:p>Dashboard.vue:212 2019-07-23T14:20:37.825Z</text:p>
          </table:table-cell>
          <table:table-cell office:value-type="string" calcext:value-type="string">
            <text:p>Dashboard.vue:212 2019-07-23T14:21:14.159Z</text:p>
          </table:table-cell>
          <table:table-cell office:value-type="string" calcext:value-type="string">
            <text:p>Dashboard.vue:212 2019-07-23T14:21:50.203Z</text:p>
          </table:table-cell>
          <table:table-cell office:value-type="string" calcext:value-type="string">
            <text:p>Dashboard.vue:220 (48) ["2019-07-23T14:22:25.367Z", "2019-07-23T14:22:25.373Z", "2019-07-23T14:22:25.376Z", "2019-07-23T14:22:25.380Z", "2019-07-23T14:22:25.384Z", "2019-07-23T14:22:25.388Z", "2019-07-23T14:22:25.392Z", "2019-07-23T14:22:25.395Z", "2019-07-23T14:22:25.402Z", "2019-07-23T14:22:25.404Z", "2019-07-23T14:22:25.411Z", "2019-07-23T14:22:25.413Z", "2019-07-23T14:22:25.416Z", "2019-07-23T14:22:25.420Z", "2019-07-23T14:22:25.424Z", "2019-07-23T14:22:25.430Z", "2019-07-23T14:22:25.432Z", "2019-07-23T14:22:25.438Z", "2019-07-23T14:22:25.439Z", "2019-07-23T14:22:25.444Z", "2019-07-23T14:22:25.448Z", "2019-07-23T14:22:25.452Z", "2019-07-23T14:22:25.456Z", "2019-07-23T14:22:25.460Z", "2019-07-23T14:22:25.464Z", "2019-07-23T14:22:25.473Z", "2019-07-23T14:22:25.479Z", "2019-07-23T14:22:25.480Z", "2019-07-23T14:22:25.484Z", "2019-07-23T14:22:25.488Z", "2019-07-23T14:22:25.491Z", "2019-07-23T14:22:25.496Z", "2019-07-23T14:22:25.500Z", "2019-07-23T14:22:25.504Z", "2019-07-23T14:22:25.508Z", "2019-07-23T14:22:25.518Z", "2019-07-23T14:22:25.522Z", "2019-07-23T14:22:25.529Z", "2019-07-23T14:22:25.534Z", "2019-07-23T14:22:25.541Z", "2019-07-23T14:22:25.546Z", "2019-07-23T14:22:25.548Z", "2019-07-23T14:22:25.552Z", "2019-07-23T14:22:25.555Z", "2019-07-23T14:22:25.564Z", "2019-07-23T14:22:25.565Z", "2019-07-23T14:22:25.570Z", "2019-07-23T14:22:25.572Z"]</text:p>
          </table:table-cell>
          <table:table-cell/>
          <table:table-cell office:value-type="string" calcext:value-type="string">
            <text:p>Dashboard.vue:212 2019-07-23T14:29:28.210Z</text:p>
          </table:table-cell>
          <table:table-cell office:value-type="string" calcext:value-type="string">
            <text:p>Dashboard.vue:212 2019-07-23T14:30:08.179Z</text:p>
          </table:table-cell>
          <table:table-cell office:value-type="string" calcext:value-type="string">
            <text:p>Dashboard.vue:220 (48) ["2019-07-23T14:30:57.509Z", "2019-07-23T14:30:57.519Z", "2019-07-23T14:30:57.529Z", "2019-07-23T14:30:57.541Z", "2019-07-23T14:30:57.549Z", "2019-07-23T14:30:57.561Z", "2019-07-23T14:30:57.570Z", "2019-07-23T14:30:57.580Z", "2019-07-23T14:30:57.592Z", "2019-07-23T14:30:57.602Z", "2019-07-23T14:30:57.608Z", "2019-07-23T14:30:57.620Z", "2019-07-23T14:30:57.633Z", "2019-07-23T14:30:57.640Z", "2019-07-23T14:30:57.649Z", "2019-07-23T14:30:57.658Z", "2019-07-23T14:30:57.669Z", "2019-07-23T14:30:57.679Z", "2019-07-23T14:30:57.690Z", "2019-07-23T14:30:57.699Z", "2019-07-23T14:30:57.709Z", "2019-07-23T14:30:57.720Z", "2019-07-23T14:30:57.745Z", "2019-07-23T14:30:57.752Z", "2019-07-23T14:30:57.759Z", "2019-07-23T14:30:57.773Z", "2019-07-23T14:30:57.780Z", "2019-07-23T14:30:57.788Z", "2019-07-23T14:30:57.809Z", "2019-07-23T14:30:57.819Z", "2019-07-23T14:30:57.829Z", "2019-07-23T14:30:57.839Z", "2019-07-23T14:30:57.849Z", "2019-07-23T14:30:57.861Z", "2019-07-23T14:30:57.884Z", "2019-07-23T14:30:57.914Z", "2019-07-23T14:30:57.954Z", "2019-07-23T14:30:57.962Z", "2019-07-23T14:30:57.969Z", "2019-07-23T14:30:57.978Z", "2019-07-23T14:30:57.989Z", "2019-07-23T14:30:57.998Z", "2019-07-23T14:30:58.009Z", "2019-07-23T14:30:58.018Z", "2019-07-23T14:30:58.029Z", "2019-07-23T14:30:58.039Z", "2019-07-23T14:30:58.048Z", "2019-07-23T14:30:58.059Z"]</text:p>
          </table:table-cell>
          <table:table-cell office:value-type="string" calcext:value-type="string">
            <text:p>Dashboard.vue:212 2019-07-23T14:31:39.780Z</text:p>
          </table:table-cell>
          <table:table-cell office:value-type="string" calcext:value-type="string">
            <text:p>Dashboard.vue:212 2019-07-23T14:32:17.361Z</text:p>
          </table:table-cell>
          <table:table-cell office:value-type="string" calcext:value-type="string">
            <text:p>Dashboard.vue:212 2019-07-23T14:32:59.093Z</text:p>
          </table:table-cell>
          <table:table-cell/>
          <table:table-cell office:value-type="string" calcext:value-type="string">
            <text:p>Dashboard.vue:212 2019-07-23T14:12:48.362Z</text:p>
          </table:table-cell>
          <table:table-cell office:value-type="string" calcext:value-type="string">
            <text:p>Dashboard.vue:212 2019-07-23T14:13:23.922Z</text:p>
          </table:table-cell>
          <table:table-cell office:value-type="string" calcext:value-type="string">
            <text:p>Dashboard.vue:212 2019-07-23T14:13:52.304Z</text:p>
          </table:table-cell>
          <table:table-cell office:value-type="string" calcext:value-type="string">
            <text:p>Dashboard.vue:212 2019-07-23T14:14:23.981Z</text:p>
          </table:table-cell>
          <table:table-cell office:value-type="string" calcext:value-type="string">
            <text:p>Dashboard.vue:212 2019-07-23T14:15:16.739Z</text:p>
          </table:table-cell>
          <table:table-cell office:value-type="string" calcext:value-type="string">
            <text:p>Dashboard.vue:212 2019-07-23T14:16:02.068Z</text:p>
          </table:table-cell>
          <table:table-cell/>
          <table:table-cell office:value-type="string" calcext:value-type="string">
            <text:p>Dashboard.vue:212 2019-07-23T14:08:23.169Z</text:p>
          </table:table-cell>
          <table:table-cell office:value-type="string" calcext:value-type="string">
            <text:p>Dashboard.vue:212 2019-07-23T14:09:23.964Z</text:p>
          </table:table-cell>
          <table:table-cell office:value-type="string" calcext:value-type="string">
            <text:p>Dashboard.vue:212 2019-07-23T14:09:57.705Z</text:p>
          </table:table-cell>
          <table:table-cell office:value-type="string" calcext:value-type="string">
            <text:p>Dashboard.vue:212 2019-07-23T14:10:54.671Z</text:p>
          </table:table-cell>
          <table:table-cell office:value-type="string" calcext:value-type="string">
            <text:p>Dashboard.vue:212 2019-07-23T14:11:26.466Z</text:p>
          </table:table-cell>
          <table:table-cell office:value-type="string" calcext:value-type="string">
            <text:p>Dashboard.vue:212 2019-07-23T14:12:02.101Z</text:p>
          </table:table-cell>
        </table:table-row>
        <table:table-row table:style-name="ro1">
          <table:table-cell/>
          <table:table-cell office:value-type="string" calcext:value-type="string">
            <text:p>Dashboard.vue:212 254</text:p>
          </table:table-cell>
          <table:table-cell office:value-type="string" calcext:value-type="string">
            <text:p>Dashboard.vue:212 207</text:p>
          </table:table-cell>
          <table:table-cell office:value-type="string" calcext:value-type="string">
            <text:p>Dashboard.vue:212 272</text:p>
          </table:table-cell>
          <table:table-cell office:value-type="string" calcext:value-type="string">
            <text:p>Dashboard.vue:219 tumpukan yang belum diterima : 47</text:p>
          </table:table-cell>
          <table:table-cell office:value-type="string" calcext:value-type="string">
            <text:p>Dashboard.vue:219 tumpukan yang belum diterima : 48</text:p>
          </table:table-cell>
          <table:table-cell office:value-type="string" calcext:value-type="string">
            <text:p>Dashboard.vue:212 228</text:p>
          </table:table-cell>
          <table:table-cell/>
          <table:table-cell office:value-type="string" calcext:value-type="string">
            <text:p>Dashboard.vue:212 54</text:p>
          </table:table-cell>
          <table:table-cell office:value-type="string" calcext:value-type="string">
            <text:p>Dashboard.vue:212 91</text:p>
          </table:table-cell>
          <table:table-cell office:value-type="string" calcext:value-type="string">
            <text:p>Dashboard.vue:212 672</text:p>
          </table:table-cell>
          <table:table-cell office:value-type="string" calcext:value-type="string">
            <text:p>Dashboard.vue:219 tumpukan yang belum diterima : 47</text:p>
          </table:table-cell>
          <table:table-cell office:value-type="string" calcext:value-type="string">
            <text:p>Dashboard.vue:219 tumpukan yang belum diterima : 48</text:p>
          </table:table-cell>
          <table:table-cell office:value-type="string" calcext:value-type="string">
            <text:p>Dashboard.vue:219 tumpukan yang belum diterima : 47</text:p>
          </table:table-cell>
          <table:table-cell/>
          <table:table-cell office:value-type="string" calcext:value-type="string">
            <text:p>Dashboard.vue:212 164</text:p>
          </table:table-cell>
          <table:table-cell office:value-type="string" calcext:value-type="string">
            <text:p>Dashboard.vue:212 330</text:p>
          </table:table-cell>
          <table:table-cell office:value-type="string" calcext:value-type="string">
            <text:p>Dashboard.vue:212 311</text:p>
          </table:table-cell>
          <table:table-cell table:number-columns-repeated="3" office:value-type="string" calcext:value-type="string">
            <text:p>Dashboard.vue:219 tumpukan yang belum diterima : 48</text:p>
          </table:table-cell>
          <table:table-cell/>
          <table:table-cell office:value-type="string" calcext:value-type="string">
            <text:p>Dashboard.vue:212 166</text:p>
          </table:table-cell>
          <table:table-cell office:value-type="string" calcext:value-type="string">
            <text:p>Dashboard.vue:212 227</text:p>
          </table:table-cell>
          <table:table-cell office:value-type="string" calcext:value-type="string">
            <text:p>Dashboard.vue:212 205</text:p>
          </table:table-cell>
          <table:table-cell office:value-type="string" calcext:value-type="string">
            <text:p>Dashboard.vue:212 185</text:p>
          </table:table-cell>
          <table:table-cell table:number-columns-repeated="2" office:value-type="string" calcext:value-type="string">
            <text:p>Dashboard.vue:219 tumpukan yang belum diterima : 48</text:p>
          </table:table-cell>
        </table:table-row>
        <table:table-row table:style-name="ro1">
          <table:table-cell/>
          <table:table-cell office:value-type="string" calcext:value-type="string">
            <text:p>Dashboard.vue:212 2019-07-23T14:18:28.345Z</text:p>
          </table:table-cell>
          <table:table-cell office:value-type="string" calcext:value-type="string">
            <text:p>Dashboard.vue:212 2019-07-23T14:20:07.808Z</text:p>
          </table:table-cell>
          <table:table-cell office:value-type="string" calcext:value-type="string">
            <text:p>Dashboard.vue:212 2019-07-23T14:20:37.835Z</text:p>
          </table:table-cell>
          <table:table-cell office:value-type="string" calcext:value-type="string">
            <text:p>Dashboard.vue:220 (47) ["2019-07-23T14:21:14.112Z", "2019-07-23T14:21:14.115Z", "2019-07-23T14:21:14.120Z", "2019-07-23T14:21:14.125Z", "2019-07-23T14:21:14.130Z", "2019-07-23T14:21:14.135Z", "2019-07-23T14:21:14.140Z", "2019-07-23T14:21:14.145Z", "2019-07-23T14:21:14.150Z", "2019-07-23T14:21:14.163Z", "2019-07-23T14:21:14.165Z", "2019-07-23T14:21:14.171Z", "2019-07-23T14:21:14.175Z", "2019-07-23T14:21:14.184Z", "2019-07-23T14:21:14.191Z", "2019-07-23T14:21:14.197Z", "2019-07-23T14:21:14.200Z", "2019-07-23T14:21:14.209Z", "2019-07-23T14:21:14.210Z", "2019-07-23T14:21:14.216Z", "2019-07-23T14:21:14.228Z", "2019-07-23T14:21:14.233Z", "2019-07-23T14:21:14.235Z", "2019-07-23T14:21:14.240Z", "2019-07-23T14:21:14.251Z", "2019-07-23T14:21:14.259Z", "2019-07-23T14:21:14.261Z", "2019-07-23T14:21:14.265Z", "2019-07-23T14:21:14.270Z", "2019-07-23T14:21:14.274Z", "2019-07-23T14:21:14.280Z", "2019-07-23T14:21:14.288Z", "2019-07-23T14:21:14.290Z", "2019-07-23T14:21:14.295Z", "2019-07-23T14:21:14.300Z", "2019-07-23T14:21:14.305Z", "2019-07-23T14:21:14.325Z", "2019-07-23T14:21:14.326Z", "2019-07-23T14:21:14.331Z", "2019-07-23T14:21:14.337Z", "2019-07-23T14:21:14.341Z", "2019-07-23T14:21:14.346Z", "2019-07-23T14:21:14.350Z", "2019-07-23T14:21:14.355Z", "2019-07-23T14:21:14.361Z", "2019-07-23T14:21:14.365Z", "2019-07-23T14:21:14.370Z"]</text:p>
          </table:table-cell>
          <table:table-cell office:value-type="string" calcext:value-type="string">
            <text:p>Dashboard.vue:220 (48) ["2019-07-23T14:21:50.152Z", "2019-07-23T14:21:50.156Z", "2019-07-23T14:21:50.158Z", "2019-07-23T14:21:50.162Z", "2019-07-23T14:21:50.168Z", "2019-07-23T14:21:50.171Z", "2019-07-23T14:21:50.175Z", "2019-07-23T14:21:50.179Z", "2019-07-23T14:21:50.183Z", "2019-07-23T14:21:50.187Z", "2019-07-23T14:21:50.191Z", "2019-07-23T14:21:50.195Z", "2019-07-23T14:21:50.225Z", "2019-07-23T14:21:50.234Z", "2019-07-23T14:21:50.242Z", "2019-07-23T14:21:50.243Z", "2019-07-23T14:21:50.250Z", "2019-07-23T14:21:50.253Z", "2019-07-23T14:21:50.255Z", "2019-07-23T14:21:50.258Z", "2019-07-23T14:21:50.263Z", "2019-07-23T14:21:50.267Z", "2019-07-23T14:21:50.271Z", "2019-07-23T14:21:50.275Z", "2019-07-23T14:21:50.280Z", "2019-07-23T14:21:50.283Z", "2019-07-23T14:21:50.290Z", "2019-07-23T14:21:50.295Z", "2019-07-23T14:21:50.299Z", "2019-07-23T14:21:50.304Z", "2019-07-23T14:21:50.307Z", "2019-07-23T14:21:50.311Z", "2019-07-23T14:21:50.317Z", "2019-07-23T14:21:50.318Z", "2019-07-23T14:21:50.323Z", "2019-07-23T14:21:50.328Z", "2019-07-23T14:21:50.332Z", "2019-07-23T14:21:50.337Z", "2019-07-23T14:21:50.339Z", "2019-07-23T14:21:50.344Z", "2019-07-23T14:21:50.347Z", "2019-07-23T14:21:50.355Z", "2019-07-23T14:21:50.365Z", "2019-07-23T14:21:50.370Z", "2019-07-23T14:21:50.377Z", "2019-07-23T14:21:50.381Z", "2019-07-23T14:21:50.388Z", "2019-07-23T14:21:50.390Z"]</text:p>
          </table:table-cell>
          <table:table-cell office:value-type="string" calcext:value-type="string">
            <text:p>Dashboard.vue:212 2019-07-23T14:22:25.402Z</text:p>
          </table:table-cell>
          <table:table-cell/>
          <table:table-cell office:value-type="string" calcext:value-type="string">
            <text:p>Dashboard.vue:212 2019-07-23T14:29:28.335Z</text:p>
          </table:table-cell>
          <table:table-cell office:value-type="string" calcext:value-type="string">
            <text:p>Dashboard.vue:212 2019-07-23T14:30:08.230Z</text:p>
          </table:table-cell>
          <table:table-cell office:value-type="string" calcext:value-type="string">
            <text:p>Dashboard.vue:212 2019-07-23T14:30:57.509Z</text:p>
          </table:table-cell>
          <table:table-cell office:value-type="string" calcext:value-type="string">
            <text:p>Dashboard.vue:220 (47) ["2019-07-23T14:31:39.784Z", "2019-07-23T14:31:39.790Z", "2019-07-23T14:31:39.795Z", "2019-07-23T14:31:39.800Z", "2019-07-23T14:31:39.807Z", "2019-07-23T14:31:39.810Z", "2019-07-23T14:31:39.818Z", "2019-07-23T14:31:39.819Z", "2019-07-23T14:31:39.831Z", "2019-07-23T14:31:39.836Z", "2019-07-23T14:31:39.840Z", "2019-07-23T14:31:39.850Z", "2019-07-23T14:31:39.854Z", "2019-07-23T14:31:39.874Z", "2019-07-23T14:31:39.878Z", "2019-07-23T14:31:39.880Z", "2019-07-23T14:31:39.886Z", "2019-07-23T14:31:39.890Z", "2019-07-23T14:31:39.904Z", "2019-07-23T14:31:39.922Z", "2019-07-23T14:31:39.927Z", "2019-07-23T14:31:39.931Z", "2019-07-23T14:31:39.939Z", "2019-07-23T14:31:39.945Z", "2019-07-23T14:31:39.950Z", "2019-07-23T14:31:39.957Z", "2019-07-23T14:31:39.960Z", "2019-07-23T14:31:39.965Z", "2019-07-23T14:31:39.973Z", "2019-07-23T14:31:39.989Z", "2019-07-23T14:31:39.996Z", "2019-07-23T14:31:40.000Z", "2019-07-23T14:31:40.005Z", "2019-07-23T14:31:40.010Z", "2019-07-23T14:31:40.015Z", "2019-07-23T14:31:40.041Z", "2019-07-23T14:31:40.045Z", "2019-07-23T14:31:40.051Z", "2019-07-23T14:31:40.058Z", "2019-07-23T14:31:40.064Z", "2019-07-23T14:31:40.084Z", "2019-07-23T14:31:40.121Z", "2019-07-23T14:31:40.156Z", "2019-07-23T14:31:40.165Z", "2019-07-23T14:31:40.171Z", "2019-07-23T14:31:40.175Z", "2019-07-23T14:31:40.180Z"]</text:p>
          </table:table-cell>
          <table:table-cell office:value-type="string" calcext:value-type="string">
            <text:p>Dashboard.vue:220 (48) ["2019-07-23T14:32:17.365Z", "2019-07-23T14:32:17.367Z", "2019-07-23T14:32:17.371Z", "2019-07-23T14:32:17.375Z", "2019-07-23T14:32:17.379Z", "2019-07-23T14:32:17.383Z", "2019-07-23T14:32:17.387Z", "2019-07-23T14:32:17.393Z", "2019-07-23T14:32:17.395Z", "2019-07-23T14:32:17.399Z", "2019-07-23T14:32:17.403Z", "2019-07-23T14:32:17.407Z", "2019-07-23T14:32:17.412Z", "2019-07-23T14:32:17.417Z", "2019-07-23T14:32:17.424Z", "2019-07-23T14:32:17.428Z", "2019-07-23T14:32:17.431Z", "2019-07-23T14:32:17.435Z", "2019-07-23T14:32:17.448Z", "2019-07-23T14:32:17.456Z", "2019-07-23T14:32:17.471Z", "2019-07-23T14:32:17.476Z", "2019-07-23T14:32:17.495Z", "2019-07-23T14:32:17.500Z", "2019-07-23T14:32:17.505Z", "2019-07-23T14:32:17.514Z", "2019-07-23T14:32:17.517Z", "2019-07-23T14:32:17.519Z", "2019-07-23T14:32:17.524Z", "2019-07-23T14:32:17.527Z", "2019-07-23T14:32:17.531Z", "2019-07-23T14:32:17.535Z", "2019-07-23T14:32:17.539Z", "2019-07-23T14:32:17.544Z", "2019-07-23T14:32:17.558Z", "2019-07-23T14:32:17.570Z", "2019-07-23T14:32:17.580Z", "2019-07-23T14:32:17.585Z", "2019-07-23T14:32:17.587Z", "2019-07-23T14:32:17.594Z", "2019-07-23T14:32:17.598Z", "2019-07-23T14:32:17.602Z", "2019-07-23T14:32:17.604Z", "2019-07-23T14:32:17.616Z", "2019-07-23T14:32:17.620Z", "2019-07-23T14:32:17.626Z", "2019-07-23T14:32:17.629Z", "2019-07-23T14:32:17.631Z"]</text:p>
          </table:table-cell>
          <table:table-cell office:value-type="string" calcext:value-type="string">
            <text:p>Dashboard.vue:220 (47) ["2019-07-23T14:32:59.096Z", "2019-07-23T14:32:59.099Z", "2019-07-23T14:32:59.103Z", "2019-07-23T14:32:59.107Z", "2019-07-23T14:32:59.112Z", "2019-07-23T14:32:59.116Z", "2019-07-23T14:32:59.119Z", "2019-07-23T14:32:59.123Z", "2019-07-23T14:32:59.127Z", "2019-07-23T14:32:59.131Z", "2019-07-23T14:32:59.135Z", "2019-07-23T14:32:59.139Z", "2019-07-23T14:32:59.143Z", "2019-07-23T14:32:59.147Z", "2019-07-23T14:32:59.151Z", "2019-07-23T14:32:59.156Z", "2019-07-23T14:32:59.159Z", "2019-07-23T14:32:59.164Z", "2019-07-23T14:32:59.167Z", "2019-07-23T14:32:59.171Z", "2019-07-23T14:32:59.175Z", "2019-07-23T14:32:59.179Z", "2019-07-23T14:32:59.183Z", "2019-07-23T14:32:59.187Z", "2019-07-23T14:32:59.191Z", "2019-07-23T14:32:59.202Z", "2019-07-23T14:32:59.207Z", "2019-07-23T14:32:59.211Z", "2019-07-23T14:32:59.216Z", "2019-07-23T14:32:59.221Z", "2019-07-23T14:32:59.224Z", "2019-07-23T14:32:59.229Z", "2019-07-23T14:32:59.231Z", "2019-07-23T14:32:59.239Z", "2019-07-23T14:32:59.243Z", "2019-07-23T14:32:59.250Z", "2019-07-23T14:32:59.252Z", "2019-07-23T14:32:59.257Z", "2019-07-23T14:32:59.264Z", "2019-07-23T14:32:59.315Z", "2019-07-23T14:32:59.319Z", "2019-07-23T14:32:59.323Z", "2019-07-23T14:32:59.329Z", "2019-07-23T14:32:59.333Z", "2019-07-23T14:32:59.335Z", "2019-07-23T14:32:59.348Z", "2019-07-23T14:32:59.352Z"]</text:p>
          </table:table-cell>
          <table:table-cell/>
          <table:table-cell office:value-type="string" calcext:value-type="string">
            <text:p>Dashboard.vue:212 2019-07-23T14:12:48.482Z</text:p>
          </table:table-cell>
          <table:table-cell office:value-type="string" calcext:value-type="string">
            <text:p>Dashboard.vue:212 2019-07-23T14:13:23.972Z</text:p>
          </table:table-cell>
          <table:table-cell office:value-type="string" calcext:value-type="string">
            <text:p>Dashboard.vue:212 2019-07-23T14:13:52.314Z</text:p>
          </table:table-cell>
          <table:table-cell office:value-type="string" calcext:value-type="string">
            <text:p>Dashboard.vue:220 (48) ["2019-07-23T14:14:23.826Z", "2019-07-23T14:14:23.830Z", "2019-07-23T14:14:23.836Z", "2019-07-23T14:14:23.841Z", "2019-07-23T14:14:23.846Z", "2019-07-23T14:14:23.851Z", "2019-07-23T14:14:23.855Z", "2019-07-23T14:14:23.865Z", "2019-07-23T14:14:23.870Z", "2019-07-23T14:14:23.875Z", "2019-07-23T14:14:23.880Z", "2019-07-23T14:14:23.886Z", "2019-07-23T14:14:23.891Z", "2019-07-23T14:14:23.895Z", "2019-07-23T14:14:23.900Z", "2019-07-23T14:14:23.906Z", "2019-07-23T14:14:23.911Z", "2019-07-23T14:14:23.916Z", "2019-07-23T14:14:23.920Z", "2019-07-23T14:14:23.925Z", "2019-07-23T14:14:23.931Z", "2019-07-23T14:14:23.936Z", "2019-07-23T14:14:23.941Z", "2019-07-23T14:14:23.945Z", "2019-07-23T14:14:23.950Z", "2019-07-23T14:14:23.955Z", "2019-07-23T14:14:23.961Z", "2019-07-23T14:14:23.966Z", "2019-07-23T14:14:23.971Z", "2019-07-23T14:14:23.976Z", "2019-07-23T14:14:23.985Z", "2019-07-23T14:14:23.991Z", "2019-07-23T14:14:23.995Z", "2019-07-23T14:14:24.003Z", "2019-07-23T14:14:24.006Z", "2019-07-23T14:14:24.010Z", "2019-07-23T14:14:24.015Z", "2019-07-23T14:14:24.021Z", "2019-07-23T14:14:24.026Z", "2019-07-23T14:14:24.031Z", "2019-07-23T14:14:24.038Z", "2019-07-23T14:14:24.047Z", "2019-07-23T14:14:24.057Z", "2019-07-23T14:14:24.063Z", "2019-07-23T14:14:24.066Z", "2019-07-23T14:14:24.085Z", "2019-07-23T14:14:24.090Z", "2019-07-23T14:14:24.095Z"]</text:p>
          </table:table-cell>
          <table:table-cell office:value-type="string" calcext:value-type="string">
            <text:p>Dashboard.vue:220 (48) ["2019-07-23T14:15:16.611Z", "2019-07-23T14:15:16.614Z", "2019-07-23T14:15:16.622Z", "2019-07-23T14:15:16.625Z", "2019-07-23T14:15:16.633Z", "2019-07-23T14:15:16.635Z", "2019-07-23T14:15:16.638Z", "2019-07-23T14:15:16.641Z", "2019-07-23T14:15:16.645Z", "2019-07-23T14:15:16.649Z", "2019-07-23T14:15:16.656Z", "2019-07-23T14:15:16.658Z", "2019-07-23T14:15:16.661Z", "2019-07-23T14:15:16.664Z", "2019-07-23T14:15:16.669Z", "2019-07-23T14:15:16.673Z", "2019-07-23T14:15:16.677Z", "2019-07-23T14:15:16.681Z", "2019-07-23T14:15:16.685Z", "2019-07-23T14:15:16.689Z", "2019-07-23T14:15:16.693Z", "2019-07-23T14:15:16.697Z", "2019-07-23T14:15:16.702Z", "2019-07-23T14:15:16.704Z", "2019-07-23T14:15:16.709Z", "2019-07-23T14:15:16.713Z", "2019-07-23T14:15:16.718Z", "2019-07-23T14:15:16.721Z", "2019-07-23T14:15:16.725Z", "2019-07-23T14:15:16.729Z", "2019-07-23T14:15:16.733Z", "2019-07-23T14:15:16.747Z", "2019-07-23T14:15:16.760Z", "2019-07-23T14:15:16.764Z", "2019-07-23T14:15:16.765Z", "2019-07-23T14:15:16.769Z", "2019-07-23T14:15:16.773Z", "2019-07-23T14:15:16.778Z", "2019-07-23T14:15:16.781Z", "2019-07-23T14:15:16.785Z", "2019-07-23T14:15:16.789Z", "2019-07-23T14:15:16.793Z", "2019-07-23T14:15:16.798Z", "2019-07-23T14:15:16.802Z", "2019-07-23T14:15:16.806Z", "2019-07-23T14:15:16.811Z", "2019-07-23T14:15:16.819Z", "2019-07-23T14:15:16.824Z"]</text:p>
          </table:table-cell>
          <table:table-cell office:value-type="string" calcext:value-type="string">
            <text:p>Dashboard.vue:220 (48) ["2019-07-23T14:16:01.944Z", "2019-07-23T14:16:01.946Z", "2019-07-23T14:16:01.951Z", "2019-07-23T14:16:01.954Z", "2019-07-23T14:16:01.959Z", "2019-07-23T14:16:01.962Z", "2019-07-23T14:16:01.966Z", "2019-07-23T14:16:01.970Z", "2019-07-23T14:16:01.978Z", "2019-07-23T14:16:01.983Z", "2019-07-23T14:16:01.986Z", "2019-07-23T14:16:01.990Z", "2019-07-23T14:16:01.994Z", "2019-07-23T14:16:01.998Z", "2019-07-23T14:16:02.002Z", "2019-07-23T14:16:02.007Z", "2019-07-23T14:16:02.010Z", "2019-07-23T14:16:02.014Z", "2019-07-23T14:16:02.019Z", "2019-07-23T14:16:02.022Z", "2019-07-23T14:16:02.026Z", "2019-07-23T14:16:02.030Z", "2019-07-23T14:16:02.034Z", "2019-07-23T14:16:02.039Z", "2019-07-23T14:16:02.043Z", "2019-07-23T14:16:02.047Z", "2019-07-23T14:16:02.050Z", "2019-07-23T14:16:02.054Z", "2019-07-23T14:16:02.058Z", "2019-07-23T14:16:02.063Z", "2019-07-23T14:16:02.071Z", "2019-07-23T14:16:02.077Z", "2019-07-23T14:16:02.079Z", "2019-07-23T14:16:02.087Z", "2019-07-23T14:16:02.095Z", "2019-07-23T14:16:02.098Z", "2019-07-23T14:16:02.104Z", "2019-07-23T14:16:02.108Z", "2019-07-23T14:16:02.110Z", "2019-07-23T14:16:02.120Z", "2019-07-23T14:16:02.123Z", "2019-07-23T14:16:02.128Z", "2019-07-23T14:16:02.131Z", "2019-07-23T14:16:02.138Z", "2019-07-23T14:16:02.150Z", "2019-07-23T14:16:02.169Z", "2019-07-23T14:16:02.175Z", "2019-07-23T14:16:02.178Z"]</text:p>
          </table:table-cell>
          <table:table-cell/>
          <table:table-cell office:value-type="string" calcext:value-type="string">
            <text:p>Dashboard.vue:212 2019-07-23T14:08:23.269Z</text:p>
          </table:table-cell>
          <table:table-cell office:value-type="string" calcext:value-type="string">
            <text:p>Dashboard.vue:212 2019-07-23T14:09:24.014Z</text:p>
          </table:table-cell>
          <table:table-cell office:value-type="string" calcext:value-type="string">
            <text:p>Dashboard.vue:212 2019-07-23T14:09:57.714Z</text:p>
          </table:table-cell>
          <table:table-cell office:value-type="string" calcext:value-type="string">
            <text:p>Dashboard.vue:212 2019-07-23T14:10:54.676Z</text:p>
          </table:table-cell>
          <table:table-cell office:value-type="string" calcext:value-type="string">
            <text:p>Dashboard.vue:220 (48) ["2019-07-23T14:11:26.467Z", "2019-07-23T14:11:26.468Z", "2019-07-23T14:11:26.472Z", "2019-07-23T14:11:26.476Z", "2019-07-23T14:11:26.480Z", "2019-07-23T14:11:26.484Z", "2019-07-23T14:11:26.488Z", "2019-07-23T14:11:26.492Z", "2019-07-23T14:11:26.496Z", "2019-07-23T14:11:26.500Z", "2019-07-23T14:11:26.504Z", "2019-07-23T14:11:26.508Z", "2019-07-23T14:11:26.512Z", "2019-07-23T14:11:26.516Z", "2019-07-23T14:11:26.520Z", "2019-07-23T14:11:26.524Z", "2019-07-23T14:11:26.528Z", "2019-07-23T14:11:26.532Z", "2019-07-23T14:11:26.536Z", "2019-07-23T14:11:26.539Z", "2019-07-23T14:11:26.544Z", "2019-07-23T14:11:26.548Z", "2019-07-23T14:11:26.552Z", "2019-07-23T14:11:26.556Z", "2019-07-23T14:11:26.560Z", "2019-07-23T14:11:26.564Z", "2019-07-23T14:11:26.568Z", "2019-07-23T14:11:26.572Z", "2019-07-23T14:11:26.576Z", "2019-07-23T14:11:26.580Z", "2019-07-23T14:11:26.584Z", "2019-07-23T14:11:26.588Z", "2019-07-23T14:11:26.592Z", "2019-07-23T14:11:26.596Z", "2019-07-23T14:11:26.600Z", "2019-07-23T14:11:26.604Z", "2019-07-23T14:11:26.608Z", "2019-07-23T14:11:26.612Z", "2019-07-23T14:11:26.616Z", "2019-07-23T14:11:26.620Z", "2019-07-23T14:11:26.624Z", "2019-07-23T14:11:26.628Z", "2019-07-23T14:11:26.632Z", "2019-07-23T14:11:26.636Z", "2019-07-23T14:11:26.640Z", "2019-07-23T14:11:26.644Z", "2019-07-23T14:11:26.648Z", "2019-07-23T14:11:26.652Z"]</text:p>
          </table:table-cell>
          <table:table-cell office:value-type="string" calcext:value-type="string">
            <text:p>Dashboard.vue:220 (48) ["2019-07-23T14:12:02.103Z", "2019-07-23T14:12:02.105Z", "2019-07-23T14:12:02.109Z", "2019-07-23T14:12:02.114Z", "2019-07-23T14:12:02.118Z", "2019-07-23T14:12:02.122Z", "2019-07-23T14:12:02.126Z", "2019-07-23T14:12:02.130Z", "2019-07-23T14:12:02.134Z", "2019-07-23T14:12:02.138Z", "2019-07-23T14:12:02.142Z", "2019-07-23T14:12:02.146Z", "2019-07-23T14:12:02.149Z", "2019-07-23T14:12:02.154Z", "2019-07-23T14:12:02.158Z", "2019-07-23T14:12:02.161Z", "2019-07-23T14:12:02.166Z", "2019-07-23T14:12:02.170Z", "2019-07-23T14:12:02.174Z", "2019-07-23T14:12:02.177Z", "2019-07-23T14:12:02.182Z", "2019-07-23T14:12:02.186Z", "2019-07-23T14:12:02.189Z", "2019-07-23T14:12:02.193Z", "2019-07-23T14:12:02.198Z", "2019-07-23T14:12:02.202Z", "2019-07-23T14:12:02.206Z", "2019-07-23T14:12:02.210Z", "2019-07-23T14:12:02.213Z", "2019-07-23T14:12:02.217Z", "2019-07-23T14:12:02.222Z", "2019-07-23T14:12:02.225Z", "2019-07-23T14:12:02.230Z", "2019-07-23T14:12:02.233Z", "2019-07-23T14:12:02.237Z", "2019-07-23T14:12:02.242Z", "2019-07-23T14:12:02.245Z", "2019-07-23T14:12:02.250Z", "2019-07-23T14:12:02.254Z", "2019-07-23T14:12:02.258Z", "2019-07-23T14:12:02.262Z", "2019-07-23T14:12:02.265Z", "2019-07-23T14:12:02.270Z", "2019-07-23T14:12:02.274Z", "2019-07-23T14:12:02.278Z", "2019-07-23T14:12:02.282Z", "2019-07-23T14:12:02.285Z", "2019-07-23T14:12:02.290Z"]</text:p>
          </table:table-cell>
        </table:table-row>
        <table:table-row table:style-name="ro1">
          <table:table-cell/>
          <table:table-cell office:value-type="string" calcext:value-type="string">
            <text:p>Dashboard.vue:212 178</text:p>
          </table:table-cell>
          <table:table-cell office:value-type="string" calcext:value-type="string">
            <text:p>Dashboard.vue:212 204</text:p>
          </table:table-cell>
          <table:table-cell office:value-type="string" calcext:value-type="string">
            <text:p>Dashboard.vue:212 246</text:p>
          </table:table-cell>
          <table:table-cell office:value-type="string" calcext:value-type="string">
            <text:p>Dashboard.vue:212 289</text:p>
          </table:table-cell>
          <table:table-cell office:value-type="string" calcext:value-type="string">
            <text:p>Dashboard.vue:212 443</text:p>
          </table:table-cell>
          <table:table-cell office:value-type="string" calcext:value-type="string">
            <text:p>Dashboard.vue:219 tumpukan yang belum diterima : 47</text:p>
          </table:table-cell>
          <table:table-cell/>
          <table:table-cell office:value-type="string" calcext:value-type="string">
            <text:p>Dashboard.vue:212 44</text:p>
          </table:table-cell>
          <table:table-cell office:value-type="string" calcext:value-type="string">
            <text:p>Dashboard.vue:212 57</text:p>
          </table:table-cell>
          <table:table-cell office:value-type="string" calcext:value-type="string">
            <text:p>Dashboard.vue:219 tumpukan yang belum diterima : 47</text:p>
          </table:table-cell>
          <table:table-cell office:value-type="string" calcext:value-type="string">
            <text:p>Dashboard.vue:212 563</text:p>
          </table:table-cell>
          <table:table-cell office:value-type="string" calcext:value-type="string">
            <text:p>Dashboard.vue:212 362</text:p>
          </table:table-cell>
          <table:table-cell office:value-type="string" calcext:value-type="string">
            <text:p>Dashboard.vue:212 276</text:p>
          </table:table-cell>
          <table:table-cell/>
          <table:table-cell office:value-type="string" calcext:value-type="string">
            <text:p>Dashboard.vue:212 106</text:p>
          </table:table-cell>
          <table:table-cell office:value-type="string" calcext:value-type="string">
            <text:p>Dashboard.vue:212 287</text:p>
          </table:table-cell>
          <table:table-cell office:value-type="string" calcext:value-type="string">
            <text:p>Dashboard.vue:212 257</text:p>
          </table:table-cell>
          <table:table-cell office:value-type="string" calcext:value-type="string">
            <text:p>Dashboard.vue:212 339</text:p>
          </table:table-cell>
          <table:table-cell office:value-type="string" calcext:value-type="string">
            <text:p>Dashboard.vue:212 570</text:p>
          </table:table-cell>
          <table:table-cell office:value-type="string" calcext:value-type="string">
            <text:p>Dashboard.vue:212 376</text:p>
          </table:table-cell>
          <table:table-cell/>
          <table:table-cell office:value-type="string" calcext:value-type="string">
            <text:p>Dashboard.vue:212 76</text:p>
          </table:table-cell>
          <table:table-cell office:value-type="string" calcext:value-type="string">
            <text:p>Dashboard.vue:212 213</text:p>
          </table:table-cell>
          <table:table-cell office:value-type="string" calcext:value-type="string">
            <text:p>Dashboard.vue:212 199</text:p>
          </table:table-cell>
          <table:table-cell office:value-type="string" calcext:value-type="string">
            <text:p>Dashboard.vue:212 208</text:p>
          </table:table-cell>
          <table:table-cell office:value-type="string" calcext:value-type="string">
            <text:p>Dashboard.vue:212 637</text:p>
          </table:table-cell>
          <table:table-cell office:value-type="string" calcext:value-type="string">
            <text:p>Dashboard.vue:212 310</text:p>
          </table:table-cell>
        </table:table-row>
        <table:table-row table:style-name="ro1">
          <table:table-cell/>
          <table:table-cell office:value-type="string" calcext:value-type="string">
            <text:p>Dashboard.vue:212 2019-07-23T14:18:28.444Z</text:p>
          </table:table-cell>
          <table:table-cell office:value-type="string" calcext:value-type="string">
            <text:p>Dashboard.vue:212 2019-07-23T14:20:07.858Z</text:p>
          </table:table-cell>
          <table:table-cell office:value-type="string" calcext:value-type="string">
            <text:p>Dashboard.vue:212 2019-07-23T14:20:37.867Z</text:p>
          </table:table-cell>
          <table:table-cell office:value-type="string" calcext:value-type="string">
            <text:p>Dashboard.vue:212 2019-07-23T14:21:14.112Z</text:p>
          </table:table-cell>
          <table:table-cell office:value-type="string" calcext:value-type="string">
            <text:p>Dashboard.vue:212 2019-07-23T14:21:50.152Z</text:p>
          </table:table-cell>
          <table:table-cell office:value-type="string" calcext:value-type="string">
            <text:p>Dashboard.vue:220 (47) ["2019-07-23T14:22:25.367Z", "2019-07-23T14:22:25.373Z", "2019-07-23T14:22:25.376Z", "2019-07-23T14:22:25.380Z", "2019-07-23T14:22:25.384Z", "2019-07-23T14:22:25.388Z", "2019-07-23T14:22:25.392Z", "2019-07-23T14:22:25.395Z", "2019-07-23T14:22:25.404Z", "2019-07-23T14:22:25.411Z", "2019-07-23T14:22:25.413Z", "2019-07-23T14:22:25.416Z", "2019-07-23T14:22:25.420Z", "2019-07-23T14:22:25.424Z", "2019-07-23T14:22:25.430Z", "2019-07-23T14:22:25.432Z", "2019-07-23T14:22:25.438Z", "2019-07-23T14:22:25.439Z", "2019-07-23T14:22:25.444Z", "2019-07-23T14:22:25.448Z", "2019-07-23T14:22:25.452Z", "2019-07-23T14:22:25.456Z", "2019-07-23T14:22:25.460Z", "2019-07-23T14:22:25.464Z", "2019-07-23T14:22:25.473Z", "2019-07-23T14:22:25.479Z", "2019-07-23T14:22:25.480Z", "2019-07-23T14:22:25.484Z", "2019-07-23T14:22:25.488Z", "2019-07-23T14:22:25.491Z", "2019-07-23T14:22:25.496Z", "2019-07-23T14:22:25.500Z", "2019-07-23T14:22:25.504Z", "2019-07-23T14:22:25.508Z", "2019-07-23T14:22:25.518Z", "2019-07-23T14:22:25.522Z", "2019-07-23T14:22:25.529Z", "2019-07-23T14:22:25.534Z", "2019-07-23T14:22:25.541Z", "2019-07-23T14:22:25.546Z", "2019-07-23T14:22:25.548Z", "2019-07-23T14:22:25.552Z", "2019-07-23T14:22:25.555Z", "2019-07-23T14:22:25.564Z", "2019-07-23T14:22:25.565Z", "2019-07-23T14:22:25.570Z", "2019-07-23T14:22:25.572Z"]</text:p>
          </table:table-cell>
          <table:table-cell/>
          <table:table-cell office:value-type="string" calcext:value-type="string">
            <text:p>Dashboard.vue:212 2019-07-23T14:29:28.410Z</text:p>
          </table:table-cell>
          <table:table-cell office:value-type="string" calcext:value-type="string">
            <text:p>Dashboard.vue:212 2019-07-23T14:30:08.290Z</text:p>
          </table:table-cell>
          <table:table-cell office:value-type="string" calcext:value-type="string">
            <text:p>Dashboard.vue:220 (47) ["2019-07-23T14:30:57.519Z", "2019-07-23T14:30:57.529Z", "2019-07-23T14:30:57.541Z", "2019-07-23T14:30:57.549Z", "2019-07-23T14:30:57.561Z", "2019-07-23T14:30:57.570Z", "2019-07-23T14:30:57.580Z", "2019-07-23T14:30:57.592Z", "2019-07-23T14:30:57.602Z", "2019-07-23T14:30:57.608Z", "2019-07-23T14:30:57.620Z", "2019-07-23T14:30:57.633Z", "2019-07-23T14:30:57.640Z", "2019-07-23T14:30:57.649Z", "2019-07-23T14:30:57.658Z", "2019-07-23T14:30:57.669Z", "2019-07-23T14:30:57.679Z", "2019-07-23T14:30:57.690Z", "2019-07-23T14:30:57.699Z", "2019-07-23T14:30:57.709Z", "2019-07-23T14:30:57.720Z", "2019-07-23T14:30:57.745Z", "2019-07-23T14:30:57.752Z", "2019-07-23T14:30:57.759Z", "2019-07-23T14:30:57.773Z", "2019-07-23T14:30:57.780Z", "2019-07-23T14:30:57.788Z", "2019-07-23T14:30:57.809Z", "2019-07-23T14:30:57.819Z", "2019-07-23T14:30:57.829Z", "2019-07-23T14:30:57.839Z", "2019-07-23T14:30:57.849Z", "2019-07-23T14:30:57.861Z", "2019-07-23T14:30:57.884Z", "2019-07-23T14:30:57.914Z", "2019-07-23T14:30:57.954Z", "2019-07-23T14:30:57.962Z", "2019-07-23T14:30:57.969Z", "2019-07-23T14:30:57.978Z", "2019-07-23T14:30:57.989Z", "2019-07-23T14:30:57.998Z", "2019-07-23T14:30:58.009Z", "2019-07-23T14:30:58.018Z", "2019-07-23T14:30:58.029Z", "2019-07-23T14:30:58.039Z", "2019-07-23T14:30:58.048Z", "2019-07-23T14:30:58.059Z"]</text:p>
          </table:table-cell>
          <table:table-cell office:value-type="string" calcext:value-type="string">
            <text:p>Dashboard.vue:212 2019-07-23T14:31:39.784Z</text:p>
          </table:table-cell>
          <table:table-cell office:value-type="string" calcext:value-type="string">
            <text:p>Dashboard.vue:212 2019-07-23T14:32:17.365Z</text:p>
          </table:table-cell>
          <table:table-cell office:value-type="string" calcext:value-type="string">
            <text:p>Dashboard.vue:212 2019-07-23T14:32:59.096Z</text:p>
          </table:table-cell>
          <table:table-cell/>
          <table:table-cell office:value-type="string" calcext:value-type="string">
            <text:p>Dashboard.vue:212 2019-07-23T14:12:48.562Z</text:p>
          </table:table-cell>
          <table:table-cell office:value-type="string" calcext:value-type="string">
            <text:p>Dashboard.vue:212 2019-07-23T14:13:24.022Z</text:p>
          </table:table-cell>
          <table:table-cell office:value-type="string" calcext:value-type="string">
            <text:p>Dashboard.vue:212 2019-07-23T14:13:52.377Z</text:p>
          </table:table-cell>
          <table:table-cell office:value-type="string" calcext:value-type="string">
            <text:p>Dashboard.vue:212 2019-07-23T14:14:23.985Z</text:p>
          </table:table-cell>
          <table:table-cell office:value-type="string" calcext:value-type="string">
            <text:p>Dashboard.vue:212 2019-07-23T14:15:16.641Z</text:p>
          </table:table-cell>
          <table:table-cell office:value-type="string" calcext:value-type="string">
            <text:p>Dashboard.vue:212 2019-07-23T14:16:02.071Z</text:p>
          </table:table-cell>
          <table:table-cell/>
          <table:table-cell office:value-type="string" calcext:value-type="string">
            <text:p>Dashboard.vue:212 2019-07-23T14:08:23.369Z</text:p>
          </table:table-cell>
          <table:table-cell office:value-type="string" calcext:value-type="string">
            <text:p>Dashboard.vue:212 2019-07-23T14:09:24.065Z</text:p>
          </table:table-cell>
          <table:table-cell office:value-type="string" calcext:value-type="string">
            <text:p>Dashboard.vue:212 2019-07-23T14:09:57.724Z</text:p>
          </table:table-cell>
          <table:table-cell office:value-type="string" calcext:value-type="string">
            <text:p>Dashboard.vue:212 2019-07-23T14:10:54.681Z</text:p>
          </table:table-cell>
          <table:table-cell office:value-type="string" calcext:value-type="string">
            <text:p>Dashboard.vue:212 2019-07-23T14:11:26.467Z</text:p>
          </table:table-cell>
          <table:table-cell office:value-type="string" calcext:value-type="string">
            <text:p>Dashboard.vue:212 2019-07-23T14:12:02.103Z</text:p>
          </table:table-cell>
        </table:table-row>
        <table:table-row table:style-name="ro1">
          <table:table-cell/>
          <table:table-cell office:value-type="string" calcext:value-type="string">
            <text:p>Dashboard.vue:212 124</text:p>
          </table:table-cell>
          <table:table-cell office:value-type="string" calcext:value-type="string">
            <text:p>Dashboard.vue:212 165</text:p>
          </table:table-cell>
          <table:table-cell office:value-type="string" calcext:value-type="string">
            <text:p>Dashboard.vue:212 244</text:p>
          </table:table-cell>
          <table:table-cell office:value-type="string" calcext:value-type="string">
            <text:p>Dashboard.vue:219 tumpukan yang belum diterima : 46</text:p>
          </table:table-cell>
          <table:table-cell office:value-type="string" calcext:value-type="string">
            <text:p>Dashboard.vue:219 tumpukan yang belum diterima : 47</text:p>
          </table:table-cell>
          <table:table-cell office:value-type="string" calcext:value-type="string">
            <text:p>Dashboard.vue:212 371</text:p>
          </table:table-cell>
          <table:table-cell/>
          <table:table-cell office:value-type="string" calcext:value-type="string">
            <text:p>Dashboard.vue:212 179</text:p>
          </table:table-cell>
          <table:table-cell office:value-type="string" calcext:value-type="string">
            <text:p>Dashboard.vue:212 53</text:p>
          </table:table-cell>
          <table:table-cell office:value-type="string" calcext:value-type="string">
            <text:p>Dashboard.vue:212 672</text:p>
          </table:table-cell>
          <table:table-cell office:value-type="string" calcext:value-type="string">
            <text:p>Dashboard.vue:219 tumpukan yang belum diterima : 46</text:p>
          </table:table-cell>
          <table:table-cell office:value-type="string" calcext:value-type="string">
            <text:p>Dashboard.vue:219 tumpukan yang belum diterima : 47</text:p>
          </table:table-cell>
          <table:table-cell office:value-type="string" calcext:value-type="string">
            <text:p>Dashboard.vue:219 tumpukan yang belum diterima : 46</text:p>
          </table:table-cell>
          <table:table-cell/>
          <table:table-cell office:value-type="string" calcext:value-type="string">
            <text:p>Dashboard.vue:212 40</text:p>
          </table:table-cell>
          <table:table-cell office:value-type="string" calcext:value-type="string">
            <text:p>Dashboard.vue:212 243</text:p>
          </table:table-cell>
          <table:table-cell office:value-type="string" calcext:value-type="string">
            <text:p>Dashboard.vue:212 258</text:p>
          </table:table-cell>
          <table:table-cell table:number-columns-repeated="3" office:value-type="string" calcext:value-type="string">
            <text:p>Dashboard.vue:219 tumpukan yang belum diterima : 47</text:p>
          </table:table-cell>
          <table:table-cell/>
          <table:table-cell office:value-type="string" calcext:value-type="string">
            <text:p>Dashboard.vue:212 147</text:p>
          </table:table-cell>
          <table:table-cell office:value-type="string" calcext:value-type="string">
            <text:p>Dashboard.vue:212 167</text:p>
          </table:table-cell>
          <table:table-cell office:value-type="string" calcext:value-type="string">
            <text:p>Dashboard.vue:212 194</text:p>
          </table:table-cell>
          <table:table-cell office:value-type="string" calcext:value-type="string">
            <text:p>Dashboard.vue:212 209</text:p>
          </table:table-cell>
          <table:table-cell table:number-columns-repeated="2" office:value-type="string" calcext:value-type="string">
            <text:p>Dashboard.vue:219 tumpukan yang belum diterima : 47</text:p>
          </table:table-cell>
        </table:table-row>
        <table:table-row table:style-name="ro1">
          <table:table-cell/>
          <table:table-cell office:value-type="string" calcext:value-type="string">
            <text:p>Dashboard.vue:212 2019-07-23T14:18:28.544Z</text:p>
          </table:table-cell>
          <table:table-cell office:value-type="string" calcext:value-type="string">
            <text:p>Dashboard.vue:212 2019-07-23T14:20:07.908Z</text:p>
          </table:table-cell>
          <table:table-cell office:value-type="string" calcext:value-type="string">
            <text:p>Dashboard.vue:212 2019-07-23T14:20:37.875Z</text:p>
          </table:table-cell>
          <table:table-cell office:value-type="string" calcext:value-type="string">
            <text:p>Dashboard.vue:220 (46) ["2019-07-23T14:21:14.115Z", "2019-07-23T14:21:14.120Z", "2019-07-23T14:21:14.125Z", "2019-07-23T14:21:14.130Z", "2019-07-23T14:21:14.135Z", "2019-07-23T14:21:14.140Z", "2019-07-23T14:21:14.145Z", "2019-07-23T14:21:14.150Z", "2019-07-23T14:21:14.163Z", "2019-07-23T14:21:14.165Z", "2019-07-23T14:21:14.171Z", "2019-07-23T14:21:14.175Z", "2019-07-23T14:21:14.184Z", "2019-07-23T14:21:14.191Z", "2019-07-23T14:21:14.197Z", "2019-07-23T14:21:14.200Z", "2019-07-23T14:21:14.209Z", "2019-07-23T14:21:14.210Z", "2019-07-23T14:21:14.216Z", "2019-07-23T14:21:14.228Z", "2019-07-23T14:21:14.233Z", "2019-07-23T14:21:14.235Z", "2019-07-23T14:21:14.240Z", "2019-07-23T14:21:14.251Z", "2019-07-23T14:21:14.259Z", "2019-07-23T14:21:14.261Z", "2019-07-23T14:21:14.265Z", "2019-07-23T14:21:14.270Z", "2019-07-23T14:21:14.274Z", "2019-07-23T14:21:14.280Z", "2019-07-23T14:21:14.288Z", "2019-07-23T14:21:14.290Z", "2019-07-23T14:21:14.295Z", "2019-07-23T14:21:14.300Z", "2019-07-23T14:21:14.305Z", "2019-07-23T14:21:14.325Z", "2019-07-23T14:21:14.326Z", "2019-07-23T14:21:14.331Z", "2019-07-23T14:21:14.337Z", "2019-07-23T14:21:14.341Z", "2019-07-23T14:21:14.346Z", "2019-07-23T14:21:14.350Z", "2019-07-23T14:21:14.355Z", "2019-07-23T14:21:14.361Z", "2019-07-23T14:21:14.365Z", "2019-07-23T14:21:14.370Z"]</text:p>
          </table:table-cell>
          <table:table-cell office:value-type="string" calcext:value-type="string">
            <text:p>Dashboard.vue:220 (47) ["2019-07-23T14:21:50.156Z", "2019-07-23T14:21:50.158Z", "2019-07-23T14:21:50.162Z", "2019-07-23T14:21:50.168Z", "2019-07-23T14:21:50.171Z", "2019-07-23T14:21:50.175Z", "2019-07-23T14:21:50.179Z", "2019-07-23T14:21:50.183Z", "2019-07-23T14:21:50.187Z", "2019-07-23T14:21:50.191Z", "2019-07-23T14:21:50.195Z", "2019-07-23T14:21:50.225Z", "2019-07-23T14:21:50.234Z", "2019-07-23T14:21:50.242Z", "2019-07-23T14:21:50.243Z", "2019-07-23T14:21:50.250Z", "2019-07-23T14:21:50.253Z", "2019-07-23T14:21:50.255Z", "2019-07-23T14:21:50.258Z", "2019-07-23T14:21:50.263Z", "2019-07-23T14:21:50.267Z", "2019-07-23T14:21:50.271Z", "2019-07-23T14:21:50.275Z", "2019-07-23T14:21:50.280Z", "2019-07-23T14:21:50.283Z", "2019-07-23T14:21:50.290Z", "2019-07-23T14:21:50.295Z", "2019-07-23T14:21:50.299Z", "2019-07-23T14:21:50.304Z", "2019-07-23T14:21:50.307Z", "2019-07-23T14:21:50.311Z", "2019-07-23T14:21:50.317Z", "2019-07-23T14:21:50.318Z", "2019-07-23T14:21:50.323Z", "2019-07-23T14:21:50.328Z", "2019-07-23T14:21:50.332Z", "2019-07-23T14:21:50.337Z", "2019-07-23T14:21:50.339Z", "2019-07-23T14:21:50.344Z", "2019-07-23T14:21:50.347Z", "2019-07-23T14:21:50.355Z", "2019-07-23T14:21:50.365Z", "2019-07-23T14:21:50.370Z", "2019-07-23T14:21:50.377Z", "2019-07-23T14:21:50.381Z", "2019-07-23T14:21:50.388Z", "2019-07-23T14:21:50.390Z"]</text:p>
          </table:table-cell>
          <table:table-cell office:value-type="string" calcext:value-type="string">
            <text:p>Dashboard.vue:212 2019-07-23T14:22:25.404Z</text:p>
          </table:table-cell>
          <table:table-cell/>
          <table:table-cell office:value-type="string" calcext:value-type="string">
            <text:p>Dashboard.vue:212 2019-07-23T14:29:28.510Z</text:p>
          </table:table-cell>
          <table:table-cell office:value-type="string" calcext:value-type="string">
            <text:p>Dashboard.vue:212 2019-07-23T14:30:08.336Z</text:p>
          </table:table-cell>
          <table:table-cell office:value-type="string" calcext:value-type="string">
            <text:p>Dashboard.vue:212 2019-07-23T14:30:57.519Z</text:p>
          </table:table-cell>
          <table:table-cell office:value-type="string" calcext:value-type="string">
            <text:p>Dashboard.vue:220 (46) ["2019-07-23T14:31:39.790Z", "2019-07-23T14:31:39.795Z", "2019-07-23T14:31:39.800Z", "2019-07-23T14:31:39.807Z", "2019-07-23T14:31:39.810Z", "2019-07-23T14:31:39.818Z", "2019-07-23T14:31:39.819Z", "2019-07-23T14:31:39.831Z", "2019-07-23T14:31:39.836Z", "2019-07-23T14:31:39.840Z", "2019-07-23T14:31:39.850Z", "2019-07-23T14:31:39.854Z", "2019-07-23T14:31:39.874Z", "2019-07-23T14:31:39.878Z", "2019-07-23T14:31:39.880Z", "2019-07-23T14:31:39.886Z", "2019-07-23T14:31:39.890Z", "2019-07-23T14:31:39.904Z", "2019-07-23T14:31:39.922Z", "2019-07-23T14:31:39.927Z", "2019-07-23T14:31:39.931Z", "2019-07-23T14:31:39.939Z", "2019-07-23T14:31:39.945Z", "2019-07-23T14:31:39.950Z", "2019-07-23T14:31:39.957Z", "2019-07-23T14:31:39.960Z", "2019-07-23T14:31:39.965Z", "2019-07-23T14:31:39.973Z", "2019-07-23T14:31:39.989Z", "2019-07-23T14:31:39.996Z", "2019-07-23T14:31:40.000Z", "2019-07-23T14:31:40.005Z", "2019-07-23T14:31:40.010Z", "2019-07-23T14:31:40.015Z", "2019-07-23T14:31:40.041Z", "2019-07-23T14:31:40.045Z", "2019-07-23T14:31:40.051Z", "2019-07-23T14:31:40.058Z", "2019-07-23T14:31:40.064Z", "2019-07-23T14:31:40.084Z", "2019-07-23T14:31:40.121Z", "2019-07-23T14:31:40.156Z", "2019-07-23T14:31:40.165Z", "2019-07-23T14:31:40.171Z", "2019-07-23T14:31:40.175Z", "2019-07-23T14:31:40.180Z"]</text:p>
          </table:table-cell>
          <table:table-cell office:value-type="string" calcext:value-type="string">
            <text:p>Dashboard.vue:220 (47) ["2019-07-23T14:32:17.367Z", "2019-07-23T14:32:17.371Z", "2019-07-23T14:32:17.375Z", "2019-07-23T14:32:17.379Z", "2019-07-23T14:32:17.383Z", "2019-07-23T14:32:17.387Z", "2019-07-23T14:32:17.393Z", "2019-07-23T14:32:17.395Z", "2019-07-23T14:32:17.399Z", "2019-07-23T14:32:17.403Z", "2019-07-23T14:32:17.407Z", "2019-07-23T14:32:17.412Z", "2019-07-23T14:32:17.417Z", "2019-07-23T14:32:17.424Z", "2019-07-23T14:32:17.428Z", "2019-07-23T14:32:17.431Z", "2019-07-23T14:32:17.435Z", "2019-07-23T14:32:17.448Z", "2019-07-23T14:32:17.456Z", "2019-07-23T14:32:17.471Z", "2019-07-23T14:32:17.476Z", "2019-07-23T14:32:17.495Z", "2019-07-23T14:32:17.500Z", "2019-07-23T14:32:17.505Z", "2019-07-23T14:32:17.514Z", "2019-07-23T14:32:17.517Z", "2019-07-23T14:32:17.519Z", "2019-07-23T14:32:17.524Z", "2019-07-23T14:32:17.527Z", "2019-07-23T14:32:17.531Z", "2019-07-23T14:32:17.535Z", "2019-07-23T14:32:17.539Z", "2019-07-23T14:32:17.544Z", "2019-07-23T14:32:17.558Z", "2019-07-23T14:32:17.570Z", "2019-07-23T14:32:17.580Z", "2019-07-23T14:32:17.585Z", "2019-07-23T14:32:17.587Z", "2019-07-23T14:32:17.594Z", "2019-07-23T14:32:17.598Z", "2019-07-23T14:32:17.602Z", "2019-07-23T14:32:17.604Z", "2019-07-23T14:32:17.616Z", "2019-07-23T14:32:17.620Z", "2019-07-23T14:32:17.626Z", "2019-07-23T14:32:17.629Z", "2019-07-23T14:32:17.631Z"]</text:p>
          </table:table-cell>
          <table:table-cell office:value-type="string" calcext:value-type="string">
            <text:p>Dashboard.vue:220 (46) ["2019-07-23T14:32:59.099Z", "2019-07-23T14:32:59.103Z", "2019-07-23T14:32:59.107Z", "2019-07-23T14:32:59.112Z", "2019-07-23T14:32:59.116Z", "2019-07-23T14:32:59.119Z", "2019-07-23T14:32:59.123Z", "2019-07-23T14:32:59.127Z", "2019-07-23T14:32:59.131Z", "2019-07-23T14:32:59.135Z", "2019-07-23T14:32:59.139Z", "2019-07-23T14:32:59.143Z", "2019-07-23T14:32:59.147Z", "2019-07-23T14:32:59.151Z", "2019-07-23T14:32:59.156Z", "2019-07-23T14:32:59.159Z", "2019-07-23T14:32:59.164Z", "2019-07-23T14:32:59.167Z", "2019-07-23T14:32:59.171Z", "2019-07-23T14:32:59.175Z", "2019-07-23T14:32:59.179Z", "2019-07-23T14:32:59.183Z", "2019-07-23T14:32:59.187Z", "2019-07-23T14:32:59.191Z", "2019-07-23T14:32:59.202Z", "2019-07-23T14:32:59.207Z", "2019-07-23T14:32:59.211Z", "2019-07-23T14:32:59.216Z", "2019-07-23T14:32:59.221Z", "2019-07-23T14:32:59.224Z", "2019-07-23T14:32:59.229Z", "2019-07-23T14:32:59.231Z", "2019-07-23T14:32:59.239Z", "2019-07-23T14:32:59.243Z", "2019-07-23T14:32:59.250Z", "2019-07-23T14:32:59.252Z", "2019-07-23T14:32:59.257Z", "2019-07-23T14:32:59.264Z", "2019-07-23T14:32:59.315Z", "2019-07-23T14:32:59.319Z", "2019-07-23T14:32:59.323Z", "2019-07-23T14:32:59.329Z", "2019-07-23T14:32:59.333Z", "2019-07-23T14:32:59.335Z", "2019-07-23T14:32:59.348Z", "2019-07-23T14:32:59.352Z"]</text:p>
          </table:table-cell>
          <table:table-cell/>
          <table:table-cell office:value-type="string" calcext:value-type="string">
            <text:p>Dashboard.vue:212 2019-07-23T14:12:48.679Z</text:p>
          </table:table-cell>
          <table:table-cell office:value-type="string" calcext:value-type="string">
            <text:p>Dashboard.vue:212 2019-07-23T14:13:24.071Z</text:p>
          </table:table-cell>
          <table:table-cell office:value-type="string" calcext:value-type="string">
            <text:p>Dashboard.vue:212 2019-07-23T14:13:52.384Z</text:p>
          </table:table-cell>
          <table:table-cell office:value-type="string" calcext:value-type="string">
            <text:p>Dashboard.vue:220 (47) ["2019-07-23T14:14:23.826Z", "2019-07-23T14:14:23.830Z", "2019-07-23T14:14:23.836Z", "2019-07-23T14:14:23.841Z", "2019-07-23T14:14:23.846Z", "2019-07-23T14:14:23.851Z", "2019-07-23T14:14:23.855Z", "2019-07-23T14:14:23.865Z", "2019-07-23T14:14:23.870Z", "2019-07-23T14:14:23.875Z", "2019-07-23T14:14:23.880Z", "2019-07-23T14:14:23.886Z", "2019-07-23T14:14:23.891Z", "2019-07-23T14:14:23.895Z", "2019-07-23T14:14:23.900Z", "2019-07-23T14:14:23.906Z", "2019-07-23T14:14:23.911Z", "2019-07-23T14:14:23.916Z", "2019-07-23T14:14:23.920Z", "2019-07-23T14:14:23.925Z", "2019-07-23T14:14:23.931Z", "2019-07-23T14:14:23.936Z", "2019-07-23T14:14:23.941Z", "2019-07-23T14:14:23.945Z", "2019-07-23T14:14:23.950Z", "2019-07-23T14:14:23.955Z", "2019-07-23T14:14:23.961Z", "2019-07-23T14:14:23.966Z", "2019-07-23T14:14:23.971Z", "2019-07-23T14:14:23.976Z", "2019-07-23T14:14:23.991Z", "2019-07-23T14:14:23.995Z", "2019-07-23T14:14:24.003Z", "2019-07-23T14:14:24.006Z", "2019-07-23T14:14:24.010Z", "2019-07-23T14:14:24.015Z", "2019-07-23T14:14:24.021Z", "2019-07-23T14:14:24.026Z", "2019-07-23T14:14:24.031Z", "2019-07-23T14:14:24.038Z", "2019-07-23T14:14:24.047Z", "2019-07-23T14:14:24.057Z", "2019-07-23T14:14:24.063Z", "2019-07-23T14:14:24.066Z", "2019-07-23T14:14:24.085Z", "2019-07-23T14:14:24.090Z", "2019-07-23T14:14:24.095Z"]</text:p>
          </table:table-cell>
          <table:table-cell office:value-type="string" calcext:value-type="string">
            <text:p>Dashboard.vue:220 (47) ["2019-07-23T14:15:16.611Z", "2019-07-23T14:15:16.614Z", "2019-07-23T14:15:16.622Z", "2019-07-23T14:15:16.625Z", "2019-07-23T14:15:16.633Z", "2019-07-23T14:15:16.635Z", "2019-07-23T14:15:16.638Z", "2019-07-23T14:15:16.645Z", "2019-07-23T14:15:16.649Z", "2019-07-23T14:15:16.656Z", "2019-07-23T14:15:16.658Z", "2019-07-23T14:15:16.661Z", "2019-07-23T14:15:16.664Z", "2019-07-23T14:15:16.669Z", "2019-07-23T14:15:16.673Z", "2019-07-23T14:15:16.677Z", "2019-07-23T14:15:16.681Z", "2019-07-23T14:15:16.685Z", "2019-07-23T14:15:16.689Z", "2019-07-23T14:15:16.693Z", "2019-07-23T14:15:16.697Z", "2019-07-23T14:15:16.702Z", "2019-07-23T14:15:16.704Z", "2019-07-23T14:15:16.709Z", "2019-07-23T14:15:16.713Z", "2019-07-23T14:15:16.718Z", "2019-07-23T14:15:16.721Z", "2019-07-23T14:15:16.725Z", "2019-07-23T14:15:16.729Z", "2019-07-23T14:15:16.733Z", "2019-07-23T14:15:16.747Z", "2019-07-23T14:15:16.760Z", "2019-07-23T14:15:16.764Z", "2019-07-23T14:15:16.765Z", "2019-07-23T14:15:16.769Z", "2019-07-23T14:15:16.773Z", "2019-07-23T14:15:16.778Z", "2019-07-23T14:15:16.781Z", "2019-07-23T14:15:16.785Z", "2019-07-23T14:15:16.789Z", "2019-07-23T14:15:16.793Z", "2019-07-23T14:15:16.798Z", "2019-07-23T14:15:16.802Z", "2019-07-23T14:15:16.806Z", "2019-07-23T14:15:16.811Z", "2019-07-23T14:15:16.819Z", "2019-07-23T14:15:16.824Z"]</text:p>
          </table:table-cell>
          <table:table-cell office:value-type="string" calcext:value-type="string">
            <text:p>Dashboard.vue:220 (47) ["2019-07-23T14:16:01.944Z", "2019-07-23T14:16:01.946Z", "2019-07-23T14:16:01.951Z", "2019-07-23T14:16:01.954Z", "2019-07-23T14:16:01.959Z", "2019-07-23T14:16:01.962Z", "2019-07-23T14:16:01.966Z", "2019-07-23T14:16:01.970Z", "2019-07-23T14:16:01.978Z", "2019-07-23T14:16:01.983Z", "2019-07-23T14:16:01.986Z", "2019-07-23T14:16:01.990Z", "2019-07-23T14:16:01.994Z", "2019-07-23T14:16:01.998Z", "2019-07-23T14:16:02.002Z", "2019-07-23T14:16:02.007Z", "2019-07-23T14:16:02.010Z", "2019-07-23T14:16:02.014Z", "2019-07-23T14:16:02.019Z", "2019-07-23T14:16:02.022Z", "2019-07-23T14:16:02.026Z", "2019-07-23T14:16:02.030Z", "2019-07-23T14:16:02.034Z", "2019-07-23T14:16:02.039Z", "2019-07-23T14:16:02.043Z", "2019-07-23T14:16:02.047Z", "2019-07-23T14:16:02.050Z", "2019-07-23T14:16:02.054Z", "2019-07-23T14:16:02.058Z", "2019-07-23T14:16:02.063Z", "2019-07-23T14:16:02.077Z", "2019-07-23T14:16:02.079Z", "2019-07-23T14:16:02.087Z", "2019-07-23T14:16:02.095Z", "2019-07-23T14:16:02.098Z", "2019-07-23T14:16:02.104Z", "2019-07-23T14:16:02.108Z", "2019-07-23T14:16:02.110Z", "2019-07-23T14:16:02.120Z", "2019-07-23T14:16:02.123Z", "2019-07-23T14:16:02.128Z", "2019-07-23T14:16:02.131Z", "2019-07-23T14:16:02.138Z", "2019-07-23T14:16:02.150Z", "2019-07-23T14:16:02.169Z", "2019-07-23T14:16:02.175Z", "2019-07-23T14:16:02.178Z"]</text:p>
          </table:table-cell>
          <table:table-cell/>
          <table:table-cell office:value-type="string" calcext:value-type="string">
            <text:p>Dashboard.vue:212 2019-07-23T14:08:23.470Z</text:p>
          </table:table-cell>
          <table:table-cell office:value-type="string" calcext:value-type="string">
            <text:p>Dashboard.vue:212 2019-07-23T14:09:24.118Z</text:p>
          </table:table-cell>
          <table:table-cell office:value-type="string" calcext:value-type="string">
            <text:p>Dashboard.vue:212 2019-07-23T14:09:57.734Z</text:p>
          </table:table-cell>
          <table:table-cell office:value-type="string" calcext:value-type="string">
            <text:p>Dashboard.vue:212 2019-07-23T14:10:54.686Z</text:p>
          </table:table-cell>
          <table:table-cell office:value-type="string" calcext:value-type="string">
            <text:p>Dashboard.vue:220 (47) ["2019-07-23T14:11:26.468Z", "2019-07-23T14:11:26.472Z", "2019-07-23T14:11:26.476Z", "2019-07-23T14:11:26.480Z", "2019-07-23T14:11:26.484Z", "2019-07-23T14:11:26.488Z", "2019-07-23T14:11:26.492Z", "2019-07-23T14:11:26.496Z", "2019-07-23T14:11:26.500Z", "2019-07-23T14:11:26.504Z", "2019-07-23T14:11:26.508Z", "2019-07-23T14:11:26.512Z", "2019-07-23T14:11:26.516Z", "2019-07-23T14:11:26.520Z", "2019-07-23T14:11:26.524Z", "2019-07-23T14:11:26.528Z", "2019-07-23T14:11:26.532Z", "2019-07-23T14:11:26.536Z", "2019-07-23T14:11:26.539Z", "2019-07-23T14:11:26.544Z", "2019-07-23T14:11:26.548Z", "2019-07-23T14:11:26.552Z", "2019-07-23T14:11:26.556Z", "2019-07-23T14:11:26.560Z", "2019-07-23T14:11:26.564Z", "2019-07-23T14:11:26.568Z", "2019-07-23T14:11:26.572Z", "2019-07-23T14:11:26.576Z", "2019-07-23T14:11:26.580Z", "2019-07-23T14:11:26.584Z", "2019-07-23T14:11:26.588Z", "2019-07-23T14:11:26.592Z", "2019-07-23T14:11:26.596Z", "2019-07-23T14:11:26.600Z", "2019-07-23T14:11:26.604Z", "2019-07-23T14:11:26.608Z", "2019-07-23T14:11:26.612Z", "2019-07-23T14:11:26.616Z", "2019-07-23T14:11:26.620Z", "2019-07-23T14:11:26.624Z", "2019-07-23T14:11:26.628Z", "2019-07-23T14:11:26.632Z", "2019-07-23T14:11:26.636Z", "2019-07-23T14:11:26.640Z", "2019-07-23T14:11:26.644Z", "2019-07-23T14:11:26.648Z", "2019-07-23T14:11:26.652Z"]</text:p>
          </table:table-cell>
          <table:table-cell office:value-type="string" calcext:value-type="string">
            <text:p>Dashboard.vue:220 (47) ["2019-07-23T14:12:02.105Z", "2019-07-23T14:12:02.109Z", "2019-07-23T14:12:02.114Z", "2019-07-23T14:12:02.118Z", "2019-07-23T14:12:02.122Z", "2019-07-23T14:12:02.126Z", "2019-07-23T14:12:02.130Z", "2019-07-23T14:12:02.134Z", "2019-07-23T14:12:02.138Z", "2019-07-23T14:12:02.142Z", "2019-07-23T14:12:02.146Z", "2019-07-23T14:12:02.149Z", "2019-07-23T14:12:02.154Z", "2019-07-23T14:12:02.158Z", "2019-07-23T14:12:02.161Z", "2019-07-23T14:12:02.166Z", "2019-07-23T14:12:02.170Z", "2019-07-23T14:12:02.174Z", "2019-07-23T14:12:02.177Z", "2019-07-23T14:12:02.182Z", "2019-07-23T14:12:02.186Z", "2019-07-23T14:12:02.189Z", "2019-07-23T14:12:02.193Z", "2019-07-23T14:12:02.198Z", "2019-07-23T14:12:02.202Z", "2019-07-23T14:12:02.206Z", "2019-07-23T14:12:02.210Z", "2019-07-23T14:12:02.213Z", "2019-07-23T14:12:02.217Z", "2019-07-23T14:12:02.222Z", "2019-07-23T14:12:02.225Z", "2019-07-23T14:12:02.230Z", "2019-07-23T14:12:02.233Z", "2019-07-23T14:12:02.237Z", "2019-07-23T14:12:02.242Z", "2019-07-23T14:12:02.245Z", "2019-07-23T14:12:02.250Z", "2019-07-23T14:12:02.254Z", "2019-07-23T14:12:02.258Z", "2019-07-23T14:12:02.262Z", "2019-07-23T14:12:02.265Z", "2019-07-23T14:12:02.270Z", "2019-07-23T14:12:02.274Z", "2019-07-23T14:12:02.278Z", "2019-07-23T14:12:02.282Z", "2019-07-23T14:12:02.285Z", "2019-07-23T14:12:02.290Z"]</text:p>
          </table:table-cell>
        </table:table-row>
        <table:table-row table:style-name="ro1">
          <table:table-cell/>
          <table:table-cell office:value-type="string" calcext:value-type="string">
            <text:p>Dashboard.vue:212 40</text:p>
          </table:table-cell>
          <table:table-cell office:value-type="string" calcext:value-type="string">
            <text:p>Dashboard.vue:212 125</text:p>
          </table:table-cell>
          <table:table-cell office:value-type="string" calcext:value-type="string">
            <text:p>Dashboard.vue:212 317</text:p>
          </table:table-cell>
          <table:table-cell office:value-type="string" calcext:value-type="string">
            <text:p>Dashboard.vue:212 252</text:p>
          </table:table-cell>
          <table:table-cell office:value-type="string" calcext:value-type="string">
            <text:p>Dashboard.vue:212 465</text:p>
          </table:table-cell>
          <table:table-cell office:value-type="string" calcext:value-type="string">
            <text:p>Dashboard.vue:219 tumpukan yang belum diterima : 46</text:p>
          </table:table-cell>
          <table:table-cell/>
          <table:table-cell office:value-type="string" calcext:value-type="string">
            <text:p>Dashboard.vue:212 90</text:p>
          </table:table-cell>
          <table:table-cell office:value-type="string" calcext:value-type="string">
            <text:p>Dashboard.vue:212 49</text:p>
          </table:table-cell>
          <table:table-cell office:value-type="string" calcext:value-type="string">
            <text:p>Dashboard.vue:219 tumpukan yang belum diterima : 46</text:p>
          </table:table-cell>
          <table:table-cell office:value-type="string" calcext:value-type="string">
            <text:p>Dashboard.vue:212 567</text:p>
          </table:table-cell>
          <table:table-cell office:value-type="string" calcext:value-type="string">
            <text:p>Dashboard.vue:212 871</text:p>
          </table:table-cell>
          <table:table-cell office:value-type="string" calcext:value-type="string">
            <text:p>Dashboard.vue:212 281</text:p>
          </table:table-cell>
          <table:table-cell/>
          <table:table-cell office:value-type="string" calcext:value-type="string">
            <text:p>Dashboard.vue:212 83</text:p>
          </table:table-cell>
          <table:table-cell office:value-type="string" calcext:value-type="string">
            <text:p>Dashboard.vue:212 197</text:p>
          </table:table-cell>
          <table:table-cell office:value-type="string" calcext:value-type="string">
            <text:p>Dashboard.vue:212 354</text:p>
          </table:table-cell>
          <table:table-cell office:value-type="string" calcext:value-type="string">
            <text:p>Dashboard.vue:212 350</text:p>
          </table:table-cell>
          <table:table-cell office:value-type="string" calcext:value-type="string">
            <text:p>Dashboard.vue:212 485</text:p>
          </table:table-cell>
          <table:table-cell office:value-type="string" calcext:value-type="string">
            <text:p>Dashboard.vue:212 502</text:p>
          </table:table-cell>
          <table:table-cell/>
          <table:table-cell office:value-type="string" calcext:value-type="string">
            <text:p>Dashboard.vue:212 71</text:p>
          </table:table-cell>
          <table:table-cell office:value-type="string" calcext:value-type="string">
            <text:p>Dashboard.vue:212 131</text:p>
          </table:table-cell>
          <table:table-cell office:value-type="string" calcext:value-type="string">
            <text:p>Dashboard.vue:212 192</text:p>
          </table:table-cell>
          <table:table-cell office:value-type="string" calcext:value-type="string">
            <text:p>Dashboard.vue:212 210</text:p>
          </table:table-cell>
          <table:table-cell office:value-type="string" calcext:value-type="string">
            <text:p>Dashboard.vue:212 649</text:p>
          </table:table-cell>
          <table:table-cell office:value-type="string" calcext:value-type="string">
            <text:p>Dashboard.vue:212 317</text:p>
          </table:table-cell>
        </table:table-row>
        <table:table-row table:style-name="ro1">
          <table:table-cell/>
          <table:table-cell office:value-type="string" calcext:value-type="string">
            <text:p>Dashboard.vue:212 2019-07-23T14:18:28.644Z</text:p>
          </table:table-cell>
          <table:table-cell office:value-type="string" calcext:value-type="string">
            <text:p>Dashboard.vue:212 2019-07-23T14:20:07.957Z</text:p>
          </table:table-cell>
          <table:table-cell office:value-type="string" calcext:value-type="string">
            <text:p>Dashboard.vue:212 2019-07-23T14:20:37.845Z</text:p>
          </table:table-cell>
          <table:table-cell office:value-type="string" calcext:value-type="string">
            <text:p>Dashboard.vue:212 2019-07-23T14:21:14.163Z</text:p>
          </table:table-cell>
          <table:table-cell office:value-type="string" calcext:value-type="string">
            <text:p>Dashboard.vue:212 2019-07-23T14:21:50.156Z</text:p>
          </table:table-cell>
          <table:table-cell office:value-type="string" calcext:value-type="string">
            <text:p>Dashboard.vue:220 (46) ["2019-07-23T14:22:25.367Z", "2019-07-23T14:22:25.373Z", "2019-07-23T14:22:25.376Z", "2019-07-23T14:22:25.380Z", "2019-07-23T14:22:25.384Z", "2019-07-23T14:22:25.388Z", "2019-07-23T14:22:25.392Z", "2019-07-23T14:22:25.395Z", "2019-07-23T14:22:25.411Z", "2019-07-23T14:22:25.413Z", "2019-07-23T14:22:25.416Z", "2019-07-23T14:22:25.420Z", "2019-07-23T14:22:25.424Z", "2019-07-23T14:22:25.430Z", "2019-07-23T14:22:25.432Z", "2019-07-23T14:22:25.438Z", "2019-07-23T14:22:25.439Z", "2019-07-23T14:22:25.444Z", "2019-07-23T14:22:25.448Z", "2019-07-23T14:22:25.452Z", "2019-07-23T14:22:25.456Z", "2019-07-23T14:22:25.460Z", "2019-07-23T14:22:25.464Z", "2019-07-23T14:22:25.473Z", "2019-07-23T14:22:25.479Z", "2019-07-23T14:22:25.480Z", "2019-07-23T14:22:25.484Z", "2019-07-23T14:22:25.488Z", "2019-07-23T14:22:25.491Z", "2019-07-23T14:22:25.496Z", "2019-07-23T14:22:25.500Z", "2019-07-23T14:22:25.504Z", "2019-07-23T14:22:25.508Z", "2019-07-23T14:22:25.518Z", "2019-07-23T14:22:25.522Z", "2019-07-23T14:22:25.529Z", "2019-07-23T14:22:25.534Z", "2019-07-23T14:22:25.541Z", "2019-07-23T14:22:25.546Z", "2019-07-23T14:22:25.548Z", "2019-07-23T14:22:25.552Z", "2019-07-23T14:22:25.555Z", "2019-07-23T14:22:25.564Z", "2019-07-23T14:22:25.565Z", "2019-07-23T14:22:25.570Z", "2019-07-23T14:22:25.572Z"]</text:p>
          </table:table-cell>
          <table:table-cell/>
          <table:table-cell office:value-type="string" calcext:value-type="string">
            <text:p>Dashboard.vue:212 2019-07-23T14:29:28.611Z</text:p>
          </table:table-cell>
          <table:table-cell office:value-type="string" calcext:value-type="string">
            <text:p>Dashboard.vue:212 2019-07-23T14:30:08.381Z</text:p>
          </table:table-cell>
          <table:table-cell office:value-type="string" calcext:value-type="string">
            <text:p>Dashboard.vue:220 (46) ["2019-07-23T14:30:57.529Z", "2019-07-23T14:30:57.541Z", "2019-07-23T14:30:57.549Z", "2019-07-23T14:30:57.561Z", "2019-07-23T14:30:57.570Z", "2019-07-23T14:30:57.580Z", "2019-07-23T14:30:57.592Z", "2019-07-23T14:30:57.602Z", "2019-07-23T14:30:57.608Z", "2019-07-23T14:30:57.620Z", "2019-07-23T14:30:57.633Z", "2019-07-23T14:30:57.640Z", "2019-07-23T14:30:57.649Z", "2019-07-23T14:30:57.658Z", "2019-07-23T14:30:57.669Z", "2019-07-23T14:30:57.679Z", "2019-07-23T14:30:57.690Z", "2019-07-23T14:30:57.699Z", "2019-07-23T14:30:57.709Z", "2019-07-23T14:30:57.720Z", "2019-07-23T14:30:57.745Z", "2019-07-23T14:30:57.752Z", "2019-07-23T14:30:57.759Z", "2019-07-23T14:30:57.773Z", "2019-07-23T14:30:57.780Z", "2019-07-23T14:30:57.788Z", "2019-07-23T14:30:57.809Z", "2019-07-23T14:30:57.819Z", "2019-07-23T14:30:57.829Z", "2019-07-23T14:30:57.839Z", "2019-07-23T14:30:57.849Z", "2019-07-23T14:30:57.861Z", "2019-07-23T14:30:57.884Z", "2019-07-23T14:30:57.914Z", "2019-07-23T14:30:57.954Z", "2019-07-23T14:30:57.962Z", "2019-07-23T14:30:57.969Z", "2019-07-23T14:30:57.978Z", "2019-07-23T14:30:57.989Z", "2019-07-23T14:30:57.998Z", "2019-07-23T14:30:58.009Z", "2019-07-23T14:30:58.018Z", "2019-07-23T14:30:58.029Z", "2019-07-23T14:30:58.039Z", "2019-07-23T14:30:58.048Z", "2019-07-23T14:30:58.059Z"]</text:p>
          </table:table-cell>
          <table:table-cell office:value-type="string" calcext:value-type="string">
            <text:p>Dashboard.vue:212 2019-07-23T14:31:39.790Z</text:p>
          </table:table-cell>
          <table:table-cell office:value-type="string" calcext:value-type="string">
            <text:p>Dashboard.vue:212 2019-07-23T14:32:17.367Z</text:p>
          </table:table-cell>
          <table:table-cell office:value-type="string" calcext:value-type="string">
            <text:p>Dashboard.vue:212 2019-07-23T14:32:59.099Z</text:p>
          </table:table-cell>
          <table:table-cell/>
          <table:table-cell office:value-type="string" calcext:value-type="string">
            <text:p>Dashboard.vue:212 2019-07-23T14:12:48.762Z</text:p>
          </table:table-cell>
          <table:table-cell office:value-type="string" calcext:value-type="string">
            <text:p>Dashboard.vue:212 2019-07-23T14:13:24.124Z</text:p>
          </table:table-cell>
          <table:table-cell office:value-type="string" calcext:value-type="string">
            <text:p>Dashboard.vue:212 2019-07-23T14:13:52.294Z</text:p>
          </table:table-cell>
          <table:table-cell office:value-type="string" calcext:value-type="string">
            <text:p>Dashboard.vue:212 2019-07-23T14:14:23.991Z</text:p>
          </table:table-cell>
          <table:table-cell office:value-type="string" calcext:value-type="string">
            <text:p>Dashboard.vue:212 2019-07-23T14:15:16.747Z</text:p>
          </table:table-cell>
          <table:table-cell office:value-type="string" calcext:value-type="string">
            <text:p>Dashboard.vue:212 2019-07-23T14:16:01.978Z</text:p>
          </table:table-cell>
          <table:table-cell/>
          <table:table-cell office:value-type="string" calcext:value-type="string">
            <text:p>Dashboard.vue:212 2019-07-23T14:08:23.570Z</text:p>
          </table:table-cell>
          <table:table-cell office:value-type="string" calcext:value-type="string">
            <text:p>Dashboard.vue:212 2019-07-23T14:09:24.164Z</text:p>
          </table:table-cell>
          <table:table-cell office:value-type="string" calcext:value-type="string">
            <text:p>Dashboard.vue:212 2019-07-23T14:09:57.744Z</text:p>
          </table:table-cell>
          <table:table-cell office:value-type="string" calcext:value-type="string">
            <text:p>Dashboard.vue:212 2019-07-23T14:10:54.692Z</text:p>
          </table:table-cell>
          <table:table-cell office:value-type="string" calcext:value-type="string">
            <text:p>Dashboard.vue:212 2019-07-23T14:11:26.468Z</text:p>
          </table:table-cell>
          <table:table-cell office:value-type="string" calcext:value-type="string">
            <text:p>Dashboard.vue:212 2019-07-23T14:12:02.105Z</text:p>
          </table:table-cell>
        </table:table-row>
        <table:table-row table:style-name="ro1">
          <table:table-cell/>
          <table:table-cell office:value-type="string" calcext:value-type="string">
            <text:p>Dashboard.vue:212 58</text:p>
          </table:table-cell>
          <table:table-cell office:value-type="string" calcext:value-type="string">
            <text:p>Dashboard.vue:212 77</text:p>
          </table:table-cell>
          <table:table-cell office:value-type="string" calcext:value-type="string">
            <text:p>Dashboard.vue:212 286</text:p>
          </table:table-cell>
          <table:table-cell office:value-type="string" calcext:value-type="string">
            <text:p>Dashboard.vue:219 tumpukan yang belum diterima : 45</text:p>
          </table:table-cell>
          <table:table-cell office:value-type="string" calcext:value-type="string">
            <text:p>Dashboard.vue:219 tumpukan yang belum diterima : 46</text:p>
          </table:table-cell>
          <table:table-cell office:value-type="string" calcext:value-type="string">
            <text:p>Dashboard.vue:212 455</text:p>
          </table:table-cell>
          <table:table-cell/>
          <table:table-cell office:value-type="string" calcext:value-type="string">
            <text:p>Dashboard.vue:212 53</text:p>
          </table:table-cell>
          <table:table-cell office:value-type="string" calcext:value-type="string">
            <text:p>Dashboard.vue:212 49</text:p>
          </table:table-cell>
          <table:table-cell office:value-type="string" calcext:value-type="string">
            <text:p>Dashboard.vue:212 679</text:p>
          </table:table-cell>
          <table:table-cell office:value-type="string" calcext:value-type="string">
            <text:p>Dashboard.vue:219 tumpukan yang belum diterima : 45</text:p>
          </table:table-cell>
          <table:table-cell office:value-type="string" calcext:value-type="string">
            <text:p>Dashboard.vue:219 tumpukan yang belum diterima : 46</text:p>
          </table:table-cell>
          <table:table-cell office:value-type="string" calcext:value-type="string">
            <text:p>Dashboard.vue:219 tumpukan yang belum diterima : 45</text:p>
          </table:table-cell>
          <table:table-cell/>
          <table:table-cell office:value-type="string" calcext:value-type="string">
            <text:p>Dashboard.vue:212 35</text:p>
          </table:table-cell>
          <table:table-cell office:value-type="string" calcext:value-type="string">
            <text:p>Dashboard.vue:212 172</text:p>
          </table:table-cell>
          <table:table-cell office:value-type="string" calcext:value-type="string">
            <text:p>Dashboard.vue:212 435</text:p>
          </table:table-cell>
          <table:table-cell table:number-columns-repeated="3" office:value-type="string" calcext:value-type="string">
            <text:p>Dashboard.vue:219 tumpukan yang belum diterima : 46</text:p>
          </table:table-cell>
          <table:table-cell/>
          <table:table-cell office:value-type="string" calcext:value-type="string">
            <text:p>Dashboard.vue:212 19</text:p>
          </table:table-cell>
          <table:table-cell office:value-type="string" calcext:value-type="string">
            <text:p>Dashboard.vue:212 114</text:p>
          </table:table-cell>
          <table:table-cell office:value-type="string" calcext:value-type="string">
            <text:p>Dashboard.vue:212 189</text:p>
          </table:table-cell>
          <table:table-cell office:value-type="string" calcext:value-type="string">
            <text:p>Dashboard.vue:212 211</text:p>
          </table:table-cell>
          <table:table-cell table:number-columns-repeated="2" office:value-type="string" calcext:value-type="string">
            <text:p>Dashboard.vue:219 tumpukan yang belum diterima : 46</text:p>
          </table:table-cell>
        </table:table-row>
        <table:table-row table:style-name="ro1">
          <table:table-cell/>
          <table:table-cell office:value-type="string" calcext:value-type="string">
            <text:p>Dashboard.vue:212 2019-07-23T14:18:28.743Z</text:p>
          </table:table-cell>
          <table:table-cell office:value-type="string" calcext:value-type="string">
            <text:p>Dashboard.vue:212 2019-07-23T14:20:08.013Z</text:p>
          </table:table-cell>
          <table:table-cell office:value-type="string" calcext:value-type="string">
            <text:p>Dashboard.vue:212 2019-07-23T14:20:37.885Z</text:p>
          </table:table-cell>
          <table:table-cell office:value-type="string" calcext:value-type="string">
            <text:p>Dashboard.vue:220 (45) ["2019-07-23T14:21:14.115Z", "2019-07-23T14:21:14.120Z", "2019-07-23T14:21:14.125Z", "2019-07-23T14:21:14.130Z", "2019-07-23T14:21:14.135Z", "2019-07-23T14:21:14.140Z", "2019-07-23T14:21:14.145Z", "2019-07-23T14:21:14.150Z", "2019-07-23T14:21:14.165Z", "2019-07-23T14:21:14.171Z", "2019-07-23T14:21:14.175Z", "2019-07-23T14:21:14.184Z", "2019-07-23T14:21:14.191Z", "2019-07-23T14:21:14.197Z", "2019-07-23T14:21:14.200Z", "2019-07-23T14:21:14.209Z", "2019-07-23T14:21:14.210Z", "2019-07-23T14:21:14.216Z", "2019-07-23T14:21:14.228Z", "2019-07-23T14:21:14.233Z", "2019-07-23T14:21:14.235Z", "2019-07-23T14:21:14.240Z", "2019-07-23T14:21:14.251Z", "2019-07-23T14:21:14.259Z", "2019-07-23T14:21:14.261Z", "2019-07-23T14:21:14.265Z", "2019-07-23T14:21:14.270Z", "2019-07-23T14:21:14.274Z", "2019-07-23T14:21:14.280Z", "2019-07-23T14:21:14.288Z", "2019-07-23T14:21:14.290Z", "2019-07-23T14:21:14.295Z", "2019-07-23T14:21:14.300Z", "2019-07-23T14:21:14.305Z", "2019-07-23T14:21:14.325Z", "2019-07-23T14:21:14.326Z", "2019-07-23T14:21:14.331Z", "2019-07-23T14:21:14.337Z", "2019-07-23T14:21:14.341Z", "2019-07-23T14:21:14.346Z", "2019-07-23T14:21:14.350Z", "2019-07-23T14:21:14.355Z", "2019-07-23T14:21:14.361Z", "2019-07-23T14:21:14.365Z", "2019-07-23T14:21:14.370Z"]</text:p>
          </table:table-cell>
          <table:table-cell office:value-type="string" calcext:value-type="string">
            <text:p>Dashboard.vue:220 (46) ["2019-07-23T14:21:50.158Z", "2019-07-23T14:21:50.162Z", "2019-07-23T14:21:50.168Z", "2019-07-23T14:21:50.171Z", "2019-07-23T14:21:50.175Z", "2019-07-23T14:21:50.179Z", "2019-07-23T14:21:50.183Z", "2019-07-23T14:21:50.187Z", "2019-07-23T14:21:50.191Z", "2019-07-23T14:21:50.195Z", "2019-07-23T14:21:50.225Z", "2019-07-23T14:21:50.234Z", "2019-07-23T14:21:50.242Z", "2019-07-23T14:21:50.243Z", "2019-07-23T14:21:50.250Z", "2019-07-23T14:21:50.253Z", "2019-07-23T14:21:50.255Z", "2019-07-23T14:21:50.258Z", "2019-07-23T14:21:50.263Z", "2019-07-23T14:21:50.267Z", "2019-07-23T14:21:50.271Z", "2019-07-23T14:21:50.275Z", "2019-07-23T14:21:50.280Z", "2019-07-23T14:21:50.283Z", "2019-07-23T14:21:50.290Z", "2019-07-23T14:21:50.295Z", "2019-07-23T14:21:50.299Z", "2019-07-23T14:21:50.304Z", "2019-07-23T14:21:50.307Z", "2019-07-23T14:21:50.311Z", "2019-07-23T14:21:50.317Z", "2019-07-23T14:21:50.318Z", "2019-07-23T14:21:50.323Z", "2019-07-23T14:21:50.328Z", "2019-07-23T14:21:50.332Z", "2019-07-23T14:21:50.337Z", "2019-07-23T14:21:50.339Z", "2019-07-23T14:21:50.344Z", "2019-07-23T14:21:50.347Z", "2019-07-23T14:21:50.355Z", "2019-07-23T14:21:50.365Z", "2019-07-23T14:21:50.370Z", "2019-07-23T14:21:50.377Z", "2019-07-23T14:21:50.381Z", "2019-07-23T14:21:50.388Z", "2019-07-23T14:21:50.390Z"]</text:p>
          </table:table-cell>
          <table:table-cell office:value-type="string" calcext:value-type="string">
            <text:p>Dashboard.vue:212 2019-07-23T14:22:25.367Z</text:p>
          </table:table-cell>
          <table:table-cell/>
          <table:table-cell office:value-type="string" calcext:value-type="string">
            <text:p>Dashboard.vue:212 2019-07-23T14:29:28.711Z</text:p>
          </table:table-cell>
          <table:table-cell office:value-type="string" calcext:value-type="string">
            <text:p>Dashboard.vue:212 2019-07-23T14:30:08.441Z</text:p>
          </table:table-cell>
          <table:table-cell office:value-type="string" calcext:value-type="string">
            <text:p>Dashboard.vue:212 2019-07-23T14:30:57.529Z</text:p>
          </table:table-cell>
          <table:table-cell office:value-type="string" calcext:value-type="string">
            <text:p>Dashboard.vue:220 (45) ["2019-07-23T14:31:39.795Z", "2019-07-23T14:31:39.800Z", "2019-07-23T14:31:39.807Z", "2019-07-23T14:31:39.810Z", "2019-07-23T14:31:39.818Z", "2019-07-23T14:31:39.819Z", "2019-07-23T14:31:39.831Z", "2019-07-23T14:31:39.836Z", "2019-07-23T14:31:39.840Z", "2019-07-23T14:31:39.850Z", "2019-07-23T14:31:39.854Z", "2019-07-23T14:31:39.874Z", "2019-07-23T14:31:39.878Z", "2019-07-23T14:31:39.880Z", "2019-07-23T14:31:39.886Z", "2019-07-23T14:31:39.890Z", "2019-07-23T14:31:39.904Z", "2019-07-23T14:31:39.922Z", "2019-07-23T14:31:39.927Z", "2019-07-23T14:31:39.931Z", "2019-07-23T14:31:39.939Z", "2019-07-23T14:31:39.945Z", "2019-07-23T14:31:39.950Z", "2019-07-23T14:31:39.957Z", "2019-07-23T14:31:39.960Z", "2019-07-23T14:31:39.965Z", "2019-07-23T14:31:39.973Z", "2019-07-23T14:31:39.989Z", "2019-07-23T14:31:39.996Z", "2019-07-23T14:31:40.000Z", "2019-07-23T14:31:40.005Z", "2019-07-23T14:31:40.010Z", "2019-07-23T14:31:40.015Z", "2019-07-23T14:31:40.041Z", "2019-07-23T14:31:40.045Z", "2019-07-23T14:31:40.051Z", "2019-07-23T14:31:40.058Z", "2019-07-23T14:31:40.064Z", "2019-07-23T14:31:40.084Z", "2019-07-23T14:31:40.121Z", "2019-07-23T14:31:40.156Z", "2019-07-23T14:31:40.165Z", "2019-07-23T14:31:40.171Z", "2019-07-23T14:31:40.175Z", "2019-07-23T14:31:40.180Z"]</text:p>
          </table:table-cell>
          <table:table-cell office:value-type="string" calcext:value-type="string">
            <text:p>Dashboard.vue:220 (46) ["2019-07-23T14:32:17.371Z", "2019-07-23T14:32:17.375Z", "2019-07-23T14:32:17.379Z", "2019-07-23T14:32:17.383Z", "2019-07-23T14:32:17.387Z", "2019-07-23T14:32:17.393Z", "2019-07-23T14:32:17.395Z", "2019-07-23T14:32:17.399Z", "2019-07-23T14:32:17.403Z", "2019-07-23T14:32:17.407Z", "2019-07-23T14:32:17.412Z", "2019-07-23T14:32:17.417Z", "2019-07-23T14:32:17.424Z", "2019-07-23T14:32:17.428Z", "2019-07-23T14:32:17.431Z", "2019-07-23T14:32:17.435Z", "2019-07-23T14:32:17.448Z", "2019-07-23T14:32:17.456Z", "2019-07-23T14:32:17.471Z", "2019-07-23T14:32:17.476Z", "2019-07-23T14:32:17.495Z", "2019-07-23T14:32:17.500Z", "2019-07-23T14:32:17.505Z", "2019-07-23T14:32:17.514Z", "2019-07-23T14:32:17.517Z", "2019-07-23T14:32:17.519Z", "2019-07-23T14:32:17.524Z", "2019-07-23T14:32:17.527Z", "2019-07-23T14:32:17.531Z", "2019-07-23T14:32:17.535Z", "2019-07-23T14:32:17.539Z", "2019-07-23T14:32:17.544Z", "2019-07-23T14:32:17.558Z", "2019-07-23T14:32:17.570Z", "2019-07-23T14:32:17.580Z", "2019-07-23T14:32:17.585Z", "2019-07-23T14:32:17.587Z", "2019-07-23T14:32:17.594Z", "2019-07-23T14:32:17.598Z", "2019-07-23T14:32:17.602Z", "2019-07-23T14:32:17.604Z", "2019-07-23T14:32:17.616Z", "2019-07-23T14:32:17.620Z", "2019-07-23T14:32:17.626Z", "2019-07-23T14:32:17.629Z", "2019-07-23T14:32:17.631Z"]</text:p>
          </table:table-cell>
          <table:table-cell office:value-type="string" calcext:value-type="string">
            <text:p>Dashboard.vue:220 (45) ["2019-07-23T14:32:59.103Z", "2019-07-23T14:32:59.107Z", "2019-07-23T14:32:59.112Z", "2019-07-23T14:32:59.116Z", "2019-07-23T14:32:59.119Z", "2019-07-23T14:32:59.123Z", "2019-07-23T14:32:59.127Z", "2019-07-23T14:32:59.131Z", "2019-07-23T14:32:59.135Z", "2019-07-23T14:32:59.139Z", "2019-07-23T14:32:59.143Z", "2019-07-23T14:32:59.147Z", "2019-07-23T14:32:59.151Z", "2019-07-23T14:32:59.156Z", "2019-07-23T14:32:59.159Z", "2019-07-23T14:32:59.164Z", "2019-07-23T14:32:59.167Z", "2019-07-23T14:32:59.171Z", "2019-07-23T14:32:59.175Z", "2019-07-23T14:32:59.179Z", "2019-07-23T14:32:59.183Z", "2019-07-23T14:32:59.187Z", "2019-07-23T14:32:59.191Z", "2019-07-23T14:32:59.202Z", "2019-07-23T14:32:59.207Z", "2019-07-23T14:32:59.211Z", "2019-07-23T14:32:59.216Z", "2019-07-23T14:32:59.221Z", "2019-07-23T14:32:59.224Z", "2019-07-23T14:32:59.229Z", "2019-07-23T14:32:59.231Z", "2019-07-23T14:32:59.239Z", "2019-07-23T14:32:59.243Z", "2019-07-23T14:32:59.250Z", "2019-07-23T14:32:59.252Z", "2019-07-23T14:32:59.257Z", "2019-07-23T14:32:59.264Z", "2019-07-23T14:32:59.315Z", "2019-07-23T14:32:59.319Z", "2019-07-23T14:32:59.323Z", "2019-07-23T14:32:59.329Z", "2019-07-23T14:32:59.333Z", "2019-07-23T14:32:59.335Z", "2019-07-23T14:32:59.348Z", "2019-07-23T14:32:59.352Z"]</text:p>
          </table:table-cell>
          <table:table-cell/>
          <table:table-cell office:value-type="string" calcext:value-type="string">
            <text:p>Dashboard.vue:212 2019-07-23T14:12:48.862Z</text:p>
          </table:table-cell>
          <table:table-cell office:value-type="string" calcext:value-type="string">
            <text:p>Dashboard.vue:212 2019-07-23T14:13:24.171Z</text:p>
          </table:table-cell>
          <table:table-cell office:value-type="string" calcext:value-type="string">
            <text:p>Dashboard.vue:212 2019-07-23T14:13:52.264Z</text:p>
          </table:table-cell>
          <table:table-cell office:value-type="string" calcext:value-type="string">
            <text:p>Dashboard.vue:220 (46) ["2019-07-23T14:14:23.826Z", "2019-07-23T14:14:23.830Z", "2019-07-23T14:14:23.836Z", "2019-07-23T14:14:23.841Z", "2019-07-23T14:14:23.846Z", "2019-07-23T14:14:23.851Z", "2019-07-23T14:14:23.855Z", "2019-07-23T14:14:23.865Z", "2019-07-23T14:14:23.870Z", "2019-07-23T14:14:23.875Z", "2019-07-23T14:14:23.880Z", "2019-07-23T14:14:23.886Z", "2019-07-23T14:14:23.891Z", "2019-07-23T14:14:23.895Z", "2019-07-23T14:14:23.900Z", "2019-07-23T14:14:23.906Z", "2019-07-23T14:14:23.911Z", "2019-07-23T14:14:23.916Z", "2019-07-23T14:14:23.920Z", "2019-07-23T14:14:23.925Z", "2019-07-23T14:14:23.931Z", "2019-07-23T14:14:23.936Z", "2019-07-23T14:14:23.941Z", "2019-07-23T14:14:23.945Z", "2019-07-23T14:14:23.950Z", "2019-07-23T14:14:23.955Z", "2019-07-23T14:14:23.961Z", "2019-07-23T14:14:23.966Z", "2019-07-23T14:14:23.971Z", "2019-07-23T14:14:23.976Z", "2019-07-23T14:14:23.995Z", "2019-07-23T14:14:24.003Z", "2019-07-23T14:14:24.006Z", "2019-07-23T14:14:24.010Z", "2019-07-23T14:14:24.015Z", "2019-07-23T14:14:24.021Z", "2019-07-23T14:14:24.026Z", "2019-07-23T14:14:24.031Z", "2019-07-23T14:14:24.038Z", "2019-07-23T14:14:24.047Z", "2019-07-23T14:14:24.057Z", "2019-07-23T14:14:24.063Z", "2019-07-23T14:14:24.066Z", "2019-07-23T14:14:24.085Z", "2019-07-23T14:14:24.090Z", "2019-07-23T14:14:24.095Z"]</text:p>
          </table:table-cell>
          <table:table-cell office:value-type="string" calcext:value-type="string">
            <text:p>Dashboard.vue:220 (46) ["2019-07-23T14:15:16.611Z", "2019-07-23T14:15:16.614Z", "2019-07-23T14:15:16.622Z", "2019-07-23T14:15:16.625Z", "2019-07-23T14:15:16.633Z", "2019-07-23T14:15:16.635Z", "2019-07-23T14:15:16.638Z", "2019-07-23T14:15:16.645Z", "2019-07-23T14:15:16.649Z", "2019-07-23T14:15:16.656Z", "2019-07-23T14:15:16.658Z", "2019-07-23T14:15:16.661Z", "2019-07-23T14:15:16.664Z", "2019-07-23T14:15:16.669Z", "2019-07-23T14:15:16.673Z", "2019-07-23T14:15:16.677Z", "2019-07-23T14:15:16.681Z", "2019-07-23T14:15:16.685Z", "2019-07-23T14:15:16.689Z", "2019-07-23T14:15:16.693Z", "2019-07-23T14:15:16.697Z", "2019-07-23T14:15:16.702Z", "2019-07-23T14:15:16.704Z", "2019-07-23T14:15:16.709Z", "2019-07-23T14:15:16.713Z", "2019-07-23T14:15:16.718Z", "2019-07-23T14:15:16.721Z", "2019-07-23T14:15:16.725Z", "2019-07-23T14:15:16.729Z", "2019-07-23T14:15:16.733Z", "2019-07-23T14:15:16.760Z", "2019-07-23T14:15:16.764Z", "2019-07-23T14:15:16.765Z", "2019-07-23T14:15:16.769Z", "2019-07-23T14:15:16.773Z", "2019-07-23T14:15:16.778Z", "2019-07-23T14:15:16.781Z", "2019-07-23T14:15:16.785Z", "2019-07-23T14:15:16.789Z", "2019-07-23T14:15:16.793Z", "2019-07-23T14:15:16.798Z", "2019-07-23T14:15:16.802Z", "2019-07-23T14:15:16.806Z", "2019-07-23T14:15:16.811Z", "2019-07-23T14:15:16.819Z", "2019-07-23T14:15:16.824Z"]</text:p>
          </table:table-cell>
          <table:table-cell office:value-type="string" calcext:value-type="string">
            <text:p>Dashboard.vue:220 (46) ["2019-07-23T14:16:01.944Z", "2019-07-23T14:16:01.946Z", "2019-07-23T14:16:01.951Z", "2019-07-23T14:16:01.954Z", "2019-07-23T14:16:01.959Z", "2019-07-23T14:16:01.962Z", "2019-07-23T14:16:01.966Z", "2019-07-23T14:16:01.970Z", "2019-07-23T14:16:01.983Z", "2019-07-23T14:16:01.986Z", "2019-07-23T14:16:01.990Z", "2019-07-23T14:16:01.994Z", "2019-07-23T14:16:01.998Z", "2019-07-23T14:16:02.002Z", "2019-07-23T14:16:02.007Z", "2019-07-23T14:16:02.010Z", "2019-07-23T14:16:02.014Z", "2019-07-23T14:16:02.019Z", "2019-07-23T14:16:02.022Z", "2019-07-23T14:16:02.026Z", "2019-07-23T14:16:02.030Z", "2019-07-23T14:16:02.034Z", "2019-07-23T14:16:02.039Z", "2019-07-23T14:16:02.043Z", "2019-07-23T14:16:02.047Z", "2019-07-23T14:16:02.050Z", "2019-07-23T14:16:02.054Z", "2019-07-23T14:16:02.058Z", "2019-07-23T14:16:02.063Z", "2019-07-23T14:16:02.077Z", "2019-07-23T14:16:02.079Z", "2019-07-23T14:16:02.087Z", "2019-07-23T14:16:02.095Z", "2019-07-23T14:16:02.098Z", "2019-07-23T14:16:02.104Z", "2019-07-23T14:16:02.108Z", "2019-07-23T14:16:02.110Z", "2019-07-23T14:16:02.120Z", "2019-07-23T14:16:02.123Z", "2019-07-23T14:16:02.128Z", "2019-07-23T14:16:02.131Z", "2019-07-23T14:16:02.138Z", "2019-07-23T14:16:02.150Z", "2019-07-23T14:16:02.169Z", "2019-07-23T14:16:02.175Z", "2019-07-23T14:16:02.178Z"]</text:p>
          </table:table-cell>
          <table:table-cell/>
          <table:table-cell office:value-type="string" calcext:value-type="string">
            <text:p>Dashboard.vue:212 2019-07-23T14:08:23.670Z</text:p>
          </table:table-cell>
          <table:table-cell office:value-type="string" calcext:value-type="string">
            <text:p>Dashboard.vue:212 2019-07-23T14:09:24.213Z</text:p>
          </table:table-cell>
          <table:table-cell office:value-type="string" calcext:value-type="string">
            <text:p>Dashboard.vue:212 2019-07-23T14:09:57.754Z</text:p>
          </table:table-cell>
          <table:table-cell office:value-type="string" calcext:value-type="string">
            <text:p>Dashboard.vue:212 2019-07-23T14:10:54.696Z</text:p>
          </table:table-cell>
          <table:table-cell office:value-type="string" calcext:value-type="string">
            <text:p>Dashboard.vue:220 (46) ["2019-07-23T14:11:26.472Z", "2019-07-23T14:11:26.476Z", "2019-07-23T14:11:26.480Z", "2019-07-23T14:11:26.484Z", "2019-07-23T14:11:26.488Z", "2019-07-23T14:11:26.492Z", "2019-07-23T14:11:26.496Z", "2019-07-23T14:11:26.500Z", "2019-07-23T14:11:26.504Z", "2019-07-23T14:11:26.508Z", "2019-07-23T14:11:26.512Z", "2019-07-23T14:11:26.516Z", "2019-07-23T14:11:26.520Z", "2019-07-23T14:11:26.524Z", "2019-07-23T14:11:26.528Z", "2019-07-23T14:11:26.532Z", "2019-07-23T14:11:26.536Z", "2019-07-23T14:11:26.539Z", "2019-07-23T14:11:26.544Z", "2019-07-23T14:11:26.548Z", "2019-07-23T14:11:26.552Z", "2019-07-23T14:11:26.556Z", "2019-07-23T14:11:26.560Z", "2019-07-23T14:11:26.564Z", "2019-07-23T14:11:26.568Z", "2019-07-23T14:11:26.572Z", "2019-07-23T14:11:26.576Z", "2019-07-23T14:11:26.580Z", "2019-07-23T14:11:26.584Z", "2019-07-23T14:11:26.588Z", "2019-07-23T14:11:26.592Z", "2019-07-23T14:11:26.596Z", "2019-07-23T14:11:26.600Z", "2019-07-23T14:11:26.604Z", "2019-07-23T14:11:26.608Z", "2019-07-23T14:11:26.612Z", "2019-07-23T14:11:26.616Z", "2019-07-23T14:11:26.620Z", "2019-07-23T14:11:26.624Z", "2019-07-23T14:11:26.628Z", "2019-07-23T14:11:26.632Z", "2019-07-23T14:11:26.636Z", "2019-07-23T14:11:26.640Z", "2019-07-23T14:11:26.644Z", "2019-07-23T14:11:26.648Z", "2019-07-23T14:11:26.652Z"]</text:p>
          </table:table-cell>
          <table:table-cell office:value-type="string" calcext:value-type="string">
            <text:p>Dashboard.vue:220 (46) ["2019-07-23T14:12:02.109Z", "2019-07-23T14:12:02.114Z", "2019-07-23T14:12:02.118Z", "2019-07-23T14:12:02.122Z", "2019-07-23T14:12:02.126Z", "2019-07-23T14:12:02.130Z", "2019-07-23T14:12:02.134Z", "2019-07-23T14:12:02.138Z", "2019-07-23T14:12:02.142Z", "2019-07-23T14:12:02.146Z", "2019-07-23T14:12:02.149Z", "2019-07-23T14:12:02.154Z", "2019-07-23T14:12:02.158Z", "2019-07-23T14:12:02.161Z", "2019-07-23T14:12:02.166Z", "2019-07-23T14:12:02.170Z", "2019-07-23T14:12:02.174Z", "2019-07-23T14:12:02.177Z", "2019-07-23T14:12:02.182Z", "2019-07-23T14:12:02.186Z", "2019-07-23T14:12:02.189Z", "2019-07-23T14:12:02.193Z", "2019-07-23T14:12:02.198Z", "2019-07-23T14:12:02.202Z", "2019-07-23T14:12:02.206Z", "2019-07-23T14:12:02.210Z", "2019-07-23T14:12:02.213Z", "2019-07-23T14:12:02.217Z", "2019-07-23T14:12:02.222Z", "2019-07-23T14:12:02.225Z", "2019-07-23T14:12:02.230Z", "2019-07-23T14:12:02.233Z", "2019-07-23T14:12:02.237Z", "2019-07-23T14:12:02.242Z", "2019-07-23T14:12:02.245Z", "2019-07-23T14:12:02.250Z", "2019-07-23T14:12:02.254Z", "2019-07-23T14:12:02.258Z", "2019-07-23T14:12:02.262Z", "2019-07-23T14:12:02.265Z", "2019-07-23T14:12:02.270Z", "2019-07-23T14:12:02.274Z", "2019-07-23T14:12:02.278Z", "2019-07-23T14:12:02.282Z", "2019-07-23T14:12:02.285Z", "2019-07-23T14:12:02.290Z"]</text:p>
          </table:table-cell>
        </table:table-row>
        <table:table-row table:style-name="ro1">
          <table:table-cell/>
          <table:table-cell office:value-type="string" calcext:value-type="string">
            <text:p>Dashboard.vue:212 75</text:p>
          </table:table-cell>
          <table:table-cell office:value-type="string" calcext:value-type="string">
            <text:p>Dashboard.vue:212 43</text:p>
          </table:table-cell>
          <table:table-cell office:value-type="string" calcext:value-type="string">
            <text:p>Dashboard.vue:212 281</text:p>
          </table:table-cell>
          <table:table-cell office:value-type="string" calcext:value-type="string">
            <text:p>Dashboard.vue:212 262</text:p>
          </table:table-cell>
          <table:table-cell office:value-type="string" calcext:value-type="string">
            <text:p>Dashboard.vue:212 487</text:p>
          </table:table-cell>
          <table:table-cell office:value-type="string" calcext:value-type="string">
            <text:p>Dashboard.vue:219 tumpukan yang belum diterima : 45</text:p>
          </table:table-cell>
          <table:table-cell/>
          <table:table-cell office:value-type="string" calcext:value-type="string">
            <text:p>Dashboard.vue:212 78</text:p>
          </table:table-cell>
          <table:table-cell office:value-type="string" calcext:value-type="string">
            <text:p>Dashboard.vue:212 52</text:p>
          </table:table-cell>
          <table:table-cell office:value-type="string" calcext:value-type="string">
            <text:p>Dashboard.vue:219 tumpukan yang belum diterima : 45</text:p>
          </table:table-cell>
          <table:table-cell office:value-type="string" calcext:value-type="string">
            <text:p>Dashboard.vue:212 571</text:p>
          </table:table-cell>
          <table:table-cell office:value-type="string" calcext:value-type="string">
            <text:p>Dashboard.vue:212 880</text:p>
          </table:table-cell>
          <table:table-cell office:value-type="string" calcext:value-type="string">
            <text:p>Dashboard.vue:212 286</text:p>
          </table:table-cell>
          <table:table-cell/>
          <table:table-cell office:value-type="string" calcext:value-type="string">
            <text:p>Dashboard.vue:212 90</text:p>
          </table:table-cell>
          <table:table-cell office:value-type="string" calcext:value-type="string">
            <text:p>Dashboard.vue:212 134</text:p>
          </table:table-cell>
          <table:table-cell office:value-type="string" calcext:value-type="string">
            <text:p>Dashboard.vue:212 372</text:p>
          </table:table-cell>
          <table:table-cell office:value-type="string" calcext:value-type="string">
            <text:p>Dashboard.vue:212 374</text:p>
          </table:table-cell>
          <table:table-cell office:value-type="string" calcext:value-type="string">
            <text:p>Dashboard.vue:212 479</text:p>
          </table:table-cell>
          <table:table-cell office:value-type="string" calcext:value-type="string">
            <text:p>Dashboard.vue:212 411</text:p>
          </table:table-cell>
          <table:table-cell/>
          <table:table-cell office:value-type="string" calcext:value-type="string">
            <text:p>Dashboard.vue:212 53</text:p>
          </table:table-cell>
          <table:table-cell office:value-type="string" calcext:value-type="string">
            <text:p>Dashboard.vue:212 113</text:p>
          </table:table-cell>
          <table:table-cell office:value-type="string" calcext:value-type="string">
            <text:p>Dashboard.vue:212 283</text:p>
          </table:table-cell>
          <table:table-cell office:value-type="string" calcext:value-type="string">
            <text:p>Dashboard.vue:212 210</text:p>
          </table:table-cell>
          <table:table-cell office:value-type="string" calcext:value-type="string">
            <text:p>Dashboard.vue:212 656</text:p>
          </table:table-cell>
          <table:table-cell office:value-type="string" calcext:value-type="string">
            <text:p>Dashboard.vue:212 322</text:p>
          </table:table-cell>
        </table:table-row>
        <table:table-row table:style-name="ro1">
          <table:table-cell/>
          <table:table-cell office:value-type="string" calcext:value-type="string">
            <text:p>Dashboard.vue:212 2019-07-23T14:18:28.844Z</text:p>
          </table:table-cell>
          <table:table-cell office:value-type="string" calcext:value-type="string">
            <text:p>Dashboard.vue:212 2019-07-23T14:20:08.059Z</text:p>
          </table:table-cell>
          <table:table-cell office:value-type="string" calcext:value-type="string">
            <text:p>Dashboard.vue:212 2019-07-23T14:20:37.896Z</text:p>
          </table:table-cell>
          <table:table-cell office:value-type="string" calcext:value-type="string">
            <text:p>Dashboard.vue:212 2019-07-23T14:21:14.165Z</text:p>
          </table:table-cell>
          <table:table-cell office:value-type="string" calcext:value-type="string">
            <text:p>Dashboard.vue:212 2019-07-23T14:21:50.158Z</text:p>
          </table:table-cell>
          <table:table-cell office:value-type="string" calcext:value-type="string">
            <text:p>Dashboard.vue:220 (45) ["2019-07-23T14:22:25.373Z", "2019-07-23T14:22:25.376Z", "2019-07-23T14:22:25.380Z", "2019-07-23T14:22:25.384Z", "2019-07-23T14:22:25.388Z", "2019-07-23T14:22:25.392Z", "2019-07-23T14:22:25.395Z", "2019-07-23T14:22:25.411Z", "2019-07-23T14:22:25.413Z", "2019-07-23T14:22:25.416Z", "2019-07-23T14:22:25.420Z", "2019-07-23T14:22:25.424Z", "2019-07-23T14:22:25.430Z", "2019-07-23T14:22:25.432Z", "2019-07-23T14:22:25.438Z", "2019-07-23T14:22:25.439Z", "2019-07-23T14:22:25.444Z", "2019-07-23T14:22:25.448Z", "2019-07-23T14:22:25.452Z", "2019-07-23T14:22:25.456Z", "2019-07-23T14:22:25.460Z", "2019-07-23T14:22:25.464Z", "2019-07-23T14:22:25.473Z", "2019-07-23T14:22:25.479Z", "2019-07-23T14:22:25.480Z", "2019-07-23T14:22:25.484Z", "2019-07-23T14:22:25.488Z", "2019-07-23T14:22:25.491Z", "2019-07-23T14:22:25.496Z", "2019-07-23T14:22:25.500Z", "2019-07-23T14:22:25.504Z", "2019-07-23T14:22:25.508Z", "2019-07-23T14:22:25.518Z", "2019-07-23T14:22:25.522Z", "2019-07-23T14:22:25.529Z", "2019-07-23T14:22:25.534Z", "2019-07-23T14:22:25.541Z", "2019-07-23T14:22:25.546Z", "2019-07-23T14:22:25.548Z", "2019-07-23T14:22:25.552Z", "2019-07-23T14:22:25.555Z", "2019-07-23T14:22:25.564Z", "2019-07-23T14:22:25.565Z", "2019-07-23T14:22:25.570Z", "2019-07-23T14:22:25.572Z"]</text:p>
          </table:table-cell>
          <table:table-cell/>
          <table:table-cell office:value-type="string" calcext:value-type="string">
            <text:p>Dashboard.vue:212 2019-07-23T14:29:28.810Z</text:p>
          </table:table-cell>
          <table:table-cell office:value-type="string" calcext:value-type="string">
            <text:p>Dashboard.vue:212 2019-07-23T14:30:08.480Z</text:p>
          </table:table-cell>
          <table:table-cell office:value-type="string" calcext:value-type="string">
            <text:p>Dashboard.vue:220 (45) ["2019-07-23T14:30:57.541Z", "2019-07-23T14:30:57.549Z", "2019-07-23T14:30:57.561Z", "2019-07-23T14:30:57.570Z", "2019-07-23T14:30:57.580Z", "2019-07-23T14:30:57.592Z", "2019-07-23T14:30:57.602Z", "2019-07-23T14:30:57.608Z", "2019-07-23T14:30:57.620Z", "2019-07-23T14:30:57.633Z", "2019-07-23T14:30:57.640Z", "2019-07-23T14:30:57.649Z", "2019-07-23T14:30:57.658Z", "2019-07-23T14:30:57.669Z", "2019-07-23T14:30:57.679Z", "2019-07-23T14:30:57.690Z", "2019-07-23T14:30:57.699Z", "2019-07-23T14:30:57.709Z", "2019-07-23T14:30:57.720Z", "2019-07-23T14:30:57.745Z", "2019-07-23T14:30:57.752Z", "2019-07-23T14:30:57.759Z", "2019-07-23T14:30:57.773Z", "2019-07-23T14:30:57.780Z", "2019-07-23T14:30:57.788Z", "2019-07-23T14:30:57.809Z", "2019-07-23T14:30:57.819Z", "2019-07-23T14:30:57.829Z", "2019-07-23T14:30:57.839Z", "2019-07-23T14:30:57.849Z", "2019-07-23T14:30:57.861Z", "2019-07-23T14:30:57.884Z", "2019-07-23T14:30:57.914Z", "2019-07-23T14:30:57.954Z", "2019-07-23T14:30:57.962Z", "2019-07-23T14:30:57.969Z", "2019-07-23T14:30:57.978Z", "2019-07-23T14:30:57.989Z", "2019-07-23T14:30:57.998Z", "2019-07-23T14:30:58.009Z", "2019-07-23T14:30:58.018Z", "2019-07-23T14:30:58.029Z", "2019-07-23T14:30:58.039Z", "2019-07-23T14:30:58.048Z", "2019-07-23T14:30:58.059Z"]</text:p>
          </table:table-cell>
          <table:table-cell office:value-type="string" calcext:value-type="string">
            <text:p>Dashboard.vue:212 2019-07-23T14:31:39.795Z</text:p>
          </table:table-cell>
          <table:table-cell office:value-type="string" calcext:value-type="string">
            <text:p>Dashboard.vue:212 2019-07-23T14:32:17.371Z</text:p>
          </table:table-cell>
          <table:table-cell office:value-type="string" calcext:value-type="string">
            <text:p>Dashboard.vue:212 2019-07-23T14:32:59.103Z</text:p>
          </table:table-cell>
          <table:table-cell/>
          <table:table-cell office:value-type="string" calcext:value-type="string">
            <text:p>Dashboard.vue:212 2019-07-23T14:12:48.962Z</text:p>
          </table:table-cell>
          <table:table-cell office:value-type="string" calcext:value-type="string">
            <text:p>Dashboard.vue:212 2019-07-23T14:13:24.221Z</text:p>
          </table:table-cell>
          <table:table-cell office:value-type="string" calcext:value-type="string">
            <text:p>Dashboard.vue:212 2019-07-23T14:13:52.334Z</text:p>
          </table:table-cell>
          <table:table-cell office:value-type="string" calcext:value-type="string">
            <text:p>Dashboard.vue:212 2019-07-23T14:14:23.995Z</text:p>
          </table:table-cell>
          <table:table-cell office:value-type="string" calcext:value-type="string">
            <text:p>Dashboard.vue:212 2019-07-23T14:15:16.760Z</text:p>
          </table:table-cell>
          <table:table-cell office:value-type="string" calcext:value-type="string">
            <text:p>Dashboard.vue:212 2019-07-23T14:16:02.077Z</text:p>
          </table:table-cell>
          <table:table-cell/>
          <table:table-cell office:value-type="string" calcext:value-type="string">
            <text:p>Dashboard.vue:212 2019-07-23T14:08:23.770Z</text:p>
          </table:table-cell>
          <table:table-cell office:value-type="string" calcext:value-type="string">
            <text:p>Dashboard.vue:212 2019-07-23T14:09:24.264Z</text:p>
          </table:table-cell>
          <table:table-cell office:value-type="string" calcext:value-type="string">
            <text:p>Dashboard.vue:212 2019-07-23T14:09:57.764Z</text:p>
          </table:table-cell>
          <table:table-cell office:value-type="string" calcext:value-type="string">
            <text:p>Dashboard.vue:212 2019-07-23T14:10:54.701Z</text:p>
          </table:table-cell>
          <table:table-cell office:value-type="string" calcext:value-type="string">
            <text:p>Dashboard.vue:212 2019-07-23T14:11:26.472Z</text:p>
          </table:table-cell>
          <table:table-cell office:value-type="string" calcext:value-type="string">
            <text:p>Dashboard.vue:212 2019-07-23T14:12:02.109Z</text:p>
          </table:table-cell>
        </table:table-row>
        <table:table-row table:style-name="ro1">
          <table:table-cell/>
          <table:table-cell office:value-type="string" calcext:value-type="string">
            <text:p>Dashboard.vue:212 32</text:p>
          </table:table-cell>
          <table:table-cell office:value-type="string" calcext:value-type="string">
            <text:p>Dashboard.vue:212 25</text:p>
          </table:table-cell>
          <table:table-cell office:value-type="string" calcext:value-type="string">
            <text:p>Dashboard.vue:212 278</text:p>
          </table:table-cell>
          <table:table-cell office:value-type="string" calcext:value-type="string">
            <text:p>Dashboard.vue:219 tumpukan yang belum diterima : 44</text:p>
          </table:table-cell>
          <table:table-cell office:value-type="string" calcext:value-type="string">
            <text:p>Dashboard.vue:219 tumpukan yang belum diterima : 45</text:p>
          </table:table-cell>
          <table:table-cell office:value-type="string" calcext:value-type="string">
            <text:p>Dashboard.vue:212 421</text:p>
          </table:table-cell>
          <table:table-cell/>
          <table:table-cell office:value-type="string" calcext:value-type="string">
            <text:p>Dashboard.vue:212 232</text:p>
          </table:table-cell>
          <table:table-cell office:value-type="string" calcext:value-type="string">
            <text:p>Dashboard.vue:212 47</text:p>
          </table:table-cell>
          <table:table-cell office:value-type="string" calcext:value-type="string">
            <text:p>Dashboard.vue:212 674</text:p>
          </table:table-cell>
          <table:table-cell office:value-type="string" calcext:value-type="string">
            <text:p>Dashboard.vue:219 tumpukan yang belum diterima : 44</text:p>
          </table:table-cell>
          <table:table-cell office:value-type="string" calcext:value-type="string">
            <text:p>Dashboard.vue:219 tumpukan yang belum diterima : 45</text:p>
          </table:table-cell>
          <table:table-cell office:value-type="string" calcext:value-type="string">
            <text:p>Dashboard.vue:219 tumpukan yang belum diterima : 44</text:p>
          </table:table-cell>
          <table:table-cell/>
          <table:table-cell office:value-type="string" calcext:value-type="string">
            <text:p>Dashboard.vue:212 40</text:p>
          </table:table-cell>
          <table:table-cell office:value-type="string" calcext:value-type="string">
            <text:p>Dashboard.vue:212 106</text:p>
          </table:table-cell>
          <table:table-cell office:value-type="string" calcext:value-type="string">
            <text:p>Dashboard.vue:212 457</text:p>
          </table:table-cell>
          <table:table-cell table:number-columns-repeated="3" office:value-type="string" calcext:value-type="string">
            <text:p>Dashboard.vue:219 tumpukan yang belum diterima : 45</text:p>
          </table:table-cell>
          <table:table-cell/>
          <table:table-cell office:value-type="string" calcext:value-type="string">
            <text:p>Dashboard.vue:212 162</text:p>
          </table:table-cell>
          <table:table-cell office:value-type="string" calcext:value-type="string">
            <text:p>Dashboard.vue:212 77</text:p>
          </table:table-cell>
          <table:table-cell office:value-type="string" calcext:value-type="string">
            <text:p>Dashboard.vue:212 288</text:p>
          </table:table-cell>
          <table:table-cell office:value-type="string" calcext:value-type="string">
            <text:p>Dashboard.vue:212 217</text:p>
          </table:table-cell>
          <table:table-cell table:number-columns-repeated="2" office:value-type="string" calcext:value-type="string">
            <text:p>Dashboard.vue:219 tumpukan yang belum diterima : 45</text:p>
          </table:table-cell>
        </table:table-row>
        <table:table-row table:style-name="ro1">
          <table:table-cell/>
          <table:table-cell office:value-type="string" calcext:value-type="string">
            <text:p>Dashboard.vue:212 2019-07-23T14:18:28.944Z</text:p>
          </table:table-cell>
          <table:table-cell office:value-type="string" calcext:value-type="string">
            <text:p>Dashboard.vue:212 2019-07-23T14:20:08.109Z</text:p>
          </table:table-cell>
          <table:table-cell office:value-type="string" calcext:value-type="string">
            <text:p>Dashboard.vue:212 2019-07-23T14:20:37.905Z</text:p>
          </table:table-cell>
          <table:table-cell office:value-type="string" calcext:value-type="string">
            <text:p>Dashboard.vue:220 (44) ["2019-07-23T14:21:14.115Z", "2019-07-23T14:21:14.120Z", "2019-07-23T14:21:14.125Z", "2019-07-23T14:21:14.130Z", "2019-07-23T14:21:14.135Z", "2019-07-23T14:21:14.140Z", "2019-07-23T14:21:14.145Z", "2019-07-23T14:21:14.150Z", "2019-07-23T14:21:14.171Z", "2019-07-23T14:21:14.175Z", "2019-07-23T14:21:14.184Z", "2019-07-23T14:21:14.191Z", "2019-07-23T14:21:14.197Z", "2019-07-23T14:21:14.200Z", "2019-07-23T14:21:14.209Z", "2019-07-23T14:21:14.210Z", "2019-07-23T14:21:14.216Z", "2019-07-23T14:21:14.228Z", "2019-07-23T14:21:14.233Z", "2019-07-23T14:21:14.235Z", "2019-07-23T14:21:14.240Z", "2019-07-23T14:21:14.251Z", "2019-07-23T14:21:14.259Z", "2019-07-23T14:21:14.261Z", "2019-07-23T14:21:14.265Z", "2019-07-23T14:21:14.270Z", "2019-07-23T14:21:14.274Z", "2019-07-23T14:21:14.280Z", "2019-07-23T14:21:14.288Z", "2019-07-23T14:21:14.290Z", "2019-07-23T14:21:14.295Z", "2019-07-23T14:21:14.300Z", "2019-07-23T14:21:14.305Z", "2019-07-23T14:21:14.325Z", "2019-07-23T14:21:14.326Z", "2019-07-23T14:21:14.331Z", "2019-07-23T14:21:14.337Z", "2019-07-23T14:21:14.341Z", "2019-07-23T14:21:14.346Z", "2019-07-23T14:21:14.350Z", "2019-07-23T14:21:14.355Z", "2019-07-23T14:21:14.361Z", "2019-07-23T14:21:14.365Z", "2019-07-23T14:21:14.370Z"]</text:p>
          </table:table-cell>
          <table:table-cell office:value-type="string" calcext:value-type="string">
            <text:p>Dashboard.vue:220 (45) ["2019-07-23T14:21:50.162Z", "2019-07-23T14:21:50.168Z", "2019-07-23T14:21:50.171Z", "2019-07-23T14:21:50.175Z", "2019-07-23T14:21:50.179Z", "2019-07-23T14:21:50.183Z", "2019-07-23T14:21:50.187Z", "2019-07-23T14:21:50.191Z", "2019-07-23T14:21:50.195Z", "2019-07-23T14:21:50.225Z", "2019-07-23T14:21:50.234Z", "2019-07-23T14:21:50.242Z", "2019-07-23T14:21:50.243Z", "2019-07-23T14:21:50.250Z", "2019-07-23T14:21:50.253Z", "2019-07-23T14:21:50.255Z", "2019-07-23T14:21:50.258Z", "2019-07-23T14:21:50.263Z", "2019-07-23T14:21:50.267Z", "2019-07-23T14:21:50.271Z", "2019-07-23T14:21:50.275Z", "2019-07-23T14:21:50.280Z", "2019-07-23T14:21:50.283Z", "2019-07-23T14:21:50.290Z", "2019-07-23T14:21:50.295Z", "2019-07-23T14:21:50.299Z", "2019-07-23T14:21:50.304Z", "2019-07-23T14:21:50.307Z", "2019-07-23T14:21:50.311Z", "2019-07-23T14:21:50.317Z", "2019-07-23T14:21:50.318Z", "2019-07-23T14:21:50.323Z", "2019-07-23T14:21:50.328Z", "2019-07-23T14:21:50.332Z", "2019-07-23T14:21:50.337Z", "2019-07-23T14:21:50.339Z", "2019-07-23T14:21:50.344Z", "2019-07-23T14:21:50.347Z", "2019-07-23T14:21:50.355Z", "2019-07-23T14:21:50.365Z", "2019-07-23T14:21:50.370Z", "2019-07-23T14:21:50.377Z", "2019-07-23T14:21:50.381Z", "2019-07-23T14:21:50.388Z", "2019-07-23T14:21:50.390Z"]</text:p>
          </table:table-cell>
          <table:table-cell office:value-type="string" calcext:value-type="string">
            <text:p>Dashboard.vue:212 2019-07-23T14:22:25.411Z</text:p>
          </table:table-cell>
          <table:table-cell/>
          <table:table-cell office:value-type="string" calcext:value-type="string">
            <text:p>Dashboard.vue:212 2019-07-23T14:29:28.910Z</text:p>
          </table:table-cell>
          <table:table-cell office:value-type="string" calcext:value-type="string">
            <text:p>Dashboard.vue:212 2019-07-23T14:30:08.529Z</text:p>
          </table:table-cell>
          <table:table-cell office:value-type="string" calcext:value-type="string">
            <text:p>Dashboard.vue:212 2019-07-23T14:30:57.541Z</text:p>
          </table:table-cell>
          <table:table-cell office:value-type="string" calcext:value-type="string">
            <text:p>Dashboard.vue:220 (44) ["2019-07-23T14:31:39.800Z", "2019-07-23T14:31:39.807Z", "2019-07-23T14:31:39.810Z", "2019-07-23T14:31:39.818Z", "2019-07-23T14:31:39.819Z", "2019-07-23T14:31:39.831Z", "2019-07-23T14:31:39.836Z", "2019-07-23T14:31:39.840Z", "2019-07-23T14:31:39.850Z", "2019-07-23T14:31:39.854Z", "2019-07-23T14:31:39.874Z", "2019-07-23T14:31:39.878Z", "2019-07-23T14:31:39.880Z", "2019-07-23T14:31:39.886Z", "2019-07-23T14:31:39.890Z", "2019-07-23T14:31:39.904Z", "2019-07-23T14:31:39.922Z", "2019-07-23T14:31:39.927Z", "2019-07-23T14:31:39.931Z", "2019-07-23T14:31:39.939Z", "2019-07-23T14:31:39.945Z", "2019-07-23T14:31:39.950Z", "2019-07-23T14:31:39.957Z", "2019-07-23T14:31:39.960Z", "2019-07-23T14:31:39.965Z", "2019-07-23T14:31:39.973Z", "2019-07-23T14:31:39.989Z", "2019-07-23T14:31:39.996Z", "2019-07-23T14:31:40.000Z", "2019-07-23T14:31:40.005Z", "2019-07-23T14:31:40.010Z", "2019-07-23T14:31:40.015Z", "2019-07-23T14:31:40.041Z", "2019-07-23T14:31:40.045Z", "2019-07-23T14:31:40.051Z", "2019-07-23T14:31:40.058Z", "2019-07-23T14:31:40.064Z", "2019-07-23T14:31:40.084Z", "2019-07-23T14:31:40.121Z", "2019-07-23T14:31:40.156Z", "2019-07-23T14:31:40.165Z", "2019-07-23T14:31:40.171Z", "2019-07-23T14:31:40.175Z", "2019-07-23T14:31:40.180Z"]</text:p>
          </table:table-cell>
          <table:table-cell office:value-type="string" calcext:value-type="string">
            <text:p>Dashboard.vue:220 (45) ["2019-07-23T14:32:17.375Z", "2019-07-23T14:32:17.379Z", "2019-07-23T14:32:17.383Z", "2019-07-23T14:32:17.387Z", "2019-07-23T14:32:17.393Z", "2019-07-23T14:32:17.395Z", "2019-07-23T14:32:17.399Z", "2019-07-23T14:32:17.403Z", "2019-07-23T14:32:17.407Z", "2019-07-23T14:32:17.412Z", "2019-07-23T14:32:17.417Z", "2019-07-23T14:32:17.424Z", "2019-07-23T14:32:17.428Z", "2019-07-23T14:32:17.431Z", "2019-07-23T14:32:17.435Z", "2019-07-23T14:32:17.448Z", "2019-07-23T14:32:17.456Z", "2019-07-23T14:32:17.471Z", "2019-07-23T14:32:17.476Z", "2019-07-23T14:32:17.495Z", "2019-07-23T14:32:17.500Z", "2019-07-23T14:32:17.505Z", "2019-07-23T14:32:17.514Z", "2019-07-23T14:32:17.517Z", "2019-07-23T14:32:17.519Z", "2019-07-23T14:32:17.524Z", "2019-07-23T14:32:17.527Z", "2019-07-23T14:32:17.531Z", "2019-07-23T14:32:17.535Z", "2019-07-23T14:32:17.539Z", "2019-07-23T14:32:17.544Z", "2019-07-23T14:32:17.558Z", "2019-07-23T14:32:17.570Z", "2019-07-23T14:32:17.580Z", "2019-07-23T14:32:17.585Z", "2019-07-23T14:32:17.587Z", "2019-07-23T14:32:17.594Z", "2019-07-23T14:32:17.598Z", "2019-07-23T14:32:17.602Z", "2019-07-23T14:32:17.604Z", "2019-07-23T14:32:17.616Z", "2019-07-23T14:32:17.620Z", "2019-07-23T14:32:17.626Z", "2019-07-23T14:32:17.629Z", "2019-07-23T14:32:17.631Z"]</text:p>
          </table:table-cell>
          <table:table-cell office:value-type="string" calcext:value-type="string">
            <text:p>Dashboard.vue:220 (44) ["2019-07-23T14:32:59.107Z", "2019-07-23T14:32:59.112Z", "2019-07-23T14:32:59.116Z", "2019-07-23T14:32:59.119Z", "2019-07-23T14:32:59.123Z", "2019-07-23T14:32:59.127Z", "2019-07-23T14:32:59.131Z", "2019-07-23T14:32:59.135Z", "2019-07-23T14:32:59.139Z", "2019-07-23T14:32:59.143Z", "2019-07-23T14:32:59.147Z", "2019-07-23T14:32:59.151Z", "2019-07-23T14:32:59.156Z", "2019-07-23T14:32:59.159Z", "2019-07-23T14:32:59.164Z", "2019-07-23T14:32:59.167Z", "2019-07-23T14:32:59.171Z", "2019-07-23T14:32:59.175Z", "2019-07-23T14:32:59.179Z", "2019-07-23T14:32:59.183Z", "2019-07-23T14:32:59.187Z", "2019-07-23T14:32:59.191Z", "2019-07-23T14:32:59.202Z", "2019-07-23T14:32:59.207Z", "2019-07-23T14:32:59.211Z", "2019-07-23T14:32:59.216Z", "2019-07-23T14:32:59.221Z", "2019-07-23T14:32:59.224Z", "2019-07-23T14:32:59.229Z", "2019-07-23T14:32:59.231Z", "2019-07-23T14:32:59.239Z", "2019-07-23T14:32:59.243Z", "2019-07-23T14:32:59.250Z", "2019-07-23T14:32:59.252Z", "2019-07-23T14:32:59.257Z", "2019-07-23T14:32:59.264Z", "2019-07-23T14:32:59.315Z", "2019-07-23T14:32:59.319Z", "2019-07-23T14:32:59.323Z", "2019-07-23T14:32:59.329Z", "2019-07-23T14:32:59.333Z", "2019-07-23T14:32:59.335Z", "2019-07-23T14:32:59.348Z", "2019-07-23T14:32:59.352Z"]</text:p>
          </table:table-cell>
          <table:table-cell/>
          <table:table-cell office:value-type="string" calcext:value-type="string">
            <text:p>Dashboard.vue:212 2019-07-23T14:12:49.066Z</text:p>
          </table:table-cell>
          <table:table-cell office:value-type="string" calcext:value-type="string">
            <text:p>Dashboard.vue:212 2019-07-23T14:13:24.272Z</text:p>
          </table:table-cell>
          <table:table-cell office:value-type="string" calcext:value-type="string">
            <text:p>Dashboard.vue:212 2019-07-23T14:13:52.274Z</text:p>
          </table:table-cell>
          <table:table-cell office:value-type="string" calcext:value-type="string">
            <text:p>Dashboard.vue:220 (45) ["2019-07-23T14:14:23.826Z", "2019-07-23T14:14:23.830Z", "2019-07-23T14:14:23.836Z", "2019-07-23T14:14:23.841Z", "2019-07-23T14:14:23.846Z", "2019-07-23T14:14:23.851Z", "2019-07-23T14:14:23.855Z", "2019-07-23T14:14:23.865Z", "2019-07-23T14:14:23.870Z", "2019-07-23T14:14:23.875Z", "2019-07-23T14:14:23.880Z", "2019-07-23T14:14:23.886Z", "2019-07-23T14:14:23.891Z", "2019-07-23T14:14:23.895Z", "2019-07-23T14:14:23.900Z", "2019-07-23T14:14:23.906Z", "2019-07-23T14:14:23.911Z", "2019-07-23T14:14:23.916Z", "2019-07-23T14:14:23.920Z", "2019-07-23T14:14:23.925Z", "2019-07-23T14:14:23.931Z", "2019-07-23T14:14:23.936Z", "2019-07-23T14:14:23.941Z", "2019-07-23T14:14:23.945Z", "2019-07-23T14:14:23.950Z", "2019-07-23T14:14:23.955Z", "2019-07-23T14:14:23.961Z", "2019-07-23T14:14:23.966Z", "2019-07-23T14:14:23.971Z", "2019-07-23T14:14:23.976Z", "2019-07-23T14:14:24.003Z", "2019-07-23T14:14:24.006Z", "2019-07-23T14:14:24.010Z", "2019-07-23T14:14:24.015Z", "2019-07-23T14:14:24.021Z", "2019-07-23T14:14:24.026Z", "2019-07-23T14:14:24.031Z", "2019-07-23T14:14:24.038Z", "2019-07-23T14:14:24.047Z", "2019-07-23T14:14:24.057Z", "2019-07-23T14:14:24.063Z", "2019-07-23T14:14:24.066Z", "2019-07-23T14:14:24.085Z", "2019-07-23T14:14:24.090Z", "2019-07-23T14:14:24.095Z"]</text:p>
          </table:table-cell>
          <table:table-cell office:value-type="string" calcext:value-type="string">
            <text:p>Dashboard.vue:220 (45) ["2019-07-23T14:15:16.611Z", "2019-07-23T14:15:16.614Z", "2019-07-23T14:15:16.622Z", "2019-07-23T14:15:16.625Z", "2019-07-23T14:15:16.633Z", "2019-07-23T14:15:16.635Z", "2019-07-23T14:15:16.638Z", "2019-07-23T14:15:16.645Z", "2019-07-23T14:15:16.649Z", "2019-07-23T14:15:16.656Z", "2019-07-23T14:15:16.658Z", "2019-07-23T14:15:16.661Z", "2019-07-23T14:15:16.664Z", "2019-07-23T14:15:16.669Z", "2019-07-23T14:15:16.673Z", "2019-07-23T14:15:16.677Z", "2019-07-23T14:15:16.681Z", "2019-07-23T14:15:16.685Z", "2019-07-23T14:15:16.689Z", "2019-07-23T14:15:16.693Z", "2019-07-23T14:15:16.697Z", "2019-07-23T14:15:16.702Z", "2019-07-23T14:15:16.704Z", "2019-07-23T14:15:16.709Z", "2019-07-23T14:15:16.713Z", "2019-07-23T14:15:16.718Z", "2019-07-23T14:15:16.721Z", "2019-07-23T14:15:16.725Z", "2019-07-23T14:15:16.729Z", "2019-07-23T14:15:16.733Z", "2019-07-23T14:15:16.764Z", "2019-07-23T14:15:16.765Z", "2019-07-23T14:15:16.769Z", "2019-07-23T14:15:16.773Z", "2019-07-23T14:15:16.778Z", "2019-07-23T14:15:16.781Z", "2019-07-23T14:15:16.785Z", "2019-07-23T14:15:16.789Z", "2019-07-23T14:15:16.793Z", "2019-07-23T14:15:16.798Z", "2019-07-23T14:15:16.802Z", "2019-07-23T14:15:16.806Z", "2019-07-23T14:15:16.811Z", "2019-07-23T14:15:16.819Z", "2019-07-23T14:15:16.824Z"]</text:p>
          </table:table-cell>
          <table:table-cell office:value-type="string" calcext:value-type="string">
            <text:p>Dashboard.vue:220 (45) ["2019-07-23T14:16:01.944Z", "2019-07-23T14:16:01.946Z", "2019-07-23T14:16:01.951Z", "2019-07-23T14:16:01.954Z", "2019-07-23T14:16:01.959Z", "2019-07-23T14:16:01.962Z", "2019-07-23T14:16:01.966Z", "2019-07-23T14:16:01.970Z", "2019-07-23T14:16:01.983Z", "2019-07-23T14:16:01.986Z", "2019-07-23T14:16:01.990Z", "2019-07-23T14:16:01.994Z", "2019-07-23T14:16:01.998Z", "2019-07-23T14:16:02.002Z", "2019-07-23T14:16:02.007Z", "2019-07-23T14:16:02.010Z", "2019-07-23T14:16:02.014Z", "2019-07-23T14:16:02.019Z", "2019-07-23T14:16:02.022Z", "2019-07-23T14:16:02.026Z", "2019-07-23T14:16:02.030Z", "2019-07-23T14:16:02.034Z", "2019-07-23T14:16:02.039Z", "2019-07-23T14:16:02.043Z", "2019-07-23T14:16:02.047Z", "2019-07-23T14:16:02.050Z", "2019-07-23T14:16:02.054Z", "2019-07-23T14:16:02.058Z", "2019-07-23T14:16:02.063Z", "2019-07-23T14:16:02.079Z", "2019-07-23T14:16:02.087Z", "2019-07-23T14:16:02.095Z", "2019-07-23T14:16:02.098Z", "2019-07-23T14:16:02.104Z", "2019-07-23T14:16:02.108Z", "2019-07-23T14:16:02.110Z", "2019-07-23T14:16:02.120Z", "2019-07-23T14:16:02.123Z", "2019-07-23T14:16:02.128Z", "2019-07-23T14:16:02.131Z", "2019-07-23T14:16:02.138Z", "2019-07-23T14:16:02.150Z", "2019-07-23T14:16:02.169Z", "2019-07-23T14:16:02.175Z", "2019-07-23T14:16:02.178Z"]</text:p>
          </table:table-cell>
          <table:table-cell/>
          <table:table-cell office:value-type="string" calcext:value-type="string">
            <text:p>Dashboard.vue:212 2019-07-23T14:08:23.869Z</text:p>
          </table:table-cell>
          <table:table-cell office:value-type="string" calcext:value-type="string">
            <text:p>Dashboard.vue:212 2019-07-23T14:09:24.314Z</text:p>
          </table:table-cell>
          <table:table-cell office:value-type="string" calcext:value-type="string">
            <text:p>Dashboard.vue:212 2019-07-23T14:09:57.774Z</text:p>
          </table:table-cell>
          <table:table-cell office:value-type="string" calcext:value-type="string">
            <text:p>Dashboard.vue:212 2019-07-23T14:10:54.706Z</text:p>
          </table:table-cell>
          <table:table-cell office:value-type="string" calcext:value-type="string">
            <text:p>Dashboard.vue:220 (45) ["2019-07-23T14:11:26.476Z", "2019-07-23T14:11:26.480Z", "2019-07-23T14:11:26.484Z", "2019-07-23T14:11:26.488Z", "2019-07-23T14:11:26.492Z", "2019-07-23T14:11:26.496Z", "2019-07-23T14:11:26.500Z", "2019-07-23T14:11:26.504Z", "2019-07-23T14:11:26.508Z", "2019-07-23T14:11:26.512Z", "2019-07-23T14:11:26.516Z", "2019-07-23T14:11:26.520Z", "2019-07-23T14:11:26.524Z", "2019-07-23T14:11:26.528Z", "2019-07-23T14:11:26.532Z", "2019-07-23T14:11:26.536Z", "2019-07-23T14:11:26.539Z", "2019-07-23T14:11:26.544Z", "2019-07-23T14:11:26.548Z", "2019-07-23T14:11:26.552Z", "2019-07-23T14:11:26.556Z", "2019-07-23T14:11:26.560Z", "2019-07-23T14:11:26.564Z", "2019-07-23T14:11:26.568Z", "2019-07-23T14:11:26.572Z", "2019-07-23T14:11:26.576Z", "2019-07-23T14:11:26.580Z", "2019-07-23T14:11:26.584Z", "2019-07-23T14:11:26.588Z", "2019-07-23T14:11:26.592Z", "2019-07-23T14:11:26.596Z", "2019-07-23T14:11:26.600Z", "2019-07-23T14:11:26.604Z", "2019-07-23T14:11:26.608Z", "2019-07-23T14:11:26.612Z", "2019-07-23T14:11:26.616Z", "2019-07-23T14:11:26.620Z", "2019-07-23T14:11:26.624Z", "2019-07-23T14:11:26.628Z", "2019-07-23T14:11:26.632Z", "2019-07-23T14:11:26.636Z", "2019-07-23T14:11:26.640Z", "2019-07-23T14:11:26.644Z", "2019-07-23T14:11:26.648Z", "2019-07-23T14:11:26.652Z"]</text:p>
          </table:table-cell>
          <table:table-cell office:value-type="string" calcext:value-type="string">
            <text:p>Dashboard.vue:220 (45) ["2019-07-23T14:12:02.114Z", "2019-07-23T14:12:02.118Z", "2019-07-23T14:12:02.122Z", "2019-07-23T14:12:02.126Z", "2019-07-23T14:12:02.130Z", "2019-07-23T14:12:02.134Z", "2019-07-23T14:12:02.138Z", "2019-07-23T14:12:02.142Z", "2019-07-23T14:12:02.146Z", "2019-07-23T14:12:02.149Z", "2019-07-23T14:12:02.154Z", "2019-07-23T14:12:02.158Z", "2019-07-23T14:12:02.161Z", "2019-07-23T14:12:02.166Z", "2019-07-23T14:12:02.170Z", "2019-07-23T14:12:02.174Z", "2019-07-23T14:12:02.177Z", "2019-07-23T14:12:02.182Z", "2019-07-23T14:12:02.186Z", "2019-07-23T14:12:02.189Z", "2019-07-23T14:12:02.193Z", "2019-07-23T14:12:02.198Z", "2019-07-23T14:12:02.202Z", "2019-07-23T14:12:02.206Z", "2019-07-23T14:12:02.210Z", "2019-07-23T14:12:02.213Z", "2019-07-23T14:12:02.217Z", "2019-07-23T14:12:02.222Z", "2019-07-23T14:12:02.225Z", "2019-07-23T14:12:02.230Z", "2019-07-23T14:12:02.233Z", "2019-07-23T14:12:02.237Z", "2019-07-23T14:12:02.242Z", "2019-07-23T14:12:02.245Z", "2019-07-23T14:12:02.250Z", "2019-07-23T14:12:02.254Z", "2019-07-23T14:12:02.258Z", "2019-07-23T14:12:02.262Z", "2019-07-23T14:12:02.265Z", "2019-07-23T14:12:02.270Z", "2019-07-23T14:12:02.274Z", "2019-07-23T14:12:02.278Z", "2019-07-23T14:12:02.282Z", "2019-07-23T14:12:02.285Z", "2019-07-23T14:12:02.290Z"]</text:p>
          </table:table-cell>
        </table:table-row>
        <table:table-row table:style-name="ro1">
          <table:table-cell/>
          <table:table-cell office:value-type="string" calcext:value-type="string">
            <text:p>Dashboard.vue:212 73</text:p>
          </table:table-cell>
          <table:table-cell office:value-type="string" calcext:value-type="string">
            <text:p>Dashboard.vue:212 26</text:p>
          </table:table-cell>
          <table:table-cell office:value-type="string" calcext:value-type="string">
            <text:p>Dashboard.vue:212 271</text:p>
          </table:table-cell>
          <table:table-cell office:value-type="string" calcext:value-type="string">
            <text:p>Dashboard.vue:212 265</text:p>
          </table:table-cell>
          <table:table-cell office:value-type="string" calcext:value-type="string">
            <text:p>Dashboard.vue:212 432</text:p>
          </table:table-cell>
          <table:table-cell office:value-type="string" calcext:value-type="string">
            <text:p>Dashboard.vue:219 tumpukan yang belum diterima : 44</text:p>
          </table:table-cell>
          <table:table-cell/>
          <table:table-cell office:value-type="string" calcext:value-type="string">
            <text:p>Dashboard.vue:212 150</text:p>
          </table:table-cell>
          <table:table-cell office:value-type="string" calcext:value-type="string">
            <text:p>Dashboard.vue:212 49</text:p>
          </table:table-cell>
          <table:table-cell office:value-type="string" calcext:value-type="string">
            <text:p>Dashboard.vue:219 tumpukan yang belum diterima : 44</text:p>
          </table:table-cell>
          <table:table-cell office:value-type="string" calcext:value-type="string">
            <text:p>Dashboard.vue:212 573</text:p>
          </table:table-cell>
          <table:table-cell office:value-type="string" calcext:value-type="string">
            <text:p>Dashboard.vue:212 887</text:p>
          </table:table-cell>
          <table:table-cell office:value-type="string" calcext:value-type="string">
            <text:p>Dashboard.vue:212 291</text:p>
          </table:table-cell>
          <table:table-cell/>
          <table:table-cell office:value-type="string" calcext:value-type="string">
            <text:p>Dashboard.vue:212 105</text:p>
          </table:table-cell>
          <table:table-cell office:value-type="string" calcext:value-type="string">
            <text:p>Dashboard.vue:212 82</text:p>
          </table:table-cell>
          <table:table-cell office:value-type="string" calcext:value-type="string">
            <text:p>Dashboard.vue:212 325</text:p>
          </table:table-cell>
          <table:table-cell office:value-type="string" calcext:value-type="string">
            <text:p>Dashboard.vue:212 511</text:p>
          </table:table-cell>
          <table:table-cell office:value-type="string" calcext:value-type="string">
            <text:p>Dashboard.vue:212 601</text:p>
          </table:table-cell>
          <table:table-cell office:value-type="string" calcext:value-type="string">
            <text:p>Dashboard.vue:212 424</text:p>
          </table:table-cell>
          <table:table-cell/>
          <table:table-cell office:value-type="string" calcext:value-type="string">
            <text:p>Dashboard.vue:212 78</text:p>
          </table:table-cell>
          <table:table-cell office:value-type="string" calcext:value-type="string">
            <text:p>Dashboard.vue:212 70</text:p>
          </table:table-cell>
          <table:table-cell office:value-type="string" calcext:value-type="string">
            <text:p>Dashboard.vue:212 286</text:p>
          </table:table-cell>
          <table:table-cell office:value-type="string" calcext:value-type="string">
            <text:p>Dashboard.vue:212 220</text:p>
          </table:table-cell>
          <table:table-cell office:value-type="string" calcext:value-type="string">
            <text:p>Dashboard.vue:212 660</text:p>
          </table:table-cell>
          <table:table-cell office:value-type="string" calcext:value-type="string">
            <text:p>Dashboard.vue:212 322</text:p>
          </table:table-cell>
        </table:table-row>
        <table:table-row table:style-name="ro1">
          <table:table-cell/>
          <table:table-cell office:value-type="string" calcext:value-type="string">
            <text:p>Dashboard.vue:212 2019-07-23T14:18:29.044Z</text:p>
          </table:table-cell>
          <table:table-cell office:value-type="string" calcext:value-type="string">
            <text:p>Dashboard.vue:212 2019-07-23T14:20:08.158Z</text:p>
          </table:table-cell>
          <table:table-cell office:value-type="string" calcext:value-type="string">
            <text:p>Dashboard.vue:212 2019-07-23T14:20:37.919Z</text:p>
          </table:table-cell>
          <table:table-cell office:value-type="string" calcext:value-type="string">
            <text:p>Dashboard.vue:212 2019-07-23T14:21:14.171Z</text:p>
          </table:table-cell>
          <table:table-cell office:value-type="string" calcext:value-type="string">
            <text:p>Dashboard.vue:212 2019-07-23T14:21:50.225Z</text:p>
          </table:table-cell>
          <table:table-cell office:value-type="string" calcext:value-type="string">
            <text:p>Dashboard.vue:220 (44) ["2019-07-23T14:22:25.373Z", "2019-07-23T14:22:25.376Z", "2019-07-23T14:22:25.380Z", "2019-07-23T14:22:25.384Z", "2019-07-23T14:22:25.388Z", "2019-07-23T14:22:25.392Z", "2019-07-23T14:22:25.395Z", "2019-07-23T14:22:25.413Z", "2019-07-23T14:22:25.416Z", "2019-07-23T14:22:25.420Z", "2019-07-23T14:22:25.424Z", "2019-07-23T14:22:25.430Z", "2019-07-23T14:22:25.432Z", "2019-07-23T14:22:25.438Z", "2019-07-23T14:22:25.439Z", "2019-07-23T14:22:25.444Z", "2019-07-23T14:22:25.448Z", "2019-07-23T14:22:25.452Z", "2019-07-23T14:22:25.456Z", "2019-07-23T14:22:25.460Z", "2019-07-23T14:22:25.464Z", "2019-07-23T14:22:25.473Z", "2019-07-23T14:22:25.479Z", "2019-07-23T14:22:25.480Z", "2019-07-23T14:22:25.484Z", "2019-07-23T14:22:25.488Z", "2019-07-23T14:22:25.491Z", "2019-07-23T14:22:25.496Z", "2019-07-23T14:22:25.500Z", "2019-07-23T14:22:25.504Z", "2019-07-23T14:22:25.508Z", "2019-07-23T14:22:25.518Z", "2019-07-23T14:22:25.522Z", "2019-07-23T14:22:25.529Z", "2019-07-23T14:22:25.534Z", "2019-07-23T14:22:25.541Z", "2019-07-23T14:22:25.546Z", "2019-07-23T14:22:25.548Z", "2019-07-23T14:22:25.552Z", "2019-07-23T14:22:25.555Z", "2019-07-23T14:22:25.564Z", "2019-07-23T14:22:25.565Z", "2019-07-23T14:22:25.570Z", "2019-07-23T14:22:25.572Z"]</text:p>
          </table:table-cell>
          <table:table-cell/>
          <table:table-cell office:value-type="string" calcext:value-type="string">
            <text:p>Dashboard.vue:212 2019-07-23T14:29:29.010Z</text:p>
          </table:table-cell>
          <table:table-cell office:value-type="string" calcext:value-type="string">
            <text:p>Dashboard.vue:212 2019-07-23T14:30:08.583Z</text:p>
          </table:table-cell>
          <table:table-cell office:value-type="string" calcext:value-type="string">
            <text:p>Dashboard.vue:220 (44) ["2019-07-23T14:30:57.549Z", "2019-07-23T14:30:57.561Z", "2019-07-23T14:30:57.570Z", "2019-07-23T14:30:57.580Z", "2019-07-23T14:30:57.592Z", "2019-07-23T14:30:57.602Z", "2019-07-23T14:30:57.608Z", "2019-07-23T14:30:57.620Z", "2019-07-23T14:30:57.633Z", "2019-07-23T14:30:57.640Z", "2019-07-23T14:30:57.649Z", "2019-07-23T14:30:57.658Z", "2019-07-23T14:30:57.669Z", "2019-07-23T14:30:57.679Z", "2019-07-23T14:30:57.690Z", "2019-07-23T14:30:57.699Z", "2019-07-23T14:30:57.709Z", "2019-07-23T14:30:57.720Z", "2019-07-23T14:30:57.745Z", "2019-07-23T14:30:57.752Z", "2019-07-23T14:30:57.759Z", "2019-07-23T14:30:57.773Z", "2019-07-23T14:30:57.780Z", "2019-07-23T14:30:57.788Z", "2019-07-23T14:30:57.809Z", "2019-07-23T14:30:57.819Z", "2019-07-23T14:30:57.829Z", "2019-07-23T14:30:57.839Z", "2019-07-23T14:30:57.849Z", "2019-07-23T14:30:57.861Z", "2019-07-23T14:30:57.884Z", "2019-07-23T14:30:57.914Z", "2019-07-23T14:30:57.954Z", "2019-07-23T14:30:57.962Z", "2019-07-23T14:30:57.969Z", "2019-07-23T14:30:57.978Z", "2019-07-23T14:30:57.989Z", "2019-07-23T14:30:57.998Z", "2019-07-23T14:30:58.009Z", "2019-07-23T14:30:58.018Z", "2019-07-23T14:30:58.029Z", "2019-07-23T14:30:58.039Z", "2019-07-23T14:30:58.048Z", "2019-07-23T14:30:58.059Z"]</text:p>
          </table:table-cell>
          <table:table-cell office:value-type="string" calcext:value-type="string">
            <text:p>Dashboard.vue:212 2019-07-23T14:31:39.800Z</text:p>
          </table:table-cell>
          <table:table-cell office:value-type="string" calcext:value-type="string">
            <text:p>Dashboard.vue:212 2019-07-23T14:32:17.375Z</text:p>
          </table:table-cell>
          <table:table-cell office:value-type="string" calcext:value-type="string">
            <text:p>Dashboard.vue:212 2019-07-23T14:32:59.107Z</text:p>
          </table:table-cell>
          <table:table-cell/>
          <table:table-cell office:value-type="string" calcext:value-type="string">
            <text:p>Dashboard.vue:212 2019-07-23T14:12:49.162Z</text:p>
          </table:table-cell>
          <table:table-cell office:value-type="string" calcext:value-type="string">
            <text:p>Dashboard.vue:212 2019-07-23T14:13:24.330Z</text:p>
          </table:table-cell>
          <table:table-cell office:value-type="string" calcext:value-type="string">
            <text:p>Dashboard.vue:212 2019-07-23T14:13:52.415Z</text:p>
          </table:table-cell>
          <table:table-cell office:value-type="string" calcext:value-type="string">
            <text:p>Dashboard.vue:212 2019-07-23T14:14:23.870Z</text:p>
          </table:table-cell>
          <table:table-cell office:value-type="string" calcext:value-type="string">
            <text:p>Dashboard.vue:212 2019-07-23T14:15:16.645Z</text:p>
          </table:table-cell>
          <table:table-cell office:value-type="string" calcext:value-type="string">
            <text:p>Dashboard.vue:212 2019-07-23T14:16:02.079Z</text:p>
          </table:table-cell>
          <table:table-cell/>
          <table:table-cell office:value-type="string" calcext:value-type="string">
            <text:p>Dashboard.vue:212 2019-07-23T14:08:23.969Z</text:p>
          </table:table-cell>
          <table:table-cell office:value-type="string" calcext:value-type="string">
            <text:p>Dashboard.vue:212 2019-07-23T14:09:24.364Z</text:p>
          </table:table-cell>
          <table:table-cell office:value-type="string" calcext:value-type="string">
            <text:p>Dashboard.vue:212 2019-07-23T14:09:57.785Z</text:p>
          </table:table-cell>
          <table:table-cell office:value-type="string" calcext:value-type="string">
            <text:p>Dashboard.vue:212 2019-07-23T14:10:54.712Z</text:p>
          </table:table-cell>
          <table:table-cell office:value-type="string" calcext:value-type="string">
            <text:p>Dashboard.vue:212 2019-07-23T14:11:26.476Z</text:p>
          </table:table-cell>
          <table:table-cell office:value-type="string" calcext:value-type="string">
            <text:p>Dashboard.vue:212 2019-07-23T14:12:02.114Z</text:p>
          </table:table-cell>
        </table:table-row>
        <table:table-row table:style-name="ro1">
          <table:table-cell/>
          <table:table-cell office:value-type="string" calcext:value-type="string">
            <text:p>Dashboard.vue:212 73</text:p>
          </table:table-cell>
          <table:table-cell office:value-type="string" calcext:value-type="string">
            <text:p>Dashboard.vue:212 128</text:p>
          </table:table-cell>
          <table:table-cell office:value-type="string" calcext:value-type="string">
            <text:p>Dashboard.vue:212 272</text:p>
          </table:table-cell>
          <table:table-cell office:value-type="string" calcext:value-type="string">
            <text:p>Dashboard.vue:219 tumpukan yang belum diterima : 43</text:p>
          </table:table-cell>
          <table:table-cell office:value-type="string" calcext:value-type="string">
            <text:p>Dashboard.vue:219 tumpukan yang belum diterima : 44</text:p>
          </table:table-cell>
          <table:table-cell office:value-type="string" calcext:value-type="string">
            <text:p>Dashboard.vue:212 429</text:p>
          </table:table-cell>
          <table:table-cell/>
          <table:table-cell office:value-type="string" calcext:value-type="string">
            <text:p>Dashboard.vue:212 197</text:p>
          </table:table-cell>
          <table:table-cell office:value-type="string" calcext:value-type="string">
            <text:p>Dashboard.vue:212 56</text:p>
          </table:table-cell>
          <table:table-cell office:value-type="string" calcext:value-type="string">
            <text:p>Dashboard.vue:212 674</text:p>
          </table:table-cell>
          <table:table-cell office:value-type="string" calcext:value-type="string">
            <text:p>Dashboard.vue:219 tumpukan yang belum diterima : 43</text:p>
          </table:table-cell>
          <table:table-cell office:value-type="string" calcext:value-type="string">
            <text:p>Dashboard.vue:219 tumpukan yang belum diterima : 44</text:p>
          </table:table-cell>
          <table:table-cell office:value-type="string" calcext:value-type="string">
            <text:p>Dashboard.vue:219 tumpukan yang belum diterima : 43</text:p>
          </table:table-cell>
          <table:table-cell/>
          <table:table-cell office:value-type="string" calcext:value-type="string">
            <text:p>Dashboard.vue:212 217</text:p>
          </table:table-cell>
          <table:table-cell office:value-type="string" calcext:value-type="string">
            <text:p>Dashboard.vue:212 115</text:p>
          </table:table-cell>
          <table:table-cell office:value-type="string" calcext:value-type="string">
            <text:p>Dashboard.vue:212 402</text:p>
          </table:table-cell>
          <table:table-cell table:number-columns-repeated="3" office:value-type="string" calcext:value-type="string">
            <text:p>Dashboard.vue:219 tumpukan yang belum diterima : 44</text:p>
          </table:table-cell>
          <table:table-cell/>
          <table:table-cell office:value-type="string" calcext:value-type="string">
            <text:p>Dashboard.vue:212 22</text:p>
          </table:table-cell>
          <table:table-cell office:value-type="string" calcext:value-type="string">
            <text:p>Dashboard.vue:212 67</text:p>
          </table:table-cell>
          <table:table-cell office:value-type="string" calcext:value-type="string">
            <text:p>Dashboard.vue:212 293</text:p>
          </table:table-cell>
          <table:table-cell office:value-type="string" calcext:value-type="string">
            <text:p>Dashboard.vue:212 222</text:p>
          </table:table-cell>
          <table:table-cell table:number-columns-repeated="2" office:value-type="string" calcext:value-type="string">
            <text:p>Dashboard.vue:219 tumpukan yang belum diterima : 44</text:p>
          </table:table-cell>
        </table:table-row>
        <table:table-row table:style-name="ro1">
          <table:table-cell/>
          <table:table-cell office:value-type="string" calcext:value-type="string">
            <text:p>Dashboard.vue:212 2019-07-23T14:18:29.143Z</text:p>
          </table:table-cell>
          <table:table-cell office:value-type="string" calcext:value-type="string">
            <text:p>Dashboard.vue:212 2019-07-23T14:20:08.208Z</text:p>
          </table:table-cell>
          <table:table-cell office:value-type="string" calcext:value-type="string">
            <text:p>Dashboard.vue:212 2019-07-23T14:20:37.927Z</text:p>
          </table:table-cell>
          <table:table-cell office:value-type="string" calcext:value-type="string">
            <text:p>Dashboard.vue:220 (43) ["2019-07-23T14:21:14.115Z", "2019-07-23T14:21:14.120Z", "2019-07-23T14:21:14.125Z", "2019-07-23T14:21:14.130Z", "2019-07-23T14:21:14.135Z", "2019-07-23T14:21:14.140Z", "2019-07-23T14:21:14.145Z", "2019-07-23T14:21:14.150Z", "2019-07-23T14:21:14.175Z", "2019-07-23T14:21:14.184Z", "2019-07-23T14:21:14.191Z", "2019-07-23T14:21:14.197Z", "2019-07-23T14:21:14.200Z", "2019-07-23T14:21:14.209Z", "2019-07-23T14:21:14.210Z", "2019-07-23T14:21:14.216Z", "2019-07-23T14:21:14.228Z", "2019-07-23T14:21:14.233Z", "2019-07-23T14:21:14.235Z", "2019-07-23T14:21:14.240Z", "2019-07-23T14:21:14.251Z", "2019-07-23T14:21:14.259Z", "2019-07-23T14:21:14.261Z", "2019-07-23T14:21:14.265Z", "2019-07-23T14:21:14.270Z", "2019-07-23T14:21:14.274Z", "2019-07-23T14:21:14.280Z", "2019-07-23T14:21:14.288Z", "2019-07-23T14:21:14.290Z", "2019-07-23T14:21:14.295Z", "2019-07-23T14:21:14.300Z", "2019-07-23T14:21:14.305Z", "2019-07-23T14:21:14.325Z", "2019-07-23T14:21:14.326Z", "2019-07-23T14:21:14.331Z", "2019-07-23T14:21:14.337Z", "2019-07-23T14:21:14.341Z", "2019-07-23T14:21:14.346Z", "2019-07-23T14:21:14.350Z", "2019-07-23T14:21:14.355Z", "2019-07-23T14:21:14.361Z", "2019-07-23T14:21:14.365Z", "2019-07-23T14:21:14.370Z"]</text:p>
          </table:table-cell>
          <table:table-cell office:value-type="string" calcext:value-type="string">
            <text:p>Dashboard.vue:220 (44) ["2019-07-23T14:21:50.162Z", "2019-07-23T14:21:50.168Z", "2019-07-23T14:21:50.171Z", "2019-07-23T14:21:50.175Z", "2019-07-23T14:21:50.179Z", "2019-07-23T14:21:50.183Z", "2019-07-23T14:21:50.187Z", "2019-07-23T14:21:50.191Z", "2019-07-23T14:21:50.195Z", "2019-07-23T14:21:50.234Z", "2019-07-23T14:21:50.242Z", "2019-07-23T14:21:50.243Z", "2019-07-23T14:21:50.250Z", "2019-07-23T14:21:50.253Z", "2019-07-23T14:21:50.255Z", "2019-07-23T14:21:50.258Z", "2019-07-23T14:21:50.263Z", "2019-07-23T14:21:50.267Z", "2019-07-23T14:21:50.271Z", "2019-07-23T14:21:50.275Z", "2019-07-23T14:21:50.280Z", "2019-07-23T14:21:50.283Z", "2019-07-23T14:21:50.290Z", "2019-07-23T14:21:50.295Z", "2019-07-23T14:21:50.299Z", "2019-07-23T14:21:50.304Z", "2019-07-23T14:21:50.307Z", "2019-07-23T14:21:50.311Z", "2019-07-23T14:21:50.317Z", "2019-07-23T14:21:50.318Z", "2019-07-23T14:21:50.323Z", "2019-07-23T14:21:50.328Z", "2019-07-23T14:21:50.332Z", "2019-07-23T14:21:50.337Z", "2019-07-23T14:21:50.339Z", "2019-07-23T14:21:50.344Z", "2019-07-23T14:21:50.347Z", "2019-07-23T14:21:50.355Z", "2019-07-23T14:21:50.365Z", "2019-07-23T14:21:50.370Z", "2019-07-23T14:21:50.377Z", "2019-07-23T14:21:50.381Z", "2019-07-23T14:21:50.388Z", "2019-07-23T14:21:50.390Z"]</text:p>
          </table:table-cell>
          <table:table-cell office:value-type="string" calcext:value-type="string">
            <text:p>Dashboard.vue:212 2019-07-23T14:22:25.413Z</text:p>
          </table:table-cell>
          <table:table-cell/>
          <table:table-cell office:value-type="string" calcext:value-type="string">
            <text:p>Dashboard.vue:212 2019-07-23T14:29:29.110Z</text:p>
          </table:table-cell>
          <table:table-cell office:value-type="string" calcext:value-type="string">
            <text:p>Dashboard.vue:212 2019-07-23T14:30:08.630Z</text:p>
          </table:table-cell>
          <table:table-cell office:value-type="string" calcext:value-type="string">
            <text:p>Dashboard.vue:212 2019-07-23T14:30:57.549Z</text:p>
          </table:table-cell>
          <table:table-cell office:value-type="string" calcext:value-type="string">
            <text:p>Dashboard.vue:220 (43) ["2019-07-23T14:31:39.807Z", "2019-07-23T14:31:39.810Z", "2019-07-23T14:31:39.818Z", "2019-07-23T14:31:39.819Z", "2019-07-23T14:31:39.831Z", "2019-07-23T14:31:39.836Z", "2019-07-23T14:31:39.840Z", "2019-07-23T14:31:39.850Z", "2019-07-23T14:31:39.854Z", "2019-07-23T14:31:39.874Z", "2019-07-23T14:31:39.878Z", "2019-07-23T14:31:39.880Z", "2019-07-23T14:31:39.886Z", "2019-07-23T14:31:39.890Z", "2019-07-23T14:31:39.904Z", "2019-07-23T14:31:39.922Z", "2019-07-23T14:31:39.927Z", "2019-07-23T14:31:39.931Z", "2019-07-23T14:31:39.939Z", "2019-07-23T14:31:39.945Z", "2019-07-23T14:31:39.950Z", "2019-07-23T14:31:39.957Z", "2019-07-23T14:31:39.960Z", "2019-07-23T14:31:39.965Z", "2019-07-23T14:31:39.973Z", "2019-07-23T14:31:39.989Z", "2019-07-23T14:31:39.996Z", "2019-07-23T14:31:40.000Z", "2019-07-23T14:31:40.005Z", "2019-07-23T14:31:40.010Z", "2019-07-23T14:31:40.015Z", "2019-07-23T14:31:40.041Z", "2019-07-23T14:31:40.045Z", "2019-07-23T14:31:40.051Z", "2019-07-23T14:31:40.058Z", "2019-07-23T14:31:40.064Z", "2019-07-23T14:31:40.084Z", "2019-07-23T14:31:40.121Z", "2019-07-23T14:31:40.156Z", "2019-07-23T14:31:40.165Z", "2019-07-23T14:31:40.171Z", "2019-07-23T14:31:40.175Z", "2019-07-23T14:31:40.180Z"]</text:p>
          </table:table-cell>
          <table:table-cell office:value-type="string" calcext:value-type="string">
            <text:p>Dashboard.vue:220 (44) ["2019-07-23T14:32:17.379Z", "2019-07-23T14:32:17.383Z", "2019-07-23T14:32:17.387Z", "2019-07-23T14:32:17.393Z", "2019-07-23T14:32:17.395Z", "2019-07-23T14:32:17.399Z", "2019-07-23T14:32:17.403Z", "2019-07-23T14:32:17.407Z", "2019-07-23T14:32:17.412Z", "2019-07-23T14:32:17.417Z", "2019-07-23T14:32:17.424Z", "2019-07-23T14:32:17.428Z", "2019-07-23T14:32:17.431Z", "2019-07-23T14:32:17.435Z", "2019-07-23T14:32:17.448Z", "2019-07-23T14:32:17.456Z", "2019-07-23T14:32:17.471Z", "2019-07-23T14:32:17.476Z", "2019-07-23T14:32:17.495Z", "2019-07-23T14:32:17.500Z", "2019-07-23T14:32:17.505Z", "2019-07-23T14:32:17.514Z", "2019-07-23T14:32:17.517Z", "2019-07-23T14:32:17.519Z", "2019-07-23T14:32:17.524Z", "2019-07-23T14:32:17.527Z", "2019-07-23T14:32:17.531Z", "2019-07-23T14:32:17.535Z", "2019-07-23T14:32:17.539Z", "2019-07-23T14:32:17.544Z", "2019-07-23T14:32:17.558Z", "2019-07-23T14:32:17.570Z", "2019-07-23T14:32:17.580Z", "2019-07-23T14:32:17.585Z", "2019-07-23T14:32:17.587Z", "2019-07-23T14:32:17.594Z", "2019-07-23T14:32:17.598Z", "2019-07-23T14:32:17.602Z", "2019-07-23T14:32:17.604Z", "2019-07-23T14:32:17.616Z", "2019-07-23T14:32:17.620Z", "2019-07-23T14:32:17.626Z", "2019-07-23T14:32:17.629Z", "2019-07-23T14:32:17.631Z"]</text:p>
          </table:table-cell>
          <table:table-cell office:value-type="string" calcext:value-type="string">
            <text:p>Dashboard.vue:220 (43) ["2019-07-23T14:32:59.112Z", "2019-07-23T14:32:59.116Z", "2019-07-23T14:32:59.119Z", "2019-07-23T14:32:59.123Z", "2019-07-23T14:32:59.127Z", "2019-07-23T14:32:59.131Z", "2019-07-23T14:32:59.135Z", "2019-07-23T14:32:59.139Z", "2019-07-23T14:32:59.143Z", "2019-07-23T14:32:59.147Z", "2019-07-23T14:32:59.151Z", "2019-07-23T14:32:59.156Z", "2019-07-23T14:32:59.159Z", "2019-07-23T14:32:59.164Z", "2019-07-23T14:32:59.167Z", "2019-07-23T14:32:59.171Z", "2019-07-23T14:32:59.175Z", "2019-07-23T14:32:59.179Z", "2019-07-23T14:32:59.183Z", "2019-07-23T14:32:59.187Z", "2019-07-23T14:32:59.191Z", "2019-07-23T14:32:59.202Z", "2019-07-23T14:32:59.207Z", "2019-07-23T14:32:59.211Z", "2019-07-23T14:32:59.216Z", "2019-07-23T14:32:59.221Z", "2019-07-23T14:32:59.224Z", "2019-07-23T14:32:59.229Z", "2019-07-23T14:32:59.231Z", "2019-07-23T14:32:59.239Z", "2019-07-23T14:32:59.243Z", "2019-07-23T14:32:59.250Z", "2019-07-23T14:32:59.252Z", "2019-07-23T14:32:59.257Z", "2019-07-23T14:32:59.264Z", "2019-07-23T14:32:59.315Z", "2019-07-23T14:32:59.319Z", "2019-07-23T14:32:59.323Z", "2019-07-23T14:32:59.329Z", "2019-07-23T14:32:59.333Z", "2019-07-23T14:32:59.335Z", "2019-07-23T14:32:59.348Z", "2019-07-23T14:32:59.352Z"]</text:p>
          </table:table-cell>
          <table:table-cell/>
          <table:table-cell office:value-type="string" calcext:value-type="string">
            <text:p>Dashboard.vue:212 2019-07-23T14:12:49.262Z</text:p>
          </table:table-cell>
          <table:table-cell office:value-type="string" calcext:value-type="string">
            <text:p>Dashboard.vue:212 2019-07-23T14:13:24.372Z</text:p>
          </table:table-cell>
          <table:table-cell office:value-type="string" calcext:value-type="string">
            <text:p>Dashboard.vue:212 2019-07-23T14:13:52.344Z</text:p>
          </table:table-cell>
          <table:table-cell office:value-type="string" calcext:value-type="string">
            <text:p>Dashboard.vue:220 (44) ["2019-07-23T14:14:23.826Z", "2019-07-23T14:14:23.830Z", "2019-07-23T14:14:23.836Z", "2019-07-23T14:14:23.841Z", "2019-07-23T14:14:23.846Z", "2019-07-23T14:14:23.851Z", "2019-07-23T14:14:23.855Z", "2019-07-23T14:14:23.865Z", "2019-07-23T14:14:23.875Z", "2019-07-23T14:14:23.880Z", "2019-07-23T14:14:23.886Z", "2019-07-23T14:14:23.891Z", "2019-07-23T14:14:23.895Z", "2019-07-23T14:14:23.900Z", "2019-07-23T14:14:23.906Z", "2019-07-23T14:14:23.911Z", "2019-07-23T14:14:23.916Z", "2019-07-23T14:14:23.920Z", "2019-07-23T14:14:23.925Z", "2019-07-23T14:14:23.931Z", "2019-07-23T14:14:23.936Z", "2019-07-23T14:14:23.941Z", "2019-07-23T14:14:23.945Z", "2019-07-23T14:14:23.950Z", "2019-07-23T14:14:23.955Z", "2019-07-23T14:14:23.961Z", "2019-07-23T14:14:23.966Z", "2019-07-23T14:14:23.971Z", "2019-07-23T14:14:23.976Z", "2019-07-23T14:14:24.003Z", "2019-07-23T14:14:24.006Z", "2019-07-23T14:14:24.010Z", "2019-07-23T14:14:24.015Z", "2019-07-23T14:14:24.021Z", "2019-07-23T14:14:24.026Z", "2019-07-23T14:14:24.031Z", "2019-07-23T14:14:24.038Z", "2019-07-23T14:14:24.047Z", "2019-07-23T14:14:24.057Z", "2019-07-23T14:14:24.063Z", "2019-07-23T14:14:24.066Z", "2019-07-23T14:14:24.085Z", "2019-07-23T14:14:24.090Z", "2019-07-23T14:14:24.095Z"]</text:p>
          </table:table-cell>
          <table:table-cell office:value-type="string" calcext:value-type="string">
            <text:p>Dashboard.vue:220 (44) ["2019-07-23T14:15:16.611Z", "2019-07-23T14:15:16.614Z", "2019-07-23T14:15:16.622Z", "2019-07-23T14:15:16.625Z", "2019-07-23T14:15:16.633Z", "2019-07-23T14:15:16.635Z", "2019-07-23T14:15:16.638Z", "2019-07-23T14:15:16.649Z", "2019-07-23T14:15:16.656Z", "2019-07-23T14:15:16.658Z", "2019-07-23T14:15:16.661Z", "2019-07-23T14:15:16.664Z", "2019-07-23T14:15:16.669Z", "2019-07-23T14:15:16.673Z", "2019-07-23T14:15:16.677Z", "2019-07-23T14:15:16.681Z", "2019-07-23T14:15:16.685Z", "2019-07-23T14:15:16.689Z", "2019-07-23T14:15:16.693Z", "2019-07-23T14:15:16.697Z", "2019-07-23T14:15:16.702Z", "2019-07-23T14:15:16.704Z", "2019-07-23T14:15:16.709Z", "2019-07-23T14:15:16.713Z", "2019-07-23T14:15:16.718Z", "2019-07-23T14:15:16.721Z", "2019-07-23T14:15:16.725Z", "2019-07-23T14:15:16.729Z", "2019-07-23T14:15:16.733Z", "2019-07-23T14:15:16.764Z", "2019-07-23T14:15:16.765Z", "2019-07-23T14:15:16.769Z", "2019-07-23T14:15:16.773Z", "2019-07-23T14:15:16.778Z", "2019-07-23T14:15:16.781Z", "2019-07-23T14:15:16.785Z", "2019-07-23T14:15:16.789Z", "2019-07-23T14:15:16.793Z", "2019-07-23T14:15:16.798Z", "2019-07-23T14:15:16.802Z", "2019-07-23T14:15:16.806Z", "2019-07-23T14:15:16.811Z", "2019-07-23T14:15:16.819Z", "2019-07-23T14:15:16.824Z"]</text:p>
          </table:table-cell>
          <table:table-cell office:value-type="string" calcext:value-type="string">
            <text:p>Dashboard.vue:220 (44) ["2019-07-23T14:16:01.944Z", "2019-07-23T14:16:01.946Z", "2019-07-23T14:16:01.951Z", "2019-07-23T14:16:01.954Z", "2019-07-23T14:16:01.959Z", "2019-07-23T14:16:01.962Z", "2019-07-23T14:16:01.966Z", "2019-07-23T14:16:01.970Z", "2019-07-23T14:16:01.983Z", "2019-07-23T14:16:01.986Z", "2019-07-23T14:16:01.990Z", "2019-07-23T14:16:01.994Z", "2019-07-23T14:16:01.998Z", "2019-07-23T14:16:02.002Z", "2019-07-23T14:16:02.007Z", "2019-07-23T14:16:02.010Z", "2019-07-23T14:16:02.014Z", "2019-07-23T14:16:02.019Z", "2019-07-23T14:16:02.022Z", "2019-07-23T14:16:02.026Z", "2019-07-23T14:16:02.030Z", "2019-07-23T14:16:02.034Z", "2019-07-23T14:16:02.039Z", "2019-07-23T14:16:02.043Z", "2019-07-23T14:16:02.047Z", "2019-07-23T14:16:02.050Z", "2019-07-23T14:16:02.054Z", "2019-07-23T14:16:02.058Z", "2019-07-23T14:16:02.063Z", "2019-07-23T14:16:02.087Z", "2019-07-23T14:16:02.095Z", "2019-07-23T14:16:02.098Z", "2019-07-23T14:16:02.104Z", "2019-07-23T14:16:02.108Z", "2019-07-23T14:16:02.110Z", "2019-07-23T14:16:02.120Z", "2019-07-23T14:16:02.123Z", "2019-07-23T14:16:02.128Z", "2019-07-23T14:16:02.131Z", "2019-07-23T14:16:02.138Z", "2019-07-23T14:16:02.150Z", "2019-07-23T14:16:02.169Z", "2019-07-23T14:16:02.175Z", "2019-07-23T14:16:02.178Z"]</text:p>
          </table:table-cell>
          <table:table-cell/>
          <table:table-cell office:value-type="string" calcext:value-type="string">
            <text:p>Dashboard.vue:212 2019-07-23T14:08:24.070Z</text:p>
          </table:table-cell>
          <table:table-cell office:value-type="string" calcext:value-type="string">
            <text:p>Dashboard.vue:212 2019-07-23T14:09:24.414Z</text:p>
          </table:table-cell>
          <table:table-cell office:value-type="string" calcext:value-type="string">
            <text:p>Dashboard.vue:212 2019-07-23T14:09:57.795Z</text:p>
          </table:table-cell>
          <table:table-cell office:value-type="string" calcext:value-type="string">
            <text:p>Dashboard.vue:212 2019-07-23T14:10:54.716Z</text:p>
          </table:table-cell>
          <table:table-cell office:value-type="string" calcext:value-type="string">
            <text:p>Dashboard.vue:220 (44) ["2019-07-23T14:11:26.480Z", "2019-07-23T14:11:26.484Z", "2019-07-23T14:11:26.488Z", "2019-07-23T14:11:26.492Z", "2019-07-23T14:11:26.496Z", "2019-07-23T14:11:26.500Z", "2019-07-23T14:11:26.504Z", "2019-07-23T14:11:26.508Z", "2019-07-23T14:11:26.512Z", "2019-07-23T14:11:26.516Z", "2019-07-23T14:11:26.520Z", "2019-07-23T14:11:26.524Z", "2019-07-23T14:11:26.528Z", "2019-07-23T14:11:26.532Z", "2019-07-23T14:11:26.536Z", "2019-07-23T14:11:26.539Z", "2019-07-23T14:11:26.544Z", "2019-07-23T14:11:26.548Z", "2019-07-23T14:11:26.552Z", "2019-07-23T14:11:26.556Z", "2019-07-23T14:11:26.560Z", "2019-07-23T14:11:26.564Z", "2019-07-23T14:11:26.568Z", "2019-07-23T14:11:26.572Z", "2019-07-23T14:11:26.576Z", "2019-07-23T14:11:26.580Z", "2019-07-23T14:11:26.584Z", "2019-07-23T14:11:26.588Z", "2019-07-23T14:11:26.592Z", "2019-07-23T14:11:26.596Z", "2019-07-23T14:11:26.600Z", "2019-07-23T14:11:26.604Z", "2019-07-23T14:11:26.608Z", "2019-07-23T14:11:26.612Z", "2019-07-23T14:11:26.616Z", "2019-07-23T14:11:26.620Z", "2019-07-23T14:11:26.624Z", "2019-07-23T14:11:26.628Z", "2019-07-23T14:11:26.632Z", "2019-07-23T14:11:26.636Z", "2019-07-23T14:11:26.640Z", "2019-07-23T14:11:26.644Z", "2019-07-23T14:11:26.648Z", "2019-07-23T14:11:26.652Z"]</text:p>
          </table:table-cell>
          <table:table-cell office:value-type="string" calcext:value-type="string">
            <text:p>Dashboard.vue:220 (44) ["2019-07-23T14:12:02.118Z", "2019-07-23T14:12:02.122Z", "2019-07-23T14:12:02.126Z", "2019-07-23T14:12:02.130Z", "2019-07-23T14:12:02.134Z", "2019-07-23T14:12:02.138Z", "2019-07-23T14:12:02.142Z", "2019-07-23T14:12:02.146Z", "2019-07-23T14:12:02.149Z", "2019-07-23T14:12:02.154Z", "2019-07-23T14:12:02.158Z", "2019-07-23T14:12:02.161Z", "2019-07-23T14:12:02.166Z", "2019-07-23T14:12:02.170Z", "2019-07-23T14:12:02.174Z", "2019-07-23T14:12:02.177Z", "2019-07-23T14:12:02.182Z", "2019-07-23T14:12:02.186Z", "2019-07-23T14:12:02.189Z", "2019-07-23T14:12:02.193Z", "2019-07-23T14:12:02.198Z", "2019-07-23T14:12:02.202Z", "2019-07-23T14:12:02.206Z", "2019-07-23T14:12:02.210Z", "2019-07-23T14:12:02.213Z", "2019-07-23T14:12:02.217Z", "2019-07-23T14:12:02.222Z", "2019-07-23T14:12:02.225Z", "2019-07-23T14:12:02.230Z", "2019-07-23T14:12:02.233Z", "2019-07-23T14:12:02.237Z", "2019-07-23T14:12:02.242Z", "2019-07-23T14:12:02.245Z", "2019-07-23T14:12:02.250Z", "2019-07-23T14:12:02.254Z", "2019-07-23T14:12:02.258Z", "2019-07-23T14:12:02.262Z", "2019-07-23T14:12:02.265Z", "2019-07-23T14:12:02.270Z", "2019-07-23T14:12:02.274Z", "2019-07-23T14:12:02.278Z", "2019-07-23T14:12:02.282Z", "2019-07-23T14:12:02.285Z", "2019-07-23T14:12:02.290Z"]</text:p>
          </table:table-cell>
        </table:table-row>
        <table:table-row table:style-name="ro1">
          <table:table-cell/>
          <table:table-cell office:value-type="string" calcext:value-type="string">
            <text:p>Dashboard.vue:212 181</text:p>
          </table:table-cell>
          <table:table-cell office:value-type="string" calcext:value-type="string">
            <text:p>Dashboard.vue:212 102</text:p>
          </table:table-cell>
          <table:table-cell office:value-type="string" calcext:value-type="string">
            <text:p>Dashboard.vue:212 292</text:p>
          </table:table-cell>
          <table:table-cell office:value-type="string" calcext:value-type="string">
            <text:p>Dashboard.vue:212 271</text:p>
          </table:table-cell>
          <table:table-cell office:value-type="string" calcext:value-type="string">
            <text:p>Dashboard.vue:212 507</text:p>
          </table:table-cell>
          <table:table-cell office:value-type="string" calcext:value-type="string">
            <text:p>Dashboard.vue:219 tumpukan yang belum diterima : 43</text:p>
          </table:table-cell>
          <table:table-cell/>
          <table:table-cell office:value-type="string" calcext:value-type="string">
            <text:p>Dashboard.vue:212 118</text:p>
          </table:table-cell>
          <table:table-cell office:value-type="string" calcext:value-type="string">
            <text:p>Dashboard.vue:212 67</text:p>
          </table:table-cell>
          <table:table-cell office:value-type="string" calcext:value-type="string">
            <text:p>Dashboard.vue:219 tumpukan yang belum diterima : 43</text:p>
          </table:table-cell>
          <table:table-cell office:value-type="string" calcext:value-type="string">
            <text:p>Dashboard.vue:212 575</text:p>
          </table:table-cell>
          <table:table-cell office:value-type="string" calcext:value-type="string">
            <text:p>Dashboard.vue:212 892</text:p>
          </table:table-cell>
          <table:table-cell office:value-type="string" calcext:value-type="string">
            <text:p>Dashboard.vue:212 299</text:p>
          </table:table-cell>
          <table:table-cell/>
          <table:table-cell office:value-type="string" calcext:value-type="string">
            <text:p>Dashboard.vue:212 145</text:p>
          </table:table-cell>
          <table:table-cell office:value-type="string" calcext:value-type="string">
            <text:p>Dashboard.vue:212 257</text:p>
          </table:table-cell>
          <table:table-cell office:value-type="string" calcext:value-type="string">
            <text:p>Dashboard.vue:212 333</text:p>
          </table:table-cell>
          <table:table-cell office:value-type="string" calcext:value-type="string">
            <text:p>Dashboard.vue:212 408</text:p>
          </table:table-cell>
          <table:table-cell office:value-type="string" calcext:value-type="string">
            <text:p>Dashboard.vue:212 490</text:p>
          </table:table-cell>
          <table:table-cell office:value-type="string" calcext:value-type="string">
            <text:p>Dashboard.vue:212 564</text:p>
          </table:table-cell>
          <table:table-cell/>
          <table:table-cell office:value-type="string" calcext:value-type="string">
            <text:p>Dashboard.vue:212 64</text:p>
          </table:table-cell>
          <table:table-cell office:value-type="string" calcext:value-type="string">
            <text:p>Dashboard.vue:212 178</text:p>
          </table:table-cell>
          <table:table-cell office:value-type="string" calcext:value-type="string">
            <text:p>Dashboard.vue:212 296</text:p>
          </table:table-cell>
          <table:table-cell office:value-type="string" calcext:value-type="string">
            <text:p>Dashboard.vue:212 262</text:p>
          </table:table-cell>
          <table:table-cell office:value-type="string" calcext:value-type="string">
            <text:p>Dashboard.vue:212 663</text:p>
          </table:table-cell>
          <table:table-cell office:value-type="string" calcext:value-type="string">
            <text:p>Dashboard.vue:212 324</text:p>
          </table:table-cell>
        </table:table-row>
        <table:table-row table:style-name="ro1">
          <table:table-cell/>
          <table:table-cell office:value-type="string" calcext:value-type="string">
            <text:p>Dashboard.vue:212 2019-07-23T14:18:29.243Z</text:p>
          </table:table-cell>
          <table:table-cell office:value-type="string" calcext:value-type="string">
            <text:p>Dashboard.vue:212 2019-07-23T14:20:08.258Z</text:p>
          </table:table-cell>
          <table:table-cell office:value-type="string" calcext:value-type="string">
            <text:p>Dashboard.vue:212 2019-07-23T14:20:37.937Z</text:p>
          </table:table-cell>
          <table:table-cell office:value-type="string" calcext:value-type="string">
            <text:p>Dashboard.vue:212 2019-07-23T14:21:14.175Z</text:p>
          </table:table-cell>
          <table:table-cell office:value-type="string" calcext:value-type="string">
            <text:p>Dashboard.vue:212 2019-07-23T14:21:50.162Z</text:p>
          </table:table-cell>
          <table:table-cell office:value-type="string" calcext:value-type="string">
            <text:p>Dashboard.vue:220 (43) ["2019-07-23T14:22:25.373Z", "2019-07-23T14:22:25.376Z", "2019-07-23T14:22:25.380Z", "2019-07-23T14:22:25.384Z", "2019-07-23T14:22:25.388Z", "2019-07-23T14:22:25.392Z", "2019-07-23T14:22:25.395Z", "2019-07-23T14:22:25.416Z", "2019-07-23T14:22:25.420Z", "2019-07-23T14:22:25.424Z", "2019-07-23T14:22:25.430Z", "2019-07-23T14:22:25.432Z", "2019-07-23T14:22:25.438Z", "2019-07-23T14:22:25.439Z", "2019-07-23T14:22:25.444Z", "2019-07-23T14:22:25.448Z", "2019-07-23T14:22:25.452Z", "2019-07-23T14:22:25.456Z", "2019-07-23T14:22:25.460Z", "2019-07-23T14:22:25.464Z", "2019-07-23T14:22:25.473Z", "2019-07-23T14:22:25.479Z", "2019-07-23T14:22:25.480Z", "2019-07-23T14:22:25.484Z", "2019-07-23T14:22:25.488Z", "2019-07-23T14:22:25.491Z", "2019-07-23T14:22:25.496Z", "2019-07-23T14:22:25.500Z", "2019-07-23T14:22:25.504Z", "2019-07-23T14:22:25.508Z", "2019-07-23T14:22:25.518Z", "2019-07-23T14:22:25.522Z", "2019-07-23T14:22:25.529Z", "2019-07-23T14:22:25.534Z", "2019-07-23T14:22:25.541Z", "2019-07-23T14:22:25.546Z", "2019-07-23T14:22:25.548Z", "2019-07-23T14:22:25.552Z", "2019-07-23T14:22:25.555Z", "2019-07-23T14:22:25.564Z", "2019-07-23T14:22:25.565Z", "2019-07-23T14:22:25.570Z", "2019-07-23T14:22:25.572Z"]</text:p>
          </table:table-cell>
          <table:table-cell/>
          <table:table-cell office:value-type="string" calcext:value-type="string">
            <text:p>Dashboard.vue:212 2019-07-23T14:29:29.210Z</text:p>
          </table:table-cell>
          <table:table-cell office:value-type="string" calcext:value-type="string">
            <text:p>Dashboard.vue:212 2019-07-23T14:30:08.679Z</text:p>
          </table:table-cell>
          <table:table-cell office:value-type="string" calcext:value-type="string">
            <text:p>Dashboard.vue:220 (43) ["2019-07-23T14:30:57.561Z", "2019-07-23T14:30:57.570Z", "2019-07-23T14:30:57.580Z", "2019-07-23T14:30:57.592Z", "2019-07-23T14:30:57.602Z", "2019-07-23T14:30:57.608Z", "2019-07-23T14:30:57.620Z", "2019-07-23T14:30:57.633Z", "2019-07-23T14:30:57.640Z", "2019-07-23T14:30:57.649Z", "2019-07-23T14:30:57.658Z", "2019-07-23T14:30:57.669Z", "2019-07-23T14:30:57.679Z", "2019-07-23T14:30:57.690Z", "2019-07-23T14:30:57.699Z", "2019-07-23T14:30:57.709Z", "2019-07-23T14:30:57.720Z", "2019-07-23T14:30:57.745Z", "2019-07-23T14:30:57.752Z", "2019-07-23T14:30:57.759Z", "2019-07-23T14:30:57.773Z", "2019-07-23T14:30:57.780Z", "2019-07-23T14:30:57.788Z", "2019-07-23T14:30:57.809Z", "2019-07-23T14:30:57.819Z", "2019-07-23T14:30:57.829Z", "2019-07-23T14:30:57.839Z", "2019-07-23T14:30:57.849Z", "2019-07-23T14:30:57.861Z", "2019-07-23T14:30:57.884Z", "2019-07-23T14:30:57.914Z", "2019-07-23T14:30:57.954Z", "2019-07-23T14:30:57.962Z", "2019-07-23T14:30:57.969Z", "2019-07-23T14:30:57.978Z", "2019-07-23T14:30:57.989Z", "2019-07-23T14:30:57.998Z", "2019-07-23T14:30:58.009Z", "2019-07-23T14:30:58.018Z", "2019-07-23T14:30:58.029Z", "2019-07-23T14:30:58.039Z", "2019-07-23T14:30:58.048Z", "2019-07-23T14:30:58.059Z"]</text:p>
          </table:table-cell>
          <table:table-cell office:value-type="string" calcext:value-type="string">
            <text:p>Dashboard.vue:212 2019-07-23T14:31:39.807Z</text:p>
          </table:table-cell>
          <table:table-cell office:value-type="string" calcext:value-type="string">
            <text:p>Dashboard.vue:212 2019-07-23T14:32:17.379Z</text:p>
          </table:table-cell>
          <table:table-cell office:value-type="string" calcext:value-type="string">
            <text:p>Dashboard.vue:212 2019-07-23T14:32:59.112Z</text:p>
          </table:table-cell>
          <table:table-cell/>
          <table:table-cell office:value-type="string" calcext:value-type="string">
            <text:p>Dashboard.vue:212 2019-07-23T14:12:49.362Z</text:p>
          </table:table-cell>
          <table:table-cell office:value-type="string" calcext:value-type="string">
            <text:p>Dashboard.vue:212 2019-07-23T14:13:24.422Z</text:p>
          </table:table-cell>
          <table:table-cell office:value-type="string" calcext:value-type="string">
            <text:p>Dashboard.vue:212 2019-07-23T14:13:52.424Z</text:p>
          </table:table-cell>
          <table:table-cell office:value-type="string" calcext:value-type="string">
            <text:p>Dashboard.vue:212 2019-07-23T14:14:24.003Z</text:p>
          </table:table-cell>
          <table:table-cell office:value-type="string" calcext:value-type="string">
            <text:p>Dashboard.vue:212 2019-07-23T14:15:16.764Z</text:p>
          </table:table-cell>
          <table:table-cell office:value-type="string" calcext:value-type="string">
            <text:p>Dashboard.vue:212 2019-07-23T14:16:01.946Z</text:p>
          </table:table-cell>
          <table:table-cell/>
          <table:table-cell office:value-type="string" calcext:value-type="string">
            <text:p>Dashboard.vue:212 2019-07-23T14:08:24.170Z</text:p>
          </table:table-cell>
          <table:table-cell office:value-type="string" calcext:value-type="string">
            <text:p>Dashboard.vue:212 2019-07-23T14:09:24.464Z</text:p>
          </table:table-cell>
          <table:table-cell office:value-type="string" calcext:value-type="string">
            <text:p>Dashboard.vue:212 2019-07-23T14:09:57.805Z</text:p>
          </table:table-cell>
          <table:table-cell office:value-type="string" calcext:value-type="string">
            <text:p>Dashboard.vue:212 2019-07-23T14:10:54.721Z</text:p>
          </table:table-cell>
          <table:table-cell office:value-type="string" calcext:value-type="string">
            <text:p>Dashboard.vue:212 2019-07-23T14:11:26.480Z</text:p>
          </table:table-cell>
          <table:table-cell office:value-type="string" calcext:value-type="string">
            <text:p>Dashboard.vue:212 2019-07-23T14:12:02.118Z</text:p>
          </table:table-cell>
        </table:table-row>
        <table:table-row table:style-name="ro1">
          <table:table-cell/>
          <table:table-cell office:value-type="string" calcext:value-type="string">
            <text:p>Dashboard.vue:212 112</text:p>
          </table:table-cell>
          <table:table-cell office:value-type="string" calcext:value-type="string">
            <text:p>Dashboard.vue:212 92</text:p>
          </table:table-cell>
          <table:table-cell office:value-type="string" calcext:value-type="string">
            <text:p>Dashboard.vue:212 290</text:p>
          </table:table-cell>
          <table:table-cell office:value-type="string" calcext:value-type="string">
            <text:p>Dashboard.vue:219 tumpukan yang belum diterima : 42</text:p>
          </table:table-cell>
          <table:table-cell office:value-type="string" calcext:value-type="string">
            <text:p>Dashboard.vue:219 tumpukan yang belum diterima : 43</text:p>
          </table:table-cell>
          <table:table-cell office:value-type="string" calcext:value-type="string">
            <text:p>Dashboard.vue:212 438</text:p>
          </table:table-cell>
          <table:table-cell/>
          <table:table-cell office:value-type="string" calcext:value-type="string">
            <text:p>Dashboard.vue:212 173</text:p>
          </table:table-cell>
          <table:table-cell office:value-type="string" calcext:value-type="string">
            <text:p>Dashboard.vue:212 49</text:p>
          </table:table-cell>
          <table:table-cell office:value-type="string" calcext:value-type="string">
            <text:p>Dashboard.vue:212 672</text:p>
          </table:table-cell>
          <table:table-cell office:value-type="string" calcext:value-type="string">
            <text:p>Dashboard.vue:219 tumpukan yang belum diterima : 42</text:p>
          </table:table-cell>
          <table:table-cell office:value-type="string" calcext:value-type="string">
            <text:p>Dashboard.vue:219 tumpukan yang belum diterima : 43</text:p>
          </table:table-cell>
          <table:table-cell office:value-type="string" calcext:value-type="string">
            <text:p>Dashboard.vue:219 tumpukan yang belum diterima : 42</text:p>
          </table:table-cell>
          <table:table-cell/>
          <table:table-cell office:value-type="string" calcext:value-type="string">
            <text:p>Dashboard.vue:212 211</text:p>
          </table:table-cell>
          <table:table-cell office:value-type="string" calcext:value-type="string">
            <text:p>Dashboard.vue:212 224</text:p>
          </table:table-cell>
          <table:table-cell office:value-type="string" calcext:value-type="string">
            <text:p>Dashboard.vue:212 329</text:p>
          </table:table-cell>
          <table:table-cell table:number-columns-repeated="3" office:value-type="string" calcext:value-type="string">
            <text:p>Dashboard.vue:219 tumpukan yang belum diterima : 43</text:p>
          </table:table-cell>
          <table:table-cell/>
          <table:table-cell office:value-type="string" calcext:value-type="string">
            <text:p>Dashboard.vue:212 175</text:p>
          </table:table-cell>
          <table:table-cell office:value-type="string" calcext:value-type="string">
            <text:p>Dashboard.vue:212 142</text:p>
          </table:table-cell>
          <table:table-cell office:value-type="string" calcext:value-type="string">
            <text:p>Dashboard.vue:212 295</text:p>
          </table:table-cell>
          <table:table-cell office:value-type="string" calcext:value-type="string">
            <text:p>Dashboard.vue:219 tumpukan yang belum diterima : 37</text:p>
          </table:table-cell>
          <table:table-cell table:number-columns-repeated="2" office:value-type="string" calcext:value-type="string">
            <text:p>Dashboard.vue:219 tumpukan yang belum diterima : 43</text:p>
          </table:table-cell>
        </table:table-row>
        <table:table-row table:style-name="ro1">
          <table:table-cell/>
          <table:table-cell office:value-type="string" calcext:value-type="string">
            <text:p>Dashboard.vue:212 2019-07-23T14:18:29.344Z</text:p>
          </table:table-cell>
          <table:table-cell office:value-type="string" calcext:value-type="string">
            <text:p>Dashboard.vue:212 2019-07-23T14:20:08.308Z</text:p>
          </table:table-cell>
          <table:table-cell office:value-type="string" calcext:value-type="string">
            <text:p>Dashboard.vue:212 2019-07-23T14:20:37.950Z</text:p>
          </table:table-cell>
          <table:table-cell office:value-type="string" calcext:value-type="string">
            <text:p>Dashboard.vue:220 (42) ["2019-07-23T14:21:14.115Z", "2019-07-23T14:21:14.120Z", "2019-07-23T14:21:14.125Z", "2019-07-23T14:21:14.130Z", "2019-07-23T14:21:14.135Z", "2019-07-23T14:21:14.140Z", "2019-07-23T14:21:14.145Z", "2019-07-23T14:21:14.150Z", "2019-07-23T14:21:14.184Z", "2019-07-23T14:21:14.191Z", "2019-07-23T14:21:14.197Z", "2019-07-23T14:21:14.200Z", "2019-07-23T14:21:14.209Z", "2019-07-23T14:21:14.210Z", "2019-07-23T14:21:14.216Z", "2019-07-23T14:21:14.228Z", "2019-07-23T14:21:14.233Z", "2019-07-23T14:21:14.235Z", "2019-07-23T14:21:14.240Z", "2019-07-23T14:21:14.251Z", "2019-07-23T14:21:14.259Z", "2019-07-23T14:21:14.261Z", "2019-07-23T14:21:14.265Z", "2019-07-23T14:21:14.270Z", "2019-07-23T14:21:14.274Z", "2019-07-23T14:21:14.280Z", "2019-07-23T14:21:14.288Z", "2019-07-23T14:21:14.290Z", "2019-07-23T14:21:14.295Z", "2019-07-23T14:21:14.300Z", "2019-07-23T14:21:14.305Z", "2019-07-23T14:21:14.325Z", "2019-07-23T14:21:14.326Z", "2019-07-23T14:21:14.331Z", "2019-07-23T14:21:14.337Z", "2019-07-23T14:21:14.341Z", "2019-07-23T14:21:14.346Z", "2019-07-23T14:21:14.350Z", "2019-07-23T14:21:14.355Z", "2019-07-23T14:21:14.361Z", "2019-07-23T14:21:14.365Z", "2019-07-23T14:21:14.370Z"]</text:p>
          </table:table-cell>
          <table:table-cell office:value-type="string" calcext:value-type="string">
            <text:p>Dashboard.vue:220 (43) ["2019-07-23T14:21:50.168Z", "2019-07-23T14:21:50.171Z", "2019-07-23T14:21:50.175Z", "2019-07-23T14:21:50.179Z", "2019-07-23T14:21:50.183Z", "2019-07-23T14:21:50.187Z", "2019-07-23T14:21:50.191Z", "2019-07-23T14:21:50.195Z", "2019-07-23T14:21:50.234Z", "2019-07-23T14:21:50.242Z", "2019-07-23T14:21:50.243Z", "2019-07-23T14:21:50.250Z", "2019-07-23T14:21:50.253Z", "2019-07-23T14:21:50.255Z", "2019-07-23T14:21:50.258Z", "2019-07-23T14:21:50.263Z", "2019-07-23T14:21:50.267Z", "2019-07-23T14:21:50.271Z", "2019-07-23T14:21:50.275Z", "2019-07-23T14:21:50.280Z", "2019-07-23T14:21:50.283Z", "2019-07-23T14:21:50.290Z", "2019-07-23T14:21:50.295Z", "2019-07-23T14:21:50.299Z", "2019-07-23T14:21:50.304Z", "2019-07-23T14:21:50.307Z", "2019-07-23T14:21:50.311Z", "2019-07-23T14:21:50.317Z", "2019-07-23T14:21:50.318Z", "2019-07-23T14:21:50.323Z", "2019-07-23T14:21:50.328Z", "2019-07-23T14:21:50.332Z", "2019-07-23T14:21:50.337Z", "2019-07-23T14:21:50.339Z", "2019-07-23T14:21:50.344Z", "2019-07-23T14:21:50.347Z", "2019-07-23T14:21:50.355Z", "2019-07-23T14:21:50.365Z", "2019-07-23T14:21:50.370Z", "2019-07-23T14:21:50.377Z", "2019-07-23T14:21:50.381Z", "2019-07-23T14:21:50.388Z", "2019-07-23T14:21:50.390Z"]</text:p>
          </table:table-cell>
          <table:table-cell office:value-type="string" calcext:value-type="string">
            <text:p>Dashboard.vue:212 2019-07-23T14:22:25.416Z</text:p>
          </table:table-cell>
          <table:table-cell/>
          <table:table-cell office:value-type="string" calcext:value-type="string">
            <text:p>Dashboard.vue:212 2019-07-23T14:29:29.337Z</text:p>
          </table:table-cell>
          <table:table-cell office:value-type="string" calcext:value-type="string">
            <text:p>Dashboard.vue:212 2019-07-23T14:30:08.730Z</text:p>
          </table:table-cell>
          <table:table-cell office:value-type="string" calcext:value-type="string">
            <text:p>Dashboard.vue:212 2019-07-23T14:30:57.561Z</text:p>
          </table:table-cell>
          <table:table-cell office:value-type="string" calcext:value-type="string">
            <text:p>Dashboard.vue:220 (42) ["2019-07-23T14:31:39.810Z", "2019-07-23T14:31:39.818Z", "2019-07-23T14:31:39.819Z", "2019-07-23T14:31:39.831Z", "2019-07-23T14:31:39.836Z", "2019-07-23T14:31:39.840Z", "2019-07-23T14:31:39.850Z", "2019-07-23T14:31:39.854Z", "2019-07-23T14:31:39.874Z", "2019-07-23T14:31:39.878Z", "2019-07-23T14:31:39.880Z", "2019-07-23T14:31:39.886Z", "2019-07-23T14:31:39.890Z", "2019-07-23T14:31:39.904Z", "2019-07-23T14:31:39.922Z", "2019-07-23T14:31:39.927Z", "2019-07-23T14:31:39.931Z", "2019-07-23T14:31:39.939Z", "2019-07-23T14:31:39.945Z", "2019-07-23T14:31:39.950Z", "2019-07-23T14:31:39.957Z", "2019-07-23T14:31:39.960Z", "2019-07-23T14:31:39.965Z", "2019-07-23T14:31:39.973Z", "2019-07-23T14:31:39.989Z", "2019-07-23T14:31:39.996Z", "2019-07-23T14:31:40.000Z", "2019-07-23T14:31:40.005Z", "2019-07-23T14:31:40.010Z", "2019-07-23T14:31:40.015Z", "2019-07-23T14:31:40.041Z", "2019-07-23T14:31:40.045Z", "2019-07-23T14:31:40.051Z", "2019-07-23T14:31:40.058Z", "2019-07-23T14:31:40.064Z", "2019-07-23T14:31:40.084Z", "2019-07-23T14:31:40.121Z", "2019-07-23T14:31:40.156Z", "2019-07-23T14:31:40.165Z", "2019-07-23T14:31:40.171Z", "2019-07-23T14:31:40.175Z", "2019-07-23T14:31:40.180Z"]</text:p>
          </table:table-cell>
          <table:table-cell office:value-type="string" calcext:value-type="string">
            <text:p>Dashboard.vue:220 (43) ["2019-07-23T14:32:17.383Z", "2019-07-23T14:32:17.387Z", "2019-07-23T14:32:17.393Z", "2019-07-23T14:32:17.395Z", "2019-07-23T14:32:17.399Z", "2019-07-23T14:32:17.403Z", "2019-07-23T14:32:17.407Z", "2019-07-23T14:32:17.412Z", "2019-07-23T14:32:17.417Z", "2019-07-23T14:32:17.424Z", "2019-07-23T14:32:17.428Z", "2019-07-23T14:32:17.431Z", "2019-07-23T14:32:17.435Z", "2019-07-23T14:32:17.448Z", "2019-07-23T14:32:17.456Z", "2019-07-23T14:32:17.471Z", "2019-07-23T14:32:17.476Z", "2019-07-23T14:32:17.495Z", "2019-07-23T14:32:17.500Z", "2019-07-23T14:32:17.505Z", "2019-07-23T14:32:17.514Z", "2019-07-23T14:32:17.517Z", "2019-07-23T14:32:17.519Z", "2019-07-23T14:32:17.524Z", "2019-07-23T14:32:17.527Z", "2019-07-23T14:32:17.531Z", "2019-07-23T14:32:17.535Z", "2019-07-23T14:32:17.539Z", "2019-07-23T14:32:17.544Z", "2019-07-23T14:32:17.558Z", "2019-07-23T14:32:17.570Z", "2019-07-23T14:32:17.580Z", "2019-07-23T14:32:17.585Z", "2019-07-23T14:32:17.587Z", "2019-07-23T14:32:17.594Z", "2019-07-23T14:32:17.598Z", "2019-07-23T14:32:17.602Z", "2019-07-23T14:32:17.604Z", "2019-07-23T14:32:17.616Z", "2019-07-23T14:32:17.620Z", "2019-07-23T14:32:17.626Z", "2019-07-23T14:32:17.629Z", "2019-07-23T14:32:17.631Z"]</text:p>
          </table:table-cell>
          <table:table-cell office:value-type="string" calcext:value-type="string">
            <text:p>Dashboard.vue:220 (42) ["2019-07-23T14:32:59.116Z", "2019-07-23T14:32:59.119Z", "2019-07-23T14:32:59.123Z", "2019-07-23T14:32:59.127Z", "2019-07-23T14:32:59.131Z", "2019-07-23T14:32:59.135Z", "2019-07-23T14:32:59.139Z", "2019-07-23T14:32:59.143Z", "2019-07-23T14:32:59.147Z", "2019-07-23T14:32:59.151Z", "2019-07-23T14:32:59.156Z", "2019-07-23T14:32:59.159Z", "2019-07-23T14:32:59.164Z", "2019-07-23T14:32:59.167Z", "2019-07-23T14:32:59.171Z", "2019-07-23T14:32:59.175Z", "2019-07-23T14:32:59.179Z", "2019-07-23T14:32:59.183Z", "2019-07-23T14:32:59.187Z", "2019-07-23T14:32:59.191Z", "2019-07-23T14:32:59.202Z", "2019-07-23T14:32:59.207Z", "2019-07-23T14:32:59.211Z", "2019-07-23T14:32:59.216Z", "2019-07-23T14:32:59.221Z", "2019-07-23T14:32:59.224Z", "2019-07-23T14:32:59.229Z", "2019-07-23T14:32:59.231Z", "2019-07-23T14:32:59.239Z", "2019-07-23T14:32:59.243Z", "2019-07-23T14:32:59.250Z", "2019-07-23T14:32:59.252Z", "2019-07-23T14:32:59.257Z", "2019-07-23T14:32:59.264Z", "2019-07-23T14:32:59.315Z", "2019-07-23T14:32:59.319Z", "2019-07-23T14:32:59.323Z", "2019-07-23T14:32:59.329Z", "2019-07-23T14:32:59.333Z", "2019-07-23T14:32:59.335Z", "2019-07-23T14:32:59.348Z", "2019-07-23T14:32:59.352Z"]</text:p>
          </table:table-cell>
          <table:table-cell/>
          <table:table-cell office:value-type="string" calcext:value-type="string">
            <text:p>Dashboard.vue:212 2019-07-23T14:12:49.462Z</text:p>
          </table:table-cell>
          <table:table-cell office:value-type="string" calcext:value-type="string">
            <text:p>Dashboard.vue:212 2019-07-23T14:13:24.472Z</text:p>
          </table:table-cell>
          <table:table-cell office:value-type="string" calcext:value-type="string">
            <text:p>Dashboard.vue:212 2019-07-23T14:13:52.434Z</text:p>
          </table:table-cell>
          <table:table-cell office:value-type="string" calcext:value-type="string">
            <text:p>Dashboard.vue:220 (43) ["2019-07-23T14:14:23.826Z", "2019-07-23T14:14:23.830Z", "2019-07-23T14:14:23.836Z", "2019-07-23T14:14:23.841Z", "2019-07-23T14:14:23.846Z", "2019-07-23T14:14:23.851Z", "2019-07-23T14:14:23.855Z", "2019-07-23T14:14:23.865Z", "2019-07-23T14:14:23.875Z", "2019-07-23T14:14:23.880Z", "2019-07-23T14:14:23.886Z", "2019-07-23T14:14:23.891Z", "2019-07-23T14:14:23.895Z", "2019-07-23T14:14:23.900Z", "2019-07-23T14:14:23.906Z", "2019-07-23T14:14:23.911Z", "2019-07-23T14:14:23.916Z", "2019-07-23T14:14:23.920Z", "2019-07-23T14:14:23.925Z", "2019-07-23T14:14:23.931Z", "2019-07-23T14:14:23.936Z", "2019-07-23T14:14:23.941Z", "2019-07-23T14:14:23.945Z", "2019-07-23T14:14:23.950Z", "2019-07-23T14:14:23.955Z", "2019-07-23T14:14:23.961Z", "2019-07-23T14:14:23.966Z", "2019-07-23T14:14:23.971Z", "2019-07-23T14:14:23.976Z", "2019-07-23T14:14:24.006Z", "2019-07-23T14:14:24.010Z", "2019-07-23T14:14:24.015Z", "2019-07-23T14:14:24.021Z", "2019-07-23T14:14:24.026Z", "2019-07-23T14:14:24.031Z", "2019-07-23T14:14:24.038Z", "2019-07-23T14:14:24.047Z", "2019-07-23T14:14:24.057Z", "2019-07-23T14:14:24.063Z", "2019-07-23T14:14:24.066Z", "2019-07-23T14:14:24.085Z", "2019-07-23T14:14:24.090Z", "2019-07-23T14:14:24.095Z"]</text:p>
          </table:table-cell>
          <table:table-cell office:value-type="string" calcext:value-type="string">
            <text:p>Dashboard.vue:220 (43) ["2019-07-23T14:15:16.611Z", "2019-07-23T14:15:16.614Z", "2019-07-23T14:15:16.622Z", "2019-07-23T14:15:16.625Z", "2019-07-23T14:15:16.633Z", "2019-07-23T14:15:16.635Z", "2019-07-23T14:15:16.638Z", "2019-07-23T14:15:16.649Z", "2019-07-23T14:15:16.656Z", "2019-07-23T14:15:16.658Z", "2019-07-23T14:15:16.661Z", "2019-07-23T14:15:16.664Z", "2019-07-23T14:15:16.669Z", "2019-07-23T14:15:16.673Z", "2019-07-23T14:15:16.677Z", "2019-07-23T14:15:16.681Z", "2019-07-23T14:15:16.685Z", "2019-07-23T14:15:16.689Z", "2019-07-23T14:15:16.693Z", "2019-07-23T14:15:16.697Z", "2019-07-23T14:15:16.702Z", "2019-07-23T14:15:16.704Z", "2019-07-23T14:15:16.709Z", "2019-07-23T14:15:16.713Z", "2019-07-23T14:15:16.718Z", "2019-07-23T14:15:16.721Z", "2019-07-23T14:15:16.725Z", "2019-07-23T14:15:16.729Z", "2019-07-23T14:15:16.733Z", "2019-07-23T14:15:16.765Z", "2019-07-23T14:15:16.769Z", "2019-07-23T14:15:16.773Z", "2019-07-23T14:15:16.778Z", "2019-07-23T14:15:16.781Z", "2019-07-23T14:15:16.785Z", "2019-07-23T14:15:16.789Z", "2019-07-23T14:15:16.793Z", "2019-07-23T14:15:16.798Z", "2019-07-23T14:15:16.802Z", "2019-07-23T14:15:16.806Z", "2019-07-23T14:15:16.811Z", "2019-07-23T14:15:16.819Z", "2019-07-23T14:15:16.824Z"]</text:p>
          </table:table-cell>
          <table:table-cell office:value-type="string" calcext:value-type="string">
            <text:p>Dashboard.vue:220 (43) ["2019-07-23T14:16:01.944Z", "2019-07-23T14:16:01.951Z", "2019-07-23T14:16:01.954Z", "2019-07-23T14:16:01.959Z", "2019-07-23T14:16:01.962Z", "2019-07-23T14:16:01.966Z", "2019-07-23T14:16:01.970Z", "2019-07-23T14:16:01.983Z", "2019-07-23T14:16:01.986Z", "2019-07-23T14:16:01.990Z", "2019-07-23T14:16:01.994Z", "2019-07-23T14:16:01.998Z", "2019-07-23T14:16:02.002Z", "2019-07-23T14:16:02.007Z", "2019-07-23T14:16:02.010Z", "2019-07-23T14:16:02.014Z", "2019-07-23T14:16:02.019Z", "2019-07-23T14:16:02.022Z", "2019-07-23T14:16:02.026Z", "2019-07-23T14:16:02.030Z", "2019-07-23T14:16:02.034Z", "2019-07-23T14:16:02.039Z", "2019-07-23T14:16:02.043Z", "2019-07-23T14:16:02.047Z", "2019-07-23T14:16:02.050Z", "2019-07-23T14:16:02.054Z", "2019-07-23T14:16:02.058Z", "2019-07-23T14:16:02.063Z", "2019-07-23T14:16:02.087Z", "2019-07-23T14:16:02.095Z", "2019-07-23T14:16:02.098Z", "2019-07-23T14:16:02.104Z", "2019-07-23T14:16:02.108Z", "2019-07-23T14:16:02.110Z", "2019-07-23T14:16:02.120Z", "2019-07-23T14:16:02.123Z", "2019-07-23T14:16:02.128Z", "2019-07-23T14:16:02.131Z", "2019-07-23T14:16:02.138Z", "2019-07-23T14:16:02.150Z", "2019-07-23T14:16:02.169Z", "2019-07-23T14:16:02.175Z", "2019-07-23T14:16:02.178Z"]</text:p>
          </table:table-cell>
          <table:table-cell/>
          <table:table-cell office:value-type="string" calcext:value-type="string">
            <text:p>Dashboard.vue:212 2019-07-23T14:08:24.269Z</text:p>
          </table:table-cell>
          <table:table-cell office:value-type="string" calcext:value-type="string">
            <text:p>Dashboard.vue:212 2019-07-23T14:09:24.514Z</text:p>
          </table:table-cell>
          <table:table-cell office:value-type="string" calcext:value-type="string">
            <text:p>Dashboard.vue:212 2019-07-23T14:09:57.814Z</text:p>
          </table:table-cell>
          <table:table-cell office:value-type="string" calcext:value-type="string">
            <text:p>Dashboard.vue:220 (37) ["2019-07-23T14:10:54.726Z", "2019-07-23T14:10:54.731Z", "2019-07-23T14:10:54.737Z", "2019-07-23T14:10:54.741Z", "2019-07-23T14:10:54.746Z", "2019-07-23T14:10:54.751Z", "2019-07-23T14:10:54.756Z", "2019-07-23T14:10:54.761Z", "2019-07-23T14:10:54.767Z", "2019-07-23T14:10:54.771Z", "2019-07-23T14:10:54.776Z", "2019-07-23T14:10:54.787Z", "2019-07-23T14:10:54.791Z", "2019-07-23T14:10:54.798Z", "2019-07-23T14:10:54.800Z", "2019-07-23T14:10:54.806Z", "2019-07-23T14:10:54.811Z", "2019-07-23T14:10:54.816Z", "2019-07-23T14:10:54.821Z", "2019-07-23T14:10:54.826Z", "2019-07-23T14:10:54.831Z", "2019-07-23T14:10:54.836Z", "2019-07-23T14:10:54.840Z", "2019-07-23T14:10:54.846Z", "2019-07-23T14:10:54.851Z", "2019-07-23T14:10:54.860Z", "2019-07-23T14:10:54.865Z", "2019-07-23T14:10:54.865Z", "2019-07-23T14:10:54.871Z", "2019-07-23T14:10:54.875Z", "2019-07-23T14:10:54.881Z", "2019-07-23T14:10:54.886Z", "2019-07-23T14:10:54.899Z", "2019-07-23T14:10:54.901Z", "2019-07-23T14:10:54.944Z", "2019-07-23T14:10:54.945Z", "2019-07-23T14:10:54.951Z"]</text:p>
          </table:table-cell>
          <table:table-cell office:value-type="string" calcext:value-type="string">
            <text:p>Dashboard.vue:220 (43) ["2019-07-23T14:11:26.484Z", "2019-07-23T14:11:26.488Z", "2019-07-23T14:11:26.492Z", "2019-07-23T14:11:26.496Z", "2019-07-23T14:11:26.500Z", "2019-07-23T14:11:26.504Z", "2019-07-23T14:11:26.508Z", "2019-07-23T14:11:26.512Z", "2019-07-23T14:11:26.516Z", "2019-07-23T14:11:26.520Z", "2019-07-23T14:11:26.524Z", "2019-07-23T14:11:26.528Z", "2019-07-23T14:11:26.532Z", "2019-07-23T14:11:26.536Z", "2019-07-23T14:11:26.539Z", "2019-07-23T14:11:26.544Z", "2019-07-23T14:11:26.548Z", "2019-07-23T14:11:26.552Z", "2019-07-23T14:11:26.556Z", "2019-07-23T14:11:26.560Z", "2019-07-23T14:11:26.564Z", "2019-07-23T14:11:26.568Z", "2019-07-23T14:11:26.572Z", "2019-07-23T14:11:26.576Z", "2019-07-23T14:11:26.580Z", "2019-07-23T14:11:26.584Z", "2019-07-23T14:11:26.588Z", "2019-07-23T14:11:26.592Z", "2019-07-23T14:11:26.596Z", "2019-07-23T14:11:26.600Z", "2019-07-23T14:11:26.604Z", "2019-07-23T14:11:26.608Z", "2019-07-23T14:11:26.612Z", "2019-07-23T14:11:26.616Z", "2019-07-23T14:11:26.620Z", "2019-07-23T14:11:26.624Z", "2019-07-23T14:11:26.628Z", "2019-07-23T14:11:26.632Z", "2019-07-23T14:11:26.636Z", "2019-07-23T14:11:26.640Z", "2019-07-23T14:11:26.644Z", "2019-07-23T14:11:26.648Z", "2019-07-23T14:11:26.652Z"]</text:p>
          </table:table-cell>
          <table:table-cell office:value-type="string" calcext:value-type="string">
            <text:p>Dashboard.vue:220 (43) ["2019-07-23T14:12:02.122Z", "2019-07-23T14:12:02.126Z", "2019-07-23T14:12:02.130Z", "2019-07-23T14:12:02.134Z", "2019-07-23T14:12:02.138Z", "2019-07-23T14:12:02.142Z", "2019-07-23T14:12:02.146Z", "2019-07-23T14:12:02.149Z", "2019-07-23T14:12:02.154Z", "2019-07-23T14:12:02.158Z", "2019-07-23T14:12:02.161Z", "2019-07-23T14:12:02.166Z", "2019-07-23T14:12:02.170Z", "2019-07-23T14:12:02.174Z", "2019-07-23T14:12:02.177Z", "2019-07-23T14:12:02.182Z", "2019-07-23T14:12:02.186Z", "2019-07-23T14:12:02.189Z", "2019-07-23T14:12:02.193Z", "2019-07-23T14:12:02.198Z", "2019-07-23T14:12:02.202Z", "2019-07-23T14:12:02.206Z", "2019-07-23T14:12:02.210Z", "2019-07-23T14:12:02.213Z", "2019-07-23T14:12:02.217Z", "2019-07-23T14:12:02.222Z", "2019-07-23T14:12:02.225Z", "2019-07-23T14:12:02.230Z", "2019-07-23T14:12:02.233Z", "2019-07-23T14:12:02.237Z", "2019-07-23T14:12:02.242Z", "2019-07-23T14:12:02.245Z", "2019-07-23T14:12:02.250Z", "2019-07-23T14:12:02.254Z", "2019-07-23T14:12:02.258Z", "2019-07-23T14:12:02.262Z", "2019-07-23T14:12:02.265Z", "2019-07-23T14:12:02.270Z", "2019-07-23T14:12:02.274Z", "2019-07-23T14:12:02.278Z", "2019-07-23T14:12:02.282Z", "2019-07-23T14:12:02.285Z", "2019-07-23T14:12:02.290Z"]</text:p>
          </table:table-cell>
        </table:table-row>
        <table:table-row table:style-name="ro1">
          <table:table-cell/>
          <table:table-cell office:value-type="string" calcext:value-type="string">
            <text:p>Dashboard.vue:212 183</text:p>
          </table:table-cell>
          <table:table-cell office:value-type="string" calcext:value-type="string">
            <text:p>Dashboard.vue:212 78</text:p>
          </table:table-cell>
          <table:table-cell office:value-type="string" calcext:value-type="string">
            <text:p>Dashboard.vue:212 292</text:p>
          </table:table-cell>
          <table:table-cell office:value-type="string" calcext:value-type="string">
            <text:p>Dashboard.vue:212 351</text:p>
          </table:table-cell>
          <table:table-cell office:value-type="string" calcext:value-type="string">
            <text:p>Dashboard.vue:212 533</text:p>
          </table:table-cell>
          <table:table-cell office:value-type="string" calcext:value-type="string">
            <text:p>Dashboard.vue:219 tumpukan yang belum diterima : 42</text:p>
          </table:table-cell>
          <table:table-cell/>
          <table:table-cell office:value-type="string" calcext:value-type="string">
            <text:p>Dashboard.vue:212 112</text:p>
          </table:table-cell>
          <table:table-cell office:value-type="string" calcext:value-type="string">
            <text:p>Dashboard.vue:212 43</text:p>
          </table:table-cell>
          <table:table-cell office:value-type="string" calcext:value-type="string">
            <text:p>Dashboard.vue:219 tumpukan yang belum diterima : 42</text:p>
          </table:table-cell>
          <table:table-cell office:value-type="string" calcext:value-type="string">
            <text:p>Dashboard.vue:212 584</text:p>
          </table:table-cell>
          <table:table-cell office:value-type="string" calcext:value-type="string">
            <text:p>Dashboard.vue:212 893</text:p>
          </table:table-cell>
          <table:table-cell office:value-type="string" calcext:value-type="string">
            <text:p>Dashboard.vue:212 306</text:p>
          </table:table-cell>
          <table:table-cell/>
          <table:table-cell office:value-type="string" calcext:value-type="string">
            <text:p>Dashboard.vue:212 125</text:p>
          </table:table-cell>
          <table:table-cell office:value-type="string" calcext:value-type="string">
            <text:p>Dashboard.vue:212 219</text:p>
          </table:table-cell>
          <table:table-cell office:value-type="string" calcext:value-type="string">
            <text:p>Dashboard.vue:212 323</text:p>
          </table:table-cell>
          <table:table-cell office:value-type="string" calcext:value-type="string">
            <text:p>Dashboard.vue:212 416</text:p>
          </table:table-cell>
          <table:table-cell office:value-type="string" calcext:value-type="string">
            <text:p>Dashboard.vue:212 498</text:p>
          </table:table-cell>
          <table:table-cell office:value-type="string" calcext:value-type="string">
            <text:p>Dashboard.vue:212 443</text:p>
          </table:table-cell>
          <table:table-cell/>
          <table:table-cell office:value-type="string" calcext:value-type="string">
            <text:p>Dashboard.vue:212 104</text:p>
          </table:table-cell>
          <table:table-cell office:value-type="string" calcext:value-type="string">
            <text:p>Dashboard.vue:212 123</text:p>
          </table:table-cell>
          <table:table-cell office:value-type="string" calcext:value-type="string">
            <text:p>Dashboard.vue:212 290</text:p>
          </table:table-cell>
          <table:table-cell office:value-type="string" calcext:value-type="string">
            <text:p>Dashboard.vue:212 267</text:p>
          </table:table-cell>
          <table:table-cell office:value-type="string" calcext:value-type="string">
            <text:p>Dashboard.vue:212 665</text:p>
          </table:table-cell>
          <table:table-cell office:value-type="string" calcext:value-type="string">
            <text:p>Dashboard.vue:212 363</text:p>
          </table:table-cell>
        </table:table-row>
        <table:table-row table:style-name="ro1">
          <table:table-cell/>
          <table:table-cell office:value-type="string" calcext:value-type="string">
            <text:p>Dashboard.vue:212 2019-07-23T14:18:29.444Z</text:p>
          </table:table-cell>
          <table:table-cell office:value-type="string" calcext:value-type="string">
            <text:p>Dashboard.vue:212 2019-07-23T14:20:08.358Z</text:p>
          </table:table-cell>
          <table:table-cell office:value-type="string" calcext:value-type="string">
            <text:p>Dashboard.vue:212 2019-07-23T14:20:37.956Z</text:p>
          </table:table-cell>
          <table:table-cell office:value-type="string" calcext:value-type="string">
            <text:p>Dashboard.vue:212 2019-07-23T14:21:14.115Z</text:p>
          </table:table-cell>
          <table:table-cell office:value-type="string" calcext:value-type="string">
            <text:p>Dashboard.vue:212 2019-07-23T14:21:50.168Z</text:p>
          </table:table-cell>
          <table:table-cell office:value-type="string" calcext:value-type="string">
            <text:p>Dashboard.vue:220 (42) ["2019-07-23T14:22:25.373Z", "2019-07-23T14:22:25.376Z", "2019-07-23T14:22:25.380Z", "2019-07-23T14:22:25.384Z", "2019-07-23T14:22:25.388Z", "2019-07-23T14:22:25.392Z", "2019-07-23T14:22:25.395Z", "2019-07-23T14:22:25.420Z", "2019-07-23T14:22:25.424Z", "2019-07-23T14:22:25.430Z", "2019-07-23T14:22:25.432Z", "2019-07-23T14:22:25.438Z", "2019-07-23T14:22:25.439Z", "2019-07-23T14:22:25.444Z", "2019-07-23T14:22:25.448Z", "2019-07-23T14:22:25.452Z", "2019-07-23T14:22:25.456Z", "2019-07-23T14:22:25.460Z", "2019-07-23T14:22:25.464Z", "2019-07-23T14:22:25.473Z", "2019-07-23T14:22:25.479Z", "2019-07-23T14:22:25.480Z", "2019-07-23T14:22:25.484Z", "2019-07-23T14:22:25.488Z", "2019-07-23T14:22:25.491Z", "2019-07-23T14:22:25.496Z", "2019-07-23T14:22:25.500Z", "2019-07-23T14:22:25.504Z", "2019-07-23T14:22:25.508Z", "2019-07-23T14:22:25.518Z", "2019-07-23T14:22:25.522Z", "2019-07-23T14:22:25.529Z", "2019-07-23T14:22:25.534Z", "2019-07-23T14:22:25.541Z", "2019-07-23T14:22:25.546Z", "2019-07-23T14:22:25.548Z", "2019-07-23T14:22:25.552Z", "2019-07-23T14:22:25.555Z", "2019-07-23T14:22:25.564Z", "2019-07-23T14:22:25.565Z", "2019-07-23T14:22:25.570Z", "2019-07-23T14:22:25.572Z"]</text:p>
          </table:table-cell>
          <table:table-cell/>
          <table:table-cell office:value-type="string" calcext:value-type="string">
            <text:p>Dashboard.vue:212 2019-07-23T14:29:29.410Z</text:p>
          </table:table-cell>
          <table:table-cell office:value-type="string" calcext:value-type="string">
            <text:p>Dashboard.vue:212 2019-07-23T14:30:08.785Z</text:p>
          </table:table-cell>
          <table:table-cell office:value-type="string" calcext:value-type="string">
            <text:p>Dashboard.vue:220 (42) ["2019-07-23T14:30:57.570Z", "2019-07-23T14:30:57.580Z", "2019-07-23T14:30:57.592Z", "2019-07-23T14:30:57.602Z", "2019-07-23T14:30:57.608Z", "2019-07-23T14:30:57.620Z", "2019-07-23T14:30:57.633Z", "2019-07-23T14:30:57.640Z", "2019-07-23T14:30:57.649Z", "2019-07-23T14:30:57.658Z", "2019-07-23T14:30:57.669Z", "2019-07-23T14:30:57.679Z", "2019-07-23T14:30:57.690Z", "2019-07-23T14:30:57.699Z", "2019-07-23T14:30:57.709Z", "2019-07-23T14:30:57.720Z", "2019-07-23T14:30:57.745Z", "2019-07-23T14:30:57.752Z", "2019-07-23T14:30:57.759Z", "2019-07-23T14:30:57.773Z", "2019-07-23T14:30:57.780Z", "2019-07-23T14:30:57.788Z", "2019-07-23T14:30:57.809Z", "2019-07-23T14:30:57.819Z", "2019-07-23T14:30:57.829Z", "2019-07-23T14:30:57.839Z", "2019-07-23T14:30:57.849Z", "2019-07-23T14:30:57.861Z", "2019-07-23T14:30:57.884Z", "2019-07-23T14:30:57.914Z", "2019-07-23T14:30:57.954Z", "2019-07-23T14:30:57.962Z", "2019-07-23T14:30:57.969Z", "2019-07-23T14:30:57.978Z", "2019-07-23T14:30:57.989Z", "2019-07-23T14:30:57.998Z", "2019-07-23T14:30:58.009Z", "2019-07-23T14:30:58.018Z", "2019-07-23T14:30:58.029Z", "2019-07-23T14:30:58.039Z", "2019-07-23T14:30:58.048Z", "2019-07-23T14:30:58.059Z"]</text:p>
          </table:table-cell>
          <table:table-cell office:value-type="string" calcext:value-type="string">
            <text:p>Dashboard.vue:212 2019-07-23T14:31:39.810Z</text:p>
          </table:table-cell>
          <table:table-cell office:value-type="string" calcext:value-type="string">
            <text:p>Dashboard.vue:212 2019-07-23T14:32:17.383Z</text:p>
          </table:table-cell>
          <table:table-cell office:value-type="string" calcext:value-type="string">
            <text:p>Dashboard.vue:212 2019-07-23T14:32:59.116Z</text:p>
          </table:table-cell>
          <table:table-cell/>
          <table:table-cell office:value-type="string" calcext:value-type="string">
            <text:p>Dashboard.vue:212 2019-07-23T14:12:49.562Z</text:p>
          </table:table-cell>
          <table:table-cell office:value-type="string" calcext:value-type="string">
            <text:p>Dashboard.vue:212 2019-07-23T14:13:24.521Z</text:p>
          </table:table-cell>
          <table:table-cell office:value-type="string" calcext:value-type="string">
            <text:p>Dashboard.vue:212 2019-07-23T14:13:52.454Z</text:p>
          </table:table-cell>
          <table:table-cell office:value-type="string" calcext:value-type="string">
            <text:p>Dashboard.vue:212 2019-07-23T14:14:24.006Z</text:p>
          </table:table-cell>
          <table:table-cell office:value-type="string" calcext:value-type="string">
            <text:p>Dashboard.vue:212 2019-07-23T14:15:16.765Z</text:p>
          </table:table-cell>
          <table:table-cell office:value-type="string" calcext:value-type="string">
            <text:p>Dashboard.vue:212 2019-07-23T14:16:02.087Z</text:p>
          </table:table-cell>
          <table:table-cell/>
          <table:table-cell office:value-type="string" calcext:value-type="string">
            <text:p>Dashboard.vue:212 2019-07-23T14:08:24.370Z</text:p>
          </table:table-cell>
          <table:table-cell office:value-type="string" calcext:value-type="string">
            <text:p>Dashboard.vue:212 2019-07-23T14:09:24.564Z</text:p>
          </table:table-cell>
          <table:table-cell office:value-type="string" calcext:value-type="string">
            <text:p>Dashboard.vue:212 2019-07-23T14:09:57.824Z</text:p>
          </table:table-cell>
          <table:table-cell office:value-type="string" calcext:value-type="string">
            <text:p>Dashboard.vue:212 2019-07-23T14:10:54.726Z</text:p>
          </table:table-cell>
          <table:table-cell office:value-type="string" calcext:value-type="string">
            <text:p>Dashboard.vue:212 2019-07-23T14:11:26.484Z</text:p>
          </table:table-cell>
          <table:table-cell office:value-type="string" calcext:value-type="string">
            <text:p>Dashboard.vue:212 2019-07-23T14:12:02.122Z</text:p>
          </table:table-cell>
        </table:table-row>
        <table:table-row table:style-name="ro1">
          <table:table-cell/>
          <table:table-cell office:value-type="string" calcext:value-type="string">
            <text:p>Dashboard.vue:212 94</text:p>
          </table:table-cell>
          <table:table-cell office:value-type="string" calcext:value-type="string">
            <text:p>Dashboard.vue:212 76</text:p>
          </table:table-cell>
          <table:table-cell office:value-type="string" calcext:value-type="string">
            <text:p>Dashboard.vue:212 289</text:p>
          </table:table-cell>
          <table:table-cell office:value-type="string" calcext:value-type="string">
            <text:p>Dashboard.vue:219 tumpukan yang belum diterima : 41</text:p>
          </table:table-cell>
          <table:table-cell office:value-type="string" calcext:value-type="string">
            <text:p>Dashboard.vue:219 tumpukan yang belum diterima : 42</text:p>
          </table:table-cell>
          <table:table-cell office:value-type="string" calcext:value-type="string">
            <text:p>Dashboard.vue:212 444</text:p>
          </table:table-cell>
          <table:table-cell/>
          <table:table-cell office:value-type="string" calcext:value-type="string">
            <text:p>Dashboard.vue:212 187</text:p>
          </table:table-cell>
          <table:table-cell office:value-type="string" calcext:value-type="string">
            <text:p>Dashboard.vue:212 42</text:p>
          </table:table-cell>
          <table:table-cell office:value-type="string" calcext:value-type="string">
            <text:p>Dashboard.vue:212 671</text:p>
          </table:table-cell>
          <table:table-cell office:value-type="string" calcext:value-type="string">
            <text:p>Dashboard.vue:219 tumpukan yang belum diterima : 41</text:p>
          </table:table-cell>
          <table:table-cell office:value-type="string" calcext:value-type="string">
            <text:p>Dashboard.vue:219 tumpukan yang belum diterima : 42</text:p>
          </table:table-cell>
          <table:table-cell office:value-type="string" calcext:value-type="string">
            <text:p>Dashboard.vue:219 tumpukan yang belum diterima : 41</text:p>
          </table:table-cell>
          <table:table-cell/>
          <table:table-cell office:value-type="string" calcext:value-type="string">
            <text:p>Dashboard.vue:212 51</text:p>
          </table:table-cell>
          <table:table-cell office:value-type="string" calcext:value-type="string">
            <text:p>Dashboard.vue:212 176</text:p>
          </table:table-cell>
          <table:table-cell office:value-type="string" calcext:value-type="string">
            <text:p>Dashboard.vue:212 319</text:p>
          </table:table-cell>
          <table:table-cell table:number-columns-repeated="3" office:value-type="string" calcext:value-type="string">
            <text:p>Dashboard.vue:219 tumpukan yang belum diterima : 42</text:p>
          </table:table-cell>
          <table:table-cell/>
          <table:table-cell office:value-type="string" calcext:value-type="string">
            <text:p>Dashboard.vue:212 24</text:p>
          </table:table-cell>
          <table:table-cell office:value-type="string" calcext:value-type="string">
            <text:p>Dashboard.vue:212 112</text:p>
          </table:table-cell>
          <table:table-cell office:value-type="string" calcext:value-type="string">
            <text:p>Dashboard.vue:212 280</text:p>
          </table:table-cell>
          <table:table-cell office:value-type="string" calcext:value-type="string">
            <text:p>Dashboard.vue:219 tumpukan yang belum diterima : 36</text:p>
          </table:table-cell>
          <table:table-cell table:number-columns-repeated="2" office:value-type="string" calcext:value-type="string">
            <text:p>Dashboard.vue:219 tumpukan yang belum diterima : 42</text:p>
          </table:table-cell>
        </table:table-row>
        <table:table-row table:style-name="ro1">
          <table:table-cell/>
          <table:table-cell office:value-type="string" calcext:value-type="string">
            <text:p>Dashboard.vue:212 2019-07-23T14:18:29.544Z</text:p>
          </table:table-cell>
          <table:table-cell office:value-type="string" calcext:value-type="string">
            <text:p>Dashboard.vue:212 2019-07-23T14:20:08.407Z</text:p>
          </table:table-cell>
          <table:table-cell office:value-type="string" calcext:value-type="string">
            <text:p>Dashboard.vue:212 2019-07-23T14:20:37.966Z</text:p>
          </table:table-cell>
          <table:table-cell office:value-type="string" calcext:value-type="string">
            <text:p>Dashboard.vue:220 (41) ["2019-07-23T14:21:14.120Z", "2019-07-23T14:21:14.125Z", "2019-07-23T14:21:14.130Z", "2019-07-23T14:21:14.135Z", "2019-07-23T14:21:14.140Z", "2019-07-23T14:21:14.145Z", "2019-07-23T14:21:14.150Z", "2019-07-23T14:21:14.184Z", "2019-07-23T14:21:14.191Z", "2019-07-23T14:21:14.197Z", "2019-07-23T14:21:14.200Z", "2019-07-23T14:21:14.209Z", "2019-07-23T14:21:14.210Z", "2019-07-23T14:21:14.216Z", "2019-07-23T14:21:14.228Z", "2019-07-23T14:21:14.233Z", "2019-07-23T14:21:14.235Z", "2019-07-23T14:21:14.240Z", "2019-07-23T14:21:14.251Z", "2019-07-23T14:21:14.259Z", "2019-07-23T14:21:14.261Z", "2019-07-23T14:21:14.265Z", "2019-07-23T14:21:14.270Z", "2019-07-23T14:21:14.274Z", "2019-07-23T14:21:14.280Z", "2019-07-23T14:21:14.288Z", "2019-07-23T14:21:14.290Z", "2019-07-23T14:21:14.295Z", "2019-07-23T14:21:14.300Z", "2019-07-23T14:21:14.305Z", "2019-07-23T14:21:14.325Z", "2019-07-23T14:21:14.326Z", "2019-07-23T14:21:14.331Z", "2019-07-23T14:21:14.337Z", "2019-07-23T14:21:14.341Z", "2019-07-23T14:21:14.346Z", "2019-07-23T14:21:14.350Z", "2019-07-23T14:21:14.355Z", "2019-07-23T14:21:14.361Z", "2019-07-23T14:21:14.365Z", "2019-07-23T14:21:14.370Z"]</text:p>
          </table:table-cell>
          <table:table-cell office:value-type="string" calcext:value-type="string">
            <text:p>Dashboard.vue:220 (42) ["2019-07-23T14:21:50.171Z", "2019-07-23T14:21:50.175Z", "2019-07-23T14:21:50.179Z", "2019-07-23T14:21:50.183Z", "2019-07-23T14:21:50.187Z", "2019-07-23T14:21:50.191Z", "2019-07-23T14:21:50.195Z", "2019-07-23T14:21:50.234Z", "2019-07-23T14:21:50.242Z", "2019-07-23T14:21:50.243Z", "2019-07-23T14:21:50.250Z", "2019-07-23T14:21:50.253Z", "2019-07-23T14:21:50.255Z", "2019-07-23T14:21:50.258Z", "2019-07-23T14:21:50.263Z", "2019-07-23T14:21:50.267Z", "2019-07-23T14:21:50.271Z", "2019-07-23T14:21:50.275Z", "2019-07-23T14:21:50.280Z", "2019-07-23T14:21:50.283Z", "2019-07-23T14:21:50.290Z", "2019-07-23T14:21:50.295Z", "2019-07-23T14:21:50.299Z", "2019-07-23T14:21:50.304Z", "2019-07-23T14:21:50.307Z", "2019-07-23T14:21:50.311Z", "2019-07-23T14:21:50.317Z", "2019-07-23T14:21:50.318Z", "2019-07-23T14:21:50.323Z", "2019-07-23T14:21:50.328Z", "2019-07-23T14:21:50.332Z", "2019-07-23T14:21:50.337Z", "2019-07-23T14:21:50.339Z", "2019-07-23T14:21:50.344Z", "2019-07-23T14:21:50.347Z", "2019-07-23T14:21:50.355Z", "2019-07-23T14:21:50.365Z", "2019-07-23T14:21:50.370Z", "2019-07-23T14:21:50.377Z", "2019-07-23T14:21:50.381Z", "2019-07-23T14:21:50.388Z", "2019-07-23T14:21:50.390Z"]</text:p>
          </table:table-cell>
          <table:table-cell office:value-type="string" calcext:value-type="string">
            <text:p>Dashboard.vue:212 2019-07-23T14:22:25.420Z</text:p>
          </table:table-cell>
          <table:table-cell/>
          <table:table-cell office:value-type="string" calcext:value-type="string">
            <text:p>Dashboard.vue:212 2019-07-23T14:29:29.531Z</text:p>
          </table:table-cell>
          <table:table-cell office:value-type="string" calcext:value-type="string">
            <text:p>Dashboard.vue:212 2019-07-23T14:30:08.836Z</text:p>
          </table:table-cell>
          <table:table-cell office:value-type="string" calcext:value-type="string">
            <text:p>Dashboard.vue:212 2019-07-23T14:30:57.570Z</text:p>
          </table:table-cell>
          <table:table-cell office:value-type="string" calcext:value-type="string">
            <text:p>Dashboard.vue:220 (41) ["2019-07-23T14:31:39.818Z", "2019-07-23T14:31:39.819Z", "2019-07-23T14:31:39.831Z", "2019-07-23T14:31:39.836Z", "2019-07-23T14:31:39.840Z", "2019-07-23T14:31:39.850Z", "2019-07-23T14:31:39.854Z", "2019-07-23T14:31:39.874Z", "2019-07-23T14:31:39.878Z", "2019-07-23T14:31:39.880Z", "2019-07-23T14:31:39.886Z", "2019-07-23T14:31:39.890Z", "2019-07-23T14:31:39.904Z", "2019-07-23T14:31:39.922Z", "2019-07-23T14:31:39.927Z", "2019-07-23T14:31:39.931Z", "2019-07-23T14:31:39.939Z", "2019-07-23T14:31:39.945Z", "2019-07-23T14:31:39.950Z", "2019-07-23T14:31:39.957Z", "2019-07-23T14:31:39.960Z", "2019-07-23T14:31:39.965Z", "2019-07-23T14:31:39.973Z", "2019-07-23T14:31:39.989Z", "2019-07-23T14:31:39.996Z", "2019-07-23T14:31:40.000Z", "2019-07-23T14:31:40.005Z", "2019-07-23T14:31:40.010Z", "2019-07-23T14:31:40.015Z", "2019-07-23T14:31:40.041Z", "2019-07-23T14:31:40.045Z", "2019-07-23T14:31:40.051Z", "2019-07-23T14:31:40.058Z", "2019-07-23T14:31:40.064Z", "2019-07-23T14:31:40.084Z", "2019-07-23T14:31:40.121Z", "2019-07-23T14:31:40.156Z", "2019-07-23T14:31:40.165Z", "2019-07-23T14:31:40.171Z", "2019-07-23T14:31:40.175Z", "2019-07-23T14:31:40.180Z"]</text:p>
          </table:table-cell>
          <table:table-cell office:value-type="string" calcext:value-type="string">
            <text:p>Dashboard.vue:220 (42) ["2019-07-23T14:32:17.387Z", "2019-07-23T14:32:17.393Z", "2019-07-23T14:32:17.395Z", "2019-07-23T14:32:17.399Z", "2019-07-23T14:32:17.403Z", "2019-07-23T14:32:17.407Z", "2019-07-23T14:32:17.412Z", "2019-07-23T14:32:17.417Z", "2019-07-23T14:32:17.424Z", "2019-07-23T14:32:17.428Z", "2019-07-23T14:32:17.431Z", "2019-07-23T14:32:17.435Z", "2019-07-23T14:32:17.448Z", "2019-07-23T14:32:17.456Z", "2019-07-23T14:32:17.471Z", "2019-07-23T14:32:17.476Z", "2019-07-23T14:32:17.495Z", "2019-07-23T14:32:17.500Z", "2019-07-23T14:32:17.505Z", "2019-07-23T14:32:17.514Z", "2019-07-23T14:32:17.517Z", "2019-07-23T14:32:17.519Z", "2019-07-23T14:32:17.524Z", "2019-07-23T14:32:17.527Z", "2019-07-23T14:32:17.531Z", "2019-07-23T14:32:17.535Z", "2019-07-23T14:32:17.539Z", "2019-07-23T14:32:17.544Z", "2019-07-23T14:32:17.558Z", "2019-07-23T14:32:17.570Z", "2019-07-23T14:32:17.580Z", "2019-07-23T14:32:17.585Z", "2019-07-23T14:32:17.587Z", "2019-07-23T14:32:17.594Z", "2019-07-23T14:32:17.598Z", "2019-07-23T14:32:17.602Z", "2019-07-23T14:32:17.604Z", "2019-07-23T14:32:17.616Z", "2019-07-23T14:32:17.620Z", "2019-07-23T14:32:17.626Z", "2019-07-23T14:32:17.629Z", "2019-07-23T14:32:17.631Z"]</text:p>
          </table:table-cell>
          <table:table-cell office:value-type="string" calcext:value-type="string">
            <text:p>Dashboard.vue:220 (41) ["2019-07-23T14:32:59.119Z", "2019-07-23T14:32:59.123Z", "2019-07-23T14:32:59.127Z", "2019-07-23T14:32:59.131Z", "2019-07-23T14:32:59.135Z", "2019-07-23T14:32:59.139Z", "2019-07-23T14:32:59.143Z", "2019-07-23T14:32:59.147Z", "2019-07-23T14:32:59.151Z", "2019-07-23T14:32:59.156Z", "2019-07-23T14:32:59.159Z", "2019-07-23T14:32:59.164Z", "2019-07-23T14:32:59.167Z", "2019-07-23T14:32:59.171Z", "2019-07-23T14:32:59.175Z", "2019-07-23T14:32:59.179Z", "2019-07-23T14:32:59.183Z", "2019-07-23T14:32:59.187Z", "2019-07-23T14:32:59.191Z", "2019-07-23T14:32:59.202Z", "2019-07-23T14:32:59.207Z", "2019-07-23T14:32:59.211Z", "2019-07-23T14:32:59.216Z", "2019-07-23T14:32:59.221Z", "2019-07-23T14:32:59.224Z", "2019-07-23T14:32:59.229Z", "2019-07-23T14:32:59.231Z", "2019-07-23T14:32:59.239Z", "2019-07-23T14:32:59.243Z", "2019-07-23T14:32:59.250Z", "2019-07-23T14:32:59.252Z", "2019-07-23T14:32:59.257Z", "2019-07-23T14:32:59.264Z", "2019-07-23T14:32:59.315Z", "2019-07-23T14:32:59.319Z", "2019-07-23T14:32:59.323Z", "2019-07-23T14:32:59.329Z", "2019-07-23T14:32:59.333Z", "2019-07-23T14:32:59.335Z", "2019-07-23T14:32:59.348Z", "2019-07-23T14:32:59.352Z"]</text:p>
          </table:table-cell>
          <table:table-cell/>
          <table:table-cell office:value-type="string" calcext:value-type="string">
            <text:p>Dashboard.vue:212 2019-07-23T14:12:49.662Z</text:p>
          </table:table-cell>
          <table:table-cell office:value-type="string" calcext:value-type="string">
            <text:p>Dashboard.vue:212 2019-07-23T14:13:24.571Z</text:p>
          </table:table-cell>
          <table:table-cell office:value-type="string" calcext:value-type="string">
            <text:p>Dashboard.vue:212 2019-07-23T14:13:52.474Z</text:p>
          </table:table-cell>
          <table:table-cell office:value-type="string" calcext:value-type="string">
            <text:p>Dashboard.vue:220 (42) ["2019-07-23T14:14:23.826Z", "2019-07-23T14:14:23.830Z", "2019-07-23T14:14:23.836Z", "2019-07-23T14:14:23.841Z", "2019-07-23T14:14:23.846Z", "2019-07-23T14:14:23.851Z", "2019-07-23T14:14:23.855Z", "2019-07-23T14:14:23.865Z", "2019-07-23T14:14:23.875Z", "2019-07-23T14:14:23.880Z", "2019-07-23T14:14:23.886Z", "2019-07-23T14:14:23.891Z", "2019-07-23T14:14:23.895Z", "2019-07-23T14:14:23.900Z", "2019-07-23T14:14:23.906Z", "2019-07-23T14:14:23.911Z", "2019-07-23T14:14:23.916Z", "2019-07-23T14:14:23.920Z", "2019-07-23T14:14:23.925Z", "2019-07-23T14:14:23.931Z", "2019-07-23T14:14:23.936Z", "2019-07-23T14:14:23.941Z", "2019-07-23T14:14:23.945Z", "2019-07-23T14:14:23.950Z", "2019-07-23T14:14:23.955Z", "2019-07-23T14:14:23.961Z", "2019-07-23T14:14:23.966Z", "2019-07-23T14:14:23.971Z", "2019-07-23T14:14:23.976Z", "2019-07-23T14:14:24.010Z", "2019-07-23T14:14:24.015Z", "2019-07-23T14:14:24.021Z", "2019-07-23T14:14:24.026Z", "2019-07-23T14:14:24.031Z", "2019-07-23T14:14:24.038Z", "2019-07-23T14:14:24.047Z", "2019-07-23T14:14:24.057Z", "2019-07-23T14:14:24.063Z", "2019-07-23T14:14:24.066Z", "2019-07-23T14:14:24.085Z", "2019-07-23T14:14:24.090Z", "2019-07-23T14:14:24.095Z"]</text:p>
          </table:table-cell>
          <table:table-cell office:value-type="string" calcext:value-type="string">
            <text:p>Dashboard.vue:220 (42) ["2019-07-23T14:15:16.611Z", "2019-07-23T14:15:16.614Z", "2019-07-23T14:15:16.622Z", "2019-07-23T14:15:16.625Z", "2019-07-23T14:15:16.633Z", "2019-07-23T14:15:16.635Z", "2019-07-23T14:15:16.638Z", "2019-07-23T14:15:16.649Z", "2019-07-23T14:15:16.656Z", "2019-07-23T14:15:16.658Z", "2019-07-23T14:15:16.661Z", "2019-07-23T14:15:16.664Z", "2019-07-23T14:15:16.669Z", "2019-07-23T14:15:16.673Z", "2019-07-23T14:15:16.677Z", "2019-07-23T14:15:16.681Z", "2019-07-23T14:15:16.685Z", "2019-07-23T14:15:16.689Z", "2019-07-23T14:15:16.693Z", "2019-07-23T14:15:16.697Z", "2019-07-23T14:15:16.702Z", "2019-07-23T14:15:16.704Z", "2019-07-23T14:15:16.709Z", "2019-07-23T14:15:16.713Z", "2019-07-23T14:15:16.718Z", "2019-07-23T14:15:16.721Z", "2019-07-23T14:15:16.725Z", "2019-07-23T14:15:16.729Z", "2019-07-23T14:15:16.733Z", "2019-07-23T14:15:16.769Z", "2019-07-23T14:15:16.773Z", "2019-07-23T14:15:16.778Z", "2019-07-23T14:15:16.781Z", "2019-07-23T14:15:16.785Z", "2019-07-23T14:15:16.789Z", "2019-07-23T14:15:16.793Z", "2019-07-23T14:15:16.798Z", "2019-07-23T14:15:16.802Z", "2019-07-23T14:15:16.806Z", "2019-07-23T14:15:16.811Z", "2019-07-23T14:15:16.819Z", "2019-07-23T14:15:16.824Z"]</text:p>
          </table:table-cell>
          <table:table-cell office:value-type="string" calcext:value-type="string">
            <text:p>Dashboard.vue:220 (42) ["2019-07-23T14:16:01.944Z", "2019-07-23T14:16:01.951Z", "2019-07-23T14:16:01.954Z", "2019-07-23T14:16:01.959Z", "2019-07-23T14:16:01.962Z", "2019-07-23T14:16:01.966Z", "2019-07-23T14:16:01.970Z", "2019-07-23T14:16:01.983Z", "2019-07-23T14:16:01.986Z", "2019-07-23T14:16:01.990Z", "2019-07-23T14:16:01.994Z", "2019-07-23T14:16:01.998Z", "2019-07-23T14:16:02.002Z", "2019-07-23T14:16:02.007Z", "2019-07-23T14:16:02.010Z", "2019-07-23T14:16:02.014Z", "2019-07-23T14:16:02.019Z", "2019-07-23T14:16:02.022Z", "2019-07-23T14:16:02.026Z", "2019-07-23T14:16:02.030Z", "2019-07-23T14:16:02.034Z", "2019-07-23T14:16:02.039Z", "2019-07-23T14:16:02.043Z", "2019-07-23T14:16:02.047Z", "2019-07-23T14:16:02.050Z", "2019-07-23T14:16:02.054Z", "2019-07-23T14:16:02.058Z", "2019-07-23T14:16:02.063Z", "2019-07-23T14:16:02.095Z", "2019-07-23T14:16:02.098Z", "2019-07-23T14:16:02.104Z", "2019-07-23T14:16:02.108Z", "2019-07-23T14:16:02.110Z", "2019-07-23T14:16:02.120Z", "2019-07-23T14:16:02.123Z", "2019-07-23T14:16:02.128Z", "2019-07-23T14:16:02.131Z", "2019-07-23T14:16:02.138Z", "2019-07-23T14:16:02.150Z", "2019-07-23T14:16:02.169Z", "2019-07-23T14:16:02.175Z", "2019-07-23T14:16:02.178Z"]</text:p>
          </table:table-cell>
          <table:table-cell/>
          <table:table-cell office:value-type="string" calcext:value-type="string">
            <text:p>Dashboard.vue:212 2019-07-23T14:08:24.470Z</text:p>
          </table:table-cell>
          <table:table-cell office:value-type="string" calcext:value-type="string">
            <text:p>Dashboard.vue:212 2019-07-23T14:09:24.613Z</text:p>
          </table:table-cell>
          <table:table-cell office:value-type="string" calcext:value-type="string">
            <text:p>Dashboard.vue:212 2019-07-23T14:09:57.840Z</text:p>
          </table:table-cell>
          <table:table-cell office:value-type="string" calcext:value-type="string">
            <text:p>Dashboard.vue:220 (36) ["2019-07-23T14:10:54.731Z", "2019-07-23T14:10:54.737Z", "2019-07-23T14:10:54.741Z", "2019-07-23T14:10:54.746Z", "2019-07-23T14:10:54.751Z", "2019-07-23T14:10:54.756Z", "2019-07-23T14:10:54.761Z", "2019-07-23T14:10:54.767Z", "2019-07-23T14:10:54.771Z", "2019-07-23T14:10:54.776Z", "2019-07-23T14:10:54.787Z", "2019-07-23T14:10:54.791Z", "2019-07-23T14:10:54.798Z", "2019-07-23T14:10:54.800Z", "2019-07-23T14:10:54.806Z", "2019-07-23T14:10:54.811Z", "2019-07-23T14:10:54.816Z", "2019-07-23T14:10:54.821Z", "2019-07-23T14:10:54.826Z", "2019-07-23T14:10:54.831Z", "2019-07-23T14:10:54.836Z", "2019-07-23T14:10:54.840Z", "2019-07-23T14:10:54.846Z", "2019-07-23T14:10:54.851Z", "2019-07-23T14:10:54.860Z", "2019-07-23T14:10:54.865Z", "2019-07-23T14:10:54.865Z", "2019-07-23T14:10:54.871Z", "2019-07-23T14:10:54.875Z", "2019-07-23T14:10:54.881Z", "2019-07-23T14:10:54.886Z", "2019-07-23T14:10:54.899Z", "2019-07-23T14:10:54.901Z", "2019-07-23T14:10:54.944Z", "2019-07-23T14:10:54.945Z", "2019-07-23T14:10:54.951Z"]</text:p>
          </table:table-cell>
          <table:table-cell office:value-type="string" calcext:value-type="string">
            <text:p>Dashboard.vue:220 (42) ["2019-07-23T14:11:26.488Z", "2019-07-23T14:11:26.492Z", "2019-07-23T14:11:26.496Z", "2019-07-23T14:11:26.500Z", "2019-07-23T14:11:26.504Z", "2019-07-23T14:11:26.508Z", "2019-07-23T14:11:26.512Z", "2019-07-23T14:11:26.516Z", "2019-07-23T14:11:26.520Z", "2019-07-23T14:11:26.524Z", "2019-07-23T14:11:26.528Z", "2019-07-23T14:11:26.532Z", "2019-07-23T14:11:26.536Z", "2019-07-23T14:11:26.539Z", "2019-07-23T14:11:26.544Z", "2019-07-23T14:11:26.548Z", "2019-07-23T14:11:26.552Z", "2019-07-23T14:11:26.556Z", "2019-07-23T14:11:26.560Z", "2019-07-23T14:11:26.564Z", "2019-07-23T14:11:26.568Z", "2019-07-23T14:11:26.572Z", "2019-07-23T14:11:26.576Z", "2019-07-23T14:11:26.580Z", "2019-07-23T14:11:26.584Z", "2019-07-23T14:11:26.588Z", "2019-07-23T14:11:26.592Z", "2019-07-23T14:11:26.596Z", "2019-07-23T14:11:26.600Z", "2019-07-23T14:11:26.604Z", "2019-07-23T14:11:26.608Z", "2019-07-23T14:11:26.612Z", "2019-07-23T14:11:26.616Z", "2019-07-23T14:11:26.620Z", "2019-07-23T14:11:26.624Z", "2019-07-23T14:11:26.628Z", "2019-07-23T14:11:26.632Z", "2019-07-23T14:11:26.636Z", "2019-07-23T14:11:26.640Z", "2019-07-23T14:11:26.644Z", "2019-07-23T14:11:26.648Z", "2019-07-23T14:11:26.652Z"]</text:p>
          </table:table-cell>
          <table:table-cell office:value-type="string" calcext:value-type="string">
            <text:p>Dashboard.vue:220 (42) ["2019-07-23T14:12:02.126Z", "2019-07-23T14:12:02.130Z", "2019-07-23T14:12:02.134Z", "2019-07-23T14:12:02.138Z", "2019-07-23T14:12:02.142Z", "2019-07-23T14:12:02.146Z", "2019-07-23T14:12:02.149Z", "2019-07-23T14:12:02.154Z", "2019-07-23T14:12:02.158Z", "2019-07-23T14:12:02.161Z", "2019-07-23T14:12:02.166Z", "2019-07-23T14:12:02.170Z", "2019-07-23T14:12:02.174Z", "2019-07-23T14:12:02.177Z", "2019-07-23T14:12:02.182Z", "2019-07-23T14:12:02.186Z", "2019-07-23T14:12:02.189Z", "2019-07-23T14:12:02.193Z", "2019-07-23T14:12:02.198Z", "2019-07-23T14:12:02.202Z", "2019-07-23T14:12:02.206Z", "2019-07-23T14:12:02.210Z", "2019-07-23T14:12:02.213Z", "2019-07-23T14:12:02.217Z", "2019-07-23T14:12:02.222Z", "2019-07-23T14:12:02.225Z", "2019-07-23T14:12:02.230Z", "2019-07-23T14:12:02.233Z", "2019-07-23T14:12:02.237Z", "2019-07-23T14:12:02.242Z", "2019-07-23T14:12:02.245Z", "2019-07-23T14:12:02.250Z", "2019-07-23T14:12:02.254Z", "2019-07-23T14:12:02.258Z", "2019-07-23T14:12:02.262Z", "2019-07-23T14:12:02.265Z", "2019-07-23T14:12:02.270Z", "2019-07-23T14:12:02.274Z", "2019-07-23T14:12:02.278Z", "2019-07-23T14:12:02.282Z", "2019-07-23T14:12:02.285Z", "2019-07-23T14:12:02.290Z"]</text:p>
          </table:table-cell>
        </table:table-row>
        <table:table-row table:style-name="ro1">
          <table:table-cell/>
          <table:table-cell office:value-type="string" calcext:value-type="string">
            <text:p>Dashboard.vue:212 30</text:p>
          </table:table-cell>
          <table:table-cell office:value-type="string" calcext:value-type="string">
            <text:p>Dashboard.vue:212 91</text:p>
          </table:table-cell>
          <table:table-cell office:value-type="string" calcext:value-type="string">
            <text:p>Dashboard.vue:212 293</text:p>
          </table:table-cell>
          <table:table-cell office:value-type="string" calcext:value-type="string">
            <text:p>Dashboard.vue:212 363</text:p>
          </table:table-cell>
          <table:table-cell office:value-type="string" calcext:value-type="string">
            <text:p>Dashboard.vue:212 479</text:p>
          </table:table-cell>
          <table:table-cell office:value-type="string" calcext:value-type="string">
            <text:p>Dashboard.vue:219 tumpukan yang belum diterima : 41</text:p>
          </table:table-cell>
          <table:table-cell/>
          <table:table-cell office:value-type="string" calcext:value-type="string">
            <text:p>Dashboard.vue:212 122</text:p>
          </table:table-cell>
          <table:table-cell office:value-type="string" calcext:value-type="string">
            <text:p>Dashboard.vue:212 141</text:p>
          </table:table-cell>
          <table:table-cell office:value-type="string" calcext:value-type="string">
            <text:p>Dashboard.vue:219 tumpukan yang belum diterima : 41</text:p>
          </table:table-cell>
          <table:table-cell office:value-type="string" calcext:value-type="string">
            <text:p>Dashboard.vue:212 584</text:p>
          </table:table-cell>
          <table:table-cell office:value-type="string" calcext:value-type="string">
            <text:p>Dashboard.vue:212 896</text:p>
          </table:table-cell>
          <table:table-cell office:value-type="string" calcext:value-type="string">
            <text:p>Dashboard.vue:212 492</text:p>
          </table:table-cell>
          <table:table-cell/>
          <table:table-cell office:value-type="string" calcext:value-type="string">
            <text:p>Dashboard.vue:212 110</text:p>
          </table:table-cell>
          <table:table-cell office:value-type="string" calcext:value-type="string">
            <text:p>Dashboard.vue:212 132</text:p>
          </table:table-cell>
          <table:table-cell office:value-type="string" calcext:value-type="string">
            <text:p>Dashboard.vue:212 527</text:p>
          </table:table-cell>
          <table:table-cell office:value-type="string" calcext:value-type="string">
            <text:p>Dashboard.vue:212 425</text:p>
          </table:table-cell>
          <table:table-cell office:value-type="string" calcext:value-type="string">
            <text:p>Dashboard.vue:212 500</text:p>
          </table:table-cell>
          <table:table-cell office:value-type="string" calcext:value-type="string">
            <text:p>Dashboard.vue:212 567</text:p>
          </table:table-cell>
          <table:table-cell/>
          <table:table-cell office:value-type="string" calcext:value-type="string">
            <text:p>Dashboard.vue:212 71</text:p>
          </table:table-cell>
          <table:table-cell office:value-type="string" calcext:value-type="string">
            <text:p>Dashboard.vue:212 106</text:p>
          </table:table-cell>
          <table:table-cell office:value-type="string" calcext:value-type="string">
            <text:p>Dashboard.vue:212 279</text:p>
          </table:table-cell>
          <table:table-cell office:value-type="string" calcext:value-type="string">
            <text:p>Dashboard.vue:212 281</text:p>
          </table:table-cell>
          <table:table-cell office:value-type="string" calcext:value-type="string">
            <text:p>Dashboard.vue:212 677</text:p>
          </table:table-cell>
          <table:table-cell office:value-type="string" calcext:value-type="string">
            <text:p>Dashboard.vue:212 373</text:p>
          </table:table-cell>
        </table:table-row>
        <table:table-row table:style-name="ro1">
          <table:table-cell/>
          <table:table-cell office:value-type="string" calcext:value-type="string">
            <text:p>Dashboard.vue:212 2019-07-23T14:18:29.648Z</text:p>
          </table:table-cell>
          <table:table-cell office:value-type="string" calcext:value-type="string">
            <text:p>Dashboard.vue:212 2019-07-23T14:20:08.458Z</text:p>
          </table:table-cell>
          <table:table-cell office:value-type="string" calcext:value-type="string">
            <text:p>Dashboard.vue:212 2019-07-23T14:20:37.975Z</text:p>
          </table:table-cell>
          <table:table-cell office:value-type="string" calcext:value-type="string">
            <text:p>Dashboard.vue:212 2019-07-23T14:21:14.120Z</text:p>
          </table:table-cell>
          <table:table-cell office:value-type="string" calcext:value-type="string">
            <text:p>Dashboard.vue:212 2019-07-23T14:21:50.234Z</text:p>
          </table:table-cell>
          <table:table-cell office:value-type="string" calcext:value-type="string">
            <text:p>Dashboard.vue:220 (41) ["2019-07-23T14:22:25.373Z", "2019-07-23T14:22:25.376Z", "2019-07-23T14:22:25.380Z", "2019-07-23T14:22:25.384Z", "2019-07-23T14:22:25.388Z", "2019-07-23T14:22:25.392Z", "2019-07-23T14:22:25.395Z", "2019-07-23T14:22:25.424Z", "2019-07-23T14:22:25.430Z", "2019-07-23T14:22:25.432Z", "2019-07-23T14:22:25.438Z", "2019-07-23T14:22:25.439Z", "2019-07-23T14:22:25.444Z", "2019-07-23T14:22:25.448Z", "2019-07-23T14:22:25.452Z", "2019-07-23T14:22:25.456Z", "2019-07-23T14:22:25.460Z", "2019-07-23T14:22:25.464Z", "2019-07-23T14:22:25.473Z", "2019-07-23T14:22:25.479Z", "2019-07-23T14:22:25.480Z", "2019-07-23T14:22:25.484Z", "2019-07-23T14:22:25.488Z", "2019-07-23T14:22:25.491Z", "2019-07-23T14:22:25.496Z", "2019-07-23T14:22:25.500Z", "2019-07-23T14:22:25.504Z", "2019-07-23T14:22:25.508Z", "2019-07-23T14:22:25.518Z", "2019-07-23T14:22:25.522Z", "2019-07-23T14:22:25.529Z", "2019-07-23T14:22:25.534Z", "2019-07-23T14:22:25.541Z", "2019-07-23T14:22:25.546Z", "2019-07-23T14:22:25.548Z", "2019-07-23T14:22:25.552Z", "2019-07-23T14:22:25.555Z", "2019-07-23T14:22:25.564Z", "2019-07-23T14:22:25.565Z", "2019-07-23T14:22:25.570Z", "2019-07-23T14:22:25.572Z"]</text:p>
          </table:table-cell>
          <table:table-cell/>
          <table:table-cell office:value-type="string" calcext:value-type="string">
            <text:p>Dashboard.vue:212 2019-07-23T14:29:29.610Z</text:p>
          </table:table-cell>
          <table:table-cell office:value-type="string" calcext:value-type="string">
            <text:p>Dashboard.vue:212 2019-07-23T14:30:08.895Z</text:p>
          </table:table-cell>
          <table:table-cell office:value-type="string" calcext:value-type="string">
            <text:p>Dashboard.vue:220 (41) ["2019-07-23T14:30:57.580Z", "2019-07-23T14:30:57.592Z", "2019-07-23T14:30:57.602Z", "2019-07-23T14:30:57.608Z", "2019-07-23T14:30:57.620Z", "2019-07-23T14:30:57.633Z", "2019-07-23T14:30:57.640Z", "2019-07-23T14:30:57.649Z", "2019-07-23T14:30:57.658Z", "2019-07-23T14:30:57.669Z", "2019-07-23T14:30:57.679Z", "2019-07-23T14:30:57.690Z", "2019-07-23T14:30:57.699Z", "2019-07-23T14:30:57.709Z", "2019-07-23T14:30:57.720Z", "2019-07-23T14:30:57.745Z", "2019-07-23T14:30:57.752Z", "2019-07-23T14:30:57.759Z", "2019-07-23T14:30:57.773Z", "2019-07-23T14:30:57.780Z", "2019-07-23T14:30:57.788Z", "2019-07-23T14:30:57.809Z", "2019-07-23T14:30:57.819Z", "2019-07-23T14:30:57.829Z", "2019-07-23T14:30:57.839Z", "2019-07-23T14:30:57.849Z", "2019-07-23T14:30:57.861Z", "2019-07-23T14:30:57.884Z", "2019-07-23T14:30:57.914Z", "2019-07-23T14:30:57.954Z", "2019-07-23T14:30:57.962Z", "2019-07-23T14:30:57.969Z", "2019-07-23T14:30:57.978Z", "2019-07-23T14:30:57.989Z", "2019-07-23T14:30:57.998Z", "2019-07-23T14:30:58.009Z", "2019-07-23T14:30:58.018Z", "2019-07-23T14:30:58.029Z", "2019-07-23T14:30:58.039Z", "2019-07-23T14:30:58.048Z", "2019-07-23T14:30:58.059Z"]</text:p>
          </table:table-cell>
          <table:table-cell office:value-type="string" calcext:value-type="string">
            <text:p>Dashboard.vue:212 2019-07-23T14:31:39.818Z</text:p>
          </table:table-cell>
          <table:table-cell office:value-type="string" calcext:value-type="string">
            <text:p>Dashboard.vue:212 2019-07-23T14:32:17.387Z</text:p>
          </table:table-cell>
          <table:table-cell office:value-type="string" calcext:value-type="string">
            <text:p>Dashboard.vue:212 2019-07-23T14:32:59.119Z</text:p>
          </table:table-cell>
          <table:table-cell/>
          <table:table-cell office:value-type="string" calcext:value-type="string">
            <text:p>Dashboard.vue:212 2019-07-23T14:12:49.762Z</text:p>
          </table:table-cell>
          <table:table-cell office:value-type="string" calcext:value-type="string">
            <text:p>Dashboard.vue:212 2019-07-23T14:13:24.622Z</text:p>
          </table:table-cell>
          <table:table-cell office:value-type="string" calcext:value-type="string">
            <text:p>Dashboard.vue:212 2019-07-23T14:13:52.284Z</text:p>
          </table:table-cell>
          <table:table-cell office:value-type="string" calcext:value-type="string">
            <text:p>Dashboard.vue:212 2019-07-23T14:14:24.010Z</text:p>
          </table:table-cell>
          <table:table-cell office:value-type="string" calcext:value-type="string">
            <text:p>Dashboard.vue:212 2019-07-23T14:15:16.769Z</text:p>
          </table:table-cell>
          <table:table-cell office:value-type="string" calcext:value-type="string">
            <text:p>Dashboard.vue:212 2019-07-23T14:16:01.983Z</text:p>
          </table:table-cell>
          <table:table-cell/>
          <table:table-cell office:value-type="string" calcext:value-type="string">
            <text:p>Dashboard.vue:212 2019-07-23T14:08:24.569Z</text:p>
          </table:table-cell>
          <table:table-cell office:value-type="string" calcext:value-type="string">
            <text:p>Dashboard.vue:212 2019-07-23T14:09:24.667Z</text:p>
          </table:table-cell>
          <table:table-cell office:value-type="string" calcext:value-type="string">
            <text:p>Dashboard.vue:212 2019-07-23T14:09:57.845Z</text:p>
          </table:table-cell>
          <table:table-cell office:value-type="string" calcext:value-type="string">
            <text:p>Dashboard.vue:212 2019-07-23T14:10:54.731Z</text:p>
          </table:table-cell>
          <table:table-cell office:value-type="string" calcext:value-type="string">
            <text:p>Dashboard.vue:212 2019-07-23T14:11:26.488Z</text:p>
          </table:table-cell>
          <table:table-cell office:value-type="string" calcext:value-type="string">
            <text:p>Dashboard.vue:212 2019-07-23T14:12:02.126Z</text:p>
          </table:table-cell>
        </table:table-row>
        <table:table-row table:style-name="ro1">
          <table:table-cell/>
          <table:table-cell office:value-type="string" calcext:value-type="string">
            <text:p>Dashboard.vue:212 91</text:p>
          </table:table-cell>
          <table:table-cell office:value-type="string" calcext:value-type="string">
            <text:p>Dashboard.vue:212 247</text:p>
          </table:table-cell>
          <table:table-cell office:value-type="string" calcext:value-type="string">
            <text:p>Dashboard.vue:212 297</text:p>
          </table:table-cell>
          <table:table-cell office:value-type="string" calcext:value-type="string">
            <text:p>Dashboard.vue:219 tumpukan yang belum diterima : 40</text:p>
          </table:table-cell>
          <table:table-cell office:value-type="string" calcext:value-type="string">
            <text:p>Dashboard.vue:219 tumpukan yang belum diterima : 41</text:p>
          </table:table-cell>
          <table:table-cell office:value-type="string" calcext:value-type="string">
            <text:p>Dashboard.vue:212 572</text:p>
          </table:table-cell>
          <table:table-cell/>
          <table:table-cell office:value-type="string" calcext:value-type="string">
            <text:p>Dashboard.vue:212 61</text:p>
          </table:table-cell>
          <table:table-cell office:value-type="string" calcext:value-type="string">
            <text:p>Dashboard.vue:212 132</text:p>
          </table:table-cell>
          <table:table-cell office:value-type="string" calcext:value-type="string">
            <text:p>Dashboard.vue:212 678</text:p>
          </table:table-cell>
          <table:table-cell office:value-type="string" calcext:value-type="string">
            <text:p>Dashboard.vue:219 tumpukan yang belum diterima : 40</text:p>
          </table:table-cell>
          <table:table-cell office:value-type="string" calcext:value-type="string">
            <text:p>Dashboard.vue:219 tumpukan yang belum diterima : 41</text:p>
          </table:table-cell>
          <table:table-cell office:value-type="string" calcext:value-type="string">
            <text:p>Dashboard.vue:219 tumpukan yang belum diterima : 40</text:p>
          </table:table-cell>
          <table:table-cell/>
          <table:table-cell office:value-type="string" calcext:value-type="string">
            <text:p>Dashboard.vue:212 47</text:p>
          </table:table-cell>
          <table:table-cell office:value-type="string" calcext:value-type="string">
            <text:p>Dashboard.vue:212 232</text:p>
          </table:table-cell>
          <table:table-cell office:value-type="string" calcext:value-type="string">
            <text:p>Dashboard.vue:212 372</text:p>
          </table:table-cell>
          <table:table-cell table:number-columns-repeated="3" office:value-type="string" calcext:value-type="string">
            <text:p>Dashboard.vue:219 tumpukan yang belum diterima : 41</text:p>
          </table:table-cell>
          <table:table-cell/>
          <table:table-cell office:value-type="string" calcext:value-type="string">
            <text:p>Dashboard.vue:212 21</text:p>
          </table:table-cell>
          <table:table-cell office:value-type="string" calcext:value-type="string">
            <text:p>Dashboard.vue:212 71</text:p>
          </table:table-cell>
          <table:table-cell office:value-type="string" calcext:value-type="string">
            <text:p>Dashboard.vue:212 276</text:p>
          </table:table-cell>
          <table:table-cell office:value-type="string" calcext:value-type="string">
            <text:p>Dashboard.vue:219 tumpukan yang belum diterima : 35</text:p>
          </table:table-cell>
          <table:table-cell table:number-columns-repeated="2" office:value-type="string" calcext:value-type="string">
            <text:p>Dashboard.vue:219 tumpukan yang belum diterima : 41</text:p>
          </table:table-cell>
        </table:table-row>
        <table:table-row table:style-name="ro1">
          <table:table-cell/>
          <table:table-cell office:value-type="string" calcext:value-type="string">
            <text:p>Dashboard.vue:212 2019-07-23T14:18:29.743Z</text:p>
          </table:table-cell>
          <table:table-cell office:value-type="string" calcext:value-type="string">
            <text:p>Dashboard.vue:212 2019-07-23T14:20:08.507Z</text:p>
          </table:table-cell>
          <table:table-cell office:value-type="string" calcext:value-type="string">
            <text:p>Dashboard.vue:212 2019-07-23T14:20:37.987Z</text:p>
          </table:table-cell>
          <table:table-cell office:value-type="string" calcext:value-type="string">
            <text:p>Dashboard.vue:220 (40) ["2019-07-23T14:21:14.125Z", "2019-07-23T14:21:14.130Z", "2019-07-23T14:21:14.135Z", "2019-07-23T14:21:14.140Z", "2019-07-23T14:21:14.145Z", "2019-07-23T14:21:14.150Z", "2019-07-23T14:21:14.184Z", "2019-07-23T14:21:14.191Z", "2019-07-23T14:21:14.197Z", "2019-07-23T14:21:14.200Z", "2019-07-23T14:21:14.209Z", "2019-07-23T14:21:14.210Z", "2019-07-23T14:21:14.216Z", "2019-07-23T14:21:14.228Z", "2019-07-23T14:21:14.233Z", "2019-07-23T14:21:14.235Z", "2019-07-23T14:21:14.240Z", "2019-07-23T14:21:14.251Z", "2019-07-23T14:21:14.259Z", "2019-07-23T14:21:14.261Z", "2019-07-23T14:21:14.265Z", "2019-07-23T14:21:14.270Z", "2019-07-23T14:21:14.274Z", "2019-07-23T14:21:14.280Z", "2019-07-23T14:21:14.288Z", "2019-07-23T14:21:14.290Z", "2019-07-23T14:21:14.295Z", "2019-07-23T14:21:14.300Z", "2019-07-23T14:21:14.305Z", "2019-07-23T14:21:14.325Z", "2019-07-23T14:21:14.326Z", "2019-07-23T14:21:14.331Z", "2019-07-23T14:21:14.337Z", "2019-07-23T14:21:14.341Z", "2019-07-23T14:21:14.346Z", "2019-07-23T14:21:14.350Z", "2019-07-23T14:21:14.355Z", "2019-07-23T14:21:14.361Z", "2019-07-23T14:21:14.365Z", "2019-07-23T14:21:14.370Z"]</text:p>
          </table:table-cell>
          <table:table-cell office:value-type="string" calcext:value-type="string">
            <text:p>Dashboard.vue:220 (41) ["2019-07-23T14:21:50.171Z", "2019-07-23T14:21:50.175Z", "2019-07-23T14:21:50.179Z", "2019-07-23T14:21:50.183Z", "2019-07-23T14:21:50.187Z", "2019-07-23T14:21:50.191Z", "2019-07-23T14:21:50.195Z", "2019-07-23T14:21:50.242Z", "2019-07-23T14:21:50.243Z", "2019-07-23T14:21:50.250Z", "2019-07-23T14:21:50.253Z", "2019-07-23T14:21:50.255Z", "2019-07-23T14:21:50.258Z", "2019-07-23T14:21:50.263Z", "2019-07-23T14:21:50.267Z", "2019-07-23T14:21:50.271Z", "2019-07-23T14:21:50.275Z", "2019-07-23T14:21:50.280Z", "2019-07-23T14:21:50.283Z", "2019-07-23T14:21:50.290Z", "2019-07-23T14:21:50.295Z", "2019-07-23T14:21:50.299Z", "2019-07-23T14:21:50.304Z", "2019-07-23T14:21:50.307Z", "2019-07-23T14:21:50.311Z", "2019-07-23T14:21:50.317Z", "2019-07-23T14:21:50.318Z", "2019-07-23T14:21:50.323Z", "2019-07-23T14:21:50.328Z", "2019-07-23T14:21:50.332Z", "2019-07-23T14:21:50.337Z", "2019-07-23T14:21:50.339Z", "2019-07-23T14:21:50.344Z", "2019-07-23T14:21:50.347Z", "2019-07-23T14:21:50.355Z", "2019-07-23T14:21:50.365Z", "2019-07-23T14:21:50.370Z", "2019-07-23T14:21:50.377Z", "2019-07-23T14:21:50.381Z", "2019-07-23T14:21:50.388Z", "2019-07-23T14:21:50.390Z"]</text:p>
          </table:table-cell>
          <table:table-cell office:value-type="string" calcext:value-type="string">
            <text:p>Dashboard.vue:212 2019-07-23T14:22:25.424Z</text:p>
          </table:table-cell>
          <table:table-cell/>
          <table:table-cell office:value-type="string" calcext:value-type="string">
            <text:p>Dashboard.vue:212 2019-07-23T14:29:29.710Z</text:p>
          </table:table-cell>
          <table:table-cell office:value-type="string" calcext:value-type="string">
            <text:p>Dashboard.vue:212 2019-07-23T14:30:08.929Z</text:p>
          </table:table-cell>
          <table:table-cell office:value-type="string" calcext:value-type="string">
            <text:p>Dashboard.vue:212 2019-07-23T14:30:57.580Z</text:p>
          </table:table-cell>
          <table:table-cell office:value-type="string" calcext:value-type="string">
            <text:p>Dashboard.vue:220 (40) ["2019-07-23T14:31:39.819Z", "2019-07-23T14:31:39.831Z", "2019-07-23T14:31:39.836Z", "2019-07-23T14:31:39.840Z", "2019-07-23T14:31:39.850Z", "2019-07-23T14:31:39.854Z", "2019-07-23T14:31:39.874Z", "2019-07-23T14:31:39.878Z", "2019-07-23T14:31:39.880Z", "2019-07-23T14:31:39.886Z", "2019-07-23T14:31:39.890Z", "2019-07-23T14:31:39.904Z", "2019-07-23T14:31:39.922Z", "2019-07-23T14:31:39.927Z", "2019-07-23T14:31:39.931Z", "2019-07-23T14:31:39.939Z", "2019-07-23T14:31:39.945Z", "2019-07-23T14:31:39.950Z", "2019-07-23T14:31:39.957Z", "2019-07-23T14:31:39.960Z", "2019-07-23T14:31:39.965Z", "2019-07-23T14:31:39.973Z", "2019-07-23T14:31:39.989Z", "2019-07-23T14:31:39.996Z", "2019-07-23T14:31:40.000Z", "2019-07-23T14:31:40.005Z", "2019-07-23T14:31:40.010Z", "2019-07-23T14:31:40.015Z", "2019-07-23T14:31:40.041Z", "2019-07-23T14:31:40.045Z", "2019-07-23T14:31:40.051Z", "2019-07-23T14:31:40.058Z", "2019-07-23T14:31:40.064Z", "2019-07-23T14:31:40.084Z", "2019-07-23T14:31:40.121Z", "2019-07-23T14:31:40.156Z", "2019-07-23T14:31:40.165Z", "2019-07-23T14:31:40.171Z", "2019-07-23T14:31:40.175Z", "2019-07-23T14:31:40.180Z"]</text:p>
          </table:table-cell>
          <table:table-cell office:value-type="string" calcext:value-type="string">
            <text:p>Dashboard.vue:220 (41) ["2019-07-23T14:32:17.393Z", "2019-07-23T14:32:17.395Z", "2019-07-23T14:32:17.399Z", "2019-07-23T14:32:17.403Z", "2019-07-23T14:32:17.407Z", "2019-07-23T14:32:17.412Z", "2019-07-23T14:32:17.417Z", "2019-07-23T14:32:17.424Z", "2019-07-23T14:32:17.428Z", "2019-07-23T14:32:17.431Z", "2019-07-23T14:32:17.435Z", "2019-07-23T14:32:17.448Z", "2019-07-23T14:32:17.456Z", "2019-07-23T14:32:17.471Z", "2019-07-23T14:32:17.476Z", "2019-07-23T14:32:17.495Z", "2019-07-23T14:32:17.500Z", "2019-07-23T14:32:17.505Z", "2019-07-23T14:32:17.514Z", "2019-07-23T14:32:17.517Z", "2019-07-23T14:32:17.519Z", "2019-07-23T14:32:17.524Z", "2019-07-23T14:32:17.527Z", "2019-07-23T14:32:17.531Z", "2019-07-23T14:32:17.535Z", "2019-07-23T14:32:17.539Z", "2019-07-23T14:32:17.544Z", "2019-07-23T14:32:17.558Z", "2019-07-23T14:32:17.570Z", "2019-07-23T14:32:17.580Z", "2019-07-23T14:32:17.585Z", "2019-07-23T14:32:17.587Z", "2019-07-23T14:32:17.594Z", "2019-07-23T14:32:17.598Z", "2019-07-23T14:32:17.602Z", "2019-07-23T14:32:17.604Z", "2019-07-23T14:32:17.616Z", "2019-07-23T14:32:17.620Z", "2019-07-23T14:32:17.626Z", "2019-07-23T14:32:17.629Z", "2019-07-23T14:32:17.631Z"]</text:p>
          </table:table-cell>
          <table:table-cell office:value-type="string" calcext:value-type="string">
            <text:p>Dashboard.vue:220 (40) ["2019-07-23T14:32:59.123Z", "2019-07-23T14:32:59.127Z", "2019-07-23T14:32:59.131Z", "2019-07-23T14:32:59.135Z", "2019-07-23T14:32:59.139Z", "2019-07-23T14:32:59.143Z", "2019-07-23T14:32:59.147Z", "2019-07-23T14:32:59.151Z", "2019-07-23T14:32:59.156Z", "2019-07-23T14:32:59.159Z", "2019-07-23T14:32:59.164Z", "2019-07-23T14:32:59.167Z", "2019-07-23T14:32:59.171Z", "2019-07-23T14:32:59.175Z", "2019-07-23T14:32:59.179Z", "2019-07-23T14:32:59.183Z", "2019-07-23T14:32:59.187Z", "2019-07-23T14:32:59.191Z", "2019-07-23T14:32:59.202Z", "2019-07-23T14:32:59.207Z", "2019-07-23T14:32:59.211Z", "2019-07-23T14:32:59.216Z", "2019-07-23T14:32:59.221Z", "2019-07-23T14:32:59.224Z", "2019-07-23T14:32:59.229Z", "2019-07-23T14:32:59.231Z", "2019-07-23T14:32:59.239Z", "2019-07-23T14:32:59.243Z", "2019-07-23T14:32:59.250Z", "2019-07-23T14:32:59.252Z", "2019-07-23T14:32:59.257Z", "2019-07-23T14:32:59.264Z", "2019-07-23T14:32:59.315Z", "2019-07-23T14:32:59.319Z", "2019-07-23T14:32:59.323Z", "2019-07-23T14:32:59.329Z", "2019-07-23T14:32:59.333Z", "2019-07-23T14:32:59.335Z", "2019-07-23T14:32:59.348Z", "2019-07-23T14:32:59.352Z"]</text:p>
          </table:table-cell>
          <table:table-cell/>
          <table:table-cell office:value-type="string" calcext:value-type="string">
            <text:p>Dashboard.vue:212 2019-07-23T14:12:49.861Z</text:p>
          </table:table-cell>
          <table:table-cell office:value-type="string" calcext:value-type="string">
            <text:p>Dashboard.vue:212 2019-07-23T14:13:24.671Z</text:p>
          </table:table-cell>
          <table:table-cell office:value-type="string" calcext:value-type="string">
            <text:p>Dashboard.vue:212 2019-07-23T14:13:52.467Z</text:p>
          </table:table-cell>
          <table:table-cell office:value-type="string" calcext:value-type="string">
            <text:p>Dashboard.vue:220 (41) ["2019-07-23T14:14:23.826Z", "2019-07-23T14:14:23.830Z", "2019-07-23T14:14:23.836Z", "2019-07-23T14:14:23.841Z", "2019-07-23T14:14:23.846Z", "2019-07-23T14:14:23.851Z", "2019-07-23T14:14:23.855Z", "2019-07-23T14:14:23.865Z", "2019-07-23T14:14:23.875Z", "2019-07-23T14:14:23.880Z", "2019-07-23T14:14:23.886Z", "2019-07-23T14:14:23.891Z", "2019-07-23T14:14:23.895Z", "2019-07-23T14:14:23.900Z", "2019-07-23T14:14:23.906Z", "2019-07-23T14:14:23.911Z", "2019-07-23T14:14:23.916Z", "2019-07-23T14:14:23.920Z", "2019-07-23T14:14:23.925Z", "2019-07-23T14:14:23.931Z", "2019-07-23T14:14:23.936Z", "2019-07-23T14:14:23.941Z", "2019-07-23T14:14:23.945Z", "2019-07-23T14:14:23.950Z", "2019-07-23T14:14:23.955Z", "2019-07-23T14:14:23.961Z", "2019-07-23T14:14:23.966Z", "2019-07-23T14:14:23.971Z", "2019-07-23T14:14:23.976Z", "2019-07-23T14:14:24.015Z", "2019-07-23T14:14:24.021Z", "2019-07-23T14:14:24.026Z", "2019-07-23T14:14:24.031Z", "2019-07-23T14:14:24.038Z", "2019-07-23T14:14:24.047Z", "2019-07-23T14:14:24.057Z", "2019-07-23T14:14:24.063Z", "2019-07-23T14:14:24.066Z", "2019-07-23T14:14:24.085Z", "2019-07-23T14:14:24.090Z", "2019-07-23T14:14:24.095Z"]</text:p>
          </table:table-cell>
          <table:table-cell office:value-type="string" calcext:value-type="string">
            <text:p>Dashboard.vue:220 (41) ["2019-07-23T14:15:16.611Z", "2019-07-23T14:15:16.614Z", "2019-07-23T14:15:16.622Z", "2019-07-23T14:15:16.625Z", "2019-07-23T14:15:16.633Z", "2019-07-23T14:15:16.635Z", "2019-07-23T14:15:16.638Z", "2019-07-23T14:15:16.649Z", "2019-07-23T14:15:16.656Z", "2019-07-23T14:15:16.658Z", "2019-07-23T14:15:16.661Z", "2019-07-23T14:15:16.664Z", "2019-07-23T14:15:16.669Z", "2019-07-23T14:15:16.673Z", "2019-07-23T14:15:16.677Z", "2019-07-23T14:15:16.681Z", "2019-07-23T14:15:16.685Z", "2019-07-23T14:15:16.689Z", "2019-07-23T14:15:16.693Z", "2019-07-23T14:15:16.697Z", "2019-07-23T14:15:16.702Z", "2019-07-23T14:15:16.704Z", "2019-07-23T14:15:16.709Z", "2019-07-23T14:15:16.713Z", "2019-07-23T14:15:16.718Z", "2019-07-23T14:15:16.721Z", "2019-07-23T14:15:16.725Z", "2019-07-23T14:15:16.729Z", "2019-07-23T14:15:16.733Z", "2019-07-23T14:15:16.773Z", "2019-07-23T14:15:16.778Z", "2019-07-23T14:15:16.781Z", "2019-07-23T14:15:16.785Z", "2019-07-23T14:15:16.789Z", "2019-07-23T14:15:16.793Z", "2019-07-23T14:15:16.798Z", "2019-07-23T14:15:16.802Z", "2019-07-23T14:15:16.806Z", "2019-07-23T14:15:16.811Z", "2019-07-23T14:15:16.819Z", "2019-07-23T14:15:16.824Z"]</text:p>
          </table:table-cell>
          <table:table-cell office:value-type="string" calcext:value-type="string">
            <text:p>Dashboard.vue:220 (41) ["2019-07-23T14:16:01.944Z", "2019-07-23T14:16:01.951Z", "2019-07-23T14:16:01.954Z", "2019-07-23T14:16:01.959Z", "2019-07-23T14:16:01.962Z", "2019-07-23T14:16:01.966Z", "2019-07-23T14:16:01.970Z", "2019-07-23T14:16:01.986Z", "2019-07-23T14:16:01.990Z", "2019-07-23T14:16:01.994Z", "2019-07-23T14:16:01.998Z", "2019-07-23T14:16:02.002Z", "2019-07-23T14:16:02.007Z", "2019-07-23T14:16:02.010Z", "2019-07-23T14:16:02.014Z", "2019-07-23T14:16:02.019Z", "2019-07-23T14:16:02.022Z", "2019-07-23T14:16:02.026Z", "2019-07-23T14:16:02.030Z", "2019-07-23T14:16:02.034Z", "2019-07-23T14:16:02.039Z", "2019-07-23T14:16:02.043Z", "2019-07-23T14:16:02.047Z", "2019-07-23T14:16:02.050Z", "2019-07-23T14:16:02.054Z", "2019-07-23T14:16:02.058Z", "2019-07-23T14:16:02.063Z", "2019-07-23T14:16:02.095Z", "2019-07-23T14:16:02.098Z", "2019-07-23T14:16:02.104Z", "2019-07-23T14:16:02.108Z", "2019-07-23T14:16:02.110Z", "2019-07-23T14:16:02.120Z", "2019-07-23T14:16:02.123Z", "2019-07-23T14:16:02.128Z", "2019-07-23T14:16:02.131Z", "2019-07-23T14:16:02.138Z", "2019-07-23T14:16:02.150Z", "2019-07-23T14:16:02.169Z", "2019-07-23T14:16:02.175Z", "2019-07-23T14:16:02.178Z"]</text:p>
          </table:table-cell>
          <table:table-cell/>
          <table:table-cell office:value-type="string" calcext:value-type="string">
            <text:p>Dashboard.vue:212 2019-07-23T14:08:24.669Z</text:p>
          </table:table-cell>
          <table:table-cell office:value-type="string" calcext:value-type="string">
            <text:p>Dashboard.vue:212 2019-07-23T14:09:24.714Z</text:p>
          </table:table-cell>
          <table:table-cell office:value-type="string" calcext:value-type="string">
            <text:p>Dashboard.vue:212 2019-07-23T14:09:57.854Z</text:p>
          </table:table-cell>
          <table:table-cell office:value-type="string" calcext:value-type="string">
            <text:p>Dashboard.vue:220 (35) ["2019-07-23T14:10:54.737Z", "2019-07-23T14:10:54.741Z", "2019-07-23T14:10:54.746Z", "2019-07-23T14:10:54.751Z", "2019-07-23T14:10:54.756Z", "2019-07-23T14:10:54.761Z", "2019-07-23T14:10:54.767Z", "2019-07-23T14:10:54.771Z", "2019-07-23T14:10:54.776Z", "2019-07-23T14:10:54.787Z", "2019-07-23T14:10:54.791Z", "2019-07-23T14:10:54.798Z", "2019-07-23T14:10:54.800Z", "2019-07-23T14:10:54.806Z", "2019-07-23T14:10:54.811Z", "2019-07-23T14:10:54.816Z", "2019-07-23T14:10:54.821Z", "2019-07-23T14:10:54.826Z", "2019-07-23T14:10:54.831Z", "2019-07-23T14:10:54.836Z", "2019-07-23T14:10:54.840Z", "2019-07-23T14:10:54.846Z", "2019-07-23T14:10:54.851Z", "2019-07-23T14:10:54.860Z", "2019-07-23T14:10:54.865Z", "2019-07-23T14:10:54.865Z", "2019-07-23T14:10:54.871Z", "2019-07-23T14:10:54.875Z", "2019-07-23T14:10:54.881Z", "2019-07-23T14:10:54.886Z", "2019-07-23T14:10:54.899Z", "2019-07-23T14:10:54.901Z", "2019-07-23T14:10:54.944Z", "2019-07-23T14:10:54.945Z", "2019-07-23T14:10:54.951Z"]</text:p>
          </table:table-cell>
          <table:table-cell office:value-type="string" calcext:value-type="string">
            <text:p>Dashboard.vue:220 (41) ["2019-07-23T14:11:26.492Z", "2019-07-23T14:11:26.496Z", "2019-07-23T14:11:26.500Z", "2019-07-23T14:11:26.504Z", "2019-07-23T14:11:26.508Z", "2019-07-23T14:11:26.512Z", "2019-07-23T14:11:26.516Z", "2019-07-23T14:11:26.520Z", "2019-07-23T14:11:26.524Z", "2019-07-23T14:11:26.528Z", "2019-07-23T14:11:26.532Z", "2019-07-23T14:11:26.536Z", "2019-07-23T14:11:26.539Z", "2019-07-23T14:11:26.544Z", "2019-07-23T14:11:26.548Z", "2019-07-23T14:11:26.552Z", "2019-07-23T14:11:26.556Z", "2019-07-23T14:11:26.560Z", "2019-07-23T14:11:26.564Z", "2019-07-23T14:11:26.568Z", "2019-07-23T14:11:26.572Z", "2019-07-23T14:11:26.576Z", "2019-07-23T14:11:26.580Z", "2019-07-23T14:11:26.584Z", "2019-07-23T14:11:26.588Z", "2019-07-23T14:11:26.592Z", "2019-07-23T14:11:26.596Z", "2019-07-23T14:11:26.600Z", "2019-07-23T14:11:26.604Z", "2019-07-23T14:11:26.608Z", "2019-07-23T14:11:26.612Z", "2019-07-23T14:11:26.616Z", "2019-07-23T14:11:26.620Z", "2019-07-23T14:11:26.624Z", "2019-07-23T14:11:26.628Z", "2019-07-23T14:11:26.632Z", "2019-07-23T14:11:26.636Z", "2019-07-23T14:11:26.640Z", "2019-07-23T14:11:26.644Z", "2019-07-23T14:11:26.648Z", "2019-07-23T14:11:26.652Z"]</text:p>
          </table:table-cell>
          <table:table-cell office:value-type="string" calcext:value-type="string">
            <text:p>Dashboard.vue:220 (41) ["2019-07-23T14:12:02.130Z", "2019-07-23T14:12:02.134Z", "2019-07-23T14:12:02.138Z", "2019-07-23T14:12:02.142Z", "2019-07-23T14:12:02.146Z", "2019-07-23T14:12:02.149Z", "2019-07-23T14:12:02.154Z", "2019-07-23T14:12:02.158Z", "2019-07-23T14:12:02.161Z", "2019-07-23T14:12:02.166Z", "2019-07-23T14:12:02.170Z", "2019-07-23T14:12:02.174Z", "2019-07-23T14:12:02.177Z", "2019-07-23T14:12:02.182Z", "2019-07-23T14:12:02.186Z", "2019-07-23T14:12:02.189Z", "2019-07-23T14:12:02.193Z", "2019-07-23T14:12:02.198Z", "2019-07-23T14:12:02.202Z", "2019-07-23T14:12:02.206Z", "2019-07-23T14:12:02.210Z", "2019-07-23T14:12:02.213Z", "2019-07-23T14:12:02.217Z", "2019-07-23T14:12:02.222Z", "2019-07-23T14:12:02.225Z", "2019-07-23T14:12:02.230Z", "2019-07-23T14:12:02.233Z", "2019-07-23T14:12:02.237Z", "2019-07-23T14:12:02.242Z", "2019-07-23T14:12:02.245Z", "2019-07-23T14:12:02.250Z", "2019-07-23T14:12:02.254Z", "2019-07-23T14:12:02.258Z", "2019-07-23T14:12:02.262Z", "2019-07-23T14:12:02.265Z", "2019-07-23T14:12:02.270Z", "2019-07-23T14:12:02.274Z", "2019-07-23T14:12:02.278Z", "2019-07-23T14:12:02.282Z", "2019-07-23T14:12:02.285Z", "2019-07-23T14:12:02.290Z"]</text:p>
          </table:table-cell>
        </table:table-row>
        <table:table-row table:style-name="ro1">
          <table:table-cell/>
          <table:table-cell office:value-type="string" calcext:value-type="string">
            <text:p>Dashboard.vue:212 30</text:p>
          </table:table-cell>
          <table:table-cell office:value-type="string" calcext:value-type="string">
            <text:p>Dashboard.vue:212 224</text:p>
          </table:table-cell>
          <table:table-cell office:value-type="string" calcext:value-type="string">
            <text:p>Dashboard.vue:212 298</text:p>
          </table:table-cell>
          <table:table-cell office:value-type="string" calcext:value-type="string">
            <text:p>Dashboard.vue:212 321</text:p>
          </table:table-cell>
          <table:table-cell office:value-type="string" calcext:value-type="string">
            <text:p>Dashboard.vue:212 557</text:p>
          </table:table-cell>
          <table:table-cell office:value-type="string" calcext:value-type="string">
            <text:p>Dashboard.vue:219 tumpukan yang belum diterima : 40</text:p>
          </table:table-cell>
          <table:table-cell/>
          <table:table-cell office:value-type="string" calcext:value-type="string">
            <text:p>Dashboard.vue:212 153</text:p>
          </table:table-cell>
          <table:table-cell office:value-type="string" calcext:value-type="string">
            <text:p>Dashboard.vue:212 126</text:p>
          </table:table-cell>
          <table:table-cell office:value-type="string" calcext:value-type="string">
            <text:p>Dashboard.vue:219 tumpukan yang belum diterima : 40</text:p>
          </table:table-cell>
          <table:table-cell office:value-type="string" calcext:value-type="string">
            <text:p>Dashboard.vue:212 592</text:p>
          </table:table-cell>
          <table:table-cell office:value-type="string" calcext:value-type="string">
            <text:p>Dashboard.vue:212 897</text:p>
          </table:table-cell>
          <table:table-cell office:value-type="string" calcext:value-type="string">
            <text:p>Dashboard.vue:212 495</text:p>
          </table:table-cell>
          <table:table-cell/>
          <table:table-cell office:value-type="string" calcext:value-type="string">
            <text:p>Dashboard.vue:212 111</text:p>
          </table:table-cell>
          <table:table-cell office:value-type="string" calcext:value-type="string">
            <text:p>Dashboard.vue:212 208</text:p>
          </table:table-cell>
          <table:table-cell office:value-type="string" calcext:value-type="string">
            <text:p>Dashboard.vue:212 393</text:p>
          </table:table-cell>
          <table:table-cell office:value-type="string" calcext:value-type="string">
            <text:p>Dashboard.vue:212 442</text:p>
          </table:table-cell>
          <table:table-cell office:value-type="string" calcext:value-type="string">
            <text:p>Dashboard.vue:212 508</text:p>
          </table:table-cell>
          <table:table-cell office:value-type="string" calcext:value-type="string">
            <text:p>Dashboard.vue:212 461</text:p>
          </table:table-cell>
          <table:table-cell/>
          <table:table-cell office:value-type="string" calcext:value-type="string">
            <text:p>Dashboard.vue:212 72</text:p>
          </table:table-cell>
          <table:table-cell office:value-type="string" calcext:value-type="string">
            <text:p>Dashboard.vue:212 63</text:p>
          </table:table-cell>
          <table:table-cell office:value-type="string" calcext:value-type="string">
            <text:p>Dashboard.vue:212 271</text:p>
          </table:table-cell>
          <table:table-cell office:value-type="string" calcext:value-type="string">
            <text:p>Dashboard.vue:212 284</text:p>
          </table:table-cell>
          <table:table-cell office:value-type="string" calcext:value-type="string">
            <text:p>Dashboard.vue:212 680</text:p>
          </table:table-cell>
          <table:table-cell office:value-type="string" calcext:value-type="string">
            <text:p>Dashboard.vue:212 381</text:p>
          </table:table-cell>
        </table:table-row>
        <table:table-row table:style-name="ro1">
          <table:table-cell/>
          <table:table-cell office:value-type="string" calcext:value-type="string">
            <text:p>Dashboard.vue:212 2019-07-23T14:18:29.851Z</text:p>
          </table:table-cell>
          <table:table-cell office:value-type="string" calcext:value-type="string">
            <text:p>Dashboard.vue:212 2019-07-23T14:20:08.564Z</text:p>
          </table:table-cell>
          <table:table-cell office:value-type="string" calcext:value-type="string">
            <text:p>Dashboard.vue:212 2019-07-23T14:20:37.995Z</text:p>
          </table:table-cell>
          <table:table-cell office:value-type="string" calcext:value-type="string">
            <text:p>Dashboard.vue:212 2019-07-23T14:21:14.184Z</text:p>
          </table:table-cell>
          <table:table-cell office:value-type="string" calcext:value-type="string">
            <text:p>Dashboard.vue:212 2019-07-23T14:21:50.171Z</text:p>
          </table:table-cell>
          <table:table-cell office:value-type="string" calcext:value-type="string">
            <text:p>Dashboard.vue:220 (40) ["2019-07-23T14:22:25.373Z", "2019-07-23T14:22:25.376Z", "2019-07-23T14:22:25.380Z", "2019-07-23T14:22:25.384Z", "2019-07-23T14:22:25.388Z", "2019-07-23T14:22:25.392Z", "2019-07-23T14:22:25.395Z", "2019-07-23T14:22:25.430Z", "2019-07-23T14:22:25.432Z", "2019-07-23T14:22:25.438Z", "2019-07-23T14:22:25.439Z", "2019-07-23T14:22:25.444Z", "2019-07-23T14:22:25.448Z", "2019-07-23T14:22:25.452Z", "2019-07-23T14:22:25.456Z", "2019-07-23T14:22:25.460Z", "2019-07-23T14:22:25.464Z", "2019-07-23T14:22:25.473Z", "2019-07-23T14:22:25.479Z", "2019-07-23T14:22:25.480Z", "2019-07-23T14:22:25.484Z", "2019-07-23T14:22:25.488Z", "2019-07-23T14:22:25.491Z", "2019-07-23T14:22:25.496Z", "2019-07-23T14:22:25.500Z", "2019-07-23T14:22:25.504Z", "2019-07-23T14:22:25.508Z", "2019-07-23T14:22:25.518Z", "2019-07-23T14:22:25.522Z", "2019-07-23T14:22:25.529Z", "2019-07-23T14:22:25.534Z", "2019-07-23T14:22:25.541Z", "2019-07-23T14:22:25.546Z", "2019-07-23T14:22:25.548Z", "2019-07-23T14:22:25.552Z", "2019-07-23T14:22:25.555Z", "2019-07-23T14:22:25.564Z", "2019-07-23T14:22:25.565Z", "2019-07-23T14:22:25.570Z", "2019-07-23T14:22:25.572Z"]</text:p>
          </table:table-cell>
          <table:table-cell/>
          <table:table-cell office:value-type="string" calcext:value-type="string">
            <text:p>Dashboard.vue:212 2019-07-23T14:29:29.810Z</text:p>
          </table:table-cell>
          <table:table-cell office:value-type="string" calcext:value-type="string">
            <text:p>Dashboard.vue:212 2019-07-23T14:30:08.980Z</text:p>
          </table:table-cell>
          <table:table-cell office:value-type="string" calcext:value-type="string">
            <text:p>Dashboard.vue:220 (40) ["2019-07-23T14:30:57.592Z", "2019-07-23T14:30:57.602Z", "2019-07-23T14:30:57.608Z", "2019-07-23T14:30:57.620Z", "2019-07-23T14:30:57.633Z", "2019-07-23T14:30:57.640Z", "2019-07-23T14:30:57.649Z", "2019-07-23T14:30:57.658Z", "2019-07-23T14:30:57.669Z", "2019-07-23T14:30:57.679Z", "2019-07-23T14:30:57.690Z", "2019-07-23T14:30:57.699Z", "2019-07-23T14:30:57.709Z", "2019-07-23T14:30:57.720Z", "2019-07-23T14:30:57.745Z", "2019-07-23T14:30:57.752Z", "2019-07-23T14:30:57.759Z", "2019-07-23T14:30:57.773Z", "2019-07-23T14:30:57.780Z", "2019-07-23T14:30:57.788Z", "2019-07-23T14:30:57.809Z", "2019-07-23T14:30:57.819Z", "2019-07-23T14:30:57.829Z", "2019-07-23T14:30:57.839Z", "2019-07-23T14:30:57.849Z", "2019-07-23T14:30:57.861Z", "2019-07-23T14:30:57.884Z", "2019-07-23T14:30:57.914Z", "2019-07-23T14:30:57.954Z", "2019-07-23T14:30:57.962Z", "2019-07-23T14:30:57.969Z", "2019-07-23T14:30:57.978Z", "2019-07-23T14:30:57.989Z", "2019-07-23T14:30:57.998Z", "2019-07-23T14:30:58.009Z", "2019-07-23T14:30:58.018Z", "2019-07-23T14:30:58.029Z", "2019-07-23T14:30:58.039Z", "2019-07-23T14:30:58.048Z", "2019-07-23T14:30:58.059Z"]</text:p>
          </table:table-cell>
          <table:table-cell office:value-type="string" calcext:value-type="string">
            <text:p>Dashboard.vue:212 2019-07-23T14:31:39.819Z</text:p>
          </table:table-cell>
          <table:table-cell office:value-type="string" calcext:value-type="string">
            <text:p>Dashboard.vue:212 2019-07-23T14:32:17.393Z</text:p>
          </table:table-cell>
          <table:table-cell office:value-type="string" calcext:value-type="string">
            <text:p>Dashboard.vue:212 2019-07-23T14:32:59.123Z</text:p>
          </table:table-cell>
          <table:table-cell/>
          <table:table-cell office:value-type="string" calcext:value-type="string">
            <text:p>Dashboard.vue:212 2019-07-23T14:12:49.962Z</text:p>
          </table:table-cell>
          <table:table-cell office:value-type="string" calcext:value-type="string">
            <text:p>Dashboard.vue:212 2019-07-23T14:13:24.721Z</text:p>
          </table:table-cell>
          <table:table-cell office:value-type="string" calcext:value-type="string">
            <text:p>Dashboard.vue:212 2019-07-23T14:13:52.484Z</text:p>
          </table:table-cell>
          <table:table-cell office:value-type="string" calcext:value-type="string">
            <text:p>Dashboard.vue:212 2019-07-23T14:14:24.015Z</text:p>
          </table:table-cell>
          <table:table-cell office:value-type="string" calcext:value-type="string">
            <text:p>Dashboard.vue:212 2019-07-23T14:15:16.773Z</text:p>
          </table:table-cell>
          <table:table-cell office:value-type="string" calcext:value-type="string">
            <text:p>Dashboard.vue:212 2019-07-23T14:16:02.095Z</text:p>
          </table:table-cell>
          <table:table-cell/>
          <table:table-cell office:value-type="string" calcext:value-type="string">
            <text:p>Dashboard.vue:212 2019-07-23T14:08:24.769Z</text:p>
          </table:table-cell>
          <table:table-cell office:value-type="string" calcext:value-type="string">
            <text:p>Dashboard.vue:212 2019-07-23T14:09:24.764Z</text:p>
          </table:table-cell>
          <table:table-cell office:value-type="string" calcext:value-type="string">
            <text:p>Dashboard.vue:212 2019-07-23T14:09:57.865Z</text:p>
          </table:table-cell>
          <table:table-cell office:value-type="string" calcext:value-type="string">
            <text:p>Dashboard.vue:212 2019-07-23T14:10:54.737Z</text:p>
          </table:table-cell>
          <table:table-cell office:value-type="string" calcext:value-type="string">
            <text:p>Dashboard.vue:212 2019-07-23T14:11:26.492Z</text:p>
          </table:table-cell>
          <table:table-cell office:value-type="string" calcext:value-type="string">
            <text:p>Dashboard.vue:212 2019-07-23T14:12:02.130Z</text:p>
          </table:table-cell>
        </table:table-row>
        <table:table-row table:style-name="ro1">
          <table:table-cell/>
          <table:table-cell office:value-type="string" calcext:value-type="string">
            <text:p>Dashboard.vue:212 92</text:p>
          </table:table-cell>
          <table:table-cell office:value-type="string" calcext:value-type="string">
            <text:p>Dashboard.vue:212 196</text:p>
          </table:table-cell>
          <table:table-cell office:value-type="string" calcext:value-type="string">
            <text:p>Dashboard.vue:212 296</text:p>
          </table:table-cell>
          <table:table-cell office:value-type="string" calcext:value-type="string">
            <text:p>Dashboard.vue:219 tumpukan yang belum diterima : 39</text:p>
          </table:table-cell>
          <table:table-cell office:value-type="string" calcext:value-type="string">
            <text:p>Dashboard.vue:219 tumpukan yang belum diterima : 40</text:p>
          </table:table-cell>
          <table:table-cell office:value-type="string" calcext:value-type="string">
            <text:p>Dashboard.vue:212 693</text:p>
          </table:table-cell>
          <table:table-cell/>
          <table:table-cell office:value-type="string" calcext:value-type="string">
            <text:p>Dashboard.vue:212 203</text:p>
          </table:table-cell>
          <table:table-cell office:value-type="string" calcext:value-type="string">
            <text:p>Dashboard.vue:212 82</text:p>
          </table:table-cell>
          <table:table-cell office:value-type="string" calcext:value-type="string">
            <text:p>Dashboard.vue:212 676</text:p>
          </table:table-cell>
          <table:table-cell office:value-type="string" calcext:value-type="string">
            <text:p>Dashboard.vue:219 tumpukan yang belum diterima : 39</text:p>
          </table:table-cell>
          <table:table-cell office:value-type="string" calcext:value-type="string">
            <text:p>Dashboard.vue:219 tumpukan yang belum diterima : 40</text:p>
          </table:table-cell>
          <table:table-cell office:value-type="string" calcext:value-type="string">
            <text:p>Dashboard.vue:219 tumpukan yang belum diterima : 39</text:p>
          </table:table-cell>
          <table:table-cell/>
          <table:table-cell office:value-type="string" calcext:value-type="string">
            <text:p>Dashboard.vue:212 43</text:p>
          </table:table-cell>
          <table:table-cell office:value-type="string" calcext:value-type="string">
            <text:p>Dashboard.vue:212 177</text:p>
          </table:table-cell>
          <table:table-cell office:value-type="string" calcext:value-type="string">
            <text:p>Dashboard.vue:219 tumpukan yang belum diterima : 31</text:p>
          </table:table-cell>
          <table:table-cell table:number-columns-repeated="3" office:value-type="string" calcext:value-type="string">
            <text:p>Dashboard.vue:219 tumpukan yang belum diterima : 40</text:p>
          </table:table-cell>
          <table:table-cell/>
          <table:table-cell office:value-type="string" calcext:value-type="string">
            <text:p>Dashboard.vue:212 16</text:p>
          </table:table-cell>
          <table:table-cell office:value-type="string" calcext:value-type="string">
            <text:p>Dashboard.vue:212 56</text:p>
          </table:table-cell>
          <table:table-cell office:value-type="string" calcext:value-type="string">
            <text:p>Dashboard.vue:212 265</text:p>
          </table:table-cell>
          <table:table-cell office:value-type="string" calcext:value-type="string">
            <text:p>Dashboard.vue:219 tumpukan yang belum diterima : 34</text:p>
          </table:table-cell>
          <table:table-cell table:number-columns-repeated="2" office:value-type="string" calcext:value-type="string">
            <text:p>Dashboard.vue:219 tumpukan yang belum diterima : 40</text:p>
          </table:table-cell>
        </table:table-row>
        <table:table-row table:style-name="ro1">
          <table:table-cell/>
          <table:table-cell office:value-type="string" calcext:value-type="string">
            <text:p>Dashboard.vue:212 2019-07-23T14:18:29.943Z</text:p>
          </table:table-cell>
          <table:table-cell office:value-type="string" calcext:value-type="string">
            <text:p>Dashboard.vue:212 2019-07-23T14:20:08.607Z</text:p>
          </table:table-cell>
          <table:table-cell office:value-type="string" calcext:value-type="string">
            <text:p>Dashboard.vue:212 2019-07-23T14:20:38.005Z</text:p>
          </table:table-cell>
          <table:table-cell office:value-type="string" calcext:value-type="string">
            <text:p>Dashboard.vue:220 (39) ["2019-07-23T14:21:14.125Z", "2019-07-23T14:21:14.130Z", "2019-07-23T14:21:14.135Z", "2019-07-23T14:21:14.140Z", "2019-07-23T14:21:14.145Z", "2019-07-23T14:21:14.150Z", "2019-07-23T14:21:14.191Z", "2019-07-23T14:21:14.197Z", "2019-07-23T14:21:14.200Z", "2019-07-23T14:21:14.209Z", "2019-07-23T14:21:14.210Z", "2019-07-23T14:21:14.216Z", "2019-07-23T14:21:14.228Z", "2019-07-23T14:21:14.233Z", "2019-07-23T14:21:14.235Z", "2019-07-23T14:21:14.240Z", "2019-07-23T14:21:14.251Z", "2019-07-23T14:21:14.259Z", "2019-07-23T14:21:14.261Z", "2019-07-23T14:21:14.265Z", "2019-07-23T14:21:14.270Z", "2019-07-23T14:21:14.274Z", "2019-07-23T14:21:14.280Z", "2019-07-23T14:21:14.288Z", "2019-07-23T14:21:14.290Z", "2019-07-23T14:21:14.295Z", "2019-07-23T14:21:14.300Z", "2019-07-23T14:21:14.305Z", "2019-07-23T14:21:14.325Z", "2019-07-23T14:21:14.326Z", "2019-07-23T14:21:14.331Z", "2019-07-23T14:21:14.337Z", "2019-07-23T14:21:14.341Z", "2019-07-23T14:21:14.346Z", "2019-07-23T14:21:14.350Z", "2019-07-23T14:21:14.355Z", "2019-07-23T14:21:14.361Z", "2019-07-23T14:21:14.365Z", "2019-07-23T14:21:14.370Z"]</text:p>
          </table:table-cell>
          <table:table-cell office:value-type="string" calcext:value-type="string">
            <text:p>Dashboard.vue:220 (40) ["2019-07-23T14:21:50.175Z", "2019-07-23T14:21:50.179Z", "2019-07-23T14:21:50.183Z", "2019-07-23T14:21:50.187Z", "2019-07-23T14:21:50.191Z", "2019-07-23T14:21:50.195Z", "2019-07-23T14:21:50.242Z", "2019-07-23T14:21:50.243Z", "2019-07-23T14:21:50.250Z", "2019-07-23T14:21:50.253Z", "2019-07-23T14:21:50.255Z", "2019-07-23T14:21:50.258Z", "2019-07-23T14:21:50.263Z", "2019-07-23T14:21:50.267Z", "2019-07-23T14:21:50.271Z", "2019-07-23T14:21:50.275Z", "2019-07-23T14:21:50.280Z", "2019-07-23T14:21:50.283Z", "2019-07-23T14:21:50.290Z", "2019-07-23T14:21:50.295Z", "2019-07-23T14:21:50.299Z", "2019-07-23T14:21:50.304Z", "2019-07-23T14:21:50.307Z", "2019-07-23T14:21:50.311Z", "2019-07-23T14:21:50.317Z", "2019-07-23T14:21:50.318Z", "2019-07-23T14:21:50.323Z", "2019-07-23T14:21:50.328Z", "2019-07-23T14:21:50.332Z", "2019-07-23T14:21:50.337Z", "2019-07-23T14:21:50.339Z", "2019-07-23T14:21:50.344Z", "2019-07-23T14:21:50.347Z", "2019-07-23T14:21:50.355Z", "2019-07-23T14:21:50.365Z", "2019-07-23T14:21:50.370Z", "2019-07-23T14:21:50.377Z", "2019-07-23T14:21:50.381Z", "2019-07-23T14:21:50.388Z", "2019-07-23T14:21:50.390Z"]</text:p>
          </table:table-cell>
          <table:table-cell office:value-type="string" calcext:value-type="string">
            <text:p>Dashboard.vue:212 2019-07-23T14:22:25.373Z</text:p>
          </table:table-cell>
          <table:table-cell/>
          <table:table-cell office:value-type="string" calcext:value-type="string">
            <text:p>Dashboard.vue:212 2019-07-23T14:29:29.911Z</text:p>
          </table:table-cell>
          <table:table-cell office:value-type="string" calcext:value-type="string">
            <text:p>Dashboard.vue:212 2019-07-23T14:30:09.029Z</text:p>
          </table:table-cell>
          <table:table-cell office:value-type="string" calcext:value-type="string">
            <text:p>Dashboard.vue:212 2019-07-23T14:30:57.592Z</text:p>
          </table:table-cell>
          <table:table-cell office:value-type="string" calcext:value-type="string">
            <text:p>Dashboard.vue:220 (39) ["2019-07-23T14:31:39.831Z", "2019-07-23T14:31:39.836Z", "2019-07-23T14:31:39.840Z", "2019-07-23T14:31:39.850Z", "2019-07-23T14:31:39.854Z", "2019-07-23T14:31:39.874Z", "2019-07-23T14:31:39.878Z", "2019-07-23T14:31:39.880Z", "2019-07-23T14:31:39.886Z", "2019-07-23T14:31:39.890Z", "2019-07-23T14:31:39.904Z", "2019-07-23T14:31:39.922Z", "2019-07-23T14:31:39.927Z", "2019-07-23T14:31:39.931Z", "2019-07-23T14:31:39.939Z", "2019-07-23T14:31:39.945Z", "2019-07-23T14:31:39.950Z", "2019-07-23T14:31:39.957Z", "2019-07-23T14:31:39.960Z", "2019-07-23T14:31:39.965Z", "2019-07-23T14:31:39.973Z", "2019-07-23T14:31:39.989Z", "2019-07-23T14:31:39.996Z", "2019-07-23T14:31:40.000Z", "2019-07-23T14:31:40.005Z", "2019-07-23T14:31:40.010Z", "2019-07-23T14:31:40.015Z", "2019-07-23T14:31:40.041Z", "2019-07-23T14:31:40.045Z", "2019-07-23T14:31:40.051Z", "2019-07-23T14:31:40.058Z", "2019-07-23T14:31:40.064Z", "2019-07-23T14:31:40.084Z", "2019-07-23T14:31:40.121Z", "2019-07-23T14:31:40.156Z", "2019-07-23T14:31:40.165Z", "2019-07-23T14:31:40.171Z", "2019-07-23T14:31:40.175Z", "2019-07-23T14:31:40.180Z"]</text:p>
          </table:table-cell>
          <table:table-cell office:value-type="string" calcext:value-type="string">
            <text:p>Dashboard.vue:220 (40) ["2019-07-23T14:32:17.395Z", "2019-07-23T14:32:17.399Z", "2019-07-23T14:32:17.403Z", "2019-07-23T14:32:17.407Z", "2019-07-23T14:32:17.412Z", "2019-07-23T14:32:17.417Z", "2019-07-23T14:32:17.424Z", "2019-07-23T14:32:17.428Z", "2019-07-23T14:32:17.431Z", "2019-07-23T14:32:17.435Z", "2019-07-23T14:32:17.448Z", "2019-07-23T14:32:17.456Z", "2019-07-23T14:32:17.471Z", "2019-07-23T14:32:17.476Z", "2019-07-23T14:32:17.495Z", "2019-07-23T14:32:17.500Z", "2019-07-23T14:32:17.505Z", "2019-07-23T14:32:17.514Z", "2019-07-23T14:32:17.517Z", "2019-07-23T14:32:17.519Z", "2019-07-23T14:32:17.524Z", "2019-07-23T14:32:17.527Z", "2019-07-23T14:32:17.531Z", "2019-07-23T14:32:17.535Z", "2019-07-23T14:32:17.539Z", "2019-07-23T14:32:17.544Z", "2019-07-23T14:32:17.558Z", "2019-07-23T14:32:17.570Z", "2019-07-23T14:32:17.580Z", "2019-07-23T14:32:17.585Z", "2019-07-23T14:32:17.587Z", "2019-07-23T14:32:17.594Z", "2019-07-23T14:32:17.598Z", "2019-07-23T14:32:17.602Z", "2019-07-23T14:32:17.604Z", "2019-07-23T14:32:17.616Z", "2019-07-23T14:32:17.620Z", "2019-07-23T14:32:17.626Z", "2019-07-23T14:32:17.629Z", "2019-07-23T14:32:17.631Z"]</text:p>
          </table:table-cell>
          <table:table-cell office:value-type="string" calcext:value-type="string">
            <text:p>Dashboard.vue:220 (39) ["2019-07-23T14:32:59.127Z", "2019-07-23T14:32:59.131Z", "2019-07-23T14:32:59.135Z", "2019-07-23T14:32:59.139Z", "2019-07-23T14:32:59.143Z", "2019-07-23T14:32:59.147Z", "2019-07-23T14:32:59.151Z", "2019-07-23T14:32:59.156Z", "2019-07-23T14:32:59.159Z", "2019-07-23T14:32:59.164Z", "2019-07-23T14:32:59.167Z", "2019-07-23T14:32:59.171Z", "2019-07-23T14:32:59.175Z", "2019-07-23T14:32:59.179Z", "2019-07-23T14:32:59.183Z", "2019-07-23T14:32:59.187Z", "2019-07-23T14:32:59.191Z", "2019-07-23T14:32:59.202Z", "2019-07-23T14:32:59.207Z", "2019-07-23T14:32:59.211Z", "2019-07-23T14:32:59.216Z", "2019-07-23T14:32:59.221Z", "2019-07-23T14:32:59.224Z", "2019-07-23T14:32:59.229Z", "2019-07-23T14:32:59.231Z", "2019-07-23T14:32:59.239Z", "2019-07-23T14:32:59.243Z", "2019-07-23T14:32:59.250Z", "2019-07-23T14:32:59.252Z", "2019-07-23T14:32:59.257Z", "2019-07-23T14:32:59.264Z", "2019-07-23T14:32:59.315Z", "2019-07-23T14:32:59.319Z", "2019-07-23T14:32:59.323Z", "2019-07-23T14:32:59.329Z", "2019-07-23T14:32:59.333Z", "2019-07-23T14:32:59.335Z", "2019-07-23T14:32:59.348Z", "2019-07-23T14:32:59.352Z"]</text:p>
          </table:table-cell>
          <table:table-cell/>
          <table:table-cell office:value-type="string" calcext:value-type="string">
            <text:p>Dashboard.vue:212 2019-07-23T14:12:50.062Z</text:p>
          </table:table-cell>
          <table:table-cell office:value-type="string" calcext:value-type="string">
            <text:p>Dashboard.vue:212 2019-07-23T14:13:24.771Z</text:p>
          </table:table-cell>
          <table:table-cell office:value-type="string" calcext:value-type="string">
            <text:p>Dashboard.vue:220 (31) ["2019-07-23T14:13:52.324Z", "2019-07-23T14:13:52.396Z", "2019-07-23T14:13:52.404Z", "2019-07-23T14:13:52.444Z", "2019-07-23T14:13:52.494Z", "2019-07-23T14:13:52.507Z", "2019-07-23T14:13:52.514Z", "2019-07-23T14:13:52.525Z", "2019-07-23T14:13:52.534Z", "2019-07-23T14:13:52.544Z", "2019-07-23T14:13:52.569Z", "2019-07-23T14:13:52.578Z", "2019-07-23T14:13:52.585Z", "2019-07-23T14:13:52.594Z", "2019-07-23T14:13:52.615Z", "2019-07-23T14:13:52.660Z", "2019-07-23T14:13:52.664Z", "2019-07-23T14:13:52.674Z", "2019-07-23T14:13:52.684Z", "2019-07-23T14:13:52.694Z", "2019-07-23T14:13:52.712Z", "2019-07-23T14:13:52.715Z", "2019-07-23T14:13:52.724Z", "2019-07-23T14:13:52.772Z", "2019-07-23T14:13:52.775Z", "2019-07-23T14:13:52.785Z", "2019-07-23T14:13:52.806Z", "2019-07-23T14:13:52.818Z", "2019-07-23T14:13:52.824Z", "2019-07-23T14:13:52.836Z", "2019-07-23T14:13:52.847Z"]</text:p>
          </table:table-cell>
          <table:table-cell office:value-type="string" calcext:value-type="string">
            <text:p>Dashboard.vue:220 (40) ["2019-07-23T14:14:23.826Z", "2019-07-23T14:14:23.830Z", "2019-07-23T14:14:23.836Z", "2019-07-23T14:14:23.841Z", "2019-07-23T14:14:23.846Z", "2019-07-23T14:14:23.851Z", "2019-07-23T14:14:23.855Z", "2019-07-23T14:14:23.865Z", "2019-07-23T14:14:23.875Z", "2019-07-23T14:14:23.880Z", "2019-07-23T14:14:23.886Z", "2019-07-23T14:14:23.891Z", "2019-07-23T14:14:23.895Z", "2019-07-23T14:14:23.900Z", "2019-07-23T14:14:23.906Z", "2019-07-23T14:14:23.911Z", "2019-07-23T14:14:23.916Z", "2019-07-23T14:14:23.920Z", "2019-07-23T14:14:23.925Z", "2019-07-23T14:14:23.931Z", "2019-07-23T14:14:23.936Z", "2019-07-23T14:14:23.941Z", "2019-07-23T14:14:23.945Z", "2019-07-23T14:14:23.950Z", "2019-07-23T14:14:23.955Z", "2019-07-23T14:14:23.961Z", "2019-07-23T14:14:23.966Z", "2019-07-23T14:14:23.971Z", "2019-07-23T14:14:23.976Z", "2019-07-23T14:14:24.021Z", "2019-07-23T14:14:24.026Z", "2019-07-23T14:14:24.031Z", "2019-07-23T14:14:24.038Z", "2019-07-23T14:14:24.047Z", "2019-07-23T14:14:24.057Z", "2019-07-23T14:14:24.063Z", "2019-07-23T14:14:24.066Z", "2019-07-23T14:14:24.085Z", "2019-07-23T14:14:24.090Z", "2019-07-23T14:14:24.095Z"]</text:p>
          </table:table-cell>
          <table:table-cell office:value-type="string" calcext:value-type="string">
            <text:p>Dashboard.vue:220 (40) ["2019-07-23T14:15:16.611Z", "2019-07-23T14:15:16.614Z", "2019-07-23T14:15:16.622Z", "2019-07-23T14:15:16.625Z", "2019-07-23T14:15:16.633Z", "2019-07-23T14:15:16.635Z", "2019-07-23T14:15:16.638Z", "2019-07-23T14:15:16.649Z", "2019-07-23T14:15:16.656Z", "2019-07-23T14:15:16.658Z", "2019-07-23T14:15:16.661Z", "2019-07-23T14:15:16.664Z", "2019-07-23T14:15:16.669Z", "2019-07-23T14:15:16.673Z", "2019-07-23T14:15:16.677Z", "2019-07-23T14:15:16.681Z", "2019-07-23T14:15:16.685Z", "2019-07-23T14:15:16.689Z", "2019-07-23T14:15:16.693Z", "2019-07-23T14:15:16.697Z", "2019-07-23T14:15:16.702Z", "2019-07-23T14:15:16.704Z", "2019-07-23T14:15:16.709Z", "2019-07-23T14:15:16.713Z", "2019-07-23T14:15:16.718Z", "2019-07-23T14:15:16.721Z", "2019-07-23T14:15:16.725Z", "2019-07-23T14:15:16.729Z", "2019-07-23T14:15:16.733Z", "2019-07-23T14:15:16.778Z", "2019-07-23T14:15:16.781Z", "2019-07-23T14:15:16.785Z", "2019-07-23T14:15:16.789Z", "2019-07-23T14:15:16.793Z", "2019-07-23T14:15:16.798Z", "2019-07-23T14:15:16.802Z", "2019-07-23T14:15:16.806Z", "2019-07-23T14:15:16.811Z", "2019-07-23T14:15:16.819Z", "2019-07-23T14:15:16.824Z"]</text:p>
          </table:table-cell>
          <table:table-cell office:value-type="string" calcext:value-type="string">
            <text:p>Dashboard.vue:220 (40) ["2019-07-23T14:16:01.944Z", "2019-07-23T14:16:01.951Z", "2019-07-23T14:16:01.954Z", "2019-07-23T14:16:01.959Z", "2019-07-23T14:16:01.962Z", "2019-07-23T14:16:01.966Z", "2019-07-23T14:16:01.970Z", "2019-07-23T14:16:01.986Z", "2019-07-23T14:16:01.990Z", "2019-07-23T14:16:01.994Z", "2019-07-23T14:16:01.998Z", "2019-07-23T14:16:02.002Z", "2019-07-23T14:16:02.007Z", "2019-07-23T14:16:02.010Z", "2019-07-23T14:16:02.014Z", "2019-07-23T14:16:02.019Z", "2019-07-23T14:16:02.022Z", "2019-07-23T14:16:02.026Z", "2019-07-23T14:16:02.030Z", "2019-07-23T14:16:02.034Z", "2019-07-23T14:16:02.039Z", "2019-07-23T14:16:02.043Z", "2019-07-23T14:16:02.047Z", "2019-07-23T14:16:02.050Z", "2019-07-23T14:16:02.054Z", "2019-07-23T14:16:02.058Z", "2019-07-23T14:16:02.063Z", "2019-07-23T14:16:02.098Z", "2019-07-23T14:16:02.104Z", "2019-07-23T14:16:02.108Z", "2019-07-23T14:16:02.110Z", "2019-07-23T14:16:02.120Z", "2019-07-23T14:16:02.123Z", "2019-07-23T14:16:02.128Z", "2019-07-23T14:16:02.131Z", "2019-07-23T14:16:02.138Z", "2019-07-23T14:16:02.150Z", "2019-07-23T14:16:02.169Z", "2019-07-23T14:16:02.175Z", "2019-07-23T14:16:02.178Z"]</text:p>
          </table:table-cell>
          <table:table-cell/>
          <table:table-cell office:value-type="string" calcext:value-type="string">
            <text:p>Dashboard.vue:212 2019-07-23T14:08:24.869Z</text:p>
          </table:table-cell>
          <table:table-cell office:value-type="string" calcext:value-type="string">
            <text:p>Dashboard.vue:212 2019-07-23T14:09:24.813Z</text:p>
          </table:table-cell>
          <table:table-cell office:value-type="string" calcext:value-type="string">
            <text:p>Dashboard.vue:212 2019-07-23T14:09:57.877Z</text:p>
          </table:table-cell>
          <table:table-cell office:value-type="string" calcext:value-type="string">
            <text:p>Dashboard.vue:220 (34) ["2019-07-23T14:10:54.741Z", "2019-07-23T14:10:54.746Z", "2019-07-23T14:10:54.751Z", "2019-07-23T14:10:54.756Z", "2019-07-23T14:10:54.761Z", "2019-07-23T14:10:54.767Z", "2019-07-23T14:10:54.771Z", "2019-07-23T14:10:54.776Z", "2019-07-23T14:10:54.787Z", "2019-07-23T14:10:54.791Z", "2019-07-23T14:10:54.798Z", "2019-07-23T14:10:54.800Z", "2019-07-23T14:10:54.806Z", "2019-07-23T14:10:54.811Z", "2019-07-23T14:10:54.816Z", "2019-07-23T14:10:54.821Z", "2019-07-23T14:10:54.826Z", "2019-07-23T14:10:54.831Z", "2019-07-23T14:10:54.836Z", "2019-07-23T14:10:54.840Z", "2019-07-23T14:10:54.846Z", "2019-07-23T14:10:54.851Z", "2019-07-23T14:10:54.860Z", "2019-07-23T14:10:54.865Z", "2019-07-23T14:10:54.865Z", "2019-07-23T14:10:54.871Z", "2019-07-23T14:10:54.875Z", "2019-07-23T14:10:54.881Z", "2019-07-23T14:10:54.886Z", "2019-07-23T14:10:54.899Z", "2019-07-23T14:10:54.901Z", "2019-07-23T14:10:54.944Z", "2019-07-23T14:10:54.945Z", "2019-07-23T14:10:54.951Z"]</text:p>
          </table:table-cell>
          <table:table-cell office:value-type="string" calcext:value-type="string">
            <text:p>Dashboard.vue:220 (40) ["2019-07-23T14:11:26.496Z", "2019-07-23T14:11:26.500Z", "2019-07-23T14:11:26.504Z", "2019-07-23T14:11:26.508Z", "2019-07-23T14:11:26.512Z", "2019-07-23T14:11:26.516Z", "2019-07-23T14:11:26.520Z", "2019-07-23T14:11:26.524Z", "2019-07-23T14:11:26.528Z", "2019-07-23T14:11:26.532Z", "2019-07-23T14:11:26.536Z", "2019-07-23T14:11:26.539Z", "2019-07-23T14:11:26.544Z", "2019-07-23T14:11:26.548Z", "2019-07-23T14:11:26.552Z", "2019-07-23T14:11:26.556Z", "2019-07-23T14:11:26.560Z", "2019-07-23T14:11:26.564Z", "2019-07-23T14:11:26.568Z", "2019-07-23T14:11:26.572Z", "2019-07-23T14:11:26.576Z", "2019-07-23T14:11:26.580Z", "2019-07-23T14:11:26.584Z", "2019-07-23T14:11:26.588Z", "2019-07-23T14:11:26.592Z", "2019-07-23T14:11:26.596Z", "2019-07-23T14:11:26.600Z", "2019-07-23T14:11:26.604Z", "2019-07-23T14:11:26.608Z", "2019-07-23T14:11:26.612Z", "2019-07-23T14:11:26.616Z", "2019-07-23T14:11:26.620Z", "2019-07-23T14:11:26.624Z", "2019-07-23T14:11:26.628Z", "2019-07-23T14:11:26.632Z", "2019-07-23T14:11:26.636Z", "2019-07-23T14:11:26.640Z", "2019-07-23T14:11:26.644Z", "2019-07-23T14:11:26.648Z", "2019-07-23T14:11:26.652Z"]</text:p>
          </table:table-cell>
          <table:table-cell office:value-type="string" calcext:value-type="string">
            <text:p>Dashboard.vue:220 (40) ["2019-07-23T14:12:02.134Z", "2019-07-23T14:12:02.138Z", "2019-07-23T14:12:02.142Z", "2019-07-23T14:12:02.146Z", "2019-07-23T14:12:02.149Z", "2019-07-23T14:12:02.154Z", "2019-07-23T14:12:02.158Z", "2019-07-23T14:12:02.161Z", "2019-07-23T14:12:02.166Z", "2019-07-23T14:12:02.170Z", "2019-07-23T14:12:02.174Z", "2019-07-23T14:12:02.177Z", "2019-07-23T14:12:02.182Z", "2019-07-23T14:12:02.186Z", "2019-07-23T14:12:02.189Z", "2019-07-23T14:12:02.193Z", "2019-07-23T14:12:02.198Z", "2019-07-23T14:12:02.202Z", "2019-07-23T14:12:02.206Z", "2019-07-23T14:12:02.210Z", "2019-07-23T14:12:02.213Z", "2019-07-23T14:12:02.217Z", "2019-07-23T14:12:02.222Z", "2019-07-23T14:12:02.225Z", "2019-07-23T14:12:02.230Z", "2019-07-23T14:12:02.233Z", "2019-07-23T14:12:02.237Z", "2019-07-23T14:12:02.242Z", "2019-07-23T14:12:02.245Z", "2019-07-23T14:12:02.250Z", "2019-07-23T14:12:02.254Z", "2019-07-23T14:12:02.258Z", "2019-07-23T14:12:02.262Z", "2019-07-23T14:12:02.265Z", "2019-07-23T14:12:02.270Z", "2019-07-23T14:12:02.274Z", "2019-07-23T14:12:02.278Z", "2019-07-23T14:12:02.282Z", "2019-07-23T14:12:02.285Z", "2019-07-23T14:12:02.290Z"]</text:p>
          </table:table-cell>
        </table:table-row>
        <table:table-row table:style-name="ro1">
          <table:table-cell/>
          <table:table-cell office:value-type="string" calcext:value-type="string">
            <text:p>Dashboard.vue:212 31</text:p>
          </table:table-cell>
          <table:table-cell office:value-type="string" calcext:value-type="string">
            <text:p>Dashboard.vue:212 175</text:p>
          </table:table-cell>
          <table:table-cell office:value-type="string" calcext:value-type="string">
            <text:p>Dashboard.vue:212 290</text:p>
          </table:table-cell>
          <table:table-cell office:value-type="string" calcext:value-type="string">
            <text:p>Dashboard.vue:212 398</text:p>
          </table:table-cell>
          <table:table-cell office:value-type="string" calcext:value-type="string">
            <text:p>Dashboard.vue:212 501</text:p>
          </table:table-cell>
          <table:table-cell office:value-type="string" calcext:value-type="string">
            <text:p>Dashboard.vue:219 tumpukan yang belum diterima : 39</text:p>
          </table:table-cell>
          <table:table-cell/>
          <table:table-cell office:value-type="string" calcext:value-type="string">
            <text:p>Dashboard.vue:212 125</text:p>
          </table:table-cell>
          <table:table-cell office:value-type="string" calcext:value-type="string">
            <text:p>Dashboard.vue:212 54</text:p>
          </table:table-cell>
          <table:table-cell office:value-type="string" calcext:value-type="string">
            <text:p>Dashboard.vue:219 tumpukan yang belum diterima : 39</text:p>
          </table:table-cell>
          <table:table-cell office:value-type="string" calcext:value-type="string">
            <text:p>Dashboard.vue:212 590</text:p>
          </table:table-cell>
          <table:table-cell office:value-type="string" calcext:value-type="string">
            <text:p>Dashboard.vue:212 901</text:p>
          </table:table-cell>
          <table:table-cell office:value-type="string" calcext:value-type="string">
            <text:p>Dashboard.vue:212 498</text:p>
          </table:table-cell>
          <table:table-cell/>
          <table:table-cell office:value-type="string" calcext:value-type="string">
            <text:p>Dashboard.vue:212 137</text:p>
          </table:table-cell>
          <table:table-cell office:value-type="string" calcext:value-type="string">
            <text:p>Dashboard.vue:212 158</text:p>
          </table:table-cell>
          <table:table-cell office:value-type="string" calcext:value-type="string">
            <text:p>Dashboard.vue:212 493</text:p>
          </table:table-cell>
          <table:table-cell office:value-type="string" calcext:value-type="string">
            <text:p>Dashboard.vue:212 633</text:p>
          </table:table-cell>
          <table:table-cell office:value-type="string" calcext:value-type="string">
            <text:p>Dashboard.vue:212 647</text:p>
          </table:table-cell>
          <table:table-cell office:value-type="string" calcext:value-type="string">
            <text:p>Dashboard.vue:212 465</text:p>
          </table:table-cell>
          <table:table-cell/>
          <table:table-cell office:value-type="string" calcext:value-type="string">
            <text:p>Dashboard.vue:212 76</text:p>
          </table:table-cell>
          <table:table-cell office:value-type="string" calcext:value-type="string">
            <text:p>Dashboard.vue:212 26</text:p>
          </table:table-cell>
          <table:table-cell office:value-type="string" calcext:value-type="string">
            <text:p>Dashboard.vue:212 257</text:p>
          </table:table-cell>
          <table:table-cell office:value-type="string" calcext:value-type="string">
            <text:p>Dashboard.vue:212 289</text:p>
          </table:table-cell>
          <table:table-cell office:value-type="string" calcext:value-type="string">
            <text:p>Dashboard.vue:212 684</text:p>
          </table:table-cell>
          <table:table-cell office:value-type="string" calcext:value-type="string">
            <text:p>Dashboard.vue:212 394</text:p>
          </table:table-cell>
        </table:table-row>
        <table:table-row table:style-name="ro1">
          <table:table-cell/>
          <table:table-cell office:value-type="string" calcext:value-type="string">
            <text:p>Dashboard.vue:212 2019-07-23T14:18:30.053Z</text:p>
          </table:table-cell>
          <table:table-cell office:value-type="string" calcext:value-type="string">
            <text:p>Dashboard.vue:212 2019-07-23T14:20:08.657Z</text:p>
          </table:table-cell>
          <table:table-cell office:value-type="string" calcext:value-type="string">
            <text:p>Dashboard.vue:212 2019-07-23T14:20:38.017Z</text:p>
          </table:table-cell>
          <table:table-cell office:value-type="string" calcext:value-type="string">
            <text:p>Dashboard.vue:212 2019-07-23T14:21:14.125Z</text:p>
          </table:table-cell>
          <table:table-cell office:value-type="string" calcext:value-type="string">
            <text:p>Dashboard.vue:212 2019-07-23T14:21:50.242Z</text:p>
          </table:table-cell>
          <table:table-cell office:value-type="string" calcext:value-type="string">
            <text:p>Dashboard.vue:220 (39) ["2019-07-23T14:22:25.376Z", "2019-07-23T14:22:25.380Z", "2019-07-23T14:22:25.384Z", "2019-07-23T14:22:25.388Z", "2019-07-23T14:22:25.392Z", "2019-07-23T14:22:25.395Z", "2019-07-23T14:22:25.430Z", "2019-07-23T14:22:25.432Z", "2019-07-23T14:22:25.438Z", "2019-07-23T14:22:25.439Z", "2019-07-23T14:22:25.444Z", "2019-07-23T14:22:25.448Z", "2019-07-23T14:22:25.452Z", "2019-07-23T14:22:25.456Z", "2019-07-23T14:22:25.460Z", "2019-07-23T14:22:25.464Z", "2019-07-23T14:22:25.473Z", "2019-07-23T14:22:25.479Z", "2019-07-23T14:22:25.480Z", "2019-07-23T14:22:25.484Z", "2019-07-23T14:22:25.488Z", "2019-07-23T14:22:25.491Z", "2019-07-23T14:22:25.496Z", "2019-07-23T14:22:25.500Z", "2019-07-23T14:22:25.504Z", "2019-07-23T14:22:25.508Z", "2019-07-23T14:22:25.518Z", "2019-07-23T14:22:25.522Z", "2019-07-23T14:22:25.529Z", "2019-07-23T14:22:25.534Z", "2019-07-23T14:22:25.541Z", "2019-07-23T14:22:25.546Z", "2019-07-23T14:22:25.548Z", "2019-07-23T14:22:25.552Z", "2019-07-23T14:22:25.555Z", "2019-07-23T14:22:25.564Z", "2019-07-23T14:22:25.565Z", "2019-07-23T14:22:25.570Z", "2019-07-23T14:22:25.572Z"]</text:p>
          </table:table-cell>
          <table:table-cell/>
          <table:table-cell office:value-type="string" calcext:value-type="string">
            <text:p>Dashboard.vue:212 2019-07-23T14:29:30.010Z</text:p>
          </table:table-cell>
          <table:table-cell office:value-type="string" calcext:value-type="string">
            <text:p>Dashboard.vue:212 2019-07-23T14:30:09.082Z</text:p>
          </table:table-cell>
          <table:table-cell office:value-type="string" calcext:value-type="string">
            <text:p>Dashboard.vue:220 (39) ["2019-07-23T14:30:57.602Z", "2019-07-23T14:30:57.608Z", "2019-07-23T14:30:57.620Z", "2019-07-23T14:30:57.633Z", "2019-07-23T14:30:57.640Z", "2019-07-23T14:30:57.649Z", "2019-07-23T14:30:57.658Z", "2019-07-23T14:30:57.669Z", "2019-07-23T14:30:57.679Z", "2019-07-23T14:30:57.690Z", "2019-07-23T14:30:57.699Z", "2019-07-23T14:30:57.709Z", "2019-07-23T14:30:57.720Z", "2019-07-23T14:30:57.745Z", "2019-07-23T14:30:57.752Z", "2019-07-23T14:30:57.759Z", "2019-07-23T14:30:57.773Z", "2019-07-23T14:30:57.780Z", "2019-07-23T14:30:57.788Z", "2019-07-23T14:30:57.809Z", "2019-07-23T14:30:57.819Z", "2019-07-23T14:30:57.829Z", "2019-07-23T14:30:57.839Z", "2019-07-23T14:30:57.849Z", "2019-07-23T14:30:57.861Z", "2019-07-23T14:30:57.884Z", "2019-07-23T14:30:57.914Z", "2019-07-23T14:30:57.954Z", "2019-07-23T14:30:57.962Z", "2019-07-23T14:30:57.969Z", "2019-07-23T14:30:57.978Z", "2019-07-23T14:30:57.989Z", "2019-07-23T14:30:57.998Z", "2019-07-23T14:30:58.009Z", "2019-07-23T14:30:58.018Z", "2019-07-23T14:30:58.029Z", "2019-07-23T14:30:58.039Z", "2019-07-23T14:30:58.048Z", "2019-07-23T14:30:58.059Z"]</text:p>
          </table:table-cell>
          <table:table-cell office:value-type="string" calcext:value-type="string">
            <text:p>Dashboard.vue:212 2019-07-23T14:31:39.831Z</text:p>
          </table:table-cell>
          <table:table-cell office:value-type="string" calcext:value-type="string">
            <text:p>Dashboard.vue:212 2019-07-23T14:32:17.395Z</text:p>
          </table:table-cell>
          <table:table-cell office:value-type="string" calcext:value-type="string">
            <text:p>Dashboard.vue:212 2019-07-23T14:32:59.127Z</text:p>
          </table:table-cell>
          <table:table-cell/>
          <table:table-cell office:value-type="string" calcext:value-type="string">
            <text:p>Dashboard.vue:212 2019-07-23T14:12:50.162Z</text:p>
          </table:table-cell>
          <table:table-cell office:value-type="string" calcext:value-type="string">
            <text:p>Dashboard.vue:212 2019-07-23T14:13:24.822Z</text:p>
          </table:table-cell>
          <table:table-cell office:value-type="string" calcext:value-type="string">
            <text:p>Dashboard.vue:212 2019-07-23T14:13:52.396Z</text:p>
          </table:table-cell>
          <table:table-cell office:value-type="string" calcext:value-type="string">
            <text:p>Dashboard.vue:212 2019-07-23T14:14:23.841Z</text:p>
          </table:table-cell>
          <table:table-cell office:value-type="string" calcext:value-type="string">
            <text:p>Dashboard.vue:212 2019-07-23T14:15:16.656Z</text:p>
          </table:table-cell>
          <table:table-cell office:value-type="string" calcext:value-type="string">
            <text:p>Dashboard.vue:212 2019-07-23T14:16:02.098Z</text:p>
          </table:table-cell>
          <table:table-cell/>
          <table:table-cell office:value-type="string" calcext:value-type="string">
            <text:p>Dashboard.vue:212 2019-07-23T14:08:24.970Z</text:p>
          </table:table-cell>
          <table:table-cell office:value-type="string" calcext:value-type="string">
            <text:p>Dashboard.vue:212 2019-07-23T14:09:24.864Z</text:p>
          </table:table-cell>
          <table:table-cell office:value-type="string" calcext:value-type="string">
            <text:p>Dashboard.vue:212 2019-07-23T14:09:57.892Z</text:p>
          </table:table-cell>
          <table:table-cell office:value-type="string" calcext:value-type="string">
            <text:p>Dashboard.vue:212 2019-07-23T14:10:54.741Z</text:p>
          </table:table-cell>
          <table:table-cell office:value-type="string" calcext:value-type="string">
            <text:p>Dashboard.vue:212 2019-07-23T14:11:26.496Z</text:p>
          </table:table-cell>
          <table:table-cell office:value-type="string" calcext:value-type="string">
            <text:p>Dashboard.vue:212 2019-07-23T14:12:02.134Z</text:p>
          </table:table-cell>
        </table:table-row>
        <table:table-row table:style-name="ro1">
          <table:table-cell/>
          <table:table-cell office:value-type="string" calcext:value-type="string">
            <text:p>Dashboard.vue:212 100</text:p>
          </table:table-cell>
          <table:table-cell office:value-type="string" calcext:value-type="string">
            <text:p>Dashboard.vue:212 145</text:p>
          </table:table-cell>
          <table:table-cell office:value-type="string" calcext:value-type="string">
            <text:p>Dashboard.vue:212 288</text:p>
          </table:table-cell>
          <table:table-cell office:value-type="string" calcext:value-type="string">
            <text:p>Dashboard.vue:219 tumpukan yang belum diterima : 38</text:p>
          </table:table-cell>
          <table:table-cell office:value-type="string" calcext:value-type="string">
            <text:p>Dashboard.vue:219 tumpukan yang belum diterima : 39</text:p>
          </table:table-cell>
          <table:table-cell office:value-type="string" calcext:value-type="string">
            <text:p>Dashboard.vue:212 643</text:p>
          </table:table-cell>
          <table:table-cell/>
          <table:table-cell office:value-type="string" calcext:value-type="string">
            <text:p>Dashboard.vue:212 51</text:p>
          </table:table-cell>
          <table:table-cell office:value-type="string" calcext:value-type="string">
            <text:p>Dashboard.vue:212 38</text:p>
          </table:table-cell>
          <table:table-cell office:value-type="string" calcext:value-type="string">
            <text:p>Dashboard.vue:212 678</text:p>
          </table:table-cell>
          <table:table-cell office:value-type="string" calcext:value-type="string">
            <text:p>Dashboard.vue:219 tumpukan yang belum diterima : 38</text:p>
          </table:table-cell>
          <table:table-cell office:value-type="string" calcext:value-type="string">
            <text:p>Dashboard.vue:219 tumpukan yang belum diterima : 39</text:p>
          </table:table-cell>
          <table:table-cell office:value-type="string" calcext:value-type="string">
            <text:p>Dashboard.vue:219 tumpukan yang belum diterima : 38</text:p>
          </table:table-cell>
          <table:table-cell/>
          <table:table-cell office:value-type="string" calcext:value-type="string">
            <text:p>Dashboard.vue:212 87</text:p>
          </table:table-cell>
          <table:table-cell office:value-type="string" calcext:value-type="string">
            <text:p>Dashboard.vue:212 218</text:p>
          </table:table-cell>
          <table:table-cell office:value-type="string" calcext:value-type="string">
            <text:p>Dashboard.vue:219 tumpukan yang belum diterima : 30</text:p>
          </table:table-cell>
          <table:table-cell table:number-columns-repeated="3" office:value-type="string" calcext:value-type="string">
            <text:p>Dashboard.vue:219 tumpukan yang belum diterima : 39</text:p>
          </table:table-cell>
          <table:table-cell/>
          <table:table-cell office:value-type="string" calcext:value-type="string">
            <text:p>Dashboard.vue:212 20</text:p>
          </table:table-cell>
          <table:table-cell office:value-type="string" calcext:value-type="string">
            <text:p>Dashboard.vue:212 16</text:p>
          </table:table-cell>
          <table:table-cell office:value-type="string" calcext:value-type="string">
            <text:p>Dashboard.vue:212 261</text:p>
          </table:table-cell>
          <table:table-cell office:value-type="string" calcext:value-type="string">
            <text:p>Dashboard.vue:219 tumpukan yang belum diterima : 33</text:p>
          </table:table-cell>
          <table:table-cell table:number-columns-repeated="2" office:value-type="string" calcext:value-type="string">
            <text:p>Dashboard.vue:219 tumpukan yang belum diterima : 39</text:p>
          </table:table-cell>
        </table:table-row>
        <table:table-row table:style-name="ro1">
          <table:table-cell/>
          <table:table-cell office:value-type="string" calcext:value-type="string">
            <text:p>Dashboard.vue:212 2019-07-23T14:18:30.144Z</text:p>
          </table:table-cell>
          <table:table-cell office:value-type="string" calcext:value-type="string">
            <text:p>Dashboard.vue:212 2019-07-23T14:20:08.708Z</text:p>
          </table:table-cell>
          <table:table-cell office:value-type="string" calcext:value-type="string">
            <text:p>Dashboard.vue:212 2019-07-23T14:20:38.025Z</text:p>
          </table:table-cell>
          <table:table-cell office:value-type="string" calcext:value-type="string">
            <text:p>Dashboard.vue:220 (38) ["2019-07-23T14:21:14.130Z", "2019-07-23T14:21:14.135Z", "2019-07-23T14:21:14.140Z", "2019-07-23T14:21:14.145Z", "2019-07-23T14:21:14.150Z", "2019-07-23T14:21:14.191Z", "2019-07-23T14:21:14.197Z", "2019-07-23T14:21:14.200Z", "2019-07-23T14:21:14.209Z", "2019-07-23T14:21:14.210Z", "2019-07-23T14:21:14.216Z", "2019-07-23T14:21:14.228Z", "2019-07-23T14:21:14.233Z", "2019-07-23T14:21:14.235Z", "2019-07-23T14:21:14.240Z", "2019-07-23T14:21:14.251Z", "2019-07-23T14:21:14.259Z", "2019-07-23T14:21:14.261Z", "2019-07-23T14:21:14.265Z", "2019-07-23T14:21:14.270Z", "2019-07-23T14:21:14.274Z", "2019-07-23T14:21:14.280Z", "2019-07-23T14:21:14.288Z", "2019-07-23T14:21:14.290Z", "2019-07-23T14:21:14.295Z", "2019-07-23T14:21:14.300Z", "2019-07-23T14:21:14.305Z", "2019-07-23T14:21:14.325Z", "2019-07-23T14:21:14.326Z", "2019-07-23T14:21:14.331Z", "2019-07-23T14:21:14.337Z", "2019-07-23T14:21:14.341Z", "2019-07-23T14:21:14.346Z", "2019-07-23T14:21:14.350Z", "2019-07-23T14:21:14.355Z", "2019-07-23T14:21:14.361Z", "2019-07-23T14:21:14.365Z", "2019-07-23T14:21:14.370Z"]</text:p>
          </table:table-cell>
          <table:table-cell office:value-type="string" calcext:value-type="string">
            <text:p>Dashboard.vue:220 (39) ["2019-07-23T14:21:50.175Z", "2019-07-23T14:21:50.179Z", "2019-07-23T14:21:50.183Z", "2019-07-23T14:21:50.187Z", "2019-07-23T14:21:50.191Z", "2019-07-23T14:21:50.195Z", "2019-07-23T14:21:50.243Z", "2019-07-23T14:21:50.250Z", "2019-07-23T14:21:50.253Z", "2019-07-23T14:21:50.255Z", "2019-07-23T14:21:50.258Z", "2019-07-23T14:21:50.263Z", "2019-07-23T14:21:50.267Z", "2019-07-23T14:21:50.271Z", "2019-07-23T14:21:50.275Z", "2019-07-23T14:21:50.280Z", "2019-07-23T14:21:50.283Z", "2019-07-23T14:21:50.290Z", "2019-07-23T14:21:50.295Z", "2019-07-23T14:21:50.299Z", "2019-07-23T14:21:50.304Z", "2019-07-23T14:21:50.307Z", "2019-07-23T14:21:50.311Z", "2019-07-23T14:21:50.317Z", "2019-07-23T14:21:50.318Z", "2019-07-23T14:21:50.323Z", "2019-07-23T14:21:50.328Z", "2019-07-23T14:21:50.332Z", "2019-07-23T14:21:50.337Z", "2019-07-23T14:21:50.339Z", "2019-07-23T14:21:50.344Z", "2019-07-23T14:21:50.347Z", "2019-07-23T14:21:50.355Z", "2019-07-23T14:21:50.365Z", "2019-07-23T14:21:50.370Z", "2019-07-23T14:21:50.377Z", "2019-07-23T14:21:50.381Z", "2019-07-23T14:21:50.388Z", "2019-07-23T14:21:50.390Z"]</text:p>
          </table:table-cell>
          <table:table-cell office:value-type="string" calcext:value-type="string">
            <text:p>Dashboard.vue:212 2019-07-23T14:22:25.430Z</text:p>
          </table:table-cell>
          <table:table-cell/>
          <table:table-cell office:value-type="string" calcext:value-type="string">
            <text:p>Dashboard.vue:212 2019-07-23T14:29:30.111Z</text:p>
          </table:table-cell>
          <table:table-cell office:value-type="string" calcext:value-type="string">
            <text:p>Dashboard.vue:212 2019-07-23T14:30:09.130Z</text:p>
          </table:table-cell>
          <table:table-cell office:value-type="string" calcext:value-type="string">
            <text:p>Dashboard.vue:212 2019-07-23T14:30:57.602Z</text:p>
          </table:table-cell>
          <table:table-cell office:value-type="string" calcext:value-type="string">
            <text:p>Dashboard.vue:220 (38) ["2019-07-23T14:31:39.836Z", "2019-07-23T14:31:39.840Z", "2019-07-23T14:31:39.850Z", "2019-07-23T14:31:39.854Z", "2019-07-23T14:31:39.874Z", "2019-07-23T14:31:39.878Z", "2019-07-23T14:31:39.880Z", "2019-07-23T14:31:39.886Z", "2019-07-23T14:31:39.890Z", "2019-07-23T14:31:39.904Z", "2019-07-23T14:31:39.922Z", "2019-07-23T14:31:39.927Z", "2019-07-23T14:31:39.931Z", "2019-07-23T14:31:39.939Z", "2019-07-23T14:31:39.945Z", "2019-07-23T14:31:39.950Z", "2019-07-23T14:31:39.957Z", "2019-07-23T14:31:39.960Z", "2019-07-23T14:31:39.965Z", "2019-07-23T14:31:39.973Z", "2019-07-23T14:31:39.989Z", "2019-07-23T14:31:39.996Z", "2019-07-23T14:31:40.000Z", "2019-07-23T14:31:40.005Z", "2019-07-23T14:31:40.010Z", "2019-07-23T14:31:40.015Z", "2019-07-23T14:31:40.041Z", "2019-07-23T14:31:40.045Z", "2019-07-23T14:31:40.051Z", "2019-07-23T14:31:40.058Z", "2019-07-23T14:31:40.064Z", "2019-07-23T14:31:40.084Z", "2019-07-23T14:31:40.121Z", "2019-07-23T14:31:40.156Z", "2019-07-23T14:31:40.165Z", "2019-07-23T14:31:40.171Z", "2019-07-23T14:31:40.175Z", "2019-07-23T14:31:40.180Z"]</text:p>
          </table:table-cell>
          <table:table-cell office:value-type="string" calcext:value-type="string">
            <text:p>Dashboard.vue:220 (39) ["2019-07-23T14:32:17.399Z", "2019-07-23T14:32:17.403Z", "2019-07-23T14:32:17.407Z", "2019-07-23T14:32:17.412Z", "2019-07-23T14:32:17.417Z", "2019-07-23T14:32:17.424Z", "2019-07-23T14:32:17.428Z", "2019-07-23T14:32:17.431Z", "2019-07-23T14:32:17.435Z", "2019-07-23T14:32:17.448Z", "2019-07-23T14:32:17.456Z", "2019-07-23T14:32:17.471Z", "2019-07-23T14:32:17.476Z", "2019-07-23T14:32:17.495Z", "2019-07-23T14:32:17.500Z", "2019-07-23T14:32:17.505Z", "2019-07-23T14:32:17.514Z", "2019-07-23T14:32:17.517Z", "2019-07-23T14:32:17.519Z", "2019-07-23T14:32:17.524Z", "2019-07-23T14:32:17.527Z", "2019-07-23T14:32:17.531Z", "2019-07-23T14:32:17.535Z", "2019-07-23T14:32:17.539Z", "2019-07-23T14:32:17.544Z", "2019-07-23T14:32:17.558Z", "2019-07-23T14:32:17.570Z", "2019-07-23T14:32:17.580Z", "2019-07-23T14:32:17.585Z", "2019-07-23T14:32:17.587Z", "2019-07-23T14:32:17.594Z", "2019-07-23T14:32:17.598Z", "2019-07-23T14:32:17.602Z", "2019-07-23T14:32:17.604Z", "2019-07-23T14:32:17.616Z", "2019-07-23T14:32:17.620Z", "2019-07-23T14:32:17.626Z", "2019-07-23T14:32:17.629Z", "2019-07-23T14:32:17.631Z"]</text:p>
          </table:table-cell>
          <table:table-cell office:value-type="string" calcext:value-type="string">
            <text:p>Dashboard.vue:220 (38) ["2019-07-23T14:32:59.131Z", "2019-07-23T14:32:59.135Z", "2019-07-23T14:32:59.139Z", "2019-07-23T14:32:59.143Z", "2019-07-23T14:32:59.147Z", "2019-07-23T14:32:59.151Z", "2019-07-23T14:32:59.156Z", "2019-07-23T14:32:59.159Z", "2019-07-23T14:32:59.164Z", "2019-07-23T14:32:59.167Z", "2019-07-23T14:32:59.171Z", "2019-07-23T14:32:59.175Z", "2019-07-23T14:32:59.179Z", "2019-07-23T14:32:59.183Z", "2019-07-23T14:32:59.187Z", "2019-07-23T14:32:59.191Z", "2019-07-23T14:32:59.202Z", "2019-07-23T14:32:59.207Z", "2019-07-23T14:32:59.211Z", "2019-07-23T14:32:59.216Z", "2019-07-23T14:32:59.221Z", "2019-07-23T14:32:59.224Z", "2019-07-23T14:32:59.229Z", "2019-07-23T14:32:59.231Z", "2019-07-23T14:32:59.239Z", "2019-07-23T14:32:59.243Z", "2019-07-23T14:32:59.250Z", "2019-07-23T14:32:59.252Z", "2019-07-23T14:32:59.257Z", "2019-07-23T14:32:59.264Z", "2019-07-23T14:32:59.315Z", "2019-07-23T14:32:59.319Z", "2019-07-23T14:32:59.323Z", "2019-07-23T14:32:59.329Z", "2019-07-23T14:32:59.333Z", "2019-07-23T14:32:59.335Z", "2019-07-23T14:32:59.348Z", "2019-07-23T14:32:59.352Z"]</text:p>
          </table:table-cell>
          <table:table-cell/>
          <table:table-cell office:value-type="string" calcext:value-type="string">
            <text:p>Dashboard.vue:212 2019-07-23T14:12:50.262Z</text:p>
          </table:table-cell>
          <table:table-cell office:value-type="string" calcext:value-type="string">
            <text:p>Dashboard.vue:212 2019-07-23T14:13:24.872Z</text:p>
          </table:table-cell>
          <table:table-cell office:value-type="string" calcext:value-type="string">
            <text:p>Dashboard.vue:220 (30) ["2019-07-23T14:13:52.324Z", "2019-07-23T14:13:52.404Z", "2019-07-23T14:13:52.444Z", "2019-07-23T14:13:52.494Z", "2019-07-23T14:13:52.507Z", "2019-07-23T14:13:52.514Z", "2019-07-23T14:13:52.525Z", "2019-07-23T14:13:52.534Z", "2019-07-23T14:13:52.544Z", "2019-07-23T14:13:52.569Z", "2019-07-23T14:13:52.578Z", "2019-07-23T14:13:52.585Z", "2019-07-23T14:13:52.594Z", "2019-07-23T14:13:52.615Z", "2019-07-23T14:13:52.660Z", "2019-07-23T14:13:52.664Z", "2019-07-23T14:13:52.674Z", "2019-07-23T14:13:52.684Z", "2019-07-23T14:13:52.694Z", "2019-07-23T14:13:52.712Z", "2019-07-23T14:13:52.715Z", "2019-07-23T14:13:52.724Z", "2019-07-23T14:13:52.772Z", "2019-07-23T14:13:52.775Z", "2019-07-23T14:13:52.785Z", "2019-07-23T14:13:52.806Z", "2019-07-23T14:13:52.818Z", "2019-07-23T14:13:52.824Z", "2019-07-23T14:13:52.836Z", "2019-07-23T14:13:52.847Z"]</text:p>
          </table:table-cell>
          <table:table-cell office:value-type="string" calcext:value-type="string">
            <text:p>Dashboard.vue:220 (39) ["2019-07-23T14:14:23.826Z", "2019-07-23T14:14:23.830Z", "2019-07-23T14:14:23.836Z", "2019-07-23T14:14:23.846Z", "2019-07-23T14:14:23.851Z", "2019-07-23T14:14:23.855Z", "2019-07-23T14:14:23.865Z", "2019-07-23T14:14:23.875Z", "2019-07-23T14:14:23.880Z", "2019-07-23T14:14:23.886Z", "2019-07-23T14:14:23.891Z", "2019-07-23T14:14:23.895Z", "2019-07-23T14:14:23.900Z", "2019-07-23T14:14:23.906Z", "2019-07-23T14:14:23.911Z", "2019-07-23T14:14:23.916Z", "2019-07-23T14:14:23.920Z", "2019-07-23T14:14:23.925Z", "2019-07-23T14:14:23.931Z", "2019-07-23T14:14:23.936Z", "2019-07-23T14:14:23.941Z", "2019-07-23T14:14:23.945Z", "2019-07-23T14:14:23.950Z", "2019-07-23T14:14:23.955Z", "2019-07-23T14:14:23.961Z", "2019-07-23T14:14:23.966Z", "2019-07-23T14:14:23.971Z", "2019-07-23T14:14:23.976Z", "2019-07-23T14:14:24.021Z", "2019-07-23T14:14:24.026Z", "2019-07-23T14:14:24.031Z", "2019-07-23T14:14:24.038Z", "2019-07-23T14:14:24.047Z", "2019-07-23T14:14:24.057Z", "2019-07-23T14:14:24.063Z", "2019-07-23T14:14:24.066Z", "2019-07-23T14:14:24.085Z", "2019-07-23T14:14:24.090Z", "2019-07-23T14:14:24.095Z"]</text:p>
          </table:table-cell>
          <table:table-cell office:value-type="string" calcext:value-type="string">
            <text:p>Dashboard.vue:220 (39) ["2019-07-23T14:15:16.611Z", "2019-07-23T14:15:16.614Z", "2019-07-23T14:15:16.622Z", "2019-07-23T14:15:16.625Z", "2019-07-23T14:15:16.633Z", "2019-07-23T14:15:16.635Z", "2019-07-23T14:15:16.638Z", "2019-07-23T14:15:16.649Z", "2019-07-23T14:15:16.658Z", "2019-07-23T14:15:16.661Z", "2019-07-23T14:15:16.664Z", "2019-07-23T14:15:16.669Z", "2019-07-23T14:15:16.673Z", "2019-07-23T14:15:16.677Z", "2019-07-23T14:15:16.681Z", "2019-07-23T14:15:16.685Z", "2019-07-23T14:15:16.689Z", "2019-07-23T14:15:16.693Z", "2019-07-23T14:15:16.697Z", "2019-07-23T14:15:16.702Z", "2019-07-23T14:15:16.704Z", "2019-07-23T14:15:16.709Z", "2019-07-23T14:15:16.713Z", "2019-07-23T14:15:16.718Z", "2019-07-23T14:15:16.721Z", "2019-07-23T14:15:16.725Z", "2019-07-23T14:15:16.729Z", "2019-07-23T14:15:16.733Z", "2019-07-23T14:15:16.778Z", "2019-07-23T14:15:16.781Z", "2019-07-23T14:15:16.785Z", "2019-07-23T14:15:16.789Z", "2019-07-23T14:15:16.793Z", "2019-07-23T14:15:16.798Z", "2019-07-23T14:15:16.802Z", "2019-07-23T14:15:16.806Z", "2019-07-23T14:15:16.811Z", "2019-07-23T14:15:16.819Z", "2019-07-23T14:15:16.824Z"]</text:p>
          </table:table-cell>
          <table:table-cell office:value-type="string" calcext:value-type="string">
            <text:p>Dashboard.vue:220 (39) ["2019-07-23T14:16:01.944Z", "2019-07-23T14:16:01.951Z", "2019-07-23T14:16:01.954Z", "2019-07-23T14:16:01.959Z", "2019-07-23T14:16:01.962Z", "2019-07-23T14:16:01.966Z", "2019-07-23T14:16:01.970Z", "2019-07-23T14:16:01.986Z", "2019-07-23T14:16:01.990Z", "2019-07-23T14:16:01.994Z", "2019-07-23T14:16:01.998Z", "2019-07-23T14:16:02.002Z", "2019-07-23T14:16:02.007Z", "2019-07-23T14:16:02.010Z", "2019-07-23T14:16:02.014Z", "2019-07-23T14:16:02.019Z", "2019-07-23T14:16:02.022Z", "2019-07-23T14:16:02.026Z", "2019-07-23T14:16:02.030Z", "2019-07-23T14:16:02.034Z", "2019-07-23T14:16:02.039Z", "2019-07-23T14:16:02.043Z", "2019-07-23T14:16:02.047Z", "2019-07-23T14:16:02.050Z", "2019-07-23T14:16:02.054Z", "2019-07-23T14:16:02.058Z", "2019-07-23T14:16:02.063Z", "2019-07-23T14:16:02.104Z", "2019-07-23T14:16:02.108Z", "2019-07-23T14:16:02.110Z", "2019-07-23T14:16:02.120Z", "2019-07-23T14:16:02.123Z", "2019-07-23T14:16:02.128Z", "2019-07-23T14:16:02.131Z", "2019-07-23T14:16:02.138Z", "2019-07-23T14:16:02.150Z", "2019-07-23T14:16:02.169Z", "2019-07-23T14:16:02.175Z", "2019-07-23T14:16:02.178Z"]</text:p>
          </table:table-cell>
          <table:table-cell/>
          <table:table-cell office:value-type="string" calcext:value-type="string">
            <text:p>Dashboard.vue:212 2019-07-23T14:08:25.070Z</text:p>
          </table:table-cell>
          <table:table-cell office:value-type="string" calcext:value-type="string">
            <text:p>Dashboard.vue:212 2019-07-23T14:09:24.914Z</text:p>
          </table:table-cell>
          <table:table-cell office:value-type="string" calcext:value-type="string">
            <text:p>Dashboard.vue:212 2019-07-23T14:09:57.895Z</text:p>
          </table:table-cell>
          <table:table-cell office:value-type="string" calcext:value-type="string">
            <text:p>Dashboard.vue:220 (33) ["2019-07-23T14:10:54.746Z", "2019-07-23T14:10:54.751Z", "2019-07-23T14:10:54.756Z", "2019-07-23T14:10:54.761Z", "2019-07-23T14:10:54.767Z", "2019-07-23T14:10:54.771Z", "2019-07-23T14:10:54.776Z", "2019-07-23T14:10:54.787Z", "2019-07-23T14:10:54.791Z", "2019-07-23T14:10:54.798Z", "2019-07-23T14:10:54.800Z", "2019-07-23T14:10:54.806Z", "2019-07-23T14:10:54.811Z", "2019-07-23T14:10:54.816Z", "2019-07-23T14:10:54.821Z", "2019-07-23T14:10:54.826Z", "2019-07-23T14:10:54.831Z", "2019-07-23T14:10:54.836Z", "2019-07-23T14:10:54.840Z", "2019-07-23T14:10:54.846Z", "2019-07-23T14:10:54.851Z", "2019-07-23T14:10:54.860Z", "2019-07-23T14:10:54.865Z", "2019-07-23T14:10:54.865Z", "2019-07-23T14:10:54.871Z", "2019-07-23T14:10:54.875Z", "2019-07-23T14:10:54.881Z", "2019-07-23T14:10:54.886Z", "2019-07-23T14:10:54.899Z", "2019-07-23T14:10:54.901Z", "2019-07-23T14:10:54.944Z", "2019-07-23T14:10:54.945Z", "2019-07-23T14:10:54.951Z"]</text:p>
          </table:table-cell>
          <table:table-cell office:value-type="string" calcext:value-type="string">
            <text:p>Dashboard.vue:220 (39) ["2019-07-23T14:11:26.500Z", "2019-07-23T14:11:26.504Z", "2019-07-23T14:11:26.508Z", "2019-07-23T14:11:26.512Z", "2019-07-23T14:11:26.516Z", "2019-07-23T14:11:26.520Z", "2019-07-23T14:11:26.524Z", "2019-07-23T14:11:26.528Z", "2019-07-23T14:11:26.532Z", "2019-07-23T14:11:26.536Z", "2019-07-23T14:11:26.539Z", "2019-07-23T14:11:26.544Z", "2019-07-23T14:11:26.548Z", "2019-07-23T14:11:26.552Z", "2019-07-23T14:11:26.556Z", "2019-07-23T14:11:26.560Z", "2019-07-23T14:11:26.564Z", "2019-07-23T14:11:26.568Z", "2019-07-23T14:11:26.572Z", "2019-07-23T14:11:26.576Z", "2019-07-23T14:11:26.580Z", "2019-07-23T14:11:26.584Z", "2019-07-23T14:11:26.588Z", "2019-07-23T14:11:26.592Z", "2019-07-23T14:11:26.596Z", "2019-07-23T14:11:26.600Z", "2019-07-23T14:11:26.604Z", "2019-07-23T14:11:26.608Z", "2019-07-23T14:11:26.612Z", "2019-07-23T14:11:26.616Z", "2019-07-23T14:11:26.620Z", "2019-07-23T14:11:26.624Z", "2019-07-23T14:11:26.628Z", "2019-07-23T14:11:26.632Z", "2019-07-23T14:11:26.636Z", "2019-07-23T14:11:26.640Z", "2019-07-23T14:11:26.644Z", "2019-07-23T14:11:26.648Z", "2019-07-23T14:11:26.652Z"]</text:p>
          </table:table-cell>
          <table:table-cell office:value-type="string" calcext:value-type="string">
            <text:p>Dashboard.vue:220 (39) ["2019-07-23T14:12:02.138Z", "2019-07-23T14:12:02.142Z", "2019-07-23T14:12:02.146Z", "2019-07-23T14:12:02.149Z", "2019-07-23T14:12:02.154Z", "2019-07-23T14:12:02.158Z", "2019-07-23T14:12:02.161Z", "2019-07-23T14:12:02.166Z", "2019-07-23T14:12:02.170Z", "2019-07-23T14:12:02.174Z", "2019-07-23T14:12:02.177Z", "2019-07-23T14:12:02.182Z", "2019-07-23T14:12:02.186Z", "2019-07-23T14:12:02.189Z", "2019-07-23T14:12:02.193Z", "2019-07-23T14:12:02.198Z", "2019-07-23T14:12:02.202Z", "2019-07-23T14:12:02.206Z", "2019-07-23T14:12:02.210Z", "2019-07-23T14:12:02.213Z", "2019-07-23T14:12:02.217Z", "2019-07-23T14:12:02.222Z", "2019-07-23T14:12:02.225Z", "2019-07-23T14:12:02.230Z", "2019-07-23T14:12:02.233Z", "2019-07-23T14:12:02.237Z", "2019-07-23T14:12:02.242Z", "2019-07-23T14:12:02.245Z", "2019-07-23T14:12:02.250Z", "2019-07-23T14:12:02.254Z", "2019-07-23T14:12:02.258Z", "2019-07-23T14:12:02.262Z", "2019-07-23T14:12:02.265Z", "2019-07-23T14:12:02.270Z", "2019-07-23T14:12:02.274Z", "2019-07-23T14:12:02.278Z", "2019-07-23T14:12:02.282Z", "2019-07-23T14:12:02.285Z", "2019-07-23T14:12:02.290Z"]</text:p>
          </table:table-cell>
        </table:table-row>
        <table:table-row table:style-name="ro1">
          <table:table-cell/>
          <table:table-cell office:value-type="string" calcext:value-type="string">
            <text:p>Dashboard.vue:212 39</text:p>
          </table:table-cell>
          <table:table-cell office:value-type="string" calcext:value-type="string">
            <text:p>Dashboard.vue:212 104</text:p>
          </table:table-cell>
          <table:table-cell office:value-type="string" calcext:value-type="string">
            <text:p>Dashboard.vue:212 307</text:p>
          </table:table-cell>
          <table:table-cell office:value-type="string" calcext:value-type="string">
            <text:p>Dashboard.vue:212 345</text:p>
          </table:table-cell>
          <table:table-cell office:value-type="string" calcext:value-type="string">
            <text:p>Dashboard.vue:212 511</text:p>
          </table:table-cell>
          <table:table-cell office:value-type="string" calcext:value-type="string">
            <text:p>Dashboard.vue:219 tumpukan yang belum diterima : 38</text:p>
          </table:table-cell>
          <table:table-cell/>
          <table:table-cell office:value-type="string" calcext:value-type="string">
            <text:p>Dashboard.vue:212 54</text:p>
          </table:table-cell>
          <table:table-cell office:value-type="string" calcext:value-type="string">
            <text:p>Dashboard.vue:212 38</text:p>
          </table:table-cell>
          <table:table-cell office:value-type="string" calcext:value-type="string">
            <text:p>Dashboard.vue:219 tumpukan yang belum diterima : 38</text:p>
          </table:table-cell>
          <table:table-cell office:value-type="string" calcext:value-type="string">
            <text:p>Dashboard.vue:212 593</text:p>
          </table:table-cell>
          <table:table-cell office:value-type="string" calcext:value-type="string">
            <text:p>Dashboard.vue:212 902</text:p>
          </table:table-cell>
          <table:table-cell office:value-type="string" calcext:value-type="string">
            <text:p>Dashboard.vue:212 501</text:p>
          </table:table-cell>
          <table:table-cell/>
          <table:table-cell office:value-type="string" calcext:value-type="string">
            <text:p>Dashboard.vue:212 124</text:p>
          </table:table-cell>
          <table:table-cell office:value-type="string" calcext:value-type="string">
            <text:p>Dashboard.vue:212 192</text:p>
          </table:table-cell>
          <table:table-cell office:value-type="string" calcext:value-type="string">
            <text:p>Dashboard.vue:212 427</text:p>
          </table:table-cell>
          <table:table-cell office:value-type="string" calcext:value-type="string">
            <text:p>Dashboard.vue:212 460</text:p>
          </table:table-cell>
          <table:table-cell office:value-type="string" calcext:value-type="string">
            <text:p>Dashboard.vue:212 535</text:p>
          </table:table-cell>
          <table:table-cell office:value-type="string" calcext:value-type="string">
            <text:p>Dashboard.vue:212 465</text:p>
          </table:table-cell>
          <table:table-cell/>
          <table:table-cell office:value-type="string" calcext:value-type="string">
            <text:p>Dashboard.vue:212 20</text:p>
          </table:table-cell>
          <table:table-cell office:value-type="string" calcext:value-type="string">
            <text:p>Dashboard.vue:212 17</text:p>
          </table:table-cell>
          <table:table-cell office:value-type="string" calcext:value-type="string">
            <text:p>Dashboard.vue:212 258</text:p>
          </table:table-cell>
          <table:table-cell office:value-type="string" calcext:value-type="string">
            <text:p>Dashboard.vue:212 289</text:p>
          </table:table-cell>
          <table:table-cell office:value-type="string" calcext:value-type="string">
            <text:p>Dashboard.vue:212 688</text:p>
          </table:table-cell>
          <table:table-cell office:value-type="string" calcext:value-type="string">
            <text:p>Dashboard.vue:212 398</text:p>
          </table:table-cell>
        </table:table-row>
        <table:table-row table:style-name="ro1">
          <table:table-cell/>
          <table:table-cell office:value-type="string" calcext:value-type="string">
            <text:p>Dashboard.vue:212 2019-07-23T14:18:30.255Z</text:p>
          </table:table-cell>
          <table:table-cell office:value-type="string" calcext:value-type="string">
            <text:p>Dashboard.vue:212 2019-07-23T14:20:08.767Z</text:p>
          </table:table-cell>
          <table:table-cell office:value-type="string" calcext:value-type="string">
            <text:p>Dashboard.vue:212 2019-07-23T14:20:38.037Z</text:p>
          </table:table-cell>
          <table:table-cell office:value-type="string" calcext:value-type="string">
            <text:p>Dashboard.vue:212 2019-07-23T14:21:14.191Z</text:p>
          </table:table-cell>
          <table:table-cell office:value-type="string" calcext:value-type="string">
            <text:p>Dashboard.vue:212 2019-07-23T14:21:50.243Z</text:p>
          </table:table-cell>
          <table:table-cell office:value-type="string" calcext:value-type="string">
            <text:p>Dashboard.vue:220 (38) ["2019-07-23T14:22:25.376Z", "2019-07-23T14:22:25.380Z", "2019-07-23T14:22:25.384Z", "2019-07-23T14:22:25.388Z", "2019-07-23T14:22:25.392Z", "2019-07-23T14:22:25.395Z", "2019-07-23T14:22:25.432Z", "2019-07-23T14:22:25.438Z", "2019-07-23T14:22:25.439Z", "2019-07-23T14:22:25.444Z", "2019-07-23T14:22:25.448Z", "2019-07-23T14:22:25.452Z", "2019-07-23T14:22:25.456Z", "2019-07-23T14:22:25.460Z", "2019-07-23T14:22:25.464Z", "2019-07-23T14:22:25.473Z", "2019-07-23T14:22:25.479Z", "2019-07-23T14:22:25.480Z", "2019-07-23T14:22:25.484Z", "2019-07-23T14:22:25.488Z", "2019-07-23T14:22:25.491Z", "2019-07-23T14:22:25.496Z", "2019-07-23T14:22:25.500Z", "2019-07-23T14:22:25.504Z", "2019-07-23T14:22:25.508Z", "2019-07-23T14:22:25.518Z", "2019-07-23T14:22:25.522Z", "2019-07-23T14:22:25.529Z", "2019-07-23T14:22:25.534Z", "2019-07-23T14:22:25.541Z", "2019-07-23T14:22:25.546Z", "2019-07-23T14:22:25.548Z", "2019-07-23T14:22:25.552Z", "2019-07-23T14:22:25.555Z", "2019-07-23T14:22:25.564Z", "2019-07-23T14:22:25.565Z", "2019-07-23T14:22:25.570Z", "2019-07-23T14:22:25.572Z"]</text:p>
          </table:table-cell>
          <table:table-cell/>
          <table:table-cell office:value-type="string" calcext:value-type="string">
            <text:p>Dashboard.vue:212 2019-07-23T14:29:30.211Z</text:p>
          </table:table-cell>
          <table:table-cell office:value-type="string" calcext:value-type="string">
            <text:p>Dashboard.vue:212 2019-07-23T14:30:09.180Z</text:p>
          </table:table-cell>
          <table:table-cell office:value-type="string" calcext:value-type="string">
            <text:p>Dashboard.vue:220 (38) ["2019-07-23T14:30:57.608Z", "2019-07-23T14:30:57.620Z", "2019-07-23T14:30:57.633Z", "2019-07-23T14:30:57.640Z", "2019-07-23T14:30:57.649Z", "2019-07-23T14:30:57.658Z", "2019-07-23T14:30:57.669Z", "2019-07-23T14:30:57.679Z", "2019-07-23T14:30:57.690Z", "2019-07-23T14:30:57.699Z", "2019-07-23T14:30:57.709Z", "2019-07-23T14:30:57.720Z", "2019-07-23T14:30:57.745Z", "2019-07-23T14:30:57.752Z", "2019-07-23T14:30:57.759Z", "2019-07-23T14:30:57.773Z", "2019-07-23T14:30:57.780Z", "2019-07-23T14:30:57.788Z", "2019-07-23T14:30:57.809Z", "2019-07-23T14:30:57.819Z", "2019-07-23T14:30:57.829Z", "2019-07-23T14:30:57.839Z", "2019-07-23T14:30:57.849Z", "2019-07-23T14:30:57.861Z", "2019-07-23T14:30:57.884Z", "2019-07-23T14:30:57.914Z", "2019-07-23T14:30:57.954Z", "2019-07-23T14:30:57.962Z", "2019-07-23T14:30:57.969Z", "2019-07-23T14:30:57.978Z", "2019-07-23T14:30:57.989Z", "2019-07-23T14:30:57.998Z", "2019-07-23T14:30:58.009Z", "2019-07-23T14:30:58.018Z", "2019-07-23T14:30:58.029Z", "2019-07-23T14:30:58.039Z", "2019-07-23T14:30:58.048Z", "2019-07-23T14:30:58.059Z"]</text:p>
          </table:table-cell>
          <table:table-cell office:value-type="string" calcext:value-type="string">
            <text:p>Dashboard.vue:212 2019-07-23T14:31:39.836Z</text:p>
          </table:table-cell>
          <table:table-cell office:value-type="string" calcext:value-type="string">
            <text:p>Dashboard.vue:212 2019-07-23T14:32:17.399Z</text:p>
          </table:table-cell>
          <table:table-cell office:value-type="string" calcext:value-type="string">
            <text:p>Dashboard.vue:212 2019-07-23T14:32:59.131Z</text:p>
          </table:table-cell>
          <table:table-cell/>
          <table:table-cell office:value-type="string" calcext:value-type="string">
            <text:p>Dashboard.vue:212 2019-07-23T14:12:50.362Z</text:p>
          </table:table-cell>
          <table:table-cell office:value-type="string" calcext:value-type="string">
            <text:p>Dashboard.vue:212 2019-07-23T14:13:24.922Z</text:p>
          </table:table-cell>
          <table:table-cell office:value-type="string" calcext:value-type="string">
            <text:p>Dashboard.vue:212 2019-07-23T14:13:52.494Z</text:p>
          </table:table-cell>
          <table:table-cell office:value-type="string" calcext:value-type="string">
            <text:p>Dashboard.vue:212 2019-07-23T14:14:24.021Z</text:p>
          </table:table-cell>
          <table:table-cell office:value-type="string" calcext:value-type="string">
            <text:p>Dashboard.vue:212 2019-07-23T14:15:16.778Z</text:p>
          </table:table-cell>
          <table:table-cell office:value-type="string" calcext:value-type="string">
            <text:p>Dashboard.vue:212 2019-07-23T14:16:02.108Z</text:p>
          </table:table-cell>
          <table:table-cell/>
          <table:table-cell office:value-type="string" calcext:value-type="string">
            <text:p>Dashboard.vue:212 2019-07-23T14:08:25.174Z</text:p>
          </table:table-cell>
          <table:table-cell office:value-type="string" calcext:value-type="string">
            <text:p>Dashboard.vue:212 2019-07-23T14:09:24.963Z</text:p>
          </table:table-cell>
          <table:table-cell office:value-type="string" calcext:value-type="string">
            <text:p>Dashboard.vue:212 2019-07-23T14:09:57.904Z</text:p>
          </table:table-cell>
          <table:table-cell office:value-type="string" calcext:value-type="string">
            <text:p>Dashboard.vue:212 2019-07-23T14:10:54.746Z</text:p>
          </table:table-cell>
          <table:table-cell office:value-type="string" calcext:value-type="string">
            <text:p>Dashboard.vue:212 2019-07-23T14:11:26.500Z</text:p>
          </table:table-cell>
          <table:table-cell office:value-type="string" calcext:value-type="string">
            <text:p>Dashboard.vue:212 2019-07-23T14:12:02.138Z</text:p>
          </table:table-cell>
        </table:table-row>
        <table:table-row table:style-name="ro1">
          <table:table-cell/>
          <table:table-cell office:value-type="string" calcext:value-type="string">
            <text:p>Dashboard.vue:212 105</text:p>
          </table:table-cell>
          <table:table-cell office:value-type="string" calcext:value-type="string">
            <text:p>Dashboard.vue:212 81</text:p>
          </table:table-cell>
          <table:table-cell office:value-type="string" calcext:value-type="string">
            <text:p>Dashboard.vue:212 299</text:p>
          </table:table-cell>
          <table:table-cell office:value-type="string" calcext:value-type="string">
            <text:p>Dashboard.vue:219 tumpukan yang belum diterima : 37</text:p>
          </table:table-cell>
          <table:table-cell office:value-type="string" calcext:value-type="string">
            <text:p>Dashboard.vue:219 tumpukan yang belum diterima : 38</text:p>
          </table:table-cell>
          <table:table-cell office:value-type="string" calcext:value-type="string">
            <text:p>Dashboard.vue:212 647</text:p>
          </table:table-cell>
          <table:table-cell/>
          <table:table-cell office:value-type="string" calcext:value-type="string">
            <text:p>Dashboard.vue:212 223</text:p>
          </table:table-cell>
          <table:table-cell office:value-type="string" calcext:value-type="string">
            <text:p>Dashboard.vue:212 41</text:p>
          </table:table-cell>
          <table:table-cell office:value-type="string" calcext:value-type="string">
            <text:p>Dashboard.vue:212 679</text:p>
          </table:table-cell>
          <table:table-cell office:value-type="string" calcext:value-type="string">
            <text:p>Dashboard.vue:219 tumpukan yang belum diterima : 37</text:p>
          </table:table-cell>
          <table:table-cell office:value-type="string" calcext:value-type="string">
            <text:p>Dashboard.vue:219 tumpukan yang belum diterima : 38</text:p>
          </table:table-cell>
          <table:table-cell office:value-type="string" calcext:value-type="string">
            <text:p>Dashboard.vue:219 tumpukan yang belum diterima : 37</text:p>
          </table:table-cell>
          <table:table-cell/>
          <table:table-cell office:value-type="string" calcext:value-type="string">
            <text:p>Dashboard.vue:212 55</text:p>
          </table:table-cell>
          <table:table-cell office:value-type="string" calcext:value-type="string">
            <text:p>Dashboard.vue:212 149</text:p>
          </table:table-cell>
          <table:table-cell office:value-type="string" calcext:value-type="string">
            <text:p>Dashboard.vue:219 tumpukan yang belum diterima : 29</text:p>
          </table:table-cell>
          <table:table-cell table:number-columns-repeated="3" office:value-type="string" calcext:value-type="string">
            <text:p>Dashboard.vue:219 tumpukan yang belum diterima : 38</text:p>
          </table:table-cell>
          <table:table-cell/>
          <table:table-cell office:value-type="string" calcext:value-type="string">
            <text:p>Dashboard.vue:212 192</text:p>
          </table:table-cell>
          <table:table-cell office:value-type="string" calcext:value-type="string">
            <text:p>Dashboard.vue:212 19</text:p>
          </table:table-cell>
          <table:table-cell office:value-type="string" calcext:value-type="string">
            <text:p>Dashboard.vue:212 260</text:p>
          </table:table-cell>
          <table:table-cell office:value-type="string" calcext:value-type="string">
            <text:p>Dashboard.vue:219 tumpukan yang belum diterima : 32</text:p>
          </table:table-cell>
          <table:table-cell table:number-columns-repeated="2" office:value-type="string" calcext:value-type="string">
            <text:p>Dashboard.vue:219 tumpukan yang belum diterima : 38</text:p>
          </table:table-cell>
        </table:table-row>
        <table:table-row table:style-name="ro1">
          <table:table-cell/>
          <table:table-cell office:value-type="string" calcext:value-type="string">
            <text:p>Dashboard.vue:212 2019-07-23T14:18:30.344Z</text:p>
          </table:table-cell>
          <table:table-cell office:value-type="string" calcext:value-type="string">
            <text:p>Dashboard.vue:212 2019-07-23T14:20:08.817Z</text:p>
          </table:table-cell>
          <table:table-cell office:value-type="string" calcext:value-type="string">
            <text:p>Dashboard.vue:212 2019-07-23T14:20:38.051Z</text:p>
          </table:table-cell>
          <table:table-cell office:value-type="string" calcext:value-type="string">
            <text:p>Dashboard.vue:220 (37) ["2019-07-23T14:21:14.130Z", "2019-07-23T14:21:14.135Z", "2019-07-23T14:21:14.140Z", "2019-07-23T14:21:14.145Z", "2019-07-23T14:21:14.150Z", "2019-07-23T14:21:14.197Z", "2019-07-23T14:21:14.200Z", "2019-07-23T14:21:14.209Z", "2019-07-23T14:21:14.210Z", "2019-07-23T14:21:14.216Z", "2019-07-23T14:21:14.228Z", "2019-07-23T14:21:14.233Z", "2019-07-23T14:21:14.235Z", "2019-07-23T14:21:14.240Z", "2019-07-23T14:21:14.251Z", "2019-07-23T14:21:14.259Z", "2019-07-23T14:21:14.261Z", "2019-07-23T14:21:14.265Z", "2019-07-23T14:21:14.270Z", "2019-07-23T14:21:14.274Z", "2019-07-23T14:21:14.280Z", "2019-07-23T14:21:14.288Z", "2019-07-23T14:21:14.290Z", "2019-07-23T14:21:14.295Z", "2019-07-23T14:21:14.300Z", "2019-07-23T14:21:14.305Z", "2019-07-23T14:21:14.325Z", "2019-07-23T14:21:14.326Z", "2019-07-23T14:21:14.331Z", "2019-07-23T14:21:14.337Z", "2019-07-23T14:21:14.341Z", "2019-07-23T14:21:14.346Z", "2019-07-23T14:21:14.350Z", "2019-07-23T14:21:14.355Z", "2019-07-23T14:21:14.361Z", "2019-07-23T14:21:14.365Z", "2019-07-23T14:21:14.370Z"]</text:p>
          </table:table-cell>
          <table:table-cell office:value-type="string" calcext:value-type="string">
            <text:p>Dashboard.vue:220 (38) ["2019-07-23T14:21:50.175Z", "2019-07-23T14:21:50.179Z", "2019-07-23T14:21:50.183Z", "2019-07-23T14:21:50.187Z", "2019-07-23T14:21:50.191Z", "2019-07-23T14:21:50.195Z", "2019-07-23T14:21:50.250Z", "2019-07-23T14:21:50.253Z", "2019-07-23T14:21:50.255Z", "2019-07-23T14:21:50.258Z", "2019-07-23T14:21:50.263Z", "2019-07-23T14:21:50.267Z", "2019-07-23T14:21:50.271Z", "2019-07-23T14:21:50.275Z", "2019-07-23T14:21:50.280Z", "2019-07-23T14:21:50.283Z", "2019-07-23T14:21:50.290Z", "2019-07-23T14:21:50.295Z", "2019-07-23T14:21:50.299Z", "2019-07-23T14:21:50.304Z", "2019-07-23T14:21:50.307Z", "2019-07-23T14:21:50.311Z", "2019-07-23T14:21:50.317Z", "2019-07-23T14:21:50.318Z", "2019-07-23T14:21:50.323Z", "2019-07-23T14:21:50.328Z", "2019-07-23T14:21:50.332Z", "2019-07-23T14:21:50.337Z", "2019-07-23T14:21:50.339Z", "2019-07-23T14:21:50.344Z", "2019-07-23T14:21:50.347Z", "2019-07-23T14:21:50.355Z", "2019-07-23T14:21:50.365Z", "2019-07-23T14:21:50.370Z", "2019-07-23T14:21:50.377Z", "2019-07-23T14:21:50.381Z", "2019-07-23T14:21:50.388Z", "2019-07-23T14:21:50.390Z"]</text:p>
          </table:table-cell>
          <table:table-cell office:value-type="string" calcext:value-type="string">
            <text:p>Dashboard.vue:212 2019-07-23T14:22:25.432Z</text:p>
          </table:table-cell>
          <table:table-cell/>
          <table:table-cell office:value-type="string" calcext:value-type="string">
            <text:p>Dashboard.vue:212 2019-07-23T14:29:30.310Z</text:p>
          </table:table-cell>
          <table:table-cell office:value-type="string" calcext:value-type="string">
            <text:p>Dashboard.vue:212 2019-07-23T14:30:09.230Z</text:p>
          </table:table-cell>
          <table:table-cell office:value-type="string" calcext:value-type="string">
            <text:p>Dashboard.vue:212 2019-07-23T14:30:57.608Z</text:p>
          </table:table-cell>
          <table:table-cell office:value-type="string" calcext:value-type="string">
            <text:p>Dashboard.vue:220 (37) ["2019-07-23T14:31:39.840Z", "2019-07-23T14:31:39.850Z", "2019-07-23T14:31:39.854Z", "2019-07-23T14:31:39.874Z", "2019-07-23T14:31:39.878Z", "2019-07-23T14:31:39.880Z", "2019-07-23T14:31:39.886Z", "2019-07-23T14:31:39.890Z", "2019-07-23T14:31:39.904Z", "2019-07-23T14:31:39.922Z", "2019-07-23T14:31:39.927Z", "2019-07-23T14:31:39.931Z", "2019-07-23T14:31:39.939Z", "2019-07-23T14:31:39.945Z", "2019-07-23T14:31:39.950Z", "2019-07-23T14:31:39.957Z", "2019-07-23T14:31:39.960Z", "2019-07-23T14:31:39.965Z", "2019-07-23T14:31:39.973Z", "2019-07-23T14:31:39.989Z", "2019-07-23T14:31:39.996Z", "2019-07-23T14:31:40.000Z", "2019-07-23T14:31:40.005Z", "2019-07-23T14:31:40.010Z", "2019-07-23T14:31:40.015Z", "2019-07-23T14:31:40.041Z", "2019-07-23T14:31:40.045Z", "2019-07-23T14:31:40.051Z", "2019-07-23T14:31:40.058Z", "2019-07-23T14:31:40.064Z", "2019-07-23T14:31:40.084Z", "2019-07-23T14:31:40.121Z", "2019-07-23T14:31:40.156Z", "2019-07-23T14:31:40.165Z", "2019-07-23T14:31:40.171Z", "2019-07-23T14:31:40.175Z", "2019-07-23T14:31:40.180Z"]</text:p>
          </table:table-cell>
          <table:table-cell office:value-type="string" calcext:value-type="string">
            <text:p>Dashboard.vue:220 (38) ["2019-07-23T14:32:17.403Z", "2019-07-23T14:32:17.407Z", "2019-07-23T14:32:17.412Z", "2019-07-23T14:32:17.417Z", "2019-07-23T14:32:17.424Z", "2019-07-23T14:32:17.428Z", "2019-07-23T14:32:17.431Z", "2019-07-23T14:32:17.435Z", "2019-07-23T14:32:17.448Z", "2019-07-23T14:32:17.456Z", "2019-07-23T14:32:17.471Z", "2019-07-23T14:32:17.476Z", "2019-07-23T14:32:17.495Z", "2019-07-23T14:32:17.500Z", "2019-07-23T14:32:17.505Z", "2019-07-23T14:32:17.514Z", "2019-07-23T14:32:17.517Z", "2019-07-23T14:32:17.519Z", "2019-07-23T14:32:17.524Z", "2019-07-23T14:32:17.527Z", "2019-07-23T14:32:17.531Z", "2019-07-23T14:32:17.535Z", "2019-07-23T14:32:17.539Z", "2019-07-23T14:32:17.544Z", "2019-07-23T14:32:17.558Z", "2019-07-23T14:32:17.570Z", "2019-07-23T14:32:17.580Z", "2019-07-23T14:32:17.585Z", "2019-07-23T14:32:17.587Z", "2019-07-23T14:32:17.594Z", "2019-07-23T14:32:17.598Z", "2019-07-23T14:32:17.602Z", "2019-07-23T14:32:17.604Z", "2019-07-23T14:32:17.616Z", "2019-07-23T14:32:17.620Z", "2019-07-23T14:32:17.626Z", "2019-07-23T14:32:17.629Z", "2019-07-23T14:32:17.631Z"]</text:p>
          </table:table-cell>
          <table:table-cell office:value-type="string" calcext:value-type="string">
            <text:p>Dashboard.vue:220 (37) ["2019-07-23T14:32:59.135Z", "2019-07-23T14:32:59.139Z", "2019-07-23T14:32:59.143Z", "2019-07-23T14:32:59.147Z", "2019-07-23T14:32:59.151Z", "2019-07-23T14:32:59.156Z", "2019-07-23T14:32:59.159Z", "2019-07-23T14:32:59.164Z", "2019-07-23T14:32:59.167Z", "2019-07-23T14:32:59.171Z", "2019-07-23T14:32:59.175Z", "2019-07-23T14:32:59.179Z", "2019-07-23T14:32:59.183Z", "2019-07-23T14:32:59.187Z", "2019-07-23T14:32:59.191Z", "2019-07-23T14:32:59.202Z", "2019-07-23T14:32:59.207Z", "2019-07-23T14:32:59.211Z", "2019-07-23T14:32:59.216Z", "2019-07-23T14:32:59.221Z", "2019-07-23T14:32:59.224Z", "2019-07-23T14:32:59.229Z", "2019-07-23T14:32:59.231Z", "2019-07-23T14:32:59.239Z", "2019-07-23T14:32:59.243Z", "2019-07-23T14:32:59.250Z", "2019-07-23T14:32:59.252Z", "2019-07-23T14:32:59.257Z", "2019-07-23T14:32:59.264Z", "2019-07-23T14:32:59.315Z", "2019-07-23T14:32:59.319Z", "2019-07-23T14:32:59.323Z", "2019-07-23T14:32:59.329Z", "2019-07-23T14:32:59.333Z", "2019-07-23T14:32:59.335Z", "2019-07-23T14:32:59.348Z", "2019-07-23T14:32:59.352Z"]</text:p>
          </table:table-cell>
          <table:table-cell/>
          <table:table-cell office:value-type="string" calcext:value-type="string">
            <text:p>Dashboard.vue:212 2019-07-23T14:12:50.462Z</text:p>
          </table:table-cell>
          <table:table-cell office:value-type="string" calcext:value-type="string">
            <text:p>Dashboard.vue:212 2019-07-23T14:13:24.972Z</text:p>
          </table:table-cell>
          <table:table-cell office:value-type="string" calcext:value-type="string">
            <text:p>Dashboard.vue:220 (29) ["2019-07-23T14:13:52.324Z", "2019-07-23T14:13:52.404Z", "2019-07-23T14:13:52.444Z", "2019-07-23T14:13:52.507Z", "2019-07-23T14:13:52.514Z", "2019-07-23T14:13:52.525Z", "2019-07-23T14:13:52.534Z", "2019-07-23T14:13:52.544Z", "2019-07-23T14:13:52.569Z", "2019-07-23T14:13:52.578Z", "2019-07-23T14:13:52.585Z", "2019-07-23T14:13:52.594Z", "2019-07-23T14:13:52.615Z", "2019-07-23T14:13:52.660Z", "2019-07-23T14:13:52.664Z", "2019-07-23T14:13:52.674Z", "2019-07-23T14:13:52.684Z", "2019-07-23T14:13:52.694Z", "2019-07-23T14:13:52.712Z", "2019-07-23T14:13:52.715Z", "2019-07-23T14:13:52.724Z", "2019-07-23T14:13:52.772Z", "2019-07-23T14:13:52.775Z", "2019-07-23T14:13:52.785Z", "2019-07-23T14:13:52.806Z", "2019-07-23T14:13:52.818Z", "2019-07-23T14:13:52.824Z", "2019-07-23T14:13:52.836Z", "2019-07-23T14:13:52.847Z"]</text:p>
          </table:table-cell>
          <table:table-cell office:value-type="string" calcext:value-type="string">
            <text:p>Dashboard.vue:220 (38) ["2019-07-23T14:14:23.826Z", "2019-07-23T14:14:23.830Z", "2019-07-23T14:14:23.836Z", "2019-07-23T14:14:23.846Z", "2019-07-23T14:14:23.851Z", "2019-07-23T14:14:23.855Z", "2019-07-23T14:14:23.865Z", "2019-07-23T14:14:23.875Z", "2019-07-23T14:14:23.880Z", "2019-07-23T14:14:23.886Z", "2019-07-23T14:14:23.891Z", "2019-07-23T14:14:23.895Z", "2019-07-23T14:14:23.900Z", "2019-07-23T14:14:23.906Z", "2019-07-23T14:14:23.911Z", "2019-07-23T14:14:23.916Z", "2019-07-23T14:14:23.920Z", "2019-07-23T14:14:23.925Z", "2019-07-23T14:14:23.931Z", "2019-07-23T14:14:23.936Z", "2019-07-23T14:14:23.941Z", "2019-07-23T14:14:23.945Z", "2019-07-23T14:14:23.950Z", "2019-07-23T14:14:23.955Z", "2019-07-23T14:14:23.961Z", "2019-07-23T14:14:23.966Z", "2019-07-23T14:14:23.971Z", "2019-07-23T14:14:23.976Z", "2019-07-23T14:14:24.026Z", "2019-07-23T14:14:24.031Z", "2019-07-23T14:14:24.038Z", "2019-07-23T14:14:24.047Z", "2019-07-23T14:14:24.057Z", "2019-07-23T14:14:24.063Z", "2019-07-23T14:14:24.066Z", "2019-07-23T14:14:24.085Z", "2019-07-23T14:14:24.090Z", "2019-07-23T14:14:24.095Z"]</text:p>
          </table:table-cell>
          <table:table-cell office:value-type="string" calcext:value-type="string">
            <text:p>Dashboard.vue:220 (38) ["2019-07-23T14:15:16.611Z", "2019-07-23T14:15:16.614Z", "2019-07-23T14:15:16.622Z", "2019-07-23T14:15:16.625Z", "2019-07-23T14:15:16.633Z", "2019-07-23T14:15:16.635Z", "2019-07-23T14:15:16.638Z", "2019-07-23T14:15:16.649Z", "2019-07-23T14:15:16.658Z", "2019-07-23T14:15:16.661Z", "2019-07-23T14:15:16.664Z", "2019-07-23T14:15:16.669Z", "2019-07-23T14:15:16.673Z", "2019-07-23T14:15:16.677Z", "2019-07-23T14:15:16.681Z", "2019-07-23T14:15:16.685Z", "2019-07-23T14:15:16.689Z", "2019-07-23T14:15:16.693Z", "2019-07-23T14:15:16.697Z", "2019-07-23T14:15:16.702Z", "2019-07-23T14:15:16.704Z", "2019-07-23T14:15:16.709Z", "2019-07-23T14:15:16.713Z", "2019-07-23T14:15:16.718Z", "2019-07-23T14:15:16.721Z", "2019-07-23T14:15:16.725Z", "2019-07-23T14:15:16.729Z", "2019-07-23T14:15:16.733Z", "2019-07-23T14:15:16.781Z", "2019-07-23T14:15:16.785Z", "2019-07-23T14:15:16.789Z", "2019-07-23T14:15:16.793Z", "2019-07-23T14:15:16.798Z", "2019-07-23T14:15:16.802Z", "2019-07-23T14:15:16.806Z", "2019-07-23T14:15:16.811Z", "2019-07-23T14:15:16.819Z", "2019-07-23T14:15:16.824Z"]</text:p>
          </table:table-cell>
          <table:table-cell office:value-type="string" calcext:value-type="string">
            <text:p>Dashboard.vue:220 (38) ["2019-07-23T14:16:01.944Z", "2019-07-23T14:16:01.951Z", "2019-07-23T14:16:01.954Z", "2019-07-23T14:16:01.959Z", "2019-07-23T14:16:01.962Z", "2019-07-23T14:16:01.966Z", "2019-07-23T14:16:01.970Z", "2019-07-23T14:16:01.986Z", "2019-07-23T14:16:01.990Z", "2019-07-23T14:16:01.994Z", "2019-07-23T14:16:01.998Z", "2019-07-23T14:16:02.002Z", "2019-07-23T14:16:02.007Z", "2019-07-23T14:16:02.010Z", "2019-07-23T14:16:02.014Z", "2019-07-23T14:16:02.019Z", "2019-07-23T14:16:02.022Z", "2019-07-23T14:16:02.026Z", "2019-07-23T14:16:02.030Z", "2019-07-23T14:16:02.034Z", "2019-07-23T14:16:02.039Z", "2019-07-23T14:16:02.043Z", "2019-07-23T14:16:02.047Z", "2019-07-23T14:16:02.050Z", "2019-07-23T14:16:02.054Z", "2019-07-23T14:16:02.058Z", "2019-07-23T14:16:02.063Z", "2019-07-23T14:16:02.104Z", "2019-07-23T14:16:02.110Z", "2019-07-23T14:16:02.120Z", "2019-07-23T14:16:02.123Z", "2019-07-23T14:16:02.128Z", "2019-07-23T14:16:02.131Z", "2019-07-23T14:16:02.138Z", "2019-07-23T14:16:02.150Z", "2019-07-23T14:16:02.169Z", "2019-07-23T14:16:02.175Z", "2019-07-23T14:16:02.178Z"]</text:p>
          </table:table-cell>
          <table:table-cell/>
          <table:table-cell office:value-type="string" calcext:value-type="string">
            <text:p>Dashboard.vue:212 2019-07-23T14:08:25.269Z</text:p>
          </table:table-cell>
          <table:table-cell office:value-type="string" calcext:value-type="string">
            <text:p>Dashboard.vue:212 2019-07-23T14:09:25.014Z</text:p>
          </table:table-cell>
          <table:table-cell office:value-type="string" calcext:value-type="string">
            <text:p>Dashboard.vue:212 2019-07-23T14:09:57.914Z</text:p>
          </table:table-cell>
          <table:table-cell office:value-type="string" calcext:value-type="string">
            <text:p>Dashboard.vue:220 (32) ["2019-07-23T14:10:54.751Z", "2019-07-23T14:10:54.756Z", "2019-07-23T14:10:54.761Z", "2019-07-23T14:10:54.767Z", "2019-07-23T14:10:54.771Z", "2019-07-23T14:10:54.776Z", "2019-07-23T14:10:54.787Z", "2019-07-23T14:10:54.791Z", "2019-07-23T14:10:54.798Z", "2019-07-23T14:10:54.800Z", "2019-07-23T14:10:54.806Z", "2019-07-23T14:10:54.811Z", "2019-07-23T14:10:54.816Z", "2019-07-23T14:10:54.821Z", "2019-07-23T14:10:54.826Z", "2019-07-23T14:10:54.831Z", "2019-07-23T14:10:54.836Z", "2019-07-23T14:10:54.840Z", "2019-07-23T14:10:54.846Z", "2019-07-23T14:10:54.851Z", "2019-07-23T14:10:54.860Z", "2019-07-23T14:10:54.865Z", "2019-07-23T14:10:54.865Z", "2019-07-23T14:10:54.871Z", "2019-07-23T14:10:54.875Z", "2019-07-23T14:10:54.881Z", "2019-07-23T14:10:54.886Z", "2019-07-23T14:10:54.899Z", "2019-07-23T14:10:54.901Z", "2019-07-23T14:10:54.944Z", "2019-07-23T14:10:54.945Z", "2019-07-23T14:10:54.951Z"]</text:p>
          </table:table-cell>
          <table:table-cell office:value-type="string" calcext:value-type="string">
            <text:p>Dashboard.vue:220 (38) ["2019-07-23T14:11:26.504Z", "2019-07-23T14:11:26.508Z", "2019-07-23T14:11:26.512Z", "2019-07-23T14:11:26.516Z", "2019-07-23T14:11:26.520Z", "2019-07-23T14:11:26.524Z", "2019-07-23T14:11:26.528Z", "2019-07-23T14:11:26.532Z", "2019-07-23T14:11:26.536Z", "2019-07-23T14:11:26.539Z", "2019-07-23T14:11:26.544Z", "2019-07-23T14:11:26.548Z", "2019-07-23T14:11:26.552Z", "2019-07-23T14:11:26.556Z", "2019-07-23T14:11:26.560Z", "2019-07-23T14:11:26.564Z", "2019-07-23T14:11:26.568Z", "2019-07-23T14:11:26.572Z", "2019-07-23T14:11:26.576Z", "2019-07-23T14:11:26.580Z", "2019-07-23T14:11:26.584Z", "2019-07-23T14:11:26.588Z", "2019-07-23T14:11:26.592Z", "2019-07-23T14:11:26.596Z", "2019-07-23T14:11:26.600Z", "2019-07-23T14:11:26.604Z", "2019-07-23T14:11:26.608Z", "2019-07-23T14:11:26.612Z", "2019-07-23T14:11:26.616Z", "2019-07-23T14:11:26.620Z", "2019-07-23T14:11:26.624Z", "2019-07-23T14:11:26.628Z", "2019-07-23T14:11:26.632Z", "2019-07-23T14:11:26.636Z", "2019-07-23T14:11:26.640Z", "2019-07-23T14:11:26.644Z", "2019-07-23T14:11:26.648Z", "2019-07-23T14:11:26.652Z"]</text:p>
          </table:table-cell>
          <table:table-cell office:value-type="string" calcext:value-type="string">
            <text:p>Dashboard.vue:220 (38) ["2019-07-23T14:12:02.142Z", "2019-07-23T14:12:02.146Z", "2019-07-23T14:12:02.149Z", "2019-07-23T14:12:02.154Z", "2019-07-23T14:12:02.158Z", "2019-07-23T14:12:02.161Z", "2019-07-23T14:12:02.166Z", "2019-07-23T14:12:02.170Z", "2019-07-23T14:12:02.174Z", "2019-07-23T14:12:02.177Z", "2019-07-23T14:12:02.182Z", "2019-07-23T14:12:02.186Z", "2019-07-23T14:12:02.189Z", "2019-07-23T14:12:02.193Z", "2019-07-23T14:12:02.198Z", "2019-07-23T14:12:02.202Z", "2019-07-23T14:12:02.206Z", "2019-07-23T14:12:02.210Z", "2019-07-23T14:12:02.213Z", "2019-07-23T14:12:02.217Z", "2019-07-23T14:12:02.222Z", "2019-07-23T14:12:02.225Z", "2019-07-23T14:12:02.230Z", "2019-07-23T14:12:02.233Z", "2019-07-23T14:12:02.237Z", "2019-07-23T14:12:02.242Z", "2019-07-23T14:12:02.245Z", "2019-07-23T14:12:02.250Z", "2019-07-23T14:12:02.254Z", "2019-07-23T14:12:02.258Z", "2019-07-23T14:12:02.262Z", "2019-07-23T14:12:02.265Z", "2019-07-23T14:12:02.270Z", "2019-07-23T14:12:02.274Z", "2019-07-23T14:12:02.278Z", "2019-07-23T14:12:02.282Z", "2019-07-23T14:12:02.285Z", "2019-07-23T14:12:02.290Z"]</text:p>
          </table:table-cell>
        </table:table-row>
        <table:table-row table:style-name="ro1">
          <table:table-cell/>
          <table:table-cell office:value-type="string" calcext:value-type="string">
            <text:p>Dashboard.vue:212 49</text:p>
          </table:table-cell>
          <table:table-cell office:value-type="string" calcext:value-type="string">
            <text:p>Dashboard.vue:212 54</text:p>
          </table:table-cell>
          <table:table-cell office:value-type="string" calcext:value-type="string">
            <text:p>Dashboard.vue:212 300</text:p>
          </table:table-cell>
          <table:table-cell office:value-type="string" calcext:value-type="string">
            <text:p>Dashboard.vue:212 368</text:p>
          </table:table-cell>
          <table:table-cell office:value-type="string" calcext:value-type="string">
            <text:p>Dashboard.vue:212 586</text:p>
          </table:table-cell>
          <table:table-cell office:value-type="string" calcext:value-type="string">
            <text:p>Dashboard.vue:219 tumpukan yang belum diterima : 37</text:p>
          </table:table-cell>
          <table:table-cell/>
          <table:table-cell office:value-type="string" calcext:value-type="string">
            <text:p>Dashboard.vue:212 138</text:p>
          </table:table-cell>
          <table:table-cell office:value-type="string" calcext:value-type="string">
            <text:p>Dashboard.vue:212 150</text:p>
          </table:table-cell>
          <table:table-cell office:value-type="string" calcext:value-type="string">
            <text:p>Dashboard.vue:219 tumpukan yang belum diterima : 37</text:p>
          </table:table-cell>
          <table:table-cell office:value-type="string" calcext:value-type="string">
            <text:p>Dashboard.vue:212 597</text:p>
          </table:table-cell>
          <table:table-cell office:value-type="string" calcext:value-type="string">
            <text:p>Dashboard.vue:212 909</text:p>
          </table:table-cell>
          <table:table-cell office:value-type="string" calcext:value-type="string">
            <text:p>Dashboard.vue:212 505</text:p>
          </table:table-cell>
          <table:table-cell/>
          <table:table-cell office:value-type="string" calcext:value-type="string">
            <text:p>Dashboard.vue:212 123</text:p>
          </table:table-cell>
          <table:table-cell office:value-type="string" calcext:value-type="string">
            <text:p>Dashboard.vue:212 133</text:p>
          </table:table-cell>
          <table:table-cell office:value-type="string" calcext:value-type="string">
            <text:p>Dashboard.vue:212 427</text:p>
          </table:table-cell>
          <table:table-cell office:value-type="string" calcext:value-type="string">
            <text:p>Dashboard.vue:212 483</text:p>
          </table:table-cell>
          <table:table-cell office:value-type="string" calcext:value-type="string">
            <text:p>Dashboard.vue:212 542</text:p>
          </table:table-cell>
          <table:table-cell office:value-type="string" calcext:value-type="string">
            <text:p>Dashboard.vue:212 480</text:p>
          </table:table-cell>
          <table:table-cell/>
          <table:table-cell office:value-type="string" calcext:value-type="string">
            <text:p>Dashboard.vue:212 129</text:p>
          </table:table-cell>
          <table:table-cell office:value-type="string" calcext:value-type="string">
            <text:p>Dashboard.vue:212 21</text:p>
          </table:table-cell>
          <table:table-cell office:value-type="string" calcext:value-type="string">
            <text:p>Dashboard.vue:212 268</text:p>
          </table:table-cell>
          <table:table-cell office:value-type="string" calcext:value-type="string">
            <text:p>Dashboard.vue:212 294</text:p>
          </table:table-cell>
          <table:table-cell office:value-type="string" calcext:value-type="string">
            <text:p>Dashboard.vue:212 691</text:p>
          </table:table-cell>
          <table:table-cell office:value-type="string" calcext:value-type="string">
            <text:p>Dashboard.vue:212 402</text:p>
          </table:table-cell>
        </table:table-row>
        <table:table-row table:style-name="ro1">
          <table:table-cell/>
          <table:table-cell office:value-type="string" calcext:value-type="string">
            <text:p>Dashboard.vue:212 2019-07-23T14:18:30.444Z</text:p>
          </table:table-cell>
          <table:table-cell office:value-type="string" calcext:value-type="string">
            <text:p>Dashboard.vue:212 2019-07-23T14:20:08.861Z</text:p>
          </table:table-cell>
          <table:table-cell office:value-type="string" calcext:value-type="string">
            <text:p>Dashboard.vue:212 2019-07-23T14:20:38.056Z</text:p>
          </table:table-cell>
          <table:table-cell office:value-type="string" calcext:value-type="string">
            <text:p>Dashboard.vue:212 2019-07-23T14:21:14.197Z</text:p>
          </table:table-cell>
          <table:table-cell office:value-type="string" calcext:value-type="string">
            <text:p>Dashboard.vue:212 2019-07-23T14:21:50.175Z</text:p>
          </table:table-cell>
          <table:table-cell office:value-type="string" calcext:value-type="string">
            <text:p>Dashboard.vue:220 (37) ["2019-07-23T14:22:25.376Z", "2019-07-23T14:22:25.380Z", "2019-07-23T14:22:25.384Z", "2019-07-23T14:22:25.388Z", "2019-07-23T14:22:25.392Z", "2019-07-23T14:22:25.395Z", "2019-07-23T14:22:25.438Z", "2019-07-23T14:22:25.439Z", "2019-07-23T14:22:25.444Z", "2019-07-23T14:22:25.448Z", "2019-07-23T14:22:25.452Z", "2019-07-23T14:22:25.456Z", "2019-07-23T14:22:25.460Z", "2019-07-23T14:22:25.464Z", "2019-07-23T14:22:25.473Z", "2019-07-23T14:22:25.479Z", "2019-07-23T14:22:25.480Z", "2019-07-23T14:22:25.484Z", "2019-07-23T14:22:25.488Z", "2019-07-23T14:22:25.491Z", "2019-07-23T14:22:25.496Z", "2019-07-23T14:22:25.500Z", "2019-07-23T14:22:25.504Z", "2019-07-23T14:22:25.508Z", "2019-07-23T14:22:25.518Z", "2019-07-23T14:22:25.522Z", "2019-07-23T14:22:25.529Z", "2019-07-23T14:22:25.534Z", "2019-07-23T14:22:25.541Z", "2019-07-23T14:22:25.546Z", "2019-07-23T14:22:25.548Z", "2019-07-23T14:22:25.552Z", "2019-07-23T14:22:25.555Z", "2019-07-23T14:22:25.564Z", "2019-07-23T14:22:25.565Z", "2019-07-23T14:22:25.570Z", "2019-07-23T14:22:25.572Z"]</text:p>
          </table:table-cell>
          <table:table-cell/>
          <table:table-cell office:value-type="string" calcext:value-type="string">
            <text:p>Dashboard.vue:212 2019-07-23T14:29:30.411Z</text:p>
          </table:table-cell>
          <table:table-cell office:value-type="string" calcext:value-type="string">
            <text:p>Dashboard.vue:212 2019-07-23T14:30:09.286Z</text:p>
          </table:table-cell>
          <table:table-cell office:value-type="string" calcext:value-type="string">
            <text:p>Dashboard.vue:220 (37) ["2019-07-23T14:30:57.620Z", "2019-07-23T14:30:57.633Z", "2019-07-23T14:30:57.640Z", "2019-07-23T14:30:57.649Z", "2019-07-23T14:30:57.658Z", "2019-07-23T14:30:57.669Z", "2019-07-23T14:30:57.679Z", "2019-07-23T14:30:57.690Z", "2019-07-23T14:30:57.699Z", "2019-07-23T14:30:57.709Z", "2019-07-23T14:30:57.720Z", "2019-07-23T14:30:57.745Z", "2019-07-23T14:30:57.752Z", "2019-07-23T14:30:57.759Z", "2019-07-23T14:30:57.773Z", "2019-07-23T14:30:57.780Z", "2019-07-23T14:30:57.788Z", "2019-07-23T14:30:57.809Z", "2019-07-23T14:30:57.819Z", "2019-07-23T14:30:57.829Z", "2019-07-23T14:30:57.839Z", "2019-07-23T14:30:57.849Z", "2019-07-23T14:30:57.861Z", "2019-07-23T14:30:57.884Z", "2019-07-23T14:30:57.914Z", "2019-07-23T14:30:57.954Z", "2019-07-23T14:30:57.962Z", "2019-07-23T14:30:57.969Z", "2019-07-23T14:30:57.978Z", "2019-07-23T14:30:57.989Z", "2019-07-23T14:30:57.998Z", "2019-07-23T14:30:58.009Z", "2019-07-23T14:30:58.018Z", "2019-07-23T14:30:58.029Z", "2019-07-23T14:30:58.039Z", "2019-07-23T14:30:58.048Z", "2019-07-23T14:30:58.059Z"]</text:p>
          </table:table-cell>
          <table:table-cell office:value-type="string" calcext:value-type="string">
            <text:p>Dashboard.vue:212 2019-07-23T14:31:39.840Z</text:p>
          </table:table-cell>
          <table:table-cell office:value-type="string" calcext:value-type="string">
            <text:p>Dashboard.vue:212 2019-07-23T14:32:17.403Z</text:p>
          </table:table-cell>
          <table:table-cell office:value-type="string" calcext:value-type="string">
            <text:p>Dashboard.vue:212 2019-07-23T14:32:59.135Z</text:p>
          </table:table-cell>
          <table:table-cell/>
          <table:table-cell office:value-type="string" calcext:value-type="string">
            <text:p>Dashboard.vue:212 2019-07-23T14:12:50.562Z</text:p>
          </table:table-cell>
          <table:table-cell office:value-type="string" calcext:value-type="string">
            <text:p>Dashboard.vue:212 2019-07-23T14:13:25.022Z</text:p>
          </table:table-cell>
          <table:table-cell office:value-type="string" calcext:value-type="string">
            <text:p>Dashboard.vue:212 2019-07-23T14:13:52.507Z</text:p>
          </table:table-cell>
          <table:table-cell office:value-type="string" calcext:value-type="string">
            <text:p>Dashboard.vue:212 2019-07-23T14:14:24.026Z</text:p>
          </table:table-cell>
          <table:table-cell office:value-type="string" calcext:value-type="string">
            <text:p>Dashboard.vue:212 2019-07-23T14:15:16.781Z</text:p>
          </table:table-cell>
          <table:table-cell office:value-type="string" calcext:value-type="string">
            <text:p>Dashboard.vue:212 2019-07-23T14:16:02.104Z</text:p>
          </table:table-cell>
          <table:table-cell/>
          <table:table-cell office:value-type="string" calcext:value-type="string">
            <text:p>Dashboard.vue:212 2019-07-23T14:08:25.370Z</text:p>
          </table:table-cell>
          <table:table-cell office:value-type="string" calcext:value-type="string">
            <text:p>Dashboard.vue:212 2019-07-23T14:09:25.064Z</text:p>
          </table:table-cell>
          <table:table-cell office:value-type="string" calcext:value-type="string">
            <text:p>Dashboard.vue:212 2019-07-23T14:09:57.927Z</text:p>
          </table:table-cell>
          <table:table-cell office:value-type="string" calcext:value-type="string">
            <text:p>Dashboard.vue:212 2019-07-23T14:10:54.751Z</text:p>
          </table:table-cell>
          <table:table-cell office:value-type="string" calcext:value-type="string">
            <text:p>Dashboard.vue:212 2019-07-23T14:11:26.504Z</text:p>
          </table:table-cell>
          <table:table-cell office:value-type="string" calcext:value-type="string">
            <text:p>Dashboard.vue:212 2019-07-23T14:12:02.142Z</text:p>
          </table:table-cell>
        </table:table-row>
        <table:table-row table:style-name="ro1">
          <table:table-cell/>
          <table:table-cell office:value-type="string" calcext:value-type="string">
            <text:p>Dashboard.vue:212 41</text:p>
          </table:table-cell>
          <table:table-cell office:value-type="string" calcext:value-type="string">
            <text:p>Dashboard.vue:212 30</text:p>
          </table:table-cell>
          <table:table-cell office:value-type="string" calcext:value-type="string">
            <text:p>Dashboard.vue:212 298</text:p>
          </table:table-cell>
          <table:table-cell office:value-type="string" calcext:value-type="string">
            <text:p>Dashboard.vue:219 tumpukan yang belum diterima : 36</text:p>
          </table:table-cell>
          <table:table-cell office:value-type="string" calcext:value-type="string">
            <text:p>Dashboard.vue:219 tumpukan yang belum diterima : 37</text:p>
          </table:table-cell>
          <table:table-cell office:value-type="string" calcext:value-type="string">
            <text:p>Dashboard.vue:212 712</text:p>
          </table:table-cell>
          <table:table-cell/>
          <table:table-cell office:value-type="string" calcext:value-type="string">
            <text:p>Dashboard.vue:212 62</text:p>
          </table:table-cell>
          <table:table-cell office:value-type="string" calcext:value-type="string">
            <text:p>Dashboard.vue:212 122</text:p>
          </table:table-cell>
          <table:table-cell office:value-type="string" calcext:value-type="string">
            <text:p>Dashboard.vue:212 677</text:p>
          </table:table-cell>
          <table:table-cell office:value-type="string" calcext:value-type="string">
            <text:p>Dashboard.vue:219 tumpukan yang belum diterima : 36</text:p>
          </table:table-cell>
          <table:table-cell office:value-type="string" calcext:value-type="string">
            <text:p>Dashboard.vue:219 tumpukan yang belum diterima : 37</text:p>
          </table:table-cell>
          <table:table-cell office:value-type="string" calcext:value-type="string">
            <text:p>Dashboard.vue:219 tumpukan yang belum diterima : 36</text:p>
          </table:table-cell>
          <table:table-cell/>
          <table:table-cell office:value-type="string" calcext:value-type="string">
            <text:p>Dashboard.vue:212 52</text:p>
          </table:table-cell>
          <table:table-cell office:value-type="string" calcext:value-type="string">
            <text:p>Dashboard.vue:212 127</text:p>
          </table:table-cell>
          <table:table-cell office:value-type="string" calcext:value-type="string">
            <text:p>Dashboard.vue:219 tumpukan yang belum diterima : 28</text:p>
          </table:table-cell>
          <table:table-cell table:number-columns-repeated="3" office:value-type="string" calcext:value-type="string">
            <text:p>Dashboard.vue:219 tumpukan yang belum diterima : 37</text:p>
          </table:table-cell>
          <table:table-cell/>
          <table:table-cell office:value-type="string" calcext:value-type="string">
            <text:p>Dashboard.vue:212 47</text:p>
          </table:table-cell>
          <table:table-cell office:value-type="string" calcext:value-type="string">
            <text:p>Dashboard.vue:212 20</text:p>
          </table:table-cell>
          <table:table-cell office:value-type="string" calcext:value-type="string">
            <text:p>Dashboard.vue:212 267</text:p>
          </table:table-cell>
          <table:table-cell office:value-type="string" calcext:value-type="string">
            <text:p>Dashboard.vue:219 tumpukan yang belum diterima : 31</text:p>
          </table:table-cell>
          <table:table-cell table:number-columns-repeated="2" office:value-type="string" calcext:value-type="string">
            <text:p>Dashboard.vue:219 tumpukan yang belum diterima : 37</text:p>
          </table:table-cell>
        </table:table-row>
        <table:table-row table:style-name="ro1">
          <table:table-cell/>
          <table:table-cell office:value-type="string" calcext:value-type="string">
            <text:p>Dashboard.vue:212 2019-07-23T14:18:30.544Z</text:p>
          </table:table-cell>
          <table:table-cell office:value-type="string" calcext:value-type="string">
            <text:p>Dashboard.vue:212 2019-07-23T14:20:08.907Z</text:p>
          </table:table-cell>
          <table:table-cell office:value-type="string" calcext:value-type="string">
            <text:p>Dashboard.vue:212 2019-07-23T14:20:38.065Z</text:p>
          </table:table-cell>
          <table:table-cell office:value-type="string" calcext:value-type="string">
            <text:p>Dashboard.vue:220 (36) ["2019-07-23T14:21:14.130Z", "2019-07-23T14:21:14.135Z", "2019-07-23T14:21:14.140Z", "2019-07-23T14:21:14.145Z", "2019-07-23T14:21:14.150Z", "2019-07-23T14:21:14.200Z", "2019-07-23T14:21:14.209Z", "2019-07-23T14:21:14.210Z", "2019-07-23T14:21:14.216Z", "2019-07-23T14:21:14.228Z", "2019-07-23T14:21:14.233Z", "2019-07-23T14:21:14.235Z", "2019-07-23T14:21:14.240Z", "2019-07-23T14:21:14.251Z", "2019-07-23T14:21:14.259Z", "2019-07-23T14:21:14.261Z", "2019-07-23T14:21:14.265Z", "2019-07-23T14:21:14.270Z", "2019-07-23T14:21:14.274Z", "2019-07-23T14:21:14.280Z", "2019-07-23T14:21:14.288Z", "2019-07-23T14:21:14.290Z", "2019-07-23T14:21:14.295Z", "2019-07-23T14:21:14.300Z", "2019-07-23T14:21:14.305Z", "2019-07-23T14:21:14.325Z", "2019-07-23T14:21:14.326Z", "2019-07-23T14:21:14.331Z", "2019-07-23T14:21:14.337Z", "2019-07-23T14:21:14.341Z", "2019-07-23T14:21:14.346Z", "2019-07-23T14:21:14.350Z", "2019-07-23T14:21:14.355Z", "2019-07-23T14:21:14.361Z", "2019-07-23T14:21:14.365Z", "2019-07-23T14:21:14.370Z"]</text:p>
          </table:table-cell>
          <table:table-cell office:value-type="string" calcext:value-type="string">
            <text:p>Dashboard.vue:220 (37) ["2019-07-23T14:21:50.179Z", "2019-07-23T14:21:50.183Z", "2019-07-23T14:21:50.187Z", "2019-07-23T14:21:50.191Z", "2019-07-23T14:21:50.195Z", "2019-07-23T14:21:50.250Z", "2019-07-23T14:21:50.253Z", "2019-07-23T14:21:50.255Z", "2019-07-23T14:21:50.258Z", "2019-07-23T14:21:50.263Z", "2019-07-23T14:21:50.267Z", "2019-07-23T14:21:50.271Z", "2019-07-23T14:21:50.275Z", "2019-07-23T14:21:50.280Z", "2019-07-23T14:21:50.283Z", "2019-07-23T14:21:50.290Z", "2019-07-23T14:21:50.295Z", "2019-07-23T14:21:50.299Z", "2019-07-23T14:21:50.304Z", "2019-07-23T14:21:50.307Z", "2019-07-23T14:21:50.311Z", "2019-07-23T14:21:50.317Z", "2019-07-23T14:21:50.318Z", "2019-07-23T14:21:50.323Z", "2019-07-23T14:21:50.328Z", "2019-07-23T14:21:50.332Z", "2019-07-23T14:21:50.337Z", "2019-07-23T14:21:50.339Z", "2019-07-23T14:21:50.344Z", "2019-07-23T14:21:50.347Z", "2019-07-23T14:21:50.355Z", "2019-07-23T14:21:50.365Z", "2019-07-23T14:21:50.370Z", "2019-07-23T14:21:50.377Z", "2019-07-23T14:21:50.381Z", "2019-07-23T14:21:50.388Z", "2019-07-23T14:21:50.390Z"]</text:p>
          </table:table-cell>
          <table:table-cell office:value-type="string" calcext:value-type="string">
            <text:p>Dashboard.vue:212 2019-07-23T14:22:25.376Z</text:p>
          </table:table-cell>
          <table:table-cell/>
          <table:table-cell office:value-type="string" calcext:value-type="string">
            <text:p>Dashboard.vue:212 2019-07-23T14:29:30.511Z</text:p>
          </table:table-cell>
          <table:table-cell office:value-type="string" calcext:value-type="string">
            <text:p>Dashboard.vue:212 2019-07-23T14:30:09.330Z</text:p>
          </table:table-cell>
          <table:table-cell office:value-type="string" calcext:value-type="string">
            <text:p>Dashboard.vue:212 2019-07-23T14:30:57.620Z</text:p>
          </table:table-cell>
          <table:table-cell office:value-type="string" calcext:value-type="string">
            <text:p>Dashboard.vue:220 (36) ["2019-07-23T14:31:39.850Z", "2019-07-23T14:31:39.854Z", "2019-07-23T14:31:39.874Z", "2019-07-23T14:31:39.878Z", "2019-07-23T14:31:39.880Z", "2019-07-23T14:31:39.886Z", "2019-07-23T14:31:39.890Z", "2019-07-23T14:31:39.904Z", "2019-07-23T14:31:39.922Z", "2019-07-23T14:31:39.927Z", "2019-07-23T14:31:39.931Z", "2019-07-23T14:31:39.939Z", "2019-07-23T14:31:39.945Z", "2019-07-23T14:31:39.950Z", "2019-07-23T14:31:39.957Z", "2019-07-23T14:31:39.960Z", "2019-07-23T14:31:39.965Z", "2019-07-23T14:31:39.973Z", "2019-07-23T14:31:39.989Z", "2019-07-23T14:31:39.996Z", "2019-07-23T14:31:40.000Z", "2019-07-23T14:31:40.005Z", "2019-07-23T14:31:40.010Z", "2019-07-23T14:31:40.015Z", "2019-07-23T14:31:40.041Z", "2019-07-23T14:31:40.045Z", "2019-07-23T14:31:40.051Z", "2019-07-23T14:31:40.058Z", "2019-07-23T14:31:40.064Z", "2019-07-23T14:31:40.084Z", "2019-07-23T14:31:40.121Z", "2019-07-23T14:31:40.156Z", "2019-07-23T14:31:40.165Z", "2019-07-23T14:31:40.171Z", "2019-07-23T14:31:40.175Z", "2019-07-23T14:31:40.180Z"]</text:p>
          </table:table-cell>
          <table:table-cell office:value-type="string" calcext:value-type="string">
            <text:p>Dashboard.vue:220 (37) ["2019-07-23T14:32:17.407Z", "2019-07-23T14:32:17.412Z", "2019-07-23T14:32:17.417Z", "2019-07-23T14:32:17.424Z", "2019-07-23T14:32:17.428Z", "2019-07-23T14:32:17.431Z", "2019-07-23T14:32:17.435Z", "2019-07-23T14:32:17.448Z", "2019-07-23T14:32:17.456Z", "2019-07-23T14:32:17.471Z", "2019-07-23T14:32:17.476Z", "2019-07-23T14:32:17.495Z", "2019-07-23T14:32:17.500Z", "2019-07-23T14:32:17.505Z", "2019-07-23T14:32:17.514Z", "2019-07-23T14:32:17.517Z", "2019-07-23T14:32:17.519Z", "2019-07-23T14:32:17.524Z", "2019-07-23T14:32:17.527Z", "2019-07-23T14:32:17.531Z", "2019-07-23T14:32:17.535Z", "2019-07-23T14:32:17.539Z", "2019-07-23T14:32:17.544Z", "2019-07-23T14:32:17.558Z", "2019-07-23T14:32:17.570Z", "2019-07-23T14:32:17.580Z", "2019-07-23T14:32:17.585Z", "2019-07-23T14:32:17.587Z", "2019-07-23T14:32:17.594Z", "2019-07-23T14:32:17.598Z", "2019-07-23T14:32:17.602Z", "2019-07-23T14:32:17.604Z", "2019-07-23T14:32:17.616Z", "2019-07-23T14:32:17.620Z", "2019-07-23T14:32:17.626Z", "2019-07-23T14:32:17.629Z", "2019-07-23T14:32:17.631Z"]</text:p>
          </table:table-cell>
          <table:table-cell office:value-type="string" calcext:value-type="string">
            <text:p>Dashboard.vue:220 (36) ["2019-07-23T14:32:59.139Z", "2019-07-23T14:32:59.143Z", "2019-07-23T14:32:59.147Z", "2019-07-23T14:32:59.151Z", "2019-07-23T14:32:59.156Z", "2019-07-23T14:32:59.159Z", "2019-07-23T14:32:59.164Z", "2019-07-23T14:32:59.167Z", "2019-07-23T14:32:59.171Z", "2019-07-23T14:32:59.175Z", "2019-07-23T14:32:59.179Z", "2019-07-23T14:32:59.183Z", "2019-07-23T14:32:59.187Z", "2019-07-23T14:32:59.191Z", "2019-07-23T14:32:59.202Z", "2019-07-23T14:32:59.207Z", "2019-07-23T14:32:59.211Z", "2019-07-23T14:32:59.216Z", "2019-07-23T14:32:59.221Z", "2019-07-23T14:32:59.224Z", "2019-07-23T14:32:59.229Z", "2019-07-23T14:32:59.231Z", "2019-07-23T14:32:59.239Z", "2019-07-23T14:32:59.243Z", "2019-07-23T14:32:59.250Z", "2019-07-23T14:32:59.252Z", "2019-07-23T14:32:59.257Z", "2019-07-23T14:32:59.264Z", "2019-07-23T14:32:59.315Z", "2019-07-23T14:32:59.319Z", "2019-07-23T14:32:59.323Z", "2019-07-23T14:32:59.329Z", "2019-07-23T14:32:59.333Z", "2019-07-23T14:32:59.335Z", "2019-07-23T14:32:59.348Z", "2019-07-23T14:32:59.352Z"]</text:p>
          </table:table-cell>
          <table:table-cell/>
          <table:table-cell office:value-type="string" calcext:value-type="string">
            <text:p>Dashboard.vue:212 2019-07-23T14:12:50.662Z</text:p>
          </table:table-cell>
          <table:table-cell office:value-type="string" calcext:value-type="string">
            <text:p>Dashboard.vue:212 2019-07-23T14:13:25.071Z</text:p>
          </table:table-cell>
          <table:table-cell office:value-type="string" calcext:value-type="string">
            <text:p>Dashboard.vue:220 (28) ["2019-07-23T14:13:52.324Z", "2019-07-23T14:13:52.404Z", "2019-07-23T14:13:52.444Z", "2019-07-23T14:13:52.514Z", "2019-07-23T14:13:52.525Z", "2019-07-23T14:13:52.534Z", "2019-07-23T14:13:52.544Z", "2019-07-23T14:13:52.569Z", "2019-07-23T14:13:52.578Z", "2019-07-23T14:13:52.585Z", "2019-07-23T14:13:52.594Z", "2019-07-23T14:13:52.615Z", "2019-07-23T14:13:52.660Z", "2019-07-23T14:13:52.664Z", "2019-07-23T14:13:52.674Z", "2019-07-23T14:13:52.684Z", "2019-07-23T14:13:52.694Z", "2019-07-23T14:13:52.712Z", "2019-07-23T14:13:52.715Z", "2019-07-23T14:13:52.724Z", "2019-07-23T14:13:52.772Z", "2019-07-23T14:13:52.775Z", "2019-07-23T14:13:52.785Z", "2019-07-23T14:13:52.806Z", "2019-07-23T14:13:52.818Z", "2019-07-23T14:13:52.824Z", "2019-07-23T14:13:52.836Z", "2019-07-23T14:13:52.847Z"]</text:p>
          </table:table-cell>
          <table:table-cell office:value-type="string" calcext:value-type="string">
            <text:p>Dashboard.vue:220 (37) ["2019-07-23T14:14:23.826Z", "2019-07-23T14:14:23.830Z", "2019-07-23T14:14:23.836Z", "2019-07-23T14:14:23.846Z", "2019-07-23T14:14:23.851Z", "2019-07-23T14:14:23.855Z", "2019-07-23T14:14:23.865Z", "2019-07-23T14:14:23.875Z", "2019-07-23T14:14:23.880Z", "2019-07-23T14:14:23.886Z", "2019-07-23T14:14:23.891Z", "2019-07-23T14:14:23.895Z", "2019-07-23T14:14:23.900Z", "2019-07-23T14:14:23.906Z", "2019-07-23T14:14:23.911Z", "2019-07-23T14:14:23.916Z", "2019-07-23T14:14:23.920Z", "2019-07-23T14:14:23.925Z", "2019-07-23T14:14:23.931Z", "2019-07-23T14:14:23.936Z", "2019-07-23T14:14:23.941Z", "2019-07-23T14:14:23.945Z", "2019-07-23T14:14:23.950Z", "2019-07-23T14:14:23.955Z", "2019-07-23T14:14:23.961Z", "2019-07-23T14:14:23.966Z", "2019-07-23T14:14:23.971Z", "2019-07-23T14:14:23.976Z", "2019-07-23T14:14:24.031Z", "2019-07-23T14:14:24.038Z", "2019-07-23T14:14:24.047Z", "2019-07-23T14:14:24.057Z", "2019-07-23T14:14:24.063Z", "2019-07-23T14:14:24.066Z", "2019-07-23T14:14:24.085Z", "2019-07-23T14:14:24.090Z", "2019-07-23T14:14:24.095Z"]</text:p>
          </table:table-cell>
          <table:table-cell office:value-type="string" calcext:value-type="string">
            <text:p>Dashboard.vue:220 (37) ["2019-07-23T14:15:16.611Z", "2019-07-23T14:15:16.614Z", "2019-07-23T14:15:16.622Z", "2019-07-23T14:15:16.625Z", "2019-07-23T14:15:16.633Z", "2019-07-23T14:15:16.635Z", "2019-07-23T14:15:16.638Z", "2019-07-23T14:15:16.649Z", "2019-07-23T14:15:16.658Z", "2019-07-23T14:15:16.661Z", "2019-07-23T14:15:16.664Z", "2019-07-23T14:15:16.669Z", "2019-07-23T14:15:16.673Z", "2019-07-23T14:15:16.677Z", "2019-07-23T14:15:16.681Z", "2019-07-23T14:15:16.685Z", "2019-07-23T14:15:16.689Z", "2019-07-23T14:15:16.693Z", "2019-07-23T14:15:16.697Z", "2019-07-23T14:15:16.702Z", "2019-07-23T14:15:16.704Z", "2019-07-23T14:15:16.709Z", "2019-07-23T14:15:16.713Z", "2019-07-23T14:15:16.718Z", "2019-07-23T14:15:16.721Z", "2019-07-23T14:15:16.725Z", "2019-07-23T14:15:16.729Z", "2019-07-23T14:15:16.733Z", "2019-07-23T14:15:16.785Z", "2019-07-23T14:15:16.789Z", "2019-07-23T14:15:16.793Z", "2019-07-23T14:15:16.798Z", "2019-07-23T14:15:16.802Z", "2019-07-23T14:15:16.806Z", "2019-07-23T14:15:16.811Z", "2019-07-23T14:15:16.819Z", "2019-07-23T14:15:16.824Z"]</text:p>
          </table:table-cell>
          <table:table-cell office:value-type="string" calcext:value-type="string">
            <text:p>Dashboard.vue:220 (37) ["2019-07-23T14:16:01.944Z", "2019-07-23T14:16:01.951Z", "2019-07-23T14:16:01.954Z", "2019-07-23T14:16:01.959Z", "2019-07-23T14:16:01.962Z", "2019-07-23T14:16:01.966Z", "2019-07-23T14:16:01.970Z", "2019-07-23T14:16:01.986Z", "2019-07-23T14:16:01.990Z", "2019-07-23T14:16:01.994Z", "2019-07-23T14:16:01.998Z", "2019-07-23T14:16:02.002Z", "2019-07-23T14:16:02.007Z", "2019-07-23T14:16:02.010Z", "2019-07-23T14:16:02.014Z", "2019-07-23T14:16:02.019Z", "2019-07-23T14:16:02.022Z", "2019-07-23T14:16:02.026Z", "2019-07-23T14:16:02.030Z", "2019-07-23T14:16:02.034Z", "2019-07-23T14:16:02.039Z", "2019-07-23T14:16:02.043Z", "2019-07-23T14:16:02.047Z", "2019-07-23T14:16:02.050Z", "2019-07-23T14:16:02.054Z", "2019-07-23T14:16:02.058Z", "2019-07-23T14:16:02.063Z", "2019-07-23T14:16:02.110Z", "2019-07-23T14:16:02.120Z", "2019-07-23T14:16:02.123Z", "2019-07-23T14:16:02.128Z", "2019-07-23T14:16:02.131Z", "2019-07-23T14:16:02.138Z", "2019-07-23T14:16:02.150Z", "2019-07-23T14:16:02.169Z", "2019-07-23T14:16:02.175Z", "2019-07-23T14:16:02.178Z"]</text:p>
          </table:table-cell>
          <table:table-cell/>
          <table:table-cell office:value-type="string" calcext:value-type="string">
            <text:p>Dashboard.vue:212 2019-07-23T14:08:25.470Z</text:p>
          </table:table-cell>
          <table:table-cell office:value-type="string" calcext:value-type="string">
            <text:p>Dashboard.vue:212 2019-07-23T14:09:25.114Z</text:p>
          </table:table-cell>
          <table:table-cell office:value-type="string" calcext:value-type="string">
            <text:p>Dashboard.vue:212 2019-07-23T14:09:57.934Z</text:p>
          </table:table-cell>
          <table:table-cell office:value-type="string" calcext:value-type="string">
            <text:p>Dashboard.vue:220 (31) ["2019-07-23T14:10:54.756Z", "2019-07-23T14:10:54.761Z", "2019-07-23T14:10:54.767Z", "2019-07-23T14:10:54.771Z", "2019-07-23T14:10:54.776Z", "2019-07-23T14:10:54.787Z", "2019-07-23T14:10:54.791Z", "2019-07-23T14:10:54.798Z", "2019-07-23T14:10:54.800Z", "2019-07-23T14:10:54.806Z", "2019-07-23T14:10:54.811Z", "2019-07-23T14:10:54.816Z", "2019-07-23T14:10:54.821Z", "2019-07-23T14:10:54.826Z", "2019-07-23T14:10:54.831Z", "2019-07-23T14:10:54.836Z", "2019-07-23T14:10:54.840Z", "2019-07-23T14:10:54.846Z", "2019-07-23T14:10:54.851Z", "2019-07-23T14:10:54.860Z", "2019-07-23T14:10:54.865Z", "2019-07-23T14:10:54.865Z", "2019-07-23T14:10:54.871Z", "2019-07-23T14:10:54.875Z", "2019-07-23T14:10:54.881Z", "2019-07-23T14:10:54.886Z", "2019-07-23T14:10:54.899Z", "2019-07-23T14:10:54.901Z", "2019-07-23T14:10:54.944Z", "2019-07-23T14:10:54.945Z", "2019-07-23T14:10:54.951Z"]</text:p>
          </table:table-cell>
          <table:table-cell office:value-type="string" calcext:value-type="string">
            <text:p>Dashboard.vue:220 (37) ["2019-07-23T14:11:26.508Z", "2019-07-23T14:11:26.512Z", "2019-07-23T14:11:26.516Z", "2019-07-23T14:11:26.520Z", "2019-07-23T14:11:26.524Z", "2019-07-23T14:11:26.528Z", "2019-07-23T14:11:26.532Z", "2019-07-23T14:11:26.536Z", "2019-07-23T14:11:26.539Z", "2019-07-23T14:11:26.544Z", "2019-07-23T14:11:26.548Z", "2019-07-23T14:11:26.552Z", "2019-07-23T14:11:26.556Z", "2019-07-23T14:11:26.560Z", "2019-07-23T14:11:26.564Z", "2019-07-23T14:11:26.568Z", "2019-07-23T14:11:26.572Z", "2019-07-23T14:11:26.576Z", "2019-07-23T14:11:26.580Z", "2019-07-23T14:11:26.584Z", "2019-07-23T14:11:26.588Z", "2019-07-23T14:11:26.592Z", "2019-07-23T14:11:26.596Z", "2019-07-23T14:11:26.600Z", "2019-07-23T14:11:26.604Z", "2019-07-23T14:11:26.608Z", "2019-07-23T14:11:26.612Z", "2019-07-23T14:11:26.616Z", "2019-07-23T14:11:26.620Z", "2019-07-23T14:11:26.624Z", "2019-07-23T14:11:26.628Z", "2019-07-23T14:11:26.632Z", "2019-07-23T14:11:26.636Z", "2019-07-23T14:11:26.640Z", "2019-07-23T14:11:26.644Z", "2019-07-23T14:11:26.648Z", "2019-07-23T14:11:26.652Z"]</text:p>
          </table:table-cell>
          <table:table-cell office:value-type="string" calcext:value-type="string">
            <text:p>Dashboard.vue:220 (37) ["2019-07-23T14:12:02.146Z", "2019-07-23T14:12:02.149Z", "2019-07-23T14:12:02.154Z", "2019-07-23T14:12:02.158Z", "2019-07-23T14:12:02.161Z", "2019-07-23T14:12:02.166Z", "2019-07-23T14:12:02.170Z", "2019-07-23T14:12:02.174Z", "2019-07-23T14:12:02.177Z", "2019-07-23T14:12:02.182Z", "2019-07-23T14:12:02.186Z", "2019-07-23T14:12:02.189Z", "2019-07-23T14:12:02.193Z", "2019-07-23T14:12:02.198Z", "2019-07-23T14:12:02.202Z", "2019-07-23T14:12:02.206Z", "2019-07-23T14:12:02.210Z", "2019-07-23T14:12:02.213Z", "2019-07-23T14:12:02.217Z", "2019-07-23T14:12:02.222Z", "2019-07-23T14:12:02.225Z", "2019-07-23T14:12:02.230Z", "2019-07-23T14:12:02.233Z", "2019-07-23T14:12:02.237Z", "2019-07-23T14:12:02.242Z", "2019-07-23T14:12:02.245Z", "2019-07-23T14:12:02.250Z", "2019-07-23T14:12:02.254Z", "2019-07-23T14:12:02.258Z", "2019-07-23T14:12:02.262Z", "2019-07-23T14:12:02.265Z", "2019-07-23T14:12:02.270Z", "2019-07-23T14:12:02.274Z", "2019-07-23T14:12:02.278Z", "2019-07-23T14:12:02.282Z", "2019-07-23T14:12:02.285Z", "2019-07-23T14:12:02.290Z"]</text:p>
          </table:table-cell>
        </table:table-row>
        <table:table-row table:style-name="ro1">
          <table:table-cell/>
          <table:table-cell office:value-type="string" calcext:value-type="string">
            <text:p>Dashboard.vue:212 213</text:p>
          </table:table-cell>
          <table:table-cell office:value-type="string" calcext:value-type="string">
            <text:p>Dashboard.vue:212 31</text:p>
          </table:table-cell>
          <table:table-cell office:value-type="string" calcext:value-type="string">
            <text:p>Dashboard.vue:212 269</text:p>
          </table:table-cell>
          <table:table-cell office:value-type="string" calcext:value-type="string">
            <text:p>Dashboard.vue:212 376</text:p>
          </table:table-cell>
          <table:table-cell office:value-type="string" calcext:value-type="string">
            <text:p>Dashboard.vue:212 591</text:p>
          </table:table-cell>
          <table:table-cell office:value-type="string" calcext:value-type="string">
            <text:p>Dashboard.vue:219 tumpukan yang belum diterima : 36</text:p>
          </table:table-cell>
          <table:table-cell/>
          <table:table-cell office:value-type="string" calcext:value-type="string">
            <text:p>Dashboard.vue:212 140</text:p>
          </table:table-cell>
          <table:table-cell office:value-type="string" calcext:value-type="string">
            <text:p>Dashboard.vue:212 95</text:p>
          </table:table-cell>
          <table:table-cell office:value-type="string" calcext:value-type="string">
            <text:p>Dashboard.vue:219 tumpukan yang belum diterima : 36</text:p>
          </table:table-cell>
          <table:table-cell office:value-type="string" calcext:value-type="string">
            <text:p>Dashboard.vue:212 594</text:p>
          </table:table-cell>
          <table:table-cell office:value-type="string" calcext:value-type="string">
            <text:p>Dashboard.vue:212 911</text:p>
          </table:table-cell>
          <table:table-cell office:value-type="string" calcext:value-type="string">
            <text:p>Dashboard.vue:212 507</text:p>
          </table:table-cell>
          <table:table-cell/>
          <table:table-cell office:value-type="string" calcext:value-type="string">
            <text:p>Dashboard.vue:212 128</text:p>
          </table:table-cell>
          <table:table-cell office:value-type="string" calcext:value-type="string">
            <text:p>Dashboard.vue:212 108</text:p>
          </table:table-cell>
          <table:table-cell office:value-type="string" calcext:value-type="string">
            <text:p>Dashboard.vue:212 428</text:p>
          </table:table-cell>
          <table:table-cell office:value-type="string" calcext:value-type="string">
            <text:p>Dashboard.vue:212 495</text:p>
          </table:table-cell>
          <table:table-cell office:value-type="string" calcext:value-type="string">
            <text:p>Dashboard.vue:212 548</text:p>
          </table:table-cell>
          <table:table-cell office:value-type="string" calcext:value-type="string">
            <text:p>Dashboard.vue:212 614</text:p>
          </table:table-cell>
          <table:table-cell/>
          <table:table-cell office:value-type="string" calcext:value-type="string">
            <text:p>Dashboard.vue:212 92</text:p>
          </table:table-cell>
          <table:table-cell office:value-type="string" calcext:value-type="string">
            <text:p>Dashboard.vue:212 21</text:p>
          </table:table-cell>
          <table:table-cell office:value-type="string" calcext:value-type="string">
            <text:p>Dashboard.vue:212 260</text:p>
          </table:table-cell>
          <table:table-cell office:value-type="string" calcext:value-type="string">
            <text:p>Dashboard.vue:212 300</text:p>
          </table:table-cell>
          <table:table-cell office:value-type="string" calcext:value-type="string">
            <text:p>Dashboard.vue:212 695</text:p>
          </table:table-cell>
          <table:table-cell office:value-type="string" calcext:value-type="string">
            <text:p>Dashboard.vue:212 406</text:p>
          </table:table-cell>
        </table:table-row>
        <table:table-row table:style-name="ro1">
          <table:table-cell/>
          <table:table-cell office:value-type="string" calcext:value-type="string">
            <text:p>Dashboard.vue:212 2019-07-23T14:18:30.643Z</text:p>
          </table:table-cell>
          <table:table-cell office:value-type="string" calcext:value-type="string">
            <text:p>Dashboard.vue:212 2019-07-23T14:20:08.957Z</text:p>
          </table:table-cell>
          <table:table-cell office:value-type="string" calcext:value-type="string">
            <text:p>Dashboard.vue:212 2019-07-23T14:20:38.099Z</text:p>
          </table:table-cell>
          <table:table-cell office:value-type="string" calcext:value-type="string">
            <text:p>Dashboard.vue:212 2019-07-23T14:21:14.200Z</text:p>
          </table:table-cell>
          <table:table-cell office:value-type="string" calcext:value-type="string">
            <text:p>Dashboard.vue:212 2019-07-23T14:21:50.179Z</text:p>
          </table:table-cell>
          <table:table-cell office:value-type="string" calcext:value-type="string">
            <text:p>Dashboard.vue:220 (36) ["2019-07-23T14:22:25.380Z", "2019-07-23T14:22:25.384Z", "2019-07-23T14:22:25.388Z", "2019-07-23T14:22:25.392Z", "2019-07-23T14:22:25.395Z", "2019-07-23T14:22:25.438Z", "2019-07-23T14:22:25.439Z", "2019-07-23T14:22:25.444Z", "2019-07-23T14:22:25.448Z", "2019-07-23T14:22:25.452Z", "2019-07-23T14:22:25.456Z", "2019-07-23T14:22:25.460Z", "2019-07-23T14:22:25.464Z", "2019-07-23T14:22:25.473Z", "2019-07-23T14:22:25.479Z", "2019-07-23T14:22:25.480Z", "2019-07-23T14:22:25.484Z", "2019-07-23T14:22:25.488Z", "2019-07-23T14:22:25.491Z", "2019-07-23T14:22:25.496Z", "2019-07-23T14:22:25.500Z", "2019-07-23T14:22:25.504Z", "2019-07-23T14:22:25.508Z", "2019-07-23T14:22:25.518Z", "2019-07-23T14:22:25.522Z", "2019-07-23T14:22:25.529Z", "2019-07-23T14:22:25.534Z", "2019-07-23T14:22:25.541Z", "2019-07-23T14:22:25.546Z", "2019-07-23T14:22:25.548Z", "2019-07-23T14:22:25.552Z", "2019-07-23T14:22:25.555Z", "2019-07-23T14:22:25.564Z", "2019-07-23T14:22:25.565Z", "2019-07-23T14:22:25.570Z", "2019-07-23T14:22:25.572Z"]</text:p>
          </table:table-cell>
          <table:table-cell/>
          <table:table-cell office:value-type="string" calcext:value-type="string">
            <text:p>Dashboard.vue:212 2019-07-23T14:29:30.610Z</text:p>
          </table:table-cell>
          <table:table-cell office:value-type="string" calcext:value-type="string">
            <text:p>Dashboard.vue:212 2019-07-23T14:30:09.380Z</text:p>
          </table:table-cell>
          <table:table-cell office:value-type="string" calcext:value-type="string">
            <text:p>Dashboard.vue:220 (36) ["2019-07-23T14:30:57.633Z", "2019-07-23T14:30:57.640Z", "2019-07-23T14:30:57.649Z", "2019-07-23T14:30:57.658Z", "2019-07-23T14:30:57.669Z", "2019-07-23T14:30:57.679Z", "2019-07-23T14:30:57.690Z", "2019-07-23T14:30:57.699Z", "2019-07-23T14:30:57.709Z", "2019-07-23T14:30:57.720Z", "2019-07-23T14:30:57.745Z", "2019-07-23T14:30:57.752Z", "2019-07-23T14:30:57.759Z", "2019-07-23T14:30:57.773Z", "2019-07-23T14:30:57.780Z", "2019-07-23T14:30:57.788Z", "2019-07-23T14:30:57.809Z", "2019-07-23T14:30:57.819Z", "2019-07-23T14:30:57.829Z", "2019-07-23T14:30:57.839Z", "2019-07-23T14:30:57.849Z", "2019-07-23T14:30:57.861Z", "2019-07-23T14:30:57.884Z", "2019-07-23T14:30:57.914Z", "2019-07-23T14:30:57.954Z", "2019-07-23T14:30:57.962Z", "2019-07-23T14:30:57.969Z", "2019-07-23T14:30:57.978Z", "2019-07-23T14:30:57.989Z", "2019-07-23T14:30:57.998Z", "2019-07-23T14:30:58.009Z", "2019-07-23T14:30:58.018Z", "2019-07-23T14:30:58.029Z", "2019-07-23T14:30:58.039Z", "2019-07-23T14:30:58.048Z", "2019-07-23T14:30:58.059Z"]</text:p>
          </table:table-cell>
          <table:table-cell office:value-type="string" calcext:value-type="string">
            <text:p>Dashboard.vue:212 2019-07-23T14:31:39.850Z</text:p>
          </table:table-cell>
          <table:table-cell office:value-type="string" calcext:value-type="string">
            <text:p>Dashboard.vue:212 2019-07-23T14:32:17.407Z</text:p>
          </table:table-cell>
          <table:table-cell office:value-type="string" calcext:value-type="string">
            <text:p>Dashboard.vue:212 2019-07-23T14:32:59.139Z</text:p>
          </table:table-cell>
          <table:table-cell/>
          <table:table-cell office:value-type="string" calcext:value-type="string">
            <text:p>Dashboard.vue:212 2019-07-23T14:12:50.762Z</text:p>
          </table:table-cell>
          <table:table-cell office:value-type="string" calcext:value-type="string">
            <text:p>Dashboard.vue:212 2019-07-23T14:13:25.129Z</text:p>
          </table:table-cell>
          <table:table-cell office:value-type="string" calcext:value-type="string">
            <text:p>Dashboard.vue:212 2019-07-23T14:13:52.514Z</text:p>
          </table:table-cell>
          <table:table-cell office:value-type="string" calcext:value-type="string">
            <text:p>Dashboard.vue:212 2019-07-23T14:14:24.031Z</text:p>
          </table:table-cell>
          <table:table-cell office:value-type="string" calcext:value-type="string">
            <text:p>Dashboard.vue:212 2019-07-23T14:15:16.785Z</text:p>
          </table:table-cell>
          <table:table-cell office:value-type="string" calcext:value-type="string">
            <text:p>Dashboard.vue:212 2019-07-23T14:16:01.986Z</text:p>
          </table:table-cell>
          <table:table-cell/>
          <table:table-cell office:value-type="string" calcext:value-type="string">
            <text:p>Dashboard.vue:212 2019-07-23T14:08:25.570Z</text:p>
          </table:table-cell>
          <table:table-cell office:value-type="string" calcext:value-type="string">
            <text:p>Dashboard.vue:212 2019-07-23T14:09:25.165Z</text:p>
          </table:table-cell>
          <table:table-cell office:value-type="string" calcext:value-type="string">
            <text:p>Dashboard.vue:212 2019-07-23T14:09:57.948Z</text:p>
          </table:table-cell>
          <table:table-cell office:value-type="string" calcext:value-type="string">
            <text:p>Dashboard.vue:212 2019-07-23T14:10:54.756Z</text:p>
          </table:table-cell>
          <table:table-cell office:value-type="string" calcext:value-type="string">
            <text:p>Dashboard.vue:212 2019-07-23T14:11:26.508Z</text:p>
          </table:table-cell>
          <table:table-cell office:value-type="string" calcext:value-type="string">
            <text:p>Dashboard.vue:212 2019-07-23T14:12:02.146Z</text:p>
          </table:table-cell>
        </table:table-row>
        <table:table-row table:style-name="ro1">
          <table:table-cell/>
          <table:table-cell office:value-type="string" calcext:value-type="string">
            <text:p>Dashboard.vue:212 146</text:p>
          </table:table-cell>
          <table:table-cell office:value-type="string" calcext:value-type="string">
            <text:p>Dashboard.vue:212 30</text:p>
          </table:table-cell>
          <table:table-cell office:value-type="string" calcext:value-type="string">
            <text:p>Dashboard.vue:212 248</text:p>
          </table:table-cell>
          <table:table-cell office:value-type="string" calcext:value-type="string">
            <text:p>Dashboard.vue:219 tumpukan yang belum diterima : 35</text:p>
          </table:table-cell>
          <table:table-cell office:value-type="string" calcext:value-type="string">
            <text:p>Dashboard.vue:219 tumpukan yang belum diterima : 36</text:p>
          </table:table-cell>
          <table:table-cell office:value-type="string" calcext:value-type="string">
            <text:p>Dashboard.vue:212 715</text:p>
          </table:table-cell>
          <table:table-cell/>
          <table:table-cell office:value-type="string" calcext:value-type="string">
            <text:p>Dashboard.vue:212 78</text:p>
          </table:table-cell>
          <table:table-cell office:value-type="string" calcext:value-type="string">
            <text:p>Dashboard.vue:212 97</text:p>
          </table:table-cell>
          <table:table-cell office:value-type="string" calcext:value-type="string">
            <text:p>Dashboard.vue:212 673</text:p>
          </table:table-cell>
          <table:table-cell office:value-type="string" calcext:value-type="string">
            <text:p>Dashboard.vue:219 tumpukan yang belum diterima : 35</text:p>
          </table:table-cell>
          <table:table-cell office:value-type="string" calcext:value-type="string">
            <text:p>Dashboard.vue:219 tumpukan yang belum diterima : 36</text:p>
          </table:table-cell>
          <table:table-cell office:value-type="string" calcext:value-type="string">
            <text:p>Dashboard.vue:219 tumpukan yang belum diterima : 35</text:p>
          </table:table-cell>
          <table:table-cell/>
          <table:table-cell office:value-type="string" calcext:value-type="string">
            <text:p>Dashboard.vue:212 70</text:p>
          </table:table-cell>
          <table:table-cell office:value-type="string" calcext:value-type="string">
            <text:p>Dashboard.vue:212 124</text:p>
          </table:table-cell>
          <table:table-cell office:value-type="string" calcext:value-type="string">
            <text:p>Dashboard.vue:219 tumpukan yang belum diterima : 27</text:p>
          </table:table-cell>
          <table:table-cell table:number-columns-repeated="3" office:value-type="string" calcext:value-type="string">
            <text:p>Dashboard.vue:219 tumpukan yang belum diterima : 36</text:p>
          </table:table-cell>
          <table:table-cell/>
          <table:table-cell table:number-columns-repeated="2" office:value-type="string" calcext:value-type="string">
            <text:p>Dashboard.vue:212 22</text:p>
          </table:table-cell>
          <table:table-cell office:value-type="string" calcext:value-type="string">
            <text:p>Dashboard.vue:212 260</text:p>
          </table:table-cell>
          <table:table-cell office:value-type="string" calcext:value-type="string">
            <text:p>Dashboard.vue:219 tumpukan yang belum diterima : 30</text:p>
          </table:table-cell>
          <table:table-cell table:number-columns-repeated="2" office:value-type="string" calcext:value-type="string">
            <text:p>Dashboard.vue:219 tumpukan yang belum diterima : 36</text:p>
          </table:table-cell>
        </table:table-row>
        <table:table-row table:style-name="ro1">
          <table:table-cell/>
          <table:table-cell office:value-type="string" calcext:value-type="string">
            <text:p>Dashboard.vue:212 2019-07-23T14:18:30.744Z</text:p>
          </table:table-cell>
          <table:table-cell office:value-type="string" calcext:value-type="string">
            <text:p>Dashboard.vue:212 2019-07-23T14:20:09.008Z</text:p>
          </table:table-cell>
          <table:table-cell office:value-type="string" calcext:value-type="string">
            <text:p>Dashboard.vue:212 2019-07-23T14:20:38.125Z</text:p>
          </table:table-cell>
          <table:table-cell office:value-type="string" calcext:value-type="string">
            <text:p>Dashboard.vue:220 (35) ["2019-07-23T14:21:14.130Z", "2019-07-23T14:21:14.135Z", "2019-07-23T14:21:14.140Z", "2019-07-23T14:21:14.145Z", "2019-07-23T14:21:14.150Z", "2019-07-23T14:21:14.209Z", "2019-07-23T14:21:14.210Z", "2019-07-23T14:21:14.216Z", "2019-07-23T14:21:14.228Z", "2019-07-23T14:21:14.233Z", "2019-07-23T14:21:14.235Z", "2019-07-23T14:21:14.240Z", "2019-07-23T14:21:14.251Z", "2019-07-23T14:21:14.259Z", "2019-07-23T14:21:14.261Z", "2019-07-23T14:21:14.265Z", "2019-07-23T14:21:14.270Z", "2019-07-23T14:21:14.274Z", "2019-07-23T14:21:14.280Z", "2019-07-23T14:21:14.288Z", "2019-07-23T14:21:14.290Z", "2019-07-23T14:21:14.295Z", "2019-07-23T14:21:14.300Z", "2019-07-23T14:21:14.305Z", "2019-07-23T14:21:14.325Z", "2019-07-23T14:21:14.326Z", "2019-07-23T14:21:14.331Z", "2019-07-23T14:21:14.337Z", "2019-07-23T14:21:14.341Z", "2019-07-23T14:21:14.346Z", "2019-07-23T14:21:14.350Z", "2019-07-23T14:21:14.355Z", "2019-07-23T14:21:14.361Z", "2019-07-23T14:21:14.365Z", "2019-07-23T14:21:14.370Z"]</text:p>
          </table:table-cell>
          <table:table-cell office:value-type="string" calcext:value-type="string">
            <text:p>Dashboard.vue:220 (36) ["2019-07-23T14:21:50.183Z", "2019-07-23T14:21:50.187Z", "2019-07-23T14:21:50.191Z", "2019-07-23T14:21:50.195Z", "2019-07-23T14:21:50.250Z", "2019-07-23T14:21:50.253Z", "2019-07-23T14:21:50.255Z", "2019-07-23T14:21:50.258Z", "2019-07-23T14:21:50.263Z", "2019-07-23T14:21:50.267Z", "2019-07-23T14:21:50.271Z", "2019-07-23T14:21:50.275Z", "2019-07-23T14:21:50.280Z", "2019-07-23T14:21:50.283Z", "2019-07-23T14:21:50.290Z", "2019-07-23T14:21:50.295Z", "2019-07-23T14:21:50.299Z", "2019-07-23T14:21:50.304Z", "2019-07-23T14:21:50.307Z", "2019-07-23T14:21:50.311Z", "2019-07-23T14:21:50.317Z", "2019-07-23T14:21:50.318Z", "2019-07-23T14:21:50.323Z", "2019-07-23T14:21:50.328Z", "2019-07-23T14:21:50.332Z", "2019-07-23T14:21:50.337Z", "2019-07-23T14:21:50.339Z", "2019-07-23T14:21:50.344Z", "2019-07-23T14:21:50.347Z", "2019-07-23T14:21:50.355Z", "2019-07-23T14:21:50.365Z", "2019-07-23T14:21:50.370Z", "2019-07-23T14:21:50.377Z", "2019-07-23T14:21:50.381Z", "2019-07-23T14:21:50.388Z", "2019-07-23T14:21:50.390Z"]</text:p>
          </table:table-cell>
          <table:table-cell office:value-type="string" calcext:value-type="string">
            <text:p>Dashboard.vue:212 2019-07-23T14:22:25.380Z</text:p>
          </table:table-cell>
          <table:table-cell/>
          <table:table-cell office:value-type="string" calcext:value-type="string">
            <text:p>Dashboard.vue:212 2019-07-23T14:29:30.710Z</text:p>
          </table:table-cell>
          <table:table-cell office:value-type="string" calcext:value-type="string">
            <text:p>Dashboard.vue:212 2019-07-23T14:30:09.429Z</text:p>
          </table:table-cell>
          <table:table-cell office:value-type="string" calcext:value-type="string">
            <text:p>Dashboard.vue:212 2019-07-23T14:30:57.633Z</text:p>
          </table:table-cell>
          <table:table-cell office:value-type="string" calcext:value-type="string">
            <text:p>Dashboard.vue:220 (35) ["2019-07-23T14:31:39.854Z", "2019-07-23T14:31:39.874Z", "2019-07-23T14:31:39.878Z", "2019-07-23T14:31:39.880Z", "2019-07-23T14:31:39.886Z", "2019-07-23T14:31:39.890Z", "2019-07-23T14:31:39.904Z", "2019-07-23T14:31:39.922Z", "2019-07-23T14:31:39.927Z", "2019-07-23T14:31:39.931Z", "2019-07-23T14:31:39.939Z", "2019-07-23T14:31:39.945Z", "2019-07-23T14:31:39.950Z", "2019-07-23T14:31:39.957Z", "2019-07-23T14:31:39.960Z", "2019-07-23T14:31:39.965Z", "2019-07-23T14:31:39.973Z", "2019-07-23T14:31:39.989Z", "2019-07-23T14:31:39.996Z", "2019-07-23T14:31:40.000Z", "2019-07-23T14:31:40.005Z", "2019-07-23T14:31:40.010Z", "2019-07-23T14:31:40.015Z", "2019-07-23T14:31:40.041Z", "2019-07-23T14:31:40.045Z", "2019-07-23T14:31:40.051Z", "2019-07-23T14:31:40.058Z", "2019-07-23T14:31:40.064Z", "2019-07-23T14:31:40.084Z", "2019-07-23T14:31:40.121Z", "2019-07-23T14:31:40.156Z", "2019-07-23T14:31:40.165Z", "2019-07-23T14:31:40.171Z", "2019-07-23T14:31:40.175Z", "2019-07-23T14:31:40.180Z"]</text:p>
          </table:table-cell>
          <table:table-cell office:value-type="string" calcext:value-type="string">
            <text:p>Dashboard.vue:220 (36) ["2019-07-23T14:32:17.412Z", "2019-07-23T14:32:17.417Z", "2019-07-23T14:32:17.424Z", "2019-07-23T14:32:17.428Z", "2019-07-23T14:32:17.431Z", "2019-07-23T14:32:17.435Z", "2019-07-23T14:32:17.448Z", "2019-07-23T14:32:17.456Z", "2019-07-23T14:32:17.471Z", "2019-07-23T14:32:17.476Z", "2019-07-23T14:32:17.495Z", "2019-07-23T14:32:17.500Z", "2019-07-23T14:32:17.505Z", "2019-07-23T14:32:17.514Z", "2019-07-23T14:32:17.517Z", "2019-07-23T14:32:17.519Z", "2019-07-23T14:32:17.524Z", "2019-07-23T14:32:17.527Z", "2019-07-23T14:32:17.531Z", "2019-07-23T14:32:17.535Z", "2019-07-23T14:32:17.539Z", "2019-07-23T14:32:17.544Z", "2019-07-23T14:32:17.558Z", "2019-07-23T14:32:17.570Z", "2019-07-23T14:32:17.580Z", "2019-07-23T14:32:17.585Z", "2019-07-23T14:32:17.587Z", "2019-07-23T14:32:17.594Z", "2019-07-23T14:32:17.598Z", "2019-07-23T14:32:17.602Z", "2019-07-23T14:32:17.604Z", "2019-07-23T14:32:17.616Z", "2019-07-23T14:32:17.620Z", "2019-07-23T14:32:17.626Z", "2019-07-23T14:32:17.629Z", "2019-07-23T14:32:17.631Z"]</text:p>
          </table:table-cell>
          <table:table-cell office:value-type="string" calcext:value-type="string">
            <text:p>Dashboard.vue:220 (35) ["2019-07-23T14:32:59.143Z", "2019-07-23T14:32:59.147Z", "2019-07-23T14:32:59.151Z", "2019-07-23T14:32:59.156Z", "2019-07-23T14:32:59.159Z", "2019-07-23T14:32:59.164Z", "2019-07-23T14:32:59.167Z", "2019-07-23T14:32:59.171Z", "2019-07-23T14:32:59.175Z", "2019-07-23T14:32:59.179Z", "2019-07-23T14:32:59.183Z", "2019-07-23T14:32:59.187Z", "2019-07-23T14:32:59.191Z", "2019-07-23T14:32:59.202Z", "2019-07-23T14:32:59.207Z", "2019-07-23T14:32:59.211Z", "2019-07-23T14:32:59.216Z", "2019-07-23T14:32:59.221Z", "2019-07-23T14:32:59.224Z", "2019-07-23T14:32:59.229Z", "2019-07-23T14:32:59.231Z", "2019-07-23T14:32:59.239Z", "2019-07-23T14:32:59.243Z", "2019-07-23T14:32:59.250Z", "2019-07-23T14:32:59.252Z", "2019-07-23T14:32:59.257Z", "2019-07-23T14:32:59.264Z", "2019-07-23T14:32:59.315Z", "2019-07-23T14:32:59.319Z", "2019-07-23T14:32:59.323Z", "2019-07-23T14:32:59.329Z", "2019-07-23T14:32:59.333Z", "2019-07-23T14:32:59.335Z", "2019-07-23T14:32:59.348Z", "2019-07-23T14:32:59.352Z"]</text:p>
          </table:table-cell>
          <table:table-cell/>
          <table:table-cell office:value-type="string" calcext:value-type="string">
            <text:p>Dashboard.vue:212 2019-07-23T14:12:50.862Z</text:p>
          </table:table-cell>
          <table:table-cell office:value-type="string" calcext:value-type="string">
            <text:p>Dashboard.vue:212 2019-07-23T14:13:25.171Z</text:p>
          </table:table-cell>
          <table:table-cell office:value-type="string" calcext:value-type="string">
            <text:p>Dashboard.vue:220 (27) ["2019-07-23T14:13:52.324Z", "2019-07-23T14:13:52.404Z", "2019-07-23T14:13:52.444Z", "2019-07-23T14:13:52.525Z", "2019-07-23T14:13:52.534Z", "2019-07-23T14:13:52.544Z", "2019-07-23T14:13:52.569Z", "2019-07-23T14:13:52.578Z", "2019-07-23T14:13:52.585Z", "2019-07-23T14:13:52.594Z", "2019-07-23T14:13:52.615Z", "2019-07-23T14:13:52.660Z", "2019-07-23T14:13:52.664Z", "2019-07-23T14:13:52.674Z", "2019-07-23T14:13:52.684Z", "2019-07-23T14:13:52.694Z", "2019-07-23T14:13:52.712Z", "2019-07-23T14:13:52.715Z", "2019-07-23T14:13:52.724Z", "2019-07-23T14:13:52.772Z", "2019-07-23T14:13:52.775Z", "2019-07-23T14:13:52.785Z", "2019-07-23T14:13:52.806Z", "2019-07-23T14:13:52.818Z", "2019-07-23T14:13:52.824Z", "2019-07-23T14:13:52.836Z", "2019-07-23T14:13:52.847Z"]</text:p>
          </table:table-cell>
          <table:table-cell office:value-type="string" calcext:value-type="string">
            <text:p>Dashboard.vue:220 (36) ["2019-07-23T14:14:23.826Z", "2019-07-23T14:14:23.830Z", "2019-07-23T14:14:23.836Z", "2019-07-23T14:14:23.846Z", "2019-07-23T14:14:23.851Z", "2019-07-23T14:14:23.855Z", "2019-07-23T14:14:23.865Z", "2019-07-23T14:14:23.875Z", "2019-07-23T14:14:23.880Z", "2019-07-23T14:14:23.886Z", "2019-07-23T14:14:23.891Z", "2019-07-23T14:14:23.895Z", "2019-07-23T14:14:23.900Z", "2019-07-23T14:14:23.906Z", "2019-07-23T14:14:23.911Z", "2019-07-23T14:14:23.916Z", "2019-07-23T14:14:23.920Z", "2019-07-23T14:14:23.925Z", "2019-07-23T14:14:23.931Z", "2019-07-23T14:14:23.936Z", "2019-07-23T14:14:23.941Z", "2019-07-23T14:14:23.945Z", "2019-07-23T14:14:23.950Z", "2019-07-23T14:14:23.955Z", "2019-07-23T14:14:23.961Z", "2019-07-23T14:14:23.966Z", "2019-07-23T14:14:23.971Z", "2019-07-23T14:14:23.976Z", "2019-07-23T14:14:24.038Z", "2019-07-23T14:14:24.047Z", "2019-07-23T14:14:24.057Z", "2019-07-23T14:14:24.063Z", "2019-07-23T14:14:24.066Z", "2019-07-23T14:14:24.085Z", "2019-07-23T14:14:24.090Z", "2019-07-23T14:14:24.095Z"]</text:p>
          </table:table-cell>
          <table:table-cell office:value-type="string" calcext:value-type="string">
            <text:p>Dashboard.vue:220 (36) ["2019-07-23T14:15:16.611Z", "2019-07-23T14:15:16.614Z", "2019-07-23T14:15:16.622Z", "2019-07-23T14:15:16.625Z", "2019-07-23T14:15:16.633Z", "2019-07-23T14:15:16.635Z", "2019-07-23T14:15:16.638Z", "2019-07-23T14:15:16.649Z", "2019-07-23T14:15:16.658Z", "2019-07-23T14:15:16.661Z", "2019-07-23T14:15:16.664Z", "2019-07-23T14:15:16.669Z", "2019-07-23T14:15:16.673Z", "2019-07-23T14:15:16.677Z", "2019-07-23T14:15:16.681Z", "2019-07-23T14:15:16.685Z", "2019-07-23T14:15:16.689Z", "2019-07-23T14:15:16.693Z", "2019-07-23T14:15:16.697Z", "2019-07-23T14:15:16.702Z", "2019-07-23T14:15:16.704Z", "2019-07-23T14:15:16.709Z", "2019-07-23T14:15:16.713Z", "2019-07-23T14:15:16.718Z", "2019-07-23T14:15:16.721Z", "2019-07-23T14:15:16.725Z", "2019-07-23T14:15:16.729Z", "2019-07-23T14:15:16.733Z", "2019-07-23T14:15:16.789Z", "2019-07-23T14:15:16.793Z", "2019-07-23T14:15:16.798Z", "2019-07-23T14:15:16.802Z", "2019-07-23T14:15:16.806Z", "2019-07-23T14:15:16.811Z", "2019-07-23T14:15:16.819Z", "2019-07-23T14:15:16.824Z"]</text:p>
          </table:table-cell>
          <table:table-cell office:value-type="string" calcext:value-type="string">
            <text:p>Dashboard.vue:220 (36) ["2019-07-23T14:16:01.944Z", "2019-07-23T14:16:01.951Z", "2019-07-23T14:16:01.954Z", "2019-07-23T14:16:01.959Z", "2019-07-23T14:16:01.962Z", "2019-07-23T14:16:01.966Z", "2019-07-23T14:16:01.970Z", "2019-07-23T14:16:01.990Z", "2019-07-23T14:16:01.994Z", "2019-07-23T14:16:01.998Z", "2019-07-23T14:16:02.002Z", "2019-07-23T14:16:02.007Z", "2019-07-23T14:16:02.010Z", "2019-07-23T14:16:02.014Z", "2019-07-23T14:16:02.019Z", "2019-07-23T14:16:02.022Z", "2019-07-23T14:16:02.026Z", "2019-07-23T14:16:02.030Z", "2019-07-23T14:16:02.034Z", "2019-07-23T14:16:02.039Z", "2019-07-23T14:16:02.043Z", "2019-07-23T14:16:02.047Z", "2019-07-23T14:16:02.050Z", "2019-07-23T14:16:02.054Z", "2019-07-23T14:16:02.058Z", "2019-07-23T14:16:02.063Z", "2019-07-23T14:16:02.110Z", "2019-07-23T14:16:02.120Z", "2019-07-23T14:16:02.123Z", "2019-07-23T14:16:02.128Z", "2019-07-23T14:16:02.131Z", "2019-07-23T14:16:02.138Z", "2019-07-23T14:16:02.150Z", "2019-07-23T14:16:02.169Z", "2019-07-23T14:16:02.175Z", "2019-07-23T14:16:02.178Z"]</text:p>
          </table:table-cell>
          <table:table-cell/>
          <table:table-cell office:value-type="string" calcext:value-type="string">
            <text:p>Dashboard.vue:212 2019-07-23T14:08:25.673Z</text:p>
          </table:table-cell>
          <table:table-cell office:value-type="string" calcext:value-type="string">
            <text:p>Dashboard.vue:212 2019-07-23T14:09:25.214Z</text:p>
          </table:table-cell>
          <table:table-cell office:value-type="string" calcext:value-type="string">
            <text:p>Dashboard.vue:212 2019-07-23T14:09:57.954Z</text:p>
          </table:table-cell>
          <table:table-cell office:value-type="string" calcext:value-type="string">
            <text:p>Dashboard.vue:220 (30) ["2019-07-23T14:10:54.761Z", "2019-07-23T14:10:54.767Z", "2019-07-23T14:10:54.771Z", "2019-07-23T14:10:54.776Z", "2019-07-23T14:10:54.787Z", "2019-07-23T14:10:54.791Z", "2019-07-23T14:10:54.798Z", "2019-07-23T14:10:54.800Z", "2019-07-23T14:10:54.806Z", "2019-07-23T14:10:54.811Z", "2019-07-23T14:10:54.816Z", "2019-07-23T14:10:54.821Z", "2019-07-23T14:10:54.826Z", "2019-07-23T14:10:54.831Z", "2019-07-23T14:10:54.836Z", "2019-07-23T14:10:54.840Z", "2019-07-23T14:10:54.846Z", "2019-07-23T14:10:54.851Z", "2019-07-23T14:10:54.860Z", "2019-07-23T14:10:54.865Z", "2019-07-23T14:10:54.865Z", "2019-07-23T14:10:54.871Z", "2019-07-23T14:10:54.875Z", "2019-07-23T14:10:54.881Z", "2019-07-23T14:10:54.886Z", "2019-07-23T14:10:54.899Z", "2019-07-23T14:10:54.901Z", "2019-07-23T14:10:54.944Z", "2019-07-23T14:10:54.945Z", "2019-07-23T14:10:54.951Z"]</text:p>
          </table:table-cell>
          <table:table-cell office:value-type="string" calcext:value-type="string">
            <text:p>Dashboard.vue:220 (36) ["2019-07-23T14:11:26.512Z", "2019-07-23T14:11:26.516Z", "2019-07-23T14:11:26.520Z", "2019-07-23T14:11:26.524Z", "2019-07-23T14:11:26.528Z", "2019-07-23T14:11:26.532Z", "2019-07-23T14:11:26.536Z", "2019-07-23T14:11:26.539Z", "2019-07-23T14:11:26.544Z", "2019-07-23T14:11:26.548Z", "2019-07-23T14:11:26.552Z", "2019-07-23T14:11:26.556Z", "2019-07-23T14:11:26.560Z", "2019-07-23T14:11:26.564Z", "2019-07-23T14:11:26.568Z", "2019-07-23T14:11:26.572Z", "2019-07-23T14:11:26.576Z", "2019-07-23T14:11:26.580Z", "2019-07-23T14:11:26.584Z", "2019-07-23T14:11:26.588Z", "2019-07-23T14:11:26.592Z", "2019-07-23T14:11:26.596Z", "2019-07-23T14:11:26.600Z", "2019-07-23T14:11:26.604Z", "2019-07-23T14:11:26.608Z", "2019-07-23T14:11:26.612Z", "2019-07-23T14:11:26.616Z", "2019-07-23T14:11:26.620Z", "2019-07-23T14:11:26.624Z", "2019-07-23T14:11:26.628Z", "2019-07-23T14:11:26.632Z", "2019-07-23T14:11:26.636Z", "2019-07-23T14:11:26.640Z", "2019-07-23T14:11:26.644Z", "2019-07-23T14:11:26.648Z", "2019-07-23T14:11:26.652Z"]</text:p>
          </table:table-cell>
          <table:table-cell office:value-type="string" calcext:value-type="string">
            <text:p>Dashboard.vue:220 (36) ["2019-07-23T14:12:02.149Z", "2019-07-23T14:12:02.154Z", "2019-07-23T14:12:02.158Z", "2019-07-23T14:12:02.161Z", "2019-07-23T14:12:02.166Z", "2019-07-23T14:12:02.170Z", "2019-07-23T14:12:02.174Z", "2019-07-23T14:12:02.177Z", "2019-07-23T14:12:02.182Z", "2019-07-23T14:12:02.186Z", "2019-07-23T14:12:02.189Z", "2019-07-23T14:12:02.193Z", "2019-07-23T14:12:02.198Z", "2019-07-23T14:12:02.202Z", "2019-07-23T14:12:02.206Z", "2019-07-23T14:12:02.210Z", "2019-07-23T14:12:02.213Z", "2019-07-23T14:12:02.217Z", "2019-07-23T14:12:02.222Z", "2019-07-23T14:12:02.225Z", "2019-07-23T14:12:02.230Z", "2019-07-23T14:12:02.233Z", "2019-07-23T14:12:02.237Z", "2019-07-23T14:12:02.242Z", "2019-07-23T14:12:02.245Z", "2019-07-23T14:12:02.250Z", "2019-07-23T14:12:02.254Z", "2019-07-23T14:12:02.258Z", "2019-07-23T14:12:02.262Z", "2019-07-23T14:12:02.265Z", "2019-07-23T14:12:02.270Z", "2019-07-23T14:12:02.274Z", "2019-07-23T14:12:02.278Z", "2019-07-23T14:12:02.282Z", "2019-07-23T14:12:02.285Z", "2019-07-23T14:12:02.290Z"]</text:p>
          </table:table-cell>
        </table:table-row>
        <table:table-row table:style-name="ro1">
          <table:table-cell/>
          <table:table-cell office:value-type="string" calcext:value-type="string">
            <text:p>Dashboard.vue:212 211</text:p>
          </table:table-cell>
          <table:table-cell office:value-type="string" calcext:value-type="string">
            <text:p>Dashboard.vue:212 30</text:p>
          </table:table-cell>
          <table:table-cell office:value-type="string" calcext:value-type="string">
            <text:p>Dashboard.vue:212 237</text:p>
          </table:table-cell>
          <table:table-cell office:value-type="string" calcext:value-type="string">
            <text:p>Dashboard.vue:212 456</text:p>
          </table:table-cell>
          <table:table-cell office:value-type="string" calcext:value-type="string">
            <text:p>Dashboard.vue:212 783</text:p>
          </table:table-cell>
          <table:table-cell office:value-type="string" calcext:value-type="string">
            <text:p>Dashboard.vue:219 tumpukan yang belum diterima : 35</text:p>
          </table:table-cell>
          <table:table-cell/>
          <table:table-cell office:value-type="string" calcext:value-type="string">
            <text:p>Dashboard.vue:212 153</text:p>
          </table:table-cell>
          <table:table-cell office:value-type="string" calcext:value-type="string">
            <text:p>Dashboard.vue:212 57</text:p>
          </table:table-cell>
          <table:table-cell office:value-type="string" calcext:value-type="string">
            <text:p>Dashboard.vue:219 tumpukan yang belum diterima : 35</text:p>
          </table:table-cell>
          <table:table-cell office:value-type="string" calcext:value-type="string">
            <text:p>Dashboard.vue:212 599</text:p>
          </table:table-cell>
          <table:table-cell office:value-type="string" calcext:value-type="string">
            <text:p>Dashboard.vue:212 912</text:p>
          </table:table-cell>
          <table:table-cell office:value-type="string" calcext:value-type="string">
            <text:p>Dashboard.vue:212 510</text:p>
          </table:table-cell>
          <table:table-cell/>
          <table:table-cell office:value-type="string" calcext:value-type="string">
            <text:p>Dashboard.vue:212 157</text:p>
          </table:table-cell>
          <table:table-cell office:value-type="string" calcext:value-type="string">
            <text:p>Dashboard.vue:212 103</text:p>
          </table:table-cell>
          <table:table-cell office:value-type="string" calcext:value-type="string">
            <text:p>Dashboard.vue:212 588</text:p>
          </table:table-cell>
          <table:table-cell office:value-type="string" calcext:value-type="string">
            <text:p>Dashboard.vue:212 648</text:p>
          </table:table-cell>
          <table:table-cell office:value-type="string" calcext:value-type="string">
            <text:p>Dashboard.vue:212 554</text:p>
          </table:table-cell>
          <table:table-cell office:value-type="string" calcext:value-type="string">
            <text:p>Dashboard.vue:212 497</text:p>
          </table:table-cell>
          <table:table-cell/>
          <table:table-cell office:value-type="string" calcext:value-type="string">
            <text:p>Dashboard.vue:212 100</text:p>
          </table:table-cell>
          <table:table-cell office:value-type="string" calcext:value-type="string">
            <text:p>Dashboard.vue:212 20</text:p>
          </table:table-cell>
          <table:table-cell office:value-type="string" calcext:value-type="string">
            <text:p>Dashboard.vue:212 300</text:p>
          </table:table-cell>
          <table:table-cell office:value-type="string" calcext:value-type="string">
            <text:p>Dashboard.vue:212 313</text:p>
          </table:table-cell>
          <table:table-cell office:value-type="string" calcext:value-type="string">
            <text:p>Dashboard.vue:212 698</text:p>
          </table:table-cell>
          <table:table-cell office:value-type="string" calcext:value-type="string">
            <text:p>Dashboard.vue:212 412</text:p>
          </table:table-cell>
        </table:table-row>
        <table:table-row table:style-name="ro1">
          <table:table-cell/>
          <table:table-cell office:value-type="string" calcext:value-type="string">
            <text:p>Dashboard.vue:212 2019-07-23T14:18:30.843Z</text:p>
          </table:table-cell>
          <table:table-cell office:value-type="string" calcext:value-type="string">
            <text:p>Dashboard.vue:212 2019-07-23T14:20:09.057Z</text:p>
          </table:table-cell>
          <table:table-cell office:value-type="string" calcext:value-type="string">
            <text:p>Dashboard.vue:212 2019-07-23T14:20:38.142Z</text:p>
          </table:table-cell>
          <table:table-cell office:value-type="string" calcext:value-type="string">
            <text:p>Dashboard.vue:212 2019-07-23T14:21:14.130Z</text:p>
          </table:table-cell>
          <table:table-cell office:value-type="string" calcext:value-type="string">
            <text:p>Dashboard.vue:212 2019-07-23T14:21:50.250Z</text:p>
          </table:table-cell>
          <table:table-cell office:value-type="string" calcext:value-type="string">
            <text:p>Dashboard.vue:220 (35) ["2019-07-23T14:22:25.384Z", "2019-07-23T14:22:25.388Z", "2019-07-23T14:22:25.392Z", "2019-07-23T14:22:25.395Z", "2019-07-23T14:22:25.438Z", "2019-07-23T14:22:25.439Z", "2019-07-23T14:22:25.444Z", "2019-07-23T14:22:25.448Z", "2019-07-23T14:22:25.452Z", "2019-07-23T14:22:25.456Z", "2019-07-23T14:22:25.460Z", "2019-07-23T14:22:25.464Z", "2019-07-23T14:22:25.473Z", "2019-07-23T14:22:25.479Z", "2019-07-23T14:22:25.480Z", "2019-07-23T14:22:25.484Z", "2019-07-23T14:22:25.488Z", "2019-07-23T14:22:25.491Z", "2019-07-23T14:22:25.496Z", "2019-07-23T14:22:25.500Z", "2019-07-23T14:22:25.504Z", "2019-07-23T14:22:25.508Z", "2019-07-23T14:22:25.518Z", "2019-07-23T14:22:25.522Z", "2019-07-23T14:22:25.529Z", "2019-07-23T14:22:25.534Z", "2019-07-23T14:22:25.541Z", "2019-07-23T14:22:25.546Z", "2019-07-23T14:22:25.548Z", "2019-07-23T14:22:25.552Z", "2019-07-23T14:22:25.555Z", "2019-07-23T14:22:25.564Z", "2019-07-23T14:22:25.565Z", "2019-07-23T14:22:25.570Z", "2019-07-23T14:22:25.572Z"]</text:p>
          </table:table-cell>
          <table:table-cell/>
          <table:table-cell office:value-type="string" calcext:value-type="string">
            <text:p>Dashboard.vue:212 2019-07-23T14:29:30.810Z</text:p>
          </table:table-cell>
          <table:table-cell office:value-type="string" calcext:value-type="string">
            <text:p>Dashboard.vue:212 2019-07-23T14:30:09.484Z</text:p>
          </table:table-cell>
          <table:table-cell office:value-type="string" calcext:value-type="string">
            <text:p>Dashboard.vue:220 (35) ["2019-07-23T14:30:57.640Z", "2019-07-23T14:30:57.649Z", "2019-07-23T14:30:57.658Z", "2019-07-23T14:30:57.669Z", "2019-07-23T14:30:57.679Z", "2019-07-23T14:30:57.690Z", "2019-07-23T14:30:57.699Z", "2019-07-23T14:30:57.709Z", "2019-07-23T14:30:57.720Z", "2019-07-23T14:30:57.745Z", "2019-07-23T14:30:57.752Z", "2019-07-23T14:30:57.759Z", "2019-07-23T14:30:57.773Z", "2019-07-23T14:30:57.780Z", "2019-07-23T14:30:57.788Z", "2019-07-23T14:30:57.809Z", "2019-07-23T14:30:57.819Z", "2019-07-23T14:30:57.829Z", "2019-07-23T14:30:57.839Z", "2019-07-23T14:30:57.849Z", "2019-07-23T14:30:57.861Z", "2019-07-23T14:30:57.884Z", "2019-07-23T14:30:57.914Z", "2019-07-23T14:30:57.954Z", "2019-07-23T14:30:57.962Z", "2019-07-23T14:30:57.969Z", "2019-07-23T14:30:57.978Z", "2019-07-23T14:30:57.989Z", "2019-07-23T14:30:57.998Z", "2019-07-23T14:30:58.009Z", "2019-07-23T14:30:58.018Z", "2019-07-23T14:30:58.029Z", "2019-07-23T14:30:58.039Z", "2019-07-23T14:30:58.048Z", "2019-07-23T14:30:58.059Z"]</text:p>
          </table:table-cell>
          <table:table-cell office:value-type="string" calcext:value-type="string">
            <text:p>Dashboard.vue:212 2019-07-23T14:31:39.854Z</text:p>
          </table:table-cell>
          <table:table-cell office:value-type="string" calcext:value-type="string">
            <text:p>Dashboard.vue:212 2019-07-23T14:32:17.412Z</text:p>
          </table:table-cell>
          <table:table-cell office:value-type="string" calcext:value-type="string">
            <text:p>Dashboard.vue:212 2019-07-23T14:32:59.143Z</text:p>
          </table:table-cell>
          <table:table-cell/>
          <table:table-cell office:value-type="string" calcext:value-type="string">
            <text:p>Dashboard.vue:212 2019-07-23T14:12:50.962Z</text:p>
          </table:table-cell>
          <table:table-cell office:value-type="string" calcext:value-type="string">
            <text:p>Dashboard.vue:212 2019-07-23T14:13:25.222Z</text:p>
          </table:table-cell>
          <table:table-cell office:value-type="string" calcext:value-type="string">
            <text:p>Dashboard.vue:212 2019-07-23T14:13:52.404Z</text:p>
          </table:table-cell>
          <table:table-cell office:value-type="string" calcext:value-type="string">
            <text:p>Dashboard.vue:212 2019-07-23T14:14:23.886Z</text:p>
          </table:table-cell>
          <table:table-cell office:value-type="string" calcext:value-type="string">
            <text:p>Dashboard.vue:212 2019-07-23T14:15:16.789Z</text:p>
          </table:table-cell>
          <table:table-cell office:value-type="string" calcext:value-type="string">
            <text:p>Dashboard.vue:212 2019-07-23T14:16:02.110Z</text:p>
          </table:table-cell>
          <table:table-cell/>
          <table:table-cell office:value-type="string" calcext:value-type="string">
            <text:p>Dashboard.vue:212 2019-07-23T14:08:25.769Z</text:p>
          </table:table-cell>
          <table:table-cell office:value-type="string" calcext:value-type="string">
            <text:p>Dashboard.vue:212 2019-07-23T14:09:25.264Z</text:p>
          </table:table-cell>
          <table:table-cell office:value-type="string" calcext:value-type="string">
            <text:p>Dashboard.vue:212 2019-07-23T14:09:57.965Z</text:p>
          </table:table-cell>
          <table:table-cell office:value-type="string" calcext:value-type="string">
            <text:p>Dashboard.vue:212 2019-07-23T14:10:54.761Z</text:p>
          </table:table-cell>
          <table:table-cell office:value-type="string" calcext:value-type="string">
            <text:p>Dashboard.vue:212 2019-07-23T14:11:26.512Z</text:p>
          </table:table-cell>
          <table:table-cell office:value-type="string" calcext:value-type="string">
            <text:p>Dashboard.vue:212 2019-07-23T14:12:02.149Z</text:p>
          </table:table-cell>
        </table:table-row>
        <table:table-row table:style-name="ro1">
          <table:table-cell/>
          <table:table-cell office:value-type="string" calcext:value-type="string">
            <text:p>Dashboard.vue:212 125</text:p>
          </table:table-cell>
          <table:table-cell office:value-type="string" calcext:value-type="string">
            <text:p>Dashboard.vue:212 27</text:p>
          </table:table-cell>
          <table:table-cell office:value-type="string" calcext:value-type="string">
            <text:p>Dashboard.vue:212 236</text:p>
          </table:table-cell>
          <table:table-cell office:value-type="string" calcext:value-type="string">
            <text:p>Dashboard.vue:219 tumpukan yang belum diterima : 34</text:p>
          </table:table-cell>
          <table:table-cell office:value-type="string" calcext:value-type="string">
            <text:p>Dashboard.vue:219 tumpukan yang belum diterima : 35</text:p>
          </table:table-cell>
          <table:table-cell office:value-type="string" calcext:value-type="string">
            <text:p>Dashboard.vue:212 682</text:p>
          </table:table-cell>
          <table:table-cell/>
          <table:table-cell office:value-type="string" calcext:value-type="string">
            <text:p>Dashboard.vue:212 78</text:p>
          </table:table-cell>
          <table:table-cell office:value-type="string" calcext:value-type="string">
            <text:p>Dashboard.vue:212 39</text:p>
          </table:table-cell>
          <table:table-cell office:value-type="string" calcext:value-type="string">
            <text:p>Dashboard.vue:212 672</text:p>
          </table:table-cell>
          <table:table-cell office:value-type="string" calcext:value-type="string">
            <text:p>Dashboard.vue:219 tumpukan yang belum diterima : 34</text:p>
          </table:table-cell>
          <table:table-cell office:value-type="string" calcext:value-type="string">
            <text:p>Dashboard.vue:219 tumpukan yang belum diterima : 35</text:p>
          </table:table-cell>
          <table:table-cell office:value-type="string" calcext:value-type="string">
            <text:p>Dashboard.vue:219 tumpukan yang belum diterima : 34</text:p>
          </table:table-cell>
          <table:table-cell/>
          <table:table-cell office:value-type="string" calcext:value-type="string">
            <text:p>Dashboard.vue:212 63</text:p>
          </table:table-cell>
          <table:table-cell office:value-type="string" calcext:value-type="string">
            <text:p>Dashboard.vue:212 89</text:p>
          </table:table-cell>
          <table:table-cell office:value-type="string" calcext:value-type="string">
            <text:p>Dashboard.vue:219 tumpukan yang belum diterima : 26</text:p>
          </table:table-cell>
          <table:table-cell table:number-columns-repeated="3" office:value-type="string" calcext:value-type="string">
            <text:p>Dashboard.vue:219 tumpukan yang belum diterima : 35</text:p>
          </table:table-cell>
          <table:table-cell/>
          <table:table-cell table:number-columns-repeated="2" office:value-type="string" calcext:value-type="string">
            <text:p>Dashboard.vue:212 25</text:p>
          </table:table-cell>
          <table:table-cell office:value-type="string" calcext:value-type="string">
            <text:p>Dashboard.vue:212 296</text:p>
          </table:table-cell>
          <table:table-cell office:value-type="string" calcext:value-type="string">
            <text:p>Dashboard.vue:219 tumpukan yang belum diterima : 29</text:p>
          </table:table-cell>
          <table:table-cell table:number-columns-repeated="2" office:value-type="string" calcext:value-type="string">
            <text:p>Dashboard.vue:219 tumpukan yang belum diterima : 35</text:p>
          </table:table-cell>
        </table:table-row>
        <table:table-row table:style-name="ro1">
          <table:table-cell/>
          <table:table-cell office:value-type="string" calcext:value-type="string">
            <text:p>Dashboard.vue:212 2019-07-23T14:18:30.944Z</text:p>
          </table:table-cell>
          <table:table-cell office:value-type="string" calcext:value-type="string">
            <text:p>Dashboard.vue:212 2019-07-23T14:20:09.107Z</text:p>
          </table:table-cell>
          <table:table-cell office:value-type="string" calcext:value-type="string">
            <text:p>Dashboard.vue:212 2019-07-23T14:20:38.149Z</text:p>
          </table:table-cell>
          <table:table-cell office:value-type="string" calcext:value-type="string">
            <text:p>Dashboard.vue:220 (34) ["2019-07-23T14:21:14.135Z", "2019-07-23T14:21:14.140Z", "2019-07-23T14:21:14.145Z", "2019-07-23T14:21:14.150Z", "2019-07-23T14:21:14.209Z", "2019-07-23T14:21:14.210Z", "2019-07-23T14:21:14.216Z", "2019-07-23T14:21:14.228Z", "2019-07-23T14:21:14.233Z", "2019-07-23T14:21:14.235Z", "2019-07-23T14:21:14.240Z", "2019-07-23T14:21:14.251Z", "2019-07-23T14:21:14.259Z", "2019-07-23T14:21:14.261Z", "2019-07-23T14:21:14.265Z", "2019-07-23T14:21:14.270Z", "2019-07-23T14:21:14.274Z", "2019-07-23T14:21:14.280Z", "2019-07-23T14:21:14.288Z", "2019-07-23T14:21:14.290Z", "2019-07-23T14:21:14.295Z", "2019-07-23T14:21:14.300Z", "2019-07-23T14:21:14.305Z", "2019-07-23T14:21:14.325Z", "2019-07-23T14:21:14.326Z", "2019-07-23T14:21:14.331Z", "2019-07-23T14:21:14.337Z", "2019-07-23T14:21:14.341Z", "2019-07-23T14:21:14.346Z", "2019-07-23T14:21:14.350Z", "2019-07-23T14:21:14.355Z", "2019-07-23T14:21:14.361Z", "2019-07-23T14:21:14.365Z", "2019-07-23T14:21:14.370Z"]</text:p>
          </table:table-cell>
          <table:table-cell office:value-type="string" calcext:value-type="string">
            <text:p>Dashboard.vue:220 (35) ["2019-07-23T14:21:50.183Z", "2019-07-23T14:21:50.187Z", "2019-07-23T14:21:50.191Z", "2019-07-23T14:21:50.195Z", "2019-07-23T14:21:50.253Z", "2019-07-23T14:21:50.255Z", "2019-07-23T14:21:50.258Z", "2019-07-23T14:21:50.263Z", "2019-07-23T14:21:50.267Z", "2019-07-23T14:21:50.271Z", "2019-07-23T14:21:50.275Z", "2019-07-23T14:21:50.280Z", "2019-07-23T14:21:50.283Z", "2019-07-23T14:21:50.290Z", "2019-07-23T14:21:50.295Z", "2019-07-23T14:21:50.299Z", "2019-07-23T14:21:50.304Z", "2019-07-23T14:21:50.307Z", "2019-07-23T14:21:50.311Z", "2019-07-23T14:21:50.317Z", "2019-07-23T14:21:50.318Z", "2019-07-23T14:21:50.323Z", "2019-07-23T14:21:50.328Z", "2019-07-23T14:21:50.332Z", "2019-07-23T14:21:50.337Z", "2019-07-23T14:21:50.339Z", "2019-07-23T14:21:50.344Z", "2019-07-23T14:21:50.347Z", "2019-07-23T14:21:50.355Z", "2019-07-23T14:21:50.365Z", "2019-07-23T14:21:50.370Z", "2019-07-23T14:21:50.377Z", "2019-07-23T14:21:50.381Z", "2019-07-23T14:21:50.388Z", "2019-07-23T14:21:50.390Z"]</text:p>
          </table:table-cell>
          <table:table-cell office:value-type="string" calcext:value-type="string">
            <text:p>Dashboard.vue:212 2019-07-23T14:22:25.438Z</text:p>
          </table:table-cell>
          <table:table-cell/>
          <table:table-cell office:value-type="string" calcext:value-type="string">
            <text:p>Dashboard.vue:212 2019-07-23T14:29:30.910Z</text:p>
          </table:table-cell>
          <table:table-cell office:value-type="string" calcext:value-type="string">
            <text:p>Dashboard.vue:212 2019-07-23T14:30:09.534Z</text:p>
          </table:table-cell>
          <table:table-cell office:value-type="string" calcext:value-type="string">
            <text:p>Dashboard.vue:212 2019-07-23T14:30:57.640Z</text:p>
          </table:table-cell>
          <table:table-cell office:value-type="string" calcext:value-type="string">
            <text:p>Dashboard.vue:220 (34) ["2019-07-23T14:31:39.874Z", "2019-07-23T14:31:39.878Z", "2019-07-23T14:31:39.880Z", "2019-07-23T14:31:39.886Z", "2019-07-23T14:31:39.890Z", "2019-07-23T14:31:39.904Z", "2019-07-23T14:31:39.922Z", "2019-07-23T14:31:39.927Z", "2019-07-23T14:31:39.931Z", "2019-07-23T14:31:39.939Z", "2019-07-23T14:31:39.945Z", "2019-07-23T14:31:39.950Z", "2019-07-23T14:31:39.957Z", "2019-07-23T14:31:39.960Z", "2019-07-23T14:31:39.965Z", "2019-07-23T14:31:39.973Z", "2019-07-23T14:31:39.989Z", "2019-07-23T14:31:39.996Z", "2019-07-23T14:31:40.000Z", "2019-07-23T14:31:40.005Z", "2019-07-23T14:31:40.010Z", "2019-07-23T14:31:40.015Z", "2019-07-23T14:31:40.041Z", "2019-07-23T14:31:40.045Z", "2019-07-23T14:31:40.051Z", "2019-07-23T14:31:40.058Z", "2019-07-23T14:31:40.064Z", "2019-07-23T14:31:40.084Z", "2019-07-23T14:31:40.121Z", "2019-07-23T14:31:40.156Z", "2019-07-23T14:31:40.165Z", "2019-07-23T14:31:40.171Z", "2019-07-23T14:31:40.175Z", "2019-07-23T14:31:40.180Z"]</text:p>
          </table:table-cell>
          <table:table-cell office:value-type="string" calcext:value-type="string">
            <text:p>Dashboard.vue:220 (35) ["2019-07-23T14:32:17.417Z", "2019-07-23T14:32:17.424Z", "2019-07-23T14:32:17.428Z", "2019-07-23T14:32:17.431Z", "2019-07-23T14:32:17.435Z", "2019-07-23T14:32:17.448Z", "2019-07-23T14:32:17.456Z", "2019-07-23T14:32:17.471Z", "2019-07-23T14:32:17.476Z", "2019-07-23T14:32:17.495Z", "2019-07-23T14:32:17.500Z", "2019-07-23T14:32:17.505Z", "2019-07-23T14:32:17.514Z", "2019-07-23T14:32:17.517Z", "2019-07-23T14:32:17.519Z", "2019-07-23T14:32:17.524Z", "2019-07-23T14:32:17.527Z", "2019-07-23T14:32:17.531Z", "2019-07-23T14:32:17.535Z", "2019-07-23T14:32:17.539Z", "2019-07-23T14:32:17.544Z", "2019-07-23T14:32:17.558Z", "2019-07-23T14:32:17.570Z", "2019-07-23T14:32:17.580Z", "2019-07-23T14:32:17.585Z", "2019-07-23T14:32:17.587Z", "2019-07-23T14:32:17.594Z", "2019-07-23T14:32:17.598Z", "2019-07-23T14:32:17.602Z", "2019-07-23T14:32:17.604Z", "2019-07-23T14:32:17.616Z", "2019-07-23T14:32:17.620Z", "2019-07-23T14:32:17.626Z", "2019-07-23T14:32:17.629Z", "2019-07-23T14:32:17.631Z"]</text:p>
          </table:table-cell>
          <table:table-cell office:value-type="string" calcext:value-type="string">
            <text:p>Dashboard.vue:220 (34) ["2019-07-23T14:32:59.147Z", "2019-07-23T14:32:59.151Z", "2019-07-23T14:32:59.156Z", "2019-07-23T14:32:59.159Z", "2019-07-23T14:32:59.164Z", "2019-07-23T14:32:59.167Z", "2019-07-23T14:32:59.171Z", "2019-07-23T14:32:59.175Z", "2019-07-23T14:32:59.179Z", "2019-07-23T14:32:59.183Z", "2019-07-23T14:32:59.187Z", "2019-07-23T14:32:59.191Z", "2019-07-23T14:32:59.202Z", "2019-07-23T14:32:59.207Z", "2019-07-23T14:32:59.211Z", "2019-07-23T14:32:59.216Z", "2019-07-23T14:32:59.221Z", "2019-07-23T14:32:59.224Z", "2019-07-23T14:32:59.229Z", "2019-07-23T14:32:59.231Z", "2019-07-23T14:32:59.239Z", "2019-07-23T14:32:59.243Z", "2019-07-23T14:32:59.250Z", "2019-07-23T14:32:59.252Z", "2019-07-23T14:32:59.257Z", "2019-07-23T14:32:59.264Z", "2019-07-23T14:32:59.315Z", "2019-07-23T14:32:59.319Z", "2019-07-23T14:32:59.323Z", "2019-07-23T14:32:59.329Z", "2019-07-23T14:32:59.333Z", "2019-07-23T14:32:59.335Z", "2019-07-23T14:32:59.348Z", "2019-07-23T14:32:59.352Z"]</text:p>
          </table:table-cell>
          <table:table-cell/>
          <table:table-cell office:value-type="string" calcext:value-type="string">
            <text:p>Dashboard.vue:212 2019-07-23T14:12:51.062Z</text:p>
          </table:table-cell>
          <table:table-cell office:value-type="string" calcext:value-type="string">
            <text:p>Dashboard.vue:212 2019-07-23T14:13:25.272Z</text:p>
          </table:table-cell>
          <table:table-cell office:value-type="string" calcext:value-type="string">
            <text:p>Dashboard.vue:220 (26) ["2019-07-23T14:13:52.324Z", "2019-07-23T14:13:52.444Z", "2019-07-23T14:13:52.525Z", "2019-07-23T14:13:52.534Z", "2019-07-23T14:13:52.544Z", "2019-07-23T14:13:52.569Z", "2019-07-23T14:13:52.578Z", "2019-07-23T14:13:52.585Z", "2019-07-23T14:13:52.594Z", "2019-07-23T14:13:52.615Z", "2019-07-23T14:13:52.660Z", "2019-07-23T14:13:52.664Z", "2019-07-23T14:13:52.674Z", "2019-07-23T14:13:52.684Z", "2019-07-23T14:13:52.694Z", "2019-07-23T14:13:52.712Z", "2019-07-23T14:13:52.715Z", "2019-07-23T14:13:52.724Z", "2019-07-23T14:13:52.772Z", "2019-07-23T14:13:52.775Z", "2019-07-23T14:13:52.785Z", "2019-07-23T14:13:52.806Z", "2019-07-23T14:13:52.818Z", "2019-07-23T14:13:52.824Z", "2019-07-23T14:13:52.836Z", "2019-07-23T14:13:52.847Z"]</text:p>
          </table:table-cell>
          <table:table-cell office:value-type="string" calcext:value-type="string">
            <text:p>Dashboard.vue:220 (35) ["2019-07-23T14:14:23.826Z", "2019-07-23T14:14:23.830Z", "2019-07-23T14:14:23.836Z", "2019-07-23T14:14:23.846Z", "2019-07-23T14:14:23.851Z", "2019-07-23T14:14:23.855Z", "2019-07-23T14:14:23.865Z", "2019-07-23T14:14:23.875Z", "2019-07-23T14:14:23.880Z", "2019-07-23T14:14:23.891Z", "2019-07-23T14:14:23.895Z", "2019-07-23T14:14:23.900Z", "2019-07-23T14:14:23.906Z", "2019-07-23T14:14:23.911Z", "2019-07-23T14:14:23.916Z", "2019-07-23T14:14:23.920Z", "2019-07-23T14:14:23.925Z", "2019-07-23T14:14:23.931Z", "2019-07-23T14:14:23.936Z", "2019-07-23T14:14:23.941Z", "2019-07-23T14:14:23.945Z", "2019-07-23T14:14:23.950Z", "2019-07-23T14:14:23.955Z", "2019-07-23T14:14:23.961Z", "2019-07-23T14:14:23.966Z", "2019-07-23T14:14:23.971Z", "2019-07-23T14:14:23.976Z", "2019-07-23T14:14:24.038Z", "2019-07-23T14:14:24.047Z", "2019-07-23T14:14:24.057Z", "2019-07-23T14:14:24.063Z", "2019-07-23T14:14:24.066Z", "2019-07-23T14:14:24.085Z", "2019-07-23T14:14:24.090Z", "2019-07-23T14:14:24.095Z"]</text:p>
          </table:table-cell>
          <table:table-cell office:value-type="string" calcext:value-type="string">
            <text:p>Dashboard.vue:220 (35) ["2019-07-23T14:15:16.611Z", "2019-07-23T14:15:16.614Z", "2019-07-23T14:15:16.622Z", "2019-07-23T14:15:16.625Z", "2019-07-23T14:15:16.633Z", "2019-07-23T14:15:16.635Z", "2019-07-23T14:15:16.638Z", "2019-07-23T14:15:16.649Z", "2019-07-23T14:15:16.658Z", "2019-07-23T14:15:16.661Z", "2019-07-23T14:15:16.664Z", "2019-07-23T14:15:16.669Z", "2019-07-23T14:15:16.673Z", "2019-07-23T14:15:16.677Z", "2019-07-23T14:15:16.681Z", "2019-07-23T14:15:16.685Z", "2019-07-23T14:15:16.689Z", "2019-07-23T14:15:16.693Z", "2019-07-23T14:15:16.697Z", "2019-07-23T14:15:16.702Z", "2019-07-23T14:15:16.704Z", "2019-07-23T14:15:16.709Z", "2019-07-23T14:15:16.713Z", "2019-07-23T14:15:16.718Z", "2019-07-23T14:15:16.721Z", "2019-07-23T14:15:16.725Z", "2019-07-23T14:15:16.729Z", "2019-07-23T14:15:16.733Z", "2019-07-23T14:15:16.793Z", "2019-07-23T14:15:16.798Z", "2019-07-23T14:15:16.802Z", "2019-07-23T14:15:16.806Z", "2019-07-23T14:15:16.811Z", "2019-07-23T14:15:16.819Z", "2019-07-23T14:15:16.824Z"]</text:p>
          </table:table-cell>
          <table:table-cell office:value-type="string" calcext:value-type="string">
            <text:p>Dashboard.vue:220 (35) ["2019-07-23T14:16:01.944Z", "2019-07-23T14:16:01.951Z", "2019-07-23T14:16:01.954Z", "2019-07-23T14:16:01.959Z", "2019-07-23T14:16:01.962Z", "2019-07-23T14:16:01.966Z", "2019-07-23T14:16:01.970Z", "2019-07-23T14:16:01.990Z", "2019-07-23T14:16:01.994Z", "2019-07-23T14:16:01.998Z", "2019-07-23T14:16:02.002Z", "2019-07-23T14:16:02.007Z", "2019-07-23T14:16:02.010Z", "2019-07-23T14:16:02.014Z", "2019-07-23T14:16:02.019Z", "2019-07-23T14:16:02.022Z", "2019-07-23T14:16:02.026Z", "2019-07-23T14:16:02.030Z", "2019-07-23T14:16:02.034Z", "2019-07-23T14:16:02.039Z", "2019-07-23T14:16:02.043Z", "2019-07-23T14:16:02.047Z", "2019-07-23T14:16:02.050Z", "2019-07-23T14:16:02.054Z", "2019-07-23T14:16:02.058Z", "2019-07-23T14:16:02.063Z", "2019-07-23T14:16:02.120Z", "2019-07-23T14:16:02.123Z", "2019-07-23T14:16:02.128Z", "2019-07-23T14:16:02.131Z", "2019-07-23T14:16:02.138Z", "2019-07-23T14:16:02.150Z", "2019-07-23T14:16:02.169Z", "2019-07-23T14:16:02.175Z", "2019-07-23T14:16:02.178Z"]</text:p>
          </table:table-cell>
          <table:table-cell/>
          <table:table-cell office:value-type="string" calcext:value-type="string">
            <text:p>Dashboard.vue:212 2019-07-23T14:08:25.881Z</text:p>
          </table:table-cell>
          <table:table-cell office:value-type="string" calcext:value-type="string">
            <text:p>Dashboard.vue:212 2019-07-23T14:09:25.314Z</text:p>
          </table:table-cell>
          <table:table-cell office:value-type="string" calcext:value-type="string">
            <text:p>Dashboard.vue:212 2019-07-23T14:09:57.974Z</text:p>
          </table:table-cell>
          <table:table-cell office:value-type="string" calcext:value-type="string">
            <text:p>Dashboard.vue:220 (29) ["2019-07-23T14:10:54.767Z", "2019-07-23T14:10:54.771Z", "2019-07-23T14:10:54.776Z", "2019-07-23T14:10:54.787Z", "2019-07-23T14:10:54.791Z", "2019-07-23T14:10:54.798Z", "2019-07-23T14:10:54.800Z", "2019-07-23T14:10:54.806Z", "2019-07-23T14:10:54.811Z", "2019-07-23T14:10:54.816Z", "2019-07-23T14:10:54.821Z", "2019-07-23T14:10:54.826Z", "2019-07-23T14:10:54.831Z", "2019-07-23T14:10:54.836Z", "2019-07-23T14:10:54.840Z", "2019-07-23T14:10:54.846Z", "2019-07-23T14:10:54.851Z", "2019-07-23T14:10:54.860Z", "2019-07-23T14:10:54.865Z", "2019-07-23T14:10:54.865Z", "2019-07-23T14:10:54.871Z", "2019-07-23T14:10:54.875Z", "2019-07-23T14:10:54.881Z", "2019-07-23T14:10:54.886Z", "2019-07-23T14:10:54.899Z", "2019-07-23T14:10:54.901Z", "2019-07-23T14:10:54.944Z", "2019-07-23T14:10:54.945Z", "2019-07-23T14:10:54.951Z"]</text:p>
          </table:table-cell>
          <table:table-cell office:value-type="string" calcext:value-type="string">
            <text:p>Dashboard.vue:220 (35) ["2019-07-23T14:11:26.516Z", "2019-07-23T14:11:26.520Z", "2019-07-23T14:11:26.524Z", "2019-07-23T14:11:26.528Z", "2019-07-23T14:11:26.532Z", "2019-07-23T14:11:26.536Z", "2019-07-23T14:11:26.539Z", "2019-07-23T14:11:26.544Z", "2019-07-23T14:11:26.548Z", "2019-07-23T14:11:26.552Z", "2019-07-23T14:11:26.556Z", "2019-07-23T14:11:26.560Z", "2019-07-23T14:11:26.564Z", "2019-07-23T14:11:26.568Z", "2019-07-23T14:11:26.572Z", "2019-07-23T14:11:26.576Z", "2019-07-23T14:11:26.580Z", "2019-07-23T14:11:26.584Z", "2019-07-23T14:11:26.588Z", "2019-07-23T14:11:26.592Z", "2019-07-23T14:11:26.596Z", "2019-07-23T14:11:26.600Z", "2019-07-23T14:11:26.604Z", "2019-07-23T14:11:26.608Z", "2019-07-23T14:11:26.612Z", "2019-07-23T14:11:26.616Z", "2019-07-23T14:11:26.620Z", "2019-07-23T14:11:26.624Z", "2019-07-23T14:11:26.628Z", "2019-07-23T14:11:26.632Z", "2019-07-23T14:11:26.636Z", "2019-07-23T14:11:26.640Z", "2019-07-23T14:11:26.644Z", "2019-07-23T14:11:26.648Z", "2019-07-23T14:11:26.652Z"]</text:p>
          </table:table-cell>
          <table:table-cell office:value-type="string" calcext:value-type="string">
            <text:p>Dashboard.vue:220 (35) ["2019-07-23T14:12:02.154Z", "2019-07-23T14:12:02.158Z", "2019-07-23T14:12:02.161Z", "2019-07-23T14:12:02.166Z", "2019-07-23T14:12:02.170Z", "2019-07-23T14:12:02.174Z", "2019-07-23T14:12:02.177Z", "2019-07-23T14:12:02.182Z", "2019-07-23T14:12:02.186Z", "2019-07-23T14:12:02.189Z", "2019-07-23T14:12:02.193Z", "2019-07-23T14:12:02.198Z", "2019-07-23T14:12:02.202Z", "2019-07-23T14:12:02.206Z", "2019-07-23T14:12:02.210Z", "2019-07-23T14:12:02.213Z", "2019-07-23T14:12:02.217Z", "2019-07-23T14:12:02.222Z", "2019-07-23T14:12:02.225Z", "2019-07-23T14:12:02.230Z", "2019-07-23T14:12:02.233Z", "2019-07-23T14:12:02.237Z", "2019-07-23T14:12:02.242Z", "2019-07-23T14:12:02.245Z", "2019-07-23T14:12:02.250Z", "2019-07-23T14:12:02.254Z", "2019-07-23T14:12:02.258Z", "2019-07-23T14:12:02.262Z", "2019-07-23T14:12:02.265Z", "2019-07-23T14:12:02.270Z", "2019-07-23T14:12:02.274Z", "2019-07-23T14:12:02.278Z", "2019-07-23T14:12:02.282Z", "2019-07-23T14:12:02.285Z", "2019-07-23T14:12:02.290Z"]</text:p>
          </table:table-cell>
        </table:table-row>
        <table:table-row table:style-name="ro1">
          <table:table-cell/>
          <table:table-cell office:value-type="string" calcext:value-type="string">
            <text:p>Dashboard.vue:212 49</text:p>
          </table:table-cell>
          <table:table-cell office:value-type="string" calcext:value-type="string">
            <text:p>Dashboard.vue:212 28</text:p>
          </table:table-cell>
          <table:table-cell office:value-type="string" calcext:value-type="string">
            <text:p>Dashboard.vue:212 236</text:p>
          </table:table-cell>
          <table:table-cell office:value-type="string" calcext:value-type="string">
            <text:p>Dashboard.vue:212 414</text:p>
          </table:table-cell>
          <table:table-cell office:value-type="string" calcext:value-type="string">
            <text:p>Dashboard.vue:212 787</text:p>
          </table:table-cell>
          <table:table-cell office:value-type="string" calcext:value-type="string">
            <text:p>Dashboard.vue:219 tumpukan yang belum diterima : 34</text:p>
          </table:table-cell>
          <table:table-cell/>
          <table:table-cell office:value-type="string" calcext:value-type="string">
            <text:p>Dashboard.vue:212 136</text:p>
          </table:table-cell>
          <table:table-cell office:value-type="string" calcext:value-type="string">
            <text:p>Dashboard.vue:212 47</text:p>
          </table:table-cell>
          <table:table-cell office:value-type="string" calcext:value-type="string">
            <text:p>Dashboard.vue:219 tumpukan yang belum diterima : 34</text:p>
          </table:table-cell>
          <table:table-cell office:value-type="string" calcext:value-type="string">
            <text:p>Dashboard.vue:212 587</text:p>
          </table:table-cell>
          <table:table-cell office:value-type="string" calcext:value-type="string">
            <text:p>Dashboard.vue:212 912</text:p>
          </table:table-cell>
          <table:table-cell office:value-type="string" calcext:value-type="string">
            <text:p>Dashboard.vue:212 512</text:p>
          </table:table-cell>
          <table:table-cell/>
          <table:table-cell office:value-type="string" calcext:value-type="string">
            <text:p>Dashboard.vue:212 139</text:p>
          </table:table-cell>
          <table:table-cell office:value-type="string" calcext:value-type="string">
            <text:p>Dashboard.vue:212 88</text:p>
          </table:table-cell>
          <table:table-cell office:value-type="string" calcext:value-type="string">
            <text:p>Dashboard.vue:212 483</text:p>
          </table:table-cell>
          <table:table-cell office:value-type="string" calcext:value-type="string">
            <text:p>Dashboard.vue:212 513</text:p>
          </table:table-cell>
          <table:table-cell office:value-type="string" calcext:value-type="string">
            <text:p>Dashboard.vue:212 693</text:p>
          </table:table-cell>
          <table:table-cell office:value-type="string" calcext:value-type="string">
            <text:p>Dashboard.vue:212 638</text:p>
          </table:table-cell>
          <table:table-cell/>
          <table:table-cell office:value-type="string" calcext:value-type="string">
            <text:p>Dashboard.vue:212 109</text:p>
          </table:table-cell>
          <table:table-cell office:value-type="string" calcext:value-type="string">
            <text:p>Dashboard.vue:212 19</text:p>
          </table:table-cell>
          <table:table-cell office:value-type="string" calcext:value-type="string">
            <text:p>Dashboard.vue:212 290</text:p>
          </table:table-cell>
          <table:table-cell office:value-type="string" calcext:value-type="string">
            <text:p>Dashboard.vue:212 317</text:p>
          </table:table-cell>
          <table:table-cell office:value-type="string" calcext:value-type="string">
            <text:p>Dashboard.vue:212 703</text:p>
          </table:table-cell>
          <table:table-cell office:value-type="string" calcext:value-type="string">
            <text:p>Dashboard.vue:212 415</text:p>
          </table:table-cell>
        </table:table-row>
        <table:table-row table:style-name="ro1">
          <table:table-cell/>
          <table:table-cell office:value-type="string" calcext:value-type="string">
            <text:p>Dashboard.vue:212 2019-07-23T14:18:31.043Z</text:p>
          </table:table-cell>
          <table:table-cell office:value-type="string" calcext:value-type="string">
            <text:p>Dashboard.vue:212 2019-07-23T14:20:09.158Z</text:p>
          </table:table-cell>
          <table:table-cell office:value-type="string" calcext:value-type="string">
            <text:p>Dashboard.vue:212 2019-07-23T14:20:38.155Z</text:p>
          </table:table-cell>
          <table:table-cell office:value-type="string" calcext:value-type="string">
            <text:p>Dashboard.vue:212 2019-07-23T14:21:14.209Z</text:p>
          </table:table-cell>
          <table:table-cell office:value-type="string" calcext:value-type="string">
            <text:p>Dashboard.vue:212 2019-07-23T14:21:50.253Z</text:p>
          </table:table-cell>
          <table:table-cell office:value-type="string" calcext:value-type="string">
            <text:p>Dashboard.vue:220 (34) ["2019-07-23T14:22:25.384Z", "2019-07-23T14:22:25.388Z", "2019-07-23T14:22:25.392Z", "2019-07-23T14:22:25.395Z", "2019-07-23T14:22:25.439Z", "2019-07-23T14:22:25.444Z", "2019-07-23T14:22:25.448Z", "2019-07-23T14:22:25.452Z", "2019-07-23T14:22:25.456Z", "2019-07-23T14:22:25.460Z", "2019-07-23T14:22:25.464Z", "2019-07-23T14:22:25.473Z", "2019-07-23T14:22:25.479Z", "2019-07-23T14:22:25.480Z", "2019-07-23T14:22:25.484Z", "2019-07-23T14:22:25.488Z", "2019-07-23T14:22:25.491Z", "2019-07-23T14:22:25.496Z", "2019-07-23T14:22:25.500Z", "2019-07-23T14:22:25.504Z", "2019-07-23T14:22:25.508Z", "2019-07-23T14:22:25.518Z", "2019-07-23T14:22:25.522Z", "2019-07-23T14:22:25.529Z", "2019-07-23T14:22:25.534Z", "2019-07-23T14:22:25.541Z", "2019-07-23T14:22:25.546Z", "2019-07-23T14:22:25.548Z", "2019-07-23T14:22:25.552Z", "2019-07-23T14:22:25.555Z", "2019-07-23T14:22:25.564Z", "2019-07-23T14:22:25.565Z", "2019-07-23T14:22:25.570Z", "2019-07-23T14:22:25.572Z"]</text:p>
          </table:table-cell>
          <table:table-cell/>
          <table:table-cell office:value-type="string" calcext:value-type="string">
            <text:p>Dashboard.vue:212 2019-07-23T14:29:31.010Z</text:p>
          </table:table-cell>
          <table:table-cell office:value-type="string" calcext:value-type="string">
            <text:p>Dashboard.vue:212 2019-07-23T14:30:09.580Z</text:p>
          </table:table-cell>
          <table:table-cell office:value-type="string" calcext:value-type="string">
            <text:p>Dashboard.vue:220 (34) ["2019-07-23T14:30:57.649Z", "2019-07-23T14:30:57.658Z", "2019-07-23T14:30:57.669Z", "2019-07-23T14:30:57.679Z", "2019-07-23T14:30:57.690Z", "2019-07-23T14:30:57.699Z", "2019-07-23T14:30:57.709Z", "2019-07-23T14:30:57.720Z", "2019-07-23T14:30:57.745Z", "2019-07-23T14:30:57.752Z", "2019-07-23T14:30:57.759Z", "2019-07-23T14:30:57.773Z", "2019-07-23T14:30:57.780Z", "2019-07-23T14:30:57.788Z", "2019-07-23T14:30:57.809Z", "2019-07-23T14:30:57.819Z", "2019-07-23T14:30:57.829Z", "2019-07-23T14:30:57.839Z", "2019-07-23T14:30:57.849Z", "2019-07-23T14:30:57.861Z", "2019-07-23T14:30:57.884Z", "2019-07-23T14:30:57.914Z", "2019-07-23T14:30:57.954Z", "2019-07-23T14:30:57.962Z", "2019-07-23T14:30:57.969Z", "2019-07-23T14:30:57.978Z", "2019-07-23T14:30:57.989Z", "2019-07-23T14:30:57.998Z", "2019-07-23T14:30:58.009Z", "2019-07-23T14:30:58.018Z", "2019-07-23T14:30:58.029Z", "2019-07-23T14:30:58.039Z", "2019-07-23T14:30:58.048Z", "2019-07-23T14:30:58.059Z"]</text:p>
          </table:table-cell>
          <table:table-cell office:value-type="string" calcext:value-type="string">
            <text:p>Dashboard.vue:212 2019-07-23T14:31:39.874Z</text:p>
          </table:table-cell>
          <table:table-cell office:value-type="string" calcext:value-type="string">
            <text:p>Dashboard.vue:212 2019-07-23T14:32:17.417Z</text:p>
          </table:table-cell>
          <table:table-cell office:value-type="string" calcext:value-type="string">
            <text:p>Dashboard.vue:212 2019-07-23T14:32:59.147Z</text:p>
          </table:table-cell>
          <table:table-cell/>
          <table:table-cell office:value-type="string" calcext:value-type="string">
            <text:p>Dashboard.vue:212 2019-07-23T14:12:51.161Z</text:p>
          </table:table-cell>
          <table:table-cell office:value-type="string" calcext:value-type="string">
            <text:p>Dashboard.vue:212 2019-07-23T14:13:25.321Z</text:p>
          </table:table-cell>
          <table:table-cell office:value-type="string" calcext:value-type="string">
            <text:p>Dashboard.vue:212 2019-07-23T14:13:52.525Z</text:p>
          </table:table-cell>
          <table:table-cell office:value-type="string" calcext:value-type="string">
            <text:p>Dashboard.vue:212 2019-07-23T14:14:24.038Z</text:p>
          </table:table-cell>
          <table:table-cell office:value-type="string" calcext:value-type="string">
            <text:p>Dashboard.vue:212 2019-07-23T14:15:16.658Z</text:p>
          </table:table-cell>
          <table:table-cell office:value-type="string" calcext:value-type="string">
            <text:p>Dashboard.vue:212 2019-07-23T14:16:01.990Z</text:p>
          </table:table-cell>
          <table:table-cell/>
          <table:table-cell office:value-type="string" calcext:value-type="string">
            <text:p>Dashboard.vue:212 2019-07-23T14:08:25.970Z</text:p>
          </table:table-cell>
          <table:table-cell office:value-type="string" calcext:value-type="string">
            <text:p>Dashboard.vue:212 2019-07-23T14:09:25.364Z</text:p>
          </table:table-cell>
          <table:table-cell office:value-type="string" calcext:value-type="string">
            <text:p>Dashboard.vue:212 2019-07-23T14:09:57.985Z</text:p>
          </table:table-cell>
          <table:table-cell office:value-type="string" calcext:value-type="string">
            <text:p>Dashboard.vue:212 2019-07-23T14:10:54.767Z</text:p>
          </table:table-cell>
          <table:table-cell office:value-type="string" calcext:value-type="string">
            <text:p>Dashboard.vue:212 2019-07-23T14:11:26.516Z</text:p>
          </table:table-cell>
          <table:table-cell office:value-type="string" calcext:value-type="string">
            <text:p>Dashboard.vue:212 2019-07-23T14:12:02.154Z</text:p>
          </table:table-cell>
        </table:table-row>
        <table:table-row table:style-name="ro1">
          <table:table-cell/>
          <table:table-cell office:value-type="string" calcext:value-type="string">
            <text:p>Dashboard.vue:212 122</text:p>
          </table:table-cell>
          <table:table-cell office:value-type="string" calcext:value-type="string">
            <text:p>Dashboard.vue:212 29</text:p>
          </table:table-cell>
          <table:table-cell office:value-type="string" calcext:value-type="string">
            <text:p>Dashboard.vue:212 194</text:p>
          </table:table-cell>
          <table:table-cell office:value-type="string" calcext:value-type="string">
            <text:p>Dashboard.vue:219 tumpukan yang belum diterima : 33</text:p>
          </table:table-cell>
          <table:table-cell office:value-type="string" calcext:value-type="string">
            <text:p>Dashboard.vue:219 tumpukan yang belum diterima : 34</text:p>
          </table:table-cell>
          <table:table-cell office:value-type="string" calcext:value-type="string">
            <text:p>Dashboard.vue:212 696</text:p>
          </table:table-cell>
          <table:table-cell/>
          <table:table-cell office:value-type="string" calcext:value-type="string">
            <text:p>Dashboard.vue:212 56</text:p>
          </table:table-cell>
          <table:table-cell office:value-type="string" calcext:value-type="string">
            <text:p>Dashboard.vue:212 232</text:p>
          </table:table-cell>
          <table:table-cell office:value-type="string" calcext:value-type="string">
            <text:p>Dashboard.vue:212 669</text:p>
          </table:table-cell>
          <table:table-cell office:value-type="string" calcext:value-type="string">
            <text:p>Dashboard.vue:219 tumpukan yang belum diterima : 33</text:p>
          </table:table-cell>
          <table:table-cell office:value-type="string" calcext:value-type="string">
            <text:p>Dashboard.vue:219 tumpukan yang belum diterima : 34</text:p>
          </table:table-cell>
          <table:table-cell office:value-type="string" calcext:value-type="string">
            <text:p>Dashboard.vue:219 tumpukan yang belum diterima : 33</text:p>
          </table:table-cell>
          <table:table-cell/>
          <table:table-cell office:value-type="string" calcext:value-type="string">
            <text:p>Dashboard.vue:212 56</text:p>
          </table:table-cell>
          <table:table-cell office:value-type="string" calcext:value-type="string">
            <text:p>Dashboard.vue:212 84</text:p>
          </table:table-cell>
          <table:table-cell office:value-type="string" calcext:value-type="string">
            <text:p>Dashboard.vue:219 tumpukan yang belum diterima : 25</text:p>
          </table:table-cell>
          <table:table-cell table:number-columns-repeated="3" office:value-type="string" calcext:value-type="string">
            <text:p>Dashboard.vue:219 tumpukan yang belum diterima : 34</text:p>
          </table:table-cell>
          <table:table-cell/>
          <table:table-cell office:value-type="string" calcext:value-type="string">
            <text:p>Dashboard.vue:212 33</text:p>
          </table:table-cell>
          <table:table-cell office:value-type="string" calcext:value-type="string">
            <text:p>Dashboard.vue:212 21</text:p>
          </table:table-cell>
          <table:table-cell office:value-type="string" calcext:value-type="string">
            <text:p>Dashboard.vue:212 284</text:p>
          </table:table-cell>
          <table:table-cell office:value-type="string" calcext:value-type="string">
            <text:p>Dashboard.vue:219 tumpukan yang belum diterima : 28</text:p>
          </table:table-cell>
          <table:table-cell table:number-columns-repeated="2" office:value-type="string" calcext:value-type="string">
            <text:p>Dashboard.vue:219 tumpukan yang belum diterima : 34</text:p>
          </table:table-cell>
        </table:table-row>
        <table:table-row table:style-name="ro1">
          <table:table-cell/>
          <table:table-cell office:value-type="string" calcext:value-type="string">
            <text:p>Dashboard.vue:212 2019-07-23T14:18:31.143Z</text:p>
          </table:table-cell>
          <table:table-cell office:value-type="string" calcext:value-type="string">
            <text:p>Dashboard.vue:212 2019-07-23T14:20:09.207Z</text:p>
          </table:table-cell>
          <table:table-cell office:value-type="string" calcext:value-type="string">
            <text:p>Dashboard.vue:212 2019-07-23T14:20:38.212Z</text:p>
          </table:table-cell>
          <table:table-cell office:value-type="string" calcext:value-type="string">
            <text:p>Dashboard.vue:220 (33) ["2019-07-23T14:21:14.135Z", "2019-07-23T14:21:14.140Z", "2019-07-23T14:21:14.145Z", "2019-07-23T14:21:14.150Z", "2019-07-23T14:21:14.210Z", "2019-07-23T14:21:14.216Z", "2019-07-23T14:21:14.228Z", "2019-07-23T14:21:14.233Z", "2019-07-23T14:21:14.235Z", "2019-07-23T14:21:14.240Z", "2019-07-23T14:21:14.251Z", "2019-07-23T14:21:14.259Z", "2019-07-23T14:21:14.261Z", "2019-07-23T14:21:14.265Z", "2019-07-23T14:21:14.270Z", "2019-07-23T14:21:14.274Z", "2019-07-23T14:21:14.280Z", "2019-07-23T14:21:14.288Z", "2019-07-23T14:21:14.290Z", "2019-07-23T14:21:14.295Z", "2019-07-23T14:21:14.300Z", "2019-07-23T14:21:14.305Z", "2019-07-23T14:21:14.325Z", "2019-07-23T14:21:14.326Z", "2019-07-23T14:21:14.331Z", "2019-07-23T14:21:14.337Z", "2019-07-23T14:21:14.341Z", "2019-07-23T14:21:14.346Z", "2019-07-23T14:21:14.350Z", "2019-07-23T14:21:14.355Z", "2019-07-23T14:21:14.361Z", "2019-07-23T14:21:14.365Z", "2019-07-23T14:21:14.370Z"]</text:p>
          </table:table-cell>
          <table:table-cell office:value-type="string" calcext:value-type="string">
            <text:p>Dashboard.vue:220 (34) ["2019-07-23T14:21:50.183Z", "2019-07-23T14:21:50.187Z", "2019-07-23T14:21:50.191Z", "2019-07-23T14:21:50.195Z", "2019-07-23T14:21:50.255Z", "2019-07-23T14:21:50.258Z", "2019-07-23T14:21:50.263Z", "2019-07-23T14:21:50.267Z", "2019-07-23T14:21:50.271Z", "2019-07-23T14:21:50.275Z", "2019-07-23T14:21:50.280Z", "2019-07-23T14:21:50.283Z", "2019-07-23T14:21:50.290Z", "2019-07-23T14:21:50.295Z", "2019-07-23T14:21:50.299Z", "2019-07-23T14:21:50.304Z", "2019-07-23T14:21:50.307Z", "2019-07-23T14:21:50.311Z", "2019-07-23T14:21:50.317Z", "2019-07-23T14:21:50.318Z", "2019-07-23T14:21:50.323Z", "2019-07-23T14:21:50.328Z", "2019-07-23T14:21:50.332Z", "2019-07-23T14:21:50.337Z", "2019-07-23T14:21:50.339Z", "2019-07-23T14:21:50.344Z", "2019-07-23T14:21:50.347Z", "2019-07-23T14:21:50.355Z", "2019-07-23T14:21:50.365Z", "2019-07-23T14:21:50.370Z", "2019-07-23T14:21:50.377Z", "2019-07-23T14:21:50.381Z", "2019-07-23T14:21:50.388Z", "2019-07-23T14:21:50.390Z"]</text:p>
          </table:table-cell>
          <table:table-cell office:value-type="string" calcext:value-type="string">
            <text:p>Dashboard.vue:212 2019-07-23T14:22:25.439Z</text:p>
          </table:table-cell>
          <table:table-cell/>
          <table:table-cell office:value-type="string" calcext:value-type="string">
            <text:p>Dashboard.vue:212 2019-07-23T14:29:31.110Z</text:p>
          </table:table-cell>
          <table:table-cell office:value-type="string" calcext:value-type="string">
            <text:p>Dashboard.vue:212 2019-07-23T14:30:09.637Z</text:p>
          </table:table-cell>
          <table:table-cell office:value-type="string" calcext:value-type="string">
            <text:p>Dashboard.vue:212 2019-07-23T14:30:57.649Z</text:p>
          </table:table-cell>
          <table:table-cell office:value-type="string" calcext:value-type="string">
            <text:p>Dashboard.vue:220 (33) ["2019-07-23T14:31:39.878Z", "2019-07-23T14:31:39.880Z", "2019-07-23T14:31:39.886Z", "2019-07-23T14:31:39.890Z", "2019-07-23T14:31:39.904Z", "2019-07-23T14:31:39.922Z", "2019-07-23T14:31:39.927Z", "2019-07-23T14:31:39.931Z", "2019-07-23T14:31:39.939Z", "2019-07-23T14:31:39.945Z", "2019-07-23T14:31:39.950Z", "2019-07-23T14:31:39.957Z", "2019-07-23T14:31:39.960Z", "2019-07-23T14:31:39.965Z", "2019-07-23T14:31:39.973Z", "2019-07-23T14:31:39.989Z", "2019-07-23T14:31:39.996Z", "2019-07-23T14:31:40.000Z", "2019-07-23T14:31:40.005Z", "2019-07-23T14:31:40.010Z", "2019-07-23T14:31:40.015Z", "2019-07-23T14:31:40.041Z", "2019-07-23T14:31:40.045Z", "2019-07-23T14:31:40.051Z", "2019-07-23T14:31:40.058Z", "2019-07-23T14:31:40.064Z", "2019-07-23T14:31:40.084Z", "2019-07-23T14:31:40.121Z", "2019-07-23T14:31:40.156Z", "2019-07-23T14:31:40.165Z", "2019-07-23T14:31:40.171Z", "2019-07-23T14:31:40.175Z", "2019-07-23T14:31:40.180Z"]</text:p>
          </table:table-cell>
          <table:table-cell office:value-type="string" calcext:value-type="string">
            <text:p>Dashboard.vue:220 (34) ["2019-07-23T14:32:17.424Z", "2019-07-23T14:32:17.428Z", "2019-07-23T14:32:17.431Z", "2019-07-23T14:32:17.435Z", "2019-07-23T14:32:17.448Z", "2019-07-23T14:32:17.456Z", "2019-07-23T14:32:17.471Z", "2019-07-23T14:32:17.476Z", "2019-07-23T14:32:17.495Z", "2019-07-23T14:32:17.500Z", "2019-07-23T14:32:17.505Z", "2019-07-23T14:32:17.514Z", "2019-07-23T14:32:17.517Z", "2019-07-23T14:32:17.519Z", "2019-07-23T14:32:17.524Z", "2019-07-23T14:32:17.527Z", "2019-07-23T14:32:17.531Z", "2019-07-23T14:32:17.535Z", "2019-07-23T14:32:17.539Z", "2019-07-23T14:32:17.544Z", "2019-07-23T14:32:17.558Z", "2019-07-23T14:32:17.570Z", "2019-07-23T14:32:17.580Z", "2019-07-23T14:32:17.585Z", "2019-07-23T14:32:17.587Z", "2019-07-23T14:32:17.594Z", "2019-07-23T14:32:17.598Z", "2019-07-23T14:32:17.602Z", "2019-07-23T14:32:17.604Z", "2019-07-23T14:32:17.616Z", "2019-07-23T14:32:17.620Z", "2019-07-23T14:32:17.626Z", "2019-07-23T14:32:17.629Z", "2019-07-23T14:32:17.631Z"]</text:p>
          </table:table-cell>
          <table:table-cell office:value-type="string" calcext:value-type="string">
            <text:p>Dashboard.vue:220 (33) ["2019-07-23T14:32:59.151Z", "2019-07-23T14:32:59.156Z", "2019-07-23T14:32:59.159Z", "2019-07-23T14:32:59.164Z", "2019-07-23T14:32:59.167Z", "2019-07-23T14:32:59.171Z", "2019-07-23T14:32:59.175Z", "2019-07-23T14:32:59.179Z", "2019-07-23T14:32:59.183Z", "2019-07-23T14:32:59.187Z", "2019-07-23T14:32:59.191Z", "2019-07-23T14:32:59.202Z", "2019-07-23T14:32:59.207Z", "2019-07-23T14:32:59.211Z", "2019-07-23T14:32:59.216Z", "2019-07-23T14:32:59.221Z", "2019-07-23T14:32:59.224Z", "2019-07-23T14:32:59.229Z", "2019-07-23T14:32:59.231Z", "2019-07-23T14:32:59.239Z", "2019-07-23T14:32:59.243Z", "2019-07-23T14:32:59.250Z", "2019-07-23T14:32:59.252Z", "2019-07-23T14:32:59.257Z", "2019-07-23T14:32:59.264Z", "2019-07-23T14:32:59.315Z", "2019-07-23T14:32:59.319Z", "2019-07-23T14:32:59.323Z", "2019-07-23T14:32:59.329Z", "2019-07-23T14:32:59.333Z", "2019-07-23T14:32:59.335Z", "2019-07-23T14:32:59.348Z", "2019-07-23T14:32:59.352Z"]</text:p>
          </table:table-cell>
          <table:table-cell/>
          <table:table-cell office:value-type="string" calcext:value-type="string">
            <text:p>Dashboard.vue:212 2019-07-23T14:12:51.262Z</text:p>
          </table:table-cell>
          <table:table-cell office:value-type="string" calcext:value-type="string">
            <text:p>Dashboard.vue:212 2019-07-23T14:13:25.371Z</text:p>
          </table:table-cell>
          <table:table-cell office:value-type="string" calcext:value-type="string">
            <text:p>Dashboard.vue:220 (25) ["2019-07-23T14:13:52.324Z", "2019-07-23T14:13:52.444Z", "2019-07-23T14:13:52.534Z", "2019-07-23T14:13:52.544Z", "2019-07-23T14:13:52.569Z", "2019-07-23T14:13:52.578Z", "2019-07-23T14:13:52.585Z", "2019-07-23T14:13:52.594Z", "2019-07-23T14:13:52.615Z", "2019-07-23T14:13:52.660Z", "2019-07-23T14:13:52.664Z", "2019-07-23T14:13:52.674Z", "2019-07-23T14:13:52.684Z", "2019-07-23T14:13:52.694Z", "2019-07-23T14:13:52.712Z", "2019-07-23T14:13:52.715Z", "2019-07-23T14:13:52.724Z", "2019-07-23T14:13:52.772Z", "2019-07-23T14:13:52.775Z", "2019-07-23T14:13:52.785Z", "2019-07-23T14:13:52.806Z", "2019-07-23T14:13:52.818Z", "2019-07-23T14:13:52.824Z", "2019-07-23T14:13:52.836Z", "2019-07-23T14:13:52.847Z"]</text:p>
          </table:table-cell>
          <table:table-cell office:value-type="string" calcext:value-type="string">
            <text:p>Dashboard.vue:220 (34) ["2019-07-23T14:14:23.826Z", "2019-07-23T14:14:23.830Z", "2019-07-23T14:14:23.836Z", "2019-07-23T14:14:23.846Z", "2019-07-23T14:14:23.851Z", "2019-07-23T14:14:23.855Z", "2019-07-23T14:14:23.865Z", "2019-07-23T14:14:23.875Z", "2019-07-23T14:14:23.880Z", "2019-07-23T14:14:23.891Z", "2019-07-23T14:14:23.895Z", "2019-07-23T14:14:23.900Z", "2019-07-23T14:14:23.906Z", "2019-07-23T14:14:23.911Z", "2019-07-23T14:14:23.916Z", "2019-07-23T14:14:23.920Z", "2019-07-23T14:14:23.925Z", "2019-07-23T14:14:23.931Z", "2019-07-23T14:14:23.936Z", "2019-07-23T14:14:23.941Z", "2019-07-23T14:14:23.945Z", "2019-07-23T14:14:23.950Z", "2019-07-23T14:14:23.955Z", "2019-07-23T14:14:23.961Z", "2019-07-23T14:14:23.966Z", "2019-07-23T14:14:23.971Z", "2019-07-23T14:14:23.976Z", "2019-07-23T14:14:24.047Z", "2019-07-23T14:14:24.057Z", "2019-07-23T14:14:24.063Z", "2019-07-23T14:14:24.066Z", "2019-07-23T14:14:24.085Z", "2019-07-23T14:14:24.090Z", "2019-07-23T14:14:24.095Z"]</text:p>
          </table:table-cell>
          <table:table-cell office:value-type="string" calcext:value-type="string">
            <text:p>Dashboard.vue:220 (34) ["2019-07-23T14:15:16.611Z", "2019-07-23T14:15:16.614Z", "2019-07-23T14:15:16.622Z", "2019-07-23T14:15:16.625Z", "2019-07-23T14:15:16.633Z", "2019-07-23T14:15:16.635Z", "2019-07-23T14:15:16.638Z", "2019-07-23T14:15:16.649Z", "2019-07-23T14:15:16.661Z", "2019-07-23T14:15:16.664Z", "2019-07-23T14:15:16.669Z", "2019-07-23T14:15:16.673Z", "2019-07-23T14:15:16.677Z", "2019-07-23T14:15:16.681Z", "2019-07-23T14:15:16.685Z", "2019-07-23T14:15:16.689Z", "2019-07-23T14:15:16.693Z", "2019-07-23T14:15:16.697Z", "2019-07-23T14:15:16.702Z", "2019-07-23T14:15:16.704Z", "2019-07-23T14:15:16.709Z", "2019-07-23T14:15:16.713Z", "2019-07-23T14:15:16.718Z", "2019-07-23T14:15:16.721Z", "2019-07-23T14:15:16.725Z", "2019-07-23T14:15:16.729Z", "2019-07-23T14:15:16.733Z", "2019-07-23T14:15:16.793Z", "2019-07-23T14:15:16.798Z", "2019-07-23T14:15:16.802Z", "2019-07-23T14:15:16.806Z", "2019-07-23T14:15:16.811Z", "2019-07-23T14:15:16.819Z", "2019-07-23T14:15:16.824Z"]</text:p>
          </table:table-cell>
          <table:table-cell office:value-type="string" calcext:value-type="string">
            <text:p>Dashboard.vue:220 (34) ["2019-07-23T14:16:01.944Z", "2019-07-23T14:16:01.951Z", "2019-07-23T14:16:01.954Z", "2019-07-23T14:16:01.959Z", "2019-07-23T14:16:01.962Z", "2019-07-23T14:16:01.966Z", "2019-07-23T14:16:01.970Z", "2019-07-23T14:16:01.994Z", "2019-07-23T14:16:01.998Z", "2019-07-23T14:16:02.002Z", "2019-07-23T14:16:02.007Z", "2019-07-23T14:16:02.010Z", "2019-07-23T14:16:02.014Z", "2019-07-23T14:16:02.019Z", "2019-07-23T14:16:02.022Z", "2019-07-23T14:16:02.026Z", "2019-07-23T14:16:02.030Z", "2019-07-23T14:16:02.034Z", "2019-07-23T14:16:02.039Z", "2019-07-23T14:16:02.043Z", "2019-07-23T14:16:02.047Z", "2019-07-23T14:16:02.050Z", "2019-07-23T14:16:02.054Z", "2019-07-23T14:16:02.058Z", "2019-07-23T14:16:02.063Z", "2019-07-23T14:16:02.120Z", "2019-07-23T14:16:02.123Z", "2019-07-23T14:16:02.128Z", "2019-07-23T14:16:02.131Z", "2019-07-23T14:16:02.138Z", "2019-07-23T14:16:02.150Z", "2019-07-23T14:16:02.169Z", "2019-07-23T14:16:02.175Z", "2019-07-23T14:16:02.178Z"]</text:p>
          </table:table-cell>
          <table:table-cell/>
          <table:table-cell office:value-type="string" calcext:value-type="string">
            <text:p>Dashboard.vue:212 2019-07-23T14:08:26.070Z</text:p>
          </table:table-cell>
          <table:table-cell office:value-type="string" calcext:value-type="string">
            <text:p>Dashboard.vue:212 2019-07-23T14:09:25.414Z</text:p>
          </table:table-cell>
          <table:table-cell office:value-type="string" calcext:value-type="string">
            <text:p>Dashboard.vue:212 2019-07-23T14:09:57.995Z</text:p>
          </table:table-cell>
          <table:table-cell office:value-type="string" calcext:value-type="string">
            <text:p>Dashboard.vue:220 (28) ["2019-07-23T14:10:54.771Z", "2019-07-23T14:10:54.776Z", "2019-07-23T14:10:54.787Z", "2019-07-23T14:10:54.791Z", "2019-07-23T14:10:54.798Z", "2019-07-23T14:10:54.800Z", "2019-07-23T14:10:54.806Z", "2019-07-23T14:10:54.811Z", "2019-07-23T14:10:54.816Z", "2019-07-23T14:10:54.821Z", "2019-07-23T14:10:54.826Z", "2019-07-23T14:10:54.831Z", "2019-07-23T14:10:54.836Z", "2019-07-23T14:10:54.840Z", "2019-07-23T14:10:54.846Z", "2019-07-23T14:10:54.851Z", "2019-07-23T14:10:54.860Z", "2019-07-23T14:10:54.865Z", "2019-07-23T14:10:54.865Z", "2019-07-23T14:10:54.871Z", "2019-07-23T14:10:54.875Z", "2019-07-23T14:10:54.881Z", "2019-07-23T14:10:54.886Z", "2019-07-23T14:10:54.899Z", "2019-07-23T14:10:54.901Z", "2019-07-23T14:10:54.944Z", "2019-07-23T14:10:54.945Z", "2019-07-23T14:10:54.951Z"]</text:p>
          </table:table-cell>
          <table:table-cell office:value-type="string" calcext:value-type="string">
            <text:p>Dashboard.vue:220 (34) ["2019-07-23T14:11:26.520Z", "2019-07-23T14:11:26.524Z", "2019-07-23T14:11:26.528Z", "2019-07-23T14:11:26.532Z", "2019-07-23T14:11:26.536Z", "2019-07-23T14:11:26.539Z", "2019-07-23T14:11:26.544Z", "2019-07-23T14:11:26.548Z", "2019-07-23T14:11:26.552Z", "2019-07-23T14:11:26.556Z", "2019-07-23T14:11:26.560Z", "2019-07-23T14:11:26.564Z", "2019-07-23T14:11:26.568Z", "2019-07-23T14:11:26.572Z", "2019-07-23T14:11:26.576Z", "2019-07-23T14:11:26.580Z", "2019-07-23T14:11:26.584Z", "2019-07-23T14:11:26.588Z", "2019-07-23T14:11:26.592Z", "2019-07-23T14:11:26.596Z", "2019-07-23T14:11:26.600Z", "2019-07-23T14:11:26.604Z", "2019-07-23T14:11:26.608Z", "2019-07-23T14:11:26.612Z", "2019-07-23T14:11:26.616Z", "2019-07-23T14:11:26.620Z", "2019-07-23T14:11:26.624Z", "2019-07-23T14:11:26.628Z", "2019-07-23T14:11:26.632Z", "2019-07-23T14:11:26.636Z", "2019-07-23T14:11:26.640Z", "2019-07-23T14:11:26.644Z", "2019-07-23T14:11:26.648Z", "2019-07-23T14:11:26.652Z"]</text:p>
          </table:table-cell>
          <table:table-cell office:value-type="string" calcext:value-type="string">
            <text:p>Dashboard.vue:220 (34) ["2019-07-23T14:12:02.158Z", "2019-07-23T14:12:02.161Z", "2019-07-23T14:12:02.166Z", "2019-07-23T14:12:02.170Z", "2019-07-23T14:12:02.174Z", "2019-07-23T14:12:02.177Z", "2019-07-23T14:12:02.182Z", "2019-07-23T14:12:02.186Z", "2019-07-23T14:12:02.189Z", "2019-07-23T14:12:02.193Z", "2019-07-23T14:12:02.198Z", "2019-07-23T14:12:02.202Z", "2019-07-23T14:12:02.206Z", "2019-07-23T14:12:02.210Z", "2019-07-23T14:12:02.213Z", "2019-07-23T14:12:02.217Z", "2019-07-23T14:12:02.222Z", "2019-07-23T14:12:02.225Z", "2019-07-23T14:12:02.230Z", "2019-07-23T14:12:02.233Z", "2019-07-23T14:12:02.237Z", "2019-07-23T14:12:02.242Z", "2019-07-23T14:12:02.245Z", "2019-07-23T14:12:02.250Z", "2019-07-23T14:12:02.254Z", "2019-07-23T14:12:02.258Z", "2019-07-23T14:12:02.262Z", "2019-07-23T14:12:02.265Z", "2019-07-23T14:12:02.270Z", "2019-07-23T14:12:02.274Z", "2019-07-23T14:12:02.278Z", "2019-07-23T14:12:02.282Z", "2019-07-23T14:12:02.285Z", "2019-07-23T14:12:02.290Z"]</text:p>
          </table:table-cell>
        </table:table-row>
        <table:table-row table:style-name="ro1">
          <table:table-cell/>
          <table:table-cell office:value-type="string" calcext:value-type="string">
            <text:p>Dashboard.vue:212 42</text:p>
          </table:table-cell>
          <table:table-cell office:value-type="string" calcext:value-type="string">
            <text:p>Dashboard.vue:212 30</text:p>
          </table:table-cell>
          <table:table-cell office:value-type="string" calcext:value-type="string">
            <text:p>Dashboard.vue:212 221</text:p>
          </table:table-cell>
          <table:table-cell office:value-type="string" calcext:value-type="string">
            <text:p>Dashboard.vue:212 434</text:p>
          </table:table-cell>
          <table:table-cell office:value-type="string" calcext:value-type="string">
            <text:p>Dashboard.vue:212 792</text:p>
          </table:table-cell>
          <table:table-cell office:value-type="string" calcext:value-type="string">
            <text:p>Dashboard.vue:219 tumpukan yang belum diterima : 33</text:p>
          </table:table-cell>
          <table:table-cell/>
          <table:table-cell office:value-type="string" calcext:value-type="string">
            <text:p>Dashboard.vue:212 143</text:p>
          </table:table-cell>
          <table:table-cell office:value-type="string" calcext:value-type="string">
            <text:p>Dashboard.vue:212 219</text:p>
          </table:table-cell>
          <table:table-cell office:value-type="string" calcext:value-type="string">
            <text:p>Dashboard.vue:219 tumpukan yang belum diterima : 33</text:p>
          </table:table-cell>
          <table:table-cell office:value-type="string" calcext:value-type="string">
            <text:p>Dashboard.vue:212 592</text:p>
          </table:table-cell>
          <table:table-cell office:value-type="string" calcext:value-type="string">
            <text:p>Dashboard.vue:212 912</text:p>
          </table:table-cell>
          <table:table-cell office:value-type="string" calcext:value-type="string">
            <text:p>Dashboard.vue:212 515</text:p>
          </table:table-cell>
          <table:table-cell/>
          <table:table-cell office:value-type="string" calcext:value-type="string">
            <text:p>Dashboard.vue:212 142</text:p>
          </table:table-cell>
          <table:table-cell office:value-type="string" calcext:value-type="string">
            <text:p>Dashboard.vue:212 81</text:p>
          </table:table-cell>
          <table:table-cell office:value-type="string" calcext:value-type="string">
            <text:p>Dashboard.vue:212 486</text:p>
          </table:table-cell>
          <table:table-cell office:value-type="string" calcext:value-type="string">
            <text:p>Dashboard.vue:212 669</text:p>
          </table:table-cell>
          <table:table-cell office:value-type="string" calcext:value-type="string">
            <text:p>Dashboard.vue:212 567</text:p>
          </table:table-cell>
          <table:table-cell office:value-type="string" calcext:value-type="string">
            <text:p>Dashboard.vue:212 531</text:p>
          </table:table-cell>
          <table:table-cell/>
          <table:table-cell office:value-type="string" calcext:value-type="string">
            <text:p>Dashboard.vue:212 27</text:p>
          </table:table-cell>
          <table:table-cell office:value-type="string" calcext:value-type="string">
            <text:p>Dashboard.vue:212 23</text:p>
          </table:table-cell>
          <table:table-cell office:value-type="string" calcext:value-type="string">
            <text:p>Dashboard.vue:212 275</text:p>
          </table:table-cell>
          <table:table-cell office:value-type="string" calcext:value-type="string">
            <text:p>Dashboard.vue:212 327</text:p>
          </table:table-cell>
          <table:table-cell office:value-type="string" calcext:value-type="string">
            <text:p>Dashboard.vue:212 706</text:p>
          </table:table-cell>
          <table:table-cell office:value-type="string" calcext:value-type="string">
            <text:p>Dashboard.vue:212 417</text:p>
          </table:table-cell>
        </table:table-row>
        <table:table-row table:style-name="ro1">
          <table:table-cell/>
          <table:table-cell office:value-type="string" calcext:value-type="string">
            <text:p>Dashboard.vue:212 2019-07-23T14:18:31.243Z</text:p>
          </table:table-cell>
          <table:table-cell office:value-type="string" calcext:value-type="string">
            <text:p>Dashboard.vue:212 2019-07-23T14:20:09.257Z</text:p>
          </table:table-cell>
          <table:table-cell office:value-type="string" calcext:value-type="string">
            <text:p>Dashboard.vue:212 2019-07-23T14:20:38.216Z</text:p>
          </table:table-cell>
          <table:table-cell office:value-type="string" calcext:value-type="string">
            <text:p>Dashboard.vue:212 2019-07-23T14:21:14.210Z</text:p>
          </table:table-cell>
          <table:table-cell office:value-type="string" calcext:value-type="string">
            <text:p>Dashboard.vue:212 2019-07-23T14:21:50.255Z</text:p>
          </table:table-cell>
          <table:table-cell office:value-type="string" calcext:value-type="string">
            <text:p>Dashboard.vue:220 (33) ["2019-07-23T14:22:25.384Z", "2019-07-23T14:22:25.388Z", "2019-07-23T14:22:25.392Z", "2019-07-23T14:22:25.395Z", "2019-07-23T14:22:25.444Z", "2019-07-23T14:22:25.448Z", "2019-07-23T14:22:25.452Z", "2019-07-23T14:22:25.456Z", "2019-07-23T14:22:25.460Z", "2019-07-23T14:22:25.464Z", "2019-07-23T14:22:25.473Z", "2019-07-23T14:22:25.479Z", "2019-07-23T14:22:25.480Z", "2019-07-23T14:22:25.484Z", "2019-07-23T14:22:25.488Z", "2019-07-23T14:22:25.491Z", "2019-07-23T14:22:25.496Z", "2019-07-23T14:22:25.500Z", "2019-07-23T14:22:25.504Z", "2019-07-23T14:22:25.508Z", "2019-07-23T14:22:25.518Z", "2019-07-23T14:22:25.522Z", "2019-07-23T14:22:25.529Z", "2019-07-23T14:22:25.534Z", "2019-07-23T14:22:25.541Z", "2019-07-23T14:22:25.546Z", "2019-07-23T14:22:25.548Z", "2019-07-23T14:22:25.552Z", "2019-07-23T14:22:25.555Z", "2019-07-23T14:22:25.564Z", "2019-07-23T14:22:25.565Z", "2019-07-23T14:22:25.570Z", "2019-07-23T14:22:25.572Z"]</text:p>
          </table:table-cell>
          <table:table-cell/>
          <table:table-cell office:value-type="string" calcext:value-type="string">
            <text:p>Dashboard.vue:212 2019-07-23T14:29:31.210Z</text:p>
          </table:table-cell>
          <table:table-cell office:value-type="string" calcext:value-type="string">
            <text:p>Dashboard.vue:212 2019-07-23T14:30:09.680Z</text:p>
          </table:table-cell>
          <table:table-cell office:value-type="string" calcext:value-type="string">
            <text:p>Dashboard.vue:220 (33) ["2019-07-23T14:30:57.658Z", "2019-07-23T14:30:57.669Z", "2019-07-23T14:30:57.679Z", "2019-07-23T14:30:57.690Z", "2019-07-23T14:30:57.699Z", "2019-07-23T14:30:57.709Z", "2019-07-23T14:30:57.720Z", "2019-07-23T14:30:57.745Z", "2019-07-23T14:30:57.752Z", "2019-07-23T14:30:57.759Z", "2019-07-23T14:30:57.773Z", "2019-07-23T14:30:57.780Z", "2019-07-23T14:30:57.788Z", "2019-07-23T14:30:57.809Z", "2019-07-23T14:30:57.819Z", "2019-07-23T14:30:57.829Z", "2019-07-23T14:30:57.839Z", "2019-07-23T14:30:57.849Z", "2019-07-23T14:30:57.861Z", "2019-07-23T14:30:57.884Z", "2019-07-23T14:30:57.914Z", "2019-07-23T14:30:57.954Z", "2019-07-23T14:30:57.962Z", "2019-07-23T14:30:57.969Z", "2019-07-23T14:30:57.978Z", "2019-07-23T14:30:57.989Z", "2019-07-23T14:30:57.998Z", "2019-07-23T14:30:58.009Z", "2019-07-23T14:30:58.018Z", "2019-07-23T14:30:58.029Z", "2019-07-23T14:30:58.039Z", "2019-07-23T14:30:58.048Z", "2019-07-23T14:30:58.059Z"]</text:p>
          </table:table-cell>
          <table:table-cell office:value-type="string" calcext:value-type="string">
            <text:p>Dashboard.vue:212 2019-07-23T14:31:39.878Z</text:p>
          </table:table-cell>
          <table:table-cell office:value-type="string" calcext:value-type="string">
            <text:p>Dashboard.vue:212 2019-07-23T14:32:17.424Z</text:p>
          </table:table-cell>
          <table:table-cell office:value-type="string" calcext:value-type="string">
            <text:p>Dashboard.vue:212 2019-07-23T14:32:59.151Z</text:p>
          </table:table-cell>
          <table:table-cell/>
          <table:table-cell office:value-type="string" calcext:value-type="string">
            <text:p>Dashboard.vue:212 2019-07-23T14:12:51.362Z</text:p>
          </table:table-cell>
          <table:table-cell office:value-type="string" calcext:value-type="string">
            <text:p>Dashboard.vue:212 2019-07-23T14:13:25.422Z</text:p>
          </table:table-cell>
          <table:table-cell office:value-type="string" calcext:value-type="string">
            <text:p>Dashboard.vue:212 2019-07-23T14:13:52.534Z</text:p>
          </table:table-cell>
          <table:table-cell office:value-type="string" calcext:value-type="string">
            <text:p>Dashboard.vue:212 2019-07-23T14:14:23.891Z</text:p>
          </table:table-cell>
          <table:table-cell office:value-type="string" calcext:value-type="string">
            <text:p>Dashboard.vue:212 2019-07-23T14:15:16.798Z</text:p>
          </table:table-cell>
          <table:table-cell office:value-type="string" calcext:value-type="string">
            <text:p>Dashboard.vue:212 2019-07-23T14:16:02.120Z</text:p>
          </table:table-cell>
          <table:table-cell/>
          <table:table-cell office:value-type="string" calcext:value-type="string">
            <text:p>Dashboard.vue:212 2019-07-23T14:08:26.170Z</text:p>
          </table:table-cell>
          <table:table-cell office:value-type="string" calcext:value-type="string">
            <text:p>Dashboard.vue:212 2019-07-23T14:09:25.464Z</text:p>
          </table:table-cell>
          <table:table-cell office:value-type="string" calcext:value-type="string">
            <text:p>Dashboard.vue:212 2019-07-23T14:09:58.008Z</text:p>
          </table:table-cell>
          <table:table-cell office:value-type="string" calcext:value-type="string">
            <text:p>Dashboard.vue:212 2019-07-23T14:10:54.771Z</text:p>
          </table:table-cell>
          <table:table-cell office:value-type="string" calcext:value-type="string">
            <text:p>Dashboard.vue:212 2019-07-23T14:11:26.520Z</text:p>
          </table:table-cell>
          <table:table-cell office:value-type="string" calcext:value-type="string">
            <text:p>Dashboard.vue:212 2019-07-23T14:12:02.158Z</text:p>
          </table:table-cell>
        </table:table-row>
        <table:table-row table:style-name="ro1">
          <table:table-cell/>
          <table:table-cell office:value-type="string" calcext:value-type="string">
            <text:p>Dashboard.vue:212 37</text:p>
          </table:table-cell>
          <table:table-cell office:value-type="string" calcext:value-type="string">
            <text:p>Dashboard.vue:212 29</text:p>
          </table:table-cell>
          <table:table-cell office:value-type="string" calcext:value-type="string">
            <text:p>Dashboard.vue:212 227</text:p>
          </table:table-cell>
          <table:table-cell office:value-type="string" calcext:value-type="string">
            <text:p>Dashboard.vue:219 tumpukan yang belum diterima : 32</text:p>
          </table:table-cell>
          <table:table-cell office:value-type="string" calcext:value-type="string">
            <text:p>Dashboard.vue:219 tumpukan yang belum diterima : 33</text:p>
          </table:table-cell>
          <table:table-cell office:value-type="string" calcext:value-type="string">
            <text:p>Dashboard.vue:212 710</text:p>
          </table:table-cell>
          <table:table-cell/>
          <table:table-cell office:value-type="string" calcext:value-type="string">
            <text:p>Dashboard.vue:212 190</text:p>
          </table:table-cell>
          <table:table-cell office:value-type="string" calcext:value-type="string">
            <text:p>Dashboard.vue:212 346</text:p>
          </table:table-cell>
          <table:table-cell office:value-type="string" calcext:value-type="string">
            <text:p>Dashboard.vue:212 667</text:p>
          </table:table-cell>
          <table:table-cell office:value-type="string" calcext:value-type="string">
            <text:p>Dashboard.vue:219 tumpukan yang belum diterima : 32</text:p>
          </table:table-cell>
          <table:table-cell office:value-type="string" calcext:value-type="string">
            <text:p>Dashboard.vue:219 tumpukan yang belum diterima : 33</text:p>
          </table:table-cell>
          <table:table-cell office:value-type="string" calcext:value-type="string">
            <text:p>Dashboard.vue:219 tumpukan yang belum diterima : 32</text:p>
          </table:table-cell>
          <table:table-cell/>
          <table:table-cell office:value-type="string" calcext:value-type="string">
            <text:p>Dashboard.vue:212 55</text:p>
          </table:table-cell>
          <table:table-cell office:value-type="string" calcext:value-type="string">
            <text:p>Dashboard.vue:212 49</text:p>
          </table:table-cell>
          <table:table-cell office:value-type="string" calcext:value-type="string">
            <text:p>Dashboard.vue:219 tumpukan yang belum diterima : 24</text:p>
          </table:table-cell>
          <table:table-cell table:number-columns-repeated="3" office:value-type="string" calcext:value-type="string">
            <text:p>Dashboard.vue:219 tumpukan yang belum diterima : 33</text:p>
          </table:table-cell>
          <table:table-cell/>
          <table:table-cell office:value-type="string" calcext:value-type="string">
            <text:p>Dashboard.vue:212 218</text:p>
          </table:table-cell>
          <table:table-cell office:value-type="string" calcext:value-type="string">
            <text:p>Dashboard.vue:212 20</text:p>
          </table:table-cell>
          <table:table-cell office:value-type="string" calcext:value-type="string">
            <text:p>Dashboard.vue:212 307</text:p>
          </table:table-cell>
          <table:table-cell office:value-type="string" calcext:value-type="string">
            <text:p>Dashboard.vue:219 tumpukan yang belum diterima : 27</text:p>
          </table:table-cell>
          <table:table-cell table:number-columns-repeated="2" office:value-type="string" calcext:value-type="string">
            <text:p>Dashboard.vue:219 tumpukan yang belum diterima : 33</text:p>
          </table:table-cell>
        </table:table-row>
        <table:table-row table:style-name="ro1">
          <table:table-cell/>
          <table:table-cell office:value-type="string" calcext:value-type="string">
            <text:p>Dashboard.vue:212 2019-07-23T14:18:31.343Z</text:p>
          </table:table-cell>
          <table:table-cell office:value-type="string" calcext:value-type="string">
            <text:p>Dashboard.vue:212 2019-07-23T14:20:09.307Z</text:p>
          </table:table-cell>
          <table:table-cell office:value-type="string" calcext:value-type="string">
            <text:p>Dashboard.vue:212 2019-07-23T14:20:38.226Z</text:p>
          </table:table-cell>
          <table:table-cell office:value-type="string" calcext:value-type="string">
            <text:p>Dashboard.vue:220 (32) ["2019-07-23T14:21:14.135Z", "2019-07-23T14:21:14.140Z", "2019-07-23T14:21:14.145Z", "2019-07-23T14:21:14.150Z", "2019-07-23T14:21:14.216Z", "2019-07-23T14:21:14.228Z", "2019-07-23T14:21:14.233Z", "2019-07-23T14:21:14.235Z", "2019-07-23T14:21:14.240Z", "2019-07-23T14:21:14.251Z", "2019-07-23T14:21:14.259Z", "2019-07-23T14:21:14.261Z", "2019-07-23T14:21:14.265Z", "2019-07-23T14:21:14.270Z", "2019-07-23T14:21:14.274Z", "2019-07-23T14:21:14.280Z", "2019-07-23T14:21:14.288Z", "2019-07-23T14:21:14.290Z", "2019-07-23T14:21:14.295Z", "2019-07-23T14:21:14.300Z", "2019-07-23T14:21:14.305Z", "2019-07-23T14:21:14.325Z", "2019-07-23T14:21:14.326Z", "2019-07-23T14:21:14.331Z", "2019-07-23T14:21:14.337Z", "2019-07-23T14:21:14.341Z", "2019-07-23T14:21:14.346Z", "2019-07-23T14:21:14.350Z", "2019-07-23T14:21:14.355Z", "2019-07-23T14:21:14.361Z", "2019-07-23T14:21:14.365Z", "2019-07-23T14:21:14.370Z"]</text:p>
          </table:table-cell>
          <table:table-cell office:value-type="string" calcext:value-type="string">
            <text:p>Dashboard.vue:220 (33) ["2019-07-23T14:21:50.183Z", "2019-07-23T14:21:50.187Z", "2019-07-23T14:21:50.191Z", "2019-07-23T14:21:50.195Z", "2019-07-23T14:21:50.258Z", "2019-07-23T14:21:50.263Z", "2019-07-23T14:21:50.267Z", "2019-07-23T14:21:50.271Z", "2019-07-23T14:21:50.275Z", "2019-07-23T14:21:50.280Z", "2019-07-23T14:21:50.283Z", "2019-07-23T14:21:50.290Z", "2019-07-23T14:21:50.295Z", "2019-07-23T14:21:50.299Z", "2019-07-23T14:21:50.304Z", "2019-07-23T14:21:50.307Z", "2019-07-23T14:21:50.311Z", "2019-07-23T14:21:50.317Z", "2019-07-23T14:21:50.318Z", "2019-07-23T14:21:50.323Z", "2019-07-23T14:21:50.328Z", "2019-07-23T14:21:50.332Z", "2019-07-23T14:21:50.337Z", "2019-07-23T14:21:50.339Z", "2019-07-23T14:21:50.344Z", "2019-07-23T14:21:50.347Z", "2019-07-23T14:21:50.355Z", "2019-07-23T14:21:50.365Z", "2019-07-23T14:21:50.370Z", "2019-07-23T14:21:50.377Z", "2019-07-23T14:21:50.381Z", "2019-07-23T14:21:50.388Z", "2019-07-23T14:21:50.390Z"]</text:p>
          </table:table-cell>
          <table:table-cell office:value-type="string" calcext:value-type="string">
            <text:p>Dashboard.vue:212 2019-07-23T14:22:25.444Z</text:p>
          </table:table-cell>
          <table:table-cell/>
          <table:table-cell office:value-type="string" calcext:value-type="string">
            <text:p>Dashboard.vue:212 2019-07-23T14:29:31.310Z</text:p>
          </table:table-cell>
          <table:table-cell office:value-type="string" calcext:value-type="string">
            <text:p>Dashboard.vue:212 2019-07-23T14:30:09.730Z</text:p>
          </table:table-cell>
          <table:table-cell office:value-type="string" calcext:value-type="string">
            <text:p>Dashboard.vue:212 2019-07-23T14:30:57.658Z</text:p>
          </table:table-cell>
          <table:table-cell office:value-type="string" calcext:value-type="string">
            <text:p>Dashboard.vue:220 (32) ["2019-07-23T14:31:39.880Z", "2019-07-23T14:31:39.886Z", "2019-07-23T14:31:39.890Z", "2019-07-23T14:31:39.904Z", "2019-07-23T14:31:39.922Z", "2019-07-23T14:31:39.927Z", "2019-07-23T14:31:39.931Z", "2019-07-23T14:31:39.939Z", "2019-07-23T14:31:39.945Z", "2019-07-23T14:31:39.950Z", "2019-07-23T14:31:39.957Z", "2019-07-23T14:31:39.960Z", "2019-07-23T14:31:39.965Z", "2019-07-23T14:31:39.973Z", "2019-07-23T14:31:39.989Z", "2019-07-23T14:31:39.996Z", "2019-07-23T14:31:40.000Z", "2019-07-23T14:31:40.005Z", "2019-07-23T14:31:40.010Z", "2019-07-23T14:31:40.015Z", "2019-07-23T14:31:40.041Z", "2019-07-23T14:31:40.045Z", "2019-07-23T14:31:40.051Z", "2019-07-23T14:31:40.058Z", "2019-07-23T14:31:40.064Z", "2019-07-23T14:31:40.084Z", "2019-07-23T14:31:40.121Z", "2019-07-23T14:31:40.156Z", "2019-07-23T14:31:40.165Z", "2019-07-23T14:31:40.171Z", "2019-07-23T14:31:40.175Z", "2019-07-23T14:31:40.180Z"]</text:p>
          </table:table-cell>
          <table:table-cell office:value-type="string" calcext:value-type="string">
            <text:p>Dashboard.vue:220 (33) ["2019-07-23T14:32:17.428Z", "2019-07-23T14:32:17.431Z", "2019-07-23T14:32:17.435Z", "2019-07-23T14:32:17.448Z", "2019-07-23T14:32:17.456Z", "2019-07-23T14:32:17.471Z", "2019-07-23T14:32:17.476Z", "2019-07-23T14:32:17.495Z", "2019-07-23T14:32:17.500Z", "2019-07-23T14:32:17.505Z", "2019-07-23T14:32:17.514Z", "2019-07-23T14:32:17.517Z", "2019-07-23T14:32:17.519Z", "2019-07-23T14:32:17.524Z", "2019-07-23T14:32:17.527Z", "2019-07-23T14:32:17.531Z", "2019-07-23T14:32:17.535Z", "2019-07-23T14:32:17.539Z", "2019-07-23T14:32:17.544Z", "2019-07-23T14:32:17.558Z", "2019-07-23T14:32:17.570Z", "2019-07-23T14:32:17.580Z", "2019-07-23T14:32:17.585Z", "2019-07-23T14:32:17.587Z", "2019-07-23T14:32:17.594Z", "2019-07-23T14:32:17.598Z", "2019-07-23T14:32:17.602Z", "2019-07-23T14:32:17.604Z", "2019-07-23T14:32:17.616Z", "2019-07-23T14:32:17.620Z", "2019-07-23T14:32:17.626Z", "2019-07-23T14:32:17.629Z", "2019-07-23T14:32:17.631Z"]</text:p>
          </table:table-cell>
          <table:table-cell office:value-type="string" calcext:value-type="string">
            <text:p>Dashboard.vue:220 (32) ["2019-07-23T14:32:59.156Z", "2019-07-23T14:32:59.159Z", "2019-07-23T14:32:59.164Z", "2019-07-23T14:32:59.167Z", "2019-07-23T14:32:59.171Z", "2019-07-23T14:32:59.175Z", "2019-07-23T14:32:59.179Z", "2019-07-23T14:32:59.183Z", "2019-07-23T14:32:59.187Z", "2019-07-23T14:32:59.191Z", "2019-07-23T14:32:59.202Z", "2019-07-23T14:32:59.207Z", "2019-07-23T14:32:59.211Z", "2019-07-23T14:32:59.216Z", "2019-07-23T14:32:59.221Z", "2019-07-23T14:32:59.224Z", "2019-07-23T14:32:59.229Z", "2019-07-23T14:32:59.231Z", "2019-07-23T14:32:59.239Z", "2019-07-23T14:32:59.243Z", "2019-07-23T14:32:59.250Z", "2019-07-23T14:32:59.252Z", "2019-07-23T14:32:59.257Z", "2019-07-23T14:32:59.264Z", "2019-07-23T14:32:59.315Z", "2019-07-23T14:32:59.319Z", "2019-07-23T14:32:59.323Z", "2019-07-23T14:32:59.329Z", "2019-07-23T14:32:59.333Z", "2019-07-23T14:32:59.335Z", "2019-07-23T14:32:59.348Z", "2019-07-23T14:32:59.352Z"]</text:p>
          </table:table-cell>
          <table:table-cell/>
          <table:table-cell office:value-type="string" calcext:value-type="string">
            <text:p>Dashboard.vue:212 2019-07-23T14:12:51.462Z</text:p>
          </table:table-cell>
          <table:table-cell office:value-type="string" calcext:value-type="string">
            <text:p>Dashboard.vue:212 2019-07-23T14:13:25.472Z</text:p>
          </table:table-cell>
          <table:table-cell office:value-type="string" calcext:value-type="string">
            <text:p>Dashboard.vue:220 (24) ["2019-07-23T14:13:52.324Z", "2019-07-23T14:13:52.444Z", "2019-07-23T14:13:52.544Z", "2019-07-23T14:13:52.569Z", "2019-07-23T14:13:52.578Z", "2019-07-23T14:13:52.585Z", "2019-07-23T14:13:52.594Z", "2019-07-23T14:13:52.615Z", "2019-07-23T14:13:52.660Z", "2019-07-23T14:13:52.664Z", "2019-07-23T14:13:52.674Z", "2019-07-23T14:13:52.684Z", "2019-07-23T14:13:52.694Z", "2019-07-23T14:13:52.712Z", "2019-07-23T14:13:52.715Z", "2019-07-23T14:13:52.724Z", "2019-07-23T14:13:52.772Z", "2019-07-23T14:13:52.775Z", "2019-07-23T14:13:52.785Z", "2019-07-23T14:13:52.806Z", "2019-07-23T14:13:52.818Z", "2019-07-23T14:13:52.824Z", "2019-07-23T14:13:52.836Z", "2019-07-23T14:13:52.847Z"]</text:p>
          </table:table-cell>
          <table:table-cell office:value-type="string" calcext:value-type="string">
            <text:p>Dashboard.vue:220 (33) ["2019-07-23T14:14:23.826Z", "2019-07-23T14:14:23.830Z", "2019-07-23T14:14:23.836Z", "2019-07-23T14:14:23.846Z", "2019-07-23T14:14:23.851Z", "2019-07-23T14:14:23.855Z", "2019-07-23T14:14:23.865Z", "2019-07-23T14:14:23.875Z", "2019-07-23T14:14:23.880Z", "2019-07-23T14:14:23.895Z", "2019-07-23T14:14:23.900Z", "2019-07-23T14:14:23.906Z", "2019-07-23T14:14:23.911Z", "2019-07-23T14:14:23.916Z", "2019-07-23T14:14:23.920Z", "2019-07-23T14:14:23.925Z", "2019-07-23T14:14:23.931Z", "2019-07-23T14:14:23.936Z", "2019-07-23T14:14:23.941Z", "2019-07-23T14:14:23.945Z", "2019-07-23T14:14:23.950Z", "2019-07-23T14:14:23.955Z", "2019-07-23T14:14:23.961Z", "2019-07-23T14:14:23.966Z", "2019-07-23T14:14:23.971Z", "2019-07-23T14:14:23.976Z", "2019-07-23T14:14:24.047Z", "2019-07-23T14:14:24.057Z", "2019-07-23T14:14:24.063Z", "2019-07-23T14:14:24.066Z", "2019-07-23T14:14:24.085Z", "2019-07-23T14:14:24.090Z", "2019-07-23T14:14:24.095Z"]</text:p>
          </table:table-cell>
          <table:table-cell office:value-type="string" calcext:value-type="string">
            <text:p>Dashboard.vue:220 (33) ["2019-07-23T14:15:16.611Z", "2019-07-23T14:15:16.614Z", "2019-07-23T14:15:16.622Z", "2019-07-23T14:15:16.625Z", "2019-07-23T14:15:16.633Z", "2019-07-23T14:15:16.635Z", "2019-07-23T14:15:16.638Z", "2019-07-23T14:15:16.649Z", "2019-07-23T14:15:16.661Z", "2019-07-23T14:15:16.664Z", "2019-07-23T14:15:16.669Z", "2019-07-23T14:15:16.673Z", "2019-07-23T14:15:16.677Z", "2019-07-23T14:15:16.681Z", "2019-07-23T14:15:16.685Z", "2019-07-23T14:15:16.689Z", "2019-07-23T14:15:16.693Z", "2019-07-23T14:15:16.697Z", "2019-07-23T14:15:16.702Z", "2019-07-23T14:15:16.704Z", "2019-07-23T14:15:16.709Z", "2019-07-23T14:15:16.713Z", "2019-07-23T14:15:16.718Z", "2019-07-23T14:15:16.721Z", "2019-07-23T14:15:16.725Z", "2019-07-23T14:15:16.729Z", "2019-07-23T14:15:16.733Z", "2019-07-23T14:15:16.793Z", "2019-07-23T14:15:16.802Z", "2019-07-23T14:15:16.806Z", "2019-07-23T14:15:16.811Z", "2019-07-23T14:15:16.819Z", "2019-07-23T14:15:16.824Z"]</text:p>
          </table:table-cell>
          <table:table-cell office:value-type="string" calcext:value-type="string">
            <text:p>Dashboard.vue:220 (33) ["2019-07-23T14:16:01.944Z", "2019-07-23T14:16:01.951Z", "2019-07-23T14:16:01.954Z", "2019-07-23T14:16:01.959Z", "2019-07-23T14:16:01.962Z", "2019-07-23T14:16:01.966Z", "2019-07-23T14:16:01.970Z", "2019-07-23T14:16:01.994Z", "2019-07-23T14:16:01.998Z", "2019-07-23T14:16:02.002Z", "2019-07-23T14:16:02.007Z", "2019-07-23T14:16:02.010Z", "2019-07-23T14:16:02.014Z", "2019-07-23T14:16:02.019Z", "2019-07-23T14:16:02.022Z", "2019-07-23T14:16:02.026Z", "2019-07-23T14:16:02.030Z", "2019-07-23T14:16:02.034Z", "2019-07-23T14:16:02.039Z", "2019-07-23T14:16:02.043Z", "2019-07-23T14:16:02.047Z", "2019-07-23T14:16:02.050Z", "2019-07-23T14:16:02.054Z", "2019-07-23T14:16:02.058Z", "2019-07-23T14:16:02.063Z", "2019-07-23T14:16:02.123Z", "2019-07-23T14:16:02.128Z", "2019-07-23T14:16:02.131Z", "2019-07-23T14:16:02.138Z", "2019-07-23T14:16:02.150Z", "2019-07-23T14:16:02.169Z", "2019-07-23T14:16:02.175Z", "2019-07-23T14:16:02.178Z"]</text:p>
          </table:table-cell>
          <table:table-cell/>
          <table:table-cell office:value-type="string" calcext:value-type="string">
            <text:p>Dashboard.vue:212 2019-07-23T14:08:26.269Z</text:p>
          </table:table-cell>
          <table:table-cell office:value-type="string" calcext:value-type="string">
            <text:p>Dashboard.vue:212 2019-07-23T14:09:25.514Z</text:p>
          </table:table-cell>
          <table:table-cell office:value-type="string" calcext:value-type="string">
            <text:p>Dashboard.vue:212 2019-07-23T14:09:58.017Z</text:p>
          </table:table-cell>
          <table:table-cell office:value-type="string" calcext:value-type="string">
            <text:p>Dashboard.vue:220 (27) ["2019-07-23T14:10:54.776Z", "2019-07-23T14:10:54.787Z", "2019-07-23T14:10:54.791Z", "2019-07-23T14:10:54.798Z", "2019-07-23T14:10:54.800Z", "2019-07-23T14:10:54.806Z", "2019-07-23T14:10:54.811Z", "2019-07-23T14:10:54.816Z", "2019-07-23T14:10:54.821Z", "2019-07-23T14:10:54.826Z", "2019-07-23T14:10:54.831Z", "2019-07-23T14:10:54.836Z", "2019-07-23T14:10:54.840Z", "2019-07-23T14:10:54.846Z", "2019-07-23T14:10:54.851Z", "2019-07-23T14:10:54.860Z", "2019-07-23T14:10:54.865Z", "2019-07-23T14:10:54.865Z", "2019-07-23T14:10:54.871Z", "2019-07-23T14:10:54.875Z", "2019-07-23T14:10:54.881Z", "2019-07-23T14:10:54.886Z", "2019-07-23T14:10:54.899Z", "2019-07-23T14:10:54.901Z", "2019-07-23T14:10:54.944Z", "2019-07-23T14:10:54.945Z", "2019-07-23T14:10:54.951Z"]</text:p>
          </table:table-cell>
          <table:table-cell office:value-type="string" calcext:value-type="string">
            <text:p>Dashboard.vue:220 (33) ["2019-07-23T14:11:26.524Z", "2019-07-23T14:11:26.528Z", "2019-07-23T14:11:26.532Z", "2019-07-23T14:11:26.536Z", "2019-07-23T14:11:26.539Z", "2019-07-23T14:11:26.544Z", "2019-07-23T14:11:26.548Z", "2019-07-23T14:11:26.552Z", "2019-07-23T14:11:26.556Z", "2019-07-23T14:11:26.560Z", "2019-07-23T14:11:26.564Z", "2019-07-23T14:11:26.568Z", "2019-07-23T14:11:26.572Z", "2019-07-23T14:11:26.576Z", "2019-07-23T14:11:26.580Z", "2019-07-23T14:11:26.584Z", "2019-07-23T14:11:26.588Z", "2019-07-23T14:11:26.592Z", "2019-07-23T14:11:26.596Z", "2019-07-23T14:11:26.600Z", "2019-07-23T14:11:26.604Z", "2019-07-23T14:11:26.608Z", "2019-07-23T14:11:26.612Z", "2019-07-23T14:11:26.616Z", "2019-07-23T14:11:26.620Z", "2019-07-23T14:11:26.624Z", "2019-07-23T14:11:26.628Z", "2019-07-23T14:11:26.632Z", "2019-07-23T14:11:26.636Z", "2019-07-23T14:11:26.640Z", "2019-07-23T14:11:26.644Z", "2019-07-23T14:11:26.648Z", "2019-07-23T14:11:26.652Z"]</text:p>
          </table:table-cell>
          <table:table-cell office:value-type="string" calcext:value-type="string">
            <text:p>Dashboard.vue:220 (33) ["2019-07-23T14:12:02.161Z", "2019-07-23T14:12:02.166Z", "2019-07-23T14:12:02.170Z", "2019-07-23T14:12:02.174Z", "2019-07-23T14:12:02.177Z", "2019-07-23T14:12:02.182Z", "2019-07-23T14:12:02.186Z", "2019-07-23T14:12:02.189Z", "2019-07-23T14:12:02.193Z", "2019-07-23T14:12:02.198Z", "2019-07-23T14:12:02.202Z", "2019-07-23T14:12:02.206Z", "2019-07-23T14:12:02.210Z", "2019-07-23T14:12:02.213Z", "2019-07-23T14:12:02.217Z", "2019-07-23T14:12:02.222Z", "2019-07-23T14:12:02.225Z", "2019-07-23T14:12:02.230Z", "2019-07-23T14:12:02.233Z", "2019-07-23T14:12:02.237Z", "2019-07-23T14:12:02.242Z", "2019-07-23T14:12:02.245Z", "2019-07-23T14:12:02.250Z", "2019-07-23T14:12:02.254Z", "2019-07-23T14:12:02.258Z", "2019-07-23T14:12:02.262Z", "2019-07-23T14:12:02.265Z", "2019-07-23T14:12:02.270Z", "2019-07-23T14:12:02.274Z", "2019-07-23T14:12:02.278Z", "2019-07-23T14:12:02.282Z", "2019-07-23T14:12:02.285Z", "2019-07-23T14:12:02.290Z"]</text:p>
          </table:table-cell>
        </table:table-row>
        <table:table-row table:style-name="ro1">
          <table:table-cell/>
          <table:table-cell office:value-type="string" calcext:value-type="string">
            <text:p>Dashboard.vue:212 236</text:p>
          </table:table-cell>
          <table:table-cell office:value-type="string" calcext:value-type="string">
            <text:p>Dashboard.vue:212 27</text:p>
          </table:table-cell>
          <table:table-cell office:value-type="string" calcext:value-type="string">
            <text:p>Dashboard.vue:212 225</text:p>
          </table:table-cell>
          <table:table-cell office:value-type="string" calcext:value-type="string">
            <text:p>Dashboard.vue:212 436</text:p>
          </table:table-cell>
          <table:table-cell office:value-type="string" calcext:value-type="string">
            <text:p>Dashboard.vue:212 802</text:p>
          </table:table-cell>
          <table:table-cell office:value-type="string" calcext:value-type="string">
            <text:p>Dashboard.vue:219 tumpukan yang belum diterima : 32</text:p>
          </table:table-cell>
          <table:table-cell/>
          <table:table-cell office:value-type="string" calcext:value-type="string">
            <text:p>Dashboard.vue:212 134</text:p>
          </table:table-cell>
          <table:table-cell office:value-type="string" calcext:value-type="string">
            <text:p>Dashboard.vue:212 303</text:p>
          </table:table-cell>
          <table:table-cell office:value-type="string" calcext:value-type="string">
            <text:p>Dashboard.vue:219 tumpukan yang belum diterima : 32</text:p>
          </table:table-cell>
          <table:table-cell office:value-type="string" calcext:value-type="string">
            <text:p>Dashboard.vue:212 607</text:p>
          </table:table-cell>
          <table:table-cell office:value-type="string" calcext:value-type="string">
            <text:p>Dashboard.vue:212 915</text:p>
          </table:table-cell>
          <table:table-cell office:value-type="string" calcext:value-type="string">
            <text:p>Dashboard.vue:212 516</text:p>
          </table:table-cell>
          <table:table-cell/>
          <table:table-cell office:value-type="string" calcext:value-type="string">
            <text:p>Dashboard.vue:212 41</text:p>
          </table:table-cell>
          <table:table-cell office:value-type="string" calcext:value-type="string">
            <text:p>Dashboard.vue:212 192</text:p>
          </table:table-cell>
          <table:table-cell office:value-type="string" calcext:value-type="string">
            <text:p>Dashboard.vue:212 482</text:p>
          </table:table-cell>
          <table:table-cell office:value-type="string" calcext:value-type="string">
            <text:p>Dashboard.vue:212 531</text:p>
          </table:table-cell>
          <table:table-cell office:value-type="string" calcext:value-type="string">
            <text:p>Dashboard.vue:212 583</text:p>
          </table:table-cell>
          <table:table-cell office:value-type="string" calcext:value-type="string">
            <text:p>Dashboard.vue:212 544</text:p>
          </table:table-cell>
          <table:table-cell/>
          <table:table-cell office:value-type="string" calcext:value-type="string">
            <text:p>Dashboard.vue:212 156</text:p>
          </table:table-cell>
          <table:table-cell office:value-type="string" calcext:value-type="string">
            <text:p>Dashboard.vue:212 22</text:p>
          </table:table-cell>
          <table:table-cell office:value-type="string" calcext:value-type="string">
            <text:p>Dashboard.vue:219 tumpukan yang belum diterima : 16</text:p>
          </table:table-cell>
          <table:table-cell office:value-type="string" calcext:value-type="string">
            <text:p>Dashboard.vue:212 332</text:p>
          </table:table-cell>
          <table:table-cell office:value-type="string" calcext:value-type="string">
            <text:p>Dashboard.vue:212 708</text:p>
          </table:table-cell>
          <table:table-cell office:value-type="string" calcext:value-type="string">
            <text:p>Dashboard.vue:212 424</text:p>
          </table:table-cell>
        </table:table-row>
        <table:table-row table:style-name="ro1">
          <table:table-cell/>
          <table:table-cell office:value-type="string" calcext:value-type="string">
            <text:p>Dashboard.vue:212 2019-07-23T14:18:31.443Z</text:p>
          </table:table-cell>
          <table:table-cell office:value-type="string" calcext:value-type="string">
            <text:p>Dashboard.vue:212 2019-07-23T14:20:09.358Z</text:p>
          </table:table-cell>
          <table:table-cell office:value-type="string" calcext:value-type="string">
            <text:p>Dashboard.vue:212 2019-07-23T14:20:38.237Z</text:p>
          </table:table-cell>
          <table:table-cell office:value-type="string" calcext:value-type="string">
            <text:p>Dashboard.vue:212 2019-07-23T14:21:14.216Z</text:p>
          </table:table-cell>
          <table:table-cell office:value-type="string" calcext:value-type="string">
            <text:p>Dashboard.vue:212 2019-07-23T14:21:50.258Z</text:p>
          </table:table-cell>
          <table:table-cell office:value-type="string" calcext:value-type="string">
            <text:p>Dashboard.vue:220 (32) ["2019-07-23T14:22:25.384Z", "2019-07-23T14:22:25.388Z", "2019-07-23T14:22:25.392Z", "2019-07-23T14:22:25.395Z", "2019-07-23T14:22:25.448Z", "2019-07-23T14:22:25.452Z", "2019-07-23T14:22:25.456Z", "2019-07-23T14:22:25.460Z", "2019-07-23T14:22:25.464Z", "2019-07-23T14:22:25.473Z", "2019-07-23T14:22:25.479Z", "2019-07-23T14:22:25.480Z", "2019-07-23T14:22:25.484Z", "2019-07-23T14:22:25.488Z", "2019-07-23T14:22:25.491Z", "2019-07-23T14:22:25.496Z", "2019-07-23T14:22:25.500Z", "2019-07-23T14:22:25.504Z", "2019-07-23T14:22:25.508Z", "2019-07-23T14:22:25.518Z", "2019-07-23T14:22:25.522Z", "2019-07-23T14:22:25.529Z", "2019-07-23T14:22:25.534Z", "2019-07-23T14:22:25.541Z", "2019-07-23T14:22:25.546Z", "2019-07-23T14:22:25.548Z", "2019-07-23T14:22:25.552Z", "2019-07-23T14:22:25.555Z", "2019-07-23T14:22:25.564Z", "2019-07-23T14:22:25.565Z", "2019-07-23T14:22:25.570Z", "2019-07-23T14:22:25.572Z"]</text:p>
          </table:table-cell>
          <table:table-cell/>
          <table:table-cell office:value-type="string" calcext:value-type="string">
            <text:p>Dashboard.vue:212 2019-07-23T14:29:31.410Z</text:p>
          </table:table-cell>
          <table:table-cell office:value-type="string" calcext:value-type="string">
            <text:p>Dashboard.vue:212 2019-07-23T14:30:09.780Z</text:p>
          </table:table-cell>
          <table:table-cell office:value-type="string" calcext:value-type="string">
            <text:p>Dashboard.vue:220 (32) ["2019-07-23T14:30:57.669Z", "2019-07-23T14:30:57.679Z", "2019-07-23T14:30:57.690Z", "2019-07-23T14:30:57.699Z", "2019-07-23T14:30:57.709Z", "2019-07-23T14:30:57.720Z", "2019-07-23T14:30:57.745Z", "2019-07-23T14:30:57.752Z", "2019-07-23T14:30:57.759Z", "2019-07-23T14:30:57.773Z", "2019-07-23T14:30:57.780Z", "2019-07-23T14:30:57.788Z", "2019-07-23T14:30:57.809Z", "2019-07-23T14:30:57.819Z", "2019-07-23T14:30:57.829Z", "2019-07-23T14:30:57.839Z", "2019-07-23T14:30:57.849Z", "2019-07-23T14:30:57.861Z", "2019-07-23T14:30:57.884Z", "2019-07-23T14:30:57.914Z", "2019-07-23T14:30:57.954Z", "2019-07-23T14:30:57.962Z", "2019-07-23T14:30:57.969Z", "2019-07-23T14:30:57.978Z", "2019-07-23T14:30:57.989Z", "2019-07-23T14:30:57.998Z", "2019-07-23T14:30:58.009Z", "2019-07-23T14:30:58.018Z", "2019-07-23T14:30:58.029Z", "2019-07-23T14:30:58.039Z", "2019-07-23T14:30:58.048Z", "2019-07-23T14:30:58.059Z"]</text:p>
          </table:table-cell>
          <table:table-cell office:value-type="string" calcext:value-type="string">
            <text:p>Dashboard.vue:212 2019-07-23T14:31:39.880Z</text:p>
          </table:table-cell>
          <table:table-cell office:value-type="string" calcext:value-type="string">
            <text:p>Dashboard.vue:212 2019-07-23T14:32:17.428Z</text:p>
          </table:table-cell>
          <table:table-cell office:value-type="string" calcext:value-type="string">
            <text:p>Dashboard.vue:212 2019-07-23T14:32:59.156Z</text:p>
          </table:table-cell>
          <table:table-cell/>
          <table:table-cell office:value-type="string" calcext:value-type="string">
            <text:p>Dashboard.vue:212 2019-07-23T14:12:51.562Z</text:p>
          </table:table-cell>
          <table:table-cell office:value-type="string" calcext:value-type="string">
            <text:p>Dashboard.vue:212 2019-07-23T14:13:25.534Z</text:p>
          </table:table-cell>
          <table:table-cell office:value-type="string" calcext:value-type="string">
            <text:p>Dashboard.vue:212 2019-07-23T14:13:52.544Z</text:p>
          </table:table-cell>
          <table:table-cell office:value-type="string" calcext:value-type="string">
            <text:p>Dashboard.vue:212 2019-07-23T14:14:24.047Z</text:p>
          </table:table-cell>
          <table:table-cell office:value-type="string" calcext:value-type="string">
            <text:p>Dashboard.vue:212 2019-07-23T14:15:16.793Z</text:p>
          </table:table-cell>
          <table:table-cell office:value-type="string" calcext:value-type="string">
            <text:p>Dashboard.vue:212 2019-07-23T14:16:02.123Z</text:p>
          </table:table-cell>
          <table:table-cell/>
          <table:table-cell office:value-type="string" calcext:value-type="string">
            <text:p>Dashboard.vue:212 2019-07-23T14:08:26.370Z</text:p>
          </table:table-cell>
          <table:table-cell office:value-type="string" calcext:value-type="string">
            <text:p>Dashboard.vue:212 2019-07-23T14:09:25.564Z</text:p>
          </table:table-cell>
          <table:table-cell office:value-type="string" calcext:value-type="string">
            <text:p>Dashboard.vue:220 (16) ["2019-07-23T14:09:58.024Z", "2019-07-23T14:09:58.034Z", "2019-07-23T14:09:58.045Z", "2019-07-23T14:09:58.169Z", "2019-07-23T14:09:58.179Z", "2019-07-23T14:09:58.184Z", "2019-07-23T14:09:58.222Z", "2019-07-23T14:09:58.224Z", "2019-07-23T14:09:58.235Z", "2019-07-23T14:09:58.244Z", "2019-07-23T14:09:58.254Z", "2019-07-23T14:09:58.264Z", "2019-07-23T14:09:58.290Z", "2019-07-23T14:09:58.294Z", "2019-07-23T14:09:58.304Z", "2019-07-23T14:09:58.314Z"]</text:p>
          </table:table-cell>
          <table:table-cell office:value-type="string" calcext:value-type="string">
            <text:p>Dashboard.vue:212 2019-07-23T14:10:54.776Z</text:p>
          </table:table-cell>
          <table:table-cell office:value-type="string" calcext:value-type="string">
            <text:p>Dashboard.vue:212 2019-07-23T14:11:26.524Z</text:p>
          </table:table-cell>
          <table:table-cell office:value-type="string" calcext:value-type="string">
            <text:p>Dashboard.vue:212 2019-07-23T14:12:02.161Z</text:p>
          </table:table-cell>
        </table:table-row>
        <table:table-row table:style-name="ro1">
          <table:table-cell/>
          <table:table-cell office:value-type="string" calcext:value-type="string">
            <text:p>Dashboard.vue:212 182</text:p>
          </table:table-cell>
          <table:table-cell office:value-type="string" calcext:value-type="string">
            <text:p>Dashboard.vue:212 163</text:p>
          </table:table-cell>
          <table:table-cell office:value-type="string" calcext:value-type="string">
            <text:p>Dashboard.vue:212 162</text:p>
          </table:table-cell>
          <table:table-cell office:value-type="string" calcext:value-type="string">
            <text:p>Dashboard.vue:219 tumpukan yang belum diterima : 31</text:p>
          </table:table-cell>
          <table:table-cell office:value-type="string" calcext:value-type="string">
            <text:p>Dashboard.vue:219 tumpukan yang belum diterima : 32</text:p>
          </table:table-cell>
          <table:table-cell office:value-type="string" calcext:value-type="string">
            <text:p>Dashboard.vue:212 724</text:p>
          </table:table-cell>
          <table:table-cell/>
          <table:table-cell office:value-type="string" calcext:value-type="string">
            <text:p>Dashboard.vue:212 54</text:p>
          </table:table-cell>
          <table:table-cell office:value-type="string" calcext:value-type="string">
            <text:p>Dashboard.vue:212 262</text:p>
          </table:table-cell>
          <table:table-cell office:value-type="string" calcext:value-type="string">
            <text:p>Dashboard.vue:212 664</text:p>
          </table:table-cell>
          <table:table-cell office:value-type="string" calcext:value-type="string">
            <text:p>Dashboard.vue:219 tumpukan yang belum diterima : 31</text:p>
          </table:table-cell>
          <table:table-cell office:value-type="string" calcext:value-type="string">
            <text:p>Dashboard.vue:219 tumpukan yang belum diterima : 32</text:p>
          </table:table-cell>
          <table:table-cell office:value-type="string" calcext:value-type="string">
            <text:p>Dashboard.vue:219 tumpukan yang belum diterima : 31</text:p>
          </table:table-cell>
          <table:table-cell/>
          <table:table-cell office:value-type="string" calcext:value-type="string">
            <text:p>Dashboard.vue:212 269</text:p>
          </table:table-cell>
          <table:table-cell office:value-type="string" calcext:value-type="string">
            <text:p>Dashboard.vue:212 167</text:p>
          </table:table-cell>
          <table:table-cell office:value-type="string" calcext:value-type="string">
            <text:p>Dashboard.vue:219 tumpukan yang belum diterima : 23</text:p>
          </table:table-cell>
          <table:table-cell table:number-columns-repeated="3" office:value-type="string" calcext:value-type="string">
            <text:p>Dashboard.vue:219 tumpukan yang belum diterima : 32</text:p>
          </table:table-cell>
          <table:table-cell/>
          <table:table-cell office:value-type="string" calcext:value-type="string">
            <text:p>Dashboard.vue:212 82</text:p>
          </table:table-cell>
          <table:table-cell office:value-type="string" calcext:value-type="string">
            <text:p>Dashboard.vue:212 23</text:p>
          </table:table-cell>
          <table:table-cell office:value-type="string" calcext:value-type="string">
            <text:p>Dashboard.vue:212 312</text:p>
          </table:table-cell>
          <table:table-cell office:value-type="string" calcext:value-type="string">
            <text:p>Dashboard.vue:219 tumpukan yang belum diterima : 26</text:p>
          </table:table-cell>
          <table:table-cell table:number-columns-repeated="2" office:value-type="string" calcext:value-type="string">
            <text:p>Dashboard.vue:219 tumpukan yang belum diterima : 32</text:p>
          </table:table-cell>
        </table:table-row>
        <table:table-row table:style-name="ro1">
          <table:table-cell/>
          <table:table-cell office:value-type="string" calcext:value-type="string">
            <text:p>Dashboard.vue:212 2019-07-23T14:18:31.544Z</text:p>
          </table:table-cell>
          <table:table-cell office:value-type="string" calcext:value-type="string">
            <text:p>Dashboard.vue:212 2019-07-23T14:20:09.408Z</text:p>
          </table:table-cell>
          <table:table-cell office:value-type="string" calcext:value-type="string">
            <text:p>Dashboard.vue:212 2019-07-23T14:20:38.327Z</text:p>
          </table:table-cell>
          <table:table-cell office:value-type="string" calcext:value-type="string">
            <text:p>Dashboard.vue:220 (31) ["2019-07-23T14:21:14.135Z", "2019-07-23T14:21:14.140Z", "2019-07-23T14:21:14.145Z", "2019-07-23T14:21:14.150Z", "2019-07-23T14:21:14.228Z", "2019-07-23T14:21:14.233Z", "2019-07-23T14:21:14.235Z", "2019-07-23T14:21:14.240Z", "2019-07-23T14:21:14.251Z", "2019-07-23T14:21:14.259Z", "2019-07-23T14:21:14.261Z", "2019-07-23T14:21:14.265Z", "2019-07-23T14:21:14.270Z", "2019-07-23T14:21:14.274Z", "2019-07-23T14:21:14.280Z", "2019-07-23T14:21:14.288Z", "2019-07-23T14:21:14.290Z", "2019-07-23T14:21:14.295Z", "2019-07-23T14:21:14.300Z", "2019-07-23T14:21:14.305Z", "2019-07-23T14:21:14.325Z", "2019-07-23T14:21:14.326Z", "2019-07-23T14:21:14.331Z", "2019-07-23T14:21:14.337Z", "2019-07-23T14:21:14.341Z", "2019-07-23T14:21:14.346Z", "2019-07-23T14:21:14.350Z", "2019-07-23T14:21:14.355Z", "2019-07-23T14:21:14.361Z", "2019-07-23T14:21:14.365Z", "2019-07-23T14:21:14.370Z"]</text:p>
          </table:table-cell>
          <table:table-cell office:value-type="string" calcext:value-type="string">
            <text:p>Dashboard.vue:220 (32) ["2019-07-23T14:21:50.183Z", "2019-07-23T14:21:50.187Z", "2019-07-23T14:21:50.191Z", "2019-07-23T14:21:50.195Z", "2019-07-23T14:21:50.263Z", "2019-07-23T14:21:50.267Z", "2019-07-23T14:21:50.271Z", "2019-07-23T14:21:50.275Z", "2019-07-23T14:21:50.280Z", "2019-07-23T14:21:50.283Z", "2019-07-23T14:21:50.290Z", "2019-07-23T14:21:50.295Z", "2019-07-23T14:21:50.299Z", "2019-07-23T14:21:50.304Z", "2019-07-23T14:21:50.307Z", "2019-07-23T14:21:50.311Z", "2019-07-23T14:21:50.317Z", "2019-07-23T14:21:50.318Z", "2019-07-23T14:21:50.323Z", "2019-07-23T14:21:50.328Z", "2019-07-23T14:21:50.332Z", "2019-07-23T14:21:50.337Z", "2019-07-23T14:21:50.339Z", "2019-07-23T14:21:50.344Z", "2019-07-23T14:21:50.347Z", "2019-07-23T14:21:50.355Z", "2019-07-23T14:21:50.365Z", "2019-07-23T14:21:50.370Z", "2019-07-23T14:21:50.377Z", "2019-07-23T14:21:50.381Z", "2019-07-23T14:21:50.388Z", "2019-07-23T14:21:50.390Z"]</text:p>
          </table:table-cell>
          <table:table-cell office:value-type="string" calcext:value-type="string">
            <text:p>Dashboard.vue:212 2019-07-23T14:22:25.448Z</text:p>
          </table:table-cell>
          <table:table-cell/>
          <table:table-cell office:value-type="string" calcext:value-type="string">
            <text:p>Dashboard.vue:212 2019-07-23T14:29:31.511Z</text:p>
          </table:table-cell>
          <table:table-cell office:value-type="string" calcext:value-type="string">
            <text:p>Dashboard.vue:212 2019-07-23T14:30:09.829Z</text:p>
          </table:table-cell>
          <table:table-cell office:value-type="string" calcext:value-type="string">
            <text:p>Dashboard.vue:212 2019-07-23T14:30:57.669Z</text:p>
          </table:table-cell>
          <table:table-cell office:value-type="string" calcext:value-type="string">
            <text:p>Dashboard.vue:220 (31) ["2019-07-23T14:31:39.886Z", "2019-07-23T14:31:39.890Z", "2019-07-23T14:31:39.904Z", "2019-07-23T14:31:39.922Z", "2019-07-23T14:31:39.927Z", "2019-07-23T14:31:39.931Z", "2019-07-23T14:31:39.939Z", "2019-07-23T14:31:39.945Z", "2019-07-23T14:31:39.950Z", "2019-07-23T14:31:39.957Z", "2019-07-23T14:31:39.960Z", "2019-07-23T14:31:39.965Z", "2019-07-23T14:31:39.973Z", "2019-07-23T14:31:39.989Z", "2019-07-23T14:31:39.996Z", "2019-07-23T14:31:40.000Z", "2019-07-23T14:31:40.005Z", "2019-07-23T14:31:40.010Z", "2019-07-23T14:31:40.015Z", "2019-07-23T14:31:40.041Z", "2019-07-23T14:31:40.045Z", "2019-07-23T14:31:40.051Z", "2019-07-23T14:31:40.058Z", "2019-07-23T14:31:40.064Z", "2019-07-23T14:31:40.084Z", "2019-07-23T14:31:40.121Z", "2019-07-23T14:31:40.156Z", "2019-07-23T14:31:40.165Z", "2019-07-23T14:31:40.171Z", "2019-07-23T14:31:40.175Z", "2019-07-23T14:31:40.180Z"]</text:p>
          </table:table-cell>
          <table:table-cell office:value-type="string" calcext:value-type="string">
            <text:p>Dashboard.vue:220 (32) ["2019-07-23T14:32:17.431Z", "2019-07-23T14:32:17.435Z", "2019-07-23T14:32:17.448Z", "2019-07-23T14:32:17.456Z", "2019-07-23T14:32:17.471Z", "2019-07-23T14:32:17.476Z", "2019-07-23T14:32:17.495Z", "2019-07-23T14:32:17.500Z", "2019-07-23T14:32:17.505Z", "2019-07-23T14:32:17.514Z", "2019-07-23T14:32:17.517Z", "2019-07-23T14:32:17.519Z", "2019-07-23T14:32:17.524Z", "2019-07-23T14:32:17.527Z", "2019-07-23T14:32:17.531Z", "2019-07-23T14:32:17.535Z", "2019-07-23T14:32:17.539Z", "2019-07-23T14:32:17.544Z", "2019-07-23T14:32:17.558Z", "2019-07-23T14:32:17.570Z", "2019-07-23T14:32:17.580Z", "2019-07-23T14:32:17.585Z", "2019-07-23T14:32:17.587Z", "2019-07-23T14:32:17.594Z", "2019-07-23T14:32:17.598Z", "2019-07-23T14:32:17.602Z", "2019-07-23T14:32:17.604Z", "2019-07-23T14:32:17.616Z", "2019-07-23T14:32:17.620Z", "2019-07-23T14:32:17.626Z", "2019-07-23T14:32:17.629Z", "2019-07-23T14:32:17.631Z"]</text:p>
          </table:table-cell>
          <table:table-cell office:value-type="string" calcext:value-type="string">
            <text:p>Dashboard.vue:220 (31) ["2019-07-23T14:32:59.159Z", "2019-07-23T14:32:59.164Z", "2019-07-23T14:32:59.167Z", "2019-07-23T14:32:59.171Z", "2019-07-23T14:32:59.175Z", "2019-07-23T14:32:59.179Z", "2019-07-23T14:32:59.183Z", "2019-07-23T14:32:59.187Z", "2019-07-23T14:32:59.191Z", "2019-07-23T14:32:59.202Z", "2019-07-23T14:32:59.207Z", "2019-07-23T14:32:59.211Z", "2019-07-23T14:32:59.216Z", "2019-07-23T14:32:59.221Z", "2019-07-23T14:32:59.224Z", "2019-07-23T14:32:59.229Z", "2019-07-23T14:32:59.231Z", "2019-07-23T14:32:59.239Z", "2019-07-23T14:32:59.243Z", "2019-07-23T14:32:59.250Z", "2019-07-23T14:32:59.252Z", "2019-07-23T14:32:59.257Z", "2019-07-23T14:32:59.264Z", "2019-07-23T14:32:59.315Z", "2019-07-23T14:32:59.319Z", "2019-07-23T14:32:59.323Z", "2019-07-23T14:32:59.329Z", "2019-07-23T14:32:59.333Z", "2019-07-23T14:32:59.335Z", "2019-07-23T14:32:59.348Z", "2019-07-23T14:32:59.352Z"]</text:p>
          </table:table-cell>
          <table:table-cell/>
          <table:table-cell office:value-type="string" calcext:value-type="string">
            <text:p>Dashboard.vue:212 2019-07-23T14:12:51.662Z</text:p>
          </table:table-cell>
          <table:table-cell office:value-type="string" calcext:value-type="string">
            <text:p>Dashboard.vue:212 2019-07-23T14:13:25.571Z</text:p>
          </table:table-cell>
          <table:table-cell office:value-type="string" calcext:value-type="string">
            <text:p>Dashboard.vue:220 (23) ["2019-07-23T14:13:52.324Z", "2019-07-23T14:13:52.444Z", "2019-07-23T14:13:52.569Z", "2019-07-23T14:13:52.578Z", "2019-07-23T14:13:52.585Z", "2019-07-23T14:13:52.594Z", "2019-07-23T14:13:52.615Z", "2019-07-23T14:13:52.660Z", "2019-07-23T14:13:52.664Z", "2019-07-23T14:13:52.674Z", "2019-07-23T14:13:52.684Z", "2019-07-23T14:13:52.694Z", "2019-07-23T14:13:52.712Z", "2019-07-23T14:13:52.715Z", "2019-07-23T14:13:52.724Z", "2019-07-23T14:13:52.772Z", "2019-07-23T14:13:52.775Z", "2019-07-23T14:13:52.785Z", "2019-07-23T14:13:52.806Z", "2019-07-23T14:13:52.818Z", "2019-07-23T14:13:52.824Z", "2019-07-23T14:13:52.836Z", "2019-07-23T14:13:52.847Z"]</text:p>
          </table:table-cell>
          <table:table-cell office:value-type="string" calcext:value-type="string">
            <text:p>Dashboard.vue:220 (32) ["2019-07-23T14:14:23.826Z", "2019-07-23T14:14:23.830Z", "2019-07-23T14:14:23.836Z", "2019-07-23T14:14:23.846Z", "2019-07-23T14:14:23.851Z", "2019-07-23T14:14:23.855Z", "2019-07-23T14:14:23.865Z", "2019-07-23T14:14:23.875Z", "2019-07-23T14:14:23.880Z", "2019-07-23T14:14:23.895Z", "2019-07-23T14:14:23.900Z", "2019-07-23T14:14:23.906Z", "2019-07-23T14:14:23.911Z", "2019-07-23T14:14:23.916Z", "2019-07-23T14:14:23.920Z", "2019-07-23T14:14:23.925Z", "2019-07-23T14:14:23.931Z", "2019-07-23T14:14:23.936Z", "2019-07-23T14:14:23.941Z", "2019-07-23T14:14:23.945Z", "2019-07-23T14:14:23.950Z", "2019-07-23T14:14:23.955Z", "2019-07-23T14:14:23.961Z", "2019-07-23T14:14:23.966Z", "2019-07-23T14:14:23.971Z", "2019-07-23T14:14:23.976Z", "2019-07-23T14:14:24.057Z", "2019-07-23T14:14:24.063Z", "2019-07-23T14:14:24.066Z", "2019-07-23T14:14:24.085Z", "2019-07-23T14:14:24.090Z", "2019-07-23T14:14:24.095Z"]</text:p>
          </table:table-cell>
          <table:table-cell office:value-type="string" calcext:value-type="string">
            <text:p>Dashboard.vue:220 (32) ["2019-07-23T14:15:16.611Z", "2019-07-23T14:15:16.614Z", "2019-07-23T14:15:16.622Z", "2019-07-23T14:15:16.625Z", "2019-07-23T14:15:16.633Z", "2019-07-23T14:15:16.635Z", "2019-07-23T14:15:16.638Z", "2019-07-23T14:15:16.649Z", "2019-07-23T14:15:16.661Z", "2019-07-23T14:15:16.664Z", "2019-07-23T14:15:16.669Z", "2019-07-23T14:15:16.673Z", "2019-07-23T14:15:16.677Z", "2019-07-23T14:15:16.681Z", "2019-07-23T14:15:16.685Z", "2019-07-23T14:15:16.689Z", "2019-07-23T14:15:16.693Z", "2019-07-23T14:15:16.697Z", "2019-07-23T14:15:16.702Z", "2019-07-23T14:15:16.704Z", "2019-07-23T14:15:16.709Z", "2019-07-23T14:15:16.713Z", "2019-07-23T14:15:16.718Z", "2019-07-23T14:15:16.721Z", "2019-07-23T14:15:16.725Z", "2019-07-23T14:15:16.729Z", "2019-07-23T14:15:16.733Z", "2019-07-23T14:15:16.802Z", "2019-07-23T14:15:16.806Z", "2019-07-23T14:15:16.811Z", "2019-07-23T14:15:16.819Z", "2019-07-23T14:15:16.824Z"]</text:p>
          </table:table-cell>
          <table:table-cell office:value-type="string" calcext:value-type="string">
            <text:p>Dashboard.vue:220 (32) ["2019-07-23T14:16:01.944Z", "2019-07-23T14:16:01.951Z", "2019-07-23T14:16:01.954Z", "2019-07-23T14:16:01.959Z", "2019-07-23T14:16:01.962Z", "2019-07-23T14:16:01.966Z", "2019-07-23T14:16:01.970Z", "2019-07-23T14:16:01.994Z", "2019-07-23T14:16:01.998Z", "2019-07-23T14:16:02.002Z", "2019-07-23T14:16:02.007Z", "2019-07-23T14:16:02.010Z", "2019-07-23T14:16:02.014Z", "2019-07-23T14:16:02.019Z", "2019-07-23T14:16:02.022Z", "2019-07-23T14:16:02.026Z", "2019-07-23T14:16:02.030Z", "2019-07-23T14:16:02.034Z", "2019-07-23T14:16:02.039Z", "2019-07-23T14:16:02.043Z", "2019-07-23T14:16:02.047Z", "2019-07-23T14:16:02.050Z", "2019-07-23T14:16:02.054Z", "2019-07-23T14:16:02.058Z", "2019-07-23T14:16:02.063Z", "2019-07-23T14:16:02.128Z", "2019-07-23T14:16:02.131Z", "2019-07-23T14:16:02.138Z", "2019-07-23T14:16:02.150Z", "2019-07-23T14:16:02.169Z", "2019-07-23T14:16:02.175Z", "2019-07-23T14:16:02.178Z"]</text:p>
          </table:table-cell>
          <table:table-cell/>
          <table:table-cell office:value-type="string" calcext:value-type="string">
            <text:p>Dashboard.vue:212 2019-07-23T14:08:26.469Z</text:p>
          </table:table-cell>
          <table:table-cell office:value-type="string" calcext:value-type="string">
            <text:p>Dashboard.vue:212 2019-07-23T14:09:25.614Z</text:p>
          </table:table-cell>
          <table:table-cell office:value-type="string" calcext:value-type="string">
            <text:p>Dashboard.vue:212 2019-07-23T14:09:58.024Z</text:p>
          </table:table-cell>
          <table:table-cell office:value-type="string" calcext:value-type="string">
            <text:p>Dashboard.vue:220 (26) ["2019-07-23T14:10:54.787Z", "2019-07-23T14:10:54.791Z", "2019-07-23T14:10:54.798Z", "2019-07-23T14:10:54.800Z", "2019-07-23T14:10:54.806Z", "2019-07-23T14:10:54.811Z", "2019-07-23T14:10:54.816Z", "2019-07-23T14:10:54.821Z", "2019-07-23T14:10:54.826Z", "2019-07-23T14:10:54.831Z", "2019-07-23T14:10:54.836Z", "2019-07-23T14:10:54.840Z", "2019-07-23T14:10:54.846Z", "2019-07-23T14:10:54.851Z", "2019-07-23T14:10:54.860Z", "2019-07-23T14:10:54.865Z", "2019-07-23T14:10:54.865Z", "2019-07-23T14:10:54.871Z", "2019-07-23T14:10:54.875Z", "2019-07-23T14:10:54.881Z", "2019-07-23T14:10:54.886Z", "2019-07-23T14:10:54.899Z", "2019-07-23T14:10:54.901Z", "2019-07-23T14:10:54.944Z", "2019-07-23T14:10:54.945Z", "2019-07-23T14:10:54.951Z"]</text:p>
          </table:table-cell>
          <table:table-cell office:value-type="string" calcext:value-type="string">
            <text:p>Dashboard.vue:220 (32) ["2019-07-23T14:11:26.528Z", "2019-07-23T14:11:26.532Z", "2019-07-23T14:11:26.536Z", "2019-07-23T14:11:26.539Z", "2019-07-23T14:11:26.544Z", "2019-07-23T14:11:26.548Z", "2019-07-23T14:11:26.552Z", "2019-07-23T14:11:26.556Z", "2019-07-23T14:11:26.560Z", "2019-07-23T14:11:26.564Z", "2019-07-23T14:11:26.568Z", "2019-07-23T14:11:26.572Z", "2019-07-23T14:11:26.576Z", "2019-07-23T14:11:26.580Z", "2019-07-23T14:11:26.584Z", "2019-07-23T14:11:26.588Z", "2019-07-23T14:11:26.592Z", "2019-07-23T14:11:26.596Z", "2019-07-23T14:11:26.600Z", "2019-07-23T14:11:26.604Z", "2019-07-23T14:11:26.608Z", "2019-07-23T14:11:26.612Z", "2019-07-23T14:11:26.616Z", "2019-07-23T14:11:26.620Z", "2019-07-23T14:11:26.624Z", "2019-07-23T14:11:26.628Z", "2019-07-23T14:11:26.632Z", "2019-07-23T14:11:26.636Z", "2019-07-23T14:11:26.640Z", "2019-07-23T14:11:26.644Z", "2019-07-23T14:11:26.648Z", "2019-07-23T14:11:26.652Z"]</text:p>
          </table:table-cell>
          <table:table-cell office:value-type="string" calcext:value-type="string">
            <text:p>Dashboard.vue:220 (32) ["2019-07-23T14:12:02.166Z", "2019-07-23T14:12:02.170Z", "2019-07-23T14:12:02.174Z", "2019-07-23T14:12:02.177Z", "2019-07-23T14:12:02.182Z", "2019-07-23T14:12:02.186Z", "2019-07-23T14:12:02.189Z", "2019-07-23T14:12:02.193Z", "2019-07-23T14:12:02.198Z", "2019-07-23T14:12:02.202Z", "2019-07-23T14:12:02.206Z", "2019-07-23T14:12:02.210Z", "2019-07-23T14:12:02.213Z", "2019-07-23T14:12:02.217Z", "2019-07-23T14:12:02.222Z", "2019-07-23T14:12:02.225Z", "2019-07-23T14:12:02.230Z", "2019-07-23T14:12:02.233Z", "2019-07-23T14:12:02.237Z", "2019-07-23T14:12:02.242Z", "2019-07-23T14:12:02.245Z", "2019-07-23T14:12:02.250Z", "2019-07-23T14:12:02.254Z", "2019-07-23T14:12:02.258Z", "2019-07-23T14:12:02.262Z", "2019-07-23T14:12:02.265Z", "2019-07-23T14:12:02.270Z", "2019-07-23T14:12:02.274Z", "2019-07-23T14:12:02.278Z", "2019-07-23T14:12:02.282Z", "2019-07-23T14:12:02.285Z", "2019-07-23T14:12:02.290Z"]</text:p>
          </table:table-cell>
        </table:table-row>
        <table:table-row table:style-name="ro1">
          <table:table-cell/>
          <table:table-cell office:value-type="string" calcext:value-type="string">
            <text:p>Dashboard.vue:212 89</text:p>
          </table:table-cell>
          <table:table-cell office:value-type="string" calcext:value-type="string">
            <text:p>Dashboard.vue:212 128</text:p>
          </table:table-cell>
          <table:table-cell office:value-type="string" calcext:value-type="string">
            <text:p>Dashboard.vue:212 159</text:p>
          </table:table-cell>
          <table:table-cell office:value-type="string" calcext:value-type="string">
            <text:p>Dashboard.vue:212 528</text:p>
          </table:table-cell>
          <table:table-cell office:value-type="string" calcext:value-type="string">
            <text:p>Dashboard.vue:212 803</text:p>
          </table:table-cell>
          <table:table-cell office:value-type="string" calcext:value-type="string">
            <text:p>Dashboard.vue:219 tumpukan yang belum diterima : 31</text:p>
          </table:table-cell>
          <table:table-cell/>
          <table:table-cell office:value-type="string" calcext:value-type="string">
            <text:p>Dashboard.vue:212 169</text:p>
          </table:table-cell>
          <table:table-cell office:value-type="string" calcext:value-type="string">
            <text:p>Dashboard.vue:212 216</text:p>
          </table:table-cell>
          <table:table-cell office:value-type="string" calcext:value-type="string">
            <text:p>Dashboard.vue:219 tumpukan yang belum diterima : 31</text:p>
          </table:table-cell>
          <table:table-cell office:value-type="string" calcext:value-type="string">
            <text:p>Dashboard.vue:212 607</text:p>
          </table:table-cell>
          <table:table-cell office:value-type="string" calcext:value-type="string">
            <text:p>Dashboard.vue:212 918</text:p>
          </table:table-cell>
          <table:table-cell office:value-type="string" calcext:value-type="string">
            <text:p>Dashboard.vue:212 520</text:p>
          </table:table-cell>
          <table:table-cell/>
          <table:table-cell office:value-type="string" calcext:value-type="string">
            <text:p>Dashboard.vue:212 187</text:p>
          </table:table-cell>
          <table:table-cell office:value-type="string" calcext:value-type="string">
            <text:p>Dashboard.vue:212 160</text:p>
          </table:table-cell>
          <table:table-cell office:value-type="string" calcext:value-type="string">
            <text:p>Dashboard.vue:212 465</text:p>
          </table:table-cell>
          <table:table-cell office:value-type="string" calcext:value-type="string">
            <text:p>Dashboard.vue:212 736</text:p>
          </table:table-cell>
          <table:table-cell office:value-type="string" calcext:value-type="string">
            <text:p>Dashboard.vue:212 584</text:p>
          </table:table-cell>
          <table:table-cell office:value-type="string" calcext:value-type="string">
            <text:p>Dashboard.vue:212 547</text:p>
          </table:table-cell>
          <table:table-cell/>
          <table:table-cell table:number-columns-repeated="2" office:value-type="string" calcext:value-type="string">
            <text:p>Dashboard.vue:212 25</text:p>
          </table:table-cell>
          <table:table-cell office:value-type="string" calcext:value-type="string">
            <text:p>Dashboard.vue:219 tumpukan yang belum diterima : 15</text:p>
          </table:table-cell>
          <table:table-cell office:value-type="string" calcext:value-type="string">
            <text:p>Dashboard.vue:212 346</text:p>
          </table:table-cell>
          <table:table-cell office:value-type="string" calcext:value-type="string">
            <text:p>Dashboard.vue:212 711</text:p>
          </table:table-cell>
          <table:table-cell office:value-type="string" calcext:value-type="string">
            <text:p>Dashboard.vue:212 430</text:p>
          </table:table-cell>
        </table:table-row>
        <table:table-row table:style-name="ro1">
          <table:table-cell/>
          <table:table-cell office:value-type="string" calcext:value-type="string">
            <text:p>Dashboard.vue:212 2019-07-23T14:18:31.644Z</text:p>
          </table:table-cell>
          <table:table-cell office:value-type="string" calcext:value-type="string">
            <text:p>Dashboard.vue:212 2019-07-23T14:20:09.457Z</text:p>
          </table:table-cell>
          <table:table-cell office:value-type="string" calcext:value-type="string">
            <text:p>Dashboard.vue:212 2019-07-23T14:20:38.336Z</text:p>
          </table:table-cell>
          <table:table-cell office:value-type="string" calcext:value-type="string">
            <text:p>Dashboard.vue:212 2019-07-23T14:21:14.135Z</text:p>
          </table:table-cell>
          <table:table-cell office:value-type="string" calcext:value-type="string">
            <text:p>Dashboard.vue:212 2019-07-23T14:21:50.263Z</text:p>
          </table:table-cell>
          <table:table-cell office:value-type="string" calcext:value-type="string">
            <text:p>Dashboard.vue:220 (31) ["2019-07-23T14:22:25.384Z", "2019-07-23T14:22:25.388Z", "2019-07-23T14:22:25.392Z", "2019-07-23T14:22:25.395Z", "2019-07-23T14:22:25.452Z", "2019-07-23T14:22:25.456Z", "2019-07-23T14:22:25.460Z", "2019-07-23T14:22:25.464Z", "2019-07-23T14:22:25.473Z", "2019-07-23T14:22:25.479Z", "2019-07-23T14:22:25.480Z", "2019-07-23T14:22:25.484Z", "2019-07-23T14:22:25.488Z", "2019-07-23T14:22:25.491Z", "2019-07-23T14:22:25.496Z", "2019-07-23T14:22:25.500Z", "2019-07-23T14:22:25.504Z", "2019-07-23T14:22:25.508Z", "2019-07-23T14:22:25.518Z", "2019-07-23T14:22:25.522Z", "2019-07-23T14:22:25.529Z", "2019-07-23T14:22:25.534Z", "2019-07-23T14:22:25.541Z", "2019-07-23T14:22:25.546Z", "2019-07-23T14:22:25.548Z", "2019-07-23T14:22:25.552Z", "2019-07-23T14:22:25.555Z", "2019-07-23T14:22:25.564Z", "2019-07-23T14:22:25.565Z", "2019-07-23T14:22:25.570Z", "2019-07-23T14:22:25.572Z"]</text:p>
          </table:table-cell>
          <table:table-cell/>
          <table:table-cell office:value-type="string" calcext:value-type="string">
            <text:p>Dashboard.vue:212 2019-07-23T14:29:31.610Z</text:p>
          </table:table-cell>
          <table:table-cell office:value-type="string" calcext:value-type="string">
            <text:p>Dashboard.vue:212 2019-07-23T14:30:09.882Z</text:p>
          </table:table-cell>
          <table:table-cell office:value-type="string" calcext:value-type="string">
            <text:p>Dashboard.vue:220 (31) ["2019-07-23T14:30:57.679Z", "2019-07-23T14:30:57.690Z", "2019-07-23T14:30:57.699Z", "2019-07-23T14:30:57.709Z", "2019-07-23T14:30:57.720Z", "2019-07-23T14:30:57.745Z", "2019-07-23T14:30:57.752Z", "2019-07-23T14:30:57.759Z", "2019-07-23T14:30:57.773Z", "2019-07-23T14:30:57.780Z", "2019-07-23T14:30:57.788Z", "2019-07-23T14:30:57.809Z", "2019-07-23T14:30:57.819Z", "2019-07-23T14:30:57.829Z", "2019-07-23T14:30:57.839Z", "2019-07-23T14:30:57.849Z", "2019-07-23T14:30:57.861Z", "2019-07-23T14:30:57.884Z", "2019-07-23T14:30:57.914Z", "2019-07-23T14:30:57.954Z", "2019-07-23T14:30:57.962Z", "2019-07-23T14:30:57.969Z", "2019-07-23T14:30:57.978Z", "2019-07-23T14:30:57.989Z", "2019-07-23T14:30:57.998Z", "2019-07-23T14:30:58.009Z", "2019-07-23T14:30:58.018Z", "2019-07-23T14:30:58.029Z", "2019-07-23T14:30:58.039Z", "2019-07-23T14:30:58.048Z", "2019-07-23T14:30:58.059Z"]</text:p>
          </table:table-cell>
          <table:table-cell office:value-type="string" calcext:value-type="string">
            <text:p>Dashboard.vue:212 2019-07-23T14:31:39.886Z</text:p>
          </table:table-cell>
          <table:table-cell office:value-type="string" calcext:value-type="string">
            <text:p>Dashboard.vue:212 2019-07-23T14:32:17.431Z</text:p>
          </table:table-cell>
          <table:table-cell office:value-type="string" calcext:value-type="string">
            <text:p>Dashboard.vue:212 2019-07-23T14:32:59.159Z</text:p>
          </table:table-cell>
          <table:table-cell/>
          <table:table-cell office:value-type="string" calcext:value-type="string">
            <text:p>Dashboard.vue:212 2019-07-23T14:12:51.761Z</text:p>
          </table:table-cell>
          <table:table-cell office:value-type="string" calcext:value-type="string">
            <text:p>Dashboard.vue:212 2019-07-23T14:13:25.621Z</text:p>
          </table:table-cell>
          <table:table-cell office:value-type="string" calcext:value-type="string">
            <text:p>Dashboard.vue:212 2019-07-23T14:13:52.569Z</text:p>
          </table:table-cell>
          <table:table-cell office:value-type="string" calcext:value-type="string">
            <text:p>Dashboard.vue:212 2019-07-23T14:14:23.851Z</text:p>
          </table:table-cell>
          <table:table-cell office:value-type="string" calcext:value-type="string">
            <text:p>Dashboard.vue:212 2019-07-23T14:15:16.802Z</text:p>
          </table:table-cell>
          <table:table-cell office:value-type="string" calcext:value-type="string">
            <text:p>Dashboard.vue:212 2019-07-23T14:16:02.128Z</text:p>
          </table:table-cell>
          <table:table-cell/>
          <table:table-cell office:value-type="string" calcext:value-type="string">
            <text:p>Dashboard.vue:212 2019-07-23T14:08:26.570Z</text:p>
          </table:table-cell>
          <table:table-cell office:value-type="string" calcext:value-type="string">
            <text:p>Dashboard.vue:212 2019-07-23T14:09:25.663Z</text:p>
          </table:table-cell>
          <table:table-cell office:value-type="string" calcext:value-type="string">
            <text:p>Dashboard.vue:220 (15) ["2019-07-23T14:09:58.034Z", "2019-07-23T14:09:58.045Z", "2019-07-23T14:09:58.169Z", "2019-07-23T14:09:58.179Z", "2019-07-23T14:09:58.184Z", "2019-07-23T14:09:58.222Z", "2019-07-23T14:09:58.224Z", "2019-07-23T14:09:58.235Z", "2019-07-23T14:09:58.244Z", "2019-07-23T14:09:58.254Z", "2019-07-23T14:09:58.264Z", "2019-07-23T14:09:58.290Z", "2019-07-23T14:09:58.294Z", "2019-07-23T14:09:58.304Z", "2019-07-23T14:09:58.314Z"]</text:p>
          </table:table-cell>
          <table:table-cell office:value-type="string" calcext:value-type="string">
            <text:p>Dashboard.vue:212 2019-07-23T14:10:54.787Z</text:p>
          </table:table-cell>
          <table:table-cell office:value-type="string" calcext:value-type="string">
            <text:p>Dashboard.vue:212 2019-07-23T14:11:26.528Z</text:p>
          </table:table-cell>
          <table:table-cell office:value-type="string" calcext:value-type="string">
            <text:p>Dashboard.vue:212 2019-07-23T14:12:02.166Z</text:p>
          </table:table-cell>
        </table:table-row>
        <table:table-row table:style-name="ro1">
          <table:table-cell/>
          <table:table-cell office:value-type="string" calcext:value-type="string">
            <text:p>Dashboard.vue:212 133</text:p>
          </table:table-cell>
          <table:table-cell office:value-type="string" calcext:value-type="string">
            <text:p>Dashboard.vue:212 125</text:p>
          </table:table-cell>
          <table:table-cell office:value-type="string" calcext:value-type="string">
            <text:p>Dashboard.vue:212 116</text:p>
          </table:table-cell>
          <table:table-cell office:value-type="string" calcext:value-type="string">
            <text:p>Dashboard.vue:219 tumpukan yang belum diterima : 30</text:p>
          </table:table-cell>
          <table:table-cell office:value-type="string" calcext:value-type="string">
            <text:p>Dashboard.vue:219 tumpukan yang belum diterima : 31</text:p>
          </table:table-cell>
          <table:table-cell office:value-type="string" calcext:value-type="string">
            <text:p>Dashboard.vue:212 731</text:p>
          </table:table-cell>
          <table:table-cell/>
          <table:table-cell office:value-type="string" calcext:value-type="string">
            <text:p>Dashboard.vue:212 96</text:p>
          </table:table-cell>
          <table:table-cell office:value-type="string" calcext:value-type="string">
            <text:p>Dashboard.vue:212 195</text:p>
          </table:table-cell>
          <table:table-cell office:value-type="string" calcext:value-type="string">
            <text:p>Dashboard.vue:212 660</text:p>
          </table:table-cell>
          <table:table-cell office:value-type="string" calcext:value-type="string">
            <text:p>Dashboard.vue:219 tumpukan yang belum diterima : 30</text:p>
          </table:table-cell>
          <table:table-cell office:value-type="string" calcext:value-type="string">
            <text:p>Dashboard.vue:219 tumpukan yang belum diterima : 31</text:p>
          </table:table-cell>
          <table:table-cell office:value-type="string" calcext:value-type="string">
            <text:p>Dashboard.vue:219 tumpukan yang belum diterima : 30</text:p>
          </table:table-cell>
          <table:table-cell/>
          <table:table-cell office:value-type="string" calcext:value-type="string">
            <text:p>Dashboard.vue:212 256</text:p>
          </table:table-cell>
          <table:table-cell office:value-type="string" calcext:value-type="string">
            <text:p>Dashboard.vue:212 241</text:p>
          </table:table-cell>
          <table:table-cell office:value-type="string" calcext:value-type="string">
            <text:p>Dashboard.vue:219 tumpukan yang belum diterima : 22</text:p>
          </table:table-cell>
          <table:table-cell table:number-columns-repeated="3" office:value-type="string" calcext:value-type="string">
            <text:p>Dashboard.vue:219 tumpukan yang belum diterima : 31</text:p>
          </table:table-cell>
          <table:table-cell/>
          <table:table-cell table:number-columns-repeated="2" office:value-type="string" calcext:value-type="string">
            <text:p>Dashboard.vue:212 22</text:p>
          </table:table-cell>
          <table:table-cell office:value-type="string" calcext:value-type="string">
            <text:p>Dashboard.vue:212 311</text:p>
          </table:table-cell>
          <table:table-cell office:value-type="string" calcext:value-type="string">
            <text:p>Dashboard.vue:219 tumpukan yang belum diterima : 25</text:p>
          </table:table-cell>
          <table:table-cell table:number-columns-repeated="2" office:value-type="string" calcext:value-type="string">
            <text:p>Dashboard.vue:219 tumpukan yang belum diterima : 31</text:p>
          </table:table-cell>
        </table:table-row>
        <table:table-row table:style-name="ro1">
          <table:table-cell/>
          <table:table-cell office:value-type="string" calcext:value-type="string">
            <text:p>Dashboard.vue:212 2019-07-23T14:18:31.743Z</text:p>
          </table:table-cell>
          <table:table-cell office:value-type="string" calcext:value-type="string">
            <text:p>Dashboard.vue:212 2019-07-23T14:20:09.508Z</text:p>
          </table:table-cell>
          <table:table-cell office:value-type="string" calcext:value-type="string">
            <text:p>Dashboard.vue:212 2019-07-23T14:20:38.403Z</text:p>
          </table:table-cell>
          <table:table-cell office:value-type="string" calcext:value-type="string">
            <text:p>Dashboard.vue:220 (30) ["2019-07-23T14:21:14.140Z", "2019-07-23T14:21:14.145Z", "2019-07-23T14:21:14.150Z", "2019-07-23T14:21:14.228Z", "2019-07-23T14:21:14.233Z", "2019-07-23T14:21:14.235Z", "2019-07-23T14:21:14.240Z", "2019-07-23T14:21:14.251Z", "2019-07-23T14:21:14.259Z", "2019-07-23T14:21:14.261Z", "2019-07-23T14:21:14.265Z", "2019-07-23T14:21:14.270Z", "2019-07-23T14:21:14.274Z", "2019-07-23T14:21:14.280Z", "2019-07-23T14:21:14.288Z", "2019-07-23T14:21:14.290Z", "2019-07-23T14:21:14.295Z", "2019-07-23T14:21:14.300Z", "2019-07-23T14:21:14.305Z", "2019-07-23T14:21:14.325Z", "2019-07-23T14:21:14.326Z", "2019-07-23T14:21:14.331Z", "2019-07-23T14:21:14.337Z", "2019-07-23T14:21:14.341Z", "2019-07-23T14:21:14.346Z", "2019-07-23T14:21:14.350Z", "2019-07-23T14:21:14.355Z", "2019-07-23T14:21:14.361Z", "2019-07-23T14:21:14.365Z", "2019-07-23T14:21:14.370Z"]</text:p>
          </table:table-cell>
          <table:table-cell office:value-type="string" calcext:value-type="string">
            <text:p>Dashboard.vue:220 (31) ["2019-07-23T14:21:50.183Z", "2019-07-23T14:21:50.187Z", "2019-07-23T14:21:50.191Z", "2019-07-23T14:21:50.195Z", "2019-07-23T14:21:50.267Z", "2019-07-23T14:21:50.271Z", "2019-07-23T14:21:50.275Z", "2019-07-23T14:21:50.280Z", "2019-07-23T14:21:50.283Z", "2019-07-23T14:21:50.290Z", "2019-07-23T14:21:50.295Z", "2019-07-23T14:21:50.299Z", "2019-07-23T14:21:50.304Z", "2019-07-23T14:21:50.307Z", "2019-07-23T14:21:50.311Z", "2019-07-23T14:21:50.317Z", "2019-07-23T14:21:50.318Z", "2019-07-23T14:21:50.323Z", "2019-07-23T14:21:50.328Z", "2019-07-23T14:21:50.332Z", "2019-07-23T14:21:50.337Z", "2019-07-23T14:21:50.339Z", "2019-07-23T14:21:50.344Z", "2019-07-23T14:21:50.347Z", "2019-07-23T14:21:50.355Z", "2019-07-23T14:21:50.365Z", "2019-07-23T14:21:50.370Z", "2019-07-23T14:21:50.377Z", "2019-07-23T14:21:50.381Z", "2019-07-23T14:21:50.388Z", "2019-07-23T14:21:50.390Z"]</text:p>
          </table:table-cell>
          <table:table-cell office:value-type="string" calcext:value-type="string">
            <text:p>Dashboard.vue:212 2019-07-23T14:22:25.452Z</text:p>
          </table:table-cell>
          <table:table-cell/>
          <table:table-cell office:value-type="string" calcext:value-type="string">
            <text:p>Dashboard.vue:212 2019-07-23T14:29:31.710Z</text:p>
          </table:table-cell>
          <table:table-cell office:value-type="string" calcext:value-type="string">
            <text:p>Dashboard.vue:212 2019-07-23T14:30:09.930Z</text:p>
          </table:table-cell>
          <table:table-cell office:value-type="string" calcext:value-type="string">
            <text:p>Dashboard.vue:212 2019-07-23T14:30:57.679Z</text:p>
          </table:table-cell>
          <table:table-cell office:value-type="string" calcext:value-type="string">
            <text:p>Dashboard.vue:220 (30) ["2019-07-23T14:31:39.890Z", "2019-07-23T14:31:39.904Z", "2019-07-23T14:31:39.922Z", "2019-07-23T14:31:39.927Z", "2019-07-23T14:31:39.931Z", "2019-07-23T14:31:39.939Z", "2019-07-23T14:31:39.945Z", "2019-07-23T14:31:39.950Z", "2019-07-23T14:31:39.957Z", "2019-07-23T14:31:39.960Z", "2019-07-23T14:31:39.965Z", "2019-07-23T14:31:39.973Z", "2019-07-23T14:31:39.989Z", "2019-07-23T14:31:39.996Z", "2019-07-23T14:31:40.000Z", "2019-07-23T14:31:40.005Z", "2019-07-23T14:31:40.010Z", "2019-07-23T14:31:40.015Z", "2019-07-23T14:31:40.041Z", "2019-07-23T14:31:40.045Z", "2019-07-23T14:31:40.051Z", "2019-07-23T14:31:40.058Z", "2019-07-23T14:31:40.064Z", "2019-07-23T14:31:40.084Z", "2019-07-23T14:31:40.121Z", "2019-07-23T14:31:40.156Z", "2019-07-23T14:31:40.165Z", "2019-07-23T14:31:40.171Z", "2019-07-23T14:31:40.175Z", "2019-07-23T14:31:40.180Z"]</text:p>
          </table:table-cell>
          <table:table-cell office:value-type="string" calcext:value-type="string">
            <text:p>Dashboard.vue:220 (31) ["2019-07-23T14:32:17.435Z", "2019-07-23T14:32:17.448Z", "2019-07-23T14:32:17.456Z", "2019-07-23T14:32:17.471Z", "2019-07-23T14:32:17.476Z", "2019-07-23T14:32:17.495Z", "2019-07-23T14:32:17.500Z", "2019-07-23T14:32:17.505Z", "2019-07-23T14:32:17.514Z", "2019-07-23T14:32:17.517Z", "2019-07-23T14:32:17.519Z", "2019-07-23T14:32:17.524Z", "2019-07-23T14:32:17.527Z", "2019-07-23T14:32:17.531Z", "2019-07-23T14:32:17.535Z", "2019-07-23T14:32:17.539Z", "2019-07-23T14:32:17.544Z", "2019-07-23T14:32:17.558Z", "2019-07-23T14:32:17.570Z", "2019-07-23T14:32:17.580Z", "2019-07-23T14:32:17.585Z", "2019-07-23T14:32:17.587Z", "2019-07-23T14:32:17.594Z", "2019-07-23T14:32:17.598Z", "2019-07-23T14:32:17.602Z", "2019-07-23T14:32:17.604Z", "2019-07-23T14:32:17.616Z", "2019-07-23T14:32:17.620Z", "2019-07-23T14:32:17.626Z", "2019-07-23T14:32:17.629Z", "2019-07-23T14:32:17.631Z"]</text:p>
          </table:table-cell>
          <table:table-cell office:value-type="string" calcext:value-type="string">
            <text:p>Dashboard.vue:220 (30) ["2019-07-23T14:32:59.164Z", "2019-07-23T14:32:59.167Z", "2019-07-23T14:32:59.171Z", "2019-07-23T14:32:59.175Z", "2019-07-23T14:32:59.179Z", "2019-07-23T14:32:59.183Z", "2019-07-23T14:32:59.187Z", "2019-07-23T14:32:59.191Z", "2019-07-23T14:32:59.202Z", "2019-07-23T14:32:59.207Z", "2019-07-23T14:32:59.211Z", "2019-07-23T14:32:59.216Z", "2019-07-23T14:32:59.221Z", "2019-07-23T14:32:59.224Z", "2019-07-23T14:32:59.229Z", "2019-07-23T14:32:59.231Z", "2019-07-23T14:32:59.239Z", "2019-07-23T14:32:59.243Z", "2019-07-23T14:32:59.250Z", "2019-07-23T14:32:59.252Z", "2019-07-23T14:32:59.257Z", "2019-07-23T14:32:59.264Z", "2019-07-23T14:32:59.315Z", "2019-07-23T14:32:59.319Z", "2019-07-23T14:32:59.323Z", "2019-07-23T14:32:59.329Z", "2019-07-23T14:32:59.333Z", "2019-07-23T14:32:59.335Z", "2019-07-23T14:32:59.348Z", "2019-07-23T14:32:59.352Z"]</text:p>
          </table:table-cell>
          <table:table-cell/>
          <table:table-cell office:value-type="string" calcext:value-type="string">
            <text:p>Dashboard.vue:212 2019-07-23T14:12:51.862Z</text:p>
          </table:table-cell>
          <table:table-cell office:value-type="string" calcext:value-type="string">
            <text:p>Dashboard.vue:212 2019-07-23T14:13:25.672Z</text:p>
          </table:table-cell>
          <table:table-cell office:value-type="string" calcext:value-type="string">
            <text:p>Dashboard.vue:220 (22) ["2019-07-23T14:13:52.324Z", "2019-07-23T14:13:52.444Z", "2019-07-23T14:13:52.578Z", "2019-07-23T14:13:52.585Z", "2019-07-23T14:13:52.594Z", "2019-07-23T14:13:52.615Z", "2019-07-23T14:13:52.660Z", "2019-07-23T14:13:52.664Z", "2019-07-23T14:13:52.674Z", "2019-07-23T14:13:52.684Z", "2019-07-23T14:13:52.694Z", "2019-07-23T14:13:52.712Z", "2019-07-23T14:13:52.715Z", "2019-07-23T14:13:52.724Z", "2019-07-23T14:13:52.772Z", "2019-07-23T14:13:52.775Z", "2019-07-23T14:13:52.785Z", "2019-07-23T14:13:52.806Z", "2019-07-23T14:13:52.818Z", "2019-07-23T14:13:52.824Z", "2019-07-23T14:13:52.836Z", "2019-07-23T14:13:52.847Z"]</text:p>
          </table:table-cell>
          <table:table-cell office:value-type="string" calcext:value-type="string">
            <text:p>Dashboard.vue:220 (31) ["2019-07-23T14:14:23.826Z", "2019-07-23T14:14:23.830Z", "2019-07-23T14:14:23.836Z", "2019-07-23T14:14:23.846Z", "2019-07-23T14:14:23.855Z", "2019-07-23T14:14:23.865Z", "2019-07-23T14:14:23.875Z", "2019-07-23T14:14:23.880Z", "2019-07-23T14:14:23.895Z", "2019-07-23T14:14:23.900Z", "2019-07-23T14:14:23.906Z", "2019-07-23T14:14:23.911Z", "2019-07-23T14:14:23.916Z", "2019-07-23T14:14:23.920Z", "2019-07-23T14:14:23.925Z", "2019-07-23T14:14:23.931Z", "2019-07-23T14:14:23.936Z", "2019-07-23T14:14:23.941Z", "2019-07-23T14:14:23.945Z", "2019-07-23T14:14:23.950Z", "2019-07-23T14:14:23.955Z", "2019-07-23T14:14:23.961Z", "2019-07-23T14:14:23.966Z", "2019-07-23T14:14:23.971Z", "2019-07-23T14:14:23.976Z", "2019-07-23T14:14:24.057Z", "2019-07-23T14:14:24.063Z", "2019-07-23T14:14:24.066Z", "2019-07-23T14:14:24.085Z", "2019-07-23T14:14:24.090Z", "2019-07-23T14:14:24.095Z"]</text:p>
          </table:table-cell>
          <table:table-cell office:value-type="string" calcext:value-type="string">
            <text:p>Dashboard.vue:220 (31) ["2019-07-23T14:15:16.611Z", "2019-07-23T14:15:16.614Z", "2019-07-23T14:15:16.622Z", "2019-07-23T14:15:16.625Z", "2019-07-23T14:15:16.633Z", "2019-07-23T14:15:16.635Z", "2019-07-23T14:15:16.638Z", "2019-07-23T14:15:16.649Z", "2019-07-23T14:15:16.661Z", "2019-07-23T14:15:16.664Z", "2019-07-23T14:15:16.669Z", "2019-07-23T14:15:16.673Z", "2019-07-23T14:15:16.677Z", "2019-07-23T14:15:16.681Z", "2019-07-23T14:15:16.685Z", "2019-07-23T14:15:16.689Z", "2019-07-23T14:15:16.693Z", "2019-07-23T14:15:16.697Z", "2019-07-23T14:15:16.702Z", "2019-07-23T14:15:16.704Z", "2019-07-23T14:15:16.709Z", "2019-07-23T14:15:16.713Z", "2019-07-23T14:15:16.718Z", "2019-07-23T14:15:16.721Z", "2019-07-23T14:15:16.725Z", "2019-07-23T14:15:16.729Z", "2019-07-23T14:15:16.733Z", "2019-07-23T14:15:16.806Z", "2019-07-23T14:15:16.811Z", "2019-07-23T14:15:16.819Z", "2019-07-23T14:15:16.824Z"]</text:p>
          </table:table-cell>
          <table:table-cell office:value-type="string" calcext:value-type="string">
            <text:p>Dashboard.vue:220 (31) ["2019-07-23T14:16:01.944Z", "2019-07-23T14:16:01.951Z", "2019-07-23T14:16:01.954Z", "2019-07-23T14:16:01.959Z", "2019-07-23T14:16:01.962Z", "2019-07-23T14:16:01.966Z", "2019-07-23T14:16:01.970Z", "2019-07-23T14:16:01.994Z", "2019-07-23T14:16:01.998Z", "2019-07-23T14:16:02.002Z", "2019-07-23T14:16:02.007Z", "2019-07-23T14:16:02.010Z", "2019-07-23T14:16:02.014Z", "2019-07-23T14:16:02.019Z", "2019-07-23T14:16:02.022Z", "2019-07-23T14:16:02.026Z", "2019-07-23T14:16:02.030Z", "2019-07-23T14:16:02.034Z", "2019-07-23T14:16:02.039Z", "2019-07-23T14:16:02.043Z", "2019-07-23T14:16:02.047Z", "2019-07-23T14:16:02.050Z", "2019-07-23T14:16:02.054Z", "2019-07-23T14:16:02.058Z", "2019-07-23T14:16:02.063Z", "2019-07-23T14:16:02.131Z", "2019-07-23T14:16:02.138Z", "2019-07-23T14:16:02.150Z", "2019-07-23T14:16:02.169Z", "2019-07-23T14:16:02.175Z", "2019-07-23T14:16:02.178Z"]</text:p>
          </table:table-cell>
          <table:table-cell/>
          <table:table-cell office:value-type="string" calcext:value-type="string">
            <text:p>Dashboard.vue:212 2019-07-23T14:08:26.669Z</text:p>
          </table:table-cell>
          <table:table-cell office:value-type="string" calcext:value-type="string">
            <text:p>Dashboard.vue:212 2019-07-23T14:09:25.713Z</text:p>
          </table:table-cell>
          <table:table-cell office:value-type="string" calcext:value-type="string">
            <text:p>Dashboard.vue:212 2019-07-23T14:09:58.034Z</text:p>
          </table:table-cell>
          <table:table-cell office:value-type="string" calcext:value-type="string">
            <text:p>Dashboard.vue:220 (25) ["2019-07-23T14:10:54.791Z", "2019-07-23T14:10:54.798Z", "2019-07-23T14:10:54.800Z", "2019-07-23T14:10:54.806Z", "2019-07-23T14:10:54.811Z", "2019-07-23T14:10:54.816Z", "2019-07-23T14:10:54.821Z", "2019-07-23T14:10:54.826Z", "2019-07-23T14:10:54.831Z", "2019-07-23T14:10:54.836Z", "2019-07-23T14:10:54.840Z", "2019-07-23T14:10:54.846Z", "2019-07-23T14:10:54.851Z", "2019-07-23T14:10:54.860Z", "2019-07-23T14:10:54.865Z", "2019-07-23T14:10:54.865Z", "2019-07-23T14:10:54.871Z", "2019-07-23T14:10:54.875Z", "2019-07-23T14:10:54.881Z", "2019-07-23T14:10:54.886Z", "2019-07-23T14:10:54.899Z", "2019-07-23T14:10:54.901Z", "2019-07-23T14:10:54.944Z", "2019-07-23T14:10:54.945Z", "2019-07-23T14:10:54.951Z"]</text:p>
          </table:table-cell>
          <table:table-cell office:value-type="string" calcext:value-type="string">
            <text:p>Dashboard.vue:220 (31) ["2019-07-23T14:11:26.532Z", "2019-07-23T14:11:26.536Z", "2019-07-23T14:11:26.539Z", "2019-07-23T14:11:26.544Z", "2019-07-23T14:11:26.548Z", "2019-07-23T14:11:26.552Z", "2019-07-23T14:11:26.556Z", "2019-07-23T14:11:26.560Z", "2019-07-23T14:11:26.564Z", "2019-07-23T14:11:26.568Z", "2019-07-23T14:11:26.572Z", "2019-07-23T14:11:26.576Z", "2019-07-23T14:11:26.580Z", "2019-07-23T14:11:26.584Z", "2019-07-23T14:11:26.588Z", "2019-07-23T14:11:26.592Z", "2019-07-23T14:11:26.596Z", "2019-07-23T14:11:26.600Z", "2019-07-23T14:11:26.604Z", "2019-07-23T14:11:26.608Z", "2019-07-23T14:11:26.612Z", "2019-07-23T14:11:26.616Z", "2019-07-23T14:11:26.620Z", "2019-07-23T14:11:26.624Z", "2019-07-23T14:11:26.628Z", "2019-07-23T14:11:26.632Z", "2019-07-23T14:11:26.636Z", "2019-07-23T14:11:26.640Z", "2019-07-23T14:11:26.644Z", "2019-07-23T14:11:26.648Z", "2019-07-23T14:11:26.652Z"]</text:p>
          </table:table-cell>
          <table:table-cell office:value-type="string" calcext:value-type="string">
            <text:p>Dashboard.vue:220 (31) ["2019-07-23T14:12:02.170Z", "2019-07-23T14:12:02.174Z", "2019-07-23T14:12:02.177Z", "2019-07-23T14:12:02.182Z", "2019-07-23T14:12:02.186Z", "2019-07-23T14:12:02.189Z", "2019-07-23T14:12:02.193Z", "2019-07-23T14:12:02.198Z", "2019-07-23T14:12:02.202Z", "2019-07-23T14:12:02.206Z", "2019-07-23T14:12:02.210Z", "2019-07-23T14:12:02.213Z", "2019-07-23T14:12:02.217Z", "2019-07-23T14:12:02.222Z", "2019-07-23T14:12:02.225Z", "2019-07-23T14:12:02.230Z", "2019-07-23T14:12:02.233Z", "2019-07-23T14:12:02.237Z", "2019-07-23T14:12:02.242Z", "2019-07-23T14:12:02.245Z", "2019-07-23T14:12:02.250Z", "2019-07-23T14:12:02.254Z", "2019-07-23T14:12:02.258Z", "2019-07-23T14:12:02.262Z", "2019-07-23T14:12:02.265Z", "2019-07-23T14:12:02.270Z", "2019-07-23T14:12:02.274Z", "2019-07-23T14:12:02.278Z", "2019-07-23T14:12:02.282Z", "2019-07-23T14:12:02.285Z", "2019-07-23T14:12:02.290Z"]</text:p>
          </table:table-cell>
        </table:table-row>
        <table:table-row table:style-name="ro1">
          <table:table-cell/>
          <table:table-cell office:value-type="string" calcext:value-type="string">
            <text:p>Dashboard.vue:212 71</text:p>
          </table:table-cell>
          <table:table-cell office:value-type="string" calcext:value-type="string">
            <text:p>Dashboard.vue:212 107</text:p>
          </table:table-cell>
          <table:table-cell office:value-type="string" calcext:value-type="string">
            <text:p>Dashboard.vue:212 119</text:p>
          </table:table-cell>
          <table:table-cell office:value-type="string" calcext:value-type="string">
            <text:p>Dashboard.vue:212 537</text:p>
          </table:table-cell>
          <table:table-cell office:value-type="string" calcext:value-type="string">
            <text:p>Dashboard.vue:212 806</text:p>
          </table:table-cell>
          <table:table-cell office:value-type="string" calcext:value-type="string">
            <text:p>Dashboard.vue:219 tumpukan yang belum diterima : 30</text:p>
          </table:table-cell>
          <table:table-cell/>
          <table:table-cell office:value-type="string" calcext:value-type="string">
            <text:p>Dashboard.vue:212 151</text:p>
          </table:table-cell>
          <table:table-cell office:value-type="string" calcext:value-type="string">
            <text:p>Dashboard.vue:212 157</text:p>
          </table:table-cell>
          <table:table-cell office:value-type="string" calcext:value-type="string">
            <text:p>Dashboard.vue:219 tumpukan yang belum diterima : 30</text:p>
          </table:table-cell>
          <table:table-cell office:value-type="string" calcext:value-type="string">
            <text:p>Dashboard.vue:212 609</text:p>
          </table:table-cell>
          <table:table-cell office:value-type="string" calcext:value-type="string">
            <text:p>Dashboard.vue:212 926</text:p>
          </table:table-cell>
          <table:table-cell office:value-type="string" calcext:value-type="string">
            <text:p>Dashboard.vue:212 521</text:p>
          </table:table-cell>
          <table:table-cell/>
          <table:table-cell office:value-type="string" calcext:value-type="string">
            <text:p>Dashboard.vue:212 169</text:p>
          </table:table-cell>
          <table:table-cell office:value-type="string" calcext:value-type="string">
            <text:p>Dashboard.vue:212 227</text:p>
          </table:table-cell>
          <table:table-cell office:value-type="string" calcext:value-type="string">
            <text:p>Dashboard.vue:212 575</text:p>
          </table:table-cell>
          <table:table-cell office:value-type="string" calcext:value-type="string">
            <text:p>Dashboard.vue:212 540</text:p>
          </table:table-cell>
          <table:table-cell office:value-type="string" calcext:value-type="string">
            <text:p>Dashboard.vue:212 739</text:p>
          </table:table-cell>
          <table:table-cell office:value-type="string" calcext:value-type="string">
            <text:p>Dashboard.vue:212 574</text:p>
          </table:table-cell>
          <table:table-cell/>
          <table:table-cell office:value-type="string" calcext:value-type="string">
            <text:p>Dashboard.vue:212 226</text:p>
          </table:table-cell>
          <table:table-cell office:value-type="string" calcext:value-type="string">
            <text:p>Dashboard.vue:212 20</text:p>
          </table:table-cell>
          <table:table-cell office:value-type="string" calcext:value-type="string">
            <text:p>Dashboard.vue:219 tumpukan yang belum diterima : 14</text:p>
          </table:table-cell>
          <table:table-cell office:value-type="string" calcext:value-type="string">
            <text:p>Dashboard.vue:212 356</text:p>
          </table:table-cell>
          <table:table-cell office:value-type="string" calcext:value-type="string">
            <text:p>Dashboard.vue:212 713</text:p>
          </table:table-cell>
          <table:table-cell office:value-type="string" calcext:value-type="string">
            <text:p>Dashboard.vue:212 444</text:p>
          </table:table-cell>
        </table:table-row>
        <table:table-row table:style-name="ro1">
          <table:table-cell/>
          <table:table-cell office:value-type="string" calcext:value-type="string">
            <text:p>Dashboard.vue:212 2019-07-23T14:18:31.843Z</text:p>
          </table:table-cell>
          <table:table-cell office:value-type="string" calcext:value-type="string">
            <text:p>Dashboard.vue:212 2019-07-23T14:20:09.558Z</text:p>
          </table:table-cell>
          <table:table-cell office:value-type="string" calcext:value-type="string">
            <text:p>Dashboard.vue:212 2019-07-23T14:20:38.413Z</text:p>
          </table:table-cell>
          <table:table-cell office:value-type="string" calcext:value-type="string">
            <text:p>Dashboard.vue:212 2019-07-23T14:21:14.140Z</text:p>
          </table:table-cell>
          <table:table-cell office:value-type="string" calcext:value-type="string">
            <text:p>Dashboard.vue:212 2019-07-23T14:21:50.267Z</text:p>
          </table:table-cell>
          <table:table-cell office:value-type="string" calcext:value-type="string">
            <text:p>Dashboard.vue:220 (30) ["2019-07-23T14:22:25.384Z", "2019-07-23T14:22:25.388Z", "2019-07-23T14:22:25.392Z", "2019-07-23T14:22:25.395Z", "2019-07-23T14:22:25.456Z", "2019-07-23T14:22:25.460Z", "2019-07-23T14:22:25.464Z", "2019-07-23T14:22:25.473Z", "2019-07-23T14:22:25.479Z", "2019-07-23T14:22:25.480Z", "2019-07-23T14:22:25.484Z", "2019-07-23T14:22:25.488Z", "2019-07-23T14:22:25.491Z", "2019-07-23T14:22:25.496Z", "2019-07-23T14:22:25.500Z", "2019-07-23T14:22:25.504Z", "2019-07-23T14:22:25.508Z", "2019-07-23T14:22:25.518Z", "2019-07-23T14:22:25.522Z", "2019-07-23T14:22:25.529Z", "2019-07-23T14:22:25.534Z", "2019-07-23T14:22:25.541Z", "2019-07-23T14:22:25.546Z", "2019-07-23T14:22:25.548Z", "2019-07-23T14:22:25.552Z", "2019-07-23T14:22:25.555Z", "2019-07-23T14:22:25.564Z", "2019-07-23T14:22:25.565Z", "2019-07-23T14:22:25.570Z", "2019-07-23T14:22:25.572Z"]</text:p>
          </table:table-cell>
          <table:table-cell/>
          <table:table-cell office:value-type="string" calcext:value-type="string">
            <text:p>Dashboard.vue:212 2019-07-23T14:29:31.813Z</text:p>
          </table:table-cell>
          <table:table-cell office:value-type="string" calcext:value-type="string">
            <text:p>Dashboard.vue:212 2019-07-23T14:30:09.980Z</text:p>
          </table:table-cell>
          <table:table-cell office:value-type="string" calcext:value-type="string">
            <text:p>Dashboard.vue:220 (30) ["2019-07-23T14:30:57.690Z", "2019-07-23T14:30:57.699Z", "2019-07-23T14:30:57.709Z", "2019-07-23T14:30:57.720Z", "2019-07-23T14:30:57.745Z", "2019-07-23T14:30:57.752Z", "2019-07-23T14:30:57.759Z", "2019-07-23T14:30:57.773Z", "2019-07-23T14:30:57.780Z", "2019-07-23T14:30:57.788Z", "2019-07-23T14:30:57.809Z", "2019-07-23T14:30:57.819Z", "2019-07-23T14:30:57.829Z", "2019-07-23T14:30:57.839Z", "2019-07-23T14:30:57.849Z", "2019-07-23T14:30:57.861Z", "2019-07-23T14:30:57.884Z", "2019-07-23T14:30:57.914Z", "2019-07-23T14:30:57.954Z", "2019-07-23T14:30:57.962Z", "2019-07-23T14:30:57.969Z", "2019-07-23T14:30:57.978Z", "2019-07-23T14:30:57.989Z", "2019-07-23T14:30:57.998Z", "2019-07-23T14:30:58.009Z", "2019-07-23T14:30:58.018Z", "2019-07-23T14:30:58.029Z", "2019-07-23T14:30:58.039Z", "2019-07-23T14:30:58.048Z", "2019-07-23T14:30:58.059Z"]</text:p>
          </table:table-cell>
          <table:table-cell office:value-type="string" calcext:value-type="string">
            <text:p>Dashboard.vue:212 2019-07-23T14:31:39.890Z</text:p>
          </table:table-cell>
          <table:table-cell office:value-type="string" calcext:value-type="string">
            <text:p>Dashboard.vue:212 2019-07-23T14:32:17.435Z</text:p>
          </table:table-cell>
          <table:table-cell office:value-type="string" calcext:value-type="string">
            <text:p>Dashboard.vue:212 2019-07-23T14:32:59.164Z</text:p>
          </table:table-cell>
          <table:table-cell/>
          <table:table-cell office:value-type="string" calcext:value-type="string">
            <text:p>Dashboard.vue:212 2019-07-23T14:12:51.962Z</text:p>
          </table:table-cell>
          <table:table-cell office:value-type="string" calcext:value-type="string">
            <text:p>Dashboard.vue:212 2019-07-23T14:13:25.722Z</text:p>
          </table:table-cell>
          <table:table-cell office:value-type="string" calcext:value-type="string">
            <text:p>Dashboard.vue:212 2019-07-23T14:13:52.578Z</text:p>
          </table:table-cell>
          <table:table-cell office:value-type="string" calcext:value-type="string">
            <text:p>Dashboard.vue:212 2019-07-23T14:14:24.057Z</text:p>
          </table:table-cell>
          <table:table-cell office:value-type="string" calcext:value-type="string">
            <text:p>Dashboard.vue:212 2019-07-23T14:15:16.664Z</text:p>
          </table:table-cell>
          <table:table-cell office:value-type="string" calcext:value-type="string">
            <text:p>Dashboard.vue:212 2019-07-23T14:16:02.131Z</text:p>
          </table:table-cell>
          <table:table-cell/>
          <table:table-cell office:value-type="string" calcext:value-type="string">
            <text:p>Dashboard.vue:212 2019-07-23T14:08:26.769Z</text:p>
          </table:table-cell>
          <table:table-cell office:value-type="string" calcext:value-type="string">
            <text:p>Dashboard.vue:212 2019-07-23T14:09:25.764Z</text:p>
          </table:table-cell>
          <table:table-cell office:value-type="string" calcext:value-type="string">
            <text:p>Dashboard.vue:220 (14) ["2019-07-23T14:09:58.045Z", "2019-07-23T14:09:58.169Z", "2019-07-23T14:09:58.179Z", "2019-07-23T14:09:58.184Z", "2019-07-23T14:09:58.222Z", "2019-07-23T14:09:58.224Z", "2019-07-23T14:09:58.235Z", "2019-07-23T14:09:58.244Z", "2019-07-23T14:09:58.254Z", "2019-07-23T14:09:58.264Z", "2019-07-23T14:09:58.290Z", "2019-07-23T14:09:58.294Z", "2019-07-23T14:09:58.304Z", "2019-07-23T14:09:58.314Z"]</text:p>
          </table:table-cell>
          <table:table-cell office:value-type="string" calcext:value-type="string">
            <text:p>Dashboard.vue:212 2019-07-23T14:10:54.791Z</text:p>
          </table:table-cell>
          <table:table-cell office:value-type="string" calcext:value-type="string">
            <text:p>Dashboard.vue:212 2019-07-23T14:11:26.532Z</text:p>
          </table:table-cell>
          <table:table-cell office:value-type="string" calcext:value-type="string">
            <text:p>Dashboard.vue:212 2019-07-23T14:12:02.170Z</text:p>
          </table:table-cell>
        </table:table-row>
        <table:table-row table:style-name="ro1">
          <table:table-cell/>
          <table:table-cell office:value-type="string" calcext:value-type="string">
            <text:p>Dashboard.vue:212 29</text:p>
          </table:table-cell>
          <table:table-cell office:value-type="string" calcext:value-type="string">
            <text:p>Dashboard.vue:212 84</text:p>
          </table:table-cell>
          <table:table-cell office:value-type="string" calcext:value-type="string">
            <text:p>Dashboard.vue:212 126</text:p>
          </table:table-cell>
          <table:table-cell office:value-type="string" calcext:value-type="string">
            <text:p>Dashboard.vue:219 tumpukan yang belum diterima : 29</text:p>
          </table:table-cell>
          <table:table-cell office:value-type="string" calcext:value-type="string">
            <text:p>Dashboard.vue:219 tumpukan yang belum diterima : 30</text:p>
          </table:table-cell>
          <table:table-cell office:value-type="string" calcext:value-type="string">
            <text:p>Dashboard.vue:212 737</text:p>
          </table:table-cell>
          <table:table-cell/>
          <table:table-cell office:value-type="string" calcext:value-type="string">
            <text:p>Dashboard.vue:212 64</text:p>
          </table:table-cell>
          <table:table-cell office:value-type="string" calcext:value-type="string">
            <text:p>Dashboard.vue:212 130</text:p>
          </table:table-cell>
          <table:table-cell office:value-type="string" calcext:value-type="string">
            <text:p>Dashboard.vue:212 655</text:p>
          </table:table-cell>
          <table:table-cell office:value-type="string" calcext:value-type="string">
            <text:p>Dashboard.vue:219 tumpukan yang belum diterima : 29</text:p>
          </table:table-cell>
          <table:table-cell office:value-type="string" calcext:value-type="string">
            <text:p>Dashboard.vue:219 tumpukan yang belum diterima : 30</text:p>
          </table:table-cell>
          <table:table-cell office:value-type="string" calcext:value-type="string">
            <text:p>Dashboard.vue:219 tumpukan yang belum diterima : 29</text:p>
          </table:table-cell>
          <table:table-cell/>
          <table:table-cell office:value-type="string" calcext:value-type="string">
            <text:p>Dashboard.vue:212 81</text:p>
          </table:table-cell>
          <table:table-cell office:value-type="string" calcext:value-type="string">
            <text:p>Dashboard.vue:212 217</text:p>
          </table:table-cell>
          <table:table-cell office:value-type="string" calcext:value-type="string">
            <text:p>Dashboard.vue:219 tumpukan yang belum diterima : 21</text:p>
          </table:table-cell>
          <table:table-cell table:number-columns-repeated="3" office:value-type="string" calcext:value-type="string">
            <text:p>Dashboard.vue:219 tumpukan yang belum diterima : 30</text:p>
          </table:table-cell>
          <table:table-cell/>
          <table:table-cell office:value-type="string" calcext:value-type="string">
            <text:p>Dashboard.vue:212 144</text:p>
          </table:table-cell>
          <table:table-cell office:value-type="string" calcext:value-type="string">
            <text:p>Dashboard.vue:212 21</text:p>
          </table:table-cell>
          <table:table-cell office:value-type="string" calcext:value-type="string">
            <text:p>Dashboard.vue:212 309</text:p>
          </table:table-cell>
          <table:table-cell office:value-type="string" calcext:value-type="string">
            <text:p>Dashboard.vue:219 tumpukan yang belum diterima : 24</text:p>
          </table:table-cell>
          <table:table-cell table:number-columns-repeated="2" office:value-type="string" calcext:value-type="string">
            <text:p>Dashboard.vue:219 tumpukan yang belum diterima : 30</text:p>
          </table:table-cell>
        </table:table-row>
        <table:table-row table:style-name="ro1">
          <table:table-cell/>
          <table:table-cell office:value-type="string" calcext:value-type="string">
            <text:p>Dashboard.vue:212 2019-07-23T14:18:31.943Z</text:p>
          </table:table-cell>
          <table:table-cell office:value-type="string" calcext:value-type="string">
            <text:p>Dashboard.vue:212 2019-07-23T14:20:09.608Z</text:p>
          </table:table-cell>
          <table:table-cell office:value-type="string" calcext:value-type="string">
            <text:p>Dashboard.vue:212 2019-07-23T14:20:38.415Z</text:p>
          </table:table-cell>
          <table:table-cell office:value-type="string" calcext:value-type="string">
            <text:p>Dashboard.vue:220 (29) ["2019-07-23T14:21:14.145Z", "2019-07-23T14:21:14.150Z", "2019-07-23T14:21:14.228Z", "2019-07-23T14:21:14.233Z", "2019-07-23T14:21:14.235Z", "2019-07-23T14:21:14.240Z", "2019-07-23T14:21:14.251Z", "2019-07-23T14:21:14.259Z", "2019-07-23T14:21:14.261Z", "2019-07-23T14:21:14.265Z", "2019-07-23T14:21:14.270Z", "2019-07-23T14:21:14.274Z", "2019-07-23T14:21:14.280Z", "2019-07-23T14:21:14.288Z", "2019-07-23T14:21:14.290Z", "2019-07-23T14:21:14.295Z", "2019-07-23T14:21:14.300Z", "2019-07-23T14:21:14.305Z", "2019-07-23T14:21:14.325Z", "2019-07-23T14:21:14.326Z", "2019-07-23T14:21:14.331Z", "2019-07-23T14:21:14.337Z", "2019-07-23T14:21:14.341Z", "2019-07-23T14:21:14.346Z", "2019-07-23T14:21:14.350Z", "2019-07-23T14:21:14.355Z", "2019-07-23T14:21:14.361Z", "2019-07-23T14:21:14.365Z", "2019-07-23T14:21:14.370Z"]</text:p>
          </table:table-cell>
          <table:table-cell office:value-type="string" calcext:value-type="string">
            <text:p>Dashboard.vue:220 (30) ["2019-07-23T14:21:50.183Z", "2019-07-23T14:21:50.187Z", "2019-07-23T14:21:50.191Z", "2019-07-23T14:21:50.195Z", "2019-07-23T14:21:50.271Z", "2019-07-23T14:21:50.275Z", "2019-07-23T14:21:50.280Z", "2019-07-23T14:21:50.283Z", "2019-07-23T14:21:50.290Z", "2019-07-23T14:21:50.295Z", "2019-07-23T14:21:50.299Z", "2019-07-23T14:21:50.304Z", "2019-07-23T14:21:50.307Z", "2019-07-23T14:21:50.311Z", "2019-07-23T14:21:50.317Z", "2019-07-23T14:21:50.318Z", "2019-07-23T14:21:50.323Z", "2019-07-23T14:21:50.328Z", "2019-07-23T14:21:50.332Z", "2019-07-23T14:21:50.337Z", "2019-07-23T14:21:50.339Z", "2019-07-23T14:21:50.344Z", "2019-07-23T14:21:50.347Z", "2019-07-23T14:21:50.355Z", "2019-07-23T14:21:50.365Z", "2019-07-23T14:21:50.370Z", "2019-07-23T14:21:50.377Z", "2019-07-23T14:21:50.381Z", "2019-07-23T14:21:50.388Z", "2019-07-23T14:21:50.390Z"]</text:p>
          </table:table-cell>
          <table:table-cell office:value-type="string" calcext:value-type="string">
            <text:p>Dashboard.vue:212 2019-07-23T14:22:25.456Z</text:p>
          </table:table-cell>
          <table:table-cell/>
          <table:table-cell office:value-type="string" calcext:value-type="string">
            <text:p>Dashboard.vue:212 2019-07-23T14:29:31.910Z</text:p>
          </table:table-cell>
          <table:table-cell office:value-type="string" calcext:value-type="string">
            <text:p>Dashboard.vue:212 2019-07-23T14:30:10.030Z</text:p>
          </table:table-cell>
          <table:table-cell office:value-type="string" calcext:value-type="string">
            <text:p>Dashboard.vue:212 2019-07-23T14:30:57.690Z</text:p>
          </table:table-cell>
          <table:table-cell office:value-type="string" calcext:value-type="string">
            <text:p>Dashboard.vue:220 (29) ["2019-07-23T14:31:39.904Z", "2019-07-23T14:31:39.922Z", "2019-07-23T14:31:39.927Z", "2019-07-23T14:31:39.931Z", "2019-07-23T14:31:39.939Z", "2019-07-23T14:31:39.945Z", "2019-07-23T14:31:39.950Z", "2019-07-23T14:31:39.957Z", "2019-07-23T14:31:39.960Z", "2019-07-23T14:31:39.965Z", "2019-07-23T14:31:39.973Z", "2019-07-23T14:31:39.989Z", "2019-07-23T14:31:39.996Z", "2019-07-23T14:31:40.000Z", "2019-07-23T14:31:40.005Z", "2019-07-23T14:31:40.010Z", "2019-07-23T14:31:40.015Z", "2019-07-23T14:31:40.041Z", "2019-07-23T14:31:40.045Z", "2019-07-23T14:31:40.051Z", "2019-07-23T14:31:40.058Z", "2019-07-23T14:31:40.064Z", "2019-07-23T14:31:40.084Z", "2019-07-23T14:31:40.121Z", "2019-07-23T14:31:40.156Z", "2019-07-23T14:31:40.165Z", "2019-07-23T14:31:40.171Z", "2019-07-23T14:31:40.175Z", "2019-07-23T14:31:40.180Z"]</text:p>
          </table:table-cell>
          <table:table-cell office:value-type="string" calcext:value-type="string">
            <text:p>Dashboard.vue:220 (30) ["2019-07-23T14:32:17.448Z", "2019-07-23T14:32:17.456Z", "2019-07-23T14:32:17.471Z", "2019-07-23T14:32:17.476Z", "2019-07-23T14:32:17.495Z", "2019-07-23T14:32:17.500Z", "2019-07-23T14:32:17.505Z", "2019-07-23T14:32:17.514Z", "2019-07-23T14:32:17.517Z", "2019-07-23T14:32:17.519Z", "2019-07-23T14:32:17.524Z", "2019-07-23T14:32:17.527Z", "2019-07-23T14:32:17.531Z", "2019-07-23T14:32:17.535Z", "2019-07-23T14:32:17.539Z", "2019-07-23T14:32:17.544Z", "2019-07-23T14:32:17.558Z", "2019-07-23T14:32:17.570Z", "2019-07-23T14:32:17.580Z", "2019-07-23T14:32:17.585Z", "2019-07-23T14:32:17.587Z", "2019-07-23T14:32:17.594Z", "2019-07-23T14:32:17.598Z", "2019-07-23T14:32:17.602Z", "2019-07-23T14:32:17.604Z", "2019-07-23T14:32:17.616Z", "2019-07-23T14:32:17.620Z", "2019-07-23T14:32:17.626Z", "2019-07-23T14:32:17.629Z", "2019-07-23T14:32:17.631Z"]</text:p>
          </table:table-cell>
          <table:table-cell office:value-type="string" calcext:value-type="string">
            <text:p>Dashboard.vue:220 (29) ["2019-07-23T14:32:59.167Z", "2019-07-23T14:32:59.171Z", "2019-07-23T14:32:59.175Z", "2019-07-23T14:32:59.179Z", "2019-07-23T14:32:59.183Z", "2019-07-23T14:32:59.187Z", "2019-07-23T14:32:59.191Z", "2019-07-23T14:32:59.202Z", "2019-07-23T14:32:59.207Z", "2019-07-23T14:32:59.211Z", "2019-07-23T14:32:59.216Z", "2019-07-23T14:32:59.221Z", "2019-07-23T14:32:59.224Z", "2019-07-23T14:32:59.229Z", "2019-07-23T14:32:59.231Z", "2019-07-23T14:32:59.239Z", "2019-07-23T14:32:59.243Z", "2019-07-23T14:32:59.250Z", "2019-07-23T14:32:59.252Z", "2019-07-23T14:32:59.257Z", "2019-07-23T14:32:59.264Z", "2019-07-23T14:32:59.315Z", "2019-07-23T14:32:59.319Z", "2019-07-23T14:32:59.323Z", "2019-07-23T14:32:59.329Z", "2019-07-23T14:32:59.333Z", "2019-07-23T14:32:59.335Z", "2019-07-23T14:32:59.348Z", "2019-07-23T14:32:59.352Z"]</text:p>
          </table:table-cell>
          <table:table-cell/>
          <table:table-cell office:value-type="string" calcext:value-type="string">
            <text:p>Dashboard.vue:212 2019-07-23T14:12:52.062Z</text:p>
          </table:table-cell>
          <table:table-cell office:value-type="string" calcext:value-type="string">
            <text:p>Dashboard.vue:212 2019-07-23T14:13:25.772Z</text:p>
          </table:table-cell>
          <table:table-cell office:value-type="string" calcext:value-type="string">
            <text:p>Dashboard.vue:220 (21) ["2019-07-23T14:13:52.324Z", "2019-07-23T14:13:52.444Z", "2019-07-23T14:13:52.585Z", "2019-07-23T14:13:52.594Z", "2019-07-23T14:13:52.615Z", "2019-07-23T14:13:52.660Z", "2019-07-23T14:13:52.664Z", "2019-07-23T14:13:52.674Z", "2019-07-23T14:13:52.684Z", "2019-07-23T14:13:52.694Z", "2019-07-23T14:13:52.712Z", "2019-07-23T14:13:52.715Z", "2019-07-23T14:13:52.724Z", "2019-07-23T14:13:52.772Z", "2019-07-23T14:13:52.775Z", "2019-07-23T14:13:52.785Z", "2019-07-23T14:13:52.806Z", "2019-07-23T14:13:52.818Z", "2019-07-23T14:13:52.824Z", "2019-07-23T14:13:52.836Z", "2019-07-23T14:13:52.847Z"]</text:p>
          </table:table-cell>
          <table:table-cell office:value-type="string" calcext:value-type="string">
            <text:p>Dashboard.vue:220 (30) ["2019-07-23T14:14:23.826Z", "2019-07-23T14:14:23.830Z", "2019-07-23T14:14:23.836Z", "2019-07-23T14:14:23.846Z", "2019-07-23T14:14:23.855Z", "2019-07-23T14:14:23.865Z", "2019-07-23T14:14:23.875Z", "2019-07-23T14:14:23.880Z", "2019-07-23T14:14:23.895Z", "2019-07-23T14:14:23.900Z", "2019-07-23T14:14:23.906Z", "2019-07-23T14:14:23.911Z", "2019-07-23T14:14:23.916Z", "2019-07-23T14:14:23.920Z", "2019-07-23T14:14:23.925Z", "2019-07-23T14:14:23.931Z", "2019-07-23T14:14:23.936Z", "2019-07-23T14:14:23.941Z", "2019-07-23T14:14:23.945Z", "2019-07-23T14:14:23.950Z", "2019-07-23T14:14:23.955Z", "2019-07-23T14:14:23.961Z", "2019-07-23T14:14:23.966Z", "2019-07-23T14:14:23.971Z", "2019-07-23T14:14:23.976Z", "2019-07-23T14:14:24.063Z", "2019-07-23T14:14:24.066Z", "2019-07-23T14:14:24.085Z", "2019-07-23T14:14:24.090Z", "2019-07-23T14:14:24.095Z"]</text:p>
          </table:table-cell>
          <table:table-cell office:value-type="string" calcext:value-type="string">
            <text:p>Dashboard.vue:220 (30) ["2019-07-23T14:15:16.611Z", "2019-07-23T14:15:16.614Z", "2019-07-23T14:15:16.622Z", "2019-07-23T14:15:16.625Z", "2019-07-23T14:15:16.633Z", "2019-07-23T14:15:16.635Z", "2019-07-23T14:15:16.638Z", "2019-07-23T14:15:16.649Z", "2019-07-23T14:15:16.661Z", "2019-07-23T14:15:16.669Z", "2019-07-23T14:15:16.673Z", "2019-07-23T14:15:16.677Z", "2019-07-23T14:15:16.681Z", "2019-07-23T14:15:16.685Z", "2019-07-23T14:15:16.689Z", "2019-07-23T14:15:16.693Z", "2019-07-23T14:15:16.697Z", "2019-07-23T14:15:16.702Z", "2019-07-23T14:15:16.704Z", "2019-07-23T14:15:16.709Z", "2019-07-23T14:15:16.713Z", "2019-07-23T14:15:16.718Z", "2019-07-23T14:15:16.721Z", "2019-07-23T14:15:16.725Z", "2019-07-23T14:15:16.729Z", "2019-07-23T14:15:16.733Z", "2019-07-23T14:15:16.806Z", "2019-07-23T14:15:16.811Z", "2019-07-23T14:15:16.819Z", "2019-07-23T14:15:16.824Z"]</text:p>
          </table:table-cell>
          <table:table-cell office:value-type="string" calcext:value-type="string">
            <text:p>Dashboard.vue:220 (30) ["2019-07-23T14:16:01.944Z", "2019-07-23T14:16:01.951Z", "2019-07-23T14:16:01.954Z", "2019-07-23T14:16:01.959Z", "2019-07-23T14:16:01.962Z", "2019-07-23T14:16:01.966Z", "2019-07-23T14:16:01.970Z", "2019-07-23T14:16:01.994Z", "2019-07-23T14:16:01.998Z", "2019-07-23T14:16:02.002Z", "2019-07-23T14:16:02.007Z", "2019-07-23T14:16:02.010Z", "2019-07-23T14:16:02.014Z", "2019-07-23T14:16:02.019Z", "2019-07-23T14:16:02.022Z", "2019-07-23T14:16:02.026Z", "2019-07-23T14:16:02.030Z", "2019-07-23T14:16:02.034Z", "2019-07-23T14:16:02.039Z", "2019-07-23T14:16:02.043Z", "2019-07-23T14:16:02.047Z", "2019-07-23T14:16:02.050Z", "2019-07-23T14:16:02.054Z", "2019-07-23T14:16:02.058Z", "2019-07-23T14:16:02.063Z", "2019-07-23T14:16:02.138Z", "2019-07-23T14:16:02.150Z", "2019-07-23T14:16:02.169Z", "2019-07-23T14:16:02.175Z", "2019-07-23T14:16:02.178Z"]</text:p>
          </table:table-cell>
          <table:table-cell/>
          <table:table-cell office:value-type="string" calcext:value-type="string">
            <text:p>Dashboard.vue:212 2019-07-23T14:08:26.869Z</text:p>
          </table:table-cell>
          <table:table-cell office:value-type="string" calcext:value-type="string">
            <text:p>Dashboard.vue:212 2019-07-23T14:09:25.814Z</text:p>
          </table:table-cell>
          <table:table-cell office:value-type="string" calcext:value-type="string">
            <text:p>Dashboard.vue:212 2019-07-23T14:09:58.045Z</text:p>
          </table:table-cell>
          <table:table-cell office:value-type="string" calcext:value-type="string">
            <text:p>Dashboard.vue:220 (24) ["2019-07-23T14:10:54.798Z", "2019-07-23T14:10:54.800Z", "2019-07-23T14:10:54.806Z", "2019-07-23T14:10:54.811Z", "2019-07-23T14:10:54.816Z", "2019-07-23T14:10:54.821Z", "2019-07-23T14:10:54.826Z", "2019-07-23T14:10:54.831Z", "2019-07-23T14:10:54.836Z", "2019-07-23T14:10:54.840Z", "2019-07-23T14:10:54.846Z", "2019-07-23T14:10:54.851Z", "2019-07-23T14:10:54.860Z", "2019-07-23T14:10:54.865Z", "2019-07-23T14:10:54.865Z", "2019-07-23T14:10:54.871Z", "2019-07-23T14:10:54.875Z", "2019-07-23T14:10:54.881Z", "2019-07-23T14:10:54.886Z", "2019-07-23T14:10:54.899Z", "2019-07-23T14:10:54.901Z", "2019-07-23T14:10:54.944Z", "2019-07-23T14:10:54.945Z", "2019-07-23T14:10:54.951Z"]</text:p>
          </table:table-cell>
          <table:table-cell office:value-type="string" calcext:value-type="string">
            <text:p>Dashboard.vue:220 (30) ["2019-07-23T14:11:26.536Z", "2019-07-23T14:11:26.539Z", "2019-07-23T14:11:26.544Z", "2019-07-23T14:11:26.548Z", "2019-07-23T14:11:26.552Z", "2019-07-23T14:11:26.556Z", "2019-07-23T14:11:26.560Z", "2019-07-23T14:11:26.564Z", "2019-07-23T14:11:26.568Z", "2019-07-23T14:11:26.572Z", "2019-07-23T14:11:26.576Z", "2019-07-23T14:11:26.580Z", "2019-07-23T14:11:26.584Z", "2019-07-23T14:11:26.588Z", "2019-07-23T14:11:26.592Z", "2019-07-23T14:11:26.596Z", "2019-07-23T14:11:26.600Z", "2019-07-23T14:11:26.604Z", "2019-07-23T14:11:26.608Z", "2019-07-23T14:11:26.612Z", "2019-07-23T14:11:26.616Z", "2019-07-23T14:11:26.620Z", "2019-07-23T14:11:26.624Z", "2019-07-23T14:11:26.628Z", "2019-07-23T14:11:26.632Z", "2019-07-23T14:11:26.636Z", "2019-07-23T14:11:26.640Z", "2019-07-23T14:11:26.644Z", "2019-07-23T14:11:26.648Z", "2019-07-23T14:11:26.652Z"]</text:p>
          </table:table-cell>
          <table:table-cell office:value-type="string" calcext:value-type="string">
            <text:p>Dashboard.vue:220 (30) ["2019-07-23T14:12:02.174Z", "2019-07-23T14:12:02.177Z", "2019-07-23T14:12:02.182Z", "2019-07-23T14:12:02.186Z", "2019-07-23T14:12:02.189Z", "2019-07-23T14:12:02.193Z", "2019-07-23T14:12:02.198Z", "2019-07-23T14:12:02.202Z", "2019-07-23T14:12:02.206Z", "2019-07-23T14:12:02.210Z", "2019-07-23T14:12:02.213Z", "2019-07-23T14:12:02.217Z", "2019-07-23T14:12:02.222Z", "2019-07-23T14:12:02.225Z", "2019-07-23T14:12:02.230Z", "2019-07-23T14:12:02.233Z", "2019-07-23T14:12:02.237Z", "2019-07-23T14:12:02.242Z", "2019-07-23T14:12:02.245Z", "2019-07-23T14:12:02.250Z", "2019-07-23T14:12:02.254Z", "2019-07-23T14:12:02.258Z", "2019-07-23T14:12:02.262Z", "2019-07-23T14:12:02.265Z", "2019-07-23T14:12:02.270Z", "2019-07-23T14:12:02.274Z", "2019-07-23T14:12:02.278Z", "2019-07-23T14:12:02.282Z", "2019-07-23T14:12:02.285Z", "2019-07-23T14:12:02.290Z"]</text:p>
          </table:table-cell>
        </table:table-row>
        <table:table-row table:style-name="ro1">
          <table:table-cell/>
          <table:table-cell office:value-type="string" calcext:value-type="string">
            <text:p>Dashboard.vue:212 289</text:p>
          </table:table-cell>
          <table:table-cell office:value-type="string" calcext:value-type="string">
            <text:p>Dashboard.vue:212 108</text:p>
          </table:table-cell>
          <table:table-cell office:value-type="string" calcext:value-type="string">
            <text:p>Dashboard.vue:212 147</text:p>
          </table:table-cell>
          <table:table-cell office:value-type="string" calcext:value-type="string">
            <text:p>Dashboard.vue:212 460</text:p>
          </table:table-cell>
          <table:table-cell office:value-type="string" calcext:value-type="string">
            <text:p>Dashboard.vue:212 808</text:p>
          </table:table-cell>
          <table:table-cell office:value-type="string" calcext:value-type="string">
            <text:p>Dashboard.vue:219 tumpukan yang belum diterima : 29</text:p>
          </table:table-cell>
          <table:table-cell/>
          <table:table-cell office:value-type="string" calcext:value-type="string">
            <text:p>Dashboard.vue:212 46</text:p>
          </table:table-cell>
          <table:table-cell office:value-type="string" calcext:value-type="string">
            <text:p>Dashboard.vue:212 98</text:p>
          </table:table-cell>
          <table:table-cell office:value-type="string" calcext:value-type="string">
            <text:p>Dashboard.vue:219 tumpukan yang belum diterima : 29</text:p>
          </table:table-cell>
          <table:table-cell office:value-type="string" calcext:value-type="string">
            <text:p>Dashboard.vue:212 602</text:p>
          </table:table-cell>
          <table:table-cell office:value-type="string" calcext:value-type="string">
            <text:p>Dashboard.vue:212 928</text:p>
          </table:table-cell>
          <table:table-cell office:value-type="string" calcext:value-type="string">
            <text:p>Dashboard.vue:212 524</text:p>
          </table:table-cell>
          <table:table-cell/>
          <table:table-cell office:value-type="string" calcext:value-type="string">
            <text:p>Dashboard.vue:212 41</text:p>
          </table:table-cell>
          <table:table-cell office:value-type="string" calcext:value-type="string">
            <text:p>Dashboard.vue:212 182</text:p>
          </table:table-cell>
          <table:table-cell office:value-type="string" calcext:value-type="string">
            <text:p>Dashboard.vue:212 584</text:p>
          </table:table-cell>
          <table:table-cell office:value-type="string" calcext:value-type="string">
            <text:p>Dashboard.vue:212 556</text:p>
          </table:table-cell>
          <table:table-cell office:value-type="string" calcext:value-type="string">
            <text:p>Dashboard.vue:212 604</text:p>
          </table:table-cell>
          <table:table-cell office:value-type="string" calcext:value-type="string">
            <text:p>Dashboard.vue:212 720</text:p>
          </table:table-cell>
          <table:table-cell/>
          <table:table-cell office:value-type="string" calcext:value-type="string">
            <text:p>Dashboard.vue:212 85</text:p>
          </table:table-cell>
          <table:table-cell office:value-type="string" calcext:value-type="string">
            <text:p>Dashboard.vue:212 21</text:p>
          </table:table-cell>
          <table:table-cell office:value-type="string" calcext:value-type="string">
            <text:p>Dashboard.vue:219 tumpukan yang belum diterima : 13</text:p>
          </table:table-cell>
          <table:table-cell office:value-type="string" calcext:value-type="string">
            <text:p>Dashboard.vue:212 359</text:p>
          </table:table-cell>
          <table:table-cell office:value-type="string" calcext:value-type="string">
            <text:p>Dashboard.vue:212 715</text:p>
          </table:table-cell>
          <table:table-cell office:value-type="string" calcext:value-type="string">
            <text:p>Dashboard.vue:212 446</text:p>
          </table:table-cell>
        </table:table-row>
        <table:table-row table:style-name="ro1">
          <table:table-cell/>
          <table:table-cell office:value-type="string" calcext:value-type="string">
            <text:p>Dashboard.vue:212 2019-07-23T14:18:32.044Z</text:p>
          </table:table-cell>
          <table:table-cell office:value-type="string" calcext:value-type="string">
            <text:p>Dashboard.vue:212 2019-07-23T14:20:09.658Z</text:p>
          </table:table-cell>
          <table:table-cell office:value-type="string" calcext:value-type="string">
            <text:p>Dashboard.vue:212 2019-07-23T14:20:38.426Z</text:p>
          </table:table-cell>
          <table:table-cell office:value-type="string" calcext:value-type="string">
            <text:p>Dashboard.vue:212 2019-07-23T14:21:14.228Z</text:p>
          </table:table-cell>
          <table:table-cell office:value-type="string" calcext:value-type="string">
            <text:p>Dashboard.vue:212 2019-07-23T14:21:50.271Z</text:p>
          </table:table-cell>
          <table:table-cell office:value-type="string" calcext:value-type="string">
            <text:p>Dashboard.vue:220 (29) ["2019-07-23T14:22:25.384Z", "2019-07-23T14:22:25.388Z", "2019-07-23T14:22:25.392Z", "2019-07-23T14:22:25.395Z", "2019-07-23T14:22:25.460Z", "2019-07-23T14:22:25.464Z", "2019-07-23T14:22:25.473Z", "2019-07-23T14:22:25.479Z", "2019-07-23T14:22:25.480Z", "2019-07-23T14:22:25.484Z", "2019-07-23T14:22:25.488Z", "2019-07-23T14:22:25.491Z", "2019-07-23T14:22:25.496Z", "2019-07-23T14:22:25.500Z", "2019-07-23T14:22:25.504Z", "2019-07-23T14:22:25.508Z", "2019-07-23T14:22:25.518Z", "2019-07-23T14:22:25.522Z", "2019-07-23T14:22:25.529Z", "2019-07-23T14:22:25.534Z", "2019-07-23T14:22:25.541Z", "2019-07-23T14:22:25.546Z", "2019-07-23T14:22:25.548Z", "2019-07-23T14:22:25.552Z", "2019-07-23T14:22:25.555Z", "2019-07-23T14:22:25.564Z", "2019-07-23T14:22:25.565Z", "2019-07-23T14:22:25.570Z", "2019-07-23T14:22:25.572Z"]</text:p>
          </table:table-cell>
          <table:table-cell/>
          <table:table-cell office:value-type="string" calcext:value-type="string">
            <text:p>Dashboard.vue:212 2019-07-23T14:29:32.010Z</text:p>
          </table:table-cell>
          <table:table-cell office:value-type="string" calcext:value-type="string">
            <text:p>Dashboard.vue:212 2019-07-23T14:30:10.108Z</text:p>
          </table:table-cell>
          <table:table-cell office:value-type="string" calcext:value-type="string">
            <text:p>Dashboard.vue:220 (29) ["2019-07-23T14:30:57.699Z", "2019-07-23T14:30:57.709Z", "2019-07-23T14:30:57.720Z", "2019-07-23T14:30:57.745Z", "2019-07-23T14:30:57.752Z", "2019-07-23T14:30:57.759Z", "2019-07-23T14:30:57.773Z", "2019-07-23T14:30:57.780Z", "2019-07-23T14:30:57.788Z", "2019-07-23T14:30:57.809Z", "2019-07-23T14:30:57.819Z", "2019-07-23T14:30:57.829Z", "2019-07-23T14:30:57.839Z", "2019-07-23T14:30:57.849Z", "2019-07-23T14:30:57.861Z", "2019-07-23T14:30:57.884Z", "2019-07-23T14:30:57.914Z", "2019-07-23T14:30:57.954Z", "2019-07-23T14:30:57.962Z", "2019-07-23T14:30:57.969Z", "2019-07-23T14:30:57.978Z", "2019-07-23T14:30:57.989Z", "2019-07-23T14:30:57.998Z", "2019-07-23T14:30:58.009Z", "2019-07-23T14:30:58.018Z", "2019-07-23T14:30:58.029Z", "2019-07-23T14:30:58.039Z", "2019-07-23T14:30:58.048Z", "2019-07-23T14:30:58.059Z"]</text:p>
          </table:table-cell>
          <table:table-cell office:value-type="string" calcext:value-type="string">
            <text:p>Dashboard.vue:212 2019-07-23T14:31:39.904Z</text:p>
          </table:table-cell>
          <table:table-cell office:value-type="string" calcext:value-type="string">
            <text:p>Dashboard.vue:212 2019-07-23T14:32:17.448Z</text:p>
          </table:table-cell>
          <table:table-cell office:value-type="string" calcext:value-type="string">
            <text:p>Dashboard.vue:212 2019-07-23T14:32:59.167Z</text:p>
          </table:table-cell>
          <table:table-cell/>
          <table:table-cell office:value-type="string" calcext:value-type="string">
            <text:p>Dashboard.vue:212 2019-07-23T14:12:52.162Z</text:p>
          </table:table-cell>
          <table:table-cell office:value-type="string" calcext:value-type="string">
            <text:p>Dashboard.vue:212 2019-07-23T14:13:25.821Z</text:p>
          </table:table-cell>
          <table:table-cell office:value-type="string" calcext:value-type="string">
            <text:p>Dashboard.vue:212 2019-07-23T14:13:52.585Z</text:p>
          </table:table-cell>
          <table:table-cell office:value-type="string" calcext:value-type="string">
            <text:p>Dashboard.vue:212 2019-07-23T14:14:24.063Z</text:p>
          </table:table-cell>
          <table:table-cell office:value-type="string" calcext:value-type="string">
            <text:p>Dashboard.vue:212 2019-07-23T14:15:16.806Z</text:p>
          </table:table-cell>
          <table:table-cell office:value-type="string" calcext:value-type="string">
            <text:p>Dashboard.vue:212 2019-07-23T14:16:01.994Z</text:p>
          </table:table-cell>
          <table:table-cell/>
          <table:table-cell office:value-type="string" calcext:value-type="string">
            <text:p>Dashboard.vue:212 2019-07-23T14:08:26.969Z</text:p>
          </table:table-cell>
          <table:table-cell office:value-type="string" calcext:value-type="string">
            <text:p>Dashboard.vue:212 2019-07-23T14:09:25.865Z</text:p>
          </table:table-cell>
          <table:table-cell office:value-type="string" calcext:value-type="string">
            <text:p>Dashboard.vue:220 (13) ["2019-07-23T14:09:58.169Z", "2019-07-23T14:09:58.179Z", "2019-07-23T14:09:58.184Z", "2019-07-23T14:09:58.222Z", "2019-07-23T14:09:58.224Z", "2019-07-23T14:09:58.235Z", "2019-07-23T14:09:58.244Z", "2019-07-23T14:09:58.254Z", "2019-07-23T14:09:58.264Z", "2019-07-23T14:09:58.290Z", "2019-07-23T14:09:58.294Z", "2019-07-23T14:09:58.304Z", "2019-07-23T14:09:58.314Z"]</text:p>
          </table:table-cell>
          <table:table-cell office:value-type="string" calcext:value-type="string">
            <text:p>Dashboard.vue:212 2019-07-23T14:10:54.798Z</text:p>
          </table:table-cell>
          <table:table-cell office:value-type="string" calcext:value-type="string">
            <text:p>Dashboard.vue:212 2019-07-23T14:11:26.536Z</text:p>
          </table:table-cell>
          <table:table-cell office:value-type="string" calcext:value-type="string">
            <text:p>Dashboard.vue:212 2019-07-23T14:12:02.174Z</text:p>
          </table:table-cell>
        </table:table-row>
        <table:table-row table:style-name="ro1">
          <table:table-cell/>
          <table:table-cell office:value-type="string" calcext:value-type="string">
            <text:p>Dashboard.vue:212 210</text:p>
          </table:table-cell>
          <table:table-cell office:value-type="string" calcext:value-type="string">
            <text:p>Dashboard.vue:212 82</text:p>
          </table:table-cell>
          <table:table-cell office:value-type="string" calcext:value-type="string">
            <text:p>Dashboard.vue:219 tumpukan yang belum diterima : 9</text:p>
          </table:table-cell>
          <table:table-cell office:value-type="string" calcext:value-type="string">
            <text:p>Dashboard.vue:219 tumpukan yang belum diterima : 28</text:p>
          </table:table-cell>
          <table:table-cell office:value-type="string" calcext:value-type="string">
            <text:p>Dashboard.vue:219 tumpukan yang belum diterima : 29</text:p>
          </table:table-cell>
          <table:table-cell office:value-type="string" calcext:value-type="string">
            <text:p>Dashboard.vue:212 741</text:p>
          </table:table-cell>
          <table:table-cell/>
          <table:table-cell office:value-type="string" calcext:value-type="string">
            <text:p>Dashboard.vue:212 264</text:p>
          </table:table-cell>
          <table:table-cell office:value-type="string" calcext:value-type="string">
            <text:p>Dashboard.vue:212 120</text:p>
          </table:table-cell>
          <table:table-cell office:value-type="string" calcext:value-type="string">
            <text:p>Dashboard.vue:212 654</text:p>
          </table:table-cell>
          <table:table-cell office:value-type="string" calcext:value-type="string">
            <text:p>Dashboard.vue:219 tumpukan yang belum diterima : 28</text:p>
          </table:table-cell>
          <table:table-cell office:value-type="string" calcext:value-type="string">
            <text:p>Dashboard.vue:219 tumpukan yang belum diterima : 29</text:p>
          </table:table-cell>
          <table:table-cell office:value-type="string" calcext:value-type="string">
            <text:p>Dashboard.vue:219 tumpukan yang belum diterima : 28</text:p>
          </table:table-cell>
          <table:table-cell/>
          <table:table-cell office:value-type="string" calcext:value-type="string">
            <text:p>Dashboard.vue:212 268</text:p>
          </table:table-cell>
          <table:table-cell office:value-type="string" calcext:value-type="string">
            <text:p>Dashboard.vue:212 142</text:p>
          </table:table-cell>
          <table:table-cell office:value-type="string" calcext:value-type="string">
            <text:p>Dashboard.vue:219 tumpukan yang belum diterima : 20</text:p>
          </table:table-cell>
          <table:table-cell table:number-columns-repeated="3" office:value-type="string" calcext:value-type="string">
            <text:p>Dashboard.vue:219 tumpukan yang belum diterima : 29</text:p>
          </table:table-cell>
          <table:table-cell/>
          <table:table-cell office:value-type="string" calcext:value-type="string">
            <text:p>Dashboard.vue:212 23</text:p>
          </table:table-cell>
          <table:table-cell office:value-type="string" calcext:value-type="string">
            <text:p>Dashboard.vue:212 22</text:p>
          </table:table-cell>
          <table:table-cell office:value-type="string" calcext:value-type="string">
            <text:p>Dashboard.vue:212 265</text:p>
          </table:table-cell>
          <table:table-cell office:value-type="string" calcext:value-type="string">
            <text:p>Dashboard.vue:219 tumpukan yang belum diterima : 23</text:p>
          </table:table-cell>
          <table:table-cell table:number-columns-repeated="2" office:value-type="string" calcext:value-type="string">
            <text:p>Dashboard.vue:219 tumpukan yang belum diterima : 29</text:p>
          </table:table-cell>
        </table:table-row>
        <table:table-row table:style-name="ro1">
          <table:table-cell/>
          <table:table-cell office:value-type="string" calcext:value-type="string">
            <text:p>Dashboard.vue:212 2019-07-23T14:18:32.143Z</text:p>
          </table:table-cell>
          <table:table-cell office:value-type="string" calcext:value-type="string">
            <text:p>Dashboard.vue:212 2019-07-23T14:20:09.708Z</text:p>
          </table:table-cell>
          <table:table-cell office:value-type="string" calcext:value-type="string">
            <text:p>Dashboard.vue:220 (9) ["2019-07-23T14:20:38.443Z", "2019-07-23T14:20:38.459Z", "2019-07-23T14:20:38.470Z", "2019-07-23T14:20:38.477Z", "2019-07-23T14:20:38.506Z", "2019-07-23T14:20:38.516Z", "2019-07-23T14:20:38.527Z", "2019-07-23T14:20:38.538Z", "2019-07-23T14:20:38.545Z"]</text:p>
          </table:table-cell>
          <table:table-cell office:value-type="string" calcext:value-type="string">
            <text:p>Dashboard.vue:220 (28) ["2019-07-23T14:21:14.145Z", "2019-07-23T14:21:14.150Z", "2019-07-23T14:21:14.233Z", "2019-07-23T14:21:14.235Z", "2019-07-23T14:21:14.240Z", "2019-07-23T14:21:14.251Z", "2019-07-23T14:21:14.259Z", "2019-07-23T14:21:14.261Z", "2019-07-23T14:21:14.265Z", "2019-07-23T14:21:14.270Z", "2019-07-23T14:21:14.274Z", "2019-07-23T14:21:14.280Z", "2019-07-23T14:21:14.288Z", "2019-07-23T14:21:14.290Z", "2019-07-23T14:21:14.295Z", "2019-07-23T14:21:14.300Z", "2019-07-23T14:21:14.305Z", "2019-07-23T14:21:14.325Z", "2019-07-23T14:21:14.326Z", "2019-07-23T14:21:14.331Z", "2019-07-23T14:21:14.337Z", "2019-07-23T14:21:14.341Z", "2019-07-23T14:21:14.346Z", "2019-07-23T14:21:14.350Z", "2019-07-23T14:21:14.355Z", "2019-07-23T14:21:14.361Z", "2019-07-23T14:21:14.365Z", "2019-07-23T14:21:14.370Z"]</text:p>
          </table:table-cell>
          <table:table-cell office:value-type="string" calcext:value-type="string">
            <text:p>Dashboard.vue:220 (29) ["2019-07-23T14:21:50.183Z", "2019-07-23T14:21:50.187Z", "2019-07-23T14:21:50.191Z", "2019-07-23T14:21:50.195Z", "2019-07-23T14:21:50.275Z", "2019-07-23T14:21:50.280Z", "2019-07-23T14:21:50.283Z", "2019-07-23T14:21:50.290Z", "2019-07-23T14:21:50.295Z", "2019-07-23T14:21:50.299Z", "2019-07-23T14:21:50.304Z", "2019-07-23T14:21:50.307Z", "2019-07-23T14:21:50.311Z", "2019-07-23T14:21:50.317Z", "2019-07-23T14:21:50.318Z", "2019-07-23T14:21:50.323Z", "2019-07-23T14:21:50.328Z", "2019-07-23T14:21:50.332Z", "2019-07-23T14:21:50.337Z", "2019-07-23T14:21:50.339Z", "2019-07-23T14:21:50.344Z", "2019-07-23T14:21:50.347Z", "2019-07-23T14:21:50.355Z", "2019-07-23T14:21:50.365Z", "2019-07-23T14:21:50.370Z", "2019-07-23T14:21:50.377Z", "2019-07-23T14:21:50.381Z", "2019-07-23T14:21:50.388Z", "2019-07-23T14:21:50.390Z"]</text:p>
          </table:table-cell>
          <table:table-cell office:value-type="string" calcext:value-type="string">
            <text:p>Dashboard.vue:212 2019-07-23T14:22:25.460Z</text:p>
          </table:table-cell>
          <table:table-cell/>
          <table:table-cell office:value-type="string" calcext:value-type="string">
            <text:p>Dashboard.vue:212 2019-07-23T14:29:32.110Z</text:p>
          </table:table-cell>
          <table:table-cell office:value-type="string" calcext:value-type="string">
            <text:p>Dashboard.vue:212 2019-07-23T14:30:10.131Z</text:p>
          </table:table-cell>
          <table:table-cell office:value-type="string" calcext:value-type="string">
            <text:p>Dashboard.vue:212 2019-07-23T14:30:57.699Z</text:p>
          </table:table-cell>
          <table:table-cell office:value-type="string" calcext:value-type="string">
            <text:p>Dashboard.vue:220 (28) ["2019-07-23T14:31:39.922Z", "2019-07-23T14:31:39.927Z", "2019-07-23T14:31:39.931Z", "2019-07-23T14:31:39.939Z", "2019-07-23T14:31:39.945Z", "2019-07-23T14:31:39.950Z", "2019-07-23T14:31:39.957Z", "2019-07-23T14:31:39.960Z", "2019-07-23T14:31:39.965Z", "2019-07-23T14:31:39.973Z", "2019-07-23T14:31:39.989Z", "2019-07-23T14:31:39.996Z", "2019-07-23T14:31:40.000Z", "2019-07-23T14:31:40.005Z", "2019-07-23T14:31:40.010Z", "2019-07-23T14:31:40.015Z", "2019-07-23T14:31:40.041Z", "2019-07-23T14:31:40.045Z", "2019-07-23T14:31:40.051Z", "2019-07-23T14:31:40.058Z", "2019-07-23T14:31:40.064Z", "2019-07-23T14:31:40.084Z", "2019-07-23T14:31:40.121Z", "2019-07-23T14:31:40.156Z", "2019-07-23T14:31:40.165Z", "2019-07-23T14:31:40.171Z", "2019-07-23T14:31:40.175Z", "2019-07-23T14:31:40.180Z"]</text:p>
          </table:table-cell>
          <table:table-cell office:value-type="string" calcext:value-type="string">
            <text:p>Dashboard.vue:220 (29) ["2019-07-23T14:32:17.456Z", "2019-07-23T14:32:17.471Z", "2019-07-23T14:32:17.476Z", "2019-07-23T14:32:17.495Z", "2019-07-23T14:32:17.500Z", "2019-07-23T14:32:17.505Z", "2019-07-23T14:32:17.514Z", "2019-07-23T14:32:17.517Z", "2019-07-23T14:32:17.519Z", "2019-07-23T14:32:17.524Z", "2019-07-23T14:32:17.527Z", "2019-07-23T14:32:17.531Z", "2019-07-23T14:32:17.535Z", "2019-07-23T14:32:17.539Z", "2019-07-23T14:32:17.544Z", "2019-07-23T14:32:17.558Z", "2019-07-23T14:32:17.570Z", "2019-07-23T14:32:17.580Z", "2019-07-23T14:32:17.585Z", "2019-07-23T14:32:17.587Z", "2019-07-23T14:32:17.594Z", "2019-07-23T14:32:17.598Z", "2019-07-23T14:32:17.602Z", "2019-07-23T14:32:17.604Z", "2019-07-23T14:32:17.616Z", "2019-07-23T14:32:17.620Z", "2019-07-23T14:32:17.626Z", "2019-07-23T14:32:17.629Z", "2019-07-23T14:32:17.631Z"]</text:p>
          </table:table-cell>
          <table:table-cell office:value-type="string" calcext:value-type="string">
            <text:p>Dashboard.vue:220 (28) ["2019-07-23T14:32:59.171Z", "2019-07-23T14:32:59.175Z", "2019-07-23T14:32:59.179Z", "2019-07-23T14:32:59.183Z", "2019-07-23T14:32:59.187Z", "2019-07-23T14:32:59.191Z", "2019-07-23T14:32:59.202Z", "2019-07-23T14:32:59.207Z", "2019-07-23T14:32:59.211Z", "2019-07-23T14:32:59.216Z", "2019-07-23T14:32:59.221Z", "2019-07-23T14:32:59.224Z", "2019-07-23T14:32:59.229Z", "2019-07-23T14:32:59.231Z", "2019-07-23T14:32:59.239Z", "2019-07-23T14:32:59.243Z", "2019-07-23T14:32:59.250Z", "2019-07-23T14:32:59.252Z", "2019-07-23T14:32:59.257Z", "2019-07-23T14:32:59.264Z", "2019-07-23T14:32:59.315Z", "2019-07-23T14:32:59.319Z", "2019-07-23T14:32:59.323Z", "2019-07-23T14:32:59.329Z", "2019-07-23T14:32:59.333Z", "2019-07-23T14:32:59.335Z", "2019-07-23T14:32:59.348Z", "2019-07-23T14:32:59.352Z"]</text:p>
          </table:table-cell>
          <table:table-cell/>
          <table:table-cell office:value-type="string" calcext:value-type="string">
            <text:p>Dashboard.vue:212 2019-07-23T14:12:52.262Z</text:p>
          </table:table-cell>
          <table:table-cell office:value-type="string" calcext:value-type="string">
            <text:p>Dashboard.vue:212 2019-07-23T14:13:25.871Z</text:p>
          </table:table-cell>
          <table:table-cell office:value-type="string" calcext:value-type="string">
            <text:p>Dashboard.vue:220 (20) ["2019-07-23T14:13:52.324Z", "2019-07-23T14:13:52.444Z", "2019-07-23T14:13:52.594Z", "2019-07-23T14:13:52.615Z", "2019-07-23T14:13:52.660Z", "2019-07-23T14:13:52.664Z", "2019-07-23T14:13:52.674Z", "2019-07-23T14:13:52.684Z", "2019-07-23T14:13:52.694Z", "2019-07-23T14:13:52.712Z", "2019-07-23T14:13:52.715Z", "2019-07-23T14:13:52.724Z", "2019-07-23T14:13:52.772Z", "2019-07-23T14:13:52.775Z", "2019-07-23T14:13:52.785Z", "2019-07-23T14:13:52.806Z", "2019-07-23T14:13:52.818Z", "2019-07-23T14:13:52.824Z", "2019-07-23T14:13:52.836Z", "2019-07-23T14:13:52.847Z"]</text:p>
          </table:table-cell>
          <table:table-cell office:value-type="string" calcext:value-type="string">
            <text:p>Dashboard.vue:220 (29) ["2019-07-23T14:14:23.826Z", "2019-07-23T14:14:23.830Z", "2019-07-23T14:14:23.836Z", "2019-07-23T14:14:23.846Z", "2019-07-23T14:14:23.855Z", "2019-07-23T14:14:23.865Z", "2019-07-23T14:14:23.875Z", "2019-07-23T14:14:23.880Z", "2019-07-23T14:14:23.895Z", "2019-07-23T14:14:23.900Z", "2019-07-23T14:14:23.906Z", "2019-07-23T14:14:23.911Z", "2019-07-23T14:14:23.916Z", "2019-07-23T14:14:23.920Z", "2019-07-23T14:14:23.925Z", "2019-07-23T14:14:23.931Z", "2019-07-23T14:14:23.936Z", "2019-07-23T14:14:23.941Z", "2019-07-23T14:14:23.945Z", "2019-07-23T14:14:23.950Z", "2019-07-23T14:14:23.955Z", "2019-07-23T14:14:23.961Z", "2019-07-23T14:14:23.966Z", "2019-07-23T14:14:23.971Z", "2019-07-23T14:14:23.976Z", "2019-07-23T14:14:24.066Z", "2019-07-23T14:14:24.085Z", "2019-07-23T14:14:24.090Z", "2019-07-23T14:14:24.095Z"]</text:p>
          </table:table-cell>
          <table:table-cell office:value-type="string" calcext:value-type="string">
            <text:p>Dashboard.vue:220 (29) ["2019-07-23T14:15:16.611Z", "2019-07-23T14:15:16.614Z", "2019-07-23T14:15:16.622Z", "2019-07-23T14:15:16.625Z", "2019-07-23T14:15:16.633Z", "2019-07-23T14:15:16.635Z", "2019-07-23T14:15:16.638Z", "2019-07-23T14:15:16.649Z", "2019-07-23T14:15:16.661Z", "2019-07-23T14:15:16.669Z", "2019-07-23T14:15:16.673Z", "2019-07-23T14:15:16.677Z", "2019-07-23T14:15:16.681Z", "2019-07-23T14:15:16.685Z", "2019-07-23T14:15:16.689Z", "2019-07-23T14:15:16.693Z", "2019-07-23T14:15:16.697Z", "2019-07-23T14:15:16.702Z", "2019-07-23T14:15:16.704Z", "2019-07-23T14:15:16.709Z", "2019-07-23T14:15:16.713Z", "2019-07-23T14:15:16.718Z", "2019-07-23T14:15:16.721Z", "2019-07-23T14:15:16.725Z", "2019-07-23T14:15:16.729Z", "2019-07-23T14:15:16.733Z", "2019-07-23T14:15:16.811Z", "2019-07-23T14:15:16.819Z", "2019-07-23T14:15:16.824Z"]</text:p>
          </table:table-cell>
          <table:table-cell office:value-type="string" calcext:value-type="string">
            <text:p>Dashboard.vue:220 (29) ["2019-07-23T14:16:01.944Z", "2019-07-23T14:16:01.951Z", "2019-07-23T14:16:01.954Z", "2019-07-23T14:16:01.959Z", "2019-07-23T14:16:01.962Z", "2019-07-23T14:16:01.966Z", "2019-07-23T14:16:01.970Z", "2019-07-23T14:16:01.998Z", "2019-07-23T14:16:02.002Z", "2019-07-23T14:16:02.007Z", "2019-07-23T14:16:02.010Z", "2019-07-23T14:16:02.014Z", "2019-07-23T14:16:02.019Z", "2019-07-23T14:16:02.022Z", "2019-07-23T14:16:02.026Z", "2019-07-23T14:16:02.030Z", "2019-07-23T14:16:02.034Z", "2019-07-23T14:16:02.039Z", "2019-07-23T14:16:02.043Z", "2019-07-23T14:16:02.047Z", "2019-07-23T14:16:02.050Z", "2019-07-23T14:16:02.054Z", "2019-07-23T14:16:02.058Z", "2019-07-23T14:16:02.063Z", "2019-07-23T14:16:02.138Z", "2019-07-23T14:16:02.150Z", "2019-07-23T14:16:02.169Z", "2019-07-23T14:16:02.175Z", "2019-07-23T14:16:02.178Z"]</text:p>
          </table:table-cell>
          <table:table-cell/>
          <table:table-cell office:value-type="string" calcext:value-type="string">
            <text:p>Dashboard.vue:212 2019-07-23T14:08:27.069Z</text:p>
          </table:table-cell>
          <table:table-cell office:value-type="string" calcext:value-type="string">
            <text:p>Dashboard.vue:212 2019-07-23T14:09:25.914Z</text:p>
          </table:table-cell>
          <table:table-cell office:value-type="string" calcext:value-type="string">
            <text:p>Dashboard.vue:212 2019-07-23T14:09:58.169Z</text:p>
          </table:table-cell>
          <table:table-cell office:value-type="string" calcext:value-type="string">
            <text:p>Dashboard.vue:220 (23) ["2019-07-23T14:10:54.800Z", "2019-07-23T14:10:54.806Z", "2019-07-23T14:10:54.811Z", "2019-07-23T14:10:54.816Z", "2019-07-23T14:10:54.821Z", "2019-07-23T14:10:54.826Z", "2019-07-23T14:10:54.831Z", "2019-07-23T14:10:54.836Z", "2019-07-23T14:10:54.840Z", "2019-07-23T14:10:54.846Z", "2019-07-23T14:10:54.851Z", "2019-07-23T14:10:54.860Z", "2019-07-23T14:10:54.865Z", "2019-07-23T14:10:54.865Z", "2019-07-23T14:10:54.871Z", "2019-07-23T14:10:54.875Z", "2019-07-23T14:10:54.881Z", "2019-07-23T14:10:54.886Z", "2019-07-23T14:10:54.899Z", "2019-07-23T14:10:54.901Z", "2019-07-23T14:10:54.944Z", "2019-07-23T14:10:54.945Z", "2019-07-23T14:10:54.951Z"]</text:p>
          </table:table-cell>
          <table:table-cell office:value-type="string" calcext:value-type="string">
            <text:p>Dashboard.vue:220 (29) ["2019-07-23T14:11:26.539Z", "2019-07-23T14:11:26.544Z", "2019-07-23T14:11:26.548Z", "2019-07-23T14:11:26.552Z", "2019-07-23T14:11:26.556Z", "2019-07-23T14:11:26.560Z", "2019-07-23T14:11:26.564Z", "2019-07-23T14:11:26.568Z", "2019-07-23T14:11:26.572Z", "2019-07-23T14:11:26.576Z", "2019-07-23T14:11:26.580Z", "2019-07-23T14:11:26.584Z", "2019-07-23T14:11:26.588Z", "2019-07-23T14:11:26.592Z", "2019-07-23T14:11:26.596Z", "2019-07-23T14:11:26.600Z", "2019-07-23T14:11:26.604Z", "2019-07-23T14:11:26.608Z", "2019-07-23T14:11:26.612Z", "2019-07-23T14:11:26.616Z", "2019-07-23T14:11:26.620Z", "2019-07-23T14:11:26.624Z", "2019-07-23T14:11:26.628Z", "2019-07-23T14:11:26.632Z", "2019-07-23T14:11:26.636Z", "2019-07-23T14:11:26.640Z", "2019-07-23T14:11:26.644Z", "2019-07-23T14:11:26.648Z", "2019-07-23T14:11:26.652Z"]</text:p>
          </table:table-cell>
          <table:table-cell office:value-type="string" calcext:value-type="string">
            <text:p>Dashboard.vue:220 (29) ["2019-07-23T14:12:02.177Z", "2019-07-23T14:12:02.182Z", "2019-07-23T14:12:02.186Z", "2019-07-23T14:12:02.189Z", "2019-07-23T14:12:02.193Z", "2019-07-23T14:12:02.198Z", "2019-07-23T14:12:02.202Z", "2019-07-23T14:12:02.206Z", "2019-07-23T14:12:02.210Z", "2019-07-23T14:12:02.213Z", "2019-07-23T14:12:02.217Z", "2019-07-23T14:12:02.222Z", "2019-07-23T14:12:02.225Z", "2019-07-23T14:12:02.230Z", "2019-07-23T14:12:02.233Z", "2019-07-23T14:12:02.237Z", "2019-07-23T14:12:02.242Z", "2019-07-23T14:12:02.245Z", "2019-07-23T14:12:02.250Z", "2019-07-23T14:12:02.254Z", "2019-07-23T14:12:02.258Z", "2019-07-23T14:12:02.262Z", "2019-07-23T14:12:02.265Z", "2019-07-23T14:12:02.270Z", "2019-07-23T14:12:02.274Z", "2019-07-23T14:12:02.278Z", "2019-07-23T14:12:02.282Z", "2019-07-23T14:12:02.285Z", "2019-07-23T14:12:02.290Z"]</text:p>
          </table:table-cell>
        </table:table-row>
        <table:table-row table:style-name="ro1">
          <table:table-cell/>
          <table:table-cell office:value-type="string" calcext:value-type="string">
            <text:p>Dashboard.vue:212 213</text:p>
          </table:table-cell>
          <table:table-cell office:value-type="string" calcext:value-type="string">
            <text:p>Dashboard.vue:212 79</text:p>
          </table:table-cell>
          <table:table-cell office:value-type="string" calcext:value-type="string">
            <text:p>Dashboard.vue:212 145</text:p>
          </table:table-cell>
          <table:table-cell office:value-type="string" calcext:value-type="string">
            <text:p>Dashboard.vue:212 551</text:p>
          </table:table-cell>
          <table:table-cell office:value-type="string" calcext:value-type="string">
            <text:p>Dashboard.vue:212 815</text:p>
          </table:table-cell>
          <table:table-cell office:value-type="string" calcext:value-type="string">
            <text:p>Dashboard.vue:219 tumpukan yang belum diterima : 28</text:p>
          </table:table-cell>
          <table:table-cell/>
          <table:table-cell office:value-type="string" calcext:value-type="string">
            <text:p>Dashboard.vue:212 257</text:p>
          </table:table-cell>
          <table:table-cell office:value-type="string" calcext:value-type="string">
            <text:p>Dashboard.vue:212 92</text:p>
          </table:table-cell>
          <table:table-cell office:value-type="string" calcext:value-type="string">
            <text:p>Dashboard.vue:219 tumpukan yang belum diterima : 28</text:p>
          </table:table-cell>
          <table:table-cell office:value-type="string" calcext:value-type="string">
            <text:p>Dashboard.vue:212 591</text:p>
          </table:table-cell>
          <table:table-cell office:value-type="string" calcext:value-type="string">
            <text:p>Dashboard.vue:212 929</text:p>
          </table:table-cell>
          <table:table-cell office:value-type="string" calcext:value-type="string">
            <text:p>Dashboard.vue:212 534</text:p>
          </table:table-cell>
          <table:table-cell/>
          <table:table-cell office:value-type="string" calcext:value-type="string">
            <text:p>Dashboard.vue:212 181</text:p>
          </table:table-cell>
          <table:table-cell office:value-type="string" calcext:value-type="string">
            <text:p>Dashboard.vue:212 95</text:p>
          </table:table-cell>
          <table:table-cell office:value-type="string" calcext:value-type="string">
            <text:p>Dashboard.vue:212 589</text:p>
          </table:table-cell>
          <table:table-cell office:value-type="string" calcext:value-type="string">
            <text:p>Dashboard.vue:212 561</text:p>
          </table:table-cell>
          <table:table-cell office:value-type="string" calcext:value-type="string">
            <text:p>Dashboard.vue:212 608</text:p>
          </table:table-cell>
          <table:table-cell office:value-type="string" calcext:value-type="string">
            <text:p>Dashboard.vue:212 605</text:p>
          </table:table-cell>
          <table:table-cell/>
          <table:table-cell office:value-type="string" calcext:value-type="string">
            <text:p>Dashboard.vue:212 133</text:p>
          </table:table-cell>
          <table:table-cell office:value-type="string" calcext:value-type="string">
            <text:p>Dashboard.vue:212 20</text:p>
          </table:table-cell>
          <table:table-cell office:value-type="string" calcext:value-type="string">
            <text:p>Dashboard.vue:219 tumpukan yang belum diterima : 12</text:p>
          </table:table-cell>
          <table:table-cell office:value-type="string" calcext:value-type="string">
            <text:p>Dashboard.vue:212 366</text:p>
          </table:table-cell>
          <table:table-cell office:value-type="string" calcext:value-type="string">
            <text:p>Dashboard.vue:212 720</text:p>
          </table:table-cell>
          <table:table-cell office:value-type="string" calcext:value-type="string">
            <text:p>Dashboard.vue:212 449</text:p>
          </table:table-cell>
        </table:table-row>
        <table:table-row table:style-name="ro1">
          <table:table-cell/>
          <table:table-cell office:value-type="string" calcext:value-type="string">
            <text:p>Dashboard.vue:212 2019-07-23T14:18:32.244Z</text:p>
          </table:table-cell>
          <table:table-cell office:value-type="string" calcext:value-type="string">
            <text:p>Dashboard.vue:212 2019-07-23T14:20:09.758Z</text:p>
          </table:table-cell>
          <table:table-cell office:value-type="string" calcext:value-type="string">
            <text:p>Dashboard.vue:212 2019-07-23T14:20:38.443Z</text:p>
          </table:table-cell>
          <table:table-cell office:value-type="string" calcext:value-type="string">
            <text:p>Dashboard.vue:212 2019-07-23T14:21:14.145Z</text:p>
          </table:table-cell>
          <table:table-cell office:value-type="string" calcext:value-type="string">
            <text:p>Dashboard.vue:212 2019-07-23T14:21:50.275Z</text:p>
          </table:table-cell>
          <table:table-cell office:value-type="string" calcext:value-type="string">
            <text:p>Dashboard.vue:220 (28) ["2019-07-23T14:22:25.384Z", "2019-07-23T14:22:25.388Z", "2019-07-23T14:22:25.392Z", "2019-07-23T14:22:25.395Z", "2019-07-23T14:22:25.464Z", "2019-07-23T14:22:25.473Z", "2019-07-23T14:22:25.479Z", "2019-07-23T14:22:25.480Z", "2019-07-23T14:22:25.484Z", "2019-07-23T14:22:25.488Z", "2019-07-23T14:22:25.491Z", "2019-07-23T14:22:25.496Z", "2019-07-23T14:22:25.500Z", "2019-07-23T14:22:25.504Z", "2019-07-23T14:22:25.508Z", "2019-07-23T14:22:25.518Z", "2019-07-23T14:22:25.522Z", "2019-07-23T14:22:25.529Z", "2019-07-23T14:22:25.534Z", "2019-07-23T14:22:25.541Z", "2019-07-23T14:22:25.546Z", "2019-07-23T14:22:25.548Z", "2019-07-23T14:22:25.552Z", "2019-07-23T14:22:25.555Z", "2019-07-23T14:22:25.564Z", "2019-07-23T14:22:25.565Z", "2019-07-23T14:22:25.570Z", "2019-07-23T14:22:25.572Z"]</text:p>
          </table:table-cell>
          <table:table-cell/>
          <table:table-cell office:value-type="string" calcext:value-type="string">
            <text:p>Dashboard.vue:212 2019-07-23T14:29:32.210Z</text:p>
          </table:table-cell>
          <table:table-cell office:value-type="string" calcext:value-type="string">
            <text:p>Dashboard.vue:212 2019-07-23T14:30:10.180Z</text:p>
          </table:table-cell>
          <table:table-cell office:value-type="string" calcext:value-type="string">
            <text:p>Dashboard.vue:220 (28) ["2019-07-23T14:30:57.709Z", "2019-07-23T14:30:57.720Z", "2019-07-23T14:30:57.745Z", "2019-07-23T14:30:57.752Z", "2019-07-23T14:30:57.759Z", "2019-07-23T14:30:57.773Z", "2019-07-23T14:30:57.780Z", "2019-07-23T14:30:57.788Z", "2019-07-23T14:30:57.809Z", "2019-07-23T14:30:57.819Z", "2019-07-23T14:30:57.829Z", "2019-07-23T14:30:57.839Z", "2019-07-23T14:30:57.849Z", "2019-07-23T14:30:57.861Z", "2019-07-23T14:30:57.884Z", "2019-07-23T14:30:57.914Z", "2019-07-23T14:30:57.954Z", "2019-07-23T14:30:57.962Z", "2019-07-23T14:30:57.969Z", "2019-07-23T14:30:57.978Z", "2019-07-23T14:30:57.989Z", "2019-07-23T14:30:57.998Z", "2019-07-23T14:30:58.009Z", "2019-07-23T14:30:58.018Z", "2019-07-23T14:30:58.029Z", "2019-07-23T14:30:58.039Z", "2019-07-23T14:30:58.048Z", "2019-07-23T14:30:58.059Z"]</text:p>
          </table:table-cell>
          <table:table-cell office:value-type="string" calcext:value-type="string">
            <text:p>Dashboard.vue:212 2019-07-23T14:31:39.922Z</text:p>
          </table:table-cell>
          <table:table-cell office:value-type="string" calcext:value-type="string">
            <text:p>Dashboard.vue:212 2019-07-23T14:32:17.456Z</text:p>
          </table:table-cell>
          <table:table-cell office:value-type="string" calcext:value-type="string">
            <text:p>Dashboard.vue:212 2019-07-23T14:32:59.171Z</text:p>
          </table:table-cell>
          <table:table-cell/>
          <table:table-cell office:value-type="string" calcext:value-type="string">
            <text:p>Dashboard.vue:212 2019-07-23T14:12:52.362Z</text:p>
          </table:table-cell>
          <table:table-cell office:value-type="string" calcext:value-type="string">
            <text:p>Dashboard.vue:212 2019-07-23T14:13:25.925Z</text:p>
          </table:table-cell>
          <table:table-cell office:value-type="string" calcext:value-type="string">
            <text:p>Dashboard.vue:212 2019-07-23T14:13:52.594Z</text:p>
          </table:table-cell>
          <table:table-cell office:value-type="string" calcext:value-type="string">
            <text:p>Dashboard.vue:212 2019-07-23T14:14:24.066Z</text:p>
          </table:table-cell>
          <table:table-cell office:value-type="string" calcext:value-type="string">
            <text:p>Dashboard.vue:212 2019-07-23T14:15:16.811Z</text:p>
          </table:table-cell>
          <table:table-cell office:value-type="string" calcext:value-type="string">
            <text:p>Dashboard.vue:212 2019-07-23T14:16:02.138Z</text:p>
          </table:table-cell>
          <table:table-cell/>
          <table:table-cell office:value-type="string" calcext:value-type="string">
            <text:p>Dashboard.vue:212 2019-07-23T14:08:27.170Z</text:p>
          </table:table-cell>
          <table:table-cell office:value-type="string" calcext:value-type="string">
            <text:p>Dashboard.vue:212 2019-07-23T14:09:25.964Z</text:p>
          </table:table-cell>
          <table:table-cell office:value-type="string" calcext:value-type="string">
            <text:p>Dashboard.vue:220 (12) ["2019-07-23T14:09:58.179Z", "2019-07-23T14:09:58.184Z", "2019-07-23T14:09:58.222Z", "2019-07-23T14:09:58.224Z", "2019-07-23T14:09:58.235Z", "2019-07-23T14:09:58.244Z", "2019-07-23T14:09:58.254Z", "2019-07-23T14:09:58.264Z", "2019-07-23T14:09:58.290Z", "2019-07-23T14:09:58.294Z", "2019-07-23T14:09:58.304Z", "2019-07-23T14:09:58.314Z"]</text:p>
          </table:table-cell>
          <table:table-cell office:value-type="string" calcext:value-type="string">
            <text:p>Dashboard.vue:212 2019-07-23T14:10:54.800Z</text:p>
          </table:table-cell>
          <table:table-cell office:value-type="string" calcext:value-type="string">
            <text:p>Dashboard.vue:212 2019-07-23T14:11:26.539Z</text:p>
          </table:table-cell>
          <table:table-cell office:value-type="string" calcext:value-type="string">
            <text:p>Dashboard.vue:212 2019-07-23T14:12:02.177Z</text:p>
          </table:table-cell>
        </table:table-row>
        <table:table-row table:style-name="ro1">
          <table:table-cell/>
          <table:table-cell office:value-type="string" calcext:value-type="string">
            <text:p>Dashboard.vue:212 523</text:p>
          </table:table-cell>
          <table:table-cell office:value-type="string" calcext:value-type="string">
            <text:p>Dashboard.vue:212 75</text:p>
          </table:table-cell>
          <table:table-cell office:value-type="string" calcext:value-type="string">
            <text:p>Dashboard.vue:219 tumpukan yang belum diterima : 8</text:p>
          </table:table-cell>
          <table:table-cell office:value-type="string" calcext:value-type="string">
            <text:p>Dashboard.vue:219 tumpukan yang belum diterima : 27</text:p>
          </table:table-cell>
          <table:table-cell office:value-type="string" calcext:value-type="string">
            <text:p>Dashboard.vue:219 tumpukan yang belum diterima : 28</text:p>
          </table:table-cell>
          <table:table-cell office:value-type="string" calcext:value-type="string">
            <text:p>Dashboard.vue:212 768</text:p>
          </table:table-cell>
          <table:table-cell/>
          <table:table-cell office:value-type="string" calcext:value-type="string">
            <text:p>Dashboard.vue:212 430</text:p>
          </table:table-cell>
          <table:table-cell office:value-type="string" calcext:value-type="string">
            <text:p>Dashboard.vue:212 240</text:p>
          </table:table-cell>
          <table:table-cell office:value-type="string" calcext:value-type="string">
            <text:p>Dashboard.vue:212 656</text:p>
          </table:table-cell>
          <table:table-cell office:value-type="string" calcext:value-type="string">
            <text:p>Dashboard.vue:219 tumpukan yang belum diterima : 27</text:p>
          </table:table-cell>
          <table:table-cell office:value-type="string" calcext:value-type="string">
            <text:p>Dashboard.vue:219 tumpukan yang belum diterima : 28</text:p>
          </table:table-cell>
          <table:table-cell office:value-type="string" calcext:value-type="string">
            <text:p>Dashboard.vue:219 tumpukan yang belum diterima : 27</text:p>
          </table:table-cell>
          <table:table-cell/>
          <table:table-cell office:value-type="string" calcext:value-type="string">
            <text:p>Dashboard.vue:212 295</text:p>
          </table:table-cell>
          <table:table-cell office:value-type="string" calcext:value-type="string">
            <text:p>Dashboard.vue:212 74</text:p>
          </table:table-cell>
          <table:table-cell office:value-type="string" calcext:value-type="string">
            <text:p>Dashboard.vue:219 tumpukan yang belum diterima : 19</text:p>
          </table:table-cell>
          <table:table-cell table:number-columns-repeated="3" office:value-type="string" calcext:value-type="string">
            <text:p>Dashboard.vue:219 tumpukan yang belum diterima : 28</text:p>
          </table:table-cell>
          <table:table-cell/>
          <table:table-cell office:value-type="string" calcext:value-type="string">
            <text:p>Dashboard.vue:212 73</text:p>
          </table:table-cell>
          <table:table-cell office:value-type="string" calcext:value-type="string">
            <text:p>Dashboard.vue:212 23</text:p>
          </table:table-cell>
          <table:table-cell office:value-type="string" calcext:value-type="string">
            <text:p>Dashboard.vue:212 304</text:p>
          </table:table-cell>
          <table:table-cell office:value-type="string" calcext:value-type="string">
            <text:p>Dashboard.vue:219 tumpukan yang belum diterima : 22</text:p>
          </table:table-cell>
          <table:table-cell table:number-columns-repeated="2" office:value-type="string" calcext:value-type="string">
            <text:p>Dashboard.vue:219 tumpukan yang belum diterima : 28</text:p>
          </table:table-cell>
        </table:table-row>
        <table:table-row table:style-name="ro1">
          <table:table-cell/>
          <table:table-cell office:value-type="string" calcext:value-type="string">
            <text:p>Dashboard.vue:212 2019-07-23T14:18:32.347Z</text:p>
          </table:table-cell>
          <table:table-cell office:value-type="string" calcext:value-type="string">
            <text:p>Dashboard.vue:212 2019-07-23T14:20:09.808Z</text:p>
          </table:table-cell>
          <table:table-cell office:value-type="string" calcext:value-type="string">
            <text:p>Dashboard.vue:220 (8) ["2019-07-23T14:20:38.459Z", "2019-07-23T14:20:38.470Z", "2019-07-23T14:20:38.477Z", "2019-07-23T14:20:38.506Z", "2019-07-23T14:20:38.516Z", "2019-07-23T14:20:38.527Z", "2019-07-23T14:20:38.538Z", "2019-07-23T14:20:38.545Z"]</text:p>
          </table:table-cell>
          <table:table-cell office:value-type="string" calcext:value-type="string">
            <text:p>Dashboard.vue:220 (27) ["2019-07-23T14:21:14.150Z", "2019-07-23T14:21:14.233Z", "2019-07-23T14:21:14.235Z", "2019-07-23T14:21:14.240Z", "2019-07-23T14:21:14.251Z", "2019-07-23T14:21:14.259Z", "2019-07-23T14:21:14.261Z", "2019-07-23T14:21:14.265Z", "2019-07-23T14:21:14.270Z", "2019-07-23T14:21:14.274Z", "2019-07-23T14:21:14.280Z", "2019-07-23T14:21:14.288Z", "2019-07-23T14:21:14.290Z", "2019-07-23T14:21:14.295Z", "2019-07-23T14:21:14.300Z", "2019-07-23T14:21:14.305Z", "2019-07-23T14:21:14.325Z", "2019-07-23T14:21:14.326Z", "2019-07-23T14:21:14.331Z", "2019-07-23T14:21:14.337Z", "2019-07-23T14:21:14.341Z", "2019-07-23T14:21:14.346Z", "2019-07-23T14:21:14.350Z", "2019-07-23T14:21:14.355Z", "2019-07-23T14:21:14.361Z", "2019-07-23T14:21:14.365Z", "2019-07-23T14:21:14.370Z"]</text:p>
          </table:table-cell>
          <table:table-cell office:value-type="string" calcext:value-type="string">
            <text:p>Dashboard.vue:220 (28) ["2019-07-23T14:21:50.183Z", "2019-07-23T14:21:50.187Z", "2019-07-23T14:21:50.191Z", "2019-07-23T14:21:50.195Z", "2019-07-23T14:21:50.280Z", "2019-07-23T14:21:50.283Z", "2019-07-23T14:21:50.290Z", "2019-07-23T14:21:50.295Z", "2019-07-23T14:21:50.299Z", "2019-07-23T14:21:50.304Z", "2019-07-23T14:21:50.307Z", "2019-07-23T14:21:50.311Z", "2019-07-23T14:21:50.317Z", "2019-07-23T14:21:50.318Z", "2019-07-23T14:21:50.323Z", "2019-07-23T14:21:50.328Z", "2019-07-23T14:21:50.332Z", "2019-07-23T14:21:50.337Z", "2019-07-23T14:21:50.339Z", "2019-07-23T14:21:50.344Z", "2019-07-23T14:21:50.347Z", "2019-07-23T14:21:50.355Z", "2019-07-23T14:21:50.365Z", "2019-07-23T14:21:50.370Z", "2019-07-23T14:21:50.377Z", "2019-07-23T14:21:50.381Z", "2019-07-23T14:21:50.388Z", "2019-07-23T14:21:50.390Z"]</text:p>
          </table:table-cell>
          <table:table-cell office:value-type="string" calcext:value-type="string">
            <text:p>Dashboard.vue:212 2019-07-23T14:22:25.464Z</text:p>
          </table:table-cell>
          <table:table-cell/>
          <table:table-cell office:value-type="string" calcext:value-type="string">
            <text:p>Dashboard.vue:212 2019-07-23T14:29:32.310Z</text:p>
          </table:table-cell>
          <table:table-cell office:value-type="string" calcext:value-type="string">
            <text:p>Dashboard.vue:212 2019-07-23T14:30:10.230Z</text:p>
          </table:table-cell>
          <table:table-cell office:value-type="string" calcext:value-type="string">
            <text:p>Dashboard.vue:212 2019-07-23T14:30:57.709Z</text:p>
          </table:table-cell>
          <table:table-cell office:value-type="string" calcext:value-type="string">
            <text:p>Dashboard.vue:220 (27) ["2019-07-23T14:31:39.927Z", "2019-07-23T14:31:39.931Z", "2019-07-23T14:31:39.939Z", "2019-07-23T14:31:39.945Z", "2019-07-23T14:31:39.950Z", "2019-07-23T14:31:39.957Z", "2019-07-23T14:31:39.960Z", "2019-07-23T14:31:39.965Z", "2019-07-23T14:31:39.973Z", "2019-07-23T14:31:39.989Z", "2019-07-23T14:31:39.996Z", "2019-07-23T14:31:40.000Z", "2019-07-23T14:31:40.005Z", "2019-07-23T14:31:40.010Z", "2019-07-23T14:31:40.015Z", "2019-07-23T14:31:40.041Z", "2019-07-23T14:31:40.045Z", "2019-07-23T14:31:40.051Z", "2019-07-23T14:31:40.058Z", "2019-07-23T14:31:40.064Z", "2019-07-23T14:31:40.084Z", "2019-07-23T14:31:40.121Z", "2019-07-23T14:31:40.156Z", "2019-07-23T14:31:40.165Z", "2019-07-23T14:31:40.171Z", "2019-07-23T14:31:40.175Z", "2019-07-23T14:31:40.180Z"]</text:p>
          </table:table-cell>
          <table:table-cell office:value-type="string" calcext:value-type="string">
            <text:p>Dashboard.vue:220 (28) ["2019-07-23T14:32:17.471Z", "2019-07-23T14:32:17.476Z", "2019-07-23T14:32:17.495Z", "2019-07-23T14:32:17.500Z", "2019-07-23T14:32:17.505Z", "2019-07-23T14:32:17.514Z", "2019-07-23T14:32:17.517Z", "2019-07-23T14:32:17.519Z", "2019-07-23T14:32:17.524Z", "2019-07-23T14:32:17.527Z", "2019-07-23T14:32:17.531Z", "2019-07-23T14:32:17.535Z", "2019-07-23T14:32:17.539Z", "2019-07-23T14:32:17.544Z", "2019-07-23T14:32:17.558Z", "2019-07-23T14:32:17.570Z", "2019-07-23T14:32:17.580Z", "2019-07-23T14:32:17.585Z", "2019-07-23T14:32:17.587Z", "2019-07-23T14:32:17.594Z", "2019-07-23T14:32:17.598Z", "2019-07-23T14:32:17.602Z", "2019-07-23T14:32:17.604Z", "2019-07-23T14:32:17.616Z", "2019-07-23T14:32:17.620Z", "2019-07-23T14:32:17.626Z", "2019-07-23T14:32:17.629Z", "2019-07-23T14:32:17.631Z"]</text:p>
          </table:table-cell>
          <table:table-cell office:value-type="string" calcext:value-type="string">
            <text:p>Dashboard.vue:220 (27) ["2019-07-23T14:32:59.175Z", "2019-07-23T14:32:59.179Z", "2019-07-23T14:32:59.183Z", "2019-07-23T14:32:59.187Z", "2019-07-23T14:32:59.191Z", "2019-07-23T14:32:59.202Z", "2019-07-23T14:32:59.207Z", "2019-07-23T14:32:59.211Z", "2019-07-23T14:32:59.216Z", "2019-07-23T14:32:59.221Z", "2019-07-23T14:32:59.224Z", "2019-07-23T14:32:59.229Z", "2019-07-23T14:32:59.231Z", "2019-07-23T14:32:59.239Z", "2019-07-23T14:32:59.243Z", "2019-07-23T14:32:59.250Z", "2019-07-23T14:32:59.252Z", "2019-07-23T14:32:59.257Z", "2019-07-23T14:32:59.264Z", "2019-07-23T14:32:59.315Z", "2019-07-23T14:32:59.319Z", "2019-07-23T14:32:59.323Z", "2019-07-23T14:32:59.329Z", "2019-07-23T14:32:59.333Z", "2019-07-23T14:32:59.335Z", "2019-07-23T14:32:59.348Z", "2019-07-23T14:32:59.352Z"]</text:p>
          </table:table-cell>
          <table:table-cell/>
          <table:table-cell office:value-type="string" calcext:value-type="string">
            <text:p>Dashboard.vue:212 2019-07-23T14:12:52.462Z</text:p>
          </table:table-cell>
          <table:table-cell office:value-type="string" calcext:value-type="string">
            <text:p>Dashboard.vue:212 2019-07-23T14:13:25.972Z</text:p>
          </table:table-cell>
          <table:table-cell office:value-type="string" calcext:value-type="string">
            <text:p>Dashboard.vue:220 (19) ["2019-07-23T14:13:52.324Z", "2019-07-23T14:13:52.444Z", "2019-07-23T14:13:52.615Z", "2019-07-23T14:13:52.660Z", "2019-07-23T14:13:52.664Z", "2019-07-23T14:13:52.674Z", "2019-07-23T14:13:52.684Z", "2019-07-23T14:13:52.694Z", "2019-07-23T14:13:52.712Z", "2019-07-23T14:13:52.715Z", "2019-07-23T14:13:52.724Z", "2019-07-23T14:13:52.772Z", "2019-07-23T14:13:52.775Z", "2019-07-23T14:13:52.785Z", "2019-07-23T14:13:52.806Z", "2019-07-23T14:13:52.818Z", "2019-07-23T14:13:52.824Z", "2019-07-23T14:13:52.836Z", "2019-07-23T14:13:52.847Z"]</text:p>
          </table:table-cell>
          <table:table-cell office:value-type="string" calcext:value-type="string">
            <text:p>Dashboard.vue:220 (28) ["2019-07-23T14:14:23.826Z", "2019-07-23T14:14:23.830Z", "2019-07-23T14:14:23.836Z", "2019-07-23T14:14:23.846Z", "2019-07-23T14:14:23.855Z", "2019-07-23T14:14:23.865Z", "2019-07-23T14:14:23.875Z", "2019-07-23T14:14:23.880Z", "2019-07-23T14:14:23.895Z", "2019-07-23T14:14:23.900Z", "2019-07-23T14:14:23.906Z", "2019-07-23T14:14:23.911Z", "2019-07-23T14:14:23.916Z", "2019-07-23T14:14:23.920Z", "2019-07-23T14:14:23.925Z", "2019-07-23T14:14:23.931Z", "2019-07-23T14:14:23.936Z", "2019-07-23T14:14:23.941Z", "2019-07-23T14:14:23.945Z", "2019-07-23T14:14:23.950Z", "2019-07-23T14:14:23.955Z", "2019-07-23T14:14:23.961Z", "2019-07-23T14:14:23.966Z", "2019-07-23T14:14:23.971Z", "2019-07-23T14:14:23.976Z", "2019-07-23T14:14:24.085Z", "2019-07-23T14:14:24.090Z", "2019-07-23T14:14:24.095Z"]</text:p>
          </table:table-cell>
          <table:table-cell office:value-type="string" calcext:value-type="string">
            <text:p>Dashboard.vue:220 (28) ["2019-07-23T14:15:16.611Z", "2019-07-23T14:15:16.614Z", "2019-07-23T14:15:16.622Z", "2019-07-23T14:15:16.625Z", "2019-07-23T14:15:16.633Z", "2019-07-23T14:15:16.635Z", "2019-07-23T14:15:16.638Z", "2019-07-23T14:15:16.649Z", "2019-07-23T14:15:16.661Z", "2019-07-23T14:15:16.669Z", "2019-07-23T14:15:16.673Z", "2019-07-23T14:15:16.677Z", "2019-07-23T14:15:16.681Z", "2019-07-23T14:15:16.685Z", "2019-07-23T14:15:16.689Z", "2019-07-23T14:15:16.693Z", "2019-07-23T14:15:16.697Z", "2019-07-23T14:15:16.702Z", "2019-07-23T14:15:16.704Z", "2019-07-23T14:15:16.709Z", "2019-07-23T14:15:16.713Z", "2019-07-23T14:15:16.718Z", "2019-07-23T14:15:16.721Z", "2019-07-23T14:15:16.725Z", "2019-07-23T14:15:16.729Z", "2019-07-23T14:15:16.733Z", "2019-07-23T14:15:16.819Z", "2019-07-23T14:15:16.824Z"]</text:p>
          </table:table-cell>
          <table:table-cell office:value-type="string" calcext:value-type="string">
            <text:p>Dashboard.vue:220 (28) ["2019-07-23T14:16:01.944Z", "2019-07-23T14:16:01.951Z", "2019-07-23T14:16:01.954Z", "2019-07-23T14:16:01.959Z", "2019-07-23T14:16:01.962Z", "2019-07-23T14:16:01.966Z", "2019-07-23T14:16:01.970Z", "2019-07-23T14:16:01.998Z", "2019-07-23T14:16:02.002Z", "2019-07-23T14:16:02.007Z", "2019-07-23T14:16:02.010Z", "2019-07-23T14:16:02.014Z", "2019-07-23T14:16:02.019Z", "2019-07-23T14:16:02.022Z", "2019-07-23T14:16:02.026Z", "2019-07-23T14:16:02.030Z", "2019-07-23T14:16:02.034Z", "2019-07-23T14:16:02.039Z", "2019-07-23T14:16:02.043Z", "2019-07-23T14:16:02.047Z", "2019-07-23T14:16:02.050Z", "2019-07-23T14:16:02.054Z", "2019-07-23T14:16:02.058Z", "2019-07-23T14:16:02.063Z", "2019-07-23T14:16:02.150Z", "2019-07-23T14:16:02.169Z", "2019-07-23T14:16:02.175Z", "2019-07-23T14:16:02.178Z"]</text:p>
          </table:table-cell>
          <table:table-cell/>
          <table:table-cell office:value-type="string" calcext:value-type="string">
            <text:p>Dashboard.vue:212 2019-07-23T14:08:27.269Z</text:p>
          </table:table-cell>
          <table:table-cell office:value-type="string" calcext:value-type="string">
            <text:p>Dashboard.vue:212 2019-07-23T14:09:26.014Z</text:p>
          </table:table-cell>
          <table:table-cell office:value-type="string" calcext:value-type="string">
            <text:p>Dashboard.vue:212 2019-07-23T14:09:58.179Z</text:p>
          </table:table-cell>
          <table:table-cell office:value-type="string" calcext:value-type="string">
            <text:p>Dashboard.vue:220 (22) ["2019-07-23T14:10:54.806Z", "2019-07-23T14:10:54.811Z", "2019-07-23T14:10:54.816Z", "2019-07-23T14:10:54.821Z", "2019-07-23T14:10:54.826Z", "2019-07-23T14:10:54.831Z", "2019-07-23T14:10:54.836Z", "2019-07-23T14:10:54.840Z", "2019-07-23T14:10:54.846Z", "2019-07-23T14:10:54.851Z", "2019-07-23T14:10:54.860Z", "2019-07-23T14:10:54.865Z", "2019-07-23T14:10:54.865Z", "2019-07-23T14:10:54.871Z", "2019-07-23T14:10:54.875Z", "2019-07-23T14:10:54.881Z", "2019-07-23T14:10:54.886Z", "2019-07-23T14:10:54.899Z", "2019-07-23T14:10:54.901Z", "2019-07-23T14:10:54.944Z", "2019-07-23T14:10:54.945Z", "2019-07-23T14:10:54.951Z"]</text:p>
          </table:table-cell>
          <table:table-cell office:value-type="string" calcext:value-type="string">
            <text:p>Dashboard.vue:220 (28) ["2019-07-23T14:11:26.544Z", "2019-07-23T14:11:26.548Z", "2019-07-23T14:11:26.552Z", "2019-07-23T14:11:26.556Z", "2019-07-23T14:11:26.560Z", "2019-07-23T14:11:26.564Z", "2019-07-23T14:11:26.568Z", "2019-07-23T14:11:26.572Z", "2019-07-23T14:11:26.576Z", "2019-07-23T14:11:26.580Z", "2019-07-23T14:11:26.584Z", "2019-07-23T14:11:26.588Z", "2019-07-23T14:11:26.592Z", "2019-07-23T14:11:26.596Z", "2019-07-23T14:11:26.600Z", "2019-07-23T14:11:26.604Z", "2019-07-23T14:11:26.608Z", "2019-07-23T14:11:26.612Z", "2019-07-23T14:11:26.616Z", "2019-07-23T14:11:26.620Z", "2019-07-23T14:11:26.624Z", "2019-07-23T14:11:26.628Z", "2019-07-23T14:11:26.632Z", "2019-07-23T14:11:26.636Z", "2019-07-23T14:11:26.640Z", "2019-07-23T14:11:26.644Z", "2019-07-23T14:11:26.648Z", "2019-07-23T14:11:26.652Z"]</text:p>
          </table:table-cell>
          <table:table-cell office:value-type="string" calcext:value-type="string">
            <text:p>Dashboard.vue:220 (28) ["2019-07-23T14:12:02.182Z", "2019-07-23T14:12:02.186Z", "2019-07-23T14:12:02.189Z", "2019-07-23T14:12:02.193Z", "2019-07-23T14:12:02.198Z", "2019-07-23T14:12:02.202Z", "2019-07-23T14:12:02.206Z", "2019-07-23T14:12:02.210Z", "2019-07-23T14:12:02.213Z", "2019-07-23T14:12:02.217Z", "2019-07-23T14:12:02.222Z", "2019-07-23T14:12:02.225Z", "2019-07-23T14:12:02.230Z", "2019-07-23T14:12:02.233Z", "2019-07-23T14:12:02.237Z", "2019-07-23T14:12:02.242Z", "2019-07-23T14:12:02.245Z", "2019-07-23T14:12:02.250Z", "2019-07-23T14:12:02.254Z", "2019-07-23T14:12:02.258Z", "2019-07-23T14:12:02.262Z", "2019-07-23T14:12:02.265Z", "2019-07-23T14:12:02.270Z", "2019-07-23T14:12:02.274Z", "2019-07-23T14:12:02.278Z", "2019-07-23T14:12:02.282Z", "2019-07-23T14:12:02.285Z", "2019-07-23T14:12:02.290Z"]</text:p>
          </table:table-cell>
        </table:table-row>
        <table:table-row table:style-name="ro1">
          <table:table-cell/>
          <table:table-cell office:value-type="string" calcext:value-type="string">
            <text:p>Dashboard.vue:212 549</text:p>
          </table:table-cell>
          <table:table-cell office:value-type="string" calcext:value-type="string">
            <text:p>Dashboard.vue:212 82</text:p>
          </table:table-cell>
          <table:table-cell office:value-type="string" calcext:value-type="string">
            <text:p>Dashboard.vue:212 148</text:p>
          </table:table-cell>
          <table:table-cell office:value-type="string" calcext:value-type="string">
            <text:p>Dashboard.vue:212 520</text:p>
          </table:table-cell>
          <table:table-cell office:value-type="string" calcext:value-type="string">
            <text:p>Dashboard.vue:212 818</text:p>
          </table:table-cell>
          <table:table-cell office:value-type="string" calcext:value-type="string">
            <text:p>Dashboard.vue:219 tumpukan yang belum diterima : 27</text:p>
          </table:table-cell>
          <table:table-cell/>
          <table:table-cell office:value-type="string" calcext:value-type="string">
            <text:p>Dashboard.vue:212 347</text:p>
          </table:table-cell>
          <table:table-cell office:value-type="string" calcext:value-type="string">
            <text:p>Dashboard.vue:212 211</text:p>
          </table:table-cell>
          <table:table-cell office:value-type="string" calcext:value-type="string">
            <text:p>Dashboard.vue:219 tumpukan yang belum diterima : 27</text:p>
          </table:table-cell>
          <table:table-cell office:value-type="string" calcext:value-type="string">
            <text:p>Dashboard.vue:212 592</text:p>
          </table:table-cell>
          <table:table-cell office:value-type="string" calcext:value-type="string">
            <text:p>Dashboard.vue:212 921</text:p>
          </table:table-cell>
          <table:table-cell office:value-type="string" calcext:value-type="string">
            <text:p>Dashboard.vue:212 549</text:p>
          </table:table-cell>
          <table:table-cell/>
          <table:table-cell office:value-type="string" calcext:value-type="string">
            <text:p>Dashboard.vue:212 215</text:p>
          </table:table-cell>
          <table:table-cell office:value-type="string" calcext:value-type="string">
            <text:p>Dashboard.vue:212 42</text:p>
          </table:table-cell>
          <table:table-cell office:value-type="string" calcext:value-type="string">
            <text:p>Dashboard.vue:212 577</text:p>
          </table:table-cell>
          <table:table-cell office:value-type="string" calcext:value-type="string">
            <text:p>Dashboard.vue:212 746</text:p>
          </table:table-cell>
          <table:table-cell office:value-type="string" calcext:value-type="string">
            <text:p>Dashboard.vue:212 618</text:p>
          </table:table-cell>
          <table:table-cell office:value-type="string" calcext:value-type="string">
            <text:p>Dashboard.vue:212 754</text:p>
          </table:table-cell>
          <table:table-cell/>
          <table:table-cell office:value-type="string" calcext:value-type="string">
            <text:p>Dashboard.vue:212 141</text:p>
          </table:table-cell>
          <table:table-cell office:value-type="string" calcext:value-type="string">
            <text:p>Dashboard.vue:212 21</text:p>
          </table:table-cell>
          <table:table-cell office:value-type="string" calcext:value-type="string">
            <text:p>Dashboard.vue:219 tumpukan yang belum diterima : 11</text:p>
          </table:table-cell>
          <table:table-cell office:value-type="string" calcext:value-type="string">
            <text:p>Dashboard.vue:212 380</text:p>
          </table:table-cell>
          <table:table-cell office:value-type="string" calcext:value-type="string">
            <text:p>Dashboard.vue:212 722</text:p>
          </table:table-cell>
          <table:table-cell office:value-type="string" calcext:value-type="string">
            <text:p>Dashboard.vue:212 453</text:p>
          </table:table-cell>
        </table:table-row>
        <table:table-row table:style-name="ro1">
          <table:table-cell/>
          <table:table-cell office:value-type="string" calcext:value-type="string">
            <text:p>Dashboard.vue:212 2019-07-23T14:18:32.443Z</text:p>
          </table:table-cell>
          <table:table-cell office:value-type="string" calcext:value-type="string">
            <text:p>Dashboard.vue:212 2019-07-23T14:20:09.857Z</text:p>
          </table:table-cell>
          <table:table-cell office:value-type="string" calcext:value-type="string">
            <text:p>Dashboard.vue:212 2019-07-23T14:20:38.459Z</text:p>
          </table:table-cell>
          <table:table-cell office:value-type="string" calcext:value-type="string">
            <text:p>Dashboard.vue:212 2019-07-23T14:21:14.233Z</text:p>
          </table:table-cell>
          <table:table-cell office:value-type="string" calcext:value-type="string">
            <text:p>Dashboard.vue:212 2019-07-23T14:21:50.280Z</text:p>
          </table:table-cell>
          <table:table-cell office:value-type="string" calcext:value-type="string">
            <text:p>Dashboard.vue:220 (27) ["2019-07-23T14:22:25.384Z", "2019-07-23T14:22:25.388Z", "2019-07-23T14:22:25.392Z", "2019-07-23T14:22:25.395Z", "2019-07-23T14:22:25.473Z", "2019-07-23T14:22:25.479Z", "2019-07-23T14:22:25.480Z", "2019-07-23T14:22:25.484Z", "2019-07-23T14:22:25.488Z", "2019-07-23T14:22:25.491Z", "2019-07-23T14:22:25.496Z", "2019-07-23T14:22:25.500Z", "2019-07-23T14:22:25.504Z", "2019-07-23T14:22:25.508Z", "2019-07-23T14:22:25.518Z", "2019-07-23T14:22:25.522Z", "2019-07-23T14:22:25.529Z", "2019-07-23T14:22:25.534Z", "2019-07-23T14:22:25.541Z", "2019-07-23T14:22:25.546Z", "2019-07-23T14:22:25.548Z", "2019-07-23T14:22:25.552Z", "2019-07-23T14:22:25.555Z", "2019-07-23T14:22:25.564Z", "2019-07-23T14:22:25.565Z", "2019-07-23T14:22:25.570Z", "2019-07-23T14:22:25.572Z"]</text:p>
          </table:table-cell>
          <table:table-cell/>
          <table:table-cell office:value-type="string" calcext:value-type="string">
            <text:p>Dashboard.vue:212 2019-07-23T14:29:32.411Z</text:p>
          </table:table-cell>
          <table:table-cell office:value-type="string" calcext:value-type="string">
            <text:p>Dashboard.vue:212 2019-07-23T14:30:10.280Z</text:p>
          </table:table-cell>
          <table:table-cell office:value-type="string" calcext:value-type="string">
            <text:p>Dashboard.vue:220 (27) ["2019-07-23T14:30:57.720Z", "2019-07-23T14:30:57.745Z", "2019-07-23T14:30:57.752Z", "2019-07-23T14:30:57.759Z", "2019-07-23T14:30:57.773Z", "2019-07-23T14:30:57.780Z", "2019-07-23T14:30:57.788Z", "2019-07-23T14:30:57.809Z", "2019-07-23T14:30:57.819Z", "2019-07-23T14:30:57.829Z", "2019-07-23T14:30:57.839Z", "2019-07-23T14:30:57.849Z", "2019-07-23T14:30:57.861Z", "2019-07-23T14:30:57.884Z", "2019-07-23T14:30:57.914Z", "2019-07-23T14:30:57.954Z", "2019-07-23T14:30:57.962Z", "2019-07-23T14:30:57.969Z", "2019-07-23T14:30:57.978Z", "2019-07-23T14:30:57.989Z", "2019-07-23T14:30:57.998Z", "2019-07-23T14:30:58.009Z", "2019-07-23T14:30:58.018Z", "2019-07-23T14:30:58.029Z", "2019-07-23T14:30:58.039Z", "2019-07-23T14:30:58.048Z", "2019-07-23T14:30:58.059Z"]</text:p>
          </table:table-cell>
          <table:table-cell office:value-type="string" calcext:value-type="string">
            <text:p>Dashboard.vue:212 2019-07-23T14:31:39.927Z</text:p>
          </table:table-cell>
          <table:table-cell office:value-type="string" calcext:value-type="string">
            <text:p>Dashboard.vue:212 2019-07-23T14:32:17.471Z</text:p>
          </table:table-cell>
          <table:table-cell office:value-type="string" calcext:value-type="string">
            <text:p>Dashboard.vue:212 2019-07-23T14:32:59.175Z</text:p>
          </table:table-cell>
          <table:table-cell/>
          <table:table-cell office:value-type="string" calcext:value-type="string">
            <text:p>Dashboard.vue:212 2019-07-23T14:12:52.562Z</text:p>
          </table:table-cell>
          <table:table-cell office:value-type="string" calcext:value-type="string">
            <text:p>Dashboard.vue:212 2019-07-23T14:13:26.032Z</text:p>
          </table:table-cell>
          <table:table-cell office:value-type="string" calcext:value-type="string">
            <text:p>Dashboard.vue:212 2019-07-23T14:13:52.615Z</text:p>
          </table:table-cell>
          <table:table-cell office:value-type="string" calcext:value-type="string">
            <text:p>Dashboard.vue:212 2019-07-23T14:14:23.895Z</text:p>
          </table:table-cell>
          <table:table-cell office:value-type="string" calcext:value-type="string">
            <text:p>Dashboard.vue:212 2019-07-23T14:15:16.819Z</text:p>
          </table:table-cell>
          <table:table-cell office:value-type="string" calcext:value-type="string">
            <text:p>Dashboard.vue:212 2019-07-23T14:16:01.998Z</text:p>
          </table:table-cell>
          <table:table-cell/>
          <table:table-cell office:value-type="string" calcext:value-type="string">
            <text:p>Dashboard.vue:212 2019-07-23T14:08:27.370Z</text:p>
          </table:table-cell>
          <table:table-cell office:value-type="string" calcext:value-type="string">
            <text:p>Dashboard.vue:212 2019-07-23T14:09:26.067Z</text:p>
          </table:table-cell>
          <table:table-cell office:value-type="string" calcext:value-type="string">
            <text:p>Dashboard.vue:220 (11) ["2019-07-23T14:09:58.184Z", "2019-07-23T14:09:58.222Z", "2019-07-23T14:09:58.224Z", "2019-07-23T14:09:58.235Z", "2019-07-23T14:09:58.244Z", "2019-07-23T14:09:58.254Z", "2019-07-23T14:09:58.264Z", "2019-07-23T14:09:58.290Z", "2019-07-23T14:09:58.294Z", "2019-07-23T14:09:58.304Z", "2019-07-23T14:09:58.314Z"]</text:p>
          </table:table-cell>
          <table:table-cell office:value-type="string" calcext:value-type="string">
            <text:p>Dashboard.vue:212 2019-07-23T14:10:54.806Z</text:p>
          </table:table-cell>
          <table:table-cell office:value-type="string" calcext:value-type="string">
            <text:p>Dashboard.vue:212 2019-07-23T14:11:26.544Z</text:p>
          </table:table-cell>
          <table:table-cell office:value-type="string" calcext:value-type="string">
            <text:p>Dashboard.vue:212 2019-07-23T14:12:02.182Z</text:p>
          </table:table-cell>
        </table:table-row>
        <table:table-row table:style-name="ro1">
          <table:table-cell/>
          <table:table-cell office:value-type="string" calcext:value-type="string">
            <text:p>Dashboard.vue:219 tumpukan yang belum diterima : 5</text:p>
          </table:table-cell>
          <table:table-cell office:value-type="string" calcext:value-type="string">
            <text:p>Dashboard.vue:212 64</text:p>
          </table:table-cell>
          <table:table-cell office:value-type="string" calcext:value-type="string">
            <text:p>Dashboard.vue:219 tumpukan yang belum diterima : 7</text:p>
          </table:table-cell>
          <table:table-cell office:value-type="string" calcext:value-type="string">
            <text:p>Dashboard.vue:219 tumpukan yang belum diterima : 26</text:p>
          </table:table-cell>
          <table:table-cell office:value-type="string" calcext:value-type="string">
            <text:p>Dashboard.vue:219 tumpukan yang belum diterima : 27</text:p>
          </table:table-cell>
          <table:table-cell office:value-type="string" calcext:value-type="string">
            <text:p>Dashboard.vue:212 856</text:p>
          </table:table-cell>
          <table:table-cell/>
          <table:table-cell office:value-type="string" calcext:value-type="string">
            <text:p>Dashboard.vue:212 254</text:p>
          </table:table-cell>
          <table:table-cell office:value-type="string" calcext:value-type="string">
            <text:p>Dashboard.vue:212 169</text:p>
          </table:table-cell>
          <table:table-cell office:value-type="string" calcext:value-type="string">
            <text:p>Dashboard.vue:212 656</text:p>
          </table:table-cell>
          <table:table-cell office:value-type="string" calcext:value-type="string">
            <text:p>Dashboard.vue:219 tumpukan yang belum diterima : 26</text:p>
          </table:table-cell>
          <table:table-cell office:value-type="string" calcext:value-type="string">
            <text:p>Dashboard.vue:219 tumpukan yang belum diterima : 27</text:p>
          </table:table-cell>
          <table:table-cell office:value-type="string" calcext:value-type="string">
            <text:p>Dashboard.vue:219 tumpukan yang belum diterima : 26</text:p>
          </table:table-cell>
          <table:table-cell/>
          <table:table-cell office:value-type="string" calcext:value-type="string">
            <text:p>Dashboard.vue:212 121</text:p>
          </table:table-cell>
          <table:table-cell office:value-type="string" calcext:value-type="string">
            <text:p>Dashboard.vue:212 44</text:p>
          </table:table-cell>
          <table:table-cell office:value-type="string" calcext:value-type="string">
            <text:p>Dashboard.vue:219 tumpukan yang belum diterima : 18</text:p>
          </table:table-cell>
          <table:table-cell table:number-columns-repeated="3" office:value-type="string" calcext:value-type="string">
            <text:p>Dashboard.vue:219 tumpukan yang belum diterima : 27</text:p>
          </table:table-cell>
          <table:table-cell/>
          <table:table-cell office:value-type="string" calcext:value-type="string">
            <text:p>Dashboard.vue:212 80</text:p>
          </table:table-cell>
          <table:table-cell office:value-type="string" calcext:value-type="string">
            <text:p>Dashboard.vue:212 20</text:p>
          </table:table-cell>
          <table:table-cell office:value-type="string" calcext:value-type="string">
            <text:p>Dashboard.vue:212 313</text:p>
          </table:table-cell>
          <table:table-cell office:value-type="string" calcext:value-type="string">
            <text:p>Dashboard.vue:219 tumpukan yang belum diterima : 21</text:p>
          </table:table-cell>
          <table:table-cell table:number-columns-repeated="2" office:value-type="string" calcext:value-type="string">
            <text:p>Dashboard.vue:219 tumpukan yang belum diterima : 27</text:p>
          </table:table-cell>
        </table:table-row>
        <table:table-row table:style-name="ro1">
          <table:table-cell/>
          <table:table-cell office:value-type="string" calcext:value-type="string">
            <text:p>Dashboard.vue:220 (5) ["2019-07-23T14:18:32.544Z", "2019-07-23T14:18:32.644Z", "2019-07-23T14:18:32.744Z", "2019-07-23T14:18:32.843Z", "2019-07-23T14:18:32.943Z"]</text:p>
          </table:table-cell>
          <table:table-cell office:value-type="string" calcext:value-type="string">
            <text:p>Dashboard.vue:212 2019-07-23T14:20:09.908Z</text:p>
          </table:table-cell>
          <table:table-cell office:value-type="string" calcext:value-type="string">
            <text:p>Dashboard.vue:220 (7) ["2019-07-23T14:20:38.470Z", "2019-07-23T14:20:38.477Z", "2019-07-23T14:20:38.506Z", "2019-07-23T14:20:38.516Z", "2019-07-23T14:20:38.527Z", "2019-07-23T14:20:38.538Z", "2019-07-23T14:20:38.545Z"]</text:p>
          </table:table-cell>
          <table:table-cell office:value-type="string" calcext:value-type="string">
            <text:p>Dashboard.vue:220 (26) ["2019-07-23T14:21:14.150Z", "2019-07-23T14:21:14.235Z", "2019-07-23T14:21:14.240Z", "2019-07-23T14:21:14.251Z", "2019-07-23T14:21:14.259Z", "2019-07-23T14:21:14.261Z", "2019-07-23T14:21:14.265Z", "2019-07-23T14:21:14.270Z", "2019-07-23T14:21:14.274Z", "2019-07-23T14:21:14.280Z", "2019-07-23T14:21:14.288Z", "2019-07-23T14:21:14.290Z", "2019-07-23T14:21:14.295Z", "2019-07-23T14:21:14.300Z", "2019-07-23T14:21:14.305Z", "2019-07-23T14:21:14.325Z", "2019-07-23T14:21:14.326Z", "2019-07-23T14:21:14.331Z", "2019-07-23T14:21:14.337Z", "2019-07-23T14:21:14.341Z", "2019-07-23T14:21:14.346Z", "2019-07-23T14:21:14.350Z", "2019-07-23T14:21:14.355Z", "2019-07-23T14:21:14.361Z", "2019-07-23T14:21:14.365Z", "2019-07-23T14:21:14.370Z"]</text:p>
          </table:table-cell>
          <table:table-cell office:value-type="string" calcext:value-type="string">
            <text:p>Dashboard.vue:220 (27) ["2019-07-23T14:21:50.183Z", "2019-07-23T14:21:50.187Z", "2019-07-23T14:21:50.191Z", "2019-07-23T14:21:50.195Z", "2019-07-23T14:21:50.283Z", "2019-07-23T14:21:50.290Z", "2019-07-23T14:21:50.295Z", "2019-07-23T14:21:50.299Z", "2019-07-23T14:21:50.304Z", "2019-07-23T14:21:50.307Z", "2019-07-23T14:21:50.311Z", "2019-07-23T14:21:50.317Z", "2019-07-23T14:21:50.318Z", "2019-07-23T14:21:50.323Z", "2019-07-23T14:21:50.328Z", "2019-07-23T14:21:50.332Z", "2019-07-23T14:21:50.337Z", "2019-07-23T14:21:50.339Z", "2019-07-23T14:21:50.344Z", "2019-07-23T14:21:50.347Z", "2019-07-23T14:21:50.355Z", "2019-07-23T14:21:50.365Z", "2019-07-23T14:21:50.370Z", "2019-07-23T14:21:50.377Z", "2019-07-23T14:21:50.381Z", "2019-07-23T14:21:50.388Z", "2019-07-23T14:21:50.390Z"]</text:p>
          </table:table-cell>
          <table:table-cell office:value-type="string" calcext:value-type="string">
            <text:p>Dashboard.vue:212 2019-07-23T14:22:25.384Z</text:p>
          </table:table-cell>
          <table:table-cell/>
          <table:table-cell office:value-type="string" calcext:value-type="string">
            <text:p>Dashboard.vue:212 2019-07-23T14:29:32.511Z</text:p>
          </table:table-cell>
          <table:table-cell office:value-type="string" calcext:value-type="string">
            <text:p>Dashboard.vue:212 2019-07-23T14:30:10.330Z</text:p>
          </table:table-cell>
          <table:table-cell office:value-type="string" calcext:value-type="string">
            <text:p>Dashboard.vue:212 2019-07-23T14:30:57.720Z</text:p>
          </table:table-cell>
          <table:table-cell office:value-type="string" calcext:value-type="string">
            <text:p>Dashboard.vue:220 (26) ["2019-07-23T14:31:39.931Z", "2019-07-23T14:31:39.939Z", "2019-07-23T14:31:39.945Z", "2019-07-23T14:31:39.950Z", "2019-07-23T14:31:39.957Z", "2019-07-23T14:31:39.960Z", "2019-07-23T14:31:39.965Z", "2019-07-23T14:31:39.973Z", "2019-07-23T14:31:39.989Z", "2019-07-23T14:31:39.996Z", "2019-07-23T14:31:40.000Z", "2019-07-23T14:31:40.005Z", "2019-07-23T14:31:40.010Z", "2019-07-23T14:31:40.015Z", "2019-07-23T14:31:40.041Z", "2019-07-23T14:31:40.045Z", "2019-07-23T14:31:40.051Z", "2019-07-23T14:31:40.058Z", "2019-07-23T14:31:40.064Z", "2019-07-23T14:31:40.084Z", "2019-07-23T14:31:40.121Z", "2019-07-23T14:31:40.156Z", "2019-07-23T14:31:40.165Z", "2019-07-23T14:31:40.171Z", "2019-07-23T14:31:40.175Z", "2019-07-23T14:31:40.180Z"]</text:p>
          </table:table-cell>
          <table:table-cell office:value-type="string" calcext:value-type="string">
            <text:p>Dashboard.vue:220 (27) ["2019-07-23T14:32:17.476Z", "2019-07-23T14:32:17.495Z", "2019-07-23T14:32:17.500Z", "2019-07-23T14:32:17.505Z", "2019-07-23T14:32:17.514Z", "2019-07-23T14:32:17.517Z", "2019-07-23T14:32:17.519Z", "2019-07-23T14:32:17.524Z", "2019-07-23T14:32:17.527Z", "2019-07-23T14:32:17.531Z", "2019-07-23T14:32:17.535Z", "2019-07-23T14:32:17.539Z", "2019-07-23T14:32:17.544Z", "2019-07-23T14:32:17.558Z", "2019-07-23T14:32:17.570Z", "2019-07-23T14:32:17.580Z", "2019-07-23T14:32:17.585Z", "2019-07-23T14:32:17.587Z", "2019-07-23T14:32:17.594Z", "2019-07-23T14:32:17.598Z", "2019-07-23T14:32:17.602Z", "2019-07-23T14:32:17.604Z", "2019-07-23T14:32:17.616Z", "2019-07-23T14:32:17.620Z", "2019-07-23T14:32:17.626Z", "2019-07-23T14:32:17.629Z", "2019-07-23T14:32:17.631Z"]</text:p>
          </table:table-cell>
          <table:table-cell office:value-type="string" calcext:value-type="string">
            <text:p>Dashboard.vue:220 (26) ["2019-07-23T14:32:59.179Z", "2019-07-23T14:32:59.183Z", "2019-07-23T14:32:59.187Z", "2019-07-23T14:32:59.191Z", "2019-07-23T14:32:59.202Z", "2019-07-23T14:32:59.207Z", "2019-07-23T14:32:59.211Z", "2019-07-23T14:32:59.216Z", "2019-07-23T14:32:59.221Z", "2019-07-23T14:32:59.224Z", "2019-07-23T14:32:59.229Z", "2019-07-23T14:32:59.231Z", "2019-07-23T14:32:59.239Z", "2019-07-23T14:32:59.243Z", "2019-07-23T14:32:59.250Z", "2019-07-23T14:32:59.252Z", "2019-07-23T14:32:59.257Z", "2019-07-23T14:32:59.264Z", "2019-07-23T14:32:59.315Z", "2019-07-23T14:32:59.319Z", "2019-07-23T14:32:59.323Z", "2019-07-23T14:32:59.329Z", "2019-07-23T14:32:59.333Z", "2019-07-23T14:32:59.335Z", "2019-07-23T14:32:59.348Z", "2019-07-23T14:32:59.352Z"]</text:p>
          </table:table-cell>
          <table:table-cell/>
          <table:table-cell office:value-type="string" calcext:value-type="string">
            <text:p>Dashboard.vue:212 2019-07-23T14:12:52.662Z</text:p>
          </table:table-cell>
          <table:table-cell office:value-type="string" calcext:value-type="string">
            <text:p>Dashboard.vue:212 2019-07-23T14:13:26.071Z</text:p>
          </table:table-cell>
          <table:table-cell office:value-type="string" calcext:value-type="string">
            <text:p>Dashboard.vue:220 (18) ["2019-07-23T14:13:52.324Z", "2019-07-23T14:13:52.444Z", "2019-07-23T14:13:52.660Z", "2019-07-23T14:13:52.664Z", "2019-07-23T14:13:52.674Z", "2019-07-23T14:13:52.684Z", "2019-07-23T14:13:52.694Z", "2019-07-23T14:13:52.712Z", "2019-07-23T14:13:52.715Z", "2019-07-23T14:13:52.724Z", "2019-07-23T14:13:52.772Z", "2019-07-23T14:13:52.775Z", "2019-07-23T14:13:52.785Z", "2019-07-23T14:13:52.806Z", "2019-07-23T14:13:52.818Z", "2019-07-23T14:13:52.824Z", "2019-07-23T14:13:52.836Z", "2019-07-23T14:13:52.847Z"]</text:p>
          </table:table-cell>
          <table:table-cell office:value-type="string" calcext:value-type="string">
            <text:p>Dashboard.vue:220 (27) ["2019-07-23T14:14:23.826Z", "2019-07-23T14:14:23.830Z", "2019-07-23T14:14:23.836Z", "2019-07-23T14:14:23.846Z", "2019-07-23T14:14:23.855Z", "2019-07-23T14:14:23.865Z", "2019-07-23T14:14:23.875Z", "2019-07-23T14:14:23.880Z", "2019-07-23T14:14:23.900Z", "2019-07-23T14:14:23.906Z", "2019-07-23T14:14:23.911Z", "2019-07-23T14:14:23.916Z", "2019-07-23T14:14:23.920Z", "2019-07-23T14:14:23.925Z", "2019-07-23T14:14:23.931Z", "2019-07-23T14:14:23.936Z", "2019-07-23T14:14:23.941Z", "2019-07-23T14:14:23.945Z", "2019-07-23T14:14:23.950Z", "2019-07-23T14:14:23.955Z", "2019-07-23T14:14:23.961Z", "2019-07-23T14:14:23.966Z", "2019-07-23T14:14:23.971Z", "2019-07-23T14:14:23.976Z", "2019-07-23T14:14:24.085Z", "2019-07-23T14:14:24.090Z", "2019-07-23T14:14:24.095Z"]</text:p>
          </table:table-cell>
          <table:table-cell office:value-type="string" calcext:value-type="string">
            <text:p>Dashboard.vue:220 (27) ["2019-07-23T14:15:16.611Z", "2019-07-23T14:15:16.614Z", "2019-07-23T14:15:16.622Z", "2019-07-23T14:15:16.625Z", "2019-07-23T14:15:16.633Z", "2019-07-23T14:15:16.635Z", "2019-07-23T14:15:16.638Z", "2019-07-23T14:15:16.649Z", "2019-07-23T14:15:16.661Z", "2019-07-23T14:15:16.669Z", "2019-07-23T14:15:16.673Z", "2019-07-23T14:15:16.677Z", "2019-07-23T14:15:16.681Z", "2019-07-23T14:15:16.685Z", "2019-07-23T14:15:16.689Z", "2019-07-23T14:15:16.693Z", "2019-07-23T14:15:16.697Z", "2019-07-23T14:15:16.702Z", "2019-07-23T14:15:16.704Z", "2019-07-23T14:15:16.709Z", "2019-07-23T14:15:16.713Z", "2019-07-23T14:15:16.718Z", "2019-07-23T14:15:16.721Z", "2019-07-23T14:15:16.725Z", "2019-07-23T14:15:16.729Z", "2019-07-23T14:15:16.733Z", "2019-07-23T14:15:16.824Z"]</text:p>
          </table:table-cell>
          <table:table-cell office:value-type="string" calcext:value-type="string">
            <text:p>Dashboard.vue:220 (27) ["2019-07-23T14:16:01.944Z", "2019-07-23T14:16:01.951Z", "2019-07-23T14:16:01.954Z", "2019-07-23T14:16:01.959Z", "2019-07-23T14:16:01.962Z", "2019-07-23T14:16:01.966Z", "2019-07-23T14:16:01.970Z", "2019-07-23T14:16:02.002Z", "2019-07-23T14:16:02.007Z", "2019-07-23T14:16:02.010Z", "2019-07-23T14:16:02.014Z", "2019-07-23T14:16:02.019Z", "2019-07-23T14:16:02.022Z", "2019-07-23T14:16:02.026Z", "2019-07-23T14:16:02.030Z", "2019-07-23T14:16:02.034Z", "2019-07-23T14:16:02.039Z", "2019-07-23T14:16:02.043Z", "2019-07-23T14:16:02.047Z", "2019-07-23T14:16:02.050Z", "2019-07-23T14:16:02.054Z", "2019-07-23T14:16:02.058Z", "2019-07-23T14:16:02.063Z", "2019-07-23T14:16:02.150Z", "2019-07-23T14:16:02.169Z", "2019-07-23T14:16:02.175Z", "2019-07-23T14:16:02.178Z"]</text:p>
          </table:table-cell>
          <table:table-cell/>
          <table:table-cell office:value-type="string" calcext:value-type="string">
            <text:p>Dashboard.vue:212 2019-07-23T14:08:27.470Z</text:p>
          </table:table-cell>
          <table:table-cell office:value-type="string" calcext:value-type="string">
            <text:p>Dashboard.vue:212 2019-07-23T14:09:26.114Z</text:p>
          </table:table-cell>
          <table:table-cell office:value-type="string" calcext:value-type="string">
            <text:p>Dashboard.vue:212 2019-07-23T14:09:58.184Z</text:p>
          </table:table-cell>
          <table:table-cell office:value-type="string" calcext:value-type="string">
            <text:p>Dashboard.vue:220 (21) ["2019-07-23T14:10:54.811Z", "2019-07-23T14:10:54.816Z", "2019-07-23T14:10:54.821Z", "2019-07-23T14:10:54.826Z", "2019-07-23T14:10:54.831Z", "2019-07-23T14:10:54.836Z", "2019-07-23T14:10:54.840Z", "2019-07-23T14:10:54.846Z", "2019-07-23T14:10:54.851Z", "2019-07-23T14:10:54.860Z", "2019-07-23T14:10:54.865Z", "2019-07-23T14:10:54.865Z", "2019-07-23T14:10:54.871Z", "2019-07-23T14:10:54.875Z", "2019-07-23T14:10:54.881Z", "2019-07-23T14:10:54.886Z", "2019-07-23T14:10:54.899Z", "2019-07-23T14:10:54.901Z", "2019-07-23T14:10:54.944Z", "2019-07-23T14:10:54.945Z", "2019-07-23T14:10:54.951Z"]</text:p>
          </table:table-cell>
          <table:table-cell office:value-type="string" calcext:value-type="string">
            <text:p>Dashboard.vue:220 (27) ["2019-07-23T14:11:26.548Z", "2019-07-23T14:11:26.552Z", "2019-07-23T14:11:26.556Z", "2019-07-23T14:11:26.560Z", "2019-07-23T14:11:26.564Z", "2019-07-23T14:11:26.568Z", "2019-07-23T14:11:26.572Z", "2019-07-23T14:11:26.576Z", "2019-07-23T14:11:26.580Z", "2019-07-23T14:11:26.584Z", "2019-07-23T14:11:26.588Z", "2019-07-23T14:11:26.592Z", "2019-07-23T14:11:26.596Z", "2019-07-23T14:11:26.600Z", "2019-07-23T14:11:26.604Z", "2019-07-23T14:11:26.608Z", "2019-07-23T14:11:26.612Z", "2019-07-23T14:11:26.616Z", "2019-07-23T14:11:26.620Z", "2019-07-23T14:11:26.624Z", "2019-07-23T14:11:26.628Z", "2019-07-23T14:11:26.632Z", "2019-07-23T14:11:26.636Z", "2019-07-23T14:11:26.640Z", "2019-07-23T14:11:26.644Z", "2019-07-23T14:11:26.648Z", "2019-07-23T14:11:26.652Z"]</text:p>
          </table:table-cell>
          <table:table-cell office:value-type="string" calcext:value-type="string">
            <text:p>Dashboard.vue:220 (27) ["2019-07-23T14:12:02.186Z", "2019-07-23T14:12:02.189Z", "2019-07-23T14:12:02.193Z", "2019-07-23T14:12:02.198Z", "2019-07-23T14:12:02.202Z", "2019-07-23T14:12:02.206Z", "2019-07-23T14:12:02.210Z", "2019-07-23T14:12:02.213Z", "2019-07-23T14:12:02.217Z", "2019-07-23T14:12:02.222Z", "2019-07-23T14:12:02.225Z", "2019-07-23T14:12:02.230Z", "2019-07-23T14:12:02.233Z", "2019-07-23T14:12:02.237Z", "2019-07-23T14:12:02.242Z", "2019-07-23T14:12:02.245Z", "2019-07-23T14:12:02.250Z", "2019-07-23T14:12:02.254Z", "2019-07-23T14:12:02.258Z", "2019-07-23T14:12:02.262Z", "2019-07-23T14:12:02.265Z", "2019-07-23T14:12:02.270Z", "2019-07-23T14:12:02.274Z", "2019-07-23T14:12:02.278Z", "2019-07-23T14:12:02.282Z", "2019-07-23T14:12:02.285Z", "2019-07-23T14:12:02.290Z"]</text:p>
          </table:table-cell>
        </table:table-row>
        <table:table-row table:style-name="ro1">
          <table:table-cell/>
          <table:table-cell office:value-type="string" calcext:value-type="string">
            <text:p>Dashboard.vue:212 464</text:p>
          </table:table-cell>
          <table:table-cell office:value-type="string" calcext:value-type="string">
            <text:p>Dashboard.vue:212 55</text:p>
          </table:table-cell>
          <table:table-cell office:value-type="string" calcext:value-type="string">
            <text:p>Dashboard.vue:212 157</text:p>
          </table:table-cell>
          <table:table-cell office:value-type="string" calcext:value-type="string">
            <text:p>Dashboard.vue:212 524</text:p>
          </table:table-cell>
          <table:table-cell office:value-type="string" calcext:value-type="string">
            <text:p>Dashboard.vue:212 823</text:p>
          </table:table-cell>
          <table:table-cell office:value-type="string" calcext:value-type="string">
            <text:p>Dashboard.vue:219 tumpukan yang belum diterima : 26</text:p>
          </table:table-cell>
          <table:table-cell/>
          <table:table-cell office:value-type="string" calcext:value-type="string">
            <text:p>Dashboard.vue:212 426</text:p>
          </table:table-cell>
          <table:table-cell office:value-type="string" calcext:value-type="string">
            <text:p>Dashboard.vue:212 131</text:p>
          </table:table-cell>
          <table:table-cell office:value-type="string" calcext:value-type="string">
            <text:p>Dashboard.vue:219 tumpukan yang belum diterima : 26</text:p>
          </table:table-cell>
          <table:table-cell office:value-type="string" calcext:value-type="string">
            <text:p>Dashboard.vue:212 594</text:p>
          </table:table-cell>
          <table:table-cell office:value-type="string" calcext:value-type="string">
            <text:p>Dashboard.vue:212 924</text:p>
          </table:table-cell>
          <table:table-cell office:value-type="string" calcext:value-type="string">
            <text:p>Dashboard.vue:212 555</text:p>
          </table:table-cell>
          <table:table-cell/>
          <table:table-cell office:value-type="string" calcext:value-type="string">
            <text:p>Dashboard.vue:212 104</text:p>
          </table:table-cell>
          <table:table-cell office:value-type="string" calcext:value-type="string">
            <text:p>Dashboard.vue:212 38</text:p>
          </table:table-cell>
          <table:table-cell office:value-type="string" calcext:value-type="string">
            <text:p>Dashboard.vue:212 767</text:p>
          </table:table-cell>
          <table:table-cell office:value-type="string" calcext:value-type="string">
            <text:p>Dashboard.vue:212 763</text:p>
          </table:table-cell>
          <table:table-cell office:value-type="string" calcext:value-type="string">
            <text:p>Dashboard.vue:212 830</text:p>
          </table:table-cell>
          <table:table-cell office:value-type="string" calcext:value-type="string">
            <text:p>Dashboard.vue:212 632</text:p>
          </table:table-cell>
          <table:table-cell/>
          <table:table-cell office:value-type="string" calcext:value-type="string">
            <text:p>Dashboard.vue:212 144</text:p>
          </table:table-cell>
          <table:table-cell office:value-type="string" calcext:value-type="string">
            <text:p>Dashboard.vue:212 26</text:p>
          </table:table-cell>
          <table:table-cell office:value-type="string" calcext:value-type="string">
            <text:p>Dashboard.vue:219 tumpukan yang belum diterima : 10</text:p>
          </table:table-cell>
          <table:table-cell office:value-type="string" calcext:value-type="string">
            <text:p>Dashboard.vue:212 403</text:p>
          </table:table-cell>
          <table:table-cell office:value-type="string" calcext:value-type="string">
            <text:p>Dashboard.vue:212 727</text:p>
          </table:table-cell>
          <table:table-cell office:value-type="string" calcext:value-type="string">
            <text:p>Dashboard.vue:212 468</text:p>
          </table:table-cell>
        </table:table-row>
        <table:table-row table:style-name="ro1">
          <table:table-cell/>
          <table:table-cell office:value-type="string" calcext:value-type="string">
            <text:p>Dashboard.vue:212 2019-07-23T14:18:32.544Z</text:p>
          </table:table-cell>
          <table:table-cell office:value-type="string" calcext:value-type="string">
            <text:p>Dashboard.vue:212 2019-07-23T14:20:09.958Z</text:p>
          </table:table-cell>
          <table:table-cell office:value-type="string" calcext:value-type="string">
            <text:p>Dashboard.vue:212 2019-07-23T14:20:38.470Z</text:p>
          </table:table-cell>
          <table:table-cell office:value-type="string" calcext:value-type="string">
            <text:p>Dashboard.vue:212 2019-07-23T14:21:14.235Z</text:p>
          </table:table-cell>
          <table:table-cell office:value-type="string" calcext:value-type="string">
            <text:p>Dashboard.vue:212 2019-07-23T14:21:50.283Z</text:p>
          </table:table-cell>
          <table:table-cell office:value-type="string" calcext:value-type="string">
            <text:p>Dashboard.vue:220 (26) ["2019-07-23T14:22:25.388Z", "2019-07-23T14:22:25.392Z", "2019-07-23T14:22:25.395Z", "2019-07-23T14:22:25.473Z", "2019-07-23T14:22:25.479Z", "2019-07-23T14:22:25.480Z", "2019-07-23T14:22:25.484Z", "2019-07-23T14:22:25.488Z", "2019-07-23T14:22:25.491Z", "2019-07-23T14:22:25.496Z", "2019-07-23T14:22:25.500Z", "2019-07-23T14:22:25.504Z", "2019-07-23T14:22:25.508Z", "2019-07-23T14:22:25.518Z", "2019-07-23T14:22:25.522Z", "2019-07-23T14:22:25.529Z", "2019-07-23T14:22:25.534Z", "2019-07-23T14:22:25.541Z", "2019-07-23T14:22:25.546Z", "2019-07-23T14:22:25.548Z", "2019-07-23T14:22:25.552Z", "2019-07-23T14:22:25.555Z", "2019-07-23T14:22:25.564Z", "2019-07-23T14:22:25.565Z", "2019-07-23T14:22:25.570Z", "2019-07-23T14:22:25.572Z"]</text:p>
          </table:table-cell>
          <table:table-cell/>
          <table:table-cell office:value-type="string" calcext:value-type="string">
            <text:p>Dashboard.vue:212 2019-07-23T14:29:32.610Z</text:p>
          </table:table-cell>
          <table:table-cell office:value-type="string" calcext:value-type="string">
            <text:p>Dashboard.vue:212 2019-07-23T14:30:10.380Z</text:p>
          </table:table-cell>
          <table:table-cell office:value-type="string" calcext:value-type="string">
            <text:p>Dashboard.vue:220 (26) ["2019-07-23T14:30:57.745Z", "2019-07-23T14:30:57.752Z", "2019-07-23T14:30:57.759Z", "2019-07-23T14:30:57.773Z", "2019-07-23T14:30:57.780Z", "2019-07-23T14:30:57.788Z", "2019-07-23T14:30:57.809Z", "2019-07-23T14:30:57.819Z", "2019-07-23T14:30:57.829Z", "2019-07-23T14:30:57.839Z", "2019-07-23T14:30:57.849Z", "2019-07-23T14:30:57.861Z", "2019-07-23T14:30:57.884Z", "2019-07-23T14:30:57.914Z", "2019-07-23T14:30:57.954Z", "2019-07-23T14:30:57.962Z", "2019-07-23T14:30:57.969Z", "2019-07-23T14:30:57.978Z", "2019-07-23T14:30:57.989Z", "2019-07-23T14:30:57.998Z", "2019-07-23T14:30:58.009Z", "2019-07-23T14:30:58.018Z", "2019-07-23T14:30:58.029Z", "2019-07-23T14:30:58.039Z", "2019-07-23T14:30:58.048Z", "2019-07-23T14:30:58.059Z"]</text:p>
          </table:table-cell>
          <table:table-cell office:value-type="string" calcext:value-type="string">
            <text:p>Dashboard.vue:212 2019-07-23T14:31:39.931Z</text:p>
          </table:table-cell>
          <table:table-cell office:value-type="string" calcext:value-type="string">
            <text:p>Dashboard.vue:212 2019-07-23T14:32:17.476Z</text:p>
          </table:table-cell>
          <table:table-cell office:value-type="string" calcext:value-type="string">
            <text:p>Dashboard.vue:212 2019-07-23T14:32:59.179Z</text:p>
          </table:table-cell>
          <table:table-cell/>
          <table:table-cell office:value-type="string" calcext:value-type="string">
            <text:p>Dashboard.vue:212 2019-07-23T14:12:52.768Z</text:p>
          </table:table-cell>
          <table:table-cell office:value-type="string" calcext:value-type="string">
            <text:p>Dashboard.vue:212 2019-07-23T14:13:26.122Z</text:p>
          </table:table-cell>
          <table:table-cell office:value-type="string" calcext:value-type="string">
            <text:p>Dashboard.vue:212 2019-07-23T14:13:52.444Z</text:p>
          </table:table-cell>
          <table:table-cell office:value-type="string" calcext:value-type="string">
            <text:p>Dashboard.vue:212 2019-07-23T14:14:23.900Z</text:p>
          </table:table-cell>
          <table:table-cell office:value-type="string" calcext:value-type="string">
            <text:p>Dashboard.vue:212 2019-07-23T14:15:16.622Z</text:p>
          </table:table-cell>
          <table:table-cell office:value-type="string" calcext:value-type="string">
            <text:p>Dashboard.vue:212 2019-07-23T14:16:02.150Z</text:p>
          </table:table-cell>
          <table:table-cell/>
          <table:table-cell office:value-type="string" calcext:value-type="string">
            <text:p>Dashboard.vue:212 2019-07-23T14:08:27.570Z</text:p>
          </table:table-cell>
          <table:table-cell office:value-type="string" calcext:value-type="string">
            <text:p>Dashboard.vue:212 2019-07-23T14:09:26.163Z</text:p>
          </table:table-cell>
          <table:table-cell office:value-type="string" calcext:value-type="string">
            <text:p>Dashboard.vue:220 (10) ["2019-07-23T14:09:58.222Z", "2019-07-23T14:09:58.224Z", "2019-07-23T14:09:58.235Z", "2019-07-23T14:09:58.244Z", "2019-07-23T14:09:58.254Z", "2019-07-23T14:09:58.264Z", "2019-07-23T14:09:58.290Z", "2019-07-23T14:09:58.294Z", "2019-07-23T14:09:58.304Z", "2019-07-23T14:09:58.314Z"]</text:p>
          </table:table-cell>
          <table:table-cell office:value-type="string" calcext:value-type="string">
            <text:p>Dashboard.vue:212 2019-07-23T14:10:54.811Z</text:p>
          </table:table-cell>
          <table:table-cell office:value-type="string" calcext:value-type="string">
            <text:p>Dashboard.vue:212 2019-07-23T14:11:26.548Z</text:p>
          </table:table-cell>
          <table:table-cell office:value-type="string" calcext:value-type="string">
            <text:p>Dashboard.vue:212 2019-07-23T14:12:02.186Z</text:p>
          </table:table-cell>
        </table:table-row>
        <table:table-row table:style-name="ro1">
          <table:table-cell/>
          <table:table-cell office:value-type="string" calcext:value-type="string">
            <text:p>Dashboard.vue:219 tumpukan yang belum diterima : 4</text:p>
          </table:table-cell>
          <table:table-cell office:value-type="string" calcext:value-type="string">
            <text:p>Dashboard.vue:212 35</text:p>
          </table:table-cell>
          <table:table-cell office:value-type="string" calcext:value-type="string">
            <text:p>Dashboard.vue:219 tumpukan yang belum diterima : 6</text:p>
          </table:table-cell>
          <table:table-cell office:value-type="string" calcext:value-type="string">
            <text:p>Dashboard.vue:219 tumpukan yang belum diterima : 25</text:p>
          </table:table-cell>
          <table:table-cell office:value-type="string" calcext:value-type="string">
            <text:p>Dashboard.vue:219 tumpukan yang belum diterima : 26</text:p>
          </table:table-cell>
          <table:table-cell office:value-type="string" calcext:value-type="string">
            <text:p>Dashboard.vue:212 778</text:p>
          </table:table-cell>
          <table:table-cell/>
          <table:table-cell office:value-type="string" calcext:value-type="string">
            <text:p>Dashboard.vue:219 tumpukan yang belum diterima : 3</text:p>
          </table:table-cell>
          <table:table-cell office:value-type="string" calcext:value-type="string">
            <text:p>Dashboard.vue:212 115</text:p>
          </table:table-cell>
          <table:table-cell office:value-type="string" calcext:value-type="string">
            <text:p>Dashboard.vue:212 639</text:p>
          </table:table-cell>
          <table:table-cell office:value-type="string" calcext:value-type="string">
            <text:p>Dashboard.vue:219 tumpukan yang belum diterima : 25</text:p>
          </table:table-cell>
          <table:table-cell office:value-type="string" calcext:value-type="string">
            <text:p>Dashboard.vue:219 tumpukan yang belum diterima : 26</text:p>
          </table:table-cell>
          <table:table-cell office:value-type="string" calcext:value-type="string">
            <text:p>Dashboard.vue:219 tumpukan yang belum diterima : 25</text:p>
          </table:table-cell>
          <table:table-cell/>
          <table:table-cell office:value-type="string" calcext:value-type="string">
            <text:p>Dashboard.vue:212 49</text:p>
          </table:table-cell>
          <table:table-cell office:value-type="string" calcext:value-type="string">
            <text:p>Dashboard.vue:212 35</text:p>
          </table:table-cell>
          <table:table-cell office:value-type="string" calcext:value-type="string">
            <text:p>Dashboard.vue:219 tumpukan yang belum diterima : 17</text:p>
          </table:table-cell>
          <table:table-cell table:number-columns-repeated="3" office:value-type="string" calcext:value-type="string">
            <text:p>Dashboard.vue:219 tumpukan yang belum diterima : 26</text:p>
          </table:table-cell>
          <table:table-cell/>
          <table:table-cell office:value-type="string" calcext:value-type="string">
            <text:p>Dashboard.vue:212 82</text:p>
          </table:table-cell>
          <table:table-cell office:value-type="string" calcext:value-type="string">
            <text:p>Dashboard.vue:212 27</text:p>
          </table:table-cell>
          <table:table-cell office:value-type="string" calcext:value-type="string">
            <text:p>Dashboard.vue:212 287</text:p>
          </table:table-cell>
          <table:table-cell office:value-type="string" calcext:value-type="string">
            <text:p>Dashboard.vue:219 tumpukan yang belum diterima : 20</text:p>
          </table:table-cell>
          <table:table-cell table:number-columns-repeated="2" office:value-type="string" calcext:value-type="string">
            <text:p>Dashboard.vue:219 tumpukan yang belum diterima : 26</text:p>
          </table:table-cell>
        </table:table-row>
        <table:table-row table:style-name="ro1">
          <table:table-cell/>
          <table:table-cell office:value-type="string" calcext:value-type="string">
            <text:p>Dashboard.vue:220 (4) ["2019-07-23T14:18:32.644Z", "2019-07-23T14:18:32.744Z", "2019-07-23T14:18:32.843Z", "2019-07-23T14:18:32.943Z"]</text:p>
          </table:table-cell>
          <table:table-cell office:value-type="string" calcext:value-type="string">
            <text:p>Dashboard.vue:212 2019-07-23T14:20:10.007Z</text:p>
          </table:table-cell>
          <table:table-cell office:value-type="string" calcext:value-type="string">
            <text:p>Dashboard.vue:220 (6) ["2019-07-23T14:20:38.477Z", "2019-07-23T14:20:38.506Z", "2019-07-23T14:20:38.516Z", "2019-07-23T14:20:38.527Z", "2019-07-23T14:20:38.538Z", "2019-07-23T14:20:38.545Z"]</text:p>
          </table:table-cell>
          <table:table-cell office:value-type="string" calcext:value-type="string">
            <text:p>Dashboard.vue:220 (25) ["2019-07-23T14:21:14.150Z", "2019-07-23T14:21:14.240Z", "2019-07-23T14:21:14.251Z", "2019-07-23T14:21:14.259Z", "2019-07-23T14:21:14.261Z", "2019-07-23T14:21:14.265Z", "2019-07-23T14:21:14.270Z", "2019-07-23T14:21:14.274Z", "2019-07-23T14:21:14.280Z", "2019-07-23T14:21:14.288Z", "2019-07-23T14:21:14.290Z", "2019-07-23T14:21:14.295Z", "2019-07-23T14:21:14.300Z", "2019-07-23T14:21:14.305Z", "2019-07-23T14:21:14.325Z", "2019-07-23T14:21:14.326Z", "2019-07-23T14:21:14.331Z", "2019-07-23T14:21:14.337Z", "2019-07-23T14:21:14.341Z", "2019-07-23T14:21:14.346Z", "2019-07-23T14:21:14.350Z", "2019-07-23T14:21:14.355Z", "2019-07-23T14:21:14.361Z", "2019-07-23T14:21:14.365Z", "2019-07-23T14:21:14.370Z"]</text:p>
          </table:table-cell>
          <table:table-cell office:value-type="string" calcext:value-type="string">
            <text:p>Dashboard.vue:220 (26) ["2019-07-23T14:21:50.183Z", "2019-07-23T14:21:50.187Z", "2019-07-23T14:21:50.191Z", "2019-07-23T14:21:50.195Z", "2019-07-23T14:21:50.290Z", "2019-07-23T14:21:50.295Z", "2019-07-23T14:21:50.299Z", "2019-07-23T14:21:50.304Z", "2019-07-23T14:21:50.307Z", "2019-07-23T14:21:50.311Z", "2019-07-23T14:21:50.317Z", "2019-07-23T14:21:50.318Z", "2019-07-23T14:21:50.323Z", "2019-07-23T14:21:50.328Z", "2019-07-23T14:21:50.332Z", "2019-07-23T14:21:50.337Z", "2019-07-23T14:21:50.339Z", "2019-07-23T14:21:50.344Z", "2019-07-23T14:21:50.347Z", "2019-07-23T14:21:50.355Z", "2019-07-23T14:21:50.365Z", "2019-07-23T14:21:50.370Z", "2019-07-23T14:21:50.377Z", "2019-07-23T14:21:50.381Z", "2019-07-23T14:21:50.388Z", "2019-07-23T14:21:50.390Z"]</text:p>
          </table:table-cell>
          <table:table-cell office:value-type="string" calcext:value-type="string">
            <text:p>Dashboard.vue:212 2019-07-23T14:22:25.473Z</text:p>
          </table:table-cell>
          <table:table-cell/>
          <table:table-cell office:value-type="string" calcext:value-type="string">
            <text:p>Dashboard.vue:220 (3) ["2019-07-23T14:29:32.711Z", "2019-07-23T14:29:32.811Z", "2019-07-23T14:29:32.910Z"]</text:p>
          </table:table-cell>
          <table:table-cell office:value-type="string" calcext:value-type="string">
            <text:p>Dashboard.vue:212 2019-07-23T14:30:10.430Z</text:p>
          </table:table-cell>
          <table:table-cell office:value-type="string" calcext:value-type="string">
            <text:p>Dashboard.vue:212 2019-07-23T14:30:57.745Z</text:p>
          </table:table-cell>
          <table:table-cell office:value-type="string" calcext:value-type="string">
            <text:p>Dashboard.vue:220 (25) ["2019-07-23T14:31:39.939Z", "2019-07-23T14:31:39.945Z", "2019-07-23T14:31:39.950Z", "2019-07-23T14:31:39.957Z", "2019-07-23T14:31:39.960Z", "2019-07-23T14:31:39.965Z", "2019-07-23T14:31:39.973Z", "2019-07-23T14:31:39.989Z", "2019-07-23T14:31:39.996Z", "2019-07-23T14:31:40.000Z", "2019-07-23T14:31:40.005Z", "2019-07-23T14:31:40.010Z", "2019-07-23T14:31:40.015Z", "2019-07-23T14:31:40.041Z", "2019-07-23T14:31:40.045Z", "2019-07-23T14:31:40.051Z", "2019-07-23T14:31:40.058Z", "2019-07-23T14:31:40.064Z", "2019-07-23T14:31:40.084Z", "2019-07-23T14:31:40.121Z", "2019-07-23T14:31:40.156Z", "2019-07-23T14:31:40.165Z", "2019-07-23T14:31:40.171Z", "2019-07-23T14:31:40.175Z", "2019-07-23T14:31:40.180Z"]</text:p>
          </table:table-cell>
          <table:table-cell office:value-type="string" calcext:value-type="string">
            <text:p>Dashboard.vue:220 (26) ["2019-07-23T14:32:17.495Z", "2019-07-23T14:32:17.500Z", "2019-07-23T14:32:17.505Z", "2019-07-23T14:32:17.514Z", "2019-07-23T14:32:17.517Z", "2019-07-23T14:32:17.519Z", "2019-07-23T14:32:17.524Z", "2019-07-23T14:32:17.527Z", "2019-07-23T14:32:17.531Z", "2019-07-23T14:32:17.535Z", "2019-07-23T14:32:17.539Z", "2019-07-23T14:32:17.544Z", "2019-07-23T14:32:17.558Z", "2019-07-23T14:32:17.570Z", "2019-07-23T14:32:17.580Z", "2019-07-23T14:32:17.585Z", "2019-07-23T14:32:17.587Z", "2019-07-23T14:32:17.594Z", "2019-07-23T14:32:17.598Z", "2019-07-23T14:32:17.602Z", "2019-07-23T14:32:17.604Z", "2019-07-23T14:32:17.616Z", "2019-07-23T14:32:17.620Z", "2019-07-23T14:32:17.626Z", "2019-07-23T14:32:17.629Z", "2019-07-23T14:32:17.631Z"]</text:p>
          </table:table-cell>
          <table:table-cell office:value-type="string" calcext:value-type="string">
            <text:p>Dashboard.vue:220 (25) ["2019-07-23T14:32:59.183Z", "2019-07-23T14:32:59.187Z", "2019-07-23T14:32:59.191Z", "2019-07-23T14:32:59.202Z", "2019-07-23T14:32:59.207Z", "2019-07-23T14:32:59.211Z", "2019-07-23T14:32:59.216Z", "2019-07-23T14:32:59.221Z", "2019-07-23T14:32:59.224Z", "2019-07-23T14:32:59.229Z", "2019-07-23T14:32:59.231Z", "2019-07-23T14:32:59.239Z", "2019-07-23T14:32:59.243Z", "2019-07-23T14:32:59.250Z", "2019-07-23T14:32:59.252Z", "2019-07-23T14:32:59.257Z", "2019-07-23T14:32:59.264Z", "2019-07-23T14:32:59.315Z", "2019-07-23T14:32:59.319Z", "2019-07-23T14:32:59.323Z", "2019-07-23T14:32:59.329Z", "2019-07-23T14:32:59.333Z", "2019-07-23T14:32:59.335Z", "2019-07-23T14:32:59.348Z", "2019-07-23T14:32:59.352Z"]</text:p>
          </table:table-cell>
          <table:table-cell/>
          <table:table-cell office:value-type="string" calcext:value-type="string">
            <text:p>Dashboard.vue:212 2019-07-23T14:12:52.862Z</text:p>
          </table:table-cell>
          <table:table-cell office:value-type="string" calcext:value-type="string">
            <text:p>Dashboard.vue:212 2019-07-23T14:13:26.172Z</text:p>
          </table:table-cell>
          <table:table-cell office:value-type="string" calcext:value-type="string">
            <text:p>Dashboard.vue:220 (17) ["2019-07-23T14:13:52.324Z", "2019-07-23T14:13:52.660Z", "2019-07-23T14:13:52.664Z", "2019-07-23T14:13:52.674Z", "2019-07-23T14:13:52.684Z", "2019-07-23T14:13:52.694Z", "2019-07-23T14:13:52.712Z", "2019-07-23T14:13:52.715Z", "2019-07-23T14:13:52.724Z", "2019-07-23T14:13:52.772Z", "2019-07-23T14:13:52.775Z", "2019-07-23T14:13:52.785Z", "2019-07-23T14:13:52.806Z", "2019-07-23T14:13:52.818Z", "2019-07-23T14:13:52.824Z", "2019-07-23T14:13:52.836Z", "2019-07-23T14:13:52.847Z"]</text:p>
          </table:table-cell>
          <table:table-cell office:value-type="string" calcext:value-type="string">
            <text:p>Dashboard.vue:220 (26) ["2019-07-23T14:14:23.826Z", "2019-07-23T14:14:23.830Z", "2019-07-23T14:14:23.836Z", "2019-07-23T14:14:23.846Z", "2019-07-23T14:14:23.855Z", "2019-07-23T14:14:23.865Z", "2019-07-23T14:14:23.875Z", "2019-07-23T14:14:23.880Z", "2019-07-23T14:14:23.906Z", "2019-07-23T14:14:23.911Z", "2019-07-23T14:14:23.916Z", "2019-07-23T14:14:23.920Z", "2019-07-23T14:14:23.925Z", "2019-07-23T14:14:23.931Z", "2019-07-23T14:14:23.936Z", "2019-07-23T14:14:23.941Z", "2019-07-23T14:14:23.945Z", "2019-07-23T14:14:23.950Z", "2019-07-23T14:14:23.955Z", "2019-07-23T14:14:23.961Z", "2019-07-23T14:14:23.966Z", "2019-07-23T14:14:23.971Z", "2019-07-23T14:14:23.976Z", "2019-07-23T14:14:24.085Z", "2019-07-23T14:14:24.090Z", "2019-07-23T14:14:24.095Z"]</text:p>
          </table:table-cell>
          <table:table-cell office:value-type="string" calcext:value-type="string">
            <text:p>Dashboard.vue:220 (26) ["2019-07-23T14:15:16.611Z", "2019-07-23T14:15:16.614Z", "2019-07-23T14:15:16.625Z", "2019-07-23T14:15:16.633Z", "2019-07-23T14:15:16.635Z", "2019-07-23T14:15:16.638Z", "2019-07-23T14:15:16.649Z", "2019-07-23T14:15:16.661Z", "2019-07-23T14:15:16.669Z", "2019-07-23T14:15:16.673Z", "2019-07-23T14:15:16.677Z", "2019-07-23T14:15:16.681Z", "2019-07-23T14:15:16.685Z", "2019-07-23T14:15:16.689Z", "2019-07-23T14:15:16.693Z", "2019-07-23T14:15:16.697Z", "2019-07-23T14:15:16.702Z", "2019-07-23T14:15:16.704Z", "2019-07-23T14:15:16.709Z", "2019-07-23T14:15:16.713Z", "2019-07-23T14:15:16.718Z", "2019-07-23T14:15:16.721Z", "2019-07-23T14:15:16.725Z", "2019-07-23T14:15:16.729Z", "2019-07-23T14:15:16.733Z", "2019-07-23T14:15:16.824Z"]</text:p>
          </table:table-cell>
          <table:table-cell office:value-type="string" calcext:value-type="string">
            <text:p>Dashboard.vue:220 (26) ["2019-07-23T14:16:01.944Z", "2019-07-23T14:16:01.951Z", "2019-07-23T14:16:01.954Z", "2019-07-23T14:16:01.959Z", "2019-07-23T14:16:01.962Z", "2019-07-23T14:16:01.966Z", "2019-07-23T14:16:01.970Z", "2019-07-23T14:16:02.002Z", "2019-07-23T14:16:02.007Z", "2019-07-23T14:16:02.010Z", "2019-07-23T14:16:02.014Z", "2019-07-23T14:16:02.019Z", "2019-07-23T14:16:02.022Z", "2019-07-23T14:16:02.026Z", "2019-07-23T14:16:02.030Z", "2019-07-23T14:16:02.034Z", "2019-07-23T14:16:02.039Z", "2019-07-23T14:16:02.043Z", "2019-07-23T14:16:02.047Z", "2019-07-23T14:16:02.050Z", "2019-07-23T14:16:02.054Z", "2019-07-23T14:16:02.058Z", "2019-07-23T14:16:02.063Z", "2019-07-23T14:16:02.169Z", "2019-07-23T14:16:02.175Z", "2019-07-23T14:16:02.178Z"]</text:p>
          </table:table-cell>
          <table:table-cell/>
          <table:table-cell office:value-type="string" calcext:value-type="string">
            <text:p>Dashboard.vue:212 2019-07-23T14:08:27.669Z</text:p>
          </table:table-cell>
          <table:table-cell office:value-type="string" calcext:value-type="string">
            <text:p>Dashboard.vue:212 2019-07-23T14:09:26.213Z</text:p>
          </table:table-cell>
          <table:table-cell office:value-type="string" calcext:value-type="string">
            <text:p>Dashboard.vue:212 2019-07-23T14:09:58.222Z</text:p>
          </table:table-cell>
          <table:table-cell office:value-type="string" calcext:value-type="string">
            <text:p>Dashboard.vue:220 (20) ["2019-07-23T14:10:54.816Z", "2019-07-23T14:10:54.821Z", "2019-07-23T14:10:54.826Z", "2019-07-23T14:10:54.831Z", "2019-07-23T14:10:54.836Z", "2019-07-23T14:10:54.840Z", "2019-07-23T14:10:54.846Z", "2019-07-23T14:10:54.851Z", "2019-07-23T14:10:54.860Z", "2019-07-23T14:10:54.865Z", "2019-07-23T14:10:54.865Z", "2019-07-23T14:10:54.871Z", "2019-07-23T14:10:54.875Z", "2019-07-23T14:10:54.881Z", "2019-07-23T14:10:54.886Z", "2019-07-23T14:10:54.899Z", "2019-07-23T14:10:54.901Z", "2019-07-23T14:10:54.944Z", "2019-07-23T14:10:54.945Z", "2019-07-23T14:10:54.951Z"]</text:p>
          </table:table-cell>
          <table:table-cell office:value-type="string" calcext:value-type="string">
            <text:p>Dashboard.vue:220 (26) ["2019-07-23T14:11:26.552Z", "2019-07-23T14:11:26.556Z", "2019-07-23T14:11:26.560Z", "2019-07-23T14:11:26.564Z", "2019-07-23T14:11:26.568Z", "2019-07-23T14:11:26.572Z", "2019-07-23T14:11:26.576Z", "2019-07-23T14:11:26.580Z", "2019-07-23T14:11:26.584Z", "2019-07-23T14:11:26.588Z", "2019-07-23T14:11:26.592Z", "2019-07-23T14:11:26.596Z", "2019-07-23T14:11:26.600Z", "2019-07-23T14:11:26.604Z", "2019-07-23T14:11:26.608Z", "2019-07-23T14:11:26.612Z", "2019-07-23T14:11:26.616Z", "2019-07-23T14:11:26.620Z", "2019-07-23T14:11:26.624Z", "2019-07-23T14:11:26.628Z", "2019-07-23T14:11:26.632Z", "2019-07-23T14:11:26.636Z", "2019-07-23T14:11:26.640Z", "2019-07-23T14:11:26.644Z", "2019-07-23T14:11:26.648Z", "2019-07-23T14:11:26.652Z"]</text:p>
          </table:table-cell>
          <table:table-cell office:value-type="string" calcext:value-type="string">
            <text:p>Dashboard.vue:220 (26) ["2019-07-23T14:12:02.189Z", "2019-07-23T14:12:02.193Z", "2019-07-23T14:12:02.198Z", "2019-07-23T14:12:02.202Z", "2019-07-23T14:12:02.206Z", "2019-07-23T14:12:02.210Z", "2019-07-23T14:12:02.213Z", "2019-07-23T14:12:02.217Z", "2019-07-23T14:12:02.222Z", "2019-07-23T14:12:02.225Z", "2019-07-23T14:12:02.230Z", "2019-07-23T14:12:02.233Z", "2019-07-23T14:12:02.237Z", "2019-07-23T14:12:02.242Z", "2019-07-23T14:12:02.245Z", "2019-07-23T14:12:02.250Z", "2019-07-23T14:12:02.254Z", "2019-07-23T14:12:02.258Z", "2019-07-23T14:12:02.262Z", "2019-07-23T14:12:02.265Z", "2019-07-23T14:12:02.270Z", "2019-07-23T14:12:02.274Z", "2019-07-23T14:12:02.278Z", "2019-07-23T14:12:02.282Z", "2019-07-23T14:12:02.285Z", "2019-07-23T14:12:02.290Z"]</text:p>
          </table:table-cell>
        </table:table-row>
        <table:table-row table:style-name="ro1">
          <table:table-cell/>
          <table:table-cell office:value-type="string" calcext:value-type="string">
            <text:p>Dashboard.vue:212 547</text:p>
          </table:table-cell>
          <table:table-cell office:value-type="string" calcext:value-type="string">
            <text:p>Dashboard.vue:212 26</text:p>
          </table:table-cell>
          <table:table-cell office:value-type="string" calcext:value-type="string">
            <text:p>Dashboard.vue:212 160</text:p>
          </table:table-cell>
          <table:table-cell office:value-type="string" calcext:value-type="string">
            <text:p>Dashboard.vue:212 527</text:p>
          </table:table-cell>
          <table:table-cell office:value-type="string" calcext:value-type="string">
            <text:p>Dashboard.vue:212 930</text:p>
          </table:table-cell>
          <table:table-cell office:value-type="string" calcext:value-type="string">
            <text:p>Dashboard.vue:219 tumpukan yang belum diterima : 25</text:p>
          </table:table-cell>
          <table:table-cell/>
          <table:table-cell office:value-type="string" calcext:value-type="string">
            <text:p>Dashboard.vue:212 656</text:p>
          </table:table-cell>
          <table:table-cell office:value-type="string" calcext:value-type="string">
            <text:p>Dashboard.vue:219 tumpukan yang belum diterima : 2</text:p>
          </table:table-cell>
          <table:table-cell office:value-type="string" calcext:value-type="string">
            <text:p>Dashboard.vue:219 tumpukan yang belum diterima : 25</text:p>
          </table:table-cell>
          <table:table-cell office:value-type="string" calcext:value-type="string">
            <text:p>Dashboard.vue:212 592</text:p>
          </table:table-cell>
          <table:table-cell office:value-type="string" calcext:value-type="string">
            <text:p>Dashboard.vue:212 914</text:p>
          </table:table-cell>
          <table:table-cell office:value-type="string" calcext:value-type="string">
            <text:p>Dashboard.vue:212 558</text:p>
          </table:table-cell>
          <table:table-cell/>
          <table:table-cell office:value-type="string" calcext:value-type="string">
            <text:p>Dashboard.vue:212 179</text:p>
          </table:table-cell>
          <table:table-cell office:value-type="string" calcext:value-type="string">
            <text:p>Dashboard.vue:212 39</text:p>
          </table:table-cell>
          <table:table-cell office:value-type="string" calcext:value-type="string">
            <text:p>Dashboard.vue:212 582</text:p>
          </table:table-cell>
          <table:table-cell office:value-type="string" calcext:value-type="string">
            <text:p>Dashboard.vue:212 766</text:p>
          </table:table-cell>
          <table:table-cell office:value-type="string" calcext:value-type="string">
            <text:p>Dashboard.vue:212 662</text:p>
          </table:table-cell>
          <table:table-cell office:value-type="string" calcext:value-type="string">
            <text:p>Dashboard.vue:212 788</text:p>
          </table:table-cell>
          <table:table-cell/>
          <table:table-cell office:value-type="string" calcext:value-type="string">
            <text:p>Dashboard.vue:212 149</text:p>
          </table:table-cell>
          <table:table-cell office:value-type="string" calcext:value-type="string">
            <text:p>Dashboard.vue:212 23</text:p>
          </table:table-cell>
          <table:table-cell office:value-type="string" calcext:value-type="string">
            <text:p>Dashboard.vue:219 tumpukan yang belum diterima : 9</text:p>
          </table:table-cell>
          <table:table-cell office:value-type="string" calcext:value-type="string">
            <text:p>Dashboard.vue:212 408</text:p>
          </table:table-cell>
          <table:table-cell office:value-type="string" calcext:value-type="string">
            <text:p>Dashboard.vue:212 729</text:p>
          </table:table-cell>
          <table:table-cell office:value-type="string" calcext:value-type="string">
            <text:p>Dashboard.vue:212 471</text:p>
          </table:table-cell>
        </table:table-row>
        <table:table-row table:style-name="ro1">
          <table:table-cell/>
          <table:table-cell office:value-type="string" calcext:value-type="string">
            <text:p>Dashboard.vue:212 2019-07-23T14:18:32.644Z</text:p>
          </table:table-cell>
          <table:table-cell office:value-type="string" calcext:value-type="string">
            <text:p>Dashboard.vue:212 2019-07-23T14:20:10.058Z</text:p>
          </table:table-cell>
          <table:table-cell office:value-type="string" calcext:value-type="string">
            <text:p>Dashboard.vue:212 2019-07-23T14:20:38.477Z</text:p>
          </table:table-cell>
          <table:table-cell office:value-type="string" calcext:value-type="string">
            <text:p>Dashboard.vue:212 2019-07-23T14:21:14.240Z</text:p>
          </table:table-cell>
          <table:table-cell office:value-type="string" calcext:value-type="string">
            <text:p>Dashboard.vue:212 2019-07-23T14:21:50.183Z</text:p>
          </table:table-cell>
          <table:table-cell office:value-type="string" calcext:value-type="string">
            <text:p>Dashboard.vue:220 (25) ["2019-07-23T14:22:25.388Z", "2019-07-23T14:22:25.392Z", "2019-07-23T14:22:25.395Z", "2019-07-23T14:22:25.479Z", "2019-07-23T14:22:25.480Z", "2019-07-23T14:22:25.484Z", "2019-07-23T14:22:25.488Z", "2019-07-23T14:22:25.491Z", "2019-07-23T14:22:25.496Z", "2019-07-23T14:22:25.500Z", "2019-07-23T14:22:25.504Z", "2019-07-23T14:22:25.508Z", "2019-07-23T14:22:25.518Z", "2019-07-23T14:22:25.522Z", "2019-07-23T14:22:25.529Z", "2019-07-23T14:22:25.534Z", "2019-07-23T14:22:25.541Z", "2019-07-23T14:22:25.546Z", "2019-07-23T14:22:25.548Z", "2019-07-23T14:22:25.552Z", "2019-07-23T14:22:25.555Z", "2019-07-23T14:22:25.564Z", "2019-07-23T14:22:25.565Z", "2019-07-23T14:22:25.570Z", "2019-07-23T14:22:25.572Z"]</text:p>
          </table:table-cell>
          <table:table-cell/>
          <table:table-cell office:value-type="string" calcext:value-type="string">
            <text:p>Dashboard.vue:212 2019-07-23T14:29:32.711Z</text:p>
          </table:table-cell>
          <table:table-cell office:value-type="string" calcext:value-type="string">
            <text:p>Dashboard.vue:220 (2) ["2019-07-23T14:30:10.482Z", "2019-07-23T14:30:10.530Z"]</text:p>
          </table:table-cell>
          <table:table-cell office:value-type="string" calcext:value-type="string">
            <text:p>Dashboard.vue:220 (25) ["2019-07-23T14:30:57.752Z", "2019-07-23T14:30:57.759Z", "2019-07-23T14:30:57.773Z", "2019-07-23T14:30:57.780Z", "2019-07-23T14:30:57.788Z", "2019-07-23T14:30:57.809Z", "2019-07-23T14:30:57.819Z", "2019-07-23T14:30:57.829Z", "2019-07-23T14:30:57.839Z", "2019-07-23T14:30:57.849Z", "2019-07-23T14:30:57.861Z", "2019-07-23T14:30:57.884Z", "2019-07-23T14:30:57.914Z", "2019-07-23T14:30:57.954Z", "2019-07-23T14:30:57.962Z", "2019-07-23T14:30:57.969Z", "2019-07-23T14:30:57.978Z", "2019-07-23T14:30:57.989Z", "2019-07-23T14:30:57.998Z", "2019-07-23T14:30:58.009Z", "2019-07-23T14:30:58.018Z", "2019-07-23T14:30:58.029Z", "2019-07-23T14:30:58.039Z", "2019-07-23T14:30:58.048Z", "2019-07-23T14:30:58.059Z"]</text:p>
          </table:table-cell>
          <table:table-cell office:value-type="string" calcext:value-type="string">
            <text:p>Dashboard.vue:212 2019-07-23T14:31:39.939Z</text:p>
          </table:table-cell>
          <table:table-cell office:value-type="string" calcext:value-type="string">
            <text:p>Dashboard.vue:212 2019-07-23T14:32:17.495Z</text:p>
          </table:table-cell>
          <table:table-cell office:value-type="string" calcext:value-type="string">
            <text:p>Dashboard.vue:212 2019-07-23T14:32:59.183Z</text:p>
          </table:table-cell>
          <table:table-cell/>
          <table:table-cell office:value-type="string" calcext:value-type="string">
            <text:p>Dashboard.vue:212 2019-07-23T14:12:52.961Z</text:p>
          </table:table-cell>
          <table:table-cell office:value-type="string" calcext:value-type="string">
            <text:p>Dashboard.vue:212 2019-07-23T14:13:26.222Z</text:p>
          </table:table-cell>
          <table:table-cell office:value-type="string" calcext:value-type="string">
            <text:p>Dashboard.vue:212 2019-07-23T14:13:52.660Z</text:p>
          </table:table-cell>
          <table:table-cell office:value-type="string" calcext:value-type="string">
            <text:p>Dashboard.vue:212 2019-07-23T14:14:23.906Z</text:p>
          </table:table-cell>
          <table:table-cell office:value-type="string" calcext:value-type="string">
            <text:p>Dashboard.vue:212 2019-07-23T14:15:16.824Z</text:p>
          </table:table-cell>
          <table:table-cell office:value-type="string" calcext:value-type="string">
            <text:p>Dashboard.vue:212 2019-07-23T14:16:02.002Z</text:p>
          </table:table-cell>
          <table:table-cell/>
          <table:table-cell office:value-type="string" calcext:value-type="string">
            <text:p>Dashboard.vue:212 2019-07-23T14:08:27.770Z</text:p>
          </table:table-cell>
          <table:table-cell office:value-type="string" calcext:value-type="string">
            <text:p>Dashboard.vue:212 2019-07-23T14:09:26.264Z</text:p>
          </table:table-cell>
          <table:table-cell office:value-type="string" calcext:value-type="string">
            <text:p>Dashboard.vue:220 (9) ["2019-07-23T14:09:58.224Z", "2019-07-23T14:09:58.235Z", "2019-07-23T14:09:58.244Z", "2019-07-23T14:09:58.254Z", "2019-07-23T14:09:58.264Z", "2019-07-23T14:09:58.290Z", "2019-07-23T14:09:58.294Z", "2019-07-23T14:09:58.304Z", "2019-07-23T14:09:58.314Z"]</text:p>
          </table:table-cell>
          <table:table-cell office:value-type="string" calcext:value-type="string">
            <text:p>Dashboard.vue:212 2019-07-23T14:10:54.816Z</text:p>
          </table:table-cell>
          <table:table-cell office:value-type="string" calcext:value-type="string">
            <text:p>Dashboard.vue:212 2019-07-23T14:11:26.552Z</text:p>
          </table:table-cell>
          <table:table-cell office:value-type="string" calcext:value-type="string">
            <text:p>Dashboard.vue:212 2019-07-23T14:12:02.189Z</text:p>
          </table:table-cell>
        </table:table-row>
        <table:table-row table:style-name="ro1">
          <table:table-cell/>
          <table:table-cell office:value-type="string" calcext:value-type="string">
            <text:p>Dashboard.vue:219 tumpukan yang belum diterima : 3</text:p>
          </table:table-cell>
          <table:table-cell office:value-type="string" calcext:value-type="string">
            <text:p>Dashboard.vue:212 32</text:p>
          </table:table-cell>
          <table:table-cell office:value-type="string" calcext:value-type="string">
            <text:p>Dashboard.vue:219 tumpukan yang belum diterima : 5</text:p>
          </table:table-cell>
          <table:table-cell office:value-type="string" calcext:value-type="string">
            <text:p>Dashboard.vue:219 tumpukan yang belum diterima : 24</text:p>
          </table:table-cell>
          <table:table-cell office:value-type="string" calcext:value-type="string">
            <text:p>Dashboard.vue:219 tumpukan yang belum diterima : 25</text:p>
          </table:table-cell>
          <table:table-cell office:value-type="string" calcext:value-type="string">
            <text:p>Dashboard.vue:212 870</text:p>
          </table:table-cell>
          <table:table-cell/>
          <table:table-cell office:value-type="string" calcext:value-type="string">
            <text:p>Dashboard.vue:219 tumpukan yang belum diterima : 2</text:p>
          </table:table-cell>
          <table:table-cell office:value-type="string" calcext:value-type="string">
            <text:p>Dashboard.vue:212 87</text:p>
          </table:table-cell>
          <table:table-cell office:value-type="string" calcext:value-type="string">
            <text:p>Dashboard.vue:212 741</text:p>
          </table:table-cell>
          <table:table-cell office:value-type="string" calcext:value-type="string">
            <text:p>Dashboard.vue:219 tumpukan yang belum diterima : 24</text:p>
          </table:table-cell>
          <table:table-cell office:value-type="string" calcext:value-type="string">
            <text:p>Dashboard.vue:219 tumpukan yang belum diterima : 25</text:p>
          </table:table-cell>
          <table:table-cell office:value-type="string" calcext:value-type="string">
            <text:p>Dashboard.vue:219 tumpukan yang belum diterima : 24</text:p>
          </table:table-cell>
          <table:table-cell/>
          <table:table-cell office:value-type="string" calcext:value-type="string">
            <text:p>Dashboard.vue:219 tumpukan yang belum diterima : 1</text:p>
          </table:table-cell>
          <table:table-cell office:value-type="string" calcext:value-type="string">
            <text:p>Dashboard.vue:212 36</text:p>
          </table:table-cell>
          <table:table-cell office:value-type="string" calcext:value-type="string">
            <text:p>Dashboard.vue:219 tumpukan yang belum diterima : 16</text:p>
          </table:table-cell>
          <table:table-cell table:number-columns-repeated="3" office:value-type="string" calcext:value-type="string">
            <text:p>Dashboard.vue:219 tumpukan yang belum diterima : 25</text:p>
          </table:table-cell>
          <table:table-cell/>
          <table:table-cell office:value-type="string" calcext:value-type="string">
            <text:p>Dashboard.vue:219 tumpukan yang belum diterima : 1</text:p>
          </table:table-cell>
          <table:table-cell office:value-type="string" calcext:value-type="string">
            <text:p>Dashboard.vue:212 19</text:p>
          </table:table-cell>
          <table:table-cell office:value-type="string" calcext:value-type="string">
            <text:p>Dashboard.vue:212 294</text:p>
          </table:table-cell>
          <table:table-cell office:value-type="string" calcext:value-type="string">
            <text:p>Dashboard.vue:219 tumpukan yang belum diterima : 19</text:p>
          </table:table-cell>
          <table:table-cell table:number-columns-repeated="2" office:value-type="string" calcext:value-type="string">
            <text:p>Dashboard.vue:219 tumpukan yang belum diterima : 25</text:p>
          </table:table-cell>
        </table:table-row>
        <table:table-row table:style-name="ro1">
          <table:table-cell/>
          <table:table-cell office:value-type="string" calcext:value-type="string">
            <text:p>Dashboard.vue:220 (3) ["2019-07-23T14:18:32.744Z", "2019-07-23T14:18:32.843Z", "2019-07-23T14:18:32.943Z"]</text:p>
          </table:table-cell>
          <table:table-cell office:value-type="string" calcext:value-type="string">
            <text:p>Dashboard.vue:212 2019-07-23T14:20:10.108Z</text:p>
          </table:table-cell>
          <table:table-cell office:value-type="string" calcext:value-type="string">
            <text:p>Dashboard.vue:220 (5) ["2019-07-23T14:20:38.506Z", "2019-07-23T14:20:38.516Z", "2019-07-23T14:20:38.527Z", "2019-07-23T14:20:38.538Z", "2019-07-23T14:20:38.545Z"]</text:p>
          </table:table-cell>
          <table:table-cell office:value-type="string" calcext:value-type="string">
            <text:p>Dashboard.vue:220 (24) ["2019-07-23T14:21:14.150Z", "2019-07-23T14:21:14.251Z", "2019-07-23T14:21:14.259Z", "2019-07-23T14:21:14.261Z", "2019-07-23T14:21:14.265Z", "2019-07-23T14:21:14.270Z", "2019-07-23T14:21:14.274Z", "2019-07-23T14:21:14.280Z", "2019-07-23T14:21:14.288Z", "2019-07-23T14:21:14.290Z", "2019-07-23T14:21:14.295Z", "2019-07-23T14:21:14.300Z", "2019-07-23T14:21:14.305Z", "2019-07-23T14:21:14.325Z", "2019-07-23T14:21:14.326Z", "2019-07-23T14:21:14.331Z", "2019-07-23T14:21:14.337Z", "2019-07-23T14:21:14.341Z", "2019-07-23T14:21:14.346Z", "2019-07-23T14:21:14.350Z", "2019-07-23T14:21:14.355Z", "2019-07-23T14:21:14.361Z", "2019-07-23T14:21:14.365Z", "2019-07-23T14:21:14.370Z"]</text:p>
          </table:table-cell>
          <table:table-cell office:value-type="string" calcext:value-type="string">
            <text:p>Dashboard.vue:220 (25) ["2019-07-23T14:21:50.187Z", "2019-07-23T14:21:50.191Z", "2019-07-23T14:21:50.195Z", "2019-07-23T14:21:50.290Z", "2019-07-23T14:21:50.295Z", "2019-07-23T14:21:50.299Z", "2019-07-23T14:21:50.304Z", "2019-07-23T14:21:50.307Z", "2019-07-23T14:21:50.311Z", "2019-07-23T14:21:50.317Z", "2019-07-23T14:21:50.318Z", "2019-07-23T14:21:50.323Z", "2019-07-23T14:21:50.328Z", "2019-07-23T14:21:50.332Z", "2019-07-23T14:21:50.337Z", "2019-07-23T14:21:50.339Z", "2019-07-23T14:21:50.344Z", "2019-07-23T14:21:50.347Z", "2019-07-23T14:21:50.355Z", "2019-07-23T14:21:50.365Z", "2019-07-23T14:21:50.370Z", "2019-07-23T14:21:50.377Z", "2019-07-23T14:21:50.381Z", "2019-07-23T14:21:50.388Z", "2019-07-23T14:21:50.390Z"]</text:p>
          </table:table-cell>
          <table:table-cell office:value-type="string" calcext:value-type="string">
            <text:p>Dashboard.vue:212 2019-07-23T14:22:25.388Z</text:p>
          </table:table-cell>
          <table:table-cell/>
          <table:table-cell office:value-type="string" calcext:value-type="string">
            <text:p>Dashboard.vue:220 (2) ["2019-07-23T14:29:32.811Z", "2019-07-23T14:29:32.910Z"]</text:p>
          </table:table-cell>
          <table:table-cell office:value-type="string" calcext:value-type="string">
            <text:p>Dashboard.vue:212 2019-07-23T14:30:10.482Z</text:p>
          </table:table-cell>
          <table:table-cell office:value-type="string" calcext:value-type="string">
            <text:p>Dashboard.vue:212 2019-07-23T14:30:57.752Z</text:p>
          </table:table-cell>
          <table:table-cell office:value-type="string" calcext:value-type="string">
            <text:p>Dashboard.vue:220 (24) ["2019-07-23T14:31:39.945Z", "2019-07-23T14:31:39.950Z", "2019-07-23T14:31:39.957Z", "2019-07-23T14:31:39.960Z", "2019-07-23T14:31:39.965Z", "2019-07-23T14:31:39.973Z", "2019-07-23T14:31:39.989Z", "2019-07-23T14:31:39.996Z", "2019-07-23T14:31:40.000Z", "2019-07-23T14:31:40.005Z", "2019-07-23T14:31:40.010Z", "2019-07-23T14:31:40.015Z", "2019-07-23T14:31:40.041Z", "2019-07-23T14:31:40.045Z", "2019-07-23T14:31:40.051Z", "2019-07-23T14:31:40.058Z", "2019-07-23T14:31:40.064Z", "2019-07-23T14:31:40.084Z", "2019-07-23T14:31:40.121Z", "2019-07-23T14:31:40.156Z", "2019-07-23T14:31:40.165Z", "2019-07-23T14:31:40.171Z", "2019-07-23T14:31:40.175Z", "2019-07-23T14:31:40.180Z"]</text:p>
          </table:table-cell>
          <table:table-cell office:value-type="string" calcext:value-type="string">
            <text:p>Dashboard.vue:220 (25) ["2019-07-23T14:32:17.500Z", "2019-07-23T14:32:17.505Z", "2019-07-23T14:32:17.514Z", "2019-07-23T14:32:17.517Z", "2019-07-23T14:32:17.519Z", "2019-07-23T14:32:17.524Z", "2019-07-23T14:32:17.527Z", "2019-07-23T14:32:17.531Z", "2019-07-23T14:32:17.535Z", "2019-07-23T14:32:17.539Z", "2019-07-23T14:32:17.544Z", "2019-07-23T14:32:17.558Z", "2019-07-23T14:32:17.570Z", "2019-07-23T14:32:17.580Z", "2019-07-23T14:32:17.585Z", "2019-07-23T14:32:17.587Z", "2019-07-23T14:32:17.594Z", "2019-07-23T14:32:17.598Z", "2019-07-23T14:32:17.602Z", "2019-07-23T14:32:17.604Z", "2019-07-23T14:32:17.616Z", "2019-07-23T14:32:17.620Z", "2019-07-23T14:32:17.626Z", "2019-07-23T14:32:17.629Z", "2019-07-23T14:32:17.631Z"]</text:p>
          </table:table-cell>
          <table:table-cell office:value-type="string" calcext:value-type="string">
            <text:p>Dashboard.vue:220 (24) ["2019-07-23T14:32:59.187Z", "2019-07-23T14:32:59.191Z", "2019-07-23T14:32:59.202Z", "2019-07-23T14:32:59.207Z", "2019-07-23T14:32:59.211Z", "2019-07-23T14:32:59.216Z", "2019-07-23T14:32:59.221Z", "2019-07-23T14:32:59.224Z", "2019-07-23T14:32:59.229Z", "2019-07-23T14:32:59.231Z", "2019-07-23T14:32:59.239Z", "2019-07-23T14:32:59.243Z", "2019-07-23T14:32:59.250Z", "2019-07-23T14:32:59.252Z", "2019-07-23T14:32:59.257Z", "2019-07-23T14:32:59.264Z", "2019-07-23T14:32:59.315Z", "2019-07-23T14:32:59.319Z", "2019-07-23T14:32:59.323Z", "2019-07-23T14:32:59.329Z", "2019-07-23T14:32:59.333Z", "2019-07-23T14:32:59.335Z", "2019-07-23T14:32:59.348Z", "2019-07-23T14:32:59.352Z"]</text:p>
          </table:table-cell>
          <table:table-cell/>
          <table:table-cell office:value-type="string" calcext:value-type="string">
            <text:p>Dashboard.vue:220 ["2019-07-23T14:12:53.062Z"]</text:p>
          </table:table-cell>
          <table:table-cell office:value-type="string" calcext:value-type="string">
            <text:p>Dashboard.vue:212 2019-07-23T14:13:26.271Z</text:p>
          </table:table-cell>
          <table:table-cell office:value-type="string" calcext:value-type="string">
            <text:p>Dashboard.vue:220 (16) ["2019-07-23T14:13:52.324Z", "2019-07-23T14:13:52.664Z", "2019-07-23T14:13:52.674Z", "2019-07-23T14:13:52.684Z", "2019-07-23T14:13:52.694Z", "2019-07-23T14:13:52.712Z", "2019-07-23T14:13:52.715Z", "2019-07-23T14:13:52.724Z", "2019-07-23T14:13:52.772Z", "2019-07-23T14:13:52.775Z", "2019-07-23T14:13:52.785Z", "2019-07-23T14:13:52.806Z", "2019-07-23T14:13:52.818Z", "2019-07-23T14:13:52.824Z", "2019-07-23T14:13:52.836Z", "2019-07-23T14:13:52.847Z"]</text:p>
          </table:table-cell>
          <table:table-cell office:value-type="string" calcext:value-type="string">
            <text:p>Dashboard.vue:220 (25) ["2019-07-23T14:14:23.826Z", "2019-07-23T14:14:23.830Z", "2019-07-23T14:14:23.836Z", "2019-07-23T14:14:23.846Z", "2019-07-23T14:14:23.855Z", "2019-07-23T14:14:23.865Z", "2019-07-23T14:14:23.875Z", "2019-07-23T14:14:23.880Z", "2019-07-23T14:14:23.911Z", "2019-07-23T14:14:23.916Z", "2019-07-23T14:14:23.920Z", "2019-07-23T14:14:23.925Z", "2019-07-23T14:14:23.931Z", "2019-07-23T14:14:23.936Z", "2019-07-23T14:14:23.941Z", "2019-07-23T14:14:23.945Z", "2019-07-23T14:14:23.950Z", "2019-07-23T14:14:23.955Z", "2019-07-23T14:14:23.961Z", "2019-07-23T14:14:23.966Z", "2019-07-23T14:14:23.971Z", "2019-07-23T14:14:23.976Z", "2019-07-23T14:14:24.085Z", "2019-07-23T14:14:24.090Z", "2019-07-23T14:14:24.095Z"]</text:p>
          </table:table-cell>
          <table:table-cell office:value-type="string" calcext:value-type="string">
            <text:p>Dashboard.vue:220 (25) ["2019-07-23T14:15:16.611Z", "2019-07-23T14:15:16.614Z", "2019-07-23T14:15:16.625Z", "2019-07-23T14:15:16.633Z", "2019-07-23T14:15:16.635Z", "2019-07-23T14:15:16.638Z", "2019-07-23T14:15:16.649Z", "2019-07-23T14:15:16.661Z", "2019-07-23T14:15:16.669Z", "2019-07-23T14:15:16.673Z", "2019-07-23T14:15:16.677Z", "2019-07-23T14:15:16.681Z", "2019-07-23T14:15:16.685Z", "2019-07-23T14:15:16.689Z", "2019-07-23T14:15:16.693Z", "2019-07-23T14:15:16.697Z", "2019-07-23T14:15:16.702Z", "2019-07-23T14:15:16.704Z", "2019-07-23T14:15:16.709Z", "2019-07-23T14:15:16.713Z", "2019-07-23T14:15:16.718Z", "2019-07-23T14:15:16.721Z", "2019-07-23T14:15:16.725Z", "2019-07-23T14:15:16.729Z", "2019-07-23T14:15:16.733Z"]</text:p>
          </table:table-cell>
          <table:table-cell office:value-type="string" calcext:value-type="string">
            <text:p>Dashboard.vue:220 (25) ["2019-07-23T14:16:01.944Z", "2019-07-23T14:16:01.951Z", "2019-07-23T14:16:01.954Z", "2019-07-23T14:16:01.959Z", "2019-07-23T14:16:01.962Z", "2019-07-23T14:16:01.966Z", "2019-07-23T14:16:01.970Z", "2019-07-23T14:16:02.007Z", "2019-07-23T14:16:02.010Z", "2019-07-23T14:16:02.014Z", "2019-07-23T14:16:02.019Z", "2019-07-23T14:16:02.022Z", "2019-07-23T14:16:02.026Z", "2019-07-23T14:16:02.030Z", "2019-07-23T14:16:02.034Z", "2019-07-23T14:16:02.039Z", "2019-07-23T14:16:02.043Z", "2019-07-23T14:16:02.047Z", "2019-07-23T14:16:02.050Z", "2019-07-23T14:16:02.054Z", "2019-07-23T14:16:02.058Z", "2019-07-23T14:16:02.063Z", "2019-07-23T14:16:02.169Z", "2019-07-23T14:16:02.175Z", "2019-07-23T14:16:02.178Z"]</text:p>
          </table:table-cell>
          <table:table-cell/>
          <table:table-cell office:value-type="string" calcext:value-type="string">
            <text:p>Dashboard.vue:220 ["2019-07-23T14:08:27.869Z"]</text:p>
          </table:table-cell>
          <table:table-cell office:value-type="string" calcext:value-type="string">
            <text:p>Dashboard.vue:212 2019-07-23T14:09:26.313Z</text:p>
          </table:table-cell>
          <table:table-cell office:value-type="string" calcext:value-type="string">
            <text:p>Dashboard.vue:212 2019-07-23T14:09:58.224Z</text:p>
          </table:table-cell>
          <table:table-cell office:value-type="string" calcext:value-type="string">
            <text:p>Dashboard.vue:220 (19) ["2019-07-23T14:10:54.821Z", "2019-07-23T14:10:54.826Z", "2019-07-23T14:10:54.831Z", "2019-07-23T14:10:54.836Z", "2019-07-23T14:10:54.840Z", "2019-07-23T14:10:54.846Z", "2019-07-23T14:10:54.851Z", "2019-07-23T14:10:54.860Z", "2019-07-23T14:10:54.865Z", "2019-07-23T14:10:54.865Z", "2019-07-23T14:10:54.871Z", "2019-07-23T14:10:54.875Z", "2019-07-23T14:10:54.881Z", "2019-07-23T14:10:54.886Z", "2019-07-23T14:10:54.899Z", "2019-07-23T14:10:54.901Z", "2019-07-23T14:10:54.944Z", "2019-07-23T14:10:54.945Z", "2019-07-23T14:10:54.951Z"]</text:p>
          </table:table-cell>
          <table:table-cell office:value-type="string" calcext:value-type="string">
            <text:p>Dashboard.vue:220 (25) ["2019-07-23T14:11:26.556Z", "2019-07-23T14:11:26.560Z", "2019-07-23T14:11:26.564Z", "2019-07-23T14:11:26.568Z", "2019-07-23T14:11:26.572Z", "2019-07-23T14:11:26.576Z", "2019-07-23T14:11:26.580Z", "2019-07-23T14:11:26.584Z", "2019-07-23T14:11:26.588Z", "2019-07-23T14:11:26.592Z", "2019-07-23T14:11:26.596Z", "2019-07-23T14:11:26.600Z", "2019-07-23T14:11:26.604Z", "2019-07-23T14:11:26.608Z", "2019-07-23T14:11:26.612Z", "2019-07-23T14:11:26.616Z", "2019-07-23T14:11:26.620Z", "2019-07-23T14:11:26.624Z", "2019-07-23T14:11:26.628Z", "2019-07-23T14:11:26.632Z", "2019-07-23T14:11:26.636Z", "2019-07-23T14:11:26.640Z", "2019-07-23T14:11:26.644Z", "2019-07-23T14:11:26.648Z", "2019-07-23T14:11:26.652Z"]</text:p>
          </table:table-cell>
          <table:table-cell office:value-type="string" calcext:value-type="string">
            <text:p>Dashboard.vue:220 (25) ["2019-07-23T14:12:02.193Z", "2019-07-23T14:12:02.198Z", "2019-07-23T14:12:02.202Z", "2019-07-23T14:12:02.206Z", "2019-07-23T14:12:02.210Z", "2019-07-23T14:12:02.213Z", "2019-07-23T14:12:02.217Z", "2019-07-23T14:12:02.222Z", "2019-07-23T14:12:02.225Z", "2019-07-23T14:12:02.230Z", "2019-07-23T14:12:02.233Z", "2019-07-23T14:12:02.237Z", "2019-07-23T14:12:02.242Z", "2019-07-23T14:12:02.245Z", "2019-07-23T14:12:02.250Z", "2019-07-23T14:12:02.254Z", "2019-07-23T14:12:02.258Z", "2019-07-23T14:12:02.262Z", "2019-07-23T14:12:02.265Z", "2019-07-23T14:12:02.270Z", "2019-07-23T14:12:02.274Z", "2019-07-23T14:12:02.278Z", "2019-07-23T14:12:02.282Z", "2019-07-23T14:12:02.285Z", "2019-07-23T14:12:02.290Z"]</text:p>
          </table:table-cell>
        </table:table-row>
        <table:table-row table:style-name="ro1">
          <table:table-cell/>
          <table:table-cell office:value-type="string" calcext:value-type="string">
            <text:p>Dashboard.vue:212 462</text:p>
          </table:table-cell>
          <table:table-cell office:value-type="string" calcext:value-type="string">
            <text:p>Dashboard.vue:219 tumpukan yang belum diterima : 0</text:p>
          </table:table-cell>
          <table:table-cell office:value-type="string" calcext:value-type="string">
            <text:p>Dashboard.vue:212 142</text:p>
          </table:table-cell>
          <table:table-cell office:value-type="string" calcext:value-type="string">
            <text:p>Dashboard.vue:212 646</text:p>
          </table:table-cell>
          <table:table-cell office:value-type="string" calcext:value-type="string">
            <text:p>Dashboard.vue:212 936</text:p>
          </table:table-cell>
          <table:table-cell office:value-type="string" calcext:value-type="string">
            <text:p>Dashboard.vue:219 tumpukan yang belum diterima : 24</text:p>
          </table:table-cell>
          <table:table-cell/>
          <table:table-cell office:value-type="string" calcext:value-type="string">
            <text:p>Dashboard.vue:212 610</text:p>
          </table:table-cell>
          <table:table-cell office:value-type="string" calcext:value-type="string">
            <text:p>Dashboard.vue:219 tumpukan yang belum diterima : 1</text:p>
          </table:table-cell>
          <table:table-cell office:value-type="string" calcext:value-type="string">
            <text:p>Dashboard.vue:219 tumpukan yang belum diterima : 24</text:p>
          </table:table-cell>
          <table:table-cell office:value-type="string" calcext:value-type="string">
            <text:p>Dashboard.vue:212 708</text:p>
          </table:table-cell>
          <table:table-cell office:value-type="string" calcext:value-type="string">
            <text:p>Dashboard.vue:212 914</text:p>
          </table:table-cell>
          <table:table-cell office:value-type="string" calcext:value-type="string">
            <text:p>Dashboard.vue:212 561</text:p>
          </table:table-cell>
          <table:table-cell/>
          <table:table-cell office:value-type="string" calcext:value-type="string">
            <text:p>Dashboard.vue:212 96</text:p>
          </table:table-cell>
          <table:table-cell office:value-type="string" calcext:value-type="string">
            <text:p>Dashboard.vue:219 tumpukan yang belum diterima : 0</text:p>
          </table:table-cell>
          <table:table-cell office:value-type="string" calcext:value-type="string">
            <text:p>Dashboard.vue:212 587</text:p>
          </table:table-cell>
          <table:table-cell office:value-type="string" calcext:value-type="string">
            <text:p>Dashboard.vue:212 593</text:p>
          </table:table-cell>
          <table:table-cell office:value-type="string" calcext:value-type="string">
            <text:p>Dashboard.vue:212 830</text:p>
          </table:table-cell>
          <table:table-cell office:value-type="string" calcext:value-type="string">
            <text:p>Dashboard.vue:212 838</text:p>
          </table:table-cell>
          <table:table-cell/>
          <table:table-cell office:value-type="string" calcext:value-type="string">
            <text:p>Dashboard.vue:212 89</text:p>
          </table:table-cell>
          <table:table-cell office:value-type="string" calcext:value-type="string">
            <text:p>Dashboard.vue:219 tumpukan yang belum diterima : 0</text:p>
          </table:table-cell>
          <table:table-cell office:value-type="string" calcext:value-type="string">
            <text:p>Dashboard.vue:219 tumpukan yang belum diterima : 8</text:p>
          </table:table-cell>
          <table:table-cell office:value-type="string" calcext:value-type="string">
            <text:p>Dashboard.vue:212 411</text:p>
          </table:table-cell>
          <table:table-cell office:value-type="string" calcext:value-type="string">
            <text:p>Dashboard.vue:212 731</text:p>
          </table:table-cell>
          <table:table-cell office:value-type="string" calcext:value-type="string">
            <text:p>Dashboard.vue:212 474</text:p>
          </table:table-cell>
        </table:table-row>
        <table:table-row table:style-name="ro1">
          <table:table-cell/>
          <table:table-cell office:value-type="string" calcext:value-type="string">
            <text:p>Dashboard.vue:212 2019-07-23T14:18:32.744Z</text:p>
          </table:table-cell>
          <table:table-cell office:value-type="string" calcext:value-type="string">
            <text:p>Dashboard.vue:220 []</text:p>
          </table:table-cell>
          <table:table-cell office:value-type="string" calcext:value-type="string">
            <text:p>Dashboard.vue:212 2019-07-23T14:20:38.506Z</text:p>
          </table:table-cell>
          <table:table-cell office:value-type="string" calcext:value-type="string">
            <text:p>Dashboard.vue:212 2019-07-23T14:21:14.150Z</text:p>
          </table:table-cell>
          <table:table-cell office:value-type="string" calcext:value-type="string">
            <text:p>Dashboard.vue:212 2019-07-23T14:21:50.187Z</text:p>
          </table:table-cell>
          <table:table-cell office:value-type="string" calcext:value-type="string">
            <text:p>Dashboard.vue:220 (24) ["2019-07-23T14:22:25.392Z", "2019-07-23T14:22:25.395Z", "2019-07-23T14:22:25.479Z", "2019-07-23T14:22:25.480Z", "2019-07-23T14:22:25.484Z", "2019-07-23T14:22:25.488Z", "2019-07-23T14:22:25.491Z", "2019-07-23T14:22:25.496Z", "2019-07-23T14:22:25.500Z", "2019-07-23T14:22:25.504Z", "2019-07-23T14:22:25.508Z", "2019-07-23T14:22:25.518Z", "2019-07-23T14:22:25.522Z", "2019-07-23T14:22:25.529Z", "2019-07-23T14:22:25.534Z", "2019-07-23T14:22:25.541Z", "2019-07-23T14:22:25.546Z", "2019-07-23T14:22:25.548Z", "2019-07-23T14:22:25.552Z", "2019-07-23T14:22:25.555Z", "2019-07-23T14:22:25.564Z", "2019-07-23T14:22:25.565Z", "2019-07-23T14:22:25.570Z", "2019-07-23T14:22:25.572Z"]</text:p>
          </table:table-cell>
          <table:table-cell/>
          <table:table-cell office:value-type="string" calcext:value-type="string">
            <text:p>Dashboard.vue:212 2019-07-23T14:29:32.811Z</text:p>
          </table:table-cell>
          <table:table-cell office:value-type="string" calcext:value-type="string">
            <text:p>Dashboard.vue:220 ["2019-07-23T14:30:10.530Z"]</text:p>
          </table:table-cell>
          <table:table-cell office:value-type="string" calcext:value-type="string">
            <text:p>Dashboard.vue:220 (24) ["2019-07-23T14:30:57.759Z", "2019-07-23T14:30:57.773Z", "2019-07-23T14:30:57.780Z", "2019-07-23T14:30:57.788Z", "2019-07-23T14:30:57.809Z", "2019-07-23T14:30:57.819Z", "2019-07-23T14:30:57.829Z", "2019-07-23T14:30:57.839Z", "2019-07-23T14:30:57.849Z", "2019-07-23T14:30:57.861Z", "2019-07-23T14:30:57.884Z", "2019-07-23T14:30:57.914Z", "2019-07-23T14:30:57.954Z", "2019-07-23T14:30:57.962Z", "2019-07-23T14:30:57.969Z", "2019-07-23T14:30:57.978Z", "2019-07-23T14:30:57.989Z", "2019-07-23T14:30:57.998Z", "2019-07-23T14:30:58.009Z", "2019-07-23T14:30:58.018Z", "2019-07-23T14:30:58.029Z", "2019-07-23T14:30:58.039Z", "2019-07-23T14:30:58.048Z", "2019-07-23T14:30:58.059Z"]</text:p>
          </table:table-cell>
          <table:table-cell office:value-type="string" calcext:value-type="string">
            <text:p>Dashboard.vue:212 2019-07-23T14:31:39.945Z</text:p>
          </table:table-cell>
          <table:table-cell office:value-type="string" calcext:value-type="string">
            <text:p>Dashboard.vue:212 2019-07-23T14:32:17.500Z</text:p>
          </table:table-cell>
          <table:table-cell office:value-type="string" calcext:value-type="string">
            <text:p>Dashboard.vue:212 2019-07-23T14:32:59.187Z</text:p>
          </table:table-cell>
          <table:table-cell/>
          <table:table-cell office:value-type="string" calcext:value-type="string">
            <text:p>Dashboard.vue:212 2019-07-23T14:12:53.062Z</text:p>
          </table:table-cell>
          <table:table-cell office:value-type="string" calcext:value-type="string">
            <text:p>Dashboard.vue:220 []</text:p>
          </table:table-cell>
          <table:table-cell office:value-type="string" calcext:value-type="string">
            <text:p>Dashboard.vue:212 2019-07-23T14:13:52.664Z</text:p>
          </table:table-cell>
          <table:table-cell office:value-type="string" calcext:value-type="string">
            <text:p>Dashboard.vue:212 2019-07-23T14:14:24.085Z</text:p>
          </table:table-cell>
          <table:table-cell office:value-type="string" calcext:value-type="string">
            <text:p>Dashboard.vue:212 2019-07-23T14:15:16.669Z</text:p>
          </table:table-cell>
          <table:table-cell office:value-type="string" calcext:value-type="string">
            <text:p>Dashboard.vue:212 2019-07-23T14:16:01.962Z</text:p>
          </table:table-cell>
          <table:table-cell/>
          <table:table-cell office:value-type="string" calcext:value-type="string">
            <text:p>Dashboard.vue:212 2019-07-23T14:08:27.869Z</text:p>
          </table:table-cell>
          <table:table-cell office:value-type="string" calcext:value-type="string">
            <text:p>Dashboard.vue:220 []</text:p>
          </table:table-cell>
          <table:table-cell office:value-type="string" calcext:value-type="string">
            <text:p>Dashboard.vue:220 (8) ["2019-07-23T14:09:58.235Z", "2019-07-23T14:09:58.244Z", "2019-07-23T14:09:58.254Z", "2019-07-23T14:09:58.264Z", "2019-07-23T14:09:58.290Z", "2019-07-23T14:09:58.294Z", "2019-07-23T14:09:58.304Z", "2019-07-23T14:09:58.314Z"]</text:p>
          </table:table-cell>
          <table:table-cell office:value-type="string" calcext:value-type="string">
            <text:p>Dashboard.vue:212 2019-07-23T14:10:54.821Z</text:p>
          </table:table-cell>
          <table:table-cell office:value-type="string" calcext:value-type="string">
            <text:p>Dashboard.vue:212 2019-07-23T14:11:26.556Z</text:p>
          </table:table-cell>
          <table:table-cell office:value-type="string" calcext:value-type="string">
            <text:p>Dashboard.vue:212 2019-07-23T14:12:02.193Z</text:p>
          </table:table-cell>
        </table:table-row>
        <table:table-row table:style-name="ro1">
          <table:table-cell/>
          <table:table-cell office:value-type="string" calcext:value-type="string">
            <text:p>Dashboard.vue:219 tumpukan yang belum diterima : 2</text:p>
          </table:table-cell>
          <table:table-cell/>
          <table:table-cell office:value-type="string" calcext:value-type="string">
            <text:p>Dashboard.vue:219 tumpukan yang belum diterima : 4</text:p>
          </table:table-cell>
          <table:table-cell office:value-type="string" calcext:value-type="string">
            <text:p>Dashboard.vue:219 tumpukan yang belum diterima : 23</text:p>
          </table:table-cell>
          <table:table-cell office:value-type="string" calcext:value-type="string">
            <text:p>Dashboard.vue:219 tumpukan yang belum diterima : 24</text:p>
          </table:table-cell>
          <table:table-cell office:value-type="string" calcext:value-type="string">
            <text:p>Dashboard.vue:212 874</text:p>
          </table:table-cell>
          <table:table-cell/>
          <table:table-cell office:value-type="string" calcext:value-type="string">
            <text:p>Dashboard.vue:219 tumpukan yang belum diterima : 1</text:p>
          </table:table-cell>
          <table:table-cell office:value-type="string" calcext:value-type="string">
            <text:p>Dashboard.vue:212 141</text:p>
          </table:table-cell>
          <table:table-cell office:value-type="string" calcext:value-type="string">
            <text:p>Dashboard.vue:212 740</text:p>
          </table:table-cell>
          <table:table-cell office:value-type="string" calcext:value-type="string">
            <text:p>Dashboard.vue:219 tumpukan yang belum diterima : 23</text:p>
          </table:table-cell>
          <table:table-cell office:value-type="string" calcext:value-type="string">
            <text:p>Dashboard.vue:219 tumpukan yang belum diterima : 24</text:p>
          </table:table-cell>
          <table:table-cell office:value-type="string" calcext:value-type="string">
            <text:p>Dashboard.vue:219 tumpukan yang belum diterima : 23</text:p>
          </table:table-cell>
          <table:table-cell/>
          <table:table-cell office:value-type="string" calcext:value-type="string">
            <text:p>Dashboard.vue:219 tumpukan yang belum diterima : 0</text:p>
          </table:table-cell>
          <table:table-cell/>
          <table:table-cell office:value-type="string" calcext:value-type="string">
            <text:p>Dashboard.vue:219 tumpukan yang belum diterima : 15</text:p>
          </table:table-cell>
          <table:table-cell table:number-columns-repeated="3" office:value-type="string" calcext:value-type="string">
            <text:p>Dashboard.vue:219 tumpukan yang belum diterima : 24</text:p>
          </table:table-cell>
          <table:table-cell/>
          <table:table-cell office:value-type="string" calcext:value-type="string">
            <text:p>Dashboard.vue:219 tumpukan yang belum diterima : 0</text:p>
          </table:table-cell>
          <table:table-cell/>
          <table:table-cell office:value-type="string" calcext:value-type="string">
            <text:p>Dashboard.vue:212 600</text:p>
          </table:table-cell>
          <table:table-cell office:value-type="string" calcext:value-type="string">
            <text:p>Dashboard.vue:219 tumpukan yang belum diterima : 18</text:p>
          </table:table-cell>
          <table:table-cell table:number-columns-repeated="2" office:value-type="string" calcext:value-type="string">
            <text:p>Dashboard.vue:219 tumpukan yang belum diterima : 24</text:p>
          </table:table-cell>
        </table:table-row>
        <table:table-row table:style-name="ro1">
          <table:table-cell/>
          <table:table-cell office:value-type="string" calcext:value-type="string">
            <text:p>Dashboard.vue:220 (2) ["2019-07-23T14:18:32.843Z", "2019-07-23T14:18:32.943Z"]</text:p>
          </table:table-cell>
          <table:table-cell/>
          <table:table-cell office:value-type="string" calcext:value-type="string">
            <text:p>Dashboard.vue:220 (4) ["2019-07-23T14:20:38.516Z", "2019-07-23T14:20:38.527Z", "2019-07-23T14:20:38.538Z", "2019-07-23T14:20:38.545Z"]</text:p>
          </table:table-cell>
          <table:table-cell office:value-type="string" calcext:value-type="string">
            <text:p>Dashboard.vue:220 (23) ["2019-07-23T14:21:14.251Z", "2019-07-23T14:21:14.259Z", "2019-07-23T14:21:14.261Z", "2019-07-23T14:21:14.265Z", "2019-07-23T14:21:14.270Z", "2019-07-23T14:21:14.274Z", "2019-07-23T14:21:14.280Z", "2019-07-23T14:21:14.288Z", "2019-07-23T14:21:14.290Z", "2019-07-23T14:21:14.295Z", "2019-07-23T14:21:14.300Z", "2019-07-23T14:21:14.305Z", "2019-07-23T14:21:14.325Z", "2019-07-23T14:21:14.326Z", "2019-07-23T14:21:14.331Z", "2019-07-23T14:21:14.337Z", "2019-07-23T14:21:14.341Z", "2019-07-23T14:21:14.346Z", "2019-07-23T14:21:14.350Z", "2019-07-23T14:21:14.355Z", "2019-07-23T14:21:14.361Z", "2019-07-23T14:21:14.365Z", "2019-07-23T14:21:14.370Z"]</text:p>
          </table:table-cell>
          <table:table-cell office:value-type="string" calcext:value-type="string">
            <text:p>Dashboard.vue:220 (24) ["2019-07-23T14:21:50.191Z", "2019-07-23T14:21:50.195Z", "2019-07-23T14:21:50.290Z", "2019-07-23T14:21:50.295Z", "2019-07-23T14:21:50.299Z", "2019-07-23T14:21:50.304Z", "2019-07-23T14:21:50.307Z", "2019-07-23T14:21:50.311Z", "2019-07-23T14:21:50.317Z", "2019-07-23T14:21:50.318Z", "2019-07-23T14:21:50.323Z", "2019-07-23T14:21:50.328Z", "2019-07-23T14:21:50.332Z", "2019-07-23T14:21:50.337Z", "2019-07-23T14:21:50.339Z", "2019-07-23T14:21:50.344Z", "2019-07-23T14:21:50.347Z", "2019-07-23T14:21:50.355Z", "2019-07-23T14:21:50.365Z", "2019-07-23T14:21:50.370Z", "2019-07-23T14:21:50.377Z", "2019-07-23T14:21:50.381Z", "2019-07-23T14:21:50.388Z", "2019-07-23T14:21:50.390Z"]</text:p>
          </table:table-cell>
          <table:table-cell office:value-type="string" calcext:value-type="string">
            <text:p>Dashboard.vue:212 2019-07-23T14:22:25.392Z</text:p>
          </table:table-cell>
          <table:table-cell/>
          <table:table-cell office:value-type="string" calcext:value-type="string">
            <text:p>Dashboard.vue:220 ["2019-07-23T14:29:32.910Z"]</text:p>
          </table:table-cell>
          <table:table-cell office:value-type="string" calcext:value-type="string">
            <text:p>Dashboard.vue:212 2019-07-23T14:30:10.530Z</text:p>
          </table:table-cell>
          <table:table-cell office:value-type="string" calcext:value-type="string">
            <text:p>Dashboard.vue:212 2019-07-23T14:30:57.759Z</text:p>
          </table:table-cell>
          <table:table-cell office:value-type="string" calcext:value-type="string">
            <text:p>Dashboard.vue:220 (23) ["2019-07-23T14:31:39.950Z", "2019-07-23T14:31:39.957Z", "2019-07-23T14:31:39.960Z", "2019-07-23T14:31:39.965Z", "2019-07-23T14:31:39.973Z", "2019-07-23T14:31:39.989Z", "2019-07-23T14:31:39.996Z", "2019-07-23T14:31:40.000Z", "2019-07-23T14:31:40.005Z", "2019-07-23T14:31:40.010Z", "2019-07-23T14:31:40.015Z", "2019-07-23T14:31:40.041Z", "2019-07-23T14:31:40.045Z", "2019-07-23T14:31:40.051Z", "2019-07-23T14:31:40.058Z", "2019-07-23T14:31:40.064Z", "2019-07-23T14:31:40.084Z", "2019-07-23T14:31:40.121Z", "2019-07-23T14:31:40.156Z", "2019-07-23T14:31:40.165Z", "2019-07-23T14:31:40.171Z", "2019-07-23T14:31:40.175Z", "2019-07-23T14:31:40.180Z"]</text:p>
          </table:table-cell>
          <table:table-cell office:value-type="string" calcext:value-type="string">
            <text:p>Dashboard.vue:220 (24) ["2019-07-23T14:32:17.505Z", "2019-07-23T14:32:17.514Z", "2019-07-23T14:32:17.517Z", "2019-07-23T14:32:17.519Z", "2019-07-23T14:32:17.524Z", "2019-07-23T14:32:17.527Z", "2019-07-23T14:32:17.531Z", "2019-07-23T14:32:17.535Z", "2019-07-23T14:32:17.539Z", "2019-07-23T14:32:17.544Z", "2019-07-23T14:32:17.558Z", "2019-07-23T14:32:17.570Z", "2019-07-23T14:32:17.580Z", "2019-07-23T14:32:17.585Z", "2019-07-23T14:32:17.587Z", "2019-07-23T14:32:17.594Z", "2019-07-23T14:32:17.598Z", "2019-07-23T14:32:17.602Z", "2019-07-23T14:32:17.604Z", "2019-07-23T14:32:17.616Z", "2019-07-23T14:32:17.620Z", "2019-07-23T14:32:17.626Z", "2019-07-23T14:32:17.629Z", "2019-07-23T14:32:17.631Z"]</text:p>
          </table:table-cell>
          <table:table-cell office:value-type="string" calcext:value-type="string">
            <text:p>Dashboard.vue:220 (23) ["2019-07-23T14:32:59.191Z", "2019-07-23T14:32:59.202Z", "2019-07-23T14:32:59.207Z", "2019-07-23T14:32:59.211Z", "2019-07-23T14:32:59.216Z", "2019-07-23T14:32:59.221Z", "2019-07-23T14:32:59.224Z", "2019-07-23T14:32:59.229Z", "2019-07-23T14:32:59.231Z", "2019-07-23T14:32:59.239Z", "2019-07-23T14:32:59.243Z", "2019-07-23T14:32:59.250Z", "2019-07-23T14:32:59.252Z", "2019-07-23T14:32:59.257Z", "2019-07-23T14:32:59.264Z", "2019-07-23T14:32:59.315Z", "2019-07-23T14:32:59.319Z", "2019-07-23T14:32:59.323Z", "2019-07-23T14:32:59.329Z", "2019-07-23T14:32:59.333Z", "2019-07-23T14:32:59.335Z", "2019-07-23T14:32:59.348Z", "2019-07-23T14:32:59.352Z"]</text:p>
          </table:table-cell>
          <table:table-cell/>
          <table:table-cell office:value-type="string" calcext:value-type="string">
            <text:p>Dashboard.vue:220 []</text:p>
          </table:table-cell>
          <table:table-cell/>
          <table:table-cell office:value-type="string" calcext:value-type="string">
            <text:p>Dashboard.vue:220 (15) ["2019-07-23T14:13:52.324Z", "2019-07-23T14:13:52.674Z", "2019-07-23T14:13:52.684Z", "2019-07-23T14:13:52.694Z", "2019-07-23T14:13:52.712Z", "2019-07-23T14:13:52.715Z", "2019-07-23T14:13:52.724Z", "2019-07-23T14:13:52.772Z", "2019-07-23T14:13:52.775Z", "2019-07-23T14:13:52.785Z", "2019-07-23T14:13:52.806Z", "2019-07-23T14:13:52.818Z", "2019-07-23T14:13:52.824Z", "2019-07-23T14:13:52.836Z", "2019-07-23T14:13:52.847Z"]</text:p>
          </table:table-cell>
          <table:table-cell office:value-type="string" calcext:value-type="string">
            <text:p>Dashboard.vue:220 (24) ["2019-07-23T14:14:23.826Z", "2019-07-23T14:14:23.830Z", "2019-07-23T14:14:23.836Z", "2019-07-23T14:14:23.846Z", "2019-07-23T14:14:23.855Z", "2019-07-23T14:14:23.865Z", "2019-07-23T14:14:23.875Z", "2019-07-23T14:14:23.880Z", "2019-07-23T14:14:23.911Z", "2019-07-23T14:14:23.916Z", "2019-07-23T14:14:23.920Z", "2019-07-23T14:14:23.925Z", "2019-07-23T14:14:23.931Z", "2019-07-23T14:14:23.936Z", "2019-07-23T14:14:23.941Z", "2019-07-23T14:14:23.945Z", "2019-07-23T14:14:23.950Z", "2019-07-23T14:14:23.955Z", "2019-07-23T14:14:23.961Z", "2019-07-23T14:14:23.966Z", "2019-07-23T14:14:23.971Z", "2019-07-23T14:14:23.976Z", "2019-07-23T14:14:24.090Z", "2019-07-23T14:14:24.095Z"]</text:p>
          </table:table-cell>
          <table:table-cell office:value-type="string" calcext:value-type="string">
            <text:p>Dashboard.vue:220 (24) ["2019-07-23T14:15:16.611Z", "2019-07-23T14:15:16.614Z", "2019-07-23T14:15:16.625Z", "2019-07-23T14:15:16.633Z", "2019-07-23T14:15:16.635Z", "2019-07-23T14:15:16.638Z", "2019-07-23T14:15:16.649Z", "2019-07-23T14:15:16.661Z", "2019-07-23T14:15:16.673Z", "2019-07-23T14:15:16.677Z", "2019-07-23T14:15:16.681Z", "2019-07-23T14:15:16.685Z", "2019-07-23T14:15:16.689Z", "2019-07-23T14:15:16.693Z", "2019-07-23T14:15:16.697Z", "2019-07-23T14:15:16.702Z", "2019-07-23T14:15:16.704Z", "2019-07-23T14:15:16.709Z", "2019-07-23T14:15:16.713Z", "2019-07-23T14:15:16.718Z", "2019-07-23T14:15:16.721Z", "2019-07-23T14:15:16.725Z", "2019-07-23T14:15:16.729Z", "2019-07-23T14:15:16.733Z"]</text:p>
          </table:table-cell>
          <table:table-cell office:value-type="string" calcext:value-type="string">
            <text:p>Dashboard.vue:220 (24) ["2019-07-23T14:16:01.944Z", "2019-07-23T14:16:01.951Z", "2019-07-23T14:16:01.954Z", "2019-07-23T14:16:01.959Z", "2019-07-23T14:16:01.966Z", "2019-07-23T14:16:01.970Z", "2019-07-23T14:16:02.007Z", "2019-07-23T14:16:02.010Z", "2019-07-23T14:16:02.014Z", "2019-07-23T14:16:02.019Z", "2019-07-23T14:16:02.022Z", "2019-07-23T14:16:02.026Z", "2019-07-23T14:16:02.030Z", "2019-07-23T14:16:02.034Z", "2019-07-23T14:16:02.039Z", "2019-07-23T14:16:02.043Z", "2019-07-23T14:16:02.047Z", "2019-07-23T14:16:02.050Z", "2019-07-23T14:16:02.054Z", "2019-07-23T14:16:02.058Z", "2019-07-23T14:16:02.063Z", "2019-07-23T14:16:02.169Z", "2019-07-23T14:16:02.175Z", "2019-07-23T14:16:02.178Z"]</text:p>
          </table:table-cell>
          <table:table-cell/>
          <table:table-cell office:value-type="string" calcext:value-type="string">
            <text:p>Dashboard.vue:220 []</text:p>
          </table:table-cell>
          <table:table-cell/>
          <table:table-cell office:value-type="string" calcext:value-type="string">
            <text:p>Dashboard.vue:212 2019-07-23T14:09:58.235Z</text:p>
          </table:table-cell>
          <table:table-cell office:value-type="string" calcext:value-type="string">
            <text:p>Dashboard.vue:220 (18) ["2019-07-23T14:10:54.826Z", "2019-07-23T14:10:54.831Z", "2019-07-23T14:10:54.836Z", "2019-07-23T14:10:54.840Z", "2019-07-23T14:10:54.846Z", "2019-07-23T14:10:54.851Z", "2019-07-23T14:10:54.860Z", "2019-07-23T14:10:54.865Z", "2019-07-23T14:10:54.865Z", "2019-07-23T14:10:54.871Z", "2019-07-23T14:10:54.875Z", "2019-07-23T14:10:54.881Z", "2019-07-23T14:10:54.886Z", "2019-07-23T14:10:54.899Z", "2019-07-23T14:10:54.901Z", "2019-07-23T14:10:54.944Z", "2019-07-23T14:10:54.945Z", "2019-07-23T14:10:54.951Z"]</text:p>
          </table:table-cell>
          <table:table-cell office:value-type="string" calcext:value-type="string">
            <text:p>Dashboard.vue:220 (24) ["2019-07-23T14:11:26.560Z", "2019-07-23T14:11:26.564Z", "2019-07-23T14:11:26.568Z", "2019-07-23T14:11:26.572Z", "2019-07-23T14:11:26.576Z", "2019-07-23T14:11:26.580Z", "2019-07-23T14:11:26.584Z", "2019-07-23T14:11:26.588Z", "2019-07-23T14:11:26.592Z", "2019-07-23T14:11:26.596Z", "2019-07-23T14:11:26.600Z", "2019-07-23T14:11:26.604Z", "2019-07-23T14:11:26.608Z", "2019-07-23T14:11:26.612Z", "2019-07-23T14:11:26.616Z", "2019-07-23T14:11:26.620Z", "2019-07-23T14:11:26.624Z", "2019-07-23T14:11:26.628Z", "2019-07-23T14:11:26.632Z", "2019-07-23T14:11:26.636Z", "2019-07-23T14:11:26.640Z", "2019-07-23T14:11:26.644Z", "2019-07-23T14:11:26.648Z", "2019-07-23T14:11:26.652Z"]</text:p>
          </table:table-cell>
          <table:table-cell office:value-type="string" calcext:value-type="string">
            <text:p>Dashboard.vue:220 (24) ["2019-07-23T14:12:02.198Z", "2019-07-23T14:12:02.202Z", "2019-07-23T14:12:02.206Z", "2019-07-23T14:12:02.210Z", "2019-07-23T14:12:02.213Z", "2019-07-23T14:12:02.217Z", "2019-07-23T14:12:02.222Z", "2019-07-23T14:12:02.225Z", "2019-07-23T14:12:02.230Z", "2019-07-23T14:12:02.233Z", "2019-07-23T14:12:02.237Z", "2019-07-23T14:12:02.242Z", "2019-07-23T14:12:02.245Z", "2019-07-23T14:12:02.250Z", "2019-07-23T14:12:02.254Z", "2019-07-23T14:12:02.258Z", "2019-07-23T14:12:02.262Z", "2019-07-23T14:12:02.265Z", "2019-07-23T14:12:02.270Z", "2019-07-23T14:12:02.274Z", "2019-07-23T14:12:02.278Z", "2019-07-23T14:12:02.282Z", "2019-07-23T14:12:02.285Z", "2019-07-23T14:12:02.290Z"]</text:p>
          </table:table-cell>
        </table:table-row>
        <table:table-row table:style-name="ro1">
          <table:table-cell/>
          <table:table-cell office:value-type="string" calcext:value-type="string">
            <text:p>Dashboard.vue:212 372</text:p>
          </table:table-cell>
          <table:table-cell/>
          <table:table-cell office:value-type="string" calcext:value-type="string">
            <text:p>Dashboard.vue:212 160</text:p>
          </table:table-cell>
          <table:table-cell office:value-type="string" calcext:value-type="string">
            <text:p>Dashboard.vue:212 560</text:p>
          </table:table-cell>
          <table:table-cell office:value-type="string" calcext:value-type="string">
            <text:p>Dashboard.vue:212 840</text:p>
          </table:table-cell>
          <table:table-cell office:value-type="string" calcext:value-type="string">
            <text:p>Dashboard.vue:219 tumpukan yang belum diterima : 23</text:p>
          </table:table-cell>
          <table:table-cell/>
          <table:table-cell office:value-type="string" calcext:value-type="string">
            <text:p>Dashboard.vue:212 517</text:p>
          </table:table-cell>
          <table:table-cell office:value-type="string" calcext:value-type="string">
            <text:p>Dashboard.vue:219 tumpukan yang belum diterima : 0</text:p>
          </table:table-cell>
          <table:table-cell office:value-type="string" calcext:value-type="string">
            <text:p>Dashboard.vue:219 tumpukan yang belum diterima : 23</text:p>
          </table:table-cell>
          <table:table-cell office:value-type="string" calcext:value-type="string">
            <text:p>Dashboard.vue:212 716</text:p>
          </table:table-cell>
          <table:table-cell office:value-type="string" calcext:value-type="string">
            <text:p>Dashboard.vue:212 916</text:p>
          </table:table-cell>
          <table:table-cell office:value-type="string" calcext:value-type="string">
            <text:p>Dashboard.vue:212 565</text:p>
          </table:table-cell>
          <table:table-cell table:number-columns-repeated="3"/>
          <table:table-cell office:value-type="string" calcext:value-type="string">
            <text:p>Dashboard.vue:212 589</text:p>
          </table:table-cell>
          <table:table-cell office:value-type="string" calcext:value-type="string">
            <text:p>Dashboard.vue:212 601</text:p>
          </table:table-cell>
          <table:table-cell office:value-type="string" calcext:value-type="string">
            <text:p>Dashboard.vue:212 876</text:p>
          </table:table-cell>
          <table:table-cell office:value-type="string" calcext:value-type="string">
            <text:p>Dashboard.vue:212 659</text:p>
          </table:table-cell>
          <table:table-cell table:number-columns-repeated="3"/>
          <table:table-cell office:value-type="string" calcext:value-type="string">
            <text:p>Dashboard.vue:219 tumpukan yang belum diterima : 7</text:p>
          </table:table-cell>
          <table:table-cell office:value-type="string" calcext:value-type="string">
            <text:p>Dashboard.vue:212 417</text:p>
          </table:table-cell>
          <table:table-cell office:value-type="string" calcext:value-type="string">
            <text:p>Dashboard.vue:212 734</text:p>
          </table:table-cell>
          <table:table-cell office:value-type="string" calcext:value-type="string">
            <text:p>Dashboard.vue:212 476</text:p>
          </table:table-cell>
        </table:table-row>
        <table:table-row table:style-name="ro1">
          <table:table-cell/>
          <table:table-cell office:value-type="string" calcext:value-type="string">
            <text:p>Dashboard.vue:212 2019-07-23T14:18:32.843Z</text:p>
          </table:table-cell>
          <table:table-cell/>
          <table:table-cell office:value-type="string" calcext:value-type="string">
            <text:p>Dashboard.vue:212 2019-07-23T14:20:38.516Z</text:p>
          </table:table-cell>
          <table:table-cell office:value-type="string" calcext:value-type="string">
            <text:p>Dashboard.vue:212 2019-07-23T14:21:14.251Z</text:p>
          </table:table-cell>
          <table:table-cell office:value-type="string" calcext:value-type="string">
            <text:p>Dashboard.vue:212 2019-07-23T14:21:50.290Z</text:p>
          </table:table-cell>
          <table:table-cell office:value-type="string" calcext:value-type="string">
            <text:p>Dashboard.vue:220 (23) ["2019-07-23T14:22:25.395Z", "2019-07-23T14:22:25.479Z", "2019-07-23T14:22:25.480Z", "2019-07-23T14:22:25.484Z", "2019-07-23T14:22:25.488Z", "2019-07-23T14:22:25.491Z", "2019-07-23T14:22:25.496Z", "2019-07-23T14:22:25.500Z", "2019-07-23T14:22:25.504Z", "2019-07-23T14:22:25.508Z", "2019-07-23T14:22:25.518Z", "2019-07-23T14:22:25.522Z", "2019-07-23T14:22:25.529Z", "2019-07-23T14:22:25.534Z", "2019-07-23T14:22:25.541Z", "2019-07-23T14:22:25.546Z", "2019-07-23T14:22:25.548Z", "2019-07-23T14:22:25.552Z", "2019-07-23T14:22:25.555Z", "2019-07-23T14:22:25.564Z", "2019-07-23T14:22:25.565Z", "2019-07-23T14:22:25.570Z", "2019-07-23T14:22:25.572Z"]</text:p>
          </table:table-cell>
          <table:table-cell/>
          <table:table-cell office:value-type="string" calcext:value-type="string">
            <text:p>Dashboard.vue:212 2019-07-23T14:29:32.910Z</text:p>
          </table:table-cell>
          <table:table-cell office:value-type="string" calcext:value-type="string">
            <text:p>Dashboard.vue:220 </text:p>
          </table:table-cell>
          <table:table-cell office:value-type="string" calcext:value-type="string">
            <text:p>Dashboard.vue:220 (23) ["2019-07-23T14:30:57.773Z", "2019-07-23T14:30:57.780Z", "2019-07-23T14:30:57.788Z", "2019-07-23T14:30:57.809Z", "2019-07-23T14:30:57.819Z", "2019-07-23T14:30:57.829Z", "2019-07-23T14:30:57.839Z", "2019-07-23T14:30:57.849Z", "2019-07-23T14:30:57.861Z", "2019-07-23T14:30:57.884Z", "2019-07-23T14:30:57.914Z", "2019-07-23T14:30:57.954Z", "2019-07-23T14:30:57.962Z", "2019-07-23T14:30:57.969Z", "2019-07-23T14:30:57.978Z", "2019-07-23T14:30:57.989Z", "2019-07-23T14:30:57.998Z", "2019-07-23T14:30:58.009Z", "2019-07-23T14:30:58.018Z", "2019-07-23T14:30:58.029Z", "2019-07-23T14:30:58.039Z", "2019-07-23T14:30:58.048Z", "2019-07-23T14:30:58.059Z"]</text:p>
          </table:table-cell>
          <table:table-cell office:value-type="string" calcext:value-type="string">
            <text:p>Dashboard.vue:212 2019-07-23T14:31:39.950Z</text:p>
          </table:table-cell>
          <table:table-cell office:value-type="string" calcext:value-type="string">
            <text:p>Dashboard.vue:212 2019-07-23T14:32:17.505Z</text:p>
          </table:table-cell>
          <table:table-cell office:value-type="string" calcext:value-type="string">
            <text:p>Dashboard.vue:212 2019-07-23T14:32:59.191Z</text:p>
          </table:table-cell>
          <table:table-cell table:number-columns-repeated="3"/>
          <table:table-cell office:value-type="string" calcext:value-type="string">
            <text:p>Dashboard.vue:212 2019-07-23T14:13:52.674Z</text:p>
          </table:table-cell>
          <table:table-cell office:value-type="string" calcext:value-type="string">
            <text:p>Dashboard.vue:212 2019-07-23T14:14:24.090Z</text:p>
          </table:table-cell>
          <table:table-cell office:value-type="string" calcext:value-type="string">
            <text:p>Dashboard.vue:212 2019-07-23T14:15:16.633Z</text:p>
          </table:table-cell>
          <table:table-cell office:value-type="string" calcext:value-type="string">
            <text:p>Dashboard.vue:212 2019-07-23T14:16:02.169Z</text:p>
          </table:table-cell>
          <table:table-cell table:number-columns-repeated="3"/>
          <table:table-cell office:value-type="string" calcext:value-type="string">
            <text:p>Dashboard.vue:220 (7) ["2019-07-23T14:09:58.244Z", "2019-07-23T14:09:58.254Z", "2019-07-23T14:09:58.264Z", "2019-07-23T14:09:58.290Z", "2019-07-23T14:09:58.294Z", "2019-07-23T14:09:58.304Z", "2019-07-23T14:09:58.314Z"]</text:p>
          </table:table-cell>
          <table:table-cell office:value-type="string" calcext:value-type="string">
            <text:p>Dashboard.vue:212 2019-07-23T14:10:54.826Z</text:p>
          </table:table-cell>
          <table:table-cell office:value-type="string" calcext:value-type="string">
            <text:p>Dashboard.vue:212 2019-07-23T14:11:26.560Z</text:p>
          </table:table-cell>
          <table:table-cell office:value-type="string" calcext:value-type="string">
            <text:p>Dashboard.vue:212 2019-07-23T14:12:02.198Z</text:p>
          </table:table-cell>
        </table:table-row>
        <table:table-row table:style-name="ro1">
          <table:table-cell/>
          <table:table-cell office:value-type="string" calcext:value-type="string">
            <text:p>Dashboard.vue:219 tumpukan yang belum diterima : 1</text:p>
          </table:table-cell>
          <table:table-cell/>
          <table:table-cell office:value-type="string" calcext:value-type="string">
            <text:p>Dashboard.vue:219 tumpukan yang belum diterima : 3</text:p>
          </table:table-cell>
          <table:table-cell office:value-type="string" calcext:value-type="string">
            <text:p>Dashboard.vue:219 tumpukan yang belum diterima : 22</text:p>
          </table:table-cell>
          <table:table-cell office:value-type="string" calcext:value-type="string">
            <text:p>Dashboard.vue:219 tumpukan yang belum diterima : 23</text:p>
          </table:table-cell>
          <table:table-cell office:value-type="string" calcext:value-type="string">
            <text:p>Dashboard.vue:212 796</text:p>
          </table:table-cell>
          <table:table-cell/>
          <table:table-cell office:value-type="string" calcext:value-type="string">
            <text:p>Dashboard.vue:219 tumpukan yang belum diterima : 0</text:p>
          </table:table-cell>
          <table:table-cell/>
          <table:table-cell office:value-type="string" calcext:value-type="string">
            <text:p>Dashboard.vue:212 732</text:p>
          </table:table-cell>
          <table:table-cell office:value-type="string" calcext:value-type="string">
            <text:p>Dashboard.vue:219 tumpukan yang belum diterima : 22</text:p>
          </table:table-cell>
          <table:table-cell office:value-type="string" calcext:value-type="string">
            <text:p>Dashboard.vue:219 tumpukan yang belum diterima : 23</text:p>
          </table:table-cell>
          <table:table-cell office:value-type="string" calcext:value-type="string">
            <text:p>Dashboard.vue:219 tumpukan yang belum diterima : 22</text:p>
          </table:table-cell>
          <table:table-cell table:number-columns-repeated="3"/>
          <table:table-cell office:value-type="string" calcext:value-type="string">
            <text:p>Dashboard.vue:219 tumpukan yang belum diterima : 14</text:p>
          </table:table-cell>
          <table:table-cell table:number-columns-repeated="3" office:value-type="string" calcext:value-type="string">
            <text:p>Dashboard.vue:219 tumpukan yang belum diterima : 23</text:p>
          </table:table-cell>
          <table:table-cell table:number-columns-repeated="3"/>
          <table:table-cell office:value-type="string" calcext:value-type="string">
            <text:p>Dashboard.vue:212 603</text:p>
          </table:table-cell>
          <table:table-cell office:value-type="string" calcext:value-type="string">
            <text:p>Dashboard.vue:219 tumpukan yang belum diterima : 17</text:p>
          </table:table-cell>
          <table:table-cell table:number-columns-repeated="2" office:value-type="string" calcext:value-type="string">
            <text:p>Dashboard.vue:219 tumpukan yang belum diterima : 23</text:p>
          </table:table-cell>
        </table:table-row>
        <table:table-row table:style-name="ro1">
          <table:table-cell/>
          <table:table-cell office:value-type="string" calcext:value-type="string">
            <text:p>Dashboard.vue:220 ["2019-07-23T14:18:32.943Z"]</text:p>
          </table:table-cell>
          <table:table-cell/>
          <table:table-cell office:value-type="string" calcext:value-type="string">
            <text:p>Dashboard.vue:220 (3) ["2019-07-23T14:20:38.527Z", "2019-07-23T14:20:38.538Z", "2019-07-23T14:20:38.545Z"]</text:p>
          </table:table-cell>
          <table:table-cell office:value-type="string" calcext:value-type="string">
            <text:p>Dashboard.vue:220 (22) ["2019-07-23T14:21:14.259Z", "2019-07-23T14:21:14.261Z", "2019-07-23T14:21:14.265Z", "2019-07-23T14:21:14.270Z", "2019-07-23T14:21:14.274Z", "2019-07-23T14:21:14.280Z", "2019-07-23T14:21:14.288Z", "2019-07-23T14:21:14.290Z", "2019-07-23T14:21:14.295Z", "2019-07-23T14:21:14.300Z", "2019-07-23T14:21:14.305Z", "2019-07-23T14:21:14.325Z", "2019-07-23T14:21:14.326Z", "2019-07-23T14:21:14.331Z", "2019-07-23T14:21:14.337Z", "2019-07-23T14:21:14.341Z", "2019-07-23T14:21:14.346Z", "2019-07-23T14:21:14.350Z", "2019-07-23T14:21:14.355Z", "2019-07-23T14:21:14.361Z", "2019-07-23T14:21:14.365Z", "2019-07-23T14:21:14.370Z"]</text:p>
          </table:table-cell>
          <table:table-cell office:value-type="string" calcext:value-type="string">
            <text:p>Dashboard.vue:220 (23) ["2019-07-23T14:21:50.191Z", "2019-07-23T14:21:50.195Z", "2019-07-23T14:21:50.295Z", "2019-07-23T14:21:50.299Z", "2019-07-23T14:21:50.304Z", "2019-07-23T14:21:50.307Z", "2019-07-23T14:21:50.311Z", "2019-07-23T14:21:50.317Z", "2019-07-23T14:21:50.318Z", "2019-07-23T14:21:50.323Z", "2019-07-23T14:21:50.328Z", "2019-07-23T14:21:50.332Z", "2019-07-23T14:21:50.337Z", "2019-07-23T14:21:50.339Z", "2019-07-23T14:21:50.344Z", "2019-07-23T14:21:50.347Z", "2019-07-23T14:21:50.355Z", "2019-07-23T14:21:50.365Z", "2019-07-23T14:21:50.370Z", "2019-07-23T14:21:50.377Z", "2019-07-23T14:21:50.381Z", "2019-07-23T14:21:50.388Z", "2019-07-23T14:21:50.390Z"]</text:p>
          </table:table-cell>
          <table:table-cell office:value-type="string" calcext:value-type="string">
            <text:p>Dashboard.vue:212 2019-07-23T14:22:25.479Z</text:p>
          </table:table-cell>
          <table:table-cell/>
          <table:table-cell office:value-type="string" calcext:value-type="string">
            <text:p>Dashboard.vue:220 []</text:p>
          </table:table-cell>
          <table:table-cell/>
          <table:table-cell office:value-type="string" calcext:value-type="string">
            <text:p>Dashboard.vue:212 2019-07-23T14:30:57.773Z</text:p>
          </table:table-cell>
          <table:table-cell office:value-type="string" calcext:value-type="string">
            <text:p>Dashboard.vue:220 (22) ["2019-07-23T14:31:39.957Z", "2019-07-23T14:31:39.960Z", "2019-07-23T14:31:39.965Z", "2019-07-23T14:31:39.973Z", "2019-07-23T14:31:39.989Z", "2019-07-23T14:31:39.996Z", "2019-07-23T14:31:40.000Z", "2019-07-23T14:31:40.005Z", "2019-07-23T14:31:40.010Z", "2019-07-23T14:31:40.015Z", "2019-07-23T14:31:40.041Z", "2019-07-23T14:31:40.045Z", "2019-07-23T14:31:40.051Z", "2019-07-23T14:31:40.058Z", "2019-07-23T14:31:40.064Z", "2019-07-23T14:31:40.084Z", "2019-07-23T14:31:40.121Z", "2019-07-23T14:31:40.156Z", "2019-07-23T14:31:40.165Z", "2019-07-23T14:31:40.171Z", "2019-07-23T14:31:40.175Z", "2019-07-23T14:31:40.180Z"]</text:p>
          </table:table-cell>
          <table:table-cell office:value-type="string" calcext:value-type="string">
            <text:p>Dashboard.vue:220 (23) ["2019-07-23T14:32:17.514Z", "2019-07-23T14:32:17.517Z", "2019-07-23T14:32:17.519Z", "2019-07-23T14:32:17.524Z", "2019-07-23T14:32:17.527Z", "2019-07-23T14:32:17.531Z", "2019-07-23T14:32:17.535Z", "2019-07-23T14:32:17.539Z", "2019-07-23T14:32:17.544Z", "2019-07-23T14:32:17.558Z", "2019-07-23T14:32:17.570Z", "2019-07-23T14:32:17.580Z", "2019-07-23T14:32:17.585Z", "2019-07-23T14:32:17.587Z", "2019-07-23T14:32:17.594Z", "2019-07-23T14:32:17.598Z", "2019-07-23T14:32:17.602Z", "2019-07-23T14:32:17.604Z", "2019-07-23T14:32:17.616Z", "2019-07-23T14:32:17.620Z", "2019-07-23T14:32:17.626Z", "2019-07-23T14:32:17.629Z", "2019-07-23T14:32:17.631Z"]</text:p>
          </table:table-cell>
          <table:table-cell office:value-type="string" calcext:value-type="string">
            <text:p>Dashboard.vue:220 (22) ["2019-07-23T14:32:59.202Z", "2019-07-23T14:32:59.207Z", "2019-07-23T14:32:59.211Z", "2019-07-23T14:32:59.216Z", "2019-07-23T14:32:59.221Z", "2019-07-23T14:32:59.224Z", "2019-07-23T14:32:59.229Z", "2019-07-23T14:32:59.231Z", "2019-07-23T14:32:59.239Z", "2019-07-23T14:32:59.243Z", "2019-07-23T14:32:59.250Z", "2019-07-23T14:32:59.252Z", "2019-07-23T14:32:59.257Z", "2019-07-23T14:32:59.264Z", "2019-07-23T14:32:59.315Z", "2019-07-23T14:32:59.319Z", "2019-07-23T14:32:59.323Z", "2019-07-23T14:32:59.329Z", "2019-07-23T14:32:59.333Z", "2019-07-23T14:32:59.335Z", "2019-07-23T14:32:59.348Z", "2019-07-23T14:32:59.352Z"]</text:p>
          </table:table-cell>
          <table:table-cell table:number-columns-repeated="3"/>
          <table:table-cell office:value-type="string" calcext:value-type="string">
            <text:p>Dashboard.vue:220 (14) ["2019-07-23T14:13:52.324Z", "2019-07-23T14:13:52.684Z", "2019-07-23T14:13:52.694Z", "2019-07-23T14:13:52.712Z", "2019-07-23T14:13:52.715Z", "2019-07-23T14:13:52.724Z", "2019-07-23T14:13:52.772Z", "2019-07-23T14:13:52.775Z", "2019-07-23T14:13:52.785Z", "2019-07-23T14:13:52.806Z", "2019-07-23T14:13:52.818Z", "2019-07-23T14:13:52.824Z", "2019-07-23T14:13:52.836Z", "2019-07-23T14:13:52.847Z"]</text:p>
          </table:table-cell>
          <table:table-cell office:value-type="string" calcext:value-type="string">
            <text:p>Dashboard.vue:220 (23) ["2019-07-23T14:14:23.826Z", "2019-07-23T14:14:23.830Z", "2019-07-23T14:14:23.836Z", "2019-07-23T14:14:23.846Z", "2019-07-23T14:14:23.855Z", "2019-07-23T14:14:23.865Z", "2019-07-23T14:14:23.875Z", "2019-07-23T14:14:23.880Z", "2019-07-23T14:14:23.911Z", "2019-07-23T14:14:23.916Z", "2019-07-23T14:14:23.920Z", "2019-07-23T14:14:23.925Z", "2019-07-23T14:14:23.931Z", "2019-07-23T14:14:23.936Z", "2019-07-23T14:14:23.941Z", "2019-07-23T14:14:23.945Z", "2019-07-23T14:14:23.950Z", "2019-07-23T14:14:23.955Z", "2019-07-23T14:14:23.961Z", "2019-07-23T14:14:23.966Z", "2019-07-23T14:14:23.971Z", "2019-07-23T14:14:23.976Z", "2019-07-23T14:14:24.095Z"]</text:p>
          </table:table-cell>
          <table:table-cell office:value-type="string" calcext:value-type="string">
            <text:p>Dashboard.vue:220 (23) ["2019-07-23T14:15:16.611Z", "2019-07-23T14:15:16.614Z", "2019-07-23T14:15:16.625Z", "2019-07-23T14:15:16.635Z", "2019-07-23T14:15:16.638Z", "2019-07-23T14:15:16.649Z", "2019-07-23T14:15:16.661Z", "2019-07-23T14:15:16.673Z", "2019-07-23T14:15:16.677Z", "2019-07-23T14:15:16.681Z", "2019-07-23T14:15:16.685Z", "2019-07-23T14:15:16.689Z", "2019-07-23T14:15:16.693Z", "2019-07-23T14:15:16.697Z", "2019-07-23T14:15:16.702Z", "2019-07-23T14:15:16.704Z", "2019-07-23T14:15:16.709Z", "2019-07-23T14:15:16.713Z", "2019-07-23T14:15:16.718Z", "2019-07-23T14:15:16.721Z", "2019-07-23T14:15:16.725Z", "2019-07-23T14:15:16.729Z", "2019-07-23T14:15:16.733Z"]</text:p>
          </table:table-cell>
          <table:table-cell office:value-type="string" calcext:value-type="string">
            <text:p>Dashboard.vue:220 (23) ["2019-07-23T14:16:01.944Z", "2019-07-23T14:16:01.951Z", "2019-07-23T14:16:01.954Z", "2019-07-23T14:16:01.959Z", "2019-07-23T14:16:01.966Z", "2019-07-23T14:16:01.970Z", "2019-07-23T14:16:02.007Z", "2019-07-23T14:16:02.010Z", "2019-07-23T14:16:02.014Z", "2019-07-23T14:16:02.019Z", "2019-07-23T14:16:02.022Z", "2019-07-23T14:16:02.026Z", "2019-07-23T14:16:02.030Z", "2019-07-23T14:16:02.034Z", "2019-07-23T14:16:02.039Z", "2019-07-23T14:16:02.043Z", "2019-07-23T14:16:02.047Z", "2019-07-23T14:16:02.050Z", "2019-07-23T14:16:02.054Z", "2019-07-23T14:16:02.058Z", "2019-07-23T14:16:02.063Z", "2019-07-23T14:16:02.175Z", "2019-07-23T14:16:02.178Z"]</text:p>
          </table:table-cell>
          <table:table-cell table:number-columns-repeated="3"/>
          <table:table-cell office:value-type="string" calcext:value-type="string">
            <text:p>Dashboard.vue:212 2019-07-23T14:09:58.244Z</text:p>
          </table:table-cell>
          <table:table-cell office:value-type="string" calcext:value-type="string">
            <text:p>Dashboard.vue:220 (17) ["2019-07-23T14:10:54.831Z", "2019-07-23T14:10:54.836Z", "2019-07-23T14:10:54.840Z", "2019-07-23T14:10:54.846Z", "2019-07-23T14:10:54.851Z", "2019-07-23T14:10:54.860Z", "2019-07-23T14:10:54.865Z", "2019-07-23T14:10:54.865Z", "2019-07-23T14:10:54.871Z", "2019-07-23T14:10:54.875Z", "2019-07-23T14:10:54.881Z", "2019-07-23T14:10:54.886Z", "2019-07-23T14:10:54.899Z", "2019-07-23T14:10:54.901Z", "2019-07-23T14:10:54.944Z", "2019-07-23T14:10:54.945Z", "2019-07-23T14:10:54.951Z"]</text:p>
          </table:table-cell>
          <table:table-cell office:value-type="string" calcext:value-type="string">
            <text:p>Dashboard.vue:220 (23) ["2019-07-23T14:11:26.564Z", "2019-07-23T14:11:26.568Z", "2019-07-23T14:11:26.572Z", "2019-07-23T14:11:26.576Z", "2019-07-23T14:11:26.580Z", "2019-07-23T14:11:26.584Z", "2019-07-23T14:11:26.588Z", "2019-07-23T14:11:26.592Z", "2019-07-23T14:11:26.596Z", "2019-07-23T14:11:26.600Z", "2019-07-23T14:11:26.604Z", "2019-07-23T14:11:26.608Z", "2019-07-23T14:11:26.612Z", "2019-07-23T14:11:26.616Z", "2019-07-23T14:11:26.620Z", "2019-07-23T14:11:26.624Z", "2019-07-23T14:11:26.628Z", "2019-07-23T14:11:26.632Z", "2019-07-23T14:11:26.636Z", "2019-07-23T14:11:26.640Z", "2019-07-23T14:11:26.644Z", "2019-07-23T14:11:26.648Z", "2019-07-23T14:11:26.652Z"]</text:p>
          </table:table-cell>
          <table:table-cell office:value-type="string" calcext:value-type="string">
            <text:p>Dashboard.vue:220 (23) ["2019-07-23T14:12:02.202Z", "2019-07-23T14:12:02.206Z", "2019-07-23T14:12:02.210Z", "2019-07-23T14:12:02.213Z", "2019-07-23T14:12:02.217Z", "2019-07-23T14:12:02.222Z", "2019-07-23T14:12:02.225Z", "2019-07-23T14:12:02.230Z", "2019-07-23T14:12:02.233Z", "2019-07-23T14:12:02.237Z", "2019-07-23T14:12:02.242Z", "2019-07-23T14:12:02.245Z", "2019-07-23T14:12:02.250Z", "2019-07-23T14:12:02.254Z", "2019-07-23T14:12:02.258Z", "2019-07-23T14:12:02.262Z", "2019-07-23T14:12:02.265Z", "2019-07-23T14:12:02.270Z", "2019-07-23T14:12:02.274Z", "2019-07-23T14:12:02.278Z", "2019-07-23T14:12:02.282Z", "2019-07-23T14:12:02.285Z", "2019-07-23T14:12:02.290Z"]</text:p>
          </table:table-cell>
        </table:table-row>
        <table:table-row table:style-name="ro1">
          <table:table-cell/>
          <table:table-cell office:value-type="string" calcext:value-type="string">
            <text:p>Dashboard.vue:212 453</text:p>
          </table:table-cell>
          <table:table-cell/>
          <table:table-cell office:value-type="string" calcext:value-type="string">
            <text:p>Dashboard.vue:212 157</text:p>
          </table:table-cell>
          <table:table-cell office:value-type="string" calcext:value-type="string">
            <text:p>Dashboard.vue:212 563</text:p>
          </table:table-cell>
          <table:table-cell office:value-type="string" calcext:value-type="string">
            <text:p>Dashboard.vue:212 946</text:p>
          </table:table-cell>
          <table:table-cell office:value-type="string" calcext:value-type="string">
            <text:p>Dashboard.vue:219 tumpukan yang belum diterima : 22</text:p>
          </table:table-cell>
          <table:table-cell table:number-columns-repeated="3"/>
          <table:table-cell office:value-type="string" calcext:value-type="string">
            <text:p>Dashboard.vue:219 tumpukan yang belum diterima : 22</text:p>
          </table:table-cell>
          <table:table-cell office:value-type="string" calcext:value-type="string">
            <text:p>Dashboard.vue:212 716</text:p>
          </table:table-cell>
          <table:table-cell office:value-type="string" calcext:value-type="string">
            <text:p>Dashboard.vue:212 913</text:p>
          </table:table-cell>
          <table:table-cell office:value-type="string" calcext:value-type="string">
            <text:p>Dashboard.vue:212 561</text:p>
          </table:table-cell>
          <table:table-cell table:number-columns-repeated="3"/>
          <table:table-cell office:value-type="string" calcext:value-type="string">
            <text:p>Dashboard.vue:212 595</text:p>
          </table:table-cell>
          <table:table-cell office:value-type="string" calcext:value-type="string">
            <text:p>Dashboard.vue:212 616</text:p>
          </table:table-cell>
          <table:table-cell office:value-type="string" calcext:value-type="string">
            <text:p>Dashboard.vue:212 859</text:p>
          </table:table-cell>
          <table:table-cell office:value-type="string" calcext:value-type="string">
            <text:p>Dashboard.vue:212 832</text:p>
          </table:table-cell>
          <table:table-cell table:number-columns-repeated="3"/>
          <table:table-cell office:value-type="string" calcext:value-type="string">
            <text:p>Dashboard.vue:219 tumpukan yang belum diterima : 6</text:p>
          </table:table-cell>
          <table:table-cell office:value-type="string" calcext:value-type="string">
            <text:p>Dashboard.vue:212 420</text:p>
          </table:table-cell>
          <table:table-cell office:value-type="string" calcext:value-type="string">
            <text:p>Dashboard.vue:212 735</text:p>
          </table:table-cell>
          <table:table-cell office:value-type="string" calcext:value-type="string">
            <text:p>Dashboard.vue:212 480</text:p>
          </table:table-cell>
        </table:table-row>
        <table:table-row table:style-name="ro1">
          <table:table-cell/>
          <table:table-cell office:value-type="string" calcext:value-type="string">
            <text:p>Dashboard.vue:212 2019-07-23T14:18:32.943Z</text:p>
          </table:table-cell>
          <table:table-cell/>
          <table:table-cell office:value-type="string" calcext:value-type="string">
            <text:p>Dashboard.vue:212 2019-07-23T14:20:38.527Z</text:p>
          </table:table-cell>
          <table:table-cell office:value-type="string" calcext:value-type="string">
            <text:p>Dashboard.vue:212 2019-07-23T14:21:14.259Z</text:p>
          </table:table-cell>
          <table:table-cell office:value-type="string" calcext:value-type="string">
            <text:p>Dashboard.vue:212 2019-07-23T14:21:50.191Z</text:p>
          </table:table-cell>
          <table:table-cell office:value-type="string" calcext:value-type="string">
            <text:p>Dashboard.vue:220 (22) ["2019-07-23T14:22:25.395Z", "2019-07-23T14:22:25.480Z", "2019-07-23T14:22:25.484Z", "2019-07-23T14:22:25.488Z", "2019-07-23T14:22:25.491Z", "2019-07-23T14:22:25.496Z", "2019-07-23T14:22:25.500Z", "2019-07-23T14:22:25.504Z", "2019-07-23T14:22:25.508Z", "2019-07-23T14:22:25.518Z", "2019-07-23T14:22:25.522Z", "2019-07-23T14:22:25.529Z", "2019-07-23T14:22:25.534Z", "2019-07-23T14:22:25.541Z", "2019-07-23T14:22:25.546Z", "2019-07-23T14:22:25.548Z", "2019-07-23T14:22:25.552Z", "2019-07-23T14:22:25.555Z", "2019-07-23T14:22:25.564Z", "2019-07-23T14:22:25.565Z", "2019-07-23T14:22:25.570Z", "2019-07-23T14:22:25.572Z"]</text:p>
          </table:table-cell>
          <table:table-cell table:number-columns-repeated="3"/>
          <table:table-cell office:value-type="string" calcext:value-type="string">
            <text:p>Dashboard.vue:220 (22) ["2019-07-23T14:30:57.780Z", "2019-07-23T14:30:57.788Z", "2019-07-23T14:30:57.809Z", "2019-07-23T14:30:57.819Z", "2019-07-23T14:30:57.829Z", "2019-07-23T14:30:57.839Z", "2019-07-23T14:30:57.849Z", "2019-07-23T14:30:57.861Z", "2019-07-23T14:30:57.884Z", "2019-07-23T14:30:57.914Z", "2019-07-23T14:30:57.954Z", "2019-07-23T14:30:57.962Z", "2019-07-23T14:30:57.969Z", "2019-07-23T14:30:57.978Z", "2019-07-23T14:30:57.989Z", "2019-07-23T14:30:57.998Z", "2019-07-23T14:30:58.009Z", "2019-07-23T14:30:58.018Z", "2019-07-23T14:30:58.029Z", "2019-07-23T14:30:58.039Z", "2019-07-23T14:30:58.048Z", "2019-07-23T14:30:58.059Z"]</text:p>
          </table:table-cell>
          <table:table-cell office:value-type="string" calcext:value-type="string">
            <text:p>Dashboard.vue:212 2019-07-23T14:31:39.957Z</text:p>
          </table:table-cell>
          <table:table-cell office:value-type="string" calcext:value-type="string">
            <text:p>Dashboard.vue:212 2019-07-23T14:32:17.514Z</text:p>
          </table:table-cell>
          <table:table-cell office:value-type="string" calcext:value-type="string">
            <text:p>Dashboard.vue:212 2019-07-23T14:32:59.202Z</text:p>
          </table:table-cell>
          <table:table-cell table:number-columns-repeated="3"/>
          <table:table-cell office:value-type="string" calcext:value-type="string">
            <text:p>Dashboard.vue:212 2019-07-23T14:13:52.684Z</text:p>
          </table:table-cell>
          <table:table-cell office:value-type="string" calcext:value-type="string">
            <text:p>Dashboard.vue:212 2019-07-23T14:14:24.095Z</text:p>
          </table:table-cell>
          <table:table-cell office:value-type="string" calcext:value-type="string">
            <text:p>Dashboard.vue:212 2019-07-23T14:15:16.677Z</text:p>
          </table:table-cell>
          <table:table-cell office:value-type="string" calcext:value-type="string">
            <text:p>Dashboard.vue:212 2019-07-23T14:16:02.010Z</text:p>
          </table:table-cell>
          <table:table-cell table:number-columns-repeated="3"/>
          <table:table-cell office:value-type="string" calcext:value-type="string">
            <text:p>Dashboard.vue:220 (6) ["2019-07-23T14:09:58.254Z", "2019-07-23T14:09:58.264Z", "2019-07-23T14:09:58.290Z", "2019-07-23T14:09:58.294Z", "2019-07-23T14:09:58.304Z", "2019-07-23T14:09:58.314Z"]</text:p>
          </table:table-cell>
          <table:table-cell office:value-type="string" calcext:value-type="string">
            <text:p>Dashboard.vue:212 2019-07-23T14:10:54.831Z</text:p>
          </table:table-cell>
          <table:table-cell office:value-type="string" calcext:value-type="string">
            <text:p>Dashboard.vue:212 2019-07-23T14:11:26.564Z</text:p>
          </table:table-cell>
          <table:table-cell office:value-type="string" calcext:value-type="string">
            <text:p>Dashboard.vue:212 2019-07-23T14:12:02.202Z</text:p>
          </table:table-cell>
        </table:table-row>
        <table:table-row table:style-name="ro1">
          <table:table-cell/>
          <table:table-cell office:value-type="string" calcext:value-type="string">
            <text:p>Dashboard.vue:219 tumpukan yang belum diterima : 0</text:p>
          </table:table-cell>
          <table:table-cell/>
          <table:table-cell office:value-type="string" calcext:value-type="string">
            <text:p>Dashboard.vue:219 tumpukan yang belum diterima : 2</text:p>
          </table:table-cell>
          <table:table-cell office:value-type="string" calcext:value-type="string">
            <text:p>Dashboard.vue:219 tumpukan yang belum diterima : 21</text:p>
          </table:table-cell>
          <table:table-cell office:value-type="string" calcext:value-type="string">
            <text:p>Dashboard.vue:219 tumpukan yang belum diterima : 22</text:p>
          </table:table-cell>
          <table:table-cell office:value-type="string" calcext:value-type="string">
            <text:p>Dashboard.vue:212 801</text:p>
          </table:table-cell>
          <table:table-cell table:number-columns-repeated="3"/>
          <table:table-cell office:value-type="string" calcext:value-type="string">
            <text:p>Dashboard.vue:212 731</text:p>
          </table:table-cell>
          <table:table-cell office:value-type="string" calcext:value-type="string">
            <text:p>Dashboard.vue:219 tumpukan yang belum diterima : 21</text:p>
          </table:table-cell>
          <table:table-cell office:value-type="string" calcext:value-type="string">
            <text:p>Dashboard.vue:219 tumpukan yang belum diterima : 22</text:p>
          </table:table-cell>
          <table:table-cell office:value-type="string" calcext:value-type="string">
            <text:p>Dashboard.vue:219 tumpukan yang belum diterima : 21</text:p>
          </table:table-cell>
          <table:table-cell table:number-columns-repeated="3"/>
          <table:table-cell office:value-type="string" calcext:value-type="string">
            <text:p>Dashboard.vue:219 tumpukan yang belum diterima : 13</text:p>
          </table:table-cell>
          <table:table-cell table:number-columns-repeated="3" office:value-type="string" calcext:value-type="string">
            <text:p>Dashboard.vue:219 tumpukan yang belum diterima : 22</text:p>
          </table:table-cell>
          <table:table-cell table:number-columns-repeated="3"/>
          <table:table-cell office:value-type="string" calcext:value-type="string">
            <text:p>Dashboard.vue:212 603</text:p>
          </table:table-cell>
          <table:table-cell office:value-type="string" calcext:value-type="string">
            <text:p>Dashboard.vue:219 tumpukan yang belum diterima : 16</text:p>
          </table:table-cell>
          <table:table-cell table:number-columns-repeated="2" office:value-type="string" calcext:value-type="string">
            <text:p>Dashboard.vue:219 tumpukan yang belum diterima : 22</text:p>
          </table:table-cell>
        </table:table-row>
        <table:table-row table:style-name="ro1">
          <table:table-cell/>
          <table:table-cell office:value-type="string" calcext:value-type="string">
            <text:p>Dashboard.vue:220 []</text:p>
          </table:table-cell>
          <table:table-cell/>
          <table:table-cell office:value-type="string" calcext:value-type="string">
            <text:p>Dashboard.vue:220 (2) ["2019-07-23T14:20:38.538Z", "2019-07-23T14:20:38.545Z"]</text:p>
          </table:table-cell>
          <table:table-cell office:value-type="string" calcext:value-type="string">
            <text:p>Dashboard.vue:220 (21) ["2019-07-23T14:21:14.261Z", "2019-07-23T14:21:14.265Z", "2019-07-23T14:21:14.270Z", "2019-07-23T14:21:14.274Z", "2019-07-23T14:21:14.280Z", "2019-07-23T14:21:14.288Z", "2019-07-23T14:21:14.290Z", "2019-07-23T14:21:14.295Z", "2019-07-23T14:21:14.300Z", "2019-07-23T14:21:14.305Z", "2019-07-23T14:21:14.325Z", "2019-07-23T14:21:14.326Z", "2019-07-23T14:21:14.331Z", "2019-07-23T14:21:14.337Z", "2019-07-23T14:21:14.341Z", "2019-07-23T14:21:14.346Z", "2019-07-23T14:21:14.350Z", "2019-07-23T14:21:14.355Z", "2019-07-23T14:21:14.361Z", "2019-07-23T14:21:14.365Z", "2019-07-23T14:21:14.370Z"]</text:p>
          </table:table-cell>
          <table:table-cell office:value-type="string" calcext:value-type="string">
            <text:p>Dashboard.vue:220 (22) ["2019-07-23T14:21:50.195Z", "2019-07-23T14:21:50.295Z", "2019-07-23T14:21:50.299Z", "2019-07-23T14:21:50.304Z", "2019-07-23T14:21:50.307Z", "2019-07-23T14:21:50.311Z", "2019-07-23T14:21:50.317Z", "2019-07-23T14:21:50.318Z", "2019-07-23T14:21:50.323Z", "2019-07-23T14:21:50.328Z", "2019-07-23T14:21:50.332Z", "2019-07-23T14:21:50.337Z", "2019-07-23T14:21:50.339Z", "2019-07-23T14:21:50.344Z", "2019-07-23T14:21:50.347Z", "2019-07-23T14:21:50.355Z", "2019-07-23T14:21:50.365Z", "2019-07-23T14:21:50.370Z", "2019-07-23T14:21:50.377Z", "2019-07-23T14:21:50.381Z", "2019-07-23T14:21:50.388Z", "2019-07-23T14:21:50.390Z"]</text:p>
          </table:table-cell>
          <table:table-cell office:value-type="string" calcext:value-type="string">
            <text:p>Dashboard.vue:212 2019-07-23T14:22:25.480Z</text:p>
          </table:table-cell>
          <table:table-cell table:number-columns-repeated="3"/>
          <table:table-cell office:value-type="string" calcext:value-type="string">
            <text:p>Dashboard.vue:212 2019-07-23T14:30:57.780Z</text:p>
          </table:table-cell>
          <table:table-cell office:value-type="string" calcext:value-type="string">
            <text:p>Dashboard.vue:220 (21) ["2019-07-23T14:31:39.960Z", "2019-07-23T14:31:39.965Z", "2019-07-23T14:31:39.973Z", "2019-07-23T14:31:39.989Z", "2019-07-23T14:31:39.996Z", "2019-07-23T14:31:40.000Z", "2019-07-23T14:31:40.005Z", "2019-07-23T14:31:40.010Z", "2019-07-23T14:31:40.015Z", "2019-07-23T14:31:40.041Z", "2019-07-23T14:31:40.045Z", "2019-07-23T14:31:40.051Z", "2019-07-23T14:31:40.058Z", "2019-07-23T14:31:40.064Z", "2019-07-23T14:31:40.084Z", "2019-07-23T14:31:40.121Z", "2019-07-23T14:31:40.156Z", "2019-07-23T14:31:40.165Z", "2019-07-23T14:31:40.171Z", "2019-07-23T14:31:40.175Z", "2019-07-23T14:31:40.180Z"]</text:p>
          </table:table-cell>
          <table:table-cell office:value-type="string" calcext:value-type="string">
            <text:p>Dashboard.vue:220 (22) ["2019-07-23T14:32:17.517Z", "2019-07-23T14:32:17.519Z", "2019-07-23T14:32:17.524Z", "2019-07-23T14:32:17.527Z", "2019-07-23T14:32:17.531Z", "2019-07-23T14:32:17.535Z", "2019-07-23T14:32:17.539Z", "2019-07-23T14:32:17.544Z", "2019-07-23T14:32:17.558Z", "2019-07-23T14:32:17.570Z", "2019-07-23T14:32:17.580Z", "2019-07-23T14:32:17.585Z", "2019-07-23T14:32:17.587Z", "2019-07-23T14:32:17.594Z", "2019-07-23T14:32:17.598Z", "2019-07-23T14:32:17.602Z", "2019-07-23T14:32:17.604Z", "2019-07-23T14:32:17.616Z", "2019-07-23T14:32:17.620Z", "2019-07-23T14:32:17.626Z", "2019-07-23T14:32:17.629Z", "2019-07-23T14:32:17.631Z"]</text:p>
          </table:table-cell>
          <table:table-cell office:value-type="string" calcext:value-type="string">
            <text:p>Dashboard.vue:220 (21) ["2019-07-23T14:32:59.207Z", "2019-07-23T14:32:59.211Z", "2019-07-23T14:32:59.216Z", "2019-07-23T14:32:59.221Z", "2019-07-23T14:32:59.224Z", "2019-07-23T14:32:59.229Z", "2019-07-23T14:32:59.231Z", "2019-07-23T14:32:59.239Z", "2019-07-23T14:32:59.243Z", "2019-07-23T14:32:59.250Z", "2019-07-23T14:32:59.252Z", "2019-07-23T14:32:59.257Z", "2019-07-23T14:32:59.264Z", "2019-07-23T14:32:59.315Z", "2019-07-23T14:32:59.319Z", "2019-07-23T14:32:59.323Z", "2019-07-23T14:32:59.329Z", "2019-07-23T14:32:59.333Z", "2019-07-23T14:32:59.335Z", "2019-07-23T14:32:59.348Z", "2019-07-23T14:32:59.352Z"]</text:p>
          </table:table-cell>
          <table:table-cell table:number-columns-repeated="3"/>
          <table:table-cell office:value-type="string" calcext:value-type="string">
            <text:p>Dashboard.vue:220 (13) ["2019-07-23T14:13:52.324Z", "2019-07-23T14:13:52.694Z", "2019-07-23T14:13:52.712Z", "2019-07-23T14:13:52.715Z", "2019-07-23T14:13:52.724Z", "2019-07-23T14:13:52.772Z", "2019-07-23T14:13:52.775Z", "2019-07-23T14:13:52.785Z", "2019-07-23T14:13:52.806Z", "2019-07-23T14:13:52.818Z", "2019-07-23T14:13:52.824Z", "2019-07-23T14:13:52.836Z", "2019-07-23T14:13:52.847Z"]</text:p>
          </table:table-cell>
          <table:table-cell office:value-type="string" calcext:value-type="string">
            <text:p>Dashboard.vue:220 (22) ["2019-07-23T14:14:23.826Z", "2019-07-23T14:14:23.830Z", "2019-07-23T14:14:23.836Z", "2019-07-23T14:14:23.846Z", "2019-07-23T14:14:23.855Z", "2019-07-23T14:14:23.865Z", "2019-07-23T14:14:23.875Z", "2019-07-23T14:14:23.880Z", "2019-07-23T14:14:23.911Z", "2019-07-23T14:14:23.916Z", "2019-07-23T14:14:23.920Z", "2019-07-23T14:14:23.925Z", "2019-07-23T14:14:23.931Z", "2019-07-23T14:14:23.936Z", "2019-07-23T14:14:23.941Z", "2019-07-23T14:14:23.945Z", "2019-07-23T14:14:23.950Z", "2019-07-23T14:14:23.955Z", "2019-07-23T14:14:23.961Z", "2019-07-23T14:14:23.966Z", "2019-07-23T14:14:23.971Z", "2019-07-23T14:14:23.976Z"]</text:p>
          </table:table-cell>
          <table:table-cell office:value-type="string" calcext:value-type="string">
            <text:p>Dashboard.vue:220 (22) ["2019-07-23T14:15:16.611Z", "2019-07-23T14:15:16.614Z", "2019-07-23T14:15:16.625Z", "2019-07-23T14:15:16.635Z", "2019-07-23T14:15:16.638Z", "2019-07-23T14:15:16.649Z", "2019-07-23T14:15:16.661Z", "2019-07-23T14:15:16.673Z", "2019-07-23T14:15:16.681Z", "2019-07-23T14:15:16.685Z", "2019-07-23T14:15:16.689Z", "2019-07-23T14:15:16.693Z", "2019-07-23T14:15:16.697Z", "2019-07-23T14:15:16.702Z", "2019-07-23T14:15:16.704Z", "2019-07-23T14:15:16.709Z", "2019-07-23T14:15:16.713Z", "2019-07-23T14:15:16.718Z", "2019-07-23T14:15:16.721Z", "2019-07-23T14:15:16.725Z", "2019-07-23T14:15:16.729Z", "2019-07-23T14:15:16.733Z"]</text:p>
          </table:table-cell>
          <table:table-cell office:value-type="string" calcext:value-type="string">
            <text:p>Dashboard.vue:220 (22) ["2019-07-23T14:16:01.944Z", "2019-07-23T14:16:01.951Z", "2019-07-23T14:16:01.954Z", "2019-07-23T14:16:01.959Z", "2019-07-23T14:16:01.966Z", "2019-07-23T14:16:01.970Z", "2019-07-23T14:16:02.007Z", "2019-07-23T14:16:02.014Z", "2019-07-23T14:16:02.019Z", "2019-07-23T14:16:02.022Z", "2019-07-23T14:16:02.026Z", "2019-07-23T14:16:02.030Z", "2019-07-23T14:16:02.034Z", "2019-07-23T14:16:02.039Z", "2019-07-23T14:16:02.043Z", "2019-07-23T14:16:02.047Z", "2019-07-23T14:16:02.050Z", "2019-07-23T14:16:02.054Z", "2019-07-23T14:16:02.058Z", "2019-07-23T14:16:02.063Z", "2019-07-23T14:16:02.175Z", "2019-07-23T14:16:02.178Z"]</text:p>
          </table:table-cell>
          <table:table-cell table:number-columns-repeated="3"/>
          <table:table-cell office:value-type="string" calcext:value-type="string">
            <text:p>Dashboard.vue:212 2019-07-23T14:09:58.254Z</text:p>
          </table:table-cell>
          <table:table-cell office:value-type="string" calcext:value-type="string">
            <text:p>Dashboard.vue:220 (16) ["2019-07-23T14:10:54.836Z", "2019-07-23T14:10:54.840Z", "2019-07-23T14:10:54.846Z", "2019-07-23T14:10:54.851Z", "2019-07-23T14:10:54.860Z", "2019-07-23T14:10:54.865Z", "2019-07-23T14:10:54.865Z", "2019-07-23T14:10:54.871Z", "2019-07-23T14:10:54.875Z", "2019-07-23T14:10:54.881Z", "2019-07-23T14:10:54.886Z", "2019-07-23T14:10:54.899Z", "2019-07-23T14:10:54.901Z", "2019-07-23T14:10:54.944Z", "2019-07-23T14:10:54.945Z", "2019-07-23T14:10:54.951Z"]</text:p>
          </table:table-cell>
          <table:table-cell office:value-type="string" calcext:value-type="string">
            <text:p>Dashboard.vue:220 (22) ["2019-07-23T14:11:26.568Z", "2019-07-23T14:11:26.572Z", "2019-07-23T14:11:26.576Z", "2019-07-23T14:11:26.580Z", "2019-07-23T14:11:26.584Z", "2019-07-23T14:11:26.588Z", "2019-07-23T14:11:26.592Z", "2019-07-23T14:11:26.596Z", "2019-07-23T14:11:26.600Z", "2019-07-23T14:11:26.604Z", "2019-07-23T14:11:26.608Z", "2019-07-23T14:11:26.612Z", "2019-07-23T14:11:26.616Z", "2019-07-23T14:11:26.620Z", "2019-07-23T14:11:26.624Z", "2019-07-23T14:11:26.628Z", "2019-07-23T14:11:26.632Z", "2019-07-23T14:11:26.636Z", "2019-07-23T14:11:26.640Z", "2019-07-23T14:11:26.644Z", "2019-07-23T14:11:26.648Z", "2019-07-23T14:11:26.652Z"]</text:p>
          </table:table-cell>
          <table:table-cell office:value-type="string" calcext:value-type="string">
            <text:p>Dashboard.vue:220 (22) ["2019-07-23T14:12:02.206Z", "2019-07-23T14:12:02.210Z", "2019-07-23T14:12:02.213Z", "2019-07-23T14:12:02.217Z", "2019-07-23T14:12:02.222Z", "2019-07-23T14:12:02.225Z", "2019-07-23T14:12:02.230Z", "2019-07-23T14:12:02.233Z", "2019-07-23T14:12:02.237Z", "2019-07-23T14:12:02.242Z", "2019-07-23T14:12:02.245Z", "2019-07-23T14:12:02.250Z", "2019-07-23T14:12:02.254Z", "2019-07-23T14:12:02.258Z", "2019-07-23T14:12:02.262Z", "2019-07-23T14:12:02.265Z", "2019-07-23T14:12:02.270Z", "2019-07-23T14:12:02.274Z", "2019-07-23T14:12:02.278Z", "2019-07-23T14:12:02.282Z", "2019-07-23T14:12:02.285Z", "2019-07-23T14:12:02.290Z"]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ashboard.vue:212 157</text:p>
          </table:table-cell>
          <table:table-cell office:value-type="string" calcext:value-type="string">
            <text:p>Dashboard.vue:212 577</text:p>
          </table:table-cell>
          <table:table-cell office:value-type="string" calcext:value-type="string">
            <text:p>Dashboard.vue:212 853</text:p>
          </table:table-cell>
          <table:table-cell office:value-type="string" calcext:value-type="string">
            <text:p>Dashboard.vue:219 tumpukan yang belum diterima : 21</text:p>
          </table:table-cell>
          <table:table-cell table:number-columns-repeated="3"/>
          <table:table-cell office:value-type="string" calcext:value-type="string">
            <text:p>Dashboard.vue:219 tumpukan yang belum diterima : 21</text:p>
          </table:table-cell>
          <table:table-cell office:value-type="string" calcext:value-type="string">
            <text:p>Dashboard.vue:212 719</text:p>
          </table:table-cell>
          <table:table-cell office:value-type="string" calcext:value-type="string">
            <text:p>Dashboard.vue:212 918</text:p>
          </table:table-cell>
          <table:table-cell office:value-type="string" calcext:value-type="string">
            <text:p>Dashboard.vue:212 593</text:p>
          </table:table-cell>
          <table:table-cell table:number-columns-repeated="3"/>
          <table:table-cell office:value-type="string" calcext:value-type="string">
            <text:p>Dashboard.vue:212 592</text:p>
          </table:table-cell>
          <table:table-cell office:value-type="string" calcext:value-type="string">
            <text:p>Dashboard.vue:212 871</text:p>
          </table:table-cell>
          <table:table-cell office:value-type="string" calcext:value-type="string">
            <text:p>Dashboard.vue:212 869</text:p>
          </table:table-cell>
          <table:table-cell office:value-type="string" calcext:value-type="string">
            <text:p>Dashboard.vue:212 858</text:p>
          </table:table-cell>
          <table:table-cell table:number-columns-repeated="3"/>
          <table:table-cell office:value-type="string" calcext:value-type="string">
            <text:p>Dashboard.vue:219 tumpukan yang belum diterima : 5</text:p>
          </table:table-cell>
          <table:table-cell office:value-type="string" calcext:value-type="string">
            <text:p>Dashboard.vue:212 425</text:p>
          </table:table-cell>
          <table:table-cell office:value-type="string" calcext:value-type="string">
            <text:p>Dashboard.vue:212 738</text:p>
          </table:table-cell>
          <table:table-cell office:value-type="string" calcext:value-type="string">
            <text:p>Dashboard.vue:212 48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ashboard.vue:212 2019-07-23T14:20:38.538Z</text:p>
          </table:table-cell>
          <table:table-cell office:value-type="string" calcext:value-type="string">
            <text:p>Dashboard.vue:212 2019-07-23T14:21:14.261Z</text:p>
          </table:table-cell>
          <table:table-cell office:value-type="string" calcext:value-type="string">
            <text:p>Dashboard.vue:212 2019-07-23T14:21:50.295Z</text:p>
          </table:table-cell>
          <table:table-cell office:value-type="string" calcext:value-type="string">
            <text:p>Dashboard.vue:220 (21) ["2019-07-23T14:22:25.395Z", "2019-07-23T14:22:25.484Z", "2019-07-23T14:22:25.488Z", "2019-07-23T14:22:25.491Z", "2019-07-23T14:22:25.496Z", "2019-07-23T14:22:25.500Z", "2019-07-23T14:22:25.504Z", "2019-07-23T14:22:25.508Z", "2019-07-23T14:22:25.518Z", "2019-07-23T14:22:25.522Z", "2019-07-23T14:22:25.529Z", "2019-07-23T14:22:25.534Z", "2019-07-23T14:22:25.541Z", "2019-07-23T14:22:25.546Z", "2019-07-23T14:22:25.548Z", "2019-07-23T14:22:25.552Z", "2019-07-23T14:22:25.555Z", "2019-07-23T14:22:25.564Z", "2019-07-23T14:22:25.565Z", "2019-07-23T14:22:25.570Z", "2019-07-23T14:22:25.572Z"]</text:p>
          </table:table-cell>
          <table:table-cell table:number-columns-repeated="3"/>
          <table:table-cell office:value-type="string" calcext:value-type="string">
            <text:p>Dashboard.vue:220 (21) ["2019-07-23T14:30:57.788Z", "2019-07-23T14:30:57.809Z", "2019-07-23T14:30:57.819Z", "2019-07-23T14:30:57.829Z", "2019-07-23T14:30:57.839Z", "2019-07-23T14:30:57.849Z", "2019-07-23T14:30:57.861Z", "2019-07-23T14:30:57.884Z", "2019-07-23T14:30:57.914Z", "2019-07-23T14:30:57.954Z", "2019-07-23T14:30:57.962Z", "2019-07-23T14:30:57.969Z", "2019-07-23T14:30:57.978Z", "2019-07-23T14:30:57.989Z", "2019-07-23T14:30:57.998Z", "2019-07-23T14:30:58.009Z", "2019-07-23T14:30:58.018Z", "2019-07-23T14:30:58.029Z", "2019-07-23T14:30:58.039Z", "2019-07-23T14:30:58.048Z", "2019-07-23T14:30:58.059Z"]</text:p>
          </table:table-cell>
          <table:table-cell office:value-type="string" calcext:value-type="string">
            <text:p>Dashboard.vue:212 2019-07-23T14:31:39.960Z</text:p>
          </table:table-cell>
          <table:table-cell office:value-type="string" calcext:value-type="string">
            <text:p>Dashboard.vue:212 2019-07-23T14:32:17.517Z</text:p>
          </table:table-cell>
          <table:table-cell office:value-type="string" calcext:value-type="string">
            <text:p>Dashboard.vue:212 2019-07-23T14:32:59.207Z</text:p>
          </table:table-cell>
          <table:table-cell table:number-columns-repeated="3"/>
          <table:table-cell office:value-type="string" calcext:value-type="string">
            <text:p>Dashboard.vue:212 2019-07-23T14:13:52.694Z</text:p>
          </table:table-cell>
          <table:table-cell office:value-type="string" calcext:value-type="string">
            <text:p>Dashboard.vue:212 2019-07-23T14:14:23.855Z</text:p>
          </table:table-cell>
          <table:table-cell office:value-type="string" calcext:value-type="string">
            <text:p>Dashboard.vue:212 2019-07-23T14:15:16.681Z</text:p>
          </table:table-cell>
          <table:table-cell office:value-type="string" calcext:value-type="string">
            <text:p>Dashboard.vue:212 2019-07-23T14:16:02.014Z</text:p>
          </table:table-cell>
          <table:table-cell table:number-columns-repeated="3"/>
          <table:table-cell office:value-type="string" calcext:value-type="string">
            <text:p>Dashboard.vue:220 (5) ["2019-07-23T14:09:58.264Z", "2019-07-23T14:09:58.290Z", "2019-07-23T14:09:58.294Z", "2019-07-23T14:09:58.304Z", "2019-07-23T14:09:58.314Z"]</text:p>
          </table:table-cell>
          <table:table-cell office:value-type="string" calcext:value-type="string">
            <text:p>Dashboard.vue:212 2019-07-23T14:10:54.836Z</text:p>
          </table:table-cell>
          <table:table-cell office:value-type="string" calcext:value-type="string">
            <text:p>Dashboard.vue:212 2019-07-23T14:11:26.568Z</text:p>
          </table:table-cell>
          <table:table-cell office:value-type="string" calcext:value-type="string">
            <text:p>Dashboard.vue:212 2019-07-23T14:12:02.206Z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ashboard.vue:219 tumpukan yang belum diterima : 1</text:p>
          </table:table-cell>
          <table:table-cell office:value-type="string" calcext:value-type="string">
            <text:p>Dashboard.vue:219 tumpukan yang belum diterima : 20</text:p>
          </table:table-cell>
          <table:table-cell office:value-type="string" calcext:value-type="string">
            <text:p>Dashboard.vue:219 tumpukan yang belum diterima : 21</text:p>
          </table:table-cell>
          <table:table-cell office:value-type="string" calcext:value-type="string">
            <text:p>Dashboard.vue:212 805</text:p>
          </table:table-cell>
          <table:table-cell table:number-columns-repeated="3"/>
          <table:table-cell office:value-type="string" calcext:value-type="string">
            <text:p>Dashboard.vue:212 731</text:p>
          </table:table-cell>
          <table:table-cell office:value-type="string" calcext:value-type="string">
            <text:p>Dashboard.vue:219 tumpukan yang belum diterima : 20</text:p>
          </table:table-cell>
          <table:table-cell office:value-type="string" calcext:value-type="string">
            <text:p>Dashboard.vue:219 tumpukan yang belum diterima : 21</text:p>
          </table:table-cell>
          <table:table-cell office:value-type="string" calcext:value-type="string">
            <text:p>Dashboard.vue:219 tumpukan yang belum diterima : 20</text:p>
          </table:table-cell>
          <table:table-cell table:number-columns-repeated="3"/>
          <table:table-cell office:value-type="string" calcext:value-type="string">
            <text:p>Dashboard.vue:219 tumpukan yang belum diterima : 12</text:p>
          </table:table-cell>
          <table:table-cell table:number-columns-repeated="3" office:value-type="string" calcext:value-type="string">
            <text:p>Dashboard.vue:219 tumpukan yang belum diterima : 21</text:p>
          </table:table-cell>
          <table:table-cell table:number-columns-repeated="3"/>
          <table:table-cell office:value-type="string" calcext:value-type="string">
            <text:p>Dashboard.vue:212 599</text:p>
          </table:table-cell>
          <table:table-cell office:value-type="string" calcext:value-type="string">
            <text:p>Dashboard.vue:219 tumpukan yang belum diterima : 15</text:p>
          </table:table-cell>
          <table:table-cell table:number-columns-repeated="2" office:value-type="string" calcext:value-type="string">
            <text:p>Dashboard.vue:219 tumpukan yang belum diterima : 2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ashboard.vue:220 ["2019-07-23T14:20:38.545Z"]</text:p>
          </table:table-cell>
          <table:table-cell office:value-type="string" calcext:value-type="string">
            <text:p>Dashboard.vue:220 (20) ["2019-07-23T14:21:14.265Z", "2019-07-23T14:21:14.270Z", "2019-07-23T14:21:14.274Z", "2019-07-23T14:21:14.280Z", "2019-07-23T14:21:14.288Z", "2019-07-23T14:21:14.290Z", "2019-07-23T14:21:14.295Z", "2019-07-23T14:21:14.300Z", "2019-07-23T14:21:14.305Z", "2019-07-23T14:21:14.325Z", "2019-07-23T14:21:14.326Z", "2019-07-23T14:21:14.331Z", "2019-07-23T14:21:14.337Z", "2019-07-23T14:21:14.341Z", "2019-07-23T14:21:14.346Z", "2019-07-23T14:21:14.350Z", "2019-07-23T14:21:14.355Z", "2019-07-23T14:21:14.361Z", "2019-07-23T14:21:14.365Z", "2019-07-23T14:21:14.370Z"]</text:p>
          </table:table-cell>
          <table:table-cell office:value-type="string" calcext:value-type="string">
            <text:p>Dashboard.vue:220 (21) ["2019-07-23T14:21:50.195Z", "2019-07-23T14:21:50.299Z", "2019-07-23T14:21:50.304Z", "2019-07-23T14:21:50.307Z", "2019-07-23T14:21:50.311Z", "2019-07-23T14:21:50.317Z", "2019-07-23T14:21:50.318Z", "2019-07-23T14:21:50.323Z", "2019-07-23T14:21:50.328Z", "2019-07-23T14:21:50.332Z", "2019-07-23T14:21:50.337Z", "2019-07-23T14:21:50.339Z", "2019-07-23T14:21:50.344Z", "2019-07-23T14:21:50.347Z", "2019-07-23T14:21:50.355Z", "2019-07-23T14:21:50.365Z", "2019-07-23T14:21:50.370Z", "2019-07-23T14:21:50.377Z", "2019-07-23T14:21:50.381Z", "2019-07-23T14:21:50.388Z", "2019-07-23T14:21:50.390Z"]</text:p>
          </table:table-cell>
          <table:table-cell office:value-type="string" calcext:value-type="string">
            <text:p>Dashboard.vue:212 2019-07-23T14:22:25.484Z</text:p>
          </table:table-cell>
          <table:table-cell table:number-columns-repeated="3"/>
          <table:table-cell office:value-type="string" calcext:value-type="string">
            <text:p>Dashboard.vue:212 2019-07-23T14:30:57.788Z</text:p>
          </table:table-cell>
          <table:table-cell office:value-type="string" calcext:value-type="string">
            <text:p>Dashboard.vue:220 (20) ["2019-07-23T14:31:39.965Z", "2019-07-23T14:31:39.973Z", "2019-07-23T14:31:39.989Z", "2019-07-23T14:31:39.996Z", "2019-07-23T14:31:40.000Z", "2019-07-23T14:31:40.005Z", "2019-07-23T14:31:40.010Z", "2019-07-23T14:31:40.015Z", "2019-07-23T14:31:40.041Z", "2019-07-23T14:31:40.045Z", "2019-07-23T14:31:40.051Z", "2019-07-23T14:31:40.058Z", "2019-07-23T14:31:40.064Z", "2019-07-23T14:31:40.084Z", "2019-07-23T14:31:40.121Z", "2019-07-23T14:31:40.156Z", "2019-07-23T14:31:40.165Z", "2019-07-23T14:31:40.171Z", "2019-07-23T14:31:40.175Z", "2019-07-23T14:31:40.180Z"]</text:p>
          </table:table-cell>
          <table:table-cell office:value-type="string" calcext:value-type="string">
            <text:p>Dashboard.vue:220 (21) ["2019-07-23T14:32:17.519Z", "2019-07-23T14:32:17.524Z", "2019-07-23T14:32:17.527Z", "2019-07-23T14:32:17.531Z", "2019-07-23T14:32:17.535Z", "2019-07-23T14:32:17.539Z", "2019-07-23T14:32:17.544Z", "2019-07-23T14:32:17.558Z", "2019-07-23T14:32:17.570Z", "2019-07-23T14:32:17.580Z", "2019-07-23T14:32:17.585Z", "2019-07-23T14:32:17.587Z", "2019-07-23T14:32:17.594Z", "2019-07-23T14:32:17.598Z", "2019-07-23T14:32:17.602Z", "2019-07-23T14:32:17.604Z", "2019-07-23T14:32:17.616Z", "2019-07-23T14:32:17.620Z", "2019-07-23T14:32:17.626Z", "2019-07-23T14:32:17.629Z", "2019-07-23T14:32:17.631Z"]</text:p>
          </table:table-cell>
          <table:table-cell office:value-type="string" calcext:value-type="string">
            <text:p>Dashboard.vue:220 (20) ["2019-07-23T14:32:59.211Z", "2019-07-23T14:32:59.216Z", "2019-07-23T14:32:59.221Z", "2019-07-23T14:32:59.224Z", "2019-07-23T14:32:59.229Z", "2019-07-23T14:32:59.231Z", "2019-07-23T14:32:59.239Z", "2019-07-23T14:32:59.243Z", "2019-07-23T14:32:59.250Z", "2019-07-23T14:32:59.252Z", "2019-07-23T14:32:59.257Z", "2019-07-23T14:32:59.264Z", "2019-07-23T14:32:59.315Z", "2019-07-23T14:32:59.319Z", "2019-07-23T14:32:59.323Z", "2019-07-23T14:32:59.329Z", "2019-07-23T14:32:59.333Z", "2019-07-23T14:32:59.335Z", "2019-07-23T14:32:59.348Z", "2019-07-23T14:32:59.352Z"]</text:p>
          </table:table-cell>
          <table:table-cell table:number-columns-repeated="3"/>
          <table:table-cell office:value-type="string" calcext:value-type="string">
            <text:p>Dashboard.vue:220 (12) ["2019-07-23T14:13:52.324Z", "2019-07-23T14:13:52.712Z", "2019-07-23T14:13:52.715Z", "2019-07-23T14:13:52.724Z", "2019-07-23T14:13:52.772Z", "2019-07-23T14:13:52.775Z", "2019-07-23T14:13:52.785Z", "2019-07-23T14:13:52.806Z", "2019-07-23T14:13:52.818Z", "2019-07-23T14:13:52.824Z", "2019-07-23T14:13:52.836Z", "2019-07-23T14:13:52.847Z"]</text:p>
          </table:table-cell>
          <table:table-cell office:value-type="string" calcext:value-type="string">
            <text:p>Dashboard.vue:220 (21) ["2019-07-23T14:14:23.826Z", "2019-07-23T14:14:23.830Z", "2019-07-23T14:14:23.836Z", "2019-07-23T14:14:23.846Z", "2019-07-23T14:14:23.865Z", "2019-07-23T14:14:23.875Z", "2019-07-23T14:14:23.880Z", "2019-07-23T14:14:23.911Z", "2019-07-23T14:14:23.916Z", "2019-07-23T14:14:23.920Z", "2019-07-23T14:14:23.925Z", "2019-07-23T14:14:23.931Z", "2019-07-23T14:14:23.936Z", "2019-07-23T14:14:23.941Z", "2019-07-23T14:14:23.945Z", "2019-07-23T14:14:23.950Z", "2019-07-23T14:14:23.955Z", "2019-07-23T14:14:23.961Z", "2019-07-23T14:14:23.966Z", "2019-07-23T14:14:23.971Z", "2019-07-23T14:14:23.976Z"]</text:p>
          </table:table-cell>
          <table:table-cell office:value-type="string" calcext:value-type="string">
            <text:p>Dashboard.vue:220 (21) ["2019-07-23T14:15:16.611Z", "2019-07-23T14:15:16.614Z", "2019-07-23T14:15:16.625Z", "2019-07-23T14:15:16.635Z", "2019-07-23T14:15:16.638Z", "2019-07-23T14:15:16.649Z", "2019-07-23T14:15:16.661Z", "2019-07-23T14:15:16.673Z", "2019-07-23T14:15:16.685Z", "2019-07-23T14:15:16.689Z", "2019-07-23T14:15:16.693Z", "2019-07-23T14:15:16.697Z", "2019-07-23T14:15:16.702Z", "2019-07-23T14:15:16.704Z", "2019-07-23T14:15:16.709Z", "2019-07-23T14:15:16.713Z", "2019-07-23T14:15:16.718Z", "2019-07-23T14:15:16.721Z", "2019-07-23T14:15:16.725Z", "2019-07-23T14:15:16.729Z", "2019-07-23T14:15:16.733Z"]</text:p>
          </table:table-cell>
          <table:table-cell office:value-type="string" calcext:value-type="string">
            <text:p>Dashboard.vue:220 (21) ["2019-07-23T14:16:01.944Z", "2019-07-23T14:16:01.951Z", "2019-07-23T14:16:01.954Z", "2019-07-23T14:16:01.959Z", "2019-07-23T14:16:01.966Z", "2019-07-23T14:16:01.970Z", "2019-07-23T14:16:02.007Z", "2019-07-23T14:16:02.019Z", "2019-07-23T14:16:02.022Z", "2019-07-23T14:16:02.026Z", "2019-07-23T14:16:02.030Z", "2019-07-23T14:16:02.034Z", "2019-07-23T14:16:02.039Z", "2019-07-23T14:16:02.043Z", "2019-07-23T14:16:02.047Z", "2019-07-23T14:16:02.050Z", "2019-07-23T14:16:02.054Z", "2019-07-23T14:16:02.058Z", "2019-07-23T14:16:02.063Z", "2019-07-23T14:16:02.175Z", "2019-07-23T14:16:02.178Z"]</text:p>
          </table:table-cell>
          <table:table-cell table:number-columns-repeated="3"/>
          <table:table-cell office:value-type="string" calcext:value-type="string">
            <text:p>Dashboard.vue:212 2019-07-23T14:09:58.264Z</text:p>
          </table:table-cell>
          <table:table-cell office:value-type="string" calcext:value-type="string">
            <text:p>Dashboard.vue:220 (15) ["2019-07-23T14:10:54.840Z", "2019-07-23T14:10:54.846Z", "2019-07-23T14:10:54.851Z", "2019-07-23T14:10:54.860Z", "2019-07-23T14:10:54.865Z", "2019-07-23T14:10:54.865Z", "2019-07-23T14:10:54.871Z", "2019-07-23T14:10:54.875Z", "2019-07-23T14:10:54.881Z", "2019-07-23T14:10:54.886Z", "2019-07-23T14:10:54.899Z", "2019-07-23T14:10:54.901Z", "2019-07-23T14:10:54.944Z", "2019-07-23T14:10:54.945Z", "2019-07-23T14:10:54.951Z"]</text:p>
          </table:table-cell>
          <table:table-cell office:value-type="string" calcext:value-type="string">
            <text:p>Dashboard.vue:220 (21) ["2019-07-23T14:11:26.572Z", "2019-07-23T14:11:26.576Z", "2019-07-23T14:11:26.580Z", "2019-07-23T14:11:26.584Z", "2019-07-23T14:11:26.588Z", "2019-07-23T14:11:26.592Z", "2019-07-23T14:11:26.596Z", "2019-07-23T14:11:26.600Z", "2019-07-23T14:11:26.604Z", "2019-07-23T14:11:26.608Z", "2019-07-23T14:11:26.612Z", "2019-07-23T14:11:26.616Z", "2019-07-23T14:11:26.620Z", "2019-07-23T14:11:26.624Z", "2019-07-23T14:11:26.628Z", "2019-07-23T14:11:26.632Z", "2019-07-23T14:11:26.636Z", "2019-07-23T14:11:26.640Z", "2019-07-23T14:11:26.644Z", "2019-07-23T14:11:26.648Z", "2019-07-23T14:11:26.652Z"]</text:p>
          </table:table-cell>
          <table:table-cell office:value-type="string" calcext:value-type="string">
            <text:p>Dashboard.vue:220 (21) ["2019-07-23T14:12:02.210Z", "2019-07-23T14:12:02.213Z", "2019-07-23T14:12:02.217Z", "2019-07-23T14:12:02.222Z", "2019-07-23T14:12:02.225Z", "2019-07-23T14:12:02.230Z", "2019-07-23T14:12:02.233Z", "2019-07-23T14:12:02.237Z", "2019-07-23T14:12:02.242Z", "2019-07-23T14:12:02.245Z", "2019-07-23T14:12:02.250Z", "2019-07-23T14:12:02.254Z", "2019-07-23T14:12:02.258Z", "2019-07-23T14:12:02.262Z", "2019-07-23T14:12:02.265Z", "2019-07-23T14:12:02.270Z", "2019-07-23T14:12:02.274Z", "2019-07-23T14:12:02.278Z", "2019-07-23T14:12:02.282Z", "2019-07-23T14:12:02.285Z", "2019-07-23T14:12:02.290Z"]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ashboard.vue:212 177</text:p>
          </table:table-cell>
          <table:table-cell office:value-type="string" calcext:value-type="string">
            <text:p>Dashboard.vue:212 593</text:p>
          </table:table-cell>
          <table:table-cell office:value-type="string" calcext:value-type="string">
            <text:p>Dashboard.vue:212 859</text:p>
          </table:table-cell>
          <table:table-cell office:value-type="string" calcext:value-type="string">
            <text:p>Dashboard.vue:219 tumpukan yang belum diterima : 20</text:p>
          </table:table-cell>
          <table:table-cell table:number-columns-repeated="3"/>
          <table:table-cell office:value-type="string" calcext:value-type="string">
            <text:p>Dashboard.vue:219 tumpukan yang belum diterima : 20</text:p>
          </table:table-cell>
          <table:table-cell office:value-type="string" calcext:value-type="string">
            <text:p>Dashboard.vue:212 720</text:p>
          </table:table-cell>
          <table:table-cell office:value-type="string" calcext:value-type="string">
            <text:p>Dashboard.vue:212 922</text:p>
          </table:table-cell>
          <table:table-cell office:value-type="string" calcext:value-type="string">
            <text:p>Dashboard.vue:212 596</text:p>
          </table:table-cell>
          <table:table-cell table:number-columns-repeated="3"/>
          <table:table-cell office:value-type="string" calcext:value-type="string">
            <text:p>Dashboard.vue:212 579</text:p>
          </table:table-cell>
          <table:table-cell office:value-type="string" calcext:value-type="string">
            <text:p>Dashboard.vue:212 826</text:p>
          </table:table-cell>
          <table:table-cell office:value-type="string" calcext:value-type="string">
            <text:p>Dashboard.vue:212 884</text:p>
          </table:table-cell>
          <table:table-cell office:value-type="string" calcext:value-type="string">
            <text:p>Dashboard.vue:212 706</text:p>
          </table:table-cell>
          <table:table-cell table:number-columns-repeated="3"/>
          <table:table-cell office:value-type="string" calcext:value-type="string">
            <text:p>Dashboard.vue:219 tumpukan yang belum diterima : 4</text:p>
          </table:table-cell>
          <table:table-cell office:value-type="string" calcext:value-type="string">
            <text:p>Dashboard.vue:212 429</text:p>
          </table:table-cell>
          <table:table-cell office:value-type="string" calcext:value-type="string">
            <text:p>Dashboard.vue:212 741</text:p>
          </table:table-cell>
          <table:table-cell office:value-type="string" calcext:value-type="string">
            <text:p>Dashboard.vue:212 48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ashboard.vue:212 2019-07-23T14:20:38.545Z</text:p>
          </table:table-cell>
          <table:table-cell office:value-type="string" calcext:value-type="string">
            <text:p>Dashboard.vue:212 2019-07-23T14:21:14.265Z</text:p>
          </table:table-cell>
          <table:table-cell office:value-type="string" calcext:value-type="string">
            <text:p>Dashboard.vue:212 2019-07-23T14:21:50.299Z</text:p>
          </table:table-cell>
          <table:table-cell office:value-type="string" calcext:value-type="string">
            <text:p>Dashboard.vue:220 (20) ["2019-07-23T14:22:25.395Z", "2019-07-23T14:22:25.488Z", "2019-07-23T14:22:25.491Z", "2019-07-23T14:22:25.496Z", "2019-07-23T14:22:25.500Z", "2019-07-23T14:22:25.504Z", "2019-07-23T14:22:25.508Z", "2019-07-23T14:22:25.518Z", "2019-07-23T14:22:25.522Z", "2019-07-23T14:22:25.529Z", "2019-07-23T14:22:25.534Z", "2019-07-23T14:22:25.541Z", "2019-07-23T14:22:25.546Z", "2019-07-23T14:22:25.548Z", "2019-07-23T14:22:25.552Z", "2019-07-23T14:22:25.555Z", "2019-07-23T14:22:25.564Z", "2019-07-23T14:22:25.565Z", "2019-07-23T14:22:25.570Z", "2019-07-23T14:22:25.572Z"]</text:p>
          </table:table-cell>
          <table:table-cell table:number-columns-repeated="3"/>
          <table:table-cell office:value-type="string" calcext:value-type="string">
            <text:p>Dashboard.vue:220 (20) ["2019-07-23T14:30:57.809Z", "2019-07-23T14:30:57.819Z", "2019-07-23T14:30:57.829Z", "2019-07-23T14:30:57.839Z", "2019-07-23T14:30:57.849Z", "2019-07-23T14:30:57.861Z", "2019-07-23T14:30:57.884Z", "2019-07-23T14:30:57.914Z", "2019-07-23T14:30:57.954Z", "2019-07-23T14:30:57.962Z", "2019-07-23T14:30:57.969Z", "2019-07-23T14:30:57.978Z", "2019-07-23T14:30:57.989Z", "2019-07-23T14:30:57.998Z", "2019-07-23T14:30:58.009Z", "2019-07-23T14:30:58.018Z", "2019-07-23T14:30:58.029Z", "2019-07-23T14:30:58.039Z", "2019-07-23T14:30:58.048Z", "2019-07-23T14:30:58.059Z"]</text:p>
          </table:table-cell>
          <table:table-cell office:value-type="string" calcext:value-type="string">
            <text:p>Dashboard.vue:212 2019-07-23T14:31:39.965Z</text:p>
          </table:table-cell>
          <table:table-cell office:value-type="string" calcext:value-type="string">
            <text:p>Dashboard.vue:212 2019-07-23T14:32:17.519Z</text:p>
          </table:table-cell>
          <table:table-cell office:value-type="string" calcext:value-type="string">
            <text:p>Dashboard.vue:212 2019-07-23T14:32:59.211Z</text:p>
          </table:table-cell>
          <table:table-cell table:number-columns-repeated="3"/>
          <table:table-cell office:value-type="string" calcext:value-type="string">
            <text:p>Dashboard.vue:212 2019-07-23T14:13:52.712Z</text:p>
          </table:table-cell>
          <table:table-cell office:value-type="string" calcext:value-type="string">
            <text:p>Dashboard.vue:212 2019-07-23T14:14:23.911Z</text:p>
          </table:table-cell>
          <table:table-cell office:value-type="string" calcext:value-type="string">
            <text:p>Dashboard.vue:212 2019-07-23T14:15:16.685Z</text:p>
          </table:table-cell>
          <table:table-cell office:value-type="string" calcext:value-type="string">
            <text:p>Dashboard.vue:212 2019-07-23T14:16:02.175Z</text:p>
          </table:table-cell>
          <table:table-cell table:number-columns-repeated="3"/>
          <table:table-cell office:value-type="string" calcext:value-type="string">
            <text:p>Dashboard.vue:220 (4) ["2019-07-23T14:09:58.290Z", "2019-07-23T14:09:58.294Z", "2019-07-23T14:09:58.304Z", "2019-07-23T14:09:58.314Z"]</text:p>
          </table:table-cell>
          <table:table-cell office:value-type="string" calcext:value-type="string">
            <text:p>Dashboard.vue:212 2019-07-23T14:10:54.840Z</text:p>
          </table:table-cell>
          <table:table-cell office:value-type="string" calcext:value-type="string">
            <text:p>Dashboard.vue:212 2019-07-23T14:11:26.572Z</text:p>
          </table:table-cell>
          <table:table-cell office:value-type="string" calcext:value-type="string">
            <text:p>Dashboard.vue:212 2019-07-23T14:12:02.210Z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ashboard.vue:219 tumpukan yang belum diterima : 0</text:p>
          </table:table-cell>
          <table:table-cell office:value-type="string" calcext:value-type="string">
            <text:p>Dashboard.vue:219 tumpukan yang belum diterima : 19</text:p>
          </table:table-cell>
          <table:table-cell office:value-type="string" calcext:value-type="string">
            <text:p>Dashboard.vue:219 tumpukan yang belum diterima : 20</text:p>
          </table:table-cell>
          <table:table-cell office:value-type="string" calcext:value-type="string">
            <text:p>Dashboard.vue:212 807</text:p>
          </table:table-cell>
          <table:table-cell table:number-columns-repeated="3"/>
          <table:table-cell office:value-type="string" calcext:value-type="string">
            <text:p>Dashboard.vue:212 717</text:p>
          </table:table-cell>
          <table:table-cell office:value-type="string" calcext:value-type="string">
            <text:p>Dashboard.vue:219 tumpukan yang belum diterima : 19</text:p>
          </table:table-cell>
          <table:table-cell office:value-type="string" calcext:value-type="string">
            <text:p>Dashboard.vue:219 tumpukan yang belum diterima : 20</text:p>
          </table:table-cell>
          <table:table-cell office:value-type="string" calcext:value-type="string">
            <text:p>Dashboard.vue:219 tumpukan yang belum diterima : 19</text:p>
          </table:table-cell>
          <table:table-cell table:number-columns-repeated="3"/>
          <table:table-cell office:value-type="string" calcext:value-type="string">
            <text:p>Dashboard.vue:219 tumpukan yang belum diterima : 11</text:p>
          </table:table-cell>
          <table:table-cell table:number-columns-repeated="3" office:value-type="string" calcext:value-type="string">
            <text:p>Dashboard.vue:219 tumpukan yang belum diterima : 20</text:p>
          </table:table-cell>
          <table:table-cell table:number-columns-repeated="3"/>
          <table:table-cell office:value-type="string" calcext:value-type="string">
            <text:p>Dashboard.vue:212 577</text:p>
          </table:table-cell>
          <table:table-cell office:value-type="string" calcext:value-type="string">
            <text:p>Dashboard.vue:219 tumpukan yang belum diterima : 14</text:p>
          </table:table-cell>
          <table:table-cell table:number-columns-repeated="2" office:value-type="string" calcext:value-type="string">
            <text:p>Dashboard.vue:219 tumpukan yang belum diterima : 2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ashboard.vue:220 []</text:p>
          </table:table-cell>
          <table:table-cell office:value-type="string" calcext:value-type="string">
            <text:p>Dashboard.vue:220 (19) ["2019-07-23T14:21:14.270Z", "2019-07-23T14:21:14.274Z", "2019-07-23T14:21:14.280Z", "2019-07-23T14:21:14.288Z", "2019-07-23T14:21:14.290Z", "2019-07-23T14:21:14.295Z", "2019-07-23T14:21:14.300Z", "2019-07-23T14:21:14.305Z", "2019-07-23T14:21:14.325Z", "2019-07-23T14:21:14.326Z", "2019-07-23T14:21:14.331Z", "2019-07-23T14:21:14.337Z", "2019-07-23T14:21:14.341Z", "2019-07-23T14:21:14.346Z", "2019-07-23T14:21:14.350Z", "2019-07-23T14:21:14.355Z", "2019-07-23T14:21:14.361Z", "2019-07-23T14:21:14.365Z", "2019-07-23T14:21:14.370Z"]</text:p>
          </table:table-cell>
          <table:table-cell office:value-type="string" calcext:value-type="string">
            <text:p>Dashboard.vue:220 (20) ["2019-07-23T14:21:50.195Z", "2019-07-23T14:21:50.304Z", "2019-07-23T14:21:50.307Z", "2019-07-23T14:21:50.311Z", "2019-07-23T14:21:50.317Z", "2019-07-23T14:21:50.318Z", "2019-07-23T14:21:50.323Z", "2019-07-23T14:21:50.328Z", "2019-07-23T14:21:50.332Z", "2019-07-23T14:21:50.337Z", "2019-07-23T14:21:50.339Z", "2019-07-23T14:21:50.344Z", "2019-07-23T14:21:50.347Z", "2019-07-23T14:21:50.355Z", "2019-07-23T14:21:50.365Z", "2019-07-23T14:21:50.370Z", "2019-07-23T14:21:50.377Z", "2019-07-23T14:21:50.381Z", "2019-07-23T14:21:50.388Z", "2019-07-23T14:21:50.390Z"]</text:p>
          </table:table-cell>
          <table:table-cell office:value-type="string" calcext:value-type="string">
            <text:p>Dashboard.vue:212 2019-07-23T14:22:25.488Z</text:p>
          </table:table-cell>
          <table:table-cell table:number-columns-repeated="3"/>
          <table:table-cell office:value-type="string" calcext:value-type="string">
            <text:p>Dashboard.vue:212 2019-07-23T14:30:57.809Z</text:p>
          </table:table-cell>
          <table:table-cell office:value-type="string" calcext:value-type="string">
            <text:p>Dashboard.vue:220 (19) ["2019-07-23T14:31:39.973Z", "2019-07-23T14:31:39.989Z", "2019-07-23T14:31:39.996Z", "2019-07-23T14:31:40.000Z", "2019-07-23T14:31:40.005Z", "2019-07-23T14:31:40.010Z", "2019-07-23T14:31:40.015Z", "2019-07-23T14:31:40.041Z", "2019-07-23T14:31:40.045Z", "2019-07-23T14:31:40.051Z", "2019-07-23T14:31:40.058Z", "2019-07-23T14:31:40.064Z", "2019-07-23T14:31:40.084Z", "2019-07-23T14:31:40.121Z", "2019-07-23T14:31:40.156Z", "2019-07-23T14:31:40.165Z", "2019-07-23T14:31:40.171Z", "2019-07-23T14:31:40.175Z", "2019-07-23T14:31:40.180Z"]</text:p>
          </table:table-cell>
          <table:table-cell office:value-type="string" calcext:value-type="string">
            <text:p>Dashboard.vue:220 (20) ["2019-07-23T14:32:17.524Z", "2019-07-23T14:32:17.527Z", "2019-07-23T14:32:17.531Z", "2019-07-23T14:32:17.535Z", "2019-07-23T14:32:17.539Z", "2019-07-23T14:32:17.544Z", "2019-07-23T14:32:17.558Z", "2019-07-23T14:32:17.570Z", "2019-07-23T14:32:17.580Z", "2019-07-23T14:32:17.585Z", "2019-07-23T14:32:17.587Z", "2019-07-23T14:32:17.594Z", "2019-07-23T14:32:17.598Z", "2019-07-23T14:32:17.602Z", "2019-07-23T14:32:17.604Z", "2019-07-23T14:32:17.616Z", "2019-07-23T14:32:17.620Z", "2019-07-23T14:32:17.626Z", "2019-07-23T14:32:17.629Z", "2019-07-23T14:32:17.631Z"]</text:p>
          </table:table-cell>
          <table:table-cell office:value-type="string" calcext:value-type="string">
            <text:p>Dashboard.vue:220 (19) ["2019-07-23T14:32:59.216Z", "2019-07-23T14:32:59.221Z", "2019-07-23T14:32:59.224Z", "2019-07-23T14:32:59.229Z", "2019-07-23T14:32:59.231Z", "2019-07-23T14:32:59.239Z", "2019-07-23T14:32:59.243Z", "2019-07-23T14:32:59.250Z", "2019-07-23T14:32:59.252Z", "2019-07-23T14:32:59.257Z", "2019-07-23T14:32:59.264Z", "2019-07-23T14:32:59.315Z", "2019-07-23T14:32:59.319Z", "2019-07-23T14:32:59.323Z", "2019-07-23T14:32:59.329Z", "2019-07-23T14:32:59.333Z", "2019-07-23T14:32:59.335Z", "2019-07-23T14:32:59.348Z", "2019-07-23T14:32:59.352Z"]</text:p>
          </table:table-cell>
          <table:table-cell table:number-columns-repeated="3"/>
          <table:table-cell office:value-type="string" calcext:value-type="string">
            <text:p>Dashboard.vue:220 (11) ["2019-07-23T14:13:52.324Z", "2019-07-23T14:13:52.715Z", "2019-07-23T14:13:52.724Z", "2019-07-23T14:13:52.772Z", "2019-07-23T14:13:52.775Z", "2019-07-23T14:13:52.785Z", "2019-07-23T14:13:52.806Z", "2019-07-23T14:13:52.818Z", "2019-07-23T14:13:52.824Z", "2019-07-23T14:13:52.836Z", "2019-07-23T14:13:52.847Z"]</text:p>
          </table:table-cell>
          <table:table-cell office:value-type="string" calcext:value-type="string">
            <text:p>Dashboard.vue:220 (20) ["2019-07-23T14:14:23.826Z", "2019-07-23T14:14:23.830Z", "2019-07-23T14:14:23.836Z", "2019-07-23T14:14:23.846Z", "2019-07-23T14:14:23.865Z", "2019-07-23T14:14:23.875Z", "2019-07-23T14:14:23.880Z", "2019-07-23T14:14:23.916Z", "2019-07-23T14:14:23.920Z", "2019-07-23T14:14:23.925Z", "2019-07-23T14:14:23.931Z", "2019-07-23T14:14:23.936Z", "2019-07-23T14:14:23.941Z", "2019-07-23T14:14:23.945Z", "2019-07-23T14:14:23.950Z", "2019-07-23T14:14:23.955Z", "2019-07-23T14:14:23.961Z", "2019-07-23T14:14:23.966Z", "2019-07-23T14:14:23.971Z", "2019-07-23T14:14:23.976Z"]</text:p>
          </table:table-cell>
          <table:table-cell office:value-type="string" calcext:value-type="string">
            <text:p>Dashboard.vue:220 (20) ["2019-07-23T14:15:16.611Z", "2019-07-23T14:15:16.614Z", "2019-07-23T14:15:16.625Z", "2019-07-23T14:15:16.635Z", "2019-07-23T14:15:16.638Z", "2019-07-23T14:15:16.649Z", "2019-07-23T14:15:16.661Z", "2019-07-23T14:15:16.673Z", "2019-07-23T14:15:16.689Z", "2019-07-23T14:15:16.693Z", "2019-07-23T14:15:16.697Z", "2019-07-23T14:15:16.702Z", "2019-07-23T14:15:16.704Z", "2019-07-23T14:15:16.709Z", "2019-07-23T14:15:16.713Z", "2019-07-23T14:15:16.718Z", "2019-07-23T14:15:16.721Z", "2019-07-23T14:15:16.725Z", "2019-07-23T14:15:16.729Z", "2019-07-23T14:15:16.733Z"]</text:p>
          </table:table-cell>
          <table:table-cell office:value-type="string" calcext:value-type="string">
            <text:p>Dashboard.vue:220 (20) ["2019-07-23T14:16:01.944Z", "2019-07-23T14:16:01.951Z", "2019-07-23T14:16:01.954Z", "2019-07-23T14:16:01.959Z", "2019-07-23T14:16:01.966Z", "2019-07-23T14:16:01.970Z", "2019-07-23T14:16:02.007Z", "2019-07-23T14:16:02.019Z", "2019-07-23T14:16:02.022Z", "2019-07-23T14:16:02.026Z", "2019-07-23T14:16:02.030Z", "2019-07-23T14:16:02.034Z", "2019-07-23T14:16:02.039Z", "2019-07-23T14:16:02.043Z", "2019-07-23T14:16:02.047Z", "2019-07-23T14:16:02.050Z", "2019-07-23T14:16:02.054Z", "2019-07-23T14:16:02.058Z", "2019-07-23T14:16:02.063Z", "2019-07-23T14:16:02.178Z"]</text:p>
          </table:table-cell>
          <table:table-cell table:number-columns-repeated="3"/>
          <table:table-cell office:value-type="string" calcext:value-type="string">
            <text:p>Dashboard.vue:212 2019-07-23T14:09:58.290Z</text:p>
          </table:table-cell>
          <table:table-cell office:value-type="string" calcext:value-type="string">
            <text:p>Dashboard.vue:220 (14) ["2019-07-23T14:10:54.846Z", "2019-07-23T14:10:54.851Z", "2019-07-23T14:10:54.860Z", "2019-07-23T14:10:54.865Z", "2019-07-23T14:10:54.865Z", "2019-07-23T14:10:54.871Z", "2019-07-23T14:10:54.875Z", "2019-07-23T14:10:54.881Z", "2019-07-23T14:10:54.886Z", "2019-07-23T14:10:54.899Z", "2019-07-23T14:10:54.901Z", "2019-07-23T14:10:54.944Z", "2019-07-23T14:10:54.945Z", "2019-07-23T14:10:54.951Z"]</text:p>
          </table:table-cell>
          <table:table-cell office:value-type="string" calcext:value-type="string">
            <text:p>Dashboard.vue:220 (20) ["2019-07-23T14:11:26.576Z", "2019-07-23T14:11:26.580Z", "2019-07-23T14:11:26.584Z", "2019-07-23T14:11:26.588Z", "2019-07-23T14:11:26.592Z", "2019-07-23T14:11:26.596Z", "2019-07-23T14:11:26.600Z", "2019-07-23T14:11:26.604Z", "2019-07-23T14:11:26.608Z", "2019-07-23T14:11:26.612Z", "2019-07-23T14:11:26.616Z", "2019-07-23T14:11:26.620Z", "2019-07-23T14:11:26.624Z", "2019-07-23T14:11:26.628Z", "2019-07-23T14:11:26.632Z", "2019-07-23T14:11:26.636Z", "2019-07-23T14:11:26.640Z", "2019-07-23T14:11:26.644Z", "2019-07-23T14:11:26.648Z", "2019-07-23T14:11:26.652Z"]</text:p>
          </table:table-cell>
          <table:table-cell office:value-type="string" calcext:value-type="string">
            <text:p>Dashboard.vue:220 (20) ["2019-07-23T14:12:02.213Z", "2019-07-23T14:12:02.217Z", "2019-07-23T14:12:02.222Z", "2019-07-23T14:12:02.225Z", "2019-07-23T14:12:02.230Z", "2019-07-23T14:12:02.233Z", "2019-07-23T14:12:02.237Z", "2019-07-23T14:12:02.242Z", "2019-07-23T14:12:02.245Z", "2019-07-23T14:12:02.250Z", "2019-07-23T14:12:02.254Z", "2019-07-23T14:12:02.258Z", "2019-07-23T14:12:02.262Z", "2019-07-23T14:12:02.265Z", "2019-07-23T14:12:02.270Z", "2019-07-23T14:12:02.274Z", "2019-07-23T14:12:02.278Z", "2019-07-23T14:12:02.282Z", "2019-07-23T14:12:02.285Z", "2019-07-23T14:12:02.290Z"]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shboard.vue:212 599</text:p>
          </table:table-cell>
          <table:table-cell office:value-type="string" calcext:value-type="string">
            <text:p>Dashboard.vue:212 862</text:p>
          </table:table-cell>
          <table:table-cell office:value-type="string" calcext:value-type="string">
            <text:p>Dashboard.vue:219 tumpukan yang belum diterima : 19</text:p>
          </table:table-cell>
          <table:table-cell table:number-columns-repeated="3"/>
          <table:table-cell office:value-type="string" calcext:value-type="string">
            <text:p>Dashboard.vue:219 tumpukan yang belum diterima : 19</text:p>
          </table:table-cell>
          <table:table-cell office:value-type="string" calcext:value-type="string">
            <text:p>Dashboard.vue:212 718</text:p>
          </table:table-cell>
          <table:table-cell office:value-type="string" calcext:value-type="string">
            <text:p>Dashboard.vue:212 925</text:p>
          </table:table-cell>
          <table:table-cell office:value-type="string" calcext:value-type="string">
            <text:p>Dashboard.vue:212 597</text:p>
          </table:table-cell>
          <table:table-cell table:number-columns-repeated="3"/>
          <table:table-cell office:value-type="string" calcext:value-type="string">
            <text:p>Dashboard.vue:212 582</text:p>
          </table:table-cell>
          <table:table-cell office:value-type="string" calcext:value-type="string">
            <text:p>Dashboard.vue:212 849</text:p>
          </table:table-cell>
          <table:table-cell office:value-type="string" calcext:value-type="string">
            <text:p>Dashboard.vue:212 897</text:p>
          </table:table-cell>
          <table:table-cell office:value-type="string" calcext:value-type="string">
            <text:p>Dashboard.vue:212 717</text:p>
          </table:table-cell>
          <table:table-cell table:number-columns-repeated="3"/>
          <table:table-cell office:value-type="string" calcext:value-type="string">
            <text:p>Dashboard.vue:219 tumpukan yang belum diterima : 3</text:p>
          </table:table-cell>
          <table:table-cell office:value-type="string" calcext:value-type="string">
            <text:p>Dashboard.vue:212 720</text:p>
          </table:table-cell>
          <table:table-cell office:value-type="string" calcext:value-type="string">
            <text:p>Dashboard.vue:212 745</text:p>
          </table:table-cell>
          <table:table-cell office:value-type="string" calcext:value-type="string">
            <text:p>Dashboard.vue:212 49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shboard.vue:212 2019-07-23T14:21:14.270Z</text:p>
          </table:table-cell>
          <table:table-cell office:value-type="string" calcext:value-type="string">
            <text:p>Dashboard.vue:212 2019-07-23T14:21:50.304Z</text:p>
          </table:table-cell>
          <table:table-cell office:value-type="string" calcext:value-type="string">
            <text:p>Dashboard.vue:220 (19) ["2019-07-23T14:22:25.395Z", "2019-07-23T14:22:25.491Z", "2019-07-23T14:22:25.496Z", "2019-07-23T14:22:25.500Z", "2019-07-23T14:22:25.504Z", "2019-07-23T14:22:25.508Z", "2019-07-23T14:22:25.518Z", "2019-07-23T14:22:25.522Z", "2019-07-23T14:22:25.529Z", "2019-07-23T14:22:25.534Z", "2019-07-23T14:22:25.541Z", "2019-07-23T14:22:25.546Z", "2019-07-23T14:22:25.548Z", "2019-07-23T14:22:25.552Z", "2019-07-23T14:22:25.555Z", "2019-07-23T14:22:25.564Z", "2019-07-23T14:22:25.565Z", "2019-07-23T14:22:25.570Z", "2019-07-23T14:22:25.572Z"]</text:p>
          </table:table-cell>
          <table:table-cell table:number-columns-repeated="3"/>
          <table:table-cell office:value-type="string" calcext:value-type="string">
            <text:p>Dashboard.vue:220 (19) ["2019-07-23T14:30:57.819Z", "2019-07-23T14:30:57.829Z", "2019-07-23T14:30:57.839Z", "2019-07-23T14:30:57.849Z", "2019-07-23T14:30:57.861Z", "2019-07-23T14:30:57.884Z", "2019-07-23T14:30:57.914Z", "2019-07-23T14:30:57.954Z", "2019-07-23T14:30:57.962Z", "2019-07-23T14:30:57.969Z", "2019-07-23T14:30:57.978Z", "2019-07-23T14:30:57.989Z", "2019-07-23T14:30:57.998Z", "2019-07-23T14:30:58.009Z", "2019-07-23T14:30:58.018Z", "2019-07-23T14:30:58.029Z", "2019-07-23T14:30:58.039Z", "2019-07-23T14:30:58.048Z", "2019-07-23T14:30:58.059Z"]</text:p>
          </table:table-cell>
          <table:table-cell office:value-type="string" calcext:value-type="string">
            <text:p>Dashboard.vue:212 2019-07-23T14:31:39.973Z</text:p>
          </table:table-cell>
          <table:table-cell office:value-type="string" calcext:value-type="string">
            <text:p>Dashboard.vue:212 2019-07-23T14:32:17.524Z</text:p>
          </table:table-cell>
          <table:table-cell office:value-type="string" calcext:value-type="string">
            <text:p>Dashboard.vue:212 2019-07-23T14:32:59.216Z</text:p>
          </table:table-cell>
          <table:table-cell table:number-columns-repeated="3"/>
          <table:table-cell office:value-type="string" calcext:value-type="string">
            <text:p>Dashboard.vue:212 2019-07-23T14:13:52.715Z</text:p>
          </table:table-cell>
          <table:table-cell office:value-type="string" calcext:value-type="string">
            <text:p>Dashboard.vue:212 2019-07-23T14:14:23.916Z</text:p>
          </table:table-cell>
          <table:table-cell office:value-type="string" calcext:value-type="string">
            <text:p>Dashboard.vue:212 2019-07-23T14:15:16.689Z</text:p>
          </table:table-cell>
          <table:table-cell office:value-type="string" calcext:value-type="string">
            <text:p>Dashboard.vue:212 2019-07-23T14:16:02.178Z</text:p>
          </table:table-cell>
          <table:table-cell table:number-columns-repeated="3"/>
          <table:table-cell office:value-type="string" calcext:value-type="string">
            <text:p>Dashboard.vue:220 (3) ["2019-07-23T14:09:58.294Z", "2019-07-23T14:09:58.304Z", "2019-07-23T14:09:58.314Z"]</text:p>
          </table:table-cell>
          <table:table-cell office:value-type="string" calcext:value-type="string">
            <text:p>Dashboard.vue:212 2019-07-23T14:10:54.846Z</text:p>
          </table:table-cell>
          <table:table-cell office:value-type="string" calcext:value-type="string">
            <text:p>Dashboard.vue:212 2019-07-23T14:11:26.576Z</text:p>
          </table:table-cell>
          <table:table-cell office:value-type="string" calcext:value-type="string">
            <text:p>Dashboard.vue:212 2019-07-23T14:12:02.213Z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shboard.vue:219 tumpukan yang belum diterima : 18</text:p>
          </table:table-cell>
          <table:table-cell office:value-type="string" calcext:value-type="string">
            <text:p>Dashboard.vue:219 tumpukan yang belum diterima : 19</text:p>
          </table:table-cell>
          <table:table-cell office:value-type="string" calcext:value-type="string">
            <text:p>Dashboard.vue:212 811</text:p>
          </table:table-cell>
          <table:table-cell table:number-columns-repeated="3"/>
          <table:table-cell office:value-type="string" calcext:value-type="string">
            <text:p>Dashboard.vue:212 714</text:p>
          </table:table-cell>
          <table:table-cell office:value-type="string" calcext:value-type="string">
            <text:p>Dashboard.vue:219 tumpukan yang belum diterima : 18</text:p>
          </table:table-cell>
          <table:table-cell office:value-type="string" calcext:value-type="string">
            <text:p>Dashboard.vue:219 tumpukan yang belum diterima : 19</text:p>
          </table:table-cell>
          <table:table-cell office:value-type="string" calcext:value-type="string">
            <text:p>Dashboard.vue:219 tumpukan yang belum diterima : 18</text:p>
          </table:table-cell>
          <table:table-cell table:number-columns-repeated="3"/>
          <table:table-cell office:value-type="string" calcext:value-type="string">
            <text:p>Dashboard.vue:219 tumpukan yang belum diterima : 10</text:p>
          </table:table-cell>
          <table:table-cell table:number-columns-repeated="3" office:value-type="string" calcext:value-type="string">
            <text:p>Dashboard.vue:219 tumpukan yang belum diterima : 19</text:p>
          </table:table-cell>
          <table:table-cell table:number-columns-repeated="3"/>
          <table:table-cell office:value-type="string" calcext:value-type="string">
            <text:p>Dashboard.vue:212 578</text:p>
          </table:table-cell>
          <table:table-cell office:value-type="string" calcext:value-type="string">
            <text:p>Dashboard.vue:219 tumpukan yang belum diterima : 13</text:p>
          </table:table-cell>
          <table:table-cell table:number-columns-repeated="2" office:value-type="string" calcext:value-type="string">
            <text:p>Dashboard.vue:219 tumpukan yang belum diterima : 1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shboard.vue:220 (18) ["2019-07-23T14:21:14.274Z", "2019-07-23T14:21:14.280Z", "2019-07-23T14:21:14.288Z", "2019-07-23T14:21:14.290Z", "2019-07-23T14:21:14.295Z", "2019-07-23T14:21:14.300Z", "2019-07-23T14:21:14.305Z", "2019-07-23T14:21:14.325Z", "2019-07-23T14:21:14.326Z", "2019-07-23T14:21:14.331Z", "2019-07-23T14:21:14.337Z", "2019-07-23T14:21:14.341Z", "2019-07-23T14:21:14.346Z", "2019-07-23T14:21:14.350Z", "2019-07-23T14:21:14.355Z", "2019-07-23T14:21:14.361Z", "2019-07-23T14:21:14.365Z", "2019-07-23T14:21:14.370Z"]</text:p>
          </table:table-cell>
          <table:table-cell office:value-type="string" calcext:value-type="string">
            <text:p>Dashboard.vue:220 (19) ["2019-07-23T14:21:50.195Z", "2019-07-23T14:21:50.307Z", "2019-07-23T14:21:50.311Z", "2019-07-23T14:21:50.317Z", "2019-07-23T14:21:50.318Z", "2019-07-23T14:21:50.323Z", "2019-07-23T14:21:50.328Z", "2019-07-23T14:21:50.332Z", "2019-07-23T14:21:50.337Z", "2019-07-23T14:21:50.339Z", "2019-07-23T14:21:50.344Z", "2019-07-23T14:21:50.347Z", "2019-07-23T14:21:50.355Z", "2019-07-23T14:21:50.365Z", "2019-07-23T14:21:50.370Z", "2019-07-23T14:21:50.377Z", "2019-07-23T14:21:50.381Z", "2019-07-23T14:21:50.388Z", "2019-07-23T14:21:50.390Z"]</text:p>
          </table:table-cell>
          <table:table-cell office:value-type="string" calcext:value-type="string">
            <text:p>Dashboard.vue:212 2019-07-23T14:22:25.491Z</text:p>
          </table:table-cell>
          <table:table-cell table:number-columns-repeated="3"/>
          <table:table-cell office:value-type="string" calcext:value-type="string">
            <text:p>Dashboard.vue:212 2019-07-23T14:30:57.819Z</text:p>
          </table:table-cell>
          <table:table-cell office:value-type="string" calcext:value-type="string">
            <text:p>Dashboard.vue:220 (18) ["2019-07-23T14:31:39.989Z", "2019-07-23T14:31:39.996Z", "2019-07-23T14:31:40.000Z", "2019-07-23T14:31:40.005Z", "2019-07-23T14:31:40.010Z", "2019-07-23T14:31:40.015Z", "2019-07-23T14:31:40.041Z", "2019-07-23T14:31:40.045Z", "2019-07-23T14:31:40.051Z", "2019-07-23T14:31:40.058Z", "2019-07-23T14:31:40.064Z", "2019-07-23T14:31:40.084Z", "2019-07-23T14:31:40.121Z", "2019-07-23T14:31:40.156Z", "2019-07-23T14:31:40.165Z", "2019-07-23T14:31:40.171Z", "2019-07-23T14:31:40.175Z", "2019-07-23T14:31:40.180Z"]</text:p>
          </table:table-cell>
          <table:table-cell office:value-type="string" calcext:value-type="string">
            <text:p>Dashboard.vue:220 (19) ["2019-07-23T14:32:17.527Z", "2019-07-23T14:32:17.531Z", "2019-07-23T14:32:17.535Z", "2019-07-23T14:32:17.539Z", "2019-07-23T14:32:17.544Z", "2019-07-23T14:32:17.558Z", "2019-07-23T14:32:17.570Z", "2019-07-23T14:32:17.580Z", "2019-07-23T14:32:17.585Z", "2019-07-23T14:32:17.587Z", "2019-07-23T14:32:17.594Z", "2019-07-23T14:32:17.598Z", "2019-07-23T14:32:17.602Z", "2019-07-23T14:32:17.604Z", "2019-07-23T14:32:17.616Z", "2019-07-23T14:32:17.620Z", "2019-07-23T14:32:17.626Z", "2019-07-23T14:32:17.629Z", "2019-07-23T14:32:17.631Z"]</text:p>
          </table:table-cell>
          <table:table-cell office:value-type="string" calcext:value-type="string">
            <text:p>Dashboard.vue:220 (18) ["2019-07-23T14:32:59.221Z", "2019-07-23T14:32:59.224Z", "2019-07-23T14:32:59.229Z", "2019-07-23T14:32:59.231Z", "2019-07-23T14:32:59.239Z", "2019-07-23T14:32:59.243Z", "2019-07-23T14:32:59.250Z", "2019-07-23T14:32:59.252Z", "2019-07-23T14:32:59.257Z", "2019-07-23T14:32:59.264Z", "2019-07-23T14:32:59.315Z", "2019-07-23T14:32:59.319Z", "2019-07-23T14:32:59.323Z", "2019-07-23T14:32:59.329Z", "2019-07-23T14:32:59.333Z", "2019-07-23T14:32:59.335Z", "2019-07-23T14:32:59.348Z", "2019-07-23T14:32:59.352Z"]</text:p>
          </table:table-cell>
          <table:table-cell table:number-columns-repeated="3"/>
          <table:table-cell office:value-type="string" calcext:value-type="string">
            <text:p>Dashboard.vue:220 (10) ["2019-07-23T14:13:52.324Z", "2019-07-23T14:13:52.724Z", "2019-07-23T14:13:52.772Z", "2019-07-23T14:13:52.775Z", "2019-07-23T14:13:52.785Z", "2019-07-23T14:13:52.806Z", "2019-07-23T14:13:52.818Z", "2019-07-23T14:13:52.824Z", "2019-07-23T14:13:52.836Z", "2019-07-23T14:13:52.847Z"]</text:p>
          </table:table-cell>
          <table:table-cell office:value-type="string" calcext:value-type="string">
            <text:p>Dashboard.vue:220 (19) ["2019-07-23T14:14:23.826Z", "2019-07-23T14:14:23.830Z", "2019-07-23T14:14:23.836Z", "2019-07-23T14:14:23.846Z", "2019-07-23T14:14:23.865Z", "2019-07-23T14:14:23.875Z", "2019-07-23T14:14:23.880Z", "2019-07-23T14:14:23.920Z", "2019-07-23T14:14:23.925Z", "2019-07-23T14:14:23.931Z", "2019-07-23T14:14:23.936Z", "2019-07-23T14:14:23.941Z", "2019-07-23T14:14:23.945Z", "2019-07-23T14:14:23.950Z", "2019-07-23T14:14:23.955Z", "2019-07-23T14:14:23.961Z", "2019-07-23T14:14:23.966Z", "2019-07-23T14:14:23.971Z", "2019-07-23T14:14:23.976Z"]</text:p>
          </table:table-cell>
          <table:table-cell office:value-type="string" calcext:value-type="string">
            <text:p>Dashboard.vue:220 (19) ["2019-07-23T14:15:16.611Z", "2019-07-23T14:15:16.614Z", "2019-07-23T14:15:16.625Z", "2019-07-23T14:15:16.635Z", "2019-07-23T14:15:16.638Z", "2019-07-23T14:15:16.649Z", "2019-07-23T14:15:16.661Z", "2019-07-23T14:15:16.673Z", "2019-07-23T14:15:16.693Z", "2019-07-23T14:15:16.697Z", "2019-07-23T14:15:16.702Z", "2019-07-23T14:15:16.704Z", "2019-07-23T14:15:16.709Z", "2019-07-23T14:15:16.713Z", "2019-07-23T14:15:16.718Z", "2019-07-23T14:15:16.721Z", "2019-07-23T14:15:16.725Z", "2019-07-23T14:15:16.729Z", "2019-07-23T14:15:16.733Z"]</text:p>
          </table:table-cell>
          <table:table-cell office:value-type="string" calcext:value-type="string">
            <text:p>Dashboard.vue:220 (19) ["2019-07-23T14:16:01.944Z", "2019-07-23T14:16:01.951Z", "2019-07-23T14:16:01.954Z", "2019-07-23T14:16:01.959Z", "2019-07-23T14:16:01.966Z", "2019-07-23T14:16:01.970Z", "2019-07-23T14:16:02.007Z", "2019-07-23T14:16:02.019Z", "2019-07-23T14:16:02.022Z", "2019-07-23T14:16:02.026Z", "2019-07-23T14:16:02.030Z", "2019-07-23T14:16:02.034Z", "2019-07-23T14:16:02.039Z", "2019-07-23T14:16:02.043Z", "2019-07-23T14:16:02.047Z", "2019-07-23T14:16:02.050Z", "2019-07-23T14:16:02.054Z", "2019-07-23T14:16:02.058Z", "2019-07-23T14:16:02.063Z"]</text:p>
          </table:table-cell>
          <table:table-cell table:number-columns-repeated="3"/>
          <table:table-cell office:value-type="string" calcext:value-type="string">
            <text:p>Dashboard.vue:212 2019-07-23T14:09:58.294Z</text:p>
          </table:table-cell>
          <table:table-cell office:value-type="string" calcext:value-type="string">
            <text:p>Dashboard.vue:220 (13) ["2019-07-23T14:10:54.851Z", "2019-07-23T14:10:54.860Z", "2019-07-23T14:10:54.865Z", "2019-07-23T14:10:54.865Z", "2019-07-23T14:10:54.871Z", "2019-07-23T14:10:54.875Z", "2019-07-23T14:10:54.881Z", "2019-07-23T14:10:54.886Z", "2019-07-23T14:10:54.899Z", "2019-07-23T14:10:54.901Z", "2019-07-23T14:10:54.944Z", "2019-07-23T14:10:54.945Z", "2019-07-23T14:10:54.951Z"]</text:p>
          </table:table-cell>
          <table:table-cell office:value-type="string" calcext:value-type="string">
            <text:p>Dashboard.vue:220 (19) ["2019-07-23T14:11:26.580Z", "2019-07-23T14:11:26.584Z", "2019-07-23T14:11:26.588Z", "2019-07-23T14:11:26.592Z", "2019-07-23T14:11:26.596Z", "2019-07-23T14:11:26.600Z", "2019-07-23T14:11:26.604Z", "2019-07-23T14:11:26.608Z", "2019-07-23T14:11:26.612Z", "2019-07-23T14:11:26.616Z", "2019-07-23T14:11:26.620Z", "2019-07-23T14:11:26.624Z", "2019-07-23T14:11:26.628Z", "2019-07-23T14:11:26.632Z", "2019-07-23T14:11:26.636Z", "2019-07-23T14:11:26.640Z", "2019-07-23T14:11:26.644Z", "2019-07-23T14:11:26.648Z", "2019-07-23T14:11:26.652Z"]</text:p>
          </table:table-cell>
          <table:table-cell office:value-type="string" calcext:value-type="string">
            <text:p>Dashboard.vue:220 (19) ["2019-07-23T14:12:02.217Z", "2019-07-23T14:12:02.222Z", "2019-07-23T14:12:02.225Z", "2019-07-23T14:12:02.230Z", "2019-07-23T14:12:02.233Z", "2019-07-23T14:12:02.237Z", "2019-07-23T14:12:02.242Z", "2019-07-23T14:12:02.245Z", "2019-07-23T14:12:02.250Z", "2019-07-23T14:12:02.254Z", "2019-07-23T14:12:02.258Z", "2019-07-23T14:12:02.262Z", "2019-07-23T14:12:02.265Z", "2019-07-23T14:12:02.270Z", "2019-07-23T14:12:02.274Z", "2019-07-23T14:12:02.278Z", "2019-07-23T14:12:02.282Z", "2019-07-23T14:12:02.285Z", "2019-07-23T14:12:02.290Z"]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shboard.vue:212 604</text:p>
          </table:table-cell>
          <table:table-cell office:value-type="string" calcext:value-type="string">
            <text:p>Dashboard.vue:212 866</text:p>
          </table:table-cell>
          <table:table-cell office:value-type="string" calcext:value-type="string">
            <text:p>Dashboard.vue:219 tumpukan yang belum diterima : 18</text:p>
          </table:table-cell>
          <table:table-cell table:number-columns-repeated="3"/>
          <table:table-cell office:value-type="string" calcext:value-type="string">
            <text:p>Dashboard.vue:219 tumpukan yang belum diterima : 18</text:p>
          </table:table-cell>
          <table:table-cell office:value-type="string" calcext:value-type="string">
            <text:p>Dashboard.vue:212 708</text:p>
          </table:table-cell>
          <table:table-cell office:value-type="string" calcext:value-type="string">
            <text:p>Dashboard.vue:212 928</text:p>
          </table:table-cell>
          <table:table-cell office:value-type="string" calcext:value-type="string">
            <text:p>Dashboard.vue:212 598</text:p>
          </table:table-cell>
          <table:table-cell table:number-columns-repeated="3"/>
          <table:table-cell office:value-type="string" calcext:value-type="string">
            <text:p>Dashboard.vue:212 579</text:p>
          </table:table-cell>
          <table:table-cell office:value-type="string" calcext:value-type="string">
            <text:p>Dashboard.vue:212 946</text:p>
          </table:table-cell>
          <table:table-cell office:value-type="string" calcext:value-type="string">
            <text:p>Dashboard.vue:212 913</text:p>
          </table:table-cell>
          <table:table-cell office:value-type="string" calcext:value-type="string">
            <text:p>Dashboard.vue:212 887</text:p>
          </table:table-cell>
          <table:table-cell table:number-columns-repeated="3"/>
          <table:table-cell office:value-type="string" calcext:value-type="string">
            <text:p>Dashboard.vue:219 tumpukan yang belum diterima : 2</text:p>
          </table:table-cell>
          <table:table-cell office:value-type="string" calcext:value-type="string">
            <text:p>Dashboard.vue:212 720</text:p>
          </table:table-cell>
          <table:table-cell office:value-type="string" calcext:value-type="string">
            <text:p>Dashboard.vue:212 746</text:p>
          </table:table-cell>
          <table:table-cell office:value-type="string" calcext:value-type="string">
            <text:p>Dashboard.vue:212 49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shboard.vue:212 2019-07-23T14:21:14.274Z</text:p>
          </table:table-cell>
          <table:table-cell office:value-type="string" calcext:value-type="string">
            <text:p>Dashboard.vue:212 2019-07-23T14:21:50.307Z</text:p>
          </table:table-cell>
          <table:table-cell office:value-type="string" calcext:value-type="string">
            <text:p>Dashboard.vue:220 (18) ["2019-07-23T14:22:25.395Z", "2019-07-23T14:22:25.496Z", "2019-07-23T14:22:25.500Z", "2019-07-23T14:22:25.504Z", "2019-07-23T14:22:25.508Z", "2019-07-23T14:22:25.518Z", "2019-07-23T14:22:25.522Z", "2019-07-23T14:22:25.529Z", "2019-07-23T14:22:25.534Z", "2019-07-23T14:22:25.541Z", "2019-07-23T14:22:25.546Z", "2019-07-23T14:22:25.548Z", "2019-07-23T14:22:25.552Z", "2019-07-23T14:22:25.555Z", "2019-07-23T14:22:25.564Z", "2019-07-23T14:22:25.565Z", "2019-07-23T14:22:25.570Z", "2019-07-23T14:22:25.572Z"]</text:p>
          </table:table-cell>
          <table:table-cell table:number-columns-repeated="3"/>
          <table:table-cell office:value-type="string" calcext:value-type="string">
            <text:p>Dashboard.vue:220 (18) ["2019-07-23T14:30:57.829Z", "2019-07-23T14:30:57.839Z", "2019-07-23T14:30:57.849Z", "2019-07-23T14:30:57.861Z", "2019-07-23T14:30:57.884Z", "2019-07-23T14:30:57.914Z", "2019-07-23T14:30:57.954Z", "2019-07-23T14:30:57.962Z", "2019-07-23T14:30:57.969Z", "2019-07-23T14:30:57.978Z", "2019-07-23T14:30:57.989Z", "2019-07-23T14:30:57.998Z", "2019-07-23T14:30:58.009Z", "2019-07-23T14:30:58.018Z", "2019-07-23T14:30:58.029Z", "2019-07-23T14:30:58.039Z", "2019-07-23T14:30:58.048Z", "2019-07-23T14:30:58.059Z"]</text:p>
          </table:table-cell>
          <table:table-cell office:value-type="string" calcext:value-type="string">
            <text:p>Dashboard.vue:212 2019-07-23T14:31:39.989Z</text:p>
          </table:table-cell>
          <table:table-cell office:value-type="string" calcext:value-type="string">
            <text:p>Dashboard.vue:212 2019-07-23T14:32:17.527Z</text:p>
          </table:table-cell>
          <table:table-cell office:value-type="string" calcext:value-type="string">
            <text:p>Dashboard.vue:212 2019-07-23T14:32:59.221Z</text:p>
          </table:table-cell>
          <table:table-cell table:number-columns-repeated="3"/>
          <table:table-cell office:value-type="string" calcext:value-type="string">
            <text:p>Dashboard.vue:212 2019-07-23T14:13:52.724Z</text:p>
          </table:table-cell>
          <table:table-cell office:value-type="string" calcext:value-type="string">
            <text:p>Dashboard.vue:212 2019-07-23T14:14:23.826Z</text:p>
          </table:table-cell>
          <table:table-cell office:value-type="string" calcext:value-type="string">
            <text:p>Dashboard.vue:212 2019-07-23T14:15:16.693Z</text:p>
          </table:table-cell>
          <table:table-cell office:value-type="string" calcext:value-type="string">
            <text:p>Dashboard.vue:212 2019-07-23T14:16:02.019Z</text:p>
          </table:table-cell>
          <table:table-cell table:number-columns-repeated="3"/>
          <table:table-cell office:value-type="string" calcext:value-type="string">
            <text:p>Dashboard.vue:220 (2) ["2019-07-23T14:09:58.304Z", "2019-07-23T14:09:58.314Z"]</text:p>
          </table:table-cell>
          <table:table-cell office:value-type="string" calcext:value-type="string">
            <text:p>Dashboard.vue:212 2019-07-23T14:10:54.851Z</text:p>
          </table:table-cell>
          <table:table-cell office:value-type="string" calcext:value-type="string">
            <text:p>Dashboard.vue:212 2019-07-23T14:11:26.580Z</text:p>
          </table:table-cell>
          <table:table-cell office:value-type="string" calcext:value-type="string">
            <text:p>Dashboard.vue:212 2019-07-23T14:12:02.217Z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shboard.vue:219 tumpukan yang belum diterima : 17</text:p>
          </table:table-cell>
          <table:table-cell office:value-type="string" calcext:value-type="string">
            <text:p>Dashboard.vue:219 tumpukan yang belum diterima : 18</text:p>
          </table:table-cell>
          <table:table-cell office:value-type="string" calcext:value-type="string">
            <text:p>Dashboard.vue:212 813</text:p>
          </table:table-cell>
          <table:table-cell table:number-columns-repeated="3"/>
          <table:table-cell office:value-type="string" calcext:value-type="string">
            <text:p>Dashboard.vue:212 712</text:p>
          </table:table-cell>
          <table:table-cell office:value-type="string" calcext:value-type="string">
            <text:p>Dashboard.vue:219 tumpukan yang belum diterima : 17</text:p>
          </table:table-cell>
          <table:table-cell office:value-type="string" calcext:value-type="string">
            <text:p>Dashboard.vue:219 tumpukan yang belum diterima : 18</text:p>
          </table:table-cell>
          <table:table-cell office:value-type="string" calcext:value-type="string">
            <text:p>Dashboard.vue:219 tumpukan yang belum diterima : 17</text:p>
          </table:table-cell>
          <table:table-cell table:number-columns-repeated="3"/>
          <table:table-cell office:value-type="string" calcext:value-type="string">
            <text:p>Dashboard.vue:219 tumpukan yang belum diterima : 9</text:p>
          </table:table-cell>
          <table:table-cell table:number-columns-repeated="3" office:value-type="string" calcext:value-type="string">
            <text:p>Dashboard.vue:219 tumpukan yang belum diterima : 18</text:p>
          </table:table-cell>
          <table:table-cell table:number-columns-repeated="3"/>
          <table:table-cell office:value-type="string" calcext:value-type="string">
            <text:p>Dashboard.vue:212 576</text:p>
          </table:table-cell>
          <table:table-cell office:value-type="string" calcext:value-type="string">
            <text:p>Dashboard.vue:219 tumpukan yang belum diterima : 12</text:p>
          </table:table-cell>
          <table:table-cell table:number-columns-repeated="2" office:value-type="string" calcext:value-type="string">
            <text:p>Dashboard.vue:219 tumpukan yang belum diterima : 1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shboard.vue:220 (17) ["2019-07-23T14:21:14.280Z", "2019-07-23T14:21:14.288Z", "2019-07-23T14:21:14.290Z", "2019-07-23T14:21:14.295Z", "2019-07-23T14:21:14.300Z", "2019-07-23T14:21:14.305Z", "2019-07-23T14:21:14.325Z", "2019-07-23T14:21:14.326Z", "2019-07-23T14:21:14.331Z", "2019-07-23T14:21:14.337Z", "2019-07-23T14:21:14.341Z", "2019-07-23T14:21:14.346Z", "2019-07-23T14:21:14.350Z", "2019-07-23T14:21:14.355Z", "2019-07-23T14:21:14.361Z", "2019-07-23T14:21:14.365Z", "2019-07-23T14:21:14.370Z"]</text:p>
          </table:table-cell>
          <table:table-cell office:value-type="string" calcext:value-type="string">
            <text:p>Dashboard.vue:220 (18) ["2019-07-23T14:21:50.195Z", "2019-07-23T14:21:50.311Z", "2019-07-23T14:21:50.317Z", "2019-07-23T14:21:50.318Z", "2019-07-23T14:21:50.323Z", "2019-07-23T14:21:50.328Z", "2019-07-23T14:21:50.332Z", "2019-07-23T14:21:50.337Z", "2019-07-23T14:21:50.339Z", "2019-07-23T14:21:50.344Z", "2019-07-23T14:21:50.347Z", "2019-07-23T14:21:50.355Z", "2019-07-23T14:21:50.365Z", "2019-07-23T14:21:50.370Z", "2019-07-23T14:21:50.377Z", "2019-07-23T14:21:50.381Z", "2019-07-23T14:21:50.388Z", "2019-07-23T14:21:50.390Z"]</text:p>
          </table:table-cell>
          <table:table-cell office:value-type="string" calcext:value-type="string">
            <text:p>Dashboard.vue:212 2019-07-23T14:22:25.496Z</text:p>
          </table:table-cell>
          <table:table-cell table:number-columns-repeated="3"/>
          <table:table-cell office:value-type="string" calcext:value-type="string">
            <text:p>Dashboard.vue:212 2019-07-23T14:30:57.829Z</text:p>
          </table:table-cell>
          <table:table-cell office:value-type="string" calcext:value-type="string">
            <text:p>Dashboard.vue:220 (17) ["2019-07-23T14:31:39.996Z", "2019-07-23T14:31:40.000Z", "2019-07-23T14:31:40.005Z", "2019-07-23T14:31:40.010Z", "2019-07-23T14:31:40.015Z", "2019-07-23T14:31:40.041Z", "2019-07-23T14:31:40.045Z", "2019-07-23T14:31:40.051Z", "2019-07-23T14:31:40.058Z", "2019-07-23T14:31:40.064Z", "2019-07-23T14:31:40.084Z", "2019-07-23T14:31:40.121Z", "2019-07-23T14:31:40.156Z", "2019-07-23T14:31:40.165Z", "2019-07-23T14:31:40.171Z", "2019-07-23T14:31:40.175Z", "2019-07-23T14:31:40.180Z"]</text:p>
          </table:table-cell>
          <table:table-cell office:value-type="string" calcext:value-type="string">
            <text:p>Dashboard.vue:220 (18) ["2019-07-23T14:32:17.531Z", "2019-07-23T14:32:17.535Z", "2019-07-23T14:32:17.539Z", "2019-07-23T14:32:17.544Z", "2019-07-23T14:32:17.558Z", "2019-07-23T14:32:17.570Z", "2019-07-23T14:32:17.580Z", "2019-07-23T14:32:17.585Z", "2019-07-23T14:32:17.587Z", "2019-07-23T14:32:17.594Z", "2019-07-23T14:32:17.598Z", "2019-07-23T14:32:17.602Z", "2019-07-23T14:32:17.604Z", "2019-07-23T14:32:17.616Z", "2019-07-23T14:32:17.620Z", "2019-07-23T14:32:17.626Z", "2019-07-23T14:32:17.629Z", "2019-07-23T14:32:17.631Z"]</text:p>
          </table:table-cell>
          <table:table-cell office:value-type="string" calcext:value-type="string">
            <text:p>Dashboard.vue:220 (17) ["2019-07-23T14:32:59.224Z", "2019-07-23T14:32:59.229Z", "2019-07-23T14:32:59.231Z", "2019-07-23T14:32:59.239Z", "2019-07-23T14:32:59.243Z", "2019-07-23T14:32:59.250Z", "2019-07-23T14:32:59.252Z", "2019-07-23T14:32:59.257Z", "2019-07-23T14:32:59.264Z", "2019-07-23T14:32:59.315Z", "2019-07-23T14:32:59.319Z", "2019-07-23T14:32:59.323Z", "2019-07-23T14:32:59.329Z", "2019-07-23T14:32:59.333Z", "2019-07-23T14:32:59.335Z", "2019-07-23T14:32:59.348Z", "2019-07-23T14:32:59.352Z"]</text:p>
          </table:table-cell>
          <table:table-cell table:number-columns-repeated="3"/>
          <table:table-cell office:value-type="string" calcext:value-type="string">
            <text:p>Dashboard.vue:220 (9) ["2019-07-23T14:13:52.324Z", "2019-07-23T14:13:52.772Z", "2019-07-23T14:13:52.775Z", "2019-07-23T14:13:52.785Z", "2019-07-23T14:13:52.806Z", "2019-07-23T14:13:52.818Z", "2019-07-23T14:13:52.824Z", "2019-07-23T14:13:52.836Z", "2019-07-23T14:13:52.847Z"]</text:p>
          </table:table-cell>
          <table:table-cell office:value-type="string" calcext:value-type="string">
            <text:p>Dashboard.vue:220 (18) ["2019-07-23T14:14:23.830Z", "2019-07-23T14:14:23.836Z", "2019-07-23T14:14:23.846Z", "2019-07-23T14:14:23.865Z", "2019-07-23T14:14:23.875Z", "2019-07-23T14:14:23.880Z", "2019-07-23T14:14:23.920Z", "2019-07-23T14:14:23.925Z", "2019-07-23T14:14:23.931Z", "2019-07-23T14:14:23.936Z", "2019-07-23T14:14:23.941Z", "2019-07-23T14:14:23.945Z", "2019-07-23T14:14:23.950Z", "2019-07-23T14:14:23.955Z", "2019-07-23T14:14:23.961Z", "2019-07-23T14:14:23.966Z", "2019-07-23T14:14:23.971Z", "2019-07-23T14:14:23.976Z"]</text:p>
          </table:table-cell>
          <table:table-cell office:value-type="string" calcext:value-type="string">
            <text:p>Dashboard.vue:220 (18) ["2019-07-23T14:15:16.611Z", "2019-07-23T14:15:16.614Z", "2019-07-23T14:15:16.625Z", "2019-07-23T14:15:16.635Z", "2019-07-23T14:15:16.638Z", "2019-07-23T14:15:16.649Z", "2019-07-23T14:15:16.661Z", "2019-07-23T14:15:16.673Z", "2019-07-23T14:15:16.697Z", "2019-07-23T14:15:16.702Z", "2019-07-23T14:15:16.704Z", "2019-07-23T14:15:16.709Z", "2019-07-23T14:15:16.713Z", "2019-07-23T14:15:16.718Z", "2019-07-23T14:15:16.721Z", "2019-07-23T14:15:16.725Z", "2019-07-23T14:15:16.729Z", "2019-07-23T14:15:16.733Z"]</text:p>
          </table:table-cell>
          <table:table-cell office:value-type="string" calcext:value-type="string">
            <text:p>Dashboard.vue:220 (18) ["2019-07-23T14:16:01.944Z", "2019-07-23T14:16:01.951Z", "2019-07-23T14:16:01.954Z", "2019-07-23T14:16:01.959Z", "2019-07-23T14:16:01.966Z", "2019-07-23T14:16:01.970Z", "2019-07-23T14:16:02.007Z", "2019-07-23T14:16:02.022Z", "2019-07-23T14:16:02.026Z", "2019-07-23T14:16:02.030Z", "2019-07-23T14:16:02.034Z", "2019-07-23T14:16:02.039Z", "2019-07-23T14:16:02.043Z", "2019-07-23T14:16:02.047Z", "2019-07-23T14:16:02.050Z", "2019-07-23T14:16:02.054Z", "2019-07-23T14:16:02.058Z", "2019-07-23T14:16:02.063Z"]</text:p>
          </table:table-cell>
          <table:table-cell table:number-columns-repeated="3"/>
          <table:table-cell office:value-type="string" calcext:value-type="string">
            <text:p>Dashboard.vue:212 2019-07-23T14:09:58.304Z</text:p>
          </table:table-cell>
          <table:table-cell office:value-type="string" calcext:value-type="string">
            <text:p>Dashboard.vue:220 (12) ["2019-07-23T14:10:54.860Z", "2019-07-23T14:10:54.865Z", "2019-07-23T14:10:54.865Z", "2019-07-23T14:10:54.871Z", "2019-07-23T14:10:54.875Z", "2019-07-23T14:10:54.881Z", "2019-07-23T14:10:54.886Z", "2019-07-23T14:10:54.899Z", "2019-07-23T14:10:54.901Z", "2019-07-23T14:10:54.944Z", "2019-07-23T14:10:54.945Z", "2019-07-23T14:10:54.951Z"]</text:p>
          </table:table-cell>
          <table:table-cell office:value-type="string" calcext:value-type="string">
            <text:p>Dashboard.vue:220 (18) ["2019-07-23T14:11:26.584Z", "2019-07-23T14:11:26.588Z", "2019-07-23T14:11:26.592Z", "2019-07-23T14:11:26.596Z", "2019-07-23T14:11:26.600Z", "2019-07-23T14:11:26.604Z", "2019-07-23T14:11:26.608Z", "2019-07-23T14:11:26.612Z", "2019-07-23T14:11:26.616Z", "2019-07-23T14:11:26.620Z", "2019-07-23T14:11:26.624Z", "2019-07-23T14:11:26.628Z", "2019-07-23T14:11:26.632Z", "2019-07-23T14:11:26.636Z", "2019-07-23T14:11:26.640Z", "2019-07-23T14:11:26.644Z", "2019-07-23T14:11:26.648Z", "2019-07-23T14:11:26.652Z"]</text:p>
          </table:table-cell>
          <table:table-cell office:value-type="string" calcext:value-type="string">
            <text:p>Dashboard.vue:220 (18) ["2019-07-23T14:12:02.222Z", "2019-07-23T14:12:02.225Z", "2019-07-23T14:12:02.230Z", "2019-07-23T14:12:02.233Z", "2019-07-23T14:12:02.237Z", "2019-07-23T14:12:02.242Z", "2019-07-23T14:12:02.245Z", "2019-07-23T14:12:02.250Z", "2019-07-23T14:12:02.254Z", "2019-07-23T14:12:02.258Z", "2019-07-23T14:12:02.262Z", "2019-07-23T14:12:02.265Z", "2019-07-23T14:12:02.270Z", "2019-07-23T14:12:02.274Z", "2019-07-23T14:12:02.278Z", "2019-07-23T14:12:02.282Z", "2019-07-23T14:12:02.285Z", "2019-07-23T14:12:02.290Z"]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shboard.vue:212 618</text:p>
          </table:table-cell>
          <table:table-cell office:value-type="string" calcext:value-type="string">
            <text:p>Dashboard.vue:212 869</text:p>
          </table:table-cell>
          <table:table-cell office:value-type="string" calcext:value-type="string">
            <text:p>Dashboard.vue:219 tumpukan yang belum diterima : 17</text:p>
          </table:table-cell>
          <table:table-cell table:number-columns-repeated="3"/>
          <table:table-cell office:value-type="string" calcext:value-type="string">
            <text:p>Dashboard.vue:219 tumpukan yang belum diterima : 17</text:p>
          </table:table-cell>
          <table:table-cell office:value-type="string" calcext:value-type="string">
            <text:p>Dashboard.vue:212 706</text:p>
          </table:table-cell>
          <table:table-cell office:value-type="string" calcext:value-type="string">
            <text:p>Dashboard.vue:212 931</text:p>
          </table:table-cell>
          <table:table-cell office:value-type="string" calcext:value-type="string">
            <text:p>Dashboard.vue:212 601</text:p>
          </table:table-cell>
          <table:table-cell table:number-columns-repeated="3"/>
          <table:table-cell office:value-type="string" calcext:value-type="string">
            <text:p>Dashboard.vue:212 537</text:p>
          </table:table-cell>
          <table:table-cell office:value-type="string" calcext:value-type="string">
            <text:p>Dashboard.vue:212 976</text:p>
          </table:table-cell>
          <table:table-cell office:value-type="string" calcext:value-type="string">
            <text:p>Dashboard.vue:212 1019</text:p>
          </table:table-cell>
          <table:table-cell office:value-type="string" calcext:value-type="string">
            <text:p>Dashboard.vue:212 975</text:p>
          </table:table-cell>
          <table:table-cell table:number-columns-repeated="3"/>
          <table:table-cell office:value-type="string" calcext:value-type="string">
            <text:p>Dashboard.vue:219 tumpukan yang belum diterima : 1</text:p>
          </table:table-cell>
          <table:table-cell office:value-type="string" calcext:value-type="string">
            <text:p>Dashboard.vue:212 716</text:p>
          </table:table-cell>
          <table:table-cell office:value-type="string" calcext:value-type="string">
            <text:p>Dashboard.vue:212 748</text:p>
          </table:table-cell>
          <table:table-cell office:value-type="string" calcext:value-type="string">
            <text:p>Dashboard.vue:212 49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shboard.vue:212 2019-07-23T14:21:14.280Z</text:p>
          </table:table-cell>
          <table:table-cell office:value-type="string" calcext:value-type="string">
            <text:p>Dashboard.vue:212 2019-07-23T14:21:50.311Z</text:p>
          </table:table-cell>
          <table:table-cell office:value-type="string" calcext:value-type="string">
            <text:p>Dashboard.vue:220 (17) ["2019-07-23T14:22:25.395Z", "2019-07-23T14:22:25.500Z", "2019-07-23T14:22:25.504Z", "2019-07-23T14:22:25.508Z", "2019-07-23T14:22:25.518Z", "2019-07-23T14:22:25.522Z", "2019-07-23T14:22:25.529Z", "2019-07-23T14:22:25.534Z", "2019-07-23T14:22:25.541Z", "2019-07-23T14:22:25.546Z", "2019-07-23T14:22:25.548Z", "2019-07-23T14:22:25.552Z", "2019-07-23T14:22:25.555Z", "2019-07-23T14:22:25.564Z", "2019-07-23T14:22:25.565Z", "2019-07-23T14:22:25.570Z", "2019-07-23T14:22:25.572Z"]</text:p>
          </table:table-cell>
          <table:table-cell table:number-columns-repeated="3"/>
          <table:table-cell office:value-type="string" calcext:value-type="string">
            <text:p>Dashboard.vue:220 (17) ["2019-07-23T14:30:57.839Z", "2019-07-23T14:30:57.849Z", "2019-07-23T14:30:57.861Z", "2019-07-23T14:30:57.884Z", "2019-07-23T14:30:57.914Z", "2019-07-23T14:30:57.954Z", "2019-07-23T14:30:57.962Z", "2019-07-23T14:30:57.969Z", "2019-07-23T14:30:57.978Z", "2019-07-23T14:30:57.989Z", "2019-07-23T14:30:57.998Z", "2019-07-23T14:30:58.009Z", "2019-07-23T14:30:58.018Z", "2019-07-23T14:30:58.029Z", "2019-07-23T14:30:58.039Z", "2019-07-23T14:30:58.048Z", "2019-07-23T14:30:58.059Z"]</text:p>
          </table:table-cell>
          <table:table-cell office:value-type="string" calcext:value-type="string">
            <text:p>Dashboard.vue:212 2019-07-23T14:31:39.996Z</text:p>
          </table:table-cell>
          <table:table-cell office:value-type="string" calcext:value-type="string">
            <text:p>Dashboard.vue:212 2019-07-23T14:32:17.531Z</text:p>
          </table:table-cell>
          <table:table-cell office:value-type="string" calcext:value-type="string">
            <text:p>Dashboard.vue:212 2019-07-23T14:32:59.224Z</text:p>
          </table:table-cell>
          <table:table-cell table:number-columns-repeated="3"/>
          <table:table-cell office:value-type="string" calcext:value-type="string">
            <text:p>Dashboard.vue:212 2019-07-23T14:13:52.772Z</text:p>
          </table:table-cell>
          <table:table-cell office:value-type="string" calcext:value-type="string">
            <text:p>Dashboard.vue:212 2019-07-23T14:14:23.830Z</text:p>
          </table:table-cell>
          <table:table-cell office:value-type="string" calcext:value-type="string">
            <text:p>Dashboard.vue:212 2019-07-23T14:15:16.611Z</text:p>
          </table:table-cell>
          <table:table-cell office:value-type="string" calcext:value-type="string">
            <text:p>Dashboard.vue:212 2019-07-23T14:16:01.966Z</text:p>
          </table:table-cell>
          <table:table-cell table:number-columns-repeated="3"/>
          <table:table-cell office:value-type="string" calcext:value-type="string">
            <text:p>Dashboard.vue:220 ["2019-07-23T14:09:58.314Z"]</text:p>
          </table:table-cell>
          <table:table-cell office:value-type="string" calcext:value-type="string">
            <text:p>Dashboard.vue:212 2019-07-23T14:10:54.860Z</text:p>
          </table:table-cell>
          <table:table-cell office:value-type="string" calcext:value-type="string">
            <text:p>Dashboard.vue:212 2019-07-23T14:11:26.584Z</text:p>
          </table:table-cell>
          <table:table-cell office:value-type="string" calcext:value-type="string">
            <text:p>Dashboard.vue:212 2019-07-23T14:12:02.222Z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shboard.vue:219 tumpukan yang belum diterima : 16</text:p>
          </table:table-cell>
          <table:table-cell office:value-type="string" calcext:value-type="string">
            <text:p>Dashboard.vue:219 tumpukan yang belum diterima : 17</text:p>
          </table:table-cell>
          <table:table-cell office:value-type="string" calcext:value-type="string">
            <text:p>Dashboard.vue:212 920</text:p>
          </table:table-cell>
          <table:table-cell table:number-columns-repeated="3"/>
          <table:table-cell office:value-type="string" calcext:value-type="string">
            <text:p>Dashboard.vue:212 711</text:p>
          </table:table-cell>
          <table:table-cell office:value-type="string" calcext:value-type="string">
            <text:p>Dashboard.vue:219 tumpukan yang belum diterima : 16</text:p>
          </table:table-cell>
          <table:table-cell office:value-type="string" calcext:value-type="string">
            <text:p>Dashboard.vue:219 tumpukan yang belum diterima : 17</text:p>
          </table:table-cell>
          <table:table-cell office:value-type="string" calcext:value-type="string">
            <text:p>Dashboard.vue:219 tumpukan yang belum diterima : 16</text:p>
          </table:table-cell>
          <table:table-cell table:number-columns-repeated="3"/>
          <table:table-cell office:value-type="string" calcext:value-type="string">
            <text:p>Dashboard.vue:219 tumpukan yang belum diterima : 8</text:p>
          </table:table-cell>
          <table:table-cell table:number-columns-repeated="3" office:value-type="string" calcext:value-type="string">
            <text:p>Dashboard.vue:219 tumpukan yang belum diterima : 17</text:p>
          </table:table-cell>
          <table:table-cell table:number-columns-repeated="3"/>
          <table:table-cell office:value-type="string" calcext:value-type="string">
            <text:p>Dashboard.vue:212 572</text:p>
          </table:table-cell>
          <table:table-cell office:value-type="string" calcext:value-type="string">
            <text:p>Dashboard.vue:219 tumpukan yang belum diterima : 11</text:p>
          </table:table-cell>
          <table:table-cell table:number-columns-repeated="2" office:value-type="string" calcext:value-type="string">
            <text:p>Dashboard.vue:219 tumpukan yang belum diterima : 1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shboard.vue:220 (16) ["2019-07-23T14:21:14.288Z", "2019-07-23T14:21:14.290Z", "2019-07-23T14:21:14.295Z", "2019-07-23T14:21:14.300Z", "2019-07-23T14:21:14.305Z", "2019-07-23T14:21:14.325Z", "2019-07-23T14:21:14.326Z", "2019-07-23T14:21:14.331Z", "2019-07-23T14:21:14.337Z", "2019-07-23T14:21:14.341Z", "2019-07-23T14:21:14.346Z", "2019-07-23T14:21:14.350Z", "2019-07-23T14:21:14.355Z", "2019-07-23T14:21:14.361Z", "2019-07-23T14:21:14.365Z", "2019-07-23T14:21:14.370Z"]</text:p>
          </table:table-cell>
          <table:table-cell office:value-type="string" calcext:value-type="string">
            <text:p>Dashboard.vue:220 (17) ["2019-07-23T14:21:50.195Z", "2019-07-23T14:21:50.317Z", "2019-07-23T14:21:50.318Z", "2019-07-23T14:21:50.323Z", "2019-07-23T14:21:50.328Z", "2019-07-23T14:21:50.332Z", "2019-07-23T14:21:50.337Z", "2019-07-23T14:21:50.339Z", "2019-07-23T14:21:50.344Z", "2019-07-23T14:21:50.347Z", "2019-07-23T14:21:50.355Z", "2019-07-23T14:21:50.365Z", "2019-07-23T14:21:50.370Z", "2019-07-23T14:21:50.377Z", "2019-07-23T14:21:50.381Z", "2019-07-23T14:21:50.388Z", "2019-07-23T14:21:50.390Z"]</text:p>
          </table:table-cell>
          <table:table-cell office:value-type="string" calcext:value-type="string">
            <text:p>Dashboard.vue:212 2019-07-23T14:22:25.395Z</text:p>
          </table:table-cell>
          <table:table-cell table:number-columns-repeated="3"/>
          <table:table-cell office:value-type="string" calcext:value-type="string">
            <text:p>Dashboard.vue:212 2019-07-23T14:30:57.839Z</text:p>
          </table:table-cell>
          <table:table-cell office:value-type="string" calcext:value-type="string">
            <text:p>Dashboard.vue:220 (16) ["2019-07-23T14:31:40.000Z", "2019-07-23T14:31:40.005Z", "2019-07-23T14:31:40.010Z", "2019-07-23T14:31:40.015Z", "2019-07-23T14:31:40.041Z", "2019-07-23T14:31:40.045Z", "2019-07-23T14:31:40.051Z", "2019-07-23T14:31:40.058Z", "2019-07-23T14:31:40.064Z", "2019-07-23T14:31:40.084Z", "2019-07-23T14:31:40.121Z", "2019-07-23T14:31:40.156Z", "2019-07-23T14:31:40.165Z", "2019-07-23T14:31:40.171Z", "2019-07-23T14:31:40.175Z", "2019-07-23T14:31:40.180Z"]</text:p>
          </table:table-cell>
          <table:table-cell office:value-type="string" calcext:value-type="string">
            <text:p>Dashboard.vue:220 (17) ["2019-07-23T14:32:17.535Z", "2019-07-23T14:32:17.539Z", "2019-07-23T14:32:17.544Z", "2019-07-23T14:32:17.558Z", "2019-07-23T14:32:17.570Z", "2019-07-23T14:32:17.580Z", "2019-07-23T14:32:17.585Z", "2019-07-23T14:32:17.587Z", "2019-07-23T14:32:17.594Z", "2019-07-23T14:32:17.598Z", "2019-07-23T14:32:17.602Z", "2019-07-23T14:32:17.604Z", "2019-07-23T14:32:17.616Z", "2019-07-23T14:32:17.620Z", "2019-07-23T14:32:17.626Z", "2019-07-23T14:32:17.629Z", "2019-07-23T14:32:17.631Z"]</text:p>
          </table:table-cell>
          <table:table-cell office:value-type="string" calcext:value-type="string">
            <text:p>Dashboard.vue:220 (16) ["2019-07-23T14:32:59.229Z", "2019-07-23T14:32:59.231Z", "2019-07-23T14:32:59.239Z", "2019-07-23T14:32:59.243Z", "2019-07-23T14:32:59.250Z", "2019-07-23T14:32:59.252Z", "2019-07-23T14:32:59.257Z", "2019-07-23T14:32:59.264Z", "2019-07-23T14:32:59.315Z", "2019-07-23T14:32:59.319Z", "2019-07-23T14:32:59.323Z", "2019-07-23T14:32:59.329Z", "2019-07-23T14:32:59.333Z", "2019-07-23T14:32:59.335Z", "2019-07-23T14:32:59.348Z", "2019-07-23T14:32:59.352Z"]</text:p>
          </table:table-cell>
          <table:table-cell table:number-columns-repeated="3"/>
          <table:table-cell office:value-type="string" calcext:value-type="string">
            <text:p>Dashboard.vue:220 (8) ["2019-07-23T14:13:52.324Z", "2019-07-23T14:13:52.775Z", "2019-07-23T14:13:52.785Z", "2019-07-23T14:13:52.806Z", "2019-07-23T14:13:52.818Z", "2019-07-23T14:13:52.824Z", "2019-07-23T14:13:52.836Z", "2019-07-23T14:13:52.847Z"]</text:p>
          </table:table-cell>
          <table:table-cell office:value-type="string" calcext:value-type="string">
            <text:p>Dashboard.vue:220 (17) ["2019-07-23T14:14:23.836Z", "2019-07-23T14:14:23.846Z", "2019-07-23T14:14:23.865Z", "2019-07-23T14:14:23.875Z", "2019-07-23T14:14:23.880Z", "2019-07-23T14:14:23.920Z", "2019-07-23T14:14:23.925Z", "2019-07-23T14:14:23.931Z", "2019-07-23T14:14:23.936Z", "2019-07-23T14:14:23.941Z", "2019-07-23T14:14:23.945Z", "2019-07-23T14:14:23.950Z", "2019-07-23T14:14:23.955Z", "2019-07-23T14:14:23.961Z", "2019-07-23T14:14:23.966Z", "2019-07-23T14:14:23.971Z", "2019-07-23T14:14:23.976Z"]</text:p>
          </table:table-cell>
          <table:table-cell office:value-type="string" calcext:value-type="string">
            <text:p>Dashboard.vue:220 (17) ["2019-07-23T14:15:16.614Z", "2019-07-23T14:15:16.625Z", "2019-07-23T14:15:16.635Z", "2019-07-23T14:15:16.638Z", "2019-07-23T14:15:16.649Z", "2019-07-23T14:15:16.661Z", "2019-07-23T14:15:16.673Z", "2019-07-23T14:15:16.697Z", "2019-07-23T14:15:16.702Z", "2019-07-23T14:15:16.704Z", "2019-07-23T14:15:16.709Z", "2019-07-23T14:15:16.713Z", "2019-07-23T14:15:16.718Z", "2019-07-23T14:15:16.721Z", "2019-07-23T14:15:16.725Z", "2019-07-23T14:15:16.729Z", "2019-07-23T14:15:16.733Z"]</text:p>
          </table:table-cell>
          <table:table-cell office:value-type="string" calcext:value-type="string">
            <text:p>Dashboard.vue:220 (17) ["2019-07-23T14:16:01.944Z", "2019-07-23T14:16:01.951Z", "2019-07-23T14:16:01.954Z", "2019-07-23T14:16:01.959Z", "2019-07-23T14:16:01.970Z", "2019-07-23T14:16:02.007Z", "2019-07-23T14:16:02.022Z", "2019-07-23T14:16:02.026Z", "2019-07-23T14:16:02.030Z", "2019-07-23T14:16:02.034Z", "2019-07-23T14:16:02.039Z", "2019-07-23T14:16:02.043Z", "2019-07-23T14:16:02.047Z", "2019-07-23T14:16:02.050Z", "2019-07-23T14:16:02.054Z", "2019-07-23T14:16:02.058Z", "2019-07-23T14:16:02.063Z"]</text:p>
          </table:table-cell>
          <table:table-cell table:number-columns-repeated="3"/>
          <table:table-cell office:value-type="string" calcext:value-type="string">
            <text:p>Dashboard.vue:212 2019-07-23T14:09:58.314Z</text:p>
          </table:table-cell>
          <table:table-cell office:value-type="string" calcext:value-type="string">
            <text:p>Dashboard.vue:220 (11) ["2019-07-23T14:10:54.865Z", "2019-07-23T14:10:54.865Z", "2019-07-23T14:10:54.871Z", "2019-07-23T14:10:54.875Z", "2019-07-23T14:10:54.881Z", "2019-07-23T14:10:54.886Z", "2019-07-23T14:10:54.899Z", "2019-07-23T14:10:54.901Z", "2019-07-23T14:10:54.944Z", "2019-07-23T14:10:54.945Z", "2019-07-23T14:10:54.951Z"]</text:p>
          </table:table-cell>
          <table:table-cell office:value-type="string" calcext:value-type="string">
            <text:p>Dashboard.vue:220 (17) ["2019-07-23T14:11:26.588Z", "2019-07-23T14:11:26.592Z", "2019-07-23T14:11:26.596Z", "2019-07-23T14:11:26.600Z", "2019-07-23T14:11:26.604Z", "2019-07-23T14:11:26.608Z", "2019-07-23T14:11:26.612Z", "2019-07-23T14:11:26.616Z", "2019-07-23T14:11:26.620Z", "2019-07-23T14:11:26.624Z", "2019-07-23T14:11:26.628Z", "2019-07-23T14:11:26.632Z", "2019-07-23T14:11:26.636Z", "2019-07-23T14:11:26.640Z", "2019-07-23T14:11:26.644Z", "2019-07-23T14:11:26.648Z", "2019-07-23T14:11:26.652Z"]</text:p>
          </table:table-cell>
          <table:table-cell office:value-type="string" calcext:value-type="string">
            <text:p>Dashboard.vue:220 (17) ["2019-07-23T14:12:02.225Z", "2019-07-23T14:12:02.230Z", "2019-07-23T14:12:02.233Z", "2019-07-23T14:12:02.237Z", "2019-07-23T14:12:02.242Z", "2019-07-23T14:12:02.245Z", "2019-07-23T14:12:02.250Z", "2019-07-23T14:12:02.254Z", "2019-07-23T14:12:02.258Z", "2019-07-23T14:12:02.262Z", "2019-07-23T14:12:02.265Z", "2019-07-23T14:12:02.270Z", "2019-07-23T14:12:02.274Z", "2019-07-23T14:12:02.278Z", "2019-07-23T14:12:02.282Z", "2019-07-23T14:12:02.285Z", "2019-07-23T14:12:02.290Z"]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shboard.vue:212 619</text:p>
          </table:table-cell>
          <table:table-cell office:value-type="string" calcext:value-type="string">
            <text:p>Dashboard.vue:212 990</text:p>
          </table:table-cell>
          <table:table-cell office:value-type="string" calcext:value-type="string">
            <text:p>Dashboard.vue:219 tumpukan yang belum diterima : 16</text:p>
          </table:table-cell>
          <table:table-cell table:number-columns-repeated="3"/>
          <table:table-cell office:value-type="string" calcext:value-type="string">
            <text:p>Dashboard.vue:219 tumpukan yang belum diterima : 16</text:p>
          </table:table-cell>
          <table:table-cell office:value-type="string" calcext:value-type="string">
            <text:p>Dashboard.vue:212 708</text:p>
          </table:table-cell>
          <table:table-cell office:value-type="string" calcext:value-type="string">
            <text:p>Dashboard.vue:212 934</text:p>
          </table:table-cell>
          <table:table-cell office:value-type="string" calcext:value-type="string">
            <text:p>Dashboard.vue:212 605</text:p>
          </table:table-cell>
          <table:table-cell table:number-columns-repeated="3"/>
          <table:table-cell office:value-type="string" calcext:value-type="string">
            <text:p>Dashboard.vue:212 544</text:p>
          </table:table-cell>
          <table:table-cell office:value-type="string" calcext:value-type="string">
            <text:p>Dashboard.vue:212 932</text:p>
          </table:table-cell>
          <table:table-cell office:value-type="string" calcext:value-type="string">
            <text:p>Dashboard.vue:212 973</text:p>
          </table:table-cell>
          <table:table-cell office:value-type="string" calcext:value-type="string">
            <text:p>Dashboard.vue:212 981</text:p>
          </table:table-cell>
          <table:table-cell table:number-columns-repeated="3"/>
          <table:table-cell office:value-type="string" calcext:value-type="string">
            <text:p>Dashboard.vue:219 tumpukan yang belum diterima : 0</text:p>
          </table:table-cell>
          <table:table-cell office:value-type="string" calcext:value-type="string">
            <text:p>Dashboard.vue:212 717</text:p>
          </table:table-cell>
          <table:table-cell office:value-type="string" calcext:value-type="string">
            <text:p>Dashboard.vue:212 750</text:p>
          </table:table-cell>
          <table:table-cell office:value-type="string" calcext:value-type="string">
            <text:p>Dashboard.vue:212 51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shboard.vue:212 2019-07-23T14:21:14.288Z</text:p>
          </table:table-cell>
          <table:table-cell office:value-type="string" calcext:value-type="string">
            <text:p>Dashboard.vue:212 2019-07-23T14:21:50.195Z</text:p>
          </table:table-cell>
          <table:table-cell office:value-type="string" calcext:value-type="string">
            <text:p>Dashboard.vue:220 (16) ["2019-07-23T14:22:25.500Z", "2019-07-23T14:22:25.504Z", "2019-07-23T14:22:25.508Z", "2019-07-23T14:22:25.518Z", "2019-07-23T14:22:25.522Z", "2019-07-23T14:22:25.529Z", "2019-07-23T14:22:25.534Z", "2019-07-23T14:22:25.541Z", "2019-07-23T14:22:25.546Z", "2019-07-23T14:22:25.548Z", "2019-07-23T14:22:25.552Z", "2019-07-23T14:22:25.555Z", "2019-07-23T14:22:25.564Z", "2019-07-23T14:22:25.565Z", "2019-07-23T14:22:25.570Z", "2019-07-23T14:22:25.572Z"]</text:p>
          </table:table-cell>
          <table:table-cell table:number-columns-repeated="3"/>
          <table:table-cell office:value-type="string" calcext:value-type="string">
            <text:p>Dashboard.vue:220 (16) ["2019-07-23T14:30:57.849Z", "2019-07-23T14:30:57.861Z", "2019-07-23T14:30:57.884Z", "2019-07-23T14:30:57.914Z", "2019-07-23T14:30:57.954Z", "2019-07-23T14:30:57.962Z", "2019-07-23T14:30:57.969Z", "2019-07-23T14:30:57.978Z", "2019-07-23T14:30:57.989Z", "2019-07-23T14:30:57.998Z", "2019-07-23T14:30:58.009Z", "2019-07-23T14:30:58.018Z", "2019-07-23T14:30:58.029Z", "2019-07-23T14:30:58.039Z", "2019-07-23T14:30:58.048Z", "2019-07-23T14:30:58.059Z"]</text:p>
          </table:table-cell>
          <table:table-cell office:value-type="string" calcext:value-type="string">
            <text:p>Dashboard.vue:212 2019-07-23T14:31:40.000Z</text:p>
          </table:table-cell>
          <table:table-cell office:value-type="string" calcext:value-type="string">
            <text:p>Dashboard.vue:212 2019-07-23T14:32:17.535Z</text:p>
          </table:table-cell>
          <table:table-cell office:value-type="string" calcext:value-type="string">
            <text:p>Dashboard.vue:212 2019-07-23T14:32:59.229Z</text:p>
          </table:table-cell>
          <table:table-cell table:number-columns-repeated="3"/>
          <table:table-cell office:value-type="string" calcext:value-type="string">
            <text:p>Dashboard.vue:212 2019-07-23T14:13:52.775Z</text:p>
          </table:table-cell>
          <table:table-cell office:value-type="string" calcext:value-type="string">
            <text:p>Dashboard.vue:212 2019-07-23T14:14:23.920Z</text:p>
          </table:table-cell>
          <table:table-cell office:value-type="string" calcext:value-type="string">
            <text:p>Dashboard.vue:212 2019-07-23T14:15:16.697Z</text:p>
          </table:table-cell>
          <table:table-cell office:value-type="string" calcext:value-type="string">
            <text:p>Dashboard.vue:212 2019-07-23T14:16:01.970Z</text:p>
          </table:table-cell>
          <table:table-cell table:number-columns-repeated="3"/>
          <table:table-cell office:value-type="string" calcext:value-type="string">
            <text:p>Dashboard.vue:220 []</text:p>
          </table:table-cell>
          <table:table-cell office:value-type="string" calcext:value-type="string">
            <text:p>Dashboard.vue:212 2019-07-23T14:10:54.865Z</text:p>
          </table:table-cell>
          <table:table-cell office:value-type="string" calcext:value-type="string">
            <text:p>Dashboard.vue:212 2019-07-23T14:11:26.588Z</text:p>
          </table:table-cell>
          <table:table-cell office:value-type="string" calcext:value-type="string">
            <text:p>Dashboard.vue:212 2019-07-23T14:12:02.225Z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shboard.vue:219 tumpukan yang belum diterima : 15</text:p>
          </table:table-cell>
          <table:table-cell office:value-type="string" calcext:value-type="string">
            <text:p>Dashboard.vue:219 tumpukan yang belum diterima : 16</text:p>
          </table:table-cell>
          <table:table-cell office:value-type="string" calcext:value-type="string">
            <text:p>Dashboard.vue:212 822</text:p>
          </table:table-cell>
          <table:table-cell table:number-columns-repeated="3"/>
          <table:table-cell office:value-type="string" calcext:value-type="string">
            <text:p>Dashboard.vue:212 708</text:p>
          </table:table-cell>
          <table:table-cell office:value-type="string" calcext:value-type="string">
            <text:p>Dashboard.vue:219 tumpukan yang belum diterima : 15</text:p>
          </table:table-cell>
          <table:table-cell office:value-type="string" calcext:value-type="string">
            <text:p>Dashboard.vue:219 tumpukan yang belum diterima : 16</text:p>
          </table:table-cell>
          <table:table-cell office:value-type="string" calcext:value-type="string">
            <text:p>Dashboard.vue:219 tumpukan yang belum diterima : 15</text:p>
          </table:table-cell>
          <table:table-cell table:number-columns-repeated="3"/>
          <table:table-cell office:value-type="string" calcext:value-type="string">
            <text:p>Dashboard.vue:219 tumpukan yang belum diterima : 7</text:p>
          </table:table-cell>
          <table:table-cell table:number-columns-repeated="3" office:value-type="string" calcext:value-type="string">
            <text:p>Dashboard.vue:219 tumpukan yang belum diterima : 16</text:p>
          </table:table-cell>
          <table:table-cell table:number-columns-repeated="4"/>
          <table:table-cell office:value-type="string" calcext:value-type="string">
            <text:p>Dashboard.vue:212 717</text:p>
          </table:table-cell>
          <table:table-cell table:number-columns-repeated="2" office:value-type="string" calcext:value-type="string">
            <text:p>Dashboard.vue:219 tumpukan yang belum diterima : 1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shboard.vue:220 (15) ["2019-07-23T14:21:14.290Z", "2019-07-23T14:21:14.295Z", "2019-07-23T14:21:14.300Z", "2019-07-23T14:21:14.305Z", "2019-07-23T14:21:14.325Z", "2019-07-23T14:21:14.326Z", "2019-07-23T14:21:14.331Z", "2019-07-23T14:21:14.337Z", "2019-07-23T14:21:14.341Z", "2019-07-23T14:21:14.346Z", "2019-07-23T14:21:14.350Z", "2019-07-23T14:21:14.355Z", "2019-07-23T14:21:14.361Z", "2019-07-23T14:21:14.365Z", "2019-07-23T14:21:14.370Z"]</text:p>
          </table:table-cell>
          <table:table-cell office:value-type="string" calcext:value-type="string">
            <text:p>Dashboard.vue:220 (16) ["2019-07-23T14:21:50.317Z", "2019-07-23T14:21:50.318Z", "2019-07-23T14:21:50.323Z", "2019-07-23T14:21:50.328Z", "2019-07-23T14:21:50.332Z", "2019-07-23T14:21:50.337Z", "2019-07-23T14:21:50.339Z", "2019-07-23T14:21:50.344Z", "2019-07-23T14:21:50.347Z", "2019-07-23T14:21:50.355Z", "2019-07-23T14:21:50.365Z", "2019-07-23T14:21:50.370Z", "2019-07-23T14:21:50.377Z", "2019-07-23T14:21:50.381Z", "2019-07-23T14:21:50.388Z", "2019-07-23T14:21:50.390Z"]</text:p>
          </table:table-cell>
          <table:table-cell office:value-type="string" calcext:value-type="string">
            <text:p>Dashboard.vue:212 2019-07-23T14:22:25.500Z</text:p>
          </table:table-cell>
          <table:table-cell table:number-columns-repeated="3"/>
          <table:table-cell office:value-type="string" calcext:value-type="string">
            <text:p>Dashboard.vue:212 2019-07-23T14:30:57.849Z</text:p>
          </table:table-cell>
          <table:table-cell office:value-type="string" calcext:value-type="string">
            <text:p>Dashboard.vue:220 (15) ["2019-07-23T14:31:40.005Z", "2019-07-23T14:31:40.010Z", "2019-07-23T14:31:40.015Z", "2019-07-23T14:31:40.041Z", "2019-07-23T14:31:40.045Z", "2019-07-23T14:31:40.051Z", "2019-07-23T14:31:40.058Z", "2019-07-23T14:31:40.064Z", "2019-07-23T14:31:40.084Z", "2019-07-23T14:31:40.121Z", "2019-07-23T14:31:40.156Z", "2019-07-23T14:31:40.165Z", "2019-07-23T14:31:40.171Z", "2019-07-23T14:31:40.175Z", "2019-07-23T14:31:40.180Z"]</text:p>
          </table:table-cell>
          <table:table-cell office:value-type="string" calcext:value-type="string">
            <text:p>Dashboard.vue:220 (16) ["2019-07-23T14:32:17.539Z", "2019-07-23T14:32:17.544Z", "2019-07-23T14:32:17.558Z", "2019-07-23T14:32:17.570Z", "2019-07-23T14:32:17.580Z", "2019-07-23T14:32:17.585Z", "2019-07-23T14:32:17.587Z", "2019-07-23T14:32:17.594Z", "2019-07-23T14:32:17.598Z", "2019-07-23T14:32:17.602Z", "2019-07-23T14:32:17.604Z", "2019-07-23T14:32:17.616Z", "2019-07-23T14:32:17.620Z", "2019-07-23T14:32:17.626Z", "2019-07-23T14:32:17.629Z", "2019-07-23T14:32:17.631Z"]</text:p>
          </table:table-cell>
          <table:table-cell office:value-type="string" calcext:value-type="string">
            <text:p>Dashboard.vue:220 (15) ["2019-07-23T14:32:59.231Z", "2019-07-23T14:32:59.239Z", "2019-07-23T14:32:59.243Z", "2019-07-23T14:32:59.250Z", "2019-07-23T14:32:59.252Z", "2019-07-23T14:32:59.257Z", "2019-07-23T14:32:59.264Z", "2019-07-23T14:32:59.315Z", "2019-07-23T14:32:59.319Z", "2019-07-23T14:32:59.323Z", "2019-07-23T14:32:59.329Z", "2019-07-23T14:32:59.333Z", "2019-07-23T14:32:59.335Z", "2019-07-23T14:32:59.348Z", "2019-07-23T14:32:59.352Z"]</text:p>
          </table:table-cell>
          <table:table-cell table:number-columns-repeated="3"/>
          <table:table-cell office:value-type="string" calcext:value-type="string">
            <text:p>Dashboard.vue:220 (7) ["2019-07-23T14:13:52.324Z", "2019-07-23T14:13:52.785Z", "2019-07-23T14:13:52.806Z", "2019-07-23T14:13:52.818Z", "2019-07-23T14:13:52.824Z", "2019-07-23T14:13:52.836Z", "2019-07-23T14:13:52.847Z"]</text:p>
          </table:table-cell>
          <table:table-cell office:value-type="string" calcext:value-type="string">
            <text:p>Dashboard.vue:220 (16) ["2019-07-23T14:14:23.836Z", "2019-07-23T14:14:23.846Z", "2019-07-23T14:14:23.865Z", "2019-07-23T14:14:23.875Z", "2019-07-23T14:14:23.880Z", "2019-07-23T14:14:23.925Z", "2019-07-23T14:14:23.931Z", "2019-07-23T14:14:23.936Z", "2019-07-23T14:14:23.941Z", "2019-07-23T14:14:23.945Z", "2019-07-23T14:14:23.950Z", "2019-07-23T14:14:23.955Z", "2019-07-23T14:14:23.961Z", "2019-07-23T14:14:23.966Z", "2019-07-23T14:14:23.971Z", "2019-07-23T14:14:23.976Z"]</text:p>
          </table:table-cell>
          <table:table-cell office:value-type="string" calcext:value-type="string">
            <text:p>Dashboard.vue:220 (16) ["2019-07-23T14:15:16.614Z", "2019-07-23T14:15:16.625Z", "2019-07-23T14:15:16.635Z", "2019-07-23T14:15:16.638Z", "2019-07-23T14:15:16.649Z", "2019-07-23T14:15:16.661Z", "2019-07-23T14:15:16.673Z", "2019-07-23T14:15:16.702Z", "2019-07-23T14:15:16.704Z", "2019-07-23T14:15:16.709Z", "2019-07-23T14:15:16.713Z", "2019-07-23T14:15:16.718Z", "2019-07-23T14:15:16.721Z", "2019-07-23T14:15:16.725Z", "2019-07-23T14:15:16.729Z", "2019-07-23T14:15:16.733Z"]</text:p>
          </table:table-cell>
          <table:table-cell office:value-type="string" calcext:value-type="string">
            <text:p>Dashboard.vue:220 (16) ["2019-07-23T14:16:01.944Z", "2019-07-23T14:16:01.951Z", "2019-07-23T14:16:01.954Z", "2019-07-23T14:16:01.959Z", "2019-07-23T14:16:02.007Z", "2019-07-23T14:16:02.022Z", "2019-07-23T14:16:02.026Z", "2019-07-23T14:16:02.030Z", "2019-07-23T14:16:02.034Z", "2019-07-23T14:16:02.039Z", "2019-07-23T14:16:02.043Z", "2019-07-23T14:16:02.047Z", "2019-07-23T14:16:02.050Z", "2019-07-23T14:16:02.054Z", "2019-07-23T14:16:02.058Z", "2019-07-23T14:16:02.063Z"]</text:p>
          </table:table-cell>
          <table:table-cell table:number-columns-repeated="4"/>
          <table:table-cell office:value-type="string" calcext:value-type="string">
            <text:p>Dashboard.vue:212 2019-07-23T14:10:54.865Z</text:p>
          </table:table-cell>
          <table:table-cell office:value-type="string" calcext:value-type="string">
            <text:p>Dashboard.vue:220 (16) ["2019-07-23T14:11:26.592Z", "2019-07-23T14:11:26.596Z", "2019-07-23T14:11:26.600Z", "2019-07-23T14:11:26.604Z", "2019-07-23T14:11:26.608Z", "2019-07-23T14:11:26.612Z", "2019-07-23T14:11:26.616Z", "2019-07-23T14:11:26.620Z", "2019-07-23T14:11:26.624Z", "2019-07-23T14:11:26.628Z", "2019-07-23T14:11:26.632Z", "2019-07-23T14:11:26.636Z", "2019-07-23T14:11:26.640Z", "2019-07-23T14:11:26.644Z", "2019-07-23T14:11:26.648Z", "2019-07-23T14:11:26.652Z"]</text:p>
          </table:table-cell>
          <table:table-cell office:value-type="string" calcext:value-type="string">
            <text:p>Dashboard.vue:220 (16) ["2019-07-23T14:12:02.230Z", "2019-07-23T14:12:02.233Z", "2019-07-23T14:12:02.237Z", "2019-07-23T14:12:02.242Z", "2019-07-23T14:12:02.245Z", "2019-07-23T14:12:02.250Z", "2019-07-23T14:12:02.254Z", "2019-07-23T14:12:02.258Z", "2019-07-23T14:12:02.262Z", "2019-07-23T14:12:02.265Z", "2019-07-23T14:12:02.270Z", "2019-07-23T14:12:02.274Z", "2019-07-23T14:12:02.278Z", "2019-07-23T14:12:02.282Z", "2019-07-23T14:12:02.285Z", "2019-07-23T14:12:02.290Z"]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shboard.vue:212 627</text:p>
          </table:table-cell>
          <table:table-cell office:value-type="string" calcext:value-type="string">
            <text:p>Dashboard.vue:212 874</text:p>
          </table:table-cell>
          <table:table-cell office:value-type="string" calcext:value-type="string">
            <text:p>Dashboard.vue:219 tumpukan yang belum diterima : 15</text:p>
          </table:table-cell>
          <table:table-cell table:number-columns-repeated="3"/>
          <table:table-cell office:value-type="string" calcext:value-type="string">
            <text:p>Dashboard.vue:219 tumpukan yang belum diterima : 15</text:p>
          </table:table-cell>
          <table:table-cell office:value-type="string" calcext:value-type="string">
            <text:p>Dashboard.vue:212 710</text:p>
          </table:table-cell>
          <table:table-cell office:value-type="string" calcext:value-type="string">
            <text:p>Dashboard.vue:212 937</text:p>
          </table:table-cell>
          <table:table-cell office:value-type="string" calcext:value-type="string">
            <text:p>Dashboard.vue:212 610</text:p>
          </table:table-cell>
          <table:table-cell table:number-columns-repeated="3"/>
          <table:table-cell office:value-type="string" calcext:value-type="string">
            <text:p>Dashboard.vue:212 593</text:p>
          </table:table-cell>
          <table:table-cell office:value-type="string" calcext:value-type="string">
            <text:p>Dashboard.vue:212 934</text:p>
          </table:table-cell>
          <table:table-cell office:value-type="string" calcext:value-type="string">
            <text:p>Dashboard.vue:212 986</text:p>
          </table:table-cell>
          <table:table-cell office:value-type="string" calcext:value-type="string">
            <text:p>Dashboard.vue:212 945</text:p>
          </table:table-cell>
          <table:table-cell table:number-columns-repeated="4"/>
          <table:table-cell office:value-type="string" calcext:value-type="string">
            <text:p>Dashboard.vue:219 tumpukan yang belum diterima : 9</text:p>
          </table:table-cell>
          <table:table-cell office:value-type="string" calcext:value-type="string">
            <text:p>Dashboard.vue:212 752</text:p>
          </table:table-cell>
          <table:table-cell office:value-type="string" calcext:value-type="string">
            <text:p>Dashboard.vue:212 51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shboard.vue:212 2019-07-23T14:21:14.290Z</text:p>
          </table:table-cell>
          <table:table-cell office:value-type="string" calcext:value-type="string">
            <text:p>Dashboard.vue:212 2019-07-23T14:21:50.317Z</text:p>
          </table:table-cell>
          <table:table-cell office:value-type="string" calcext:value-type="string">
            <text:p>Dashboard.vue:220 (15) ["2019-07-23T14:22:25.504Z", "2019-07-23T14:22:25.508Z", "2019-07-23T14:22:25.518Z", "2019-07-23T14:22:25.522Z", "2019-07-23T14:22:25.529Z", "2019-07-23T14:22:25.534Z", "2019-07-23T14:22:25.541Z", "2019-07-23T14:22:25.546Z", "2019-07-23T14:22:25.548Z", "2019-07-23T14:22:25.552Z", "2019-07-23T14:22:25.555Z", "2019-07-23T14:22:25.564Z", "2019-07-23T14:22:25.565Z", "2019-07-23T14:22:25.570Z", "2019-07-23T14:22:25.572Z"]</text:p>
          </table:table-cell>
          <table:table-cell table:number-columns-repeated="3"/>
          <table:table-cell office:value-type="string" calcext:value-type="string">
            <text:p>Dashboard.vue:220 (15) ["2019-07-23T14:30:57.861Z", "2019-07-23T14:30:57.884Z", "2019-07-23T14:30:57.914Z", "2019-07-23T14:30:57.954Z", "2019-07-23T14:30:57.962Z", "2019-07-23T14:30:57.969Z", "2019-07-23T14:30:57.978Z", "2019-07-23T14:30:57.989Z", "2019-07-23T14:30:57.998Z", "2019-07-23T14:30:58.009Z", "2019-07-23T14:30:58.018Z", "2019-07-23T14:30:58.029Z", "2019-07-23T14:30:58.039Z", "2019-07-23T14:30:58.048Z", "2019-07-23T14:30:58.059Z"]</text:p>
          </table:table-cell>
          <table:table-cell office:value-type="string" calcext:value-type="string">
            <text:p>Dashboard.vue:212 2019-07-23T14:31:40.005Z</text:p>
          </table:table-cell>
          <table:table-cell office:value-type="string" calcext:value-type="string">
            <text:p>Dashboard.vue:212 2019-07-23T14:32:17.539Z</text:p>
          </table:table-cell>
          <table:table-cell office:value-type="string" calcext:value-type="string">
            <text:p>Dashboard.vue:212 2019-07-23T14:32:59.231Z</text:p>
          </table:table-cell>
          <table:table-cell table:number-columns-repeated="3"/>
          <table:table-cell office:value-type="string" calcext:value-type="string">
            <text:p>Dashboard.vue:212 2019-07-23T14:13:52.785Z</text:p>
          </table:table-cell>
          <table:table-cell office:value-type="string" calcext:value-type="string">
            <text:p>Dashboard.vue:212 2019-07-23T14:14:23.925Z</text:p>
          </table:table-cell>
          <table:table-cell office:value-type="string" calcext:value-type="string">
            <text:p>Dashboard.vue:212 2019-07-23T14:15:16.702Z</text:p>
          </table:table-cell>
          <table:table-cell office:value-type="string" calcext:value-type="string">
            <text:p>Dashboard.vue:212 2019-07-23T14:16:02.026Z</text:p>
          </table:table-cell>
          <table:table-cell table:number-columns-repeated="4"/>
          <table:table-cell office:value-type="string" calcext:value-type="string">
            <text:p>Dashboard.vue:220 (9) ["2019-07-23T14:10:54.871Z", "2019-07-23T14:10:54.875Z", "2019-07-23T14:10:54.881Z", "2019-07-23T14:10:54.886Z", "2019-07-23T14:10:54.899Z", "2019-07-23T14:10:54.901Z", "2019-07-23T14:10:54.944Z", "2019-07-23T14:10:54.945Z", "2019-07-23T14:10:54.951Z"]</text:p>
          </table:table-cell>
          <table:table-cell office:value-type="string" calcext:value-type="string">
            <text:p>Dashboard.vue:212 2019-07-23T14:11:26.592Z</text:p>
          </table:table-cell>
          <table:table-cell office:value-type="string" calcext:value-type="string">
            <text:p>Dashboard.vue:212 2019-07-23T14:12:02.230Z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shboard.vue:219 tumpukan yang belum diterima : 14</text:p>
          </table:table-cell>
          <table:table-cell office:value-type="string" calcext:value-type="string">
            <text:p>Dashboard.vue:219 tumpukan yang belum diterima : 15</text:p>
          </table:table-cell>
          <table:table-cell office:value-type="string" calcext:value-type="string">
            <text:p>Dashboard.vue:212 825</text:p>
          </table:table-cell>
          <table:table-cell table:number-columns-repeated="3"/>
          <table:table-cell office:value-type="string" calcext:value-type="string">
            <text:p>Dashboard.vue:212 702</text:p>
          </table:table-cell>
          <table:table-cell office:value-type="string" calcext:value-type="string">
            <text:p>Dashboard.vue:219 tumpukan yang belum diterima : 14</text:p>
          </table:table-cell>
          <table:table-cell office:value-type="string" calcext:value-type="string">
            <text:p>Dashboard.vue:219 tumpukan yang belum diterima : 15</text:p>
          </table:table-cell>
          <table:table-cell office:value-type="string" calcext:value-type="string">
            <text:p>Dashboard.vue:219 tumpukan yang belum diterima : 14</text:p>
          </table:table-cell>
          <table:table-cell table:number-columns-repeated="3"/>
          <table:table-cell office:value-type="string" calcext:value-type="string">
            <text:p>Dashboard.vue:219 tumpukan yang belum diterima : 6</text:p>
          </table:table-cell>
          <table:table-cell table:number-columns-repeated="3" office:value-type="string" calcext:value-type="string">
            <text:p>Dashboard.vue:219 tumpukan yang belum diterima : 15</text:p>
          </table:table-cell>
          <table:table-cell table:number-columns-repeated="4"/>
          <table:table-cell office:value-type="string" calcext:value-type="string">
            <text:p>Dashboard.vue:219 tumpukan yang belum diterima : 9</text:p>
          </table:table-cell>
          <table:table-cell table:number-columns-repeated="2" office:value-type="string" calcext:value-type="string">
            <text:p>Dashboard.vue:219 tumpukan yang belum diterima : 1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shboard.vue:220 (14) ["2019-07-23T14:21:14.295Z", "2019-07-23T14:21:14.300Z", "2019-07-23T14:21:14.305Z", "2019-07-23T14:21:14.325Z", "2019-07-23T14:21:14.326Z", "2019-07-23T14:21:14.331Z", "2019-07-23T14:21:14.337Z", "2019-07-23T14:21:14.341Z", "2019-07-23T14:21:14.346Z", "2019-07-23T14:21:14.350Z", "2019-07-23T14:21:14.355Z", "2019-07-23T14:21:14.361Z", "2019-07-23T14:21:14.365Z", "2019-07-23T14:21:14.370Z"]</text:p>
          </table:table-cell>
          <table:table-cell office:value-type="string" calcext:value-type="string">
            <text:p>Dashboard.vue:220 (15) ["2019-07-23T14:21:50.318Z", "2019-07-23T14:21:50.323Z", "2019-07-23T14:21:50.328Z", "2019-07-23T14:21:50.332Z", "2019-07-23T14:21:50.337Z", "2019-07-23T14:21:50.339Z", "2019-07-23T14:21:50.344Z", "2019-07-23T14:21:50.347Z", "2019-07-23T14:21:50.355Z", "2019-07-23T14:21:50.365Z", "2019-07-23T14:21:50.370Z", "2019-07-23T14:21:50.377Z", "2019-07-23T14:21:50.381Z", "2019-07-23T14:21:50.388Z", "2019-07-23T14:21:50.390Z"]</text:p>
          </table:table-cell>
          <table:table-cell office:value-type="string" calcext:value-type="string">
            <text:p>Dashboard.vue:212 2019-07-23T14:22:25.504Z</text:p>
          </table:table-cell>
          <table:table-cell table:number-columns-repeated="3"/>
          <table:table-cell office:value-type="string" calcext:value-type="string">
            <text:p>Dashboard.vue:212 2019-07-23T14:30:57.861Z</text:p>
          </table:table-cell>
          <table:table-cell office:value-type="string" calcext:value-type="string">
            <text:p>Dashboard.vue:220 (14) ["2019-07-23T14:31:40.010Z", "2019-07-23T14:31:40.015Z", "2019-07-23T14:31:40.041Z", "2019-07-23T14:31:40.045Z", "2019-07-23T14:31:40.051Z", "2019-07-23T14:31:40.058Z", "2019-07-23T14:31:40.064Z", "2019-07-23T14:31:40.084Z", "2019-07-23T14:31:40.121Z", "2019-07-23T14:31:40.156Z", "2019-07-23T14:31:40.165Z", "2019-07-23T14:31:40.171Z", "2019-07-23T14:31:40.175Z", "2019-07-23T14:31:40.180Z"]</text:p>
          </table:table-cell>
          <table:table-cell office:value-type="string" calcext:value-type="string">
            <text:p>Dashboard.vue:220 (15) ["2019-07-23T14:32:17.544Z", "2019-07-23T14:32:17.558Z", "2019-07-23T14:32:17.570Z", "2019-07-23T14:32:17.580Z", "2019-07-23T14:32:17.585Z", "2019-07-23T14:32:17.587Z", "2019-07-23T14:32:17.594Z", "2019-07-23T14:32:17.598Z", "2019-07-23T14:32:17.602Z", "2019-07-23T14:32:17.604Z", "2019-07-23T14:32:17.616Z", "2019-07-23T14:32:17.620Z", "2019-07-23T14:32:17.626Z", "2019-07-23T14:32:17.629Z", "2019-07-23T14:32:17.631Z"]</text:p>
          </table:table-cell>
          <table:table-cell office:value-type="string" calcext:value-type="string">
            <text:p>Dashboard.vue:220 (14) ["2019-07-23T14:32:59.239Z", "2019-07-23T14:32:59.243Z", "2019-07-23T14:32:59.250Z", "2019-07-23T14:32:59.252Z", "2019-07-23T14:32:59.257Z", "2019-07-23T14:32:59.264Z", "2019-07-23T14:32:59.315Z", "2019-07-23T14:32:59.319Z", "2019-07-23T14:32:59.323Z", "2019-07-23T14:32:59.329Z", "2019-07-23T14:32:59.333Z", "2019-07-23T14:32:59.335Z", "2019-07-23T14:32:59.348Z", "2019-07-23T14:32:59.352Z"]</text:p>
          </table:table-cell>
          <table:table-cell table:number-columns-repeated="3"/>
          <table:table-cell office:value-type="string" calcext:value-type="string">
            <text:p>Dashboard.vue:220 (6) ["2019-07-23T14:13:52.324Z", "2019-07-23T14:13:52.806Z", "2019-07-23T14:13:52.818Z", "2019-07-23T14:13:52.824Z", "2019-07-23T14:13:52.836Z", "2019-07-23T14:13:52.847Z"]</text:p>
          </table:table-cell>
          <table:table-cell office:value-type="string" calcext:value-type="string">
            <text:p>Dashboard.vue:220 (15) ["2019-07-23T14:14:23.836Z", "2019-07-23T14:14:23.846Z", "2019-07-23T14:14:23.865Z", "2019-07-23T14:14:23.875Z", "2019-07-23T14:14:23.880Z", "2019-07-23T14:14:23.931Z", "2019-07-23T14:14:23.936Z", "2019-07-23T14:14:23.941Z", "2019-07-23T14:14:23.945Z", "2019-07-23T14:14:23.950Z", "2019-07-23T14:14:23.955Z", "2019-07-23T14:14:23.961Z", "2019-07-23T14:14:23.966Z", "2019-07-23T14:14:23.971Z", "2019-07-23T14:14:23.976Z"]</text:p>
          </table:table-cell>
          <table:table-cell office:value-type="string" calcext:value-type="string">
            <text:p>Dashboard.vue:220 (15) ["2019-07-23T14:15:16.614Z", "2019-07-23T14:15:16.625Z", "2019-07-23T14:15:16.635Z", "2019-07-23T14:15:16.638Z", "2019-07-23T14:15:16.649Z", "2019-07-23T14:15:16.661Z", "2019-07-23T14:15:16.673Z", "2019-07-23T14:15:16.704Z", "2019-07-23T14:15:16.709Z", "2019-07-23T14:15:16.713Z", "2019-07-23T14:15:16.718Z", "2019-07-23T14:15:16.721Z", "2019-07-23T14:15:16.725Z", "2019-07-23T14:15:16.729Z", "2019-07-23T14:15:16.733Z"]</text:p>
          </table:table-cell>
          <table:table-cell office:value-type="string" calcext:value-type="string">
            <text:p>Dashboard.vue:220 (15) ["2019-07-23T14:16:01.944Z", "2019-07-23T14:16:01.951Z", "2019-07-23T14:16:01.954Z", "2019-07-23T14:16:01.959Z", "2019-07-23T14:16:02.007Z", "2019-07-23T14:16:02.022Z", "2019-07-23T14:16:02.030Z", "2019-07-23T14:16:02.034Z", "2019-07-23T14:16:02.039Z", "2019-07-23T14:16:02.043Z", "2019-07-23T14:16:02.047Z", "2019-07-23T14:16:02.050Z", "2019-07-23T14:16:02.054Z", "2019-07-23T14:16:02.058Z", "2019-07-23T14:16:02.063Z"]</text:p>
          </table:table-cell>
          <table:table-cell table:number-columns-repeated="4"/>
          <table:table-cell office:value-type="string" calcext:value-type="string">
            <text:p>Dashboard.vue:220 (9) ["2019-07-23T14:10:54.871Z", "2019-07-23T14:10:54.875Z", "2019-07-23T14:10:54.881Z", "2019-07-23T14:10:54.886Z", "2019-07-23T14:10:54.899Z", "2019-07-23T14:10:54.901Z", "2019-07-23T14:10:54.944Z", "2019-07-23T14:10:54.945Z", "2019-07-23T14:10:54.951Z"]</text:p>
          </table:table-cell>
          <table:table-cell office:value-type="string" calcext:value-type="string">
            <text:p>Dashboard.vue:220 (15) ["2019-07-23T14:11:26.596Z", "2019-07-23T14:11:26.600Z", "2019-07-23T14:11:26.604Z", "2019-07-23T14:11:26.608Z", "2019-07-23T14:11:26.612Z", "2019-07-23T14:11:26.616Z", "2019-07-23T14:11:26.620Z", "2019-07-23T14:11:26.624Z", "2019-07-23T14:11:26.628Z", "2019-07-23T14:11:26.632Z", "2019-07-23T14:11:26.636Z", "2019-07-23T14:11:26.640Z", "2019-07-23T14:11:26.644Z", "2019-07-23T14:11:26.648Z", "2019-07-23T14:11:26.652Z"]</text:p>
          </table:table-cell>
          <table:table-cell office:value-type="string" calcext:value-type="string">
            <text:p>Dashboard.vue:220 (15) ["2019-07-23T14:12:02.233Z", "2019-07-23T14:12:02.237Z", "2019-07-23T14:12:02.242Z", "2019-07-23T14:12:02.245Z", "2019-07-23T14:12:02.250Z", "2019-07-23T14:12:02.254Z", "2019-07-23T14:12:02.258Z", "2019-07-23T14:12:02.262Z", "2019-07-23T14:12:02.265Z", "2019-07-23T14:12:02.270Z", "2019-07-23T14:12:02.274Z", "2019-07-23T14:12:02.278Z", "2019-07-23T14:12:02.282Z", "2019-07-23T14:12:02.285Z", "2019-07-23T14:12:02.290Z"]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shboard.vue:212 652</text:p>
          </table:table-cell>
          <table:table-cell office:value-type="string" calcext:value-type="string">
            <text:p>Dashboard.vue:212 878</text:p>
          </table:table-cell>
          <table:table-cell office:value-type="string" calcext:value-type="string">
            <text:p>Dashboard.vue:219 tumpukan yang belum diterima : 14</text:p>
          </table:table-cell>
          <table:table-cell table:number-columns-repeated="3"/>
          <table:table-cell office:value-type="string" calcext:value-type="string">
            <text:p>Dashboard.vue:219 tumpukan yang belum diterima : 14</text:p>
          </table:table-cell>
          <table:table-cell office:value-type="string" calcext:value-type="string">
            <text:p>Dashboard.vue:212 710</text:p>
          </table:table-cell>
          <table:table-cell office:value-type="string" calcext:value-type="string">
            <text:p>Dashboard.vue:212 939</text:p>
          </table:table-cell>
          <table:table-cell office:value-type="string" calcext:value-type="string">
            <text:p>Dashboard.vue:212 608</text:p>
          </table:table-cell>
          <table:table-cell table:number-columns-repeated="3"/>
          <table:table-cell office:value-type="string" calcext:value-type="string">
            <text:p>Dashboard.vue:212 577</text:p>
          </table:table-cell>
          <table:table-cell office:value-type="string" calcext:value-type="string">
            <text:p>Dashboard.vue:212 938</text:p>
          </table:table-cell>
          <table:table-cell office:value-type="string" calcext:value-type="string">
            <text:p>Dashboard.vue:212 1013</text:p>
          </table:table-cell>
          <table:table-cell office:value-type="string" calcext:value-type="string">
            <text:p>Dashboard.vue:212 956</text:p>
          </table:table-cell>
          <table:table-cell table:number-columns-repeated="4"/>
          <table:table-cell office:value-type="string" calcext:value-type="string">
            <text:p>Dashboard.vue:212 723</text:p>
          </table:table-cell>
          <table:table-cell office:value-type="string" calcext:value-type="string">
            <text:p>Dashboard.vue:212 754</text:p>
          </table:table-cell>
          <table:table-cell office:value-type="string" calcext:value-type="string">
            <text:p>Dashboard.vue:212 51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shboard.vue:212 2019-07-23T14:21:14.295Z</text:p>
          </table:table-cell>
          <table:table-cell office:value-type="string" calcext:value-type="string">
            <text:p>Dashboard.vue:212 2019-07-23T14:21:50.318Z</text:p>
          </table:table-cell>
          <table:table-cell office:value-type="string" calcext:value-type="string">
            <text:p>Dashboard.vue:220 (14) ["2019-07-23T14:22:25.508Z", "2019-07-23T14:22:25.518Z", "2019-07-23T14:22:25.522Z", "2019-07-23T14:22:25.529Z", "2019-07-23T14:22:25.534Z", "2019-07-23T14:22:25.541Z", "2019-07-23T14:22:25.546Z", "2019-07-23T14:22:25.548Z", "2019-07-23T14:22:25.552Z", "2019-07-23T14:22:25.555Z", "2019-07-23T14:22:25.564Z", "2019-07-23T14:22:25.565Z", "2019-07-23T14:22:25.570Z", "2019-07-23T14:22:25.572Z"]</text:p>
          </table:table-cell>
          <table:table-cell table:number-columns-repeated="3"/>
          <table:table-cell office:value-type="string" calcext:value-type="string">
            <text:p>Dashboard.vue:220 (14) ["2019-07-23T14:30:57.884Z", "2019-07-23T14:30:57.914Z", "2019-07-23T14:30:57.954Z", "2019-07-23T14:30:57.962Z", "2019-07-23T14:30:57.969Z", "2019-07-23T14:30:57.978Z", "2019-07-23T14:30:57.989Z", "2019-07-23T14:30:57.998Z", "2019-07-23T14:30:58.009Z", "2019-07-23T14:30:58.018Z", "2019-07-23T14:30:58.029Z", "2019-07-23T14:30:58.039Z", "2019-07-23T14:30:58.048Z", "2019-07-23T14:30:58.059Z"]</text:p>
          </table:table-cell>
          <table:table-cell office:value-type="string" calcext:value-type="string">
            <text:p>Dashboard.vue:212 2019-07-23T14:31:40.010Z</text:p>
          </table:table-cell>
          <table:table-cell office:value-type="string" calcext:value-type="string">
            <text:p>Dashboard.vue:212 2019-07-23T14:32:17.544Z</text:p>
          </table:table-cell>
          <table:table-cell office:value-type="string" calcext:value-type="string">
            <text:p>Dashboard.vue:212 2019-07-23T14:32:59.239Z</text:p>
          </table:table-cell>
          <table:table-cell table:number-columns-repeated="3"/>
          <table:table-cell office:value-type="string" calcext:value-type="string">
            <text:p>Dashboard.vue:212 2019-07-23T14:13:52.806Z</text:p>
          </table:table-cell>
          <table:table-cell office:value-type="string" calcext:value-type="string">
            <text:p>Dashboard.vue:212 2019-07-23T14:14:23.931Z</text:p>
          </table:table-cell>
          <table:table-cell office:value-type="string" calcext:value-type="string">
            <text:p>Dashboard.vue:212 2019-07-23T14:15:16.704Z</text:p>
          </table:table-cell>
          <table:table-cell office:value-type="string" calcext:value-type="string">
            <text:p>Dashboard.vue:212 2019-07-23T14:16:02.030Z</text:p>
          </table:table-cell>
          <table:table-cell table:number-columns-repeated="4"/>
          <table:table-cell office:value-type="string" calcext:value-type="string">
            <text:p>Dashboard.vue:212 2019-07-23T14:10:54.871Z</text:p>
          </table:table-cell>
          <table:table-cell office:value-type="string" calcext:value-type="string">
            <text:p>Dashboard.vue:212 2019-07-23T14:11:26.596Z</text:p>
          </table:table-cell>
          <table:table-cell office:value-type="string" calcext:value-type="string">
            <text:p>Dashboard.vue:212 2019-07-23T14:12:02.233Z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shboard.vue:219 tumpukan yang belum diterima : 13</text:p>
          </table:table-cell>
          <table:table-cell office:value-type="string" calcext:value-type="string">
            <text:p>Dashboard.vue:219 tumpukan yang belum diterima : 14</text:p>
          </table:table-cell>
          <table:table-cell office:value-type="string" calcext:value-type="string">
            <text:p>Dashboard.vue:212 828</text:p>
          </table:table-cell>
          <table:table-cell table:number-columns-repeated="3"/>
          <table:table-cell office:value-type="string" calcext:value-type="string">
            <text:p>Dashboard.vue:212 684</text:p>
          </table:table-cell>
          <table:table-cell office:value-type="string" calcext:value-type="string">
            <text:p>Dashboard.vue:219 tumpukan yang belum diterima : 13</text:p>
          </table:table-cell>
          <table:table-cell office:value-type="string" calcext:value-type="string">
            <text:p>Dashboard.vue:219 tumpukan yang belum diterima : 14</text:p>
          </table:table-cell>
          <table:table-cell office:value-type="string" calcext:value-type="string">
            <text:p>Dashboard.vue:219 tumpukan yang belum diterima : 13</text:p>
          </table:table-cell>
          <table:table-cell table:number-columns-repeated="3"/>
          <table:table-cell office:value-type="string" calcext:value-type="string">
            <text:p>Dashboard.vue:219 tumpukan yang belum diterima : 5</text:p>
          </table:table-cell>
          <table:table-cell table:number-columns-repeated="3" office:value-type="string" calcext:value-type="string">
            <text:p>Dashboard.vue:219 tumpukan yang belum diterima : 14</text:p>
          </table:table-cell>
          <table:table-cell table:number-columns-repeated="4"/>
          <table:table-cell office:value-type="string" calcext:value-type="string">
            <text:p>Dashboard.vue:219 tumpukan yang belum diterima : 8</text:p>
          </table:table-cell>
          <table:table-cell table:number-columns-repeated="2" office:value-type="string" calcext:value-type="string">
            <text:p>Dashboard.vue:219 tumpukan yang belum diterima : 1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shboard.vue:220 (13) ["2019-07-23T14:21:14.300Z", "2019-07-23T14:21:14.305Z", "2019-07-23T14:21:14.325Z", "2019-07-23T14:21:14.326Z", "2019-07-23T14:21:14.331Z", "2019-07-23T14:21:14.337Z", "2019-07-23T14:21:14.341Z", "2019-07-23T14:21:14.346Z", "2019-07-23T14:21:14.350Z", "2019-07-23T14:21:14.355Z", "2019-07-23T14:21:14.361Z", "2019-07-23T14:21:14.365Z", "2019-07-23T14:21:14.370Z"]</text:p>
          </table:table-cell>
          <table:table-cell office:value-type="string" calcext:value-type="string">
            <text:p>Dashboard.vue:220 (14) ["2019-07-23T14:21:50.323Z", "2019-07-23T14:21:50.328Z", "2019-07-23T14:21:50.332Z", "2019-07-23T14:21:50.337Z", "2019-07-23T14:21:50.339Z", "2019-07-23T14:21:50.344Z", "2019-07-23T14:21:50.347Z", "2019-07-23T14:21:50.355Z", "2019-07-23T14:21:50.365Z", "2019-07-23T14:21:50.370Z", "2019-07-23T14:21:50.377Z", "2019-07-23T14:21:50.381Z", "2019-07-23T14:21:50.388Z", "2019-07-23T14:21:50.390Z"]</text:p>
          </table:table-cell>
          <table:table-cell office:value-type="string" calcext:value-type="string">
            <text:p>Dashboard.vue:212 2019-07-23T14:22:25.508Z</text:p>
          </table:table-cell>
          <table:table-cell table:number-columns-repeated="3"/>
          <table:table-cell office:value-type="string" calcext:value-type="string">
            <text:p>Dashboard.vue:212 2019-07-23T14:30:57.884Z</text:p>
          </table:table-cell>
          <table:table-cell office:value-type="string" calcext:value-type="string">
            <text:p>Dashboard.vue:220 (13) ["2019-07-23T14:31:40.015Z", "2019-07-23T14:31:40.041Z", "2019-07-23T14:31:40.045Z", "2019-07-23T14:31:40.051Z", "2019-07-23T14:31:40.058Z", "2019-07-23T14:31:40.064Z", "2019-07-23T14:31:40.084Z", "2019-07-23T14:31:40.121Z", "2019-07-23T14:31:40.156Z", "2019-07-23T14:31:40.165Z", "2019-07-23T14:31:40.171Z", "2019-07-23T14:31:40.175Z", "2019-07-23T14:31:40.180Z"]</text:p>
          </table:table-cell>
          <table:table-cell office:value-type="string" calcext:value-type="string">
            <text:p>Dashboard.vue:220 (14) ["2019-07-23T14:32:17.558Z", "2019-07-23T14:32:17.570Z", "2019-07-23T14:32:17.580Z", "2019-07-23T14:32:17.585Z", "2019-07-23T14:32:17.587Z", "2019-07-23T14:32:17.594Z", "2019-07-23T14:32:17.598Z", "2019-07-23T14:32:17.602Z", "2019-07-23T14:32:17.604Z", "2019-07-23T14:32:17.616Z", "2019-07-23T14:32:17.620Z", "2019-07-23T14:32:17.626Z", "2019-07-23T14:32:17.629Z", "2019-07-23T14:32:17.631Z"]</text:p>
          </table:table-cell>
          <table:table-cell office:value-type="string" calcext:value-type="string">
            <text:p>Dashboard.vue:220 (13) ["2019-07-23T14:32:59.243Z", "2019-07-23T14:32:59.250Z", "2019-07-23T14:32:59.252Z", "2019-07-23T14:32:59.257Z", "2019-07-23T14:32:59.264Z", "2019-07-23T14:32:59.315Z", "2019-07-23T14:32:59.319Z", "2019-07-23T14:32:59.323Z", "2019-07-23T14:32:59.329Z", "2019-07-23T14:32:59.333Z", "2019-07-23T14:32:59.335Z", "2019-07-23T14:32:59.348Z", "2019-07-23T14:32:59.352Z"]</text:p>
          </table:table-cell>
          <table:table-cell table:number-columns-repeated="3"/>
          <table:table-cell office:value-type="string" calcext:value-type="string">
            <text:p>Dashboard.vue:220 (5) ["2019-07-23T14:13:52.324Z", "2019-07-23T14:13:52.818Z", "2019-07-23T14:13:52.824Z", "2019-07-23T14:13:52.836Z", "2019-07-23T14:13:52.847Z"]</text:p>
          </table:table-cell>
          <table:table-cell office:value-type="string" calcext:value-type="string">
            <text:p>Dashboard.vue:220 (14) ["2019-07-23T14:14:23.836Z", "2019-07-23T14:14:23.846Z", "2019-07-23T14:14:23.865Z", "2019-07-23T14:14:23.875Z", "2019-07-23T14:14:23.880Z", "2019-07-23T14:14:23.936Z", "2019-07-23T14:14:23.941Z", "2019-07-23T14:14:23.945Z", "2019-07-23T14:14:23.950Z", "2019-07-23T14:14:23.955Z", "2019-07-23T14:14:23.961Z", "2019-07-23T14:14:23.966Z", "2019-07-23T14:14:23.971Z", "2019-07-23T14:14:23.976Z"]</text:p>
          </table:table-cell>
          <table:table-cell office:value-type="string" calcext:value-type="string">
            <text:p>Dashboard.vue:220 (14) ["2019-07-23T14:15:16.614Z", "2019-07-23T14:15:16.625Z", "2019-07-23T14:15:16.635Z", "2019-07-23T14:15:16.638Z", "2019-07-23T14:15:16.649Z", "2019-07-23T14:15:16.661Z", "2019-07-23T14:15:16.673Z", "2019-07-23T14:15:16.709Z", "2019-07-23T14:15:16.713Z", "2019-07-23T14:15:16.718Z", "2019-07-23T14:15:16.721Z", "2019-07-23T14:15:16.725Z", "2019-07-23T14:15:16.729Z", "2019-07-23T14:15:16.733Z"]</text:p>
          </table:table-cell>
          <table:table-cell office:value-type="string" calcext:value-type="string">
            <text:p>Dashboard.vue:220 (14) ["2019-07-23T14:16:01.944Z", "2019-07-23T14:16:01.951Z", "2019-07-23T14:16:01.954Z", "2019-07-23T14:16:01.959Z", "2019-07-23T14:16:02.007Z", "2019-07-23T14:16:02.022Z", "2019-07-23T14:16:02.034Z", "2019-07-23T14:16:02.039Z", "2019-07-23T14:16:02.043Z", "2019-07-23T14:16:02.047Z", "2019-07-23T14:16:02.050Z", "2019-07-23T14:16:02.054Z", "2019-07-23T14:16:02.058Z", "2019-07-23T14:16:02.063Z"]</text:p>
          </table:table-cell>
          <table:table-cell table:number-columns-repeated="4"/>
          <table:table-cell office:value-type="string" calcext:value-type="string">
            <text:p>Dashboard.vue:220 (8) ["2019-07-23T14:10:54.875Z", "2019-07-23T14:10:54.881Z", "2019-07-23T14:10:54.886Z", "2019-07-23T14:10:54.899Z", "2019-07-23T14:10:54.901Z", "2019-07-23T14:10:54.944Z", "2019-07-23T14:10:54.945Z", "2019-07-23T14:10:54.951Z"]</text:p>
          </table:table-cell>
          <table:table-cell office:value-type="string" calcext:value-type="string">
            <text:p>Dashboard.vue:220 (14) ["2019-07-23T14:11:26.600Z", "2019-07-23T14:11:26.604Z", "2019-07-23T14:11:26.608Z", "2019-07-23T14:11:26.612Z", "2019-07-23T14:11:26.616Z", "2019-07-23T14:11:26.620Z", "2019-07-23T14:11:26.624Z", "2019-07-23T14:11:26.628Z", "2019-07-23T14:11:26.632Z", "2019-07-23T14:11:26.636Z", "2019-07-23T14:11:26.640Z", "2019-07-23T14:11:26.644Z", "2019-07-23T14:11:26.648Z", "2019-07-23T14:11:26.652Z"]</text:p>
          </table:table-cell>
          <table:table-cell office:value-type="string" calcext:value-type="string">
            <text:p>Dashboard.vue:220 (14) ["2019-07-23T14:12:02.237Z", "2019-07-23T14:12:02.242Z", "2019-07-23T14:12:02.245Z", "2019-07-23T14:12:02.250Z", "2019-07-23T14:12:02.254Z", "2019-07-23T14:12:02.258Z", "2019-07-23T14:12:02.262Z", "2019-07-23T14:12:02.265Z", "2019-07-23T14:12:02.270Z", "2019-07-23T14:12:02.274Z", "2019-07-23T14:12:02.278Z", "2019-07-23T14:12:02.282Z", "2019-07-23T14:12:02.285Z", "2019-07-23T14:12:02.290Z"]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shboard.vue:212 655</text:p>
          </table:table-cell>
          <table:table-cell office:value-type="string" calcext:value-type="string">
            <text:p>Dashboard.vue:212 880</text:p>
          </table:table-cell>
          <table:table-cell office:value-type="string" calcext:value-type="string">
            <text:p>Dashboard.vue:219 tumpukan yang belum diterima : 13</text:p>
          </table:table-cell>
          <table:table-cell table:number-columns-repeated="3"/>
          <table:table-cell office:value-type="string" calcext:value-type="string">
            <text:p>Dashboard.vue:219 tumpukan yang belum diterima : 13</text:p>
          </table:table-cell>
          <table:table-cell office:value-type="string" calcext:value-type="string">
            <text:p>Dashboard.vue:212 710</text:p>
          </table:table-cell>
          <table:table-cell office:value-type="string" calcext:value-type="string">
            <text:p>Dashboard.vue:212 933</text:p>
          </table:table-cell>
          <table:table-cell office:value-type="string" calcext:value-type="string">
            <text:p>Dashboard.vue:212 611</text:p>
          </table:table-cell>
          <table:table-cell table:number-columns-repeated="3"/>
          <table:table-cell office:value-type="string" calcext:value-type="string">
            <text:p>Dashboard.vue:212 571</text:p>
          </table:table-cell>
          <table:table-cell office:value-type="string" calcext:value-type="string">
            <text:p>Dashboard.vue:212 946</text:p>
          </table:table-cell>
          <table:table-cell office:value-type="string" calcext:value-type="string">
            <text:p>Dashboard.vue:212 1031</text:p>
          </table:table-cell>
          <table:table-cell office:value-type="string" calcext:value-type="string">
            <text:p>Dashboard.vue:212 961</text:p>
          </table:table-cell>
          <table:table-cell table:number-columns-repeated="4"/>
          <table:table-cell office:value-type="string" calcext:value-type="string">
            <text:p>Dashboard.vue:212 724</text:p>
          </table:table-cell>
          <table:table-cell office:value-type="string" calcext:value-type="string">
            <text:p>Dashboard.vue:212 755</text:p>
          </table:table-cell>
          <table:table-cell office:value-type="string" calcext:value-type="string">
            <text:p>Dashboard.vue:212 52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shboard.vue:212 2019-07-23T14:21:14.300Z</text:p>
          </table:table-cell>
          <table:table-cell office:value-type="string" calcext:value-type="string">
            <text:p>Dashboard.vue:212 2019-07-23T14:21:50.323Z</text:p>
          </table:table-cell>
          <table:table-cell office:value-type="string" calcext:value-type="string">
            <text:p>Dashboard.vue:220 (13) ["2019-07-23T14:22:25.518Z", "2019-07-23T14:22:25.522Z", "2019-07-23T14:22:25.529Z", "2019-07-23T14:22:25.534Z", "2019-07-23T14:22:25.541Z", "2019-07-23T14:22:25.546Z", "2019-07-23T14:22:25.548Z", "2019-07-23T14:22:25.552Z", "2019-07-23T14:22:25.555Z", "2019-07-23T14:22:25.564Z", "2019-07-23T14:22:25.565Z", "2019-07-23T14:22:25.570Z", "2019-07-23T14:22:25.572Z"]</text:p>
          </table:table-cell>
          <table:table-cell table:number-columns-repeated="3"/>
          <table:table-cell office:value-type="string" calcext:value-type="string">
            <text:p>Dashboard.vue:220 (13) ["2019-07-23T14:30:57.914Z", "2019-07-23T14:30:57.954Z", "2019-07-23T14:30:57.962Z", "2019-07-23T14:30:57.969Z", "2019-07-23T14:30:57.978Z", "2019-07-23T14:30:57.989Z", "2019-07-23T14:30:57.998Z", "2019-07-23T14:30:58.009Z", "2019-07-23T14:30:58.018Z", "2019-07-23T14:30:58.029Z", "2019-07-23T14:30:58.039Z", "2019-07-23T14:30:58.048Z", "2019-07-23T14:30:58.059Z"]</text:p>
          </table:table-cell>
          <table:table-cell office:value-type="string" calcext:value-type="string">
            <text:p>Dashboard.vue:212 2019-07-23T14:31:40.015Z</text:p>
          </table:table-cell>
          <table:table-cell office:value-type="string" calcext:value-type="string">
            <text:p>Dashboard.vue:212 2019-07-23T14:32:17.558Z</text:p>
          </table:table-cell>
          <table:table-cell office:value-type="string" calcext:value-type="string">
            <text:p>Dashboard.vue:212 2019-07-23T14:32:59.243Z</text:p>
          </table:table-cell>
          <table:table-cell table:number-columns-repeated="3"/>
          <table:table-cell office:value-type="string" calcext:value-type="string">
            <text:p>Dashboard.vue:212 2019-07-23T14:13:52.818Z</text:p>
          </table:table-cell>
          <table:table-cell office:value-type="string" calcext:value-type="string">
            <text:p>Dashboard.vue:212 2019-07-23T14:14:23.936Z</text:p>
          </table:table-cell>
          <table:table-cell office:value-type="string" calcext:value-type="string">
            <text:p>Dashboard.vue:212 2019-07-23T14:15:16.709Z</text:p>
          </table:table-cell>
          <table:table-cell office:value-type="string" calcext:value-type="string">
            <text:p>Dashboard.vue:212 2019-07-23T14:16:02.034Z</text:p>
          </table:table-cell>
          <table:table-cell table:number-columns-repeated="4"/>
          <table:table-cell office:value-type="string" calcext:value-type="string">
            <text:p>Dashboard.vue:212 2019-07-23T14:10:54.875Z</text:p>
          </table:table-cell>
          <table:table-cell office:value-type="string" calcext:value-type="string">
            <text:p>Dashboard.vue:212 2019-07-23T14:11:26.600Z</text:p>
          </table:table-cell>
          <table:table-cell office:value-type="string" calcext:value-type="string">
            <text:p>Dashboard.vue:212 2019-07-23T14:12:02.237Z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shboard.vue:219 tumpukan yang belum diterima : 12</text:p>
          </table:table-cell>
          <table:table-cell office:value-type="string" calcext:value-type="string">
            <text:p>Dashboard.vue:219 tumpukan yang belum diterima : 13</text:p>
          </table:table-cell>
          <table:table-cell office:value-type="string" calcext:value-type="string">
            <text:p>Dashboard.vue:212 825</text:p>
          </table:table-cell>
          <table:table-cell table:number-columns-repeated="3"/>
          <table:table-cell office:value-type="string" calcext:value-type="string">
            <text:p>Dashboard.vue:212 661</text:p>
          </table:table-cell>
          <table:table-cell office:value-type="string" calcext:value-type="string">
            <text:p>Dashboard.vue:219 tumpukan yang belum diterima : 12</text:p>
          </table:table-cell>
          <table:table-cell office:value-type="string" calcext:value-type="string">
            <text:p>Dashboard.vue:219 tumpukan yang belum diterima : 13</text:p>
          </table:table-cell>
          <table:table-cell office:value-type="string" calcext:value-type="string">
            <text:p>Dashboard.vue:219 tumpukan yang belum diterima : 12</text:p>
          </table:table-cell>
          <table:table-cell table:number-columns-repeated="3"/>
          <table:table-cell office:value-type="string" calcext:value-type="string">
            <text:p>Dashboard.vue:219 tumpukan yang belum diterima : 4</text:p>
          </table:table-cell>
          <table:table-cell table:number-columns-repeated="3" office:value-type="string" calcext:value-type="string">
            <text:p>Dashboard.vue:219 tumpukan yang belum diterima : 13</text:p>
          </table:table-cell>
          <table:table-cell table:number-columns-repeated="4"/>
          <table:table-cell office:value-type="string" calcext:value-type="string">
            <text:p>Dashboard.vue:219 tumpukan yang belum diterima : 7</text:p>
          </table:table-cell>
          <table:table-cell table:number-columns-repeated="2" office:value-type="string" calcext:value-type="string">
            <text:p>Dashboard.vue:219 tumpukan yang belum diterima : 1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shboard.vue:220 (12) ["2019-07-23T14:21:14.305Z", "2019-07-23T14:21:14.325Z", "2019-07-23T14:21:14.326Z", "2019-07-23T14:21:14.331Z", "2019-07-23T14:21:14.337Z", "2019-07-23T14:21:14.341Z", "2019-07-23T14:21:14.346Z", "2019-07-23T14:21:14.350Z", "2019-07-23T14:21:14.355Z", "2019-07-23T14:21:14.361Z", "2019-07-23T14:21:14.365Z", "2019-07-23T14:21:14.370Z"]</text:p>
          </table:table-cell>
          <table:table-cell office:value-type="string" calcext:value-type="string">
            <text:p>Dashboard.vue:220 (13) ["2019-07-23T14:21:50.328Z", "2019-07-23T14:21:50.332Z", "2019-07-23T14:21:50.337Z", "2019-07-23T14:21:50.339Z", "2019-07-23T14:21:50.344Z", "2019-07-23T14:21:50.347Z", "2019-07-23T14:21:50.355Z", "2019-07-23T14:21:50.365Z", "2019-07-23T14:21:50.370Z", "2019-07-23T14:21:50.377Z", "2019-07-23T14:21:50.381Z", "2019-07-23T14:21:50.388Z", "2019-07-23T14:21:50.390Z"]</text:p>
          </table:table-cell>
          <table:table-cell office:value-type="string" calcext:value-type="string">
            <text:p>Dashboard.vue:212 2019-07-23T14:22:25.518Z</text:p>
          </table:table-cell>
          <table:table-cell table:number-columns-repeated="3"/>
          <table:table-cell office:value-type="string" calcext:value-type="string">
            <text:p>Dashboard.vue:212 2019-07-23T14:30:57.914Z</text:p>
          </table:table-cell>
          <table:table-cell office:value-type="string" calcext:value-type="string">
            <text:p>Dashboard.vue:220 (12) ["2019-07-23T14:31:40.041Z", "2019-07-23T14:31:40.045Z", "2019-07-23T14:31:40.051Z", "2019-07-23T14:31:40.058Z", "2019-07-23T14:31:40.064Z", "2019-07-23T14:31:40.084Z", "2019-07-23T14:31:40.121Z", "2019-07-23T14:31:40.156Z", "2019-07-23T14:31:40.165Z", "2019-07-23T14:31:40.171Z", "2019-07-23T14:31:40.175Z", "2019-07-23T14:31:40.180Z"]</text:p>
          </table:table-cell>
          <table:table-cell office:value-type="string" calcext:value-type="string">
            <text:p>Dashboard.vue:220 (13) ["2019-07-23T14:32:17.570Z", "2019-07-23T14:32:17.580Z", "2019-07-23T14:32:17.585Z", "2019-07-23T14:32:17.587Z", "2019-07-23T14:32:17.594Z", "2019-07-23T14:32:17.598Z", "2019-07-23T14:32:17.602Z", "2019-07-23T14:32:17.604Z", "2019-07-23T14:32:17.616Z", "2019-07-23T14:32:17.620Z", "2019-07-23T14:32:17.626Z", "2019-07-23T14:32:17.629Z", "2019-07-23T14:32:17.631Z"]</text:p>
          </table:table-cell>
          <table:table-cell office:value-type="string" calcext:value-type="string">
            <text:p>Dashboard.vue:220 (12) ["2019-07-23T14:32:59.250Z", "2019-07-23T14:32:59.252Z", "2019-07-23T14:32:59.257Z", "2019-07-23T14:32:59.264Z", "2019-07-23T14:32:59.315Z", "2019-07-23T14:32:59.319Z", "2019-07-23T14:32:59.323Z", "2019-07-23T14:32:59.329Z", "2019-07-23T14:32:59.333Z", "2019-07-23T14:32:59.335Z", "2019-07-23T14:32:59.348Z", "2019-07-23T14:32:59.352Z"]</text:p>
          </table:table-cell>
          <table:table-cell table:number-columns-repeated="3"/>
          <table:table-cell office:value-type="string" calcext:value-type="string">
            <text:p>Dashboard.vue:220 (4) ["2019-07-23T14:13:52.324Z", "2019-07-23T14:13:52.824Z", "2019-07-23T14:13:52.836Z", "2019-07-23T14:13:52.847Z"]</text:p>
          </table:table-cell>
          <table:table-cell office:value-type="string" calcext:value-type="string">
            <text:p>Dashboard.vue:220 (13) ["2019-07-23T14:14:23.836Z", "2019-07-23T14:14:23.846Z", "2019-07-23T14:14:23.865Z", "2019-07-23T14:14:23.875Z", "2019-07-23T14:14:23.880Z", "2019-07-23T14:14:23.941Z", "2019-07-23T14:14:23.945Z", "2019-07-23T14:14:23.950Z", "2019-07-23T14:14:23.955Z", "2019-07-23T14:14:23.961Z", "2019-07-23T14:14:23.966Z", "2019-07-23T14:14:23.971Z", "2019-07-23T14:14:23.976Z"]</text:p>
          </table:table-cell>
          <table:table-cell office:value-type="string" calcext:value-type="string">
            <text:p>Dashboard.vue:220 (13) ["2019-07-23T14:15:16.614Z", "2019-07-23T14:15:16.625Z", "2019-07-23T14:15:16.635Z", "2019-07-23T14:15:16.638Z", "2019-07-23T14:15:16.649Z", "2019-07-23T14:15:16.661Z", "2019-07-23T14:15:16.673Z", "2019-07-23T14:15:16.713Z", "2019-07-23T14:15:16.718Z", "2019-07-23T14:15:16.721Z", "2019-07-23T14:15:16.725Z", "2019-07-23T14:15:16.729Z", "2019-07-23T14:15:16.733Z"]</text:p>
          </table:table-cell>
          <table:table-cell office:value-type="string" calcext:value-type="string">
            <text:p>Dashboard.vue:220 (13) ["2019-07-23T14:16:01.944Z", "2019-07-23T14:16:01.951Z", "2019-07-23T14:16:01.954Z", "2019-07-23T14:16:01.959Z", "2019-07-23T14:16:02.007Z", "2019-07-23T14:16:02.022Z", "2019-07-23T14:16:02.039Z", "2019-07-23T14:16:02.043Z", "2019-07-23T14:16:02.047Z", "2019-07-23T14:16:02.050Z", "2019-07-23T14:16:02.054Z", "2019-07-23T14:16:02.058Z", "2019-07-23T14:16:02.063Z"]</text:p>
          </table:table-cell>
          <table:table-cell table:number-columns-repeated="4"/>
          <table:table-cell office:value-type="string" calcext:value-type="string">
            <text:p>Dashboard.vue:220 (7) ["2019-07-23T14:10:54.881Z", "2019-07-23T14:10:54.886Z", "2019-07-23T14:10:54.899Z", "2019-07-23T14:10:54.901Z", "2019-07-23T14:10:54.944Z", "2019-07-23T14:10:54.945Z", "2019-07-23T14:10:54.951Z"]</text:p>
          </table:table-cell>
          <table:table-cell office:value-type="string" calcext:value-type="string">
            <text:p>Dashboard.vue:220 (13) ["2019-07-23T14:11:26.604Z", "2019-07-23T14:11:26.608Z", "2019-07-23T14:11:26.612Z", "2019-07-23T14:11:26.616Z", "2019-07-23T14:11:26.620Z", "2019-07-23T14:11:26.624Z", "2019-07-23T14:11:26.628Z", "2019-07-23T14:11:26.632Z", "2019-07-23T14:11:26.636Z", "2019-07-23T14:11:26.640Z", "2019-07-23T14:11:26.644Z", "2019-07-23T14:11:26.648Z", "2019-07-23T14:11:26.652Z"]</text:p>
          </table:table-cell>
          <table:table-cell office:value-type="string" calcext:value-type="string">
            <text:p>Dashboard.vue:220 (13) ["2019-07-23T14:12:02.242Z", "2019-07-23T14:12:02.245Z", "2019-07-23T14:12:02.250Z", "2019-07-23T14:12:02.254Z", "2019-07-23T14:12:02.258Z", "2019-07-23T14:12:02.262Z", "2019-07-23T14:12:02.265Z", "2019-07-23T14:12:02.270Z", "2019-07-23T14:12:02.274Z", "2019-07-23T14:12:02.278Z", "2019-07-23T14:12:02.282Z", "2019-07-23T14:12:02.285Z", "2019-07-23T14:12:02.290Z"]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shboard.vue:212 669</text:p>
          </table:table-cell>
          <table:table-cell office:value-type="string" calcext:value-type="string">
            <text:p>Dashboard.vue:212 880</text:p>
          </table:table-cell>
          <table:table-cell office:value-type="string" calcext:value-type="string">
            <text:p>Dashboard.vue:219 tumpukan yang belum diterima : 12</text:p>
          </table:table-cell>
          <table:table-cell table:number-columns-repeated="3"/>
          <table:table-cell office:value-type="string" calcext:value-type="string">
            <text:p>Dashboard.vue:219 tumpukan yang belum diterima : 12</text:p>
          </table:table-cell>
          <table:table-cell office:value-type="string" calcext:value-type="string">
            <text:p>Dashboard.vue:212 690</text:p>
          </table:table-cell>
          <table:table-cell office:value-type="string" calcext:value-type="string">
            <text:p>Dashboard.vue:212 927</text:p>
          </table:table-cell>
          <table:table-cell office:value-type="string" calcext:value-type="string">
            <text:p>Dashboard.vue:212 611</text:p>
          </table:table-cell>
          <table:table-cell table:number-columns-repeated="3"/>
          <table:table-cell office:value-type="string" calcext:value-type="string">
            <text:p>Dashboard.vue:212 570</text:p>
          </table:table-cell>
          <table:table-cell office:value-type="string" calcext:value-type="string">
            <text:p>Dashboard.vue:212 958</text:p>
          </table:table-cell>
          <table:table-cell office:value-type="string" calcext:value-type="string">
            <text:p>Dashboard.vue:212 1139</text:p>
          </table:table-cell>
          <table:table-cell office:value-type="string" calcext:value-type="string">
            <text:p>Dashboard.vue:212 1073</text:p>
          </table:table-cell>
          <table:table-cell table:number-columns-repeated="4"/>
          <table:table-cell office:value-type="string" calcext:value-type="string">
            <text:p>Dashboard.vue:212 723</text:p>
          </table:table-cell>
          <table:table-cell office:value-type="string" calcext:value-type="string">
            <text:p>Dashboard.vue:212 756</text:p>
          </table:table-cell>
          <table:table-cell office:value-type="string" calcext:value-type="string">
            <text:p>Dashboard.vue:212 52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shboard.vue:212 2019-07-23T14:21:14.305Z</text:p>
          </table:table-cell>
          <table:table-cell office:value-type="string" calcext:value-type="string">
            <text:p>Dashboard.vue:212 2019-07-23T14:21:50.328Z</text:p>
          </table:table-cell>
          <table:table-cell office:value-type="string" calcext:value-type="string">
            <text:p>Dashboard.vue:220 (12) ["2019-07-23T14:22:25.522Z", "2019-07-23T14:22:25.529Z", "2019-07-23T14:22:25.534Z", "2019-07-23T14:22:25.541Z", "2019-07-23T14:22:25.546Z", "2019-07-23T14:22:25.548Z", "2019-07-23T14:22:25.552Z", "2019-07-23T14:22:25.555Z", "2019-07-23T14:22:25.564Z", "2019-07-23T14:22:25.565Z", "2019-07-23T14:22:25.570Z", "2019-07-23T14:22:25.572Z"]</text:p>
          </table:table-cell>
          <table:table-cell table:number-columns-repeated="3"/>
          <table:table-cell office:value-type="string" calcext:value-type="string">
            <text:p>Dashboard.vue:220 (12) ["2019-07-23T14:30:57.954Z", "2019-07-23T14:30:57.962Z", "2019-07-23T14:30:57.969Z", "2019-07-23T14:30:57.978Z", "2019-07-23T14:30:57.989Z", "2019-07-23T14:30:57.998Z", "2019-07-23T14:30:58.009Z", "2019-07-23T14:30:58.018Z", "2019-07-23T14:30:58.029Z", "2019-07-23T14:30:58.039Z", "2019-07-23T14:30:58.048Z", "2019-07-23T14:30:58.059Z"]</text:p>
          </table:table-cell>
          <table:table-cell office:value-type="string" calcext:value-type="string">
            <text:p>Dashboard.vue:212 2019-07-23T14:31:40.041Z</text:p>
          </table:table-cell>
          <table:table-cell office:value-type="string" calcext:value-type="string">
            <text:p>Dashboard.vue:212 2019-07-23T14:32:17.570Z</text:p>
          </table:table-cell>
          <table:table-cell office:value-type="string" calcext:value-type="string">
            <text:p>Dashboard.vue:212 2019-07-23T14:32:59.250Z</text:p>
          </table:table-cell>
          <table:table-cell table:number-columns-repeated="3"/>
          <table:table-cell office:value-type="string" calcext:value-type="string">
            <text:p>Dashboard.vue:212 2019-07-23T14:13:52.824Z</text:p>
          </table:table-cell>
          <table:table-cell office:value-type="string" calcext:value-type="string">
            <text:p>Dashboard.vue:212 2019-07-23T14:14:23.941Z</text:p>
          </table:table-cell>
          <table:table-cell office:value-type="string" calcext:value-type="string">
            <text:p>Dashboard.vue:212 2019-07-23T14:15:16.614Z</text:p>
          </table:table-cell>
          <table:table-cell office:value-type="string" calcext:value-type="string">
            <text:p>Dashboard.vue:212 2019-07-23T14:16:01.944Z</text:p>
          </table:table-cell>
          <table:table-cell table:number-columns-repeated="4"/>
          <table:table-cell office:value-type="string" calcext:value-type="string">
            <text:p>Dashboard.vue:212 2019-07-23T14:10:54.881Z</text:p>
          </table:table-cell>
          <table:table-cell office:value-type="string" calcext:value-type="string">
            <text:p>Dashboard.vue:212 2019-07-23T14:11:26.604Z</text:p>
          </table:table-cell>
          <table:table-cell office:value-type="string" calcext:value-type="string">
            <text:p>Dashboard.vue:212 2019-07-23T14:12:02.242Z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shboard.vue:219 tumpukan yang belum diterima : 11</text:p>
          </table:table-cell>
          <table:table-cell office:value-type="string" calcext:value-type="string">
            <text:p>Dashboard.vue:219 tumpukan yang belum diterima : 12</text:p>
          </table:table-cell>
          <table:table-cell office:value-type="string" calcext:value-type="string">
            <text:p>Dashboard.vue:212 828</text:p>
          </table:table-cell>
          <table:table-cell table:number-columns-repeated="3"/>
          <table:table-cell office:value-type="string" calcext:value-type="string">
            <text:p>Dashboard.vue:212 627</text:p>
          </table:table-cell>
          <table:table-cell office:value-type="string" calcext:value-type="string">
            <text:p>Dashboard.vue:219 tumpukan yang belum diterima : 11</text:p>
          </table:table-cell>
          <table:table-cell office:value-type="string" calcext:value-type="string">
            <text:p>Dashboard.vue:219 tumpukan yang belum diterima : 12</text:p>
          </table:table-cell>
          <table:table-cell office:value-type="string" calcext:value-type="string">
            <text:p>Dashboard.vue:219 tumpukan yang belum diterima : 11</text:p>
          </table:table-cell>
          <table:table-cell table:number-columns-repeated="3"/>
          <table:table-cell office:value-type="string" calcext:value-type="string">
            <text:p>Dashboard.vue:219 tumpukan yang belum diterima : 3</text:p>
          </table:table-cell>
          <table:table-cell table:number-columns-repeated="3" office:value-type="string" calcext:value-type="string">
            <text:p>Dashboard.vue:219 tumpukan yang belum diterima : 12</text:p>
          </table:table-cell>
          <table:table-cell table:number-columns-repeated="4"/>
          <table:table-cell office:value-type="string" calcext:value-type="string">
            <text:p>Dashboard.vue:219 tumpukan yang belum diterima : 6</text:p>
          </table:table-cell>
          <table:table-cell table:number-columns-repeated="2" office:value-type="string" calcext:value-type="string">
            <text:p>Dashboard.vue:219 tumpukan yang belum diterima : 1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shboard.vue:220 (11) ["2019-07-23T14:21:14.325Z", "2019-07-23T14:21:14.326Z", "2019-07-23T14:21:14.331Z", "2019-07-23T14:21:14.337Z", "2019-07-23T14:21:14.341Z", "2019-07-23T14:21:14.346Z", "2019-07-23T14:21:14.350Z", "2019-07-23T14:21:14.355Z", "2019-07-23T14:21:14.361Z", "2019-07-23T14:21:14.365Z", "2019-07-23T14:21:14.370Z"]</text:p>
          </table:table-cell>
          <table:table-cell office:value-type="string" calcext:value-type="string">
            <text:p>Dashboard.vue:220 (12) ["2019-07-23T14:21:50.332Z", "2019-07-23T14:21:50.337Z", "2019-07-23T14:21:50.339Z", "2019-07-23T14:21:50.344Z", "2019-07-23T14:21:50.347Z", "2019-07-23T14:21:50.355Z", "2019-07-23T14:21:50.365Z", "2019-07-23T14:21:50.370Z", "2019-07-23T14:21:50.377Z", "2019-07-23T14:21:50.381Z", "2019-07-23T14:21:50.388Z", "2019-07-23T14:21:50.390Z"]</text:p>
          </table:table-cell>
          <table:table-cell office:value-type="string" calcext:value-type="string">
            <text:p>Dashboard.vue:212 2019-07-23T14:22:25.522Z</text:p>
          </table:table-cell>
          <table:table-cell table:number-columns-repeated="3"/>
          <table:table-cell office:value-type="string" calcext:value-type="string">
            <text:p>Dashboard.vue:212 2019-07-23T14:30:57.954Z</text:p>
          </table:table-cell>
          <table:table-cell office:value-type="string" calcext:value-type="string">
            <text:p>Dashboard.vue:220 (11) ["2019-07-23T14:31:40.045Z", "2019-07-23T14:31:40.051Z", "2019-07-23T14:31:40.058Z", "2019-07-23T14:31:40.064Z", "2019-07-23T14:31:40.084Z", "2019-07-23T14:31:40.121Z", "2019-07-23T14:31:40.156Z", "2019-07-23T14:31:40.165Z", "2019-07-23T14:31:40.171Z", "2019-07-23T14:31:40.175Z", "2019-07-23T14:31:40.180Z"]</text:p>
          </table:table-cell>
          <table:table-cell office:value-type="string" calcext:value-type="string">
            <text:p>Dashboard.vue:220 (12) ["2019-07-23T14:32:17.580Z", "2019-07-23T14:32:17.585Z", "2019-07-23T14:32:17.587Z", "2019-07-23T14:32:17.594Z", "2019-07-23T14:32:17.598Z", "2019-07-23T14:32:17.602Z", "2019-07-23T14:32:17.604Z", "2019-07-23T14:32:17.616Z", "2019-07-23T14:32:17.620Z", "2019-07-23T14:32:17.626Z", "2019-07-23T14:32:17.629Z", "2019-07-23T14:32:17.631Z"]</text:p>
          </table:table-cell>
          <table:table-cell office:value-type="string" calcext:value-type="string">
            <text:p>Dashboard.vue:220 (11) ["2019-07-23T14:32:59.252Z", "2019-07-23T14:32:59.257Z", "2019-07-23T14:32:59.264Z", "2019-07-23T14:32:59.315Z", "2019-07-23T14:32:59.319Z", "2019-07-23T14:32:59.323Z", "2019-07-23T14:32:59.329Z", "2019-07-23T14:32:59.333Z", "2019-07-23T14:32:59.335Z", "2019-07-23T14:32:59.348Z", "2019-07-23T14:32:59.352Z"]</text:p>
          </table:table-cell>
          <table:table-cell table:number-columns-repeated="3"/>
          <table:table-cell office:value-type="string" calcext:value-type="string">
            <text:p>Dashboard.vue:220 (3) ["2019-07-23T14:13:52.324Z", "2019-07-23T14:13:52.836Z", "2019-07-23T14:13:52.847Z"]</text:p>
          </table:table-cell>
          <table:table-cell office:value-type="string" calcext:value-type="string">
            <text:p>Dashboard.vue:220 (12) ["2019-07-23T14:14:23.836Z", "2019-07-23T14:14:23.846Z", "2019-07-23T14:14:23.865Z", "2019-07-23T14:14:23.875Z", "2019-07-23T14:14:23.880Z", "2019-07-23T14:14:23.945Z", "2019-07-23T14:14:23.950Z", "2019-07-23T14:14:23.955Z", "2019-07-23T14:14:23.961Z", "2019-07-23T14:14:23.966Z", "2019-07-23T14:14:23.971Z", "2019-07-23T14:14:23.976Z"]</text:p>
          </table:table-cell>
          <table:table-cell office:value-type="string" calcext:value-type="string">
            <text:p>Dashboard.vue:220 (12) ["2019-07-23T14:15:16.625Z", "2019-07-23T14:15:16.635Z", "2019-07-23T14:15:16.638Z", "2019-07-23T14:15:16.649Z", "2019-07-23T14:15:16.661Z", "2019-07-23T14:15:16.673Z", "2019-07-23T14:15:16.713Z", "2019-07-23T14:15:16.718Z", "2019-07-23T14:15:16.721Z", "2019-07-23T14:15:16.725Z", "2019-07-23T14:15:16.729Z", "2019-07-23T14:15:16.733Z"]</text:p>
          </table:table-cell>
          <table:table-cell office:value-type="string" calcext:value-type="string">
            <text:p>Dashboard.vue:220 (12) ["2019-07-23T14:16:01.951Z", "2019-07-23T14:16:01.954Z", "2019-07-23T14:16:01.959Z", "2019-07-23T14:16:02.007Z", "2019-07-23T14:16:02.022Z", "2019-07-23T14:16:02.039Z", "2019-07-23T14:16:02.043Z", "2019-07-23T14:16:02.047Z", "2019-07-23T14:16:02.050Z", "2019-07-23T14:16:02.054Z", "2019-07-23T14:16:02.058Z", "2019-07-23T14:16:02.063Z"]</text:p>
          </table:table-cell>
          <table:table-cell table:number-columns-repeated="4"/>
          <table:table-cell office:value-type="string" calcext:value-type="string">
            <text:p>Dashboard.vue:220 (6) ["2019-07-23T14:10:54.886Z", "2019-07-23T14:10:54.899Z", "2019-07-23T14:10:54.901Z", "2019-07-23T14:10:54.944Z", "2019-07-23T14:10:54.945Z", "2019-07-23T14:10:54.951Z"]</text:p>
          </table:table-cell>
          <table:table-cell office:value-type="string" calcext:value-type="string">
            <text:p>Dashboard.vue:220 (12) ["2019-07-23T14:11:26.608Z", "2019-07-23T14:11:26.612Z", "2019-07-23T14:11:26.616Z", "2019-07-23T14:11:26.620Z", "2019-07-23T14:11:26.624Z", "2019-07-23T14:11:26.628Z", "2019-07-23T14:11:26.632Z", "2019-07-23T14:11:26.636Z", "2019-07-23T14:11:26.640Z", "2019-07-23T14:11:26.644Z", "2019-07-23T14:11:26.648Z", "2019-07-23T14:11:26.652Z"]</text:p>
          </table:table-cell>
          <table:table-cell office:value-type="string" calcext:value-type="string">
            <text:p>Dashboard.vue:220 (12) ["2019-07-23T14:12:02.245Z", "2019-07-23T14:12:02.250Z", "2019-07-23T14:12:02.254Z", "2019-07-23T14:12:02.258Z", "2019-07-23T14:12:02.262Z", "2019-07-23T14:12:02.265Z", "2019-07-23T14:12:02.270Z", "2019-07-23T14:12:02.274Z", "2019-07-23T14:12:02.278Z", "2019-07-23T14:12:02.282Z", "2019-07-23T14:12:02.285Z", "2019-07-23T14:12:02.290Z"]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shboard.vue:212 671</text:p>
          </table:table-cell>
          <table:table-cell office:value-type="string" calcext:value-type="string">
            <text:p>Dashboard.vue:212 882</text:p>
          </table:table-cell>
          <table:table-cell office:value-type="string" calcext:value-type="string">
            <text:p>Dashboard.vue:219 tumpukan yang belum diterima : 11</text:p>
          </table:table-cell>
          <table:table-cell table:number-columns-repeated="3"/>
          <table:table-cell office:value-type="string" calcext:value-type="string">
            <text:p>Dashboard.vue:219 tumpukan yang belum diterima : 11</text:p>
          </table:table-cell>
          <table:table-cell office:value-type="string" calcext:value-type="string">
            <text:p>Dashboard.vue:212 691</text:p>
          </table:table-cell>
          <table:table-cell office:value-type="string" calcext:value-type="string">
            <text:p>Dashboard.vue:212 924</text:p>
          </table:table-cell>
          <table:table-cell office:value-type="string" calcext:value-type="string">
            <text:p>Dashboard.vue:212 615</text:p>
          </table:table-cell>
          <table:table-cell table:number-columns-repeated="3"/>
          <table:table-cell office:value-type="string" calcext:value-type="string">
            <text:p>Dashboard.vue:212 565</text:p>
          </table:table-cell>
          <table:table-cell office:value-type="string" calcext:value-type="string">
            <text:p>Dashboard.vue:212 963</text:p>
          </table:table-cell>
          <table:table-cell office:value-type="string" calcext:value-type="string">
            <text:p>Dashboard.vue:212 1048</text:p>
          </table:table-cell>
          <table:table-cell office:value-type="string" calcext:value-type="string">
            <text:p>Dashboard.vue:212 984</text:p>
          </table:table-cell>
          <table:table-cell table:number-columns-repeated="4"/>
          <table:table-cell office:value-type="string" calcext:value-type="string">
            <text:p>Dashboard.vue:212 724</text:p>
          </table:table-cell>
          <table:table-cell office:value-type="string" calcext:value-type="string">
            <text:p>Dashboard.vue:212 759</text:p>
          </table:table-cell>
          <table:table-cell office:value-type="string" calcext:value-type="string">
            <text:p>Dashboard.vue:212 52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shboard.vue:212 2019-07-23T14:21:14.325Z</text:p>
          </table:table-cell>
          <table:table-cell office:value-type="string" calcext:value-type="string">
            <text:p>Dashboard.vue:212 2019-07-23T14:21:50.332Z</text:p>
          </table:table-cell>
          <table:table-cell office:value-type="string" calcext:value-type="string">
            <text:p>Dashboard.vue:220 (11) ["2019-07-23T14:22:25.529Z", "2019-07-23T14:22:25.534Z", "2019-07-23T14:22:25.541Z", "2019-07-23T14:22:25.546Z", "2019-07-23T14:22:25.548Z", "2019-07-23T14:22:25.552Z", "2019-07-23T14:22:25.555Z", "2019-07-23T14:22:25.564Z", "2019-07-23T14:22:25.565Z", "2019-07-23T14:22:25.570Z", "2019-07-23T14:22:25.572Z"]</text:p>
          </table:table-cell>
          <table:table-cell table:number-columns-repeated="3"/>
          <table:table-cell office:value-type="string" calcext:value-type="string">
            <text:p>Dashboard.vue:220 (11) ["2019-07-23T14:30:57.962Z", "2019-07-23T14:30:57.969Z", "2019-07-23T14:30:57.978Z", "2019-07-23T14:30:57.989Z", "2019-07-23T14:30:57.998Z", "2019-07-23T14:30:58.009Z", "2019-07-23T14:30:58.018Z", "2019-07-23T14:30:58.029Z", "2019-07-23T14:30:58.039Z", "2019-07-23T14:30:58.048Z", "2019-07-23T14:30:58.059Z"]</text:p>
          </table:table-cell>
          <table:table-cell office:value-type="string" calcext:value-type="string">
            <text:p>Dashboard.vue:212 2019-07-23T14:31:40.045Z</text:p>
          </table:table-cell>
          <table:table-cell office:value-type="string" calcext:value-type="string">
            <text:p>Dashboard.vue:212 2019-07-23T14:32:17.580Z</text:p>
          </table:table-cell>
          <table:table-cell office:value-type="string" calcext:value-type="string">
            <text:p>Dashboard.vue:212 2019-07-23T14:32:59.252Z</text:p>
          </table:table-cell>
          <table:table-cell table:number-columns-repeated="3"/>
          <table:table-cell office:value-type="string" calcext:value-type="string">
            <text:p>Dashboard.vue:212 2019-07-23T14:13:52.836Z</text:p>
          </table:table-cell>
          <table:table-cell office:value-type="string" calcext:value-type="string">
            <text:p>Dashboard.vue:212 2019-07-23T14:14:23.945Z</text:p>
          </table:table-cell>
          <table:table-cell office:value-type="string" calcext:value-type="string">
            <text:p>Dashboard.vue:212 2019-07-23T14:15:16.713Z</text:p>
          </table:table-cell>
          <table:table-cell office:value-type="string" calcext:value-type="string">
            <text:p>Dashboard.vue:212 2019-07-23T14:16:02.039Z</text:p>
          </table:table-cell>
          <table:table-cell table:number-columns-repeated="4"/>
          <table:table-cell office:value-type="string" calcext:value-type="string">
            <text:p>Dashboard.vue:212 2019-07-23T14:10:54.886Z</text:p>
          </table:table-cell>
          <table:table-cell office:value-type="string" calcext:value-type="string">
            <text:p>Dashboard.vue:212 2019-07-23T14:11:26.608Z</text:p>
          </table:table-cell>
          <table:table-cell office:value-type="string" calcext:value-type="string">
            <text:p>Dashboard.vue:212 2019-07-23T14:12:02.245Z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shboard.vue:219 tumpukan yang belum diterima : 10</text:p>
          </table:table-cell>
          <table:table-cell office:value-type="string" calcext:value-type="string">
            <text:p>Dashboard.vue:219 tumpukan yang belum diterima : 11</text:p>
          </table:table-cell>
          <table:table-cell office:value-type="string" calcext:value-type="string">
            <text:p>Dashboard.vue:212 828</text:p>
          </table:table-cell>
          <table:table-cell table:number-columns-repeated="3"/>
          <table:table-cell office:value-type="string" calcext:value-type="string">
            <text:p>Dashboard.vue:212 625</text:p>
          </table:table-cell>
          <table:table-cell office:value-type="string" calcext:value-type="string">
            <text:p>Dashboard.vue:219 tumpukan yang belum diterima : 10</text:p>
          </table:table-cell>
          <table:table-cell office:value-type="string" calcext:value-type="string">
            <text:p>Dashboard.vue:219 tumpukan yang belum diterima : 11</text:p>
          </table:table-cell>
          <table:table-cell office:value-type="string" calcext:value-type="string">
            <text:p>Dashboard.vue:219 tumpukan yang belum diterima : 10</text:p>
          </table:table-cell>
          <table:table-cell table:number-columns-repeated="3"/>
          <table:table-cell office:value-type="string" calcext:value-type="string">
            <text:p>Dashboard.vue:219 tumpukan yang belum diterima : 2</text:p>
          </table:table-cell>
          <table:table-cell table:number-columns-repeated="3" office:value-type="string" calcext:value-type="string">
            <text:p>Dashboard.vue:219 tumpukan yang belum diterima : 11</text:p>
          </table:table-cell>
          <table:table-cell table:number-columns-repeated="4"/>
          <table:table-cell office:value-type="string" calcext:value-type="string">
            <text:p>Dashboard.vue:219 tumpukan yang belum diterima : 5</text:p>
          </table:table-cell>
          <table:table-cell table:number-columns-repeated="2" office:value-type="string" calcext:value-type="string">
            <text:p>Dashboard.vue:219 tumpukan yang belum diterima : 1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shboard.vue:220 (10) ["2019-07-23T14:21:14.326Z", "2019-07-23T14:21:14.331Z", "2019-07-23T14:21:14.337Z", "2019-07-23T14:21:14.341Z", "2019-07-23T14:21:14.346Z", "2019-07-23T14:21:14.350Z", "2019-07-23T14:21:14.355Z", "2019-07-23T14:21:14.361Z", "2019-07-23T14:21:14.365Z", "2019-07-23T14:21:14.370Z"]</text:p>
          </table:table-cell>
          <table:table-cell office:value-type="string" calcext:value-type="string">
            <text:p>Dashboard.vue:220 (11) ["2019-07-23T14:21:50.337Z", "2019-07-23T14:21:50.339Z", "2019-07-23T14:21:50.344Z", "2019-07-23T14:21:50.347Z", "2019-07-23T14:21:50.355Z", "2019-07-23T14:21:50.365Z", "2019-07-23T14:21:50.370Z", "2019-07-23T14:21:50.377Z", "2019-07-23T14:21:50.381Z", "2019-07-23T14:21:50.388Z", "2019-07-23T14:21:50.390Z"]</text:p>
          </table:table-cell>
          <table:table-cell office:value-type="string" calcext:value-type="string">
            <text:p>Dashboard.vue:212 2019-07-23T14:22:25.529Z</text:p>
          </table:table-cell>
          <table:table-cell table:number-columns-repeated="3"/>
          <table:table-cell office:value-type="string" calcext:value-type="string">
            <text:p>Dashboard.vue:212 2019-07-23T14:30:57.962Z</text:p>
          </table:table-cell>
          <table:table-cell office:value-type="string" calcext:value-type="string">
            <text:p>Dashboard.vue:220 (10) ["2019-07-23T14:31:40.051Z", "2019-07-23T14:31:40.058Z", "2019-07-23T14:31:40.064Z", "2019-07-23T14:31:40.084Z", "2019-07-23T14:31:40.121Z", "2019-07-23T14:31:40.156Z", "2019-07-23T14:31:40.165Z", "2019-07-23T14:31:40.171Z", "2019-07-23T14:31:40.175Z", "2019-07-23T14:31:40.180Z"]</text:p>
          </table:table-cell>
          <table:table-cell office:value-type="string" calcext:value-type="string">
            <text:p>Dashboard.vue:220 (11) ["2019-07-23T14:32:17.585Z", "2019-07-23T14:32:17.587Z", "2019-07-23T14:32:17.594Z", "2019-07-23T14:32:17.598Z", "2019-07-23T14:32:17.602Z", "2019-07-23T14:32:17.604Z", "2019-07-23T14:32:17.616Z", "2019-07-23T14:32:17.620Z", "2019-07-23T14:32:17.626Z", "2019-07-23T14:32:17.629Z", "2019-07-23T14:32:17.631Z"]</text:p>
          </table:table-cell>
          <table:table-cell office:value-type="string" calcext:value-type="string">
            <text:p>Dashboard.vue:220 (10) ["2019-07-23T14:32:59.257Z", "2019-07-23T14:32:59.264Z", "2019-07-23T14:32:59.315Z", "2019-07-23T14:32:59.319Z", "2019-07-23T14:32:59.323Z", "2019-07-23T14:32:59.329Z", "2019-07-23T14:32:59.333Z", "2019-07-23T14:32:59.335Z", "2019-07-23T14:32:59.348Z", "2019-07-23T14:32:59.352Z"]</text:p>
          </table:table-cell>
          <table:table-cell table:number-columns-repeated="3"/>
          <table:table-cell office:value-type="string" calcext:value-type="string">
            <text:p>Dashboard.vue:220 (2) ["2019-07-23T14:13:52.324Z", "2019-07-23T14:13:52.847Z"]</text:p>
          </table:table-cell>
          <table:table-cell office:value-type="string" calcext:value-type="string">
            <text:p>Dashboard.vue:220 (11) ["2019-07-23T14:14:23.836Z", "2019-07-23T14:14:23.846Z", "2019-07-23T14:14:23.865Z", "2019-07-23T14:14:23.875Z", "2019-07-23T14:14:23.880Z", "2019-07-23T14:14:23.950Z", "2019-07-23T14:14:23.955Z", "2019-07-23T14:14:23.961Z", "2019-07-23T14:14:23.966Z", "2019-07-23T14:14:23.971Z", "2019-07-23T14:14:23.976Z"]</text:p>
          </table:table-cell>
          <table:table-cell office:value-type="string" calcext:value-type="string">
            <text:p>Dashboard.vue:220 (11) ["2019-07-23T14:15:16.625Z", "2019-07-23T14:15:16.635Z", "2019-07-23T14:15:16.638Z", "2019-07-23T14:15:16.649Z", "2019-07-23T14:15:16.661Z", "2019-07-23T14:15:16.673Z", "2019-07-23T14:15:16.718Z", "2019-07-23T14:15:16.721Z", "2019-07-23T14:15:16.725Z", "2019-07-23T14:15:16.729Z", "2019-07-23T14:15:16.733Z"]</text:p>
          </table:table-cell>
          <table:table-cell office:value-type="string" calcext:value-type="string">
            <text:p>Dashboard.vue:220 (11) ["2019-07-23T14:16:01.951Z", "2019-07-23T14:16:01.954Z", "2019-07-23T14:16:01.959Z", "2019-07-23T14:16:02.007Z", "2019-07-23T14:16:02.022Z", "2019-07-23T14:16:02.043Z", "2019-07-23T14:16:02.047Z", "2019-07-23T14:16:02.050Z", "2019-07-23T14:16:02.054Z", "2019-07-23T14:16:02.058Z", "2019-07-23T14:16:02.063Z"]</text:p>
          </table:table-cell>
          <table:table-cell table:number-columns-repeated="4"/>
          <table:table-cell office:value-type="string" calcext:value-type="string">
            <text:p>Dashboard.vue:220 (5) ["2019-07-23T14:10:54.899Z", "2019-07-23T14:10:54.901Z", "2019-07-23T14:10:54.944Z", "2019-07-23T14:10:54.945Z", "2019-07-23T14:10:54.951Z"]</text:p>
          </table:table-cell>
          <table:table-cell office:value-type="string" calcext:value-type="string">
            <text:p>Dashboard.vue:220 (11) ["2019-07-23T14:11:26.612Z", "2019-07-23T14:11:26.616Z", "2019-07-23T14:11:26.620Z", "2019-07-23T14:11:26.624Z", "2019-07-23T14:11:26.628Z", "2019-07-23T14:11:26.632Z", "2019-07-23T14:11:26.636Z", "2019-07-23T14:11:26.640Z", "2019-07-23T14:11:26.644Z", "2019-07-23T14:11:26.648Z", "2019-07-23T14:11:26.652Z"]</text:p>
          </table:table-cell>
          <table:table-cell office:value-type="string" calcext:value-type="string">
            <text:p>Dashboard.vue:220 (11) ["2019-07-23T14:12:02.250Z", "2019-07-23T14:12:02.254Z", "2019-07-23T14:12:02.258Z", "2019-07-23T14:12:02.262Z", "2019-07-23T14:12:02.265Z", "2019-07-23T14:12:02.270Z", "2019-07-23T14:12:02.274Z", "2019-07-23T14:12:02.278Z", "2019-07-23T14:12:02.282Z", "2019-07-23T14:12:02.285Z", "2019-07-23T14:12:02.290Z"]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shboard.vue:212 680</text:p>
          </table:table-cell>
          <table:table-cell office:value-type="string" calcext:value-type="string">
            <text:p>Dashboard.vue:212 883</text:p>
          </table:table-cell>
          <table:table-cell office:value-type="string" calcext:value-type="string">
            <text:p>Dashboard.vue:219 tumpukan yang belum diterima : 10</text:p>
          </table:table-cell>
          <table:table-cell table:number-columns-repeated="3"/>
          <table:table-cell office:value-type="string" calcext:value-type="string">
            <text:p>Dashboard.vue:219 tumpukan yang belum diterima : 10</text:p>
          </table:table-cell>
          <table:table-cell office:value-type="string" calcext:value-type="string">
            <text:p>Dashboard.vue:212 691</text:p>
          </table:table-cell>
          <table:table-cell office:value-type="string" calcext:value-type="string">
            <text:p>Dashboard.vue:212 924</text:p>
          </table:table-cell>
          <table:table-cell office:value-type="string" calcext:value-type="string">
            <text:p>Dashboard.vue:212 615</text:p>
          </table:table-cell>
          <table:table-cell table:number-columns-repeated="3"/>
          <table:table-cell office:value-type="string" calcext:value-type="string">
            <text:p>Dashboard.vue:212 559</text:p>
          </table:table-cell>
          <table:table-cell office:value-type="string" calcext:value-type="string">
            <text:p>Dashboard.vue:212 972</text:p>
          </table:table-cell>
          <table:table-cell office:value-type="string" calcext:value-type="string">
            <text:p>Dashboard.vue:212 1077</text:p>
          </table:table-cell>
          <table:table-cell office:value-type="string" calcext:value-type="string">
            <text:p>Dashboard.vue:212 1007</text:p>
          </table:table-cell>
          <table:table-cell table:number-columns-repeated="4"/>
          <table:table-cell office:value-type="string" calcext:value-type="string">
            <text:p>Dashboard.vue:212 717</text:p>
          </table:table-cell>
          <table:table-cell office:value-type="string" calcext:value-type="string">
            <text:p>Dashboard.vue:212 763</text:p>
          </table:table-cell>
          <table:table-cell office:value-type="string" calcext:value-type="string">
            <text:p>Dashboard.vue:212 52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shboard.vue:212 2019-07-23T14:21:14.326Z</text:p>
          </table:table-cell>
          <table:table-cell office:value-type="string" calcext:value-type="string">
            <text:p>Dashboard.vue:212 2019-07-23T14:21:50.337Z</text:p>
          </table:table-cell>
          <table:table-cell office:value-type="string" calcext:value-type="string">
            <text:p>Dashboard.vue:220 (10) ["2019-07-23T14:22:25.534Z", "2019-07-23T14:22:25.541Z", "2019-07-23T14:22:25.546Z", "2019-07-23T14:22:25.548Z", "2019-07-23T14:22:25.552Z", "2019-07-23T14:22:25.555Z", "2019-07-23T14:22:25.564Z", "2019-07-23T14:22:25.565Z", "2019-07-23T14:22:25.570Z", "2019-07-23T14:22:25.572Z"]</text:p>
          </table:table-cell>
          <table:table-cell table:number-columns-repeated="3"/>
          <table:table-cell office:value-type="string" calcext:value-type="string">
            <text:p>Dashboard.vue:220 (10) ["2019-07-23T14:30:57.969Z", "2019-07-23T14:30:57.978Z", "2019-07-23T14:30:57.989Z", "2019-07-23T14:30:57.998Z", "2019-07-23T14:30:58.009Z", "2019-07-23T14:30:58.018Z", "2019-07-23T14:30:58.029Z", "2019-07-23T14:30:58.039Z", "2019-07-23T14:30:58.048Z", "2019-07-23T14:30:58.059Z"]</text:p>
          </table:table-cell>
          <table:table-cell office:value-type="string" calcext:value-type="string">
            <text:p>Dashboard.vue:212 2019-07-23T14:31:40.051Z</text:p>
          </table:table-cell>
          <table:table-cell office:value-type="string" calcext:value-type="string">
            <text:p>Dashboard.vue:212 2019-07-23T14:32:17.585Z</text:p>
          </table:table-cell>
          <table:table-cell office:value-type="string" calcext:value-type="string">
            <text:p>Dashboard.vue:212 2019-07-23T14:32:59.257Z</text:p>
          </table:table-cell>
          <table:table-cell table:number-columns-repeated="3"/>
          <table:table-cell office:value-type="string" calcext:value-type="string">
            <text:p>Dashboard.vue:212 2019-07-23T14:13:52.847Z</text:p>
          </table:table-cell>
          <table:table-cell office:value-type="string" calcext:value-type="string">
            <text:p>Dashboard.vue:212 2019-07-23T14:14:23.950Z</text:p>
          </table:table-cell>
          <table:table-cell office:value-type="string" calcext:value-type="string">
            <text:p>Dashboard.vue:212 2019-07-23T14:15:16.718Z</text:p>
          </table:table-cell>
          <table:table-cell office:value-type="string" calcext:value-type="string">
            <text:p>Dashboard.vue:212 2019-07-23T14:16:02.043Z</text:p>
          </table:table-cell>
          <table:table-cell table:number-columns-repeated="4"/>
          <table:table-cell office:value-type="string" calcext:value-type="string">
            <text:p>Dashboard.vue:212 2019-07-23T14:10:54.899Z</text:p>
          </table:table-cell>
          <table:table-cell office:value-type="string" calcext:value-type="string">
            <text:p>Dashboard.vue:212 2019-07-23T14:11:26.612Z</text:p>
          </table:table-cell>
          <table:table-cell office:value-type="string" calcext:value-type="string">
            <text:p>Dashboard.vue:212 2019-07-23T14:12:02.250Z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shboard.vue:219 tumpukan yang belum diterima : 9</text:p>
          </table:table-cell>
          <table:table-cell office:value-type="string" calcext:value-type="string">
            <text:p>Dashboard.vue:219 tumpukan yang belum diterima : 10</text:p>
          </table:table-cell>
          <table:table-cell office:value-type="string" calcext:value-type="string">
            <text:p>Dashboard.vue:212 838</text:p>
          </table:table-cell>
          <table:table-cell table:number-columns-repeated="3"/>
          <table:table-cell office:value-type="string" calcext:value-type="string">
            <text:p>Dashboard.vue:212 624</text:p>
          </table:table-cell>
          <table:table-cell office:value-type="string" calcext:value-type="string">
            <text:p>Dashboard.vue:219 tumpukan yang belum diterima : 9</text:p>
          </table:table-cell>
          <table:table-cell office:value-type="string" calcext:value-type="string">
            <text:p>Dashboard.vue:219 tumpukan yang belum diterima : 10</text:p>
          </table:table-cell>
          <table:table-cell office:value-type="string" calcext:value-type="string">
            <text:p>Dashboard.vue:219 tumpukan yang belum diterima : 9</text:p>
          </table:table-cell>
          <table:table-cell table:number-columns-repeated="3"/>
          <table:table-cell office:value-type="string" calcext:value-type="string">
            <text:p>Dashboard.vue:219 tumpukan yang belum diterima : 1</text:p>
          </table:table-cell>
          <table:table-cell table:number-columns-repeated="3" office:value-type="string" calcext:value-type="string">
            <text:p>Dashboard.vue:219 tumpukan yang belum diterima : 10</text:p>
          </table:table-cell>
          <table:table-cell table:number-columns-repeated="4"/>
          <table:table-cell office:value-type="string" calcext:value-type="string">
            <text:p>Dashboard.vue:219 tumpukan yang belum diterima : 4</text:p>
          </table:table-cell>
          <table:table-cell table:number-columns-repeated="2" office:value-type="string" calcext:value-type="string">
            <text:p>Dashboard.vue:219 tumpukan yang belum diterima : 1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shboard.vue:220 (9) ["2019-07-23T14:21:14.331Z", "2019-07-23T14:21:14.337Z", "2019-07-23T14:21:14.341Z", "2019-07-23T14:21:14.346Z", "2019-07-23T14:21:14.350Z", "2019-07-23T14:21:14.355Z", "2019-07-23T14:21:14.361Z", "2019-07-23T14:21:14.365Z", "2019-07-23T14:21:14.370Z"]</text:p>
          </table:table-cell>
          <table:table-cell office:value-type="string" calcext:value-type="string">
            <text:p>Dashboard.vue:220 (10) ["2019-07-23T14:21:50.339Z", "2019-07-23T14:21:50.344Z", "2019-07-23T14:21:50.347Z", "2019-07-23T14:21:50.355Z", "2019-07-23T14:21:50.365Z", "2019-07-23T14:21:50.370Z", "2019-07-23T14:21:50.377Z", "2019-07-23T14:21:50.381Z", "2019-07-23T14:21:50.388Z", "2019-07-23T14:21:50.390Z"]</text:p>
          </table:table-cell>
          <table:table-cell office:value-type="string" calcext:value-type="string">
            <text:p>Dashboard.vue:212 2019-07-23T14:22:25.534Z</text:p>
          </table:table-cell>
          <table:table-cell table:number-columns-repeated="3"/>
          <table:table-cell office:value-type="string" calcext:value-type="string">
            <text:p>Dashboard.vue:212 2019-07-23T14:30:57.969Z</text:p>
          </table:table-cell>
          <table:table-cell office:value-type="string" calcext:value-type="string">
            <text:p>Dashboard.vue:220 (9) ["2019-07-23T14:31:40.058Z", "2019-07-23T14:31:40.064Z", "2019-07-23T14:31:40.084Z", "2019-07-23T14:31:40.121Z", "2019-07-23T14:31:40.156Z", "2019-07-23T14:31:40.165Z", "2019-07-23T14:31:40.171Z", "2019-07-23T14:31:40.175Z", "2019-07-23T14:31:40.180Z"]</text:p>
          </table:table-cell>
          <table:table-cell office:value-type="string" calcext:value-type="string">
            <text:p>Dashboard.vue:220 (10) ["2019-07-23T14:32:17.587Z", "2019-07-23T14:32:17.594Z", "2019-07-23T14:32:17.598Z", "2019-07-23T14:32:17.602Z", "2019-07-23T14:32:17.604Z", "2019-07-23T14:32:17.616Z", "2019-07-23T14:32:17.620Z", "2019-07-23T14:32:17.626Z", "2019-07-23T14:32:17.629Z", "2019-07-23T14:32:17.631Z"]</text:p>
          </table:table-cell>
          <table:table-cell office:value-type="string" calcext:value-type="string">
            <text:p>Dashboard.vue:220 (9) ["2019-07-23T14:32:59.264Z", "2019-07-23T14:32:59.315Z", "2019-07-23T14:32:59.319Z", "2019-07-23T14:32:59.323Z", "2019-07-23T14:32:59.329Z", "2019-07-23T14:32:59.333Z", "2019-07-23T14:32:59.335Z", "2019-07-23T14:32:59.348Z", "2019-07-23T14:32:59.352Z"]</text:p>
          </table:table-cell>
          <table:table-cell table:number-columns-repeated="3"/>
          <table:table-cell office:value-type="string" calcext:value-type="string">
            <text:p>Dashboard.vue:220 ["2019-07-23T14:13:52.324Z"]</text:p>
          </table:table-cell>
          <table:table-cell office:value-type="string" calcext:value-type="string">
            <text:p>Dashboard.vue:220 (10) ["2019-07-23T14:14:23.836Z", "2019-07-23T14:14:23.846Z", "2019-07-23T14:14:23.865Z", "2019-07-23T14:14:23.875Z", "2019-07-23T14:14:23.880Z", "2019-07-23T14:14:23.955Z", "2019-07-23T14:14:23.961Z", "2019-07-23T14:14:23.966Z", "2019-07-23T14:14:23.971Z", "2019-07-23T14:14:23.976Z"]</text:p>
          </table:table-cell>
          <table:table-cell office:value-type="string" calcext:value-type="string">
            <text:p>Dashboard.vue:220 (10) ["2019-07-23T14:15:16.625Z", "2019-07-23T14:15:16.635Z", "2019-07-23T14:15:16.638Z", "2019-07-23T14:15:16.649Z", "2019-07-23T14:15:16.661Z", "2019-07-23T14:15:16.673Z", "2019-07-23T14:15:16.721Z", "2019-07-23T14:15:16.725Z", "2019-07-23T14:15:16.729Z", "2019-07-23T14:15:16.733Z"]</text:p>
          </table:table-cell>
          <table:table-cell office:value-type="string" calcext:value-type="string">
            <text:p>Dashboard.vue:220 (10) ["2019-07-23T14:16:01.951Z", "2019-07-23T14:16:01.954Z", "2019-07-23T14:16:01.959Z", "2019-07-23T14:16:02.007Z", "2019-07-23T14:16:02.022Z", "2019-07-23T14:16:02.047Z", "2019-07-23T14:16:02.050Z", "2019-07-23T14:16:02.054Z", "2019-07-23T14:16:02.058Z", "2019-07-23T14:16:02.063Z"]</text:p>
          </table:table-cell>
          <table:table-cell table:number-columns-repeated="4"/>
          <table:table-cell office:value-type="string" calcext:value-type="string">
            <text:p>Dashboard.vue:220 (4) ["2019-07-23T14:10:54.901Z", "2019-07-23T14:10:54.944Z", "2019-07-23T14:10:54.945Z", "2019-07-23T14:10:54.951Z"]</text:p>
          </table:table-cell>
          <table:table-cell office:value-type="string" calcext:value-type="string">
            <text:p>Dashboard.vue:220 (10) ["2019-07-23T14:11:26.616Z", "2019-07-23T14:11:26.620Z", "2019-07-23T14:11:26.624Z", "2019-07-23T14:11:26.628Z", "2019-07-23T14:11:26.632Z", "2019-07-23T14:11:26.636Z", "2019-07-23T14:11:26.640Z", "2019-07-23T14:11:26.644Z", "2019-07-23T14:11:26.648Z", "2019-07-23T14:11:26.652Z"]</text:p>
          </table:table-cell>
          <table:table-cell office:value-type="string" calcext:value-type="string">
            <text:p>Dashboard.vue:220 (10) ["2019-07-23T14:12:02.254Z", "2019-07-23T14:12:02.258Z", "2019-07-23T14:12:02.262Z", "2019-07-23T14:12:02.265Z", "2019-07-23T14:12:02.270Z", "2019-07-23T14:12:02.274Z", "2019-07-23T14:12:02.278Z", "2019-07-23T14:12:02.282Z", "2019-07-23T14:12:02.285Z", "2019-07-23T14:12:02.290Z"]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shboard.vue:212 683</text:p>
          </table:table-cell>
          <table:table-cell office:value-type="string" calcext:value-type="string">
            <text:p>Dashboard.vue:212 996</text:p>
          </table:table-cell>
          <table:table-cell office:value-type="string" calcext:value-type="string">
            <text:p>Dashboard.vue:219 tumpukan yang belum diterima : 9</text:p>
          </table:table-cell>
          <table:table-cell table:number-columns-repeated="3"/>
          <table:table-cell office:value-type="string" calcext:value-type="string">
            <text:p>Dashboard.vue:219 tumpukan yang belum diterima : 9</text:p>
          </table:table-cell>
          <table:table-cell office:value-type="string" calcext:value-type="string">
            <text:p>Dashboard.vue:212 690</text:p>
          </table:table-cell>
          <table:table-cell office:value-type="string" calcext:value-type="string">
            <text:p>Dashboard.vue:212 929</text:p>
          </table:table-cell>
          <table:table-cell office:value-type="string" calcext:value-type="string">
            <text:p>Dashboard.vue:212 615</text:p>
          </table:table-cell>
          <table:table-cell table:number-columns-repeated="3"/>
          <table:table-cell office:value-type="string" calcext:value-type="string">
            <text:p>Dashboard.vue:212 1087</text:p>
          </table:table-cell>
          <table:table-cell office:value-type="string" calcext:value-type="string">
            <text:p>Dashboard.vue:212 986</text:p>
          </table:table-cell>
          <table:table-cell office:value-type="string" calcext:value-type="string">
            <text:p>Dashboard.vue:212 1080</text:p>
          </table:table-cell>
          <table:table-cell office:value-type="string" calcext:value-type="string">
            <text:p>Dashboard.vue:212 1019</text:p>
          </table:table-cell>
          <table:table-cell table:number-columns-repeated="4"/>
          <table:table-cell office:value-type="string" calcext:value-type="string">
            <text:p>Dashboard.vue:212 721</text:p>
          </table:table-cell>
          <table:table-cell office:value-type="string" calcext:value-type="string">
            <text:p>Dashboard.vue:212 764</text:p>
          </table:table-cell>
          <table:table-cell office:value-type="string" calcext:value-type="string">
            <text:p>Dashboard.vue:212 52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shboard.vue:212 2019-07-23T14:21:14.331Z</text:p>
          </table:table-cell>
          <table:table-cell office:value-type="string" calcext:value-type="string">
            <text:p>Dashboard.vue:212 2019-07-23T14:21:50.339Z</text:p>
          </table:table-cell>
          <table:table-cell office:value-type="string" calcext:value-type="string">
            <text:p>Dashboard.vue:220 (9) ["2019-07-23T14:22:25.541Z", "2019-07-23T14:22:25.546Z", "2019-07-23T14:22:25.548Z", "2019-07-23T14:22:25.552Z", "2019-07-23T14:22:25.555Z", "2019-07-23T14:22:25.564Z", "2019-07-23T14:22:25.565Z", "2019-07-23T14:22:25.570Z", "2019-07-23T14:22:25.572Z"]</text:p>
          </table:table-cell>
          <table:table-cell table:number-columns-repeated="3"/>
          <table:table-cell office:value-type="string" calcext:value-type="string">
            <text:p>Dashboard.vue:220 (9) ["2019-07-23T14:30:57.978Z", "2019-07-23T14:30:57.989Z", "2019-07-23T14:30:57.998Z", "2019-07-23T14:30:58.009Z", "2019-07-23T14:30:58.018Z", "2019-07-23T14:30:58.029Z", "2019-07-23T14:30:58.039Z", "2019-07-23T14:30:58.048Z", "2019-07-23T14:30:58.059Z"]</text:p>
          </table:table-cell>
          <table:table-cell office:value-type="string" calcext:value-type="string">
            <text:p>Dashboard.vue:212 2019-07-23T14:31:40.058Z</text:p>
          </table:table-cell>
          <table:table-cell office:value-type="string" calcext:value-type="string">
            <text:p>Dashboard.vue:212 2019-07-23T14:32:17.587Z</text:p>
          </table:table-cell>
          <table:table-cell office:value-type="string" calcext:value-type="string">
            <text:p>Dashboard.vue:212 2019-07-23T14:32:59.264Z</text:p>
          </table:table-cell>
          <table:table-cell table:number-columns-repeated="3"/>
          <table:table-cell office:value-type="string" calcext:value-type="string">
            <text:p>Dashboard.vue:212 2019-07-23T14:13:52.324Z</text:p>
          </table:table-cell>
          <table:table-cell office:value-type="string" calcext:value-type="string">
            <text:p>Dashboard.vue:212 2019-07-23T14:14:23.955Z</text:p>
          </table:table-cell>
          <table:table-cell office:value-type="string" calcext:value-type="string">
            <text:p>Dashboard.vue:212 2019-07-23T14:15:16.721Z</text:p>
          </table:table-cell>
          <table:table-cell office:value-type="string" calcext:value-type="string">
            <text:p>Dashboard.vue:212 2019-07-23T14:16:02.047Z</text:p>
          </table:table-cell>
          <table:table-cell table:number-columns-repeated="4"/>
          <table:table-cell office:value-type="string" calcext:value-type="string">
            <text:p>Dashboard.vue:212 2019-07-23T14:10:54.901Z</text:p>
          </table:table-cell>
          <table:table-cell office:value-type="string" calcext:value-type="string">
            <text:p>Dashboard.vue:212 2019-07-23T14:11:26.616Z</text:p>
          </table:table-cell>
          <table:table-cell office:value-type="string" calcext:value-type="string">
            <text:p>Dashboard.vue:212 2019-07-23T14:12:02.254Z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shboard.vue:219 tumpukan yang belum diterima : 8</text:p>
          </table:table-cell>
          <table:table-cell office:value-type="string" calcext:value-type="string">
            <text:p>Dashboard.vue:219 tumpukan yang belum diterima : 9</text:p>
          </table:table-cell>
          <table:table-cell office:value-type="string" calcext:value-type="string">
            <text:p>Dashboard.vue:212 845</text:p>
          </table:table-cell>
          <table:table-cell table:number-columns-repeated="3"/>
          <table:table-cell office:value-type="string" calcext:value-type="string">
            <text:p>Dashboard.vue:212 622</text:p>
          </table:table-cell>
          <table:table-cell office:value-type="string" calcext:value-type="string">
            <text:p>Dashboard.vue:219 tumpukan yang belum diterima : 8</text:p>
          </table:table-cell>
          <table:table-cell office:value-type="string" calcext:value-type="string">
            <text:p>Dashboard.vue:219 tumpukan yang belum diterima : 9</text:p>
          </table:table-cell>
          <table:table-cell office:value-type="string" calcext:value-type="string">
            <text:p>Dashboard.vue:219 tumpukan yang belum diterima : 8</text:p>
          </table:table-cell>
          <table:table-cell table:number-columns-repeated="3"/>
          <table:table-cell office:value-type="string" calcext:value-type="string">
            <text:p>Dashboard.vue:219 tumpukan yang belum diterima : 0</text:p>
          </table:table-cell>
          <table:table-cell table:number-columns-repeated="3" office:value-type="string" calcext:value-type="string">
            <text:p>Dashboard.vue:219 tumpukan yang belum diterima : 9</text:p>
          </table:table-cell>
          <table:table-cell table:number-columns-repeated="4"/>
          <table:table-cell office:value-type="string" calcext:value-type="string">
            <text:p>Dashboard.vue:219 tumpukan yang belum diterima : 3</text:p>
          </table:table-cell>
          <table:table-cell table:number-columns-repeated="2" office:value-type="string" calcext:value-type="string">
            <text:p>Dashboard.vue:219 tumpukan yang belum diterima : 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shboard.vue:220 (8) ["2019-07-23T14:21:14.337Z", "2019-07-23T14:21:14.341Z", "2019-07-23T14:21:14.346Z", "2019-07-23T14:21:14.350Z", "2019-07-23T14:21:14.355Z", "2019-07-23T14:21:14.361Z", "2019-07-23T14:21:14.365Z", "2019-07-23T14:21:14.370Z"]</text:p>
          </table:table-cell>
          <table:table-cell office:value-type="string" calcext:value-type="string">
            <text:p>Dashboard.vue:220 (9) ["2019-07-23T14:21:50.344Z", "2019-07-23T14:21:50.347Z", "2019-07-23T14:21:50.355Z", "2019-07-23T14:21:50.365Z", "2019-07-23T14:21:50.370Z", "2019-07-23T14:21:50.377Z", "2019-07-23T14:21:50.381Z", "2019-07-23T14:21:50.388Z", "2019-07-23T14:21:50.390Z"]</text:p>
          </table:table-cell>
          <table:table-cell office:value-type="string" calcext:value-type="string">
            <text:p>Dashboard.vue:212 2019-07-23T14:22:25.541Z</text:p>
          </table:table-cell>
          <table:table-cell table:number-columns-repeated="3"/>
          <table:table-cell office:value-type="string" calcext:value-type="string">
            <text:p>Dashboard.vue:212 2019-07-23T14:30:57.978Z</text:p>
          </table:table-cell>
          <table:table-cell office:value-type="string" calcext:value-type="string">
            <text:p>Dashboard.vue:220 (8) ["2019-07-23T14:31:40.064Z", "2019-07-23T14:31:40.084Z", "2019-07-23T14:31:40.121Z", "2019-07-23T14:31:40.156Z", "2019-07-23T14:31:40.165Z", "2019-07-23T14:31:40.171Z", "2019-07-23T14:31:40.175Z", "2019-07-23T14:31:40.180Z"]</text:p>
          </table:table-cell>
          <table:table-cell office:value-type="string" calcext:value-type="string">
            <text:p>Dashboard.vue:220 (9) ["2019-07-23T14:32:17.594Z", "2019-07-23T14:32:17.598Z", "2019-07-23T14:32:17.602Z", "2019-07-23T14:32:17.604Z", "2019-07-23T14:32:17.616Z", "2019-07-23T14:32:17.620Z", "2019-07-23T14:32:17.626Z", "2019-07-23T14:32:17.629Z", "2019-07-23T14:32:17.631Z"]</text:p>
          </table:table-cell>
          <table:table-cell office:value-type="string" calcext:value-type="string">
            <text:p>Dashboard.vue:220 (8) ["2019-07-23T14:32:59.315Z", "2019-07-23T14:32:59.319Z", "2019-07-23T14:32:59.323Z", "2019-07-23T14:32:59.329Z", "2019-07-23T14:32:59.333Z", "2019-07-23T14:32:59.335Z", "2019-07-23T14:32:59.348Z", "2019-07-23T14:32:59.352Z"]</text:p>
          </table:table-cell>
          <table:table-cell table:number-columns-repeated="3"/>
          <table:table-cell office:value-type="string" calcext:value-type="string">
            <text:p>Dashboard.vue:220 []</text:p>
          </table:table-cell>
          <table:table-cell office:value-type="string" calcext:value-type="string">
            <text:p>Dashboard.vue:220 (9) ["2019-07-23T14:14:23.836Z", "2019-07-23T14:14:23.846Z", "2019-07-23T14:14:23.865Z", "2019-07-23T14:14:23.875Z", "2019-07-23T14:14:23.880Z", "2019-07-23T14:14:23.961Z", "2019-07-23T14:14:23.966Z", "2019-07-23T14:14:23.971Z", "2019-07-23T14:14:23.976Z"]</text:p>
          </table:table-cell>
          <table:table-cell office:value-type="string" calcext:value-type="string">
            <text:p>Dashboard.vue:220 (9) ["2019-07-23T14:15:16.625Z", "2019-07-23T14:15:16.635Z", "2019-07-23T14:15:16.638Z", "2019-07-23T14:15:16.649Z", "2019-07-23T14:15:16.661Z", "2019-07-23T14:15:16.673Z", "2019-07-23T14:15:16.725Z", "2019-07-23T14:15:16.729Z", "2019-07-23T14:15:16.733Z"]</text:p>
          </table:table-cell>
          <table:table-cell office:value-type="string" calcext:value-type="string">
            <text:p>Dashboard.vue:220 (9) ["2019-07-23T14:16:01.951Z", "2019-07-23T14:16:01.954Z", "2019-07-23T14:16:01.959Z", "2019-07-23T14:16:02.007Z", "2019-07-23T14:16:02.022Z", "2019-07-23T14:16:02.050Z", "2019-07-23T14:16:02.054Z", "2019-07-23T14:16:02.058Z", "2019-07-23T14:16:02.063Z"]</text:p>
          </table:table-cell>
          <table:table-cell table:number-columns-repeated="4"/>
          <table:table-cell office:value-type="string" calcext:value-type="string">
            <text:p>Dashboard.vue:220 (3) ["2019-07-23T14:10:54.944Z", "2019-07-23T14:10:54.945Z", "2019-07-23T14:10:54.951Z"]</text:p>
          </table:table-cell>
          <table:table-cell office:value-type="string" calcext:value-type="string">
            <text:p>Dashboard.vue:220 (9) ["2019-07-23T14:11:26.620Z", "2019-07-23T14:11:26.624Z", "2019-07-23T14:11:26.628Z", "2019-07-23T14:11:26.632Z", "2019-07-23T14:11:26.636Z", "2019-07-23T14:11:26.640Z", "2019-07-23T14:11:26.644Z", "2019-07-23T14:11:26.648Z", "2019-07-23T14:11:26.652Z"]</text:p>
          </table:table-cell>
          <table:table-cell office:value-type="string" calcext:value-type="string">
            <text:p>Dashboard.vue:220 (9) ["2019-07-23T14:12:02.258Z", "2019-07-23T14:12:02.262Z", "2019-07-23T14:12:02.265Z", "2019-07-23T14:12:02.270Z", "2019-07-23T14:12:02.274Z", "2019-07-23T14:12:02.278Z", "2019-07-23T14:12:02.282Z", "2019-07-23T14:12:02.285Z", "2019-07-23T14:12:02.290Z"]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shboard.vue:212 695</text:p>
          </table:table-cell>
          <table:table-cell office:value-type="string" calcext:value-type="string">
            <text:p>Dashboard.vue:212 996</text:p>
          </table:table-cell>
          <table:table-cell office:value-type="string" calcext:value-type="string">
            <text:p>Dashboard.vue:219 tumpukan yang belum diterima : 8</text:p>
          </table:table-cell>
          <table:table-cell table:number-columns-repeated="3"/>
          <table:table-cell office:value-type="string" calcext:value-type="string">
            <text:p>Dashboard.vue:219 tumpukan yang belum diterima : 8</text:p>
          </table:table-cell>
          <table:table-cell office:value-type="string" calcext:value-type="string">
            <text:p>Dashboard.vue:212 690</text:p>
          </table:table-cell>
          <table:table-cell office:value-type="string" calcext:value-type="string">
            <text:p>Dashboard.vue:212 927</text:p>
          </table:table-cell>
          <table:table-cell office:value-type="string" calcext:value-type="string">
            <text:p>Dashboard.vue:212 570</text:p>
          </table:table-cell>
          <table:table-cell table:number-columns-repeated="4"/>
          <table:table-cell office:value-type="string" calcext:value-type="string">
            <text:p>Dashboard.vue:212 1093</text:p>
          </table:table-cell>
          <table:table-cell office:value-type="string" calcext:value-type="string">
            <text:p>Dashboard.vue:212 1083</text:p>
          </table:table-cell>
          <table:table-cell office:value-type="string" calcext:value-type="string">
            <text:p>Dashboard.vue:212 1041</text:p>
          </table:table-cell>
          <table:table-cell table:number-columns-repeated="4"/>
          <table:table-cell office:value-type="string" calcext:value-type="string">
            <text:p>Dashboard.vue:212 683</text:p>
          </table:table-cell>
          <table:table-cell office:value-type="string" calcext:value-type="string">
            <text:p>Dashboard.vue:212 765</text:p>
          </table:table-cell>
          <table:table-cell office:value-type="string" calcext:value-type="string">
            <text:p>Dashboard.vue:212 52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shboard.vue:212 2019-07-23T14:21:14.337Z</text:p>
          </table:table-cell>
          <table:table-cell office:value-type="string" calcext:value-type="string">
            <text:p>Dashboard.vue:212 2019-07-23T14:21:50.344Z</text:p>
          </table:table-cell>
          <table:table-cell office:value-type="string" calcext:value-type="string">
            <text:p>Dashboard.vue:220 (8) ["2019-07-23T14:22:25.546Z", "2019-07-23T14:22:25.548Z", "2019-07-23T14:22:25.552Z", "2019-07-23T14:22:25.555Z", "2019-07-23T14:22:25.564Z", "2019-07-23T14:22:25.565Z", "2019-07-23T14:22:25.570Z", "2019-07-23T14:22:25.572Z"]</text:p>
          </table:table-cell>
          <table:table-cell table:number-columns-repeated="3"/>
          <table:table-cell office:value-type="string" calcext:value-type="string">
            <text:p>Dashboard.vue:220 (8) ["2019-07-23T14:30:57.989Z", "2019-07-23T14:30:57.998Z", "2019-07-23T14:30:58.009Z", "2019-07-23T14:30:58.018Z", "2019-07-23T14:30:58.029Z", "2019-07-23T14:30:58.039Z", "2019-07-23T14:30:58.048Z", "2019-07-23T14:30:58.059Z"]</text:p>
          </table:table-cell>
          <table:table-cell office:value-type="string" calcext:value-type="string">
            <text:p>Dashboard.vue:212 2019-07-23T14:31:40.064Z</text:p>
          </table:table-cell>
          <table:table-cell office:value-type="string" calcext:value-type="string">
            <text:p>Dashboard.vue:212 2019-07-23T14:32:17.594Z</text:p>
          </table:table-cell>
          <table:table-cell office:value-type="string" calcext:value-type="string">
            <text:p>Dashboard.vue:212 2019-07-23T14:32:59.315Z</text:p>
          </table:table-cell>
          <table:table-cell table:number-columns-repeated="4"/>
          <table:table-cell office:value-type="string" calcext:value-type="string">
            <text:p>Dashboard.vue:212 2019-07-23T14:14:23.865Z</text:p>
          </table:table-cell>
          <table:table-cell office:value-type="string" calcext:value-type="string">
            <text:p>Dashboard.vue:212 2019-07-23T14:15:16.725Z</text:p>
          </table:table-cell>
          <table:table-cell office:value-type="string" calcext:value-type="string">
            <text:p>Dashboard.vue:212 2019-07-23T14:16:02.050Z</text:p>
          </table:table-cell>
          <table:table-cell table:number-columns-repeated="4"/>
          <table:table-cell office:value-type="string" calcext:value-type="string">
            <text:p>Dashboard.vue:212 2019-07-23T14:10:54.944Z</text:p>
          </table:table-cell>
          <table:table-cell office:value-type="string" calcext:value-type="string">
            <text:p>Dashboard.vue:212 2019-07-23T14:11:26.620Z</text:p>
          </table:table-cell>
          <table:table-cell office:value-type="string" calcext:value-type="string">
            <text:p>Dashboard.vue:212 2019-07-23T14:12:02.258Z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shboard.vue:219 tumpukan yang belum diterima : 7</text:p>
          </table:table-cell>
          <table:table-cell office:value-type="string" calcext:value-type="string">
            <text:p>Dashboard.vue:219 tumpukan yang belum diterima : 8</text:p>
          </table:table-cell>
          <table:table-cell office:value-type="string" calcext:value-type="string">
            <text:p>Dashboard.vue:212 847</text:p>
          </table:table-cell>
          <table:table-cell table:number-columns-repeated="3"/>
          <table:table-cell office:value-type="string" calcext:value-type="string">
            <text:p>Dashboard.vue:212 618</text:p>
          </table:table-cell>
          <table:table-cell office:value-type="string" calcext:value-type="string">
            <text:p>Dashboard.vue:219 tumpukan yang belum diterima : 7</text:p>
          </table:table-cell>
          <table:table-cell office:value-type="string" calcext:value-type="string">
            <text:p>Dashboard.vue:219 tumpukan yang belum diterima : 8</text:p>
          </table:table-cell>
          <table:table-cell office:value-type="string" calcext:value-type="string">
            <text:p>Dashboard.vue:219 tumpukan yang belum diterima : 7</text:p>
          </table:table-cell>
          <table:table-cell table:number-columns-repeated="4"/>
          <table:table-cell table:number-columns-repeated="3" office:value-type="string" calcext:value-type="string">
            <text:p>Dashboard.vue:219 tumpukan yang belum diterima : 8</text:p>
          </table:table-cell>
          <table:table-cell table:number-columns-repeated="4"/>
          <table:table-cell office:value-type="string" calcext:value-type="string">
            <text:p>Dashboard.vue:219 tumpukan yang belum diterima : 2</text:p>
          </table:table-cell>
          <table:table-cell table:number-columns-repeated="2" office:value-type="string" calcext:value-type="string">
            <text:p>Dashboard.vue:219 tumpukan yang belum diterima : 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shboard.vue:220 (7) ["2019-07-23T14:21:14.341Z", "2019-07-23T14:21:14.346Z", "2019-07-23T14:21:14.350Z", "2019-07-23T14:21:14.355Z", "2019-07-23T14:21:14.361Z", "2019-07-23T14:21:14.365Z", "2019-07-23T14:21:14.370Z"]</text:p>
          </table:table-cell>
          <table:table-cell office:value-type="string" calcext:value-type="string">
            <text:p>Dashboard.vue:220 (8) ["2019-07-23T14:21:50.347Z", "2019-07-23T14:21:50.355Z", "2019-07-23T14:21:50.365Z", "2019-07-23T14:21:50.370Z", "2019-07-23T14:21:50.377Z", "2019-07-23T14:21:50.381Z", "2019-07-23T14:21:50.388Z", "2019-07-23T14:21:50.390Z"]</text:p>
          </table:table-cell>
          <table:table-cell office:value-type="string" calcext:value-type="string">
            <text:p>Dashboard.vue:212 2019-07-23T14:22:25.546Z</text:p>
          </table:table-cell>
          <table:table-cell table:number-columns-repeated="3"/>
          <table:table-cell office:value-type="string" calcext:value-type="string">
            <text:p>Dashboard.vue:212 2019-07-23T14:30:57.989Z</text:p>
          </table:table-cell>
          <table:table-cell office:value-type="string" calcext:value-type="string">
            <text:p>Dashboard.vue:220 (7) ["2019-07-23T14:31:40.084Z", "2019-07-23T14:31:40.121Z", "2019-07-23T14:31:40.156Z", "2019-07-23T14:31:40.165Z", "2019-07-23T14:31:40.171Z", "2019-07-23T14:31:40.175Z", "2019-07-23T14:31:40.180Z"]</text:p>
          </table:table-cell>
          <table:table-cell office:value-type="string" calcext:value-type="string">
            <text:p>Dashboard.vue:220 (8) ["2019-07-23T14:32:17.598Z", "2019-07-23T14:32:17.602Z", "2019-07-23T14:32:17.604Z", "2019-07-23T14:32:17.616Z", "2019-07-23T14:32:17.620Z", "2019-07-23T14:32:17.626Z", "2019-07-23T14:32:17.629Z", "2019-07-23T14:32:17.631Z"]</text:p>
          </table:table-cell>
          <table:table-cell office:value-type="string" calcext:value-type="string">
            <text:p>Dashboard.vue:220 (7) ["2019-07-23T14:32:59.319Z", "2019-07-23T14:32:59.323Z", "2019-07-23T14:32:59.329Z", "2019-07-23T14:32:59.333Z", "2019-07-23T14:32:59.335Z", "2019-07-23T14:32:59.348Z", "2019-07-23T14:32:59.352Z"]</text:p>
          </table:table-cell>
          <table:table-cell table:number-columns-repeated="4"/>
          <table:table-cell office:value-type="string" calcext:value-type="string">
            <text:p>Dashboard.vue:220 (8) ["2019-07-23T14:14:23.836Z", "2019-07-23T14:14:23.846Z", "2019-07-23T14:14:23.875Z", "2019-07-23T14:14:23.880Z", "2019-07-23T14:14:23.961Z", "2019-07-23T14:14:23.966Z", "2019-07-23T14:14:23.971Z", "2019-07-23T14:14:23.976Z"]</text:p>
          </table:table-cell>
          <table:table-cell office:value-type="string" calcext:value-type="string">
            <text:p>Dashboard.vue:220 (8) ["2019-07-23T14:15:16.625Z", "2019-07-23T14:15:16.635Z", "2019-07-23T14:15:16.638Z", "2019-07-23T14:15:16.649Z", "2019-07-23T14:15:16.661Z", "2019-07-23T14:15:16.673Z", "2019-07-23T14:15:16.729Z", "2019-07-23T14:15:16.733Z"]</text:p>
          </table:table-cell>
          <table:table-cell office:value-type="string" calcext:value-type="string">
            <text:p>Dashboard.vue:220 (8) ["2019-07-23T14:16:01.951Z", "2019-07-23T14:16:01.954Z", "2019-07-23T14:16:01.959Z", "2019-07-23T14:16:02.007Z", "2019-07-23T14:16:02.022Z", "2019-07-23T14:16:02.054Z", "2019-07-23T14:16:02.058Z", "2019-07-23T14:16:02.063Z"]</text:p>
          </table:table-cell>
          <table:table-cell table:number-columns-repeated="4"/>
          <table:table-cell office:value-type="string" calcext:value-type="string">
            <text:p>Dashboard.vue:220 (2) ["2019-07-23T14:10:54.945Z", "2019-07-23T14:10:54.951Z"]</text:p>
          </table:table-cell>
          <table:table-cell office:value-type="string" calcext:value-type="string">
            <text:p>Dashboard.vue:220 (8) ["2019-07-23T14:11:26.624Z", "2019-07-23T14:11:26.628Z", "2019-07-23T14:11:26.632Z", "2019-07-23T14:11:26.636Z", "2019-07-23T14:11:26.640Z", "2019-07-23T14:11:26.644Z", "2019-07-23T14:11:26.648Z", "2019-07-23T14:11:26.652Z"]</text:p>
          </table:table-cell>
          <table:table-cell office:value-type="string" calcext:value-type="string">
            <text:p>Dashboard.vue:220 (8) ["2019-07-23T14:12:02.262Z", "2019-07-23T14:12:02.265Z", "2019-07-23T14:12:02.270Z", "2019-07-23T14:12:02.274Z", "2019-07-23T14:12:02.278Z", "2019-07-23T14:12:02.282Z", "2019-07-23T14:12:02.285Z", "2019-07-23T14:12:02.290Z"]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shboard.vue:212 697</text:p>
          </table:table-cell>
          <table:table-cell office:value-type="string" calcext:value-type="string">
            <text:p>Dashboard.vue:212 998</text:p>
          </table:table-cell>
          <table:table-cell office:value-type="string" calcext:value-type="string">
            <text:p>Dashboard.vue:219 tumpukan yang belum diterima : 7</text:p>
          </table:table-cell>
          <table:table-cell table:number-columns-repeated="3"/>
          <table:table-cell office:value-type="string" calcext:value-type="string">
            <text:p>Dashboard.vue:219 tumpukan yang belum diterima : 7</text:p>
          </table:table-cell>
          <table:table-cell office:value-type="string" calcext:value-type="string">
            <text:p>Dashboard.vue:212 677</text:p>
          </table:table-cell>
          <table:table-cell office:value-type="string" calcext:value-type="string">
            <text:p>Dashboard.vue:212 928</text:p>
          </table:table-cell>
          <table:table-cell office:value-type="string" calcext:value-type="string">
            <text:p>Dashboard.vue:212 571</text:p>
          </table:table-cell>
          <table:table-cell table:number-columns-repeated="4"/>
          <table:table-cell office:value-type="string" calcext:value-type="string">
            <text:p>Dashboard.vue:212 1133</text:p>
          </table:table-cell>
          <table:table-cell office:value-type="string" calcext:value-type="string">
            <text:p>Dashboard.vue:212 1106</text:p>
          </table:table-cell>
          <table:table-cell office:value-type="string" calcext:value-type="string">
            <text:p>Dashboard.vue:212 1047</text:p>
          </table:table-cell>
          <table:table-cell table:number-columns-repeated="4"/>
          <table:table-cell office:value-type="string" calcext:value-type="string">
            <text:p>Dashboard.vue:212 687</text:p>
          </table:table-cell>
          <table:table-cell office:value-type="string" calcext:value-type="string">
            <text:p>Dashboard.vue:212 767</text:p>
          </table:table-cell>
          <table:table-cell office:value-type="string" calcext:value-type="string">
            <text:p>Dashboard.vue:212 53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shboard.vue:212 2019-07-23T14:21:14.341Z</text:p>
          </table:table-cell>
          <table:table-cell office:value-type="string" calcext:value-type="string">
            <text:p>Dashboard.vue:212 2019-07-23T14:21:50.347Z</text:p>
          </table:table-cell>
          <table:table-cell office:value-type="string" calcext:value-type="string">
            <text:p>Dashboard.vue:220 (7) ["2019-07-23T14:22:25.548Z", "2019-07-23T14:22:25.552Z", "2019-07-23T14:22:25.555Z", "2019-07-23T14:22:25.564Z", "2019-07-23T14:22:25.565Z", "2019-07-23T14:22:25.570Z", "2019-07-23T14:22:25.572Z"]</text:p>
          </table:table-cell>
          <table:table-cell table:number-columns-repeated="3"/>
          <table:table-cell office:value-type="string" calcext:value-type="string">
            <text:p>Dashboard.vue:220 (7) ["2019-07-23T14:30:57.998Z", "2019-07-23T14:30:58.009Z", "2019-07-23T14:30:58.018Z", "2019-07-23T14:30:58.029Z", "2019-07-23T14:30:58.039Z", "2019-07-23T14:30:58.048Z", "2019-07-23T14:30:58.059Z"]</text:p>
          </table:table-cell>
          <table:table-cell office:value-type="string" calcext:value-type="string">
            <text:p>Dashboard.vue:212 2019-07-23T14:31:40.084Z</text:p>
          </table:table-cell>
          <table:table-cell office:value-type="string" calcext:value-type="string">
            <text:p>Dashboard.vue:212 2019-07-23T14:32:17.598Z</text:p>
          </table:table-cell>
          <table:table-cell office:value-type="string" calcext:value-type="string">
            <text:p>Dashboard.vue:212 2019-07-23T14:32:59.319Z</text:p>
          </table:table-cell>
          <table:table-cell table:number-columns-repeated="4"/>
          <table:table-cell office:value-type="string" calcext:value-type="string">
            <text:p>Dashboard.vue:212 2019-07-23T14:14:23.836Z</text:p>
          </table:table-cell>
          <table:table-cell office:value-type="string" calcext:value-type="string">
            <text:p>Dashboard.vue:212 2019-07-23T14:15:16.729Z</text:p>
          </table:table-cell>
          <table:table-cell office:value-type="string" calcext:value-type="string">
            <text:p>Dashboard.vue:212 2019-07-23T14:16:02.054Z</text:p>
          </table:table-cell>
          <table:table-cell table:number-columns-repeated="4"/>
          <table:table-cell office:value-type="string" calcext:value-type="string">
            <text:p>Dashboard.vue:212 2019-07-23T14:10:54.945Z</text:p>
          </table:table-cell>
          <table:table-cell office:value-type="string" calcext:value-type="string">
            <text:p>Dashboard.vue:212 2019-07-23T14:11:26.624Z</text:p>
          </table:table-cell>
          <table:table-cell office:value-type="string" calcext:value-type="string">
            <text:p>Dashboard.vue:212 2019-07-23T14:12:02.262Z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shboard.vue:219 tumpukan yang belum diterima : 6</text:p>
          </table:table-cell>
          <table:table-cell office:value-type="string" calcext:value-type="string">
            <text:p>Dashboard.vue:219 tumpukan yang belum diterima : 7</text:p>
          </table:table-cell>
          <table:table-cell office:value-type="string" calcext:value-type="string">
            <text:p>Dashboard.vue:212 854</text:p>
          </table:table-cell>
          <table:table-cell table:number-columns-repeated="3"/>
          <table:table-cell office:value-type="string" calcext:value-type="string">
            <text:p>Dashboard.vue:212 615</text:p>
          </table:table-cell>
          <table:table-cell office:value-type="string" calcext:value-type="string">
            <text:p>Dashboard.vue:219 tumpukan yang belum diterima : 6</text:p>
          </table:table-cell>
          <table:table-cell office:value-type="string" calcext:value-type="string">
            <text:p>Dashboard.vue:219 tumpukan yang belum diterima : 7</text:p>
          </table:table-cell>
          <table:table-cell office:value-type="string" calcext:value-type="string">
            <text:p>Dashboard.vue:219 tumpukan yang belum diterima : 6</text:p>
          </table:table-cell>
          <table:table-cell table:number-columns-repeated="4"/>
          <table:table-cell table:number-columns-repeated="3" office:value-type="string" calcext:value-type="string">
            <text:p>Dashboard.vue:219 tumpukan yang belum diterima : 7</text:p>
          </table:table-cell>
          <table:table-cell table:number-columns-repeated="4"/>
          <table:table-cell office:value-type="string" calcext:value-type="string">
            <text:p>Dashboard.vue:219 tumpukan yang belum diterima : 1</text:p>
          </table:table-cell>
          <table:table-cell table:number-columns-repeated="2" office:value-type="string" calcext:value-type="string">
            <text:p>Dashboard.vue:219 tumpukan yang belum diterima : 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shboard.vue:220 (6) ["2019-07-23T14:21:14.346Z", "2019-07-23T14:21:14.350Z", "2019-07-23T14:21:14.355Z", "2019-07-23T14:21:14.361Z", "2019-07-23T14:21:14.365Z", "2019-07-23T14:21:14.370Z"]</text:p>
          </table:table-cell>
          <table:table-cell office:value-type="string" calcext:value-type="string">
            <text:p>Dashboard.vue:220 (7) ["2019-07-23T14:21:50.355Z", "2019-07-23T14:21:50.365Z", "2019-07-23T14:21:50.370Z", "2019-07-23T14:21:50.377Z", "2019-07-23T14:21:50.381Z", "2019-07-23T14:21:50.388Z", "2019-07-23T14:21:50.390Z"]</text:p>
          </table:table-cell>
          <table:table-cell office:value-type="string" calcext:value-type="string">
            <text:p>Dashboard.vue:212 2019-07-23T14:22:25.548Z</text:p>
          </table:table-cell>
          <table:table-cell table:number-columns-repeated="3"/>
          <table:table-cell office:value-type="string" calcext:value-type="string">
            <text:p>Dashboard.vue:212 2019-07-23T14:30:57.998Z</text:p>
          </table:table-cell>
          <table:table-cell office:value-type="string" calcext:value-type="string">
            <text:p>Dashboard.vue:220 (6) ["2019-07-23T14:31:40.121Z", "2019-07-23T14:31:40.156Z", "2019-07-23T14:31:40.165Z", "2019-07-23T14:31:40.171Z", "2019-07-23T14:31:40.175Z", "2019-07-23T14:31:40.180Z"]</text:p>
          </table:table-cell>
          <table:table-cell office:value-type="string" calcext:value-type="string">
            <text:p>Dashboard.vue:220 (7) ["2019-07-23T14:32:17.602Z", "2019-07-23T14:32:17.604Z", "2019-07-23T14:32:17.616Z", "2019-07-23T14:32:17.620Z", "2019-07-23T14:32:17.626Z", "2019-07-23T14:32:17.629Z", "2019-07-23T14:32:17.631Z"]</text:p>
          </table:table-cell>
          <table:table-cell office:value-type="string" calcext:value-type="string">
            <text:p>Dashboard.vue:220 (6) ["2019-07-23T14:32:59.323Z", "2019-07-23T14:32:59.329Z", "2019-07-23T14:32:59.333Z", "2019-07-23T14:32:59.335Z", "2019-07-23T14:32:59.348Z", "2019-07-23T14:32:59.352Z"]</text:p>
          </table:table-cell>
          <table:table-cell table:number-columns-repeated="4"/>
          <table:table-cell office:value-type="string" calcext:value-type="string">
            <text:p>Dashboard.vue:220 (7) ["2019-07-23T14:14:23.846Z", "2019-07-23T14:14:23.875Z", "2019-07-23T14:14:23.880Z", "2019-07-23T14:14:23.961Z", "2019-07-23T14:14:23.966Z", "2019-07-23T14:14:23.971Z", "2019-07-23T14:14:23.976Z"]</text:p>
          </table:table-cell>
          <table:table-cell office:value-type="string" calcext:value-type="string">
            <text:p>Dashboard.vue:220 (7) ["2019-07-23T14:15:16.625Z", "2019-07-23T14:15:16.635Z", "2019-07-23T14:15:16.638Z", "2019-07-23T14:15:16.649Z", "2019-07-23T14:15:16.661Z", "2019-07-23T14:15:16.673Z", "2019-07-23T14:15:16.733Z"]</text:p>
          </table:table-cell>
          <table:table-cell office:value-type="string" calcext:value-type="string">
            <text:p>Dashboard.vue:220 (7) ["2019-07-23T14:16:01.951Z", "2019-07-23T14:16:01.954Z", "2019-07-23T14:16:01.959Z", "2019-07-23T14:16:02.007Z", "2019-07-23T14:16:02.022Z", "2019-07-23T14:16:02.058Z", "2019-07-23T14:16:02.063Z"]</text:p>
          </table:table-cell>
          <table:table-cell table:number-columns-repeated="4"/>
          <table:table-cell office:value-type="string" calcext:value-type="string">
            <text:p>Dashboard.vue:220 ["2019-07-23T14:10:54.951Z"]</text:p>
          </table:table-cell>
          <table:table-cell office:value-type="string" calcext:value-type="string">
            <text:p>Dashboard.vue:220 (7) ["2019-07-23T14:11:26.628Z", "2019-07-23T14:11:26.632Z", "2019-07-23T14:11:26.636Z", "2019-07-23T14:11:26.640Z", "2019-07-23T14:11:26.644Z", "2019-07-23T14:11:26.648Z", "2019-07-23T14:11:26.652Z"]</text:p>
          </table:table-cell>
          <table:table-cell office:value-type="string" calcext:value-type="string">
            <text:p>Dashboard.vue:220 (7) ["2019-07-23T14:12:02.265Z", "2019-07-23T14:12:02.270Z", "2019-07-23T14:12:02.274Z", "2019-07-23T14:12:02.278Z", "2019-07-23T14:12:02.282Z", "2019-07-23T14:12:02.285Z", "2019-07-23T14:12:02.290Z"]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shboard.vue:212 705</text:p>
          </table:table-cell>
          <table:table-cell office:value-type="string" calcext:value-type="string">
            <text:p>Dashboard.vue:212 996</text:p>
          </table:table-cell>
          <table:table-cell office:value-type="string" calcext:value-type="string">
            <text:p>Dashboard.vue:219 tumpukan yang belum diterima : 6</text:p>
          </table:table-cell>
          <table:table-cell table:number-columns-repeated="3"/>
          <table:table-cell office:value-type="string" calcext:value-type="string">
            <text:p>Dashboard.vue:219 tumpukan yang belum diterima : 6</text:p>
          </table:table-cell>
          <table:table-cell office:value-type="string" calcext:value-type="string">
            <text:p>Dashboard.vue:212 645</text:p>
          </table:table-cell>
          <table:table-cell office:value-type="string" calcext:value-type="string">
            <text:p>Dashboard.vue:212 929</text:p>
          </table:table-cell>
          <table:table-cell office:value-type="string" calcext:value-type="string">
            <text:p>Dashboard.vue:212 588</text:p>
          </table:table-cell>
          <table:table-cell table:number-columns-repeated="4"/>
          <table:table-cell office:value-type="string" calcext:value-type="string">
            <text:p>Dashboard.vue:212 1024</text:p>
          </table:table-cell>
          <table:table-cell office:value-type="string" calcext:value-type="string">
            <text:p>Dashboard.vue:212 1197</text:p>
          </table:table-cell>
          <table:table-cell office:value-type="string" calcext:value-type="string">
            <text:p>Dashboard.vue:212 1063</text:p>
          </table:table-cell>
          <table:table-cell table:number-columns-repeated="4"/>
          <table:table-cell office:value-type="string" calcext:value-type="string">
            <text:p>Dashboard.vue:212 688</text:p>
          </table:table-cell>
          <table:table-cell office:value-type="string" calcext:value-type="string">
            <text:p>Dashboard.vue:212 768</text:p>
          </table:table-cell>
          <table:table-cell office:value-type="string" calcext:value-type="string">
            <text:p>Dashboard.vue:212 57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shboard.vue:212 2019-07-23T14:21:14.346Z</text:p>
          </table:table-cell>
          <table:table-cell office:value-type="string" calcext:value-type="string">
            <text:p>Dashboard.vue:212 2019-07-23T14:21:50.355Z</text:p>
          </table:table-cell>
          <table:table-cell office:value-type="string" calcext:value-type="string">
            <text:p>Dashboard.vue:220 (6) ["2019-07-23T14:22:25.552Z", "2019-07-23T14:22:25.555Z", "2019-07-23T14:22:25.564Z", "2019-07-23T14:22:25.565Z", "2019-07-23T14:22:25.570Z", "2019-07-23T14:22:25.572Z"]</text:p>
          </table:table-cell>
          <table:table-cell table:number-columns-repeated="3"/>
          <table:table-cell office:value-type="string" calcext:value-type="string">
            <text:p>Dashboard.vue:220 (6) ["2019-07-23T14:30:58.009Z", "2019-07-23T14:30:58.018Z", "2019-07-23T14:30:58.029Z", "2019-07-23T14:30:58.039Z", "2019-07-23T14:30:58.048Z", "2019-07-23T14:30:58.059Z"]</text:p>
          </table:table-cell>
          <table:table-cell office:value-type="string" calcext:value-type="string">
            <text:p>Dashboard.vue:212 2019-07-23T14:31:40.121Z</text:p>
          </table:table-cell>
          <table:table-cell office:value-type="string" calcext:value-type="string">
            <text:p>Dashboard.vue:212 2019-07-23T14:32:17.602Z</text:p>
          </table:table-cell>
          <table:table-cell office:value-type="string" calcext:value-type="string">
            <text:p>Dashboard.vue:212 2019-07-23T14:32:59.323Z</text:p>
          </table:table-cell>
          <table:table-cell table:number-columns-repeated="4"/>
          <table:table-cell office:value-type="string" calcext:value-type="string">
            <text:p>Dashboard.vue:212 2019-07-23T14:14:23.961Z</text:p>
          </table:table-cell>
          <table:table-cell office:value-type="string" calcext:value-type="string">
            <text:p>Dashboard.vue:212 2019-07-23T14:15:16.649Z</text:p>
          </table:table-cell>
          <table:table-cell office:value-type="string" calcext:value-type="string">
            <text:p>Dashboard.vue:212 2019-07-23T14:16:02.058Z</text:p>
          </table:table-cell>
          <table:table-cell table:number-columns-repeated="4"/>
          <table:table-cell office:value-type="string" calcext:value-type="string">
            <text:p>Dashboard.vue:212 2019-07-23T14:10:54.951Z</text:p>
          </table:table-cell>
          <table:table-cell office:value-type="string" calcext:value-type="string">
            <text:p>Dashboard.vue:212 2019-07-23T14:11:26.628Z</text:p>
          </table:table-cell>
          <table:table-cell office:value-type="string" calcext:value-type="string">
            <text:p>Dashboard.vue:212 2019-07-23T14:12:02.265Z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shboard.vue:219 tumpukan yang belum diterima : 5</text:p>
          </table:table-cell>
          <table:table-cell office:value-type="string" calcext:value-type="string">
            <text:p>Dashboard.vue:219 tumpukan yang belum diterima : 6</text:p>
          </table:table-cell>
          <table:table-cell office:value-type="string" calcext:value-type="string">
            <text:p>Dashboard.vue:212 856</text:p>
          </table:table-cell>
          <table:table-cell table:number-columns-repeated="3"/>
          <table:table-cell office:value-type="string" calcext:value-type="string">
            <text:p>Dashboard.vue:212 609</text:p>
          </table:table-cell>
          <table:table-cell office:value-type="string" calcext:value-type="string">
            <text:p>Dashboard.vue:219 tumpukan yang belum diterima : 5</text:p>
          </table:table-cell>
          <table:table-cell office:value-type="string" calcext:value-type="string">
            <text:p>Dashboard.vue:219 tumpukan yang belum diterima : 6</text:p>
          </table:table-cell>
          <table:table-cell office:value-type="string" calcext:value-type="string">
            <text:p>Dashboard.vue:219 tumpukan yang belum diterima : 5</text:p>
          </table:table-cell>
          <table:table-cell table:number-columns-repeated="4"/>
          <table:table-cell table:number-columns-repeated="3" office:value-type="string" calcext:value-type="string">
            <text:p>Dashboard.vue:219 tumpukan yang belum diterima : 6</text:p>
          </table:table-cell>
          <table:table-cell table:number-columns-repeated="4"/>
          <table:table-cell office:value-type="string" calcext:value-type="string">
            <text:p>Dashboard.vue:219 tumpukan yang belum diterima : 0</text:p>
          </table:table-cell>
          <table:table-cell table:number-columns-repeated="2" office:value-type="string" calcext:value-type="string">
            <text:p>Dashboard.vue:219 tumpukan yang belum diterima : 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shboard.vue:220 (5) ["2019-07-23T14:21:14.350Z", "2019-07-23T14:21:14.355Z", "2019-07-23T14:21:14.361Z", "2019-07-23T14:21:14.365Z", "2019-07-23T14:21:14.370Z"]</text:p>
          </table:table-cell>
          <table:table-cell office:value-type="string" calcext:value-type="string">
            <text:p>Dashboard.vue:220 (6) ["2019-07-23T14:21:50.365Z", "2019-07-23T14:21:50.370Z", "2019-07-23T14:21:50.377Z", "2019-07-23T14:21:50.381Z", "2019-07-23T14:21:50.388Z", "2019-07-23T14:21:50.390Z"]</text:p>
          </table:table-cell>
          <table:table-cell office:value-type="string" calcext:value-type="string">
            <text:p>Dashboard.vue:212 2019-07-23T14:22:25.552Z</text:p>
          </table:table-cell>
          <table:table-cell table:number-columns-repeated="3"/>
          <table:table-cell office:value-type="string" calcext:value-type="string">
            <text:p>Dashboard.vue:212 2019-07-23T14:30:58.009Z</text:p>
          </table:table-cell>
          <table:table-cell office:value-type="string" calcext:value-type="string">
            <text:p>Dashboard.vue:220 (5) ["2019-07-23T14:31:40.156Z", "2019-07-23T14:31:40.165Z", "2019-07-23T14:31:40.171Z", "2019-07-23T14:31:40.175Z", "2019-07-23T14:31:40.180Z"]</text:p>
          </table:table-cell>
          <table:table-cell office:value-type="string" calcext:value-type="string">
            <text:p>Dashboard.vue:220 (6) ["2019-07-23T14:32:17.604Z", "2019-07-23T14:32:17.616Z", "2019-07-23T14:32:17.620Z", "2019-07-23T14:32:17.626Z", "2019-07-23T14:32:17.629Z", "2019-07-23T14:32:17.631Z"]</text:p>
          </table:table-cell>
          <table:table-cell office:value-type="string" calcext:value-type="string">
            <text:p>Dashboard.vue:220 (5) ["2019-07-23T14:32:59.329Z", "2019-07-23T14:32:59.333Z", "2019-07-23T14:32:59.335Z", "2019-07-23T14:32:59.348Z", "2019-07-23T14:32:59.352Z"]</text:p>
          </table:table-cell>
          <table:table-cell table:number-columns-repeated="4"/>
          <table:table-cell office:value-type="string" calcext:value-type="string">
            <text:p>Dashboard.vue:220 (6) ["2019-07-23T14:14:23.846Z", "2019-07-23T14:14:23.875Z", "2019-07-23T14:14:23.880Z", "2019-07-23T14:14:23.966Z", "2019-07-23T14:14:23.971Z", "2019-07-23T14:14:23.976Z"]</text:p>
          </table:table-cell>
          <table:table-cell office:value-type="string" calcext:value-type="string">
            <text:p>Dashboard.vue:220 (6) ["2019-07-23T14:15:16.625Z", "2019-07-23T14:15:16.635Z", "2019-07-23T14:15:16.638Z", "2019-07-23T14:15:16.661Z", "2019-07-23T14:15:16.673Z", "2019-07-23T14:15:16.733Z"]</text:p>
          </table:table-cell>
          <table:table-cell office:value-type="string" calcext:value-type="string">
            <text:p>Dashboard.vue:220 (6) ["2019-07-23T14:16:01.951Z", "2019-07-23T14:16:01.954Z", "2019-07-23T14:16:01.959Z", "2019-07-23T14:16:02.007Z", "2019-07-23T14:16:02.022Z", "2019-07-23T14:16:02.063Z"]</text:p>
          </table:table-cell>
          <table:table-cell table:number-columns-repeated="4"/>
          <table:table-cell office:value-type="string" calcext:value-type="string">
            <text:p>Dashboard.vue:220 []</text:p>
          </table:table-cell>
          <table:table-cell office:value-type="string" calcext:value-type="string">
            <text:p>Dashboard.vue:220 (6) ["2019-07-23T14:11:26.632Z", "2019-07-23T14:11:26.636Z", "2019-07-23T14:11:26.640Z", "2019-07-23T14:11:26.644Z", "2019-07-23T14:11:26.648Z", "2019-07-23T14:11:26.652Z"]</text:p>
          </table:table-cell>
          <table:table-cell office:value-type="string" calcext:value-type="string">
            <text:p>Dashboard.vue:220 (6) ["2019-07-23T14:12:02.270Z", "2019-07-23T14:12:02.274Z", "2019-07-23T14:12:02.278Z", "2019-07-23T14:12:02.282Z", "2019-07-23T14:12:02.285Z", "2019-07-23T14:12:02.290Z"]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shboard.vue:212 728</text:p>
          </table:table-cell>
          <table:table-cell office:value-type="string" calcext:value-type="string">
            <text:p>Dashboard.vue:212 993</text:p>
          </table:table-cell>
          <table:table-cell office:value-type="string" calcext:value-type="string">
            <text:p>Dashboard.vue:219 tumpukan yang belum diterima : 5</text:p>
          </table:table-cell>
          <table:table-cell table:number-columns-repeated="3"/>
          <table:table-cell office:value-type="string" calcext:value-type="string">
            <text:p>Dashboard.vue:219 tumpukan yang belum diterima : 5</text:p>
          </table:table-cell>
          <table:table-cell office:value-type="string" calcext:value-type="string">
            <text:p>Dashboard.vue:212 616</text:p>
          </table:table-cell>
          <table:table-cell office:value-type="string" calcext:value-type="string">
            <text:p>Dashboard.vue:212 934</text:p>
          </table:table-cell>
          <table:table-cell office:value-type="string" calcext:value-type="string">
            <text:p>Dashboard.vue:212 588</text:p>
          </table:table-cell>
          <table:table-cell table:number-columns-repeated="4"/>
          <table:table-cell office:value-type="string" calcext:value-type="string">
            <text:p>Dashboard.vue:212 1034</text:p>
          </table:table-cell>
          <table:table-cell office:value-type="string" calcext:value-type="string">
            <text:p>Dashboard.vue:212 1126</text:p>
          </table:table-cell>
          <table:table-cell office:value-type="string" calcext:value-type="string">
            <text:p>Dashboard.vue:212 1065</text:p>
          </table:table-cell>
          <table:table-cell table:number-columns-repeated="5"/>
          <table:table-cell office:value-type="string" calcext:value-type="string">
            <text:p>Dashboard.vue:212 770</text:p>
          </table:table-cell>
          <table:table-cell office:value-type="string" calcext:value-type="string">
            <text:p>Dashboard.vue:212 57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shboard.vue:212 2019-07-23T14:21:14.350Z</text:p>
          </table:table-cell>
          <table:table-cell office:value-type="string" calcext:value-type="string">
            <text:p>Dashboard.vue:212 2019-07-23T14:21:50.365Z</text:p>
          </table:table-cell>
          <table:table-cell office:value-type="string" calcext:value-type="string">
            <text:p>Dashboard.vue:220 (5) ["2019-07-23T14:22:25.555Z", "2019-07-23T14:22:25.564Z", "2019-07-23T14:22:25.565Z", "2019-07-23T14:22:25.570Z", "2019-07-23T14:22:25.572Z"]</text:p>
          </table:table-cell>
          <table:table-cell table:number-columns-repeated="3"/>
          <table:table-cell office:value-type="string" calcext:value-type="string">
            <text:p>Dashboard.vue:220 (5) ["2019-07-23T14:30:58.018Z", "2019-07-23T14:30:58.029Z", "2019-07-23T14:30:58.039Z", "2019-07-23T14:30:58.048Z", "2019-07-23T14:30:58.059Z"]</text:p>
          </table:table-cell>
          <table:table-cell office:value-type="string" calcext:value-type="string">
            <text:p>Dashboard.vue:212 2019-07-23T14:31:40.156Z</text:p>
          </table:table-cell>
          <table:table-cell office:value-type="string" calcext:value-type="string">
            <text:p>Dashboard.vue:212 2019-07-23T14:32:17.604Z</text:p>
          </table:table-cell>
          <table:table-cell office:value-type="string" calcext:value-type="string">
            <text:p>Dashboard.vue:212 2019-07-23T14:32:59.329Z</text:p>
          </table:table-cell>
          <table:table-cell table:number-columns-repeated="4"/>
          <table:table-cell office:value-type="string" calcext:value-type="string">
            <text:p>Dashboard.vue:212 2019-07-23T14:14:23.966Z</text:p>
          </table:table-cell>
          <table:table-cell office:value-type="string" calcext:value-type="string">
            <text:p>Dashboard.vue:212 2019-07-23T14:15:16.733Z</text:p>
          </table:table-cell>
          <table:table-cell office:value-type="string" calcext:value-type="string">
            <text:p>Dashboard.vue:212 2019-07-23T14:16:02.063Z</text:p>
          </table:table-cell>
          <table:table-cell table:number-columns-repeated="5"/>
          <table:table-cell office:value-type="string" calcext:value-type="string">
            <text:p>Dashboard.vue:212 2019-07-23T14:11:26.632Z</text:p>
          </table:table-cell>
          <table:table-cell office:value-type="string" calcext:value-type="string">
            <text:p>Dashboard.vue:212 2019-07-23T14:12:02.270Z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shboard.vue:219 tumpukan yang belum diterima : 4</text:p>
          </table:table-cell>
          <table:table-cell office:value-type="string" calcext:value-type="string">
            <text:p>Dashboard.vue:219 tumpukan yang belum diterima : 5</text:p>
          </table:table-cell>
          <table:table-cell office:value-type="string" calcext:value-type="string">
            <text:p>Dashboard.vue:212 858</text:p>
          </table:table-cell>
          <table:table-cell table:number-columns-repeated="3"/>
          <table:table-cell office:value-type="string" calcext:value-type="string">
            <text:p>Dashboard.vue:212 606</text:p>
          </table:table-cell>
          <table:table-cell office:value-type="string" calcext:value-type="string">
            <text:p>Dashboard.vue:219 tumpukan yang belum diterima : 4</text:p>
          </table:table-cell>
          <table:table-cell office:value-type="string" calcext:value-type="string">
            <text:p>Dashboard.vue:219 tumpukan yang belum diterima : 5</text:p>
          </table:table-cell>
          <table:table-cell office:value-type="string" calcext:value-type="string">
            <text:p>Dashboard.vue:219 tumpukan yang belum diterima : 4</text:p>
          </table:table-cell>
          <table:table-cell table:number-columns-repeated="4"/>
          <table:table-cell table:number-columns-repeated="3" office:value-type="string" calcext:value-type="string">
            <text:p>Dashboard.vue:219 tumpukan yang belum diterima : 5</text:p>
          </table:table-cell>
          <table:table-cell table:number-columns-repeated="5"/>
          <table:table-cell table:number-columns-repeated="2" office:value-type="string" calcext:value-type="string">
            <text:p>Dashboard.vue:219 tumpukan yang belum diterima : 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shboard.vue:220 (4) ["2019-07-23T14:21:14.355Z", "2019-07-23T14:21:14.361Z", "2019-07-23T14:21:14.365Z", "2019-07-23T14:21:14.370Z"]</text:p>
          </table:table-cell>
          <table:table-cell office:value-type="string" calcext:value-type="string">
            <text:p>Dashboard.vue:220 (5) ["2019-07-23T14:21:50.370Z", "2019-07-23T14:21:50.377Z", "2019-07-23T14:21:50.381Z", "2019-07-23T14:21:50.388Z", "2019-07-23T14:21:50.390Z"]</text:p>
          </table:table-cell>
          <table:table-cell office:value-type="string" calcext:value-type="string">
            <text:p>Dashboard.vue:212 2019-07-23T14:22:25.555Z</text:p>
          </table:table-cell>
          <table:table-cell table:number-columns-repeated="3"/>
          <table:table-cell office:value-type="string" calcext:value-type="string">
            <text:p>Dashboard.vue:212 2019-07-23T14:30:58.018Z</text:p>
          </table:table-cell>
          <table:table-cell office:value-type="string" calcext:value-type="string">
            <text:p>Dashboard.vue:220 (4) ["2019-07-23T14:31:40.165Z", "2019-07-23T14:31:40.171Z", "2019-07-23T14:31:40.175Z", "2019-07-23T14:31:40.180Z"]</text:p>
          </table:table-cell>
          <table:table-cell office:value-type="string" calcext:value-type="string">
            <text:p>Dashboard.vue:220 (5) ["2019-07-23T14:32:17.616Z", "2019-07-23T14:32:17.620Z", "2019-07-23T14:32:17.626Z", "2019-07-23T14:32:17.629Z", "2019-07-23T14:32:17.631Z"]</text:p>
          </table:table-cell>
          <table:table-cell office:value-type="string" calcext:value-type="string">
            <text:p>Dashboard.vue:220 (4) ["2019-07-23T14:32:59.333Z", "2019-07-23T14:32:59.335Z", "2019-07-23T14:32:59.348Z", "2019-07-23T14:32:59.352Z"]</text:p>
          </table:table-cell>
          <table:table-cell table:number-columns-repeated="4"/>
          <table:table-cell office:value-type="string" calcext:value-type="string">
            <text:p>Dashboard.vue:220 (5) ["2019-07-23T14:14:23.846Z", "2019-07-23T14:14:23.875Z", "2019-07-23T14:14:23.880Z", "2019-07-23T14:14:23.971Z", "2019-07-23T14:14:23.976Z"]</text:p>
          </table:table-cell>
          <table:table-cell office:value-type="string" calcext:value-type="string">
            <text:p>Dashboard.vue:220 (5) ["2019-07-23T14:15:16.625Z", "2019-07-23T14:15:16.635Z", "2019-07-23T14:15:16.638Z", "2019-07-23T14:15:16.661Z", "2019-07-23T14:15:16.673Z"]</text:p>
          </table:table-cell>
          <table:table-cell office:value-type="string" calcext:value-type="string">
            <text:p>Dashboard.vue:220 (5) ["2019-07-23T14:16:01.951Z", "2019-07-23T14:16:01.954Z", "2019-07-23T14:16:01.959Z", "2019-07-23T14:16:02.007Z", "2019-07-23T14:16:02.022Z"]</text:p>
          </table:table-cell>
          <table:table-cell table:number-columns-repeated="5"/>
          <table:table-cell office:value-type="string" calcext:value-type="string">
            <text:p>Dashboard.vue:220 (5) ["2019-07-23T14:11:26.636Z", "2019-07-23T14:11:26.640Z", "2019-07-23T14:11:26.644Z", "2019-07-23T14:11:26.648Z", "2019-07-23T14:11:26.652Z"]</text:p>
          </table:table-cell>
          <table:table-cell office:value-type="string" calcext:value-type="string">
            <text:p>Dashboard.vue:220 (5) ["2019-07-23T14:12:02.274Z", "2019-07-23T14:12:02.278Z", "2019-07-23T14:12:02.282Z", "2019-07-23T14:12:02.285Z", "2019-07-23T14:12:02.290Z"]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shboard.vue:212 739</text:p>
          </table:table-cell>
          <table:table-cell office:value-type="string" calcext:value-type="string">
            <text:p>Dashboard.vue:212 994</text:p>
          </table:table-cell>
          <table:table-cell office:value-type="string" calcext:value-type="string">
            <text:p>Dashboard.vue:219 tumpukan yang belum diterima : 4</text:p>
          </table:table-cell>
          <table:table-cell table:number-columns-repeated="3"/>
          <table:table-cell office:value-type="string" calcext:value-type="string">
            <text:p>Dashboard.vue:219 tumpukan yang belum diterima : 4</text:p>
          </table:table-cell>
          <table:table-cell office:value-type="string" calcext:value-type="string">
            <text:p>Dashboard.vue:212 612</text:p>
          </table:table-cell>
          <table:table-cell office:value-type="string" calcext:value-type="string">
            <text:p>Dashboard.vue:212 926</text:p>
          </table:table-cell>
          <table:table-cell office:value-type="string" calcext:value-type="string">
            <text:p>Dashboard.vue:212 590</text:p>
          </table:table-cell>
          <table:table-cell table:number-columns-repeated="4"/>
          <table:table-cell office:value-type="string" calcext:value-type="string">
            <text:p>Dashboard.vue:212 1040</text:p>
          </table:table-cell>
          <table:table-cell office:value-type="string" calcext:value-type="string">
            <text:p>Dashboard.vue:212 1225</text:p>
          </table:table-cell>
          <table:table-cell office:value-type="string" calcext:value-type="string">
            <text:p>Dashboard.vue:212 1204</text:p>
          </table:table-cell>
          <table:table-cell table:number-columns-repeated="5"/>
          <table:table-cell office:value-type="string" calcext:value-type="string">
            <text:p>Dashboard.vue:212 770</text:p>
          </table:table-cell>
          <table:table-cell office:value-type="string" calcext:value-type="string">
            <text:p>Dashboard.vue:212 57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shboard.vue:212 2019-07-23T14:21:14.355Z</text:p>
          </table:table-cell>
          <table:table-cell office:value-type="string" calcext:value-type="string">
            <text:p>Dashboard.vue:212 2019-07-23T14:21:50.370Z</text:p>
          </table:table-cell>
          <table:table-cell office:value-type="string" calcext:value-type="string">
            <text:p>Dashboard.vue:220 (4) ["2019-07-23T14:22:25.564Z", "2019-07-23T14:22:25.565Z", "2019-07-23T14:22:25.570Z", "2019-07-23T14:22:25.572Z"]</text:p>
          </table:table-cell>
          <table:table-cell table:number-columns-repeated="3"/>
          <table:table-cell office:value-type="string" calcext:value-type="string">
            <text:p>Dashboard.vue:220 (4) ["2019-07-23T14:30:58.029Z", "2019-07-23T14:30:58.039Z", "2019-07-23T14:30:58.048Z", "2019-07-23T14:30:58.059Z"]</text:p>
          </table:table-cell>
          <table:table-cell office:value-type="string" calcext:value-type="string">
            <text:p>Dashboard.vue:212 2019-07-23T14:31:40.165Z</text:p>
          </table:table-cell>
          <table:table-cell office:value-type="string" calcext:value-type="string">
            <text:p>Dashboard.vue:212 2019-07-23T14:32:17.616Z</text:p>
          </table:table-cell>
          <table:table-cell office:value-type="string" calcext:value-type="string">
            <text:p>Dashboard.vue:212 2019-07-23T14:32:59.333Z</text:p>
          </table:table-cell>
          <table:table-cell table:number-columns-repeated="4"/>
          <table:table-cell office:value-type="string" calcext:value-type="string">
            <text:p>Dashboard.vue:212 2019-07-23T14:14:23.971Z</text:p>
          </table:table-cell>
          <table:table-cell office:value-type="string" calcext:value-type="string">
            <text:p>Dashboard.vue:212 2019-07-23T14:15:16.661Z</text:p>
          </table:table-cell>
          <table:table-cell office:value-type="string" calcext:value-type="string">
            <text:p>Dashboard.vue:212 2019-07-23T14:16:01.951Z</text:p>
          </table:table-cell>
          <table:table-cell table:number-columns-repeated="5"/>
          <table:table-cell office:value-type="string" calcext:value-type="string">
            <text:p>Dashboard.vue:212 2019-07-23T14:11:26.636Z</text:p>
          </table:table-cell>
          <table:table-cell office:value-type="string" calcext:value-type="string">
            <text:p>Dashboard.vue:212 2019-07-23T14:12:02.274Z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shboard.vue:219 tumpukan yang belum diterima : 3</text:p>
          </table:table-cell>
          <table:table-cell office:value-type="string" calcext:value-type="string">
            <text:p>Dashboard.vue:219 tumpukan yang belum diterima : 4</text:p>
          </table:table-cell>
          <table:table-cell office:value-type="string" calcext:value-type="string">
            <text:p>Dashboard.vue:212 854</text:p>
          </table:table-cell>
          <table:table-cell table:number-columns-repeated="3"/>
          <table:table-cell office:value-type="string" calcext:value-type="string">
            <text:p>Dashboard.vue:212 600</text:p>
          </table:table-cell>
          <table:table-cell office:value-type="string" calcext:value-type="string">
            <text:p>Dashboard.vue:219 tumpukan yang belum diterima : 3</text:p>
          </table:table-cell>
          <table:table-cell office:value-type="string" calcext:value-type="string">
            <text:p>Dashboard.vue:219 tumpukan yang belum diterima : 4</text:p>
          </table:table-cell>
          <table:table-cell office:value-type="string" calcext:value-type="string">
            <text:p>Dashboard.vue:219 tumpukan yang belum diterima : 3</text:p>
          </table:table-cell>
          <table:table-cell table:number-columns-repeated="4"/>
          <table:table-cell table:number-columns-repeated="3" office:value-type="string" calcext:value-type="string">
            <text:p>Dashboard.vue:219 tumpukan yang belum diterima : 4</text:p>
          </table:table-cell>
          <table:table-cell table:number-columns-repeated="5"/>
          <table:table-cell table:number-columns-repeated="2" office:value-type="string" calcext:value-type="string">
            <text:p>Dashboard.vue:219 tumpukan yang belum diterima : 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shboard.vue:220 (3) ["2019-07-23T14:21:14.361Z", "2019-07-23T14:21:14.365Z", "2019-07-23T14:21:14.370Z"]</text:p>
          </table:table-cell>
          <table:table-cell office:value-type="string" calcext:value-type="string">
            <text:p>Dashboard.vue:220 (4) ["2019-07-23T14:21:50.377Z", "2019-07-23T14:21:50.381Z", "2019-07-23T14:21:50.388Z", "2019-07-23T14:21:50.390Z"]</text:p>
          </table:table-cell>
          <table:table-cell office:value-type="string" calcext:value-type="string">
            <text:p>Dashboard.vue:212 2019-07-23T14:22:25.564Z</text:p>
          </table:table-cell>
          <table:table-cell table:number-columns-repeated="3"/>
          <table:table-cell office:value-type="string" calcext:value-type="string">
            <text:p>Dashboard.vue:212 2019-07-23T14:30:58.029Z</text:p>
          </table:table-cell>
          <table:table-cell office:value-type="string" calcext:value-type="string">
            <text:p>Dashboard.vue:220 (3) ["2019-07-23T14:31:40.171Z", "2019-07-23T14:31:40.175Z", "2019-07-23T14:31:40.180Z"]</text:p>
          </table:table-cell>
          <table:table-cell office:value-type="string" calcext:value-type="string">
            <text:p>Dashboard.vue:220 (4) ["2019-07-23T14:32:17.620Z", "2019-07-23T14:32:17.626Z", "2019-07-23T14:32:17.629Z", "2019-07-23T14:32:17.631Z"]</text:p>
          </table:table-cell>
          <table:table-cell office:value-type="string" calcext:value-type="string">
            <text:p>Dashboard.vue:220 (3) ["2019-07-23T14:32:59.335Z", "2019-07-23T14:32:59.348Z", "2019-07-23T14:32:59.352Z"]</text:p>
          </table:table-cell>
          <table:table-cell table:number-columns-repeated="4"/>
          <table:table-cell office:value-type="string" calcext:value-type="string">
            <text:p>Dashboard.vue:220 (4) ["2019-07-23T14:14:23.846Z", "2019-07-23T14:14:23.875Z", "2019-07-23T14:14:23.880Z", "2019-07-23T14:14:23.976Z"]</text:p>
          </table:table-cell>
          <table:table-cell office:value-type="string" calcext:value-type="string">
            <text:p>Dashboard.vue:220 (4) ["2019-07-23T14:15:16.625Z", "2019-07-23T14:15:16.635Z", "2019-07-23T14:15:16.638Z", "2019-07-23T14:15:16.673Z"]</text:p>
          </table:table-cell>
          <table:table-cell office:value-type="string" calcext:value-type="string">
            <text:p>Dashboard.vue:220 (4) ["2019-07-23T14:16:01.954Z", "2019-07-23T14:16:01.959Z", "2019-07-23T14:16:02.007Z", "2019-07-23T14:16:02.022Z"]</text:p>
          </table:table-cell>
          <table:table-cell table:number-columns-repeated="5"/>
          <table:table-cell office:value-type="string" calcext:value-type="string">
            <text:p>Dashboard.vue:220 (4) ["2019-07-23T14:11:26.640Z", "2019-07-23T14:11:26.644Z", "2019-07-23T14:11:26.648Z", "2019-07-23T14:11:26.652Z"]</text:p>
          </table:table-cell>
          <table:table-cell office:value-type="string" calcext:value-type="string">
            <text:p>Dashboard.vue:220 (4) ["2019-07-23T14:12:02.278Z", "2019-07-23T14:12:02.282Z", "2019-07-23T14:12:02.285Z", "2019-07-23T14:12:02.290Z"]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shboard.vue:212 739</text:p>
          </table:table-cell>
          <table:table-cell office:value-type="string" calcext:value-type="string">
            <text:p>Dashboard.vue:212 993</text:p>
          </table:table-cell>
          <table:table-cell office:value-type="string" calcext:value-type="string">
            <text:p>Dashboard.vue:219 tumpukan yang belum diterima : 3</text:p>
          </table:table-cell>
          <table:table-cell table:number-columns-repeated="3"/>
          <table:table-cell office:value-type="string" calcext:value-type="string">
            <text:p>Dashboard.vue:219 tumpukan yang belum diterima : 3</text:p>
          </table:table-cell>
          <table:table-cell office:value-type="string" calcext:value-type="string">
            <text:p>Dashboard.vue:212 613</text:p>
          </table:table-cell>
          <table:table-cell office:value-type="string" calcext:value-type="string">
            <text:p>Dashboard.vue:212 927</text:p>
          </table:table-cell>
          <table:table-cell office:value-type="string" calcext:value-type="string">
            <text:p>Dashboard.vue:212 593</text:p>
          </table:table-cell>
          <table:table-cell table:number-columns-repeated="4"/>
          <table:table-cell office:value-type="string" calcext:value-type="string">
            <text:p>Dashboard.vue:212 1050</text:p>
          </table:table-cell>
          <table:table-cell office:value-type="string" calcext:value-type="string">
            <text:p>Dashboard.vue:212 1274</text:p>
          </table:table-cell>
          <table:table-cell office:value-type="string" calcext:value-type="string">
            <text:p>Dashboard.vue:212 1227</text:p>
          </table:table-cell>
          <table:table-cell table:number-columns-repeated="5"/>
          <table:table-cell office:value-type="string" calcext:value-type="string">
            <text:p>Dashboard.vue:212 773</text:p>
          </table:table-cell>
          <table:table-cell office:value-type="string" calcext:value-type="string">
            <text:p>Dashboard.vue:212 61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shboard.vue:212 2019-07-23T14:21:14.361Z</text:p>
          </table:table-cell>
          <table:table-cell office:value-type="string" calcext:value-type="string">
            <text:p>Dashboard.vue:212 2019-07-23T14:21:50.377Z</text:p>
          </table:table-cell>
          <table:table-cell office:value-type="string" calcext:value-type="string">
            <text:p>Dashboard.vue:220 (3) ["2019-07-23T14:22:25.565Z", "2019-07-23T14:22:25.570Z", "2019-07-23T14:22:25.572Z"]</text:p>
          </table:table-cell>
          <table:table-cell table:number-columns-repeated="3"/>
          <table:table-cell office:value-type="string" calcext:value-type="string">
            <text:p>Dashboard.vue:220 (3) ["2019-07-23T14:30:58.039Z", "2019-07-23T14:30:58.048Z", "2019-07-23T14:30:58.059Z"]</text:p>
          </table:table-cell>
          <table:table-cell office:value-type="string" calcext:value-type="string">
            <text:p>Dashboard.vue:212 2019-07-23T14:31:40.171Z</text:p>
          </table:table-cell>
          <table:table-cell office:value-type="string" calcext:value-type="string">
            <text:p>Dashboard.vue:212 2019-07-23T14:32:17.620Z</text:p>
          </table:table-cell>
          <table:table-cell office:value-type="string" calcext:value-type="string">
            <text:p>Dashboard.vue:212 2019-07-23T14:32:59.335Z</text:p>
          </table:table-cell>
          <table:table-cell table:number-columns-repeated="4"/>
          <table:table-cell office:value-type="string" calcext:value-type="string">
            <text:p>Dashboard.vue:212 2019-07-23T14:14:23.976Z</text:p>
          </table:table-cell>
          <table:table-cell office:value-type="string" calcext:value-type="string">
            <text:p>Dashboard.vue:212 2019-07-23T14:15:16.625Z</text:p>
          </table:table-cell>
          <table:table-cell office:value-type="string" calcext:value-type="string">
            <text:p>Dashboard.vue:212 2019-07-23T14:16:01.954Z</text:p>
          </table:table-cell>
          <table:table-cell table:number-columns-repeated="5"/>
          <table:table-cell office:value-type="string" calcext:value-type="string">
            <text:p>Dashboard.vue:212 2019-07-23T14:11:26.640Z</text:p>
          </table:table-cell>
          <table:table-cell office:value-type="string" calcext:value-type="string">
            <text:p>Dashboard.vue:212 2019-07-23T14:12:02.278Z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shboard.vue:219 tumpukan yang belum diterima : 2</text:p>
          </table:table-cell>
          <table:table-cell office:value-type="string" calcext:value-type="string">
            <text:p>Dashboard.vue:219 tumpukan yang belum diterima : 3</text:p>
          </table:table-cell>
          <table:table-cell office:value-type="string" calcext:value-type="string">
            <text:p>Dashboard.vue:212 860</text:p>
          </table:table-cell>
          <table:table-cell table:number-columns-repeated="3"/>
          <table:table-cell office:value-type="string" calcext:value-type="string">
            <text:p>Dashboard.vue:212 597</text:p>
          </table:table-cell>
          <table:table-cell office:value-type="string" calcext:value-type="string">
            <text:p>Dashboard.vue:219 tumpukan yang belum diterima : 2</text:p>
          </table:table-cell>
          <table:table-cell office:value-type="string" calcext:value-type="string">
            <text:p>Dashboard.vue:219 tumpukan yang belum diterima : 3</text:p>
          </table:table-cell>
          <table:table-cell office:value-type="string" calcext:value-type="string">
            <text:p>Dashboard.vue:219 tumpukan yang belum diterima : 2</text:p>
          </table:table-cell>
          <table:table-cell table:number-columns-repeated="4"/>
          <table:table-cell table:number-columns-repeated="3" office:value-type="string" calcext:value-type="string">
            <text:p>Dashboard.vue:219 tumpukan yang belum diterima : 3</text:p>
          </table:table-cell>
          <table:table-cell table:number-columns-repeated="5"/>
          <table:table-cell table:number-columns-repeated="2" office:value-type="string" calcext:value-type="string">
            <text:p>Dashboard.vue:219 tumpukan yang belum diterima : 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shboard.vue:220 (2) ["2019-07-23T14:21:14.365Z", "2019-07-23T14:21:14.370Z"]</text:p>
          </table:table-cell>
          <table:table-cell office:value-type="string" calcext:value-type="string">
            <text:p>Dashboard.vue:220 (3) ["2019-07-23T14:21:50.381Z", "2019-07-23T14:21:50.388Z", "2019-07-23T14:21:50.390Z"]</text:p>
          </table:table-cell>
          <table:table-cell office:value-type="string" calcext:value-type="string">
            <text:p>Dashboard.vue:212 2019-07-23T14:22:25.565Z</text:p>
          </table:table-cell>
          <table:table-cell table:number-columns-repeated="3"/>
          <table:table-cell office:value-type="string" calcext:value-type="string">
            <text:p>Dashboard.vue:212 2019-07-23T14:30:58.039Z</text:p>
          </table:table-cell>
          <table:table-cell office:value-type="string" calcext:value-type="string">
            <text:p>Dashboard.vue:220 (2) ["2019-07-23T14:31:40.175Z", "2019-07-23T14:31:40.180Z"]</text:p>
          </table:table-cell>
          <table:table-cell office:value-type="string" calcext:value-type="string">
            <text:p>Dashboard.vue:220 (3) ["2019-07-23T14:32:17.626Z", "2019-07-23T14:32:17.629Z", "2019-07-23T14:32:17.631Z"]</text:p>
          </table:table-cell>
          <table:table-cell office:value-type="string" calcext:value-type="string">
            <text:p>Dashboard.vue:220 (2) ["2019-07-23T14:32:59.348Z", "2019-07-23T14:32:59.352Z"]</text:p>
          </table:table-cell>
          <table:table-cell table:number-columns-repeated="4"/>
          <table:table-cell office:value-type="string" calcext:value-type="string">
            <text:p>Dashboard.vue:220 (3) ["2019-07-23T14:14:23.846Z", "2019-07-23T14:14:23.875Z", "2019-07-23T14:14:23.880Z"]</text:p>
          </table:table-cell>
          <table:table-cell office:value-type="string" calcext:value-type="string">
            <text:p>Dashboard.vue:220 (3) ["2019-07-23T14:15:16.635Z", "2019-07-23T14:15:16.638Z", "2019-07-23T14:15:16.673Z"]</text:p>
          </table:table-cell>
          <table:table-cell office:value-type="string" calcext:value-type="string">
            <text:p>Dashboard.vue:220 (3) ["2019-07-23T14:16:01.959Z", "2019-07-23T14:16:02.007Z", "2019-07-23T14:16:02.022Z"]</text:p>
          </table:table-cell>
          <table:table-cell table:number-columns-repeated="5"/>
          <table:table-cell office:value-type="string" calcext:value-type="string">
            <text:p>Dashboard.vue:220 (3) ["2019-07-23T14:11:26.644Z", "2019-07-23T14:11:26.648Z", "2019-07-23T14:11:26.652Z"]</text:p>
          </table:table-cell>
          <table:table-cell office:value-type="string" calcext:value-type="string">
            <text:p>Dashboard.vue:220 (3) ["2019-07-23T14:12:02.282Z", "2019-07-23T14:12:02.285Z", "2019-07-23T14:12:02.290Z"]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shboard.vue:212 768</text:p>
          </table:table-cell>
          <table:table-cell office:value-type="string" calcext:value-type="string">
            <text:p>Dashboard.vue:212 994</text:p>
          </table:table-cell>
          <table:table-cell office:value-type="string" calcext:value-type="string">
            <text:p>Dashboard.vue:219 tumpukan yang belum diterima : 2</text:p>
          </table:table-cell>
          <table:table-cell table:number-columns-repeated="3"/>
          <table:table-cell office:value-type="string" calcext:value-type="string">
            <text:p>Dashboard.vue:219 tumpukan yang belum diterima : 2</text:p>
          </table:table-cell>
          <table:table-cell office:value-type="string" calcext:value-type="string">
            <text:p>Dashboard.vue:212 615</text:p>
          </table:table-cell>
          <table:table-cell office:value-type="string" calcext:value-type="string">
            <text:p>Dashboard.vue:212 925</text:p>
          </table:table-cell>
          <table:table-cell office:value-type="string" calcext:value-type="string">
            <text:p>Dashboard.vue:212 584</text:p>
          </table:table-cell>
          <table:table-cell table:number-columns-repeated="4"/>
          <table:table-cell office:value-type="string" calcext:value-type="string">
            <text:p>Dashboard.vue:212 1162</text:p>
          </table:table-cell>
          <table:table-cell office:value-type="string" calcext:value-type="string">
            <text:p>Dashboard.vue:212 1236</text:p>
          </table:table-cell>
          <table:table-cell office:value-type="string" calcext:value-type="string">
            <text:p>Dashboard.vue:212 1237</text:p>
          </table:table-cell>
          <table:table-cell table:number-columns-repeated="5"/>
          <table:table-cell office:value-type="string" calcext:value-type="string">
            <text:p>Dashboard.vue:212 775</text:p>
          </table:table-cell>
          <table:table-cell office:value-type="string" calcext:value-type="string">
            <text:p>Dashboard.vue:212 61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shboard.vue:212 2019-07-23T14:21:14.365Z</text:p>
          </table:table-cell>
          <table:table-cell office:value-type="string" calcext:value-type="string">
            <text:p>Dashboard.vue:212 2019-07-23T14:21:50.381Z</text:p>
          </table:table-cell>
          <table:table-cell office:value-type="string" calcext:value-type="string">
            <text:p>Dashboard.vue:220 (2) ["2019-07-23T14:22:25.570Z", "2019-07-23T14:22:25.572Z"]</text:p>
          </table:table-cell>
          <table:table-cell table:number-columns-repeated="3"/>
          <table:table-cell office:value-type="string" calcext:value-type="string">
            <text:p>Dashboard.vue:220 (2) ["2019-07-23T14:30:58.048Z", "2019-07-23T14:30:58.059Z"]</text:p>
          </table:table-cell>
          <table:table-cell office:value-type="string" calcext:value-type="string">
            <text:p>Dashboard.vue:212 2019-07-23T14:31:40.175Z</text:p>
          </table:table-cell>
          <table:table-cell office:value-type="string" calcext:value-type="string">
            <text:p>Dashboard.vue:212 2019-07-23T14:32:17.626Z</text:p>
          </table:table-cell>
          <table:table-cell office:value-type="string" calcext:value-type="string">
            <text:p>Dashboard.vue:212 2019-07-23T14:32:59.348Z</text:p>
          </table:table-cell>
          <table:table-cell table:number-columns-repeated="4"/>
          <table:table-cell office:value-type="string" calcext:value-type="string">
            <text:p>Dashboard.vue:212 2019-07-23T14:14:23.875Z</text:p>
          </table:table-cell>
          <table:table-cell office:value-type="string" calcext:value-type="string">
            <text:p>Dashboard.vue:212 2019-07-23T14:15:16.673Z</text:p>
          </table:table-cell>
          <table:table-cell office:value-type="string" calcext:value-type="string">
            <text:p>Dashboard.vue:212 2019-07-23T14:16:01.959Z</text:p>
          </table:table-cell>
          <table:table-cell table:number-columns-repeated="5"/>
          <table:table-cell office:value-type="string" calcext:value-type="string">
            <text:p>Dashboard.vue:212 2019-07-23T14:11:26.644Z</text:p>
          </table:table-cell>
          <table:table-cell office:value-type="string" calcext:value-type="string">
            <text:p>Dashboard.vue:212 2019-07-23T14:12:02.282Z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shboard.vue:219 tumpukan yang belum diterima : 1</text:p>
          </table:table-cell>
          <table:table-cell office:value-type="string" calcext:value-type="string">
            <text:p>Dashboard.vue:219 tumpukan yang belum diterima : 2</text:p>
          </table:table-cell>
          <table:table-cell office:value-type="string" calcext:value-type="string">
            <text:p>Dashboard.vue:212 895</text:p>
          </table:table-cell>
          <table:table-cell table:number-columns-repeated="3"/>
          <table:table-cell office:value-type="string" calcext:value-type="string">
            <text:p>Dashboard.vue:212 593</text:p>
          </table:table-cell>
          <table:table-cell office:value-type="string" calcext:value-type="string">
            <text:p>Dashboard.vue:219 tumpukan yang belum diterima : 1</text:p>
          </table:table-cell>
          <table:table-cell office:value-type="string" calcext:value-type="string">
            <text:p>Dashboard.vue:219 tumpukan yang belum diterima : 2</text:p>
          </table:table-cell>
          <table:table-cell office:value-type="string" calcext:value-type="string">
            <text:p>Dashboard.vue:219 tumpukan yang belum diterima : 1</text:p>
          </table:table-cell>
          <table:table-cell table:number-columns-repeated="4"/>
          <table:table-cell table:number-columns-repeated="3" office:value-type="string" calcext:value-type="string">
            <text:p>Dashboard.vue:219 tumpukan yang belum diterima : 2</text:p>
          </table:table-cell>
          <table:table-cell table:number-columns-repeated="5"/>
          <table:table-cell table:number-columns-repeated="2" office:value-type="string" calcext:value-type="string">
            <text:p>Dashboard.vue:219 tumpukan yang belum diterima : 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shboard.vue:220 ["2019-07-23T14:21:14.370Z"]</text:p>
          </table:table-cell>
          <table:table-cell office:value-type="string" calcext:value-type="string">
            <text:p>Dashboard.vue:220 (2) ["2019-07-23T14:21:50.388Z", "2019-07-23T14:21:50.390Z"]</text:p>
          </table:table-cell>
          <table:table-cell office:value-type="string" calcext:value-type="string">
            <text:p>Dashboard.vue:212 2019-07-23T14:22:25.570Z</text:p>
          </table:table-cell>
          <table:table-cell table:number-columns-repeated="3"/>
          <table:table-cell office:value-type="string" calcext:value-type="string">
            <text:p>Dashboard.vue:212 2019-07-23T14:30:58.048Z</text:p>
          </table:table-cell>
          <table:table-cell office:value-type="string" calcext:value-type="string">
            <text:p>Dashboard.vue:220 ["2019-07-23T14:31:40.180Z"]</text:p>
          </table:table-cell>
          <table:table-cell office:value-type="string" calcext:value-type="string">
            <text:p>Dashboard.vue:220 (2) ["2019-07-23T14:32:17.629Z", "2019-07-23T14:32:17.631Z"]</text:p>
          </table:table-cell>
          <table:table-cell office:value-type="string" calcext:value-type="string">
            <text:p>Dashboard.vue:220 ["2019-07-23T14:32:59.352Z"]</text:p>
          </table:table-cell>
          <table:table-cell table:number-columns-repeated="4"/>
          <table:table-cell office:value-type="string" calcext:value-type="string">
            <text:p>Dashboard.vue:220 (2) ["2019-07-23T14:14:23.846Z", "2019-07-23T14:14:23.880Z"]</text:p>
          </table:table-cell>
          <table:table-cell office:value-type="string" calcext:value-type="string">
            <text:p>Dashboard.vue:220 (2) ["2019-07-23T14:15:16.635Z", "2019-07-23T14:15:16.638Z"]</text:p>
          </table:table-cell>
          <table:table-cell office:value-type="string" calcext:value-type="string">
            <text:p>Dashboard.vue:220 (2) ["2019-07-23T14:16:02.007Z", "2019-07-23T14:16:02.022Z"]</text:p>
          </table:table-cell>
          <table:table-cell table:number-columns-repeated="5"/>
          <table:table-cell office:value-type="string" calcext:value-type="string">
            <text:p>Dashboard.vue:220 (2) ["2019-07-23T14:11:26.648Z", "2019-07-23T14:11:26.652Z"]</text:p>
          </table:table-cell>
          <table:table-cell office:value-type="string" calcext:value-type="string">
            <text:p>Dashboard.vue:220 (2) ["2019-07-23T14:12:02.285Z", "2019-07-23T14:12:02.290Z"]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shboard.vue:212 782</text:p>
          </table:table-cell>
          <table:table-cell office:value-type="string" calcext:value-type="string">
            <text:p>Dashboard.vue:212 992</text:p>
          </table:table-cell>
          <table:table-cell office:value-type="string" calcext:value-type="string">
            <text:p>Dashboard.vue:219 tumpukan yang belum diterima : 1</text:p>
          </table:table-cell>
          <table:table-cell table:number-columns-repeated="3"/>
          <table:table-cell office:value-type="string" calcext:value-type="string">
            <text:p>Dashboard.vue:219 tumpukan yang belum diterima : 1</text:p>
          </table:table-cell>
          <table:table-cell office:value-type="string" calcext:value-type="string">
            <text:p>Dashboard.vue:212 614</text:p>
          </table:table-cell>
          <table:table-cell office:value-type="string" calcext:value-type="string">
            <text:p>Dashboard.vue:212 926</text:p>
          </table:table-cell>
          <table:table-cell office:value-type="string" calcext:value-type="string">
            <text:p>Dashboard.vue:212 590</text:p>
          </table:table-cell>
          <table:table-cell table:number-columns-repeated="4"/>
          <table:table-cell office:value-type="string" calcext:value-type="string">
            <text:p>Dashboard.vue:212 1167</text:p>
          </table:table-cell>
          <table:table-cell office:value-type="string" calcext:value-type="string">
            <text:p>Dashboard.vue:212 1302</text:p>
          </table:table-cell>
          <table:table-cell office:value-type="string" calcext:value-type="string">
            <text:p>Dashboard.vue:212 1221</text:p>
          </table:table-cell>
          <table:table-cell table:number-columns-repeated="5"/>
          <table:table-cell office:value-type="string" calcext:value-type="string">
            <text:p>Dashboard.vue:212 778</text:p>
          </table:table-cell>
          <table:table-cell office:value-type="string" calcext:value-type="string">
            <text:p>Dashboard.vue:212 62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shboard.vue:212 2019-07-23T14:21:14.370Z</text:p>
          </table:table-cell>
          <table:table-cell office:value-type="string" calcext:value-type="string">
            <text:p>Dashboard.vue:212 2019-07-23T14:21:50.388Z</text:p>
          </table:table-cell>
          <table:table-cell office:value-type="string" calcext:value-type="string">
            <text:p>Dashboard.vue:220 ["2019-07-23T14:22:25.572Z"]</text:p>
          </table:table-cell>
          <table:table-cell table:number-columns-repeated="3"/>
          <table:table-cell office:value-type="string" calcext:value-type="string">
            <text:p>Dashboard.vue:220 ["2019-07-23T14:30:58.059Z"]</text:p>
          </table:table-cell>
          <table:table-cell office:value-type="string" calcext:value-type="string">
            <text:p>Dashboard.vue:212 2019-07-23T14:31:40.180Z</text:p>
          </table:table-cell>
          <table:table-cell office:value-type="string" calcext:value-type="string">
            <text:p>Dashboard.vue:212 2019-07-23T14:32:17.629Z</text:p>
          </table:table-cell>
          <table:table-cell office:value-type="string" calcext:value-type="string">
            <text:p>Dashboard.vue:212 2019-07-23T14:32:59.352Z</text:p>
          </table:table-cell>
          <table:table-cell table:number-columns-repeated="4"/>
          <table:table-cell office:value-type="string" calcext:value-type="string">
            <text:p>Dashboard.vue:212 2019-07-23T14:14:23.880Z</text:p>
          </table:table-cell>
          <table:table-cell office:value-type="string" calcext:value-type="string">
            <text:p>Dashboard.vue:212 2019-07-23T14:15:16.635Z</text:p>
          </table:table-cell>
          <table:table-cell office:value-type="string" calcext:value-type="string">
            <text:p>Dashboard.vue:212 2019-07-23T14:16:02.007Z</text:p>
          </table:table-cell>
          <table:table-cell table:number-columns-repeated="5"/>
          <table:table-cell office:value-type="string" calcext:value-type="string">
            <text:p>Dashboard.vue:212 2019-07-23T14:11:26.648Z</text:p>
          </table:table-cell>
          <table:table-cell office:value-type="string" calcext:value-type="string">
            <text:p>Dashboard.vue:212 2019-07-23T14:12:02.285Z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shboard.vue:219 tumpukan yang belum diterima : 0</text:p>
          </table:table-cell>
          <table:table-cell office:value-type="string" calcext:value-type="string">
            <text:p>Dashboard.vue:219 tumpukan yang belum diterima : 1</text:p>
          </table:table-cell>
          <table:table-cell office:value-type="string" calcext:value-type="string">
            <text:p>Dashboard.vue:212 898</text:p>
          </table:table-cell>
          <table:table-cell table:number-columns-repeated="3"/>
          <table:table-cell office:value-type="string" calcext:value-type="string">
            <text:p>Dashboard.vue:212 587</text:p>
          </table:table-cell>
          <table:table-cell office:value-type="string" calcext:value-type="string">
            <text:p>Dashboard.vue:219 tumpukan yang belum diterima : 0</text:p>
          </table:table-cell>
          <table:table-cell office:value-type="string" calcext:value-type="string">
            <text:p>Dashboard.vue:219 tumpukan yang belum diterima : 1</text:p>
          </table:table-cell>
          <table:table-cell office:value-type="string" calcext:value-type="string">
            <text:p>Dashboard.vue:219 tumpukan yang belum diterima : 0</text:p>
          </table:table-cell>
          <table:table-cell table:number-columns-repeated="4"/>
          <table:table-cell table:number-columns-repeated="3" office:value-type="string" calcext:value-type="string">
            <text:p>Dashboard.vue:219 tumpukan yang belum diterima : 1</text:p>
          </table:table-cell>
          <table:table-cell table:number-columns-repeated="5"/>
          <table:table-cell table:number-columns-repeated="2" office:value-type="string" calcext:value-type="string">
            <text:p>Dashboard.vue:219 tumpukan yang belum diterima : 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shboard.vue:220 []</text:p>
          </table:table-cell>
          <table:table-cell office:value-type="string" calcext:value-type="string">
            <text:p>Dashboard.vue:220 ["2019-07-23T14:21:50.390Z"]</text:p>
          </table:table-cell>
          <table:table-cell office:value-type="string" calcext:value-type="string">
            <text:p>Dashboard.vue:212 2019-07-23T14:22:25.572Z</text:p>
          </table:table-cell>
          <table:table-cell table:number-columns-repeated="3"/>
          <table:table-cell office:value-type="string" calcext:value-type="string">
            <text:p>Dashboard.vue:212 2019-07-23T14:30:58.059Z</text:p>
          </table:table-cell>
          <table:table-cell office:value-type="string" calcext:value-type="string">
            <text:p>Dashboard.vue:220 []</text:p>
          </table:table-cell>
          <table:table-cell office:value-type="string" calcext:value-type="string">
            <text:p>Dashboard.vue:220 ["2019-07-23T14:32:17.631Z"]</text:p>
          </table:table-cell>
          <table:table-cell office:value-type="string" calcext:value-type="string">
            <text:p>Dashboard.vue:220 []</text:p>
          </table:table-cell>
          <table:table-cell table:number-columns-repeated="4"/>
          <table:table-cell office:value-type="string" calcext:value-type="string">
            <text:p>Dashboard.vue:220 ["2019-07-23T14:14:23.846Z"]</text:p>
          </table:table-cell>
          <table:table-cell office:value-type="string" calcext:value-type="string">
            <text:p>Dashboard.vue:220 ["2019-07-23T14:15:16.638Z"]</text:p>
          </table:table-cell>
          <table:table-cell office:value-type="string" calcext:value-type="string">
            <text:p>Dashboard.vue:220 ["2019-07-23T14:16:02.022Z"]</text:p>
          </table:table-cell>
          <table:table-cell table:number-columns-repeated="5"/>
          <table:table-cell office:value-type="string" calcext:value-type="string">
            <text:p>Dashboard.vue:220 ["2019-07-23T14:11:26.652Z"]</text:p>
          </table:table-cell>
          <table:table-cell office:value-type="string" calcext:value-type="string">
            <text:p>Dashboard.vue:220 ["2019-07-23T14:12:02.290Z"]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ashboard.vue:212 996</text:p>
          </table:table-cell>
          <table:table-cell office:value-type="string" calcext:value-type="string">
            <text:p>Dashboard.vue:219 tumpukan yang belum diterima : 0</text:p>
          </table:table-cell>
          <table:table-cell table:number-columns-repeated="3"/>
          <table:table-cell office:value-type="string" calcext:value-type="string">
            <text:p>Dashboard.vue:219 tumpukan yang belum diterima : 0</text:p>
          </table:table-cell>
          <table:table-cell/>
          <table:table-cell office:value-type="string" calcext:value-type="string">
            <text:p>Dashboard.vue:212 930</text:p>
          </table:table-cell>
          <table:table-cell table:number-columns-repeated="5"/>
          <table:table-cell office:value-type="string" calcext:value-type="string">
            <text:p>Dashboard.vue:212 1267</text:p>
          </table:table-cell>
          <table:table-cell office:value-type="string" calcext:value-type="string">
            <text:p>Dashboard.vue:212 1329</text:p>
          </table:table-cell>
          <table:table-cell office:value-type="string" calcext:value-type="string">
            <text:p>Dashboard.vue:212 1227</text:p>
          </table:table-cell>
          <table:table-cell table:number-columns-repeated="5"/>
          <table:table-cell office:value-type="string" calcext:value-type="string">
            <text:p>Dashboard.vue:212 778</text:p>
          </table:table-cell>
          <table:table-cell office:value-type="string" calcext:value-type="string">
            <text:p>Dashboard.vue:212 62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ashboard.vue:212 2019-07-23T14:21:50.390Z</text:p>
          </table:table-cell>
          <table:table-cell office:value-type="string" calcext:value-type="string">
            <text:p>Dashboard.vue:220 []</text:p>
          </table:table-cell>
          <table:table-cell table:number-columns-repeated="3"/>
          <table:table-cell office:value-type="string" calcext:value-type="string">
            <text:p>Dashboard.vue:220 []</text:p>
          </table:table-cell>
          <table:table-cell/>
          <table:table-cell office:value-type="string" calcext:value-type="string">
            <text:p>Dashboard.vue:212 2019-07-23T14:32:17.631Z</text:p>
          </table:table-cell>
          <table:table-cell table:number-columns-repeated="5"/>
          <table:table-cell office:value-type="string" calcext:value-type="string">
            <text:p>Dashboard.vue:212 2019-07-23T14:14:23.846Z</text:p>
          </table:table-cell>
          <table:table-cell office:value-type="string" calcext:value-type="string">
            <text:p>Dashboard.vue:212 2019-07-23T14:15:16.638Z</text:p>
          </table:table-cell>
          <table:table-cell office:value-type="string" calcext:value-type="string">
            <text:p>Dashboard.vue:212 2019-07-23T14:16:02.022Z</text:p>
          </table:table-cell>
          <table:table-cell table:number-columns-repeated="5"/>
          <table:table-cell office:value-type="string" calcext:value-type="string">
            <text:p>Dashboard.vue:212 2019-07-23T14:11:26.652Z</text:p>
          </table:table-cell>
          <table:table-cell office:value-type="string" calcext:value-type="string">
            <text:p>Dashboard.vue:212 2019-07-23T14:12:02.290Z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ashboard.vue:219 tumpukan yang belum diterima : 0</text:p>
          </table:table-cell>
          <table:table-cell table:number-columns-repeated="6"/>
          <table:table-cell office:value-type="string" calcext:value-type="string">
            <text:p>Dashboard.vue:219 tumpukan yang belum diterima : 0</text:p>
          </table:table-cell>
          <table:table-cell table:number-columns-repeated="5"/>
          <table:table-cell table:number-columns-repeated="3" office:value-type="string" calcext:value-type="string">
            <text:p>Dashboard.vue:219 tumpukan yang belum diterima : 0</text:p>
          </table:table-cell>
          <table:table-cell table:number-columns-repeated="5"/>
          <table:table-cell table:number-columns-repeated="2" office:value-type="string" calcext:value-type="string">
            <text:p>Dashboard.vue:219 tumpukan yang belum diterima : 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ashboard.vue:220 []</text:p>
          </table:table-cell>
          <table:table-cell table:number-columns-repeated="6"/>
          <table:table-cell office:value-type="string" calcext:value-type="string">
            <text:p>Dashboard.vue:220 []</text:p>
          </table:table-cell>
          <table:table-cell table:number-columns-repeated="5"/>
          <table:table-cell table:number-columns-repeated="3" office:value-type="string" calcext:value-type="string">
            <text:p>Dashboard.vue:220 []</text:p>
          </table:table-cell>
          <table:table-cell table:number-columns-repeated="5"/>
          <table:table-cell table:number-columns-repeated="2" office:value-type="string" calcext:value-type="string">
            <text:p>Dashboard.vue:220 [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3">00/00/0000</text:date>, <text:time style:data-style-name="N2" text:time-value="19:17:11.5046439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18:06:34.611979619</meta:creation-date>
    <dc:date>2019-07-23T21:35:02.125124417</dc:date>
    <meta:editing-duration>P1DT17H12M20S</meta:editing-duration>
    <meta:editing-cycles>73</meta:editing-cycles>
    <meta:generator>LibreOffice/5.1.6.2$Linux_X86_64 LibreOffice_project/10m0$Build-2</meta:generator>
    <meta:document-statistic meta:table-count="3" meta:cell-count="13086" meta:object-count="0"/>
  </office:meta>
</office:document-meta>
</file>